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text-underline-style="none"/>
    </style:style>
    <style:style style:name="P2" style:family="paragraph" style:parent-style-name="Standard">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Dedicated to my beloved sister Lila, whose encouragement has inspired me</text:p>
      <text:p text:style-name="Standard">to write about the gods.</text:p>
      <text:p text:style-name="Standard">Aum Ganeshaya Namaha!</text:p>
      <text:p text:style-name="Standard">I bow to Lord Ganesha.</text:p>
      <text:p text:style-name="Standard">May he remove all obstacles and</text:p>
      <text:p text:style-name="Standard">grant the highest spiritual perfection</text:p>
      <text:p text:style-name="Standard">Aum Sri Krishnaya Parabrahmane Namaha!</text:p>
      <text:p text:style-name="Standard">Aum Sri Tulasidhamabhushanaya Namaha!</text:p>
      <text:p text:style-name="Standard">Adorations unto thee,</text:p>
      <text:p text:style-name="Standard">O Vanamali!</text:p>
      <text:p text:style-name="Standard">At thy lotus feet is offered,</text:p>
      <text:p text:style-name="Standard">This immortal garland of</text:p>
      <text:p text:style-name="Standard">Unfading blossoms,</text:p>
      <text:p text:style-name="Standard">Depicting Thy divine lilas!</text:p>
      <text:p text:style-name="Standard">Aum Sri Krishna Dwaipayanaya Namaha!</text:p>
      <text:p text:style-name="Standard">Namosthuthe Vyasa vishala buddhe,</text:p>
      <text:p text:style-name="Standard">Phullaravindayatapatra netra,</text:p>
      <text:p text:style-name="Standard">Yena twaya Bharatha taila poorna,</text:p>
      <text:p text:style-name="Standard">Prajvalitho jnanamaya pradeepa</text:p>
      <text:p text:style-name="Standard">Salutations unto thee O Vyasa! Of keen intellect, whose eyes are like the</text:p>
      <text:p text:style-name="Standard">petals of a full-blown lotus, by whom was lit the lamp of wisdom filled</text:p>
      <text:p text:style-name="Standard">with the oil of the Mahabharata.</text:p>
      <text:p text:style-name="Standard">Humble prostrations to Sri Krishna Dwaipayana Vyasa from whose</text:p>
      <text:p text:style-name="Standard">nectarous writings in the Srimad Bhagavata Purana and the Mahabharata</text:p>
      <text:p text:style-name="Standard">the salient features of the lilas of the Lord Krishna have been gathered.</text:p>
      <text:p text:style-name="Standard">Aum Sri Shukabrahmarishe Namaha!</text:p>
      <text:p text:style-name="Standard">Yam pravrajanthainanupethamapethakrityam,</text:p>
      <text:p text:style-name="Standard">Dwaipayano virahakathara ajuhava,</text:p>
      <text:p text:style-name="Standard">Putrethi tanmayathaya taravobhinedu,</text:p>
      <text:p text:style-name="Standard">Stavam sarvabhuthahridayam munimanathosmi.</text:p>
      <text:p text:style-name="Standard">Salutations to Sri Shuka, who wandered forth all alone, renouncing home</text:p>
      <text:p text:style-name="Standard">and relations, from the time of his birth. He was fully enlightened, and he</text:p>
      <text:p text:style-name="Standard">answered the heartrending calls of his father, Vyasa, who had followed</text:p>
      <text:p text:style-name="Standard">him, through the mouths of the trees. Due to his realization of the Vedantic</text:p>
      <text:p text:style-name="Standard">truth of nonduality, he was one with the soul of all things!</text:p>
      <text:p text:style-name="Standard">Grateful prostrations unto thee O son of Vyasa, Sri Shuka Brahmarishi, the</text:p>
      <text:p text:style-name="Standard">eternally enlightened boy sage, from whose immortal words as narrated in</text:p>
      <text:p text:style-name="Standard">the Srimad Bhagavatam the stories of the early life of the Lord’s lilas have</text:p>
      <text:p text:style-name="Standard">been gained.</text:p>
      <text:p text:style-name="Standard">Aum Nirvanaya Namaha!</text:p>
      <text:p text:style-name="Standard">Prostrations to all the sages and saints through whose grace this humble</text:p>
      <text:p text:style-name="Standard">suta has been emboldened to undertake the stupendous task of narrating</text:p>
      <text:p text:style-name="Standard">the lilas of the greatest incarnation—the Poorna Avatar!</text:p>
      <text:p text:style-name="Standard">Aum Gopathaye Namaha!</text:p>
      <text:p text:style-name="Standard">Prostrations unto thee O Mother, Bharathavarsha! The Holy Land,</text:p>
      <text:p text:style-name="Standard">birthplace of countless sages, in whose immaculate womb the Lord was</text:p>
      <text:p text:style-name="Standard">born and on whose bosom he acted his cosmic drama, and on whose earth</text:p>
      <text:p text:style-name="Standard">the footprints of his lotus feet are still imprinted!</text:p>
      <text:p text:style-name="Standard">Aum Vande Mataram!</text:p>
      <text:p text:style-name="Standard">Vanamali, Gadi, Sarngi,</text:p>
      <text:p text:style-name="Standard"><text:soft-page-break/>Shanki, Chakri cha Nandaki,</text:p>
      <text:p text:style-name="Standard">Sriman Narayano Vishnu,</text:p>
      <text:p text:style-name="Standard">Vaasudevobhi rakshathu!</text:p>
      <text:p text:style-name="Standard">May Lord Narayana or Vishnu who took on the auspicious form of</text:p>
      <text:p text:style-name="Standard">Vaasudeva, adorned with the garland of wildflowers, grant me protection</text:p>
      <text:p text:style-name="Standard">from all sides with his divine accoutrements like the mace, the conch, the</text:p>
      <text:p text:style-name="Standard">discus, the bow Sarnga, and the sword Nandaka.</text:p>
      <text:p text:style-name="Standard">Hari Aum Tat Sat</text:p>
      <text:p text:style-name="Standard">Aum Sri Gurave Namaha!</text:p>
      <text:p text:style-name="Standard">Benediction</text:p>
      <text:p text:style-name="Standard">His holiness, Jagadguru, Sri Jayendra Saraswathi Sri Pada, the sixty-ninth</text:p>
      <text:p text:style-name="Standard">and reigning Shankaracharya of Sri Kanchi Kamakoti Peetham.</text:p>
      <text:p text:style-name="Standard">I offer my humble prostrations at the lotus feet of my beloved Gurudeva</text:p>
      <text:p text:style-name="Standard">who has blessed me in all ways.</text:p>
      <text:p text:style-name="Standard">I bow to that guru who is Brahma, Vishnu, Maheswara, as well as the</text:p>
      <text:p text:style-name="Standard">Supreme Transcendental Brahman.</text:p>
      <text:p text:style-name="Standard">I bow to that guru who has removed the blindness of ignorance by</text:p>
      <text:p text:style-name="Standard">applying the collyrium of wisdom!</text:p>
      <text:p text:style-name="Standard">The focus of meditation is the form of the guru. The objects of worship are</text:p>
      <text:p text:style-name="Standard">the feet of the guru. The mantra is the holy word given by the guru. And</text:p>
      <text:p text:style-name="Standard">liberation is due to the grace of the guru alone.</text:p>
      <text:p text:style-name="Standard">I meditate on the form of my most illumined guru Sri Jayendra</text:p>
      <text:p text:style-name="Standard">Saraswathi, the glorious successor in the line of the brilliant Sri</text:p>
      <text:p text:style-name="Standard">Shankaracharya, who was the cause for removing the ignorance of the</text:p>
      <text:p text:style-name="Standard">world.</text:p>
      <text:p text:style-name="Standard">Hari Aum Tat Sat</text:p>
      <text:p text:style-name="Standard">Contents</text:p>
      <text:p text:style-name="Standard">Title Page</text:p>
      <text:p text:style-name="Standard">Dedication</text:p>
      <text:p text:style-name="Standard">Foreword by Swami Krishnananda</text:p>
      <text:p text:style-name="Standard">Preface: The Historical Krishna</text:p>
      <text:p text:style-name="Standard">Introduction: Krishna the Supreme Incarnation</text:p>
      <text:p text:style-name="Standard">Part 1: Bala-Lila—The Play of the Child</text:p>
      <text:p text:style-name="Standard">Chapter 1: The Advent</text:p>
      <text:p text:style-name="Standard">Chapter 2: The Birth of the Unborn</text:p>
      <text:p text:style-name="Standard">Chapter 3: The Divine Infant</text:p>
      <text:p text:style-name="Standard">Chapter 4: The Butter Thief</text:p>
      <text:p text:style-name="Standard">Chapter 5: Bondage of the Boundless</text:p>
      <text:p text:style-name="Standard">Chapter 6: Brahma Bemused</text:p>
      <text:p text:style-name="Standard">Chapter 7: The Enchanting Flute</text:p>
      <text:p text:style-name="Standard">Chapter 8: Krishna Lifts the Mountain</text:p>
      <text:p text:style-name="Standard">Chapter 9: The Divine Lover</text:p>
      <text:p text:style-name="Standard">Chapter 10: The Lord of Vraja</text:p>
      <text:p text:style-name="Standard">Part 2: Raja-Lila—The Royal Game</text:p>
      <text:p text:style-name="Standard">Chapter 11: The Prophecy Fulfilled</text:p>
      <text:p text:style-name="Standard">Chapter 12: Uddhava at Gokula</text:p>
      <text:p text:style-name="Standard">Chapter 13: Lord of Dwaraka</text:p>
      <text:p text:style-name="Standard">Chapter 14: Abduction of Rukmini</text:p>
      <text:p text:style-name="Standard">Chapter 15: The Cursed Gem</text:p>
      <text:p text:style-name="Standard">Chapter 16: The Pandavas</text:p>
      <text:p text:style-name="Standard">Chapter 17: The Divine Husband</text:p>
      <text:p text:style-name="Standard">Chapter 18: The Sons of Krishna</text:p>
      <text:p text:style-name="Standard"><text:soft-page-break/>Chapter 19: The Divine Ruler</text:p>
      <text:p text:style-name="Standard">Chapter 20: The Rajasuya Sacrifice</text:p>
      <text:p text:style-name="Standard">Part 3: Uttama-Lila—The Game Supreme</text:p>
      <text:p text:style-name="Standard">Chapter 21: The Gambling Match</text:p>
      <text:p text:style-name="Standard">Chapter 22: The Exile</text:p>
      <text:p text:style-name="Standard">Chapter 23: The Lord as Ambassador</text:p>
      <text:p text:style-name="Standard">Chapter 24: Declaration of War</text:p>
      <text:p text:style-name="Standard">Chapter 25: Srimad Bhagavad Gita</text:p>
      <text:p text:style-name="Standard">Chapter 26: The Mahabharata War</text:p>
      <text:p text:style-name="Standard">Chapter 27: The End of the War</text:p>
      <text:p text:style-name="Standard">Chapter 28: The Advice of Bhishma</text:p>
      <text:p text:style-name="Standard">Chapter 29: The Story of Sudama</text:p>
      <text:p text:style-name="Standard">Chapter 30: Dharma Rules Supreme</text:p>
      <text:p text:style-name="Standard">Chapter 31: The Curse of the Sages</text:p>
      <text:p text:style-name="Standard">Chapter 32: Advice to Uddhava</text:p>
      <text:p text:style-name="Standard">Chapter 33: The Death of the Deathless</text:p>
      <text:p text:style-name="Standard">Epilogue: Lila—The Cosmic Play</text:p>
      <text:p text:style-name="Standard">Appendix One. Alphabetical List of Mantras</text:p>
      <text:p text:style-name="Standard">Appendix Two. List of Characters</text:p>
      <text:p text:style-name="Standard">Glossary of Sanskrit Terms</text:p>
      <text:p text:style-name="Standard">About the Author</text:p>
      <text:p text:style-name="Standard">About Inner Traditions • Bear &amp; Company</text:p>
      <text:p text:style-name="Standard">Books of Related Interest</text:p>
      <text:p text:style-name="Standard">Copyright &amp; Permissions</text:p>
      <text:p text:style-name="Standard">Aum Sri Anandaya Namaha!</text:p>
      <text:p text:style-name="Standard">Foreword</text:p>
      <text:p text:style-name="Standard">It pleases me immensely to know that Devi Vanamali, the author of this</text:p>
      <text:p text:style-name="Standard">admirable book on the life of Bhagavan (Lord) Sri Krishna, wants me to</text:p>
      <text:p text:style-name="Standard">write a few words by way of an introductory appreciation and suggestion. I</text:p>
      <text:p text:style-name="Standard">have gone through this book carefully, and my first impression after</text:p>
      <text:p text:style-name="Standard">reading it was that this is the first attempt perhaps ever made by a scholardevotee</text:p>
      <text:p text:style-name="Standard">to present in one compact volume the multifaceted and majestic</text:p>
      <text:p text:style-name="Standard">life of the Great Incarnation. What charmed me especially was the</text:p>
      <text:p text:style-name="Standard">perspicacious and deeply touching style and expression in which the whole</text:p>
      <text:p text:style-name="Standard">story is told so beautifully and so comprehensively.</text:p>
      <text:p text:style-name="Standard">Usually devotees of Lord Sri Krishna confine their attention to the</text:p>
      <text:p text:style-name="Standard">childhood and boyhood days of Krishna in Gokula, Vrindavana, and</text:p>
      <text:p text:style-name="Standard">Mathura, and even if these accounts are a little more extended, the</text:p>
      <text:p text:style-name="Standard">writings generally add only the events in Dwaraka, of Sri Krishna’s regime</text:p>
      <text:p text:style-name="Standard">and his social greatness as delineated in the Srimad Bhagavata</text:p>
      <text:p text:style-name="Standard">Mahapurana.</text:p>
      <text:p text:style-name="Standard">Very few pay sufficient attention to the wonderful deeds of the towering</text:p>
      <text:p text:style-name="Standard">Krishna of the Mahabharata, without which facet his great life story would</text:p>
      <text:p text:style-name="Standard">remain incomplete. It is delightful to observe that Mata Devi Vanamali has</text:p>
      <text:p text:style-name="Standard">not omitted any salient feature and has managed to press into her book the</text:p>
      <text:p text:style-name="Standard">essentials of the story as we have it in both the Srimad Bhagavatam and</text:p>
      <text:p text:style-name="Standard">the Mahabharata.</text:p>
      <text:p text:style-name="Standard">The divine play of the child in Vrindavana, the serious posture of a</text:p>
      <text:p text:style-name="Standard">mature potentate in Dwaraka, and the transcendent power exhibited in the</text:p>
      <text:p text:style-name="Standard">Mahabharata constitute the three sections in the book of Sri Krishna’s life.</text:p>
      <text:p text:style-name="Standard">The author of this book is not merely a devotee in the ordinary sense of the</text:p>
      <text:p text:style-name="Standard">term, but one who has endeavored to saturate her very life with Krishna</text:p>
      <text:p text:style-name="Standard"><text:soft-page-break/>bhakti, due to which specialty in her the work glows with a fervor of spirit</text:p>
      <text:p text:style-name="Standard">and a radiance of clarity in presentation. A book written by a seeker who</text:p>
      <text:p text:style-name="Standard">veritably lives in the presence of the Lord will no doubt exert a magnetic</text:p>
      <text:p text:style-name="Standard">influence on every reader of this divine saga, this chronicle of God come</text:p>
      <text:p text:style-name="Standard">fully in visible form.</text:p>
      <text:p text:style-name="Standard">A reading of the life of Sri Krishna will not only be a rewarding treat, as</text:p>
      <text:p text:style-name="Standard">an enchanting vision of the deeds of the Divine Superman, but also charge</text:p>
      <text:p text:style-name="Standard">the reader’s personality with an energy and vigor not to be had on this</text:p>
      <text:p text:style-name="Standard">Earth.</text:p>
      <text:p text:style-name="Standard">May works of this kind see the light of day in more and more numbers,</text:p>
      <text:p text:style-name="Standard">for the blessing of all humankind.</text:p>
      <text:p text:style-name="Standard">SWAMI KRISHNANANDA</text:p>
      <text:p text:style-name="Standard">GENERAL SECRETARY</text:p>
      <text:p text:style-name="Standard">DIVINE LIFE SOCIETY</text:p>
      <text:p text:style-name="Standard">RISHIKESH, INDIA</text:p>
      <text:p text:style-name="Standard">Hari Aum Tat Sat</text:p>
      <text:p text:style-name="Standard">PREFACE</text:p>
      <text:p text:style-name="Standard">The Historical Krishna</text:p>
      <text:p text:style-name="Standard">The sea, which had been beating against the shores, suddenly</text:p>
      <text:p text:style-name="Standard">broke the boundary that was imposed on it by nature. The sea</text:p>
      <text:p text:style-name="Standard">rushed into the city. It coursed through the streets of the beautiful</text:p>
      <text:p text:style-name="Standard">city. The sea covered up everything in the city. Arjuna saw the</text:p>
      <text:p text:style-name="Standard">beautiful buildings becoming submerged one by one. He took a last</text:p>
      <text:p text:style-name="Standard">look at the mansion of Krishna. In a matter of a few moments it</text:p>
      <text:p text:style-name="Standard">was all over. The sea had now become as placid as a lake. There</text:p>
      <text:p text:style-name="Standard">was no trace of the beautiful city, which had been the favorite</text:p>
      <text:p text:style-name="Standard">haunt of all the Pandavas. Dwaraka was just a name; just a</text:p>
      <text:p text:style-name="Standard">memory.</text:p>
      <text:p text:style-name="Standard">“MAUSALA PARVA,” MAHABHARATA</text:p>
      <text:p text:style-name="Standard">Hinduism is not a historical religion. If somebody were to prove</text:p>
      <text:p text:style-name="Standard">conclusively that Krishna, Rama, and the various gods of the Hindu</text:p>
      <text:p text:style-name="Standard">pantheon never existed, most Hindus would not mind in the least, and the</text:p>
      <text:p text:style-name="Standard">religion would continue to flourish as it has done for so many centuries.</text:p>
      <text:p text:style-name="Standard">However, to the devotees of Krishna, he is as real as any of their friends or</text:p>
      <text:p text:style-name="Standard">relatives or children, depending on how they regard him—as friend,</text:p>
      <text:p text:style-name="Standard">relation, child, or lover. This being so, most Indians have not bothered to</text:p>
      <text:p text:style-name="Standard">verify his existence. This may seem strange since there have been</text:p>
      <text:p text:style-name="Standard">countless devotees of his who have heard the haunting melody of his flute</text:p>
      <text:p text:style-name="Standard">calling to them across the centuries and even seen glimpses of his</text:p>
      <text:p text:style-name="Standard">tantalizing form. But there is a failing in the Indian mentality, which</text:p>
      <text:p text:style-name="Standard">considers historicity to be of least importance. What is more important to</text:p>
      <text:p text:style-name="Standard">us is the impact that such a being has had on us. Krishna has shaped the</text:p>
      <text:p text:style-name="Standard">trend of our culture, our art, music, and sculpture over the centuries, and</text:p>
      <text:p text:style-name="Standard">this is enough for us. The very fact that the stories of Krishna have stood</text:p>
      <text:p text:style-name="Standard">the challenge of centuries should have proved to us that such a personality</text:p>
      <text:p text:style-name="Standard">did indeed exist in solid flesh and blood at the time given in our scriptures.</text:p>
      <text:p text:style-name="Standard">The modern mind has a scientific bent, and our generation should have</text:p>
      <text:p text:style-name="Standard">tried to pull aside the veil of the centuries and found out the truth about</text:p>
      <text:p text:style-name="Standard">our favorite god.</text:p>
      <text:p text:style-name="Standard">But unfortunately, the modern educated youth of our country have been</text:p>
      <text:p text:style-name="Standard">fed a pack of lies through our history books, which were written by</text:p>
      <text:p text:style-name="Standard">Western orientalists with vested interests. Our youth have been</text:p>
      <text:p text:style-name="Standard"><text:soft-page-break/>brainwashed into believing that our scriptures are all filled with</text:p>
      <text:p text:style-name="Standard">absurdities and at best can only be typed as myth or fantasy. However, the</text:p>
      <text:p text:style-name="Standard">fact is that our Puranas are true records of our glorious past. When the</text:p>
      <text:p text:style-name="Standard">English first came to India, they were shocked to find that, if the dates</text:p>
      <text:p text:style-name="Standard">given in our Puranas were true, Indian civilization predated theirs by</text:p>
      <text:p text:style-name="Standard">thousands of years. They refused to accept the fact that a glorious</text:p>
      <text:p text:style-name="Standard">civilization flourished in India at a time when Europe was filled with</text:p>
      <text:p text:style-name="Standard">barbarians clothed in skins, flourishing crude weapons. Thus they labeled</text:p>
      <text:p text:style-name="Standard">as myth all historical evidences in the Hindu scriptures, especially in the</text:p>
      <text:p text:style-name="Standard">Puranas.</text:p>
      <text:p text:style-name="Standard">Brainwashed by the views of the Western historians, we have forgotten</text:p>
      <text:p text:style-name="Standard">to look at our scriptures with an unprejudiced gaze. If we did so, we would</text:p>
      <text:p text:style-name="Standard">realize that Vyasa, the author of the Mahabharata, was a contemporary of</text:p>
      <text:p text:style-name="Standard">Lord Krishna and was actually describing events that he had observed</text:p>
      <text:p text:style-name="Standard">himself and in some of which he had played an important part. But</text:p>
      <text:p text:style-name="Standard">unfortunately, as I said, our Puranas have never been recognized as a true</text:p>
      <text:p text:style-name="Standard">record of our history by Western historians but have been dumped into the</text:p>
      <text:p text:style-name="Standard">category of fable and fantasy. This type of classification had been done by</text:p>
      <text:p text:style-name="Standard">the British colonial scholars who were in reality missionaries who did not</text:p>
      <text:p text:style-name="Standard">want Indian history to clash with the views of the Bible. Destroying the</text:p>
      <text:p text:style-name="Standard">historicity of Krishna was an important part of their campaign to establish</text:p>
      <text:p text:style-name="Standard">their own religion in India. To give them their due, it might be possible</text:p>
      <text:p text:style-name="Standard">that they did not understand or realize the depth and wisdom that was</text:p>
      <text:p text:style-name="Standard">embedded in the Hindu scriptures. The sad fact is that the Indian</text:p>
      <text:p text:style-name="Standard">historians, who should have known better, blindly copied the facts given</text:p>
      <text:p text:style-name="Standard">by the Westerners in their books. Early Western Indologists in their</text:p>
      <text:p text:style-name="Standard">missionary zeal tried to put down the importance of the Vedas as well.</text:p>
      <text:p text:style-name="Standard">They labeled them as primitive mythology.</text:p>
      <text:p text:style-name="Standard">However, many great souls like Schopenhauer in Europe and Emerson in</text:p>
      <text:p text:style-name="Standard">America acclaimed the Vedas as the greatest revelations of divinity known</text:p>
      <text:p text:style-name="Standard">to humanity. It is said that when Oppenheimer, who invented the atomic</text:p>
      <text:p text:style-name="Standard">bomb, watched the explosion, he quoted from the eleventh chapter of the</text:p>
      <text:p text:style-name="Standard">Srimad Bhagavad Gita, which gives a description of Krishna in the form of</text:p>
      <text:p text:style-name="Standard">all-consuming time, which is the only killer! When asked if this was the</text:p>
      <text:p text:style-name="Standard">first ever nuclear explosion, he replied “Yes, in modern times,” meaning</text:p>
      <text:p text:style-name="Standard">that there were many before that. In fact, there is evidence that nuclear</text:p>
      <text:p text:style-name="Standard">weapons were used in the great Mahabharata war.</text:p>
      <text:p text:style-name="Standard">Another despicable thing done by the Western historians in order to</text:p>
      <text:p text:style-name="Standard">belittle the greatness of the Aryan culture was to say that the Aryans were</text:p>
      <text:p text:style-name="Standard">a foreign race who came from Asia Minor. Modern archaeologists have</text:p>
      <text:p text:style-name="Standard">proved this to be absolutely false. Archaeology certainly does not support</text:p>
      <text:p text:style-name="Standard">the Aryan invasion theory. Recent independent studies show no evidence</text:p>
      <text:p text:style-name="Standard">of a foreign invasion occurring in India on the dates given by the</text:p>
      <text:p text:style-name="Standard">historians. The Sarasvati River is described more than fifty times in the</text:p>
      <text:p text:style-name="Standard">Rig Veda. Satellite pictures very clearly show the Sarasvati rising in the</text:p>
      <text:p text:style-name="Standard">Himalayas and going to the Arabian Sea. The drying up of the river, due to</text:p>
      <text:p text:style-name="Standard">many geological reasons, is also clearly seen in the pictures. The great</text:p>
      <text:p text:style-name="Standard">Vedic culture flourished all along the banks of the Sarasvati River and was</text:p>
      <text:p text:style-name="Standard">essentially a product of the holy soil of India and not an implant from</text:p>
      <text:p text:style-name="Standard">outside. This is clearly shown in the Vedas. Why did those historians not</text:p>
      <text:p text:style-name="Standard">accept the data given in the Vedas instead of going on a trip of their own in</text:p>
      <text:p text:style-name="Standard">order to establish their deeply prejudiced views, which were certainly not</text:p>
      <text:p text:style-name="Standard"><text:soft-page-break/>supported by anything in our scriptures? This was done only with the</text:p>
      <text:p text:style-name="Standard">intention of inflicting their religion on India.</text:p>
      <text:p text:style-name="Standard">Unfortunately, India’s own historians have only copied all the false</text:p>
      <text:p text:style-name="Standard">observations of their country’s history, and these are the views that are</text:p>
      <text:p text:style-name="Standard">being taught to India’s schoolchildren. Brought up on Western educational</text:p>
      <text:p text:style-name="Standard">methods and books, Indian children have been taught to scorn their own</text:p>
      <text:p text:style-name="Standard">religion and doubt the reality of their gods who are the cornerstones of</text:p>
      <text:p text:style-name="Standard">their culture.</text:p>
      <text:p text:style-name="Standard">Luckily, this century, which is famous for its thirst for investigations,</text:p>
      <text:p text:style-name="Standard">has unearthed many astonishing facts. These investigations prove, for</text:p>
      <text:p text:style-name="Standard">those who need proof, that our scriptures were absolutely correct in their</text:p>
      <text:p text:style-name="Standard">description of the fabulous city of Dwaraka, which was built by Krishna as</text:p>
      <text:p text:style-name="Standard">the stronghold of the Yadavas. They also prove that Krishna was indeed</text:p>
      <text:p text:style-name="Standard">the superman or supreme incarnation of God as our scriptures declare.</text:p>
      <text:p text:style-name="Standard">When the Pandavas heard that Krishna, their dearest friend, God, and</text:p>
      <text:p text:style-name="Standard">guide, had left this mortal plane, Yudhishtira, the eldest Pandava and king</text:p>
      <text:p text:style-name="Standard">of Bharatavarsha (India), sent his brother Arjuna, the middle Pandava, to</text:p>
      <text:p text:style-name="Standard">Dwaraka to find out what had happened to the Yadava clan. When Arjuna</text:p>
      <text:p text:style-name="Standard">reached the place, he was appalled by what he found happening. The</text:p>
      <text:p text:style-name="Standard">quotation that opens this preface is from the Mahabharata and is a</text:p>
      <text:p text:style-name="Standard">firsthand account of how Arjuna saw Dwaraka going under the sea before</text:p>
      <text:p text:style-name="Standard">his very eyes, as prophesied by Lord Krishna.</text:p>
      <text:p text:style-name="Standard">The modern city of Dwaraka is in Saurashtra and is a great pilgrim</text:p>
      <text:p text:style-name="Standard">destination since our scriptures declare it to be the seat of the Yadava clan</text:p>
      <text:p text:style-name="Standard">and Lord Krishna’s capital. However, according to the stories mentioned in</text:p>
      <text:p text:style-name="Standard">many of the Puranas, like the Mahabharata, Harivamsa, Vishnu Purana,</text:p>
      <text:p text:style-name="Standard">and so on, that fabled city of Dwaraka had been washed away into the sea</text:p>
      <text:p text:style-name="Standard">soon after the Lord left his mortal body as he had predicted.</text:p>
      <text:p text:style-name="Standard">In 1983, some excavations were done outside the modern city of</text:p>
      <text:p text:style-name="Standard">Dwaraka, which revealed the existence of a glorious city of ancient times.</text:p>
      <text:p text:style-name="Standard">The most interesting discovery was that of a set of seven temples built one</text:p>
      <text:p text:style-name="Standard">on top of the other at different periods of time. The bottom-most one was</text:p>
      <text:p text:style-name="Standard">the most interesting since it showed many pottery shards and seals that</text:p>
      <text:p text:style-name="Standard">clearly pointed to the existence of a fantastic city at about the time</text:p>
      <text:p text:style-name="Standard">mentioned in the Mahabharata. These findings encouraged the marine</text:p>
      <text:p text:style-name="Standard">archaeology center of the National Institute of Oceanography to take up</text:p>
      <text:p text:style-name="Standard">serious excavating work along the coast of the island known as Bet</text:p>
      <text:p text:style-name="Standard">Dwaraka.</text:p>
      <text:p text:style-name="Standard">The strongest archaeological support for the existence of the legendary</text:p>
      <text:p text:style-name="Standard">city of Dwaraka comes from the structures discovered in the late 1980s</text:p>
      <text:p text:style-name="Standard">under the seabed off the coast of modern Dwaraka in Gujarat by a team of</text:p>
      <text:p text:style-name="Standard">archaeologists and divers led by Dr. S. R. Rao, one of India’s most</text:p>
      <text:p text:style-name="Standard">respected archaeologists. An emeritus scientist at the marine archaeology</text:p>
      <text:p text:style-name="Standard">unit of the National Institute of Oceanography, Goa, Rao has excavated a</text:p>
      <text:p text:style-name="Standard">large number of Harappan sites, including the port city of Lothal in</text:p>
      <text:p text:style-name="Standard">Gujarat.</text:p>
      <text:p text:style-name="Standard">In his book The Lost City of Dwaraka, published in 1999, he writes about</text:p>
      <text:p text:style-name="Standard">his undersea findings: “The discovery is an important landmark in the</text:p>
      <text:p text:style-name="Standard">history of India. It has set to rest the doubts expressed by historians about</text:p>
      <text:p text:style-name="Standard">the historicity of the Mahabharata and the very existence of the city of</text:p>
      <text:p text:style-name="Standard">Dwaraka.”</text:p>
      <text:p text:style-name="Standard">Conducting twelve expeditions from 1983 to 1990, Rao identified two</text:p>
      <text:p text:style-name="Standard"><text:soft-page-break/>underwater settlements, one near the present-day Dwaraka and the other</text:p>
      <text:p text:style-name="Standard">off the nearby island of Bet Dwaraka. This tallies with the two Dwarakas</text:p>
      <text:p text:style-name="Standard">mentioned in the epic. These underwater expeditions won Rao the first</text:p>
      <text:p text:style-name="Standard">World Ship Trust Award for Individual Achievement. Rao is to be</text:p>
      <text:p text:style-name="Standard">congratulated on his efforts in corroborating the truths of our Puranas with</text:p>
      <text:p text:style-name="Standard">evidence that can stand the test of critical analysis and scientific</text:p>
      <text:p text:style-name="Standard">evaluation. He says that further digging and diving in India’s vast treasure</text:p>
      <text:p text:style-name="Standard">trove of historical facts will further corroborate the key dates of our</text:p>
      <text:p text:style-name="Standard">eventful and glorious past.</text:p>
      <text:p text:style-name="Standard">Another important find by the divers was a conch seal that established</text:p>
      <text:p text:style-name="Standard">the submerged township’s connection with the Dwaraka of the</text:p>
      <text:p text:style-name="Standard">Mahabharata. The seal corroborates the reference made in the ancient text,</text:p>
      <text:p text:style-name="Standard">the Harivamsa, that every citizen of Dwaraka had to carry such a seal for</text:p>
      <text:p text:style-name="Standard">purposes of identification. Krishna had declared that only one who carried</text:p>
      <text:p text:style-name="Standard">such a seal could enter the city. A similar seal has been found onshore.</text:p>
      <text:p text:style-name="Standard">From 1998 to 2001, many underwater explorations revealed evidence</text:p>
      <text:p text:style-name="Standard">indicating a highly civilized city existed at that site with great maritime</text:p>
      <text:p text:style-name="Standard">connections with many other countries, which must have been washed</text:p>
      <text:p text:style-name="Standard">away by a tsunami or hurricane. The excavations show that Dwaraka was a</text:p>
      <text:p text:style-name="Standard">large, well-fortified city with an excellent drainage system, massive gates,</text:p>
      <text:p text:style-name="Standard">and a wall stretching about 180 miles. It was a sprawling city with</text:p>
      <text:p text:style-name="Standard">gardens, orchards, and bastions and a population of about ten thousand</text:p>
      <text:p text:style-name="Standard">people. Many clues also indicate that it must have been a bustling port.</text:p>
      <text:p text:style-name="Standard">Ancient anchor stones give ample evidence of this.</text:p>
      <text:p text:style-name="Standard">All these findings have suddenly roused a lot of interest among Hindus</text:p>
      <text:p text:style-name="Standard">both in India and abroad since it is solid proof of the existence of one of</text:p>
      <text:p text:style-name="Standard">the favorite gods in the Hindu pantheon, namely Lord Krishna.</text:p>
      <text:p text:style-name="Standard">Around the same time, archaeologists from other countries were also</text:p>
      <text:p text:style-name="Standard">busy. Along the coast of the Bay of Cambay and off the coast of modern</text:p>
      <text:p text:style-name="Standard">Dwaraka, they found evidence of a settlement deep under the sea. In</text:p>
      <text:p text:style-name="Standard">seventy feet of water, archaeologists discovered sandstone walls and</text:p>
      <text:p text:style-name="Standard">cobbled streets. Looking up the descriptions of the city of Dwaraka as</text:p>
      <text:p text:style-name="Standard">found in the ancient Hindu scriptures, they realized that this must be the</text:p>
      <text:p text:style-name="Standard">remains of the legendary city of Dwaraka ruled by the great God King,</text:p>
      <text:p text:style-name="Standard">Krishna. Wood and pottery shards were found that can be dated back</text:p>
      <text:p text:style-name="Standard">thirty-two thousand years, again proving that the time spans given in</text:p>
      <text:p text:style-name="Standard">ancient Hindu scriptures might be true even though most Westerners</text:p>
      <text:p text:style-name="Standard">dismissed them as being absurd. The city had existed from 32,000 to 9000</text:p>
      <text:p text:style-name="Standard">BCE. This discovery proves that the life of Krishna is not mere mythology</text:p>
      <text:p text:style-name="Standard">but is a true, historical record of a towering personality who had lived on</text:p>
      <text:p text:style-name="Standard">this holy land of India. For many years now, Western Indologists have</text:p>
      <text:p text:style-name="Standard">deliberately shut their eyes to the glory that was ancient India, but</text:p>
      <text:p text:style-name="Standard">hopefully these findings should help them to believe, if they want to</text:p>
      <text:p text:style-name="Standard">believe!</text:p>
      <text:p text:style-name="Standard">The west coast of Gujarat was the traditional land of the Yadavas, or</text:p>
      <text:p text:style-name="Standard">Yadus, the clan of Krishna. According to the Bhagavad Purana, Krishna led</text:p>
      <text:p text:style-name="Standard">the Yadavas on a thousand-kilometer trek from Mathura, the first capital</text:p>
      <text:p text:style-name="Standard">of the Yadavas, toward the west coast of India to establish a magnificent</text:p>
      <text:p text:style-name="Standard">city called Dwaraka, where they could start a new life, safe from their</text:p>
      <text:p text:style-name="Standard">enemies in the Gangetic plain.</text:p>
      <text:p text:style-name="Standard">The Mahabharata says Dwaraka was reclaimed from the sea. Rao’s</text:p>
      <text:p text:style-name="Standard">divers discovered that the submerged city’s walls were erected on a</text:p>
      <text:p text:style-name="Standard"><text:soft-page-break/>foundation of boulders, suggesting that the land was indeed reclaimed</text:p>
      <text:p text:style-name="Standard">from the sea. However, after the city’s lord and master left this mortal</text:p>
      <text:p text:style-name="Standard">plane, the sea claimed back the land that had been taken from it. One</text:p>
      <text:p text:style-name="Standard">cannot separate Dwaraka from Krishna. If the city existed, then Krishna</text:p>
      <text:p text:style-name="Standard">also existed.</text:p>
      <text:p text:style-name="Standard">Dr. Narhari Achar, professor of physics at the University of Memphis,</text:p>
      <text:p text:style-name="Standard">Tennessee, has dated the Mahabharata war using astronomy and regular</text:p>
      <text:p text:style-name="Standard">planetarium software. According to his research conducted in 2004 to</text:p>
      <text:p text:style-name="Standard">2005, the titanic clash between the Pandavas and the Kauravas took place</text:p>
      <text:p text:style-name="Standard">in 3067 BCE. Using the same software, Achar places the year of Krishna’s</text:p>
      <text:p text:style-name="Standard">birth at 3112 BCE. Actually, our Puranas set a far earlier date.</text:p>
      <text:p text:style-name="Standard">Another very interesting fact found by astronaut technologists is that the</text:p>
      <text:p text:style-name="Standard">war between a king called Salva and Lord Krishna, which is described both</text:p>
      <text:p text:style-name="Standard">in the Mahabharata and the Bhagavad Purana, may actually have been a</text:p>
      <text:p text:style-name="Standard">description of a war with an extraterrestrial being. The Bhagavad Purana</text:p>
      <text:p text:style-name="Standard">gives Salva’s antecedents, which do not point to him being an</text:p>
      <text:p text:style-name="Standard">extraterrestrial, but it is a fact that he did get a most interesting aerial</text:p>
      <text:p text:style-name="Standard">vehicle that might have had an extraterrestrial origin. The scripture says</text:p>
      <text:p text:style-name="Standard">that Salva had done great tapas to the sun god and had been given an aerial</text:p>
      <text:p text:style-name="Standard">vehicle called the Saubha, which was as big as a palace and had</text:p>
      <text:p text:style-name="Standard">miraculous powers, like becoming invisible and appearing at different</text:p>
      <text:p text:style-name="Standard">places at the same time. The reference to the sun god might just mean that</text:p>
      <text:p text:style-name="Standard">he was in contact with an extraterrestrial planet and had got the vehicle</text:p>
      <text:p text:style-name="Standard">from the inhabitants. Salva had been itching to get his hands on Dwaraka,</text:p>
      <text:p text:style-name="Standard">and when he heard that both Krishna and Balrama were away at</text:p>
      <text:p text:style-name="Standard">Indraprastha, the capital of the Pandavas, and only Krishna’s son</text:p>
      <text:p text:style-name="Standard">Pradyumna was left to guard the city, he decided that this was an</text:p>
      <text:p text:style-name="Standard">opportune moment to attack it. He flew over Dwaraka in the Saubha and</text:p>
      <text:p text:style-name="Standard">destroyed the outer woodlands and gardens. Then he directed his attack</text:p>
      <text:p text:style-name="Standard">against the bastions of the city, so that his army, which was marching over</text:p>
      <text:p text:style-name="Standard">land, could easily penetrate it. Flashes of lightning, hailstones, cyclonic</text:p>
      <text:p text:style-name="Standard">storms, and clouds of dust were released from the Saubha, which was</text:p>
      <text:p text:style-name="Standard">equipped with all the latest types of weapons. Pradyumna and some of the</text:p>
      <text:p text:style-name="Standard">other sons of Krishna ably defended the city for twenty-seven days but</text:p>
      <text:p text:style-name="Standard">were overpowered by Salva’s superior forces.</text:p>
      <text:p text:style-name="Standard">Lord Krishna heard of the attack and hurried to his son’s rescue, and</text:p>
      <text:p text:style-name="Standard">there ensued a mighty war between the superhuman Krishna and the alien</text:p>
      <text:p text:style-name="Standard">Salva. In this, Krishna is said to have fired arrows that resembled</text:p>
      <text:p text:style-name="Standard">thunderbolts and balls of lightning and the brilliant piercing rays of the</text:p>
      <text:p text:style-name="Standard">sun. The weapons used by Salva make one suspect that he was using alien</text:p>
      <text:p text:style-name="Standard">technology even though he might not have been an alien. His spacecraft</text:p>
      <text:p text:style-name="Standard">made of metal seemed to appear simultaneously at different places like a</text:p>
      <text:p text:style-name="Standard">UFO. But Lord Krishna retaliated with weapons that had the force of</text:p>
      <text:p text:style-name="Standard">superior spiritual power, and Salva, who was hard pressed, resorted to</text:p>
      <text:p text:style-name="Standard">magic tricks and created the form of Lord Krishna’s father, Vasudeva, and</text:p>
      <text:p text:style-name="Standard">proceeded to cut off his head in front of Krishna’s eyes. Krishna faltered</text:p>
      <text:p text:style-name="Standard">for just a moment but then realized that this was another trick of his</text:p>
      <text:p text:style-name="Standard">enemy, and very soon he brought the Saubha down with one of his</text:p>
      <text:p text:style-name="Standard">miraculous astras (missiles), charged with the power of potent mantras</text:p>
      <text:p text:style-name="Standard">(sacred syllables). But Salva escaped and came to fight with him again in</text:p>
      <text:p text:style-name="Standard">the great Mahabharata war.</text:p>
      <text:p text:style-name="Standard">Krishna is famous for his lilas, or pranks and games. All these centuries,</text:p>
      <text:p text:style-name="Standard"><text:soft-page-break/>he has kept his identity a secret and played along with the Western</text:p>
      <text:p text:style-name="Standard">historians and allowed people to think that he was only a myth of the</text:p>
      <text:p text:style-name="Standard">febrile imagination of Vyasa’s mighty intellect! But now it looks as if he</text:p>
      <text:p text:style-name="Standard">has decided that this is enough. He has chosen to reveal himself—tear</text:p>
      <text:p text:style-name="Standard">open the veil of maya in which he had shrouded himself and expose the</text:p>
      <text:p text:style-name="Standard">truth of his inspiring life to the public gaze!</text:p>
      <text:p text:style-name="Standard">It is in view of such great findings that I hope there will be a revival of</text:p>
      <text:p text:style-name="Standard">interest in the perennial philosophy of Hinduism and the glory of the</text:p>
      <text:p text:style-name="Standard">supreme incarnation of Lord Krishna will be uplifted.</text:p>
      <text:p text:style-name="Standard">Hari Aum Tat Sat</text:p>
      <text:p text:style-name="Standard">Aum Sri Krishnaya Paramatmane Namaha!</text:p>
      <text:p text:style-name="Standard">INTRODUCTION</text:p>
      <text:p text:style-name="Standard">Krishna the Supreme Incarnation</text:p>
      <text:p text:style-name="Standard">Vamshi Vibhushita karam Navaneetharabath, Pitambarath</text:p>
      <text:p text:style-name="Standard">Arunabimba Phalatharoshtrath, Poornendu Sundara Mukath</text:p>
      <text:p text:style-name="Standard">Aravindanetrath, Krishnath Param Kimapi Tatwamaham na janeth.</text:p>
      <text:p text:style-name="Standard">I know of no reality other than Lord Krishna, whose face is as</text:p>
      <text:p text:style-name="Standard">radiant as the full moon, whose color is that of the fully laden rain</text:p>
      <text:p text:style-name="Standard">cloud, whose eyes are large and lustrous as the petals of a lotus,</text:p>
      <text:p text:style-name="Standard">whose lips are red as the bimba berry, whose hands are adorned</text:p>
      <text:p text:style-name="Standard">with the flute, and who is clad in resplendent garments.</text:p>
      <text:p text:style-name="Standard">MADHUSUDAN SARASWATI</text:p>
      <text:p text:style-name="Standard">The story of the Lord’s manifestation in the world as Krishna, scion of the</text:p>
      <text:p text:style-name="Standard">Yadava clan, is one that has thrilled the hearts of all those who have been</text:p>
      <text:p text:style-name="Standard">fortunate enough to hear it. It is the glorious tale of how the one who is</text:p>
      <text:p text:style-name="Standard">aja, or unborn, and arupa, without form, was born with a form, in this</text:p>
      <text:p text:style-name="Standard">world of duality, and has delighted the hearts of people for over five</text:p>
      <text:p text:style-name="Standard">thousand years. It is the story of that infinite, eternal one, who was born in</text:p>
      <text:p text:style-name="Standard">a dungeon as Krishna, the son of a Yadava chief, Vasudeva, and his wife,</text:p>
      <text:p text:style-name="Standard">Devaki, and the nephew of Kamsa, the king of Bhojas. It is the story of</text:p>
      <text:p text:style-name="Standard">how Krishna, a prince, was brought up as a common cowherd boy by</text:p>
      <text:p text:style-name="Standard">Nanda, a chieftain, and his wife, Yashoda, in the village of Gokula. It is the</text:p>
      <text:p text:style-name="Standard">story of the birth of God as a man. There is no tale comparable to it in all</text:p>
      <text:p text:style-name="Standard">times.</text:p>
      <text:p text:style-name="Standard">The main facts of his life can be gathered from the Srimad Bhagavatam</text:p>
      <text:p text:style-name="Standard">and the Mahabharata—the first half of the story from the former and the</text:p>
      <text:p text:style-name="Standard">second from the latter. He was born in captivity in the prison of the tyrant</text:p>
      <text:p text:style-name="Standard">king Kamsa of Mathura, as the son of Vasudeva and Devaki, sister of</text:p>
      <text:p text:style-name="Standard">Kamsa. Immediately after birth, he was transferred from Mathura to the</text:p>
      <text:p text:style-name="Standard">cowherd settlement of Gokula, where he grew up as the foster son of their</text:p>
      <text:p text:style-name="Standard">chief, Nanda, and his wife, Yashoda. As a child, he was mischievous and</text:p>
      <text:p text:style-name="Standard">willful, charming all with his precocious acts. At the age of twelve, he</text:p>
      <text:p text:style-name="Standard">went to Mathura, where he killed his uncle Kamsa, thus freeing the</text:p>
      <text:p text:style-name="Standard">Yadavas from the rule of the tyrant.</text:p>
      <text:p text:style-name="Standard">He grew up to be a hero, valiant and invincible, and gradually assumed</text:p>
      <text:p text:style-name="Standard">leadership of the Yadava and Vrishni clans, even though he did not accept</text:p>
      <text:p text:style-name="Standard">the title of king. He defeated many of the tyrant kings and made the</text:p>
      <text:p text:style-name="Standard">Yadavas into one of the most powerful forces of his time. He founded his</text:p>
      <text:p text:style-name="Standard">new capital on the island of Dwaraka, on the western seacoast of India,</text:p>
      <text:p text:style-name="Standard">which was then known as Bharathavarsha, and played an important part in</text:p>
      <text:p text:style-name="Standard">shaping the cultural and political life of his times. Though he did not take</text:p>
      <text:p text:style-name="Standard">up arms, he played a decisive part in the great war of the Mahabharata.</text:p>
      <text:p text:style-name="Standard"><text:soft-page-break/>As a man, he was a mahayogi, the greatest of all yogis, totally</text:p>
      <text:p text:style-name="Standard">unattached, having complete mastery over himself and nature, capable of</text:p>
      <text:p text:style-name="Standard">controlling the very elements, if need be. His miracles were only an</text:p>
      <text:p text:style-name="Standard">outflow of his perfect unity with God and, therefore, with nature. The</text:p>
      <text:p text:style-name="Standard">spiritual gospel that he taught is known as the Bhagavata Dharma and is</text:p>
      <text:p text:style-name="Standard">chiefly expounded in the Bhagavad Gita, the Uddhava Gita, and the Anu</text:p>
      <text:p text:style-name="Standard">Gita. The simplicity of his teaching was such that it could be followed by</text:p>
      <text:p text:style-name="Standard">any man, woman, or child, unlike the Vedic teachings, which were meant</text:p>
      <text:p text:style-name="Standard">only for the elite. The Vedic religion had elaborated into a vast system of</text:p>
      <text:p text:style-name="Standard">complicated sacrificial rituals that could be deciphered and performed</text:p>
      <text:p text:style-name="Standard">only by the Brahmins and conducted only by Kshatriyas. Out of the Vedic</text:p>
      <text:p text:style-name="Standard">religion had developed the glorious philosophy of the Upanishads, which</text:p>
      <text:p text:style-name="Standard">required high intellectual ability, moral competence, and training under a</text:p>
      <text:p text:style-name="Standard">qualified spiritual preceptor, or guru, before it could be comprehended.</text:p>
      <text:p text:style-name="Standard">The advent of Lord Krishna came at a time when the common man in</text:p>
      <text:p text:style-name="Standard">Bharathavarsha was without a simple religion that would satisfy his</text:p>
      <text:p text:style-name="Standard">emotional wants and elevate him spiritually without taxing him too much</text:p>
      <text:p text:style-name="Standard">intellectually. The Bhagavata Dharma provided a devotional gospel in</text:p>
      <text:p text:style-name="Standard">which action, emotion, and intellect played equal parts and proclaimed</text:p>
      <text:p text:style-name="Standard">Krishna as Ishvara (God), who had incarnated himself for the sake of</text:p>
      <text:p text:style-name="Standard">humanity. He could be communed with through love and service, and he</text:p>
      <text:p text:style-name="Standard">responded to the earnest prayers and deepest yearnings of the ordinary</text:p>
      <text:p text:style-name="Standard">person. Thus, Lord Krishna was not only a precocious child, an invincible</text:p>
      <text:p text:style-name="Standard">hero, and a mahayogi, he was also that supreme immaculate, whose</text:p>
      <text:p text:style-name="Standard">contact transforms even sinners into saints, ignorant men into sages,</text:p>
      <text:p text:style-name="Standard">sense-bound beings into spititual ecstatics, and animals into devotees.</text:p>
      <text:p text:style-name="Standard">Krishna is the human version of the metaphysical Satchidananda Brahman</text:p>
      <text:p text:style-name="Standard">(existence-consciousness-bliss) of the Upanishads, who took on a human</text:p>
      <text:p text:style-name="Standard">form to help the ordinary mortal to attain union with the formless</text:p>
      <text:p text:style-name="Standard">Brahman (the indivisible absolute) through bhakti or devotion alone and</text:p>
      <text:p text:style-name="Standard">not merely through the path of meditation and samadhi (superconscious</text:p>
      <text:p text:style-name="Standard">state), as advocated in the Upanishads. All his human actions during the</text:p>
      <text:p text:style-name="Standard">span of his earthly life were meant not only to bless his contemporaries</text:p>
      <text:p text:style-name="Standard">and establish righteousness on Earth, but to provide a spiritually potent</text:p>
      <text:p text:style-name="Standard">account of his earthly deeds for the uplifting of the future generations. By</text:p>
      <text:p text:style-name="Standard">meditating on these stories, one can establish a devotional relationship</text:p>
      <text:p text:style-name="Standard">with him, similar to that which his great devotees had during his lifetime.</text:p>
      <text:p text:style-name="Standard">He is the expression of the redeeming love of God for humanity, which</text:p>
      <text:p text:style-name="Standard">manifests itself in different ages and in different lands, bringing spiritual</text:p>
      <text:p text:style-name="Standard">enlightenment and bliss into our otherwise dreary life.</text:p>
      <text:p text:style-name="Standard">The theory of the avatara, or the descent of God into human form, is one</text:p>
      <text:p text:style-name="Standard">of the established beliefs of Vaishnava theism and is very difficult for the</text:p>
      <text:p text:style-name="Standard">modern mind to conceive. If we believe in the unborn, impersonal godhead</text:p>
      <text:p text:style-name="Standard">of Brahman, how can we accept the fact that it can be born as a human</text:p>
      <text:p text:style-name="Standard">personality? The Vedantic view postulates that everything is divine. Every</text:p>
      <text:p text:style-name="Standard">particle in the universe is imbued with the divine spirit. Far from the</text:p>
      <text:p text:style-name="Standard">unborn being unable to assume a form, Vedanta declares that all forms are</text:p>
      <text:p text:style-name="Standard">the endless reflections of that one, unborn spirit, who is without beginning</text:p>
      <text:p text:style-name="Standard">and without end. The assumption of imperfection by the perfect is the</text:p>
      <text:p text:style-name="Standard">whole phenomenon of this mysterious universe and can only be attributed</text:p>
      <text:p text:style-name="Standard">to the divine lila, or play. Avatara means “descent,” and this descent is a</text:p>
      <text:p text:style-name="Standard">direct manifestation in humanity by the Divine to aid the human soul in its</text:p>
      <text:p text:style-name="Standard"><text:soft-page-break/>ascent to divine status. It is a manifestation from above of that which we</text:p>
      <text:p text:style-name="Standard">have to develop from below. The avatara comes to give the outer religion</text:p>
      <text:p text:style-name="Standard">of humanity an inner meaning, which will enable it to grow into divine</text:p>
      <text:p text:style-name="Standard">status. The ordinary person has to evolve and ascend into the godhead, but</text:p>
      <text:p text:style-name="Standard">the avatara is a direct descent into human form. The one is a birth from</text:p>
      <text:p text:style-name="Standard">ignorance into ignorance under the shroud of maya, or the cosmic veil of</text:p>
      <text:p text:style-name="Standard">illusion, and the other is a birth from knowledge into knowledge, with all</text:p>
      <text:p text:style-name="Standard">powers intact and a full awareness and consciousness of his supreme</text:p>
      <text:p text:style-name="Standard">status. He is thus a dual phenomenon, for he appears human and is yet</text:p>
      <text:p text:style-name="Standard">divine. This has to be, for the object of the avatara is to show that a human</text:p>
      <text:p text:style-name="Standard">birth with all its limitations can still be the means for a divine birth. If the</text:p>
      <text:p text:style-name="Standard">avatara were to act in a superhuman way all the time, this purpose would</text:p>
      <text:p text:style-name="Standard">be nullified. He might even assume human sorrow and suffering, like</text:p>
      <text:p text:style-name="Standard">Christ or Sri Rama, in order to show that suffering itself may be the cause</text:p>
      <text:p text:style-name="Standard">of redemption. The Krishnavatara is unique because even in hours of</text:p>
      <text:p text:style-name="Standard">sorrow and travail, he showed himself to be a complete master of the</text:p>
      <text:p text:style-name="Standard">situation, thus exemplifying the truth of how one who is established in</text:p>
      <text:p text:style-name="Standard">unity with the Divine can remain unaffected in the midst of pain and</text:p>
      <text:p text:style-name="Standard">sorrow. Hence, this avatara in the form of Krishna is known as</text:p>
      <text:p text:style-name="Standard">purnavatara, or the complete descent of the entire divinity into the form</text:p>
      <text:p text:style-name="Standard">of humanity. The Bhagavad Purana declares, “Krishnastu bhagavan</text:p>
      <text:p text:style-name="Standard">swayam.” Krishna is the Supreme Lord in his completeness.</text:p>
      <text:p text:style-name="Standard">Even during his lifetime, he became canonized among those of his own</text:p>
      <text:p text:style-name="Standard">clan, as well as among many others. He was looked upon as the</text:p>
      <text:p text:style-name="Standard">incarnation of Vishnu, the godhead of Vaishnava theology, and the</text:p>
      <text:p text:style-name="Standard">preserver, in the trinity made up of Brahma, Vishnu, and Shiva. Vishnu</text:p>
      <text:p text:style-name="Standard">later came to be identified with the solar deity of the Vedas, who is</text:p>
      <text:p text:style-name="Standard">invoked in the great Gayatri hymn. In the course of time, Vishnu became</text:p>
      <text:p text:style-name="Standard">the most dominant among the Vedic deities and came to be accepted as the</text:p>
      <text:p text:style-name="Standard">Supreme Being. By worshipping Krishna as an incarnation of Vishnu, one</text:p>
      <text:p text:style-name="Standard">can gain the status achieved by yogis who strive through the difficult</text:p>
      <text:p text:style-name="Standard">forms of various yogic practices.</text:p>
      <text:p text:style-name="Standard">The charm of this avatara is the perfection with which he played every</text:p>
      <text:p text:style-name="Standard">role he was called upon to play. He was a staunch friend, a dutiful son, an</text:p>
      <text:p text:style-name="Standard">exciting lover, and a model husband, not to just one but to all women who</text:p>
      <text:p text:style-name="Standard">desired him. There was none who called to him with intensity to whom he</text:p>
      <text:p text:style-name="Standard">did not go with speed!</text:p>
      <text:p text:style-name="Standard">“However a man approaches me, in that same manner do I go to him”</text:p>
      <text:p text:style-name="Standard">was his creed. In whatever guise people looked upon him—as son, lover,</text:p>
      <text:p text:style-name="Standard">or husband—he went to them in that very form in which they visualized</text:p>
      <text:p text:style-name="Standard">him and satisfied their desires in the way that was most meaningful to</text:p>
      <text:p text:style-name="Standard">them. At the same time, he sublimated their desires and thus fulfilled their</text:p>
      <text:p text:style-name="Standard">earthly lives and led them to eternal bliss. There was no one who</text:p>
      <text:p text:style-name="Standard">approached him, whether saint or sinner, in hatred or fear or love, who did</text:p>
      <text:p text:style-name="Standard">not attain liberation. The difference between a Kamsa, who tried to kill</text:p>
      <text:p text:style-name="Standard">him, and a Kuchela, who worshipped him, is slight indeed. One</text:p>
      <text:p text:style-name="Standard">approached him with hatred and the other with love, but both thought of</text:p>
      <text:p text:style-name="Standard">him constantly and were thus rewarded with moksha, or liberation. An</text:p>
      <text:p text:style-name="Standard">object of mortal dread and antagonism can produce as much absorption in</text:p>
      <text:p text:style-name="Standard">the mind as an object of love. If this object of dread happens to be God,</text:p>
      <text:p text:style-name="Standard">concentration on him, though motivated by antagonism, must purify the</text:p>
      <text:p text:style-name="Standard">person, just as potent but unpleasant medicine can effect a cure. This is</text:p>
      <text:p text:style-name="Standard"><text:soft-page-break/>what the Bhagavad Purana declares.</text:p>
      <text:p text:style-name="Standard">Thus, Lord Krishna is not only the sat-chit-ananda, the</text:p>
      <text:p text:style-name="Standard">existenceknowledge-bliss of the absolute, without any diminution or</text:p>
      <text:p text:style-name="Standard">contamination of his perfection, he is also the Uttama Purusha, the perfect</text:p>
      <text:p text:style-name="Standard">person, amid all imperfect situations. He is the eternal boy, the paragon of</text:p>
      <text:p text:style-name="Standard">masculine beauty, who always retains his spiritual nobility, absolutely</text:p>
      <text:p text:style-name="Standard">unaffected and unperturbed in every situation, be it amid the poverty and</text:p>
      <text:p text:style-name="Standard">hardships of the cowherd settlement, the rigors of a hermitage, the</text:p>
      <text:p text:style-name="Standard">seductive charms of dancing beauties, the gory scenes of the battlefield,</text:p>
      <text:p text:style-name="Standard">the self-destructive holocaust of his own kith and kin, or the peaceful</text:p>
      <text:p text:style-name="Standard">interludes with his friends. As he himself taught, Krishna lived in this</text:p>
      <text:p text:style-name="Standard">world of duality as the lotus leaf in water, absolutely untouched and</text:p>
      <text:p text:style-name="Standard">unaffected by the environment, a witness of situations, never a victim.</text:p>
      <text:p text:style-name="Standard">The river of time collects much flotsam and jetsam on its way, and the</text:p>
      <text:p text:style-name="Standard">story of the Lord’s life has been embellished with a wealth of detail,</text:p>
      <text:p text:style-name="Standard">perhaps true, perhaps imaginary. Fact and fiction, truth and fantasy are</text:p>
      <text:p text:style-name="Standard">entwined. But the final test of truth is time itself. It is the true touchstone.</text:p>
      <text:p text:style-name="Standard">It deletes the dross and retains the gold. The story of a divine</text:p>
      <text:p text:style-name="Standard">manifestation is always filled with mystery and defies all attempts at</text:p>
      <text:p text:style-name="Standard">human analysis. But it has the quality of being svayamprakasha, or selfilluminating,</text:p>
      <text:p text:style-name="Standard">and therefore the person who narrates it will find</text:p>
      <text:p text:style-name="Standard">illumination coming from within, for Krishna is the charioteer seated in</text:p>
      <text:p text:style-name="Standard">the heart of everyone, the supreme guru. In and through the seemingly</text:p>
      <text:p text:style-name="Standard">redundant detail that has woven itself around the story through the</text:p>
      <text:p text:style-name="Standard">centuries, it retains its breathtaking beauty, for it is dominated by the</text:p>
      <text:p text:style-name="Standard">powerful influence of Krishna’s enchanting personality in which the</text:p>
      <text:p text:style-name="Standard">wisdom of the seer is mingled with the charm and simplicity of a child and</text:p>
      <text:p text:style-name="Standard">the glory of God gushes forth in an inexhaustible fountain of divine love</text:p>
      <text:p text:style-name="Standard">and wisdom.</text:p>
      <text:p text:style-name="Standard">The story of such a life can only be written by his grace and can only be</text:p>
      <text:p text:style-name="Standard">understood by his grace. May that grace flow into us, inspire and enlighten</text:p>
      <text:p text:style-name="Standard">us, and lead us to eternal bliss!</text:p>
      <text:p text:style-name="Standard">Glory to Lord Krishna—to Vanamali—the wearer of the garland of</text:p>
      <text:p text:style-name="Standard">wildflowers.</text:p>
      <text:p text:style-name="Standard">Hari Aum Tat Sat</text:p>
      <text:p text:style-name="Standard">Aum Sri Balagopalaya Namaha!</text:p>
      <text:p text:style-name="Standard">PART ONE</text:p>
      <text:p text:style-name="Standard">Bala-Lila—The Play of the Child</text:p>
      <text:p text:style-name="Standard">Aum Sarvapaalakaaya Namaha!</text:p>
      <text:p text:style-name="Standard">The Play of the Child</text:p>
      <text:p text:style-name="Standard">Come to me O Gopala!</text:p>
      <text:p text:style-name="Standard">Thou Infant Divine!</text:p>
      <text:p text:style-name="Standard">Let me dandle Thee and fondle Thee,</text:p>
      <text:p text:style-name="Standard">Nourish and cherish Thee,</text:p>
      <text:p text:style-name="Standard">Thou sustainer of All!</text:p>
      <text:p text:style-name="Standard">Let me hug Thee and kiss Thee,</text:p>
      <text:p text:style-name="Standard">Thou enchanter of all!</text:p>
      <text:p text:style-name="Standard">What need have I for anything,</text:p>
      <text:p text:style-name="Standard">When Thou art nestling in my heart!</text:p>
      <text:p text:style-name="Standard">Exalted am I, enriched, Divine!</text:p>
      <text:p text:style-name="Standard">When Thou art dancing in my mind!</text:p>
      <text:p text:style-name="Standard">Come to me then, O Gopala!</text:p>
      <text:p text:style-name="Standard"><text:soft-page-break/>Thou Infant Divine!</text:p>
      <text:p text:style-name="Standard">Nourish me and cherish me,</text:p>
      <text:p text:style-name="Standard">For I am Thy child!</text:p>
      <text:p text:style-name="Standard">O Thou Lord of the Universe! (Vishwanatha)</text:p>
      <text:p text:style-name="Standard">Though I’m totally incapable of grasping</text:p>
      <text:p text:style-name="Standard">Even the fringes of Thy infinite majesty,</text:p>
      <text:p text:style-name="Standard">Yet due to Thy supreme grace alone</text:p>
      <text:p text:style-name="Standard">I have dared to compile these lines</text:p>
      <text:p text:style-name="Standard">Containing the story of</text:p>
      <text:p text:style-name="Standard">Thy playful incarnation.</text:p>
      <text:p text:style-name="Standard">For this I ask Thy forgiveness.</text:p>
      <text:p text:style-name="Standard">May Thy choice blessings of long life, good health,</text:p>
      <text:p text:style-name="Standard">and supreme beatitude</text:p>
      <text:p text:style-name="Standard">Be showered on all those who listen</text:p>
      <text:p text:style-name="Standard">To this account of Lord Narayana,</text:p>
      <text:p text:style-name="Standard">Narrated by Narayana himself</text:p>
      <text:p text:style-name="Standard">In the form of my beloved Lord—Vanamali.</text:p>
      <text:p text:style-name="Standard">ADAPTED FROM THE LAST VERSE OF</text:p>
      <text:p text:style-name="Standard">“NARAYANEEYAM” BY SRI BHATTATHIRIPAD</text:p>
      <text:p text:style-name="Standard">Aum Vishnave Namaha!</text:p>
      <text:p text:style-name="Standard">1</text:p>
      <text:p text:style-name="Standard">The Advent</text:p>
      <text:p text:style-name="Standard">Yada Yada hi dharmasya glanir bhavathi Bharatha,</text:p>
      <text:p text:style-name="Standard">Abhyuthanam adharmasya tadatmanam srijamyaham.</text:p>
      <text:p text:style-name="Standard">Paritranaya sadhunam, vinasaya cha dushkritam,</text:p>
      <text:p text:style-name="Standard">Dharmasamsthpanarthaya sambhavami yuge yuge.</text:p>
      <text:p text:style-name="Standard">Whenever virtue declines and unrighteousness prevails, I manifest</text:p>
      <text:p text:style-name="Standard">myself to protect the good, destroy evil, and to establish dharma.</text:p>
      <text:p text:style-name="Standard">For this I am born in every age!</text:p>
      <text:p text:style-name="Standard">SRIMAD BHAGAVAD GITA</text:p>
      <text:p text:style-name="Standard">This was the solemn promise made by the Lord, and for this he incarnated</text:p>
      <text:p text:style-name="Standard">himself in the city of Mathura, as the son of Devaki and Vasudeva.</text:p>
      <text:p text:style-name="Standard">Five thousand years ago, the city of Mathura was ruled by the tyrant</text:p>
      <text:p text:style-name="Standard">king Kamsa. He was the chief of the tribe of the Yadavas, who were made</text:p>
      <text:p text:style-name="Standard">up of many different clans such as the Bhojas, Vrishnis, Dasharhas, and</text:p>
      <text:p text:style-name="Standard">Andhakas. He was reputed to be the incarnation of the wicked demon</text:p>
      <text:p text:style-name="Standard">Kalanemi, and his actions proved the truth of it. None of the Yadava chiefs</text:p>
      <text:p text:style-name="Standard">dared to say a word against him, since Kamsa was known for his atrocities.</text:p>
      <text:p text:style-name="Standard">In other parts of Bharathavarsha, there also seemed to be an upsurge of</text:p>
      <text:p text:style-name="Standard">wicked rulers and a consequent upsurge of unrighteous behavior, for as the</text:p>
      <text:p text:style-name="Standard">king, so the subjects. Earth was groaning under their iniquities and unable</text:p>
      <text:p text:style-name="Standard">to bear the load of wickedness any longer, she is said to have taken on the</text:p>
      <text:p text:style-name="Standard">form of a cow and approached the Lord Vishnu, in his divine abode of</text:p>
      <text:p text:style-name="Standard">Vaikuntha. She reminded him of his promise that he would incarnate</text:p>
      <text:p text:style-name="Standard">himself whenever righteousness declined.</text:p>
      <text:p text:style-name="Standard">“So be it,” he said. “I shall incarnate myself in the city of Mathura, in</text:p>
      <text:p text:style-name="Standard">the clan of the Yadavas, as the son of Devaki and Vasudeva, to whom I</text:p>
      <text:p text:style-name="Standard">made a promise in another age that I would be born as their son.”</text:p>
      <text:p text:style-name="Standard">Pleased by this assurance, the Earth goddess began to prepare herself for</text:p>
      <text:p text:style-name="Standard">the advent of the Lord. The stage was being set for the mighty drama. All</text:p>
      <text:p text:style-name="Standard">the lesser gods and celestial beings chose to be born in the Yadava clan, to</text:p>
      <text:p text:style-name="Standard">be ready to welcome the Lord and to participate in his lila, or play. For</text:p>
      <text:p text:style-name="Standard"><text:soft-page-break/>what reason would that unmanifest being want to manifest himself, except</text:p>
      <text:p text:style-name="Standard">to delight in his own playful exploits? The celestials knew that this was to</text:p>
      <text:p text:style-name="Standard">be the supreme culmination of all his incarnations—a tremendous play of</text:p>
      <text:p text:style-name="Standard">the Divine, clothed in human form, inexplicable and mysterious as nature</text:p>
      <text:p text:style-name="Standard">herself, yet simple and easy to love, as a flower, which can be appreciated,</text:p>
      <text:p text:style-name="Standard">even by a child, but still, full of a deep and inner meaning to the scientist,</text:p>
      <text:p text:style-name="Standard">the seer, and the sage. So also the Lord’s life, when looked at with the eyes</text:p>
      <text:p text:style-name="Standard">of wisdom, will reveal to us not only the nature of the universe but our</text:p>
      <text:p text:style-name="Standard">own nature, for he is none other than the self within us.</text:p>
      <text:p text:style-name="Standard">Kamsa had a sister called Devaki, who was as pure as he was depraved.</text:p>
      <text:p text:style-name="Standard">Her beauty rivaled that of the celestials and could be outshone only by the</text:p>
      <text:p text:style-name="Standard">radiance of her mind, which was as perfect as any mortal woman’s could</text:p>
      <text:p text:style-name="Standard">be. She was a fitting recipient of the signal honor of being the mother of</text:p>
      <text:p text:style-name="Standard">God. In her previous births, she had practiced many austerities in order to</text:p>
      <text:p text:style-name="Standard">get the Lord as her son. This was her last birth, and for the third time, she</text:p>
      <text:p text:style-name="Standard">was to carry the Lord in her womb. Vasudeva, too, was a noble soul who</text:p>
      <text:p text:style-name="Standard">belonged to the Yadava clan.</text:p>
      <text:p text:style-name="Standard">When the curtain rose for the first act, the scene was one of revelry and</text:p>
      <text:p text:style-name="Standard">joy, for Devaki, the only sister of Kamsa, was being given in marriage to</text:p>
      <text:p text:style-name="Standard">Vasudeva. The bridal couple came out of the palace, preceded by Kamsa</text:p>
      <text:p text:style-name="Standard">and followed by a throng of relatives and royal guests. The fanfare of</text:p>
      <text:p text:style-name="Standard">bugles and sound of melodious songs filled the air, which was drenched</text:p>
      <text:p text:style-name="Standard">with the perfumes rising from hundreds of incense burners and the jasmine</text:p>
      <text:p text:style-name="Standard">flowers scattered in profusion. Devaki herself was just sixteen years of</text:p>
      <text:p text:style-name="Standard">age, shining with happiness and beauty, laden with jewels, head bent with</text:p>
      <text:p text:style-name="Standard">modesty as well as the weight of the flowers decorating it. She clung to</text:p>
      <text:p text:style-name="Standard">her brother’s arm as he lifted her into the flower-bedecked bridal chariot.</text:p>
      <text:p text:style-name="Standard">Vasudeva jumped in beside her, prepared to start the journey to their</text:p>
      <text:p text:style-name="Standard">palace. Then, to everyone’s surprise, Kamsa ordered the charioteer to step</text:p>
      <text:p text:style-name="Standard">down, and he himself took the reins, as if to show the extent of his love for</text:p>
      <text:p text:style-name="Standard">his cherished sister. This act did not pass unremarked. That the king of the</text:p>
      <text:p text:style-name="Standard">Bhojas would stoop to be a mere charioteer for the sake of his sister was</text:p>
      <text:p text:style-name="Standard">news indeed! The populace cheered wildly. Though they hated him, they</text:p>
      <text:p text:style-name="Standard">could not but appreciate this particular deed, for Devaki was a great</text:p>
      <text:p text:style-name="Standard">favorite. Moreover, it was always expedient to cheer the king, for who</text:p>
      <text:p text:style-name="Standard">knew what spies were around and whose head would roll on the morrow?</text:p>
      <text:p text:style-name="Standard">Devaki, however, was supremely content. Her cup of happiness was full</text:p>
      <text:p text:style-name="Standard">to the brim, and she cast a tremulous look of gratitude at this stern brother</text:p>
      <text:p text:style-name="Standard">who had so far shown her nothing but kindness. It was her wedding day,</text:p>
      <text:p text:style-name="Standard">and she was marrying the man of her choice. What more could she want?</text:p>
      <text:p text:style-name="Standard">But her happiness was to be short-lived, as all human happiness is. The</text:p>
      <text:p text:style-name="Standard">minds of the wicked are unpredictable. They know not the meaning of true</text:p>
      <text:p text:style-name="Standard">love. They can love only so long as it benefits them. They are incapable of</text:p>
      <text:p text:style-name="Standard">a love that transcends the self. This was soon to be proved.</text:p>
      <text:p text:style-name="Standard">As the procession set out, the auspicious sounds of the conch and</text:p>
      <text:p text:style-name="Standard">kettledrums were heard. The four mettlesome horses sprang forward and</text:p>
      <text:p text:style-name="Standard">were whipped by Kamsa so they went forward at a spanking pace. But</text:p>
      <text:p text:style-name="Standard">hardly had they gone a few yards when the sky became overcast, thunder</text:p>
      <text:p text:style-name="Standard">rumbled and lightning flashed, and a mighty voice split the clouds and</text:p>
      <text:p text:style-name="Standard">froze the entire wedding party to immobility.</text:p>
      <text:p text:style-name="Standard">“O Kamsa, beware! The hour of your death draws nigh! The eighth son</text:p>
      <text:p text:style-name="Standard">of Devaki will kill you and deliver this land from your wickedness,”</text:p>
      <text:p text:style-name="Standard"><text:soft-page-break/>thundered the voice in the sky.</text:p>
      <text:p text:style-name="Standard">For one startled second, none spoke, and Kamsa stared at the heavens,</text:p>
      <text:p text:style-name="Standard">while from his nerveless fingers the reins fell unheeded, and there rose in</text:p>
      <text:p text:style-name="Standard">his heart a fear so great that he trembled from the very force of the</text:p>
      <text:p text:style-name="Standard">emotion, so awe-inspiring had the voice been. Devaki clung to her</text:p>
      <text:p text:style-name="Standard">husband’s arm and hid her face in terror. In a trice, the sky cleared, the sun</text:p>
      <text:p text:style-name="Standard">appeared, the rumbling died away, and the excited people started to babble.</text:p>
      <text:p text:style-name="Standard">But Kamsa wasted not a moment. Jumping out of the chariot, he caught</text:p>
      <text:p text:style-name="Standard">hold of Devaki’s jasmine-laden hair and pulled her down to the ground</text:p>
      <text:p text:style-name="Standard">beside him. Drawing his sword from its scabbard, he hoisted it aloft to</text:p>
      <text:p text:style-name="Standard">bring it down upon her defenseless and jewel-laden neck. At that moment,</text:p>
      <text:p text:style-name="Standard">Vasudeva sprang down between them and catching hold of Kamsa’s hand</text:p>
      <text:p text:style-name="Standard">said, “O Kamsa! Where has your honor gone? Where has your code of</text:p>
      <text:p text:style-name="Standard">Kshatriya chivalry fled, that you can think of killing your own sister, and</text:p>
      <text:p text:style-name="Standard">that too, at the time of her wedding, before her desires have been fulfilled?</text:p>
      <text:p text:style-name="Standard">O hero! You have enhanced the fame of the Bhojas (Yadava clan) by your</text:p>
      <text:p text:style-name="Standard">heroic deeds, and do you now stoop to such a heinous act? Death is certain</text:p>
      <text:p text:style-name="Standard">for everyone. It may come today or a hundred years hence, but it is certain.</text:p>
      <text:p text:style-name="Standard">Those who do such things will suffer both here and in the hereafter. This</text:p>
      <text:p text:style-name="Standard">girl is your own sister and helpless as a doll. It is most unbecoming of you</text:p>
      <text:p text:style-name="Standard">to think of killing this innocent creature!”</text:p>
      <text:p text:style-name="Standard">Kamsa shook off his restraining hand as if to say, “Woman or girl or</text:p>
      <text:p text:style-name="Standard">sister, what do I care? From today, she is my enemy. For me, my own life</text:p>
      <text:p text:style-name="Standard">is much more important than that of a sister!” Again the cruel arm was</text:p>
      <text:p text:style-name="Standard">lifted and again Vasudeva restrained him and tried another argument to</text:p>
      <text:p text:style-name="Standard">restrain him from his evil resolve.</text:p>
      <text:p text:style-name="Standard">“O dear brother-in-law! Why do you have to kill Devaki? What has she</text:p>
      <text:p text:style-name="Standard">done? According to the celestial voice, it is only her child, and her eighth</text:p>
      <text:p text:style-name="Standard">child at that, who is fated to kill you. Spare her therefore, and I give you</text:p>
      <text:p text:style-name="Standard">my word as a man of honor to bring every child of ours to you, be it boy or</text:p>
      <text:p text:style-name="Standard">girl, for you to do with as you wish.”</text:p>
      <text:p text:style-name="Standard">This logic seemed to work. At last, the threatening arm was lowered and</text:p>
      <text:p text:style-name="Standard">the cruel hold on Devaki’s hair loosened. Kamsa turned and looked</text:p>
      <text:p text:style-name="Standard">piercingly at Vasudeva. “What you say is true. I know you for a man of</text:p>
      <text:p text:style-name="Standard">honor, and I shall believe your word. Moreover, I have ways and means of</text:p>
      <text:p text:style-name="Standard">seeing that you do not forget your promise. Go! And take her with you. I</text:p>
      <text:p text:style-name="Standard">can no longer bear to look at her face.”</text:p>
      <text:p text:style-name="Standard">A moment ago there was none so dear to him as his sister, and now there</text:p>
      <text:p text:style-name="Standard">was none so hated. Without a backward glance, Kamsa left the couple</text:p>
      <text:p text:style-name="Standard">stranded on the streets and drove off, as the people, trembling with fear,</text:p>
      <text:p text:style-name="Standard">made way for him. Outwardly, they stilled their joy, but inwardly their</text:p>
      <text:p text:style-name="Standard">hearts rejoiced when they thought of his approaching end, and they blessed</text:p>
      <text:p text:style-name="Standard">Devaki to have a child every year so that the time would pass quickly and</text:p>
      <text:p text:style-name="Standard">the eighth child, their deliverer, would be born soon. Sadly, Vasudeva</text:p>
      <text:p text:style-name="Standard">escorted his bride to his own house, unaccompanied by music and dancing.</text:p>
      <text:p text:style-name="Standard">An hour ago, they were the most envied couple in the whole kingdom;</text:p>
      <text:p text:style-name="Standard">now, no one dared to look at them. The people’s prayers were answered,</text:p>
      <text:p text:style-name="Standard">and within a year, Devaki gave birth to a lovely baby boy. The umbilical</text:p>
      <text:p text:style-name="Standard">cord had hardly been cut when Vasudeva hurried with the child to Kamsa’s</text:p>
      <text:p text:style-name="Standard">palace, disregarding Devaki’s pleas that she should be allowed to nurse the</text:p>
      <text:p text:style-name="Standard">child at least once. For a man of wisdom, there is no object that cannot be</text:p>
      <text:p text:style-name="Standard">given up and no sorrow that cannot be borne.</text:p>
      <text:p text:style-name="Standard"><text:soft-page-break/>Impressed by Vasudeva’s adherence to truth and his extreme equanimity,</text:p>
      <text:p text:style-name="Standard">Kamsa said, “Let this child be taken back. He poses no threat to me. It is</text:p>
      <text:p text:style-name="Standard">only from your eighth child that I am destined to die. Take the infant back</text:p>
      <text:p text:style-name="Standard">to my sister and tell her that her brother is not as cruel as she thinks.”</text:p>
      <text:p text:style-name="Standard">Far from being happy at this show of leniency, Vasudeva was perturbed</text:p>
      <text:p text:style-name="Standard">at this unexpected turn of events, for he well knew how vacillating were</text:p>
      <text:p text:style-name="Standard">the minds of the wicked. One day he would speak thus, and the next he</text:p>
      <text:p text:style-name="Standard">would change his mind; by then they would have become attached to the</text:p>
      <text:p text:style-name="Standard">infant. It would have been easier to have parted with it now, when it lay</text:p>
      <text:p text:style-name="Standard">quiescent and unresisting in his arms, than later, when it would start to</text:p>
      <text:p text:style-name="Standard">smile and talk and wind its little arms round his neck and his heart, thus</text:p>
      <text:p text:style-name="Standard">making the parting more heartbreaking.</text:p>
      <text:p text:style-name="Standard">So Vasudeva left the palace with a bent head, clutching the child and</text:p>
      <text:p text:style-name="Standard">trying not to look at him, trying not to love him too much, for as a wise</text:p>
      <text:p text:style-name="Standard">man he knew it was better not to become too attached to something from</text:p>
      <text:p text:style-name="Standard">which he would soon have to be parted.</text:p>
      <text:p text:style-name="Standard">Thus, six years flew by on wings, and every year saw the birth of another</text:p>
      <text:p text:style-name="Standard">boy to the couple. Vasudeva would faithfully take each child to Kamsa,</text:p>
      <text:p text:style-name="Standard">who would return it as a gift. By all rights, the couple should have been</text:p>
      <text:p text:style-name="Standard">blissfully happy. They had each other, they had six lovely boys, each more</text:p>
      <text:p text:style-name="Standard">beautiful than the last, and they kept to themselves, without mixing in</text:p>
      <text:p text:style-name="Standard">court life and intrigue. They said their prayers and purified themselves by</text:p>
      <text:p text:style-name="Standard">vows and fasts to prepare themselves for the advent of their eighth child,</text:p>
      <text:p text:style-name="Standard">who would be the Lord himself. But all the time, they felt as if they were</text:p>
      <text:p text:style-name="Standard">balanced on the edge of a precipice. No one could tell when the delicate</text:p>
      <text:p text:style-name="Standard">balance would be upset, and they would be plunged into the swirling</text:p>
      <text:p text:style-name="Standard">waters below.</text:p>
      <text:p text:style-name="Standard">It was at this time that the celestial sage Narada went to the court of</text:p>
      <text:p text:style-name="Standard">Kamsa to play his small part in hastening the advent. If Kamsa started</text:p>
      <text:p text:style-name="Standard">showing signs of leniency, the Lord would take longer to incarnate</text:p>
      <text:p text:style-name="Standard">himself, for it is only when wickedness reaches its zenith that an</text:p>
      <text:p text:style-name="Standard">incarnation is called for. So armed with his vina (lute), he entered the</text:p>
      <text:p text:style-name="Standard">audience chamber of the king. Kamsa hardly glanced at him, for he did not</text:p>
      <text:p text:style-name="Standard">consider a mendicant like him, who went about singing the Lord’s praises,</text:p>
      <text:p text:style-name="Standard">to be worthy of respect. Narada, however, was unperturbed.</text:p>
      <text:p text:style-name="Standard">Strumming his vina, he said softly, “I hear, O King, that you are not</text:p>
      <text:p text:style-name="Standard">keeping too well these days, not at the peak of your powers of observation,</text:p>
      <text:p text:style-name="Standard">as you were before.”</text:p>
      <text:p text:style-name="Standard">“What?!” Kamsa said, rising up in anger. “What makes you speak such</text:p>
      <text:p text:style-name="Standard">arrant nonsense? I never felt better in my life!”</text:p>
      <text:p text:style-name="Standard">Now that the king had risen, Narada quietly took his seat, uninvited, and</text:p>
      <text:p text:style-name="Standard">continued amicably. “I hear that you had your sworn enemy within your</text:p>
      <text:p text:style-name="Standard">grasp, and yet you let him slip away like a wily fish from the hook of an</text:p>
      <text:p text:style-name="Standard">inexpert angler.”</text:p>
      <text:p text:style-name="Standard">“You heard wrong,” shouted the enraged king. “There is no enemy either</text:p>
      <text:p text:style-name="Standard">big or small who has ever come within my grasp and lived to tell the tale.</text:p>
      <text:p text:style-name="Standard">But what can you, a mere singer of ballads, know of deeds of valor?”</text:p>
      <text:p text:style-name="Standard">“I think your memory is getting poor, O Kamsa!” Narada taunted. “Have</text:p>
      <text:p text:style-name="Standard">you forgotten the prophecy at the time of Devaki’s marriage that you have</text:p>
      <text:p text:style-name="Standard">allowed six of her children to slip from your grasp? Is this the action of a</text:p>
      <text:p text:style-name="Standard">shrewd man?”</text:p>
      <text:p text:style-name="Standard">“And why not?” shouted the irate king. “Since you seem to know so</text:p>
      <text:p text:style-name="Standard"><text:soft-page-break/>much about it, you should also know that it was the eighth child who was</text:p>
      <text:p text:style-name="Standard">denounced in the prophecy and not the first or sixth or any other!”</text:p>
      <text:p text:style-name="Standard">“Poor Kamsa,” Narada commiserated in his gentle voice. “There is so</text:p>
      <text:p text:style-name="Standard">much you do not know. But do not make the mistake of underestimating</text:p>
      <text:p text:style-name="Standard">your enemy. He is Vishnu, the master magician, who can delude the entire</text:p>
      <text:p text:style-name="Standard">world into believing anything. He can make eight into one and one into</text:p>
      <text:p text:style-name="Standard">eight. If you count from the top downward, the last is the eighth, but if you</text:p>
      <text:p text:style-name="Standard">count from bottom upward, what happens? The first becomes the eighth.</text:p>
      <text:p text:style-name="Standard">And if you put them in a circle and count, what happens? Any one of them</text:p>
      <text:p text:style-name="Standard">could be the eighth! You are living in a fool’s paradise, my poor man,</text:p>
      <text:p text:style-name="Standard">lulled into a feeling of false security, which is exactly what he wants you</text:p>
      <text:p text:style-name="Standard">to feel. Moreover, you should realize that this is all a master plot on the</text:p>
      <text:p text:style-name="Standard">part of the devas (gods) to kill the asuras (demons). You O Kamsa, are the</text:p>
      <text:p text:style-name="Standard">great asura of old, called Kalanemi. The rest of your clan, with a few</text:p>
      <text:p text:style-name="Standard">exceptions, are all devas, involved in the mighty plot to annihilate you and</text:p>
      <text:p text:style-name="Standard">your kind. Of this you are ignorant, poor Kamsa, and this is why, at long</text:p>
      <text:p text:style-name="Standard">last, even though I know you despise me, I came to warn you, for I am a</text:p>
      <text:p text:style-name="Standard">true well-wisher of the world. I want nothing but the well-being of the</text:p>
      <text:p text:style-name="Standard">universe.”</text:p>
      <text:p text:style-name="Standard">So saying, Narada quietly left, strumming his vina, just as he had come,</text:p>
      <text:p text:style-name="Standard">unannounced and unescorted. He left behind a stunned Kamsa, aghast at</text:p>
      <text:p text:style-name="Standard">his stupidity in having let six children go free. There was not a moment to</text:p>
      <text:p text:style-name="Standard">be lost. Six years of folly had to be retrieved in a day. He summoned all</text:p>
      <text:p text:style-name="Standard">his evil counselors, Kesi, Putana, and others, and started a regular</text:p>
      <text:p text:style-name="Standard">campaign of suppression of the Yadavas with the backing of his father-inlaw,</text:p>
      <text:p text:style-name="Standard">Jarasandha, the powerful king of Magadha. A campaign of terror</text:p>
      <text:p text:style-name="Standard">followed in which he mercilessly murdered all those whom he suspected</text:p>
      <text:p text:style-name="Standard">of being devas, so that there was a panic among all good people and a</text:p>
      <text:p text:style-name="Standard">general exodus out of the city into the outlying districts, where they went</text:p>
      <text:p text:style-name="Standard">into hiding. Vasudeva sent his first wife, Rohini, to the house of Nanda, the</text:p>
      <text:p text:style-name="Standard">cowherd chief of Gokula, who was a friend of his. Kamsa’s father,</text:p>
      <text:p text:style-name="Standard">Ugrasena, remonstrated with him and warned him of the consequences of</text:p>
      <text:p text:style-name="Standard">his atrocious deeds. Kamsa spoke not a word, but quietly had his father</text:p>
      <text:p text:style-name="Standard">removed and clapped into jail.</text:p>
      <text:p text:style-name="Standard">Then he turned the full force of his fury on his sister and her husband.</text:p>
      <text:p text:style-name="Standard">One by one, their children were taken up and smashed to death, on a rock,</text:p>
      <text:p text:style-name="Standard">before their horrified eyes! What is it that the wicked will not resort to in</text:p>
      <text:p text:style-name="Standard">order to save their own skins? Vasudeva’s worst fears were realized.</text:p>
      <text:p text:style-name="Standard">Devaki saw but one child being killed, and then mercifully fell into a deep</text:p>
      <text:p text:style-name="Standard">swoon. Dry-eyed and stony-hearted, Vasudeva watched until the bitter end.</text:p>
      <text:p text:style-name="Standard">As his children were savaged, one thought alone sustained him: He and his</text:p>
      <text:p text:style-name="Standard">wife were still alive and capable of bearing children. Whatever happened,</text:p>
      <text:p text:style-name="Standard">however much they suffered, theirs would be the fortune to be the</text:p>
      <text:p text:style-name="Standard">instruments by which the divine purpose would be fulfilled. Only two</text:p>
      <text:p text:style-name="Standard">more years, he exulted, and then the prophecy would come true. Their</text:p>
      <text:p text:style-name="Standard">work on Earth would be done and the reason for their birth accomplished.</text:p>
      <text:p text:style-name="Standard">So great was his faith and devotion that not even the ghastly scene before</text:p>
      <text:p text:style-name="Standard">him had the power to move him. But even this hope was soon dashed, for</text:p>
      <text:p text:style-name="Standard">Kamsa decided that the best place for this traitorous couple would be the</text:p>
      <text:p text:style-name="Standard">dungeon, next to his father, where he would be able to keep an eye on their</text:p>
      <text:p text:style-name="Standard">doings. So he clapped them in jail, with guards on duty, night and day.</text:p>
      <text:p text:style-name="Standard">Soon Devaki conceived for the seventh time. The land was groaning</text:p>
      <text:p text:style-name="Standard"><text:soft-page-break/>under the weight of Kamsa’s iniquities, and the prayers of the people were</text:p>
      <text:p text:style-name="Standard">raising in a constant stream, so, it is said, that the Lord Vishnu decided</text:p>
      <text:p text:style-name="Standard">that he could not wait for another year before incarnating himself. Such is</text:p>
      <text:p text:style-name="Standard">the force of mass prayer, as Narada had foreseen. The Lord commanded</text:p>
      <text:p text:style-name="Standard">his Yogamaya (embodiment of the Lord’s power of illusion), or shakti</text:p>
      <text:p text:style-name="Standard">(feminine force of action), as follows, “O Devi (goddess), you must go to</text:p>
      <text:p text:style-name="Standard">Vraja, the cowherd settlement, to the house of Nanda, where Rohini, the</text:p>
      <text:p text:style-name="Standard">wife of Vasudeva, has taken refuge. My spiritual power known as Shesha</text:p>
      <text:p text:style-name="Standard">has already entered the womb of Devaki. Transplant the fetus from her</text:p>
      <text:p text:style-name="Standard">womb into Rohini’s. Soon after, I shall incarnate myself in Devaki’s</text:p>
      <text:p text:style-name="Standard">womb, and you, O Devi, will be born as Yashoda’s daughter. You will be</text:p>
      <text:p text:style-name="Standard">the bestower of boons to all and will be worshipped on Earth, under many</text:p>
      <text:p text:style-name="Standard">names.”</text:p>
      <text:p text:style-name="Standard">Being thus ordered by the Lord, the goddess transported herself to Earth</text:p>
      <text:p text:style-name="Standard">and accomplished all that she was expected to do. The news was bruited</text:p>
      <text:p text:style-name="Standard">abroad that Devaki’s seventh pregnancy had been aborted. Hearing the</text:p>
      <text:p text:style-name="Standard">news, Kamsa suspected a trick and went himself to the dungeon to find out</text:p>
      <text:p text:style-name="Standard">the truth.</text:p>
      <text:p text:style-name="Standard">“Is it true that you conceived for the seventh time?” he thundered.</text:p>
      <text:p text:style-name="Standard">“Yes,” replied Devaki meekly.</text:p>
      <text:p text:style-name="Standard">“Then what happened to the child?” he enquired suspiciously.</text:p>
      <text:p text:style-name="Standard">“I do not know,” she whispered, and in truth she did not, for who can</text:p>
      <text:p text:style-name="Standard">know the ways of God? She had been pregnant until a few days ago, and</text:p>
      <text:p text:style-name="Standard">then suddenly she had felt her womb to be empty.</text:p>
      <text:p text:style-name="Standard">Kamsa ruminated for a while. Trick or no, the next child would surely be</text:p>
      <text:p text:style-name="Standard">the eighth. Since prevention was better than cure, he decided to prevent the</text:p>
      <text:p text:style-name="Standard">couple from conceiving at all and gave instructions for heavy chains to be</text:p>
      <text:p text:style-name="Standard">brought. With his own hands, he bound Vasudeva to one pillar and Devaki</text:p>
      <text:p text:style-name="Standard">to the opposite, thus ensuring that there was no possibility of any physical</text:p>
      <text:p text:style-name="Standard">contact between them. Strict orders were given that they were never to be</text:p>
      <text:p text:style-name="Standard">let out together. Satisfied with his handiwork, he left, banging the dungeon</text:p>
      <text:p text:style-name="Standard">doors together and shutting out the last ray of hope.</text:p>
      <text:p text:style-name="Standard">“O God! What about your promise?” groaned Vasudeva. “Are you going</text:p>
      <text:p text:style-name="Standard">to desert us now in this hour of darkness? We have none but you to aid us.”</text:p>
      <text:p text:style-name="Standard">So saying, he bowed his head and was plunged in grief. At that moment,</text:p>
      <text:p text:style-name="Standard">the Supreme Lord, protector of the universe, entered into the mind of</text:p>
      <text:p text:style-name="Standard">Vasudeva, so that he began to shine in splendor like the sun. Such bliss</text:p>
      <text:p text:style-name="Standard">transformed his face and aspect that his unhappy wife felt bound to</text:p>
      <text:p text:style-name="Standard">exclaim.</text:p>
      <text:p text:style-name="Standard">“O Husband!” she cried. “What is that secret thought that is drenching</text:p>
      <text:p text:style-name="Standard">you with happiness? What have we unfortunate creatures to be happy</text:p>
      <text:p text:style-name="Standard">about? O unlucky parents! We have been forced to see our children</text:p>
      <text:p text:style-name="Standard">murdered before our very eyes. Our only hope was to see the birth of our</text:p>
      <text:p text:style-name="Standard">eighth infant, and now even that hope has been dashed to the ground. What</text:p>
      <text:p text:style-name="Standard">have we to rejoice about?”</text:p>
      <text:p text:style-name="Standard">“There is a form shining within my heart, O beloved,” Vasudeva</text:p>
      <text:p text:style-name="Standard">exclaimed in rapture, “that thrills me to the very core of my being, so that</text:p>
      <text:p text:style-name="Standard">I no longer feel the hardness of the pillar to which I am bound, nor the</text:p>
      <text:p text:style-name="Standard">weight of the chains that bite into my flesh.”</text:p>
      <text:p text:style-name="Standard">“O Husband!” she cried, “pray describe this vision in detail to me so that</text:p>
      <text:p text:style-name="Standard">I too can share your rapture.”</text:p>
      <text:p text:style-name="Standard">So Vasudeva transmitted to his wife through the medium of the mind</text:p>
      <text:p text:style-name="Standard"><text:soft-page-break/>that world-redeeming aspect of the Supreme Divine, who is the allcomprehensive</text:p>
      <text:p text:style-name="Standard">being, present in all, including herself, and she received</text:p>
      <text:p text:style-name="Standard">the mental transmission, even as the eastern horizon receives the glory of</text:p>
      <text:p text:style-name="Standard">the full moon. Thus did she conceive the Lord mentally through her</text:p>
      <text:p text:style-name="Standard">husband Vasudeva.</text:p>
      <text:p text:style-name="Standard">When the jailer opened the dungeon doors the next day, he saw the cell</text:p>
      <text:p text:style-name="Standard">bathed in a divine radiance and Devaki transformed and shining, as if</text:p>
      <text:p text:style-name="Standard">within her she carried a living fire, a fire that would consume all the evil</text:p>
      <text:p text:style-name="Standard">in the world and leave it pure and shining. Hurriedly closing the doors, he</text:p>
      <text:p text:style-name="Standard">ran as fast as he could to the king and gave the news that something</text:p>
      <text:p text:style-name="Standard">strange and wondrous had happened to Devaki. Kamsa went posthaste to</text:p>
      <text:p text:style-name="Standard">investigate for himself. It was just as the jailer had described. When he</text:p>
      <text:p text:style-name="Standard">opened the doors, his eyes were dazzled by such a blinding flash of</text:p>
      <text:p text:style-name="Standard">burning blue brilliance that he staggered back, unable to bear it.</text:p>
      <text:p text:style-name="Standard">He thought to himself, “Surely the Lord Hari (Vishnu), who is to be the</text:p>
      <text:p text:style-name="Standard">cause of my death, must be within her. Never before have I seen her with</text:p>
      <text:p text:style-name="Standard">such divine luster. What shall I do now? If I kill her outright, I shall surely</text:p>
      <text:p text:style-name="Standard">be condemned by all, so I shall wait for the child to be born and then kill</text:p>
      <text:p text:style-name="Standard">him.”</text:p>
      <text:p text:style-name="Standard">He gave orders that the guards were to be doubled, the chain</text:p>
      <text:p text:style-name="Standard">strengthened, and every precaution taken so that none entered or left the</text:p>
      <text:p text:style-name="Standard">dungeon. All his instructions were carried out faithfully, but neither</text:p>
      <text:p text:style-name="Standard">Devaki nor Vasudeva cared or even noticed what was happening around</text:p>
      <text:p text:style-name="Standard">them. They were bathed in a sea of bliss, and as the child within her womb</text:p>
      <text:p text:style-name="Standard">grew bigger, Devaki’s joy knew no bounds. She did not feel the</text:p>
      <text:p text:style-name="Standard">discomforts of her position, nor was she worried as to the ways and means</text:p>
      <text:p text:style-name="Standard">of protecting the child when it was born and caring for it until it grew old</text:p>
      <text:p text:style-name="Standard">enough to kill her brother. Such mundane considerations worried her not a</text:p>
      <text:p text:style-name="Standard">whit, for she had time only to meditate continuously on that wondrous</text:p>
      <text:p text:style-name="Standard">form that filled her being and suffused her with delight.</text:p>
      <text:p text:style-name="Standard">Kamsa, too, was in a very similar state. His mind sharpened in singlepointed</text:p>
      <text:p text:style-name="Standard">concentration on Lord Vishnu. Through intense fear, his entire</text:p>
      <text:p text:style-name="Standard">world was filled with Vishnu, even though it was of Vishnu as avenger and</text:p>
      <text:p text:style-name="Standard">killer. Waking, sleeping, eating, or talking, he constantly quaked in fear,</text:p>
      <text:p text:style-name="Standard">wondering how his killer would appear. He had heard of Lord Vishnu’s</text:p>
      <text:p text:style-name="Standard">previous incarnation, when he had jumped out of a pillar as Narasimha</text:p>
      <text:p text:style-name="Standard">(the man-lion) to kill the asura Hiranyakashipu. Thinking thus, he would</text:p>
      <text:p text:style-name="Standard">suddenly jump off the throne on which he had been sitting. He would also</text:p>
      <text:p text:style-name="Standard">inspect his bed and mattress very carefully before sleeping. He would</text:p>
      <text:p text:style-name="Standard">scrutinize every ball of rice to see if Vishnu was lurking within. Waking</text:p>
      <text:p text:style-name="Standard">and sleeping, Kamsa’s world was peopled by Vishnu alone. This was truly</text:p>
      <text:p text:style-name="Standard">an enviable state, one that meditating yogis strive in vain to achieve. Thus</text:p>
      <text:p text:style-name="Standard">did Kamsa pass the ten months preceding the advent of the Lord in</text:p>
      <text:p text:style-name="Standard">constant contemplation.</text:p>
      <text:p text:style-name="Standard">Hari Aum Tat Sat</text:p>
      <text:p text:style-name="Standard">Aum Janardanaya Namaha!</text:p>
      <text:p text:style-name="Standard">2</text:p>
      <text:p text:style-name="Standard">The Birth of the Unborn</text:p>
      <text:p text:style-name="Standard">Nishitethama udbhuthe jayamane Janardane, Devakya</text:p>
      <text:p text:style-name="Standard">devarupinya, Vishnu sarva guhashaya, aviraseeth yada prachyam,</text:p>
      <text:p text:style-name="Standard">dishinduriva pushkala.</text:p>
      <text:p text:style-name="Standard">At this auspicious time, in the pitch darkness of midnight, Lord</text:p>
      <text:p text:style-name="Standard"><text:soft-page-break/>Vishnu, who is the resident within the hearts of all creatures, was</text:p>
      <text:p text:style-name="Standard">born of the divinely beautiful Devaki, like the full moon rising in</text:p>
      <text:p text:style-name="Standard">the eastern horizon.</text:p>
      <text:p text:style-name="Standard">SRIMAD BHAGAVATAM</text:p>
      <text:p text:style-name="Standard">With the approach of the most auspicious time when the star Rohini was in</text:p>
      <text:p text:style-name="Standard">the ascendant and all the other stars and planets were in favorable</text:p>
      <text:p text:style-name="Standard">positions, Janardana, the Lord who takes away the pangs of birth and</text:p>
      <text:p text:style-name="Standard">death, the eternal, the immortal, and the one without birth, chose to be</text:p>
      <text:p text:style-name="Standard">born as the son of Devaki and Vasudeva.</text:p>
      <text:p text:style-name="Standard">Peaceful silence reigned in all the quarters. The stars shone clear in the</text:p>
      <text:p text:style-name="Standard">sky. The rivers flowed with pellucid waters. The ponds were full of lotus</text:p>
      <text:p text:style-name="Standard">blossoms. The woods were resonant with the chirping of the birds and the</text:p>
      <text:p text:style-name="Standard">buzzing of bees fluttering between the trees and creepers laden with</text:p>
      <text:p text:style-name="Standard">flowers. Softly blew the breeze, dust free and fragrant, and gently glowed</text:p>
      <text:p text:style-name="Standard">the fires in the sacrificial hearths of the holy. An ineffable peace stole into</text:p>
      <text:p text:style-name="Standard">the minds of all men. The time was approaching midnight, and many</text:p>
      <text:p text:style-name="Standard">jewels sprouted in the bowels of Earth, all the birds woke up and started</text:p>
      <text:p text:style-name="Standard">crooning softly. The sun and moon both peeped out with their full</text:p>
      <text:p text:style-name="Standard">complement of stars, among which the star Rohini was the brightest. This</text:p>
      <text:p text:style-name="Standard">special conjunction of the eighth-day moon with the constellation Rohini</text:p>
      <text:p text:style-name="Standard">heralded the birth of the Lord. Muddy waters became clear, springs gushed</text:p>
      <text:p text:style-name="Standard">forth, and the waves of the sea came rushing in to the land to try to present</text:p>
      <text:p text:style-name="Standard">themselves at the spot where the divine drama was about to commence.</text:p>
      <text:p text:style-name="Standard">Little breezes carrying the sweet perfume of a million newly opened</text:p>
      <text:p text:style-name="Standard">blossoms thrust their way into the dungeon and played with the curls</text:p>
      <text:p text:style-name="Standard">around Devaki’s head as she lay in labor. Noble people everywhere were</text:p>
      <text:p text:style-name="Standard">wide awake, for they felt as if something momentous was about to take</text:p>
      <text:p text:style-name="Standard">place. The wicked slept the sleep of the dead. In fact, Kamsa had never</text:p>
      <text:p text:style-name="Standard">slept so soundly since the day of the prophecy, and as for the guards, they</text:p>
      <text:p text:style-name="Standard">were snoring so loudly that nothing short of an earthquake would have</text:p>
      <text:p text:style-name="Standard">awakened them.</text:p>
      <text:p text:style-name="Standard">The creator Brahma and the other celestials entered the labor room and</text:p>
      <text:p text:style-name="Standard">hymned the Lord, whom they could see shining within Devaki’s womb.</text:p>
      <text:p text:style-name="Standard">The sages and the gods showered flowers from above. The clouds rumbled</text:p>
      <text:p text:style-name="Standard">gently in tune with the sea.</text:p>
      <text:p text:style-name="Standard">At such a time, in the pitch darkness of midnight, Vishnu, the resident in</text:p>
      <text:p text:style-name="Standard">the hearts of all, was born of the divinely beautiful Devaki. At the moment</text:p>
      <text:p text:style-name="Standard">of his birth, the prison was filled with a soft light, emanating from the</text:p>
      <text:p text:style-name="Standard">babe himself. In that one brief instant when she held him in her arms,</text:p>
      <text:p text:style-name="Standard">Devaki forgot the ordeal of the morrow, forgot the cruel death that awaited</text:p>
      <text:p text:style-name="Standard">her child, and knew only the bliss of the mother as she holds her newborn</text:p>
      <text:p text:style-name="Standard">in her arms. Vasudeva was in a trance of delight, for he saw before him</text:p>
      <text:p text:style-name="Standard">that divine form that had glowed in his heart ten months ago and that had</text:p>
      <text:p text:style-name="Standard">throbbed in Devaki’s womb ever since.</text:p>
      <text:p text:style-name="Standard">O lucky parents! What tortures would one not go through to have a sight</text:p>
      <text:p text:style-name="Standard">like this? Lotus-eyed, four-armed, sporting the conch, mace, and other</text:p>
      <text:p text:style-name="Standard">weapons, with the luminous Shrivatsa mark and the shining jewel</text:p>
      <text:p text:style-name="Standard">Kaustubha on his chest, wearing a yellow garment, possessed of the</text:p>
      <text:p text:style-name="Standard">majesty and grace of a rain cloud, locks gleaming with the luster of his</text:p>
      <text:p text:style-name="Standard">diadem, earrings studded with precious gems, and bedecked with splendid</text:p>
      <text:p text:style-name="Standard">ornaments—such was the wondrous form of the divine child that appeared</text:p>
      <text:p text:style-name="Standard">before them. Realizing the child to be none other than Hari, the Supreme</text:p>
      <text:p text:style-name="Standard"><text:soft-page-break/>Being, Vasudeva prostrated himself before him and sang a hymn of praise.</text:p>
      <text:p text:style-name="Standard">He gazed into those glorious eyes, which were overflowing with love, and</text:p>
      <text:p text:style-name="Standard">felt such waves of bliss washing over him that he could no longer keep his</text:p>
      <text:p text:style-name="Standard">balance. Again and again, he prostrated before this vision, knowing him to</text:p>
      <text:p text:style-name="Standard">be indeed that formless Brahman extolled in the Vedas, which had taken</text:p>
      <text:p text:style-name="Standard">on the form of his son.</text:p>
      <text:p text:style-name="Standard">Then Devaki exclaimed, “You are verily Vishnu, the light spiritual, the</text:p>
      <text:p text:style-name="Standard">unmanifest, the vast, the luminous. I take shelter in you, the supreme</text:p>
      <text:p text:style-name="Standard">shelter. That thou, who bear the whole universe within yourself, should</text:p>
      <text:p text:style-name="Standard">have taken birth in my small womb is part of your divine lila, your</text:p>
      <text:p text:style-name="Standard">incomprehensible play by which you beguile the entire creation.”</text:p>
      <text:p text:style-name="Standard">The Lord now spoke, “O great lady! Having controlled your mind and</text:p>
      <text:p text:style-name="Standard">meditated on me in your two previous births, you had repeatedly asked for</text:p>
      <text:p text:style-name="Standard">the boon that I might be born as your son. It is in fulfillment of this</text:p>
      <text:p text:style-name="Standard">request that I am now taking my third birth in your womb, as your son. I</text:p>
      <text:p text:style-name="Standard">have given you a vision of my divine form so that you will recognize me.</text:p>
      <text:p text:style-name="Standard">Meditate on me, therefore, as the supreme spirit and not merely as your</text:p>
      <text:p text:style-name="Standard">son, and you will rise to higher states of consciousness and attain my</text:p>
      <text:p text:style-name="Standard">state.”</text:p>
      <text:p text:style-name="Standard">Looking at his father, he continued, “Arise now and go to Gokula, to the</text:p>
      <text:p text:style-name="Standard">house of the cowherd chief, Nanda. His wife, Yashoda, has just given birth</text:p>
      <text:p text:style-name="Standard">to a baby girl who is none other than my Yogamaya. Leave me there and</text:p>
      <text:p text:style-name="Standard">bring her back.” So saying, he turned into a newborn infant once again,</text:p>
      <text:p text:style-name="Standard">and the veil of maya descended on his parents. Vasudeva was in a hurry to</text:p>
      <text:p text:style-name="Standard">be off, but Devaki refused to be hurried. Who can blame her? Once having</text:p>
      <text:p text:style-name="Standard">taken him in embrace, who is it that can bear to let him go?</text:p>
      <text:p text:style-name="Standard">Happily he went to sleep in her arms as she looked on entranced.</text:p>
      <text:p text:style-name="Standard">Reluctantly, she relinquished this bundle of bliss into the anxious arms of</text:p>
      <text:p text:style-name="Standard">her husband, who had been waiting for an opportunity to hold him to his</text:p>
      <text:p text:style-name="Standard">heart. He had forgotten to ask how a prisoner could walk out of a dungeon</text:p>
      <text:p text:style-name="Standard">at midnight and go to Gokula! But as he rose up, he found that he was free.</text:p>
      <text:p text:style-name="Standard">Wrapping the infant in his own upper garment, he held him tenderly to his</text:p>
      <text:p text:style-name="Standard">heart and went toward the massive door of the prison, which was bolted</text:p>
      <text:p text:style-name="Standard">and barred with iron. To his amazement, the bolts slid back, the locks</text:p>
      <text:p text:style-name="Standard">turned, the chains fell softly, and the heavy doors swung outward of their</text:p>
      <text:p text:style-name="Standard">own accord. Outside, the guards and soldiers slumbered heavily, and no</text:p>
      <text:p text:style-name="Standard">one woke as Vasudeva, with the baby Krishna nestling within his robes,</text:p>
      <text:p text:style-name="Standard">passed into the open. Here, there was a heavy storm, the winds raged, and</text:p>
      <text:p text:style-name="Standard">his heart was heavy with foreboding as he listened to the sound of the</text:p>
      <text:p text:style-name="Standard">gushing waters of the River Yamuna in the distance and wondered how he</text:p>
      <text:p text:style-name="Standard">would ever be able to ford it and reach the other bank on such a night. But</text:p>
      <text:p text:style-name="Standard">lo! As he stepped out not a drop of rain fell on his head, for it is said that</text:p>
      <text:p text:style-name="Standard">Shesha, the celestial serpent on whom the Lord Vishnu is said to rest,</text:p>
      <text:p text:style-name="Standard">followed him with his hoods upraised, acting as a gigantic umbrella over</text:p>
      <text:p text:style-name="Standard">the divine child. From a distance, he saw the Yamuna rising in turbulent</text:p>
      <text:p text:style-name="Standard">flood, but as he came nearer, the waters parted so that he walked across</text:p>
      <text:p text:style-name="Standard">with only a trickle washing over his feet. The Yamuna wanted to have the</text:p>
      <text:p text:style-name="Standard">honor of washing the blessed feet of the one, who was lucky enough to</text:p>
      <text:p text:style-name="Standard">carry the Lord.</text:p>
      <text:p text:style-name="Standard">At last, Vasudeva came with his precious burden to the village of Gokula</text:p>
      <text:p text:style-name="Standard">and to the dwelling place of Nanda, the chief of the cowherds. Softly, the</text:p>
      <text:p text:style-name="Standard">door of the farmhouse opened before him, and as he entered, he saw a light</text:p>
      <text:p text:style-name="Standard"><text:soft-page-break/>burning within the doorway of the first room. The lamp stood by the bed</text:p>
      <text:p text:style-name="Standard">of a sleeping mother and her newborn infant. Quietly, Vasudeva bent down</text:p>
      <text:p text:style-name="Standard">and exchanged the children. To the herdsman’s wife he gave the divine</text:p>
      <text:p text:style-name="Standard">child and from her side he took her little daughter. Once more, he bent</text:p>
      <text:p text:style-name="Standard">down and kissed that pearly forehead. Then, with a last lingering look at</text:p>
      <text:p text:style-name="Standard">the baby’s beloved face, he slowly backed out of the door.</text:p>
      <text:p text:style-name="Standard">His sense of desolation after leaving the child was so great that he knew</text:p>
      <text:p text:style-name="Standard">not where he went and cared less. Maya Devi (goddess of illusion), who</text:p>
      <text:p text:style-name="Standard">lay in his arms, had to direct his footsteps so that he crossed the river once</text:p>
      <text:p text:style-name="Standard">again, reached the dungeon in the city of Mathura, and gave Yashoda’s</text:p>
      <text:p text:style-name="Standard">baby girl to his own wife, Devaki. He returned to the pillar and found</text:p>
      <text:p text:style-name="Standard">himself once more in chains. The doors of all the buildings remained</text:p>
      <text:p text:style-name="Standard">bolted and barred as before. Hardly had he put the child on Devaki’s lap</text:p>
      <text:p text:style-name="Standard">than she began to squall at the top of her voice. The guards jumped up in</text:p>
      <text:p text:style-name="Standard">haste and went running to Kamsa, carrying the news of Devaki’s delivery.</text:p>
      <text:p text:style-name="Standard">They had orders to wake him up at whatever hour of day or night the baby</text:p>
      <text:p text:style-name="Standard">was born. Sword in hand, without his kingly ornaments, he rushed to the</text:p>
      <text:p text:style-name="Standard">dungeon, with disheveled hair and crumpled clothes, his feet stumbling on</text:p>
      <text:p text:style-name="Standard">the path.</text:p>
      <text:p text:style-name="Standard">“Where is he?” he shouted. “Where is that puling, mewling babe? It is</text:p>
      <text:p text:style-name="Standard">better to kill the cobra’s young in its nest before it can grow up and kill</text:p>
      <text:p text:style-name="Standard">me!”</text:p>
      <text:p text:style-name="Standard">“But it’s a girl,” she moaned, “and deserves to be spared. O Brother, you</text:p>
      <text:p text:style-name="Standard">have killed so many of my children, all brilliant like flames. Spare me at</text:p>
      <text:p text:style-name="Standard">least this one, a daughter. Am I not your sister? The prophecy mentioned a</text:p>
      <text:p text:style-name="Standard">boy, and this is a girl. What harm can she do to you? Return her to me,</text:p>
      <text:p text:style-name="Standard">therefore, I beg of you.”</text:p>
      <text:p text:style-name="Standard">In spite of her piteous appeals, Kamsa snatched the baby from her</text:p>
      <text:p text:style-name="Standard">bosom and said, “It’s some trick of Vishnu, the master trickster. Girl or</text:p>
      <text:p text:style-name="Standard">boy, what do I care? I’ll see her in hell first!”</text:p>
      <text:p text:style-name="Standard">So saying, he grasped the tiny feet and swung the baby around in order</text:p>
      <text:p text:style-name="Standard">to dash her down on the rock already bathed with the blood of the six other</text:p>
      <text:p text:style-name="Standard">children. But as he lifted the child aloft, she slipped from his grasp and</text:p>
      <text:p text:style-name="Standard">flew into the air, and as he looked up in surprise, he saw the beauteous</text:p>
      <text:p text:style-name="Standard">eight-handed form of the goddess, decked in celestial garlands and</text:p>
      <text:p text:style-name="Standard">ornaments and armed with many weapons in each of her hands, shining</text:p>
      <text:p text:style-name="Standard">above him.</text:p>
      <text:p text:style-name="Standard">She declared in a laughing, musical voice, “O fool! What use is it to kill</text:p>
      <text:p text:style-name="Standard">me? Your killer has already been born. He lives within a radius of ten</text:p>
      <text:p text:style-name="Standard">miles. I have spared you today since you caught hold of my feet. Because</text:p>
      <text:p text:style-name="Standard">of that I bless you, O Kamsa, with death at the hands of Lord Vishnu—the</text:p>
      <text:p text:style-name="Standard">giver of eternal life.” So saying, the Yogamaya of the Lord disappeared</text:p>
      <text:p text:style-name="Standard">and manifested herself under different names in other parts of the world.</text:p>
      <text:p text:style-name="Standard">Kamsa was sunk in gloom and decided to release his sister and her</text:p>
      <text:p text:style-name="Standard">husband and to beg their pardon for his atrocities. At daybreak, however,</text:p>
      <text:p text:style-name="Standard">he sent for his evil counselors, who advised him to kill all the babies in the</text:p>
      <text:p text:style-name="Standard">outlying districts as well as all holy men, for Vishnu is said to hide in the</text:p>
      <text:p text:style-name="Standard">hearts of the holy. Being thus advised by his vicious ministers, he sunk</text:p>
      <text:p text:style-name="Standard">himself in that infernal crime of infanticide and harassment of the virtuous</text:p>
      <text:p text:style-name="Standard">and let loose a reign of terror unparalleled in the history of the world. The</text:p>
      <text:p text:style-name="Standard">persecution of the virtuous leads to man’s absolute ruin. It annihilates his</text:p>
      <text:p text:style-name="Standard">longevity, good fortune, reputation, and his prospects in the hereafter.</text:p>
      <text:p text:style-name="Standard"><text:soft-page-break/>Lord Narayana is the Supreme Reality known as Brahman.</text:p>
      <text:p text:style-name="Standard">Narayana is the Highest Self. Narayana is the Supreme Light.</text:p>
      <text:p text:style-name="Standard">Narayana is the Infinite Self. Narayana is the Greatest Meditator</text:p>
      <text:p text:style-name="Standard">as well as the Supreme Object of Meditation.</text:p>
      <text:p text:style-name="Standard">“NARAYANA SUKTAM,” RIG VEDA</text:p>
      <text:p text:style-name="Standard">Whatever in this world is known through perception or report, all</text:p>
      <text:p text:style-name="Standard">that is pervaded by Narayana within and without.</text:p>
      <text:p text:style-name="Standard">“NARAYANA SUKTAM,” RIG VEDA</text:p>
      <text:p text:style-name="Standard">Hari Aum Tat Sat</text:p>
      <text:p text:style-name="Standard">Aum Nandakumaraya Namaha!</text:p>
      <text:p text:style-name="Standard">3</text:p>
      <text:p text:style-name="Standard">The Divine Infant</text:p>
      <text:p text:style-name="Standard">Yo lilalasya samlagno, Gatho alolopi lolatham, tham lila</text:p>
      <text:p text:style-name="Standard">vapusham balam, Vande lilartha siddhaye.</text:p>
      <text:p text:style-name="Standard">Hail to the divine child who has taken on a form for sport. Seeing</text:p>
      <text:p text:style-name="Standard">his playful exploits, even the minds of the serious will be swayed.</text:p>
      <text:p text:style-name="Standard">May that playful form lead me to the end of the game of life!</text:p>
      <text:p text:style-name="Standard">The scene now shifts to Gokula, where for the next twelve years Krishna</text:p>
      <text:p text:style-name="Standard">beguiled his foster parents and the rest of the gopis (milkmaids) and</text:p>
      <text:p text:style-name="Standard">gopalas (cowherd boys) in a thousand ways. Those fortunate ones were</text:p>
      <text:p text:style-name="Standard">able to dandle the infinite on their knees, to suckle the nourisher of the</text:p>
      <text:p text:style-name="Standard">universe, to bind that boundless and formless one, and to hold him in the</text:p>
      <text:p text:style-name="Standard">circle of their loving arms. There is no chapter in the Lord’s life so</text:p>
      <text:p text:style-name="Standard">touching as this. It explores the heights and depths of all various forms of</text:p>
      <text:p text:style-name="Standard">love that a simple, unsophisticated heart is capable of giving: vatsalya</text:p>
      <text:p text:style-name="Standard">bhava, or the parents’ love for their son, sakhya bhava, or a boy’s love for</text:p>
      <text:p text:style-name="Standard">his friend, and madhurya bhava, or a girl’s love for her sweetheart. He was</text:p>
      <text:p text:style-name="Standard">everything to them—son, friend, lover, savior, and God.</text:p>
      <text:p text:style-name="Standard">The moment his father left him beside the sleeping Yashoda, the baby</text:p>
      <text:p text:style-name="Standard">opened his rosebud mouth and started yelling, as if to say, “What?! Are</text:p>
      <text:p text:style-name="Standard">you all sleeping when I enter your house? So also will I enter your hearts</text:p>
      <text:p text:style-name="Standard">like a thief in the night, but once I’m within, I’ll leave you in no doubt as</text:p>
      <text:p text:style-name="Standard">to my presence!” The whole household, which had been held in a magic</text:p>
      <text:p text:style-name="Standard">slumber till then, now sprang to life. Great was their joy when they found</text:p>
      <text:p text:style-name="Standard">that the child they remembered to have been a girl was really a boy, for</text:p>
      <text:p text:style-name="Standard">that was the only explanation that occurred to them.</text:p>
      <text:p text:style-name="Standard">“A boy!” The news spread like wildfire.</text:p>
      <text:p text:style-name="Standard">“A beautiful bonny boy has been born to our chief!”</text:p>
      <text:p text:style-name="Standard">The happy father rushed to the room and feasted his eyes on the</text:p>
      <text:p text:style-name="Standard">delightful scrap of divinity that shone in his room. Loud and long were his</text:p>
      <text:p text:style-name="Standard">praises to God. He made presentations of clothes, ornaments, cows, and</text:p>
      <text:p text:style-name="Standard">money to all, for the well-being of his son. He had never expected to</text:p>
      <text:p text:style-name="Standard">become a father all his life, for his wife Yashoda was already forty-five</text:p>
      <text:p text:style-name="Standard">years of age. They had almost given up hope of ever having a child and</text:p>
      <text:p text:style-name="Standard">now to be blessed with a son, and a son of such a delightful aspect; his joy</text:p>
      <text:p text:style-name="Standard">knew no bounds. When morning came, the entire community of gopis and</text:p>
      <text:p text:style-name="Standard">gopalas came to see the child with their little offerings of butter and milk</text:p>
      <text:p text:style-name="Standard">and curd, which were all they had to give. But these they offered in the</text:p>
      <text:p text:style-name="Standard">pure crystal bowl of their hearts, and so it was more acceptable to the Lord</text:p>
      <text:p text:style-name="Standard">than the costliest presents. All those who saw him loved him as if he were</text:p>
      <text:p text:style-name="Standard">their own, and this was no wonder, for God belongs to all equally.</text:p>
      <text:p text:style-name="Standard">He was a source of unlimited bliss to the gopis, who used to finish their</text:p>
      <text:p text:style-name="Standard"><text:soft-page-break/>housework as fast as possible and crowd into Yashoda’s house to pet him</text:p>
      <text:p text:style-name="Standard">and fondle him and exclaim over his cute ways. They forgot their homes,</text:p>
      <text:p text:style-name="Standard">their husbands, and even their own children and reveled in the bliss</text:p>
      <text:p text:style-name="Standard">emanating from this divine child. From that day onward, Vraja, the</text:p>
      <text:p text:style-name="Standard">cowherd settlement of Gokula, being the residence of Hari, also became</text:p>
      <text:p text:style-name="Standard">the playground of Sri Lakshmi, the goddess of prosperity and</text:p>
      <text:p text:style-name="Standard">auspiciousness.</text:p>
      <text:p text:style-name="Standard">Since Kamsa was the king of the land, all the chiefs had to pay an annual</text:p>
      <text:p text:style-name="Standard">tribute to him. So Nanda left for Mathura to pay the taxes, with many</text:p>
      <text:p text:style-name="Standard">anxious warnings to Yashoda never to leave the child alone. Hearing of</text:p>
      <text:p text:style-name="Standard">Nanda’s arrival, Vasudeva went to meet him, for he was very anxious to</text:p>
      <text:p text:style-name="Standard">have news of his son, as well as of his son by his wife Rohini, who was</text:p>
      <text:p text:style-name="Standard">also living with Nanda.</text:p>
      <text:p text:style-name="Standard">“O Brother!” he said. “I hear I have to congratulate you. It is indeed</text:p>
      <text:p text:style-name="Standard">fortunate that you, who were childless until now, have a baby at this</text:p>
      <text:p text:style-name="Standard">advanced age. Lucky man, to be the father of such a son. And what about</text:p>
      <text:p text:style-name="Standard">my son, who is now living with his mother at your house? How is he?”</text:p>
      <text:p text:style-name="Standard">Poor Vasudeva, though not an envious man by nature, was filled with</text:p>
      <text:p text:style-name="Standard">envy at the thought that Nanda would be enjoying what should have been</text:p>
      <text:p text:style-name="Standard">his by right and his wife Yashoda would be having the extreme pleasure of</text:p>
      <text:p text:style-name="Standard">nursing the Lord. His own wife could nurse only her tears, while her</text:p>
      <text:p text:style-name="Standard">breasts dried up, unwanted and unfulfilled. Bitter, indeed, was this</text:p>
      <text:p text:style-name="Standard">thought. At least he had been happy that the child was safe, but now,</text:p>
      <text:p text:style-name="Standard">having heard of Kamsa’s edict to massacre all children, he was filled with</text:p>
      <text:p text:style-name="Standard">dread and warned Nanda.</text:p>
      <text:p text:style-name="Standard">Nanda said, “Alas! I have heard of all the calamities that you have had to</text:p>
      <text:p text:style-name="Standard">bear, O Brother. All things are in the hands of God. Those who know this</text:p>
      <text:p text:style-name="Standard">will not grieve.”</text:p>
      <text:p text:style-name="Standard">Vasudeva, though he longed to hear more about his sons, did not like to</text:p>
      <text:p text:style-name="Standard">keep him talking any longer, for he feared for their safety. He urged</text:p>
      <text:p text:style-name="Standard">Nanda, “I see ill omens and I fear for the safety of your child. Return to</text:p>
      <text:p text:style-name="Standard">Gokula immediately. Do not waste time in the city and never leave the</text:p>
      <text:p text:style-name="Standard">child alone or show him to strangers.” Nanda was terrified when he heard</text:p>
      <text:p text:style-name="Standard">this and went directly to Gokula in his ox-drawn cart.</text:p>
      <text:p text:style-name="Standard">In the meantime, a demoness called Putana, an expert in infanticide, had</text:p>
      <text:p text:style-name="Standard">begun to move about in towns, villages, and settlements, at Kamsa’s</text:p>
      <text:p text:style-name="Standard">behest, to slaughter all infants, regardless of their sex or age. She could</text:p>
      <text:p text:style-name="Standard">travel anywhere in any form. One day, she came to Gokula, taking the</text:p>
      <text:p text:style-name="Standard">form of an attractive young woman. She had perfected an ingenious</text:p>
      <text:p text:style-name="Standard">method for killing infants. Posing as a wet nurse, she smeared her breasts</text:p>
      <text:p text:style-name="Standard">with poison and nursed the babies. The result was conclusive. When she</text:p>
      <text:p text:style-name="Standard">reached Gokula, she heard of the birth of a baby boy in the house of Nanda</text:p>
      <text:p text:style-name="Standard">and went there immediately. Putana looked like a veritable goddess when</text:p>
      <text:p text:style-name="Standard">she glided into the room where the child lay sleeping. She picked him up</text:p>
      <text:p text:style-name="Standard">without realizing that it would be her last act.</text:p>
      <text:p text:style-name="Standard">Seeing her air of authority, both Rohini and Yashoda felt embarrassed to</text:p>
      <text:p text:style-name="Standard">ask her who she was and to remonstrate with her for taking up the baby,</text:p>
      <text:p text:style-name="Standard">even though she was a stranger. Without hesitating, Putana placed the</text:p>
      <text:p text:style-name="Standard">sleeping infant on her lap and proceeded to nurse him. It is said that the</text:p>
      <text:p text:style-name="Standard">Lord deliberately feigned sleep, for he knew that if she looked into his</text:p>
      <text:p text:style-name="Standard">wondrous eyes, even she, hardened sinner though she was, would repent</text:p>
      <text:p text:style-name="Standard">and go away without attempting to kill him, and then his mission would be</text:p>
      <text:p text:style-name="Standard"><text:soft-page-break/>incomplete. Even so, as she gazed at his sleeping face, an overwhelming</text:p>
      <text:p text:style-name="Standard">rush of maternal love flowed from her, and her breasts, which were</text:p>
      <text:p text:style-name="Standard">incapable of yielding milk, gushed forth. She forgot the poison she had</text:p>
      <text:p text:style-name="Standard">smeared on them, giving the child suck and crooning to him the while. But</text:p>
      <text:p text:style-name="Standard">her lullaby soon changed to a swan song, for the little fellow, toothless</text:p>
      <text:p text:style-name="Standard">though he was, held her breast in a viselike grip and sucked with gusto; he</text:p>
      <text:p text:style-name="Standard">seemed to drain her of her vital energy. In mortal agony, she rushed out of</text:p>
      <text:p text:style-name="Standard">the house and assumed her demonic form. At last, with a roar of pain, she</text:p>
      <text:p text:style-name="Standard">fell like a mountain in the middle of the courtyard, destroying the cowshed</text:p>
      <text:p text:style-name="Standard">and the hayrack. Her fall caused tremors in the earth and made the gopis</text:p>
      <text:p text:style-name="Standard">and gopalas tremble in fear. This was the scene that greeted the eyes of the</text:p>
      <text:p text:style-name="Standard">terrified father when he returned from Mathura.</text:p>
      <text:p text:style-name="Standard">“Where’s the baby? Where’s the baby?” was the frightened clamor from</text:p>
      <text:p text:style-name="Standard">all sides.</text:p>
      <text:p text:style-name="Standard">Suddenly, they saw the infant fearlessly kicking its limbs in delight,</text:p>
      <text:p text:style-name="Standard">lying on top of the monstrous form of the demoness. The gopalas hesitated</text:p>
      <text:p text:style-name="Standard">in fear, but the gopis rushed forward, for he was more important to them</text:p>
      <text:p text:style-name="Standard">than their own lives, and took him up in their arms. They were amazed at</text:p>
      <text:p text:style-name="Standard">how he could still be alive. They did not dream that he could be</text:p>
      <text:p text:style-name="Standard">responsible for the monster’s death.</text:p>
      <text:p text:style-name="Standard">“God must have saved him in some miraculous way,” was the general</text:p>
      <text:p text:style-name="Standard">verdict.</text:p>
      <text:p text:style-name="Standard">They bathed him and performed sacred rites for his safety, such as</text:p>
      <text:p text:style-name="Standard">waving cows’ tails over his body, smearing him with dust from the hooves</text:p>
      <text:p text:style-name="Standard">of the cows, and applying dried cow dung powder to the twelve vital parts</text:p>
      <text:p text:style-name="Standard">of his body, while uttering the sacred names of Vishnu. The child</text:p>
      <text:p text:style-name="Standard">submitted to all these ministrations with secret amusement and kicked and</text:p>
      <text:p text:style-name="Standard">crooned with delight.</text:p>
      <text:p text:style-name="Standard">Since they could not cremate this huge body in the compound, they had</text:p>
      <text:p text:style-name="Standard">to hack it into bits and carry it far away to be burnt. They had expected a</text:p>
      <text:p text:style-name="Standard">terrible stench to rise from the burning carcass, but instead, the sweet</text:p>
      <text:p text:style-name="Standard">smell of sandal (sandalwood) filled the air. This was because Putana had</text:p>
      <text:p text:style-name="Standard">suckled the divine child and thus become free from every form of sin.</text:p>
      <text:p text:style-name="Standard">Those sacred feet of his, which devotees cherish in their hearts and which</text:p>
      <text:p text:style-name="Standard">are the refuge of even the sages, were placed on her lap while he sucked at</text:p>
      <text:p text:style-name="Standard">her breast, so that even though she was a demo-ness, she got the reward</text:p>
      <text:p text:style-name="Standard">due to the mother of God. If a killer of infants and a vampire like Putana</text:p>
      <text:p text:style-name="Standard">attained mukti (liberation) because she had fed him, then think of the</text:p>
      <text:p text:style-name="Standard">glorious destiny of those who offered him all that was nearest and dearest</text:p>
      <text:p text:style-name="Standard">to them, as his parents and gopis did. What then can be said of the good</text:p>
      <text:p text:style-name="Standard">fortune of the gopis and even the cows, who fed him with the greatest of</text:p>
      <text:p text:style-name="Standard">love?</text:p>
      <text:p text:style-name="Standard">Never was a mortal woman happier than Yashoda, wife and queen of</text:p>
      <text:p text:style-name="Standard">Nanda, foster mother of the Lord. Day after day, she held him in her lap</text:p>
      <text:p text:style-name="Standard">and fed him and cradled him to sleep, as if he were an ordinary baby, for</text:p>
      <text:p text:style-name="Standard">not even she suspected the extent of his strength.</text:p>
      <text:p text:style-name="Standard">Putana was the forerunner of many other demons sent by Kamsa to kill</text:p>
      <text:p text:style-name="Standard">the baby. They came in various forms and guises. Needless to say, none</text:p>
      <text:p text:style-name="Standard">returned alive. Though at first none of the gopalas realized the extent of</text:p>
      <text:p text:style-name="Standard">the remarkable powers possessed by the infant, slowly they began to have</text:p>
      <text:p text:style-name="Standard">some inkling of the vast storehouse of power that lay between those tiny</text:p>
      <text:p text:style-name="Standard">arms.</text:p>
      <text:p text:style-name="Standard"><text:soft-page-break/>Ninety days after his birth, when the star Rohini came round for the third</text:p>
      <text:p text:style-name="Standard">time, they held the ceremony commemorating his first time to be taken</text:p>
      <text:p text:style-name="Standard">outside the house. There was a large gathering, and Yashoda bathed the</text:p>
      <text:p text:style-name="Standard">baby amid the chanting of mantras. Having received the blessings of the</text:p>
      <text:p text:style-name="Standard">Brahmins, she placed the drowsy infant under a cart to sleep. She kept a</text:p>
      <text:p text:style-name="Standard">ring of little boys to watch over him and went inside to attend the guests.</text:p>
      <text:p text:style-name="Standard">At this moment, the demon Shakata entered the cart, thinking that it would</text:p>
      <text:p text:style-name="Standard">be easy to bring it down upon the infant and kill him as if in an accident.</text:p>
      <text:p text:style-name="Standard">But he calculated without knowing the powers of his opponent.</text:p>
      <text:p text:style-name="Standard">At the very instant the cart started to fall, the infant gave a kick with his</text:p>
      <text:p text:style-name="Standard">tiny foot, and lo! the cart and all its contents were thrown to the other side</text:p>
      <text:p text:style-name="Standard">of the yard and Shakata was killed. Of his body, however, there was no</text:p>
      <text:p text:style-name="Standard">sign, for it is said that since the Lord’s feet had kicked him, even his</text:p>
      <text:p text:style-name="Standard">physical form attained liberation. Hearing the terrible cracking sound,</text:p>
      <text:p text:style-name="Standard">everyone rushed forward.</text:p>
      <text:p text:style-name="Standard">“What happened? What happened?” they asked the children who had</text:p>
      <text:p text:style-name="Standard">been looking after the baby.</text:p>
      <text:p text:style-name="Standard">“The cart fell down, and this little boy kicked it and broke it with his</text:p>
      <text:p text:style-name="Standard">feet,” they said proudly.</text:p>
      <text:p text:style-name="Standard">The people gazed in astonishment at the baby who was kicking his feet</text:p>
      <text:p text:style-name="Standard">and gurgling happily, as if to confirm the truth of what the children said.</text:p>
      <text:p text:style-name="Standard">“These children are capable of making up anything,” the adults said in</text:p>
      <text:p text:style-name="Standard">disbelief.</text:p>
      <text:p text:style-name="Standard">Yashoda snatched up her baby and caressed his rose-petal feet. “Did you</text:p>
      <text:p text:style-name="Standard">get hurt, my darling?” she crooned. “Did the cart hurt you?”</text:p>
      <text:p text:style-name="Standard">“God certainly looks after your child, Yashoda!” the other gopis</text:p>
      <text:p text:style-name="Standard">exclaimed.</text:p>
      <text:p text:style-name="Standard">Not having an inkling of the superhuman might of their child, the</text:p>
      <text:p text:style-name="Standard">frightened parents arranged for many rites to be done for him to protect</text:p>
      <text:p text:style-name="Standard">him from evil forces.</text:p>
      <text:p text:style-name="Standard">After this incident, Yashoda was frightened to leave him alone even for a</text:p>
      <text:p text:style-name="Standard">minute. One evening, she was sitting with him in her lap, crooning to him</text:p>
      <text:p text:style-name="Standard">and repeating prayers, when she felt unequal to the task of bearing his</text:p>
      <text:p text:style-name="Standard">weight, for he appeared to be growing heavier and heavier. What could the</text:p>
      <text:p text:style-name="Standard">matter be? She felt that someone had cast an evil eye on him, so she</text:p>
      <text:p text:style-name="Standard">placed him on a mat and went to the kitchen to get some condiments that,</text:p>
      <text:p text:style-name="Standard">when waved above an infant, were supposed to ward off the effects of the</text:p>
      <text:p text:style-name="Standard">evil eye. Hardly had she disappeared than the child made himself lighter</text:p>
      <text:p text:style-name="Standard">than usual, for he had known of the approach of the demon, Trinavarta,</text:p>
      <text:p text:style-name="Standard">who was coming in the form of a whirlwind that engulfed the whole of</text:p>
      <text:p text:style-name="Standard">Gokula in such a cloud of dust that the entire settlement was plunged into</text:p>
      <text:p text:style-name="Standard">darkness. While the tornado was raging, Yashoda was unable to see her</text:p>
      <text:p text:style-name="Standard">child anywhere, and she collapsed in fear and started to cry. Trinavarta</text:p>
      <text:p text:style-name="Standard">rose up into the air with the baby, but soon he was unable to bear the</text:p>
      <text:p text:style-name="Standard">infant’s massive weight and found his speed dwindling, until at last he fell</text:p>
      <text:p text:style-name="Standard">down with a roar onto a huge rock and dashed himself into smithereens.</text:p>
      <text:p text:style-name="Standard">The gopalas ran to the spot where the demon had crashed and found the</text:p>
      <text:p text:style-name="Standard">baby glowing like a sapphire atop the rock. Taking up the blessed child,</text:p>
      <text:p text:style-name="Standard">they presented him to his mother. They were filled with wonder at his</text:p>
      <text:p text:style-name="Standard">apparently miraculous escape.</text:p>
      <text:p text:style-name="Standard">Poor Yashoda. Until a child starts to crawl, it can be expected to remain</text:p>
      <text:p text:style-name="Standard">in the place where it has been put. Having a baby at such a late age,</text:p>
      <text:p text:style-name="Standard"><text:soft-page-break/>Yashoda was already an overanxious mother, and to add to this, it appeared</text:p>
      <text:p text:style-name="Standard">that this child was accident prone. She could never leave him alone even</text:p>
      <text:p text:style-name="Standard">for a minute and be sure of finding him in the same place on her return.</text:p>
      <text:p text:style-name="Standard">Though he appeared to be unscathed by these experiences, she had no way</text:p>
      <text:p text:style-name="Standard">of knowing that this was due to his own powers and not to some miracle.</text:p>
      <text:p text:style-name="Standard">She attributed it to luck or providence. How could she imagine that within</text:p>
      <text:p text:style-name="Standard">him lay the ability to protect the entire cosmos? It may have been to set</text:p>
      <text:p text:style-name="Standard">her mind at rest that one day he showed her a miracle.</text:p>
      <text:p text:style-name="Standard">As usual, she was sitting in her favorite spot on a veranda that</text:p>
      <text:p text:style-name="Standard">overlooked two huge trees in the garden and worrying about all the</text:p>
      <text:p text:style-name="Standard">dangers that might possibly befall him. With infinite tenderness, she</text:p>
      <text:p text:style-name="Standard">contemplated the cherubic face in her arms. At that moment, the Lord</text:p>
      <text:p text:style-name="Standard">opened his rosebud mouth as if to yawn and lo! the mother saw the entire</text:p>
      <text:p text:style-name="Standard">universe in his little mouth. She stared fascinated. There was no doubt.</text:p>
      <text:p text:style-name="Standard">The sky, Earth, the heavens, the stars, the planets, the sun, the moon, fire,</text:p>
      <text:p text:style-name="Standard">air, oceans, rivers, and continents were all inside the baby’s mouth. For a</text:p>
      <text:p text:style-name="Standard">split second, she forgot herself and the baby and felt as if she were poised</text:p>
      <text:p text:style-name="Standard">on the brink of endless worlds, the spectator of a mighty cosmic drama. At</text:p>
      <text:p text:style-name="Standard">last, she could bear it no longer, and she closed her eyes. When she opened</text:p>
      <text:p text:style-name="Standard">them again, the illusion, if it could be called that, had vanished, and she</text:p>
      <text:p text:style-name="Standard">was just a mother holding her baby in her arms.</text:p>
      <text:p text:style-name="Standard">“Rohini! Rohini!” she called. “Come here and tell me what you see in</text:p>
      <text:p text:style-name="Standard">this child’s mouth. I thought I saw something strange and wondrous.”</text:p>
      <text:p text:style-name="Standard">Rohini came running and with great difficulty she managed to pry open</text:p>
      <text:p text:style-name="Standard">his little mouth and shove her finger inside, only to get a sharp nip for her</text:p>
      <text:p text:style-name="Standard">pains.</text:p>
      <text:p text:style-name="Standard">“I know what’s in this child’s mouth,” she told Yashoda. “He’s teething.</text:p>
      <text:p text:style-name="Standard">That’s what you saw.”</text:p>
      <text:p text:style-name="Standard">Yashoda shook her head doubtfully. The miracle she had just witnessed</text:p>
      <text:p text:style-name="Standard">was already fading from her mind, but a lingering feeling of awe remained</text:p>
      <text:p text:style-name="Standard">and with it a certain degree of comfort. This child was not as helpless as</text:p>
      <text:p text:style-name="Standard">he looked, she thought to herself. There was no need for her to worry so</text:p>
      <text:p text:style-name="Standard">much over his welfare. He was capable of looking after himself. This</text:p>
      <text:p text:style-name="Standard">thought comforted her, and this was just what the Lord wanted.</text:p>
      <text:p text:style-name="Standard">At that time, the great sage Gargacharya, or Garga Muni, the priest of</text:p>
      <text:p text:style-name="Standard">the Yadava clan, went to Vraja at the instigation of Vasudeva, who sent</text:p>
      <text:p text:style-name="Standard">him there to perform the naming ceremony of his sons. Gargacharya was</text:p>
      <text:p text:style-name="Standard">noted for his skill in astrology, and Nanda welcomed him and requested</text:p>
      <text:p text:style-name="Standard">him to perform the purificatory rites for his child as well as Rohini’s.</text:p>
      <text:p text:style-name="Standard">Gargacharya said, “I am well known as the priest of the Yadavas, and if I</text:p>
      <text:p text:style-name="Standard">perform the purificatory rites for these children and Kamsa comes to hear</text:p>
      <text:p text:style-name="Standard">of it, take it as an indication that the child’s foe is here and take steps to</text:p>
      <text:p text:style-name="Standard">kill him.”</text:p>
      <text:p text:style-name="Standard">So Nanda begged him to perform the ceremony in some solitary place</text:p>
      <text:p text:style-name="Standard">without the knowledge of even the other gopalas. Since he knew</text:p>
      <text:p text:style-name="Standard">everything and had gone there with the express purpose of naming the</text:p>
      <text:p text:style-name="Standard">child, he agreed with alacrity. Thus, without the knowledge of any one</text:p>
      <text:p text:style-name="Standard">else, the ceremony was conducted in an empty cow barn with only Nanda,</text:p>
      <text:p text:style-name="Standard">Yashoda, and Rohini as witnesses. First, Gargacharya took Rohini’s child</text:p>
      <text:p text:style-name="Standard">in his lap, since he was the elder, and named him Balarama, because of his</text:p>
      <text:p text:style-name="Standard">great strength as well as his ability to delight everyone. Next, he lifted</text:p>
      <text:p text:style-name="Standard">Yashoda’s child and placed him tenderly on his lap. The mischievous little</text:p>
      <text:p text:style-name="Standard"><text:soft-page-break/>thing gave him a sharp look as if to say, “You’d better give me a good</text:p>
      <text:p text:style-name="Standard">name that has never been heard before and yet one that befits me and will</text:p>
      <text:p text:style-name="Standard">be remembered by all to come . . . or else . . .”</text:p>
      <text:p text:style-name="Standard">At this moment the old man felt the baby’s hands give a sharp tug at his</text:p>
      <text:p text:style-name="Standard">long gray beard, which dangled right down to the baby’s stomach and was</text:p>
      <text:p text:style-name="Standard">tickling him. Gargacharya smiled and looked into those wondrous eyes</text:p>
      <text:p text:style-name="Standard">and his heart left his keeping forever!</text:p>
      <text:p text:style-name="Standard">Krishna! That was the name for him. Krishna—the one who steals the</text:p>
      <text:p text:style-name="Standard">hearts of men, so that one who has once come into contact with him</text:p>
      <text:p text:style-name="Standard">belongs to him forever. Krishna also means “dark in color,” for the baby</text:p>
      <text:p text:style-name="Standard">was the color of the rain clouds during the monsoons. Gargacharya then</text:p>
      <text:p text:style-name="Standard">outlined the child’s horoscope and told Nanda that since he had been the</text:p>
      <text:p text:style-name="Standard">son of Vasudeva in a previous birth, he would also be known as Vaasudeva.</text:p>
      <text:p text:style-name="Standard">“Numerous are the names with which this child will come to be known</text:p>
      <text:p text:style-name="Standard">because of his qualities and achievements. Even I cannot know them all.</text:p>
      <text:p text:style-name="Standard">Mark, O Nanda! This child is equal to Lord Narayana (Vishnu) himself in</text:p>
      <text:p text:style-name="Standard">respect of fame, prowess, and excellence. Look after him with all</text:p>
      <text:p text:style-name="Standard">attention. All those who harm him will be harming themselves, and those</text:p>
      <text:p text:style-name="Standard">who love him will be ever protected.”</text:p>
      <text:p text:style-name="Standard">Krishna gurgled with delight. Here at last was one who realized his</text:p>
      <text:p text:style-name="Standard">greatness. And here was the license to perpetrate whatever mischief he</text:p>
      <text:p text:style-name="Standard">wished to do! He decided to lead the inhabitants of Gokula in such a dance</text:p>
      <text:p text:style-name="Standard">that they would never forget him for the rest of their lives.</text:p>
      <text:p text:style-name="Standard">We pray and worship the Supreme Lord Vishnu for the welfare of</text:p>
      <text:p text:style-name="Standard">all. May all miseries and shortcomings leave us forever so that we</text:p>
      <text:p text:style-name="Standard">may always be able to sing his glories. May medicinal herbs grow</text:p>
      <text:p text:style-name="Standard">in potency so that diseases may be cured effectively. May the gods</text:p>
      <text:p text:style-name="Standard">rain peace on us. May both bipeds and quadrupeds be happy.</text:p>
      <text:p text:style-name="Standard">Peace, peace, peace.</text:p>
      <text:p text:style-name="Standard">“PURUSHA SUKTAM,” RIG VEDA</text:p>
      <text:p text:style-name="Standard">Hari Aum Tat Sat</text:p>
      <text:p text:style-name="Standard">Aum Navaneethanadaya Namaha!</text:p>
      <text:p text:style-name="Standard">4</text:p>
      <text:p text:style-name="Standard">The Butter Thief</text:p>
      <text:p text:style-name="Standard">Balam naveena shatapatra netram, Bimbatharam sajala megha</text:p>
      <text:p text:style-name="Standard">ruchim manojnyam, mandasmitham madura sundara mandayanam,</text:p>
      <text:p text:style-name="Standard">Sri Nandanandanamaham manasa smarami.</text:p>
      <text:p text:style-name="Standard">I meditate on the enchanting form of Nanda’s darling with eyes</text:p>
      <text:p text:style-name="Standard">like the petals of a newly born lotus, lips like the bimba berry, face</text:p>
      <text:p text:style-name="Standard">made entrancing by a beguiling smile, whose color is that of a</text:p>
      <text:p text:style-name="Standard">water-laden rain cloud.</text:p>
      <text:p text:style-name="Standard">Very soon, Balarama and Krishna began to crawl about, and they got</text:p>
      <text:p text:style-name="Standard">themselves into more scrapes than any other children. There was never a</text:p>
      <text:p text:style-name="Standard">dull moment for Yashoda. In her forty-five years, she had never run so</text:p>
      <text:p text:style-name="Standard">much. She forgot her normal household duties while watching the boys at</text:p>
      <text:p text:style-name="Standard">play. Krishna would crawl forward very fast and then turn his head and</text:p>
      <text:p text:style-name="Standard">look over his shoulder when he heard the sound of tinkling bells coming</text:p>
      <text:p text:style-name="Standard">from his own anklets, as if to see who was following him. That inquiring</text:p>
      <text:p text:style-name="Standard">look was irresistible. Up she would jump, run after him, pick him up, and</text:p>
      <text:p text:style-name="Standard">kiss him all over his cherubic face. He would wriggle out of her arms and</text:p>
      <text:p text:style-name="Standard">crawl as fast as he could, with bells tinkling and feet twinkling, like twin</text:p>
      <text:p text:style-name="Standard">rose petals blown in the wind. Where was he? By the time she caught up</text:p>
      <text:p text:style-name="Standard"><text:soft-page-break/>with him, he would be with the big mother cow, pulling off her young one</text:p>
      <text:p text:style-name="Standard">with one small hand and drinking milk straight from her udder as he had</text:p>
      <text:p text:style-name="Standard">watched the calf do. Yashoda would scream in terror, for the cow was</text:p>
      <text:p text:style-name="Standard">noted for her vicious nature, and she was already shaking her head in a</text:p>
      <text:p text:style-name="Standard">menacing manner, bringing her huge horns closer to the child. Yashoda</text:p>
      <text:p text:style-name="Standard">would stand petrified, not knowing whether to run and pick up the child or</text:p>
      <text:p text:style-name="Standard">whether that would irritate the cow further. But as she stood rooted, this</text:p>
      <text:p text:style-name="Standard">fierce cow would put out her rough tongue and lick the little boy as</text:p>
      <text:p text:style-name="Standard">affectionately as she licked her own calf. Krishna would turn round and</text:p>
      <text:p text:style-name="Standard">look at his mother as if to say, “See, Mother, all creatures love me, for I</text:p>
      <text:p text:style-name="Standard">am the soul of all.” But, poor mother, she would think it was another</text:p>
      <text:p text:style-name="Standard">miracle, and she would snatch him up and tell him never to do such a thing</text:p>
      <text:p text:style-name="Standard">again.</text:p>
      <text:p text:style-name="Standard">So then he would follow her into the kitchen and put his hand into every</text:p>
      <text:p text:style-name="Standard">pot until he came to the one with the butter, eating some and pasting the</text:p>
      <text:p text:style-name="Standard">rest over his face, and the little kittens would come mewing and lick his</text:p>
      <text:p text:style-name="Standard">face with delight. The mother was now in a dilemma, not knowing whether</text:p>
      <text:p text:style-name="Standard">to attend her household duties or to watch the child. So playful and restless</text:p>
      <text:p text:style-name="Standard">was he that he had to be constantly guarded from the dangers of cows, fire,</text:p>
      <text:p text:style-name="Standard">cats, knives, ponds, thorns, and birds.</text:p>
      <text:p text:style-name="Standard">Once he started to toddle, it was even worse. One day, Yashoda heard</text:p>
      <text:p text:style-name="Standard">him call her excitedly, and she rushed out to see him dangling perilously</text:p>
      <text:p text:style-name="Standard">over the well. “Mother! Mother! Come and see! There’s a little boy like</text:p>
      <text:p text:style-name="Standard">me in the well. Please come and take him out, Mother!”</text:p>
      <text:p text:style-name="Standard">Yashoda rushed and caught him. “Never do that again,” she admonished,</text:p>
      <text:p text:style-name="Standard">and ever after that, every time she drew water from the well, she would</text:p>
      <text:p text:style-name="Standard">imagine his face peeping from the water. There was no mischief he was</text:p>
      <text:p text:style-name="Standard">incapable of doing. The little hands were busy with everything. One</text:p>
      <text:p text:style-name="Standard">moment he would be brandishing the kitchen knife, the next he would try</text:p>
      <text:p text:style-name="Standard">to pluck the hot coals from the fire. So, at every moment of the day,</text:p>
      <text:p text:style-name="Standard">Yashoda kept running after him, and for the rest of her life to come, she</text:p>
      <text:p text:style-name="Standard">continued to see his face everywhere—in the coals, in the fire, in the</text:p>
      <text:p text:style-name="Standard">water, or near the cow, whether she was cutting vegetables or plucking</text:p>
      <text:p text:style-name="Standard">flowers. Thus did he prepare her for the separation to come. This is a</text:p>
      <text:p text:style-name="Standard">lesson to all housewives. It is difficult to fix our minds on a formless God</text:p>
      <text:p text:style-name="Standard">while doing mundane tasks, but how easy to recall the mischievous</text:p>
      <text:p text:style-name="Standard">exploits of that divine child, peeping and laughing at us in and through our</text:p>
      <text:p text:style-name="Standard">most tedious chores.</text:p>
      <text:p text:style-name="Standard">Sometimes, some of the other gopis would beg to be allowed to take him</text:p>
      <text:p text:style-name="Standard">to their houses for the day, and Yashoda would reluctantly agree, for she</text:p>
      <text:p text:style-name="Standard">could not bear to be parted from him, even for a moment. Once he had</text:p>
      <text:p text:style-name="Standard">been taken to a house, he would go uninvited. In fact, he would steal into</text:p>
      <text:p text:style-name="Standard">their houses like a rogue, and help himself to their ghee (clarified butter),</text:p>
      <text:p text:style-name="Standard">curd, and milk, which were their prized possessions. Such is his kindness</text:p>
      <text:p text:style-name="Standard">that once we invite him into our hearts, he will come unbidden, steal the</text:p>
      <text:p text:style-name="Standard">butter of our love, and bless us with the riches we have never asked for.</text:p>
      <text:p text:style-name="Standard">One day, the gopis gathered together and began to speak of Krishna’s</text:p>
      <text:p text:style-name="Standard">pranks to his mother. The charges against him were numerous: “He comes</text:p>
      <text:p text:style-name="Standard">and releases the calves before milking time. He steals the butter, milk, and</text:p>
      <text:p text:style-name="Standard">curd, and, after consuming what he wants, distributes the rest to his</text:p>
      <text:p text:style-name="Standard">playmates, if they are there, or else to the kittens and baby monkeys who</text:p>
      <text:p text:style-name="Standard">follow him in the hope of getting something. After he has had his fill, he</text:p>
      <text:p text:style-name="Standard"><text:soft-page-break/>breaks the pots. If we scold him, he laughs at us. What should we do to</text:p>
      <text:p text:style-name="Standard">him?”</text:p>
      <text:p text:style-name="Standard">“Why don’t you give him what he wants?” asked the doting mother.</text:p>
      <text:p text:style-name="Standard">“After all, he’s only a child, and he loves these things. Why don’t you give</text:p>
      <text:p text:style-name="Standard">him a glass of milk and some butter as soon as he comes? At the end of the</text:p>
      <text:p text:style-name="Standard">month, you may present the bill, and I’ll meet it.”</text:p>
      <text:p text:style-name="Standard">“O! But we do give him!” they chorused. “We give him as much as such</text:p>
      <text:p text:style-name="Standard">a small boy can eat, but still he comes into the house unseen and steals</text:p>
      <text:p text:style-name="Standard">more. If we hang up the curd, he makes a hole at the bottom and drinks</text:p>
      <text:p text:style-name="Standard">from below as it drips down. After he has finished, his friends drink, and</text:p>
      <text:p text:style-name="Standard">the last drops are lapped up by the kittens!”</text:p>
      <text:p text:style-name="Standard">Another gopi took up the sad tale: “Once I hung the milk pot so high that</text:p>
      <text:p text:style-name="Standard">he could not reach it even with a stick, and do you know what he did? He</text:p>
      <text:p text:style-name="Standard">dragged a pounding stone from outside, I don’t know how, and then he</text:p>
      <text:p text:style-name="Standard">clambered up on it, broke the pot with a stick, opened his little mouth, and</text:p>
      <text:p text:style-name="Standard">stood there drinking the milk that was pouring down. Half went into his</text:p>
      <text:p text:style-name="Standard">mouth, some over his body, and the rest on the floor, to the delight of the</text:p>
      <text:p text:style-name="Standard">waiting kittens. Now look at him, standing there, the picture of innocence,</text:p>
      <text:p text:style-name="Standard">after having done so much mischief.”</text:p>
      <text:p text:style-name="Standard">Krishna was hiding behind his mother and peeping out, his face</text:p>
      <text:p text:style-name="Standard">quivering with pretended fright and his eyes anxiously rounded at hearing</text:p>
      <text:p text:style-name="Standard">these accounts of his misdeeds. He was sucking a worried thumb and</text:p>
      <text:p text:style-name="Standard">peeping worriedly at his mother’s face to see how she was taking it.</text:p>
      <text:p text:style-name="Standard">Yashoda’s only response was to laugh. She could not bring herself to</text:p>
      <text:p text:style-name="Standard">scold her darling for any reason. “Never mind,” she comforted the gopis.</text:p>
      <text:p text:style-name="Standard">“I’ll replace your mud pots with golden ones.”</text:p>
      <text:p text:style-name="Standard">Thus, each of them got a golden pot in lieu of the mud pot he had</text:p>
      <text:p text:style-name="Standard">broken, and this was exactly what he had wanted, for he wanted them to</text:p>
      <text:p text:style-name="Standard">enjoy all the luxuries that were there in his own house.</text:p>
      <text:p text:style-name="Standard">But still the complaints grew, so Yashoda started watching her little son</text:p>
      <text:p text:style-name="Standard">very carefully to find out when he went and perpetrated these misdeeds.</text:p>
      <text:p text:style-name="Standard">She soon came to the conclusion that he could never have done any of the</text:p>
      <text:p text:style-name="Standard">crimes that were being laid at his door, for the simple reason that he was</text:p>
      <text:p text:style-name="Standard">never out of her sight for more than a few minutes at a time. “Is it possible</text:p>
      <text:p text:style-name="Standard">that these gopis are making up these stories to get golden pots?” she</text:p>
      <text:p text:style-name="Standard">wondered.</text:p>
      <text:p text:style-name="Standard">Just then another gopi came with a different tale. “Just listen to this,</text:p>
      <text:p text:style-name="Standard">Mother,” she said. “You know that I’ve started being very careful with my</text:p>
      <text:p text:style-name="Standard">things and always keep them locked so that Krishna can’t get them.</text:p>
      <text:p text:style-name="Standard">Yesterday, he was really angry when he found nothing to steal, so he gave a</text:p>
      <text:p text:style-name="Standard">pinch to my little daughter and made her wake up and scream just as he</text:p>
      <text:p text:style-name="Standard">was leaving.”</text:p>
      <text:p text:style-name="Standard">Krishna grinned when he heard this, for that child was Radha, who was</text:p>
      <text:p text:style-name="Standard">going to be his beloved playmate in the future, and he was asking her,</text:p>
      <text:p text:style-name="Standard">“Why are you wasting time sleeping when you should be concentrating on</text:p>
      <text:p text:style-name="Standard">growing up? What knowledge can you have of happiness that makes you</text:p>
      <text:p text:style-name="Standard">smile now? I’ll show you such delights that nothing else can be</text:p>
      <text:p text:style-name="Standard">comparable.” So saying, he had pinched her, and she had awakened</text:p>
      <text:p text:style-name="Standard">squealing. Yashoda could not believe what the gopi was saying, so she</text:p>
      <text:p text:style-name="Standard">said, “Well, next time he does something of that kind, just catch him and</text:p>
      <text:p text:style-name="Standard">bring him to me and I’ll punish him.”</text:p>
      <text:p text:style-name="Standard">The gopi agreed doubtfully, for she knew him to be a slippery customer;</text:p>
      <text:p text:style-name="Standard"><text:soft-page-break/>however, with a little luck she managed to catch him red-handed the next</text:p>
      <text:p text:style-name="Standard">day when he was actually standing with his hands in a pot of butter. She</text:p>
      <text:p text:style-name="Standard">grabbed him by his buttery hands and dragged him to the house. Just as</text:p>
      <text:p text:style-name="Standard">they reached the turning, he said, “Look! What’s that?”</text:p>
      <text:p text:style-name="Standard">She relaxed her hold and turned to look and poof! His buttery hand</text:p>
      <text:p text:style-name="Standard">slipped out of her grasp, and off he went like a streak of blue light. She</text:p>
      <text:p text:style-name="Standard">panted after him, but he was all quicksilver and she was all lead! She</text:p>
      <text:p text:style-name="Standard">puffed into his house and found him sitting in his mother’s lap on the</text:p>
      <text:p text:style-name="Standard">swing, looking the picture of cherubic innocence.</text:p>
      <text:p text:style-name="Standard">“Aha! So this is where you have got to, is it?” she asked. “Look,</text:p>
      <text:p text:style-name="Standard">Yashoda! I had caught this child stealing butter hardly ten minutes ago,</text:p>
      <text:p text:style-name="Standard">and I was dragging him here to show you. Just as we reached the turn, he</text:p>
      <text:p text:style-name="Standard">was off like a shot, and now look at him, sitting here as if butter would not</text:p>
      <text:p text:style-name="Standard">melt in his mouth!”</text:p>
      <text:p text:style-name="Standard">Yashoda looked at her in astonishment. Now she was sure that the gopi’s</text:p>
      <text:p text:style-name="Standard">powers of fabrication were enormous. “What are you talk about?” she</text:p>
      <text:p text:style-name="Standard">asked. “This child has been sitting on my lap listening to a story for the</text:p>
      <text:p text:style-name="Standard">past one hour. How can he possibly have been with you ten minutes ago?”</text:p>
      <text:p text:style-name="Standard">The gopi stared. She should have expected this, she thought resentfully.</text:p>
      <text:p text:style-name="Standard">Naturally, a mother would side with her child. But a barefaced lie! How</text:p>
      <text:p text:style-name="Standard">could Yashoda make up such a story? The two of them kept silent, while</text:p>
      <text:p text:style-name="Standard">Krishna smiled. At last, seeing the gopi’s crestfallen look, Yashoda said</text:p>
      <text:p text:style-name="Standard">kindly, “Never mind. Next time you catch him be sure you tie him up</text:p>
      <text:p text:style-name="Standard">securely and bring him to me, and I promise to punish him.”</text:p>
      <text:p text:style-name="Standard">Happily for the gopi, she was able to test the truth of this promise the</text:p>
      <text:p text:style-name="Standard">very next day. Krishna allowed himself to be caught, for after all, she was</text:p>
      <text:p text:style-name="Standard">Radha’s mother. Determined to take no more chances, she put him inside a</text:p>
      <text:p text:style-name="Standard">big, heavy chest in a corner, locked it up, and pocketed the key. “Just you</text:p>
      <text:p text:style-name="Standard">wait there, you little rogue, and think of some mischief while I finish my</text:p>
      <text:p text:style-name="Standard">work and take you to your loving mother. Then we’ll see.” After finishing</text:p>
      <text:p text:style-name="Standard">her work, she lugged the heavy chest up the small incline leading to</text:p>
      <text:p text:style-name="Standard">Yashoda’s house. “Here he is,” she panted in triumph. “Here’s your</text:p>
      <text:p text:style-name="Standard">innocent son. I’ve caught him and locked him up, as you suggested.”</text:p>
      <text:p text:style-name="Standard">“When did you catch him?” Yashoda asked curiously.</text:p>
      <text:p text:style-name="Standard">“Soon after lunch,” Radha’s mother replied. “He joined us for lunch and</text:p>
      <text:p text:style-name="Standard">then left very properly by the front door, only to creep in through the back</text:p>
      <text:p text:style-name="Standard">gate and steal butter from the larder. Mind you, this was not even for</text:p>
      <text:p text:style-name="Standard">himself, for he was too full after the heavy lunch I gave him. I caught him</text:p>
      <text:p text:style-name="Standard">distributing the day’s butter, the result of a hard morning’s labor, to the</text:p>
      <text:p text:style-name="Standard">cats and monkeys.”</text:p>
      <text:p text:style-name="Standard">Yashoda gasped. “Either you’re mad or I am,” she said. “Krishna had his</text:p>
      <text:p text:style-name="Standard">lunch with us today. In fact, he sat between his father and his brother, and</text:p>
      <text:p text:style-name="Standard">he’s been playing here ever since. Now open the chest and let’s see who is</text:p>
      <text:p text:style-name="Standard">right, you or I.”</text:p>
      <text:p text:style-name="Standard">Without hesitation, the gopi went and opened the chest, for she had no</text:p>
      <text:p text:style-name="Standard">doubt who was right. Both of them peered into the chest and lo! staring at</text:p>
      <text:p text:style-name="Standard">them with tear-filled eyes was the gopi’s own daughter. Yashoda had a</text:p>
      <text:p text:style-name="Standard">hearty laugh. “Well, well, I never realized your eyesight was so poor!”</text:p>
      <text:p text:style-name="Standard">The poor gopi was completely bewildered. How could she grasp the fact</text:p>
      <text:p text:style-name="Standard">that God can appear in all places at the same time, for he is everywhere?</text:p>
      <text:p text:style-name="Standard">After that, she never dared to go to Yashoda with her complaints, and her</text:p>
      <text:p text:style-name="Standard">devotion and love for Krishna grew day by day. Her little daughter grew</text:p>
      <text:p text:style-name="Standard"><text:soft-page-break/>up, seeing her great devotion, and from that time onward gave her heart to</text:p>
      <text:p text:style-name="Standard">him.</text:p>
      <text:p text:style-name="Standard">One day, the bigger children, including Krishna’s brother, Balarama,</text:p>
      <text:p text:style-name="Standard">rushed out to eat the fruits of a tree growing in the compound. Krishna</text:p>
      <text:p text:style-name="Standard">loved those fruits, so he toddled after them even though nobody had</text:p>
      <text:p text:style-name="Standard">thought of inviting him. They shooed him off, as being too small to climb</text:p>
      <text:p text:style-name="Standard">trees. Still, he insisted on accompanying them, so they agreed to give him</text:p>
      <text:p text:style-name="Standard">the task of picking up the fruits as they fell.</text:p>
      <text:p text:style-name="Standard">“Now mind you, do not eat a single one,” they, warned, knowing his</text:p>
      <text:p text:style-name="Standard">capacity for food. “Your job is only to collect the fruits, and we’ll come</text:p>
      <text:p text:style-name="Standard">and divide them equally.”</text:p>
      <text:p text:style-name="Standard">“All right,” he said meekly.</text:p>
      <text:p text:style-name="Standard">The big boys, including Balarama, scrambled up and started dropping</text:p>
      <text:p text:style-name="Standard">bunches of lovely, ripe, purple fruits to the ground. Krishna started to pick</text:p>
      <text:p text:style-name="Standard">them up and gobble them as fast as he could. He crammed them into his</text:p>
      <text:p text:style-name="Standard">mouth, his little hands going up and down like pistons, from the ground to</text:p>
      <text:p text:style-name="Standard">his mouth. After some time, one of the boys chanced to look down and</text:p>
      <text:p text:style-name="Standard">discovered what was going on. “Hey! Stop that nonsense at once!” he</text:p>
      <text:p text:style-name="Standard">shouted. “Look at Krishna,” he called to others. “He’s eating the fruit</text:p>
      <text:p text:style-name="Standard">instead of collecting it!”</text:p>
      <text:p text:style-name="Standard">“Stop! Stop!” all of them shouted from the top of the tree. All the little</text:p>
      <text:p text:style-name="Standard">heads popped out from among the branches, shouting angrily at Krishna,</text:p>
      <text:p text:style-name="Standard">who seemed supremely unconscious of the whole affair and continued to</text:p>
      <text:p text:style-name="Standard">cram his mouth. The purple fluid was oozing down the corner of his</text:p>
      <text:p text:style-name="Standard">mouth, and in his hurry to eat as much as he could, he had not even</text:p>
      <text:p text:style-name="Standard">cleaned the fruit. Quite a bit of mud also found its way into his mouth. The</text:p>
      <text:p text:style-name="Standard">boys came sliding down and shook him hard. “What do you think you are</text:p>
      <text:p text:style-name="Standard">doing?” they shouted.</text:p>
      <text:p text:style-name="Standard">Krishna did not speak a word for the simple reason that his mouth was</text:p>
      <text:p text:style-name="Standard">packed with fruit.</text:p>
      <text:p text:style-name="Standard">“All right, we’ll show you,” they cried and ran inside searching for his</text:p>
      <text:p text:style-name="Standard">mother.</text:p>
      <text:p text:style-name="Standard">“O Mother!” they cried. “Your son is eating mud!”</text:p>
      <text:p text:style-name="Standard">Yashoda came running to find out what the commotion was all about.</text:p>
      <text:p text:style-name="Standard">“Your son is eating mud!” they cried, pointing accusingly at Krishna.</text:p>
      <text:p text:style-name="Standard">“Have you been eating mud?” she repeated sternly.</text:p>
      <text:p text:style-name="Standard">Krishna shook his curly head and started sniffing loudly, as a prelude to</text:p>
      <text:p text:style-name="Standard">a big howl. He dared not open his mouth yet, for he had not quite finished</text:p>
      <text:p text:style-name="Standard">swallowing the fruit.</text:p>
      <text:p text:style-name="Standard">“Ask him to open his mouth, Mother!” Balarama urged. Krishna glared</text:p>
      <text:p text:style-name="Standard">at him as if he could not believe that his brother would stoop to such a low</text:p>
      <text:p text:style-name="Standard">trick.</text:p>
      <text:p text:style-name="Standard">“Yes, ask him to open his mouth,” the rest of the boys chorused.</text:p>
      <text:p text:style-name="Standard">“Open your mouth, Krishna,” Yashoda said sternly.</text:p>
      <text:p text:style-name="Standard">Krishna turned his limpid gaze on her. “Have you forgotten what</text:p>
      <text:p text:style-name="Standard">happened when you looked into my mouth the last time?” was the</text:p>
      <text:p text:style-name="Standard">unspoken question.</text:p>
      <text:p text:style-name="Standard">She had indeed forgotten or probably misunderstood. If so, the time was</text:p>
      <text:p text:style-name="Standard">propitious for another lesson. Or perhaps, he thought, if she wanted to see</text:p>
      <text:p text:style-name="Standard">mud, she could have her fill of it!</text:p>
      <text:p text:style-name="Standard">And the Lord who had become a human child out of sport, without any</text:p>
      <text:p text:style-name="Standard">loss of his divine powers, now opened his rosebud mouth. She bent</text:p>
      <text:p text:style-name="Standard"><text:soft-page-break/>forward to peer more closely, and lo! she felt herself to be whirling in</text:p>
      <text:p text:style-name="Standard">space, lost in time, for inside the baby’s mouth was seen the whole</text:p>
      <text:p text:style-name="Standard">universe of moving and unmoving creation, Earth and its mountains and</text:p>
      <text:p text:style-name="Standard">oceans, the moon, and the stars, and all the planets and regions. She was</text:p>
      <text:p text:style-name="Standard">wonderstruck to see the land of Vraja and the village of Gokula, herself</text:p>
      <text:p text:style-name="Standard">standing there with the child Krishna beside her with a wide-open mouth,</text:p>
      <text:p text:style-name="Standard">and within that mouth another universe, and so on, ad infinitum!</text:p>
      <text:p text:style-name="Standard">“O God!” she thought, “Am I going mad or is this a dream or the magic</text:p>
      <text:p text:style-name="Standard">wrought by this strange child of mine? “Krishnaaa . . . ,” she cried,</text:p>
      <text:p text:style-name="Standard">clinging to his name like a drowning person to a lifeline. “Krishnaaa . . .”</text:p>
      <text:p text:style-name="Standard">It was a despairing cry, for she felt her head whirling. Immediately, he shut</text:p>
      <text:p text:style-name="Standard">his mouth, and she got back her equilibrium. In a trice, she had almost</text:p>
      <text:p text:style-name="Standard">forgotten what she had seen. “Why have you been eating . . .” she stopped</text:p>
      <text:p text:style-name="Standard">in midsentence. What a fool she was! This child carried the whole</text:p>
      <text:p text:style-name="Standard">universe within himself, and she was worrying about a few grains of sand!</text:p>
      <text:p text:style-name="Standard">“Krishna! O Krishna!” she whispered, snatching her boy in her arms.</text:p>
      <text:p text:style-name="Standard">“Who are you? Who are you? Who are you?” she murmured, nuzzling his</text:p>
      <text:p text:style-name="Standard">baby curls with her lips. Before the astonished gaze of a dozen small boys,</text:p>
      <text:p text:style-name="Standard">she carried her darling inside, caressing him and cooing endearments to</text:p>
      <text:p text:style-name="Standard">him. The boys gazed after her in disappointment. You really could not tell</text:p>
      <text:p text:style-name="Standard">with adults, they decided. There was no saying how they would react. They</text:p>
      <text:p text:style-name="Standard">had fully expected to enjoy the spectacle of Krishna howling for mercy</text:p>
      <text:p text:style-name="Standard">from an irate mother, and look at her hugging and kissing him!</text:p>
      <text:p text:style-name="Standard">He, whom the Vedantins (followers of the Vedas) speak of as Brahman,</text:p>
      <text:p text:style-name="Standard">whom the yogis consider the atman (individual soul, divinity within each</text:p>
      <text:p text:style-name="Standard">soul), and whom devotees call Bhagavan, that supreme one was considered</text:p>
      <text:p text:style-name="Standard">by Yashoda to be her own son.</text:p>
      <text:p text:style-name="Standard">May we be able to know Narayana. For that do we meditate on</text:p>
      <text:p text:style-name="Standard">Vaasudeva. May Vishnu guide us.</text:p>
      <text:p text:style-name="Standard">“NARAYANA SUKTAM,” RIG VEDA</text:p>
      <text:p text:style-name="Standard">Hari Aum Tat Sat</text:p>
      <text:p text:style-name="Standard">Aum Damodaraya Namaha!</text:p>
      <text:p text:style-name="Standard">5</text:p>
      <text:p text:style-name="Standard">Bondage of the Boundless</text:p>
      <text:p text:style-name="Standard">Damodara gunamandira,</text:p>
      <text:p text:style-name="Standard">Sundara vadanaravinda govinda,</text:p>
      <text:p text:style-name="Standard">Bhava jaladhi madana Mandara,</text:p>
      <text:p text:style-name="Standard">Paramam dharma panatha twam me.</text:p>
      <text:p text:style-name="Standard">Damodara, thou abode of good qualities!</text:p>
      <text:p text:style-name="Standard">Govinda! With the beautiful lotuslike face!</text:p>
      <text:p text:style-name="Standard">Do thou churn the sea of mortality with Mount Mandara and</text:p>
      <text:p text:style-name="Standard">bestow on me a little of that immortal nectar!</text:p>
      <text:p text:style-name="Standard">One day, Yashoda got up early to assist the maids in churning curds. She</text:p>
      <text:p text:style-name="Standard">left the sleeping Krishna and tiptoed out of the room to boil the milk and</text:p>
      <text:p text:style-name="Standard">churn the curds before he woke up. It so happened that he woke up soon</text:p>
      <text:p text:style-name="Standard">after and was quite annoyed to find her missing. Even though he was about</text:p>
      <text:p text:style-name="Standard">three years old, according to the custom, he had not yet been weaned, and</text:p>
      <text:p text:style-name="Standard">it was his usual habit to have a good feast as soon as he got up. He shouted</text:p>
      <text:p text:style-name="Standard">for his mother, but the noise made by the wooden churn, as well as the fact</text:p>
      <text:p text:style-name="Standard">that she was singing songs about him, drowned out his baby voice. By now,</text:p>
      <text:p text:style-name="Standard">he was thoroughly disgruntled and decided to go down and investigate.</text:p>
      <text:p text:style-name="Standard">“Ah! There she is, busy churning curd when she should be feeding me!” he</text:p>
      <text:p text:style-name="Standard"><text:soft-page-break/>thought, as he spied her from the door. Running to her, he caught hold of</text:p>
      <text:p text:style-name="Standard">the churning rod and put a stop to the whole operation.</text:p>
      <text:p text:style-name="Standard">She turned to look at him. Her eyes melted with love, and her breasts</text:p>
      <text:p text:style-name="Standard">started to flow of their own accord. He was such an enchanting sight. His</text:p>
      <text:p text:style-name="Standard">bunch of curls was sprouting from the top of his head where she had tied it</text:p>
      <text:p text:style-name="Standard">the previous evening, with a single peacock feather stuck in the middle.</text:p>
      <text:p text:style-name="Standard">His eyes were smudged with collyrium, due to the tears he had shed, and</text:p>
      <text:p text:style-name="Standard">even now, one tear was precariously balanced on a lower lid, wondering</text:p>
      <text:p text:style-name="Standard">whether to fall, loath to leave that lovely eye. His lips were pink, with the</text:p>
      <text:p text:style-name="Standard">full lower lip thrust out, in a delicious pout. She caught him to her in a</text:p>
      <text:p text:style-name="Standard">tight embrace, and loosening her garment, she started to feed him. Both</text:p>
      <text:p text:style-name="Standard">mother and son were thoroughly enjoying this interlude, he sucking with</text:p>
      <text:p text:style-name="Standard">gusto and she watching with great tenderness, when suddenly she heard the</text:p>
      <text:p text:style-name="Standard">hissing noise of the milk boiling over on the fire. Placing the child down</text:p>
      <text:p text:style-name="Standard">on the floor, she ran to rescue the milk. Krishna was furious. His eyes</text:p>
      <text:p text:style-name="Standard">became red and his lips trembled. It was bad enough to have been deprived</text:p>
      <text:p text:style-name="Standard">of his pleasure in the morning, but this was the very limit! To be dumped</text:p>
      <text:p text:style-name="Standard">like a sack of potatoes when he had not finished drinking his fill! He</text:p>
      <text:p text:style-name="Standard">would show her! He took up the heavy wooden churn and brought it down</text:p>
      <text:p text:style-name="Standard">with a bang on the mud pot containing the curd she had been churning. The</text:p>
      <text:p text:style-name="Standard">buttermilk gushed out with a gurgle, with the blob of butter in the middle.</text:p>
      <text:p text:style-name="Standard">With make-believe tears in his eyes, he looked aghast at what he had done.</text:p>
      <text:p text:style-name="Standard">Deciding that discretion was the better part of valor, he hurriedly trotted</text:p>
      <text:p text:style-name="Standard">off on his chubby legs. At the door, he turned and looked back. The blob of</text:p>
      <text:p text:style-name="Standard">butter looked too inviting. Moreover, he was still hungry. He trotted back,</text:p>
      <text:p text:style-name="Standard">rescued the butter, and ran to the veranda, where there was a big, ricehusking</text:p>
      <text:p text:style-name="Standard">mortar. Seating himself precariously on top of this, he proceeded</text:p>
      <text:p text:style-name="Standard">to enjoy his stolen feast, throwing a few lumps to the kittens now and</text:p>
      <text:p text:style-name="Standard">again. Yashoda returned after rescuing the milk and saw the mess he had</text:p>
      <text:p text:style-name="Standard">made on the floor. But of the child there was no sign. She tiptoed out and</text:p>
      <text:p text:style-name="Standard">saw him sitting on the mortar, glancing here and there with the pretended</text:p>
      <text:p text:style-name="Standard">fear of discovery written large in his eyes. She approached him slowly</text:p>
      <text:p text:style-name="Standard">from behind. Turning around, he caught sight of her, jumped down, and</text:p>
      <text:p text:style-name="Standard">ran away, as if in fear.</text:p>
      <text:p text:style-name="Standard">She gave chase to him, who cannot be caught, even in the mind of a</text:p>
      <text:p text:style-name="Standard">meditating yogi, purified by austerity. Crying and rubbing his eyes with</text:p>
      <text:p text:style-name="Standard">buttery fingers, looking back anxiously at his mother who was slowly</text:p>
      <text:p text:style-name="Standard">catching up with him, he ran and hid behind the mortar. When she saw his</text:p>
      <text:p text:style-name="Standard">fear, she threw away the stick she had been carrying and decided to tie him</text:p>
      <text:p text:style-name="Standard">to the mortar. Quickly, she returned with the longest and strongest piece of</text:p>
      <text:p text:style-name="Standard">rope she could find. Creeping up to the stone, she suddenly threw it over</text:p>
      <text:p text:style-name="Standard">him and said, “Now I’m going to tie you up!”</text:p>
      <text:p text:style-name="Standard">At these words, a tuft of curls bobbed up over the stone, followed by two</text:p>
      <text:p text:style-name="Standard">anxious eyes, one tiny nose, and a pair of buttery lips ending in a</text:p>
      <text:p text:style-name="Standard">determined chin, that lifted itself up and rested on top of the stone.</text:p>
      <text:p text:style-name="Standard">“I’m going to tie you up,” she repeated, hardening her heart against the</text:p>
      <text:p text:style-name="Standard">plea in his enchanting look. His eyes looked down, but there was a</text:p>
      <text:p text:style-name="Standard">mocking gleam in them. He was the unmanifest Supreme sporting as a</text:p>
      <text:p text:style-name="Standard">human child, whom this gopi took to be her own son and was trying to</text:p>
      <text:p text:style-name="Standard">fasten to the mortar. Determinedly, she wound the rope around his waist</text:p>
      <text:p text:style-name="Standard">and found it short by two fingers. So she attached another rope and wound</text:p>
      <text:p text:style-name="Standard">it twice around him and again found it short by two fingers. She attached</text:p>
      <text:p text:style-name="Standard"><text:soft-page-break/>another rope with the same result. Thus, she exhausted all the ropes in the</text:p>
      <text:p text:style-name="Standard">house, and still there was a shortage of two inches to complete the round.</text:p>
      <text:p text:style-name="Standard">The other gopis, who had come to watch the fun, now began to laugh at</text:p>
      <text:p text:style-name="Standard">Yashoda’s predicament. As for her, she could not imagine what the matter</text:p>
      <text:p text:style-name="Standard">was. She was still to learn the folly of trying to bind the one who is</text:p>
      <text:p text:style-name="Standard">boundless. The mocking gleam was more pronounced, and the gopis</text:p>
      <text:p text:style-name="Standard">started tittering among themselves and whispering, “She did not believe us</text:p>
      <text:p text:style-name="Standard">when we told her, and see, now she herself is suffering!”</text:p>
      <text:p text:style-name="Standard">The poor mother was desperate. She cast an imploring look at her little</text:p>
      <text:p text:style-name="Standard">son. Seeing the pathetic state of his perspiring mother, with hair</text:p>
      <text:p text:style-name="Standard">disheveled and flowers falling, Krishna felt pity and allowed himself to be</text:p>
      <text:p text:style-name="Standard">bound. Not even the gods could attain as much grace from him as he</text:p>
      <text:p text:style-name="Standard">showed to this gopi, his mother, for the rope of love is the only cord</text:p>
      <text:p text:style-name="Standard">capable of binding the boundless.</text:p>
      <text:p text:style-name="Standard">“Just you stay there, you naughty boy,” she said sternly, as she bound</text:p>
      <text:p text:style-name="Standard">him with ease, thereby hoping to convince the others that she was fully</text:p>
      <text:p text:style-name="Standard">capable of punishing the little rogue. Everyone drifted away, leaving him</text:p>
      <text:p text:style-name="Standard">alone. His mother also went inside after admonishing him once more.</text:p>
      <text:p text:style-name="Standard">Luckily, he had thought of hiding some of the butter in the hole in the</text:p>
      <text:p text:style-name="Standard">mortar. He took it out and had a small feast, but soon he became quite</text:p>
      <text:p text:style-name="Standard">bored. What was he to do now, since he had given an unspoken promise to</text:p>
      <text:p text:style-name="Standard">his mother to remain tied? Suddenly, he spied a pair of gigantic trees in the</text:p>
      <text:p text:style-name="Standard">distance. They were growing very close to each other. In fact, between</text:p>
      <text:p text:style-name="Standard">them there was such a small gap that only a very small boy like him could</text:p>
      <text:p text:style-name="Standard">manage to squeeze through. He was struck with a desire to put his theory</text:p>
      <text:p text:style-name="Standard">to the test. Now was as good a time as any. He set off at a brisk trot on his</text:p>
      <text:p text:style-name="Standard">chubby legs followed by a grumbling, rumbling pounding stone. In all its</text:p>
      <text:p text:style-name="Standard">life, it had never been treated so ignominiously. It hardly befitted a stone</text:p>
      <text:p text:style-name="Standard">of its dignity to be bouncing up and down in the wake of a small boy like</text:p>
      <text:p text:style-name="Standard">this! Krishna had reached the trees and passed with ease through the gap</text:p>
      <text:p text:style-name="Standard">between them, thereby proving his point, but the poor stone got well and</text:p>
      <text:p text:style-name="Standard">truly stuck. Krishna looked back and saw the impediment.</text:p>
      <text:p text:style-name="Standard">“One, two, three,” he said and gave a slight tug. Both the trees crashed to</text:p>
      <text:p text:style-name="Standard">the ground with a horrendous noise. In their place stood two handsome</text:p>
      <text:p text:style-name="Standard">celestials. They were the sons of Kubera, the god of wealth, and were</text:p>
      <text:p text:style-name="Standard">known as Nalakubera and Manigriva. They had been cursed by the sage</text:p>
      <text:p text:style-name="Standard">Narada, in order to curb their pride, arising from the intoxication of</text:p>
      <text:p text:style-name="Standard">wealth. The spell could only be lifted by the touch of the Lord, who had</text:p>
      <text:p text:style-name="Standard">embarked on this particular game to fulfill the words of his devotee,</text:p>
      <text:p text:style-name="Standard">Narada. With folded palms, they bowed low and extolled him.</text:p>
      <text:p text:style-name="Standard">“Bless us, O Lord, for we are the servants of your devotee Narada. It was</text:p>
      <text:p text:style-name="Standard">by his blessing that we have this opportunity to see you. In the future, may</text:p>
      <text:p text:style-name="Standard">our words be always devoted to the narration of your excellence. May our</text:p>
      <text:p text:style-name="Standard">ears be always listening to the accounts of your deeds. May our hands be</text:p>
      <text:p text:style-name="Standard">ever engaged in performing work for your sake. May our minds ever rest</text:p>
      <text:p text:style-name="Standard">in constant remembrance of your feet. May our heads always remain</text:p>
      <text:p text:style-name="Standard">bowed in reverence before your temple, which is the whole universe.”</text:p>
      <text:p text:style-name="Standard">Hearing this, the Lord was pleased. He blessed them and sent them back</text:p>
      <text:p text:style-name="Standard">to their abode in the Himalayas. The celestials rained flowers on him and</text:p>
      <text:p text:style-name="Standard">addressed him with a new appellation—Damodara, the one with a rope</text:p>
      <text:p text:style-name="Standard">around his waist.</text:p>
      <text:p text:style-name="Standard">Hearing the terrific sound of falling trees, Nanda and the gopalas rushed</text:p>
      <text:p text:style-name="Standard"><text:soft-page-break/>to the place to find Krishna sitting happily on the mortar eating the small,</text:p>
      <text:p text:style-name="Standard">black berries from the tree. Nanda now proceeded to liberate him, who is</text:p>
      <text:p text:style-name="Standard">capable of liberating all souls. Yashoda anxiously inspected him for</text:p>
      <text:p text:style-name="Standard">bruises, but could find none. Everyone commented on the miraculous way</text:p>
      <text:p text:style-name="Standard">in which this child managed to escape from danger.</text:p>
      <text:p text:style-name="Standard">Another day, when Krishna was toddling through the streets on another</text:p>
      <text:p text:style-name="Standard">of his nefarious errands, he saw an old lady laboriously carrying a basket</text:p>
      <text:p text:style-name="Standard">of fruit that she had managed to collect from the forest.</text:p>
      <text:p text:style-name="Standard">“Give me some, give me some!” he lisped, running to her and tugging at</text:p>
      <text:p text:style-name="Standard">her garment.</text:p>
      <text:p text:style-name="Standard">She looked at that cherubic face and was lost. “I generally sell my fruits</text:p>
      <text:p text:style-name="Standard">in exchange for grain, but for you I’ll give my whole hoard free,” she said.</text:p>
      <text:p text:style-name="Standard">Krishna, the bestower of the fruits of action to all, refused to take</text:p>
      <text:p text:style-name="Standard">anything free. “My father is very rich. He has plenty of grain. Come with</text:p>
      <text:p text:style-name="Standard">me, and I’ll give you as much as you wish,” he said.</text:p>
      <text:p text:style-name="Standard">So saying, he darted off like a blue arrow, and the woman labored after</text:p>
      <text:p text:style-name="Standard">him. This way, that way, she saw flashes of blue fire and soon came to his</text:p>
      <text:p text:style-name="Standard">house. By this time, Krishna had darted inside, imperiously calling his</text:p>
      <text:p text:style-name="Standard">mother to get the grain. But Yashoda had gone out for a visit. The house</text:p>
      <text:p text:style-name="Standard">seemed deserted. What was he to do? Going inside, he grabbed as much</text:p>
      <text:p text:style-name="Standard">grain as his little hands could hold, and with the greatest concentration, he</text:p>
      <text:p text:style-name="Standard">walked with bated breath, gazing fixedly at his hands so that not even a</text:p>
      <text:p text:style-name="Standard">single grain would fall. But despite his best efforts, all along his passage</text:p>
      <text:p text:style-name="Standard">the grains slipped through his baby fingers. When he emptied the two</text:p>
      <text:p text:style-name="Standard">fistfuls with a sigh of relief into her basket, it was doubtful whether there</text:p>
      <text:p text:style-name="Standard">were more than five or six grains altogether. The child beamed with joy at</text:p>
      <text:p text:style-name="Standard">his own efforts and looked happily at the old lady. She smiled tenderly at</text:p>
      <text:p text:style-name="Standard">him and wiped the beads of perspiration from his forehead with her torn</text:p>
      <text:p text:style-name="Standard">garment.</text:p>
      <text:p text:style-name="Standard">Then she sat down on the steps and made him sit in her lap. She took a</text:p>
      <text:p text:style-name="Standard">fistful of berries from the basket and filled his cupped palms. Two more</text:p>
      <text:p text:style-name="Standard">were needed to fill them to the brim. She turned to search for two big</text:p>
      <text:p text:style-name="Standard">berries to place on top, and when she looked around, his hands were empty.</text:p>
      <text:p text:style-name="Standard">Once more she filled them, and once more the same thing happened. This</text:p>
      <text:p text:style-name="Standard">kept on, until the last berry was in his mouth and the basket empty. “Are</text:p>
      <text:p text:style-name="Standard">you satisfied now, my precious?” she inquired anxiously.</text:p>
      <text:p text:style-name="Standard">He nodded his head vigorously, so that the bunch of curls bounced up</text:p>
      <text:p text:style-name="Standard">and down. He could not speak, for his mouth was too full. Though she had</text:p>
      <text:p text:style-name="Standard">received only a few grains in return for her entire store of fruit, the old</text:p>
      <text:p text:style-name="Standard">lady’s heart was filled with unspeakable joy. Lifting the empty basket onto</text:p>
      <text:p text:style-name="Standard">her head, she walked forward with a lilt. She had hardly gone a few steps</text:p>
      <text:p text:style-name="Standard">when she felt a great weight on her head, and putting the basket down, she</text:p>
      <text:p text:style-name="Standard">found that it was filled with precious gems as big as the fruits. They</text:p>
      <text:p text:style-name="Standard">sparkled in the sun, glistening and gleaming—some black like Krishna’s</text:p>
      <text:p text:style-name="Standard">eyes, winking at her in mischief, some blue like his body as he darted</text:p>
      <text:p text:style-name="Standard">before her like a flame, some pink like his palms upturned to receive her</text:p>
      <text:p text:style-name="Standard">fruits. Everywhere, her poor old eyes were dazzled by glimpses of him</text:p>
      <text:p text:style-name="Standard">among the gems. Nothing more of him could she see, but she did not mind,</text:p>
      <text:p text:style-name="Standard">for inside her heart his form shone forever.</text:p>
      <text:p text:style-name="Standard">Who can explain the lila of this divine being who played these pranks to</text:p>
      <text:p text:style-name="Standard">the delight of the simple cowherds of Gokula? Assuming the role of a</text:p>
      <text:p text:style-name="Standard">village child, he sang and danced at the command of the gopis as if he</text:p>
      <text:p text:style-name="Standard"><text:soft-page-break/>were a sort of puppet. He fetched and carried for them, played and pranced</text:p>
      <text:p text:style-name="Standard">for them, and ran to do their bidding, to show that he was one who</text:p>
      <text:p text:style-name="Standard">subordinates himself to fulfill even the slightest wish of his devotees.</text:p>
      <text:p text:style-name="Standard">Nanda and the other elders among the gopas now started to feel alarmed</text:p>
      <text:p text:style-name="Standard">at all the extraordinary happenings in their settlement and the number of</text:p>
      <text:p text:style-name="Standard">miraculous escapes this child seemed to be having. They had a conference</text:p>
      <text:p text:style-name="Standard">to decide what best could be done. An old man called Upananda declared</text:p>
      <text:p text:style-name="Standard">that there was some evil spirit in that place and that God alone had</text:p>
      <text:p text:style-name="Standard">protected their child and kept him from harm. He suggested that it would</text:p>
      <text:p text:style-name="Standard">be better to shift to a new place before any further calamity took place.</text:p>
      <text:p text:style-name="Standard">The nearby forest of Vrindavana was noted for its beauty and had plenty of</text:p>
      <text:p text:style-name="Standard">virgin pasture for the cows. This was an important point for them since</text:p>
      <text:p text:style-name="Standard">they depended on their cows for their livelihood. All of them readily</text:p>
      <text:p text:style-name="Standard">agreed to make the move, and they got their carts ready and started on the</text:p>
      <text:p text:style-name="Standard">trek. The old men, the women, the children, and their possessions were</text:p>
      <text:p text:style-name="Standard">loaded on the carts, and the cavalcade set forth with the cows marching in</text:p>
      <text:p text:style-name="Standard">front, the carts following, and the men and priests behind, the men</text:p>
      <text:p text:style-name="Standard">carrying bows in their hands. How picturesque was the way and how</text:p>
      <text:p text:style-name="Standard">lovely the scene! The calves lowed softly as they ran to keep up with their</text:p>
      <text:p text:style-name="Standard">mothers, the bells on the horns of the bulls tinkled merrily, keeping time</text:p>
      <text:p text:style-name="Standard">with the bells on the wheels of the carts. The gopalas blew their horns and</text:p>
      <text:p text:style-name="Standard">trumpets, and the gopis sitting in the carts sang lyrics about the pranks of</text:p>
      <text:p text:style-name="Standard">their beloved Krishna. Balarama and Krishna were seated in a new cart on</text:p>
      <text:p text:style-name="Standard">the laps of their mothers, and neither Yashoda nor Rohini felt the</text:p>
      <text:p text:style-name="Standard">tediousness of the journey, listening to their prattle. They jolted along in</text:p>
      <text:p text:style-name="Standard">the carts until the sun set in the west, and they reached the outskirts of</text:p>
      <text:p text:style-name="Standard">Vrindavana, which was bathed in the soft glow of the setting sun. The</text:p>
      <text:p text:style-name="Standard">prominent landmark of the Govardhana hill loomed in the background, the</text:p>
      <text:p text:style-name="Standard">River Kalindi (or Yamuna) was like a beautiful damsel rushing with</text:p>
      <text:p text:style-name="Standard">delight to meet her lover, and the abundance of flowering trees and bushes</text:p>
      <text:p text:style-name="Standard">drenched the air with their perfumes. They sat for some time soaking in</text:p>
      <text:p text:style-name="Standard">the charm of their first night in the forest of Vrindavana. Fortunate indeed</text:p>
      <text:p text:style-name="Standard">was this place, where all the trees and every blade of grass must have been</text:p>
      <text:p text:style-name="Standard">great sages in a previous life to have the good fortune to feel the divine</text:p>
      <text:p text:style-name="Standard">feet of the Lord dancing over them, his lotus-petal body brushing them,</text:p>
      <text:p text:style-name="Standard">and his perfumed breath invigorating them.</text:p>
      <text:p text:style-name="Standard">Since they were a nomadic tribe, used to constant moves, the gopas</text:p>
      <text:p text:style-name="Standard">cleared the land and set up their dwelling places in no time. Small boys up</text:p>
      <text:p text:style-name="Standard">to the age of five were allowed to tend the calves. Krishna begged his</text:p>
      <text:p text:style-name="Standard">mother to be allowed to go with them. Reluctantly, she agreed, for she</text:p>
      <text:p text:style-name="Standard">could not bear to be parted from him. Her heart yearned after him, and her</text:p>
      <text:p text:style-name="Standard">eyes followed him until he was no more than a small blue dot in the</text:p>
      <text:p text:style-name="Standard">distance, with the morning sun creating a halo around his head from the</text:p>
      <text:p text:style-name="Standard">dust raised by the hooves of the calves. All the boys carried toys with</text:p>
      <text:p text:style-name="Standard">them. Once they reached a grassy plain, they would allow the calves to</text:p>
      <text:p text:style-name="Standard">graze while they amused themselves. Sometimes they played on flutes,</text:p>
      <text:p text:style-name="Standard">sometimes with their catapults, sometimes with balls, and sometimes with</text:p>
      <text:p text:style-name="Standard">masks, in mock bullfights, bellowing like bulls and charging at each other.</text:p>
      <text:p text:style-name="Standard">Thus, he played with those fortunate gopalas like an ordinary child.</text:p>
      <text:p text:style-name="Standard">But while they were leading their idyllic existence in the forest, Kamsa</text:p>
      <text:p text:style-name="Standard">was in a fever of impatience in Mathura. The three demons he had sent to</text:p>
      <text:p text:style-name="Standard">Gokula had never returned, so he strongly suspected that his enemy was</text:p>
      <text:p text:style-name="Standard"><text:soft-page-break/>hiding in the cowherd settlement, and he called his assistants and sent</text:p>
      <text:p text:style-name="Standard">them to kill the boy Krishna, whom he suspected of being none other than</text:p>
      <text:p text:style-name="Standard">his sister’s son.</text:p>
      <text:p text:style-name="Standard">One day, while Krishna was standing playing the flute, he spied a calf</text:p>
      <text:p text:style-name="Standard">behaving in an extraordinary manner. It was one of Kamsa’s assassins who</text:p>
      <text:p text:style-name="Standard">had taken on a calf ’s form in the hope of remaining unnoticed. But the</text:p>
      <text:p text:style-name="Standard">divine intelligence could never be baffled, and Krishna caught hold of the</text:p>
      <text:p text:style-name="Standard">calf ’s hind legs and tail together, whirled it round and round, and hurled it</text:p>
      <text:p text:style-name="Standard">to the top of a tree. As a huge carcass of the demon came hurtling down, it</text:p>
      <text:p text:style-name="Standard">brought down a number of fruits and flowers. Krishna continued his</text:p>
      <text:p text:style-name="Standard">interrupted flute playing while the other boys rushed to inspect what was</text:p>
      <text:p text:style-name="Standard">happening. They saw the flowers and fruits falling all around him and</text:p>
      <text:p text:style-name="Standard">asked, “What happened, Krishna? From where have all these flowers and</text:p>
      <text:p text:style-name="Standard">fruits come?” Krishna told them the story and showed them the body of</text:p>
      <text:p text:style-name="Standard">the dead demon.</text:p>
      <text:p text:style-name="Standard">One day, they went to the lake so that the calves could drink water.</text:p>
      <text:p text:style-name="Standard">While they were drinking of the crystal-clear waters of the lake, the boys</text:p>
      <text:p text:style-name="Standard">were terrified to see a huge crane flapping its wings and advancing</text:p>
      <text:p text:style-name="Standard">threateningly toward them with parted beak. It was a demon called Baka,</text:p>
      <text:p text:style-name="Standard">and it rushed at Krishna and swallowed him. The other boys were petrified</text:p>
      <text:p text:style-name="Standard">and could do nothing. But the crane spat him out as fast as it had</text:p>
      <text:p text:style-name="Standard">swallowed him, for it felt as if it had swallowed a live coal, so hot had the</text:p>
      <text:p text:style-name="Standard">Lord’s body become! Undaunted, it tried to pierce him with its sharp beak,</text:p>
      <text:p text:style-name="Standard">but Krishna pried it open and tore it apart as easily as one would split a</text:p>
      <text:p text:style-name="Standard">blade of grass. The boys were filled with wonder and reported all the</text:p>
      <text:p text:style-name="Standard">events of each day when they reached home. The elders listened to all</text:p>
      <text:p text:style-name="Standard">these strange tales in growing amazement and marveled at the prowess of</text:p>
      <text:p text:style-name="Standard">this unique child in their midst.</text:p>
      <text:p text:style-name="Standard">How happy were the years that Krishna and Balarama spent in the forest</text:p>
      <text:p text:style-name="Standard">of Vrindavana with their companions. The weather never grew too hot in</text:p>
      <text:p text:style-name="Standard">summer, nor did the grass become dry. The trees were always laden with</text:p>
      <text:p text:style-name="Standard">blossoms, and a gentle breeze blew over the foreheads of the boys. In</text:p>
      <text:p text:style-name="Standard">spring, they would play on the swings or they would dance like peacocks,</text:p>
      <text:p text:style-name="Standard">quack like ducks, leap over the streams like frogs, or make a ring and try</text:p>
      <text:p text:style-name="Standard">to catch Krishna as he darted between their entwined arms. Even the</text:p>
      <text:p text:style-name="Standard">animals had a special love for him, and the cows lowed happily when he</text:p>
      <text:p text:style-name="Standard">went near them and caressed them. Bedecked with garlands made of</text:p>
      <text:p text:style-name="Standard">wildflowers, he would imitate the stately tread of the swans and the cries</text:p>
      <text:p text:style-name="Standard">of birds. Sometimes, tired after the bouts of boxing with his friends, he</text:p>
      <text:p text:style-name="Standard">would rest with his head on a bed of flowers they had made for him. In this</text:p>
      <text:p text:style-name="Standard">way, hiding his identity by the power of his own maya and assuming the</text:p>
      <text:p text:style-name="Standard">form of a common cowherd boy, he who was in reality the Supreme Divine</text:p>
      <text:p text:style-name="Standard">lived a rustic’s life amid the humble rural folk. But whatever he did he did</text:p>
      <text:p text:style-name="Standard">to perfection, throwing himself heart and soul into the role he was</text:p>
      <text:p text:style-name="Standard">enacting.</text:p>
      <text:p text:style-name="Standard">The first creator (Brahma) knew the Supreme Person. He in turn</text:p>
      <text:p text:style-name="Standard">made him known to Indra (king of the gods) for the benefit of all</text:p>
      <text:p text:style-name="Standard">beings. Hence, even today he who knows him and the creation thus,</text:p>
      <text:p text:style-name="Standard">as pervaded and permeated and possessed by this Supreme Person,</text:p>
      <text:p text:style-name="Standard">attains immortality. There is no other way for spiritual perfection.</text:p>
      <text:p text:style-name="Standard">“PURUSHA SUKTAM,” RIG VEDA</text:p>
      <text:p text:style-name="Standard">He who works not for an earthly reward, but does the work to be</text:p>
      <text:p text:style-name="Standard"><text:soft-page-break/>done, he is the sannyasi, he is the yogi; not he who does not light</text:p>
      <text:p text:style-name="Standard">the sacred fire, nor offers the holy sacrifice.</text:p>
      <text:p text:style-name="Standard">The sannyasi who renounces is also the Karma yogi. No one can be</text:p>
      <text:p text:style-name="Standard">a yogi without surrendering his will. The mind is indeed restless, O</text:p>
      <text:p text:style-name="Standard">Arjuna, it is indeed hard to train, but by constant practice and</text:p>
      <text:p text:style-name="Standard">dispassion it can be trained.</text:p>
      <text:p text:style-name="Standard">When the mind is not in harmony, divine communion is hard to</text:p>
      <text:p text:style-name="Standard">attain, but the man whose mind is in harmony attains it, provided</text:p>
      <text:p text:style-name="Standard">he knows and strives.</text:p>
      <text:p text:style-name="Standard">SRIMAD BHAGAVAD GITA</text:p>
      <text:p text:style-name="Standard">Hari Aum Tat Sat</text:p>
      <text:p text:style-name="Standard">Aum Gopalaya Namaha!</text:p>
      <text:p text:style-name="Standard">6</text:p>
      <text:p text:style-name="Standard">Brahma Bemused</text:p>
      <text:p text:style-name="Standard">Bibrath venum jadarapathaye, sringa vethre cha kakshe,</text:p>
      <text:p text:style-name="Standard">Vamepanau masarinakavalam, tad phalanguleeshu,</text:p>
      <text:p text:style-name="Standard">Thishtan madhye swaparisuhritho, hasayan narmabhi swai,</text:p>
      <text:p text:style-name="Standard">Swarge loke mishathi bhubuje, yajnabuk balakeli.</text:p>
      <text:p text:style-name="Standard">The celestials looked on in wonder at the sight of him to whom all</text:p>
      <text:p text:style-name="Standard">the offerings at yajnas (sacrificial ceremonies) are made, sitting in</text:p>
      <text:p text:style-name="Standard">boyish delight to take his food amid his playmates, with a flute</text:p>
      <text:p text:style-name="Standard">stuck in his waist, a horn tucked into his left armpit, a staff in his</text:p>
      <text:p text:style-name="Standard">left hand, a ball of curd rice in his right hand, and various</text:p>
      <text:p text:style-name="Standard">delicacies between his fingers, sitting in a circle made by his</text:p>
      <text:p text:style-name="Standard">friends, cracking jokes and making them laugh.</text:p>
      <text:p text:style-name="Standard">SRIMAD BHAGAVATAM</text:p>
      <text:p text:style-name="Standard">One day, Krishna got up very early, for he had decided to have a picnic in</text:p>
      <text:p text:style-name="Standard">the woods. He blew his horn loudly to wake up his companions and set out</text:p>
      <text:p text:style-name="Standard">with the calves. The boys danced and frolicked as they went, carrying their</text:p>
      <text:p text:style-name="Standard">slings, sticks, horns, flutes, and mud pots with their lunches. Though their</text:p>
      <text:p text:style-name="Standard">mothers had adorned them with golden ornaments, they embellished</text:p>
      <text:p text:style-name="Standard">themselves further with leaves, flowers, peacock feathers, and mineral</text:p>
      <text:p text:style-name="Standard">powders. Some buzzed like bees, some cooed like pigeons, some ran under</text:p>
      <text:p text:style-name="Standard">the shadows of flying birds, some pulled monkeys by their tails, some</text:p>
      <text:p text:style-name="Standard">climbed trees, jumping from one branch to another, and some chased the</text:p>
      <text:p text:style-name="Standard">frogs through the streams. How can one describe the good fortune of those</text:p>
      <text:p text:style-name="Standard">inhabitants of Vrindavana before whose physical eyes stood he, whom</text:p>
      <text:p text:style-name="Standard">yogis fail to attain despite austerities practiced in many lives?</text:p>
      <text:p text:style-name="Standard">At this time, a demon named Agha, Putana’s brother, made his</text:p>
      <text:p text:style-name="Standard">appearance in the form of a huge python. He lay in wait for the boys with</text:p>
      <text:p text:style-name="Standard">his mouth open like a cave. The boys, on seeing him, thought him to be</text:p>
      <text:p text:style-name="Standard">another extraordinary feature of the scenery of Vrindavana. He had kept</text:p>
      <text:p text:style-name="Standard">his huge tongue hanging out, and they mistook it for a newly made road</text:p>
      <text:p text:style-name="Standard">and ran into his gaping mouth before Krishna could stop them. Instead of</text:p>
      <text:p text:style-name="Standard">swallowing them immediately, the demon kept his jaws open in the hope</text:p>
      <text:p text:style-name="Standard">that Krishna would enter. Though he knew who it was, Krishna entered</text:p>
      <text:p text:style-name="Standard">Agha’s mouth and there grew in size so that very soon Agha could not</text:p>
      <text:p text:style-name="Standard">breathe. Eventually, he suffocated to death. As the boys, led by Krishna,</text:p>
      <text:p text:style-name="Standard">came out of the body of the monster, they saw a radiance coming out of</text:p>
      <text:p text:style-name="Standard">the python and merging into Krishna.</text:p>
      <text:p text:style-name="Standard">After this, Krishna led them to the sandy bank of the Yamuna, which was</text:p>
      <text:p text:style-name="Standard">an ideal place for a picnic. First, they let the calves drink their fill and let</text:p>
      <text:p text:style-name="Standard"><text:soft-page-break/>them loose near some grass. Then they placed Krishna in the middle and</text:p>
      <text:p text:style-name="Standard">sat around him in circles, looking like the petals of a lotus. They ate from</text:p>
      <text:p text:style-name="Standard">plates made of leaves, bark, and petals. Think of the sight of him, to whom</text:p>
      <text:p text:style-name="Standard">the most delicious food offerings are made at costly sacrifices conducted</text:p>
      <text:p text:style-name="Standard">by kings, sitting in the midst of his friends, sharing their simple fare,</text:p>
      <text:p text:style-name="Standard">joking with and teasing them, and offering them delicacies from his own</text:p>
      <text:p text:style-name="Standard">hoard. Seeing this unique sight, the creator Brahma was steeped in wonder.</text:p>
      <text:p text:style-name="Standard">Desirous of seeing more of this divine child’s play, he spirited away the</text:p>
      <text:p text:style-name="Standard">calves into his own world, known as Brahmaloka.</text:p>
      <text:p text:style-name="Standard">After enjoying this delightful interlude with the Lord, the boys noticed</text:p>
      <text:p text:style-name="Standard">that the calves were missing. Krishna told them not to interrupt their meal</text:p>
      <text:p text:style-name="Standard">and that he himself would bring back the straying calves. Still carrying a</text:p>
      <text:p text:style-name="Standard">half-eaten ball of rice in his right hand and a staff in his left, he wandered</text:p>
      <text:p text:style-name="Standard">off in search of the calves. In the meantime, Brahma came and spirited</text:p>
      <text:p text:style-name="Standard">away the boys as well. Unsuccessful in his attempt to find the calves,</text:p>
      <text:p text:style-name="Standard">Krishna returned to the riverbank to find that the boys had also vanished.</text:p>
      <text:p text:style-name="Standard">It dawned on him that this was a joke by the creator Brahma. He decided</text:p>
      <text:p text:style-name="Standard">to play along with him. In the evening, when it was time to return home,</text:p>
      <text:p text:style-name="Standard">they were still missing, so he took on the forms of all the missing boys and</text:p>
      <text:p text:style-name="Standard">calves, the sticks and slings, and the pots and flutes. This is the experience</text:p>
      <text:p text:style-name="Standard">of the yogis in God consciousness, when they see all things, including</text:p>
      <text:p text:style-name="Standard">inanimate objects, as divine.</text:p>
      <text:p text:style-name="Standard">As the calves and gopalas, as the toys and vessels, and as himself, the</text:p>
      <text:p text:style-name="Standard">soul of all beings, Krishna entered Vraja. As this remarkable contingent</text:p>
      <text:p text:style-name="Standard">returned, the gopis and mother cows, instead of welcoming Krishna first,</text:p>
      <text:p text:style-name="Standard">as was their habit, ran to their own children and calves, for everyone and</text:p>
      <text:p text:style-name="Standard">everything was Krishnamaya (filled with Krishna’s being). Therefore, on</text:p>
      <text:p text:style-name="Standard">that day, no one saw any difference between their own children and</text:p>
      <text:p text:style-name="Standard">Yashoda’s child.</text:p>
      <text:p text:style-name="Standard">A jivatma (embodied soul), due to its past karma (results of past</text:p>
      <text:p text:style-name="Standard">actions), is born in our wombs, and we pet it, fondle it, and call it our own</text:p>
      <text:p text:style-name="Standard">—flesh of our flesh. But Krishna is more than our flesh. He is the</text:p>
      <text:p text:style-name="Standard">Paramatma (supreme soul). Naturally they loved him more dearly than</text:p>
      <text:p text:style-name="Standard">their own children. For one full year, this impersonation went on, and</text:p>
      <text:p text:style-name="Standard">every evening when the little cavalcade consisting of so many Krishnas</text:p>
      <text:p text:style-name="Standard">returned to the village, the gopis bathed him and fed him and fondled him</text:p>
      <text:p text:style-name="Standard">and put him to sleep in all their houses. With the cows it was the same.</text:p>
      <text:p text:style-name="Standard">Thus did the Lord spend one year in the houses of the gopis as their own</text:p>
      <text:p text:style-name="Standard">sons and in the cowsheds as the calves. In the mornings, he would set out</text:p>
      <text:p text:style-name="Standard">to the forest tending himself as calves and gopalas. This was to fulfill the</text:p>
      <text:p text:style-name="Standard">desire of the gopis to have him as their son.</text:p>
      <text:p text:style-name="Standard">Balarama, who was the incarnation of the Lord’s power as Shesha,</text:p>
      <text:p text:style-name="Standard">noticed these startling signs of overwhelming affection by the gopas and</text:p>
      <text:p text:style-name="Standard">gopis for their own children instead of for Krishna and realized that it was</text:p>
      <text:p text:style-name="Standard">all the play of the Lord. He tackled his brother about this and was let into</text:p>
      <text:p text:style-name="Standard">the secret.</text:p>
      <text:p text:style-name="Standard">A human year is only a minute to Brahma, so when he came back a</text:p>
      <text:p text:style-name="Standard">while later, he was surprised to find the scene exactly as he had left it.</text:p>
      <text:p text:style-name="Standard">Krishna was sitting in the middle, the gopalas were seated around him,</text:p>
      <text:p text:style-name="Standard">and he was holding the half-eaten ball of curd rice in his right hand and the</text:p>
      <text:p text:style-name="Standard">staff in his left, teasing and laughing with them, while the calves frisked</text:p>
      <text:p text:style-name="Standard">around them merrily. Brahma was thoroughly confused. He knew for sure</text:p>
      <text:p text:style-name="Standard"><text:soft-page-break/>that he had just whisked away the calves and boys a while ago, a year ago</text:p>
      <text:p text:style-name="Standard">to be exact, according to human calculations, and here they were, all</text:p>
      <text:p text:style-name="Standard">exactly as he had seen them before! In compassion, the Lord gave him the</text:p>
      <text:p text:style-name="Standard">eye of wisdom, with which he saw that all the boys and calves were</text:p>
      <text:p text:style-name="Standard">replicas of Lord Vishnu—four-armed, holding the conch, discus, mace,</text:p>
      <text:p text:style-name="Standard">and lotus, having the Shrivatsa mark and the jewel Kaustubha on the chest,</text:p>
      <text:p text:style-name="Standard">adorned with vanamala, or a garland of wild flowers, and many divine</text:p>
      <text:p text:style-name="Standard">ornaments. And what was more wondrous was that the inanimate things</text:p>
      <text:p text:style-name="Standard">carried by the boys, the flutes, slings, sticks, and pots, had the same form.</text:p>
      <text:p text:style-name="Standard">Many celestial beings, including himself, were seen kneeling down and</text:p>
      <text:p text:style-name="Standard">worshipping the Lord of Vraja. According to the Bhagavad Gita, it is the</text:p>
      <text:p text:style-name="Standard">experience of great devotees to see everything as Vaasudeva (Krishna),</text:p>
      <text:p text:style-name="Standard">and this was the experience that Brahma had. His pride was thoroughly</text:p>
      <text:p text:style-name="Standard">humbled, and he did not know what to do.</text:p>
      <text:p text:style-name="Standard">At last, the Lord had pity on his predicament, and when he looked again,</text:p>
      <text:p text:style-name="Standard">Brahma saw that immeasurable consciousness, in the assumed form of a</text:p>
      <text:p text:style-name="Standard">cowherd boy, going about in search of his calves and companions with a</text:p>
      <text:p text:style-name="Standard">ball of rice in his hand. Thereupon, Brahma got down from his divine</text:p>
      <text:p text:style-name="Standard">vehicle, the swan, in haste and prostrated before the divine child and began</text:p>
      <text:p text:style-name="Standard">to extol him:</text:p>
      <text:p text:style-name="Standard">O Lord of Lords! Even I, who am the firstborn, having come out of</text:p>
      <text:p text:style-name="Standard">your own navel, cannot understand the mystery of your form, which is</text:p>
      <text:p text:style-name="Standard">not fashioned of material elements but of your own will, in order to</text:p>
      <text:p text:style-name="Standard">bless devotees. Who can calculate your attributes? Only the one who</text:p>
      <text:p text:style-name="Standard">surrenders himself, body, mind, and intellect to you can become</text:p>
      <text:p text:style-name="Standard">eligible for liberation. I am but a spark of your mighty flame, and</text:p>
      <text:p text:style-name="Standard">therefore it behooves you to pardon my stupidity. You have</text:p>
      <text:p text:style-name="Standard">demonstrated to me today how the one, undifferentiated</text:p>
      <text:p text:style-name="Standard">consciousness, as you were in the beginning of cosmic time, came to</text:p>
      <text:p text:style-name="Standard">be differentiated and changed into numberless forms. What is this</text:p>
      <text:p text:style-name="Standard">world but your jugglery? You unfold the universe of your own free</text:p>
      <text:p text:style-name="Standard">will, assuming the role of myself, Brahma, to create, yourself, Vishnu,</text:p>
      <text:p text:style-name="Standard">to uphold and sustain the creation, and Shiva for its dissolution. O</text:p>
      <text:p text:style-name="Standard">Almighty One! O Bhagavan! No one can say anything definite as to</text:p>
      <text:p text:style-name="Standard">where, how, when, and in what way your play as the incarnate is going</text:p>
      <text:p text:style-name="Standard">to take shape. Nor can anyone find an explanation for it. It is all part of</text:p>
      <text:p text:style-name="Standard">your divine mystery. Without you there is no world.</text:p>
      <text:p text:style-name="Standard">You are the truth. You are the self-manifest. You are the cause of all</text:p>
      <text:p text:style-name="Standard">causes, the indweller in all, the eternally blissful. He who is able to see</text:p>
      <text:p text:style-name="Standard">you, the one universal spirit as manifesting in all, certainly overcomes</text:p>
      <text:p text:style-name="Standard">this samsara, or transmigratory existence. Bondage and liberation are</text:p>
      <text:p text:style-name="Standard">not actual facts but mere names arising from ignorance of the truth</text:p>
      <text:p text:style-name="Standard">which is you alone. The atman has no other phase except that of truth,</text:p>
      <text:p text:style-name="Standard">consciousness, and bliss, just as in the sun there is neither day nor</text:p>
      <text:p text:style-name="Standard">night but only eternal effulgence. You are the indweller in all, yet</text:p>
      <text:p text:style-name="Standard">people search for you outside and thus can never find you. But without</text:p>
      <text:p text:style-name="Standard">your grace, none can ever come to realize this truth. Pray, confer the</text:p>
      <text:p text:style-name="Standard">boon of bhakti, or devotion, on me so that I may be ever engaged in</text:p>
      <text:p text:style-name="Standard">adoring your lotus feet in every birth I take, whether as Brahma or</text:p>
      <text:p text:style-name="Standard">man or animal. How fortunate are these women and cows of Vraja, for</text:p>
      <text:p text:style-name="Standard">in the form of their sons and calves you sucked their milk for one</text:p>
      <text:p text:style-name="Standard">whole year. What is the good of being a god like me? I would deem it</text:p>
      <text:p text:style-name="Standard"><text:soft-page-break/>the greatest good fortune if I could be born even as a blade of grass in</text:p>
      <text:p text:style-name="Standard">this enchanting forest of Vrindavana, where I would get a chance of</text:p>
      <text:p text:style-name="Standard">being bathed in the dust of your holy feet. O Krishna! You are the sun</text:p>
      <text:p text:style-name="Standard">of the Vrishni (Yadava) clan. You are the master of the universe and</text:p>
      <text:p text:style-name="Standard">the Lord of Vraja. To you, O Krishna, my homage for eternity.</text:p>
      <text:p text:style-name="Standard">So glorifying him, Brahma prostrated before the lotus feet of the blue</text:p>
      <text:p text:style-name="Standard">boy of Vrindavana, circled him three times, and departed to his own realm</text:p>
      <text:p text:style-name="Standard">after receiving Krishna’s blessings.</text:p>
      <text:p text:style-name="Standard">The gopalas and the calves who had been spirited away a year ago now</text:p>
      <text:p text:style-name="Standard">appeared, but since they had been in Brahma’s world, they felt that they</text:p>
      <text:p text:style-name="Standard">had been away only for a few moments. There is no memory that cannot</text:p>
      <text:p text:style-name="Standard">be effaced by the Lord’s maya.</text:p>
      <text:p text:style-name="Standard">The boys said to Krishna, “You’ve returned soon. You haven’t even</text:p>
      <text:p text:style-name="Standard">finished eating your ball of rice. Come and sit comfortably and eat.” They</text:p>
      <text:p text:style-name="Standard">concluded their interrupted picnic and returned home, and the boys</text:p>
      <text:p text:style-name="Standard">announced at Vraja that Krishna had killed the demon Aghasura, even</text:p>
      <text:p text:style-name="Standard">though the event had occurred a year ago.</text:p>
      <text:p text:style-name="Standard">Now that he had attained the grand old age of six, Krishna was promoted</text:p>
      <text:p text:style-name="Standard">to look after the cows instead of the calves, along with the older boys. He</text:p>
      <text:p text:style-name="Standard">went with them to distant parts of the forest that had been hitherto</text:p>
      <text:p text:style-name="Standard">forbidden to him. One day, a gopala named Shridama, a dear friend of his,</text:p>
      <text:p text:style-name="Standard">said to him, “Not far from here there is a palm grove that is forbidden to</text:p>
      <text:p text:style-name="Standard">us, since the wicked demon Dhenuka lives there. He has the form of a</text:p>
      <text:p text:style-name="Standard">donkey and kills all who go there. The fruits of those trees have a unique</text:p>
      <text:p text:style-name="Standard">flavor. Please let us go and get a few fruits.” Nothing loath, Krishna said,</text:p>
      <text:p text:style-name="Standard">“Come, let’s go.”</text:p>
      <text:p text:style-name="Standard">He was ever ready to meet the most taxing demands of his friends, so</text:p>
      <text:p text:style-name="Standard">together with Balarama, he entered the forbidden forest. They looked at</text:p>
      <text:p text:style-name="Standard">each other, Balarama, the incarnation of Adishesha, and Krishna, the</text:p>
      <text:p text:style-name="Standard">avatara of Vishnu, and an unmistakable message passed between them.</text:p>
      <text:p text:style-name="Standard">With a laugh, Balarama took hold of the trees one by one and shook them</text:p>
      <text:p text:style-name="Standard">hard so that ripe, juicy fruits fell down in clusters. Hearing this sound, the</text:p>
      <text:p text:style-name="Standard">donkey demon came rushing out furiously and kicked Balarama in the</text:p>
      <text:p text:style-name="Standard">chest. He was about to kick him again when Balarama caught hold of him</text:p>
      <text:p text:style-name="Standard">by his hind legs and whirled him round and round with one hand and threw</text:p>
      <text:p text:style-name="Standard">his dead body onto the top of a palm tree. The tree crashed down, felling a</text:p>
      <text:p text:style-name="Standard">number of other trees. The boys came rushing into the forest, shouting</text:p>
      <text:p text:style-name="Standard">excitedly. They picked up the ripe fruits, and after eating their fill, they</text:p>
      <text:p text:style-name="Standard">carried loads of fruit back home, singing merrily the while. The palm</text:p>
      <text:p text:style-name="Standard">fruits, when ripe, have a slightly intoxicating effect, and by the time they</text:p>
      <text:p text:style-name="Standard">went home, all of them were slightly inebriated. With the death of</text:p>
      <text:p text:style-name="Standard">Dhenuka, the forest was liberated. People could collect as much fruit as</text:p>
      <text:p text:style-name="Standard">they liked, and the cows, too, could graze without fear.</text:p>
      <text:p text:style-name="Standard">Another day, Krishna went to the banks of the Kalindi without his</text:p>
      <text:p text:style-name="Standard">brother Balarama. It was summer and the cows and the gopalas, who were</text:p>
      <text:p text:style-name="Standard">thirsty, drank deep from the water. All of them fell down in a swoon. At</text:p>
      <text:p text:style-name="Standard">this spot, the river water was extremely poisonous, for the multiheaded</text:p>
      <text:p text:style-name="Standard">serpent Kaliya lived there. So strong was the poison coming from him that</text:p>
      <text:p text:style-name="Standard">nothing could remain alive near the banks. The grass and trees around the</text:p>
      <text:p text:style-name="Standard">place had withered, and even the birds fell down dead when they flew over</text:p>
      <text:p text:style-name="Standard">this spot. The forest appeared to have retreated in dread from its edge.</text:p>
      <text:p text:style-name="Standard">Even the mist and spray that arose from the waters had a noxious effect.</text:p>
      <text:p text:style-name="Standard"><text:soft-page-break/>As Krishna observed the desolation, he decided that the time had come to</text:p>
      <text:p text:style-name="Standard">get rid of Kaliya and deliver the creatures of the forest from his baneful</text:p>
      <text:p text:style-name="Standard">presence.</text:p>
      <text:p text:style-name="Standard">Seeing the inert and lifeless forms of the cows and his friends, the Lord</text:p>
      <text:p text:style-name="Standard">cast his loving glance at them and sprinkled on them the life-giving water</text:p>
      <text:p text:style-name="Standard">from his eyes. They rose up as if from a dream. Krishna comforted them</text:p>
      <text:p text:style-name="Standard">and told them not to be frightened, for he would kill the serpent. The only</text:p>
      <text:p text:style-name="Standard">living thing near the accursed place was a kadamba tree on which Garuda</text:p>
      <text:p text:style-name="Standard">(an eagle, the vehicle of Lord Vishnu) had sat. Without much ado, Krishna</text:p>
      <text:p text:style-name="Standard">climbed this tree and plunged into the swirling, poisoned waters below!</text:p>
      <text:p text:style-name="Standard">His friends watched breathlessly as he splashed about in the water creating</text:p>
      <text:p text:style-name="Standard">a huge whirlpool to attract the attention of the snake. Enraged at this</text:p>
      <text:p text:style-name="Standard">strange disturbance of his peace, Kaliya raised his cluster of heads to see</text:p>
      <text:p text:style-name="Standard">who had been so foolhardy as to jump in. When he saw Krishna, he flew at</text:p>
      <text:p text:style-name="Standard">him, bit him all over, wound his coils around him, and dragged him down</text:p>
      <text:p text:style-name="Standard">to the bottom of the infested pool. Holding him thus in a tight embrace and</text:p>
      <text:p text:style-name="Standard">darting his tongue here and there like flames all over his body, the snake</text:p>
      <text:p text:style-name="Standard">gave him bite after bite. But he found to his surprise that his teeth made no</text:p>
      <text:p text:style-name="Standard">impression on Krishna’s body. Instead, they broke and fell out.</text:p>
      <text:p text:style-name="Standard">Seeing their beloved playmate disappear with Kaliya to the bottom of</text:p>
      <text:p text:style-name="Standard">the pool, the gopalas were so terrified that they started to cry and some</text:p>
      <text:p text:style-name="Standard">fell down in a swoon. At the same time, terrible omens were seen at Vraja.</text:p>
      <text:p text:style-name="Standard">Nanda and Yashoda were very unhappy to note these ill omens, and they</text:p>
      <text:p text:style-name="Standard">felt worse when they discovered that Balarama had not gone to the forest</text:p>
      <text:p text:style-name="Standard">that day with Krishna. They knew that it was the Lord’s inevitable custom</text:p>
      <text:p text:style-name="Standard">to leave his elder brother behind whenever he wanted to embark on some</text:p>
      <text:p text:style-name="Standard">new escapade. They collected the other gopas and gopis, and they all ran</text:p>
      <text:p text:style-name="Standard">to Vrindavana to search for Krishna. On reaching the banks of the Kalindi,</text:p>
      <text:p text:style-name="Standard">they found the unconscious boys and the cows lowing piteously and gazing</text:p>
      <text:p text:style-name="Standard">at the spot where Krishna had disappeared. Yashoda was only restrained</text:p>
      <text:p text:style-name="Standard">from jumping into the river by the other gopis. All of them except</text:p>
      <text:p text:style-name="Standard">Balarama, who alone knew the extent of Krishna’s prowess, were sorely</text:p>
      <text:p text:style-name="Standard">distressed. Seeing his mother and others in agony, Krishna released</text:p>
      <text:p text:style-name="Standard">himself from the snake’s hold and came up. He had been waiting for just</text:p>
      <text:p text:style-name="Standard">such an audience before starting his dance. The serpent darted after him,</text:p>
      <text:p text:style-name="Standard">with hoods spread menacingly, hissing and blowing poisonous fumes</text:p>
      <text:p text:style-name="Standard">through his nostrils. Fixing his red-hot eyes on him, the snake tried to</text:p>
      <text:p text:style-name="Standard">mesmerize the Lord and render him powerless. But Krishna merely looked</text:p>
      <text:p text:style-name="Standard">amused at the creature’s pranks and playfully swam round and round him</text:p>
      <text:p text:style-name="Standard">in full sight of the gopalas, so that the snake also started to revolve. Tiring</text:p>
      <text:p text:style-name="Standard">of this particular frolic, the Lord lightly sprang onto one hood of the snake</text:p>
      <text:p text:style-name="Standard">and began his macabre dance. When Kaliya brought up his tail to thrash</text:p>
      <text:p text:style-name="Standard">him, Krishna laughed and caught hold of it in his right hand. Holding the</text:p>
      <text:p text:style-name="Standard">flute in his left, he played a divine melody, dancing the while on the</text:p>
      <text:p text:style-name="Standard">snake’s many hoods. When the head he danced on crushed, he would jump</text:p>
      <text:p text:style-name="Standard">onto another. The sky became filled with the celestials who had come to</text:p>
      <text:p text:style-name="Standard">watch the show and also to provide music for his wonderful dance! The</text:p>
      <text:p text:style-name="Standard">sight was so remarkable that the gopas and gopis forgot their fear and</text:p>
      <text:p text:style-name="Standard">started to watch the astonishing performance in wonder. The setting sun</text:p>
      <text:p text:style-name="Standard">spotlighted this strange scene of the black snake writhing in mortal agony</text:p>
      <text:p text:style-name="Standard">with the jewel-like child dancing merrily to the melodious strains of the</text:p>
      <text:p text:style-name="Standard">flute. His pink feet twinkled like lotus petals blown in the wind, and his</text:p>
      <text:p text:style-name="Standard"><text:soft-page-break/>anklets tinkled as he jumped from hood to hood. The red rays of the dying</text:p>
      <text:p text:style-name="Standard">sun mingled with the blood of the dying snake and made the river crimson.</text:p>
      <text:p text:style-name="Standard">Kaliya’s eyes, which had been gleaming like rubies at the beginning, had</text:p>
      <text:p text:style-name="Standard">become dull and cloudy. Battered and bruised in body and spirit, his pride</text:p>
      <text:p text:style-name="Standard">thoroughly humbled, he was a miserable wreck of his former glory. He</text:p>
      <text:p text:style-name="Standard">began to think of his Creator, the Lord of all beings, and mentally took</text:p>
      <text:p text:style-name="Standard">refuge in him. At this, the wives of Kaliya ranged themselves before</text:p>
      <text:p text:style-name="Standard">Krishna and begged him to spare the life of their husband. Unable to resist</text:p>
      <text:p text:style-name="Standard">any plea, Krishna lightly jumped off Kaliya’s hoods and swam to the</text:p>
      <text:p text:style-name="Standard">shore. Kaliya followed him and, fully repenting his deeds, came and</text:p>
      <text:p text:style-name="Standard">bowed before him.</text:p>
      <text:p text:style-name="Standard">“O Master!” he said. “You created this universe with its infinite</text:p>
      <text:p text:style-name="Standard">variations. We serpents are by birth ferocious and cruel. How can we</text:p>
      <text:p text:style-name="Standard">overcome our nature? You alone can help us in this. Our salvation and our</text:p>
      <text:p text:style-name="Standard">destruction are both in your hands.”</text:p>
      <text:p text:style-name="Standard">Krishna said, “Depart, O Kaliya. Go with all your kindred and subjects</text:p>
      <text:p text:style-name="Standard">to the island of Ramanaka in the middle of the ocean. You are banished</text:p>
      <text:p text:style-name="Standard">forever from this pool in the Kalindi, which you have poisoned and have</text:p>
      <text:p text:style-name="Standard">thus debarred other creatures from using.”</text:p>
      <text:p text:style-name="Standard">Then Kaliya, bruised and bleeding, answered, “Alas! O Lord! As I depart</text:p>
      <text:p text:style-name="Standard">to the island, that bird of yours, Garuda, who is my arch enemy, will surely</text:p>
      <text:p text:style-name="Standard">see me and destroy that life which you have spared.”</text:p>
      <text:p text:style-name="Standard">Then Krishna answered gently, “No, my friend. When Garuda sees my</text:p>
      <text:p text:style-name="Standard">footprint on your head, he will not dare to attack you, for he will know that</text:p>
      <text:p text:style-name="Standard">you have been blessed by me. So have no fear and depart in peace.” So</text:p>
      <text:p text:style-name="Standard">saying, he placed his hands on Kaliya’s heads and made him whole again.</text:p>
      <text:p text:style-name="Standard">Hearing this, Kaliya regained his spirits, and together with his retinue of</text:p>
      <text:p text:style-name="Standard">snakes, he prostrated to the Lord and departed to Ramanaka.</text:p>
      <text:p text:style-name="Standard">Thus, the dwellers of Vrindavana were freed from the terrible scourge of</text:p>
      <text:p text:style-name="Standard">the serpent Kaliya. Once more could they bathe in the reviving waters of</text:p>
      <text:p text:style-name="Standard">the Kalindi and drink their fill. Once more did the withered trees and</text:p>
      <text:p text:style-name="Standard">bushes bloom and the flowers dance, and the forest crept back to the banks</text:p>
      <text:p text:style-name="Standard">of the river.</text:p>
      <text:p text:style-name="Standard">The cowherds and the cows, hungry and tired though they were, did not</text:p>
      <text:p text:style-name="Standard">return to their settlement that night but decided to spend it on the banks of</text:p>
      <text:p text:style-name="Standard">the river, for Nanda was still concerned that the child Krishna might have</text:p>
      <text:p text:style-name="Standard">been affected by the poison. There was no way he could have known this.</text:p>
      <text:p text:style-name="Standard">People who are poisoned by snakes are generally thought to turn blue, but</text:p>
      <text:p text:style-name="Standard">this child was naturally of a blue color, so what were they to do? Another</text:p>
      <text:p text:style-name="Standard">belief they had was that one suffering from snakebite should fast and</text:p>
      <text:p text:style-name="Standard">should not be allowed to sleep, for he might never wake up. The only way</text:p>
      <text:p text:style-name="Standard">to ensure this was to stay in the forest in the night, for if they went back,</text:p>
      <text:p text:style-name="Standard">Krishna would surely beg, borrow, or steal something to eat. So they lit a</text:p>
      <text:p text:style-name="Standard">fire and lay down around it. It was a calm, still, and sultry night. While</text:p>
      <text:p text:style-name="Standard">others slept, Nanda kept watch with Krishna. Suddenly, a strong wind</text:p>
      <text:p text:style-name="Standard">sprang up out of nowhere, and the cowherd chief saw to his horror that a</text:p>
      <text:p text:style-name="Standard">raging forest fire, like a sheet of flame, was advancing toward them with</text:p>
      <text:p text:style-name="Standard">alarming rapidity. Quickly, he woke up the others. The gopas did not know</text:p>
      <text:p text:style-name="Standard">what to do, but the children had no such doubts. “O Krishna! Krishna!”</text:p>
      <text:p text:style-name="Standard">they cried. “Save us from this calamity as you have saved us so often</text:p>
      <text:p text:style-name="Standard">before!”</text:p>
      <text:p text:style-name="Standard">Krishna smilingly reassured them and stepped forward in the path of</text:p>
      <text:p text:style-name="Standard"><text:soft-page-break/>Agni, the god of fire, and opening his small mouth, he quietly swallowed</text:p>
      <text:p text:style-name="Standard">that mighty flame in three gulps. The men looked on in wonder at the one</text:p>
      <text:p text:style-name="Standard">who had saved them in this miraculous manner. Then Krishna turned to his</text:p>
      <text:p text:style-name="Standard">father and asked him, “Now are you satisfied, Father?”</text:p>
      <text:p text:style-name="Standard">Fire is supposed to be the greatest purifier, capable of reducing even</text:p>
      <text:p text:style-name="Standard">poison to ashes, and the Lord wanted to reassure his father that even if he</text:p>
      <text:p text:style-name="Standard">had been poisoned, he would have been cleansed by the fire he had</text:p>
      <text:p text:style-name="Standard">swallowed. Nanda gathered him up in his arms and embraced him. Who</text:p>
      <text:p text:style-name="Standard">was this strange child, he wondered, now wholly divine, now completely</text:p>
      <text:p text:style-name="Standard">human? What was he to believe? The only thing he knew was that he loved</text:p>
      <text:p text:style-name="Standard">his little son to the exclusion of everything else, and as the sage</text:p>
      <text:p text:style-name="Standard">Gargacharya had prophesied, this child had the power to save all those</text:p>
      <text:p text:style-name="Standard">who loved and depended on him.</text:p>
      <text:p text:style-name="Standard">Afterward, Krishna was taken in procession to the settlement surrounded</text:p>
      <text:p text:style-name="Standard">by his friends and relatives and the cattle, singing and rejoicing at his safe</text:p>
      <text:p text:style-name="Standard">return.</text:p>
      <text:p text:style-name="Standard">Now came the hot summer season, but while the Lord made his</text:p>
      <text:p text:style-name="Standard">residence at Vraja, the summer resembled spring. Due to the delightful</text:p>
      <text:p text:style-name="Standard">sound of the waterfalls, the chirping of the crickets, the luxuriant growth</text:p>
      <text:p text:style-name="Standard">of grass, and the perfume of the lotuses and water lilies, the inhabitants of</text:p>
      <text:p text:style-name="Standard">Vrindavana did not know the intense heat of the sun or the forest fires that</text:p>
      <text:p text:style-name="Standard">were characteristic of summer.</text:p>
      <text:p text:style-name="Standard">One day, Krishna went to the forest as usual with his friends. They</text:p>
      <text:p text:style-name="Standard">regaled themselves with various sports, like wrestling, whirling, leaping,</text:p>
      <text:p text:style-name="Standard">pulling, and boxing. Sometimes they danced while Krishna played the</text:p>
      <text:p text:style-name="Standard">flute, and sometimes he would dance while others provided the music and</text:p>
      <text:p text:style-name="Standard">clapped in rhythm. While they were thus playing under a huge banyan tree,</text:p>
      <text:p text:style-name="Standard">a demon called Pralamba arrived in the form of a gopala and joined the</text:p>
      <text:p text:style-name="Standard">group. Many others in various guises had come to kill the boy Krishna and</text:p>
      <text:p text:style-name="Standard">had failed. So Pralamba had the brilliant idea of taking on the form of a</text:p>
      <text:p text:style-name="Standard">gopala and thus lulling his suspicions. Krishna penetrated his disguise</text:p>
      <text:p text:style-name="Standard">immediately but, willing to give him the benefit of the doubt, asked him to</text:p>
      <text:p text:style-name="Standard">join their game. After all, demon though he was, he had taken on a form</text:p>
      <text:p text:style-name="Standard">that was dear to the Lord. The group split into two teams with Krishna and</text:p>
      <text:p text:style-name="Standard">Balarama as the team leaders. Various games were arranged, at the end of</text:p>
      <text:p text:style-name="Standard">which the defeated person would have to carry his victorious counterpart</text:p>
      <text:p text:style-name="Standard">on his shoulders and walk to the banyan tree. Pralamba chose to be on</text:p>
      <text:p text:style-name="Standard">Krishna’s side, for he thought that he could easily defeat Balarama and</text:p>
      <text:p text:style-name="Standard">then deal with Krishna. At the end of the game, Krishna’s party was</text:p>
      <text:p text:style-name="Standard">defeated, and he took Shridama on his shoulders, while Pralamba took</text:p>
      <text:p text:style-name="Standard">Balarama and started walking. The Lord, who had killed ten demons with</text:p>
      <text:p text:style-name="Standard">his baby hands, allowed himself to be defeated by one, who grappled with</text:p>
      <text:p text:style-name="Standard">love! He is ready to carry any of his devotees who surrender to him, as he</text:p>
      <text:p text:style-name="Standard">carried Shridama.</text:p>
      <text:p text:style-name="Standard">In the meantime, Pralamba set off at a brisk trot with Balarama, jubilant</text:p>
      <text:p text:style-name="Standard">at the success of his plan. Not stopping to look back or see what was</text:p>
      <text:p text:style-name="Standard">happening, and unmindful of Balarama’s cries to stop, he strode on past</text:p>
      <text:p text:style-name="Standard">the trees, determined to take him straight to Kamsa. By this time, he had</text:p>
      <text:p text:style-name="Standard">taken on his own huge, demonic form, so Balarama could not jump off.</text:p>
      <text:p text:style-name="Standard">Balarama turned around to look at Krishna, and from afar, the Lord made a</text:p>
      <text:p text:style-name="Standard">sign to him to crush the demon’s neck. Such was the power of the look that</text:p>
      <text:p text:style-name="Standard">Balarama was able to strangle Pralamba to death. The gopalas ran forward</text:p>
      <text:p text:style-name="Standard"><text:soft-page-break/>to see the mighty form of the dead demon.</text:p>
      <text:p text:style-name="Standard">While the boys were discussing the wonders of the day, the cows had</text:p>
      <text:p text:style-name="Standard">wandered afar in search of grass. Concerned about their disappearance, the</text:p>
      <text:p text:style-name="Standard">boys searched far and wide and eventually traced them to a field. Having</text:p>
      <text:p text:style-name="Standard">left the shade of the trees, the cows were dazed by the blinding heat of the</text:p>
      <text:p text:style-name="Standard">sun and did not know which way to turn. Hearing the beloved voices of</text:p>
      <text:p text:style-name="Standard">their masters, they were preparing to return, when the dry grass was swept</text:p>
      <text:p text:style-name="Standard">by a wave of fire that soon turned into a mighty conflagration. Terrified at</text:p>
      <text:p text:style-name="Standard">the sight of the advancing flames, the gopalas and the cows cowered in</text:p>
      <text:p text:style-name="Standard">fear and thronged around Krishna.</text:p>
      <text:p text:style-name="Standard">“Do not panic,” said the quiet voice beside them. “Just close your eyes</text:p>
      <text:p text:style-name="Standard">and hold me and no harm will befall you.” With absolute trust, they did as</text:p>
      <text:p text:style-name="Standard">they were told. No longer did they have the slightest fear, no longer did the</text:p>
      <text:p text:style-name="Standard">fire have power to harm them, for that beloved voice had spoken, and they</text:p>
      <text:p text:style-name="Standard">knew that he would never fail them.</text:p>
      <text:p text:style-name="Standard">“Why are you standing like statues, closing your eyes?” Now it was</text:p>
      <text:p text:style-name="Standard">Krishna as a little boy speaking teasingly, and they opened their eyes and</text:p>
      <text:p text:style-name="Standard">found themselves back under the banyan tree where they had been playing.</text:p>
      <text:p text:style-name="Standard">They rubbed their eyes in surprise. Had they dreamed the terrible</text:p>
      <text:p text:style-name="Standard">happenings of a minute ago? Where was their guardian angel? Was he only</text:p>
      <text:p text:style-name="Standard">a little boy laughing and rolling in the grass, making faces, pulling their</text:p>
      <text:p text:style-name="Standard">hair, jumping and climbing trees like all little boys, or was he a</text:p>
      <text:p text:style-name="Standard">superhuman? They followed him in glee. Why bother to puzzle their heads</text:p>
      <text:p text:style-name="Standard">as to who or what he was? Let them enjoy the present while they could.</text:p>
      <text:p text:style-name="Standard">Now the rainy season was upon them. It was characterized by bright</text:p>
      <text:p text:style-name="Standard">circles around the sun and the moon, angry skies filled with gathering</text:p>
      <text:p text:style-name="Standard">clouds, and claps of thunder. The brilliance of the heavenly bodies was</text:p>
      <text:p text:style-name="Standard">dimmed by the dark thunderclouds and streaks of lightning. The land,</text:p>
      <text:p text:style-name="Standard">which had shrunk in the summer heat, now became filled with luxuriant</text:p>
      <text:p text:style-name="Standard">vegetation, and in the night, the fireflies dominated the scene, for the stars</text:p>
      <text:p text:style-name="Standard">were hidden by the clouds. The frogs began their serenade, and all the</text:p>
      <text:p text:style-name="Standard">little streams, which had dried up, now gushed and gurgled with delight.</text:p>
      <text:p text:style-name="Standard">The whole forest took on a festive appearance. Even in this season, the</text:p>
      <text:p text:style-name="Standard">children would take the cows up the hill slope and into the woods, but</text:p>
      <text:p text:style-name="Standard">when it rained, they would take shelter under the tree or in caves,</text:p>
      <text:p text:style-name="Standard">munching roots, tubers, and fruits. The splendor of the season was</text:p>
      <text:p text:style-name="Standard">enhanced by the presence of the Lord.</text:p>
      <text:p text:style-name="Standard">Next came the autumn season, with its clear skies and mild breezes.</text:p>
      <text:p text:style-name="Standard">Ushered in by the lotus flowers, the autumn season saw the turbid water of</text:p>
      <text:p text:style-name="Standard">the rivers and lakes becoming clear and limpid. Relieved of their rains, the</text:p>
      <text:p text:style-name="Standard">clouds now shone in white brilliance. At night, the clear skies revealed the</text:p>
      <text:p text:style-name="Standard">stars in all their clarity, and the autumn moon rose, large and red, on the</text:p>
      <text:p text:style-name="Standard">eastern horizon.</text:p>
      <text:p text:style-name="Standard">Thus, the golden days of childhood slipped by like gleaming beads</text:p>
      <text:p text:style-name="Standard">threaded on the rays of sunshine.</text:p>
      <text:p text:style-name="Standard">Not by the Vedas, or an austere life, or gifts to the poor,</text:p>
      <text:p text:style-name="Standard">or ritual offerings can I be seen as you have seen me.</text:p>
      <text:p text:style-name="Standard">Only by love can people see me, know me, and come to me.</text:p>
      <text:p text:style-name="Standard">SRIMAD BHAGAVAD GITA</text:p>
      <text:p text:style-name="Standard">Hari Aum Tat Sat</text:p>
      <text:p text:style-name="Standard">Aum Venunadasharadaya Namaha!</text:p>
      <text:p text:style-name="Standard">7</text:p>
      <text:p text:style-name="Standard"><text:soft-page-break/>The Enchanting Flute</text:p>
      <text:p text:style-name="Standard">Barha peedam natavaravapu karnayo karnikaram,</text:p>
      <text:p text:style-name="Standard">Bibrath vasa kanakakapisham vayjayanthim cha malam</text:p>
      <text:p text:style-name="Standard">Randran venor adharasudhaya poorayan gopavrindai,</text:p>
      <text:p text:style-name="Standard">Vrindavanyam swapadaramanam pravishath geetha keerthi.</text:p>
      <text:p text:style-name="Standard">Extolled by the gopalas, Krishna entered the forest of Vrindavana,</text:p>
      <text:p text:style-name="Standard">which had become more beautiful because of his footprints. He</text:p>
      <text:p text:style-name="Standard">was dressed like a professional dancer, wearing a garment of</text:p>
      <text:p text:style-name="Standard">golden radiance and a garland of wild flowers with peacock</text:p>
      <text:p text:style-name="Standard">feathers in his hair, and ear ornaments of karnikara seeds. Thus</text:p>
      <text:p text:style-name="Standard">attired, he played the flute, filling its holes with the honey of his</text:p>
      <text:p text:style-name="Standard">lips.</text:p>
      <text:p text:style-name="Standard">SRIMAD BHAGAVATAM</text:p>
      <text:p text:style-name="Standard">Though he had only reached the age of twelve, such was Krishna’s grace</text:p>
      <text:p text:style-name="Standard">and beauty that none could resist him. He is one who can arouse the desire</text:p>
      <text:p text:style-name="Standard">of the world; how then could those poor gopis of Vrindavana resist him?</text:p>
      <text:p text:style-name="Standard">They did not even try. They had fondled him as a baby, kissed him as a</text:p>
      <text:p text:style-name="Standard">toddler, played with him as a child, and now he stood before them, the</text:p>
      <text:p text:style-name="Standard">epitome of all that a man, the true Purusha, should be. Like the Yamuna</text:p>
      <text:p text:style-name="Standard">flowing toward her goal, the sea, so their hearts flowed toward their Lord.</text:p>
      <text:p text:style-name="Standard">Their minds were untutored, their intellects poor, but their hearts were</text:p>
      <text:p text:style-name="Standard">large and full of love, and they burst and love flowed toward him in a</text:p>
      <text:p text:style-name="Standard">never-ending stream. They followed him wherever he went. Each morning</text:p>
      <text:p text:style-name="Standard">as he left with the gopalas and the cows to the forest, the poor girls could</text:p>
      <text:p text:style-name="Standard">hardly contain themselves until the evening, when he returned. They could</text:p>
      <text:p text:style-name="Standard">not concentrate on their daily tasks; they could not think of anything else</text:p>
      <text:p text:style-name="Standard">but him. They begrudged every minute he spent away from them and</text:p>
      <text:p text:style-name="Standard">waited only for the moment when they could see the tip of the peacock</text:p>
      <text:p text:style-name="Standard">feather adorning his hair in the far distance. Then they would forget their</text:p>
      <text:p text:style-name="Standard">fatigue and loneliness and rush toward him to welcome him and throng</text:p>
      <text:p text:style-name="Standard">around him until it was time for him to go home. During the day, they</text:p>
      <text:p text:style-name="Standard">would picture him standing beneath the spreading branches of a tree,</text:p>
      <text:p text:style-name="Standard">perhaps leaning slightly on the trunk with one leg crossed over the other in</text:p>
      <text:p text:style-name="Standard">a dancer’s pose, and playing a divine melody on the flute placed close to</text:p>
      <text:p text:style-name="Standard">his lips.</text:p>
      <text:p text:style-name="Standard">The melody was the call of the infinite to the finite, and it awoke</text:p>
      <text:p text:style-name="Standard">sublime chords, even in the most sluggish hearts, and made them yearn for</text:p>
      <text:p text:style-name="Standard">union with the infinite, which is the hidden desire of every heart. This</text:p>
      <text:p text:style-name="Standard">yearning is present in every human being, but sometimes we are too</text:p>
      <text:p text:style-name="Standard">engrossed with the world or too poor of understanding to know what it is.</text:p>
      <text:p text:style-name="Standard">All we know is that we are incomplete and inadequate as we are, but we</text:p>
      <text:p text:style-name="Standard">are ignorant of what it is that will make us complete. Sometimes a touch, a</text:p>
      <text:p text:style-name="Standard">glance, or a word spoken by some great sage is enough to loosen our bonds</text:p>
      <text:p text:style-name="Standard">and open our eyes, and then our heart leaps forward to meet its maker.</text:p>
      <text:p text:style-name="Standard">Confinement to finitude is unbearable to the human being. We crave for</text:p>
      <text:p text:style-name="Standard">nothing short of the infinite and the eternal. The whole of the finite world</text:p>
      <text:p text:style-name="Standard">moves and progresses toward this infinity, and until it reaches there, it will</text:p>
      <text:p text:style-name="Standard">remain unsatisfied. All the baubles offered by the material world fail to</text:p>
      <text:p text:style-name="Standard">satisfy because they are themselves products of finitude and impermanent</text:p>
      <text:p text:style-name="Standard">by nature.</text:p>
      <text:p text:style-name="Standard">As Krishna played his divine melody, the entire aspect of the forest</text:p>
      <text:p text:style-name="Standard">changed. The birds flying in the air stopped to listen, the animals moved</text:p>
      <text:p text:style-name="Standard"><text:soft-page-break/>closer to him, and even the Yamuna is said to have stopped her flow, to</text:p>
      <text:p text:style-name="Standard">listen to the enchanting music. All moving things became immobilized,</text:p>
      <text:p text:style-name="Standard">and the immovables, like the stones and rocks, started to melt and flow,</text:p>
      <text:p text:style-name="Standard">such was the bewitching power of his music. Even the rocks could not</text:p>
      <text:p text:style-name="Standard">withstand the eager, enticing call to the life divine, for he is Manamohana,</text:p>
      <text:p text:style-name="Standard">the one who arouses the desire of all minds.</text:p>
      <text:p text:style-name="Standard">“Awake! Awake! O sleeping soul!” he seemed to be saying. “Come to</text:p>
      <text:p text:style-name="Standard">me, your Lord. Why do you slumber when I am here, ready to play the</text:p>
      <text:p text:style-name="Standard">dance of eternal life with you? Wake up, O sluggish mind! Awake, O stony</text:p>
      <text:p text:style-name="Standard">heart! Come to me, the Divine Beloved. I will make you experience the</text:p>
      <text:p text:style-name="Standard">meaning of bliss!”</text:p>
      <text:p text:style-name="Standard">Without understanding this truth, it would be impossible to understand</text:p>
      <text:p text:style-name="Standard">how a child of twelve could so entice grown women that they forgot every</text:p>
      <text:p text:style-name="Standard">fidelity for which Indian women are renowned and ran after him</text:p>
      <text:p text:style-name="Standard">regardless of consequences. Even the hearts of the wicked, hard as granite,</text:p>
      <text:p text:style-name="Standard">melted at the call of the divine flute. What wonder, then, that the gopis</text:p>
      <text:p text:style-name="Standard">who had already given their minds to him as a baby should quiver and</text:p>
      <text:p text:style-name="Standard">burn with an overwhelming longing to have him as their husband? They</text:p>
      <text:p text:style-name="Standard">were not sages, they were not yogis, they knew nothing of philosophy or</text:p>
      <text:p text:style-name="Standard">metaphysics. All they knew was that he was a man, and they were women,</text:p>
      <text:p text:style-name="Standard">and they longed, with every fiber of their being, to have him as their lover.</text:p>
      <text:p text:style-name="Standard">Because their longing was invested in him, who was the beloved of the</text:p>
      <text:p text:style-name="Standard">universe, though carnal in nature at first, it became transformed into</text:p>
      <text:p text:style-name="Standard">something wonderful and indescribable. As they sat in their huts listening</text:p>
      <text:p text:style-name="Standard">to the melodious strains of the flute coming from the forest, they thought</text:p>
      <text:p text:style-name="Standard">to themselves, “The supreme fulfillment of having eyes is to be able to</text:p>
      <text:p text:style-name="Standard">drink the beauty of his face, as he stands playing the flute in the forest.</text:p>
      <text:p text:style-name="Standard">How fortunate are the trees, flowers, and the animals of this forest to be</text:p>
      <text:p text:style-name="Standard">able to enjoy this bliss at close quarters and to see his beguiling form in</text:p>
      <text:p text:style-name="Standard">front of them, while we unlucky ones are confined to this cage of our</text:p>
      <text:p text:style-name="Standard">houses and unable to go!</text:p>
      <text:p text:style-name="Standard">“What meritorious deed has this flute done to have the privilege of</text:p>
      <text:p text:style-name="Standard">imbibing the pure honey of his lips without any restriction? Will that flute</text:p>
      <text:p text:style-name="Standard">ever leave something for us? Will we ever be able to taste the nectar of his</text:p>
      <text:p text:style-name="Standard">lips one day? How lucky are the deer who nestle close to him and nudge</text:p>
      <text:p text:style-name="Standard">him as he plays. How lucky are the calves who stand pinned to the spot,</text:p>
      <text:p text:style-name="Standard">forgetting even to swallow the milk and eat the grass in their mouths,</text:p>
      <text:p text:style-name="Standard">fixing their gaze on him as if they would drink him through their eyes!</text:p>
      <text:p text:style-name="Standard">Surely the birds of this forest must be sages in disguise, for see how they</text:p>
      <text:p text:style-name="Standard">have perched themselves on the branches above his head and are listening</text:p>
      <text:p text:style-name="Standard">enthralled to the strains of his melody! See the Yamuna, how she brings</text:p>
      <text:p text:style-name="Standard">lotus flowers as offerings and places them at his feet. Even the clouds stop</text:p>
      <text:p text:style-name="Standard">their wanderings and send a mild spray of water over his head like a</text:p>
      <text:p text:style-name="Standard">benediction. Surely the Govardhana hill must be the luckiest of all, for it</text:p>
      <text:p text:style-name="Standard">has the great privilege of coming into contact with his feet and of offering</text:p>
      <text:p text:style-name="Standard">him all the delicacies he enjoys—the fruits, canes, tubers, and nuts.”</text:p>
      <text:p text:style-name="Standard">Thus constantly thinking of him, the gopis spent their days and waited</text:p>
      <text:p text:style-name="Standard">only for his arrival in the evening. Day by day their minds were more</text:p>
      <text:p text:style-name="Standard">closely bound to him, so that soon their state was that of meditating yogis.</text:p>
      <text:p text:style-name="Standard">At the beginning of the winter season, the young maidens decided to</text:p>
      <text:p text:style-name="Standard">take a forty-one day vow in connection with the worship of the goddess</text:p>
      <text:p text:style-name="Standard">Karthyayani to procure Krishna as their husband. Every day, these young</text:p>
      <text:p text:style-name="Standard"><text:soft-page-break/>girls would wake up at three in the morning and go to the River Kalindi in</text:p>
      <text:p text:style-name="Standard">the bitter cold and take their bath at sunrise. There on the banks, they</text:p>
      <text:p text:style-name="Standard">would install an image of the goddess made of sand and worship her with</text:p>
      <text:p text:style-name="Standard">sandal paste, garlands, incense, lamps, fruits, and food offerings.</text:p>
      <text:p text:style-name="Standard">“O Devi Karthyayani! Thou mighty cosmic power and mistress of all!</text:p>
      <text:p text:style-name="Standard">Deign to give me the son of Nanda as my husband.” Repeating this</text:p>
      <text:p text:style-name="Standard">mantra, those maidens of Vraja worshipped the goddess for one full</text:p>
      <text:p text:style-name="Standard">month, regardless of bodily hardships, with their minds fixed on Krishna,</text:p>
      <text:p text:style-name="Standard">praying that they might procure him as their husband. On the final day of</text:p>
      <text:p text:style-name="Standard">their vow, they deposited their clothes on the riverbank as usual and</text:p>
      <text:p text:style-name="Standard">sported joyously in the water, singing songs about their Lord. It was still</text:p>
      <text:p text:style-name="Standard">very early in the morning, and the pearly mists of dawn were enshrouding</text:p>
      <text:p text:style-name="Standard">the surrounding forest. While they were thus playing happily in the river,</text:p>
      <text:p text:style-name="Standard">they suddenly saw the object of their desire standing on the banks, looking</text:p>
      <text:p text:style-name="Standard">like the incarnation of the god of love, smiling teasingly at them. They</text:p>
      <text:p text:style-name="Standard">became aware of their nakedness and covered their faces with their hands</text:p>
      <text:p text:style-name="Standard">and looked shyly at him through their fingers.</text:p>
      <text:p text:style-name="Standard">Krishna smiled, for he realized that they were not completely pure. He</text:p>
      <text:p text:style-name="Standard">decided to help them to get rid of the last traces of their egos. They had</text:p>
      <text:p text:style-name="Standard">lost their sense of possessiveness regarding property, wealth, and relations,</text:p>
      <text:p text:style-name="Standard">but they still had to lose their body consciousness. This was the final</text:p>
      <text:p text:style-name="Standard">barrier, keeping them from the fulfillment of their desires. The sense of</text:p>
      <text:p text:style-name="Standard">shame comes only when we are faced with another, and God is not another.</text:p>
      <text:p text:style-name="Standard">He is our very self. What is the need for modesty when we are faced with</text:p>
      <text:p text:style-name="Standard">ourselves? Unless this point is clearly understood, we cannot aspire to</text:p>
      <text:p text:style-name="Standard">union with God. In order to make them realize this, Krishna collected the</text:p>
      <text:p text:style-name="Standard">clothes lying on the banks in heaps and quickly climbed up the kadamba</text:p>
      <text:p text:style-name="Standard">tree nearby, saying to the maidens teasingly, “Come on, girls! Come and</text:p>
      <text:p text:style-name="Standard">get your clothes!”</text:p>
      <text:p text:style-name="Standard">Taken aback by these words of their hero, they shivered, neck deep in the</text:p>
      <text:p text:style-name="Standard">water, and begged him to return their clothes.</text:p>
      <text:p text:style-name="Standard">The Lord replied, “If you are indeed my handmaidens as you say, then do</text:p>
      <text:p text:style-name="Standard">as I tell you. Come out of water, one by one, and accept your clothes.</text:p>
      <text:p text:style-name="Standard">Don’t you know that it is a violation of a vow to bathe nude in the waters?</text:p>
      <text:p text:style-name="Standard">Come forward and prostrate before me, and thus you will be pardoned for</text:p>
      <text:p text:style-name="Standard">this transgression.”</text:p>
      <text:p text:style-name="Standard">Hearing this, the gopis threw off their egos like snakes shedding their</text:p>
      <text:p text:style-name="Standard">skins and walked forward one by one with hands outstretched and eyes</text:p>
      <text:p text:style-name="Standard">fixed on him. In his eyes, they saw mirrored their own selves. One by one,</text:p>
      <text:p text:style-name="Standard">they got back their clothes and stood before him with folded palms and</text:p>
      <text:p text:style-name="Standard">bowed heads, waiting for his next command.</text:p>
      <text:p text:style-name="Standard">The Lord had tested them to the outer limit, and they passed with ease.</text:p>
      <text:p text:style-name="Standard">Their clothes were stolen, they were told that it was against rules to bathe</text:p>
      <text:p text:style-name="Standard">nude in the water, and they were forced to abandon their sense of shame</text:p>
      <text:p text:style-name="Standard">and go naked to receive their clothes. They were treated like puppets and</text:p>
      <text:p text:style-name="Standard">made to salute and prostrate. In spite of all this, they felt not the slightest</text:p>
      <text:p text:style-name="Standard">resentment. Totally divorced of ego, immersing their minds only in him,</text:p>
      <text:p text:style-name="Standard">the divine object of their passion, they were fit to receive the final</text:p>
      <text:p text:style-name="Standard">benediction of consorting with him.</text:p>
      <text:p text:style-name="Standard">The Lord, knowing what was in their minds, had gone there with the</text:p>
      <text:p text:style-name="Standard">express purpose of fulfilling their desires, and so he told them, “Having</text:p>
      <text:p text:style-name="Standard">cast off the last traces of your ego, you are now ready to receive me as</text:p>
      <text:p text:style-name="Standard"><text:soft-page-break/>your husband, in the true meaning of the word. Passion directed toward me</text:p>
      <text:p text:style-name="Standard">will not end in sensual enjoyment. Human love is only a shadow of divine</text:p>
      <text:p text:style-name="Standard">love. Who would be happy to remain in the dark when she can enjoy the</text:p>
      <text:p text:style-name="Standard">glory of the sun? Who would be happy with mere fragrance, when she can</text:p>
      <text:p text:style-name="Standard">have the whole flower? That is what I am offering you now. The flower of</text:p>
      <text:p text:style-name="Standard">divine love, which will lead you to eternal bliss. Your names will go down</text:p>
      <text:p text:style-name="Standard">in history as the luckiest of all women. You are indeed blessed, for you</text:p>
      <text:p text:style-name="Standard">have discovered the secret of divine love, which will end in liberation</text:p>
      <text:p text:style-name="Standard">from this cycle of birth and death. Sensual love is the common experience</text:p>
      <text:p text:style-name="Standard">of all human beings, but bhakti, or divine love, leading to mukti, or</text:p>
      <text:p text:style-name="Standard">liberation, is experienced only by a few rare souls who have prayed and</text:p>
      <text:p text:style-name="Standard">meditated for many years and undertaken many austerities. But you girls,</text:p>
      <text:p text:style-name="Standard">at the end of a mere forty-one-day vow, have been blessed, for you are</text:p>
      <text:p text:style-name="Standard">being offered that which meditating yogis gain only after years of struggle.</text:p>
      <text:p text:style-name="Standard">You are all paragons of virtue. You may now return to Vraja. The object</text:p>
      <text:p text:style-name="Standard">with which you have observed this worship of the goddess will before long</text:p>
      <text:p text:style-name="Standard">be fulfilled. You will sport with me on the moonlit banks of the Yamuna in</text:p>
      <text:p text:style-name="Standard">the autumn.”</text:p>
      <text:p text:style-name="Standard">Hearing these words of their beloved, their cup of happiness was full,</text:p>
      <text:p text:style-name="Standard">and slowly, with dragging footsteps and backward glances, they wended</text:p>
      <text:p text:style-name="Standard">their way home. The remainder of the time before the consummation of</text:p>
      <text:p text:style-name="Standard">their desire, the gopis spent in prayer and meditation so that when the time</text:p>
      <text:p text:style-name="Standard">came, they were perfect, pure, and shining. They had already attained the</text:p>
      <text:p text:style-name="Standard">stage of the avadhuta, or the sage who wanders about naked, for clothes</text:p>
      <text:p text:style-name="Standard">symbolize the attachment to false values beginning with the body. The</text:p>
      <text:p text:style-name="Standard">gopis had attained this state and were fit to receive the Lord as their own.</text:p>
      <text:p text:style-name="Standard">One day while wandering in the woods with the gopalas, the Lord said to</text:p>
      <text:p text:style-name="Standard">them, “How noble are the trees. They live entirely for the sake of others.</text:p>
      <text:p text:style-name="Standard">They bear the wind, rain, heat, and sleet, but protect us from them. How</text:p>
      <text:p text:style-name="Standard">covetable is a birth like that, providing sustenance to all beings. They</text:p>
      <text:p text:style-name="Standard">fulfill the wants of all creatures with their leaves, flowers, fruits, roots,</text:p>
      <text:p text:style-name="Standard">and tubers. People take shelter beneath them, and finally they give up their</text:p>
      <text:p text:style-name="Standard">very lives to provide man with fuel. Man’s life in this world is meaningful</text:p>
      <text:p text:style-name="Standard">only to the extent that his energies, wealth, and intelligence are used for</text:p>
      <text:p text:style-name="Standard">the good of others.” Thus to each according to his needs and his capacity,</text:p>
      <text:p text:style-name="Standard">the Lord taught these boys and girls who were devoted to him.</text:p>
      <text:p text:style-name="Standard">One day, the boys had finished eating all the food they had brought from</text:p>
      <text:p text:style-name="Standard">their homes and were still hungry, so they begged Krishna to procure some</text:p>
      <text:p text:style-name="Standard">food for them. To meet their demands as well as to bless the wives of</text:p>
      <text:p text:style-name="Standard">certain Brahmins who were performing fire sacrifices (as enjoined in the</text:p>
      <text:p text:style-name="Standard">Vedas) in the neighborhood of the forest, Krishna asked the boys to go and</text:p>
      <text:p text:style-name="Standard">beg for some food from the Brahmins, for it was incumbent on them to</text:p>
      <text:p text:style-name="Standard">feed the hungry. So the boys ran off and begged for food from those</text:p>
      <text:p text:style-name="Standard">learned Brahmins, who were well versed in the Vedas. Pretending that they</text:p>
      <text:p text:style-name="Standard">had not heard, the learned ones continue to chant mantras, deaf to the</text:p>
      <text:p text:style-name="Standard">needs of the hungry boys outside, for they were confirmed ritualists, blind</text:p>
      <text:p text:style-name="Standard">to the inner meaning behind the Vedic mantras. The disappointed boys</text:p>
      <text:p text:style-name="Standard">returned with tears in their eyes and Krishna comforted them.</text:p>
      <text:p text:style-name="Standard">“Never mind,” he said. “Such behavior is to be expected from those who</text:p>
      <text:p text:style-name="Standard">have only heads and no hearts. They may be full of learning, but their</text:p>
      <text:p text:style-name="Standard">hearts are barren, and they know not the meaning of love, out of which</text:p>
      <text:p text:style-name="Standard">alone kindness can flow. But do not lose heart. Go inform their wives that I</text:p>
      <text:p text:style-name="Standard"><text:soft-page-break/>and my brother are waiting here, and they will give you whatever you</text:p>
      <text:p text:style-name="Standard">need, for they have great love for me.”</text:p>
      <text:p text:style-name="Standard">So once again the boys went, and this time they were welcomed with</text:p>
      <text:p text:style-name="Standard">great love by those pious ladies, who had been hoping to have a glimpse of</text:p>
      <text:p text:style-name="Standard">the child Krishna from the time they heard of him. Though they were</text:p>
      <text:p text:style-name="Standard">reprimanded by their men, they rushed to meet him, carrying with them all</text:p>
      <text:p text:style-name="Standard">types of delicacies. There was one woman, however, who had been sternly</text:p>
      <text:p text:style-name="Standard">debarred from going and whose husband had locked her up, though her</text:p>
      <text:p text:style-name="Standard">heart was brimming with love for the Lord. So great was her longing to</text:p>
      <text:p text:style-name="Standard">join him that her spirit left its mortal cage and merged in him even before</text:p>
      <text:p text:style-name="Standard">the others reached him. It is said that the Lord had sent the boys on this</text:p>
      <text:p text:style-name="Standard">particular mission only in order to bless her.</text:p>
      <text:p text:style-name="Standard">The others ran to him, and when they saw him, blue complexioned,</text:p>
      <text:p text:style-name="Standard">wearing a golden-colored garment, and decorated with a garland of</text:p>
      <text:p text:style-name="Standard">wildflowers, with peacock feathers in his hair, twirling a lotus in one hand</text:p>
      <text:p text:style-name="Standard">and resting the other on the shoulder of a friend, they felt their hearts fill</text:p>
      <text:p text:style-name="Standard">with joy. They prostrated before him and then laid the feast in front of</text:p>
      <text:p text:style-name="Standard">him. The Lord, knowing their devotion, accepted the offerings and told</text:p>
      <text:p text:style-name="Standard">them to return to their husbands. They were terrified of going back and</text:p>
      <text:p text:style-name="Standard">said, “There is no chance of our husbands accepting us, since we have</text:p>
      <text:p text:style-name="Standard">mortally offended them by coming here. It behooves you to deal with us,</text:p>
      <text:p text:style-name="Standard">for we have offered ourselves body, mind, and spirit at your feet. We do</text:p>
      <text:p text:style-name="Standard">not desire any other way of life than your service in the future. Pray, do not</text:p>
      <text:p text:style-name="Standard">forsake us.”</text:p>
      <text:p text:style-name="Standard">The Lord said, “You will not be blamed by your husbands, parents,</text:p>
      <text:p text:style-name="Standard">brothers, or sons for coming to me. Physical contact is not needed for the</text:p>
      <text:p text:style-name="Standard">growth and fulfillment of spiritual love. Keep your mind fixed on me</text:p>
      <text:p text:style-name="Standard">always, and you will surely attain me before long.”</text:p>
      <text:p text:style-name="Standard">So the ladies returned with lagging steps and were surprised to find that</text:p>
      <text:p text:style-name="Standard">their husbands had repented their folly and welcomed them back cordially.</text:p>
      <text:p text:style-name="Standard">They realized that it was only to bless them that the Lord of the universe</text:p>
      <text:p text:style-name="Standard">had come to them, to beg for some food. What irony he, whom they (their</text:p>
      <text:p text:style-name="Standard">husbands) were worshipping through the yajna (fire sacrifice ceremony),</text:p>
      <text:p text:style-name="Standard">had himself come to them in the guise of a gopala, and they had sent him</text:p>
      <text:p text:style-name="Standard">away! But even now, though the realization came to them, they yet</text:p>
      <text:p text:style-name="Standard">desisted from going to him for fear of the king, Kamsa!</text:p>
      <text:p text:style-name="Standard">In spring when the violent odor of musk is the scent of the tender</text:p>
      <text:p text:style-name="Standard">tamala sprout.</text:p>
      <text:p text:style-name="Standard">Hari here in the forest dwells in eager dance with the gopis.</text:p>
      <text:p text:style-name="Standard">FROM GITA GOVINDA BY JAYADEVA</text:p>
      <text:p text:style-name="Standard">No power is beyond the reach of the sage who has controlled his</text:p>
      <text:p text:style-name="Standard">mind, senses, nerve currents, and disposition and who</text:p>
      <text:p text:style-name="Standard">concentrates on me.</text:p>
      <text:p text:style-name="Standard">LORD KRISHNA IN UDDHAVA GITA,</text:p>
      <text:p text:style-name="Standard">SRIMAD BHAGAVATAM</text:p>
      <text:p text:style-name="Standard">Hari Aum Tat Sat</text:p>
      <text:p text:style-name="Standard">Aum Govindaya Namaha!</text:p>
      <text:p text:style-name="Standard">8</text:p>
      <text:p text:style-name="Standard">Krishna Lifts the Mountain</text:p>
      <text:p text:style-name="Standard">Samprapthe sannithe kaale,</text:p>
      <text:p text:style-name="Standard">Nahi nahi rakshathi tukrannyakarane,</text:p>
      <text:p text:style-name="Standard">Bhaja Govindam Bhaja Govindam,</text:p>
      <text:p text:style-name="Standard"><text:soft-page-break/>Govindam bhaja mooda mathe!</text:p>
      <text:p text:style-name="Standard">At the end of your life, your knowledge of grammar is not going to</text:p>
      <text:p text:style-name="Standard">save you, O foolish man! Therefore, adore the Supreme Lord,</text:p>
      <text:p text:style-name="Standard">Govinda (Krishna), for in that alone lies your salvation.</text:p>
      <text:p text:style-name="Standard">ADI SANKARACHARYA</text:p>
      <text:p text:style-name="Standard">Every year at the end of the summer season, the cowherds of Vrindavana</text:p>
      <text:p text:style-name="Standard">would offer a great sacrifice to Indra, the king of the gods and the god of</text:p>
      <text:p text:style-name="Standard">rain. This was to propitiate him so that he would send enough rain to make</text:p>
      <text:p text:style-name="Standard">the grass grow for their cattle to feed and not send too much, which would</text:p>
      <text:p text:style-name="Standard">make the Yamuna flood its banks and destroy their settlement. Krishna</text:p>
      <text:p text:style-name="Standard">noticed the preparations and questioned his father about it.</text:p>
      <text:p text:style-name="Standard">“Every year we make a sacrifice to Indra to show our gratitude,” said</text:p>
      <text:p text:style-name="Standard">Nanda.</text:p>
      <text:p text:style-name="Standard">“What has he done for us for which we should be grateful?” queried the</text:p>
      <text:p text:style-name="Standard">Lord.</text:p>
      <text:p text:style-name="Standard">“Hush, child, do not speak like that. You have no respect for the gods.</text:p>
      <text:p text:style-name="Standard">Don’t you know that it’s Indra who gives us rains? We are cowherds. Our</text:p>
      <text:p text:style-name="Standard">wealth is derived from our cattle. How will our cows thrive without grass</text:p>
      <text:p text:style-name="Standard">and how will grass grow if there is no rain? If Indra is not propitiated, he</text:p>
      <text:p text:style-name="Standard">will not give us rain or he will give too much of it, and where will we be?</text:p>
      <text:p text:style-name="Standard">Without rain, all human efforts are of no use.”</text:p>
      <text:p text:style-name="Standard">Hearing this, Krishna replied, “Living beings are born according to their</text:p>
      <text:p text:style-name="Standard">karma and they die according to it also. Karma regulates their attainment</text:p>
      <text:p text:style-name="Standard">of enjoyments and their suffering, fears, and welfare. To creatures who are</text:p>
      <text:p text:style-name="Standard">thus subject to their karma, of what use is an Indra who cannot undo the</text:p>
      <text:p text:style-name="Standard">effects of those karmas? Therefore, it is best to do one’s duty as born of</text:p>
      <text:p text:style-name="Standard">one’s nature and thus honor karma. That is worship. The three gunas</text:p>
      <text:p text:style-name="Standard">(modes) of Prakriti—sattva, rajas, and tamas— are the basis of the origin,</text:p>
      <text:p text:style-name="Standard">preservation, and dissolution of the universe. By the power of rajas, all</text:p>
      <text:p text:style-name="Standard">places get rain, from which all creatures get food. What has Indra got to do</text:p>
      <text:p text:style-name="Standard">with this? Being a forest tribe, we are always staying in the woods and on</text:p>
      <text:p text:style-name="Standard">hills like the Govardhana. Because of the hill, the rain clouds are stopped</text:p>
      <text:p text:style-name="Standard">and rain falls in Vrindavana, and it’s on the grassy slopes of this hill that</text:p>
      <text:p text:style-name="Standard">our cattle graze and grow sleek and fat and yield plenty of milk. So let a</text:p>
      <text:p text:style-name="Standard">variety of edibles be made and let food and gifts be given to all, including</text:p>
      <text:p text:style-name="Standard">the outcasts. Worship the cows with grass and the hill with sacrificial</text:p>
      <text:p text:style-name="Standard">offerings. This is my view, O Father! This will make everyone happy—the</text:p>
      <text:p text:style-name="Standard">cows, the holy men, and myself. If it is acceptable to you, you may follow</text:p>
      <text:p text:style-name="Standard">it.”</text:p>
      <text:p text:style-name="Standard">Nanda had been brought up in the tradition of paying respects to all the</text:p>
      <text:p text:style-name="Standard">ancient gods, such as Indra, Varuna, and others, but he had great faith in</text:p>
      <text:p text:style-name="Standard">the words of his son, who possessed extraordinary powers, as he well</text:p>
      <text:p text:style-name="Standard">knew, so he carried out all Krishna’s instructions. On the appointed day,</text:p>
      <text:p text:style-name="Standard">under the Lord’s supervision, plenty of butter, milk, and sweets, all his</text:p>
      <text:p text:style-name="Standard">favorite dishes, in fact, were prepared in vast quantities.</text:p>
      <text:p text:style-name="Standard">“Do not stint on anything, Father,” Krishna said teasingly. “When you</text:p>
      <text:p text:style-name="Standard">make an offering to God, it should be the very best that you can afford.” In</text:p>
      <text:p text:style-name="Standard">and through the prank, he was playing, He was also teaching them a</text:p>
      <text:p text:style-name="Standard">valuable lesson—to give honor where honor is due and also to give</text:p>
      <text:p text:style-name="Standard">lavishly when giving.</text:p>
      <text:p text:style-name="Standard">Carrying loads of food, the entire community trudged up the hillside.</text:p>
      <text:p text:style-name="Standard">There they lit the sacrificial fire and worshipped the holy men, the cows,</text:p>
      <text:p text:style-name="Standard"><text:soft-page-break/>and the mountain itself. To generate faith in their minds, Krishna appeared</text:p>
      <text:p text:style-name="Standard">in a gigantic form, as the spirit of the mountain, and consumed large</text:p>
      <text:p text:style-name="Standard">quantities of the food offerings! No wonder he had asked them to prepare</text:p>
      <text:p text:style-name="Standard">the things he liked best. Then, in his own form as a gopala, he prostrated</text:p>
      <text:p text:style-name="Standard">before himself, and turning to others he asked them, “In all the years that</text:p>
      <text:p text:style-name="Standard">you have been giving offerings to Indra, has he ever come personally to</text:p>
      <text:p text:style-name="Standard">accept them?” They shook their heads sadly.</text:p>
      <text:p text:style-name="Standard">“Now see,” said the Lord playfully, “how Govardhana has accepted your</text:p>
      <text:p text:style-name="Standard">offerings in person!”</text:p>
      <text:p text:style-name="Standard">After this, they circumambulated the hill and then returned to Vraja in a</text:p>
      <text:p text:style-name="Standard">happy mood, after having partaken of the delicious feast.</text:p>
      <text:p text:style-name="Standard">But Indra was not to be dismissed so easily. He was not going to resign</text:p>
      <text:p text:style-name="Standard">his position and relinquish his accustomed offerings without a struggle. He</text:p>
      <text:p text:style-name="Standard">had listened to Krishna’s audacious words to his father and was</text:p>
      <text:p text:style-name="Standard">determined to teach him a lesson and punish the cowherds for their</text:p>
      <text:p text:style-name="Standard">presumption in withholding the sacrifice, which was his due. Thus, he</text:p>
      <text:p text:style-name="Standard">assembled all his weightiest rain clouds and hurled them down with such</text:p>
      <text:p text:style-name="Standard">force that it rained in Vrindavana as it had never rained before in their</text:p>
      <text:p text:style-name="Standard">memory. Drops as large as buckets came pelting down, hour after hour,</text:p>
      <text:p text:style-name="Standard">day after day, without a moment of intermission. The river began to</text:p>
      <text:p text:style-name="Standard">overflow and the trees to be washed away. It looked as if the little</text:p>
      <text:p text:style-name="Standard">settlement with all the people and the cattle would be swept away in a</text:p>
      <text:p text:style-name="Standard">mighty flood if something was not done immediately. When they found</text:p>
      <text:p text:style-name="Standard">that the onslaught refused to abate despite their tardy prayers to an irate</text:p>
      <text:p text:style-name="Standard">Indra, the terrified cowherds ran to Krishna for help. He calmed their fears</text:p>
      <text:p text:style-name="Standard">and spoke reassuringly to them. “Fear not, I will protect those who trust in</text:p>
      <text:p text:style-name="Standard">me and have no recourse but me.”</text:p>
      <text:p text:style-name="Standard">Telling them to bring their cattle and all their worldly possessions with</text:p>
      <text:p text:style-name="Standard">them, he took them to the Govardhana hill, and then, with the greatest of</text:p>
      <text:p text:style-name="Standard">ease, he uprooted the mighty mountain with his tender, boyish hand and</text:p>
      <text:p text:style-name="Standard">held it aloft with one finger as easily as a child would sport with a</text:p>
      <text:p text:style-name="Standard">mushroom! Snugly ensconced beneath this mighty hill, with their cattle</text:p>
      <text:p text:style-name="Standard">and their belongings, the cowherds stayed safely for seven days and seven</text:p>
      <text:p text:style-name="Standard">nights, while the rains lashed down in fury. Thunder crashed and lightning</text:p>
      <text:p text:style-name="Standard">flashed, the winds howled, and the waters poured down in an unending</text:p>
      <text:p text:style-name="Standard">deluge. It resembled the floodwaters at the end of time, for Indra was</text:p>
      <text:p text:style-name="Standard">determined to make them come out of their improvised shelter and beg for</text:p>
      <text:p text:style-name="Standard">mercy. Not even a giant could hold out for so long, thought he, and</text:p>
      <text:p text:style-name="Standard">certainly not a small child like Krishna. Very soon, he will get tired and</text:p>
      <text:p text:style-name="Standard">put down the hill, or it may even come down on him and crush the whole</text:p>
      <text:p text:style-name="Standard">tribe to pulp!</text:p>
      <text:p text:style-name="Standard">But nothing of the sort seemed to be happening. The gopas, with their</text:p>
      <text:p text:style-name="Standard">usual childlike capacity for living in the present, were having a wonderful</text:p>
      <text:p text:style-name="Standard">time in their improvised shelter. They built a fire to keep themselves warm</text:p>
      <text:p text:style-name="Standard">and brought out their usual games and entertainments, holding wrestling</text:p>
      <text:p text:style-name="Standard">bouts and bullfights, while the gopis danced and sang and gazed adoringly</text:p>
      <text:p text:style-name="Standard">at the Lord. He stood there holding the hill aloft with one hand, sometimes</text:p>
      <text:p text:style-name="Standard">playing the flute with the other, sometimes tickling the necks of the calves</text:p>
      <text:p text:style-name="Standard">who came nuzzling up to him, sometimes joking and laughing with the</text:p>
      <text:p text:style-name="Standard">boys, and never for a moment showing the least sign of fatigue. It was a</text:p>
      <text:p text:style-name="Standard">great holiday for the whole community. They did not have to worry about</text:p>
      <text:p text:style-name="Standard">their usual routine chores and could enjoy the divine presence unhampered</text:p>
      <text:p text:style-name="Standard"><text:soft-page-break/>by the pressing needs of their daily routine.</text:p>
      <text:p text:style-name="Standard">At last Indra’s stock of water seemed to have been exhausted. The drops</text:p>
      <text:p text:style-name="Standard">seemed to be losing their intensity and soon came to a full stop. Even the</text:p>
      <text:p text:style-name="Standard">wind and thunder seemed to have lost their volume and soon the last howl</text:p>
      <text:p text:style-name="Standard">and rumble died away in the distance. Seeing the sky clear of clouds,</text:p>
      <text:p text:style-name="Standard">Krishna led his entourage out into the open. The land had been ravaged by</text:p>
      <text:p text:style-name="Standard">the rain, but the sun was already coming out, and soon the waters would</text:p>
      <text:p text:style-name="Standard">dry up. The river had begun to subside, and the animals came creeping out</text:p>
      <text:p text:style-name="Standard">of their lairs. In the presence of all, the Lord reinstalled the mountain in its</text:p>
      <text:p text:style-name="Standard">original place. The inhabitants of Vraja could not contain their excitement</text:p>
      <text:p text:style-name="Standard">and joy, and all of them threw themselves at the Lord’s feet and hailed him</text:p>
      <text:p text:style-name="Standard">to the skies. Indra looked down from his heaven and knew to his fury that</text:p>
      <text:p text:style-name="Standard">a new star had appeared on the firmament that would eclipse him in the</text:p>
      <text:p text:style-name="Standard">years to come.</text:p>
      <text:p text:style-name="Standard">With pride thoroughly humbled, he decided to go to Krishna and beg his</text:p>
      <text:p text:style-name="Standard">pardon for not having recognized who he was, but he was ashamed to go</text:p>
      <text:p text:style-name="Standard">by himself. He requested the celestial cow, Surabhi, to accompany him.</text:p>
      <text:p text:style-name="Standard">Together, they approached Krishna and prostrated before him, while he</text:p>
      <text:p text:style-name="Standard">stood on the sodden sides of the Govardhana.</text:p>
      <text:p text:style-name="Standard">Indra said, “Salutations to you, O Krishna! You are the indweller in all</text:p>
      <text:p text:style-name="Standard">beings and the master of all devotees. I seek shelter at your feet, for you</text:p>
      <text:p text:style-name="Standard">are the Lord, teacher, and soul of all beings. Please forgive me!”</text:p>
      <text:p text:style-name="Standard">Next, Surabhi approached him. “You are the Lord of all that exists. May</text:p>
      <text:p text:style-name="Standard">you deign to be our Indra (king) in the future so that the holy and the</text:p>
      <text:p text:style-name="Standard">innocent may be protected. Allow me to perform the abhisheka</text:p>
      <text:p text:style-name="Standard">(ceremonial bath) for installing you as our king. Verily, you are born to</text:p>
      <text:p text:style-name="Standard">lighten the burden of Mother Earth.”</text:p>
      <text:p text:style-name="Standard">After having extolled him thus, Surabhi performed the abhisheka to him</text:p>
      <text:p text:style-name="Standard">with her milk. She was followed by Indra, who, with the assistance of the</text:p>
      <text:p text:style-name="Standard">sages, performed the ceremonial installation of the Lord as king of kings</text:p>
      <text:p text:style-name="Standard">by pouring over him the waters of the heavenly Ganga, brought in golden</text:p>
      <text:p text:style-name="Standard">pots by Indra’s royal white elephant, Airavata.</text:p>
      <text:p text:style-name="Standard">To the cries of “Hail Govinda! Hail Govinda!” they installed him as the</text:p>
      <text:p text:style-name="Standard">overlord of all jivas (embodied souls). This incarnation of the Lord had the</text:p>
      <text:p text:style-name="Standard">express purpose of saving all jivas from the wheel of existence, and thus it</text:p>
      <text:p text:style-name="Standard">was fitting that he never again submitted to another coronation ceremony.</text:p>
      <text:p text:style-name="Standard">When Krishna was thus acclaimed as Lord of cows and jivas, it is said that</text:p>
      <text:p text:style-name="Standard">milk started to flow from the udders of all cows and Earth was bathed with</text:p>
      <text:p text:style-name="Standard">their offerings. The rivers began to flow with waters of various delicious</text:p>
      <text:p text:style-name="Standard">tastes, trees began to shed honey, and cereals to grow and mature without</text:p>
      <text:p text:style-name="Standard">any cultivation.</text:p>
      <text:p text:style-name="Standard">After this fantastic event, the gopas, who had not yet understood the</text:p>
      <text:p text:style-name="Standard">divinity of Krishna, were anxious to know more of the details of his birth.</text:p>
      <text:p text:style-name="Standard">They could not understand how Nanda and Yashoda, who were ordinary</text:p>
      <text:p text:style-name="Standard">cowherds like themselves, could produce such a prodigy. So they went to</text:p>
      <text:p text:style-name="Standard">Nanda and demanded an explanation. Nanda himself did not know much</text:p>
      <text:p text:style-name="Standard">except what sage Gargacharya had told him, and this he divulged to the</text:p>
      <text:p text:style-name="Standard">others.</text:p>
      <text:p text:style-name="Standard">“Hearken to me, O gopas!” he said. “I will tell you what Gargacharya</text:p>
      <text:p text:style-name="Standard">has told me about the birth and achievements of my son. ‘Your son,’ he</text:p>
      <text:p text:style-name="Standard">said, ‘will help you to attain higher spiritual evolution. He will enable you</text:p>
      <text:p text:style-name="Standard">to surmount all difficulties and contribute to the happiness of your people</text:p>
      <text:p text:style-name="Standard"><text:soft-page-break/>and your cattle. Those who love him will have no cause to fear enemies,</text:p>
      <text:p text:style-name="Standard">for he is equal to the Lord Narayana in respect of auspiciousness, fame,</text:p>
      <text:p text:style-name="Standard">prowess, and other great qualities.’ Therefore, O gopas, do not be</text:p>
      <text:p text:style-name="Standard">surprised by these exploits, revealing his divinity and majesty.”</text:p>
      <text:p text:style-name="Standard">The gopas who had personally witnessed these feats were delighted to</text:p>
      <text:p text:style-name="Standard">hear of Gargacharya’s predictions and started worshipping Krishna as</text:p>
      <text:p text:style-name="Standard">Narayana.</text:p>
      <text:p text:style-name="Standard">Once Nanda, after an ekadasi (eleventh day of the moon) fast, went to</text:p>
      <text:p text:style-name="Standard">the Yamuna on dvadasi day (twelfth day of the moon) very early in the</text:p>
      <text:p text:style-name="Standard">morning for a bath. The servants of Varuna, the god of waters, took him to</text:p>
      <text:p text:style-name="Standard">their master’s abode. The gopas ran and told Krishna that his father had</text:p>
      <text:p text:style-name="Standard">disappeared in the water, and Krishna entered the river and went to the</text:p>
      <text:p text:style-name="Standard">abode of Varuna to rescue his father. Varuna was one of the protectors of</text:p>
      <text:p text:style-name="Standard">the quarters. He was filled with joy to see the Lord and worshipped him</text:p>
      <text:p text:style-name="Standard">with various ingredients. Then Varuna loaded Nanda with numerous gifts</text:p>
      <text:p text:style-name="Standard">and sent both of them back to Vraja. Naturally, such a stupendous</text:p>
      <text:p text:style-name="Standard">happening could not be kept to himself. Nanda began to spread abroad the</text:p>
      <text:p text:style-name="Standard">tale of his fantastic experience in Varuna’s abode, and soon the news</text:p>
      <text:p text:style-name="Standard">spread far and wide, and the other gopas also thirsted for a similar</text:p>
      <text:p text:style-name="Standard">experience. Knowing their desire, Krishna took them to a pool called</text:p>
      <text:p text:style-name="Standard">Brahmahradam, or the pool of Brahma, and asked them to take a dip.</text:p>
      <text:p text:style-name="Standard">There he showed them the vision of Lord Vishnu lying on his serpent</text:p>
      <text:p text:style-name="Standard">couch in the middle of the milky ocean, surrounded by celestials and</text:p>
      <text:p text:style-name="Standard">sages. What was more wonderful and thrilling to the gopas was the fact</text:p>
      <text:p text:style-name="Standard">that they recognized Vishnu to be none other than the son of their chief!</text:p>
      <text:p text:style-name="Standard">They were filled with bliss and lost their sense of identity, merging in that</text:p>
      <text:p text:style-name="Standard">ocean of bliss for a few exalted moments.</text:p>
      <text:p text:style-name="Standard">Thus, one by one, Krishna fulfilled the desires of all the inhabitants of</text:p>
      <text:p text:style-name="Standard">Vraja—his parents, his playmates, the gopalas, and his father’s friends, the</text:p>
      <text:p text:style-name="Standard">gopas. Now all that remained before he left them was to satisfy the desires</text:p>
      <text:p text:style-name="Standard">of the gopis.</text:p>
      <text:p text:style-name="Standard">Hari Aum Tat Sat</text:p>
      <text:p text:style-name="Standard"/>
      <text:p text:style-name="Standard">Aum Shyamasundaraya Namaha!</text:p>
      <text:p text:style-name="Standard">9</text:p>
      <text:p text:style-name="Standard">The Divine Lover</text:p>
      <text:p text:style-name="Standard">Sthreenanthu Lalitha Devi,</text:p>
      <text:p text:style-name="Standard">Purushananthu Raghava,</text:p>
      <text:p text:style-name="Standard">Thayor aikyam param Krishna,</text:p>
      <text:p text:style-name="Standard">Soundaryam kena varnyathe?</text:p>
      <text:p text:style-name="Standard">Who can describe the fascinating charm of Lord Krishna, who was</text:p>
      <text:p text:style-name="Standard">a unique combination of the unparalleled beauty of the goddess</text:p>
      <text:p text:style-name="Standard">Lalitha and the unmatched masculine grace of Sri Rama?</text:p>
      <text:p text:style-name="Standard">Noting the advent of the autumn season, with nights fragrant with the</text:p>
      <text:p text:style-name="Standard">perfume of jasmine flowers, Krishna, assuming his Yogamaya, decided to</text:p>
      <text:p text:style-name="Standard">enact his long-promised play with the gopis. The full moon of the harvest</text:p>
      <text:p text:style-name="Standard">season rose large and red, painting the eastern horizon with vermilion. The</text:p>
      <text:p text:style-name="Standard">Yamuna rushed and gurgled with the rains, and the forest of Vrindavana</text:p>
      <text:p text:style-name="Standard">gleamed in the moonlight, filled with luxuriant vegetation and perfumed</text:p>
      <text:p text:style-name="Standard">with the scents of a thousand newly opened night flowers. It was a night</text:p>
      <text:p text:style-name="Standard">that poets rave about and lovers dream of. It was a night calculated to</text:p>
      <text:p text:style-name="Standard">strike a spark of desire even in the heart of the sternest ascetic. What did it</text:p>
      <text:p text:style-name="Standard"><text:soft-page-break/>not do to the gopis, whose hearts had already been churned by the god of</text:p>
      <text:p text:style-name="Standard">love? As the moon rose like a crimson disc on the horizon, Krishna placed</text:p>
      <text:p text:style-name="Standard">his lips on the magic flute and poured out his divine call of love. The</text:p>
      <text:p text:style-name="Standard">music drenched the air of Vrindavana and flowed into the hearts of the</text:p>
      <text:p text:style-name="Standard">gopis, making them forget everything else. Neither duty, nor honor, nor</text:p>
      <text:p text:style-name="Standard">husband, nor child, nor house did they have. Indeed, they forgot their very</text:p>
      <text:p text:style-name="Standard">bodies. Leaving everything, they flew to their tryst with their lover, but</text:p>
      <text:p text:style-name="Standard">because of their total absorption in him, they did not even notice that</text:p>
      <text:p text:style-name="Standard">many others were also moving in the same direction. As soon as the first</text:p>
      <text:p text:style-name="Standard">plaintive call of his flute was heard, they left unfinished whatever work</text:p>
      <text:p text:style-name="Standard">they had been engaged in and ran to meet their lover. Some, who were</text:p>
      <text:p text:style-name="Standard">engaged in milking cows, put down their pails; some kept the milk on the</text:p>
      <text:p text:style-name="Standard">fire and left it there; some were feeding their babies or giving food to their</text:p>
      <text:p text:style-name="Standard">husbands. Leaving all those chores half done, they hurried toward the</text:p>
      <text:p text:style-name="Standard">forest, totally oblivious of their neglected duties. Some were bathing or</text:p>
      <text:p text:style-name="Standard">dressing, or applying makeup, but even though they had put on only one</text:p>
      <text:p text:style-name="Standard">earring and applied collyrium to only one eye or were only half dressed,</text:p>
      <text:p text:style-name="Standard">they left everything and ran as the musk deer runs, maddened by the magic</text:p>
      <text:p text:style-name="Standard">of the music of the flute. Though their men tried to stop them, they would</text:p>
      <text:p text:style-name="Standard">not listen, for their minds were completely absorbed in Krishna alone.</text:p>
      <text:p text:style-name="Standard">Hair flying, bells tinkling, breasts thudding, heart pounding, they ran</text:p>
      <text:p text:style-name="Standard">through the moon-drenched streets and down the forest paths, lured by the</text:p>
      <text:p text:style-name="Standard">strains of that divine melody. Some, who were locked up in their rooms by</text:p>
      <text:p text:style-name="Standard">their husbands, closed their eyes and became absorbed in him and gave up</text:p>
      <text:p text:style-name="Standard">their earthly bodies then and there.</text:p>
      <text:p text:style-name="Standard">The rest reached him panting and excited, with parted lips and heaving</text:p>
      <text:p text:style-name="Standard">breasts. Their whole attitude was wanton. They saw him only as their</text:p>
      <text:p text:style-name="Standard">lover. But one more test had to be passed before they achieved their desire.</text:p>
      <text:p text:style-name="Standard">The jiva in its quest for God has to overcome many obstacles. Only the</text:p>
      <text:p text:style-name="Standard">intrepid, who never give up come what may, achieve the desired union.</text:p>
      <text:p text:style-name="Standard">The gopis had already proved themselves devoid of ego. Now they had to</text:p>
      <text:p text:style-name="Standard">prove themselves ready to follow his path even if he himself spurned</text:p>
      <text:p text:style-name="Standard">them. The Lord spoke to them, “O fair ones! What is it that brings you</text:p>
      <text:p text:style-name="Standard">here at this time of the night? Have you come to admire the beauty of the</text:p>
      <text:p text:style-name="Standard">forest, bright with the silvery ray of the moon? In that case, you may</text:p>
      <text:p text:style-name="Standard">return home, since you have seen it. If, however, you have come here due</text:p>
      <text:p text:style-name="Standard">to your attraction for me, then it is my duty to remind you that the highest</text:p>
      <text:p text:style-name="Standard">duty of a woman consists in looking after the needs of her husband, even if</text:p>
      <text:p text:style-name="Standard">he is ill mannered, old, incurably ill, or poverty stricken. To have illicit</text:p>
      <text:p text:style-name="Standard">relationships with a lover is a bar to heaven and a stain on one’s reputation</text:p>
      <text:p text:style-name="Standard">on Earth. By thinking of me, and meditating on me, you will attain a high</text:p>
      <text:p text:style-name="Standard">state of spiritual love, which is far better than physical love. Go back to</text:p>
      <text:p text:style-name="Standard">the security of your homes, therefore, or else be forever branded as wanton</text:p>
      <text:p text:style-name="Standard">women, crazy with love for Krishna, the cowherd boy of Vrindavana. What</text:p>
      <text:p text:style-name="Standard">can I offer you that is comparable to the security of your own homes and</text:p>
      <text:p text:style-name="Standard">husbands? My way is fraught with danger. It ill befits girls like you to be</text:p>
      <text:p text:style-name="Standard">seen here with a boy like me, at this time of the night.”</text:p>
      <text:p text:style-name="Standard">Only the soul that holds to God through all the trials and tribulations that</text:p>
      <text:p text:style-name="Standard">beset the path of devotion, that holds on through the hours of darkness</text:p>
      <text:p text:style-name="Standard">when we feel that God himself has forsaken us, is fit to attain ultimate</text:p>
      <text:p text:style-name="Standard">union with him. Illicit love is always stronger than love that is accepted.</text:p>
      <text:p text:style-name="Standard">That is why the madhurya bhava, or the love of the lover for the</text:p>
      <text:p text:style-name="Standard"><text:soft-page-break/>sweetheart, is the highest. Once love is consummated, it appears to lose</text:p>
      <text:p text:style-name="Standard">half its charm. The gopis were prepared to sacrifice everything, including</text:p>
      <text:p text:style-name="Standard">their reputation, for the sake of their lover. That is the type of love that</text:p>
      <text:p text:style-name="Standard">God expects from us—a love that scorns everything else but the Divine</text:p>
      <text:p text:style-name="Standard">Beloved. When they heard these harsh and cruel words from one from</text:p>
      <text:p text:style-name="Standard">whom they had expected nothing but love, they fell back like stricken</text:p>
      <text:p text:style-name="Standard">deer, helpless and wounded.</text:p>
      <text:p text:style-name="Standard">“O Lord of our hearts!” they begged. “Do not desert us now, after we</text:p>
      <text:p text:style-name="Standard">have left everything and come to you. Our only fault is that we love you</text:p>
      <text:p text:style-name="Standard">too much! Of what use, O Lord, is the love of husband and children,</text:p>
      <text:p text:style-name="Standard">productive as it is of misery in the end? You have reminded us that the</text:p>
      <text:p text:style-name="Standard">natural duty of a woman consists in the service of husband, children, and</text:p>
      <text:p text:style-name="Standard">relatives. But are you not our closest relative and only husband, the dearest</text:p>
      <text:p text:style-name="Standard">and most cherished object of desire, for all jivas? Having stolen away our</text:p>
      <text:p text:style-name="Standard">minds, which used to find delight in home life, and having put restraints</text:p>
      <text:p text:style-name="Standard">on our hands and feet, which used to occupy themselves with mundane</text:p>
      <text:p text:style-name="Standard">household tasks, why do you send us away now? The moment that you</text:p>
      <text:p text:style-name="Standard">allowed us to have contact with your lotus feet, from that moment it has</text:p>
      <text:p text:style-name="Standard">become impossible for us to look at any other man. O thou universal</text:p>
      <text:p text:style-name="Standard">redeemer! Be gracious to us, who have come to you, forsaking hearth and</text:p>
      <text:p text:style-name="Standard">home and husband. O Manamohana, charmer of minds, please place your</text:p>
      <text:p text:style-name="Standard">cool, fragrant, lotuslike palms on our fevered heads and assuage the heat</text:p>
      <text:p text:style-name="Standard">within our hearts.”</text:p>
      <text:p text:style-name="Standard">So saying, they sank to the ground in a state of despair. Then the Lord,</text:p>
      <text:p text:style-name="Standard">who had only been testing their constancy, bent down and lifted them up</text:p>
      <text:p text:style-name="Standard">one by one. With the tip of his yellow garment, he wiped away their tears</text:p>
      <text:p text:style-name="Standard">and kissed their pale lips till they reddened like roses in the sun. Then,</text:p>
      <text:p text:style-name="Standard">tenderly, he led them to the banks of the Yamuna where the setting was</text:p>
      <text:p text:style-name="Standard">romantic enough to enchant the heart of any woman, and played the game</text:p>
      <text:p text:style-name="Standard">of love with them. They spread the soft upper parts of their attire, one on</text:p>
      <text:p text:style-name="Standard">top of the other, and thus made a downy bed on which the Lord of their</text:p>
      <text:p text:style-name="Standard">hearts could relax. They sat around him, stroking his limbs, his hair, and</text:p>
      <text:p text:style-name="Standard">his face, fanning him with leaves, and nestling close to him, while the</text:p>
      <text:p text:style-name="Standard">bolder among them would even snatch a kiss. Krishna gazed at them, and</text:p>
      <text:p text:style-name="Standard">ill clad and poor as they were, in his eyes they were lovely beyond</text:p>
      <text:p text:style-name="Standard">compare, for they were lit with an inner radiance that had nothing to do</text:p>
      <text:p text:style-name="Standard">with earthly adornments. In all his checkered career to come, he was never</text:p>
      <text:p text:style-name="Standard">to meet with love like this again. Thus, for a short time, they were all</text:p>
      <text:p text:style-name="Standard">immersed in bliss.</text:p>
      <text:p text:style-name="Standard">After some time, however, pride reared its ugly head and the thought</text:p>
      <text:p text:style-name="Standard">darted unbidden into their minds that they had procured this essence of</text:p>
      <text:p text:style-name="Standard">sweetness for their very own because of their cleverness and charm. The</text:p>
      <text:p text:style-name="Standard">sense of duality was reestablished, and they felt themselves to be separate</text:p>
      <text:p text:style-name="Standard">from him. As soon as they felt this, they found that he had indeed</text:p>
      <text:p text:style-name="Standard">separated from them! He had vanished, and with him the light that had</text:p>
      <text:p text:style-name="Standard">bathed the banks seemed also to have gone. They were alone in the middle</text:p>
      <text:p text:style-name="Standard">of the night on the suddenly unfriendly banks of the river, with the forest</text:p>
      <text:p text:style-name="Standard">looming behind, dark and menacing. Now that the Lord had gone, they</text:p>
      <text:p text:style-name="Standard">realized the utter futility of life without him. Life without the protective</text:p>
      <text:p text:style-name="Standard">presence of God is a dark and dreary forest infested with strange and</text:p>
      <text:p text:style-name="Standard">terrifying specters. There was no kind hand to help them over the stones,</text:p>
      <text:p text:style-name="Standard">no strong arm to carry them over streams and remove the thorns from their</text:p>
      <text:p text:style-name="Standard"><text:soft-page-break/>path. Hither and thither they ran, falling and crying like demented persons.</text:p>
      <text:p text:style-name="Standard">They addressed the trees and creepers, “O Mallika! O Malathi! O Sandal!</text:p>
      <text:p text:style-name="Standard">O Champaka! Have you seen our beloved? O Tulsi! Have you seen</text:p>
      <text:p text:style-name="Standard">Krishna? You are very dear to him. He wears you close to his heart in his</text:p>
      <text:p text:style-name="Standard">garland!”</text:p>
      <text:p text:style-name="Standard">Speaking thus, the gopis became so identified in their consciousness</text:p>
      <text:p text:style-name="Standard">with him that they began to enact all the various miracles of his childhood.</text:p>
      <text:p text:style-name="Standard">The creepers trailed their flowers and tendrils across their faces as if to</text:p>
      <text:p text:style-name="Standard">comfort them. The trees sighed and bowed their heads to assuage their</text:p>
      <text:p text:style-name="Standard">sorrow, but though they searched everywhere, they could not find him.</text:p>
      <text:p text:style-name="Standard">After a while, they realized that the one who was most fortunate among</text:p>
      <text:p text:style-name="Standard">them, who was still humble, was not in their midst. Her name was Radha,</text:p>
      <text:p text:style-name="Standard">luckiest among those gopis who were themselves luckier than ordinary</text:p>
      <text:p text:style-name="Standard">mortals. Radha was especially dear to Krishna, for it is said that she was</text:p>
      <text:p text:style-name="Standard">the incarnation of his Prakriti, or nature. The Lord’s Prakriti is simple, yet</text:p>
      <text:p text:style-name="Standard">inexplicable. So also was Radha—sweet and beguiling at times, willful</text:p>
      <text:p text:style-name="Standard">and contrary at times, yet withal, filled with adoration for her Lord alone,</text:p>
      <text:p text:style-name="Standard">careless of everything but the constant memory of the Lord, the one</text:p>
      <text:p text:style-name="Standard">Purusha to whom she was Prakriti.</text:p>
      <text:p text:style-name="Standard">As the gopis were thus searching frantically, they suddenly saw two sets</text:p>
      <text:p text:style-name="Standard">of footprints in the sand, highlighted by the moon. “Ah! Here I can see two</text:p>
      <text:p text:style-name="Standard">sets of footprints,” one gopi said. “Look where they have wandered off</text:p>
      <text:p text:style-name="Standard">with their arms entwined round each other’s necks. Let us follow.”</text:p>
      <text:p text:style-name="Standard">“O look!” said another. “Here he must have carried her in his arms</text:p>
      <text:p text:style-name="Standard">across this little stream, for there is only one set of footprints, which have</text:p>
      <text:p text:style-name="Standard">sunk deep, as if he were carrying some burden.”</text:p>
      <text:p text:style-name="Standard">“And look!” pointed another. “Here they sat down, and he made a</text:p>
      <text:p text:style-name="Standard">jasmine garland for her, for I can see the remains of it. O fortunate Radha!</text:p>
      <text:p text:style-name="Standard">How I wish I were you!”</text:p>
      <text:p text:style-name="Standard">So lamenting, they wandered on and suddenly came upon their object of</text:p>
      <text:p text:style-name="Standard">envy, Radha herself. Ever since she had heard the story of how Krishna</text:p>
      <text:p text:style-name="Standard">carried Shridama on his shoulders, she had cherished a secret wish to be</text:p>
      <text:p text:style-name="Standard">carried by him in a similar manner, and at that very spot, she had begged</text:p>
      <text:p text:style-name="Standard">him to carry her. He had knelt down, but just at that moment, the thought</text:p>
      <text:p text:style-name="Standard">occurred to her, how fortunate she was and how she would boast of her</text:p>
      <text:p text:style-name="Standard">conquest to the others. As soon as her ego asserted itself in this fashion,</text:p>
      <text:p text:style-name="Standard">the Lord disappeared, along with her pride, and she fell to the ground in a</text:p>
      <text:p text:style-name="Standard">swoon, unable to bear this separation from him even for a second. The</text:p>
      <text:p text:style-name="Standard">other gopis sprinkled water over her and whispered the magic mantra of</text:p>
      <text:p text:style-name="Standard">Krishna’s name, and she revived.</text:p>
      <text:p text:style-name="Standard">“Come, let us search for him,” they urged. But Radha could not move. “I</text:p>
      <text:p text:style-name="Standard">cannot,” she whispered. “I can only remain here and perish if he does not</text:p>
      <text:p text:style-name="Standard">come.”</text:p>
      <text:p text:style-name="Standard">They half carried her and went to the banks of the Yamuna, where they</text:p>
      <text:p text:style-name="Standard">had sported with him earlier, and sang a piteous song. In it is portrayed the</text:p>
      <text:p text:style-name="Standard">utter misery and darkness into which the soul of a seeker is plunged when</text:p>
      <text:p text:style-name="Standard">it finds itself separated from its maker. All seekers have experienced the</text:p>
      <text:p text:style-name="Standard">poignancy of this separation. For one blissful moment, they experience</text:p>
      <text:p text:style-name="Standard">union with God, and then, due to the limitations of the human body and the</text:p>
      <text:p text:style-name="Standard">pull of the ego, they are dragged back into the mundane level of existence,</text:p>
      <text:p text:style-name="Standard">and the searing pain they feel is indescribable. It is the pain of a limb that</text:p>
      <text:p text:style-name="Standard">is torn from its socket. The jiva thirsts to break the bonds of mortality and</text:p>
      <text:p text:style-name="Standard"><text:soft-page-break/>attain immortality, but unfortunately, physical ties forged by its past karma</text:p>
      <text:p text:style-name="Standard">keep it in bondage until the time is ripe for its release.</text:p>
      <text:p text:style-name="Standard">“O dearest Lord!” they sang, “by your presence here, this forest of</text:p>
      <text:p text:style-name="Standard">Vrindavana has become the most beautiful place on Earth. Are you not the</text:p>
      <text:p text:style-name="Standard">ocean of kindness? Will you not grant us your vision? We live only for</text:p>
      <text:p text:style-name="Standard">your sake and have been searching for you in all directions.</text:p>
      <text:p text:style-name="Standard">“O Lord of supreme delight! Your eyes excel the charm of the inner</text:p>
      <text:p text:style-name="Standard">petals of these lotuses blooming in this clear autumnal lake. We are your</text:p>
      <text:p text:style-name="Standard">unbought slaves. Why are you so harsh to us? Why do you not reveal</text:p>
      <text:p text:style-name="Standard">yourself to us?</text:p>
      <text:p text:style-name="Standard">“O eternal companion! You are not just the son of Yashoda, but the</text:p>
      <text:p text:style-name="Standard">immanent witness in all embodied beings, born to protect the world. Many</text:p>
      <text:p text:style-name="Standard">a time you have saved us from destruction by evil forces.</text:p>
      <text:p text:style-name="Standard">“Now why have you deserted us in this dark and fearsome forest? O dear</text:p>
      <text:p text:style-name="Standard">and lovely one! Deign to lay your blessed hand on our heads and confer</text:p>
      <text:p text:style-name="Standard">safety on us, who are fleeing through the forest of samsara and have taken</text:p>
      <text:p text:style-name="Standard">refuge at your feet!</text:p>
      <text:p text:style-name="Standard">“O Supreme Lord of our hearts! Deign to place your feet, which danced</text:p>
      <text:p text:style-name="Standard">on the hoods of Kaliya, on our parched and aching bosoms and rid us of</text:p>
      <text:p text:style-name="Standard">our sorrows!</text:p>
      <text:p text:style-name="Standard">“O lotus-eyed one! We are ever ready to obey your commands and are</text:p>
      <text:p text:style-name="Standard">swooning because of our separation from you.</text:p>
      <text:p text:style-name="Standard">“O dearest one! Your loving glances and bewitching smiles are the most</text:p>
      <text:p text:style-name="Standard">auspicious themes of our meditation. The nectar of your words is extolled</text:p>
      <text:p text:style-name="Standard">by the sages and confers every prosperity on those who listen to them. Our</text:p>
      <text:p text:style-name="Standard">minds are deeply agitated by them.</text:p>
      <text:p text:style-name="Standard">“O hero of our hearts! When we think of your enchanting face smeared</text:p>
      <text:p text:style-name="Standard">with dust and your disheveled locks, when you return with the cows at</text:p>
      <text:p text:style-name="Standard">sundown, we are thrilled to the core. But the thought of your tender feet</text:p>
      <text:p text:style-name="Standard">being hurt by sharp stones and thorns while grazing the cows makes our</text:p>
      <text:p text:style-name="Standard">hearts break. During the day when you are away, a moment appears like an</text:p>
      <text:p text:style-name="Standard">age to us, who are denied your company, and when at dusk we see you</text:p>
      <text:p text:style-name="Standard">again, we curse the creator who made lashes for the eyes, thus forcing us</text:p>
      <text:p text:style-name="Standard">to blink and lose a precious second of your beatific vision.</text:p>
      <text:p text:style-name="Standard">“O hero of our hearts! Deign to fill us with the enrapturing notes of your</text:p>
      <text:p text:style-name="Standard">music, which drop like ambrosia from the flute kissed by your lips and</text:p>
      <text:p text:style-name="Standard">which send us to heights of spiritual ecstasy, making us oblivious to every</text:p>
      <text:p text:style-name="Standard">other allurement. We have rushed to you, overriding our husbands,</text:p>
      <text:p text:style-name="Standard">children, kinsmen, brothers, and relatives, captured by your divine music.</text:p>
      <text:p text:style-name="Standard">Why have you then abandoned us in the darkness of the night?</text:p>
      <text:p text:style-name="Standard">“O adorable one! Your manifestation is as much for the well-being of the</text:p>
      <text:p text:style-name="Standard">entire world as it is for the removal of the sorrows of the people of Vraja.</text:p>
      <text:p text:style-name="Standard">The only remedy for the ache that gnaws at our hearts is your company, so</text:p>
      <text:p text:style-name="Standard">please do be gracious to us, your handmaidens.</text:p>
      <text:p text:style-name="Standard">“O lovely one! We quiver in agony at the thought of your delicate feet</text:p>
      <text:p text:style-name="Standard">treading the thorny, stony paths of the forest. Even our bosoms are too</text:p>
      <text:p text:style-name="Standard">hard for you. Yet do please place them on us, and we will hold them with</text:p>
      <text:p text:style-name="Standard">extreme caution so as to avoid injury to them.”</text:p>
      <text:p text:style-name="Standard">Thus the gopis sang in their agony and intense longing to meet the Lord.</text:p>
      <text:p text:style-name="Standard">And suddenly, just as he had disappeared, Krishna reappeared in their</text:p>
      <text:p text:style-name="Standard">midst looking verily like Manmatha, the god of love.</text:p>
      <text:p text:style-name="Standard">“How could you think that I had left you?” he asked tenderly. “Not for</text:p>
      <text:p text:style-name="Standard"><text:soft-page-break/>one moment were you out of my sight. Every step you took, I took one</text:p>
      <text:p text:style-name="Standard">beside you. Every time you faltered, I held you up. How else do you think</text:p>
      <text:p text:style-name="Standard">you have remained safe in this jungle, infested with wild creatures, at this</text:p>
      <text:p text:style-name="Standard">time of the night?”</text:p>
      <text:p text:style-name="Standard">The Lord is ever with those who have placed their lives in his hands. A</text:p>
      <text:p text:style-name="Standard">life once entrusted into his hands is safe forever. We may stumble on the</text:p>
      <text:p text:style-name="Standard">stones of misfortune, we may be pricked by the thorns of sorrow, but</text:p>
      <text:p text:style-name="Standard">unknown to us, his hand will be there to lift us up and wipe our tears.</text:p>
      <text:p text:style-name="Standard">Having seen him, they felt as if their life breath had returned, and they</text:p>
      <text:p text:style-name="Standard">clung to him. There on the banks of Yamuna, where the air was saturated</text:p>
      <text:p text:style-name="Standard">with the fragrance of jasmine, where the Kalindi had provided sandy dunes</text:p>
      <text:p text:style-name="Standard">for him to recline, Krishna, the master of all the universe who has his seat</text:p>
      <text:p text:style-name="Standard">in the hearts of meditating yogis, now sat on the seat made by those simple</text:p>
      <text:p text:style-name="Standard">maids of Vraja who worshipped him with all the usual offerings of love.</text:p>
      <text:p text:style-name="Standard">Fondling him and stroking his limbs, which were reposing on their laps,</text:p>
      <text:p text:style-name="Standard">they questioned him about the different types of love.</text:p>
      <text:p text:style-name="Standard">“Some love others according to how they are loved in return. Some love</text:p>
      <text:p text:style-name="Standard">even those who have no love for them. And others have no love for</text:p>
      <text:p text:style-name="Standard">anyone, neither for those who love them nor for those who are indifferent</text:p>
      <text:p text:style-name="Standard">to them. Please tell us, who are the most virtuous among these?”</text:p>
      <text:p text:style-name="Standard">The Lord said, “In the case of mutual love, the motive is only selfinterest.</text:p>
      <text:p text:style-name="Standard">This is only a type of barter and cannot be called real love. This is</text:p>
      <text:p text:style-name="Standard">the type of love that is normally found among human lovers. Among those</text:p>
      <text:p text:style-name="Standard">who love others even if it is unrequited, there are two kinds—those who</text:p>
      <text:p text:style-name="Standard">are by nature kind and loving and those like parents, who love their</text:p>
      <text:p text:style-name="Standard">children without expecting reciprocation. As for the last type mentioned</text:p>
      <text:p text:style-name="Standard">by you, those who do not love anyone even if they are loved, these are of</text:p>
      <text:p text:style-name="Standard">three types—the atmaramas, or those who are ever absorbed in the self,</text:p>
      <text:p text:style-name="Standard">for whom everyone is included in the self; the aptakamas, or those who</text:p>
      <text:p text:style-name="Standard">have no wants of any kind, and thus need have no dealings with anyone;</text:p>
      <text:p text:style-name="Standard">and the brute man, who has no gratitude or love for anyone, even those</text:p>
      <text:p text:style-name="Standard">who love him. However, I do not belong to any of these categories. If I</text:p>
      <text:p text:style-name="Standard">seem to be keeping away from you, it is only to strengthen your desire so</text:p>
      <text:p text:style-name="Standard">that you will attain me faster. How can I not love you, who have left your</text:p>
      <text:p text:style-name="Standard">home, family, and position in the world for my sake? Even if I were to</text:p>
      <text:p text:style-name="Standard">serve you for countless divine years, I would not be able to repay you for</text:p>
      <text:p text:style-name="Standard">this glorious act of self-surrender, prompted by love alone, untainted by</text:p>
      <text:p text:style-name="Standard">selfishness, breaking asunder the powerful chain of attachment for home</text:p>
      <text:p text:style-name="Standard">and worldly life.”</text:p>
      <text:p text:style-name="Standard">The gopis’ pangs of separation were assuaged by the Lord’s words. He</text:p>
      <text:p text:style-name="Standard">then led them to perform the mystic dance known as the Rasalila, “the</text:p>
      <text:p text:style-name="Standard">play of love.” He took each of them separately to a special chamber in the</text:p>
      <text:p text:style-name="Standard">bushes and attended to her toilette with his own hands, arranging her hair,</text:p>
      <text:p text:style-name="Standard">applying her makeup, and adorning her with ornaments. He then arranged</text:p>
      <text:p text:style-name="Standard">them in a wide circle in which each gopi danced with one Krishna, and he</text:p>
      <text:p text:style-name="Standard">himself stood in the middle supplying the music for the dance. Like a</text:p>
      <text:p text:style-name="Standard">sapphire between two beads, Krishna’s blue form shone between two</text:p>
      <text:p text:style-name="Standard">gopis! Heavenly instruments joined with the flute, and flowers were rained</text:p>
      <text:p text:style-name="Standard">on the heads of these fortunate damsels by the gods. The tinkling sound of</text:p>
      <text:p text:style-name="Standard">their bangles, bells, and anklets mingled with the music and filled the air.</text:p>
      <text:p text:style-name="Standard">The gopis were not aware of the fact that there were so many Krishnas!</text:p>
      <text:p text:style-name="Standard">Each one felt that she was alone with her beloved, and forgetting all</text:p>
      <text:p text:style-name="Standard"><text:soft-page-break/>modesty, she clung to him and caressed him. He, in turn, embraced her and</text:p>
      <text:p text:style-name="Standard">transported her to a state of bliss never before attained by anyone, for it</text:p>
      <text:p text:style-name="Standard">was no ordinary physical union that they experienced, but the ultimate</text:p>
      <text:p text:style-name="Standard">union of the jivatma with the Paramatma, the realization of the great</text:p>
      <text:p text:style-name="Standard">Upanishadic mantra Tat Twam Asi (That thou art), which is attained by</text:p>
      <text:p text:style-name="Standard">striving yogis after intense and prolonged austerities. This experience was</text:p>
      <text:p text:style-name="Standard">granted to those poor unlettered gopis of Vrindavana, because they</text:p>
      <text:p text:style-name="Standard">possessed one great quality, which transfigured them, the alchemy of love,</text:p>
      <text:p text:style-name="Standard">which transformed them and made them into creatures of light and glory.</text:p>
      <text:p text:style-name="Standard">Such love transcends the boundaries of time and space and soars above</text:p>
      <text:p text:style-name="Standard">both physical and mental planes. The only bond that can bind the infinite</text:p>
      <text:p text:style-name="Standard">to the finite is the bond of love, which sweeps away man-made barriers</text:p>
      <text:p text:style-name="Standard">and soars into the unknown. The gopis had no sense of separation. Like the</text:p>
      <text:p text:style-name="Standard">Ganga losing itself in the ocean, their souls were submerged in the ocean</text:p>
      <text:p text:style-name="Standard">of bliss that was Krishna. Though their love was carnal in nature at first,</text:p>
      <text:p text:style-name="Standard">yet through contact with him who was the Supreme Being, it was</text:p>
      <text:p text:style-name="Standard">transformed from the dross of physical passion to the effulgence of a</text:p>
      <text:p text:style-name="Standard">divine union. This particular incarnation of the Lord was only to bestow</text:p>
      <text:p text:style-name="Standard">salvation on all jivas in whatever way they approached him—through love,</text:p>
      <text:p text:style-name="Standard">fear, anger, affection, or devotion. Later on, in the Bhagavad Gita, he was</text:p>
      <text:p text:style-name="Standard">to tell Arjuna, “In whatsoever way people approach me, in that same guise</text:p>
      <text:p text:style-name="Standard">will I go to them, for people approach me in many ways.”</text:p>
      <text:p text:style-name="Standard">If he was capable of giving liberation even to a Putana and an Aghasura,</text:p>
      <text:p text:style-name="Standard">who came to kill him, why would he not grant the same status to the gopis,</text:p>
      <text:p text:style-name="Standard">whose only fault was that they loved him too much. They knew that they</text:p>
      <text:p text:style-name="Standard">could never hope to have him as their husband, so they longed to have him</text:p>
      <text:p text:style-name="Standard">as their lover, and he went to them in that guise. Since their love was not</text:p>
      <text:p text:style-name="Standard">lodged in some limited human being but fixed on him who is the eternal</text:p>
      <text:p text:style-name="Standard">Purusha, it was sublimated, and they achieved that state of direct union</text:p>
      <text:p text:style-name="Standard">with him that even striving yogis attain with the greatest difficulty.</text:p>
      <text:p text:style-name="Standard">Therefore, the Rasalila is also known as Brahmaratra, or the night of</text:p>
      <text:p text:style-name="Standard">Brahman.</text:p>
      <text:p text:style-name="Standard">As the night advanced, the music faded, and only the soft sound of their</text:p>
      <text:p text:style-name="Standard">ankle bells could be heard. Slowly, even this died away as they became</text:p>
      <text:p text:style-name="Standard">tired of dancing. Their eyes started to close like half-opened buds, and</text:p>
      <text:p text:style-name="Standard">their heads dropped on their beloved’s shoulder. They were unaware that</text:p>
      <text:p text:style-name="Standard">their garlands and ornaments had slipped away, and they were incapable of</text:p>
      <text:p text:style-name="Standard">attending to their loosened tresses and garments. He wiped their perspiring</text:p>
      <text:p text:style-name="Standard">faces tenderly with his own cooling hands, his arms encircled their slender</text:p>
      <text:p text:style-name="Standard">waists, and they drank the nectar of his lips for which they had been</text:p>
      <text:p text:style-name="Standard">longing. Some clung around the neck of their own particular Krishna,</text:p>
      <text:p text:style-name="Standard">others kissed his hands, others his lips, and others stole the half-eaten</text:p>
      <text:p text:style-name="Standard">betel nuts from his mouth. Their locks were falling in abandon, their</text:p>
      <text:p text:style-name="Standard">clothes were loose, their blouses open, but they knew not, nor cared, for</text:p>
      <text:p text:style-name="Standard">they were quite unconscious of their bodies. He was their husband, their</text:p>
      <text:p text:style-name="Standard">lover, their Lord. Nearer to them than friend or relative, nearer to them</text:p>
      <text:p text:style-name="Standard">than father or mother, dearer to them than life itself. He was flesh of their</text:p>
      <text:p text:style-name="Standard">flesh and soul of their soul. They were submerged in a state of unity in</text:p>
      <text:p text:style-name="Standard">which all is one and there is no other.</text:p>
      <text:p text:style-name="Standard">Thus, on many a moonlit night like this did they sport with that infinite</text:p>
      <text:p text:style-name="Standard">one, who had taken on a finite form in order to delight the world. Though</text:p>
      <text:p text:style-name="Standard">he was the all knower who was completely detached from all things and</text:p>
      <text:p text:style-name="Standard"><text:soft-page-break/>ever poised in the bliss of the self, yet he invested everything he did with</text:p>
      <text:p text:style-name="Standard">the zest and enthusiasm of a child. He was the cosmic beloved, yet he</text:p>
      <text:p text:style-name="Standard">made each gopi feel that he was her own special lover. Each full moon</text:p>
      <text:p text:style-name="Standard">night as they ran to him in disarray leaving all their unfinished work</text:p>
      <text:p text:style-name="Standard">behind at the call of his magic flute, he would take them to a special bower</text:p>
      <text:p text:style-name="Standard">prepared for each one individually and repair her toilette with his own</text:p>
      <text:p text:style-name="Standard">hands. He would comb her hair, put collyrium in her eyes and the sacred</text:p>
      <text:p text:style-name="Standard">red dot on her forehead, anoint her with sweet-smelling unguents, and</text:p>
      <text:p text:style-name="Standard">adorn her tresses with jasmine garlands. This he did not to one but to all</text:p>
      <text:p text:style-name="Standard">the gopis. Then he would lead them to the banks of the Yamuna and dance</text:p>
      <text:p text:style-name="Standard">the Rasa. After that, they would sport in the river to shake off their fatigue</text:p>
      <text:p text:style-name="Standard">before returning to their homes. Toward the early hours of the morning,</text:p>
      <text:p text:style-name="Standard">persuaded by their beloved, the gopis would return to their homes</text:p>
      <text:p text:style-name="Standard">unwillingly. Owing to the Lord’s mysterious power, the gopas did not miss</text:p>
      <text:p text:style-name="Standard">their women and felt no ill will toward him. In fact, they worshipped him</text:p>
      <text:p text:style-name="Standard">as God.</text:p>
      <text:p text:style-name="Standard">The Lord assumes a human body and sports in ways that are suitable to</text:p>
      <text:p text:style-name="Standard">fulfill his purpose for the blessing of all humanity and to draw toward</text:p>
      <text:p text:style-name="Standard">himself even those who are not spiritually inclined. Sexual passion is</text:p>
      <text:p text:style-name="Standard">normally considered a hindrance to spiritual life, but since their minds</text:p>
      <text:p text:style-name="Standard">were attracted to him, who was the repository of holiness and purity, the</text:p>
      <text:p text:style-name="Standard">gopis became paragons of virtue and devotion, extolled even by the sages.</text:p>
      <text:p text:style-name="Standard">In the Srimad Bhagavatam, it is said that all those who read this particular</text:p>
      <text:p text:style-name="Standard">episode in the life of the Lord will be able to subdue their own sexual</text:p>
      <text:p text:style-name="Standard">craving and direct it toward him, the Supreme Beloved.</text:p>
      <text:p text:style-name="Standard">O friend, I cannot tell you</text:p>
      <text:p text:style-name="Standard">whether he was far or near</text:p>
      <text:p text:style-name="Standard">Real or a dream</text:p>
      <text:p text:style-name="Standard">Like a vein of lightning</text:p>
      <text:p text:style-name="Standard">As I chained the dark one,</text:p>
      <text:p text:style-name="Standard">I felt a river flooding my heart</text:p>
      <text:p text:style-name="Standard">Like a shining moon</text:p>
      <text:p text:style-name="Standard">I devoured that liquid face</text:p>
      <text:p text:style-name="Standard">I felt stars shooting around me.</text:p>
      <text:p text:style-name="Standard">SONGS OF VIDYAPATHI</text:p>
      <text:p text:style-name="Standard">Hari Aum Tat Sat</text:p>
      <text:p text:style-name="Standard">Aum Vanamaline Namaha!</text:p>
      <text:p text:style-name="Standard">10</text:p>
      <text:p text:style-name="Standard">The Lord of Vraja</text:p>
      <text:p text:style-name="Standard">Darshaneeyatilako, vanamaladivyaganda tulasi madhumatte,</text:p>
      <text:p text:style-name="Standard">Alikularailalagugeetamabhishtamadriyan yarhi</text:p>
      <text:p text:style-name="Standard">andhitavenu,</text:p>
      <text:p text:style-name="Standard">Sarasi sarasahamsavihangasrarugeetahrithachetam ethya,</text:p>
      <text:p text:style-name="Standard">Harimupasatha theyathachittha hantha meelithadrisho</text:p>
      <text:p text:style-name="Standard">drithamouna!</text:p>
      <text:p text:style-name="Standard">When Krishna, adorned with the attractive tilaka, begins to</text:p>
      <text:p text:style-name="Standard">respond with his flute to the loud humming of the bees that are</text:p>
      <text:p text:style-name="Standard">drawn to him by the fragrance of the tulsi leaves in his vananmala,</text:p>
      <text:p text:style-name="Standard">then do the waterbirds like the swans and cranes gather, attracted</text:p>
      <text:p text:style-name="Standard">by his music, and stand beside him like self-controlled sages,</text:p>
      <text:p text:style-name="Standard">silent, with eyes closed, as if in contemplation of the Divine.</text:p>
      <text:p text:style-name="Standard">During the day, when Krishna went to the forest to tend the cattle with his</text:p>
      <text:p text:style-name="Standard"><text:soft-page-break/>playmates, the gopis spent their time imagining his activities in the forest.</text:p>
      <text:p text:style-name="Standard">Their imagination ran riot when they thought of all the things he would be</text:p>
      <text:p text:style-name="Standard">doing there. They lived for that moment at dusk when he would return in a</text:p>
      <text:p text:style-name="Standard">cloud of dust, raised by the hooves of the cattle, his hair and garlands</text:p>
      <text:p text:style-name="Standard">covered with dust, joking and playing pranks with the gopalas and</text:p>
      <text:p text:style-name="Standard">delighting all with his loving glances.</text:p>
      <text:p text:style-name="Standard">One day Krishna told the gopis that the sage Durvasa had come to the</text:p>
      <text:p text:style-name="Standard">opposite bank of the Yamuna and that they should all go and worship him</text:p>
      <text:p text:style-name="Standard">and take him some offerings. The gopis were ever willing to do his</text:p>
      <text:p text:style-name="Standard">bidding, and they prepared many delicacies. They went to the Yamuna,</text:p>
      <text:p text:style-name="Standard">only to find that the river was in spate, and they could not cross. They</text:p>
      <text:p text:style-name="Standard">returned forlornly and told Krishna about their predicament.</text:p>
      <text:p text:style-name="Standard">The Lord smilingly advised them to try again. “Go to the Yamuna and</text:p>
      <text:p text:style-name="Standard">tell her, ‘O Yamuna! If you know Krishna to be ever firm in his vow of</text:p>
      <text:p text:style-name="Standard">celibacy, then please part and make way for us to go to the other side.’”</text:p>
      <text:p text:style-name="Standard">The gopis were startled at this statement, for their own experience told</text:p>
      <text:p text:style-name="Standard">them that this was not true. However, they did as they were bidden and lo!</text:p>
      <text:p text:style-name="Standard">the waters parted and they were able to cross over with the greatest of</text:p>
      <text:p text:style-name="Standard">ease. They approached sage Durvasa, worshipped him, and placed all the</text:p>
      <text:p text:style-name="Standard">baskets of delicacies before him. The sage was noted for his abstemious</text:p>
      <text:p text:style-name="Standard">eating habits, yet he polished off the vast quantities of food brought for</text:p>
      <text:p text:style-name="Standard">him by the gopis and blessed them. On their return, they found that the</text:p>
      <text:p text:style-name="Standard">Yamuna had closed her path, and they could not cross over. They returned</text:p>
      <text:p text:style-name="Standard">to the sage and explained their difficulty. He was naturally curious to know</text:p>
      <text:p text:style-name="Standard">how they had managed to come to him. They told him of the miraculous</text:p>
      <text:p text:style-name="Standard">way in which they had crossed, and with a smile, the sage said, “Go tell</text:p>
      <text:p text:style-name="Standard">the Yamuna, ‘O Yamuna! If you know sage Durvasa to be the most</text:p>
      <text:p text:style-name="Standard">abstemious of eaters, then you should part and make way for us to cross</text:p>
      <text:p text:style-name="Standard">over.’”</text:p>
      <text:p text:style-name="Standard">The gopis were amazed. How could a sage like him make such a false</text:p>
      <text:p text:style-name="Standard">statement when he had just swallowed vast quantities of food in front of</text:p>
      <text:p text:style-name="Standard">their very eyes? Yet, since he was also known for his temper, they dared</text:p>
      <text:p text:style-name="Standard">not remonstrate but went meekly and did as they were bidden. Great was</text:p>
      <text:p text:style-name="Standard">their amazement when the Yamuna parted and allowed them to cross. At</text:p>
      <text:p text:style-name="Standard">this behavior on the part of the river, they could not contain their curiosity</text:p>
      <text:p text:style-name="Standard">and ran to their mentor and asked him the reason for these inexplicable</text:p>
      <text:p text:style-name="Standard">occurrences. The Lord gave them a discourse on the law of karma.</text:p>
      <text:p text:style-name="Standard">An action binds us only when we feel that we are the doer. The</text:p>
      <text:p text:style-name="Standard">consequence of such an act is always bondage. However, when an act is</text:p>
      <text:p text:style-name="Standard">done by a realized soul or by the Lord himself, it is done with no trace of</text:p>
      <text:p text:style-name="Standard">ego and no involvement of the mind. It is a completely free and natural</text:p>
      <text:p text:style-name="Standard">act, and thus it has no consequences. It goes beyond the law of karma. The</text:p>
      <text:p text:style-name="Standard">Lord’s actions are totally devoid of personal motivation. He is a free agent,</text:p>
      <text:p text:style-name="Standard">ever immersed in the bliss of Brahman, totally detached from everything,</text:p>
      <text:p text:style-name="Standard">and thus, even though he may consort with a thousand women, yet he is</text:p>
      <text:p text:style-name="Standard">ever a nitya brahmachari, or perfect celibate. So also, the sage Durvasa</text:p>
      <text:p text:style-name="Standard">had no attraction or repulsion for the food placed before him. He ate only</text:p>
      <text:p text:style-name="Standard">to please the gopis and not because he was in any way interested in the</text:p>
      <text:p text:style-name="Standard">food. Had they brought nothing for him, he would still have been equally</text:p>
      <text:p text:style-name="Standard">happy, for his happiness was derived not from the external object, but from</text:p>
      <text:p text:style-name="Standard">his inner blissful self. Ever immersed in the self, he knew nothing of either</text:p>
      <text:p text:style-name="Standard">hunger or thirst. Thus, he had every right to be called an abstemious eater.</text:p>
      <text:p text:style-name="Standard"><text:soft-page-break/>In this delightful way did the Lord teach the gopis the secret of action</text:p>
      <text:p text:style-name="Standard">without bondage to the wheel of karma.</text:p>
      <text:p text:style-name="Standard">Once, during a festive season, the gopas went to a place of pilgrimage</text:p>
      <text:p text:style-name="Standard">known as Ambikavana. After bathing in the river, they offered worship to</text:p>
      <text:p text:style-name="Standard">Lord Shiva and his consort Parvathi. They spent the night there on the</text:p>
      <text:p text:style-name="Standard">banks of the river, and while they slept, a python caught hold of Nanda’s</text:p>
      <text:p text:style-name="Standard">leg. The gopas woke up, on hearing his screams, and tried to drive it off</text:p>
      <text:p text:style-name="Standard">with firebrands, but it would not let go. They went and called Krishna, who</text:p>
      <text:p text:style-name="Standard">touched the snake with his foot. Freed from its curse by the contact with</text:p>
      <text:p text:style-name="Standard">his holy foot, the serpent assumed its original form of a celestial being. He</text:p>
      <text:p text:style-name="Standard">prostrated to the Lord, thanked him for having released him from his</text:p>
      <text:p text:style-name="Standard">curse, and returned to his abode.</text:p>
      <text:p text:style-name="Standard">Another day, when Krishna and Balarama were roaming in the woods</text:p>
      <text:p text:style-name="Standard">with the gopis, a servant of Kubera, the lord of wealth, happened to pass</text:p>
      <text:p text:style-name="Standard">that way, and seeing the gopis, he abducted them. The two brothers chased</text:p>
      <text:p text:style-name="Standard">him and rescued the gopis.</text:p>
      <text:p text:style-name="Standard">Now Kamsa sent to Gokula a demon called Arishta, who had the form of</text:p>
      <text:p text:style-name="Standard">an ox. Bellowing wildly, with upraised tail and reddened eyes, he charged</text:p>
      <text:p text:style-name="Standard">down the small lanes, causing havoc among people and cattle. Seeing the</text:p>
      <text:p text:style-name="Standard">confusion caused by the beast, the Lord barred his way and provoked him</text:p>
      <text:p text:style-name="Standard">by clapping his hands on his shoulders in the manner of bullfighters. The</text:p>
      <text:p text:style-name="Standard">enraged bull charged at him with lowered horns, fixing him with his mean</text:p>
      <text:p text:style-name="Standard">and bloodshot eyes. Krishna caught hold of him by his horns and gave him</text:p>
      <text:p text:style-name="Standard">a mighty shove that threw him back ten feet. The maddened bull staggered</text:p>
      <text:p text:style-name="Standard">to his feet and charged once more. Again the Lord caught hold of him by</text:p>
      <text:p text:style-name="Standard">his cruel and pointed horns and threw him on the ground. Pinning him</text:p>
      <text:p text:style-name="Standard">down with his foot, he pulled out his horns and killed him.</text:p>
      <text:p text:style-name="Standard">After this feat, the sage Narada went once again to the court of Kamsa,</text:p>
      <text:p text:style-name="Standard">for he considered it high time that the Lord moved out of Vraja to enact</text:p>
      <text:p text:style-name="Standard">further scenes of his enthralling life, in different arenas. He proceeded to</text:p>
      <text:p text:style-name="Standard">enlighten Kamsa about the identity of Krishna and Balarama.</text:p>
      <text:p text:style-name="Standard">“Know, O Kamsa, that the eighth child of Devaki who was shown to you</text:p>
      <text:p text:style-name="Standard">was actually the daughter of Yashoda, the wife of the chieftain Nanda, who</text:p>
      <text:p text:style-name="Standard">resides at Gokula. She was exchanged with Devaki’s son, Krishna, who</text:p>
      <text:p text:style-name="Standard">now lives in Vraja, as the son of Nanda. Balarama, his brother, is also</text:p>
      <text:p text:style-name="Standard">Vasudeva’s son, by his wife Rohini, and lives in Nanda’s house. They are</text:p>
      <text:p text:style-name="Standard">the ones who have killed all the demons you have sent to destroy Krishna.”</text:p>
      <text:p text:style-name="Standard">Hearing this, Kamsa became furious with rage and took up his sword to</text:p>
      <text:p text:style-name="Standard">kill Vasudeva. He was restrained by Narada, but he chained Vasudeva and</text:p>
      <text:p text:style-name="Standard">Devaki once again in his dungeon. Then he called the demon Kesi and</text:p>
      <text:p text:style-name="Standard">commissioned him to go kill the boys.</text:p>
      <text:p text:style-name="Standard">Kesi took on the form of a huge horse and arrived in Gokula, snorting</text:p>
      <text:p text:style-name="Standard">and furrowing the earth with his sharp hooves. Seeing Krishna</text:p>
      <text:p text:style-name="Standard">approaching him fearlessly, the demon charged at him with his mouth</text:p>
      <text:p text:style-name="Standard">wide open as if to swallow him. Evading his upraised hooves, Krishna</text:p>
      <text:p text:style-name="Standard">caught hold of his legs, whirled him round and flung him a hundred yards</text:p>
      <text:p text:style-name="Standard">away. But Kesi was not beaten yet. He struggled to his feet and charged</text:p>
      <text:p text:style-name="Standard">once again with his teeth bared menacingly and foam flecking his mouth.</text:p>
      <text:p text:style-name="Standard">Krishna thrust his bare arm into the horse’s open mouth, and when the</text:p>
      <text:p text:style-name="Standard">demon tried to bite off his arm, his teeth fell out! The Lord’s arm now</text:p>
      <text:p text:style-name="Standard">swelled in size and choked him to death.</text:p>
      <text:p text:style-name="Standard">Krishna proceeded on his interrupted journey with the gopalas to graze</text:p>
      <text:p text:style-name="Standard"><text:soft-page-break/>the cows. There on the hill slope they played at ranchers and cattle thieves.</text:p>
      <text:p text:style-name="Standard">A demon called Vyoma came there in the form of a gopa. He stole many of</text:p>
      <text:p text:style-name="Standard">the boys who were playing the parts of the cattle and shut them up in a</text:p>
      <text:p text:style-name="Standard">remote cave. As he was coming back to steal more, Krishna caught hold of</text:p>
      <text:p text:style-name="Standard">him and killed him and released the gopalas. When they returned to Vraja</text:p>
      <text:p text:style-name="Standard">that evening, they described the events of their day—how their makebelieve</text:p>
      <text:p text:style-name="Standard">game had turned into a thrilling adventure.</text:p>
      <text:p text:style-name="Standard">With the killing of Kesi, Kamsa became desperate. He decided that the</text:p>
      <text:p text:style-name="Standard">only way to kill the boys was to bring them to Mathura, where he could</text:p>
      <text:p text:style-name="Standard">personally supervise their end. He summoned the famous wrestlers</text:p>
      <text:p text:style-name="Standard">Mushtika and Chanura and told them that he would arrange a wrestling</text:p>
      <text:p text:style-name="Standard">match for them in which they would have to kill their opponents—the</text:p>
      <text:p text:style-name="Standard">boys Krishna and Balarama. He also told the chief of his elephant stable to</text:p>
      <text:p text:style-name="Standard">station the mighty mammoth, Kuvalayapida, at the entrance to the</text:p>
      <text:p text:style-name="Standard">wrestling amphitheater to kill the boys.</text:p>
      <text:p text:style-name="Standard">“Let the Festival of the Great Bow of Lord Shiva be ceremonially</text:p>
      <text:p text:style-name="Standard">inaugurated on the thirteenth lunar day, which is sacred to Shiva, and let</text:p>
      <text:p text:style-name="Standard">all the inhabitants of the outlying villages be invited to participate in the</text:p>
      <text:p text:style-name="Standard">festivities!” This was Kamsa’s proclamation. He realized that the only way</text:p>
      <text:p text:style-name="Standard">to entice the boys to Mathura was to send someone acceptable to the gopas</text:p>
      <text:p text:style-name="Standard">to invite and escort them.</text:p>
      <text:p text:style-name="Standard">So he called Vasudeva’s cousin Akrura, who was a great devotee of</text:p>
      <text:p text:style-name="Standard">Vishnu, and spoke to him as follows, “Dear Akrura, you must do</text:p>
      <text:p text:style-name="Standard">something for me that only a close friend can do. I do not find anyone</text:p>
      <text:p text:style-name="Standard">among the Bhojas to match you in sincerity and ability. Please go to the</text:p>
      <text:p text:style-name="Standard">cowherd village, Gokula, where Krishna and Balarama, the sons of</text:p>
      <text:p text:style-name="Standard">Vasudeva, are residing with Nanda. Invite them for the Festival of the Bow</text:p>
      <text:p text:style-name="Standard">and escort them here in the chariot, without any delay. You may also invite</text:p>
      <text:p text:style-name="Standard">the rest of the gopas for the festivities so that they will not get</text:p>
      <text:p text:style-name="Standard">suspicious.”</text:p>
      <text:p text:style-name="Standard">Akrura was a great devotee. Hearing of Krishna’s greatness, he had been</text:p>
      <text:p text:style-name="Standard">longing for a glimpse of him, but since he was in Kamsa’s service, he had</text:p>
      <text:p text:style-name="Standard">not dared to make the fourteen-mile journey to see him. He was overjoyed</text:p>
      <text:p text:style-name="Standard">to find that of all the people that Kamsa could have sent, he had chosen</text:p>
      <text:p text:style-name="Standard">him to be the one to invite the boys and escort them to Mathura.</text:p>
      <text:p text:style-name="Standard">Mysterious are the ways of the Lord. He makes use of even his so-called</text:p>
      <text:p text:style-name="Standard">enemies to serve the interests of his devotees. But at the same time,</text:p>
      <text:p text:style-name="Standard">Akrura’s heart trembled with fear when he realized that he was only a</text:p>
      <text:p text:style-name="Standard">tempting bait to lure the children to their death at the arena, for he had</text:p>
      <text:p text:style-name="Standard">heard the orders, given by the king. He was in a panic of apprehension</text:p>
      <text:p text:style-name="Standard">whether the Lord would realize his predicament and forgive him. Would</text:p>
      <text:p text:style-name="Standard">he understand that he was an innocent instrument and had nothing to do</text:p>
      <text:p text:style-name="Standard">with the plot?</text:p>
      <text:p text:style-name="Standard">Akrura spent the night in great expectation and started for Vraja the next</text:p>
      <text:p text:style-name="Standard">morning in a lovely, jeweled chariot calculated to entice the rustic minds</text:p>
      <text:p text:style-name="Standard">of the boys. After traveling for some time, his joy at being given the</text:p>
      <text:p text:style-name="Standard">chance of seeing the Lord surpassed his despair at the purpose of his</text:p>
      <text:p text:style-name="Standard">mission, and he allowed his mind to revel and wander freely over the</text:p>
      <text:p text:style-name="Standard">delights he would share with the Lord when he met him.</text:p>
      <text:p text:style-name="Standard">“The fact that I have seen so many auspicious sights at dawn indicates</text:p>
      <text:p text:style-name="Standard">that today I shall see him, who is the joy giver and enlightener of the</text:p>
      <text:p text:style-name="Standard">universe, the refuge and preceptor of all holy men, the most auspicious</text:p>
      <text:p text:style-name="Standard"><text:soft-page-break/>object for the eyes. As soon as I see him, I shall jump down and prostrate</text:p>
      <text:p text:style-name="Standard">before him. He will place his blessed hands on my head and cast his</text:p>
      <text:p text:style-name="Standard">smiling look at me, and I shall attain to supreme bliss. And if perchance he</text:p>
      <text:p text:style-name="Standard">embraces me with his powerful arms, my bondage of karma will surely be</text:p>
      <text:p text:style-name="Standard">broken. To none is he partial, nor is anyone his object of enmity or</text:p>
      <text:p text:style-name="Standard">indifference, but it is an undoubted fact that he blesses his devotees in a</text:p>
      <text:p text:style-name="Standard">manner that is appropriate to their needs, just as the heavenly wishyielding</text:p>
      <text:p text:style-name="Standard">tree the Kalpaka gives to each person according to his</text:p>
      <text:p text:style-name="Standard">requirements.”</text:p>
      <text:p text:style-name="Standard">Ruminating in this fashion, Akrura quite forgot where he was going and</text:p>
      <text:p text:style-name="Standard">allowed the horses to go as they liked. At last, by the time he came to the</text:p>
      <text:p text:style-name="Standard">outskirts of Vrindavana, twilight had fallen. He now began to notice the</text:p>
      <text:p text:style-name="Standard">footprints of the Lord. Jumping out of the chariot in excitement, he</text:p>
      <text:p text:style-name="Standard">exclaimed, “Here is the dust of my Lord’s feet!” With these words, he took</text:p>
      <text:p text:style-name="Standard">up a handful of the dust and placed it reverently on his head. Tears coursed</text:p>
      <text:p text:style-name="Standard">down his cheeks, and he burst into raptures over the forest of Vrindavana.</text:p>
      <text:p text:style-name="Standard">“Ah, lucky Vrindavana! O fortunate trees! Who can extol your virtues?</text:p>
      <text:p text:style-name="Standard">His divine feet have played on this ground, his yellow garments have been</text:p>
      <text:p text:style-name="Standard">caught on these thorns, his body has been stroked by these leaves. This</text:p>
      <text:p text:style-name="Standard">divine breeze has ruffled his curls and carries with it the perfume of his</text:p>
      <text:p text:style-name="Standard">breath.”</text:p>
      <text:p text:style-name="Standard">So saying, Akrura jumped out of the chariot and threw himself on the</text:p>
      <text:p text:style-name="Standard">sanctified ground of Vrindavana, breathed deeply of its intoxicating air,</text:p>
      <text:p text:style-name="Standard">and clasped the trees and vines to his chest in a paroxysm of rapture. Then,</text:p>
      <text:p text:style-name="Standard">remounting his chariot and proceeding a little farther into the village, he</text:p>
      <text:p text:style-name="Standard">saw from a distance the Lord of his heart standing in the courtyard looking</text:p>
      <text:p text:style-name="Standard">even more beautiful than his imagination had pictured him. Krishna was</text:p>
      <text:p text:style-name="Standard">waiting outside, as if to see the milking of the cows, but actually to get the</text:p>
      <text:p text:style-name="Standard">first glimpse of his devotee, for his longing to see Akrura was equal to the</text:p>
      <text:p text:style-name="Standard">latter’s desire to see him. He had just had his bath after returning from the</text:p>
      <text:p text:style-name="Standard">forest and wore his usual yellow garment. His hair was bunched on top of</text:p>
      <text:p text:style-name="Standard">his head with peacock feathers stuck in the middle and a garland of white</text:p>
      <text:p text:style-name="Standard">flowers surrounding it. The eyes in the feathers and his own eyes were</text:p>
      <text:p text:style-name="Standard">wide open, in eager anticipation to meet his devotee, and his lips were</text:p>
      <text:p text:style-name="Standard">parted in a delightful half smile, overflowing with love. On seeing him,</text:p>
      <text:p text:style-name="Standard">Akrura jumped out of the chariot and threw himself at Krishna’s feet.</text:p>
      <text:p text:style-name="Standard">Immediately, Krishna lifted him up with both hands, embraced him, and</text:p>
      <text:p text:style-name="Standard">led him into the house. Akrura was too overwhelmed to be able to speak.</text:p>
      <text:p text:style-name="Standard">He could only close his eyes and hold Krishna close to him as if he could</text:p>
      <text:p text:style-name="Standard">not bear to let him go. He felt as if he were drowning in a sea of nectar.</text:p>
      <text:p text:style-name="Standard">Gentle hands were stroking him, and a lilting voice was enquiring tenderly</text:p>
      <text:p text:style-name="Standard">after his welfare. Slowly his senses returned, but like the waker who knew</text:p>
      <text:p text:style-name="Standard">the dream to be false, Akrura realized that this life was but a dream and</text:p>
      <text:p text:style-name="Standard">the only reality was this bundle of bliss he held in his arms.</text:p>
      <text:p text:style-name="Standard">Nanda and Yashoda welcomed him, and all the gopas crowded around</text:p>
      <text:p text:style-name="Standard">him to hear the news. The whole night was spent in discussing Kamsa’s</text:p>
      <text:p text:style-name="Standard">commands and whether the boys should accept this invitation to</text:p>
      <text:p text:style-name="Standard">destruction. Krishna laughed at his father’s fears and told him that the</text:p>
      <text:p text:style-name="Standard">king’s commands had to be obeyed; if not, Akrura would surely get into</text:p>
      <text:p text:style-name="Standard">trouble if he returned empty-handed.</text:p>
      <text:p text:style-name="Standard">Reluctantly, Nanda agreed, though his heart was filled with foreboding.</text:p>
      <text:p text:style-name="Standard">He ordered the gopas to collect milk, milk products, and other gifts to be</text:p>
      <text:p text:style-name="Standard"><text:soft-page-break/>presented to the king and to harness their carts for the journey. The</text:p>
      <text:p text:style-name="Standard">announcement was broadcast all over the settlement that all those who</text:p>
      <text:p text:style-name="Standard">wished to take part in the Festival of the Bow were welcome to accompany</text:p>
      <text:p text:style-name="Standard">him to Mathura the next morning.</text:p>
      <text:p text:style-name="Standard">The gopis, to whom the Lord was their very life breath, were</text:p>
      <text:p text:style-name="Standard">overwhelmed with grief to hear that someone had come to take him away</text:p>
      <text:p text:style-name="Standard">to the city. The actual meaning of the word akrura is “not cruel,” but to the</text:p>
      <text:p text:style-name="Standard">gopis he appeared to be the personification of cruelty.</text:p>
      <text:p text:style-name="Standard">“How did such a cruel man get such an unsuitable name?” they</text:p>
      <text:p text:style-name="Standard">lamented. “He has come to wrench our beloved from our arms. O cruel</text:p>
      <text:p text:style-name="Standard">fate, that separates us before we have assuaged our thirst! How are we to</text:p>
      <text:p text:style-name="Standard">endure the excruciating sorrow of separation from him even for a day? The</text:p>
      <text:p text:style-name="Standard">wishes of the women of Mathura are soon to be fulfilled for tomorrow the</text:p>
      <text:p text:style-name="Standard">Lord of Gokula will be entering their city, and they will be able to imbibe</text:p>
      <text:p text:style-name="Standard">from the cup of his charming eyes, his intoxicating glances. Surely he will</text:p>
      <text:p text:style-name="Standard">forget his rustic playmates and be charmed by the beauties of the city.</text:p>
      <text:p text:style-name="Standard">What shall we do, O friends? Shall we throw ourselves in front of the</text:p>
      <text:p text:style-name="Standard">chariot so that he will have to ride over us if he wants to go?”</text:p>
      <text:p text:style-name="Standard">“No, no!” said another. “That would be most inauspicious. It’s bad luck</text:p>
      <text:p text:style-name="Standard">to put obstacles in front of a traveler. He is sure to return soon as soon as</text:p>
      <text:p text:style-name="Standard">the festival is over.”</text:p>
      <text:p text:style-name="Standard">Thus, the gopis lamented, imagining the pangs of their prospective</text:p>
      <text:p text:style-name="Standard">separation from their beloved. The night passed in this fashion, and with</text:p>
      <text:p text:style-name="Standard">the break of the dawn, the gopis began to cry out aloud, “O Govinda! O</text:p>
      <text:p text:style-name="Standard">Damodara! O Madhava!”</text:p>
      <text:p text:style-name="Standard">Knowing the turbulent state of their minds, Krishna sent Shridama to</text:p>
      <text:p text:style-name="Standard">comfort them. They were not satisfied with his words, but they were too</text:p>
      <text:p text:style-name="Standard">shy to go in front of the stranger and accost him themselves. Little did</text:p>
      <text:p text:style-name="Standard">they realize that this parting was to last for the rest of their lives.</text:p>
      <text:p text:style-name="Standard">The next morning the entire community was plunged in grief. The gopis</text:p>
      <text:p text:style-name="Standard">thronged the lanes waiting to have a last glimpse of him who was the</text:p>
      <text:p text:style-name="Standard">custodian of their hearts. With piteous, tear-filled eyes, they gazed at him</text:p>
      <text:p text:style-name="Standard">as he got into the chariot with Akrura and Balarama. Nanda and the other</text:p>
      <text:p text:style-name="Standard">gopas and gopalas followed in ox-drawn carts, laden with pots of curd and</text:p>
      <text:p text:style-name="Standard">other objects, for presentation to the king. As he passed them, each of the</text:p>
      <text:p text:style-name="Standard">gopis felt a message pass from his eyes to hers, and this filled them with</text:p>
      <text:p text:style-name="Standard">hope and made them forget the actual moment of parting. Even from afar,</text:p>
      <text:p text:style-name="Standard">they felt his eyes brimming with love, caressing them in waves of</text:p>
      <text:p text:style-name="Standard">kindness. They remained where they were, motionless like pictures drawn</text:p>
      <text:p text:style-name="Standard">on canvas, watching the chariot until it disappeared from sight and only</text:p>
      <text:p text:style-name="Standard">the little flag on top of the chariot was seen, merrily waving to them, as if</text:p>
      <text:p text:style-name="Standard">by order of their beloved. Soon, even that disappeared, and only a cloud of</text:p>
      <text:p text:style-name="Standard">dust remained. Then even that vanished, and they were left bereft, feeling</text:p>
      <text:p text:style-name="Standard">as if their hearts had been torn from their bodies. At last, they returned to</text:p>
      <text:p text:style-name="Standard">their empty homes to spend the rest of their lives singing about his glories</text:p>
      <text:p text:style-name="Standard">with their minds absorbed in contemplation of his divine form until they</text:p>
      <text:p text:style-name="Standard">merged into him at the end of their earthly sojourn.</text:p>
      <text:p text:style-name="Standard">Thus did Krishna leave Gokula, followed by the carts of the gopalas and</text:p>
      <text:p text:style-name="Standard">the hearts of the gopis. One phase of his life was over. Never would he</text:p>
      <text:p text:style-name="Standard">return to Vraja as a cowherd boy to enjoy the simple pleasures of rural life.</text:p>
      <text:p text:style-name="Standard">A new chapter was opening, in which he would have to play the role of</text:p>
      <text:p text:style-name="Standard">kingmaker. There is no episode in his life as poignant as his stay with the</text:p>
      <text:p text:style-name="Standard"><text:soft-page-break/>gopalas of Vrindavana. As entrancing as the melodious call of his flute,</text:p>
      <text:p text:style-name="Standard">this chapter in his life as “the Blue Boy of Vrindavana” is one that has</text:p>
      <text:p text:style-name="Standard">thrilled the hearts of his devotees to this very age. Some of the greatest</text:p>
      <text:p text:style-name="Standard">poems and paintings of the culture of Bharatavarsha have been inspired by</text:p>
      <text:p text:style-name="Standard">this period of his life.</text:p>
      <text:p text:style-name="Standard">O dearest Lord, by thy incarnation, the county of Vraja has</text:p>
      <text:p text:style-name="Standard">surpassed all other places. It has become abundantly charming for</text:p>
      <text:p text:style-name="Standard">the goddess Lakshmi has made it her permanent residence.</text:p>
      <text:p text:style-name="Standard">Graciously take notice of us, thy own people who live only for thy</text:p>
      <text:p text:style-name="Standard">sake and who are searching for thee in all directions. Do grant us</text:p>
      <text:p text:style-name="Standard">thy beatific vision.</text:p>
      <text:p text:style-name="Standard">SRIMAD BHAGAVATAM</text:p>
      <text:p text:style-name="Standard">The yogi sees himself in the heart of all beings and sees all beings</text:p>
      <text:p text:style-name="Standard">in his own heart.</text:p>
      <text:p text:style-name="Standard">This is the vision of the yogi in harmony—the vision of unity.</text:p>
      <text:p text:style-name="Standard">“And when he sees me in all and sees me in whatever he sees,</text:p>
      <text:p text:style-name="Standard">wherever he may live, in truth he lives in me alone.”</text:p>
      <text:p text:style-name="Standard">SRIMAD BHAGAVAD GITA</text:p>
      <text:p text:style-name="Standard">Hari Aum Tat Sat</text:p>
      <text:p text:style-name="Standard">Aum Kamalanathaya Namaha!</text:p>
      <text:p text:style-name="Standard">PART TWO</text:p>
      <text:p text:style-name="Standard">Raja-Lila—The Royal Game</text:p>
      <text:p text:style-name="Standard">Aum Bharthaya Namaha!</text:p>
      <text:p text:style-name="Standard">The Royal Game</text:p>
      <text:p text:style-name="Standard">Hail to Thee!</text:p>
      <text:p text:style-name="Standard">O King of kings and Lord of lords!</text:p>
      <text:p text:style-name="Standard">Wielder of the mighty mace—the Kaumodaki, the sword—</text:p>
      <text:p text:style-name="Standard">Nandaka,</text:p>
      <text:p text:style-name="Standard">Flourishing aloft the wheel—Sudarshana, the bow—Sarnga.</text:p>
      <text:p text:style-name="Standard">Power immense and majesty supreme!</text:p>
      <text:p text:style-name="Standard">Is this a game or just a dream?</text:p>
      <text:p text:style-name="Standard">Overwhelmed am I by thy might and glory,</text:p>
      <text:p text:style-name="Standard">Enthralled am I by thy sermon holy!</text:p>
      <text:p text:style-name="Standard">Sole friend and lover of all humankind!</text:p>
      <text:p text:style-name="Standard">With bonds of love tie thou my mind!</text:p>
      <text:p text:style-name="Standard">Oh Lord of lords and King of kings!</text:p>
      <text:p text:style-name="Standard">Thy sport to all enlightenment brings.</text:p>
      <text:p text:style-name="Standard">All hail to Thee, Thou knight divine!</text:p>
      <text:p text:style-name="Standard">Thy royal game is sport sublime!</text:p>
      <text:p text:style-name="Standard">Aum Vaasudevaya Namaha!</text:p>
      <text:p text:style-name="Standard">11</text:p>
      <text:p text:style-name="Standard">The Prophecy Fulfilled</text:p>
      <text:p text:style-name="Standard">Vasudeva sutam devam,</text:p>
      <text:p text:style-name="Standard">Kamsa Chanura mardanam,</text:p>
      <text:p text:style-name="Standard">Devaki paramanandam</text:p>
      <text:p text:style-name="Standard">Krishnam vande jagat gurum.</text:p>
      <text:p text:style-name="Standard">Hail to thee, Lord Krishna, the preceptor of the universe, son of</text:p>
      <text:p text:style-name="Standard">Vasudeva, the supreme bliss of Devaki, and the destroyer of</text:p>
      <text:p text:style-name="Standard">Kamsa and Chanoora.</text:p>
      <text:p text:style-name="Standard">Akrura drove the chariot fast and at noon reached the banks of Yamuna,</text:p>
      <text:p text:style-name="Standard">where he alighted to perform his afternoon worship. The boys rested in the</text:p>
      <text:p text:style-name="Standard">chariot while Akrura went for his ablutions. The chariot had outdistanced</text:p>
      <text:p text:style-name="Standard"><text:soft-page-break/>the carts of the gopas, so they had plenty of time at their disposal. As</text:p>
      <text:p text:style-name="Standard">Akrura submerged in the water and began repeating the Gayatri mantra to</text:p>
      <text:p text:style-name="Standard">the sun god, he had a vision of Lord Vishnu reclining on his serpent couch,</text:p>
      <text:p text:style-name="Standard">Adishesha, and he saw that Vishnu was none other than Krishna and</text:p>
      <text:p text:style-name="Standard">Shesha was Balarama. All the sages and celestials were standing around</text:p>
      <text:p text:style-name="Standard">and extolling him. Akrura also saluted him with folded palms,</text:p>
      <text:p text:style-name="Standard">“Salutations to you who are pure consciousness, who are the source of</text:p>
      <text:p text:style-name="Standard">consciousness everywhere, who are the infinite power of Brahman,</text:p>
      <text:p text:style-name="Standard">controlling the three factors of time, karma, and nature that determine the</text:p>
      <text:p text:style-name="Standard">destiny of man. Pitifully weak willed as I am, I find it impossible to</text:p>
      <text:p text:style-name="Standard">control my mind, plagued by desires, drawn hither and thither by the</text:p>
      <text:p text:style-name="Standard">strong-willed senses. Therefore do I resign myself at your feet. It is only</text:p>
      <text:p text:style-name="Standard">through your grace that I am able to do so.”</text:p>
      <text:p text:style-name="Standard">The vision vanished, and Akrura came out of the water and went back to</text:p>
      <text:p text:style-name="Standard">the chariot. Krishna asked him mischievously, “What is it, Uncle? You</text:p>
      <text:p text:style-name="Standard">seem to have come across something wonderful, either in the water or on</text:p>
      <text:p text:style-name="Standard">the land or in the sky. What could it be?”</text:p>
      <text:p text:style-name="Standard">Akrura answered, “Whatever phenomenon that exists on land or water or</text:p>
      <text:p text:style-name="Standard">sky exists only in you and because of you, the all-inclusive existence.</text:p>
      <text:p text:style-name="Standard">What is it that cannot be achieved by one who is blessed by you, yet what</text:p>
      <text:p text:style-name="Standard">is it that a devotee of yours can desire, which he considers greater than</text:p>
      <text:p text:style-name="Standard">your blessed vision? When you are present before me, you, in whom all</text:p>
      <text:p text:style-name="Standard">that is wonderful subsists, what other wonder can I possibly see?”</text:p>
      <text:p text:style-name="Standard">Saying thus, Akrura drove the chariot toward the city. When they</text:p>
      <text:p text:style-name="Standard">reached the suburbs, they found that the party headed by Nanda had</text:p>
      <text:p text:style-name="Standard">arrived and was waiting in a garden for their arrival. Krishna alighted and</text:p>
      <text:p text:style-name="Standard">told Akrura to go ahead. Akrura begged him to accompany him to his</text:p>
      <text:p text:style-name="Standard">house with his friends, but Krishna declined the offer and promised to visit</text:p>
      <text:p text:style-name="Standard">him after his encounter with Kamsa. Akrura, though he felt sad, complied</text:p>
      <text:p text:style-name="Standard">with the Lord’s commands and proceeded to the palace to give Kamsa the</text:p>
      <text:p text:style-name="Standard">news of the fulfillment of his mission.</text:p>
      <text:p text:style-name="Standard">The next day Krishna, accompanied by Balarama and the other gopas,</text:p>
      <text:p text:style-name="Standard">proceeded in a leisurely manner into the capital of the Bhojas, City of</text:p>
      <text:p text:style-name="Standard">Wonders, a novel sight for the rustics! The city gate shone like crystal with</text:p>
      <text:p text:style-name="Standard">shutters lined with gold and ornamental arches, granaries made of copper,</text:p>
      <text:p text:style-name="Standard">moats filled with lotuses, and gardens and parks. The roads were flanked</text:p>
      <text:p text:style-name="Standard">by splendid mansions with beautiful gardens. There were assembly halls</text:p>
      <text:p text:style-name="Standard">and rest houses with gates inlaid with gold and set with gems. The main</text:p>
      <text:p text:style-name="Standard">street was swept and watered, and the markets and courtyards were strewn</text:p>
      <text:p text:style-name="Standard">with flowers, tender shoots, puffed grain, and unbroken rice. The entrances</text:p>
      <text:p text:style-name="Standard">of the houses were decorated with plantain trees with hanging bunches of</text:p>
      <text:p text:style-name="Standard">luscious fruit, palm trees with golden-colored nuts, rows of lights, strings</text:p>
      <text:p text:style-name="Standard">of flowers, and festoons of silken scarves and banners. It was as if the city</text:p>
      <text:p text:style-name="Standard">of Mathura had decked herself out to meet her future Lord. Down the</text:p>
      <text:p text:style-name="Standard">king’s highway, Krishna and Balarama sauntered, with arms carelessly</text:p>
      <text:p text:style-name="Standard">flung round each other’s shoulders. The women were thronging the</text:p>
      <text:p text:style-name="Standard">terraces and balconies to get a view of the one about whom they had heard</text:p>
      <text:p text:style-name="Standard">so much. His kingly gait and noble mien drew all eyes to him as he strode</text:p>
      <text:p text:style-name="Standard">down the road.</text:p>
      <text:p text:style-name="Standard">Suddenly, they saw Kamsa’s washerman coming toward them carrying</text:p>
      <text:p text:style-name="Standard">the king’s clothes. Krishna recognized him of yore. This was the wretch</text:p>
      <text:p text:style-name="Standard">who had spread calumnious tales about Sita during his incarnation as</text:p>
      <text:p text:style-name="Standard"><text:soft-page-break/>Rama in another age! He had a score to settle with him. He stepped in</text:p>
      <text:p text:style-name="Standard">front of him and blocked his way.</text:p>
      <text:p text:style-name="Standard">“Dear man,” he said, “will you lend us some clothes? We have just come</text:p>
      <text:p text:style-name="Standard">from Vraja, and we find that our clothes are not fashionable enough for the</text:p>
      <text:p text:style-name="Standard">city.”</text:p>
      <text:p text:style-name="Standard">The man haughtily replied, “O mannerless fools! Do you fellows who</text:p>
      <text:p text:style-name="Standard">generally wander in the jungles wear clothes like these? These are the</text:p>
      <text:p text:style-name="Standard">king’s clothes, not meant for urchins like you. Get going, or else the</text:p>
      <text:p text:style-name="Standard">servants of the king will put you in fetters, strip you, and perhaps even kill</text:p>
      <text:p text:style-name="Standard">you!”</text:p>
      <text:p text:style-name="Standard">The man’s time for liberation had come. Krishna merely laughed at this</text:p>
      <text:p text:style-name="Standard">abusive speech and touched him. He fell down lifeless, and his assistants</text:p>
      <text:p text:style-name="Standard">fled in terror, leaving all the bundles of fancy clothes. The gopas who had</text:p>
      <text:p text:style-name="Standard">accompanied them gleefully helped themselves to the clothes they fancied.</text:p>
      <text:p text:style-name="Standard">Next, they went to a tailor’s shop. As soon as the boys entered, he</text:p>
      <text:p text:style-name="Standard">welcomed them and presented them with clothes fit for princes. The boys</text:p>
      <text:p text:style-name="Standard">dressed themselves in these, and Krishna blessed the tailor. They</text:p>
      <text:p text:style-name="Standard">proceeded to the house of Sudama, the garland maker. He honored them</text:p>
      <text:p text:style-name="Standard">and presented them with garlands made of select flowers and joyfully</text:p>
      <text:p text:style-name="Standard">garlanded the boys with them. Krishna asked him to choose any boon he</text:p>
      <text:p text:style-name="Standard">wanted. Sudama chose three boons, which the Lord granted him with</text:p>
      <text:p text:style-name="Standard">pleasure—unflinching devotion to the all-inclusive being, friendship</text:p>
      <text:p text:style-name="Standard">toward his devotees, and kindness to all creatures.</text:p>
      <text:p text:style-name="Standard">Then, as they walked on, they saw a peculiar sight. What appeared to be</text:p>
      <text:p text:style-name="Standard">a bundle of clothes was coming toward them. At a closer glance, the</text:p>
      <text:p text:style-name="Standard">bundle resolved itself into a woman, who had such a horrible hump that</text:p>
      <text:p text:style-name="Standard">she was almost bent to the ground. She was rolling along, carrying</text:p>
      <text:p text:style-name="Standard">perfumed sandal paste to the court. She was a courtesan whose duty was to</text:p>
      <text:p text:style-name="Standard">prepare unguents for the court and to make herself useful in other ways as</text:p>
      <text:p text:style-name="Standard">well. As she was hobbling along with eyes on the ground, she suddenly</text:p>
      <text:p text:style-name="Standard">saw in front of her eyes two feet like tender rose petals. A lovely voice</text:p>
      <text:p text:style-name="Standard">enquired in the kindest tones she had ever heard, “O beautiful one! Who</text:p>
      <text:p text:style-name="Standard">are you? To whom are you taking these perfumes? Will you give us</text:p>
      <text:p text:style-name="Standard">some?”</text:p>
      <text:p text:style-name="Standard">She was thunderstruck. To the best of her knowledge, no one had ever</text:p>
      <text:p text:style-name="Standard">called her anything but Kubja (hunchback) or Trivarka (threehumped one).</text:p>
      <text:p text:style-name="Standard">She struggled to lift herself up to see the face from which these words had</text:p>
      <text:p text:style-name="Standard">come, but she could not manage it.</text:p>
      <text:p text:style-name="Standard">“O handsome one!” she said, “I’m a courtesan, named Trivarka,</text:p>
      <text:p text:style-name="Standard">patronized by the king for my skill in making these fragrant pastes. I shall</text:p>
      <text:p text:style-name="Standard">certainly give you some of it. Who is more eligible than you to use such</text:p>
      <text:p text:style-name="Standard">precious sandal paste?” Again she struggled to lift herself up. Then she</text:p>
      <text:p text:style-name="Standard">felt a strong finger beneath her chin, a hand was placed on her hump, and a</text:p>
      <text:p text:style-name="Standard">foot pressed down on hers, and lo! she was lifted up, her hump removed,</text:p>
      <text:p text:style-name="Standard">and she stood tall, straight, and beautiful before that stealer of hearts!</text:p>
      <text:p text:style-name="Standard">“Let the world see the beauty of your soul in your body itself,</text:p>
      <text:p text:style-name="Standard">Sairandhri,” he said.</text:p>
      <text:p text:style-name="Standard">She gazed and gazed at this divine being who had wrought such a</text:p>
      <text:p text:style-name="Standard">miracle. Her heart overflowed with love. What could she give him, poor</text:p>
      <text:p text:style-name="Standard">and stupid as she was? Sensing her confusion, he asked gently, “For whom</text:p>
      <text:p text:style-name="Standard">are you taking this sandal paste?”</text:p>
      <text:p text:style-name="Standard">“Who else but for you, my Lord?” she stammered. Taking the sandal</text:p>
      <text:p text:style-name="Standard"><text:soft-page-break/>paste meant for the king, she anointed him with it. As he was about to</text:p>
      <text:p text:style-name="Standard">move on, she was filled with panic. What if she never saw him again? The</text:p>
      <text:p text:style-name="Standard">thought was unbearable. Shamelessly, she caught hold of the garment</text:p>
      <text:p text:style-name="Standard">thrown carelessly round his neck, and hanging on to it, she whispered,</text:p>
      <text:p text:style-name="Standard">“Come with me to my house tonight. I can give you nothing else.”</text:p>
      <text:p text:style-name="Standard">When the girl solicited him thus in the presence of his elder brother, the</text:p>
      <text:p text:style-name="Standard">Lord looked at the faces of the other gopas and said laughingly, “After I</text:p>
      <text:p text:style-name="Standard">have finished the task for which I have come, I shall think of going to your</text:p>
      <text:p text:style-name="Standard">house.”</text:p>
      <text:p text:style-name="Standard">Balarama looked on with disapproval at the sight of his young brother</text:p>
      <text:p text:style-name="Standard">encouraging the advances of this shameless woman, who had the temerity</text:p>
      <text:p text:style-name="Standard">to hang around his neck in broad daylight, before the interested gaze of so</text:p>
      <text:p text:style-name="Standard">many spectators. He walked ahead without a word, and Krishna smiled and</text:p>
      <text:p text:style-name="Standard">followed him, while Kubja gazed after him longingly, her love mirrored in</text:p>
      <text:p text:style-name="Standard">her eyes. The Lord never refused love, in any form, when given with such</text:p>
      <text:p text:style-name="Standard">sincerity by a devotee.</text:p>
      <text:p text:style-name="Standard">Next, they proceeded to the hall where the great bow of Shiva was kept</text:p>
      <text:p text:style-name="Standard">and worshipped. Many guards had been posted at the entrance. Naturally,</text:p>
      <text:p text:style-name="Standard">the guards did not expect anyone to force their way in. Krishna walked</text:p>
      <text:p text:style-name="Standard">into the hall as if he had every right to enter. The guards shouted, “Stop!</text:p>
      <text:p text:style-name="Standard">Stop! No one is allowed to touch the bow.” Ignoring these commands,</text:p>
      <text:p text:style-name="Standard">Krishna lifted the bow with ease and bent it so that it broke in the middle,</text:p>
      <text:p text:style-name="Standard">as easily as an elephant breaking a sugarcane stalk. The terrific sound of</text:p>
      <text:p text:style-name="Standard">the breaking bow filled the sky and all the quarters. The guards fell down</text:p>
      <text:p text:style-name="Standard">in heaps, one on top of the other. The whole city trembled with fear and</text:p>
      <text:p text:style-name="Standard">Kamsa felt a shaft of pure terror shoot through his heart. He realized that</text:p>
      <text:p text:style-name="Standard">this was but a prelude—the first chords of the stupendous opera that was</text:p>
      <text:p text:style-name="Standard">to culminate in his death.</text:p>
      <text:p text:style-name="Standard">After this incident, he could never remain quiet for a moment. He could</text:p>
      <text:p text:style-name="Standard">neither stand nor sit. Everywhere he saw his enemy Vishnu—on the chair,</text:p>
      <text:p text:style-name="Standard">on the bed, under it, and in every nook and cranny. Sleeping and waking,</text:p>
      <text:p text:style-name="Standard">Kamsa had been continuously thinking of Vishnu for the past twenty years.</text:p>
      <text:p text:style-name="Standard">How could such devotion go unrewarded? Such concentration is rare, even</text:p>
      <text:p text:style-name="Standard">among yogis. Until his death the next day, Kamsa could not even eat a ball</text:p>
      <text:p text:style-name="Standard">of rice without breaking it to see whether Vishnu was hiding inside. His</text:p>
      <text:p text:style-name="Standard">state was indeed enviable.</text:p>
      <text:p text:style-name="Standard">The guards scrambled up and surrounded Krishna and the gopas,</text:p>
      <text:p text:style-name="Standard">shouting imprecations and threats. Krishna and Balarama coolly took up</text:p>
      <text:p text:style-name="Standard">the broken pieces of the bow and drove them off with it. Then they left the</text:p>
      <text:p text:style-name="Standard">hall and went round the city, seeing more of its marvels. In the evening,</text:p>
      <text:p text:style-name="Standard">they returned to the garden where their carts were parked. They slept</text:p>
      <text:p text:style-name="Standard">soundly, while Kamsa, who had heard all the news of their doings from the</text:p>
      <text:p text:style-name="Standard">guards, did not have a wink of sleep. Early next morning, he gave orders</text:p>
      <text:p text:style-name="Standard">for the commencement of the wrestling match. The arena was swept and</text:p>
      <text:p text:style-name="Standard">watered. The galleries were adorned with wreaths, flags, and bunting.</text:p>
      <text:p text:style-name="Standard">Trumpets and drums sounded. People from the city and countryside</text:p>
      <text:p text:style-name="Standard">occupied the galleries in order of precedence, while the royal guests had</text:p>
      <text:p text:style-name="Standard">special seats. With a trembling heart and a bold front, Kamsa sat on the</text:p>
      <text:p text:style-name="Standard">golden throne of the Bhojas, surrounded by his ministers and chieftains.</text:p>
      <text:p text:style-name="Standard">Amid the sound of trumpets and the characteristic clapping of their arms</text:p>
      <text:p text:style-name="Standard">by the wrestlers, the contestants entered the arena. Nanda and his</text:p>
      <text:p text:style-name="Standard">followers, who had been invited by Kamsa, made presentations to him and</text:p>
      <text:p text:style-name="Standard"><text:soft-page-break/>occupied one section of the gallery.</text:p>
      <text:p text:style-name="Standard">The wrestlers had secret orders to show no mercy and to dispatch the</text:p>
      <text:p text:style-name="Standard">boys at the earliest opportunity to the abode of Yama, the god of death.</text:p>
      <text:p text:style-name="Standard">When they reached the entrance to the arena, Krishna saw the elephant</text:p>
      <text:p text:style-name="Standard">Kuvalayapida, who was being prompted by his cruel trainer to charge at</text:p>
      <text:p text:style-name="Standard">Krishna. Tightening his garments and tying up his locks in true wrestling</text:p>
      <text:p text:style-name="Standard">style, Krishna ordered the elephant keeper to keep his beast under control</text:p>
      <text:p text:style-name="Standard">and make way for him. The irate keeper directed the elephant to charge at</text:p>
      <text:p text:style-name="Standard">him and catch him in its trunk, but Krishna slipped out of its hold, gave it</text:p>
      <text:p text:style-name="Standard">a mighty blow on its forehead, and ensconced himself between its legs.</text:p>
      <text:p text:style-name="Standard">Provoked by the blow and the fact that it could not see him, the animal</text:p>
      <text:p text:style-name="Standard">smelled him out and caught him in his trunk, but the Lord slipped out once</text:p>
      <text:p text:style-name="Standard">more and, catching hold of its tail, he pulled it back as he used to do the</text:p>
      <text:p text:style-name="Standard">calves at Gokula. Then he ran in front of it, and as the elephant chased him</text:p>
      <text:p text:style-name="Standard">with pointed tusks to gore him, he pretended to fall and quickly rolled</text:p>
      <text:p text:style-name="Standard">away, so that the elephant pierced the ground with its tusks instead of</text:p>
      <text:p text:style-name="Standard">piercing Krishna and got stuck. Krishna now plucked out its tusks and beat</text:p>
      <text:p text:style-name="Standard">it to death, together with its keeper.</text:p>
      <text:p text:style-name="Standard">Armed with the elephant’s tusks and surrounded by the gopalas,</text:p>
      <text:p text:style-name="Standard">Balarama and Krishna now entered the arena. According to the state of his</text:p>
      <text:p text:style-name="Standard">own mind, each person saw Krishna in a different light. To the common</text:p>
      <text:p text:style-name="Standard">folk, he was a hero. To the women, he looked like the god of love. To the</text:p>
      <text:p text:style-name="Standard">gopas, he was their beloved friend. To the evil ones he was a terror. To his</text:p>
      <text:p text:style-name="Standard">parents, he was their darling child, while to the ignorant, he was just a</text:p>
      <text:p text:style-name="Standard">cowherd boy. To the yogis he was the supreme embodied truth. To the</text:p>
      <text:p text:style-name="Standard">Yadavas, he was their chosen savior, and to Kamsa, he was the lord of</text:p>
      <text:p text:style-name="Standard">death himself! Like two actors entering the stage, the two boys strode into</text:p>
      <text:p text:style-name="Standard">the arena. Everyone was thrilled to see them, for they had heard many</text:p>
      <text:p text:style-name="Standard">rumors about their prowess.</text:p>
      <text:p text:style-name="Standard">The mighty wrestler Chanura, veteran of many matches, approached</text:p>
      <text:p text:style-name="Standard">them and said, “O son of Nanda! O Rama! You are both famous as heroic</text:p>
      <text:p text:style-name="Standard">young men and experts in wrestling. Hearing this, the king has invited you</text:p>
      <text:p text:style-name="Standard">today to watch your skill in wrestling.”</text:p>
      <text:p text:style-name="Standard">Krishna replied, “We are nomadic forest dwellers who have only</text:p>
      <text:p text:style-name="Standard">engaged ourselves in wrestling contests of a playful nature, with boys of</text:p>
      <text:p text:style-name="Standard">our own age and strength. Though we are anxious to please the king, how</text:p>
      <text:p text:style-name="Standard">can we dare challenge professionals like you?”</text:p>
      <text:p text:style-name="Standard">Chanura replied, “Neither you, who killed the mighty pachyderm</text:p>
      <text:p text:style-name="Standard">Kuvalayapida, nor Balarama can be called mere boys! You are</text:p>
      <text:p text:style-name="Standard">undoubtedly qualified to wrestle with us. You may show your prowess</text:p>
      <text:p text:style-name="Standard">against me, and Balarama can compete with Mushtika.”</text:p>
      <text:p text:style-name="Standard">So saying, he led them to the middle of the arena. The Lord was nothing</text:p>
      <text:p text:style-name="Standard">loath to have a good bout of wrestling! He plunged into this with great</text:p>
      <text:p text:style-name="Standard">enthusiasm, as he did everything he was called upon to do, as if he were</text:p>
      <text:p text:style-name="Standard">totally involved in what he was doing. Actually, he was totally detached,</text:p>
      <text:p text:style-name="Standard">ever immersed in the bliss of his own self, from which he never wavered,</text:p>
      <text:p text:style-name="Standard">however much he gave the impression of being involved. Entwining, hand</text:p>
      <text:p text:style-name="Standard">to hand and leg to leg, the wrestlers and the boys closed with each other.</text:p>
      <text:p text:style-name="Standard">Fist against fist, elbow against elbow, head against head, and chest against</text:p>
      <text:p text:style-name="Standard">chest, they clashed again and again! Whirling and throwing, hugging and</text:p>
      <text:p text:style-name="Standard">strangling, pushing and pulling, each tried to overpower the other. Much</text:p>
      <text:p text:style-name="Standard">distressed to see this unequal contest between the slender young boys and</text:p>
      <text:p text:style-name="Standard"><text:soft-page-break/>the devilish-looking professionals, many of the spectators started to walk</text:p>
      <text:p text:style-name="Standard">out in protest. “Shame! Shame!” they cried. “Let us not watch this</text:p>
      <text:p text:style-name="Standard">slaughter. A fight should be between equals. What is the fun of watching</text:p>
      <text:p text:style-name="Standard">this? Sin will accrue to us also!”</text:p>
      <text:p text:style-name="Standard">But just as the murmurs were getting louder, they saw the slender boy</text:p>
      <text:p text:style-name="Standard">lifting the mountainous Chanura, whirling him round and round, and</text:p>
      <text:p text:style-name="Standard">dashing him to the ground. This was child’s play to him, who had held</text:p>
      <text:p text:style-name="Standard">aloft the Govardhana Mountain for seven days! As for Mushtika, Balarama</text:p>
      <text:p text:style-name="Standard">slew him, with a careless blow of his left hand. Another pair of gladiators</text:p>
      <text:p text:style-name="Standard">now came forward and offered battle, for it was obvious that it was indeed</text:p>
      <text:p text:style-name="Standard">a battle, and again a third pair, only to be slain by the two boys! As the</text:p>
      <text:p text:style-name="Standard">third round ended, the rest of the wrestlers fled, and the cowherds could no</text:p>
      <text:p text:style-name="Standard">longer be restrained. They rose as one man from their place in the gallery,</text:p>
      <text:p text:style-name="Standard">jumped into the arena, and embraced their heroes amid laughter and shouts</text:p>
      <text:p text:style-name="Standard">of triumph. Then all together, to the accompaniment of the tinkling of</text:p>
      <text:p text:style-name="Standard">their ornaments, they began to perform one of their folk dances to the</text:p>
      <text:p text:style-name="Standard">great delight of the assembly. Krishna, as usual, threw himself with equal</text:p>
      <text:p text:style-name="Standard">zest into this dance, as he had taken part in the macabre dance of death a</text:p>
      <text:p text:style-name="Standard">few moments ago.</text:p>
      <text:p text:style-name="Standard">By now, Kamsa was in panic. The carefully planned assassination had</text:p>
      <text:p text:style-name="Standard">turned into a farce. Foiled at every turn, he was like a madman, shouting</text:p>
      <text:p text:style-name="Standard">and giving a hundred contradictory orders. “Stop the music!” he shouted to</text:p>
      <text:p text:style-name="Standard">the drummers, who were pounding away to a crescendo, as he had told</text:p>
      <text:p text:style-name="Standard">them to do when the boys were killed. The poor drummers did not know</text:p>
      <text:p text:style-name="Standard">that they were not to play if the wrestlers were killed!</text:p>
      <text:p text:style-name="Standard">“Catch the boys! Arrest the chieftain Nanda and his followers! Kill that</text:p>
      <text:p text:style-name="Standard">crooked Vasudeva and that treacherous father of mine, Ugrasena, who has</text:p>
      <text:p text:style-name="Standard">joined the enemy’s side!” Thus Kamsa shouted in frenzy. The soldiers tried</text:p>
      <text:p text:style-name="Standard">in vain to catch him who cannot be caught by might alone. Krishna slipped</text:p>
      <text:p text:style-name="Standard">like quicksilver through their grasp and, making his body light, jumped</text:p>
      <text:p text:style-name="Standard">onto the high dais with ease. The music stopped. There fell a sudden hush</text:p>
      <text:p text:style-name="Standard">over the whole crowd, as for the first time uncle and nephew came face-toface.</text:p>
      <text:p text:style-name="Standard">At last, Kamsa saw in front of him the form that had haunted his</text:p>
      <text:p text:style-name="Standard">nights and days for nearly twenty years. His imagination had painted many</text:p>
      <text:p text:style-name="Standard">lurid pictures of Vishnu as he would appear to him, but never one that</text:p>
      <text:p text:style-name="Standard">resembled this! For a second he looked into those glorious eyes, those twin</text:p>
      <text:p text:style-name="Standard">pools of kindness, and instead of fear, he felt a great relief, as if, at last,</text:p>
      <text:p text:style-name="Standard">after many buffetings and storms at sea, he had come in sight of a safe</text:p>
      <text:p text:style-name="Standard">harbor. It was but a momentary respite. Then, with true Kshatriya valor, he</text:p>
      <text:p text:style-name="Standard">ran forward with upraised sword to kill the defenseless boy. Krishna</text:p>
      <text:p text:style-name="Standard">caught hold of the tuft of hair on his head, from which the crown had</text:p>
      <text:p text:style-name="Standard">slipped off, and threw him onto the ground from the top of the dais. There</text:p>
      <text:p text:style-name="Standard">he lay in the dirt and dust of the arena—the mighty king of the Bhojas,</text:p>
      <text:p text:style-name="Standard">terror of the Yadavas. Krishna jumped down lightly onto his chest, and at</text:p>
      <text:p text:style-name="Standard">the touch of the Lord’s feet, his soul, which had been thirsting for</text:p>
      <text:p text:style-name="Standard">liberation, rose up like a shining glow and melted into the aura</text:p>
      <text:p text:style-name="Standard">surrounding Krishna. Then Krishna dragged the body of the dead tyrant</text:p>
      <text:p text:style-name="Standard">around the arena, as a lion might drag a dead buffalo, so that all his</text:p>
      <text:p text:style-name="Standard">subjects might see that their king was dead.</text:p>
      <text:p text:style-name="Standard">Meanwhile, the eight younger brothers of Kamsa rose in defense and</text:p>
      <text:p text:style-name="Standard">came forward to avenge their brother’s death. They were beaten to death</text:p>
      <text:p text:style-name="Standard">by Balarama, armed with the elephant tusk. Then came the two royal</text:p>
      <text:p text:style-name="Standard"><text:soft-page-break/>women, each to lament at the side of her dead husband. After consoling</text:p>
      <text:p text:style-name="Standard">the ladies, Krishna and Balarama went to release their parents, Devaki and</text:p>
      <text:p text:style-name="Standard">Vasudeva, from their fetters and touched their feet with their heads.</text:p>
      <text:p text:style-name="Standard">Recognizing them to be one with the Lord of the universe, Devaki and</text:p>
      <text:p text:style-name="Standard">Vasudeva stood before them with folded hands, until there fell upon their</text:p>
      <text:p text:style-name="Standard">mind once more the veil of maya. Then they forgot the greatness of their</text:p>
      <text:p text:style-name="Standard">children and embraced them with all the love and tenderness that had been</text:p>
      <text:p text:style-name="Standard">suppressed for twelve long years.</text:p>
      <text:p text:style-name="Standard">Krishna now spoke to them with great kindness, “O Father! O Mother! It</text:p>
      <text:p text:style-name="Standard">behooves you to pardon us for not serving you at a time when you needed</text:p>
      <text:p text:style-name="Standard">us most—when you were imprisoned and oppressed by the wicked Kamsa.</text:p>
      <text:p text:style-name="Standard">A man is not able to redeem, even in a hundred years of life, the debt he</text:p>
      <text:p text:style-name="Standard">owes to the parents who gave birth to and nourished the body, which is the</text:p>
      <text:p text:style-name="Standard">basis for the achievement of all objects in life, including liberation. Vain</text:p>
      <text:p text:style-name="Standard">were the days of our past life as we failed to be of service to you, when</text:p>
      <text:p text:style-name="Standard">you were living in dread of Kamsa.”</text:p>
      <text:p text:style-name="Standard">Having comforted his parents thus, the Lord released Ugrasena, his</text:p>
      <text:p text:style-name="Standard">grandfather, and proclaimed him king of the Yadavas.</text:p>
      <text:p text:style-name="Standard">Full of seductive art she makes and prepares, as a rite, a bed of</text:p>
      <text:p text:style-name="Standard">flowers, a couch for the rapture of your embrace, of flowers like</text:p>
      <text:p text:style-name="Standard">heads of the arrows of love. She fears an attack of love upon you,</text:p>
      <text:p text:style-name="Standard">and lies away hidden; She wastes away, Madhava, parted from</text:p>
      <text:p text:style-name="Standard">you!</text:p>
      <text:p text:style-name="Standard">FROM GITA GOVINDA BY JAYADEVA</text:p>
      <text:p text:style-name="Standard">Hari Aum Tat Sat</text:p>
      <text:p text:style-name="Standard">Aum Mathuranathaya Namaha!</text:p>
      <text:p text:style-name="Standard">12</text:p>
      <text:p text:style-name="Standard">Uddhava at Gokula</text:p>
      <text:p text:style-name="Standard">Adharam Madhuram, Vadanam Madhuram,</text:p>
      <text:p text:style-name="Standard">Nayanam Madhuram, Hasitham Madhuram,</text:p>
      <text:p text:style-name="Standard">Hridayam Madhuram, Gamanam Madhuram,</text:p>
      <text:p text:style-name="Standard">Madhuradhipathe Akhilam Madhuram!</text:p>
      <text:p text:style-name="Standard">O Lord of Mathura! Your lips are sweet, your speech is sweet, your</text:p>
      <text:p text:style-name="Standard">face is sweet, your smile is sweet, your heart is sweet, your gait is</text:p>
      <text:p text:style-name="Standard">sweet. In fact, O Lord, everything about you is filled with</text:p>
      <text:p text:style-name="Standard">sweetness.</text:p>
      <text:p text:style-name="Standard">The Yadavas had a curse that they should have no king, but all the same,</text:p>
      <text:p text:style-name="Standard">since his grandfather Ugrasena was the senior-most member and the one</text:p>
      <text:p text:style-name="Standard">worthy to rule, Krishna made him the ruler of the Yadavas and appointed</text:p>
      <text:p text:style-name="Standard">Uddhava, a cousin of his and a pupil of the sage Brihaspati, the prime</text:p>
      <text:p text:style-name="Standard">minister. Then he gathered together all his clansmen, who had fled to</text:p>
      <text:p text:style-name="Standard">various hiding places due to fear of Kamsa, welcomed them back to their</text:p>
      <text:p text:style-name="Standard">rightful capital, and resettled them in their homes. The city of Mathura</text:p>
      <text:p text:style-name="Standard">entered a new phase of life. Once more the citizens could walk about</text:p>
      <text:p text:style-name="Standard">fearlessly, secure in the might of Krishna and Balarama and delighting in</text:p>
      <text:p text:style-name="Standard">seeing glimpses of their faces now and again.</text:p>
      <text:p text:style-name="Standard">It was only now that Nanda realized the bitter truth that the child he had</text:p>
      <text:p text:style-name="Standard">adored and brought up for twelve years as his own son was not his but</text:p>
      <text:p text:style-name="Standard">Vasudeva’s. How blithely had he set out for the capital a few days ago!</text:p>
      <text:p text:style-name="Standard">How happily had he assured his wife that he would return with their</text:p>
      <text:p text:style-name="Standard">beloved son! Now he found his son to be a king and he himself left to</text:p>
      <text:p text:style-name="Standard">return home alone and empty-hearted. With what words could he comfort</text:p>
      <text:p text:style-name="Standard"><text:soft-page-break/>his wife? In that whole town that had gone mad with joy, he alone grieved.</text:p>
      <text:p text:style-name="Standard">But Krishna, sensing his deep unhappiness, went and comforted him.</text:p>
      <text:p text:style-name="Standard">“Dear Father!” he said. “We were nourished, fondled, and cared for by</text:p>
      <text:p text:style-name="Standard">you with extreme affection. She is the real mother and he, the real father</text:p>
      <text:p text:style-name="Standard">who takes care of another person’s child as his own. You, O Father, have</text:p>
      <text:p text:style-name="Standard">done this for us when our parents were unable to look after us. Even</text:p>
      <text:p text:style-name="Standard">Devaki, who gave birth to me, has never had the joy of nursing me, as</text:p>
      <text:p text:style-name="Standard">mother Yashoda had. Even Vasudeva has never had the pleasure of</text:p>
      <text:p text:style-name="Standard">watching my childhood pranks, as you have. O Father, I do not belong to</text:p>
      <text:p text:style-name="Standard">this person or that. I belong to those who love me. To him who looks on</text:p>
      <text:p text:style-name="Standard">me as a son, I will go as a son, not only now, but in the ages to come.” His</text:p>
      <text:p text:style-name="Standard">voice rang out as he said this, as if he were making a promise to posterity.</text:p>
      <text:p text:style-name="Standard">Nanda felt immeasurably comforted and was able to return to Gokula in a</text:p>
      <text:p text:style-name="Standard">happier state of mind.</text:p>
      <text:p text:style-name="Standard">Vasudeva now arranged for all the various rites that had to be done for</text:p>
      <text:p text:style-name="Standard">Kshatriya children, which had not been done by Nanda. Though Balarama</text:p>
      <text:p text:style-name="Standard">and Krishna were all-knowing and were the source of all knowledge, they</text:p>
      <text:p text:style-name="Standard">had hidden that inherent knowledge under the cloak of humanity. Vasudeva</text:p>
      <text:p text:style-name="Standard">realized that they had to have a formal education, befitting their status.</text:p>
      <text:p text:style-name="Standard">They had been trained only in the art of looking after cows! For some</text:p>
      <text:p text:style-name="Standard">time, the fond parents enjoyed the delight of having their sons back with</text:p>
      <text:p text:style-name="Standard">them, but they were forced to send them to Guru Sandipani, who lived in</text:p>
      <text:p text:style-name="Standard">Avanti, and there they had to stay for the duration of their studies. In order</text:p>
      <text:p text:style-name="Standard">to demonstrate to the world the glory of the gurukula system of staying in</text:p>
      <text:p text:style-name="Standard">the preceptor’s house, they devoted themselves to the service of the</text:p>
      <text:p text:style-name="Standard">teacher, attending on him as servitors and bestowing on him the honor due</text:p>
      <text:p text:style-name="Standard">to a divinity. The learned Sandipani imparted to them all the Vedas,</text:p>
      <text:p text:style-name="Standard">including the Upanishads. He taught them the science of warfare, as well</text:p>
      <text:p text:style-name="Standard">as the mantras connected with the handling of divine weapons, the ethical</text:p>
      <text:p text:style-name="Standard">codes, the law codes, the science of logic, and the administrative codes.</text:p>
      <text:p text:style-name="Standard">Pupils generally took their own time about learning and left the gurukula</text:p>
      <text:p text:style-name="Standard">only after they had imbibed as much as they were capable of learning. But</text:p>
      <text:p text:style-name="Standard">these unique princes grasped all aspects of knowledge at the very first</text:p>
      <text:p text:style-name="Standard">instruction. They had such powers of concentration that they mastered the</text:p>
      <text:p text:style-name="Standard">sixty-four subjects in sixty-four days.</text:p>
      <text:p text:style-name="Standard">It was during this time that Krishna formed a friendship with the poor</text:p>
      <text:p text:style-name="Standard">Brahmin boy Sudama. Once when they had gone to the forest to collect</text:p>
      <text:p text:style-name="Standard">firewood, they were overtaken by a terrific storm. There was no place to</text:p>
      <text:p text:style-name="Standard">take shelter, so the boys huddled together and told each other stories to</text:p>
      <text:p text:style-name="Standard">keep up their spirits. All they had to eat was a small bundle of beaten</text:p>
      <text:p text:style-name="Standard">flakes of rice that the guru’s wife had given to them. When morning came,</text:p>
      <text:p text:style-name="Standard">they were discovered by the guru and his wife, who had been searching for</text:p>
      <text:p text:style-name="Standard">them. They were deeply touched by the boys’ action in having risked their</text:p>
      <text:p text:style-name="Standard">lives to collect firewood for their sake, and they blessed them. In later</text:p>
      <text:p text:style-name="Standard">years, when they met again, Krishna reminded Sudama of this incident and</text:p>
      <text:p text:style-name="Standard">attributed all his greatness to that blessing given by the guru. Here, the</text:p>
      <text:p text:style-name="Standard">Lord reminds us that the blessing of a great soul, especially a preceptor, is</text:p>
      <text:p text:style-name="Standard">something to be striven for and that it is the one thing that will set a</text:p>
      <text:p text:style-name="Standard">person on the right path of life.</text:p>
      <text:p text:style-name="Standard">At the end of the course of study, each student had to give the guru a</text:p>
      <text:p text:style-name="Standard">dakshina, or fee, for having taught him and looked after him for such a</text:p>
      <text:p text:style-name="Standard">length of time. In those days, unlike modern times, it was the teacher’s</text:p>
      <text:p text:style-name="Standard"><text:soft-page-break/>duty to look after both the material and spiritual welfare of the student and</text:p>
      <text:p text:style-name="Standard">no payment was expected or demanded until the course of study was</text:p>
      <text:p text:style-name="Standard">completed. Even then, there was no fixed fee. Each student gave according</text:p>
      <text:p text:style-name="Standard">to his means. When Krishna asked Sandipani what he wanted, the old man</text:p>
      <text:p text:style-name="Standard">refused to take anything, for he had no desires. So Krishna approached his</text:p>
      <text:p text:style-name="Standard">wife, who said diffidently, “Lord, though you have behaved like an</text:p>
      <text:p text:style-name="Standard">ordinary child here, I have heard that you are the incarnation of Lord</text:p>
      <text:p text:style-name="Standard">Vishnu. I had but one child, a boy, who was drowned in the ocean at</text:p>
      <text:p text:style-name="Standard">Prabhasa. I would like to have him back.”</text:p>
      <text:p text:style-name="Standard">“So be it,” said Krishna.</text:p>
      <text:p text:style-name="Standard">Accompanied by Balarama, he went to the great port of Prabhasa.</text:p>
      <text:p text:style-name="Standard">Approaching the ocean, he ordered Varuna, the Lord of the waters, to bring</text:p>
      <text:p text:style-name="Standard">back his tutor’s son. Varuna replied that he had been taken away by a</text:p>
      <text:p text:style-name="Standard">demon called Panchajana, who had the form of a conch. Hearing this, the</text:p>
      <text:p text:style-name="Standard">Lord entered the ocean and killed the demon, but he could not find the boy.</text:p>
      <text:p text:style-name="Standard">He then took the conch, Panchajana, which formed part of the demon’s</text:p>
      <text:p text:style-name="Standard">body, and went with Balarama to the abode of Yama, the god of death. He</text:p>
      <text:p text:style-name="Standard">demanded that Yama return the son of his preceptor. Yama was but a vassal</text:p>
      <text:p text:style-name="Standard">of the Supreme Lord, and he bowed to him and returned the boy. Krishna</text:p>
      <text:p text:style-name="Standard">took the child and gave him to his guru as a dakshina from all three of</text:p>
      <text:p text:style-name="Standard">them, since Sudama, his friend, could not afford to give anything on his</text:p>
      <text:p text:style-name="Standard">own. Having received the blessings of the guru and his wife, Krishna and</text:p>
      <text:p text:style-name="Standard">Balarama returned to Mathura after taking a fond farewell of Sudama and</text:p>
      <text:p text:style-name="Standard">urging him to keep in touch. The people of Mathura were filled with joy to</text:p>
      <text:p text:style-name="Standard">see the return of their saviors.</text:p>
      <text:p text:style-name="Standard">As soon as he returned to Mathura, Krishna heard of the sorrow of his</text:p>
      <text:p text:style-name="Standard">foster parents and the gopis after his departure. He decided to send his</text:p>
      <text:p text:style-name="Standard">close friend, Uddhava, with a letter from him. In choosing Uddhava, he</text:p>
      <text:p text:style-name="Standard">had two purposes. One was to comfort his people and the other was to</text:p>
      <text:p text:style-name="Standard">make Uddhava understand the meaning of selfless love. Uddhava was one</text:p>
      <text:p text:style-name="Standard">of the most learned and brilliant men of the age, but the avatar of Lord</text:p>
      <text:p text:style-name="Standard">Krishna was not merely to preach the path of jnana, or knowledge, but also</text:p>
      <text:p text:style-name="Standard">the path of bhakti, or devotion. It is very difficult for the man of</text:p>
      <text:p text:style-name="Standard">knowledge to forget his learning and approach the Lord with a simple and</text:p>
      <text:p text:style-name="Standard">innocent mind. However full of learning we might be, yet all earthly</text:p>
      <text:p text:style-name="Standard">knowledge is but a drop in the ocean of the all-comprehensive wisdom of</text:p>
      <text:p text:style-name="Standard">the Lord. We are all but nursery children in his eyes, and it is with the</text:p>
      <text:p text:style-name="Standard">innocence of a child that we should approach him. Perhaps Uddhava was a</text:p>
      <text:p text:style-name="Standard">little ashamed to be the messenger of a love letter to milkmaids, but since</text:p>
      <text:p text:style-name="Standard">his love and obedience to Krishna were exemplary, he set out immediately.</text:p>
      <text:p text:style-name="Standard">By the time he reached Vrindavana, it was evening, the most beautiful part</text:p>
      <text:p text:style-name="Standard">of the day at Gokula, the time for which the gopis would wait anxiously,</text:p>
      <text:p text:style-name="Standard">for it brought the return of their beloved Lord. The cloud of dust raised by</text:p>
      <text:p text:style-name="Standard">the hooves of the returning cows was highlighted by the last rays of the</text:p>
      <text:p text:style-name="Standard">setting sun. The air was filled with the bellows of the bulls, the lowing of</text:p>
      <text:p text:style-name="Standard">the cows, and the buzzing sound made by the milking of so many cows.</text:p>
      <text:p text:style-name="Standard">These sounds mingled with the haunting melody of the flutes of the</text:p>
      <text:p text:style-name="Standard">gopalas and the songs of the gopis singing about the exploits of their hero,</text:p>
      <text:p text:style-name="Standard">Krishna.</text:p>
      <text:p text:style-name="Standard">Little lights were being lit in every house as Uddhava reached Gokula.</text:p>
      <text:p text:style-name="Standard">Seeing the chariot and his form from afar, the gopis thought that Krishna</text:p>
      <text:p text:style-name="Standard">had come back. This was no wonder, for Uddhava resembled Krishna in</text:p>
      <text:p text:style-name="Standard"><text:soft-page-break/>height, age, and style of dressing, since he always wore the cast-off clothes</text:p>
      <text:p text:style-name="Standard">and garlands that Krishna had worn the previous day, such was his love for</text:p>
      <text:p text:style-name="Standard">him. No wonder that the gopis, who had no other image in their hearts but</text:p>
      <text:p text:style-name="Standard">Krishna, who saw him constantly, waking and dreaming, mistook Uddhava</text:p>
      <text:p text:style-name="Standard">for their beloved. They rushed out with joyful cries, “He has come! He has</text:p>
      <text:p text:style-name="Standard">come! The Lord of our hearts has come!”</text:p>
      <text:p text:style-name="Standard">Seeing Uddhava, they fell back apace. Then, realizing that he was a</text:p>
      <text:p text:style-name="Standard">messenger from their beloved, they went close to him, forgetful of their</text:p>
      <text:p text:style-name="Standard">womanly modesty, unmindful of the fact that he was a stranger whom they</text:p>
      <text:p text:style-name="Standard">had never before met. They caught hold of his hand, tugged at his upper</text:p>
      <text:p text:style-name="Standard">garment, and pelted him with questions. Uddhava laughingly warded them</text:p>
      <text:p text:style-name="Standard">off, though inwardly he was quite shocked. Never in his well-regulated life</text:p>
      <text:p text:style-name="Standard">had he come across such shameless behavior among women! How could</text:p>
      <text:p text:style-name="Standard">he comfort them, he wondered? He was rescued from his predicament by</text:p>
      <text:p text:style-name="Standard">Nanda and Yashoda, who took him to their home and honored him as if he</text:p>
      <text:p text:style-name="Standard">were Krishna himself. After he had rested and eaten, Nanda asked him, “O</text:p>
      <text:p text:style-name="Standard">Uddhava, does Krishna still remember the people of Gokula? Does he</text:p>
      <text:p text:style-name="Standard">remember his poor parents, his friends, the cows, and the hills and dales of</text:p>
      <text:p text:style-name="Standard">Vrindavana? Will he ever come back to look up his old comrades? We</text:p>
      <text:p text:style-name="Standard">have been saved from many a danger by his grace. Every spot here is filled</text:p>
      <text:p text:style-name="Standard">with memories relating to him. We can hardly attend to our normal duties</text:p>
      <text:p text:style-name="Standard">these days, for our minds are totally absorbed in thinking of him and his</text:p>
      <text:p text:style-name="Standard">exploits while he lived with us.” As he was reminiscing like this, both he</text:p>
      <text:p text:style-name="Standard">and Yashoda were overcome with emotion and could hardly speak. Their</text:p>
      <text:p text:style-name="Standard">tears flowed, and they remained silent and absorbed in him.</text:p>
      <text:p text:style-name="Standard">Uddhava marveled at this state of devotion and spoke to them thus: “O</text:p>
      <text:p text:style-name="Standard">great ones, you are the most praiseworthy among all humankind, if your</text:p>
      <text:p text:style-name="Standard">minds are firmly fixed on Krishna, who is none other than the Supreme</text:p>
      <text:p text:style-name="Standard">Lord, Narayana. He is the soul of all and the cause of all, who has assumed</text:p>
      <text:p text:style-name="Standard">a human form for the fulfillment of certain purposes. What other end is</text:p>
      <text:p text:style-name="Standard">there for you to achieve? O noble ones, do not grieve. He is ever beside</text:p>
      <text:p text:style-name="Standard">you, for he is enshrined in your hearts. He has no father or mother, no wife</text:p>
      <text:p text:style-name="Standard">or son. There is none related to him and none who is a stranger. He has no</text:p>
      <text:p text:style-name="Standard">birth and no body. He has manifested in this world of his own free will,</text:p>
      <text:p text:style-name="Standard">and not due to any bonds of karma, in order to bestow liberation on all.</text:p>
      <text:p text:style-name="Standard">Though free from the gunas of Prakriti, he assumes these gunas for the</text:p>
      <text:p text:style-name="Standard">sake of sport. Krishna, who is none other than the Supreme Being, is not</text:p>
      <text:p text:style-name="Standard">your son alone. He is the child of all. He is the father of all. He is the</text:p>
      <text:p text:style-name="Standard">mother of all. He is the soul of all. There is no entity that can be said to</text:p>
      <text:p text:style-name="Standard">have an existence apart from him.”</text:p>
      <text:p text:style-name="Standard">Thus, while they were talking of him, who was dearest to all their hearts,</text:p>
      <text:p text:style-name="Standard">the night passed. The next morning, Uddhava set out to meet the gopis.</text:p>
      <text:p text:style-name="Standard">They took him off to where Radha was sitting beneath a tree, immersed in</text:p>
      <text:p text:style-name="Standard">contemplation of her lover. She scarcely noticed him nor did she pay much</text:p>
      <text:p text:style-name="Standard">attention to the eager questions of the others. Ever absorbed in the</text:p>
      <text:p text:style-name="Standard">memory of the days and nights of rapture she had spent with her beloved,</text:p>
      <text:p text:style-name="Standard">she lived in a world of her own, peopled entirely by Krishna.</text:p>
      <text:p text:style-name="Standard">The others, in the meantime, were pelting Uddhava with a hundred</text:p>
      <text:p text:style-name="Standard">questions. They did not give him a chance to speak, for their hearts were</text:p>
      <text:p text:style-name="Standard">full of the things they wanted to tell Krishna, and what better person could</text:p>
      <text:p text:style-name="Standard">they tell it to than his friend? They cared not for his prestige or erudition.</text:p>
      <text:p text:style-name="Standard">The only worth he had in their eyes was that he had come from their Lord.</text:p>
      <text:p text:style-name="Standard"><text:soft-page-break/>“Were you sent by that hard-hearted one to comfort his parents?” was</text:p>
      <text:p text:style-name="Standard">their first question. “He could never have sent you to comfort us, for</text:p>
      <text:p text:style-name="Standard">surely he must have forgotten us after seeing the sophisticated beauties of</text:p>
      <text:p text:style-name="Standard">the city. Where is he now? Tell us. Tell us the truth. Is he not in the arms of</text:p>
      <text:p text:style-name="Standard">some beauteous damsel in the city of Mathura?”</text:p>
      <text:p text:style-name="Standard">Uddhava tried to stammer out a few words, but his studies had never</text:p>
      <text:p text:style-name="Standard">taught him how to deal with the lovelorn. Then they started weeping and</text:p>
      <text:p text:style-name="Standard">crying.</text:p>
      <text:p text:style-name="Standard">“How can we forget that body that has lain so close to us? How can we</text:p>
      <text:p text:style-name="Standard">forget those arms that have held us so tightly? How can we forget those</text:p>
      <text:p text:style-name="Standard">eyes that have gazed deep into ours, those rose-petal hands that have</text:p>
      <text:p text:style-name="Standard">stroked away our tears, and those tender lips, from which we have sucked</text:p>
      <text:p text:style-name="Standard">the nectar of divine life? Will we ever be able to see him again? Will we</text:p>
      <text:p text:style-name="Standard">ever be able to hold him close to our breasts again and touch his feet and</text:p>
      <text:p text:style-name="Standard">feed him with the things he likes best? The only reason we do not die is</text:p>
      <text:p text:style-name="Standard">because he is still alive. So long as there is hope of ever seeing him again,</text:p>
      <text:p text:style-name="Standard">we can never give up our lives!”</text:p>
      <text:p text:style-name="Standard">Uddhava listened to this intimate monologue, astounded and bewildered.</text:p>
      <text:p text:style-name="Standard">As yet, he was unable to decide what manner of women they were. He</text:p>
      <text:p text:style-name="Standard">could not believe that they were loose and immoral for such devotion is</text:p>
      <text:p text:style-name="Standard">not to be found among that class of women, and he could not yet recognize</text:p>
      <text:p text:style-name="Standard">the depth and extent of their devotion, for he had never seen the like</text:p>
      <text:p text:style-name="Standard">before. To the gopis, they themselves did not exist as separate individuals.</text:p>
      <text:p text:style-name="Standard">They existed in Krishna and for Krishna. They had started living only after</text:p>
      <text:p text:style-name="Standard">meeting him, and in the future they would continue to live only in the hope</text:p>
      <text:p text:style-name="Standard">of hearing about him and maybe of meeting him. It was a total submerging</text:p>
      <text:p text:style-name="Standard">of their separate personalities in him, who was the Uttama Purusha, the</text:p>
      <text:p text:style-name="Standard">supreme or perfect person. Though their bodies appeared to be different,</text:p>
      <text:p text:style-name="Standard">yet in truth they had no existence apart from him. In all the aspects of their</text:p>
      <text:p text:style-name="Standard">lives, whether mundane or exalted, they had but one thought, Krishna,</text:p>
      <text:p text:style-name="Standard">Krishna, Krishna, and then again Krishna! Whatever they saw was a part</text:p>
      <text:p text:style-name="Standard">of him. The breeze was his breath, the rose his lips, the sunset his clothes,</text:p>
      <text:p text:style-name="Standard">and the clouds his color. They carried on their duties like automatons.</text:p>
      <text:p text:style-name="Standard">Sometimes they would sing, sometimes laugh, sometimes cry, as different</text:p>
      <text:p text:style-name="Standard">thoughts about Krishna came to their minds.</text:p>
      <text:p text:style-name="Standard">Uddhava tried to speak to Radha, for he had heard Krishna mention her</text:p>
      <text:p text:style-name="Standard">name many times, but she seemed oblivious to anything but his name.</text:p>
      <text:p text:style-name="Standard">Then suddenly, she saw a honeybee and started speaking to it as if it were a</text:p>
      <text:p text:style-name="Standard">messenger from her beloved, “Ah, honey sucker! You are like my Lord—</text:p>
      <text:p text:style-name="Standard">going from flower to flower and owing allegiance to none, leaving the</text:p>
      <text:p text:style-name="Standard">flower the moment you have exhausted its nectar. Where have you come</text:p>
      <text:p text:style-name="Standard">from? You have been sucking honey from his garland, I see. And look, you</text:p>
      <text:p text:style-name="Standard">have some red powder on your feelers. That must be from the forehead of</text:p>
      <text:p text:style-name="Standard">some beauty from Mathura, which got into his garland while she embraced</text:p>
      <text:p text:style-name="Standard">him, and now you have smeared it on yourself while sucking from his</text:p>
      <text:p text:style-name="Standard">garland. Go away. I cannot bear the sight of you! Having made us drink</text:p>
      <text:p text:style-name="Standard">again and again from the inebriating nectar of his lips, he has abandoned</text:p>
      <text:p text:style-name="Standard">us, who have given up everything for his sake—our sons, our husbands,</text:p>
      <text:p text:style-name="Standard">our homes, and our prospects, here and in the hereafter.”</text:p>
      <text:p text:style-name="Standard">Suddenly turning to Uddhava, she continued, “We are the widows of</text:p>
      <text:p text:style-name="Standard">Vrindavana. Bereft and forsaken are we, for our husband has left us, and</text:p>
      <text:p text:style-name="Standard">now we will never be whole again.” So saying, she buried her face in her</text:p>
      <text:p text:style-name="Standard"><text:soft-page-break/>hands and burst out crying. Uddhava marveled at the imagination that was</text:p>
      <text:p text:style-name="Standard">so immersed in thoughts about Krishna that it could weave a story about</text:p>
      <text:p text:style-name="Standard">him, even at the sight of a bumblebee! Radha’s sorrow is the sorrow of the</text:p>
      <text:p text:style-name="Standard">bhakta who realizes that God does not belong to her alone, but to everyone</text:p>
      <text:p text:style-name="Standard">who loves him. It was a harder lesson for her than for others because for a</text:p>
      <text:p text:style-name="Standard">short time it had seemed to her that he was hers alone.</text:p>
      <text:p text:style-name="Standard">Uddhava tried to comfort them. “Listen, O gopis! You have attained the</text:p>
      <text:p text:style-name="Standard">highest fulfillment of life, and the whole world must adore you, for you</text:p>
      <text:p text:style-name="Standard">have succeeded in surrendering your minds completely to the Lord of all.</text:p>
      <text:p text:style-name="Standard">Normally, people attain this state through the practice of many disciplines,</text:p>
      <text:p text:style-name="Standard">vows, and austerities, but even without any of these, I find in you an</text:p>
      <text:p text:style-name="Standard">extraordinary manifestation of love for the divine, which is rare even</text:p>
      <text:p text:style-name="Standard">among sages. Now listen to the message he has sent for you:</text:p>
      <text:p text:style-name="Standard">“O beloved ones, I have never left you and will never leave you. You</text:p>
      <text:p text:style-name="Standard">have never been separate from me, for I am manifest in the whole</text:p>
      <text:p text:style-name="Standard">universe. If I have not come to see you, it is only because I have still to</text:p>
      <text:p text:style-name="Standard">accomplish what I have come for. But do not grieve, for your grief is my</text:p>
      <text:p text:style-name="Standard">grief and your joy is my joy. For love such as yours, there can be no end. I,</text:p>
      <text:p text:style-name="Standard">who am boundless, have been bound by your love. Blessed are you among</text:p>
      <text:p text:style-name="Standard">women, for your names will ever be remembered by the world to come.</text:p>
      <text:p text:style-name="Standard">When I am far away physically, meditate on me, and thus you will be able</text:p>
      <text:p text:style-name="Standard">to commune with me. Devoid of other thoughts, allow your minds to enter</text:p>
      <text:p text:style-name="Standard">into me, and then you will attain me without delay.”</text:p>
      <text:p text:style-name="Standard">Hearing this, the gopis’ grief was slightly assuaged. They told Uddhava,</text:p>
      <text:p text:style-name="Standard">“O noble one, this River Kalindi, this Mountain Govardhana, these forests,</text:p>
      <text:p text:style-name="Standard">these cows, the sound of flutes, all these are indelibly connected in our</text:p>
      <text:p text:style-name="Standard">minds with him. His footprints, placed over these vales, will never allow</text:p>
      <text:p text:style-name="Standard">us to forget him. Our minds have been completely possessed by him, so</text:p>
      <text:p text:style-name="Standard">how can we possibly forget?”</text:p>
      <text:p text:style-name="Standard">“O Lord,” they cried, “O Lord of Lakshmi! O Lord of Vraja, dispeller of</text:p>
      <text:p text:style-name="Standard">sorrows! Master of Gokula! Be kind enough to lift up this settlement of</text:p>
      <text:p text:style-name="Standard">ours, which is fast sinking into the sea of sorrow!”</text:p>
      <text:p text:style-name="Standard">At this heartrending cry, Uddhava reminded them of Krishna’s message</text:p>
      <text:p text:style-name="Standard">and of their identity with him in spirit. To comfort them and Krishna’s</text:p>
      <text:p text:style-name="Standard">parents, he stayed on in Vraja for some months, during which he thrilled</text:p>
      <text:p text:style-name="Standard">the whole community with songs and poems about Krishna’s deeds. What</text:p>
      <text:p text:style-name="Standard">was more important was the lesson he learned from them, namely, that</text:p>
      <text:p text:style-name="Standard">love such as this was superior even to knowledge. Before he left Vraja,</text:p>
      <text:p text:style-name="Standard">Uddhava, the foremost of the Yadavas, brightest student of Brihaspati,</text:p>
      <text:p text:style-name="Standard">prostrated himself in the dirt at the feet of the cowherd girls of Vrindavana</text:p>
      <text:p text:style-name="Standard">and extolled them thus, “You are indeed the only ones who have attained</text:p>
      <text:p text:style-name="Standard">the real purpose of human birth, for you have attained that mahabhava, or</text:p>
      <text:p text:style-name="Standard">extreme yearning for Govinda, the soul of all, which is aspired to by all,</text:p>
      <text:p text:style-name="Standard">but attained by very few. Of what use is birth in a high social milieu? Of</text:p>
      <text:p text:style-name="Standard">what use is money or status or beauty if it does not bring this intense love</text:p>
      <text:p text:style-name="Standard">for the infinite being? Yet by his grace, you humble nomads of the forest</text:p>
      <text:p text:style-name="Standard">have been blessed with this state. Love for God produces the same results,</text:p>
      <text:p text:style-name="Standard">irrespective of one’s learning or social status. Not even Lakshmi, the</text:p>
      <text:p text:style-name="Standard">consort of Vishnu, has received the grace that has been showered on the</text:p>
      <text:p text:style-name="Standard">gopis of Vrindavana! May I be born as a bower or a creeper or even a blade</text:p>
      <text:p text:style-name="Standard">of grass in this blessed spot that is covered with the dust of the feet of</text:p>
      <text:p text:style-name="Standard">these gopis who have burst asunder the unbreakable bond of love for their</text:p>
      <text:p text:style-name="Standard"><text:soft-page-break/>own relations and even the path of virtue approved by society, to follow</text:p>
      <text:p text:style-name="Standard">the way of the Divine, which is only an aspiration, even for the sages.</text:p>
      <text:p text:style-name="Standard">Again and again do I salute at the feet of these women of Vraja, whose</text:p>
      <text:p text:style-name="Standard">mental attitude purifies the three worlds.” This was indeed an amazing</text:p>
      <text:p text:style-name="Standard">statement for any man to make in those times, especially one as learned as</text:p>
      <text:p text:style-name="Standard">Uddhava. It proclaimed the glory of bhakti above all other paths to God</text:p>
      <text:p text:style-name="Standard">realization, which is what the life of Krishna teaches us.</text:p>
      <text:p text:style-name="Standard">At last, bidding farewell to the gopis and Nanda and Yashoda, Uddhava</text:p>
      <text:p text:style-name="Standard">got into his chariot to return to Mathura. The meeting of the gopis with</text:p>
      <text:p text:style-name="Standard">Uddhava was like the mingling of the two rivers of bhakti and jnana, or</text:p>
      <text:p text:style-name="Standard">devotion and knowledge. Uddhava’s knowledge flowed into the gopis and</text:p>
      <text:p text:style-name="Standard">strengthened their minds while their bhakti seeped into Uddhava’s heart</text:p>
      <text:p text:style-name="Standard">and melted his pride. The result of the confluence was the jnana-bhakta, a</text:p>
      <text:p text:style-name="Standard">rare combination. It was only now that Uddhava realized that Krishna had</text:p>
      <text:p text:style-name="Standard">sent him not merely to comfort the gopis but to show him an example of a</text:p>
      <text:p text:style-name="Standard">truly exalted and unselfish love. Poor Uddhava. Little did he realize, as he</text:p>
      <text:p text:style-name="Standard">waved good-bye to the weeping gopis, that one day he, too, would have to</text:p>
      <text:p text:style-name="Standard">part from his beloved master. Only at that time would he be able to</text:p>
      <text:p text:style-name="Standard">understand fully the anguish felt by the gopis.</text:p>
      <text:p text:style-name="Standard">Krishna never returned from Mathura to Vrindavana. It is as if he wants</text:p>
      <text:p text:style-name="Standard">to teach a lesson that life is an ever-rolling wheel of time. The wise person</text:p>
      <text:p text:style-name="Standard">is the one who, like the child, lives entirely in the present, unburdened by</text:p>
      <text:p text:style-name="Standard">the memories of the past, however sweet, unworried by the prospects of</text:p>
      <text:p text:style-name="Standard">the future, however dark. Krishna’s life became that of a prince and the</text:p>
      <text:p text:style-name="Standard">advisor of princes, though he never accepted the throne himself.</text:p>
      <text:p text:style-name="Standard">Henceforth, he lived in the palaces and courts and council chambers of</text:p>
      <text:p text:style-name="Standard">monarchs, with as much ease and grace as he had lived in the hills and</text:p>
      <text:p text:style-name="Standard">dales and forests of Vrindavana.</text:p>
      <text:p text:style-name="Standard">It is said that on one occasion, unable to bear their separation from</text:p>
      <text:p text:style-name="Standard">Krishna, the gopis and gopas made a great pilgrimage to the city. It was</text:p>
      <text:p text:style-name="Standard">the time of the harvest festival, when the earth lies fallow for a while, so</text:p>
      <text:p text:style-name="Standard">the people may rest. When he heard they had come, he had them brought</text:p>
      <text:p text:style-name="Standard">with all state and dignity into the audience chamber meant for kings!</text:p>
      <text:p text:style-name="Standard">Krishna received them with the greatest of love, dressed in the robes and</text:p>
      <text:p text:style-name="Standard">jewels of a prince. But the rustics would not look at him. With eyes cast to</text:p>
      <text:p text:style-name="Standard">the ground and heads averted, they stood there, the gopas and gopis of</text:p>
      <text:p text:style-name="Standard">Vrindavana, uttering not one word, casting not one glance in the direction</text:p>
      <text:p text:style-name="Standard">of the prince, who stood before them, overwhelming them with his</text:p>
      <text:p text:style-name="Standard">magnificence. Then Krishna understood what the matter was, and going</text:p>
      <text:p text:style-name="Standard">out of their presence for a moment, he put off the robes and jewels of state</text:p>
      <text:p text:style-name="Standard">and came back to them clad in the simple attire of the cowherds. On his</text:p>
      <text:p text:style-name="Standard">head was the tiny circlet with the peacock’s feather. In his right hand he</text:p>
      <text:p text:style-name="Standard">carried the flute, round his neck was the garland of vanamala</text:p>
      <text:p text:style-name="Standard">(wildflowers), and his feet were bare. When they saw him like this, in the</text:p>
      <text:p text:style-name="Standard">form of Gopalakrishna, the cowherd Krishna, they were overjoyed. They</text:p>
      <text:p text:style-name="Standard">begged him to play the flute for them, and they romped and frolicked and</text:p>
      <text:p text:style-name="Standard">sang all day with him in the royal gardens, even as they used to do in the</text:p>
      <text:p text:style-name="Standard">meadows and woods of Vrindavana. Recalling the happy days of the past,</text:p>
      <text:p text:style-name="Standard">they reminded him of his boyhood pranks, and the Lord played and danced</text:p>
      <text:p text:style-name="Standard">with them with as much abandon and as much skill as he played the game</text:p>
      <text:p text:style-name="Standard">of kingmaker.</text:p>
      <text:p text:style-name="Standard">She despises using her unguent of sandal,</text:p>
      <text:p text:style-name="Standard"><text:soft-page-break/>She is pale as moonbeams, she discovers sorrow.</text:p>
      <text:p text:style-name="Standard">Frail she grows, intangible; malayan breezes act like poison upon</text:p>
      <text:p text:style-name="Standard">her.</text:p>
      <text:p text:style-name="Standard">She fears an attack of love upon you and lies away hidden;</text:p>
      <text:p text:style-name="Standard">She wastes away, Madhava, parted from you.</text:p>
      <text:p text:style-name="Standard">FROM GITA GOVINDA BY JAYADEVA</text:p>
      <text:p text:style-name="Standard">O Krishna, Thou art the dwelling place for all good people, the</text:p>
      <text:p text:style-name="Standard">ultimate goal for those in trouble, and the one who banishes the</text:p>
      <text:p text:style-name="Standard">sorrow of thy devotees, O Krishna, thou art my only refuge.</text:p>
      <text:p text:style-name="Standard">“DRAUPADI,” MAHABHARATA</text:p>
      <text:p text:style-name="Standard">Hari Aum Tat Sat</text:p>
      <text:p text:style-name="Standard">Aum Dwarakanathaya Namaha!</text:p>
      <text:p text:style-name="Standard">13</text:p>
      <text:p text:style-name="Standard">Lord of Dwaraka</text:p>
      <text:p text:style-name="Standard">Idam sariram Parinamapeshalam,</text:p>
      <text:p text:style-name="Standard">Pathathyavasyam Slathasandhi Jarjaram,</text:p>
      <text:p text:style-name="Standard">Kimaushathayi Klishyasi Mooda Durmathe,</text:p>
      <text:p text:style-name="Standard">Niramayam Krishna Rasayanam Piba!</text:p>
      <text:p text:style-name="Standard">This body, which is now attractive, is bound to age one day and</text:p>
      <text:p text:style-name="Standard">will disintegrate gradually by its very nature. O foolish man! Why</text:p>
      <text:p text:style-name="Standard">try to perpetuate it through medicines? Utter the sweet name of Sri</text:p>
      <text:p text:style-name="Standard">Krishna instead, which is the sure remedy for all ills.</text:p>
      <text:p text:style-name="Standard">FROM “MUKUNDAMALA” BY KULASHEKHARA ALVAR</text:p>
      <text:p text:style-name="Standard">Krishna, recalling the promise he had made to Trivarka, went to her house</text:p>
      <text:p text:style-name="Standard">with Uddhava to fulfill this promise. It was the purpose of his avatar to go</text:p>
      <text:p text:style-name="Standard">to each devotee in the form in which his or her innermost heart cried out.</text:p>
      <text:p text:style-name="Standard">Trivarka, being a courtesan, knew of no other way to please the Lord than</text:p>
      <text:p text:style-name="Standard">with her body. Since she had nothing else to offer, he accepted it with as</text:p>
      <text:p text:style-name="Standard">much joy as he accepted the vanamala of the garland maker and the blows</text:p>
      <text:p text:style-name="Standard">of Kamsa.</text:p>
      <text:p text:style-name="Standard">Soon after, the Lord, accompanied by Uddhava and Balarama, went to</text:p>
      <text:p text:style-name="Standard">Akrura’s house to fulfill the promise made to him. Akrura worshipped him</text:p>
      <text:p text:style-name="Standard">with all honor and addressed him thus, “O Lord, today my house has been</text:p>
      <text:p text:style-name="Standard">rendered more holy than the hermitages of ascetics, for it has had the great</text:p>
      <text:p text:style-name="Standard">good fortune to have as its guest the supreme parent and teacher of the</text:p>
      <text:p text:style-name="Standard">world, who is the embodiment of all the divinities. Who is the man who</text:p>
      <text:p text:style-name="Standard">will seek shelter in anyone other than you, the lover of his devotees, the</text:p>
      <text:p text:style-name="Standard">universal well-wisher? Not only do you grant the desires of your devotees,</text:p>
      <text:p text:style-name="Standard">however trifling, but you are the one who grants your very self, after</text:p>
      <text:p text:style-name="Standard">attaining which there is no further fall (into the meshes of worldly</text:p>
      <text:p text:style-name="Standard">delusion). You have embodied yourself in age after age, whenever the</text:p>
      <text:p text:style-name="Standard">ancient path of right living and enlightenment, the Sanatana Dharma,</text:p>
      <text:p text:style-name="Standard">which has been revealed by you, is in danger of being lost. O Janardana, it</text:p>
      <text:p text:style-name="Standard">is the height of good fortune that you have condescended to come of your</text:p>
      <text:p text:style-name="Standard">own accord to my humble abode. Grant me the ability to cut asunder the</text:p>
      <text:p text:style-name="Standard">cord of attachment, your maya’s creation, for son, wife, wealth, house, and</text:p>
      <text:p text:style-name="Standard">body.”</text:p>
      <text:p text:style-name="Standard">Kamsa had two wives, Asti and Prapti, the daughters of the mighty king</text:p>
      <text:p text:style-name="Standard">of Magadha, called Jarasandha. This king was supposed to be an invincible</text:p>
      <text:p text:style-name="Standard">warrior with the strength of a hundred elephants. After the death of</text:p>
      <text:p text:style-name="Standard">Kamsa, his wives returned to their father and begged him to avenge the</text:p>
      <text:p text:style-name="Standard">death of his son-in-law, their husband. He swore to raze the town of</text:p>
      <text:p text:style-name="Standard"><text:soft-page-break/>Mathura to the ground and exterminate the race of Yadavas completely.</text:p>
      <text:p text:style-name="Standard">This would be an easy matter, he thought, for they were ruled by the</text:p>
      <text:p text:style-name="Standard">doddering old monarch Ugrasena, assisted by that puny upstart cowherd</text:p>
      <text:p text:style-name="Standard">boy! What could they do against the might of the Magadha empire?</text:p>
      <text:p text:style-name="Standard">News of the impending invasion by Jarasandha was brought to Krishna,</text:p>
      <text:p text:style-name="Standard">and he mobilized the Yadava forces to repel the attack. He mustered up as</text:p>
      <text:p text:style-name="Standard">much of a fighting force as he could in so short a period and made</text:p>
      <text:p text:style-name="Standard">Kritavarma the general. The Yadavas had scattered in diverse directions</text:p>
      <text:p text:style-name="Standard">during the rule of Kamsa and had just returned and taken up the threads of</text:p>
      <text:p text:style-name="Standard">their lives. Krishna had hardly any time to put the state in order. But when</text:p>
      <text:p text:style-name="Standard">he heard the reports of the impending attack, he was forced to make fast</text:p>
      <text:p text:style-name="Standard">preparations. The city was ill-prepared to withstand a siege. Krishna knew</text:p>
      <text:p text:style-name="Standard">well the defects of the city and decided that he had to provide a better</text:p>
      <text:p text:style-name="Standard">asylum for his people. For the moment, he could do nothing but make the</text:p>
      <text:p text:style-name="Standard">best use of everything at hand, since Jarasandha was advancing toward</text:p>
      <text:p text:style-name="Standard">Mathura with an army of twenty akshauhinis, or divisions.</text:p>
      <text:p text:style-name="Standard">The Yadava army managed to repulse the attacks of the Magadha hosts</text:p>
      <text:p text:style-name="Standard">many times. In fact, it is said that Jarasandha attacked seventeen times and</text:p>
      <text:p text:style-name="Standard">was repulsed every time. But Krishna knew that they could not hope to</text:p>
      <text:p text:style-name="Standard">hold out much longer. The people were already distressed, normal life had</text:p>
      <text:p text:style-name="Standard">come to a standstill, and yet the forces of the Magadha king, which were</text:p>
      <text:p text:style-name="Standard">coming, continuously replenished, kept attacking. Time after time, the</text:p>
      <text:p text:style-name="Standard">huge army of Jarasandha was completely destroyed by Krishna and</text:p>
      <text:p text:style-name="Standard">Balarama. In fact, the latter managed to catch the king alive and was about</text:p>
      <text:p text:style-name="Standard">to kill him when Krishna stopped him, for the time of his death was not</text:p>
      <text:p text:style-name="Standard">yet nigh. Just when Jarasandha was about to start on his eighteenth</text:p>
      <text:p text:style-name="Standard">expedition, he was joined by Kalayavana, a fierce warrior of foreign</text:p>
      <text:p text:style-name="Standard">origin, who was itching for a fight with some worthy opponent and thought</text:p>
      <text:p text:style-name="Standard">he could find it in Krishna. So he marched to the city of Mathura and laid</text:p>
      <text:p text:style-name="Standard">siege to it.</text:p>
      <text:p text:style-name="Standard">The Lord was very much concerned about the predicament of the</text:p>
      <text:p text:style-name="Standard">Vrishnis, now threatened simultaneously with attack on two fronts, and</text:p>
      <text:p text:style-name="Standard">decided on a stratagem. He slipped out of the city, taking care to allow the</text:p>
      <text:p text:style-name="Standard">Yavana to see him as he pretended to escape. Kalayavana had been given</text:p>
      <text:p text:style-name="Standard">the description of the Lord as wearing a lotus garland and having peacock</text:p>
      <text:p text:style-name="Standard">feathers on his crown. He was exultant when he saw him slip out stealthily,</text:p>
      <text:p text:style-name="Standard">or so he thought. He followed him with great excitement, determined to</text:p>
      <text:p text:style-name="Standard">kill him single-handedly, for if Krishna fell, Mathura would fall. But the</text:p>
      <text:p text:style-name="Standard">Lord was not as easy to catch as he had expected. Slim and slight was his</text:p>
      <text:p text:style-name="Standard">boyish figure, adorned with a simple lotus garland, but he darted hither</text:p>
      <text:p text:style-name="Standard">and thither and led Kalayavana on a merry chase into the hills surrounding</text:p>
      <text:p text:style-name="Standard">the city and disappeared into a cave. Krishna had a special purpose for</text:p>
      <text:p text:style-name="Standard">taking him there.</text:p>
      <text:p text:style-name="Standard">An ancient king of Bharatavarsha called Muchukunda had procured a</text:p>
      <text:p text:style-name="Standard">boon from Indra, the king of the gods, for having helped him defeat the</text:p>
      <text:p text:style-name="Standard">demons. The boon asked by the king was that he should be allowed to</text:p>
      <text:p text:style-name="Standard">sleep in peace for many years, until the advent of the Lord as Krishna, for</text:p>
      <text:p text:style-name="Standard">he was anxious to behold this form of the Lord. Indra granted him this</text:p>
      <text:p text:style-name="Standard">blessing and also promised him that if anyone woke him up before the</text:p>
      <text:p text:style-name="Standard">appointed time, that person would be turned into ashes. This king,</text:p>
      <text:p text:style-name="Standard">Muchukunda, was sleeping in the cave into which Krishna entered.</text:p>
      <text:p text:style-name="Standard">Naturally, Kalayavana was ignorant of all this. He followed the Lord into</text:p>
      <text:p text:style-name="Standard"><text:soft-page-break/>the cave and saw the form of the sleeping king. In the dim light of the</text:p>
      <text:p text:style-name="Standard">cave, he mistook it for Krishna. Not waiting to ascertain further details, he</text:p>
      <text:p text:style-name="Standard">directed a well-aimed kick at the sleeper and said in a loud voice, “Get up,</text:p>
      <text:p text:style-name="Standard">O Yadava! You cannot hope to escape my wrath by resorting to these</text:p>
      <text:p text:style-name="Standard">childish tricks!”</text:p>
      <text:p text:style-name="Standard">Being thus rudely awakened from his sleep of aeons, King Muchukunda</text:p>
      <text:p text:style-name="Standard">turned a baleful eye on the miscreant. Kalayavana was immediately</text:p>
      <text:p text:style-name="Standard">reduced into a heap of ashes. Krishna thereupon emerged from behind the</text:p>
      <text:p text:style-name="Standard">rock, from which vantage point he had been watching the proceedings with</text:p>
      <text:p text:style-name="Standard">interest. Muchukunda’s second boon had been that he would be able to see</text:p>
      <text:p text:style-name="Standard">Vishnu in his avatara as Krishna, and when he saw the divine form that he</text:p>
      <text:p text:style-name="Standard">had been dreaming about for years, he immediately rose up and then</text:p>
      <text:p text:style-name="Standard">prostrated. “Who is it that I am seeing before me? In this mountain cave</text:p>
      <text:p text:style-name="Standard">filled with gloom, the brilliance emanating from you is dispelling the</text:p>
      <text:p text:style-name="Standard">darkness with a glowing light. O great one, please tell me all particulars</text:p>
      <text:p text:style-name="Standard">about yourself, for I consider you to be an incarnation of Lord Vishnu.”</text:p>
      <text:p text:style-name="Standard">To him the Lord replied smilingly, “O honored one, my births, deeds,</text:p>
      <text:p text:style-name="Standard">and names are so numerous that even I cannot recount them all. It may be</text:p>
      <text:p text:style-name="Standard">possible to count the particles of dust on this planet but not the number of</text:p>
      <text:p text:style-name="Standard">my births. But know that in this birth I am incarnated in the line of the</text:p>
      <text:p text:style-name="Standard">Yadus as the son of Vasudeva and am known as Vaasudeva. Because you</text:p>
      <text:p text:style-name="Standard">have worshipped me in the past and have desired to have a vision of me in</text:p>
      <text:p text:style-name="Standard">this form, I have presented myself in this cave. O royal sage, choose</text:p>
      <text:p text:style-name="Standard">whatever boons you want, and I shall grant them accordingly.”</text:p>
      <text:p text:style-name="Standard">The king said, “O Lord, my life until now has been wasted in vain</text:p>
      <text:p text:style-name="Standard">pursuits centering on the feeling that the body is the self. Your mighty</text:p>
      <text:p text:style-name="Standard">power called time reduces to mere dust even a kingly body, encased in</text:p>
      <text:p text:style-name="Standard">silks. So now, having come to my senses, I do not seek any other blessing</text:p>
      <text:p text:style-name="Standard">than service at your feet. Who is it that, having once known you, would</text:p>
      <text:p text:style-name="Standard">ask for any other boon? All material goods are only a means for further</text:p>
      <text:p text:style-name="Standard">bondage. O Spirit Supreme! O refuge of the helpless! I have been reduced</text:p>
      <text:p text:style-name="Standard">to wretchedness by the enemies called passions, which are within me, and</text:p>
      <text:p text:style-name="Standard">I have sought refuge in you. Protect me, O Lord, from the dangers within.”</text:p>
      <text:p text:style-name="Standard">The Lord replied, “Know, O King, that I did not tempt you with boons to</text:p>
      <text:p text:style-name="Standard">test your mastery over your desires but only to show how a devotee with</text:p>
      <text:p text:style-name="Standard">unswerving love for me can never be attached to worldly attractions. I</text:p>
      <text:p text:style-name="Standard">bless you with unshakable and unwavering devotion to me always and</text:p>
      <text:p text:style-name="Standard">under all conditions. Go now and practice austerities to remove the effects</text:p>
      <text:p text:style-name="Standard">of your past karmas. In your next birth, you will be born as a saint with</text:p>
      <text:p text:style-name="Standard">universal love; after that, you will attain me.”</text:p>
      <text:p text:style-name="Standard">Muchukunda, being thus blessed by Krishna, made full prostrations to</text:p>
      <text:p text:style-name="Standard">him and left in a northerly direction for the ancient shrine of Badrinatha,</text:p>
      <text:p text:style-name="Standard">where he meditated on the form of the Lord as Narayana and attained</text:p>
      <text:p text:style-name="Standard">liberation.</text:p>
      <text:p text:style-name="Standard">When he returned to Mathura, Krishna found that the city was being</text:p>
      <text:p text:style-name="Standard">besieged by Jarasandha for the eighteenth and last time. Krishna and</text:p>
      <text:p text:style-name="Standard">Balarama now employed another ruse to lure Jarasandha. They took to</text:p>
      <text:p text:style-name="Standard">their heels as if in fright, right in front of Jarasandha’s eyes, and climbed</text:p>
      <text:p text:style-name="Standard">up a hill. Jarasandha followed them but could find no trace of them. So he</text:p>
      <text:p text:style-name="Standard">heaped firewood around the hill and set fire to it. When the flames started</text:p>
      <text:p text:style-name="Standard">leaping up, Balarama and Krishna, making use of their yogic powers,</text:p>
      <text:p text:style-name="Standard">jumped clear of the flames and made their way back. Jarasandha returned</text:p>
      <text:p text:style-name="Standard"><text:soft-page-break/>home feeling satisfied that he had seen the last of his two troublesome</text:p>
      <text:p text:style-name="Standard">enemies, and he told anyone who cared to listen that he had just returned</text:p>
      <text:p text:style-name="Standard">after making a bonfire of the two Yadava brothers.</text:p>
      <text:p text:style-name="Standard">It was at this time that Raivata, the king of the land of Anarta, offered</text:p>
      <text:p text:style-name="Standard">his daughter Revati in marriage to Balarama. Part of the kingdom was also</text:p>
      <text:p text:style-name="Standard">given as dowry. For sometime now, Krishna had been thinking that</text:p>
      <text:p text:style-name="Standard">Mathura was in too vulnerable a position to be defended and that they</text:p>
      <text:p text:style-name="Standard">should change their capital to a safer place. The island of Dwaraka, which</text:p>
      <text:p text:style-name="Standard">lay just beyond the peninsula that Balarama had received as a bride price,</text:p>
      <text:p text:style-name="Standard">was a natural fortress, surrounded as it was by the sea on all sides. By his</text:p>
      <text:p text:style-name="Standard">yogic powers, Krishna made a wonderful city on this island, with properly</text:p>
      <text:p text:style-name="Standard">planned highways, flower gardens, beautiful mansions and palaces, parks,</text:p>
      <text:p text:style-name="Standard">temples, and lakes. He employed the celestial architect, Vishwakarma, to</text:p>
      <text:p text:style-name="Standard">get the town built. The Yadavas were transported to the island fortress of</text:p>
      <text:p text:style-name="Standard">Dwaraka, while Krishna and Balarama lured Jarasandha away.</text:p>
      <text:p text:style-name="Standard">Under the guidance of the Lord, the Vrishnis became one of the most</text:p>
      <text:p text:style-name="Standard">powerful people in Bharatavarsha, as India was known in those days.</text:p>
      <text:p text:style-name="Standard">Those were stirring days in the country, and the position of Krishna in the</text:p>
      <text:p text:style-name="Standard">powerful Vrishni state placed him in the forefront of the affairs of the</text:p>
      <text:p text:style-name="Standard">country. Kings sought his approval and the alliance of his people. It was</text:p>
      <text:p text:style-name="Standard">never his way, however, to interfere personally in the affairs of any state.</text:p>
      <text:p text:style-name="Standard">Instead, he chose certain agents who advanced the course of history for the</text:p>
      <text:p text:style-name="Standard">fulfillment of the cosmic purpose. For himself, he regarded the whole of</text:p>
      <text:p text:style-name="Standard">life as if it were a sort of play at which he was the audience. Thus, he</text:p>
      <text:p text:style-name="Standard">allowed events to work themselves out even though this led in the end to</text:p>
      <text:p text:style-name="Standard">the self-destruction of all things. But the body was not his concern; he had</text:p>
      <text:p text:style-name="Standard">come to ensure the spiritual evolution of all humankind and to reestablish</text:p>
      <text:p text:style-name="Standard">on a firm footing the ancient law of righteousness, the Sanatana Dharma.</text:p>
      <text:p text:style-name="Standard">In this objective, his main agents were the Pandavas, who belonged to</text:p>
      <text:p text:style-name="Standard">the Kuru dynasty, which ruled over a vast portion of the north. The great</text:p>
      <text:p text:style-name="Standard">epic, the Mahabharata, deals in great detail with the fortunes of this</text:p>
      <text:p text:style-name="Standard">dynasty and contains the first authentic account of the life of Krishna. The</text:p>
      <text:p text:style-name="Standard">life of Krishna would not be complete without an account of the Pandavas.</text:p>
      <text:p text:style-name="Standard">Veda Vyasa, the grandson of the great sage Vasishta, was the author of</text:p>
      <text:p text:style-name="Standard">the Mahabharata. He was the son of the sage Parasara and the fisherwoman</text:p>
      <text:p text:style-name="Standard">Satyavati, who later married the Kuru king, Santanu.</text:p>
      <text:p text:style-name="Standard">King Santanu’s first wife was the goddess Ganga, by whom he had a son</text:p>
      <text:p text:style-name="Standard">called Bhishma. After the birth of their son, Ganga left him, and the king</text:p>
      <text:p text:style-name="Standard">was bereft for many years. At last, he met Satyavati whom he wanted to</text:p>
      <text:p text:style-name="Standard">marry, but her father refused to allow him to marry her unless he promised</text:p>
      <text:p text:style-name="Standard">that her children would be the heirs. Santanu was loath to agree to this,</text:p>
      <text:p text:style-name="Standard">since his eldest son Bhishma had already been proclaimed as heir apparent</text:p>
      <text:p text:style-name="Standard">and he was a most noble lad, beloved by all. But Bhishma came to know of</text:p>
      <text:p text:style-name="Standard">his father’s predicament, and he took an oath that he would remain a</text:p>
      <text:p text:style-name="Standard">lifelong celibate and would never demand the kingdom.</text:p>
      <text:p text:style-name="Standard">Thus Santanu married Satyavati and had two sons called Vichitravirya</text:p>
      <text:p text:style-name="Standard">and Chitrangada. Chitrangada died at an early age. When it was time for</text:p>
      <text:p text:style-name="Standard">Vichitravirya to marry, Bhishma represented him at the swayamvara of the</text:p>
      <text:p text:style-name="Standard">daughters of the king of Kasi and brought away the three princesses, called</text:p>
      <text:p text:style-name="Standard">Amba, Ambika, and Ambalika. On the way, Amba revealed that she had</text:p>
      <text:p text:style-name="Standard">already given her heart to King Salva, and so Bhishma sent her back to</text:p>
      <text:p text:style-name="Standard">him. The latter, however, refused to accept her, since she had been</text:p>
      <text:p text:style-name="Standard"><text:soft-page-break/>forcefully abducted by Bhishma in the presence of all other suitors. So</text:p>
      <text:p text:style-name="Standard">Amba returned and asked Bhishma to marry her, but he refused. She swore</text:p>
      <text:p text:style-name="Standard">vengeance against Bhishma. She went to the forest and practiced severe</text:p>
      <text:p text:style-name="Standard">austerities, gave up her life, and was reborn as Shikandini, the daughter of</text:p>
      <text:p text:style-name="Standard">King Drupada of Panchala. As she grew up, she remembered her past, went</text:p>
      <text:p text:style-name="Standard">to the forest again to practice severe austerities, and became transformed</text:p>
      <text:p text:style-name="Standard">into a male, known as Shikandin, the destined slayer of Bhishma.</text:p>
      <text:p text:style-name="Standard">Vichitravirya died after some years of marriage with his two wives</text:p>
      <text:p text:style-name="Standard">Ambika and Ambalika, leaving no issue, and Satyavati’s father’s ambition</text:p>
      <text:p text:style-name="Standard">came to naught. Determined to preserve the line of the Kurus, Satyavati</text:p>
      <text:p text:style-name="Standard">tried to persuade Bhishma to marry his sisters-in-law, but he was</text:p>
      <text:p text:style-name="Standard">unshakable in his resolve to keep the oath of celibacy he had taken up, for</text:p>
      <text:p text:style-name="Standard">her sake alone. Satyavati was forced to summon her eldest son, the sage</text:p>
      <text:p text:style-name="Standard">Vyasa, and beg him to cohabit with her daughters-in-law, thus allowing the</text:p>
      <text:p text:style-name="Standard">lineage to continue. According to rule, a childless widow could beget</text:p>
      <text:p text:style-name="Standard">children through a holy man who had transcended body consciousness in</text:p>
      <text:p text:style-name="Standard">order to continue the line of her departed husband, and the children would</text:p>
      <text:p text:style-name="Standard">be known as her husband’s children.</text:p>
      <text:p text:style-name="Standard">Ambika and Ambalika had to be coaxed to accept Vyasa, who had the</text:p>
      <text:p text:style-name="Standard">unkempt appearance of a yogi. The former closed her eyes in horror as he</text:p>
      <text:p text:style-name="Standard">approached, and her son, called Dhritarashtra, was born blind. Ambalika</text:p>
      <text:p text:style-name="Standard">turned pale with fright at the sage’s visage, and she had a son called Pandu,</text:p>
      <text:p text:style-name="Standard">who was extremely pale. The queen mother persuaded Ambika to accept</text:p>
      <text:p text:style-name="Standard">Vyasa once more, but she shuddered in horror and sent her maid instead.</text:p>
      <text:p text:style-name="Standard">The maid received the sage with all due honors and was blessed by a</text:p>
      <text:p text:style-name="Standard">highly virtuous and wise son, called Vidura, who was supposed to be the</text:p>
      <text:p text:style-name="Standard">incarnation of Yama, the god of death and righteousness.</text:p>
      <text:p text:style-name="Standard">Until the children came of age, Bhishma directed the affairs of the Kuru</text:p>
      <text:p text:style-name="Standard">kingdom. As Dhritarashtra was blind, the younger son, Pandu, was</text:p>
      <text:p text:style-name="Standard">crowned king and made commander-in-chief of the army, and Vidura, who</text:p>
      <text:p text:style-name="Standard">was a repository of wisdom and knowledge, was made the prime minister.</text:p>
      <text:p text:style-name="Standard">Once again, Bhishma looked around for suitable brides for his nephews.</text:p>
      <text:p text:style-name="Standard">Gandhari, daughter of the king of Gandhara (modern Afghanistan), agreed</text:p>
      <text:p text:style-name="Standard">to wed the blind Dhritarashtra. Determined that she would not enjoy the</text:p>
      <text:p text:style-name="Standard">sight of a world that her husband could not see, she blindfolded herself</text:p>
      <text:p text:style-name="Standard">with a scarf for the rest of her life. To protect her interests, her elder</text:p>
      <text:p text:style-name="Standard">brother Shakuni was sent to live in the Kuru capital of Hastinapura.</text:p>
      <text:p text:style-name="Standard">Vasudeva, the father of Krishna, was the son of Sura, who had a daughter</text:p>
      <text:p text:style-name="Standard">called Pritha, who later came to be known as Kunti, for she was adopted by</text:p>
      <text:p text:style-name="Standard">the king Kuntibhoja. As a young girl, she had received a boon from the</text:p>
      <text:p text:style-name="Standard">sage Durvasa that she could invoke any god she chose with a mantra and</text:p>
      <text:p text:style-name="Standard">he would bless her with a child. The innocent Kunti, in order to test the</text:p>
      <text:p text:style-name="Standard">efficacy of the mantra, invoked the sun god, Surya, who gave her a divine</text:p>
      <text:p text:style-name="Standard">child, born with shining armor and earrings, later known as Karna. Since</text:p>
      <text:p text:style-name="Standard">she was still unwed when she begot the child, she placed the baby in a</text:p>
      <text:p text:style-name="Standard">casket and floated it down the Ganga, where it was rescued by a charioteer</text:p>
      <text:p text:style-name="Standard">from Hastinapura called Adhiratha. He and his wife Radha brought up the</text:p>
      <text:p text:style-name="Standard">child as their own. Since his foster mother was Radha, the boy was called</text:p>
      <text:p text:style-name="Standard">Radheya.</text:p>
      <text:p text:style-name="Standard">Soon after this incident, Kunti was given in marriage to Prince Pandu of</text:p>
      <text:p text:style-name="Standard">Hastinapura, who later also wed Madri, the princess of Madra. Once when</text:p>
      <text:p text:style-name="Standard">Pandu was hunting in the forest, he shot and killed a mating deer, who</text:p>
      <text:p text:style-name="Standard"><text:soft-page-break/>cursed him that he would die if he ever had relations with his wives. The</text:p>
      <text:p text:style-name="Standard">grief-stricken Pandu then decided to renounce the world and live in the</text:p>
      <text:p text:style-name="Standard">forest, but his two queens were determined to accompany him. After some</text:p>
      <text:p text:style-name="Standard">years in the forest, Pandu became anxious to have progeny, but since he</text:p>
      <text:p text:style-name="Standard">had the curse, he knew he could not procreate sons on his wives. It was at</text:p>
      <text:p text:style-name="Standard">this time that Kunti told him of the mantra given to her by the far-seeing</text:p>
      <text:p text:style-name="Standard">sage, Durvasa. Pandu was overjoyed and suggested that she invoke</text:p>
      <text:p text:style-name="Standard">Yamadharma, the god of righteousness. From him, Kunti gave birth to a</text:p>
      <text:p text:style-name="Standard">son called Yudhishtira, who was famous for his righteousness. A year</text:p>
      <text:p text:style-name="Standard">later, Kunti invoked Vayu, the lord of the winds, and by him she begot a</text:p>
      <text:p text:style-name="Standard">strong son called Bhima. In the meantime at Hastinapura, Gandhari gave</text:p>
      <text:p text:style-name="Standard">birth to a hundred sons and one daughter; the eldest son was known as</text:p>
      <text:p text:style-name="Standard">Duryodhana. As soon as he was born, all sorts of ill omens were seen.</text:p>
      <text:p text:style-name="Standard">Vidura prophesied that this child would bring about the destruction of their</text:p>
      <text:p text:style-name="Standard">dynasty and that he should be destroyed at once, but Dhritarashtra refused.</text:p>
      <text:p text:style-name="Standard">Meanwhile in the forest, Kunti invoked Indra, the king of the gods, and</text:p>
      <text:p text:style-name="Standard">was blessed with a famous son called Arjuna. Madri now wanted a son too,</text:p>
      <text:p text:style-name="Standard">so Kunti taught her the mantra, and she invoked the twin gods, the Aswini</text:p>
      <text:p text:style-name="Standard">Kumaras, who gave her twins called Nakula and Sahadeva. These five sons</text:p>
      <text:p text:style-name="Standard">of Pandu came to be known collectively as the Pandavas, and they were</text:p>
      <text:p text:style-name="Standard">the ones chosen by Krishna to direct the course of events in the history of</text:p>
      <text:p text:style-name="Standard">Bharatavarsha.</text:p>
      <text:p text:style-name="Standard">Just prior to Arjuna’s birth, an event of great importance had taken place</text:p>
      <text:p text:style-name="Standard">in a little prison cell at Mathura. The Lord Vishnu had incarnated himself</text:p>
      <text:p text:style-name="Standard">as Krishna, son of Vasudeva and Devaki. There was a strong bond between</text:p>
      <text:p text:style-name="Standard">Krishna and Arjuna, and it was to him that the Lord gave the wonderful</text:p>
      <text:p text:style-name="Standard">message known as the Srimad Bhagavad Gita.</text:p>
      <text:p text:style-name="Standard">The Pandavas were brought up in the forest for sixteen years, until</text:p>
      <text:p text:style-name="Standard">Pandu died. His second wife immolated herself in his funeral fire, and</text:p>
      <text:p text:style-name="Standard">Kunti was left alone to look after the five boys. The sages of the forest</text:p>
      <text:p text:style-name="Standard">persuaded her to take her sons to Hastinapura and stake Yudhishtira’s</text:p>
      <text:p text:style-name="Standard">claim to the throne of the Kurus, for he was the eldest son. Bhishma</text:p>
      <text:p text:style-name="Standard">welcomed them with open arms and arranged for their education, together</text:p>
      <text:p text:style-name="Standard">with the hundred sons of Dhritarashtra, who were collectively known as</text:p>
      <text:p text:style-name="Standard">the Kauravas. Duryodhana was the same age as Bhima, the second of the</text:p>
      <text:p text:style-name="Standard">Pandavas. He was a haughty and wicked child, doted on by his blind</text:p>
      <text:p text:style-name="Standard">father, Dhritarashtra, and encouraged in his wickedness by his uncle</text:p>
      <text:p text:style-name="Standard">Shakuni. When they came to Hastinapura, the Pandavas enjoyed for the</text:p>
      <text:p text:style-name="Standard">first time the luxuries of palace life. They were taught the princely arts by</text:p>
      <text:p text:style-name="Standard">their tutor, Kripa. Later, the great teacher and archer Dronacharya, or</text:p>
      <text:p text:style-name="Standard">Drona, was brought there by Bhishma to teach the princes all the kingly</text:p>
      <text:p text:style-name="Standard">arts.</text:p>
      <text:p text:style-name="Standard">Much to the chagrin of their cousins, the Pandavas excelled in</text:p>
      <text:p text:style-name="Standard">everything—studies, games, and the art of warfare. They were also wise,</text:p>
      <text:p text:style-name="Standard">obedient, and polite. Bhima, especially, was a thorn in the side of his</text:p>
      <text:p text:style-name="Standard">cousin Duryodhana, whose boyish envy was fanned to flames by his uncle</text:p>
      <text:p text:style-name="Standard">and evil counselor, Shakuni. Aided by him, Duryodhana tried many</text:p>
      <text:p text:style-name="Standard">methods to kill Bhima, including poisoning and drowning. But, by the</text:p>
      <text:p text:style-name="Standard">grace of the Divine, Bhima escaped from all these dangers and became</text:p>
      <text:p text:style-name="Standard">stronger than ever.</text:p>
      <text:p text:style-name="Standard">At the end of their period of studies, Drona arranged for a tournament, in</text:p>
      <text:p text:style-name="Standard">which the princes could show off their prowess. Arjuna was Drona’s star</text:p>
      <text:p text:style-name="Standard"><text:soft-page-break/>pupil and his favorite, so he was kept until the last. After he had exhibited</text:p>
      <text:p text:style-name="Standard">his skill in archery, another young man, wearing golden armor and</text:p>
      <text:p text:style-name="Standard">earrings, came into the arena and proved himself equal, if not superior, to</text:p>
      <text:p text:style-name="Standard">Arjuna. This was no other than Karna, the eldest son of Kunti and the half</text:p>
      <text:p text:style-name="Standard">brother of the Pandavas. Of course, no one guessed his identity and all</text:p>
      <text:p text:style-name="Standard">thought him to be the son of the charioteer Adhiratha. Duryodhana,</text:p>
      <text:p text:style-name="Standard">however, was quick to see possibilities, so he promptly struck up a</text:p>
      <text:p text:style-name="Standard">friendship with Karna and bestowed on him the title of the Prince of Anga.</text:p>
      <text:p text:style-name="Standard">This gave Karna the status necessary to challenge the Pandavas, if need be,</text:p>
      <text:p text:style-name="Standard">for only those of equal status could challenge each other. Karna was deeply</text:p>
      <text:p text:style-name="Standard">grateful to Duryodhana for this and swore allegiance to him for the rest of</text:p>
      <text:p text:style-name="Standard">his life.</text:p>
      <text:p text:style-name="Standard">The military training of the princes now drew to a close. Drona then</text:p>
      <text:p text:style-name="Standard">demanded his guru-dakshina, or fee. He had a grudge againt Drupada, the</text:p>
      <text:p text:style-name="Standard">king of Panchala, for he had not kept a promise he had made to him in his</text:p>
      <text:p text:style-name="Standard">youth. Drona never forgave Drupada for this, and now the end of the</text:p>
      <text:p text:style-name="Standard">training of the Kuru princes, Drona demanded as his guru-dakshina that</text:p>
      <text:p text:style-name="Standard">Drupada be captured alive and brought to him. Arjuna was the one who</text:p>
      <text:p text:style-name="Standard">managed to do this. Drona’s love for Arjuna grew with this</text:p>
      <text:p text:style-name="Standard">accomplishment, and he released Drupada unharmed, for all he wanted</text:p>
      <text:p text:style-name="Standard">was to humble his pride. Drupada, however, became obsessed with</text:p>
      <text:p text:style-name="Standard">thoughts of revenge upon Drona. He was also filled with admiration for</text:p>
      <text:p text:style-name="Standard">Arjuna’s prowess. He swore that his son, Drishtadyumna, would kill Drona</text:p>
      <text:p text:style-name="Standard">and that his daughter, Draupadi, would marry Arjuna.</text:p>
      <text:p text:style-name="Standard">When Yudhishtira came of age, he was crowned yuvaraja, or crown</text:p>
      <text:p text:style-name="Standard">prince. The blind king would have preferred to crown his own son, but he</text:p>
      <text:p text:style-name="Standard">had to bow to the wishes of the people as well as to those of the elders like</text:p>
      <text:p text:style-name="Standard">Bhishma, Drona, and Vidura. Within a year of installation as heir apparent,</text:p>
      <text:p text:style-name="Standard">Yudhishtira proved himself fully worthy of the choice, though he was only</text:p>
      <text:p text:style-name="Standard">eighteen years of age. In the meantime, Bhima and Duryodhana had</text:p>
      <text:p text:style-name="Standard">become Balarama’s pupils in order to learn the art of mace fighting. In</text:p>
      <text:p text:style-name="Standard">fact, Duryodhana became his favorite pupil! Arjuna’s forte was archery,</text:p>
      <text:p text:style-name="Standard">and Drona taught him all he knew, some of which was kept a secret even</text:p>
      <text:p text:style-name="Standard">from his own son, Aswatthama, whom he knew to be unworthy of this gift.</text:p>
      <text:p text:style-name="Standard">Drona also advised Arjuna to be devoted to his cousin Krishna, who was</text:p>
      <text:p text:style-name="Standard">the embodiment of divinity.</text:p>
      <text:p text:style-name="Standard">Duryodhana’s jealousy increased day by day when he saw how everyone</text:p>
      <text:p text:style-name="Standard">doted on the Pandavas and how Arjuna had even conquered several</text:p>
      <text:p text:style-name="Standard">kingdoms. However he could do nothing against the Pandavas for the time</text:p>
      <text:p text:style-name="Standard">being, for public support was entirely for them.</text:p>
      <text:p text:style-name="Standard">Far away in Dwaraka, Lord Krishna knew of the plots being brewed in</text:p>
      <text:p text:style-name="Standard">Hastinapura and feared for the safety of his cousins. To try to avert the</text:p>
      <text:p text:style-name="Standard">threatening storm, if possible, he sent Akrura to Hastinapura. Akrura went</text:p>
      <text:p text:style-name="Standard">and stayed for some months in the capital of the Kurus to gauge the pulse</text:p>
      <text:p text:style-name="Standard">of the city, and he realized that, although on the surface everything seemed</text:p>
      <text:p text:style-name="Standard">smooth, the palace was a bed of intrigue in which plots and counterplots</text:p>
      <text:p text:style-name="Standard">were being hatched by Duryodhana to evict the Pandavas from the</text:p>
      <text:p text:style-name="Standard">kingdom and grab the throne for himself. Kunti spoke to him in private</text:p>
      <text:p text:style-name="Standard">and told him that she lived in the palace like a doe, surrounded by a pack</text:p>
      <text:p text:style-name="Standard">of wolves. Except for Vidura, there was none she could trust or talk to, and</text:p>
      <text:p text:style-name="Standard">she lived in mortal fear for the lives of her sons. “Krishna! O Krishna!”</text:p>
      <text:p text:style-name="Standard">she cried, “pray protect me and my children, who are in extreme distress. I</text:p>
      <text:p text:style-name="Standard"><text:soft-page-break/>do not find any other support than your lotus feet!”</text:p>
      <text:p text:style-name="Standard">Akrura comforted her as best as he could and told her not to worry, for</text:p>
      <text:p text:style-name="Standard">the Lord was well aware of her plight and had sent him especially to</text:p>
      <text:p text:style-name="Standard">console her. Akrura then approached Dhritarashtra and warned him against</text:p>
      <text:p text:style-name="Standard">the folly of treating his brother’s children badly. The blind king agreed</text:p>
      <text:p text:style-name="Standard">with all that was being said to him, but he proved himself too weak to go</text:p>
      <text:p text:style-name="Standard">against the wishes of his son, Duryodhana.</text:p>
      <text:p text:style-name="Standard">The growing popularity of the Pandavas only served to fan the flames of</text:p>
      <text:p text:style-name="Standard">jealousy that were gnawing at Duryodhana’s vitals. At last, unable to bear</text:p>
      <text:p text:style-name="Standard">it any longer, he approached his father and threatened to commit suicide if</text:p>
      <text:p text:style-name="Standard">something was not done to “remove” the Pandavas. The father demurred at</text:p>
      <text:p text:style-name="Standard">first, but eventually gave in. He summoned Yudhishtira and invited him</text:p>
      <text:p text:style-name="Standard">and his brothers to spend a holiday with their mother at the holy city of</text:p>
      <text:p text:style-name="Standard">Varanavata, considered sacred to Lord Shiva. In the meantime,</text:p>
      <text:p text:style-name="Standard">Duryodhana, aided by his uncle Sakuni, his brother Dussasana, and his</text:p>
      <text:p text:style-name="Standard">friend Karna, had constructed a guest house at Varanavata made of lac, a</text:p>
      <text:p text:style-name="Standard">highly inflammable material, for the Pandavas. The plan was to burn them</text:p>
      <text:p text:style-name="Standard">alive after a year, when all suspicions had died down. But thanks to their</text:p>
      <text:p text:style-name="Standard">wise and virtuous uncle, Vidura, who was constantly alert to Duryodhana’s</text:p>
      <text:p text:style-name="Standard">machinations, Yudhishtira was warned of the possible danger. Vidura had</text:p>
      <text:p text:style-name="Standard">also seen to it that a secret passage was made from the palace to the forest,</text:p>
      <text:p text:style-name="Standard">through which they could make an escape when the need arose.</text:p>
      <text:p text:style-name="Standard">The people of Varanavata were delighted to have their crown prince in</text:p>
      <text:p text:style-name="Standard">their midst, but the Pandavas were well aware of the time bomb on which</text:p>
      <text:p text:style-name="Standard">they were sitting, and Kunti directed Bhima to keep watch and alert them</text:p>
      <text:p text:style-name="Standard">when the time for action arose. He made a study of the surrounding forest</text:p>
      <text:p text:style-name="Standard">and planned their escape. Exactly a year later, the fateful day of amavasya,</text:p>
      <text:p text:style-name="Standard">or the new moon, when the night was at its darkest, the attack was</text:p>
      <text:p text:style-name="Standard">supposed to take place. However, Bhima invited Purochana, who had been</text:p>
      <text:p text:style-name="Standard">commissioned by Duryodhana to do the fateful act, for dinner at the</text:p>
      <text:p text:style-name="Standard">palace, and having plied him with liquor, Bhima himself set fire to the</text:p>
      <text:p text:style-name="Standard">building and escaped with his brother and his mother into the forest. News</text:p>
      <text:p text:style-name="Standard">of the disaster spread like wildfire through the country. The Kauravas</text:p>
      <text:p text:style-name="Standard">secretly rejoiced, while others mourned. Only Vidura, Bhishma, and</text:p>
      <text:p text:style-name="Standard">Krishna knew that the Pandavas had escaped. From then on, the Lord kept</text:p>
      <text:p text:style-name="Standard">a close watch over the movements of the five brothers. He guided them</text:p>
      <text:p text:style-name="Standard">through their stay in the forest and ever afterward, during their stormy</text:p>
      <text:p text:style-name="Standard">career, for they were his chosen instruments in the propagation of the</text:p>
      <text:p text:style-name="Standard">eternal dharma in Bharatavarsha.</text:p>
      <text:p text:style-name="Standard">Hari Aum Tat Sat</text:p>
      <text:p text:style-name="Standard">Aum Madhavaya Namaha!</text:p>
      <text:p text:style-name="Standard">14</text:p>
      <text:p text:style-name="Standard">Abduction of Rukmini</text:p>
      <text:p text:style-name="Standard">Jayathu Jayathu Devo Devakinandanoyam,</text:p>
      <text:p text:style-name="Standard">Jayathu Jayathu Krishno Vrishnivamsa Pradipa,</text:p>
      <text:p text:style-name="Standard">Jayathu Jayathu Meghashyamala Komalango,</text:p>
      <text:p text:style-name="Standard">Jayathu Jayathu Prithvibharanasho Mukunda.</text:p>
      <text:p text:style-name="Standard">Victory to the Supreme Divinity born as the delightful child of</text:p>
      <text:p text:style-name="Standard">Devaki.</text:p>
      <text:p text:style-name="Standard">Victory to Sri Krishna who is the enlightener of the race of the</text:p>
      <text:p text:style-name="Standard">Vrishnis.</text:p>
      <text:p text:style-name="Standard">Victory to Mukunda (Krishna), who removes the burden of the</text:p>
      <text:p text:style-name="Standard"><text:soft-page-break/>earth, caused by the wicked.</text:p>
      <text:p text:style-name="Standard">FROM “MUKUNDAMALA” BY KULASHEKHARA ALVAR</text:p>
      <text:p text:style-name="Standard">Soon after the defeat of Jarasandha, Balarama’s marriage took place to</text:p>
      <text:p text:style-name="Standard">Revathi. It was after this that Krishna built the city of Dwaraka and shifted</text:p>
      <text:p text:style-name="Standard">his entire clan to the island fortress. Now he was free to see to his own</text:p>
      <text:p text:style-name="Standard">personal affairs, and he made his first marital alliance—with Rukmini, the</text:p>
      <text:p text:style-name="Standard">daughter of King Bhishmaka of the country of Vidarbha. The king had five</text:p>
      <text:p text:style-name="Standard">sons and one daughter, noted for her beauty. The eldest child, a son, was</text:p>
      <text:p text:style-name="Standard">called Rukmi, and the youngest was a daughter called Rukmini. She had a</text:p>
      <text:p text:style-name="Standard">character to match the loveliness of her face, and many were the princes</text:p>
      <text:p text:style-name="Standard">who aspired for her hand. But she did not give a thought to any of them.</text:p>
      <text:p text:style-name="Standard">Her grandfather was a great devotee of Lord Krishna, and from childhood</text:p>
      <text:p text:style-name="Standard">she had grown up hearing stories about Krishna. She vowed that she would</text:p>
      <text:p text:style-name="Standard">marry none other than the prince of the Yadavas. The sage Narada used to</text:p>
      <text:p text:style-name="Standard">visit the palace often and regale her with stories of the greatness of</text:p>
      <text:p text:style-name="Standard">Krishna, who was none other than Lord Vishnu. He also informed her that</text:p>
      <text:p text:style-name="Standard">she herself was the incarnation of Lakshmi Devi, the consort of Vishnu,</text:p>
      <text:p text:style-name="Standard">and that Krishna alone was the fitting groom for her. Thus, from the age of</text:p>
      <text:p text:style-name="Standard">five onward, her heart was completely fixed on the Lord. Though her</text:p>
      <text:p text:style-name="Standard">father and grandfather were very happy with her choice, her eldest brother</text:p>
      <text:p text:style-name="Standard">Rukmi was determined to give her in marriage to his friend Shishupala,</text:p>
      <text:p text:style-name="Standard">the prince of Chedi, who was Krishna’s cousin. Jarasandha, who was still</text:p>
      <text:p text:style-name="Standard">rankling from his defeat at the hands of the upstarts, Krishna and</text:p>
      <text:p text:style-name="Standard">Balarama, was also nursing his grievance and biding his time to put down</text:p>
      <text:p text:style-name="Standard">the might of the Yadavas. He had formed an alliance with King Bhishmaka</text:p>
      <text:p text:style-name="Standard">of Vidarbha and King Dhamaghosha of Chedi. He gave his own</text:p>
      <text:p text:style-name="Standard">granddaughter to Rukmi and urged him to get his sister to marry</text:p>
      <text:p text:style-name="Standard">Shishupala, son of Dhamaghosha. So Rukmi, without consulting either his</text:p>
      <text:p text:style-name="Standard">father or sister, arranged for a swayamvara, or wedding ceremony, for his</text:p>
      <text:p text:style-name="Standard">sister at Kundinapura, the capital of Vidarbha. Normally, many kings were</text:p>
      <text:p text:style-name="Standard">invited to a swayamvara, and the bride could make her choice from among</text:p>
      <text:p text:style-name="Standard">them, but this swayamvara was only a farce, for Rukmi was determined to</text:p>
      <text:p text:style-name="Standard">get her to marry the groom of his choice. He knew of her predilection for</text:p>
      <text:p text:style-name="Standard">Krishna and feared that she might refuse if she were given an ultimatum to</text:p>
      <text:p text:style-name="Standard">marry Shishupala. All arrangements were made and invitations were sent</text:p>
      <text:p text:style-name="Standard">to all places, except Dwaraka, before Rukmini was told. She was horrified</text:p>
      <text:p text:style-name="Standard">when she heard this and pleaded with her father to intercede, but he was</text:p>
      <text:p text:style-name="Standard">too old and frail and was a ruler in name alone. All decisions were in the</text:p>
      <text:p text:style-name="Standard">hands of his son, and Rukmi would brook no arguments. In vain she</text:p>
      <text:p text:style-name="Standard">begged her other brothers, but they were deaf to her pleas. At last, on the</text:p>
      <text:p text:style-name="Standard">morn of the day previous to her wedding, alone and bereft, she lay in her</text:p>
      <text:p text:style-name="Standard">bedroom sobbing her heart out, when suddenly, there was a gentle knock at</text:p>
      <text:p text:style-name="Standard">the door. She did not hear, so the door opened a crack and in stepped a</text:p>
      <text:p text:style-name="Standard">Brahmin of noble mien.</text:p>
      <text:p text:style-name="Standard">“My lady! Why do you weep so?” he asked. “It is your wedding eve, and</text:p>
      <text:p text:style-name="Standard">you should be rejoicing rather than weeping!”</text:p>
      <text:p text:style-name="Standard">“I would rather it were the eve of my funeral,” Rukmini said in a low</text:p>
      <text:p text:style-name="Standard">voice, averting her face so that he could not see its tear-stained state.</text:p>
      <text:p text:style-name="Standard">“I’m but a humble Brahmin, but I have known you from the time you</text:p>
      <text:p text:style-name="Standard">were a child, and I would gladly do anything I can to help you. You have</text:p>
      <text:p text:style-name="Standard">but to order me.”</text:p>
      <text:p text:style-name="Standard">Startled at this last-minute offer of help from such an unexpected</text:p>
      <text:p text:style-name="Standard"><text:soft-page-break/>quarter, she looked up and was struck with a daring idea. Her cheeks</text:p>
      <text:p text:style-name="Standard">flushed and her heart beat fast at the audacity of what she had in mind, but</text:p>
      <text:p text:style-name="Standard">without pausing to conjecture and weigh the pros and cons, she made an</text:p>
      <text:p text:style-name="Standard">immediate decision, since that appeared to be her only hope. It is said that</text:p>
      <text:p text:style-name="Standard">the Lord, in order to test her determination, had waited till the last</text:p>
      <text:p text:style-name="Standard">moment before instigating the Brahmin to go to her aid.</text:p>
      <text:p text:style-name="Standard">“O revered one! Will you take a letter to my Lord Krishna, scion of the</text:p>
      <text:p text:style-name="Standard">Yadava race, residing at Dwaraka, and bring back a reply before the</text:p>
      <text:p text:style-name="Standard">wedding, which takes place the day after tomorrow?” Rukmini asked</text:p>
      <text:p text:style-name="Standard">timidly.</text:p>
      <text:p text:style-name="Standard">“Certainly,” said the Brahmin. “I will willingly do anything for you.”</text:p>
      <text:p text:style-name="Standard">Not by a word or a flicker of an eyelid did he betray the fact that he</text:p>
      <text:p text:style-name="Standard">thought it unusual for a gentle nurtured girl, a princess of her standing, to</text:p>
      <text:p text:style-name="Standard">be writing letters to someone she did not know, especially on the eve of</text:p>
      <text:p text:style-name="Standard">her wedding! Neither did Rukmini cast a thought to the correctness of her</text:p>
      <text:p text:style-name="Standard">behavior. All she knew was that if she could not have Lord Krishna as her</text:p>
      <text:p text:style-name="Standard">husband, she would rather die, and since death held no charms for her at</text:p>
      <text:p text:style-name="Standard">the moment, she had to make an all-out effort to save herself. Rukmini’s</text:p>
      <text:p text:style-name="Standard">behavior both before and after this episode is so full of womanly modesty</text:p>
      <text:p text:style-name="Standard">and charm that it is difficult to imagine how she ever bolstered up the</text:p>
      <text:p text:style-name="Standard">courage for such a bold move. However, the explanation is simple. Like</text:p>
      <text:p text:style-name="Standard">the gopis, her love was so great that her ego was completely obliterated,</text:p>
      <text:p text:style-name="Standard">and her natural tendencies could not act as an obstacle to her union with</text:p>
      <text:p text:style-name="Standard">the Lord. She felt that she was about to submerge in the waters of samsara,</text:p>
      <text:p text:style-name="Standard">and the only one who could save her was the Lord of her heart, who was</text:p>
      <text:p text:style-name="Standard">also God incarnate. Naturally, she clutched at whatever means were</text:p>
      <text:p text:style-name="Standard">offered to her.</text:p>
      <text:p text:style-name="Standard">“Make haste, O noble one!” she said. “Take the fastest horse and speed</text:p>
      <text:p text:style-name="Standard">away to Dwaraka and back, for if he fails to arrive at the appointed time, I</text:p>
      <text:p text:style-name="Standard">shall surely put an end to my life!”</text:p>
      <text:p text:style-name="Standard">The Brahmin disappeared in a trice. What powers he used to make the</text:p>
      <text:p text:style-name="Standard">long journey from Vidarbha to Dwaraka in such a short time is anybody’s</text:p>
      <text:p text:style-name="Standard">guess. Rukmini spent the rest of the time in an agony of suspense, at times</text:p>
      <text:p text:style-name="Standard">elated, at times cast into despair. Sometimes she would think, “He’s the</text:p>
      <text:p text:style-name="Standard">Lord of all. Surely he will not forsake me.” Then she would say, “I’m so</text:p>
      <text:p text:style-name="Standard">unworthy, how can he ever want to marry me?” Thus, she spent the day</text:p>
      <text:p text:style-name="Standard">and night alternately crying and praying and longing with all her heart that</text:p>
      <text:p text:style-name="Standard">he would answer her prayers.</text:p>
      <text:p text:style-name="Standard">When the Brahmin reached Dwaraka, it looked as if he was expected, for</text:p>
      <text:p text:style-name="Standard">the guards of the gate allowed him to enter immediately and he was taken</text:p>
      <text:p text:style-name="Standard">without any loss of time to the Lord’s presence, where Krishna himself</text:p>
      <text:p text:style-name="Standard">welcomed him and took care of all his wants. After he was rested, the Lord</text:p>
      <text:p text:style-name="Standard">enquired about the purpose of his visit as if he knew nothing about it.</text:p>
      <text:p text:style-name="Standard">“What part of the country are you coming from? Why have you taken</text:p>
      <text:p text:style-name="Standard">the trouble to cross the sea and come to me? Are you in some trouble? Is</text:p>
      <text:p text:style-name="Standard">there anything I can do for you?”</text:p>
      <text:p text:style-name="Standard">Without preamble, the Brahmin, who knew well the urgency of the</text:p>
      <text:p text:style-name="Standard">situation, bowed and said, “O Lord! I have not come for my own sake but</text:p>
      <text:p text:style-name="Standard">for the sake of your devotee, the princess of Vidarbha, who has sent a letter</text:p>
      <text:p text:style-name="Standard">through me, for your kind perusal.”</text:p>
      <text:p text:style-name="Standard">“Read it! Read it!” Krishna commanded, and the Brahmin read out the</text:p>
      <text:p text:style-name="Standard">tender message.</text:p>
      <text:p text:style-name="Standard"><text:soft-page-break/>“O Bhuvanasundara (handsomest one in the entire world),” the letter</text:p>
      <text:p text:style-name="Standard">began, “having heard of your wonderful qualities, my heart has left its</text:p>
      <text:p text:style-name="Standard">keeping forever. O granter of liberation, who is the girl of noble birth who</text:p>
      <text:p text:style-name="Standard">has attained marriageable age, who will not choose you for a husband if</text:p>
      <text:p text:style-name="Standard">she could have you? Therefore have I chosen you and offer myself to you,</text:p>
      <text:p text:style-name="Standard">if you will deign to accept me as your wife. Do not allow the prince of</text:p>
      <text:p text:style-name="Standard">Chedi to appropriate me, for I belong to you alone! Whatever merit I</text:p>
      <text:p text:style-name="Standard">might have acquired by way of sacrifices, austerities, and charities, I now</text:p>
      <text:p text:style-name="Standard">offer in exchange for the honor of being accepted as your wife. If you will</text:p>
      <text:p text:style-name="Standard">deign to accept this offering of my very self, then please present yourself</text:p>
      <text:p text:style-name="Standard">at the swayamvara that has been arranged for me. Defeating the armies of</text:p>
      <text:p text:style-name="Standard">Chedi and Magadha, please capture and marry me according to the</text:p>
      <text:p text:style-name="Standard">rakshasa rites, the bridal money paid on the occasion being nothing else</text:p>
      <text:p text:style-name="Standard">but your might! If you are wondering how I might be carried away, I will</text:p>
      <text:p text:style-name="Standard">give you a hint. On the morn of the wedding day, there will be a grand</text:p>
      <text:p text:style-name="Standard">procession going to worship at the shrine of the goddess Parvati, situated</text:p>
      <text:p text:style-name="Standard">just outside the palace. The bride will accompany this procession. This</text:p>
      <text:p text:style-name="Standard">will be the most convenient time for you to stake your claim. O lotus-eyed</text:p>
      <text:p text:style-name="Standard">one! If you fail to be gracious to me, I shall not despair. I shall fast unto</text:p>
      <text:p text:style-name="Standard">death. This I shall do life after life until I get you as my husband.”</text:p>
      <text:p text:style-name="Standard">Was there a flicker of a smile in the depths of those all-knowing eyes</text:p>
      <text:p text:style-name="Standard">when he heard this gently worded threat? It is difficult to say, but when he</text:p>
      <text:p text:style-name="Standard">had read this moving epistle, the Brahmin looked expectantly at his face</text:p>
      <text:p text:style-name="Standard">and said, “I have brought this private message to you, O Lord of the</text:p>
      <text:p text:style-name="Standard">Yadavas. Now whatever is to be done in this matter should be done</text:p>
      <text:p text:style-name="Standard">immediately, for the swayamvara takes place tomorrow.”</text:p>
      <text:p text:style-name="Standard">Krishna caught hold of the Brahmin’s hands and said, “Away, O noble</text:p>
      <text:p text:style-name="Standard">one! Let us go immediately to Kundinapura and rescue the princess! I</text:p>
      <text:p text:style-name="Standard">cannot get any sleep thinking of her!” He who dwells in the hearts of all</text:p>
      <text:p text:style-name="Standard">had already known what was in her heart and had been waiting anxiously</text:p>
      <text:p text:style-name="Standard">for her message.</text:p>
      <text:p text:style-name="Standard">He ordered his charioteer, Daruka, to bring his chariot immediately. He</text:p>
      <text:p text:style-name="Standard">hustled the Brahmin into the chariot and left immediately for the country</text:p>
      <text:p text:style-name="Standard">of Vidarbha without waiting for the return of his brother Balarama, who</text:p>
      <text:p text:style-name="Standard">had gone on an expedition. When the latter returned, he was quite annoyed</text:p>
      <text:p text:style-name="Standard">to find that Krishna had acted in his usual impetuous fashion and had left</text:p>
      <text:p text:style-name="Standard">without taking a fighting force with him. Having heard of his destination,</text:p>
      <text:p text:style-name="Standard">he was sure that he would not be able to abduct the princess without some</text:p>
      <text:p text:style-name="Standard">sort of skirmish, for he knew well of Rukmi’s antagonism toward them and</text:p>
      <text:p text:style-name="Standard">of his alliance with Jarasandha. So he followed Krishna as fast as he could</text:p>
      <text:p text:style-name="Standard">with a battalion. The Lord’s four fleet-footed horses were known as</text:p>
      <text:p text:style-name="Standard">Saibya, Sugriva, Meghapushpa, and Valahaka, and they made short work</text:p>
      <text:p text:style-name="Standard">of the distance between the Anarta country, in which lay Dwaraka and</text:p>
      <text:p text:style-name="Standard">Kundinapura, the capital of Vidarbha, and arrived there on the morn of the</text:p>
      <text:p text:style-name="Standard">swayamvara.</text:p>
      <text:p text:style-name="Standard">Kundinapura was well decorated for the swayamvara of its princess. The</text:p>
      <text:p text:style-name="Standard">streets were swept and sprinkled with rose water. Multicolored flags and</text:p>
      <text:p text:style-name="Standard">ornamental arches decked with garlands adorned the roads, and the</text:p>
      <text:p text:style-name="Standard">perfume of burning incense emanated from all the houses. All the citizens</text:p>
      <text:p text:style-name="Standard">were attired in their best, adorned with jewelry, sandal paste, and flower</text:p>
      <text:p text:style-name="Standard">garlands. Learned Brahmins chanted mantras from the Rig, Sama, and</text:p>
      <text:p text:style-name="Standard">Yajur Vedas to offer protection for the bride from all adverse psychic</text:p>
      <text:p text:style-name="Standard"><text:soft-page-break/>forces, while others, who were well versed in the Atharva Veda offered</text:p>
      <text:p text:style-name="Standard">oblations in the fire to the accompaniment of chants for the pacification of</text:p>
      <text:p text:style-name="Standard">the planets. Just as Bhishmaka, the king of Vidarbha, was doing for his</text:p>
      <text:p text:style-name="Standard">daughter, Damaghosha, the king of Chedi was doing for the well-being of</text:p>
      <text:p text:style-name="Standard">his son, Shishupala, the proposed bridegroom. The bridegroom party</text:p>
      <text:p text:style-name="Standard">started for Kundinapura accompanied by an army with a full complement</text:p>
      <text:p text:style-name="Standard">of elephants and horses, foot soldiers, and chariots decorated with golden</text:p>
      <text:p text:style-name="Standard">chains. They were given a royal welcome by the princes of Vidarbha and</text:p>
      <text:p text:style-name="Standard">taken to a special apartment reserved for them. A large number of kings,</text:p>
      <text:p text:style-name="Standard">such as Jarasandha, Salva, Dantavakra, and Paundraka, who were all allies</text:p>
      <text:p text:style-name="Standard">of Shishupala, were also assembled.</text:p>
      <text:p text:style-name="Standard">The whole night Rukmini had kept vigil from the top of the palace</text:p>
      <text:p text:style-name="Standard">looking out for the Brahmin’s arrival. Morning dawned with no sign of</text:p>
      <text:p text:style-name="Standard">him. Desperately, she prayed to the Lord to save her from her predicament.</text:p>
      <text:p text:style-name="Standard">While she was thus praying, her left arm, eye, and thigh started throbbing,</text:p>
      <text:p text:style-name="Standard">which was a sure sign of good fortune in a woman. Very soon, the Brahmin</text:p>
      <text:p text:style-name="Standard">arrived and gave her the joyful news of Krishna’s arrival in the city and his</text:p>
      <text:p text:style-name="Standard">vow to carry her off by force, if necessary, Her joy at hearing this was so</text:p>
      <text:p text:style-name="Standard">great that she could think of no adequate recompense for the bringer of</text:p>
      <text:p text:style-name="Standard">such news. Her eyes filled with tears of joy and gratitude, and she</text:p>
      <text:p text:style-name="Standard">prostrated before him. The Brahmin blessed her and departed.</text:p>
      <text:p text:style-name="Standard">Next, the court ladies came to attend to her toilette. She was dressed</text:p>
      <text:p text:style-name="Standard">with infinite care, for she was going to meet her beloved for the first time.</text:p>
      <text:p text:style-name="Standard">She peered anxiously into the mirror. Would he like her? Would he think</text:p>
      <text:p text:style-name="Standard">her beautiful? She was plagued with a thousand doubts, yet brimming with</text:p>
      <text:p text:style-name="Standard">joy. The ladies wondered what made the pensive maid of the previous day</text:p>
      <text:p text:style-name="Standard">blossom into an excited and ravishing bride!</text:p>
      <text:p text:style-name="Standard">Hearing that the Yadava prince had come to attend the swayamvara,</text:p>
      <text:p text:style-name="Standard">Bhishmaka was delighted. In his heart of hearts, he wanted his daughter to</text:p>
      <text:p text:style-name="Standard">marry Krishna, but he knew that his son had deliberately refrained from</text:p>
      <text:p text:style-name="Standard">sending Krishna an invitation, and he rejoiced that Krishna had come</text:p>
      <text:p text:style-name="Standard">uninvited. He went personally to receive Krishna, showered him with</text:p>
      <text:p text:style-name="Standard">every mark of love and respect, and escorted him to the best residence,</text:p>
      <text:p text:style-name="Standard">which by rights should have been given to the bridegroom. Hearing of</text:p>
      <text:p text:style-name="Standard">Krishna’s arrival, the citizens flocked to have a glimpse of his unique</text:p>
      <text:p text:style-name="Standard">personality. They murmured among themselves that he alone was the</text:p>
      <text:p text:style-name="Standard">fitting groom for their beloved princess Rukmini.</text:p>
      <text:p text:style-name="Standard">The time was approaching for the bridal procession to start for the</text:p>
      <text:p text:style-name="Standard">temple of the goddess Parvati. Accompanied by a glittering array of</text:p>
      <text:p text:style-name="Standard">married ladies, Rukmini set out on foot to worship the Divine Mother, but</text:p>
      <text:p text:style-name="Standard">her mind was absorbed on the lotus feet of her Lord. Observing a vow of</text:p>
      <text:p text:style-name="Standard">silence, she walked down the avenue, lined with soldiers bristling with</text:p>
      <text:p text:style-name="Standard">swords, for Rukmi had heard rumors of Krishna’s arrival and his vow to</text:p>
      <text:p text:style-name="Standard">abduct the bride. Trumpets, conchs, and kettledrums blared. Rose petals</text:p>
      <text:p text:style-name="Standard">were strewn down the road, and Brahmin ladies adorned with jewels,</text:p>
      <text:p text:style-name="Standard">flowers, and sandal paste preceded the bride. Singers, bards, and minstrels</text:p>
      <text:p text:style-name="Standard">extolled her beauty as Rukmini walked down the route to the temple, but</text:p>
      <text:p text:style-name="Standard">she heeded them not. Her attention was entirely focused on trying to have</text:p>
      <text:p text:style-name="Standard">a glimpse of that beloved form. She peeped in vain through the folds of</text:p>
      <text:p text:style-name="Standard">her transparent veil, but she could not see him. On reaching the temple,</text:p>
      <text:p text:style-name="Standard">she washed her hands and feet, performed the purification rites with water,</text:p>
      <text:p text:style-name="Standard">and entered the shrine, outwardly composed but inwardly agitated. She</text:p>
      <text:p text:style-name="Standard"><text:soft-page-break/>prayed to the Divine Mother, as the gopis of Vrindavana had done long</text:p>
      <text:p text:style-name="Standard">ago, to help her to procure the Lord Krishna as her husband.</text:p>
      <text:p text:style-name="Standard">“O Mother Parvati. Again and again do I prostrate myself before you and</text:p>
      <text:p text:style-name="Standard">before your children Ganesha and Kartikeya. May you be pleased to grant</text:p>
      <text:p text:style-name="Standard">my prayers to wed the Lord Krishna. May you be pleased to grant my</text:p>
      <text:p text:style-name="Standard">prayers to have the Lord Krishna as my husband.”</text:p>
      <text:p text:style-name="Standard">Worship was offered to the goddess as well as to the married Brahmin</text:p>
      <text:p text:style-name="Standard">ladies who had accompanied her, and they in turn blessed her and gave her</text:p>
      <text:p text:style-name="Standard">the consecrated remains of the offerings. Now she could break her vow of</text:p>
      <text:p text:style-name="Standard">silence, and she came out of the temple holding the hand of her lady-inwaiting.</text:p>
      <text:p text:style-name="Standard">As she came out, she lifted her veil for a second, as if to make an</text:p>
      <text:p text:style-name="Standard">offering of her beauty to the Supreme Being embodied in Lord Krishna.</text:p>
      <text:p text:style-name="Standard">Crowds had gathered outside to catch a glimpse of her entrancing beauty,</text:p>
      <text:p text:style-name="Standard">and she cast them a bewitching smile, which so enraptured the watching</text:p>
      <text:p text:style-name="Standard">princes and kings that they lost control over their hands. Their weapons</text:p>
      <text:p text:style-name="Standard">fell from their nerveless grasp, and they closed their eyes as if to enfold</text:p>
      <text:p text:style-name="Standard">her beauty and treasure it in their hearts forever. Delicately stepping</text:p>
      <text:p text:style-name="Standard">forward on her rose-petal feet, she scanned the lines of royalty for one</text:p>
      <text:p text:style-name="Standard">beloved face. Suddenly she sighted Achyuta, the Unchanging Being, he</text:p>
      <text:p text:style-name="Standard">who never falls and who never allows his devotees to fall. Sitting in his</text:p>
      <text:p text:style-name="Standard">eagle-crested chariot and smiling tenderly at her was he, to whom her</text:p>
      <text:p text:style-name="Standard">heart had been given from the age of five, dearer to her than her own self.</text:p>
      <text:p text:style-name="Standard">Boldly, she stepped forward to the chariot that had been conveniently</text:p>
      <text:p text:style-name="Standard">placed in the middle of the path. Now that she was sure he had come, she</text:p>
      <text:p text:style-name="Standard">lowered her eyes as befitting a modest bride, but as she reached the chariot</text:p>
      <text:p text:style-name="Standard">her delicate hand, laden with jewels, was raised, as if to make it easier for</text:p>
      <text:p text:style-name="Standard">him to grasp it. Seeing this, Krishna smiled, and bending down, he lifted</text:p>
      <text:p text:style-name="Standard">her up to the seat beside him, slowly and deliberately, in full view of her</text:p>
      <text:p text:style-name="Standard">brother and the other princes, like a lion lifting its prey from the midst of a</text:p>
      <text:p text:style-name="Standard">pack of jackals.</text:p>
      <text:p text:style-name="Standard">He then whipped up the horses and flew through the crowded streets.</text:p>
      <text:p text:style-name="Standard">The citizens made way for him and cheered wildly for they were filled</text:p>
      <text:p text:style-name="Standard">with joy at the thought that their prayers had been answered. As if</text:p>
      <text:p text:style-name="Standard">mesmerized, the rest of the kings watched this drama of the princess being</text:p>
      <text:p text:style-name="Standard">abducted right under their noses. Then pandemonium broke loose.</text:p>
      <text:p text:style-name="Standard">Precious minutes were lost trying to clear the roads of the citizens and</text:p>
      <text:p text:style-name="Standard">soldiers, who blocked it as soon as the lovers had gone.</text:p>
      <text:p text:style-name="Standard">Violently angry at the slight on their names, the other kings pursued the</text:p>
      <text:p text:style-name="Standard">pair. They were stalled by Balarama and the Yadava army, who had arrived</text:p>
      <text:p text:style-name="Standard">on the scene in the nick of time. Sensing his bride’s fear, the Lord</text:p>
      <text:p text:style-name="Standard">reassured her with a smile. Seeing the determined resistance of the Yadava</text:p>
      <text:p text:style-name="Standard">forces, Jarasandha and the other kings gave up and returned, for such</text:p>
      <text:p text:style-name="Standard">incidents were commonplace in most swayamvaras!</text:p>
      <text:p text:style-name="Standard">Rukmi, however, was determined not to give in, for he had given his</text:p>
      <text:p text:style-name="Standard">word to his friend Shishupala and did not know how he could face him if</text:p>
      <text:p text:style-name="Standard">the bride was not brought back. He caught up with the eloping couple and</text:p>
      <text:p text:style-name="Standard">challenged Krishna to a duel. Krishna defeated him, but refrained from</text:p>
      <text:p text:style-name="Standard">killing him at Rukmini’s entreaties. He satisfied himself with cutting off</text:p>
      <text:p text:style-name="Standard">Rukmi’s topknot, which was considered to be an insult worse than death.</text:p>
      <text:p text:style-name="Standard">Balarama reprimanded Krishna for having done such a thing to his</text:p>
      <text:p text:style-name="Standard">brother-in-law, but Krishna merely smiled, for he knew that a time would</text:p>
      <text:p text:style-name="Standard">come when his brother would have reason to do a much graver injury to</text:p>
      <text:p text:style-name="Standard"><text:soft-page-break/>Rukmi.</text:p>
      <text:p text:style-name="Standard">In the meantime, Jarasandha took upon himself the thankless task of</text:p>
      <text:p text:style-name="Standard">comforting the bridegroom, who was still sitting in blissful ignorance of</text:p>
      <text:p text:style-name="Standard">the stirring events that had just taken place. He had been lost in a beatific</text:p>
      <text:p text:style-name="Standard">vision in which he was sporting with his beautiful bride in the enchanted</text:p>
      <text:p text:style-name="Standard">gardens of the palace that he had specifically built for her, which he had</text:p>
      <text:p text:style-name="Standard">even named after her, so sure had he been of his prize. He was rudely</text:p>
      <text:p text:style-name="Standard">jolted out of his reverie by the booming voice of Jarasandha.</text:p>
      <text:p text:style-name="Standard">“Wake up! Wake up! O heroic prince! Let’s be off!”</text:p>
      <text:p text:style-name="Standard">“Where? What?” stammered Shishupala. “Has the auspicious time come</text:p>
      <text:p text:style-name="Standard">for the groom to enter the marriage hall? Has the bride returned after</text:p>
      <text:p text:style-name="Standard">praying at the temple?”</text:p>
      <text:p text:style-name="Standard">“She has not only come but she has also gone!” said the unfeeling</text:p>
      <text:p text:style-name="Standard">Jarasandha. He then enlightened the poor groom as to the true state of</text:p>
      <text:p text:style-name="Standard">affairs.</text:p>
      <text:p text:style-name="Standard">Shishupala was quite heartbroken, and Jarasandha consoled him. “Don’t</text:p>
      <text:p text:style-name="Standard">lose heart over such a trifle as the loss of a bride. I’ll find you a much</text:p>
      <text:p text:style-name="Standard">better one. Look at me. I remain equal in victory and defeat. I was</text:p>
      <text:p text:style-name="Standard">defeated by Krishna seventeen times, yet I’m not bothered. Today they are</text:p>
      <text:p text:style-name="Standard">victorious because time is in their favor. When the tide of time turns in our</text:p>
      <text:p text:style-name="Standard">favor, we will defeat them and recapture your bride.”</text:p>
      <text:p text:style-name="Standard">“But I do not want someone better,” protested Shishupala. “I want</text:p>
      <text:p text:style-name="Standard">Rukmini. I’ve even named my new palace after her!”</text:p>
      <text:p text:style-name="Standard">“Well, you’ll just have to rename it,” said Jarasandha unfeelingly, “for</text:p>
      <text:p text:style-name="Standard">Rukmini has been abducted by that rascally cowherd Krishna, while you</text:p>
      <text:p text:style-name="Standard">have been sitting here and dreaming!”</text:p>
      <text:p text:style-name="Standard">“Can’t we go after him?” Shishupala enquired anxiously.</text:p>
      <text:p text:style-name="Standard">“We did, and we were defeated, but Rukmi has not given up. He chased</text:p>
      <text:p text:style-name="Standard">after them.”</text:p>
      <text:p text:style-name="Standard">“Was he able to bring her back?” Shishupala asked agitatedly.</text:p>
      <text:p text:style-name="Standard">“No,” said Jarasandha shortly. “Krishna insulted him by removing his</text:p>
      <text:p text:style-name="Standard">topknot, and he has sworn not to return to Kundinapura until he has killed</text:p>
      <text:p text:style-name="Standard">Krishna!” Without wasting time on further useless conjecture, he</text:p>
      <text:p text:style-name="Standard">proceeded to hustle the dejected Shishupala out of the groom’s palace and</text:p>
      <text:p text:style-name="Standard">back to his own country.</text:p>
      <text:p text:style-name="Standard">Defeated and deprived of his army and name, Rukmi resolved to stay</text:p>
      <text:p text:style-name="Standard">alone at a place called Bhojakata, where he nursed his grievance against</text:p>
      <text:p text:style-name="Standard">Krishna and swore not to enter his capital until he had killed him and</text:p>
      <text:p text:style-name="Standard">rescued his sister and thus erased the blot on his fair name.</text:p>
      <text:p text:style-name="Standard">In the meantime, Dwaraka, the capital of the Yadus, was preparing itself</text:p>
      <text:p text:style-name="Standard">to welcome the royal couple. The citizens were thrilled to hear of the</text:p>
      <text:p text:style-name="Standard">romantic abduction of the princess of Vidarbha by Krishna, and the couple</text:p>
      <text:p text:style-name="Standard">was met with joyous hails of welcome. The wedding was conducted on a</text:p>
      <text:p text:style-name="Standard">grand scale as if it had been the marriage of Lord Vishnu with Lakshmi</text:p>
      <text:p text:style-name="Standard">Devi, as indeed it was, for was not Krishna the incarnation of Vishnu and</text:p>
      <text:p text:style-name="Standard">Rukmini of Lakshmi?</text:p>
      <text:p text:style-name="Standard">Her face a moon is fondled by the fluttering petals in her hair,</text:p>
      <text:p text:style-name="Standard">Her hair disheveled and the flowers disarranged,</text:p>
      <text:p text:style-name="Standard">A certain girl; excelling in her charms, unrivalled, waits for the</text:p>
      <text:p text:style-name="Standard">enemy of Madhu.</text:p>
      <text:p text:style-name="Standard">FROM GITA GOVINDA BY JAYADEVA</text:p>
      <text:p text:style-name="Standard">O eternal companion, certainly you are not just the son of Yashoda</text:p>
      <text:p text:style-name="Standard"><text:soft-page-break/>but the immanent witness in all embodied beings. In response to</text:p>
      <text:p text:style-name="Standard">the prayer of Brahma, the creator, you have risen among the</text:p>
      <text:p text:style-name="Standard">Yadavas to protect the world.</text:p>
      <text:p text:style-name="Standard">SRIMAD BHAGAVATAM</text:p>
      <text:p text:style-name="Standard">Hari Aum Tat Sat</text:p>
      <text:p text:style-name="Standard">Aum Jagannathaya Namaha!</text:p>
      <text:p text:style-name="Standard">15</text:p>
      <text:p text:style-name="Standard">The Cursed Gem</text:p>
      <text:p text:style-name="Standard">Anyatha Sharanam Nasthi,</text:p>
      <text:p text:style-name="Standard">Twameva Sharanam Mama,</text:p>
      <text:p text:style-name="Standard">Tasmat Karunya Bhavena,</text:p>
      <text:p text:style-name="Standard">Raksha Raksha Janardana.</text:p>
      <text:p text:style-name="Standard">O Janardana (Krishna), I have no recourse to anything else, I have</text:p>
      <text:p text:style-name="Standard">surrendered completely to thee. By thy grace alone, may I be</text:p>
      <text:p text:style-name="Standard">saved.</text:p>
      <text:p text:style-name="Standard">Another young girl who was pining for love of Krishna was Satyabhama,</text:p>
      <text:p text:style-name="Standard">only child of the Yadava chief Satrajit. Since he had no sons, he had</text:p>
      <text:p text:style-name="Standard">brought her up to be proficient in all manly pursuits. Consequently, she</text:p>
      <text:p text:style-name="Standard">was both haughty and high spirited and considered herself superior to all</text:p>
      <text:p text:style-name="Standard">the men she met. It was only when she saw Krishna that her pride was</text:p>
      <text:p text:style-name="Standard">humbled and she felt herself to be, quite simply, a woman. Her father had</text:p>
      <text:p text:style-name="Standard">already promised her in marriage to a young Yadava stalwart called</text:p>
      <text:p text:style-name="Standard">Shatadhanva, but when Krishna came to know of her love for him, he</text:p>
      <text:p text:style-name="Standard">decided to fulfill her desire to become his wife. To accomplish this, he had</text:p>
      <text:p text:style-name="Standard">to undergo many difficulties, even to the extent of getting himself a bad</text:p>
      <text:p text:style-name="Standard">name; thus he proved that he was willing to undergo any trial to serve his</text:p>
      <text:p text:style-name="Standard">devotees.</text:p>
      <text:p text:style-name="Standard">Satrajit had been in straitened circumstances at one time and had done</text:p>
      <text:p text:style-name="Standard">severe tapasya (spiritual discipline) to the sun god Surya, who had given</text:p>
      <text:p text:style-name="Standard">him a beautiful jewel called the Syamantaka. This gem had the ability to</text:p>
      <text:p text:style-name="Standard">produce eight times its weight in gold daily, if it was worshipped with the</text:p>
      <text:p text:style-name="Standard">proper rites. It was, moreover, a talisman against disease, misfortune, and</text:p>
      <text:p text:style-name="Standard">theft. Needless to say, Satrajit prospered, but too much wealth had its ill</text:p>
      <text:p text:style-name="Standard">effects. He started to lapse from the high code of dharma that he had</text:p>
      <text:p text:style-name="Standard">followed and started living a life of vain and useless luxury. Realizing this,</text:p>
      <text:p text:style-name="Standard">and in order to save him from his own folly, Krishna requested that he</text:p>
      <text:p text:style-name="Standard">hand over the jewel to Ugrasena, the king, but Satrajit refused. Proud of</text:p>
      <text:p text:style-name="Standard">his precious possession, he did not want to part with it and worshipped it</text:p>
      <text:p text:style-name="Standard">daily. The love and devotion that should be given only to God were given</text:p>
      <text:p text:style-name="Standard">to the jewel. The habit of putting mammon above God has always landed</text:p>
      <text:p text:style-name="Standard">human beings in trouble. He suspected that everyone was after his jewel;</text:p>
      <text:p text:style-name="Standard">he suspected Krishna particularly of having designs on it. What he did not</text:p>
      <text:p text:style-name="Standard">suspect was that Krishna had designs on his precious daughter and that,</text:p>
      <text:p text:style-name="Standard">too, with her full consent and connivance!</text:p>
      <text:p text:style-name="Standard">As Satrajit was suspicious of everyone, he had very few friends. The</text:p>
      <text:p text:style-name="Standard">only two he felt he could trust were his brother Prasena and the man he</text:p>
      <text:p text:style-name="Standard">had chosen to be his prospective son-in-law, Shatadhanva. The latter would</text:p>
      <text:p text:style-name="Standard">come and sit for hours, nodding wisely at everything Satrajit said and</text:p>
      <text:p text:style-name="Standard">boring Satyabhama. She was quite determined that she would not marry</text:p>
      <text:p text:style-name="Standard">him, but she was too fond of her father to suggest Krishna’s name as an</text:p>
      <text:p text:style-name="Standard">alternative. So she bided her time and prayed to the Lord to disentangle</text:p>
      <text:p text:style-name="Standard">her from this web. The time came soon enough. One day, her uncle Prasena</text:p>
      <text:p text:style-name="Standard"><text:soft-page-break/>came to Satrajit and begged to be allowed to wear the jewel when he went</text:p>
      <text:p text:style-name="Standard">out hunting. In vain, Satrajit tried to dissuade him from this foolish act,</text:p>
      <text:p text:style-name="Standard">but Prasena had set his heart on it and would not give in. At last, Satrajit</text:p>
      <text:p text:style-name="Standard">acceded to his young brother’s wish, and Prasena set out for the forest with</text:p>
      <text:p text:style-name="Standard">the Syamantaka hanging like a gleaming ball of fire around his neck, a</text:p>
      <text:p text:style-name="Standard">cynosure of all eyes. During the course of the day, he became separated</text:p>
      <text:p text:style-name="Standard">from his companions and found himself alone in the middle of the forest.</text:p>
      <text:p text:style-name="Standard">Suddenly, he was faced with a hungry lion who was attracted to him by the</text:p>
      <text:p text:style-name="Standard">glittering jewel around his neck, which it mistook for a lump of flesh. The</text:p>
      <text:p text:style-name="Standard">lion killed Prasena and made off with the jewel. In turn, it was attacked</text:p>
      <text:p text:style-name="Standard">and killed by Jambavan, the king of bears, who took possession of the</text:p>
      <text:p text:style-name="Standard">jewel and presented it to his daughter Jambavati.</text:p>
      <text:p text:style-name="Standard">When the hunting party returned without his brother, Satrajit was sunk</text:p>
      <text:p text:style-name="Standard">in gloom. No amount of searching disclosed any trace of either the man or</text:p>
      <text:p text:style-name="Standard">the missing jewel. Satrajit came to the conclusion that his brother had</text:p>
      <text:p text:style-name="Standard">been killed by Krishna in order to get the Syamantaka, which he had been</text:p>
      <text:p text:style-name="Standard">coveting for some time. Satyabhama’s heart sank when she heard this, for</text:p>
      <text:p text:style-name="Standard">though she knew it to be absolutely untrue, it seemed to put the lid on all</text:p>
      <text:p text:style-name="Standard">her hopes. The rumor was bruited abroad and soon reached Krishna’s ears.</text:p>
      <text:p text:style-name="Standard">He laughed and shrugged it off, but both Balarama and Uddhava were</text:p>
      <text:p text:style-name="Standard">insistent that he do something to clear his name. So, accompanied by them</text:p>
      <text:p text:style-name="Standard">and some of the other Yadavas, he set out for the forest in which Prasena</text:p>
      <text:p text:style-name="Standard">had gone hunting.</text:p>
      <text:p text:style-name="Standard">Penetrating deep into the wood, they soon came across the decomposing</text:p>
      <text:p text:style-name="Standard">body of Prasena, where he had been killed and left by the lion. A short</text:p>
      <text:p text:style-name="Standard">search revealed the fact that the gem was missing. Following the lion’s</text:p>
      <text:p text:style-name="Standard">tracks, they climbed up the mountain, where they found the carcass of the</text:p>
      <text:p text:style-name="Standard">lion, slaughtered by the king of bears. Not finding the jewel on the lion,</text:p>
      <text:p text:style-name="Standard">they followed the footprints of the bear, which took them to the mouth of a</text:p>
      <text:p text:style-name="Standard">fearsome-looking cave. The general opinion was that it would be foolish to</text:p>
      <text:p text:style-name="Standard">venture in, for the cave was reputed to be the dwelling place of an old and</text:p>
      <text:p text:style-name="Standard">mighty bear who killed everyone on sight. But Krishna decided to press</text:p>
      <text:p text:style-name="Standard">on. He knew how anxiously Satyabhama was awaiting his reappearance,</text:p>
      <text:p text:style-name="Standard">for her only chance of happiness lay in his safe return with the jewel. “We</text:p>
      <text:p text:style-name="Standard">have set out to find the Syamantaka,” he said, “and find it I will, before I</text:p>
      <text:p text:style-name="Standard">return.”</text:p>
      <text:p text:style-name="Standard">Krishna forbade anyone else to accompany him, for it was something he</text:p>
      <text:p text:style-name="Standard">had to do himself. In fact, this was the fulfillment of a promise made</text:p>
      <text:p text:style-name="Standard">during his incarnation as the avatara Lord Rama. He told Uddhava and</text:p>
      <text:p text:style-name="Standard">Balarama to return to Dwaraka if he did not appear within twelve days.</text:p>
      <text:p text:style-name="Standard">The cave belonged to Jambavan, the ancient bear who had helped Lord</text:p>
      <text:p text:style-name="Standard">Rama at the time of the war with the demon Ravana. At the end of the war,</text:p>
      <text:p text:style-name="Standard">when the Lord asked him to choose a boon, Jambavan had asked him to</text:p>
      <text:p text:style-name="Standard">marry his daughter Jambavati. But in that incarnation the Lord had sworn</text:p>
      <text:p text:style-name="Standard">to take only one wife and that was Sita. He therefore promised to fulfill</text:p>
      <text:p text:style-name="Standard">Jambavan’s wishes in his incarnation as Krishna and also told him that his</text:p>
      <text:p text:style-name="Standard">daughter would retain her youth until then. It was for this girl that</text:p>
      <text:p text:style-name="Standard">Jambavan had killed the lion and snatched the jewel.</text:p>
      <text:p text:style-name="Standard">As Krishna entered the cave, he found it lit up by the brilliance of the</text:p>
      <text:p text:style-name="Standard">Syamantaka, with which the girl was playing. When she saw the handsome</text:p>
      <text:p text:style-name="Standard">stranger, she ran to call her aged father. Leading a cloistered life in the</text:p>
      <text:p text:style-name="Standard">cave, she had not been acquainted with many men before. As for</text:p>
      <text:p text:style-name="Standard"><text:soft-page-break/>Jambavan, he was so old that he could barely see at all. Since he lived</text:p>
      <text:p text:style-name="Standard">alone in the forest with a young and beautiful girl, his usual method of</text:p>
      <text:p text:style-name="Standard">greeting strangers was to hit first and ask question later. He had no means</text:p>
      <text:p text:style-name="Standard">of knowing that this stranger was none other than his Lord and Master, Sri</text:p>
      <text:p text:style-name="Standard">Rama, who had now taken the form of Krishna and come to fulfill his</text:p>
      <text:p text:style-name="Standard">promise. He greeted Krishna with powerful blows of his adamantine fists.</text:p>
      <text:p text:style-name="Standard">The Lord was happy to accept any offering from his devotees. Some</text:p>
      <text:p text:style-name="Standard">offered flowers and others blows. Nothing loath, he gave back blow for</text:p>
      <text:p text:style-name="Standard">blow and punch for punch. For twenty days and nights they grappled thus</text:p>
      <text:p text:style-name="Standard">with each other. At last, with his joints dislocated, enfeebled, and</text:p>
      <text:p text:style-name="Standard">exhausted, Jambavan began to get worried, for he felt that there was none</text:p>
      <text:p text:style-name="Standard">who was capable of resisting his blows but his Divine Master. Filled with</text:p>
      <text:p text:style-name="Standard">doubt, he pried open the overhanging lids of his eyes with his gnarled</text:p>
      <text:p text:style-name="Standard">paws and looked at the bright vision before him. Lord Krishna stood there</text:p>
      <text:p text:style-name="Standard">in the form of Sri Rama. With a cry of remorse, Jambavan prostrated</text:p>
      <text:p text:style-name="Standard">before him and extolled him.</text:p>
      <text:p text:style-name="Standard">“I know you to be the all-pervading being and the controller of</text:p>
      <text:p text:style-name="Standard">everything. You are the soul of time. You are the creator and sustainer. You</text:p>
      <text:p text:style-name="Standard">are the Supreme Being, the Lord of all divinities. I know you to be that</text:p>
      <text:p text:style-name="Standard">Rama who built a bridge over the sea and destroyed Lanka. Pray forgive</text:p>
      <text:p text:style-name="Standard">me for my ignorance in having fought with you!”</text:p>
      <text:p text:style-name="Standard">The lotus-eyed Lord stroked the battered body of his devotee with loving</text:p>
      <text:p text:style-name="Standard">hands and spoke to him, “The blows of my devotees are as precious to me</text:p>
      <text:p text:style-name="Standard">as their flowers. I have come to this cave to retrieve the Syamantaka,</text:p>
      <text:p text:style-name="Standard">which I have been accused of stealing. Now tell me what is your desire, for</text:p>
      <text:p text:style-name="Standard">I have come to grant it.”</text:p>
      <text:p text:style-name="Standard">Jambavan clasped the Lord in his hairy arms and rejoiced in the fact that</text:p>
      <text:p text:style-name="Standard">his old eyes could still see the form that he had carried around in his heart</text:p>
      <text:p text:style-name="Standard">for so many centuries. “Today my life has been fulfilled by your vision,</text:p>
      <text:p text:style-name="Standard">and I want nothing for myself. But I’m too old to protect my daughter, and</text:p>
      <text:p text:style-name="Standard">I would like you to accept her, together with the jewel.”</text:p>
      <text:p text:style-name="Standard">Krishna smilingly agreed, for he remembered the promise made in</text:p>
      <text:p text:style-name="Standard">another age and another role.</text:p>
      <text:p text:style-name="Standard">When he returned to Dwaraka with Jambavati and the jewel, he found</text:p>
      <text:p text:style-name="Standard">the city in turmoil, for the rest of the party had returned some time ago</text:p>
      <text:p text:style-name="Standard">and spread the news. Everyone was cursing Satrajit and praying to the</text:p>
      <text:p text:style-name="Standard">Divine Mother to restore their darling prince, Krishna. Satyabhama, too,</text:p>
      <text:p text:style-name="Standard">was in distress, and her joy when she saw him return knew no bounds.</text:p>
      <text:p text:style-name="Standard">Krishna summoned Satrajit to the Yadava Assembly, and there, in full</text:p>
      <text:p text:style-name="Standard">view of everyone, he gave Satrajit the jewel Syamantaka and also</text:p>
      <text:p text:style-name="Standard">explained to him how it had been traced. With his head bent in shame for</text:p>
      <text:p text:style-name="Standard">having doubted him, Satrajit received the jewel and returned home. He</text:p>
      <text:p text:style-name="Standard">racked his brains as to how he could win the Lord’s favor as well as erase</text:p>
      <text:p text:style-name="Standard">the sense of guilt from his own mind. While he was cogitating thus,</text:p>
      <text:p text:style-name="Standard">Satyabhama decided to take matters into her own hands and whispered to</text:p>
      <text:p text:style-name="Standard">her father that the best way to earn Krishna’s forgiveness was to emulate</text:p>
      <text:p text:style-name="Standard">Jambavan’s example. To redress his grievous wrongs in having hit the</text:p>
      <text:p text:style-name="Standard">Lord, he had given his daughter in marriage to him! The hint was obvious.</text:p>
      <text:p text:style-name="Standard">It was in Satrajit’s hands to make equal amends for his own outrageous</text:p>
      <text:p text:style-name="Standard">behavior. He brightened visibly at the suggestion, for even though he had</text:p>
      <text:p text:style-name="Standard">already chosen someone else for his daughter, this seemed the best way</text:p>
      <text:p text:style-name="Standard">out of his problem. Happy at having found a solution, he went</text:p>
      <text:p text:style-name="Standard"><text:soft-page-break/>straightaway to Krishna and offered him both his jewels—his daughter and</text:p>
      <text:p text:style-name="Standard">the Syamantaka. The Lord accepted the former and refused the latter, and</text:p>
      <text:p text:style-name="Standard">the wedding was conducted with no loss of time, much to the chagrin of</text:p>
      <text:p text:style-name="Standard">Shatadhanva, the erstwhile suitor who had been rejected.</text:p>
      <text:p text:style-name="Standard">Rukmini and Satyabhama are supposed to be the incarnations of the two</text:p>
      <text:p text:style-name="Standard">consorts of Lord Vishnu, Lakshmi Devi and Bhumi Devi—the goddess of</text:p>
      <text:p text:style-name="Standard">wealth and the Earth goddess. It is said that Lord Krishna had 16,108</text:p>
      <text:p text:style-name="Standard">wives. One hundred are said to be the personifications of the principal</text:p>
      <text:p text:style-name="Standard">Upanishads. As for the remaining, it is said that the human mind is</text:p>
      <text:p text:style-name="Standard">capable of having this many vrittis, or mental vibrations, in every breath.</text:p>
      <text:p text:style-name="Standard">Lord Krishna, being the master yogi, had perfect control over his mental</text:p>
      <text:p text:style-name="Standard">modifications, as symbolized by the control he had over his numerous</text:p>
      <text:p text:style-name="Standard">wives.</text:p>
      <text:p text:style-name="Standard">Unlike his other wives, Satyabhama had a mind of her own. She</text:p>
      <text:p text:style-name="Standard">demanded her rights, not merely as a wife but as a helpmate in all fields,</text:p>
      <text:p text:style-name="Standard">including warfare, for which her father had given her ample training. So</text:p>
      <text:p text:style-name="Standard">while the rest of his wives sat at home and engaged themselves in</text:p>
      <text:p text:style-name="Standard">womanly pursuits, she often accompanied Krishna wherever he went,</text:p>
      <text:p text:style-name="Standard">sometimes even to war!</text:p>
      <text:p text:style-name="Standard">It was soon after his marriage with Satyabhama and Jambavati that the</text:p>
      <text:p text:style-name="Standard">fire incident took place at Varanavata, in which the Pandavas and their</text:p>
      <text:p text:style-name="Standard">mother Kunti were supposed to have perished. The Lord knew that they</text:p>
      <text:p text:style-name="Standard">had escaped, but he also knew that the time was not yet ripe for them to</text:p>
      <text:p text:style-name="Standard">return to Hastinapura, so he went with Balarama to the land of the Kurus</text:p>
      <text:p text:style-name="Standard">to fulfill the duties of a relative. Meeting Bhishma, Drona, Vidura, and</text:p>
      <text:p text:style-name="Standard">others, he joined them in their mourning.</text:p>
      <text:p text:style-name="Standard">During the Lord’s absence from Dwaraka, a plot was hatched by Akrura</text:p>
      <text:p text:style-name="Standard">and Kritavarma in order to tease Shatadhanva. One day, they met</text:p>
      <text:p text:style-name="Standard">Shatadhanva, the jilted suitor of Satyabhama, and asked him in mock</text:p>
      <text:p text:style-name="Standard">sympathy, “Why are you looking so glum these days?”</text:p>
      <text:p text:style-name="Standard">This was just the opening Shatadhanva had been longing for, and he</text:p>
      <text:p text:style-name="Standard">poured out his tale of woe, of how he had been the apple of Satrajit’s eye,</text:p>
      <text:p text:style-name="Standard">if not of his daughter’s, and how he was completely ignored by him now.</text:p>
      <text:p text:style-name="Standard">In fact, he would look the other way if they chanced to meet on the road.</text:p>
      <text:p text:style-name="Standard">Akrura and Kritavarma were extremely sympathetic over this.</text:p>
      <text:p text:style-name="Standard">“The only way to redress this wrong,” they told him, “is to go and</text:p>
      <text:p text:style-name="Standard">confront Satrajit and ask him for an explanation. He promised you both his</text:p>
      <text:p text:style-name="Standard">daughter and his jewel, so if you were deprived of one, at least you deserve</text:p>
      <text:p text:style-name="Standard">to have the other. He shouldn’t be allowed to get away with such a blatant</text:p>
      <text:p text:style-name="Standard">breach of promise.”</text:p>
      <text:p text:style-name="Standard">Thus goaded, Shatadhanva fortified his flagging spirits with some potent</text:p>
      <text:p text:style-name="Standard">wine and went to Satrajit’s house in the middle of the night, armed with a</text:p>
      <text:p text:style-name="Standard">dagger. His senses befuddled by the alcohol he had imbibed and his selfpity</text:p>
      <text:p text:style-name="Standard">aroused by the words of the other two, he forgot all rules of Kshatriya</text:p>
      <text:p text:style-name="Standard">Dharma and murdered the sleeping Satrajit in cold blood, escaping with</text:p>
      <text:p text:style-name="Standard">the jewel. The women of the household woke up and started to wail.</text:p>
      <text:p text:style-name="Standard">Shatadhanva was terrified at what he had done and ran off to Kritavarma’s</text:p>
      <text:p text:style-name="Standard">house with the jewel. The latter refused to have anything to do with him</text:p>
      <text:p text:style-name="Standard">and threw him out before someone arrived and implicated him in the plot.</text:p>
      <text:p text:style-name="Standard">Shatadhanva then turned to Akrura for advice and told him that it was</text:p>
      <text:p text:style-name="Standard">entirely due to his sympathetic attitude that he had resorted to such violent</text:p>
      <text:p text:style-name="Standard">measures. Akrura also hastily backed out and swore that he had not meant</text:p>
      <text:p text:style-name="Standard"><text:soft-page-break/>him to do any such thing and that he would have nothing to do with a plot</text:p>
      <text:p text:style-name="Standard">that would antagonize Lord Krishna, whom he knew to be God incarnate.</text:p>
      <text:p text:style-name="Standard">He advised Shatadhanva to leave town as fast as he could. Being a trusted</text:p>
      <text:p text:style-name="Standard">member of the council of elders, he wanted to have nothing to do with</text:p>
      <text:p text:style-name="Standard">such a suicidal plot. Shatadhanva felt himself to have been sadly let down</text:p>
      <text:p text:style-name="Standard">by his two supporters, and as he ran off, he threw the ill-fated jewel into</text:p>
      <text:p text:style-name="Standard">Akrura’s house, for he knew that the possessor of the jewel would certainly</text:p>
      <text:p text:style-name="Standard">be suspected of the murder.</text:p>
      <text:p text:style-name="Standard">Next morning, there was a hue and cry that Satrajit had been brutally</text:p>
      <text:p text:style-name="Standard">slain for the sake of the Syamantaka, and a warrant was immediately</text:p>
      <text:p text:style-name="Standard">issued for the arrest of anyone who was in any way connected with the</text:p>
      <text:p text:style-name="Standard">crime. Seeing the dead body of her father, Satyabhama swooned and was</text:p>
      <text:p text:style-name="Standard">totally bereft of her usual courage. She had the body preserved in oil and</text:p>
      <text:p text:style-name="Standard">left immediately for Hastinapura to apprise Krishna of the mysterious</text:p>
      <text:p text:style-name="Standard">circumstances resulting in her father’s death. Though he was well aware of</text:p>
      <text:p text:style-name="Standard">everything, the Lord did his best to comfort her. He had always known that</text:p>
      <text:p text:style-name="Standard">a man who set so much store by his wealth would surely come to grief</text:p>
      <text:p text:style-name="Standard">because of it. However, to placate his wife, he returned to Dwaraka to</text:p>
      <text:p text:style-name="Standard">discover the murderer. Hearing of Krishna’s arrival, Shatadhanva procured</text:p>
      <text:p text:style-name="Standard">the fastest horse he could get and fled from Dwaraka. Balarama and</text:p>
      <text:p text:style-name="Standard">Krishna, who already had some suspicions about him, heard about his</text:p>
      <text:p text:style-name="Standard">flight and gave chase. They caught up with him at the city of Mithila,</text:p>
      <text:p text:style-name="Standard">where Shatadhanva’s horse dropped dead. He started running on foot.</text:p>
      <text:p text:style-name="Standard">Krishna also got down from his chariot and chased him. They had a short</text:p>
      <text:p text:style-name="Standard">scuffle in which Shatadhanva was killed, but a search for the jewel proved</text:p>
      <text:p text:style-name="Standard">futile. Balarama was sure that he must have entrusted the jewel to</text:p>
      <text:p text:style-name="Standard">someone at Dwaraka and that they should go search for it. However, since</text:p>
      <text:p text:style-name="Standard">the king of Mithila was a good friend of his, Balarama decided to stay with</text:p>
      <text:p text:style-name="Standard">him for a while. During this time, Duryodhana came to take lessons from</text:p>
      <text:p text:style-name="Standard">him in mace warfare and somehow managed to endear himself to</text:p>
      <text:p text:style-name="Standard">Balarama.</text:p>
      <text:p text:style-name="Standard">Duryodhana was capable of beguiling many with the charm of his</text:p>
      <text:p text:style-name="Standard">personality, when he chose to do so.</text:p>
      <text:p text:style-name="Standard">Krishna returned to Dwaraka and informed Satyabhama that her father’s</text:p>
      <text:p text:style-name="Standard">death had been avenged, but the jewel was still missing. Hearing all this,</text:p>
      <text:p text:style-name="Standard">Akrura and Kritavarma were terrified, for Shatadhanva was the third</text:p>
      <text:p text:style-name="Standard">person to die because of the ill-fated gem. Krishna knew the jewel to be in</text:p>
      <text:p text:style-name="Standard">Akrura’s possession. He also knew that Akrura, being a good man, would</text:p>
      <text:p text:style-name="Standard">use the wealth for noble purposes and not for self-aggrandizement. He</text:p>
      <text:p text:style-name="Standard">advised the pair of them to go on a pilgrimage to the holy city of Kasi and</text:p>
      <text:p text:style-name="Standard">stay there for thirteen years, after which they could return safely. Akrura</text:p>
      <text:p text:style-name="Standard">took the Lord’s advice and left for Kasi, where he lived the life of a sage</text:p>
      <text:p text:style-name="Standard">and used the gold produced by the gem to benefit the city and help the</text:p>
      <text:p text:style-name="Standard">pilgrims. Of course, this was not known to anyone, but Balarama was not</text:p>
      <text:p text:style-name="Standard">satisfied with the way the whole matter had been settled and suspected that</text:p>
      <text:p text:style-name="Standard">Krishna was hiding the truth from him. To clear his doubts, Krishna</text:p>
      <text:p text:style-name="Standard">recalled Akrura at the end of thirteen years and told him to display the</text:p>
      <text:p text:style-name="Standard">jewel publicly before the assembly. This was done, and the jewel was</text:p>
      <text:p text:style-name="Standard">given back to Akrura with this admonition, “This jewel is too dangerous</text:p>
      <text:p text:style-name="Standard">for ordinary people to wear. Only a person possessing great austerity and</text:p>
      <text:p text:style-name="Standard">spiritual worth, like you, is competent to wear it. So take it back and may</text:p>
      <text:p text:style-name="Standard">it bring all auspiciousness to you.”</text:p>
      <text:p text:style-name="Standard"><text:soft-page-break/>Thus, the Lord showed the world that even this cursed gem, when kept in</text:p>
      <text:p text:style-name="Standard">the hands of a devotee, did no harm to him and could even be put to good</text:p>
      <text:p text:style-name="Standard">use, for a devotee always uses his wealth to serve others and not for his</text:p>
      <text:p text:style-name="Standard">personal and selfish ends.</text:p>
      <text:p text:style-name="Standard">Hari Aum Tat Sat</text:p>
      <text:p text:style-name="Standard">Aum Achyuthaya Namaha!</text:p>
      <text:p text:style-name="Standard">16</text:p>
      <text:p text:style-name="Standard">The Pandavas</text:p>
      <text:p text:style-name="Standard">Janami Dharman Na Cha Me Pravritti,</text:p>
      <text:p text:style-name="Standard">Janami Adharman Na Cha Me Nivritti,</text:p>
      <text:p text:style-name="Standard">Twaya Hrishikesa Hridastitena,</text:p>
      <text:p text:style-name="Standard">Yada Niyunktosi Tada Karomi.</text:p>
      <text:p text:style-name="Standard">I know what righteousness is, yet I am unable to do it,</text:p>
      <text:p text:style-name="Standard">I know what unrighteousness is, yet I am forced to do it!</text:p>
      <text:p text:style-name="Standard">O Hrishikesa (Krishna), thou art the dweller in my heart,</text:p>
      <text:p text:style-name="Standard">As thou guidest me, so shall I act.</text:p>
      <text:p text:style-name="Standard">After having sent Akrura to Kasi with the Syamantaka, the Lord turned his</text:p>
      <text:p text:style-name="Standard">attention to the plight of the Pandavas. He sent Uddhava to discover their</text:p>
      <text:p text:style-name="Standard">whereabouts, for he knew well that they had escaped. Uddhava hated to be</text:p>
      <text:p text:style-name="Standard">parted from Krishna even for a minute, but his slightest wish was</text:p>
      <text:p text:style-name="Standard">Uddhava’s command, so he proceeded to the forest where, with the help of</text:p>
      <text:p text:style-name="Standard">a rakshasa boy, he managed to trace the missing Pandavas. The rakshasas</text:p>
      <text:p text:style-name="Standard">were a race of cannibalistic tribes, living in the dense forests of</text:p>
      <text:p text:style-name="Standard">Bharatavarsha. They were strong and uncultured. Bhima, however, was the</text:p>
      <text:p text:style-name="Standard">equal of any rakshasa in strength. He had killed the rakshasa Hidimba,</text:p>
      <text:p text:style-name="Standard">who had tried to molest them, and married his sister Hidimbi, who had</text:p>
      <text:p text:style-name="Standard">fallen for his muscular charms. She had taken them to the rakshasa</text:p>
      <text:p text:style-name="Standard">encampment in the dense forest, and there the rakshasas had accepted</text:p>
      <text:p text:style-name="Standard">Bhima as their king. He came to be called Vrikodara, or the wolf-bellied</text:p>
      <text:p text:style-name="Standard">one. Subsequently, he had a son called Gatotkacha by her. When Uddhava</text:p>
      <text:p text:style-name="Standard">found them, they were living in a tree house, and though Bhima was</text:p>
      <text:p text:style-name="Standard">enjoying himself, the rest were having a hard time of it. They could not</text:p>
      <text:p text:style-name="Standard">reconcile themselves to the barbarous practices and cannibalistic eating</text:p>
      <text:p text:style-name="Standard">habits of their dear brother’s in-laws. They greeted Uddhava with cries of</text:p>
      <text:p text:style-name="Standard">delight and begged him to ask Krishna to rescue them from their plight,</text:p>
      <text:p text:style-name="Standard">for they did not know which was worse—to be eaten alive by the</text:p>
      <text:p text:style-name="Standard">rakshasas or to court murder at the hands of the Kauravas! Uddhava</text:p>
      <text:p text:style-name="Standard">assured them that their welfare was nearest to Krishna’s heart and that all</text:p>
      <text:p text:style-name="Standard">things would come to pass, as he willed.</text:p>
      <text:p text:style-name="Standard">Krishna, in the meantime, had gone to the court of Drupada, the king of</text:p>
      <text:p text:style-name="Standard">Panchala, at his invitation. The kingdoms of the Kurus and the Panchalas</text:p>
      <text:p text:style-name="Standard">were two of the most important ones in Bharatavarsha, and if they could</text:p>
      <text:p text:style-name="Standard">unite, they could easily put down the might of the wicked king Jarasandha.</text:p>
      <text:p text:style-name="Standard">Unfortunately, Drupada had a grudge against Bhishma for having</text:p>
      <text:p text:style-name="Standard">employed his enemy, Drona, to teach the Kuru princes.</text:p>
      <text:p text:style-name="Standard">Drona and Drupada had studied together as boys, and in a fit of boyish</text:p>
      <text:p text:style-name="Standard">enthusiasm, Drupada had promised, when he became king, to share his</text:p>
      <text:p text:style-name="Standard">kingdom with his impoverished friend. Though it was but a casual promise</text:p>
      <text:p text:style-name="Standard">made in childhood, Drona never forgot it. When he was in desperate</text:p>
      <text:p text:style-name="Standard">straits, with no means even to give milk to his only son, Asvattama, he</text:p>
      <text:p text:style-name="Standard">went to Panchala to claim his share of the kingdom. Drupada was quite</text:p>
      <text:p text:style-name="Standard">horrified at having been taken so literally and offered him as much wealth</text:p>
      <text:p text:style-name="Standard"><text:soft-page-break/>as he would need, but Drona proudly refused and swore vengeance. Later,</text:p>
      <text:p text:style-name="Standard">he became a tutor to the Kuru princes, and at the end of their course of</text:p>
      <text:p text:style-name="Standard">study, as has been said, he demanded that they should capture and bring</text:p>
      <text:p text:style-name="Standard">back Drupada to him as guru-dakshina.</text:p>
      <text:p text:style-name="Standard">The high-spirited boys set out, and Arjuna, aided by Bhima, captured the</text:p>
      <text:p text:style-name="Standard">king in a surprise attack and brought him before their preceptor. He was</text:p>
      <text:p text:style-name="Standard">freed only after he gave up his entire kingdom to Drona, which the latter</text:p>
      <text:p text:style-name="Standard">returned to him in a magnanimous gesture, as he no longer wanted it. After</text:p>
      <text:p text:style-name="Standard">all, Drona was a Brahmin, and it was a Brahmin’s duty to be forgiving, but</text:p>
      <text:p text:style-name="Standard">he forgot that Drupada was a Kshatriya, and the Kshatriyas are known to</text:p>
      <text:p text:style-name="Standard">nurse their revenge. Drupada swore to avenge this insult, and he fed his</text:p>
      <text:p text:style-name="Standard">children, Draupadi and Dhrishtadyumna, on tales of revenge. He was</text:p>
      <text:p text:style-name="Standard">determined that Draupadi should marry Arjuna, whom he considered the</text:p>
      <text:p text:style-name="Standard">bravest warrior in Bharatavarsha, and humble the pride of Drona, who</text:p>
      <text:p text:style-name="Standard">loved Arjuna more than his own son. He was also determined that one day</text:p>
      <text:p text:style-name="Standard">his son Drishtadyumna should kill Drona. When he heard of the death of</text:p>
      <text:p text:style-name="Standard">the Pandavas in the House of Lac, he was terribly disappointed, but his</text:p>
      <text:p text:style-name="Standard">priests told him not to despair, for their predictions could not go wrong,</text:p>
      <text:p text:style-name="Standard">and his daughter would certainly have Arjuna as her husband. It was at this</text:p>
      <text:p text:style-name="Standard">time that Krishna approached him and advised him to hold a swayamvara</text:p>
      <text:p text:style-name="Standard">for Draupadi in which he should arrange a challenging test, the winner of</text:p>
      <text:p text:style-name="Standard">which would win the bride.</text:p>
      <text:p text:style-name="Standard">The test, arranged by Guru Sandipani, was a very difficult one. A</text:p>
      <text:p text:style-name="Standard">whirling emblem of a fish was suspended with five strings to a pole fixed</text:p>
      <text:p text:style-name="Standard">in the middle of a pool. Just beneath the fish was a disc with a hole in the</text:p>
      <text:p text:style-name="Standard">middle. The contestants were to be given a bow and five arrows, which</text:p>
      <text:p text:style-name="Standard">they had to shoot through the hole and bring the fish down by looking at</text:p>
      <text:p text:style-name="Standard">its whirling reflection in the pool. There were only five people in the</text:p>
      <text:p text:style-name="Standard">whole of Bharatavarsha who were capable of doing this. Of these, three</text:p>
      <text:p text:style-name="Standard">belonged to the Yadava clan: Krishna himself, Satyaki, and Uddhava. All</text:p>
      <text:p text:style-name="Standard">three refused to participate, since Krishna did not want it. The other two</text:p>
      <text:p text:style-name="Standard">were Karna and, of course, Arjuna, who was believed to be dead.</text:p>
      <text:p text:style-name="Standard">Having received Uddhava’s report on the situation of the Pandavas,</text:p>
      <text:p text:style-name="Standard">Krishna sent Vyasa to the rakshasa encampment to advise them to proceed</text:p>
      <text:p text:style-name="Standard">to the city of Ekachakra disguised as Brahmins and await the call of</text:p>
      <text:p text:style-name="Standard">destiny.</text:p>
      <text:p text:style-name="Standard">All the greatest princes and kings of the land were invited to the</text:p>
      <text:p text:style-name="Standard">Draupadi swayamvara. The hundred Kauravas as well as Shakuni, Karna,</text:p>
      <text:p text:style-name="Standard">Drona, and his son, Asvattama, were there. Jarasandha of Maghada had</text:p>
      <text:p text:style-name="Standard">come, though he was old enough to be Draupadi’s grandfather. Shishupala,</text:p>
      <text:p text:style-name="Standard">prince of Chedi, Salya, king of Madra and uncle of Nakula and Sahadeva,</text:p>
      <text:p text:style-name="Standard">as well as Bhishma and Vidura were there. The Yadavas, headed by</text:p>
      <text:p text:style-name="Standard">Krishna and Balarama and accompanied by Uddhava, Satyaki, and others,</text:p>
      <text:p text:style-name="Standard">had come as spectators, for they refused to take part in the contest. The</text:p>
      <text:p text:style-name="Standard">Pandavas, who had been staying at the nearby town of Ekachakra, had also</text:p>
      <text:p text:style-name="Standard">come to the tournament, disguised as Brahmins.</text:p>
      <text:p text:style-name="Standard">Draupadi was a flaming beauty, tall and dark, with lustrous eyes and</text:p>
      <text:p text:style-name="Standard">long black tresses. As was the custom, at the start of the swayamvara she</text:p>
      <text:p text:style-name="Standard">was escorted into the hall by her chaperones and introduced in turn to the</text:p>
      <text:p text:style-name="Standard">various princes who had assembled to try their luck at winning her hand.</text:p>
      <text:p text:style-name="Standard">As she came to Krishna, she gazed long at him, her brilliant eye shooting</text:p>
      <text:p text:style-name="Standard">blue flames. She had heard much about his miraculous deeds but had never</text:p>
      <text:p text:style-name="Standard"><text:soft-page-break/>met him. Who was the woman who could look into his bewitching eyes</text:p>
      <text:p text:style-name="Standard">and be able to resist their charm? Krishna shook his head slightly, as if to</text:p>
      <text:p text:style-name="Standard">say, “I have other plans for you.” From that moment of wordless</text:p>
      <text:p text:style-name="Standard">communion, she became an ardent devotee of the Lord and turned to him</text:p>
      <text:p text:style-name="Standard">at every crisis in her life.</text:p>
      <text:p text:style-name="Standard">At last, the tournament began. One by one, the defeated princes and</text:p>
      <text:p text:style-name="Standard">kings slunk back to their seats. Even Karna, the acclaimed archer, was</text:p>
      <text:p text:style-name="Standard">unable to fulfill the taxing demands of the contest. At last, when everyone</text:p>
      <text:p text:style-name="Standard">else had failed and it looked as if Draupadi would remain a maiden, a</text:p>
      <text:p text:style-name="Standard">slight and slim youth got up from the ranks of the Brahmins and stepped</text:p>
      <text:p text:style-name="Standard">forward, asking permission to try his hand even though he was not a</text:p>
      <text:p text:style-name="Standard">Kshatriya. Drishtadyumna, Draupadi’s brother, who was master of</text:p>
      <text:p text:style-name="Standard">ceremonies, gladly gave his consent. Krishna alone recognized Arjuna and</text:p>
      <text:p text:style-name="Standard">gave him a brilliant smile of encouragement. The youth stepped forward,</text:p>
      <text:p text:style-name="Standard">lifted the bow with ease, strung it, shot the five arrows in quick succession</text:p>
      <text:p text:style-name="Standard">through the revolving disc, cutting the five strings that held up the fish,</text:p>
      <text:p text:style-name="Standard">and brought the target down, to the amazement of the assembly. There was</text:p>
      <text:p text:style-name="Standard">pandemonium in the crowd. The Brahmins were jubilant, and the</text:p>
      <text:p text:style-name="Standard">Kshatriyas voiced their disapproval, as they had been humiliated. Amid</text:p>
      <text:p text:style-name="Standard">the confusion, Draupadi walked over with her lilting gait and garlanded</text:p>
      <text:p text:style-name="Standard">the youth. Duryodhana, as usual, was the first to resort to violence, for he</text:p>
      <text:p text:style-name="Standard">had been badly smitten by Draupadi’s charms. He tried to attack Arjuna,</text:p>
      <text:p text:style-name="Standard">but Bhima uprooted a tree, as easily as one would pick up a mushroom,</text:p>
      <text:p text:style-name="Standard">and stood ready to defend him. Next, Duryodhana incited Karna to</text:p>
      <text:p text:style-name="Standard">challenge him, but Arjuna defeated him. This was the prelude to a general</text:p>
      <text:p text:style-name="Standard">skirmish that was brought to an end by Lord Krishna, who declared that</text:p>
      <text:p text:style-name="Standard">Draupadi had been won in a fair contest, and if the others did not like it,</text:p>
      <text:p text:style-name="Standard">they could air their grievances in private and not in public.</text:p>
      <text:p text:style-name="Standard">The next day, the Lord went to meet the Pandavas and his aunt Kunti,</text:p>
      <text:p text:style-name="Standard">who were living in a potter’s hut. He promised her that he would never</text:p>
      <text:p text:style-name="Standard">forsake her sons. From that day on, Kunti became an ardent devotee.</text:p>
      <text:p text:style-name="Standard">Arjuna and Krishna are supposed to be the incarnations of the ancient</text:p>
      <text:p text:style-name="Standard">rishis (sages) Nara and Narayana, who were themselves incarnations of</text:p>
      <text:p text:style-name="Standard">Lord Vishnu. They are ever engaged in doing tapasya (spiritual</text:p>
      <text:p text:style-name="Standard">disciplines) at Badrikashrama for the welfare of humankind. Thus, there</text:p>
      <text:p text:style-name="Standard">was a strong bond between Krishna and Arjuna.</text:p>
      <text:p text:style-name="Standard">The Lord now returned and disclosed to Drishtadyumna the identity of</text:p>
      <text:p text:style-name="Standard">the Brahmin youth who had won his sister. Both he and his father,</text:p>
      <text:p text:style-name="Standard">Drupada, were delighted when they heard this, since this was just what</text:p>
      <text:p text:style-name="Standard">Drupada had been hoping for. So he invited the Pandavas to the palace, and</text:p>
      <text:p text:style-name="Standard">arrangements were made for a grand wedding at which all five brothers</text:p>
      <text:p text:style-name="Standard">wed Draupadi. Their mother, Kunti, had made them promise that they</text:p>
      <text:p text:style-name="Standard">would share everything they possessed, little realizing to what extent they</text:p>
      <text:p text:style-name="Standard">would honor her words. Krishna and the other Yadavas were also present.</text:p>
      <text:p text:style-name="Standard">When this news reached Hastinapura, Duryodhana felt terribly</text:p>
      <text:p text:style-name="Standard">humiliated. Not only had his dastardly plot failed, but the Pandavas had</text:p>
      <text:p text:style-name="Standard">also snatched the girl of his choice from beneath his nose. Now they were</text:p>
      <text:p text:style-name="Standard">in a stronger position than ever before, for Drupada was no mean opponent</text:p>
      <text:p text:style-name="Standard">and Krishna had made it clear that he was entirely on their side.</text:p>
      <text:p text:style-name="Standard">Encouraged by his uncle Shakuni and his friend Karna, Duryodhana, with</text:p>
      <text:p text:style-name="Standard">the Kauravas, marched on Kampilya, the capital of Panchala, where the</text:p>
      <text:p text:style-name="Standard">Pandavas were residing in honor. Duryodhana wanted to try to nip their</text:p>
      <text:p text:style-name="Standard"><text:soft-page-break/>power in the bud. But the Kauravas met with a resounding defeat, which</text:p>
      <text:p text:style-name="Standard">only served to increase Duryodhana’s wrath. Finally, after much</text:p>
      <text:p text:style-name="Standard">persuasion from Bhishma, Drona, and Vidura, the blind king,</text:p>
      <text:p text:style-name="Standard">Dhritarashtra, forced Duryodhana to invite the Pandavas back to</text:p>
      <text:p text:style-name="Standard">Hastinapura. Yudhishtira, who was ever anxious to comply with the wishes</text:p>
      <text:p text:style-name="Standard">of his elders, agreed, and the Pandavas, accompanied by their mother and</text:p>
      <text:p text:style-name="Standard">their new bride, returned in triumph to Hastinapura, where they were</text:p>
      <text:p text:style-name="Standard">welcomed with a great show of cordiality. For some time they lived in</text:p>
      <text:p text:style-name="Standard">apparent amicability with their cousins, and it appeared as though the</text:p>
      <text:p text:style-name="Standard">enmity between them had ceased. But Shakuni, as usual, fanned the eversmoldering</text:p>
      <text:p text:style-name="Standard">coals of Duryodhana’s hatred, and Karna promised to defeat</text:p>
      <text:p text:style-name="Standard">the Pandavas single-handedly.</text:p>
      <text:p text:style-name="Standard">Encouraged by this, Duryodhana forced his father to divide the kingdom</text:p>
      <text:p text:style-name="Standard">and send the Pandavas away from Hastinapura. Dhritharashtra was too</text:p>
      <text:p text:style-name="Standard">weak to refuse his son anything, so he summoned Yudhishtira and</text:p>
      <text:p text:style-name="Standard">informed him of the decision to divide the kingdom. The portion given to</text:p>
      <text:p text:style-name="Standard">them was known as Khandavaprastha and had been the ancient capital of</text:p>
      <text:p text:style-name="Standard">the Kurus during the time of their ancestors, Yayati and Pururavas. Now it</text:p>
      <text:p text:style-name="Standard">was but a forest, overrun by wild animals and rakshasas. The brothers</text:p>
      <text:p text:style-name="Standard">were horrified at this trick of the old king, but Yudhishtira, as usual, could</text:p>
      <text:p text:style-name="Standard">not refuse any request made by Dhritarashtra, who was like a father to</text:p>
      <text:p text:style-name="Standard">him. Moreover, Krishna told him to accept, provided the king gave him</text:p>
      <text:p text:style-name="Standard">enough craftsmen, cattle, and gold to establish a city. So Yudhishtira</text:p>
      <text:p text:style-name="Standard">agreed, and Krishna and Arjuna went to Khandavaprastha to clear the</text:p>
      <text:p text:style-name="Standard">forest. When they arrived, they were met by an old man who declared</text:p>
      <text:p text:style-name="Standard">himself to be Agni, the god of fire. Due to the amount of ghee he had</text:p>
      <text:p text:style-name="Standard">consumed at a yajna, he was suffering from indigestion, and he begged the</text:p>
      <text:p text:style-name="Standard">two of them to help him get rid of his disease. The only cure for him was</text:p>
      <text:p text:style-name="Standard">to consume the forest of Khandava, which was filled with medicinal herbs.</text:p>
      <text:p text:style-name="Standard">But since the forest belonged to Indra, the god of rain, Agni was unable to</text:p>
      <text:p text:style-name="Standard">consume it, for as soon as he tried to do so, Indra would bring a shower of</text:p>
      <text:p text:style-name="Standard">rain and put him out! Arjuna immediately promised to help him, and Agni</text:p>
      <text:p text:style-name="Standard">presented him with Varuna’s bow, called Gandiva, two quivers with an</text:p>
      <text:p text:style-name="Standard">inexhaustible supply of arrows, and an armor that could not be pierced. He</text:p>
      <text:p text:style-name="Standard">also gave him a chariot and a fleet of horses. Agni then presented the</text:p>
      <text:p text:style-name="Standard">Sudarshana Chakra to Krishna, which was the weapon of Lord Vishnu.</text:p>
      <text:p text:style-name="Standard">Krishna acted as Arjuna’s charioteer, and the two of them drove round and</text:p>
      <text:p text:style-name="Standard">round the forest at lightning speed, enabling Arjuna to shoot a continuous</text:p>
      <text:p text:style-name="Standard">stream of arrows, which acted as a shield over the forest, while Agni</text:p>
      <text:p text:style-name="Standard">licked up the entire forest with his tongues of flame. Because of this dome</text:p>
      <text:p text:style-name="Standard">of arrows, Indra was unable to penetrate into the forest with his showers.</text:p>
      <text:p text:style-name="Standard">Mayan, the architect of the demons, was in the forest when it was being</text:p>
      <text:p text:style-name="Standard">burned, and since Arjuna allowed him to escape, he was very grateful and</text:p>
      <text:p text:style-name="Standard">agreed to build them a wondrous city. To appease Indra, Krishna promised</text:p>
      <text:p text:style-name="Standard">to name the new city Indraprastha. Thus in one master stroke the Lord</text:p>
      <text:p text:style-name="Standard">engineered everything so that the forest was cleared, Arjuna got his divine</text:p>
      <text:p text:style-name="Standard">weapons, and the help of Mayan was obtained to plan the assembly hall of</text:p>
      <text:p text:style-name="Standard">the new city.</text:p>
      <text:p text:style-name="Standard">The Lord also got the help of Vishwakarma, the architect of the gods, to</text:p>
      <text:p text:style-name="Standard">build the city of Indraprastha on the banks of the Yamuna, on the spot</text:p>
      <text:p text:style-name="Standard">where modern Delhi stands today. It was a wondrous city with all</text:p>
      <text:p text:style-name="Standard">conveniences, rivaling Dwaraka in beauty and splendor. Mayan built them</text:p>
      <text:p text:style-name="Standard"><text:soft-page-break/>Maya Sabha, or the Hall of Illusions. It was a wonder to all who saw it. On</text:p>
      <text:p text:style-name="Standard">an auspicious day, Yudhishtira was crowned king of Indraprastha. He was</text:p>
      <text:p text:style-name="Standard">the ideal monarch. The welfare of his subjects was his only concern, and</text:p>
      <text:p text:style-name="Standard">he created another Rama Rajya (rule of Lord Rama, a golden age). He was</text:p>
      <text:p text:style-name="Standard">dharma incarnate, and with Krishna to help and advise him, he ruled</text:p>
      <text:p text:style-name="Standard">wisely and well. For the first time in their storm-tossed lives, the Pandavas</text:p>
      <text:p text:style-name="Standard">felt happy and secure.</text:p>
      <text:p text:style-name="Standard">Soon after they took up their residence in Indraprastha, Arjuna,</text:p>
      <text:p text:style-name="Standard">accompanied by Krishna, set out on a hunting expedition. At the end of the</text:p>
      <text:p text:style-name="Standard">day, tired and thirsty, they went to the banks of the Yamuna to refresh</text:p>
      <text:p text:style-name="Standard">themselves. They were struck by the sight of a beauteous damsel strolling</text:p>
      <text:p text:style-name="Standard">along the banks. When questioned by Arjuna, she informed him that her</text:p>
      <text:p text:style-name="Standard">name was Kalindi. She was the daughter of the sun and lived in a house</text:p>
      <text:p text:style-name="Standard">beneath the river, where she had sworn to stay and practice austerities</text:p>
      <text:p text:style-name="Standard">until she met the one, who was the incarnation of Lord Vishnu, for she had</text:p>
      <text:p text:style-name="Standard">sworn to wed none but him. Arjuna told her that the object of her devotion</text:p>
      <text:p text:style-name="Standard">was standing but a yard away. She was delighted to hear this and prostrated</text:p>
      <text:p text:style-name="Standard">at the Lord’s feet and begged him to accept her. They returned to</text:p>
      <text:p text:style-name="Standard">Indraprastha with Kalindi and got the blessings of Yudhishtira. The Lord</text:p>
      <text:p text:style-name="Standard">then returned to Dwaraka and solemnized his marriage to her.</text:p>
      <text:p text:style-name="Standard">Krishna had a half sister, Subhadra, who was younger than he. She had</text:p>
      <text:p text:style-name="Standard">grown up to be a lovely girl, and Balarama was anxious to have her</text:p>
      <text:p text:style-name="Standard">married to a suitable bridegroom. Arjuna had met her on one of his visits</text:p>
      <text:p text:style-name="Standard">to Dwaraka, and they had been attracted to each other, but only Krishna</text:p>
      <text:p text:style-name="Standard">knew of this attachment. Before he could broach the matter to his brother,</text:p>
      <text:p text:style-name="Standard">Arjuna was forced to go on a pilgrimage for one year. In the meantime,</text:p>
      <text:p text:style-name="Standard">Duryodhana had expressed a wish to marry Subhadra, of whose beauty he</text:p>
      <text:p text:style-name="Standard">had heard. Balarama promptly agreed to this proposal, since he had a weak</text:p>
      <text:p text:style-name="Standard">spot for Duryodhana and quite fancied the idea of an alliance with the</text:p>
      <text:p text:style-name="Standard">Kurus. Krishna was none too happy to hear the news, for he knew</text:p>
      <text:p text:style-name="Standard">Duryodhana’s nature only too well and did not want his only sister to</text:p>
      <text:p text:style-name="Standard">suffer at the hands of this unprincipled and haughty man. However, he</text:p>
      <text:p text:style-name="Standard">kept silent, for he knew that his brother had given his word and could not</text:p>
      <text:p text:style-name="Standard">back down, so some stratagem would have to be devised if his cousin</text:p>
      <text:p text:style-name="Standard">Arjuna was to wed Krishna’s sister.</text:p>
      <text:p text:style-name="Standard">Arjuna’s year of pilgrimage was coming to a close. He decided to end it</text:p>
      <text:p text:style-name="Standard">at Dwaraka and to see Krishna as well as Subhadra and perhaps broach the</text:p>
      <text:p text:style-name="Standard">subject of his marriage. During this year, his beard had grown, and he was</text:p>
      <text:p text:style-name="Standard">clad in the soiled and crumpled clothes of the wayfarer, quite unlike his</text:p>
      <text:p text:style-name="Standard">usual debonair self. Thus it happened that no one recognized him when he</text:p>
      <text:p text:style-name="Standard">entered the city, where he was well known. Thinking it to be a huge joke,</text:p>
      <text:p text:style-name="Standard">he sat under the shade of a banyan tree with half-closed eyes as if in deep</text:p>
      <text:p text:style-name="Standard">meditation. Soon people gathered around to watch the holy man, and from</text:p>
      <text:p text:style-name="Standard">them Arjuna gathered the latest bit of gossip—that Subhadra was</text:p>
      <text:p text:style-name="Standard">betrothed to Duryodhana. It was only now that poor Arjuna really felt like</text:p>
      <text:p text:style-name="Standard">renouncing the world! What a bitter blow fate had dealt him! To have the</text:p>
      <text:p text:style-name="Standard">cup brought to his lips and then to have it dashed to the ground was too</text:p>
      <text:p text:style-name="Standard">much bear. What had Krishna been doing to consent to such a thing? Thus</text:p>
      <text:p text:style-name="Standard">he ruminated and sat under the holy tree, sunk in deep and gloomy reverie,</text:p>
      <text:p text:style-name="Standard">which quite convinced the ordinary folk that he was a great saint. He</text:p>
      <text:p text:style-name="Standard">hardly ever smiled, he was always meditating, and he expressed no desire</text:p>
      <text:p text:style-name="Standard">even for food.</text:p>
      <text:p text:style-name="Standard"><text:soft-page-break/>That night it rained in torrents. Krishna, who was spending the night in</text:p>
      <text:p text:style-name="Standard">Satyabhama’s palace, suddenly started chuckling. When she asked him</text:p>
      <text:p text:style-name="Standard">what the matter was, he replied, “The thought of Arjuna pretending to be a</text:p>
      <text:p text:style-name="Standard">sannyasi (monk) and sitting under the banyan tree in this pouring rain,</text:p>
      <text:p text:style-name="Standard">when his mind is full of Subhadra, is making me laugh.” Very soon,</text:p>
      <text:p text:style-name="Standard">Balarama heard of the arrival of this great saint in their midst. He could</text:p>
      <text:p text:style-name="Standard">never resist a holy man and went posthaste to meet him. “Hail, O holy</text:p>
      <text:p text:style-name="Standard">one!” he said, “blessed is our city to have the sight of noble sages like</text:p>
      <text:p text:style-name="Standard">you.”</text:p>
      <text:p text:style-name="Standard">Arjuna was slightly embarrassed at first and tried to hide his face, but</text:p>
      <text:p text:style-name="Standard">seeing Balarama to be quite sincere and totally unsuspicious of his</text:p>
      <text:p text:style-name="Standard">identity, he gathered his wandering wits together and proceeded to act the</text:p>
      <text:p text:style-name="Standard">part of a true sannyasi. Balarama went off, well pleased with his latest</text:p>
      <text:p text:style-name="Standard">find, and returned later, dragging a reluctant Krishna with him. The latter</text:p>
      <text:p text:style-name="Standard">gave him a piercing look. Arjuna felt himself to be quite exposed and</text:p>
      <text:p text:style-name="Standard">hurriedly closed his eyes so as not to see any more of those baleful looks.</text:p>
      <text:p text:style-name="Standard">Balarama humbly requested the holy one to spend the rainy season at their</text:p>
      <text:p text:style-name="Standard">residence. The only time a sannyasi was allowed to live in a householder’s</text:p>
      <text:p text:style-name="Standard">home was during the time of the monsoons, when the rains made it</text:p>
      <text:p text:style-name="Standard">impossible for him to sleep in the open. Arjuna gave a quick glance at</text:p>
      <text:p text:style-name="Standard">Krishna and acceded to the request.</text:p>
      <text:p text:style-name="Standard">“O Brother! Beware of bringing strange young men into our house, even</text:p>
      <text:p text:style-name="Standard">though they may profess to be sannyasis. Our sister is a young girl of</text:p>
      <text:p text:style-name="Standard">marriageable age. You know how I feel about such young sannyasis; they</text:p>
      <text:p text:style-name="Standard">are not to be trusted. They are not old enough to have renounced the</text:p>
      <text:p text:style-name="Standard">pleasures of life. Think well before inviting him to our house.” Though</text:p>
      <text:p text:style-name="Standard">Krishna spoke in a low voice, it was at just the correct pitch to penetrate</text:p>
      <text:p text:style-name="Standard">the sannyasi’s ears. Arjuna hurriedly closed his eyes and recommenced the</text:p>
      <text:p text:style-name="Standard">chanting he had interrupted in order to hear what Krishna was whispering.</text:p>
      <text:p text:style-name="Standard">“Aum Namashivaya,” he said loudly, “Aum Namashivaya,” and gave a</text:p>
      <text:p text:style-name="Standard">quick look at Krishna to see how he was taking it. Krishna merely gave</text:p>
      <text:p text:style-name="Standard">him a quizzical look. Balarama glared at his younger brother and told him</text:p>
      <text:p text:style-name="Standard">to mind his manners. He bowed low at Arjuna’s feet and begged his</text:p>
      <text:p text:style-name="Standard">permission to leave. Now the field was clear for Krishna. The sannyasi</text:p>
      <text:p text:style-name="Standard">opened one eye slightly and, finding a blue patch in front of him, hurriedly</text:p>
      <text:p text:style-name="Standard">closed it again and once more started chanting Aum Namashivaya, the</text:p>
      <text:p text:style-name="Standard">mantra of the great Lord Shiva, in a loud voice.</text:p>
      <text:p text:style-name="Standard">He felt a tap on his shoulder, which could not be ignored. He opened his</text:p>
      <text:p text:style-name="Standard">eyes again cautiously to find himself alone with Krishna. The crowd had</text:p>
      <text:p text:style-name="Standard">dispersed, and Krishna gave him a charming, reassuring smile.</text:p>
      <text:p text:style-name="Standard">“Well, my dear friend,” he said, “I hadn’t realized that you had taken to</text:p>
      <text:p text:style-name="Standard">the holy life. Why did you suddenly decide on such a course, my dear boy?</text:p>
      <text:p text:style-name="Standard">Did something happen to give you a distaste for life? I heard that you had</text:p>
      <text:p text:style-name="Standard">gone on a pilgrimage for a year, but I never dreamed it was for life.”</text:p>
      <text:p text:style-name="Standard">“O! You recognized me!” Arjuna said with relief, for he was finding the</text:p>
      <text:p text:style-name="Standard">strain of impersonation too much to bear, coupled with the mental agony</text:p>
      <text:p text:style-name="Standard">of thinking of Subhadra’s approaching nuptials. “It was just a joke,” he</text:p>
      <text:p text:style-name="Standard">said feebly, as he caught Krishna’s mocking glance.</text:p>
      <text:p text:style-name="Standard">“Whatever it is, I would seriously advise you to buy some saffron dye</text:p>
      <text:p text:style-name="Standard">from the market and take up sannyasa (the life of renunciation) in earnest.</text:p>
      <text:p text:style-name="Standard">That appears to be the only way to cure your malady.” With this cryptic</text:p>
      <text:p text:style-name="Standard">remark, Krishna left Arjuna.</text:p>
      <text:p text:style-name="Standard"><text:soft-page-break/>Arjuna cogitated for some time. He had finally decided to leave the city</text:p>
      <text:p text:style-name="Standard">and not accept Balarama’s hospitality, for he feared that he would be</text:p>
      <text:p text:style-name="Standard">exposed, but after listening to Krishna’s advice, he decided otherwise.</text:p>
      <text:p text:style-name="Standard">What had he meant by asking him to take up sannyasa seriously? Did he</text:p>
      <text:p text:style-name="Standard">mean that his case was hopeless and he had better renounce the world?</text:p>
      <text:p text:style-name="Standard">Surely that could not have been his meaning, for sannyasa was not a thing</text:p>
      <text:p text:style-name="Standard">to be bought with a packet of dye from the market. So Krishna must have</text:p>
      <text:p text:style-name="Standard">some devious plan that necessitated his carrying on with the deception.</text:p>
      <text:p text:style-name="Standard">Whatever it was, Arjuna had implicit faith in the Lord, so he set out to</text:p>
      <text:p text:style-name="Standard">deck himself as a true sannyasi, complete with freshly dyed saffron robes</text:p>
      <text:p text:style-name="Standard">and a rosary made of rudraksha beads around his neck, with another</text:p>
      <text:p text:style-name="Standard">tucked away in a little bag, in which his right hand was always hidden,</text:p>
      <text:p text:style-name="Standard">while he was supposedly muttering his prayers on the beads. This little bag</text:p>
      <text:p text:style-name="Standard">was essential to the success of his plan, for it was obvious to the most</text:p>
      <text:p text:style-name="Standard">casual look that his hands were not those of a true sannyasi, who would be</text:p>
      <text:p text:style-name="Standard">expected to have a callused middle finger caused by the constant repetition</text:p>
      <text:p text:style-name="Standard">of countless beads being rolled over it. Arjuna, on the other hand, had a</text:p>
      <text:p text:style-name="Standard">callused forefinger, as befitting an archer. Thus armed, he was taken in</text:p>
      <text:p text:style-name="Standard">state to the palace, where Subhadra herself was given the pleasant task of</text:p>
      <text:p text:style-name="Standard">catering to the holy one’s needs. It was considered very lucky for a young</text:p>
      <text:p text:style-name="Standard">girl to get the blessings of a holy man, especially in order to procure a</text:p>
      <text:p text:style-name="Standard">good husband and many sons, both of which Arjuna was perfectly capable</text:p>
      <text:p text:style-name="Standard">of and willing to bless her with! Needless to say, Arjuna reveled in this bit</text:p>
      <text:p text:style-name="Standard">of unexpected luck. With open eyes, he watched her beauteous form as she</text:p>
      <text:p text:style-name="Standard">undulated in and out of the room, carrying out her self-appointed tasks of</text:p>
      <text:p text:style-name="Standard">cleaning his room, bringing his food, and so on. When she left him, he</text:p>
      <text:p text:style-name="Standard">meditated with closed eyes on her form. Subhadra, too, had her own</text:p>
      <text:p text:style-name="Standard">suspicions about the sannyasi from the very first day. The way he patted</text:p>
      <text:p text:style-name="Standard">her head when she prostrated before him was far from being paternal. She</text:p>
      <text:p text:style-name="Standard">watched him closely, and though he took care to hide his right hand, she</text:p>
      <text:p text:style-name="Standard">discovered that his left hand also had a callused forefinger. She knew well</text:p>
      <text:p text:style-name="Standard">that it was only Arjuna who could have it, for he was famous for his</text:p>
      <text:p text:style-name="Standard">ambidexterity and could shoot equally well with his left hand as with his</text:p>
      <text:p text:style-name="Standard">right. After this discovery, she became a little more bashful, but even more</text:p>
      <text:p text:style-name="Standard">eager to serve the handsome young sannyasi. Thus, the courtship</text:p>
      <text:p text:style-name="Standard">progressed smoothly during the four months of the monsoon.</text:p>
      <text:p text:style-name="Standard">With the end of the rains, the wedding season would commence, so</text:p>
      <text:p text:style-name="Standard">Krishna had to devise a plan to remove Balarama from the vicinity for a</text:p>
      <text:p text:style-name="Standard">while. It so happened that Balarama went to inquire about the discovery of</text:p>
      <text:p text:style-name="Standard">an ancient temple on top of a hill, and Krishna announced to Arjuna that a</text:p>
      <text:p text:style-name="Standard">chariot with his own four horses would be stationed at the palace gates to</text:p>
      <text:p text:style-name="Standard">take Subhadra for a religious function. He also hinted that an opportunity</text:p>
      <text:p text:style-name="Standard">once lost may never return. Arjuna, who was never slow on the uptake, lost</text:p>
      <text:p text:style-name="Standard">no time in grabbing the hand of the willing Subhadra, who just happened</text:p>
      <text:p text:style-name="Standard">to come into the room at that time. He hurried her quite unresistingly into</text:p>
      <text:p text:style-name="Standard">the chariot and whipped up the horses.</text:p>
      <text:p text:style-name="Standard">The news of the sannyasi’s abduction of his sister was carried to</text:p>
      <text:p text:style-name="Standard">Balarama, who returned at once from the renovation site. Without waiting</text:p>
      <text:p text:style-name="Standard">to consult Krishna, he sent off some soldiers after the erring couple. Since</text:p>
      <text:p text:style-name="Standard">the sannyasi was not expected to carry any weapons, he thought the</text:p>
      <text:p text:style-name="Standard">capture would be an easy matter. But he had reckoned without his sister’s</text:p>
      <text:p text:style-name="Standard">foresight. Not for nothing was she the sister of such valiant brothers!</text:p>
      <text:p text:style-name="Standard"><text:soft-page-break/>Taking over the job of driving the chariot, she gave Arjuna the bow and</text:p>
      <text:p text:style-name="Standard">arrows that she had concealed, with which he managed to stall the</text:p>
      <text:p text:style-name="Standard">pursuing soldiers.</text:p>
      <text:p text:style-name="Standard">In the meantime, Balarama stalked into the palace and demanded an</text:p>
      <text:p text:style-name="Standard">explanation from Krishna. He was chagrined to find his brother innocently</text:p>
      <text:p text:style-name="Standard">engaged in a game of dice. He could not believe that such a thing could</text:p>
      <text:p text:style-name="Standard">have happened without his knowledge, if not his connivance.</text:p>
      <text:p text:style-name="Standard">“Did I not warn you, my dear brother, of the dangers of allowing strange</text:p>
      <text:p text:style-name="Standard">young men into our house when our sister was here? But you refused to</text:p>
      <text:p text:style-name="Standard">listen to me. Now why do you blame me?” asked the Lord, with an</text:p>
      <text:p text:style-name="Standard">innocent look.</text:p>
      <text:p text:style-name="Standard">Balarama ranted and raved, for his temper was not improved by hearing</text:p>
      <text:p text:style-name="Standard">this truth. He swore to kill the sannyasi with his bare hands. At last,</text:p>
      <text:p text:style-name="Standard">Krishna took pity on him and disclosed the sannyasi’s identity.</text:p>
      <text:p text:style-name="Standard">“Why didn’t you tell me this from the first? Why do you go about</text:p>
      <text:p text:style-name="Standard">everything in this devious fashion?” Balarama asked.</text:p>
      <text:p text:style-name="Standard">“Well, Brother,” Krishna replied reasonably, “had I told you of Arjuna’s</text:p>
      <text:p text:style-name="Standard">liking for Subhadra, you would immediately have asked me to mind my</text:p>
      <text:p text:style-name="Standard">own business, for you had already arranged for her marriage with</text:p>
      <text:p text:style-name="Standard">Duryodhana. You would not have been able to go back on your word. I</text:p>
      <text:p text:style-name="Standard">knew that Subhadra also was keen on marrying Arjuna. In this way, you</text:p>
      <text:p text:style-name="Standard">are completely clear of all blame, since you knew nothing about it.</text:p>
      <text:p text:style-name="Standard">Duryodhana can find no fault with you for having broken your word.”</text:p>
      <text:p text:style-name="Standard">Balarama’s anger was appeased when he heard this, and he decided to</text:p>
      <text:p text:style-name="Standard">make the best of a bad job. The couple was brought back, and the wedding</text:p>
      <text:p text:style-name="Standard">celebrated at Dwaraka itself. Krishna accompanied them back to</text:p>
      <text:p text:style-name="Standard">Indraprastha with a huge dowry of gold, horses, and servants. His parting</text:p>
      <text:p text:style-name="Standard">words to his sister were, “I suppose I can take away my chariot, since you</text:p>
      <text:p text:style-name="Standard">have no more use of it!” Subhadra blushed and thanked her enigmatic</text:p>
      <text:p text:style-name="Standard">brother, to whom the whole of life was one big game.</text:p>
      <text:p text:style-name="Standard">In the course of time, Subhadra bore a son to Arjuna, the great</text:p>
      <text:p text:style-name="Standard">Abhimanyu, who was equal to his father in valor and expertise in archery.</text:p>
      <text:p text:style-name="Standard">She laughs because she gets embarrassed when she looks upon her</text:p>
      <text:p text:style-name="Standard">lover,</text:p>
      <text:p text:style-name="Standard">In many ways she utters senseless sounds through the fever of her</text:p>
      <text:p text:style-name="Standard">love,</text:p>
      <text:p text:style-name="Standard">A certain girl excelling in her charms unrivaled, dallies with the</text:p>
      <text:p text:style-name="Standard">enemy of Madhu.</text:p>
      <text:p text:style-name="Standard">FROM GITA GOVINDA BY JAYADEVA</text:p>
      <text:p text:style-name="Standard">Hari Aum Tat Sat</text:p>
      <text:p text:style-name="Standard">Aum Srinivasaya Namaha!</text:p>
      <text:p text:style-name="Standard">17</text:p>
      <text:p text:style-name="Standard">The Divine Husband</text:p>
      <text:p text:style-name="Standard">Twam Eva Matha cha Pitha Twam Eva,</text:p>
      <text:p text:style-name="Standard">Twam Eva Bandhuscha Sakha Twam Eva,</text:p>
      <text:p text:style-name="Standard">Twam Eva Vidya Dravinam Twam Eva,</text:p>
      <text:p text:style-name="Standard">Twam Eva Sarvam Mama Deva Deva.</text:p>
      <text:p text:style-name="Standard">Thou art my father as well as my mother,</text:p>
      <text:p text:style-name="Standard">Thou alone, my relation and only friend.</text:p>
      <text:p text:style-name="Standard">Thou art my knowledge as well as my sole wealth,</text:p>
      <text:p text:style-name="Standard">Thou art my everything, O thou Lord of Lords.</text:p>
      <text:p text:style-name="Standard">The remaining marriages of Krishna took place soon after this incident.</text:p>
      <text:p text:style-name="Standard"><text:soft-page-break/>Mitrabinda, the princess of Avanti, was his cousin. Her brothers, Vinda and</text:p>
      <text:p text:style-name="Standard">Anuvinda, had studied with him at Sandipani’s ashrama, but now they had</text:p>
      <text:p text:style-name="Standard">come under Jarasandha’s influence and were forcing their sister to marry</text:p>
      <text:p text:style-name="Standard">his grandson. She begged Krishna to rescue her, and once again, in the face</text:p>
      <text:p text:style-name="Standard">of all the other kings, Krishna abducted her as he had done Rukmini.</text:p>
      <text:p text:style-name="Standard">Bhadra was also a cousin. She was offered in marriage to him by her</text:p>
      <text:p text:style-name="Standard">brothers. This was the only marriage that took place without any untoward</text:p>
      <text:p text:style-name="Standard">incident! Satya was the daughter of Nagnajit, king of Kosala. He had</text:p>
      <text:p text:style-name="Standard">declared that only the person who was capable of subduing his seven</text:p>
      <text:p text:style-name="Standard">vicious bulls at the same time would be allowed to marry her. Hearing of</text:p>
      <text:p text:style-name="Standard">her love for him, Krishna went to Ayodhya, the capital of the Kosalas, to</text:p>
      <text:p text:style-name="Standard">try for her hand. Nagnajit was a very pious man and felt honored that the</text:p>
      <text:p text:style-name="Standard">Lord had come to win his daughter. He would willingly have given her in</text:p>
      <text:p text:style-name="Standard">marriage to him, but since he had already issued such an edict, he could</text:p>
      <text:p text:style-name="Standard">not go back on his word. Hearing this, the Lord girded up his loins and</text:p>
      <text:p text:style-name="Standard">entered the arena into which the wild bulls had been let loose. Multiplying</text:p>
      <text:p text:style-name="Standard">himself into seven forms, he subdued the bulls simultaneously with the</text:p>
      <text:p text:style-name="Standard">greatest of ease. The king happily bestowed his daughter on the Lord, and</text:p>
      <text:p text:style-name="Standard">the marriage was celebrated at the bride’s residence. Many of the kings</text:p>
      <text:p text:style-name="Standard">who failed to gain Satya as their bride now came to attack the bridal party</text:p>
      <text:p text:style-name="Standard">on its way to Dwaraka. Arjuna, who was accompanying the Lord, routed</text:p>
      <text:p text:style-name="Standard">all of them with ease.</text:p>
      <text:p text:style-name="Standard">Lakshmana was the beautiful daughter of the king of Madra. He held a</text:p>
      <text:p text:style-name="Standard">swayamvara for her with a contest similar to the one held at the Draupadi</text:p>
      <text:p text:style-name="Standard">swayamvara. Krishna attended, accompanied by Arjuna, since Lakshmana</text:p>
      <text:p text:style-name="Standard">had begged him to come to her rescue. He shot down the whirling fish with</text:p>
      <text:p text:style-name="Standard">ease and took her away in the face of stiff opposition from the other kings.</text:p>
      <text:p text:style-name="Standard">At that time, a mighty king called Bhauma, or Narakasura, had been</text:p>
      <text:p text:style-name="Standard">terrorizing the neighboring states. He had captured the daughters of</text:p>
      <text:p text:style-name="Standard">sixteen thousand kings, all of marriageable age, and clapped them in jail</text:p>
      <text:p text:style-name="Standard">as a kindly precaution, he said, against would-be abductors like Krishna!</text:p>
      <text:p text:style-name="Standard">What he did not realize was that the damsels were longing to be abducted</text:p>
      <text:p text:style-name="Standard">and had sent Krishna a piteous plea for help. At the same time, Indra, the</text:p>
      <text:p text:style-name="Standard">king of the gods, approached Krishna to solicit his aid in killing</text:p>
      <text:p text:style-name="Standard">Narakasura. Not content with stealing damsels, Narakasura had gone to</text:p>
      <text:p text:style-name="Standard">heaven and helped himself to the earrings of Aditi, Indra’s mother, which</text:p>
      <text:p text:style-name="Standard">had miraculous powers. This complaint had barely been registered when</text:p>
      <text:p text:style-name="Standard">Varuna, the god of waters, added to the list of Narakasura’s iniquities.</text:p>
      <text:p text:style-name="Standard">Having paid a visit to Varuna, he could not resist filching Varuna’s</text:p>
      <text:p text:style-name="Standard">umbrella, which had remarkable properties. He had also occupied Indra’s</text:p>
      <text:p text:style-name="Standard">seat on top of the mountain, Meru. The complaints against him seemed to</text:p>
      <text:p text:style-name="Standard">be piling up, so Krishna decided to take prompt action.</text:p>
      <text:p text:style-name="Standard">In the meantime, the sage Narada had brought a flower from the celestial</text:p>
      <text:p text:style-name="Standard">tree, the Parijata, from Indra’s garden and presented it to Rukmini.</text:p>
      <text:p text:style-name="Standard">Immediately upon seeing it, Satyabhama wanted nothing less than the</text:p>
      <text:p text:style-name="Standard">whole tree for her garden, so she went off to find her Lord who was in</text:p>
      <text:p text:style-name="Standard">conference with Indra. She considered this a good omen, so she whispered</text:p>
      <text:p text:style-name="Standard">to the Lord her desire to have a sapling from the celestial tree. Krishna</text:p>
      <text:p text:style-name="Standard">agreed, provided Indra had no objection, and Indra cordially invited them</text:p>
      <text:p text:style-name="Standard">both to come to heaven after Krishna had defeated Narakasura and</text:p>
      <text:p text:style-name="Standard">regained his mother’s earrings.</text:p>
      <text:p text:style-name="Standard">The Lord set out for Pragjyotisha, Narakasura’s capital, mounted on his</text:p>
      <text:p text:style-name="Standard"><text:soft-page-break/>eagle vehicle and accompanied by his wife Satyabhama. The city was</text:p>
      <text:p text:style-name="Standard">fortified by several layers of barriers, consisting of mountain ranges,</text:p>
      <text:p text:style-name="Standard">water, fire, and a cyclonic wind. Within that was a moat in which lived the</text:p>
      <text:p text:style-name="Standard">demon Murasura, who had encircled the moat with cords that no one could</text:p>
      <text:p text:style-name="Standard">break through. Krishna shattered the external fortifications of mountains</text:p>
      <text:p text:style-name="Standard">with his mace, water and fire with his discus, and the weapons of the</text:p>
      <text:p text:style-name="Standard">sentries with his arrows. He also shattered the courage of Narakasura’s</text:p>
      <text:p text:style-name="Standard">warriors with the powerful sound of his conch, the Panchajanya. Murasura</text:p>
      <text:p text:style-name="Standard">rushed out at Krishna with his three-pronged trident upraised. He hurled it</text:p>
      <text:p text:style-name="Standard">at Garuda, and Krishna broke the trident with three arrows. Murasura</text:p>
      <text:p text:style-name="Standard">hurled his mace at him, which was also shattered by the Lord. At last,</text:p>
      <text:p text:style-name="Standard">bereft of weapons, he rushed at him as if to throttle him with his bare</text:p>
      <text:p text:style-name="Standard">hands and had his head cut off by the Lord’s discus, the Sudarshana.</text:p>
      <text:p text:style-name="Standard">Seeing all his barricades broken and his leader slain, Narakasura came out</text:p>
      <text:p text:style-name="Standard">with his elephant brigade. Thereupon there ensued a terrific battle between</text:p>
      <text:p text:style-name="Standard">the two, which ended in Narakasura’s head being cut off by the</text:p>
      <text:p text:style-name="Standard">Sudarshana. His mother, the Earth deity, then presented the Lord the</text:p>
      <text:p text:style-name="Standard">earrings, umbrella, and other precious articles that her son had stolen. She</text:p>
      <text:p text:style-name="Standard">knew of Krishna’s greatness, and she extolled him and begged him to spare</text:p>
      <text:p text:style-name="Standard">the life of her grandson Bhagadatta. Krishna acceded to this request, made</text:p>
      <text:p text:style-name="Standard">a triumphal entry into the prosperous city of Pragjyotisha, and released the</text:p>
      <text:p text:style-name="Standard">sixteen thousand young women whom Narakasura had taken away by</text:p>
      <text:p text:style-name="Standard">force. As soon as they saw him, they mentally resolved to wed none but</text:p>
      <text:p text:style-name="Standard">him, so Krishna accepted all of them and sent them to Dwaraka to await</text:p>
      <text:p text:style-name="Standard">his arrival.</text:p>
      <text:p text:style-name="Standard">Next, he proceeded to Indra’s celestial abode and restored Aditi’s</text:p>
      <text:p text:style-name="Standard">earrings and Varuna’s umbrella. As soon as Satyabhama saw the celestial</text:p>
      <text:p text:style-name="Standard">tree with its golden bark and intoxicating perfume, she clung to Krishna’s</text:p>
      <text:p text:style-name="Standard">arm and begged him not to forget his promise to get the tree for her. The</text:p>
      <text:p text:style-name="Standard">Lord looked at her pityingly, as if to say, “O Bhama, how foolish you are.</text:p>
      <text:p text:style-name="Standard">Having procured me, the essence of sweetness, do you crave for this petty</text:p>
      <text:p text:style-name="Standard">tree, which can grant you only worldly pleasures?” But she was adamant,</text:p>
      <text:p text:style-name="Standard">so he gave in to her request. So also, when we ask the Lord for childish</text:p>
      <text:p text:style-name="Standard">trifles that are pleasant to the senses but have no lasting benefit, the Lord</text:p>
      <text:p text:style-name="Standard">may yield, for the power of prayer is great, and every individual is given</text:p>
      <text:p text:style-name="Standard">the freedom to carve out his own future. Eventually, we will find that the</text:p>
      <text:p text:style-name="Standard">gift is a worthless one and will bring us nothing but sorrow. Thus, each one</text:p>
      <text:p text:style-name="Standard">of us has the voice of God within our hearts, but if we disregard it, he may</text:p>
      <text:p text:style-name="Standard">appear to give in, not because he is too weak to stop us, but because we are</text:p>
      <text:p text:style-name="Standard">given the freedom to choose, and according to our choice, we have to</text:p>
      <text:p text:style-name="Standard">accept the consequences.</text:p>
      <text:p text:style-name="Standard">So Krishna reminded Indra of his promise, but that foolish deity</text:p>
      <text:p text:style-name="Standard">conveniently forgot his obligations once he had what he wanted, like most</text:p>
      <text:p text:style-name="Standard">of us, and sent his forces to fight with Krishna! The Lord defeated them</text:p>
      <text:p text:style-name="Standard">and returned to Dwaraka with the delighted Satyabhama carrying her</text:p>
      <text:p text:style-name="Standard">trophy. At Dwaraka, he married the sixteen thousand princesses in as many</text:p>
      <text:p text:style-name="Standard">palaces, taking on as many forms at the same time. They were housed in</text:p>
      <text:p text:style-name="Standard">their own special mansions so that there would be no complaints.</text:p>
      <text:p text:style-name="Standard">As soon as Satyabhama reached her own home, she decided to plant her</text:p>
      <text:p text:style-name="Standard">treasure. The spot chosen was directly beside the wall separating her</text:p>
      <text:p text:style-name="Standard">residence from that of Rukmini, so that her rival would have clear proof of</text:p>
      <text:p text:style-name="Standard">her Lord’s preference for her! Just then, the sage Narada arrived on the</text:p>
      <text:p text:style-name="Standard"><text:soft-page-break/>scene and offered to plant it for her since he was well versed in the method</text:p>
      <text:p text:style-name="Standard">of planting celestial trees, being a resident of those regions. Narada had a</text:p>
      <text:p text:style-name="Standard">decided partiality for the modest and unassuming Rukmini. The outcome</text:p>
      <text:p text:style-name="Standard">of his horticultural activities was that, when the tree grew and started</text:p>
      <text:p text:style-name="Standard">flowering, Bhama found to her dismay that all the branches hung over the</text:p>
      <text:p text:style-name="Standard">wall into Rukmini’s garden. The flowers fell in profusion and carpeted</text:p>
      <text:p text:style-name="Standard">Rukmini’s compound, perfuming the entire atmosphere. If Satyabhama</text:p>
      <text:p text:style-name="Standard">wanted even a single flower, she had to beg for one from her rival. So,</text:p>
      <text:p text:style-name="Standard">while she had all the troublesome tasks of watering and manuring and</text:p>
      <text:p text:style-name="Standard">pruning the tree, Rukmini could sit back and enjoy the perfume of the</text:p>
      <text:p text:style-name="Standard">flowers, which literally fell into her lap. Thus, Rukmini, who thought that</text:p>
      <text:p text:style-name="Standard">there was no perfume comparable to the one emanating from the lotus feet</text:p>
      <text:p text:style-name="Standard">of her Lord, was drenched in celestial fragrance, whereas Bhama, who</text:p>
      <text:p text:style-name="Standard">craved for other excitement, was left bereft.</text:p>
      <text:p text:style-name="Standard">Once, the sage Narada, who was a celibate himself, had a doubt as to</text:p>
      <text:p text:style-name="Standard">how the Lord treated his 16,108 and how they looked upon him. The</text:p>
      <text:p text:style-name="Standard">thought of keeping even one wife seemed a burden to him, so how did</text:p>
      <text:p text:style-name="Standard">Krishna manage to please all his wives and yet find time for all his other</text:p>
      <text:p text:style-name="Standard">activities? One day, he decided to find out for himself. Armed with his</text:p>
      <text:p text:style-name="Standard">vina, or lute, he visited his favorite, Rukmini. There he found Krishna</text:p>
      <text:p text:style-name="Standard">relaxing on the swing bed, with Rukmini fanning him. Krishna jumped up</text:p>
      <text:p text:style-name="Standard">as soon as he saw the sage and welcomed him and pressed him to partake</text:p>
      <text:p text:style-name="Standard">of some fruits and nuts. Narada sat for a while and then departed, for he</text:p>
      <text:p text:style-name="Standard">still had 16,107 houses to visit. He stepped into Satyabhama’s house next.</text:p>
      <text:p text:style-name="Standard">Here he found Krishna engrossed in a game of dice with her. He was</text:p>
      <text:p text:style-name="Standard">steadily losing and as soon as he saw the sage, he jumped up, upsetting the</text:p>
      <text:p text:style-name="Standard">board, and welcomed him with open arms. “Ah, Narada! How long is it</text:p>
      <text:p text:style-name="Standard">since we met! How are you and where are you coming from?”</text:p>
      <text:p text:style-name="Standard">Narada’s jaw dropped, for had they not met but a moment ago? He</text:p>
      <text:p text:style-name="Standard">hastily extricated himself from the Lord’s embrace and withdrew to</text:p>
      <text:p text:style-name="Standard">Jambavati’s house. Here he found that even the season had changed. While</text:p>
      <text:p text:style-name="Standard">it was still spring at the other two palaces, it was summer here, and the</text:p>
      <text:p text:style-name="Standard">two of them were sporting in the lake to get cool. The same tableau was</text:p>
      <text:p text:style-name="Standard">enacted here—Krishna pretending surprise at seeing him and Narada</text:p>
      <text:p text:style-name="Standard">feeling nervous and abashed. Poor Narada stuck to his selfimposed task</text:p>
      <text:p text:style-name="Standard">and climbed in and out of any number of palaces. In each of them, he was</text:p>
      <text:p text:style-name="Standard">met by a smiling Krishna and a devoted, happy, and contented wife, both</text:p>
      <text:p text:style-name="Standard">of them seemingly enthralled with each other’s company! Though each of</text:p>
      <text:p text:style-name="Standard">his wives had a hundred maids as her personal attendants, every one of</text:p>
      <text:p text:style-name="Standard">them preferred to attend on Krishna by herself. At every place, Narada</text:p>
      <text:p text:style-name="Standard">noticed that each of the queens personally catered to all Krishna’s wants.</text:p>
      <text:p text:style-name="Standard">As soon as he came in, they would offer him arghya and water to wash his</text:p>
      <text:p text:style-name="Standard">feet, prepare his food, massage his feet, fan him, apply sandal paste and</text:p>
      <text:p text:style-name="Standard">unguents over his body, decorate him with flower garlands made with their</text:p>
      <text:p text:style-name="Standard">own hands, comb and arrange his hair, and even feed him. All of them told</text:p>
      <text:p text:style-name="Standard">Narada that they considered themselves more in the capacity of his maid</text:p>
      <text:p text:style-name="Standard">than his wife. They delighted in doing the most menial services for him.</text:p>
      <text:p text:style-name="Standard">By the end of the day, Narada had lost count of the number of palaces he</text:p>
      <text:p text:style-name="Standard">had climbed in and out of. Exhausted, he decided to give up his futile</text:p>
      <text:p text:style-name="Standard">pastime of trying to plumb the depths of the Lord’s glory. In a mood of</text:p>
      <text:p text:style-name="Standard">repentance, he flung himself beneath a tree to rest, when he suddenly</text:p>
      <text:p text:style-name="Standard">found a man bearing down on him.</text:p>
      <text:p text:style-name="Standard"><text:soft-page-break/>“Hail, O sage!” said the man, who was swaddled in a cloak. “Have you</text:p>
      <text:p text:style-name="Standard">given up so easily? Why do not you finish the task you have set yourself?</text:p>
      <text:p text:style-name="Standard">You have exactly 465 houses more to visit!”</text:p>
      <text:p text:style-name="Standard">So saying, the man disappeared, and Narada thought he heard a delighted</text:p>
      <text:p text:style-name="Standard">chuckle near him. He stood up with both hands clasped and mentally</text:p>
      <text:p text:style-name="Standard">prostrated 16,108 times to the Lord for having doubted him and dared to</text:p>
      <text:p text:style-name="Standard">test him.</text:p>
      <text:p text:style-name="Standard">“Forgive me,” he whispered. “You are the sum total of all. Everything</text:p>
      <text:p text:style-name="Standard">exists in you. How then would you find it difficult to be in as many places</text:p>
      <text:p text:style-name="Standard">as you like at the same time?”</text:p>
      <text:p text:style-name="Standard">It may be impossible for a human being to keep so many women happy,</text:p>
      <text:p text:style-name="Standard">but for God nothing is impossible. Just because he was a sage and a</text:p>
      <text:p text:style-name="Standard">realized soul, Narada saw that he had no greater claim on him than his</text:p>
      <text:p text:style-name="Standard">wives, who worshipped him with their bodies, minds, and souls.</text:p>
      <text:p text:style-name="Standard">Of all Krishna’s wives, there was none so sweet and docile as Rukmini.</text:p>
      <text:p text:style-name="Standard">She was Lakshmi Devi incarnate, the consort of Lord Vishnu. She was the</text:p>
      <text:p text:style-name="Standard">ideal Aryan wife, asking for nothing, demanding nothing, finding her</text:p>
      <text:p text:style-name="Standard">greatest happiness in the service of her husband, who was also her Lord</text:p>
      <text:p text:style-name="Standard">and God. At no time in her life had she ever opposed his wishes or in any</text:p>
      <text:p text:style-name="Standard">way expressed her opinions at variance with his, as the headstrong</text:p>
      <text:p text:style-name="Standard">Satyabhama was wont to do. One day, the Lord decided to gauge the</text:p>
      <text:p text:style-name="Standard">placidity of the calm lake of her mind by dropping a pebble of discontent</text:p>
      <text:p text:style-name="Standard">into it. Was it as calm at the bottom as it appeared on the surface, or were</text:p>
      <text:p text:style-name="Standard">the storms of passion lurking below?</text:p>
      <text:p text:style-name="Standard">One afternoon, he was resting on the swing bed with Rukmini gently</text:p>
      <text:p text:style-name="Standard">fanning him and deriving immense pleasure from this small service. She</text:p>
      <text:p text:style-name="Standard">presented a picture of rare beauty as she stood beside the Lord. Her</text:p>
      <text:p text:style-name="Standard">jeweled anklets made a sweet, tinkling sound as she moved about, and her</text:p>
      <text:p text:style-name="Standard">bangles kept time with the movement of the gently waving fan. Seeing her</text:p>
      <text:p text:style-name="Standard">looking so lovely and serene, the Lord said, with a mischievous smile, “O</text:p>
      <text:p text:style-name="Standard">princess, many a ruler who was equal in wealth to the divinities, who was</text:p>
      <text:p text:style-name="Standard">as noble, as charming, and as endowed with looks, generosity, strength,</text:p>
      <text:p text:style-name="Standard">and valor came to your swayamvara, including Shishupala, the prince of</text:p>
      <text:p text:style-name="Standard">Chedi. Without caring for any of them, why did you choose me, who am</text:p>
      <text:p text:style-name="Standard">inferior to them in all things, who has taken up shelter in the middle of the</text:p>
      <text:p text:style-name="Standard">sea out of fear, who has abandoned all claims to the royal throne, and</text:p>
      <text:p text:style-name="Standard">whose way of life is steeped in mystery and transcends the ways of the</text:p>
      <text:p text:style-name="Standard">world? I am one without any possessions and am fond of those with</text:p>
      <text:p text:style-name="Standard">nothing. Therefore, O beautiful one, wealthy people do not seek my favor.</text:p>
      <text:p text:style-name="Standard">Marriage and friendship should only be between people who are</text:p>
      <text:p text:style-name="Standard">compatible in respect to birth, wealth, and position. Therefore, O princess</text:p>
      <text:p text:style-name="Standard">of Vidarbha, if it was without knowledge of these failings that you chose to</text:p>
      <text:p text:style-name="Standard">marry me, then it is still not too late for you to seek some noble Kshatriya</text:p>
      <text:p text:style-name="Standard">prince like Shishupala, who will be a real match for you and enable you to</text:p>
      <text:p text:style-name="Standard">fulfill your aspirations in this world and the next. I took you by force, only</text:p>
      <text:p text:style-name="Standard">to destroy the pride of those evil kings. We who are established in the</text:p>
      <text:p text:style-name="Standard">equilibrium of wisdom have no need for women, offspring, or wealth. We</text:p>
      <text:p text:style-name="Standard">are ever satisfied with the bliss of the atman, the true self, and we act the</text:p>
      <text:p text:style-name="Standard">role of the uninvolved witness in the affairs of the world.”</text:p>
      <text:p text:style-name="Standard">At the beginning of this unprovoked attack, Rukmini had looked up</text:p>
      <text:p text:style-name="Standard">startled, wondering what she had done to provoke this tirade. But as the</text:p>
      <text:p text:style-name="Standard">harangue continued unabated, her lips started quivering, her eyes filled</text:p>
      <text:p text:style-name="Standard"><text:soft-page-break/>with tears, and a terrible sorrow clutched at her heart and threatened to</text:p>
      <text:p text:style-name="Standard">tear it apart. Any minute now, she expected to hear the fateful words</text:p>
      <text:p text:style-name="Standard">banishing her from his divine presence, forbidding her ever to return</text:p>
      <text:p text:style-name="Standard">again. The final straw was the mention of the hateful word Shishupala. If</text:p>
      <text:p text:style-name="Standard">there was anyone whom the gentle princess detested, it was the prince of</text:p>
      <text:p text:style-name="Standard">Chedi. Her tender heart could bear no more. Her bangles slipped off her</text:p>
      <text:p text:style-name="Standard">limp arms, and without a sound, she crumpled to the ground. Seeing this</text:p>
      <text:p text:style-name="Standard">drastic reaction to his teasing, the Lord jumped up from the cot, lifted her</text:p>
      <text:p text:style-name="Standard">up tenderly, massaged her face with his lotus palms, did everything to</text:p>
      <text:p text:style-name="Standard">bring her back to consciousness, and then proceeded to soothe and pacify</text:p>
      <text:p text:style-name="Standard">her. At last, her lovely eyes fluttered open.</text:p>
      <text:p text:style-name="Standard">“O beautiful one,” he said, “do not be angry with me. I was only teasing</text:p>
      <text:p text:style-name="Standard">you for the pleasure of hearing your reply. Differences of opinion happen</text:p>
      <text:p text:style-name="Standard">in all marriages. In fact, that is the only gain to be had from marriage.</text:p>
      <text:p text:style-name="Standard">What you should have done was to defend yourself against my unjust</text:p>
      <text:p text:style-name="Standard">accusations, and then we could have spent a happy hour arguing and</text:p>
      <text:p text:style-name="Standard">quarreling with each other, as all husbands and wives do. I never expected</text:p>
      <text:p text:style-name="Standard">you to take my teasing so seriously and certainly never expected you to</text:p>
      <text:p text:style-name="Standard">swoon.” Thus he comforted her and tenderly kissed away her tears. At last,</text:p>
      <text:p text:style-name="Standard">with heaving breasts and smothered sobs, Rukmini spoke.</text:p>
      <text:p text:style-name="Standard">“I find no pleasure in anything but your service, O Lord,” she said with</text:p>
      <text:p text:style-name="Standard">quivering lips. “Your smiles, your glances, your commands—these</text:p>
      <text:p text:style-name="Standard">constitute my life breath, and if I cannot have these, I would rather die.”</text:p>
      <text:p text:style-name="Standard">Then, taking up each of the points that he had declared to be detrimental to</text:p>
      <text:p text:style-name="Standard">him, she pointed out that these very points were a matter of pride to her.</text:p>
      <text:p text:style-name="Standard">“O lotus-eyed Lord! What you said about my not being a fitting match</text:p>
      <text:p text:style-name="Standard">for you is indeed true. For where are you, the all-pervading being, the</text:p>
      <text:p text:style-name="Standard">master of all powers and excellence, and where am I, a creature</text:p>
      <text:p text:style-name="Standard">constituted of the three gunas? It is true that you have taken your residence</text:p>
      <text:p text:style-name="Standard">in the deep sea, for you are the pure consciousness that is ever resident in</text:p>
      <text:p text:style-name="Standard">the ocean of our hearts. Your ways are mysterious and no doubt none can</text:p>
      <text:p text:style-name="Standard">conceive of them. You are indeed a pauper, for there is nothing outside you</text:p>
      <text:p text:style-name="Standard">that you can possess. You are the embodiment of all values. Men abandon</text:p>
      <text:p text:style-name="Standard">everything the world prizes to follow you. These are the noble ones with</text:p>
      <text:p text:style-name="Standard">whom you have affinity. That is a true marriage, when a person attains</text:p>
      <text:p text:style-name="Standard">union with you. This is only a relationship of the body. It was by hearing</text:p>
      <text:p text:style-name="Standard">of your greatness from the ascetics who have no possession but you that I</text:p>
      <text:p text:style-name="Standard">came to love you, rejecting all lesser mortals. Having driven away the</text:p>
      <text:p text:style-name="Standard">assembled kings by a mere twang of your bow, you took me away, for I am</text:p>
      <text:p text:style-name="Standard">your rightful property. Who is the woman with even a modicum of sense</text:p>
      <text:p text:style-name="Standard">who would go after a man, who is nothing but a walking corpse, in</text:p>
      <text:p text:style-name="Standard">preference to you, who are the abode of all excellence? Who is the woman</text:p>
      <text:p text:style-name="Standard">who will care to leave you, after having once experienced the perfume of</text:p>
      <text:p text:style-name="Standard">your lotus feet, the abode of Lakshmi, the goddess of fortune? I have</text:p>
      <text:p text:style-name="Standard">sought shelter in you, the Lord of all the worlds, the Paramatma, and the</text:p>
      <text:p text:style-name="Standard">one who fulfills all the aspirations of everyone, here and in the hereafter,</text:p>
      <text:p text:style-name="Standard">for you are the only match for me. (The Paramatma is the only match for</text:p>
      <text:p text:style-name="Standard">the jivatma.) Revolving as I am in this cycle of birth and death, may your</text:p>
      <text:p text:style-name="Standard">feet be my shelter, your feet that destroy the false identification of the</text:p>
      <text:p text:style-name="Standard">body with the spirit and that remains ever, with the devotee as his sole</text:p>
      <text:p text:style-name="Standard">support, in the ocean of samsara. Only those women who are steeped in</text:p>
      <text:p text:style-name="Standard">ignorance and who have never known the fragrance of your lotus feet</text:p>
      <text:p text:style-name="Standard"><text:soft-page-break/>would go after human husbands, who are nothing but corpses clad in skin</text:p>
      <text:p text:style-name="Standard">and bones and flesh.”</text:p>
      <text:p text:style-name="Standard">Rukmini’s sentiments are those that have been felt by many women, like</text:p>
      <text:p text:style-name="Standard">Mirabai, who have given their hearts over to the Lord. After having</text:p>
      <text:p text:style-name="Standard">married the Lord within their hearts, the thought of touching another man</text:p>
      <text:p text:style-name="Standard">becomes abhorrent to them. Shunned by their husbands, scorned by their</text:p>
      <text:p text:style-name="Standard">relatives, and condemned by society, they are helpless and can only remain</text:p>
      <text:p text:style-name="Standard">true to the ideal cherished within their hearts. One who has known pure</text:p>
      <text:p text:style-name="Standard">gold can never be satisfied with dross.</text:p>
      <text:p text:style-name="Standard">The Lord said, “O noble one! It was only to hear these words of yours</text:p>
      <text:p text:style-name="Standard">that I teased you. It would be difficult to find even one household with a</text:p>
      <text:p text:style-name="Standard">wife like you. Your single-minded devotion and dedication to me shall go</text:p>
      <text:p text:style-name="Standard">uncompensated, for they are too noble and pure to be rewarded by</text:p>
      <text:p text:style-name="Standard">anything I can do for you.” Thus, he blessed and comforted her. This small</text:p>
      <text:p text:style-name="Standard">episode in the life of the Lord shows how he played the role of the typical</text:p>
      <text:p text:style-name="Standard">householder to perfection, as he played every other role.</text:p>
      <text:p text:style-name="Standard">A cure unfailing, O moon-faced one, is the nectar of your lips.</text:p>
      <text:p text:style-name="Standard">FROM GITA GOVINDA BY JAYADEVA</text:p>
      <text:p text:style-name="Standard">Hari Aum Tat Sat</text:p>
      <text:p text:style-name="Standard">Aum Sattwathaam Pathaye Namaha!</text:p>
      <text:p text:style-name="Standard">18</text:p>
      <text:p text:style-name="Standard">The Sons of Krishna</text:p>
      <text:p text:style-name="Standard">Chintayami Harimeva santhatham,</text:p>
      <text:p text:style-name="Standard">Mandamandahasithananambujam,</text:p>
      <text:p text:style-name="Standard">Nandagopathanayam Parathparam,</text:p>
      <text:p text:style-name="Standard">Naradadi Munivrindavanditham.</text:p>
      <text:p text:style-name="Standard">I constantly contemplate on Krishna, the one who attracts all,</text:p>
      <text:p text:style-name="Standard">whose face, with the gentle smile playing over it, is as charming as</text:p>
      <text:p text:style-name="Standard">a lotus flower in bloom, and who transcends the relationship of</text:p>
      <text:p text:style-name="Standard">cause and effect. Yet who lived as the son of Nanda and was</text:p>
      <text:p text:style-name="Standard">worshipped by ascetics like Narada.</text:p>
      <text:p text:style-name="Standard">The wives of Krishna considered themselves his servants and bowed to</text:p>
      <text:p text:style-name="Standard">him in all things, but the devotion of the gopis of Vrindavana was even</text:p>
      <text:p text:style-name="Standard">higher in quality, for they gave their devotion with no hope of reward.</text:p>
      <text:p text:style-name="Standard">Radha, in particular, was the outstanding example. Many are the stories</text:p>
      <text:p text:style-name="Standard">told of her association with the Lord while at Vrindavana. She was</text:p>
      <text:p text:style-name="Standard">supposed to be very high spirited, like Satyabhama, and she had many tiffs</text:p>
      <text:p text:style-name="Standard">with the Lord when she found him dallying with the other gopis. Like all</text:p>
      <text:p text:style-name="Standard">women, she wanted him wholly for herself, and he wanted to teach her the</text:p>
      <text:p text:style-name="Standard">lesson that he belonged to all. Anyone who called to him with love was</text:p>
      <text:p text:style-name="Standard">showered with his grace. Thus, during the short term of his stay at</text:p>
      <text:p text:style-name="Standard">Vrindavana, he cleansed her of the dross of selfishness, so that at last her</text:p>
      <text:p text:style-name="Standard">love was burnished, like pure gold. It had to stand the test of a physical</text:p>
      <text:p text:style-name="Standard">parting from him, and this she could do only because she was spiritually</text:p>
      <text:p text:style-name="Standard">one with him. Neither space nor time could alter the perfection of their</text:p>
      <text:p text:style-name="Standard">relationship. His wives could hardly come up to this standard, and they</text:p>
      <text:p text:style-name="Standard">had always been curious about Radha, for they had heard much about her.</text:p>
      <text:p text:style-name="Standard">Even Uddhava never tired of singing her praises. At last, at their earnest</text:p>
      <text:p text:style-name="Standard">request, the Lord decided to invite her to Dwaraka for a day. He warned his</text:p>
      <text:p text:style-name="Standard">wives that she should be treated on a par with him, for she was a part of</text:p>
      <text:p text:style-name="Standard">him and any slight to her would be tantamount to a slight to him. They</text:p>
      <text:p text:style-name="Standard">agreed to everything and eagerly looked forward to meeting her.</text:p>
      <text:p text:style-name="Standard"><text:soft-page-break/>One day she arrived, escorted by her companions, looking like a wild</text:p>
      <text:p text:style-name="Standard">rose transplanted from its natural habitat to the artificial glitter of court</text:p>
      <text:p text:style-name="Standard">life. Though the others felt shy and strange, she herself seemed oblivious</text:p>
      <text:p text:style-name="Standard">to the strangeness of her surroundings until her eyes fell on Krishna. Then</text:p>
      <text:p text:style-name="Standard">she gave a cry of delight and rushed forward without any inhibitions and</text:p>
      <text:p text:style-name="Standard">flung herself into his welcoming arms! The others watched in</text:p>
      <text:p text:style-name="Standard">astonishment. Even Satyabhama, the boldest of them, never presumed to</text:p>
      <text:p text:style-name="Standard">do anything like this in public. Krishna was not a whit embarrassed. He</text:p>
      <text:p text:style-name="Standard">returned her embrace, gently led her around the palace, and introduced her</text:p>
      <text:p text:style-name="Standard">to his wives, who had all lined up to meet her. Then he left her in</text:p>
      <text:p text:style-name="Standard">Rukmini’s charge, for he realized that his wives were longing to have her</text:p>
      <text:p text:style-name="Standard">to themselves in order to question her, and they dared not do it in front of</text:p>
      <text:p text:style-name="Standard">him.</text:p>
      <text:p text:style-name="Standard">They found her to be naïve and childlike. She was quite unimpressed by</text:p>
      <text:p text:style-name="Standard">the wonders of the city or the palace. Her lovely face became animated</text:p>
      <text:p text:style-name="Standard">only when Krishna’s name was mentioned or any of his exploits repeated.</text:p>
      <text:p text:style-name="Standard">At last, they gave up trying to interest her in the various aspects of palace</text:p>
      <text:p text:style-name="Standard">life and sat down and talked about him, who was uppermost in all their</text:p>
      <text:p text:style-name="Standard">minds. Then Radha was blissfully happy. Like a yogi, her mind was totally</text:p>
      <text:p text:style-name="Standard">unattracted by the external world and reveled only in the Lord. They spent</text:p>
      <text:p text:style-name="Standard">the whole day happily listening to his exploits in Gokula and Vrindavana.</text:p>
      <text:p text:style-name="Standard">At night, Rukmini led her to her room and put her to bed as tenderly as she</text:p>
      <text:p text:style-name="Standard">would a child. Then she brought a cup of hot milk and placed it beside her</text:p>
      <text:p text:style-name="Standard">bed, warning her to be careful when she drank it, since it was very hot. But</text:p>
      <text:p text:style-name="Standard">Radha, of course, lived in her own world and gulped the milk down</text:p>
      <text:p text:style-name="Standard">without even realizing how hot it was. Rukmini next went to the Lord’s</text:p>
      <text:p text:style-name="Standard">room to see to his needs before he slept and found him massaging his</text:p>
      <text:p text:style-name="Standard">throat.</text:p>
      <text:p text:style-name="Standard">“What is it, Lord? What has happened to your throat?” she enquired. The</text:p>
      <text:p text:style-name="Standard">Lord smiled and said, “The hot milk you gave to Radha has burned my</text:p>
      <text:p text:style-name="Standard">throat, though it would not have harmed her. She has drowned her separate</text:p>
      <text:p text:style-name="Standard">individuality in me and so she is ever protected, but I feel her pain, for I</text:p>
      <text:p text:style-name="Standard">am enshrined in her heart.”</text:p>
      <text:p text:style-name="Standard">Rukmini stood aghast. Now she began to have a glimmer of the</text:p>
      <text:p text:style-name="Standard">greatness of Radha and the greatness of Krishna, who could feel the pain</text:p>
      <text:p text:style-name="Standard">of his devotees. No tear could be shed by them, without his feeling the</text:p>
      <text:p text:style-name="Standard">prick in his own eyes. The devotee, on the other hand, who is ever</text:p>
      <text:p text:style-name="Standard">immersed in him, feels no pain at all.</text:p>
      <text:p text:style-name="Standard">Radha is a picture of the soul who is ever immersed in divine love. Like</text:p>
      <text:p text:style-name="Standard">a lamp burning in a sheltered place, the fire of her love burned steadily for</text:p>
      <text:p text:style-name="Standard">the Lord alone. Having once experienced the bliss of atmic realization in</text:p>
      <text:p text:style-name="Standard">the episode of the Rasalila, she could no longer find joy in the pleasures of</text:p>
      <text:p text:style-name="Standard">the mundane world, just as the yogi finds no amusement in the joys of the</text:p>
      <text:p text:style-name="Standard">senses. To the one who has drowned in the ocean of bliss, the pleasures of</text:p>
      <text:p text:style-name="Standard">the world appear like the toys of childhood. Radha returned to Vrindavana,</text:p>
      <text:p text:style-name="Standard">there to meditate on her Lord until the end of her earthly life, as did the</text:p>
      <text:p text:style-name="Standard">rest of the gopis.</text:p>
      <text:p text:style-name="Standard">For five years after his marriage to Rukmini, Krishna did not have any</text:p>
      <text:p text:style-name="Standard">children. Understanding her disappointment, he placated Lord Shiva and</text:p>
      <text:p text:style-name="Standard">was blessed with his eldest son, Pradyumna. Lord Vishnu had only one</text:p>
      <text:p text:style-name="Standard">son, Manmatha, the god of love. He had been reduced to ashes in the flame</text:p>
      <text:p text:style-name="Standard">of Lord Shiva’s wrath for having dared to interrupt his tapasya. This he did</text:p>
      <text:p text:style-name="Standard"><text:soft-page-break/>to help Parvati win Shiva as her husband. Rathi, the wife of Manmatha,</text:p>
      <text:p text:style-name="Standard">had begged Lord Shiva to grant the life of her husband, but she had been</text:p>
      <text:p text:style-name="Standard">told to incarnate on Earth and await the arrival of Manmatha. This is why</text:p>
      <text:p text:style-name="Standard">Krishna had to placate Lord Shiva, who relented, and Manmatha was born</text:p>
      <text:p text:style-name="Standard">as Pradyumna, the eldest son of Rukmini. But Rukmini was unable to</text:p>
      <text:p text:style-name="Standard">enjoy her baby, for he was stolen in infancy by Sambasura, the sworn</text:p>
      <text:p text:style-name="Standard">enemy of Manmatha. Sambasura threw the baby into the sea and thought</text:p>
      <text:p text:style-name="Standard">he had seen the last of him. But a huge fish swallowed the babe and was</text:p>
      <text:p text:style-name="Standard">caught by a fisherman, who brought the fish to the kitchen of Sambasura</text:p>
      <text:p text:style-name="Standard">himself, where Manmatha’s wife, Rathi, had already incarnated herself as</text:p>
      <text:p text:style-name="Standard">Maya Devi, his cook. She had been told by the sage Narada to expect her</text:p>
      <text:p text:style-name="Standard">husband in this miraculous way. So she cut open the fish very carefully,</text:p>
      <text:p text:style-name="Standard">rescued the beautiful baby from inside, and brought him up tenderly. When</text:p>
      <text:p text:style-name="Standard">Pradyumna came of age, he found his supposed mother behaving toward</text:p>
      <text:p text:style-name="Standard">him more in the manner of a wife than a mother, and he asked her the</text:p>
      <text:p text:style-name="Standard">reason for this change. She told him the whole story and handed over to</text:p>
      <text:p text:style-name="Standard">him the divine weapons she had been keeping. Armed with these, he</text:p>
      <text:p text:style-name="Standard">defeated Sambasura, and the couple returned to Dwaraka. Rukmini’s heart</text:p>
      <text:p text:style-name="Standard">leaped with joy when she beheld the handsome young man who had</text:p>
      <text:p text:style-name="Standard">entered the court with a lady. Though she had never set eyes on him since</text:p>
      <text:p text:style-name="Standard">birth, she felt strongly attracted to him, and she begged Krishna to find out</text:p>
      <text:p text:style-name="Standard">who he was. The whole story was then narrated by the sage Narada, and</text:p>
      <text:p text:style-name="Standard">the couple was welcomed with great joy.</text:p>
      <text:p text:style-name="Standard">Each of the wives of Krishna is said to have given birth to ten sons. Each</text:p>
      <text:p text:style-name="Standard">of them thought herself to be his favorite, for he always seemed to be with</text:p>
      <text:p text:style-name="Standard">her in her palace. Only a few of them realized that he was ever immersed</text:p>
      <text:p text:style-name="Standard">in his own inherent bliss and his mind was never entangled with any of</text:p>
      <text:p text:style-name="Standard">them. Like an actor playing a role in a drama, he played the role of a</text:p>
      <text:p text:style-name="Standard">husband to all these countless ladies. Despite all their amorous devices,</text:p>
      <text:p text:style-name="Standard">they failed to capture his mind.</text:p>
      <text:p text:style-name="Standard">Pradyumna also married Rukmi’s daughter, Rukmavati, and had a son</text:p>
      <text:p text:style-name="Standard">called Aniruddha by her. Rukmi, who was Rukmini’s brother, had sworn</text:p>
      <text:p text:style-name="Standard">never to enter his own city until he had defeated Krishna, who had</text:p>
      <text:p text:style-name="Standard">abducted his sister. He had built another city at Bhojakata and was staying</text:p>
      <text:p text:style-name="Standard">there, biding his chance to get even with Krishna. At the swayamvara that</text:p>
      <text:p text:style-name="Standard">he had arranged for his daughter Rukmavati, Pradyumna enacted the same</text:p>
      <text:p text:style-name="Standard">scene that his father had done years ago and abducted the bride. When</text:p>
      <text:p text:style-name="Standard">Pradyumna’s son Aniruddha grew up, he married Rukmi’s granddaughter,</text:p>
      <text:p text:style-name="Standard">Rochana. On the auspicious occasion of this wedding, Krishna, Balarama,</text:p>
      <text:p text:style-name="Standard">Rukmini, Samba, Pradyumna, and many others went to Bhojakata, since a</text:p>
      <text:p text:style-name="Standard">sort of truce had been declared.</text:p>
      <text:p text:style-name="Standard">After the wedding, Rukmi challenged Balarama to a game of dice. In the</text:p>
      <text:p text:style-name="Standard">course of the game, Rukmi started insulting the Yadavas as being mere</text:p>
      <text:p text:style-name="Standard">cowherds. Rukmi was also caught cheating at dice. Inflamed by this,</text:p>
      <text:p text:style-name="Standard">Balarama hurled his mace at him and killed him. In the pandemonium that</text:p>
      <text:p text:style-name="Standard">followed, Krishna alone remained silent, for he had promised Rukmini</text:p>
      <text:p text:style-name="Standard">that he would not harm her relatives. Thus, the wedding ended in</text:p>
      <text:p text:style-name="Standard">confusion, and the Yadavas returned with Aniruddha and his bride</text:p>
      <text:p text:style-name="Standard">Rochana.</text:p>
      <text:p text:style-name="Standard">The romantic story of how Aniruddha married Usha, the daughter of</text:p>
      <text:p text:style-name="Standard">Banasura, is well worth narrating. The latter was the son of Mahabali, who</text:p>
      <text:p text:style-name="Standard">had once offered Earth as a gift to Lord Vishnu, in his avatara as Vamana,</text:p>
      <text:p text:style-name="Standard"><text:soft-page-break/>the dwarf man. Banasura was a great devotee of Lord Shiva and lived in</text:p>
      <text:p text:style-name="Standard">the beautiful city of Sonita. He had a thousand arms, with which he used to</text:p>
      <text:p text:style-name="Standard">play a thousand instruments for Lord Shiva when he danced the tandava</text:p>
      <text:p text:style-name="Standard">(Shiva’s cosmic dance). Shiva asked him to choose any boon, and</text:p>
      <text:p text:style-name="Standard">Banasura chose that Shiva himself should come and guard his city. He was</text:p>
      <text:p text:style-name="Standard">very proud of his own strength, as well as the fact that he was being</text:p>
      <text:p text:style-name="Standard">guarded by Shiva. Banasura found his thousand arms were proving a</text:p>
      <text:p text:style-name="Standard">burden to him, as they were itching to fight with someone, but in all the</text:p>
      <text:p text:style-name="Standard">three worlds he could find no worthy opponent. Shiva was amused to hear</text:p>
      <text:p text:style-name="Standard">this and told him that an opponent worthy of his mettle would be in the</text:p>
      <text:p text:style-name="Standard">offing if ever he found his flagstaff broken.</text:p>
      <text:p text:style-name="Standard">Banasura had a most attractive daughter called Usha. Her favorite</text:p>
      <text:p text:style-name="Standard">companion was the minister’s daughter, Chitralekha, who was an expert</text:p>
      <text:p text:style-name="Standard">artist as well as an exponent of yoga. One day, Usha had a graphic dream</text:p>
      <text:p text:style-name="Standard">in which she met a handsome prince and fell in love with him. The</text:p>
      <text:p text:style-name="Standard">experience of the dream was so vivid that she lost interest in everything</text:p>
      <text:p text:style-name="Standard">else and started pining for her dream lover. Chitralekha, seeing her in this</text:p>
      <text:p text:style-name="Standard">sorry state, demanded to know the reason. When she heard the story, she</text:p>
      <text:p text:style-name="Standard">told Usha not to feel disheartened and that she would paint portraits of all</text:p>
      <text:p text:style-name="Standard">the eligible princes of the realm with her remarkable gift. Thus, she started</text:p>
      <text:p text:style-name="Standard">painting portraits of the princes of each of the great royal families. At last,</text:p>
      <text:p text:style-name="Standard">when she came to the Yadavas, Usha started to show signs of animation.</text:p>
      <text:p text:style-name="Standard">When she saw Krishna’s and Pradyumna’s portraits she became quite</text:p>
      <text:p text:style-name="Standard">excited, for the likeness to her dream prince was unmistakable. At last,</text:p>
      <text:p text:style-name="Standard">when Aniruddha’s handsome countenance appeared under Chitralekha’s</text:p>
      <text:p text:style-name="Standard">skillful fingers, her joy knew no bounds. But when she heard who he was,</text:p>
      <text:p text:style-name="Standard">she fell into gloom once more, for she feared her father would never agree</text:p>
      <text:p text:style-name="Standard">to the match. But Chitralekha was a resourceful girl. She told Usha to go</text:p>
      <text:p text:style-name="Standard">to bed with a happy heart, and exerting her yogic powers, Chitralekha went</text:p>
      <text:p text:style-name="Standard">to Dwaraka and wafted the sleeping Aniruddha in the middle of the night</text:p>
      <text:p text:style-name="Standard">into Usha’s arms. When he woke up, he proved to be most cooperative in</text:p>
      <text:p text:style-name="Standard">acceding to their wishes that he should wed Usha in private, for he too had</text:p>
      <text:p text:style-name="Standard">been dreaming of her for the past few days. Thus, they got married, and he</text:p>
      <text:p text:style-name="Standard">lived in her quarters in secret, enjoying a blissful honeymoon. This idyllic</text:p>
      <text:p text:style-name="Standard">state of affairs, however, could not last long. Usha started showing signs</text:p>
      <text:p text:style-name="Standard">of pregnancy. Her father soon came to hear of this. He invaded his</text:p>
      <text:p text:style-name="Standard">daughter’s private apartments, discovered the handsome stranger, and had</text:p>
      <text:p text:style-name="Standard">him forcibly clapped in jail, despite Aniruddha’s resistance and Usha’s</text:p>
      <text:p text:style-name="Standard">pleas.</text:p>
      <text:p text:style-name="Standard">In Dwaraka, Aniruddha’s relatives wondered about his disappearance. As</text:p>
      <text:p text:style-name="Standard">usual, the sage Narada came to the rescue and informed them of his</text:p>
      <text:p text:style-name="Standard">whereabouts. The Yadavas, headed by Krishna, went on a rescue operation</text:p>
      <text:p text:style-name="Standard">to Sonitapura. They laid waste the gardens surrounding the city, which</text:p>
      <text:p text:style-name="Standard">infuriated Banasura and intrigued him also, since he found his flagstaff</text:p>
      <text:p text:style-name="Standard">broken. Accompanied by Lord Shiva seated on his bull vehicle, Banasura</text:p>
      <text:p text:style-name="Standard">went to meet the Yadavas, and there ensued a tremendous battle between</text:p>
      <text:p text:style-name="Standard">Hara and Hari—Shiva and Krishna—that was thrilling to behold. The Lord</text:p>
      <text:p text:style-name="Standard">cut off Banasura’s numerous arms one by one, like lopping off the</text:p>
      <text:p text:style-name="Standard">branches of a tree. At last, when he had only four left, Shiva intervened</text:p>
      <text:p text:style-name="Standard">and begged Krishna to spare the life of his devotee. Krishna stopped the</text:p>
      <text:p text:style-name="Standard">fight, spared Banasura, and told him that a devotee of Shiva would have</text:p>
      <text:p text:style-name="Standard">nothing to fear from him. Banasura released Aniruddha and happily gave</text:p>
      <text:p text:style-name="Standard"><text:soft-page-break/>his daughter Usha to him, and the Yadavas returned back in triumph.</text:p>
      <text:p text:style-name="Standard">The Lord’s victory over Shiva is the culmination of his victories over the</text:p>
      <text:p text:style-name="Standard">ancient gods. His first was with Brahma (god of creation) in the incident</text:p>
      <text:p text:style-name="Standard">of the cows and the gopalas; next over Indra (king of the gods) during the</text:p>
      <text:p text:style-name="Standard">uplifting of the Govardhana Mountain, as well as procuring the celestial</text:p>
      <text:p text:style-name="Standard">tree; over Varuna (god of the oceans) in the rescuing of his father from the</text:p>
      <text:p text:style-name="Standard">waters; over Manmatha (god of love) during the Rasalila; over Agni</text:p>
      <text:p text:style-name="Standard">during the drinking of the forest fire; over Kubera (god of wealth) at the</text:p>
      <text:p text:style-name="Standard">defeating of Sankachuda; over the Vidyadharas at the release of the snake</text:p>
      <text:p text:style-name="Standard">Sudarshana; and now over Shiva in the war with Banasura. Thus, the</text:p>
      <text:p text:style-name="Standard">superiority of Krishna over the ancient Vedic gods was established during</text:p>
      <text:p text:style-name="Standard">the Krishnavatara.</text:p>
      <text:p text:style-name="Standard">At different periods of history we find different gods taking precedence,</text:p>
      <text:p text:style-name="Standard">and this has led to many misconceptions and factions within the fold of the</text:p>
      <text:p text:style-name="Standard">Hindu religion itself. The Lord himself says that he manifests himself</text:p>
      <text:p text:style-name="Standard">from age to age and that every incarnation is adapted to suit the needs of</text:p>
      <text:p text:style-name="Standard">the particular age. In the Kali Yuga, or Iron Age, in which we are living</text:p>
      <text:p text:style-name="Standard">now, the path of bhakti, or devotion, is advocated and the main propagator</text:p>
      <text:p text:style-name="Standard">of this path is Lord Krishna himself. That is why in this age he is exalted</text:p>
      <text:p text:style-name="Standard">above the other gods.</text:p>
      <text:p text:style-name="Standard">Krishna’s eldest son by Jambavati was called Samba. He was the</text:p>
      <text:p text:style-name="Standard">incarnation of Skanda, the general of the gods. He had heard of the famous</text:p>
      <text:p text:style-name="Standard">capture of Rukmini by his father, and he decided to emulate his example.</text:p>
      <text:p text:style-name="Standard">The bride chosen by him was Lakshmana, the daughter of Duryodhana by</text:p>
      <text:p text:style-name="Standard">his wife Bhanumathi. Neither father nor daughter had so far shown any</text:p>
      <text:p text:style-name="Standard">inclination toward such a union, but Samba did not let such a slight thing</text:p>
      <text:p text:style-name="Standard">deter him in his ambition. He went uninvited to the swayamvara and made</text:p>
      <text:p text:style-name="Standard">off with the bride. This was a common occurrence in those days, as has</text:p>
      <text:p text:style-name="Standard">been seen. But Samba had gone alone and had not reckoned with</text:p>
      <text:p text:style-name="Standard">Duryodhana, who had no desire to have his daughter abducted, least of all</text:p>
      <text:p text:style-name="Standard">by a member of the Yadava clan. He promptly caught Samba and clapped</text:p>
      <text:p text:style-name="Standard">him in jail to cool his ardor. Hearing of the ignominious ending of his</text:p>
      <text:p text:style-name="Standard">son’s romance, Krishna decided to go himself. He was stopped by</text:p>
      <text:p text:style-name="Standard">Balarama, who said that Krishna was incapable of dealing politely with</text:p>
      <text:p text:style-name="Standard">Duryodhana, who, being Balarama’s disciple, would listen to whatever he</text:p>
      <text:p text:style-name="Standard">said. Krishna laughed at this false reading of Duryodhana’s character but</text:p>
      <text:p text:style-name="Standard">allowed his brother to have his own way.</text:p>
      <text:p text:style-name="Standard">Balarama went to Hastinapura and demanded an audience with</text:p>
      <text:p text:style-name="Standard">Duryodhana in the garden outside the palace. When Duryodhana came to</text:p>
      <text:p text:style-name="Standard">the garden, out of respect for his tutor, Balarama ordered him to free his</text:p>
      <text:p text:style-name="Standard">nephew, Samba. Duryodhana grew furious at this command. “What!” he</text:p>
      <text:p text:style-name="Standard">roared. “Has the jackal started commanding the lion? Since when have you</text:p>
      <text:p text:style-name="Standard">cowherds become daring enough to command me, the king of the Kurus?</text:p>
      <text:p text:style-name="Standard">Who are these Yadavas? Upstarts, all of them, led by the cowherd Krishna.</text:p>
      <text:p text:style-name="Standard">Everyone knows he fled in terror of Jarasandha and is now hiding at</text:p>
      <text:p text:style-name="Standard">Dwaraka, where he knows Jarasandha cannot penetrate!”</text:p>
      <text:p text:style-name="Standard">Saying this, he strode off angrily. Hardly had he reached the palace,</text:p>
      <text:p text:style-name="Standard">when he found the entire city of Hastinapura shaking and quivering as if in</text:p>
      <text:p text:style-name="Standard">the throes of some mortal agony. Balarama had not said a word in reply,</text:p>
      <text:p text:style-name="Standard">but he was boiling with rage. Without a word, he had gone to the city walls</text:p>
      <text:p text:style-name="Standard">and had placed his favorite weapon, the ploughshare, beneath the ramparts</text:p>
      <text:p text:style-name="Standard">and was slowly uprooting the entire city and tipping it into the Ganga.</text:p>
      <text:p text:style-name="Standard"><text:soft-page-break/>Duryodhana was brought to a sudden realization of the folly of his rash</text:p>
      <text:p text:style-name="Standard">words, and he rushed back to placate Balarama. When the angry giant had</text:p>
      <text:p text:style-name="Standard">been appeased, Duryodhana took him back in state to the city, released</text:p>
      <text:p text:style-name="Standard">Samba, and got him married to his daughter Lakshmana. He sent them</text:p>
      <text:p text:style-name="Standard">back with many horses, carriages, and ornaments, as befitting a princess of</text:p>
      <text:p text:style-name="Standard">the Kurus.</text:p>
      <text:p text:style-name="Standard">One day, Krishna’s sons, Pradyumna, Banu, Samba, and Charu, had gone</text:p>
      <text:p text:style-name="Standard">to the outer gardens of the city in search of some new source of</text:p>
      <text:p text:style-name="Standard">amusement. Feeling thirsty, they approached a well in the hope of finding</text:p>
      <text:p text:style-name="Standard">some water, but the well was quite dry. However, right at the bottom they</text:p>
      <text:p text:style-name="Standard">noticed a huge garden lizard. Out of pity, they tried to lift it out but were</text:p>
      <text:p text:style-name="Standard">unable to do so. They reported the matter to their father, who came and</text:p>
      <text:p text:style-name="Standard">lifted it out with his left hand, as if in play. On being touched by the lotus</text:p>
      <text:p text:style-name="Standard">hand of the Lord, the lizard threw off its body and assumed the form of a</text:p>
      <text:p text:style-name="Standard">celestial. Though the Lord is one who knows the hearts of all beings, he</text:p>
      <text:p text:style-name="Standard">inquired of the personage who he was.</text:p>
      <text:p text:style-name="Standard">The celestial replied, “I am called Nriga, and I was the son of Ikshvaku.</text:p>
      <text:p text:style-name="Standard">I was famous in my time for my great generosity. I have given as many</text:p>
      <text:p text:style-name="Standard">cattle to deserving souls as there are stars in the sky. They were all young</text:p>
      <text:p text:style-name="Standard">milk cows with calves, gentle in nature and fair in appearance, with horns</text:p>
      <text:p text:style-name="Standard">and hooves capped in gold and silver, and covered with silks. Not only</text:p>
      <text:p text:style-name="Standard">have I given gifts of cows but also of gold, elephants, houses, and brides to</text:p>
      <text:p text:style-name="Standard">worthy recipients. Once, I happened to present a cow that had already been</text:p>
      <text:p text:style-name="Standard">given to someone else and that had strayed back without my knowledge.</text:p>
      <text:p text:style-name="Standard">Seeing his cow taken away by another, the first man intercepted the</text:p>
      <text:p text:style-name="Standard">second, and they started arguing. Eventually, they came to me to settle</text:p>
      <text:p text:style-name="Standard">their argument and to decide to whom the cow belonged. I offered each of</text:p>
      <text:p text:style-name="Standard">them a lakh (one hundred thousand) of cows if one of them would release</text:p>
      <text:p text:style-name="Standard">his claim, but both refused and walked away. At the time of my death, I</text:p>
      <text:p text:style-name="Standard">was asked by the emissaries of Yama, the god of death, whether I would</text:p>
      <text:p text:style-name="Standard">prefer to suffer for the consequences of my one mistake or enjoy the</text:p>
      <text:p text:style-name="Standard">felicities accruing from my countless good deeds. I chose the former first</text:p>
      <text:p text:style-name="Standard">and found myself falling down into this well as a lizard. O Lord, devoted</text:p>
      <text:p text:style-name="Standard">as I was to holy men and charitable deeds, I have retained the memory of</text:p>
      <text:p text:style-name="Standard">my past life, and now because of the touch of your divine hands, I have</text:p>
      <text:p text:style-name="Standard">been given this form. Grant me the boon that whatever condition life</text:p>
      <text:p text:style-name="Standard">places me in I shall ever have devotion to your lotus feet.” So saying, he</text:p>
      <text:p text:style-name="Standard">circumambulated Krishna and got into the heavenly vehicle that had come</text:p>
      <text:p text:style-name="Standard">to transport him to the celestial regions.</text:p>
      <text:p text:style-name="Standard">The Lord took this opportunity to give some advice to his sons, who took</text:p>
      <text:p text:style-name="Standard">him for granted and who needed to be taught a lesson on the folly of</text:p>
      <text:p text:style-name="Standard">wasting time in useless pursuits. He pointed out to them that the greatest</text:p>
      <text:p text:style-name="Standard">wealth is spiritual wealth, and the holy man is the custodian of this wealth</text:p>
      <text:p text:style-name="Standard">and deserves the highest respect. Higher than a king is the holy man, richer</text:p>
      <text:p text:style-name="Standard">than a king is he. One should never slight or take revenge on a holy man</text:p>
      <text:p text:style-name="Standard">even if he curses you, for his curses will eventually prove beneficial. Thus</text:p>
      <text:p text:style-name="Standard">did the Lord advise his sons, for he knew that a time would come when</text:p>
      <text:p text:style-name="Standard">they would be guilty of this transgression and thus bring ruin upon</text:p>
      <text:p text:style-name="Standard">themselves as well as on their race.</text:p>
      <text:p text:style-name="Standard">It will be noticed that the Lord seldom wasted his time in giving</text:p>
      <text:p text:style-name="Standard">unwanted advice. Advice that is given unasked will never be appreciated</text:p>
      <text:p text:style-name="Standard">by the recipient. God waits patiently for us to approach him and ask for his</text:p>
      <text:p text:style-name="Standard"><text:soft-page-break/>help, and only then does he step forward and extend a helping hand.</text:p>
      <text:p text:style-name="Standard">Actually, the hand is always outstretched, grace is always flowing, but if</text:p>
      <text:p text:style-name="Standard">we do not grasp the hand, it will be of no use to us. He waits patiently until</text:p>
      <text:p text:style-name="Standard">the soul is evolved enough to realize that it needs divine aid. Then the soul</text:p>
      <text:p text:style-name="Standard">realizes that the Lord has ever been there, all the time near to it, closer</text:p>
      <text:p text:style-name="Standard">than the closest, dearer than the dearest.</text:p>
      <text:p text:style-name="Standard">Thus we find in the life of Krishna that there are only two other</text:p>
      <text:p text:style-name="Standard">instances where he gave advice. One was to his friend Arjuna on the</text:p>
      <text:p text:style-name="Standard">battlefield of Kurukshetra and the other was to Uddhava at the end of his</text:p>
      <text:p text:style-name="Standard">sojourn on Earth. Both were times when they were desperate for advice</text:p>
      <text:p text:style-name="Standard">and had approached him in a mood of self-surrender.</text:p>
      <text:p text:style-name="Standard">Hari Aum Tat Sat</text:p>
      <text:p text:style-name="Standard">Aum Mukundaya Namaha!</text:p>
      <text:p text:style-name="Standard">19</text:p>
      <text:p text:style-name="Standard">The Divine Ruler</text:p>
      <text:p text:style-name="Standard">Krishnaya Vaasudevaya</text:p>
      <text:p text:style-name="Standard">Haraye Paramatmane,</text:p>
      <text:p text:style-name="Standard">Pranatha Klesha Nashaya.</text:p>
      <text:p text:style-name="Standard">Govindaya namo namaha!</text:p>
      <text:p text:style-name="Standard">Salutations to thee, O Krishna. Salutations to thee, the Supreme</text:p>
      <text:p text:style-name="Standard">Being. Salutations to thee, O Govinda, who removes the sorrows of</text:p>
      <text:p text:style-name="Standard">those who seek relief from their difficulties by prostrating to thee.</text:p>
      <text:p text:style-name="Standard">How the Lord conducted himself as the perfect householder has already</text:p>
      <text:p text:style-name="Standard">been seen, but he was equally perfect in the discharge of his duties as a</text:p>
      <text:p text:style-name="Standard">ruler, for Ugrasena was king only in name. It was Krishna who wielded</text:p>
      <text:p text:style-name="Standard">complete power over the Yadavas and had transformed them from a set of</text:p>
      <text:p text:style-name="Standard">loosely knit tribes into a mighty power to be reckoned with, even by</text:p>
      <text:p text:style-name="Standard">Jarasandha, the mightiest of the kings of Bharatavarsha.</text:p>
      <text:p text:style-name="Standard">Each day at the approach of dawn, the cocks would begin to crow, and</text:p>
      <text:p text:style-name="Standard">the buzzing sound of the bees, stimulated by the fragrant breeze wafting</text:p>
      <text:p text:style-name="Standard">from the newly opened flowers, was the signal for the birds to waken and</text:p>
      <text:p text:style-name="Standard">begin their chirping, as if they were the bards detailed to arouse the Lord</text:p>
      <text:p text:style-name="Standard">from his slumbers. But this auspicious moment preceding dawn was felt to</text:p>
      <text:p text:style-name="Standard">be repugnant to his wives, who were lying in his embrace, for it</text:p>
      <text:p text:style-name="Standard">proclaimed an imminent parting. Rising at the time known as</text:p>
      <text:p text:style-name="Standard">brahmamuhurta, the Lord would perform the ceremonial wash and</text:p>
      <text:p text:style-name="Standard">meditate on the blissful Brahman, the one without a second, undecaying,</text:p>
      <text:p text:style-name="Standard">self-effulgent, bliss consciousness, ever established in himself, and</text:p>
      <text:p text:style-name="Standard">transcending the trammels of ignorance. Then he would take his bath, don</text:p>
      <text:p text:style-name="Standard">new garments, perform Sandhya Vandana, finish his Agnihotra sacrifice</text:p>
      <text:p text:style-name="Standard">before the sun rose, and then sit silently repeating the Gayatri mantra.</text:p>
      <text:p text:style-name="Standard">Then he would make offerings to the orb of the rising sun, Surya</text:p>
      <text:p text:style-name="Standard">Narayana, the symbol of the Supreme, as well as to other gods, then to the</text:p>
      <text:p text:style-name="Standard">forefathers, and also to the sages, who are aspects of the Supreme. He</text:p>
      <text:p text:style-name="Standard">would then convey his respects to the elders and holy Brahmins. He would</text:p>
      <text:p text:style-name="Standard">also make gifts of cows to worthy recipients and touch with his hands</text:p>
      <text:p text:style-name="Standard">various objects that are considered sacred and auspicious. Then he would</text:p>
      <text:p text:style-name="Standard">dress and decorate his body, which itself was an ornament for the whole</text:p>
      <text:p text:style-name="Standard">world. After this, he would bestow on supplicants and servants whatever</text:p>
      <text:p text:style-name="Standard">they desired. By that time, his charioteer Daruka would come and bow</text:p>
      <text:p text:style-name="Standard">before him. Krishna would welcome him by holding his folded palms in</text:p>
      <text:p text:style-name="Standard">his own. A mirror, a cow, a bull, a holy man, some ghee, and certain divine</text:p>
      <text:p text:style-name="Standard"><text:soft-page-break/>images would then be shown to him before he got into the chariot,</text:p>
      <text:p text:style-name="Standard">accompanied by his friends Uddhava and Satyaki. As they drove off, he</text:p>
      <text:p text:style-name="Standard">would turn around and give a last charming smile to his wives.</text:p>
      <text:p text:style-name="Standard">Starting in this way from the palaces of all his consorts, Krishna would</text:p>
      <text:p text:style-name="Standard">appear outside as a single person. Surrounded by all the Yadava chiefs, he</text:p>
      <text:p text:style-name="Standard">would enter the assembly hall known as Sudharma, wherein those present</text:p>
      <text:p text:style-name="Standard">did not feel hunger, thirst, or pain. Seated there on the imposing lion</text:p>
      <text:p text:style-name="Standard">throne, he would discharge the duties of the day. Before starting the</text:p>
      <text:p text:style-name="Standard">serious business, it was the custom to regale the Lord with the frolic of</text:p>
      <text:p text:style-name="Standard">master comedians, clowns, and dancing troupes. Then the bards, minstrels,</text:p>
      <text:p text:style-name="Standard">and heralds would proclaim his valorous doings, learned Brahmins would</text:p>
      <text:p text:style-name="Standard">chant the Vedas, and orators would describe the mighty feats of the great</text:p>
      <text:p text:style-name="Standard">kings of the Yadava race. Only then would the assembly take up the main</text:p>
      <text:p text:style-name="Standard">business of the day.</text:p>
      <text:p text:style-name="Standard">One day, while the Lord was thus holding his morning audience, a</text:p>
      <text:p text:style-name="Standard">messenger came from the king of Karushna, called Paundraka. Many</text:p>
      <text:p text:style-name="Standard">people had led this Paundraka to believe that he was the incarnation of</text:p>
      <text:p text:style-name="Standard">Lord Vishnu, and the poor man believed it and styled himself as the real</text:p>
      <text:p text:style-name="Standard">Vaasudeva. He proclaimed that he was the Supreme God, forbade the</text:p>
      <text:p text:style-name="Standard">worship of all other gods in his country, and put all the rishis and</text:p>
      <text:p text:style-name="Standard">Brahmins who insisted on reading the Vedas and performing Vedic rituals</text:p>
      <text:p text:style-name="Standard">into the dungeon. Every week, a man was sent to ask these people if they</text:p>
      <text:p text:style-name="Standard">had come to their right senses and were ready to accept Paundraka as the</text:p>
      <text:p text:style-name="Standard">only God. If the answer was in the affirmative, they were let out;</text:p>
      <text:p text:style-name="Standard">otherwise, they were left to rot until they agreed. One of these who had</text:p>
      <text:p text:style-name="Standard">been cast into the dungeon in this manner was Punardatta, the son of Guru</text:p>
      <text:p text:style-name="Standard">Sandipani, whom Krishna had once brought back from the land of the</text:p>
      <text:p text:style-name="Standard">dead. Paundraka had grown more and more evil due to his power, and</text:p>
      <text:p text:style-name="Standard">when he heard of the existence of Krishna, who also styled himself as</text:p>
      <text:p text:style-name="Standard">Vaasudeva, he could not bear it. So he sent a messenger to the Yadava</text:p>
      <text:p text:style-name="Standard">court with a proclamation:</text:p>
      <text:p text:style-name="Standard">I’m the true incanation of Vishnu. I’m Narayana, or Vaasudeva, the</text:p>
      <text:p text:style-name="Standard">primeval being who has incarnated himself to uplift the world from its</text:p>
      <text:p text:style-name="Standard">misery. I hear that you would have dared to usurp my title and my</text:p>
      <text:p text:style-name="Standard">insignia, like the Shrivatsa, on the chest, the jewel Kaustubha, and the</text:p>
      <text:p text:style-name="Standard">appearance of four arms when necessary, carrying the discus</text:p>
      <text:p text:style-name="Standard">Sudarshana, the conch Panchajanya, the mace Kaumodaki, and the</text:p>
      <text:p text:style-name="Standard">lotus. Leave off using these emblems and surrender to me</text:p>
      <text:p text:style-name="Standard">immediately, or else come and fight and let us prove to the world who</text:p>
      <text:p text:style-name="Standard">is the real incarnation!</text:p>
      <text:p text:style-name="Standard">This piece of folly was read aloud in the open assembly and was heard</text:p>
      <text:p text:style-name="Standard">with great amusement. Krishna also smiled and assured the messenger that</text:p>
      <text:p text:style-name="Standard">his master’s wishes would be complied with and that he would visit him</text:p>
      <text:p text:style-name="Standard">within a few days and clear his doubts, once and for all.</text:p>
      <text:p text:style-name="Standard">Paundraka, meanwhile, was preparing himself to meet his maker. He</text:p>
      <text:p text:style-name="Standard">managed to procure a ruby of extraordinary size, which could pass as the</text:p>
      <text:p text:style-name="Standard">Kaustubha, had his body painted a deep blue color, and got two extra arms</text:p>
      <text:p text:style-name="Standard">made of wood, holding the conch and the discus, respectively. This</text:p>
      <text:p text:style-name="Standard">contraption was fixed on his shoulders. The greatest difficulty came in</text:p>
      <text:p text:style-name="Standard">making the sign of the Shrivatsa on his chest. The sign, as found on Lord</text:p>
      <text:p text:style-name="Standard">Vishnu and on his incarnations, is in the shape of the foot of the sage,</text:p>
      <text:p text:style-name="Standard">Bhrigu, and is a peculiar formation of the hair rather than an actual print.</text:p>
      <text:p text:style-name="Standard"><text:soft-page-break/>After considerable cogitation, the poor misguided fool got an iron foot</text:p>
      <text:p text:style-name="Standard">made and branded himself with it. The agony of this procedure may well</text:p>
      <text:p text:style-name="Standard">be imagined. But when the fester had gone down, it could well pass off as</text:p>
      <text:p text:style-name="Standard">the Shrivatsa. All these preparations were made with the help of his friend,</text:p>
      <text:p text:style-name="Standard">the king of Kashi, who was staying at his residence.</text:p>
      <text:p text:style-name="Standard">Following his message, Lord Krishna, accompanied by an army and his</text:p>
      <text:p text:style-name="Standard">friends Uddhava and Satyaki, who did not want to miss the fun, proceeded</text:p>
      <text:p text:style-name="Standard">to Kashi, where Paundraka was awaiting his arrival. The Lord had brought</text:p>
      <text:p text:style-name="Standard">all his accoutrements with him, his discus Sudarshana, his bow Sarnga, his</text:p>
      <text:p text:style-name="Standard">mace Kaumodaki, and his sword Nandaka. Seated in his chariot drawn by</text:p>
      <text:p text:style-name="Standard">his famous four horses, wearing shining yellow garments and a crown</text:p>
      <text:p text:style-name="Standard">topped with peacock feathers for which he was famous, he shone with a</text:p>
      <text:p text:style-name="Standard">radiance that put to shame the glory of the sun at noon. As he came to the</text:p>
      <text:p text:style-name="Standard">outskirts of the holy city of Kashi, the citizens thought to themselves, “If</text:p>
      <text:p text:style-name="Standard">there is a God on Earth, this must surely be he! How lucky we are to have</text:p>
      <text:p text:style-name="Standard">even a glimpse of him. Yet, how unlucky, for instead of paying homage to</text:p>
      <text:p text:style-name="Standard">him, we are forced to worship this fool Paundraka!”</text:p>
      <text:p text:style-name="Standard">Hearing of Krishna’s arrival, Paundraka arrayed himself in a lovely</text:p>
      <text:p text:style-name="Standard">yellow robe, and sporting all his absurd accessories, he came out of the</text:p>
      <text:p text:style-name="Standard">city with two akshauhinis (divisions) of the army. His friend, the king of</text:p>
      <text:p text:style-name="Standard">Kashi, followed with another army. The Yadavas laughed when they saw</text:p>
      <text:p text:style-name="Standard">Paundraka impersonating the Lord in every detail.</text:p>
      <text:p text:style-name="Standard">From the distance of a few yards, Paundarka shouted in a loud voice,</text:p>
      <text:p text:style-name="Standard">“Halt! Do you now admit that I’m the true Vaasudeva, the only incarnation</text:p>
      <text:p text:style-name="Standard">of Vishnu?” He feared that a closer inspection would reveal the flaws in</text:p>
      <text:p text:style-name="Standard">his get-up.</text:p>
      <text:p text:style-name="Standard">Krishna obediently halted and said, “Yes, indeed, I really admit the truth</text:p>
      <text:p text:style-name="Standard">to your claims. I call myself Vaasudeva only because I happen to be the</text:p>
      <text:p text:style-name="Standard">son of Vasudeva. I’m quite ready to be friends with you, provided you set</text:p>
      <text:p text:style-name="Standard">free the people you have incarcerated in your dungeons.”</text:p>
      <text:p text:style-name="Standard">Paundraka proudly said, “I have no need of friends like you! Be prepared</text:p>
      <text:p text:style-name="Standard">to fight, for there is no place on this Earth for both of us!”</text:p>
      <text:p text:style-name="Standard">So saying, he and his army attacked the Yadava host with various</text:p>
      <text:p text:style-name="Standard">weapons such as tridents, wooden maces, iron-tipped maces, javelins,</text:p>
      <text:p text:style-name="Standard">spears, and arrows. At last, tiring of this play, the Lord laughingly told</text:p>
      <text:p text:style-name="Standard">him, “O Paundraka, whatever weapons you have asked me to give up, I’m</text:p>
      <text:p text:style-name="Standard">now giving to you. Here, catch them!”</text:p>
      <text:p text:style-name="Standard">So saying, he threw the discus at Paundraka, who was unable to do</text:p>
      <text:p text:style-name="Standard">anything but gape as it hurled toward him and nearly severed his head</text:p>
      <text:p text:style-name="Standard">from his body. His friend, the king of Kashi, soon followed him.</text:p>
      <text:p text:style-name="Standard">Paundraka, who had been mentally identifying himself with the Lord all</text:p>
      <text:p text:style-name="Standard">the time, was released from his mortal coil and attained identity of form</text:p>
      <text:p text:style-name="Standard">with the Lord. This incarnation of the Lord as Krishna is famous for the</text:p>
      <text:p text:style-name="Standard">various ways in which he gave salvation to people. Mysterious are the</text:p>
      <text:p text:style-name="Standard">ways of karma: each one gets liberation in a way that is suited to his own</text:p>
      <text:p text:style-name="Standard">nature.</text:p>
      <text:p text:style-name="Standard">The Lord is above all laws and has no need to follow the rituals and</text:p>
      <text:p text:style-name="Standard">regulations, which are meant for mortals to attain liberation, yet we find</text:p>
      <text:p text:style-name="Standard">that he was always the first to set an example of right and well-regulated</text:p>
      <text:p text:style-name="Standard">conduct, according to the ancient rules set down in the Vedas. He taught</text:p>
      <text:p text:style-name="Standard">that human beings could attain liberation only by following their</text:p>
      <text:p text:style-name="Standard">svadharma, or the set of rules for which each was best suited, both</text:p>
      <text:p text:style-name="Standard"><text:soft-page-break/>mentally and physically. Each one is born in a certain type of environment</text:p>
      <text:p text:style-name="Standard">and has certain psychological aptitudes, which, if followed, will benefit</text:p>
      <text:p text:style-name="Standard">both oneself and the society, whereas if one tries to ape the customs and</text:p>
      <text:p text:style-name="Standard">manners of another mode of life that is at a variance with one’s own</text:p>
      <text:p text:style-name="Standard">nature, both the individual and the society will suffer. The person will</text:p>
      <text:p text:style-name="Standard">suffer because he or she will not like the work he or she is doing, and the</text:p>
      <text:p text:style-name="Standard">society will suffer because the individuals will be giving less than their</text:p>
      <text:p text:style-name="Standard">best. The truth of this can be seen in the modern society for man (or</text:p>
      <text:p text:style-name="Standard">woman), being a gregarious animal, is happiest when he has the respect</text:p>
      <text:p text:style-name="Standard">and approval of his fellows.</text:p>
      <text:p text:style-name="Standard">At this time, there occurred a full and prolonged eclipse of the sun. A</text:p>
      <text:p text:style-name="Standard">holy immersion in the sacred waters of the lake known as</text:p>
      <text:p text:style-name="Standard">Syamantapanchaka was considered most auspicious on the day of the</text:p>
      <text:p text:style-name="Standard">eclipse. This lake was situated in the holy spot of Kurukshetra, where</text:p>
      <text:p text:style-name="Standard">Parashurama, another incarnation of Lord Vishnu, had created five lakes</text:p>
      <text:p text:style-name="Standard">with the blood of the Kshatriyas he had slaughtered. In order to expiate</text:p>
      <text:p text:style-name="Standard">this, he had performed great penances at this place and an immersion in</text:p>
      <text:p text:style-name="Standard">this lake was considered most holy.</text:p>
      <text:p text:style-name="Standard">A large number of people, including the Yadavas, the Kurus, the</text:p>
      <text:p text:style-name="Standard">gopalas, and the gopis, assembled in this holy spot to submerge</text:p>
      <text:p text:style-name="Standard">themselves in the sacred waters at the time of the eclipse. The joy of the</text:p>
      <text:p text:style-name="Standard">gopalas and the gopis when they saw Krishna after so many years knew no</text:p>
      <text:p text:style-name="Standard">bounds. The Pandavas, with their mother, Kunti, and wife, Draupadi, as</text:p>
      <text:p text:style-name="Standard">well as their own separate wives, were all there. This was a grand reunion</text:p>
      <text:p text:style-name="Standard">of friends and relatives, perhaps the last before the great holocaust of the</text:p>
      <text:p text:style-name="Standard">Mahabharata war. The next time the Pandavas and Kauravas met would be</text:p>
      <text:p text:style-name="Standard">on the battlefield of Kurukshetra.</text:p>
      <text:p text:style-name="Standard">All of them spent three delightful months there, and the Lord satisfied</text:p>
      <text:p text:style-name="Standard">all, according to their needs. Krishna embraced Nanda and Yashoda and</text:p>
      <text:p text:style-name="Standard">consoled them in all ways. Devaki also embraced Yashoda and shed tears</text:p>
      <text:p text:style-name="Standard">thinking of the great service she had rendered to her.</text:p>
      <text:p text:style-name="Standard">The gopis, finding their beloved Lord after so many years, gazed at him</text:p>
      <text:p text:style-name="Standard">longingly, cursing the fact that they were forced to blink now and again</text:p>
      <text:p text:style-name="Standard">and thus waste precious seconds. He embraced them all and comforted</text:p>
      <text:p text:style-name="Standard">them thus: “Clouds in the sky are scattered here and there by the wind. So</text:p>
      <text:p text:style-name="Standard">also the Creator brings together and separates human beings. We have</text:p>
      <text:p text:style-name="Standard">been parted physically from each other, but you are ever in my mind. Do</text:p>
      <text:p text:style-name="Standard">not think your devotion to me will go unrewarded, for it will enable you to</text:p>
      <text:p text:style-name="Standard">cut the coils of mortal life and attain union with me, who am the infinite</text:p>
      <text:p text:style-name="Standard">source of bliss.” In the days that followed, he gave them instruction in</text:p>
      <text:p text:style-name="Standard">atma-vidya, or the science of the self, by reflecting on which they attained</text:p>
      <text:p text:style-name="Standard">liberation.</text:p>
      <text:p text:style-name="Standard">At the end of their stay, their prayer to him was this: “O you who carry</text:p>
      <text:p text:style-name="Standard">the lotus of the world in your navel, your feet are the object of</text:p>
      <text:p text:style-name="Standard">contemplation by great yogis with deep understanding and meditative</text:p>
      <text:p text:style-name="Standard">capacity. But, O Lord, they are the sole support of ordinary folk like us and</text:p>
      <text:p text:style-name="Standard">the only means of lifting us out of this dilapidated well of human</text:p>
      <text:p text:style-name="Standard">existence. May those holy feet ever shine in our hearts.”</text:p>
      <text:p text:style-name="Standard">After having blessed the gopis, the Lord made enquiries of Yudhishtira</text:p>
      <text:p text:style-name="Standard">and other friends and relatives about their welfare. They, for their part, felt</text:p>
      <text:p text:style-name="Standard">themselves to be purified by his presence and told him, “No harm can</text:p>
      <text:p text:style-name="Standard">befall those who have come into contact with your divine presence even</text:p>
      <text:p text:style-name="Standard"><text:soft-page-break/>once; then what about us, who have been blessed by your vision constantly</text:p>
      <text:p text:style-name="Standard">and have been protected by you at all times?”</text:p>
      <text:p text:style-name="Standard">One day, Draupadi approached Krishna’s consorts and asked each of</text:p>
      <text:p text:style-name="Standard">them to narrate the story of her marriage to him. All of them delighted in</text:p>
      <text:p text:style-name="Standard">describing the romantic way in which he had wed them. Draupadi then</text:p>
      <text:p text:style-name="Standard">wanted to know whether they regarded him as man or God. All of them</text:p>
      <text:p text:style-name="Standard">agreed that as a husband he was perfect, as he was in everything he did,</text:p>
      <text:p text:style-name="Standard">even if it was only playing a game of ball with his youngest child. But</text:p>
      <text:p text:style-name="Standard">their attitude to him was as if he were the Supreme Lord. They considered</text:p>
      <text:p text:style-name="Standard">themselves honored to be able to serve him in the most menial capacity,</text:p>
      <text:p text:style-name="Standard">for in that lay their salvation.</text:p>
      <text:p text:style-name="Standard">To that holy spot had come all the sages who wished to have a glimpse</text:p>
      <text:p text:style-name="Standard">of the personage whom they had been cherishing in their hearts during</text:p>
      <text:p text:style-name="Standard">meditation.</text:p>
      <text:p text:style-name="Standard">The Lord welcomed them and said, “In this world, people try to acquire</text:p>
      <text:p text:style-name="Standard">spiritual merit in various ways, undergoing severe austerities, worshipping</text:p>
      <text:p text:style-name="Standard">images, going on pilgrimages, and so on. These methods take a long time</text:p>
      <text:p text:style-name="Standard">to purify the mind, but the very sight of holy ones like you destroys the</text:p>
      <text:p text:style-name="Standard">ignorance of a million lives. He who looks on idols as objects of worship</text:p>
      <text:p text:style-name="Standard">and fails to see the divinity in a holy man is to be considered as foolish as</text:p>
      <text:p text:style-name="Standard">the ass that carries grass for the cattle to feed on.”</text:p>
      <text:p text:style-name="Standard">So saying, the Lord, to set an example of the necessity of venerating the</text:p>
      <text:p text:style-name="Standard">saints, prostrated to them, for they had given up their all in the quest for</text:p>
      <text:p text:style-name="Standard">the Supreme.</text:p>
      <text:p text:style-name="Standard">The sages replied, “Even we, who are noted as being the knowers of</text:p>
      <text:p text:style-name="Standard">truth, become bewildered when we see the wonderful yet deluding power</text:p>
      <text:p text:style-name="Standard">of your lila, or play—your assumption of the human garb. Wonderful is</text:p>
      <text:p text:style-name="Standard">this sport of yours. Today, by meeting you who is the goal of all pious</text:p>
      <text:p text:style-name="Standard">men, we have attained the fulfillment of our lives. Our pursuit of</text:p>
      <text:p text:style-name="Standard">knowledge, our austerity, and our spiritual practices have borne fruit today,</text:p>
      <text:p text:style-name="Standard">for you are the highest excellence that one can attain. Salutations to you, O</text:p>
      <text:p text:style-name="Standard">Krishna! You are the Supreme Being and the Lord of all.”</text:p>
      <text:p text:style-name="Standard">Vasudeva, Krishna’s father, now had a wish. He approached the sages</text:p>
      <text:p text:style-name="Standard">and asked them to conduct some yajnas, or sacrifices, to efface the effects</text:p>
      <text:p text:style-name="Standard">of his past karmas. The sages looked at him pityingly and said, “The best</text:p>
      <text:p text:style-name="Standard">way to efface the effects of past karmas is to adore the Supreme Lord</text:p>
      <text:p text:style-name="Standard">Vishnu, and that Lord has now been born to you as your son. The fruits of</text:p>
      <text:p text:style-name="Standard">all the yajnas you have done in your past lives have been embodied in the</text:p>
      <text:p text:style-name="Standard">form of your son. What need have you to waste your time on other rituals?</text:p>
      <text:p text:style-name="Standard">Worship him, therefore, and attain to the highest beatitude!”</text:p>
      <text:p text:style-name="Standard">But Vasudeva, deluded by the Lord’s maya, could see Krishna only as his</text:p>
      <text:p text:style-name="Standard">son. Knowing his father’s faith in rituals, the Lord told him to do whatever</text:p>
      <text:p text:style-name="Standard">yajnas he wished to perform. After the performance of the yajnas, all of</text:p>
      <text:p text:style-name="Standard">them took a ritual bath in the lake, together with the Lord.</text:p>
      <text:p text:style-name="Standard">Thus they spent many idyllic days with him. All of them were bound to</text:p>
      <text:p text:style-name="Standard">him with different strands of love, and he made them all happy in his own</text:p>
      <text:p text:style-name="Standard">inimitable way. At the end of three months, they parted with great sorrow</text:p>
      <text:p text:style-name="Standard">and returned to their own abodes.</text:p>
      <text:p text:style-name="Standard">One day at Dwaraka, when the Lord was holding court in the assembly</text:p>
      <text:p text:style-name="Standard">hall, an unknown person came and prostrated himself. He apprised the</text:p>
      <text:p text:style-name="Standard">Lord of the state of many of the kings who were rotting in the dungeons of</text:p>
      <text:p text:style-name="Standard">Jarasandha, who had captured and imprisoned all those who had refused to</text:p>
      <text:p text:style-name="Standard"><text:soft-page-break/>give the vassal fee to him. Some twenty thousand such defeated rulers had</text:p>
      <text:p text:style-name="Standard">been incarcerated by him in his fortress at Girivraja. The messenger had</text:p>
      <text:p text:style-name="Standard">been sent by those kings, begging Krishna to rescue them.</text:p>
      <text:p text:style-name="Standard">“O Lord,” they said, “the pleasures of royal life are momentary, like a</text:p>
      <text:p text:style-name="Standard">dream. Life is guided by factors beyond our control and subject to</text:p>
      <text:p text:style-name="Standard">uncertainty. We are pitiable creatures following the path of desire subject</text:p>
      <text:p text:style-name="Standard">to the sufferings arising from it. May you, who are the redresser of the</text:p>
      <text:p text:style-name="Standard">sorrows of all who seek shelter at your feet, be pleased to release us from</text:p>
      <text:p text:style-name="Standard">this bondage.”</text:p>
      <text:p text:style-name="Standard">Hardly had this message been read out, when the sage Narada arrived.</text:p>
      <text:p text:style-name="Standard">Krishna immediately rose up and worshipped him and made him take a</text:p>
      <text:p text:style-name="Standard">seat beside him. “O all-pervading Lord,” said the sage, “I take shelter at</text:p>
      <text:p text:style-name="Standard">your feet who, for the benefit of the jivas caught in this transmigratory</text:p>
      <text:p text:style-name="Standard">existence, have taken on this lilavatar (sportive incarnation) to aid them to</text:p>
      <text:p text:style-name="Standard">escape. To you, who have thus assumed a human role, I shall communicate</text:p>
      <text:p text:style-name="Standard">what your aunt’s son and your devotee, Yudhishtira, has set his heart upon.</text:p>
      <text:p text:style-name="Standard">I have advised him to perform the Rajasuya sacrifice, which will enable</text:p>
      <text:p text:style-name="Standard">him to assume the title of emperor, and he requested me to come to you</text:p>
      <text:p text:style-name="Standard">and get your approval and blessing.”</text:p>
      <text:p text:style-name="Standard">Krishna consulted the Yadava chiefs and ascertained that they were in</text:p>
      <text:p text:style-name="Standard">favor of defeating Jarasandha before going to Yudhishtira’s Rajasuya. So</text:p>
      <text:p text:style-name="Standard">he asked his prime minister, Uddhava, to give his opinion. Uddhava said,</text:p>
      <text:p text:style-name="Standard">“O Lord, it is incumbent on you to render help to the Pandavas as well as</text:p>
      <text:p text:style-name="Standard">to release the kings who have appealed to you. Since the first ceremony of</text:p>
      <text:p text:style-name="Standard">the Rajasuya is the Digvijaya, or the conquest of all territories, the</text:p>
      <text:p text:style-name="Standard">subjugation of Jarasandha will be necessary for both purposes. The</text:p>
      <text:p text:style-name="Standard">destruction of Jarasandha will help in the achievement of many other</text:p>
      <text:p text:style-name="Standard">objectives, also, and relieve the world of its evil ones. Let the Rajasuya be</text:p>
      <text:p text:style-name="Standard">the fruition of the good karmas of pious people like the Pandavas and the</text:p>
      <text:p text:style-name="Standard">evil karmas of Jarasandha and others. Thus, let us proceed to eliminate</text:p>
      <text:p text:style-name="Standard">Jarasandha first, so that Yudhishtira will become qualified to perform the</text:p>
      <text:p text:style-name="Standard">Rajasuya and also be able to obtain the support of all the imprisoned</text:p>
      <text:p text:style-name="Standard">kings.”</text:p>
      <text:p text:style-name="Standard">The advice of Uddhava was acceptable to all, so Krishna set out for</text:p>
      <text:p text:style-name="Standard">Indraprastha attended by a large retinue. His progress from Dwaraka to</text:p>
      <text:p text:style-name="Standard">Indraprastha through the subcontinent was hailed by people all along the</text:p>
      <text:p text:style-name="Standard">route, who flocked in hundreds to have a glimpse of this God on Earth. At</text:p>
      <text:p text:style-name="Standard">last, he reached the capital of the Pandavas. Yudhishtira and his brothers</text:p>
      <text:p text:style-name="Standard">did not know in what way they should welcome their dearest cousin,</text:p>
      <text:p text:style-name="Standard">friend, and God. They embraced him and escorted him around the great</text:p>
      <text:p text:style-name="Standard">assembly hall known as the Maya Sabha, or Hall of Illusions, built for</text:p>
      <text:p text:style-name="Standard">them by Mayan, the architect of asuras, whom Arjuna and Krishna had</text:p>
      <text:p text:style-name="Standard">rescued when they helped Agni to consume the forest of Khandava.</text:p>
      <text:p text:style-name="Standard">This hall was a wonder of wonders, and Krishna himself had told Mayan</text:p>
      <text:p text:style-name="Standard">to fill it with deceptive contraptions, for he knew that the end of the era of</text:p>
      <text:p text:style-name="Standard">Dwapara was approaching, ushering the advent of Kali. The destiny for</text:p>
      <text:p text:style-name="Standard">which he himself had taken this incarnation had to be fulfilled. The hall</text:p>
      <text:p text:style-name="Standard">attracted many people from far and near. In some places there appeared to</text:p>
      <text:p text:style-name="Standard">be a lake when there was nothing at all; a door when there was only a wall,</text:p>
      <text:p text:style-name="Standard">which was really a door; a mirror when there was none; and so on. In fact,</text:p>
      <text:p text:style-name="Standard">the hall was filled with optical illusions and had a particular capacity to</text:p>
      <text:p text:style-name="Standard">fool the evil and the pompous. Mayan had also presented the mighty mace,</text:p>
      <text:p text:style-name="Standard"><text:soft-page-break/>the Shaturagdini, to Bhima and the beautiful conch Devadatta to Arjuna.</text:p>
      <text:p text:style-name="Standard">Into this fantastic sabha, the Pandavas welcomed Krishna and the other</text:p>
      <text:p text:style-name="Standard">Yadavas who had accompanied him, and he stayed with them for some</text:p>
      <text:p text:style-name="Standard">months, seeing to all the formalities, which had to be done before the</text:p>
      <text:p text:style-name="Standard">commencement of the Rajasuya.</text:p>
      <text:p text:style-name="Standard">The entire universe is nothing but Pure Consciousness,</text:p>
      <text:p text:style-name="Standard">As it was and as it is.</text:p>
      <text:p text:style-name="Standard">Even when there is perception of forms and apprehension of</text:p>
      <text:p text:style-name="Standard">nations and concepts,</text:p>
      <text:p text:style-name="Standard">That Consciousness alone exists.</text:p>
      <text:p text:style-name="Standard">YOGA VASISHTA</text:p>
      <text:p text:style-name="Standard">Hari Aum Tat Sat</text:p>
      <text:p text:style-name="Standard">Aum Bhaktavadalaya Namaha!</text:p>
      <text:p text:style-name="Standard">20</text:p>
      <text:p text:style-name="Standard">The Rajasuya Sacrifice</text:p>
      <text:p text:style-name="Standard">Mookam Karoti Vachalam,</text:p>
      <text:p text:style-name="Standard">Pangum Langayate Girim,</text:p>
      <text:p text:style-name="Standard">Yad Kripa Tamaham Vande,</text:p>
      <text:p text:style-name="Standard">Paramananda Madhavam.</text:p>
      <text:p text:style-name="Standard">I bow to that all blissful Madhava (Krishna), by whose grace the</text:p>
      <text:p text:style-name="Standard">dumb become orators and the lame cross mountains.</text:p>
      <text:p text:style-name="Standard">As the sage Narada had told Krishna, he was the one who had first put the</text:p>
      <text:p text:style-name="Standard">idea of holding a Rajasuya sacrifice into Yudhishtira’s head. The sage</text:p>
      <text:p text:style-name="Standard">informed Yudhishtira of the plight of his father, Pandu, in heaven, who</text:p>
      <text:p text:style-name="Standard">was unable to sit on the same throne with Indra, since his sons had not</text:p>
      <text:p text:style-name="Standard">performed the Rajasuya sacrifice. From the time he heard this, Yudhishtira</text:p>
      <text:p text:style-name="Standard">started to feel rather guilty, and his life changed from one of peace and</text:p>
      <text:p text:style-name="Standard">tranquillity to that of restlessness and uncertainty. Personally, he was not</text:p>
      <text:p text:style-name="Standard">in favor of holding the Rajasuya, since it meant conquering all other</text:p>
      <text:p text:style-name="Standard">kingdoms and forcing them to accept his suzerainty and pay him tribute.</text:p>
      <text:p text:style-name="Standard">On the other hand, the thought of his father’s desire to sit beside Indra on</text:p>
      <text:p text:style-name="Standard">the throne, as well as the enthusiasm of his brothers, who were all for</text:p>
      <text:p text:style-name="Standard">holding the Rajasuya, caused him great concern. Hence, he had told</text:p>
      <text:p text:style-name="Standard">Narada to invite Krishna so that he could get his opinion. After having</text:p>
      <text:p text:style-name="Standard">spent some happy days in the Lord’s company, Yudhishtira, with his usual</text:p>
      <text:p text:style-name="Standard">humility, asked Krishna whether he really considered him worthy of</text:p>
      <text:p text:style-name="Standard">conducting such a stupendous sacrifice as the Rajasuya. Krishna assured</text:p>
      <text:p text:style-name="Standard">him that he would certainly be able to conduct it, provided he subdued</text:p>
      <text:p text:style-name="Standard">Jarasandha, since he was the only one capable of challenging the might of</text:p>
      <text:p text:style-name="Standard">the Pandavas. Krishna proceeded to tell him the story of Jarasandha’s</text:p>
      <text:p text:style-name="Standard">birth.</text:p>
      <text:p text:style-name="Standard">“King Brihadratha of Maghada was childless, so he worshipped the great</text:p>
      <text:p text:style-name="Standard">sage Chandakaushika, who gave him a mango and told him to give it to his</text:p>
      <text:p text:style-name="Standard">wife to eat. Since the king had two wives, he shared the mango equally</text:p>
      <text:p text:style-name="Standard">between them, and in due course each delivered half a baby. The unhappy</text:p>
      <text:p text:style-name="Standard">king threw the two parts on the waste heap outside the city gates, where</text:p>
      <text:p text:style-name="Standard">they were picked up by a rakshasi (demoness) called Jara. The halves</text:p>
      <text:p text:style-name="Standard">accidentally came together in exact position and formed themselves into a</text:p>
      <text:p text:style-name="Standard">perfect baby boy. Jara handed over the baby to the king, who named him</text:p>
      <text:p text:style-name="Standard">Jarasandha after the woman who had given him life. This man has now</text:p>
      <text:p text:style-name="Standard">become an evil and haughty king and has captured many kings and offered</text:p>
      <text:p text:style-name="Standard">them as a sacrifice to Lord Shiva. He has attacked the city of Mathura</text:p>
      <text:p text:style-name="Standard"><text:soft-page-break/>many times, and I had to shift my people to Dwaraka to protect them.</text:p>
      <text:p text:style-name="Standard">Jarasandha is considered invincible, but he has a weak point, and that is</text:p>
      <text:p text:style-name="Standard">the place where he was joined as a baby. To attack him with an army would</text:p>
      <text:p text:style-name="Standard">be futile, but he can be defeated in a duel with one who knows this weak</text:p>
      <text:p text:style-name="Standard">point, and Bhima is the one who can do it.”</text:p>
      <text:p text:style-name="Standard">Krishna then outlined their plan of action. Digvijaya was the first item</text:p>
      <text:p text:style-name="Standard">of the Rajasuya. In it, the king sent his emissaries to all other kings and</text:p>
      <text:p text:style-name="Standard">demanded the vassal fee by which they showed themselves willing to</text:p>
      <text:p text:style-name="Standard">accord him the position of emperor. Krishna suggested that Arjuna, Bhima,</text:p>
      <text:p text:style-name="Standard">Nakula, and Sahadeva be sent in all four directions in order to conquer all</text:p>
      <text:p text:style-name="Standard">the kings. This was done, and most of the kings willingly sent the vassal</text:p>
      <text:p text:style-name="Standard">fee to Yudhishtira, for he was well loved by all. Hence, he got the name</text:p>
      <text:p text:style-name="Standard">Ajatashatru (one without enemies).</text:p>
      <text:p text:style-name="Standard">Now only Jarasandha remained. His life demonstrates the great truth that</text:p>
      <text:p text:style-name="Standard">devotion to God has no merit unless coupled with virtue and</text:p>
      <text:p text:style-name="Standard">righteousness. He was a great devotee of Shiva and had captured many</text:p>
      <text:p text:style-name="Standard">kings as human sacrifices to Shiva. Krishna pointed out to the Pandavas</text:p>
      <text:p text:style-name="Standard">how devotion should go hand in hand with kindness to one’s fellow beings.</text:p>
      <text:p text:style-name="Standard">Dharma should be accompanied with bhakti in order to be fruitful. Krishna</text:p>
      <text:p text:style-name="Standard">said that he himself would accompany Arjuna and Bhima, and they would</text:p>
      <text:p text:style-name="Standard">go disguised as Brahmins into the capital city of Jarasandha and there</text:p>
      <text:p text:style-name="Standard">challenge him to a duel. At first, Yudhishtira was against the whole idea,</text:p>
      <text:p text:style-name="Standard">but as usual, he gave in and the trio departed.</text:p>
      <text:p text:style-name="Standard">Clad in robes of bark and with matted hair, they entered Mahishmathi,</text:p>
      <text:p text:style-name="Standard">the capital of Jarasandha. Had they gone in their own garb, they would</text:p>
      <text:p text:style-name="Standard">have been made to wait for days outside the fortress before gaining an</text:p>
      <text:p text:style-name="Standard">audience with the king. As they were sadhus (holy mendicants),</text:p>
      <text:p text:style-name="Standard">Jarasandha granted them permission to enter immediately and received</text:p>
      <text:p text:style-name="Standard">them with great respect. Refreshments were offered to them, which they</text:p>
      <text:p text:style-name="Standard">refused to take. Somewhat offended, he demanded to know who they were</text:p>
      <text:p text:style-name="Standard">and what they wanted.</text:p>
      <text:p text:style-name="Standard">Krishna said, “We are your foes and we desire instant combat with you.</text:p>
      <text:p text:style-name="Standard">Since you are steeped in adharma (unrighteous behavior), it is our duty to</text:p>
      <text:p text:style-name="Standard">bring you to your right senses. So you can choose one of us to fight a duel</text:p>
      <text:p text:style-name="Standard">with you.”</text:p>
      <text:p text:style-name="Standard">Jarasandha was amazed when he heard this, and looking at them closely</text:p>
      <text:p text:style-name="Standard">he said, “Who are you and why do you pretend to be Brahmins when you</text:p>
      <text:p text:style-name="Standard">are obviously Kshatriyas? You have refused to partake of any of the</text:p>
      <text:p text:style-name="Standard">refreshments offered to guests, and you have come with this strange</text:p>
      <text:p text:style-name="Standard">request. So I demand to know who are you.”</text:p>
      <text:p text:style-name="Standard">“You are right,” said Krishna, “in guessing that we are not Brahmins but</text:p>
      <text:p text:style-name="Standard">Kshatriyas. We are your enemies, and hence we have refused your</text:p>
      <text:p text:style-name="Standard">hospitality. Know me to be Krishna, the son of Vasudeva of the Vrishni</text:p>
      <text:p text:style-name="Standard">clan. This is Arjuna, the middle one among the Pandavas, and this is</text:p>
      <text:p text:style-name="Standard">Bhima, his elder brother, destroyer of Hidimba and Bakasura and</text:p>
      <text:p text:style-name="Standard">invincible in battle. You may now choose with whom you would like to</text:p>
      <text:p text:style-name="Standard">fight.”</text:p>
      <text:p text:style-name="Standard">Jarasandha threw back his head and roared with laughter. “O, you are</text:p>
      <text:p text:style-name="Standard">Krishna, are you?” he said with a sneer. “I have defeated you eighteen</text:p>
      <text:p text:style-name="Standard">times in battle and made you run away and take refuge in the city of</text:p>
      <text:p text:style-name="Standard">Dwaraka, where you live in dread of my wrath! How can I possibly fight</text:p>
      <text:p text:style-name="Standard">with you? As for Arjuna, he appears to be a mere boy. It is not meet that a</text:p>
      <text:p text:style-name="Standard"><text:soft-page-break/>hero of my stature should come to grips with such a stripling. The only</text:p>
      <text:p text:style-name="Standard">one with whom I can even consider fighting is Bhima, for puny though he</text:p>
      <text:p text:style-name="Standard">is when compared to me, yet he is better than both of you!”</text:p>
      <text:p text:style-name="Standard">Krishna laughed and said, “O King! I think you have forgotten what</text:p>
      <text:p text:style-name="Standard">happened at the Gomantaka hill when you set fire to it and went away after</text:p>
      <text:p text:style-name="Standard">having boasted of your victory. And perhaps you have also forgotten the</text:p>
      <text:p text:style-name="Standard">Draupadi swayamvara, when this ‘stripling,’ as you call him, defeated all</text:p>
      <text:p text:style-name="Standard">the assembled kings and snatched the prize from beneath your noses.</text:p>
      <text:p text:style-name="Standard">However, we shall not waste time in talking of the past but get ready to</text:p>
      <text:p text:style-name="Standard">meet our future!”</text:p>
      <text:p text:style-name="Standard">Bhima, who was itching for a fight, immediately prepared himself. The</text:p>
      <text:p text:style-name="Standard">weapon chosen by both was the mace, for they were both expert in it.</text:p>
      <text:p text:style-name="Standard">Selecting a level ground as the arena, the two warriors closed in combat</text:p>
      <text:p text:style-name="Standard">and began to exchange blows with their diamond-hard maces. They were</text:p>
      <text:p text:style-name="Standard">well matched, and Jarasandha proved a more formidable adversary than</text:p>
      <text:p text:style-name="Standard">either Hidimba or Bakasura. As for Jarasandha, he had never met such an</text:p>
      <text:p text:style-name="Standard">opponent. He had fully expected to defeat Bhima in a few hours, and now</text:p>
      <text:p text:style-name="Standard">the fight was dragging on for days. At twilight when they stopped for the</text:p>
      <text:p text:style-name="Standard">day, Bhima would retire, worn and weary with his bones broken and his</text:p>
      <text:p text:style-name="Standard">body crushed, but Krishna would gently massage him and make him whole</text:p>
      <text:p text:style-name="Standard">again, so that on the morrow he would fight with renewed vigor. On the</text:p>
      <text:p text:style-name="Standard">sixteenth night, Bhima told Krishna, “O Madhava (Krishna), I find it very</text:p>
      <text:p text:style-name="Standard">difficult to overcome this man.”</text:p>
      <text:p text:style-name="Standard">Krishna comforted him and infused new spirit into him by imparting his</text:p>
      <text:p text:style-name="Standard">own spiritual powers to him, and he reminded Bhima of Jarasandha’s weak</text:p>
      <text:p text:style-name="Standard">point, which he had described at Indraprastha. “Once you manage to bring</text:p>
      <text:p text:style-name="Standard">him down, tear him apart and throw the pieces in different directions,</text:p>
      <text:p text:style-name="Standard">making sure to reverse the pieces. If the halves are not reversed, they have</text:p>
      <text:p text:style-name="Standard">the power to come together again. This is the boon given to him by his</text:p>
      <text:p text:style-name="Standard">foster mother.”</text:p>
      <text:p text:style-name="Standard">The next day the fight began with great vigor on Bhima’s side after the</text:p>
      <text:p text:style-name="Standard">Lord’s ministrations, but the mighty king of Magadha was flagging. Bhima</text:p>
      <text:p text:style-name="Standard">watched carefully for his chance and overthrew him and tore him apart,</text:p>
      <text:p text:style-name="Standard">but unfortunately, he forgot the instructions for reversing the pieces. He</text:p>
      <text:p text:style-name="Standard">had hardly turned jubilantly toward Krishna when he saw the look of</text:p>
      <text:p text:style-name="Standard">horror on Krishna’s face. He turned around to see his victim’s two halves</text:p>
      <text:p text:style-name="Standard">reuniting, and Jarasandha sprang up with a terrible oath, for he realized</text:p>
      <text:p text:style-name="Standard">that his secret was out. With the strength born of despair, he sprang at</text:p>
      <text:p text:style-name="Standard">Bhima with the ferocity of a tiger. All rules of fair play were thrown</text:p>
      <text:p text:style-name="Standard">overboard, as these two mighty giants grappled with each other for their</text:p>
      <text:p text:style-name="Standard">lives. At last, with superhuman effort, Bhima managed to pin down his</text:p>
      <text:p text:style-name="Standard">foe. He knelt on him with his knees pressing his chest and his arms forcing</text:p>
      <text:p text:style-name="Standard">him down and cast a despairing glance at Krishna. The Lord smiled that</text:p>
      <text:p text:style-name="Standard">bewitching smile, which made Bhima forget his woes and invested new</text:p>
      <text:p text:style-name="Standard">life into him. With a deliberate gesture, Krishna took up a piece of straw,</text:p>
      <text:p text:style-name="Standard">tore it apart, and, reversing the sides, threw the pieces in opposite</text:p>
      <text:p text:style-name="Standard">directions. Seeing this, Bhima suddenly remembered his instructions, and</text:p>
      <text:p text:style-name="Standard">with a quick movement, he jumped up. Catching hold of the king’s legs, he</text:p>
      <text:p text:style-name="Standard">tore them apart once more and flung the pieces wide in the prescribed</text:p>
      <text:p text:style-name="Standard">manner. That was the end of the mighty king of Magadha, and all the</text:p>
      <text:p text:style-name="Standard">citizens rejoiced, for he had ruled with a hand of iron, brooking no</text:p>
      <text:p text:style-name="Standard">disobedience of any sort and punishing offenders with the utmost severity.</text:p>
      <text:p text:style-name="Standard"><text:soft-page-break/>Jarasandha’s son Sahadeva was a devotee of the Lord, and he was placed</text:p>
      <text:p text:style-name="Standard">on the throne. He promised to follow the ancient code of Sanatana Dharma</text:p>
      <text:p text:style-name="Standard">and also to help Yudhishtira in the Rajasuya. The imprisoned kings were</text:p>
      <text:p text:style-name="Standard">now released, and without exception, they promised to support</text:p>
      <text:p text:style-name="Standard">Yudhishtira. Being redeemed from the horrors of Jarasandha’s dungeon</text:p>
      <text:p text:style-name="Standard">and blessed with the vision of the Lord’s beauteous form, the kings fell at</text:p>
      <text:p text:style-name="Standard">his feet and extolled him as the Paramatma (supreme spirit). “Allow us to</text:p>
      <text:p text:style-name="Standard">have unremitting remembrance of your feet even if we have to embroil</text:p>
      <text:p text:style-name="Standard">ourselves in other births.” This was their plea to him.</text:p>
      <text:p text:style-name="Standard">Krishna sent them back to their respective countries with all due honors</text:p>
      <text:p text:style-name="Standard">and returned to Indraprastha with the two brothers. He had killed two birds</text:p>
      <text:p text:style-name="Standard">with one stone, accomplishing the destruction of Jarasandha as well as</text:p>
      <text:p text:style-name="Standard">procuring the allegiance of so many kings. Yudhishtira’s joy at seeing</text:p>
      <text:p text:style-name="Standard">them return was great. He prostrated at the feet of the Lord and said, “The</text:p>
      <text:p text:style-name="Standard">divinities themselves carry out your orders like slaves, yet, O lotus-eyed</text:p>
      <text:p text:style-name="Standard">one, it is part of your divine lila that you should carry out the instructions</text:p>
      <text:p text:style-name="Standard">of people like me, who can only pretend to be lords.”</text:p>
      <text:p text:style-name="Standard">The preparations for the Rajasuya now began in earnest. The Lord</text:p>
      <text:p text:style-name="Standard">himself supervised the selection of each and every thing, and he would</text:p>
      <text:p text:style-name="Standard">have nothing but the best for his devotee, Yudhishtira. The best priests in</text:p>
      <text:p text:style-name="Standard">the country were invited to perform the sacrificial ceremonies. Royalty</text:p>
      <text:p text:style-name="Standard">from all over Bharatavarsha, together with their subjects, was invited, and</text:p>
      <text:p text:style-name="Standard">they thronged to Indraprastha.</text:p>
      <text:p text:style-name="Standard">The priests ploughed the sacrificial field with a golden ploughshare, and</text:p>
      <text:p text:style-name="Standard">there initiated King Yudhishtira in the vows and disciplines of the</text:p>
      <text:p text:style-name="Standard">sacrifice, following the Vedic instructions. Even the utensils were made of</text:p>
      <text:p text:style-name="Standard">gold. Each of Yudhishtira’s relations was put in charge of a different</text:p>
      <text:p text:style-name="Standard">function. Bhima was in charge of catering, for he was an expert cook as</text:p>
      <text:p text:style-name="Standard">well as a gourmet. Sahadeva was in charge of reception, and Nakula in</text:p>
      <text:p text:style-name="Standard">collection of stores. Arjuna was engaged in serving the elders, while</text:p>
      <text:p text:style-name="Standard">Draupadi attended to the serving of food. The Kauravas were all there, and</text:p>
      <text:p text:style-name="Standard">Duryodhana, who was supposed to have something in him of Kubera, the</text:p>
      <text:p text:style-name="Standard">god of wealth, was placed in charge of the treasury. Karna, who was noted</text:p>
      <text:p text:style-name="Standard">for his love of charity, supervised the doling out of gifts. All the others</text:p>
      <text:p text:style-name="Standard">were also allotted different duties. Yudhishtira refused to give any work to</text:p>
      <text:p text:style-name="Standard">Krishna except overall supervision, but the latter insisted that he should be</text:p>
      <text:p text:style-name="Standard">given something specific. At last Yudhishtira, referring to an important</text:p>
      <text:p text:style-name="Standard">ceremony of the Rajasuya, said, “You are the one who should be honored</text:p>
      <text:p text:style-name="Standard">by us by the ceremonial washing of your feet! How can I give you any</text:p>
      <text:p text:style-name="Standard">work?”</text:p>
      <text:p text:style-name="Standard">The Lord deliberately misinterpreted his words and proceeded to wash</text:p>
      <text:p text:style-name="Standard">the feet of all the guests who arrived, as well as clearing the platters on</text:p>
      <text:p text:style-name="Standard">which people ate! Such was Yudhishtira’s humility and devotion that the</text:p>
      <text:p text:style-name="Standard">Lord himself undertook these menial tasks. If his grace is such that it can</text:p>
      <text:p text:style-name="Standard">make the mute eloquent and the lame cross mountains, what could it not</text:p>
      <text:p text:style-name="Standard">achieve for Yudhishtira, who had surrendered his all at Krishna’s feet? The</text:p>
      <text:p text:style-name="Standard">Rajasuya was a magnificent success. There was no place where Krishna’s</text:p>
      <text:p text:style-name="Standard">eyes did not reach. At one time, he would be found in the music hall,</text:p>
      <text:p text:style-name="Standard">entertaining guests with his flute; at others in the kitchen, tasting a new</text:p>
      <text:p text:style-name="Standard">dish to find out how it was; at other times in the dining hall, serving the</text:p>
      <text:p text:style-name="Standard">guests and even removing the leaves on which they ate; at others,</text:p>
      <text:p text:style-name="Standard">escorting guests to the chambers specially prepared for them.</text:p>
      <text:p text:style-name="Standard"><text:soft-page-break/>Indraprastha was filled with all sorts of amusements; parks, dancing</text:p>
      <text:p text:style-name="Standard">halls, and all types of entertainments were laid out for the guests who did</text:p>
      <text:p text:style-name="Standard">not like to remain in the sacrificial hall all the time watching the religious</text:p>
      <text:p text:style-name="Standard">ceremonies. All the foremost kings, sages, and Brahmins of</text:p>
      <text:p text:style-name="Standard">Bharathavarsha had come. The very gods themselves were supposed to</text:p>
      <text:p text:style-name="Standard">have come and personally accepted the offerings made to them. Everyone</text:p>
      <text:p text:style-name="Standard">went away utterly satisfied and full of praise for Yudhishtira. Money,</text:p>
      <text:p text:style-name="Standard">jewels, horses, elephants, and cattle poured into the land from all the kings</text:p>
      <text:p text:style-name="Standard">who had agreed to be his vassals. Rukmini, the incarnation of Lakshmi</text:p>
      <text:p text:style-name="Standard">Devi, the goddess of wealth, had come with Krishna, and he had told her to</text:p>
      <text:p text:style-name="Standard">make sure that there should be no dearth of anything in the Rajasuya, so</text:p>
      <text:p text:style-name="Standard">naturally money flowed like water into Yudhishtira’s coffers.</text:p>
      <text:p text:style-name="Standard">The only person who had come reluctantly was Shishupala, Prince of</text:p>
      <text:p text:style-name="Standard">Chedi, who had been nursing a grudge against Krishna all these years since</text:p>
      <text:p text:style-name="Standard">the abduction of Rukmini. His parents, who were devotees of the Lord, had</text:p>
      <text:p text:style-name="Standard">also come. In fact, his mother was Krishna’s aunt, but Shishupala refused</text:p>
      <text:p text:style-name="Standard">to come unless he was given a self-contained apartment where he would</text:p>
      <text:p text:style-name="Standard">have no necessity to meet Krishna. So, while the rest of the company</text:p>
      <text:p text:style-name="Standard">enjoyed themselves with merrymaking from morn till midnight, regaling</text:p>
      <text:p text:style-name="Standard">themselves with all the wonderful entertainments that had been provided,</text:p>
      <text:p text:style-name="Standard">Shishupala alone incarcerated himself in his own private hidey-hole, not</text:p>
      <text:p text:style-name="Standard">even daring to take a stroll in the beautiful gardens in case he met his</text:p>
      <text:p text:style-name="Standard">hated rival. He listened with envy to the sweet strains of music, laughter,</text:p>
      <text:p text:style-name="Standard">and shouts that drifted down as if from another world. His hatred of</text:p>
      <text:p text:style-name="Standard">Krishna had become an obsession, so that like Kamsa, he could only think</text:p>
      <text:p text:style-name="Standard">of Krishna night and day. At last, he could bear it no longer. “I’ll venture</text:p>
      <text:p text:style-name="Standard">forth,” said he to himself. “Why should I fear anyone? I haven’t done</text:p>
      <text:p text:style-name="Standard">anything wrong. Let him face me if he dares! I’m sure he’s trying to avoid</text:p>
      <text:p text:style-name="Standard">me.”</text:p>
      <text:p text:style-name="Standard">Bolstering up his courage with such ridiculous remarks, he strode forth,</text:p>
      <text:p text:style-name="Standard">affecting a nonchalance he did not feel. As luck would have it, the first</text:p>
      <text:p text:style-name="Standard">person he saw as he stepped out was the object of his hatred, striding</text:p>
      <text:p text:style-name="Standard">toward him with a purposeful air. Shishupala pretended not to notice him</text:p>
      <text:p text:style-name="Standard">and walked on with a disdainful smile, hoping that Krishna would have the</text:p>
      <text:p text:style-name="Standard">decency to make way for him. But Krishna did nothing of the sort and a</text:p>
      <text:p text:style-name="Standard">collision seemed unavoidable, so Shishupala was forced to stop.</text:p>
      <text:p text:style-name="Standard">Immediately, Krishna said, “Ah, Cousin! You’re just the man I wanted to</text:p>
      <text:p text:style-name="Standard">see. Why is it that we haven’t seen you around? I was just coming to</text:p>
      <text:p text:style-name="Standard">inquire if you were all right.”</text:p>
      <text:p text:style-name="Standard">Shishupala gave him a haughty look, and not deigning to reply, he</text:p>
      <text:p text:style-name="Standard">moved on. Krishna looked at him with a smile. Foolish though he was, he</text:p>
      <text:p text:style-name="Standard">had a soft spot for him.</text:p>
      <text:p text:style-name="Standard">Another person who was completely disgruntled at the way the Rajasuya</text:p>
      <text:p text:style-name="Standard">was proceeding was Duryodhana. Seeing the Pandavas’ affluence and the</text:p>
      <text:p text:style-name="Standard">prestige and honor being heaped on his cousin Yudhishtira, he felt quite</text:p>
      <text:p text:style-name="Standard">sick with envy. Between the two of them, he and Karna concocted a plan to</text:p>
      <text:p text:style-name="Standard">ruin Yudhishtira and make the Rajasuya come to an ignominious end for</text:p>
      <text:p text:style-name="Standard">lack of funds. Since he had been kept in charge of the treasury and Karna</text:p>
      <text:p text:style-name="Standard">in charge of gifts, they decided to give so lavishly that the treasury would</text:p>
      <text:p text:style-name="Standard">soon be empty. Gleefully, the envious pair set to work, giving fifty where</text:p>
      <text:p text:style-name="Standard">only one was needed, but they failed to take into consideration that</text:p>
      <text:p text:style-name="Standard">Yudhishtira had entrusted everything to the hands of the Lord, whose eyes</text:p>
      <text:p text:style-name="Standard"><text:soft-page-break/>were everywhere. From the beginning, he was wise to the tricks of the</text:p>
      <text:p text:style-name="Standard">unscrupulous pair and had warned Rukmini. She blessed Yudhishtira so</text:p>
      <text:p text:style-name="Standard">that every time they emptied the coffers, wealth came pouring in from the</text:p>
      <text:p text:style-name="Standard">vassal kingdoms. So the consequence of Duryodhana’s evil designs was</text:p>
      <text:p text:style-name="Standard">just the opposite of what he had hoped for. The impecunious Brahmins</text:p>
      <text:p text:style-name="Standard">who had come, expecting only a reasonable sum to be given as gifts, found</text:p>
      <text:p text:style-name="Standard">themselves being pressed into accepting vast amounts of money and other</text:p>
      <text:p text:style-name="Standard">goods. Bewildered, yet delighted, at this unexpected good luck, they</text:p>
      <text:p text:style-name="Standard">praised and blessed Yudhishtira in front of the furious Duryodhana.</text:p>
      <text:p text:style-name="Standard">On the day when the libations with soma juice were made, Yudhishtira</text:p>
      <text:p text:style-name="Standard">personally proceeded to honor the sacrificial priests. Vyasa made the</text:p>
      <text:p text:style-name="Standard">announcement that thereafter Draupadi would be the emperor’s wife alone</text:p>
      <text:p text:style-name="Standard">and that they would have no physical relationships in future. The other</text:p>
      <text:p text:style-name="Standard">four brothers would have to revere them as parents. They bowed in assent.</text:p>
      <text:p text:style-name="Standard">The coronation of the emperor and empress was now performed on a grand</text:p>
      <text:p text:style-name="Standard">scale. At the end of the ceremony came the Arghya Puja, or worship of the</text:p>
      <text:p text:style-name="Standard">noblest person present.</text:p>
      <text:p text:style-name="Standard">Yudhishtira had already decided in his own mind that Krishna alone was</text:p>
      <text:p text:style-name="Standard">fit for that signal honor, but since there might be a difference of opinion</text:p>
      <text:p text:style-name="Standard">among the rest, he asked his youngest brother, Sahadeva, who was noted</text:p>
      <text:p text:style-name="Standard">for his wisdom, to speak up. Without hesitation, Sahadeva said, “The</text:p>
      <text:p text:style-name="Standard">worshipful Lord Krishna, the protector of all devotees, alone is worthy of</text:p>
      <text:p text:style-name="Standard">this honor. This entire cosmos is his manifestation. The whole universe is</text:p>
      <text:p text:style-name="Standard">his form. By his grace alone, the goals of dharma, artha, kama, and</text:p>
      <text:p text:style-name="Standard">moksha can be achieved. What is the doubt, therefore, that he alone should</text:p>
      <text:p text:style-name="Standard">be worshipped as the foremost among the honored guests? By so doing, we</text:p>
      <text:p text:style-name="Standard">shall be worshipping all beings, including ourselves. A tree may be very</text:p>
      <text:p text:style-name="Standard">large, O King, with many branches, spreading in many directions, some</text:p>
      <text:p text:style-name="Standard">filled with flowers, some with fruits, and some with leaves. In fact, the</text:p>
      <text:p text:style-name="Standard">branches and leaves may be so numerous that our attention may be caught</text:p>
      <text:p text:style-name="Standard">by them alone. But when the time comes to water the tree, does anyone</text:p>
      <text:p text:style-name="Standard">doubt where the water should be poured? Therefore, if you wish the fruits</text:p>
      <text:p text:style-name="Standard">of your sacrifice to be without end, offer the Arghya Puja to Krishna, the</text:p>
      <text:p text:style-name="Standard">soul of all, the perfect, the supremely peaceful one, in whose eyes nothing</text:p>
      <text:p text:style-name="Standard">is different from himself.”</text:p>
      <text:p text:style-name="Standard">Yudhishtira was very pleased by this speech of his wise young brother.</text:p>
      <text:p text:style-name="Standard">The Lord is the root from which the variegated tree of the world has</text:p>
      <text:p text:style-name="Standard">sprouted and spread. What doubt, then, that his feet should be washed in</text:p>
      <text:p text:style-name="Standard">the final puja (worship ceremony)?</text:p>
      <text:p text:style-name="Standard">Bhishma, the grandsire of the Kurus, now added, “In this great and</text:p>
      <text:p text:style-name="Standard">glorious assembly, Krishna shines as the one sun in the midst of his</text:p>
      <text:p text:style-name="Standard">multitudinous rays. Without him, the hall will lose its luster. He alone</text:p>
      <text:p text:style-name="Standard">deserves the signal honor.”</text:p>
      <text:p text:style-name="Standard">The sage Vyasa promptly endorsed this and declared Krishna to be God</text:p>
      <text:p text:style-name="Standard">incarnate. So everything was prepared for the Arghya Puja. The Lord was</text:p>
      <text:p text:style-name="Standard">seated on a jeweled throne, and Yudhishtira, accompanied by his brothers</text:p>
      <text:p text:style-name="Standard">and Draupadi, came forward with gem-studded golden pots containing</text:p>
      <text:p text:style-name="Standard">perfumed water. Placing the lotus feet of the Lord tenderly on a golden</text:p>
      <text:p text:style-name="Standard">plate, Yudhishtira washed them lovingly with tears of joy and love</text:p>
      <text:p text:style-name="Standard">overflowing from his eyes. His brothers and Draupadi followed suit. The</text:p>
      <text:p text:style-name="Standard">water that was thus consecrated was sprinkled reverently on their own</text:p>
      <text:p text:style-name="Standard">heads and then over the entire assembly. Making rich offerings of silks and</text:p>
      <text:p text:style-name="Standard"><text:soft-page-break/>ornaments to all, Yudhishtira stood with tears welling up in his eyes,</text:p>
      <text:p text:style-name="Standard">overcome with emotion and unable to speak, so great was the bliss that</text:p>
      <text:p text:style-name="Standard">threatened to overwhelm him. Everybody saluted the Lord, sitting</text:p>
      <text:p text:style-name="Standard">resplendent on the throne and looking so radiant that they felt themselves</text:p>
      <text:p text:style-name="Standard">bathed in the golden glow emanating from him. Shouts of “Jai Krishna!</text:p>
      <text:p text:style-name="Standard">(Victory to Krishna!) Jai Vaasudeva! Jai Govinda! Jai Madhava!” rent the</text:p>
      <text:p text:style-name="Standard">air as they showered flowers on him.</text:p>
      <text:p text:style-name="Standard">At this auspicious time, Shishupala, prompted by death himself, jumped</text:p>
      <text:p text:style-name="Standard">up and said scornfully, “A bastard (Yudhishtira) has asked the son of a</text:p>
      <text:p text:style-name="Standard">river (Bhishma) for advice. And the person chosen for Arghya Puja is a</text:p>
      <text:p text:style-name="Standard">poor cowherd who has eaten earth, stolen butter and gopis’ clothes, dallied</text:p>
      <text:p text:style-name="Standard">with them, killed his own uncle Kamsa, and schemed to have the powerful</text:p>
      <text:p text:style-name="Standard">Jarasandha killed by a trick. In this noble gathering of illustrious kings and</text:p>
      <text:p text:style-name="Standard">holy rishis, could you not find anyone superior to this base-born Yadava?</text:p>
      <text:p text:style-name="Standard">He is not the equal in birth or position of any one of us here and should</text:p>
      <text:p text:style-name="Standard">never have been invited in the first place. To choose him in preference to</text:p>
      <text:p text:style-name="Standard">all others is an insult to this august assembly. O Yudhishtira! Do not think</text:p>
      <text:p text:style-name="Standard">that we have submitted to you through fear or dread of your powers; we</text:p>
      <text:p text:style-name="Standard">came because we honor your nobility and wisdom. Now that you have</text:p>
      <text:p text:style-name="Standard">shown yourself to be devoid of both, it is better not to stay to be further</text:p>
      <text:p text:style-name="Standard">insulted. Come, O kings! Let us kill this upstart Yadava immediately and</text:p>
      <text:p text:style-name="Standard">defeat the Pandavas, who have subjected us to these intolerable insults!”</text:p>
      <text:p text:style-name="Standard">So spoke Shishupala, after having bottled up his hatred for so many</text:p>
      <text:p text:style-name="Standard">years. Immediately, the assembly broke up into factions, some siding with</text:p>
      <text:p text:style-name="Standard">Yudhishtira and others, Shishupala. The Rajasuya seemed in danger of</text:p>
      <text:p text:style-name="Standard">degenerating into a vulgar brawl. Krishna alone took no notice of</text:p>
      <text:p text:style-name="Standard">Shishupala’s speech, as a lion does not notice a jackal’s howls. Bhima,</text:p>
      <text:p text:style-name="Standard">Arjuna, and Sahadeva, however, could not tolerate these insults and would</text:p>
      <text:p text:style-name="Standard">have flung themselves on Shishupala and made an end of him then and</text:p>
      <text:p text:style-name="Standard">there, but Yudhishtira held them back and tried his best to pacify</text:p>
      <text:p text:style-name="Standard">Shishupala. Many in the assembly, unable to bear these insults to the Lord,</text:p>
      <text:p text:style-name="Standard">closed their ears and walked out, for one incurs sin by listening to the</text:p>
      <text:p text:style-name="Standard">vilification of a holy personage.</text:p>
      <text:p text:style-name="Standard">Long ago, the Lord had made a promise to his aunt, Shishupala’s mother,</text:p>
      <text:p text:style-name="Standard">that he would calmly bear a hundred insults from her son, so he listened</text:p>
      <text:p text:style-name="Standard">with a smile while Shishupala kept ranting. At last, Shishupala, having</text:p>
      <text:p text:style-name="Standard">exhausted all the slurs he could hurl at both Krishna and Bhishma and</text:p>
      <text:p text:style-name="Standard">enraged at having met with no retaliation, sprang at Krishna like an angry</text:p>
      <text:p text:style-name="Standard">cobra with hood upraised to strike and challenged him to a duel. Arjuna</text:p>
      <text:p text:style-name="Standard">and the others immediately surrounded the Lord in order to protect him.</text:p>
      <text:p text:style-name="Standard">Krishna got up in a leisurely manner from the jeweled throne and moved</text:p>
      <text:p text:style-name="Standard">his friends gently aside. He strode forward to meet the angry Shishupala,</text:p>
      <text:p text:style-name="Standard">who had more than exhausted the quota of a hundred insults allotted to</text:p>
      <text:p text:style-name="Standard">him. As Shishupala charged toward him brandishing his sword, the Lord</text:p>
      <text:p text:style-name="Standard">hurled his discus, the Sudarshana, at him with a look of infinite</text:p>
      <text:p text:style-name="Standard">compassion on his face. In that split second before death overtook him,</text:p>
      <text:p text:style-name="Standard">Shishupala remembered his previous lives and folded his palms above his</text:p>
      <text:p text:style-name="Standard">head and paid homage to his master. The discus severed Shishupala’s head</text:p>
      <text:p text:style-name="Standard">from his body, and a glow of light emerged from him and melted into the</text:p>
      <text:p text:style-name="Standard">aura surrounding the Lord. Shishupala, like Kamsa, had lived for so long</text:p>
      <text:p text:style-name="Standard">thinking only of him that he had achieved identity with him.</text:p>
      <text:p text:style-name="Standard">This miracle following Shishupala’s end made Yudhishtira wonder who</text:p>
      <text:p text:style-name="Standard"><text:soft-page-break/>he had been, so he asked Narada to explain how a man who from</text:p>
      <text:p text:style-name="Standard">childhood had spent his time disparaging Krishna could achieve union</text:p>
      <text:p text:style-name="Standard">with him.</text:p>
      <text:p text:style-name="Standard">The divine sage then explained how once the guards of Lord Vishnu’s</text:p>
      <text:p text:style-name="Standard">abode at Vaikunta, known as Jaya and Vijaya, had barred the entry of the</text:p>
      <text:p text:style-name="Standard">boy sages, known as the Sanat Kumaras, into the presence of the Lord, and</text:p>
      <text:p text:style-name="Standard">the sages had cursed them, stipulating that they must be born on Earth.</text:p>
      <text:p text:style-name="Standard">They had appealed to Lord Vishnu, who had given them a choice. They</text:p>
      <text:p text:style-name="Standard">could either take seven ordinary births on Earth as his devotees or three</text:p>
      <text:p text:style-name="Standard">extraordinary births as his enemies! Either way, they would have constant</text:p>
      <text:p text:style-name="Standard">memory of him and attain him at the end of the stipulated period of time.</text:p>
      <text:p text:style-name="Standard">They opted for the path of enmity, for it would enable them to return to</text:p>
      <text:p text:style-name="Standard">Vaikunta faster, but they pleaded that at each of these three births as his</text:p>
      <text:p text:style-name="Standard">enemies, they should meet their end at the hands of their master alone. To</text:p>
      <text:p text:style-name="Standard">this he had agreed. In their first birth, they had been born as the fearful</text:p>
      <text:p text:style-name="Standard">demons, Hiranyaksha and Hiranyakashipu, who were killed by the Lord in</text:p>
      <text:p text:style-name="Standard">his incarnations as Varaha (the boar) and Narasimha (the man-lion),</text:p>
      <text:p text:style-name="Standard">respectively. In their second births, as Ravana and Kumbhakarna, they</text:p>
      <text:p text:style-name="Standard">were killed by the Lord in his incarnation as Sri Rama. This was their final</text:p>
      <text:p text:style-name="Standard">birth, in which they were born as Shishupala and Dantavakra. The sage</text:p>
      <text:p text:style-name="Standard">Narada now concluded his tale. “Shishupala has now been given salvation,</text:p>
      <text:p text:style-name="Standard">and Dantavakra will soon follow suit.”</text:p>
      <text:p text:style-name="Standard">At the end of the Rajasuya, the emperor, together with his consort, was</text:p>
      <text:p text:style-name="Standard">seated in a chariot decorated with golden chains drawn by excellent horses</text:p>
      <text:p text:style-name="Standard">and taken around the city. After this, the priests made him take the</text:p>
      <text:p text:style-name="Standard">ceremonial bath, together with Draupadi, in the holy river. This was known</text:p>
      <text:p text:style-name="Standard">as the avabrithasnana. Drums blared and the people danced and showered</text:p>
      <text:p text:style-name="Standard">flowers all down the path leading to the palace. Everyone who attended the</text:p>
      <text:p text:style-name="Standard">Rajasuya took a ceremonial bath in the river, since it was considered to be</text:p>
      <text:p text:style-name="Standard">most auspicious. This was the concluding ceremony, and the guests</text:p>
      <text:p text:style-name="Standard">departed after having been honored by the emperor. The Pandavas</text:p>
      <text:p text:style-name="Standard">persuaded Lord Krishna and the Kauravas to stay a while longer and enjoy</text:p>
      <text:p text:style-name="Standard">their hospitality, as well as the sights of the city of wonders. Though the</text:p>
      <text:p text:style-name="Standard">invitation was made in all good faith, yet it was to lay the foundation for</text:p>
      <text:p text:style-name="Standard">the war between the cousins, as will be seen.</text:p>
      <text:p text:style-name="Standard">Seeing the splendor of the Pandavas’ palace and the glory that the</text:p>
      <text:p text:style-name="Standard">Rajasuya had brought them, Duryodhana felt sick with envy. He longed to</text:p>
      <text:p text:style-name="Standard">possess all this for himself but did not know how he could accomplish it.</text:p>
      <text:p text:style-name="Standard">One day, Yudhishtira was sitting on a golden throne in the Maya Sabha, or</text:p>
      <text:p text:style-name="Standard">Hall of Illusions, looking like Indra, the king of the gods, with Draupadi</text:p>
      <text:p text:style-name="Standard">on one side and Krishna on the other and surrounded by his brothers. Just</text:p>
      <text:p text:style-name="Standard">then, Duryodhana, wearing a diamond-studded diadem and many</text:p>
      <text:p text:style-name="Standard">necklaces, approached the hall, followed by his brother. Holding a sword</text:p>
      <text:p text:style-name="Standard">in his hand he came in, showering abuses at the guards to show off his</text:p>
      <text:p text:style-name="Standard">importance. As has been said before, the Maya Sabha was filled with</text:p>
      <text:p text:style-name="Standard">optical illusions. Duryodhana thought it demeaning to ask questions and</text:p>
      <text:p text:style-name="Standard">air his ignorance. He had already been brought to grief once before when</text:p>
      <text:p text:style-name="Standard">he had bumped his head against the wall as he had tried to pass through</text:p>
      <text:p text:style-name="Standard">what he had thought to be a door. But that had not been so bad, for there</text:p>
      <text:p text:style-name="Standard">had been no one with him, and as he gave a quick glance around, he had</text:p>
      <text:p text:style-name="Standard">not seen anyone, though he did hear a suspicion of girlish laughter, which</text:p>
      <text:p text:style-name="Standard">sounded vaguely familiar.</text:p>
      <text:p text:style-name="Standard"><text:soft-page-break/>But on that particular day, surrounded by his brothers and in full view of</text:p>
      <text:p text:style-name="Standard">the assembly, he came to what he thought was a lotus lake in the middle of</text:p>
      <text:p text:style-name="Standard">the hall and carefully skirted it, only to be met with the mocking laughter</text:p>
      <text:p text:style-name="Standard">of Panchali and Bhima and the titters of the others. Infuriated by this, he</text:p>
      <text:p text:style-name="Standard">strode forward until he came to another pool, which he imagined to be</text:p>
      <text:p text:style-name="Standard">another illusion. With a careless smile and a knowing look, meant to</text:p>
      <text:p text:style-name="Standard">convince the onlookers of his superior knowledge of such things, he</text:p>
      <text:p text:style-name="Standard">plunged in, only to find himself sprawling in an undignified heap in the</text:p>
      <text:p text:style-name="Standard">water, his diadem awry, his clothes drenched, and his necklaces knotted</text:p>
      <text:p text:style-name="Standard">up. Draupadi, unable to control her mirth this time, was in stitches.</text:p>
      <text:p text:style-name="Standard">Bhima’s guffaws filled the hall, and almost all the other spectators were</text:p>
      <text:p text:style-name="Standard">convulsed at the sight of the pompous Duryodhana in such a ludicrous</text:p>
      <text:p text:style-name="Standard">predicament. Yudhishtira alone, who could never bear the sight of another</text:p>
      <text:p text:style-name="Standard">person’s distress, ran to comfort him and offered him rich and costly</text:p>
      <text:p text:style-name="Standard">garments to replace the ones that had been ruined, but Duryodhana was not</text:p>
      <text:p text:style-name="Standard">appeased by this and swore vengeance on Draupadi as well as the</text:p>
      <text:p text:style-name="Standard">Pandavas. “In just such an open court as this,” he swore to himself, “will I</text:p>
      <text:p text:style-name="Standard">make her the laughingstock of the multitude!”</text:p>
      <text:p text:style-name="Standard">The Lord, in whose presence all this took place, remained silent. In fact,</text:p>
      <text:p text:style-name="Standard">it is even suspected that it was his mischievous and encouraging look that</text:p>
      <text:p text:style-name="Standard">emboldened Draupadi and Bhima to give way to their mirth! His ways are</text:p>
      <text:p text:style-name="Standard">inscrutable, and who knows, but this might have been engineered by him</text:p>
      <text:p text:style-name="Standard">to bring about the cause for the war.</text:p>
      <text:p text:style-name="Standard">After this debacle, Duryodhana refused to stay any longer and departed</text:p>
      <text:p text:style-name="Standard">for Hastinapura in a hurry. He was determined to avenge these insults and</text:p>
      <text:p text:style-name="Standard">held an emergency council meeting as soon as they reached Hastinapura.</text:p>
      <text:p text:style-name="Standard">Shakuni taunted Duryodhana. “Did you see the prosperity of the Pandavas?</text:p>
      <text:p text:style-name="Standard">I’m sure we were invited only so that they could flaunt their wealth before</text:p>
      <text:p text:style-name="Standard">us. Unless we do something soon, we will be destroyed.”</text:p>
      <text:p text:style-name="Standard">Duryodhana was still brooding over his ridiculous fall. “Did you see how</text:p>
      <text:p text:style-name="Standard">Bhima and the princess of Panchala laughed at my discomfiture? When I</text:p>
      <text:p text:style-name="Standard">think of it, my blood boils. I will never rest in peace until the whole world</text:p>
      <text:p text:style-name="Standard">laughs at Panchali!”</text:p>
      <text:p text:style-name="Standard">Thus the Kauravas sat and plotted and thought of a hundred different</text:p>
      <text:p text:style-name="Standard">schemes to get even with the Pandavas.</text:p>
      <text:p text:style-name="Standard">Lord Krishna and Balarama also left Indraprastha soon after, for they</text:p>
      <text:p text:style-name="Standard">heard that Dwaraka was being besieged by King Salva of Saubha. He had</text:p>
      <text:p text:style-name="Standard">been Shishupala’s friend and during the time of the Rukmini swayamvara</text:p>
      <text:p text:style-name="Standard">had been witness to his embarrassment. He had taken a vow before all the</text:p>
      <text:p text:style-name="Standard">other kings that he would rid this world of the entire race of Yadavas. In</text:p>
      <text:p text:style-name="Standard">order to accomplish this, he had done severe tapasya to Lord Shiva, who</text:p>
      <text:p text:style-name="Standard">had given him an aerial vehicle called the Saubha, which was as big as a</text:p>
      <text:p text:style-name="Standard">palace and which could be made invisible. (The description of this aerial</text:p>
      <text:p text:style-name="Standard">chariot actually resembles that of some extraterrestial vehicle.) Salva had</text:p>
      <text:p text:style-name="Standard">bided his time, and when he heard of Shishupala’s death, he felt that it was</text:p>
      <text:p text:style-name="Standard">the opportune time for him to attack Dwaraka, especially since he knew</text:p>
      <text:p text:style-name="Standard">that both Krishna and Balarama were away and only Pradyumna had been</text:p>
      <text:p text:style-name="Standard">left to hold the fort.</text:p>
      <text:p text:style-name="Standard">He attacked Dwaraka from the Saubha and destroyed the outer</text:p>
      <text:p text:style-name="Standard">woodlands and gardens. Then he directed the attack against the various</text:p>
      <text:p text:style-name="Standard">bastions of the city so that his army, which was marching over land, could</text:p>
      <text:p text:style-name="Standard">easily penetrate it. Flashes of lightning, hailstones, cyclonic storms, and</text:p>
      <text:p text:style-name="Standard"><text:soft-page-break/>clouds of dust were released from the Saubha, which was equipped with all</text:p>
      <text:p text:style-name="Standard">types of unimaginable weapons. Pradyumna and other sons of Krishna</text:p>
      <text:p text:style-name="Standard">ably defended the city for twenty-seven days. At last, Pradyumna was</text:p>
      <text:p text:style-name="Standard">injured by a blow on the chest by Dyumna, Salva’s minister, and he</text:p>
      <text:p text:style-name="Standard">swooned. His charioteer took him away from the battlefield immediately.</text:p>
      <text:p text:style-name="Standard">Pradyumna was very angry with his driver when he came to his senses, and</text:p>
      <text:p text:style-name="Standard">he insisted on returning to the fray immediately.</text:p>
      <text:p text:style-name="Standard">Luckily, at this opportune moment, the Lord arrived on the scene and</text:p>
      <text:p text:style-name="Standard">charged into combat with Salva. When the latter found himself</text:p>
      <text:p text:style-name="Standard">outmatched, he resorted to illusory tricks and made Vasudeva’s form</text:p>
      <text:p text:style-name="Standard">appear before the Lord and then cut off his head. For a moment it seemed</text:p>
      <text:p text:style-name="Standard">as if Krishna himself trembled to see the fate of his dear father, but in a</text:p>
      <text:p text:style-name="Standard">split second, he realized that it was but an illusion, and he rushed forward</text:p>
      <text:p text:style-name="Standard">and killed Salva and destroyed the Saubha. Dantavakra, a close friend of</text:p>
      <text:p text:style-name="Standard">Salva and Shishupala, now came forward, and Krishna made an end of him</text:p>
      <text:p text:style-name="Standard">with his mace, the Kaumodaki, and just as in the case of Shishupala, a</text:p>
      <text:p text:style-name="Standard">strange light was seen to pass from him and melt into the Lord’s aura, for</text:p>
      <text:p text:style-name="Standard">he had also been one of the twin guards of Lord Vishnu, as explained by</text:p>
      <text:p text:style-name="Standard">Narada.</text:p>
      <text:p text:style-name="Standard">The killing of Dantavakra marks the end of the second phase of the</text:p>
      <text:p text:style-name="Standard">Lord’s life—His Raja Lila or Dwaraka Lila. The next phase is almost</text:p>
      <text:p text:style-name="Standard">entirely connected with the fortunes or misfortunes of the Pandava</text:p>
      <text:p text:style-name="Standard">brothers.</text:p>
      <text:p text:style-name="Standard">Whether we live in a cave or in a palace, in the forest or on a</text:p>
      <text:p text:style-name="Standard">mountaintop, in water or in fire, there is no difference. He who has</text:p>
      <text:p text:style-name="Standard">entrusted himself into your keeping, O Lord, will ever be protected</text:p>
      <text:p text:style-name="Standard">by you. As the akola seed returns to the tree at night, as the iron</text:p>
      <text:p text:style-name="Standard">filings rush to the magnet, as the faithful wife never deserts her</text:p>
      <text:p text:style-name="Standard">husband in good and bad times, as the creeper clings to the tree</text:p>
      <text:p text:style-name="Standard">and the river rushes to the ocean, so let my mind run to thee, O</text:p>
      <text:p text:style-name="Standard">Lord, and stay there forever.</text:p>
      <text:p text:style-name="Standard">Hari Aum Tat Sat</text:p>
      <text:p text:style-name="Standard">Vasudeva carries baby Krishna to Dwaraka.</text:p>
      <text:p text:style-name="Standard">The Butter Thief</text:p>
      <text:p text:style-name="Standard">Krishna as Damodara</text:p>
      <text:p text:style-name="Standard">Kaliya Mardanam</text:p>
      <text:p text:style-name="Standard">Krishna steals gopis’ clothes.</text:p>
      <text:p text:style-name="Standard">Govardhana Giridhari</text:p>
      <text:p text:style-name="Standard">Radha-Krishna</text:p>
      <text:p text:style-name="Standard">Parthasarthy (Arjuna’s Charioteer)</text:p>
      <text:p text:style-name="Standard">Aum Purushottamaya Namaha!</text:p>
      <text:p text:style-name="Standard">PART THREE</text:p>
      <text:p text:style-name="Standard">Uttama-Lila—The Game Supreme</text:p>
      <text:p text:style-name="Standard">Aum Yogeeshwaraya Namaha!</text:p>
      <text:p text:style-name="Standard">The Game Supreme</text:p>
      <text:p text:style-name="Standard">Is this Thy lila O Lord,</text:p>
      <text:p text:style-name="Standard">Thy game supreme,</text:p>
      <text:p text:style-name="Standard">To lift up the lowly</text:p>
      <text:p text:style-name="Standard">And make all holy?</text:p>
      <text:p text:style-name="Standard">This frail reed Thou hast fashioned such,</text:p>
      <text:p text:style-name="Standard">Uplifting, ennobling by Thy very touch.</text:p>
      <text:p text:style-name="Standard">That which was despised by all,</text:p>
      <text:p text:style-name="Standard"><text:soft-page-break/>Was enlivened, exalted by Thy call.</text:p>
      <text:p text:style-name="Standard">Considered hollow, worthless, scorned,</text:p>
      <text:p text:style-name="Standard">By Thy grace has become adorned.</text:p>
      <text:p text:style-name="Standard">Drinking the nectar of Thy rosebud lips,</text:p>
      <text:p text:style-name="Standard">It has poured out this unending song of bliss,</text:p>
      <text:p text:style-name="Standard">The description of Thy divine glories,</text:p>
      <text:p text:style-name="Standard">Couched in the form of enthralling stories,</text:p>
      <text:p text:style-name="Standard">As narrated by Thee to me, O Vanamali!</text:p>
      <text:p text:style-name="Standard">This lila is offered by Thy Servant, Devi.</text:p>
      <text:p text:style-name="Standard">Aum Hrishikeshaya Namaha!</text:p>
      <text:p text:style-name="Standard">21</text:p>
      <text:p text:style-name="Standard">The Gambling Match</text:p>
      <text:p text:style-name="Standard">Ha Krishna Dwaraka Vasin,</text:p>
      <text:p text:style-name="Standard">Kwasi Yadava Nandana,</text:p>
      <text:p text:style-name="Standard">Iman Avastham Sampraptham,</text:p>
      <text:p text:style-name="Standard">Anatham kim Upekhsyasi!</text:p>
      <text:p text:style-name="Standard">O Krishna, thou dweller of the city of Dwaraka,</text:p>
      <text:p text:style-name="Standard">Where art thou, O darling of the Yadavas?</text:p>
      <text:p text:style-name="Standard">Why hast thou forsaken me, alone and orphaned in this terrible</text:p>
      <text:p text:style-name="Standard">plight?</text:p>
      <text:p text:style-name="Standard">While the Lord was thus engaged with Salva, momentous happenings were</text:p>
      <text:p text:style-name="Standard">taking place at Hastinapura. At the emergency council meeting held by</text:p>
      <text:p text:style-name="Standard">Duryodhana after his ignominious departure from the Maya Sabha, his</text:p>
      <text:p text:style-name="Standard">friend Karna, to comfort him, proposed with his usual impetuosity that</text:p>
      <text:p text:style-name="Standard">they should immediately march to Indraprastha and wipe out the</text:p>
      <text:p text:style-name="Standard">Pandavas!</text:p>
      <text:p text:style-name="Standard">Shakuni said scornfully, “We will never be able to beat the Pandavas in</text:p>
      <text:p text:style-name="Standard">an open battle, especially now, when they have the entire Bharatavarsha on</text:p>
      <text:p text:style-name="Standard">their side. Though Karna is always boasting of his prowess, he has already</text:p>
      <text:p text:style-name="Standard">been defeated once by Arjuna. So let’s not talk of battle. I have a plan that</text:p>
      <text:p text:style-name="Standard">will deprive the Pandavas of all their possessions without shedding a drop</text:p>
      <text:p text:style-name="Standard">of blood. Yudhishtira has a weakness for gambling, and I’m an adept at</text:p>
      <text:p text:style-name="Standard">dice. If we can persuade him to accept a match on some pretext or other, I</text:p>
      <text:p text:style-name="Standard">can assure you that I’ll deprive him of everything.”</text:p>
      <text:p text:style-name="Standard">Duryodhana was delighted by this simple solution to his problem and</text:p>
      <text:p text:style-name="Standard">pestered his aged parent to send an invitation to the Pandavas. Since a</text:p>
      <text:p text:style-name="Standard">pretext had to be found to invite them, a magnificent assembly hall similar</text:p>
      <text:p text:style-name="Standard">to the Maya Sabha, but far inferior to it, was constructed. It was called the</text:p>
      <text:p text:style-name="Standard">Jayanta Sabha, the Victory Hall. The invitation had to be sent through a</text:p>
      <text:p text:style-name="Standard">person revered by the Pandavas or else they might not accept it, so</text:p>
      <text:p text:style-name="Standard">Duryodhana persuaded his doting father to write the invitation and</text:p>
      <text:p text:style-name="Standard">instructed his uncle Vidura to take the message. The latter protested in the</text:p>
      <text:p text:style-name="Standard">most vehement terms when he was given the order.</text:p>
      <text:p text:style-name="Standard">“Why are you stooping to such an atrocity?” he asked his nephew “This</text:p>
      <text:p text:style-name="Standard">will surely lead to your downfall. If you really covet the wealth of the</text:p>
      <text:p text:style-name="Standard">Pandavas, you have only to ask them openly. I assure you that Yudhishtira</text:p>
      <text:p text:style-name="Standard">will be happy to hand over everything to you and retire to the forest, and</text:p>
      <text:p text:style-name="Standard">his brothers will never disobey him.”</text:p>
      <text:p text:style-name="Standard">Duryodhana was furious when he heard this and called his uncle an</text:p>
      <text:p text:style-name="Standard">ungrateful wretch. “You eat our food and enjoy our shelter, but your heart</text:p>
      <text:p text:style-name="Standard">is always with the Pandavas. Do what you are told!” he shouted.</text:p>
      <text:p text:style-name="Standard">Dhritarashtra also insisted that Vidura should go. It is strange that</text:p>
      <text:p text:style-name="Standard"><text:soft-page-break/>Bhishma, who was the soul of dharma, did not intervene. At last, Vidura</text:p>
      <text:p text:style-name="Standard">agreed, for he thought that he had a chance of persuading Yudhishtira not</text:p>
      <text:p text:style-name="Standard">to accept the invitation.</text:p>
      <text:p text:style-name="Standard">At Indraprastha, he was welcomed with the greatest of affection by the</text:p>
      <text:p text:style-name="Standard">Pandavas and Panchali. He handed over the message and urged Yudhishtira</text:p>
      <text:p text:style-name="Standard">not to accept it, since he was sure it was a trick concocted by Duryodhana</text:p>
      <text:p text:style-name="Standard">and Shakuni. Yudhishtira then asked his brothers for their opinion. All of</text:p>
      <text:p text:style-name="Standard">them except Bhima advised him to decline, but somehow he decided to</text:p>
      <text:p text:style-name="Standard">accept.</text:p>
      <text:p text:style-name="Standard">“How can I refuse an invitation sent by my uncle who stands in the place</text:p>
      <text:p text:style-name="Standard">of my father?” he asked.</text:p>
      <text:p text:style-name="Standard">Once again, Vidura urged him to decline, but Yudhishtira remained firm</text:p>
      <text:p text:style-name="Standard">in his decision.</text:p>
      <text:p text:style-name="Standard">“After all, it’s only a friendly match,” he said, “and I’m as good a player</text:p>
      <text:p text:style-name="Standard">as my cousin. Moreover, if I do not accept, it will be an insult to you, for</text:p>
      <text:p text:style-name="Standard">you have been sent to fetch me. It will also be an affront to my uncle, who</text:p>
      <text:p text:style-name="Standard">has issued the invitation. Even if it leads to my downfall, let it not be said</text:p>
      <text:p text:style-name="Standard">that Yudhishtira swerved from the dictates of honorable behavior.” This</text:p>
      <text:p text:style-name="Standard">was an occasion when Yudhishtira’s adherence to dharma led to his ruin.</text:p>
      <text:p text:style-name="Standard">Vidura could do nothing more than counsel him to be on his guard at all</text:p>
      <text:p text:style-name="Standard">times. The Kauravas could hardly believe the good news. For once,</text:p>
      <text:p text:style-name="Standard">Duryodhana was delighted with Vidura, and he lifted him up onto the</text:p>
      <text:p text:style-name="Standard">throne and said, “Uncle, I’m eternally grateful to you. Now I shall have a</text:p>
      <text:p text:style-name="Standard">chance to make the world laugh at Draupadi, and I shall also teach Bhima</text:p>
      <text:p text:style-name="Standard">a lesson.”</text:p>
      <text:p text:style-name="Standard">The Pandavas, accompanied by Draupadi, set forth to Hastinapura in five</text:p>
      <text:p text:style-name="Standard">magnificent chariots. Reaching the city, they went to pay their respects to</text:p>
      <text:p text:style-name="Standard">all the elders. Later, they were escorted to their assigned quarters, and</text:p>
      <text:p text:style-name="Standard">Draupadi went to Gandhari’s apartment. The next day, they were taken to</text:p>
      <text:p text:style-name="Standard">admire the Jayanta Sabha. They were quite sincere in their admiration,</text:p>
      <text:p text:style-name="Standard">especially Yudhishtira, who was determined to maintain cordial</text:p>
      <text:p text:style-name="Standard">relationships at all costs. After this, Shakuni took over.</text:p>
      <text:p text:style-name="Standard">He said, “You have proved your superiority in all things, O Yudhishtira!</text:p>
      <text:p text:style-name="Standard">Now let us test your skill in dice playing. We can thus pass the hours</text:p>
      <text:p text:style-name="Standard">pleasantly.”</text:p>
      <text:p text:style-name="Standard">Though he had a weakness for the game, Yudhishtira did not yield easily.</text:p>
      <text:p text:style-name="Standard">He replied firmly, “It is well known that gambling is a terrible sin. Tell me</text:p>
      <text:p text:style-name="Standard">frankly what you want from me, and I shall gladly give it.” Then, going to</text:p>
      <text:p text:style-name="Standard">Bhishma, he whispered, “Are you and the elders approving of this</text:p>
      <text:p text:style-name="Standard">gambling match?”</text:p>
      <text:p text:style-name="Standard">Bhishma whispered back, “What is to happen will happen.” Vidura alone</text:p>
      <text:p text:style-name="Standard">made a final desperate attempt to halt the impending catastrophe, but</text:p>
      <text:p text:style-name="Standard">Duryodhana insolently ordered him to shut his mouth.</text:p>
      <text:p text:style-name="Standard">At this, Karna jeered and asked Yudhishtira, “Why are you so frightened</text:p>
      <text:p text:style-name="Standard">of trying your fortune at a throw of dice? If this be so, how terrified you</text:p>
      <text:p text:style-name="Standard">must be of trying your fortunes on the battlefield!”</text:p>
      <text:p text:style-name="Standard">This infuriated Arjuna, and he strung his bow. This appeared to help</text:p>
      <text:p text:style-name="Standard">Yudhishtira make up his mind, and he told Shakuni he would play. Then</text:p>
      <text:p text:style-name="Standard">Shakuni announced he was going to throw the dice on Duryodhana’s</text:p>
      <text:p text:style-name="Standard">behalf, and Yudhishtira protested. Shakuni silenced him by sneeringly</text:p>
      <text:p text:style-name="Standard">asking whether he was looking for another excuse for backing out.</text:p>
      <text:p text:style-name="Standard">Yudhishtira gave in with a sigh to what was inexorably the hand of fate</text:p>
      <text:p text:style-name="Standard"><text:soft-page-break/>beckoning him to his doom. The two of them sat down facing each other.</text:p>
      <text:p text:style-name="Standard">Yudhishtira chose the white dice and Shakuni the blue.</text:p>
      <text:p text:style-name="Standard">Duryodhana said, “I shall wager on behalf of my uncle anything of equal</text:p>
      <text:p text:style-name="Standard">value, if not more, to what Yudhishtira wagers.”</text:p>
      <text:p text:style-name="Standard">Yudhishtira was in the habit of invoking the blessings of the Lord before</text:p>
      <text:p text:style-name="Standard">starting any undertaking, but on this momentous occasion, it seemed to</text:p>
      <text:p text:style-name="Standard">have slipped his mind.</text:p>
      <text:p text:style-name="Standard">As soon as they arrived, Duryodhana had greedily eyed the jeweled and</text:p>
      <text:p text:style-name="Standard">magnificent chariot in which Yudhishtira had come, so that was the first</text:p>
      <text:p text:style-name="Standard">thing to be staked and lost. Following this, one by one Yudhishtira lost</text:p>
      <text:p text:style-name="Standard">almost all his worldly possessions, for Shakuni was both a master player</text:p>
      <text:p text:style-name="Standard">and a master cheat. The whole court watched with bated breath. The only</text:p>
      <text:p text:style-name="Standard">sound was the clicking of the dice as the two protagonists rattled them in</text:p>
      <text:p text:style-name="Standard">the little box before throwing them on the table. After every throw, the</text:p>
      <text:p text:style-name="Standard">Kauravas would shout in triumph. Yudhishtira lost everything—his</text:p>
      <text:p text:style-name="Standard">jewelery, elephants, horses, chariots, army, palaces, and finally his entire</text:p>
      <text:p text:style-name="Standard">kingdom. Shakuni’s repeated shouts of victory and Duryodhana’s</text:p>
      <text:p text:style-name="Standard">triumphant exclamations started to become monotonous. No one in the</text:p>
      <text:p text:style-name="Standard">assembly dared to intervene, perhaps for fear of Duryodhana’s</text:p>
      <text:p text:style-name="Standard">uncontrollable wrath. Strangely enough, it never occurred to Yudhishtira to</text:p>
      <text:p text:style-name="Standard">mentally ask Lord Krishna for help. For once, the noble Yudhishtira</text:p>
      <text:p text:style-name="Standard">seemed to have taken leave of his senses. He was now left with nothing,</text:p>
      <text:p text:style-name="Standard">but Shakuni had not finished with him.</text:p>
      <text:p text:style-name="Standard">“I have nothing more to stake,” Yudhishtira whispered.</text:p>
      <text:p text:style-name="Standard">But Shakuni taunted, “You have your brothers, and at least one of them</text:p>
      <text:p text:style-name="Standard">may prove to have the luck that you seem to lack!”</text:p>
      <text:p text:style-name="Standard">“I stake my brother Nakula,” he said and flung the dice. “He is mine,”</text:p>
      <text:p text:style-name="Standard">shouted Shakuni, exultantly.</text:p>
      <text:p text:style-name="Standard">One by one he wagered all his beloved brothers and lost them all. After</text:p>
      <text:p text:style-name="Standard">this, he no longer cared what happened and hardly needed any</text:p>
      <text:p text:style-name="Standard">encouragement from Shakuni to stake himself. With head bowed in shame,</text:p>
      <text:p text:style-name="Standard">Yudhishtira sat as if carved of stone while uncle and nephew exchanged a</text:p>
      <text:p text:style-name="Standard">meaningful look. Shakuni was in full command of the situation. “You still</text:p>
      <text:p text:style-name="Standard">have your empress—Draupadi,” he tempted. “If you stake her, perhaps she</text:p>
      <text:p text:style-name="Standard">will be able to turn your tide of fortune. I am giving this advice out of</text:p>
      <text:p text:style-name="Standard">sympathy for you.”</text:p>
      <text:p text:style-name="Standard">At this, both Vidura and Bhishma raised their voices in protest, and</text:p>
      <text:p text:style-name="Standard">Arjuna took up his bow and Bhima his mace. Fearing that Yudhishtira</text:p>
      <text:p text:style-name="Standard">might decline, Duryodhana quickly said, “If Draupadi is staked and</text:p>
      <text:p text:style-name="Standard">Yudhishtira wins, I’m prepared to return all that he has lost so far!”</text:p>
      <text:p text:style-name="Standard">His mind dulled by pain, his senses clouded with sorrow, Yudhishtira</text:p>
      <text:p text:style-name="Standard">grasped at this last straw, hoping for a miracle to retrieve his failing</text:p>
      <text:p text:style-name="Standard">fortunes. He staked his beloved queen, as if she were some common</text:p>
      <text:p text:style-name="Standard">baggage to be bought and sold in the marketplace. With bated breath, all</text:p>
      <text:p text:style-name="Standard">watched the last fatal throw of dice. The result was preordained;</text:p>
      <text:p text:style-name="Standard">Duryodhana’s triumph was complete. The whole assembly was in an</text:p>
      <text:p text:style-name="Standard">uproar. Duryodhana’s voice roared above the rest. “The Pandavas are now</text:p>
      <text:p text:style-name="Standard">our slaves. Let this be quickly announced, here and in Indraprastha.</text:p>
      <text:p text:style-name="Standard">Everything there now belongs to me. Let the Pandavas be taken to the</text:p>
      <text:p text:style-name="Standard">kitchen to get acquainted with their new duties. Vidura! Go and fetch the</text:p>
      <text:p text:style-name="Standard">empress of Indraprastha from the women’s quarters!”</text:p>
      <text:p text:style-name="Standard">Vidura said in a fury, “Don’t you see that you are heading for</text:p>
      <text:p text:style-name="Standard"><text:soft-page-break/>destruction? It is not too late to stop this farce. If you don’t listen to me,</text:p>
      <text:p text:style-name="Standard">you and your brothers will be doomed.”</text:p>
      <text:p text:style-name="Standard">Duryodhana retorted, “Yudhishtira gambled everything away of his own</text:p>
      <text:p text:style-name="Standard">free will. If we have resorted to adharma, as you say, how is it that fortune</text:p>
      <text:p text:style-name="Standard">has favored us and not the Pandavas?”</text:p>
      <text:p text:style-name="Standard">Bhishma protested mildly, and Dhritarashtra said nothing. Since Vidura</text:p>
      <text:p text:style-name="Standard">refused to go and fetch Draupadi, Duryodhana sent an agent. Unlike other</text:p>
      <text:p text:style-name="Standard">women in her predicament who would have lamented, Draupadi proudly</text:p>
      <text:p text:style-name="Standard">refused to go at Duryodhana’s behest.</text:p>
      <text:p text:style-name="Standard">“Go back and find out whether my husband lost himself first and then</text:p>
      <text:p text:style-name="Standard">gambled me, or vice versa,” she ordered. If he had lost her after having</text:p>
      <text:p text:style-name="Standard">lost himself, it would not be considered valid, since he was already a slave</text:p>
      <text:p text:style-name="Standard">and a slave had no right to stake anything. Duryodhana was furious when</text:p>
      <text:p text:style-name="Standard">the messenger returned with this news. He ordered his brother Dussasana</text:p>
      <text:p text:style-name="Standard">to bring her forcibly, if necessary, to the open court and ask her questions</text:p>
      <text:p text:style-name="Standard">in public.</text:p>
      <text:p text:style-name="Standard">Draupadi was having her monthly period, and she was seated in a</text:p>
      <text:p text:style-name="Standard">separate apartment, clad in a single piece of cloth, as was the custom.</text:p>
      <text:p text:style-name="Standard">Heedless of her pitiful state, the wicked Dussasana charged at her with a</text:p>
      <text:p text:style-name="Standard">cruel laugh. Like a doe chased by a tiger, Draupadi fled to Dussasana’s</text:p>
      <text:p text:style-name="Standard">mother Gandhari, and taking refuge behind her, she pleaded to be</text:p>
      <text:p text:style-name="Standard">protected against her son. To Gandhari’s eternal shame, she failed to give</text:p>
      <text:p text:style-name="Standard">her the refuge that any woman deserved, let alone her own stepdaughter.</text:p>
      <text:p text:style-name="Standard">She virtually pushed Draupadi into Dussasana’s arms with these words,</text:p>
      <text:p text:style-name="Standard">“Throw off this pretence of modesty! After all, they are your brothers-inlaw</text:p>
      <text:p text:style-name="Standard">who are summoning you. So go!”</text:p>
      <text:p text:style-name="Standard">Now that he was openly supported by his mother, Dussasana lost no time</text:p>
      <text:p text:style-name="Standard">in grabbing Draupadi by her long tresses. When she resisted, he dragged</text:p>
      <text:p text:style-name="Standard">her forcibly through the streets of Hastinapura to the assembly hall of the</text:p>
      <text:p text:style-name="Standard">Kurus. All the citizens exclaimed in sympathy, but none dared to lift a</text:p>
      <text:p text:style-name="Standard">finger to help. Draupadi, however, was a woman of great courage and</text:p>
      <text:p text:style-name="Standard">determination. She did not weep or plead as any other woman might have</text:p>
      <text:p text:style-name="Standard">done in her postion. With head held high she turned to look questioningly</text:p>
      <text:p text:style-name="Standard">at her husbands, Bhima and Arjuna. She did not expect them to fail her at</text:p>
      <text:p text:style-name="Standard">this critical juncture. To her dismay, they hung their heads down and would</text:p>
      <text:p text:style-name="Standard">not look at her. She realized that they were equally helpless. Daunted not</text:p>
      <text:p text:style-name="Standard">at all, she turned to the elders and inquired confidently, “Did the emperor</text:p>
      <text:p text:style-name="Standard">lose himself first and then stake me? If so, the whole wager is null and</text:p>
      <text:p text:style-name="Standard">void since he was no longer a free man and had no right to gamble with</text:p>
      <text:p text:style-name="Standard">anyone. If, on the other hand, he staked me first, still it would be against</text:p>
      <text:p text:style-name="Standard">the rules, for he does not have absolute right over me. I belong to all five</text:p>
      <text:p text:style-name="Standard">of them!”</text:p>
      <text:p text:style-name="Standard">In a voice throbbing with fury and sorrow, Draupadi continued, “In this</text:p>
      <text:p text:style-name="Standard">ancient house of Kurus, reputed from time immemorial for the dispensing</text:p>
      <text:p text:style-name="Standard">of dharma, adharma has reared its ugly head. Here is this man, drunk with</text:p>
      <text:p text:style-name="Standard">power, asking his brother to drag a woman into the court. Here is my</text:p>
      <text:p text:style-name="Standard">husband, the image of dharma, sitting quietly. And here are all the elders</text:p>
      <text:p text:style-name="Standard">looking on with stony eyes.” In a ringing voice, she continued, “In the</text:p>
      <text:p text:style-name="Standard">presence of all of you, I asked a simple question to which I was not given a</text:p>
      <text:p text:style-name="Standard">reply. Did my husband stake me before or after he lost himself? Am I their</text:p>
      <text:p text:style-name="Standard">slave? Answer me.” She was seething with anger and looked daggers at her</text:p>
      <text:p text:style-name="Standard">husbands. Yudhishtira would have been happy if the earth had swallowed</text:p>
      <text:p text:style-name="Standard"><text:soft-page-break/>him up then and there. The loss of his kingdom did not pain him as much</text:p>
      <text:p text:style-name="Standard">as the burning glance of his beloved queen.</text:p>
      <text:p text:style-name="Standard">Draupadi turned to Bhishma, “Grandfather, can’t you give me an</text:p>
      <text:p text:style-name="Standard">answer?”</text:p>
      <text:p text:style-name="Standard">Bhishma, for the first time in his life, gave an equivocal answer, “I am</text:p>
      <text:p text:style-name="Standard">indeed at a loss to give a proper answer to your question. A man cannot</text:p>
      <text:p text:style-name="Standard">gamble something after he has lost himself, it is true, but a man has a right</text:p>
      <text:p text:style-name="Standard">over his wife whether he is free or not. Accordingly, I cannot say whether</text:p>
      <text:p text:style-name="Standard">you are free.” Draupadi looked around like a stricken deer. Duryodhana</text:p>
      <text:p text:style-name="Standard">and Karna were exultant and insulted her further by calling her a common</text:p>
      <text:p text:style-name="Standard">woman, owned by five men.</text:p>
      <text:p text:style-name="Standard">At last Vikarna, the youngest of the Kaurava brothers, rose and boldly</text:p>
      <text:p text:style-name="Standard">spoke up for Draupadi. Karna told him to shut up and insultingly told</text:p>
      <text:p text:style-name="Standard">Draupadi that she was now free to choose another husband from among the</text:p>
      <text:p text:style-name="Standard">Kauravas. Duryodhana gloatingly ordered Dussasana to remove the royal</text:p>
      <text:p text:style-name="Standard">garments from the Pandavas, for they were now slaves and not qualified to</text:p>
      <text:p text:style-name="Standard">wear such splendid clothes. Vidura could bear it no longer, and he cursed</text:p>
      <text:p text:style-name="Standard">Duryodhana from the depths of his heart. “All of you will die one day at</text:p>
      <text:p text:style-name="Standard">the hands of your righteous cousins,” he declared.</text:p>
      <text:p text:style-name="Standard">Duryodhana scoffed at his uncle’s curse and ordered Dussasana to</text:p>
      <text:p text:style-name="Standard">proceed. Determined to adhere to dharma at all costs, the Pandavas threw</text:p>
      <text:p text:style-name="Standard">down their upper garments.</text:p>
      <text:p text:style-name="Standard">Then Duryodhana commanded, “Now, undress their woman! Take off her</text:p>
      <text:p text:style-name="Standard">clothes and show her to the court for the shameless creature that she is. Let</text:p>
      <text:p text:style-name="Standard">her see how helpless her husbands are to aid her.”</text:p>
      <text:p text:style-name="Standard">Dussasana, nothing loath, jumped forward and started tugging at</text:p>
      <text:p text:style-name="Standard">Draupadi’s one piece of cloth, stained with blood, which she was clutching</text:p>
      <text:p text:style-name="Standard">to herself in desperation. Poor Draupadi! She knew that she was beyond all</text:p>
      <text:p text:style-name="Standard">human aid. Neither the strength of her husbands nor her own wits had been</text:p>
      <text:p text:style-name="Standard">able to save her. She had five husbands, all of them great warriors and</text:p>
      <text:p text:style-name="Standard">kings among men. She herself was an empress in her own right; yet now,</text:p>
      <text:p text:style-name="Standard">when she was in distress, there was none to lift a little finger to save her.</text:p>
      <text:p text:style-name="Standard">She had been holding her arms across her breasts to preserve the</text:p>
      <text:p text:style-name="Standard">remnants of her pride, but realizing her utter helplessness, she lifted up</text:p>
      <text:p text:style-name="Standard">both her hands in supplication to Krishna, while Dussasana laid his hands</text:p>
      <text:p text:style-name="Standard">on her garment and tugged it. In utter despair, she cried aloud, “O Krishna,</text:p>
      <text:p text:style-name="Standard">thou darling of the Yadavas, dwelling at Dwaraka! Where are you? Why</text:p>
      <text:p text:style-name="Standard">have you forsaken me in this terrible predicament? I am helpless and alone</text:p>
      <text:p text:style-name="Standard">and faced with disaster!” With this piteous cry, she stood with her hand</text:p>
      <text:p text:style-name="Standard">uplifted in supplication and surrendered her body, mind, and spirit</text:p>
      <text:p text:style-name="Standard">mentally to the Lord. The Lord was fighting Salva at that time. For some</text:p>
      <text:p text:style-name="Standard">moments, he appeared to have lost interest in the battle and rushed to her</text:p>
      <text:p text:style-name="Standard">aid, and that was the time when Salva was able to strike him.</text:p>
      <text:p text:style-name="Standard">To the wonder of all who were assembled there, though Dussasana pulled</text:p>
      <text:p text:style-name="Standard">and tugged, yard after yard of material came out, but Panchali remained</text:p>
      <text:p text:style-name="Standard">clothed. No amount of unwinding and tugging could denude her</text:p>
      <text:p text:style-name="Standard">completely. Stunned moments passed while Dussasana kept pulling and</text:p>
      <text:p text:style-name="Standard">pulling, and Draupadi kept chanting and chanting the names of the Lord.</text:p>
      <text:p text:style-name="Standard">The entire floor was covered with heaps of cloth, but Draupadi was still</text:p>
      <text:p text:style-name="Standard">clad as before.</text:p>
      <text:p text:style-name="Standard">Thus Draupadi’s agony changed to ecstasy. Even after the exhausted</text:p>
      <text:p text:style-name="Standard">Dussasana had collapsed on the floor, utterly worn out by his labors,</text:p>
      <text:p text:style-name="Standard"><text:soft-page-break/>Draupadi kept chanting and singing the Lord’s praises in ecstatic</text:p>
      <text:p text:style-name="Standard">adoration. This is one of the most sacred incidents in the Mahabharata and</text:p>
      <text:p text:style-name="Standard">is an example to all women that they are never as helpless as they think so</text:p>
      <text:p text:style-name="Standard">long as they have devotion to the Lord.</text:p>
      <text:p text:style-name="Standard">In fact, the entire life of the Pandavas is a great example to devotees.</text:p>
      <text:p text:style-name="Standard">They were most dear to Krishna, yet we find their lives to be filled with</text:p>
      <text:p text:style-name="Standard">hardships. At one moment they were taken to the pinnacle of glory at the</text:p>
      <text:p text:style-name="Standard">Rajasuya, when the whole of Bharatavarsha rose up to acclaim them</text:p>
      <text:p text:style-name="Standard">emperors, and the next moment they were branded slaves. Humiliated and</text:p>
      <text:p text:style-name="Standard">insulted by the very man they despised, they were buffeted hither and</text:p>
      <text:p text:style-name="Standard">thither by waves of misfortune and forced to endure the agony of seeing</text:p>
      <text:p text:style-name="Standard">their beloved wife insulted and the humiliation of being powerless to help</text:p>
      <text:p text:style-name="Standard">her! What is the lesson to be learned? God’s ways are mysterious. He is</text:p>
      <text:p text:style-name="Standard">not interested in our material prospects or our physical problems. The sole</text:p>
      <text:p text:style-name="Standard">aim of the divine is to fulfill the cosmic purpose of achieving unity with</text:p>
      <text:p text:style-name="Standard">him, and for that, all means are used. The selfish individual ego has to be</text:p>
      <text:p text:style-name="Standard">transformed in the alternating fires of fortune and misfortune, honor and</text:p>
      <text:p text:style-name="Standard">dishonor. All these dualities, which have such meaning and purpose in the</text:p>
      <text:p text:style-name="Standard">1ife of the ordinary individual, have to be surmounted in the life of the</text:p>
      <text:p text:style-name="Standard">Godman, to which state Krishna was leading his devotees, the Pandavas,</text:p>
      <text:p text:style-name="Standard">and that is why they had to pass through these bitter trials. But in their</text:p>
      <text:p text:style-name="Standard">travails, the Lord himself was at their side, ever helping and encouraging</text:p>
      <text:p text:style-name="Standard">them. Sometimes he was not there physically, as was the case during</text:p>
      <text:p text:style-name="Standard">Draupadi’s predicament, yet it was apparent that he had never abandoned</text:p>
      <text:p text:style-name="Standard">them even for a single moment.</text:p>
      <text:p text:style-name="Standard">As a means to overcome this setback, caused by the miracle,</text:p>
      <text:p text:style-name="Standard">Duryodhana crudely bared his thigh, exposed it to Draupadi, and invited</text:p>
      <text:p text:style-name="Standard">her to sit on his lap. This was the final insult. She could bear it no longer.</text:p>
      <text:p text:style-name="Standard">A dreadful curse broke from her lips, “One day, O Duryodhana, those</text:p>
      <text:p text:style-name="Standard">thighs of yours will be broken on the battlefield, and you will die a</text:p>
      <text:p text:style-name="Standard">dreadful death, with vultures and wolves howling around you!”</text:p>
      <text:p text:style-name="Standard">Bhima, too, could contain himself no longer. Glaring balefully at</text:p>
      <text:p text:style-name="Standard">Duryodhana, he swore, “May I never reach heaven if I do not kill all the</text:p>
      <text:p text:style-name="Standard">Kauravas single-handed. As for Duryodhana, I shall break his thighs first</text:p>
      <text:p text:style-name="Standard">and then kill him! I swear this by Krishna, Durga, and Shiva. I also swear</text:p>
      <text:p text:style-name="Standard">that I shall drink the blood of the wicked Dussasana after killing him and</text:p>
      <text:p text:style-name="Standard">tie Panchali’s hair with my bloodstained hands. Until I achieve this, I shall</text:p>
      <text:p text:style-name="Standard">not drink water with my hands or in a vessel, but only from the splash</text:p>
      <text:p text:style-name="Standard">made by hitting my mace on a water surface!”</text:p>
      <text:p text:style-name="Standard">Arjuna now took a dreadful oath to kill Karna, Sahadeva to kill Shakuni,</text:p>
      <text:p text:style-name="Standard">and Nakula to kill Uluka, Shakuni’s son. Finally, Draupadi took another</text:p>
      <text:p text:style-name="Standard">oath, “My hair will remain untied until Bhima anoints it with the blood of</text:p>
      <text:p text:style-name="Standard">Dussasana, and at that time the hair of the Kaurava widows will droop</text:p>
      <text:p text:style-name="Standard">down in bereavement.”</text:p>
      <text:p text:style-name="Standard">The Kauravas roared with laughter at hearing these seemingly</text:p>
      <text:p text:style-name="Standard">improbable events. Yet the law of karma is always just, and terrible is the</text:p>
      <text:p text:style-name="Standard">effect of the curses of noble people who have been unfairly wounded.</text:p>
      <text:p text:style-name="Standard">Time was to give truth to the words of the Pandavas.</text:p>
      <text:p text:style-name="Standard">Hearing all these terrible oaths, the blind king was alarmed and shaken</text:p>
      <text:p text:style-name="Standard">out of his stupor. “Stop! Stop!” he cried. “Release the empress Draupadi!”</text:p>
      <text:p text:style-name="Standard">Heedless of his father’s commands, Duryodhana ordered Draupadi to go</text:p>
      <text:p text:style-name="Standard">inside and attend to his wife.</text:p>
      <text:p text:style-name="Standard"><text:soft-page-break/>With great dignity, Draupadi answered, “I will go only after having</text:p>
      <text:p text:style-name="Standard">bowed to the elders. Due to the forcible way in which I was dragged here, I</text:p>
      <text:p text:style-name="Standard">was unable to do so when I entered, but let it not be said that the empress</text:p>
      <text:p text:style-name="Standard">of Indraprastha was lacking in respect.”</text:p>
      <text:p text:style-name="Standard">Slowly, she went forward and bent before Bhishma, Drona, Vidura, and</text:p>
      <text:p text:style-name="Standard">Dhritarashtra. Terrified by the oaths of the Pandavas, the latter said, “Ask</text:p>
      <text:p text:style-name="Standard">for two boons, my daughter, and I shall grant them to you, for it is because</text:p>
      <text:p text:style-name="Standard">of your nobility that God himself has saved you today. Immediately, she</text:p>
      <text:p text:style-name="Standard">asked for the release of her husbands together with their kingdom.</text:p>
      <text:p text:style-name="Standard">“So be it,” said the king.</text:p>
      <text:p text:style-name="Standard">Before Duryodhana could remonstrate, Vidura hustled the Pandavas into</text:p>
      <text:p text:style-name="Standard">their chariots and whipped up the horses. Duryodhana flew at his father</text:p>
      <text:p text:style-name="Standard">and swore to kill himself (commit suicide) unless the Pandavas were</text:p>
      <text:p text:style-name="Standard">brought back and restored what he had so handily won.</text:p>
      <text:p text:style-name="Standard">Dhritarashtra demurred, but as usual gave in, and the Pandavas had</text:p>
      <text:p text:style-name="Standard">hardly reached Indraprastha before they were recalled and invited to a</text:p>
      <text:p text:style-name="Standard">single throw of dice by the king, who had forced his son to come to some</text:p>
      <text:p text:style-name="Standard">sort of compromise. The losers were to go into exile for twelve years and</text:p>
      <text:p text:style-name="Standard">then to spend the thirteenth year incognito in some city. If they were</text:p>
      <text:p text:style-name="Standard">discovered during this final period of one year, they were to repeat the</text:p>
      <text:p text:style-name="Standard">entire process. Duryodhana agreed, for he did not expect the Pandavas to</text:p>
      <text:p text:style-name="Standard">return alive or to remain undiscovered during the final period of one year.</text:p>
      <text:p text:style-name="Standard">A fast messenger was sent after the Pandavas with the command that</text:p>
      <text:p text:style-name="Standard">Dhritarashtra had ordered them to return. Despite the pleas of his brothers</text:p>
      <text:p text:style-name="Standard">and Draupadi, Yudhishtira foolishly asked the horses to be turned back, for</text:p>
      <text:p text:style-name="Standard">he insisted that he would not go against the dictates of dharma and disobey</text:p>
      <text:p text:style-name="Standard">his elders.</text:p>
      <text:p text:style-name="Standard">Once again, he was challenged by Duryodhana and Shakuni, and the</text:p>
      <text:p text:style-name="Standard">terms of the wager were explained. Dhritarashtra hastened to add that half</text:p>
      <text:p text:style-name="Standard">the kingdom would be given back the moment they returned. Yudhishtira</text:p>
      <text:p text:style-name="Standard">said not a word. He gave one last look of appeal at his grandfather’s face,</text:p>
      <text:p text:style-name="Standard">as if to confirm what had been said. There was a look of mute appeal on</text:p>
      <text:p text:style-name="Standard">Bhishma’s countenance, as if begging forgiveness and asking him to</text:p>
      <text:p text:style-name="Standard">understand. Yudhishtira thought he understood. For many years, Bhishma</text:p>
      <text:p text:style-name="Standard">had had but one thought and that was to preserve the unity of the Kuru</text:p>
      <text:p text:style-name="Standard">dynasty against all odds. Despite many upheavals and in the face of</text:p>
      <text:p text:style-name="Standard">insurmountable obstacles, he had done so, even at the cost of his own</text:p>
      <text:p text:style-name="Standard">happiness. Now he realized that unless the Pandavas were removed,</text:p>
      <text:p text:style-name="Standard">Duryodhana would surely find a method of killing them. He had tried</text:p>
      <text:p text:style-name="Standard">many times in the past and had failed, but who knew when he would</text:p>
      <text:p text:style-name="Standard">succeed? Exile was the only way to avert this tragedy. Thus, the last game</text:p>
      <text:p text:style-name="Standard">was played and lost, and Yudhishtira agreed to go, without so much as a</text:p>
      <text:p text:style-name="Standard">murmur. “I shall abide by the elders’ advice,” he said. At that time, to the</text:p>
      <text:p text:style-name="Standard">astonishment of everyone, Draupadi insisted that he should gamble just</text:p>
      <text:p text:style-name="Standard">once more for their freedom, for she said that she wanted her husbands to</text:p>
      <text:p text:style-name="Standard">go into exile as free men and not as slaves. Duryodhana and Shakuni</text:p>
      <text:p text:style-name="Standard">insultingly asked what Yudhishtira had left to stake.</text:p>
      <text:p text:style-name="Standard">The latter answered, “I shall stake all my punya (spiritual merit) that I</text:p>
      <text:p text:style-name="Standard">have accumulated so far.”</text:p>
      <text:p text:style-name="Standard">Duryodhana was elated and, being sure of the outcome, pledged all</text:p>
      <text:p text:style-name="Standard">Yudhishtira had lost in addition to their freedom. Just before the dice was</text:p>
      <text:p text:style-name="Standard">thrown, Draupadi reminded Yudhishtira to chant the twelve names of Lord</text:p>
      <text:p text:style-name="Standard"><text:soft-page-break/>Krishna and thus invoke his blessings before throwing. For the first and</text:p>
      <text:p text:style-name="Standard">last time, to the wonder of all, Yudhishtira won! With his usual high code</text:p>
      <text:p text:style-name="Standard">of honor, he refused to take back the kingdom and accepted only their</text:p>
      <text:p text:style-name="Standard">freedom. His kingdom, he said, he would claim only after the successful</text:p>
      <text:p text:style-name="Standard">completion of their thirteenth year of exile. Thus, thanks to Draupadi’s</text:p>
      <text:p text:style-name="Standard">devotion, the Pandavas could depart with dignity. They left with their wife</text:p>
      <text:p text:style-name="Standard">and their chief priest, Dhaumya, discarding their kingly apparel and clad</text:p>
      <text:p text:style-name="Standard">in deerskin and bark. They, who until now had been clothed in all the</text:p>
      <text:p text:style-name="Standard">finery of the kingdom, were now clad in the attire of the ascetics.</text:p>
      <text:p text:style-name="Standard">Inscrutable are the ways in which divine justice works.</text:p>
      <text:p text:style-name="Standard">As they left, many omens were seen, boding ill for the Kauravas. Mother</text:p>
      <text:p text:style-name="Standard">Kunti went to live with Vidura, for she refused to stay in Duryodhana’s</text:p>
      <text:p text:style-name="Standard">palace. Draupadi’s five children by the five brothers were sent to their</text:p>
      <text:p text:style-name="Standard">grandparents at Panchala, and Subhadra went to Dwaraka. Followed by a</text:p>
      <text:p text:style-name="Standard">host of weeping citizens and Brahmins, the Pandavas reached the outskirts</text:p>
      <text:p text:style-name="Standard">of the city. Yudhishtira persuaded the citizens to return, but the Brahmins</text:p>
      <text:p text:style-name="Standard">refused to go, since they said it would be wrong on their part to live in a</text:p>
      <text:p text:style-name="Standard">kingdom ruled by an unrighteous king and insisted on accompanying him</text:p>
      <text:p text:style-name="Standard">to the forest.</text:p>
      <text:p text:style-name="Standard">Hari Aum Tat Sat</text:p>
      <text:p text:style-name="Standard">Aum Narayanaya Namaha!</text:p>
      <text:p text:style-name="Standard">22</text:p>
      <text:p text:style-name="Standard">The Exile</text:p>
      <text:p text:style-name="Standard">Pitha twam, Matha Twam, Dayithathanayastwam Priyasuhrit,</text:p>
      <text:p text:style-name="Standard">Twameva twam Mitram, Gururasi Gathischasi Jagatham.</text:p>
      <text:p text:style-name="Standard">Twadiyasthwath Bhrityasthava Parijana Shwadgathiraham,</text:p>
      <text:p text:style-name="Standard">Prapannaschaivam Sathyahampi Thavaivasmi Hi Bhara.</text:p>
      <text:p text:style-name="Standard">Thou alone art my father, thou alone art my mother, thou alone my</text:p>
      <text:p text:style-name="Standard">beloved son and my dearest friend; thou alone my one confidant</text:p>
      <text:p text:style-name="Standard">and my preceptor. Thou refuge of all the worlds, I am thine, thy</text:p>
      <text:p text:style-name="Standard">servant, thy attendant. Thou art my goal, I take refuge in thee. This</text:p>
      <text:p text:style-name="Standard">being so, I am verily a burden on thee.</text:p>
      <text:p text:style-name="Standard">The Pandavas traveled fast. They wanted to get away as far possible from</text:p>
      <text:p text:style-name="Standard">Hastinapura. Yudhishtira’s first consideration after leaving the city was</text:p>
      <text:p text:style-name="Standard">how to feed the hordes of Brahmins who had followed him. On Dhaumya’s</text:p>
      <text:p text:style-name="Standard">advice, he prayed to the sun god, Surya, and procured the akshaya patra,</text:p>
      <text:p text:style-name="Standard">or the bowl of plenty, from which any amount of food of any type could be</text:p>
      <text:p text:style-name="Standard">had. The only condition was that Draupadi should eat only after everyone</text:p>
      <text:p text:style-name="Standard">else ate, like the ideal Indian housewife, for after she ate, nothing more</text:p>
      <text:p text:style-name="Standard">could be procured from the bowl for that time. With this they set out to the</text:p>
      <text:p text:style-name="Standard">forest called Kamyaka. Vidura, who had been harshly treated by both</text:p>
      <text:p text:style-name="Standard">Duryodhana and Dhritarashtra and asked to get out, met them there and</text:p>
      <text:p text:style-name="Standard">spent some time with them. However, Dhritarashtra could not live for long</text:p>
      <text:p text:style-name="Standard">without his stepbrother and sent Sanjaya to bring him back, much to</text:p>
      <text:p text:style-name="Standard">Duryodhana’s chagrin. Sage Vyasa and Sage Maitreya were the next to</text:p>
      <text:p text:style-name="Standard">visit them. They went back to Hastinapura and tried to advise</text:p>
      <text:p text:style-name="Standard">Dhritarashtra.</text:p>
      <text:p text:style-name="Standard">Vyasa said, “Your sons are doomed. The banished princes will nurse</text:p>
      <text:p text:style-name="Standard">their grievance and return with a vengeance to destroy you, as well as the</text:p>
      <text:p text:style-name="Standard">kingdom. Coax your son to make peace with them, and let there be an</text:p>
      <text:p text:style-name="Standard">amicable settlement.” Dhritarashtra hemmed and hawed and did nothing,</text:p>
      <text:p text:style-name="Standard">as usual.</text:p>
      <text:p text:style-name="Standard"><text:soft-page-break/>Next, Maitreya tried to reason with Duryodhana, but the latter insulted</text:p>
      <text:p text:style-name="Standard">him by smiting his thigh, and the sage cursed him, “Bhima’s oath will</text:p>
      <text:p text:style-name="Standard">come true, and you will lose your life when your thighs are broken by</text:p>
      <text:p text:style-name="Standard">him!”</text:p>
      <text:p text:style-name="Standard">All these events had taken place while Krishna was fighting with Salva.</text:p>
      <text:p text:style-name="Standard">As soon as he heard the news, he went himself to the Kamyaka forest</text:p>
      <text:p text:style-name="Standard">accompanied by all the heroes of the Vrishni clan, as well as by Draupadi’s</text:p>
      <text:p text:style-name="Standard">brother Drishtadyumna. They were pained to see the condition in which</text:p>
      <text:p text:style-name="Standard">the emperor was living. Krishna tested Yudhishtira by offering to help him</text:p>
      <text:p text:style-name="Standard">get his kingdom back immediately, but the latter refused, for he did not</text:p>
      <text:p text:style-name="Standard">want to break his word.</text:p>
      <text:p text:style-name="Standard">When she saw Krishna and her brother, Draupadi’s grief was intensified.</text:p>
      <text:p text:style-name="Standard">Their righteous anger was such a contrast to her meek husbands. “O</text:p>
      <text:p text:style-name="Standard">Janardana! I am the favored queen of the five Pandavas, who are the</text:p>
      <text:p text:style-name="Standard">greatest heroes in the world. I am the daughter of the king of Panchala and</text:p>
      <text:p text:style-name="Standard">the sister of the heroic Drishtadyumna, yet see what they did to me. I was</text:p>
      <text:p text:style-name="Standard">dragged by the hair and insulted in front of the elders! What do I care if</text:p>
      <text:p text:style-name="Standard">Yudhishtira is called the sole monarch of Earth, when my hair, which was</text:p>
      <text:p text:style-name="Standard">purified by the sacred waters of the Rajasuya, was grabbed by Dussasana?</text:p>
      <text:p text:style-name="Standard">Had it not been for your grace, I would have been completely disrobed in</text:p>
      <text:p text:style-name="Standard">full view of my heroic husbands!” She had been bottling up her emotions</text:p>
      <text:p text:style-name="Standard">all these days, but when she saw the look of compassion on the Lord’s</text:p>
      <text:p text:style-name="Standard">face, she broke into uncontrollable sobs. Krishna cupped her face in his</text:p>
      <text:p text:style-name="Standard">lotus palms and wiped away her tears with the hem of his upper robe.</text:p>
      <text:p text:style-name="Standard">“O Panchali,” he said. “Be patient for a while. At the end of thirteen</text:p>
      <text:p text:style-name="Standard">years, the women of the Kuru clan will weep as you are weeping now.</text:p>
      <text:p text:style-name="Standard">When Arjuna’s arrows quench their thirst in Karna’s blood, they will weep.</text:p>
      <text:p text:style-name="Standard">When Bhima’s hands are red with Dussasana’s blood, they will weep.</text:p>
      <text:p text:style-name="Standard">When Duryodhana lies on the battlefield with his thighs broken, they will</text:p>
      <text:p text:style-name="Standard">weep. Nothing can stop this inexorable law of cause and effect—the law of</text:p>
      <text:p text:style-name="Standard">karma. The heavens may fall, the snowy peaks of Himavan may tumble</text:p>
      <text:p text:style-name="Standard">down, and the seas may dry up. Earth may split into a million splinters,</text:p>
      <text:p text:style-name="Standard">but my words will never fail. Therefore, dry your tears, my dear sister, and</text:p>
      <text:p text:style-name="Standard">try to forgive your husbands, who were powerless to help you.” After this,</text:p>
      <text:p text:style-name="Standard">he comforted Yudhishtira and the others and returned to Dwaraka,</text:p>
      <text:p text:style-name="Standard">promising to come whenever they needed him.</text:p>
      <text:p text:style-name="Standard">Dhaumya now advised them to go to Dvaitavana, which was a</text:p>
      <text:p text:style-name="Standard">picturesque forest more like an overgrown garden, filled with flowers,</text:p>
      <text:p text:style-name="Standard">fruit, and beautiful peacocks and birds. It was also the abode of many</text:p>
      <text:p text:style-name="Standard">rishis. Yudhishtira lived in these sylvan surroundings as happily as he had</text:p>
      <text:p text:style-name="Standard">in Indraprastha. He was a great soul who had risen above the dualities of</text:p>
      <text:p text:style-name="Standard">life and basked as happily in his adversity as he had in his prosperity. He</text:p>
      <text:p text:style-name="Standard">enjoyed the company of the sages and realized that suffering was a</text:p>
      <text:p text:style-name="Standard">necessary condition of the spiritual life and that true greatness lay in the</text:p>
      <text:p text:style-name="Standard">ability to rise above it.</text:p>
      <text:p text:style-name="Standard">The great sage Markandeya came to them at that time and told them the</text:p>
      <text:p text:style-name="Standard">story of Sri Rama, the son of Dasaratha, who had to spend fourteen years</text:p>
      <text:p text:style-name="Standard">in exile in the forest with his brother and his beloved queen, who was</text:p>
      <text:p text:style-name="Standard">abducted by Ravana, the demon king of Lanka.</text:p>
      <text:p text:style-name="Standard">Hearing of the carefree life the Pandavas were enjoying in the forest,</text:p>
      <text:p text:style-name="Standard">Duryodhana was once again troubled by his former ailment, jealousy. He</text:p>
      <text:p text:style-name="Standard">racked his brains to find some method of destroying them, if possible. At</text:p>
      <text:p text:style-name="Standard"><text:soft-page-break/>that time, the sage Durvasa came to the palace accompanied by his ten</text:p>
      <text:p text:style-name="Standard">thousand disciples and demanded hospitality for as long as he chose to</text:p>
      <text:p text:style-name="Standard">stay. He worried Duryodhana constantly with his unreasonable demands at</text:p>
      <text:p text:style-name="Standard">odd times of the day, for the sage took great pleasure in testing people.</text:p>
      <text:p text:style-name="Standard">Duryodhana bent backward in his efforts to please him, for his bad temper</text:p>
      <text:p text:style-name="Standard">was proverbial and he did not want to risk a curse! At last, Durvasa</text:p>
      <text:p text:style-name="Standard">pronounced himself satisfied and told him to ask for a boon. The crafty</text:p>
      <text:p text:style-name="Standard">Duryodhana immediately thought of a plan to get the sage to curse the</text:p>
      <text:p text:style-name="Standard">Pandavas and thus bring about their downfall.</text:p>
      <text:p text:style-name="Standard">Very meekly, Duryodhana said, “O holy one! My cousins, the Pandavas,</text:p>
      <text:p text:style-name="Standard">live a simple life in the forest. Do please go there at about three in the</text:p>
      <text:p text:style-name="Standard">afternoon with your disciples, for they will consider themselves blessed if</text:p>
      <text:p text:style-name="Standard">holy ones like you visit them.”</text:p>
      <text:p text:style-name="Standard">“So be it,” said Durvasa and promptly went to the Kamyaka forest at a</text:p>
      <text:p text:style-name="Standard">time when the Pandavas and their retinue had already finished their meal</text:p>
      <text:p text:style-name="Standard">for the day. Draupadi had eaten and cleaned the vessel after eating. Her</text:p>
      <text:p text:style-name="Standard">heart sank when she saw the sage and his hungry-looking disciples. She</text:p>
      <text:p text:style-name="Standard">had not only eaten but had washed and put the bowl away. Durvasa</text:p>
      <text:p text:style-name="Standard">informed Yudhishtira that he would go to the river with his disciples, take</text:p>
      <text:p text:style-name="Standard">a bath, and thus return with a healthy appetite for lunch. Draupadi was in a</text:p>
      <text:p text:style-name="Standard">real dilemma, and as usual when desperate, she appealed to Krishna.</text:p>
      <text:p text:style-name="Standard">“O Krishna, you are the tree that shelters all good people and the savior</text:p>
      <text:p text:style-name="Standard">of those in distress. You alone can remove the sorrows of your devotees.</text:p>
      <text:p text:style-name="Standard">You, O Lord, are my sole refuge.”</text:p>
      <text:p text:style-name="Standard">So saying, she sank to the ground in an attitude of utter supplication. As</text:p>
      <text:p text:style-name="Standard">she opened her eyes, she saw the beauteous form of the Lord approaching</text:p>
      <text:p text:style-name="Standard">her with his usual tender smile. She ran forward to explain her</text:p>
      <text:p text:style-name="Standard">predicament, but he brushed her aside and said, “O Panchali, I’m so</text:p>
      <text:p text:style-name="Standard">hungry. Give me something to eat first and then we’ll talk.”</text:p>
      <text:p text:style-name="Standard">“O Lord,” she pleaded, “this is not the time for joking. I’ve already eaten</text:p>
      <text:p text:style-name="Standard">and washed the akshaya patra, and the sage Durvasa and his ten thousand</text:p>
      <text:p text:style-name="Standard">disciples have come. There is not a grain of food in our humble hermitage.</text:p>
      <text:p text:style-name="Standard">What should I do?”</text:p>
      <text:p text:style-name="Standard">“Never mind,” Krishna said reassuringly. “Being a princess and most</text:p>
      <text:p text:style-name="Standard">unused to hard work, I’m sure you would not have washed the bowl very</text:p>
      <text:p text:style-name="Standard">well. There must be something left in it for me. Go and get it.”</text:p>
      <text:p text:style-name="Standard">Sadly, Draupadi went to get the bowl, which she had scoured and put</text:p>
      <text:p text:style-name="Standard">away a few moments ago. Krishna searched the bottom very carefully and</text:p>
      <text:p text:style-name="Standard">brought out a microscopic bit of spinach leaf and a grain of rice, which</text:p>
      <text:p text:style-name="Standard">were sticking to the bottom, much to Draupadi’s shame. Placing his</text:p>
      <text:p text:style-name="Standard">precious find in his palm, he asked Draupadi to pour a little Ganga water</text:p>
      <text:p text:style-name="Standard">into it and drank the concoction with evident relish.</text:p>
      <text:p text:style-name="Standard">“Ah! Now I’m replete,” he said. “Let Bhima go and invite the sage and</text:p>
      <text:p text:style-name="Standard">his disciples for their meal.”</text:p>
      <text:p text:style-name="Standard">“But, Lord, what shall we feed them?” Draupadi pleaded.</text:p>
      <text:p text:style-name="Standard">“Never mind all that. Let Bhima go,” said Krishna.</text:p>
      <text:p text:style-name="Standard">Bhima went to the riverbank to find that the sage and his disciples had</text:p>
      <text:p text:style-name="Standard">finished their bath and were burping as if they had just had a full meal.</text:p>
      <text:p text:style-name="Standard">When Bhima invited them, they protested that they could not eat anything</text:p>
      <text:p text:style-name="Standard">since they suddenly felt very full. In fact, they had been on the verge of</text:p>
      <text:p text:style-name="Standard">creeping off, without returning to the hermitage, for they feared that a</text:p>
      <text:p text:style-name="Standard">hearty meal had been prepared for them to which they would not be able to</text:p>
      <text:p text:style-name="Standard"><text:soft-page-break/>do justice. Durvasa, of course, realized by his yogic powers that the reason</text:p>
      <text:p text:style-name="Standard">for all these untoward happenings was Duryodhana’s jealousy. He was so</text:p>
      <text:p text:style-name="Standard">angry at having been made a stooge that he cursed Duryodhana with a</text:p>
      <text:p text:style-name="Standard">speedy end and blessed the Pandavas with all success in their mission.</text:p>
      <text:p text:style-name="Standard">When Draupadi asked for an explanation for this miracle, the Lord</text:p>
      <text:p text:style-name="Standard">explained that he had eaten the morsel with the bhavana, or attitude, that</text:p>
      <text:p text:style-name="Standard">he was the Lord of the universe, and immediately the entire universe with</text:p>
      <text:p text:style-name="Standard">all its beings was simultaneously satisfied and felt replete. He blessed</text:p>
      <text:p text:style-name="Standard">Draupadi and the Pandavas and left for Dwaraka.</text:p>
      <text:p text:style-name="Standard">The Pandavas spent six years in the forest very happily and had many</text:p>
      <text:p text:style-name="Standard">adventures. Vyasa advised Arjuna to do tapasya to Lord Shiva and procure</text:p>
      <text:p text:style-name="Standard">the formidable Pasupata weapon from him. The brothers had perforce to</text:p>
      <text:p text:style-name="Standard">be separated, and Arjuna went and did severe tapas to Lord Shiva. Hearing</text:p>
      <text:p text:style-name="Standard">of Arjuna’s tapasya, Duryodhana compelled a rakshasa friend of his called</text:p>
      <text:p text:style-name="Standard">Muka to take on the form of a wild boar and kill him. Muka agreed and</text:p>
      <text:p text:style-name="Standard">went to the forest. At the same time, Lord Shiva and his consort Parvati</text:p>
      <text:p text:style-name="Standard">came in the guise of a hunting couple in order to bless Arjuna. They</text:p>
      <text:p text:style-name="Standard">stalked the boar that had come to kill Arjuna. As the boar charged, Arjuna</text:p>
      <text:p text:style-name="Standard">woke from his tapas and discharged an arrow at it. Simultaneously, an</text:p>
      <text:p text:style-name="Standard">arrow from the divine hunter also pierced the boar. It fell down dead, and</text:p>
      <text:p text:style-name="Standard">Arjuna claimed the kill as his own, while the hunter insisted that it was</text:p>
      <text:p text:style-name="Standard">killed by his arrow. Th argument soon led to a duel. Arjuna’s arrows</text:p>
      <text:p text:style-name="Standard">seemed powerless to penetrate the hunter’s skin. Soon he found his quiver</text:p>
      <text:p text:style-name="Standard">exhausted and his bowstring cut by the hunter. In a fury, he flew at him and</text:p>
      <text:p text:style-name="Standard">smote him with a blow from his bow. It is said that everyone felt the pain</text:p>
      <text:p text:style-name="Standard">of the blow, for Shiva was none but the Supreme. Without a change in his</text:p>
      <text:p text:style-name="Standard">demeanor, he chided Arjuna, “How unfair of you to strike me with your</text:p>
      <text:p text:style-name="Standard">bow. I can do likewise but I shall refrain. Come, let us now wrestle with</text:p>
      <text:p text:style-name="Standard">each other.”</text:p>
      <text:p text:style-name="Standard">So they grappled with each other, and Arjuna felt himself imbued with</text:p>
      <text:p text:style-name="Standard">new energy at the mere touch of the Lord’s hands. But though Arjuna</text:p>
      <text:p text:style-name="Standard">fought gallantly, his blows made no mark on the hunter, who carried on</text:p>
      <text:p text:style-name="Standard">with ease. Sore and perplexed, Arjuna hastily made an image, a lingam, of</text:p>
      <text:p text:style-name="Standard">Lord Shiva and worshipped it with a garland. He then turned around and</text:p>
      <text:p text:style-name="Standard">saw the hunter standing before him adorned with the garland he had just</text:p>
      <text:p text:style-name="Standard">placed reverently round the lingam. Arjuna then recognized the hunter to</text:p>
      <text:p text:style-name="Standard">be none other than his beloved God, Shiva, accompanied by his consort</text:p>
      <text:p text:style-name="Standard">Parvati and their son Kartikeya! He threw himself at Shiva’s feet and</text:p>
      <text:p text:style-name="Standard">begged his forgiveness. Shiva was well pleased with his devotee’s courage</text:p>
      <text:p text:style-name="Standard">and expertise in warfare and told him to ask for a boon. Arjuna was a true</text:p>
      <text:p text:style-name="Standard">devotee and humbly said, “I have been blessed with a vision of your divine</text:p>
      <text:p text:style-name="Standard">form. I have wrestled with you and your feet have touched me. I am thus</text:p>
      <text:p text:style-name="Standard">thrice blessed. What more can I want?”</text:p>
      <text:p text:style-name="Standard">But at the Lord’s insistence, he asked for the Pasupata weapon. Shiva</text:p>
      <text:p text:style-name="Standard">gave it to him and warned him of its destructive potency. He told him to</text:p>
      <text:p text:style-name="Standard">use it only in desperate situations.</text:p>
      <text:p text:style-name="Standard">“You will be able to defeat your enemies, and helped by Krishna, you</text:p>
      <text:p text:style-name="Standard">will cleanse the world of its atrocities,” he said.</text:p>
      <text:p text:style-name="Standard">After this, Arjuna’s father, Indra, requested him to accompany him to his</text:p>
      <text:p text:style-name="Standard">heavenly abode in order to help him defeat certain demons with the</text:p>
      <text:p text:style-name="Standard">Pasupata. He did so, and the grateful Indra loaded him with many divine</text:p>
      <text:p text:style-name="Standard">weapons and blessings. However, he had managed to invoke a curse from</text:p>
      <text:p text:style-name="Standard"><text:soft-page-break/>the celestial beauty, Urvashi, for having resisted her overtures. She cursed</text:p>
      <text:p text:style-name="Standard">him that, having behaved like a eunuch, he would have to spend one year</text:p>
      <text:p text:style-name="Standard">of his life as one! This, however, proved to be a blessing in disguise, for he</text:p>
      <text:p text:style-name="Standard">made good use of it in their thirteenth year of exile, which had to be spent</text:p>
      <text:p text:style-name="Standard">incognito.</text:p>
      <text:p text:style-name="Standard">After Arjuna’s departure, the Pandavas spent their time with great</text:p>
      <text:p text:style-name="Standard">difficulty, for he was a general favorite and always managed to keep them</text:p>
      <text:p text:style-name="Standard">in good spirits with his ready wit. On top of this, Yudhishtira had to put up</text:p>
      <text:p text:style-name="Standard">with Bhima’s and Draupadi’s constant nagging that it was ill-befitting a</text:p>
      <text:p text:style-name="Standard">Kshatriya to take things so meekly. At this time, sage Brihadvasa came to</text:p>
      <text:p text:style-name="Standard">them and cheered Yudhishtira by teaching him the royal art of dice</text:p>
      <text:p text:style-name="Standard">playing, called akshahridaya, so that no one would ever be able to defeat</text:p>
      <text:p text:style-name="Standard">him again. Then came sage Vyasa who advised them to go on a long</text:p>
      <text:p text:style-name="Standard">pilgrimage. First they went to the sacred forest called Naimisha and then</text:p>
      <text:p text:style-name="Standard">gradually wended their way along the western coast of the peninsula until</text:p>
      <text:p text:style-name="Standard">they came to Prabhasa, the port adjoining Dwaraka, where they were met</text:p>
      <text:p text:style-name="Standard">by Krishna and Balarama. The latter was furious with Duryodhana and</text:p>
      <text:p text:style-name="Standard">urged Yudhishtira to fight the Kauravas then and there. Krishna said,</text:p>
      <text:p text:style-name="Standard">“Brother, Yudhishtira is advising patience not because he is not powerful</text:p>
      <text:p text:style-name="Standard">but because he wants to keep his word. Truth is greater to him than wealth.</text:p>
      <text:p text:style-name="Standard">Let us respect his wishes. The time is not too distant when he will regain</text:p>
      <text:p text:style-name="Standard">what he has lost.”</text:p>
      <text:p text:style-name="Standard">After spending many happy days with their beloved friends, the</text:p>
      <text:p text:style-name="Standard">Pandavas wended their way northward until they reached Bindusar, which</text:p>
      <text:p text:style-name="Standard">was the source of the Ganga. Then they proceeded to the ashrama called</text:p>
      <text:p text:style-name="Standard">Badri, where the ancient sages Nara and Narayana were said to be</text:p>
      <text:p text:style-name="Standard">meditating. Here they were overtaken by a terrific storm, in which</text:p>
      <text:p text:style-name="Standard">Draupadi nearly died. Yudhishtira took her head on his lap, while Nakula</text:p>
      <text:p text:style-name="Standard">and Sahadeva gently stroked her torn and blistered feet.</text:p>
      <text:p text:style-name="Standard">Yudhishtira, in a burst of self-condemnation, said, “O Panchali! Your</text:p>
      <text:p text:style-name="Standard">father gave you to us with the promise that the Pandavas would give you</text:p>
      <text:p text:style-name="Standard">great happiness. But, my poor wife, after marrying us, you have known</text:p>
      <text:p text:style-name="Standard">nothing but pain. Please try to forgive this erring husband of yours.”</text:p>
      <text:p text:style-name="Standard">Draupadi did her best to comfort the king. Soon the beauty of the</text:p>
      <text:p text:style-name="Standard">ashrama crept into their hearts, and they almost forgot their woes. One</text:p>
      <text:p text:style-name="Standard">day, a beautiful flower with an intoxicating perfume was wafted by the</text:p>
      <text:p text:style-name="Standard">wind and laid at Draupadi’s feet. She begged Bhima to get her more of</text:p>
      <text:p text:style-name="Standard">these flowers. Bhima was only too happy to oblige and set out like a</text:p>
      <text:p text:style-name="Standard">hound, sniffing the air and following the perfume of the flower. Very soon,</text:p>
      <text:p text:style-name="Standard">he found his path blocked by a gigantic monkey. He requested the ape to</text:p>
      <text:p text:style-name="Standard">let him pass, but the monkey said, “I’m too old and feeble to move, but if</text:p>
      <text:p text:style-name="Standard">you like you may remove my tail from your path and carry on.”</text:p>
      <text:p text:style-name="Standard">With a tolerant smile, Bhima tried to lift the monkey’s tail with his left</text:p>
      <text:p text:style-name="Standard">hand, but found that it would not budge an inch. Next, he used both hands,</text:p>
      <text:p text:style-name="Standard">with the same result. Surprised at this, he used his mace to dislodge the</text:p>
      <text:p text:style-name="Standard">tail and found his mace cracking! He went and prostrated to the huge</text:p>
      <text:p text:style-name="Standard">simian and begged him to tell him who he was. The monkey smiled and</text:p>
      <text:p text:style-name="Standard">said, “I’m your brother Hanuman, the son of Vayu.”</text:p>
      <text:p text:style-name="Standard">At this, Bhima fell at his feet and begged his pardon. Hanuman clasped</text:p>
      <text:p text:style-name="Standard">him in his hairy arms and assured him that he would do all that he could to</text:p>
      <text:p text:style-name="Standard">ensure their success in the coming war. He offered to sit on Arjuna’s</text:p>
      <text:p text:style-name="Standard">flagstaff and frighten the enemy, thus helping them to win the war. The</text:p>
      <text:p text:style-name="Standard"><text:soft-page-break/>brothers embraced each other, and Bhima went on his way. Hanuman had</text:p>
      <text:p text:style-name="Standard">told him that the name of the flower was Saugandika, and it grew in the</text:p>
      <text:p text:style-name="Standard">garden of Kubera, the god of wealth. Kubera’s retinue called the yakshas,</text:p>
      <text:p text:style-name="Standard">allowed Bhima to pluck the flowers, and he returned to Draupadi and</text:p>
      <text:p text:style-name="Standard">covered her with the flowers she had coveted.</text:p>
      <text:p text:style-name="Standard">It was now five years since they had parted from Arjuna, and they were</text:p>
      <text:p text:style-name="Standard">most anxious to meet him again. It was at Badrikashrama that the glad</text:p>
      <text:p text:style-name="Standard">reunion took place. After hearing about all of Arjuna’s wonderful</text:p>
      <text:p text:style-name="Standard">adventures, the Pandavas set out on their return journey to the plains.</text:p>
      <text:p text:style-name="Standard">Eleven years of their exile had passed. Only two more years were left.</text:p>
      <text:p text:style-name="Standard">Thus, the Pandavas passed through the fires of austerity and hardship,</text:p>
      <text:p text:style-name="Standard">keeping their minds ever on the Lord, growing in wisdom, humility, and</text:p>
      <text:p text:style-name="Standard">strength. On one occasion, they decided to invite Krishna for lunch. Arjuna</text:p>
      <text:p text:style-name="Standard">thought he could summon him any moment, but found that all his prayers</text:p>
      <text:p text:style-name="Standard">and pleas were of no avail. Then Bhima flung up his mighty mace into the</text:p>
      <text:p text:style-name="Standard">air and standing directly below the falling weapon he said, “Krishna, if</text:p>
      <text:p text:style-name="Standard">you do not come immediately, I shall die beneath the weight of this</text:p>
      <text:p text:style-name="Standard">mace!” The Lord appeared immediately, and Arjuna, who had always</text:p>
      <text:p text:style-name="Standard">prided himself on being the Lord’s favorite, realized the worth of Bhima’s</text:p>
      <text:p text:style-name="Standard">devotion.</text:p>
      <text:p text:style-name="Standard">On another occasion, the Lord visited them, accompanied by his wife</text:p>
      <text:p text:style-name="Standard">Satyabhama. When the latter saw how her five husbands doted on</text:p>
      <text:p text:style-name="Standard">Draupadi, she was impelled to ask her for a hint as to how she managed to</text:p>
      <text:p text:style-name="Standard">please all five, when she herself found it difficult to manage just one!</text:p>
      <text:p text:style-name="Standard">Draupadi smiled and said, “My greatest happiness lies in attending to the</text:p>
      <text:p text:style-name="Standard">slightest wants of my husbands. I treat all five alike. Their happiness is my</text:p>
      <text:p text:style-name="Standard">happiness, their sorrow my sorrow.”</text:p>
      <text:p text:style-name="Standard">This episode was no doubt engineered by the Lord, for Satyabhama was</text:p>
      <text:p text:style-name="Standard">a self-willed woman with no fear of voicing her opinions. Krishna loved</text:p>
      <text:p text:style-name="Standard">her dearly and did not think it necessary to curb her high spirits; yet he did</text:p>
      <text:p text:style-name="Standard">want her to hear the qualifications of a perfect wife from a woman like</text:p>
      <text:p text:style-name="Standard">Draupadi, who also had a mind of her own. Draupadi was far from being a</text:p>
      <text:p text:style-name="Standard">meek and mild creature, yet she managed to get her own way by pleasing</text:p>
      <text:p text:style-name="Standard">her husbands, not by dominating them. Thus, she kept her own personality</text:p>
      <text:p text:style-name="Standard">intact, yet remained a perfect wife.</text:p>
      <text:p text:style-name="Standard">Duryodhana’s days of peace were coming to a close. In order to cheer</text:p>
      <text:p text:style-name="Standard">him up, Karna came up with a brilliant suggestion. “My friend,” he said,</text:p>
      <text:p text:style-name="Standard">“you are now lord of the world. Why do you have to worry about the fact</text:p>
      <text:p text:style-name="Standard">that the Pandavas’ exile is coming to a close? They are wandering about in</text:p>
      <text:p text:style-name="Standard">the forests like beasts. Come, let us make a trip to the forest of Dvaitavana</text:p>
      <text:p text:style-name="Standard">on the pretext of inspecting our cattle. Seeing the splendor of your retinue,</text:p>
      <text:p text:style-name="Standard">the Pandavas will become green with envy, and when that woman</text:p>
      <text:p text:style-name="Standard">Draupadi sees our wives dressed in all their finery, she will be livid. Come,</text:p>
      <text:p text:style-name="Standard">let’s go and watch the fun.”</text:p>
      <text:p text:style-name="Standard">This scheme was joyfully accepted by Duryodhana, and all the Kaurava</text:p>
      <text:p text:style-name="Standard">brothers set out with their wives on a pleasure trip. When they heard that</text:p>
      <text:p text:style-name="Standard">the Pandavas were camped near a lake, they decided to go there for a</text:p>
      <text:p text:style-name="Standard">swim. But a gandharva (celestial singer) was already sporting in the lake</text:p>
      <text:p text:style-name="Standard">with his wives, and he ordered Duryodhana’s men to tell their master that</text:p>
      <text:p text:style-name="Standard">he would not tolerate any disturbance. Duryodhana was highly scornful of</text:p>
      <text:p text:style-name="Standard">this order and marched toward the lake, but both Duryodhana and Karna</text:p>
      <text:p text:style-name="Standard">were routed, not to mention the others. The gandharva finally grabbed the</text:p>
      <text:p text:style-name="Standard"><text:soft-page-break/>king by his hair and dragged him off. Their women were also taken away.</text:p>
      <text:p text:style-name="Standard">In despair, Duryodhana’s men ran to Yudhishtira, told them their shameful</text:p>
      <text:p text:style-name="Standard">story, and begged him to rescue their king. Bhima refused to go at first, but</text:p>
      <text:p text:style-name="Standard">Yudhishtira insisted, and the brothers set out on their rescue operation.</text:p>
      <text:p text:style-name="Standard">After a preliminary skirmish, the gandharva revealed himself to Arjuna as</text:p>
      <text:p text:style-name="Standard">Chitrasena, his friend who had taught him music and dancing during his</text:p>
      <text:p text:style-name="Standard">sojourn in Indra’s heaven. The Kuru monarch and his brothers and women</text:p>
      <text:p text:style-name="Standard">were handed over to the Pandavas, much to Duryodhana’s chagrin.</text:p>
      <text:p text:style-name="Standard">Yudhishtira released him and advised him not to do such spiteful deeds</text:p>
      <text:p text:style-name="Standard">again. Duryodhana was filled with anger and sorrow. Not only was he</text:p>
      <text:p text:style-name="Standard">unable to humiliate the Pandavas, as he had wanted, but they had forced</text:p>
      <text:p text:style-name="Standard">him to eat humble pie. In fact, he owed his very life to Yudhishtira’s</text:p>
      <text:p text:style-name="Standard">generosity. He felt it would be better to die than to return to Hastinapura</text:p>
      <text:p text:style-name="Standard">and was all set to take his own life. Karna and Dussasana made him desist</text:p>
      <text:p text:style-name="Standard">from this unworthy act and took him back to the city.</text:p>
      <text:p text:style-name="Standard">Once, when the Pandavas had gone out hunting, Duryodhana’s brotherin-</text:p>
      <text:p text:style-name="Standard">law, Jayadratha, passed by. Seeing Draupadi at the door of their</text:p>
      <text:p text:style-name="Standard">ashrama, he was smitten by her beauty and forcibly abducted her in his</text:p>
      <text:p text:style-name="Standard">chariot. The Pandavas returned and gave chase. Though Jayadratha’s</text:p>
      <text:p text:style-name="Standard">forces were formidable, they were no match for the fury of the Pandavas.</text:p>
      <text:p text:style-name="Standard">Bhima was all set to stamp him to death like a viper, but Arjuna dissuaded</text:p>
      <text:p text:style-name="Standard">him and reminded him that he was the husband of Dussala, Duryodhana’s</text:p>
      <text:p text:style-name="Standard">little sister, and should be spared.</text:p>
      <text:p text:style-name="Standard">Jayadratha was too ashamed to return to his city. He remained in the</text:p>
      <text:p text:style-name="Standard">forest, did intense tapasya to Lord Shiva, and asked him for the boon of</text:p>
      <text:p text:style-name="Standard">being able to vanquish the Pandavas.</text:p>
      <text:p text:style-name="Standard">Lord Shiva replied, “You will never be able to vanquish the Pandavas,</text:p>
      <text:p text:style-name="Standard">who are protected by Lord Vishnu in his avatara as Krishna. But I will</text:p>
      <text:p text:style-name="Standard">give you this boon: that you will be able to do them some grave injury.”</text:p>
      <text:p text:style-name="Standard">Jayadratha had to be satisfied with this, and he returned to his city</text:p>
      <text:p text:style-name="Standard">determined to do some harm to the Pandavas, forgetting the fact that he</text:p>
      <text:p text:style-name="Standard">was the one who had wronged them.</text:p>
      <text:p text:style-name="Standard">In their twelfth year of exile, the Pandavas were tested severely by</text:p>
      <text:p text:style-name="Standard">Yamadharma, Yudhishtira’s father, the god of righteousness. He created a</text:p>
      <text:p text:style-name="Standard">poisoned lake to which the brothers went for water, and all four of the</text:p>
      <text:p text:style-name="Standard">younger ones died by drinking the water. At last, Yudhishtira went to find</text:p>
      <text:p text:style-name="Standard">out what happened and saw them all lying dead on the shore of the lake. A</text:p>
      <text:p text:style-name="Standard">voice from the lake informed him of how they had died and offered to</text:p>
      <text:p text:style-name="Standard">bring them back, provided he answer the questions that were put to him.</text:p>
      <text:p text:style-name="Standard">Yudhishtira agreed, and the yaksha (a celestial being), began questioning</text:p>
      <text:p text:style-name="Standard">him on every aspect of ethics and righteousness, all of which Yudhishtira</text:p>
      <text:p text:style-name="Standard">answered perfectly. Some of the questions are worth noting.</text:p>
      <text:p text:style-name="Standard">“What makes a Brahmin?”</text:p>
      <text:p text:style-name="Standard">“Virtue and good behavior, not birth or education.”</text:p>
      <text:p text:style-name="Standard">“What is the most surprising thing in the world?”</text:p>
      <text:p text:style-name="Standard">“The fact that day after day everyone sees death occurring, yet all of us</text:p>
      <text:p text:style-name="Standard">feel that we will never die.”</text:p>
      <text:p text:style-name="Standard">“Who is the one who can be called wealthy?”</text:p>
      <text:p text:style-name="Standard">“The one who treats alike happiness and sorrow, pain and pleasure, loss</text:p>
      <text:p text:style-name="Standard">and gain, past and future.”</text:p>
      <text:p text:style-name="Standard">Thus, Yudhishtira answered many such questions, put by the yaksha,</text:p>
      <text:p text:style-name="Standard">with wisdom and humility, for he knew that the lives of his brothers</text:p>
      <text:p text:style-name="Standard"><text:soft-page-break/>depended on his answers. At last, the voice said, “I’m pleased with your</text:p>
      <text:p text:style-name="Standard">answers, and I shall grant you the life of one of your brothers. Whom shall</text:p>
      <text:p text:style-name="Standard">it be?” Unhesitatingly, Yudhishtira asked for Nakula’s life.</text:p>
      <text:p text:style-name="Standard">The voice enquired, “Why do you not ask for the life of Bhima or</text:p>
      <text:p text:style-name="Standard">Arjuna, who are your own brothers?”</text:p>
      <text:p text:style-name="Standard">Yudhishtira replied calmly, “I cannot swerve from dharma even for the</text:p>
      <text:p text:style-name="Standard">sake of affection. Among my mother’s sons, at least I am alive. To balance</text:p>
      <text:p text:style-name="Standard">this, let one of the sons of my stepmother, Madri, also be brought to life.”</text:p>
      <text:p text:style-name="Standard">The voice now materialized itself as Yamadharma, the god of death and</text:p>
      <text:p text:style-name="Standard">righteousness. In order to test the integrity of his son, he had devised the</text:p>
      <text:p text:style-name="Standard">poisoned lake, and he was extremely pleased by the answers given by</text:p>
      <text:p text:style-name="Standard">Yudhishtira. He restored all his brothers to him and said, “I assure you that</text:p>
      <text:p text:style-name="Standard">no one will recognize you in your thirteenth year of exile. But remember</text:p>
      <text:p text:style-name="Standard">that both victory and righteousness will ever prevail wherever Lord</text:p>
      <text:p text:style-name="Standard">Krishna is, so you must follow him in all things.”</text:p>
      <text:p text:style-name="Standard">Thus, their twelfth year of exile came to a dramatic conclusion.</text:p>
      <text:p text:style-name="Standard">Yudhishtira sent off his retinue of servants and followers to Dwaraka and</text:p>
      <text:p text:style-name="Standard">his preceptor Dhaumya to Drupada, for he did not want any of them to</text:p>
      <text:p text:style-name="Standard">know of their whereabouts. The brothers discussed the matter among</text:p>
      <text:p text:style-name="Standard">themselves and decided to spend their thirteenth year incognito in the city</text:p>
      <text:p text:style-name="Standard">of Upaplavya, at the court of Virata, king of the country of Matsya. Each</text:p>
      <text:p text:style-name="Standard">one chose a disguise and an occupation fitting to his temperament.</text:p>
      <text:p text:style-name="Standard">Yudhishtira, the true Brahmin, called himself Kanka, a Brahmin who was</text:p>
      <text:p text:style-name="Standard">skilled in the art of dice playing and decided to become a courtier. Bhima</text:p>
      <text:p text:style-name="Standard">chose to call himself Valahala, a person skilled in the culinary arts, and</text:p>
      <text:p text:style-name="Standard">apply for the post of cook at the palace. In his spare time, he could amuse</text:p>
      <text:p text:style-name="Standard">people by wrestling. Arjuna utilized Urvasi’s curse, which turned out to be</text:p>
      <text:p text:style-name="Standard">a blessing, for he could go as a eunuch called Brahannala to teach music</text:p>
      <text:p text:style-name="Standard">and dancing to the king’s daughter, Uttara. Nakula, who was skilled in the</text:p>
      <text:p text:style-name="Standard">equestrian arts, took the name of Damagranthi. He could tame the king’s</text:p>
      <text:p text:style-name="Standard">horses and proposed to become master of the stable. Sahadeva, who was an</text:p>
      <text:p text:style-name="Standard">expert on cattle, called himself Tantripala and applied for a post in the</text:p>
      <text:p text:style-name="Standard">king’s dairy. Draupadi had perforce to take on the occupation of the</text:p>
      <text:p text:style-name="Standard">queen’s companion and dresser and called herself Sairandhri. Having</text:p>
      <text:p text:style-name="Standard">decided on their plans, they concealed their weapons inside the hide of a</text:p>
      <text:p text:style-name="Standard">dead cow and hid the bundle on top of a tree in the middle of a burial</text:p>
      <text:p text:style-name="Standard">ground so that inquisitive eyes would not dare to probe too closely.</text:p>
      <text:p text:style-name="Standard">They took a fond farewell of each other and proceeded to the city of</text:p>
      <text:p text:style-name="Standard">Upaplavya separately. They were easily accepted by the king in their new</text:p>
      <text:p text:style-name="Standard">identities. Sudeshna, the queen, was at first reluctant to accept Draupadi,</text:p>
      <text:p text:style-name="Standard">for she was frightened that her husband might fall a victim to her charms.</text:p>
      <text:p text:style-name="Standard">But the latter said that she was an expert in all matters pertaining to a</text:p>
      <text:p text:style-name="Standard">lady’s toilette and gave the name of Satyabhama, Lord Krishna’s wife, as</text:p>
      <text:p text:style-name="Standard">reference. She also hinted that she was married to five gandharvas who</text:p>
      <text:p text:style-name="Standard">would have no compunction in throttling the life out of anyone who dared</text:p>
      <text:p text:style-name="Standard">to molest her. Thus, having set the queen’s mind at rest, Draupadi was</text:p>
      <text:p text:style-name="Standard">employed.</text:p>
      <text:p text:style-name="Standard">Though Virata was the king of Matsya, all power was vested in the hands</text:p>
      <text:p text:style-name="Standard">of his commander-in-chief, Kichaka, who was also his brotherin-law, the</text:p>
      <text:p text:style-name="Standard">younger brother of his queen. Since he was an expert in warfare, all</text:p>
      <text:p text:style-name="Standard">kingdoms including that of the Kurus treated him with respect and fear.</text:p>
      <text:p text:style-name="Standard">During the first ten months of the Pandavas’ stay, Kichaka had been away</text:p>
      <text:p text:style-name="Standard"><text:soft-page-break/>on one of his numerous military expeditions. As soon as he returned, he</text:p>
      <text:p text:style-name="Standard">went to his sister’s apartments loaded with gifts for her. Unfortunately, he</text:p>
      <text:p text:style-name="Standard">set his eyes on Draupadi and was smitten by her charms. But all his</text:p>
      <text:p text:style-name="Standard">persuasions failed to entice the “maid,” whom he expected to be an easy</text:p>
      <text:p text:style-name="Standard">prey. Poor Draupadi had to suffer innumerable insults from him. He</text:p>
      <text:p text:style-name="Standard">refused to take no for an answer, as he could not believe that a mere</text:p>
      <text:p text:style-name="Standard">maidservant could be totally impervious to his wealth and personal charm.</text:p>
      <text:p text:style-name="Standard">At last, unable to bear it any longer, she appealed to Bhima to save her.</text:p>
      <text:p text:style-name="Standard">They concocted a plan. Panchali invited Kichaka to visit her in the night</text:p>
      <text:p text:style-name="Standard">in a certain room. Kichaka was thrilled to find that at last the citadel had</text:p>
      <text:p text:style-name="Standard">fallen, as he had fully expected. He went attired in all his finery, but</text:p>
      <text:p text:style-name="Standard">Bhima had taken Draupadi’s place, and instead of two soft arms, he found</text:p>
      <text:p text:style-name="Standard">two hands of steel, gripping him in a stranglehold from which he could not</text:p>
      <text:p text:style-name="Standard">escape alive. The next morning, everyone was horrified to find Kichaka</text:p>
      <text:p text:style-name="Standard">dead and questioned Draupadi, who hinted that the deed might have been</text:p>
      <text:p text:style-name="Standard">done by her gandharva husbands, since the queen had refused to help her.</text:p>
      <text:p text:style-name="Standard">The year was coming to an end, and Duryodhana began to get desperate,</text:p>
      <text:p text:style-name="Standard">for his spies had been unable to discover the Pandavas’ whereabouts. It</text:p>
      <text:p text:style-name="Standard">was at this time that he got news that Kichaka, the invincible general of</text:p>
      <text:p text:style-name="Standard">the land of Matsya, had been strangled to death by an unknown assailant,</text:p>
      <text:p text:style-name="Standard">on account of a woman. Duryodhana was jubilant when he heard this, for</text:p>
      <text:p text:style-name="Standard">he was sure that the assailant could be none other than Bhima. He made a</text:p>
      <text:p text:style-name="Standard">pact with his allies, the Trigartas, and they decided to make a combined</text:p>
      <text:p text:style-name="Standard">raid on the kingdom of Matsya to steal Virata’s prize cattle. Now that</text:p>
      <text:p text:style-name="Standard">Kichaka, the commander-inchief of the army, was dead, the country was</text:p>
      <text:p text:style-name="Standard">defenseless. The Trigatas were to charge from the south and lure Virata’s</text:p>
      <text:p text:style-name="Standard">army away, while the Kauravas approached from the north and stole the</text:p>
      <text:p text:style-name="Standard">cattle. Duryodhana was sure that he would be able to unmask the</text:p>
      <text:p text:style-name="Standard">Pandavas, who would undoubtedly come to the aid of their benefactor,</text:p>
      <text:p text:style-name="Standard">King Virata.</text:p>
      <text:p text:style-name="Standard">The attack from the south threw the king into a panic, but Yudhishtira</text:p>
      <text:p text:style-name="Standard">offered to go with the cook, the master of the stable, and the keeper of the</text:p>
      <text:p text:style-name="Standard">cattle in order to repulse the Trigartas. Virata was persuaded to lend them</text:p>
      <text:p text:style-name="Standard">some armor, and the entire army went with them, defeating the enemy</text:p>
      <text:p text:style-name="Standard">easily. In the meantime, as planned, the Kauravas were attacking from the</text:p>
      <text:p text:style-name="Standard">north, and this news was brought to a city peopled by women and children</text:p>
      <text:p text:style-name="Standard">alone. This time, Draupadi came to the rescue and advised the queen to</text:p>
      <text:p text:style-name="Standard">entrust her young son, Uttara Kumara, into the capable hands of the</text:p>
      <text:p text:style-name="Standard">dancing teacher Brahannala, who she claimed was an excellent charioteer.</text:p>
      <text:p text:style-name="Standard">“With him wielding the reins, your son will surely defeat the invaders,”</text:p>
      <text:p text:style-name="Standard">said Draupadi.</text:p>
      <text:p text:style-name="Standard">After a show of reluctance, Arjuna consented to drive the chariot for the</text:p>
      <text:p text:style-name="Standard">young prince, and the two set off in great haste to the north. The</text:p>
      <text:p text:style-name="Standard">fainthearted prince had to be forced to accompany him. But as soon as</text:p>
      <text:p text:style-name="Standard">they left the city gates, Arjuna exchanged places with him and told him to</text:p>
      <text:p text:style-name="Standard">have no fear, for he would do the fighting, provided the prince charioted</text:p>
      <text:p text:style-name="Standard">him properly. This the prince agreed to do. So Arjuna took him to the tree</text:p>
      <text:p text:style-name="Standard">where the weapons had been hidden and took out his bow, Gandiva, and his</text:p>
      <text:p text:style-name="Standard">quiver of inexhaustible arrows. It is said that the day on which Arjuna</text:p>
      <text:p text:style-name="Standard">retrieved his bow was Vijayadasami day, the victorious tenth day of the</text:p>
      <text:p text:style-name="Standard">yearly worship of the goddess Durga. The day also marked the end of their</text:p>
      <text:p text:style-name="Standard">thirteenth year of exile.</text:p>
      <text:p text:style-name="Standard"><text:soft-page-break/>Thus armed, they proceeded toward the north, where the cattle rustlers</text:p>
      <text:p text:style-name="Standard">were rounding up the prize cattle. Uttara Kumara quaked with fear when</text:p>
      <text:p text:style-name="Standard">he saw the advancing host, but Arjuna bolstered up his courage and told</text:p>
      <text:p text:style-name="Standard">him to drive on. Like an avenging angel, Arjuna fell upon the Kuru hordes,</text:p>
      <text:p text:style-name="Standard">who recognized him despite his strange garb. Seated in the chariot driven</text:p>
      <text:p text:style-name="Standard">by the trembling prince, Arjuna wrought havoc in the ranks of the</text:p>
      <text:p text:style-name="Standard">marauding army and rescued the cattle. He fought with the full fury of a</text:p>
      <text:p text:style-name="Standard">man wronged, and the Kauravas were forced to retreat. Duryodhana turned</text:p>
      <text:p text:style-name="Standard">tail and fled, but Arjuna pursued him, taunted him with cowardice, and</text:p>
      <text:p text:style-name="Standard">forced him to fight. He was severely wounded. Arjuna desisted from</text:p>
      <text:p text:style-name="Standard">killing him, for he was reserving him for Bhima, but in order to humble</text:p>
      <text:p text:style-name="Standard">his pride, he knocked off Duryodhana’s crown.</text:p>
      <text:p text:style-name="Standard">Duryodhana shouted at him, “All of you will have to go back into the</text:p>
      <text:p text:style-name="Standard">forest for another thirteen years, for I have discovered you!”</text:p>
      <text:p text:style-name="Standard">Arjuna flung back, “Consult your elders. They will confirm that the</text:p>
      <text:p text:style-name="Standard">stipulated period of thirteen years ended an hour ago. But do not be afraid;</text:p>
      <text:p text:style-name="Standard">I shall spare your life since I do not kill cowards in flight. Moreover, my</text:p>
      <text:p text:style-name="Standard">brother Bhima has sworn to kill you!”</text:p>
      <text:p text:style-name="Standard">Now Karna came forward and challenged him, but Arjuna forced him to</text:p>
      <text:p text:style-name="Standard">admit defeat and Karna had to retreat.</text:p>
      <text:p text:style-name="Standard">Thus, having routed the Kuru army, the victorious pair drove back to the</text:p>
      <text:p text:style-name="Standard">tree, where Arjuna replaced the weapons. They then drove back to the</text:p>
      <text:p text:style-name="Standard">palace. The king was quite bewildered by the extraordinary happenings of</text:p>
      <text:p text:style-name="Standard">the day. He congratulated his young son on his brilliant victory, but the</text:p>
      <text:p text:style-name="Standard">prince confessed that it was the dancing master who had saved the day!</text:p>
      <text:p text:style-name="Standard">This puzzled the king even further, so Yudhishtira explained the whole</text:p>
      <text:p text:style-name="Standard">story to him. The king was very happy that he had unwittingly provided a</text:p>
      <text:p text:style-name="Standard">haven for the famous Pandavas. He offered to give his daughter, Uttara, in</text:p>
      <text:p text:style-name="Standard">marriage to Arjuna, but the latter refused the offer, since she was his pupil</text:p>
      <text:p text:style-name="Standard">and was thus in the position of a daughter to him. However, in order to</text:p>
      <text:p text:style-name="Standard">cement the alliance with the Matsya kingdom, he accepted her as a</text:p>
      <text:p text:style-name="Standard">daughter-in-law and bride for his son, Abhimanyu, the nephew of Lord</text:p>
      <text:p text:style-name="Standard">Krishna. This offer was joyfully received, and a message was sent to</text:p>
      <text:p text:style-name="Standard">Dwaraka. Abhimanyu was a handsome youth and a brilliant archer, and he</text:p>
      <text:p text:style-name="Standard">came, accompanied by Krishna and the other Yadavas.</text:p>
      <text:p text:style-name="Standard">The Pandavas went with Virata to the outskirts of the city to welcome</text:p>
      <text:p text:style-name="Standard">Krishna and Balarama. They fell at his feet and said, “By your grace, O</text:p>
      <text:p text:style-name="Standard">Lord, we have finished the thirteen years. You are our sole refuge. We will</text:p>
      <text:p text:style-name="Standard">do whatever you want us to do. You mean everything to us.” Krishna was</text:p>
      <text:p text:style-name="Standard">overcome with pity when he looked at his dear cousins. He lifted up the</text:p>
      <text:p text:style-name="Standard">weeping Draupadi, dried her tears, and told her, “O Panchali, do not weep.</text:p>
      <text:p text:style-name="Standard">The time for tears is over. The day is near when smiles should come back</text:p>
      <text:p text:style-name="Standard">to your face. I will set about fulfilling the promise I made in the Kamyaka</text:p>
      <text:p text:style-name="Standard">forest, thirteen years ago.”</text:p>
      <text:p text:style-name="Standard">The Pandavas had thus patiently and brilliantly gone through their</text:p>
      <text:p text:style-name="Standard">period of exile. They had undergone terrible hardships, but their suffering</text:p>
      <text:p text:style-name="Standard">had only helped to cleanse and purify them. They had met many great</text:p>
      <text:p text:style-name="Standard">sages and received their blessings. Arjuna had procured numerous divine</text:p>
      <text:p text:style-name="Standard">weapons. They had visited all the holy and sacred spots of Bharatavarsha</text:p>
      <text:p text:style-name="Standard">and had emerged nobler than before. They were now ready to face</text:p>
      <text:p text:style-name="Standard">whatever the fates held in store for them. They were confident that with</text:p>
      <text:p text:style-name="Standard">the help of the Lord they would be able to support the cause of</text:p>
      <text:p text:style-name="Standard"><text:soft-page-break/>righteousness and emerge victorious.</text:p>
      <text:p text:style-name="Standard">He who worships me constantly and exclusively through the</text:p>
      <text:p text:style-name="Standard">performance of his duties, knowing my presence in all beings, soon</text:p>
      <text:p text:style-name="Standard">attains steadfast devotion.</text:p>
      <text:p text:style-name="Standard">LORD KRISHNA IN UDDHAVA GITA,</text:p>
      <text:p text:style-name="Standard">SRIMAD BHAGAVATAM</text:p>
      <text:p text:style-name="Standard">Hari Aum Tat Sat</text:p>
      <text:p text:style-name="Standard">Aum Jagadeeshvaraya Namaha!</text:p>
      <text:p text:style-name="Standard">23</text:p>
      <text:p text:style-name="Standard">The Lord as Ambassador</text:p>
      <text:p text:style-name="Standard">Ananyaschintayanto Mam Ye Jana Paryupasathe,</text:p>
      <text:p text:style-name="Standard">Thesham Nityabhiyuktanam, Yogakshemam Vahamyaham.</text:p>
      <text:p text:style-name="Standard">I shall always look after the maintenance of the material and</text:p>
      <text:p text:style-name="Standard">spiritual welfare of those who think of me constantly and worship</text:p>
      <text:p text:style-name="Standard">me with single-pointed devotion.</text:p>
      <text:p text:style-name="Standard">King Virata allotted a village to the Pandavas from where they could</text:p>
      <text:p text:style-name="Standard">consult their friends and allies and decide on their future plan of action.</text:p>
      <text:p text:style-name="Standard">Yudhishtira invited Lord Krishna and his other well-wishers and requested</text:p>
      <text:p text:style-name="Standard">them to give their opinion as to how they could best proceed. Dhritarashtra</text:p>
      <text:p text:style-name="Standard">had promised to give them back their share of the kingdom as soon as they</text:p>
      <text:p text:style-name="Standard">came back from their thirteenth year of exile, but it was clear that</text:p>
      <text:p text:style-name="Standard">Duryodhana was in no mood to abide by this promise.</text:p>
      <text:p text:style-name="Standard">Lord Krishna was the first to speak. “The Pandavas and Kauravas are</text:p>
      <text:p text:style-name="Standard">equally related to us, and the course of action that we adopt must be fair</text:p>
      <text:p text:style-name="Standard">and acceptable to both sides. The Pandavas have successfully fulfilled the</text:p>
      <text:p text:style-name="Standard">terms of their exile. Hence, I aver that the Kauravas, in turn, must keep to</text:p>
      <text:p text:style-name="Standard">their part of the bargain—restore half the kingdom to them and live in</text:p>
      <text:p text:style-name="Standard">peace and harmony.”</text:p>
      <text:p text:style-name="Standard">Balarama now spoke, “In my opinion, the completion of the thirteen</text:p>
      <text:p text:style-name="Standard">years of exile entitles the Pandavas to nothing more than their freedom</text:p>
      <text:p text:style-name="Standard">and not the kingdom. Duryodhana should be persuaded gently to give half</text:p>
      <text:p text:style-name="Standard">the kingdom, but he cannot be compelled to do so, since Yudhishtira</text:p>
      <text:p text:style-name="Standard">knowingly gambled away the Pandavas’ share. Now that he has enjoyed</text:p>
      <text:p text:style-name="Standard">the whole kingdom for so long, I think it unlikely that Duryodhana will</text:p>
      <text:p text:style-name="Standard">agree to part with it.”</text:p>
      <text:p text:style-name="Standard">The furious Satyaki now jumped up and said, “I do not agree at all. Our</text:p>
      <text:p text:style-name="Standard">virtuous cousin Yudhishtira was tricked into this gambling match. Even</text:p>
      <text:p text:style-name="Standard">though he knew that Shakuni was an adept at dice, he chivalrously</text:p>
      <text:p text:style-name="Standard">accepted the challenge since he did not wish to displease his uncle, and</text:p>
      <text:p text:style-name="Standard">Dhritarashtra had promised to give back half the kingdom after the</text:p>
      <text:p text:style-name="Standard">successful completion of the exile.”</text:p>
      <text:p text:style-name="Standard">The others unanimously agreed with this, and all promised their</text:p>
      <text:p text:style-name="Standard">wholehearted support. Lord Krishna wound up the discussion: “Peace is</text:p>
      <text:p text:style-name="Standard">always preferable to war,” he said, “because in a war neither party really</text:p>
      <text:p text:style-name="Standard">wins. Only suffering results. Thousands of women become widows. What</text:p>
      <text:p text:style-name="Standard">the Pandavas lost by gambling, let them try to redeem through an</text:p>
      <text:p text:style-name="Standard">ambassador of peace and goodwill. The messenger should be soft-spoken,</text:p>
      <text:p text:style-name="Standard">patient, and full of wisdom. The sage Uluka in Virata’s court has all these</text:p>
      <text:p text:style-name="Standard">qualities, so let him be sent as an ambassador of peace. In the meantime,</text:p>
      <text:p text:style-name="Standard">let us also be prepared mentally to fight, in case Duryodhana refuses our</text:p>
      <text:p text:style-name="Standard">overtures of friendship.”</text:p>
      <text:p text:style-name="Standard">Uluka was thus sent to Hastinapura and was received by all the elders</text:p>
      <text:p text:style-name="Standard"><text:soft-page-break/>and the Kauravas. He spoke, “I come as Yudhishtira’s ambassador of peace</text:p>
      <text:p text:style-name="Standard">and goodwill. He always adheres to dharma and wants nothing that is not</text:p>
      <text:p text:style-name="Standard">rightfully his. King Dhritarashtra promised to return his share of the</text:p>
      <text:p text:style-name="Standard">kingdom, on the Pandavas’ return from exile. He asks you to keep your</text:p>
      <text:p text:style-name="Standard">promise, therefore, and let your sons and nephews live in peace. But do not</text:p>
      <text:p text:style-name="Standard">make the mistake of thinking that Yudhishtira’s love of peace stems from</text:p>
      <text:p text:style-name="Standard">cowardice. The Pandavas are invincible in war.”</text:p>
      <text:p text:style-name="Standard">Bhishma now spoke, “Uluka has indeed spoken words filled with</text:p>
      <text:p text:style-name="Standard">wisdom. The Pandavas in their goodness will forget the wrongs that have</text:p>
      <text:p text:style-name="Standard">been done to them, as well as their terrible oaths. Their term of exile was</text:p>
      <text:p text:style-name="Standard">fully over before Arjuna revealed himself during the cattle raid. They now</text:p>
      <text:p text:style-name="Standard">have strong allies. It is best, therefore, that we should keep our side of the</text:p>
      <text:p text:style-name="Standard">bargain.”</text:p>
      <text:p text:style-name="Standard">Drona, Kripa, and Vidura all supported Bhishma and urged the king and</text:p>
      <text:p text:style-name="Standard">his sons to accept the terms.</text:p>
      <text:p text:style-name="Standard">Karna now jumped up and said, “The Pandavas have no rights at all.</text:p>
      <text:p text:style-name="Standard">They are just trying to frighten us. We are more than a match for them on</text:p>
      <text:p text:style-name="Standard">the battlefield!”</text:p>
      <text:p text:style-name="Standard">Bhishma reprimanded him, “Enough of your bragging. Many times have</text:p>
      <text:p text:style-name="Standard">you boasted of defeating Arjuna, but he has defeated you twice, once at</text:p>
      <text:p text:style-name="Standard">Draupadi’s swayamvara and next at the recent cattle raid. Moreover,</text:p>
      <text:p text:style-name="Standard">remember that they are supported by the divine Lord Krishna.”</text:p>
      <text:p text:style-name="Standard">Dhritarashtra, torn between fear of the Pandavas and greed and love for</text:p>
      <text:p text:style-name="Standard">his sons, never seemed to have a mind of his own. Weakly, he told</text:p>
      <text:p text:style-name="Standard">Duryodhana to try to live amicably with his cousins.</text:p>
      <text:p text:style-name="Standard">Duryodhana, knowing his father’s lack of strength, said defiantly, “I</text:p>
      <text:p text:style-name="Standard">shall not yield to any threat! The Pandavas have no right to the kingdom,</text:p>
      <text:p text:style-name="Standard">which they gambled away voluntarily. I certainly made no promise to give</text:p>
      <text:p text:style-name="Standard">it back to them. Let them achieve on the battlefield what they could not</text:p>
      <text:p text:style-name="Standard">regain by gambling and can certainly not regain through negotiation.”</text:p>
      <text:p text:style-name="Standard">Vidura and Drona tried to instill some sense into Duryodhana, but he did</text:p>
      <text:p text:style-name="Standard">not heed them and insolently staged a walkout from the assembly. Finally,</text:p>
      <text:p text:style-name="Standard">Dhritarashtra, trying to play for time, told Uluka to tell Yudhishtira that he</text:p>
      <text:p text:style-name="Standard">would send his prime minister, Sanjaya, with his final decision. Uluka</text:p>
      <text:p text:style-name="Standard">returned with this message. Both sides realized that war was inevitable and</text:p>
      <text:p text:style-name="Standard">peace only a remote possibility, even though Yudhishtira was still hoping</text:p>
      <text:p text:style-name="Standard">for the best. Both camps started canvassing for support from all friendly</text:p>
      <text:p text:style-name="Standard">kings. Duryodhana, who had already made up his mind to fight, was the</text:p>
      <text:p text:style-name="Standard">first to approach the other kings, and he thus managed to collect eleven</text:p>
      <text:p text:style-name="Standard">akshauhinis, or divisions. The Pandavas, who were hoping till the last</text:p>
      <text:p text:style-name="Standard">moment for peace, could only muster up seven. An akshauhini consisted</text:p>
      <text:p text:style-name="Standard">of two thousand elephants, four thousand chariots, eight thousand</text:p>
      <text:p text:style-name="Standard">cavalrymen, and twenty thousand foot soldiers.</text:p>
      <text:p text:style-name="Standard">It may be wondered why the Lord did not will Duryodhana into agreeing</text:p>
      <text:p text:style-name="Standard">for peace. As has been said before, human beings are free to experience</text:p>
      <text:p text:style-name="Standard">the effects of their past karma, and the Divine will not deliberately thwart</text:p>
      <text:p text:style-name="Standard">the exercising of their free will. Of course, the Lord did his best to make</text:p>
      <text:p text:style-name="Standard">Duryodhana listen to reason, as will be seen, but when he refused to do so,</text:p>
      <text:p text:style-name="Standard">it became apparent that the course of dharma was at cross-purposes with</text:p>
      <text:p text:style-name="Standard">that of peace. Therefore, war became a necessity.</text:p>
      <text:p text:style-name="Standard">Shakuni was fully aware of Krishna’s prowess and urged Duryodhana to</text:p>
      <text:p text:style-name="Standard">go to Dwaraka to solicit his support. Yudhishtira dispatched Arjuna to</text:p>
      <text:p text:style-name="Standard"><text:soft-page-break/>Dwaraka at the same time for the same purpose, since it was necessary to</text:p>
      <text:p text:style-name="Standard">make a formal request for the Yadava forces. It so happened that the</text:p>
      <text:p text:style-name="Standard">cousins arrived at the same time at Dwaraka.</text:p>
      <text:p text:style-name="Standard">The all-knowing Lord was prepared to meet them. He retired to his</text:p>
      <text:p text:style-name="Standard">couch and informed his attendants that he was not to be disturbed. A seat</text:p>
      <text:p text:style-name="Standard">was placed at the foot of the bed and one at the head. Duryodhana arrived a</text:p>
      <text:p text:style-name="Standard">few seconds before Arjuna, and thinking Krishna to be asleep, he took the</text:p>
      <text:p text:style-name="Standard">seat at the head of the couch, as befitting a great monarch. Arjuna came in</text:p>
      <text:p text:style-name="Standard">soon after and stood patiently at the feet of the Lord, meditating on him.</text:p>
      <text:p text:style-name="Standard">Naturally, when Krishna opened his eyes, he saw Arjuna first. “Ah,</text:p>
      <text:p text:style-name="Standard">Arjuna! What brings you here?” he asked.</text:p>
      <text:p text:style-name="Standard">At this, Duryodhana loudly announced his presence, so Krishna turned to</text:p>
      <text:p text:style-name="Standard">him and said, “Are you also here? To what do I owe the honor of these</text:p>
      <text:p text:style-name="Standard">visits?”</text:p>
      <text:p text:style-name="Standard">Duryodhana declared, “I have come to ask for your help in the</text:p>
      <text:p text:style-name="Standard">impending war. Both Arjuna and I are equally related to you, but since I</text:p>
      <text:p text:style-name="Standard">was the first to arrive, you should pledge your support to me.”</text:p>
      <text:p text:style-name="Standard">The Lord smilingly replied, “I do not doubt your word, O King, that you</text:p>
      <text:p text:style-name="Standard">were the first to arrive, but it so happened that I saw the son of Kunti first.</text:p>
      <text:p text:style-name="Standard">But have no fear. I shall undoubtedly lend my support to both of you, since</text:p>
      <text:p text:style-name="Standard">I am equally related to both, as you have just claimed. Satyaki is</text:p>
      <text:p text:style-name="Standard">determined to support the Pandavas, and I do not know what my elder</text:p>
      <text:p text:style-name="Standard">brother intends to do. For my own part, I can promise to give the Yadava</text:p>
      <text:p text:style-name="Standard">army led by Kritavarma to one side, while I myself go to the other.”</text:p>
      <text:p text:style-name="Standard">Duryodhana interrupted before Arjuna could open his mouth. “That is</text:p>
      <text:p text:style-name="Standard">not fair. Everyone knows of your superhuman feats. The side you fight on</text:p>
      <text:p text:style-name="Standard">will surely win, so you should promise not to take up arms during the</text:p>
      <text:p text:style-name="Standard">battle.”</text:p>
      <text:p text:style-name="Standard">Krishna looked highly amused at this unfair suggestion, and he</text:p>
      <text:p text:style-name="Standard">laughingly turned to Arjuna and gave him first choice. “Choose, O mightyarmed</text:p>
      <text:p text:style-name="Standard">one! Do you want me alone and unarmed or do you want the crack</text:p>
      <text:p text:style-name="Standard">regiment of the Yadava forces led by our general Kritavarma? The first</text:p>
      <text:p text:style-name="Standard">choice is yours, for I have seen you first. Moreover you are the younger of</text:p>
      <text:p text:style-name="Standard">the two.”</text:p>
      <text:p text:style-name="Standard">Arjuna unhesitatingly chose the Lord, and Duryodhana, equally happy,</text:p>
      <text:p text:style-name="Standard">accepted the army. He had a few anxious moments while Krishna was</text:p>
      <text:p text:style-name="Standard">speaking and before Arjuna made his choice, but the Pandavas were</text:p>
      <text:p text:style-name="Standard">always quixotic and never knew how to grab an opportunity! He took a</text:p>
      <text:p text:style-name="Standard">hasty farewell of both of them and went to solicit the support of his guru,</text:p>
      <text:p text:style-name="Standard">Balarama, before Arjuna could approach him. Actually, he was quite</text:p>
      <text:p text:style-name="Standard">certain that Balarama would side with him, but he was doomed to</text:p>
      <text:p text:style-name="Standard">disappointment, for Balarama refused to fight on either side. “I cannot</text:p>
      <text:p text:style-name="Standard">fight against Krishna, who will be on the side of the Pandavas, and I</text:p>
      <text:p text:style-name="Standard">cannot fight against you, so in the case of war being declared, I shall go on</text:p>
      <text:p text:style-name="Standard">a pilgrimage. I hope you will fight according to the Kshatriya code of</text:p>
      <text:p text:style-name="Standard">conduct that I have taught you.”</text:p>
      <text:p text:style-name="Standard">After Duryodhana had left, Krishna asked Arjuna, “Why did you choose</text:p>
      <text:p text:style-name="Standard">me when you knew I was not going to fight?”</text:p>
      <text:p text:style-name="Standard">Arjuna replied, “My Lord, I only want you beside me, driving my</text:p>
      <text:p text:style-name="Standard">chariot. Then I can face the entire world and even the celestials</text:p>
      <text:p text:style-name="Standard">themselves!”</text:p>
      <text:p text:style-name="Standard">Krishna smiled and blessed him, and thus it came to pass that though the</text:p>
      <text:p text:style-name="Standard"><text:soft-page-break/>Lord did not take up arms during the war, he took the reins of Arjuna’s</text:p>
      <text:p text:style-name="Standard">chariot into his capable hands and led the Pandavas to victory, in the great</text:p>
      <text:p text:style-name="Standard">Mahabharata war that was to come.</text:p>
      <text:p text:style-name="Standard">Now Dhritarashtra sent Sanjaya to the Pandavas with his final decision,</text:p>
      <text:p text:style-name="Standard">as he had promised, and made a last desperate attempt to seize the</text:p>
      <text:p text:style-name="Standard">kingdom for his sons without shedding their blood. Sanjaya went to the</text:p>
      <text:p text:style-name="Standard">Pandava Assembly and read out the message: “War is a terrible thing and</text:p>
      <text:p text:style-name="Standard">both parties will suffer. My sons are obstinate, but why do you, O</text:p>
      <text:p text:style-name="Standard">Pandavas, who follow the path of righteousness, not strive for peace?</text:p>
      <text:p text:style-name="Standard">Spiritual pursuits are more profitable than material prosperity, and it ill</text:p>
      <text:p text:style-name="Standard">becomes persons of your worth to fight for the sake of a kingdom. Far</text:p>
      <text:p text:style-name="Standard">better for you to go and stay at Dwaraka as Lord Krishna’s guests than give</text:p>
      <text:p text:style-name="Standard">cause for a family feud.”</text:p>
      <text:p text:style-name="Standard">This remarkable speech on the quality of renunciation was heard with</text:p>
      <text:p text:style-name="Standard">amazement by all those present. Even Yudhishtira felt that this was</text:p>
      <text:p text:style-name="Standard">another stratagem by the wily king to grab the whole kingdom for his sons</text:p>
      <text:p text:style-name="Standard">without jeopardizing their lives, for he feared the wrath of the Pandavas in</text:p>
      <text:p text:style-name="Standard">battle. Instead of getting his sons to see reason, he was playing on</text:p>
      <text:p text:style-name="Standard">Yudhishtira’s love for dharma, which bordered almost on weakness.</text:p>
      <text:p text:style-name="Standard">Turning to Krishna, Yudhishtira spoke, “Weighing my own opinion, as</text:p>
      <text:p text:style-name="Standard">well as that of my brothers, I can come to no final decision. I know not my</text:p>
      <text:p text:style-name="Standard">dharma in this situation. Therefore, abandoning all dharmas, I take refuge</text:p>
      <text:p text:style-name="Standard">at your lotus feet. I shall abide by your decision.”</text:p>
      <text:p text:style-name="Standard">Very soon after, the Lord was to give the same advice to Arjuna on the</text:p>
      <text:p text:style-name="Standard">battlefield of Kurukshetra, but Yudhishtira forestalled him. Torn between</text:p>
      <text:p text:style-name="Standard">his love for peace and his desire to follow Kshatriya Dharma, which urged</text:p>
      <text:p text:style-name="Standard">him to fight this righteous war, he placed the entire responsibility of the</text:p>
      <text:p text:style-name="Standard">decision at the feet of the Lord and made a complete surrender of his ego.</text:p>
      <text:p text:style-name="Standard">Krishna was filled with admiration for this great soul who was prepared to</text:p>
      <text:p text:style-name="Standard">live in humiliation for the sake of peace. But the Lord never forsook those</text:p>
      <text:p text:style-name="Standard">who took refuge in him, and even if they did not want to avenge their</text:p>
      <text:p text:style-name="Standard">wrongs, he saw to it that their wrongs were avenged.</text:p>
      <text:p text:style-name="Standard">Turning to Sanjaya, Krishna spoke on Yudhishtira’s behalf, “A thief who</text:p>
      <text:p text:style-name="Standard">steals wealth unseen and one who seizes it in open daylight are both to be</text:p>
      <text:p text:style-name="Standard">condemned, O Sanjaya! What is the difference between such a one and the</text:p>
      <text:p text:style-name="Standard">sons of Dhritarashtra? The Pandavas’ share is indisputable. Why should</text:p>
      <text:p text:style-name="Standard">they submit meekly and watch while that share is seized by the avaricious</text:p>
      <text:p text:style-name="Standard">Kauravas? Why should they be forced to accept my hospitality when they</text:p>
      <text:p text:style-name="Standard">have a kingdom of their own? A paternal kingdom is surely preferable to</text:p>
      <text:p text:style-name="Standard">sovereignty received from friends. When the daughter of Drupada, of fair</text:p>
      <text:p text:style-name="Standard">fame and unsullied reputation, was seized by Dussasana, all the Kurus, the</text:p>
      <text:p text:style-name="Standard">young and old, were present. You yourself were present, O Sanjaya! Yet</text:p>
      <text:p text:style-name="Standard">what stopped you from propounding your views on righteousness and</text:p>
      <text:p text:style-name="Standard">morality then? When Karna insultingly asked Draupadi to choose one of</text:p>
      <text:p text:style-name="Standard">the Kauravas as her husband, why did you not protest? When the sons of</text:p>
      <text:p text:style-name="Standard">his brother departed to the forest, clad in bark, why did the old king feel no</text:p>
      <text:p text:style-name="Standard">sorrow? But now, when the time has come to redeem his pledge and return</text:p>
      <text:p text:style-name="Standard">their kingdom, he talks of mercy and uprightness! Is he still bent on</text:p>
      <text:p text:style-name="Standard">watering this mighty tree of evil passions of which his son, Duryodhana, is</text:p>
      <text:p text:style-name="Standard">the trunk, Shakuni its branches, the Kauravas its blossoms, Karna its fruit,</text:p>
      <text:p text:style-name="Standard">and he himself its roots? Yudhishtira, on the other hand, is a big tree of</text:p>
      <text:p text:style-name="Standard">righteousness. Arjuna is its trunk, Bhima its branches, the sons of Madri</text:p>
      <text:p text:style-name="Standard"><text:soft-page-break/>its flowers and fruits, and I myself, with all dharma at my command, its</text:p>
      <text:p text:style-name="Standard">mighty roots. Tell the king that the sons of Pandu are as ready now as they</text:p>
      <text:p text:style-name="Standard">ever were to wait on him, if he chooses to follow the code of dharma. Let</text:p>
      <text:p text:style-name="Standard">him choose! Let him give back their patrimony and thus bring about</text:p>
      <text:p text:style-name="Standard">peace, or let him banish them and thus opt for war. In the meantime, I shall</text:p>
      <text:p text:style-name="Standard">make a last bid for peace, since I know that Yudhishtira wants it. I myself</text:p>
      <text:p text:style-name="Standard">will come to Hastinapura and try to make the king see reason!”</text:p>
      <text:p text:style-name="Standard">Hearing this, Sanjaya departed and faithfully reported what had</text:p>
      <text:p text:style-name="Standard">transpired and advised the king to act firmly and wisely. He also warned</text:p>
      <text:p text:style-name="Standard">him about the might of the Pandavas, aided as they were by Lord Krishna,</text:p>
      <text:p text:style-name="Standard">hoping that fear would act as a deterrent where wise counsel failed.</text:p>
      <text:p text:style-name="Standard">Vidura, his stepbrother, whose sayings were famous for their wisdom, as</text:p>
      <text:p text:style-name="Standard">well as Bhishma and Drona, all advised him, but still the king wavered.</text:p>
      <text:p text:style-name="Standard">When he heard that Krishna was coming as envoy to the Pandavas, he</text:p>
      <text:p text:style-name="Standard">immediately started to make preparations to welcome him in a grand</text:p>
      <text:p text:style-name="Standard">manner, thus hoping to win him over to his side. Vidura advised him not to</text:p>
      <text:p text:style-name="Standard">make a fool of himself, for Krishna was capable of sifting the chaff of</text:p>
      <text:p text:style-name="Standard">ostentation from the wheat of devotion, but the king was determined to</text:p>
      <text:p text:style-name="Standard">give it a try. He told Vidura, “You must personally supervise the reception</text:p>
      <text:p text:style-name="Standard">to be given to Krishna. I want to present him with many costly gifts.”</text:p>
      <text:p text:style-name="Standard">Vidura smiled scornfully. He could read his brother like a book. “I’m</text:p>
      <text:p text:style-name="Standard">really amused to hear your childish prattle. Do you think you can bribe</text:p>
      <text:p text:style-name="Standard">Krishna with your petty gifts? He is the greatest soul that has ever been</text:p>
      <text:p text:style-name="Standard">born on this Earth or will ever be born. What can you give him, who is the</text:p>
      <text:p text:style-name="Standard">Lord of all? Do not insult him, brother. If you really want to please him,</text:p>
      <text:p text:style-name="Standard">honor him by granting his wish. He is coming here in the hope of making</text:p>
      <text:p text:style-name="Standard">you and your son realize the horrors of war and admit that injustice was</text:p>
      <text:p text:style-name="Standard">done to the Pandavas. He is an envoy of peace. If you want to welcome</text:p>
      <text:p text:style-name="Standard">him, stop your preparations for war and agree to his suggestions.”</text:p>
      <text:p text:style-name="Standard">Bhishma said, “Whether he is honored or not is immaterial to Krishna.</text:p>
      <text:p text:style-name="Standard">Even if anyone were to insult him, he would overlook it. He is fighting for</text:p>
      <text:p text:style-name="Standard">truth—for righting the wrongs done to the Pandavas. If you want to please</text:p>
      <text:p text:style-name="Standard">him, do as he suggests.”</text:p>
      <text:p text:style-name="Standard">Duryodhana said, “All of you are always on the side of the Pandavas. I</text:p>
      <text:p text:style-name="Standard">have a master plan by which the Pandavas will become my slaves. I will</text:p>
      <text:p text:style-name="Standard">imprison this man and then where will they be?” Everybody was horrified</text:p>
      <text:p text:style-name="Standard">by this suggestion, but Duryodhana was already scheming with his uncle</text:p>
      <text:p text:style-name="Standard">how best to achieve this.</text:p>
      <text:p text:style-name="Standard">Before leaving for his mission of peace, Krishna discussed with the</text:p>
      <text:p text:style-name="Standard">Pandavas their line of action. Yudhishtira, as usual, championed the cause</text:p>
      <text:p text:style-name="Standard">of peace and harmony and said, “I would like to live amicably with my</text:p>
      <text:p text:style-name="Standard">cousins, as I value peace above all things.”</text:p>
      <text:p text:style-name="Standard">Krishna replied, “Though what you say is true, you have to consider the</text:p>
      <text:p text:style-name="Standard">opinions of Draupadi and your brothers.”</text:p>
      <text:p text:style-name="Standard">Bhima said, “We should demand our full share, failing which we should</text:p>
      <text:p text:style-name="Standard">fight for it. The Kauravas are well aware of my physical strength, Arjuna’s</text:p>
      <text:p text:style-name="Standard">prowess in archery, and the power of Draupadi’s tears, as well as the fact</text:p>
      <text:p text:style-name="Standard">that you, O Lord, have pledged to help us. Surely they will realize that</text:p>
      <text:p text:style-name="Standard">they cannot win the battle.”</text:p>
      <text:p text:style-name="Standard">Arjuna now spoke up, “Krishna, you know well what is going to happen,</text:p>
      <text:p text:style-name="Standard">for all things are clear before your vision. All I can say is that if we do not</text:p>
      <text:p text:style-name="Standard">make good our oaths now, when will we ever be able to do it?”</text:p>
      <text:p text:style-name="Standard"><text:soft-page-break/>Nakula continued, “We seem to have lost all sense of pride. I am for war</text:p>
      <text:p text:style-name="Standard">even though Duryodhana may be persuaded to treat us fairly as promised</text:p>
      <text:p text:style-name="Standard">by his father.” Sahadeva spoke last, “What the king has said, O Lord, may</text:p>
      <text:p text:style-name="Standard">be virtuous, but speaking for myself, after having seen the plight of the</text:p>
      <text:p text:style-name="Standard">princess of Panchala in the open assembly, my wrath can never be</text:p>
      <text:p text:style-name="Standard">appeased until I see Duryodhana slaughtered. He has committed every</text:p>
      <text:p text:style-name="Standard">dastardly crime that a man can commit against us. He has tried to kill us</text:p>
      <text:p text:style-name="Standard">by arson, drowning, murder, and deceit, and still my brother is disposed to</text:p>
      <text:p text:style-name="Standard">be forgiving. But I can never forget. Only honor can accrue to a Kshatriya</text:p>
      <text:p text:style-name="Standard">if he dies in a righteous battle. I’d rather court death on the battlefield than</text:p>
      <text:p text:style-name="Standard">lead a life of idle luxury in any one of the villages that they may bestow on</text:p>
      <text:p text:style-name="Standard">us! But what is the good of talking? You, O Lord, know everything. If you</text:p>
      <text:p text:style-name="Standard">want to stop the war you can do it, so do you act as you think fit.”</text:p>
      <text:p text:style-name="Standard">Krishna laughingly replied, “Tell me how you think I can stop the war.”</text:p>
      <text:p text:style-name="Standard">Sahadeva replied, “The solution is simple. Kill Arjuna, install Karna on</text:p>
      <text:p text:style-name="Standard">the throne, bind up Bhima, shave off Draupadi’s tresses, and allow me to</text:p>
      <text:p text:style-name="Standard">tie you up!”</text:p>
      <text:p text:style-name="Standard">Krishna was highly amused at this and said, “How do you propose to tie</text:p>
      <text:p text:style-name="Standard">me up, O Sahadeva? Even my mother Yashoda was not able to do this</text:p>
      <text:p text:style-name="Standard">when I was only a baby! So how can you do it?”</text:p>
      <text:p text:style-name="Standard">Sahadeva insisted that he could do it, so the Lord took him to a solitary</text:p>
      <text:p text:style-name="Standard">spot, took on the form of ten thousand identical Krishnas, and told him to</text:p>
      <text:p text:style-name="Standard">proceed. Sahadeva remained calm and unruffled by this spectacle, closed</text:p>
      <text:p text:style-name="Standard">his eyes, meditated on the Lord, and prayed to him, “Let me be able to</text:p>
      <text:p text:style-name="Standard">bind you, O Lord, with the rope of my eternal love and devotion to you.”</text:p>
      <text:p text:style-name="Standard">Hardly had he prayed thus when the Lord found himself bound! He said,</text:p>
      <text:p text:style-name="Standard">“Sahadeva, you have indeed discovered my weak point—that the only</text:p>
      <text:p text:style-name="Standard">thing that can bind me is the power of love. Now you may release me!”</text:p>
      <text:p text:style-name="Standard">“Not till you promise to protect us always,” said Sahadeva with a laugh</text:p>
      <text:p text:style-name="Standard">and released Krishna from his shackles.</text:p>
      <text:p text:style-name="Standard">Returning to the others, Krishna said in jest that Sahadeva had opted for</text:p>
      <text:p text:style-name="Standard">peace, which encouraged Yudhishtira to say, “O Lord, then you must go to</text:p>
      <text:p text:style-name="Standard">the Kaurava court as our ambassador and ask politely for the restoration of</text:p>
      <text:p text:style-name="Standard">our share of the kingdom. If Duryodhana refuses, ask for a small portion</text:p>
      <text:p text:style-name="Standard">of our territory. If this, too, is denied, ask for five cities for the five of us.</text:p>
      <text:p text:style-name="Standard">Ask not for just any five cities. I want Varanavata as a reminder of the</text:p>
      <text:p text:style-name="Standard">attempt to burn us alive there; I want Vrikaprashta, where they tried to</text:p>
      <text:p text:style-name="Standard">poison Bhima; Jayantha, where they cheated at dice and got our kingdom</text:p>
      <text:p text:style-name="Standard">from us; Indraprastha, which was ours by right; and the last I leave</text:p>
      <text:p text:style-name="Standard">Duryodhana to choose. If even this is denied, ask for five villages. If this</text:p>
      <text:p text:style-name="Standard">is denied, ask for five houses. And if he refuses even this, then it shall be</text:p>
      <text:p text:style-name="Standard">war.”</text:p>
      <text:p text:style-name="Standard">Draupadi had been standing beside Krishna, listening to the arguments</text:p>
      <text:p text:style-name="Standard">of her husbands and was plunged in grief. With eyes bathed in tears and</text:p>
      <text:p text:style-name="Standard">unbound hair flowing in luxurious abundance, she addressed him, “O</text:p>
      <text:p text:style-name="Standard">Janardana! Is there any woman on Earth as unfortunate as I am? I am the</text:p>
      <text:p text:style-name="Standard">daughter of King Drupada, sister of the mighty Dhrishtadyumna, and your</text:p>
      <text:p text:style-name="Standard">own devotee. I’m the daughter-in-law of the illustrious Pandu and the</text:p>
      <text:p text:style-name="Standard">queen of his sons, who resemble five Indras in splendor. By these five</text:p>
      <text:p text:style-name="Standard">heroes I have begotten five sons, all equally mighty. Yet, O Krishna, I was</text:p>
      <text:p text:style-name="Standard">seized by the hair, dragged into the open court, and insulted in the very</text:p>
      <text:p text:style-name="Standard">sight of my illustrious husbands. When the Pandavas sat silently beholding</text:p>
      <text:p text:style-name="Standard"><text:soft-page-break/>my agony, what would I have done if you had not come to my rescue? I</text:p>
      <text:p text:style-name="Standard">would have been stripped in public! Fie on Partha’s bowmanship, fie on</text:p>
      <text:p text:style-name="Standard">Bhima’s strength, since Duryodhana and Dussasana are still alive! If I</text:p>
      <text:p text:style-name="Standard">deserve any favor at your hands, if you have any compassion for me, O</text:p>
      <text:p text:style-name="Standard">Krishna, let your wrath be directed toward the sons of Dhritarashtra.”</text:p>
      <text:p text:style-name="Standard">With blazing eyes, she took up her curly tresses in her hand, and</text:p>
      <text:p text:style-name="Standard">approaching him, she continued, “O Pundarikaksha (lotus-eyed one), when</text:p>
      <text:p text:style-name="Standard">you go to make peace with the Kauravas, remember these tresses of mine,</text:p>
      <text:p text:style-name="Standard">which were so roughly pulled by the wicked Dussasana. At that time, my</text:p>
      <text:p text:style-name="Standard">mighty husband Bhima swore that he would tie it up with his hands stained</text:p>
      <text:p text:style-name="Standard">with the blood of that sinful wretch, and now he sits quietly and agrees to</text:p>
      <text:p text:style-name="Standard">peace! If my noble husbands refuse to fight, my aged father and his</text:p>
      <text:p text:style-name="Standard">warlike sons will avenge me in battle. My own sons, with Subhadra’s son,</text:p>
      <text:p text:style-name="Standard">Abhimanyu, at their head, will fight for my honor. What peace can this</text:p>
      <text:p text:style-name="Standard">bitter heart of mine know unless I see Dussasana’s arm severed from his</text:p>
      <text:p text:style-name="Standard">trunk? That arm that pulled my hair so cruelly! That arm that tugged my</text:p>
      <text:p text:style-name="Standard">garment and tried its best to denude me. Thirteen long years have I spent,</text:p>
      <text:p text:style-name="Standard">suffering untold hardships in the expectation of better times, holding my</text:p>
      <text:p text:style-name="Standard">wrath like a smouldering fire beneath the ashes. But now, pierced by my</text:p>
      <text:p text:style-name="Standard">husbands’ words, that heart of mine is about to break.”</text:p>
      <text:p text:style-name="Standard">So saying, she began to weep. Krishna tenderly removed her locks from</text:p>
      <text:p text:style-name="Standard">her face and wiped away her tears with his pitambara (yellow garment)</text:p>
      <text:p text:style-name="Standard">and comforted her thus: “Soon you will see, O Panchali, the women of the</text:p>
      <text:p text:style-name="Standard">Kuru race weep, as you do now. Simultaneously with your hair being</text:p>
      <text:p text:style-name="Standard">bound up, the tresses of the Kaurava women will droop down. They,</text:p>
      <text:p text:style-name="Standard">against whom your wrath is directed, have already been slain by the power</text:p>
      <text:p text:style-name="Standard">of the Lord as time. Have you forgotten the promise I made to you in the</text:p>
      <text:p text:style-name="Standard">Kamyaka forest and again at Upaplavya? At Yudhishtira’s commands,</text:p>
      <text:p text:style-name="Standard">Bhima, Arjuna, and the twins will accomplish that which has been decreed</text:p>
      <text:p text:style-name="Standard">by the Lord. Their hour has come, and if they do not listen to my words,</text:p>
      <text:p text:style-name="Standard">the sons of Dhritarashtra will surely lie on the earth and become food for</text:p>
      <text:p text:style-name="Standard">dogs and jackals. The mountains of the Himalayas may shift their site,</text:p>
      <text:p text:style-name="Standard">Earth may split into a thousand fragments, and the firmament itself with</text:p>
      <text:p text:style-name="Standard">its myriad stars may fall down, but my words will never be futile. Cease</text:p>
      <text:p text:style-name="Standard">your tears, therefore, O Panchali! I swear to you that you will soon see</text:p>
      <text:p text:style-name="Standard">your husbands crowned with every prosperity and your enemies slain on</text:p>
      <text:p text:style-name="Standard">the battlefield.”</text:p>
      <text:p text:style-name="Standard">Turning to the others, Krishna wound up the discussion. “The world</text:p>
      <text:p text:style-name="Standard">must know of the greatness of Yudhishtira and no blame should accrue to</text:p>
      <text:p text:style-name="Standard">the fair name of the Pandavas, and so I shall make one last final effort for</text:p>
      <text:p text:style-name="Standard">peace. As long as Duryodhana does not try to embody his evil thoughts</text:p>
      <text:p text:style-name="Standard">into action, there is hope for him. But on the other hand, it is not correct</text:p>
      <text:p text:style-name="Standard">for us to sit idly and tolerate adharma. If he does not agree to</text:p>
      <text:p text:style-name="Standard">Yudhishtira’s most reasonable request, we shall have to declare war. I shall</text:p>
      <text:p text:style-name="Standard">now undertake to be your ambassador at the Kaurava court and make a last</text:p>
      <text:p text:style-name="Standard">attempt to settle the dispute peacefully.”</text:p>
      <text:p text:style-name="Standard">Conchs blew and the trumpets blared as the Lord set out for Hastinapura</text:p>
      <text:p text:style-name="Standard">in his chariot studded with gems, driven by his trusted charioteer, Daruka,</text:p>
      <text:p text:style-name="Standard">and drawn by his favorite horses, Sugriya, Meghapushpa, Saibya, and</text:p>
      <text:p text:style-name="Standard">Valahaka. The two wheels of the chariot resembled the sun and the moon.</text:p>
      <text:p text:style-name="Standard">Uddhava and Satyaki accompanied him, and Arjuna went as far as the city</text:p>
      <text:p text:style-name="Standard">gates. As they entered Hastinapura, the crowds surged around to behold</text:p>
      <text:p text:style-name="Standard"><text:soft-page-break/>the living legend that he had become. It is said that not a single soul</text:p>
      <text:p text:style-name="Standard">remained at home. The old and the blind, the lame, and the sick were all</text:p>
      <text:p text:style-name="Standard">brought out to see the Lord. Feasting their eyes on his enchanting form,</text:p>
      <text:p text:style-name="Standard">they forgot their woes and returned home, restored to their normal health.</text:p>
      <text:p text:style-name="Standard">His enrapturing smile bathed them in a sea of bliss, and they could not</text:p>
      <text:p text:style-name="Standard">bear even to blink in case they missed a second of that delightful vision.</text:p>
      <text:p text:style-name="Standard">At Dhritarashtra’s orders, the entire city had been decorated to welcome</text:p>
      <text:p text:style-name="Standard">him, and many bejeweled arches had been put up. Duryodhana had given</text:p>
      <text:p text:style-name="Standard">orders that the grandest palace should be put at his disposal. He had</text:p>
      <text:p text:style-name="Standard">wanted to go personally to the city gates to receive him, but Shakuni had</text:p>
      <text:p text:style-name="Standard">stopped him, as he said it was demeaning for a mighty monarch like him</text:p>
      <text:p text:style-name="Standard">to receive a mere cowherd.</text:p>
      <text:p text:style-name="Standard">With great humility, Krishna saluted the elders, who had come to</text:p>
      <text:p text:style-name="Standard">welcome him, and politely refused the offer of the palace. He went with</text:p>
      <text:p text:style-name="Standard">his devotee Vidura to his humble dwelling. It is said that Bhishma’s</text:p>
      <text:p text:style-name="Standard">hospitality was declined because of his ego of knowledge, Drona’s because</text:p>
      <text:p text:style-name="Standard">of his ego of being a Brahmin, and Duryodhana’s because of his ego of</text:p>
      <text:p text:style-name="Standard">being a mighty monarch. Vidura alone had surrendered his ego at the</text:p>
      <text:p text:style-name="Standard">Lord’s feet.</text:p>
      <text:p text:style-name="Standard">Vidura could hardly believe that his humble abode had been chosen in</text:p>
      <text:p text:style-name="Standard">preference to the other grand mansions and danced with joy when the Lord</text:p>
      <text:p text:style-name="Standard">entered his insignificant abode. “What penance must this humble hut of</text:p>
      <text:p text:style-name="Standard">mine have done to be graced by your holy feet, which even the great sages</text:p>
      <text:p text:style-name="Standard">and gods long to have a sight of?” he said.</text:p>
      <text:p text:style-name="Standard">He shouted to his wife to come out, for the Lord had come to their</text:p>
      <text:p text:style-name="Standard">abode. She had been taking a bath, but on hearing this she rushed out</text:p>
      <text:p text:style-name="Standard">without completing her toilette and prostrated before him. She was</text:p>
      <text:p text:style-name="Standard">actually Krishna’s stepaunt, the daughter of his grandfather, Devakan, by a</text:p>
      <text:p text:style-name="Standard">sudra (servant) wife. The couple lived very frugally since they did not like</text:p>
      <text:p text:style-name="Standard">to stay in Duryodhana’s palace and receive his ungracious patronage. But</text:p>
      <text:p text:style-name="Standard">they were both totally devoted to the Lord and lived a contented life.</text:p>
      <text:p text:style-name="Standard">There was nothing in the house except some bananas to offer the Lord,</text:p>
      <text:p text:style-name="Standard">and these she lovingly put on a beautiful leaf and placed before him. In her</text:p>
      <text:p text:style-name="Standard">excitement, she forgot what she was doing and reverently fed him the</text:p>
      <text:p text:style-name="Standard">skins and threw the fruits aside! It is said that the Lord patiently ate all the</text:p>
      <text:p text:style-name="Standard">skins without a word of complaint, for anything that his devotees offered</text:p>
      <text:p text:style-name="Standard">him with love was accepted by him with relish. Vidura was in the same</text:p>
      <text:p text:style-name="Standard">bemused state and was watching the Lord’s face with joy. It was only after</text:p>
      <text:p text:style-name="Standard">the whole bunch was finished that the devoted couple realized what had</text:p>
      <text:p text:style-name="Standard">been happening. Afterward, for dinner, it is said that he ate his favorite</text:p>
      <text:p text:style-name="Standard">dish made from the leaf called bethua (a kind of spinach) that grew in</text:p>
      <text:p text:style-name="Standard">abundance around their modest house, preferring it to the sumptuous</text:p>
      <text:p text:style-name="Standard">banquet prepared for him and served on golden platters in the palace of</text:p>
      <text:p text:style-name="Standard">Duryodhana.</text:p>
      <text:p text:style-name="Standard">After dinner, they discussed the purpose of his visit. Vidura advised him</text:p>
      <text:p text:style-name="Standard">not to proceed since Duryodhana had already decided on war and was</text:p>
      <text:p text:style-name="Standard">likely to do him bodily injury if thwarted.</text:p>
      <text:p text:style-name="Standard">Krishna replied, “The learned consider him a wretch who does not strive</text:p>
      <text:p text:style-name="Standard">until the end to save a friend from an improper act. It is to serve both</text:p>
      <text:p text:style-name="Standard">parties that I have come here. If, after listening to my words, the foolish</text:p>
      <text:p text:style-name="Standard">Duryodhana does not accept them, he will be inviting his own fate. If,</text:p>
      <text:p text:style-name="Standard">without sacrificing the interests of the Pandavas, I can bring about peace</text:p>
      <text:p text:style-name="Standard"><text:soft-page-break/>among the Kurus, I will have served the purpose of dharma, and the</text:p>
      <text:p text:style-name="Standard">Kauravas themselves will be liberated from the meshes of death. But if, on</text:p>
      <text:p text:style-name="Standard">the other hand, they seek to injure me, rest assured, O noble one, that all</text:p>
      <text:p text:style-name="Standard">the kings of this Earth united together are no more a match for me than a</text:p>
      <text:p text:style-name="Standard">herd of deer before an enraged lion.”</text:p>
      <text:p text:style-name="Standard">The next morning he sent Vidura with Satyaki and Uddhava ahead of</text:p>
      <text:p text:style-name="Standard">him to the assembly hall. In the meantime Duryodhana, furious at having</text:p>
      <text:p text:style-name="Standard">his hospitality spurned, had given strict orders to the assembled people</text:p>
      <text:p text:style-name="Standard">that no one should stand up to greet the Lord when he came and that he</text:p>
      <text:p text:style-name="Standard">would set fire to the homes of any who dared to disobey him.</text:p>
      <text:p text:style-name="Standard">When the Lord walked in with his usual disarming smile, one by one</text:p>
      <text:p text:style-name="Standard">everyone rose up and prostrated, as if moved by an irresistible impulse. It</text:p>
      <text:p text:style-name="Standard">is said that Duryodhana’s throne tilted forward and propelled him toward</text:p>
      <text:p text:style-name="Standard">the Lord’s feet!</text:p>
      <text:p text:style-name="Standard">Krishna smiled and said, “I’m really moved by your devotion to me, O</text:p>
      <text:p text:style-name="Standard">Suyodhana (Duryodhana).”</text:p>
      <text:p text:style-name="Standard">After saluting the elders and greeting everyone else, he was escorted to a</text:p>
      <text:p text:style-name="Standard">jeweled seat. Unable to contain his chagrin, Duryodhana began, “It was</text:p>
      <text:p text:style-name="Standard">unkind of you, O Govinda, not to accept my hospitality. I had prepared the</text:p>
      <text:p text:style-name="Standard">best palace for you and a magnificent banquet.”</text:p>
      <text:p text:style-name="Standard">Turning his radiant eyes on him, the Lord replied, “One takes food from</text:p>
      <text:p text:style-name="Standard">the house of another only when the offer is made with love or if one is</text:p>
      <text:p text:style-name="Standard">starving and has no other recourse. At present, O King, you have not</text:p>
      <text:p text:style-name="Standard">inspired love in me by any act of yours, nor can I believe that your</text:p>
      <text:p text:style-name="Standard">invitation has been given with love, neither am I on the verge of</text:p>
      <text:p text:style-name="Standard">starvation. Without any reason, you have hated your dear and gentle</text:p>
      <text:p text:style-name="Standard">cousins, imbued with every virtue, from the very moment that you set eyes</text:p>
      <text:p text:style-name="Standard">on them. Know this, O Duryodhana, they who hate my devotees hate me as</text:p>
      <text:p text:style-name="Standard">well, for all virtuous people are my very self. Moreover, food that is</text:p>
      <text:p text:style-name="Standard">defiled by wicked thoughts is never acceptable to me. On the other hand,</text:p>
      <text:p text:style-name="Standard">the humblest fare, if offered with love, I shall joyfully partake, even if it</text:p>
      <text:p text:style-name="Standard">be only a leaf, flower, or fruit, or even a drop of water.”</text:p>
      <text:p text:style-name="Standard">He then relented and added, “You are well aware of the code of conduct</text:p>
      <text:p text:style-name="Standard">by which one cannot become the adversary of one whose hospitality he has</text:p>
      <text:p text:style-name="Standard">enjoyed. If my mission is successful, I shall be happy to accept your offer</text:p>
      <text:p text:style-name="Standard">and be your guest.”</text:p>
      <text:p text:style-name="Standard">Dhritarashtra now courteously greeted Krishna and requested him to</text:p>
      <text:p text:style-name="Standard">declare the purpose of his visit. A deep silence fell over the audience as</text:p>
      <text:p text:style-name="Standard">the Lord started to speak in a sonorous voice that filled the entire hall and</text:p>
      <text:p text:style-name="Standard">thrilled the audience to immobility.</text:p>
      <text:p text:style-name="Standard">“I have come hither so that peace may be established between the Kurus</text:p>
      <text:p text:style-name="Standard">and the Pandavas. The Pandavas have successfully completed their</text:p>
      <text:p text:style-name="Standard">thirteen years of exile. They have suffered greatly, but they are still</text:p>
      <text:p text:style-name="Standard">prepared to forget and forgive. The terrible danger that threatens to</text:p>
      <text:p text:style-name="Standard">overwhelm the entire clan of the Kurus, O King, has its origin in the</text:p>
      <text:p text:style-name="Standard">conduct of your sons. Therefore, the establishment of peace depends</text:p>
      <text:p text:style-name="Standard">entirely on you. Deprived of their father in infancy, the Pandavas look</text:p>
      <text:p text:style-name="Standard">upon you as their father. Treat them, therefore, as your sons and behave</text:p>
      <text:p text:style-name="Standard">toward them as a father. Remember they are your brother’s children, and it</text:p>
      <text:p text:style-name="Standard">is your duty to protect their interests. For the sake of virtue, profit, and</text:p>
      <text:p text:style-name="Standard">happiness (dharma, artha, and kama), O King, make peace with the</text:p>
      <text:p text:style-name="Standard">Pandavas and restrain your sons from their headstrong conduct!”</text:p>
      <text:p text:style-name="Standard"><text:soft-page-break/>Then, turning to Duryodhana, he continued. “I work for the sake of</text:p>
      <text:p text:style-name="Standard">universal good, O Duryodhana! I desire your good just as much theirs. You</text:p>
      <text:p text:style-name="Standard">hail from an illustrious race that has always adhered to dharma. You will</text:p>
      <text:p text:style-name="Standard">attain great fame and prosperity if you restore to the Pandavas that which</text:p>
      <text:p text:style-name="Standard">was promised to them thirteen years ago.”</text:p>
      <text:p text:style-name="Standard">The bards now related the story of the ancient sages Nara and Narayana,</text:p>
      <text:p text:style-name="Standard">the twin avataras of Lord Vishnu who had now taken the incarnations of</text:p>
      <text:p text:style-name="Standard">Arjuna and Krishna to establish dharma upon Earth. Hearing all this, the</text:p>
      <text:p text:style-name="Standard">old king trembled with fear for the fate of his sons and told Krishna, “My</text:p>
      <text:p text:style-name="Standard">son never listens to me or to those of his elders who try to advise him. Do</text:p>
      <text:p text:style-name="Standard">you advise him and try to make him change his mind.”</text:p>
      <text:p text:style-name="Standard">So once again with great patience, Krishna turned to Duryodhana and</text:p>
      <text:p text:style-name="Standard">tried to make him see reason. “O Duryodhana,” he said, “your father as</text:p>
      <text:p text:style-name="Standard">well as the others desire peace. Why do you not obey them? Why do you</text:p>
      <text:p text:style-name="Standard">rush headlong into something that will surely destroy your entire race? He</text:p>
      <text:p text:style-name="Standard">who rejects the words of well-meaning friends and elders, regarding them</text:p>
      <text:p text:style-name="Standard">as opposed to his interests, and instead accepts the opinions of the wicked</text:p>
      <text:p text:style-name="Standard">will only be plunged into distress. The Pandavas are willing to accept you</text:p>
      <text:p text:style-name="Standard">as yuvaraja (heir apparent) and your father as sovereign of the empire, if</text:p>
      <text:p text:style-name="Standard">you give back to them half the kingdom that is rightfully theirs. Please</text:p>
      <text:p text:style-name="Standard">listen to the counsel of your friends and bring peace to the land and</text:p>
      <text:p text:style-name="Standard">prosperity to yourself, or else be forever condemned as the exterminator of</text:p>
      <text:p text:style-name="Standard">your race.”</text:p>
      <text:p text:style-name="Standard">At this, Bhishma and Drona also urged Duryodhana to follow the Lord’s</text:p>
      <text:p text:style-name="Standard">advice, but the haughty Duryodhana could hardly contain his anger and</text:p>
      <text:p text:style-name="Standard">burst out, “The Pandavas gambled away their kingdom voluntarily.</text:p>
      <text:p text:style-name="Standard">Completion of their exile entitles them only to live as my subjects, not to</text:p>
      <text:p text:style-name="Standard">any share of the kingdom. Their father, Pandu, was made king only</text:p>
      <text:p text:style-name="Standard">because my father was blind. I am the son of the elder brother, and since</text:p>
      <text:p text:style-name="Standard">I’m not blind, the kingdom is rightfully mine. Let them live as your guests</text:p>
      <text:p text:style-name="Standard">in Dwaraka if they like.”</text:p>
      <text:p text:style-name="Standard">Shakuni encouraged him by adding, “This is the first time that I have</text:p>
      <text:p text:style-name="Standard">heard of the loser in gambling begging for the return of his lost stakes.”</text:p>
      <text:p text:style-name="Standard">Krishna sternly replied, “The gambling match was forced on</text:p>
      <text:p text:style-name="Standard">Yudhishtira, and you played on behalf of Duryodhana, which again was</text:p>
      <text:p text:style-name="Standard">quite unprecedented. Besides, in front of the entire court, the king gave a</text:p>
      <text:p text:style-name="Standard">solemn promise that half the kingdom would be returned to them. Why</text:p>
      <text:p text:style-name="Standard">should the Pandavas live on my hospitality when they are entitled to a</text:p>
      <text:p text:style-name="Standard">kingdom in their own right? I now ask everyone here to consider carefully</text:p>
      <text:p text:style-name="Standard">the consequences that will result if the Pandavas are not given back their</text:p>
      <text:p text:style-name="Standard">rightful share. Do not mistake their love of peace for weakness. If you</text:p>
      <text:p text:style-name="Standard">deny them their due, they will surely declare war. This in turn will lead to</text:p>
      <text:p text:style-name="Standard">loss of lives, poverty, famine, and suffering. Parents will lose sons,</text:p>
      <text:p text:style-name="Standard">children will lose fathers, and women will become widows. There will be</text:p>
      <text:p text:style-name="Standard">an extermination of the very flower of the Kuru race. Think well,</text:p>
      <text:p text:style-name="Standard">therefore, before you decide.”</text:p>
      <text:p text:style-name="Standard">Karna interrupted, “What do you have to say about Yudhishtira’s</text:p>
      <text:p text:style-name="Standard">disgraceful act in gambling away his wife? Such a person does not deserve</text:p>
      <text:p text:style-name="Standard">a kingdom!”</text:p>
      <text:p text:style-name="Standard">Krishna replied, “Yudhishtira was incited and taunted into it by Shakuni,</text:p>
      <text:p text:style-name="Standard">who capitalized on his weakness as well as his evil times. He was</text:p>
      <text:p text:style-name="Standard">promised the return of his kingdom at the end of thirteen years.”</text:p>
      <text:p text:style-name="Standard"><text:soft-page-break/>Turning to Duryodhana he continued, “Duryodhana, you do not realize</text:p>
      <text:p text:style-name="Standard">the horrors of war and thus you do not appreciate the value of peace. If war</text:p>
      <text:p text:style-name="Standard">takes place, the cries of the bereaved will rend the air. Everyone will curse</text:p>
      <text:p text:style-name="Standard">the one who caused it, and you alone will have to bear the brunt of their</text:p>
      <text:p text:style-name="Standard">curses. The Pandavas are powerful and invincible. They have heroes like</text:p>
      <text:p text:style-name="Standard">Arjuna, Bhima, Abhimanyu, Gatotkacha, and Iravan on their side. Do not</text:p>
      <text:p text:style-name="Standard">think that you can defeat them easily with your superior numbers. Think of</text:p>
      <text:p text:style-name="Standard">your previous defeat at their hands at Kampilya and Matsya. The younger</text:p>
      <text:p text:style-name="Standard">brothers are itching for a fight, but they will implicitly obey their elder</text:p>
      <text:p text:style-name="Standard">brother, who is bent on peace. Their request is most reasonable. They have</text:p>
      <text:p text:style-name="Standard">sent me to negotiate for peace out of their own love for it and not out of</text:p>
      <text:p text:style-name="Standard">their fear of war.”</text:p>
      <text:p text:style-name="Standard">Bhishma, Drona, Vidura, and even Asvattama now advised Duryodhana</text:p>
      <text:p text:style-name="Standard">to opt for peace. Bhishma declared that he did not want to see the end of</text:p>
      <text:p text:style-name="Standard">the Kuru race during the last years of his life. Drona predicted that a</text:p>
      <text:p text:style-name="Standard">Kaurava victory in battle would be impossible with Krishna and Arjuna in</text:p>
      <text:p text:style-name="Standard">the opposite camp. Vidura, too, spoke firmly and wisely. Karna,</text:p>
      <text:p text:style-name="Standard">Dussasana, and Shakuni, however, encouraged Duryodhana to defy</text:p>
      <text:p text:style-name="Standard">Krishna, and finally Duryodhana said, “O Krishna! Why do you utter such</text:p>
      <text:p text:style-name="Standard">hard words to me alone? All of you, including the old king, hate me. Yet I</text:p>
      <text:p text:style-name="Standard">do not behold any fault in myself. I will not bow down to anyone, be it</text:p>
      <text:p text:style-name="Standard">Indra himself, let alone the sons of Pandu. We are Kshatriyas. If we die in</text:p>
      <text:p text:style-name="Standard">battle, heaven awaits us. That portion of the kingdom that was formerly</text:p>
      <text:p text:style-name="Standard">given to them by my father shall never again, O Keshava, be given to them</text:p>
      <text:p text:style-name="Standard">while I live. It was given to them while I was still too young to make a</text:p>
      <text:p text:style-name="Standard">decision for myself, but they will never get it again. If they want it, let</text:p>
      <text:p text:style-name="Standard">them fight for it!”</text:p>
      <text:p text:style-name="Standard">Krishna then said, “In the interests of peace, Yudhishtira is willing to</text:p>
      <text:p text:style-name="Standard">accept even a portion of land.”</text:p>
      <text:p text:style-name="Standard">When this was refused by Duryodhana, Krishna asked for five villages,</text:p>
      <text:p text:style-name="Standard">and when this too was turned down, he finally asked, “Will you not at least</text:p>
      <text:p text:style-name="Standard">give five houses for the five brothers?”</text:p>
      <text:p text:style-name="Standard">Duryodhana thundered, “Not even five pinpoints of land will I give</text:p>
      <text:p text:style-name="Standard">them! I’m against the principle of giving, however little it may be!”</text:p>
      <text:p text:style-name="Standard">Asvattama now appealed to Duryodhana, that he, who had been so</text:p>
      <text:p text:style-name="Standard">generous in giving Karna a kingdom, could well afford to give five houses</text:p>
      <text:p text:style-name="Standard">to his own cousins. He reprimanded Karna for misleading Duryodhana, but</text:p>
      <text:p text:style-name="Standard">the latter was deaf to all pleas.</text:p>
      <text:p text:style-name="Standard">Krishna spoke sternly to him once more, “You say you have not</text:p>
      <text:p text:style-name="Standard">committed any offense against the Pandavas. Conniving with your uncle,</text:p>
      <text:p text:style-name="Standard">you wrested their possessions from them in an unfair game of dice. Not</text:p>
      <text:p text:style-name="Standard">content with that, you dragged their wife into the open assembly and</text:p>
      <text:p text:style-name="Standard">humiliated her. You tried to burn them to death at Varanavata and to kill</text:p>
      <text:p text:style-name="Standard">them with poison, snakes, and cords. Now you are trying to cheat them of</text:p>
      <text:p text:style-name="Standard">their rightful heritage, even when they are only asking for a minute portion</text:p>
      <text:p text:style-name="Standard">of their patrimony. But beware, O Suyodhana! you will have to give it all</text:p>
      <text:p text:style-name="Standard">to them after you are laid low on the battlefield!”</text:p>
      <text:p text:style-name="Standard">Furious at these words, Duryodhana marched out of the assembly,</text:p>
      <text:p text:style-name="Standard">followed by his satellites. Krishna spoke to the assembled Kurus, “Not</text:p>
      <text:p text:style-name="Standard">only Duryodhana but all of you will be guilty of destroying this race if you</text:p>
      <text:p text:style-name="Standard">do not stop Duryodhana from pursuing his folly. The time has come to</text:p>
      <text:p text:style-name="Standard">forcibly seize and bind this wicked prince, as Kamsa, the wicked son of</text:p>
      <text:p text:style-name="Standard"><text:soft-page-break/>Ugrasena, was killed by me to save the race of the Yadavas. For the sake of</text:p>
      <text:p text:style-name="Standard">a family, an individual may be sacrificed. For the sake of a village, a</text:p>
      <text:p text:style-name="Standard">family may be sacrificed. For the sake of a country, a village may be</text:p>
      <text:p text:style-name="Standard">sacrificed, and for the sake of his soul, a man may sacrifice the whole</text:p>
      <text:p text:style-name="Standard">world. Therefore, bind fast this Duryodhana and make peace with the</text:p>
      <text:p text:style-name="Standard">Pandavas.”</text:p>
      <text:p text:style-name="Standard">Hearing these prophetic words, Dhritarashtra immediately called his</text:p>
      <text:p text:style-name="Standard">wife Gandhari and summoned Duryodhana back in the hope that he might</text:p>
      <text:p text:style-name="Standard">listen to his mother. But even this proved futile.</text:p>
      <text:p text:style-name="Standard">At last, Krishna spoke once again, “Since, like a miser, you deny the</text:p>
      <text:p text:style-name="Standard">Pandavas even five houses, give me your hand and swear by striking this</text:p>
      <text:p text:style-name="Standard">pillar that you are ready for war!”</text:p>
      <text:p text:style-name="Standard">The insolent Duryodhana flung back, “It is below my dignity to give my</text:p>
      <text:p text:style-name="Standard">hand to you, a mere cowherd, pleading the cause of men who have been</text:p>
      <text:p text:style-name="Standard">humiliated and disgraced and who have been living like wild animals in</text:p>
      <text:p text:style-name="Standard">the forest. I really wonder how food went down their throats after they</text:p>
      <text:p text:style-name="Standard">behaved in such a cowardly fashion thirteen years ago, meekly bearing my</text:p>
      <text:p text:style-name="Standard">taunts as well as the humiliation to their wife!”</text:p>
      <text:p text:style-name="Standard">With this parting shot, he arrogantly stalked out of the assembly before</text:p>
      <text:p text:style-name="Standard">it broke up. Krishna realized that nothing and nobody could deter</text:p>
      <text:p text:style-name="Standard">Duryodhana from his ill-advised and disastrous action. So he turned to the</text:p>
      <text:p text:style-name="Standard">elders and said, “All of you have tried your best to drive some sense into</text:p>
      <text:p text:style-name="Standard">Duryodhana’s head. I have also done my best. Let no blame accrue to the</text:p>
      <text:p text:style-name="Standard">Pandavas for bringing about this calamity.” So saying, he calmly saluted</text:p>
      <text:p text:style-name="Standard">the elders and left the court, accompanied by Uddhava and Satyaki.</text:p>
      <text:p text:style-name="Standard">When righteousness declines and unrighteousnes exults, then do I</text:p>
      <text:p text:style-name="Standard">incarnate myself on Earth. For the salvation of the good and for</text:p>
      <text:p text:style-name="Standard">the destruction of the evil and for the fulfillment of dharma, I</text:p>
      <text:p text:style-name="Standard">incarnate myself age after age.</text:p>
      <text:p text:style-name="Standard">SRIMAD BHAGAVAD GITA</text:p>
      <text:p text:style-name="Standard">Hari Aum Tat Sat</text:p>
      <text:p text:style-name="Standard"/>
      <text:p text:style-name="Standard">Aum Haraye Namaha!</text:p>
      <text:p text:style-name="Standard">24</text:p>
      <text:p text:style-name="Standard">Declaration of War</text:p>
      <text:p text:style-name="Standard">Na Khalu Gopika-Nandano Bhavan,</text:p>
      <text:p text:style-name="Standard">Akhile Dehinam Antaratmadrik,</text:p>
      <text:p text:style-name="Standard">Vighanasarthito Viswa-Guptaye,</text:p>
      <text:p text:style-name="Standard">Sakha Udeyivan Satvatam Kule.</text:p>
      <text:p text:style-name="Standard">O eternal companion! Certainly thou art not just the son of</text:p>
      <text:p text:style-name="Standard">Yashoda, but the immanent witness in all embodied beings. In</text:p>
      <text:p text:style-name="Standard">response to the prayer of the creator Brahma, thou hast risen</text:p>
      <text:p text:style-name="Standard">among the Yadavas to protect the world.</text:p>
      <text:p text:style-name="Standard">No sooner had Krishna left than Duryodhana returned to the assembly and</text:p>
      <text:p text:style-name="Standard">directed the full blast of his fury on Vidura. He had been nursing a grudge</text:p>
      <text:p text:style-name="Standard">since childhood against Vidura for having given him advice that was</text:p>
      <text:p text:style-name="Standard">always against his personal inclination and contrary to the advice given by</text:p>
      <text:p text:style-name="Standard">his maternal uncle, Shakuni. One was the epitome of virtue and the other</text:p>
      <text:p text:style-name="Standard">of vice. All the venom that he had been collecting for years was now</text:p>
      <text:p text:style-name="Standard">discharged in a vituperative flow: “You ungrateful man. You eat my food</text:p>
      <text:p text:style-name="Standard">and live as a vassal in my kingdom, but you have the ingratitude to play</text:p>
      <text:p text:style-name="Standard">host to this cowherd and also to feed him with my food after he had</text:p>
      <text:p text:style-name="Standard"><text:soft-page-break/>rejected my hospitality. But what else can be expected from the son of a</text:p>
      <text:p text:style-name="Standard">maid, who always bestows her favors on the highest bidder!”</text:p>
      <text:p text:style-name="Standard">Vidura was stung to the quick, not merely by the personal insults, which</text:p>
      <text:p text:style-name="Standard">he had always received from Duryodhana, but because he had uttered them</text:p>
      <text:p text:style-name="Standard">on a spot that had been sanctified by the holy footprints of the Lord. As a</text:p>
      <text:p text:style-name="Standard">result of this, he strung his famous and invincible bow, and aiming an</text:p>
      <text:p text:style-name="Standard">arrow straight at Duryodhana’s throat, he spoke, “You vile wretch! Can’t</text:p>
      <text:p text:style-name="Standard">you realize that my hospitality is tantamount to yours? For insulting my</text:p>
      <text:p text:style-name="Standard">mother, I should sever your head, but I will not do it, since you are in a</text:p>
      <text:p text:style-name="Standard">position of a son to me, being my brother’s son. I had reluctantly decided</text:p>
      <text:p text:style-name="Standard">to serve you in the eventuality of a war since it was my duty to do so, but</text:p>
      <text:p text:style-name="Standard">now I have decided against it. My bow will no longer be at your service</text:p>
      <text:p text:style-name="Standard">during the war!”</text:p>
      <text:p text:style-name="Standard">So saying, to the amazement of everyone Vidura broke his bow in two—</text:p>
      <text:p text:style-name="Standard">the bow that was as famous as Gandiva, Arjuna’s bow—and walked out of</text:p>
      <text:p text:style-name="Standard">the court. Despite his age, Vidura, armed with his bow, would have been a</text:p>
      <text:p text:style-name="Standard">formidable adversary, and the Kaurava side felt quite dejected at this turn</text:p>
      <text:p text:style-name="Standard">of events.</text:p>
      <text:p text:style-name="Standard">Bhishma remarked grimly, “Whatever doubts I had as to the outcome of</text:p>
      <text:p text:style-name="Standard">the war are now dispelled. Without Vidura’s bow, the Kauravas are</text:p>
      <text:p text:style-name="Standard">doomed!”</text:p>
      <text:p text:style-name="Standard">Duryodhana said in a flattering tone, “I do not depend on this aged man</text:p>
      <text:p text:style-name="Standard">to win the war. I have you, Drona, Karna, and Asvattama to annihilate the</text:p>
      <text:p text:style-name="Standard">Pandavas.”</text:p>
      <text:p text:style-name="Standard">Karna boasted, “Do not depend on these old and feeble men, O</text:p>
      <text:p text:style-name="Standard">Duryodhana! I shall kill Arjuna and the Pandavas for you.”</text:p>
      <text:p text:style-name="Standard">Bhishma laughed scornfully and asked, “Have you forgotten your defeat</text:p>
      <text:p text:style-name="Standard">at Arjuna’s hands, a few days ago in the land of Matsya?”</text:p>
      <text:p text:style-name="Standard">Duryodhana now began to conjecture how best he could remove Krishna,</text:p>
      <text:p text:style-name="Standard">for he feared that victory could never be theirs so long as the Lord helped</text:p>
      <text:p text:style-name="Standard">the Pandavas. Karna suggested burning Vidura’s house while the Lord was</text:p>
      <text:p text:style-name="Standard">sleeping within. All the others suggested various impractical schemes. The</text:p>
      <text:p text:style-name="Standard">only Kaurava brother with some sense was Vikarna, the youngest, who as</text:p>
      <text:p text:style-name="Standard">usual warned them gravely of the unrighteousness of putting a messenger</text:p>
      <text:p text:style-name="Standard">to death. As usual, he was brushed aside.</text:p>
      <text:p text:style-name="Standard">Duryodhana said, “This Krishna is advising them to bind me up. Let’s do</text:p>
      <text:p text:style-name="Standard">the same thing to him before he does it to me. We will tie up this lion of</text:p>
      <text:p text:style-name="Standard">the Yadavas. Once he’s removed, the Pandavas will be like snakes without</text:p>
      <text:p text:style-name="Standard">fangs.”</text:p>
      <text:p text:style-name="Standard">When Dhritarashtra heard this, he was in a panic. “What madness is</text:p>
      <text:p text:style-name="Standard">this?” he asked Duryodhana. “You are trying to do something that even the</text:p>
      <text:p text:style-name="Standard">gods could not do. It’s easier to catch the wandering breeze or the sun with</text:p>
      <text:p text:style-name="Standard">your bare hands!” But Duryodhana was deaf to all advice.</text:p>
      <text:p text:style-name="Standard">Back in Vidura’s hut, the Lord heard of Vidura’s resolve not to fight and</text:p>
      <text:p text:style-name="Standard">was delighted, for he was well aware of his prowess with the bow and did</text:p>
      <text:p text:style-name="Standard">not want him as an adversary. Very soon, Duryodhana sent a messenger,</text:p>
      <text:p text:style-name="Standard">inviting Krishna to the assembly the next day. Though the Lord was well</text:p>
      <text:p text:style-name="Standard">aware of the plan to capture him, he was not a whit put out and strode into</text:p>
      <text:p text:style-name="Standard">the hall escorted by Vidura and Satyaki. As he entered, the Kauravas and</text:p>
      <text:p text:style-name="Standard">Karna rushed toward him to capture him. Satyaki would have challenged</text:p>
      <text:p text:style-name="Standard">them with upraised sword, but the Lord restrained him.</text:p>
      <text:p text:style-name="Standard">Turning to Duryodhana, he said in a voice like thunder, “O Duryodhana!</text:p>
      <text:p text:style-name="Standard"><text:soft-page-break/>Thinking me to be a mere mortal, you are trying to capture me, but know</text:p>
      <text:p text:style-name="Standard">me now for what I am. Behold my cosmic form. Know that in me are the</text:p>
      <text:p text:style-name="Standard">Pandavas and Vrishnis and Andhakas. Know that in me are all the gods—</text:p>
      <text:p text:style-name="Standard">Rudra, the Adityas, the Vasus, the Siddhas, and the rishis.”</text:p>
      <text:p text:style-name="Standard">Saying this, he started to laugh, and as he laughed, from his body that</text:p>
      <text:p text:style-name="Standard">now resembled a blazing fire, there issued myriads of gods, each like</text:p>
      <text:p text:style-name="Standard">lightning. On his forehead there appeared Brahma, the creator; and on his</text:p>
      <text:p text:style-name="Standard">breast, Rudra, the destroyer; from his mouth, Agni, the Adityas; and the</text:p>
      <text:p text:style-name="Standard">other gods with Indra. From his two arms came Shankarshana (Balarama)</text:p>
      <text:p text:style-name="Standard">with the ploughshare and Arjuna with the Gandiva, and behind were</text:p>
      <text:p text:style-name="Standard">Bhima, the sons of Madri, Pradyumna, and all the Yadavas. The form had</text:p>
      <text:p text:style-name="Standard">many arms, some bearing the conch, the discus, the bow Sarnga, the sword</text:p>
      <text:p text:style-name="Standard">Nandaka, and all the other accoutrements of Vishnu. The other arms held</text:p>
      <text:p text:style-name="Standard">many weapons, and from every pore there issued rays as blinding as the</text:p>
      <text:p text:style-name="Standard">sun. The entire assembly, except Duryodhana, stood up in terror. All except</text:p>
      <text:p text:style-name="Standard">Bhishma, Drona, Vidura, and the rishis closed their eyes. The latter</text:p>
      <text:p text:style-name="Standard">extolled him with various hymns, and the elders prayed silently, “O</text:p>
      <text:p text:style-name="Standard">Pundarikaksha! Forgive us for having associated with these wicked people</text:p>
      <text:p text:style-name="Standard">and for helping them, for we have eaten their salt and cannot but obey!”</text:p>
      <text:p text:style-name="Standard">It is said that out of his compassion, the Lord gave even Dhritarashtra,</text:p>
      <text:p text:style-name="Standard">misguided fool that he was, temporary vision so that he could behold this</text:p>
      <text:p text:style-name="Standard">mighty form, and Gandhari also removed the bandage round her eyes in</text:p>
      <text:p text:style-name="Standard">order to have the vision of this unique spectacle.</text:p>
      <text:p text:style-name="Standard">Dhritarashtra prayed, “Having once seen your Vishvarupa (cosmic</text:p>
      <text:p text:style-name="Standard">form), I am blessed and do not desire to see anything else any more.”</text:p>
      <text:p text:style-name="Standard">Once again, the voice thundered, “O Duryodhana, steeped in adharma,</text:p>
      <text:p text:style-name="Standard">you planned to kill me, an ambassador! I can kill you and all the Kauravas</text:p>
      <text:p text:style-name="Standard">with a mere look, but I shall not do so, for the Pandavas have sworn to kill</text:p>
      <text:p text:style-name="Standard">you. Kurukshetra is waiting for its bloodbath, and Yama is ready to enfold</text:p>
      <text:p text:style-name="Standard">you in his arms!”</text:p>
      <text:p text:style-name="Standard">The voice died away into silence, and as the stunned assembly members</text:p>
      <text:p text:style-name="Standard">opened their eyes, they saw the Lord walk out of the hall, arm in arm with</text:p>
      <text:p text:style-name="Standard">Satyaki and Uddhava. As he left, Dhritarashtra cried out, “O Keshava! Tell</text:p>
      <text:p text:style-name="Standard">the sons of Pandu that I am innocent of this crime, that my son will not</text:p>
      <text:p text:style-name="Standard">listen to me!”</text:p>
      <text:p text:style-name="Standard">As he left, Krishna summoned Asvattama to his side. Duryodhana</text:p>
      <text:p text:style-name="Standard">followed to see what was happening. Krishna dropped his ring and</text:p>
      <text:p text:style-name="Standard">Asvattama stooped to pick it up. He then pointed to the dark clouds that</text:p>
      <text:p text:style-name="Standard">were forming in the sky, and Asvattama gazed upward. Having seen</text:p>
      <text:p text:style-name="Standard">Asvattama perform these actions, the suspicious Duryodhana inferred that</text:p>
      <text:p text:style-name="Standard">the latter could not be trusted, as he had just sworn upon Earth and heaven</text:p>
      <text:p text:style-name="Standard">that he would help the Pandavas. Krishna bade Asvattama farewell and</text:p>
      <text:p text:style-name="Standard">beckoned to Karna and led him to a secluded spot, where he disclosed to</text:p>
      <text:p text:style-name="Standard">him the secret of his birth—that he was actually the son of Kunti, by the</text:p>
      <text:p text:style-name="Standard">sun god, Surya, the brother of the Pandavas! Since he was begotten while</text:p>
      <text:p text:style-name="Standard">she was still a maiden, she had floated him down the river, where his</text:p>
      <text:p text:style-name="Standard">foster parents, Adhiratha the suta (charioteer) and Radha, his wife, had</text:p>
      <text:p text:style-name="Standard">found him and brought him up. Krishna concluded by urging Karna to</text:p>
      <text:p text:style-name="Standard">accept his patrimony, recognize the Pandavas as his brothers, and take his</text:p>
      <text:p text:style-name="Standard">rightful place beside them in the war that was to ensue.</text:p>
      <text:p text:style-name="Standard">Karna heard all this in silent astonishment and finally spoke, “No doubt</text:p>
      <text:p text:style-name="Standard">I have a moral right to be called the son of Pandu, but I was brought up by</text:p>
      <text:p text:style-name="Standard"><text:soft-page-break/>a suta, and all my family rites, including my marriage, were conducted</text:p>
      <text:p text:style-name="Standard">accordingly. For the past so many years, I have enjoyed the status of king</text:p>
      <text:p text:style-name="Standard">of Anga due to the kindness of Duryodhana. He is depending on me to kill</text:p>
      <text:p text:style-name="Standard">Arjuna in the coming battle. I can never abandon him now, not even for the</text:p>
      <text:p text:style-name="Standard">sake of my own life. I know that ours is a lost cause, but my life, though</text:p>
      <text:p text:style-name="Standard">unsuccessful, has its own rainbow. By the rays of the setting sun, the</text:p>
      <text:p text:style-name="Standard">rainbow of my life will be seen through my tears. Let me at least have a</text:p>
      <text:p text:style-name="Standard">hero’s death, though I might not have lived a hero’s life. I am consumed</text:p>
      <text:p text:style-name="Standard">with repentance for my past behavior. I realize now that the sons of</text:p>
      <text:p text:style-name="Standard">Dhritarashtra will perish, but one thing do I pray for, O Keshava. Let all</text:p>
      <text:p text:style-name="Standard">the Kshatriyas who are slain on that most holy field of Kurukshetra attain</text:p>
      <text:p text:style-name="Standard">heaven. One more thing do I beg of you, O Krishna. Keep this discourse a</text:p>
      <text:p text:style-name="Standard">secret, for I do not want Yudhishtira to know of it.”</text:p>
      <text:p text:style-name="Standard">Krishna looked at him with great pity and replied, “So be it, O Karna.</text:p>
      <text:p text:style-name="Standard">The battle will commence on the new moon day, one month hence, and it</text:p>
      <text:p text:style-name="Standard">shall be as you wish. All the heroes who fall in battle will attain heaven.”</text:p>
      <text:p text:style-name="Standard">Karna bowed to the Lord and said, “If we come out of this great battle</text:p>
      <text:p text:style-name="Standard">alive, may we meet here again? If not, O Janardana, we shall surely meet</text:p>
      <text:p text:style-name="Standard">in heaven!” Then, looking into the Lord’s compassionate eyes, he added</text:p>
      <text:p text:style-name="Standard">sadly, “Perhaps it is only there that we shall meet.”</text:p>
      <text:p text:style-name="Standard">Krishna clasped him to his bosom, for he was well aware of the worth of</text:p>
      <text:p text:style-name="Standard">this mighty hero who had had all the cards stacked against him from the</text:p>
      <text:p text:style-name="Standard">time of his birth. Sadly, Karna returned to the city, and Krishna went to the</text:p>
      <text:p text:style-name="Standard">house of Kunti, which adjoined Vidura’s. She was delighted to see him.</text:p>
      <text:p text:style-name="Standard">With tears streaming from her eyes, she embraced him and said, “Seeing</text:p>
      <text:p text:style-name="Standard">you has made me as happy as seeing my own sons. But, O Lord, I’m</text:p>
      <text:p text:style-name="Standard">fearful of the future. Is there to be no peaceful solution? Has your coming</text:p>
      <text:p text:style-name="Standard">been in vain?”</text:p>
      <text:p text:style-name="Standard">Krishna replied, “Every attempt at peace has been thwarted by</text:p>
      <text:p text:style-name="Standard">Duryodhana. So now we have to plan in order to ensure a Pandava victory.</text:p>
      <text:p text:style-name="Standard">A lot depends on you. Do you have any news of the whereabouts of your</text:p>
      <text:p text:style-name="Standard">firstborn, whom you conceived before marriage and abandoned in fear and</text:p>
      <text:p text:style-name="Standard">shame?”</text:p>
      <text:p text:style-name="Standard">Kunti was aghast at having her closely guarded secret brought into the</text:p>
      <text:p text:style-name="Standard">open like this and said, “How did you come to know of this? Ever since</text:p>
      <text:p text:style-name="Standard">that day, I have known no peace. I have no idea where he might be. He</text:p>
      <text:p text:style-name="Standard">might have been drowned in the river for all I know.”</text:p>
      <text:p text:style-name="Standard">Krishna replied, “There is nothing I do not know. That long lost son of</text:p>
      <text:p text:style-name="Standard">yours is none other than Karna, the mighty hero on the Kaurava side and</text:p>
      <text:p text:style-name="Standard">Duryodhana’s bosom companion. Now think carefully. Would you prefer to</text:p>
      <text:p text:style-name="Standard">have Karna alive or the other five? If Karna kills Arjuna as he has sworn to</text:p>
      <text:p text:style-name="Standard">do, the others will kill themselves, for they are like a five-headed serpent</text:p>
      <text:p text:style-name="Standard">that will perish if one of its hoods is cut off.”</text:p>
      <text:p text:style-name="Standard">Kunti was extremely agitated and said, “I shall reveal myself to Karna</text:p>
      <text:p text:style-name="Standard">and persuade him to join his brothers. Surely he will not refuse.”</text:p>
      <text:p text:style-name="Standard">“That is a very good idea,” said the Lord, “but if Karna rejects your plea,</text:p>
      <text:p text:style-name="Standard">as I think he will, you should ask for two boons from him. One is that he</text:p>
      <text:p text:style-name="Standard">will not kill any of your sons except Arjuna in battle and the second is not</text:p>
      <text:p text:style-name="Standard">to use his Nagastra (cobra missile) more than once.”</text:p>
      <text:p text:style-name="Standard">Kunti’s heart melted for the sake of her newfound son, and she asked</text:p>
      <text:p text:style-name="Standard">fearfully, “Won’t Karna’s life be jeopardized if he gives these boons?”</text:p>
      <text:p text:style-name="Standard">“Of course it will,” said Krishna, “but it is too much to ask for the lives</text:p>
      <text:p text:style-name="Standard"><text:soft-page-break/>of all your six sons as well as to erase adharma from the world! Karna’s</text:p>
      <text:p text:style-name="Standard">inborn nobility has been defaced by association with the wicked. If he</text:p>
      <text:p text:style-name="Standard">takes this opportunity to join his noble brothers, well and good; otherwise,</text:p>
      <text:p text:style-name="Standard">you will have to accept the inevitable.”</text:p>
      <text:p text:style-name="Standard">“You are God incarnate. How can I argue with you?” she asked sadly.</text:p>
      <text:p text:style-name="Standard">“You have incarnated to destroy adharma. Destruction is only a sport for</text:p>
      <text:p text:style-name="Standard">you, just as creation is a game. I have never been a mother to Karna, and</text:p>
      <text:p text:style-name="Standard">now I have to be the instrument for his destruction!”</text:p>
      <text:p text:style-name="Standard">Krishna left her and summoned Indra, the king of the gods, who was also</text:p>
      <text:p text:style-name="Standard">Arjuna’s father, and told him, “Your son’s life is in great danger. Karna has</text:p>
      <text:p text:style-name="Standard">sworn to kill him in the forthcoming battle. Proceed immediately to</text:p>
      <text:p text:style-name="Standard">Karna, therefore, disguised as a mendicant and beg for his kavacha and</text:p>
      <text:p text:style-name="Standard">kundala (armor and earrings), with which he was born and which make</text:p>
      <text:p text:style-name="Standard">him invincible. Karna will never refuse to give anything to anybody, for he</text:p>
      <text:p text:style-name="Standard">is the most generous man alive.”</text:p>
      <text:p text:style-name="Standard">One marvels at how the Lord made every effort to bring out the best</text:p>
      <text:p text:style-name="Standard">points in his devotees so that the world would ever extol them, even at the</text:p>
      <text:p text:style-name="Standard">cost of bringing disrepute to himself. In the ensuing war he was to do this</text:p>
      <text:p text:style-name="Standard">many times, stooping to seemingly unrighteous acts to highlight the</text:p>
      <text:p text:style-name="Standard">virtues of devotees like Bhishma, Drona, and Yudhishtira.</text:p>
      <text:p text:style-name="Standard">Indra lost no time in proceeding to Karna’s palace. It was the latter’s</text:p>
      <text:p text:style-name="Standard">practice to give anything to anyone before midday. After this, he would</text:p>
      <text:p text:style-name="Standard">worship Surya, the sun god, for whom he had a decided partiality, even</text:p>
      <text:p text:style-name="Standard">though he was ignorant of his parentage. Indra, disguised as a mendicant,</text:p>
      <text:p text:style-name="Standard">arrived a little late but was still received most cordially, for Karna could</text:p>
      <text:p text:style-name="Standard">never resist a beggar. Karna asked him what he wanted, and the old man</text:p>
      <text:p text:style-name="Standard">promptly asked for his kavacha and kundala. Karna was taken aback at</text:p>
      <text:p text:style-name="Standard">this strange request from an old mendicant, yet he unhesitatingly went</text:p>
      <text:p text:style-name="Standard">inside and proceeded to tear off the armor and earrings with which he had</text:p>
      <text:p text:style-name="Standard">been born. The sun god’s voice now proclaimed to him that the old</text:p>
      <text:p text:style-name="Standard">Brahmin was none other than Indra, the father of Arjuna, and that he</text:p>
      <text:p text:style-name="Standard">should give him anything other than his kavacha and kundala. To his</text:p>
      <text:p text:style-name="Standard">eternal glory, Karna, the most charitable man alive, shrugged off this</text:p>
      <text:p text:style-name="Standard">advice from his father, tore off his armor and earrings, and returned to the</text:p>
      <text:p text:style-name="Standard">supplicant. He was smeared all over with blood, yet spoke gently, “I’m</text:p>
      <text:p text:style-name="Standard">indeed fortunate to be able to give something to one who is known for his</text:p>
      <text:p text:style-name="Standard">generosity (one of Indra’s names is Parjanya, the giver of rain and thus of</text:p>
      <text:p text:style-name="Standard">life). I am proud that in receiving from me, your hands are at a lower level</text:p>
      <text:p text:style-name="Standard">than mine.”</text:p>
      <text:p text:style-name="Standard">Thus did the Lord establish Karna as superior even to Indra in the giving</text:p>
      <text:p text:style-name="Standard">of gifts! Indra, realizing that his identity had been revealed, said in shame,</text:p>
      <text:p text:style-name="Standard">“The world will no longer say, ‘like Parjanya in giving,’ but ‘like Karna in</text:p>
      <text:p text:style-name="Standard">giving.’ Now I must give you something in return. What would you like?”</text:p>
      <text:p text:style-name="Standard">Karna replied, “My Lord, my gift will lose its grace and merit if I ask</text:p>
      <text:p text:style-name="Standard">for something in return, but on the other hand, I do not want your name to</text:p>
      <text:p text:style-name="Standard">fall into disrepute. The world may blame you for having wrested my most</text:p>
      <text:p text:style-name="Standard">precious possessions from me without having given anything in return, so,</text:p>
      <text:p text:style-name="Standard">to safeguard your name, I will ask for something. I would like to have your</text:p>
      <text:p text:style-name="Standard">Shakti weapon, if it pleases you.”</text:p>
      <text:p text:style-name="Standard">Indra was amazed at the magnanimity of this great soul and gladly gave</text:p>
      <text:p text:style-name="Standard">him the weapon and praised him. “Know, O Karna, that your name will</text:p>
      <text:p text:style-name="Standard">live forever as the most munificent man alive. Take my Shakti weapon. It</text:p>
      <text:p text:style-name="Standard"><text:soft-page-break/>will enable you to kill one of the most formidable heroes on the Pandava</text:p>
      <text:p text:style-name="Standard">side.” So saying, he vanished from sight.</text:p>
      <text:p text:style-name="Standard">The next day Kunti came to see her firstborn. She went to the river</text:p>
      <text:p text:style-name="Standard">where Karna was worshipping the midday sun. Surprised at seeing her, he</text:p>
      <text:p text:style-name="Standard">escorted her most respectfully to his palace. Kunti gazed lovingly at him,</text:p>
      <text:p text:style-name="Standard">noting for the first time his resemblance to her other sons, and spoke</text:p>
      <text:p text:style-name="Standard">tenderly to him, “Your mother must indeed be proud of you.”</text:p>
      <text:p text:style-name="Standard">Karna said bitterly, “Do not mention that word to me. My mother was a</text:p>
      <text:p text:style-name="Standard">heartless woman who abandoned me as a baby.”</text:p>
      <text:p text:style-name="Standard">“Do not judge her harshly. There were many reasons why she had to act</text:p>
      <text:p text:style-name="Standard">as she did. Didn’t Krishna tell you?” she asked softly.</text:p>
      <text:p text:style-name="Standard">“Yes,” said Karna. “He told me that I am actually a Pandava, but I want</text:p>
      <text:p text:style-name="Standard">to verify that you are indeed my mother. Many women have come and</text:p>
      <text:p text:style-name="Standard">claimed this title. The sun god has given me a golden mantle that will burn</text:p>
      <text:p text:style-name="Standard">anyone who touches it who is not my mother. Will you allow me to put it</text:p>
      <text:p text:style-name="Standard">on you?”</text:p>
      <text:p text:style-name="Standard">Kunti gladly agreed. He placed the mantle on her, and she remained</text:p>
      <text:p text:style-name="Standard">unscathed. Karna’s eyes filled with tears, and he fell at her feet. “So it’s</text:p>
      <text:p text:style-name="Standard">true that I am really your son and the brother of the righteous Pandavas. I</text:p>
      <text:p text:style-name="Standard">am truly blessed. For the moment, let me forget everything and remember</text:p>
      <text:p text:style-name="Standard">only that I have found my mother!” So saying, he laid his head on her lap.</text:p>
      <text:p text:style-name="Standard">Kunti caressed him, and for a few blissful moments, both of them forgot</text:p>
      <text:p text:style-name="Standard">the catastrophe that was threatening them. At last Kunti broke the silence.</text:p>
      <text:p text:style-name="Standard">“Now that you know who you are, it is only right that you should join your</text:p>
      <text:p text:style-name="Standard">brothers and take your rightful place as their leader. They will gladly</text:p>
      <text:p text:style-name="Standard">accept you, and Yudhishtira will give you the position of yuvaraja most</text:p>
      <text:p text:style-name="Standard">happily, for he is the soul of righteousness.”</text:p>
      <text:p text:style-name="Standard">Karna’s face clouded, and he said sadly, “That never can be, O Mother! I</text:p>
      <text:p text:style-name="Standard">can never abandon Duryodhana, who has been my friend, benefactor, and</text:p>
      <text:p text:style-name="Standard">only well-wisher for so many years!”</text:p>
      <text:p text:style-name="Standard">Just then he heard a voice coming from the solar orb advising him to</text:p>
      <text:p text:style-name="Standard">follow his mother’s advice, but even then Karna’s heart did not waver.</text:p>
      <text:p text:style-name="Standard">With bitterness, he said, “You abandoned me as a baby. No enemy could</text:p>
      <text:p text:style-name="Standard">have done more. And now you have come, not for my sake but for the sake</text:p>
      <text:p text:style-name="Standard">of your other sons, who might be slain by me! But I would be a poor friend</text:p>
      <text:p text:style-name="Standard">indeed if I deserted Duryodhana now, at this critical juncture. At a time</text:p>
      <text:p text:style-name="Standard">when I was forlorn and helpless, he gave me not only friendship but even a</text:p>
      <text:p text:style-name="Standard">kingdom and a high status and aided me in my desire to marry the princess</text:p>
      <text:p text:style-name="Standard">of my choice. Tell me truly, Mother, am I to abandon such a man just</text:p>
      <text:p text:style-name="Standard">because I have found a set of brothers who hate and despise him? To the</text:p>
      <text:p text:style-name="Standard">world, he may be wicked, but to me, he is a great soul!”</text:p>
      <text:p text:style-name="Standard">“Duryodhana is indeed fortunate to have you for a friend, my child,”</text:p>
      <text:p text:style-name="Standard">Kunti said. “No doubt I deserve all that you think of me, and your loyalty</text:p>
      <text:p text:style-name="Standard">to him makes me proud of you. Maybe this was why Krishna sent me to</text:p>
      <text:p text:style-name="Standard">you, so that I would discover your greatness. The law of karma is</text:p>
      <text:p text:style-name="Standard">inexorable. Each one must reap what he sows. Fight for Duryodhana, if</text:p>
      <text:p text:style-name="Standard">you must, but promise me two things.”</text:p>
      <text:p text:style-name="Standard">“I’m truly blessed to be able to give boons to a mother I have hardly</text:p>
      <text:p text:style-name="Standard">met,” said Karna, “but please do not hesitate to ask for whatever you may</text:p>
      <text:p text:style-name="Standard">want from me, and I will surely not hesitate to give it to you.”</text:p>
      <text:p text:style-name="Standard">Somewhat apprehensively, Kunti said, “Promise me that you will not kill</text:p>
      <text:p text:style-name="Standard">your brothers in battle.”</text:p>
      <text:p text:style-name="Standard"><text:soft-page-break/>Karna spoke sadly, “You have asked for the one thing that I cannot give,</text:p>
      <text:p text:style-name="Standard">for you must know that I have promised to kill Arjuna in battle, or be</text:p>
      <text:p text:style-name="Standard">killed by him. But one thing I can promise you: I will not slay any of the</text:p>
      <text:p text:style-name="Standard">others. I cannot let Duryodhana down, so fight I must with Arjuna until</text:p>
      <text:p text:style-name="Standard">one of us is slain. But even then, O Mother, be satisfied that the number of</text:p>
      <text:p text:style-name="Standard">your sons will remain the same. Now what is the other boon you wish to</text:p>
      <text:p text:style-name="Standard">ask?”</text:p>
      <text:p text:style-name="Standard">“Promise me that you will not use the Nagastra weapon more than</text:p>
      <text:p text:style-name="Standard">once,” she said with trepidation. She knew that she was being grossly</text:p>
      <text:p text:style-name="Standard">unfair to him as she had been from his birth, yet she was helpless to avert</text:p>
      <text:p text:style-name="Standard">the decrees of fate, and she was bound to make a last desperate effort to</text:p>
      <text:p text:style-name="Standard">save her five sons, even at the cost of the sixth!</text:p>
      <text:p text:style-name="Standard">Karna laughed bitterly, “O Mother, my suspicions were correct. It is only</text:p>
      <text:p text:style-name="Standard">your love for your other sons that has prompted you to approach me today</text:p>
      <text:p text:style-name="Standard">and reveal your identity! But why are you worried? The Lord himself is</text:p>
      <text:p text:style-name="Standard">Arjuna’s charioteer, and it is ordained that victory will follow in the wake</text:p>
      <text:p text:style-name="Standard">of Krishna. My efforts will come to naught even if I refuse your request. It</text:p>
      <text:p text:style-name="Standard">is obvious, therefore, that he himself must have prompted you to request</text:p>
      <text:p text:style-name="Standard">this boon to test my adherence to dharma! Therefore, I grant you the boon,</text:p>
      <text:p text:style-name="Standard">O Mother. In any case, a heroic archer will not use an arrow more than</text:p>
      <text:p text:style-name="Standard">once. But now that I have given you two boons, don’t you think it proper</text:p>
      <text:p text:style-name="Standard">that I should request something from you?”</text:p>
      <text:p text:style-name="Standard">Kunti gladly consented, for her heart was heavy with sorrow at the</text:p>
      <text:p text:style-name="Standard">thought of her eldest son’s fate.</text:p>
      <text:p text:style-name="Standard">Karna said, “Promise me that you will not reveal my identity to your</text:p>
      <text:p text:style-name="Standard">other sons for the time being. If Yudhishtira knows who I am, he will offer</text:p>
      <text:p text:style-name="Standard">me the kingdom, and I, in turn, will give it to Duryodhana. It is best to</text:p>
      <text:p text:style-name="Standard">keep silent on this matter. The second request is that if I am killed by</text:p>
      <text:p text:style-name="Standard">Arjuna, you shall come to the battlefield, take my body in your lap, and</text:p>
      <text:p text:style-name="Standard">mourn over me, thus announcing my identity to the whole world.”</text:p>
      <text:p text:style-name="Standard">Kunti burst into tears as she granted him the two boons. Lovingly, she</text:p>
      <text:p text:style-name="Standard">embraced him and blessed him. Fondly, she gazed at him, unable to tear</text:p>
      <text:p text:style-name="Standard">her gaze away from his noble mien, for she felt that she would never see</text:p>
      <text:p text:style-name="Standard">him alive again.</text:p>
      <text:p text:style-name="Standard">After she had left him, Karna sat and mused for a long time over the</text:p>
      <text:p text:style-name="Standard">strange sequence of events that had made him what he was. Imbued as he</text:p>
      <text:p text:style-name="Standard">was with all noble qualities, evil association alone had brought out the</text:p>
      <text:p text:style-name="Standard">worst in him. Generous to a fault, there were many incidents in his life</text:p>
      <text:p text:style-name="Standard">that proved his munificence. For Duryodhana, he was prepared to give the</text:p>
      <text:p text:style-name="Standard">greatest gift of all, the gift of his life. Had he been given the opportunities</text:p>
      <text:p text:style-name="Standard">and upbringing of the other Pandavas, there is no doubt that he might have</text:p>
      <text:p text:style-name="Standard">exceeded Yudhishtira in his virtues. The encounters with Indra and Kunti,</text:p>
      <text:p text:style-name="Standard">instigated by the Lord, were calculated to bring out his best points.</text:p>
      <text:p text:style-name="Standard">Another incident prompted by the Lord that brought out his munificence</text:p>
      <text:p text:style-name="Standard">and generosity is worth mentioning here.</text:p>
      <text:p text:style-name="Standard">Soon after the Rajasuya, the Lord thought that Yudhishtira was getting a</text:p>
      <text:p text:style-name="Standard">little too proud of his own generosity. He took him and Karna to the</text:p>
      <text:p text:style-name="Standard">Himalayas, converted two hills into pure gold, gave one to each of them,</text:p>
      <text:p text:style-name="Standard">and told them to use it to help people. Both of them were extremely</text:p>
      <text:p text:style-name="Standard">pleased, since they were both generous souls. Yudhishtira engaged some</text:p>
      <text:p text:style-name="Standard">workmen to dig the hill and distributed the gold daily to those who came</text:p>
      <text:p text:style-name="Standard">for help. This went on for some months until the whole hill was exhausted.</text:p>
      <text:p text:style-name="Standard"><text:soft-page-break/>Karna, in the meantime, issued a proclamation in the city that anyone</text:p>
      <text:p text:style-name="Standard">desiring to have some gold could go and dig for himself from the hill.</text:p>
      <text:p text:style-name="Standard">Needless to say, the whole hill was cleared within ten days. This was a</text:p>
      <text:p text:style-name="Standard">salutary lesson for Yudhishtira. He realized that if the word munificent</text:p>
      <text:p text:style-name="Standard">could be applied to anyone, it could only be to Karna and that his own</text:p>
      <text:p text:style-name="Standard">liberality was not a patch on the other’s! Thus, in many ways, did the Lord</text:p>
      <text:p text:style-name="Standard">take pains to see that the world realized Karna’s greatness.</text:p>
      <text:p text:style-name="Standard">Krishna then returned to Upaplavya, where the Pandavas were staying,</text:p>
      <text:p text:style-name="Standard">and gave Yudhishtira a precise account of the happenings at the Kuru</text:p>
      <text:p text:style-name="Standard">Assembly. He ended by saying, “They will not, O son of Pandu, give you</text:p>
      <text:p text:style-name="Standard">even a pinpoint of land, much less the kingdom, without a battle. With</text:p>
      <text:p text:style-name="Standard">death awaiting them, they will become the cause of a universal</text:p>
      <text:p text:style-name="Standard">destruction!”</text:p>
      <text:p text:style-name="Standard">When Yudhishtira heard of the attempt on the Lord’s life, he was furious.</text:p>
      <text:p text:style-name="Standard">“Did he dare to do that? Then there is no hope for him. I will never forgive</text:p>
      <text:p text:style-name="Standard">him for this. We will fight.” Bhima was thrilled when he heard this. He</text:p>
      <text:p text:style-name="Standard">threw his mace into the air, caught it, and shouted in glee, “War! War! Let</text:p>
      <text:p text:style-name="Standard">us fight. The earth is thirsting for the blood of these sinners.” Yudhishtira</text:p>
      <text:p text:style-name="Standard">ordered his brothers to muster their army for the coming war. Needless to</text:p>
      <text:p text:style-name="Standard">say, the brothers, as well as Draupadi, were delighted at the turn of events,</text:p>
      <text:p text:style-name="Standard">for the injustice they had suffered at the hands of the Kauravas from</text:p>
      <text:p text:style-name="Standard">childhood had fostered a bitterness in their souls that could never be</text:p>
      <text:p text:style-name="Standard">appeased except in battle.</text:p>
      <text:p text:style-name="Standard">Krishna then gave Kunti’s message to her sons. She had been a constant</text:p>
      <text:p text:style-name="Standard">witness to the humiliations they had had to suffer at Duryodhana’s hands</text:p>
      <text:p text:style-name="Standard">from childhood, and she realized that war was inevitable. She had told</text:p>
      <text:p text:style-name="Standard">Krishna before he left, “Remind my son Yudhishtira that the time has now</text:p>
      <text:p text:style-name="Standard">come for my sons to fight for the cause of dharma on the battlefield. Tell</text:p>
      <text:p text:style-name="Standard">him the story of the weak-minded prince, Sayana, who had to be goaded to</text:p>
      <text:p text:style-name="Standard">fight a righteous war by his mother, even though she knew that he would</text:p>
      <text:p text:style-name="Standard">perish in the battle.”</text:p>
      <text:p text:style-name="Standard">This was a fitting message for a noble Kshatriya lady to give her sons,</text:p>
      <text:p text:style-name="Standard">and Yudhishtira bowed to the will of fate. The seven akshauhinis and many</text:p>
      <text:p text:style-name="Standard">great warriors assembled in the Pandava camp, and Yudhishtira picked out</text:p>
      <text:p text:style-name="Standard">the warriors who were to lead the akshauhinis. They were Drupada, Virata,</text:p>
      <text:p text:style-name="Standard">Drishtadyumna, Shikhandin, Satyaki, Chekitana, and Bhima. He then</text:p>
      <text:p text:style-name="Standard">asked his brothers to choose a general from among these to be in overall</text:p>
      <text:p text:style-name="Standard">charge of the army. Sahadeva recommended Virata, Nakula suggested</text:p>
      <text:p text:style-name="Standard">Drupada, while Arjuna recommended his brother-in-law Drishtadyumna,</text:p>
      <text:p text:style-name="Standard">and Bhima, Shikhandin.</text:p>
      <text:p text:style-name="Standard">Then, turning to Lord Krishna, Yudhishtira said, “The strength and</text:p>
      <text:p text:style-name="Standard">weakness of everything in the universe as well as the intentions of</text:p>
      <text:p text:style-name="Standard">everyone are well known to you, O Krishna! Old or young, skilled or</text:p>
      <text:p text:style-name="Standard">unskilled, let him be the leader of my forces who is indicated by you, for</text:p>
      <text:p text:style-name="Standard">you are at the root of our success or failure. In you are invested our lives,</text:p>
      <text:p text:style-name="Standard">our kingdom, our prosperity and adversity, our happiness and misery. You</text:p>
      <text:p text:style-name="Standard">are indeed the ordainer and creator. In you is established the fruition of our</text:p>
      <text:p text:style-name="Standard">desires. Do you, therefore, name the leader of our host? Having selected</text:p>
      <text:p text:style-name="Standard">him and worshipped our weapons, we will, under your orders, march to the</text:p>
      <text:p text:style-name="Standard">field of battle.”</text:p>
      <text:p text:style-name="Standard">Krishna’s opinion was that youth should take precedence over</text:p>
      <text:p text:style-name="Standard">experience. Unhesitatingly, he supported Arjuna and chose Drishtadyumna</text:p>
      <text:p text:style-name="Standard"><text:soft-page-break/>as commander of the Pandava forces.</text:p>
      <text:p text:style-name="Standard">The battlefield of the Kurus was known as Kurukshetra and was situated</text:p>
      <text:p text:style-name="Standard">eighty miles north of Indraprastha. The mythical river Saraswati was</text:p>
      <text:p text:style-name="Standard">supposed to have gone underground there. King Kuru, the progenitor of the</text:p>
      <text:p text:style-name="Standard">dynasty, had himself plowed the land during the course of a holy rite that</text:p>
      <text:p text:style-name="Standard">had been conducted there and had prayed that all those who died on the</text:p>
      <text:p text:style-name="Standard">field would attain heaven. In a previous age, Parasurama, the sixth</text:p>
      <text:p text:style-name="Standard">incarnation of Vishnu, had slaughtered twenty-one generations of evil</text:p>
      <text:p text:style-name="Standard">Kshatriya rulers on that field and made the holy lake of</text:p>
      <text:p text:style-name="Standard">Syamantapanchaka red with their blood. In the morning, the Pandava host</text:p>
      <text:p text:style-name="Standard">started to move toward this field. They pitched their camp beside the river</text:p>
      <text:p text:style-name="Standard">Hiranavathi. The Lord himself attended to the most minor details of the</text:p>
      <text:p text:style-name="Standard">stationing of the troops.</text:p>
      <text:p text:style-name="Standard">At the same time, the Kaurava army also reached the field. Seeing this,</text:p>
      <text:p text:style-name="Standard">Yudhishtira was once again struck with remorse and turned to Krishna for</text:p>
      <text:p text:style-name="Standard">comfort. The latter reminded him of what had happened in the Kuru</text:p>
      <text:p text:style-name="Standard">Assembly and how even Bhishma, Drona, and Dhritarashtra had</text:p>
      <text:p text:style-name="Standard">acquiesced in Duryodhana’s wickedness by keeping silent. Vidura alone</text:p>
      <text:p text:style-name="Standard">had remonstrated, and he had been so badly insulted by Duryodhana that</text:p>
      <text:p text:style-name="Standard">he had broken his famous bow, sworn not to participate in the war, and was</text:p>
      <text:p text:style-name="Standard">already on his way to various pilgrimage spots. With a sigh, Yudhishtira</text:p>
      <text:p text:style-name="Standard">realized that he was helpless against the decrees of fate.</text:p>
      <text:p text:style-name="Standard">In the Kaurava camp, it was decided that age and experience should take</text:p>
      <text:p text:style-name="Standard">precedence over youth in the choice of a general. Moreover, Duryodhana</text:p>
      <text:p text:style-name="Standard">must have realized that the elders were helping him only because they did</text:p>
      <text:p text:style-name="Standard">not want to betray their salt and not because they believed in his cause.</text:p>
      <text:p text:style-name="Standard">The least he could do for them was to give them a place of importance, so</text:p>
      <text:p text:style-name="Standard">he requested Bhishma to take charge of the army. Now it was Bhishma’s</text:p>
      <text:p text:style-name="Standard">turn to grade the warriors in their respective ranks, according to their</text:p>
      <text:p text:style-name="Standard">abilities. Adhirathas formed the first category. They were the bravest and</text:p>
      <text:p text:style-name="Standard">most skilled, capable of fighting alone. Then came the Maharathas,</text:p>
      <text:p text:style-name="Standard">Samarathas, and Artharathas, graded according to the number of soldiers</text:p>
      <text:p text:style-name="Standard">who were deputized to help them. Karna received an unpleasant shock</text:p>
      <text:p text:style-name="Standard">when he was degraded to the lowest category. Bhishma’s explanation was</text:p>
      <text:p text:style-name="Standard">that without his armor and earrings, he was no longer invulnerable and</text:p>
      <text:p text:style-name="Standard">would need to be protected by many soldiers. Duryodhana had to pacify</text:p>
      <text:p text:style-name="Standard">the angry Karna, who swore not to fight as long as Bhishma was in</text:p>
      <text:p text:style-name="Standard">command. “As long as Ganga’s son is in command, O King, I shall never</text:p>
      <text:p text:style-name="Standard">fight, but after he falls, I shall fight and kill the wielder of the Gandiva for</text:p>
      <text:p text:style-name="Standard">you, as I promised.” His pride had been so badly bruised that not even</text:p>
      <text:p text:style-name="Standard">Duryodhana could make him waver from this strange decision.</text:p>
      <text:p text:style-name="Standard">Next came the macabre ceremony of offering a human sacrifice to the</text:p>
      <text:p text:style-name="Standard">goddess Kali to ensure a victory. This practice was prevalent at that time,</text:p>
      <text:p text:style-name="Standard">though the Pandavas did not seem to have resorted to such atrocities. The</text:p>
      <text:p text:style-name="Standard">person to be offered had to be a perfect specimen of manhood and not just</text:p>
      <text:p text:style-name="Standard">any senseless clod, picked up at random.</text:p>
      <text:p text:style-name="Standard">When approached by Duryodhana, Bhishma said, “The person to be</text:p>
      <text:p text:style-name="Standard">sacrificed must have all the thirty-two physical attributes of a perfect</text:p>
      <text:p text:style-name="Standard">human being. Only two people qualify for this, and both of them are in the</text:p>
      <text:p text:style-name="Standard">Pandava camp. They are Lord Krishna and Iravan, the son of Arjuna. If</text:p>
      <text:p text:style-name="Standard">you can persuade Iravan to sacrifice himself for your sake, then you will</text:p>
      <text:p text:style-name="Standard">have accomplished two purposes, for he is a warrior beyond compare and</text:p>
      <text:p text:style-name="Standard"><text:soft-page-break/>can defeat the Kaurava forces single-handed, in one day. As for the choice</text:p>
      <text:p text:style-name="Standard">of an auspicious date for the sacrifice, there is no better astrologer than</text:p>
      <text:p text:style-name="Standard">Sahadeva. Therefore, go and ask these things of him and Iravan. I firmly</text:p>
      <text:p text:style-name="Standard">believe that though they are most unreasonable requests on your part, yet</text:p>
      <text:p text:style-name="Standard">devoted to righteousness as they are, they will accede.”</text:p>
      <text:p text:style-name="Standard">Duryodhana is said to have gone to the Pandava camp in the middle of</text:p>
      <text:p text:style-name="Standard">the night, so as to escape the notice of anyone, in order to solicit Iravan</text:p>
      <text:p text:style-name="Standard">and Sahadeva for their help. Sahadeva welcomed him, and Duryodhana</text:p>
      <text:p text:style-name="Standard">spoke apprehensively, for even though he was steeped in selfishness, he</text:p>
      <text:p text:style-name="Standard">felt rather uncertain about Sahadeva’s reaction. “I have come to you, O</text:p>
      <text:p text:style-name="Standard">Sahadeva, for you have the reputation of being an expert in astrology. I</text:p>
      <text:p text:style-name="Standard">want you to give me an auspicious date for offering a human sacrifice to</text:p>
      <text:p text:style-name="Standard">the goddess Kali in order to ensure our victory.”</text:p>
      <text:p text:style-name="Standard">“Certainly,” Sahadeva replied unhesitatingly, and after consulting the</text:p>
      <text:p text:style-name="Standard">almanac he said, “Whoever offers a human sacrifice on the new moon day</text:p>
      <text:p text:style-name="Standard">(arnavasya) in the month of Margashirsha (November/ December) will be</text:p>
      <text:p text:style-name="Standard">victorious.”</text:p>
      <text:p text:style-name="Standard">They were already in the month of December, and the new moon was the</text:p>
      <text:p text:style-name="Standard">day after. This incident throws a great light on the character of the</text:p>
      <text:p text:style-name="Standard">Pandavas. Duryodhana’s belief in Sahadeva implicitly shows that not even</text:p>
      <text:p text:style-name="Standard">he had any doubts about their inherent nobility. Jubilant at the success of</text:p>
      <text:p text:style-name="Standard">his mission, Duryodhana hurried off to Iravan’s tent without wasting time</text:p>
      <text:p text:style-name="Standard">in thanking Sahadeva adequately. The request to Iravan was put with great</text:p>
      <text:p text:style-name="Standard">trepidation, as can be imagined, for it was a request to sacrifice his own</text:p>
      <text:p text:style-name="Standard">life to promote the cause of his enemies. But once again, Bhishma’s words</text:p>
      <text:p text:style-name="Standard">proved true, for Iravan showed himself a true son of the Pandavas and</text:p>
      <text:p text:style-name="Standard">promised to present himself at the appointed time at the Kali temple on</text:p>
      <text:p text:style-name="Standard">the night of the new moon. Certain that the war was already won,</text:p>
      <text:p text:style-name="Standard">Duryodhana hurried back, elated with his success.</text:p>
      <text:p text:style-name="Standard">The happenings of the night were duly reported to Krishna the next</text:p>
      <text:p text:style-name="Standard">morning. The Lord is the knower of all things, yet he pretended to be</text:p>
      <text:p text:style-name="Standard">surprised and annoyed at the behavior of the two. This again was to bring</text:p>
      <text:p text:style-name="Standard">out the greatness of Yudhishtira’s character.</text:p>
      <text:p text:style-name="Standard">Yudhishtira embraced Sahadeva and Iravan in joy and said, “I am indeed</text:p>
      <text:p text:style-name="Standard">proud of you both for not swerving from dharma, even though your act</text:p>
      <text:p text:style-name="Standard">may bring about our destruction.” Then, turning to Krishna, he very</text:p>
      <text:p text:style-name="Standard">simply and humbly told him, “O Lord, we are in your hands. Do with us as</text:p>
      <text:p text:style-name="Standard">you will.”</text:p>
      <text:p text:style-name="Standard">At first Krishna suggested that he himself would take the place of</text:p>
      <text:p text:style-name="Standard">Iravan, as he had the necessary qualities, but all of them were adamant that</text:p>
      <text:p text:style-name="Standard">this should not be.</text:p>
      <text:p text:style-name="Standard">After a moment, he said, “Tomorrow is amavasya, the night of the new</text:p>
      <text:p text:style-name="Standard">moon, when the sacrifice is to be offered. Get 1,200 Brahmins to worship</text:p>
      <text:p text:style-name="Standard">the sun and the moon today and persuade 300 sages to observe the rites</text:p>
      <text:p text:style-name="Standard">pertaining to the amavasya today, instead of tomorrow.”</text:p>
      <text:p text:style-name="Standard">Without asking any questions, the Pandavas obeyed. It is said that Surya</text:p>
      <text:p text:style-name="Standard">(the sun god) and Chandra (the moon god), noting these blunders being</text:p>
      <text:p text:style-name="Standard">committed in their names, came down to complain to the Lord. Krishna</text:p>
      <text:p text:style-name="Standard">asked them smilingly, “Do you know when amavasya occurs?”</text:p>
      <text:p text:style-name="Standard">They were surprised at this childish question and answered, “But of</text:p>
      <text:p text:style-name="Standard">course. It is the day of the new moon, when the sun and moon come</text:p>
      <text:p text:style-name="Standard">together and thus the moon cannot be seen at all.”</text:p>
      <text:p text:style-name="Standard"><text:soft-page-break/>Krishna laughed and said, “Now, since both of you have come here</text:p>
      <text:p text:style-name="Standard">together, today has to be amavasya and not tomorrow! Now you may both</text:p>
      <text:p text:style-name="Standard">return to your respective abodes.”</text:p>
      <text:p text:style-name="Standard">Both of them were nonplussed at this neat definition and departed.</text:p>
      <text:p text:style-name="Standard">Iravan said to Krishna, “I have promised Duryodhana to present myself at</text:p>
      <text:p text:style-name="Standard">the Kali temple on the night of the new moon, so I should go today. It is</text:p>
      <text:p text:style-name="Standard">unlikely that he will appear today, so grant me permission to sacrifice</text:p>
      <text:p text:style-name="Standard">myself on this auspicious night for the sake of the Pandavas. I shall cut my</text:p>
      <text:p text:style-name="Standard">flesh piece by piece and offer it to the goddess to ensure a Pandava victory,</text:p>
      <text:p text:style-name="Standard">but even then, O Lord, please grant me the boon that I shall not die there</text:p>
      <text:p text:style-name="Standard">but on the battlefield.”</text:p>
      <text:p text:style-name="Standard">Krishna smiled and granted him the boon. That night, Iravan adorned</text:p>
      <text:p text:style-name="Standard">himself in the accepted manner, went to the Kali temple, and offered his</text:p>
      <text:p text:style-name="Standard">flesh to the goddess. Yet, due to the Lord’s blessings, he found himself still</text:p>
      <text:p text:style-name="Standard">alive, though hardly anything more than a walking skeleton, and returned</text:p>
      <text:p text:style-name="Standard">to fight for his father.</text:p>
      <text:p text:style-name="Standard">All these episodes before and during the war constitute the play of the</text:p>
      <text:p text:style-name="Standard">Lord, by which he tested his devotees again and again to prove to the</text:p>
      <text:p text:style-name="Standard">world how great was their adherence to dharma. Since they passed with</text:p>
      <text:p text:style-name="Standard">flying colors, the Lord himself stepped in to prove the Vedic dictum,</text:p>
      <text:p text:style-name="Standard">Dharmo rakshati rakshitaha (Dharma will protect him who upholds it).</text:p>
      <text:p text:style-name="Standard">When he went to the Kali temple the next day and discovered his</text:p>
      <text:p text:style-name="Standard">mistake, Duryodhana was furious. He suddenly remembered the words of</text:p>
      <text:p text:style-name="Standard">his mother, Gandhari, when he had gone to her for her blessings before</text:p>
      <text:p text:style-name="Standard">leaving for Kurukshetra. She had told him quite simply, “Where there is</text:p>
      <text:p text:style-name="Standard">dharma, there will be victory!”</text:p>
      <text:p text:style-name="Standard">Bitterly, he thought how far he had deviated from dharma, since he had</text:p>
      <text:p text:style-name="Standard">considered sacrificing Arjuna’s son in order to bring victory to himself. He</text:p>
      <text:p text:style-name="Standard">gave vent to his venom by sending Shakuni’s son Uluka to the Pandava</text:p>
      <text:p text:style-name="Standard">camp in order to taunt them.</text:p>
      <text:p text:style-name="Standard">Uluka delivered the insulting message, “The time has come, O cousins,</text:p>
      <text:p text:style-name="Standard">to make good your oaths. Shamelessly you stood by and watched your wife</text:p>
      <text:p text:style-name="Standard">being insulted and then meekly went away and lived like animals in the</text:p>
      <text:p text:style-name="Standard">forest. Is there no manliness in you? Yudhishtira hides his cowardice under</text:p>
      <text:p text:style-name="Standard">the cloak of righteousness. But beware, Bhima will soon be slaughtered by</text:p>
      <text:p text:style-name="Standard">me, Arjuna by Karna, and as for the two little darlings, they are not even</text:p>
      <text:p text:style-name="Standard">fit to wield arms! Your wife Draupadi is a common woman, and the</text:p>
      <text:p text:style-name="Standard">cowherd Krishna’s sorcery and magic will be of no avail in the field of</text:p>
      <text:p text:style-name="Standard">battle.”</text:p>
      <text:p text:style-name="Standard">Arjuna said, “Only eunuchs fight with words. When the time comes, my</text:p>
      <text:p text:style-name="Standard">Gandiva shall give a fitting answer to your master!”</text:p>
      <text:p text:style-name="Standard">Yudhishtira replied, “Remind Duryodhana that I made every effort to</text:p>
      <text:p text:style-name="Standard">obtain my just dues through peaceful means, not out of fear, but because I</text:p>
      <text:p text:style-name="Standard">love peace.” Bhima roared that he would break Duryodhana’s thighs and</text:p>
      <text:p text:style-name="Standard">drink Dussasana’s blood, as he had sworn to do. Nakula swore to kill</text:p>
      <text:p text:style-name="Standard">Uluka himself, and Sahadeva, his father, Shakuni.</text:p>
      <text:p text:style-name="Standard">Krishna alone laughed at hearing these insults and told the gambler’s son</text:p>
      <text:p text:style-name="Standard">(Uluka) to tell his cousins that the cowherd’s chariot would move like</text:p>
      <text:p text:style-name="Standard">lightning through the ranks of the Kauravas, leaving death and destruction</text:p>
      <text:p text:style-name="Standard">in its wake.</text:p>
      <text:p text:style-name="Standard">After Uluka’s departure, Yudhishtira was sunk in gloom, thinking of the</text:p>
      <text:p text:style-name="Standard">senseless sacrifice of lives that would ensue in the coming battle. Krishna,</text:p>
      <text:p text:style-name="Standard"><text:soft-page-break/>Bhima, and Arjuna consoled him. “You have done your best, O Brother!”</text:p>
      <text:p text:style-name="Standard">they said, “but fate is inevitable, and it is our unpleasant duty as</text:p>
      <text:p text:style-name="Standard">Kshatriyas to fight for the cause of dharma.”</text:p>
      <text:p text:style-name="Standard">Next came Balarama, accompanied by Akrura, and told Yudhishtira,</text:p>
      <text:p text:style-name="Standard">“This fierce and terrible slaughter seems inevitable. It is without doubt a</text:p>
      <text:p text:style-name="Standard">decree of fate. But fear not, O King! Your victory is certain, for it is</text:p>
      <text:p text:style-name="Standard">Krishna’s wish. My affection for Duryodhana, however, is equal to that for</text:p>
      <text:p text:style-name="Standard">Bhima, so I shall not participate in the war but shall go on a pilgrimage so</text:p>
      <text:p text:style-name="Standard">that I need not be a witness to the slaughter.”</text:p>
      <text:p text:style-name="Standard">The commanders-in-chief of the two armies, Bhishma and</text:p>
      <text:p text:style-name="Standard">Drishtadyumna, now met and decided on the rules of the battle. It was to</text:p>
      <text:p text:style-name="Standard">be a dharma yuddha, or a war of righteousness. The battle was to take</text:p>
      <text:p text:style-name="Standard">place only from sunrise to sunset, after which the opposing soldiers were</text:p>
      <text:p text:style-name="Standard">free to mingle with each other if they so wished. No one was to attack an</text:p>
      <text:p text:style-name="Standard">enemy from the rear. Anyone who surrendered or fled or played the</text:p>
      <text:p text:style-name="Standard">coward should be spared. Battles should take place only between equals.</text:p>
      <text:p text:style-name="Standard">For instance, those in chariots should only fight with their counterparts.</text:p>
      <text:p text:style-name="Standard">Verbal jousts should not be violated with weapons. The battle would</text:p>
      <text:p text:style-name="Standard">consist of indiscriminate fighting between foot soldiers or duels between</text:p>
      <text:p text:style-name="Standard">equals. A single person should not be attacked by many. These and many</text:p>
      <text:p text:style-name="Standard">other such rules were decided upon by the righteous commanders, but</text:p>
      <text:p text:style-name="Standard">needless to say, during the course of the war, most of these rules were</text:p>
      <text:p text:style-name="Standard">thrown overboard.</text:p>
      <text:p text:style-name="Standard">“Drive my chariot, O Krishna, and place it between the two armies</text:p>
      <text:p text:style-name="Standard">—that I may see those warriors who stand there eager for battle,</text:p>
      <text:p text:style-name="Standard">with whom I must fight.”</text:p>
      <text:p text:style-name="Standard">When Krishna heard the words of Arjuna, he drove Arjuna’s</text:p>
      <text:p text:style-name="Standard">glorious chariot and placed it between the two armies.</text:p>
      <text:p text:style-name="Standard">Facing Bhishma, Drona, and other royal rulers, Krishna said,</text:p>
      <text:p text:style-name="Standard">“See, Arjuna, the armies of the Kurus gathered here on this</text:p>
      <text:p text:style-name="Standard">battlefield.”</text:p>
      <text:p text:style-name="Standard">Then Arjuna saw in both armies fathers, grandfathers, sons,</text:p>
      <text:p text:style-name="Standard">grandsons, fathers-in-law, uncles, preceptors, brothers,</text:p>
      <text:p text:style-name="Standard">companions, and friends.</text:p>
      <text:p text:style-name="Standard">SRIMAD BHAGAVAD GITA</text:p>
      <text:p text:style-name="Standard">Hari Aum Tat Sat</text:p>
      <text:p text:style-name="Standard">Aum Jagatgurave Namaha!</text:p>
      <text:p text:style-name="Standard">25</text:p>
      <text:p text:style-name="Standard">Srimad Bhagavad Gita</text:p>
      <text:p text:style-name="Standard">Aum Parthaya prathibodhitam Bhagavatham Narayanena swayam,</text:p>
      <text:p text:style-name="Standard">Vyasena grathitham puranamuninam madhye Mahabharatam,</text:p>
      <text:p text:style-name="Standard">Advaitamritavarshinim bhagavatim ashtadasadhyayinim,</text:p>
      <text:p text:style-name="Standard">Amba twam anusanthatami Bhagavad Gite bhavadweshinim.</text:p>
      <text:p text:style-name="Standard">Aum, O Mother Bhagavad Gita, consisting of eighteen chapters and</text:p>
      <text:p text:style-name="Standard">showering the immortal message of nonduality, which is the</text:p>
      <text:p text:style-name="Standard">destroyer of rebirth, composed within the Mahabharata by the</text:p>
      <text:p text:style-name="Standard">ancient sage Vyasa, by which Arjuna was illumined by Lord</text:p>
      <text:p text:style-name="Standard">Narayana himself. On thee, O Mother, I meditate.</text:p>
      <text:p text:style-name="Standard">Wars are first fought in the minds of men before they are fought in</text:p>
      <text:p text:style-name="Standard">actuality. The bitterness and jealousy that had been festering in the minds</text:p>
      <text:p text:style-name="Standard">of the cousins for so many years culminated in the mighty Mahabharata</text:p>
      <text:p text:style-name="Standard">war, which was fought in eighteen days.</text:p>
      <text:p text:style-name="Standard"><text:soft-page-break/>The ten days following the new moon, on which the human sacrifice was</text:p>
      <text:p text:style-name="Standard">to have been made, were spent in Ayudha Puja, or the ceremonial worship</text:p>
      <text:p text:style-name="Standard">of the weapons by both sides. Winter rains had swept the field.</text:p>
      <text:p text:style-name="Standard">Kurukshetra was wet and slushy when the great war commenced on the</text:p>
      <text:p text:style-name="Standard">eleventh day of the bright fortnight in the month of Margashirsha when the</text:p>
      <text:p text:style-name="Standard">planet Krittika was in ascendancy. It was on the auspicious day known as</text:p>
      <text:p text:style-name="Standard">Vaikuntha Ekadasi. Some modern calculators place the war on Friday,</text:p>
      <text:p text:style-name="Standard">November 22, 3067 BCE. The great message of Lord Krishna to his friend</text:p>
      <text:p text:style-name="Standard">Arjuna, known as the Srimad Bhagavad Gita, was given on the morning of</text:p>
      <text:p text:style-name="Standard">the first day of the battle.</text:p>
      <text:p text:style-name="Standard">The mighty epic of the Mahabharata reached its climax during the</text:p>
      <text:p text:style-name="Standard">eighteen days of the battle. The Lord’s role in this war is similar to the role</text:p>
      <text:p text:style-name="Standard">he plays in our lives as the inner guide and counselor, ever ready and</text:p>
      <text:p text:style-name="Standard">willing to lead the chariot of our lives through the turbulent battlefield of</text:p>
      <text:p text:style-name="Standard">Kurukshetra into the heaven of dharmakshetra, or divine life, if we, like</text:p>
      <text:p text:style-name="Standard">Arjuna, give over the reins of our chariot into his capable hands and have</text:p>
      <text:p text:style-name="Standard">faith and trust in him. Though the Kauravas had numerical superiority, the</text:p>
      <text:p text:style-name="Standard">Pandavas won, since the Lord himself was Partha’s sarathi (Arjuna’s</text:p>
      <text:p text:style-name="Standard">charioteer). Even this humble role he was willing to take for the sake of</text:p>
      <text:p text:style-name="Standard">his devotee and friend who had surrendered his all to him. This is one of</text:p>
      <text:p text:style-name="Standard">the most sublime and elevating episodes in his enthralling life, his uttama</text:p>
      <text:p text:style-name="Standard">lila, or supreme game. At the commencement of the battle he boosted up</text:p>
      <text:p text:style-name="Standard">Arjuna’s flagging spirits with the glorious teaching of the Bhagavad Gita</text:p>
      <text:p text:style-name="Standard">and the revelation of his cosmic form. In the following days, it was only</text:p>
      <text:p text:style-name="Standard">due to his advice and skillful maneuvering of the chariot that the Pandavas</text:p>
      <text:p text:style-name="Standard">won against insuperable odds. So also, if we have God with us there, is no</text:p>
      <text:p text:style-name="Standard">adversity we cannot overcome.</text:p>
      <text:p text:style-name="Standard">The night before the war, Yudhishtira could not sleep. He told Krishna,</text:p>
      <text:p text:style-name="Standard">“My Lord, I cannot bear the idea of fighting with our grandfather and the</text:p>
      <text:p text:style-name="Standard">gurus. I hate the very idea of this war. How are we to kill these elders</text:p>
      <text:p text:style-name="Standard">whom we have been worshipping for all these years?”</text:p>
      <text:p text:style-name="Standard">Krishna said, “Yudhishtira, you have been born a Kshatriya. So do your</text:p>
      <text:p text:style-name="Standard">duty as one. Look at your grandfather. He has willingly undertaken to</text:p>
      <text:p text:style-name="Standard">command the Kaurava army. Kripa, Drona, Asvattama, all of them could</text:p>
      <text:p text:style-name="Standard">have refused to fight as Vidura did, but all of them agreed to help</text:p>
      <text:p text:style-name="Standard">Duryodhana. So why are you flinching from doing your part?”</text:p>
      <text:p text:style-name="Standard">Krishna continued, “What sin is there, O Brother, in killing those who</text:p>
      <text:p text:style-name="Standard">have sworn to kill us? These elders, though knowing everything about us,</text:p>
      <text:p text:style-name="Standard">have opted to side with Duryodhana, so why are you so frightened to fight</text:p>
      <text:p text:style-name="Standard">them? We have to fight. There is no going back. The river, having once left</text:p>
      <text:p text:style-name="Standard">its mountain fastness, is bound to go rushing down to meet the sea. The</text:p>
      <text:p text:style-name="Standard">river of battle has already started on its course. None can stop it, except</text:p>
      <text:p text:style-name="Standard">the ocean of death!”</text:p>
      <text:p text:style-name="Standard">Both armies were now assembled on the plain of Kurukshetra by the side</text:p>
      <text:p text:style-name="Standard">of the river Hiranavathi. The Pandavas were on the western side near the</text:p>
      <text:p text:style-name="Standard">holy lake and the Kauravas on the eastern. The arena of the battle extended</text:p>
      <text:p text:style-name="Standard">over fifty-eight square kilometers of territory. The code of warfare had</text:p>
      <text:p text:style-name="Standard">already been decided upon, but as will be seen, one by one, in the days that</text:p>
      <text:p text:style-name="Standard">followed every rule was thrown overboard. War corrupts and makes man</text:p>
      <text:p text:style-name="Standard">susceptible to every type of adharma. In the end, even the Pandavas</text:p>
      <text:p text:style-name="Standard">succumbed.</text:p>
      <text:p text:style-name="Standard">On the morning of the commencement of the battle, the sage Vyasa went</text:p>
      <text:p text:style-name="Standard"><text:soft-page-break/>to the blind king Dhritarashtra at Hastinapura. Dhritarashtra was very</text:p>
      <text:p text:style-name="Standard">anxious to have some idea of the happenings on the battlefield, and so the</text:p>
      <text:p text:style-name="Standard">sage endowed the king’s prime minister, Sanjaya, with clairvoyance to</text:p>
      <text:p text:style-name="Standard">enable him to give a firsthand report of the battle to the king. He told him</text:p>
      <text:p text:style-name="Standard">that during the day he would be able to follow all the events that were</text:p>
      <text:p text:style-name="Standard">taking place on the battlefield as if he were present on the spot, and in the</text:p>
      <text:p text:style-name="Standard">evening he could narrate the entire sequence of events to the blind king. So</text:p>
      <text:p text:style-name="Standard">the whole story of the battle as reported in the Mahabharata is the</text:p>
      <text:p text:style-name="Standard">narration of Sanjaya.</text:p>
      <text:p text:style-name="Standard">The Song of the Lord, known as the Bhagavad Gita, which contains the</text:p>
      <text:p text:style-name="Standard">crux of his teaching to humankind, is placed at the very outset of the great</text:p>
      <text:p text:style-name="Standard">war and comes in the middle portion of the epic, thus denoting its supreme</text:p>
      <text:p text:style-name="Standard">importance in the eyes of its author, Vyasa. In the opening chapter of the</text:p>
      <text:p text:style-name="Standard">Bhagavad Gita, Sanjaya gives a swift portrait to the blind king of the</text:p>
      <text:p text:style-name="Standard">various generals stationed on either side and of the activities preparatory</text:p>
      <text:p text:style-name="Standard">to battle. Flags were flying, drums were booming, conchs and trumpets</text:p>
      <text:p text:style-name="Standard">were blaring, men were eager and restive, as were the horses. The two</text:p>
      <text:p text:style-name="Standard">armies had drawn up in battle formation. The stage was set for the final</text:p>
      <text:p text:style-name="Standard">scene in the mighty drama of their lives, the grand climax that the cousins</text:p>
      <text:p text:style-name="Standard">had been expecting and preparing for during the major portion of their</text:p>
      <text:p text:style-name="Standard">lives.</text:p>
      <text:p text:style-name="Standard">Ten akshauhinis of the Kauravas were arranged in a formidable phalanx.</text:p>
      <text:p text:style-name="Standard">The eleventh was directly under Bhishma, who was right in front. His</text:p>
      <text:p text:style-name="Standard">horses were white, his chariot was silver, and his armor gleamed like</text:p>
      <text:p text:style-name="Standard">silver in the morning son. His banner was a golden palm with five stars.</text:p>
      <text:p text:style-name="Standard">His noble mien gave great confidence to the Kaurava troops. Duryodhana</text:p>
      <text:p text:style-name="Standard">was in the middle. His banner of a serpent embroidered on a golden cloth</text:p>
      <text:p text:style-name="Standard">was fluttering gaily in the breeze.</text:p>
      <text:p text:style-name="Standard">Suddenly, Sanjaya’s narrative was arrested by the appearance of the main</text:p>
      <text:p text:style-name="Standard">characters: Arjuna, tall and handsome, standing in the chariot holding the</text:p>
      <text:p text:style-name="Standard">mighty bow Gandiva, and Krishna, seated in front holding the reins in his</text:p>
      <text:p text:style-name="Standard">steady hands, controlling the four milk-white steeds that were straining at</text:p>
      <text:p text:style-name="Standard">the bit and eager to charge into battle. The Lord’s face was beautiful to</text:p>
      <text:p text:style-name="Standard">behold. His lotus eyes were filled with compassion as he gazed at the</text:p>
      <text:p text:style-name="Standard">flower of Aryan manhood that had assembled in the battlefield. Bhishma,</text:p>
      <text:p text:style-name="Standard">Drona, and Kripa mentally saluted the noble pair, for they knew that they</text:p>
      <text:p text:style-name="Standard">were beholding the avataras of Nara and Narayana. Hanuman had taken</text:p>
      <text:p text:style-name="Standard">his place on Arjuna’s terrible ape banner, striking terror into the hearts of</text:p>
      <text:p text:style-name="Standard">the soldiers by his fierce gesticulations.</text:p>
      <text:p text:style-name="Standard">Arjuna told Krishna to take the chariot to the center of the field between</text:p>
      <text:p text:style-name="Standard">the opposing armies so that he could observe both sides and get an overall</text:p>
      <text:p text:style-name="Standard">picture of the situation before the battle commenced. Obedient to his role</text:p>
      <text:p text:style-name="Standard">as a charioteer, Krishna, the Lord of all the worlds, obeyed the command</text:p>
      <text:p text:style-name="Standard">of his friend Arjuna and drove the chariot to this no-man’s land between</text:p>
      <text:p text:style-name="Standard">the opposing armies. Arjuna, the mighty hero of the age, surveyed the</text:p>
      <text:p text:style-name="Standard">opposing army and saw not his enemies but his cousins, friends, relations,</text:p>
      <text:p text:style-name="Standard">teachers, nephews, and grandsire. A tremendous psychological revulsion</text:p>
      <text:p text:style-name="Standard">welled up in him. The full impact of the terrible destruction that was to</text:p>
      <text:p text:style-name="Standard">take place hit him like a blow in the solar plexus. His whole body trembled</text:p>
      <text:p text:style-name="Standard">with the shock, his mind reeled, his mighty bow, the Gandiva, fell from his</text:p>
      <text:p text:style-name="Standard">nerveless grasp, and he collapsed in a heap on the floor of the chariot.</text:p>
      <text:p text:style-name="Standard">Bringing forth many ethical and moral arguments for avoiding such a</text:p>
      <text:p text:style-name="Standard"><text:soft-page-break/>conflict, this mighty bowman told the Lord that he would not fight. To</text:p>
      <text:p text:style-name="Standard">him, who was thus in such a pitiable condition, Lord Krishna, his friend,</text:p>
      <text:p text:style-name="Standard">philosopher, and God, imparted this most marvellous spiritual instruction,</text:p>
      <text:p text:style-name="Standard">the highest spiritual instruction that can be given to humanity, known as</text:p>
      <text:p text:style-name="Standard">the Srimad Bhagavad Gita, or “The Song of God.” The Lord chose to sing</text:p>
      <text:p text:style-name="Standard">his song in the middle of a battlefield with the background of drums and</text:p>
      <text:p text:style-name="Standard">conchs and not in the silence of the forest, the sanctity of a temple, or the</text:p>
      <text:p text:style-name="Standard">peace of an ashrama. What was his purpose in choosing such a location?</text:p>
      <text:p text:style-name="Standard">Arjuna and he had been very close. They had often been alone together</text:p>
      <text:p text:style-name="Standard">when the Lord could have advised him, but he had not chosen to do so.</text:p>
      <text:p text:style-name="Standard">Why was this? Why did he pick this peculiar location?</text:p>
      <text:p text:style-name="Standard">The philosophy of the Gita is not for the weak or cowardly person who is</text:p>
      <text:p text:style-name="Standard">afraid to face life as it is. It is for the heroic one, who is ready to face the</text:p>
      <text:p text:style-name="Standard">challenges of life in the effort to evolve into godliness. The Bhagavad Gita</text:p>
      <text:p text:style-name="Standard">does not teach an ethical sentimentalism that loves to look on nature as</text:p>
      <text:p text:style-name="Standard">good and beautiful and refuses to face her grim and frightening mask.</text:p>
      <text:p text:style-name="Standard">Unless we have the courage to face existence as it is, we will never be able</text:p>
      <text:p text:style-name="Standard">to arrive at a solution to its conflicting demands. Harmony has to be</text:p>
      <text:p text:style-name="Standard">achieved in and through the disharmony that we cannot deny. War and</text:p>
      <text:p text:style-name="Standard">destruction seem to be the principle not only of our material lives but of</text:p>
      <text:p text:style-name="Standard">our mental lives as well. Life is a battlefield of good and evil forces. We</text:p>
      <text:p text:style-name="Standard">are placed in the center of this field, now swayed by the good, now drawn</text:p>
      <text:p text:style-name="Standard">by the evil. As in the Mahabharata war, the latter appears to be far stronger</text:p>
      <text:p text:style-name="Standard">than the former.</text:p>
      <text:p text:style-name="Standard">Like Arjuna, we stand in this no-man’s land between the opposing</text:p>
      <text:p text:style-name="Standard">forces. Every moment we are faced with decisions and controversies.</text:p>
      <text:p text:style-name="Standard">Perplexed and torn between the warring forces within ourselves, we know</text:p>
      <text:p text:style-name="Standard">not which way to turn. The famous pictorial representation of the</text:p>
      <text:p text:style-name="Standard">Bhagavad Gita, in which Arjuna is seated in the chariot with Lord Krishna</text:p>
      <text:p text:style-name="Standard">holding the reins of the four white prancing horses, is an allegory of our</text:p>
      <text:p text:style-name="Standard">conflicted life. The chariot represents the body, with Arjuna the jivatma, or</text:p>
      <text:p text:style-name="Standard">the embodied soul, seated within. Lord Krishna is the Paramatma, or the</text:p>
      <text:p text:style-name="Standard">cosmic soul, who has ever been his boon companion but whom he has not</text:p>
      <text:p text:style-name="Standard">recognized as the Supreme. The four horses represent the four aspects of</text:p>
      <text:p text:style-name="Standard">the mind: manas, buddhi, ahamkara, and chitta (mind, intellect, ego, and</text:p>
      <text:p text:style-name="Standard">collective consciousness). This mental equipment drives us like</text:p>
      <text:p text:style-name="Standard">uncontrollable horses, hither and thither, in its mad quest for enjoyment.</text:p>
      <text:p text:style-name="Standard">Arjuna, the embodied soul, was faced with a violent crisis that seemed</text:p>
      <text:p text:style-name="Standard">quite incompatible with his aspirations for a spiritual life, or even for a</text:p>
      <text:p text:style-name="Standard">moral life. But he had the sense to realize that by himself he was helpless,</text:p>
      <text:p text:style-name="Standard">and therefore he had given over the reins of his life into the capable and</text:p>
      <text:p text:style-name="Standard">willing hands of his divine charioteer, who steered him through this</text:p>
      <text:p text:style-name="Standard">dangerous battle with ease, protected him, and led him to a glorious</text:p>
      <text:p text:style-name="Standard">victory.</text:p>
      <text:p text:style-name="Standard">In all their years of friendship, Arjuna had never thought of turning to</text:p>
      <text:p text:style-name="Standard">Krishna for advice because he had always considered himself competent to</text:p>
      <text:p text:style-name="Standard">solve his own problems. Now, at that crucial hour when he should have</text:p>
      <text:p text:style-name="Standard">been at the peak of his mental and physical powers, he found himself a</text:p>
      <text:p text:style-name="Standard">wreck, his mind torn and perplexed as to his duty, and his body weak and</text:p>
      <text:p text:style-name="Standard">helpless. Only then did he think of turning to the Lord, and having</text:p>
      <text:p text:style-name="Standard">surrendered his ego, he begged him to come to his aid.</text:p>
      <text:p text:style-name="Standard">The Lord within us, who is our boon companion, waits patiently for us to</text:p>
      <text:p text:style-name="Standard"><text:soft-page-break/>play out our game of make-believe as the sole hero of our life’s drama. He</text:p>
      <text:p text:style-name="Standard">waits patiently until the day dawns when we stumble and realize that</text:p>
      <text:p text:style-name="Standard">without the director we are helpless. Only then do we turn to him for help.</text:p>
      <text:p text:style-name="Standard">At this point, the Lord rushes to us like a loving mother, points out the</text:p>
      <text:p text:style-name="Standard">clear-cut path of duty, assists us to avoid the forces of evil, and even</text:p>
      <text:p text:style-name="Standard">carries us across the treacherous crosscurrents of life, if necessary. The</text:p>
      <text:p text:style-name="Standard">message of the Gita is thus addressed to the fighter, the person of action,</text:p>
      <text:p text:style-name="Standard">for whom life is a battlefield, as it is to all of us. Kurukshetra (battlefield</text:p>
      <text:p text:style-name="Standard">of the Kurus) has to be conquered before reaching the haven of</text:p>
      <text:p text:style-name="Standard">dharmakshetra (field of virtue). Life is not merely a battlefield but also a</text:p>
      <text:p text:style-name="Standard">field where righteousness prevails.</text:p>
      <text:p text:style-name="Standard">The teaching of the Gita is therefore not merely a spiritual philosophy or</text:p>
      <text:p text:style-name="Standard">an ethical doctrine but a yogashastra, which gives us a clear idea of the</text:p>
      <text:p text:style-name="Standard">practical application of these doctrines in daily life. The recipient of the</text:p>
      <text:p text:style-name="Standard">doctrine is Arjuna, the prototype of the struggling human soul who is</text:p>
      <text:p text:style-name="Standard">ready to receive the great knowledge through close companionship and</text:p>
      <text:p text:style-name="Standard">increasing nearness to the divine self within him, embodied as his</text:p>
      <text:p text:style-name="Standard">charioteer. The teacher of the Gita is, therefore, not only the God who is</text:p>
      <text:p text:style-name="Standard">transcendent but also the God within us, who unveils himself through an</text:p>
      <text:p text:style-name="Standard">increasing knowledge. He is also the God in us who instigates all our</text:p>
      <text:p text:style-name="Standard">actions and toward whom all human life proceeds and travels. He is, at</text:p>
      <text:p text:style-name="Standard">once, the secret guide to our actions, the highest source of all knowledge,</text:p>
      <text:p text:style-name="Standard">and our closest friend, companion, and relation.</text:p>
      <text:p text:style-name="Standard">That is why the Gita’s message is still as fresh as when it was first given</text:p>
      <text:p text:style-name="Standard">five thousand years ago, for it is always renewable in the personal</text:p>
      <text:p text:style-name="Standard">experience of every human being. The central idea is to reconcile and</text:p>
      <text:p text:style-name="Standard">effect a unity between the inner, highest spiritual truth in ourselves and the</text:p>
      <text:p text:style-name="Standard">cosmos on the one hand and the outer actualities of our life and action on</text:p>
      <text:p text:style-name="Standard">the other. Thus, it is a guide for each one of us in our day-to-day lives.</text:p>
      <text:p text:style-name="Standard">Whatever the problem we might face, whether horrifying or sanctifying, it</text:p>
      <text:p text:style-name="Standard">can be solved by the application of the Gita’s teachings. Its meaning is so</text:p>
      <text:p text:style-name="Standard">deep that the more we read it, the more we learn from it, and the more we</text:p>
      <text:p text:style-name="Standard">live according to its teaching, the more our level of consciousness rises.</text:p>
      <text:p text:style-name="Standard">Its message is of eternity, and so it has a timeless significance for all of us.</text:p>
      <text:p text:style-name="Standard">It is not a message conveyed in a mere temporal language to suit a specific</text:p>
      <text:p text:style-name="Standard">occasion. Rather, the occasion was taken to convey to the eternal</text:p>
      <text:p text:style-name="Standard">individual the knowledge of its relationship with the Eternal Absolute. The</text:p>
      <text:p text:style-name="Standard">union of the jivatma with the Paramatma is the final consummation of the</text:p>
      <text:p text:style-name="Standard">Bhagavad Gita. The word gita means “song” and the Bhagavad Gita is the</text:p>
      <text:p text:style-name="Standard">Song of God and therefore the song of life—of existence and omniscience,</text:p>
      <text:p text:style-name="Standard">leading to bliss—sat, chit, and ananda.</text:p>
      <text:p text:style-name="Standard">The first chapter is known as Arjuna vishada yoga, or the yoga of</text:p>
      <text:p text:style-name="Standard">Arjuna’s despondency, in which he refuses to fight with his relations. The</text:p>
      <text:p text:style-name="Standard">Lord listens to his arguments quietly, and it is only in the second chapter</text:p>
      <text:p text:style-name="Standard">that he begins his beautiful sermon. Krishna explains to Arjuna that each</text:p>
      <text:p text:style-name="Standard">person has a certain duty in life, his swadharma, which depends on his</text:p>
      <text:p text:style-name="Standard">station, birth, and position in society as well as on his nature. This duty</text:p>
      <text:p text:style-name="Standard">should be followed regardless of personal prejudices and without</text:p>
      <text:p text:style-name="Standard">attachment to the fruits. The work itself brings its own reward.</text:p>
      <text:p text:style-name="Standard">The second chapter gives the philosophy of sankhya yoga, or the yoga of</text:p>
      <text:p text:style-name="Standard">wisdom, in which the Lord declares the immortality of the soul and the</text:p>
      <text:p text:style-name="Standard">mortality of the body. We grieve, for we think we are the body and</text:p>
      <text:p text:style-name="Standard"><text:soft-page-break/>therefore mortal. This is the root cause of all sorrow. The moment one</text:p>
      <text:p text:style-name="Standard">understands that one is the atman alone and that the body is a mere</text:p>
      <text:p text:style-name="Standard">appendage that the atman takes and uses for its own purpose and then</text:p>
      <text:p text:style-name="Standard">discards like a worn-out garment, then there will be an end to all fears,</text:p>
      <text:p text:style-name="Standard">especially the fear of death. Even though we know ourselves to be the</text:p>
      <text:p text:style-name="Standard">immortal soul, we have a duty to carry out the work appointed to us in life.</text:p>
      <text:p text:style-name="Standard">This should be done while maintaining a balance of mind in the face of all</text:p>
      <text:p text:style-name="Standard">dualities such as pleasure and pain, gain and loss, treating alike victory</text:p>
      <text:p text:style-name="Standard">and defeat. The grandsire Bhishma was a perfect example of the</text:p>
      <text:p text:style-name="Standard">sthithaprajna, or the person of perfection, as portrayed in the second</text:p>
      <text:p text:style-name="Standard">chapter.</text:p>
      <text:p text:style-name="Standard">In the third, fourth, and fifth chapters, Krishna delineates the glorious</text:p>
      <text:p text:style-name="Standard">path of karma yoga, or the yoga of action. All of us have been given</text:p>
      <text:p text:style-name="Standard">organs of action by which we can make our way in the world. The law of</text:p>
      <text:p text:style-name="Standard">the cosmos is to be endlessly active. Therefore, we who are parts of this</text:p>
      <text:p text:style-name="Standard">active universe cannot choose to remain inactive, even for a minute. Yet</text:p>
      <text:p text:style-name="Standard">there is a mistaken understanding that if a person remains inactive as far</text:p>
      <text:p text:style-name="Standard">as the organs of action are concerned, this can be called inaction. This is a</text:p>
      <text:p text:style-name="Standard">misrepresentation of the law of karma, says Krishna. The greatest action is</text:p>
      <text:p text:style-name="Standard">done by the mind, and even one who is inactive physically is never</text:p>
      <text:p text:style-name="Standard">inactive mentally. Again, there is a mistaken notion that physical action</text:p>
      <text:p text:style-name="Standard">alone binds us to the law of karma. The Lord asserts that it is not action</text:p>
      <text:p text:style-name="Standard">that binds, for if that were true, no one could ever become liberated, since</text:p>
      <text:p text:style-name="Standard">no one can be totally actionless. What binds us is the mind, which imposes</text:p>
      <text:p text:style-name="Standard">certain reasons for doing the action, primarily the burning desire for the</text:p>
      <text:p text:style-name="Standard">benefits of the action. Thus it is that the Lord makes his famous statement</text:p>
      <text:p text:style-name="Standard">in the second chapter: “Your right is to the work alone and not to the fruits</text:p>
      <text:p text:style-name="Standard">thereof.”</text:p>
      <text:p text:style-name="Standard">Karma binds only when it is done for purely selfish reasons. The same</text:p>
      <text:p text:style-name="Standard">action, when done selflessly with no attachment to the results and in a</text:p>
      <text:p text:style-name="Standard">spirit of surrender to the Divine, becomes converted to karma yoga, a</text:p>
      <text:p text:style-name="Standard">purifying process that leads to liberation, or freedom, from the cycle of</text:p>
      <text:p text:style-name="Standard">birth and death. When karma is blended with the glorious vikarma of love,</text:p>
      <text:p text:style-name="Standard">then it is transmuted into worship and can be offered to the Divine, just as</text:p>
      <text:p text:style-name="Standard">one would offer a flower or fruit during the course of worship. Whatever</text:p>
      <text:p text:style-name="Standard">the nature of the work that one is called upon to perform in the discharge</text:p>
      <text:p text:style-name="Standard">of one’s duty in life can be considered an act of worship, which can take us</text:p>
      <text:p text:style-name="Standard">to mukti, or liberation. To renounce the action physically and dwell on it</text:p>
      <text:p text:style-name="Standard">mentally is denounced vehemently by the Lord as the action of a</text:p>
      <text:p text:style-name="Standard">hypocrite. Thus, a sannyasi who has physically renounced his hearth and</text:p>
      <text:p text:style-name="Standard">home and retired to the Himalayas but continues to dwell upon the objects</text:p>
      <text:p text:style-name="Standard">of renunciation with longing is deluding himself. He is not a true</text:p>
      <text:p text:style-name="Standard">renouncer.</text:p>
      <text:p text:style-name="Standard">A householder who continues to discharge his duties in a spirit of</text:p>
      <text:p text:style-name="Standard">detachment and as an offering to the Divine is the true renouncer. We have</text:p>
      <text:p text:style-name="Standard">only one right and that is the right to do our duty in a spirit of yajna, or</text:p>
      <text:p text:style-name="Standard">sacrifice. The whole of creation works with this spirit of yajna. Nothing is</text:p>
      <text:p text:style-name="Standard">done for oneself alone. Human beings alone defy this law and thus suffer,</text:p>
      <text:p text:style-name="Standard">for no one can flout the cosmic laws with impunity. All of creation is a</text:p>
      <text:p text:style-name="Standard">well-knit whole. Each and everything in the cosmos is irrevocably bound</text:p>
      <text:p text:style-name="Standard">to everything else. Those who refuse to see this and act purely for selfish</text:p>
      <text:p text:style-name="Standard">reasons live in vain. Suffering and rebirth alone will be the consequence.</text:p>
      <text:p text:style-name="Standard"><text:soft-page-break/>The sixth chapter gives a simple and effective method of dhyana, or</text:p>
      <text:p text:style-name="Standard">meditation, by which the mind can be trained to achieve union with God.</text:p>
      <text:p text:style-name="Standard">From the seventh chapter onward, the Lord touches on bhakti yoga, or the</text:p>
      <text:p text:style-name="Standard">yoga of devotion. The Supreme possesses a twofold nature of matter and</text:p>
      <text:p text:style-name="Standard">spirit. Matter is his lower nature. A true devotee is one who learns to see</text:p>
      <text:p text:style-name="Standard">the spirit alone, shining through every atom of matter. After many lives of</text:p>
      <text:p text:style-name="Standard">progressive spiritual attainment, one acquires this type of spiritual vision</text:p>
      <text:p text:style-name="Standard">that sees Vaasudeva (the Lord) alone in everything. Such a soul is rare</text:p>
      <text:p text:style-name="Standard">indeed! Vaasudeva sarvamiti sa mahatma sudurlabha (Rare indeed is the</text:p>
      <text:p text:style-name="Standard">noble soul who can see everything as Vaasudeva, as divine).</text:p>
      <text:p text:style-name="Standard">The eighth chapter deals with the little known and thus greatly feared</text:p>
      <text:p text:style-name="Standard">state called death. The Lord tells Arjuna that whatever thought grips the</text:p>
      <text:p text:style-name="Standard">mind at the time of death is the one that will propel the soul and decide the</text:p>
      <text:p text:style-name="Standard">nature of its future birth. Thus, one who wants to attain God after death</text:p>
      <text:p text:style-name="Standard">has to think of him steadfastly at the time of death. But this is not as</text:p>
      <text:p text:style-name="Standard">simple as it sounds, for at the time of death, the mind automatically flies</text:p>
      <text:p text:style-name="Standard">to the thought of that object that has possessed it during its sojourn in the</text:p>
      <text:p text:style-name="Standard">world. If money has been the object of our life’s pursuit, to money the</text:p>
      <text:p text:style-name="Standard">mind will fly at the time of death. Thus the Lord tells Arjuna that if he</text:p>
      <text:p text:style-name="Standard">wants to think of God at the moment of death, he will have to habituate the</text:p>
      <text:p text:style-name="Standard">mind to think of him constantly. Mam anusmara yudya cha (Think of me</text:p>
      <text:p text:style-name="Standard">constantly and fight). Thus the yoga of the Gita involves a twenty-four</text:p>
      <text:p text:style-name="Standard">hour affair with the Divine Beloved, culminating in a total fusion at the</text:p>
      <text:p text:style-name="Standard">time of death, when the physical body drops away and there is perfect</text:p>
      <text:p text:style-name="Standard">union with the Divine.</text:p>
      <text:p text:style-name="Standard">Chapter nine gives the mystic secret by which one may attain liberation</text:p>
      <text:p text:style-name="Standard">even in this very life. A devotee should surrender not only all outer actions</text:p>
      <text:p text:style-name="Standard">but all inner thoughts at the lotus feet of the Lord. Even the negative</text:p>
      <text:p text:style-name="Standard">thoughts should be surrendered, for he will slowly bring about a</text:p>
      <text:p text:style-name="Standard">transmutation of the dross into gold. The one who is thus in constant</text:p>
      <text:p text:style-name="Standard">communion with him has no need to worry about anything any more, for</text:p>
      <text:p text:style-name="Standard">the Lord gives a solemn promise that he himself will take care of his or</text:p>
      <text:p text:style-name="Standard">her material and spiritual welfare. The Lord will supply all his wants,</text:p>
      <text:p text:style-name="Standard">however mundane, leaving the person free to continue spiritual pursuits,</text:p>
      <text:p text:style-name="Standard">and he will lead such a one to salvation just as he did the Pandavas.</text:p>
      <text:p text:style-name="Standard">Helpless and downtrodden, buffeted by the faithless winds of fate, they</text:p>
      <text:p text:style-name="Standard">achieved victory and recovered their lost heritage only because the Lord</text:p>
      <text:p text:style-name="Standard">was ever with them, through the gory river of battle, as will be seen. The</text:p>
      <text:p text:style-name="Standard">promise he makes to Arjuna is in fact given to all of us. Kaunteya</text:p>
      <text:p text:style-name="Standard">pratijanihi na me bhakta pranashyati (O Arjuna, I pledge to you that my</text:p>
      <text:p text:style-name="Standard">devotee will never perish).</text:p>
      <text:p text:style-name="Standard">Chapter ten gives the vibhuti yoga, or the yoga of divine glories, so that</text:p>
      <text:p text:style-name="Standard">the mind of the devotee may learn to see him in all things, both glorious</text:p>
      <text:p text:style-name="Standard">and mundane. To begin with, we must train ourselves to see him in the</text:p>
      <text:p text:style-name="Standard">majestic things like the sun, the ocean, and the Himalayas, but later we</text:p>
      <text:p text:style-name="Standard">must learn to behold him even in the smallest and most insignificant</text:p>
      <text:p text:style-name="Standard">objects of the world. One must learn to worship him in both the elephant</text:p>
      <text:p text:style-name="Standard">and the ant, in both the beautiful as well as the ugly, in both the sinner and</text:p>
      <text:p text:style-name="Standard">the saint.</text:p>
      <text:p text:style-name="Standard">In the eleventh chapter, Krishna reveals to Arjuna his fearful form as</text:p>
      <text:p text:style-name="Standard">Kala, or all-consuming time, the greatest killer, the destroyer of all beings.</text:p>
      <text:p text:style-name="Standard">This vision was different from the one he showed at the Kuru court. It was</text:p>
      <text:p text:style-name="Standard"><text:soft-page-break/>at once supremely beautiful and terrifying, for it was a direct answer to</text:p>
      <text:p text:style-name="Standard">Arjuna’s request to see his cosmic form. The love he bore Arjuna was so</text:p>
      <text:p text:style-name="Standard">great that he was prepared to grant his every wish. The glory that Arjuna</text:p>
      <text:p text:style-name="Standard">saw was that of the entire cosmos resting within the form of the Lord. The</text:p>
      <text:p text:style-name="Standard">vision enabled Arjuna to understand not only that everything emanates</text:p>
      <text:p text:style-name="Standard">from him, but that he himself is everything.</text:p>
      <text:p text:style-name="Standard">“Time eternal and all-consuming am I, the ordainer with faces turned to</text:p>
      <text:p text:style-name="Standard">every side. I am death, which seizes all, as well as the source of life, from</text:p>
      <text:p text:style-name="Standard">which it all emanates. That which is the seed of all things am I. Supporting</text:p>
      <text:p text:style-name="Standard">this universe with but a tiny portion of myself do I stand.”</text:p>
      <text:p text:style-name="Standard">Arjuna realized that all beings are one in God. But the most important</text:p>
      <text:p text:style-name="Standard">teaching of the chapter, which Arjuna grasped, was that even the actions</text:p>
      <text:p text:style-name="Standard">that he thought of as his own were really not his but the Lord’s, who used</text:p>
      <text:p text:style-name="Standard">him as an instrument.</text:p>
      <text:p text:style-name="Standard">Arjuna was both terrified and enraptured as he gazed on the Lord’s</text:p>
      <text:p text:style-name="Standard">cosmic form. The countless hosts of both the Kurus and the Pandavas were</text:p>
      <text:p text:style-name="Standard">seen entering into him. Each arm, each hand, each weapon was an arm, a</text:p>
      <text:p text:style-name="Standard">hand, and a weapon of the Divine Charioteer. Like moths rushing to a</text:p>
      <text:p text:style-name="Standard">flame, all these living beings rushed toward him to be consumed in the</text:p>
      <text:p text:style-name="Standard">fierce and terrible energy that was emanating from him. This fearsome</text:p>
      <text:p text:style-name="Standard">spectacle overwhelmed Arjuna. He shrank back and begged Krishna to</text:p>
      <text:p text:style-name="Standard">forgive him for having treated him in a familiar manner. All these years</text:p>
      <text:p text:style-name="Standard">Arjuna had considered Krishna to be only an exceptional human being, but</text:p>
      <text:p text:style-name="Standard">now he saw to his consternation that his friend was in reality the one</text:p>
      <text:p text:style-name="Standard">friend of the whole universe.</text:p>
      <text:p text:style-name="Standard">“O God of gods! O refuge of the universe! Be kind to me!” he cried,</text:p>
      <text:p text:style-name="Standard">appalled at the enormity of his offense. “Whatever disrespect I might have</text:p>
      <text:p text:style-name="Standard">shown to you in the past, pray forgive me, for you are possessed of</text:p>
      <text:p text:style-name="Standard">boundless compassion.”</text:p>
      <text:p text:style-name="Standard">Hearing this plea, the Lord once more resumed his previous form, that</text:p>
      <text:p text:style-name="Standard">delectable form that enraptured all those who saw it. The cosmic form was</text:p>
      <text:p text:style-name="Standard">shown to Arjuna to make him realize that a human being can neither create</text:p>
      <text:p text:style-name="Standard">nor destroy. All action is, in fact, universal action. So long as we do not</text:p>
      <text:p text:style-name="Standard">realize this, we are bound by the results of our actions, but once we do</text:p>
      <text:p text:style-name="Standard">realize it, then we are no longer bound, for we act as instruments of the</text:p>
      <text:p text:style-name="Standard">Divine. Our duty is only to make ourselves fitting instruments to be used</text:p>
      <text:p text:style-name="Standard">by him in whatever capacity he may think fit. Nimitta matram bhava</text:p>
      <text:p text:style-name="Standard">savyasachin (Do thou be an instrument alone, O Arjuna).</text:p>
      <text:p text:style-name="Standard">The final verse of the chapter sums up the entire teaching of the Gita. “O</text:p>
      <text:p text:style-name="Standard">son of Pandu, the one who performs action for my sake, who considers me</text:p>
      <text:p text:style-name="Standard">as the supreme goal of life, who is devoted to me, who is devoid of</text:p>
      <text:p text:style-name="Standard">attachment, and who is without animosity toward any living being, that</text:p>
      <text:p text:style-name="Standard">one finds it easy to attain me.”</text:p>
      <text:p text:style-name="Standard">The twelfth chapter is known as bhakti yoga, or the yoga of devotion. In</text:p>
      <text:p text:style-name="Standard">reply to Arjuna’s question, the Lord points out that devotion to the</text:p>
      <text:p text:style-name="Standard">formless Brahman is very difficult for the human mind to achieve, for the</text:p>
      <text:p text:style-name="Standard">mind is conditioned to see forms alone. Therefore, it is better to meditate</text:p>
      <text:p text:style-name="Standard">on the Lord with form, for God can be in any form in which the devotee</text:p>
      <text:p text:style-name="Standard">likes to picture him. If this is done with the knowledge that all forms</text:p>
      <text:p text:style-name="Standard">merely point to the formless Purushottama (supreme person), then the</text:p>
      <text:p text:style-name="Standard">devotee will easily reach the goal that striving yogis attain only after much</text:p>
      <text:p text:style-name="Standard">painful effort. The devotee of the formless Brahman considers the senses</text:p>
      <text:p text:style-name="Standard"><text:soft-page-break/>to be betrayers and suppresses and forces them into submission. The</text:p>
      <text:p text:style-name="Standard">devotee of God with form, however, enlists the aid of even the senses in</text:p>
      <text:p text:style-name="Standard">worship. The devotee offers all the activities of the senses, together with</text:p>
      <text:p text:style-name="Standard">the flowers gathered from the garden, at the lotus feet of the Lord. Seeing</text:p>
      <text:p text:style-name="Standard">his or her beloved in every form, he or she worships the whole creation.</text:p>
      <text:p text:style-name="Standard">Friendly and compassionate to all, he or she is contented with whatever he</text:p>
      <text:p text:style-name="Standard">or she gets, for everything is an image of his or her beloved. Such a</text:p>
      <text:p text:style-name="Standard">devotee is balanced in joy and sorrow, free from envy, fear, and anxiety.</text:p>
      <text:p text:style-name="Standard">They have no disappointments, since they have no expectations. They are</text:p>
      <text:p text:style-name="Standard">perfectly satisfied with whatever comes unasked, for everything is a gift</text:p>
      <text:p text:style-name="Standard">from their beloved. Their joy emanates from a nontemporal source, and</text:p>
      <text:p text:style-name="Standard">their only resolve is to love him and serve him to the best of their ability.</text:p>
      <text:p text:style-name="Standard">In the thirteenth chapter, Sri Krishna declares that this body of ours is</text:p>
      <text:p text:style-name="Standard">the kshetra, or field, which the Divine uses as his playground. The Divine</text:p>
      <text:p text:style-name="Standard">Spirit that thus uses this field is known as kshetrajna, or the knower of the</text:p>
      <text:p text:style-name="Standard">field. The bodies of all creatures are the individual fields of action and the</text:p>
      <text:p text:style-name="Standard">universe, the universal field. But the knower of all these is one and the</text:p>
      <text:p text:style-name="Standard">same—the Lord himself, the kshetrajna. In the state of ignorance, the</text:p>
      <text:p text:style-name="Standard">jivatma thinks that it alone is both the knower and the actor. Thus it keeps</text:p>
      <text:p text:style-name="Standard">sowing the seeds for future births in different fields and has to reap the</text:p>
      <text:p text:style-name="Standard">harvest of births in successive wombs. With the dawn of enlightenment,</text:p>
      <text:p text:style-name="Standard">the jiva realizes that the Lord’s Prakriti is the universal actor and the Lord</text:p>
      <text:p text:style-name="Standard">himself, the universal knower, and that the individual as a separate entity</text:p>
      <text:p text:style-name="Standard">does not exist. With this realization, its role as a separate person in the</text:p>
      <text:p text:style-name="Standard">cosmic drama comes to an end.</text:p>
      <text:p text:style-name="Standard">In the fourteenth chapter, the three modes of Prakriti—sattva, rajas, and</text:p>
      <text:p text:style-name="Standard">tamas—are explained. Sattva is the principle of harmony or equilibrium;</text:p>
      <text:p text:style-name="Standard">rajas, the principle of kinesis or action; and tamas, the principle of</text:p>
      <text:p text:style-name="Standard">lethargy or inertia. This is the modus operandi of Prakriti through which</text:p>
      <text:p text:style-name="Standard">she activates the whole of creation. All imaginable things are formed of a</text:p>
      <text:p text:style-name="Standard">combination and permutation of these three modes. The way to liberation</text:p>
      <text:p text:style-name="Standard">lies in overcoming rajas and tamas and developing sattvic qualities like</text:p>
      <text:p text:style-name="Standard">peace, harmony, and tranquillity, for this provides a fitting background for</text:p>
      <text:p text:style-name="Standard">the Divine to shine through us. Finally, of course, even sattva has to be</text:p>
      <text:p text:style-name="Standard">transcended, for even that is a product of Prakriti. The one who has</text:p>
      <text:p text:style-name="Standard">transcended these three gunas is thus known as trigunatita, and his or her</text:p>
      <text:p text:style-name="Standard">qualifications are similar to those of the sthithaprajna of the second</text:p>
      <text:p text:style-name="Standard">chapter and the karma yogi of the third.</text:p>
      <text:p text:style-name="Standard">The fifteenth chapter is known as purushottama yoga, or the yoga of the</text:p>
      <text:p text:style-name="Standard">supreme person, wherein Lord Krishna declares himself to be the</text:p>
      <text:p text:style-name="Standard">Purushottama who stands above the kshara and the akshara, matter and</text:p>
      <text:p text:style-name="Standard">spirit, by the interaction of which the entire world process comes into</text:p>
      <text:p text:style-name="Standard">being. The Purushottama can be said to be above this, inasmuch as he is</text:p>
      <text:p text:style-name="Standard">both transcendent and immanent. Though he permeates each and every</text:p>
      <text:p text:style-name="Standard">atom, creation cannot contain him, since the effect cannot contain the</text:p>
      <text:p text:style-name="Standard">cause.</text:p>
      <text:p text:style-name="Standard">The world process is compared to a mighty tree with its roots stretching</text:p>
      <text:p text:style-name="Standard">upward to the infinite, its branches spreading downward into the world,</text:p>
      <text:p text:style-name="Standard">and its aerial roots probing into the earth and binding the embodied soul</text:p>
      <text:p text:style-name="Standard">with its strong bonds of attachment. Using the sharp-edged sword of</text:p>
      <text:p text:style-name="Standard">discrimination, one has to cut asunder these clinging roots and thus gain</text:p>
      <text:p text:style-name="Standard">liberation.</text:p>
      <text:p text:style-name="Standard"><text:soft-page-break/>The sixteenth and the seventeenth chapters are in the nature corollaries,</text:p>
      <text:p text:style-name="Standard">and the eighteenth chapter is a grand summing up of the entire teaching. In</text:p>
      <text:p text:style-name="Standard">the sixteenth chapter, the difference between the Divine and the demonic</text:p>
      <text:p text:style-name="Standard">qualities is given so that one can try to shun the demonic and develop the</text:p>
      <text:p text:style-name="Standard">Divine. However noble we may think ourselves, there lurks a devil in each</text:p>
      <text:p text:style-name="Standard">of our bosoms, and one has to strive hard to eradicate it.</text:p>
      <text:p text:style-name="Standard">The seventeenth chapter is known as the yoga of the threefold faith, and</text:p>
      <text:p text:style-name="Standard">the Lord gives a masterly analysis of how the three modes of nature</text:p>
      <text:p text:style-name="Standard">(sattva, rajas, and tamas) infiltrate even our noblest actions such as</text:p>
      <text:p text:style-name="Standard">worship, charity, austerity, and sacrifice, as well as mundane things like</text:p>
      <text:p text:style-name="Standard">the food we eat. The three modes color every aspect of our action so that</text:p>
      <text:p text:style-name="Standard">the rajasic person’s charity is for show and ostentation; the tamasic</text:p>
      <text:p text:style-name="Standard">person’s worship is a mere mumbling of prayers, with no understanding of</text:p>
      <text:p text:style-name="Standard">their meaning or effect, lacking faith and firmness; while the sattvic soul</text:p>
      <text:p text:style-name="Standard">performs all actions with firmness, generosity, and no desire for personal</text:p>
      <text:p text:style-name="Standard">gain. Foods that are bland and promote mental as well as physical</text:p>
      <text:p text:style-name="Standard">strength, vitality, and health are known as yogic foods and are sattvic in</text:p>
      <text:p text:style-name="Standard">nature. Rajasic foods are hot and spicy and give rise to disease and</text:p>
      <text:p text:style-name="Standard">passion. Tamasic foods are stale and unwholesome and give rise to sloth</text:p>
      <text:p text:style-name="Standard">and sleep. Thus, the Lord analyzes every aspect of man’s nature and</text:p>
      <text:p text:style-name="Standard">activity and gives a perfect method as to how best we can try to surmount</text:p>
      <text:p text:style-name="Standard">rajas and tamas, starting from the basic level with the foods we eat, until</text:p>
      <text:p text:style-name="Standard">our entire system is purified and we can transcend the gunas of Prakriti</text:p>
      <text:p text:style-name="Standard">and reach the state of the Purushottama. The great mantra Aum Tat Sat</text:p>
      <text:p text:style-name="Standard">should be repeated at the beginning and end of every action, for it denotes</text:p>
      <text:p text:style-name="Standard">the Supreme and reminds the doer that all acts are done by his Prakriti and</text:p>
      <text:p text:style-name="Standard">that the fruits should be dedicated to him.</text:p>
      <text:p text:style-name="Standard">Finally, in the last and eighteenth chapter, known as the yoga of</text:p>
      <text:p text:style-name="Standard">liberation through renunciation, the Lord summarizes all that has been</text:p>
      <text:p text:style-name="Standard">said before. He reiterates that the real sannyasi is the one who has</text:p>
      <text:p text:style-name="Standard">renounced the sense of being the doer of actions and such a one is also the</text:p>
      <text:p text:style-name="Standard">real tyagi (renunciate), for sannyasa is not a mere matter of wearing ocher</text:p>
      <text:p text:style-name="Standard">robes and giving up home and family life. It entails a renunciation in the</text:p>
      <text:p text:style-name="Standard">mind, of clinging attachment to the things of the world. Such a one can</text:p>
      <text:p text:style-name="Standard">live in the world and play a part in the cosmic drama, as an instrument in</text:p>
      <text:p text:style-name="Standard">the hands of the Purushottama. Thus, Arjuna has to play his part, has to</text:p>
      <text:p text:style-name="Standard">renounce his tamasic attachment to relatives and take up his mighty bow</text:p>
      <text:p text:style-name="Standard">in the interests of the world at large. As the Gandiva is in his own hands,</text:p>
      <text:p text:style-name="Standard">so also is he in the hands of the Divine Archer. Krishna’s final words to his</text:p>
      <text:p text:style-name="Standard">beloved disciple Arjuna and through him to the world are, “Fix your mind</text:p>
      <text:p text:style-name="Standard">on me, and you will surely attain me. This do I promise you, for you are</text:p>
      <text:p text:style-name="Standard">dearly beloved by me.” And once again as a final benediction, “Having</text:p>
      <text:p text:style-name="Standard">renounced all dharmas, take refuge in me alone. Verily I promise you that</text:p>
      <text:p text:style-name="Standard">I shall free you from all sins and lead you to liberation.”</text:p>
      <text:p text:style-name="Standard">We carry the burden of our lives like mindless donkeys, not realizing</text:p>
      <text:p text:style-name="Standard">that the Lord within us is ever ready to bear the brunt of our lives, to laugh</text:p>
      <text:p text:style-name="Standard">and cry with us, to nurse and suckle us, to care for and comfort us. No one</text:p>
      <text:p text:style-name="Standard">is born alone and none needs to die alone, so why should we live alone?</text:p>
      <text:p text:style-name="Standard">Into this Kurukshetra of life we are propelled like Arjuna, not alone and</text:p>
      <text:p text:style-name="Standard">helpless as we think but ever protected by the charioteer within us. He has</text:p>
      <text:p text:style-name="Standard">ever been with us and is ever ready to help us, provided we allow</text:p>
      <text:p text:style-name="Standard">ourselves to be helped. We must take off the armor of our separate egos,</text:p>
      <text:p text:style-name="Standard"><text:soft-page-break/>with which we think we are protecting ourselves but with which we are</text:p>
      <text:p text:style-name="Standard">actually barricading ourselves against him, the Paramatma and the</text:p>
      <text:p text:style-name="Standard">Purushottama, nearer to us than our nearest, dearer than the dearest, sole</text:p>
      <text:p text:style-name="Standard">friend, sole relation, sole guide for the whole of humanity. Therefore,</text:p>
      <text:p text:style-name="Standard">surrender to him and live in harmony and peace devoid of cares, like the</text:p>
      <text:p text:style-name="Standard">fortunate child who cuddles into its mother’s arms and is carried by her</text:p>
      <text:p text:style-name="Standard">through the bustle and turbulence of life.</text:p>
      <text:p text:style-name="Standard">Tenderly, the Lord asked his beloved Arjuna, “Have you listened to my</text:p>
      <text:p text:style-name="Standard">teaching with single-pointed concentration, O Arjuna? Has your delusion</text:p>
      <text:p text:style-name="Standard">born of ignorance been destroyed?”</text:p>
      <text:p text:style-name="Standard">At these words, Arjuna, with his mind clear and his nerves and muscles</text:p>
      <text:p text:style-name="Standard">made as firm as steel, fearlessly replied, “By your grace, O Lord, my</text:p>
      <text:p text:style-name="Standard">delusion has gone, and I have gained my senses. I am now fixed in my</text:p>
      <text:p text:style-name="Standard">resolve and will do as you command.”</text:p>
      <text:p text:style-name="Standard">Saying this, he sprang to his feet and gave a blast on his conch</text:p>
      <text:p text:style-name="Standard">Devadatta, while Krishna blew the Panchajanya, sending a thrill of joy</text:p>
      <text:p text:style-name="Standard">through the Pandava ranks and a shock of fear through the Kauravas. At</text:p>
      <text:p text:style-name="Standard">the end of the sermon, Sanjaya declared to the blind king, “Blessed am I,</text:p>
      <text:p text:style-name="Standard">O King, for by the grace of Vyasa, I have heard this thrilling disclosure by</text:p>
      <text:p text:style-name="Standard">the master yogi, and I am enraptured. Wherever there is Krishna, the</text:p>
      <text:p text:style-name="Standard">master of yoga, and Partha, the wielder of the bow, there will be prosperity,</text:p>
      <text:p text:style-name="Standard">victory, glory, and righteousness. This is my firm conviction.”</text:p>
      <text:p text:style-name="Standard">Krishna and Arjuna stand for the jivatma and the Paramatma, the</text:p>
      <text:p text:style-name="Standard">embodied being and God, seated together in the chariot of the body. When</text:p>
      <text:p text:style-name="Standard">human being and God stand united, when the individual works in</text:p>
      <text:p text:style-name="Standard">collaboration with the Divine, when he or she becomes the living</text:p>
      <text:p text:style-name="Standard">conscious instrument of the Divine, then there can never be a defeat.</text:p>
      <text:p text:style-name="Standard">Righteousness and victory are the natural offspring of this blissful union.</text:p>
      <text:p text:style-name="Standard">This self is never born, nor does It ever perish, nor having been</text:p>
      <text:p text:style-name="Standard">born before will it be born in future. This self is unborn, eternal,</text:p>
      <text:p text:style-name="Standard">imperishable, and ageless. Though the body is slain, the self does</text:p>
      <text:p text:style-name="Standard">not perish.</text:p>
      <text:p text:style-name="Standard">As the spirit in our body wanders on through childhood, youth, and</text:p>
      <text:p text:style-name="Standard">old age, so it wanders on to a new body. Of this the sage has no</text:p>
      <text:p text:style-name="Standard">doubt.</text:p>
      <text:p text:style-name="Standard">SRIMAD BHAGAVAD GITA</text:p>
      <text:p text:style-name="Standard">Hari Aum Tat Sat</text:p>
      <text:p text:style-name="Standard">Aum Parthasarathaye Namaha!</text:p>
      <text:p text:style-name="Standard">26</text:p>
      <text:p text:style-name="Standard">The Mahabharata War</text:p>
      <text:p text:style-name="Standard">Bhishma Drona thata Jayadrathajala Gandhara Neelothpala,</text:p>
      <text:p text:style-name="Standard">Shalyagrahavathi Kripena vahani Karnena velakula,</text:p>
      <text:p text:style-name="Standard">Aswattama Vikarna ghoramakara, Duryodhana vartini,</text:p>
      <text:p text:style-name="Standard">Sothirna khalu Pandavairananathi Kaivartaka Keshava!</text:p>
      <text:p text:style-name="Standard">The gory river of battle, whose banks were Bhishma and Drona,</text:p>
      <text:p text:style-name="Standard">whose water was Jayadratha, whose treacherous blue lotus was</text:p>
      <text:p text:style-name="Standard">Shakuni, whose shark was Shalya, whose current was Kripa, whose</text:p>
      <text:p text:style-name="Standard">tidal wave was Karna, whose terrible crocodiles were Aswatthama</text:p>
      <text:p text:style-name="Standard">and Vikarna, and whose whirlpool was Durodhana, was crossed</text:p>
      <text:p text:style-name="Standard">over with ease by the Pandavas with Lord Krishna as their</text:p>
      <text:p text:style-name="Standard">ferryman.</text:p>
      <text:p text:style-name="Standard">SRIMAD BHAGAVAD GITA</text:p>
      <text:p text:style-name="Standard"><text:soft-page-break/>Now everything was ready and the two armies were set to commence the</text:p>
      <text:p text:style-name="Standard">war. Yudhishtira, over whose head waved the royal insignia of a pure white</text:p>
      <text:p text:style-name="Standard">umbrella, was seated in his chariot, gazing at the opposite side with a set</text:p>
      <text:p text:style-name="Standard">and stern face prepared to submit to the will of the Lord and abide by his</text:p>
      <text:p text:style-name="Standard">duty, however unpalatable it might be. Next came the gigantic Bhima, who</text:p>
      <text:p text:style-name="Standard">had no qualms about the task at hand and whose mighty arms ached for</text:p>
      <text:p text:style-name="Standard">having been held back so long from grappling with the wicked Dussasana.</text:p>
      <text:p text:style-name="Standard">His face was red and fiery with repressed anger. Then came Arjuna,</text:p>
      <text:p text:style-name="Standard">standing tall and radiant in the jeweled chariot with the four milk-white</text:p>
      <text:p text:style-name="Standard">steeds driven by Lord Krishna, who was shining and resplendent like a</text:p>
      <text:p text:style-name="Standard">thousand suns risen together. His look, filled with compassion, was enough</text:p>
      <text:p text:style-name="Standard">to grant liberation to all those who died gazing at his immaculate form.</text:p>
      <text:p text:style-name="Standard">The reins of the prancing horses were held lightly, yet firmly, in his</text:p>
      <text:p text:style-name="Standard">slender fingers and his unfailing smile swept over the entire host as if in</text:p>
      <text:p text:style-name="Standard">benediction. Next came the twins, Nakula and Sahadeva, slim and</text:p>
      <text:p text:style-name="Standard">handsome, their chariots drawn by two steeds with flowing manes and tails</text:p>
      <text:p text:style-name="Standard">and fiery eyes. Then came Drishtadyumna, general of the Pandava army,</text:p>
      <text:p text:style-name="Standard">Draupadi’s brother, born to kill Drona. Over each warrior waved his own</text:p>
      <text:p text:style-name="Standard">special pennon.</text:p>
      <text:p text:style-name="Standard">On the opposite side, in the center of the army, Duryodhana appeared,</text:p>
      <text:p text:style-name="Standard">riding on an elephant beneath the umbrella of the state. At the head of his</text:p>
      <text:p text:style-name="Standard">forces under a banner bearing the device of a palm tree stood Bhishma, the</text:p>
      <text:p text:style-name="Standard">ancient knight, clad in silver armor in a chariot driven by white horses.</text:p>
      <text:p text:style-name="Standard">Behind him was Drona, with red horses, and the heroic Karna, waiting to</text:p>
      <text:p text:style-name="Standard">succeed to the command at the fall of Bhishma. Duryodhana, who always</text:p>
      <text:p text:style-name="Standard">suspected that Drona’s and Bhishma’s allegiance lay elsewhere,</text:p>
      <text:p text:style-name="Standard">approached his preceptor and warned him in veiled terms of the</text:p>
      <text:p text:style-name="Standard">consequences of not discharging his duty. “Behold, O teacher, the mighty</text:p>
      <text:p text:style-name="Standard">army of the Pandavas arrayed for the battle, under the command of your</text:p>
      <text:p text:style-name="Standard">wise disciple Drishtadyumna, the son of Drupada!”</text:p>
      <text:p text:style-name="Standard">This was a deliberate jibe at Drona, who had been stupid enough, so</text:p>
      <text:p text:style-name="Standard">Duryodhana thought, to teach the art of warfare to the son of his</text:p>
      <text:p text:style-name="Standard">archenemy, Drupada, who had sworn to kill him. Duryodhana, of course,</text:p>
      <text:p text:style-name="Standard">could never understand the high code of chivalry that motivated great</text:p>
      <text:p text:style-name="Standard">souls like Drona, Bhishma, and Yudhishtira. He warned Drona in no</text:p>
      <text:p text:style-name="Standard">uncertain terms that his duty was to protect Bhishma at all costs. The</text:p>
      <text:p text:style-name="Standard">grandsire roared like a lion and blew his mighty conch, which was a sign</text:p>
      <text:p text:style-name="Standard">for the battle to commence. At that signal, Yudhishtira, to the amazement</text:p>
      <text:p text:style-name="Standard">of the onlookers, dismounted and walked unarmed up to Bhishma and</text:p>
      <text:p text:style-name="Standard">Drona. The Kauravas sneered mockingly, for they thought that this was a</text:p>
      <text:p text:style-name="Standard">last cowardly gesture on the part of the Pandava king. Fearlessly, he</text:p>
      <text:p text:style-name="Standard">walked up to the elders, bowed low, and spoke, “In our desire for the</text:p>
      <text:p text:style-name="Standard">kingdom, we have dared to array ourselves against you, who are worthy of</text:p>
      <text:p text:style-name="Standard">worship. Pray forgive us and bless us and grant us permission to fight</text:p>
      <text:p text:style-name="Standard">against you.”</text:p>
      <text:p text:style-name="Standard">Drona and Bhishma were full of love and admiration for this great pupil</text:p>
      <text:p text:style-name="Standard">of theirs, who had never deviated from the path of dharma. Both of them</text:p>
      <text:p text:style-name="Standard">blessed him and gave him permission to fight against them. After</text:p>
      <text:p text:style-name="Standard">Yudhishtira returned, Bhishma warned Duryodhana that he would never</text:p>
      <text:p text:style-name="Standard">kill any of the Pandavas, who were like his grandsons, but instead he</text:p>
      <text:p text:style-name="Standard">promised that he would destroy ten thousand of their soldiers daily.</text:p>
      <text:p text:style-name="Standard">Krishna now took Arjuna to get the blessings of the grandsire, who</text:p>
      <text:p text:style-name="Standard"><text:soft-page-break/>welcomed them and said, “Hail, O Madhava (Krishna). You know the past,</text:p>
      <text:p text:style-name="Standard">present, and future. Everything is a divine sport to you. As long as I carry</text:p>
      <text:p text:style-name="Standard">weapons, I can never be killed by anyone but you, O Krishna. Therefore, I</text:p>
      <text:p text:style-name="Standard">desire that you might take up arms against me. Let me see if you will grant</text:p>
      <text:p text:style-name="Standard">my wish!” Then, turning to Arjuna, his favorite grandson, the old knight</text:p>
      <text:p text:style-name="Standard">laid his hands lovingly and tenderly on his head and blessed him. With</text:p>
      <text:p text:style-name="Standard">eyes filled with tears, Arjuna saluted the grandsire and returned.</text:p>
      <text:p text:style-name="Standard">Yudhishtira now shouted to the opposing rank, “Is there anyone among you</text:p>
      <text:p text:style-name="Standard">who is desirous to come over to our side? If so, you are welcome.” At this,</text:p>
      <text:p text:style-name="Standard">Yuyutsu, a great warrior and the illegitimate son of Dhritharashtra by a</text:p>
      <text:p text:style-name="Standard">maidservant, walked over to the Pandava camp and was welcomed.</text:p>
      <text:p text:style-name="Standard">Just then a small bird, a lapwing, who had built her nest on the turf in the</text:p>
      <text:p text:style-name="Standard">middle of the battlefield, drew the attention of the Lord by her cries of</text:p>
      <text:p text:style-name="Standard">anxiety and distress for her young.</text:p>
      <text:p text:style-name="Standard">“Poor little mother,” he said tenderly, “let this be your protection.”</text:p>
      <text:p text:style-name="Standard">So saying, he removed the nest to the side of the field and placed a great</text:p>
      <text:p text:style-name="Standard">elephant bell, which lay on the ground, over the nest. Through the eighteen</text:p>
      <text:p text:style-name="Standard">days of the raging battle that followed, the lapwing and its nestlings were</text:p>
      <text:p text:style-name="Standard">kept in safety by the mercy of the Lord, who never failed to give it some</text:p>
      <text:p text:style-name="Standard">food daily and who was the only one who could spare a thought to the</text:p>
      <text:p text:style-name="Standard">smallest of his creations, even at such a crucial time as this. Similar was</text:p>
      <text:p text:style-name="Standard">the care he took over every person on the battlefield, even though people’s</text:p>
      <text:p text:style-name="Standard">limited vision may not have been able to appreciate this fact fully. Some</text:p>
      <text:p text:style-name="Standard">deserved death and others life, and to each was given his just deserts. But</text:p>
      <text:p text:style-name="Standard">everything was done so unobtrusively that it appeared to be by chance. It</text:p>
      <text:p text:style-name="Standard">was ever his way to look on the world as if it were a play. Sometimes he</text:p>
      <text:p text:style-name="Standard">would remove an obstacle so that the will of the players would have</text:p>
      <text:p text:style-name="Standard">unimpeded scope and sometimes place an obstacle for the same reason. In</text:p>
      <text:p text:style-name="Standard">this way, he allowed events to work themselves out, according to the law</text:p>
      <text:p text:style-name="Standard">of karma, striving ever to aid the course of destiny, even though this led in</text:p>
      <text:p text:style-name="Standard">the end to the self-destruction of all things. In this battle, he guided the</text:p>
      <text:p text:style-name="Standard">fortunes of both sides in an unobtrusive manner, but for the sake of the</text:p>
      <text:p text:style-name="Standard">Pandavas, who had surrendered their all to him, he often broke his normal</text:p>
      <text:p text:style-name="Standard">code of conduct and actively took a lead, even though his role as a</text:p>
      <text:p text:style-name="Standard">charioteer was apparently that of the uninvolved witness. He thus saved</text:p>
      <text:p text:style-name="Standard">them many times from the consequences of their own folly. If there was</text:p>
      <text:p text:style-name="Standard">any adharmic (unrighteous) act to be done, he always did it himself, for</text:p>
      <text:p text:style-name="Standard">the Lord is above his own laws, whereas for a human being to transgress</text:p>
      <text:p text:style-name="Standard">these laws would have resulted in infamy and ruin. A devotee may act in a</text:p>
      <text:p text:style-name="Standard">quixotic and sometimes foolhardy way, but the Lord will intervene and</text:p>
      <text:p text:style-name="Standard">save him, even at the risk of getting a bad name. With his wide-angled</text:p>
      <text:p text:style-name="Standard">vision, encompassing all the three states of time—past, present, and future</text:p>
      <text:p text:style-name="Standard">—he is ever able to judge and decide what is best for his creation. By the</text:p>
      <text:p text:style-name="Standard">sheer power of their love for him and the total surrender of their egos, the</text:p>
      <text:p text:style-name="Standard">Pandavas compelled the Lord to do all things for them, just as Bhishma</text:p>
      <text:p text:style-name="Standard">compelled him by the power of his love to take up arms against him, as</text:p>
      <text:p text:style-name="Standard">will be seen.</text:p>
      <text:p text:style-name="Standard">Bhishma sparked off the battle by his clarion call to the ranks, “O</text:p>
      <text:p text:style-name="Standard">Kshatriyas! Here is a golden opportunity for you to exhibit your heroism.</text:p>
      <text:p text:style-name="Standard">We are now standing on the threshold of heaven. The portals are open to</text:p>
      <text:p text:style-name="Standard">you. To die of old age and disease on a comfortable bed in his own house</text:p>
      <text:p text:style-name="Standard">is a shame for a Kshatriya! To die on a battlefield fighting for a righteous</text:p>
      <text:p text:style-name="Standard"><text:soft-page-break/>cause is his supreme fortune. Dying thus, bravely, with your bodies pierced</text:p>
      <text:p text:style-name="Standard">all over with arrows, you will directly go to heaven.” So saying, he gave</text:p>
      <text:p text:style-name="Standard">another blast on his conch. The battle cry was echoed by the opposing</text:p>
      <text:p text:style-name="Standard">ranks, and the horses and chariots charged forward with bloodcurdling</text:p>
      <text:p text:style-name="Standard">cries.</text:p>
      <text:p text:style-name="Standard">The first day’s battle, however, was fought on a cautious note. Both</text:p>
      <text:p text:style-name="Standard">armies had been arranged in phalanxes that were difficult to penetrate.</text:p>
      <text:p text:style-name="Standard">Arjuna, after humbly paying his respects to the grandsire, proceeded to</text:p>
      <text:p text:style-name="Standard">engage him in a fierce combat. A few Kaurava brothers, as well as Shakuni</text:p>
      <text:p text:style-name="Standard">and Shalya, came to his assistance, while Bhima and Arjuna’s son</text:p>
      <text:p text:style-name="Standard">Abhimanyu joined Arjuna. Bhishma’s banner was felled by Arjuna and his</text:p>
      <text:p text:style-name="Standard">horses killed by Abhimanyu. Arjunda then proceeded to rout Shalya,</text:p>
      <text:p text:style-name="Standard">Shakuni, and the Kaurava brothers and then went on to intercept Bhishma,</text:p>
      <text:p text:style-name="Standard">who had turned away from Arjuna and was creating havoc among the</text:p>
      <text:p text:style-name="Standard">Pandava ranks.</text:p>
      <text:p text:style-name="Standard">It was a wonderful sight to see the oldest and the youngest of the Kuru</text:p>
      <text:p text:style-name="Standard">warriors forestalling each other with expertise! Finally, a brilliant lad of</text:p>
      <text:p text:style-name="Standard">sixteen, who was almost his father’s equal in warfare, managed to wound</text:p>
      <text:p text:style-name="Standard">not only Bhishma but also Shalya and Kritavarma, who had joined the</text:p>
      <text:p text:style-name="Standard">attack. Drishtadyumna challenged Drona but was routed. Uttara, the young</text:p>
      <text:p text:style-name="Standard">prince of Matsya, now challenged Bhishma, cut off his staff, killed his</text:p>
      <text:p text:style-name="Standard">charioteer, and destroyed chariot after chariot. After his training with</text:p>
      <text:p text:style-name="Standard">Arjuna, he had turned out to be a formidable fighter. Bhishma was in a</text:p>
      <text:p text:style-name="Standard">dilemma what to do with this boy, but Shalya had no such qualms. He</text:p>
      <text:p text:style-name="Standard">aimed a deadly javelin at his heart and killed Uttara instantly. This was the</text:p>
      <text:p text:style-name="Standard">first adharmic act of the war. Sveta, his elder brother, was furious at seeing</text:p>
      <text:p text:style-name="Standard">how his young brother had been killed and turned his fury on Bhishma. He</text:p>
      <text:p text:style-name="Standard">possessed an invincible bow from Lord Shiva, and Bhishma found himself</text:p>
      <text:p text:style-name="Standard">helpless against his onslaught. Realizing that Sveta was invincible so long</text:p>
      <text:p text:style-name="Standard">as he held his bow, Bhishma taunted him, “Were you taught only archery?</text:p>
      <text:p text:style-name="Standard">Cannot you fight with a sword?”</text:p>
      <text:p text:style-name="Standard">The chivalrous Sveta immediately accepted the challenge and took up</text:p>
      <text:p text:style-name="Standard">his sword. Now Bhishma, too, tarnished his fair name by cutting off</text:p>
      <text:p text:style-name="Standard">Sveta’s right arm with an arrow. Sveta continued to fight with his sword in</text:p>
      <text:p text:style-name="Standard">his left hand, but Bhishma severed his other arm as well, and Sveta slowly</text:p>
      <text:p text:style-name="Standard">bled to death. In utter dismay, Yudhishtira tried his best to console King</text:p>
      <text:p text:style-name="Standard">Virata for the loss of both his beloved sons on the very first day of the</text:p>
      <text:p text:style-name="Standard">battle. Thus the day ended on a disastrous note for the Pandavas, and</text:p>
      <text:p text:style-name="Standard">Duryodhana was jubilant.</text:p>
      <text:p text:style-name="Standard">The second day was a stalemate. On the third day, Bhishma arranged his</text:p>
      <text:p text:style-name="Standard">army in the eagle formation, and the Pandavas formed a crescent. Arjuna,</text:p>
      <text:p text:style-name="Standard">as usual, engaged Bhishma. Gatotkacha, who was the gigantic son of</text:p>
      <text:p text:style-name="Standard">Bhima by his rakshasi wife, created havoc in the Kaurava ranks. The</text:p>
      <text:p text:style-name="Standard">rakshasas were capable of using many magic stratagems, but Krishna</text:p>
      <text:p text:style-name="Standard">forbade Gatotkacha to use them unless the other party resorted to similar</text:p>
      <text:p text:style-name="Standard">tactics.</text:p>
      <text:p text:style-name="Standard">The sixth day was marked by great slaughter on both sides. Drona</text:p>
      <text:p text:style-name="Standard">proved irresistible. After killing thirteen of the Kaurava brothers, Bhima</text:p>
      <text:p text:style-name="Standard">fought and defeated Duryodhana, who fell unconscious and had to be</text:p>
      <text:p text:style-name="Standard">carried off the field by his brother-in-law, Jayadratha. That night,</text:p>
      <text:p text:style-name="Standard">Duryodhana went to Bhishma, who consoled him and gave him a potion to</text:p>
      <text:p text:style-name="Standard">relieve his pain. On the seventh day, Bhima’s tally of Kaurava brothers</text:p>
      <text:p text:style-name="Standard"><text:soft-page-break/>reached twenty-six, and Duryodhana, for the first time, wept in front of</text:p>
      <text:p text:style-name="Standard">Bhishma, who told him, “It is too late to grieve now. Warriors should go to</text:p>
      <text:p text:style-name="Standard">battle, expecting to die.”</text:p>
      <text:p text:style-name="Standard">Duryodhana could not brook this piece of salutary advice and sent his</text:p>
      <text:p text:style-name="Standard">brother Dussasana to Bhishma, asking him to step down and let Karna take</text:p>
      <text:p text:style-name="Standard">up the leadership. Karna had boastfully promised his friend that he would</text:p>
      <text:p text:style-name="Standard">slaughter the entire Pandava host if Bhishma would only relinquish his</text:p>
      <text:p text:style-name="Standard">post.</text:p>
      <text:p text:style-name="Standard">Arjuna’s son Iravan, though considerably maimed by the sacrifice of his</text:p>
      <text:p text:style-name="Standard">flesh, was still seen to be creating havoc, until at last he was killed. The</text:p>
      <text:p text:style-name="Standard">Pandavas were sunk in gloom, and Arjuna had to be consoled by Krishna.</text:p>
      <text:p text:style-name="Standard">On the eighth day, the Pandava army arranged itself in a three-pronged</text:p>
      <text:p text:style-name="Standard">formation led by Bhima, Satyaki, and Yudhishtira. Sixteen more of the</text:p>
      <text:p text:style-name="Standard">Kauravas fell under Bhima’s mace, making the tally forty-two. That night</text:p>
      <text:p text:style-name="Standard">again, Duryodhana asked Bhishma to retire. The latter reminded him of his</text:p>
      <text:p text:style-name="Standard">folly in having denied the Pandavas their birthright and having insulted</text:p>
      <text:p text:style-name="Standard">Draupadi. He refused to retire from the battlefield so long as he was alive</text:p>
      <text:p text:style-name="Standard">and promised to do better the next day. The next day, Bhishma appeared to</text:p>
      <text:p text:style-name="Standard">be the incarnation of the god of death himself! His fiery astras (weapons)</text:p>
      <text:p text:style-name="Standard">burned up the Pandava army, and they realized that so long as he was alive,</text:p>
      <text:p text:style-name="Standard">they would have no hope of victory. The Lord knew that Arjuna’s</text:p>
      <text:p text:style-name="Standard">fainthearted attempts at fighting with the grandsire were going to prolong</text:p>
      <text:p text:style-name="Standard">the war unnecessarily. At last, on the ninth day, when he saw that Arjuna</text:p>
      <text:p text:style-name="Standard">was still avoiding a serious confrontation, he himself jumped out of the</text:p>
      <text:p text:style-name="Standard">chariot, holding aloft a broken chariot wheel like a discus in his hand, in</text:p>
      <text:p text:style-name="Standard">mock anger, as if to kill Bhishma. Bhishma was overjoyed. With folded</text:p>
      <text:p text:style-name="Standard">palms, he welcomed him and said, “Hail to you, O lotus-eyed one! Blessed</text:p>
      <text:p text:style-name="Standard">am I to meet death at your hands.”</text:p>
      <text:p text:style-name="Standard">Arjuna jumped out of the chariot, caught Krishna’s upraised arm, and</text:p>
      <text:p text:style-name="Standard">promised to do better. Thus, the Lord’s show of anger had two effects. He</text:p>
      <text:p text:style-name="Standard">was able to fulfill Bhishma’s desire to see him take up arms, even at the</text:p>
      <text:p text:style-name="Standard">cost of transgressing his own word, and he was able to whip up the desired</text:p>
      <text:p text:style-name="Standard">wrath in Arjuna.</text:p>
      <text:p text:style-name="Standard">Duryodhana, on the other hand, was constantly taunting and deriding the</text:p>
      <text:p text:style-name="Standard">grandsire for his half-hearted attempts against the Pandavas, even though</text:p>
      <text:p text:style-name="Standard">he was keeping his promise of destroying ten thousand Pandava soldiers</text:p>
      <text:p text:style-name="Standard">daily. The old man bore up with the insults and continued to do his duty.</text:p>
      <text:p text:style-name="Standard">Drona had been similarly insulted by Duryodhana for not doing his duty,</text:p>
      <text:p text:style-name="Standard">so he also started to harass the Pandava host.</text:p>
      <text:p text:style-name="Standard">That night, as suggested by Krishna, when darkness had descended and</text:p>
      <text:p text:style-name="Standard">the soldiers on both sides lay chanting around the fires, the five brothers</text:p>
      <text:p text:style-name="Standard">silently slipped into the tent of their beloved grandsire. Bhishma’s heart</text:p>
      <text:p text:style-name="Standard">rejoiced at the sight of these men whom he loved dearly. Tenderly, he</text:p>
      <text:p text:style-name="Standard">asked them why they had come, and Yudhishtira spoke.</text:p>
      <text:p text:style-name="Standard">“Grandfather,” he said, “it is impossible for us to attain victory so long</text:p>
      <text:p text:style-name="Standard">as you lead the Kaurava host. We have come, therefore, to ask you to tell</text:p>
      <text:p text:style-name="Standard">us how we can kill you, for we have heard that you cannot be killed</text:p>
      <text:p text:style-name="Standard">without your volition.”</text:p>
      <text:p text:style-name="Standard">Strange question for a grandchild to put and stranger still the answer.</text:p>
      <text:p text:style-name="Standard">The aged knight smiled gently. He knew that the time for release had come</text:p>
      <text:p text:style-name="Standard">at last. He had the power to depart from this life as and when he pleased.</text:p>
      <text:p text:style-name="Standard">That same fidelity that had for such a long time bid him stay was now</text:p>
      <text:p text:style-name="Standard"><text:soft-page-break/>beckoning him to leave. He was tired of life, tired of the indiscriminate</text:p>
      <text:p text:style-name="Standard">slaughter of the past few days, tired of listening to Duryodhana’s incessant</text:p>
      <text:p text:style-name="Standard">taunts. All these years, he had done his best to keep aloft the banner of the</text:p>
      <text:p text:style-name="Standard">Kuru dynasty, even at the cost of personal happiness. Now he realized that</text:p>
      <text:p text:style-name="Standard">the only way to make his life’s mission a success was for the Pandavas to</text:p>
      <text:p text:style-name="Standard">rule. For the accomplishment of this purpose, he would have to make the</text:p>
      <text:p text:style-name="Standard">last and final sacrifice of his own life, for as long as he lived, they would</text:p>
      <text:p text:style-name="Standard">never win, and for this also he was totally prepared.</text:p>
      <text:p text:style-name="Standard">“It is true, my child,” he said to Yudhishtira, “that your hope of victory</text:p>
      <text:p text:style-name="Standard">while I am alive is in vain. Neither may you hope to slay me while I am</text:p>
      <text:p text:style-name="Standard">armed. But mark you well, I will not fight against those who are afraid, or</text:p>
      <text:p text:style-name="Standard">those who are weak from wounds or illness, or those who have surrendered</text:p>
      <text:p text:style-name="Standard">to me. Nor will I take up arms against a woman or one who has been a</text:p>
      <text:p text:style-name="Standard">woman before. If you attack me tomorrow from behind such a person, you</text:p>
      <text:p text:style-name="Standard">will accomplish your purpose and achieve my death.”</text:p>
      <text:p text:style-name="Standard">He spoke calmly and happily, as if he were discussing the weather rather</text:p>
      <text:p text:style-name="Standard">than the method of his end, abiding to the last by the high code of dharma</text:p>
      <text:p text:style-name="Standard">and chivalry that he had always followed. Then Krishna reminded the</text:p>
      <text:p text:style-name="Standard">brothers that Shikandin, the brother of Draupadi, was such a warrior, who</text:p>
      <text:p text:style-name="Standard">had been born a woman and had changed her sex.</text:p>
      <text:p text:style-name="Standard">So it was arranged, in front of Bhishma himself, that Arjuna would fight</text:p>
      <text:p text:style-name="Standard">with Bhishma the next day, keeping Shikandin in front of him, so that</text:p>
      <text:p text:style-name="Standard">Bhishma would not retaliate. A wave of love and remorse swept over</text:p>
      <text:p text:style-name="Standard">Arjuna as the plans were completed. He remembered the days of his</text:p>
      <text:p text:style-name="Standard">childhood when he used to be dandled and caressed by the old man, for he</text:p>
      <text:p text:style-name="Standard">had always been his favorite. How could he, who had been so tenderly</text:p>
      <text:p text:style-name="Standard">loved, aim the fatal arrow at the heart of this beloved warrior? Arjuna</text:p>
      <text:p text:style-name="Standard">wept unashamedly, and it was Bhishma himself who had to remind him of</text:p>
      <text:p text:style-name="Standard">his duty as a Kshatriya and steel him to a stern performance of it. The</text:p>
      <text:p text:style-name="Standard">Lord’s compassionate glance swept over Bhishma and blessed him. The</text:p>
      <text:p text:style-name="Standard">brothers departed as silently as they had come, leaving Bhishma with a</text:p>
      <text:p text:style-name="Standard">vast sense of relief that at last the long and weary journey was coming to</text:p>
      <text:p text:style-name="Standard">an end.</text:p>
      <text:p text:style-name="Standard">It could well be asked why the Lord, who knew all things, did not tell the</text:p>
      <text:p text:style-name="Standard">Pandavas how Bhishma could be killed, but as usual he always preferred to</text:p>
      <text:p text:style-name="Standard">allow the true nature of each character to unfold itself so that the world</text:p>
      <text:p text:style-name="Standard">would come to realize the greatness of his devotees.</text:p>
      <text:p text:style-name="Standard">The tenth day dawned, and Bhishma knew it to be his last day of fighting</text:p>
      <text:p text:style-name="Standard">in the battlefield of life. Happily, he propitiated the gods before</text:p>
      <text:p text:style-name="Standard">proceeding to the battle. The Kauravas noted with dismay the many bad</text:p>
      <text:p text:style-name="Standard">omens that were seen on their side. The sun rose bright and Bhishma</text:p>
      <text:p text:style-name="Standard">plunged into the fray. Wherever he went, Arjuna’s chariot pursued him.</text:p>
      <text:p text:style-name="Standard">Shikandin stood in front, beside the Divine Charioteer, and Arjuna from</text:p>
      <text:p text:style-name="Standard">behind the maiden knight shot arrow after arrow at his beloved grandsire.</text:p>
      <text:p text:style-name="Standard">Scorning to shoot at one who had once been a woman, Bhishma would</text:p>
      <text:p text:style-name="Standard">laughingly aim an arrow at Arjuna whenever a sudden turn of the wheels</text:p>
      <text:p text:style-name="Standard">gave him a chance. The Kauravas did their best to protect him, but Krishna</text:p>
      <text:p text:style-name="Standard">maneuvered the chariot so brilliantly that Arjuna was able to fight his way</text:p>
      <text:p text:style-name="Standard">right up to the grandsire’s chariot. Bhishma laughed with joy for he knew</text:p>
      <text:p text:style-name="Standard">the end was fast approaching, but he was determined to terminate his</text:p>
      <text:p text:style-name="Standard">earthly career in a blaze of glory, doing his duty to the last. He let fly</text:p>
      <text:p text:style-name="Standard">showers of arrows at Arjuna’s chariot, carefully avoiding Shikandin. Many</text:p>
      <text:p text:style-name="Standard"><text:soft-page-break/>arrows pierced the Lord, who looked resplendent with droplets of blood all</text:p>
      <text:p text:style-name="Standard">over him from the puja of arrows by his devotee. He continued to smile</text:p>
      <text:p text:style-name="Standard">enchantingly at Bhishma, who rejoiced and felt refreshed at the sight of</text:p>
      <text:p text:style-name="Standard">that splendid form brandishing a whip and maneuvering the horse in front</text:p>
      <text:p text:style-name="Standard">of him. Arjuna’s and Shikandin’s arrows, which were clustering thicker</text:p>
      <text:p text:style-name="Standard">and thicker on his body, seemed like mere darts to him, for all he could</text:p>
      <text:p text:style-name="Standard">behold was the Lord’s enchanting form. Suddenly, with a swoop, Krishna</text:p>
      <text:p text:style-name="Standard">closed in on him, preventing anyone else from coming in between. Raising</text:p>
      <text:p text:style-name="Standard">his conch, the Panchajanya, to his lips, he blew long and loud. The sound</text:p>
      <text:p text:style-name="Standard">was of the primeval sound aum. It filled Bhishma’s ears, and his mind</text:p>
      <text:p text:style-name="Standard">became fixed on that infinite absolute, which the sound represented. His</text:p>
      <text:p text:style-name="Standard">eyes pinned themselves on the physical form of that absolute that he saw</text:p>
      <text:p text:style-name="Standard">standing before him, holding the reins of his destroyer’s chariot. That</text:p>
      <text:p text:style-name="Standard">formless one who had taken on a form to enchant the whole world now</text:p>
      <text:p text:style-name="Standard">seemed to be calling him to stop the game and go to him.</text:p>
      <text:p text:style-name="Standard">Arjuna fought as one possessed, for he had shut his mind to everything</text:p>
      <text:p text:style-name="Standard">but the stern call of duty. Rising above the dualities of love and hate, pain</text:p>
      <text:p text:style-name="Standard">and pleasure, he sent arrow after arrow at his beloved grandsire, piercing</text:p>
      <text:p text:style-name="Standard">him all over. Yudhishtira could not see because of the tears that blinded</text:p>
      <text:p text:style-name="Standard">him, but Bhishma was happy that only Arjuna’s arrows could pierce him</text:p>
      <text:p text:style-name="Standard">and not Shikandin’s. There was no sound on the field except that of</text:p>
      <text:p text:style-name="Standard">whizzing arrows. The drums and trumpets were dumb, as were all the</text:p>
      <text:p text:style-name="Standard">warriors. Everyone watched the mighty drama with trepidation. At last, the</text:p>
      <text:p text:style-name="Standard">time for the mortal wound had come. The end of the day and the end of his</text:p>
      <text:p text:style-name="Standard">life: Bhishma received the fatal arrow straight into his heart. With his</text:p>
      <text:p text:style-name="Standard">body torn to shreds by his grandson’s arrows, his face lit up with a smile of</text:p>
      <text:p text:style-name="Standard">great beauty. With his eyes clinging lovingly to the face of the Lord, which</text:p>
      <text:p text:style-name="Standard">was resplendent in the last rays of the dying sun, the great Bhishma fell,</text:p>
      <text:p text:style-name="Standard">but he did not touch the ground, for he was entirely covered with arrows,</text:p>
      <text:p text:style-name="Standard">and he lay, as it were, on a couch of arrows. The sky sent a shower of rain,</text:p>
      <text:p text:style-name="Standard">and a wail rose up from both the ranks that resounded in all the quarters. It</text:p>
      <text:p text:style-name="Standard">was as if Mother Earth were crying out in pain at the death of one of her</text:p>
      <text:p text:style-name="Standard">greatest sons. Even now, death could not approach him, for as he fell, he</text:p>
      <text:p text:style-name="Standard">remembered that the year was still in its dark half—dakshinayana (June to</text:p>
      <text:p text:style-name="Standard">December)—an inauspicious time for the passing of the soul. He</text:p>
      <text:p text:style-name="Standard">determined to stay alive until the beginning of the summer solstice,</text:p>
      <text:p text:style-name="Standard">uttarayana, when the sun would start its northbound journey.</text:p>
      <text:p text:style-name="Standard">With the fall of Bhishma, a truce was called, and warriors from both</text:p>
      <text:p text:style-name="Standard">camps crowded around him. With barefeet and bare chests, the heroes</text:p>
      <text:p text:style-name="Standard">surrounded the fallen grandsire. All of them shared the same grief. They</text:p>
      <text:p text:style-name="Standard">would have carried him away to a more comfortable place, since he had</text:p>
      <text:p text:style-name="Standard">expressed his wish to remain alive until uttarayana, but he refused to</text:p>
      <text:p text:style-name="Standard">move from the spot where he had fallen, impaled on sharp arrows.</text:p>
      <text:p text:style-name="Standard">“This is a fitting bed for a warrior,” he said, “but I would like a support</text:p>
      <text:p text:style-name="Standard">for my head.”</text:p>
      <text:p text:style-name="Standard">His head was the only part of him that was free from arrows.</text:p>
      <text:p text:style-name="Standard">Duryodhana had soft pillows brought for him, but he would have none of</text:p>
      <text:p text:style-name="Standard">these. “Arjuna, my child,” he said, looking at him who had provided him</text:p>
      <text:p text:style-name="Standard">with a hero’s bed. It is said that only Arjuna’s arrows had struck him, while</text:p>
      <text:p text:style-name="Standard">Shikandin’s had fallen off. “Get me a pillow to rest my head, as you have</text:p>
      <text:p text:style-name="Standard">given me a bed.”</text:p>
      <text:p text:style-name="Standard">Arjuna was standing dumb with grief, hardly able to look at that beloved</text:p>
      <text:p text:style-name="Standard"><text:soft-page-break/>face, but he understood his request and shot three arrows in quick</text:p>
      <text:p text:style-name="Standard">succession down into the earth with such accuracy that they formed a</text:p>
      <text:p text:style-name="Standard">perfect support for the hoary head of the mighty warrior. There was a</text:p>
      <text:p text:style-name="Standard">raging thirst within him, and his tongue clung to the roof of his mouth.</text:p>
      <text:p text:style-name="Standard">Bhishma asked for water, but Duryodhana’s jar of water failed to quench</text:p>
      <text:p text:style-name="Standard">his thirst. Again, he looked at Arjuna, and an unmistakable message</text:p>
      <text:p text:style-name="Standard">passed from his eyes. Arjuna shot an arrow deep into the womb of the</text:p>
      <text:p text:style-name="Standard">earth, and a gush of water sprang forth, straight into Bhishma’s mouth. It</text:p>
      <text:p text:style-name="Standard">is said that Mother Ganga herself came out of the earth to quench the thirst</text:p>
      <text:p text:style-name="Standard">of her beloved son. Bhishma gave a sigh of relief and looked gratefully at</text:p>
      <text:p text:style-name="Standard">his beloved grandson. Arjuna also felt as if that look, like the cooling</text:p>
      <text:p text:style-name="Standard">waters of the Ganga, helped to assuage in some small measure the burning</text:p>
      <text:p text:style-name="Standard">pain in his heart.</text:p>
      <text:p text:style-name="Standard">Bhishma ordered Duryodhana to dig a deep trench around him so that</text:p>
      <text:p text:style-name="Standard">wild animals could not approach. He forbade him to erect a tent or</text:p>
      <text:p text:style-name="Standard">anything else over him, for he wanted to be left alone to spend his</text:p>
      <text:p text:style-name="Standard">remaining days in solitude and worship. “Those of you who are alive after</text:p>
      <text:p text:style-name="Standard">the war may come and see me at the beginning of uttarayana,” he said.</text:p>
      <text:p text:style-name="Standard">Then, turning to Duryodhana, he said, “My dear child, please listen to me</text:p>
      <text:p text:style-name="Standard">now, at least. Let this enmity cease with my death. It impossible for you to</text:p>
      <text:p text:style-name="Standard">defeat the Pandavas. If you do not stop the war now, you will all perish.</text:p>
      <text:p text:style-name="Standard">Please heed my words and put an end to this senseless carnage.”</text:p>
      <text:p text:style-name="Standard">Duryodhana hung his head and remained silent. Bhishma closed his eyes</text:p>
      <text:p text:style-name="Standard">sadly and surrendered to the inevitable.</text:p>
      <text:p text:style-name="Standard">In the Kaurava camp, Karna fully expected that he would be appointed</text:p>
      <text:p text:style-name="Standard">general. But after consulting everyone, it was decided that Drona should</text:p>
      <text:p text:style-name="Standard">take over the command, as he might be displeased otherwise. So the next</text:p>
      <text:p text:style-name="Standard">few days saw Drona at the helm, but his leadership lacked the grandeur of</text:p>
      <text:p text:style-name="Standard">Bhishma’s. The eleventh day saw Karna in the midst of the Pandava forces</text:p>
      <text:p text:style-name="Standard">wreaking havoc as he had promised to do. Among the Pandava army,</text:p>
      <text:p text:style-name="Standard">Abhimanyu was the hero of the day, fighting single-handedly against many</text:p>
      <text:p text:style-name="Standard">of the Kaurava heroes. Duryodhana ordered Drona to capture Yudhishtira</text:p>
      <text:p text:style-name="Standard">alive, for that would put an effective end to the war. Drona promised to do</text:p>
      <text:p text:style-name="Standard">his best, but at the end of the day, he had to confess failure. Duryodhana</text:p>
      <text:p text:style-name="Standard">taunted him as usual and stung him to the quick. Drona retaliated and said,</text:p>
      <text:p text:style-name="Standard">“As long as Bhima with his mighty mace and Arjuna guided by Krishna</text:p>
      <text:p text:style-name="Standard">are protecting Yudhishtira, there is no hope of capturing him either alive</text:p>
      <text:p text:style-name="Standard">or dead.”</text:p>
      <text:p text:style-name="Standard">The Trigarta brothers now promised to lure Arjuna away from</text:p>
      <text:p text:style-name="Standard">Yudhishtira, and Drona said he would try again the next day. News of</text:p>
      <text:p text:style-name="Standard">Duryodhana’s master plan to capture the king alive was brought to the</text:p>
      <text:p text:style-name="Standard">Pandavas. They decided to guard Yudhishtira on all sides, Arjuna and</text:p>
      <text:p text:style-name="Standard">Abhimanyu in front, Bhima behind, and Nakula and Sahadeva on the sides.</text:p>
      <text:p text:style-name="Standard">However, the Trigartas challenged Arjuna to a battle two miles away. He</text:p>
      <text:p text:style-name="Standard">was forced to go, but gave strict instructions to his son and his brothers not</text:p>
      <text:p text:style-name="Standard">to leave the king unprotected at any time. However, despite their best</text:p>
      <text:p text:style-name="Standard">efforts, they could not stop Drona from penetrating their barricade, and at</text:p>
      <text:p text:style-name="Standard">last Yudhishtira was forced to retreat.</text:p>
      <text:p text:style-name="Standard">On his return after defeating the Trigartas, Arjuna was forestalled by</text:p>
      <text:p text:style-name="Standard">Bhagadatta, the son of Narakasura, mounted on his ferocious elephant.</text:p>
      <text:p text:style-name="Standard">Even Bhima was having a terrible time with him. Seeing Arjuna, he turned</text:p>
      <text:p text:style-name="Standard">the full blast of his fury on him but was unable to close on him because of</text:p>
      <text:p text:style-name="Standard"><text:soft-page-break/>Krishna’s skillful maneuvering of the chariot. At last, in fury he charged</text:p>
      <text:p text:style-name="Standard">his goad with the deadly Vaishnava mantra and hurled it at Arjuna with all</text:p>
      <text:p text:style-name="Standard">his might. It streaked like lightning toward him, splitting the arrows that</text:p>
      <text:p text:style-name="Standard">Arjuna discharged in defense. Had it reached its mark it would surely have</text:p>
      <text:p text:style-name="Standard">been the end of Arjuna, but the Lord cast off his whip and reins and stood</text:p>
      <text:p text:style-name="Standard">up to receive the fatal weapon on his own chest. To the amazement of all,</text:p>
      <text:p text:style-name="Standard">the goad changed into a garland of flowers, a vanamala, the emblem of</text:p>
      <text:p text:style-name="Standard">Lord Vishnu, and adorned the neck of the Divine Charioteer, who was none</text:p>
      <text:p text:style-name="Standard">other than the incarnation of Vishnu. He explained to Arjuna that this</text:p>
      <text:p text:style-name="Standard">weapon had been given by him in a previous incarnation to the Earth</text:p>
      <text:p text:style-name="Standard">goddess, who had presented it to her son, Narakasura, who in turn had</text:p>
      <text:p text:style-name="Standard">given it to his son Bhagadatta. It would kill anyone who was armed.</text:p>
      <text:p text:style-name="Standard">Without his goad, Bhagadatta was vulnerable and was easily killed by</text:p>
      <text:p text:style-name="Standard">Arjuna.</text:p>
      <text:p text:style-name="Standard">The twelfth day ended with Drona still being unable to capture</text:p>
      <text:p text:style-name="Standard">Yudhishtira. In the evening, unable to bear Duryodhana’s taunts, Drona</text:p>
      <text:p text:style-name="Standard">took an oath that the next day he would either capture Yudhishtira or kill</text:p>
      <text:p text:style-name="Standard">one of the best warriors on the Pandava side. On the thirteenth day,</text:p>
      <text:p text:style-name="Standard">therefore, he arranged his army in the padmavyuha, or lotus formation. He</text:p>
      <text:p text:style-name="Standard">himself remained in the center and stationed all their great warriors in</text:p>
      <text:p text:style-name="Standard">each concentric circle of the formation. The remainder of the Trigartas</text:p>
      <text:p text:style-name="Standard">were known as the Samsaptakas, and they swore to fight to the last man</text:p>
      <text:p text:style-name="Standard">and keep Arjuna away from the main battle. Arjuna was forced to go, and</text:p>
      <text:p text:style-name="Standard">Drona began to wreak havoc with his impenetrable formation. It soon</text:p>
      <text:p text:style-name="Standard">became obvious that unless the vyuha was broken, the Pandava army</text:p>
      <text:p text:style-name="Standard">would be exterminated.</text:p>
      <text:p text:style-name="Standard">Only Arjuna knew the method of entering into the heart of the lotus</text:p>
      <text:p text:style-name="Standard">formation and returning the same way, after having broken it. His son</text:p>
      <text:p text:style-name="Standard">Abhimanyu knew how to penetrate it but did not know how to return. It is</text:p>
      <text:p text:style-name="Standard">said that while he was in the womb of his mother, Subhadra, the Lord, her</text:p>
      <text:p text:style-name="Standard">brother, had begun to explain to her the method of penetrating the</text:p>
      <text:p text:style-name="Standard">padmavyuha. When he came to the end of the first half, he realized that his</text:p>
      <text:p text:style-name="Standard">sister was sleeping, so he stopped his instruction, and Abhimanyu never</text:p>
      <text:p text:style-name="Standard">after came to learn how to come out of the formation.</text:p>
      <text:p text:style-name="Standard">Yudhishtira was now at his wits’ end. Since Arjuna was nowhere in sight</text:p>
      <text:p text:style-name="Standard">and the formation had to be broken, he was forced to ask Abhimanyu to</text:p>
      <text:p text:style-name="Standard">break open the vyuha. The lad readily agreed but shyly told him that he did</text:p>
      <text:p text:style-name="Standard">not know how to return, and Bhima and others would have to follow</text:p>
      <text:p text:style-name="Standard">closely before the enemies closed the breach. Invoking a mantra taught by</text:p>
      <text:p text:style-name="Standard">Krishna, Abhimanyu was able to drive a wedge into the hitherto</text:p>
      <text:p text:style-name="Standard">impenetrable vyuha. Expecting Bhima to follow, he drove through this</text:p>
      <text:p text:style-name="Standard">wedge, cutting down the opposing hordes on all sides with unerring</text:p>
      <text:p text:style-name="Standard">arrows. Duryodhana’s brother-in-law, Jayadratha, however, quickly closed</text:p>
      <text:p text:style-name="Standard">the gap with his elephant army. To stop Bhima from following, he threw a</text:p>
      <text:p text:style-name="Standard">garland of unfading flowers given to him by Lord Shiva in Bhima’s path.</text:p>
      <text:p text:style-name="Standard">Bhima was charging behind Abhimanyu, but when he saw the garland of</text:p>
      <text:p text:style-name="Standard">his chosen deity, he stood rooted to the spot. “Not even for the sake of</text:p>
      <text:p text:style-name="Standard">saving the life of my brother’s child will I cross over and desecrate this</text:p>
      <text:p text:style-name="Standard">garland of my Lord,” he said and returned to Yudhishtira.</text:p>
      <text:p text:style-name="Standard">Abhimanyu cut his way deep into the formation. Drona, Shalya, Karna,</text:p>
      <text:p text:style-name="Standard">and a host of Kaurava warriors tried to oppose this brilliant boy, but he</text:p>
      <text:p text:style-name="Standard">defeated them all and threw their entire army into confusion. Both</text:p>
      <text:p text:style-name="Standard"><text:soft-page-break/>Duryodhana and Dussasana were defeated and had to beat a hasty retreat.</text:p>
      <text:p text:style-name="Standard">Duryodhana’s son, Lakshmana, accompanied by ten thousand soldiers now</text:p>
      <text:p text:style-name="Standard">attacked Abhimanyu, but he was killed by his brilliant cousin. Duryodhana</text:p>
      <text:p text:style-name="Standard">could not bear it when he heard the news. “This lad must he killed at all</text:p>
      <text:p text:style-name="Standard">costs,” he said, “by fair means or foul!”</text:p>
      <text:p text:style-name="Standard">All of them realized that he could never be conquered in a fair fight</text:p>
      <text:p text:style-name="Standard">since he had defeated all their best warriors individually. So, throwing fair</text:p>
      <text:p text:style-name="Standard">play to the winds, the Kauravas now closed in on Abhimanyu and attacked</text:p>
      <text:p text:style-name="Standard">him from all sides as he stood in the center of the lotus. Karna crept up</text:p>
      <text:p text:style-name="Standard">from behind and broke his bow, and Drona killed his charioteer.</text:p>
      <text:p text:style-name="Standard">Abhimanyu was now surrounded by Drona, Karna, Kripa, Asvattama,</text:p>
      <text:p text:style-name="Standard">Kritavarma, Dussasana, Duryodhana, and Jayadratha. Like a lion facing a</text:p>
      <text:p text:style-name="Standard">pack of jackals, he faced his opponents, undaunted by them, fitting son and</text:p>
      <text:p text:style-name="Standard">nephew of Arjuna and Krishna. With amazing brilliance, he kept his</text:p>
      <text:p text:style-name="Standard">attackers at bay, hoping against hope that his uncle would soon come to his</text:p>
      <text:p text:style-name="Standard">rescue. With lightning movements of his sword, he managed to prevent</text:p>
      <text:p text:style-name="Standard">even a single arrow from scratching him. Suddenly, he sprang onto Drona’s</text:p>
      <text:p text:style-name="Standard">chariot and smashed it to pieces. Looking at him disdainfully, Abhimanyu</text:p>
      <text:p text:style-name="Standard">said, “You are a Brahmin and the commander of the Kaurava forces and</text:p>
      <text:p text:style-name="Standard">yet you allow this injustice— six maharathas to attack a single warrior</text:p>
      <text:p text:style-name="Standard">like me!” He turned to Karna and said, “I thought at least you were</text:p>
      <text:p text:style-name="Standard">capable of some nobility. Aren’t you ashamed to have attacked me from</text:p>
      <text:p text:style-name="Standard">the rear?”</text:p>
      <text:p text:style-name="Standard">He had no time to talk, for, disregarding the codes of warfare, Drona cut</text:p>
      <text:p text:style-name="Standard">off the lad’s right arm, which was brandishing the sword. Undaunted,</text:p>
      <text:p text:style-name="Standard">Abhimanyu took up the sword in his left hand and continued to terrorize</text:p>
      <text:p text:style-name="Standard">his opponents. But Drona cruelly sent another arrow with unerring</text:p>
      <text:p text:style-name="Standard">accuracy and broke his sword. Now he was defenseless, his bow and sword</text:p>
      <text:p text:style-name="Standard">broken, his charioteer killed, and his right arm cut off. Maimed and</text:p>
      <text:p text:style-name="Standard">bleeding, Abhimanyu took up a fallen chariot wheel in his left hand and</text:p>
      <text:p text:style-name="Standard">whirled it around, thus keeping his attackers at bay. Again he said, “I’m</text:p>
      <text:p text:style-name="Standard">giving you a chance to redeem your honor. Come and fight with me one by</text:p>
      <text:p text:style-name="Standard">one, and I can still kill you all.” Saying this, he rushed at Drona, whirling</text:p>
      <text:p text:style-name="Standard">the chariot wheel and looking like Lord Vishnu himself. He was a most</text:p>
      <text:p text:style-name="Standard">remarkable sight as he stood there torn and bleeding, with a smile on his</text:p>
      <text:p text:style-name="Standard">lips and the wheel held aloft in his left hand. Even before he could fling it</text:p>
      <text:p text:style-name="Standard">at Drona, the six great heroes of the Kaurava army closed in on him and</text:p>
      <text:p text:style-name="Standard">smashed the wheel into a thousand fragments. Abhimanyu now took up a</text:p>
      <text:p text:style-name="Standard">mace. Once again, he said scornfully, “Come to me one by one, O heroes,</text:p>
      <text:p text:style-name="Standard">and I shall defeat you.”</text:p>
      <text:p text:style-name="Standard">Abhimanyu now turned on Dussasana’s son, and the two closed in deadly</text:p>
      <text:p text:style-name="Standard">combat. Weak from loss of blood, the boy fainted for a minute. Before he</text:p>
      <text:p text:style-name="Standard">could rise up, at Duryodhana’s instigation, Jayadratha crept up from</text:p>
      <text:p text:style-name="Standard">behind and smashed the weak and bleeding boy’s skull with his mace,</text:p>
      <text:p text:style-name="Standard">while Dussasana’s son pounced on his fallen body and hacked him to</text:p>
      <text:p text:style-name="Standard">death. Six great Kauravara warriors had dared to commit this most</text:p>
      <text:p text:style-name="Standard">dastardly crime on the holy field of Kurukshetra. Arjuna’s noble son was</text:p>
      <text:p text:style-name="Standard">lying dead in the dust and grime of the battlefield, and these ghoulish men</text:p>
      <text:p text:style-name="Standard">danced around the corpse in exultation. The common soldiers beheld him</text:p>
      <text:p text:style-name="Standard">as he lay in the mud like a lotus bud, trampled by a herd of mad elephants,</text:p>
      <text:p text:style-name="Standard">and they wept unashamedly. Vyasa says that even the vultures that flew</text:p>
      <text:p text:style-name="Standard">around the battleground incessantly seemed to be lamenting and saying,</text:p>
      <text:p text:style-name="Standard"><text:soft-page-break/>“Not thus! Not thus! We do no want any share of this noble body!”</text:p>
      <text:p text:style-name="Standard">The massacre of Abhimanyu was such a dastardly act that it is supposed</text:p>
      <text:p text:style-name="Standard">to have marked the end of the Dwapara Age and to usher in the Iron Age of</text:p>
      <text:p text:style-name="Standard">Kali, in which we now live.</text:p>
      <text:p text:style-name="Standard">The spirit is not born, neither does it die. Nor does it come into</text:p>
      <text:p text:style-name="Standard">existence at birth. It is birthless, constant, eternal, and ancient. It</text:p>
      <text:p text:style-name="Standard">is not slain when the body is slain.</text:p>
      <text:p text:style-name="Standard">SRIMAD BHAGAVAD GITA</text:p>
      <text:p text:style-name="Standard">Hari Aum Tat Sat</text:p>
      <text:p text:style-name="Standard">Aum Kaalatmane Namaha!</text:p>
      <text:p text:style-name="Standard">27</text:p>
      <text:p text:style-name="Standard">The End of the War</text:p>
      <text:p text:style-name="Standard">Prapanna paarijataya, totravaitraika panaye,</text:p>
      <text:p text:style-name="Standard">Jnanamudraya Krishnaya, Gitamritaduhe namaha.</text:p>
      <text:p text:style-name="Standard">Salutations to Krishna, who is the wish-fulfilling tree of those who</text:p>
      <text:p text:style-name="Standard">take refuge in him. One hand holds the whip and the other is held</text:p>
      <text:p text:style-name="Standard">in jnanamudra (symbol of knowledge). It is he who has milked for</text:p>
      <text:p text:style-name="Standard">us the divine ambrosia of the Gita.</text:p>
      <text:p text:style-name="Standard">Yudhishtira’s state of mind on hearing of Abhimanyu’s death can well be</text:p>
      <text:p text:style-name="Standard">imagined. He blamed himself bitterly for his folly in having sent the boy</text:p>
      <text:p text:style-name="Standard">to his doom. In the meantime, Arjuna, after having defeated the</text:p>
      <text:p text:style-name="Standard">Samsaptakas, was returning, filled with foreboding, for he knew not what.</text:p>
      <text:p text:style-name="Standard">The Lord knew very well what had happened and invoked the aid of Indra,</text:p>
      <text:p text:style-name="Standard">Arjuna’s father, to save him. Indra took the form of an old man, made a</text:p>
      <text:p text:style-name="Standard">huge fire, and was just preparing to jump into it when Arjuna and Krishna</text:p>
      <text:p text:style-name="Standard">came along. When Arjuna intervened, the old man said, “You would do the</text:p>
      <text:p text:style-name="Standard">same if you were in my position, for I have just lost my only son.”</text:p>
      <text:p text:style-name="Standard">In order to comfort him Arjuna replied, “Please refrain from this ignoble</text:p>
      <text:p text:style-name="Standard">act. I swear to you by Lord Krishna and my Gandiva that were I to lose my</text:p>
      <text:p text:style-name="Standard">son, I would never stoop to such an act!”</text:p>
      <text:p text:style-name="Standard">The old man seemed appeased by this pronouncement. Arjuna returned</text:p>
      <text:p text:style-name="Standard">to the chariot, and Krishna drove off, but the Lord took the extra</text:p>
      <text:p text:style-name="Standard">precaution of hiding Arjuna’s weapons. On reaching the camp, Arjuna saw</text:p>
      <text:p text:style-name="Standard">the silence and the way everyone seemed to be avoiding his eyes, and he</text:p>
      <text:p text:style-name="Standard">asked the Lord, “Tell me, what calamity has befallen us?” He looked at the</text:p>
      <text:p text:style-name="Standard">Lord’s face and saw a glimmer of tears in those lotus eyes.</text:p>
      <text:p text:style-name="Standard">“My nephew has been killed,” he said.</text:p>
      <text:p text:style-name="Standard">Unable to bear the shock, Arjuna fainted. There was a deathly silence in</text:p>
      <text:p text:style-name="Standard">the camp. None of the brothers could speak a word. On recovering, Arjuna</text:p>
      <text:p text:style-name="Standard">took up the mangled remains of his beloved son and lamented, “O mighty</text:p>
      <text:p text:style-name="Standard">hero! You were able to discharge your arrows even before your enemies</text:p>
      <text:p text:style-name="Standard">could string their bows, so how could they have killed you? Have you</text:p>
      <text:p text:style-name="Standard">really gone to the realm of the dead? Why did I leave you and go? What</text:p>
      <text:p text:style-name="Standard">will I say to your poor mother? O brothers! Knowing how much I loved</text:p>
      <text:p text:style-name="Standard">him, how could you have sent him alone to his doom? Sahadeva, light a</text:p>
      <text:p text:style-name="Standard">fire. I want to join my son!”</text:p>
      <text:p text:style-name="Standard">Sahadeva obeyed without protest, for he knew that Krishna would save</text:p>
      <text:p text:style-name="Standard">Arjuna. Yudhishtira was too scared to interfere, for he felt wretchedly</text:p>
      <text:p text:style-name="Standard">guilty. All he could do was look imploringly at Krishna. Arjuna, however,</text:p>
      <text:p text:style-name="Standard">refused even to look at the Lord, for he knew that he could have saved his</text:p>
      <text:p text:style-name="Standard">son had he so wished. Krishna summoned Indra again, and the old man</text:p>
      <text:p text:style-name="Standard">whom Arjuna had prevented from suicide now appeared and reminded him</text:p>
      <text:p text:style-name="Standard"><text:soft-page-break/>of his oath not to take his life.</text:p>
      <text:p text:style-name="Standard">It might be asked why the Lord had not stopped Abhimanyu’s murder.</text:p>
      <text:p text:style-name="Standard">The special message of Lord Krishna to Arjuna in the Gita is the message</text:p>
      <text:p text:style-name="Standard">of the divinity in the human soul. By the force of power generated in the</text:p>
      <text:p text:style-name="Standard">performance of nishkama karma, the performance of one’s duty without</text:p>
      <text:p text:style-name="Standard">desiring the fruits thereof, it is able to unfold itself from the veil of its</text:p>
      <text:p text:style-name="Standard">own lower nature and reach the full flowering of its divine status. The</text:p>
      <text:p text:style-name="Standard">outcome of such action is our liberation from the limited ego and our</text:p>
      <text:p text:style-name="Standard">elevation to a higher nature that is divine, enabling us to act in the world</text:p>
      <text:p text:style-name="Standard">in the truth of the spirit, for the sake of God in the world and not for the</text:p>
      <text:p text:style-name="Standard">sake of our own limited egos. To call Arjuna to such an action, to make</text:p>
      <text:p text:style-name="Standard">him aware of the power that was in him and that acted through him, was</text:p>
      <text:p text:style-name="Standard">the purpose of the embodied godhead. To this end, the Divine himself had</text:p>
      <text:p text:style-name="Standard">become his charioteer. To this end, the vision of the world Purusha and the</text:p>
      <text:p text:style-name="Standard">divine command to action had been given to him.</text:p>
      <text:p text:style-name="Standard">The sermon of the second chapter had shown him that, though the body</text:p>
      <text:p text:style-name="Standard">is slain, the soul can never die, for one is purely temporal and the other</text:p>
      <text:p text:style-name="Standard">eternal. Treating alike pleasure and pain, joy and sorrow, victory and</text:p>
      <text:p text:style-name="Standard">defeat, his duty was to fight in the battlefield of life as an instrument of</text:p>
      <text:p text:style-name="Standard">the Divine. For this, both Arjuna and the rest of the Pandavas had to pass</text:p>
      <text:p text:style-name="Standard">through the fire of sorrow and suffering many times in the course of their</text:p>
      <text:p text:style-name="Standard">lives. The avatara of the Lord was not to put an end to the dualities of life</text:p>
      <text:p text:style-name="Standard">but to provide a firm bedrock of knowledge, faith, and action that would</text:p>
      <text:p text:style-name="Standard">help one to rise above it as a sthithaprajna, one established in the highest</text:p>
      <text:p text:style-name="Standard">knowledge.</text:p>
      <text:p text:style-name="Standard">He reminded Arjuna now of this great message of the second chapter,</text:p>
      <text:p text:style-name="Standard">but Arjuna was sunk in gloom and no dry philosophy, however exalted,</text:p>
      <text:p text:style-name="Standard">could comfort him. Knowing his psychology, the Lord rallied him, “O</text:p>
      <text:p text:style-name="Standard">Arjuna! Why are you mourning like a woman? Instead of shedding tears</text:p>
      <text:p text:style-name="Standard">like this, should you not be asking for the name of his murderer and taking</text:p>
      <text:p text:style-name="Standard">revenge?”</text:p>
      <text:p text:style-name="Standard">Arjuna was a man of action, and this was just the way to deal with him.</text:p>
      <text:p text:style-name="Standard">He jumped up, and having learned of Jayadratha’s perfidy, he swore, “I</text:p>
      <text:p text:style-name="Standard">swear by my Lord Krishna and my Gandiva that if I do not kill Jayadratha,</text:p>
      <text:p text:style-name="Standard">who was responsible for my son’s death, by sunset tomorrow, I shall</text:p>
      <text:p text:style-name="Standard">immolate myself in the fire!” The brothers were temporarily relieved and</text:p>
      <text:p text:style-name="Standard">looked gratefully at the Lord.</text:p>
      <text:p text:style-name="Standard">Arjuna begged Krishna to break the news of her son’s death to Subhadra,</text:p>
      <text:p text:style-name="Standard">since he could not face her. Krishna went to his dear sister. She could not</text:p>
      <text:p text:style-name="Standard">control her grief on hearing the dreadful news. After allowing her to weep</text:p>
      <text:p text:style-name="Standard">unchecked for some time, he spoke to her, “Dear sister, you are the</text:p>
      <text:p text:style-name="Standard">daughter of the clan of the Vrishnis, you are the wife of the greatest archer</text:p>
      <text:p text:style-name="Standard">in the world and the mother of a hero. Wipe away your tears, as befitting</text:p>
      <text:p text:style-name="Standard">the mother of such a son. Abhimanyu was killed by unfair means. He died</text:p>
      <text:p text:style-name="Standard">the death of a hero. He was mercilessly murdered by six of the greatest</text:p>
      <text:p text:style-name="Standard">warriors on the Kaurava side, since they could not tackle him singlehanded.</text:p>
      <text:p text:style-name="Standard">Cast away this sorrow and remember that today your son is with</text:p>
      <text:p text:style-name="Standard">the gods. Arjuna has sworn to kill Jayadratha, who manipulated your son’s</text:p>
      <text:p text:style-name="Standard">death. Stop this weeping and comfort Uttara, who is bearing Abhimanyu’s</text:p>
      <text:p text:style-name="Standard">son in her womb. Guard her carefully, for danger awaits the fetus.”</text:p>
      <text:p text:style-name="Standard">So saying, he took her to Uttara, and after comforting both of them and</text:p>
      <text:p text:style-name="Standard">Draupadi, he returned to Arjuna. The latter was waiting to worship him</text:p>
      <text:p text:style-name="Standard"><text:soft-page-break/>before retiring to bed, as was his daily custom. After the puja, he offered</text:p>
      <text:p text:style-name="Standard">flowers, fruit, and honey to Krishna. The Lord blessed him and told him to</text:p>
      <text:p text:style-name="Standard">go to bed, for the next day would be the most taxing he had had so far. He</text:p>
      <text:p text:style-name="Standard">would have to plow through the ranks of the Kauravas before reaching</text:p>
      <text:p text:style-name="Standard">Jayadratha. The year was in the second half, dakshinayana, when the sun</text:p>
      <text:p text:style-name="Standard">was in the southern solstice and would set early.</text:p>
      <text:p text:style-name="Standard">That night, Arjuna had a curious dream. He thought that he was taken by</text:p>
      <text:p text:style-name="Standard">the Lord to Kailasa, the abode of Lord Shiva. On the way, Arjuna felt weak</text:p>
      <text:p text:style-name="Standard">and hungry but refused to eat until he had finished his formal worship of</text:p>
      <text:p text:style-name="Standard">the Shiva lingam. Krishna told him to worship him instead, and Arjuna</text:p>
      <text:p text:style-name="Standard">obeyed, offering the flowers and the garland made for Shiva to him. The</text:p>
      <text:p text:style-name="Standard">Lord sat in the pose of Dakshinamurti, the meditating Shiva, and accepted</text:p>
      <text:p text:style-name="Standard">Arjuna’s offerings. When they reached Kailasa, Arjuna was astonished to</text:p>
      <text:p text:style-name="Standard">see the garland he had offered to Krishna adorning the blue neck of Shiva.</text:p>
      <text:p text:style-name="Standard">The latter knew what was passing through his mind and told him, “Know,</text:p>
      <text:p text:style-name="Standard">O Arjuna, Krishna and I are one and the same! We are none other than the</text:p>
      <text:p text:style-name="Standard">impersonal, formless Brahman.”</text:p>
      <text:p text:style-name="Standard">Krishna now spoke, “We have come here so that Arjuna can receive your</text:p>
      <text:p text:style-name="Standard">blessings for killing Jayadratha, who has received some boons from you.”</text:p>
      <text:p text:style-name="Standard">Jayadratha had practised severe austerities to Lord Shiva in order to</text:p>
      <text:p text:style-name="Standard">procure boons from him for the annihilation of the Pandavas. Though</text:p>
      <text:p text:style-name="Standard">Shiva had given him the boons, he had also warned him that his evil</text:p>
      <text:p text:style-name="Standard">machinations would have no effect against the Pandavas, who were</text:p>
      <text:p text:style-name="Standard">protected by Krishna. Lord Shiva then demonstrated to Arjuna how the</text:p>
      <text:p text:style-name="Standard">Pasupata weapon he had given him could be used to full effect, since that</text:p>
      <text:p text:style-name="Standard">was the only weapon that could save him from what Jayadratha had.</text:p>
      <text:p text:style-name="Standard">In the meantime, Yudhishtira, in his obsession to adhere to dharma at all</text:p>
      <text:p text:style-name="Standard">costs, ordered Gatotkacha, Bhima’s son, to inform the enemy of Arjuna’s</text:p>
      <text:p text:style-name="Standard">oath. He was rudely received by Duryodhana, who was far from being</text:p>
      <text:p text:style-name="Standard">grateful for the message and proceeded to abuse the messenger. When</text:p>
      <text:p text:style-name="Standard">Jayadratha heard the death sentence, he was all set to flee to his own</text:p>
      <text:p text:style-name="Standard">country, but Duryodhana assured him that he would be given every</text:p>
      <text:p text:style-name="Standard">protection. The next morning, he was sent to a hiding place, twelve miles</text:p>
      <text:p text:style-name="Standard">away from the Pandava camp.</text:p>
      <text:p text:style-name="Standard">On the morning of the fourteenth day, Arjuna was again challenged by</text:p>
      <text:p text:style-name="Standard">the remnants of the Samsaptakas. He routed them in no time and pushed</text:p>
      <text:p text:style-name="Standard">forward, but Drona intercepted him.</text:p>
      <text:p text:style-name="Standard">Arjuna spoke, “Though you played an active part in my son’s death, yet</text:p>
      <text:p text:style-name="Standard">you are my preceptor, and I will not kill you. But let me pass, for I must</text:p>
      <text:p text:style-name="Standard">get to Jayadratha soon.”</text:p>
      <text:p text:style-name="Standard">Drona was already bitterly regretting the part he had played and allowed</text:p>
      <text:p text:style-name="Standard">him to pass, unmolested. Arjuna plowed his way through the ranks of the</text:p>
      <text:p text:style-name="Standard">Kaurava army, which had been detailed to stop him at all costs from</text:p>
      <text:p text:style-name="Standard">reaching Jayadratha before sunset. Next, he was accosted by Srutayudha,</text:p>
      <text:p text:style-name="Standard">who had a mace that could kill anyone instantly, but if it hit an unarmed</text:p>
      <text:p text:style-name="Standard">person, it would ricochet back on the user and destroy him. After a fierce</text:p>
      <text:p text:style-name="Standard">interchange with arrows, Srutayudha flung his mace with deadly accuracy</text:p>
      <text:p text:style-name="Standard">at Arjuna’s chest, and once more the Lord saved him by changing the</text:p>
      <text:p text:style-name="Standard">direction of the chariot so that the mace fell squarely on his own chest. As</text:p>
      <text:p text:style-name="Standard">expected, it bounced back and killed its owner. Slowly, Arjuna was</text:p>
      <text:p text:style-name="Standard">beginning to realize that he owed his life, every moment, not to his own</text:p>
      <text:p text:style-name="Standard">skill but to the Lord’s grace alone.</text:p>
      <text:p text:style-name="Standard"><text:soft-page-break/>The horses were tiring and the Lord, with his usual consideration for all</text:p>
      <text:p text:style-name="Standard">his creatures, told Arjuna that they had to be rested before proceeding</text:p>
      <text:p text:style-name="Standard">further. Arjuna agreed to fight on foot while the horses rested. Then</text:p>
      <text:p text:style-name="Standard">Krishna said, “But Arjuna, they need to quench their thirst, and there is no</text:p>
      <text:p text:style-name="Standard">water in sight.” Arjuna smilingly took up his bow, and invoking Varuna,</text:p>
      <text:p text:style-name="Standard">god of waters, he shot an arrow into the ground. Water gushed out and</text:p>
      <text:p text:style-name="Standard">formed a pool. The Lord released the tired animals from the chariot and</text:p>
      <text:p text:style-name="Standard">led them to the water. Gently, he pulled out the arrows from their flanks</text:p>
      <text:p text:style-name="Standard">and caressed them with a bewitching smile on his face. Without showing</text:p>
      <text:p text:style-name="Standard">any signs of hurry, he spoke gently to them and made them relax with his</text:p>
      <text:p text:style-name="Standard">loving touch. In the meantime, the Kaurava troops were harassing Arjuna,</text:p>
      <text:p text:style-name="Standard">who kept them at bay with ease, as his son Abhimanyu had done the</text:p>
      <text:p text:style-name="Standard">previous day. Calmly, the Lord harnessed the refreshed horses back to the</text:p>
      <text:p text:style-name="Standard">chariot, and he and Arjuna cleaved their way through the Kaurava army,</text:p>
      <text:p text:style-name="Standard">weaving in and out of the phalanxes. Subduing the army on either side,</text:p>
      <text:p text:style-name="Standard">they sped forward like a forest conflagration.</text:p>
      <text:p text:style-name="Standard">As sunset was nearing, Arjuna fought with the fury of a man determined</text:p>
      <text:p text:style-name="Standard">to avenge the death of his beloved son, but still they had not discovered</text:p>
      <text:p text:style-name="Standard">their quarry. The red disc of the sun began to slip fast into the western</text:p>
      <text:p text:style-name="Standard">horizon, and once more the Lord intervened to save the life of his beloved</text:p>
      <text:p text:style-name="Standard">devotee. Holding aloft his divine weapon, the Sudarshana, he masked the</text:p>
      <text:p text:style-name="Standard">sun so that the Kauravas thought that it had set, and Jayadratha crept from</text:p>
      <text:p text:style-name="Standard">his hideout like a fox from its lair. Arjuna felt desperate, and Krishna now</text:p>
      <text:p text:style-name="Standard">expressed a wish to hear the twang of the Gandiva for the last time. Arjuna</text:p>
      <text:p text:style-name="Standard">was past caring for anything and did as he was told. As the twang of the</text:p>
      <text:p text:style-name="Standard">Gandiva reverberated in the air, striking terror into Jayadratha’s heart, the</text:p>
      <text:p text:style-name="Standard">Lord removed the Sudarshana, and to the amazement of all, the setting sun</text:p>
      <text:p text:style-name="Standard">appeared on the western horizon in a positive blaze of glory. Krishna</text:p>
      <text:p text:style-name="Standard">galvanized Arjuna into action by shouting to him, “Look, Arjuna! There is</text:p>
      <text:p text:style-name="Standard">the sun! It has not set, and there stands the killer of your son, creeping out</text:p>
      <text:p text:style-name="Standard">of his lair in the dark, like a jackal!”</text:p>
      <text:p text:style-name="Standard">Arjuna was already preparing himself to jump into the fire, but the</text:p>
      <text:p text:style-name="Standard">Lord’s words made him spring into action. Using the Pasupata with deadly</text:p>
      <text:p text:style-name="Standard">effect, he neatly severed Jayadrata’s head from his body, but Krishna knew</text:p>
      <text:p text:style-name="Standard">that the danger was not yet over. Jayadratha’s father had obtained another</text:p>
      <text:p text:style-name="Standard">boon—that whoever felled his son’s head to the ground would perish. The</text:p>
      <text:p text:style-name="Standard">father was sitting near the banks of the Lake Syamantapanchaka, close to</text:p>
      <text:p text:style-name="Standard">Kurukshetra, and quick as a thought, Krishna told Arjuna to keep shooting</text:p>
      <text:p text:style-name="Standard">arrows so that Jayadratha’s head would be relayed to his father’s lap. The</text:p>
      <text:p text:style-name="Standard">gruesome object dropped with a thud into the old man’s lap as he was</text:p>
      <text:p text:style-name="Standard">meditating at the lake side. Instinctively, he threw it to the ground, and his</text:p>
      <text:p text:style-name="Standard">own head broke into fragments according to his own wish.</text:p>
      <text:p text:style-name="Standard">Once again, Arjuna’s life had been saved by the Lord, and all the</text:p>
      <text:p text:style-name="Standard">brothers fell at his feet. As usual, he disclaimed all credit. “A noble man’s</text:p>
      <text:p text:style-name="Standard">anger is the most potent weapon,” he said. “The gods will not sit idly and</text:p>
      <text:p text:style-name="Standard">watch the good suffer, even though they may give boons to the wicked.”</text:p>
      <text:p text:style-name="Standard">The negative vibrations aroused by the death of Abhimanyu were so</text:p>
      <text:p text:style-name="Standard">great that the rules of dharmic warfare were waived aside and fighting</text:p>
      <text:p text:style-name="Standard">continued into the night with the aid of torches. Gatotkacha now resorted</text:p>
      <text:p text:style-name="Standard">to the use of his magic arts, for the opposite side was also using these</text:p>
      <text:p text:style-name="Standard">tactics. He caused havoc in the Kaurava army. Being half a rakshasa, his</text:p>
      <text:p text:style-name="Standard">strength increased with the falling of night. Arjuna was itching to come to</text:p>
      <text:p text:style-name="Standard"><text:soft-page-break/>grips with Karna, but Krishna kept detaining him, for the time had not yet</text:p>
      <text:p text:style-name="Standard">come. Karna was busy trying to restrain Gatotkacha, who brushed aside his</text:p>
      <text:p text:style-name="Standard">weapons as if they were mere toys. A vast portion of the Kaurava army</text:p>
      <text:p text:style-name="Standard">had been annihilated, and Duryodhana begged Karna to kill Gatotkacha at</text:p>
      <text:p text:style-name="Standard">all costs. Karna was in a dilemma, for only two of his weapons, the Shakti</text:p>
      <text:p text:style-name="Standard">and the Nagastra, were capable of killing Gatotkacha, and he had been</text:p>
      <text:p text:style-name="Standard">reserving both for Arjuna, since he was allowed to use them only once.</text:p>
      <text:p text:style-name="Standard">Reluctantly, at Duryodhana’s repeated pleas, he discharged Indra’s weapon,</text:p>
      <text:p text:style-name="Standard">the Shakti, up into the sky, from which vantage point Gatotkacha was</text:p>
      <text:p text:style-name="Standard">fighting. It pierced through the veil of illusion woven by the rakshasa hero</text:p>
      <text:p text:style-name="Standard">and brought him down lifeless. But even in death, Bhima’s son proved to</text:p>
      <text:p text:style-name="Standard">be formidable, for he expanded his mighty form and crushed thousands of</text:p>
      <text:p text:style-name="Standard">Kaurava soldiers as he fell. The Pandavas were plunged in grief, but</text:p>
      <text:p text:style-name="Standard">Krishna consoled them by saying that Arjuna’s life had been partly saved,</text:p>
      <text:p text:style-name="Standard">since the Shakti could no longer be used against him. This was the reason</text:p>
      <text:p text:style-name="Standard">why the Lord had not allowed Arjuna to come to grips with Karna.</text:p>
      <text:p text:style-name="Standard">The fifteenth day dawned, and once more Duryodhana accused Drona of</text:p>
      <text:p text:style-name="Standard">partiality for the Pandavas. Drona had been destroying the enemy troops</text:p>
      <text:p text:style-name="Standard">without compassion, throwing overboard all the codes of warfare that had</text:p>
      <text:p text:style-name="Standard">been agreed upon. This unjust accusation, as well as his own</text:p>
      <text:p text:style-name="Standard">indiscriminate slaughter of innocents, which was quite against his</text:p>
      <text:p text:style-name="Standard">swadharma as a Brahmin, made him feel thoroughly disgusted with life.</text:p>
      <text:p text:style-name="Standard">Yet he fought on and at last killed his childhood enemy, Drupada. But this</text:p>
      <text:p text:style-name="Standard">victory brought no joy to him. All the scenes of his boyhood spent with his</text:p>
      <text:p text:style-name="Standard">friend flooded his mind, and he felt a bitter disgust at the strange role that</text:p>
      <text:p text:style-name="Standard">fate had forced upon him. Drishtadyumna rushed to avenge his father’s</text:p>
      <text:p text:style-name="Standard">death, but Drona routed him easily. Now Arjuna proceeded to engage the</text:p>
      <text:p text:style-name="Standard">aged preceptor, but he proved to be invincible, for on that day he was</text:p>
      <text:p text:style-name="Standard">fighting with utter disregard for his own life and none could approach him.</text:p>
      <text:p text:style-name="Standard">The Lord knew what was passing through Drona’s mind, how he was</text:p>
      <text:p text:style-name="Standard">disgusted with life and ready to leave this world. He also knew that Drona</text:p>
      <text:p text:style-name="Standard">could never be killed unless he laid down his weapons. This he would</text:p>
      <text:p text:style-name="Standard">never do unless they could manage to convince him of the death of his son,</text:p>
      <text:p text:style-name="Standard">Asvattama. He told Bhima to go and kill an elephant called Asvattama and</text:p>
      <text:p text:style-name="Standard">prepared Yudhishtira as to what he should say if Drona questioned him.</text:p>
      <text:p text:style-name="Standard">Yudhishtira refused to tell a lie and had to be cajoled into saying the literal</text:p>
      <text:p text:style-name="Standard">truth. Bhima returned and roared loudly so that Drona could hear, “I have</text:p>
      <text:p text:style-name="Standard">killed Asvattama!”</text:p>
      <text:p text:style-name="Standard">Drona, however, did not trust Bhima and turned to Yudhishtira for</text:p>
      <text:p text:style-name="Standard">confirmation. With great reluctance, Yudhishtira mumbled, “Yes, Bhima</text:p>
      <text:p text:style-name="Standard">has killed Asvattama, the elephant.”</text:p>
      <text:p text:style-name="Standard">However, the sound of the Lord’s conch drowned the last two words, so</text:p>
      <text:p text:style-name="Standard">that Drona had to infer that his son was dead. He was already disgusted</text:p>
      <text:p text:style-name="Standard">with life, and he started to behold celestial beings in the sky beckoning</text:p>
      <text:p text:style-name="Standard">him to leave his mortal body. Then did the great Dronacharya lay down his</text:p>
      <text:p text:style-name="Standard">arms and sit in meditation in his chariot. Drishtadyumna, who had been</text:p>
      <text:p text:style-name="Standard">born to kill him, rushed forward and cut off his head, despite the horrified</text:p>
      <text:p text:style-name="Standard">exclamations of the others.</text:p>
      <text:p text:style-name="Standard">A temporary truce was now declared to lament over their fallen</text:p>
      <text:p text:style-name="Standard">preceptor. When Asvattama heard of his father’s death, he was so</text:p>
      <text:p text:style-name="Standard">infuriated that he discharged the deadly Narayanastra against the</text:p>
      <text:p text:style-name="Standard">Pandavas. This had been given to him by his father when he was a boy,</text:p>
      <text:p text:style-name="Standard"><text:soft-page-break/>since he had been jealous of his father’s partiality for Arjuna and had</text:p>
      <text:p text:style-name="Standard">begged him to give him some weapon not possessed by his disciple. It was</text:p>
      <text:p text:style-name="Standard">a devastating weapon, and Drona had warned him that it should be used</text:p>
      <text:p text:style-name="Standard">only in the case of dire necessity and that it could not be used twice. The</text:p>
      <text:p text:style-name="Standard">astra now came in the form of thousands of small missiles, threatening to</text:p>
      <text:p text:style-name="Standard">engulf and destroy the entire Pandava clan. Krishna ordered everyone to</text:p>
      <text:p text:style-name="Standard">throw down their weapons and prostrate in submission before the</text:p>
      <text:p text:style-name="Standard">oncoming missile. Bhima alone stood up defiantly, and it zoomed toward</text:p>
      <text:p text:style-name="Standard">him. Krishna pushed him down in the nick of the time and stood before</text:p>
      <text:p text:style-name="Standard">him, and once again the astra proved to be helpless against the Lord.</text:p>
      <text:p text:style-name="Standard">Asvattama was furious with everything and everyone, including his father,</text:p>
      <text:p text:style-name="Standard">who he thought had cheated him. Just then the sage Vyasa appeared and</text:p>
      <text:p text:style-name="Standard">told him, “Your father did not cheat you, O Asvattama! He gave you the</text:p>
      <text:p text:style-name="Standard">Narayanastra, which is potent with the power of the Lord Narayana, and</text:p>
      <text:p text:style-name="Standard">you have been foolish enough to use it against those who are being</text:p>
      <text:p text:style-name="Standard">protected by Krishna, who is none other than Lord Narayana.”</text:p>
      <text:p text:style-name="Standard">Asvattama realized his mistake. He and Kripa now begged Duryodhana</text:p>
      <text:p text:style-name="Standard">to stop the senseless slaughter, but the latter was now sure of a miraculous</text:p>
      <text:p text:style-name="Standard">victory, for Karna had been installed as general of the Kaurava forces.</text:p>
      <text:p text:style-name="Standard">Duryodhana ordered the Yadava army, the Narayana sena, to fight with</text:p>
      <text:p text:style-name="Standard">Arjuna. Many of Krishna’s own sons were in the army, and Arjuna was</text:p>
      <text:p text:style-name="Standard">most reluctant to fight them, but Krishna, the perfect karma yogi,</text:p>
      <text:p text:style-name="Standard">encouraged Arjuna to perform his duty unflinchingly. He was forced to</text:p>
      <text:p text:style-name="Standard">fight and kill many of the Lord’s sons, while he charioted him without a</text:p>
      <text:p text:style-name="Standard">tremor.</text:p>
      <text:p text:style-name="Standard">Next, Karna tried to grapple with Arjuna but had to turn away defeated.</text:p>
      <text:p text:style-name="Standard">He went to Duryodhana and told him that he could kill Arjuna only if he</text:p>
      <text:p text:style-name="Standard">had a charioteer of Krishna’s caliber and asked him to request Shalya to</text:p>
      <text:p text:style-name="Standard">take up this role. Shalya was not too happy to drive the chariot of someone</text:p>
      <text:p text:style-name="Standard">low born like Karna, but consented when Duryodhana pointed out the</text:p>
      <text:p text:style-name="Standard">Lord’s example. Since Shalya was noted for his acid tongue, Duryodhana</text:p>
      <text:p text:style-name="Standard">warned Karna to exercise great control over his temper and not to retaliate,</text:p>
      <text:p text:style-name="Standard">whatever Shalya might say.</text:p>
      <text:p text:style-name="Standard">On the way to battle the next day, Shalya was determined to provoke and</text:p>
      <text:p text:style-name="Standard">humiliate Karna, and they had a wordy battle that very nearly broke up the</text:p>
      <text:p text:style-name="Standard">union. Strangely enough, a similar scene was being enacted in Arjuna’s</text:p>
      <text:p text:style-name="Standard">chariot, with Krishna provoking him with such statements as, “Karna is</text:p>
      <text:p text:style-name="Standard">invincible in a fair fight. You will need all your wits to defeat him.”</text:p>
      <text:p text:style-name="Standard">But while Krishna’s provocative words only served to strengthen</text:p>
      <text:p text:style-name="Standard">Arjuna’s determination to slay Karna at all costs, Shalya’s served to</text:p>
      <text:p text:style-name="Standard">inflame Karna so that he forgot the promise made to Duryodhana and</text:p>
      <text:p text:style-name="Standard">retaliated, word for word.</text:p>
      <text:p text:style-name="Standard">Both Nakula and Yudhishtira were defeated by Karna. He refused to kill</text:p>
      <text:p text:style-name="Standard">them since he had promised his mother to kill none of his brothers but</text:p>
      <text:p text:style-name="Standard">Arjuna. Karna, in turn, was hurt so badly by Bhima that he fainted, but</text:p>
      <text:p text:style-name="Standard">Bhima desisted from killing him, for he was reserved for Arjuna. Now</text:p>
      <text:p text:style-name="Standard">Sahadeva accosted him, but Karna let him go and pushed forward, until at</text:p>
      <text:p text:style-name="Standard">last the two great protagonists came face-to-face. A fierce battle ensued in</text:p>
      <text:p text:style-name="Standard">which Karna appeared to be getting the upper hand. When Krishna asked</text:p>
      <text:p text:style-name="Standard">Arjuna what the matter was and why he was fighting in such a half-hearted</text:p>
      <text:p text:style-name="Standard">manner, he replied, “I do not see Karna in front of me, but only my</text:p>
      <text:p text:style-name="Standard">brother, Yudhishtira. I do not know what the matter is, but I cannot fight</text:p>
      <text:p text:style-name="Standard"><text:soft-page-break/>with him now. Please take me away from here!”</text:p>
      <text:p text:style-name="Standard">So Krishna broke through the network of arrows made by Karna and</text:p>
      <text:p text:style-name="Standard">took Arjuna to Yudhishtira’s tent, where the latter was lying in severe pain</text:p>
      <text:p text:style-name="Standard">from wounds inflicted by Karna. Even he reprimanded Arjuna mildly for</text:p>
      <text:p text:style-name="Standard">shirking his duty, and Arjuna, for once, became furious with his brother.</text:p>
      <text:p text:style-name="Standard">On the seventeenth day of the battle, Karna prepared his weapons</text:p>
      <text:p text:style-name="Standard">carefully and bade a loving farewell to Duryodhana, for he knew that the</text:p>
      <text:p text:style-name="Standard">day of reckoning had come. In the meantime, Bhima came faceto-face</text:p>
      <text:p text:style-name="Standard">with Dussasana. The vivid scene of the disrobing of Draupadi flashed</text:p>
      <text:p text:style-name="Standard">across his mind so that he threw away the mace that was in his hand and</text:p>
      <text:p text:style-name="Standard">caught hold of Dussasana’s hair. Using his bare hands and feet, he broke</text:p>
      <text:p text:style-name="Standard">his right arm and wrenched it from its socket—the arm that had dragged</text:p>
      <text:p text:style-name="Standard">Draupadi by her beauteous hair through the streets of Hastinapura into the</text:p>
      <text:p text:style-name="Standard">open assembly of the Kurus, the arm that had done its best to tear her</text:p>
      <text:p text:style-name="Standard">clothes away. With a diabolic cry, Bhima threw Dussasana down, jumped</text:p>
      <text:p text:style-name="Standard">on his chest, tore open his ribs with his bare hands, scooped out his heart,</text:p>
      <text:p text:style-name="Standard">and proceeded to make good his oath of drinking his blood. Krishna</text:p>
      <text:p text:style-name="Standard">stopped him in time and told him to spit it out, for he had already fulfilled</text:p>
      <text:p text:style-name="Standard">his oath. Though he was still in a violent mood, Bhima complied, while</text:p>
      <text:p text:style-name="Standard">the rest watched, horrified. Karna was thoroughly demoralized by this</text:p>
      <text:p text:style-name="Standard">macabre scene, for he also remembered that shameful incident of</text:p>
      <text:p text:style-name="Standard">Draupadi’s disrobing, his own comments, and the dreadful oaths taken on</text:p>
      <text:p text:style-name="Standard">that day by the helpless Pandavas. Turning around, he beheld his only</text:p>
      <text:p text:style-name="Standard">surviving son being killed by Arjuna after a brief duel.</text:p>
      <text:p text:style-name="Standard">Brushing away his tears, he girded himself for the final battle and turned</text:p>
      <text:p text:style-name="Standard">to face Arjuna. Both of them realized that it would be a fight to the finish.</text:p>
      <text:p text:style-name="Standard">As they fought on, using more and more potent weapons and tactics, they</text:p>
      <text:p text:style-name="Standard">were each mentally applauding the other for his skill! The rest had stopped</text:p>
      <text:p text:style-name="Standard">fighting and stood watching the duel between these two, who had sworn to</text:p>
      <text:p text:style-name="Standard">kill each other. The charioteers were maneuvering with great skill and</text:p>
      <text:p text:style-name="Standard">care.</text:p>
      <text:p text:style-name="Standard">Finally Karna, realizing that all his best efforts were in vain, decided</text:p>
      <text:p text:style-name="Standard">that the Nagastra was the only weapon that could finish off Arjuna. Fixing</text:p>
      <text:p text:style-name="Standard">it on his bow, he took careful aim at Arjuna’s throat. The arrow, in the</text:p>
      <text:p text:style-name="Standard">shape of a hissing cobra with mouth and fangs wide open, darted toward</text:p>
      <text:p text:style-name="Standard">its mark like lightning. For the first time in his life, Arjuna, the great hero,</text:p>
      <text:p text:style-name="Standard">lost his nerve and begged Krishna to save him. The Lord, who had saved</text:p>
      <text:p text:style-name="Standard">him many times all through his life without being asked, now smiled</text:p>
      <text:p text:style-name="Standard">comfortingly and effortlessly pressed the chariot down twelve inches into</text:p>
      <text:p text:style-name="Standard">the mud. The Nagastra, which had been aimed at Arjuna’s throat, just</text:p>
      <text:p text:style-name="Standard">missed his head and carried away his helmet.</text:p>
      <text:p text:style-name="Standard">Karna now decided to resort to the Brahmastra, the most powerful</text:p>
      <text:p text:style-name="Standard">missile, the mantra for which he had learned from his preceptor,</text:p>
      <text:p text:style-name="Standard">Parasurama. To his dismay, he found that he could not remember a single</text:p>
      <text:p text:style-name="Standard">word of the mantra, due to his guru’s curse. To make matters worse, his</text:p>
      <text:p text:style-name="Standard">own chariot had also sunk into the mud and would not move. Shalya</text:p>
      <text:p text:style-name="Standard">refused to get down to dislodge the wheel. Karna rebuked him for</text:p>
      <text:p text:style-name="Standard">deserting him. At this, Shalya angrily flung down his whip, threw the reins</text:p>
      <text:p text:style-name="Standard">into his face, and left him to his fate. Karna was forced to jump out of his</text:p>
      <text:p text:style-name="Standard">chariot and try to lift the wheel out of the quagmire, calling to Arjuna to</text:p>
      <text:p text:style-name="Standard">stop the fight for a while. The latter was willing to do so, but Krishna, in</text:p>
      <text:p text:style-name="Standard">his role as Karmaphaladaatta (he who gives the fruits of actions),</text:p>
      <text:p text:style-name="Standard"><text:soft-page-break/>thundered at him, “Where, O Karna, was your talk of fair play when you</text:p>
      <text:p text:style-name="Standard">and the Kauravas surrounded the boy Abhimanyu and slaughtered him?”</text:p>
      <text:p text:style-name="Standard">Karna remembered his own part in that dreadful episode and knew that</text:p>
      <text:p text:style-name="Standard">the Lord spoke the truth. With a sigh, he remounted and continued to fight</text:p>
      <text:p text:style-name="Standard">from his stationary chariot, but though Arjuna wounded him severely, he</text:p>
      <text:p text:style-name="Standard">was unable to kill him. Krishna explained to Arjuna that Karna could not</text:p>
      <text:p text:style-name="Standard">be killed until his entire stock of merit was exhausted. Taking on the form</text:p>
      <text:p text:style-name="Standard">of a mendicant, the Lord approached Karna for alms, but he had nothing to</text:p>
      <text:p text:style-name="Standard">give him, so the Lord said, “I have come to seek your punya, or spiritual</text:p>
      <text:p text:style-name="Standard">merit. I shall be content with that.” Karna knew it was another test for</text:p>
      <text:p text:style-name="Standard">him, so he smiled and unhesitatingly replied, “Gladly will I give you all</text:p>
      <text:p text:style-name="Standard">the merit I have accumulated, accumulating, and might accumulate in the</text:p>
      <text:p text:style-name="Standard">future, if it will satisfy you.”</text:p>
      <text:p text:style-name="Standard">Thus by surrendering even his spiritual merit to the Lord, who is the</text:p>
      <text:p text:style-name="Standard">giver of all merit, Karna achieved immortality. But the Lord was not done</text:p>
      <text:p text:style-name="Standard">with him as yet. He had come to test him to the utmost, and he now said,</text:p>
      <text:p text:style-name="Standard">“A gift to a Brahmin should be solemnized with an oblation of water.”</text:p>
      <text:p text:style-name="Standard">Karna said, “I’m unable to find some water even to quench my thirst, but</text:p>
      <text:p text:style-name="Standard">this I can do if it will satisfy you.” So saying, he drew out an arrow</text:p>
      <text:p text:style-name="Standard">embedded in his body and solemnized the gift with a spurt of blood. As he</text:p>
      <text:p text:style-name="Standard">collapsed from loss of blood, the beggar gently supported him against the</text:p>
      <text:p text:style-name="Standard">chariot wheel.</text:p>
      <text:p text:style-name="Standard">Feeling drops of water falling on him, Karna wearily opened his eyes</text:p>
      <text:p text:style-name="Standard">and was thrilled to behold the glorious vision of the Lord, upholding him</text:p>
      <text:p text:style-name="Standard">with one arm and gazing at him with lotus eyes overflowing with</text:p>
      <text:p text:style-name="Standard">compassion, from which a few drops had splashed on him.</text:p>
      <text:p text:style-name="Standard">“Your name and fame will live forever, O Karna!” the Lord said. “You</text:p>
      <text:p text:style-name="Standard">have amply atoned for all your sins. Now ask for any boon, and I shall</text:p>
      <text:p text:style-name="Standard">grant it to you.”</text:p>
      <text:p text:style-name="Standard">Karna whispered, “What terrible sins have I committed against my</text:p>
      <text:p text:style-name="Standard">brothers and sister-in-law! My only comfort is that I feel that I have paid</text:p>
      <text:p text:style-name="Standard">my debt of gratitude to Duryodhana, and I have never failed to give to</text:p>
      <text:p text:style-name="Standard">anyone whatever has been asked of me. If I have to take another birth,</text:p>
      <text:p text:style-name="Standard">grant me the boon that once again I will never be able to deny anything to</text:p>
      <text:p text:style-name="Standard">anyone.”</text:p>
      <text:p text:style-name="Standard">The Lord smiled gently and said, “Your sins are insignificant when</text:p>
      <text:p text:style-name="Standard">compared to the merit accrued by your charity and magnanimity. Your</text:p>
      <text:p text:style-name="Standard">present suffering is due to those sins, but fear not, Karna. By your final act</text:p>
      <text:p text:style-name="Standard">of surrendering even your merit to me, I myself shall take on the burden of</text:p>
      <text:p text:style-name="Standard">your sins and will relieve you from your physical pain.” So saying, he</text:p>
      <text:p text:style-name="Standard">gently released Karna and went back to Arjuna and told him to shoot the</text:p>
      <text:p text:style-name="Standard">fatal arrow. Arjuna was reluctant to shoot at a fallen enemy but took it as a</text:p>
      <text:p text:style-name="Standard">command of God and discharged the Ancharika missile. Thus fell the</text:p>
      <text:p text:style-name="Standard">mighty hero Karna. Though his sins were many, yet his heart was so large</text:p>
      <text:p text:style-name="Standard">that one remembers him only for his charity and magnanimity and not for</text:p>
      <text:p text:style-name="Standard">his crimes. A heavenly voice now proclaimed that Karna was not a low</text:p>
      <text:p text:style-name="Standard">born but the son of Kunti and the brother of the Pandavas. Hearing this,</text:p>
      <text:p text:style-name="Standard">Kunti came to the battlefield where lay the fallen hero in the mud and</text:p>
      <text:p text:style-name="Standard">grime and gore of Kurukshetra. Taking her dead son on her lap, she</text:p>
      <text:p text:style-name="Standard">lamented long and loud over him as she had promised she would do and</text:p>
      <text:p text:style-name="Standard">announced to all that he was her firstborn. The Pandavas, however, were</text:p>
      <text:p text:style-name="Standard">not there to hear this.</text:p>
      <text:p text:style-name="Standard"><text:soft-page-break/>Duryodhana rushed to the scene. If there was anyone in the world that he</text:p>
      <text:p text:style-name="Standard">was genuinely fond of, it was Karna. When he realized that Karna had</text:p>
      <text:p text:style-name="Standard">already known his parentage and had fought against his brothers, only out</text:p>
      <text:p text:style-name="Standard">of gratitude to him, he was inconsolable. Arjuna now realized why he had</text:p>
      <text:p text:style-name="Standard">found a striking resemblance between Karna and his eldest brother and felt</text:p>
      <text:p text:style-name="Standard">terrible at having killed him. Karna’s wife Kanchanamala also came to the</text:p>
      <text:p text:style-name="Standard">scene and threw herself on his body and mourned for him. All of them</text:p>
      <text:p text:style-name="Standard">eventually turned to Krishna, for they felt that he had known everything</text:p>
      <text:p text:style-name="Standard">and had not disclosed it at the proper time. They forgot the fact that God</text:p>
      <text:p text:style-name="Standard">has no partiality for persons and that he only saw to it that each one got his</text:p>
      <text:p text:style-name="Standard">just deserts.</text:p>
      <text:p text:style-name="Standard">The Lord said, “Karna himself requested me not to reveal his secret until</text:p>
      <text:p text:style-name="Standard">he had died. He sacrificed himself out of gratitude to Duryodhana. I am</text:p>
      <text:p text:style-name="Standard">fully prepared to bear the responsibility of his death, just as I am prepared</text:p>
      <text:p text:style-name="Standard">to assure you that he will never be born again. On two previous occasions I</text:p>
      <text:p text:style-name="Standard">had given you hints about his identity, but you were not prepared to</text:p>
      <text:p text:style-name="Standard">understand. None of you cared to inquire when Draupadi confessed to</text:p>
      <text:p text:style-name="Standard">having a sixth person in her mind, nor when Arjuna retreated, thinking he</text:p>
      <text:p text:style-name="Standard">saw Yudhishtira in him.”</text:p>
      <text:p text:style-name="Standard">Thus ended the seventeenth day of the battle. The eighteenth day dawned</text:p>
      <text:p text:style-name="Standard">murky and gloomy, as if the weather gods themselves bemoaned the birth</text:p>
      <text:p text:style-name="Standard">of such a day. The end was a forgone conclusion, but Duryodhana still</text:p>
      <text:p text:style-name="Standard">hoped for a miracle. After consulting Asvattama, he chose Shalya as the</text:p>
      <text:p text:style-name="Standard">new commander. As only a few heroes remained, they decided to avoid</text:p>
      <text:p text:style-name="Standard">individual combats. Shalya now fought with an inspiration born of despair.</text:p>
      <text:p text:style-name="Standard">Krishna suggested that Yudhishtira was the right person to fight with him.</text:p>
      <text:p text:style-name="Standard">Yudhishtira amazed everyone with his dexterity with the javelin. After a</text:p>
      <text:p text:style-name="Standard">long and well-matched battle, Yudhishtira hurled his javelin, after</text:p>
      <text:p text:style-name="Standard">invoking the Lord’s name, and it found its mark in Shalya’s chest. The</text:p>
      <text:p text:style-name="Standard">Lord explained that it was only the power of Yudhishtira’s accumulated</text:p>
      <text:p text:style-name="Standard">dharma that had vanquished Shalya. The Kaurava army was in a shambles</text:p>
      <text:p text:style-name="Standard">by now and thoroughly demoralized. Duryodhana tried to rally them and</text:p>
      <text:p text:style-name="Standard">sent his remaining brothers to fight with Bhima, who promptly finished</text:p>
      <text:p text:style-name="Standard">them off. Shakuni’s son, Uluka, was now singled out by Nakula, who</text:p>
      <text:p text:style-name="Standard">fulfilled his oath by killing him under the very eyes of his father. Now it</text:p>
      <text:p text:style-name="Standard">was Sahadeva’s turn to make good his oath to kill the archvillain of the</text:p>
      <text:p text:style-name="Standard">Mahabharata—Shakuni, prince of Gandhara. He cut off his arms and left</text:p>
      <text:p text:style-name="Standard">him to die in mortal agony.</text:p>
      <text:p text:style-name="Standard">The Pandavas now set out to exterminate the remnants of the opposing</text:p>
      <text:p text:style-name="Standard">army. At the end of the morning, there were only four Kaura chiefs left,</text:p>
      <text:p text:style-name="Standard">Duryodhana, Asvattama, Kripa, and Kritavarma, general of the Yadava</text:p>
      <text:p text:style-name="Standard">forces. Seeing the bloody field of his own making, spattered with the</text:p>
      <text:p text:style-name="Standard">blood and heads of his own brothers and loved ones, the Kuru prince wept</text:p>
      <text:p text:style-name="Standard">like a child. Forlorn and defeated, he decided to beat a hasty retreat and</text:p>
      <text:p text:style-name="Standard">went to Dvaipayana Lake to cool himself. The other three followed him.</text:p>
      <text:p text:style-name="Standard">Some hunters happened to hear their conversation by the lake and reported</text:p>
      <text:p text:style-name="Standard">the matter to the Pandavas, who had been searching for their cousin. They</text:p>
      <text:p text:style-name="Standard">hurried to the lake where Duryodhana, like a coward, had hidden himself</text:p>
      <text:p text:style-name="Standard">in the water, breathing through a reed. The other three had also hidden</text:p>
      <text:p text:style-name="Standard">themselves elsewhere. Seeing the bubbles in the water, the Pandavas</text:p>
      <text:p text:style-name="Standard">discovered Duryodhana’s hiding place and taunted him, telling him to</text:p>
      <text:p text:style-name="Standard">come out and face his end like a hero. At this, Duryodhana emerged and</text:p>
      <text:p text:style-name="Standard"><text:soft-page-break/>magnanimously offered his kingdom to Yudhishtira. The Pandavas</text:p>
      <text:p text:style-name="Standard">laughed at this generous offer from the defeated king and told him, as once</text:p>
      <text:p text:style-name="Standard">before he had told Yudhishtira, that if he wanted to retain his kingdom, he</text:p>
      <text:p text:style-name="Standard">would have to fight for it.</text:p>
      <text:p text:style-name="Standard">Then Yudhishtira, in his usual quixotic fashion that sometimes bordered</text:p>
      <text:p text:style-name="Standard">on foolishness, offered to give over the entire fortunes of the war to the</text:p>
      <text:p text:style-name="Standard">winner of a duel between Duryodhana and one of his brothers, quite</text:p>
      <text:p text:style-name="Standard">forgetting the fact that Bhima had sworn to kill him. In his anxiety to be</text:p>
      <text:p text:style-name="Standard">fair at all costs, he even told Duryodhana that he could choose one among</text:p>
      <text:p text:style-name="Standard">them to fight with. The rest of the brothers were aghast at this astounding</text:p>
      <text:p text:style-name="Standard">offer but kept quiet, even though they knew that this might well result in</text:p>
      <text:p text:style-name="Standard">the collapse of all their hopes. But the cold war between Duryodhana and</text:p>
      <text:p text:style-name="Standard">Bhima had continued too long for the former to even contemplate fighting</text:p>
      <text:p text:style-name="Standard">with any of the others. His blood boiled when he thought of how Bhima</text:p>
      <text:p text:style-name="Standard">had killed all his brothers, and the gory scene of the killing of Dussasana,</text:p>
      <text:p text:style-name="Standard">his favorite brother, was fresh in his mind. His eyes became bloodshot,</text:p>
      <text:p text:style-name="Standard">and he looked scornfully at Yudhishtira, as if despising him for his</text:p>
      <text:p text:style-name="Standard">weakness in having made such an offer. Then he turned his baleful look on</text:p>
      <text:p text:style-name="Standard">Bhima, and the two glared at each other. They had many a score to settle,</text:p>
      <text:p text:style-name="Standard">and they both knew that the moment of reckoning had come. They had</text:p>
      <text:p text:style-name="Standard">been looking forward to it.</text:p>
      <text:p text:style-name="Standard">They decided to fight this decisive battle on the banks of</text:p>
      <text:p text:style-name="Standard">Syamantapanchaka Lake. Silently, the seven of them marched toward the</text:p>
      <text:p text:style-name="Standard">spot. Bhima took off his armor as Duryodhana had none. Just as the battle</text:p>
      <text:p text:style-name="Standard">was about to commence, Balarama returned from his pilgrimage, in time</text:p>
      <text:p text:style-name="Standard">to witness the mighty battle between his two disciples. He warned them to</text:p>
      <text:p text:style-name="Standard">observe the rules of fair play that he had taught them. The others made a</text:p>
      <text:p text:style-name="Standard">circle around the two titans, who were ready to settle their lifelong feud</text:p>
      <text:p text:style-name="Standard">once and for all. They were well matched. Bhima’s blows were more</text:p>
      <text:p text:style-name="Standard">powerful, but Duryodhana’s body was like adamant as a result of his</text:p>
      <text:p text:style-name="Standard">mother’s look. The only time Gandhari had taken off the scarf around her</text:p>
      <text:p text:style-name="Standard">eyes had been to instill strength into her eldest child when he had</text:p>
      <text:p text:style-name="Standard">approached her and begged her to help him. She had told him to come to</text:p>
      <text:p text:style-name="Standard">her naked, and she would infuse the strength of a hundred elephants into</text:p>
      <text:p text:style-name="Standard">him by the mere power of her gaze. But he had insisted on wearing a</text:p>
      <text:p text:style-name="Standard">loincloth, and thus his thighs alone had not received the benefit of her</text:p>
      <text:p text:style-name="Standard">powerful rays.</text:p>
      <text:p text:style-name="Standard">Duryodhana had been practicing on an iron effigy of Bhima for many</text:p>
      <text:p text:style-name="Standard">years, preparing himself for this very day, so he was well acquainted with</text:p>
      <text:p text:style-name="Standard">the length and girth of his opponent’s body. For some time, they grappled</text:p>
      <text:p text:style-name="Standard">on without either of them being able to get the upper hand. At last,</text:p>
      <text:p text:style-name="Standard">Duryodhana, selfish to the last, asked Bhima for his vulnerable spot. The</text:p>
      <text:p text:style-name="Standard">latter truthfully pointed to his head and was immediately smitten down.</text:p>
      <text:p text:style-name="Standard">Bhima fell like a log, but somehow he made a tremendous recovery just as</text:p>
      <text:p text:style-name="Standard">Duryodhana pounced on his inert body. When he asked Duryodhana for his</text:p>
      <text:p text:style-name="Standard">weak point, the latter pointed untruthfully at his own head. Bhima pounded</text:p>
      <text:p text:style-name="Standard">on it with little effect, for Duryodhana’s head was like iron. Actually, his</text:p>
      <text:p text:style-name="Standard">weak point was his thighs, and Bhima had sworn to smash them on that</text:p>
      <text:p text:style-name="Standard">fatal day when Draupadi was humiliated in public. On that day,</text:p>
      <text:p text:style-name="Standard">Duryodhana had bared his thigh to her, slapped it, and beckoned to her</text:p>
      <text:p text:style-name="Standard">with vulgar gestures. In the heat of the fight and perhaps due to the blow</text:p>
      <text:p text:style-name="Standard">on his head, Bhima had forgotten his oath.</text:p>
      <text:p text:style-name="Standard"><text:soft-page-break/>The Lord, as usual, came to the rescue and reminded him of this by</text:p>
      <text:p text:style-name="Standard">slapping his own thighs. Bhima saw this, and the whole humiliating scene</text:p>
      <text:p text:style-name="Standard">flashed before his eyes. Draupadi’s piteous look of appeal and his utter</text:p>
      <text:p text:style-name="Standard">helplessness then filled him with fury now. His eyes became bloodshot,</text:p>
      <text:p text:style-name="Standard">and like an infuriated bull he charged at his tormentor. He should have</text:p>
      <text:p text:style-name="Standard">smashed those thighs on that very day, but he had not been able to do so.</text:p>
      <text:p text:style-name="Standard">Now, nothing could stop him, not even the thought that he was committing</text:p>
      <text:p text:style-name="Standard">adharma. Where is the question of dharma or adharma when dealing with</text:p>
      <text:p text:style-name="Standard">one as low and unrighteous as Duryodhana, who had tried every mean and</text:p>
      <text:p text:style-name="Standard">foul trick all through his association with the Pandavas to gain his own</text:p>
      <text:p text:style-name="Standard">way?</text:p>
      <text:p text:style-name="Standard">Swinging up his mace, he pretended to be aiming another blow at</text:p>
      <text:p text:style-name="Standard">Duryodhana’s head. As Duryodhana nimbly jumped aside to avoid the</text:p>
      <text:p text:style-name="Standard">blow, Bhima, summoning all the pent-up feelings of many years, brought</text:p>
      <text:p text:style-name="Standard">the mace down with tremendous force on his adversary’s thighs and broke</text:p>
      <text:p text:style-name="Standard">them so that at last the villain fell, mortally wounded. Bhima roared the</text:p>
      <text:p text:style-name="Standard">lion cry of victory. His anger unabated, he pressed his foot on</text:p>
      <text:p text:style-name="Standard">Duryodhana’s head, for he said a snake should be stamped on the head, but</text:p>
      <text:p text:style-name="Standard">Yudhishtira intervened and restrained him. Bhima then knelt at his</text:p>
      <text:p text:style-name="Standard">brother’s feet and offered him the throne of the Kurus, which had been</text:p>
      <text:p text:style-name="Standard">wrested from him by such unfair means.</text:p>
      <text:p text:style-name="Standard">At that moment Balarama, who had been a witness to the battle, rushed</text:p>
      <text:p text:style-name="Standard">at Bhima with an upraised plow to punish him for his unrighteous act.</text:p>
      <text:p text:style-name="Standard">Krishna stopped him and asked him gently why he had not thought of</text:p>
      <text:p text:style-name="Standard">restraining Duryodhana when he had committed so many atrocities against</text:p>
      <text:p text:style-name="Standard">the Pandavas. Balarama did not say a word and left for Dwaraka, without</text:p>
      <text:p text:style-name="Standard">waiting for the end. In spite of his agony, Duryodhana now burst out a</text:p>
      <text:p text:style-name="Standard">spurt of venom against Krishna.</text:p>
      <text:p text:style-name="Standard">The Lord calmly replied, “Think of the evil and suffering you have</text:p>
      <text:p text:style-name="Standard">caused, the number of lives that have been lost only because of your</text:p>
      <text:p text:style-name="Standard">refusal to see reason and listen to me, when I came for peace. All creatures</text:p>
      <text:p text:style-name="Standard">get their just deserts. The wheel of time runs slowly, but in the end it</text:p>
      <text:p text:style-name="Standard">encompasses the destruction of all things.”</text:p>
      <text:p text:style-name="Standard">Leaving Duryodhana to brood over his wrongs, the Pandavas returned to</text:p>
      <text:p text:style-name="Standard">the enemy camp to take over. When they reached the spot, Krishna ordered</text:p>
      <text:p text:style-name="Standard">Arjuna to dismount. Soon, to the amazement of everyone, the chariot burst</text:p>
      <text:p text:style-name="Standard">into flames and was reduced to ashes.</text:p>
      <text:p text:style-name="Standard">Arjuna turned to Krishna with tears in his eyes. “My Lord,” he said,</text:p>
      <text:p text:style-name="Standard">“what is this I see? My chariot, which was given to me by Agni when he</text:p>
      <text:p text:style-name="Standard">burned the Khandava forest, has been burnt before my very eyes. What is</text:p>
      <text:p text:style-name="Standard">the reason for this?”</text:p>
      <text:p text:style-name="Standard">The Lord replied, “This chariot has withstood the powerful astras sent</text:p>
      <text:p text:style-name="Standard">by Drona, Karna, and Asvattama only because I was sitting in it. It should</text:p>
      <text:p text:style-name="Standard">have been burned up long ago. I have abandoned it now that you have</text:p>
      <text:p text:style-name="Standard">achieved what you set out to achieve. So it is with everything in this</text:p>
      <text:p text:style-name="Standard">world. Each thing is created for a purpose. The moment the purpose is</text:p>
      <text:p text:style-name="Standard">achieved, it will perish. This is so even with men. Each man sets out on</text:p>
      <text:p text:style-name="Standard">this strange journey called life with a definite purpose, and once that is</text:p>
      <text:p text:style-name="Standard">served, Earth has no more need of him, and so he has to quit. This is the</text:p>
      <text:p text:style-name="Standard">case even with me. I have created myself on this Earth for a special</text:p>
      <text:p text:style-name="Standard">purpose. It is not yet over. But the moment it is fulfilled, I will also die,</text:p>
      <text:p text:style-name="Standard">and so will you and your dear brothers. But come, do not grieve. Let us be</text:p>
      <text:p text:style-name="Standard"><text:soft-page-break/>on our next task.” He then turned to Yudhishtira and congratulated him on</text:p>
      <text:p text:style-name="Standard">his victory in formal terms.</text:p>
      <text:p text:style-name="Standard">All of them were deathly tired, both physically and mentally, and were</text:p>
      <text:p text:style-name="Standard">ready to go to their camp and drop down on their beds, but Krishna</text:p>
      <text:p text:style-name="Standard">forbade them to do so and insisted that it was customary for the victors to</text:p>
      <text:p text:style-name="Standard">sleep outside. Thus, the five brothers, together with Satyaki, slept far away</text:p>
      <text:p text:style-name="Standard">from their own camp, while the Lord himself took on the thankless task of</text:p>
      <text:p text:style-name="Standard">going to Hastinapura to comfort the parents of the Kauravas.</text:p>
      <text:p text:style-name="Standard">Sanjaya, who had been narrating the events of the battle to the blind king</text:p>
      <text:p text:style-name="Standard">Dhritarashtra, had already informed him of the calamities that had</text:p>
      <text:p text:style-name="Standard">overtaken his son. When Krishna came, Vidura was doing his best to</text:p>
      <text:p text:style-name="Standard">console the weeping parents. The Lord’s eyes filled with tears when he saw</text:p>
      <text:p text:style-name="Standard">the condition of the old parents. He sat beside them and spoke gently and</text:p>
      <text:p text:style-name="Standard">lovingly to them for a long time. Turning to Gandhari, he said, “Do you</text:p>
      <text:p text:style-name="Standard">remember that day when I came to Hastinapura on a mission of peace, and</text:p>
      <text:p text:style-name="Standard">you told Duryodhana, ‘Where there is righteousness there will be victory’?</text:p>
      <text:p text:style-name="Standard">Mother, as you have said, so it has come to pass. You must not blame the</text:p>
      <text:p text:style-name="Standard">Pandavas for this calamity. You know how hard Yudhishtira tried to avert</text:p>
      <text:p text:style-name="Standard">the war. If only Duryodhana had listened to all the advice everyone tried to</text:p>
      <text:p text:style-name="Standard">give him, this catastrophe could have been averted. Now it is your duty to</text:p>
      <text:p text:style-name="Standard">be kind to the children of Pandu. They have suffered so much in life. You</text:p>
      <text:p text:style-name="Standard">must not turn your eyes in anger toward them.”</text:p>
      <text:p text:style-name="Standard">Thus the Lord spent some time with them and left only after he had</text:p>
      <text:p text:style-name="Standard">brought some measure of relief to their grief-stricken hearts. Krishna</text:p>
      <text:p text:style-name="Standard">hurried back to Kurukshetra accompanied by Sanjaya, who wanted to pay</text:p>
      <text:p text:style-name="Standard">his last respects to the Kuru king, who was now in mortal agony. Even in</text:p>
      <text:p text:style-name="Standard">his last hours, he was burning with thoughts of revenge. He felt no remorse</text:p>
      <text:p text:style-name="Standard">for all he had done. After Sanjaya left, the other three, Asvattama, Kripa,</text:p>
      <text:p text:style-name="Standard">and Kritavarma, went to him, and in order to ease his pain a little, they</text:p>
      <text:p text:style-name="Standard">offered to make a last attempt to annihilate the Pandavas. Duryodhana was</text:p>
      <text:p text:style-name="Standard">delighted, made Asvattama their leader, and sent them off to do their</text:p>
      <text:p text:style-name="Standard">worst.</text:p>
      <text:p text:style-name="Standard">The shades of night had fallen by now, and as they rested under a tree,</text:p>
      <text:p text:style-name="Standard">Asvattama noticed an owl silently coming and killing the baby crows</text:p>
      <text:p text:style-name="Standard">while the birds were sleeping. A diabolical plan for revenge began to take</text:p>
      <text:p text:style-name="Standard">shape in his maddened brain. He woke up the other two and detailed the</text:p>
      <text:p text:style-name="Standard">plan to them. They refused to have anything to do with it, but Asvattama</text:p>
      <text:p text:style-name="Standard">was determined and managed to persuade them to accompany him. The</text:p>
      <text:p text:style-name="Standard">three planned a cold-blooded massacre of the sleeping Pandavas and their</text:p>
      <text:p text:style-name="Standard">army. In the small hours of the night, the devilish trio silently slipped into</text:p>
      <text:p text:style-name="Standard">the Pandava camp. Even the sentries were sleeping since the war was</text:p>
      <text:p text:style-name="Standard">supposedly over. No one dreamed of such a horrifying sequel except</text:p>
      <text:p text:style-name="Standard">perhaps the Lord himself, and he, for some reason known only to the</text:p>
      <text:p text:style-name="Standard">cosmic mind, refrained from saving any except the Pandavas. Perhaps the</text:p>
      <text:p text:style-name="Standard">time had come for the chariot of their bodies to perish, as Arjuna’s chariot</text:p>
      <text:p text:style-name="Standard">had perished.</text:p>
      <text:p text:style-name="Standard">Leaving Kripa and Kritavarma to guard the exits and kill anyone who</text:p>
      <text:p text:style-name="Standard">tried to escape, Asvattama slipped, as silently as an owl, into each of the</text:p>
      <text:p text:style-name="Standard">tents to accomplish his hateful task and show his loyalty and love for</text:p>
      <text:p text:style-name="Standard">Duryodhana. First he entered Drishtadyumna’s tent, and despite his pleas</text:p>
      <text:p text:style-name="Standard">to be killed quickly with a sword, he strangled him to death. Then he</text:p>
      <text:p text:style-name="Standard">kicked Shikandin violently until he died. He then mercilessly chopped off</text:p>
      <text:p text:style-name="Standard"><text:soft-page-break/>the heads of the five sleeping sons of the Pandavas by Draupadi. To</text:p>
      <text:p text:style-name="Standard">prevent any one from escaping, Kripa set fire to all the tents.</text:p>
      <text:p text:style-name="Standard">There was complete pandemonium, and the survivors rushed to the exits</text:p>
      <text:p text:style-name="Standard">only to be mowed down by the three devils guarding the exits. Intoxicated</text:p>
      <text:p text:style-name="Standard">with the blood oozing from his hands, Asvattama took the five heads of</text:p>
      <text:p text:style-name="Standard">what he thought to be the Pandavas and presented them to the dying</text:p>
      <text:p text:style-name="Standard">Duryodhana so that he could die in peace. The latter lovingly took them</text:p>
      <text:p text:style-name="Standard">into his hands, gloated over them, and crushed them one by one with his</text:p>
      <text:p text:style-name="Standard">dying hands. Suddenly he realized that Bhima’s hard head could never be</text:p>
      <text:p text:style-name="Standard">crushed so easily. He asked for a torch to be brought, and in the flickering</text:p>
      <text:p text:style-name="Standard">light, he realized bitterly that fate had snatched victory from beneath his</text:p>
      <text:p text:style-name="Standard">nose once again. His gratitude now gave way to anger, and he berated</text:p>
      <text:p text:style-name="Standard">Asvattama with a stream of invective. The latter was already half</text:p>
      <text:p text:style-name="Standard">demented, and at this barrage of abuse, he left in fury, not knowing what</text:p>
      <text:p text:style-name="Standard">he should do.</text:p>
      <text:p text:style-name="Standard">At last, shaking with pain, rage, and frustration, Duryodhana, whose</text:p>
      <text:p text:style-name="Standard">villainy has no parallel, gave up his life, unattended, unmourned, and</text:p>
      <text:p text:style-name="Standard">alone, except for the silent vultures that were circling him in the night sky.</text:p>
      <text:p text:style-name="Standard">News of the midnight massacre was taken to the Pandavas by</text:p>
      <text:p text:style-name="Standard">Drishtadyumna’s mortally wounded charioteer. Their grief at their hollow</text:p>
      <text:p text:style-name="Standard">victory can be imagined. As the sun rose on the nineteenth morning, the</text:p>
      <text:p text:style-name="Standard">scene was one of utter desolation and despair. Taking Panchali with them,</text:p>
      <text:p text:style-name="Standard">the Pandavas went to examine the horrific scene. Seeing the mangled</text:p>
      <text:p text:style-name="Standard">bodies of their children, they fainted. Draupadi was the first to recover,</text:p>
      <text:p text:style-name="Standard">and she appealed to Bhima to wreak vengeance on the villain, Asvattama.</text:p>
      <text:p text:style-name="Standard">He rushed off with Nakula as his charioteer. Krishna followed with Arjuna,</text:p>
      <text:p text:style-name="Standard">for he well knew the power of Asvattama’s Brahmasirastra, which he</text:p>
      <text:p text:style-name="Standard">would not hesitate to use if his own life was jeopardized.</text:p>
      <text:p text:style-name="Standard">Bhima found him hiding on the banks of the river. The last shreds of his</text:p>
      <text:p text:style-name="Standard">sanity seemed to have left him. Not content with the massacre of innocent</text:p>
      <text:p text:style-name="Standard">men and children for the sake of a man who had no gratitude to him and</text:p>
      <text:p text:style-name="Standard">whom he knew to be a devil incarnate, Asvattama, the son of the great</text:p>
      <text:p text:style-name="Standard">Dronacharya, who had already tarnished his caste and lineage by his</text:p>
      <text:p text:style-name="Standard">actions, now condemned himself to a dreadful hell by taking up a blade of</text:p>
      <text:p text:style-name="Standard">grass, invoking the Brahmasirastra, and hurling it at Bhima and Arjuna</text:p>
      <text:p text:style-name="Standard">with these words, “May the world be rid of the line of the Pandavas!”</text:p>
      <text:p text:style-name="Standard">The Brahmasirastra was the most potent missile of that age, and none of</text:p>
      <text:p text:style-name="Standard">them had used it so far, since its consequences were far-reaching and</text:p>
      <text:p text:style-name="Standard">devastating. Usually it was not entrusted to one like Asvattama, who was</text:p>
      <text:p text:style-name="Standard">morally incompetent to use it.</text:p>
      <text:p text:style-name="Standard">From the blade of grass there sprang a terrible flame that threatened to</text:p>
      <text:p text:style-name="Standard">engulf the whole world. Krishna instructed Arjuna to counter it with his</text:p>
      <text:p text:style-name="Standard">own Brahmasirastra. The opposing missiles flashed through the air. Had</text:p>
      <text:p text:style-name="Standard">they collided, there would have been universal destruction, but Vyasa and</text:p>
      <text:p text:style-name="Standard">the celestial sage Narada came at the opportune moment and stopped the</text:p>
      <text:p text:style-name="Standard">fiery onslaught by the power of their tapasya. Krishna asked Arjuna to</text:p>
      <text:p text:style-name="Standard">recall his astra, and he obeyed, but Asvattama, having lost his powers by</text:p>
      <text:p text:style-name="Standard">his inhuman acts, was unable to recall the astra, which recoiled on him</text:p>
      <text:p text:style-name="Standard">and would have destroyed him. He ran to the sages and begged them to</text:p>
      <text:p text:style-name="Standard">save him. They did so out of consideration for his father and because they</text:p>
      <text:p text:style-name="Standard">knew that it was too easy a death for him. Arjuna now bound the felon</text:p>
      <text:p text:style-name="Standard">hand and foot and took him to Draupadi.</text:p>
      <text:p text:style-name="Standard"><text:soft-page-break/>Krishna wanted to test her and said, “You may now pronounce the death</text:p>
      <text:p text:style-name="Standard">sentence. How would you like him killed?”</text:p>
      <text:p text:style-name="Standard">But when the Lord chose to test his devotees, he generally gave them the</text:p>
      <text:p text:style-name="Standard">strength to excel in the test, and Draupadi, to her great glory, replied, “He</text:p>
      <text:p text:style-name="Standard">is the cold-blooded murderer of my five sons as well as of my beloved</text:p>
      <text:p text:style-name="Standard">brothers and so deserves the worst of deaths. But when I remember that he</text:p>
      <text:p text:style-name="Standard">is the son of my husband’s guru and that his mother, Kripi, is still alive, I</text:p>
      <text:p text:style-name="Standard">do not feel like making another woman experience the pain that I am</text:p>
      <text:p text:style-name="Standard">experiencing now. Moreover, his death will not bring to life my own sons.</text:p>
      <text:p text:style-name="Standard">I do not want him killed.”</text:p>
      <text:p text:style-name="Standard">The Lord was eminently pleased with her answer and said, “Instead of</text:p>
      <text:p text:style-name="Standard">cutting off his head, we can take off his tuft of hair as well as the crest</text:p>
      <text:p text:style-name="Standard">jewel adorning it. This is tantamount to death for a hero.”</text:p>
      <text:p text:style-name="Standard">Draupadi agreed, and Bhima cut off Asvattama’s hair in five places and</text:p>
      <text:p text:style-name="Standard">took off his precious crest jewel, which had guarded him against all</text:p>
      <text:p text:style-name="Standard">weapons, diseases, and hunger. But to crush a cobra without killing it is</text:p>
      <text:p text:style-name="Standard">always unwise, and the unrepentant villain crept away to nurse his</text:p>
      <text:p text:style-name="Standard">grievance and make further plans. Devoid of mercy and completely</text:p>
      <text:p text:style-name="Standard">deranged, he made a last, desperate attempt to exterminate the line of the</text:p>
      <text:p text:style-name="Standard">Pandavas, for he realized that he could never kill the Pandavas themselves,</text:p>
      <text:p text:style-name="Standard">who were divinely protected. Taking up another blade of grass, he</text:p>
      <text:p text:style-name="Standard">discharged it with the same potent mantra and directed it against any</text:p>
      <text:p text:style-name="Standard">babies in the wombs of the Pandava wives, so that the line would become</text:p>
      <text:p text:style-name="Standard">extinct. Uttara, the wife of Abhimanyu, was the only widow carrying a</text:p>
      <text:p text:style-name="Standard">child in her womb, and the missile came rushing at her. Her mother-in-law</text:p>
      <text:p text:style-name="Standard">Subhadra, Lord Krishna’s sister, took her to him and begged him to protect</text:p>
      <text:p text:style-name="Standard">her. The Lord instantly dispatched his discus to counter the attack and</text:p>
      <text:p text:style-name="Standard">saved her. He then went after the terrified Asvattama, who was fleeing for</text:p>
      <text:p text:style-name="Standard">his life. Catching up with him, Krishna proceeded to punish him. The</text:p>
      <text:p text:style-name="Standard">latter pleaded for death, but death at the hands of the Lord was too good</text:p>
      <text:p text:style-name="Standard">for such a wretch.</text:p>
      <text:p text:style-name="Standard">In dire tones, the Lord pronounced these fateful words, “May you live</text:p>
      <text:p text:style-name="Standard">for thousands of years condemned to wander over the world like a leper,</text:p>
      <text:p text:style-name="Standard">shunned by all, afflicted with all sorts of diseases, your name itself a bane</text:p>
      <text:p text:style-name="Standard">to all!”</text:p>
      <text:p text:style-name="Standard">Hearing this dreadful pronouncement, Asvattama fled from the scene to</text:p>
      <text:p text:style-name="Standard">wander over the world forever.</text:p>
      <text:p text:style-name="Standard">I am convinced that prosperity, victory, glory, and righteousness</text:p>
      <text:p text:style-name="Standard">shall reign wherever Krishna, the master yogi, and Arjuna, the</text:p>
      <text:p text:style-name="Standard">wielder of the bow, stand united.</text:p>
      <text:p text:style-name="Standard">SRIMAD BHAGAVAD GITA</text:p>
      <text:p text:style-name="Standard">Hari Aum Tat Sat</text:p>
      <text:p text:style-name="Standard">Aum Bhishmamuktipradayakaya Namaha!</text:p>
      <text:p text:style-name="Standard">28</text:p>
      <text:p text:style-name="Standard">The Advice of Bhishma</text:p>
      <text:p text:style-name="Standard">Bhaktyaeshya mano yasmin, vacha yannama keertayan,</text:p>
      <text:p text:style-name="Standard">Tyajan kalebaram yogi, muchyate kamakarmabhi,</text:p>
      <text:p text:style-name="Standard">Sa Devadevo Bhagavan prateekshatham kalebaram, yavathitam</text:p>
      <text:p text:style-name="Standard">hinomyaham,</text:p>
      <text:p text:style-name="Standard">Prasannahasarunalochanollasanmukambhujo</text:p>
      <text:p text:style-name="Standard">dhyanapadaschaturbhujam.</text:p>
      <text:p text:style-name="Standard">Bhishma, on his deathbed, to Yudhishtira: “By concentrating one’s</text:p>
      <text:p text:style-name="Standard"><text:soft-page-break/>mind on Krishna with intense devotion and by reciting whose</text:p>
      <text:p text:style-name="Standard">names and glories with one’s lips, a dying aspirant is liberated</text:p>
      <text:p text:style-name="Standard">from the bondage of desire and duty, may Bhagavan Krishna, with</text:p>
      <text:p text:style-name="Standard">his radiant face beautified by his benevolent smile and lotus-petal</text:p>
      <text:p text:style-name="Standard">eyes, who is generally realized only in the heart through</text:p>
      <text:p text:style-name="Standard">meditation, remain before my physical eyes until life leaves my</text:p>
      <text:p text:style-name="Standard">body.”</text:p>
      <text:p text:style-name="Standard">The sun that rose over the battlefield of Kurukshetra the day after the war</text:p>
      <text:p text:style-name="Standard">was pale and insipid, as if loath to light up such a scene of utter desolation</text:p>
      <text:p text:style-name="Standard">and despair. Vultures and carrion birds screeched and circled over the field</text:p>
      <text:p text:style-name="Standard">before falling on the carcasses of men and horses below. Though the</text:p>
      <text:p text:style-name="Standard">Pandavas stood uninjured and victorious, yet around them lay the death of</text:p>
      <text:p text:style-name="Standard">all their hopes. They had won an empire at the cost of their sons. The</text:p>
      <text:p text:style-name="Standard">throne of the Kurus was theirs, but their hearts and homes were empty.</text:p>
      <text:p text:style-name="Standard">Scattered on the bloody field of Kurukshetra lay the flower of Aryan</text:p>
      <text:p text:style-name="Standard">knighthood, silent forever. Those knights, who had marched to battle with</text:p>
      <text:p text:style-name="Standard">flying flags, prancing steeds, gaily bedecked chariots, and conchs and</text:p>
      <text:p text:style-name="Standard">trumpets blasting just a month ago, now lay on the cold, cold earth, a prey</text:p>
      <text:p text:style-name="Standard">to kites, vultures, jackals, and wolves. In the distance was seen the woestricken</text:p>
      <text:p text:style-name="Standard">procession of the royal women of the Kurus coming to mourn</text:p>
      <text:p text:style-name="Standard">their dead, as predicted by Krishna to Draupadi. Their hair was loose, their</text:p>
      <text:p text:style-name="Standard">clothes disheveled, and their faces smeared with collyrium from the tears</text:p>
      <text:p text:style-name="Standard">that were streaming down while they beat their breasts in anguish. The</text:p>
      <text:p text:style-name="Standard">Pandavas trembled when they gazed on them, for they, whose forms had</text:p>
      <text:p text:style-name="Standard">never been seen beyond the four walls of their palaces, now walked</text:p>
      <text:p text:style-name="Standard">abroad, their faces bared in utter indifference to the public eye, as</text:p>
      <text:p text:style-name="Standard">Draupadi had once been dragged through the streets of Hastinapura. The</text:p>
      <text:p text:style-name="Standard">hundred sons of Dhritarashtra all lay dead, and their widows came</text:p>
      <text:p text:style-name="Standard">mourning and weeping, as Draupadi had once wept, when their husbands</text:p>
      <text:p text:style-name="Standard">had so callously dragged her, the greatest of them all, into the court of the</text:p>
      <text:p text:style-name="Standard">Kurus, fourteen years ago, in the full flower of her youth and beauty. There</text:p>
      <text:p text:style-name="Standard">had been none to shed a tear for her at that time, but today the Pandavas</text:p>
      <text:p text:style-name="Standard">wept when they saw this pathetic procession, for the milk of human</text:p>
      <text:p text:style-name="Standard">kindness still flowed in them, and they mourned as deeply as the women</text:p>
      <text:p text:style-name="Standard">for the deaths for which they had been instrumental.</text:p>
      <text:p text:style-name="Standard">Unable to witness this sight any longer, they left with Krishna for</text:p>
      <text:p text:style-name="Standard">Hastinapura to meet the bereaved parents, for because of their age and</text:p>
      <text:p text:style-name="Standard">blindness they had not come to the battlefield. Yudhishtira fell like a log at</text:p>
      <text:p text:style-name="Standard">Dhritarashtra’s feet and was embraced by him. It was Bhima’s turn next,</text:p>
      <text:p text:style-name="Standard">and the blind king’s rage against him was so great that he would have</text:p>
      <text:p text:style-name="Standard">crushed him to death had not Lord Krishna, with great presence of mind,</text:p>
      <text:p text:style-name="Standard">thrust the iron image of Bhima into his arms. The image was one on which</text:p>
      <text:p text:style-name="Standard">Duryodhana had been practicing, and the king’s anger was so great that the</text:p>
      <text:p text:style-name="Standard">iron image shattered like glass with the force of his hug. Though the entire</text:p>
      <text:p text:style-name="Standard">battle was his own fault, he could not hide his chagrin at the fate of his</text:p>
      <text:p text:style-name="Standard">sons. Had he made a push to curb Duryodhana’s temper and direct him in</text:p>
      <text:p text:style-name="Standard">the path of righteousness from childhood, all this might never have taken</text:p>
      <text:p text:style-name="Standard">place, as Krishna pointed out to him. He also told him that at least now he</text:p>
      <text:p text:style-name="Standard">should behave like a father to the Pandavas.</text:p>
      <text:p text:style-name="Standard">Next they turned to Gandhari. From the beginning, she had known that</text:p>
      <text:p text:style-name="Standard">Kurukshetra would see the end of her household. She also knew that it was</text:p>
      <text:p text:style-name="Standard">her husband’s weakness coupled with his greed that had led to this disaster.</text:p>
      <text:p text:style-name="Standard"><text:soft-page-break/>But the fact that her husband was being crushed under the doom he had</text:p>
      <text:p text:style-name="Standard">brought upon himself made her burn with rage and sorrow. She had</text:p>
      <text:p text:style-name="Standard">blindfolded herself, of her own free will, from the day she had been</text:p>
      <text:p text:style-name="Standard">brought to this palace as a beautiful young bride, denying herself the light</text:p>
      <text:p text:style-name="Standard">of the day so as not to enjoy the world that could not be seen by her lord.</text:p>
      <text:p text:style-name="Standard">Such was her fidelity and such the power of her wrath that she feared to</text:p>
      <text:p text:style-name="Standard">gaze at the face of the Pandavas in case the fire of her anger should burn</text:p>
      <text:p text:style-name="Standard">them even through the fold of the cloth, which she tied around her eyes. As</text:p>
      <text:p text:style-name="Standard">Yudhishtira approached to seek her blessing, she bent her eyes down so</text:p>
      <text:p text:style-name="Standard">that her blindfolded gaze fell upon his foot, and it was scorched at that</text:p>
      <text:p text:style-name="Standard">very spot. Seeing this, Bhima and Arjuna quailed and hid behind Krishna,</text:p>
      <text:p text:style-name="Standard">and Gandhari’s anger passed over their heads.</text:p>
      <text:p text:style-name="Standard">The Pandavas now met their mother Kunti after fourteen years. Kunti</text:p>
      <text:p text:style-name="Standard">caressed them and ran loving fingers over their wounds. Taking Draupadi</text:p>
      <text:p text:style-name="Standard">in her arms, she did her best to comfort her. At last, all of them followed</text:p>
      <text:p text:style-name="Standard">the king and Gandhari to the battlefield, since they insisted on going.</text:p>
      <text:p text:style-name="Standard">Gandhari spoke to Draupadi, “Look at me, O Daughter, and comfort</text:p>
      <text:p text:style-name="Standard">yourself. Vidura prophesied this long ago, and Krishna gave due warning</text:p>
      <text:p text:style-name="Standard">when he came as ambassador. My dear child, I have lost all my sons, as</text:p>
      <text:p text:style-name="Standard">you have. Who is to comfort whom? The destruction of the entire race is</text:p>
      <text:p text:style-name="Standard">due to me.”</text:p>
      <text:p text:style-name="Standard">They walked toward the battlefield. Gandhari could see it all in her</text:p>
      <text:p text:style-name="Standard">mind’s eye. Turning to Krishna, she looked directly at him, for she knew</text:p>
      <text:p text:style-name="Standard">him to be indestructible. She showed him the dead forms of her sons and</text:p>
      <text:p text:style-name="Standard">the women who were mourning for them. Then, going to the spot where</text:p>
      <text:p text:style-name="Standard">Duryodhana lay, she fell down in a faint. Krishna stood by her side and</text:p>
      <text:p text:style-name="Standard">said nothing. She saw all the scenes. She saw Uttara weeping over her dead</text:p>
      <text:p text:style-name="Standard">husband, Abhimanyu. They had been married but six months. Seeing all</text:p>
      <text:p text:style-name="Standard">this, Gandhari’s anger flared up once again, but this time it was directed at</text:p>
      <text:p text:style-name="Standard">the Lord.</text:p>
      <text:p text:style-name="Standard">“Behold, O lotus-eyed one!” she said. “Behold the daughters of my</text:p>
      <text:p text:style-name="Standard">house, widowed and bereft, with locks unbound and eyes swollen with</text:p>
      <text:p text:style-name="Standard">weeping! Don’t you hear their piteous laments, brooding over the dead</text:p>
      <text:p text:style-name="Standard">bodies of the heroes? Behold them seeking for the faces of their loved</text:p>
      <text:p text:style-name="Standard">ones on the field of Kurukshetra. They search for their husbands, fathers,</text:p>
      <text:p text:style-name="Standard">sons, and brothers. The whole field is covered with these childless mothers</text:p>
      <text:p text:style-name="Standard">and widowed wives. Where are they now, my splendid sons who were like</text:p>
      <text:p text:style-name="Standard">burning meteors? The battlefield is scattered with their costly gems and</text:p>
      <text:p text:style-name="Standard">golden armor, their splendid ornaments and diadems. The weapons</text:p>
      <text:p text:style-name="Standard">handled by those heroic hands lie in confusion on the field, never to be</text:p>
      <text:p text:style-name="Standard">dispatched again upon their dreadful errands. Beholding these pitiful</text:p>
      <text:p text:style-name="Standard">images in my mind, O Krishna, my whole body is afire with grief. The</text:p>
      <text:p text:style-name="Standard">world seems empty and desolate. I feel as if the elements themselves have</text:p>
      <text:p text:style-name="Standard">been destroyed. Like the darkened coals of a dead fire lie the heroes who</text:p>
      <text:p text:style-name="Standard">took part in this mighty battle. They, who had slept cradled on the soft</text:p>
      <text:p text:style-name="Standard">bosoms of their wives, now sleep on the cold, hard breast of the earth.</text:p>
      <text:p text:style-name="Standard">Jackals alone are there to chant their glory, in lieu of bards. The wailing of</text:p>
      <text:p text:style-name="Standard">the women mingles with the howl of hungry beasts. What was that destiny,</text:p>
      <text:p text:style-name="Standard">O Krishna, that pursued my sons from the time they were born? Whence</text:p>
      <text:p text:style-name="Standard">came this curse on the house of the Kurus? Why does my heart not break</text:p>
      <text:p text:style-name="Standard">into a thousand fragments at these dreadful happenings? What sin have I</text:p>
      <text:p text:style-name="Standard">and these weeping daughters of mine committed that such a disaster</text:p>
      <text:p text:style-name="Standard"><text:soft-page-break/>should have befallen us?”</text:p>
      <text:p text:style-name="Standard">Hearing the sobs of Kunti and Draupadi, it suddenly flashed upon her</text:p>
      <text:p text:style-name="Standard">that the whole battle was like a play in which the armies had destroyed</text:p>
      <text:p text:style-name="Standard">each other. She also realized that the sole director and producer of the</text:p>
      <text:p text:style-name="Standard">drama was standing beside her. Turning to him, she addressed him in</text:p>
      <text:p text:style-name="Standard">prophetic tones. From the depths of her sorrow came the courage to curse</text:p>
      <text:p text:style-name="Standard">the Lord himself. “Two armies, O Janardana, have perished on this field.</text:p>
      <text:p text:style-name="Standard">Where were you while they thus put an end to each other? Were you blind,</text:p>
      <text:p text:style-name="Standard">or had you deliberately blindfolded yourself? Why did you allow this</text:p>
      <text:p text:style-name="Standard">calamity to befall the house of the Kurus? I know well that you could have</text:p>
      <text:p text:style-name="Standard">prevented it, if you had so wished. Why did you hold your hand, O slayer</text:p>
      <text:p text:style-name="Standard">of Kamsa? By the power of my great chastity and fidelity, I pronounce this</text:p>
      <text:p text:style-name="Standard">curse upon you and your race: You shall become the slayer of your own</text:p>
      <text:p text:style-name="Standard">kinsmen, thirty-six years from now. After having brought about the</text:p>
      <text:p text:style-name="Standard">destruction of your sons and kinsmen, you yourself shall perish alone, in</text:p>
      <text:p text:style-name="Standard">the wilderness, as my son Duryodhana did, lying alone and helpless beside</text:p>
      <text:p text:style-name="Standard">the lake, even though he was the king of the Kurus. The women of your</text:p>
      <text:p text:style-name="Standard">race, deprived of their sons, husbands, and friends, shall weep and wail in</text:p>
      <text:p text:style-name="Standard">their bereavement, as do the wives of the Kauravas today!”</text:p>
      <text:p text:style-name="Standard">As her voice died away in sobs, the Lord looked tenderly at her and said,</text:p>
      <text:p text:style-name="Standard">“Blessed are you, O Mother, for you have aided me in the completion of</text:p>
      <text:p text:style-name="Standard">my task. My people, the Yadavas, are incapable of defeat, and therefore</text:p>
      <text:p text:style-name="Standard">they have to die by my own hands. Behold, O Mother! With folded hands,</text:p>
      <text:p text:style-name="Standard">I gladly accept your curse!”</text:p>
      <text:p text:style-name="Standard">Then the holy one bent down to the aged queen, who had sunk down in</text:p>
      <text:p text:style-name="Standard">sorrow, and lifted her up gently. “Arise, O Gandhari!” he said. “Think of</text:p>
      <text:p text:style-name="Standard">the wrongs inflicted on the virtuous Pandavas by your sons over the years,</text:p>
      <text:p text:style-name="Standard">which they have borne so patiently. At that time, it was you who was</text:p>
      <text:p text:style-name="Standard">indifferent, not I, and now you blame me for indifference. The law of</text:p>
      <text:p text:style-name="Standard">karma, though inexorable, is also just. He who sows the wind has perforce</text:p>
      <text:p text:style-name="Standard">to reap the whirlwind. Your sons brought about their fate by their own</text:p>
      <text:p text:style-name="Standard">actions, as did the Pandavas. All must inevitably be mown down by time—</text:p>
      <text:p text:style-name="Standard">the wielder of the scythe. It is the Lord’s power as time that has contrived</text:p>
      <text:p text:style-name="Standard">the end of your sons, as well as the sons of the Pandavas. Set not your</text:p>
      <text:p text:style-name="Standard">heart on grief, O Queen! By indulging in sorrow one increases it twofold.</text:p>
      <text:p text:style-name="Standard">The cow brings forth offspring for the bearing of burdens, the Brahmin</text:p>
      <text:p text:style-name="Standard">woman bears children for the practice of austerities, the laboring woman</text:p>
      <text:p text:style-name="Standard">adds to the ranks of the workers; but the Kshatriya woman bears sons who</text:p>
      <text:p text:style-name="Standard">are destined to die on the battlefield. Why then do you grieve?”</text:p>
      <text:p text:style-name="Standard">The queen listened in silence to his words. Only too well did she realize</text:p>
      <text:p text:style-name="Standard">their truth. With her inner vision clarified by her great sorrow, she looked</text:p>
      <text:p text:style-name="Standard">at the world and found it all to be unreal. There was nothing further to be</text:p>
      <text:p text:style-name="Standard">said. Then she and Dhritarashtra, together with Yudhishtira and the other</text:p>
      <text:p text:style-name="Standard">heroes, restraining that grief that stems from weakness and leads to</text:p>
      <text:p text:style-name="Standard">weakness, as the Lord had told Arjuna on the battlefield, now proceeded to</text:p>
      <text:p text:style-name="Standard">the banks of the Ganga to perform the last rites for the lost heroes.</text:p>
      <text:p text:style-name="Standard">When Kunti saw the body of Karna being lamented over by his wife, she</text:p>
      <text:p text:style-name="Standard">could not bear it. The same Ganga who had taken her baby away so many</text:p>
      <text:p text:style-name="Standard">years ago was now carrying away his ashes. The river flowed as placidly</text:p>
      <text:p text:style-name="Standard">as it had on that day, indifferent to the cares and worries of humankind.</text:p>
      <text:p text:style-name="Standard">Karna had no sons to perform his obsequies. They had all been killed. He</text:p>
      <text:p text:style-name="Standard">was as much of an orphan now as he had been when she had abandoned</text:p>
      <text:p text:style-name="Standard"><text:soft-page-break/>him. Now was the time to make recompense for the great wrong she had</text:p>
      <text:p text:style-name="Standard">done to her firstborn. She walked with firm steps toward Yudhishtira and</text:p>
      <text:p text:style-name="Standard">said, “There is one more person to whom you have to make an offering.”</text:p>
      <text:p text:style-name="Standard">The brothers looked enquiringly at her. The Lord alone knew of her</text:p>
      <text:p text:style-name="Standard">dilemma and watched with compassion.</text:p>
      <text:p text:style-name="Standard">“Who is this person, to whom I must make an offering, Mother?”</text:p>
      <text:p text:style-name="Standard">Yudhishtira asked. “I do not understand.”</text:p>
      <text:p text:style-name="Standard">“It is Karna. You must make offerings for him.”</text:p>
      <text:p text:style-name="Standard">“Why should I, a Kshatriya, perform the funeral rites for a sutaputra</text:p>
      <text:p text:style-name="Standard">(the son of a charioteer)?” Yudhishtira asked in surprise.</text:p>
      <text:p text:style-name="Standard">Kunti was dumb with agony. But at last she burst out, determined to see</text:p>
      <text:p text:style-name="Standard">that Karna died with all the honors of a Kshatriya, even though she had</text:p>
      <text:p text:style-name="Standard">denied him a life as one. “He was a Kshatriya and not a suta!”</text:p>
      <text:p text:style-name="Standard">“Not a sutaputra!” they all cried out in amazement. “Tell us, Mother,</text:p>
      <text:p text:style-name="Standard">who was his father?”</text:p>
      <text:p text:style-name="Standard">Kunti said, “Karna was the son of the sun god Surya. He was Suryaputra</text:p>
      <text:p text:style-name="Standard">and not a sutaputra! His mother was a Kshatriya princess who abandoned</text:p>
      <text:p text:style-name="Standard">him as a baby, since she was still a maid, and floated him down the river,</text:p>
      <text:p text:style-name="Standard">where he was found by the suta Adhiratha and his wife Radha, who</text:p>
      <text:p text:style-name="Standard">brought him up as their own son. He preferred the name Radheya to all his</text:p>
      <text:p text:style-name="Standard">other names, for she was the only mother he had ever known.”</text:p>
      <text:p text:style-name="Standard">The Pandavas looked in amazement at her. At last, Yudhishtira asked,</text:p>
      <text:p text:style-name="Standard">“Who was his real mother?”</text:p>
      <text:p text:style-name="Standard">All eyes were fixed on her. She shot a look of desperate appeal at the</text:p>
      <text:p text:style-name="Standard">Lord. His lotus eyes were filled with infinite pity and infused in her the</text:p>
      <text:p text:style-name="Standard">strength to speak the truth. Turning to Yudhishtira, she said firmly, “I am</text:p>
      <text:p text:style-name="Standard">his mother. Karna was my firstborn child.” Saying this, she slipped to the</text:p>
      <text:p text:style-name="Standard">ground in a faint. Vidura rushed to her side.</text:p>
      <text:p text:style-name="Standard">Yudhishtira was too stunned to speak. At last, he whispered, “Karna was</text:p>
      <text:p text:style-name="Standard">my brother!” Arjuna clutched his arm and cried out, “What have I done? I</text:p>
      <text:p text:style-name="Standard">have killed my own brother and gloated over his death.”</text:p>
      <text:p text:style-name="Standard">The Pandavas were prostrate with grief. When Kunti revived,</text:p>
      <text:p text:style-name="Standard">Yudhishtira asked her, “Tell me, did Karna know of this?”</text:p>
      <text:p text:style-name="Standard">Krishna answered for her and said, “Yes, he knew.” The Pandavas hung</text:p>
      <text:p text:style-name="Standard">their heads in shame as they each recalled the times they had taunted him</text:p>
      <text:p text:style-name="Standard">with the name sutaputra and he had kept silent. “Mother, how could you</text:p>
      <text:p text:style-name="Standard">do this to us?” they asked Kunti and walked away, leaving her alone with</text:p>
      <text:p text:style-name="Standard">her grief. For one month they had to stay in huts built on the banks of the</text:p>
      <text:p text:style-name="Standard">river until the obsequies were over. Yudhishtira was inconsolable. The</text:p>
      <text:p text:style-name="Standard">sages Vyasa and Narada came to him, and Narada told him the story of</text:p>
      <text:p text:style-name="Standard">Karna and tried to comfort him.</text:p>
      <text:p text:style-name="Standard">In the meantime, the Lord, with his usual compassion, went to the</text:p>
      <text:p text:style-name="Standard">stricken queen. He realized what she was going through. She had denied</text:p>
      <text:p text:style-name="Standard">her firstborn to save the other five, and now they, in turn, were shunning</text:p>
      <text:p text:style-name="Standard">her for the first time. He alone stayed with that brave queen who had borne</text:p>
      <text:p text:style-name="Standard">with fortitude all the trials and tribulations to which her life had been</text:p>
      <text:p text:style-name="Standard">exposed from the time she was a child.</text:p>
      <text:p text:style-name="Standard">Addressing the Lord, Kunti said, “Salutations to you, the Uttama</text:p>
      <text:p text:style-name="Standard">Purusha, Lord of all. As an ignorant spectator cannot recognize the actor in</text:p>
      <text:p text:style-name="Standard">his theatrical robes, so also have we failed to recognize you, who have</text:p>
      <text:p text:style-name="Standard">chosen to hide your true nature under the garb of an ordinary mortal. Yet</text:p>
      <text:p text:style-name="Standard">due to your grace, I have been able to penetrate the garb and recognize you</text:p>
      <text:p text:style-name="Standard"><text:soft-page-break/>for what you are. Salutations to you, O Krishna, born of Vasudeva and</text:p>
      <text:p text:style-name="Standard">Devaki. Salutations to you, the Brahman of the Upanishads, who has</text:p>
      <text:p text:style-name="Standard">appeared in his sportive manifestation as the foster son of Nanda.</text:p>
      <text:p text:style-name="Standard">Salutations to the lotus-eyed and the lotus-garlanded one. Just as you</text:p>
      <text:p text:style-name="Standard">released your sorrow-stricken mother Devaki from the prison cell of the</text:p>
      <text:p text:style-name="Standard">wicked Kamsa, so have you rescued me and my sons from several perilous</text:p>
      <text:p text:style-name="Standard">positions. I can scarcely recount the dangerous situations from which you</text:p>
      <text:p text:style-name="Standard">have saved us—from the murderous attempts on Bhima, from the flaming</text:p>
      <text:p text:style-name="Standard">palace at Varanavata, from the menacing demons of the forest, from the</text:p>
      <text:p text:style-name="Standard">humiliation of the gambling meet, from the perils of our forest life, from</text:p>
      <text:p text:style-name="Standard">the weapons of these great warriors in this mighty battle, and now, finally,</text:p>
      <text:p text:style-name="Standard">you have saved our line from extinction by protecting Uttara’s fetus from</text:p>
      <text:p text:style-name="Standard">Asvattama’s Brahmasirastra.”</text:p>
      <text:p text:style-name="Standard">Then Kunti placed before the Lord, in faultless accents, a unique prayer.</text:p>
      <text:p text:style-name="Standard">“O preceptor of the universe, I pray to you to give me bad luck all the</text:p>
      <text:p text:style-name="Standard">time. Let dangers surround me always, for it is only when peril threatens</text:p>
      <text:p text:style-name="Standard">us from all sides that we feel your divine presence. It is only when our</text:p>
      <text:p text:style-name="Standard">minds become single pointed through extreme sorrow and anxiety that we</text:p>
      <text:p text:style-name="Standard">are able to call to you with the greatest of intensity, and it is only then that</text:p>
      <text:p text:style-name="Standard">you come running to help your devotees and save them from their dire</text:p>
      <text:p text:style-name="Standard">straits. Therefore, I do not pray for comforts, for when we are surrounded</text:p>
      <text:p text:style-name="Standard">by ease on all sides, the treacherous mind fails to focus itself on you, who</text:p>
      <text:p text:style-name="Standard">alone are responsible for both comforts and discomforts. Therefore do I</text:p>
      <text:p text:style-name="Standard">thank you for not having given me comforts, I thank you for not having</text:p>
      <text:p text:style-name="Standard">given me any wealth, for I therefore have realized that you are my only</text:p>
      <text:p text:style-name="Standard">treasure. You alone are the wealth of those who have no other wealth. I</text:p>
      <text:p text:style-name="Standard">care not for kingdom or glory but only to have your blessed vision all my</text:p>
      <text:p text:style-name="Standard">life. I deem you to be the eternal time spirit, endless and irresistible,</text:p>
      <text:p text:style-name="Standard">whose steady movement makes no distinction between good and bad,</text:p>
      <text:p text:style-name="Standard">small and great. What Gandhari said is true. It is this quality of yours that</text:p>
      <text:p text:style-name="Standard">brings about feuds among people, leading to their death and destruction.</text:p>
      <text:p text:style-name="Standard">You have neither friends nor enemies. Even the destruction of your socalled</text:p>
      <text:p text:style-name="Standard">enemies is only to bless them and give them salvation, for your</text:p>
      <text:p text:style-name="Standard">avatara is only to redeem all jivas. The apparent birth and activities of the</text:p>
      <text:p text:style-name="Standard">unborn and unchanging apirit, the soul of the universe, in all your various</text:p>
      <text:p text:style-name="Standard">incarnations, is indeed a mystery. O Lord of all, pray do not abandon us,</text:p>
      <text:p text:style-name="Standard">for we are totally dependent on you. We have no refuge except your lotus</text:p>
      <text:p text:style-name="Standard">feet. My beloved Lord, help me to cut asunder my attachment to my</text:p>
      <text:p text:style-name="Standard">people. Casting off all other attachments, let my mind cling to you alone.</text:p>
      <text:p text:style-name="Standard">Let it, like the Ganga flowing to the ocean, flow toward you, the infinite</text:p>
      <text:p text:style-name="Standard">ocean of mercy, in a never-ending stream of love and delight. O friend of</text:p>
      <text:p text:style-name="Standard">Arjuna! O Krishna! Leader of the Vrishnis! Lord of Gokula! Protector of</text:p>
      <text:p text:style-name="Standard">the weak and the holy! Master of yoga! Sole spiritual guide of all</text:p>
      <text:p text:style-name="Standard">humanity! Salutations again and again to you!”</text:p>
      <text:p text:style-name="Standard">So saying, Kunti fell like a log at the feet of the Lord, unable to contain</text:p>
      <text:p text:style-name="Standard">her love and emotion, filled with ecstasy when she thought of all the times</text:p>
      <text:p text:style-name="Standard">he had saved her and her sons, overpowered with love for this glorious</text:p>
      <text:p text:style-name="Standard">being who stood before her in flesh and blood. The Lord cast his</text:p>
      <text:p text:style-name="Standard">bewitching smile on her and blessed her with total and undying devotion</text:p>
      <text:p text:style-name="Standard">for him, which is what she had prayed for.</text:p>
      <text:p text:style-name="Standard">After a month of mourning, Yudhishtira agreed to hold his coronation at</text:p>
      <text:p text:style-name="Standard">the suggestion of Krishna, Vyasa, and the rishis. Honored by all the</text:p>
      <text:p text:style-name="Standard"><text:soft-page-break/>Brahmins and sages, extolled by the bards, Yudhishtira was led to the</text:p>
      <text:p text:style-name="Standard">throne by the Lord himself, who officially placed the sacred crown of the</text:p>
      <text:p text:style-name="Standard">Kurus on his head. It was a unique moment, when man was crowned by</text:p>
      <text:p text:style-name="Standard">God incarnate. How blessed was Yudhishtira!</text:p>
      <text:p text:style-name="Standard">In the Ramayana, it was the opposite. God as Sri Rama was crowned by</text:p>
      <text:p text:style-name="Standard">man—by Vasishta. After this, Bhima was crowned yuvaraja, Vidura was</text:p>
      <text:p text:style-name="Standard">made minister and personal counselor, Sanjaya was put in charge of</text:p>
      <text:p text:style-name="Standard">finance, Arjuna was the commander-in-chief of the army as well as</text:p>
      <text:p text:style-name="Standard">foreign minister, Nakula was made the head of the army, Sahadeva was</text:p>
      <text:p text:style-name="Standard">made the king’s personal protector, Dhaumya was high priest, and Yuyutsu</text:p>
      <text:p text:style-name="Standard">was personal attendant to his blind father and Gandhari, as well as the</text:p>
      <text:p text:style-name="Standard">manager of the outlying provinces. At the end of it, Yudhishtira said to</text:p>
      <text:p text:style-name="Standard">Krishna, “My Lord, you have given me back my kingdom. In your</text:p>
      <text:p text:style-name="Standard">affection for us you have played the role of a man—you, who must be</text:p>
      <text:p text:style-name="Standard">worshipped as the eternal soul. You are the Lord of lords, yet you have</text:p>
      <text:p text:style-name="Standard">pretended to be a man, wept with us and laughed with us. You are our</text:p>
      <text:p text:style-name="Standard">guiding star and show us the truth. The only recompense I can make is to</text:p>
      <text:p text:style-name="Standard">fall at your feet and wash them with my tears.” So saying, he fell at</text:p>
      <text:p text:style-name="Standard">Krishna’s feet.</text:p>
      <text:p text:style-name="Standard">In spite of being consoled and instructed by the sages and by the Lord</text:p>
      <text:p text:style-name="Standard">himself, Yudhishtira’s deep remorse for his role in the destruction could</text:p>
      <text:p text:style-name="Standard">not be assuaged. Unaware of the inscrutable power of the Lord, not</text:p>
      <text:p text:style-name="Standard">realizing that everything happened because of the divine will alone,</text:p>
      <text:p text:style-name="Standard">Yudhishtira was overcome by sorrow for what he thought to be his fault.</text:p>
      <text:p text:style-name="Standard">“What a wicked fellow I am,” he said. “For the sake of this body that is</text:p>
      <text:p text:style-name="Standard">going to be food for jackals and vultures, I have caused the destruction of</text:p>
      <text:p text:style-name="Standard">countless men. I will never be liberated from hell even after thousands of</text:p>
      <text:p text:style-name="Standard">years of suffering, slayer as I am of children, Brahmins, friends, relatives,</text:p>
      <text:p text:style-name="Standard">brothers, and teachers. The tremendous suffering I have caused to these</text:p>
      <text:p text:style-name="Standard">women, whose husbands have met their death because of me, cannot be</text:p>
      <text:p text:style-name="Standard">atoned by sacrifices or charities.”</text:p>
      <text:p text:style-name="Standard">Brooding over his sins, Yudhishtira fell into a mood of great depression</text:p>
      <text:p text:style-name="Standard">from which everyone failed to shake him. The Lord’s sermon to Arjuna</text:p>
      <text:p text:style-name="Standard">had not been imbibed by him. Thinking himself to be the sole slayer, he</text:p>
      <text:p text:style-name="Standard">wept and mourned and could not be comforted. Seeing this, the Lord</text:p>
      <text:p text:style-name="Standard">decided to take him to the spot where the dying Bhishma lay. He had two</text:p>
      <text:p text:style-name="Standard">purposes to fulfill: one was to clear Yudhishtira’s doubts and the other was</text:p>
      <text:p text:style-name="Standard">to bless Bhishma, before he departed for his heavenly abode. Accordingly,</text:p>
      <text:p text:style-name="Standard">everyone set out for Kurukshetra, where Bhishma lay on his bed of arrows.</text:p>
      <text:p text:style-name="Standard">Krishna laid his healing hands on the dying knight’s pain-wracked body.</text:p>
      <text:p text:style-name="Standard">Immediately, he felt calm and at peace, and his mind grew clear. With</text:p>
      <text:p text:style-name="Standard">strong accents, he proceeded to impart to Yudhishtira the lesson of</text:p>
      <text:p text:style-name="Standard">dharma, as the Lord wanted him to do.</text:p>
      <text:p text:style-name="Standard">First, Bhishma folded his palms to the Lord and said, “Why should you,</text:p>
      <text:p text:style-name="Standard">who are the epitome of dharma, ask me to impart this lesson to</text:p>
      <text:p text:style-name="Standard">Yudhishtira? This is in line with your mysterious design to bring glory to</text:p>
      <text:p text:style-name="Standard">your devotees.”</text:p>
      <text:p text:style-name="Standard">The Lord smiled and said, “Your utterances will be at par with the Vedas</text:p>
      <text:p text:style-name="Standard">and will bring undying glory to you. So speak on.”</text:p>
      <text:p text:style-name="Standard">Fixing his eyes on that form that had been residing in his heart all these</text:p>
      <text:p text:style-name="Standard">years, Bhishma’s eyes filled with tears, and turning to Yudhishtira, he</text:p>
      <text:p text:style-name="Standard">spoke, “My son, strange indeed are the ways of the Divine. Why should</text:p>
      <text:p text:style-name="Standard"><text:soft-page-break/>dangers stalk the fortunes of your family, which has the son of dharma as</text:p>
      <text:p text:style-name="Standard">its head, which is protected by the mighty Bhima, the son of Vayu, the</text:p>
      <text:p text:style-name="Standard">wind god, and Arjuna, with his reputed Gandiva, and above all having Sri</text:p>
      <text:p text:style-name="Standard">Krishna, the Supreme Being, as your guiding star? O King! None can know</text:p>
      <text:p text:style-name="Standard">the will of the Supreme Being. Even the far-sighted rishis, who have tried</text:p>
      <text:p text:style-name="Standard">their best to fathom the divine mind, have recoiled in utter failure.</text:p>
      <text:p text:style-name="Standard">Therefore, O leader of the Bharatas, recognizing that all that has happened</text:p>
      <text:p text:style-name="Standard">has been wrought by providence alone, follow the dictates of that divine</text:p>
      <text:p text:style-name="Standard">will and protect the people, who have become like unclaimed orphans.</text:p>
      <text:p text:style-name="Standard">Dharma is that which leads to the advancement of evolution. To do one’s</text:p>
      <text:p text:style-name="Standard">swadharma without coming under the sway of opposites, like and dislike,</text:p>
      <text:p text:style-name="Standard">hatred and love, is the way of the enlightened person. You are bound to act,</text:p>
      <text:p text:style-name="Standard">but the action alone is your right and not the fruits, which should be given</text:p>
      <text:p text:style-name="Standard">over to the Lord. That is the way to liberation. The action done with</text:p>
      <text:p text:style-name="Standard">attachment leads to bondage, and the same action done with detachment</text:p>
      <text:p text:style-name="Standard">leads to liberation. Renounce this ego, which claims all glories for itself.</text:p>
      <text:p text:style-name="Standard">Neither the credit nor the discredit is yours. The Lord alone is the doer and</text:p>
      <text:p text:style-name="Standard">the instigator. Strange indeed that you, who have the Lord Narayana</text:p>
      <text:p text:style-name="Standard">himself as your companion, should have come to me for advice. You have</text:p>
      <text:p text:style-name="Standard">been looking upon him as your uncle’s son, your dear friend, your selfless</text:p>
      <text:p text:style-name="Standard">ally, and your most important well-wisher. You have even used his services</text:p>
      <text:p text:style-name="Standard">as an advisor, a messenger, and even a charioteer, taking advantage of his</text:p>
      <text:p text:style-name="Standard">love for you. He in turn has played these various roles for you with</text:p>
      <text:p text:style-name="Standard">perfection, feeling neither elation nor humiliation. He is the soul of all,</text:p>
      <text:p text:style-name="Standard">even sighted, devoid of egoism, free from all taints. In his infinite mercy</text:p>
      <text:p text:style-name="Standard">he has now brought you here, for he knows that the time for my departure</text:p>
      <text:p text:style-name="Standard">has come. May that Lord, with his radiant face, who is realized only in the</text:p>
      <text:p text:style-name="Standard">hearts of aspiring yogis, be present before my physical eyes until my life</text:p>
      <text:p text:style-name="Standard">leaves my body!”</text:p>
      <text:p text:style-name="Standard">Yudhishtira’s eyes filled with tears when he heard this, for he realized, as</text:p>
      <text:p text:style-name="Standard">Arjuna had at the vision of the cosmic form, that he, whom they had taken</text:p>
      <text:p text:style-name="Standard">for granted and treated familiarly, was none other than the Supreme Lord.</text:p>
      <text:p text:style-name="Standard">He closed his eyes and mentally begged pardon for the sins of commission</text:p>
      <text:p text:style-name="Standard">and omission he had been guilty of. When he looked at the Lord with tears</text:p>
      <text:p text:style-name="Standard">in his eyes, he found him looking encouragingly at him, for Sri Krishna</text:p>
      <text:p text:style-name="Standard">knew what was passing through his mind. Feeling immeasurably</text:p>
      <text:p text:style-name="Standard">comforted by that look of compassion, Yudhishtira turned to his grandsire</text:p>
      <text:p text:style-name="Standard">and proceeded to question him on all the aspects of dharma, the duties of</text:p>
      <text:p text:style-name="Standard">men in general, their duties according to their caste and birth, the duties of</text:p>
      <text:p text:style-name="Standard">a king, of women, the seekers of liberation, and so on.</text:p>
      <text:p text:style-name="Standard">Bhishma gave a lengthy discourse on these and various other matters,</text:p>
      <text:p text:style-name="Standard">covering all details of dharma so that Yudhishtira was completely</text:p>
      <text:p text:style-name="Standard">satisfied. His teachings can be summarized in brief: “Destiny is powerful</text:p>
      <text:p text:style-name="Standard">but self-effort can modify it. Truth is all powerful. The adherence to truth</text:p>
      <text:p text:style-name="Standard">can never fail in life. One should practice self-control, humility, and</text:p>
      <text:p text:style-name="Standard">righteousness. One should be neither too soft nor too stern. One should be</text:p>
      <text:p text:style-name="Standard">able to adjust to circumstances. Weakness is not a virtue, and it breeds</text:p>
      <text:p text:style-name="Standard">many evils. Compassion should be combined with stern discipline.</text:p>
      <text:p text:style-name="Standard">Tolerance of irregularity and adharma leads to downfall. Life rusts in</text:p>
      <text:p text:style-name="Standard">indolence; it shines in industry. Hatred is the most terrible poison. Love is</text:p>
      <text:p text:style-name="Standard">the one constructive force and is all-powerful. It can reclaim even a sinner.</text:p>
      <text:p text:style-name="Standard">Dharma is one’s only friend, for it follows the body that has been</text:p>
      <text:p text:style-name="Standard"><text:soft-page-break/>abandoned by all.”</text:p>
      <text:p text:style-name="Standard">Then Yudhishtira asked him in what form one should worship the</text:p>
      <text:p text:style-name="Standard">Supreme Being and in what manner. Bhishma smiled, and looking at</text:p>
      <text:p text:style-name="Standard">Krishna standing before him, he said, “The Supreme God, the one object</text:p>
      <text:p text:style-name="Standard">who is the sole refuge of all humankind is standing before me. The Lord of</text:p>
      <text:p text:style-name="Standard">the universe, the God of gods, by him is pervaded the entire universe. By</text:p>
      <text:p text:style-name="Standard">meditating on him and his manifold names, one can transcend all sorrow.</text:p>
      <text:p text:style-name="Standard">He is the greatest source of energy, the highest penance, the eternal</text:p>
      <text:p text:style-name="Standard">Brahman. Surrender your heart and soul to him, for he is the Lord of the</text:p>
      <text:p text:style-name="Standard">past, present, and future. He is the Supreme Purushottama.”</text:p>
      <text:p text:style-name="Standard">So saying, Bhishma fixed his eyes on the shining form of the Lord</text:p>
      <text:p text:style-name="Standard">standing before him and chanted the “Vishnu Sahasranama,” the thousand</text:p>
      <text:p text:style-name="Standard">and one names of Lord Vishnu. He then lay back exhausted, yet exalted.</text:p>
      <text:p text:style-name="Standard">Having blessed Yudhishtira, he told him to come back later when</text:p>
      <text:p text:style-name="Standard">uttarayana had commenced, the beginning of the summer solstice when</text:p>
      <text:p text:style-name="Standard">the sun starts its northward journey.</text:p>
      <text:p text:style-name="Standard">Accordingly, on the first day of uttarayana, all of them returned to the</text:p>
      <text:p text:style-name="Standard">same spot. Bhishma turned in adoration to Krishna and said, “You are the</text:p>
      <text:p text:style-name="Standard">Lord of the universe, the Uttama Purusha, the Creator, the eternal soul.</text:p>
      <text:p text:style-name="Standard">Please reveal to me your Vishvarupa (cosmic form).”</text:p>
      <text:p text:style-name="Standard">The Lord did as he wished, and Bhishma called for flowers and</text:p>
      <text:p text:style-name="Standard">worshipped the Lord with them. He said, “You are the Lord of the</text:p>
      <text:p text:style-name="Standard">universe, you are the Uttama Purusha and the Creator. You are the eternal</text:p>
      <text:p text:style-name="Standard">soul. Grant me leave to cast off this human body. Permitted by you, I will</text:p>
      <text:p text:style-name="Standard">reach the highest state.”</text:p>
      <text:p text:style-name="Standard">The holy one spoke, “Devavrata, I grant you leave to return home. Go</text:p>
      <text:p text:style-name="Standard">back to the Vasus. You will never be born again in this world of mortals.</text:p>
      <text:p text:style-name="Standard">Death is waiting at your doorstep, waiting like a servant for your</text:p>
      <text:p text:style-name="Standard">summons. You have my permission to summon him.”</text:p>
      <text:p text:style-name="Standard">Once again, Bhishma exhorted the Pandavas, “Follow the truth always.</text:p>
      <text:p text:style-name="Standard">Strive for it in thought, word, and deed. Practice self-denial. Be</text:p>
      <text:p text:style-name="Standard">compassionate. Attain knowledge of the Supreme Brahman. This is the</text:p>
      <text:p text:style-name="Standard">dharma of all dharmas. Know that where Krishna, the universal self,</text:p>
      <text:p text:style-name="Standard">dwells, there dharma will ever be. And where dharma is, victory will</text:p>
      <text:p text:style-name="Standard">inevitably follow.”</text:p>
      <text:p text:style-name="Standard">Then, closing his eyes, he steadily gathered his vital energy to the top of</text:p>
      <text:p text:style-name="Standard">his head and thence passed out in the form of a great light, as he gently</text:p>
      <text:p text:style-name="Standard">willed himself to die. Those around saw a wonderful glow leave his body</text:p>
      <text:p text:style-name="Standard">and rise up to the sky. A gentle breeze blew and heavenly instruments</text:p>
      <text:p text:style-name="Standard">played sweet music as he threw off his mortal coils, the stainless knight</text:p>
      <text:p text:style-name="Standard">before whom even death had to wait. The Pandavas performed the last</text:p>
      <text:p text:style-name="Standard">rites for their beloved grandsire.</text:p>
      <text:p text:style-name="Standard">It is said that on the next day, when Bhishma’s ashes were taken to the</text:p>
      <text:p text:style-name="Standard">Ganga for immersion, the river stopped flowing, and goddess Ganga rose</text:p>
      <text:p text:style-name="Standard">up and approached Krishna, weeping for the death of her beloved son.</text:p>
      <text:p text:style-name="Standard">Krishna consoled her, “O Divine Mother! Why do you weep like an</text:p>
      <text:p text:style-name="Standard">ordinary mortal? Don’t you know that your son was one of the immortals</text:p>
      <text:p text:style-name="Standard">known as the Vasus, who had to spend these long years on Earth, due to a</text:p>
      <text:p text:style-name="Standard">curse? Rejoice that now he has returned to be with the immortals!”</text:p>
      <text:p text:style-name="Standard">At the Lord’s words, Ganga was consoled and resumed her flow, taking</text:p>
      <text:p text:style-name="Standard">with her the ashes of her son.</text:p>
      <text:p text:style-name="Standard">The Lord now returned with the Pandavas to Hastinapura and stayed</text:p>
      <text:p text:style-name="Standard"><text:soft-page-break/>with them for some months to advise and console them. At last, he decided</text:p>
      <text:p text:style-name="Standard">to return to his city of Dwaraka. Bidding a fond farewell to the Pandavas,</text:p>
      <text:p text:style-name="Standard">he got into his chariot. Though they had seen their kith and kin slaughtered</text:p>
      <text:p text:style-name="Standard">and their own children murdered, the Pandavas had not felt such a great</text:p>
      <text:p text:style-name="Standard">sense of loss as they experienced when Krishna left. They felt like</text:p>
      <text:p text:style-name="Standard">rudderless boats tossed in the sea of circumstances. Lapped by the waves</text:p>
      <text:p text:style-name="Standard">of his divine influence, they were secure and protected. Even during the</text:p>
      <text:p text:style-name="Standard">major crises of the war, they had thought themselves invincible, since he</text:p>
      <text:p text:style-name="Standard">was in their midst. Unable to bear the parting, Arjuna escorted him beyond</text:p>
      <text:p text:style-name="Standard">the city gates. He refused to return until at last Krishna had to ask him</text:p>
      <text:p text:style-name="Standard">gently to go back, for his presence was essential to Yudhishtira. Like a</text:p>
      <text:p text:style-name="Standard">creeper whose sole support had been suddenly snatched away, Arjuna</text:p>
      <text:p text:style-name="Standard">returned with bent head and brimming eyes after having seen the last of</text:p>
      <text:p text:style-name="Standard">the flag with the sign of Garuda gaily fluttering in the wind. Thousands of</text:p>
      <text:p text:style-name="Standard">citizens of Hastinapura had also followed to have a last glimpse of the</text:p>
      <text:p text:style-name="Standard">Lord. Wearily, they returned home.</text:p>
      <text:p text:style-name="Standard">On the way, Krishna met an old Brahmin friend of his called Uttanga.</text:p>
      <text:p text:style-name="Standard">The old man had obviously not heard of the stupendous happenings that</text:p>
      <text:p text:style-name="Standard">had been taking place in the land, for he was an inveterate traveler. Very</text:p>
      <text:p text:style-name="Standard">politely he inquired about the welfare of the Pandavas and Kauravas.</text:p>
      <text:p text:style-name="Standard">Krishna brought him up to date about the affairs of the country. The old</text:p>
      <text:p text:style-name="Standard">man became very angry when he heard of this, for he felt that the Lord</text:p>
      <text:p text:style-name="Standard">could have stopped the battle had he so willed! Krishna pacified him and</text:p>
      <text:p text:style-name="Standard">explained to him that it was in concordance with the cosmic plan that the</text:p>
      <text:p text:style-name="Standard">battle had taken place. For him to interfere in the governing of the</text:p>
      <text:p text:style-name="Standard">universe according to the impersonal law of karma, which he himself had</text:p>
      <text:p text:style-name="Standard">established, would not be correct.</text:p>
      <text:p text:style-name="Standard">“O Uttanga! Age after age I am born into the world to uphold</text:p>
      <text:p text:style-name="Standard">righteousness. If this can be accomplished only by the destruction of the</text:p>
      <text:p text:style-name="Standard">unrighteous, then I appear in the form of Kala, or all-consuming time, and</text:p>
      <text:p text:style-name="Standard">bring about the destruction of all creatures. Life and death are but two</text:p>
      <text:p text:style-name="Standard">sides of the same coin. One cannot exist without the other. I did my best to</text:p>
      <text:p text:style-name="Standard">bring the sons of Dhritarashtra to the path of righteousness, but those</text:p>
      <text:p text:style-name="Standard">souls, steeped in wickedness, would not listen to the voice of dharma, even</text:p>
      <text:p text:style-name="Standard">though I granted them a vision of my cosmic form. Thus, the battle</text:p>
      <text:p text:style-name="Standard">became inevitable.”</text:p>
      <text:p text:style-name="Standard">Unrestricted freedom granted to an individual can only lead to downfall,</text:p>
      <text:p text:style-name="Standard">as was proven in the case of Duryodhana, who had never had any</text:p>
      <text:p text:style-name="Standard">restrictions placed on him. Freedom is a universal principle and not the</text:p>
      <text:p text:style-name="Standard">prerogative of any single person. This is why history never seems to care</text:p>
      <text:p text:style-name="Standard">for individuals. Even the strongest of the empires and greatest of emperors</text:p>
      <text:p text:style-name="Standard">have been reduced to the dust of the earth. It is not the individual, whether</text:p>
      <text:p text:style-name="Standard">in the form of a person, family, community, or empire, that is of value to</text:p>
      <text:p text:style-name="Standard">the universal justice. What is of value is the fulfillment of the cosmic</text:p>
      <text:p text:style-name="Standard">plan, the necessity to grow by a gradual ascent through various degrees of</text:p>
      <text:p text:style-name="Standard">humanity to the divinity present in each one of us. Hence, the Lord’s</text:p>
      <text:p text:style-name="Standard">actions in the Mahabharata war have a cosmic purpose and a universal</text:p>
      <text:p text:style-name="Standard">intention that cannot be completely understood unless we also have</text:p>
      <text:p text:style-name="Standard">reached the shores of that ocean of immortality, of which he is the essence.</text:p>
      <text:p text:style-name="Standard">Uttanga accepted the Lord’s explanation and begged to have a vision of</text:p>
      <text:p text:style-name="Standard">the cosmic form, which was shown to the Kauravas. Krishna obliged him.</text:p>
      <text:p text:style-name="Standard">After this, he asked him to choose a boon.</text:p>
      <text:p text:style-name="Standard"><text:soft-page-break/>Uttanga being a simple soul did not have many wishes, but at the Lord’s</text:p>
      <text:p text:style-name="Standard">insistence he said, “My Lord, having seen your universal form, all my</text:p>
      <text:p text:style-name="Standard">desires have been fulfilled, but since you insist, I have one request. Many</text:p>
      <text:p text:style-name="Standard">times in my travels I have suffered from intense thirst. So if it pleases you,</text:p>
      <text:p text:style-name="Standard">kindly grant me the boon that I shall get water whenever I need it.”</text:p>
      <text:p text:style-name="Standard">“So be it,” said the Lord, and having blessed him, both proceeded on</text:p>
      <text:p text:style-name="Standard">their separate ways.</text:p>
      <text:p text:style-name="Standard">Later on, during his travels in the desert, Uttanga was afflicted with a</text:p>
      <text:p text:style-name="Standard">terrible thirst and mentally he reminded the Lord of his boon. Just at that</text:p>
      <text:p text:style-name="Standard">moment, he was approached by an outcast hunter, clad in filthy rags,</text:p>
      <text:p text:style-name="Standard">carrying a water bag made of animal hide, from which he offered some</text:p>
      <text:p text:style-name="Standard">water to the thirsty man. But parched though he was, the high-born</text:p>
      <text:p text:style-name="Standard">Brahmin refused to touch the water offered by an outcast, in such unclean</text:p>
      <text:p text:style-name="Standard">conditions. The hunter went on his way, and the Lord appeared. Uttanga</text:p>
      <text:p text:style-name="Standard">upbraided him for sending this unclean creature to give him water.</text:p>
      <text:p text:style-name="Standard">Krishna smiled and replied, “O Uttanga! For your sake, I have prevailed</text:p>
      <text:p text:style-name="Standard">upon Indra, the king of the gods, to give you amrita (the nectar of</text:p>
      <text:p text:style-name="Standard">immortality). He was loath to do this, since he did not want to grant</text:p>
      <text:p text:style-name="Standard">immortality to a mortal. Since I insisted, he agreed, provided I allowed</text:p>
      <text:p text:style-name="Standard">him to take on the form of a low-born hunter, in order to test the purity of</text:p>
      <text:p text:style-name="Standard">your mind. I accepted the challenge, thinking that you had attained</text:p>
      <text:p text:style-name="Standard">wisdom and the eye of equality, which would enable you to see the same</text:p>
      <text:p text:style-name="Standard">universal divine spirit shining in each and every creature; whether high</text:p>
      <text:p text:style-name="Standard">caste or outcast. By your foolish act, you have lost the opportunity to</text:p>
      <text:p text:style-name="Standard">become immortal.”</text:p>
      <text:p text:style-name="Standard">Uttanga realized his mistake and understood the lesson that the Lord was</text:p>
      <text:p text:style-name="Standard">trying to teach him. He resolved to become a jnani, a man of wisdom in</text:p>
      <text:p text:style-name="Standard">action as well as in principle.</text:p>
      <text:p text:style-name="Standard">Fix your mind on me, be devoted to me, sacrifice unto me, and</text:p>
      <text:p text:style-name="Standard">prostrate before me. I give you my solemn pledge that you will</text:p>
      <text:p text:style-name="Standard">come to me, for you are indeed dear to me. Abandoning all duties,</text:p>
      <text:p text:style-name="Standard">take refuge in me alone. Do not worry, for I shall deliver you from</text:p>
      <text:p text:style-name="Standard">all evils and give you total liberation.</text:p>
      <text:p text:style-name="Standard">SRIMAD BHAGAVAD GITA</text:p>
      <text:p text:style-name="Standard">Hari Aum Tat Sat</text:p>
      <text:p text:style-name="Standard">Aum Satchidanandaya Namaha!</text:p>
      <text:p text:style-name="Standard">29</text:p>
      <text:p text:style-name="Standard">The Story of Sudama</text:p>
      <text:p text:style-name="Standard">Tasyaiva mesauhridasakhyamytri dasyam punar janmani janmani</text:p>
      <text:p text:style-name="Standard">syad,</text:p>
      <text:p text:style-name="Standard">Mahanubhavena gunalayena vishajjatat satpurusheprasanga.</text:p>
      <text:p text:style-name="Standard">“May I, who have had this intimate association with the great Lord</text:p>
      <text:p text:style-name="Standard">Krishna, the abode of all auspicious qualities, be blessed with</text:p>
      <text:p text:style-name="Standard">devotion, comradeship, and servitude to him life after life. May I</text:p>
      <text:p text:style-name="Standard">also have association with his devotees.” Thus spoke Kuchela.</text:p>
      <text:p text:style-name="Standard">SRIMAD BHAGAVAD PURANA</text:p>
      <text:p text:style-name="Standard">The Lord now reached Dwaraka, where the Yadavas welcomed him back</text:p>
      <text:p text:style-name="Standard">with great joy. Unfortunately, he was not able to remain there for more</text:p>
      <text:p text:style-name="Standard">than a few months since Yudhishtira once again urgently summoned him</text:p>
      <text:p text:style-name="Standard">back to the Kuru capital. Yudhishtira was still tormented by the gruesome</text:p>
      <text:p text:style-name="Standard">events of the past, and his unhappiness was made worse after Krishna’s</text:p>
      <text:p text:style-name="Standard">departure. Despite all the advice he had had from Bhishma and all the</text:p>
      <text:p text:style-name="Standard"><text:soft-page-break/>sages, he still found it impossible to reconcile himself with the carnage</text:p>
      <text:p text:style-name="Standard">that had taken place. Vyasa now advised him to conduct the Ashvamedha</text:p>
      <text:p text:style-name="Standard">Yajna, which would absolve him from all sins. Yudhishtira agreed and sent</text:p>
      <text:p text:style-name="Standard">word to Krishna to come soon and bless the yajna, as he had blessed their</text:p>
      <text:p text:style-name="Standard">Rajasuya Yajna so many years before.</text:p>
      <text:p text:style-name="Standard">The Lord arrived just in time to save the child in Uttara’s womb.</text:p>
      <text:p text:style-name="Standard">Reducing himself to the size of a thumb, he entered her womb and</text:p>
      <text:p text:style-name="Standard">safeguarded the fetus from the effects of the missile, directed at it by</text:p>
      <text:p text:style-name="Standard">Asvattama. That was done at the time when Asvattama had directed the</text:p>
      <text:p text:style-name="Standard">missile at her fetus. Now it was almost time for her delivery and this is the</text:p>
      <text:p text:style-name="Standard">story of how he entered the womb and safeguarded the fetus until it was</text:p>
      <text:p text:style-name="Standard">born. Even so, when the infant was born, it seemed to be lifeless. His sister</text:p>
      <text:p text:style-name="Standard">Subhadra and Abhimanyu’s widow, Uttara, started to weep and begged the</text:p>
      <text:p text:style-name="Standard">Lord to save the child. Krishna said, “If the infant is touched by one who is</text:p>
      <text:p text:style-name="Standard">a nitya brahmachari it will come to life.”</text:p>
      <text:p text:style-name="Standard">Many sages were standing around, but none dared to touch the babe.</text:p>
      <text:p text:style-name="Standard">Finally, the Lord himself stepped forward and took the lifeless child in his</text:p>
      <text:p text:style-name="Standard">arms. Gently, he passed his lotus palms along the inert body from head to</text:p>
      <text:p text:style-name="Standard">toe. At the touch of his blessed hands, the infant took a great gulp of air</text:p>
      <text:p text:style-name="Standard">and began to breathe, and the onlookers were filled with amazement and</text:p>
      <text:p text:style-name="Standard">joy.</text:p>
      <text:p text:style-name="Standard">The palace now became an abode of happiness. Even Yudhishtira shook</text:p>
      <text:p text:style-name="Standard">off his mantle of sorrow, for the baby was a boy. He would be the</text:p>
      <text:p text:style-name="Standard">successor to the throne of the Kurus, and he had been born at a most</text:p>
      <text:p text:style-name="Standard">auspicious time.</text:p>
      <text:p text:style-name="Standard">The sages pronounced many blessings and said, “O King, when this</text:p>
      <text:p text:style-name="Standard">sprout of the Kuru race was about to be destroyed by the Brahmasirastra,</text:p>
      <text:p text:style-name="Standard">he was saved by the all-powerful Vishnu and delivered to you as a gift</text:p>
      <text:p text:style-name="Standard">from him. Therefore, he will become famous as a great devotee and a great</text:p>
      <text:p text:style-name="Standard">king and should be given the name Vishnuratha (the one saved by Vishnu).</text:p>
      <text:p text:style-name="Standard">He will also be popularly known as Parikshit (one who tests), since he will</text:p>
      <text:p text:style-name="Standard">always be testing creatures to find out whether the form he saw in the</text:p>
      <text:p text:style-name="Standard">womb is the same as the one manifesting in all creation as the indweller.”</text:p>
      <text:p text:style-name="Standard">When Parikshit was in his mother’s womb, he had noticed a divine</text:p>
      <text:p text:style-name="Standard">person standing close to him—the size of a thumb, lovely to behold, blue</text:p>
      <text:p text:style-name="Standard">as the rain cloud, wearing a yellow robe and a shining diadem. He</text:p>
      <text:p text:style-name="Standard">scattered the power of the Brahmasirastra with his mace. As the tenmonthold</text:p>
      <text:p text:style-name="Standard">fetus watched in wonder, the figure disappeared. He came out of the</text:p>
      <text:p text:style-name="Standard">womb and from thence gazed at all the faces he saw looking for that inner</text:p>
      <text:p text:style-name="Standard">dweller.</text:p>
      <text:p text:style-name="Standard">Preparations were now made for the Ashvamedha Yajna. Since the</text:p>
      <text:p text:style-name="Standard">treasury was sadly depleted after the great war, they did not have enough</text:p>
      <text:p text:style-name="Standard">funds to conduct the yajna. At the Lord’s bidding, the brothers went to the</text:p>
      <text:p text:style-name="Standard">Himalayas and returned with the necessary wealth. The ceremony was then</text:p>
      <text:p text:style-name="Standard">performed with all due pomp, and Yudhishtira’s mind felt vastly relieved.</text:p>
      <text:p text:style-name="Standard">The Lord spent some more time with the Pandavas. Arjuna and he</text:p>
      <text:p text:style-name="Standard">visited all the favorite haunts of their youth. Arjuna had by now forgotten</text:p>
      <text:p text:style-name="Standard">most of the glorious teachings of the Gita yet considered himself to be a</text:p>
      <text:p text:style-name="Standard">great devotee. The Lord always contrived to bring about situations that</text:p>
      <text:p text:style-name="Standard">would deflate the egos of his devotees. One day, while they were</text:p>
      <text:p text:style-name="Standard">wandering disguised as ordinary travelers, they came across a Brahmin</text:p>
      <text:p text:style-name="Standard">who was ferociously sharpening his sword. Arjuna gazed at him in surprise</text:p>
      <text:p text:style-name="Standard"><text:soft-page-break/>and enquired, “Why are you resorting to violence, O Brahmin?”</text:p>
      <text:p text:style-name="Standard">The Brahmin replied, “There is no sin in killing for the sake of my Lord.</text:p>
      <text:p text:style-name="Standard">Three people have treated him very badly. One is that rascal Sudama, who</text:p>
      <text:p text:style-name="Standard">allowed him to wash his feet and forced him to eat unclean rice flakes, the</text:p>
      <text:p text:style-name="Standard">second is the sage Narada, who is always disturbing my Lord’s sleep by his</text:p>
      <text:p text:style-name="Standard">incessant reciting of his names, and the third is that fellow Arjuna, who</text:p>
      <text:p text:style-name="Standard">insisted on making my Lord take on the menial position of his charioteer!”</text:p>
      <text:p text:style-name="Standard">Krishna looked on in great amusement at Arjuna’s discomfiture and</text:p>
      <text:p text:style-name="Standard">whispered to him that discretion was the better part of valor. It would be</text:p>
      <text:p text:style-name="Standard">expedient to quit the scene before the irate Brahmin discovered his</text:p>
      <text:p text:style-name="Standard">identity!</text:p>
      <text:p text:style-name="Standard">The incident with Sudama referred to by the Brahmin took place soon</text:p>
      <text:p text:style-name="Standard">after the Mahabharata war, when the Lord was residing at Dwaraka.</text:p>
      <text:p text:style-name="Standard">Sudama was a Brahmin who was also known as Kuchela because of the</text:p>
      <text:p text:style-name="Standard">tattered condition of his clothing. He had studied with Krishna and</text:p>
      <text:p text:style-name="Standard">Balarama at Guru Sandipani’s ashrama at Avanti. Though they had parted</text:p>
      <text:p text:style-name="Standard">with many promises to keep in touch with each other, as is the case with</text:p>
      <text:p text:style-name="Standard">many childhood friends, they lost contact with each other. However, this</text:p>
      <text:p text:style-name="Standard">intimacy with Krishna had evoked a deep and abiding devotion in the poor</text:p>
      <text:p text:style-name="Standard">Brahmin boy. He had lived a life of complete austerity and devotion to the</text:p>
      <text:p text:style-name="Standard">Lord, totally uncaring about his own welfare, wandering about, singing the</text:p>
      <text:p text:style-name="Standard">Lord’s songs and meditating on his glories. Observing his careless state,</text:p>
      <text:p text:style-name="Standard">some well-meaning friends decided to get him married so that he would</text:p>
      <text:p text:style-name="Standard">have someone to care for his daily needs. They found him a wife who was</text:p>
      <text:p text:style-name="Standard">well suited to his temperament, pious and devoted. With such an</text:p>
      <text:p text:style-name="Standard">improvident husband, she was forced to fend for both of them and eked out</text:p>
      <text:p text:style-name="Standard">a miserable existence by begging. Kuchela hardly ever thought of</text:p>
      <text:p text:style-name="Standard">inquiring how they managed, for he was confident that the Lord would</text:p>
      <text:p text:style-name="Standard">provide, as he had always done. His needs were few, and if something was</text:p>
      <text:p text:style-name="Standard">placed before him, he would eat it. Otherwise, he would fast. Neither made</text:p>
      <text:p text:style-name="Standard">much difference, for he was ever immersed in some inner vision that</text:p>
      <text:p text:style-name="Standard">sustained him. But his poor wife, who was not so blessed, could not bear to</text:p>
      <text:p text:style-name="Standard">see the plight of her children. Once it came to pass that even the pittance</text:p>
      <text:p text:style-name="Standard">she managed to get was denied, and the hearth had not been lit for many</text:p>
      <text:p text:style-name="Standard">days. Unable to bear the sight of her children starving to death in front of</text:p>
      <text:p text:style-name="Standard">her eyes, she approached her husband and said, “O holy one! I have heard</text:p>
      <text:p text:style-name="Standard">you say that the worshipful Lord Krishna, protector of the Yadavas, the</text:p>
      <text:p text:style-name="Standard">consort of Lakshmi, the goddess of wealth, was your friend and</text:p>
      <text:p text:style-name="Standard">schoolmate at the gurukula. He is a lover of pious men and a haven of</text:p>
      <text:p text:style-name="Standard">refuge for all. Could you not approach him for a small favor for us? It will</text:p>
      <text:p text:style-name="Standard">mean nothing to him and will be the saving of our family. The condition of</text:p>
      <text:p text:style-name="Standard">our children is pitiful indeed. Pray listen to me and go to him.”</text:p>
      <text:p text:style-name="Standard">Kuchela was not at all happy at the idea. The thought of begging for</text:p>
      <text:p text:style-name="Standard">material goods from one who was capable of granting immortality was</text:p>
      <text:p text:style-name="Standard">galling to him. The Lord knows the wants of all. The fact that he did not</text:p>
      <text:p text:style-name="Standard">give him wealth meant that he was undeserving of it. What an insult it</text:p>
      <text:p text:style-name="Standard">would be to go and coerce him into giving it! The lack of material wealth</text:p>
      <text:p text:style-name="Standard">meant nothing to him. He felt no hardship whatsoever. He was the true</text:p>
      <text:p text:style-name="Standard">devotee, asking for nothing but the opportunity to love and worship the</text:p>
      <text:p text:style-name="Standard">Lord every moment of his life, with no expectation of fruits.</text:p>
      <text:p text:style-name="Standard">After having been entreated by his wife many times, he agreed, more</text:p>
      <text:p text:style-name="Standard">because of the exciting thought that he would be able to meet the Lord of</text:p>
      <text:p text:style-name="Standard"><text:soft-page-break/>his heart once again. But he was worried at the thought of going emptyhanded</text:p>
      <text:p text:style-name="Standard">to meet such a glorious personage. It was considered proper to take</text:p>
      <text:p text:style-name="Standard">a gift, so he asked his wife to get him something. She looked at him in</text:p>
      <text:p text:style-name="Standard">astonishment. Their hut was absolutely bare of even the basic necessities,</text:p>
      <text:p text:style-name="Standard">and here was her husband asking her to produce a gift fit for a king! What</text:p>
      <text:p text:style-name="Standard">was she to do? Suddenly Kuchela himself came up with a bright idea.</text:p>
      <text:p text:style-name="Standard">“I know just the thing he will like,” he said. “Krishna was very fond of</text:p>
      <text:p text:style-name="Standard">the little flakes of beaten rice the guru’s wife used to make for us. You</text:p>
      <text:p text:style-name="Standard">must get some paddy and pound it for me to take to him.”</text:p>
      <text:p text:style-name="Standard">The poor lady was at her wits’ end. Where was she to get anything? They</text:p>
      <text:p text:style-name="Standard">had not cooked anything in the house for days, and they had exhausted the</text:p>
      <text:p text:style-name="Standard">charity of their neighbors. She ran out in despair and saw a man</text:p>
      <text:p text:style-name="Standard">approaching her. Though he was a complete stranger, she ran to him and</text:p>
      <text:p text:style-name="Standard">opened her palms in supplication. He took three fistfuls of grain from the</text:p>
      <text:p text:style-name="Standard">bag he was carrying and gave it to her. It is said that the Lord himself had</text:p>
      <text:p text:style-name="Standard">appeared to help her! Thankful at having obtained something from such an</text:p>
      <text:p text:style-name="Standard">unexpected quarter, she hurried back, cleaned the paddy, and pounded it</text:p>
      <text:p text:style-name="Standard">into flakes. It looked a pitiful handful indeed. She searched in vain for</text:p>
      <text:p text:style-name="Standard">some cloth in which to tie it, but could find nothing in that povertystricken</text:p>
      <text:p text:style-name="Standard">household. Tearing off a piece of her own tattered attire, she</text:p>
      <text:p text:style-name="Standard">lovingly tied up the rice flakes into a very small bundle. This she</text:p>
      <text:p text:style-name="Standard">anxiously presented to her husband when he set out the next morning.</text:p>
      <text:p text:style-name="Standard">Kuchela went with a joyous heart, for he was going to see the Lord soon.</text:p>
      <text:p text:style-name="Standard">By evening, he reached the precincts of Dwaraka and saw the golden</text:p>
      <text:p text:style-name="Standard">turrets of the palaces glinting in the rays of the setting sun. With every</text:p>
      <text:p text:style-name="Standard">step he took, his heart beat faster in anticipation. He had not eaten for</text:p>
      <text:p text:style-name="Standard">days, yet his feet hastened of their own accord, and his tired eyes gleamed</text:p>
      <text:p text:style-name="Standard">at the thought of the bliss in store for him.</text:p>
      <text:p text:style-name="Standard">“Will he recognize me?” he wondered. “Will he remember me?”</text:p>
      <text:p text:style-name="Standard">Timidly, he hovered outside the palace gates wondering what to do. The</text:p>
      <text:p text:style-name="Standard">guards looked at him curiously and turned away, for they did not think him</text:p>
      <text:p text:style-name="Standard">worthy of attention.</text:p>
      <text:p text:style-name="Standard">Inside the palace, Krishna’s consort Rukmini wondered at his distraught</text:p>
      <text:p text:style-name="Standard">and restless behavior during the day. He seemed unable to concentrate on</text:p>
      <text:p text:style-name="Standard">anything. He kept going to the balcony to watch the road. At last, she</text:p>
      <text:p text:style-name="Standard">timidly ventured to ask him what the matter was. “I’m expecting a very</text:p>
      <text:p text:style-name="Standard">dear friend,” he replied. “Prepare the best dishes and the best room for</text:p>
      <text:p text:style-name="Standard">him, for there is none so dear to me!”</text:p>
      <text:p text:style-name="Standard">Rukmini also watched and waited anxiously for the sight of a royal</text:p>
      <text:p text:style-name="Standard">coach or chariot, but evening came and no one appeared. Suddenly, the</text:p>
      <text:p text:style-name="Standard">Lord got up from the swing bed on which he was resting and rushed to the</text:p>
      <text:p text:style-name="Standard">palace gates. Rukmini followed him in haste, carrying all the auspicious</text:p>
      <text:p text:style-name="Standard">articles she had kept ready to welcome the honored guest. When she</text:p>
      <text:p text:style-name="Standard">reached the palace gate, she was surprised to find Krishna clasping to his</text:p>
      <text:p text:style-name="Standard">chest an emaciated and wizened morsel of humanity, a mere bundle of skin</text:p>
      <text:p text:style-name="Standard">and bone held together by a few rags!</text:p>
      <text:p text:style-name="Standard">However, at a sign from her Lord, she hurried forward to wash his feet</text:p>
      <text:p text:style-name="Standard">with perfumed water.</text:p>
      <text:p text:style-name="Standard">Krishna practically carried Kuchela upstairs to his room, preceded by</text:p>
      <text:p text:style-name="Standard">ladies carrying lamps. He seated him on his own favorite swing bed. He</text:p>
      <text:p text:style-name="Standard">sat himself down beside Kuchela with his arm flung around his scraggy</text:p>
      <text:p text:style-name="Standard">neck. Rukmini proceeded to fan them both with the royal fan made of a</text:p>
      <text:p text:style-name="Standard"><text:soft-page-break/>yak’s tail. Kuchela was absolutely bewildered. Never in his wildest dreams</text:p>
      <text:p text:style-name="Standard">had he expected a welcome like this. He sat in a daze of happiness while</text:p>
      <text:p text:style-name="Standard">Krishna pelted him with questions, to which he could scarcely formulate a</text:p>
      <text:p text:style-name="Standard">sensible reply.</text:p>
      <text:p text:style-name="Standard">“O dearest friend! Why have you never come to see me before? How has</text:p>
      <text:p text:style-name="Standard">life treated you? Are you married? How many children do you have?” This</text:p>
      <text:p text:style-name="Standard">was Kuchela’s cue to put in his request, but the poor man had completely</text:p>
      <text:p text:style-name="Standard">forgotten the reason for his visit. He could only smile and gaze adoringly</text:p>
      <text:p text:style-name="Standard">at that beloved face, so close to his. As soon as he arrived, Kuchela was so</text:p>
      <text:p text:style-name="Standard">overwhelmed by the magnificence of his surroundings, he had felt quite</text:p>
      <text:p text:style-name="Standard">ashamed of his pitiful offering and had tucked the bundle of beaten rice</text:p>
      <text:p text:style-name="Standard">flakes under his armpit. Everyone in the palace was astonished to see the</text:p>
      <text:p text:style-name="Standard">Lord worshipping this emaciated Brahmin with such love. A man who</text:p>
      <text:p text:style-name="Standard">would be scorned by the world in general the Lord was treating like his</text:p>
      <text:p text:style-name="Standard">own brother. What merit had this man acquired to deserve such a</text:p>
      <text:p text:style-name="Standard">treatment? Soon after, Balarama also came, and the two of them sat on</text:p>
      <text:p text:style-name="Standard">either side of the Brahmin and reminisced over the happy days of their</text:p>
      <text:p text:style-name="Standard">youth at the gurukula. The Lord spoke of the greatness of the preceptor.</text:p>
      <text:p text:style-name="Standard">“Those through whom one is born in this world are one’s first gurus.</text:p>
      <text:p text:style-name="Standard">Thus, the parents should be first worshipped as gurus. The one who invests</text:p>
      <text:p text:style-name="Standard">the sacred thread and gives eligibility to study the Vedas is the second</text:p>
      <text:p text:style-name="Standard">guru, greater even than the first. And finally, the one who imparts the</text:p>
      <text:p text:style-name="Standard">wisdom of the Supreme is the greatest of all gurus. Know that one to be</text:p>
      <text:p text:style-name="Standard">none other than myself. Though I reside in all beings, yet worshipping me</text:p>
      <text:p text:style-name="Standard">through the guru is the worship I like best. It is only by the grace of the</text:p>
      <text:p text:style-name="Standard">guru that one can attain the fulfillment of spiritual aspirations.”</text:p>
      <text:p text:style-name="Standard">Kuchela replied, “O Supreme Divinity! O thou teacher of all the worlds!</text:p>
      <text:p text:style-name="Standard">What further fulfillment in life can I have who have had the great good</text:p>
      <text:p text:style-name="Standard">fortune to have spent some days with you at the abode of the guru? How</text:p>
      <text:p text:style-name="Standard">can I ever forget those days? My life since then has been spent in</text:p>
      <text:p text:style-name="Standard">contemplation of that blessed memory. Do you remember how we used to</text:p>
      <text:p text:style-name="Standard">go to the forest to collect firewood for the guru and how one day we were</text:p>
      <text:p text:style-name="Standard">caught in the heavy rain and could not return? You sheltered me in your</text:p>
      <text:p text:style-name="Standard">arms then, until our compassionate preceptor came and rescued us in the</text:p>
      <text:p text:style-name="Standard">morning and blessed us. Surely, it is through the blessing of that venerable</text:p>
      <text:p text:style-name="Standard">being that I have had the opportunity of being with you like this.”</text:p>
      <text:p text:style-name="Standard">So saying, Kuchela nestled close to his beloved divinity, gazing at him</text:p>
      <text:p text:style-name="Standard">with adoring eyes. However, he was careful to keep his arm pressed close</text:p>
      <text:p text:style-name="Standard">to his side all the time, for he did not want the Lord to see his miserable</text:p>
      <text:p text:style-name="Standard">offering.</text:p>
      <text:p text:style-name="Standard">The Lord knew what was in his mind and looked pointedly at the place</text:p>
      <text:p text:style-name="Standard">where he could see a tiny piece of rag sticking out and waited expectantly</text:p>
      <text:p text:style-name="Standard">for the gift but in vain. Kuchela only hugged the bundle closer. Though the</text:p>
      <text:p text:style-name="Standard">Lord wants nothing and expects nothing, yet even the humblest gift his</text:p>
      <text:p text:style-name="Standard">devotees offer is accepted with joy, for it is the coin of their love. It is not</text:p>
      <text:p text:style-name="Standard">the magnitude of the gift that matters but the magnitude of the heart that</text:p>
      <text:p text:style-name="Standard">offers it. In front of the Lord of Lakshmi (goddess of wealth), all of us are</text:p>
      <text:p text:style-name="Standard">Kuchelas. Even so, we can offer him a fistful of rice flakes, moistened</text:p>
      <text:p text:style-name="Standard">with the tears of love that overflow from our eyes. At last, having lost all</text:p>
      <text:p text:style-name="Standard">hopes of being offered the gift, the Lord teasingly said, “O dearest friend!</text:p>
      <text:p text:style-name="Standard">What gift have you brought for me from your home? Even a trifle offered</text:p>
      <text:p text:style-name="Standard">to me is precious to me. Whatever is offered with love, be it leaf or flower</text:p>
      <text:p text:style-name="Standard"><text:soft-page-break/>or fruit or grain or even water, I accept with delight!” Despite these broad</text:p>
      <text:p text:style-name="Standard">hints and pointed looks at the hiding place, the bashful Brahmin looked</text:p>
      <text:p text:style-name="Standard">down and did not present the handful of rice.</text:p>
      <text:p text:style-name="Standard">At last, tired of waiting and not wishing to tease him any further,</text:p>
      <text:p text:style-name="Standard">Krishna stretched forward and pulled out the miserable bundle from its</text:p>
      <text:p text:style-name="Standard">hiding place. “Ah, what is this?” he asked teasingly with a twinkle in his</text:p>
      <text:p text:style-name="Standard">eyes. “O, you sly one! Were you keeping it as a surprise for me?”</text:p>
      <text:p text:style-name="Standard">He opened the rag and looked at the contents and continued, “How</text:p>
      <text:p text:style-name="Standard">clever of you to guess what I would like most. Do you remember the rice</text:p>
      <text:p text:style-name="Standard">flakes our guru’s wife used to make for us? I have never eaten such</text:p>
      <text:p text:style-name="Standard">delicious stuff since then, but I feel sure your wife must have made a</text:p>
      <text:p text:style-name="Standard">similar kind. These royal princesses do not know the art,” he said with an</text:p>
      <text:p text:style-name="Standard">amused look in Rukmini’s direction.</text:p>
      <text:p text:style-name="Standard">So saying, he took a fistful of the stuff and ate it with evident relish.</text:p>
      <text:p text:style-name="Standard">Then he took another and was just about to put it in his mouth, when</text:p>
      <text:p text:style-name="Standard">Rukmini caught his hand. “Lord, be not hasty. Would you give me away as</text:p>
      <text:p text:style-name="Standard">well?” she asked. The moment the Lord ate one fistful of the potent stuff,</text:p>
      <text:p text:style-name="Standard">charged with the entire love of Kuchela’s heart, he had already blessed him</text:p>
      <text:p text:style-name="Standard">with all worldly goods. Had he taken another, Rukmini feared that she, the</text:p>
      <text:p text:style-name="Standard">goddess of wealth herself, would have to take up her abode as handmaid to</text:p>
      <text:p text:style-name="Standard">Kuchela’s wife! If we were to offer our gifts to him with the love and</text:p>
      <text:p text:style-name="Standard">humility of a Kuchela, there is no doubt that we would also be showered</text:p>
      <text:p text:style-name="Standard">with all fortune. But we know only the language of the market. Our gifts</text:p>
      <text:p text:style-name="Standard">are bribes, and hence we get what we deserve.</text:p>
      <text:p text:style-name="Standard">Kuchela spent a blissful night with the Lord. During the whole time not</text:p>
      <text:p text:style-name="Standard">once did he even remember the reason for his visit and the condition of his</text:p>
      <text:p text:style-name="Standard">wife and children. Even though Krishna prompted him many times in</text:p>
      <text:p text:style-name="Standard">order to test him, Kuchela’s mind did not waver from its contemplation of</text:p>
      <text:p text:style-name="Standard">the Lord. At last, when morning dawned, he rose up reluctantly, hoping</text:p>
      <text:p text:style-name="Standard">that the Lord might urge him to stay, but he made no such attempt, neither</text:p>
      <text:p text:style-name="Standard">did he offer him anything. All he did was to urge him to make frequent</text:p>
      <text:p text:style-name="Standard">trips in the future. They parted with utmost affection. Krishna hugged him,</text:p>
      <text:p text:style-name="Standard">personally escorted him to the gate, and bade him a fond farewell. Kuchela</text:p>
      <text:p text:style-name="Standard">was filled with sorrow not because he had not received anything but</text:p>
      <text:p text:style-name="Standard">because he had to part from his beloved master.</text:p>
      <text:p text:style-name="Standard">As he trudged his weary way back, he suddenly remembered the reason</text:p>
      <text:p text:style-name="Standard">for his visit and wondered what he was going to say to his wife. But he put</text:p>
      <text:p text:style-name="Standard">the matter out of his mind as of no consequence, for his mind was filled</text:p>
      <text:p text:style-name="Standard">with the bliss of the hours he had spent with the Lord. “Though I am the</text:p>
      <text:p text:style-name="Standard">poorest of the poor, he hugged me to his bosom, which is the abode of</text:p>
      <text:p text:style-name="Standard">Lakshmi. Like a brother, he made me sit on his own couch, which he</text:p>
      <text:p text:style-name="Standard">shares with his consort. My tired body was fanned by his queen! He</text:p>
      <text:p text:style-name="Standard">himself performed every form of service to me, including washing my feet</text:p>
      <text:p text:style-name="Standard">with his blessed hands and applying sandal paste. Thus, I was honored like</text:p>
      <text:p text:style-name="Standard">a king by him who is the God of all gods. In his mercy, he did not tempt</text:p>
      <text:p text:style-name="Standard">me with wealth, for he knows that a sudden acquisition of wealth may go</text:p>
      <text:p text:style-name="Standard">to a poor man’s head, make him vain, and eventually lead to his downfall.”</text:p>
      <text:p text:style-name="Standard">Ruminating in this manner, that noble one reached the spot where his</text:p>
      <text:p text:style-name="Standard">hovel had stood. In its place, he saw the towers of a mansion, as luminous</text:p>
      <text:p text:style-name="Standard">as the one he had just left. He stopped short, wondering whether in his</text:p>
      <text:p text:style-name="Standard">bemused state of mind he had retraced his steps back to Dwaraka. The</text:p>
      <text:p text:style-name="Standard">mansion was surrounded with numerous parks and gardens and by lakes</text:p>
      <text:p text:style-name="Standard"><text:soft-page-break/>filled with lotuses and swans. While the poor man stood hesitating outside</text:p>
      <text:p text:style-name="Standard">the gates, he saw a vision clothed in silks and jewels gliding toward him,</text:p>
      <text:p text:style-name="Standard">escorted by many beautiful maids carrying auspicious articles. To his</text:p>
      <text:p text:style-name="Standard">bewildered gaze, she appeared like the goddess Lakshmi herself, and he</text:p>
      <text:p text:style-name="Standard">felt sure that he was seeing an illusion. When the beautiful lady came</text:p>
      <text:p text:style-name="Standard">closer and addressed him as her lord, he realized that she was none other</text:p>
      <text:p text:style-name="Standard">than his own wife, whom people used to call Kukshama because of her</text:p>
      <text:p text:style-name="Standard">emaciated condition. Gently, she led him inside the mansion and bade him</text:p>
      <text:p text:style-name="Standard">take a bath and clothe himself in the costly garments that had been laid out</text:p>
      <text:p text:style-name="Standard">for him. His beautiful children now came and danced all around him.</text:p>
      <text:p text:style-name="Standard">Disturbed by this display of wealth, Kuchela closed his eyes and remained</text:p>
      <text:p text:style-name="Standard">rapt in contemplation.</text:p>
      <text:p text:style-name="Standard">“The reason for the attainment of such heavenly prosperity by a povertystricken</text:p>
      <text:p text:style-name="Standard">man like me must be my meeting with that embodiment of grace</text:p>
      <text:p text:style-name="Standard">and plenty. He showers his blessings on his devotees as the clouds, their</text:p>
      <text:p text:style-name="Standard">rain, without any announcement and as if they were a trifle. Yet he ate my</text:p>
      <text:p text:style-name="Standard">insignificant gift of beaten rice with such delight. But, O Lord, the fact</text:p>
      <text:p text:style-name="Standard">that I have been blessed with such wealth is a great trial for me. All I want</text:p>
      <text:p text:style-name="Standard">is to be blessed with undying devotion and service to you, life after life.</text:p>
      <text:p text:style-name="Standard">This is my only prayer.”</text:p>
      <text:p text:style-name="Standard">Thinking thus, the Brahmin wanted to renounce those objects of worldly</text:p>
      <text:p text:style-name="Standard">enjoyment, but to please his wife, he continued to live in that mansion as</text:p>
      <text:p text:style-name="Standard">if he were only a guest and completely detached from it all.</text:p>
      <text:p text:style-name="Standard">“Let not the change in my material state affect my spiritual state,” was</text:p>
      <text:p text:style-name="Standard">his continuous prayer. “Let me ever rejoice in you alone and not in the</text:p>
      <text:p text:style-name="Standard">baubles of a worldly existence.”</text:p>
      <text:p text:style-name="Standard">He had not minded when he went about in tatters and did not care now</text:p>
      <text:p text:style-name="Standard">that he was clad in silks. He was as unaffected by his affluence as he had</text:p>
      <text:p text:style-name="Standard">been by his poverty. He was the true sthithaprajna, or the man of</text:p>
      <text:p text:style-name="Standard">enlightenment, of the Gita. Actually, the Lord had conferred all worldly</text:p>
      <text:p text:style-name="Standard">goods on him not for his sake but for the sake of his wife, who was also a</text:p>
      <text:p text:style-name="Standard">devotee and who had not been able to bear the pitiful state and hungry</text:p>
      <text:p text:style-name="Standard">cries of her children. Because of her great love and fidelity, this poor</text:p>
      <text:p text:style-name="Standard">woman had conquered the Lord, who cannot be conquered with swords.</text:p>
      <text:p text:style-name="Standard">She continued to do her duty to her husband and children until the end of</text:p>
      <text:p text:style-name="Standard">her life, while Sudama spent his time in continuous meditation on the</text:p>
      <text:p text:style-name="Standard">Lord, until the knot of his body’s bondage was cut asunder and he attained</text:p>
      <text:p text:style-name="Standard">the deathless realm.</text:p>
      <text:p text:style-name="Standard">The highest charity is the relinquishing of the idea of violence</text:p>
      <text:p text:style-name="Standard">toward all beings. Penance is the giving up of desires. Valor is the</text:p>
      <text:p text:style-name="Standard">conquest of one’s nature. Honesty is looking upon everything with</text:p>
      <text:p text:style-name="Standard">an equal eye.</text:p>
      <text:p text:style-name="Standard">LORD KRISHNA IN UDDHAVA GITA,</text:p>
      <text:p text:style-name="Standard">SRIMAD BHAGAVATAM</text:p>
      <text:p text:style-name="Standard">O Arjuna, seek refuge in him alone with your entire being, for by</text:p>
      <text:p text:style-name="Standard">his grace you will be able to attain supreme peace and the eternal</text:p>
      <text:p text:style-name="Standard">abode.</text:p>
      <text:p text:style-name="Standard">SRIMAD BHAGAVAD GITA</text:p>
      <text:p text:style-name="Standard">Hari Aum Tat Sat</text:p>
      <text:p text:style-name="Standard">Aum Dharmakrite Namaha!</text:p>
      <text:p text:style-name="Standard">30</text:p>
      <text:p text:style-name="Standard">Dharma Rules Supreme</text:p>
      <text:p text:style-name="Standard"><text:soft-page-break/>Kaunteya pratijanihi</text:p>
      <text:p text:style-name="Standard">Na me bhaktha pranasyathi.</text:p>
      <text:p text:style-name="Standard">O son of Kunti (Arjuna), I give you my solemn word, My devotee</text:p>
      <text:p text:style-name="Standard">will never fall.</text:p>
      <text:p text:style-name="Standard">SRIMAD BHAGAVAD GITA</text:p>
      <text:p text:style-name="Standard">The years following the battle of Kurukshetra were peaceful. Yudhishtira</text:p>
      <text:p text:style-name="Standard">proved to be an ideal monarch, reminding one of the days of Rama Rajya</text:p>
      <text:p text:style-name="Standard">(the rule of Lord Rama). He ruled wisely and well, and the interests of his</text:p>
      <text:p text:style-name="Standard">subjects were always closest to his heart. Dharma flourished once more in</text:p>
      <text:p text:style-name="Standard">Bharatavarsha, as the Lord had predicted it would, after the purifying</text:p>
      <text:p text:style-name="Standard">effects of the Mahabharata war.</text:p>
      <text:p text:style-name="Standard">Once, Lord Krishna, accompanied by his friends Uddhava and Satyaki</text:p>
      <text:p text:style-name="Standard">and a retinue of sages, went to the city of Mithila in the country of Videha,</text:p>
      <text:p text:style-name="Standard">famed since the time of Janaka for its philosopher kings. The present ruler</text:p>
      <text:p text:style-name="Standard">was also a great saint and devotee of the Lord. It so happened that in that</text:p>
      <text:p text:style-name="Standard">city there was a poor Brahmin called Srutadeva, who found his life’s</text:p>
      <text:p text:style-name="Standard">fulfillment in devotion to Lord Krishna. He met the limited wants of his</text:p>
      <text:p text:style-name="Standard">life with what chance brought him, without much effort on his part. Daily</text:p>
      <text:p text:style-name="Standard">he got just enough for his upkeep, neither more nor less, and he was well</text:p>
      <text:p text:style-name="Standard">content with it. The hallmark of a noble soul, according to the Lord in the</text:p>
      <text:p text:style-name="Standard">Gita, is that he should be satisfied with whatever comes unasked, secure in</text:p>
      <text:p text:style-name="Standard">the knowledge that the Lord would see to even his material wants. The</text:p>
      <text:p text:style-name="Standard">Lord’s visit to Mithila was prompted by the desire of both these devotees,</text:p>
      <text:p text:style-name="Standard">the king of the land as well as the poor Brahmin, that he should visit their</text:p>
      <text:p text:style-name="Standard">residences. The whole route from Dwaraka to Mithila was crowded with</text:p>
      <text:p text:style-name="Standard">the populace, which thronged to have a glimpse of him whose fame had</text:p>
      <text:p text:style-name="Standard">reached the far-flung corners of Bharatavarsha. At the sight of the Lord’s</text:p>
      <text:p text:style-name="Standard">wondrous face and charming smile, all felt as if they had attained the bliss</text:p>
      <text:p text:style-name="Standard">of enlightenment. The streets of Mithila were beautifully decorated and</text:p>
      <text:p text:style-name="Standard">packed with people eager to have a vision of the holy one. Both Bahulasva,</text:p>
      <text:p text:style-name="Standard">the king of Videha, and Srutideva, the Brahmin, fell at his feet and invited</text:p>
      <text:p text:style-name="Standard">him to come to their residences, at the same time on the same day. He</text:p>
      <text:p text:style-name="Standard">accepted both their invitations, for they had chosen an auspicious time,</text:p>
      <text:p text:style-name="Standard">and he did not want to hurt either of them or show preference for the king.</text:p>
      <text:p text:style-name="Standard">When the Lord and his retinue arrived at the palace, they were royally</text:p>
      <text:p text:style-name="Standard">welcomed, entertained, and served a magnificent repast of the choicest</text:p>
      <text:p text:style-name="Standard">viands on golden platters. The king washed the feet of the blessed one and</text:p>
      <text:p text:style-name="Standard">sprinkled the holy water on all those assembled there. He personally</text:p>
      <text:p text:style-name="Standard">attended to all his wants, not allowing anyone else to do even the humblest</text:p>
      <text:p text:style-name="Standard">task. Having worshipped him in this way, the king begged him to stay on</text:p>
      <text:p text:style-name="Standard">in their city for some days and thus bless everyone. The Lord agreed.</text:p>
      <text:p text:style-name="Standard">In the meantime, the poor Brahmin had also arranged a modest reception</text:p>
      <text:p text:style-name="Standard">for the Lord of his heart at his humble dwelling place on the same day. The</text:p>
      <text:p text:style-name="Standard">hut had been swept clean and bright, and the mud floor covered with straw</text:p>
      <text:p text:style-name="Standard">mats and sprinkled with tender shoots and all the other auspicious articles</text:p>
      <text:p text:style-name="Standard">he could afford. When the Lord arrived accompanied by the sages and a</text:p>
      <text:p text:style-name="Standard">few of his close friends, the Brahmin’s joy knew no bounds. He danced</text:p>
      <text:p text:style-name="Standard">about in an ecstasy of devotion, and seating them on the mats, he washed</text:p>
      <text:p text:style-name="Standard">the holy feet of the Lord and sprinkled the water reverently on himself and</text:p>
      <text:p text:style-name="Standard">his family. Then he worshipped him with fruit, tulsi leaves, and lotus</text:p>
      <text:p text:style-name="Standard">petals, all gathered from the forest. He placed before his holy guests some</text:p>
      <text:p text:style-name="Standard">herbal water and some fresh gooseberries. This water when drunk after</text:p>
      <text:p text:style-name="Standard"><text:soft-page-break/>eating the gooseberries became sweet and delicious. Of the many mud</text:p>
      <text:p text:style-name="Standard">bowls presented before the Lord, he picked out an imperfect one and drank</text:p>
      <text:p text:style-name="Standard">from it. When Srutideva saw this, tears sprang to his eyes, and falling at</text:p>
      <text:p text:style-name="Standard">the feet of the Lord, he said, “O holy one! It is fitting indeed that of all</text:p>
      <text:p text:style-name="Standard">these cups, you should have picked this faulty one, for similar is the way</text:p>
      <text:p text:style-name="Standard">in which you deal with human beings—picking out the frail and imperfect</text:p>
      <text:p text:style-name="Standard">ones like me to shower your blessings. Your behavior will appear strange</text:p>
      <text:p text:style-name="Standard">to those whose vision is clouded with conceit. Only the mind saturated</text:p>
      <text:p text:style-name="Standard">with devotion can grasp your mysterious ways. May you be pleased to</text:p>
      <text:p text:style-name="Standard">instruct us who are helplessly floating in the ocean of samsara (mortal</text:p>
      <text:p text:style-name="Standard">existence). How can we serve you, in what forms worship you?”</text:p>
      <text:p text:style-name="Standard">Holding Srutideva’s hand in his own, the Lord gave a discourse on the</text:p>
      <text:p text:style-name="Standard">greatness of the sages. “O noble one, know that I am ever present in the</text:p>
      <text:p text:style-name="Standard">holy ones, the sages. They are my reflections, and therefore they should be</text:p>
      <text:p text:style-name="Standard">adored with the same faith with which you adore me. That indeed is my</text:p>
      <text:p text:style-name="Standard">true worship, not the worship of images with costly offerings. Holy men</text:p>
      <text:p text:style-name="Standard">are the embodiment of all the Vedas, and those who worship images in</text:p>
      <text:p text:style-name="Standard">temples and slight these sages who are my very self are guilty of a great</text:p>
      <text:p text:style-name="Standard">crime. Know that they have come here now to bless you. They travel all</text:p>
      <text:p text:style-name="Standard">over the world, sanctifying all regions with the dust of their feet.” When</text:p>
      <text:p text:style-name="Standard">he had thus been blessed by both the Lord and the sages, Srutideva’s cup of</text:p>
      <text:p text:style-name="Standard">bliss was overflowing.</text:p>
      <text:p text:style-name="Standard">By these two episodes, Lord Krishna demonstrated that he himself is a</text:p>
      <text:p text:style-name="Standard">devotee of his devotees. By accepting both invitations at the same time, he</text:p>
      <text:p text:style-name="Standard">showed that neither poverty nor affluence need be a bar to his worship. It</text:p>
      <text:p text:style-name="Standard">is the attitude of the mind that matters. One person may offer a gooseberry</text:p>
      <text:p text:style-name="Standard">and another a costly fruit, but in the eyes of the Lord, the value is the same</text:p>
      <text:p text:style-name="Standard">if it is offered with love.</text:p>
      <text:p text:style-name="Standard">Most religions stress the fact that riches are a hindrance to realization.</text:p>
      <text:p text:style-name="Standard">This is because wealth is accompanied by pride, and this is the barrier that</text:p>
      <text:p text:style-name="Standard">blocks the path to God. The poor, on the other hand, find it fairly easy to</text:p>
      <text:p text:style-name="Standard">turn to God, for they have no one else to turn to and no bank balance to</text:p>
      <text:p text:style-name="Standard">depend on. The rich, surrounded by sycophants, flatterers, and coffers</text:p>
      <text:p text:style-name="Standard">filled with gold, feel themselves to be secure and have no need of God.</text:p>
      <text:p text:style-name="Standard">Bahulasva shows us that even riches need not be a barrier to devotion,</text:p>
      <text:p text:style-name="Standard">for though he was a king he considered himself merely the custodian of</text:p>
      <text:p text:style-name="Standard">the wealth given to him by the grace of the Lord. He spent his wealth in</text:p>
      <text:p text:style-name="Standard">helping the poor and needy and attending to the wants of the sages,</text:p>
      <text:p text:style-name="Standard">mentally surrendering all his wealth to him, by whose grace alone he had</text:p>
      <text:p text:style-name="Standard">procured it. The lesson to be learned from Srutideva is that the poor need</text:p>
      <text:p text:style-name="Standard">not lament over the fact that they cannot offer anything of value to the</text:p>
      <text:p text:style-name="Standard">Lord. In his eyes, the greatest value lies in a humble and devoted heart and</text:p>
      <text:p text:style-name="Standard">not in any physical object.</text:p>
      <text:p text:style-name="Standard">Fifteen years of Yudhishtira’s rule had passed when Vidura approached</text:p>
      <text:p text:style-name="Standard">Dhritarashtra one night and told him that it was time for him to quit this</text:p>
      <text:p text:style-name="Standard">worldly life, for which he should have had a distaste by now, retire to the</text:p>
      <text:p text:style-name="Standard">forest, and remain there in contemplation for the rest of his earthly</text:p>
      <text:p text:style-name="Standard">sojourn. The blind king realized the truth of his wise brother’s counsel. He</text:p>
      <text:p text:style-name="Standard">decided to leave the very next day and declared his intention to his</text:p>
      <text:p text:style-name="Standard">nephews. Gandhari, Sanjaya, and Kunti also determined to follow him, for</text:p>
      <text:p text:style-name="Standard">they felt that Vidura’s advice was intended for them as well. All attempts</text:p>
      <text:p text:style-name="Standard">to dissuade them proved futile. The Pandavas tried their best to stop at</text:p>
      <text:p text:style-name="Standard"><text:soft-page-break/>least their mother from following them, but Kunti thought it was her duty</text:p>
      <text:p text:style-name="Standard">to serve the blind couple until the end of her life. Perhaps it was to atone</text:p>
      <text:p text:style-name="Standard">for what her sons had been forced to do to theirs.</text:p>
      <text:p text:style-name="Standard">Her parting words to Yudhishtira were, “Do not try to dissuade me, for I</text:p>
      <text:p text:style-name="Standard">know I must die in service. Look after Sahadeva, for he is the youngest—</text:p>
      <text:p text:style-name="Standard">Madri’s beloved son. Never swerve from dharma.” Thus till the end, Kunti</text:p>
      <text:p text:style-name="Standard">proved to be an exemplary character. The next day, they departed to the</text:p>
      <text:p text:style-name="Standard">forests in the foothills of the Himalayas, accompanied by Vidura.</text:p>
      <text:p text:style-name="Standard">The Pandavas had been told not to go to see them for a year at least. At</text:p>
      <text:p text:style-name="Standard">the end of the stipulated period, they visited them and were most pained to</text:p>
      <text:p text:style-name="Standard">see their self-imposed deprivations. During their stay of a few days,</text:p>
      <text:p text:style-name="Standard">Vidura, their beloved uncle and savior, passed away after having given all</text:p>
      <text:p text:style-name="Standard">his spiritual wealth to his favorite nephew, Yudhishtira. A year or two</text:p>
      <text:p text:style-name="Standard">later, Dhritarashtra, Gandhari, and Kunti exposed themselves to a forest</text:p>
      <text:p text:style-name="Standard">fire and allowed their mortal bodies to be consumed. Sanjaya spent the</text:p>
      <text:p text:style-name="Standard">remainder of his life meditating in the Himalayas.</text:p>
      <text:p text:style-name="Standard">Soon after this, Arjuna came to stay with Krishna at Dwaraka, and the</text:p>
      <text:p text:style-name="Standard">Lord realized that his friend had completely forgotten the glorious</text:p>
      <text:p text:style-name="Standard">message of the Gita delivered to him at Kurukshetra. An opportunity was</text:p>
      <text:p text:style-name="Standard">provided to remind him of it. There was a Brahmin who lived in the city</text:p>
      <text:p text:style-name="Standard">who found that all his babies died the moment they were born. Each time</text:p>
      <text:p text:style-name="Standard">this happened, he would carry the corpse to the gates of the Lord’s palace</text:p>
      <text:p text:style-name="Standard">and cry out, “My child has died because of the misdeeds of the Kshatriyas</text:p>
      <text:p text:style-name="Standard">who persecute holy men and who are evil-minded. Poverty and misery are</text:p>
      <text:p text:style-name="Standard">the fate of those subjects who are ruled by oppressive kings, devoid of</text:p>
      <text:p text:style-name="Standard">control over their senses.”</text:p>
      <text:p text:style-name="Standard">On the occasion of the death of the ninth infant, when he went for his</text:p>
      <text:p text:style-name="Standard">routine visit to the assembly hall of the Yadavas, Arjuna happened to be</text:p>
      <text:p text:style-name="Standard">there, and he was quite upset to hear this lament. “O learned one!” he said.</text:p>
      <text:p text:style-name="Standard">“What is the use of wailing like this? Is there no Kshatriya here who</text:p>
      <text:p text:style-name="Standard">wields a bow in this land of yours?” After the Brahmin left, he questioned</text:p>
      <text:p text:style-name="Standard">Krishna about these occurrences. The latter merely smiled and said, “Who</text:p>
      <text:p text:style-name="Standard">can avert the effects of one’s past karmas? They have to be experienced by</text:p>
      <text:p text:style-name="Standard">all.”</text:p>
      <text:p text:style-name="Standard">Arjuna was not satisfied with this answer. Thinking himself to be the</text:p>
      <text:p text:style-name="Standard">great hero of the Mahabharata war and forgetting to whom he owed his</text:p>
      <text:p text:style-name="Standard">victory, he hurried after the Brahmin to offer his services. “Do not grieve,</text:p>
      <text:p text:style-name="Standard">O blessed One,” he told the unhappy father. “Let me know when your wife</text:p>
      <text:p text:style-name="Standard">conceives again, and I promise to deliver the baby, safe and sound.”</text:p>
      <text:p text:style-name="Standard">The Brahmin was not impressed by Arjuna’s claims to be an expert in</text:p>
      <text:p text:style-name="Standard">midwifery and asked scornfully, “Who are you that you can boast of</text:p>
      <text:p text:style-name="Standard">achieving what not even Balarama, Krishna, Pradyumna, or Aniruddha can</text:p>
      <text:p text:style-name="Standard">do?”</text:p>
      <text:p text:style-name="Standard">Arjuna proudly proclaimed his lineage. “True, I am not one of them, but</text:p>
      <text:p text:style-name="Standard">I am Arjuna, the middle one among the Pandavas, wielder of the Gandiva.</text:p>
      <text:p text:style-name="Standard">Do not belittle my prowess, which evoked the wonder and admiration of</text:p>
      <text:p text:style-name="Standard">the three-eyed Lord (Shiva) himself! I shall restore your next issue to you,</text:p>
      <text:p text:style-name="Standard">even if I have to conquer the lord of death himself. If I fail to fulfill this</text:p>
      <text:p text:style-name="Standard">vow of mine, I shall enter into the fire as an expiation for breaking my</text:p>
      <text:p text:style-name="Standard">word!”</text:p>
      <text:p text:style-name="Standard">The Brahmin, who had nothing to lose, was ready to clutch at any straw</text:p>
      <text:p text:style-name="Standard">and readily agreed to let him know as soon as his wife conceived. This</text:p>
      <text:p text:style-name="Standard"><text:soft-page-break/>yearly event took place shortly after, and he came at intervals to apprise</text:p>
      <text:p text:style-name="Standard">Arjuna of the progress of the fetus in the womb. Each time he came,</text:p>
      <text:p text:style-name="Standard">Arjuna would have a secret parlance with him. Krishna would ask him</text:p>
      <text:p text:style-name="Standard">what it was all about, but Arjuna refused to avail himself of the</text:p>
      <text:p text:style-name="Standard">opportunity to confide in him and always gave an evasive answer. Such</text:p>
      <text:p text:style-name="Standard">was his arrogance that he never once thought of asking for the Lord’s help.</text:p>
      <text:p text:style-name="Standard">At last the great day dawned. The Brahmin rushed to Arjuna with the</text:p>
      <text:p text:style-name="Standard">momentous news that his wife was in labor. Armed with his Gandiva and</text:p>
      <text:p text:style-name="Standard">his inexhaustible quiver, he stepped out, confident of success. Hardly had</text:p>
      <text:p text:style-name="Standard">he put one foot out when Krishna, whom he had thought to be sleeping,</text:p>
      <text:p text:style-name="Standard">called after him, “O Arjuna! Where are you off to so early in the</text:p>
      <text:p text:style-name="Standard">morning?”</text:p>
      <text:p text:style-name="Standard">The Lord was giving him a last chance, but the overconfident Arjun</text:p>
      <text:p text:style-name="Standard">replied, “I’m just going for a stroll!”</text:p>
      <text:p text:style-name="Standard">“Going for a stroll? Armed with the Gandiva? Whom are you expecting</text:p>
      <text:p text:style-name="Standard">to meet, my dear friend? Are there wild animals in the vicinity of</text:p>
      <text:p text:style-name="Standard">Dwaraka? You look as if you are expecting some trouble. Would you like</text:p>
      <text:p text:style-name="Standard">me to accompany you?”</text:p>
      <text:p text:style-name="Standard">“No, no, no,” said Arjuna hastily. “Do not trouble yourself so early in the</text:p>
      <text:p text:style-name="Standard">morning!”</text:p>
      <text:p text:style-name="Standard">“No trouble at all, my dear friend,” said the Lord, with a twinkle in his</text:p>
      <text:p text:style-name="Standard">eyes. “Anyway, be sure to call me if you need me. You know I will always</text:p>
      <text:p text:style-name="Standard">come to your aid.”</text:p>
      <text:p text:style-name="Standard">But even after these hints, Arjuna did not think of confiding in him.</text:p>
      <text:p text:style-name="Standard">Proud of his prowess as the victor of a mighty war, he quite forgot that</text:p>
      <text:p text:style-name="Standard">without Krishna’s aid, he would have been reduced to pulp a thousand</text:p>
      <text:p text:style-name="Standard">times during the war. So also, the Lord whispers in each one’s heart to go</text:p>
      <text:p text:style-name="Standard">to him for aid in all troubles, whether big or small, for there is no burden,</text:p>
      <text:p text:style-name="Standard">however heavy, that he will not bear for the sake of his devotee, no</text:p>
      <text:p text:style-name="Standard">problem, however petty, that he will not solve. But steeped in our own</text:p>
      <text:p text:style-name="Standard">conceit, we fail to make use of his offer “Surrender your ego to me, O</text:p>
      <text:p text:style-name="Standard">beloved Arjuna. Place your trust in me. Invest your heart in me, and I will</text:p>
      <text:p text:style-name="Standard">surely lead you to victory in this life and liberation hereafter.”</text:p>
      <text:p text:style-name="Standard">This was the sweet path of bhakti (devotion) and prapti (selfsurrender),</text:p>
      <text:p text:style-name="Standard">which he had taught Arjuna on the field of the Kurus, but the latter had</text:p>
      <text:p text:style-name="Standard">forgotten it. However, he was soon to have his pride humbled and to</text:p>
      <text:p text:style-name="Standard">realize that without divine aid, he was totally helpless, as we all are.</text:p>
      <text:p text:style-name="Standard">Arjuna marched up to the Brahmin’s house and was met with the latest</text:p>
      <text:p text:style-name="Standard">bulletin by the anxious father. Arjuna allayed his fears and proceeded to</text:p>
      <text:p text:style-name="Standard">cover the entire labor room with a cage of arrows, in a very precise and</text:p>
      <text:p text:style-name="Standard">methodical manner, as he had covered the Khandava forest, a long time</text:p>
      <text:p text:style-name="Standard">ago. He then placed himself at the entrance, so that none could pass either</text:p>
      <text:p text:style-name="Standard">in or out without his knowledge.</text:p>
      <text:p text:style-name="Standard">Within a few minutes, he heard a dreadful wail, and the distraught father</text:p>
      <text:p text:style-name="Standard">rushed out crying, “Monster! What have you done with my baby? Nine</text:p>
      <text:p text:style-name="Standard">times this has happened, but at least I used to be left with the corpse. But</text:p>
      <text:p text:style-name="Standard">now thanks to your meddling, even the body has vanished. I should never</text:p>
      <text:p text:style-name="Standard">have listened to you. When neither Krishna nor Balarama could protect</text:p>
      <text:p text:style-name="Standard">me, how could I have expected you to do so?”</text:p>
      <text:p text:style-name="Standard">The Brahmin was not one to mince words. His temper was always</text:p>
      <text:p text:style-name="Standard">precariously balanced, and this was the last straw. Pointing scornfully at</text:p>
      <text:p text:style-name="Standard">the woodshed, he continued, “There lies the woodshed. Help yourself to</text:p>
      <text:p text:style-name="Standard"><text:soft-page-break/>what you need. At least let me have the satisfaction of seeing you roast</text:p>
      <text:p text:style-name="Standard">alive!”</text:p>
      <text:p text:style-name="Standard">Poor Arjuna had gone quite pale and silent as the harangue continued.</text:p>
      <text:p text:style-name="Standard">“Give me a little time,” he begged. “I’ll search the whole world. If your</text:p>
      <text:p text:style-name="Standard">baby is anywhere in all the three worlds, I’ll surely discover him and bring</text:p>
      <text:p text:style-name="Standard">him back to you!”</text:p>
      <text:p text:style-name="Standard">The Brahmin gave him a sceptical look and reluctantly agreed to let him</text:p>
      <text:p text:style-name="Standard">go. Calling on his favorite deity, Lord Shiva, to help him, Arjuna</text:p>
      <text:p text:style-name="Standard">proceeded to Yama’s abode as well as to Indra’s heaven, but he could not</text:p>
      <text:p text:style-name="Standard">find the infant anywhere. After a vain and frustrating search, he returned</text:p>
      <text:p text:style-name="Standard">empty-handed to the Brahmin, who had thoughtfully prepared the pyre for</text:p>
      <text:p text:style-name="Standard">him, so sure had he been of the outcome of Arjuna’s search! Arjuna was</text:p>
      <text:p text:style-name="Standard">pale but unafraid. He lit the fire, prayed to Lord Shiva, and then took three</text:p>
      <text:p text:style-name="Standard">steps backward to get the momentum to jump into the middle of the</text:p>
      <text:p text:style-name="Standard">flames. Even at this last moment, he never thought of invoking Krishna.</text:p>
      <text:p text:style-name="Standard">But the Lord never forsakes a devotee who has once entrusted himself to</text:p>
      <text:p text:style-name="Standard">him. Even if the devotee forgets, the Lord never forgets! As Arjuna took</text:p>
      <text:p text:style-name="Standard">the third step backward, he found himself clasped firmly from the back by</text:p>
      <text:p text:style-name="Standard">two loving arms. Without looking around, he tried to shake off the</text:p>
      <text:p text:style-name="Standard">restraining hold and said, “Leave me. I’ve made up my mind to give up</text:p>
      <text:p text:style-name="Standard">my life!”</text:p>
      <text:p text:style-name="Standard">“What temper!” Krishna chided softly, turning the distraught Arjuna</text:p>
      <text:p text:style-name="Standard">around. “Why could you not have approached me, O friend? Don’t you</text:p>
      <text:p text:style-name="Standard">know that there is nothing I would not do for your sake? You’re my friend,</text:p>
      <text:p text:style-name="Standard">my devotee, my dearly beloved. You are in me, and I am in you. How can I</text:p>
      <text:p text:style-name="Standard">desert you? Come with me, and I will show you something.”</text:p>
      <text:p text:style-name="Standard">So saying, he took Arjuna with him in his chariot, and they started in a</text:p>
      <text:p text:style-name="Standard">westerly direction, passing over the seven continents and seas. Arjuna felt</text:p>
      <text:p text:style-name="Standard">as if the chariot were being lifted above Earth, and they penetrated the</text:p>
      <text:p text:style-name="Standard">intense darkness of outer space. The Lord sent his divine discus, having</text:p>
      <text:p text:style-name="Standard">the brilliance of a thousand suns, to illumine their path. At last they</text:p>
      <text:p text:style-name="Standard">reached Vaikunta, the abode of Lord Vishnu. Arjuna beheld an expanse of</text:p>
      <text:p text:style-name="Standard">milk-white water crowned by huge waves, stirred up by powerful winds.</text:p>
      <text:p text:style-name="Standard">There he saw Adishesha, the huge and awe-inspiring serpent, luminous</text:p>
      <text:p text:style-name="Standard">with the countless gems set on his thousand hoods, looking like a</text:p>
      <text:p text:style-name="Standard">mountain of sparkling crystal and gleaming with blue necks and tongues.</text:p>
      <text:p text:style-name="Standard">Seated on the body of that mighty serpent he saw the Supreme Lord,</text:p>
      <text:p text:style-name="Standard">Mahavishnu (the great Vishnu), blue as the infinite, clad in yellow</text:p>
      <text:p text:style-name="Standard">garments, with a wondrously serene face and lustrous eyes. He had the</text:p>
      <text:p text:style-name="Standard">Shrivatsa mark on his chest, like Krishna, and he was adorned with the</text:p>
      <text:p text:style-name="Standard">jewel Kaustubha and the garland, the vanamala. He was surrounded by</text:p>
      <text:p text:style-name="Standard">sages, attendants, and his accoutrements, which had assumed forms.</text:p>
      <text:p text:style-name="Standard">Lord Krishna made obeisance to him as part of his divine play, and</text:p>
      <text:p text:style-name="Standard">Arjuna prostrated with great excitement. The Supreme One spoke in a</text:p>
      <text:p text:style-name="Standard">sonorous voice, “I brought the sons of the Brahmin to my realm so that I</text:p>
      <text:p text:style-name="Standard">might meet you both. You are the incarnations of the great sages, Nara and</text:p>
      <text:p text:style-name="Standard">Narayana, who are my own selves. Though you have no desires of your</text:p>
      <text:p text:style-name="Standard">own, you have to perform your duties for the good of the world and for the</text:p>
      <text:p text:style-name="Standard">maintenance of dharma.”</text:p>
      <text:p text:style-name="Standard">To his astonishment, Arjuna saw that the Brahmin’s children were all</text:p>
      <text:p text:style-name="Standard">playing around that divine being. They were most reluctant to leave the</text:p>
      <text:p text:style-name="Standard">abode of bliss and return to Earth, which seemed to them like a dark</text:p>
      <text:p text:style-name="Standard"><text:soft-page-break/>planet. Krishna and Arjuna took leave of this mighty being and returned to</text:p>
      <text:p text:style-name="Standard">Earth, where they presented the bewildered Brahmin with ten offspring, in</text:p>
      <text:p text:style-name="Standard">the place of the one promised by Arjuna.</text:p>
      <text:p text:style-name="Standard">Once again, Arjuna realized his own folly, and he also saw that all the</text:p>
      <text:p text:style-name="Standard">successful enterprises a person appears to have achieved through selfeffort</text:p>
      <text:p text:style-name="Standard">are only the operation of the Lord’s grace. He prostrated full length</text:p>
      <text:p text:style-name="Standard">at Lord Krishna’s feet and begged forgiveness, as he had done on the</text:p>
      <text:p text:style-name="Standard">battlefield when he saw the cosmic form.</text:p>
      <text:p text:style-name="Standard">Krishna smiled tenderly at him and said, “Remember, Arjuna, we are</text:p>
      <text:p text:style-name="Standard">both linked together as the Lord Vishnu said. I will never desert you, even</text:p>
      <text:p text:style-name="Standard">if you forget me. The moment a person surrenders to me, I will set his</text:p>
      <text:p text:style-name="Standard">steps in the right direction. In fact, my friend, I shall carry him safely</text:p>
      <text:p text:style-name="Standard">through the jungle of this earthly existence as the mother cat carries her</text:p>
      <text:p text:style-name="Standard">kitten.”</text:p>
      <text:p text:style-name="Standard">The last years of the Lord’s sojourn on Earth were spent in giving advice</text:p>
      <text:p text:style-name="Standard">to those nearest to him and those who approached him for help. Herein lies</text:p>
      <text:p text:style-name="Standard">the greatness of his teachings. He insisted that each individual could and</text:p>
      <text:p text:style-name="Standard">should find the path best suited to his or her own nature.</text:p>
      <text:p text:style-name="Standard">The qualities of Prakriti are three in number—sattva, rajas, and tamas.</text:p>
      <text:p text:style-name="Standard">Human nature can also be categorized into these three. Sattvic people are</text:p>
      <text:p text:style-name="Standard">characterized by their goodness, love of contemplation, nonviolence, and</text:p>
      <text:p text:style-name="Standard">so on. Rajasic individuals are ever engrossed in acquiring, losing, and</text:p>
      <text:p text:style-name="Standard">spending, filled with anger, lust, and greed. Tamasic people are full of</text:p>
      <text:p text:style-name="Standard">sloth and ignorance, interested in nothing but sleeping and eating, content</text:p>
      <text:p text:style-name="Standard">to lead an animal existence, uninterested in any form of knowledge, dull</text:p>
      <text:p text:style-name="Standard">and inactive. Actually, we can never find these three in their pristine</text:p>
      <text:p text:style-name="Standard">forms. All of us are a mixture of the three, with a predominance of one or</text:p>
      <text:p text:style-name="Standard">the other. The sattvic individual is a being of light and goodness; the</text:p>
      <text:p text:style-name="Standard">rajasic man, on the other hand, is constantly worrying and scheming and</text:p>
      <text:p text:style-name="Standard">unable to sit still. To such men of action as Arjuna, the Lord’s advice was</text:p>
      <text:p text:style-name="Standard">to go ahead and act, but to dedicate the fruits of all action to him, the Lord,</text:p>
      <text:p text:style-name="Standard">who is the controller of the action as well as the giver of the fruits. This</text:p>
      <text:p text:style-name="Standard">may sound difficult, but it can be done with practice. It is only a question</text:p>
      <text:p text:style-name="Standard">of training the mind in a different channel. No one can remain entirely</text:p>
      <text:p text:style-name="Standard">without action, as the Lord says. Hence, it is imperative to know how to</text:p>
      <text:p text:style-name="Standard">act, so that the action does not create bondage. Every action done with</text:p>
      <text:p text:style-name="Standard">desire opens the door to another desire, which forges a link in the iron</text:p>
      <text:p text:style-name="Standard">fetters of karma, leading to repeated births. This is called samsara chakra</text:p>
      <text:p text:style-name="Standard">(the wheel of the cycle of birth and death).</text:p>
      <text:p text:style-name="Standard">Thus, it is not the action that causes bondage, as is commonly</text:p>
      <text:p text:style-name="Standard">misunderstood, but the desire that prompts it. If it is prompted by selfish</text:p>
      <text:p text:style-name="Standard">motives, then, however good it may appear externally, the Lord, who sees</text:p>
      <text:p text:style-name="Standard">into the hearts of all, will find it worthless. If the motive is pure even if</text:p>
      <text:p text:style-name="Standard">the action fails to bring about the expected results, it will cause no</text:p>
      <text:p text:style-name="Standard">bondage and will lead to evolution. Hence his admonition to do our duty,</text:p>
      <text:p text:style-name="Standard">regardless of success or failure. What the world considers a failure may</text:p>
      <text:p text:style-name="Standard">well be a glorious success in the eyes of the all-seeing Divinity.</text:p>
      <text:p text:style-name="Standard">The moment we get rid of our anxiety over the results, we experience a</text:p>
      <text:p text:style-name="Standard">sense of freedom that is felt only by the sages. Another step forward is to</text:p>
      <text:p text:style-name="Standard">act with the thought that one is not the doer but only an instrument of the</text:p>
      <text:p text:style-name="Standard">Divine. Repeatedly thinking thus, we will be able to control our passionate</text:p>
      <text:p text:style-name="Standard">nature and bring it under the pure and calm influence of the divine will.</text:p>
      <text:p text:style-name="Standard"><text:soft-page-break/>This is a better path for the raja-sic man than trying to follow the path of</text:p>
      <text:p text:style-name="Standard">the sattvic nature, forcing himself to sit and contemplate when his whole</text:p>
      <text:p text:style-name="Standard">being longs to find fulfillment in some form of activity. Those whose</text:p>
      <text:p text:style-name="Standard">predominating quality is tamas (ignorance) should sit and practice japa</text:p>
      <text:p text:style-name="Standard">whenever possible. This needs no exertion or effort, which is foreign to</text:p>
      <text:p text:style-name="Standard">their nature. The Lord’s name, even if repeated without much</text:p>
      <text:p text:style-name="Standard">understanding and in a mechanical fashion, will eventually bring about a</text:p>
      <text:p text:style-name="Standard">change in the psyche, just as medicine taken even without knowledge of its</text:p>
      <text:p text:style-name="Standard">benefits will cure a patient. The main thing is that one should resolve</text:p>
      <text:p text:style-name="Standard">rightly and force oneself to sit and practice, however lazy one might feel.</text:p>
      <text:p text:style-name="Standard">Even a person devoid of understanding, if he or she decides that he or she</text:p>
      <text:p text:style-name="Standard">must improve and starts practicing japa yoga (disciplined practice of</text:p>
      <text:p text:style-name="Standard">japa), will certainly improve.</text:p>
      <text:p text:style-name="Standard">We are all potentially divine children of infinity, and it is possible for</text:p>
      <text:p text:style-name="Standard">each one of us to work out our own salvation, at our own pace. In the</text:p>
      <text:p text:style-name="Standard">beginningless and endless school of mortal existence, no one is ever</text:p>
      <text:p text:style-name="Standard">expelled. We may have to repeat a class, not once, but many times,</text:p>
      <text:p text:style-name="Standard">perhaps take ten births or ten thousand, but no soul is damned forever, for</text:p>
      <text:p text:style-name="Standard">every soul is divine. Whether he or she is high or low on the scale of</text:p>
      <text:p text:style-name="Standard">evolution is immaterial. What matters is that each one should try to</text:p>
      <text:p text:style-name="Standard">perfect himself, and in this very affirmation and sincerity lies the victory.</text:p>
      <text:p text:style-name="Standard">This is the beautiful philosophy of Lord Krishna, which promises</text:p>
      <text:p text:style-name="Standard">fulfillment to every individual whatever his temperament or weakness by</text:p>
      <text:p text:style-name="Standard">pointing out to each the path best suited to his or her nature. There is no</text:p>
      <text:p text:style-name="Standard">dictatorial affirmation that one path alone is the only truth and way. There</text:p>
      <text:p text:style-name="Standard">may be as many paths as there are people, for each individual is unique.</text:p>
      <text:p text:style-name="Standard">He created us in this way, and he accepts us as we are. He allows us to</text:p>
      <text:p text:style-name="Standard">proceed from where we stand, not requiring that we jump to some</text:p>
      <text:p text:style-name="Standard">impossible peak of purity beyond the capacity of most of us. He points out</text:p>
      <text:p text:style-name="Standard">that even those who worship other gods worship him, the Purushottama,</text:p>
      <text:p text:style-name="Standard">for the entire creation is nothing but he and the worship of “another” is</text:p>
      <text:p text:style-name="Standard">impossible. He who sees the One is the seer, the man of true knowledge.</text:p>
      <text:p text:style-name="Standard">This alone is supreme knowledge. All else is secondary. Like the delicate</text:p>
      <text:p text:style-name="Standard">web coming out of the spider, the intricate web of creation comes out of</text:p>
      <text:p text:style-name="Standard">him. Instead of struggling in the web like the poor fly, if we only surrender</text:p>
      <text:p text:style-name="Standard">our little egos to him, he will guide us and take us to our final destiny of</text:p>
      <text:p text:style-name="Standard">union with him, the source of all. The major block in our path is our ego,</text:p>
      <text:p text:style-name="Standard">and this was the question raised by his father, Vasudeva.</text:p>
      <text:p text:style-name="Standard">His parents had seen his divine form at birth, but as is usual with the</text:p>
      <text:p text:style-name="Standard">human mind, familiarity and increasing intimacy had made them forget</text:p>
      <text:p text:style-name="Standard">the glorious vision, and they considered their son to be human like</text:p>
      <text:p text:style-name="Standard">themselves. But as they neared the end of their lives, they remembered the</text:p>
      <text:p text:style-name="Standard">advice of the sages at Syamantapanchaka and decided to approach him for</text:p>
      <text:p text:style-name="Standard">advice.</text:p>
      <text:p text:style-name="Standard">Vasudeva came to him and said, “Considering this perishable body as the</text:p>
      <text:p text:style-name="Standard">self, I have been thinking of you, the supreme self, as my son alone.</text:p>
      <text:p text:style-name="Standard">Human birth, with all the faculties of mind intact, is very difficult to get.</text:p>
      <text:p text:style-name="Standard">Having it, I have wasted it without bestowing attention on its real purpose,</text:p>
      <text:p text:style-name="Standard">which is to seek union with you, the Supreme Self. You have bound this</text:p>
      <text:p text:style-name="Standard">whole world with the cord of self-centered attachment. At your very birth,</text:p>
      <text:p text:style-name="Standard">you had declared to us the reason for your incarnation. Yet, bound as I</text:p>
      <text:p text:style-name="Standard">have been to this bodily existence, I have forgotten those words. Pray</text:p>
      <text:p text:style-name="Standard"><text:soft-page-break/>instruct me how best I can get rid of my feelings of being the doer, the</text:p>
      <text:p text:style-name="Standard">strong pull of my ego, which is what blocks the path to liberation. You</text:p>
      <text:p text:style-name="Standard">have given liberation to so many, my son, will you not tell me, your father,</text:p>
      <text:p text:style-name="Standard">how best I can attain it?”</text:p>
      <text:p text:style-name="Standard">The Lord bowed to his father and said with a smile, “O noblest of the</text:p>
      <text:p text:style-name="Standard">Yadus, all beings, you and I and everything moving and unmoving should</text:p>
      <text:p text:style-name="Standard">be looked upon as manifestations of the Divine, not merely me, your son.</text:p>
      <text:p text:style-name="Standard">There is nothing wrong in thinking, ‘This is mine.’ The difficulty comes</text:p>
      <text:p text:style-name="Standard">when you limit your outlook to your family relations alone. Expand your</text:p>
      <text:p text:style-name="Standard">vision so that it embraces the whole world. If you see the divinity in me,</text:p>
      <text:p text:style-name="Standard">your son, then look upon all men and women as your sons and daughters</text:p>
      <text:p text:style-name="Standard">and thus recognize that they are also divine. I am Visvatma, the soul of all.</text:p>
      <text:p text:style-name="Standard">Therefore, you should consider the whole world as your own and every</text:p>
      <text:p text:style-name="Standard">creature in it as myself. See the unity underlying the diversity, and you</text:p>
      <text:p text:style-name="Standard">will come to realize the entire universe as nothing but an extension of your</text:p>
      <text:p text:style-name="Standard">own self. The span of divinity that glows in the core of your being blazes</text:p>
      <text:p text:style-name="Standard">in the heart of all creation. Do not limit your ego to the narrow confines of</text:p>
      <text:p text:style-name="Standard">your own body and family, but let it expand to embrace the whole of</text:p>
      <text:p text:style-name="Standard">creation. There lies your path to liberation!” Thus instructed by that</text:p>
      <text:p text:style-name="Standard">preceptor of the universe in such a simple manner suited to his personality,</text:p>
      <text:p text:style-name="Standard">Vasudeva gave up his narrow vision and attained wisdom.</text:p>
      <text:p text:style-name="Standard">The next one to approach him was Krishna’s mother Devaki. Her desires</text:p>
      <text:p text:style-name="Standard">were different, but in fulfilling them, he led her also to liberation.</text:p>
      <text:p text:style-name="Standard">“Krishna, my most beloved son, I know you to be that Supreme Being who</text:p>
      <text:p text:style-name="Standard">for some mysterious purpose of his own has taken birth in my womb. I</text:p>
      <text:p text:style-name="Standard">have been glorified by that contact, but weak as I am, I cannot get over my</text:p>
      <text:p text:style-name="Standard">maternal instincts. I long to be able to have a glimpse of my six sons who</text:p>
      <text:p text:style-name="Standard">were born to me before your advent. I have heard it said that you brought</text:p>
      <text:p text:style-name="Standard">back the son of your guru, Sandipani, at the request of his wife. Will you</text:p>
      <text:p text:style-name="Standard">not accede to my request and show me my other sons, your brothers, who</text:p>
      <text:p text:style-name="Standard">were murdered by my brother Kamsa?”</text:p>
      <text:p text:style-name="Standard">Krishna smiled his assent, and immediately it seemed to Devaki that her</text:p>
      <text:p text:style-name="Standard">six children were dancing about before her eyes. She picked them up and</text:p>
      <text:p text:style-name="Standard">satisfied the unfulfilled longing of her heart to nurse them. Deluded by the</text:p>
      <text:p text:style-name="Standard">veil of maya, the illusionary power of the Lord, she seated them in her lap</text:p>
      <text:p text:style-name="Standard">and embraced and kissed them. Imbibing the nectarlike remains in</text:p>
      <text:p text:style-name="Standard">Devaki’s breasts, the prasad (that which was left after offering to</text:p>
      <text:p text:style-name="Standard">Krishna), they attained liberation instantly. They prostrated to her and to</text:p>
      <text:p text:style-name="Standard">Krishna and vanished to the divine spheres. Devaki was filled with wonder</text:p>
      <text:p text:style-name="Standard">at these strange happenings and asked Krishna, “O Son! I know you to be a</text:p>
      <text:p text:style-name="Standard">master yogi. Tell me, did you conjure up these infants by magic? Were</text:p>
      <text:p text:style-name="Standard">they real or were they only an illusion?”</text:p>
      <text:p text:style-name="Standard">Krishna laughed and replied, “O Mother! This whole world is only an</text:p>
      <text:p text:style-name="Standard">illusion. It has no permanence. Everything we experience with the five</text:p>
      <text:p text:style-name="Standard">senses is transitory. Some things last for a few seconds, some for a few</text:p>
      <text:p text:style-name="Standard">hours, some for a few years, and others for a few centuries. But they will</text:p>
      <text:p text:style-name="Standard">all have to come to an end, some time or other. Everything is subject to</text:p>
      <text:p text:style-name="Standard">change—birth, growth, decay, and death. These are the inherent qualities</text:p>
      <text:p text:style-name="Standard">of all things. The only true, everlasting, and immutable entity is God</text:p>
      <text:p text:style-name="Standard">himself. So put not your desires on ephemeral things like husband, house,</text:p>
      <text:p text:style-name="Standard">and children, which can at best yield only a passing joy, but place it at the</text:p>
      <text:p text:style-name="Standard">lotus feet of him who is full of unending bliss and who is the only reality.</text:p>
      <text:p text:style-name="Standard"><text:soft-page-break/>Surrender to him with love, and he will guide you to the life eternal. Why</text:p>
      <text:p text:style-name="Standard">clutch at a straw when there is a boat close by, ready to rescue you from</text:p>
      <text:p text:style-name="Standard">the ocean of samsara? Attach yourself to him, and he will steer you to the</text:p>
      <text:p text:style-name="Standard">shore of infinite bliss.”</text:p>
      <text:p text:style-name="Standard">Following this beautiful advice given in the form best suited to her</text:p>
      <text:p text:style-name="Standard">mentality, she also attained liberation. Unfortunately, his sons did not</text:p>
      <text:p text:style-name="Standard">think of approaching him. The Lord never thrust his advice on those who</text:p>
      <text:p text:style-name="Standard">were not receptive. Knowledge is not to be bartered in the marketplace or</text:p>
      <text:p text:style-name="Standard">shouted from rooftops. One who seeks knowledge should approach a</text:p>
      <text:p text:style-name="Standard">teacher in all humility and only then will one be able to benefit from the</text:p>
      <text:p text:style-name="Standard">instruction. Thus, he never tried to thrust unwanted advice on his sons,</text:p>
      <text:p text:style-name="Standard">neither did he criticize them nor try to dissuade them from their chosen</text:p>
      <text:p text:style-name="Standard">path. It was ever his way to be the witness, detached and uncritical, unless</text:p>
      <text:p text:style-name="Standard">called upon to exert his will.</text:p>
      <text:p text:style-name="Standard">Hari Aum Tat Sat</text:p>
      <text:p text:style-name="Standard">Aum Sarveshvaraya Namaha!</text:p>
      <text:p text:style-name="Standard">31</text:p>
      <text:p text:style-name="Standard">The Curse of the Sages</text:p>
      <text:p text:style-name="Standard">Shiro madpadayo kritva, bahubhyam cha parasparam,</text:p>
      <text:p text:style-name="Standard">Parapannam pahimamisha bhitham mrityugraharnavath!</text:p>
      <text:p text:style-name="Standard">Placing his head at my feet and holding them with both hands he</text:p>
      <text:p text:style-name="Standard">should pray, “Deign to give shelter to this, thy servitor, who seeks</text:p>
      <text:p text:style-name="Standard">refuge at thy feet through dread of the crocodile called death,</text:p>
      <text:p text:style-name="Standard">which infests this ocean of samsara.”</text:p>
      <text:p text:style-name="Standard">SRIMAD BHAGAVATAM</text:p>
      <text:p text:style-name="Standard">The end of the era was fast approaching. Many years had fled since the</text:p>
      <text:p text:style-name="Standard">great battle of Kurukshetra, and men had almost forgotten about it. In fact,</text:p>
      <text:p text:style-name="Standard">thirty-six years had gone by, the period stipulated by Gandhari before the</text:p>
      <text:p text:style-name="Standard">fulfillment of her curse. Under the reign of Yudhishtira, the land had</text:p>
      <text:p text:style-name="Standard">reposed in peace and plenty. The people living in different parts of</text:p>
      <text:p text:style-name="Standard">Bharatavarsha looked up to their wise and noble emperor and were</text:p>
      <text:p text:style-name="Standard">content. All the wicked rulers had been wiped out and the great powers</text:p>
      <text:p text:style-name="Standard">subdued during the war. None remained to challenge the might of the Kuru</text:p>
      <text:p text:style-name="Standard">dynasty except perhaps the Yadavas themselves.</text:p>
      <text:p text:style-name="Standard">Their country, stretching from the city of Mathura on the river Yamuna</text:p>
      <text:p text:style-name="Standard">to Dwaraka on the western seacoast, was filled with abundance and plenty.</text:p>
      <text:p text:style-name="Standard">They were invincible warriors, and there were none who dared to attack</text:p>
      <text:p text:style-name="Standard">them. As citizens, they had become habituated to a life of luxury. Under</text:p>
      <text:p text:style-name="Standard">the noble leadership of their hero and God, Lord Krishna, they had come to</text:p>
      <text:p text:style-name="Standard">enjoy a prosperity and status hitherto unheard of. Their cities were</text:p>
      <text:p text:style-name="Standard">fantastic, their mode of living was splendid, they possessed great</text:p>
      <text:p text:style-name="Standard">treasures. The men were healthy and strong, the women, beautiful and</text:p>
      <text:p text:style-name="Standard">charming. They were blessed in all ways. But slowly, like a canker</text:p>
      <text:p text:style-name="Standard">growing within a perfect rose, affluence was taking its inevitable toll. The</text:p>
      <text:p text:style-name="Standard">high principles of physical fitness and spiritual brilliance that had</text:p>
      <text:p text:style-name="Standard">characterized the previous generation were giving way to moral laxity and</text:p>
      <text:p text:style-name="Standard">physical weakness. Krishna’s own sons were no exception to this. No</text:p>
      <text:p text:style-name="Standard">leniency would the Lord show to any, just because they happened to have a</text:p>
      <text:p text:style-name="Standard">blood relationship with him. The whole of creation was related to him. The</text:p>
      <text:p text:style-name="Standard">Lord knew that the Yadavas could not be checked by any other power and</text:p>
      <text:p text:style-name="Standard">that he himself would have to take the surgeon’s role and amputate the</text:p>
      <text:p text:style-name="Standard">putrid arm. The time was ripe for the fruition of Gandhari’s curse.</text:p>
      <text:p text:style-name="Standard"><text:soft-page-break/>To fulfill the conditions of the curse, the Lord invited certain sages to</text:p>
      <text:p text:style-name="Standard">visit Dwaraka. Some members of the Yadava families, including Samba,</text:p>
      <text:p text:style-name="Standard">Krishna’s own son by his wife Jambavati, approached the sages in mock</text:p>
      <text:p text:style-name="Standard">humility and questioned them about an imaginary problem. They had</text:p>
      <text:p text:style-name="Standard">dressed Samba as a pregnant woman, and thrusting him forward, they</text:p>
      <text:p text:style-name="Standard">mockingly asked the sages, “O sages of unerring insight, here is a young</text:p>
      <text:p text:style-name="Standard">and beautiful woman who is expecting to be a mother soon. She is too</text:p>
      <text:p text:style-name="Standard">bashful to question you directly and wants us to do so. She is anxious to</text:p>
      <text:p text:style-name="Standard">know the sex of the child to be born to her. She is keen to have a boy. With</text:p>
      <text:p text:style-name="Standard">your great powers, perhaps you could grant her wish!”</text:p>
      <text:p text:style-name="Standard">All this was said in the most sarcastic fashion, since they had completely</text:p>
      <text:p text:style-name="Standard">forgotten the Lord’s repeated advice to them to venerate and honor all holy</text:p>
      <text:p text:style-name="Standard">men who were repositories of divine wisdom. The holy ones turned a</text:p>
      <text:p text:style-name="Standard">scornful eye on them and pronounced a dire curse, “O fools! It will be</text:p>
      <text:p text:style-name="Standard">neither a girl nor a boy but an iron pestle, which will be the instrumental</text:p>
      <text:p text:style-name="Standard">cause of the destruction of your entire race.”</text:p>
      <text:p text:style-name="Standard">The men burst into loud guffaws at this impossible pronouncement, but</text:p>
      <text:p text:style-name="Standard">their mirth was short-lived. Hardly had the sages gone when Samba began</text:p>
      <text:p text:style-name="Standard">writhing in the throes of some mortal agony, and very soon, an iron pestle</text:p>
      <text:p text:style-name="Standard">came out of his stomach, as foretold by the rishis. Everyone was terrified</text:p>
      <text:p text:style-name="Standard">and ran to King Ugrasena with the pestle and made a clean breast of the</text:p>
      <text:p text:style-name="Standard">whole story. The king was in a panic when he heard this. He gave the</text:p>
      <text:p text:style-name="Standard">pestle to a blacksmith and made him powder it into fine dust. But one</text:p>
      <text:p text:style-name="Standard">small bit was left that defied all efforts to pulverize it. This was thrown,</text:p>
      <text:p text:style-name="Standard">together with the filings, into the sea that lapped the shores of Dwaraka.</text:p>
      <text:p text:style-name="Standard">These iron filings were all washed by the sea to the farther shore, to the</text:p>
      <text:p text:style-name="Standard">mainland of Prabhasa, where they grew into a kind of grass called erata,</text:p>
      <text:p text:style-name="Standard">strong and sharp like swords. The small piece of iron was swallowed by a</text:p>
      <text:p text:style-name="Standard">fish, which was later caught by a fisherman. He took the iron piece from</text:p>
      <text:p text:style-name="Standard">the stomach of the fish and forged it into an arrowhead, which he gave to a</text:p>
      <text:p text:style-name="Standard">hunter called Jara. Nobody told the Lord about these details, yet he knew</text:p>
      <text:p text:style-name="Standard">everything. Though he was capable of counteracting the evil effects of the</text:p>
      <text:p text:style-name="Standard">curse, he did not care to do so. He himself was the spirit of time, which</text:p>
      <text:p text:style-name="Standard">mows down all creatures, and all these things had come to pass with his</text:p>
      <text:p text:style-name="Standard">full approval.</text:p>
      <text:p text:style-name="Standard">Rumors of these happenings began to circulate among the people, and a</text:p>
      <text:p text:style-name="Standard">nameless terror was felt by them. At the very moment when their pride</text:p>
      <text:p text:style-name="Standard">was at its height, it seemed as if the shadow of disaster was looming over</text:p>
      <text:p text:style-name="Standard">them. Ugrasena knew well that if only they maintained their self-control,</text:p>
      <text:p text:style-name="Standard">they need have no fear of anything, for they had no external enemies.</text:p>
      <text:p text:style-name="Standard">Their foes were all within themselves. These opponents were greed, lust,</text:p>
      <text:p text:style-name="Standard">and anger, against which Krishna had warned Arjuna long ago on the</text:p>
      <text:p text:style-name="Standard">battlefield. Ugrasena knew this and sternly forbade the sale of intoxicating</text:p>
      <text:p text:style-name="Standard">liquor within his dominions, on pain of death. His subjects, appreciating</text:p>
      <text:p text:style-name="Standard">the wisdom of this command, obeyed implicitly.</text:p>
      <text:p text:style-name="Standard">Knowing that the time was approaching for the Lord to depart from this</text:p>
      <text:p text:style-name="Standard">mortal world, all the gods, with Brahma and Shiva at their head, came to</text:p>
      <text:p text:style-name="Standard">Dwaraka to have a glimpse of him before the ascension. In that city of</text:p>
      <text:p text:style-name="Standard">Dwaraka, famed for its beauty, resplendent with riches of every kind, they</text:p>
      <text:p text:style-name="Standard">saw the wondrous form of Krishna, upon which they looked with</text:p>
      <text:p text:style-name="Standard">unwinking eyes. Covering that noble one with myriad celestial garlands,</text:p>
      <text:p text:style-name="Standard">they extolled him.</text:p>
      <text:p text:style-name="Standard"><text:soft-page-break/>Brahma said, “O gracious Lord! In times gone by, I came to you and</text:p>
      <text:p text:style-name="Standard">prayed that Earth may be relieved of her burden of evil. O soul of all the</text:p>
      <text:p text:style-name="Standard">worlds, you have accomplished all this and more. You have established</text:p>
      <text:p text:style-name="Standard">dharma in the minds of men. Your fame has spread all over the world.</text:p>
      <text:p text:style-name="Standard">Born in the line of Yadu, you engaged yourself in various sportive</text:p>
      <text:p text:style-name="Standard">activities for the good of the world. O Lord, by hearing or repeating these</text:p>
      <text:p text:style-name="Standard">accounts of your lilas, men in the Age of Kali, which is about to come,</text:p>
      <text:p text:style-name="Standard">will be purified and will be able to overcome the darkness of ignorance. O</text:p>
      <text:p text:style-name="Standard">Supreme Being! It is now 125 years since you incarnated yourself in the</text:p>
      <text:p text:style-name="Standard">line of the Yadus. O support of the universe, you have now accomplished</text:p>
      <text:p text:style-name="Standard">the purpose of the gods. There is nothing left for you to perform. By the</text:p>
      <text:p text:style-name="Standard">curse of the holy men, even the clan of the Yadavas is on the verge of</text:p>
      <text:p text:style-name="Standard">extinction. So if you think fit, may you be pleased to return to your</text:p>
      <text:p text:style-name="Standard">transcendental abode. Protect us, your servants, appointed by you as</text:p>
      <text:p text:style-name="Standard">guardians of the world.”</text:p>
      <text:p text:style-name="Standard">The Lord gave his assent to this prayer and set about making final</text:p>
      <text:p text:style-name="Standard">preparations for his departure.</text:p>
      <text:p text:style-name="Standard">Witnessing all these terrifying portents and watching the Lord’s grave</text:p>
      <text:p text:style-name="Standard">mien, Uddhava, his constant companion, prime minister, and supreme</text:p>
      <text:p text:style-name="Standard">devotee, approached him while he was sitting alone, in silent</text:p>
      <text:p text:style-name="Standard">contemplation. Making due prostrations, he spoke to him in all humility,</text:p>
      <text:p text:style-name="Standard">“O Master Yogi, your holy life blesses all those who hear about it. Yet I</text:p>
      <text:p text:style-name="Standard">fear that you are making ready to quit the world after bringing about the</text:p>
      <text:p text:style-name="Standard">destruction of your own clan. Though you are capable of warding off the</text:p>
      <text:p text:style-name="Standard">curse of the holy men, I see that you have done nothing about it, which</text:p>
      <text:p text:style-name="Standard">makes me fear the worst. O Krishna, my beloved Lord and master! I</text:p>
      <text:p text:style-name="Standard">cannot dream of remaining on this Earth even for a second without being</text:p>
      <text:p text:style-name="Standard">able to see your divine form. Even those who have only heard about you</text:p>
      <text:p text:style-name="Standard">cannot bear to continue leading a mundane existence. How then can I, who</text:p>
      <text:p text:style-name="Standard">have been serving you for the whole of my life, bear to be separated from</text:p>
      <text:p text:style-name="Standard">you? Sitting and lying, waking and sleeping, walking and talking, eating</text:p>
      <text:p text:style-name="Standard">and playing, I have been with you. I have worn your cast-off clothes, eaten</text:p>
      <text:p text:style-name="Standard">only the remnants of your food, and adorned myself with the sandal paste</text:p>
      <text:p text:style-name="Standard">and flower garlands discarded by you. Thus have I lived in your shadow, O</text:p>
      <text:p text:style-name="Standard">Master, for over a hundred years. How can I bear to be parted from you? O</text:p>
      <text:p text:style-name="Standard">Lord of lords, friend of the helpless, do not leave me behind. Take me with</text:p>
      <text:p text:style-name="Standard">you when you go to your divine abode.”</text:p>
      <text:p text:style-name="Standard">The holy one smiled tenderly at Uddhava, for he was very dear to him,</text:p>
      <text:p text:style-name="Standard">having been with him from the time that he had come to Mathura from</text:p>
      <text:p text:style-name="Standard">Gokula. Uddhava was the perfect example of the jnanabhakta, the man of</text:p>
      <text:p text:style-name="Standard">wisdom who also has intense love for God, a rare combination, and it was</text:p>
      <text:p text:style-name="Standard">to him that the Lord gave his final message. Gently lifting up his devotee,</text:p>
      <text:p text:style-name="Standard">who was lying like a fallen log at his feet, the blessed Lord said, “O</text:p>
      <text:p text:style-name="Standard">Uddhava, it is true that I am going to leave the world, for my work here is</text:p>
      <text:p text:style-name="Standard">over, but for you there is still much to be done. You shall be the bearer of</text:p>
      <text:p text:style-name="Standard">my message to the world. Having surrendered your ego at my feet, you</text:p>
      <text:p text:style-name="Standard">have sailed through life with ease. But, O Uddhava, those who come after</text:p>
      <text:p text:style-name="Standard">us will not know this method of sweet surrender and the greatness of this</text:p>
      <text:p text:style-name="Standard">path of love that you have learned. You shall therefore be their teacher.</text:p>
      <text:p text:style-name="Standard">Love for family, friends, and for one’s own body is what binds the jiva to</text:p>
      <text:p text:style-name="Standard">the world and makes it repeat innumerable births. Therefore, abandon all</text:p>
      <text:p text:style-name="Standard">attachment to your own relations, surrender yourself to me, and wander</text:p>
      <text:p text:style-name="Standard"><text:soft-page-break/>over the world, recognizing my presence in everything. Know that this</text:p>
      <text:p text:style-name="Standard">world, as it is grasped by the mind and senses, is but a magic show. It is</text:p>
      <text:p text:style-name="Standard">transitory. For the one with uncontrolled senses, there is an erroneous</text:p>
      <text:p text:style-name="Standard">perception of multiplicity. Such a person is subject to the notion of good</text:p>
      <text:p text:style-name="Standard">and evil and to the differences between ordinary action, inaction, and</text:p>
      <text:p text:style-name="Standard">prohibited action. But one who sees the whole world as nothing but the</text:p>
      <text:p text:style-name="Standard">Supreme Lord is filled with joy and sees no differences and meets with no</text:p>
      <text:p text:style-name="Standard">obstruction from any source. Such people have transcended the distinction</text:p>
      <text:p text:style-name="Standard">between good and evil. They neither avoid the bad because of compulsion</text:p>
      <text:p text:style-name="Standard">nor promote the good because it is advantageous. Their responses are</text:p>
      <text:p text:style-name="Standard">spontaneous and unmotivated, like those of a child. Ever established in the</text:p>
      <text:p text:style-name="Standard">truth of the spirit, they see the Lord as the essence of this passing show</text:p>
      <text:p text:style-name="Standard">and roam about, free from the bondage of karma.”</text:p>
      <text:p text:style-name="Standard">Uddhava replied, “O Lord of lords, this wondrous state of detachment is</text:p>
      <text:p text:style-name="Standard">difficult for people like me to achieve. Pray instruct me in the method of</text:p>
      <text:p text:style-name="Standard">achieving it, for you are the supreme teacher!”</text:p>
      <text:p text:style-name="Standard">The Lord replied, “All people are endowed with the capacity to</text:p>
      <text:p text:style-name="Standard">investigate the nature of truth and lift themselves from the evils of a life</text:p>
      <text:p text:style-name="Standard">of instinct, such as the animals live. They need no teacher for this. Human</text:p>
      <text:p text:style-name="Standard">beings are endowed with intelligence and discriminative power and can</text:p>
      <text:p text:style-name="Standard">surely be their own teachers. By observation and inference, they will be</text:p>
      <text:p text:style-name="Standard">able to understand what constitutes their ultimate good. The senses by</text:p>
      <text:p text:style-name="Standard">themselves will not be able to discover that which is pure spirit. But</text:p>
      <text:p text:style-name="Standard">through presumption and inference and by using the faculties of the mind</text:p>
      <text:p text:style-name="Standard">and intellect for that purpose for which they are meant to be used, the</text:p>
      <text:p text:style-name="Standard">intelligent person can come to know of the existence of the spirit. The</text:p>
      <text:p text:style-name="Standard">world itself is full of illustrations pointing to the existence of the</text:p>
      <text:p text:style-name="Standard">Supreme. I will repeat to you the conversation between the great sage</text:p>
      <text:p text:style-name="Standard">Dattatreya and our own ancestor, Yadu. King Yadu once met this sage</text:p>
      <text:p text:style-name="Standard">during the course of his wanderings and questioned him thus: ‘O holy one,</text:p>
      <text:p text:style-name="Standard">kindly tell me what is it that fills your heart with joy though you possess</text:p>
      <text:p text:style-name="Standard">none of the objects of enjoyment.’</text:p>
      <text:p text:style-name="Standard">“Being thus questioned by our ancestor, the sage replied, ‘Hear from me,</text:p>
      <text:p text:style-name="Standard">O King, of the twenty-four gurus, from whom I have learned much during</text:p>
      <text:p text:style-name="Standard">my travels. These are Earth itself, the air, the sky, water, fire, the sun, the</text:p>
      <text:p text:style-name="Standard">moon, doves, a python, the ocean, a river, a moth, honeybees (two types),</text:p>
      <text:p text:style-name="Standard">an elephant, a deer, a fish, Pingala (a courtesan), an osprey, a maiden, the</text:p>
      <text:p text:style-name="Standard">arrowsmith, a snake, a spider, and a wasp.</text:p>
      <text:p text:style-name="Standard">“‘From Earth, I learned patience and nonretaliation. From the trees, I</text:p>
      <text:p text:style-name="Standard">learned to strive unselfishly for the good of others and find the meaning of</text:p>
      <text:p text:style-name="Standard">existence from this very striving. Like the air, the sage should remain</text:p>
      <text:p text:style-name="Standard">unpolluted by the good and bad effects of contacts with sense objects. The</text:p>
      <text:p text:style-name="Standard">air passes over many types of places but is unaffected by their contact. As</text:p>
      <text:p text:style-name="Standard">the sky is not tainted by the clouds that pass over it, so also the atman is</text:p>
      <text:p text:style-name="Standard">not affected by the body it inhabits. Like water, the sage is pure and holy</text:p>
      <text:p text:style-name="Standard">and sweet. Like fire, he is unpolluted by anything, yet purifies everything</text:p>
      <text:p text:style-name="Standard">that comes in contact with him. As fire resides unrecognized in the heart</text:p>
      <text:p text:style-name="Standard">of fuel, so the Supreme Lord resides in the heart of everything. Though the</text:p>
      <text:p text:style-name="Standard">moon appears to be waxing and waning, yet it never alters. So also, the</text:p>
      <text:p text:style-name="Standard">changes of the body do not affect the atman. As the one sun is seen</text:p>
      <text:p text:style-name="Standard">reflected in all the different types of water, so also the one spirit is seen</text:p>
      <text:p text:style-name="Standard">reflected in all things.</text:p>
      <text:p text:style-name="Standard"><text:soft-page-break/>“‘From observation of a family of doves, I learned that one should never</text:p>
      <text:p text:style-name="Standard">have intense love or attachment to anything, for that will only lead to one’s</text:p>
      <text:p text:style-name="Standard">downfall, like that of the dove that committed suicide when it saw that its</text:p>
      <text:p text:style-name="Standard">wife and nestlings had been caught by a fowler. From the python, I learned</text:p>
      <text:p text:style-name="Standard">not to be swayed by the sense of taste. The python does not hunt for its</text:p>
      <text:p text:style-name="Standard">prey but swallows whatever creature comes near it, driven there by its own</text:p>
      <text:p text:style-name="Standard">destiny. So also, the saint should eat whatever is offered to him, regardless</text:p>
      <text:p text:style-name="Standard">of taste. Like the ocean, he should be still and calm, deep and profound.</text:p>
      <text:p text:style-name="Standard">Ever absorbed in the contemplation of the Divine, he should not be</text:p>
      <text:p text:style-name="Standard">exhilarated by a plentiful supply of the good things of life, nor dejected by</text:p>
      <text:p text:style-name="Standard">their absence, like the ocean that keeps its boundaries, irrespective of the</text:p>
      <text:p text:style-name="Standard">amount of water that flows into it. Objects of the world will attract us, but</text:p>
      <text:p text:style-name="Standard">if we fall under their sway, we will perish like the moth in the flame that</text:p>
      <text:p text:style-name="Standard">entices it. Like a honey-gatherer bee that collects just a little nectar from</text:p>
      <text:p text:style-name="Standard">each flower, the sage may accept small quantities of food from just a few</text:p>
      <text:p text:style-name="Standard">houses. But he should not hoard anything, for if he does, he will perish like</text:p>
      <text:p text:style-name="Standard">the bee that gets burned with the honey it has hoarded, when the honey</text:p>
      <text:p text:style-name="Standard">gatherer sets fire to the hive to collect the honey. A sage should never have</text:p>
      <text:p text:style-name="Standard">physical contact with a woman, for the sense of touch may betray him just</text:p>
      <text:p text:style-name="Standard">as even the mighty elephant is enticed and caught by the touch of a sheelephant.</text:p>
      <text:p text:style-name="Standard">The deer, on the other hand, is trapped by the hunter who</text:p>
      <text:p text:style-name="Standard">imitates the call of its mate and thus lures it to the trap. So the sage should</text:p>
      <text:p text:style-name="Standard">not listen to sensuous music, for the sense of hearing can also betray him.</text:p>
      <text:p text:style-name="Standard">The fish perishes due to its attachment to the sense of taste, so the wise</text:p>
      <text:p text:style-name="Standard">should be abstemious in eating and thus conquer the sense of taste, which</text:p>
      <text:p text:style-name="Standard">is the most powerful of all the senses. Each animal has a special sense</text:p>
      <text:p text:style-name="Standard">organ that is extra sharp and that leads to its downfall, but in a human</text:p>
      <text:p text:style-name="Standard">being, all the five senses are equally powerful, so he should be on his</text:p>
      <text:p text:style-name="Standard">guard on all fronts. From the courtesan Pingala, I learned that desire is the</text:p>
      <text:p text:style-name="Standard">source of all sorrows, and desirelessness leads to the most intense delight.</text:p>
      <text:p text:style-name="Standard">The osprey taught me that a sage should avoid all objects prized by others,</text:p>
      <text:p text:style-name="Standard">for if he possesses such a desirable object, everyone will be after him. The</text:p>
      <text:p text:style-name="Standard">poor little bird was chased by all the big birds because it happened to be</text:p>
      <text:p text:style-name="Standard">carrying a tiny morsel of meat in its beak. Like the child, a sage should</text:p>
      <text:p text:style-name="Standard">roam about having no worries and immersed in the bliss of the self alone.</text:p>
      <text:p text:style-name="Standard">Only the child and the sage can be said to be totally free of cares.</text:p>
      <text:p text:style-name="Standard">“‘From watching the actions of a maiden who was wearing a number of</text:p>
      <text:p text:style-name="Standard">bangles, I learned that a sage should travel alone. Even two bangles on the</text:p>
      <text:p text:style-name="Standard">maiden’s wrist made a noise and attracted the attention that she wished to</text:p>
      <text:p text:style-name="Standard">avoid, so she was forced to take off all her bangles one by one, until only</text:p>
      <text:p text:style-name="Standard">one was left. Then there was no more noise. From the arrowsmith, I</text:p>
      <text:p text:style-name="Standard">learned how to concentrate the mind without allowing it to be distracted</text:p>
      <text:p text:style-name="Standard">by anything else, however grand. His attention did not waver from the</text:p>
      <text:p text:style-name="Standard">arrow tip he was sharpening, even though a royal procession passed by</text:p>
      <text:p text:style-name="Standard">him. Like the snake that never makes a hole for itself but always occupies</text:p>
      <text:p text:style-name="Standard">one made by rats, the sage should never possess a home of his own. The</text:p>
      <text:p text:style-name="Standard">Supreme Being creates, manifests, and withdraws the universe from</text:p>
      <text:p text:style-name="Standard">himself and into himself, just as the spider does with its web. From the</text:p>
      <text:p text:style-name="Standard">wasp, I learned that on whatever object a person concentrates his mind,</text:p>
      <text:p text:style-name="Standard">whether it be through love, fear, or hate, he attains the state of that object.</text:p>
      <text:p text:style-name="Standard">“‘Finally, my own body has been my teacher, from which I learned</text:p>
      <text:p text:style-name="Standard">dispassion and discrimination. Yet I am unattached to it, for I know that it</text:p>
      <text:p text:style-name="Standard"><text:soft-page-break/>belongs to others, to the dogs, vultures, and jackals that may feast on it</text:p>
      <text:p text:style-name="Standard">after death. The human body is attained only after countless births, in the</text:p>
      <text:p text:style-name="Standard">bodies of different creatures, and while it lasts, the wise person should</text:p>
      <text:p text:style-name="Standard">strive for the attainment of the ultimate good and use it only for the</text:p>
      <text:p text:style-name="Standard">purpose for which it was given.’ Thus the sage, having instructed King</text:p>
      <text:p text:style-name="Standard">Yadu in this fashion, went on his way, free and unattached, with no cares.”</text:p>
      <text:p text:style-name="Standard">The Lord enumerated the qualities of the true sage to Uddhava because</text:p>
      <text:p text:style-name="Standard">he was ready for a life of renunciation, and karma yoga to Arjuna, who</text:p>
      <text:p text:style-name="Standard">was a man of action. To all persons he outlined the mode of action best</text:p>
      <text:p text:style-name="Standard">suited to their temperaments, thus facilitating their spiritual progress.</text:p>
      <text:p text:style-name="Standard">Next, he gave a discourse to Uddhava on the Bhagavata Dharma, the</text:p>
      <text:p text:style-name="Standard">great doctrine of bhakti and surrender, which was Krishna’s unique</text:p>
      <text:p text:style-name="Standard">contribution to the history of the Sanatana Dharma.</text:p>
      <text:p text:style-name="Standard">Those who follow the Bhagavata Dharma should not shun action, but</text:p>
      <text:p text:style-name="Standard">should continue to follow their svadharma, giving up all rites, rituals, and</text:p>
      <text:p text:style-name="Standard">works aimed at fulfilling their own selfish interests. They should observe</text:p>
      <text:p text:style-name="Standard">those rules of internal and external purification known as yamas and</text:p>
      <text:p text:style-name="Standard">niyamas. After having thus purified their minds and bodies, they should</text:p>
      <text:p text:style-name="Standard">seek an enlightened guru, whom they should serve faithfully. The atman</text:p>
      <text:p text:style-name="Standard">being the same in all, it is meaningless to think of any particular person or</text:p>
      <text:p text:style-name="Standard">object as one’s own, like wife, children, or property. The jiva’s</text:p>
      <text:p text:style-name="Standard">involvement in samsara arises from its identification with bodies</text:p>
      <text:p text:style-name="Standard">generated by the gunas of Prakriti. Knowledge of its real nature alone will</text:p>
      <text:p text:style-name="Standard">put an end to its entanglements. So long as there is perception of</text:p>
      <text:p text:style-name="Standard">multiplicity, there will be no freedom for the jiva, and the Lord’s power as</text:p>
      <text:p text:style-name="Standard">time will terrorize it.</text:p>
      <text:p text:style-name="Standard">Uddhava then asked the Lord how the same atman can be called free yet</text:p>
      <text:p text:style-name="Standard">bound at the same time.</text:p>
      <text:p text:style-name="Standard">The Lord replied, “All talk of bondage and liberation is only in respect</text:p>
      <text:p text:style-name="Standard">to the body and the mind, which are products of the gunas and not of the</text:p>
      <text:p text:style-name="Standard">atman, which is one with me. The jiva and the atman are like two birds</text:p>
      <text:p text:style-name="Standard">sitting on the same tree. The former pecks at the fruit of the tree, enjoys</text:p>
      <text:p text:style-name="Standard">the sweet ones, discards the sour ones, and is continually swayed by its</text:p>
      <text:p text:style-name="Standard">likes and dislikes. It knows nothing and is bound by its strong desire for</text:p>
      <text:p text:style-name="Standard">these fruits. The other bird, the atman, though not eating the fruits yet</text:p>
      <text:p text:style-name="Standard">thrives splendidly on the same tree. The illumined person, though</text:p>
      <text:p text:style-name="Standard">tenanting a body, will have no identification with it. The ignorant person,</text:p>
      <text:p text:style-name="Standard">on the other hand, equates himself with the body and thus has to suffer the</text:p>
      <text:p text:style-name="Standard">pangs and pleasures of it. The sage is not affected by the contact of the</text:p>
      <text:p text:style-name="Standard">senses with their objects. Though his senses function at peak level, yet he</text:p>
      <text:p text:style-name="Standard">remains a witness, like the sky or the sun or the wind. Though he has a</text:p>
      <text:p text:style-name="Standard">body, he is free from the domination of its urges. He remains unaffected</text:p>
      <text:p text:style-name="Standard">whether his body is persecuted or adored. He does not view experiences as</text:p>
      <text:p text:style-name="Standard">being either favorable or unfavorable. A person may be an adept in</text:p>
      <text:p text:style-name="Standard">scriptural knowledge, but if his mind is not absorbed in me through</text:p>
      <text:p text:style-name="Standard">spiritual disciplines, his literary efforts will be in vain, like one who keeps</text:p>
      <text:p text:style-name="Standard">a barren cow in the hope that it might yield milk.”</text:p>
      <text:p text:style-name="Standard">Then Uddhava asked who was the best type of sadhu and what was the</text:p>
      <text:p text:style-name="Standard">best type of devotion.</text:p>
      <text:p text:style-name="Standard">The Lord replied, “A sadhu is one who is kind, forbearing, and truthful.</text:p>
      <text:p text:style-name="Standard">He is unperturbed in joy and sorrow, ever helpful to all, with perfect</text:p>
      <text:p text:style-name="Standard">mastery over his senses. He is calm and nonattached, eats sparingly, and is</text:p>
      <text:p text:style-name="Standard"><text:soft-page-break/>vigilant and courageous. Though he expects no respect from others, yet he</text:p>
      <text:p text:style-name="Standard">shows respect to all. Abandoning all other duties that might contribute to</text:p>
      <text:p text:style-name="Standard">his material welfare, he concentrates his entire energies on the practice of</text:p>
      <text:p text:style-name="Standard">wholehearted devotion to me. Even if one worships me with no knowledge</text:p>
      <text:p text:style-name="Standard">of my infinity and majesty, with the feeling that I am his own and that he</text:p>
      <text:p text:style-name="Standard">has no other support, know him to be the greatest of all devotees. By this</text:p>
      <text:p text:style-name="Standard">type of devotion, generated through contact with holy men, many ignorant</text:p>
      <text:p text:style-name="Standard">beings in Vrindavana, like the cows, trees, animals, and gopis, attained me.</text:p>
      <text:p text:style-name="Standard">Of these, the gopis are the supreme example. Just as the differentiation of</text:p>
      <text:p text:style-name="Standard">name and form ceases to exist in the minds of great sages when in samadhi</text:p>
      <text:p text:style-name="Standard">(superconscious state), just as rivers lose their individuality when their</text:p>
      <text:p text:style-name="Standard">waters mingle with the ocean, so also the gopikas, or gopis, of Vrindavana</text:p>
      <text:p text:style-name="Standard">lost their separate existence in me, lost the awareness of their kith and kin,</text:p>
      <text:p text:style-name="Standard">and even the awareness of their own bodies. Though ignorant of my real</text:p>
      <text:p text:style-name="Standard">nature as the Supreme Brahman, they attained me through the intensity of</text:p>
      <text:p text:style-name="Standard">their love.</text:p>
      <text:p text:style-name="Standard">“Therefore, O Uddhava, abandoning all reliance on scriptural injunctions</text:p>
      <text:p text:style-name="Standard">and prohibitions, the ways of work and renunciation, surrender your entire</text:p>
      <text:p text:style-name="Standard">being, body, mind, and soul to me, the all-comprehending and allcomprehensive</text:p>
      <text:p text:style-name="Standard">being, the essence within all embodied beings. By that</text:p>
      <text:p text:style-name="Standard">alone shall you attain liberation. My true devotees desire nothing, O</text:p>
      <text:p text:style-name="Standard">Uddhava, not even the state of an emperor, nor that of Brahma, nor</text:p>
      <text:p text:style-name="Standard">heaven, nor the attainment of yogic powers, nor even liberation. Their only</text:p>
      <text:p text:style-name="Standard">hope, their only goal is to attain me. Such devotees are supremely dear to</text:p>
      <text:p text:style-name="Standard">me, O Uddhava. They are dearer to me than my own self. I am always</text:p>
      <text:p text:style-name="Standard">following the footsteps of such sages so that all the worlds within me may</text:p>
      <text:p text:style-name="Standard">get purified by the dust of their holy feet. With universal love filling their</text:p>
      <text:p text:style-name="Standard">hearts, they have no wealth other than me, O Uddhava. Though my</text:p>
      <text:p text:style-name="Standard">devotees may be under the domination of the senses at the start of their</text:p>
      <text:p text:style-name="Standard">spiritual life, yet with the growth of devotion they will be able to</text:p>
      <text:p text:style-name="Standard">overcome them. Just as the flaming fire reduces any type of fuel to ashes,</text:p>
      <text:p text:style-name="Standard">so devotion to me destroys all the sins that might prove an obstruction to</text:p>
      <text:p text:style-name="Standard">their growth. Neither yoga, philosophy, karma, Vedic study, austerity, nor</text:p>
      <text:p text:style-name="Standard">renunciation has the power to attract me as does intense bhakti.</text:p>
      <text:p text:style-name="Standard">“Those whose words falter with excessive joy when they speak of me,</text:p>
      <text:p text:style-name="Standard">whose hearts melt due to the overflowing tenderness of love for all beings,</text:p>
      <text:p text:style-name="Standard">who laugh at the thought of the mysterious workings of my maya, who</text:p>
      <text:p text:style-name="Standard">weep at the agony of separation from me, who care for nothing and nobody</text:p>
      <text:p text:style-name="Standard">but me, who have renounced their separate existence and are submerged in</text:p>
      <text:p text:style-name="Standard">thoughts of me, such people, O Uddhava, purify the three worlds just by</text:p>
      <text:p text:style-name="Standard">their existence. Rare indeed are such souls, O friend. If you see such a one,</text:p>
      <text:p text:style-name="Standard">worship him, for he is equivalent to me. The way to attain such an exalted</text:p>
      <text:p text:style-name="Standard">state is to think of me constantly, O Uddhava. Just as the mind of a person</text:p>
      <text:p text:style-name="Standard">who always dwells on the sense objects becomes attached to them, so also</text:p>
      <text:p text:style-name="Standard">the mind of one who thinks of me constantly dissolves in me. Therefore,</text:p>
      <text:p text:style-name="Standard">whatever task you might be engaged in, mundane or sacred, let your mind</text:p>
      <text:p text:style-name="Standard">be constantly absorbed in me, as the lover’s mind on his beloved. Thus</text:p>
      <text:p text:style-name="Standard">will you become absorbed into me. This is the supreme secret I am</text:p>
      <text:p text:style-name="Standard">imparting to you, for you are supremely dear to me.”</text:p>
      <text:p text:style-name="Standard">Fortune is the attainment of my divine state. The greatest profit</text:p>
      <text:p text:style-name="Standard">comes from devotion to me. Wisdom lies in the destruction of the</text:p>
      <text:p text:style-name="Standard">idea of the multiplicity of the self. Shame is the abhorrence of evil</text:p>
      <text:p text:style-name="Standard"><text:soft-page-break/>deeds.</text:p>
      <text:p text:style-name="Standard">LORD KRISHNA, IN UDDHAVA GITA,</text:p>
      <text:p text:style-name="Standard">SRIMAD BHAGAVATAM</text:p>
      <text:p text:style-name="Standard">Fix your mind on me, and you will surely be able to overcome all</text:p>
      <text:p text:style-name="Standard">obstacles by my grace, but if through egoism you refuse to listen to</text:p>
      <text:p text:style-name="Standard">me, you will perish.</text:p>
      <text:p text:style-name="Standard">SRIMAD BHAGAVAD GITA</text:p>
      <text:p text:style-name="Standard">Hari Aum Tat Sat</text:p>
      <text:p text:style-name="Standard">Aum Bhagavathaye Namaha!</text:p>
      <text:p text:style-name="Standard">32</text:p>
      <text:p text:style-name="Standard">Advice to Uddhava</text:p>
      <text:p text:style-name="Standard">Namosthute Mahayogin prapannamanushadi maam,</text:p>
      <text:p text:style-name="Standard">Yada thwaccharanambhoje rathi syadanapayini.</text:p>
      <text:p text:style-name="Standard">Salutations to thee, O Master Yogi! Thou art the one who confers</text:p>
      <text:p text:style-name="Standard">the fruits of striving on all yogis. Bless me, thy servitor who has</text:p>
      <text:p text:style-name="Standard">no other refuge, that I may have constant and unswerving</text:p>
      <text:p text:style-name="Standard">attachment for thy lotus feet.</text:p>
      <text:p text:style-name="Standard">SRIMAD BHAGAVATAM</text:p>
      <text:p text:style-name="Standard">Uddhava’s next question was on meditation, and the Lord answered him</text:p>
      <text:p text:style-name="Standard">fully. At the end of it, he warned Uddhava to beware of the siddhis, or</text:p>
      <text:p text:style-name="Standard">miraculous powers, that might accrue to the yogi. Deliberate cultivation of</text:p>
      <text:p text:style-name="Standard">such powers would act as obstacles and might well lead to the yogi’s</text:p>
      <text:p text:style-name="Standard">downfall, for the mind gets distracted by them and deflected from its main</text:p>
      <text:p text:style-name="Standard">purpose of attaining the Supreme. Uddhava then questioned him about the</text:p>
      <text:p text:style-name="Standard">vibhutis, or divine manifestations, just as Arjuna had done on the</text:p>
      <text:p text:style-name="Standard">battlefield. The Lord gave him a similar answer and said that it would be</text:p>
      <text:p text:style-name="Standard">easier to count the atoms than give a complete list of his glories, since</text:p>
      <text:p text:style-name="Standard">they were inexhaustible.</text:p>
      <text:p text:style-name="Standard">Uddhava then questioned him about varnashrama dharma, or the duties</text:p>
      <text:p text:style-name="Standard">pertaining to one’s birth and station. After giving him a comprehensive</text:p>
      <text:p text:style-name="Standard">answer, the Lord concluded by saying that the dharma common to all</text:p>
      <text:p text:style-name="Standard">persons irrespective of caste and creed was to be free from all cruelty,</text:p>
      <text:p text:style-name="Standard">dishonesty, lust, anger, and greed and to do what was good and beneficial</text:p>
      <text:p text:style-name="Standard">to all creatures.</text:p>
      <text:p text:style-name="Standard">Once again, Uddhava asked him to briefly describe the nature of jnana</text:p>
      <text:p text:style-name="Standard">and bhakti.</text:p>
      <text:p text:style-name="Standard">The Lord replied, “Jnana, or knowledge, is that which sees the one</text:p>
      <text:p text:style-name="Standard">supreme consciousness alone, impregnating all creation from Brahma, the</text:p>
      <text:p text:style-name="Standard">creator, down to the smallest of his creations. When that permeating</text:p>
      <text:p text:style-name="Standard">substance is seen, to the exclusion of all changing modes, then that</text:p>
      <text:p text:style-name="Standard">understanding is known as jnana. I have already taught you what bhakti is,</text:p>
      <text:p text:style-name="Standard">but because of my love for you, I shall repeat it and also tell you how that</text:p>
      <text:p text:style-name="Standard">bhakti is generated. Recital of my names, steadiness in my worship,</text:p>
      <text:p text:style-name="Standard">diligence in the service of my devotees, remembrance of my presence at</text:p>
      <text:p text:style-name="Standard">all times, and utilization of all the senses in my service are the methods of</text:p>
      <text:p text:style-name="Standard">generating bhakti, O Uddhava. The senses have been given with a special</text:p>
      <text:p text:style-name="Standard">objective and that is to worship me, the Divine, in all things. The hands are</text:p>
      <text:p text:style-name="Standard">to be used to offer worship to me in the form of service to all creatures,</text:p>
      <text:p text:style-name="Standard">the eyes to discover my beauty in creation, the nose to smell my perfume</text:p>
      <text:p text:style-name="Standard">in all things, the ears to hear the sanctifying accounts of my glories, and</text:p>
      <text:p text:style-name="Standard">the tongue to taste the divinity in all food and to extol me through speech,</text:p>
      <text:p text:style-name="Standard">song, and hymn. All of creation provides both the method and the means</text:p>
      <text:p text:style-name="Standard"><text:soft-page-break/>for my glorification, leading to self-fulfillment. By constantly practicing</text:p>
      <text:p text:style-name="Standard">such disciplines, one can reach the state of complete self-surrender and</text:p>
      <text:p text:style-name="Standard">obtain deep-rooted and unmotivated devotion.”</text:p>
      <text:p text:style-name="Standard">Uddhava then asked him to explain the true meaning of the different</text:p>
      <text:p text:style-name="Standard">virtues such as charity, truth, valor, and so on. The Lord replied, “The</text:p>
      <text:p text:style-name="Standard">highest charity is to refrain from thinking ill of others and to refrain from</text:p>
      <text:p text:style-name="Standard">harming them and not the mere doling out of alms. Truth is to see God in</text:p>
      <text:p text:style-name="Standard">everything. Dharma is the greatest wealth. Heroism lies in the conquest of</text:p>
      <text:p text:style-name="Standard">one’s own mind and lower nature and not in the killing of enemies. The</text:p>
      <text:p text:style-name="Standard">greatest profit is the attainment of devotion and not of wealth. True beauty</text:p>
      <text:p text:style-name="Standard">comes out of desirelessness and austerity and not through decoration of</text:p>
      <text:p text:style-name="Standard">the body. Hell is not a region but the dominance of the quality of tamas.</text:p>
      <text:p text:style-name="Standard">The greatest relation is the guru, and he is none other than the Lord. The</text:p>
      <text:p text:style-name="Standard">wealthy person is one who is rich in virtue, and the pauper is the greedy</text:p>
      <text:p text:style-name="Standard">one who is never satisfied whatever he might have. The house is the</text:p>
      <text:p text:style-name="Standard">human body, and its master is the one who is free from attachment to it.</text:p>
      <text:p text:style-name="Standard">The slave is the opposite. This, in brief, O Uddhava, is the description of</text:p>
      <text:p text:style-name="Standard">the good and bad, but know that real virtue lies in transcending these</text:p>
      <text:p text:style-name="Standard">opposites.”</text:p>
      <text:p text:style-name="Standard">Immediately, Uddhava took him up on this statement, “The scriptures</text:p>
      <text:p text:style-name="Standard">teach us to distinguish between the two, so when you say that there is no</text:p>
      <text:p text:style-name="Standard">distinction, I am confused. Pray enlighten me.”</text:p>
      <text:p text:style-name="Standard">The blessed Lord replied, “Virtue and vice are determined by their</text:p>
      <text:p text:style-name="Standard">relevance to the spiritual advancement of humanity and not by anything</text:p>
      <text:p text:style-name="Standard">inherent in them. The system of determining actions and objects as good</text:p>
      <text:p text:style-name="Standard">or bad has been laid down in the scriptures in order to check humanity</text:p>
      <text:p text:style-name="Standard">from the pursuit of the animal instincts. Some of these rules are meant to</text:p>
      <text:p text:style-name="Standard">help in spiritual progress, and some are relevant for practical reasons.</text:p>
      <text:p text:style-name="Standard">What is described as good consists in adhering to the action and ways of</text:p>
      <text:p text:style-name="Standard">living within one’s spiritual and moral competency. The object of these</text:p>
      <text:p text:style-name="Standard">rules is to make one more introspective.</text:p>
      <text:p text:style-name="Standard">“They can apply only to certain situations, dictated by time and place.</text:p>
      <text:p text:style-name="Standard">What is right in one context can be wrong in another. For instance, not to</text:p>
      <text:p text:style-name="Standard">care for the home and family is wrong for the householder but right for the</text:p>
      <text:p text:style-name="Standard">sannyasi. An act that is a sin for a person of moral elevation need not be so</text:p>
      <text:p text:style-name="Standard">for a fallen person or for one in a low state of evolution who is ignorant of</text:p>
      <text:p text:style-name="Standard">rules. The person who is already fallen in the mud cannot have a further</text:p>
      <text:p text:style-name="Standard">fall. The fall is for one who is high up. The lesson to be learned from this</text:p>
      <text:p text:style-name="Standard">nonrigid nature of dharma and adharma is that people should come to</text:p>
      <text:p text:style-name="Standard">realize the impermanent nature of the external world, slowly try to retire</text:p>
      <text:p text:style-name="Standard">from the pursuit of material desires, and fix their minds on the supreme</text:p>
      <text:p text:style-name="Standard">reality. To the extent that one is able to do this, to that extent one will be</text:p>
      <text:p text:style-name="Standard">free. If a person practicing sadhana (spiritual practice) happens to commit</text:p>
      <text:p text:style-name="Standard">something of a sinful nature, that sin should be burned by the power of</text:p>
      <text:p text:style-name="Standard">spiritual communion and not by the accepted code of penances.</text:p>
      <text:p text:style-name="Standard">“O Uddhava, this body is given for the purpose of attaining me. By</text:p>
      <text:p text:style-name="Standard">practicing the three yogas prescribed by me—jnana, karma, and bhakti—</text:p>
      <text:p text:style-name="Standard">one will be able to attain the highest, through this body alone. But one</text:p>
      <text:p text:style-name="Standard">should bear in mind that this body is mortal, so a person of discrimination</text:p>
      <text:p text:style-name="Standard">should strive constantly to realize the goal before being overtaken by</text:p>
      <text:p text:style-name="Standard">death. Birds may perch on a tree, but when they see that the tree is being</text:p>
      <text:p text:style-name="Standard">felled, they quickly change to another that is safe and unshakable.</text:p>
      <text:p text:style-name="Standard"><text:soft-page-break/>“So also, the tree of life is ever being chopped down by that master</text:p>
      <text:p text:style-name="Standard">chopper, time. Before it is completely felled, those with wisdom will take</text:p>
      <text:p text:style-name="Standard">their seat at my feet, which is firm and unshakable. The frail barque of</text:p>
      <text:p text:style-name="Standard">your body may get wrecked by the mighty whales of anger, greed, and</text:p>
      <text:p text:style-name="Standard">passion. Attach yourself to me, therefore, and I shall take you across to the</text:p>
      <text:p text:style-name="Standard">farther shore. In the form of your guru, I shall come and be your captain,</text:p>
      <text:p text:style-name="Standard">mark your course, and set your compass in the right direction.”</text:p>
      <text:p text:style-name="Standard">Then Uddhava questioned him about the phenomenon of death, and the</text:p>
      <text:p text:style-name="Standard">Lord answered, “The mind, the five senses, and the tendencies derived</text:p>
      <text:p text:style-name="Standard">from karma constitute the linga sharira or karana sharira, or the subtle</text:p>
      <text:p text:style-name="Standard">body. This is what transmigrates from body to body. The mind of the dying</text:p>
      <text:p text:style-name="Standard">man, swayed by his own actions and their impressions, thinks intensely of</text:p>
      <text:p text:style-name="Standard">the outstanding experiences and attachments of his life. Consequently, he</text:p>
      <text:p text:style-name="Standard">feels that he has entered a new body that has manifested itself by the very</text:p>
      <text:p text:style-name="Standard">intensity of his thought. With the coming of the consciousness of the new</text:p>
      <text:p text:style-name="Standard">body, there is complete oblivion of the old one and its history. On account</text:p>
      <text:p text:style-name="Standard">of the intensity of attraction for the new body, the memory of the old one</text:p>
      <text:p text:style-name="Standard">is completely effaced.</text:p>
      <text:p text:style-name="Standard">“Death is the complete forgetfulness of the old body, and birth is the</text:p>
      <text:p text:style-name="Standard">complete identification with the next body. How this happens can be</text:p>
      <text:p text:style-name="Standard">understood from the study of the dream state. In the dream state, the jiva</text:p>
      <text:p text:style-name="Standard">becomes completely oblivious of its waking body and gets identified with</text:p>
      <text:p text:style-name="Standard">its dream body. The flames rising from a fire and the water flowing down a</text:p>
      <text:p text:style-name="Standard">stream are all being subjected to change, though we may not be aware of</text:p>
      <text:p text:style-name="Standard">it. So also, time is subjecting the bodies of all creatures to the aging</text:p>
      <text:p text:style-name="Standard">process. The atman is the witness to these changes of birth and death of</text:p>
      <text:p text:style-name="Standard">the body, but it is not subject to these processes.</text:p>
      <text:p text:style-name="Standard">“A man may observe a plant and note all its changes from sprout, to</text:p>
      <text:p text:style-name="Standard">sapling, to tree, and eventually its decay and degeneration, but he is totally</text:p>
      <text:p text:style-name="Standard">different from all these states. So also the atman is the knower of the body</text:p>
      <text:p text:style-name="Standard">and its transformations and not a partner to them. The one who is ignorant,</text:p>
      <text:p text:style-name="Standard">incapable of distinguishing the atman from the body, identifies with it and</text:p>
      <text:p text:style-name="Standard">is swept into the cycle of births and deaths. If sattva is the predominating</text:p>
      <text:p text:style-name="Standard">quality at the time of death, the jiva gets the body of a sage or a god. If</text:p>
      <text:p text:style-name="Standard">rajas is the dominant element, it gets the body of an asura or a human</text:p>
      <text:p text:style-name="Standard">being, and if tamas is predominating, of a brute, or a disembodied spirit.</text:p>
      <text:p text:style-name="Standard">Just as a person who witnesses a dance or a drama dances and sings and</text:p>
      <text:p text:style-name="Standard">laughs and weeps with the characters on the stage by identifying</text:p>
      <text:p text:style-name="Standard">intellectually with them, so also the jiva, though by nature actionless, is</text:p>
      <text:p text:style-name="Standard">drawn by the intellect to behave as if it were the body. Just as the</text:p>
      <text:p text:style-name="Standard">obsession with dream experiences will remain with the sleeper as long as</text:p>
      <text:p text:style-name="Standard">the dream lasts, so also the experiences of samsara will continue until one</text:p>
      <text:p text:style-name="Standard">is awakened to the truth. Know well that it is only ignorance of the atman</text:p>
      <text:p text:style-name="Standard">that deludes the mind. So, however you might be subjected to abuse,</text:p>
      <text:p text:style-name="Standard">insult, ridicule, or calumny, do not allow yourself to be shaken from your</text:p>
      <text:p text:style-name="Standard">convictions. Remain calm within yourself and look on all these as being</text:p>
      <text:p text:style-name="Standard">only a product of your past karmas.”</text:p>
      <text:p text:style-name="Standard">As an example of this, the Lord told Uddhava the story of the mendicant</text:p>
      <text:p text:style-name="Standard">who suffered all types of ridicule and insults with an equal mind, for he</text:p>
      <text:p text:style-name="Standard">realized that it was but the result of the way he had treated people in the</text:p>
      <text:p text:style-name="Standard">past when he had been young and rich.</text:p>
      <text:p text:style-name="Standard">Thus goes the song of the mendicant: “The mind alone is the sole cause</text:p>
      <text:p text:style-name="Standard"><text:soft-page-break/>of turning this mighty wheel of samsara. It is more powerful than all the</text:p>
      <text:p text:style-name="Standard">senses. The one who conquers it is the true hero. Without conquering or</text:p>
      <text:p text:style-name="Standard">making an effort to conquer this almost invincible enemy, who works with</text:p>
      <text:p text:style-name="Standard">unimaginable speed, the foolish person enters into vain quarrels with</text:p>
      <text:p text:style-name="Standard">others, regarding them as friends, enemies, or neutrals. The atman alone is</text:p>
      <text:p text:style-name="Standard">the sole reality, and the appearance of ‘another’ is merely a figment of the</text:p>
      <text:p text:style-name="Standard">mind’s imagination. People blame their stars for their misfortunes. But</text:p>
      <text:p text:style-name="Standard">how can the stars affect the atman? They can only affect the body, and so</text:p>
      <text:p text:style-name="Standard">only the one who identifies with the body can be affected by the stars and</text:p>
      <text:p text:style-name="Standard">planets. The atman is beyond all dualities. With whom, then, can one be</text:p>
      <text:p text:style-name="Standard">angry? Does one knock out one’s teeth because they happen to bite one’s</text:p>
      <text:p text:style-name="Standard">tongue? It is only the one who has not awakened to this truth who lives in</text:p>
      <text:p text:style-name="Standard">fear of others.”</text:p>
      <text:p text:style-name="Standard">The Lord then continued, “This samsara, which produces happiness and</text:p>
      <text:p text:style-name="Standard">misery and distinguishes among friend, foe, and neutral, is entirely a</text:p>
      <text:p text:style-name="Standard">product of the mind. Therefore, O Uddhava, equipped with a mind that is</text:p>
      <text:p text:style-name="Standard">totally dedicated to me, put your best efforts into controlling the mind.</text:p>
      <text:p text:style-name="Standard">This is the sum and substance of all yoga.”</text:p>
      <text:p text:style-name="Standard">The Lord then spoke of the philosophy of creation and dissolution. “The</text:p>
      <text:p text:style-name="Standard">one pure consciousness, unmodified and beyond the comprehension of</text:p>
      <text:p text:style-name="Standard">thought and speech, becomes divided into two as the seer and the seen, the</text:p>
      <text:p text:style-name="Standard">subject and the object, as a consequence of the operation of my mysterious</text:p>
      <text:p text:style-name="Standard">power called maya. Of these two, one is Prakriti, the object, with its two</text:p>
      <text:p text:style-name="Standard">states of manifest and unmanifest, and the other is the Purusha, the center</text:p>
      <text:p text:style-name="Standard">of consciousness, the supreme subject. The jivas, lying submerged in</text:p>
      <text:p text:style-name="Standard">Prakriti, come into existence with their three aspects of sattva, rajas, and</text:p>
      <text:p text:style-name="Standard">tamas due to the urge of their karmic tendencies. All objects, big or small,</text:p>
      <text:p text:style-name="Standard">are permeated by their cause, the Purusha and Prakriti, from whom they</text:p>
      <text:p text:style-name="Standard">have sprung. This reality is the causal substance, which forms the very</text:p>
      <text:p text:style-name="Standard">stuff of these objects. The effects have no substantiality apart from their</text:p>
      <text:p text:style-name="Standard">cause. Brahman is the ultimate causal substance and therefore the ultimate</text:p>
      <text:p text:style-name="Standard">reality. Time is the factor that manifests this universe of effects, out of its</text:p>
      <text:p text:style-name="Standard">causal condition. All these three, Purusha, Prakriti, and time, are myself,</text:p>
      <text:p text:style-name="Standard">the Supreme Brahman. As long as the creative will of the Lord operates,</text:p>
      <text:p text:style-name="Standard">this continuous flow of material energy is sustained, providing scope for</text:p>
      <text:p text:style-name="Standard">the jivas to enjoy and suffer, depending on their previous karma. When the</text:p>
      <text:p text:style-name="Standard">creative will subsides, then the process of dissolution, or Pralaya, sets in,</text:p>
      <text:p text:style-name="Standard">and this cosmic shell, in which innumerable universes arise and decay, is</text:p>
      <text:p text:style-name="Standard">invaded by myself, in my aspect as time, bringing about the dissolution of</text:p>
      <text:p text:style-name="Standard">all things into their causal condition. Reflect over these processes, O</text:p>
      <text:p text:style-name="Standard">Uddhava, and the delusion of your mind will vanish.”</text:p>
      <text:p text:style-name="Standard">The Lord next discussed the gunas and their effect on the mind. “All</text:p>
      <text:p text:style-name="Standard">things are constituted of the three gunas. The jiva goes round and round in</text:p>
      <text:p text:style-name="Standard">its transmigratory existence, according to the gunas it has been associated</text:p>
      <text:p text:style-name="Standard">with and the karma springing from them. The one who overcomes the</text:p>
      <text:p text:style-name="Standard">influence of these gunas and becomes securely established in me, through</text:p>
      <text:p text:style-name="Standard">devotion, becomes fit for my state. So let a person who has attained this</text:p>
      <text:p text:style-name="Standard">human body, which is the means of spiritual enlightenment, abandon</text:p>
      <text:p text:style-name="Standard">attachments to the objects of material life and adore me and me alone.”</text:p>
      <text:p text:style-name="Standard">The Lord then warned Uddhava of the dangers of associating with those</text:p>
      <text:p text:style-name="Standard">whose minds are given over to sensual pleasures. He narrated the story of</text:p>
      <text:p text:style-name="Standard">King Pururavas, who was led to his downfall by his dalliance with the</text:p>
      <text:p text:style-name="Standard"><text:soft-page-break/>heavenly nymph, Urvashi, and who eventually attained liberation by</text:p>
      <text:p text:style-name="Standard">associating with saints. The mind is easily swayed, and the company of</text:p>
      <text:p text:style-name="Standard">holy men leads it naturally to a holy life. “Just as food is the life of all</text:p>
      <text:p text:style-name="Standard">living beings, so the holy person is the only relief for those who are</text:p>
      <text:p text:style-name="Standard">sinking in the sea of samsara. The sun can only give you objective vision</text:p>
      <text:p text:style-name="Standard">to see external objects, but the saints can give you spiritual insight.”</text:p>
      <text:p text:style-name="Standard">Uddhava then begged him to briefly outline once more the three paths of</text:p>
      <text:p text:style-name="Standard">jnana, karma, and bhakti, as well as the method of ritualistic worship.</text:p>
      <text:p text:style-name="Standard">The blessed Lord replied, “Gold made into diverse ornaments or lying in</text:p>
      <text:p text:style-name="Standard">a lump by itself is still gold. Though the form changes, there is no change</text:p>
      <text:p text:style-name="Standard">in its essential nature. So also, know me to be the beginning, middle, and</text:p>
      <text:p text:style-name="Standard">end of all creation. If you would find me through jnana, then you will not</text:p>
      <text:p text:style-name="Standard">have to seek far. From the highest Brahmin to the lowest chandala</text:p>
      <text:p text:style-name="Standard">(casteless person), from the creator Brahma to the smallest of his</text:p>
      <text:p text:style-name="Standard">creations, it is I and I alone. Discover me in everything and everybody.</text:p>
      <text:p text:style-name="Standard">This is jnana. This is wisdom. Realize the unity in the midst of diversity.</text:p>
      <text:p text:style-name="Standard">The ability to find out the essence of everything is true intelligence. I,</text:p>
      <text:p text:style-name="Standard">alone, shine in the heart of the raindrop as well as in the mighty ocean.</text:p>
      <text:p text:style-name="Standard">That one is the jnani, who knows this and acts accordingly. Know him to</text:p>
      <text:p text:style-name="Standard">be the pundit who perceives and honors all beings as my manifestations,</text:p>
      <text:p text:style-name="Standard">be they holy men or outcasts, persecutors or protectors, the sun or a spark</text:p>
      <text:p text:style-name="Standard">of fire, a calm or a cruel person. Overlooking the ridicule of friends and</text:p>
      <text:p text:style-name="Standard">relatives, casting aside the sense of high and low on mere physical</text:p>
      <text:p text:style-name="Standard">considerations, throwing away all sense of pride, one should prostrate</text:p>
      <text:p text:style-name="Standard">before all beings, whether they be dogs, outcasts, cattle, or donkeys, seeing</text:p>
      <text:p text:style-name="Standard">all of them as manifestations of the Supreme Being. This is true jnana.”</text:p>
      <text:p text:style-name="Standard">Uddhava answered, “That is too difficult for me, O Lord, I see that what</text:p>
      <text:p text:style-name="Standard">you say is true, but the mind is weak, and I may not be able to put this</text:p>
      <text:p text:style-name="Standard">jnana into practice. Knowledge alone is not enough without the wisdom to</text:p>
      <text:p text:style-name="Standard">practice it. Teach me a simpler path.”</text:p>
      <text:p text:style-name="Standard">The blessed Lord replied, “Until the consciousness that all beings are my</text:p>
      <text:p text:style-name="Standard">manifestations has been assimilated by the mind, one should commune</text:p>
      <text:p text:style-name="Standard">with me through external worship and action. By doing this, a devotee</text:p>
      <text:p text:style-name="Standard">gains that knowledge by which he perceives everything as Brahman. Of all</text:p>
      <text:p text:style-name="Standard">methods of spiritual discipline, the best according to me is to practice</text:p>
      <text:p text:style-name="Standard">seeing my presence in everything, through the functioning of the three</text:p>
      <text:p text:style-name="Standard">instruments of the mind, speech, and action. This is the essence of the</text:p>
      <text:p text:style-name="Standard">Bhagavata Dharma, in which all actions are done as a dedication to me,</text:p>
      <text:p text:style-name="Standard">without expectation of their fruits. In this there is no waste of effort.</text:p>
      <text:p text:style-name="Standard">Unlike rites performed with desire for their benefits, which would end in</text:p>
      <text:p text:style-name="Standard">total failure if done improperly, in this path, every act serves to help one’s</text:p>
      <text:p text:style-name="Standard">spiritual evolution, if not in this birth, then in another. The basis of these</text:p>
      <text:p text:style-name="Standard">actions being spiritual, their effects are imperishable. Even mundane</text:p>
      <text:p text:style-name="Standard">actions like crying or running away, if done as a dedication to me, come to</text:p>
      <text:p text:style-name="Standard">have a spiritual potency. What need is there, then, to speak of those high</text:p>
      <text:p text:style-name="Standard">spiritual actions practiced consciously? To reach me, the immortal, with</text:p>
      <text:p text:style-name="Standard">the help of this mortal body is the wisdom of the wise and the skill of the</text:p>
      <text:p text:style-name="Standard">skillful. Thus, O Uddhava, do your work after having dedicated the fruits</text:p>
      <text:p text:style-name="Standard">of it to me, regardless of success or failure, for when you have dedicated it</text:p>
      <text:p text:style-name="Standard">to me, it is my duty to see that you get the just results. The best advocate</text:p>
      <text:p text:style-name="Standard">does not care whether his case is right or wrong. His duty is only to place</text:p>
      <text:p text:style-name="Standard">the facts before the judge. It is for the judge to pass judgment. Therefore,</text:p>
      <text:p text:style-name="Standard"><text:soft-page-break/>let me be the judge of your actions.”</text:p>
      <text:p text:style-name="Standard">Then, in answer to Uddhava’s question about devotional methods, the</text:p>
      <text:p text:style-name="Standard">Lord gave him an elaborate account of those practices that are open to all.</text:p>
      <text:p text:style-name="Standard">At the end he concluded, “These are the many ways in which I may be</text:p>
      <text:p text:style-name="Standard">worshipped, O Uddhava, but the safe rule is to offer everything to me, as I</text:p>
      <text:p text:style-name="Standard">have already told you. But if you still wish to offer something particular,</text:p>
      <text:p text:style-name="Standard">remember that whatever is offered with love I will gladly accept. Be it a</text:p>
      <text:p text:style-name="Standard">leaf, a flower, some fruit, or even water, if it is offered with love, I will be</text:p>
      <text:p text:style-name="Standard">immensely pleased. The best puja is that which is done without any</text:p>
      <text:p text:style-name="Standard">desires, for then I myself will decide what is best for the devotee. At the</text:p>
      <text:p text:style-name="Standard">end of the puja, you should renounce the sense of personal action and offer</text:p>
      <text:p text:style-name="Standard">your very soul, or atman, to me, and then the puja will purify you.”</text:p>
      <text:p text:style-name="Standard">Uddhava then asked, “What should I do if I am in the desert where not</text:p>
      <text:p text:style-name="Standard">even water is available? With what should I worship you then?”</text:p>
      <text:p text:style-name="Standard">The Lord smiled and said, “As long as the water in your eyes has not</text:p>
      <text:p text:style-name="Standard">dried up, my friend, do not fear. One drop from my devotee’s eyes is more</text:p>
      <text:p text:style-name="Standard">precious to me than the costliest diamond.”</text:p>
      <text:p text:style-name="Standard">Uddhava was overwhelmed when he heard this, and his eyes brimmed</text:p>
      <text:p text:style-name="Standard">with tears. For a few minutes, he could not utter a word. At last, he rallied</text:p>
      <text:p text:style-name="Standard">himself and asked still another question, not for himself but for the sake of</text:p>
      <text:p text:style-name="Standard">posterity.</text:p>
      <text:p text:style-name="Standard">“Even these things about which you have spoken may be too difficult for</text:p>
      <text:p text:style-name="Standard">me, O Master!” he whispered. “I may not be able to go on a pilgrimage, I</text:p>
      <text:p text:style-name="Standard">may not be able to offer daily worship to you. The Age of Kali is at hand,</text:p>
      <text:p text:style-name="Standard">and people have short memories and short lives and no time to accomplish</text:p>
      <text:p text:style-name="Standard">anything. Give me, then, a shortcut that will lead me to you.”</text:p>
      <text:p text:style-name="Standard">Krishna smiled tenderly at him and replied, “Until my advent, O</text:p>
      <text:p text:style-name="Standard">Uddhava, an immersion in the Ganga was supposed to eradicate all sins,</text:p>
      <text:p text:style-name="Standard">but now an immersion in the holy story of my life is enough to cleanse the</text:p>
      <text:p text:style-name="Standard">sins of a thousand lifetimes. The ones who listen to the story of my life,</text:p>
      <text:p text:style-name="Standard">who narrate it or explain it to others, will sanctify themselves as well as</text:p>
      <text:p text:style-name="Standard">their listeners. If even this is too difficult, O Uddhava, take a dip in the</text:p>
      <text:p text:style-name="Standard">flowing river of my names. The chanting of my name alone is enough to</text:p>
      <text:p text:style-name="Standard">attain liberation. My names are not difficult to learn like the Vedic</text:p>
      <text:p text:style-name="Standard">mantras, which are reserved for the favored few. They can be enjoyed and</text:p>
      <text:p text:style-name="Standard">repeated by anyone, regardless of birth or sex. Sweeter than honey is my</text:p>
      <text:p text:style-name="Standard">name, giving bliss to those who utter it, as well as those who hear it. It is</text:p>
      <text:p text:style-name="Standard">the ripe, juicy fruit of the Vedas. Like a calf following its mother, I myself</text:p>
      <text:p text:style-name="Standard">will follow the ones who call on my name, in order to see that no harm</text:p>
      <text:p text:style-name="Standard">comes to them. Thus listening to the tales of my life and chanting my</text:p>
      <text:p text:style-name="Standard">names, you will definitely be victorious over death itself. After studying</text:p>
      <text:p text:style-name="Standard">this discourse, there is nothing more for a spiritual aspirant to enquire</text:p>
      <text:p text:style-name="Standard">about and understand, just as after taking honey, there is nothing sweeter</text:p>
      <text:p text:style-name="Standard">for one to drink.”</text:p>
      <text:p text:style-name="Standard">Being thus instructed by the Lord, Uddhava stood speechless for a while,</text:p>
      <text:p text:style-name="Standard">conscious of the great blessing that the holy one had bestowed on him.</text:p>
      <text:p text:style-name="Standard">With great effort, he controlled his mind, which had been overpowered by</text:p>
      <text:p text:style-name="Standard">emotion. His voice choking with surging waves of love and his eyes</text:p>
      <text:p text:style-name="Standard">overflowing with tears, he said, “When you have departed from these</text:p>
      <text:p text:style-name="Standard">mortal coils, O Lord, where will I find you? Where will I seek for you?”</text:p>
      <text:p text:style-name="Standard">The holy one replied, “Go to my temples, O Uddhava! I will be residing</text:p>
      <text:p text:style-name="Standard">there. And if you are in any doubt as to where my temples are situated, I</text:p>
      <text:p text:style-name="Standard"><text:soft-page-break/>will tell you. My temples are in the hearts of my devotees. Therefore, go</text:p>
      <text:p text:style-name="Standard">where my devotees congregate. Wherever you hear my names chanted and</text:p>
      <text:p text:style-name="Standard">my stories recited, there will I also be. Therefore, seek me among my</text:p>
      <text:p text:style-name="Standard">devotees, for through them I will ever manifest myself in this world.”</text:p>
      <text:p text:style-name="Standard">Uddhava remained silent and speechless with grief at the thought of the</text:p>
      <text:p text:style-name="Standard">imminent parting. The Lord looked at him with infinite tenderness and</text:p>
      <text:p text:style-name="Standard">asked, “My beloved one, have I convinced you? Have you heard enough?</text:p>
      <text:p text:style-name="Standard">Are your doubts cleared?”</text:p>
      <text:p text:style-name="Standard">With sobs choking his voice and eyes brimming with tears, Uddhava</text:p>
      <text:p text:style-name="Standard">spoke, “O Supreme Preceptor! Your very proximity has removed my</text:p>
      <text:p text:style-name="Standard">delusion born of ignorance, just as a burning fire dispels the darkness,</text:p>
      <text:p text:style-name="Standard">cold, and fear of those who sit next to it. You have lighted the lamp of</text:p>
      <text:p text:style-name="Standard">knowledge in the dark recesses of my mind. You have ignited the</text:p>
      <text:p text:style-name="Standard">unquenchable flame of your Divine name in my heart. You have broken</text:p>
      <text:p text:style-name="Standard">asunder my strong bond of attachment to my kinsmen. You have</text:p>
      <text:p text:style-name="Standard">permeated my entire being so that nothing other than you exists for me</text:p>
      <text:p text:style-name="Standard">anymore. What can I offer you, who have given me my all? What gift can</text:p>
      <text:p text:style-name="Standard">I place before you, who are the giver of all gifts? Therefore do I place</text:p>
      <text:p text:style-name="Standard">myself as an offering at your lotus feet, O Lord. I have nothing else to give</text:p>
      <text:p text:style-name="Standard">you.” So saying, he prostrated full length before that soul of compassion,</text:p>
      <text:p text:style-name="Standard">and catching hold of his lotus feet, he cried out, “Prostrations to you, O</text:p>
      <text:p text:style-name="Standard">Master Yogi. I have surrendered at your lotus feet. I have no other refuge</text:p>
      <text:p text:style-name="Standard">but you. Bless me with deep and undying devotion to these, your feet.</text:p>
      <text:p text:style-name="Standard">Wherever I may wander, whatever I may do, let my mind run to you every</text:p>
      <text:p text:style-name="Standard">second, every minute, and feel for you that love that is eternal and</text:p>
      <text:p text:style-name="Standard">indestructible.”</text:p>
      <text:p text:style-name="Standard">Uddhava lay on the ground like a fallen log, unable to rise up, unable to</text:p>
      <text:p text:style-name="Standard">do anything but bathe the Lord’s feet with his tears. The holy one laid his</text:p>
      <text:p text:style-name="Standard">hands firmly on the bowed head and blessed him. He then gently helped</text:p>
      <text:p text:style-name="Standard">him to rise up and gave his final instruction to him. “O Uddhava, I direct</text:p>
      <text:p text:style-name="Standard">you to go to the famous place of pilgrimage in the Himalayas, known as</text:p>
      <text:p text:style-name="Standard">Badrikashrama, which is especially sanctified by my presence. There</text:p>
      <text:p text:style-name="Standard">flows the river Alakananda, the very sight of which is purifying. Wear</text:p>
      <text:p text:style-name="Standard">clothes made of bark, subsist on roots and fruits, live without caring for</text:p>
      <text:p text:style-name="Standard">the extremes of climate, and put up patiently with all the adverse</text:p>
      <text:p text:style-name="Standard">situations that might confront you. Free from all desire for worldly</text:p>
      <text:p text:style-name="Standard">enjoyments, ponder deeply in solitude over that which I have taught you.</text:p>
      <text:p text:style-name="Standard">With speech and thought ever absorbed in me, live according to the</text:p>
      <text:p text:style-name="Standard">dictates of the Bhagavata Dharma I have taught you, and you will quickly</text:p>
      <text:p text:style-name="Standard">pass through these material realms and attain my transcendental state.”</text:p>
      <text:p text:style-name="Standard">Instructed thus by that holy one, Uddhava circumambulated his dearest</text:p>
      <text:p text:style-name="Standard">master and placed his head once more at his feet. Though his mind had</text:p>
      <text:p text:style-name="Standard">transcended the three gunas, the thought of leaving his beloved master and</text:p>
      <text:p text:style-name="Standard">going to Badrinath produced such waves of agony in his heart that it</text:p>
      <text:p text:style-name="Standard">expressed itself in torrential tears, which flowed down his cheeks and</text:p>
      <text:p text:style-name="Standard">washed the Lord’s holy feet. With his mind stricken at the thought of the</text:p>
      <text:p text:style-name="Standard">imminent separation from his dearest Lord, he found it impossible to</text:p>
      <text:p text:style-name="Standard">move from that place and stood rooted to the spot, gazing piteously at that</text:p>
      <text:p text:style-name="Standard">well-loved face as if he could not bear to tear his gaze from it.</text:p>
      <text:p text:style-name="Standard">The Lord, understanding his predicament, spoke, “Dearer to me than my</text:p>
      <text:p text:style-name="Standard">sons, dearer to me than my wives are you, O Uddhava. For you are the</text:p>
      <text:p text:style-name="Standard">shining example of the jnana-bhakta. You have fettered me to yourself</text:p>
      <text:p text:style-name="Standard"><text:soft-page-break/>with the bonds of your intense love; yet the time has now come for our</text:p>
      <text:p text:style-name="Standard">bodies to part, for they are made of the five elements and must return to</text:p>
      <text:p text:style-name="Standard">them. So go, my faithful friend, and do as I have instructed you.”</text:p>
      <text:p text:style-name="Standard">Seeing Uddhava still reluctant, he continued, “In my previous</text:p>
      <text:p text:style-name="Standard">incarnation as Rama, when I had to part from my beloved brother, Bharata,</text:p>
      <text:p text:style-name="Standard">I gave him my footwear. Like you, he could not bear to be parted from me.</text:p>
      <text:p text:style-name="Standard">Now I will give them to you, my dear friend, for they have been attached</text:p>
      <text:p text:style-name="Standard">to my feet, the ultimate goal of all devotees. Take them, therefore, and</text:p>
      <text:p text:style-name="Standard">proceed to Badrikashrama, for I have no further use for them.”</text:p>
      <text:p text:style-name="Standard">Reverently, Uddhava accepted the precious gift. With tears streaming</text:p>
      <text:p text:style-name="Standard">from his eyes, he addressed them, “O divine paduka (sandals), do not think</text:p>
      <text:p text:style-name="Standard">too harshly of me for being the cause by which you have been forced to</text:p>
      <text:p text:style-name="Standard">separate from his lotus feet. Forgive me. Taste once more of the perfume</text:p>
      <text:p text:style-name="Standard">of those tender feet and then let us depart.”</text:p>
      <text:p text:style-name="Standard">So saying, he placed them once more tenderly beneath the Lord’s blessed</text:p>
      <text:p text:style-name="Standard">feet, and then holding them with great reverence on his head, he</text:p>
      <text:p text:style-name="Standard">circumambulated that Divine Presence once more. With eyes blinded by</text:p>
      <text:p text:style-name="Standard">tears, he tore himself away with many a backward glance. Only now did he</text:p>
      <text:p text:style-name="Standard">experience the bitter anguish suffered by the gopis of Vrindavana so many</text:p>
      <text:p text:style-name="Standard">years ago. When he turned around for the last time, he saw Krishna’s eyes</text:p>
      <text:p text:style-name="Standard">following him, and for the first time, he saw a glimmer of tears in those</text:p>
      <text:p text:style-name="Standard">lustrous orbs. He ran back and fell at his feet once more. The Lord said</text:p>
      <text:p text:style-name="Standard">nothing, but gently placed his foot on Uddhava’s bent head, and thus</text:p>
      <text:p text:style-name="Standard">passed on to him the supreme wisdom. Then tenderly the Lord lifted up</text:p>
      <text:p text:style-name="Standard">Uddhava’s face, placed his lips on his forehead, and gently turned him</text:p>
      <text:p text:style-name="Standard">round, toward the direction in which he had to go. Uddhava was filled with</text:p>
      <text:p text:style-name="Standard">an inexpressible joy, and he felt replete. At the end of the path, he turned</text:p>
      <text:p text:style-name="Standard">around and saw the Lord, shining from afar, and heard gentle music</text:p>
      <text:p text:style-name="Standard">playing in the air. Up in the sky, he saw celestial beings folding their palms</text:p>
      <text:p text:style-name="Standard">in adoration. An ineffable peace stole into his heart as the beatific vision</text:p>
      <text:p text:style-name="Standard">so filled his being that he felt as if there were no differences between him</text:p>
      <text:p text:style-name="Standard">and Krishna. The divine beings were singing hymns in praise of him as</text:p>
      <text:p text:style-name="Standard">well. Without any conscious volition, and without feeling the heavy</text:p>
      <text:p text:style-name="Standard">burden of his body, Uddhava, the great bhakta, proceeded northward and</text:p>
      <text:p text:style-name="Standard">reached the holy shrine of Badrikashrama in the Himalayas. There he</text:p>
      <text:p text:style-name="Standard">spent the rest of his days in the manner prescribed by his dear master and</text:p>
      <text:p text:style-name="Standard">thus attained to the eternal abode.</text:p>
      <text:p text:style-name="Standard">Repeatedly recalling that most wonderful form of Krishna,</text:p>
      <text:p text:style-name="Standard">I am filled with awe and I rejoice over and over again.</text:p>
      <text:p text:style-name="Standard">SRIMAD BHAGAVAD GITA</text:p>
      <text:p text:style-name="Standard">Hari Aum Tat Sat</text:p>
      <text:p text:style-name="Standard">Aum Vishvasmai Namaha!</text:p>
      <text:p text:style-name="Standard">33</text:p>
      <text:p text:style-name="Standard">The Death of the Deathless</text:p>
      <text:p text:style-name="Standard">Bhave bhave yada bhakti padayosthava jayathe,</text:p>
      <text:p text:style-name="Standard">Tada kurushva devesa, nathastvam no yatha prabho,</text:p>
      <text:p text:style-name="Standard">Namasamkeertanam yasya sarvapapavinashanam,</text:p>
      <text:p text:style-name="Standard">Pranami dukhashamanastwam namami Harim param!</text:p>
      <text:p text:style-name="Standard">O thou Lord and Master of all souls! Ordain that, however many</text:p>
      <text:p text:style-name="Standard">births we might have, we shall be endowed with devotion to your</text:p>
      <text:p text:style-name="Standard">feet. Salutations to that Supreme Hari, by chanting whose name</text:p>
      <text:p text:style-name="Standard">alone we will be freed from all sins, and by prostrating to whom</text:p>
      <text:p text:style-name="Standard"><text:soft-page-break/>alone we will be saved from all misery.</text:p>
      <text:p text:style-name="Standard">SRIMAD BHAGAVATAM</text:p>
      <text:p text:style-name="Standard">Having given his final advice to his dearest devotee, Uddhava, and through</text:p>
      <text:p text:style-name="Standard">him to all posterity, the Lord had accomplished all he had set out to do. He</text:p>
      <text:p text:style-name="Standard">waited calmly for the curtain to rise on the final act of the mighty drama</text:p>
      <text:p text:style-name="Standard">of his life divine.</text:p>
      <text:p text:style-name="Standard">Dwaraka seemed to be in the throes of some mortal cancer that was</text:p>
      <text:p text:style-name="Standard">gnawing at its vitals and depleting its strength slowly but surely. The</text:p>
      <text:p text:style-name="Standard">citizens were trembling with fear ever since the sages had been insulted,</text:p>
      <text:p text:style-name="Standard">and a nameless dread held them in thrall. The once joyous and prosperous</text:p>
      <text:p text:style-name="Standard">city seemed to have sunk into gloom.</text:p>
      <text:p text:style-name="Standard">Day after day, strong winds blew from the ocean, and many were the evil</text:p>
      <text:p text:style-name="Standard">portents that were seen. The streets swarmed with rats, pots showed</text:p>
      <text:p text:style-name="Standard">cracks, cranes were heard to hoot like owls and goats to howl like wolves.</text:p>
      <text:p text:style-name="Standard">Asses were born out of cows and donkeys out of elephants. Kittens were</text:p>
      <text:p text:style-name="Standard">fathered by dogs and mice by mongooses. The sun, as it rose and set over</text:p>
      <text:p text:style-name="Standard">the doomed city, seemed to be encircled with the headless bodies of men.</text:p>
      <text:p text:style-name="Standard">Then the Yadavas, in their dread of the destiny that seemed to be</text:p>
      <text:p text:style-name="Standard">inexorably approaching them, went to the Lord. Krishna was waiting for</text:p>
      <text:p text:style-name="Standard">them and knew that the time had come for the words of Gandhari, uttered</text:p>
      <text:p text:style-name="Standard">when she was burning with grief at the death of her hundred sons, to be</text:p>
      <text:p text:style-name="Standard">fulfilled. He did not attempt to turn aside the course of destiny but rather</text:p>
      <text:p text:style-name="Standard">set himself calmly and cheerfully to make the path of events easy. He sent</text:p>
      <text:p text:style-name="Standard">heralds through the city to command the people to make a pilgrimage to</text:p>
      <text:p text:style-name="Standard">the opposite seacoast, to the holy spot of Prabhasa, where the river</text:p>
      <text:p text:style-name="Standard">Saraswati is supposed to flow west. “Taking a purifying bath at Prabhasa,</text:p>
      <text:p text:style-name="Standard">and observing a fast there, we shall adore the gods and sages and perhaps</text:p>
      <text:p text:style-name="Standard">avert the danger,” he said.</text:p>
      <text:p text:style-name="Standard">All of them agreed to this proposal. They crossed the ocean in the boats</text:p>
      <text:p text:style-name="Standard">and traveled to Prabhasa in their chariots. They took all their provisions</text:p>
      <text:p text:style-name="Standard">with them, including a large store of wine and spirits. These had been</text:p>
      <text:p text:style-name="Standard">illicitly brewed, since the king had placed a ban on the making or drinking</text:p>
      <text:p text:style-name="Standard">of intoxicants. All types of costly viands and wines were carried by the</text:p>
      <text:p text:style-name="Standard">vast contingent of all the men of the city. Little did they realize as they set</text:p>
      <text:p text:style-name="Standard">out that they would never return. Only the Lord knew the character of the</text:p>
      <text:p text:style-name="Standard">hour and watched unmoved.</text:p>
      <text:p text:style-name="Standard">Having reached the coast, they went to the place of encampment in their</text:p>
      <text:p text:style-name="Standard">chariots and pitched their tents for a prolonged stay. As destiny had</text:p>
      <text:p text:style-name="Standard">ordained, the site chosen was close to the vast clump of erata grass, which</text:p>
      <text:p text:style-name="Standard">flourished like swords on the shore. For some weeks, they followed the</text:p>
      <text:p text:style-name="Standard">advice of the Lord and engaged themselves in many holy rites and in</text:p>
      <text:p text:style-name="Standard">worship of the gods and sages, but soon, impelled by fate, as it were, they</text:p>
      <text:p text:style-name="Standard">stopped their worship and fasting and started feasting and carousing.</text:p>
      <text:p text:style-name="Standard">Surreptitiously at first, and later with abandon, wine started to make its</text:p>
      <text:p text:style-name="Standard">appearance at the feasts and soon flowed like water at all the banquets.</text:p>
      <text:p text:style-name="Standard">The reason for their pilgrimage was forgotten in the exuberance of the</text:p>
      <text:p text:style-name="Standard">hour, and the shores echoed and reechoed with the strains of revelry and</text:p>
      <text:p text:style-name="Standard">music and laughter. Plays, tournaments, and feasts took the place of</text:p>
      <text:p text:style-name="Standard">worship, devotion, and prayers.</text:p>
      <text:p text:style-name="Standard">Deprived of discrimination, they started to imbibe heavier and heavier</text:p>
      <text:p text:style-name="Standard">doses of the heady, sweet wine called maireya. A fierce quarrel soon broke</text:p>
      <text:p text:style-name="Standard">out among those proud and haughty Yadava heroes, under the influence of</text:p>
      <text:p text:style-name="Standard"><text:soft-page-break/>the powerful drink, augmented by the deluding effect of the Lord’s</text:p>
      <text:p text:style-name="Standard">resolve. A spark will cause a conflagration, if the timber is dry. It began</text:p>
      <text:p text:style-name="Standard">with a word said in drunken jest, some indiscreet reminiscences of the war</text:p>
      <text:p text:style-name="Standard">that had been fought long hence. Satyaki and Kritavarma had been on</text:p>
      <text:p text:style-name="Standard">opposing sides, since the main Yadava army had been given to</text:p>
      <text:p text:style-name="Standard">Duryodhana, while a few of Krishna’s close friends, like Satyaki, had</text:p>
      <text:p text:style-name="Standard">chosen to fight with the Pandavas. Deluded by the liquor, Satyaki taunted</text:p>
      <text:p text:style-name="Standard">Kritavarma, “Will any Kshatriya attack and kill sleeping soldiers?” This</text:p>
      <text:p text:style-name="Standard">was a reference to Kritavarma’s blind following of Asvattama’s insane</text:p>
      <text:p text:style-name="Standard">orders to destroy the remaining army.</text:p>
      <text:p text:style-name="Standard">“How dare you taunt me, when you slaughtered the great Bhurisravas</text:p>
      <text:p text:style-name="Standard">when he was seated in yoga!” shouted the enraged Kritavarma.</text:p>
      <text:p text:style-name="Standard">Soon, the other Yadavas joined the fray, taking sides with one or the</text:p>
      <text:p text:style-name="Standard">other, and it was but a matter of moments before they proceeded from</text:p>
      <text:p text:style-name="Standard">words to blows. In a few moments, the scene of revelry had turned into a</text:p>
      <text:p text:style-name="Standard">field of slaughter. Kith and kin stood ranged against each other. Son killed</text:p>
      <text:p text:style-name="Standard">sire, and sire killed son. The Yadavas, having reached the day of their</text:p>
      <text:p text:style-name="Standard">doom, rushed upon death, like moths to the flame. Not one of them</text:p>
      <text:p text:style-name="Standard">thought of flight.</text:p>
      <text:p text:style-name="Standard">“Here’s the end of the coward who kills sleeping children,” said Satyaki</text:p>
      <text:p text:style-name="Standard">and fell upon Kritavarma and cut off his head.</text:p>
      <text:p text:style-name="Standard">Kritavarma’s supporters immediately fell upon Satyaki. Pradyumna</text:p>
      <text:p text:style-name="Standard">rushed to his defense, and in the ensuing fray, both were killed. Maddened</text:p>
      <text:p text:style-name="Standard">by liquor and driven by destiny, they were intent on killing one another</text:p>
      <text:p text:style-name="Standard">and fought with bows and arrows, swords and maces, spears and javelins.</text:p>
      <text:p text:style-name="Standard">With the banners of chariots, cavalry, and infantry fluttering, and seated on</text:p>
      <text:p text:style-name="Standard">various kinds of mounts like bulls, buffaloes, and donkeys, they</text:p>
      <text:p text:style-name="Standard">confronted one another like maddened elephants in the forest, causing</text:p>
      <text:p text:style-name="Standard">mutual destruction.</text:p>
      <text:p text:style-name="Standard">A prey to delusion, the great Yadava heroes fought with each other,</text:p>
      <text:p text:style-name="Standard">totally oblivious of their kinship. Sons with fathers, brothers with brothers,</text:p>
      <text:p text:style-name="Standard">uncles with nephews, grandfathers with grandsons, friends with friends,</text:p>
      <text:p text:style-name="Standard">and relatives with relatives, all intent on self-destruction. When their</text:p>
      <text:p text:style-name="Standard">weapons and arrows were exhausted, their bows broken and maces</text:p>
      <text:p text:style-name="Standard">shattered, they plucked the erata reeds with their bare fists. These became</text:p>
      <text:p text:style-name="Standard">hard as adamant in their hands, and they charged at each other’s throats,</text:p>
      <text:p text:style-name="Standard">armed with these swords of destiny. The Lord alone stood calmly in the</text:p>
      <text:p text:style-name="Standard">midst of the fray and watched in silence as his deluded kinsmen destroyed</text:p>
      <text:p text:style-name="Standard">one another. The maddened men now charged at him and Balarama too, so</text:p>
      <text:p text:style-name="Standard">the two of them picked up the swordlike reeds and used them to deadly</text:p>
      <text:p text:style-name="Standard">effect. Cursed by the holy men and deluded by the Lord’s maya, the flames</text:p>
      <text:p text:style-name="Standard">of their anger, ignited by a spark said in a jest, were enough to burn up the</text:p>
      <text:p text:style-name="Standard">entire race of the Yadavas. It was like a fire generated by the mutual</text:p>
      <text:p text:style-name="Standard">friction of the bamboo trees that consumes the entire grove.</text:p>
      <text:p text:style-name="Standard">The sound of the strife died away into silence as one by one the mighty</text:p>
      <text:p text:style-name="Standard">heroes fell, victims of their own wrath. The scene of revelry had changed</text:p>
      <text:p text:style-name="Standard">to a ghastly slaughterhouse. The strong and bright and beautiful Yadava</text:p>
      <text:p text:style-name="Standard">clan had come to an end. Balarama now sat on the shore lapped by the</text:p>
      <text:p text:style-name="Standard">white waves. He went into a trance, and a stream of light issued from his</text:p>
      <text:p text:style-name="Standard">forehead like a silver serpent and coiled its way up to the skies.</text:p>
      <text:p text:style-name="Standard">At Hastinapura, Arjuna suddenly felt as if Krishna were calling him.</text:p>
      <text:p text:style-name="Standard">When he lay down to sleep, he thought he saw the beauteous form of the</text:p>
      <text:p text:style-name="Standard"><text:soft-page-break/>Lord gently smiling at him.</text:p>
      <text:p text:style-name="Standard">The Lord said tenderly, “Arjuna, do you remember my telling you that</text:p>
      <text:p text:style-name="Standard">everything in this world is born to serve a purpose? This is the case even</text:p>
      <text:p text:style-name="Standard">with me. Arjuna, I have come to tell you that the purpose of my life has</text:p>
      <text:p text:style-name="Standard">been fulfilled. I’m going. Soon you will follow me.” So saying, the vision</text:p>
      <text:p text:style-name="Standard">vanished from his sight. Arjuna jumped up, pale and trembling, filled with</text:p>
      <text:p text:style-name="Standard">dread.</text:p>
      <text:p text:style-name="Standard">The Lord could have easily given up his breath in a yogic trance, as</text:p>
      <text:p text:style-name="Standard">Balarama had done, but he was playing the role of a man, and he had to act</text:p>
      <text:p text:style-name="Standard">in accordance with the rules of the game.</text:p>
      <text:p text:style-name="Standard">Knowing that the time for his own exit had come, he returned to the city</text:p>
      <text:p text:style-name="Standard">and called upon his father to assume the direction of affairs and keep the</text:p>
      <text:p text:style-name="Standard">women of the Vrishnis under his protection until the arrival of Arjuna</text:p>
      <text:p text:style-name="Standard">from Hastinapura. Krishna prostrated at his father’s feet and turned to</text:p>
      <text:p text:style-name="Standard">leave his presence. A loud wail of sorrow broke out from the women of his</text:p>
      <text:p text:style-name="Standard">household. Hearing this, the merciful Lord retraced his steps, and smiling</text:p>
      <text:p text:style-name="Standard">on them for the last time, he said gently, “Arjuna will come and take you</text:p>
      <text:p text:style-name="Standard">to Hastinapura. All your needs will be met by him.”</text:p>
      <text:p text:style-name="Standard">Saying this, he departed from the palace and made his way to the forest.</text:p>
      <text:p text:style-name="Standard">Never again was his form, as Krishna, seen in this world, which he had left</text:p>
      <text:p text:style-name="Standard">behind. Reaching the hidden depths of that dense forest, he sat silently</text:p>
      <text:p text:style-name="Standard">beneath an asvattha tree and established himself on a superconscious</text:p>
      <text:p text:style-name="Standard">plane. Restraining all his senses, he drew in his perceptions and steadied</text:p>
      <text:p text:style-name="Standard">his mind on the Supreme Brahman, his own self! Wrapped in the</text:p>
      <text:p text:style-name="Standard">impenetrable mantle of self-communion, his form was wonderful to</text:p>
      <text:p text:style-name="Standard">behold, illumining all the surroundings with his luster, like a fire without</text:p>
      <text:p text:style-name="Standard">heat or smoke. Blue like a rain cloud, shining like molten gold, sporting</text:p>
      <text:p text:style-name="Standard">the Shrivatsa, adorned with shining fish-marked earrings, girdle, diadem,</text:p>
      <text:p text:style-name="Standard">bracelets, anklets, and necklaces, his neck encircled by the vanamala, he</text:p>
      <text:p text:style-name="Standard">sat in a yogic trance, resting his lotus-pink left foot on his right thigh,</text:p>
      <text:p text:style-name="Standard">waiting for the last part of the prophecy to be fulfilled.</text:p>
      <text:p text:style-name="Standard">A hunter called Jara had the remaining piece of the iron pestle from the</text:p>
      <text:p text:style-name="Standard">fisherman and had made it into an arrowhead. In the gloom of the forest,</text:p>
      <text:p text:style-name="Standard">he mistook the holy foot of the Lord for the face of a deer and shot the</text:p>
      <text:p text:style-name="Standard">fateful arrow at it. Running up to retrieve his prey, he beheld the glowing</text:p>
      <text:p text:style-name="Standard">visage and knew him to be divine. Filled with remorse, he threw himself at</text:p>
      <text:p text:style-name="Standard">the Lord’s feet and burst into sobs. The Lord opened his lotus-petal eyes</text:p>
      <text:p text:style-name="Standard">for the last time, smiled upon his slayer, and blessed and comforted him.</text:p>
      <text:p text:style-name="Standard">The first liberation he had given in his avatara as Krishna had been to</text:p>
      <text:p text:style-name="Standard">Putana, the wicked witch who had come to kill the baby Krishna with her</text:p>
      <text:p text:style-name="Standard">poisoned-tipped breasts, and the last one was given to the poor hunter boy</text:p>
      <text:p text:style-name="Standard">who had shot him with a poison-tipped arrow. It is said that Jara had been</text:p>
      <text:p text:style-name="Standard">Vali in his previous birth, whom Sri Rama had shot from behind a tree.</text:p>
      <text:p text:style-name="Standard">Thus in this birth he was given a chance to retaliate. This time it was the</text:p>
      <text:p text:style-name="Standard">Lord who was the victim and Jara the one who shot him from behind the</text:p>
      <text:p text:style-name="Standard">tree!</text:p>
      <text:p text:style-name="Standard">Jara cried, “O Lord of Vaikuntha! Deign to pardon this misbegotten</text:p>
      <text:p text:style-name="Standard">wretch who has done this crime in ignorance. Kill me soon, hunter of wild</text:p>
      <text:p text:style-name="Standard">animals that I am, so that I may never more commit such terrible crimes!</text:p>
      <text:p text:style-name="Standard">Even the gods fail to understand the mystery of your creation. How then</text:p>
      <text:p text:style-name="Standard">can a most ignorant and humble hunter like me understand the purpose of</text:p>
      <text:p text:style-name="Standard">your divine lila?”</text:p>
      <text:p text:style-name="Standard"><text:soft-page-break/>The blessed Lord said, “O Jara! Do not entertain any fear. Arise and be</text:p>
      <text:p text:style-name="Standard">blessed, for it is only due to my own resolve that you had acted thus, and</text:p>
      <text:p text:style-name="Standard">you shall precede me to my divine abode of Vaikuntha. You shall go to that</text:p>
      <text:p text:style-name="Standard">world where men go, who have done great and noble deeds.”</text:p>
      <text:p text:style-name="Standard">Commanded by the Lord, Jara ascended the divine vehicle that had come</text:p>
      <text:p text:style-name="Standard">to fetch the Lord, and he, too, attained to the celestial abode.</text:p>
      <text:p text:style-name="Standard">The last one to see the Lord in his body as Krishna was Daruka, his</text:p>
      <text:p text:style-name="Standard">charioteer. By following the fragrance of his vanamala made of five wild</text:p>
      <text:p text:style-name="Standard">flowers leaves, he had traced him to the place where he was seated. He</text:p>
      <text:p text:style-name="Standard">beheld his Lord and master beneath the asvattha tree surrounded by his</text:p>
      <text:p text:style-name="Standard">luminous weapons, glowing with a divine radiance. At this sight, Daruka</text:p>
      <text:p text:style-name="Standard">rushed toward him, overflowing with love. Falling at his feet, he said,</text:p>
      <text:p text:style-name="Standard">“Having lost track of you, O Master, I have been wandering in the</text:p>
      <text:p text:style-name="Standard">wilderness like a lost soul, like one caught in the darkness of the night</text:p>
      <text:p text:style-name="Standard">after the moon has set. I have lost all sense of direction. I know not where</text:p>
      <text:p text:style-name="Standard">to go or what to do.”</text:p>
      <text:p text:style-name="Standard">The Lord said to him, “O Daruka! Proceed to Dwaraka and inform all</text:p>
      <text:p text:style-name="Standard">those who remain there that I have abandoned my earthly body. Tell</text:p>
      <text:p text:style-name="Standard">everyone to evacuate the city immediately; for seven days from now, it</text:p>
      <text:p text:style-name="Standard">will submerge in the ocean. All of them with their families, as well as my</text:p>
      <text:p text:style-name="Standard">parents and wives, should go to Hastinapura, under the protection of</text:p>
      <text:p text:style-name="Standard">Arjuna, who will come for them. After giving this message, you should</text:p>
      <text:p text:style-name="Standard">proceed straightaway to Hastinapura and tell Arjuna everything. Ask him</text:p>
      <text:p text:style-name="Standard">to accompany you back to Dwaraka and escort the women and children</text:p>
      <text:p text:style-name="Standard">back to Hastinapura. As for you, O charioteer, remember that I am the</text:p>
      <text:p text:style-name="Standard">Divine Charioteer seated in the heart of every human being. Follow the</text:p>
      <text:p text:style-name="Standard">Bhagavata Dharma that I have expounded. Knowing the whole universe to</text:p>
      <text:p text:style-name="Standard">be but an expression of my maya, leave the reins of your life in my hands</text:p>
      <text:p text:style-name="Standard">and remain at peace.”</text:p>
      <text:p text:style-name="Standard">Instructed thus by the Lord, Daruka circumambulated him again and</text:p>
      <text:p text:style-name="Standard">again and prostrated before him, placing his head under the lotus feet. He</text:p>
      <text:p text:style-name="Standard">returned sorrowfully to Dwaraka, as bid by his dear master. Then the sky</text:p>
      <text:p text:style-name="Standard">became filled with the celestials who had come to see the final act of the</text:p>
      <text:p text:style-name="Standard">drama of the Lord’s life in this world. Just as mysterious as the divine</text:p>
      <text:p text:style-name="Standard">birth is the divine death. Inexplicable is his maya, which brings into</text:p>
      <text:p text:style-name="Standard">existence that which is ever existent and once again gives an appearance of</text:p>
      <text:p text:style-name="Standard">having ceased to exist. Birth and death are but the two sides of the coin of</text:p>
      <text:p text:style-name="Standard">creation. They have no meaning when applied to the Creator.</text:p>
      <text:p text:style-name="Standard">As at the time of the advent, the sky was covered with a pearly light, the</text:p>
      <text:p text:style-name="Standard">air was filled with music, and the gods thronged to witness this unique</text:p>
      <text:p text:style-name="Standard">event. Beholding them who were but manifestations of his own power, Sri</text:p>
      <text:p text:style-name="Standard">Krishna’s wondrous eyes, filled with the knowledge of eternity, glowing</text:p>
      <text:p text:style-name="Standard">with a love that was boundless, overflowing with compassion for all</text:p>
      <text:p text:style-name="Standard">creation, closed gently, like a lotus closing its petals for the night. His</text:p>
      <text:p text:style-name="Standard">world-enthralling form, the most auspicious object for meditation, glowed</text:p>
      <text:p text:style-name="Standard">with an unearthly light and melted into the elements, before the wondering</text:p>
      <text:p text:style-name="Standard">eyes of the celestials.</text:p>
      <text:p text:style-name="Standard">Just as one beholding a flash of lightning speeding beyond the expanse</text:p>
      <text:p text:style-name="Standard">of clouds cannot trace its course, so the divinities failed to trace the Lord’s</text:p>
      <text:p text:style-name="Standard">path as he vanished from the earthly scene. Kettledrums boomed and</text:p>
      <text:p text:style-name="Standard">showers of flowers fell on the place where he had been sitting. As the gods</text:p>
      <text:p text:style-name="Standard">made salutations, the sages came and worshipped the spot where he had</text:p>
      <text:p text:style-name="Standard"><text:soft-page-break/>sat. They wondered at the fact that he, who had the power to create,</text:p>
      <text:p text:style-name="Standard">preserve, and dissolve this world, did not choose to allow his own body to</text:p>
      <text:p text:style-name="Standard">remain after the destruction of his clan. Perhaps he wanted to demonstrate</text:p>
      <text:p text:style-name="Standard">that this mortal body has no ultimate value, and the way of those</text:p>
      <text:p text:style-name="Standard">established in Brahman is to let it fall without regret, after it has served its</text:p>
      <text:p text:style-name="Standard">purpose.</text:p>
      <text:p text:style-name="Standard">Thus was the last scene enacted of that unique life. But though the bottle</text:p>
      <text:p text:style-name="Standard">might be broken, the perfume of the essence within can never be</text:p>
      <text:p text:style-name="Standard">destroyed. It lingers on for all eternity in the hearts of his devotees, for it</text:p>
      <text:p text:style-name="Standard">is the perfume of a life that was divine, the life of the infinite, eternal,</text:p>
      <text:p text:style-name="Standard">unborn one, the Lord Narayana himself, who took on the burden of this</text:p>
      <text:p text:style-name="Standard">mortal life, in order to bring joy and liberation to the countless generations</text:p>
      <text:p text:style-name="Standard">that have come after him. Aum Namo Narayanaya!</text:p>
      <text:p text:style-name="Standard">Having parted from Krishna, Daruka repaired to Dwaraka, prostrated</text:p>
      <text:p text:style-name="Standard">before Vasudeva and Ugrasena, and drenched their feet with his tears. He</text:p>
      <text:p text:style-name="Standard">then gave a full account of the total destruction of the Vrishnis. All of</text:p>
      <text:p text:style-name="Standard">them were stunned. Weeping and beating their breasts at the thought of the</text:p>
      <text:p text:style-name="Standard">Lord’s demise, they went to the place where their kith and kin were all</text:p>
      <text:p text:style-name="Standard">lying dead. Unable to bear the separation from their beloved sons, Devaki,</text:p>
      <text:p text:style-name="Standard">Rohini, and Vasudeva gave up their lives. Rukmini and several of the other</text:p>
      <text:p text:style-name="Standard">wives of Krishna entered into the flames of the funeral pyre, concentrating</text:p>
      <text:p text:style-name="Standard">their minds on the Lord alone.</text:p>
      <text:p text:style-name="Standard">Daruka hurried to Hastinapura and gave the news to Arjuna. He returned</text:p>
      <text:p text:style-name="Standard">with Arjuna, who was grief-stricken when he heard the news and witnessed</text:p>
      <text:p text:style-name="Standard">the scene of devastation. He attended to the proper obsequies of all. Seven</text:p>
      <text:p text:style-name="Standard">days after the Lord’s departure, the ocean swept away the last vestiges of</text:p>
      <text:p text:style-name="Standard">that once prosperous city of Dwaraka. Only a few people remained to tell</text:p>
      <text:p text:style-name="Standard">the tale. “The sea, which had been beating against the shores, suddenly</text:p>
      <text:p text:style-name="Standard">broke the boundary that was imposed on it by nature. The sea rushed into</text:p>
      <text:p text:style-name="Standard">the city. It coursed through the streets of the beautiful city.</text:p>
      <text:p text:style-name="Standard">“The sea covered up everything in the city. Arjuna saw the beautiful</text:p>
      <text:p text:style-name="Standard">buildings becoming submerged one by one. He took a last look at the</text:p>
      <text:p text:style-name="Standard">mansion of Krishna. In a matter of a few moments it was all over. The sea</text:p>
      <text:p text:style-name="Standard">had now become as placid as a lake. There was no trace of the beautiful</text:p>
      <text:p text:style-name="Standard">city, which had been the favorite haunt of all the Pandavas. Dwaraka was</text:p>
      <text:p text:style-name="Standard">just a name; just a memory” (description from the Mahabharata).</text:p>
      <text:p text:style-name="Standard">After this, he sorrowfully started his journey back to Hastinapura with</text:p>
      <text:p text:style-name="Standard">the remaining women and children.</text:p>
      <text:p text:style-name="Standard">In Hastinapura, Yudhishtira was already full of foreboding as he waited</text:p>
      <text:p text:style-name="Standard">for his brother to return, and when he saw Arjuna’s face, his deepest fears</text:p>
      <text:p text:style-name="Standard">were confirmed. With a trembling voice, he asked after the welfare of</text:p>
      <text:p text:style-name="Standard">their dear ones at Dwaraka.</text:p>
      <text:p text:style-name="Standard">For a few minutes Arjuna was unable to speak a word. At last, revolving</text:p>
      <text:p text:style-name="Standard">in his mind the Lord’s various acts of love and compassion toward him, he</text:p>
      <text:p text:style-name="Standard">began to speak in a voice choked with emotion. Recalling all his great acts</text:p>
      <text:p text:style-name="Standard">of skill, he came to the conclusion that none of them would have been</text:p>
      <text:p text:style-name="Standard">possible had it not been for the guiding hand of his dear Lord beside him.</text:p>
      <text:p text:style-name="Standard">“O King,” he said, “all those about whom you have made kind enquiries</text:p>
      <text:p text:style-name="Standard">are no longer in the land of the living. Only four or five of our friends are</text:p>
      <text:p text:style-name="Standard">surviving. Just as the body, even if it be of a dear person, becomes</text:p>
      <text:p text:style-name="Standard">repulsive when life has flown out of it, so also this world has become</text:p>
      <text:p text:style-name="Standard">repulsive to me, because my beloved friend has left it. My prowess, which</text:p>
      <text:p text:style-name="Standard"><text:soft-page-break/>was once the wonder of even the gods, has vanished, and my heart is</text:p>
      <text:p text:style-name="Standard">spiritless and weak because of the absence of that great one, my dearest</text:p>
      <text:p text:style-name="Standard">friend and well-wisher. You will not be able to believe this, but I have met</text:p>
      <text:p text:style-name="Standard">with defeat at the hands of a few wretched herdsmen as I was bringing the</text:p>
      <text:p text:style-name="Standard">women from Dwaraka, as he had wanted me to do. The same bow, the</text:p>
      <text:p text:style-name="Standard">same arrows, and I, the same warrior, before whom even heroes bowed in</text:p>
      <text:p text:style-name="Standard">submission. But today, alas, lacking the presence of the Lord behind me,</text:p>
      <text:p text:style-name="Standard">all of them have been reduced to utter futility, like sacrificial offerings</text:p>
      <text:p text:style-name="Standard">poured into ashes or seeds sown in a desert. Now I understand that it was</text:p>
      <text:p text:style-name="Standard">by his grace alone that I was able to do everything—to defeat the kings at</text:p>
      <text:p text:style-name="Standard">Draupadi’s swayamvara and to cross the limitless ocean of the Kaurava</text:p>
      <text:p text:style-name="Standard">armies. Sitting beside me as my charioteer and moving skillfully in front</text:p>
      <text:p text:style-name="Standard">of the enemy army made up of great warriors, like Bhishma, Drona, and</text:p>
      <text:p text:style-name="Standard">Karna, he took away their lives by a mere look. It was by his protection</text:p>
      <text:p text:style-name="Standard">alone that I was not even scratched by the mighty weapons hurled at me by</text:p>
      <text:p text:style-name="Standard">Karna, Salya, Jayadratha, and others. O King! My heart burns when I</text:p>
      <text:p text:style-name="Standard">recall how he used to joke with me, bathing me in his brilliant and</text:p>
      <text:p text:style-name="Standard">charming smile, how he gave me his immortal teaching on the battlefield,</text:p>
      <text:p text:style-name="Standard">and how he showed me his mighty cosmic form, which has rarely been</text:p>
      <text:p text:style-name="Standard">shown to others. How patiently he bore with my sarcastic and stupid</text:p>
      <text:p text:style-name="Standard">remarks! My only solace now is to remember that glorious advice he has</text:p>
      <text:p text:style-name="Standard">given me and try to follow it, but my heart is heavy indeed within me, and</text:p>
      <text:p text:style-name="Standard">I would fain depart from this world, which has lost all savor for me.”</text:p>
      <text:p text:style-name="Standard">Hearing this, Yudhishtira and the other Pandavas were also sunk in</text:p>
      <text:p text:style-name="Standard">gloom. They lost all interest in life and decided to prepare for their final</text:p>
      <text:p text:style-name="Standard">journey. It is said that the Kali Yuga, or the Iron Age, began from the day</text:p>
      <text:p text:style-name="Standard">that the Lord departed from this Earth. Yudhishtira made arrangements for</text:p>
      <text:p text:style-name="Standard">the continuation of the Yadava and Kuru dynasties and the well-being of</text:p>
      <text:p text:style-name="Standard">his people. At Mathura, he enthroned Vajra, the only surviving grandson of</text:p>
      <text:p text:style-name="Standard">Krishna, as the king of the Surasenas. Parikshit, the only surviving</text:p>
      <text:p text:style-name="Standard">grandson of the Pandavas, was now crowned emperor at Hastinapura, and</text:p>
      <text:p text:style-name="Standard">Subhadra and Yuyutsu were left to look after his interests, with Kripa as</text:p>
      <text:p text:style-name="Standard">his preceptor. Then the Pandavas, together with Draupadi, discarded their</text:p>
      <text:p text:style-name="Standard">royal insignia and clad themselves in deerskin and bark and left the city</text:p>
      <text:p text:style-name="Standard">without any regrets.</text:p>
      <text:p text:style-name="Standard">They proceeded first to Dwaraka and saw the city completely submerged</text:p>
      <text:p text:style-name="Standard">in water. It appeared to them as if the spirits of their friends were</text:p>
      <text:p text:style-name="Standard">beckoning to them from the water. Suddenly Agni, the god of fire,</text:p>
      <text:p text:style-name="Standard">appeared before them and said to Arjuna, “I obtained the Gandiva and the</text:p>
      <text:p text:style-name="Standard">quiver of arrows from Varuna, the lord of the waters. Return them,</text:p>
      <text:p text:style-name="Standard">therefore, to him, as their purpose has been served.”</text:p>
      <text:p text:style-name="Standard">Arjuna came forward and, standing on the shore, hurled far into the</text:p>
      <text:p text:style-name="Standard">ocean his priceless bow, the Gandiva, and the two inexhaustible quivers.</text:p>
      <text:p text:style-name="Standard">The ocean rose up with a roar and swallowed them up.</text:p>
      <text:p text:style-name="Standard">The Pandavas now decided to do a circumambulation of the holy land of</text:p>
      <text:p text:style-name="Standard">Bharatavarsha before retiring to the Himalayas to practice austerities in</text:p>
      <text:p text:style-name="Standard">the mountains and perhaps to meet Uddhava at Badrikashrama. So they</text:p>
      <text:p text:style-name="Standard">went to the extreme east, then traveled to the southern tip, then proceeded</text:p>
      <text:p text:style-name="Standard">northward along the western coast, thus circumambulating the entire holy</text:p>
      <text:p text:style-name="Standard">land, the birthplace of that holy one.</text:p>
      <text:p text:style-name="Standard">At last they reached the mighty Himalayas, the home of meditating</text:p>
      <text:p text:style-name="Standard">souls. There they saw the majestic snow peaks and beyond that, Meru, the</text:p>
      <text:p text:style-name="Standard"><text:soft-page-break/>mountain of the gods. At this stage, a wild-looking dog and a noble buffalo</text:p>
      <text:p text:style-name="Standard">joined the party. The buffalo was a form taken by Lord Shiva, and they</text:p>
      <text:p text:style-name="Standard">gave chase to him and eventually he allowed himself to be caught. The</text:p>
      <text:p text:style-name="Standard">animal came apart into five pieces in their hands. They threw the pieces in</text:p>
      <text:p text:style-name="Standard">different spots, and the places where they fell came to be known as the</text:p>
      <text:p text:style-name="Standard">Pancha Kedars, the five important Shiva temples in the Himalayas. Then</text:p>
      <text:p text:style-name="Standard">they proceeded to climb up toward Badrikashrama, where the Lord had</text:p>
      <text:p text:style-name="Standard">told Uddhava that he could be found. They walked in a single file, with</text:p>
      <text:p text:style-name="Standard">Draupadi bringing up the rear and the dog behind. As they journeyed on,</text:p>
      <text:p text:style-name="Standard">with faces set toward their goal beyond Badrikashrama, all the errors of</text:p>
      <text:p text:style-name="Standard">their lives began to bear fruit, and one by one they fell. The first to</text:p>
      <text:p text:style-name="Standard">collapse was Draupadi. Yudhishtira kept walking without faltering. The</text:p>
      <text:p text:style-name="Standard">others stood rooted, and Bhima asked his older brother why the faultless</text:p>
      <text:p text:style-name="Standard">Draupadi had to fall before they had reached heaven. Yudhishtira replied</text:p>
      <text:p text:style-name="Standard">that it was because she always had a partiality for Arjuna. A little later,</text:p>
      <text:p text:style-name="Standard">Sahadeva collapsed, and Yudhishtira explained to Bhima that he was too</text:p>
      <text:p text:style-name="Standard">vain of his wisdom. Then Nakula fell, and Yudhishtira said that he had</text:p>
      <text:p text:style-name="Standard">been too proud of his physical beauty. Then came Arjuna’s turn, and</text:p>
      <text:p text:style-name="Standard">Yudhishtira’s explanation was that he had been too conceited about his</text:p>
      <text:p text:style-name="Standard">valor. With his last ounce of waning strength, Bhima tried to keep pace</text:p>
      <text:p text:style-name="Standard">with his brother, but soon even he staggered and fell. Yudhishtira</text:p>
      <text:p text:style-name="Standard">explained that his weakness lay in his boasting about his physical strength</text:p>
      <text:p text:style-name="Standard">and his glaring fault had been gluttony. Hardly looking back, Yudhishtira</text:p>
      <text:p text:style-name="Standard">continued his painful steps forward, followed by the dog. Suddenly, there</text:p>
      <text:p text:style-name="Standard">was a deafening peal of thunder, and Indra appeared in his chariot. He</text:p>
      <text:p text:style-name="Standard">asked Yudhishtira why he had not stopped to render aid to his fallen wife</text:p>
      <text:p text:style-name="Standard">and brothers.</text:p>
      <text:p text:style-name="Standard">Yudhishtira replied, “One progressing toward perfection should not look</text:p>
      <text:p text:style-name="Standard">back with attachment at what is being naturally relinquished. This mortal</text:p>
      <text:p text:style-name="Standard">body is to be shed. The immortal self alone is to be realized. I am in the</text:p>
      <text:p text:style-name="Standard">search of that self and can no longer be detained by these mortal bodies.”</text:p>
      <text:p text:style-name="Standard">Indra spoke, “The immortal self of your brothers and your wife have</text:p>
      <text:p text:style-name="Standard">preceded you to heaven. But it is ordained that you shall have the unique</text:p>
      <text:p text:style-name="Standard">privilege of entering heaven in your physical form. Therefore, you may</text:p>
      <text:p text:style-name="Standard">ascend this chariot.”</text:p>
      <text:p text:style-name="Standard">As Yudhishtira got into the chariot, the faithful dog ran after him, but</text:p>
      <text:p text:style-name="Standard">Indra forbade it from entering the chariot and told Yudhishtira that there</text:p>
      <text:p text:style-name="Standard">was no place in heaven for a dog.</text:p>
      <text:p text:style-name="Standard">Yudhishtira replied, “If there is no place for it, there is no place for me</text:p>
      <text:p text:style-name="Standard">either. Never in this life will I desert one who has shown me devotion nor</text:p>
      <text:p text:style-name="Standard">one who has sought my protection, nor one who is too weak to protect</text:p>
      <text:p text:style-name="Standard">himself. Therefore, I would rather abandon heaven than abandon this poor</text:p>
      <text:p text:style-name="Standard">creature.”</text:p>
      <text:p text:style-name="Standard">Indra cajoled, “Wherefore, O King, are you so foolish? You have</text:p>
      <text:p text:style-name="Standard">renounced Draupadi and your brothers. Why should you not renounce this</text:p>
      <text:p text:style-name="Standard">dog?”</text:p>
      <text:p text:style-name="Standard">The king replied, “I did not abandon my brothers and my wife as long as</text:p>
      <text:p text:style-name="Standard">they were alive. I renounced only their corpses, which could not be</text:p>
      <text:p text:style-name="Standard">revived. It is against the code of dharma to abandon a dependent.</text:p>
      <text:p text:style-name="Standard">Therefore do I reject your heaven!”</text:p>
      <text:p text:style-name="Standard">As he finished speaking, the dog vanished, and in his place appeared the</text:p>
      <text:p text:style-name="Standard">radiant god of righteousness, Yamadharma, who was his father! “Hail, O</text:p>
      <text:p text:style-name="Standard"><text:soft-page-break/>Yudhishtira,” he said, “you have renounced the very abode of the celestials</text:p>
      <text:p text:style-name="Standard">on behalf of a dog! Verily there is none equal to you in heaven.”</text:p>
      <text:p text:style-name="Standard">Flowers rained from above on the head of this greatest of all mortals,</text:p>
      <text:p text:style-name="Standard">Yudhishtira the just, Yudhishtira the great, as he got into the car of glory</text:p>
      <text:p text:style-name="Standard">surrounded by the chariots of the gods, and ascended to heaven in his</text:p>
      <text:p text:style-name="Standard">mortal frame. Looking around him, he could see neither his brothers nor</text:p>
      <text:p text:style-name="Standard">his wife. Instead, he saw Duryodhana and his brothers looking resplendent</text:p>
      <text:p text:style-name="Standard">like suns. Turning to Indra he said, “I will not stay in this place, however</text:p>
      <text:p text:style-name="Standard">happy it may be. I must go where Draupadi and my brothers reside.”</text:p>
      <text:p text:style-name="Standard">He was now escorted to a dark and polluted region, infested with</text:p>
      <text:p text:style-name="Standard">stinging insects and beasts of prey. It was a place filled with dread. The</text:p>
      <text:p text:style-name="Standard">attendants of Indra who were escorting him now spoke, “Thus far and no</text:p>
      <text:p text:style-name="Standard">farther, O King, can we come with you. We have to go back, but you may</text:p>
      <text:p text:style-name="Standard">also return with us if you so wish.”</text:p>
      <text:p text:style-name="Standard">His mind stupefied with the noxious vapors and sunk in gloom, the king</text:p>
      <text:p text:style-name="Standard">stood, not knowing what to do. Just then, he heard the moaning voices of</text:p>
      <text:p text:style-name="Standard">his brothers and his wife, begging him to stay, since the very sight of his</text:p>
      <text:p text:style-name="Standard">blessed form brought relief to their tortured spirits.</text:p>
      <text:p text:style-name="Standard">The king pondered for a minute. “Duryodhana and the Kauravas in</text:p>
      <text:p text:style-name="Standard">heaven and my poor brothers in hell! What justice is there in the universe?</text:p>
      <text:p text:style-name="Standard">For this crime I shall abandon the very gods themselves! Go!” he said to</text:p>
      <text:p text:style-name="Standard">the guide. “Go to the gods who sent you, and tell them that Yudhishtira</text:p>
      <text:p text:style-name="Standard">will not return to that place of felicity. I shall abide here where my</text:p>
      <text:p text:style-name="Standard">brothers suffer and where my presence brings some measure of comfort to</text:p>
      <text:p text:style-name="Standard">them.”</text:p>
      <text:p text:style-name="Standard">The messenger bowed his head and swiftly passed out of sight. The king</text:p>
      <text:p text:style-name="Standard">stood alone in that vast and dreadful gloom, brooding over this strange</text:p>
      <text:p text:style-name="Standard">inversion of justice. Not more than a moment passed when a cool and</text:p>
      <text:p text:style-name="Standard">fragrant breeze began to blow, and the repulsive sights vanished.</text:p>
      <text:p text:style-name="Standard">Yudhishtira, raising his head, found himself surrounded by the radiant</text:p>
      <text:p text:style-name="Standard">beings of heaven.</text:p>
      <text:p text:style-name="Standard">“These torturous experiences, O King,” they said, “have ended. Now</text:p>
      <text:p text:style-name="Standard">ascend to your own place. Hell must be at least glimpsed by every king,</text:p>
      <text:p text:style-name="Standard">however noble he might be. Happy are they whose good deeds overpower</text:p>
      <text:p text:style-name="Standard">their bad, for then they suffer first for a short time and then enjoy. It is the</text:p>
      <text:p text:style-name="Standard">reverse for the wicked, who enjoy the benefits of their few good deeds first</text:p>
      <text:p text:style-name="Standard">and then are cast into hell for the duration of their stay in these regions.</text:p>
      <text:p text:style-name="Standard">The Kauravas will experience heaven for a short while, for the Lord had</text:p>
      <text:p text:style-name="Standard">promised Karna that all those who fell on the battlefield of Kurukshetra</text:p>
      <text:p text:style-name="Standard">would go to heaven. After this, they will have to suffer in hell for their</text:p>
      <text:p text:style-name="Standard">sins before attaining another birth. To you and your brothers, O</text:p>
      <text:p text:style-name="Standard">Yudhishtira, hell has been shown for only a short time. Come then, O royal</text:p>
      <text:p text:style-name="Standard">sage! Here is the heavenly Ganga. Take a plunge in its purifying waters</text:p>
      <text:p text:style-name="Standard">and cast off your human body, together with your grief. O thou of neverending</text:p>
      <text:p text:style-name="Standard">glory! Rise up and join the rest of your kinsmen and Draupadi in</text:p>
      <text:p text:style-name="Standard">those blessed regions where they already dwell.”</text:p>
      <text:p text:style-name="Standard">Thus ends the story of the Pandavas, who were so greatly loved by the</text:p>
      <text:p text:style-name="Standard">Lord that he was prepared to sacrifice his own integrity to save them from</text:p>
      <text:p text:style-name="Standard">infamy, himself shouldering the blame for all the adharmic acts of the</text:p>
      <text:p text:style-name="Standard">Mahabharata war so as to safeguard them who had surrendered their all to</text:p>
      <text:p text:style-name="Standard">him. Though tested to the utmost both in heaven and on Earth, the</text:p>
      <text:p text:style-name="Standard">Pandavas transcended the frailties of their humanity and rose to the</text:p>
      <text:p text:style-name="Standard"><text:soft-page-break/>sublime heights of their divinity due to his grace alone, thus providing a</text:p>
      <text:p text:style-name="Standard">unique lesson, inspiring the generations to follow in times to come.</text:p>
      <text:p text:style-name="Standard">The nectar of your sin-effacing utterances brings life and hope to</text:p>
      <text:p text:style-name="Standard">those scorched by misery. They are extolled by wise sages, and the</text:p>
      <text:p text:style-name="Standard">mere listening to them would bestow auspiciousness on all—they</text:p>
      <text:p text:style-name="Standard">confer every prosperity. Those who spread them are verily</text:p>
      <text:p text:style-name="Standard">magnanimous, for they give that which is completely satisfying to</text:p>
      <text:p text:style-name="Standard">their listeners.</text:p>
      <text:p text:style-name="Standard">SRIMAD BHAGAVATAM</text:p>
      <text:p text:style-name="Standard">Hari Aum Tat Sat</text:p>
      <text:p text:style-name="Standard">Aum Lila Manushavigrahaya Namaha!</text:p>
      <text:p text:style-name="Standard">EPILOGUE</text:p>
      <text:p text:style-name="Standard">Lila—The Cosmic Play</text:p>
      <text:p text:style-name="Standard">Yo leelalasya samlagno,</text:p>
      <text:p text:style-name="Standard">Gatho alolopi lolatham,</text:p>
      <text:p text:style-name="Standard">Tam leelavapusham baalam,</text:p>
      <text:p text:style-name="Standard">Vande leelartha siddhaye.</text:p>
      <text:p text:style-name="Standard">I bow to the playful form of that child who has incarnated himself</text:p>
      <text:p text:style-name="Standard">to fulfill the cosmic purpose and who, though completely</text:p>
      <text:p text:style-name="Standard">uninvolved, gives the appearance of being totally involved in the</text:p>
      <text:p text:style-name="Standard">dance-drama of his own creation.</text:p>
      <text:p text:style-name="Standard">Why does the Brahman, the immutable, the eternal, the ineffable, manifest</text:p>
      <text:p text:style-name="Standard">himself? Why and how does the nondual become dual? Advaita proclaims</text:p>
      <text:p text:style-name="Standard">that duality is only an illusion. All is maya. Brahman alone exists. That</text:p>
      <text:p text:style-name="Standard">alone is nitya (eternal). All else is mithya (transitory). Once That is</text:p>
      <text:p text:style-name="Standard">realized, the world of dualities will cease to exist.</text:p>
      <text:p text:style-name="Standard">The Puranas, however, give a sweeter explanation. Lord Narayana is the</text:p>
      <text:p text:style-name="Standard">Uttama Purusha (supreme person), equivalent to Brahman, and this</text:p>
      <text:p text:style-name="Standard">creation is his lila, his play, the cosmic game. He is pictured as lying on</text:p>
      <text:p text:style-name="Standard">his serpent couch, with his consort Lakshmi sitting at his feet, with eyes</text:p>
      <text:p text:style-name="Standard">half closed, immersed in bliss. From this abode of peace, he decides to</text:p>
      <text:p text:style-name="Standard">incarnate himself in order to enjoy his own creation. He takes on many</text:p>
      <text:p text:style-name="Standard">incarnations, but his incarnation as Krishna is the exciting climax—a burst</text:p>
      <text:p text:style-name="Standard">of joyful laughter, as it were, exploring the frailties and beauties of his</text:p>
      <text:p text:style-name="Standard">own creation, admiring its grandeur, plumbing the heights and depths of</text:p>
      <text:p text:style-name="Standard">its meaning, sometimes flouting his own laws and sometime obeying, for</text:p>
      <text:p text:style-name="Standard">he is the Purushottama, the Supreme Being, who possesses both the</text:p>
      <text:p text:style-name="Standard">immutable unity and the mobile multiplicity. Lord Narayana is satchitananda</text:p>
      <text:p text:style-name="Standard">(existence-knowledge-bliss), and his incarnation as Krishna is</text:p>
      <text:p text:style-name="Standard">the expression of his ananda, or bliss. Because of it, all creation is</text:p>
      <text:p text:style-name="Standard">possible— because of his play, his delight, and his sweetness. Krishna is</text:p>
      <text:p text:style-name="Standard">the incarnate divinity of love. He is the essence of the love of the Divine</text:p>
      <text:p text:style-name="Standard">for the Divine; for the jiva is also divine, and only the Divine is capable of</text:p>
      <text:p text:style-name="Standard">loving the Divine with a love that is also divine. Krishna is the Supreme’s</text:p>
      <text:p text:style-name="Standard">eternal, infinite, immortal self-play, self-issuing, self-manifesting, and</text:p>
      <text:p text:style-name="Standard">self-finding. The blue boy of Vrindavana is the Lord descended into the</text:p>
      <text:p text:style-name="Standard">world-play from the divine ananda. The call of his flute seeks to transform</text:p>
      <text:p text:style-name="Standard">the lower, ignorant drama of mortal life into this divine ananda. Those</text:p>
      <text:p text:style-name="Standard">who are deaf to this enchanting call of love may be forced to listen to the</text:p>
      <text:p text:style-name="Standard">crack of the whip at Kurukshetra, but to the seer, that is only another</text:p>
      <text:p text:style-name="Standard">aspect of his love. If he appears to break the established human molds, it is</text:p>
      <text:p text:style-name="Standard">only to create new molds from higher planes, and for this, he has to shock</text:p>
      <text:p text:style-name="Standard"><text:soft-page-break/>the sleeping mind of humanity in order to change, liberate, and divinize it.</text:p>
      <text:p text:style-name="Standard">He is perfect love and perfect beauty, giving rise to perfect delight—the</text:p>
      <text:p text:style-name="Standard">complete revelation of sat-chit-ananda in a mortal frame.</text:p>
      <text:p text:style-name="Standard">If this is Krishna, then what about the jivas? Why and how did they</text:p>
      <text:p text:style-name="Standard">manifest? Are they not divine and therefore part of the game? Why, then,</text:p>
      <text:p text:style-name="Standard">do they not realize that it is a game? Why do they have to suffer and sin</text:p>
      <text:p text:style-name="Standard">and laugh and cry? Why does the beggar not realize that he is in truth the</text:p>
      <text:p text:style-name="Standard">divinity, clothed in tatters? The Puranas declare that the whole of life is</text:p>
      <text:p text:style-name="Standard">indeed the lila of the Lord, in which he himself is the hero and the villain,</text:p>
      <text:p text:style-name="Standard">the actor and the audience, the director and the producer, the song and the</text:p>
      <text:p text:style-name="Standard">silence, and even the very stage on which the drama is enacted. It is by a</text:p>
      <text:p text:style-name="Standard">large mobilization of his Prakriti, his energy, his will and power, that he</text:p>
      <text:p text:style-name="Standard">manifests himself in all this multiplicity. But then the question arises as to</text:p>
      <text:p text:style-name="Standard">why he allows himself to get caught in the web of his own creation? Can</text:p>
      <text:p text:style-name="Standard">the spider be trapped in its own web? The explanation is simple. The best</text:p>
      <text:p text:style-name="Standard">actors are those who can completely immerse their private lives in the</text:p>
      <text:p text:style-name="Standard">personality of the character they are portraying. So also in the cosmic</text:p>
      <text:p text:style-name="Standard">drama, the supreme actor has to forget his true nature and allow himself to</text:p>
      <text:p text:style-name="Standard">be caught in the web of his own maya, if he is to completely and</text:p>
      <text:p text:style-name="Standard">satisfyingly enact the different roles. He becomes the king on the throne</text:p>
      <text:p text:style-name="Standard">and the beggar in the street, the murderer about to be hung and the victim</text:p>
      <text:p text:style-name="Standard">lying in a pool of blood, as well as the judge pronouncing judgment in the</text:p>
      <text:p text:style-name="Standard">court. He is the solo actor, the sole enjoyer, the only experiencer, oblivious</text:p>
      <text:p text:style-name="Standard">of his divine origin, submerged in the role. He is playing—laughing,</text:p>
      <text:p text:style-name="Standard">crying, dancing, singing, living, and dying.</text:p>
      <text:p text:style-name="Standard">The avatara comes to free the jiva from this complicated web of divine</text:p>
      <text:p text:style-name="Standard">origin and enable it to realize its own nature. Fortunate are those who</text:p>
      <text:p text:style-name="Standard">happen to catch the lilting strains of his sweet music emanating from his</text:p>
      <text:p text:style-name="Standard">magic flute. For them, the mundane world ceases to charm, and like the</text:p>
      <text:p text:style-name="Standard">gopis of Vrindavana, they run in rapture to that enchanter in the forest,</text:p>
      <text:p text:style-name="Standard">forgetting everything, spellbound by the form of that Lord of love and</text:p>
      <text:p text:style-name="Standard">beauty—Shyamasundara-Manamohana-Vanamali! Advaita seeks for the</text:p>
      <text:p text:style-name="Standard">indefinable existence, beyond personalities, but the devotee of Krishna</text:p>
      <text:p text:style-name="Standard">sees in him that indefinable personality. By adoring him and by union with</text:p>
      <text:p text:style-name="Standard">him, the jiva can come to enjoy its own divine status. This is the promise</text:p>
      <text:p text:style-name="Standard">made by him to Uddhava and Arjuna. Only then does the beggar realize</text:p>
      <text:p text:style-name="Standard">that he was, in truth, the king who had taken on the role of the mendicant.</text:p>
      <text:p text:style-name="Standard">Then, the cosmic drama comes to a close, the curtain falls, and the actordirector-</text:p>
      <text:p text:style-name="Standard">audience remains in blissful, enraptured consciousness of himself</text:p>
      <text:p text:style-name="Standard">as sat, chit, and ananda.</text:p>
      <text:p text:style-name="Standard">This is the cosmic play—the play of God—inexplicable, tantalizing</text:p>
      <text:p text:style-name="Standard">adorable.</text:p>
      <text:p text:style-name="Standard">Samarpanam at the lotus feet of Vanamali—the producer and director</text:p>
      <text:p text:style-name="Standard">and sole actor of the whole drama.</text:p>
      <text:p text:style-name="Standard">Hari Aum Tat Sat</text:p>
      <text:p text:style-name="Standard">APPENDIX ONE</text:p>
      <text:p text:style-name="Standard">Alphabetical List of Mantras</text:p>
      <text:p text:style-name="Standard">The mantras that open and close every chapter of this book have been</text:p>
      <text:p text:style-name="Standard">listed here in alphabetical order to facilitate location of their translations.</text:p>
      <text:p text:style-name="Standard">Aum Achyuthaya Namaha! Obeisance to the one who never falls from</text:p>
      <text:p text:style-name="Standard">his true nature</text:p>
      <text:p text:style-name="Standard">Aum Sri Anandaya</text:p>
      <text:p text:style-name="Standard"><text:soft-page-break/>Namaha!</text:p>
      <text:p text:style-name="Standard">Obeisance to the one who is pure bliss</text:p>
      <text:p text:style-name="Standard">Aum Anantanaamaya</text:p>
      <text:p text:style-name="Standard">Namaha!</text:p>
      <text:p text:style-name="Standard">Obeisance to the one with infinite names</text:p>
      <text:p text:style-name="Standard">Aum Anantarupaya</text:p>
      <text:p text:style-name="Standard">Namaha!</text:p>
      <text:p text:style-name="Standard">Obeisance to the one with infinite forms</text:p>
      <text:p text:style-name="Standard">Aum Sri Balagopalaya</text:p>
      <text:p text:style-name="Standard">Namaha!</text:p>
      <text:p text:style-name="Standard">Obeisance to baby Krishna</text:p>
      <text:p text:style-name="Standard">Aum Bhagavathaye</text:p>
      <text:p text:style-name="Standard">Namaha!</text:p>
      <text:p text:style-name="Standard">Obeisance to the blessed one</text:p>
      <text:p text:style-name="Standard">Aum Bhaktavalsalaya</text:p>
      <text:p text:style-name="Standard">Namaha!</text:p>
      <text:p text:style-name="Standard">Obeisance to the lover of his devotees</text:p>
      <text:p text:style-name="Standard">Aum Bharthaya Namaha! Obeisance to the one who governs all</text:p>
      <text:p text:style-name="Standard">beings</text:p>
      <text:p text:style-name="Standard">Aum</text:p>
      <text:p text:style-name="Standard">Bhishmamuktipradayakaya</text:p>
      <text:p text:style-name="Standard">Namaha!</text:p>
      <text:p text:style-name="Standard">Obeisance to him who granted liberationto</text:p>
      <text:p text:style-name="Standard">Bhishma</text:p>
      <text:p text:style-name="Standard">Aum Damodaraya Namaha! Obeisance to the one with a rope</text:p>
      <text:p text:style-name="Standard">aroundhis waist</text:p>
      <text:p text:style-name="Standard">Aum Dharmakrite Namaha! Obeisance to him who is the foundation of</text:p>
      <text:p text:style-name="Standard">righteousness</text:p>
      <text:p text:style-name="Standard">Aum Dwarakanathaya</text:p>
      <text:p text:style-name="Standard">Namaha!</text:p>
      <text:p text:style-name="Standard">Obeisance to the Lord of Dwaraka</text:p>
      <text:p text:style-name="Standard">Aum Ganeshaya Namaha Salutations to Lord Ganesha</text:p>
      <text:p text:style-name="Standard">Aum Gopalaya Namaha! Obeisance to the cowherd boy</text:p>
      <text:p text:style-name="Standard">Aum Gopathaye Namaha! Obeisance to the husband of Earth</text:p>
      <text:p text:style-name="Standard">Aum Govindaya Namaha! Obeisance to the protector of all living</text:p>
      <text:p text:style-name="Standard">beings</text:p>
      <text:p text:style-name="Standard">Aum Sri Gurave Namaha! Obeisance to the guru</text:p>
      <text:p text:style-name="Standard">Aum Haraya Namaha! Obeisance to him who destroys all sins</text:p>
      <text:p text:style-name="Standard">Aum Hrishikeshaya</text:p>
      <text:p text:style-name="Standard">Namaha!</text:p>
      <text:p text:style-name="Standard">Obeisance to the Lord of the senses</text:p>
      <text:p text:style-name="Standard">Aum Jagadeeshvaraya</text:p>
      <text:p text:style-name="Standard">Namaha!</text:p>
      <text:p text:style-name="Standard">Obeisance to the God of the universe</text:p>
      <text:p text:style-name="Standard">Aum Jagannathaya</text:p>
      <text:p text:style-name="Standard">Namaha!</text:p>
      <text:p text:style-name="Standard">Obeisance to the Lord of the universe</text:p>
      <text:p text:style-name="Standard">Aum Jagatgurave Namaha! Obeisance to the preceptor of the universe</text:p>
      <text:p text:style-name="Standard">Aum Janardanaya Namaha! Obeisance to the one who removes the</text:p>
      <text:p text:style-name="Standard">evils of birth and death</text:p>
      <text:p text:style-name="Standard">Aum Kaalatmane Namaha! Obeisance to the spirit of time</text:p>
      <text:p text:style-name="Standard">Aum Kamalanathaya</text:p>
      <text:p text:style-name="Standard"><text:soft-page-break/>Namaha!</text:p>
      <text:p text:style-name="Standard">Obeisance to the husband of Lakshmi</text:p>
      <text:p text:style-name="Standard">Aum Sri Krishnaya</text:p>
      <text:p text:style-name="Standard">Paramatmane Namaha!</text:p>
      <text:p text:style-name="Standard">Obeisance to Krishna, the Supreme Soul</text:p>
      <text:p text:style-name="Standard">Aum Lila</text:p>
      <text:p text:style-name="Standard">Manushavigrahaya</text:p>
      <text:p text:style-name="Standard">Namaha!</text:p>
      <text:p text:style-name="Standard">Obeisance to him who has taken a form</text:p>
      <text:p text:style-name="Standard">for sport</text:p>
      <text:p text:style-name="Standard">Aum Madhavaya Namaha! Obeisance to the Lord of all knowledge</text:p>
      <text:p text:style-name="Standard">Aum Mathuranathaya</text:p>
      <text:p text:style-name="Standard">Namaha!</text:p>
      <text:p text:style-name="Standard">Obeisance to the Lord of Mathura</text:p>
      <text:p text:style-name="Standard">Aum Mukundaya Namaha! Obeisance to the giver of liberation</text:p>
      <text:p text:style-name="Standard">Aum Namashivaya Salutations to Lord Shiva</text:p>
      <text:p text:style-name="Standard">Aum Nandakumaraya</text:p>
      <text:p text:style-name="Standard">Namaha!</text:p>
      <text:p text:style-name="Standard">Obeisance to the son of Nanda</text:p>
      <text:p text:style-name="Standard">Aum Narayanaya Namaha! Obeisance to him who is the final refuge</text:p>
      <text:p text:style-name="Standard">Aum Navaneethanadaya</text:p>
      <text:p text:style-name="Standard">Namaha!</text:p>
      <text:p text:style-name="Standard">Obeisance to the one who plays with</text:p>
      <text:p text:style-name="Standard">butter</text:p>
      <text:p text:style-name="Standard">Aum Nirvanaya Namaha! Obeisance to the ever liberated one</text:p>
      <text:p text:style-name="Standard">Aum Parthasarathaye</text:p>
      <text:p text:style-name="Standard">Namaha!</text:p>
      <text:p text:style-name="Standard">Obeisance to the charioteer of Arjuna</text:p>
      <text:p text:style-name="Standard">Aum Purushottamaya</text:p>
      <text:p text:style-name="Standard">Namaha!</text:p>
      <text:p text:style-name="Standard">Obeisance to the Supreme Person</text:p>
      <text:p text:style-name="Standard">Aum Sarvapaalakaaya</text:p>
      <text:p text:style-name="Standard">Namaha!</text:p>
      <text:p text:style-name="Standard">Obeisance to the one who looks after all</text:p>
      <text:p text:style-name="Standard">creation</text:p>
      <text:p text:style-name="Standard">Aum Sarveshvaraya</text:p>
      <text:p text:style-name="Standard">Namaha!</text:p>
      <text:p text:style-name="Standard">Obeisance to the Lord of Lords</text:p>
      <text:p text:style-name="Standard">Aum Satchidanandaya</text:p>
      <text:p text:style-name="Standard">Namaha!</text:p>
      <text:p text:style-name="Standard">Obeisance to him who is existenceknowledge-</text:p>
      <text:p text:style-name="Standard">bliss</text:p>
      <text:p text:style-name="Standard">Aum Satthwatham Pathaye</text:p>
      <text:p text:style-name="Standard">Namaha!</text:p>
      <text:p text:style-name="Standard">Obeisance to the Lord of the Sattwathas</text:p>
      <text:p text:style-name="Standard">Aum Sri Shukabrahmarishe</text:p>
      <text:p text:style-name="Standard">Namaha!</text:p>
      <text:p text:style-name="Standard">Obeisance to the sage Shuka</text:p>
      <text:p text:style-name="Standard">Aum Shyamasundaraya</text:p>
      <text:p text:style-name="Standard">Namaha!</text:p>
      <text:p text:style-name="Standard">Obeisance to the handsome dark one</text:p>
      <text:p text:style-name="Standard">Aum Sri Krishna</text:p>
      <text:p text:style-name="Standard"><text:soft-page-break/>Dwaipayanaya Namaha!</text:p>
      <text:p text:style-name="Standard">Obeisance to the sage Vyasa</text:p>
      <text:p text:style-name="Standard">Aum Sri Krishnaya</text:p>
      <text:p text:style-name="Standard">Namaha!</text:p>
      <text:p text:style-name="Standard">Obeisance to Lord Krishna</text:p>
      <text:p text:style-name="Standard">Aum Sri Krishnaya</text:p>
      <text:p text:style-name="Standard">Parabrahmane Namaha!</text:p>
      <text:p text:style-name="Standard">Obeisance to Lord Krishna, the Supreme</text:p>
      <text:p text:style-name="Standard">Brahman</text:p>
      <text:p text:style-name="Standard">Aum Srinivasaya Namaha! Obeisance to the abode of auspiciousness</text:p>
      <text:p text:style-name="Standard">Aum Sri Obeisance to the one who is adorned with</text:p>
      <text:p text:style-name="Standard">Tulasidhamabhushanaya</text:p>
      <text:p text:style-name="Standard">Namaha!</text:p>
      <text:p text:style-name="Standard">a garland of tulsi leaves</text:p>
      <text:p text:style-name="Standard">Aum Vaasudevaya Namaha! Obeisance to the one who resides in all</text:p>
      <text:p text:style-name="Standard">beings</text:p>
      <text:p text:style-name="Standard">Aum Vande Mataram Hail to the Motherland</text:p>
      <text:p text:style-name="Standard">Aum Vanamaline Namaha! Obeisance to the one who wears a garland</text:p>
      <text:p text:style-name="Standard">of wildflowers</text:p>
      <text:p text:style-name="Standard">Aum Venunadasharadaya</text:p>
      <text:p text:style-name="Standard">Namaha!</text:p>
      <text:p text:style-name="Standard">Obeisance to the one who is an expert</text:p>
      <text:p text:style-name="Standard">flautist</text:p>
      <text:p text:style-name="Standard">Aum Vishnave Namaha! Obeisance to Vishnu, the all-pervading</text:p>
      <text:p text:style-name="Standard">one</text:p>
      <text:p text:style-name="Standard">Aum Vishvasmai Namaha! Obeisance to him in whom the universe is</text:p>
      <text:p text:style-name="Standard">established</text:p>
      <text:p text:style-name="Standard">Aum Yogeeshwaraya</text:p>
      <text:p text:style-name="Standard">Namaha!</text:p>
      <text:p text:style-name="Standard">Obeisance to the Lord of yogis</text:p>
      <text:p text:style-name="Standard">Hari Aum Tat Sat Everything is the will of the Supreme Hari</text:p>
      <text:p text:style-name="Standard">(Krishna)</text:p>
      <text:p text:style-name="Standard">APPENDIX TWO</text:p>
      <text:p text:style-name="Standard">List of Characters</text:p>
      <text:p text:style-name="Standard">Abhimanyu Arjuna’s son by Subhadra</text:p>
      <text:p text:style-name="Standard">Achyuta A Name of Vishnu/Krishna</text:p>
      <text:p text:style-name="Standard">Adhiratha Karna’s foster father</text:p>
      <text:p text:style-name="Standard">Adishesha Name of the serpent on which Lord Vishnu reclines</text:p>
      <text:p text:style-name="Standard">Aditi Indra’s mother, mother of the gods</text:p>
      <text:p text:style-name="Standard">Aditya Name of the sun</text:p>
      <text:p text:style-name="Standard">Agha Demon in the form of a python</text:p>
      <text:p text:style-name="Standard">Agni God of fire</text:p>
      <text:p text:style-name="Standard">Ajatashatru Literally, “one without enemies”; a name of</text:p>
      <text:p text:style-name="Standard">Yudhishtira</text:p>
      <text:p text:style-name="Standard">Akrura Krishna’s uncle</text:p>
      <text:p text:style-name="Standard">Amba Princess of Kashi, who reincarnated as Shikhandin</text:p>
      <text:p text:style-name="Standard">Ambalika Princess of Kashi, married to Vichitravirya</text:p>
      <text:p text:style-name="Standard">Ambika Princess of Kashi, mother of Dritarashtra</text:p>
      <text:p text:style-name="Standard">Aniruddha Krishna’s grandson</text:p>
      <text:p text:style-name="Standard">Anuvinda Brother of Krishna’s wife Mitrabinda</text:p>
      <text:p text:style-name="Standard">Arishta Demon in the form of an ox</text:p>
      <text:p text:style-name="Standard">Arjuna Third of the Pandava brothers</text:p>
      <text:p text:style-name="Standard"><text:soft-page-break/>Asvattama Son of Drona</text:p>
      <text:p text:style-name="Standard">Asti One of the wives of Kamsa</text:p>
      <text:p text:style-name="Standard">Ashvini</text:p>
      <text:p text:style-name="Standard">Kumaras</text:p>
      <text:p text:style-name="Standard">Divine physicians</text:p>
      <text:p text:style-name="Standard">Bahulashva King of Mithila</text:p>
      <text:p text:style-name="Standard">Baka Demon in the form of a crane</text:p>
      <text:p text:style-name="Standard">Balarama Brother of Krishna, incarnation of Adishesha</text:p>
      <text:p text:style-name="Standard">Bana Demon king; father of Usha</text:p>
      <text:p text:style-name="Standard">Banu One of Krishna’s sons</text:p>
      <text:p text:style-name="Standard">Bhadra One of Krishna’s wives</text:p>
      <text:p text:style-name="Standard">Bhagadatta Son of Narakasura</text:p>
      <text:p text:style-name="Standard">Bhanumati Duryodhana’s wife</text:p>
      <text:p text:style-name="Standard">Bhauma Another name for Narakasura, demon king killed by</text:p>
      <text:p text:style-name="Standard">Krishna</text:p>
      <text:p text:style-name="Standard">Bhima Second of the Pandava brothers</text:p>
      <text:p text:style-name="Standard">Bhishma Son of Shantanu and Ganga, great-grandsire of the</text:p>
      <text:p text:style-name="Standard">Pandavas and Kauravas</text:p>
      <text:p text:style-name="Standard">Bhojas Clan of the Yadavas</text:p>
      <text:p text:style-name="Standard">Bhumidevi Earth goddess</text:p>
      <text:p text:style-name="Standard">Bhurishravas Son of Somadatta, who fought for the Kauravas</text:p>
      <text:p text:style-name="Standard">Brahannala Arjuna’s name in the court of Virata in his disguise as</text:p>
      <text:p text:style-name="Standard">a eunuch</text:p>
      <text:p text:style-name="Standard">Brahma God as creator; part of the trinity, Brahma-Vishnu-</text:p>
      <text:p text:style-name="Standard">Shiva</text:p>
      <text:p text:style-name="Standard">Brahma loka The celestial abode of Brahma</text:p>
      <text:p text:style-name="Standard">Brahman The supreme consciousness</text:p>
      <text:p text:style-name="Standard">Brihadratha Jarasandha’s father</text:p>
      <text:p text:style-name="Standard">Brihaspathi Preceptor of the gods</text:p>
      <text:p text:style-name="Standard">Chandakaushika Sage</text:p>
      <text:p text:style-name="Standard">Chanura Wrestler in the court of Kams</text:p>
      <text:p text:style-name="Standard">Charu One of Krishna’s sons</text:p>
      <text:p text:style-name="Standard">Chekitana Yadava warrior who fought for the Pandavas</text:p>
      <text:p text:style-name="Standard">Chitralekha Artist friend of Usha, possessing supernormal powers</text:p>
      <text:p text:style-name="Standard">Chitrangada Son of Santanu</text:p>
      <text:p text:style-name="Standard">Dakshinamurti Name of Shiva as the Supreme Guru</text:p>
      <text:p text:style-name="Standard">Damaghosha King of Chedi, father of Shishupala</text:p>
      <text:p text:style-name="Standard">Damagranthi Name of Nakula during the thirteenth year of exile</text:p>
      <text:p text:style-name="Standard">Damodara A name of Krishna</text:p>
      <text:p text:style-name="Standard">Dantavakra King who was killed by Krishna</text:p>
      <text:p text:style-name="Standard">Daruka Krishna’s charioteer</text:p>
      <text:p text:style-name="Standard">Dattatreya Great sage</text:p>
      <text:p text:style-name="Standard">Devakan Krishna’s maternal grandfather</text:p>
      <text:p text:style-name="Standard">Devaki Krishna’s mother</text:p>
      <text:p text:style-name="Standard">Dhaumya Spiritual guide of the Pandavas</text:p>
      <text:p text:style-name="Standard">Dhenuka Demon in the form of a donkey</text:p>
      <text:p text:style-name="Standard">Dhritarashtra Father of the Kauravas</text:p>
      <text:p text:style-name="Standard">Draupadi Wife of the Pandavas, daughter of Drupada</text:p>
      <text:p text:style-name="Standard">Drishtadyumna Son of Drupada, brother of Draupadi</text:p>
      <text:p text:style-name="Standard">Drona Preceptor of the Kauravas and Pandavas</text:p>
      <text:p text:style-name="Standard">Dronacharya Honorific title for the preceptor Drona</text:p>
      <text:p text:style-name="Standard">Drupada King of Panchala, father of Draupadi, Shikandin, and</text:p>
      <text:p text:style-name="Standard"><text:soft-page-break/>Drishtadyumna</text:p>
      <text:p text:style-name="Standard">Durvasa Sage noted for his short temper</text:p>
      <text:p text:style-name="Standard">Duryodhana Eldest of the hundred Kaurava brothers</text:p>
      <text:p text:style-name="Standard">Dussasana Second of the Kaurava brothers</text:p>
      <text:p text:style-name="Standard">Gandhari Wife of Dhritarashtra, mother of the Kauravas</text:p>
      <text:p text:style-name="Standard">Ganga Personification of the river Ganga; mother of Bhishma</text:p>
      <text:p text:style-name="Standard">Ganesha Elephant-headed son of Shiva</text:p>
      <text:p text:style-name="Standard">Garga Preceptor of the Yadavas</text:p>
      <text:p text:style-name="Standard">Garuda An eagle, the vehicle of Lord Vishnu</text:p>
      <text:p text:style-name="Standard">Gatotkacha Bhima’s son by his rakshasi wife, Hidimbi</text:p>
      <text:p text:style-name="Standard">Gopalakrishna Literally, “cowherd Krishna”; a name of Krishna</text:p>
      <text:p text:style-name="Standard">Govinda A name of Krishna</text:p>
      <text:p text:style-name="Standard">Hari A name of Vishnu/Krishna</text:p>
      <text:p text:style-name="Standard">Hidimba A rakshasa, Hidimbi’s brother</text:p>
      <text:p text:style-name="Standard">Hiranyaksha Demon killed by Lord Vishnu in his incarnation as a</text:p>
      <text:p text:style-name="Standard">boar</text:p>
      <text:p text:style-name="Standard">Hiranyakashipu Hiranyaksha’s brother, killed by Lord Vishnu in his</text:p>
      <text:p text:style-name="Standard">incarnation as the man-lion</text:p>
      <text:p text:style-name="Standard">Indra King of the gods; god of thunder, lightning, and rain</text:p>
      <text:p text:style-name="Standard">Iravan Son of Arjuna by the Naga princess Ulupi</text:p>
      <text:p text:style-name="Standard">Jambavan Devotee of Lord Rama, father of Krishna's wife</text:p>
      <text:p text:style-name="Standard">Jambavati</text:p>
      <text:p text:style-name="Standard">Jambavati A wife of Krishna</text:p>
      <text:p text:style-name="Standard">Janardana A name of Vishnu/Krishna</text:p>
      <text:p text:style-name="Standard">Jara (1) Hunter boy who shot the fatal arrow at Krishna</text:p>
      <text:p text:style-name="Standard">Jara (2) Rakshasi who put together the two halves of King</text:p>
      <text:p text:style-name="Standard">Jarasandha</text:p>
      <text:p text:style-name="Standard">Jarasandha King of Magadha, who was killed by Bhima</text:p>
      <text:p text:style-name="Standard">Jaya Sentry at Vaikuntha, Lord Vishnu’s abode</text:p>
      <text:p text:style-name="Standard">Jayadratha Duryodhana’s brother-in-law</text:p>
      <text:p text:style-name="Standard">Kala The Time spirit which is an aspect of the Supreme and</text:p>
      <text:p text:style-name="Standard">therefore of Krishna</text:p>
      <text:p text:style-name="Standard">Kalanemi Kamsa’s name in his previous birth as a demon</text:p>
      <text:p text:style-name="Standard">Kalayavana A foreign king who was killed by King Muchukunda</text:p>
      <text:p text:style-name="Standard">Kalindi Name of a river, as well as one of Krishna’s wives</text:p>
      <text:p text:style-name="Standard">Kaliya Snake vanquished by Krishna</text:p>
      <text:p text:style-name="Standard">Kamsa Tyrant king of Mathura; Krishna’s uncle</text:p>
      <text:p text:style-name="Standard">Kanchanamala Karna’s wife</text:p>
      <text:p text:style-name="Standard">Kanka Name taken by Yudhishtira in the thirteenth year of</text:p>
      <text:p text:style-name="Standard">exile</text:p>
      <text:p text:style-name="Standard">Karna Kunti’s illegitimate son by the sun god</text:p>
      <text:p text:style-name="Standard">Karthyayani Name of a goddess</text:p>
      <text:p text:style-name="Standard">Kaunteya A son of Kunti, applicable to any of the Pandavas</text:p>
      <text:p text:style-name="Standard">Kauravas Collective name for the hundred sons of Dhritarashtra</text:p>
      <text:p text:style-name="Standard">Keshava A name of Krishna</text:p>
      <text:p text:style-name="Standard">Keshi Demon in the form of a horse</text:p>
      <text:p text:style-name="Standard">Kichaka Brother-in-law of King Virata</text:p>
      <text:p text:style-name="Standard">Kripa Drona’s brother-in-law; tutor at the court of</text:p>
      <text:p text:style-name="Standard">Hastinapura</text:p>
      <text:p text:style-name="Standard">Krishna The eighth and supreme incarnation of Lord Vishnu</text:p>
      <text:p text:style-name="Standard">Kritavarma General of the Yadava forces, who fought on the side</text:p>
      <text:p text:style-name="Standard">of the Kauravas</text:p>
      <text:p text:style-name="Standard"><text:soft-page-break/>Kubera King of the Yakshas and the god of wealth</text:p>
      <text:p text:style-name="Standard">Kuchela Poverty-stricken friend of Krishna</text:p>
      <text:p text:style-name="Standard">Kukshama Kuchela’s wife</text:p>
      <text:p text:style-name="Standard">Kumbhakarna Brother of the demon Ravana</text:p>
      <text:p text:style-name="Standard">Kunti Mother of the Pandavas</text:p>
      <text:p text:style-name="Standard">Kuntibhoja Foster father of Kunti</text:p>
      <text:p text:style-name="Standard">Kuru Founder of the Kuru dynasty</text:p>
      <text:p text:style-name="Standard">Lakshman Duryodhana's son</text:p>
      <text:p text:style-name="Standard">Lakshmana (1) One of Krishna’s wives</text:p>
      <text:p text:style-name="Standard">Lakshmana (2) Duryodhana’s daughter, who married Krishna’s son</text:p>
      <text:p text:style-name="Standard">Samba</text:p>
      <text:p text:style-name="Standard">Lakshmi;</text:p>
      <text:p text:style-name="Standard">Lakshmi Devi</text:p>
      <text:p text:style-name="Standard">Consort of Lord Vishnu, goddess of wealth</text:p>
      <text:p text:style-name="Standard">Madhava A name of Vishnu/Krishna</text:p>
      <text:p text:style-name="Standard">Madri A wife of Pandu, mother of Nakula and Sahadeva</text:p>
      <text:p text:style-name="Standard">Mahabali Demon king killed by Lord Vishnu in his incarnation</text:p>
      <text:p text:style-name="Standard">as Vamana, the dwarf</text:p>
      <text:p text:style-name="Standard">Mahadeva A name of Shiva (the great god)</text:p>
      <text:p text:style-name="Standard">Manamohana Literally, “one who bewilders the mind”; a name of</text:p>
      <text:p text:style-name="Standard">Krishna</text:p>
      <text:p text:style-name="Standard">Manigriva Son of Kubera, the Lord of Wealth</text:p>
      <text:p text:style-name="Standard">Manmatha God of Love</text:p>
      <text:p text:style-name="Standard">Maya Devi (1) Cook of Sambasura, incarnation of Rathi, the wife of</text:p>
      <text:p text:style-name="Standard">Manmatha</text:p>
      <text:p text:style-name="Standard">Maya Devi (2) Goddess who incarnated as Yashoda’s daughter and</text:p>
      <text:p text:style-name="Standard">was exchanged for Krishna</text:p>
      <text:p text:style-name="Standard">Mayan Divine architect</text:p>
      <text:p text:style-name="Standard">Meghapushpa One of Krishna’s horses</text:p>
      <text:p text:style-name="Standard">Mirabai Great medieval woman devotee of Lord Krishna</text:p>
      <text:p text:style-name="Standard">Mitrabinda One of Krishna’s wives</text:p>
      <text:p text:style-name="Standard">Muchukunda Ancient king</text:p>
      <text:p text:style-name="Standard">Muka Demon who took on the form of a boar</text:p>
      <text:p text:style-name="Standard">Murasura Demon who lived in the moat in Narakasura’s capital</text:p>
      <text:p text:style-name="Standard">Mushtika Wrestler in the court of Kamsa</text:p>
      <text:p text:style-name="Standard">Nagnajit King of Kosala, father of Krishna’s wife Satya</text:p>
      <text:p text:style-name="Standard">Nakula Fourth of the Pandava brothers</text:p>
      <text:p text:style-name="Standard">Nalakubera Son of Kubera</text:p>
      <text:p text:style-name="Standard">Nanda Krishna’s foster father, chieftain of Gokula</text:p>
      <text:p text:style-name="Standard">Narada Celestial sage</text:p>
      <text:p text:style-name="Standard">Narakasura Demon king who was killed by Krishna</text:p>
      <text:p text:style-name="Standard">Narasimha Fourth incarnation of Lord Vishnu, as the man-lion</text:p>
      <text:p text:style-name="Standard">Narayana The supreme godhead dwelling in his abode at</text:p>
      <text:p text:style-name="Standard">Vaikuntha; a sage of that name</text:p>
      <text:p text:style-name="Standard">Nriga King who took on the form of a garden lizard due to a</text:p>
      <text:p text:style-name="Standard">curse</text:p>
      <text:p text:style-name="Standard">Panchajana Demon from whom Krishna procured his conch</text:p>
      <text:p text:style-name="Standard">Panchali Princess of Panchala; another name for Draupadi</text:p>
      <text:p text:style-name="Standard">Pandavas Collective name for the five sons of Pandu</text:p>
      <text:p text:style-name="Standard">Pandu Father of the Pandavas, son of Ambalika</text:p>
      <text:p text:style-name="Standard">Parashara Great sage, father of Vyasa</text:p>
      <text:p text:style-name="Standard">Parashurama Sixth incarnation of Lord Vishnu</text:p>
      <text:p text:style-name="Standard"><text:soft-page-break/>Parikshit Son of Abhimanyu and Uttara, sole heir of the</text:p>
      <text:p text:style-name="Standard">Pandavas</text:p>
      <text:p text:style-name="Standard">Parjanya A name of Indra</text:p>
      <text:p text:style-name="Standard">Parvati Consort of Lord Shiva</text:p>
      <text:p text:style-name="Standard">Paundraka Foolish king who claimed to be the eighth incarnation</text:p>
      <text:p text:style-name="Standard">Pradyumna Krishna’s son by Rukmini</text:p>
      <text:p text:style-name="Standard">Prapti A wife of Kamsa</text:p>
      <text:p text:style-name="Standard">Prasena Brother of Satrajit, a Yadava chief</text:p>
      <text:p text:style-name="Standard">Pritha Kunti’s former name</text:p>
      <text:p text:style-name="Standard">Punardatta Son of Guru Sandeepani</text:p>
      <text:p text:style-name="Standard">Pundarikaksha “Lotus-eyed one”; a name of Krishna</text:p>
      <text:p text:style-name="Standard">Purochana Man who had been ordered by Duryodhana to burn the</text:p>
      <text:p text:style-name="Standard">Pandavas alive at Varanavata</text:p>
      <text:p text:style-name="Standard">Pururavas Ancestor of the Pandavas</text:p>
      <text:p text:style-name="Standard">Putana Demoness sent by Kamsa to kill infants</text:p>
      <text:p text:style-name="Standard">Radha (1) Krishna’s favorite playmate in Vrindavana, said to be</text:p>
      <text:p text:style-name="Standard">an incarnation of Prakriti</text:p>
      <text:p text:style-name="Standard">Radha (2) Karna’s foster mother</text:p>
      <text:p text:style-name="Standard">Raivata Father of Revathi, the wife of Balarama</text:p>
      <text:p text:style-name="Standard">Rama (1) Seventh incarnation of Lord Vishnu, whose story is</text:p>
      <text:p text:style-name="Standard">told in the Ramayana</text:p>
      <text:p text:style-name="Standard">Rama (2) Short form for Balarama</text:p>
      <text:p text:style-name="Standard">Ravana Demon king of Lanka, who was killed by Sri Rama</text:p>
      <text:p text:style-name="Standard">Revati Wife of Balarama</text:p>
      <text:p text:style-name="Standard">Rohini Wife of Vasudeva, mother of Balarama</text:p>
      <text:p text:style-name="Standard">Rudra A name of Lord Shiva</text:p>
      <text:p text:style-name="Standard">Rukmi Brother of Rukmini</text:p>
      <text:p text:style-name="Standard">Rukmini Princess of Vidarbha; first wife of Lord Krishna</text:p>
      <text:p text:style-name="Standard">Sahadeva Youngest of the Pandava brothers</text:p>
      <text:p text:style-name="Standard">Shaibya Name of one of Krishna’s horses</text:p>
      <text:p text:style-name="Standard">Sairandhri Draupadi’s name in the thirteenth year of exile</text:p>
      <text:p text:style-name="Standard">Salva King who owned the aerial car Saubha</text:p>
      <text:p text:style-name="Standard">Shalya Uncle of Nakula and Sahadeva</text:p>
      <text:p text:style-name="Standard">Samba Krishna’s son by Jambavati</text:p>
      <text:p text:style-name="Standard">Sanat Kumaras Four sons of Brahma, boy sages</text:p>
      <text:p text:style-name="Standard">Sanatkumara Sage, spiritual son of Brahma (God as creator)</text:p>
      <text:p text:style-name="Standard">Sandipani Krishna’s preceptor at Avanti</text:p>
      <text:p text:style-name="Standard">Sanjaya Dhritarashtra’s personal attendant</text:p>
      <text:p text:style-name="Standard">Shantanu Bhishma’s father</text:p>
      <text:p text:style-name="Standard">Satyabhama One of Krishna’s wives</text:p>
      <text:p text:style-name="Standard">Satyavathi Wife of King Shantanu</text:p>
      <text:p text:style-name="Standard">Satrajit Father of Satyabhama</text:p>
      <text:p text:style-name="Standard">Satyaki Yadava chieftain; Krishna’s close friend</text:p>
      <text:p text:style-name="Standard">Shakata Demon in the form of a cart</text:p>
      <text:p text:style-name="Standard">Shakuni Duryodhana’s uncle and evil counselor</text:p>
      <text:p text:style-name="Standard">Shankhachuda Servant of Kubera</text:p>
      <text:p text:style-name="Standard">Shatadhanva Former suitor of Satyabhama</text:p>
      <text:p text:style-name="Standard">Shesha Adishesha, the celestial serpent</text:p>
      <text:p text:style-name="Standard">Shikhandin Son of Drupada, first born as a girl</text:p>
      <text:p text:style-name="Standard">Shikhandini Daughter of Drupada who later changed her sex</text:p>
      <text:p text:style-name="Standard">Shishupala Prince of Chedi, Krishna’s cousin</text:p>
      <text:p text:style-name="Standard">Shiva God as destroyer or transformer; part of the trinity,</text:p>
      <text:p text:style-name="Standard"><text:soft-page-break/>Brahma-Vishnu-Shiva</text:p>
      <text:p text:style-name="Standard">Sita Wife of Lord Rama</text:p>
      <text:p text:style-name="Standard">Skanda General of the gods; son of Lord Shiva</text:p>
      <text:p text:style-name="Standard">Shridama Gopala, devotee of Krishna</text:p>
      <text:p text:style-name="Standard">Shrutayudha Son of Varuna, fought for the Kauravas</text:p>
      <text:p text:style-name="Standard">Subhadra Krishna’s younger sister; wife of Arjuna</text:p>
      <text:p text:style-name="Standard">Sudama (1) Garland maker at Mathura</text:p>
      <text:p text:style-name="Standard">Sudama (2) Krishna’s friend at Guru Sandipani’s ashrama</text:p>
      <text:p text:style-name="Standard">Sugriva Name of one of Krishna’s horses</text:p>
      <text:p text:style-name="Standard">Sura Ancestor of the Yadavas</text:p>
      <text:p text:style-name="Standard">Surabhi Celestial, wish-yielding cow</text:p>
      <text:p text:style-name="Standard">Surya Sun god</text:p>
      <text:p text:style-name="Standard">Surya Narayana Lord Narayana in the form of the sun</text:p>
      <text:p text:style-name="Standard">Suyodhana Another name for Duryodhana</text:p>
      <text:p text:style-name="Standard">Shveta Son of Virata</text:p>
      <text:p text:style-name="Standard">Tantripala Name of Sahadeva in the thirteenth year of exile</text:p>
      <text:p text:style-name="Standard">Trinavarta Demon in the form of a cyclone</text:p>
      <text:p text:style-name="Standard">Trivakra Name of the hunchback in Mathura whom Krishna</text:p>
      <text:p text:style-name="Standard">straightened</text:p>
      <text:p text:style-name="Standard">Uddhava Krishna’s cousin and close friend as well as prime</text:p>
      <text:p text:style-name="Standard">minister</text:p>
      <text:p text:style-name="Standard">Ugrasena Father of Kamsa, king of the Yadavas</text:p>
      <text:p text:style-name="Standard">Uluka (1) Son of Shakuni</text:p>
      <text:p text:style-name="Standard">Uluka (2) Brahmin who was sent as ambassador to the Kuru</text:p>
      <text:p text:style-name="Standard">court</text:p>
      <text:p text:style-name="Standard">Upananda Old herdsman at Gokula</text:p>
      <text:p text:style-name="Standard">Urvashi Celestial nymph</text:p>
      <text:p text:style-name="Standard">Usha Wife of Krishna’s grandson Aniruddha</text:p>
      <text:p text:style-name="Standard">Uttanga Old Brahmin devotee of Krishna</text:p>
      <text:p text:style-name="Standard">Uttara Virata’s daughter, wife of Abhimanyu</text:p>
      <text:p text:style-name="Standard">Uttara Kumara Virata’s son</text:p>
      <text:p text:style-name="Standard">Vaasudeva “Son of Vasudeva”; a name of Krishna</text:p>
      <text:p text:style-name="Standard">Vasudeva Krishna’s father</text:p>
      <text:p text:style-name="Standard">Valahaka Name of one of Krishna’s horses</text:p>
      <text:p text:style-name="Standard">Valahala Bhima’s name during the thirteenth year of exile</text:p>
      <text:p text:style-name="Standard">Vamana Fifth incarnation of Lord Vishnu, in the form of a</text:p>
      <text:p text:style-name="Standard">dwarf</text:p>
      <text:p text:style-name="Standard">Vanamali Literally, “wearer of the wildflower garland”; a name</text:p>
      <text:p text:style-name="Standard">of Vishnu/Krishna</text:p>
      <text:p text:style-name="Standard">Varuna Lord of the waters</text:p>
      <text:p text:style-name="Standard">Vasishta Great sage, great-grandfather of Vyasa</text:p>
      <text:p text:style-name="Standard">Vayu Lord of the winds</text:p>
      <text:p text:style-name="Standard">Vichitravirya Father of Dhritarashtra</text:p>
      <text:p text:style-name="Standard">Vidura Dhritarashtra’s half brother, renowned for his wisdom</text:p>
      <text:p text:style-name="Standard">Vijaya Sentry at Vaikuntha, Lord Vishnu’s abode</text:p>
      <text:p text:style-name="Standard">Vinda Prince of Avanti, Mitrabinda’s brother</text:p>
      <text:p text:style-name="Standard">Virata King of Matsya, at whose court the Pandavas spent</text:p>
      <text:p text:style-name="Standard">their thirteenth year of exile</text:p>
      <text:p text:style-name="Standard">Vishnu God as sustainer or preserver; part of the trinity,</text:p>
      <text:p text:style-name="Standard">Brahma-Vishnu-Shiva</text:p>
      <text:p text:style-name="Standard">Vishnuratha Name of Parikshit, son of Abhimanyu</text:p>
      <text:p text:style-name="Standard">Vishwakarma Architect of gods</text:p>
      <text:p text:style-name="Standard"><text:soft-page-break/>Vraja Area where Krishna spent his childhood, including</text:p>
      <text:p text:style-name="Standard">Gokula and Vrindavana</text:p>
      <text:p text:style-name="Standard">Vyasa Sage who composed the Mahabharata as well as many</text:p>
      <text:p text:style-name="Standard">other epics</text:p>
      <text:p text:style-name="Standard">Vyoma Demon</text:p>
      <text:p text:style-name="Standard">Yadava Name of Krishna or anyone belonging to the Yadava</text:p>
      <text:p text:style-name="Standard">clan</text:p>
      <text:p text:style-name="Standard">Yadu Ancestor of the Yadavas from whom the clan got its</text:p>
      <text:p text:style-name="Standard">name</text:p>
      <text:p text:style-name="Standard">Yashoda Foster mother of Krishna</text:p>
      <text:p text:style-name="Standard">Yogamaya Goddess of illusion</text:p>
      <text:p text:style-name="Standard">Yudhishtira Eldest of the Pandava brothers</text:p>
      <text:p text:style-name="Standard">Yuyutsu Illegitimate son of Dhritarashtra who fought on the</text:p>
      <text:p text:style-name="Standard">side of the Pandavas</text:p>
      <text:p text:style-name="Standard">Glossary of Sanskrit Terms</text:p>
      <text:p text:style-name="Standard">abhisheka: Coronation or consecration ceremony in which water or milk is</text:p>
      <text:p text:style-name="Standard">poured over the head; ceremonial bath</text:p>
      <text:p text:style-name="Standard">adharma: Unrighteousness</text:p>
      <text:p text:style-name="Standard">advaita: The teaching that all of the creation is the projection of the one;</text:p>
      <text:p text:style-name="Standard">that only God exists</text:p>
      <text:p text:style-name="Standard">Agnihotra: Fire sacrifice</text:p>
      <text:p text:style-name="Standard">ahamkara: Ego</text:p>
      <text:p text:style-name="Standard">akola: A type of tree (medicinal plant)</text:p>
      <text:p text:style-name="Standard">akrura: Not cruel</text:p>
      <text:p text:style-name="Standard">akshara: Nonperishable, immobile, immutable</text:p>
      <text:p text:style-name="Standard">akshahridaya: A game of dice</text:p>
      <text:p text:style-name="Standard">akshauhini: Battalion in an army</text:p>
      <text:p text:style-name="Standard">akshaya patra: The bowl of plenty</text:p>
      <text:p text:style-name="Standard">amavasya: New moon night</text:p>
      <text:p text:style-name="Standard">amrita: Nectar of the gods, which confers immortality</text:p>
      <text:p text:style-name="Standard">ananda: Bliss</text:p>
      <text:p text:style-name="Standard">Ancharika: The missile that Arjuna used to kill Karna</text:p>
      <text:p text:style-name="Standard">Argya Puja: Worship of the foremost or noblest person</text:p>
      <text:p text:style-name="Standard">arupa: Without form</text:p>
      <text:p text:style-name="Standard">artha: Wealth, worldly prosperity, self-interest</text:p>
      <text:p text:style-name="Standard">artharathi: A chariot warrior who needs the help of many foot soldiers</text:p>
      <text:p text:style-name="Standard">Aryan: Pertaining to the Aryans</text:p>
      <text:p text:style-name="Standard">ashrama: A retreat for spiritual aspirants</text:p>
      <text:p text:style-name="Standard">Ashvamedha Yajna: The Vedic horse sacrifice, usually conducted by a king</text:p>
      <text:p text:style-name="Standard">in order to proclaim himself emperor</text:p>
      <text:p text:style-name="Standard">astra: Weapon; missile</text:p>
      <text:p text:style-name="Standard">asura: A hostile and demonic being</text:p>
      <text:p text:style-name="Standard">asvattha: Sacred tree</text:p>
      <text:p text:style-name="Standard">atman: Individual soul, not of the ego or lower self aspect but the divine</text:p>
      <text:p text:style-name="Standard">spark within</text:p>
      <text:p text:style-name="Standard">atma-vidya: The science of the self</text:p>
      <text:p text:style-name="Standard">atmic: Pertaining to the soul or self</text:p>
      <text:p text:style-name="Standard">aum: The mystic sound denoting the Supreme</text:p>
      <text:p text:style-name="Standard">avabrithasnana: The ceremonial bath taken after the conclusion of a holy</text:p>
      <text:p text:style-name="Standard">rite</text:p>
      <text:p text:style-name="Standard">avadhuta: An enlightened ascetic, normally wanders about without clothes.</text:p>
      <text:p text:style-name="Standard">usually noted for eccentric habits expressive of total freedom</text:p>
      <text:p text:style-name="Standard"><text:soft-page-break/>avatara: Descent or incarnation of God</text:p>
      <text:p text:style-name="Standard">Ayudha Puja: Worship of weapons</text:p>
      <text:p text:style-name="Standard">bethua: A type of spinach</text:p>
      <text:p text:style-name="Standard">Bhagavad Gita: Literally, “song of God”; Hindu scripture of seven hundred</text:p>
      <text:p text:style-name="Standard">verses, part of the ancient Sanskrit epic the Mahabharata</text:p>
      <text:p text:style-name="Standard">Bhagavata Dharma: Spiritual gospel taught by Krishna</text:p>
      <text:p text:style-name="Standard">bhakta: Devotee</text:p>
      <text:p text:style-name="Standard">bhakti: Love for God, devotion</text:p>
      <text:p text:style-name="Standard">bhakti yoga: The yoga of devotion</text:p>
      <text:p text:style-name="Standard">Bharatavarsha: Ancient name for India</text:p>
      <text:p text:style-name="Standard">bhava: A mood or attitude; a mode or manner of relating to God</text:p>
      <text:p text:style-name="Standard">bhavana: Subjective state of feeling, often used in sense of one or another</text:p>
      <text:p text:style-name="Standard">flavor of devotion to God</text:p>
      <text:p text:style-name="Standard">brahmachari: One who is a celibate in thought, word, and deed</text:p>
      <text:p text:style-name="Standard">brahmamuhurta: An auspicious time of the day, between 3 and 6 a.m.</text:p>
      <text:p text:style-name="Standard">Brahmashirshastra: A type of very powerful missile</text:p>
      <text:p text:style-name="Standard">Brahmastra: The missile of Brahma</text:p>
      <text:p text:style-name="Standard">Brahmin: A member of the priestly caste, regarded as the highest of the</text:p>
      <text:p text:style-name="Standard">four Hindu castes, traditionally assigned the occupation of priest, scholar,</text:p>
      <text:p text:style-name="Standard">and teacher</text:p>
      <text:p text:style-name="Standard">buddhi: Intellect</text:p>
      <text:p text:style-name="Standard">champaka: A type of sweet-smelling flower</text:p>
      <text:p text:style-name="Standard">handala: An outcast, a person at the bottom of the social order</text:p>
      <text:p text:style-name="Standard">hid; chit: Consciousness</text:p>
      <text:p text:style-name="Standard">hitta: Superconscious mind, collective unconscious</text:p>
      <text:p text:style-name="Standard">dakshina: Gift to a holy person</text:p>
      <text:p text:style-name="Standard">dakshinayana: The six months of the year from July to December</text:p>
      <text:p text:style-name="Standard">deva: A god</text:p>
      <text:p text:style-name="Standard">Devadatta: Name of Arjuna’s conch</text:p>
      <text:p text:style-name="Standard">devi: A goddess</text:p>
      <text:p text:style-name="Standard">dharma: Righteousness, duty; cosmic law</text:p>
      <text:p text:style-name="Standard">dharmakshetra : Field of virtue; divine life</text:p>
      <text:p text:style-name="Standard">dharma yuddha: A just war</text:p>
      <text:p text:style-name="Standard">dhyana: Meditation</text:p>
      <text:p text:style-name="Standard">Digvijaya: Ceremony in which an emperor proves his suzerainty over other</text:p>
      <text:p text:style-name="Standard">kings by sending his warriors through their territories; tour of conquest</text:p>
      <text:p text:style-name="Standard">dvadasi: Twelfth day of the lunar fortnight</text:p>
      <text:p text:style-name="Standard">Dwapara: The third of the four ages that, according to Hindu cosmology,</text:p>
      <text:p text:style-name="Standard">Earth cycles through. Krishna is said to have lived in this epoch, which</text:p>
      <text:p text:style-name="Standard">ended at his death, at which time the fourth age, the Kali Yuga, began, in</text:p>
      <text:p text:style-name="Standard">which we are said to be living today.</text:p>
      <text:p text:style-name="Standard">ekadasi: The eleventh day of the lunar fortnight, a day of partial or total</text:p>
      <text:p text:style-name="Standard">fasting for many Hindus</text:p>
      <text:p text:style-name="Standard">gandharva: Celestial singer, said to have a very beautiful voice</text:p>
      <text:p text:style-name="Standard">Gayatri: Hymn or mantra, repeated daily by many Hindus, to the sun as the</text:p>
      <text:p text:style-name="Standard">emblem of God</text:p>
      <text:p text:style-name="Standard">ghee: Clarified butter</text:p>
      <text:p text:style-name="Standard">Gita: Song; shortened name for Bhagavad Gita</text:p>
      <text:p text:style-name="Standard">Gokula: Name of the cowherd settlement where Krishna grew up</text:p>
      <text:p text:style-name="Standard">gopa: Herdsman</text:p>
      <text:p text:style-name="Standard">gopala: Cowherd boy</text:p>
      <text:p text:style-name="Standard">gopi; gopika: Milkmaid; usually refers to the milkmaids of Vraja, who are</text:p>
      <text:p text:style-name="Standard"><text:soft-page-break/>said to have been the purest devotees of Krishna</text:p>
      <text:p text:style-name="Standard">gunas: Three qualities or modes of nature; the building blocks of creation</text:p>
      <text:p text:style-name="Standard">and all of its objects: sattva (harmony, peace, stillness), rajas (dynamism,</text:p>
      <text:p text:style-name="Standard">stimulating activity, motion, desire), and tamas (dullness, lethargy, inertia,</text:p>
      <text:p text:style-name="Standard">stupidity)</text:p>
      <text:p text:style-name="Standard">guru: Spiritual guide and preceptor</text:p>
      <text:p text:style-name="Standard">guru-dakshina: Fee given to the guru at the end of the course of study</text:p>
      <text:p text:style-name="Standard">gurukula: Hermitage of the guru</text:p>
      <text:p text:style-name="Standard">Ishvara: God</text:p>
      <text:p text:style-name="Standard">japa: Repetition of the Lord’s name</text:p>
      <text:p text:style-name="Standard">apa yoga: Repetition of the Lord’s name, as a yoga or spiritual discipline</text:p>
      <text:p text:style-name="Standard">iva; jivatma: The individual embodied soul</text:p>
      <text:p text:style-name="Standard">nana: Spiritual insight or knowledge; wisdom</text:p>
      <text:p text:style-name="Standard">nana-bhakta: A devotee of God who has realized spiritual knowledge</text:p>
      <text:p text:style-name="Standard">nanamudra: Symbol of knowledge made by joining the thumb and</text:p>
      <text:p text:style-name="Standard">forefinger</text:p>
      <text:p text:style-name="Standard">nani: A sage who has realized the highest wisdom</text:p>
      <text:p text:style-name="Standard">kadamba: A type of tree</text:p>
      <text:p text:style-name="Standard">Kali: The ferocious aspect of the Divine Mother, the female aspect of God</text:p>
      <text:p text:style-name="Standard">Kali Yuga: The Dark Age, in which we are living at present; the fourth of</text:p>
      <text:p text:style-name="Standard">the cosmic ages of Hindu lore, the first being the Golden Age</text:p>
      <text:p text:style-name="Standard">Kalpaka vriksha: Heavenly wish-yielding tree</text:p>
      <text:p text:style-name="Standard">kama: Desire or passion</text:p>
      <text:p text:style-name="Standard">karana sharira: Subtle body</text:p>
      <text:p text:style-name="Standard">karma: The law of moral cause and effect as it applies to an individual’s</text:p>
      <text:p text:style-name="Standard">thoughts, words, and deeds</text:p>
      <text:p text:style-name="Standard">karma phaladata: He who gives the fruits of action</text:p>
      <text:p text:style-name="Standard">karma yoga: The yoga of acting without desire for fruits, offering all results</text:p>
      <text:p text:style-name="Standard">to God</text:p>
      <text:p text:style-name="Standard">karnikara: Small red berry</text:p>
      <text:p text:style-name="Standard">Kaumodaki: Name of Krishna’s mace</text:p>
      <text:p text:style-name="Standard">Kaustubha: Ruby on Vishnu/Krishna’s chest</text:p>
      <text:p text:style-name="Standard">kavacha: Armor</text:p>
      <text:p text:style-name="Standard">Krishnamaya: Filled with Krishna’s love</text:p>
      <text:p text:style-name="Standard">Krishnavatara: Incarnation as Krishna</text:p>
      <text:p text:style-name="Standard">kshara: Perishable, changeable, impermanent</text:p>
      <text:p text:style-name="Standard">Kshatriya: Second highest caste; the ruling and warrior class</text:p>
      <text:p text:style-name="Standard">Kshatriya Dharma: Rules to be followed by members of the Kshatriya</text:p>
      <text:p text:style-name="Standard">caste</text:p>
      <text:p text:style-name="Standard">kshetra: Field; the manifest universe</text:p>
      <text:p text:style-name="Standard">kshetrajna: Knower of the field, consciousness</text:p>
      <text:p text:style-name="Standard">kundala: Earrings</text:p>
      <text:p text:style-name="Standard">lakh: One hundred thousand</text:p>
      <text:p text:style-name="Standard">ila: Play or game of God; creation as the play or actions of God</text:p>
      <text:p text:style-name="Standard">ilavatar: Sportive incarnation</text:p>
      <text:p text:style-name="Standard">ingam: Stone symbol of Lord Shiva</text:p>
      <text:p text:style-name="Standard">inga sharira: Subtle body</text:p>
      <text:p text:style-name="Standard">madhurya bhava: Literally, “sweet mood”; a mode relating to God in</text:p>
      <text:p text:style-name="Standard">which God is felt to be one’s lover, as with the gopis</text:p>
      <text:p text:style-name="Standard">maharatha: First category of chariot warriors</text:p>
      <text:p text:style-name="Standard">mahayogi: Great yogi</text:p>
      <text:p text:style-name="Standard">malathi: Jasmine creeper</text:p>
      <text:p text:style-name="Standard"><text:soft-page-break/>mallika: Jasmine flower</text:p>
      <text:p text:style-name="Standard">manas: Mind</text:p>
      <text:p text:style-name="Standard">mantra: A name of God or sacred verbal formula that is repeated with</text:p>
      <text:p text:style-name="Standard">reverence for its spiritually uplifting and purifying effect</text:p>
      <text:p text:style-name="Standard">mantric: Pertaining to mantra</text:p>
      <text:p text:style-name="Standard">maya: The divine power of illusion that projects the world of multiplicity</text:p>
      <text:p text:style-name="Standard">and conceals the transcendent unity</text:p>
      <text:p text:style-name="Standard">Maya Sabha: Hall of illusion built in the city of Indraprastha</text:p>
      <text:p text:style-name="Standard">moksha: Spiritual liberation</text:p>
      <text:p text:style-name="Standard">mithya: Unreal, false</text:p>
      <text:p text:style-name="Standard">mukti: Spiritual liberation</text:p>
      <text:p text:style-name="Standard">muni: A silent sage; often a recluse</text:p>
      <text:p text:style-name="Standard">Nagastra: The cobra missile</text:p>
      <text:p text:style-name="Standard">Nandaka: Name of Krishna’s sword</text:p>
      <text:p text:style-name="Standard">Narayanastra: The missile of Lord Narayana</text:p>
      <text:p text:style-name="Standard">nishkama: Without worldly desire</text:p>
      <text:p text:style-name="Standard">nitya: Eternal</text:p>
      <text:p text:style-name="Standard">nitya brahmachari: One who is celibate from birth</text:p>
      <text:p text:style-name="Standard">niyamas: Observances that cultivate positive qualities, contentment;</text:p>
      <text:p text:style-name="Standard">practice of spiritual disciplines, study and self-enquiry, and surrender to</text:p>
      <text:p text:style-name="Standard">God</text:p>
      <text:p text:style-name="Standard">padmavyuha: Lotus formation in an army</text:p>
      <text:p text:style-name="Standard">paduka: Footwear</text:p>
      <text:p text:style-name="Standard">Panchajanya: Name of Krishna’s conch</text:p>
      <text:p text:style-name="Standard">pandit: Learned person</text:p>
      <text:p text:style-name="Standard">Paramatma: Supreme spirit or soul; the cosmic or universal soul</text:p>
      <text:p text:style-name="Standard">pitambara: Yellow garment, of the kind Krishna is said to have worn</text:p>
      <text:p text:style-name="Standard">Prakriti: Nature</text:p>
      <text:p text:style-name="Standard">pralaya: Deluge, dissolution; refers to the destruction of the world at the</text:p>
      <text:p text:style-name="Standard">end of the creation cycle</text:p>
      <text:p text:style-name="Standard">prapti: Self-surrender</text:p>
      <text:p text:style-name="Standard">prasada: Remainder of food offered to God or a saint, eaten by devotees as</text:p>
      <text:p text:style-name="Standard">consecrated food</text:p>
      <text:p text:style-name="Standard">puja: Ritualistic worship</text:p>
      <text:p text:style-name="Standard">punya: Spiritual merit</text:p>
      <text:p text:style-name="Standard">Puranas: Post-Vedic classical literary texts written in Sanskrit</text:p>
      <text:p text:style-name="Standard">purnavatara: The supreme or complete incarnation</text:p>
      <text:p text:style-name="Standard">Purusha: Male aspect of God, formless, unmanifested aspect, actionless</text:p>
      <text:p text:style-name="Standard">ground of all being, as opposed to Prakriti or nature, the creation, or the</text:p>
      <text:p text:style-name="Standard">manifest universe</text:p>
      <text:p text:style-name="Standard">Purushottama: Supreme person; also called Uttama Purusha</text:p>
      <text:p text:style-name="Standard">purushottama yoga: The yoga of the supreme person</text:p>
      <text:p text:style-name="Standard">rajas: The guna that instigates action, passion, motion, or desire;</text:p>
      <text:p text:style-name="Standard">ajasic: Pertaining to rajas; passionate, full of action, dynamic</text:p>
      <text:p text:style-name="Standard">Rajasuya; Rajasuya Yajna: A Vedic ceremony conducted by kings</text:p>
      <text:p text:style-name="Standard">akshasa: Member of a cannibalistic tribe existing in ancient India; a</text:p>
      <text:p text:style-name="Standard">demon</text:p>
      <text:p text:style-name="Standard">akshasi: Female rakshasa</text:p>
      <text:p text:style-name="Standard">Rama Rajya: The reign of Sri Rama, filled with prosperity and happiness;</text:p>
      <text:p text:style-name="Standard">the story is told in the Ramayana</text:p>
      <text:p text:style-name="Standard">asalila: The blissful dance of love, by which Krishna entertained the gopis</text:p>
      <text:p text:style-name="Standard">Rig Veda: Ancient collection of Hindu sacred verses, consisting principally</text:p>
      <text:p text:style-name="Standard"><text:soft-page-break/>of hymns to various deities</text:p>
      <text:p text:style-name="Standard">ishi: Seer, sage</text:p>
      <text:p text:style-name="Standard">udraksha: A type of berry used in a rosary, considered sacred to Shiva</text:p>
      <text:p text:style-name="Standard">sabha: Hall, assembly</text:p>
      <text:p text:style-name="Standard">adhana: Spiritual self-training and exercise</text:p>
      <text:p text:style-name="Standard">adhu: Holy man, mendicant</text:p>
      <text:p text:style-name="Standard">Sahasranama: Literally, “thousand names”; a hymn containing a thousand</text:p>
      <text:p text:style-name="Standard">names of God</text:p>
      <text:p text:style-name="Standard">akhya bhava: A feeling of friendship; the mood in which the devotee</text:p>
      <text:p text:style-name="Standard">relates to God as a friend</text:p>
      <text:p text:style-name="Standard">amadhi: Superconscious state achieved in meditation</text:p>
      <text:p text:style-name="Standard">amarathi: Lesser type of chariot warrior</text:p>
      <text:p text:style-name="Standard">amsara: Life and worldly existence; the manifest universe in which</text:p>
      <text:p text:style-name="Standard">reincarnation takes place</text:p>
      <text:p text:style-name="Standard">amsara chakra: The wheel of births and deaths</text:p>
      <text:p text:style-name="Standard">Sanatana Dharma: The eternal law or religion; correct name for Hinduism</text:p>
      <text:p text:style-name="Standard">andal: Sandalwood tree; oil or paste from that tree</text:p>
      <text:p text:style-name="Standard">Sandhya Vandana: Worship of the sun in the morning and evening with the</text:p>
      <text:p text:style-name="Standard">famous Gayatri hymn</text:p>
      <text:p text:style-name="Standard">ankhya yoga: Yoga of wisdom; yoga of discrimination between self and</text:p>
      <text:p text:style-name="Standard">nonself</text:p>
      <text:p text:style-name="Standard">annyasa: The life of renunciation</text:p>
      <text:p text:style-name="Standard">annyasi: One who has renounced worldly life, a monk</text:p>
      <text:p text:style-name="Standard">Sarnga: Name of Krishna’s bow</text:p>
      <text:p text:style-name="Standard">arati: Charioteer</text:p>
      <text:p text:style-name="Standard">ari: Five-meter piece of cloth worn by Indian women</text:p>
      <text:p text:style-name="Standard">at: Existence, being, goodness, truth</text:p>
      <text:p text:style-name="Standard">at-chit-ananda: Existence-knowledge-bliss, said to be a description of the</text:p>
      <text:p text:style-name="Standard">essential nature of the Supreme</text:p>
      <text:p text:style-name="Standard">attva: The guna of harmony, intelligence, and clarity</text:p>
      <text:p text:style-name="Standard">attvic: Pertaining to sattva; pure, spiritual light</text:p>
      <text:p text:style-name="Standard">ena: Army</text:p>
      <text:p text:style-name="Standard">hakti: Power, force, energy; the divine or cosmic energy, usually thought of</text:p>
      <text:p text:style-name="Standard">as feminine</text:p>
      <text:p text:style-name="Standard">Shakti: Weapon Indra bestowed on Karna</text:p>
      <text:p text:style-name="Standard">Shaturagdini: Name of Bhima’s mace</text:p>
      <text:p text:style-name="Standard">Shrivatsa: An imprint on the chest of Vishnu/Krishna</text:p>
      <text:p text:style-name="Standard">iddhi: Supernormal power, attained through spiritual disciplines and</text:p>
      <text:p text:style-name="Standard">austerities</text:p>
      <text:p text:style-name="Standard">oma: Medicinal plant used in Vedic ceremonies</text:p>
      <text:p text:style-name="Standard">thithaprajna: One firmly established in wisdom; enlightened person</text:p>
      <text:p text:style-name="Standard">Sudarshana: Name of Krishna’s discus</text:p>
      <text:p text:style-name="Standard">Sudharma: Celestial assembly hall</text:p>
      <text:p text:style-name="Standard">udra: Servant</text:p>
      <text:p text:style-name="Standard">uta: Charioteer</text:p>
      <text:p text:style-name="Standard">utaputra: Son of a charioteer</text:p>
      <text:p text:style-name="Standard">vadharma: One’s own law of action or sacred duty, particular to each</text:p>
      <text:p text:style-name="Standard">individual</text:p>
      <text:p text:style-name="Standard">vayamprakasha: Self-effulgent</text:p>
      <text:p text:style-name="Standard">wayamvara: Marriage by the personal choice of the bride</text:p>
      <text:p text:style-name="Standard">tamas: The guna that hides or darkens, giving rise to inertia, sloth, and</text:p>
      <text:p text:style-name="Standard">ignorance</text:p>
      <text:p text:style-name="Standard"><text:soft-page-break/>amasic: Pertaining to tamas</text:p>
      <text:p text:style-name="Standard">apas; tapasya: Spiritual discipline or austerity, such as meditation;</text:p>
      <text:p text:style-name="Standard">concentration of spiritual force</text:p>
      <text:p text:style-name="Standard">andava: The cosmic dance of Lord Shiva</text:p>
      <text:p text:style-name="Standard">ilaka: Auspicious mark on the forehead</text:p>
      <text:p text:style-name="Standard">rigunatita: One who is beyond the control of the three gunas</text:p>
      <text:p text:style-name="Standard">ulsi: A type of basil plant, beloved by Krishna</text:p>
      <text:p text:style-name="Standard">yagi: Renunciate, one untouched by worldly desires</text:p>
      <text:p text:style-name="Standard">Upanishads: Certain portions of the Vedas dealing with the Supreme</text:p>
      <text:p text:style-name="Standard">uttama: Highest; supreme</text:p>
      <text:p text:style-name="Standard">uttama lila: Supreme game</text:p>
      <text:p text:style-name="Standard">Uttama Purusha: Supreme person; also called Purushottama</text:p>
      <text:p text:style-name="Standard">uttarayana: The six months of the year from January to June</text:p>
      <text:p text:style-name="Standard">Vaishnava: A devotee of God in the form of Lord Vishnu</text:p>
      <text:p text:style-name="Standard">vanamala: Garland made of five wildflowers of which tulsi is the main,</text:p>
      <text:p text:style-name="Standard">worn by Vishnu/Krishna</text:p>
      <text:p text:style-name="Standard">varnashrama dharma: Duties pertaining to one’s caste and state in life</text:p>
      <text:p text:style-name="Standard">vatsalya bhava: A feeling of love toward children; the mood in which the</text:p>
      <text:p text:style-name="Standard">devotee assumes the attitude of a loving parent toward God, who is</text:p>
      <text:p text:style-name="Standard">experienced as a divine child, such as of Yashoda and Nanda toward</text:p>
      <text:p text:style-name="Standard">Krishna</text:p>
      <text:p text:style-name="Standard">Vedanta: General term for the Upanishads</text:p>
      <text:p text:style-name="Standard">Vedantic: Pertaining to the Upanishads</text:p>
      <text:p text:style-name="Standard">Vedantin: One who practices or expounds Vedantic philosophy</text:p>
      <text:p text:style-name="Standard">Vedas: The most ancient scriptures of Hinduism, four in number</text:p>
      <text:p text:style-name="Standard">Vedic: Pertaining to the Vedas</text:p>
      <text:p text:style-name="Standard">vibhutis: Extraordinary manifestations or powers of the Lord</text:p>
      <text:p text:style-name="Standard">vibhuti yoga: Chapters in the Bhagavad Gita and the Uddhava Gita dealing</text:p>
      <text:p text:style-name="Standard">with the manifestations of the Lord</text:p>
      <text:p text:style-name="Standard">Vijayadasami: Literally, “victorious tenth”; the tenth day of the yearly</text:p>
      <text:p text:style-name="Standard">worship of the goddess Durga</text:p>
      <text:p text:style-name="Standard">vina: A stringed lutelike instrument with a very sweet sound</text:p>
      <text:p text:style-name="Standard">vishada: Sorrow, despondency</text:p>
      <text:p text:style-name="Standard">vishada yoga: The yoga of Arjuna’s despondency</text:p>
      <text:p text:style-name="Standard">Vishvarupa: Literally, “universal form” or cosmic form; refers to a form of</text:p>
      <text:p text:style-name="Standard">God that is the entire manifest universe, which Krishna showed to Arjuna</text:p>
      <text:p text:style-name="Standard">in the Bhagavad Gita</text:p>
      <text:p text:style-name="Standard">Vraja: The place where Krishna spent his childhood as a cowherd boy,</text:p>
      <text:p text:style-name="Standard">including Gokula and Vrindavana</text:p>
      <text:p text:style-name="Standard">vrittis: Mental modifications, thoughts</text:p>
      <text:p text:style-name="Standard">vyuha: Formation</text:p>
      <text:p text:style-name="Standard">yajna: Sacrificial ceremony, usually involving fire</text:p>
      <text:p text:style-name="Standard">yaksha: A kind of celestial being</text:p>
      <text:p text:style-name="Standard">yamas: Practices of moral virtues: nonviolence, truthfulness, nonstealing,</text:p>
      <text:p text:style-name="Standard">continence, and freedom from greed</text:p>
      <text:p text:style-name="Standard">yoga: Union or achieving oneness with the Supreme; spiritual disciplines</text:p>
      <text:p text:style-name="Standard">yogashastra: The science of achieving union with God; treatises in which</text:p>
      <text:p text:style-name="Standard">both theory and practice of yoga are combined</text:p>
      <text:p text:style-name="Standard">yogi: One who is striving to achieve union with the Supreme</text:p>
      <text:p text:style-name="Standard">yuga: Epoch</text:p>
      <text:p text:style-name="Standard">yuvaraja: Crown prince or heir apparent to a throne</text:p>
      <text:p text:style-name="Standard">About the Author</text:p>
      <text:p text:style-name="Standard"><text:soft-page-break/>Mataji Devi Vanamali has written seven books on the gods of the Hindu</text:p>
      <text:p text:style-name="Standard">pantheon, including Hanuman, The Play of God, The Song of Rama, and</text:p>
      <text:p text:style-name="Standard">Shakti, as well as translating the Bhagavad Gita. She is the founder and</text:p>
      <text:p text:style-name="Standard">president of Vanamali Gita Yogashram, dedicated to sharing the wisdom of</text:p>
      <text:p text:style-name="Standard">Sanatana Dharma and charitable service to children. She lives at the</text:p>
      <text:p text:style-name="Standard">Vanamali ashram at Rishikesh in northern India.</text:p>
      <text:p text:style-name="Standard">About Inner Traditions • Bear &amp; Company</text:p>
      <text:p text:style-name="Standard">Founded in 1975, Inner Traditions is a leading publisher of books on</text:p>
      <text:p text:style-name="Standard">indigenous cultures, perennial philosophy, visionary art, spiritual</text:p>
      <text:p text:style-name="Standard">traditions of the East and West, sexuality, holistic health and healing, selfdevelopment,</text:p>
      <text:p text:style-name="Standard">as well as recordings of ethnic music and accompaniments</text:p>
      <text:p text:style-name="Standard">for meditation.</text:p>
      <text:p text:style-name="Standard">In July 2000, Bear &amp; Company joined with Inner Traditions and moved</text:p>
      <text:p text:style-name="Standard">from Santa Fe, New Mexico, where it was founded in 1980, to Rochester,</text:p>
      <text:p text:style-name="Standard">Vermont. Together Inner Traditions • Bear &amp; Company have eleven</text:p>
      <text:p text:style-name="Standard">imprints: Inner Traditions, Bear &amp; Company, Healing Arts Press, Destiny</text:p>
      <text:p text:style-name="Standard">Books, Park Street Press, Bindu Books, Bear Cub Books, Destiny</text:p>
      <text:p text:style-name="Standard">Recordings, Destiny Audio Editions, Inner Traditions en Español, and</text:p>
      <text:p text:style-name="Standard">Inner Traditions India.</text:p>
      <text:p text:style-name="Standard">For more information or to browse through our more than one thousand</text:p>
      <text:p text:style-name="Standard">titles in print, visit www.InnerTraditions.com.</text:p>
      <text:p text:style-name="Standard">Become a member of the Inner Traditions community and receive our</text:p>
      <text:p text:style-name="Standard">newsletter of new releases that you will be of interest to you, as well as</text:p>
      <text:p text:style-name="Standard">special offers only for members.</text:p>
      <text:p text:style-name="Standard">CLICK HERE</text:p>
      <text:p text:style-name="Standard">Books of Related Interest</text:p>
      <text:p text:style-name="Standard">Hanuman</text:p>
      <text:p text:style-name="Standard">The Devotion and Power of the Monkey God</text:p>
      <text:p text:style-name="Standard">by Vanamali</text:p>
      <text:p text:style-name="Standard">Shakti</text:p>
      <text:p text:style-name="Standard">Realm of the Divine Mother</text:p>
      <text:p text:style-name="Standard">by Vanamali</text:p>
      <text:p text:style-name="Standard">Shiva</text:p>
      <text:p text:style-name="Standard">The Wild God of Power and Ecstasy</text:p>
      <text:p text:style-name="Standard">by Wolf-Dieter Storl, Ph.D.</text:p>
      <text:p text:style-name="Standard">Kali</text:p>
      <text:p text:style-name="Standard">The Feminine Force</text:p>
      <text:p text:style-name="Standard">by Ajit Mookerjee</text:p>
      <text:p text:style-name="Standard">Indian Mythology</text:p>
      <text:p text:style-name="Standard">Tales, Symbols, and Rituals from the Heart of the Subcontinent</text:p>
      <text:p text:style-name="Standard">by Devdutt Pattanaik</text:p>
      <text:p text:style-name="Standard">Chakras</text:p>
      <text:p text:style-name="Standard">Energy Centers of Transformation</text:p>
      <text:p text:style-name="Standard">by Harish Johari</text:p>
      <text:p text:style-name="Standard">The Myths and Gods of India</text:p>
      <text:p text:style-name="Standard">The Classic Work on Hindu Polytheism from the Princeton Bollingen</text:p>
      <text:p text:style-name="Standard">Series</text:p>
      <text:p text:style-name="Standard">by Alain Daniélou</text:p>
      <text:p text:style-name="Standard">The Magical Adventures of Krishna</text:p>
      <text:p text:style-name="Standard">How a Mischief Maker Saved the World</text:p>
      <text:p text:style-name="Standard">by Vatsala Sperling</text:p>
      <text:p text:style-name="Standard">Illustrated by Pieter Weltevrede</text:p>
      <text:p text:style-name="Standard"><text:soft-page-break/>INNER TRADITIONS • BEAR &amp; COMPANY</text:p>
      <text:p text:style-name="Standard">P.O. Box 388</text:p>
      <text:p text:style-name="Standard">Rochester, VT 05767</text:p>
      <text:p text:style-name="Standard">1-800-246-8648</text:p>
      <text:p text:style-name="Standard">www.InnerTraditions.com</text:p>
      <text:p text:style-name="Standard">Or contact your local bookseller</text:p>
      <text:p text:style-name="Standard">Inner Traditions</text:p>
      <text:p text:style-name="Standard">One Park Street</text:p>
      <text:p text:style-name="Standard">Rochester, Vermont 05767</text:p>
      <text:p text:style-name="Standard">www.InnerTraditions.com</text:p>
      <text:p text:style-name="Standard">Copyright © 2000, 2012 by Vanamali Gita Yogashram</text:p>
      <text:p text:style-name="Standard">Originally published in India in 2000 by Aryan Books International under</text:p>
      <text:p text:style-name="Standard">the title Sri Krishna Lila.</text:p>
      <text:p text:style-name="Standard">All rights reserved. No part of this book may be reproduced or utilized in</text:p>
      <text:p text:style-name="Standard">any form or by any means, electronic or mechanical, including</text:p>
      <text:p text:style-name="Standard">photocopying, recording, or by any information storage and retrieval</text:p>
      <text:p text:style-name="Standard">system, without permission in writing from the publisher.</text:p>
      <text:p text:style-name="Standard">Library of Congress Cataloging-in-Publication Data</text:p>
      <text:p text:style-name="Standard">Vanamali.</text:p>
      <text:p text:style-name="Standard">The complete life of Krishna : based on the earliest oral traditions and</text:p>
      <text:p text:style-name="Standard">the sacred scriptures / Vanamali.</text:p>
      <text:p text:style-name="Standard">p. cm.</text:p>
      <text:p text:style-name="Standard">“Originally published in 2000 by Aryan Books International under the</text:p>
      <text:p text:style-name="Standard">title Sri Krishna Lila.”</text:p>
      <text:p text:style-name="Standard">Summary: “The first book to cover Krishna’a entire life, from his</text:p>
      <text:p text:style-name="Standard">childhood pranks to his final powerful acts in the Mahabharata war”—</text:p>
      <text:p text:style-name="Standard">Provided by publisher.</text:p>
      <text:p text:style-name="Standard">print ISBN: 978-1-59477-475-1</text:p>
      <text:p text:style-name="Standard">ebook ISBN: 978-1-59477-690-8</text:p>
      <text:p text:style-name="Standard">Illustrations by unknown Pattachitra artist from Orissa.</text:p>
      <text:p text:style-name="Standard">To send correspondence to the author of this book, mail a first-class letter</text:p>
      <text:p text:style-name="Standard">to the author c/o Inner Traditions • Bear &amp; Company, One Park Street,</text:p>
      <text:p text:style-name="Standard">Rochester, VT 05767, and we will forward the communication, or contact</text:p>
      <text:p text:style-name="Standard">the author at www.vanamaliashram.org.</text:p>
      <text:p text:style-name="Standard">Electronic edition produced by</text:p>
      <text:p text:style-name="Standard">www.antrikexpress.com</text:p>
      <text:p text:style-name="P2"/>
      <text:p text:style-name="Standard">Kṛṣṇa, the Supreme Personality of Godhead</text:p>
      <text:p text:style-name="Standard"/>
      <text:p text:style-name="Standard">A Summary Study of Śrīla Vyāsadeva’s Śrīmad-Bhāgavatam, Tenth Canto</text:p>
      <text:p text:style-name="Standard"/>
      <text:p text:style-name="Standard">by His Divine Grace A. C. Bhaktivedanta Swami Prabhupāda</text:p>
      <text:p text:style-name="Standard"/>
      <text:p text:style-name="Standard">Founder-Ācārya of the International Society for Krishna Consciousness</text:p>
      <text:p text:style-name="Standard"/>
      <text:p text:style-name="Standard">nivṛtta-tarṣair upagīyamānād</text:p>
      <text:p text:style-name="Standard">bhavauṣadhāc chrotra-mano-’bhirāmāt</text:p>
      <text:p text:style-name="Standard">ka uttamaśloka-guṇānuvādāt</text:p>
      <text:p text:style-name="Standard">pumān virajyeta vinā paśu-ghnāt</text:p>
      <text:p text:style-name="Standard"/>
      <text:p text:style-name="Standard">(Śrīmad-Bhāgavatam 10.1.4)</text:p>
      <text:p text:style-name="Standard"/>
      <text:p text:style-name="Standard">In the Western countries, when someone sees the cover of a book like Kṛṣṇa, he immediately asks, “Who is Kṛṣṇa? Who is the girl with Kṛṣṇa?” etc.</text:p>
      <text:p text:style-name="Standard"/>
      <text:p text:style-name="Standard">The immediate answer is that Kṛṣṇa is the Supreme Personality of Godhead. How is that? Because He conforms in exact detail to descriptions of the Supreme Being, the Godhead. In other words, Kṛṣṇa is the Godhead because He is all-attractive. Outside the principle of all-attraction, there is no meaning to the word “Godhead.” How is it one can be all-attractive? First of all, if one is very wealthy, if he has great riches, he becomes attractive to the people in general. Similarly, if someone is very powerful, he also becomes attractive, and if someone is very famous, he also becomes attractive, and if someone is very beautiful or wise or unattached to all kinds of possessions, he also becomes attractive. So from practical experience we can observe that one is attractive due to (1) wealth, (2) power, (3) fame, (4) beauty, (5) wisdom and (6) renunciation. One who is in possession of all six of these opulences at the same time, who possesses them to an unlimited degree, is understood to be the Supreme Personality of Godhead. These opulences of the Godhead are delineated by Parāśara Muni, a great Vedic authority.</text:p>
      <text:p text:style-name="Standard"/>
      <text:p text:style-name="Standard">We have seen many rich persons, many powerful persons, many famous persons, many beautiful persons, many learned and scholarly persons, and persons in the renounced order of life unattached to material possessions. But we have never seen any one person who is unlimitedly and simultaneously wealthy, powerful, famous, beautiful, wise and unattached, like Kṛṣṇa, in the history of humanity. Kṛṣṇa, the Supreme Personality of Godhead, is a historical person who appeared on this earth 5,000 years ago. He stayed on this earth for 125 years and played exactly like a human being, but His activities were unparalleled. From the very moment of His appearance to the moment of His disappearance, every one of His activities is unparalleled in the history of the world, and therefore anyone who knows what we mean by Godhead will accept Kṛṣṇa as the Supreme Personality of Godhead. No one is equal to the Godhead, and no one is greater than Him. That is the import of the familiar saying “God is great.”</text:p>
      <text:p text:style-name="Standard"/>
      <text:p text:style-name="Standard">There are various classes of men in the world who speak of God in different ways, but according to the Vedic literatures and according to the great ācāryas, the authorized persons versed in the knowledge of God in all ages, like ācāryas Śaṅkara, Rāmānuja, Madhva, Viṣṇu Svāmī, Lord Caitanya and all their followers by disciplic succession, all unanimously agree that Kṛṣṇa is the Supreme Personality of Godhead. As far as we, the followers of Vedic civilization, are concerned, we accept the Vedic history of the whole universe, which consists of different planetary systems called Svargaloka, or the higher planetary system, Martyaloka, or the intermediary planetary system, and Pātālaloka, or the lower planetary system. The modern historians of this earth cannot <text:soft-page-break/>supply historical evidences of events that occurred before 5,000 years ago, and the anthropologists say that 40,000 years ago Homo sapiens had not appeared on this planet because evolution had not reached that point. But the Vedic histories, such as the Purāṇas and Mahābhārata, relate human histories which extend millions and billions of years into the past.</text:p>
      <text:p text:style-name="Standard"/>
      <text:p text:style-name="Standard">For example, from these literatures we are given the histories of Kṛṣṇa’s appearances and disappearances millions and billions of years ago. In the fourth chapter of the Bhagavad-gītā Kṛṣṇa tells Arjuna that both He and Arjuna had had many births before and that He (Kṛṣṇa) could remember all of them but Arjuna could not. This illustrates the difference between the knowledge of Kṛṣṇa and that of Arjuna. Arjuna might have been a very great warrior, a well-cultured member of the Kuru dynasty, but after all, he was an ordinary human being, whereas Kṛṣṇa, the Supreme Personality of Godhead, is the possessor of unlimited knowledge. Because He possesses unlimited knowledge, Kṛṣṇa has a memory that is boundless.</text:p>
      <text:p text:style-name="Standard"/>
      <text:p text:style-name="Standard">Kṛṣṇa’s knowledge is so perfect that He remembers all the incidents of His appearances some millions and billions of years in the past, but Arjuna’s memory and knowledge are limited by time and space, for he is an ordinary human being. In the fourth chapter Kṛṣṇa states that He can remember instructing the lessons of the Bhagavad-gītā some millions of years ago to the sun-god, Vivasvān.</text:p>
      <text:p text:style-name="Standard"/>
      <text:p text:style-name="Standard">Nowadays it is the fashion of the atheistic class of men to try to become God by following some mystic process. Generally the atheists claim to be God by dint of their imagination or their meditational prowess. Kṛṣṇa is not that kind of God. He does not become God by manufacturing some mystic process of meditation, nor does He become God by undergoing the severe austerities of the mystic yogic exercises. Properly speaking, He never becomes God because He is the Godhead in all circumstances.</text:p>
      <text:p text:style-name="Standard"/>
      <text:p text:style-name="Standard">Within the prison of His maternal uncle Kaṁsa, where His father and mother were confined, Kṛṣṇa appeared outside His mother’s body as the four-handed Viṣṇu-Nārāyaṇa. Then He turned Himself into a baby and told His father to carry Him to the house of Nanda Mahārāja and his wife Yaśodā. When Kṛṣṇa was just a small baby the gigantic demoness Pūtanā attempted to kill Him, but when He sucked her breast He pulled out her life. That is the difference between the real Godhead and a God manufactured in the mystic factory. Kṛṣṇa had no chance to practice the mystic yoga process, yet He manifested Himself as the Supreme Personality of Godhead at every step, from infancy to childhood, from childhood to boyhood, and from boyhood to young manhood. In this book, Kṛṣṇa, all of His activities as a human being are described. Although Kṛṣṇa plays like a human being, He always maintains His identity as the Supreme Personality of Godhead.</text:p>
      <text:p text:style-name="Standard"/>
      <text:p text:style-name="Standard">Since Kṛṣṇa is all-attractive, one should know that all his desires should be focused on Kṛṣṇa. In the Bhagavad-gītā it is said that the individual person is the proprietor or master of his own body, but that Kṛṣṇa, who is the Supersoul present in everyone’s heart, is the supreme proprietor and supreme master of each and every individual body. As such, if we concentrate our loving propensities upon Kṛṣṇa only, then immediately universal love, unity and tranquillity will be automatically realized. When one waters the root of a tree, he automatically waters the branches, twigs, leaves and flowers; when one supplies food to the stomach through the mouth, he satisfies all the various parts of the body.</text:p>
      <text:p text:style-name="Standard"/>
      <text:p text:style-name="Standard">The art of focusing one’s attention on the Supreme and giving one’s love to Him is called Kṛṣṇa consciousness. We have inaugurated the Kṛṣṇa consciousness movement so that everyone can satisfy his propensity for loving others simply by directing his love toward Kṛṣṇa. The whole world is very eager to satisfy the dormant propensity of love for others, but the various invented methods like socialism, communism, altruism, humanitarianism and nationalism, along with whatever else <text:soft-page-break/>may be manufactured for the peace and prosperity of the world, are all useless and frustrating because of our gross ignorance of the art of loving Kṛṣṇa. Generally people think that by advancing the cause of moral principles and religious rites they will be happy. Others may think that happiness can be achieved by economic development, and yet others think that simply by sense gratification they will be happy. But the real fact is that people can be happy only by loving Kṛṣṇa.</text:p>
      <text:p text:style-name="Standard"/>
      <text:p text:style-name="Standard">Kṛṣṇa can perfectly reciprocate one’s loving propensities in different relationships called mellows, or rasas. Basically there are twelve loving relationships. One can love Kṛṣṇa as the supreme unknown, as the supreme master, the supreme friend, the supreme child, the supreme lover. These are the five basic love rasas. One can also love Kṛṣṇa indirectly in seven different relationships, which are apparently different from the five primary relationships. All in all, however, if one simply reposes his dormant loving propensity in Kṛṣṇa, then his life becomes successful. This is not a fiction but is a fact that can be realized by practical application. One can directly perceive the effects that love for Kṛṣṇa has on his life.</text:p>
      <text:p text:style-name="Standard"/>
      <text:p text:style-name="Standard">In the ninth chapter of the Bhagavad-gītā this science of Kṛṣṇa consciousness is called the king of all knowledge, the king of all confidential things, and the supreme science of transcendental realization. Yet we can directly experience the results of this science of Kṛṣṇa consciousness because it is very easy to practice and is very pleasurable. Whatever percentage of Kṛṣṇa consciousness we can perform will become an eternal asset to our life, for it is imperishable in all circumstances. It has now been actually proved that today’s confused and frustrated younger generation in the Western countries can directly perceive the results of channeling the loving propensity toward Kṛṣṇa alone.</text:p>
      <text:p text:style-name="Standard"/>
      <text:p text:style-name="Standard">It is said that although one executes severe austerities, penances and sacrifices in his life, if he fails to awaken his dormant love for Kṛṣṇa, then all his penances are to be considered useless. On the other hand, if one has awakened his dormant love for Kṛṣṇa, then what is the use in executing austerities and penances unnecessarily?</text:p>
      <text:p text:style-name="Standard"/>
      <text:p text:style-name="Standard">The Kṛṣṇa consciousness movement is the unique gift of Lord Caitanya to the fallen souls of this age. It is a very simple method which has actually been carried out during the last four years in the Western countries, and there is no doubt that this movement can satisfy the dormant loving propensities of humanity. This book, Kṛṣṇa, is another presentation to help the Kṛṣṇa consciousness movement in the Western world. This transcendental literature is published with profuse illustrations. People love to read various kinds of fiction to spend their time and energy. Now this tendency can be directed to Kṛṣṇa. The result will be the imperishable satisfaction of the soul, both individually and collectively.</text:p>
      <text:p text:style-name="Standard"/>
      <text:p text:style-name="Standard">It is said in the Bhagavad-gītā that even a little effort expended on the path of Kṛṣṇa consciousness can save one from the greatest danger. Hundreds of thousands of examples can be cited of people who have escaped the greatest dangers of life due to a slight advancement in Kṛṣṇa consciousness. We therefore request everyone to take advantage of this great transcendental literature. One will find that by reading one page after another, an immense treasure of knowledge in art, science, literature, philosophy and religion will be revealed, and ultimately, by reading this one book, Kṛṣṇa, love of Godhead will fructify.</text:p>
      <text:p text:style-name="Standard"/>
      <text:p text:style-name="Standard">My grateful acknowledgment is due to Śrīmān George Harrison, now chanting Hare Kṛṣṇa, for his liberal contribution of $19,000 to meet the entire cost of printing this volume. May Kṛṣṇa bestow upon this nice boy further advancement in Kṛṣṇa consciousness.</text:p>
      <text:p text:style-name="Standard"/>
      <text:p text:style-name="Standard">And at last my ever-willing blessings are bestowed upon Śrīmān Śyāmasundara dāsa Adhikārī, Śrīmān Brahmānanda dāsa Brahmacārī, Śrīmān Hayagrīva dāsa Adhikārī, Śrīmān Satsvarūpa dāsa <text:soft-page-break/>Adhikārī, Śrīmatī Devahūti-devī dāsī, Śrīmatī Jadurāṇī-devī dāsī, Śrīmān Muralīdhara dāsa Brahmacārī, Śrīmān Bhāradvāja dāsa Adhikārī and Śrīmān Pradyumna dāsa Adhikārī, etc., for their hard labor in different ways to make this publication a great success.</text:p>
      <text:p text:style-name="Standard"/>
      <text:p text:style-name="Standard">Hare Kṛṣṇa.</text:p>
      <text:p text:style-name="Standard"/>
      <text:p text:style-name="Standard">A. C. Bhaktivedanta Swami</text:p>
      <text:p text:style-name="Standard"/>
      <text:p text:style-name="Standard">Advent Day of Śrīla Bhaktisiddhānta Sarasvatī</text:p>
      <text:p text:style-name="Standard">February 26th, 1970</text:p>
      <text:p text:style-name="Standard">ISKCON Headquarters</text:p>
      <text:p text:style-name="Standard">3764 Watseka Avenue, Los Angeles, California</text:p>
      <text:p text:style-name="Standard"/>
      <text:p text:style-name="Standard"/>
      <text:p text:style-name="Standard">Introduction</text:p>
      <text:p text:style-name="Standard">kṛṣṇa! kṛṣṇa! kṛṣṇa! kṛṣṇa! kṛṣṇa! kṛṣṇa! kṛṣṇa! he</text:p>
      <text:p text:style-name="Standard">kṛṣṇa! kṛṣṇa! kṛṣṇa! kṛṣṇa! kṛṣṇa! kṛṣṇa! kṛṣṇa! he</text:p>
      <text:p text:style-name="Standard">kṛṣṇa! kṛṣṇa! kṛṣṇa! kṛṣṇa! kṛṣṇa! kṛṣṇa! rakṣa mām</text:p>
      <text:p text:style-name="Standard">kṛṣṇa! kṛṣṇa! kṛṣṇa! kṛṣṇa! kṛṣṇa! kṛṣṇa! pāhi mām</text:p>
      <text:p text:style-name="Standard">rāma! rāghava! rāma! rāghava! rāma! rāghava! rakṣa mām</text:p>
      <text:p text:style-name="Standard">kṛṣṇa! keśava! kṛṣṇa! keśava! kṛṣṇa! keśava! pāhi mām</text:p>
      <text:p text:style-name="Standard"/>
      <text:p text:style-name="Standard">Caitanya-caritāmṛta (Madhya 7.96)</text:p>
      <text:p text:style-name="Standard"/>
      <text:p text:style-name="Standard">While attempting to write this book, Kṛṣṇa, let me first offer my respectful obeisances unto my spiritual master, Oṁ Viṣṇupāda 108 Śrī Śrīmad Bhaktisiddhānta Sarasvatī Gosvāmī Mahārāja Prabhupāda. Then let me offer my respectful obeisances to the ocean of mercy, Lord Śrī Kṛṣṇa Caitanya Mahāprabhu. He is the Supreme Personality of Godhead, Kṛṣṇa Himself, appearing in the role of a devotee just to distribute the highest principles of devotional service. Lord Caitanya began His preaching from the country known as Gauḍadeśa (West Bengal). And as I belong to the Madhva-Gauḍīya-sampradāya, I must therefore offer my respectful obeisances to the disciplic succession of that name. This Madhva-Gauḍīya-sampradāya is also known as the Brahma-sampradāya because the disciplic succession originally began from Brahmā. Brahmā instructed the sage Nārada, Nārada instructed Vyāsadeva, and Vyāsadeva instructed Madhva Muni, or Madhvācārya. Śrī Mādhavendra Purī, the originator of the Madhva-Gauḍīya-sampradāya, was a sannyāsī (renunciant) who belonged to the Madhvācārya disciplic succession. He had many renowned disciples, such as Nityānanda Prabhu, Advaita Prabhu and Īśvara Purī. Īśvara Purī happened to be the spiritual master of Lord Caitanya Mahāprabhu. So let us offer our respectful obeisances to Īśvara Purī, Nityānanda Prabhu, Śrī Advaita Ācārya Prabhu, Śrīvāsa Paṇḍita and Śrī Gadādhara Paṇḍita. Next, let us offer our respectful obeisances to Svarūpa Dāmodara, who acted as the private secretary to Lord Caitanya Mahāprabhu; and let us offer our respectful obeisances to Śrī Vāsudeva Datta and the constant attendant of Lord Caitanya, Śrī Govinda, and the constant friend of Lord Caitanya, Mukunda, and also to Murāri Gupta. And let us offer our respectful obeisances to the Six Gosvāmīs of Vṛndāvana – Śrī Rūpa Gosvāmī, Śrī Sanātana Gosvāmī, Śrī Raghunātha Bhaṭṭa Gosvāmī, Śrī Gopāla Bhaṭṭa Gosvāmī, Śrī Jīva Gosvāmī and Śrī Raghunātha dāsa Gosvāmī.</text:p>
      <text:p text:style-name="Standard"/>
      <text:p text:style-name="Standard">Kṛṣṇa Himself has explained in the Bhagavad-gītā that He is the Supreme Personality of Godhead, and that whenever there are discrepancies in the regulative principles of man’s religious life and a prominence of irreligious activities, He appears on this earthly planet. In other words, when Lord Śrī Kṛṣṇa appeared, there was a necessity of minimizing the load of sinful activities accumulated on this planet, or in this universe.</text:p>
      <text:p text:style-name="Standard"/>
      <text:p text:style-name="Standard"><text:soft-page-break/>For affairs of the material creation, Lord Mahā-viṣṇu, the plenary portion of Kṛṣṇa, is in charge. Thus, when the Lord descends, the incarnation emanates from Viṣṇu. Mahā-viṣṇu is the original cause of the material creation, and from Him Garbhodaka-śāyī Viṣṇu expands, and then Kṣīrodaka-śāyī Viṣṇu. Generally, all the incarnations appearing within this material universe are plenary expansions from Kṣīrodaka-śāyī Viṣṇu. Therefore, the business of minimizing the overload of sinful activities on this earth does not belong to the Supreme Personality of Godhead, Kṛṣṇa Himself. But when Kṛṣṇa appears, all the Viṣṇu expansions join with Him. Kṛṣṇa’s different expansions – namely Nārāyaṇa, the quadruple expansion of Vāsudeva, Saṅkarṣaṇa, Pradyumna and Aniruddha, as well as partial plenary expansions like Matsya, the incarnation of a fish, and the yuga-avatāras (incarnations for the millennium) and the manvantara-avatāras (incarnations associated with the reigns of the Manus) – all combine together and appear with the body of Kṛṣṇa, the Supreme Personality of Godhead. Kṛṣṇa is the complete whole, and thus all plenary expansions and incarnations always live with Him.</text:p>
      <text:p text:style-name="Standard"/>
      <text:p text:style-name="Standard">Therefore when Kṛṣṇa appeared, Lord Viṣṇu was with Him. Kṛṣṇa actually appears in order to demonstrate His Vṛndāvana pastimes and in this way attract the fortunate conditioned souls and invite them back home, back to Godhead. The killing of the demons in Vṛndāvana was carried out only by the Viṣṇu portion of Kṛṣṇa.</text:p>
      <text:p text:style-name="Standard"/>
      <text:p text:style-name="Standard">The Lord’s abode is described in the Bhagavad-gītā, eighth chapter, twentieth verse, where it is stated that there is another, eternal nature, the spiritual sky, which is transcendental to this manifested and nonmanifested matter. The manifested world can be seen in the form of many stars and planetary systems, such as the sun and moon, but beyond this there is a nonmanifested portion, which is not approachable by anyone in this body. And beyond that nonmanifested matter is the spiritual kingdom. That kingdom is described in the Bhagavad-gītā as supreme and eternal, never to be annihilated. This material nature is subjected to repeated creation and annihilation. But that part, the spiritual nature, remains as it is, eternally.</text:p>
      <text:p text:style-name="Standard"/>
      <text:p text:style-name="Standard">The supreme abode of the Personality of Godhead, Kṛṣṇa, is also described in the Brahma-saṁhitā as the abode of cintāmaṇi. That abode of Lord Kṛṣṇa, known as Goloka Vṛndāvana, is full of palaces made of touchstone. There the trees are called desire trees, and the cows are called surabhi. The Lord is served there by hundreds and thousands of goddesses of fortune. His name is Govinda, the Primeval Lord, and He is the cause of all causes. There the Lord plays His flute, His eyes are like lotus petals, and the color of His body is like that of a beautiful cloud. On His head is a peacock feather. He is so attractive that He excels thousands of Cupids. Lord Kṛṣṇa gives only a little hint in the Gītā of His personal abode, which is the supermost planet in the spiritual kingdom. But in Śrīmad-Bhāgavatam Kṛṣṇa actually appears with all His paraphernalia and demonstrates His activities in Vṛndāvana, then at Mathurā, and then at Dvārakā. The subject matter of this book will gradually reveal all these activities.</text:p>
      <text:p text:style-name="Standard"/>
      <text:p text:style-name="Standard">The family in which Kṛṣṇa appeared is called the Yadu dynasty. This Yadu dynasty belongs to the family descending from Soma, the god in the moon planet. There are two different kṣatriya families of the royal order, one descending from the king of the moon planet and the other descending from the king of the sun planet. When the Supreme Personality of Godhead appears, He generally appears in a kṣatriya family because He has to establish religious principles, or the life of righteousness. The kṣatriya family is the protector of the human race, according to the Vedic system. When the Supreme Personality of Godhead appeared as Lord Rāmacandra, He appeared in the family descending from the sun god, known as the Raghu-vaṁśa; and when He appeared as Lord Kṛṣṇa, He did so in the family known as the Yadu-vaṁśa. There is a long list of the kings of the Yadu-vaṁśa in the Ninth Canto, twenty-fourth chapter, of Śrīmad-Bhāgavatam. All of them were great, powerful kings. Kṛṣṇa’s father’s name was Vasudeva, son of Śūrasena, descending from the Yadu dynasty. Actually, the Supreme Personality of Godhead does not belong to any dynasty of <text:soft-page-break/>this material world, but the family in which the Supreme Personality of Godhead appears becomes famous, by His grace. For example, sandalwood is produced in the states of Malaya. Sandalwood has its own qualifications apart from Malaya, but because accidentally this wood is mainly produced in the states of Malaya, it is known as Malayan sandalwood. Similarly, Kṛṣṇa, the Supreme Personality of Godhead, belongs to everyone, but just as the sun rises from the east, although there are other directions from which it could rise, so by His own choice the Lord appears in a particular family, and that family becomes famous.</text:p>
      <text:p text:style-name="Standard"/>
      <text:p text:style-name="Standard">As explained above, when Kṛṣṇa appears, all His plenary expansions appear with Him. Kṛṣṇa appeared along with Balarāma (Baladeva), who is known as His elder brother. Balarāma is the origin of Saṅkarṣaṇa, of the quadruple expansion. Balarāma is also the plenary expansion of Kṛṣṇa. In this book, the attempt will be made to show how Kṛṣṇa appeared in the family of the Yadu dynasty and how He displayed His transcendental characteristics. This is very vividly described in Śrīmad-Bhāgavatam – specifically, the Tenth Canto – and thus the basis of this book will be the Tenth Canto of Śrīmad-Bhāgavatam.</text:p>
      <text:p text:style-name="Standard"/>
      <text:p text:style-name="Standard">The pastimes of the Lord are generally heard and relished by liberated souls. Those who are conditioned souls are interested in reading stories of the material activities of some common man. Although similar narrations describing the transcendental activities of the Lord are found in Śrīmad-Bhāgavatam and other Purāṇas, the conditioned souls still prefer to study ordinary narrations. They are not so interested in studying the narrations of the pastimes of the Lord, Kṛṣṇa. And yet the descriptions of the pastimes of Lord Kṛṣṇa are so attractive that they are relishable for all classes of men. There are three classes of men in this world. One class consists of liberated souls, another consists of those who are trying to be liberated, and the third consists of materialistic men. Whether one is liberated or is trying to be liberated, or is even grossly materialistic, the pastimes of Lord Kṛṣṇa are worth studying.</text:p>
      <text:p text:style-name="Standard"/>
      <text:p text:style-name="Standard">Liberated souls have no interest in materialistic activities. The impersonalist theory that after liberation one becomes inactive and need not hear anything does not prove that a liberated person is actually inactive. A living soul cannot be inactive. He is active either in the conditioned state or in the liberated state. A diseased person, for example, is also active, but his activities are all painful. The same person, when freed from the diseased condition, is still active, but in the healthy condition the activities are full of pleasure. Similarly, the impersonalists only seek to get free from the diseased, conditioned activities, but they have no information of activities in the healthy condition. Those who are actually liberated and in full knowledge take to hearing the activities of Kṛṣṇa; such engagement is pure spiritual activity.</text:p>
      <text:p text:style-name="Standard"/>
      <text:p text:style-name="Standard">It is essential for persons who are actually liberated to hear about the pastimes of Kṛṣṇa. That is the supreme relishable subject matter for one in the liberated state. Also, if persons who are trying to be liberated hear such narrations as the Bhagavad-gītā and Śrīmad-Bhāgavatam, then their path of liberation becomes very clear. The Bhagavad-gītā is the preliminary study of Śrīmad-Bhāgavatam. By studying the Gītā, one becomes fully conscious of the position of Lord Kṛṣṇa; and when he is situated at the lotus feet of Kṛṣṇa, he understands the narrations of Kṛṣṇa as described in Śrīmad-Bhāgavatam. Lord Caitanya has therefore advised His followers that their business is to propagate kṛṣṇa-kathā.</text:p>
      <text:p text:style-name="Standard"/>
      <text:p text:style-name="Standard">Kṛṣṇa-kathā means narrations about Kṛṣṇa. There are two kṛṣṇa-kathās: narrations spoken by Kṛṣṇa and narrations spoken about Kṛṣṇa. The Bhagavad-gītā is the narration or the philosophy on the science of God, spoken by Kṛṣṇa Himself. Śrīmad-Bhāgavatam is the narration about the activities and transcendental pastimes of Kṛṣṇa. Both are kṛṣṇa-kathā. It is the order of Lord Caitanya that kṛṣṇa-kathā should be spread all over the world, because if the conditioned souls, suffering under the pangs of material existence, take to kṛṣṇa-kathā, then their path of liberation will be open and <text:soft-page-break/>clear. The purpose of presenting this book is primarily to induce people to understand Kṛṣṇa or kṛṣṇa-kathā, because thereby they can become freed from material bondage.</text:p>
      <text:p text:style-name="Standard"/>
      <text:p text:style-name="Standard">This kṛṣṇa-kathā will also be very much appealing to the most materialistic persons because Kṛṣṇa’s pastimes with the gopīs (cowherd girls) are exactly like the loving affairs between young girls and boys within this material world. Actually, the sex feeling found in human society is not unnatural because this same sex feeling is there in the original Personality of Godhead. The pleasure potency is called Śrīmatī Rādhārāṇī. The attraction of loving affairs on the basis of sex feeling is the original feature of the Supreme Personality of Godhead, and we, the conditioned souls, being part and parcel of the Supreme, have such feelings also, but they are experienced within a perverted, minute condition. Therefore, when those who are after sex life in this material world hear about Kṛṣṇa’s pastimes with the gopīs, they will relish transcendental pleasure, although it appears to be materialistic. The advantage will be that they will gradually be elevated to the spiritual platform. In the Bhāgavatam it is stated that if one hears the pastimes of Lord Kṛṣṇa with the gopīs, from authorities, with submission, then he will be promoted to the platform of transcendental loving service to the Lord, and the material disease of lust within his heart will be completely vanquished. In other words, such hearing will counteract material sex life.</text:p>
      <text:p text:style-name="Standard"/>
      <text:p text:style-name="Standard">This book, Kṛṣṇa, which is filled with kṛṣṇa-kathā, will thus appeal equally to the liberated souls and to persons who are trying to be liberated, as well as to the gross, conditioned materialist. According to the statement of Mahārāja Parīkṣit, who heard about Kṛṣṇa from Śukadeva Gosvāmī, kṛṣṇa-kathā is equally applicable to every human being, whatever condition of life he is in. Surely everyone will appreciate it to the highest magnitude. But Mahārāja Parīkṣit also warned that persons who are simply engaged in killing animals and in killing themselves may not be very much attracted to kṛṣṇa-kathā. In other words, ordinary persons who are following the regulative moral principles of scriptures, no matter in what condition they are found, will certainly be attracted, but not persons who are killing themselves. The exact word used in Śrīmad-Bhāgavatam is paśu-ghna, which means one who is killing animals or killing himself. Persons who are not self-realized and who are not interested in spiritual realization are killing themselves; they are committing suicide. Because this human form of life is especially meant for self-realization, by neglecting this important part of his activities one simply wastes his time like the animals. So he is a paśu-ghna. The other meaning of the word refers to those who are actually killing animals. This means persons who are animal-eaters (even dog-eaters), for they are all engaged in killing animals in so many ways, such as hunting and opening slaughterhouses. Such persons cannot be interested in kṛṣṇa-kathā.</text:p>
      <text:p text:style-name="Standard"/>
      <text:p text:style-name="Standard">King Parīkṣit was especially interested in hearing kṛṣṇa-kathā because he knew that his forefathers, particularly his grandfather, Arjuna, were victorious in the great Battle of Kurukṣetra only because of Kṛṣṇa. We may also take this material world as a Battlefield of Kurukṣetra. Everyone is struggling hard for existence on this battlefield, and at every step there is danger. According to Mahārāja Parīkṣit, the Battlefield of Kurukṣetra was just like a vast ocean full of dangerous animals. His grandfather Arjuna had to fight with such great heroes as Bhīṣma, Droṇa, Karṇa and many others who were not ordinary fighters. Such warriors have been compared to the timiṅgila fish in the ocean. The timiṅgila fish can very easily swallow up big whales. The great fighters on the Battlefield of Kurukṣetra could swallow many, many Arjunas very easily, but simply due to Kṛṣṇa’s mercy, Arjuna was able to kill all of them. Just as one can cross with no exertion over the little bit of water contained in the hoofprint of a calf, so Arjuna, by the grace of Kṛṣṇa, was able to very easily jump over the ocean of the Battle of Kurukṣetra.</text:p>
      <text:p text:style-name="Standard"/>
      <text:p text:style-name="Standard">Mahārāja Parīkṣit very much appreciated Kṛṣṇa’s activities for many other reasons. Not only was his grandfather saved by Kṛṣṇa, but he himself also was saved by Kṛṣṇa. By the end of the Battle of Kurukṣetra, all the members of the Kuru dynasty, both the sons and grandsons on the side of Dhṛtarāṣṭra and those on the side of the Pāṇḍavas, had died in the fighting. Except the five Pāṇḍava <text:soft-page-break/>brothers, everyone died on the Battlefield of Kurukṣetra. Mahārāja Parīkṣit was at that time within the womb of his mother. His father, Abhimanyu, the son of Arjuna, also died on the Battlefield of Kurukṣetra, and so Mahārāja Parīkṣit was a posthumous child. When he was in the womb of his mother, a brahmāstra weapon was released by Aśvatthāmā to kill the child. When Parīkṣit Mahārāja’s mother, Uttarā, approached Kṛṣṇa, Kṛṣṇa, seeing the danger of abortion, entered her womb as the Supersoul and saved Mahārāja Parīkṣit. Mahārāja Parīkṣit’s other name is Viṣṇurāta because he was saved by Lord Viṣṇu Himself while still within the womb.</text:p>
      <text:p text:style-name="Standard"/>
      <text:p text:style-name="Standard">Thus everyone, in any condition of life, should be interested in hearing about Kṛṣṇa and His activities because He is the Supreme Absolute Truth, the Personality of Godhead. He is all-pervading: inside He is living within everyone’s heart, and outside He is living as His universal form. And yet, as described in the Bhagavad-gītā, He appears as He is in the human society just to invite everyone to His transcendental abode, back home, back to Godhead. Everyone should be interested in knowing about Kṛṣṇa, and this book is presented with this purpose: that people may know about Kṛṣṇa and be perfectly benefited in this human form of life.</text:p>
      <text:p text:style-name="Standard"/>
      <text:p text:style-name="Standard">In the Ninth Canto of Śrīmad-Bhāgavatam, Śrī Baladeva is described as the son of Rohiṇī, a wife of Vasudeva. Vasudeva, the father of Kṛṣṇa, had sixteen wives, and one of them was Rohiṇī, the mother of Baladeva. But Baladeva is also described as the son of Devakī, so how could He be the son of both Devakī and Rohiṇī? This was one of the questions put by Mahārāja Parīkṣit to Śukadeva Gosvāmī, and it will be answered in due course. Mahārāja Parīkṣit also asked Śukadeva Gosvāmī why Śrī Kṛṣṇa, just after His appearance as the son of Vasudeva, was immediately carried to the house of Nanda Mahārāja in Vṛndāvana, Gokula. He also wanted to know what the activities of Lord Kṛṣṇa were while He was in Vṛndāvana and while He was in Mathurā. Besides that, he was especially inquisitive to know why Kṛṣṇa killed His maternal uncle, Kaṁsa. Kaṁsa, being the brother of His mother, was a very intimate superior to Kṛṣṇa, so how was it that He killed Kaṁsa? Also, Mahārāja Parīkṣit asked how many years Lord Kṛṣṇa remained in human society, how many years He reigned over the kingdom of Dvārakā, and how many wives He accepted there. A kṣatriya king is generally accustomed to accept more than one wife; therefore Mahārāja Parīkṣit also inquired about His number of wives. The subject matter of this book is Śukadeva Gosvāmī’s answering of these and other questions asked by Mahārāja Parīkṣit.</text:p>
      <text:p text:style-name="Standard"/>
      <text:p text:style-name="Standard">The position of Mahārāja Parīkṣit and Śukadeva Gosvāmī is unique. Mahārāja Parīkṣit is the right person to hear about the transcendental pastimes of Kṛṣṇa, and Śukadeva Gosvāmī is the right person to describe them. If such a fortunate combination is made possible, then kṛṣṇa-kathā immediately becomes revealed, and people may benefit to the highest possible degree from such a conversation.</text:p>
      <text:p text:style-name="Standard"/>
      <text:p text:style-name="Standard">This narration was presented by Śukadeva Gosvāmī when Mahārāja Parīkṣit was prepared to give up his body, fasting on the bank of the Ganges. In order to assure Śukadeva Gosvāmī that by hearing kṛṣṇa-kathā he would not feel tired, Mahārāja Parīkṣit expressed himself very frankly: “Hunger and thirst may give trouble to ordinary persons or to me, but the topics of Kṛṣṇa are so nice that one can continue to hear them without feeling tired because such hearing situates one in the transcendental position.” It is understood that one must be very fortunate to hear kṛṣṇa-kathā as seriously as Mahārāja Parīkṣit did. He was especially intent on the subject matter because he was expecting death at any moment. Every one of us should be conscious of death at every moment. This life is not at all assured; at any time one can die. It does not matter whether one is a young man or an old man. So before death takes place, we must be fully Kṛṣṇa conscious.</text:p>
      <text:p text:style-name="Standard"/>
      <text:p text:style-name="Standard">At the point of his death, King Parīkṣit was hearing Śrīmad-Bhāgavatam from Śukadeva Gosvāmī. When King Parīkṣit expressed his untiring desire to hear about Kṛṣṇa, Śukadeva Gosvāmī was very much pleased. Śukadeva was the greatest of all Bhāgavata reciters, and thus he began to speak <text:soft-page-break/>about Kṛṣṇa’s pastimes, which destroy all inauspiciousness in this Age of Kali. Śukadeva Gosvāmī thanked the king for his eagerness to hear about Kṛṣṇa, and he encouraged him by saying, “My dear king, your intelligence is very keen because you are so eager to hear about the pastimes of Kṛṣṇa.” He informed Mahārāja Parīkṣit that hearing and chanting the pastimes of Kṛṣṇa are so auspicious that the processes purify the three varieties of men involved: he who recites the transcendental topics of Kṛṣṇa, he who hears such topics, and he who inquires about Him. These pastimes are just like the Ganges water, which flows from the toe of Lord Viṣṇu: they purify the three worlds, the upper, middle and lower planetary systems.</text:p>
      <text:p text:style-name="Standard"/>
      <text:p text:style-name="Standard"/>
      <text:p text:style-name="Standard">Chapter 1</text:p>
      <text:p text:style-name="Standard">The Advent of Lord Kṛṣṇa</text:p>
      <text:p text:style-name="Standard"/>
      <text:p text:style-name="Standard">Once the world was overburdened by the unnecessary defense force of different kings, who were actually demons but were posing themselves as the royal order. At that time, the whole world became perturbed, and the predominating deity of this earth, known as Bhūmi, went to see Lord Brahmā to tell of her calamities due to the demoniac kings. Bhūmi assumed the shape of a cow and presented herself before Lord Brahmā with tears in her eyes. She was bereaved and was weeping just to invoke the lord’s compassion. She related the calamitous position of the earth, and after hearing this, Lord Brahmā became much aggrieved, and he at once started for the ocean of milk, where Lord Viṣṇu resides. Lord Brahmā was accompanied by all the demigods, headed by Lord Śiva, and Bhūmi also followed. Arriving on the shore of the milk ocean, Lord Brahmā began to pacify Lord Viṣṇu, who had formerly saved the earthly planet by assuming the transcendental form of a boar.</text:p>
      <text:p text:style-name="Standard"/>
      <text:p text:style-name="Standard">In the Vedic mantras, there is a particular type of prayer called Puruṣa-sūkta. Generally, the demigods offer their obeisances unto Viṣṇu, the Supreme Personality of Godhead, by chanting the Puruṣa-sūkta. It is understood herein that the predominating deity of every planet can see the supreme lord of this universe, Brahmā, whenever there is some disturbance on his planet. And Brahmā can approach the Supreme Lord Viṣṇu, not by seeing Him directly but by standing on the shore of the ocean of milk. There is a planet within this universe called Śvetadvīpa, and on that planet there is an ocean of milk. It is understood from various Vedic literatures that just as there is the ocean of salt water on this planet, there are various kinds of oceans on other planets. Somewhere there is an ocean of milk, somewhere there is an ocean of oil, and somewhere there are oceans of liquor and of many other types of liquids. The Puruṣa-sūkta is the standard prayer which the demigods recite to appease the Supreme Personality of Godhead, Kṣīrodaka-śāyī Viṣṇu. Because He is lying on the ocean of milk, He is called Kṣīrodaka-śāyī Viṣṇu. He is the form of the Supreme Personality of Godhead through whom all the incarnations within this universe appear.</text:p>
      <text:p text:style-name="Standard"/>
      <text:p text:style-name="Standard">After all the demigods offered the Puruṣa-sūkta prayer to the Supreme Personality of Godhead, they apparently heard no response. Then Lord Brahmā personally sat in meditation, and there was a message-transmission from Lord Viṣṇu to Brahmā. Brahmā then broadcast the message to the demigods. That is the system of receiving Vedic knowledge. The Vedic knowledge is received first by Brahmā from the Supreme Personality of Godhead, through the medium of the heart. As stated in the beginning of Śrīmad-Bhāgavatam, tene brahma hṛdā ya ādi-kavaye: the transcendental knowledge of the Vedas was transmitted to Lord Brahmā through the heart. Here also, in the same way, only Brahmā could understand the message transmitted by Lord Viṣṇu, and he broadcast it to the demigods for their immediate action. The message was this: The Supreme Personality of Godhead would appear on the earth very soon along with His supreme powerful potencies, and as long as He remained on the earth planet to execute His mission of annihilating the demons and establishing the devotees, the demigods should also remain there to assist Him. They should all immediately take birth in the family of the Yadu dynasty, wherein the Lord would also appear in <text:soft-page-break/>due course of time. The Supreme Personality of Godhead Himself, Kṛṣṇa, would personally appear as the son of Vasudeva. Before His appearance, all the demigods, along with their wives, should appear in different pious families in the world just to assist the Lord in executing His mission. The exact word used here is tat-priyārtham, which means the demigods should appear on the earth in order to please the Lord. In other words, any living entity who lives only to satisfy the Lord is a demigod. The demigods were further informed that Ananta, the plenary portion of Lord Kṛṣṇa who is maintaining the universal planets by extending His millions of hoods, would also appear on earth before Lord Kṛṣṇa’s appearance. They were also informed that the external potency of Viṣṇu (Māyā), with whom all the conditioned souls are enamored, would also appear by the order of the Supreme Lord, just to execute His purpose.</text:p>
      <text:p text:style-name="Standard"/>
      <text:p text:style-name="Standard">After instructing and pacifying all the demigods, as well as Bhūmi, with sweet words, Lord Brahmā, the father of all prajāpatis, or progenitors of the universal population, departed for his own abode, the highest material planet, called Brahmaloka.</text:p>
      <text:p text:style-name="Standard"/>
      <text:p text:style-name="Standard">The leader of the Yadu dynasty, King Śūrasena, was ruling over the country known as Māthura, wherein lies the city of Mathurā, as well as the district known as Śūrasena, which was named after him. On account of the rule of King Śūrasena, Mathurā became the capital city of all the kings of the Yadus. Mathurā was also made the capital of the kings of the Yadu dynasty because the Yadus were a very pious family and knew that Mathurā is the place where Lord Śrī Kṛṣṇa lives eternally, just as He also lives in Dvārakā.</text:p>
      <text:p text:style-name="Standard"/>
      <text:p text:style-name="Standard">Once upon a time, Vasudeva, the son of Śūrasena, just after marrying Devakī, was going home on his chariot with his newly wedded wife. The father of Devakī, known as Devaka, had contributed a sufficient dowry because he was very affectionate toward his daughter. He had contributed hundreds of chariots completely decorated with gold equipment. At that time, Kaṁsa, the son of Ugrasena, in order to please his sister, Devakī, had voluntarily taken the reins of the horses of Vasudeva’s chariot and was driving. According to the custom of the Vedic civilization, when a girl is married, the brother takes the sister and brother-in-law to their home. Because the newly married girl may feel too much separation from her father’s family, the brother goes with her until she reaches her father-in-law’s house.</text:p>
      <text:p text:style-name="Standard"/>
      <text:p text:style-name="Standard">The full dowry contributed by Devaka was as follows: 400 elephants fully decorated with golden garlands, 15,000 decorated horses and 1,800 chariots. He also arranged for 200 beautiful girls to follow his daughter. The kṣatriya system of marriage, still current in India, dictates that when a kṣatriya is married, a few dozen of the bride’s young girlfriends (in addition to the bride) go to the house of the king. The followers of the queen are called maidservants, but actually they act as friends of the queen. This practice is prevalent from time immemorial, traceable at least to the time before the advent of Lord Kṛṣṇa 5,000 years ago. So Vasudeva brought home another 200 beautiful girls along with his wife Devakī.</text:p>
      <text:p text:style-name="Standard"/>
      <text:p text:style-name="Standard">While the bride and bridegroom were passing along on the chariot, there were different kinds of musical instruments playing to indicate the auspicious moment. There were conch shells, bugles, drums and kettledrums; combined together, they were vibrating a nice concert. The procession was passing very pleasingly, and Kaṁsa was driving the chariot, when suddenly there was a miraculous sound vibrated from the sky which especially announced to Kaṁsa: “Kaṁsa, you are such a fool! You are driving the chariot of your sister and your brother-in-law, but you do not know that the eighth child of this sister will kill you.”</text:p>
      <text:p text:style-name="Standard"/>
      <text:p text:style-name="Standard">Kaṁsa was the son of Ugrasena, of the Bhoja dynasty. It is said that Kaṁsa was the most demoniac of all the Bhoja dynasty kings. Immediately after hearing the prophecy from the sky, he caught hold of Devakī’s hair and was just about to kill her with his sword. Vasudeva was astonished at Kaṁsa’s <text:soft-page-break/>behavior, and in order to pacify the cruel, shameless brother-in-law, he began to speak as follows, with great reason and evidence. He said, “My dear brother-in-law Kaṁsa, you are the most famous king of the Bhoja dynasty, and people know that you are the greatest warrior and a valiant king. How is it that you are so infuriated that you are prepared to kill a woman who is your own sister at this auspicious time of her marriage? Why should you be so much afraid of death? Death is already born along with your birth. From the very day you took your birth, you began to die. Suppose you are twenty-five years old; that means you have already died twenty-five years. Every moment, every second, you are dying. Why then should you be so much afraid of death? Final death is inevitable. You may die either today or in a hundred years; you cannot avoid death. Why should you be so much afraid? Actually, death means annihilation of the present body. As soon as the present body stops functioning and mixes with the five elements of material nature, the living entity within the body accepts another body, according to his present actions and reactions. It is just like when a man walks on the street: he puts forward his foot, and when he is confident that his foot is situated on sound ground, he lifts the other foot. In this way, one after another, the bodies change and the soul transmigrates. See how the plant worms change from one twig to another so carefully! Similarly, the living entity changes his body as soon as the higher authorities decide on his next body. As long as a living entity is conditioned within this material world, he must take material bodies one after another. His next particular body is offered by the laws of nature, according to the actions and reactions of this life.</text:p>
      <text:p text:style-name="Standard"/>
      <text:p text:style-name="Standard">“This body is exactly like one of the bodies which we always see in dreams. During our dream of sleep, we create so many bodies according to mental creation. We have seen gold, and we have also seen a mountain, so in a dream we can see a golden mountain by combining the two ideas. Sometimes in dreams we see that we have a body which is flying in the sky, and at that time we completely forget our present body. Similarly, these bodies are changing. When you have one body, you forget the past body. During a dream, we may make contact with so many new kinds of bodies, but when we are awake we forget them all. And actually these material bodies are the creations of our mental activities. But at the present moment we do not recollect our past bodies.</text:p>
      <text:p text:style-name="Standard"/>
      <text:p text:style-name="Standard">“The nature of the mind is flickering. Sometimes it accepts something, and immediately it rejects the same thing. Accepting and rejecting is the process of the mind in contact with the five objects of sense gratification – form, taste, smell, sound and touch. In its speculative way, the mind comes in touch with the objects of sense gratification, and when the living entity desires a particular type of body, he gets it. Therefore, the body is an offering by the laws of material nature. The living entity accepts a body and comes out again into the material world to enjoy or suffer according to the construction of the body. Unless we have a particular type of body, we cannot enjoy or suffer according to our mental proclivities inherited from the previous life. The particular type of body is actually offered to us according to our mental condition at the time of death.</text:p>
      <text:p text:style-name="Standard"/>
      <text:p text:style-name="Standard">“The luminous planets like the sun, moon or stars reflect themselves in different types of reservoirs, like water, oil or ghee. The reflection moves according to the movement of the reservoir. The reflection of the moon is on the water, and the moving water makes the moon also appear to be moving, but actually the moon is not moving. Similarly, by mental concoction the living entity attains different kinds of bodies, although actually he has no connection with such bodies. But on account of illusion, being enchanted by the influence of māyā, the living entity thinks that he belongs to a particular type of body. That is the way of conditioned life. Suppose a living entity is now in a human form of body. He thinks that he belongs to the human community, or a particular country or particular place. He identifies himself in that way and unnecessarily prepares for another body, which is not required by him. Such desires and mental concoctions are the cause of different types of bodies. The covering influence of material nature is so strong that the living entity is satisfied in whatever body he gets, and he identifies with that body with great pleasure. Therefore, I beg to request you not to be overwhelmed by the dictation of your mind and body.”</text:p>
      <text:p text:style-name="Standard"><text:soft-page-break/></text:p>
      <text:p text:style-name="Standard">Vasudeva thus requested Kaṁsa not to be envious of his newly married sister. One should not be envious of anyone, because envy is the cause of fear both in this world and in the next, when one is before Yamarāja (the lord of punishment after death). Vasudeva appealed to Kaṁsa on behalf of Devakī, stating that she was his younger sister. He also appealed at an auspicious moment, at the time of marriage. A younger sister or brother is supposed to be protected as one’s child. “The position is overall so delicate,” Vasudeva reasoned, “that if you kill her, it will go against your high reputation.”</text:p>
      <text:p text:style-name="Standard"/>
      <text:p text:style-name="Standard">In this way Vasudeva tried to pacify Kaṁsa by good instruction as well as by philosophical discrimination, but Kaṁsa was not to be pacified because his association was demoniac. Because of his demoniac association, he was a demon, although born in a very high royal family. A demon never cares for any good instruction. He is just like a determined thief: one can give him moral instruction, but it will not be effective. Similarly, those who are demoniac or atheistic by nature can hardly assimilate any good instruction, however authorized it may be. That is the difference between demigods and demons. Those who can accept good instruction and try to live their lives in that way are called demigods, and those who are unable to take such good instruction are called demons.</text:p>
      <text:p text:style-name="Standard"/>
      <text:p text:style-name="Standard">Failing in his attempt to pacify Kaṁsa, Vasudeva wondered how he would protect his wife, Devakī. When there is imminent danger, an intelligent person should try to avoid the dangerous position as far as possible. But if, in spite of endeavoring by all intelligence, one fails to avoid the dangerous position, there is no fault on his part. One should try his best to execute his duties, but if the attempt fails, he is not at fault.</text:p>
      <text:p text:style-name="Standard"/>
      <text:p text:style-name="Standard">Vasudeva thought of his wife as follows: “For the present let me save the life of Devakī; then later on, if there are children, I shall see how to save them.” He further thought, “If in the future I get a child who can kill Kaṁsa – just as Kaṁsa is thinking – then both Devakī and the child will be saved because the law of providence is inconceivable. But now, some way or other, let me save the life of Devakī.”</text:p>
      <text:p text:style-name="Standard"/>
      <text:p text:style-name="Standard">There is no certainty how a living entity contacts a certain type of body, just as there is no certainty how a blazing fire comes in contact with a certain type of wood in the forest. When there is a forest fire, it is experienced that the blazing fire sometimes leaps over one tree and catches another by the influence of the wind. Similarly, a living entity may be very careful in the matter of executing his duties, but it is still very difficult for him to know what type of body he is going to get in the next life. Mahārāja Bharata was very faithfully executing the duties of self-realization, but by chance he developed temporary affection for a deer, and in his next life he had to accept the body of a deer.</text:p>
      <text:p text:style-name="Standard"/>
      <text:p text:style-name="Standard">Vasudeva, after deliberating on how to save his wife, began to speak to Kaṁsa with great respect, although Kaṁsa was the most sinful man. Sometimes it happens that a most virtuous person like Vasudeva has to flatter a person like Kaṁsa, a most vicious person. That is the way of all diplomatic transactions. Although Vasudeva was deeply aggrieved, he smiled outwardly. He addressed the shameless Kaṁsa in that way because he was so atrocious. Vasudeva said to Kaṁsa, “My dear brother-in-law, please consider that you have no danger from your sister. You are awaiting some danger because you have heard a prophetic voice in the sky. But the danger is to come from the sons of your sister, who are not present now. And who knows? There may or may not be sons in the future. Considering all this, you are safe for the present. Nor is there cause of fear from your sister. If there are any sons born of her, I promise that I shall present all of them to you for necessary action.”</text:p>
      <text:p text:style-name="Standard"/>
      <text:p text:style-name="Standard"><text:soft-page-break/>Kaṁsa knew the value of Vasudeva’s word of honor, and he was convinced by his argument. For the time being, he desisted from the heinous killing of his sister. Thus Vasudeva was pleased and praised the decision of Kaṁsa. In this way, he returned to his home.</text:p>
      <text:p text:style-name="Standard"/>
      <text:p text:style-name="Standard">Each year thereafter, in due course of time, Devakī gave birth to a child. Thus she gave birth to eight male children, as well as one daughter. When the first son was born, Vasudeva kept his word of honor and immediately brought the child before Kaṁsa. It is said that Vasudeva was very much elevated and famous for his word of honor, and he wanted to maintain this fame. Although it was very painful for Vasudeva to hand over the newly born child, Kaṁsa was very glad to receive him. But he became a little compassionate with the behavior of Vasudeva. This event is very exemplary. For a great soul like Vasudeva, there is nothing considered to be painful in the course of discharging one’s duty. A learned person like Vasudeva carries out his duties without hesitation. On the other hand, a demon like Kaṁsa never hesitates in committing any abominable action. It is said, therefore, that a saintly person can tolerate all kinds of miserable conditions of life, a learned man can discharge his duties without awaiting favorable circumstances, a heinous person like Kaṁsa can act in any sinful way, and a devotee can sacrifice everything to satisfy the Supreme Personality of Godhead.</text:p>
      <text:p text:style-name="Standard"/>
      <text:p text:style-name="Standard">Kaṁsa became satisfied by the action of Vasudeva. He was surprised to see Vasudeva keeping his promise, and being compassionate upon him and pleased, he began to speak as follows: “My dear Vasudeva, you need not present this child to me. I am not in danger from this child. I have heard that the eighth child born of you and Devakī will kill me. Why should I accept this child unnecessarily? You can take him back.”</text:p>
      <text:p text:style-name="Standard"/>
      <text:p text:style-name="Standard">When Vasudeva was returning home with his firstborn child, although he was pleased by the behavior of Kaṁsa, he could not believe in him because he knew that Kaṁsa was uncontrolled. An atheistic person cannot be firm in his word of honor. One who cannot control the senses cannot be steady in his determination. The great politician Cāṇakya Paṇḍita said, “Never put your trust in a diplomat or a woman.” Those who are addicted to unrestricted sense gratification can never be truthful, nor can they be trusted with any faith.</text:p>
      <text:p text:style-name="Standard"/>
      <text:p text:style-name="Standard">At that time the great sage Nārada came to Kaṁsa. He was informed of Kaṁsa’s becoming compassionate to Vasudeva and returning his firstborn child. Nārada was very eager to accelerate the descent of Lord Kṛṣṇa as soon as possible. He therefore informed Kaṁsa that in Vṛndāvana personalities like Nanda Mahārāja and all the other cowherd men and their wives, and on the other side Vasudeva, his father Śūrasena and all his relatives born in the family of Vṛṣṇi of the Yadu dynasty, along with all their friends and well-wishers, were actually demigods. Nārada warned Kaṁsa to be careful of them, since Kaṁsa and his friends and advisors were all demons. Demons are always afraid of demigods. After being thus informed by Nārada about the appearance of the demigods in different families, Kaṁsa at once became very much alarmed. He understood that since the demigods had already appeared, Lord Viṣṇu must be coming soon. He at once arrested both his brother-in-law Vasudeva and Devakī and put them behind prison bars.</text:p>
      <text:p text:style-name="Standard"/>
      <text:p text:style-name="Standard">Within the prison, shackled in iron chains, Vasudeva and Devakī gave birth to a male child year after year, and Kaṁsa, thinking each of the babies to be the incarnation of Viṣṇu, killed them one after another. He was particularly afraid of the eighth child, but after the visit of Nārada, he came to the conclusion that any child might be Kṛṣṇa. Therefore it was better to kill all the babies who took birth from Devakī and Vasudeva.</text:p>
      <text:p text:style-name="Standard"/>
      <text:p text:style-name="Standard">This action of Kaṁsa is not very difficult to understand. In the history of the world there are many instances in the history of the world of persons in the royal order who have killed their father, brother or whole family and friends for the satisfaction of their ambitions. There is nothing <text:soft-page-break/>astonishing about this, for members of the demoniac, greedy royal order can kill anyone for their nefarious ambitions.</text:p>
      <text:p text:style-name="Standard"/>
      <text:p text:style-name="Standard">Kaṁsa was made aware of his previous birth by the grace of Nārada. He learned that in his previous birth he had been a demon of the name Kālanemi and that he had been killed by Viṣṇu. Having now taken his birth in the Bhoja family, he decided to become the deadly enemy of the Yadu dynasty; Kṛṣṇa was going to take birth in that family, and Kaṁsa was very much afraid that he would be killed by Kṛṣṇa, just as he had been killed in his last birth.</text:p>
      <text:p text:style-name="Standard"/>
      <text:p text:style-name="Standard">He first of all imprisoned his father, Ugrasena, because he was the chief king among the Yadu, Bhoja and Andhaka dynasties, and he also occupied the kingdom of Śūrasena, Vasudeva’s father. He declared himself the king of all such places.</text:p>
      <text:p text:style-name="Standard"/>
      <text:p text:style-name="Standard">Thus ends the Bhaktivedanta purport of the first chapter of Kṛṣṇa, “The Advent of Lord Kṛṣṇa.”</text:p>
      <text:p text:style-name="Standard"/>
      <text:p text:style-name="Standard"/>
      <text:p text:style-name="Standard">Chapter 2</text:p>
      <text:p text:style-name="Standard">Prayers by the Demigods for Lord Kṛṣṇa in the Womb</text:p>
      <text:p text:style-name="Standard"/>
      <text:p text:style-name="Standard">King Kaṁsa not only occupied the kingdoms of the Yadu, Bhoja and Andhaka dynasties and the kingdom of Śūrasena, but he also made alliances with all the other demoniac kings, as follows: the demon Pralamba, demon Baka, demon Cāṇūra, demon Tṛṇāvarta, demon Aghāsura, demon Muṣṭika, demon Ariṣṭa, demon Dvivida, demon Pūtanā, demon Keśī and demon Dhenuka. At that time, Jarāsandha was the king of Magadha Province (known at present as Bihar State). Thus by his diplomatic policy, Kaṁsa consolidated the most powerful kingdom of his time, under the protection of Jarāsandha. He made further alliances with such kings as Bāṇāsura and Bhaumāsura, until he was the strongest. Then he began to behave most inimically toward the Yadu dynasty, into which Kṛṣṇa was to take His birth.</text:p>
      <text:p text:style-name="Standard"/>
      <text:p text:style-name="Standard">Being harassed by Kaṁsa, the kings of the Yadu, Bhoja and Andhaka dynasties took shelter in different states, such as the state of the Kurus, the state of the Pañcālas and the states known as Kekaya, Śālva, Vidarbha, Niṣadha, Videha and Kośala. Kaṁsa broke the solidarity of the Yadu kingdom, as well as the Bhoja and Andhaka. He made his position the most solid within the vast tract of land known at that time as Bhārata-varṣa.</text:p>
      <text:p text:style-name="Standard"/>
      <text:p text:style-name="Standard">When Kaṁsa was killing the six babies of Devakī and Vasudeva one after another, many friends and relatives of Kaṁsa approached him and requested him to discontinue these heinous activities. But all of them became worshipers of Kaṁsa.</text:p>
      <text:p text:style-name="Standard"/>
      <text:p text:style-name="Standard">When Devakī became pregnant for the seventh time, a plenary expansion of Kṛṣṇa known as Ananta appeared within her womb. Devakī was overwhelmed with both jubilation and lamentation. She was joyful, for she could understand that Lord Viṣṇu had taken shelter within her womb, but at the same time she was sorry that as soon as her child would come out, Kaṁsa would kill Him. At that time the Supreme Personality of Godhead, Kṛṣṇa, being compassionate upon the Yadus, who were fearful due to the atrocities committed by Kaṁsa, ordered the appearance of Yogamāyā, His internal potency. Kṛṣṇa is the Lord of the universe, but He is especially the Lord of the Yadu dynasty.</text:p>
      <text:p text:style-name="Standard"/>
      <text:p text:style-name="Standard">Yogamāyā is the principal potency of the Personality of Godhead. In the Vedas it is stated that the Lord, the Supreme Personality of Godhead, has multipotencies: parāsya śaktir vividhaiva śrūyate. All the different potencies are acting externally and internally, and Yogamāyā is the chief of all potencies. The Lord ordered the appearance of Yogamāyā in the land of Vrajabhūmi, in Vṛndāvana, which is always decorated and full with beautiful cows. In Vṛndāvana, Rohiṇī, one of the wives of <text:soft-page-break/>Vasudeva, was residing at the house of King Nanda and Queen Yaśodā. Not only Rohiṇī but many others in the Yadu dynasty were scattered all over the country due to their fear of the atrocities of Kaṁsa. Some of them were even living in the caves of the mountains.</text:p>
      <text:p text:style-name="Standard"/>
      <text:p text:style-name="Standard">The Lord thus informed Yogamāyā, “Under the imprisonment of Kaṁsa are Devakī and Vasudeva, and at the present moment My plenary expansion Śeṣa is within the womb of Devakī. You can arrange the transfer of Śeṣa from the womb of Devakī to the womb of Rohiṇī. After this arrangement, I am personally going to appear in the womb of Devakī with My full potencies. Then I shall appear as the son of Devakī and Vasudeva. And you shall appear as the daughter of Nanda and Yaśodā in Vṛndāvana.</text:p>
      <text:p text:style-name="Standard"/>
      <text:p text:style-name="Standard">“Since you will appear as My contemporary sister, and since you will quickly satisfy desires for sense gratification, people within the world will worship you with all kinds of valuable presentations – incense, candles, flowers and offerings of sacrifice. People who are after materialistic perfection will worship you under the different forms of your expansions, which will be named Durgā, Bhadrakālī, Vijayā, Vaiṣṇavī, Kumudā, Caṇḍikā, Kṛṣṇā, Mādhavī, Kanyakā, Māyā, Nārāyaṇī, Īśānī, Śāradā and Ambikā.”</text:p>
      <text:p text:style-name="Standard"/>
      <text:p text:style-name="Standard">Kṛṣṇa and Yogamāyā appeared as brother and sister – the Supreme Powerful and the supreme power. Although there is no clear distinction between the Powerful and the power, power is always subordinate to the Powerful. Those who are materialistic are worshipers of the power, but those who are transcendentalists are worshipers of the Powerful. Kṛṣṇa is the Supreme Powerful, and Durgā is the supreme power within the material world. Actually people in the Vedic culture worship both the Powerful and the power. There are many hundreds and thousands of temples of Viṣṇu and Devī, and sometimes they are worshiped simultaneously. The worshiper of the power, Durgā, or the external energy of Kṛṣṇa, may achieve all kinds of material success very easily, but anyone who wants to be elevated transcendentally must engage in worshiping the Powerful in Kṛṣṇa consciousness.</text:p>
      <text:p text:style-name="Standard"/>
      <text:p text:style-name="Standard">The Lord also declared to Yogamāyā, “My plenary expansion Ananta Śeṣa is within the womb of Devakī. On account of being forcibly attracted to the womb of Rohiṇī, He will be known as Saṅkarṣaṇa and will be the source of all spiritual power, or bala, by which one can attain the highest bliss of life, which is called ramaṇa. Therefore the plenary portion Ananta will be known after His appearance either as Saṅkarṣaṇa or as Balarāma.”</text:p>
      <text:p text:style-name="Standard"/>
      <text:p text:style-name="Standard">In the Upaniṣads it is stated, nāyam ātmā bala-hīnena labhyaḥ. The purport is that one cannot attain the supreme platform of self-realization without being sufficiently favored by Balarāma. Bala does not mean physical strength. No one can attain spiritual perfection by physical strength. One must have the spiritual strength which is infused by Balarāma, or Saṅkarṣaṇa. Ananta, or Śeṣa, is the source of the power which sustains all the planets in their different positions. Materially this sustaining power is known as the law of gravitation, but actually it is a display of the potency of Saṅkarṣaṇa. Balarāma, or Saṅkarṣaṇa, is the source of spiritual power, or the original spiritual master. Therefore Lord Nityānanda Prabhu, who is also the incarnation of Balarāma, is the original spiritual master. And the spiritual master is the representative of Balarāma, the form of the Supreme Personality of Godhead who supplies spiritual strength. In the Caitanya-caritāmṛta it is confirmed that the spiritual master is the manifestation of the mercy of Kṛṣṇa.</text:p>
      <text:p text:style-name="Standard"/>
      <text:p text:style-name="Standard">Thus ordered by the Supreme Personality of Godhead, Yogamāyā circumambulated the Lord and then appeared within this material world according to His order. When Yogamāyā, the supreme power of the supremely powerful Personality of Godhead, transferred Lord Śeṣa from the womb of Devakī to the womb of Rohiṇī, both Devakī and Rohiṇī were under Yogamāyā’s spell, which is called yoga-nidrā. When this was done, people thought that Devakī’s seventh pregnancy had been a miscarriage. Thus although Balarāma appeared as the son of Devakī, He was transferred to the <text:soft-page-break/>womb of Rohiṇī to appear as her son. After this arrangement, the Supreme Personality of Godhead, Kṛṣṇa, who is always ready to protect His unalloyed devotees, entered within the mind of Vasudeva as the Lord of the whole creation, with full inconceivable potencies. It is understood in this connection that Lord Kṛṣṇa first of all situated Himself in the unalloyed heart of Vasudeva and was then transferred to the heart of Devakī. He was not put into the womb of Devakī by seminal discharge. The Supreme Personality of Godhead, by His inconceivable potency, can appear in any way. It is not necessary for Him to appear in the ordinary way, by seminal injection within the womb of a woman.</text:p>
      <text:p text:style-name="Standard"/>
      <text:p text:style-name="Standard">When Vasudeva was sustaining the form of the Supreme Personality of Godhead within his heart, he appeared just like the glowing sun, whose shining rays are always unbearable and scorching to the common man. The form of the Lord situated in the pure unalloyed heart of Vasudeva is not different from the original form of Kṛṣṇa. The appearance of the form of Kṛṣṇa anywhere, and specifically within the heart, is called dhāma. Dhāma refers not only to Kṛṣṇa’s form but also to His name, His qualities and His paraphernalia. Everything becomes manifest simultaneously.</text:p>
      <text:p text:style-name="Standard"/>
      <text:p text:style-name="Standard">Thus the eternal form of the Supreme Personality of Godhead with full potencies was transferred from the mind of Vasudeva to the mind of Devakī, exactly as the setting sun’s rays are transferred to the full moon rising in the east.</text:p>
      <text:p text:style-name="Standard"/>
      <text:p text:style-name="Standard">Kṛṣṇa, the Supreme Personality of Godhead, thus entered the body of Devakī from the body of Vasudeva without being subject to any of the conditions of an ordinary living entity. Since Kṛṣṇa was there, it is to be understood that all His plenary expansions, such as Nārāyaṇa, and incarnations like Lord Nṛsiṁha and Varāha, were with Him, and They also were not subject to the conditions of material existence. In this way, Devakī became the residence of the Supreme Personality of Godhead, who is one without a second and the cause of all creation. Devakī became the residence of the Absolute Truth, but because she was confined within the house of Kaṁsa, she looked just like a suppressed fire, or like misused education. When fire is kept in a jug, the illuminating rays of the fire cannot be very much appreciated. Similarly, misused knowledge, which does not benefit the people in general, is not very much appreciated. So Devakī was kept within the prison walls of Kaṁsa’s palace, and no one could see her transcendental beauty, which resulted from her conceiving the Supreme Personality of Godhead.</text:p>
      <text:p text:style-name="Standard"/>
      <text:p text:style-name="Standard">Kaṁsa, however, saw the transcendental beauty of his sister Devakī, and he at once concluded that the Supreme Personality of Godhead had taken shelter in her womb. She had never before looked so wonderfully beautiful. He could distinctly understand that there was something wonderful within the womb of Devakī. In this way, Kaṁsa became perturbed because he was sure that the Supreme Personality of Godhead, who would kill him in the future, had now come. Kaṁsa began to think, “What is to be done with Devakī? Surely she has Viṣṇu or Kṛṣṇa within her womb, so it is certain that Kṛṣṇa has come to execute the mission of the demigods. And even if I immediately kill Devakī, His mission cannot be frustrated.” Kaṁsa knew very well that no one can frustrate the purpose of Viṣṇu. Any intelligent man can understand that the laws of God cannot be violated. His purpose will be served in spite of all impediments offered by the demons. Kaṁsa thought, “If I kill Devakī at the present moment, Viṣṇu will enforce His supreme will more vehemently. To kill Devakī just now would be a most abominable act. No one desires to kill his reputation, even in an awkward situation; if I kill Devakī now, my reputation will be spoiled. Devakī is a woman, and she is under my shelter; she is pregnant, and if I kill her, immediately my reputation, the results of my pious activities and my duration of life will all be finished.”</text:p>
      <text:p text:style-name="Standard"/>
      <text:p text:style-name="Standard">He further deliberated, “A person who is too cruel is as good as dead, even in this lifetime. No one likes a cruel person during his lifetime, and after his death, people curse him. On account of his <text:soft-page-break/>self-identification with the body, he must be degraded and pushed into the darkest region of hell.” Kaṁsa thus meditated on all the pros and cons of killing Devakī at that time.</text:p>
      <text:p text:style-name="Standard"/>
      <text:p text:style-name="Standard">Kaṁsa finally decided not to kill Devakī right away but to wait for the inevitable future. But his mind became absorbed in animosity against the Personality of Godhead. He patiently waited for the delivery of the child, expecting to kill Him, as he had done previously with the other babies of Devakī. Thus being merged in the ocean of animosity against the Personality of Godhead, he began to think of Kṛṣṇa or Viṣṇu while sitting, while sleeping, while walking, while eating, while working – in all the situations of his life. His mind became so much absorbed with the thought of the Supreme Personality of Godhead that indirectly he could see only Kṛṣṇa or Viṣṇu around him. Unfortunately, although his mind was so absorbed in the thought of Viṣṇu, he is not recognized as a devotee because he was thinking of Kṛṣṇa as an enemy. The state of mind of a great devotee is also to be always absorbed in Kṛṣṇa, but a devotee thinks of Him favorably, not unfavorably. To think of Kṛṣṇa favorably is Kṛṣṇa consciousness, but to think of Kṛṣṇa unfavorably is not Kṛṣṇa consciousness.</text:p>
      <text:p text:style-name="Standard"/>
      <text:p text:style-name="Standard">At this time Lord Brahmā and Lord Śiva, accompanied by great sages like Nārada and followed by many other demigods, invisibly appeared in the house of Kaṁsa. They began to pray to the Supreme Personality of Godhead in select verses, which are very pleasing to the devotees and which award fulfillment of their desires. The first words they spoke acclaimed that the Lord is true to His vow. As stated in the Bhagavad-gītā, Kṛṣṇa descends to this material world just to protect the pious and destroy the impious. That is His vow. The demigods could understand that the Lord had taken His residence within the womb of Devakī to fulfill His vow, and they were very glad that the Lord was appearing in order to fulfill His mission.</text:p>
      <text:p text:style-name="Standard"/>
      <text:p text:style-name="Standard">Then the demigods addressed the Lord as satyaṁ param, or the Supreme Absolute Truth. Everyone is searching after the truth. That is the philosophical way of life. The demigods give information that the Supreme Absolute Truth is Kṛṣṇa. One who becomes fully Kṛṣṇa conscious can attain the Absolute Truth. Kṛṣṇa is the Absolute Truth because, unlike relative truth, He is Truth in all the three phases of eternal time. Time is divided into past, present and future. Kṛṣṇa is Truth always – past, present and future. In the material world everything is being controlled by supreme time, in the course of past, present and future. But before the creation, Kṛṣṇa was existing, and when there is creation, everything is resting in Kṛṣṇa, and when this creation is finished, Kṛṣṇa will remain. Therefore, He is the Absolute Truth in all circumstances. If there is any truth within this material world, it emanates from the Supreme Truth, Kṛṣṇa. If there is any opulence within this material world, the cause of the opulence is Kṛṣṇa. If there is any reputation within this material world, the cause of the reputation is Kṛṣṇa. If there is any strength within this material world, the cause of such strength is Kṛṣṇa. If there is any wisdom and education within this material world, the cause of such wisdom and education is Kṛṣṇa. Therefore Kṛṣṇa is the source of all relative truths.</text:p>
      <text:p text:style-name="Standard"/>
      <text:p text:style-name="Standard">This material world is composed of five principal elements – earth, water, fire, air and ether – and all such elements are emanations from Kṛṣṇa. The material scientists accept these five primary elements as the cause of the material manifestation, but the elements in their gross and subtle states are produced by Kṛṣṇa. The living entities who are working within this material world are products of His marginal potency. In the seventh chapter of the Bhagavad-gītā, it is clearly stated that the whole manifestation is a combination of two kinds of energies of Kṛṣṇa, the superior energy and the inferior energy. The living entities are the superior energy, and the dead material elements are His inferior energy. In its dormant stage, everything remains in Kṛṣṇa.</text:p>
      <text:p text:style-name="Standard"/>
      <text:p text:style-name="Standard">The demigods continued to offer their respectful prayers unto the supreme form of the Personality of Godhead, Kṛṣṇa, by analytical study of the material manifestation. What is this material manifestation? It is just like a tree. A tree stands on the ground. Similarly, the tree of the material <text:soft-page-break/>manifestation is standing on the ground of material nature. This material manifestation is compared to a tree because a tree is ultimately cut off in due course of time. A tree is called vṛkṣa. Vṛkṣa means that thing which will be ultimately cut off. Therefore, this tree of the material manifestation cannot be accepted as the Ultimate Truth, because it is influenced by time. But Kṛṣṇa’s body is eternal: He existed before the material manifestation, He is existing while the material manifestation is continuing, and when it will be dissolved, He will continue to exist. Therefore only Kṛṣṇa can be accepted as the Absolute Truth.</text:p>
      <text:p text:style-name="Standard"/>
      <text:p text:style-name="Standard">The Kaṭha Upaniṣad also cites this example of the tree of the material manifestation standing on the ground of material nature. This tree has two kinds of fruits, distress and happiness. Those who are living in the tree of the body are just like two birds. One bird is the localized aspect of Kṛṣṇa known as the Paramātmā, and the other bird is the living entity. The living entity is eating the fruits of this material manifestation. Sometimes he eats the fruit of happiness, and sometimes he eats the fruit of distress. But the other bird is not interested in eating the fruit of distress or happiness because he is self-satisfied. The Kaṭha Upaniṣad states that one bird on the tree of the body is eating the fruits, and the other bird is simply witnessing. The roots of this tree extend in three directions. This means that the root of the tree is the three modes of material nature: goodness, passion and ignorance. Just as the tree’s root expands, so, by association of the modes of material nature (goodness, passion and ignorance), one expands his duration of material existence. The tastes of the fruits are of four kinds: religiosity, economic development, sense gratification and, ultimately, liberation. According to the different associations in the three modes of material nature, the living entities are tasting different kinds of religiosity, different kinds of economic development, different kinds of sense gratification and different kinds of liberation. Practically all material work is performed in ignorance, but because there are three qualities, sometimes the quality of ignorance is covered with goodness or passion. The taste of these material fruits is accepted through five senses. The five sense organs through which knowledge is acquired are subjected to six kinds of whips: lamentation, illusion, infirmity, death, hunger and thirst. This material body, or the material manifestation, is covered by seven layers: skin, muscle, blood, marrow, bone, fat and semen. The branches of the tree are eight: earth, water, fire, air, ether, mind, intelligence and ego. There are nine gates in this body: the two eyes, two nostrils, two ears, one mouth, one genital, one rectum. And there are ten kinds of internal air passing within the body: prāṇa, apāna, udāna, vyāna, samāna, etc. The two birds seated in this tree, as explained above, are the living entity and the localized Supreme Personality of Godhead, Paramātmā.</text:p>
      <text:p text:style-name="Standard"/>
      <text:p text:style-name="Standard">The root cause of the material manifestation described here is the Supreme Personality of Godhead. The Supreme Personality of Godhead expands Himself to take charge of the three qualities of the material world. Viṣṇu takes charge of the mode of goodness, Brahmā takes charge of the mode of passion, and Lord Śiva takes charge of the mode of ignorance. Brahmā, by the mode of passion, creates this manifestation, Lord Viṣṇu maintains this manifestation by the mode of goodness, and Lord Śiva annihilates it by the mode of ignorance. The whole creation ultimately rests in the Supreme Lord. He is the cause of creation, maintenance and dissolution, and when the whole manifestation is dissolved, in its subtle form as His energy it rests within His body.</text:p>
      <text:p text:style-name="Standard"/>
      <text:p text:style-name="Standard">“At present,” the demigods prayed, “the Supreme Lord Kṛṣṇa is appearing just for the maintenance of this manifestation. Actually the Supreme Cause is one, but less intelligent persons, being deluded by the three modes of material nature, see that the material world is manifested through different causes. Those who are intelligent can see that the cause is one, Kṛṣṇa.” As it is stated in the Brahma-saṁhitā, īśvaraḥ paramaḥ kṛṣṇaḥ . . . sarva-kāraṇa-kāraṇam: “Kṛṣṇa, the Supreme Personality of Godhead, is the cause of all causes.” Brahmā is the deputed agent for creation, Viṣṇu is the expansion of Kṛṣṇa for maintenance, and Lord Śiva is the expansion of Kṛṣṇa for dissolution.</text:p>
      <text:p text:style-name="Standard"/>
      <text:p text:style-name="Standard"><text:soft-page-break/>“Our dear Lord,” the demigods prayed, “it is very difficult to understand Your eternal form or personality. People in general are unable to understand Your actual form; therefore You are personally descending to exhibit Your original eternal form. Somehow people can understand the different incarnations of Your Lordship, but they are puzzled to understand the eternal form of Kṛṣṇa with two hands, moving among human beings exactly like one of them. This eternal form of Your Lordship gives ever-increasing transcendental pleasure to the devotees, but for the nondevotees this form is very dangerous.” As stated in the Bhagavad-gītā, Kṛṣṇa is very pleasing to the sādhus (paritrāṇāya sādhūnām). But this form is very dangerous for the demons because Kṛṣṇa also descends to kill the demons. He is, therefore, simultaneously pleasing to the devotees and dangerous to the demons.</text:p>
      <text:p text:style-name="Standard"/>
      <text:p text:style-name="Standard">“Our dear lotus-eyed Lord, You are the source of pure goodness. There are many great sages who simply by samādhi, or transcendentally meditating upon Your lotus feet and thus being absorbed in Your thought, have easily transformed the great ocean of nescience created by the material nature into no more than the water in a calf’s hoofprint.” The purpose of meditation is to focus the mind upon the Personality of Godhead, beginning from His lotus feet. Simply by meditation on the lotus feet of the Lord, great sages cross over this vast ocean of material existence without difficulty.</text:p>
      <text:p text:style-name="Standard"/>
      <text:p text:style-name="Standard">“O self-illuminated one, the great saintly persons who have crossed over the ocean of nescience by the help of the transcendental boat of Your lotus feet have not taken away that boat. It is still lying on this side.” If one takes a boat to cross over a river, the boat also goes with one to the other side of the river. And so when one reaches the destination, how can the same boat be available to those who are still on this side? To answer this difficulty, the demigods say in their prayer that the boat of the Lord’s lotus feet is not taken away. The devotees still remaining on this side are able to pass over the ocean of material nature because the pure devotees do not take the boat with them when they cross over. When one simply approaches the boat, the whole ocean of material nescience is reduced to the size of the water in a calf’s hoofprint. Therefore, the devotees do not need to take the boat to the other side: they simply cross the ocean immediately. Because the great saintly persons are compassionate toward all conditioned souls, the boat is still lying on this side. In other words, one can meditate upon the lotus feet of the Lord at any time, and by so doing one can cross over the great ocean of material existence.</text:p>
      <text:p text:style-name="Standard"/>
      <text:p text:style-name="Standard">Meditation means concentration upon the lotus feet of the Lord. Lotus feet indicate the Supreme Personality of Godhead. But those who are impersonalists do not recognize the lotus feet of the Lord, and therefore their object of meditation is something impersonal. The demigods express their mature verdict that persons who are interested in meditating on something void or impersonal cannot cross over the ocean of nescience. Such persons are simply imagining that they have become liberated. “O lotus-eyed Lord! Their intelligence is contaminated because they fail to meditate upon the lotus feet of Your Lordship. As a result of this neglectful activity, the impersonalists fall down again into the material way of conditioned life, although they may temporarily rise to the point of impersonal realization.” Impersonalists undergo severe austerities and penances to merge themselves into the Brahman effulgence, or impersonal Brahman existence. But their minds are not free from material contamination; they have simply tried to negate the material ways of thinking. That does not mean that they have become liberated. Thus they fall down.</text:p>
      <text:p text:style-name="Standard"/>
      <text:p text:style-name="Standard">In the Bhagavad-gītā it is stated that the impersonalist has to undergo great tribulation in realizing his ultimate goal. At the beginning of Śrīmad-Bhāgavatam it is also stated that without devotional service to the Supreme Personality of Godhead, one cannot achieve liberation from the bondage of fruitive activities. The statement of Lord Kṛṣṇa is there in the Bhagavad-gītā, and in Śrīmad-Bhāgavatam the statement of the great sage Nārada is there, and here also the demigods confirm it. “Persons who have not taken to devotional service are understood to have come short of the ultimate purpose of knowledge and are not favored by Your grace.” The impersonalists simply think <text:soft-page-break/>that they are liberated, but actually they have no feeling for the Personality of Godhead. They think that when Kṛṣṇa comes into the material world He accepts a material body. They therefore overlook the transcendental body of Kṛṣṇa. This is confirmed in the Bhagavad-gītā: avajānanti māṁ mūḍhāḥ. In spite of conquering material lust and rising to the point of liberation, the impersonalists fall down. If they are engaged just in knowing things for the sake of knowledge and do not take to the devotional service of the Lord, they cannot achieve the desired result. Their achievement is the trouble they take, and that is all.</text:p>
      <text:p text:style-name="Standard"/>
      <text:p text:style-name="Standard">It is clearly stated in the Bhagavad-gītā that to realize Brahman identification is not all. Brahman identification may help one become joyful without material attachment or detachment and to achieve the platform of equanimity, but after this stage one has to take to devotional service. When one takes to devotional service after being elevated to the platform of Brahman realization, he is then admitted into the spiritual kingdom for permanent residence in association with the Supreme Personality of Godhead. That is the result of devotional service. Those who are devotees of the Supreme Personality of Godhead never fall down like the impersonalists. Even if the devotees fall down, they remain affectionately attached to their Lord. They can meet all kinds of obstacles on the path of devotional service, and freely, without any fear, they can surmount such obstacles. Because of their surrender, they are certain that Kṛṣṇa will always protect them. As it is promised by Kṛṣṇa in the Bhagavad-gītā, “My devotees are never vanquished.”</text:p>
      <text:p text:style-name="Standard"/>
      <text:p text:style-name="Standard">“Our dear Lord,” the demigods continued, “You have appeared in Your original unalloyed form, the eternal form of goodness, for the welfare of all living entities within this material world. Taking advantage of Your appearance, all of them can now very easily understand the nature and form of the Supreme Personality of Godhead. Persons who belong to the four divisions of the social order (the brahmacārīs, gṛhasthas, vānaprasthas and sannyāsīs) can all take advantage of Your appearance.</text:p>
      <text:p text:style-name="Standard"/>
      <text:p text:style-name="Standard">“Dear Lord, husband of the goddess of fortune, devotees who are dovetailed in Your service do not fall down from their high position like the impersonalists. Being protected by You, the devotees are able to traverse over the heads of many of Māyā’s commanders in chief, who can always put stumbling blocks on the path of liberation. Dear Lord, You appear in Your eternal transcendental form for the benefit of the living entities so that they can see You face to face and offer their worshipful sacrifices by ritualistic performance of the Vedas, mystic meditation and devotional service as recommended in the scriptures. Dear Lord, if You did not appear in Your eternal transcendental form, full of bliss and knowledge – a form which can eradicate all kinds of speculative ignorance about Your position – then all people would simply speculate about You according to their respective modes of material nature.”</text:p>
      <text:p text:style-name="Standard"/>
      <text:p text:style-name="Standard">The appearance of Kṛṣṇa is the answer to all imaginative iconography of the Supreme Personality of Godhead. Everyone imagines the form of the Supreme Personality of Godhead according to his mode of material nature. In the Brahma-saṁhitā it is said that the Lord is the oldest person. Therefore a section of religionists imagine that God must be very old, and therefore they depict a form of the Lord like a very old man. But in the same Brahma-saṁhitā, that is contradicted: although He is the oldest of all living entities, He has His eternal form as a fresh youth. The exact words used in this connection in Śrīmad-Bhāgavatam are vijñānam ajñāna-bhidāpamārjanam. Vijñānam means transcendental knowledge of the Supreme Personality of Godhead. Vijñānam is also experienced knowledge. Transcendental knowledge has to be accepted by the descending process of disciplic succession, as Brahmā presents the knowledge of Kṛṣṇa in the Brahma-saṁhitā. The Brahma-saṁhitā is vijñānam as realized by Brahmā’s transcendental experience, and in that way he presented the form and the pastimes of Kṛṣṇa in the transcendental abode. This knowledge is ajñāna-bhidāpamārjanam, that which can smash all kinds of speculation in ignorance. People are imagining the form of the Lord: sometimes He has no form and sometimes He has form, according to their different imaginations. But the presentation of Kṛṣṇa in the Brahma-saṁhitā is vijñānam – <text:soft-page-break/>scientific, experienced knowledge given by Lord Brahmā and accepted by Lord Caitanya. There is no doubt about it. Kṛṣṇa’s form, Kṛṣṇa’s flute, Kṛṣṇa’s color – everything is reality. Here it is said that this vijñānam is always defeating all kinds of speculative knowledge. “Therefore, without Your appearing as Kṛṣṇa, as You are, neither ajñāna-bhidāpamārjanam (destruction of the nescience of speculative knowledge) nor vijñānam would be realized. In other words, Your appearance will vanquish the ignorance of speculative knowledge and establish the real experienced knowledge of authorities like Lord Brahmā. Men influenced by the three modes of material nature imagine their own God according to the modes of material nature. In this way God is presented in various ways, but Your appearance will establish what the real form of God is.”</text:p>
      <text:p text:style-name="Standard"/>
      <text:p text:style-name="Standard">The highest blunder committed by the impersonalists is to think that when the incarnation of God comes He accepts the form of matter in the mode of goodness. Actually, the form of Kṛṣṇa or Nārāyaṇa is transcendental to any material idea. Even the greatest impersonalist, Śaṅkarācārya, has admitted, nārāyaṇaḥ paro ’vyaktāt: the material creation is caused by the avyakta (impersonal) manifestation of matter, or the nonphenomenal total reservoir of matter, but Kṛṣṇa is transcendental to that material conception. That is expressed in Śrīmad-Bhāgavatam as śuddha-sattva, or transcendental goodness. He does not belong to the material mode of goodness, and He is above the position of material goodness. He belongs to the transcendental, eternal status of bliss and knowledge.</text:p>
      <text:p text:style-name="Standard"/>
      <text:p text:style-name="Standard">“Dear Lord, when You appear in Your different incarnations, You take different names and forms according to different situations. Lord Kṛṣṇa is Your name because You are all-attractive; You are called Śyāmasundara because of Your transcendental beauty. Śyāma means ‘blackish,’ yet it is said that You are more beautiful than thousands of Cupids (kandarpa-koṭi-kamanīya). Although You appear in a color which is compared to the blackish cloud, because You are the Transcendental Absolute, Your beauty is many, many times more attractive than the delicate body of Cupid. Sometimes You are called Giridhārī because You lifted the hill known as Govardhana. You are sometimes called Nandanandana or Vāsudeva or Devakīnandana because You appear as the son of Mahārāja Nanda or Vasudeva or Devakī. Impersonalists think that Your many names or forms are given according to a particular type of work and quality because they accept You from the position of a material observer.</text:p>
      <text:p text:style-name="Standard"/>
      <text:p text:style-name="Standard">“Our dear Lord, the way of understanding is not to study Your absolute nature, form and activities by mental speculation. One must engage himself in devotional service; then one can understand Your absolute nature and Your transcendental form, name and qualities. Actually, only a person who has a little taste for the service of Your lotus feet can understand Your transcendental nature or form and qualities. Others may go on speculating for millions of years, but it is not possible for them to understand even a single part of Your actual position.” In other words, the Supreme Personality of Godhead, Kṛṣṇa, cannot be understood by the nondevotees because there is a curtain of Yogamāyā which covers Kṛṣṇa’s actual features. As confirmed in the Bhagavad-gītā, nāhaṁ prakāśaḥ sarvasya. The Lord says, “I am not exposed to anyone and everyone.” When Kṛṣṇa came, He was actually present on the Battlefield of Kurukṣetra, and everyone saw Him. But not everyone could understand that He was the Supreme Personality of Godhead. Still, everyone who died in His presence attained complete liberation from material bondage and was transferred to the spiritual world.</text:p>
      <text:p text:style-name="Standard"/>
      <text:p text:style-name="Standard">“O Lord, the impersonalists or nondevotees cannot understand that Your name is identical with Your form.” Since the Lord is absolute, there is no difference between His name and His actual form. In the material world there is a difference between form and name. The mango fruit is different from the name of the mango. One cannot taste the mango fruit simply by chanting “mango, mango, mango.” But the devotee who knows that there is no difference between the name and the form of the Lord chants Hare Kṛṣṇa, Hare Kṛṣṇa, Kṛṣṇa Kṛṣṇa, Hare Hare/ Hare Rāma, Hare Rāma, Rāma Rāma, Hare Hare and realizes that he is always in Kṛṣṇa’s company.</text:p>
      <text:p text:style-name="Standard"><text:soft-page-break/></text:p>
      <text:p text:style-name="Standard">For persons who are not very advanced in absolute knowledge of the Supreme, Lord Kṛṣṇa exhibits His transcendental pastimes. Such persons can simply think of the pastimes of the Lord and get full benefit. Since there is no difference between the transcendental name and form of the Lord, there is no difference between the transcendental pastimes and the form of the Lord. For those who are less intelligent (like women, laborers or the mercantile class), the great sage Vyāsadeva wrote the Mahābhārata. In the Mahābhārata Kṛṣṇa is present in His different activities. The Mahābhārata is history, and simply by studying, hearing and memorizing the transcendental activities of Kṛṣṇa, the less intelligent can also gradually rise to the standard of pure devotees.</text:p>
      <text:p text:style-name="Standard"/>
      <text:p text:style-name="Standard">The pure devotees, who are always absorbed in the thought of the transcendental lotus feet of Kṛṣṇa and who are always engaged in devotional service in full Kṛṣṇa consciousness, are never to be considered to be in the material world. Śrīla Rūpa Gosvāmī has explained that those who are always engaged in Kṛṣṇa consciousness with body, mind and activities are to be considered liberated even within this body. This is confirmed in the Bhagavad-gītā: those who are engaged in the devotional service of the Lord have already transcended the material position.</text:p>
      <text:p text:style-name="Standard"/>
      <text:p text:style-name="Standard">Kṛṣṇa appears in order to give a chance to both the devotees and the nondevotees for realization of the ultimate goal of life. The devotees get the direct chance to see Him and worship Him. Those who are not on that platform get the chance to become acquainted with His activities and thus become elevated to the same position.</text:p>
      <text:p text:style-name="Standard"/>
      <text:p text:style-name="Standard">“Our dear Lord, O supreme controller, when You appear on earth, all the demons like Kaṁsa and Jarāsandha will be vanquished, and all good fortune will be ushered into the world. When You walk on the globe, Your lotus feet will impress on the ground the marks of Your soles, such as the flag, the trident and the thunderbolt. Thus You will grace both the earth and us on the heavenly planets who shall see those marks.</text:p>
      <text:p text:style-name="Standard"/>
      <text:p text:style-name="Standard">“O dear Lord,” the demigods continued, “You are unborn; therefore we do not find any reason for Your appearance other than for Your pleasurable pastimes.” Although the reason for the appearance of the Lord is stated in the Bhagavad-gītā (He descends just to give protection to the devotees and vanquish the nondevotees), actually He descends for His pleasure-meeting with the devotees, not really to vanquish the nondevotees. The nondevotees can be vanquished simply by one kick of material nature. “The actions and reactions of material nature (creation, maintenance and annihilation) are being carried out automatically. But simply by taking shelter of Your holy name, the devotees are fully protected, because Your holy name and Your personality are nondifferent.” The protection of the devotees and the annihilation of the nondevotees are actually not the business of the Supreme Personality of Godhead. When He descends, it is just for His transcendental pleasure. There cannot be any other reason for His appearance.</text:p>
      <text:p text:style-name="Standard"/>
      <text:p text:style-name="Standard">“Our dear Lord, You are appearing as the best of the Yadu dynasty, and we are offering our respectful humble obeisances unto Your lotus feet. Before this appearance, You also appeared as the fish incarnation, as the horse incarnation, as the tortoise incarnation, as the half-man, half-lion incarnation, as the boar incarnation, as the swan incarnation, as King Rāmacandra, as Paraśurāma and as many other incarnations. You appeared just to protect the devotees, and we request You in Your present appearance as the Supreme Personality of Godhead Himself to give us similar protection all over the three worlds and remove all obstacles for the peaceful execution of our lives.</text:p>
      <text:p text:style-name="Standard"/>
      <text:p text:style-name="Standard">“Dear Mother Devakī, within your womb is the Supreme Personality of Godhead, appearing along with all His plenary extensions. He is the original Personality of Godhead, appearing for our welfare. Therefore you should not be afraid of your brother, the king of Bhoja. Your son Lord Kṛṣṇa, who is the original Personality of Godhead, will appear for the protection of the pious Yadu <text:soft-page-break/>dynasty. The Lord is appearing not alone but accompanied by His immediate plenary portion, Baladeva.”</text:p>
      <text:p text:style-name="Standard"/>
      <text:p text:style-name="Standard">Devakī was very much afraid of her brother Kaṁsa because he had already killed so many of her children. So she was very anxious about Kṛṣṇa. In the Viṣṇu Purāṇa it is stated that in order to pacify Devakī, all the demigods, along with their wives, used to visit her to encourage her not to be afraid that her son would be killed by Kaṁsa. Kṛṣṇa, who was within her womb, was to appear not only to diminish the burden of the world but specifically to protect the interests of the Yadu dynasty, and certainly to protect Devakī and Vasudeva. It is understood that Kṛṣṇa had been transferred from the mind of Vasudeva to the mind of Devakī, and from there to her womb. Thus all the demigods worshiped Devakī, the mother of Kṛṣṇa.</text:p>
      <text:p text:style-name="Standard"/>
      <text:p text:style-name="Standard">After thus worshiping the transcendental form of the Lord, all the demigods, with Lord Brahmā and Lord Śiva placed in front, departed for their heavenly abodes.</text:p>
      <text:p text:style-name="Standard"/>
      <text:p text:style-name="Standard">Thus ends the Bhaktivedanta purport of the second chapter of Kṛṣṇa, “Prayers by the Demigods for Lord Kṛṣṇa in the Womb.”</text:p>
      <text:p text:style-name="Standard"/>
      <text:p text:style-name="Standard"/>
      <text:p text:style-name="Standard">Chapter 3</text:p>
      <text:p text:style-name="Standard">The Birth of Lord Kṛṣṇa</text:p>
      <text:p text:style-name="Standard"/>
      <text:p text:style-name="Standard">In the Bhagavad-gītā the Lord says that His appearance, birth and activities are all transcendental and that one who understands them factually becomes immediately eligible to be transferred to the spiritual world. The Lord’s appearance or birth is not like that of an ordinary man, who is forced to accept a material body according to his past deeds. The Lord’s appearance is explained in the second chapter: He appears out of His own sweet pleasure. When the time was mature for the appearance of the Lord, the constellations became very auspicious. The astrological influence of the star known as Rohiṇī was predominant. This star is considered to be very auspicious and is under the direct supervision of Brahmā. According to the astrological conclusion, besides the proper situation of the stars, there are auspicious and inauspicious moments due to the different situations of the different planetary systems. At the time of Kṛṣṇa’s birth, the planetary systems were automatically adjusted so that everything became auspicious.</text:p>
      <text:p text:style-name="Standard"/>
      <text:p text:style-name="Standard">At that time, in all directions – east, west, south, north, everywhere – there was an atmosphere of peace and prosperity. There were auspicious stars visible in the sky, and on the surface of the earth <text:s/>– in all towns and villages and pasturing grounds and within the minds of everyone – there were signs of good fortune. The rivers were flowing full of waters, and lakes were beautifully decorated with lotus flowers. The forests were full with beautiful birds and peacocks. All the birds within the forests began to sing with sweet voices, and the peacocks began to dance along with their consorts. The wind blew very pleasantly, carrying the aroma of different flowers, and the sensation of bodily touch was very pleasing. At home, the brāhmaṇas, who were accustomed to offering sacrifices in the fire, found their homes very pleasant for offerings. Due to disturbances created by the demoniac kings, the sacrificial fire had been almost stopped in the houses of brāhmaṇas, but now they could find the opportunity to start the fire peacefully. Being forbidden to offer sacrifices, the brāhmaṇas had been very much distressed in mind, intelligence and activities, but just on the point of Kṛṣṇa’s appearance, automatically their minds became full of joy because they could hear transcendental vibrations in the sky proclaiming the appearance of the Supreme Personality of Godhead.</text:p>
      <text:p text:style-name="Standard"/>
      <text:p text:style-name="Standard">The denizens of the Gandharva and Kinnara planets began to sing, and the denizens of Siddhaloka and the planets of the Cāraṇas began to offer prayers in the service of the Personality of Godhead. <text:soft-page-break/>In the heavenly planets, the angels and their wives, along with the Vidyādharas and their wives, began to dance.</text:p>
      <text:p text:style-name="Standard"/>
      <text:p text:style-name="Standard">The great sages and the demigods, being pleased, began to shower flowers. At the seashore there was the sound of mild waves, and above the sea there were clouds in the sky which began to thunder very pleasingly.</text:p>
      <text:p text:style-name="Standard"/>
      <text:p text:style-name="Standard">When things were adjusted like this, Lord Viṣṇu, who is residing within the heart of every living entity, appeared in the darkness of night as the Supreme Personality of Godhead before Devakī, who appeared as one of the demigoddesses. The appearance of Lord Viṣṇu at that time could be compared to the rising of the full moon over the eastern horizon. The objection may be raised that since Lord Kṛṣṇa appeared on the eighth day of the waning moon, there could be no rising of the full moon. In answer to this it may be said that Lord Kṛṣṇa appeared in the dynasty which is in the hierarchy of the moon; therefore, although the moon was incomplete on that night, because of the Lord’s appearance in the dynasty wherein the moon is himself the original person, the moon was in an overjoyous condition, so by the grace of Kṛṣṇa he could appear just like a full moon.</text:p>
      <text:p text:style-name="Standard"/>
      <text:p text:style-name="Standard">In an astronomical treatise by the name Khamaṇikya, the constellations at the time of the appearance of Lord Kṛṣṇa are very nicely described. It is confirmed that the child born at that auspicious moment was the Supreme Brahman, or the Absolute Truth.</text:p>
      <text:p text:style-name="Standard"/>
      <text:p text:style-name="Standard">Vasudeva saw that wonderful child born as a baby with four hands, holding conch shell, club, disc and lotus flower, decorated with the mark of Śrīvatsa, wearing the jeweled necklace of kaustubha stone, dressed in yellow silk, appearing dazzling like a bright blackish cloud, wearing a helmet bedecked with the vaidūrya stone, valuable bracelets, earrings and similar other ornaments all over His body, and beautified by an abundance of hair on His head. Due to the extraordinary features of the child, Vasudeva was struck with wonder. How could a newly born child be so decorated? He could therefore understand that Lord Kṛṣṇa had now appeared, and he became overpowered by the occasion. Vasudeva very humbly wondered that although he was an ordinary living entity conditioned by material nature and was externally imprisoned by Kaṁsa, the all-pervading Personality of Godhead, Viṣṇu, or Kṛṣṇa, had appeared as a child in his home, exactly in His original position. No earthly child is born with four hands, decorated with ornaments and nice clothing, fully equipped with all the signs of the Supreme Personality of Godhead. Over and over again Vasudeva glanced at his child, and he considered how to celebrate this auspicious moment. “Generally, when a male child is born,” he thought, “people observe the occasion with jubilant celebrations, and in my home, although I am imprisoned, the Supreme Personality of Godhead has taken birth. How many millions and millions of times should I be prepared to observe this auspicious ceremony!”</text:p>
      <text:p text:style-name="Standard"/>
      <text:p text:style-name="Standard">When Vasudeva, who is also called Ānakadundubhi, was looking at his newborn baby, he was so happy that he wanted to give many thousands of cows in charity to the brāhmaṇas. According to the Vedic system, whenever there is an auspicious ceremony in the kṣatriya king’s palace, out of joy the king gives many things in charity. Cows decorated with golden ornaments are delivered to the brāhmaṇas and sages. Vasudeva wanted to perform a charitable ceremony to celebrate Kṛṣṇa’s appearance, but because he was shackled within the walls of Kaṁsa’s prison, this was not possible. Instead, within his mind he gave thousands of cows to the brāhmaṇas.</text:p>
      <text:p text:style-name="Standard"/>
      <text:p text:style-name="Standard">When Vasudeva was convinced that the newborn child was the Supreme Personality of Godhead Himself, he bowed down with folded hands and began to offer Him prayers. At that time Vasudeva was in the transcendental position, and he became completely free from all fear of Kaṁsa. The newborn baby was also flashing His effulgence within the room in which He appeared.</text:p>
      <text:p text:style-name="Standard"/>
      <text:p text:style-name="Standard"><text:soft-page-break/>Vasudeva then began to offer his prayers. “My dear Lord, I can understand who You are. You are the Supreme Personality of Godhead, the Supersoul of all living entities and the Absolute Truth. You have appeared in Your own eternal form, which is directly perceived by us. I understand that because I am afraid of Kaṁsa You have appeared just to deliver me from that fear. You do not belong to this material world; You are the same person who brings about the cosmic manifestation simply by glancing over material nature.”</text:p>
      <text:p text:style-name="Standard"/>
      <text:p text:style-name="Standard">One may argue that the Supreme Personality of Godhead, who creates the whole cosmic manifestation simply by His glance, cannot come within the womb of Devakī, the wife of Vasudeva. To eradicate this argument, Vasudeva said, “My dear Lord, it is not a very wonderful thing that You have appeared within the womb of Devakī, because the creation was also made in that way. You were lying in the Causal Ocean as Mahā-viṣṇu, and by Your breathing process, innumerable universes came into existence. Then You entered into each of the universes as Garbhodaka-śāyī Viṣṇu. Then again You expanded Yourself as Kṣīrodaka-śāyī Viṣṇu and entered into the hearts of all living entities, and even into the atoms. Therefore Your entrance into the womb of Devakī is understandable in the same way. You appear to have entered, but You are simultaneously all-pervading. We can understand Your entrance and nonentrance from material examples. The total material energy remains intact even after being divided into sixteen elements. The material body is nothing but the combination of the five gross elements – namely earth, water, fire, air and ether. Whenever there is a material body, it appears that such elements are newly created, but actually the elements are always existing outside of the body. Similarly, although You have appeared as a child in the womb of Devakī, You are also existing outside. You are always in Your abode, but still You can simultaneously expand Yourself into millions of forms.</text:p>
      <text:p text:style-name="Standard"/>
      <text:p text:style-name="Standard">“One has to understand Your appearance with great intelligence because the material energy is also emanating from You. You are the original source of the material energy, just as the sun is the source of the sunshine. The sunshine cannot cover the sun globe, nor can the material energy – being an emanation from You – cover You. You appear to be in the three modes of material energy, but actually the three modes of material energy cannot cover You. This is understood by the highly intellectual philosophers. In other words, although You appear to be within the material energy, You are never covered by it.”</text:p>
      <text:p text:style-name="Standard"/>
      <text:p text:style-name="Standard">We hear from the Vedic version that the Supreme Brahman exhibits His effulgence and therefore everything becomes illuminated. We can understand from the Brahma-saṁhitā that the brahma-jyotir, or the Brahman effulgence, emanates from the body of the Supreme Lord. And from the Brahman effulgence, all creation takes place. It is also stated in the Bhagavad-gītā that the Lord is the support of the Brahman effulgence. Therefore, originally He is the root cause of everything. But persons who are less intelligent think that when the Supreme Personality of Godhead comes within this material world, He accepts the material qualities. Such conclusions are not very mature, but are made by the less intelligent.</text:p>
      <text:p text:style-name="Standard"/>
      <text:p text:style-name="Standard">The Supreme Personality of Godhead is directly and indirectly existing everywhere; He is outside this material creation, and He is also within it. He is within this material creation not only as Garbhodaka-śāyī Viṣṇu; He is also within the atom. The existence of the atom is due to His presence. Nothing can be separated from His existence. In the Vedic injunctions we find that the Supreme Soul, or the root cause of everything, has to be searched out because nothing exists independently of the Supreme Soul. Therefore the material manifestation is also a transformation of His potency. Both inert matter and the living force – the soul – are emanations from Him. Only the foolish conclude that when the Supreme Lord appears He accepts the conditions of matter. Even if He appears to have accepted a material body, He is still not subjected to any material condition. Kṛṣṇa has therefore appeared and defeated all imperfect conclusions about the appearance and disappearance of the Supreme Personality of Godhead.</text:p>
      <text:p text:style-name="Standard"><text:soft-page-break/></text:p>
      <text:p text:style-name="Standard">“My Lord, Your appearance, existence and disappearance are beyond the influence of the material qualities. Because Your Lordship is the Supreme Brahman and the controller of everything, there is nothing inconceivable or contradictory in You. As You have said, material nature works under Your superintendence, just like a government officer working under the orders of the chief executive. The influence of subordinate activities cannot affect You. Since You are the Supreme Brahman, everything is existing within You, and since all the activities of material nature are controlled by Your Lordship, none of these activities affect You.</text:p>
      <text:p text:style-name="Standard"/>
      <text:p text:style-name="Standard">“You are called śuklam. Śuklam, or ‘whiteness,’ is the symbolic representation of the Absolute Truth because it is unaffected by the material qualities. Lord Brahmā is called rakta, or red, because Brahmā represents the quality of passion for creation. Darkness is entrusted to Lord Śiva because he annihilates the cosmos. The creation, annihilation and maintenance of this cosmic manifestation are conducted by Your potencies, yet You are always unaffected by those qualities. As confirmed in the Vedas, harir hi nirguṇaḥ sākṣāt: ‘The Supreme Personality of Godhead is always free from all material qualities.’ It is also said that the qualities of passion and ignorance are nonexistent in the person of the Supreme Lord.</text:p>
      <text:p text:style-name="Standard"/>
      <text:p text:style-name="Standard">“My Lord, You are the supreme controller, the Personality of Godhead, the supreme great, maintaining the order of this cosmic manifestation. Yet in spite of Your being the supreme controller, You have so kindly appeared in my home. The purpose of Your appearance is to kill the followers of the demoniac rulers of the world, who are in the dress of royal princes but are actually demons. I am sure that You will kill all of them and their followers and soldiers.</text:p>
      <text:p text:style-name="Standard"/>
      <text:p text:style-name="Standard">“I understand that You have appeared in order to kill the uncivilized Kaṁsa and his followers. But knowing that You were to appear in order to kill him and his followers, he has already killed so many of Your predecessors, Your elder brothers. Now he is simply awaiting the news of Your birth. As soon as he hears about it, he will immediately appear with all kinds of weapons to kill You.”</text:p>
      <text:p text:style-name="Standard"/>
      <text:p text:style-name="Standard">After this prayer of Vasudeva, Devakī, the mother of Kṛṣṇa, offered her prayers. She was very frightened because of her brother’s atrocities. Devakī said, “My dear Lord, Your eternal forms, like Nārāyaṇa, Lord Rāma, Hayaśīrṣa, Varāha, Nṛsiṁha, Vāmana, Baladeva and millions of similar incarnations emanating from Viṣṇu, are described in the Vedic literature as original. You are original because all Your forms as incarnations are outside of this material creation. Your form was existing before this cosmic manifestation was created. Your forms are eternal and all-pervading. They are also self-effulgent, changeless and uncontaminated by the material qualities. Such eternal forms are ever cognizant and full of bliss; they are situated in transcendental goodness and are always engaged in different pastimes. You are not limited to a particular form only; all such transcendental, eternal forms are self-sufficient. I can understand that You are the Supreme Lord Viṣṇu.</text:p>
      <text:p text:style-name="Standard"/>
      <text:p text:style-name="Standard">“After many millions of years, when Lord Brahmā comes to the end of his life, the annihilation of the cosmic manifestation takes place. At that time the five elements – namely earth, water, fire, air and ether – enter into the mahat-tattva. The mahat-tattva then enters, by the force of time, into the nonmanifested total material energy, the total material energy enters into the energetic pradhāna, and the pradhāna enters into You. Therefore after the annihilation of the whole cosmic manifestation, You alone remain with Your transcendental name, form, qualities and paraphernalia.</text:p>
      <text:p text:style-name="Standard"/>
      <text:p text:style-name="Standard">“My Lord, I offer my respectful obeisances unto You because You are the director of the unmanifested total energy and the ultimate reservoir of the material nature. My Lord, the whole cosmic manifestation is under the influence of time, beginning from the moment up to the duration of the year. All act under Your direction. You are the original director of everything and the reservoir of all potent energies.</text:p>
      <text:p text:style-name="Standard"><text:soft-page-break/></text:p>
      <text:p text:style-name="Standard">“All the conditioned souls are continually fleeing from one body to another and one planet to another, yet they do not get free from the onslaught of birth and death. But when one of these fearful living entities comes under the shelter of Your lotus feet, he can lie down without anxiety of being attacked by formidable death.” This statement by Devakī is confirmed in the Bhagavad-gītā by the Lord Himself. There the Lord says that even after traveling all over the universe, from Brahmaloka to Pātālaloka, one cannot escape the attack of birth, death, disease and old age. But one who enters the kingdom of God, the Lord says, is never again obliged to come to the material world.</text:p>
      <text:p text:style-name="Standard"/>
      <text:p text:style-name="Standard">“Therefore, my Lord, I request You to save me from the cruel hands of Kaṁsa, the son of Ugrasena. I am praying to Your Lordship to please rescue me from this fearful condition because You are always ready to give protection to Your servitors.” The Lord has confirmed this statement in the Bhagavad-gītā by assuring Arjuna, “You may declare to the world, My devotee shall never be vanquished.”</text:p>
      <text:p text:style-name="Standard"/>
      <text:p text:style-name="Standard">While thus praying to the Lord for rescue, Mother Devakī nonetheless expressed her motherly affection: “I understand that this transcendental form is generally perceived in meditation by the great sages, but I am still afraid because as soon as Kaṁsa understands that You have appeared, he might harm You. So I request that for the time being You become invisible to our material eyes.” In other words, she requested the Lord to assume the form of an ordinary child. “My only cause of fear from my brother Kaṁsa is due to Your appearance. My Lord Madhusūdana, I wish that Kaṁsa may not learn that You are already born. Therefore I request You to conceal this four-armed form of Your Lordship, which holds the four symbols of Viṣṇu – namely the conch shell, the disc, the club and the lotus flower. My dear Lord, at the end of the annihilation of the cosmic manifestation, You put the whole universe within Your abdomen; still, by Your unalloyed mercy You have appeared in my womb. I am surprised that You imitate the activities of ordinary human beings just to please Your devotee.”</text:p>
      <text:p text:style-name="Standard"/>
      <text:p text:style-name="Standard">On hearing the prayers of Devakī, the Lord replied, “My dear Mother, in the millennium of Svāyambhuva Manu, My father Vasudeva was living as one of the Prajāpatis. His name at that time was Sutapā, and you were his wife named Pṛśni. At that time, when Lord Brahmā was desiring to increase the population, he requested you to generate offspring. You controlled your senses and performed severe austerities. By practicing the breathing exercises of the yoga system, both you and your husband could tolerate all the influences of the material laws: the rainy season, the onslaught of the wind, and the scorching heat of the sunshine. You also executed all religious principles. In this way you were able to cleanse your heart and control the influences of the material laws. In executing your austerity, you used to eat only the leaves of the trees which fell to the ground. Then with a steady mind and controlled sex drive, you worshiped Me, desiring some wonderful benediction from Me. Both of you practiced severe austerities for twelve thousand years by the calculation of the demigods. During that time, your mind was always absorbed in Me. When you were executing devotional service and always thinking of Me within your heart, I was very much pleased with you. O sinless Mother, your heart is therefore always pure. At that time also I appeared before you in this form just to fulfill your desire, and I asked you to ask whatever you desired. At that time you wished to have Me born as your son. Although you saw Me personally, instead of asking for your complete liberation from material bondage, under the influence of My energy you asked Me to become your son.”</text:p>
      <text:p text:style-name="Standard"/>
      <text:p text:style-name="Standard">In other words, to appear in the material world the Lord selected His mother and father – namely Pṛśni and Sutapā. Whenever the Lord comes as a human being, He must have a mother and a father, so He selected Pṛśni and Sutapā to be His mother and father perpetually. And on account of this, neither Pṛśni nor Sutapā could ask the Lord for liberation. Liberation is not so important as the <text:soft-page-break/>transcendental loving service of the Lord. The Lord could have awarded Pṛśni and Sutapā immediate liberation, but He preferred to keep them within this material world for His different appearances, as will be explained in the following verses. On receiving the benediction from the Lord to become His father and mother, Sutapā and Pṛśni retired from the activities of austerity and lived as husband and wife in order to beget a child who was the Supreme Lord Himself.</text:p>
      <text:p text:style-name="Standard"/>
      <text:p text:style-name="Standard">In due course of time Pṛśni became pregnant and gave birth to the child. The Lord spoke to Devakī and Vasudeva: “At that time My name was Pṛśnigarbha. In the next millennium you took birth as Aditi and Kaśyapa, and I became your child of the name Upendra. At that time My form was just like a dwarf, and for this reason I was known as Vāmanadeva. I gave you the benediction that I would take birth as your son three times. The first time I was known as Pṛśnigarbha, born of Pṛśni and Sutapā, in the next birth I was Upendra, born of Aditi and Kaśyapa, and now for the third time I am born as Kṛṣṇa from you, Devakī and Vasudeva. I have appeared in this Viṣṇu form just to convince you that I am the same Supreme Personality of Godhead again taken birth. I could have appeared just like an ordinary child, but in that way you would not have believed that the Supreme Personality of Godhead had taken birth in your womb. My dear Father and Mother, you have therefore raised Me many times as your child, with great affection and love, and I am therefore very much pleased and obliged to you. And I assure you that this time you shall go back home, back to Godhead, on account of your perfection in your mission. I know you are very concerned about Me and afraid of Kaṁsa. Therefore I order you to take Me immediately to Gokula and exchange Me for the daughter who has just been born to Yaśodā.”</text:p>
      <text:p text:style-name="Standard"/>
      <text:p text:style-name="Standard">Having spoken thus to His father and mother, the Lord turned Himself into an ordinary child in their presence and remained silent.</text:p>
      <text:p text:style-name="Standard"/>
      <text:p text:style-name="Standard">Being ordered by the Supreme Personality of Godhead, Vasudeva prepared to take his son from the delivery room, and exactly at that time, a daughter was born to Nanda and Yaśodā. She was Yogamāyā, the internal potency of the Lord. By the influence of this internal potency, Yogamāyā, all the residents of Kaṁsa’s palace, especially the doorkeepers, were overwhelmed with deep sleep, and all the palace doors opened, although they were barred and shackled with iron chains. The night was very dark, but as soon as Vasudeva took Kṛṣṇa on his lap and went out, he could see everything just as in the sunlight.</text:p>
      <text:p text:style-name="Standard"/>
      <text:p text:style-name="Standard">In the Caitanya-caritāmṛta it is said that Kṛṣṇa is just like sunlight and that wherever there is Kṛṣṇa, the illusory energy, which is compared to darkness, cannot remain. When Vasudeva was carrying Kṛṣṇa, the darkness of the night disappeared. All the prison doors automatically opened. At the same time there was thunder in the sky and severe rainfall. While Vasudeva was carrying his son Kṛṣṇa in the falling rain, Lord Śeṣa in the shape of a serpent spread His hood over the head of Vasudeva so that he would not be hampered by the rainfall. Vasudeva came onto the bank of the Yamunā and saw that the water of the Yamunā was roaring with waves and that the whole span was full of foam. Still, in that furious feature, the river gave passage to Vasudeva to cross, just as the great Indian Ocean gave a path to Lord Rāma when He was bridging over the gulf. In this way Vasudeva crossed the river Yamunā. On the other side, he went to the place of Nanda Mahārāja, situated in Gokula, where he saw that all the cowherd men were fast asleep. He took the opportunity to silently enter the house of Yaśodā, and without difficulty he exchanged his son for the baby girl newly born there. Then, after entering the house very silently and exchanging the boy for the girl, he returned to the prison of Kaṁsa and silently put the girl on the lap of Devakī. He again clamped the shackles on himself so that Kaṁsa could not recognize that so many things had happened.</text:p>
      <text:p text:style-name="Standard"/>
      <text:p text:style-name="Standard">Mother Yaśodā understood that a child had been born to her, but because she was very tired from the labor of childbirth, she fell fast asleep. When she awoke, she could not remember whether she had given birth to a male or a female child.</text:p>
      <text:p text:style-name="Standard"><text:soft-page-break/></text:p>
      <text:p text:style-name="Standard">Thus ends the Bhaktivedanta purport of the third chapter of Kṛṣṇa, “The Birth of Lord Kṛṣṇa.”</text:p>
      <text:p text:style-name="Standard"/>
      <text:p text:style-name="Standard"/>
      <text:p text:style-name="Standard">Chapter 4</text:p>
      <text:p text:style-name="Standard">Kaṁsa Begins His Persecutions</text:p>
      <text:p text:style-name="Standard"/>
      <text:p text:style-name="Standard">After Vasudeva adjusted things as they had been before he carried Kṛṣṇa to Gokula, and all the doors and gates became similarly closed, the gatekeepers awoke and heard the newborn child crying. Kaṁsa was waiting to hear the news of the child’s birth, and the gatekeepers immediately approached him and informed him that the child was born. At that time, Kaṁsa got up from his bed very quickly and exclaimed, “Now the cruel death of my life is born!” Kaṁsa became perplexed now that his death was approaching, and his hair scattered. Immediately he proceeded toward the place where the child was born.</text:p>
      <text:p text:style-name="Standard"/>
      <text:p text:style-name="Standard">Devakī, on seeing her brother approaching, prayed in a very meek attitude to Kaṁsa: “My dear brother, please do not kill this female child. I promise that this child will be the wife of your son; therefore don’t kill her. You are not to be killed by any female child. The omen was that you are to be killed by a male child, so please do not kill her. My dear brother, you have killed so many of my children who were just born, shining like the sun. That is not your fault. You have been advised by demoniac friends to kill my children. But now I beg you to excuse this girl at least. Let her live as my daughter.”</text:p>
      <text:p text:style-name="Standard"/>
      <text:p text:style-name="Standard">Kaṁsa was so cruel that he did not listen to the pitiful prayers of his sister Devakī. He forcibly grabbed the newborn child to rebuke his sister and attempted to dash her on a stone mercilessly. This is a graphic example of a cruel demon who could sacrifice all relationships for the sake of personal gratification. But the child immediately slipped out of his hands, went up into the sky and appeared with eight arms as the younger sister of Viṣṇu. She was decorated with nice garments and flower garlands and ornaments; in her eight hands she held a bow, lance, arrows, sword, conch shell, disc, club and shield.</text:p>
      <text:p text:style-name="Standard"/>
      <text:p text:style-name="Standard">Seeing the appearance of the child (who was actually the goddess Durgā), all the demigods from different planets like Siddhaloka, Cāraṇa-loka, Gandharva-loka, Apsarā-loka, Kinnara-loka and Uraga-loka presented her with various articles and began to offer their respective prayers. From above, the goddess addressed Kaṁsa: “You rascal, how can you kill me? The child who will kill you is already born before me somewhere within this world. Don’t be so cruel to your poor sister.” After this appearance, Goddess Durgā became known by various names in various parts of the world.</text:p>
      <text:p text:style-name="Standard"/>
      <text:p text:style-name="Standard">After hearing these words, Kaṁsa became very much overwhelmed with fear. Out of pity, he immediately released Vasudeva and Devakī from the bondage of their shackles and very politely began to address them. He said, “My dear sister and brother-in-law, I have acted just like a demon in killing my own nephews – your children – and thereby I have given up all consideration of our intimate relationship. I do not know what will be the result of these envious acts of mine. Probably I shall be sent to the hell where killers of brāhmaṇas go. I am surprised, however, that the celestial prophecy has not come true. It is not only in human society that false propaganda is found. Now it appears that even the celestial denizens speak lies. Because I believed in the words of the celestial denizens, I have committed so many sins by killing the children of my sister. My dear Vasudeva and Devakī, you are both very great souls. I have no instructions to give you, but still I request that you not be sorry for the death of your children. Every one of us is under the control of superior power, and that superior power does not allow us to remain together. We are bound to be separated from our friends and relatives in due course of time. But we must know for certain that even after the <text:soft-page-break/>disappearance of the different material bodies, the soul remains intact eternally. For example, there are many pots made of earthly clay, and they are prepared and also broken. But in spite of this, the earth remains as it is perpetually. Similarly, the bodies of the soul under different conditions are made and destroyed, but the spirit soul remains eternally. So there is nothing to lament over. Everyone should understand that this material body is different from the spirit soul, and so long as one does not come to that understanding, he is sure to accept the processes of transmigration from one body to another.</text:p>
      <text:p text:style-name="Standard"/>
      <text:p text:style-name="Standard">“My dear sister Devakī, you are so gentle and kind. Please excuse me – don’t be aggrieved by the death of your children, which I have caused. Actually this was not done by me, because all these are predestined activities. One has to act according to the predestined plan, even unwillingly. People misunderstand that with the end of the body the self dies, or they think that one can kill another living entity. All these misconceptions oblige one to accept the conditions of material existence. In other words, as long as one is not firmly convinced of the eternality of the soul, one is subjected to the tribulation of being killer and killed. My dear sister Devakī and brother-in-law Vasudeva, kindly excuse the atrocities I have committed against you. I am very poor-hearted, and you are so great-hearted, so take compassion upon me and excuse me.”</text:p>
      <text:p text:style-name="Standard"/>
      <text:p text:style-name="Standard">While Kaṁsa was speaking to his brother-in-law and sister, tears flowed from his eyes, and he fell down at their feet. Believing the words of Durgādevī, whom he had tried to kill, Kaṁsa immediately released his brother-in-law and sister. He personally unlocked the iron shackles and very sympathetically showed his friendship for his family members.</text:p>
      <text:p text:style-name="Standard"/>
      <text:p text:style-name="Standard">When Devakī saw her brother so repentant, she also became pacified and forgot all his atrocious activities against her children. Vasudeva also, forgetting all past incidents, spoke smilingly with his brother-in-law. Vasudeva told Kaṁsa, “My dear fortunate brother-in-law, what you are saying about the material body and the soul is correct. Every living entity is born ignorant, misunderstanding this material body to be his self. This conception of life is due to ignorance, and on the basis of this ignorance we create enmity or friendship. Lamentation, jubilation, fearfulness, envy, greed, illusion and madness are different features of our material concept of life. A person influenced like this engages in enmity only due to the material body. Being engaged in such activities, we forget our eternal relationship with the Supreme Personality of Godhead.”</text:p>
      <text:p text:style-name="Standard"/>
      <text:p text:style-name="Standard">Vasudeva took the opportunity of Kaṁsa’s benevolence and informed him that his atheistic activities were also due to this misconception of life – namely taking the material body to be the self. When Vasudeva talked with Kaṁsa in such an illuminating way, Kaṁsa became very pleased, and his guilt for killing his nephews subsided. With the permission of his sister Devakī and brother-in-law Vasudeva, he returned to his home with a relieved mind.</text:p>
      <text:p text:style-name="Standard"/>
      <text:p text:style-name="Standard">But the next day Kaṁsa called all his counselors together and narrated to them all the incidents that had happened the night before. All the counselors of Kaṁsa were demons and eternal enemies of the demigods, so they became depressed upon hearing their master speak of the night’s events. And although they were not very much experienced or learned, they began to give instructions to Kaṁsa as follows: “Dear sir, let us now make arrangements to kill all children who were born within the last ten days in all towns, counties, villages and pasturing grounds. Let us execute this plan indiscriminately. We think that the demigods cannot do anything against us if we perform these atrocities. They are always afraid of fighting with us, and even if they wish to check our activities, they will not dare to do so. Because of your immeasurable strength, they fear your bow. Indeed, we have practical experience that whenever you stood to fight with them and began to shower your arrows on them, they immediately fled in all directions just to save their lives. Many of the demigods were unable to fight with you, and they immediately surrendered themselves unto you by loosening their turbans and the tufts of hair on their heads. With folded hands they begged you to <text:soft-page-break/>spare them and said, ‘My lord, we are all afraid of your strength. Please release us from this dangerous fight.’ We have also seen many times that you would never kill such surrendered fighters when they were all fearful, their bows, arrows and chariots broken, forgetful of their military activities and unable to fight with you. So actually we have nothing to fear from these demigods. They are very proud of being great fighters in peacetime outside the war field, but actually they cannot show any talent or military power on the war field. Although Lord Viṣṇu, Lord Śiva and Lord Brahmā are always ready to help the demigods, headed by Indra, we have no reason to be afraid of them. As far as Lord Viṣṇu is concerned, He has already hidden Himself within the hearts of all living entities, and He cannot come out. As far as Lord Śiva is concerned, he has renounced all activities; he has already entered into the forest. And Lord Brahmā is always engaged in different types of austerities and meditation. And what to speak of Indra – he is a straw in comparison to your strength. Therefore we have nothing to fear from any of these demigods. But we must not neglect them, for the demigods are our determined enemies. We must be careful to protect ourselves. To root them out from their very existence, we should just engage ourselves in your service and be always ready for your command.”</text:p>
      <text:p text:style-name="Standard"/>
      <text:p text:style-name="Standard">The demons continued to say, “If there is some disease in the body which is neglected, it worsens and becomes incurable. Similarly, when one is not careful about restraining the senses and lets them loose, it is then very difficult to control them. Therefore, we must now be very careful of the demigods before they get too strong to be subdued. The foundation of the strength of the demigods is Lord Viṣṇu, because the ultimate goal of all religious principles is to satisfy Him. The Vedic injunctions, the brāhmaṇas, the cows, austerities, sacrifices, performances of charity and distribution of wealth are all for the satisfaction of Lord Viṣṇu. So let us immediately begin by killing all the brāhmaṇas who are in charge of the Vedic knowledge, along with the great sages who are in charge of sacrificial ritualistic performances. Let us kill all the cows, which are the source of butter, which is so necessary for performing sacrifices. Please give us your permission to kill all these creatures.</text:p>
      <text:p text:style-name="Standard"/>
      <text:p text:style-name="Standard">“Actually the limbs of the transcendental body of Lord Viṣṇu are the brāhmaṇas, the cows, Vedic knowledge, austerity, truthfulness, sense and mind control, faithfulness, charity, tolerance and performance of sacrifices. Lord Viṣṇu is situated in everyone’s heart and is the leader of all demigods, including Lord Śiva and Lord Brahmā. Therefore we think that to persecute the great sages and brāhmaṇas is to kill Lord Viṣṇu.”</text:p>
      <text:p text:style-name="Standard"/>
      <text:p text:style-name="Standard">Thus being advised by his demoniac ministers, Kaṁsa, who was from the very beginning the greatest rascal, decided to persecute the brāhmaṇas and Vaiṣṇavas, being entrapped by the shackles of all-devouring, eternal time. He ordered the demons to harass all kinds of saintly persons, and then he entered his house. The adherents of Kaṁsa were all influenced by the mode of passion as well as illusioned by the mode of ignorance, and their only business was to create enmity with saintly persons. Such activities can only reduce one’s duration of life. The demons accelerated the process and invited their deaths as soon as possible. The result of persecuting saintly persons is not only untimely death. The act is so offensive that the perpetrator also gradually loses his beauty, his fame and his religious principles, and thus his promotion to higher planets is checked. Driven by various kinds of mental concoctions, the demons diminish all kinds of auspiciousness. An offense at the lotus feet of the devotees and brāhmaṇas is a greater offense than that committed at the lotus feet of the Supreme Personality of Godhead. A civilization that commits such sinful activities generally loses all faith in the Supreme Lord, and such a godless civilization becomes the source of all calamities in human society.</text:p>
      <text:p text:style-name="Standard"/>
      <text:p text:style-name="Standard">Thus ends the Bhaktivedanta purport of the fourth chapter of Kṛṣṇa, “Kaṁsa Begins His Persecutions.”</text:p>
      <text:p text:style-name="Standard"/>
      <text:p text:style-name="Standard"><text:soft-page-break/></text:p>
      <text:p text:style-name="Standard">Chapter 5</text:p>
      <text:p text:style-name="Standard">The Meeting of Nanda and Vasudeva</text:p>
      <text:p text:style-name="Standard"/>
      <text:p text:style-name="Standard">Although Kṛṣṇa was the real son of Vasudeva and Devakī, because of Kaṁsa’s atrocious activities Vasudeva could not enjoy the birth ceremony of his son. But Nanda Mahārāja, the foster father, celebrated the birth ceremony of Kṛṣṇa very joyfully. The next day, it was declared that a male child had been born to Yaśodā. According to Vedic custom, Nanda Mahārāja called for learned astrologers and brāhmaṇas to perform the birth ceremony. After the birth of a child, the astrologers calculate the moment of the birth and make a horoscope of the child’s future life.</text:p>
      <text:p text:style-name="Standard"/>
      <text:p text:style-name="Standard">Before the birth ceremony, the family members take baths, cleanse themselves and decorate themselves with ornaments and nice garments; then they come before the child and the astrologer to hear of the future life of the child. Nanda Mahārāja and other members of the family dressed and sat down in front of the birthplace. All the brāhmaṇas who were assembled there on this occasion chanted auspicious mantras, according to the rituals, while the astrologers performed the birth ceremony. All the demigods are also worshiped on this occasion, as well as the forefathers of the family. Nanda Mahārāja distributed to the brāhmaṇas 200,000 cows, which were well decorated with cloth and ornaments. He gave the brāhmaṇas not only cows in charity but also hills of grain decorated with ornaments and golden-bordered cloth.</text:p>
      <text:p text:style-name="Standard"/>
      <text:p text:style-name="Standard">In the material world we possess riches and wealth in many ways, but sometimes not in very honest and pious ways, because that is the nature of accumulating wealth. According to Vedic injunction, therefore, one should purify such wealth by giving cows and gold in charity to the brāhmaṇas. A newborn child is also purified by gifts of grains in charity to the brāhmaṇas. In this material world it is to be understood that we are always living in a contaminated state. We therefore have to purify the duration of our lives, our possession of wealth and our self. We can purify our duration of life by taking a daily bath and cleansing the body inside and outside and accepting the ten kinds of purificatory processes. By austerities, by worship of the Lord, and by distribution of charity, we can purify the possession of wealth. We can purify our self by studying the Vedas in order to understand the Absolute Truth and achieve self-realization. It is therefore stated in the Vedic literature that by birth everyone is born a śūdra, that by accepting the purificatory process one becomes twice-born, that by studying the Vedas one becomes a vipra, which is the preliminary qualification for becoming a brāhmaṇa, and that when one perfectly understands the Absolute Truth he is becomes a brāhmaṇa. And when the brāhmaṇa reaches further perfection, he becomes a Vaiṣṇava, or a devotee.</text:p>
      <text:p text:style-name="Standard"/>
      <text:p text:style-name="Standard">In Kṛṣṇa’s birth ceremony all the assembled brāhmaṇas began to chant different kinds of Vedic mantras to invoke all good fortune for the child. There are different kinds of chanting, known as sūta, māgadha, vandī and virudāvalī. Along with this chanting of mantras and songs, bugles and kettledrums sounded outside the house. On this occasion, the joyous vibrations could be heard in all the pasturing grounds and all the houses. Within and outside of the houses there were varieties of artistic paintings, done with rice pulp, and scented water was sprinkled everywhere, even on the roads and streets. Ceilings and roofs were decorated with different kinds of flags, festoons and green leaves. The gates were made of green leaves and flowers. All the cows, bulls and calves were smeared with a mixture of oil and turmeric and painted with minerals like red oxide, yellow clay and manganese. They wore garlands of peacock feathers and were covered with nice colored cloths and gold necklaces.</text:p>
      <text:p text:style-name="Standard"/>
      <text:p text:style-name="Standard">When all the ecstatic cowherd men heard that Nanda Mahārāja, the father of Kṛṣṇa, was celebrating the birth ceremony of his son, they became spontaneously joyful. They dressed themselves with very costly garments and ornamented their bodies with different kinds of earrings and necklaces and <text:soft-page-break/>wore great turbans on their heads. After dressing themselves in this gorgeous way, they took various kinds of presentations and thus approached the house of Nanda Mahārāja.</text:p>
      <text:p text:style-name="Standard"/>
      <text:p text:style-name="Standard">As soon as they heard that Mother Yaśodā had given birth to a child, all the cowherd women became overwhelmed with joy, and they also dressed themselves with various kinds of costly garments and ornaments and smeared scented cosmetics on their bodies.</text:p>
      <text:p text:style-name="Standard"/>
      <text:p text:style-name="Standard">As the dust on the lotus flower exhibits the exquisite beauty of the flower, all the gopīs (cowherd women) applied the dust of kuṅkuma on their lotuslike faces. These beautiful gopīs took their different presentations and very soon reached the house of Mahārāja Nanda. Overburdened with their heavy hips and swollen breasts, the gopīs could not proceed very quickly toward the house of Nanda Mahārāja, but out of ecstatic love for Kṛṣṇa they proceeded as quickly as possible. Their ears were decorated with pearl rings, their necks with jeweled lockets, their lips and eyes with different kinds of lipstick and ointment, and their hands with nice golden bangles. As they were very hastily passing over the stone road, the flower garlands which were decorating their bodies fell to the ground, and it appeared that a shower of flowers was falling from the sky. From the movement of the different kinds of ornaments on their bodies, they were looking still more beautiful. In this way, they all reached the house of Nanda-Yaśodā and blessed the child: “Dear child, You live long just to protect us.” While they were blessing child Kṛṣṇa in this way, they offered a mixture of turmeric powder, oil, yogurt, milk and water. They sprinkled this mixture not only on the body of child Kṛṣṇa but on all other persons who were present there. Also on that auspicious occasion, there were different bands of expert musicians playing.</text:p>
      <text:p text:style-name="Standard"/>
      <text:p text:style-name="Standard">When the cowherd men saw the pastimes of the cowherd women, they became very joyful, and in response they also began to throw yogurt, milk, clarified butter and water upon the bodies of the gopīs. Then both parties began to throw butter on each other’s bodies. Nanda Mahārāja was also very happy to see the pastimes of the cowherd men and women, and he became very liberal in giving charity to the different singers who were assembled there. Some singers were reciting great verses from the Upaniṣads and Purāṇas, some were glorifying the family ancestors, and some were singing very sweet songs. There were also many learned brāhmaṇas present, and Nanda Mahārāja, being very satisfied on this occasion, gave them different kinds of garments, ornaments and cows in charity.</text:p>
      <text:p text:style-name="Standard"/>
      <text:p text:style-name="Standard">It is very important to note in this connection how wealthy the inhabitants of Vṛndāvana were simply by raising cows. All the cowherd men belonged to the vaiśya community, and their business was to protect the cows and cultivate crops. By their dress and ornaments, and by their behavior, it appears that although they were in a small village, they still were rich in material possessions. They possessed such an abundance of various kinds of milk products that they were throwing butter lavishly on each other’s bodies without restriction. Their wealth was in milk, yogurt, clarified butter and many other milk products, and by trading their agricultural products, they were rich in various kinds of jewelry, ornaments and costly garments. Not only did they possess all these things, but they could give them away in charity lavishly, as did Nanda Mahārāja.</text:p>
      <text:p text:style-name="Standard"/>
      <text:p text:style-name="Standard">Thus Nanda Mahārāja, the foster father of Lord Kṛṣṇa, began to satisfy the desires of all the men assembled there. He respectfully received them and gave them in charity whatever they desired. The learned brāhmaṇas, who had no other source of income, were completely dependent on the vaiśya community for their maintenance, and they received gifts on such festive occasions as birthdays and marriages. While Nanda Mahārāja was worshiping Lord Viṣṇu on this occasion and was trying to satisfy all the people there, his only desire was that the newborn child Kṛṣṇa would be happy. Nanda Mahārāja had no knowledge that this child was the origin of Viṣṇu; he was praying to Lord Viṣṇu to protect Him.</text:p>
      <text:p text:style-name="Standard"/>
      <text:p text:style-name="Standard"><text:soft-page-break/>Rohiṇīdevī, the mother of Balarāma, was the most fortunate wife of Vasudeva. She was away from her husband, yet just to congratulate Mahārāja Nanda on the occasion of the birth ceremony of his son, Kṛṣṇa, she dressed herself very nicely. Wearing a garland, a necklace and other bodily ornaments, she appeared on the scene and moved hither and thither. According to the Vedic system, a woman whose husband is not at home does not dress herself very nicely. But although Rohiṇī’s husband was away, she still dressed herself very nicely on this occasion.</text:p>
      <text:p text:style-name="Standard"/>
      <text:p text:style-name="Standard">From the opulence of the birth ceremony of Kṛṣṇa, it is very clear that at that time Vṛndāvana was rich in every respect. Because Lord Kṛṣṇa took birth in the house of King Nanda and Mother Yaśodā, the goddess of fortune was obliged to manifest her opulences in Vṛndāvana. It appeared that Vṛndāvana had already become a site for the pastimes of the goddess of fortune.</text:p>
      <text:p text:style-name="Standard"/>
      <text:p text:style-name="Standard">After the birth ceremony, Nanda Mahārāja decided to go to Mathurā to pay the annual tax to the government of Kaṁsa. Before leaving, he called for the able cowherd men of the village and asked them to take care of Vṛndāvana in his absence. When Nanda Mahārāja arrived in Mathurā, Vasudeva got the news and was very eager to congratulate his friend. He immediately went to the place where Nanda Mahārāja was staying. When Nanda saw Vasudeva, he felt that he had regained his life. Nanda, overwhelmed with joy, immediately stood up and embraced Vasudeva. Vasudeva was received very warmly and offered a nice place to sit. Anxious about his two sons, who had been put under the protection of Nanda without Nanda’s knowledge, Vasudeva inquired about Them with great anxiety. Both Balarāma and Kṛṣṇa were the sons of Vasudeva. Balarāma was transferred to the womb of Rohiṇī, Vasudeva’s own wife, but Rohiṇī was kept under the protection of Nanda Mahārāja. Kṛṣṇa was personally delivered to Yaśodā and exchanged for her daughter. Nanda Mahārāja knew that Balarāma was the son of Vasudeva, but he did not know that Kṛṣṇa was also Vasudeva’s son. Vasudeva, of course, was aware of this fact and inquired very eagerly about both Kṛṣṇa and Balarāma.</text:p>
      <text:p text:style-name="Standard"/>
      <text:p text:style-name="Standard">Vasudeva then addressed Nanda, “My dear brother, you were old and very anxious to beget a son, and yet you had none. Now by the grace of the Lord you are fortunate to have a very nice son. I think that this incident is very auspicious for you. Dear friend, I was imprisoned by Kaṁsa, and now I am released; therefore this is another birth for me. I had no hope of seeing you again, but by God’s grace I can see you.” In this way, Vasudeva indirectly expressed his anxiety about Kṛṣṇa. Kṛṣṇa was sent incognito to the bed of Mother Yaśodā, and after Nanda very pompously celebrated Kṛṣṇa’s birth ceremony, he went to Mathurā. So Vasudeva was very much pleased and said, “This is a new birth for me.” He never expected that Kṛṣṇa would live, because all his other sons had been killed by Kaṁsa.</text:p>
      <text:p text:style-name="Standard"/>
      <text:p text:style-name="Standard">Vasudeva continued, “My dear friend, it is very difficult for us to live together. Although we have our family and relatives, sons and daughters, by nature’s way we are generally separated from one another. The reason for this is that every living entity appears on this earth under different pressures of fruitive activities; although they assemble together, there is no certainty of their remaining together for a long time. According to one’s fruitive activities, one has to act differently and thereby be separated. For example, many plants and creepers are floating on the waves of the ocean. Sometimes they come together, and sometimes they separate forever: one plant goes one way, and another plant goes another. Similarly, our family assembly may be very nice while we are living together, but after some time, in the course of the waves of time, we are separated.”</text:p>
      <text:p text:style-name="Standard"/>
      <text:p text:style-name="Standard">The purport of this expression by Vasudeva is this: although he had eight sons born in the womb of Devakī, unfortunately they were all gone. He could not even keep his one son Kṛṣṇa with him. Vasudeva was feeling His separation, but he could not express the real fact. “Please tell me about the welfare of Vṛndāvana,” he said. “You have many animals – are they happy? Are they getting sufficient grass and water? Please also let me know whether the place where you are now living is <text:soft-page-break/>undisturbed and peaceful.” This inquiry was made by Vasudeva because he was very anxious about Kṛṣṇa’s safety. He knew that Kaṁsa and his followers were trying to kill Kṛṣṇa by sending various kinds of demons. They had already resolved that all children born within ten days of the birthday of Kṛṣṇa should be killed. Because Vasudeva was so anxious about Kṛṣṇa, he inquired about the safety of His residence. He also inquired about Balarāma and His mother, Rohiṇī, who were entrusted to the care of Nanda Mahārāja. Vasudeva also reminded Nanda Mahārāja that Balarāma did not know His real father. “He knows you as His father. And now you have another child, Kṛṣṇa, and I think you are taking very nice care of both of Them.” It is also significant that Vasudeva inquired about the welfare of Nanda Mahārāja’s animals. The animals, and especially the cows, were protected exactly in the manner of one’s children. Vasudeva was a kṣatriya, and Nanda Mahārāja was a vaiśya. It is the duty of the kṣatriyas to give protection to the citizens, and it is the duty of the vaiśyas to give protection to the cows. The cows are as important as the citizens. Just as the human citizens should be given all kinds of protection, so the cows also should be given full protection.</text:p>
      <text:p text:style-name="Standard"/>
      <text:p text:style-name="Standard">Vasudeva continued to say that the maintenance of religious principles, economic development and the satisfactory execution of meeting the demands of the senses depend on cooperation among relatives, nations and all humanity. Therefore, it is everyone’s duty to see that his fellow citizens and the cows are not put into difficulty. One should see to the peace and comfort of his fellow man and the animals. The development of religious principles, economic development and sense gratification can then be achieved without difficulty. Vasudeva expressed his sorrow due to not being able to give protection to his own sons born of Devakī. He was thinking that religious principles, economic development and the satisfaction of his senses were therefore all lost.</text:p>
      <text:p text:style-name="Standard"/>
      <text:p text:style-name="Standard">On hearing this, Nanda Mahārāja replied, “My dear Vasudeva, I know that you are very much aggrieved because the cruel king Kaṁsa has killed all your sons born of Devakī. Although the last child was a daughter, Kaṁsa could not kill her, and she has entered into the celestial planets. My dear friend, do not be aggrieved; we are all being controlled by our past unseen activities. Everyone is subjected to his past deeds, and one who is conversant with the philosophy of karma and its reactions is a man in knowledge. Such a person will not be aggrieved at any incident, happy or miserable.”</text:p>
      <text:p text:style-name="Standard"/>
      <text:p text:style-name="Standard">Vasudeva then replied, “My dear Nanda, if you have already paid the government taxes, then return soon to your place, because I think that there may be some disturbances in Gokula.”</text:p>
      <text:p text:style-name="Standard"/>
      <text:p text:style-name="Standard">After the friendly conversation between Nanda Mahārāja and Vasudeva, Vasudeva returned to his home. Nanda Mahārāja and the other cowherd men, who had come to Mathurā to pay their taxes, also returned home.</text:p>
      <text:p text:style-name="Standard"/>
      <text:p text:style-name="Standard">Thus ends the Bhaktivedanta purport of the fifth chapter of Kṛṣṇa, “The Meeting of Nanda and Vasudeva.”</text:p>
      <text:p text:style-name="Standard"/>
      <text:p text:style-name="Standard"/>
      <text:p text:style-name="Standard">Chapter 6</text:p>
      <text:p text:style-name="Standard">Pūtanā Killed</text:p>
      <text:p text:style-name="Standard"/>
      <text:p text:style-name="Standard">While Nanda Mahārāja was returning home, he considered Vasudeva’s warning that there might be some disturbance in Gokula. Certainly the advice was friendly and not false. So Nanda thought, “There is some truth in it.” Therefore, out of fear, he began to take shelter of the Supreme Personality of Godhead. It is quite natural for a devotee in danger to think of Kṛṣṇa, because he has no other shelter. When a child is in danger, he takes shelter of his mother or father. Similarly, a devotee is always under the shelter of the Supreme Personality of Godhead, but when he specifically sees some danger, he remembers the Lord very rapidly.</text:p>
      <text:p text:style-name="Standard"><text:soft-page-break/></text:p>
      <text:p text:style-name="Standard">After consulting with his demoniac ministers, Kaṁsa instructed a witch named Pūtanā, who knew the black art of killing small children by ghastly sinful methods, to kill all kinds of children in the cities, villages and pasturing grounds. Such witches can play their black art only where there is no chanting or hearing of the holy name of Kṛṣṇa. It is said that wherever the chanting of the holy name of Kṛṣṇa is done, even negligently, all bad elements – witches, ghosts and dangerous calamities – immediately disappear. And this is certainly true of the place where the chanting of the holy name of Kṛṣṇa is done seriously – especially in Vṛndāvana when the Supreme Lord was personally present. Therefore, the doubts of Nanda Mahārāja were certainly based on affection for Kṛṣṇa. Actually there was no danger from the activities of Pūtanā, despite her powers. Such witches are called khecarī, which means they can fly in the sky. This black art of witchcraft is still practiced by some women in the remote northwestern side of India. They can transfer themselves from one place to another on the branch of an uprooted tree. Pūtanā knew this witchcraft, and therefore she is described in the Bhāgavatam as khecarī.</text:p>
      <text:p text:style-name="Standard"/>
      <text:p text:style-name="Standard">Pūtanā entered the county of Gokula, the residential quarter of Nanda Mahārāja, without permission. Dressing herself just like a beautiful woman, she entered the house of Mother Yaśodā. She appeared very beautiful, with raised hips, nicely swollen breasts, earrings, and flowers in her hair. She looked especially beautiful on account of her thin waist. She was glancing at everyone with very attractive looks and smiling face, and all the residents of Vṛndāvana were captivated. The innocent cowherd women thought that she was the goddess of fortune appearing in Vṛndāvana with a lotus flower in her hand. It seemed to them that she had personally come to see Kṛṣṇa, who is her husband. Because of her exquisite beauty, no one checked her movement, and therefore she freely entered the house of Nanda Mahārāja. Pūtanā, the killer of many, many children, found baby Kṛṣṇa lying on a small bed, and she could at once perceive that the baby was hiding His unparalleled potencies, which resembled fire covered by ashes. Pūtanā thought, “This child is so powerful that He can destroy the whole universe immediately.”</text:p>
      <text:p text:style-name="Standard"/>
      <text:p text:style-name="Standard">Pūtanā’s understanding is very significant. The Supreme Personality of Godhead, Kṛṣṇa, is situated in everyone’s heart. It is stated in the Bhagavad-gītā that He gives one necessary intelligence, and He also causes one to forget. Pūtanā was immediately aware that the child whom she was observing in the house of Nanda Mahārāja was the Supreme Personality of Godhead Himself. He was lying there as a small baby, but that does not mean He was less powerful. The materialistic theory that God-worship is anthropomorphic is not correct. No living being can become God by undergoing meditation or austerities. God is always God. Kṛṣṇa as a baby is as complete as He is as a full-fledged youth. The Māyāvāda theory holds that the living entity was formerly God but has now become overwhelmed by the influence of māyā. Therefore the Māyāvādīs say that presently he is not God, but when the influence of māyā is taken away he will again become God. This theory cannot be applied to the minute living entities. The living entities are minute parts and parcels of the Supreme Personality of Godhead; they are minute particles or sparks of the original fire. So these sparks can be covered by the influence of māyā, but the original fire, Kṛṣṇa, cannot. Kṛṣṇa is the Supreme Personality of Godhead, even from the beginning of His appearance in the house of Vasudeva and Devakī.</text:p>
      <text:p text:style-name="Standard"/>
      <text:p text:style-name="Standard">Kṛṣṇa showed the nature of a small baby and closed His eyes, as if to avoid the face of Pūtanā. This closing of the eyes is interpreted and studied in different ways by the devotees. Some say that Kṛṣṇa closed His eyes because He did not like to see the face of Pūtanā, who had killed so many children and who had now come to kill Him. Others say that Pūtanā hesitated to take the baby on her lap because something extraordinary was being dictated to her from within, and that in order to give her assurance, Kṛṣṇa closed His eyes so that she would not be frightened. And yet others interpret in this way: Kṛṣṇa appeared in order to kill the demons and give protection to the devotees, as stated in the Bhagavad-gītā: paritrāṇāya sādhūnāṁ vināśāya ca duṣkṛtām. The first demon to be killed was a <text:soft-page-break/>woman. According to Vedic rules, the killing of a woman, a brāhmaṇa, cows or a child is strictly forbidden. Kṛṣṇa was obliged to kill the demon Pūtanā, and because the killing of a woman is forbidden according to Vedic śāstra, He could not help but close His eyes. Another interpretation is that Kṛṣṇa closed His eyes because He simply took Pūtanā to be His nurse. Pūtanā came to Kṛṣṇa just to offer her breast for the Lord to suck. Kṛṣṇa is so merciful that even though He knew Pūtanā was there to kill Him, He took her as His nurse or mother.</text:p>
      <text:p text:style-name="Standard"/>
      <text:p text:style-name="Standard">There are seven kinds of mothers, according to Vedic injunction: the real mother, the wife of a teacher or spiritual master, the wife of a king, the wife of a brāhmaṇa, the cow, the nurse and mother earth. Because Pūtanā came to take Kṛṣṇa on her lap and offer her breast milk to be sucked by Him, she was accepted by Kṛṣṇa as one of His mothers. That is considered to be another reason He closed His eyes: He had to kill a nurse or mother. But His killing of His mother or nurse was no different from His love for His real mother or His foster mother, Yaśodā. We further understand from Vedic information that Pūtanā was also treated as a mother and given the same facility as Yaśodā. As Yaśodā was given liberation from the material world, Pūtanā was also given liberation. When the baby Kṛṣṇa closed His eyes, Pūtanā took Him on her lap. She did not know that she was holding death personified. If a person mistakes a snake for a rope, he dies. Similarly, Pūtanā had killed so many babies before meeting Kṛṣṇa, and she mistook Him to be like them, but now she was accepting the snake that would kill her immediately.</text:p>
      <text:p text:style-name="Standard"/>
      <text:p text:style-name="Standard">When Pūtanā was taking baby Kṛṣṇa on her lap, both Yaśodā and Rohiṇī were present, but because she was so beautifully dressed and showed motherly affection toward Kṛṣṇa, they did not forbid her. They could not understand that she was a sword within a decorated case. Pūtanā had smeared a very powerful poison on her breasts, and immediately after taking the baby on her lap, she pushed her breastly nipple within His mouth. She was hoping that as soon as He would suck her breast, He would die. But baby Kṛṣṇa very quickly took the nipple in anger. He sucked the milk-poison along with the life air of the demon. In other words, Kṛṣṇa simultaneously sucked the milk from her breast and killed her by sucking out her life. Kṛṣṇa is so merciful that because the demon Pūtanā came to offer her breast milk to Him, He fulfilled her desire and accepted her activity as motherly. But to stop her from further nefarious activities, He immediately killed her. And because the demon was killed by Kṛṣṇa, she got liberation. As Kṛṣṇa pressed her breast extremely hard and sucked out her very breath, Pūtanā fell down on the ground, spread her arms and legs and began to cry, “Oh, child, leave me, leave me!” She was crying loudly and perspiring, and her whole body became wet.</text:p>
      <text:p text:style-name="Standard"/>
      <text:p text:style-name="Standard">As she died screaming, there was a tremendous vibration on the earth and in the sky, on the upper and lower planets and in all directions, and people thought that thunderbolts were falling. Thus the nightmare of the Pūtanā witch was over, and she assumed her real feature as a great demon. She opened her fierce mouth and spread her arms and legs all over. She fell exactly as Vṛtrāsura did when struck by the thunderbolt of Indra. The long hair on her head was scattered all over her body. Her fallen body extended up to twelve miles and smashed all the trees to pieces, and everyone was struck with wonder upon seeing this gigantic body. Her teeth appeared just like plows, and her nostrils appeared just like mountain caves. Her breasts appeared like small hills, and her hair was a vast reddish bush. Her eye sockets appeared like blind wells, and her two thighs appeared like two banks of a river. Her two hands appeared like two strongly constructed bridges, and her abdomen seemed like a dried-up lake. All the cowherd men and women became struck with awe and wonder upon seeing this. And the tumultuous sound of her falling shocked their brains and ears and made their hearts beat strongly.</text:p>
      <text:p text:style-name="Standard"/>
      <text:p text:style-name="Standard">When the gopīs saw little Kṛṣṇa fearlessly playing on Pūtanā’s lap, they very quickly came and picked Him up. Mother Yaśodā, Rohiṇī and other elder gopīs immediately performed the auspicious rituals by taking the tail of a cow and circumambulating His body. The child was completely washed with the urine of a cow, and the dust created by the hooves of the cows was thrown all over <text:soft-page-break/>His body. This was all just to save little Kṛṣṇa from future inauspicious accidents. This incident gives us a clear indication of how important the cow is to the family, society and to living beings in general. The transcendental body of Kṛṣṇa did not require any protection, but to instruct us on the importance of the cow, the Lord was smeared over with cow dung, washed with the urine of a cow, and sprinkled with the dust upraised by the walking of the cows.</text:p>
      <text:p text:style-name="Standard"/>
      <text:p text:style-name="Standard">After this purificatory process, the gopīs, headed by Mother Yaśodā and Rohiṇī, chanted the names of Viṣṇu to give Kṛṣṇa’s body full protection from all evil influences. They washed their hands and feet and sipped water three times, as is the custom before chanting mantra. They chanted as follows: “My dear Kṛṣṇa, may the Lord who is known as Aja protect Your legs; may Lord Maṇimān protect Your knees; may Lord Yajña protect Your thighs; may Lord Acyuta protect Your upper waist; may Lord Hayagrīva protect Your abdomen; may Lord Keśava protect Your heart; may Lord Īśa protect Your chest; may Lord Sūrya protect Your neck; may Lord Viṣṇu protect Your arms; may Lord Urukrama protect Your face; may Lord Īśvara protect Your head; may Lord Cakradhara protect Your front; may Lord Gadādhara protect Your back; may Lord Madhusūdana, who carries a bow in His hand, protect Your right side; may Lord Ajana protect Your left side; may Lord Urugāya with His conch shell protect You on all sides; may the Personality of Godhead Upendra protect You from above; may Lord Tārkṣya protect You on the ground; may Lord Haladhara protect You from all sides; may the Personality of Godhead known as Hṛṣīkeśa protect all Your senses; may Lord Nārāyaṇa protect Your life airs; may the Lord of Śvetadvīpa, Nārāyaṇa, protect the core of Your heart; may Lord Yogeśvara protect Your mind; may Lord Pṛśnigarbha protect Your intelligence; and may the Supreme Personality of Godhead protect Your soul. While You are playing, may Lord Govinda protect You from all sides, and when You are sleeping, may Lord Mādhava protect You from all danger; when You are walking, may the Lord of Vaikuṇṭha protect You from falling down; when You are sitting, may Lord Nārāyaṇa give You all protection; and while You are eating, may the Lord of all sacrifices give You all protection.”</text:p>
      <text:p text:style-name="Standard"/>
      <text:p text:style-name="Standard">Thus Mother Yaśodā chanted different names of Viṣṇu to protect child Kṛṣṇa’s different bodily parts. Mother Yaśodā was firmly convinced that she should protect her child from different kinds of evil spirits and ghosts – namely Ḍākinīs, Yātudhānīs, Kuṣmāṇḍas, Yakṣas, Rākṣasas, Vināyakas, Koṭarās, Revatīs, Jyeṣṭhās, Pūtanās, Mātṛkās, Unmādas and similar other evil spirits, who cause persons to forget their own existence and give trouble to the life airs and the senses. Sometimes they appear in dreams and cause much perturbation; sometimes they appear as old women and suck the blood of small children. But no such ghosts and evil spirits can remain where there is chanting of the holy name of God. Mother Yaśodā was firmly convinced of the Vedic injunctions about the importance of cows and the holy name of Viṣṇu; therefore she took all shelter in the cows and the name of Viṣṇu just to protect her child Kṛṣṇa. She recited all the holy names of Viṣṇu so that He might save the child. Vedic culture has taken advantage of keeping cows and chanting the holy name of Viṣṇu since the beginning of history, and persons who are still following the Vedic ways, especially the householders, keep at least one dozen cows and worship the Deity of Lord Viṣṇu, who is installed in their house. Persons who are advancing in Kṛṣṇa consciousness should take instruction from this pastime and also be very interested in cows and the holy name of Viṣṇu.</text:p>
      <text:p text:style-name="Standard"/>
      <text:p text:style-name="Standard">The elder gopīs of Vṛndāvana were so absorbed in affection for Kṛṣṇa that they wanted to save Him, although there was no need to, for He had already protected Himself. They could not understand that Kṛṣṇa was the Supreme Personality of Godhead playing as a child. After performing the formalities to protect the child, Mother Yaśodā took Kṛṣṇa and let Him suck her breast. When the child was protected by viṣṇu-mantra, Mother Yaśodā felt that He was safe. In the meantime, all the cowherd men who had gone to Mathurā to pay tax returned home and were struck with wonder at seeing the gigantic dead body of Pūtanā.</text:p>
      <text:p text:style-name="Standard"/>
      <text:p text:style-name="Standard"><text:soft-page-break/>Nanda Mahārāja recalled the prophecy of Vasudeva and considered him a great sage and mystic yogī; otherwise, how could he have foretold an incident that happened during his absence from Vṛndāvana? After this, all the residents of Vraja cut the gigantic body of Pūtanā into pieces and piled it up with wood for burning. When all the limbs of Pūtanā’s body were burning, the smoke emanating from the fire created a good aroma of aguru. This aroma was due to her being killed by Kṛṣṇa. This means that the demon Pūtanā was washed of all her sinful activities and attained a celestial body. Here is an example of how the Supreme Personality of Godhead is all-good: Pūtanā came to kill Kṛṣṇa, but because He sucked her milk, she was immediately purified, and her dead body attained a transcendental quality. Her only business was to kill small children; she was only fond of blood. But in spite of being envious of Kṛṣṇa, she attained salvation because she gave her milk to Him to drink. So what can be said of those who are affectionate to Kṛṣṇa in the relationship of mother, who with great love and affection always serve Him, the Supreme Personality of Godhead and the Supersoul of every living entity?</text:p>
      <text:p text:style-name="Standard"/>
      <text:p text:style-name="Standard">It is concluded, therefore, that even a little energy expended in the service of the Lord gives one immense transcendental profit. This is explained in the Bhagavad-gītā: sv-alpam apy asya dharmasya trāyate mahato bhayāt. Devotional service in Kṛṣṇa consciousness is so sublime that even a little service rendered to Kṛṣṇa, knowingly or unknowingly, gives one the greatest transcendental benefit. The system of worshiping Kṛṣṇa by offering flowers from a tree is also beneficial for the living entity who is confined to the bodily existence of that tree. When flowers and fruits are offered to Kṛṣṇa, the tree that bore them also receives much benefit, indirectly. The arcanā process, or worshiping procedure, is therefore beneficial for everyone. Kṛṣṇa is worshipable by great demigods like Brahmā and Lord Śiva, and Pūtanā was so fortunate that the same Kṛṣṇa played in her lap as a little child. The lotus feet of Kṛṣṇa, which are worshiped by great sages and devotees, were placed on the body of Pūtanā. People worship Kṛṣṇa and offer Him food with great reverence and devotion, but automatically He sucked the milk from the body of Pūtanā. Devotees therefore pray that if simply by offering something as an enemy Pūtanā got so much benefit, then who can measure the benefit of worshiping Kṛṣṇa in love and affection? Therefore only Kṛṣṇa should be worshiped, for so much benefit awaits the worshiper.</text:p>
      <text:p text:style-name="Standard"/>
      <text:p text:style-name="Standard">Although Pūtanā was an evil spirit, she gained elevation just like the mother of the Supreme Personality of Godhead. It is clear that the cows and the elder gopīs who offered milk to Kṛṣṇa were also elevated to the transcendental position. Kṛṣṇa can offer anyone anything, from liberation to anything materially conceivable. Therefore, there cannot be any doubt of the salvation of Pūtanā, whose bodily milk was sucked by Kṛṣṇa for such a long time. And how can there be any doubt about the salvation of the gopīs, who were so fond of Kṛṣṇa? Undoubtedly all the gopīs, cowherd boys, cows and everyone else who served Kṛṣṇa in Vṛndāvana with love and affection were liberated from the miserable condition of material existence.</text:p>
      <text:p text:style-name="Standard"/>
      <text:p text:style-name="Standard">When all the inhabitants of Vṛndāvana smelled the good aroma from the smoke of the burning Pūtanā, they inquired from each other, “Where is this good fragrance coming from?” And while conversing, they came to understand that it was the fumes of the burning Pūtanā. They were very fond of Kṛṣṇa, and as soon as they heard that the demon Pūtanā had been killed by Kṛṣṇa, they offered blessings to the little child out of affection. After the burning of Pūtanā, Nanda Mahārāja came home and immediately took up the child on his lap and began to smell His head. In this way, he was quite satisfied that his little child was saved from this great calamity. Śrīla Śukadeva Gosvāmī has given a blessing to all persons who hear the narration of the killing of Pūtanā by Kṛṣṇa: they will surely attain the favor of Govinda.</text:p>
      <text:p text:style-name="Standard"/>
      <text:p text:style-name="Standard">Thus ends the Bhaktivedanta purport of the sixth chapter of Kṛṣṇa, “Pūtanā Killed.”</text:p>
      <text:p text:style-name="Standard"/>
      <text:p text:style-name="Standard"/>
      <text:p text:style-name="Standard"><text:soft-page-break/>Chapter 7</text:p>
      <text:p text:style-name="Standard">The Salvation of Tṛṇāvarta</text:p>
      <text:p text:style-name="Standard"/>
      <text:p text:style-name="Standard">The Supreme Personality of Godhead, Kṛṣṇa, is always full with six opulences – namely complete wealth, complete strength, complete fame, complete knowledge, complete beauty and complete renunciation. The Lord appears in different complete, eternal forms of incarnation. The conditioned soul has immense opportunity to hear about the transcendental activities of the Lord in these different incarnations. In the Bhagavad-gītā it is said, janma karma ca me divyam. The pastimes and activities of the Lord are not material – they are beyond the material conception – and the conditioned soul can benefit by hearing such uncommon activities. Hearing is an opportunity to associate with the Lord; to hear His activities is to evolve one’s transcendental nature – simply by hearing. The conditioned soul has a natural aptitude to hear something about other conditioned souls in the form of fiction, drama and novel. That inclination to hear something about others may be utilized in hearing the pastimes of the Lord. Then one can immediately evolve his transcendental nature. Kṛṣṇa’s pastimes are not only beautiful; they are also very pleasing to the mind.</text:p>
      <text:p text:style-name="Standard"/>
      <text:p text:style-name="Standard">If someone takes advantage of hearing the pastimes of the Lord, the material contamination of dust, accumulated in the heart due to long association with material nature, can be immediately cleansed. Lord Caitanya also instructed that simply by hearing the transcendental name of Lord Kṛṣṇa one can cleanse the heart of all material contamination. There are different processes for self-realization, but this process of devotional service – of which hearing is the most important function – when adopted by any conditioned soul, will automatically cleanse him of the material contamination and enable him to realize his real constitutional position. Conditional life is due to this contamination only, and as soon as it is cleared off, then naturally the dormant function of the living entity – rendering service to the Lord – awakens. By developing his eternal relationship with the Supreme Lord, one becomes eligible to create friendship with the devotees. Mahārāja Parīkṣit recommended, from practical experience, that everyone try to hear about the transcendental pastimes of the Lord. This Kṛṣṇa treatise is meant for that purpose, and the reader may take advantage of it to attain the ultimate goal of human life.</text:p>
      <text:p text:style-name="Standard"/>
      <text:p text:style-name="Standard">The Lord, out of His causeless mercy, descends to this material world and displays His activities just like an ordinary man. Unfortunately the impersonalists or the atheistic class of men consider Kṛṣṇa to be an ordinary man like themselves, and so they deride Him. This is condemned in the Bhagavad-gītā by the Lord Himself when He says avajānanti māṁ mūḍhāḥ. The mūḍhas, or rascals, take Kṛṣṇa to be an ordinary man or a slightly more powerful man; out of their great misfortune, they cannot accept Him as the Supreme Personality of Godhead. Sometimes such unfortunate persons misrepresent themselves as incarnations of Kṛṣṇa without referring to the authorized scriptures.</text:p>
      <text:p text:style-name="Standard"/>
      <text:p text:style-name="Standard">When Kṛṣṇa grew up a little more, He began to turn Himself backside up; He did not merely lie down on His back. And another function was observed by Yaśodā and Nanda Mahārāja: Kṛṣṇa’s first birthday. They arranged for Kṛṣṇa’s birthday ceremony, which is still observed by all followers of the Vedic principles. (Kṛṣṇa’s birthday ceremony is observed in India by all Hindus, irrespective of different sectarian views.) All the cowherd men and women were invited to participate in the jubilant celebration. A nice band played, and the assembled people enjoyed it. All the learned brāhmaṇas were invited, and they chanted Vedic hymns for the good fortune of Kṛṣṇa. During the chanting of the Vedic hymns and playing of the bands, Kṛṣṇa was bathed by Mother Yaśodā. This bathing ceremony is technically called abhiṣeka, and even today this is observed in all the temples of Vṛndāvana on Janmāṣṭamī Day, or the birthday anniversary of Lord Kṛṣṇa.</text:p>
      <text:p text:style-name="Standard"/>
      <text:p text:style-name="Standard">On this occasion, Mother Yaśodā arranged to distribute a large quantity of grain, and first-class cows decorated with golden ornaments were made ready to be given in charity to the learned, <text:soft-page-break/>respectable brāhmaṇas. Yaśodā took her bath and dressed herself nicely, and taking child Kṛṣṇa, duly dressed and bathed, on her lap, she sat down to hear the Vedic hymns chanted by the brāhmaṇas. While Mother Yaśodā was listening to the chanting of the Vedic hymns, the child appeared to be falling asleep, and therefore she very silently laid Him down on the bed. Being engaged in receiving all the friends, relatives and residents of Vṛndāvana on that holy occasion, she forgot to feed the child milk. He was crying, being hungry, but Mother Yaśodā could not hear Him cry because of the various noises. The child, however, became angry because He was hungry and His mother was not paying attention to Him. So He lifted His legs and began to kick His lotus feet just like an ordinary child. Baby Kṛṣṇa had been placed underneath a hand-driven cart, and while He was kicking His legs, He accidentally touched the wheel of the cart, and it collapsed. Various kinds of utensils and dishes made of brass and other metals had been piled up in the handcart, and they all fell down with a great noise. The wheel of the cart separated from the axle, and the spokes of the wheel were all broken and scattered hither and thither. Mother Yaśodā and all the gopīs, as well as Mahārāja Nanda and the cowherd men, were astonished as to how the cart could have collapsed by itself. All the men and women who were assembled for the holy function crowded around and began to suggest how the cart might have collapsed. No one could ascertain the cause, but some small children who were entrusted to play with baby Kṛṣṇa informed the crowd that it was due to Kṛṣṇa’s striking His feet against the wheel. They assured the crowd that they had seen how it happened with their own eyes, and they strongly asserted the point. Some were listening to the statement of the small children, but others said, “How can you believe the statements of these children?” The cowherd men and women could not understand that the all-powerful Personality of Godhead was lying there as a baby and that He could do anything. Both the possible and impossible were in His power.</text:p>
      <text:p text:style-name="Standard"/>
      <text:p text:style-name="Standard">While the discussion was going on, baby Kṛṣṇa cried. Without remonstration, Mother Yaśodā picked the child up on her lap and called the learned brāhmaṇas to chant holy Vedic hymns to counteract the evil spirits. At the same time she allowed the baby to suck her breast. If a child sucks the mother’s breast nicely, it is to be understood that he is out of all danger. After this, all the stronger cowherd men put the broken cart in order, and all the scattered things were set up nicely as before. The brāhmaṇas thereafter began to offer oblations to the sacrificial fire with yogurt, butter, kuśa grass and water. They worshiped the Supreme Personality of Godhead for the good fortune of the child.</text:p>
      <text:p text:style-name="Standard"/>
      <text:p text:style-name="Standard">The brāhmaṇas who were present at that time were all qualified because they were not envious, they never indulged in untruthfulness, they were never proud, they were nonviolent, and they never claimed any false prestige. They were all bona fide brāhmaṇas, and there was no reason to think that their blessings would be useless. With firm faith in the qualified brāhmaṇas, Nanda Mahārāja took his child on his lap and bathed Him with water mixed with various herbs while the brāhmaṇas chanted hymns from the Ṛg, Yajur and Sāma Vedas.</text:p>
      <text:p text:style-name="Standard"/>
      <text:p text:style-name="Standard">It is said that without being a qualified brāhmaṇa one should not read the mantras of the Vedas. Here is the proof that the brāhmaṇas were qualified with all the brahminical symptoms. Mahārāja Nanda also had full faith in them. Therefore they were allowed to perform the ritualistic ceremonies by chanting the Vedic mantras. There are many different varieties of sacrifices recommended for different purposes, but the mantras are all to be chanted by qualified brāhmaṇas. And because in this Age of Kali such qualified brāhmaṇas are not available, all Vedic ritualistic sacrifices are forbidden. Śrī Caitanya Mahāprabhu has therefore recommended only one kind of sacrifice in this age – namely the saṅkīrtana-yajña, or chanting the mahā-mantra, Hare Kṛṣṇa, Hare Kṛṣṇa, Kṛṣṇa Kṛṣṇa, Hare Hare/ Hare Rāma, Hare Rāma, Rāma Rāma, Hare Hare.</text:p>
      <text:p text:style-name="Standard"/>
      <text:p text:style-name="Standard">As the brāhmaṇas chanted the Vedic hymns and performed the ritualistic ceremonies for the second time, Nanda Mahārāja again gave them huge quantities of grain and many cows. All the cows which <text:soft-page-break/>were given in charity were covered with nice gold-embroidered garments, and their horns were bedecked with golden rings; their hooves were covered with silver plate, and they wore garlands of flowers. He gave so many cows just for the welfare of his wonderful child, and the brāhmaṇas in return bestowed their heartfelt blessings. And the blessings offered by the able brāhmaṇas were never to be baffled.</text:p>
      <text:p text:style-name="Standard"/>
      <text:p text:style-name="Standard">One day, shortly after the ceremony, when Mother Yaśodā was patting her baby on her lap, the baby felt too heavy, and being unable to carry Him, she unwillingly placed Him on the ground. After a while, she became engaged in household affairs. At that time, a servant of Kaṁsa’s known as Tṛṇāvarta, as instructed by Kaṁsa, appeared there in the shape of a whirlwind. He picked the child up on his shoulders and raised a great dust storm all over Vṛndāvana, covering everyone’s eyes. Within a few moments the whole area of Vṛndāvana became so densely dark that no one could see himself or anyone else. During this great catastrophe, Mother Yaśodā could not see her baby, who had been taken away by the whirlwind, and she began to cry very piteously. She fell down on the ground exactly like a cow who has just lost her calf. When Mother Yaśodā was so piteously crying, all the cowherd women immediately came and began to look for the baby, but they were disappointed and could not find Him.</text:p>
      <text:p text:style-name="Standard"/>
      <text:p text:style-name="Standard">The Tṛṇāvarta demon went high into the sky with baby Kṛṣṇa on his shoulder, but the baby assumed such a weight that suddenly he could not go any further, and he had to stop his whirlwind activities. Baby Kṛṣṇa made Himself heavy and began to weigh down the demon, catching hold of his neck. Tṛṇāvarta felt the baby to be as heavy as a big mountain, and he tried to get out of His clutches, but he was unable to do so, and his eyes popped out from their sockets. Crying very fiercely, he fell down to the ground of Vṛndāvana and died. The demon fell exactly like Tripurāsura, who was pierced by the arrow of Lord Śiva. Tṛṇāvarta hit a stone slab, and his limbs were smashed. His body became visible to all the inhabitants of Vṛndāvana.</text:p>
      <text:p text:style-name="Standard"/>
      <text:p text:style-name="Standard">When the gopīs saw the demon killed and child Kṛṣṇa very happily playing on his body, they immediately picked Kṛṣṇa up with great affection. The cowherd men and women became very happy to get back their beloved child Kṛṣṇa. At that time they began to talk about how wonderful it was that the demon had taken away the child to devour Him but could not do so; instead he fell down dead. Some of them supported the situation: “This is proper because those who are too sinful die from their sinful reactions, and child Kṛṣṇa is pious; therefore He is safe from all kinds of fearful situations. And we too must have performed great sacrifices in our previous lives, worshiping the Supreme Personality of Godhead, giving great wealth in charity and acting philanthropically for the general welfare of men. Because of such pious activities, the child is safe from all danger.”</text:p>
      <text:p text:style-name="Standard"/>
      <text:p text:style-name="Standard">The gopīs assembled there spoke among themselves: “What sort of austerities and penances we must have undergone in our previous lives! We must have worshiped the Supreme Personality of Godhead, offered different kinds of sacrifices, made charities and performed many welfare activities for the public, such as growing banyan trees and excavating wells. As a result of these pious activities, we have gotten back our child, even though He was supposed to be dead. Now He has come back to enliven His relatives.” After observing such wonderful happenings, Nanda Mahārāja began to think of the words of Vasudeva again and again.</text:p>
      <text:p text:style-name="Standard"/>
      <text:p text:style-name="Standard">After this incident, when Yaśodā once was nursing her child and patting Him with great affection, there streamed a profuse supply of milk from her breast, and when she opened the mouth of the child with her fingers, she suddenly saw the universal manifestation within His mouth. She saw within the mouth of Kṛṣṇa the whole sky, including the luminaries, stars in all directions, the sun, moon, fire, air, seas, islands, mountains, rivers, forests and all other movable and immovable entities. When Mother Yaśodā saw this, her heart began to throb, and she murmured within herself, <text:soft-page-break/>“How wonderful this is!” She could not express anything, but simply closed her eyes. She was absorbed in wonderful thoughts. Kṛṣṇa’s showing the universal form of the Supreme Personality of Godhead, even when lying down on the lap of His mother, proves that the Supreme Personality of Godhead is always the Supreme Personality of Godhead, whether He is manifested as a child on the lap of His mother or as a charioteer on the Battlefield of Kurukṣetra. The concoction of the impersonalists, that one can become God by meditation or by some artificial material activities, is herewith declared false. God is always God in any condition or status, and the living entities are always the parts and parcels of the Supreme Lord. They can never be equal to the inconceivable, supernatural power of the Supreme Personality of Godhead.</text:p>
      <text:p text:style-name="Standard"/>
      <text:p text:style-name="Standard">Thus ends the Bhaktivedanta purport of the seventh chapter of Kṛṣṇa, “The Salvation of Tṛṇāvarta.”</text:p>
      <text:p text:style-name="Standard"/>
      <text:p text:style-name="Standard"/>
      <text:p text:style-name="Standard">Chapter 8</text:p>
      <text:p text:style-name="Standard">Vision of the Universal Form</text:p>
      <text:p text:style-name="Standard"/>
      <text:p text:style-name="Standard">After this incident, Vasudeva asked his family priest, Garga Muni, to visit the place of Nanda Mahārāja in order to astrologically calculate the future life of Kṛṣṇa. Garga Muni was a great saintly sage who had undergone many austerities and penances and been appointed priest of the Yadu dynasty. When Garga Muni arrived at the home of Nanda Mahārāja, Nanda Mahārāja was very pleased to see him and immediately stood up with folded hands and offered his respectful obeisances. He received Garga Muni with the feeling of one who is worshiping the Supreme Personality of Godhead. He offered him a nice sitting place, and when he sat down, Nanda Mahārāja offered him a warm reception. Addressing him very politely, he said, “My dear brāhmaṇa, your appearance in a householder’s place is only to enlighten. We are always engaged in household duties and are forgetting our real duty of self-realization. Your coming to our house is to give us some enlightenment about spiritual life. You have no other purpose in visiting householders.” Actually, a saintly person or a brāhmaṇa has no business visiting householders, who are always busy in the matter of dollars and cents. The only reason saintly persons and brāhmaṇas go to the place of a householder is to enlighten him. If it is asked, “Why don’t the householders go to a saintly person or a brāhmaṇa for enlightenment?” the answer is that householders are very poor-hearted. Generally householders think that engaging in family affairs is their prime duty and that self-realization or enlightenment in spiritual knowledge is secondary. Out of compassion only, saintly persons and brāhmaṇas go to householders’ homes.</text:p>
      <text:p text:style-name="Standard"/>
      <text:p text:style-name="Standard">Nanda Mahārāja addressed Garga Muni as one of the great authorities in astrological science. The foretellings of astrological science, such as the occurrence of solar or lunar eclipses, are wonderful calculations, and by this particular science a person can understand the future very clearly. Garga Muni was proficient in this knowledge. By this knowledge one can also understand what his previous activities were that are causing him to enjoy or suffer in this life.</text:p>
      <text:p text:style-name="Standard"/>
      <text:p text:style-name="Standard">Nanda Mahārāja also addressed Garga Muni as “the best of the brāhmaṇas.” A brāhmaṇa is one who is expert in the knowledge of the Supreme. Without knowledge of the Supreme Absolute, one cannot be recognized as a brāhmaṇa. The exact word used in this connection is brahma-vidām, which means those who know the Supreme very well. An expert brāhmaṇa is able to give reformatory facilities to the subcastes – namely the kṣatriyas and vaiśyas. The śūdras observe no reformatory performances. The brāhmaṇa is considered to be the spiritual master or priest for the kṣatriya and vaiśya. Nanda Mahārāja happened to be a vaiśya, and he accepted Garga Muni as a first-class brāhmaṇa. He therefore offered his two foster sons – namely Kṛṣṇa and Balarāma – to him to purify. Nanda stated that not only these boys but all human beings just after birth should accept a qualified brāhmaṇa as spiritual master.</text:p>
      <text:p text:style-name="Standard"/>
      <text:p text:style-name="Standard"><text:soft-page-break/>Upon this request, Garga Muni replied, “Vasudeva has sent me to see to the reformatory performances of these boys, especially Kṛṣṇa’s, but if I do so it may incidentally appear that Kṛṣṇa is the son of Devakī, since I am Vasudeva’s family priest.” By his astrological calculation, Garga Muni could understand that Kṛṣṇa was the son of Devakī, which Nanda did not know. Indirectly Garga Muni said that Kṛṣṇa and Balarāma were both sons of Vasudeva. Balarāma was known as the son of Vasudeva because His mother, Rohiṇī, was present there, but Nanda Mahārāja did not know about Kṛṣṇa. Garga Muni indirectly disclosed the fact that Kṛṣṇa was the son of Devakī. Garga Muni also warned Nanda Mahārāja that if he would perform the reformatory ceremony, then Kaṁsa, who was naturally very sinful, would understand that Kṛṣṇa was the son of Devakī and Vasudeva. According to astrological calculation, Devakī could not have a female child, although everyone thought that the eighth child of Devakī was female. In this way Garga Muni intimated to Nanda Mahārāja that the female child was born of Yaśodā and that Kṛṣṇa was born of Devakī and they were exchanged. Also, the female child, Durgā, had informed Kaṁsa that the child who would kill him was already born somewhere else. Garga Muni stated, “If I give your child a name and if He fulfills the prophecy of the female child to Kaṁsa, then it may be that the sinful demon will come and kill this child also after the name-giving ceremony. But I do not want to become responsible for all these future calamities.”</text:p>
      <text:p text:style-name="Standard"/>
      <text:p text:style-name="Standard">On hearing the words of Garga Muni, Nanda Mahārāja said, “If there is such danger, then it is better not to plan any gorgeous name-giving ceremony. It would be better for you to simply chant the Vedic hymns and perform the purificatory process. We belong to the twice-born caste, and I am taking this opportunity of your presence. So please perform the name-giving ceremony without external pomp.” Nanda Mahārāja wanted to keep the name-giving ceremony a secret and yet take advantage of Garga Muni’s performing the ceremony.</text:p>
      <text:p text:style-name="Standard"/>
      <text:p text:style-name="Standard">When Garga Muni was so eagerly requested by Nanda Mahārāja, he performed the name-giving ceremony as secretly as possible in the cowshed of Nanda Mahārāja. He informed Nanda Mahārāja that the son of Rohiṇī would be very pleasing to His family members and relatives and therefore would be called Rāma. In the future He would be extraordinarily strong and therefore would be called Baladeva. Garga Muni said further, “Because your family and the family of the Yadus are so intimately connected and attracted, His name will also be Saṅkarṣaṇa.” This means that Garga Muni awarded three names to the son of Rohiṇī – namely Balarāma, Saṅkarṣaṇa and Baladeva. But he carefully did not disclose the fact that Balarāma had also appeared in the womb of Devakī and was subsequently transferred to the womb of Rohiṇī. Kṛṣṇa and Balarāma are real brothers, being originally sons of Devakī.</text:p>
      <text:p text:style-name="Standard"/>
      <text:p text:style-name="Standard">Garga Muni then informed Nanda Mahārāja, “As far as your son is concerned, this child has taken different bodily complexions in different yugas [millennia]. First of all He assumed the color white, then the color red, and then the color yellow, and now He has assumed the color black. Besides that, He was formerly the son of Vasudeva; therefore His name should be Vāsudeva as well as Kṛṣṇa. Some people will call Him Kṛṣṇa, and some will call Him Vāsudeva. But one thing you must know: this son has had many, many other names and activities due to His different pastimes.”</text:p>
      <text:p text:style-name="Standard"/>
      <text:p text:style-name="Standard">Garga Muni further hinted to Nanda Mahārāja that his son would also be called Giridhārī because of His uncommon pastime of lifting Govardhana Hill. Since Garga Muni was an astrologer, he could understand everything past and future, and thus he said, “I know everything about His activities and names, but others do not know. This child will be very pleasing to all the cowherd men and cows. Being very popular in Vṛndāvana, He will be the cause of all good fortune for you. Because of His presence, you will overcome all kinds of material calamities, despite opposing elements.”</text:p>
      <text:p text:style-name="Standard"/>
      <text:p text:style-name="Standard">Garga Muni continued to say, “My dear king of Vraja, in His previous births this child many times protected righteous persons from the hands of rogues and thieves whenever there was political <text:soft-page-break/>disruption. Your child is so powerful that anyone who will become a devotee of your boy will never be troubled by enemies. Just as demigods are always protected by Lord Viṣṇu, the devotees of your child will always be protected by Nārāyaṇa, the Supreme Personality of Godhead. This child will grow in power, beauty, opulence – in everything – on the level of Nārāyaṇa, the Supreme Personality of Godhead. Therefore I would advise that you protect Him very carefully so that He may grow without disturbance.” In other words, Garga Muni informed Nanda Mahārāja that because he was a great devotee of Lord Nārāyaṇa, the Lord had given him a son equal to Himsef. At the same time, Garga Muni indicated that this son would be disturbed by so many demons and that Nanda should therefore be careful and protect Him. In this way, Garga Muni convinced Nanda Mahārāja that Nārāyaṇa Himself had become his son. In various ways he described the transcendental qualities of his son. After giving this information, Garga Muni returned to his home. Nanda Mahārāja began to think of himself as the most fortunate person, and he was very satisfied to receive such a benediction in this way.</text:p>
      <text:p text:style-name="Standard"/>
      <text:p text:style-name="Standard">A short time after this incident, both Balarāma and Kṛṣṇa began to crawl on Their hands and knees. When They were crawling like that, They pleased Their mothers. The bells tied to Their waist and ankles sounded fascinating, and They would move around very pleasingly. Sometimes, just like ordinary children, They would be frightened by others and would immediately hurry to Their mothers for protection. Sometimes They would fall into the clay and mud of Vṛndāvana and would approach Their mothers smeared with clay and saffron. They were actually smeared with saffron and sandalwood pulp by Their mothers, but due to crawling over muddy clay, They would simultaneously smear Their bodies with clay. As soon as They would come crawling to Their mothers, Yaśodā and Rohiṇī would take Them on their laps and, covering Them with the lower portion of their saris, allow Them to suck their breasts. When the babies were sucking their breasts, the mothers would see small teeth coming in. Thus their joy would be intensified to see their children grow. Sometimes the naughty babies would crawl up to the cowshed, catch the tail of a calf and stand up. The calves, being disturbed, would immediately begin running here and there, and the children would be dragged over clay and cow dung. To see this fun, Yaśodā and Rohiṇī would call all their neighborhood friends, the gopīs. Upon seeing these childhood pastimes of Lord Kṛṣṇa, the gopīs would be merged in transcendental bliss. In their enjoyment they would laugh very loudly.</text:p>
      <text:p text:style-name="Standard"/>
      <text:p text:style-name="Standard">Kṛṣṇa and Balarāma were so restless that Their mothers, Yaśodā and Rohiṇī, would try to protect Them from cows, bulls, monkeys, water, fire and birds while they were executing their household duties. Always being anxious to protect the children and to execute their duties, they were not very tranquil. In a very short time, Kṛṣṇa and Balarāma began to stand up and slightly move on Their legs. When Kṛṣṇa and Balarāma began to walk, other friends of the same age joined Them, and together They gave the highest transcendental pleasure to the gopīs, specifically to Mother Yaśodā and Rohiṇī.</text:p>
      <text:p text:style-name="Standard"/>
      <text:p text:style-name="Standard">All the gopī friends of Yaśodā and Rohiṇī enjoyed the naughty childish activities of Kṛṣṇa and Balarāma in Vṛndāvana. In order to enjoy further transcendental bliss, they all assembled and went to Mother Yaśodā to lodge complaints against the restless boys. When Kṛṣṇa was sitting before Mother Yaśodā, all the elder gopīs began to lodge complaints against Him so that Kṛṣṇa could hear. They said, “Dear Yaśodā, why don’t you restrict your naughty Kṛṣṇa? He comes to our houses along with Balarāma every morning and evening, and before the milking of the cows They let loose the calves, and the calves drink all the milk of the cows. So when we go to milk the cows, we find no milk, and we have to return with empty pots. If we warn Kṛṣṇa and Balarāma about doing this, They simply smile so charmingly that we cannot do anything. Also, your Kṛṣṇa and Balarāma find great pleasure in stealing our stock of yogurt and butter from wherever we keep it. When Kṛṣṇa and Balarāma are caught stealing the yogurt and butter, They say, ‘Why do you charge Us with stealing? Do you think that butter and yogurt are in scarcity in Our house?’ Sometimes They steal butter, yogurt and milk and distribute them to the monkeys. When the monkeys are well fed and do not <text:soft-page-break/>take any more, then your boys chide, ‘This milk and butter and yogurt are useless – even the monkeys won’t take it.’ And They break the pots and throw them hither and thither. If we keep our stock of yogurt, butter and milk in a solitary dark place, your Kṛṣṇa and Balarāma find it in the darkness by the glaring effulgence of the ornaments and jewels on Their bodies. If by chance They cannot find the hidden butter and yogurt, They go to our little babies and pinch their bodies so that they cry, and then They go away. If out of fear of these naughty boys we keep our stock of butter and yogurt high on the ceiling, hanging on a swing, although it is beyond Their reach They arrange to reach it by piling all kinds of wooden planks over the grinding machine. And if They cannot reach, They make a hole in the pot. We think therefore that you’d better take all the jeweled ornaments from the bodies of your children.”</text:p>
      <text:p text:style-name="Standard"/>
      <text:p text:style-name="Standard">On hearing this, Yaśodā would say, “All right, I will take all the jewels from Kṛṣṇa so that He cannot see the butter hidden in the darkness.” Then the gopīs would say, “No, no, don’t do this. What good will you do by taking away the jewels? We do not know what kind of boys these are, but even without ornaments They spread some kind of effulgence so that even in darkness They can see everything.” Then Mother Yaśodā would inform them, “All right, keep your butter and yogurt carefully so that They may not reach it.” In reply to this, the gopīs said, “Yes, actually we do so, but because we are sometimes engaged in our household duties, these naughty boys enter our house somehow or other and spoil everything. Sometimes, being unable to steal our butter and yogurt, out of anger They pass urine on the clean floor and sometimes spit on it. Now just see how your boy is hearing these complaints. All day He simply makes arrangements to steal our butter and yogurt, and now He is sitting just like a very silent good boy. Just see His face.” When Mother Yaśodā thought to chastise her boy after hearing all the complaints, she saw His pitiable face, and smiling, she did not chastise Him.</text:p>
      <text:p text:style-name="Standard"/>
      <text:p text:style-name="Standard">Another day, when Kṛṣṇa and Balarāma were playing with Their friends, all the boys joined Balarāma and complained to Mother Yaśodā that Kṛṣṇa had eaten clay. On hearing this, Mother Yaśodā caught hold of Kṛṣṇa’s hand and said, “My dear Kṛṣṇa, why have You eaten earth in a solitary place? Just see, all Your friends, including Balarāma, are complaining about You.” Being afraid of His mother, Kṛṣṇa replied, “My dear Mother, all these boys, including My elder brother, Balarāma, are speaking lies against Me. I have never eaten any clay. My elder brother, Balarāma, while playing with Me today, became angry, and therefore He has joined with the other boys to complain against Me. They have all combined together to complain so you will be angry and chastise Me. If you think they are truthful, then you can look within My mouth to see whether I have eaten clay or not.” His mother replied, “All right, if You have actually not eaten any clay, then just open Your mouth. I shall see.”</text:p>
      <text:p text:style-name="Standard"/>
      <text:p text:style-name="Standard">When the Supreme Personality of Godhead Kṛṣṇa was so ordered by His mother, He immediately opened His mouth just like an ordinary boy. Then Mother Yaśodā saw within that mouth the complete opulence of creation. She saw the entire outer space in all directions, mountains, islands, oceans, seas, planets, air, fire, moon and stars. Along with the moon and the stars she also saw all the elements – water, sky and the extensive ethereal existence along with the total ego and its products, namely the senses, the controllers of the senses, all the demigods and the objects of the senses like sound and smell. Within His mouth she also saw the three qualities of material nature, all living entities, eternal time, material nature, spiritual nature, activity, consciousness and different forms of the whole creation. Yaśodā could find within the mouth of her child everything necessary for cosmic manifestation. She also saw, within His mouth, herself taking Kṛṣṇa on her lap and having Him suck her breast. Upon seeing all this, she became struck with awe and began to wonder whether she were dreaming or actually seeing something extraordinary. She concluded that she was either dreaming or seeing the play of the illusory energy of the Supreme Personality of Godhead. She thought that she had become mad, mentally deranged, to see all those wonderful things. Then she thought, “It may be cosmic mystic power attained by my child, and therefore I am perplexed by <text:soft-page-break/>such visions within His mouth. Let me offer my respectful obeisances unto the Supreme Personality of Godhead, who is beyond the expression of consciousness, mind, work and philosophical speculation, and whose different energies produce everything manifested and unmanifested. Under His energy, bodily self and bodily possessions are conceived.” She then said, “Let me offer my respectful obeisances unto Him under whose illusory energy I am thinking that Nanda Mahārāja is my husband and Kṛṣṇa is my son, that all the properties of Nanda Mahārāja belong to me and that all the cowherd men and women are my subjects. All this misconception is due to the illusory energy of the Supreme Lord. So let me pray to Him that He may protect me always.”</text:p>
      <text:p text:style-name="Standard"/>
      <text:p text:style-name="Standard">While Mother Yaśodā was thinking in this high philosophical way, Lord Kṛṣṇa again expanded His internal energy just to bewilder her with maternal affection. Immediately Mother Yaśodā forgot all philosophical speculation and accepted Kṛṣṇa as her own child. She took Him on her lap and became overwhelmed with maternal affection. She thus began to think of the Supreme Personality of Godhead, who is understood through the processes of cultivating knowledge derived from the Upaniṣads and the Vedānta-sūtra, practicing mystic yoga and studying Sāṅkhya philosophy, as her own begotten child.</text:p>
      <text:p text:style-name="Standard"/>
      <text:p text:style-name="Standard">Certainly Mother Yaśodā had executed many, many pious activities, as a result of which she got the Absolute Truth, the Supreme Personality of Godhead, as her son who sucked milk from her breast. Similarly, Nanda Mahārāja also must have performed many great sacrifices and pious activities for Lord Kṛṣṇa to become his son and address him as “Father.” But it is surprising that Vasudeva and Devakī did not enjoy the transcendental bliss of Kṛṣṇa’s childhood pastimes, although Kṛṣṇa was their real son. The childhood pastimes of Kṛṣṇa are glorified even today by many sages and saintly persons, but Vasudeva and Devakī could not enjoy such childhood pastimes personally. The reason for this was explained by Śukadeva Gosvāmī to Mahārāja Parīkṣit as follows.</text:p>
      <text:p text:style-name="Standard"/>
      <text:p text:style-name="Standard">When the best of the Vasus, named Droṇa, and his wife Dharā were ordered to increase progeny by Lord Brahmā, they said unto him, “Dear Father, we are seeking your benediction. When we take birth again within the universe, may the Supreme Lord Kṛṣṇa in His most attractive feature of childhood absorb our whole attention. May our dealings with Him be so powerful that simply by hearing of these childhood activities of His, anyone will very easily cross over the nescience of birth and death.” Lord Brahmā agreed to give them the benediction, and as a result the same Droṇa appeared as Nanda Mahārāja in Vṛndāvana, and the same Dharā appeared as Mother Yaśodā, the wife of Nanda Mahārāja.</text:p>
      <text:p text:style-name="Standard"/>
      <text:p text:style-name="Standard">In this way, Nanda Mahārāja and his wife, Mother Yaśodā, developed their unalloyed devotion for the Supreme Personality of Godhead, having gotten Him as their son. And all the gopīs and cowherd men who were associates of Kṛṣṇa naturally developed their own different feelings of love for Kṛṣṇa.</text:p>
      <text:p text:style-name="Standard"/>
      <text:p text:style-name="Standard">Therefore, just to fulfill the benediction of Lord Brahmā, Lord Kṛṣṇa appeared along with His plenary expansion, Balarāma, and performed all kinds of childhood pastimes in order to increase the transcendental pleasure of all the residents of Vṛndāvana.</text:p>
      <text:p text:style-name="Standard"/>
      <text:p text:style-name="Standard">Thus ends the Bhaktivedanta purport of the eighth chapter of Kṛṣṇa, “Vision of the Universal Form.”</text:p>
      <text:p text:style-name="Standard"/>
      <text:p text:style-name="Standard"/>
      <text:p text:style-name="Standard">CHAPTER 9</text:p>
      <text:p text:style-name="Standard">Mother Yaśodā Binds Lord Kṛṣṇa</text:p>
      <text:p text:style-name="Standard"/>
      <text:p text:style-name="Standard"><text:soft-page-break/>Once upon a time, seeing that her maidservant was engaged in different household duties, Mother Yaśodā personally took charge of churning butter. And while she churned butter, she sang the childhood pastimes of Kṛṣṇa and enjoyed thinking of her son.</text:p>
      <text:p text:style-name="Standard"/>
      <text:p text:style-name="Standard">The end of her sari was tightly wrapped while she churned, and on account of her intense love for her son, milk automatically dripped from her breasts, which moved as she labored very hard, churning with two hands. The bangles and bracelets on her hands tinkled as they touched each other, and her earrings and breasts shook. There were drops of perspiration on her face, and the flower garland which was on her head scattered here and there. Before this picturesque sight, Lord Kṛṣṇa appeared as a child. He felt hungry, and to increase His mother’s love, He wanted her to stop churning. He indicated that her first business was to let Him suck her breast, and then she could churn butter later.</text:p>
      <text:p text:style-name="Standard"/>
      <text:p text:style-name="Standard">Mother Yaśodā took her son on her lap and pushed the nipple of her breast into His mouth. And while Kṛṣṇa was sucking the milk, she was smiling, enjoying the beauty of her child’s face. Suddenly, the milk which was on the stove began to boil over. Just to stop the milk from spilling, Mother Yaśodā at once put Kṛṣṇa aside and went to the stove. Left in that state by His mother, Kṛṣṇa became very angry, and His lips and eyes became red in rage. He pressed His teeth and lips, and taking up a piece of stone, He immediately broke the butter pot. He took butter out of it, and with false tears in His eyes, He began to eat the butter in a secluded place.</text:p>
      <text:p text:style-name="Standard"/>
      <text:p text:style-name="Standard">In the meantime, Mother Yaśodā returned to the churning place after setting the overflowing milk pan in order. She saw the broken pot, in which the churning yogurt had been kept. Since she could not find her boy, she concluded that the broken pot was His work. She smiled as she thought, “The child is very clever. After breaking the pot He has left this place, fearing punishment.” After she sought all over, she found her son sitting on a big wooden grinding mortar, which was kept upside down. He was taking butter from a pot which was hanging from the ceiling on a swing, and He was feeding it to the monkeys. She saw Kṛṣṇa looking this way and that way in fear of her because He was conscious of His naughty behavior. After seeing her son so engaged, she very silently approached Him from behind. Kṛṣṇa, however, saw her coming toward Him with a stick in her hand, and He immediately got down from the grinding mortar and began to flee in fear. Mother Yaśodā chased Him to all corners, trying to capture the Supreme Personality of Godhead, who is never approached even by the meditations of great yogīs. In other words, the Supreme Personality of Godhead, Kṛṣṇa, who is never caught by the yogīs and speculators, was playing just like a little child for such a great devotee as Mother Yaśodā. Mother Yaśodā, however, could not easily catch the fast-running child because of her thin waist and heavy body. Still she tried to follow Him as fast as possible. Her hair loosened, and the flowers in her hair fell to the ground. Although she was tired, she somehow reached her naughty child and captured Him. When He was caught, Kṛṣṇa was almost on the point of crying. He smeared His hands over His eyes, which were anointed with black eye cosmetics. The child saw His mother’s face while she stood over Him, and His eyes became restless from fear.</text:p>
      <text:p text:style-name="Standard"/>
      <text:p text:style-name="Standard">Mother Yaśodā could understand that Kṛṣṇa was unnecessarily afraid, and for His benefit she wanted to allay His fears. Being the topmost well-wisher of her child, Mother Yaśodā thought, “If the child is too fearful of me, I don’t know what will happen to Him.” Mother Yaśodā then threw away her stick. In order to punish Him, she thought to bind His hands with some ropes. She did not know it, but it was actually impossible for her to bind the Supreme Personality of Godhead. Mother Yaśodā was thinking that Kṛṣṇa was her tiny child; she did not know that the child had no limitation. There is no inside or outside of Him, nor beginning or end. He is unlimited and all-pervading. Indeed, He is Himself the whole cosmic manifestation. Still, Mother Yaśodā was thinking of Kṛṣṇa as her child. Although He is beyond the reach of all senses, she endeavored to bind Him to a wooden grinding mortar. But when she tried to bind Him, she found that the rope she <text:soft-page-break/>was using was too short – by two inches. She gathered more ropes from the house and added to it, but still she found the same shortage. In this way, she connected all the ropes available at home, but when the final knot was added, she saw that the rope was still two inches too short. Mother Yaśodā was smiling, but she was astonished. How was it happening?</text:p>
      <text:p text:style-name="Standard"/>
      <text:p text:style-name="Standard">In attempting to bind her son, she became tired. She was perspiring, and the garland on her head fell down. Then Lord Kṛṣṇa appreciated the hard labor of His mother, and being compassionate upon her, He agreed to be bound up by the ropes. Kṛṣṇa, playing as a human child in the house of Mother Yaśodā, was performing His own selected pastimes. Of course, no one can control the Supreme Personality of Godhead. The pure devotee surrenders himself unto the lotus feet of the Lord, who may either protect or vanquish the devotee. But for his part, the devotee never forgets his own position of surrender. Similarly, the Lord also feels transcendental pleasure by submitting Himself to the protection of the devotee. This was exemplified by Kṛṣṇa’s surrender unto His mother, Yaśodā.</text:p>
      <text:p text:style-name="Standard"/>
      <text:p text:style-name="Standard">Kṛṣṇa is the supreme bestower of all kinds of liberation to His devotees, but the benediction which was bestowed upon Mother Yaśodā was never experienced even by Lord Brahmā or Lord Śiva or the goddess of fortune.</text:p>
      <text:p text:style-name="Standard"/>
      <text:p text:style-name="Standard">The Supreme Personality of Godhead, who is known as the son of Yaśodā and Nanda Mahārāja, is never so completely known to the yogīs and speculators. But He is easily available to His devotees. Nor is He appreciated as the supreme reservoir of all pleasure by the yogīs and speculators.</text:p>
      <text:p text:style-name="Standard"/>
      <text:p text:style-name="Standard">After binding her son, Mother Yaśodā engaged herself in household affairs. At that time, bound up to the wooden mortar, Kṛṣṇa could see a pair of trees before Him which were known as arjuna trees. The great reservoir of pleasure, Lord Śrī Kṛṣṇa, thus thought to Himself, “Mother Yaśodā first of all left without feeding Me sufficient milk, and therefore I broke the pot of yogurt and distributed the stock butter in charity to the monkeys. Now she has bound Me up to a wooden mortar. So I shall do something more mischievous than before.” And thus He thought of pulling down the two very tall arjuna trees.</text:p>
      <text:p text:style-name="Standard"/>
      <text:p text:style-name="Standard">There is a history behind the pair of arjuna trees. In their previous lives, the trees were born as the human sons of Kuvera, and their names were Nalakūvara and Maṇigrīva. Fortunately, they came within the vision of the Lord. In their previous lives they were cursed by the great sage Nārada in order to receive the highest benediction of seeing Lord Kṛṣṇa. This benediction-curse was bestowed upon them because of their forgetfulness due to intoxication. This story will be narrated in the next chapter.</text:p>
      <text:p text:style-name="Standard"/>
      <text:p text:style-name="Standard">Thus ends the Bhaktivedanta purport of the ninth chapter of Kṛṣṇa, “Mother Yaśodā Binds Lord Kṛṣṇa.”</text:p>
      <text:p text:style-name="Standard"/>
      <text:p text:style-name="Standard"/>
      <text:p text:style-name="Standard">CHAPTER 10</text:p>
      <text:p text:style-name="Standard">The Deliverance of Nalakūvara and Maṇigrīva</text:p>
      <text:p text:style-name="Standard"/>
      <text:p text:style-name="Standard">The story of the cursing of Nalakūvara and Maṇigrīva and their deliverance by Kṛṣṇa, under the all-blissful desire of the great sage Nārada, is here described.</text:p>
      <text:p text:style-name="Standard"/>
      <text:p text:style-name="Standard">The two great demigods Nalakūvara and Maṇigrīva were sons of the treasurer of the demigods, Kuvera, who was a great devotee of Lord Śiva. By the grace of Lord Śiva, Kuvera’s material opulences had no limit. As a rich man’s sons often become addicted to wine and women, so these two sons of Kuvera were also addicted to wine and sex. Once, these two demigods, desiring to <text:soft-page-break/>enjoy, entered the garden of Lord Śiva in the province of Kailāsa, on the bank of the Mandākinī Ganges. There they drank much and engaged in hearing the sweet singing of the beautiful women who accompanied them in that garden of fragrant flowers. In an intoxicated condition, the two demigods entered the water of the Ganges, which was filled with lotus flowers, and there they began to enjoy the company of the young girls exactly as a male elephant enjoys female elephants within the water.</text:p>
      <text:p text:style-name="Standard"/>
      <text:p text:style-name="Standard">While they were thus enjoying themselves in the water, all of a sudden Nārada, the great sage, happened to pass that way. He could understand that the demigods Nalakūvara and Maṇigrīva were too much intoxicated and could not even see that he was passing. The young girls, however, were not so much intoxicated as the demigods, and they at once became ashamed at being naked before the great sage Nārada. They began to cover themselves with all haste. The two demigod sons of Kuvera were so much intoxicated that they could not appreciate the presence of the sage Nārada and therefore did not cover their bodies. On seeing the two demigods so degraded by intoxication, Nārada desired their welfare, and therefore he exhibited his causeless mercy upon them by cursing them.</text:p>
      <text:p text:style-name="Standard"/>
      <text:p text:style-name="Standard">Because the great sage was compassionate upon them, he wanted to finish their false enjoyment of intoxication and association with young girls and wanted them to see Lord Kṛṣṇa face to face. He conceived of cursing them as follows. He said that the attraction for material enjoyment is due to an increase of the mode of passion. A person in the material world, when favored by the material opulence of riches, generally becomes addicted to three things – intoxication, sex and gambling. Materially opulent men, being puffed up with the accumulation of wealth, also become so merciless that they indulge in killing animals by opening slaughterhouses. And they think that they themselves will never die. Such foolish persons, forgetting the laws of nature, become overly infatuated with the body. They forget that the material body, even though very much advanced in civilization, up to the position of the demigods, will finally turn into ashes or stool. And while one is living, whatever the external condition of the body may be, within there is only stool, urine and various kinds of worms. Thus being engaged in jealousy and violence to other bodies, materialists cannot understand the ultimate goal of life, and without knowing this goal of life, they generally glide down to a hellish condition in their next life. Such foolish persons commit all kinds of sinful activities on account of the temporary body, and they are even unable to consider whether the body actually belongs to them. Generally it is said that the body belongs to the persons who feed it. One might therefore consider whether the body belongs to one personally or to the master to whom one renders service. The master of slaves claims full right to the bodies of the slaves because the master feeds the slaves. It may also be questioned whether the body belongs to the father, who is the seed-giving master of the body, or to the mother, who develops the child’s body in her womb.</text:p>
      <text:p text:style-name="Standard"/>
      <text:p text:style-name="Standard">Foolish persons are engaged in committing all sorts of sins due to the misconception of identifying the material body with the self. But one should be intelligent enough to understand to whom the body belongs. A foolish person indulges in killing animals to maintain the body, but he does not consider whether the body belongs to him or to his father or mother or maternal grandfather. Sometimes a father gives his daughter in charity to a person with a view of getting back the daughter’s child as a son. The body may also belong to a stronger man who forces it to work for him. Sometimes a slave’s body is sold to a master, and from that day on the body belongs to the master. And at the end of life the body belongs to the fire, because the body is given to the fire and burned to ashes. Or the body is thrown into the street to be eaten by the dogs and vultures.</text:p>
      <text:p text:style-name="Standard"/>
      <text:p text:style-name="Standard">Before committing all kinds of sins to maintain the body, one should understand to whom the body belongs. Ultimately it is concluded that the body is a product of material nature, and at the end it merges into material nature; therefore, the conclusion should be that the body belongs to material <text:soft-page-break/>nature. One should not wrongly think that the body belongs to him. To maintain a false possession, why should one indulge in killing? Why should one kill innocent animals to maintain the body?</text:p>
      <text:p text:style-name="Standard"/>
      <text:p text:style-name="Standard">When a man is infatuated with the false prestige of opulence, he does not care for any moral instruction but indulges in wine, women and animal killing. In such circumstances, a poverty-stricken man is often better situated because a poor man thinks of himself in relation to other bodies. A poor man often does not wish to inflict injuries upon other bodies because he can understand more readily that when he himself is injured he feels pain. Therefore, the great sage Nārada considered that because the demigods Nalakūvara and Maṇigrīva were so infatuated by false prestige, they should be put into a condition of life devoid of opulence.</text:p>
      <text:p text:style-name="Standard"/>
      <text:p text:style-name="Standard">A person who has a pinprick in his body does not wish others to be pricked by pins; a considerate man in the life of poverty does not wish others to be also put into that condition. Generally it is seen that one who has risen from a poverty-stricken life and becomes wealthy creates some charitable institution at the end of his life so that other poverty-stricken men might be benefited. In short, a compassionate poor man may consider others’ pains and pleasures with empathy. A poor man is seldom puffed up with false pride, and he may be freed from all kinds of infatuation. He may remain satisfied by whatever he gets for his maintenance by the grace of the Lord.</text:p>
      <text:p text:style-name="Standard"/>
      <text:p text:style-name="Standard">To remain in the poverty-stricken condition is a kind of austerity. According to Vedic culture, therefore, the brāhmaṇas, as a matter of routine, keep themselves in a poverty-stricken condition to save themselves from the false prestige of material opulence. False prestige due to advancement of material prosperity is a great impediment for spiritual emancipation. A poverty-stricken man cannot become unnaturally fat by eating more and more. And on account of not being able to eat more than he requires, his senses are not very turbulent. When the senses are not very turbulent, he cannot become violent.</text:p>
      <text:p text:style-name="Standard"/>
      <text:p text:style-name="Standard">Another advantage of poverty is that a saintly person can easily enter a poor man’s house, and thus the poor man can take advantage of the saintly person’s association. A very opulent man does not allow anyone to enter his house; therefore, the saintly person cannot enter. According to the Vedic system, a saintly person takes the position of a mendicant so that on the plea of begging something from the householder, he can enter any house. The householder, who has usually forgotten everything about spiritual advancement because he is busy maintaining family affairs, can be benefited by the association of a saintly person. There is a great chance for the poor man to become liberated through association with a saint. Of what use are persons who are puffed up with material opulence and prestige if they are bereft of the association of saintly persons and devotees of the Supreme Personality of Godhead?</text:p>
      <text:p text:style-name="Standard"/>
      <text:p text:style-name="Standard">The great sage Nārada thereafter thought that it was his duty to put those demigods into a condition where they could not be falsely proud of their material opulence and prestige. Nārada was compassionate and wanted to save them from their fallen life. They were in the mode of darkness, and being therefore unable to control their senses, they were addicted to sex life. It was the duty of a saintly person like Nārada to save them from their abominable condition. In animal life, the animal has no sense to understand that he is naked. But Kuvera was the treasurer of the demigods, a very responsible man, and Nalakūvara and Maṇigrīva were two of his sons. And yet they became so animalistic and irresponsible that they could not understand, due to intoxication, that they were naked. To cover the lower part of the body is a principle of human civilization, and when men or women forget this principle, they become no better than animals. Nārada therefore thought that the best punishment for them was to make them immovable living entities, or trees. Trees are, by nature’s laws, immovable. Although trees are covered by the mode of ignorance, they cannot do harm. The great sage Nārada thought it fitting that, although the brothers would be punished to become trees, by his mercy they would continue to keep their memory and be able to know why <text:soft-page-break/>they were being punished. After changing the body, a living entity generally forgets his previous life, but in special cases, by the grace of the Lord, as with Nalakūvara and Maṇigrīva, one can remember.</text:p>
      <text:p text:style-name="Standard"/>
      <text:p text:style-name="Standard">Sage Nārada therefore contemplated that the two demigods should remain for one hundred years, in the time of the demigods, in the form of trees, and after that they would be fortunate enough to see the Supreme Personality of Godhead face to face, by His causeless mercy. And thus they would be again promoted to the life of the demigods and become great devotees of the Lord.</text:p>
      <text:p text:style-name="Standard"/>
      <text:p text:style-name="Standard">After this, the great sage Nārada returned to his abode, known as Nārāyaṇāśrama, and the two demigods turned into trees, known as twin arjuna trees. The two demigods were favored by the causeless mercy of Nārada and given a chance to grow in Nanda’s courtyard and see Lord Kṛṣṇa face to face.</text:p>
      <text:p text:style-name="Standard"/>
      <text:p text:style-name="Standard">Although child Kṛṣṇa was bound up to the wooden mortar, He began to proceed toward the twin trees in order to fulfill the prophecy of His great devotee Nārada. Lord Kṛṣṇa knew that Nārada was His great devotee and that the trees standing before Him as twin arjuna trees were actually the sons of Kuvera. “I must now fulfill the words of My great devotee Nārada,” He thought. Then He proceeded through the passage between the two trees. Although He was able to pass through the passage, the large wooden mortar stuck horizontally between the trees. Taking advantage of this, with great strength Lord Kṛṣṇa began to pull the rope, which was tied to the mortar. As soon as He pulled, the two trees, with all their branches and limbs, fell down with a great sound. Out of the broken, fallen trees came two great personalities, shining like blazing fire. All sides became illuminated and beautiful by their presence. The two purified personalities immediately came before child Kṛṣṇa and bowed down to offer their respects and prayers in the following words.</text:p>
      <text:p text:style-name="Standard"/>
      <text:p text:style-name="Standard">“Dear Lord Kṛṣṇa, You are the original Personality of Godhead, master of all mystic powers. Learned brāhmaṇas know very well that this cosmic manifestation is an expansion of Your potencies, which are sometimes manifest and sometimes unmanifest. You are the original provider of the life, body and senses of all living entities. You are the eternal God, Lord Viṣṇu, who is all-pervading, the imperishable controller of everything, and You are eternal time. You are the original source of the cosmic manifestation, which is acting under the spell of the three modes of material nature – goodness, passion and ignorance. You are living as the Supersoul in all the multiforms of living entities, and You know very well what is going on within their bodies and minds. Therefore You are the supreme director of all activities of all living entities. But although You are in the midst of everything which is under the spell of the material modes of nature, You are not affected by such contaminated qualities. No one under the jurisdiction of the material modes can understand Your transcendental qualities, which existed before the creation; therefore You are called the Supreme Transcendence. Let us offer our respectful obeisances unto the lotus feet of You, Lord Vāsudeva, the Supreme Brahman, who are always glorified by Your personal internal potencies.</text:p>
      <text:p text:style-name="Standard"/>
      <text:p text:style-name="Standard">“In this material world You make Yourself known only by Your different incarnations. Although You assume different types of bodies, these bodies are not part of the material creation. They are always full of the transcendental potencies of unlimited opulence, strength, beauty, fame, wisdom and renunciation. In the material existence there is a difference between the body and the owner of the body, but because You appear in Your original spiritual body, there is no such difference for You. When You appear, Your uncommon activities indicate that You are the Supreme Personality of Godhead. Such uncommon activities are not possible for anyone in material existence. You, the Supreme Personality of Godhead, cause the birth and death as well as the liberation of the living entities, and You are full with all Your plenary expansions. You can bestow on everyone all kinds of benedictions. O Lord! O source of all auspiciousness and goodness, we offer our respectful obeisances unto You. You are the all-pervading Supreme Personality of Godhead, the supreme <text:soft-page-break/>source of peace and the supreme personality in the dynasty of King Yadu. O Lord, our father, known as Kuvera, the demigod, is Your servant. Similarly, the great sage Nārada is also Your servitor, and only by their grace have we been able to see You personally. We therefore pray that we may always be engaged in Your transcendental loving service by speaking only about Your glories and hearing about Your transcendental activities. May our hands and other limbs be engaged in Your service and our minds always be concentrated at Your lotus feet and our heads always bowed down before the all-pervading universal form of Your Lordship.”</text:p>
      <text:p text:style-name="Standard"/>
      <text:p text:style-name="Standard">When the demigods Nalakūvara and Maṇigrīva finished their prayers, the child, Lord Kṛṣṇa, the master and proprietor of Gokula, bound to the wooden grinding mortar by the ropes of Yaśodā, smiled and said, “It was already known to Me that My great devotee Nārada Muni had shown his causeless mercy by saving you from the abominable condition of pride due to possessing extraordinary beauty and opulence in a family of demigods. He has saved you from gliding down into the lowest condition of hellish life. All these facts are already known to Me. You are very fortunate because not only were you cursed by him, but you had the great opportunity to see him. If someone is able, by chance, to see face to face a great saintly person like Nārada, who is always serene and merciful to everyone, then immediately that conditioned soul becomes liberated. This is exactly like being situated in the full light of the sun: there cannot be any visionary impediment. Therefore, O Nalakūvara and Maṇigrīva, your lives have now become successful because you have developed ecstatic love for Me. This is your last birth within material existence. Now you can go back to your father’s residence in the heavenly planets, and by remaining in the attitude of devotional service, you will be liberated in this very life.”</text:p>
      <text:p text:style-name="Standard"/>
      <text:p text:style-name="Standard">After this, the demigods circumambulated the Lord many times and bowed down before Him again and again, and thus they left. The Lord remained bound up with ropes to the grinding mortar.</text:p>
      <text:p text:style-name="Standard"/>
      <text:p text:style-name="Standard">Thus ends the Bhaktivedanta purport of the tenth chapter of Kṛṣṇa, “The Deliverance of Nalakūvara and Maṇigrīva.”</text:p>
      <text:p text:style-name="Standard"/>
      <text:p text:style-name="Standard"/>
      <text:p text:style-name="Standard">CHAPTER 11</text:p>
      <text:p text:style-name="Standard">Killing the Demons Vatsāsura and Bakāsura</text:p>
      <text:p text:style-name="Standard"/>
      <text:p text:style-name="Standard">When the twin arjuna trees fell to the ground, making a sound like the falling of thunderbolts, all the inhabitants of Gokula, including Nanda Mahārāja, immediately came to the spot. They were very much astonished to see how the two great trees had suddenly fallen. Because they could find no reason for their falling down, they were puzzled. When they saw child Kṛṣṇa bound up to the wooden mortar by the ropes of Mother Yaśodā, they thought that it must have been caused by some demon. Otherwise, how was it possible? At the same time, they were very much perturbed because such uncommon incidents were always happening to child Kṛṣṇa. While the cowherd men were thus contemplating, the small children who were playing there informed the men that the trees had fallen because Kṛṣṇa had pulled the wooden mortar with the ropes binding Him. “Kṛṣṇa came in between the two trees,” they explained, “and the wooden mortar was topsy-turvied and stuck in between the trees. Kṛṣṇa pulled the rope, and the trees fell down. When the trees fell down, two very dazzling men came out of the trees, and they said something to Kṛṣṇa.”</text:p>
      <text:p text:style-name="Standard"/>
      <text:p text:style-name="Standard">Most of the cowherd men did not believe the statement of the children. They could not believe that such things were at all possible. Some of the men, however, believed them and told Nanda Mahārāja, “Your child is different from all other children. He just might have done it.” Nanda Mahārāja smiled to hear about the extraordinary abilities of his son. He came forward and untied the knot just to free his wonderful child. After being freed by Nanda Mahārāja, Kṛṣṇa was taken onto the laps of the elder gopīs. They took Him away to the courtyard of the house and began to <text:soft-page-break/>clap, praising His wonderful activities. Kṛṣṇa danced along with their clapping, just like an ordinary child. The Supreme Lord Kṛṣṇa, being completely controlled by the gopīs, sang and danced just like a puppet in their hands.</text:p>
      <text:p text:style-name="Standard"/>
      <text:p text:style-name="Standard">Sometimes Mother Yaśodā used to ask Kṛṣṇa to bring her a wooden plank for sitting. Although the wooden plank was too heavy to be carried by a child, still somehow or other Kṛṣṇa would bring it to His mother. Sometimes His father, while worshiping Nārāyaṇa, would ask Him to bring his wooden slippers, and Kṛṣṇa, with great difficulty, would put the slippers on His head and bring them to His father. When He was asked to lift some heavy article and was unable to lift it, He would simply move His arms. In this way, daily, at every moment, He was the reservoir of all pleasure for His parents. The Lord was exhibiting such childish dealings with the inhabitants of Vṛndāvana because He wanted to show the great philosophers and sages searching after the Absolute Truth how the Supreme Absolute Truth Personality of Godhead is controlled by and subject to the desires of His pure devotees.</text:p>
      <text:p text:style-name="Standard"/>
      <text:p text:style-name="Standard">One day, a fruit vendor came before the house of Nanda Mahārāja. Upon hearing the vendor call, “If anyone wants fruits, please come and take them from me!” child Kṛṣṇa immediately took some grains in His palms and went to get fruits in exchange. In those days exchange was by barter; therefore Kṛṣṇa might have seen His parents acquire fruits and other things by bartering grain, and so He imitated. But His palms were very small, and He was not very careful to hold the grains tight, so He was dropping them. The vendor who came to sell fruits saw this and was very much captivated by the beauty of the Lord, so she immediately accepted whatever few grains were left in His palms and filled His hands with fruits. In the meantime, the vendor saw that her whole basket of fruit had become filled with jewels. The Lord is the bestower of all benedictions. If someone gives something to the Lord, he is not the loser; he is the gainer by a million times.</text:p>
      <text:p text:style-name="Standard"/>
      <text:p text:style-name="Standard">One day Lord Kṛṣṇa, the liberator of the twin arjuna trees, was playing with Balarāma and the other children on the bank of the Yamunā, and because it was already late in the morning, Rohiṇī, the mother of Balarāma, went to call them back home. But Balarāma and Kṛṣṇa were so engrossed in playing with Their friends that They did not wish to go back; They just engaged Themselves in playing more and more. When Rohiṇī was unable to take Them back home, she went home and sent Mother Yaśodā to call Them again. Mother Yaśodā was so affectionate toward her son that as soon as she came out to call Him back home, her breasts filled up with milk. She loudly cried, “My dear child, please come back home. Your time for lunch is already past.” She then said, “My dear Kṛṣṇa, O my dear lotus-eyed child, please come and suck my breast. You have played enough. You must be very hungry, my dear little child. You must be tired from playing for so long.” She also addressed Balarāma thus: “My dear Rāma, the glory of Your family, my dear child, please come back with Your younger brother Kṛṣṇa immediately. You have been engaged in playing since early morning, and You must be very tired. Please come back and take Your lunch at home. Your father Nandarāja is waiting for You. He has to eat, so You must come back so that he can eat.”</text:p>
      <text:p text:style-name="Standard"/>
      <text:p text:style-name="Standard">As soon as Kṛṣṇa and Balarāma heard that Nanda Mahārāja was waiting for Them and could not take his food in Their absence, They started to return. Their playmates complained, “Kṛṣṇa is leaving us just at the point when our playing is at the summit. Next time we shall not allow Him to leave.”</text:p>
      <text:p text:style-name="Standard"/>
      <text:p text:style-name="Standard">His playmates then threatened not to allow Him to play with them again. Kṛṣṇa became afraid, and instead of going back home, He went back again to play with the boys. At that time, Mother Yaśodā scolded the children and told Kṛṣṇa, “My dear Kṛṣṇa, do You think that You are a street boy? You have no home? Please come back to Your home! I see that Your body has become very dirty from playing since early morning. Now come home and take Your bath. Besides, today is Your birthday ceremony; therefore You should come back home and give cows in charity to the brāhmaṇas. Don’t <text:soft-page-break/>You see how Your playmates are decorated with ornaments by their mothers? You should also be cleansed and decorated with nice dress and ornaments. Please, therefore, come back, take Your bath, dress Yourself nicely, and then again You may go on playing.”</text:p>
      <text:p text:style-name="Standard"/>
      <text:p text:style-name="Standard">In this way Mother Yaśodā called back Lord Kṛṣṇa and Balarāma, who are worshipable by great demigods like Lord Brahmā and Lord Śiva. She was thinking of Them as her children.</text:p>
      <text:p text:style-name="Standard"/>
      <text:p text:style-name="Standard">When Mother Yaśodā’s children, Kṛṣṇa and Balarāma, came home, she bathed Them very nicely and dressed Them with ornaments. She then called for the brāhmaṇas, and through her children she gave many cows in charity for the occasion of Kṛṣṇa’s birthday. In this way she performed the birthday ceremony of Kṛṣṇa at home.</text:p>
      <text:p text:style-name="Standard"/>
      <text:p text:style-name="Standard">After this incident, all the elder cowherd men assembled together, and Nanda Mahārāja presided. They began to consult amongst themselves how to stop the great disturbances in Mahāvana on account of the demons. In this meeting, Upananda, the brother of Nanda Mahārāja, was present. He was considered to be learned and experienced, and he was a well-wisher of Kṛṣṇa and Balarāma. He was a leader, and he addressed the meeting as follows: “My dear friends! Now we should leave here for another place because we are continually finding that great demons are coming here to disturb the peaceful situation, and they are especially attempting to kill the small children. Just consider Pūtanā and Kṛṣṇa. It was simply by the grace of Lord Hari that Kṛṣṇa was saved from the hands of such a great demon. Next the whirlwind demon took Kṛṣṇa away into the sky, but by the grace of Lord Hari He was saved, and the demon fell down on a stone slab and died. Very recently, this child was playing between two trees, and the trees fell down violently, and yet there was no injury to the child. So Lord Hari saved Him again. Just imagine the calamity if this child or any other child playing with Him were crushed by the falling trees! Considering all these incidents, we must conclude that this place is no longer safe. Let us leave. We have all been saved from different calamities by the grace of Lord Hari. Now we should be cautious and leave this place and reside somewhere where we can live peacefully. I think that we should all go to the forest known as Vṛndāvana, where just now there are newly grown plants and herbs. It is very suitable for pasturing ground for our cows, and we and our families, the gopīs with their children, can very peacefully live there. Near Vṛndāvana is Govardhana Hill, which is very beautiful, and there are newly grown grass and fodder for the animals, so there will be no difficulty in living there. I therefore suggest that we start immediately for that beautiful place, as there is no need to waste any more time. Let us prepare all our carts immediately, and, if you like, let us go, keeping all the cows in front.”</text:p>
      <text:p text:style-name="Standard"/>
      <text:p text:style-name="Standard">On hearing the statement of Upananda, all the cowherd men immediately agreed. “Let us immediately go there.” Everyone then loaded all their household furniture and utensils onto the carts and prepared to go to Vṛndāvana. All the children, women and old men of the village were arranged on seats, and the cowherd men equipped themselves with bows and arrows to follow the carts. All the cows and bulls were placed in the front along with their calves, and the men, with their bows and arrows, surrounded the herds and carts and began to blow on their horns and bugles. In this way, with tumultuous sound, they started for Vṛndāvana.</text:p>
      <text:p text:style-name="Standard"/>
      <text:p text:style-name="Standard">And who can describe the damsels of Vraja? They were all seated on the carts and were very beautifully dressed with ornaments and costly saris. They chanted the pastimes of child Kṛṣṇa as usual. Mother Yaśodā and Mother Rohiṇī were seated on a separate cart, and Kṛṣṇa and Balarāma were seated on their laps. While Mother Rohiṇī and Yaśodā were riding on the cart, they talked to Kṛṣṇa and Balarāma, and feeling the pleasure of such talks, they looked very, very beautiful.</text:p>
      <text:p text:style-name="Standard"/>
      <text:p text:style-name="Standard">In this way, after reaching Vṛndāvana, where everyone lives eternally, very peacefully and happily, they encircled Vṛndāvana, drew all the carts together in a half circle, and in this way constructed a temporary residence. When Kṛṣṇa and Balarāma saw the beautiful appearance of Vṛndāvana, <text:soft-page-break/>Govardhana Hill and the banks of the river Yamunā, They felt very happy. As They grew up They began talking with Their parents and others in childish language, and thus They gave great pleasure to all the inhabitants of Vṛndāvana.</text:p>
      <text:p text:style-name="Standard"/>
      <text:p text:style-name="Standard">Soon Kṛṣṇa and Balarāma had grown sufficiently to be given charge of the calves. Cowherd boys, from the very beginning of their childhood, are trained to take care of the cows, and their first responsibility is to take care of the little calves. So along with the other little cowherd boys, Kṛṣṇa and Balarāma went into the pasturing ground and took charge of the calves, and there They played with Their playmates. While taking charge of the calves, sometimes the two brothers played on Their flutes. And sometimes They played with āmalaka fruits and bael fruits, just as small children play with balls. Sometimes They danced and made tinkling sounds with Their ankle bells. Sometimes They made Themselves into bulls and cows by covering Themselves with blankets. Thus Kṛṣṇa and Balarāma played. The two brothers also used to imitate the sounds of bulls and cows and play like two bulls fighting. Sometimes They used to imitate the sounds of various animals and birds. In this way, They enjoyed Their childhood pastimes apparently like ordinary, mundane children.</text:p>
      <text:p text:style-name="Standard"/>
      <text:p text:style-name="Standard">Once, when Kṛṣṇa and Balarāma were playing on the bank of the Yamunā, a demon of the name Vatsāsura assumed the shape of a calf and came there intending to kill the brothers. By taking the shape of a calf, the demon could mingle with the other calves. Kṛṣṇa, however, specifically noticed this, and He immediately alerted Balarāma about the entrance of the demon. Both brothers then silently approached him. Kṛṣṇa caught hold of the demon-calf by the two hind legs and tail, whipped him around very forcibly and threw him up into a tree. The demon lost his life and fell down from the top of the tree to the ground. When the demon lay dead on the ground, all the playmates of Kṛṣṇa congratulated Him, “Well done! Well done!” and the demigods in the sky showered flowers with great satisfaction. In this way, the maintainers of the complete creation, Kṛṣṇa and Balarāma, used to take care of the calves every day, beginning in the morning, and thus They enjoyed Their childhood pastimes as cowherd boys in Vṛndāvana.</text:p>
      <text:p text:style-name="Standard"/>
      <text:p text:style-name="Standard">One day, all the cowherd boys went to the bank of the river Yamunā to water their calves. When the calves drank water from the Yamunā, the boys also drank. After drinking, when they were sitting on the bank of the river, they saw a huge animal which looked something like a heron and was as big as a hill. Its top was as strong as a thunderbolt. When they saw that unusual animal, they became afraid of it. The name of this beast was Bakāsura, and he was a friend of Kaṁsa’s. He appeared on the scene suddenly and immediately attacked Kṛṣṇa with his pointed, sharp beak and quickly swallowed Him up. When Kṛṣṇa was thus swallowed, all the boys, headed by Balarāma, became almost breathless, as if they had died. But when the Bakāsura demon was swallowing up Kṛṣṇa, he felt a burning, fiery sensation in his throat. This was due to the glowing effulgence of Kṛṣṇa. The demon quickly threw Kṛṣṇa up and tried to kill Him by pinching Him with his beak. Bakāsura did not know that although Kṛṣṇa was playing the part of a child of Nanda Mahārāja, He was still the original father of Lord Brahmā, the creator of the universe. Mother Yaśodā’s child, who is the reservoir of pleasure for the demigods and who is the maintainer of saintly persons, caught hold of the great gigantic heron by the two halves of his beak and, before His cowherd boyfriends, bifurcated his mouth, just as a child very easily splits a blade of grass. From the sky, the denizens of the heavenly planets showered flowers like the mallikā, the most fragrant of all flowers, as a token of their congratulations. Accompanying the showers of flowers was a vibration of bugles, drums and conch shells.</text:p>
      <text:p text:style-name="Standard"/>
      <text:p text:style-name="Standard">When the boys saw the showering of flowers and heard the celestial sounds, they were struck with wonder. And when they saw Kṛṣṇa freed from the mouth of the great demon Bakāsura, all of them, including Balarāma, were so pleased that it seemed as if they had regained their very source of life. As soon as they saw Kṛṣṇa coming toward them, they one after another embraced the son of Nanda <text:soft-page-break/>and held Him to their chests. After this, they assembled all the calves under their charge and began to return home.</text:p>
      <text:p text:style-name="Standard"/>
      <text:p text:style-name="Standard">When they arrived home, they spoke of the wonderful activities of the son of Nanda. When the gopīs and cowherd men all heard the story from the boys, they felt great happiness because naturally they loved Kṛṣṇa, and by hearing about His glories and victorious activities they became still more affectionate toward Him. Thinking that child Kṛṣṇa had been saved from the mouth of death, they looked upon His face with great love and affection. They were full of anxiety and could not turn their faces from the vision of Kṛṣṇa. The gopīs and the men began to converse amongst themselves about how wonderful it was that child Kṛṣṇa had been attacked in so many ways and so many times by so many demons, and yet the demons themselves had been killed and Kṛṣṇa had remained uninjured. They continued to converse amongst themselves about how so many great demons in such fierce bodies had attacked Kṛṣṇa to kill Him but, by the grace of Hari, had not been able to cause even a slight injury. Rather, they had died like small flies in a fire. Thus they remembered the words of Garga Muni, who had foretold, by dint of his vast knowledge of the Vedas and astrology, that this boy would be attacked by many demons. Now they were actually seeing that this was coming true, word for word.</text:p>
      <text:p text:style-name="Standard"/>
      <text:p text:style-name="Standard">All the cowherd men, including Nanda Mahārāja, used to talk of the wonderful activities of Lord Kṛṣṇa and Balarāma, and they were always so much absorbed in those talks that they forgot the threefold miseries of this material existence. This is the effect of Kṛṣṇa consciousness. What was enjoyed five thousand years ago by Nanda Mahārāja can still be enjoyed by Kṛṣṇa conscious persons simply by talking about the transcendental pastimes of Kṛṣṇa and His associates.</text:p>
      <text:p text:style-name="Standard"/>
      <text:p text:style-name="Standard">Balarāma and Kṛṣṇa enjoyed Their childhood pastimes, imitating Lord Rāmacandra’s monkeys, who constructed the bridge over the ocean, and Hanumān, who jumped over the water to Ceylon. They used to imitate such pastimes among Their friends and so happily passed Their childhood life.</text:p>
      <text:p text:style-name="Standard"/>
      <text:p text:style-name="Standard">Thus ends the Bhaktivedanta purport of the eleventh chapter of Kṛṣṇa, “Killing the Demons Vatsāsura and Bakāsura.”</text:p>
      <text:p text:style-name="Standard"/>
      <text:p text:style-name="Standard"/>
      <text:p text:style-name="Standard">CHAPTER 12</text:p>
      <text:p text:style-name="Standard">The Killing of the Aghāsura Demon</text:p>
      <text:p text:style-name="Standard"/>
      <text:p text:style-name="Standard">Once the Lord desired to go early in the morning with all His cowherd boyfriends to the forest, where they were to assemble together and take lunch. As soon as He got up from bed, He blew His buffalo-horn bugle and called all His friends together. Keeping the calves before them, they started for the forest in a great procession. In this way, Lord Kṛṣṇa assembled thousands of His boyfriends. They were each equipped with a stick, flute and horn, as well as a lunch bag, and each of them was taking care of thousands of calves. All the boys appeared very jolly and happy in that excursion. Each and every one of them, including Kṛṣṇa, was attentive to his personal calves as he herded them in the different places in the forest. The boys were fully decorated with various kinds of golden ornaments, yet out of sporting propensities they began to pick up flowers, leaves, twigs, peacock feathers and red clay from different places in the forest and further decorate themselves in different ways. While passing through the forest, one boy stole another boy’s lunch package and passed it to a third. And when the boy whose lunch package was stolen came to know of it, he tried to take it back. But the boy who had it threw it to another boy. This sportive playing went on amongst the boys as childhood pastimes.</text:p>
      <text:p text:style-name="Standard"/>
      <text:p text:style-name="Standard">When Lord Kṛṣṇa went ahead to a distant place in order to see some specific scenery, the boys behind Him ran to try to catch up and be the first to touch Him. So there was a great competition. <text:soft-page-break/>One would say, “I will go there and touch Kṛṣṇa,” and another would say, “Oh, you cannot go. I’ll touch Kṛṣṇa first.” Some of them played on their flutes or vibrated bugles made of buffalo horn. Some of them gladly followed the peacocks and imitated the sounds of the cuckoo. While the birds were flying in the sky, the boys ran after the birds’ shadows along the ground and tried to follow their exact courses. Some of them went to the monkeys and silently sat down by them, and some of them imitated the dancing of the peacocks. Some of them caught monkeys by the tail and played with them, and when the monkeys jumped into a tree, the boys followed. When a monkey showed its face and teeth, a boy imitated and showed his teeth to the monkey. Some of the boys played with the frogs on the bank of the Yamunā, and when, out of fear, the frogs jumped into the water, the boys immediately dove in after them, and when the boys came out of the water and saw their own shadows, they would stand imitating, making caricatures and laughing. They would also go to an empty well and make loud sounds, and when the echo came back, they would call it ill names and laugh.</text:p>
      <text:p text:style-name="Standard"/>
      <text:p text:style-name="Standard">As stated personally by the Supreme Personality of Godhead in the Bhagavad-gītā, He is realized proportionately by transcendentalists as Brahman, Paramātmā and the Supreme Personality of Godhead. Here, in confirmation of the same statement, Lord Kṛṣṇa, who awards the impersonalist the pleasure of Brahman realization by His bodily effulgence, also gives pleasure to the devotees as the Supreme Personality of Godhead. Those who are under the spell of the external energy, māyā, take Him only as a beautiful child. Yet He gave full transcendental pleasure to the cowherd boys who played with Him. Only after accumulating heaps of pious activities were those boys promoted to personally associate with the Supreme Personality of Godhead. Who can estimate the transcendental fortune of the residents of Vṛndāvana? They were personally seeing the Supreme Personality of Godhead face to face, He whom many yogīs cannot find even after undergoing severe austerities, although He is sitting within their hearts. This is confirmed in the Brahma-saṁhitā: One may search for Kṛṣṇa, the Supreme Personality of Godhead, through the pages of the Vedas and Upaniṣads, but it is difficult to find Him there. However, one who is fortunate enough to associate with a devotee can see the Supreme Personality of Godhead face to face. After accumulating pious activities in many, many previous lives, the cowherd boys were seeing Kṛṣṇa face to face and playing with Him as friends. They could not understand that Kṛṣṇa is the Supreme Personality of Godhead, but they were playing as intimate friends with intense love for Him.</text:p>
      <text:p text:style-name="Standard"/>
      <text:p text:style-name="Standard">When Lord Kṛṣṇa was enjoying His childhood pastimes with His boyfriends, one Aghāsura demon became very impatient. He was unable to tolerate seeing Kṛṣṇa play so happily, and therefore he appeared before the boys intending to kill them all. This Aghāsura was so dangerous that even the denizens of heaven were afraid of him. Although the denizens of heaven drank nectar daily to prolong their lives, they were afraid of this Aghāsura and were wondering, “When will the demon be killed?” The denizens used to drink nectar to become immortal, but actually they were not confident of their immortality. On the other hand, the boys who were playing with Kṛṣṇa had no fear of the demons. They were free of fear. Any material arrangement for protecting oneself from death is always unsure, but if one is in Kṛṣṇa consciousness, then immortality is confidently assured.</text:p>
      <text:p text:style-name="Standard"/>
      <text:p text:style-name="Standard">The demon Aghāsura appeared before Kṛṣṇa and His friends. Aghāsura happened to be the younger brother of Pūtanā and Bakāsura, and he thought, “Kṛṣṇa has killed my brother and sister. Now I shall kill Him along with all His friends and calves.” Aghāsura was instigated by Kaṁsa, so he had come with determination. Aghāsura also thought that when he would offer grains and water in memory of his brother and sister and kill Kṛṣṇa and all the cowherd boys, then automatically all the inhabitants of Vṛndāvana would die. Generally, for the householders, the children are the life and breath force. When all the children die, then naturally the parents also die on account of strong affection for them.</text:p>
      <text:p text:style-name="Standard"/>
      <text:p text:style-name="Standard"><text:soft-page-break/>Aghāsura, thus deciding to kill all the inhabitants of Vṛndāvana, expanded himself by the yogic siddhi called mahimā. The demons are generally expert in achieving almost all kinds of mystic powers. In the yoga system, by the perfection called mahimā-siddhi, one can expand himself as he desires. The demon Aghāsura expanded himself up to eight miles and assumed the shape of a very fat serpent. Having attained this wonderful body, he stretched his mouth open just like a mountain cave. Desiring to swallow all the boys at once, including Kṛṣṇa and Balarāma, he sat on the path.</text:p>
      <text:p text:style-name="Standard"/>
      <text:p text:style-name="Standard">The demon in the shape of a big fat serpent expanded his lips from land to sky; his lower lip was touching the ground, and his upper lip was touching the clouds. His jaws appeared like a big mountain cave, without limitation, and his teeth appeared just like mountain summits. His tongue appeared to be a broad traffic way, and he was breathing just like a hurricane. His eyes were blazing like fire. At first the boys thought that the demon was a statue, but after examining it they saw that it was a big serpent lying down on the road and widening his mouth. The boys began to talk among themselves: “Dear friends, this figure appears to be a great animal, and he is sitting in such a posture just to swallow us all. Just see – is it not a big snake that has widened his mouth to eat all of us?”</text:p>
      <text:p text:style-name="Standard"/>
      <text:p text:style-name="Standard">One of them said, “Yes, what you say is true. This animal’s upper lip appears to be just like the sunshine, and its lower lip is just like the reflection of red sunshine on the ground. Dear friends, just look to the right- and left-hand side of the mouth of the animal. Its mouth appears to be like a big mountain cave, and its height cannot be estimated. The chin is also raised just like a mountain summit. That long highway appears to be its tongue, and inside the mouth it is as dark as in a mountain cave. The hot wind that is blowing like a hurricane is his breathing, and the fishy bad smell coming out from his mouth is the smell of his intestines.”</text:p>
      <text:p text:style-name="Standard"/>
      <text:p text:style-name="Standard">Then they further consulted among themselves: “If we all at one time entered into the mouth of this great serpent, how could it possibly swallow all of us? And even if it were to swallow all of us at once, it could not swallow Kṛṣṇa. Kṛṣṇa will immediately kill him, as He did Bakāsura.” Talking in this way, all the boys looked at the beautiful lotuslike face of Kṛṣṇa, and they began to clap and smile. And so they marched forward and entered the mouth of the gigantic serpent.</text:p>
      <text:p text:style-name="Standard"/>
      <text:p text:style-name="Standard">Meanwhile, Kṛṣṇa, who is the Supersoul within everyone’s heart, could understand that the big statuesque figure was a demon. The boys did not know this, however, and thus while Kṛṣṇa was planning how to stop the destruction of His intimate friends, all the boys along with their calves entered the mouth of the serpent. But Kṛṣṇa did not enter. The demon was awaiting Kṛṣṇa’s entrance, and he was thinking, “Everyone has entered except Kṛṣṇa, who has killed my brother and sister.”</text:p>
      <text:p text:style-name="Standard"/>
      <text:p text:style-name="Standard">Kṛṣṇa is the assurance of safety to everyone. But when He saw that His friends were already out of His hands and were lying within the belly of a great serpent, He became momentarily aggrieved. He was also struck with wonder at how the external energy works so wonderfully. He then began to consider how He could kill the demon and at the same time save the boys and calves. Although there was no factual concern on Kṛṣṇa’s part, He was thinking like that. Finally, after some deliberation, He also entered the mouth of the demon. When Kṛṣṇa entered, all the demigods, who had gathered to see the fun and who were hiding within the clouds, expressed their feelings with the words “Alas! Alas!” At the same time, all the friends of Aghāsura, especially Kaṁsa, who were all accustomed to eating flesh and blood, expressed their jubilation, understanding that Kṛṣṇa had also entered the mouth of the demon.</text:p>
      <text:p text:style-name="Standard"/>
      <text:p text:style-name="Standard">While the demon was trying to smash Kṛṣṇa and His companions, Kṛṣṇa heard the demigods crying “Alas! Alas!” and He immediately began to expand Himself within the throat of the demon. Although he had a gigantic body, the demon choked by the expanding of Kṛṣṇa. His big eyes moved <text:soft-page-break/>violently, and he quickly suffocated. His life air could not come out from any source, and ultimately it burst out of a hole in the upper part of his skull. Thus his life air passed off. After the demon was dead, Kṛṣṇa, with His transcendental glance alone, brought all the boys and calves back to consciousness and came with them out of the mouth of the demon. While Kṛṣṇa was within the mouth of Aghāsura, the demon’s spirit soul came out like a dazzling light, illuminating all directions, and waited in the sky. As soon as Kṛṣṇa came out of the mouth of the demon with His calves and friends, that glittering effulgent light immediately merged into the body of Kṛṣṇa within the vision of all the demigods.</text:p>
      <text:p text:style-name="Standard"/>
      <text:p text:style-name="Standard">The demigods became overwhelmed with joy and showered flowers on the Supreme Personality of Godhead, Kṛṣṇa, and thus they worshiped Him. The denizens of heaven danced in jubilation, and the denizens in Gandharvaloka offered various kinds of prayers. Drummers beat drums in jubilation, the brāhmaṇas recited Vedic hymns, and all the devotees of the Lord chanted the words “Jaya! Jaya! All glories to the Supreme Personality of Godhead!”</text:p>
      <text:p text:style-name="Standard"/>
      <text:p text:style-name="Standard">When Lord Brahmā heard those auspicious vibrations, which sounded throughout the higher planetary system, he immediately came down to see what had happened. He saw that the demon was killed, and he was struck with wonder at the uncommon, glorious pastimes of the Personality of Godhead.</text:p>
      <text:p text:style-name="Standard"/>
      <text:p text:style-name="Standard">The gigantic mouth of the demon remained in an open position for many days and gradually dried up; it remained a spot of pleasure pastimes for all the cowherd boys.</text:p>
      <text:p text:style-name="Standard"/>
      <text:p text:style-name="Standard">The killing of Aghāsura took place when Kṛṣṇa and all His boyfriends were under five years old. Children under five years old are called kaumāra, from five years up to the tenth year they are called paugaṇḍa, and from the tenth year up to the fifteenth year they are called kaiśora. After the fifteenth year, boys are called youths. For one year there was no discussion of the incident of the Aghāsura demon in the village of Vraja. But when the boys attained their sixth year, they informed their parents of the incident with great wonder.</text:p>
      <text:p text:style-name="Standard"/>
      <text:p text:style-name="Standard">For Śrī Kṛṣṇa, the Supreme Personality of Godhead, who is far greater than such demigods as Lord Brahmā, it is not at all difficult to award one the opportunity of merging with His eternal body. This He awarded to Aghāsura. Aghāsura was certainly the most sinful living entity, and it is not possible for the sinful to merge into the existence of the Absolute Truth. But in this particular case, because Kṛṣṇa entered into Aghāsura’s body, the demon became fully cleansed of all sinful reactions. Persons constantly thinking of the eternal form of the Lord in the shape of the Deity or in the shape of a mental form are awarded the transcendental benediction of entering into the kingdom of God and associating with the Supreme Personality of Godhead. So we can just imagine the elevated position of someone like Aghāsura, into whose body the Supreme Personality of Godhead, Kṛṣṇa, personally entered. Great sages, meditators and devotees constantly keep the form of the Lord within their hearts, or they see the Deity form of the Lord in the temples; in that way they become liberated from all material contamination and at the end of the body enter into the kingdom of God. This perfection is possible simply by keeping the form of the Lord within the mind. But in the case of Aghāsura, the Supreme Personality of Godhead personally entered. Aghāsura’s position was therefore greater than the ordinary devotee’s or the greatest yogī’s.</text:p>
      <text:p text:style-name="Standard"/>
      <text:p text:style-name="Standard">Mahārāja Parīkṣit, who was engaged in hearing the transcendental pastimes of Lord Kṛṣṇa (who saved the life of Mahārāja Parīkṣit while he was in the womb of his mother), became more and more interested to hear about Him. And thus he questioned the sage Śukadeva Gosvāmī, who was reciting Śrīmad-Bhāgavatam before the king.</text:p>
      <text:p text:style-name="Standard"/>
      <text:p text:style-name="Standard"><text:soft-page-break/>King Parīkṣit was a bit astonished to understand that the killing of the Aghāsura demon was not discussed for one year, until after the boys attained the paugaṇḍa age. Mahārāja Parīkṣit was very inquisitive to learn about this, for he was sure that such an incident was due to the working of Kṛṣṇa’s different energies.</text:p>
      <text:p text:style-name="Standard"/>
      <text:p text:style-name="Standard">Generally, the kṣatriyas or the administrative class are always busy with their political affairs, and they have very little chance to hear about the transcendental pastimes of Lord Kṛṣṇa. But while Parīkṣit Mahārāja was hearing these transcendental pastimes, he considered himself to be very fortunate because not only was he hearing Kṛṣṇa’s pastimes but he was doing so from Śukadeva Gosvāmī, the greatest authority on Śrīmad-Bhāgavatam. Thus being requested by Mahārāja Parīkṣit, Śukadeva Gosvāmī continued to speak about the transcendental pastimes of Lord Kṛṣṇa in the matter of His form, qualities, fame and paraphernalia.</text:p>
      <text:p text:style-name="Standard"/>
      <text:p text:style-name="Standard">Thus ends the Bhaktivedanta purport of the twelfth chapter of Kṛṣṇa, “The Killing of the Aghāsura Demon.”</text:p>
      <text:p text:style-name="Standard"/>
      <text:p text:style-name="Standard"/>
      <text:p text:style-name="Standard">CHAPTER 13</text:p>
      <text:p text:style-name="Standard">The Stealing of the Boys and Calves by Brahmā</text:p>
      <text:p text:style-name="Standard"/>
      <text:p text:style-name="Standard">Śukadeva Gosvāmī was very much encouraged when Mahārāja Parīkṣit asked him why the cowherd boys did not discuss the death of Aghāsura until after one year had passed. He explained thus: “My dear king, you are making the subject matter of the transcendental pastimes of Kṛṣṇa fresher by your inquisitiveness.”</text:p>
      <text:p text:style-name="Standard"/>
      <text:p text:style-name="Standard">It is said that it is the nature of a devotee to constantly apply his mind, energy, words, ears, etc., in hearing and chanting about Kṛṣṇa. This is called Kṛṣṇa consciousness, and for one who is rapt in hearing and chanting about Kṛṣṇa, the subject matter never becomes hackneyed or old. That is the significance of transcendental subject matter in contrast to material subject matter. Material subject matter becomes stale, and one cannot hear a certain subject for a long time; he wants change. But as far as transcendental subject matter is concerned, it is called nitya-nava-navāyamāna. This means that one can go on chanting and hearing about the Lord and never feel tired but remain fresh and eager to hear more and more.</text:p>
      <text:p text:style-name="Standard"/>
      <text:p text:style-name="Standard">It is the duty of the spiritual master to disclose all confidential subject matter to the inquisitive and sincere disciple. Thus Śukadeva Gosvāmī began to explain why the killing of Aghāsura was not discussed until one year had passed. Śukadeva Gosvāmī told the king, “Now hear of this secret with attention. After saving His friends from the mouth of Aghāsura and killing the demon, Lord Kṛṣṇa brought His friends to the bank of the Yamunā and addressed them as follows: ‘My dear friends, just see how this spot is very nice for taking lunch and playing on the soft, sandy Yamunā bank. You can see how the lotus flowers in the water are beautifully blown and how they distribute their fragrance all around. The chirping of the birds along with cooing of the peacocks, surrounded by the whispering of the leaves in the trees, combine and present sound vibrations that echo one another. And this just enriches the beautiful scenery created by the trees here. Let us have our lunch in this spot because it is already late and we are feeling hungry. Let the calves remain near us, and let them drink water from the Yamunā. While we engage in our lunch-taking, the calves may engage in eating the soft grasses that are in this spot.’”</text:p>
      <text:p text:style-name="Standard"/>
      <text:p text:style-name="Standard">On hearing this proposal from Kṛṣṇa, all the boys became very glad and said, “Certainly, let us all sit down here to take our lunch.” They then let loose the calves to eat the soft grass. Sitting down on the ground and keeping Kṛṣṇa in the center, they began to open their lunch boxes brought from home. Lord Śrī Kṛṣṇa was seated in the center of the circle, and all the boys kept their faces toward <text:soft-page-break/>Him. They ate and constantly enjoyed seeing the Lord face to face. Kṛṣṇa appeared to be the whorl of a lotus flower, and the boys surrounding Him appeared to be its different petals. The boys collected flowers, leaves of flowers and the bark of trees and placed their lunch on them, as well as in their lunch boxes, and thus they began to eat their lunch, keeping company with Kṛṣṇa. While taking lunch, each boy began to manifest different kinds of relations with Kṛṣṇa, and they enjoyed each other’s company with joking words. While Lord Kṛṣṇa was thus enjoying lunch with His friends, His flute was pushed within the belt of His cloth on His right side, and His bugle and cane were pushed in on the left-hand side of His cloth. In His left palm He was holding a lump of food prepared with yogurt, butter, rice and pieces of fruit salad, which could be seen through His petal-like finger-joints. The Supreme Personality of Godhead, who accepts the results of all great sacrifices, was laughing and joking, enjoying lunch with His friends in Vṛndāvana. And thus the scene was being observed by the demigods from heaven. As for the boys, they were simply enjoying transcendental bliss in the company of the Supreme Personality of Godhead.</text:p>
      <text:p text:style-name="Standard"/>
      <text:p text:style-name="Standard">At that time, the calves that were pasturing nearby entered into the deep forest, allured by new grasses, and gradually went out of sight. When the boys saw that the calves were not nearby, they became afraid for their safety, and they immediately cried out, “Kṛṣṇa!” Kṛṣṇa is the killer of fear personified. Everyone is afraid of fear personified, but fear personified is afraid of Kṛṣṇa. By crying out the word “Kṛṣṇa,” the boys at once transcended the fearful situation. Out of His great affection, Kṛṣṇa did not want His friends to give up their pleasing lunch engagement and go searching for the calves. He therefore said, “My dear friends, you need not interrupt your lunch. Go on enjoying. I am going personally to find the calves.” Thus Lord Kṛṣṇa, still carrying the lump of yogurt-and-rice preparation in His left hand, immediately started to search out the calves in the caves and bushes. He searched in the mountain holes and in the forests, but nowhere could He find them.</text:p>
      <text:p text:style-name="Standard"/>
      <text:p text:style-name="Standard">At the time when Aghāsura was killed and the demigods were looking on the incident with great surprise, Brahmā, who was born of the lotus flower growing out of the navel of Viṣṇu, also came to see. He was surprised how a little boy like Kṛṣṇa could act so wonderfully. Although he was informed that the little cowherd boy was the Supreme Personality of Godhead, he wanted to see more of the Lord’s glorious pastimes, and thus he stole all the calves and cowherd boys and took them to a different place. Lord Kṛṣṇa, therefore, in spite of searching for the calves, could not find them, and He even lost His boyfriends on the bank of the Yamunā, where they had been taking their lunch. In the form of a cowherd boy, Lord Kṛṣṇa was very little in comparison to Brahmā, but because He is the Supreme Personality of Godhead, He could immediately understand that all the calves and boys had been stolen by Brahmā. Kṛṣṇa thought, “Brahmā has taken away all the boys and calves. How can I alone return to Vṛndāvana? The mothers will be aggrieved!”</text:p>
      <text:p text:style-name="Standard"/>
      <text:p text:style-name="Standard">Therefore in order to satisfy the mothers of His friends, as well as to convince Brahmā of the supremacy of the Personality of Godhead, He immediately expanded Himself as the cowherd boys and calves. In the Vedas it is said that the Supreme Personality of Godhead has already expanded Himself into so many living entities by His energy. Therefore it was not very difficult for Him to expand Himself again into so many boys and calves. He expanded Himself to become exactly like the boys, who were of all different features and facial and bodily constructions, and who were different in their clothing and ornaments and in their behavior and personal activities. In other words, although each boy, being an individual soul, had entirely different tastes, activities and behavior, Kṛṣṇa exactly expanded Himself into all the different positions of the individual boys. He also became the calves, who were also of different sizes, colors, activities, etc. This was possible because everything is an expansion of Kṛṣṇa’s energy. In the Viṣṇu Purāṇa it is said, parasya brahmaṇaḥ śaktiḥ. Whatever we actually see in the cosmic manifestation – be it matter or the activities of the living entities – is simply an expansion of the energies of the Lord, as heat and light are the different expansions of fire.</text:p>
      <text:p text:style-name="Standard"/>
      <text:p text:style-name="Standard"><text:soft-page-break/>Thus expanding Himself as the boys and calves in their individual capacities, and surrounded by such expansions of Himself, Kṛṣṇa entered the village of Vṛndāvana. The residents had no knowledge of what had happened. After entering the village of Vṛndāvana, all the calves entered their respective cowsheds, and the boys went to their respective mothers and homes.</text:p>
      <text:p text:style-name="Standard"/>
      <text:p text:style-name="Standard">The mothers of the boys heard the vibration of their flutes before their entrance, and to receive them, they came out of their homes and embraced them. And out of maternal affection, milk was flowing from their breasts, and they allowed the boys to drink it. However, their offering was not exactly to their boys but to the Supreme Personality of Godhead, who had expanded Himself into such boys. This was a chance for all the mothers of Vṛndāvana to feed the Supreme Personality of Godhead with their own milk. Therefore not only did Lord Kṛṣṇa give Yaśodā the chance to feed Him, but this time He gave the chance to all the other elder gopīs.</text:p>
      <text:p text:style-name="Standard"/>
      <text:p text:style-name="Standard">All the boys dealt with their mothers as usual, and the mothers also, on the approach of evening, bathed their respective children, decorated them with tilaka and ornaments and gave them necessary food after the day’s labor. The cows also, who had been away in the pasturing ground, returned in the evening and called their respective calves. The calves immediately came to their mothers, and the mothers began to lick the bodies of the calves. These relations of the cows and the gopīs with their calves and boys remained unchanged, although actually the original calves and boys were not there. Actually the cows’ affection for their calves and the elder gopīs’ affection for their boys causelessly increased. Their affection increased naturally, even though the calves and boys were not their offspring. Although the cows and elder gopīs of Vṛndāvana had greater affection for Kṛṣṇa than for their own offspring, after this incident their affection for their offspring increased unlimitedly, exactly as it did for Kṛṣṇa. For one year continuously, Kṛṣṇa Himself expanded as the calves and cowherd boys and was present in the pasturing ground.</text:p>
      <text:p text:style-name="Standard"/>
      <text:p text:style-name="Standard">As it is stated in the Bhagavad-gītā, Kṛṣṇa’s expansion is situated in everyone’s heart as the Supersoul. But in this case, instead of expanding Himself as the Supersoul, He expanded Himself as a portion of calves and cowherd boys for one continuous year.</text:p>
      <text:p text:style-name="Standard"/>
      <text:p text:style-name="Standard">One day, a few days before a year had passed, Kṛṣṇa and Balarāma were maintaining the calves in the forest when They saw some cows grazing on the top of Govardhana Hill. The cows could see down into the valley where the calves were being taken care of by the boys. Suddenly, on sighting the calves, the cows began to run toward them. They leaped downhill with joined front and rear legs. The cows were so melted with affection for the calves that they did not care about the rough path from the top of Govardhana Hill down to the pasturing ground. They approached the calves with their milk bags full of milk, and they raised their tails upwards. When they were coming down the hill, their milk bags were pouring milk on the ground out of intense maternal affection for the calves, although they were not their own calves. These cows had their own calves, and the calves that were grazing beneath Govardhana Hill were larger; they were not expected to drink milk directly from the milk bag but were satisfied with the grass. Yet all the cows came immediately and began to lick their bodies, and the calves also began to suck milk from the milk bags. There appeared to be a great bond of affection between the cows and calves.</text:p>
      <text:p text:style-name="Standard"/>
      <text:p text:style-name="Standard">When the cows were running down from the top of Govardhana Hill, the men who were taking care of them tried to stop them. Older cows are taken care of by the men, and the calves are taken care of by the boys; and as far as possible, the calves are kept separate from the cows, so that the calves do not drink all the available milk. Therefore the men who were taking care of the cows on the top of Govardhana Hill tried to stop them, but they failed. Baffled by their failure, they were feeling ashamed and angry. They were very unhappy, but when they came down and saw their children taking care of the calves, they all of a sudden became very affectionate toward the children. It was very astonishing. Although the men came down disappointed, baffled and angry, as soon as they <text:soft-page-break/>saw their own children, their hearts melted with great affection. At once their anger, dissatisfaction and unhappiness disappeared. They began to show paternal love for the children, and with great affection they lifted them in their arms and embraced them. They began to smell their children’s heads and enjoy their company with great happiness. After embracing their children, the men took the cows back to the top of Govardhana Hill. Along the way they began to think of their children, and affectionate tears fell from their eyes.</text:p>
      <text:p text:style-name="Standard"/>
      <text:p text:style-name="Standard">When Balarāma saw this extraordinary exchange of affection between the cows and the calves and between the fathers and their children – when neither the calves nor the children needed so much care – He began to wonder why this extraordinary thing had happened. He was astonished to see all the residents of Vṛndāvana so affectionate to their own children, exactly as they had been to Kṛṣṇa. Similarly, the cows had grown affectionate to the calves – as much as to Kṛṣṇa. Balarāma therefore concluded that the extraordinary show of affection was something mystical, either performed by the demigods or by some powerful man. Otherwise, how could this wonderful change take place? He concluded that this mystical change must have been caused by Kṛṣṇa, whom Balarāma considered His worshipable Personality of Godhead. He thought, “It was arranged by Kṛṣṇa, and even I could not check its mystic power.” Thus Balarāma understood that all those boys and calves were only expansions of Kṛṣṇa.</text:p>
      <text:p text:style-name="Standard"/>
      <text:p text:style-name="Standard">Balarāma inquired from Kṛṣṇa about the actual situation. He said, “My dear Kṛṣṇa, in the beginning I thought that all these calves and cowherd boys were either great sages and saintly persons or demigods, but at present it appears that they are actually Your expansions. They are all You; You Yourself are playing as the calves and boys. What is the mystery of this situation? Where have those other calves and boys gone? And why are You expanding Yourself as the calves and boys? Will You kindly tell Me what is the cause?” At the request of Balarāma, Kṛṣṇa briefly explained the whole situation: how the calves and boys had been stolen by Brahmā and how Kṛṣṇa was concealing the incident by expanding Himself so people would not know that the original calves and boys were missing.</text:p>
      <text:p text:style-name="Standard"/>
      <text:p text:style-name="Standard">While Kṛṣṇa and Balarāma were talking, Brahmā returned after a moment’s interval (according to the duration of his life). We have information of Lord Brahmā’s duration of life from the Bhagavad-gītā: 1,000 times the duration of the four ages, or 1,000 × 4,320,000 years, constitute Brahmā’s twelve hours. Similarly, one moment of Brahmā’s time is equal to one year of our solar calculation. After one moment of Brahmā’s calculation, Brahmā came back to see the fun caused by his stealing the boys and calves. But he was also afraid that he was playing with fire. Kṛṣṇa was his master, and he had played mischief for fun by taking away His calves and boys. He was really anxious, so he did not stay away very long; he came back after a moment (by his calculation). He saw that all the boys and calves were playing with Kṛṣṇa in the same way as when he had come upon them, although he was confident that he had taken them and made them lie down asleep under the spell of his mystic power. Brahmā began to think, “All the boys and calves were taken away by me, and I know they are still sleeping. How is it that a similar batch of boys and calves is playing with Kṛṣṇa? Is it that they are not influenced by my mystic power? Have they been playing continually for one year with Kṛṣṇa?” Brahmā tried to understand who they were and how they were uninfluenced by his mystic power, but he could not ascertain it. In other words, he himself came under the spell of his own mystic power. The influence of his mystic power appeared like snow in darkness or a glowworm in the daytime. During the night’s darkness, the glowworm can show some glittering power, and the snow piled up on the top of a hill or on the ground can shine during the daytime. But at night the snow has no silver glitter, nor does the glowworm have any illuminating power during the daytime. Similarly, when the small mystic power exhibited by Brahmā was before the mystic power of Kṛṣṇa, it was just like snow at night or a glowworm during the day. When a man of small mystic power wants to show potency in the presence of greater mystic power, he diminishes his own influence; he does not increase it. Even such a great personality as Brahmā, when he wanted to <text:soft-page-break/>show his mystic power before Kṛṣṇa, became ludicrous. Brahmā was thus confused about his own mystic power.</text:p>
      <text:p text:style-name="Standard"/>
      <text:p text:style-name="Standard">In order to convince Brahmā that all those calves and boys were not the original ones, the calves and boys who were playing with Kṛṣṇa transformed into Viṣṇu forms. Actually, the original ones were sleeping under the spell of Brahmā’s mystic power, but the present ones, seen by Brahmā, were all immediate expansions of Kṛṣṇa, or Viṣṇu. Viṣṇu is the expansion of Kṛṣṇa, so the Viṣṇu forms appeared before Brahmā. All the Viṣṇu forms were of bluish color and dressed in yellow garments; all of Them had four hands decorated with club, disc, lotus flower and conch shell. On Their heads were glittering golden helmets inlaid with jewels; They were bedecked with pearls and earrings and garlanded with beautiful flowers. On Their chests was the mark of Śrīvatsa, Their arms were decorated with armlets and other jewelry, and Their necks were just like conch shells. Their legs were decorated with bells, Their waists with golden belts, and Their fingers with jeweled rings. Brahmā also saw that upon the whole body of each Lord Viṣṇu, from the lotus feet up to the top of the head, fresh tulasī leaves and buds had been thrown. Another significant feature of the Viṣṇu forms was that all of Them were looking transcendentally beautiful. Their smiling resembled the moonshine, and Their glancing resembled the early rising of the sun. Just by Their glancing They showed Themselves to be the creators and maintainers of the modes of ignorance and passion. Viṣṇu represents the mode of goodness, Brahmā the mode of passion, and Lord Śiva the mode of ignorance. Therefore as the maintainer of everything in the cosmic manifestation, Viṣṇu is also the creator and maintainer of Brahmā and Lord Śiva.</text:p>
      <text:p text:style-name="Standard"/>
      <text:p text:style-name="Standard">After this manifestation of Lord Viṣṇu, Brahmā saw that many other Brahmās and Śivas and demigods and even insignificant living entities down to the ants and very small straws – all moving and nonmoving living entities – were dancing, surrounding Lord Viṣṇu. Their dancing was accompanied by various kinds of music, and all of them were worshiping Lord Viṣṇu. Brahmā realized that all those Viṣṇu forms were complete in mystic power, from the aṇimā perfection of becoming small like an atom up to becoming infinite like the cosmic manifestation. All the mystic powers of Brahmā, Śiva, all the demigods and the twenty-four elements of cosmic manifestation were fully represented in the person of Viṣṇu. By the influence of Lord Viṣṇu, all subordinate mystic powers were engaged in His worship. He was being worshiped by time, space, the cosmic manifestation, reformation, desire, activity and the three qualities of material nature. Lord Viṣṇu, Brahmā also realized, is the reservoir of all truth, knowledge and bliss. He is the combination of three transcendental features, namely eternity, knowledge and bliss, and He is the object of worship by the followers of the Upaniṣads.</text:p>
      <text:p text:style-name="Standard"/>
      <text:p text:style-name="Standard">Brahmā realized that all the different forms of boys and calves transformed into Viṣṇu forms were not transformed by a mysticism of the type that a yogī or a demigod can display by specific powers invested in him. The calves and boys transformed into viṣṇu-mūrtis, or Viṣṇu forms, were not displays of viṣṇu-māyā, or Viṣṇu’s energy, but were Viṣṇu Himself. The respective qualifications of Viṣṇu and viṣṇu-māyā are just like fire and heat. In the heat there is the qualification of fire, namely warmth; and yet heat is not fire. The manifestation of the Viṣṇu forms of the boys and calves was not like the heat but was rather the fire – they were all actually Viṣṇu. Factually, the qualification of Viṣṇu is full truth, full knowledge and full bliss. Another example can be given with material objects, which are reflected in many, many forms. For example, the sun is reflected in many waterpots, but the reflections of the sun in the many pots are not actually the sun. There is no actual heat or light from the suns in the pots, although they appear like the sun. But the forms which Kṛṣṇa assumed were each and every one full Viṣṇu. The specific word used in this connection is satya-jñānānantānanda. Satya means truth; jñāna, full knowledge; ananta, unlimited; and ānanda, full bliss.</text:p>
      <text:p text:style-name="Standard"/>
      <text:p text:style-name="Standard"><text:soft-page-break/>The glories of the Supreme Personality of Godhead are so great that the impersonalistic followers of the Upaniṣads cannot reach the platform of knowledge to understand them. Especially the transcendental forms of the Lord are beyond the reach of the impersonalists, who can only understand, through studying the Upaniṣads, that the Absolute Truth is not matter, or is not materially restricted. From Kṛṣṇa’s expansion into Viṣṇu forms, Lord Brahmā could understand by his limited potency that everything movable and immovable within the cosmic manifestation is existing due to the expansion of the energy of the Supreme Lord.</text:p>
      <text:p text:style-name="Standard"/>
      <text:p text:style-name="Standard">When Brahmā was thus standing baffled in his limited power and conscious of his limited activities within the eleven senses, he could realize that he was also a creation of the material energy, just like a puppet. As a puppet has no independent power to dance but dances according to the direction of the puppet master, so the demigods and living entities are all subordinate to the Supreme Personality of Godhead. As it is stated in the Caitanya-caritāmṛta, the only master is Kṛṣṇa, and all others are His servants. The whole world is under the waves of the material spell, and beings are floating like straws in water. So their struggle for existence is continuing. But as soon as one becomes conscious that he is the eternal servant of the Supreme Personality of Godhead, this māyā, or illusory struggle for existence, is immediately stopped.</text:p>
      <text:p text:style-name="Standard"/>
      <text:p text:style-name="Standard">Lord Brahmā, who has full control over the goddess of learning and who is considered to be the best authority in Vedic knowledge, was thus perplexed, being unable to understand the extraordinary power manifested by the Supreme Personality of Godhead. In the mundane world, even a personality like Brahmā is unable to understand the mystic power of the Supreme Lord. Not only did Brahmā fail to understand, but he was perplexed even to see the display which was being manifested by Kṛṣṇa before him.</text:p>
      <text:p text:style-name="Standard"/>
      <text:p text:style-name="Standard">Kṛṣṇa took compassion upon Brahmā because of his inability to see how Kṛṣṇa was displaying the forms of Viṣṇu and transforming Himself into calves and cowherd boys, and thus, while fully manifesting the Viṣṇu expansions, He suddenly pulled His curtain of yogamāyā over the scene. In the Bhagavad-gītā it is said that the Supreme Personality of Godhead is not visible due to the curtain spread by yogamāyā. That which covers the reality is mahāmāyā, or the external energy, which does not allow a conditioned soul to understand the Supreme Personality of Godhead beyond the cosmic manifestation. But the energy which partially manifests the Supreme Personality of Godhead and partially does not allow one to see is called yogamāyā. Brahmā is not an ordinary conditioned soul. He is far, far superior to all the other demigods, and yet he could not comprehend the display of the Supreme Personality of Godhead; therefore Kṛṣṇa willingly stopped manifesting any further potency. The conditioned soul not only becomes bewildered but is completely unable to understand. The curtain of yogamāyā was drawn so that Brahmā would not become more and more perplexed.</text:p>
      <text:p text:style-name="Standard"/>
      <text:p text:style-name="Standard">When Brahmā was relieved from his perplexity, he appeared to awaken from an almost dead state, and he began to open his eyes with great difficulty. Thus he could see the external cosmic manifestation with common eyes. He saw all around him the superexcellent view of Vṛndāvana – full with trees – which is the source of life for all living entities. He could appreciate the transcendental land of Vṛndāvana, where all the living entities are transcendental to ordinary nature. In the forest of Vṛndāvana, even ferocious animals like tigers live peacefully along with the deer and human beings. He could understand that because of the presence of the Supreme Personality of Godhead, Vṛndāvana is transcendental to all other places and is free of lust and greed.</text:p>
      <text:p text:style-name="Standard"/>
      <text:p text:style-name="Standard">Brahmā thus found Śrī Kṛṣṇa, the Supreme Personality of Godhead, playing the part of a small cowherd boy; he saw that little child with a lump of food in His left hand, searching out His friends and calves, just as He had actually been doing one year before, after their disappearance.</text:p>
      <text:p text:style-name="Standard"/>
      <text:p text:style-name="Standard"><text:soft-page-break/>Immediately Brahmā descended from his great swan carrier and fell down before the Lord just like a golden stick. The word used among the Vaiṣṇavas for offering respect is daṇḍavat. This word means “falling down like a stick”; one should offer respect to the superior Vaiṣṇava by falling down straight, with his body just like a stick. So Brahmā fell down before the Lord just like a stick to offer respect; and because the complexion of Brahmā is golden, he appeared to be like a golden stick lying down before Lord Kṛṣṇa. All the four helmets on the heads of Brahmā touched the lotus feet of Kṛṣṇa. Brahmā, being very joyful, began to shed tears, and he washed the lotus feet of Kṛṣṇa with his tears. Repeatedly he fell and rose as he recalled the wonderful activities of the Lord. After repeating obeisances for a long time, Brahmā stood up and smeared his hands over his eyes. Seeing the Lord before him, he, trembling, began to offer prayers with great respect, humility and attention.</text:p>
      <text:p text:style-name="Standard"/>
      <text:p text:style-name="Standard">Thus ends the Bhaktivedanta purport of the thirteenth chapter of Kṛṣṇa, “The Stealing of the Boys and Calves by Brahmā.”</text:p>
      <text:p text:style-name="Standard"/>
      <text:p text:style-name="Standard"/>
      <text:p text:style-name="Standard">CHAPTER 14</text:p>
      <text:p text:style-name="Standard">Prayers Offered by Lord Brahmā to Lord Kṛṣṇa</text:p>
      <text:p text:style-name="Standard"/>
      <text:p text:style-name="Standard">Brahmā said, “My dear Lord, You are the only worshipable Supreme Lord, the Personality of Godhead; therefore I am offering my humble obeisances and prayers just to please You. Your bodily features are the color of clouds filled with water. You are glittering with a silver electric aura emanating from Your yellow garments.</text:p>
      <text:p text:style-name="Standard"/>
      <text:p text:style-name="Standard">“Let me offer my respectful repeated obeisances unto the son of Mahārāja Nanda, who is standing before me with conch shell earrings and a peacock feather on His head. His face is beautiful; He is wearing a helmet and is garlanded by forest flowers, and He stands with a morsel of food in His hand. He is decorated with a cane, a buffalo-horn bugle and a flute. He stands before me with small lotus feet.</text:p>
      <text:p text:style-name="Standard"/>
      <text:p text:style-name="Standard">“My dear Lord, people may say that I am the master of all Vedic knowledge, and I am supposed to be the creator of this universe, but it has been proved now that I cannot understand You, who are present before me just like a child. You are playing with Your boyfriends and calves, which might imply that You do not even have sufficient education. You are appearing just like a village boy, carrying Your food in Your hand and searching for Your calves. And yet there is so much difference between Your body and mine that I cannot estimate the potency of Your body. As I have already stated in the Brahma-saṁhitā, Your body is not material.”</text:p>
      <text:p text:style-name="Standard"/>
      <text:p text:style-name="Standard">In the Brahma-saṁhitā it is stated that the body of the Lord is all-spiritual; there is no difference between the Lord’s body and His self. Each limb of His body can perform the actions of all the others. The Lord can see with His hands, He can hear with His eyes, He can accept offerings with His legs, and He can create with His mouth.</text:p>
      <text:p text:style-name="Standard"/>
      <text:p text:style-name="Standard">Brahmā continued, “Your appearance as a cowherd child is for the benefit of the devotees, and although I have committed an offense at Your lotus feet by stealing away Your boys and calves, I can understand that You have bestowed Your mercy upon me. This shows Your transcendental quality of being very affectionate toward Your devotees. But in spite of Your great affection for me, I cannot estimate the potency of Your bodily activities. It is to be understood that when I, Lord Brahmā, the supreme personality of this universe, cannot estimate the childlike body of the Supreme Personality of Godhead, then what to speak of others? And if I cannot estimate the spiritual potency of Your childlike body, then what can I understand about Your transcendental pastimes? Therefore, as it is said in the Bhagavad-gītā, anyone who can understand a little of the transcendental pastimes, appearance and disappearance of the Lord becomes immediately eligible to <text:soft-page-break/>enter into the kingdom of God after quitting the material body. This statement is confirmed in the Vedas, where it is stated: Simply by understanding the Supreme Personality of Godhead, one can overcome the chain of repeated birth and death. I therefore recommend that people should not try to understand You by their speculative knowledge.</text:p>
      <text:p text:style-name="Standard"/>
      <text:p text:style-name="Standard">“The best process for understanding You is to submissively give up the speculative process and try to hear about You, either from Yourself as You have given statements in the Bhagavad-gītā and many similar Vedic literatures, or from a realized devotee who has taken shelter at Your lotus feet. One has to hear from a devotee without speculation. One does not even need to change his worldly position; he simply has to hear Your message. Although You are not understandable by the material senses, simply by hearing about You one can gradually conquer the nescience of misunderstanding. By Your own grace only, You become revealed to a devotee. You are unconquerable by any other means. Speculative knowledge without any trace of devotional service is simply a useless waste of time in the search for You. Devotional service is so important that even a little attempt can raise one to the highest perfectional platform. One should not, therefore, neglect this auspicious process of devotional service and take to the speculative method. By the speculative method one may gain partial knowledge of Your cosmic manifestation, but it is not possible to understand You, the origin of everything. The attempt of persons who are interested only in speculative knowledge is simply wasted labor, like the labor of a person who attempts to gain something by beating an empty husk of rice paddy. A little quantity of paddy can be husked by the grinding wheel, and one can gain some grains of rice, but if the skin of the paddy has already been beaten by the grinding wheel, there is no further gain in beating even a huge quantity of the husk. It is simply useless labor.</text:p>
      <text:p text:style-name="Standard"/>
      <text:p text:style-name="Standard">“My dear Lord, there are many instances in the history of human society where a person, after failing to achieve the transcendental platform, engaged himself in devotional service with his body, mind and words and thus attained the highest perfectional state of entering into Your abode. The processes of understanding You by speculation or mystic meditation are all useless without devotional service. One should therefore engage himself in Your devotional service even in his worldly activities, and one should always keep himself near You by the process of hearing and chanting Your transcendental glories. Simply by being attached to hearing and chanting Your glories, one can attain the highest perfectional stage of entering into Your kingdom. If a person, therefore, always keeps in touch with You by hearing and chanting Your glories and offers the results of his work for Your satisfaction only, he very easily and happily attains entrance into Your supreme abode. You are realizable by persons who have cleansed their hearts of all contamination. This cleansing of the heart is made possible by chanting and hearing the glories of Your Lordship.”</text:p>
      <text:p text:style-name="Standard"/>
      <text:p text:style-name="Standard">The Lord is all-pervading. As it is stated by Lord Kṛṣṇa in the Bhagavad-gītā, “Everything is sustained by Me, but at the same time I am not in everything.” Since the Lord is all-pervading, there is nothing existing without His knowledge. The all-pervasive nature of the Supreme Personality of Godhead can never be within the limited knowledge of a living entity; therefore, a person who has attained steadiness of the mind by fixing the mind on the lotus feet of the Lord is able to understand the Supreme Lord to some extent. It is the business of the mind to wander over varied subject matter for sense gratification. Therefore only a person who always engages the senses in the service of the Lord can control the mind and be fixed at the lotus feet of the Lord. This concentration of the mind upon the lotus feet of the Lord is called samādhi. Until one reaches the stage of samādhi, or trance, he cannot understand the nature of the Supreme Personality of Godhead. There may be some philosophers or scientists who can study the cosmic nature from atom to atom; they may be so advanced that they can count the atomic composition of the cosmic atmosphere or all the planets and stars in the sky, or even the shining molecular particles of the sun or of the stars and other luminaries in the sky. But it is not possible to count the qualities of the Supreme Personality of Godhead.</text:p>
      <text:p text:style-name="Standard"/>
      <text:p text:style-name="Standard"><text:soft-page-break/>As described in the beginning of the Vedānta-sūtra, the Supreme Person is the origin of all qualities. He is generally called nirguṇa. Nirguṇa means “whose qualities are beyond estimation.” Guṇa means “quality,” and nir means “beyond estimation.” But impersonalists interpret this word nirguṇa as “having no quality.” Because they are unable to estimate the qualities of the Lord in transcendental realization, they conclude that the Supreme Lord has no qualities. But that is actually not the position. The real position is that He is the original source of all qualities. All qualities are emanating constantly from Him. How, therefore, can a limited person count the qualities of the Lord? One may estimate the qualities of the Lord at one moment, but the next moment the qualities have increased; so it is not possible to make an estimation of the transcendental qualities of the Lord. He is therefore called nirguṇa.</text:p>
      <text:p text:style-name="Standard"/>
      <text:p text:style-name="Standard">One should not uselessly labor in mental speculation to estimate the Lord’s qualities. There is no need of adopting the speculative method or exercising the body to attain mystic yoga perfection. One should simply understand that the distress and happiness of this body are predestined; there is no need to try to avoid the distress of this bodily existence or to attempt to achieve happiness by different types of exercises. The best course is to surrender unto the Supreme Personality of Godhead with body, mind and words and always be engaged in His service. This transcendental labor is fruitful, but other attempts to understand the Absolute Truth are never successful. Therefore an intelligent man does not try to understand the Absolute Truth by speculative or mystic power. Rather, he engages in devotional service and depends on the Supreme Personality of Godhead. He knows that whatever may happen to the body is due to his past fruitive activities. If one lives such a simple life in devotional service, then automatically he inherits the transcendental abode of the Lord. Actually, every living entity is part and parcel of the Supreme Lord and a son of the Godhead. Each has the natural right to inherit and share the transcendental pleasures of the Lord, but due to the contact of matter, conditioned living entities have been practically disinherited. If one adopts the simple method of engaging himself in devotional service, automatically he becomes eligible to be freed from material contamination and elevated to the transcendental position of associating with the Supreme Lord.</text:p>
      <text:p text:style-name="Standard"/>
      <text:p text:style-name="Standard">Lord Brahmā presented himself to Lord Kṛṣṇa as the most presumptuous living creature because he wanted to examine the wonder of His personal power. He stole the boys and calves of the Lord in order to see how the Lord would recover them. Now Lord Brahmā admitted that his attempt was most presumptuous, for he was attempting to test his energy before the person of original energy. Coming to his senses, Lord Brahmā saw that although he was a very powerful living creature in the estimation of all other living creatures within this material world, his power was nothing in comparison with the power and energy of the Supreme Personality of Godhead. The scientists of the material world have invented wonders such as atomic weapons, and when tested in a city or some insignificant place on this planet, such powerful weapons create so-called havoc, but if the atomic weapons are tested on the sun, what is their significance? They are insignificant there. Similarly, Brahmā’s stealing of the calves and boys from Śrī Kṛṣṇa may be a wonderful display of mystic power, but when Śrī Kṛṣṇa exhibited His expansive power in so many calves and boys and maintained them without effort, Brahmā could understand that his own power was insignificant.</text:p>
      <text:p text:style-name="Standard"/>
      <text:p text:style-name="Standard">Brahmā addressed Lord Kṛṣṇa as Acyuta because the Lord is never forgetful of a little service rendered by His devotee. He is so kind and affectionate toward His devotees that a little service by them is accepted by Him as a great deal. Brahmā has certainly rendered much service to the Lord. As the supreme personality in charge of this particular universe, he is, without a doubt, a faithful servant of Kṛṣṇa; therefore he could appease Kṛṣṇa. He asked that the Lord understand him as a subordinate servant whose little mistake and impudence might be excused. He admitted that he was puffed up by his powerful position as Lord Brahmā. Because he is the qualitative incarnation of the mode of passion within this material world, this was natural for him, and therefore he committed the <text:soft-page-break/>mistake. But Lord Brahmā hoped that since he was, after all, Lord Kṛṣṇa’s subordinate, the Lord would kindly take compassion upon him and excuse him for his gross mistake.</text:p>
      <text:p text:style-name="Standard"/>
      <text:p text:style-name="Standard">Lord Brahmā realized his actual position. He is certainly the supreme teacher of this universe, in charge of the production of material nature, consisting of the complete material energy, false ego, sky, air, fire, water and earth. Such a universe may be gigantic, but it can be measured, just as we measure our body as seven spans. Generally everyone’s personal bodily measurement is calculated to be seven spans of his hand. This particular universe may appear as a very gigantic body, but it is nothing but the measurement of seven spans for Lord Brahmā. Aside from this universe, there are unlimited other universes which are outside the jurisdiction of this particular Lord Brahmā. Just as innumerable atomic infinitesimal fragments pass through the holes of a screened window, so millions and trillions of universes in their seedling form are coming out from the bodily pores of Mahā-viṣṇu, and that Mahā-viṣṇu is but a part of a part of the plenary expansion of Kṛṣṇa. Under these circumstances, although Lord Brahmā is the supreme creature within this universe, what is his importance in the presence of Lord Kṛṣṇa?</text:p>
      <text:p text:style-name="Standard"/>
      <text:p text:style-name="Standard">Lord Brahmā therefore compared himself to a little child within the womb of his mother. If the child within the womb plays with his hands and legs, and while playing touches the body of the mother, is the mother offended with the child? Of course she isn’t. Similarly, Lord Brahmā may be a very great personality, and yet not only Brahmā but everything that be is existing within the womb of the Supreme Personality of Godhead. The Lord’s energy is all-pervading: there is no place in the creation where it is not acting. Since everything is existing within the energy of the Lord, the Brahmā of this universe and the Brahmās of the many other millions and trillions of universes are existing within the energy of the Lord; therefore the Lord is considered to be the mother, and everything existing within the womb of the mother is considered to be the child. And the good mother is never offended with the child, even if he touches the body of the mother by kicking his legs.</text:p>
      <text:p text:style-name="Standard"/>
      <text:p text:style-name="Standard">Lord Brahmā then said that his birth was from the lotus flower which blossomed from the navel of Nārāyaṇa after the dissolution of the three worlds, or three planetary systems, known as Bhūrloka, Bhuvarloka and Svarloka. The universe is divided into three divisions, namely Svarga, Martya and Pātāla. These three planetary systems are merged into water at the time of dissolution. At that time Nārāyaṇa, a plenary portion of Kṛṣṇa, lies down on the water, and gradually a lotus stem grows from His navel, and from that lotus flower, Brahmā is born. It is naturally concluded that the mother of Brahmā is Nārāyaṇa. Because the Lord is the resting place of all the living entities after the dissolution of the universe, He is called Nārāyaṇa. The word nāra means the aggregate total of all living entities, and ayana means the resting place. The form of Garbhodaka-śāyī Viṣṇu is called Nārāyaṇa because He rests Himself on that water. In addition, He is the resting place of all living creatures. Besides that, Nārāyaṇa is also present in everyone’s heart, as confirmed in the Bhagavad-gītā. In that sense, also, the Lord is Nārāyaṇa, as ayana means the source of knowledge as well as the resting place. It is also confirmed in the Bhagavad-gītā that the remembrance of the living entity is due to the presence of the Supersoul within the heart. After changing the body, a living creature forgets everything of his past life, but because Nārāyaṇa, the Supersoul, is present within his heart, he is reminded by Him to act according to his past desire. Lord Brahmā wanted to prove that Kṛṣṇa is the original Nārāyaṇa, that He is the source of Nārāyaṇa, and that Nārāyaṇa is not an exhibition of the external energy, māyā, but is an expansion of spiritual energy. The activities of the external energy, or māyā, are exhibited after the creation of this cosmic world, and the original spiritual energy of Nārāyaṇa was acting before the creation. So the expansions of Nārāyaṇa – from Nārāyaṇa to Kāraṇodaka-śāyī Viṣṇu, from Kāraṇodaka-śāyī Viṣṇu to Garbhodaka-śāyī Viṣṇu, from Garbhodaka-śāyī Viṣṇu to Kṣīrodaka-śāyī Viṣṇu, and from Kṣīrodaka-śāyī Viṣṇu to everyone’s heart – are actually Kṛṣṇa’s expansions, manifestations of His spiritual energy. They are not conducted by <text:soft-page-break/>the material energy; therefore they are not temporary. Anything conducted by the material energy is temporary, but everything executed by the spiritual energy is eternal.</text:p>
      <text:p text:style-name="Standard"/>
      <text:p text:style-name="Standard">Lord Brahmā reconfirmed his statement establishing Kṛṣṇa as the original Nārāyaṇa. He said that the Lord’s gigantic universal form is resting on the water known as Garbhodaka. He spoke as follows: “This gigantic universal form is another manifestation of Your energy. On account of His resting on the water, this universal form is also Nārāyaṇa, and we are all within the womb of this Nārāyaṇa form. I see Your different Nārāyaṇa forms everywhere. I can see You on the water, I can feel You within my heart, and I can also see You before me now. You are the original Nārāyaṇa.</text:p>
      <text:p text:style-name="Standard"/>
      <text:p text:style-name="Standard">“My dear Lord, in this incarnation You have proved that You are the supreme controller of māyā. You remain within the cosmic manifestation, and yet the whole creation is within You. This fact has already been proved by You when You exhibited the whole universal creation within Your mouth before Your mother, Yaśodā. By Your inconceivable potency of yogamāyā, You can effect such things without external help.</text:p>
      <text:p text:style-name="Standard"/>
      <text:p text:style-name="Standard">“My dear Lord Kṛṣṇa, the whole cosmic manifestation that we are visualizing at present is all within Your body. Yet I am seeing You outside, and You are also seeing me outside. How can such things happen without being influenced by Your inconceivable energy?”</text:p>
      <text:p text:style-name="Standard"/>
      <text:p text:style-name="Standard">Lord Brahmā stressed herein that without accepting the inconceivable energy of the Supreme Personality of Godhead, one cannot explain things as they are. He continued: “My dear Lord, leaving aside all other things and just considering today’s happenings – what I have seen – are they not all due to Your inconceivable energies? First of all I saw You alone; thereafter You expanded Yourself as Your cowherd boyfriends, the calves and the whole existence of Vṛndāvana; then I saw You and all the boys and calves as four-handed Viṣṇus, and They were being worshiped by all elements and all demigods, including myself. Again They were all wound up, and You remained alone, as You were before. Does this not mean that You are the Supreme Lord Nārāyaṇa, the origin of everything, that everything emanates from You and again enters into You, leaving You the same as before?</text:p>
      <text:p text:style-name="Standard"/>
      <text:p text:style-name="Standard">“Persons who are unaware of Your inconceivable energy cannot understand that You alone expand Yourself as the creator (Brahmā), the maintainer (Viṣṇu) and the annihilator (Śiva). Persons who are not in awareness of things as they are contemplate that I, Brahmā, am the creator, Viṣṇu is the maintainer, and Lord Śiva is the annihilator. Actually, You alone are everything – creator, maintainer and annihilator. Similarly, You expand Yourself in different incarnations: among the demigods You incarnate as Vāmanadeva, among the great sages You incarnate as Paraśurāma, among the human beings You appear as Yourself, Lord Kṛṣṇa, or as Lord Rāma, among the animals You appear as the boar incarnation, and among the aquatics You appear as the fish incarnation. And yet You have no appearance or disappearance: You are always eternal. Your appearance and disappearance are made possible by Your inconceivable energy just to give protection to the faithful devotees and to annihilate the faithless demons. O my Lord, O all-pervading Supreme Personality of Godhead, O Supersoul, controller of all mystic powers, no one can appreciate Your transcendental pastimes as they are exhibited within these three worlds. No one can estimate how You have expanded Your yogamāyā and Your incarnations and how You act by Your transcendental energy. My dear Lord, this whole cosmic manifestation is just like a flashing dream, and its temporary existence simply disturbs the mind. As a result, we are full of anxiety in this existence; to live within this material world means simply to suffer and to be full of all miseries. And yet this temporary existence of the material world appears to be pleasing and dear on account of its having evolved from Your body, which is eternal and full of bliss and knowledge.</text:p>
      <text:p text:style-name="Standard"/>
      <text:p text:style-name="Standard"><text:soft-page-break/>“My conclusion is, therefore, that You are the Supreme Soul, the Absolute Truth, and the supreme original person; and although by Your inconceivable transcendental potencies You have expanded Yourself in so many Viṣṇu forms, and also in the living entities and other energies, You are the supreme one without a second, the supreme Supersoul. The innumerable living entities are simply like sparks of the original fire, Your Lordship. The conception of the Supersoul as impersonal is wrong because I see that You are the original person. Persons with a poor fund of knowledge may think that because You are the son of Mahārāja Nanda You are not the original person, that You are born just like a human being. They are mistaken. You are the actual original person; that is my conclusion. In spite of Your being the son of Nanda, You are the original person, and there is no doubt about it. You are the Absolute Truth, and You are not of this material darkness. You are the source of the original brahma-jyotir as well as the material luminaries – the sun, moon and stars. Your transcendental effulgence is identical with the brahma-jyotir. As it is described in the Brahma-saṁhitā, the brahma-jyotir is nothing but Your personal bodily effulgence. There are many Viṣṇu incarnations and incarnations of Your different qualities, but all those incarnations are not on the same level. You are the original lamp. Other incarnations may possess the same candlepower as the original lamp, but the original lamp is the beginning of all light. And because You are not one of the creations of this material world, even after the annihilation of this world, Your existence as You are will continue.</text:p>
      <text:p text:style-name="Standard"/>
      <text:p text:style-name="Standard">“Because You are the original person, You are described in the Gopāla-tāpanī Upaniṣad, as well as in the Brahma-saṁhitā, as govindam ādi-puruṣam. Govinda is the original person, the cause of all causes. In the Bhagavad-gītā also it is stated that You are the source of the Brahman effulgence. No one should conclude that Your body is like an ordinary material body. Your body is akṣara, indestructible. The material body is always full of threefold miseries, but Your body is sac-cid-ānanda-vigraha: full of bliss, knowledge and eternality. You are also nirañjana because Your pastimes, as the little son of Mother Yaśodā or the lover of the gopīs, are never contaminated by the material qualities. And although You exhibited Yourself as so many cowherd boys and calves, Your transcendental potency was not reduced. You are always complete. As it is described in the Vedic literature, even if the complete is taken away from the complete – the Supreme Absolute Truth – it remains the complete Supreme Absolute Truth. And although many expansions from the complete are visible, the complete is one without a second. Since all Your pastimes are spiritual, there is no possibility of their being contaminated by the material modes of nature. When You place Yourself as subordinate to Your father and mother, Nanda and Yaśodā, You are not reduced in Your potency; this is an expression of Your loving attitude toward Your devotees. There is no second identity to compete with You. A person with a poor fund of knowledge concludes that Your appearance and pastimes are simply material designations. You are transcendental to both nescience and knowledge, as it is confirmed in the Gopāla-tāpanī Upaniṣad. You are the original amṛta, indestructible nectar of immortality. As confirmed in the Vedas, amṛtaṁ śāśvataṁ brahma. Brahman is the eternal, the supreme origin of everything, who has no birth or death.</text:p>
      <text:p text:style-name="Standard"/>
      <text:p text:style-name="Standard">“In the Upaniṣads it is stated that the Supreme Brahman is as effulgent as the sun and is the origin of everything, and that anyone who can understand that original person becomes liberated from the material, conditioned life. Anyone who can simply be attached to You by devotional service can know Your actual position, birth, appearance, disappearance and activities. As confirmed in the Bhagavad-gītā, simply by understanding Your constitutional position, appearance and disappearance, one can be immediately elevated to the spiritual kingdom after quitting this present body. Therefore to cross over the ocean of material nescience, an intelligent person takes shelter of Your lotus feet and is easily transferred to the spiritual world.</text:p>
      <text:p text:style-name="Standard"/>
      <text:p text:style-name="Standard">“There are many so-called meditators who do not know that You are the Supreme Soul. As stated in the Bhagavad-gītā, You are the Supreme Soul present in everyone’s heart. Therefore there is no necessity of one’s meditating on something beyond You. One who is always absorbed in meditation <text:soft-page-break/>on Your original form of Kṛṣṇa easily crosses over the ocean of material nescience. But persons who do not know that You are the Supreme Soul remain within this material world in spite of their so-called meditation. If, by the association of Your devotees, a person comes to the knowledge that Lord Kṛṣṇa is the original Supersoul, then it is possible for him to cross over the ocean of material ignorance. For instance, when a person mistakes a rope for a snake he is filled with fear, but as soon as he understands that the rope is not a snake, he is liberated from fear. If one understands You, therefore, through Your personal teachings, as stated in the Bhagavad-gītā, or through the teachings of Your pure devotees, as stated in Śrīmad-Bhāgavatam and all other Vedic literatures – if one realizes that You are the ultimate goal of understanding – he need no longer fear this material existence.</text:p>
      <text:p text:style-name="Standard"/>
      <text:p text:style-name="Standard">“So-called liberation and bondage have no meaning for a person who is already engaged in Your devotional service, just as a rope is not fearful to a person who knows that it is not a snake. A devotee knows that this material world belongs to You, and he therefore engages everything in Your transcendental loving service. Thus there is no bondage for him. For a person who is already situated in the sun planet, there is no question of the appearance or disappearance of the sun in the name of day or night. It is also said that You, Kṛṣṇa, are just like the sun, and that māyā is like darkness. When the sun is present, there is no question of darkness; so, for those who always remain in Your presence by engaging in Your service, there is no question of bondage or liberation. They are already liberated. On the other hand, persons who falsely think themselves to be liberated without taking shelter of Your lotus feet fall down because their intelligence is not pure.</text:p>
      <text:p text:style-name="Standard"/>
      <text:p text:style-name="Standard">“If one therefore thinks that the Supersoul is something different from Your personality and thus searches out the Supersoul or the Supreme Brahman somewhere else, in the forest or in the caves of the Himālayas, his condition is very lamentable. Your teachings in the Bhagavad-gītā are that one should give up all other processes of self-realization and simply surrender unto You, for that is complete. Because You are the Supreme in every respect, those who are searching after the Brahman effulgence are also searching after You. And those who are searching after Supersoul realization are also searching after You. You state in the Bhagavad-gītā that You Yourself, by Your partial representation as the Supersoul, have entered into this material cosmic manifestation. You are present in everyone’s heart, and there is no need to search out the Supersoul anywhere else. If someone does so, he is simply in ignorance. One who is transcendental to such a position understands that You are unlimited; You are both within and without. Therefore Your presence is everywhere. Instead of searching for the Supersoul anywhere else, a devotee only concentrates his mind on You within. Actually, one who is liberated from the material concept of life can search for You; others cannot. The example of thinking the rope to be a snake is applicable only to those who are still in ignorance of You. Actually, when one mistakes a rope for a snake, the existence of the snake is only within the mind. The existence of māyā, similarly, is only within the mind. Māyā is nothing but ignorance of Your personality. When one forgets Your personality, that is the conditioned state of māyā. Therefore one who is fixed upon You both internally and externally is not illusioned.</text:p>
      <text:p text:style-name="Standard"/>
      <text:p text:style-name="Standard">“One who has attained a little result of devotional service can understand Your glories. Even one striving for Brahman realization or Paramātmā realization cannot understand these features of Your personality unless You bestow on him the result of at least a slight bit of devotional service. One may be the spiritual master of many impersonalists, or he may go to the forest or to a mountain cave and meditate as a hermit for many, many years, but he cannot understand Your glories without being favored by a slight degree of devotional service. Brahman realization or Paramātmā realization are also not possible even after one searches for many, many years unless one is touched by the wonderful effect of devotional service.</text:p>
      <text:p text:style-name="Standard"/>
      <text:p text:style-name="Standard"><text:soft-page-break/>“Therefore, my dear Lord, I pray that I may be so fortunate that in this life or in another life, wherever I may take my birth, I may be counted as one of Your devotees. Wherever I may be, I pray that I may be engaged in Your devotional service. I do not even care what form of life I get in the future, because I can see that even in the form of cows and calves or cowherd boys, the devotees are so fortunate to be always engaged in Your transcendental loving service and association. Therefore I wish to be one of them instead of such an exalted person as I am now, for I am full of ignorance. The gopīs and cows of Vṛndāvana are so fortunate that they have been able to supply their breast milk to You. Persons who are engaged in performing great sacrifices and offering many valuable goats in sacrifice cannot attain the perfection of understanding You, but simply by devotional service these innocent village women and cows are all able to satisfy You with their milk. You have drunk their milk to satisfaction, yet You are never satisfied as much by those engaged in performing sacrifices. I am simply surprised, therefore, with the fortunate position of Mahārāja Nanda, Mother Yaśodā and the cowherd men and gopīs, because You, the Supreme Personality of Godhead, the Absolute Truth, are existing here as their most intimate lovable object. My dear Lord, no one can actually appreciate the good fortune of these residents of Vṛndāvana. We are all demigods, controlling deities of the various senses of the living entities, and we are proud of enjoying such privileges, but actually there is no comparison between our position and the position of these fortunate residents of Vṛndāvana because they are actually relishing Your presence and enjoying Your association by dint of their sensory activities. We may be proud of being controllers of the senses, but here the residents of Vṛndāvana are so transcendental that they are not under our control. Actually they are enjoying their senses through service to You. I shall therefore consider myself fortunate to be given a chance to take birth in this land of Vṛndāvana in any of my future lives.</text:p>
      <text:p text:style-name="Standard"/>
      <text:p text:style-name="Standard">“My dear Lord, I am therefore not interested in either material opulences or liberation. I am most humbly praying at Your lotus feet for You to please give me any sort of birth within this Vṛndāvana forest so that I may be able to be favored by the dust of the feet of some of the devotees of Vṛndāvana. If I am given the chance to grow as a humble blade of grass in this land, that would be a glorious birth for me. But if I am not so fortunate to take birth within the forest of Vṛndāvana, I beg to be allowed to take birth outside the immediate area of Vṛndāvana so that when the devotees go out they will walk over me. Even that would be a great fortune for me. I am just aspiring for a birth in which I will be smeared by the dust of the devotees’ feet, because I can see that everyone here is simply full of Kṛṣṇa consciousness. No one here knows anything but the lotus feet of Kṛṣṇa, or Mukunda, for which the Vedas themselves are searching.”</text:p>
      <text:p text:style-name="Standard"/>
      <text:p text:style-name="Standard">It is confirmed in the Bhagavad-gītā that the purpose of Vedic knowledge is to find Kṛṣṇa. And it is said in the Brahma-saṁhitā that it is very difficult to find Kṛṣṇa, the Supreme Personality of Godhead, by systematic reading of the Vedic literature. But He is very easily available through the mercy of a pure devotee. The pure devotees of Vṛndāvana are fortunate because they can see Mukunda (Lord Kṛṣṇa) all the time. This word mukunda can be understood in two ways. Muk means liberation. Lord Kṛṣṇa can give liberation and therefore transcendental bliss. The word also refers to His smiling face, which is just like the kunda flower. Mukha means “face.” The kunda flower is very beautiful, and it appears to be smiling. Thus the comparison is made.</text:p>
      <text:p text:style-name="Standard"/>
      <text:p text:style-name="Standard">The difference between the pure devotees of Vṛndāvana and devotees in other places is that the residents of Vṛndāvana have no other desire but to be associated with Kṛṣṇa. Kṛṣṇa, being very kind to His devotees, fulfills their desire; because they always want Kṛṣṇa’s association, the Lord is always prepared to give it to them. The devotees of Vṛndāvana are also spontaneous lovers. They are not required to strictly follow regulative principles because they are already naturally developed in transcendental love for Kṛṣṇa. Regulative principles are required for persons who have not achieved such a position of spontaneous love. Brahmā is also a devotee of the Lord, but he is an ordinary devotee subject to following regulative principles. He prays to Kṛṣṇa to give him the chance to take birth in Vṛndāvana so that he might be elevated to the platform of spontaneous love.</text:p>
      <text:p text:style-name="Standard"><text:soft-page-break/></text:p>
      <text:p text:style-name="Standard">Lord Brahmā continued: “My Lord, sometimes I am puzzled as to how Your Lordship will be able to repay, in gratitude, the devotional service of these residents of Vṛndāvana. Although I know that You are the supreme source of all benedictions, I am puzzled to know how You will be able to repay all the service that You are receiving from these residents of Vṛndāvana. I think of how You are so kind, so magnanimous, that even Pūtanā, who came to cheat You by dressing herself as a very affectionate mother, was awarded liberation and the actual post of a mother. And other demons belonging to the same family, such as Aghāsura and Bakāsura, were also favored with liberation and achieved You. Under the circumstances, I am puzzled. These residents of Vṛndāvana have given You everything – their bodies, their minds, their love, their homes, their possessions. Everything is being utilized for Your purpose. So how will You be able to repay Your debt to them? You have already given Yourself to Pūtanā! I surmise that You shall ever remain a debtor to the residents of Vṛndāvana, being unable to repay their loving service.</text:p>
      <text:p text:style-name="Standard"/>
      <text:p text:style-name="Standard">“My Lord, I can understand that the superexcellent quality of the service rendered by the residents of Vṛndāvana is due to their spontaneously engaging all natural instincts in Your loving service. It is said that attachment for material objects and home is due to illusion, which makes a living entity conditioned in the material world. But this is only the case for persons who are not Kṛṣṇa conscious. In the case of the residents of Vṛndāvana, such obstructions as attachment to hearth and home are nonexistent. Because their attachment has been directed unto You and their homes have been converted into temples by Your constant presence there, and because they have forgotten everything for Your sake, there is no impediment. For a Kṛṣṇa conscious person, there is no such thing as impediments due to attachment for hearth and home. Nor is there illusion.</text:p>
      <text:p text:style-name="Standard"/>
      <text:p text:style-name="Standard">“I can also understand that Your appearance as a small cowherd boy, a child of the cowherd men, is not at all a material activity. You are so much obliged by their affection that You are here to inspire them with more loving service by Your transcendental presence. In Vṛndāvana there is no distinction between material and spiritual because everything is dedicated to Your loving service. My dear Lord, Your Vṛndāvana pastimes are simply to inspire Your devotees. If someone takes Your Vṛndāvana pastimes to be material, he will be misled.</text:p>
      <text:p text:style-name="Standard"/>
      <text:p text:style-name="Standard">“My dear Lord Kṛṣṇa, those who deride You, claiming that You have a material body like an ordinary man, are described in the Bhagavad-gītā as demoniac and less intelligent. You are always transcendental. The nondevotees are cheated because they consider You to be a material creation. Actually, You have assumed this body, which exactly resembles that of an ordinary cowherd boy, simply to increase the devotion and transcendental bliss of Your devotees.</text:p>
      <text:p text:style-name="Standard"/>
      <text:p text:style-name="Standard">“My dear Lord, I have nothing to say about people who advertise that they have already realized God or that by their realization they have themselves become God. But as far as I am concerned, I admit frankly that for me it is not possible to realize You by my body, mind or speech. What can I say about You, or how can I realize You by my senses? I cannot even think of You perfectly with my mind, which is the master of the senses. Your qualities, Your activities and Your body cannot be conceived of by any person within this material world. Only by Your mercy can one understand, to some extent, what You are. My dear Lord, You are the Supreme Lord of all creation, although I sometimes falsely think that I am the master of this universe. I may be the master of this universe, but there are innumerable universes, and there are also innumerable Brahmās who preside over these universes. But actually You are the master of them all. As the Supersoul in everyone’s heart, You know everything. Please, therefore, accept me as Your surrendered servant. I hope that You will excuse me for committing the great offense of disturbing You in Your pastimes with Your friends and calves. Now if You will kindly allow me, I will immediately leave so You can enjoy Your friends and calves without my presence.</text:p>
      <text:p text:style-name="Standard"/>
      <text:p text:style-name="Standard"><text:soft-page-break/>“My dear Lord Kṛṣṇa, Your very name suggests that You are all-attractive. The attraction of the sun and the moon are all due to You. By the attraction of the sun, You are beautifying the very existence of the Yadu dynasty. With the attraction of the moon, You are enhancing the potency of the land, the demigods, the brāhmaṇas, the cows and the oceans. Because of Your supreme attraction, demons like Kaṁsa and others are annihilated. Therefore it is my deliberate conclusion that You are the only worshipable Deity within the creation. Accept my humble obeisances until the annihilation of this material world. As long as there is sunshine within this material world, kindly accept my humble obeisances.”</text:p>
      <text:p text:style-name="Standard"/>
      <text:p text:style-name="Standard">In this way, Brahmā, the master of this universe, after offering humble and respectful obeisances unto the Supreme Personality of Godhead and circumambulating Him three times, was ready to return to his abode, known as Brahmaloka. By His gesture, the Supreme Personality of Godhead gave him permission to return.</text:p>
      <text:p text:style-name="Standard"/>
      <text:p text:style-name="Standard">As soon as Brahmā left, Lord Śrī Kṛṣṇa immediately returned to the bank of the Yamunā and rejoined His calves and cowherd boyfriends, who were situated just as they had been on the very day they had vanished. Kṛṣṇa had left His friends on the bank of the Yamunā while they were engaged in lunch, and although He returned exactly one year later, the cowherd boys thought that He had returned within a second. That is the way Kṛṣṇa’s different energies act. It is stated in the Bhagavad-gītā that Kṛṣṇa Himself is residing in everyone’s heart, and He causes both remembrance and forgetfulness. All living entities are controlled by the supreme energy of the Lord, and sometimes they remember and sometimes they forget their constitutional position. His friends, being controlled in such a way, could not understand that for one whole year they were absent from the Yamunā’s bank and were under the spell of Brahmā’s illusion. When Kṛṣṇa appeared before the boys, they thought, “Kṛṣṇa has returned within a minute.” They began to laugh, thinking that Kṛṣṇa was not willing to leave their lunchtime company. They were very jubilant and invited Him, “Dear friend Kṛṣṇa, You have come back so quickly! All right, we have not as yet begun our lunch, not even taken one morsel of food. So please come and join us, and let us eat together.” Kṛṣṇa smiled and accepted their invitation, and He began to enjoy the lunchtime company of His friends. While eating, Kṛṣṇa was thinking, “These boys believe that I have come back within a second, but they do not know that for the last year I have been involved with the mystic activities of Lord Brahmā.”</text:p>
      <text:p text:style-name="Standard"/>
      <text:p text:style-name="Standard">After finishing their lunch, Kṛṣṇa and His friends and calves began to return to their Vrajabhūmi homes. While passing, they enjoyed seeing the dead carcass of Aghāsura in the shape of a gigantic serpent. When Kṛṣṇa returned home to Vrajabhūmi, He was seen by all the inhabitants of Vṛndāvana. He was wearing a peacock feather in His helmet, which was also decorated with forest flowers. Kṛṣṇa was also garlanded with flowers and painted with different colored minerals collected from the caves of Govardhana Hill. Govardhana Hill is always famous for supplying natural red oxides, and Kṛṣṇa and His friends painted their bodies with them. Each of them had a bugle made of buffalo horn and a stick and a flute, and each called his respective calves by their particular names. The cowherd boys were so proud of Kṛṣṇa’s wonderful activities that, while entering the village, they all sang His glories. All the gopīs in Vṛndāvana saw beautiful Kṛṣṇa entering the village. The boys composed nice songs describing how they were saved from being swallowed by the great serpent and how the serpent was killed. Some described Kṛṣṇa as the son of Yaśodā, and others as the son of Nanda Mahārāja. “He is so wonderful that He saved us from the clutches of the great serpent and killed him,” they said. But little did they know that one year had passed since the killing of Aghāsura.</text:p>
      <text:p text:style-name="Standard"/>
      <text:p text:style-name="Standard">In this regard, Mahārāja Parīkṣit asked Śukadeva Gosvāmī how the inhabitants of Vṛndāvana suddenly developed so much love for Kṛṣṇa although He was not a member of any of their families. Mahārāja Parīkṣit inquired, “During the absence of the original cowherd boys, when Kṛṣṇa expanded Himself, why is it that the boys’ parents became more loving toward Him than toward <text:soft-page-break/>their own sons? Also, why did the cows become so loving toward the calves, more than toward their own calves?”</text:p>
      <text:p text:style-name="Standard"/>
      <text:p text:style-name="Standard">Śukadeva Gosvāmī told Mahārāja Parīkṣit that every living entity is actually most attached to his own self. Outward paraphernalia such as home, family, friends, country, society, wealth, opulence and reputation are all only secondary in pleasing the living entity. They please only because they bring pleasure to the self. For this reason, one is self-centered and is attached to his body and self more than he is to relatives like wife, children and friends. If there is some immediate danger to one’s own person, he first of all takes care of himself, then others. That is natural. That means he loves his own self more than anything else. The next important object of affection, after his own self, is his material body. A person who has no information of the spirit soul is very much attached to his material body, so much so that even in old age he wants to preserve the body in so many artificial ways, thinking that his old and broken body can be saved. Everyone is working hard day and night just to give pleasure to his own self, under either the bodily or spiritual concept of life. We are attached to material possessions because they give pleasure to the senses or to the body. The attachment to the body is there only because the “I,” the spirit soul, is within the body. Similarly, when one is further advanced, he knows that the spirit soul is pleasing because it is part and parcel of Kṛṣṇa. Ultimately, it is Kṛṣṇa who is pleasing and all-attractive. He is the Supersoul of everything. And in order to give us this information, Kṛṣṇa descends and tells us that the all-attractive center is He Himself. Without being an expansion of Kṛṣṇa, nothing can be attractive.</text:p>
      <text:p text:style-name="Standard"/>
      <text:p text:style-name="Standard">Whatever is attractive within the cosmic manifestation is due to Kṛṣṇa. Kṛṣṇa is therefore the reservoir of all pleasure. The active principle of everything is Kṛṣṇa, and highly elevated transcendentalists see everything in connection with Him. In the Caitanya-caritāmṛta it is stated that a mahā-bhāgavata, or highly advanced devotee, sees Kṛṣṇa as the active principle in all moving and nonmoving living entities. Therefore he sees everything within this cosmic manifestation in relation to Kṛṣṇa. For the fortunate person who has taken shelter of Kṛṣṇa as everything, liberation is already there. He is no longer in the material world. This is confirmed in the Bhagavad-gītā: Whoever is engaged in the devotional service of Kṛṣṇa is already on the brahma-bhūta, or spiritual, platform. The very name Kṛṣṇa suggests piety and liberation. Anyone who takes shelter of the lotus feet of Kṛṣṇa enters the boat for crossing over the ocean of nescience. For him, this vast expanse of the material manifestation becomes as insignificant as the water in a calf’s hoofprint. Kṛṣṇa is the shelter of all great souls, and He is also the shelter of the material worlds. For one who is on the platform of Kṛṣṇa consciousness, Vaikuṇṭha, or the spiritual world, is not far away. He does not live within the material world, where there is danger at every step.</text:p>
      <text:p text:style-name="Standard"/>
      <text:p text:style-name="Standard">In this way, Kṛṣṇa consciousness was fully explained to Mahārāja Parīkṣit by Śukadeva Gosvāmī as he recited to the king the statements and prayers of Lord Brahmā. These descriptions of Lord Kṛṣṇa’s pastimes with His cowherd boys, His eating with them on the bank of the Yamunā and Lord Brahma’s prayers unto Him, are all transcendental subject matters. Anyone who hears, recites or chants them surely gets all his spiritual desires fulfilled. Thus Kṛṣṇa’s childhood pastimes, His sporting with Balarāma and the cowherd boys in Vṛndāvana, were described.</text:p>
      <text:p text:style-name="Standard"/>
      <text:p text:style-name="Standard">Thus ends the Bhaktivedanta purport of the fourteenth chapter of Kṛṣṇa , “Prayers Offered by Lord Brahmā to Lord Kṛṣṇa.”</text:p>
      <text:p text:style-name="Standard"/>
      <text:p text:style-name="Standard"/>
      <text:p text:style-name="Standard">CHAPTER 15</text:p>
      <text:p text:style-name="Standard">The Killing of Dhenukāsura</text:p>
      <text:p text:style-name="Standard"/>
      <text:p text:style-name="Standard">In this way Śrī Kṛṣṇa, along with His elder brother Balarāma, passed the childhood age known as kaumāra and stepped into the age of paugaṇḍa, from the sixth year up to the tenth. At that time, all <text:soft-page-break/>the cowherd men conferred and agreed to give those boys who had passed their fifth year charge of the cows in the pasturing ground. Given charge of the cows, Kṛṣṇa and Balarāma traversed Vṛndāvana, purifying the land with Their lotus footprints.</text:p>
      <text:p text:style-name="Standard"/>
      <text:p text:style-name="Standard">Accompanied by the cowherd boys and Balarāma, Kṛṣṇa brought forward the cows and played on His flute as He entered the forest of Vṛndāvana, which was full of flowers, vegetation and pasturing grass. The Vṛndāvana forest was as sanctified as the clear mind of a devotee and was full of bees, flowers and fruits. There were chirping birds and clear-water lakes, with waters that could relieve one of all fatigue. Sweet-smelling breezes blew always, refreshing the mind and body. Kṛṣṇa, with His friends and Balarāma, entered the forest and, seeing the favorable situation, desired to enjoy the atmosphere to the fullest extent. Kṛṣṇa saw all the trees, overloaded with fruits and fresh twigs, bending down to touch the ground as if welcoming Him by touching His lotus feet. He was very pleased by the behavior of the trees, fruits and flowers, and He began to smile, realizing their desires.</text:p>
      <text:p text:style-name="Standard"/>
      <text:p text:style-name="Standard">Kṛṣṇa then spoke to His elder brother Balarāma as follows: “My dear brother, You are superior to all of us, and Your lotus feet are worshiped by the demigods. Just see how these trees, full with fruits and flowers, have bent down to worship Your lotus feet. It appears that they are trying to get out of the darkness that has obliged them to accept the form of trees. Actually, the trees born in the land of Vṛndāvana are not ordinary living entities. Having held the impersonal point of view in their past lives, they have been put into this stationary condition of life, but now they have the opportunity of seeing You in Vṛndāvana, and they are praying for further advancement in spiritual life through Your personal association.</text:p>
      <text:p text:style-name="Standard"/>
      <text:p text:style-name="Standard">“Generally, living entities in the mode of darkness obtain the bodies of trees. The impersonalist philosophers are in that darkness, but they eradicate it by taking full advantage of Your presence. I think the drones that are buzzing all around You must have been Your devotees in their past lives. They cannot leave Your company because no one can be a better, more affectionate master than You. You are the supreme and original Personality of Godhead, and the drones are just trying to spread Your glories by chanting at every moment. I think some of them must be great sages, devotees of Your Lordship, and they are disguising themselves in the form of drones because they are unable to give up Your company even for a moment. My dear brother, You are the supreme worshipable Godhead. Just see how the peacocks are dancing before You in great ecstasy. The deer, whose behavior is just like that of the gopīs, are welcoming You with the same affection. And the cuckoos who are residing in this forest are welcoming You with their joyful, sweet cries because they consider that Your appearance in their home is so auspicious. Even though they are trees and animals, these residents of Vṛndāvana are glorifying You. They are prepared to welcome You to the best of their ability, as is the practice of great souls in receiving another great soul at home. As for the land, it is so pious and fortunate because the footprints of Your lotus feet are marking its body.</text:p>
      <text:p text:style-name="Standard"/>
      <text:p text:style-name="Standard">“It is quite natural for these Vṛndāvana inhabitants to thus receive a great personality like You. The herbs, creepers and plants are also so fortunate to touch Your lotus feet. And by Your touching the twigs with Your fingernails, these small plants are also made glorious. As for the hills and the rivers, they too are now glorious because You are glancing at them. Above all, the damsels of Vraja, the gopīs, are the most glorious because You embrace them with Your strong arms, being attracted by their beauty.”</text:p>
      <text:p text:style-name="Standard"/>
      <text:p text:style-name="Standard">In this way, Lord Kṛṣṇa and Balarāma began to enjoy the residents of Vṛndāvana to Their full satisfaction as They herded the calves and cows on the bank of the Yamunā. In some places Kṛṣṇa and Balarāma were accompanied by Their friends. The boys were singing, imitating the humming sound of the drones and accompanying Kṛṣṇa and Balarāma, who were garlanded with forest flowers. While walking, the boys sometimes imitated the quacking sound of the swans in the lakes, <text:soft-page-break/>or when they saw the peacocks dancing, they imitated them before Kṛṣṇa. Kṛṣṇa also moved His neck, imitating the dancing and making His friends laugh.</text:p>
      <text:p text:style-name="Standard"/>
      <text:p text:style-name="Standard">The cows taken care of by Kṛṣṇa had different names, and Kṛṣṇa would call them with love. After hearing Kṛṣṇa calling, the cows would immediately respond by mooing, and the boys would enjoy this exchange to their hearts’ content. They would all imitate the sound vibrations made by the different kinds of birds, especially the cakoras, peacocks, cuckoos and bhāradvājas. Sometimes, when they would see the weaker animals fleeing out of fear of the sounds of tigers and lions, the boys, along with Kṛṣṇa and Balarāma, would imitate the animals and run away with them. When they felt some fatigue, they would sit down, and Balarāma would put His head on the lap of one of the boys just to take rest, and Kṛṣṇa would immediately come and begin massaging the legs of Balarāma. And sometimes Kṛṣṇa would take a palm fan and fan the body of Balarāma, causing a pleasing breeze to relieve Him of His fatigue. Other boys would sometimes dance or sing while Balarāma took rest, and sometimes they would wrestle amongst themselves or jump. When the boys were thus engaged, Kṛṣṇa would immediately join them, and catching their hands, He would enjoy their company and laugh and praise their activities. When Kṛṣṇa would feel tired and fatigued, He would sometimes take shelter of the root of a big tree or the lap of a cowherd boy and lie down. When He would lie down with a boy or a root as His pillow, some of the boys would come and massage His legs, and some would fan His body with a fan made from leaves. Some of the more talented boys would sing in very sweet voices to please Him. Thus very soon His fatigue would go away. The Supreme Personality of Godhead, Kṛṣṇa, whose legs are tended by the goddess of fortune, shared Himself with the cowherd boys as one of them, expanding His internal potency to appear exactly like a village boy. But despite His appearing just like a village boy, there were occasions when He proved Himself to be the Supreme Personality of Godhead. Sometimes men pose themselves as the Supreme Personality of Godhead and cheat innocent people, but they can only cheat; they cannot exhibit the potency of God.</text:p>
      <text:p text:style-name="Standard"/>
      <text:p text:style-name="Standard">While Kṛṣṇa was thus engaged in His transcendental pastimes, exhibiting His internal potency in the company of the supermost fortunate cowherd boys, there occurred another chance for Him to exhibit the superhuman powers of Godhead. His most intimate friends Śrīdāmā, Subala and Stoka-kṛṣṇa addressed Kṛṣṇa and Balarāma with great love and affection thus: “Dear Balarāma, You are very powerful; Your arms are very strong. Dear Kṛṣṇa, You are very expert in killing all kinds of disturbing demons. Will You kindly note that just near this place there is a big forest of the name Tālavana? This forest is full of palm trees, and all the trees are filled with fruits. Some have fallen down, and some of them are very ripe even in the trees. It is a very nice place, but because of a great demon, Dhenukāsura, it is very difficult to go there. No one can reach the trees to collect the fruits. Dear Kṛṣṇa and Balarāma, this demon is present there in the form of an ass, and he is surrounded by similar demon friends who have assumed the same shape. All of them are very strong, so it is very difficult to approach this place. Dear brothers, You are the only persons who can kill such demons. Other than You, no one can go there for fear of being killed. Not even animals go there, and no birds are living there; they have all left. One can only appreciate the sweet aroma that is coming from that place. It appears that up until now, no one has tasted the sweet fruits there, either on the tree or on the ground. Dear Kṛṣṇa, to tell You frankly, we are very attracted by this sweet aroma. Dear Balarāma, if You like, let us all go there and enjoy these fruits. The aroma of the fruits is now spread everywhere. Don’t You smell it from here?”</text:p>
      <text:p text:style-name="Standard"/>
      <text:p text:style-name="Standard">When Balarāma and Kṛṣṇa were thus petitioned by Their intimate friends, They were inclined to please them, and with smiling faces They proceeded toward the forest, surrounded by all Their friends. Immediately upon entering the Tālavana, Balarāma began to yank the trees with His arms, exhibiting the strength of an elephant. Because of this jerking, all the ripe fruits fell down on the ground. Upon hearing the sound of the falling fruits, the demon Dhenukāsura, who was living there in the form of an ass, approached with great force, shaking the whole field so that all the trees <text:soft-page-break/>moved as if there were an earthquake. The demon appeared before Balarāma and kicked His chest with his hind legs. At first Balarāma did not say anything, but with great anger the demon kicked Him again more vehemently. This time Balarāma immediately caught hold of the legs of the ass with one hand and, wheeling him around, threw him into the treetops. While he was being wheeled around by Balarāma, the demon lost his life. Balarāma threw the demon into the biggest palm tree about, and the demon’s body was so heavy that the palm tree fell upon other trees, and several fell down. It appeared as if a great hurricane was passing through the forest, and all the trees were falling down, one after another. This exhibition of extraordinary strength is not astonishing because Balarāma is the Personality of Godhead known as Ananta Śeṣa Nāga, who is holding all the planets on the hoods of His millions of heads. He maintains the whole cosmic manifestation exactly as horizontal and vertical threads hold the weaving of a cloth.</text:p>
      <text:p text:style-name="Standard"/>
      <text:p text:style-name="Standard">After the demon had been thrown into the trees, all the friends and associates of Dhenukāsura immediately assembled and attacked Balarāma and Kṛṣṇa with great force. They were determined to retaliate and avenge the death of their friend. But Kṛṣṇa and Balarāma caught each of the asses by the hind legs and, exactly in the same way, wheeled them around. Thus They killed all of them and threw them into the palm trees. Because of the dead bodies of the asses, there was a panoramic scene. It appeared as if clouds of various colors were assembled in the trees. Hearing of this great incident, the demigods from the higher planets showered flowers on Kṛṣṇa and Balarāma and beat their drums and offered devotional prayers.</text:p>
      <text:p text:style-name="Standard"/>
      <text:p text:style-name="Standard">A few days after the killing of Dhenukāsura, people began to come into the Tālavana forest to collect the fruits, and animals began to return without fear to feed on the nice grasses growing there. Just by chanting or hearing these transcendental activities and pastimes of the brothers Kṛṣṇa and Balarāma, one can amass pious activities.</text:p>
      <text:p text:style-name="Standard"/>
      <text:p text:style-name="Standard">When Kṛṣṇa and Balarāma entered the village of Vṛndāvana along with Their friends, They played Their flutes, and the boys praised Their uncommon activities in the forest. Their faces were decorated with tilaka and smeared with the dust raised by the cows, and Kṛṣṇa’s head was decorated with a peacock feather. Both He and Balarāma played Their flutes, and the young gopīs were joyous to see Kṛṣṇa returning home. All the gopīs in Vṛndāvana remained very morose on account of Kṛṣṇa’s absence. All day they were thinking of Kṛṣṇa in the forest or of Him herding cows in the pasture. When they saw Kṛṣṇa returning, all their anxieties were immediately relieved, and they began to look at His face the way drones hover over the honey of the lotus flower. When Kṛṣṇa entered the village, the young gopīs smiled and laughed. Kṛṣṇa, while playing the flute, enjoyed the beautiful smiling faces of the gopīs.</text:p>
      <text:p text:style-name="Standard"/>
      <text:p text:style-name="Standard">Then Kṛṣṇa and Balarāma were immediately received by Their affectionate mothers, Yaśodā and Rohiṇī, who, according to the time’s demands, began to fulfill the desires of their affectionate sons. Simultaneously, the mothers rendered service and bestowed benediction upon their transcendental sons. They took care of their children by bathing Them and dressing Them very nicely. Kṛṣṇa was dressed in yellowish garments, and Balarāma was dressed in bluish garments, and They were given all sorts of ornaments and flower garlands. Being relieved of the fatigue of Their day’s work in the pasturing ground, They looked refreshed and very beautiful.</text:p>
      <text:p text:style-name="Standard"/>
      <text:p text:style-name="Standard">They were given palatable dishes by Their mothers, and They pleasantly ate everything. After eating, They were seated nicely on clean bedding, and the mothers began to sing various songs of Their activities. As soon as They lay down on the bedding, They very quickly fell fast asleep. In this way, Kṛṣṇa and Balarāma used to enjoy Vṛndāvana life as cowherd boys.</text:p>
      <text:p text:style-name="Standard"/>
      <text:p text:style-name="Standard">Sometimes Kṛṣṇa used to go with His boyfriends and Balarāma, and sometimes He used to go alone with His friends to the bank of the Yamunā and tend the cows. Gradually, the summer season <text:soft-page-break/>arrived, and one day, while in the field, the boys and cows became very thirsty and began to drink the water of the Yamunā. The river, however, had been made poisonous by the venom of the great serpent known as Kāliya.</text:p>
      <text:p text:style-name="Standard"/>
      <text:p text:style-name="Standard">Because the water was so poisonous, the boys and cows became visibly affected immediately after drinking. They suddenly fell down on the ground, apparently dead. Then Kṛṣṇa, who is the life of all that lives, simply cast His merciful glance over them, and all the boys and cows regained consciousness and began to look at one another with great astonishment. They could understand that by drinking the water of the Yamunā they had died and that the merciful glance of Kṛṣṇa had restored their lives. Thus they appreciated the mystic power of Kṛṣṇa, who is known as Yogeśvara, the master of all mystic yogīs.</text:p>
      <text:p text:style-name="Standard"/>
      <text:p text:style-name="Standard">Thus ends the Bhaktivedanta purport of the fifteenth chapter of Kṛṣṇa, “The Killing of Dhenukāsura.”</text:p>
      <text:p text:style-name="Standard"/>
      <text:p text:style-name="Standard"/>
      <text:p text:style-name="Standard">CHAPTER 16</text:p>
      <text:p text:style-name="Standard">Subduing Kāliya</text:p>
      <text:p text:style-name="Standard"/>
      <text:p text:style-name="Standard">When he understood that the water of the Yamunā was being polluted by the black serpent Kāliya, Lord Kṛṣṇa took action against him and made him leave the Yamunā and go elsewhere, and thus the water became purified.</text:p>
      <text:p text:style-name="Standard"/>
      <text:p text:style-name="Standard">When this story was being narrated by Śukadeva Gosvāmī, Mahārāja Parīkṣit became eager to hear more about Kṛṣṇa’s childhood pastimes. He inquired from Śukadeva Gosvāmī how Kṛṣṇa chastised Kāliya, who had been living in the water for many years. Actually, Mahārāja Parīkṣit was becoming more and more enthusiastic to hear the transcendental pastimes of Kṛṣṇa, and his inquiry was made with great interest.</text:p>
      <text:p text:style-name="Standard"/>
      <text:p text:style-name="Standard">Śukadeva Gosvāmī narrated the story as follows. Within the river Yamunā there was a great lake, and in that lake the black serpent Kāliya used to live. Because of his poison, the whole area was so contaminated that it emanated a poisonous vapor twenty-four hours a day. If a bird happened to even pass over the spot, it would immediately die and fall down into the water. Due to the poisonous effect of the Yamunā’s vapors, the trees and grass near the bank of the Yamunā had all dried up. Lord Kṛṣṇa saw the effect of the great serpent’s poison: the whole river that ran before Vṛndāvana was now deadly.</text:p>
      <text:p text:style-name="Standard"/>
      <text:p text:style-name="Standard">Kṛṣṇa, who advented Himself just to kill all undesirable elements in the world, immediately climbed up into a big kadamba tree on the bank of the Yamunā. The kadamba is a tree bearing round yellow flowers that is generally seen only in the Vṛndāvana area. After climbing to the top of the tree, He tightened His belt cloth and, slapping His arms just like a wrestler, jumped into the midst of the poisonous lake. The kadamba tree from which Kṛṣṇa jumped was the only tree there which was not dead. Some commentators say that due to being touched by the lotus feet of Kṛṣṇa, the tree immediately became alive. In some other Purāṇas it is stated that Garuḍa, the eternal carrier of Viṣṇu, knew that Kṛṣṇa would take this action in the future, and so he put some nectar on this tree to preserve it. When Lord Kṛṣṇa jumped into the water, the river overflooded its banks to a distance of one hundred yards, as if something very large had fallen into it. This exhibition of Kṛṣṇa’s strength is not at all uncommon, because He is the reservoir of all strength.</text:p>
      <text:p text:style-name="Standard"/>
      <text:p text:style-name="Standard">When Kṛṣṇa was swimming about just like a great strong elephant, He made a tumultuous sound, which the great black serpent Kāliya could hear. The tumult was intolerable for him, and he could understand that this was an attempt to attack his home. Therefore he immediately came before <text:soft-page-break/>Kṛṣṇa. Kāliya saw that Kṛṣṇa was indeed worth seeing because His body was so beautiful and delicate; its color resembled that of a cloud, and His feet resembled lotus flowers. He was decorated with Śrīvatsa, jewels and yellow garments. He was smiling with a beautiful face and was playing in the river Yamunā with great strength. But in spite of Kṛṣṇa’s beautiful features, Kāliya felt great anger within his heart, and thus he grabbed Kṛṣṇa with his mighty coils.</text:p>
      <text:p text:style-name="Standard"/>
      <text:p text:style-name="Standard">Seeing the incredible way in which Kṛṣṇa was enveloped in the coils of the serpent, the affectionate cowherd boys and other inhabitants of Vṛndāvana immediately became stunned out of fear. They had dedicated everything to Kṛṣṇa: their lives, property, affection, activities – everything was for Kṛṣṇa – and when they saw Him in that condition, they became overwhelmed with fear and fell down on the ground. All the cows, bulls and small calves became overwhelmed with grief, and they began to look at Him with great anxiety. Out of fear they could only cry in agony and stand erect on the bank, unable to help their beloved Kṛṣṇa.</text:p>
      <text:p text:style-name="Standard"/>
      <text:p text:style-name="Standard">While this scene was taking place on the bank of the Yamunā, there were ill omens manifest. The earth trembled, meteors fell from the sky, and the left side of men’s bodies shivered. All these are indications of great immediate danger. Observing the inauspicious signs, the cowherd men, including Mahārāja Nanda, became very anxious out of fear. At the same time they were informed that Kṛṣṇa had gone to the pasturing ground without His elder brother, Balarāma. As soon as Nanda and Yaśodā and the cowherd men heard this news, they became even more anxious. Out of their great affection for Kṛṣṇa, and being unaware of the extent of His potencies, they became overwhelmed with grief and anxiety because they had nothing dearer than Kṛṣṇa and because they had dedicated their everything – life, property, affection, mind and activities – to Kṛṣṇa. Because of their great attachment for Kṛṣṇa, they thought, “Today Kṛṣṇa is surely going to be vanquished!”</text:p>
      <text:p text:style-name="Standard"/>
      <text:p text:style-name="Standard">All the inhabitants of Vṛndāvana came out of the village to see Kṛṣṇa. The assembly consisted of children, old men, women, animals and all living entities; they knew that Kṛṣṇa was their only means of sustenance. While this was happening, Balarāma, who is the master of all knowledge, stood there simply smiling. He knew how powerful His younger brother was and that there was no cause for anxiety when Kṛṣṇa was fighting with an ordinary serpent of the material world. He did not, therefore, personally take any part in their sorrow. On the other hand, all the inhabitants of Vṛndāvana, being disturbed, began to search out Kṛṣṇa by following the impression of His footprints on the ground, and thus they moved hastily toward the bank of the Yamunā. Finally, by following the footprints marked with flag, bow and conch shell, the inhabitants of Vṛndāvana arrived at the riverbank and saw that all the cows and boys were weeping to behold Kṛṣṇa enwrapped in the coils of the black serpent. Then they became still more overwhelmed with grief.</text:p>
      <text:p text:style-name="Standard"/>
      <text:p text:style-name="Standard">While Balarāma was smiling to see their lamentation, all the inhabitants of Vrajabhūmi merged into the ocean of grief because they thought that Kṛṣṇa was finished. Although the residents of Vṛndāvana did not know much about Kṛṣṇa, their love for Him was beyond comparison. As soon as they saw that Kṛṣṇa was in the river Yamunā enveloped by the serpent Kāliya and that all the boys and cows were lamenting, they simply began to think of Kṛṣṇa’s friendship, His smiling face, His sweet words and His dealings with them. Thinking of all these and seeing that their Kṛṣṇa was now within the clutches of Kāliya, they at once felt that the three worlds had become vacant. Lord Caitanya also said that He was seeing the three worlds as vacant for want of Kṛṣṇa. This is the highest stage of Kṛṣṇa consciousness. Almost all of the inhabitants of Vṛndāvana had the highest ecstatic love for Kṛṣṇa.</text:p>
      <text:p text:style-name="Standard"/>
      <text:p text:style-name="Standard">When Mother Yaśodā arrived, she wanted to enter the river Yamunā, and being checked, she fainted. Her friends, who were equally aggrieved, were shedding tears like torrents of rain or waves of the river, but in order to bring Mother Yaśodā to consciousness, they began to speak loudly about the transcendental pastimes of Kṛṣṇa. Mother Yaśodā remained still, as if dead, because her <text:soft-page-break/>consciousness was concentrated on the face of Kṛṣṇa. Nanda and all the other cowherd men, who had dedicated everything, including their lives, to Kṛṣṇa, were ready to enter the waters of the Yamunā, but Lord Balarāma checked them because He was in perfect knowledge that there was no danger.</text:p>
      <text:p text:style-name="Standard"/>
      <text:p text:style-name="Standard">For two hours Kṛṣṇa remained like an ordinary child gripped in the coils of Kāliya, but when He saw that all the inhabitants of Gokula – including His mother and father, the gopīs, the boys and the cows – were just on the point of death and that they had no shelter for salvation from imminent death, Kṛṣṇa immediately freed Himself. He began to expand His body, and when the serpent tried to hold Him, he felt a great strain. On account of the strain, his coils slackened, and he had no alternative but to let loose the Personality of Godhead, Kṛṣṇa, from his grasp. Kāliya then became very angry, and his great hoods expanded. He exhaled poisonous fumes from his nostrils, his eyes blazed like fire, and flames issued from his mouth. The great serpent remained still for some time, looking at Kṛṣṇa. Licking his lips with bifurcated tongues, the serpent looked at Kṛṣṇa with double hoods, and his eyesight was full of poison. Kṛṣṇa immediately pounced upon him, just as Garuḍa swoops upon a snake. Thus attacked, Kāliya looked for an opportunity to bite Him, but Kṛṣṇa moved around him. As Kṛṣṇa and Kāliya moved in a circle, the serpent gradually became fatigued, and his strength seemed to diminish considerably. Kṛṣṇa immediately pressed down the serpent’s hoods and jumped up on them. The Lord’s lotus feet became tinged with red from the rays of the jewels on the snake’s hoods. Then He who is the original artist of all fine arts, such as dancing, began to dance upon the hoods of the serpent, although they were moving to and fro. Upon seeing this, the denizens of the upper planets showered flowers, beat drums, played different types of flutes and sang various prayers and songs. In this way, all the denizens of heaven, such as the Gandharvas, Siddhas and demigods, became very pleased.</text:p>
      <text:p text:style-name="Standard"/>
      <text:p text:style-name="Standard">While Kṛṣṇa was dancing on his hoods, Kāliya tried to push Him down with some of his other hoods. Kāliya had about a hundred hoods, but Kṛṣṇa took control of them. He began to dash Kāliya with His lotus feet, and this was more than the serpent could bear. Gradually, Kāliya was reduced to struggling for his very life. He vomited all kinds of refuse and exhaled fire. While throwing up poisonous material from within, Kāliya became reduced in his sinful situation. Out of great anger, he began to struggle for existence and tried to raise one of his hoods to kill the Lord. The Lord immediately captured that hood and subdued it by kicking it and dancing on it. It actually appeared as if the Supreme Personality of Godhead Viṣṇu was being worshiped; the poisons emanating from the mouth of the serpent appeared to be like flower offerings. Kāliya then began to vomit blood instead of poison; he was completely fatigued. His whole body appeared to be broken by the kicks of the Lord. Within his mind, however, he finally began to understand that Kṛṣṇa is the Supreme Personality of Godhead, and he surrendered unto Him. He realized that Kṛṣṇa is the Supreme Lord, the master of everything.</text:p>
      <text:p text:style-name="Standard"/>
      <text:p text:style-name="Standard">The wives of the serpent, known as the Nāgapatnīs, saw that their husband had been subdued by the Lord’s kicking and that he was almost at the point of death due to bearing the heavy burden of the Lord, within whose abdomen the whole universe remains. Kāliya’s wives prepared to worship the Lord, and in their haste their clothes, hair and ornaments became disarrayed. They also surrendered unto the Supreme Lord and began to pray. They appeared before Him, put forward their offspring and anxiously offered respectful obeisances, falling down on the bank of the Yamunā. The Nāgapatnīs knew that Kṛṣṇa is the shelter of all surrendered souls, and they desired to release their husband from the impending danger by pleasing the Lord with their prayers.</text:p>
      <text:p text:style-name="Standard"/>
      <text:p text:style-name="Standard">The Nāgapatnīs began to offer their prayers as follows: “O dear Lord, You are equal to everyone. For You there is no distinction between Your sons, friends or enemies. Therefore the punishment which You have so kindly offered to Kāliya is exactly befitting. O Lord, You have descended especially for the purpose of annihilating all kinds of disturbing elements within the world, and <text:soft-page-break/>because You are the Absolute Truth, there is no difference between Your mercy and Your punishment. We think, therefore, that this apparent punishment of Kāliya is actually some benediction. We consider that Your punishment is Your great mercy upon us because when You punish someone it is to be understood that the reactions of his sinful activities are eradicated. It is already clear that this creature appearing in the body of a serpent must have been overburdened with all kinds of sin; otherwise, how could he have the body of a serpent? Your dancing on his hoods has reduced all the sinful results of actions caused by his having this body of a serpent. It is therefore very auspicious that You have become angry and have punished him in this way. We are very much astonished to see how You have become so much pleased with this serpent, who evidently performed various religious activities in his past lives that pleased everyone. He must have undergone all kinds of penances and austerities, humbly honored others and executed universal welfare activities for all living creatures.”</text:p>
      <text:p text:style-name="Standard"/>
      <text:p text:style-name="Standard">The Nāgapatnīs confirm that one cannot come in contact with Kṛṣṇa without having executed pious activities in devotional service in his previous lives. As Lord Caitanya advised in His Śikṣāṣṭaka, one has to execute devotional service by humbly chanting the Hare Kṛṣṇa mantra, thinking oneself lower than the straw in the street and not expecting honor for himself but offering all kinds of honor to others. The Nāgapatnīs were astonished that, although Kāliya had the body of a serpent as the result of grievous sinful activities, at the same time he was in contact with the Lord to the extent that the Lord’s lotus feet were touching his hoods. Certainly this was not the ordinary result of pious activities. These two contradictory facts astonished them. Thus they continued to pray: “O dear Lord, we are simply astonished to see that he is so fortunate as to have the dust of Your lotus feet on his head. This is a fortune sought after by great saintly persons. Even the goddess of fortune underwent severe austerities just to have the blessing of the dust of Your lotus feet, so how is it that Kāliya is so easily getting this dust on his head? We have heard from authoritative sources that those who are blessed with the dust of Your lotus feet do not care even for the highest post within the universe, namely the post of Lord Brahmā, or the kingship of the heavenly planets, or the sovereignty of this planet. Nor do such persons desire to rule the planets above this earth, such as Siddhaloka; nor do they aspire for the mystic powers achieved by the yoga process. Nor do the pure devotees aspire for liberation by becoming one with You. My Lord, although he is born in a species of life which is fostered by the most abominable mode of material nature, accompanied with the quality of anger, this king of the serpents has achieved something very, very rare. Living entities who are wandering within this universe in different species of life can very easily achieve the greatest benediction only by Your mercy.”</text:p>
      <text:p text:style-name="Standard"/>
      <text:p text:style-name="Standard">It is confirmed in the Caitanya-caritāmṛta that the living entities wandering within the universe in various species of life can get the seed of devotional service by the mercy of Kṛṣṇa and the spiritual master, and thus their path of liberation can be cleared.</text:p>
      <text:p text:style-name="Standard"/>
      <text:p text:style-name="Standard">The Nāgapatnīs continued, “We therefore offer our respectful obeisances unto You, our dear Lord, because You are the Supreme Person, who are living as the Supersoul within every living entity; although You are transcendental to the cosmic manifestation, everything is resting in You. You are the personified indefatigable eternal time. The entire time force is existing in You, and You are therefore the seer and the embodiment of total time in the shape of past, present and future, month, day, hour, moment – everything. In other words, O Lord, You can see perfectly all the activities happening in every moment, in every hour, in every day, in every month, in every year, past, present and future. You are Yourself the universal form, and yet You are different from this universe. You are simultaneously one with and different from the universe. We therefore offer our respectful obeisances unto You.</text:p>
      <text:p text:style-name="Standard"/>
      <text:p text:style-name="Standard">“You are Yourself the whole universe, and yet You are the creator of the whole universe. You are the superintendent and maintainer of this whole universe, and You are its original cause. Although You <text:soft-page-break/>are present within this universe by Your three qualitative incarnations, Brahmā, Viṣṇu and Maheśvara, You are transcendental to the material creation. Although You are the cause of the appearance of all kinds of living entities – their senses, their lives, their minds, their intelligence – You are to be realized by Your internal energy. Let us therefore offer our respectful obeisances unto You, who are unlimited, finer than the finest, the center of all creation and the knower of everything.</text:p>
      <text:p text:style-name="Standard"/>
      <text:p text:style-name="Standard">“Different varieties of philosophical speculators try to reach You. You are the ultimate goal of all philosophical efforts, and it is actually only You who are described by all philosophies and by different kinds of doctrines. Let us offer our respectful obeisances unto You, because You are the origin of all scripture and the source of knowledge. You are the root of all evidences, and You are the Supreme Person who can bestow upon us the supreme knowledge. You are the cause of all kinds of desires, and You are the cause of all kinds of satisfaction. You are the Vedas personified. Therefore we offer You our respectful obeisances.</text:p>
      <text:p text:style-name="Standard"/>
      <text:p text:style-name="Standard">“Our dear Lord, You are the Supreme Personality of Godhead, Kṛṣṇa, and You are also the supreme enjoyer. You have now appeared as the son of Vasudeva, who is a manifestation of the state of pure goodness. You are the predominating Deities of mind and intelligence, Aniruddha and Pradyumna, and You are the Lord of all Vaiṣṇavas. By Your expansion as the catur-vyūha – namely Vāsudeva, Saṅkarṣaṇa, Aniruddha and Pradyumna – You are the cause of the development of mind and intelligence. By Your activities only, the living entities become covered by forgetfulness or discover their real identity. This is confirmed in the Bhagavad-gītā (fifteenth chapter): the Lord is sitting as the Supersoul in everyone’s heart, and due to His presence the living entity either forgets himself or revives his original identity. We can partially understand that You are within our hearts as the witness of all our activities, but it is very difficult to appreciate Your presence, although every one of us can do so to some extent. You are the supreme controller of both the material and spiritual energies; therefore You are the supreme leader, although You are different from this cosmic manifestation. You are the witness and creator and the very ingredient of this cosmic manifestation. We therefore offer our respectful obeisances unto You.</text:p>
      <text:p text:style-name="Standard"/>
      <text:p text:style-name="Standard">“Our dear Lord, in the matter of creating this cosmic manifestation, personally You have nothing to exert; by expanding Your different kinds of energy – namely the mode of passion, the mode of goodness and the mode of ignorance – You create, maintain and annihilate this cosmic manifestation. As the controller of the entire time force, You simply glance over the material energy, thereby creating this universe and energizing the different modes of material nature, which act differently in different creatures. No one can estimate, therefore, how Your activities are going on within this world.</text:p>
      <text:p text:style-name="Standard"/>
      <text:p text:style-name="Standard">“Our dear Lord, although You have expanded into the three principal deities of this universe – namely Lord Brahmā, Lord Viṣṇu and Lord Śiva – for creation, maintenance and destruction, Your appearance as Lord Viṣṇu is actually for the benediction of living creatures. Therefore, for those who are actually peaceful and who are aspiring after the supreme peace, worship of Your peaceful appearance as Lord Viṣṇu is recommended.</text:p>
      <text:p text:style-name="Standard"/>
      <text:p text:style-name="Standard">“O Lord, we are submitting our prayers unto You. You can appreciate that this poor serpent is going to give up his life. You know that for us women our husband is our life and everything; therefore, we are praying unto You that You kindly excuse Kāliya, our husband, because if this serpent dies, then we shall be in great difficulty. Looking upon us only, please excuse this great offender. Our dear Lord, every living creature is Your offspring, and You maintain everyone. This serpent is also Your offspring, and You can excuse him once although he has offended You, undoubtedly without knowing Your supremacy. We are praying that he may be excused this time. Our dear Lord, we are offering our loving service unto You because we are all eternal servitors of Your Lordship. You can <text:soft-page-break/>order us to do whatever You please. Every living being can be relieved from all kinds of despair if he agrees to abide by Your orders.”</text:p>
      <text:p text:style-name="Standard"/>
      <text:p text:style-name="Standard">After the Nāgapatnīs submitted their prayers, Lord Kṛṣṇa released Kāliya from his punishment. Kāliya was already unconscious from being struck by the Lord. Upon regaining consciousness and being released from the punishment, Kāliya got back his life force and the working power of his senses. With folded hands, he humbly began to pray to the Supreme Lord Kṛṣṇa: “My dear Lord, I have been born in such a species that by nature I am angry and envious, being in the darkest region of the mode of ignorance. Your Lordship knows well that it is very difficult to give up one’s natural instincts, although by such instincts the living creature transmigrates from one body to another.” It is also confirmed in the Bhagavad-gītā that it is very difficult to get out of the clutches of material nature, but if anyone surrenders unto the Supreme Personality of Godhead, Kṛṣṇa, the modes of material nature can no longer act on him. “My dear Lord,” Kāliya continued, “You are the original creator of the modes of material nature, by which the universe is created. You are the cause of the different kinds of mentality possessed by living creatures, by which they have obtained different varieties of bodies. My dear Lord, I am born as a serpent; therefore, by natural instinct I am very angry. How is it then possible to give up my acquired nature without Your mercy? It is very difficult to get out of the clutches of Your māyā. By Your māyā we remain enslaved. My dear Lord, kindly excuse me for my inevitable material tendencies. I surrender unto You. Now You can punish me or save me, as You desire.”</text:p>
      <text:p text:style-name="Standard"/>
      <text:p text:style-name="Standard">After hearing this, the Supreme Personality of Godhead, who was acting as a small human child, ordered the serpent thus: “You must immediately leave this place and go to the ocean. Leave without delay. You can take with you all your offspring, wives and everything that you possess. Don’t pollute the waters of the Yamunā. Let it be drunk by My cows and cowherd boys without hindrance.” The Lord then declared that the order given to the Kāliya snake be recited and heard by everyone so that no one need fear Kāliya any longer.</text:p>
      <text:p text:style-name="Standard"/>
      <text:p text:style-name="Standard">Anyone who hears the narration of the Kāliya serpent and his punishment will need fear no more the envious activities of snakes. The Lord also declared, “If one takes a bath in the Kāliya lake, where My cowherd boyfriends and I have bathed, or if one fasts for a day and offers oblations to the forefathers from the water of this lake, he will be relieved from all kinds of sinful reactions.” The Lord also assured Kāliya, “You came here out of fear of Garuḍa, who wanted to eat you in the beautiful land by the ocean. Now, after seeing the marks where I have touched your head with My lotus feet, Garuḍa will not disturb you.”</text:p>
      <text:p text:style-name="Standard"/>
      <text:p text:style-name="Standard">The Lord was pleased with Kāliya and his wives. Immediately after hearing His order, the snake and his wives began to worship Him with great offerings of nice garments, flowers, garlands, jewels, ornaments, sandal pulp, lotus flowers and nice eatable fruits. In this way they pleased the master of Garuḍa, of whom they were very much afraid. Then, obeying the orders of Lord Kṛṣṇa, all of them left the lake within the Yamunā.</text:p>
      <text:p text:style-name="Standard"/>
      <text:p text:style-name="Standard">Thus ends the Bhaktivedanta purport of the sixteenth chapter of Kṛṣṇa, “Subduing Kāliya.”</text:p>
      <text:p text:style-name="Standard"/>
      <text:p text:style-name="Standard"/>
      <text:p text:style-name="Standard">CHAPTER 17</text:p>
      <text:p text:style-name="Standard">Extinguishing the Forest Fire</text:p>
      <text:p text:style-name="Standard"/>
      <text:p text:style-name="Standard">King Parīkṣit, after hearing of the chastisement of Kāliya, inquired from Śukadeva Gosvāmī as to why Kāliya left his beautiful land and why Garuḍa was so antagonistic to him. Śukadeva Gosvāmī informed the king that the island known as Nāgālaya was inhabited by serpents and that Kāliya was one of the chief serpents there. Being accustomed to eating snakes, Garuḍa used to come to this <text:soft-page-break/>island and kill many serpents at will. Some of them he actually ate, but some were unnecessarily killed. The reptile society became so disturbed that their leader, Vāsuki, appealed to Lord Brahmā for protection. Lord Brahmā made an arrangement by which Garuḍa would not create a disturbance: on each half-moon day, the reptile community would offer a serpent to Garuḍa. The serpent was to be kept underneath a tree as a sacrificial offering to Garuḍa. Garuḍa was satisfied with this offering, and therefore he did not disturb any other serpents.</text:p>
      <text:p text:style-name="Standard"/>
      <text:p text:style-name="Standard">But gradually, Kāliya took advantage of this situation. He was unnecessarily puffed up by the volume of his accumulated poison, as well as by his material power, and he thought, “Why should Garuḍa be offered this sacrifice?” He then ceased offering any sacrifice; instead, he himself ate the offering intended for Garuḍa. When Garuḍa, the great devotee-carrier of Viṣṇu, understood that Kāliya was eating the offered sacrifices, he became very angry and rushed to the island to kill the offensive serpent. Kāliya tried to fight Garuḍa and faced him with his many hoods and poisonous sharp teeth. Kāliya attempted to bite him, and Garuḍa, the son of Tārkṣya, in great anger and with the great force befitting the carrier of Lord Viṣṇu, struck the body of Kāliya with his effulgent golden wings. Kāliya, who is also known as Kadrusuta, son of Kadru, immediately fled to the lake known as Kāliya-hrada, which lay within the Yamunā River and which Garuḍa could not approach.</text:p>
      <text:p text:style-name="Standard"/>
      <text:p text:style-name="Standard">Kāliya took shelter within the water of the Yamunā for the following reason. Just as Garuḍa went to the island of the Kāliya snake, he also used to go to the Yamunā to catch fish to eat. There was, however, a great yogī known as Saubhari Muni who used to meditate within the water there and who was sympathetic with the fish. He asked Garuḍa not to come there and disturb the fish. Although Garuḍa was not under anyone’s order, being the carrier of Lord Viṣṇu, he did not disobey the order of the great yogī. Instead of staying and eating many fish, he carried off one big fish, who was their leader. Saubhari Muni was sorry that one of the leaders of the fish was taken away by Garuḍa, and thinking of their protection, he cursed Garuḍa with the following words: “Henceforward, from this day, if Garuḍa comes here to catch fish, then – I say this with all my strength – he will be immediately killed.”</text:p>
      <text:p text:style-name="Standard"/>
      <text:p text:style-name="Standard">This curse was known only to Kāliya. Kāliya was therefore confident that Garuḍa would not be able to come there, and so he thought it wise to take shelter of the lake within the Yamunā. But Kāliya’s taking shelter of Saubhari Muni was not successful; he was driven away from the Yamunā by Kṛṣṇa, the master of Garuḍa. It may be noted that Garuḍa is directly related to the Supreme Personality of Godhead and is so powerful that he is never subject to anyone’s order or curse. Actually the cursing of Garuḍa – who is stated in Śrīmad-Bhāgavatam to be of the stature of the Supreme Personality of Godhead, Bhagavān – was an offense on the part of Saubhari Muni. Although Garuḍa did not try to retaliate, the Muni was not saved from his offensive act against a great Vaiṣṇava personality. Due to this offense, Saubhari fell down from his yogic position and afterwards became a householder, a sense enjoyer in the material world. The falldown of Saubhari Muni, who was supposed to be absorbed in spiritual bliss by meditation, is an instruction to the offender of Vaiṣṇavas.</text:p>
      <text:p text:style-name="Standard"/>
      <text:p text:style-name="Standard">When Kṛṣṇa finally came out of Kāliya’s lake, He was seen by all His friends and relatives on the bank of the Yamunā. He appeared before them nicely decorated, smeared all over with candana pulp, bedecked with valuable jewels and stones, and almost completely covered with gold. The inhabitants of Vṛndāvana, including the cowherd boys and men, the gopīs, Mother Yaśodā, Mahārāja Nanda and all the cows and calves, saw Kṛṣṇa coming from the Yamunā, and it was as though they had recovered their very life. When a person regains his life, naturally he becomes absorbed in pleasure and joyfulness. They each in turn pressed Kṛṣṇa to their chests, and thus they felt a great relief. Mother Yaśodā, Rohiṇī, Mahārāja Nanda and the cowherd men became so happy that as they embraced Kṛṣṇa they thought they had achieved their ultimate goal of life.</text:p>
      <text:p text:style-name="Standard"/>
      <text:p text:style-name="Standard"><text:soft-page-break/>Balarāma also embraced Kṛṣṇa, but He was laughing because when everyone else had been so overwhelmed with anxiety, He had known what would happen to Kṛṣṇa. All the trees on the bank of the Yamunā, along with all the cows, bulls and calves, were full of pleasure because of Kṛṣṇa’s appearance there. The brāhmaṇa inhabitants of Vṛndāvana immediately came with their wives to congratulate Kṛṣṇa and His family members. And because brāhmaṇas are considered to be the spiritual masters of society, they offered their blessings to Kṛṣṇa and His family on account of Kṛṣṇa’s release. They also asked Mahārāja Nanda to give them some charity on that occasion. Being so pleased by Kṛṣṇa’s return, Mahārāja Nanda gave many cows and much gold in charity to the brāhmaṇas. While Nanda Mahārāja was thus engaged, Mother Yaśodā simply embraced Kṛṣṇa and made Him sit on her lap while she shed tears continuously.</text:p>
      <text:p text:style-name="Standard"/>
      <text:p text:style-name="Standard">Since it was almost night and all the inhabitants of Vṛndāvana, including the cows and calves, were very tired, they decided to take their rest on the riverbank. In the middle of the night, while they were taking rest, there was suddenly a great forest fire, and it quickly appeared that the fire would soon devour all the inhabitants of Vṛndāvana. As soon as they felt the warmth of the fire, they immediately took shelter of Kṛṣṇa, the Supreme Personality of Godhead, although He was playing just like their child. They began to say, “Our dear Kṛṣṇa! O Supreme Personality of Godhead! Our dear Balarāma, reservoir of all strength! Please try to save us from this all-devouring and devastating fire. We have no shelter other than You. This devastating fire will swallow us all!” Thus they prayed to Kṛṣṇa, saying that they could not take any shelter other than His lotus feet. Lord Kṛṣṇa, being compassionate upon His own townspeople, immediately swallowed up the whole forest fire and saved them. This was not impossible for Kṛṣṇa, because He is unlimited. He has unlimited power to do anything He desires.</text:p>
      <text:p text:style-name="Standard"/>
      <text:p text:style-name="Standard">Thus ends the Bhaktivedanta purport of the seventeenth chapter of Kṛṣṇa, “Extinguishing the Forest Fire.”</text:p>
      <text:p text:style-name="Standard"/>
      <text:p text:style-name="Standard"/>
      <text:p text:style-name="Standard">CHAPTER 18</text:p>
      <text:p text:style-name="Standard">Killing the Demon Pralambāsura</text:p>
      <text:p text:style-name="Standard"/>
      <text:p text:style-name="Standard">After extinguishing the devastating fire, Kṛṣṇa, surrounded by His relatives, friends, cows, calves and bulls and glorified by His friends’ singing, again entered Vṛndāvana, which is always full of cows. While Kṛṣṇa and Balarāma were enjoying life in Vṛndāvana in the midst of the cowherd boys and girls, the season gradually changed to summer. The summer season in India is not very much welcomed because of the excessive heat, but in Vṛndāvana everyone was pleased because summer there appeared just like spring. This was possible only because Lord Kṛṣṇa and Balarāma, who are the controllers even of Lord Brahmā and Lord Śiva, were residing there. In Vṛndāvana there are many falls which are always pouring water, and the sound is so sweet that it covers the sound of the crickets. And because water flows all over, the forest always looks very green and beautiful.</text:p>
      <text:p text:style-name="Standard"/>
      <text:p text:style-name="Standard">The inhabitants of Vṛndāvana were never disturbed by the scorching heat of the sun or the high summer temperatures. The lakes of Vṛndāvana are surrounded by green grasses, and various kinds of lotus flowers bloom there, such as the kahlāra, kañja and utpala, and the air blowing in Vṛndāvana carries the aromatic pollen of those lotus flowers. When the particles of water from the waves of the Yamunā, the lakes and the waterfalls touched the bodies of the inhabitants of Vṛndāvana, they automatically felt a cooling effect. Therefore they were practically undisturbed by the summer season.</text:p>
      <text:p text:style-name="Standard"/>
      <text:p text:style-name="Standard">Vṛndāvana is such a nice place. Flowers are always blooming, and there are even various kinds of decorated deer. Birds are chirping, peacocks are crowing and dancing, and bees are humming. The cuckoos there sing nicely in five kinds of tunes.</text:p>
      <text:p text:style-name="Standard"><text:soft-page-break/></text:p>
      <text:p text:style-name="Standard">Kṛṣṇa, the reservoir of pleasure, blowing His flute, accompanied by His elder brother Balarāma and the other cowherd boys and the cows, entered the beautiful forest of Vṛndāvana to enjoy the atmosphere. They walked into the midst of newly grown leaves of trees whose flowers resembled peacock feathers. They were garlanded by those flowers and decorated with saffron chalk. Sometimes they were dancing and singing and sometimes wrestling with one another. While Kṛṣṇa danced, some of the cowherd boys sang and others played on flutes; some bugled on buffalo horns or clapped their hands, praising Kṛṣṇa, “Dear brother, You are dancing very nicely.” Actually, all these boys were demigods descended from higher planets to assist Kṛṣṇa in His pastimes. The demigods garbed in the dress of the cowherd boys were encouraging Kṛṣṇa in His dancing, just as one artist encourages another with praise. Up to that time, neither Balarāma nor Kṛṣṇa had undergone the haircutting ceremony; therefore Their hair was clustered like crows’ feathers. They were always playing hide-and-seek with Their boyfriends or jumping or fighting with them. Sometimes, while His friends were chanting and dancing, Kṛṣṇa would praise them, “My dear friends, you are dancing and singing very nicely.” The boys played at catching ball with fruits such as bael and āmalaka. They played blindman’s buff, challenging and touching one another. Sometimes they imitated the forest deer and various kinds of birds. They joked with one another by imitating croaking frogs, and they enjoyed swinging underneath the trees. Sometimes they would play amongst themselves like a king and his subjects. In this way, Balarāma and Kṛṣṇa, along with all Their friends, played all kinds of sports and enjoyed the soothing atmosphere of Vṛndāvana, full of rivers, lakes, rivulets, fine trees and excellent gardens filled with fruits and flowers.</text:p>
      <text:p text:style-name="Standard"/>
      <text:p text:style-name="Standard">Once while the boys were engaged in their transcendental pastimes, a great demon of the name Pralambāsura entered their company, desiring to kidnap both Balarāma and Kṛṣṇa. Although Kṛṣṇa was playing the part of a cowherd boy, as the Supreme Personality of Godhead He could understand everything – past, present and future. So when Pralambāsura entered their company, Kṛṣṇa began to think how to kill the demon, but externally He received him as a friend. “O My dear friend,” He said, “it is very good that you have come to take part in our pastimes.” Kṛṣṇa then called all His friends and ordered them, “Now we shall play in pairs. We shall challenge one another in pairs.” With this proposal, all the boys assembled together. Some of them took the side of Kṛṣṇa, and some of them took the side of Balarāma, and they arranged to play in duel. The defeated members in duel fighting had to carry the victorious members on their backs, as a horse carries its master. They began playing, and at the same time tended the cows as they proceeded through the Bhāṇḍīravana forest.</text:p>
      <text:p text:style-name="Standard"/>
      <text:p text:style-name="Standard">The party of Balarāma, accompanied by Śrīdāmā and Vṛṣabha, came out victorious, and Kṛṣṇa’s party had to carry them on their backs through the Bhāṇḍīravana forest. The Supreme Personality of Godhead, Kṛṣṇa, being defeated, had to carry Śrīdāmā on His back, and Bhadrasena carried Vṛṣabha. Imitating their play, Pralambāsura, who appeared there as a cowherd boy, carried Balarāma on his back. Pralambāsura was the greatest of the demons, and he had calculated that Kṛṣṇa was the most powerful of the cowherd boys.</text:p>
      <text:p text:style-name="Standard"/>
      <text:p text:style-name="Standard">In order to avoid the company of Kṛṣṇa, Pralambāsura carried Balarāma far away. The demon was undoubtedly very strong and powerful, but he was carrying Balarāma, who is compared to a mountain; therefore he began to feel the burden, and thus he assumed his real form. When he appeared in his real feature, he was decorated with a golden helmet and earrings and looked just like a cloud with lightning carrying the moon. Balarāma observed the demon’s body expanding up to the limits of the clouds, his eyes dazzling like blazing fire and his mouth flashing with sharpened teeth. At first, Balarāma was surprised by the demon’s appearance, and He began to wonder, “How is it that all of a sudden this carrier has changed in every way?” But with a clear mind He could quickly understand that He was being carried away from His friends by a demon who intended to kill Him. Immediately He struck the head of the demon with His strong fist, just as the king of the heavenly <text:soft-page-break/>planets strikes a mountain with his thunderbolt. Stricken by the fist of Balarāma, the demon fell down dead, just like a snake with a smashed head, and blood poured from his mouth. When the demon fell, he made a tremendous sound, and it sounded as if a great hill were falling upon being struck by the thunderbolt of King Indra. All the boys then rushed to the spot. Astonished by the ghastly scene, they began to praise Balarāma with the words “Well done! Well done!” All of them then embraced Balarāma with great affection, thinking that He had returned from death, and they offered their blessings and congratulations. All the demigods in the heavenly planets became very satisfied and showered flowers on the transcendental body of Balarāma, and they also offered their blessings and congratulations for His having killed the great demon Pralambāsura.</text:p>
      <text:p text:style-name="Standard"/>
      <text:p text:style-name="Standard">Thus ends the Bhaktivedanta purport of the eighteenth chapter of Kṛṣṇa, “Killing the Demon Pralambāsura.”</text:p>
      <text:p text:style-name="Standard"/>
      <text:p text:style-name="Standard"/>
      <text:p text:style-name="Standard">CHAPTER 19</text:p>
      <text:p text:style-name="Standard">Devouring the Forest Fire</text:p>
      <text:p text:style-name="Standard"/>
      <text:p text:style-name="Standard">While Kṛṣṇa and Balarāma and Their friends were engaged in the pastimes described above, the cows, being unobserved, began to wander off on their own, entering farther and farther into the deepest part of the forest, allured by fresh grasses. The goats, cows and buffalo traveled from one forest to another and entered the forest known as Īṣīkāṭavī. This forest was full of green grass, and therefore they were allured; but when they entered, they saw that there was a forest fire, and they began to cry. On the other side Balarāma and Kṛṣṇa, along with Their friends, could not find their animals, and they became very much aggrieved. They began to trace the cows by following their footprints, as well as the path of eaten grass. All of the boys were fearing that their very means of livelihood, the cows, were now lost. When searching out the cows in the forest, they themselves became very tired and thirsty. Soon, however, they heard the crying of their cows. Kṛṣṇa began to call the cows by their respective names, with great noise. Upon hearing Kṛṣṇa calling, the cows immediately replied with joy. But by this time the forest fire had surrounded all of them, and the situation appeared to be very fearful. The flames increased as the wind blew very quickly, and it appeared that everything movable and immovable would be devoured. All the cows and the boys became very frightened, and they looked toward Balarāma and Kṛṣṇa the way a dying man looks at the picture of the Supreme Personality of Godhead. They said, “Dear Kṛṣṇa! Dear Kṛṣṇa! You and Balarāma are very powerful. We are now burning from the heat of this blazing fire. Let us take shelter of Your lotus feet. We know You can protect us from this great danger. Our dear friend Kṛṣṇa, we are Your intimate friends. It is not right that we should suffer in this way. We are all completely dependent on You, and You are the knower of all religious life. We do not know anyone except You.”</text:p>
      <text:p text:style-name="Standard"/>
      <text:p text:style-name="Standard">The Personality of Godhead heard the appealing voices of His friends, and casting a pleasing glance over them, He began to answer. By speaking through His eyes, He impressed upon His friends that there was no cause for fear, and He assured them: “Don’t worry.” Then Kṛṣṇa, the supreme mystic, the powerful Personality of Godhead, immediately swallowed up all the flames of the fire. The cows and boys were thus saved from imminent danger. Out of fear, the boys were almost unconscious, but when they regained their consciousness and opened their eyes, they saw that they were again in the Bhāṇḍīra forest with Kṛṣṇa, Balarāma and the cows. They were astonished to see that they were completely free from the attack of the blazing fire and that the cows were saved. They secretly thought that Kṛṣṇa must be not an ordinary boy but some demigod.</text:p>
      <text:p text:style-name="Standard"/>
      <text:p text:style-name="Standard">In the evening, Kṛṣṇa and Balarāma, along with the boys and cows, returned to Vṛndāvana, playing Their flutes. As they approached the village, all the gopīs became very joyous. Throughout the day <text:soft-page-break/>the gopīs used to think of Kṛṣṇa while He was in the forest, and in His absence they were considering one moment to be like twelve years.</text:p>
      <text:p text:style-name="Standard"/>
      <text:p text:style-name="Standard">Thus ends the Bhaktivedanta purport of the nineteenth chapter of Kṛṣṇa, “Devouring the Forest Fire.”</text:p>
      <text:p text:style-name="Standard"/>
      <text:p text:style-name="Standard"/>
      <text:p text:style-name="Standard">CHAPTER 20</text:p>
      <text:p text:style-name="Standard">Description of Autumn</text:p>
      <text:p text:style-name="Standard"/>
      <text:p text:style-name="Standard">The killing of Pralambāsura and the devouring of the devastating forest fire by Kṛṣṇa and Balarāma became household topics in Vṛndāvana. The cowherd men described these wonderful activities to their wives and to everyone else, and all were struck with wonder. They concluded that Kṛṣṇa and Balarāma were demigods who had kindly come to Vṛndāvana to become their children. In this way, the rainy season ensued. In India, after the scorching heat of the summer, the rainy season is very welcome. The clouds accumulating in the sky, covering the sun and the moon, become very pleasing to the people, and they expect rainfall at every moment. After summer, the advent of the rainy season is considered to be a life-giving source for everyone. The thunder and occasional lightning are also pleasurable to the people.</text:p>
      <text:p text:style-name="Standard"/>
      <text:p text:style-name="Standard">The symptoms of the rainy season may be compared to the symptoms of the living entities who are covered by the three modes of material nature. The unlimited sky is like the Supreme Brahman, and the tiny living entities are like the covered sky, or Brahman covered by the three modes of material nature. Originally, everyone is part and parcel of Brahman. The Supreme Brahman, or the unlimited sky, can never be covered by a cloud, but a portion of it can be covered. As stated in the Bhagavad-gītā, the living entities are part and parcel of the Supreme Personality of Godhead. But they are only an insignificant portion of the Supreme Lord. This portion is covered by the modes of material nature, and therefore the living entities are residing within this material world. The brahma-jyotir – spiritual effulgence – is just like the sunshine; as the sunshine is full of molecular shining particles, so the brahma-jyotir is full of minute portions of the Supreme Personality of Godhead. Out of that unlimited expansion of minute portions of the Supreme Lord, some are covered by the influence of material nature, whereas others are free.</text:p>
      <text:p text:style-name="Standard"/>
      <text:p text:style-name="Standard">Clouds are accumulated water drawn from the land by the sunshine. Continually for eight months the sun evaporates all kinds of water from the surface of the globe, and this water is accumulated in the shape of clouds, which are distributed as water when there is need. Similarly, a government exacts various taxes from the citizens, such as income tax and sales tax, which the citizens are able to pay by their different material activities: agriculture, trade, industry and so on. This taxation is compared to the sun’s drawing water from the earth. When there is again need of water on the surface of the globe, the same sunshine converts the water into clouds and distributes it all over the globe. Similarly, the taxes collected by the government must be distributed to the people again, as educational work, public work, sanitation work, etc. This is very essential for a good government. The government should not simply exact taxes for useless squandering; the tax collection should be utilized for the public welfare of the state.</text:p>
      <text:p text:style-name="Standard"/>
      <text:p text:style-name="Standard">During the rainy season, there are strong winds blustering all over the country and carrying clouds from one place to another to distribute life-giving water to the needy living entities. Water is urgently needed after the summer season, and thus the clouds are just like a rich man who, in times of need, distributes his money even to the point of exhausting his whole treasury. So the clouds exhaust themselves by distributing water all over the surface of the globe.</text:p>
      <text:p text:style-name="Standard"/>
      <text:p text:style-name="Standard"><text:soft-page-break/>When Mahārāja Daśaratha, the father of Lord Rāmacandra, used to fight with his enemies, it was said that he approached them just like a farmer uprooting unnecessary plants and trees. And when there was need of giving charity, he used to distribute money exactly as the cloud distributes rain. The distribution of rain by clouds is so sumptuous that it is compared to the distribution of wealth by a great, munificent person. The clouds’ downpour is so profuse that the rains even fall on rocks and hills and on the oceans and seas, where there is no need for water. The clouds resemble a charitable person who opens his treasury for distribution and who does not discriminate whether the charity is needed or not. He gives in charity openhandedly.</text:p>
      <text:p text:style-name="Standard"/>
      <text:p text:style-name="Standard">Before the rainfall, the whole surface of the globe becomes almost depleted of all kinds of energies and appears very lean. After the rainfall, the whole surface of the earth becomes green with vegetation and appears to be very healthy and strong. Here, a comparison is made to the person undergoing austerities for fulfillment of a material desire. The flourishing condition of the earth after the rainy season is compared to the fulfillment of material desires. Sometimes, when a country is subjugated by an undesirable government, persons and parties undergo severe penances and austerities to get control of the government, and when they attain control, they flourish by giving themselves generous salaries. This temporary profit is like the flourishing of the earth in the rainy season. Actually, one should undergo severe austerities and penances only to achieve spiritual happiness. In Śrīmad-Bhāgavatam it is recommended that tapasya, or austerity, should be accepted for realizing the Supreme Lord. By accepting austerity in devotional service, one regains his spiritual life, and as soon as one regains his spiritual life, he enjoys unlimited spiritual bliss. But if someone undertakes austerities and penances for some material gain, it is stated in the Bhagavad-gītā that the results are temporary and that they are desired by persons of less intelligence.</text:p>
      <text:p text:style-name="Standard"/>
      <text:p text:style-name="Standard">During the rainy season, in the evening, there are many glowworms visible about the tops of trees, hither and thither, and they glitter just like lights. But the luminaries of the sky – the stars and the moon – are not visible. Similarly, in the Age of Kali, persons who are atheists or miscreants become very prominently visible, whereas persons who are actually following the Vedic principles for spiritual emancipation are practically obscured. This age, Kali-yuga, is compared to the cloudy season of the living entities. In this age, real knowledge is covered by the influence of the material advancement of civilization. The cheap mental speculators, atheists and manufacturers of so-called religious principles become prominent like the glowworms, whereas persons strictly following the Vedic principles or scriptural injunctions become covered by the clouds of this age. People should learn to take advantage of the actual luminaries of the sky – the sun, moon and stars – instead of the glowworms’ light. Actually, the glowworms cannot give any light in the darkness of night. As clouds sometimes clear, even in the rainy season, and sometimes the moon, stars and sun become visible, so even in this Kali-yuga there are sometimes advantages. For example, sometimes Lord Caitanya’s Vedic movement of distributing the chanting of the Hare Kṛṣṇa mantra is heard. People seriously eager to find real light should take advantage of this movement instead of looking toward the light of mental speculators and atheists.</text:p>
      <text:p text:style-name="Standard"/>
      <text:p text:style-name="Standard">After the first rainfall, when there is a thundering sound in the clouds, all the frogs begin to croak, like students suddenly engaged in reading their studies. Students are generally supposed to rise early in the morning. They do not usually arise of their own accord, however, but only when there is a bell sounded in the temple or other spiritual institution. By the order of the spiritual master they immediately rise, and after finishing their morning duties they sit down to study the Vedas or chant Vedic mantras. Everyone is sleeping in the darkness of Kali-yuga, but when there is a great ācārya, by his calling only, everyone takes to the study of the Vedas to acquire actual knowledge.</text:p>
      <text:p text:style-name="Standard"/>
      <text:p text:style-name="Standard">During the rainy season, many small ponds, lakes and rivulets become filled with water; otherwise, the rest of the year they remain dry. Similarly, materialistic persons are dry, but sometimes, when they are in a so-called opulent position, with a home or children or a little bank balance, they appear <text:soft-page-break/>to be flourishing, but immediately afterwards they become dry again, like the small rivulets and ponds. The poet Vidyāpati said that in the society of friends, family, children, wife, etc., there is certainly some pleasure, but that pleasure is compared to a drop of water in the desert. Everyone is hankering after happiness, just as in the desert everyone is hankering after water. If in the desert there is a drop of water, it may of course be said that water is there, but the benefit from that drop of water is very insignificant. In our materialistic way of life, which is just like a desert, we are hankering after an ocean of happiness, but in the form of society, friends and mundane love we are getting no more than a drop of water. Our satisfaction is never achieved, as the small rivulets, lakes and ponds are never filled with water in the dry season.</text:p>
      <text:p text:style-name="Standard"/>
      <text:p text:style-name="Standard">Due to rainfall, the grass, trees and other vegetation look very green. Sometimes the grass is covered by a certain kind of red insect, and when the green and red combine with the umbrellalike mushrooms, the entire scene changes, just like a person who has suddenly become rich. The farmer then becomes very happy to see his field full of grain, but the capitalists – who are always unaware of the activities of a supernatural power – become unhappy because they are afraid of a competitive price due to abundant production. In some places certain capitalists in government restrict the farmers’ production of grain, not knowing the actual fact that all food grains are supplied by the Supreme Personality of Godhead. According to the Vedic injunction, eko bahūnāṁ yo vidadhāti kāmān: the Supreme Personality of Godhead maintains this creation; therefore, He arranges for a supply of whatever is required for all living entities. When there is a population increase, it is the business of the Supreme Lord to feed the people. But atheists or miscreants do not like abundant production of food grains, especially if their business might be hampered.</text:p>
      <text:p text:style-name="Standard"/>
      <text:p text:style-name="Standard">During the rainy season, all living entities in the land, sky and water become very much refreshed, exactly like one who engages in the transcendental loving service of the Lord. We have practical experience of this with our students in the International Society for Krishna Consciousness. Before becoming students, they were dirty-looking, although they had naturally beautiful personal features; due to having no information of Kṛṣṇa consciousness they appeared very dirty and wretched. Since they have taken to Kṛṣṇa consciousness, their health has improved, and by their following the rules and regulations, their bodily luster has increased. When they are dressed with saffron-colored cloth, with tilaka on their foreheads and beads in their hands and on their necks, they look exactly as if they have come directly from Vaikuṇṭha.</text:p>
      <text:p text:style-name="Standard"/>
      <text:p text:style-name="Standard">In the rainy season, when the rivers swell and rush to the oceans and seas, they appear to agitate the ocean. Similarly, if a person who is engaged in the mystic yoga process is not very much advanced in spiritual life, he can become agitated by the sex impulse. Although during the rainy season the high mountains are splashed by torrents of rain, they do not change; similarly, a person who is advanced in Kṛṣṇa consciousness, even if put into difficulties, is not embarrassed. A person who is spiritually advanced accepts any adverse condition of life as the mercy of the Lord, and thus he is completely eligible to enter into the spiritual kingdom.</text:p>
      <text:p text:style-name="Standard"/>
      <text:p text:style-name="Standard">In the rainy season some of the roads are not frequently used, and they become covered with long grasses. These roads are exactly like a brāhmaṇa who is not accustomed to studying and practicing the reformatory methods of the Vedic injunctions – he becomes covered with the long grasses of māyā. In that condition, forgetful of his constitutional nature, he forgets his position of eternal servitorship to the Supreme Personality of Godhead. By being deviated by the seasonal overgrowth of long grasses created by māyā, a person identifies himself with the māyic production and succumbs to illusion, forgetting his spiritual life.</text:p>
      <text:p text:style-name="Standard"/>
      <text:p text:style-name="Standard">During the rainy season, lightning appears in one group of clouds and then immediately in another group of clouds. This phenomenon is compared to a lusty woman who does not fix her mind on one man. A cloud is compared to a qualified person because it pours rain and gives sustenance to many <text:soft-page-break/>people; a man who is qualified similarly gives sustenance to many living creatures, such as family members or many workers in a business. Unfortunately, his whole life can be disturbed by a wife who divorces him; when the husband is disturbed, the whole family is ruined, the children are dispersed or the business is closed, and everything is affected. It is therefore recommended that a woman desiring to advance in Kṛṣṇa consciousness live peacefully with a husband and that the couple not separate under any condition. The husband and wife should control sex indulgence and concentrate their minds on Kṛṣṇa consciousness so their life may be successful. After all, in the material world a man requires a woman and a woman requires a man. When they are combined, they should live peacefully in Kṛṣṇa consciousness and should not be restless like the lightning, flashing from one group of clouds to another.</text:p>
      <text:p text:style-name="Standard"/>
      <text:p text:style-name="Standard">Sometimes, in addition to the roaring thunder of the clouds, there is an appearance of a rainbow, which stands as a bow without a string. Actually, a bow is in the curved position because it is tied at its two ends by the bowstring; but in the rainbow there is no such string, and yet it rests in the sky so beautifully. Similarly, when the Supreme Personality of Godhead descends to this material world, He appears just like an ordinary human being, but He is not resting on any material condition. In the Bhagavad-gītā, the Lord says that He appears by His internal potency, which is free from the bondage of the external potency. What is bondage for the ordinary creature is freedom for the Personality of Godhead. In the rainy season, the moonlight is covered by clouds but is visible at intervals. It sometimes appears that the moon is moving with the movement of the clouds, but actually the moon is still; due to the clouds it also appears to move. Similarly, for one who has identified himself with the moving material world, his actual spiritual luster is covered by illusion, and with the movement of material activities he thinks that he is moving through different spheres of life. This is due to false ego, which is the demarcation between spiritual and material existence, just as the moving cloud is the demarcation between moonlight and darkness. In the rainy season, when the clouds appear for the first time, the peacocks dance with joy upon seeing them. The peacocks can be compared to persons who are very much harassed in the materialistic way of life. If they can find the association of a person engaged in the loving devotional service of the Lord, they become enlightened and dance just like peacocks. We have practical experience of this: many of our students were dry and morose previous to their coming to Kṛṣṇa consciousness, but having come into contact with devotees, they are now dancing like jubilant peacocks.</text:p>
      <text:p text:style-name="Standard"/>
      <text:p text:style-name="Standard">Plants and creepers grow by drinking water from the ground. Similarly, a person practicing austerities becomes dry, but after the austere performances are completed and he gets the result, he begins to enjoy life in sense gratification with family, society, love, home and other paraphernalia. He becomes jolly, like newly grown plants and grass. Sometimes it is seen that cranes and ducks meander continually on the banks of the lakes and rivers, although the banks are filled with muddy garbage and thorny creepers. Similarly, persons who are householders without Kṛṣṇa consciousness are constantly tarrying in material life, in spite of all kinds of inconveniences. In family life, or any life, one cannot be perfectly happy without being Kṛṣṇa conscious. Śrīla Narottama dāsa Ṭhākura prays that he will have the association of a person – either a householder or a man in the renounced order of life – who is engaged in the transcendental loving service of the Lord and is always crying the holy name of Lord Caitanya. For the materialistic person, worldly affairs become too aggressive, whereas to a person who is in Kṛṣṇa consciousness, everything appears to be happily situated.</text:p>
      <text:p text:style-name="Standard"/>
      <text:p text:style-name="Standard">The barriers around an agricultural field sometimes break due to heavy torrents of rain. Similarly, the unauthorized atheistic propaganda in the Age of Kali breaks the boundary of the Vedic injunctions. Thus people gradually degenerate to godlessness. In the rainy season, the clouds, tossed by the wind, deliver water which is welcomed like nectar. When the Vedic followers, the brāhmaṇas, inspire rich men like kings and members of the wealthy mercantile community to give charity in the performance of great sacrifices, the distribution of such wealth is also nectarean. The <text:soft-page-break/>four sections of human society, namely the brāhmaṇas, the kṣatriyas, the vaiśyas and the śūdras, are meant to live peacefully in a cooperative mood; this is possible when they are guided by expert Vedic brāhmaṇas who perform sacrifices and distribute wealth equally.</text:p>
      <text:p text:style-name="Standard"/>
      <text:p text:style-name="Standard">Vṛndāvana forest improved from the rains and was replete with ripened dates, mangoes, blackberries and other fruits. Lord Kṛṣṇa, the Supreme Personality of Godhead, along with His boyfriends and Lord Balarāma, entered the forest to enjoy the new seasonal atmosphere. The cows, being fed by new grasses, became very healthy, and their milk bags were all very full. When Lord Kṛṣṇa called them by name, they immediately came to Him out of affection, and in their joyful condition the milk flowed from their bags. Lord Kṛṣṇa was very pleased when passing through the Vṛndāvana forest by the site of Govardhana Hill. On the bank of the Yamunā He saw all the trees decorated with beehives pouring honey. There were many waterfalls on Govardhana Hill, and their flowing made a nice sound. Kṛṣṇa heard them as He looked into the caves of the hill. When the rainy season was not ended completely but was gradually turning to autumn, sometimes, especially when there was rainfall within the forest, Kṛṣṇa and His companions would sit under a tree or within the caves of Govardhana Hill and enjoy eating the ripened fruits and talking with great pleasure. When Kṛṣṇa and Balarāma were in the forest, Mother Yaśodā used to send Them some fruits, sweetmeats and rice mixed with yogurt. Kṛṣṇa would take them, sit down on a slab of stone on the bank of the Yamunā, and call His friends to join Him. While Kṛṣṇa and Balarāma and Their friends were eating, they watched the cows, calves and bulls. The cows appeared to be a little tired from standing with their heavy milk bags. By sitting and chewing grass, they became happy, and Kṛṣṇa was pleased to see them. He was proud to see the beauty of the forest due to the rainy season, which was nothing but the manifestation of His own energy. At such times Kṛṣṇa would praise nature’s special activities during the rainy season. It is stated in the Bhagavad-gītā that the material energy, or nature, is not independent in its actions. Nature is acting under the superintendence of Kṛṣṇa. This is confirmed in the Brahma-saṁhitā, which states that material nature, known as Durgā, is acting as the shadow of Kṛṣṇa. Whatever order is sent from Kṛṣṇa, material nature obeys. Therefore the natural beauty created by the rainy season was acted out according to the indications of Kṛṣṇa, who thus felt very proud of material nature’s beautiful activities.</text:p>
      <text:p text:style-name="Standard"/>
      <text:p text:style-name="Standard">While Kṛṣṇa and Balarāma were enjoying the gifts of the rainy season in this way, the autumn season gradually arrived, when all the water reservoirs become very clean, and when pleasing and refreshing air blows everywhere. With the appearance of autumn, the sky was completely cleared of all clouds, and it recovered its natural blue color. The blooming lotus flowers in the clear water in the forest appeared like persons who have fallen down from yoga practice but have again become beautiful by resuming their spiritual life. Everything becomes naturally beautiful with the appearance of the autumn season. Similarly, when a materialistic person takes to Kṛṣṇa consciousness and spiritual life, he also becomes as clear as the sky and water in autumn.</text:p>
      <text:p text:style-name="Standard"/>
      <text:p text:style-name="Standard">The autumn season takes away the rolling of dark clouds in the sky as well as the polluted water. Filthy conditions on the ground also become cleansed. Similarly, a person who takes to Kṛṣṇa consciousness immediately becomes cleansed of all dirty things within and without. Kṛṣṇa is therefore known as Hari. Hari means “he who takes away.” Kṛṣṇa immediately takes away all unclean habits from anyone who takes to Kṛṣṇa consciousness. The clouds of autumn are white, for they do not carry any water. Similarly, a retired man, being freed from all responsibility of family affairs (namely, maintaining the home, wife and children) and taking completely to Kṛṣṇa consciousness, becomes freed from all anxieties and looks as white as clouds in autumn. Sometimes in autumn the falls come down from the top of the hill to supply clean water, and sometimes they stop. Similarly, sometimes great saintly persons distribute clear knowledge, and sometimes they are silent. The small ponds, which were filled with water because of the rainy season, gradually dry up in autumn. As for the small aquatics living in the reservoirs, they cannot understand that their ponds are diminishing day by day, just as the materially engrossed persons cannot understand that their <text:soft-page-break/>duration of life is being reduced day by day. Such persons are engaged in maintaining cows, property, children, wife, society and friendship. Due to the reduced water and scorching heat from the sun in the autumn season, the small creatures living in small reservoirs of water are very much disturbed; they are exactly like uncontrolled persons who are always unhappy from being unable to enjoy life or maintain their family members. The muddy earth gradually dries up, and newly grown fresh vegetation begins to wither. Similarly, for one who has taken to Kṛṣṇa consciousness, desire for family enjoyment gradually dries up.</text:p>
      <text:p text:style-name="Standard"/>
      <text:p text:style-name="Standard">Because of the appearance of the autumn season, the water of the ocean becomes calm and quiet, just as a person developed in self-realization becomes free from disturbance by the three modes of material nature. In autumn, farmers save the water within the fields by building strong walls so that the water contained within the field cannot run out. There is hardly any hope for new rainfall; therefore they want to save whatever is in the field. Similarly, a person who is actually advanced in self-realization protects his energy by controlling the senses. It is advised that after the age of fifty one should retire from family life and conserve the energy of the body for utilization in the advancement of Kṛṣṇa consciousness. Unless one is able to control the senses and engage them in the transcendental loving service of Mukunda, there is no possibility of salvation.</text:p>
      <text:p text:style-name="Standard"/>
      <text:p text:style-name="Standard">During the daytime in autumn, the sun is very scorching, but at night, due to the clear moonshine, people get relief from the day’s fatigue. Similarly, a person who takes shelter of Mukunda, or Kṛṣṇa, can be saved from the fatigue of misidentifying the body with the self. Mukunda, or Kṛṣṇa, is also the source of solace for the damsels of Vṛndāvana. The damsels of Vrajabhūmi are always suffering because of separation from Kṛṣṇa, but when they meet Him during the moonlit autumn night, their fatigue of separation is relieved. When the sky is clear of all clouds, the stars at night shine very beautifully; similarly, when a person is actually situated in Kṛṣṇa consciousness, he is cleared of all dirty things, and he becomes as beautiful as the stars in the autumn sky. Although the Vedas contain instructions for pursuing knowledge (jñāna), for practicing mystic yoga and for engaging in karmic activities in the form of sacrifices, the ultimate purpose of the Vedas is stated in the Bhagavad-gītā: one has to accept Kṛṣṇa consciousness after thoroughly studying the Vedas. Therefore the clean heart of a devotee in Kṛṣṇa consciousness can be compared to the clean sky of the autumn season. During autumn, the moon looks very bright along with the stars in the clear sky. Lord Kṛṣṇa Himself appeared in the sky of the Yadu dynasty, and He was exactly like the moon surrounded by the stars, or the members of the Yadu dynasty. When there are ample blooming flowers in the gardens in the forest, the fresh, aromatic breeze gives great relief to the persons who have suffered during the summer and rainy seasons. Unfortunately, such breezes could not give any relief to the gopīs because of their hearts’ dedication to Kṛṣṇa. People in general might have taken pleasure in that nice autumn breeze, but the gopīs, not being embraced by Kṛṣṇa, were not very much satisfied.</text:p>
      <text:p text:style-name="Standard"/>
      <text:p text:style-name="Standard">On the arrival of the autumn season, all the cows, deer, birds and females in general become pregnant, because in that season all the husbands generally become impelled by sex desire. Such pregnant females are exactly like the transcendentalists who, by the grace of the Supreme Lord, are bestowed with the benediction of their destinations in life. Śrīla Rūpa Gosvāmī has instructed in his Upadeśāmṛta that one should execute devotional service with great enthusiasm, patience and conviction and should follow the rules and regulations, keep oneself clean from material contamination and stay in the association of devotees. By following these six principles, one is sure to achieve the desired result of devotional service. For one who patiently follows the regulative principles of devotional service, the time will undoubtedly come when he will achieve the desired result, just as the females reap results by becoming pregnant.</text:p>
      <text:p text:style-name="Standard"/>
      <text:p text:style-name="Standard">During the autumn, the lotus flowers in the lakes grow in large numbers because of the absence of lilies; both the lilies and the lotus flowers grow by sunshine, but during the autumn season the scorching sunshine helps only the lotus. This example is compared to a country where the king or <text:soft-page-break/>the government is strong: the unwanted elements like thieves and robbers cannot prosper. When the citizens become confident that they will not be attacked by robbers, they develop with great satisfaction. A strong government is compared to the scorching sunshine in the autumn season, the lilies are compared to unwanted persons like robbers, and the lotus flowers are compared to the satisfied citizens. During autumn, the fields become filled with ripened grain. At that time, the people become happy over the harvest and observe various ceremonies, such as Navānna, the offering of new grain to the Supreme Personality of Godhead. The new grain is first offered to the Deities in various temples, and all are invited to take sweet rice made with this new grain. There are other religious ceremonies and methods of worship, particularly in Bengal, where the greatest of all such ceremonies is held, called Durgā-pūjā.</text:p>
      <text:p text:style-name="Standard"/>
      <text:p text:style-name="Standard">In Vṛndāvana the autumn season was very beautiful then because of the presence of the Supreme Personality of Godhead, Kṛṣṇa and Balarāma. The mercantile community, the royal order and great sages were free to move about in order to achieve their desired benedictions. Similarly, the transcendentalists, when freed from the encagement of the material body, also achieve their desired goal. During the rainy season, the mercantile community cannot move from one place to another and so do not get their desired profit. Nor can the royal order go from one place to another to collect taxes from the people. As for saintly persons, who must travel to preach transcendental knowledge, they also are restrained by the rainy season. But during the autumn, all of them leave their confines. In the case of the transcendentalist, be he a jñānī, a yogī or a devotee, because of the material body he cannot actually enjoy spiritual achievement. But as soon as he gives up the body, or after death, the jñānī merges into the spiritual effulgence of the Supreme Lord, the yogī transfers himself to the various higher planets, and the devotee goes to the planet of the Supreme Lord, Goloka Vṛndāvana or one of the Vaikuṇṭhas, and thus enjoys his eternal spiritual life.</text:p>
      <text:p text:style-name="Standard"/>
      <text:p text:style-name="Standard">Thus ends the Bhaktivedanta purport of the twentieth chapter of Kṛṣṇa, “Description of Autumn.”</text:p>
      <text:p text:style-name="Standard"/>
      <text:p text:style-name="Standard"/>
      <text:p text:style-name="Standard">CHAPTER 21</text:p>
      <text:p text:style-name="Standard">The Gopīs Attracted by the Flute</text:p>
      <text:p text:style-name="Standard"/>
      <text:p text:style-name="Standard">With the arrival of the beautiful autumn season, the waters in the lakes and rivers became as clear as crystal and filled with fragrant lotus flowers, and breezes blew very pleasantly. At that time Kṛṣṇa entered the forest of Vṛndāvana with the cows and cowherd boys. Kṛṣṇa was very much pleased with the atmosphere of the forest, where flowers bloomed and bees and drones hummed very jubilantly. While the birds, trees and plants were all looking very happy, Kṛṣṇa, tending the cows and accompanied by Śrī Balarāma and the cowherd boys, began to vibrate His transcendental flute. After hearing the vibration of the flute of Kṛṣṇa, the gopīs in Vṛndāvana remembered Him and began to talk amongst themselves about how nicely Kṛṣṇa was playing His flute. When the gopīs were describing the sweet vibration of Kṛṣṇa’s flute, they also remembered their pastimes with Him; thus their minds became disturbed, and they were unable to describe completely the beautiful vibration. While discussing the transcendental vibration, they remembered also how Kṛṣṇa dressed, decorated with a peacock feather on His head, just like a dancing actor, and with blue flowers pushed over His ear. His garment glowed yellow-gold, and He was garlanded with a Vaijayantī necklace. Dressed in such an attractive way, Kṛṣṇa filled up the holes of His flute with the nectar emanating from His lips. So they remembered Him, entering the forest of Vṛndāvana, which is always glorified by the footprints of Kṛṣṇa and His companions.</text:p>
      <text:p text:style-name="Standard"/>
      <text:p text:style-name="Standard">Kṛṣṇa was very expert in playing the flute, and the gopīs were captivated by the sound vibration, which was attractive not only to them but to all living creatures who heard it. One of the gopīs told her friends, “The highest perfection of the eyes is to see Kṛṣṇa and Balarāma entering the forest and playing Their flutes and tending the cows with Their friends.”</text:p>
      <text:p text:style-name="Standard"><text:soft-page-break/></text:p>
      <text:p text:style-name="Standard">Persons who are constantly engaged in the transcendental meditation of seeing Kṛṣṇa, internally and externally, by thinking of Him playing the flute, entering the Vṛndāvana forest and tending the cows with the cowherd boys, have really attained the perfection of samādhi. Samādhi (trance) means absorption of all the activities of the senses in a particular object, and the gopīs indicate that the pastimes of Kṛṣṇa are the perfection of all meditation and samādhi. It is confirmed in the Bhagavad-gītā that anyone who is always absorbed in the thought of Kṛṣṇa is the topmost of all yogīs.</text:p>
      <text:p text:style-name="Standard"/>
      <text:p text:style-name="Standard">Another gopī expressed her opinion that Kṛṣṇa and Balarāma, while tending the cows with the cowherd boys, appeared just like actors going to play on a dramatic stage. Kṛṣṇa was dressed in glowing garments of yellow, Balarāma in blue, and They held new twigs of mango tree, peacock feathers and bunches of flowers in Their hands. Dressed with garlands of lotus flowers, They were sometimes singing very sweetly among Their friends. One gopī told her friends, “How is it Kṛṣṇa and Balarāma are looking so beautiful?” Another gopī said, “My dear friends, we cannot even think of His bamboo flute – what sort of pious activities did it execute so that it is now enjoying the nectar of the lips of Kṛṣṇa, which is actually the property of us gopīs?” Kṛṣṇa sometimes kisses the gopīs; therefore the transcendental nectar of His lips is available only to them. So the gopīs asked, “How is it possible that the flute, which is nothing but a bamboo rod, is always engaged in enjoying the nectar from Kṛṣṇa’s lips? Because the flute is engaged in the service of the Supreme Lord, the mother and the father of the flute must be happy.”</text:p>
      <text:p text:style-name="Standard"/>
      <text:p text:style-name="Standard">The lakes and the rivers are considered to be the mothers of the trees because the trees live simply by drinking water. So the waters of the lakes and rivers of Vṛndāvana were in a happy mood, full of blooming lotus flowers, because the waters were thinking, “How is it that our son, the bamboo rod, is enjoying the nectar of Kṛṣṇa’s lips?” The bamboo trees standing by the banks of the rivers and the lakes were also happy to see their descendant so engaged in the service of the Lord, just as persons who are advanced in transcendental knowledge take pleasure in seeing their descendants engage in the service of the Lord. The trees were overwhelmed with joy and were incessantly yielding honey, which flowed from the beehives hanging on their branches.</text:p>
      <text:p text:style-name="Standard"/>
      <text:p text:style-name="Standard">Another gopī spoke thus to her friends about Kṛṣṇa: “Dear friends, our Vṛndāvana is proclaiming the glories of this entire earth because this planet is glorified by the lotus footprints of the son of Devakī. Besides that, when Govinda plays His flute, the peacocks immediately become mad, as if they had heard the rumbling of a new cloud. When all the animals and trees and plants, either on the top of Govardhana Hill or in the valley, see the dancing of the peacocks, they all stand still and listen to the transcendental sound of the flute with great attention. We think that this boon is not possible or available on any other planet.” Although the gopīs were village cowherd women and girls, they had extensive Vedic knowledge. Such is the effect of Vedic civilization. People in general would learn the highest truths of the Vedas simply by hearing from authoritative sources.</text:p>
      <text:p text:style-name="Standard"/>
      <text:p text:style-name="Standard">Another gopī said, “My dear friends, just see the deer! Although they are dumb animals, they have approached the son of Mahārāja Nanda, Kṛṣṇa. Not only are they attracted by the dress of Kṛṣṇa and Balarāma, but as soon as they hear the playing of the flute, the deer, along with their husbands, offer respectful obeisances unto the Lord by looking at Him with great affection.” The gopīs were envious of the deer because the deer were able to offer their service to Kṛṣṇa along with their husbands. The gopīs thought themselves not so fortunate because whenever they wanted to go to Kṛṣṇa, their husbands were not very happy.</text:p>
      <text:p text:style-name="Standard"/>
      <text:p text:style-name="Standard">Another gopī said, “My dear friends, Kṛṣṇa is so nicely dressed that He appears to be the impetus to various kinds of ceremonies held by the womenfolk. Even the wives of the denizens of heaven become attracted after hearing the transcendental sound of His flute. Although they are traveling in the air in their airplanes, enjoying the company of their husbands, on hearing the sound of Kṛṣṇa’s <text:soft-page-break/>flute, they immediately become perturbed. Their hair is loosened, and their tight belts are slackened.” This means that the transcendental sound of the flute of Kṛṣṇa extended to all corners of the universe. Also, it is significant that the gopīs knew about the different kinds of airplanes flying in the sky.</text:p>
      <text:p text:style-name="Standard"/>
      <text:p text:style-name="Standard">Another gopī said to her friends, “My dear friends, the cows are also charmed as soon as they hear the transcendental sound of the flute of Kṛṣṇa. It sounds to them like the pouring of nectar, and they immediately spread their long ears just to catch the liquid nectar of the flute. As for the calves, they are seen with the nipples of their mothers pressed in their mouths, but they cannot suck the milk. They remain struck with devotion, and tears glide down from their eyes, illustrating vividly how they are embracing Kṛṣṇa heart to heart.” These phenomena indicate that even the cows and calves in Vṛndāvana knew how to cry for Kṛṣṇa and embrace Him heart to heart. Actually, the perfection of Kṛṣṇa consciousness can be culminated in the shedding of tears from the eyes.</text:p>
      <text:p text:style-name="Standard"/>
      <text:p text:style-name="Standard">Another young gopī told her mother, “My dear Mother, the birds, who are all looking at Kṛṣṇa playing on His flute, are sitting very attentively on the branches and twigs of different trees. From their features it appears that they have forgotten everything and are engaged only in hearing Kṛṣṇa’s flute. This proves that they are not ordinary birds; they are great sages and devotees, and just to hear Kṛṣṇa’s flute they have appeared in Vṛndāvana forest as birds.” Great sages and scholars are interested in Vedic knowledge, but the essence of Vedic knowledge is stated in the Bhagavad-gītā: vedaiś ca sarvair aham eva vedyaḥ. Through the knowledge of the Vedas, Kṛṣṇa has to be understood. From the behavior of these birds, it appeared that they were great scholars in Vedic knowledge and that they took to Kṛṣṇa’s transcendental vibration and rejected all branches of Vedic knowledge. Even the river Yamunā, very much desiring to embrace the lotus feet of Kṛṣṇa after hearing the transcendental vibration of His flute, broke her fierce waves to flow very nicely with lotus flowers in her hands, just to present flowers to Mukunda with deep feeling.</text:p>
      <text:p text:style-name="Standard"/>
      <text:p text:style-name="Standard">The scorching heat of the autumn sunshine was sometimes intolerable, and therefore the clouds in the sky appeared in sympathy above Kṛṣṇa and Balarāma and Their boyfriends while They engaged in blowing Their flutes. The clouds served as a soothing umbrella over Their heads just to make friendship with Kṛṣṇa.</text:p>
      <text:p text:style-name="Standard"/>
      <text:p text:style-name="Standard">The aborigine girls became fully satisfied when they smeared their faces and breasts with the dust of Vṛndāvana, which was reddish from the touch of Kṛṣṇa’s lotus feet. The aborigine girls had very full breasts, and they were also very lusty, but when their lovers touched their breasts, the girls were not very much satisfied. When they came out into the midst of the forest, they saw that while Kṛṣṇa was walking some of the leaves and creepers of Vṛndāvana had turned reddish from the kuṅkuma powder which fell from His lotus feet. His lotus feet are held by the gopīs on their breasts, which are smeared with kuṅkuma powder, but when Kṛṣṇa travels in the Vṛndāvana forest with Balarāma and His boyfriends, the reddish powder falls on the ground. So the lusty aborigine girls, while looking toward Kṛṣṇa playing His flute, saw the reddish kuṅkuma on the ground and immediately took it and smeared it over their faces and breasts. In this way they became fully satisfied, although they were not satisfied when their lovers touched their breasts. All material lusty desires can be immediately satisfied if one comes in contact with Kṛṣṇa consciousness.</text:p>
      <text:p text:style-name="Standard"/>
      <text:p text:style-name="Standard">Another gopī began to praise the unique position of Govardhana Hill in this way: “How fortunate is this Govardhana Hill, for it is enjoying the association of Lord Kṛṣṇa and Balarāma, who are accustomed to walking on it. Thus Govardhana is always in touch with the lotus feet of the Lord. And because Govardhana Hill is so obliged to Lord Kṛṣṇa and Balarāma, it is supplying different kinds of fruits, roots and herbs, as well as very pleasing crystal water from its lakes, in presentation to the Lord. The best presentation offered by Govardhana Hill, however, is newly grown grass for <text:soft-page-break/>the cows and calves. Govardhana Hill knows how to please the Lord by pleasing His most beloved associates, the cows and the cowherd boys.”</text:p>
      <text:p text:style-name="Standard"/>
      <text:p text:style-name="Standard">Another gopī said, “Everything appears wonderful when Kṛṣṇa and Balarāma travel in the forest of Vṛndāvana playing Their flutes and making intimate friendship with all kinds of moving and nonmoving living creatures. When Kṛṣṇa and Balarāma play on Their transcendental flutes, the moving creatures become stunned and stop their activities, and the nonmoving living creatures, like trees and plants, begin to shiver with ecstasy. These are the wonderful reactions to the vibration of the transcendental flutes of Kṛṣṇa and Balarāma.”</text:p>
      <text:p text:style-name="Standard"/>
      <text:p text:style-name="Standard">Kṛṣṇa and Balarāma carried binding ropes on Their shoulders and in Their hands, just like ordinary cowherd boys. While milking cows, cowherd boys bind the cows’ hind legs with a small rope. This rope almost always hangs from the shoulders of cowherd boys, and it was not absent from the shoulders of Kṛṣṇa and Balarāma. In spite of Their being the Supreme Personality of Godhead, They played exactly like cowherd boys, and therefore everything became wonderful and attractive.</text:p>
      <text:p text:style-name="Standard"/>
      <text:p text:style-name="Standard">While Kṛṣṇa was engaged in tending the cows in the forest of Vṛndāvana or on Govardhana Hill, the gopīs in the village were always absorbed in thinking of Him and discussing His different pastimes. This is the perfect example of Kṛṣṇa consciousness: to somehow or other remain always engrossed in thoughts of Kṛṣṇa. The vivid example is always present in the behavior of the gopīs; therefore Lord Caitanya declared that no one can worship the Supreme Lord by any method which is better than the method of the gopīs. The gopīs were not born in very high brāhmaṇa or kṣatriya families; they were born in the families of vaiśyas, and not in big mercantile communities but in the families of cowherd men. They were not very well educated, although they heard all sorts of knowledge from the brāhmaṇas, the authorities of Vedic knowledge. The gopīs’ only purpose was to remain always absorbed in thoughts of Kṛṣṇa.</text:p>
      <text:p text:style-name="Standard"/>
      <text:p text:style-name="Standard">Thus ends the Bhaktivedanta purport of the twenty-first chapter of Kṛṣṇa, “The Gopīs Attracted by the Flute.”</text:p>
      <text:p text:style-name="Standard"/>
      <text:p text:style-name="Standard"/>
      <text:p text:style-name="Standard">CHAPTER 22</text:p>
      <text:p text:style-name="Standard">Stealing the Garments of the Unmarried Gopī Girls</text:p>
      <text:p text:style-name="Standard"/>
      <text:p text:style-name="Standard">According to Vedic civilization, unmarried girls from ten to fourteen years of age are supposed to worship either Lord Śiva or Goddess Durgā in order to get a nice husband. But the unmarried girls of Vṛndāvana were already attracted by the beauty of Kṛṣṇa. They were, however, engaged in the worship of Goddess Durgā in the beginning of the Hemanta season (just prior to the winter season). The first month of Hemanta is Agrahāyana (October–November), and at that time all the unmarried gopīs of Vṛndāvana began to worship Goddess Durgā with a vow. They first ate haviṣyānna, a kind of food prepared by boiling together mung dāl and rice without any spices or turmeric. According to Vedic injunction, this kind of food is recommended to purify the body before one enacts a ritualistic ceremony. All the unmarried gopīs in Vṛndāvana used to daily worship Goddess Kātyāyanī early in the morning after taking a bath in the river Yamunā. Kātyāyanī is another name for Goddess Durgā. The goddess is worshiped by preparing a doll made of sand from the bank of the Yamunā. It is recommended in the Vedic scriptures that a deity may be made from different kinds of material elements: it can be painted, made of metal, made of jewels, made of wood, earth or stone or can be conceived within the heart of the worshiper. The Māyāvādī philosopher takes all these forms of the deity to be imaginary, but actually they are accepted in the Vedic literatures to be identical with either the Supreme Lord or a respective demigod.</text:p>
      <text:p text:style-name="Standard"/>
      <text:p text:style-name="Standard"><text:soft-page-break/>The unmarried gopīs used to prepare the deity of Goddess Durgā and worship it with candana pulp, garlands, incense, lamps and all kinds of presentations – fruits, grain and twigs of plants. After worshiping, it is the custom to pray for some benediction. The unmarried girls used to pray with great devotion to Goddess Kātyāyanī, addressing her as follows: “O supreme external energy of the Personality of Godhead, O supreme mystic power, O supreme controller of this material world, O Goddess, please be kind to us and arrange for our marriage with the son of Nanda Mahārāja, Kṛṣṇa.” The Vaiṣṇavas generally do not worship any demigods. Śrīla Narottama dāsa Ṭhākura has strictly forbidden all worship of the demigods for anyone who wants to advance in pure devotional service. Yet the gopīs, who are beyond compare in their affection for Kṛṣṇa, were seen to worship Durgā. The worshipers of demigods sometimes mention that the gopīs worshiped Goddess Durgā, but we must understand the purpose of the gopīs. Generally, people worship Goddess Durgā for some material benediction. Here, the gopīs prayed to the goddess to become wives of Lord Kṛṣṇa. The purport is that if Kṛṣṇa is the center of activity, a devotee can adopt any means to achieve that goal. The gopīs could adopt any means to satisfy or serve Kṛṣṇa. That was the superexcellent characteristic of the gopīs. They worshiped Goddess Durgā completely for one month in order to have Kṛṣṇa as their husband. Every day they prayed for Kṛṣṇa, the son of Nanda Mahārāja, to become their husband.</text:p>
      <text:p text:style-name="Standard"/>
      <text:p text:style-name="Standard">Early in the morning, the gopīs used to go to the bank of the Yamunā to take a bath. They would assemble together and, holding one another’s hands, loudly sing of the wonderful pastimes of Kṛṣṇa. It is an old system among Indian girls and women that when they take a bath in the river they place their garments on the bank and dip into the water completely naked. The portion of the river where the girls and women bathe was strictly prohibited to any male, and this is still the system. The Supreme Personality of Godhead, knowing the minds of the unmarried young gopīs, blessed them with their desired objective. They had prayed for Kṛṣṇa to become their husband, and Kṛṣṇa wanted to fulfill their desires.</text:p>
      <text:p text:style-name="Standard"/>
      <text:p text:style-name="Standard">At the end of the month, Kṛṣṇa, along with His friends, appeared on the scene. Another name of Kṛṣṇa is Yogeśvara, or master of all mystic powers. By practicing meditation, the yogī can study the psychic movement of other men, and certainly Kṛṣṇa could understand the desire of the gopīs. Appearing on the scene, Kṛṣṇa immediately collected all the garments of the gopīs, climbed up into a nearby tree, and with a smiling face began to speak to them.</text:p>
      <text:p text:style-name="Standard"/>
      <text:p text:style-name="Standard">“My dear girls,” He said, “please come here one after another and pray for your garments and then take them away. I’m not joking with you. I’m just telling the truth. I have no desire to play any joke with you, for you are tired from observing the regulative principles for one month by worshiping Goddess Kātyāyanī. Please do not come here all at once. Come alone; I want to see each of you in your complete beauty, for you all have thin waists. I have requested you to come alone. Now please comply.”</text:p>
      <text:p text:style-name="Standard"/>
      <text:p text:style-name="Standard">When the girls in the water heard such joking words from Kṛṣṇa, they began to look at one another and smile. They were very joyous to hear such a request from Kṛṣṇa because they were already in love with Him. Out of shyness, they looked at one another, but they could not come out of the water because they were naked. Due to remaining in the water for a long time, they felt cold and were shivering, yet upon hearing the pleasing, joking words of Govinda, their minds were perturbed with great joy. They told Kṛṣṇa, “Dear son of Nanda Mahārāja, please do not joke with us in that way. It is completely unjust to us. You are a very respectable boy because You are the son of Nanda Mahārāja, and You are very dear to us, but You should not play this joke on us, because now we are all shivering from the cold water. Kindly deliver our garments immediately; otherwise we shall suffer.” They then began to appeal to Kṛṣṇa with great submission. “Dear Śyāmasundara,” they said, “we are all Your eternal servitors. Whatever You order us to do, we are obliged to perform without hesitation because we consider it our religious duty. But if You insist on putting this <text:soft-page-break/>proposal to us, which is impossible to perform, then certainly we will have to go to Nanda Mahārāja and lodge a complaint against You. If Nanda Mahārāja does not take action, then we shall tell King Kaṁsa about Your misbehavior.”</text:p>
      <text:p text:style-name="Standard"/>
      <text:p text:style-name="Standard">Upon hearing this appeal by the unmarried gopīs, Kṛṣṇa answered, “My dear girls, if you think that you are My eternal servitors and you are always ready to execute My order, then My request is that, with your smiling faces, you please come here alone, one after another, and take away your garments. If you do not come here, however, and if you lodge complaints with My father, I shall not care anyway, for I know My father is old and cannot take any action against Me.”</text:p>
      <text:p text:style-name="Standard"/>
      <text:p text:style-name="Standard">When the gopīs saw that Kṛṣṇa was strong and determined, they had no alternative but to abide by His order. One after another they came out of the water, but because they were completely naked, they tried to cover their nakedness by placing their left hand over their pubic area. In that posture they were all shivering. Their simple presentation was so pure that Lord Kṛṣṇa immediately became pleased with them. All the unmarried gopīs who prayed to Kātyāyanī to have Kṛṣṇa as their husband were thus satisfied. A woman cannot be naked before any male except her husband. The unmarried gopīs desired Kṛṣṇa as their husband, and He fulfilled their desire in this way. Being pleased with them, He took their garments on His shoulder and began to speak as follows: “My dear girls, you have committed a great offense by going naked in the river Yamunā. Because of this, the predominating deity of the Yamunā, Varuṇadeva, has become displeased with you. Please, therefore, just touch your foreheads with folded palms and bow down before the demigod Varuṇa in order to be excused from this offensive act.” The gopīs were all simple souls, and whatever Kṛṣṇa said they took to be true. In order to be freed from the wrath of Varuṇadeva, as well as to fulfill the desired end of their vows and ultimately to please their worshipable Lord, Kṛṣṇa, they immediately abided by His order. Thus they became the greatest lovers of Kṛṣṇa, and His most obedient servitors.</text:p>
      <text:p text:style-name="Standard"/>
      <text:p text:style-name="Standard">Nothing can compare with the Kṛṣṇa consciousness of the gopīs. Actually, the gopīs did not care for Varuṇa or any other demigod; they only wanted to satisfy Kṛṣṇa. Kṛṣṇa became very ingratiated and satisfied by the simple dealings of the gopīs, and He immediately delivered their respective garments, one after another. Although Kṛṣṇa cheated the young unmarried gopīs and made them stand naked before Him and enjoyed joking words with them, and although He treated them just like dolls and stole their garments, they were still pleased with Him and never lodged complaints against Him. This attitude of the gopīs is described by Lord Caitanya Mahāprabhu when He prays, “My dear Lord Kṛṣṇa, You may embrace Me or trample Me under Your feet, or You may make Me brokenhearted by never being present before Me. Whatever You like, You can do, because You have complete freedom to act. But in spite of all Your dealings, You are My Lord eternally, and I have no other worshipable object.” This is the attitude of the gopīs toward Kṛṣṇa.</text:p>
      <text:p text:style-name="Standard"/>
      <text:p text:style-name="Standard">Lord Kṛṣṇa was pleased with them, and since they all desired to have Him as their husband, He told them, “My dear well-behaved girls, I know of your desire for Me and why you worshiped Goddess Kātyāyanī, and I completely approve of your action. Anyone whose full consciousness is always absorbed in Me, even if in lust, is elevated. As a fried seed cannot fructify, so any desire in connection with My loving service cannot produce any fruitive result, as in ordinary karma.”</text:p>
      <text:p text:style-name="Standard"/>
      <text:p text:style-name="Standard">There is a statement in the Brahma-saṁhitā: karmāṇi nirdahati kintu ca bhakti-bhājām. Everyone is bound by his fruitive activities, but the devotees, because they work completely for the satisfaction of the Lord, suffer no reactions. Similarly, the gopīs’ attitude toward Kṛṣṇa, although seemingly lusty, should not be considered to be like the lusty desires of ordinary women. The reason is explained by Kṛṣṇa Himself. Activities in devotional service to Kṛṣṇa are transcendental to any fruitive result.</text:p>
      <text:p text:style-name="Standard"/>
      <text:p text:style-name="Standard"><text:soft-page-break/>“My dear gopīs,” Kṛṣṇa continued, “your desire to have Me as your husband will be fulfilled because it is with this desire that you worshiped Goddess Kātyāyanī. I promise you that during the next autumn season you shall be able to meet with Me, and you shall enjoy Me as your husband.”</text:p>
      <text:p text:style-name="Standard"/>
      <text:p text:style-name="Standard">Later Kṛṣṇa, in the company of His cowherd boyfriends, took shelter of the shade of some trees and became very happy. Thus He addressed the inhabitants of Vṛndāvana: “My dear Stoka-kṛṣṇa, My dear Varūthapa, My dear Bhadrasena, My dear Sudāmā, My dear Subala, My dear Arjuna, My dear Viśāla, My dear Ṛṣabha – just look at these most fortunate trees of Vṛndāvana. They have dedicated their lives to the welfare of others. Individually they are tolerating all kinds of natural disturbances, such as hurricanes, torrents of rain, scorching heat and piercing cold, but they are very careful to relieve our fatigue and give us shelter. My dear friends, I think they are glorified in this birth as trees. They are so careful to give shelter to others that they are like noble, highly elevated charitable men who never deny charity to one who approaches them. No one is denied shelter by these trees. They supply various kinds of facilities to human society, such as leaves, flowers, fruit, shade, roots, bark, flavor extracts and fuel. They are the perfect example of noble life. They are like a noble person who has sacrificed everything possible – his body, mind, activities, intelligence and words – for the welfare of all living entities.”</text:p>
      <text:p text:style-name="Standard"/>
      <text:p text:style-name="Standard">Thus the Supreme Personality of Godhead walked on the bank of the Yamunā, touching the leaves of the trees and their fruits, flowers and twigs and praising their glorious welfare activities. Different people may accept certain welfare activities to be beneficial for human society, according to their own views, but the welfare activity that can be rendered to people in general, for eternal benefit, is the spreading of the Kṛṣṇa consciousness movement. Everyone should be prepared to propagate this movement. As instructed by Lord Caitanya, one should be humbler than the grass on the ground and more tolerant than the tree. The toleration of the tree is explained by Lord Kṛṣṇa Himself, and those who are engaged in the preaching of Kṛṣṇa consciousness should learn lessons from the teachings of Lord Kṛṣṇa and Lord Caitanya through Their direct disciplic succession.</text:p>
      <text:p text:style-name="Standard"/>
      <text:p text:style-name="Standard">While passing through the forest of Vṛndāvana on the bank of the Yamunā, Kṛṣṇa sat down at a beautiful spot and allowed the cows to drink the cold and transparent water of the Yamunā. Being fatigued, the cowherd boys, Kṛṣṇa and Balarāma also drank. After seeing the young gopīs bathe in the Yamunā, Kṛṣṇa passed the rest of the morning with the boys.</text:p>
      <text:p text:style-name="Standard"/>
      <text:p text:style-name="Standard">Thus ends the Bhaktivedanta purport of the twenty-second chapter of Kṛṣṇa, “Stealing the Garments of the Unmarried Gopī Girls.”</text:p>
      <text:p text:style-name="Standard"/>
      <text:p text:style-name="Standard"/>
      <text:p text:style-name="Standard">CHAPTER 23</text:p>
      <text:p text:style-name="Standard">Delivering the Wives of the Brāhmaṇas Who Performed Sacrifices</text:p>
      <text:p text:style-name="Standard"/>
      <text:p text:style-name="Standard">The morning passed, and the cowherd boys were very hungry because they had not eaten breakfast. They immediately approached Kṛṣṇa and Balarāma and said, “Dear Kṛṣṇa and Balarāma, You are both all-powerful; You can kill many, many demons, but today we are much afflicted with hunger, and this is disturbing us. Please arrange for something that will mitigate our hunger.”</text:p>
      <text:p text:style-name="Standard"/>
      <text:p text:style-name="Standard">Requested in this way by Their friends, Lord Kṛṣṇa and Balarāma arranged to show compassion to certain wives of brāhmaṇas who were performing sacrifices. These wives were great devotees of the Lord, and Kṛṣṇa took this opportunity to bless them. He said, “My dear friends, please go to the house of the brāhmaṇas nearby. They are now engaged in performing the Vedic sacrifice known as Āṅgirasa, for they desire elevation to the heavenly planets. All of you please go to them.” Then Lord Kṛṣṇa warned His friends, “These brāhmaṇas are not Vaiṣṇavas. They cannot even chant Our names, Kṛṣṇa and Balarāma. They are very busy in chanting the Vedic hymns, although the purpose <text:soft-page-break/>of Vedic knowledge is to find Me. But because they are not attracted by the names of Kṛṣṇa and Balarāma, you had better not ask them for anything in My name. Better ask for some charity in the name of Balarāma.”</text:p>
      <text:p text:style-name="Standard"/>
      <text:p text:style-name="Standard">Charity is generally given to high-class brāhmaṇas, but Kṛṣṇa and Balarāma did not appear in a brāhmaṇa family. Balarāma was known as the son of Vasudeva, a kṣatriya, and Kṛṣṇa was known in Vṛndāvana as the son of Nanda Mahārāja, who was a vaiśya. Neither belonged to the brāhmaṇa community. Therefore, Kṛṣṇa considered that the brāhmaṇas engaged in performing sacrifices might not be induced to give charity to a kṣatriya and vaiśya. “But at least if you utter the name of Balarāma, they may prefer to give in charity to a kṣatriya rather than to Me, because I am only a vaiśya.”</text:p>
      <text:p text:style-name="Standard"/>
      <text:p text:style-name="Standard">Being thus ordered by the Supreme Personality of Godhead, all the boys went to the brāhmaṇas and began to ask for some charity. They approached them with folded hands and fell down on the ground to offer respect. “O earthly gods, kindly hear us, who are ordered by Lord Kṛṣṇa and Balarāma. We hope you know Them both very well, and we wish you all good fortune. Kṛṣṇa and Balarāma are tending cows nearby, and we have accompanied Them. We have come to ask for some food from you. You are all brāhmaṇas and knowers of religious principles, and if you think that you should give us charity, then give us some food, and we shall all eat along with Kṛṣṇa and Balarāma. You are the most respectable brāhmaṇas within the human society, and you are expected to know all the principles of religious procedure.”</text:p>
      <text:p text:style-name="Standard"/>
      <text:p text:style-name="Standard">Although the boys were village boys and were not expected to be learned in all the Vedic principles of religious ritual, they hinted that because of their association with Kṛṣṇa and Balarāma, they knew all those principles. By addressing the brāhmaṇas as “knowers of all religious principles,” the boys expressed the point of view that when the Supreme Personality of Godhead, Kṛṣṇa and Balarāma, were asking for food, the brāhmaṇas should immediately deliver some without hesitation because, as stated in the Bhagavad-gītā, one should perform yajña (sacrifices) only for the satisfaction of Viṣṇu.</text:p>
      <text:p text:style-name="Standard"/>
      <text:p text:style-name="Standard">The boys continued, “Lord Viṣṇu as Kṛṣṇa and Balarāma is standing waiting, and you should immediately deliver whatever food you have in your stock.” They also explained to the brāhmaṇas when food is to be accepted and when it is not to be accepted. Generally, the Vaiṣṇavas, or pure devotees of the Lord, do not take part in ordinary sacrificial performances. But they know very well the ceremonials called dīkṣā, paśu-saṁsthā and sautrāmaṇi. One is permitted to take food after the procedure of dīkṣā and before the animal sacrificial ceremony and the sautrāmaṇi, or ceremony in which liquors are also offered. The boys said, “We can take your food at the present stage of your ceremony, for now it will not be prohibited. So you can deliver us the food.”</text:p>
      <text:p text:style-name="Standard"/>
      <text:p text:style-name="Standard">Although the companions of Lord Kṛṣṇa and Balarāma were simple cowherd boys, they were in a position to dictate even to the high-class brāhmaṇas engaged in the Vedic rituals of sacrifice. But the smārta-brāhmaṇas, who were simply sacrificial-minded, could not understand the dictation of the transcendental devotees of the Lord. They could not even appreciate the begging of the Supreme Lord, Kṛṣṇa and Balarāma. Although they heard all the arguments on behalf of Kṛṣṇa and Balarāma, they did not care for them, and they refused to speak to the boys. Despite being highly elevated in the knowledge of Vedic sacrificial rites, all such nondevotee brāhmaṇas, although they think of themselves as very highly elevated, are ignorant, foolish persons. All their activities are childish because they do not know the purpose of the Vedas, as it is explained in the Bhagavad-gītā: to understand Kṛṣṇa. In spite of their advancement in Vedic knowledge and rituals, they do not understand Kṛṣṇa; therefore their knowledge of the Vedas is useless. Lord Caitanya, therefore, gave His valuable opinion that although a person may not be born in a brāhmaṇa family, if he knows <text:soft-page-break/>Kṛṣṇa or the science of Kṛṣṇa consciousness he is more than a brāhmaṇa, and he is quite fit to become a spiritual master.</text:p>
      <text:p text:style-name="Standard"/>
      <text:p text:style-name="Standard">There are various details to be observed in the performance of sacrifices. They are known as deśa, place; kāla, time; pṛthag-dravya, the different detailed paraphernalia; mantra, hymns; tantra, scriptural evidences; agni, fire; ṛtvik, learned performers of sacrifices; devatā, the demigods; yajamāna, the performer of the sacrifices; kratu, the sacrifice itself; and dharma, the procedures. All these are for satisfying Kṛṣṇa. It is confirmed in the Bhagavad-gītā that He is the actual enjoyer of all sacrifices because He is directly the Supreme Personality of Godhead and the Supreme Absolute Truth, beyond the conception or speculation of the material senses. He is present just like an ordinary human boy, but for persons who identify themselves with the body, it is very difficult to understand Him. The brāhmaṇas were very much interested in the comforts of the material body and in elevation to the higher planetary residences called svarga-vāsa. They were therefore completely unable to understand the position of Kṛṣṇa.</text:p>
      <text:p text:style-name="Standard"/>
      <text:p text:style-name="Standard">When the boys saw that the brāhmaṇas would not reply to them even with a simple yes or no, they became very much disappointed. They then returned to Lord Kṛṣṇa and Balarāma and explained everything that had happened. After hearing their statements, the Supreme Personality of Godhead smiled. He told them that they should not be sorry for being refused by the brāhmaṇas, because that is the way of begging. He convinced them that one who is engaged in collecting or begging should not think that he will be successful everywhere. He may be unsuccessful in some places, but that should not be cause for disappointment. Lord Kṛṣṇa then asked all the boys to go again, but this time to the wives of those brāhmaṇas engaged in sacrifices. He also informed them that these wives were great devotees. “They are always absorbed in thinking of Us. Go there and ask for some food in My name and the name of Balarāma, and I am sure that they will deliver you as much food as you desire.”</text:p>
      <text:p text:style-name="Standard"/>
      <text:p text:style-name="Standard">Carrying out Kṛṣṇa’s order, the boys immediately went to the wives of the brāhmaṇas. They found the wives sitting inside the brāhmaṇas’ house. They were very beautifully decorated with ornaments. After offering them all respectful obeisances, the boys said, “Dear mothers, please accept our humble obeisances and hear our statement. May we inform you that Lord Kṛṣṇa and Balarāma are nearby. They have come here with the cows, and you may know also that we have come here under Their instructions. All of us are very hungry; therefore, we have come to you for some food. Please give us something to eat for Kṛṣṇa, Balarāma and ourselves.”</text:p>
      <text:p text:style-name="Standard"/>
      <text:p text:style-name="Standard">Immediately upon hearing this, the wives of the brāhmaṇas became anxious for Kṛṣṇa and Balarāma. These reactions were spontaneous. They did not have to be convinced of the importance of Kṛṣṇa and Balarāma; immediately upon hearing Their names, they became very eager to see Them. Being advanced by thinking of Kṛṣṇa constantly, they were performing the greatest form of mystic meditation. All the wives then became very busily engaged in filling up different pots with nice food. Due to the performance of the sacrifice, the various foods were all very palatable. After collecting a feast, they prepared to go to Kṛṣṇa, their most beloved object, exactly in the way rivers flow to the sea.</text:p>
      <text:p text:style-name="Standard"/>
      <text:p text:style-name="Standard">For a long time the wives had been eager to see Kṛṣṇa. However, when they were preparing to leave home to go see Him, their husbands, fathers, sons and relatives asked them not to go. But the wives did not comply. When a devotee is called by the attraction of Kṛṣṇa, he does not care for bodily ties. The women entered the forest of Vṛndāvana on the bank of the Yamunā, which was verdant with vegetation and newly grown vines and flowers. Within that forest they saw Kṛṣṇa and Balarāma engaged in tending the cows along with Their very affectionate boyfriends.</text:p>
      <text:p text:style-name="Standard"/>
      <text:p text:style-name="Standard"><text:soft-page-break/>The brāhmaṇas’ wives saw Kṛṣṇa with a blackish complexion, wearing a garment that glittered like gold. He wore a nice garland of forest flowers and a peacock feather on His head. He was also painted with the minerals found in Vṛndāvana, and He looked exactly like a dancing actor on a theatrical stage. They saw Him resting one hand on the shoulder of His friend, and in His other hand He was holding a lotus flower. His ears were decorated with lilies, He wore marks of tilaka, and He was smiling charmingly. With their very eyes the wives of the brāhmaṇas saw the Supreme Personality of Godhead, of whom they had heard so much, who was so dear to them, and in whom their minds were always absorbed. Now they saw Him eye to eye and face to face, and Kṛṣṇa entered within their hearts through their eyes.</text:p>
      <text:p text:style-name="Standard"/>
      <text:p text:style-name="Standard">Within themselves they began to embrace Kṛṣṇa to their hearts’ content, and the distress of separation was mitigated immediately. They were just like great sages who, by their advancement of knowledge, merge into the existence of the Supreme. As the Supersoul living in everyone’s heart, Lord Kṛṣṇa could understand their minds; they had come to Him despite all the protests of their relatives, fathers, husbands and brothers, and despite all the duties of household affairs. They came just to see Him, who was their life and soul. They were exactly following Kṛṣṇa’s instruction in the Bhagavad-gītā: one should surrender to Him, giving up all varieties of occupational and religious duties. He therefore began to speak to them, smiling very magnificently. It should be noted in this connection that when Kṛṣṇa entered into the wives’ hearts and when they embraced Him and felt the transcendental bliss of being merged with Him, the Supreme Lord Kṛṣṇa did not lose His identity, nor did the individual wives lose theirs. The individuality of both the Lord and the wives remained, yet they felt oneness in existence. When a lover submits to his lover without any pinch of personal consideration, that is called oneness. Lord Caitanya has taught us this feeling of oneness in His Śikṣāṣṭaka: Kṛṣṇa may act freely, doing whatever He likes, but the devotee should always be in oneness or in agreement with His desires. That oneness was exhibited by the wives of the brāhmaṇas in their love for Kṛṣṇa.</text:p>
      <text:p text:style-name="Standard"/>
      <text:p text:style-name="Standard">Kṛṣṇa welcomed them with the following words: “My dear wives of the brāhmaṇas, you are all very fortunate and are welcome here. Please let Me know what can I do for you. Your coming here to see Me, neglecting all the restrictions and hindrances of relatives, fathers, brothers and husbands, is completely befitting. One who does this actually knows his self-interest, because rendering transcendental loving service unto Me, without motive or restriction, is actually auspicious for the living entities.”</text:p>
      <text:p text:style-name="Standard"/>
      <text:p text:style-name="Standard">Lord Kṛṣṇa here confirms that the conditioned soul can reach the highest perfectional stage by surrendering to Him. One must give up all other responsibilities. This complete surrender unto the Supreme Personality of Godhead is the most auspicious path for the conditioned soul because the Supreme Lord is the supreme objective of love. Everyone is loving his self according to the advancement of his knowledge. Ultimately, when a person comes to understand that his self is the spirit soul and that the spirit soul is nothing but a part and parcel of the Supreme Lord, he recognizes the Supreme Lord as the ultimate goal of love and then surrenders unto Him. This surrender is considered auspicious for the conditioned soul. Our life, property, home, wife, children, house, country, society and all paraphernalia which are very dear to us are expansions of the Supreme Personality of Godhead. He is the central object of love because He gives us all bliss, expanding Himself in so many ways according to our different situations, namely bodily, mental or spiritual.</text:p>
      <text:p text:style-name="Standard"/>
      <text:p text:style-name="Standard">“My dear wives of the brāhmaṇas,” Kṛṣṇa said, “you can now return to your homes. Engage yourselves in sacrificial activities and in the service of your husbands and household affairs so that your husbands will be pleased with you and the sacrifice which they have begun will be properly executed. After all, your husbands are householders, and without your help how can they execute their prescribed duties?”</text:p>
      <text:p text:style-name="Standard"><text:soft-page-break/></text:p>
      <text:p text:style-name="Standard">The wives of the brāhmaṇas replied, “Dear Lord, this sort of instruction does not befit You. Your eternal promise is that You will always protect Your devotees, and now You must fulfill this promise. Anyone who comes and surrenders unto You never goes back to the conditioned life of material existence. We expect that You will now fulfill Your promise. We have surrendered unto Your lotus feet, which are covered by tulasī leaves, so we have no desire to give up the shelter of Your lotus feet and return to the company of our so-called relatives, friends and society. And what shall we do if we return home? Our husbands, brothers, fathers, sons, mothers and friends will no longer accept us at home, because we have already left them all. Therefore we have no shelter to return to. Please, therefore, do not ask us to return home, but arrange for our stay under Your lotus feet so that we can eternally live under Your protection.”</text:p>
      <text:p text:style-name="Standard"/>
      <text:p text:style-name="Standard">The Supreme Personality of Godhead replied, “My dear wives of the brāhmaṇas, rest assured that your husbands will not neglect you on your return, nor will your brothers, sons, or fathers refuse to accept you. Because you are My pure devotees, not only your relatives but also people in general, as well as the demigods, will be satisfied with you.” Kṛṣṇa is situated as the Supersoul in everyone’s heart. So someone who becomes a pure devotee of Lord Kṛṣṇa immediately becomes pleasing to everyone. The pure devotee of Lord Kṛṣṇa is never inimical to anyone, nor can any sane person be an enemy of a pure devotee. “Transcendental love for Me does not depend upon bodily connection,” Kṛṣṇa said further, “but anyone whose mind is always absorbed in Me will surely, very soon, come to Me for My eternal association.”</text:p>
      <text:p text:style-name="Standard"/>
      <text:p text:style-name="Standard">After being instructed by the Supreme Personality of Godhead, all the wives returned home to their respective husbands. Pleased to see their wives back home, the brāhmaṇas sat together with them and executed the performances of sacrifices, as enjoined in the śāstras. According to Vedic principle, religious rituals must be executed by the husband and wife together. When the brāhmaṇas’ wives returned, the sacrifice was duly and nicely executed. One of the brāhmaṇas’ wives, however, who had been forcibly checked from going to see Kṛṣṇa, began to remember Him as she heard of His bodily features. Being completely absorbed in His thought, she gave up her material body, conditioned by the laws of nature.</text:p>
      <text:p text:style-name="Standard"/>
      <text:p text:style-name="Standard">After the departure of the brāhmaṇas’ wives, Śrī Govinda and His cowherd boyfriends enjoyed the food they had offered. In this way the ever-joyful Personality of Godhead exhibited His transcendental pastimes in the guise of an ordinary human being in order to attract the common people to Kṛṣṇa consciousness. With His words and beauty He attracted all the cows, cowherd boys and damsels in Vṛndāvana. All of them together enjoyed the pastimes of the Lord.</text:p>
      <text:p text:style-name="Standard"/>
      <text:p text:style-name="Standard">After the return of their wives from Kṛṣṇa, the brāhmaṇas engaged in the performance of sacrifices began to regret their sinful activities in refusing food to the Supreme Personality of Godhead. They could finally understand their mistake; engaged in the performance of Vedic rituals, they had neglected the Supreme Personality of Godhead, who had appeared just like an ordinary human being and asked for some food. They began to condemn themselves after seeing the faith and devotion of their wives. They regretted very much that, although their wives were elevated to the platform of pure devotional service, they themselves could not understand even a little bit of how to love and offer transcendental loving service to the Supreme Soul. They began to talk among themselves: “To hell with our being born brāhmaṇas! To hell with our learning all the Vedic literatures! To hell with our performing great sacrifices and observing all the rules and regulations! To hell with our family! To hell with our expert service in performing the rituals exactly according to the description of the scriptures! To hell with it all, for we have not developed transcendental loving service to the Supreme Personality of Godhead, who is beyond the speculation of the mind, body and senses.”</text:p>
      <text:p text:style-name="Standard"/>
      <text:p text:style-name="Standard"><text:soft-page-break/>The learned brāhmaṇas, expert in Vedic ritualistic performances, were properly regretful, because if one does not develop Kṛṣṇa consciousness, all discharge of religious duties is simply a waste of time and energy. They continued to talk among themselves: “The external energy of Kṛṣṇa is so strong that it can create illusion to overcome even the greatest mystic yogī. Although we expert brāhmaṇas are considered to be the teachers of all other sections of human society, we also have been illusioned by the external energy. Just see how fortunate these women are! They have so devotedly dedicated their lives to the Supreme Personality of Godhead, Kṛṣṇa, that they easily did what is ordinarily so difficult: they gave up their family connections, which are just like a dark well for the continuation of material miseries.” Women in general, being very simple at heart, can very easily take to Kṛṣṇa consciousness, and when they develop love of Kṛṣṇa they can easily get liberation from the clutches of māyā, which are very difficult for even so-called intelligent and learned men to surpass.</text:p>
      <text:p text:style-name="Standard"/>
      <text:p text:style-name="Standard">The brāhmaṇas continued, “According to Vedic injunction, women are not allowed to undergo the purificatory process of initiation by the sacred thread, nor are they allowed to live as brahmacāriṇīs in the āśrama of the spiritual master, nor are they advised to undergo the strict disciplinary procedures, nor are they very expert in discussing the philosophy of self-realization. And by nature they are not very pure, nor are they very much attached to auspicious activities. Therefore, how wonderful it is that these women have developed transcendental love for Kṛṣṇa, the Lord of all mystic yogīs! They have surpassed all of us in firm faith and devotion unto Kṛṣṇa. Although we are considered to be masters in all purificatory processes, we did not actually know what their goal is because we are too much attached to the materialistic way of life. Even though we were reminded of Kṛṣṇa and Balarāma by the cowherd boys, we disregarded Them. We now think that the Supreme Personality of Godhead simply played a trick of mercy on us by sending His friends to beg food from us. Otherwise, He had no need to send them. He could have satisfied their hunger then and there just by willing to do so.”</text:p>
      <text:p text:style-name="Standard"/>
      <text:p text:style-name="Standard">If someone denies the self-sufficiency of Kṛṣṇa on hearing that He was tending the cows for His livelihood, or if someone doubts His not being in need of the food, thinking that He was actually hungry, then such a person should understand that the goddess of fortune is always engaged in His service. In this way the goddess can break her faulty habit of restlessness. In Vedic literatures like the Brahma-saṁhitā it is stated that Kṛṣṇa is served in His abode with great respect by not only one goddess of fortune but many thousands. Therefore it is simply illusion for one to think that Kṛṣṇa begged food from the brāhmaṇas. It was actually a trick to show them mercy by teaching them that they should accept Him in pure devotional service instead of engaging in ritualistic ceremonies. The Vedic ceremonial paraphernalia, the suitable place, the suitable time, the different grades of articles for performing the ritualistic ceremonies, the Vedic hymns, the process of sacrifice, the priest who is able to perform the sacrifice, the fire, the demigods, the performer of the sacrifice and the religious principles are all meant for understanding Kṛṣṇa, for Kṛṣṇa is the Supreme Personality of Godhead. He is the Supreme Lord Viṣṇu and the Lord of all mystic yogīs.</text:p>
      <text:p text:style-name="Standard"/>
      <text:p text:style-name="Standard">“Because He has appeared as a child in the dynasty of the Yadus, we were so foolish that we could not understand that He is the Supreme Personality of Godhead,” the brāhmaṇas said. “But on the other hand, we are very proud because we have such exalted wives who have developed pure transcendental service of the Lord without being shackled by our rigid opposition. Let us therefore offer our respectful obeisances unto the lotus feet of Lord Kṛṣṇa, under whose illusory energy, called māyā, we are absorbed in fruitive activities. We therefore pray to the Lord to be kind enough to excuse us because we are simply captivated by His external energy. We transgressed His order without knowing His transcendental glories.”</text:p>
      <text:p text:style-name="Standard"/>
      <text:p text:style-name="Standard">The brāhmaṇas repented their sinful activities. They wanted to go personally to offer their obeisances unto Him, but being afraid of Kaṁsa, they could not go to Kṛṣṇa and surrender unto <text:soft-page-break/>Him. In other words, it is very difficult for one to surrender fully unto the Personality of Godhead without being purified by devotional service. The example of the learned brāhmaṇas and their wives is vivid. The wives of the brāhmaṇas, because they were inspired by pure devotional service, did not care for any kind of opposition. They immediately went to Kṛṣṇa. But the brāhmaṇas, although they had come to know the supremacy of the Lord and were repenting, were still afraid of King Kaṁsa because they were too much addicted to fruitive activities.</text:p>
      <text:p text:style-name="Standard"/>
      <text:p text:style-name="Standard">Thus ends the Bhaktivedanta purport of the twenty-third chapter of Kṛṣṇa, “Delivering the Wives of the Brāhmaṇas Who Performed Sacrifices.”</text:p>
      <text:p text:style-name="Standard"/>
      <text:p text:style-name="Standard"/>
      <text:p text:style-name="Standard">CHAPTER 24</text:p>
      <text:p text:style-name="Standard">Worshiping Govardhana Hill</text:p>
      <text:p text:style-name="Standard"/>
      <text:p text:style-name="Standard">While engaged with the brāhmaṇas who were too much involved in the performance of Vedic sacrifices, Kṛṣṇa and Balarāma also saw that the cowherd men were preparing a similar sacrifice in order to pacify Indra, the king of heaven, who is responsible for supplying water. As stated in the Caitanya-caritāmṛta, a devotee of Kṛṣṇa has strong and firm faith in the understanding that if he is simply engaged in Kṛṣṇa consciousness and Kṛṣṇa’s transcendental loving service, then he is freed from all other obligations. A pure devotee of Lord Kṛṣṇa doesn’t have to perform any of the ritualistic functions enjoined in the Vedas; nor is he required to worship any demigods. Being a devotee of Lord Kṛṣṇa, one is understood to have performed all kinds of Vedic rituals and all kinds of worship to the demigods. One does not develop devotional service for Kṛṣṇa by performing the Vedic ritualistic ceremonies or worshiping the demigods, but it should be understood that one who is engaged fully in the service of the Lord has already fulfilled all Vedic injunctions.</text:p>
      <text:p text:style-name="Standard"/>
      <text:p text:style-name="Standard">In order to stop all such activities by His devotees, Kṛṣṇa wanted to firmly establish exclusive devotional service during His presence in Vṛndāvana. Because He is the omniscient Personality of Godhead, Kṛṣṇa knew that the cowherd men were preparing for the Indra sacrifice, but as a matter of etiquette He began to inquire with great honor and submission from elder personalities like Mahārāja Nanda.</text:p>
      <text:p text:style-name="Standard"/>
      <text:p text:style-name="Standard">Kṛṣṇa asked His father, “My dear Father, what is this arrangement going on for a great sacrifice? What is the result of such a sacrifice, and for whom is it meant? How is it performed? Will you kindly let Me know? I am very eager to know this procedure, so please explain to Me the purpose of this sacrifice.” Upon this inquiry, His father, Nanda Mahārāja, remained silent, thinking that his young boy would not be able to understand the intricacies of performing the yajña. Kṛṣṇa, however, persisted: “My dear Father, for those who are liberal and saintly, there is no secrecy. They do not think anyone to be a friend, an enemy or a neutral party, because they are always open to everyone. And even for those who are not so liberal, nothing should be kept secret from the family members and friends, although secrecy may be maintained for persons who are inimical. Therefore you cannot keep any secrets from Me. All persons are engaged in fruitive activities. Some know what these activities are, and they know the result, and some execute activities without knowing the purpose or the result. A person who acts with full knowledge gets the full result; one who acts without knowledge does not get such a perfect result. Therefore, please let Me know the purpose of the sacrifice you are going to perform. Is it according to Vedic injunction? Or is it simply a popular ceremony? Kindly let Me know in detail about the sacrifice.”</text:p>
      <text:p text:style-name="Standard"/>
      <text:p text:style-name="Standard">On hearing this inquiry from Kṛṣṇa, Mahārāja Nanda replied, “My dear boy, this ceremonial performance is more or less traditional. Because rainfall is due to the mercy of King Indra and the clouds are his representatives, and because water is so important for our living, we must show some gratitude to the controller of this rainfall, Mahārāja Indra. We are arranging, therefore, to pacify <text:soft-page-break/>King Indra, because he has very kindly sent us clouds to pour down a sufficient quantity of rain for successful agricultural activities. Water is very important: without rainfall we cannot farm or produce grain, and without grain we cannot live. Therefore rain is necessary for successful religious ceremonies, economic development and, ultimately, liberation. So we should not give up this traditional ceremonial function; if one gives it up, being influenced by lust, greed or fear, then it does not look very good for him.”</text:p>
      <text:p text:style-name="Standard"/>
      <text:p text:style-name="Standard">After hearing this, Kṛṣṇa, the Supreme Personality of Godhead, in the presence of His father and all the elder cowherd men of Vṛndāvana, spoke in such a way as to make the heavenly king, Indra, very angry. He suggested that they forgo the sacrifice. His reasons for discouraging the sacrifice performed to please Indra were twofold. First, as stated in the Bhagavad-gītā, there is no need to worship the demigods for any material advancement; all results derived from worshiping the demigods are simply temporary, and only those who are less intelligent are interested in temporary results. Second, whatever temporary result one derives from worshiping the demigods is actually granted by the permission of the Supreme Personality of Godhead. It is clearly stated in the Bhagavad-gītā: mayaiva vihitān hi tān. Whatever benefit is supposed to be derived from the demigods is actually bestowed by the Supreme Personality of Godhead. Without the permission of the Supreme Personality of Godhead, one cannot bestow any benefit upon others. But sometimes the demigods become puffed up by the influence of material nature; thinking themselves all in all, they forget the supremacy of the Personality of Godhead. In Śrīmad-Bhāgavatam it is clearly stated that in this instance Kṛṣṇa wanted to make King Indra angry. Kṛṣṇa’s advent was especially meant for the annihilation of the demons and protection of the devotees. King Indra was certainly a devotee, not a demon, but because he was puffed up, Kṛṣṇa wanted to teach him a lesson. He first made Indra angry by stopping the Indra-pūjā, which had been arranged by the cowherd men in Vṛndāvana.</text:p>
      <text:p text:style-name="Standard"/>
      <text:p text:style-name="Standard">With this purpose in mind, Kṛṣṇa began to talk as if He were an atheist supporting the philosophy of Karma-mīmāṁsā. Advocates of this philosophy do not accept the supreme authority of the Personality of Godhead. They put forward the argument that if anyone works nicely, the result is sure to come. Their opinion is that even if there is a God who gives man the result of his fruitive activities, there is no need to worship Him because unless man works He cannot bestow any good result. They say that instead of worshiping a demigod or God, people should give attention to their own duties, and thus the good result will surely come. Lord Kṛṣṇa began to speak to His father according to these principles of the Karma-mīmāṁsā philosophy. “My dear Father,” He said, “I don’t think you need to worship any demigod for the successful performance of your agricultural activities. Every living being is born according to his past karma and leaves this life simply taking the result of his present karma. Everyone is born in different types or species of life according to his past activities, and he gets his next birth according to the activities of this life. Different grades of material happiness and distress, comforts and disadvantages of life, are different results of different kinds of activities, from either the past or present life.”</text:p>
      <text:p text:style-name="Standard"/>
      <text:p text:style-name="Standard">Mahārāja Nanda and other elder members argued that without satisfying the predominating god one cannot derive any good result simply by material activities. This is actually the fact. For example, it is sometimes found that in spite of first-class medical help and treatment by a first-class physician, a diseased person dies. It is concluded, therefore, that first-class medical treatment or the attempts of a first-class physician are not in themselves the cause for curing a patient; there must be the hand of the Supreme Personality of Godhead. Similarly, a father’s and mother’s taking care of their children is not the cause of the children’s comfort. Sometimes it is found that in spite of all care by the parents, the children go bad or succumb to death. Therefore material causes are not sufficient for results. There must be the sanction of the Supreme Personality of Godhead. Nanda Mahārāja therefore advocated that in order to get good results for agricultural activities, they must satisfy Indra, the superintending deity of the rain supply. Lord Kṛṣṇa nullified this argument, saying that <text:soft-page-break/>the demigods give results only to persons who have executed their prescribed duties. The demigods cannot give any good results to the person who has not executed the prescribed duties; therefore demigods are dependent on the execution of duties and are not absolute in awarding good results to anyone. So why should one care about them?</text:p>
      <text:p text:style-name="Standard"/>
      <text:p text:style-name="Standard">“My dear Father,” Lord Kṛṣṇa said, “there is no need to worship the demigod Indra. Everyone has to achieve the result of his own work. We can actually see that one becomes busy according to the natural tendency of his work; and according to that natural tendency, all living entities – whether human beings or demigods – achieve their respective results. All living entities achieve higher or lower bodies and create enemies, friends or neutral parties only because of their different kinds of work. One should be careful to discharge duties according to his natural instinct and not divert attention to the worship of various demigods. The demigods will be satisfied by proper execution of all duties, so there is no need to worship them. Let us, rather, perform our prescribed duties very nicely. Actually, one cannot be happy without executing his proper prescribed duty. One who does not, therefore, properly discharge his prescribed duties is compared to an unchaste wife. The proper prescribed duty of the brāhmaṇas is the study of the Vedas; the proper duty of the royal order, the kṣatriyas, is engagement in protecting the citizens; the proper duty of the vaiśya community is agriculture, trade and protection of the cows; and the proper duty of the śūdras is service to the higher classes, namely the brāhmaṇas, kṣatriyas and vaiśyas. We belong to the vaiśya community, and our proper duty is to farm, trade agricultural produce and protect cows or to take to banking.”</text:p>
      <text:p text:style-name="Standard"/>
      <text:p text:style-name="Standard">Kṛṣṇa identified Himself with the vaiśya community because Nanda Mahārāja was protecting many cows and Kṛṣṇa was taking care of them. He enumerated four kinds of business engagements for the vaiśya community, namely agriculture, trade, protection of cows and banking. Although the vaiśyas can take to any of these occupations, the men of Vṛndāvana were engaged primarily in the protection of cows.</text:p>
      <text:p text:style-name="Standard"/>
      <text:p text:style-name="Standard">Kṛṣṇa further explained to His father: “This cosmic manifestation is going on under the influence of the three modes of material nature – goodness, passion and ignorance. These three modes are the causes of creation, maintenance and destruction. The cloud is caused by the action of the mode of passion; therefore it is the mode of passion which causes the rainfall. And after the rainfall, the living entities derive the result – success in agricultural work. What, then, has Indra to do with this affair? Even if you do not please Indra, what can he do? We do not derive any special benefit from Indra. Even if he is there, he pours water on the ocean also, where there is no need of water. So he is pouring water on the ocean or on the land; it does not depend on our worshiping him. As far as we are concerned, we do not need to go to another city or village or foreign country. There are palatial buildings in the cities, but we are satisfied living in this forest of Vṛndāvana. Our specific relationship is with Govardhana Hill and Vṛndāvana forest and nothing more. I therefore request you, My dear Father, to begin a sacrifice which will satisfy the local brāhmaṇas and Govardhana Hill, and let us have nothing to do with Indra.”</text:p>
      <text:p text:style-name="Standard"/>
      <text:p text:style-name="Standard">After hearing this statement by Kṛṣṇa, Nanda Mahārāja replied, “My dear boy, since You are asking, I shall arrange for a separate sacrifice for the local brāhmaṇas and Govardhana Hill. But for the present let me execute this sacrifice known as Indra-yajña.”</text:p>
      <text:p text:style-name="Standard"/>
      <text:p text:style-name="Standard">But Kṛṣṇa replied, “My dear Father, don’t delay. The sacrifice you propose for Govardhana and the local brāhmaṇas will take much time. Better take the arrangement and paraphernalia you have already made for the Indra-yajña and immediately engage them to satisfy Govardhana Hill and the local brāhmaṇas.”</text:p>
      <text:p text:style-name="Standard"/>
      <text:p text:style-name="Standard">Mahārāja Nanda finally relented. The cowherd men then inquired from Kṛṣṇa how He wanted the yajña performed, and Kṛṣṇa gave them the following directions. “Prepare very nice foods of all <text:soft-page-break/>descriptions from the grain and ghee collected for the yajña. Prepare rice, dāl, then halavā, pakorā, purī and all kinds of milk preparations, such as sweet rice, rabrī, sweetballs, sandeśa, rasagullā and laḍḍu, and invite the learned brāhmaṇas who can chant the Vedic hymns and offer oblations to the fire. The brāhmaṇas should be given all kinds of grain in charity. Then decorate all the cows and feed them well. After performing this, give money in charity to the brāhmaṇas. As far as the lower animals are concerned, such as the dogs, and the lower grades of people, such as the caṇḍālas, or the fifth class of men, who are considered untouchable, they also may be given sumptuous prasādam. After nice grasses have been given to the cows, the sacrifice known as Govardhana-pūjā may immediately begin. This sacrifice will very much satisfy Me.”</text:p>
      <text:p text:style-name="Standard"/>
      <text:p text:style-name="Standard">In this statement, Lord Kṛṣṇa practically described the whole economy of the vaiśya community. In all communities in human society – including the brāhmaṇas, kṣatriyas, vaiśyas, śūdras, caṇḍālas, etc. – and in the animal kingdom – including the cows, dogs, goats, etc. – everyone has his part to play. Each is to work in cooperation for the total benefit of all society, which includes not only animate objects but also inanimate objects like hills and land. The vaiśya community is specifically responsible for the economic improvement of the society by producing grain, by giving protection to the cows, by transporting food when needed, and by banking and finance.</text:p>
      <text:p text:style-name="Standard"/>
      <text:p text:style-name="Standard">From this statement we learn also that although the cats and dogs, which have now become so important, are not to be neglected, cow protection is actually more important than protection of cats and dogs. Another hint we get from this statement is that the caṇḍālas, or the untouchables, are also not to be neglected by the higher classes and should be given necessary protection. Everyone is important, but some are directly responsible for the advancement of human society, and some are only indirectly responsible. However, when Kṛṣṇa consciousness is there, then everyone’s total benefit is taken care of.</text:p>
      <text:p text:style-name="Standard"/>
      <text:p text:style-name="Standard">The sacrifice known as Govardhana-pūjā is observed in the Kṛṣṇa consciousness movement. Lord Caitanya has recommended that since Kṛṣṇa is worshipable, so His land – Vṛndāvana and Govardhana Hill – is also worshipable. To confirm this statement, Lord Kṛṣṇa said that Govardhana-pūjā is as good as worship of Him. From that day, Govardhana-pūjā has been going on and is known as Annakūṭa. In all the temples of Vṛndāvana or outside of Vṛndāvana, huge quantities of food are prepared in this ceremony and are very sumptuously distributed to the general population. Sometimes the food is thrown to the crowds, and they enjoy collecting it off the ground. From this we can understand that prasādam offered to Kṛṣṇa never becomes polluted or contaminated, even if it is thrown on the ground. The people therefore collect and eat it with great satisfaction.</text:p>
      <text:p text:style-name="Standard"/>
      <text:p text:style-name="Standard">The Supreme Personality of Godhead, Kṛṣṇa, thus advised the cowherd men to stop the Indra-yajña and begin the Govardhana-pūjā in order to chastise Indra, who was very much puffed up at being the supreme controller of the heavenly planets. The honest and simple cowherd men, headed by Nanda Mahārāja, accepted Kṛṣṇa’s proposal and executed in detail everything He advised. They performed Govardhana worship and circumambulation of the hill. (Following the inauguration of Govardhana-pūjā, people in Vṛndāvana still dress nicely and assemble near Govardhana Hill to offer worship and circumambulate the hill, leading their cows all around.) According to the instruction of Lord Kṛṣṇa, Nanda Mahārāja and the cowherd men called in learned brāhmaṇas and began to worship Govardhana Hill by chanting Vedic hymns and offering prasādam. The inhabitants of Vṛndāvana assembled together, decorated their cows and gave them grass. Keeping the cows in front, they began to circumambulate Govardhana Hill. The gopīs dressed themselves very luxuriantly and sat in bull-driven carts, chanting the glories of Kṛṣṇa’s pastimes. The brāhmaṇas, assembled there to act as priests for Govardhana-pūjā, offered their blessings to the cowherd men and their wives, the gopīs.</text:p>
      <text:p text:style-name="Standard"/>
      <text:p text:style-name="Standard"><text:soft-page-break/>When everything was complete, Kṛṣṇa assumed a great transcendental form and declared to the inhabitants of Vṛndāvana that He was Himself Govardhana Hill in order to convince the devotees that Govardhana Hill and Kṛṣṇa Himself are identical. Then Kṛṣṇa began to eat all the food offered there. The identity of Kṛṣṇa and Govardhana Hill is still honored, and great devotees take rocks from Govardhana Hill and worship them exactly as they worship the Deity of Kṛṣṇa in the temples. The followers of the Kṛṣṇa consciousness movement may therefore collect small rocks or pebbles from Govardhana Hill and worship them at home, because this worship is as good as Deity worship. The form of Kṛṣṇa who began to eat the offerings was separately constituted, and Kṛṣṇa Himself, along with the other inhabitants of Vṛndāvana, offered obeisances to the Deity as well as Govardhana Hill. In offering obeisances to the huge form of Kṛṣṇa and Govardhana Hill, Kṛṣṇa declared, “Just see how Govardhana Hill has assumed this huge form and is favoring us by accepting all the offerings!” Kṛṣṇa also declared at that meeting, “One who neglects the worship of Govardhana-pūjā, as I am personally conducting it, will not be happy. There are many snakes on Govardhana Hill, and persons neglecting the prescribed duty of Govardhana-pūjā will be bitten by these snakes and killed. In order to assure the good fortune of the cows and themselves, all people of Vṛndāvana near Govardhana must worship the hill, as prescribed by Me.”</text:p>
      <text:p text:style-name="Standard"/>
      <text:p text:style-name="Standard">Thus performing the Govardhana-pūjā sacrifice, all the inhabitants of Vṛndāvana followed the instructions of Kṛṣṇa, the son of Vasudeva, and afterwards they returned to their respective homes.</text:p>
      <text:p text:style-name="Standard"/>
      <text:p text:style-name="Standard">Thus ends the Bhaktivedanta purport of the twenty-fourth chapter of Kṛṣṇa, “Worshiping Govardhana Hill.”</text:p>
      <text:p text:style-name="Standard"/>
      <text:p text:style-name="Standard"/>
      <text:p text:style-name="Standard">CHAPTER 25</text:p>
      <text:p text:style-name="Standard">Devastating Rainfall in Vṛndāvana</text:p>
      <text:p text:style-name="Standard"/>
      <text:p text:style-name="Standard">When Indra understood that the sacrifice which was to be offered by the cowherd men in Vṛndāvana had been stopped by Kṛṣṇa, he became angry, and he vented his anger upon the inhabitants of Vṛndāvana, who were headed by Nanda Mahārāja, although Indra knew perfectly well that Kṛṣṇa was personally protecting them. As the director of different kinds of clouds, Indra called for the Sāṁvartaka. This cloud is invited when there is a need to devastate the whole cosmic manifestation. The Sāṁvartaka was ordered by Indra to go over Vṛndāvana and inundate the whole area with an extensive flood. Demonically, Indra thought himself to be the all-powerful supreme personality. When demons become very powerful, they defy the supreme controller, the Personality of Godhead. Indra, though not a demon, was puffed up by his material position, and he wanted to challenge the supreme controller. He thought himself, at least for the time being, as powerful as Kṛṣṇa. Indra said, “Just see the impudence of the inhabitants of Vṛndāvana! They are simply inhabitants of the forest, but being infatuated with their friend Kṛṣṇa, who is nothing but an ordinary human being, they have dared to defy the demigods.”</text:p>
      <text:p text:style-name="Standard"/>
      <text:p text:style-name="Standard">Kṛṣṇa has declared in the Bhagavad-gītā that the worshipers of the demigods are not very intelligent. He has also declared that one has to give up all kinds of demigod worship and simply concentrate on Kṛṣṇa consciousness. Kṛṣṇa’s invoking the anger of Indra and later on chastising him is a clear indication to His devotees that those who are engaged in Kṛṣṇa consciousness have no need to worship any demigod, even if it is found that the demigod has become angry. Kṛṣṇa gives His devotees all protection, and they should completely depend on His mercy.</text:p>
      <text:p text:style-name="Standard"/>
      <text:p text:style-name="Standard">Indra cursed the action of the inhabitants of Vṛndāvana and said, “By defying the authority of the demigods, the inhabitants of Vṛndāvana will suffer in material existence. Having neglected the sacrifice to the demigods, they cannot cross over the impediments of the ocean of material existence.” Indra further declared, “These cowherd men in Vṛndāvana have neglected my authority <text:soft-page-break/>on the advice of this talkative boy who is known as Kṛṣṇa. He is nothing but a child, and by believing this child, they have enraged me.” Thus he ordered the Sāṁvartaka cloud to go and destroy the prosperity of Vṛndāvana. “The men of Vṛndāvana,” said Indra, “have become too puffed up over their material opulence and are overconfident due to the presence of their tiny friend, Kṛṣṇa. He is simply talkative, childish and unaware of the complete cosmic situation, although He is thinking Himself very advanced in knowledge. Because they have taken Kṛṣṇa so seriously, they must be punished. They should be destroyed with their cows.” In this way Indra ordered the Sāṁvartaka cloud to go to Vṛndāvana and inundate the place.</text:p>
      <text:p text:style-name="Standard"/>
      <text:p text:style-name="Standard">It is indicated here that in the villages or outside the towns, the inhabitants must depend on the cows for their prosperity. When the cows are destroyed, the people are destitute of all kinds of opulences. When King Indra ordered the Sāṁvartaka and companion clouds to go to Vṛndāvana, the clouds were afraid of doing this mischief. But King Indra assured them, “You go ahead, and I will also go, riding on my elephant, accompanied by great storms. And I shall apply all my strength to punishing the inhabitants of Vṛndāvana.”</text:p>
      <text:p text:style-name="Standard"/>
      <text:p text:style-name="Standard">Ordered by King Indra, all the dangerous clouds appeared above Vṛndāvana and began to pour water incessantly, with all their strength and power. There was constant lightning and thunder, blowing of severe wind and incessant falling of rain. The rain seemed to fall like piercing sharp arrows. By pouring water as thick as pillars, without cessation, the clouds gradually filled all the lands in Vṛndāvana with water, and there was no visible distinction between higher and lower land. The situation was very dangerous, especially for the animals. The rainfall was accompanied by great winds, and every living creature in Vṛndāvana began to tremble from the severe cold. Unable to find any other source of deliverance, they all approached Govinda to take shelter at His lotus feet. The cows especially, being much aggrieved from the heavy rain, bowed down their heads, and taking their calves underneath their bodies, they approached the Supreme Personality of Godhead to take shelter of His lotus feet. At that time all the inhabitants of Vṛndāvana began to pray to Lord Kṛṣṇa. “Dear Kṛṣṇa,” they prayed, “You are all-powerful, and You are very affectionate to Your devotees. Now please protect us, who have been much harassed by angry Indra.”</text:p>
      <text:p text:style-name="Standard"/>
      <text:p text:style-name="Standard">Upon hearing their prayer, Kṛṣṇa could understand that Indra, being bereft of his sacrificial honor, was pouring down rain that was accompanied by heavy pieces of ice and strong winds, although all this was out of season. Kṛṣṇa understood that this was a deliberate exhibition of anger by Indra. He therefore concluded, “This demigod who thinks himself supreme has shown his great power, but I shall answer him according to My position, and I shall teach him that he is not autonomous in managing universal affairs. I am the Supreme Lord over all, and I shall thus take away his false prestige, which has risen from his power. The demigods are My devotees, and therefore it is not possible for them to forget My supremacy, but somehow or other he has become puffed up with material power and thus is now maddened. I shall act in such a way as to relieve him of this false prestige. I shall give protection to My pure devotees in Vṛndāvana, who are at present completely dependent on My mercy and whom I have taken completely under My protection. I must save them by My mystic power.”</text:p>
      <text:p text:style-name="Standard"/>
      <text:p text:style-name="Standard">Thinking in this way, Lord Kṛṣṇa immediately picked up Govardhana Hill with one hand, exactly as a child picks up a mushroom from the ground. Thus He exhibited His transcendental pastime of lifting Govardhana Hill. Lord Kṛṣṇa then addressed His devotees, “My dear brothers, My dear Father, My dear inhabitants of Vṛndāvana, you can now safely enter under the umbrella of Govardhana Hill, which I have just lifted. Do not be afraid of the hill and think that it will fall from My hand. You have been too much afflicted from the heavy rain and strong wind; therefore I have lifted this hill, which will protect you exactly like a huge umbrella. I think this is a proper arrangement to relieve you of your immediate distress. Be happy along with your animals underneath this great umbrella.” Being assured by Lord Kṛṣṇa, all the inhabitants of Vṛndāvana <text:soft-page-break/>entered beneath the great hill along with their property and animals, and they all appeared to be safe.</text:p>
      <text:p text:style-name="Standard"/>
      <text:p text:style-name="Standard">The inhabitants of Vṛndāvana and their animals remained there for one week without being disturbed by hunger, thirst or any other discomforts. They were simply astonished to see how Kṛṣṇa was holding up the mountain with the little finger of His left hand. Seeing the extraordinary mystic power of Kṛṣṇa, Indra, the king of heaven, was thunderstruck and baffled in his determination. He immediately called for all the clouds and asked them to desist. When the sky became completely cleared of all clouds and there was sunrise again, the strong wind stopped. At that time Kṛṣṇa, the Supreme Personality of Godhead, known now as the lifter of Govardhana Hill, said, “My dear cowherd men, now you can leave and take your wives, children, cows and valuables, because everything is ended. The inundation has gone down, along with the swelling waters of the river.”</text:p>
      <text:p text:style-name="Standard"/>
      <text:p text:style-name="Standard">All the men loaded their valuables on carts and slowly left with their cows and other paraphernalia. After they had cleared out everything, Lord Kṛṣṇa very slowly replaced Govardhana Hill in exactly the same position it had been in before. When everything was done, all the inhabitants of Vṛndāvana approached Kṛṣṇa with feelings of love and embraced Him with great ecstasy. The gopīs, being naturally very affectionate to Kṛṣṇa, began to offer Him yogurt mixed with their tears, and they poured incessant blessings upon Him. Mother Yaśodā, Mother Rohiṇī, Nanda and Balarāma, who is the strongest of the strong, embraced Kṛṣṇa one after another and, from spontaneous feelings of affection, blessed Him over and over again. In the heavens, different demigods from different planetary systems, such as Siddhaloka, Gandharvaloka and Cāraṇaloka, also began to show their complete satisfaction. They poured showers of flowers on the surface of the earth and sounded different conchshells. There was beating of drums, and being inspired by godly feelings, residents of Gandharvaloka began to play on their tambouras to please the Lord. After this incident, the Supreme Personality of Godhead, surrounded by His dear friends and the animals, returned to His home. As usual, the gopīs began to chant the glorious pastimes of Lord Kṛṣṇa with great feeling, for they were chanting from the heart.</text:p>
      <text:p text:style-name="Standard"/>
      <text:p text:style-name="Standard">Thus ends the Bhaktivedanta purport of the twenty-fifth chapter of Kṛṣṇa, “Devastating Rainfall in Vṛndāvana.”</text:p>
      <text:p text:style-name="Standard"/>
      <text:p text:style-name="Standard"/>
      <text:p text:style-name="Standard">CHAPTER 26</text:p>
      <text:p text:style-name="Standard">Wonderful Kṛṣṇa</text:p>
      <text:p text:style-name="Standard"/>
      <text:p text:style-name="Standard">Without understanding the intricacies of Kṛṣṇa, the Supreme Personality of Godhead, and without knowing His uncommon spiritual opulences, the innocent cowherd boys and men of Vṛndāvana began to discuss His wonderful activities, which surpass the activities of all men.</text:p>
      <text:p text:style-name="Standard"/>
      <text:p text:style-name="Standard">One of them said, “My dear friends, considering His wonderful activities, how is it possible that such an uncommon boy would come and live with us in Vṛndāvana? It is really not possible. Just imagine! He is now only seven years old! How is it possible for Him to lift Govardhana Hill in one hand and hold it up just as the king of elephants holds a lotus flower? To lift a lotus flower is a most insignificant thing for an elephant, and similarly Kṛṣṇa lifted Govardhana Hill without exertion. When He was simply a small baby and could not even see properly, He killed a great demon, Pūtanā. While sucking her breast, He also sucked out her life air. Kṛṣṇa killed the Pūtanā demon exactly as eternal time kills a living creature in due course. When He was only three months old, He was sleeping underneath a hand-driven cart. Being hungry for His mother’s breast, He began to cry and throw His legs upwards. And from the kicking of His small feet the cart immediately broke apart and fell to pieces. When He was only one year old, He was carried away by the Tṛṇāvarta demon disguised as a whirlwind, and although He was taken very high in the sky, He simply hung <text:soft-page-break/>on the neck of the demon and forced him to fall from the sky and immediately die. Once His mother, being disturbed by His stealing butter, tied Him to a wooden mortar, and the child pulled it toward a pair of trees known as yamala-arjuna and caused them to fall. Once, when He was engaged in tending the calves in the forest along with His elder brother, Balarāma, a demon named Bakāsura appeared, and Kṛṣṇa at once bifurcated the demon’s beak. When the demon known as Vatsāsura entered among the calves tended by Kṛṣṇa with a desire to kill Him, He immediately detected the demon, killed him and threw him into a tree. When Kṛṣṇa, along with His brother, Balarāma, entered the Tālavana forest, the demon known as Dhenukāsura, in the shape of an ass, attacked Them and was immediately killed by Balarāma, who caught his hind legs and threw him into a palm tree. Although the Dhenukāsura demon was assisted by his cohorts, also in the shape of asses, all were killed, and the Tālavana forest was then open for the use of the animals and inhabitants of Vṛndāvana. When Pralambāsura entered amongst Kṛṣṇa’s cowherd boyfriends, Kṛṣṇa caused him to be killed by Balarāma. Thereafter, Kṛṣṇa saved His friends and cows from a severe forest fire, and He chastised the Kāliya serpent in the lake of the Yamunā River and forced him to leave the vicinity of the Yamunā; He thereby made the water of the Yamunā poisonless.”</text:p>
      <text:p text:style-name="Standard"/>
      <text:p text:style-name="Standard">Another one of the friends of Nanda Mahārāja said, “My dear Nanda, we do not know why we are so attracted by your son Kṛṣṇa. We want to forget Him, but this is impossible. Why are we so naturally affectionate toward Him? Just imagine how wonderful it is! On one hand He is only a boy of seven years, and on the other hand there is a huge hill like Govardhana Hill, and He lifted it so easily! O Nanda Mahārāja, we are now in great doubt – your son Kṛṣṇa must be one of the demigods. He is not at all an ordinary boy. Maybe He is the Supreme Personality of Godhead.”</text:p>
      <text:p text:style-name="Standard"/>
      <text:p text:style-name="Standard">On hearing the praises of the cowherd men in Vṛndāvana, King Nanda said, “My dear friends, in reply to you I can simply present the statement of Garga Muni so that your doubts may be cleared. When he came to perform the name-giving ceremony, he said that this boy descends in different periods of time in different colors and that this time He has appeared in Vṛndāvana in a blackish color, known as kṛṣṇa. Previously He had a white color, then a red color, then a yellow color. He also said that this boy was once the son of Vasudeva, and everyone who knows of His previous birth calls Him Vāsudeva. Actually he said that my son has many varieties of names, according to His different qualities and activities. Gargācārya assured me that this boy would be all-auspicious for my family and that He would be able to give transcendental blissful pleasure to all the cowherd men and cows in Vṛndāvana. Even though we would be put into various kinds of difficulties, by the grace of this boy we would be very easily freed from them. He also said that formerly this boy saved the world from an unregulated condition, and He saved all honest men from the hands of the dishonest thieves. He also said that any fortunate man who becomes attached to this boy, Kṛṣṇa, is never vanquished or defeated by his enemy. On the whole, He is exactly like Lord Viṣṇu, who always takes the side of the demigods, who are consequently never defeated by the demons. Gargācārya thus concluded that my child would grow to be exactly like Viṣṇu in transcendental beauty, qualification, activities, influence and opulence, and so we should not be very astonished by His wonderful activities. After telling me this, Gargācārya returned home, and since then we have been continually seeing the wonderful activities of this child. According to the version of Gargācārya, I consider that He must be Nārāyaṇa Himself, or maybe a plenary portion of Nārāyaṇa.”</text:p>
      <text:p text:style-name="Standard"/>
      <text:p text:style-name="Standard">When all the cowherd men had very attentively heard the statements of Gargācārya through Nanda Mahārāja, they better appreciated the wonderful activities of Kṛṣṇa and became very jubilant and satisfied. They began to praise Nanda Mahārāja, because by consulting him their doubts about Kṛṣṇa were cleared. They said, “Let Kṛṣṇa, who is so kind, beautiful and merciful, protect us. When angry Indra sent torrents of rain, accompanied by showers of ice blocks and high wind, Kṛṣṇa immediately took compassion upon us and saved us and our families, cows and valuable possessions by picking up Govardhana Hill, just as a child picks up a mushroom. He saved us so <text:soft-page-break/>wonderfully. May He continue to glance mercifully over us and our cows. May we live peacefully under the protection of wonderful Kṛṣṇa.”</text:p>
      <text:p text:style-name="Standard"/>
      <text:p text:style-name="Standard">Thus ends the Bhaktivedanta purport of the twenty-sixth chapter of Kṛṣṇa, “Wonderful Kṛṣṇa.”</text:p>
      <text:p text:style-name="Standard"/>
      <text:p text:style-name="Standard"/>
      <text:p text:style-name="Standard">CHAPTER 27</text:p>
      <text:p text:style-name="Standard">Prayers by Indra, the King of Heaven</text:p>
      <text:p text:style-name="Standard"/>
      <text:p text:style-name="Standard">When Kṛṣṇa saved the inhabitants of Vṛndāvana from the wrath of Indra by lifting Govardhana Hill, a surabhi cow from Goloka Vṛndāvana, as well as King Indra from the heavenly planets, appeared before Him. Indra, the king of heaven, was conscious of his offense before Kṛṣṇa; therefore he stealthily appeared before Him in a secluded place. He immediately fell down at the lotus feet of Kṛṣṇa, although his own crown was dazzling like sunshine. Indra knew about the exalted position of Kṛṣṇa because Kṛṣṇa is the master of Indra, but he could not believe that Kṛṣṇa could come down and live in Vṛndāvana among the cowherd men. When Kṛṣṇa defied the authority of Indra, Indra became angry because he thought that he was all in all within this universe and that no one was as powerful as he. But after this incident, his false, puffed-up prestige was destroyed. Being conscious of his subordinate position, he appeared before Kṛṣṇa with folded hands and began to offer the following prayers.</text:p>
      <text:p text:style-name="Standard"/>
      <text:p text:style-name="Standard">“My dear Lord,” Indra said, “being puffed up by my false prestige, I thought that You had offended me by not allowing the cowherd men to perform the Indra-yajña, and I thought that You wanted to enjoy the offerings that were arranged for the sacrifice. I thought that in the name of a Govardhana sacrifice You were taking my share of profit, and therefore I mistook Your position. Now by Your grace I can understand that You are the Supreme Lord, the Personality of Godhead, and that You are transcendental to all material qualities. Your transcendental position is viśuddha-sattva, which is above the platform of the material mode of goodness, and Your transcendental abode is beyond the disturbance of the material qualities. Your name, fame, form, qualities, paraphernalia and pastimes are all beyond this material nature, and they are never disturbed by the three material modes. Your abode is accessible only for one who undergoes severe austerities and penances and becomes completely freed from the onslaught of material qualities like passion and ignorance. If someone thinks that when You enter within this material world You accept the modes of material nature, he is mistaken. The waves of the material qualities are never able to touch You, and You certainly do not accept them when You are present within this world. Your Lordship is never conditioned by the laws of material nature.</text:p>
      <text:p text:style-name="Standard"/>
      <text:p text:style-name="Standard">“My dear Lord, You are the original father of this cosmic manifestation. You are the supreme spiritual master of this cosmic world, and You are the original proprietor of everything. As eternal time, You are competent to chastise offenders. Within this material world there are many fools like me who consider themselves to be the Supreme Lord or the all in all within the universe. You are so merciful that without accepting their offenses You devise means so that their false prestige is subdued and they can know that You, and no one else, are the Supreme Personality of Godhead.</text:p>
      <text:p text:style-name="Standard"/>
      <text:p text:style-name="Standard">“My dear Lord, You are the supreme father, the supreme spiritual master and the supreme king. Therefore, You have the right to chastise all living entities whenever there is any discrepancy in their behavior. The father, the spiritual master and the supreme executive officer of the state are always well-wishers of their sons, their students and their citizens respectively. As such, the well-wishers have the right to chastise their dependents. By Your own desire You appear auspiciously on the earth in Your eternal varieties of forms; You come to glorify the earthly planet and specifically to chastise persons who are falsely claiming to be God. In the material world there is regular competition between different types of living entities to become supreme leaders of society, and <text:soft-page-break/>after being frustrated in achieving the supreme positions of leadership, foolish persons claim to be God, the Supreme Personality. There are many such foolish personalities in this world, like me, but in due course of time, when they come to their senses, they surrender unto You and again engage themselves properly by rendering service unto You. And that is the purpose of Your chastising persons envious of You.</text:p>
      <text:p text:style-name="Standard"/>
      <text:p text:style-name="Standard">“My dear Lord, I committed a great offense unto Your lotus feet, being falsely proud of my material opulences, not knowing Your unlimited power. Therefore, my Lord, kindly excuse me, because I am fool number one. Kindly give me Your blessings so that I may not act so foolishly again. If You think, my Lord, that the offense is very great and cannot be excused, then I appeal to You that I am Your eternal servant; You appear in this world to give protection to Your eternal servants and to destroy the demons who maintain great military strength just to burden the very existence of the earth. As I am Your eternal servant, kindly excuse me.</text:p>
      <text:p text:style-name="Standard"/>
      <text:p text:style-name="Standard">“My dear Lord, You are the Supreme Personality of Godhead. I offer my respectful obeisances unto You because You are the Supreme Person and the Supreme Soul. You are the son of Vasudeva, and You are the Supreme Lord, Kṛṣṇa, the master of all pure devotees. Please accept my prostrated obeisances. You are the personification of supreme knowledge. You can appear anywhere, according to Your desire, in any one of Your eternal forms. You are the root of all creation and the Supreme Soul of all living entities. Due to my gross ignorance, I created a great disturbance in Vṛndāvana by sending torrents of rain and a heavy hailstorm. I acted out of severe anger caused by Your stopping the sacrifice which was to be held to satisfy me. But, my dear Lord, You are so kind to me that You have bestowed Your mercy upon me by destroying all my false pride. I therefore take shelter of Your lotus feet. My dear Lord, You are not only the supreme controller but also the spiritual master of all living entities.”</text:p>
      <text:p text:style-name="Standard"/>
      <text:p text:style-name="Standard">Thus praised by Indra, Lord Kṛṣṇa, the Supreme Personality of Godhead, smiled beautifully and then replied in a grave voice like a rumbling cloud: “My dear Indra, I stopped your sacrifice just to show you My causeless mercy and to remind you that I am your eternal master. I am the master not only of you but of all the other demigods as well. You should always remember that all your material opulences are due to My mercy. No living entity can independently become opulent: one must be favored by My mercy. Everyone should always remember that I am the Supreme Lord. I can show anyone My favor, and I can chastise anyone, because no one is superior to Me. If I find someone overpowered by false pride, in order to show him My causeless mercy I withdraw all his opulences.”</text:p>
      <text:p text:style-name="Standard"/>
      <text:p text:style-name="Standard">It is noteworthy that Kṛṣṇa sometimes removes all of a rich man’s opulences in order to facilitate his becoming a soul surrendered to Him. This is a special favor of the Lord’s. Sometimes it is seen that a person is very opulent materially, but due to his devotional service to the Lord he may be reduced to poverty. One should not think, however, that because he worshiped the Supreme Lord he became poverty-stricken. The real purport is that when a person is a pure devotee but at the same time, by miscalculation, wants to lord it over material nature, the Lord shows His special mercy by taking away all material opulences until at last he surrenders unto the Supreme Lord.</text:p>
      <text:p text:style-name="Standard"/>
      <text:p text:style-name="Standard">After instructing Indra, Lord Kṛṣṇa asked him to return to his kingdom in the heavenly planets and to remember always that he is never the supreme but is always subordinate to the Supreme Personality of Godhead. He also advised him to remain as king of heaven but to be careful of false pride.</text:p>
      <text:p text:style-name="Standard"/>
      <text:p text:style-name="Standard">After this, the transcendental surabhi cow who had come with Indra to see Kṛṣṇa offered her respectful obeisances unto Him and worshiped Him. The surabhi offered her prayer as follows: “My dear Lord Kṛṣṇa, You are the most powerful of all mystic yogīs because You are the soul of the <text:soft-page-break/>complete universe, and only from You has all this cosmic manifestation taken place. Therefore, although Indra tried his best to kill my descendant cows in Vṛndāvana, they remained under Your shelter, and You have protected them all so well. We do not know anyone else as the Supreme, nor do we go to any other god or demigods for protection. Therefore, You are our Indra, You are the supreme father of the whole cosmic manifestation, and You are the protector and elevator of all the cows, brāhmaṇas, demigods and others who are pure devotees of Your Lordship. O Supersoul of the universe, let us bathe You with our milk, for You are our Indra. O Lord, You appear just to diminish the burden of impure activities on the earth.”</text:p>
      <text:p text:style-name="Standard"/>
      <text:p text:style-name="Standard">Then the surabhi cow bathed Kṛṣṇa with her milk, and Indra bathed Him with the water of the celestial Ganges through the trunk of his carrier elephant. After this, the surabhi cows and all the demigods and their mothers joined the heavenly king, Indra, in worshiping Lord Kṛṣṇa by bathing Him with Ganges water and the milk of the surabhis. Thus Govinda, Lord Kṛṣṇa, was pleased with all of them. The residents of all higher planetary systems, such as Gandharvaloka, Vidyādharaloka, Siddhaloka and Cāraṇaloka, all combined and glorified the Lord by chanting His holy name as their wives and damsels danced with great joy. They very much satisfied the Lord by incessantly pouring flowers from the sky. When everything was very nicely and joyfully settled, the cows overflooded the surface of the earth with their milk. The water of the rivers began to flow with various tasty liquids and give nourishment to the trees, producing fruits and flowers of different colors and tastes. The trees began to pour drops of honey. The hills and mountains began to produce potent medicinal plants and valuable stones. Because of Kṛṣṇa’s presence, all these things happened very nicely, and the lower animals, who were generally envious of one another, were envious no longer.</text:p>
      <text:p text:style-name="Standard"/>
      <text:p text:style-name="Standard">After satisfying Kṛṣṇa, who is the Lord of all the cows in Vṛndāvana and who is known as Govinda, King Indra took His permission to return to his heavenly kingdom. As he passed through cosmic space, he was surrounded by all kinds of demigods. This great incident is a powerful example of how Kṛṣṇa consciousness can benefit the world. Even the lower animals forget their envious nature and become elevated to the qualities of the demigods.</text:p>
      <text:p text:style-name="Standard"/>
      <text:p text:style-name="Standard">Thus ends the Bhaktivedanta purport of the twenty-seventh chapter of Kṛṣṇa, “Prayers by Indra, the King of Heaven.”</text:p>
      <text:p text:style-name="Standard"/>
      <text:p text:style-name="Standard"/>
      <text:p text:style-name="Standard">CHAPTER 28</text:p>
      <text:p text:style-name="Standard">Releasing Nanda Mahārāja from the Clutches of Varuṇa</text:p>
      <text:p text:style-name="Standard"/>
      <text:p text:style-name="Standard">The Govardhana-pūjā ceremony took place on the new-moon day. After this, there were torrents of rain and hailstorms imposed by King Indra for seven days. Nine days of the waxing moon having passed, on the tenth day King Indra worshiped Lord Kṛṣṇa, and thus the matter was satisfactorily settled. After this, on the eleventh day of the full moon, Ekādaśī, Mahārāja Nanda observed fasting for the whole day, and early in the morning of the next day, Dvādaśī, he went to take a bath in the river Yamunā. He entered deep into the water of the river, but he was arrested immediately by one of the servants of Varuṇadeva. This servant brought Nanda Mahārāja before the demigod Varuṇa and accused him of taking a bath in the river at the wrong time. According to astronomical calculations, the time in which he took a bath was considered demoniac. The fact was that Nanda Mahārāja wanted to take a bath in the river Yamunā early in the morning before the sunrise, but somehow or other he was a little too early, and he bathed at an inauspicious time. Consequently he was arrested.</text:p>
      <text:p text:style-name="Standard"/>
      <text:p text:style-name="Standard">When Nanda Mahārāja was taken away by one of Varuṇa’s servants, Nanda’s companions began to call loudly for Kṛṣṇa and Balarāma. Immediately Kṛṣṇa and Balarāma could understand that Nanda Mahārāja had been taken by a servant of Varuṇa. Thus They went to the abode of Varuṇa, for They <text:soft-page-break/>were pledged to give protection to the inhabitants of Vṛndāvana, who were all unalloyed devotees of the Lord. Devotees, having no shelter other than the Supreme Personality of Godhead, naturally cry to Him for help, exactly like children who do not know anything but the protection of their parents.</text:p>
      <text:p text:style-name="Standard"/>
      <text:p text:style-name="Standard">The demigod Varuṇa received Lord Kṛṣṇa and Balarāma with great respect and said, “My dear Lord, actually at this very moment, because of Your presence, my life as the demigod Varuṇa has become successful. Although I am the proprietor of all the treasures in the water, I know that such possessions do not make for a successful life. But at this moment, as I look at You, my life is made completely successful because by seeing You I no longer have to accept a material body. Therefore, O Lord, Supreme Personality of Godhead, Supreme Brahman and Supersoul of everything, let me offer my respectful obeisances unto You. You are the supreme transcendental personality; there is no possibility of imposing the influence of material nature upon You. I am very sorry that my foolish man, by not knowing what to do or what not to do, has mistakenly arrested Your father, Nanda Mahārāja. So I beg Your pardon for the offense of my servant. I think that it was Your plan to show me Your mercy by Your personal presence here. My dear Lord Kṛṣṇa, Govinda, be merciful upon me – here is Your father. You can take him back immediately.”</text:p>
      <text:p text:style-name="Standard"/>
      <text:p text:style-name="Standard">In this way Lord Kṛṣṇa, the Supreme Personality of Godhead, rescued His father and presented him before his friends, bringing them great jubilation. Nanda Mahārāja was surprised that although the demigod was so opulent, he had offered such respect to Kṛṣṇa. That was very astonishing to Nanda, and he began to describe the incident to his friends and relatives with great wonder.</text:p>
      <text:p text:style-name="Standard"/>
      <text:p text:style-name="Standard">Actually, although Kṛṣṇa was acting so wonderfully, Mahārāja Nanda and Mother Yaśodā could not think of Him as the Supreme Personality of Godhead. Instead, they always accepted Him as their beloved child. Thus Nanda Mahārāja did not accept the fact that Varuṇa had worshiped Kṛṣṇa because He is the Supreme Personality of Godhead; rather he took it that because Kṛṣṇa was such a wonderful child He had been respected even by Varuṇa. The friends of Nanda Mahārāja, all the cowherd men, became eager to know if Kṛṣṇa was actually the Supreme Personality and if He was going to give them all salvation. When they were all thus consulting among themselves, Kṛṣṇa understood their minds, and in order to assure them of their destiny in the spiritual kingdom, He showed them the spiritual sky. Generally, ordinary persons are engaged simply in working hard in the material world, and they have no information that there is another kingdom or another sky, which is known as the spiritual sky, where life is eternal, blissful and full of knowledge. As it is stated in the Bhagavad-gītā, a person returning to that spiritual sky never returns to this material world of death and suffering.</text:p>
      <text:p text:style-name="Standard"/>
      <text:p text:style-name="Standard">Kṛṣṇa, the Supreme Personality of Godhead, is always eager to give information to the conditioned soul that there is a spiritual sky far, far beyond this material sky, transcendental to the innumerable universes created within the total material energy. Kṛṣṇa is, of course, always very kind to every conditioned soul, but, as stated in the Bhagavad-gītā, He is especially inclined to the pure devotees. Hearing their inquiries, Kṛṣṇa immediately thought that His devotees in Vṛndāvana should be informed of the spiritual sky and the Vaikuṇṭha planets therein.</text:p>
      <text:p text:style-name="Standard"/>
      <text:p text:style-name="Standard">Within the material world, every conditioned soul is in the darkness of ignorance. This means that all conditioned souls are under the concept of bodily existence. Everyone is under the impression that he is of this material world, and with this concept of life everyone is working in ignorance in different forms of life. The activities of the particular type of body are called karma, or fruitive action. All conditioned souls, being under the impression of the bodily concept, are working according to their particular type of body. These activities are creating their future conditioned life. Because they have very little information of the spiritual world, they do not generally take to spiritual activities, which are called bhakti-yoga. Those who successfully practice bhakti-yoga go <text:soft-page-break/>directly to the spiritual world after giving up this present body, and there they become situated in one of the Vaikuṇṭha planets. The inhabitants of Vṛndāvana are all pure devotees. Their destination after quitting the body is Kṛṣṇaloka. They even surpass the Vaikuṇṭha-lokas. The fact is that those who are always engaged in Kṛṣṇa consciousness and mature, pure devotional service are given the chance, after death, to gain Kṛṣṇa’s association in one of the universes within the material world. Kṛṣṇa’s pastimes are continuously going on, either in this universe or in another universe. Just as the sun globe is passing over many places across this earthly planet, so kṛṣṇa-līlā, or the transcendental advent and pastimes of Kṛṣṇa, are also going on continuously, either in this or another universe. The mature devotees, who have completely executed Kṛṣṇa consciousness, are immediately transferred to the universe where Kṛṣṇa is appearing. In that universe the devotees get their first opportunity to associate with Kṛṣṇa personally and directly. The training goes on, as we see in the vṛndāvana-līlā of Kṛṣṇa within this planet. Kṛṣṇa therefore revealed the actual features of the Vaikuṇṭha planets so that the inhabitants of Vṛndāvana could know their destination.</text:p>
      <text:p text:style-name="Standard"/>
      <text:p text:style-name="Standard">Thus Kṛṣṇa showed them the eternal, ever-existing spiritual sky, which is unlimited and full of knowledge. Within this material world there are different grades of forms, and according to the grade, knowledge is proportionately manifested. For example, the knowledge in the body of a child is not as perfect as the knowledge in the body of an adult man. Everywhere there are different grades of living entities – in aquatic animals, in the plants and trees, in the reptiles and insects, in birds and beasts and in the civilized and uncivilized human forms of life. Above the human form of life there are demigods, Cāraṇas and Siddhas on up to Brahmaloka, where Lord Brahmā lives, and among these demigods there are always different grades of knowledge. But beyond this material world, in the spiritual sky, everyone is in full knowledge, and therefore all the living entities there are engaged in devotional service to the Lord, either in the Vaikuṇṭha planets or in Kṛṣṇaloka.</text:p>
      <text:p text:style-name="Standard"/>
      <text:p text:style-name="Standard">As it is confirmed in the Bhagavad-gītā, full knowledge means knowing Kṛṣṇa to be the Supreme Personality of Godhead. In the Vedas and the Bhagavad-gītā it is also stated that in the brahma-jyotir, or spiritual sky, there is no need of sunlight, moonlight or electricity. All the planets there are self-illuminating, and all of them are eternally situated. There is no question of creation and annihilation in the brahma-jyotir, or spiritual sky. The Bhagavad-gītā also confirms that beyond the material sky there is another, eternal, spiritual sky, where everything is eternally existing. Direct knowledge of the spiritual sky can be had only by great sages and saintly persons who have already surpassed the influence of the three material modes of nature by engaging in devotional service, or Kṛṣṇa consciousness. Unless one is constantly situated on that transcendental platform, it is not possible to understand the spiritual nature.</text:p>
      <text:p text:style-name="Standard"/>
      <text:p text:style-name="Standard">Therefore it is recommended that one should take to bhakti-yoga and keep himself engaged twenty-four hours a day in Kṛṣṇa consciousness, which places one beyond the reach of the modes of material nature. One in Kṛṣṇa consciousness can easily understand the nature of the spiritual sky and Vaikuṇṭha-loka. The inhabitants of Vṛndāvana, being always engaged in Kṛṣṇa consciousness, could therefore very easily understand the transcendental nature of the Vaikuṇṭha-lokas.</text:p>
      <text:p text:style-name="Standard"/>
      <text:p text:style-name="Standard">Thus Kṛṣṇa led all the cowherd men, headed by Nanda Mahārāja, to the lake where Akrūra would later be shown the Vaikuṇṭha planetary system. They took their bath immediately and saw the real nature of the Vaikuṇṭha-lokas. After seeing the spiritual sky and the Vaikuṇṭha-lokas, all the men, headed by Nanda Mahārāja, felt wonderfully blissful, and upon coming out of the lake they saw Kṛṣṇa, who was being worshiped with excellent prayers.</text:p>
      <text:p text:style-name="Standard"/>
      <text:p text:style-name="Standard">Thus ends the Bhaktivedanta purport of the twenty-eighth chapter of Kṛṣṇa, “Releasing Nanda Mahārāja from the Clutches of Varuṇa.”</text:p>
      <text:p text:style-name="Standard"/>
      <text:p text:style-name="Standard"/>
      <text:p text:style-name="Standard"><text:soft-page-break/>CHAPTER 29</text:p>
      <text:p text:style-name="Standard">The Rāsa Dance: Introduction</text:p>
      <text:p text:style-name="Standard"/>
      <text:p text:style-name="Standard">In Śrīmad-Bhāgavatam it is stated that the rāsa dance took place on the full-moon night of the śarat season. From the statements of previous chapters, it appears that the festival of Govardhana-pūjā was performed just after the dark-moon night of the month of Kārttika, and thereafter the ceremony of Bhrātṛ-dvitīyā was performed; then the wrath of Indra was exhibited in the shape of torrents of rain and hailstones, and Lord Kṛṣṇa held up Govardhana Hill for seven days, until the ninth day of the moon. Thereafter, on the tenth day, the inhabitants of Vṛndāvana were talking amongst themselves about the wonderful activities of Kṛṣṇa, and the next day Ekādaśī was observed by Nanda Mahārāja. On the next day, Dvādaśī, Nanda Mahārāja went to take a bath in the Ganges and was arrested by one of the men of Varuṇa; then he was released by Lord Kṛṣṇa. Then Nanda Mahārāja, along with the cowherd men, was shown the spiritual sky.</text:p>
      <text:p text:style-name="Standard"/>
      <text:p text:style-name="Standard">In this way, the full-moon night of the śarat season came to an end. The full-moon night of Āśvina is called śarat-pūrṇimā. It appears from the statements of Śrīmad-Bhāgavatam that Kṛṣṇa had to wait another year for such a moon before enjoying the rāsa dance with the gopīs. At the age of seven years He lifted Govardhana Hill. Therefore the rāsa dance took place during His eighth year.</text:p>
      <text:p text:style-name="Standard"/>
      <text:p text:style-name="Standard">From the Vedic literature it appears that when a theatrical actor dances among many dancing girls, the group dance is called a rāsa dance. When Kṛṣṇa saw the full-moon night of the śarat season, decorated with various seasonal flowers – especially the mallikā flowers, which are very fragrant – He remembered the gopīs’ prayers to Goddess Kātyāyanī, wherein they prayed for Kṛṣṇa to be their husband. He thought that the full-moon night of the śarat season was just suitable for a nice dance. So their desire to have Kṛṣṇa as their husband would then be fulfilled.</text:p>
      <text:p text:style-name="Standard"/>
      <text:p text:style-name="Standard">The words used in this connection in Śrīmad-Bhāgavatam are bhagavān api. This means that although Kṛṣṇa is the Supreme Personality of Godhead and thus has no desire that needs to be fulfilled (because He is always full with six opulences), He still wanted to enjoy the company of the gopīs in the rāsa dance. Bhagavān api signifies that this dance is not like the ordinary dancing of young boys and young girls. The specific words used in Śrīmad-Bhāgavatam are yogamāyām upāśritaḥ, which mean that this dancing with the gopīs is on the platform of yogamāyā, not mahāmāyā. The dancing of young boys and girls within the material world is in the kingdom of mahāmāyā, or the external energy. The rāsa dance of Kṛṣṇa with the gopīs is on the platform of yogamāyā. The difference between the platforms of yogamāyā and mahāmāyā is compared in the Caitanya-caritāmṛta to the difference between gold and iron. From the viewpoint of metallurgy, gold and iron are both metals, but the quality is completely different. Similarly, although the rāsa dance and Lord Kṛṣṇa’s association with the gopīs appear like the ordinary mixing of young boys and girls, the quality is completely different. The difference is appreciated by great Vaiṣṇavas because they can understand the difference between love of Kṛṣṇa and lust.</text:p>
      <text:p text:style-name="Standard"/>
      <text:p text:style-name="Standard">On the mahāmāyā platform, dances take place on the basis of sense gratification. But when Kṛṣṇa called the gopīs by sounding His flute, they very hurriedly rushed toward the spot of the rāsa dance with the transcendental desire to satisfy Kṛṣṇa. The author of the Caitanya-caritāmṛta, Kṛṣṇadāsa Kavirāja Gosvāmī, has explained that lust means sense gratification, and love also means sense gratification – but for Kṛṣṇa. In other words, when activities are enacted on the platform of personal sense gratification, they are called material activities, but when they are enacted for the satisfaction of Kṛṣṇa, then they are spiritual activities. On any platform of activities, the principle of sense gratification is there. But on the spiritual platform, sense gratification is for the Supreme Personality of Godhead, Kṛṣṇa, whereas on the material platform it is for the performer. For example, on the material platform, when a servant serves a master, he is trying to satisfy not the senses of his master but rather his own senses. The servant would not serve the master if the payment stopped. That <text:soft-page-break/>means that the servant engages himself in the service of the master just to satisfy his own senses. On the spiritual platform, however, the servitor of the Supreme Personality of Godhead serves Kṛṣṇa without payment, and he continues his service in all conditions. That is the difference between Kṛṣṇa consciousness and material consciousness.</text:p>
      <text:p text:style-name="Standard"/>
      <text:p text:style-name="Standard">As mentioned above, it appears that Kṛṣṇa enjoyed the rāsa dance with the gopīs when He was eight years old. At that time, many of the gopīs were married, because in India, especially in those days, girls were married at a very early age. There are even many instances of a girl’s giving birth to a child at the age of twelve. Under the circumstances, all the gopīs who wanted to have Kṛṣṇa as their husband were already married. At the same time, they continued to hope that Kṛṣṇa would be their husband. Their attitude toward Kṛṣṇa was that of paramour love. Therefore, the loving affairs of Kṛṣṇa with the gopīs are called parakīya-rasa. The attitude of a married man who desires another wife or a wife who desires another husband is called parakīya-rasa.</text:p>
      <text:p text:style-name="Standard"/>
      <text:p text:style-name="Standard">Actually, Kṛṣṇa is the husband of everyone because He is the supreme enjoyer. The gopīs wanted Kṛṣṇa to be their husband, but factually there was no possibility of His marrying all the gopīs. But because they had that natural tendency to accept Kṛṣṇa as their supreme husband, the relationship between the gopīs and Kṛṣṇa is called parakīya-rasa. This parakīya-rasa is ever-existent in Goloka Vṛndāvana, in the spiritual sky, where there is no possibility of the inebriety which characterizes parakīya-rasa in the material world. In the material world, parakīya-rasa is abominable, whereas in the spiritual world it is present in the superexcellent relationship of Kṛṣṇa and the gopīs. There are many relationships with Kṛṣṇa – master and servant, friend and friend, parent and son, and lover and beloved. Out of all these rasas, the parakīya-rasa is considered to be the topmost.</text:p>
      <text:p text:style-name="Standard"/>
      <text:p text:style-name="Standard">This material world is the perverted reflection of the spiritual world; it is just like the reflection of a tree on the bank of a reservoir of water: the topmost part of the tree is seen as the lowest part. Similarly, parakīya-rasa, when pervertedly reflected in this material world, is most abominable. Therefore when people imitate the rāsa dance of Kṛṣṇa with the gopīs, they simply enjoy the perverted, abominable reflection of the transcendental parakīya-rasa. There is no possibility of enjoying this transcendental parakīya-rasa within the material world. It is stated in Śrīmad-Bhāgavatam that one should not imitate this parakīya-rasa even in dream or imagination. Those who do so drink the most deadly poison.</text:p>
      <text:p text:style-name="Standard"/>
      <text:p text:style-name="Standard">When Kṛṣṇa, the supreme enjoyer, desired to enjoy the company of the gopīs on that full-moon night of the śarat season, exactly at that very moment the moon, the lord of the stars, appeared in the sky, displaying its most beautiful features. The full-moon night of the śarat season is the most beautiful night in the year. In the Indian city of Agra, in Uttar Pradesh Province, there is a great monument called the Taj Mahal, which is a tomb made of first-class marble stone. During the night of the full moon of the śarat season, many foreigners go to see the beautiful reflections of the moon on the tomb. Thus this full-moon night is celebrated even today for its beauty.</text:p>
      <text:p text:style-name="Standard"/>
      <text:p text:style-name="Standard">When the full moon rose in the east, it tinged everything with a reddish color. With the rising of the moon, the whole sky appeared smeared by red kuṅkuma. When a husband long separated from his wife returns home, he decorates the face of his wife with red kuṅkuma. This long-expected moonrise of the śarat season was thus smearing the eastern sky.</text:p>
      <text:p text:style-name="Standard"/>
      <text:p text:style-name="Standard">The appearance of the moon increased Kṛṣṇa’s desire to dance with the gopīs. The forests were filled with fragrant flowers. The atmosphere was cooling and festive. When Lord Kṛṣṇa began to blow His flute, the gopīs all over Vṛndāvana became enchanted. Their attraction to the vibration of the flute increased a thousand times due to the rising full moon, the red horizon, the calm and cool atmosphere and the blossoming flowers. All the gopīs were by nature very much attracted to <text:soft-page-break/>Kṛṣṇa’s beauty, and when they heard the vibration of His flute, they became apparently lustful to satisfy the senses of Kṛṣṇa.</text:p>
      <text:p text:style-name="Standard"/>
      <text:p text:style-name="Standard">Immediately upon hearing the vibration of the flute, they all left their respective engagements and proceeded to the spot where Kṛṣṇa was standing. While they ran very swiftly, their earrings swung back and forth. They all rushed toward the place known as Vaṁśīvaṭa. Some of them were engaged in milking cows, but they left their milking business half finished and immediately went to Kṛṣṇa. One of them had just collected milk and put it in a milk pan on the stove to boil, but she did not care whether the milk overboiled and spilled – she immediately left to go see Kṛṣṇa. Some of them were breast-feeding their small babies, and some were engaged in distributing food to the members of their families, but they left all such engagements and immediately rushed toward the spot where Kṛṣṇa was playing His flute. Some were engaged in serving their husbands, and some were themselves engaged in eating, but caring neither to serve their husbands nor eat, they immediately left. Some of them wanted to decorate their faces with cosmetic ointments and to dress themselves very nicely before going to Kṛṣṇa, but unfortunately they could not finish their cosmetic decorations or put on their clothes in the right way because of their anxiety to meet Kṛṣṇa immediately. Their faces were decorated hurriedly and were haphazardly finished; some even put the lower part of their clothes on the upper part of their bodies and the upper part on the lower part.</text:p>
      <text:p text:style-name="Standard"/>
      <text:p text:style-name="Standard">While all the gopīs were hurriedly leaving their respective places, their husbands, brothers and fathers were all struck with wonder to know where they were going. Being young girls, they were protected either by husbands, elder brothers or fathers. All their guardians forbade them to go to Kṛṣṇa, but they disregarded them. When a person becomes attracted by Kṛṣṇa and is in full Kṛṣṇa consciousness, he does not care for any worldly duties, even though very urgent. Kṛṣṇa consciousness is so powerful that it gives everyone relief from all material activities. Śrīla Rūpa Gosvāmī has written a very nice verse wherein one gopī advises another, “My dear friend, if you desire to enjoy the company of material society, friendship and love, then please do not go to see that smiling boy Govinda, who is standing on the bank of the Yamunā and playing His flute, His lips brightened by the beams of the full moonlight.” Śrīla Rūpa Gosvāmī indirectly instructs that one who has been captivated by the beautiful smiling face of Kṛṣṇa has lost all attraction for material enjoyments. This is the test of advancement in Kṛṣṇa consciousness: a person advancing in Kṛṣṇa consciousness must lose interest in material activities and personal sense gratification.</text:p>
      <text:p text:style-name="Standard"/>
      <text:p text:style-name="Standard">Some of the gopīs were factually detained from going to Kṛṣṇa by their husbands and were locked up by force within their rooms. Being unable to go to Kṛṣṇa, they began to meditate upon His transcendental form by closing their eyes. They already had the form of Kṛṣṇa within their minds. They proved to be the greatest yogīs; as is stated in the Bhagavad-gītā, a person who is constantly thinking of Kṛṣṇa within his heart with faith and love is considered to be the topmost of all yogīs. Actually, a yogī concentrates his mind on the form of Lord Viṣṇu. That is real yoga. Kṛṣṇa is the original form of all viṣṇu-tattvas. The gopīs who could not go to Kṛṣṇa personally, so they began to meditate on Him as perfect yogīs.</text:p>
      <text:p text:style-name="Standard"/>
      <text:p text:style-name="Standard">In the conditioned stage of the living entities, there are two kinds of results of fruitive activities: the conditioned living entity who is constantly engaged in sinful activities has suffering as his result, and he who is engaged in pious activities has material enjoyment as a result. In either case – material suffering or material enjoyment – the sufferer or enjoyer is conditioned by material nature.</text:p>
      <text:p text:style-name="Standard"/>
      <text:p text:style-name="Standard">The gopī associates of Kṛṣṇa who assembled in the place where Kṛṣṇa was appearing were from different groups. Most of the gopīs were eternal companions of Kṛṣṇa. As stated in the Brahma-saṁhitā, ānanda-cin-maya-rasa-pratibhāvitābhiḥ: in the spiritual world the associates of Kṛṣṇa, especially the gopīs, are manifestations of the pleasure potency of Lord Kṛṣṇa. They are expansions of Śrīmatī Rādhārāṇī. But when Kṛṣṇa exhibits His transcendental pastimes within the material <text:soft-page-break/>world in some of the universes, not only the eternal associates of Kṛṣṇa come but also those who are being promoted to that status from this material world. So some of the gopīs who joined Kṛṣṇa’s pastimes within this material world were coming from the status of ordinary human beings. If they had been bound by fruitive action, they were fully freed from the reactions of karma by constant meditation on Kṛṣṇa. Their severely painful yearnings caused by their not being able to see Kṛṣṇa freed them from all sinful reactions, and their ecstasy of transcendental love for Kṛṣṇa in His absence ended all their reactions to material pious activities. The conditioned soul is subjected to birth and death, either by pious or sinful activities, but the gopīs who began to meditate on Kṛṣṇa transcended both positions and became purified and thus elevated to the status of the gopīs already expanded by His pleasure potency. All the gopīs who concentrated their minds on Kṛṣṇa in the spirit of paramour love became fully purified of all the fruitive reactions of material nature, and some of them immediately gave up their material bodies developed under the three modes of material nature.</text:p>
      <text:p text:style-name="Standard"/>
      <text:p text:style-name="Standard">Mahārāja Parīkṣit heard Śukadeva Gosvāmī explain the situation of the gopīs who assembled with Kṛṣṇa in the rāsa dance. When he heard that some of the gopīs, simply by concentrating on Kṛṣṇa as their paramour, became freed from all contamination of material birth and death, he said, “The gopīs did not know that Kṛṣṇa is the Supreme Personality of Godhead. They accepted Him as a beautiful boy and considered Him to be their paramour. So how was it possible for them to get freed from the material condition just by thinking of a paramour?” One should consider here that Kṛṣṇa and ordinary living beings are qualitatively one. The ordinary living beings, being part and parcel of Kṛṣṇa, are also Brahman, but Kṛṣṇa is the Supreme – Para-brahman. The question is, If it is possible for a devotee to get free from the material, contaminated stage simply by thinking of Kṛṣṇa, then why should this not be possible for others who are also thinking of someone? If one is thinking of a husband or son, or if anyone at all is thinking of another living entity, then, since all living entities are also Brahman, why are all those who thus think of others not freed from the contaminated stage of material nature? This is a very intelligent question, because there are always atheists imitating Kṛṣṇa. In these days of Kali-yuga, there are many rascals who think themselves to be as good as Kṛṣṇa and who cheat people into believing that thinking of them is as good as thinking of Lord Kṛṣṇa. Parīkṣit Mahārāja, apprehending the future dangerous condition of blind followers of demoniac imitators, therefore asked this question, and fortunately it is recorded in Śrīmad-Bhāgavatam to warn innocent people that thinking of an ordinary man and thinking of Kṛṣṇa are not the same.</text:p>
      <text:p text:style-name="Standard"/>
      <text:p text:style-name="Standard">Actually, even thinking of the demigods cannot compare with thinking of Kṛṣṇa. It is warned in the vaiṣṇava-tantra that one who puts Viṣṇu, Nārāyaṇa or Kṛṣṇa on the same level as the demigods is called a pāṣaṇḍī, or rascal. On hearing this question from Mahārāja Parīkṣit, Śukadeva Gosvāmī replied, “My dear king, your question is already answered, even before this incident.” Because Parīkṣit Mahārāja wanted to clear up the situation, his spiritual master answered him very intelligently: “Why are you again asking about the same subject matter which has already been explained to you? Why are you so forgetful?” A spiritual master is always in the superior position, so he has the right to chastise his disciple in this way. Śukadeva Gosvāmī knew that Mahārāja Parīkṣit asked the question not for his own understanding but as a warning to the future innocent people who might think others to be equal to Kṛṣṇa.</text:p>
      <text:p text:style-name="Standard"/>
      <text:p text:style-name="Standard">Śukadeva Gosvāmī then reminded Parīkṣit Mahārāja about the salvation of Śiśupāla. Śiśupāla was always envious of Kṛṣṇa, and because of his envy Kṛṣṇa killed him. But since Kṛṣṇa is the Supreme Personality of Godhead, Śiśupāla gained salvation simply by seeing Him. If an envious person can get salvation simply by concentrating his mind on Kṛṣṇa, then what to speak of the gopīs, who are so dear to Kṛṣṇa and always think of Him in love? There must be some difference between the enemies and the friends. If Kṛṣṇa’s enemies could get freed from material contamination and <text:soft-page-break/>become one with the Supreme, then certainly His dear friends like the gopīs can achieve such freedom and much more.</text:p>
      <text:p text:style-name="Standard"/>
      <text:p text:style-name="Standard">Besides that, in the Bhagavad-gītā Kṛṣṇa is called Hṛṣīkeśa. Śukadeva Gosvāmī also said that Kṛṣṇa is Hṛṣīkeśa, the Supersoul. Whereas an ordinary man is a conditioned soul covered by the material body, Kṛṣṇa and Kṛṣṇa’s body are the same because He is Hṛṣīkeśa. Any person making a distinction between Kṛṣṇa and Kṛṣṇa’s body is fool number one. Kṛṣṇa is Hṛṣīkeśa and Adhokṣaja. These two particular words have been used by Śukadeva Gosvāmī in this instance. Hṛṣīkeśa is the Supersoul, and Adhokṣaja is the Supreme Personality of Godhead, transcendental to the material nature. Just to show favor to the ordinary living entities, out of His causeless mercy He appears as He is. Unfortunately, foolish persons mistake Him to be an ordinary person, and so they become eligible to go to hell.</text:p>
      <text:p text:style-name="Standard"/>
      <text:p text:style-name="Standard">Śukadeva Gosvāmī continued to inform Mahārāja Parīkṣit that Kṛṣṇa is not an ordinary person but rather the Supreme Personality of Godhead – imperishable, immeasurable and without any material qualities but full of all spiritual qualities. He appears in this material world out of His causeless mercy, and whenever He appears, He appears as He is, without change. This is confirmed in the Bhagavad-gītā, where the Lord says that He appears by His spiritual potency. He does not appear under the control of the material potency. The material potency is under His control. In the Bhagavad-gītā it is stated that the material potency is working under His superintendence. It is also confirmed in the Brahma-saṁhitā that the material potency, known as Durgā, is acting just like a shadow of the substance. The conclusion is that if one somehow or other becomes attached to Kṛṣṇa or attracted to Him, either because of His qualities of beauty, opulence, fame, strength, renunciation or knowledge, through affection or friendship, or even through lust, anger or fear, then one’s salvation and freedom from material contamination are assured.</text:p>
      <text:p text:style-name="Standard"/>
      <text:p text:style-name="Standard">In the Bhagavad-gītā, eighteenth chapter, the Lord states that one who is engaged in preaching Kṛṣṇa consciousness is very dear to Him. A preacher has to face many difficulties in his struggle to preach pure Kṛṣṇa consciousness. Sometimes he has to suffer bodily injuries, and sometimes he has to meet death also. All this is taken as a great austerity on behalf of Kṛṣṇa. Kṛṣṇa therefore has said that such a preacher is very, very dear to Him. If Kṛṣṇa’s enemies can expect salvation simply by concentrating their minds on Him, then what to speak of persons who are so dear to Kṛṣṇa? The conclusion should be that the salvation of those who are engaged in preaching Kṛṣṇa consciousness in the world is guaranteed in all circumstances. But such preachers never care for salvation, because factually one who is engaged in Kṛṣṇa consciousness, devotional service, has already achieved salvation. Śukadeva Gosvāmī therefore assured King Parīkṣit that he should always rest assured that one who is attracted by Kṛṣṇa attains liberation from material bondage because Kṛṣṇa is the transcendental master of all mystic power.</text:p>
      <text:p text:style-name="Standard"/>
      <text:p text:style-name="Standard">When all the gopīs assembled, as described, before Kṛṣṇa, He began to speak to them, welcoming them as well as discouraging them by word jugglery. Kṛṣṇa is the supreme speaker; He is the speaker of the Bhagavad-gītā. He can speak on the highest elevated subjects of philosophy, politics, economics – everything. And He also spoke before the gopīs, who were so dear to Him. He wanted to enchant them by word jugglery, and thus He began to speak as follows.</text:p>
      <text:p text:style-name="Standard"/>
      <text:p text:style-name="Standard">“O ladies of Vṛndāvana,” Kṛṣṇa said, “you are very fortunate, and you are very dear to Me. I am very pleased that you have come here, and I hope everything is well in Vṛndāvana. Now please order Me. What can I do for you? What is the purpose of your coming here in the dead of night? Kindly take your seats and let Me know what I can do for you.”</text:p>
      <text:p text:style-name="Standard"/>
      <text:p text:style-name="Standard">The gopīs had come to Kṛṣṇa to enjoy His company, to dance with Him, embrace Him and kiss Him, and when Kṛṣṇa began to receive them very officially, showing all kinds of etiquette, they <text:soft-page-break/>were surprised. He was treating them like ordinary society women. Therefore they began to smile among themselves, and though they very eagerly listened to Kṛṣṇa talk in that way, they were surprised. Then Kṛṣṇa began to instruct them: “My dear friends, you must know that it is now the dead of night and the forest is very dangerous. At this time all the ferocious jungle animals – the tigers, bears, jackals and wolves – are prowling in the forest. Therefore it is very dangerous for you. You cannot select a secure place now. Everywhere you go you will find that all these animals are loitering to find their prey. I think, therefore, that you are taking a great risk in coming here in the dead of night. Please turn back immediately, without delay.”</text:p>
      <text:p text:style-name="Standard"/>
      <text:p text:style-name="Standard">When He saw that they continued to smile, He said, “I very much appreciate your bodily features. All of you have nice, very thin waists.” All of the gopīs there were exquisitely beautiful. They are described by the word sumadhyamā; the standard of beauty of a woman is said to be sumadhyamā when the middle portion of the body is slender.</text:p>
      <text:p text:style-name="Standard"/>
      <text:p text:style-name="Standard">Kṛṣṇa wanted to impress on them that they were not old enough to take care of themselves. Actually, they required protection. It was not very wise for them to come in the dead of night to Kṛṣṇa. Kṛṣṇa also indicated that He was young and that they were young girls. “It does not look very well for young girls and boys to remain together in the dead of night.” After hearing this advice, the gopīs did not seem very happy; therefore Kṛṣṇa began to stress the point in a different way.</text:p>
      <text:p text:style-name="Standard"/>
      <text:p text:style-name="Standard">“My dear friends, I can understand that you have left your homes without the permission of your guardians; therefore I think your mothers, your fathers, your elder brothers and even your sons, and what to speak of your husbands, must be very anxious to find you. As long as you are here, they must be searching in different places, and their minds must be very agitated. So don’t tarry. Please go back and make them peaceful.”</text:p>
      <text:p text:style-name="Standard"/>
      <text:p text:style-name="Standard">When the gopīs appeared to be a little bit disturbed and angry from hearing the free advice of Kṛṣṇa, they diverted their attention to looking at the beauty of the forest. At that time the whole forest was illuminated by the bright shining of the moon, and the air was blowing very silently over the blooming flowers, and the green leaves of the trees were moving in the breeze. Kṛṣṇa took the opportunity of their looking at the forest to advise them. “I think you have come out to see the beautiful Vṛndāvana forest on this night,” He said, “but you must now be satisfied. So return to your homes without delay. I understand that you are all very chaste women, so now that you have seen the beautiful atmosphere of the Vṛndāvana forest, please return home and engage in the faithful service of your respective husbands. Some of you must have babies by this time, although you are very young. You must have left your small babies at home, and they must be crying. Please immediately go back home and just feed them with your breast milk. I can also understand that you have very great affection for Me, and out of that transcendental affection you have come here, hearing My playing on the flute. Your feelings of love and affection for Me are very appropriate because I am the Supreme Personality of Godhead. All living creatures are My parts and parcels, and naturally they are affectionate to Me. So this affection for Me is very welcome, and I congratulate you for this. Now you can go back to your homes. Another thing I must explain to you is that for a chaste woman, service to the husband without duplicity is the best religious principle. Not only should a woman be faithful and chaste to her husband but she should also be affectionate to the friends of her husband, obedient to the father and mother of her husband, and affectionate to the younger brothers of her husband. And most importantly, a woman must take care of her children.”</text:p>
      <text:p text:style-name="Standard"/>
      <text:p text:style-name="Standard">In this way, Kṛṣṇa explained the duty of a woman. He also stressed the point of serving the husband: “Even if he is not of very good character, or even if he is not very rich or fortunate, or even if he is old or invalid on account of continued diseases, whatever her husband’s condition, a <text:soft-page-break/>woman should not divorce her husband if she actually desires to be elevated to the higher planetary systems after leaving this body. Besides that, it is considered abominable in society if a woman is unfaithful and goes searching for another man. Such habits will deter a woman from being elevated to the heavenly planets, and the results of such habits are very degrading. A married woman should not search for a paramour, for this is not sanctioned by the Vedic principles of life. If you think that you are very much attached to Me and you want My association, I advise you not to personally try to enjoy Me. It is better for you to go home, simply talk about Me and think of Me, and by this process of constantly remembering Me and chanting My names you will surely be elevated to the spiritual platform. There is no need to stand near Me. Please go back home.”</text:p>
      <text:p text:style-name="Standard"/>
      <text:p text:style-name="Standard">The instruction given herein by the Supreme Personality of Godhead to the gopīs was not at all sarcastic. Such instructions should be taken very seriously by all honest women. The chastity of women is specifically stressed herein by the Supreme Personality of Godhead. Therefore this principle should be followed by any serious woman who wants to be elevated to a higher status of life. Kṛṣṇa is the center of all affection for all living creatures. When this affection is developed for Kṛṣṇa, one surpasses and transcends all Vedic injunctions. This was possible for the gopīs because they saw Kṛṣṇa face to face. This is not possible for any women in the conditioned state. Unfortunately, sometimes a rascal, following the philosophy of monism, or oneness, very irresponsibly takes advantage of this rāsa-līlā to imitate the behavior of Kṛṣṇa with the gopīs, entice many innocent women and mislead them in the name of spiritual realization. As a warning, Lord Kṛṣṇa has herein hinted that what was possible for the gopīs is not possible for ordinary women. Although a woman can actually be elevated by advanced Kṛṣṇa consciousness, she should not be enticed by an imposter who says that he is Kṛṣṇa. She should concentrate her devotional activities in chanting about Kṛṣṇa and meditating upon Him, as is advised herein. One should not follow the men called sahajiyās, the so-called devotees who take everything very lightly.</text:p>
      <text:p text:style-name="Standard"/>
      <text:p text:style-name="Standard">When Kṛṣṇa spoke in such a discouraging way to the gopīs, they became very sad, for they thought that their desire to enjoy the rāsa dance with Kṛṣṇa would be frustrated. Thus they became full of anxiety. Out of great sadness, the gopīs began to breathe very heavily. Instead of looking at Kṛṣṇa face to face, they bowed their heads and looked at the ground, and they began to draw various types of curved lines on the ground with their toes. They were shedding heavy tears, and their cosmetic decorations were being washed from their faces. The water from their eyes mixed with the kuṅkuma on their breasts and fell to the ground. They could not say anything to Kṛṣṇa but simply stood there silently. By their silence they expressed that their hearts were grievously wounded.</text:p>
      <text:p text:style-name="Standard"/>
      <text:p text:style-name="Standard">The gopīs were not ordinary women. In essence they were on an equal level with Kṛṣṇa. They are His eternal associates. As it is confirmed in the Brahma-saṁhitā, they are expansions of the pleasure potency of Kṛṣṇa, and as His potency they are nondifferent from Him. Although they were depressed by the words of Kṛṣṇa, they did not like to use harsh words against Him. Yet they wanted to rebuke Kṛṣṇa for His unkind words, and therefore they began to speak in faltering voices. They did not like to use harsh words against Kṛṣṇa because He was their dearmost, their heart and soul. The gopīs had only Kṛṣṇa within their hearts. They were completely surrendered and dedicated souls. Naturally, when they heard such unkind words, they tried to reply, but in the attempt torrents of tears fell from their eyes. Finally they managed to speak.</text:p>
      <text:p text:style-name="Standard"/>
      <text:p text:style-name="Standard">“Kṛṣṇa,” they said, “You are very cruel! You should not talk like that. We are full-fledged surrendered souls. Please accept us, and don’t talk in that cruel way. Of course, You are the Supreme Personality of Godhead and can do whatever You like, but it is not worthy of Your position to treat us in such a cruel way. We have come to You, leaving everything behind, just to take shelter of Your lotus feet. We know that You are completely independent and can do whatever You like, but we request You, don’t reject us. We are Your devotees. You should accept us as Lord Nārāyaṇa accepts His devotees. There are many devotees of Lord Nārāyaṇa who worship Him for <text:soft-page-break/>salvation, and He awards them salvation. Similarly, how can You reject us when we have no shelter other than Your lotus feet?</text:p>
      <text:p text:style-name="Standard"/>
      <text:p text:style-name="Standard">“O dear Kṛṣṇa,” they continued, “You are the supreme instructor. There is no doubt about it. Your instructions to women to be faithful to their husbands and merciful to their children, to take care of household affairs and to be obedient to the elderly members of the family, are surely just according to the tenets of the śāstras. But we know that one may perfectly observe all these instructions of the śāstras by keeping oneself under the protection of Your lotus feet. Our husbands, friends, family members and children are all dear and pleasing to us only because of Your presence, for You are the Supersoul of all living creatures. Without Your presence, one is worthless. When You leave the body, the body immediately dies, and according to the injunction of the śāstras, a dead body must immediately be thrown into a river or burned. Therefore, ultimately You are the dearmost personality in this world. By placing our faith and love in Your personality, we are assured of never being bereft of husband, friends, sons or daughters. If a woman accepts You as the supreme husband, then she will never be bereft of her husband, as in the bodily concept of life. If we accept You as our ultimate husband, then there is no question of being separated, divorced or widowed. You are the eternal husband, eternal son, eternal friend and eternal master, and one who enters into a relationship with You is eternally happy. Since You are the teacher of all religious principles, Your lotus feet have to be worshiped first. Accordingly, the śāstras state, ācārya-upāsanā: the worship of Your lotus feet is the first principle. Besides that, as stated in the Bhagavad-gītā, You are the only enjoyer, You are the only proprietor, and You are the only friend. As such, we have come to You, leaving aside all so-called friends, society and love, and now You have become our enjoyer. Let us be everlastingly enjoyed by You. Be our proprietor, for that is Your natural claim, and be our supreme friend, for You are naturally so. Let us thus embrace You as the supreme beloved.”</text:p>
      <text:p text:style-name="Standard"/>
      <text:p text:style-name="Standard">Then the gopīs told lotus-eyed Kṛṣṇa, “Please do not discourage our long-cherished desires to have You as our husband. Any intelligent man who cares for his own self-interest reposes all his loving spirit in You. Persons who are simply misled by the external energy, who want to be satisfied by false concepts, try to enjoy themselves apart from You. The so-called husband, friend, son, daughter, father and mother are all simply sources of material misery. No one is made happy in this material world by having a so-called father, mother, husband, son, daughter and friend. Although the father and mother are expected to protect the children, there are many children who are suffering for want of food and shelter. There are many good physicians, but when a patient dies, no physician can revive him. There are many means of protection, but when one is doomed, none of the protective measures can help, and without Your protection the so-called sources of protection simply become sources of continued distress. We therefore appeal to You, dear Lord of all lords: please do not kill our long-cherished desires to have You as our supreme husband.</text:p>
      <text:p text:style-name="Standard"/>
      <text:p text:style-name="Standard">“Dear Kṛṣṇa, as women, we are certainly satisfied when our hearts are engaged in the activities of family affairs, but our hearts have already been stolen by You. We can no longer engage them in family affairs. Besides that, although You have repeatedly asked us to return home, and that is a very appropriate instruction, unfortunately we have been stunned here. Our legs have no power to move a step from Your lotus feet. Therefore, if even at Your request we return home, what shall we do there? We have lost all our ability to act without You. Instead of engaging our hearts in family affairs as women, we have now developed a different type of lust which is continually blazing in our hearts. Now we request You, dear Kṛṣṇa, to extinguish that fire with Your beautiful smile and the transcendental vibration emanating from Your lips. If You do not agree to do us this favor, we shall certainly be burned in the fire of separation. In that condition, we shall simply think of You and Your beautiful features and give up our bodies immediately. In that way we think it will be possible for us to reside at Your lotus feet in the next life. Dear Kṛṣṇa, if You say that if we go home our respective husbands will satisfy the lusty flame of our desire, we can only say that that is no longer possible. You have given us a chance to be enjoyed by You in the forest and have touched <text:soft-page-break/>our breasts once in the past, which we accepted as a blessing, as do the goddesses of fortune, who are enjoyed in the Vaikuṇṭha-lokas by You. Since we have tasted this transcendental enjoyment, we are no longer interested in going to anyone but You for the satisfaction of our lust. Dear Kṛṣṇa, the lotus feet of the goddess of fortune are always worshiped by the demigods. Although she is always resting on Your chest in the Vaikuṇṭha planets, she underwent great austerity and penance to have some shelter at Your lotus feet, which are always covered by tulasī leaves. Your lotus feet are the proper shelter of Your servitors, and the goddess of fortune, instead of abiding on Your chest, comes down and worships Your lotus feet. We have now placed ourselves under the dust of Your feet. Please do not reject us, for we are fully surrendered souls.</text:p>
      <text:p text:style-name="Standard"/>
      <text:p text:style-name="Standard">“Dear Kṛṣṇa, You are known as Hari. You destroy all the miseries of all living entities, specifically of those who have left their homes and family attachment and have completely taken to You. We have left our homes with the hope that we shall completely devote and dedicate our lives to Your service. We are simply begging to be engaged as Your servants. We do not wish to ask You to accept us as Your wives. Simply accept us as Your maidservants. Since You are the Supreme Personality of Godhead and like to enjoy the parakīya-rasa and are famous as a transcendental woman hunter, we have come to satisfy Your transcendental desires. We are also after our own satisfaction, for simply by looking at Your smiling face we have become very lusty. We have come before You decorated with all ornaments and dress, but until You embrace us, all our garments and beautiful features remain incomplete. You are the Supreme Person, and if You complete our dressing attempt as the puruṣa-bhūṣaṇa, or the male ornament, then all our desires and bodily decorations are complete.</text:p>
      <text:p text:style-name="Standard"/>
      <text:p text:style-name="Standard">“Dear Kṛṣṇa, we have simply been captivated by seeing You with tilaka and with earrings and by seeing Your beautiful face covered with scattered hair and bearing Your extraordinary smile. Not only that, but we are also attracted by Your arms, which always give assurance to the surrendered souls. And although we are also attracted by Your chest, which is always embraced by the goddess of fortune, we do not wish to take her position. We shall simply be satisfied by being Your maidservants. If You accuse us, however, of encouraging prostitution, then we can only ask, Where is that woman within these three worlds who is not captivated by Your beauty and the rhythmic songs vibrated by Your transcendental flute? Within these three worlds there is no distinction between men and women in relation to You because both men and women belong to the marginal potency, or prakṛti. No one is actually the enjoyer, or the male; everyone is meant to be enjoyed by You. There is no woman within these three worlds who cannot but deviate from her path of chastity once she is attracted to You, because Your beauty is so sublime that not only men and women but also cows, birds, beasts and even trees, fruits and flowers – everyone and everything – become enchanted, and what to speak of ourselves? It is, however, definitely decided that as Lord Viṣṇu is always protecting the demigods from the onslaught of demons, so You have also advented in Vṛndāvana just to give the residents protection from all kinds of distress. O dear friend of the distressed, kindly place Your hand on our burning breasts as well as on our heads, because we have surrendered unto You as Your eternal maidservants. If You think, however, that Your lotuslike palms might be burned to ashes if placed on our burning breasts, let us assure You that Your palms will feel pleasure instead of pain, as the lotus flower, although very delicate and soft, enjoys the scorching heat of the sun.”</text:p>
      <text:p text:style-name="Standard"/>
      <text:p text:style-name="Standard">Upon hearing the anxious plea of the gopīs, the Supreme Personality of Godhead smiled, and being very kind to the gopīs, the Lord, although self-sufficient, began to embrace them and kiss them as they desired. When Kṛṣṇa, smiling, looked at the faces of the gopīs, the beauty of their faces became a hundred times enhanced. When He was enjoying them in their midst, He appeared just like the full moon surrounded by millions of shining stars. Thus the Supreme Personality of Godhead, surrounded by hundreds of gopīs and decorated with a flower garland of many colors, began to wander within the Vṛndāvana forest, sometimes singing to Himself and sometimes singing with the gopīs. In this way the Lord and the gopīs reached the cool, sandy bank of the Yamunā, <text:soft-page-break/>where there were lilies and lotus flowers. In such a transcendental atmosphere, the gopīs and Kṛṣṇa began to enjoy one another. While they were walking on the bank of the Yamunā, Kṛṣṇa would sometimes put His arms around a gopī’s head, breast or waist. Pinching one another and joking and looking at one another, they enjoyed. When Kṛṣṇa touched the bodies of the gopīs, their lust to embrace Him increased. They all enjoyed these pastimes. Thus the gopīs were blessed with all mercy by the Supreme Personality of Godhead, for they enjoyed His company without a tinge of mundane sex life.</text:p>
      <text:p text:style-name="Standard"/>
      <text:p text:style-name="Standard">The gopīs, however, soon began to feel very proud, thinking themselves to be the most fortunate women in the universe due to being favored by the company of Kṛṣṇa. Lord Kṛṣṇa, who is known as Keśava, could immediately understand their pride caused by their great fortune of enjoying Him personally, and in order to show them His causeless mercy and to curb their false pride, He immediately disappeared from the scene, exhibiting His opulence of renunciation. The Supreme Personality of Godhead is always full with six kinds of opulences, and this is an instance of the opulence of renunciation. This renunciation confirms Kṛṣṇa’s total nonattachment. He is always self-sufficient and is not dependent on anything. This is the platform on which His transcendental pastimes are enacted.</text:p>
      <text:p text:style-name="Standard"/>
      <text:p text:style-name="Standard">Thus ends the Bhaktivedanta purport of the twenty-ninth chapter of Kṛṣṇa, “The Rāsa Dance: Introduction.”</text:p>
      <text:p text:style-name="Standard"/>
      <text:p text:style-name="Standard"/>
      <text:p text:style-name="Standard">CHAPTER 30</text:p>
      <text:p text:style-name="Standard">Kṛṣṇa’s Hiding from the Gopīs</text:p>
      <text:p text:style-name="Standard"/>
      <text:p text:style-name="Standard">When Kṛṣṇa suddenly disappeared from the company of the gopīs, they began to search for Him everywhere. After not finding Him anywhere, they became afraid and almost mad after Him. They were simply thinking of the pastimes of Kṛṣṇa in great love and affection. Being absorbed in thought of Him, they experienced loss of memory, and with dampened eyes they began to see the very pastimes of Kṛṣṇa – His beautiful talks with them, His embracing, kissing and other activities. Being so attracted to Kṛṣṇa, they imitated His dancing, His walking and His smiling, as if they themselves were Kṛṣṇa. Due to Kṛṣṇa’s absence, they all became crazy; each one of them told the others that she was Kṛṣṇa Himself. Soon they all assembled together and chanted Kṛṣṇa’s name very loudly as they moved from one part of the forest to another, searching for Him.</text:p>
      <text:p text:style-name="Standard"/>
      <text:p text:style-name="Standard">Actually, Kṛṣṇa is all-pervasive: He is in the sky, and He is in the forest; He is within the heart, and He is always everywhere. The gopīs therefore began to question the trees and plants about Kṛṣṇa. There were various types of big trees and small plants in the forest, and the gopīs addressed them: “Dear banyan tree, have you seen the son of Mahārāja Nanda passing this way, laughing and playing on His flute? He has stolen our hearts and gone away. If you have seen Him, kindly inform us which way He has gone. Dear aśoka tree, dear nāga flower tree and campaka flower tree, have you seen the younger brother of Balarāma pass this way? He has disappeared because of our pride.” The gopīs were aware of the reason for Kṛṣṇa’s sudden disappearance. They could understand that when they had been enjoying Kṛṣṇa they thought themselves to be the most fortunate women within the universe, and since they were feeling proud, Kṛṣṇa had disappeared immediately just to curb their pride. Kṛṣṇa does not like His devotees to be proud of their service to Him. He accepts everyone’s service, but He does not like one devotee to proudly consider himself better than others. If sometimes there are such feelings, Kṛṣṇa ends them by changing His attitude toward the devotee.</text:p>
      <text:p text:style-name="Standard"/>
      <text:p text:style-name="Standard">The gopīs then addressed the tulasī plants: “Dear tulasī, you are much beloved by Lord Kṛṣṇa because your leaves are always at His lotus feet. Dear mālatī flower, dear mallikā flower, dear jasmine flower, all of you must have been touched by Kṛṣṇa while He was passing this way after <text:soft-page-break/>giving us transcendental enjoyment. Have you seen Mādhava passing this way? O mango trees, O trees of jackfruit, O pear trees and āsana trees! O blackberries and bael trees and trees of the kadamba flower – you are all very pious trees to be living on the bank of the Yamunā. Kṛṣṇa must have passed through this way. Will you kindly let us know which way He has gone?”</text:p>
      <text:p text:style-name="Standard"/>
      <text:p text:style-name="Standard">The gopīs then looked upon the ground they were traversing and began to address the earth: “Dear earthly planet, we do not know how many penances and austerities you have undergone to be now living with the footprints of Lord Kṛṣṇa upon you. You are very jolly; the hairs on your body are these jubilant trees and plants. Lord Kṛṣṇa must have been very much pleased with you; otherwise how could He have embraced you in the form of Varāha the boar? When you were submerged in water, He delivered you, taking the whole weight of your existence on His tusks.”</text:p>
      <text:p text:style-name="Standard"/>
      <text:p text:style-name="Standard">After addressing the innumerable trees and plants and the earth, they turned their faces toward the beautiful deer, who were looking at them very pleasingly. “It appears,” they addressed the deer, “that Kṛṣṇa, who is the Supreme Nārāyaṇa Himself, must have passed through this way along with His companion, Lakṣmī, the goddess of fortune. Otherwise, how is it possible that the aroma of His garland, which is smeared with the red kuṅkuma from the breasts of the goddess of fortune, can be perceived in the breeze blowing here? It appears that they must have passed through here and touched your bodies, and thus you are feeling so pleasant and are looking toward us with sympathy. Will you kindly, therefore, inform us which way Kṛṣṇa has gone? Kṛṣṇa is the well-wisher of Vṛndāvana. He is as kind to you as to us; therefore after leaving us, He must have been present in your company. O fortunate trees, we are thinking of Kṛṣṇa, the younger brother of Balarāma. While passing through here, with one hand resting on the shoulder of the goddess of fortune and the other hand twirling a lotus flower, He must have been very pleased to accept your obeisances, and He must have glanced at you with great pleasure.”</text:p>
      <text:p text:style-name="Standard"/>
      <text:p text:style-name="Standard">Some of the gopīs then addressed their gopī friends: “Dear friends, why don’t you question these creepers, who are so jubilantly embracing the big trees as if the trees were their husbands? It appears that the flowers of the creepers must have been touched by the nails of Kṛṣṇa. Otherwise, how could they feel so jubilant?”</text:p>
      <text:p text:style-name="Standard"/>
      <text:p text:style-name="Standard">After searching for Kṛṣṇa here and there, the gopīs became fatigued, and then they began to talk like madwomen. They could satisfy themselves only by imitating the different pastimes of Kṛṣṇa. One of them imitated the demon Pūtanā, and one of them imitated Kṛṣṇa and sucked her breast. One gopī imitated a hand-driven cart, and another gopī lay down beneath the cart and threw up her legs, touching the wheels of the cart, as Kṛṣṇa did to kill the demon Śakaṭāsura. One gopī imitated child Kṛṣṇa and lay down on the ground, and one gopī became the demon Tṛṇāvarta and carried the small child Kṛṣṇa by force into the sky; and one of the gopīs began to imitate Kṛṣṇa while He was attempting to walk, ringing His ankle bells. Two gopīs imitated Kṛṣṇa and Balarāma, and many others imitated Their cowherd boyfriends. One gopī assumed the form of Bakāsura, and another forced her to fall down as the demon Bakāsura did when he was killed; similarly, another gopī defeated Vatsāsura. Just as Kṛṣṇa used to call His cows by their different names, so the gopīs imitated Him, calling the cows by their respective names. One of the gopīs began to play on a flute, and another praised her the way Kṛṣṇa’s boyfriends praised Him while He played on His flute. One of the gopīs took another gopī on her shoulders, just as Kṛṣṇa used to take His boyfriends. Absorbed in thoughts of Kṛṣṇa, the gopī who was carrying her friend began to boast that she was Kṛṣṇa herself: “All of you just see my movement!” One of the gopīs raised her hand with her covering garments and said, “Now don’t be afraid of the torrents of rain and severe hurricanes. I’ll save you!” In this way she imitated the lifting of Govardhana Hill. One gopī forcibly put her feet on the head of another gopī and said, “You rascal Kāliya! I shall punish you severely. You must leave this place. I have descended to this earth to punish all kinds of miscreants!” Another gopī told her <text:soft-page-break/>friends, “Just see! The flames of the forest fire are coming to devour us. Please close your eyes and I shall immediately save you from this imminent danger.”</text:p>
      <text:p text:style-name="Standard"/>
      <text:p text:style-name="Standard">In this way all the gopīs were madly feeling the absence of Kṛṣṇa. They inquired about Him from the trees and plants. In some places they found the imprints of the marks on the soles of His feet – namely the flag, the lotus flower, the trident, the thunderbolt, etc. After seeing those footprints, they exclaimed, “Oh, here is the impression of the marks on the soles of Kṛṣṇa’s feet! All the marks, such as the flag, the lotus flower, the trident and the thunderbolt, are distinctly visible here.” They began to follow the footprints, and shortly they saw another set of footprints beside them, and immediately they became very sorry. “Dear friends, just see! Whose are these other footprints? They are beside the footprints of the son of Mahārāja Nanda. It is certainly Kṛṣṇa passing through, resting His hand on some other gopī, exactly as an elephant goes side by side with his beloved mate. We must, therefore, understand that this particular gopī served Kṛṣṇa with greater affectionate love than ourselves. Because of this, although He has left us, He could not leave Her company. He has taken Her along with Him. Dear friends, just imagine how the dust of this place is transcendentally glorious. The dust of the lotus feet of Kṛṣṇa is worshiped even by Lord Brahmā and Lord Śiva and the goddess of fortune, Lakṣmī. But at the same time, we are very sorry that this particular gopī has gone along with Kṛṣṇa, for She is sharing the nectar of Kṛṣṇa’s kisses and leaving us aside to lament. O friends, just see! At this particular spot we do not see the footprints of that gopī. It appears that because there were some pinpricks from the dried grass, Kṛṣṇa took Rādhārāṇī on His shoulder. Oh, She is so dear to Him! Kṛṣṇa must have picked some flowers in this spot to satisfy Rādhārāṇī, because here, where He stood erect to get the flowers from the high branches of the tree, we find only half the impression of His feet. Dear friends, just see how Kṛṣṇa must have sat down here with Rādhārāṇī and tried to set flowers in Her hair. You can be certain that both of Them sat together here.” Kṛṣṇa is self-sufficient: He has nothing to enjoy from any other source. Yet just to satisfy His devotee, He treated Rādhārāṇī exactly as a lusty boy treats his girlfriend. Kṛṣṇa is so kind that He always tolerates the disturbances created by His girlfriends.</text:p>
      <text:p text:style-name="Standard"/>
      <text:p text:style-name="Standard">In this way, all the gopīs pointed out the faults of the particular gopī who had been taken alone by Kṛṣṇa. They said that this chief gopī, Rādhārāṇī, must be very proud of Her position, thinking Herself the greatest of the gopīs. “Yet how could Kṛṣṇa take Her away alone, leaving all of us aside, unless She is extraordinarily qualified and beautiful? She must have taken Kṛṣṇa into the deep forest and told Him, ‘My dear Kṛṣṇa, I am now very tired. I cannot go any further. Please carry Me wherever You like.’ When Kṛṣṇa was spoken to in this way, He might have told Rādhārāṇī, ‘All right, better get on My shoulder.’ But immediately Kṛṣṇa must have disappeared, and now Rādhārāṇī must be lamenting for Him, ‘My dear lover, My dearest, You are so fine and so powerful. Where have You gone? I am nothing but Your most obedient maidservant. I am very much aggrieved. Please come and be with Me again.’ Kṛṣṇa, however, is not coming to Her. He must be watching Her from a distant place and enjoying Her sorrow.”</text:p>
      <text:p text:style-name="Standard"/>
      <text:p text:style-name="Standard">All the gopīs then went further and further into the forest, searching out Kṛṣṇa, but when they learned that actually Rādhārāṇī was left alone by Kṛṣṇa, they became very sorry. This is the test of Kṛṣṇa consciousness. In the beginning they were a little envious that Kṛṣṇa had taken Rādhārāṇī alone, leaving aside all the other gopīs, but as soon as they knew that Kṛṣṇa had also left Rādhārāṇī and that She was alone lamenting for Him, they became more sympathetic to Her. The gopīs found Rādhārāṇī and heard everything from Her – about how She had misbehaved with Kṛṣṇa and how She was proud and was insulted for Her pride. After hearing all this, they became actually very sympathetic. Then all the gopīs, including Rādhārāṇī, proceeded further into the forest, until they could no longer see the moonlight.</text:p>
      <text:p text:style-name="Standard"/>
      <text:p text:style-name="Standard">When they saw that it was getting gradually darker, they stopped. Their mind and intelligence became absorbed in thoughts of Kṛṣṇa; they all imitated the activities of Kṛṣṇa and His speeches. <text:soft-page-break/>Due to their heart and soul being completely given to Kṛṣṇa, they began to chant His glories, completely forgetting their family interests. In this way, all the gopīs returned to the bank of the Yamunā and assembled there, and expecting that Kṛṣṇa must return to them, they simply engaged in chanting the glories of Śrī Kṛṣṇa – Hare Kṛṣṇa, Hare Kṛṣṇa, Kṛṣṇa Kṛṣṇa, Hare Hare/ Hare Rāma, Hare Rāma, Rāma Rāma, Hare Hare.</text:p>
      <text:p text:style-name="Standard"/>
      <text:p text:style-name="Standard">Thus ends the Bhaktivedanta purport of the thirtieth chapter of Kṛṣṇa, “Kṛṣṇa’s Hiding from the Gopīs.”</text:p>
      <text:p text:style-name="Standard"/>
      <text:p text:style-name="Standard"/>
      <text:p text:style-name="Standard">CHAPTER 31</text:p>
      <text:p text:style-name="Standard">Songs by the Gopīs</text:p>
      <text:p text:style-name="Standard"/>
      <text:p text:style-name="Standard">One gopī said, “My dear Kṛṣṇa, ever since You took Your birth in this land of Vrajabhūmi, everything appears to be glorious. The land of Vṛndāvana has become glorious, and it is as if the goddess of fortune is personally always existing here. But it is only we who are very unhappy, because we are searching for You but cannot see You with our greatest effort. Our life is completely dependent upon You; therefore we request that You again come to us.”</text:p>
      <text:p text:style-name="Standard"/>
      <text:p text:style-name="Standard">Another gopī said, “My dear Kṛṣṇa, You are the life and soul even of the lotus flower that grows on the water of lakes made transparent by the clear rains of autumn. Although the lotus flowers are so beautiful, without Your glance they fade away. Similarly, without You, we are also dying. Actually, we are not Your wives but are Your slaves. You never spent any money for us, yet we are simply attracted by Your glance. Now, if we die without receiving Your glance, You’ll be responsible for our deaths. Certainly the killing of women is a great sin, and if You do not come to see us and we die, You will suffer the reactions of sin. So please come see us. Do not think that one can be killed only by certain weapons. We are being killed by Your absence. You should consider how You are responsible for killing women. We are always grateful to You because You have protected us many times: from the poisonous water of the Yamunā, from the serpent Kāliya, from Bakāsura, from the anger of Indra and his torrents of rain, from the forest fire and so many other incidents. You are the greatest and most powerful of all. It is wonderful for You to protect us from so many dangers, but we are surprised that You are neglecting us at this moment.</text:p>
      <text:p text:style-name="Standard"/>
      <text:p text:style-name="Standard">“Dear Kṛṣṇa, dear friend, we know very well that You are not actually the son of Mother Yaśodā or the cowherd man Nanda Mahārāja. You are the Supreme Personality of Godhead and the Supersoul of all living entities. You have, out of Your own causeless mercy, appeared in this world, requested by Lord Brahmā for the protection of the world. It is by Your kindness only that You have appeared in the dynasty of Yadu. O best in the dynasty of Yadu, if anyone afraid of this materialistic way of life takes shelter at Your lotus feet, You never deny him protection. Your movements are sweet, and You are independent, touching the goddess of fortune with one hand and in the other bearing a lotus flower. That is Your extraordinary feature. Please, therefore, come before us and bless us with the lotus flower in Your hand.</text:p>
      <text:p text:style-name="Standard"/>
      <text:p text:style-name="Standard">“Dear Kṛṣṇa, You are the killer of all the fears of the inhabitants of Vṛndāvana. You are the supremely powerful hero, and we know that You can kill the unnecessary pride of Your devotees, as well as the pride of women like us, simply by Your beautiful smile. We are simply Your maidservants and slaves; please, therefore, accept us by showing us Your beautiful lotuslike face.</text:p>
      <text:p text:style-name="Standard"/>
      <text:p text:style-name="Standard">“Dear Kṛṣṇa, actually we have become very lusty, having been touched by Your lotus feet. Your lotus feet certainly kill all kinds of sinful activities of devotees who have taken shelter there. You are so kind that even the ordinary animals take shelter under Your lotus feet. Your lotus feet are also the residence of the goddess of fortune, yet You danced on the heads of the Kāliya serpent with <text:soft-page-break/>them. Now we are requesting You to kindly place Your lotus feet on our breasts and pacify our lusty desires to touch You.</text:p>
      <text:p text:style-name="Standard"/>
      <text:p text:style-name="Standard">“O Lord, Your attractive eyes, like the lotus, are so nice and pleasing. Your sweet words are so fascinating that they please even the greatest scholars, who also become attracted to You. We are also attracted by Your speaking and by the beauty of Your face and eyes. Please, therefore, satisfy us by Your nectarean kisses. Dear Lord, words spoken by You or words describing Your activities are full of nectar, and simply by speaking or hearing Your words one can be saved from the blazing fire of material existence. Great demigods like Lord Brahmā and Lord Śiva are always engaged in chanting the glories of Your words. They do so to eradicate the sinful activities of all living entities in the material world. If one simply tries to hear Your transcendental words, he can very quickly be elevated to the platform of pious activities. For the Vaiṣṇavas, Your words give transcendental pleasure, and saintly persons who are engaged in distributing Your transcendental message all over the world are first-class charitable persons.” (This was confirmed by Rūpa Gosvāmī when he addressed Lord Caitanya as the most munificent incarnation because He distributed the words of Kṛṣṇa and love of Kṛṣṇa free of charge all over the world.)</text:p>
      <text:p text:style-name="Standard"/>
      <text:p text:style-name="Standard">“Dear Kṛṣṇa,” the gopīs continued, “You are very cunning. You can imagine how much we are distressed simply by remembering Your cunning smile, Your pleasing glance, Your walking with us in the forest of Vṛndāvana and Your auspicious meditations. Your talks with us in lonely places were heartwarming. Now we are all aggrieved to remember Your behavior. Please save us. Dear Kṛṣṇa, certainly You know how much we are saddened when You go out of Vṛndāvana village to tend the cows in the forest. How we are afflicted simply to think that Your soft lotus feet are being pricked by the dry grass and the tiny stones in the forest! We are so attached to You that we always think simply of Your lotus feet.</text:p>
      <text:p text:style-name="Standard"/>
      <text:p text:style-name="Standard">“O Kṛṣṇa, when You return from the pasturing ground with the animals, we see Your face covered by Your curly hair and dusted by the hoof dust of the cows. We see Your mildly smiling face, and our desire to enjoy You increases. O dear Kṛṣṇa, You are the supreme lover, and You always give shelter to surrendered souls. You fulfill everyone’s desire; Your lotus feet are worshiped even by Lord Brahmā, the creator of the universe. On whoever worships Your lotus feet, You without a doubt always bestow Your benedictions. So kindly be pleased with us and keep Your lotus feet on our breasts and thus relieve our present distresses. Dear Kṛṣṇa, we are seeking Your kisses, which You offer even to Your flute. The vibration of Your flute enchants the whole world and our hearts also. Kindly, therefore, return and kiss us with Your mouth of nectar.”</text:p>
      <text:p text:style-name="Standard"/>
      <text:p text:style-name="Standard">Thus ends the Bhaktivedanta purport of the thirty-first chapter of Kṛṣṇa, “Songs by the Gopīs.”</text:p>
      <text:p text:style-name="Standard"/>
      <text:p text:style-name="Standard"/>
      <text:p text:style-name="Standard">CHAPTER 32</text:p>
      <text:p text:style-name="Standard">Kṛṣṇa Returns to the Gopīs</text:p>
      <text:p text:style-name="Standard"/>
      <text:p text:style-name="Standard">When Lord Kṛṣṇa finally reappeared among the assembled gopīs, He looked very beautiful, just befitting a person with all kinds of opulences. In the Brahma-saṁhitā it is stated, ānanda-cin-maya-rasa-pratibhāvitābhiḥ: Kṛṣṇa alone is not particularly beautiful, but when His energy – especially His pleasure energy, represented by Rādhārāṇī – expands, He looks very magnificent. The Māyāvāda conception of perfection – an Absolute Truth without potency – is due to insufficient knowledge. Actually, outside the exhibition of His different potencies, the Absolute Truth is not complete. Ānanda-cin-maya-rasa means that His body is a transcendental form of eternal bliss and knowledge. Kṛṣṇa is always surrounded by different potencies, and therefore He is perfect and beautiful. We understand from the Brahma-saṁhitā and Skanda Purāṇa that Kṛṣṇa is always <text:soft-page-break/>surrounded by many thousands of goddesses of fortune. The gopīs are all goddesses of fortune, and Kṛṣṇa took them hand in hand on the bank of the Yamunā.</text:p>
      <text:p text:style-name="Standard"/>
      <text:p text:style-name="Standard">It is said in the Skanda Purāṇa that out of many thousands of gopīs, 16,000 are prominent, out of those 16,000 gopīs, 108 are especially prominent, out of these 108 gopīs, eight are still more prominent, out of those eight gopīs, Rādhārāṇī and Candrāvalī are even more prominent, and out of these two gopīs, Rādhārāṇī is the most prominent.</text:p>
      <text:p text:style-name="Standard"/>
      <text:p text:style-name="Standard">When Kṛṣṇa entered the forest on the bank of the river Yamunā, the moonlight dissipated the surrounding darkness. Due to the season, flowers like the kunda and kadamba were blooming, and a gentle breeze was carrying their aroma. Due to the aroma, the bees were also flying in the breeze, thinking that the aroma was honey. The gopīs made a seat for Kṛṣṇa by leveling the soft sand and placing cloths over it.</text:p>
      <text:p text:style-name="Standard"/>
      <text:p text:style-name="Standard">The gopīs who were gathered there had almost all been followers of the Vedas. In their previous births, during Lord Rāmacandra’s advent, they had been Vedic scholars who desired the association of Lord Rāmacandra in conjugal love. Rāmacandra had given them the benediction that they would be present for the advent of Lord Kṛṣṇa and He would fulfill their desires. During Kṛṣṇa’s advent, the Vedic scholars took birth in the shape of the gopīs in Vṛndāvana; as young gopīs, they got the association of Kṛṣṇa in fulfillment of their previous birth’s desire. The ultimate goal of their perfect desire was attained, and they were so joyous that they had nothing further to desire. This is confirmed in the Bhagavad-gītā: if one attains the Supreme Personality of Godhead, then he has no desire for anything. When the gopīs had Kṛṣṇa in their company, not only all their grief but their lamenting in the absence of Kṛṣṇa was relieved. They felt they had no desire to be fulfilled. Fully satisfied in the company of Kṛṣṇa, they spread their cloths on the ground. These garments were made of fine linen and smeared with the red kuṅkuma which decorated their breasts. With great care they spread a sitting place for Kṛṣṇa. Kṛṣṇa was their life and soul, and they created a very comfortable seat for Him.</text:p>
      <text:p text:style-name="Standard"/>
      <text:p text:style-name="Standard">Sitting on the seat amongst the gopīs, Kṛṣṇa became more beautiful. Great yogīs like Lord Śiva, Lord Brahmā or even Lord Śeṣa and others always try to fix their attention upon Kṛṣṇa in their hearts, but here the gopīs actually saw Kṛṣṇa seated before them on their cloths. In the society of the gopīs, Kṛṣṇa looked very beautiful. They were the most beautiful damsels within the three worlds, and they assembled together around Kṛṣṇa.</text:p>
      <text:p text:style-name="Standard"/>
      <text:p text:style-name="Standard">Kṛṣṇa seated Himself beside each of the many gopīs, and it may be asked herein how He did this. There is a significant word in this verse: īśvara. As it is stated in the Bhagavad-gītā, īśvaraḥ sarva-bhūtānām. Īśvara refers to the Supreme Lord as the Supersoul seated in everyone’s heart. Kṛṣṇa also manifested this potency of expansion as Paramātmā in this gathering with the gopīs. Kṛṣṇa was sitting by the side of each gopī, unseen by the others. Kṛṣṇa was so kind to the gopīs that instead of sitting in their hearts to be appreciated in yogic meditation, He seated Himself by their sides. By seating Himself outside, He showed special favor to the gopīs, who were the selected beauties of all creation. Having gotten their most beloved Lord, the gopīs began to please Him by moving their eyebrows and smiling and also by suppressing their anger. Some of them took His lotus feet in their laps and massaged them. And while smiling, they confidentially expressed their suppressed anger and said, “Dear Kṛṣṇa, we are ordinary women of Vṛndāvana, and we do not know much about Vedic knowledge – what is right and what is wrong. We therefore put a question to You, and, since You are very learned, You can answer it properly. In dealings between lovers, we find that there are three classes of men. One class simply receives, another class reciprocates favorably, even if the lover is very contrary, and the third class neither acts contrary nor answers favorably in dealings of love. So out of these three classes, which do You prefer, or which do You call honest?”</text:p>
      <text:p text:style-name="Standard"/>
      <text:p text:style-name="Standard"><text:soft-page-break/>In answer, Kṛṣṇa said, “My dear friends, persons who simply reciprocate the loving dealings of the other party are just like merchants. They give in loving affairs as much as they get from the other party. Practically there is no question of love. It is simply self-interested or self-centered business dealing. Even those without a tinge of loving affairs are better than these merchants. Better than the first class is the second class of men, who love in spite of the opposite party’s contrariness. Such sincere love can be seen when the father and mother love their children in spite of their children’s neglect. The third class neither reciprocate nor neglect. They can be further divided into two classes. One comprises the self-satisfied, who do not require anyone’s love. They are called ātmārāma, which means they are absorbed in the thought of the Supreme Personality of Godhead and so do not care whether one loves them or not. But another class comprises ungrateful men. They are called callous. The men in this group revolt against superior persons. For instance, a son, in spite of receiving all kinds of things from loving parents, may be callous and not reciprocate. Those in this class are generally known as guru-druha, which means they receive favors from the parents or the spiritual master and yet neglect them.”</text:p>
      <text:p text:style-name="Standard"/>
      <text:p text:style-name="Standard">Kṛṣṇa indirectly answered the questions of the gopīs, even those questions which implied that Kṛṣṇa did not properly reciprocate their dealings. In answer, Kṛṣṇa said that He, as the Supreme Personality of Godhead, is self-satisfied. He does not require anyone’s love, but at the same time He said that He is not ungrateful.</text:p>
      <text:p text:style-name="Standard"/>
      <text:p text:style-name="Standard">“My dear friends,” Kṛṣṇa continued, “you might be aggrieved by My words and acts, but you must know that sometimes I do not reciprocate My devotees’ dealings with Me. My devotees are very much attached to Me, but sometimes I do not reciprocate their feelings properly in order to increase their love for Me more and more. If I can very easily be approached by them, they might think, ‘Kṛṣṇa is so easily available.’ So sometimes I do not respond. If a person has no money but after some time accumulates some wealth and then loses it, he will think of the lost property twenty-four hours a day. Similarly, in order to increase the love of My devotees, sometimes I appear to be lost to them, and instead of forgetting Me, they feel their loving sentiments for Me increase. My dear friends, do not think for a moment that I have been dealing with you as I do with ordinary devotees. I know what you are. You have forsaken all kinds of social and religious obligations; you have given up all connection with your parents. Without caring for social convention and religious obligations, you have come to Me and loved Me, and I am so much obliged to you that I cannot treat you as ordinary devotees. Do not think that I was away from you. I was near to you. I was simply seeing how much you were anxious for Me in My absence. So please do not try to find fault with Me. Because you consider Me so dear to you, kindly excuse Me if I have done anything wrong. I cannot repay your continuous love for Me, even throughout the lifetimes of the demigods in the heavenly planets. It is impossible to repay you or show enough gratitude for your love; therefore please be satisfied by your own pious activities. You have displayed exemplary attraction for Me, overcoming the greatest difficulties arising from family connections. Please be satisfied with your highly exemplary character, for it is not possible for Me to repay My debt to you.”</text:p>
      <text:p text:style-name="Standard"/>
      <text:p text:style-name="Standard">The exemplary character of devotional service manifested by the devotees of Vṛndāvana is the purest type of devotion. It is enjoined in authoritative śāstras that devotional service must be ahaitukī and apratihatā. This means that devotional service to Kṛṣṇa cannot be checked by political or religious convention. The stage of devotional service is always transcendental. The gopīs particularly showed pure devotional service toward Kṛṣṇa, so much so that Kṛṣṇa Himself remained indebted to them. Lord Caitanya thus said that the devotional service manifested by the gopīs in Vṛndāvana excelled all other methods of approaching the Supreme Personality of Godhead.</text:p>
      <text:p text:style-name="Standard"/>
      <text:p text:style-name="Standard">Thus ends the Bhaktivedanta purport of the thirty-second chapter of Kṛṣṇa, “Kṛṣṇa Returns to the Gopīs.”</text:p>
      <text:p text:style-name="Standard"/>
      <text:p text:style-name="Standard"><text:soft-page-break/></text:p>
      <text:p text:style-name="Standard">CHAPTER 33</text:p>
      <text:p text:style-name="Standard">Description of the Rāsa Dance</text:p>
      <text:p text:style-name="Standard"/>
      <text:p text:style-name="Standard">Thus hearing the Supreme Personality of Godhead, Kṛṣṇa, speaking to pacify them, the gopīs became very much pleased. They became completely relieved of the great suffering of separation, not only by hearing the words of the Supreme Personality of Godhead but also by touching His hands and legs. After this, the Supreme Personality of Godhead began His rāsa dance. A dance in the midst of many girls is called a rāsa dance. So Kṛṣṇa began to dance among the most beautiful and fortunate girls within the three worlds. The gopīs of Vṛndāvana, who were so attracted to Him, danced with Kṛṣṇa, hand in hand.</text:p>
      <text:p text:style-name="Standard"/>
      <text:p text:style-name="Standard">Kṛṣṇa’s rāsa dance should never be compared to any kind of material dance, such as a ball dance or a society dance. The rāsa dance is a completely spiritual performance. In order to establish this fact, Kṛṣṇa, the supreme mystic, expanded Himself into many forms and stood beside each gopī. Placing His hands on the shoulders of the gopīs on both sides of Him, He began to dance in their midst. The mystic expansions of Kṛṣṇa were not perceived by the gopīs because Kṛṣṇa appeared alone to each of them. Each gopī thought that Kṛṣṇa was dancing with her alone. Above that wonderful dance flew many airplanes carrying the denizens of the heavenly planets, who were very eager to see the wonderful dance of Kṛṣṇa with the gopīs. The Gandharvas and Kinnaras began to sing, and, accompanied by their respective wives, all the Gandharvas began to shower flowers on the dancers.</text:p>
      <text:p text:style-name="Standard"/>
      <text:p text:style-name="Standard">As the gopīs and Kṛṣṇa danced together, a very blissful musical sound was produced from the tinkling of their bells, ornaments and bangles. It appeared that Kṛṣṇa was a greenish sapphire locket in the midst of a golden necklace decorated with valuable stones. While Kṛṣṇa and the gopīs danced, they displayed extraordinary bodily features. The movements of their legs, their placing their hands on one another, the movements of their eyebrows, their smiling, the movements of the gopīs’ breasts, gopīs’ clothes and earrings, their cheeks, their hair with flowers – as Kṛṣṇa and the gopīs sang and danced these combined to appear like clouds, thunder, snow and lightning. Kṛṣṇa’s bodily features appeared just like a group of clouds, the gopīs’ songs were like thunder, their beauty appeared to be just like lightning in the sky, and the drops of perspiration visible on their faces appeared like falling snow. In this way, the gopīs and Kṛṣṇa fully engaged in dancing.</text:p>
      <text:p text:style-name="Standard"/>
      <text:p text:style-name="Standard">The necks of the gopīs became tinted with red due to their desire to enjoy Kṛṣṇa more and more. To satisfy them, Kṛṣṇa began to clap His hands in time with their singing. Actually the whole world is full of Kṛṣṇa’s singing, but it is appreciated in different ways by different kinds of living entities. This is confirmed in the Bhagavad-gītā: ye yathā māṁ prapadyante tāṁs tathaiva bhajāmy aham. Kṛṣṇa is dancing, and every living entity is also dancing, but there is a difference between the dancing in the spiritual world and that in the material world. This is expressed by the author of the Caitanya-caritāmṛta, who says that the master dancer is Kṛṣṇa and everyone else is His servant. Everyone is trying to imitate Kṛṣṇa’s dancing. Those who are actually in Kṛṣṇa consciousness respond rightly to the dancing of Kṛṣṇa: they do not try to dance independently. But those in the material world try to imitate Kṛṣṇa as the Supreme Personality of Godhead. The living entities are dancing under the direction of Kṛṣṇa’s māyā and are thinking that they are equal to Kṛṣṇa. But this is not a fact. In Kṛṣṇa consciousness, this misconception is absent, for a person in Kṛṣṇa consciousness knows that Kṛṣṇa is the supreme master and everyone else is His servant. One has to dance to please Kṛṣṇa, not to imitate or attempt to become equal to the Supreme Personality of Godhead. The gopīs wanted to please Kṛṣṇa, and therefore as Kṛṣṇa sang, they responded and encouraged Him by saying, “Well done! Well done!” Sometimes they presented beautiful music for His pleasure, and He responded by praising their singing.</text:p>
      <text:p text:style-name="Standard"/>
      <text:p text:style-name="Standard"><text:soft-page-break/>When some of the gopīs became very tired from dancing and moving their bodies, they placed their hands on the shoulders of Śrī Kṛṣṇa. Then their hair loosened and flowers fell to the ground. When they placed their hands on Kṛṣṇa’s shoulder, they became overwhelmed by the fragrance of His body, which emanated from the lotus, other aromatic flowers and the pulp of sandalwood. They became filled with attraction for Him, and they began to kiss Him. Some gopīs touched Kṛṣṇa cheek to cheek, and Kṛṣṇa began to offer them chewed betel nuts from His mouth, which they accepted with great pleasure by kissing. And by accepting those betel nuts, the gopīs spiritually advanced.</text:p>
      <text:p text:style-name="Standard"/>
      <text:p text:style-name="Standard">The gopīs became tired after long singing and dancing. Kṛṣṇa was dancing beside them, and to alleviate their fatigue they took Śrī Kṛṣṇa’s hand and placed it on their raised breasts. Kṛṣṇa’s hand, as well as the breasts of the gopīs, are eternally auspicious; therefore when they combined, both of them became spiritually enhanced. The gopīs so enjoyed the company of Kṛṣṇa, the husband of the goddess of fortune, that they forgot that they had any other husbands in the world, and upon being embraced by the arms of Kṛṣṇa and dancing and singing with Him, they forgot everything. Śrīmad-Bhāgavatam thus describes the beauty of the gopīs while they were rāsa dancing with Kṛṣṇa. There were lotus flowers over both their ears, and their faces were decorated with sandalwood pulp. They wore tilaka, and there were drops of perspiration on their smiling mouths. From their feet came the tinkling sound of ankle bells and bangles. The flowers within their hair were falling to the lotus feet of Kṛṣṇa, and He was very satisfied.</text:p>
      <text:p text:style-name="Standard"/>
      <text:p text:style-name="Standard">As stated in the Brahma-saṁhitā, all these gopīs are expansions of Kṛṣṇa’s pleasure potency. Touching their bodies with His hands and looking at their pleasing eyes, Kṛṣṇa enjoyed the gopīs exactly as a child enjoys playing with the reflection of his body in a mirror. When Kṛṣṇa touched the different parts of their bodies, the gopīs felt surcharged with spiritual energy. They could not adjust their loosened clothes, although they tried to keep them adjusted properly. Their hair and garments became scattered, and their ornaments loosened as they forgot themselves in the company of Kṛṣṇa.</text:p>
      <text:p text:style-name="Standard"/>
      <text:p text:style-name="Standard">While Kṛṣṇa was enjoying the company of the gopīs in the rāsa dance, the astonished demigods and their wives gathered in the sky. The moon, being afflicted with a sort of lust, began to watch the dance and became stunned with wonder. The gopīs had prayed to the goddess Kātyāyanī to have Kṛṣṇa as their husband. Now Kṛṣṇa was fulfilling their desire by expanding Himself in as many forms as there were gopīs and enjoying them exactly like a husband.</text:p>
      <text:p text:style-name="Standard"/>
      <text:p text:style-name="Standard">Śrīla Śukadeva Gosvāmī has remarked that Kṛṣṇa is self-sufficient – He is ātmārāma. He doesn’t need anyone else for His satisfaction. But because the gopīs wanted Kṛṣṇa as their husband, He fulfilled their desire. When Kṛṣṇa saw that the gopīs were tired from dancing with Him, He immediately began to wipe His hands over their faces so that their fatigue would be relieved. In order to reciprocate the kind hospitality of Kṛṣṇa, the gopīs began to look at Him lovingly. They were overjoyed by the auspicious touch of the hand of Kṛṣṇa. Their smiling cheeks shone with beauty, and they began to sing the glories of Kṛṣṇa with transcendental pleasure. As pure devotees, the more the gopīs enjoyed Kṛṣṇa’s company, the more they became enlightened with His glories, and thus they reciprocated with Him. They wanted to satisfy Kṛṣṇa by glorifying His transcendental pastimes. Kṛṣṇa is the Supreme Personality of Godhead, the master of all masters, and the gopīs wanted to worship Him for His unusual exhibition of mercy upon them.</text:p>
      <text:p text:style-name="Standard"/>
      <text:p text:style-name="Standard">The gopīs and Kṛṣṇa entered the water of the Yamunā just to relieve their fatigue from the rāsa dance. The lily-flower garlands around the necks of the gopīs were strewn to pieces due to the gopīs’ embracing the body of Kṛṣṇa, and the flowers were reddish from being smeared with the kuṅkuma on their breasts. The bumblebees were humming about in order to get honey from the flowers. Kṛṣṇa and the gopīs entered the water of the Yamunā just as an elephant enters a water tank with his many female companions. Both the gopīs and Kṛṣṇa forgot their real identities, playing in <text:soft-page-break/>the water, enjoying each other’s company and relieving the fatigue of rāsa dancing. The gopīs began to splash water on the body of Kṛṣṇa, all the while smiling, and Kṛṣṇa enjoyed this. As Kṛṣṇa was taking pleasure in the joking words and splashing water, the demigods in the heavenly planets showered flowers. The demigods thus praised the superexcellent rāsa dance of Kṛṣṇa, the supreme enjoyer, and His pastimes with the gopīs in the water of the Yamunā.</text:p>
      <text:p text:style-name="Standard"/>
      <text:p text:style-name="Standard">After this, Lord Kṛṣṇa and the gopīs came out of the water and began to stroll along the bank of the Yamunā, where a nice breeze was blowing, carrying the aroma of different kinds of flowers over the water and land. While strolling on the bank of the Yamunā, Kṛṣṇa recited various kinds of poetry. He thus enjoyed the company of the gopīs in the soothing moonlight of autumn.</text:p>
      <text:p text:style-name="Standard"/>
      <text:p text:style-name="Standard">Sex desire is especially excited in the autumn season, but the wonderful thing about Kṛṣṇa’s association with the gopīs is that there was no question of sex desire. It was, as clearly stated in the Bhāgavata description by Śukadeva Gosvāmī, avaruddha-saurata – the sex impulse was completely controlled. There is a distinction between Lord Kṛṣṇa’s dancing with the gopīs and the ordinary dancing of living entities within the material world. In order to clear up further misconceptions about the rāsa dance and the affairs of Kṛṣṇa and the gopīs, Mahārāja Parīkṣit, the hearer of Śrīmad-Bhāgavatam, told Śukadeva Gosvāmī, “Kṛṣṇa appeared on the earth to establish the regulative principles of religion and to curb the predominance of irreligion. But the behavior of Kṛṣṇa and the gopīs might encourage irreligious principles in the material world. I am simply surprised that He would act in such a way, enjoying the company of others’ wives in the dead of night.” This statement of Mahārāja Parīkṣit’s was very much appreciated by Śukadeva Gosvāmī. The answer anticipates the abominable acts of the Māyāvādī impersonalists who place themselves in the position of Kṛṣṇa and enjoy the company of young girls and women.</text:p>
      <text:p text:style-name="Standard"/>
      <text:p text:style-name="Standard">The basic Vedic injunctions never allow a person to enjoy sex with any woman except his own wife. Kṛṣṇa’s appreciation of the gopīs appeared to be distinctly in violation of these rules. Mahārāja Parīkṣit understood the total situation from Śukadeva Gosvāmī, yet to further clarify the transcendental nature of Kṛṣṇa and the gopīs in the rāsa dance, he expressed his surprise. This is very important in order to check the unrestricted association with women by the prākṛta-sahajiyās.</text:p>
      <text:p text:style-name="Standard"/>
      <text:p text:style-name="Standard">In his statement, Mahārāja Parīkṣit has used several important words which require clarification. The first word, jugupsitam, means “abominable.” The first doubt of Mahārāja Parīkṣit was as follows: Lord Kṛṣṇa is the Supreme Personality of Godhead, who had advented Himself to establish religious principles. Why then did He mix with others’ wives in the dead of night and enjoy dancing, embracing and kissing? According to the Vedic injunctions, this is not allowed. Also, when the gopīs first came to Him, He gave instructions to them to return to their homes. To call the wives of other persons or young girls and enjoy dancing with them is certainly abominable according to the Vedas. Why should Kṛṣṇa have done this?</text:p>
      <text:p text:style-name="Standard"/>
      <text:p text:style-name="Standard">Another word used here is āpta-kāma. Some may take it for granted that Kṛṣṇa was very lusty among young girls, but Parīkṣit Mahārāja said that this was not possible. He could not be lusty. First of all, from the material calculation He was only eight years old. At that age a boy cannot be lusty. Āpta-kāma means that the Supreme Personality of Godhead is self-satisfied. Even if He were lusty, He doesn’t need to take help from others to satisfy His lusty desires. The next point is that, although not lusty Himself, He might have been seduced by the lusty desires of the gopīs. But Mahārāja Parīkṣit then used another word, yadu-pati, which indicates that Kṛṣṇa is the most exalted personality in the dynasty of the Yadus. The kings in the dynasty of Yadu were considered to be the most pious, and their descendants were also like that. Having taken birth in that family, how could Kṛṣṇa have been seduced, even by the gopīs? It is concluded, therefore, that it was not possible for Kṛṣṇa to do anything abominable. But Mahārāja Parīkṣit was in doubt as to why Kṛṣṇa acted in that way. What was the real purpose?</text:p>
      <text:p text:style-name="Standard"><text:soft-page-break/></text:p>
      <text:p text:style-name="Standard">Another word Mahārāja Parīkṣit used when he addressed Śukadeva Gosvāmī is suvrata, which means to take a vow to enact pious activities. Śukadeva Gosvāmī was an educated brahmacārī, and under the circumstances it was not possible for him to indulge in sex. This is strictly prohibited for brahmacārīs, and what to speak of a brahmacārī like Śukadeva Gosvāmī. But because the circumstances of the rāsa dance were very suspect, Mahārāja Parīkṣit inquired for clarification from Śukadeva Gosvāmī. Śukadeva Gosvāmī immediately replied that transgressions of religious principles by the supreme controller testify to His great power. For example, fire can consume any abominable thing; that is the manifestation of the supremacy of fire. Similarly, the sun can absorb water from a urinal or from stool, and the sun is not polluted; rather, due to the influence of the sunshine, the polluted, contaminated place becomes disinfected and sterilized.</text:p>
      <text:p text:style-name="Standard"/>
      <text:p text:style-name="Standard">One may also argue that since Kṛṣṇa is the supreme authority, His activities should be followed. In answer to this argument, Śukadeva Gosvāmī has very clearly said that the īśvara, or supreme controller, may sometimes violate His own instructions, but this is possible only for the controller Himself, not for the followers. Unusual and uncommon activities by the controller can never be imitated. Śukadeva Gosvāmī warned that the conditioned followers, who are not actually in control, should never even imagine imitating the uncommon activities of the controller. A Māyāvādī philosopher may falsely claim to be God or Kṛṣṇa, but he cannot actually act like Kṛṣṇa. He can persuade his followers to falsely imitate the rāsa dance, but he is unable to lift Govardhana Hill. We have many experiences in the past of Māyāvādī rascals who delude their followers by posing themselves as Kṛṣṇa in order to enjoy rāsa-līlā. In many instances they were checked by the government, arrested and punished. In Orissa, Ṭhākura Bhaktivinoda punished a so-called incarnation of Viṣṇu who was imitating the rāsa-līlā with young girls. There were many complaints against the so-called incarnation. At that time Bhaktivinoda Ṭhākura was a magistrate, and the government deputed him to deal with that rascal, and he punished him very severely. The rāsa-līlā dance cannot be imitated by anyone. Śukadeva Gosvāmī warns that one should not even think of imitating it. He specifically mentions that if, out of foolishness, one tries to imitate Kṛṣṇa’s rāsa dance, he will be killed, just like a person who wants to imitate Lord Śiva’s drinking of an ocean of poison. Lord Śiva drank an ocean of poison and kept it within his throat. The poison made his throat turn blue, and therefore Lord Śiva is called Nīlakaṇṭha. But if any ordinary person tries to imitate Lord Śiva by drinking poison or smoking gañjā, he is sure to be vanquished and will die within a very short time. Lord Śrī Kṛṣṇa’s dealings with the gopīs occurred under special circumstances.</text:p>
      <text:p text:style-name="Standard"/>
      <text:p text:style-name="Standard">Most of the gopīs in their previous lives were great sages, expert in the study of the Vedas, and when Lord Kṛṣṇa appeared as Lord Rāmacandra they wanted to enjoy with Him. Lord Rāmacandra gave them the benediction that their desires would be fulfilled when He would appear as Kṛṣṇa. Therefore the desire of the gopīs to enjoy the appearance of Lord Kṛṣṇa was long cherished. So they approached the goddess Kātyāyanī to have Kṛṣṇa as their husband. There are many other circumstances which also testify to the supreme authority of Kṛṣṇa and show that He is not bound by the rules and regulations of the material world. In special cases, He acts as He likes to favor His devotees. This is possible only for Him, because He is the supreme controller. People in general should follow the instructions of Lord Kṛṣṇa as given in the Bhagavad-gītā and should not even imagine imitating Lord Kṛṣṇa in the rāsa dance.</text:p>
      <text:p text:style-name="Standard"/>
      <text:p text:style-name="Standard">Kṛṣṇa’s lifting of Govardhana Hill and His killing of great demons like Pūtanā are all obviously extraordinary activities. Similarly, the rāsa dance is also an uncommon activity and cannot be imitated by any ordinary man. An ordinary person engaged in his occupational duty, like Arjuna, should execute his duty for the satisfaction of Kṛṣṇa; that is within his power. Arjuna was a fighter, and Kṛṣṇa wanted him to fight for His satisfaction. Arjuna agreed, although at first he was not willing to fight. Duties are required for ordinary persons. They should not jump up and try to imitate Kṛṣṇa and indulge in rāsa-līlā and thus bring about their ruin. One should know with <text:soft-page-break/>certainty that Kṛṣṇa had no personal interest in whatever He did for the benediction of the gopīs. As stated in the Bhagavad-gītā, na māṁ karmāṇi limpanti: Kṛṣṇa never enjoys or suffers the results of His activities. Therefore it is not possible for Him to act irreligiously. He is transcendental to all religious duties and principles. He is untouched by the modes of material nature. He is the supreme controller of all living entities, whether in human society, in demigod society in the heavenly planets, or in lower forms of life, and He is also the supreme controller of material nature; therefore, He has nothing to do with religious or irreligious principles.</text:p>
      <text:p text:style-name="Standard"/>
      <text:p text:style-name="Standard">Śukadeva Gosvāmī further concludes that the great sages and devotees, who are washed clean of all conditioned life, can move freely even within the contamination of material nature by keeping Kṛṣṇa, the Supreme Personality of Godhead, within their hearts. In this way they also do not become subject to the laws of pleasure and pain in the modes of material nature. How, then, is it possible for Kṛṣṇa, who appears by His own internal potency, to be subject to the laws of karma?</text:p>
      <text:p text:style-name="Standard"/>
      <text:p text:style-name="Standard">In the Bhagavad-gītā the Lord clearly says that whenever He appears He does so by His internal potency; He is not forced to accept a body by the laws of karma, like an ordinary living entity. Every other living entity is forced to accept a certain type of body by his previous actions. But when Kṛṣṇa appears, He always appears in a body that is not forced upon Him by the action of His past deeds. His body is a vehicle for His transcendental pleasure pastimes, which are enacted by His internal potency. He has no obligation to the laws of karma. The Māyāvādī monist must accept a certain type of body, being forced by the laws of nature; therefore, his claim to being one with Kṛṣṇa, or God, is only theoretical. Such persons who claim to be equal with Kṛṣṇa and indulge in rāsa-līlā create a dangerous situation for the people in general. Kṛṣṇa, the Supreme Personality of Godhead, was already present as the Supersoul within the bodies of the gopīs and their husbands. He is the guide of all living entities, as is confirmed in the Kaṭha Upaniṣad: nityo nityānāṁ cetanaś cetanānām. The Supersoul directs the individual soul to act, and the Supersoul is the actor and witness of all action.</text:p>
      <text:p text:style-name="Standard"/>
      <text:p text:style-name="Standard">It is confirmed in the Bhagavad-gītā that Kṛṣṇa is present in everyone’s heart and that from Him come all knowledge, remembrance and forgetfulness. He is the original person to be known by Vedic knowledge. He is the author of the Vedānta philosophy, and He knows the Vedānta philosophy perfectly well. The so-called Vedāntists and Māyāvādīs cannot understand Kṛṣṇa as He is; they simply mislead their followers by imitating the actions of Kṛṣṇa in an unauthorized way. Kṛṣṇa, the Supersoul of everyone, is already within the body of everyone; therefore if He sees someone or embraces someone there is no question of impropriety.</text:p>
      <text:p text:style-name="Standard"/>
      <text:p text:style-name="Standard">Some ask that if Kṛṣṇa is self-sufficient, why did He at all manifest the pastimes with the gopīs, which are disturbing to the so-called moralists of the world? The answer is that such activities show special mercy to the fallen, conditioned souls. The gopīs are expansions of His internal energy, but because Kṛṣṇa wanted to exhibit the rāsa-līlā, they appeared as ordinary human beings. In the material world, pleasure is ultimately manifested in the sex attraction between man and woman. The man lives simply to be attracted by women, and the woman lives simply to be attracted by men. That is the basic principle of material life. As soon as these attractions are combined, people become more and more implicated in material existence. In order to show them special favor, Kṛṣṇa exhibited this rāsa-līlā dance. It is just to captivate the conditioned souls. Since they are very much attracted by sex, they can enjoy the same life with Kṛṣṇa and thus become liberated from the material condition. In the Second Canto of Śrīmad-Bhāgavatam, Mahārāja Parīkṣit also explains that the pastimes and activities of Lord Kṛṣṇa are medicine for the conditioned souls. If they simply hear about Kṛṣṇa, they become relieved of the material disease. They are addicted to material enjoyment and are accustomed to reading sex literature, but by hearing these transcendental pastimes of Kṛṣṇa with the gopīs, they will be relieved of material contamination.</text:p>
      <text:p text:style-name="Standard"/>
      <text:p text:style-name="Standard"><text:soft-page-break/>How they should hear and from whom is also explained by Śukadeva Gosvāmī. The difficulty is that the whole world is full of Māyāvādīs, and when they become professional reciters of Śrīmad-Bhāgavatam, and when people, without knowing the effect of the Māyāvāda philosophy, hear from such persons, they become confused. Discussion of the rāsa-līlā among people in general is discouraged because they are affected by the Māyāvāda philosophy, but if one who is advanced explains and people hear from him, certainly the hearers will be gradually elevated to the position of Kṛṣṇa consciousness and liberated from materially contaminated life.</text:p>
      <text:p text:style-name="Standard"/>
      <text:p text:style-name="Standard">Another important point is that none of the gopīs who danced with Kṛṣṇa were in their material bodies. They danced with Kṛṣṇa in their spiritual bodies. All their husbands thought that their wives were sleeping by their sides. The so-called husbands of the gopīs were already enamored with the influence of the external energy of Kṛṣṇa; so by dint of this very energy they could not understand that their wives had gone to dance with Kṛṣṇa. What then is the basis of accusing Kṛṣṇa of dancing with others’ wives? The bodies of the gopīs, which were their husbands’, were lying in bed, but the spiritual parts and parcels of Kṛṣṇa were dancing with Him. Kṛṣṇa is the supreme person, the whole spirit, and He danced with the spiritual bodies of the gopīs. There is therefore no reason to accuse Kṛṣṇa in any way.</text:p>
      <text:p text:style-name="Standard"/>
      <text:p text:style-name="Standard">After the rāsa dance was over, the night – the night of Brahmā, a very, very long period, as mentioned in the Bhagavad-gītā – turned into the brāhma-muhūrta. The brāhma-muhūrta takes place about one and a half hours before sunrise. It is recommended that one should rise from bed at that time and, after finishing daily ablutions, take to spiritual activities by performing maṅgala-ārati and chanting the Hare Kṛṣṇa mantra. This period is very convenient for the execution of spiritual activities. When that auspicious moment arrived, Kṛṣṇa asked the gopīs to leave. Although His beloveds were not willing to quit His company, they were very obedient to Him. As soon as Kṛṣṇa asked them to go home, they immediately left and returned home. Śukadeva Gosvāmī concludes this episode of the rāsa-līlā by pointing out that if a person hears from the right source about the pastimes of Kṛṣṇa, who is Viṣṇu Himself, and the gopīs, who are expansions of His energy, then he will be relieved of the most dangerous type of disease, namely lust. In other words, one who actually hears the rāsa-līlā will become completely freed from the lusty desire of sex life and elevated to the highest level of spiritual understanding. Generally, because they hear the rāsa-līlā from Māyāvādīs and they themselves are Māyāvādīs, people become more and more implicated in sex life. The conditioned soul should hear the rāsa-līlā dance from an authorized spiritual master and be trained by him so that he can understand the whole situation. Thus one can be elevated to the highest standard of spiritual life; otherwise one will be implicated. Material lust is a kind of heart disease, and to cure the material heart disease of the conditioned soul, it is recommended that one should hear, but not from the impersonalist rascals. If one hears from the right sources with right understanding, then his situation will be different.</text:p>
      <text:p text:style-name="Standard"/>
      <text:p text:style-name="Standard">Śukadeva Gosvāmī has used the word śraddhānvita for one who is trained in spiritual life. Śraddhā, or faith, is the beginning. One who has developed his faith in Kṛṣṇa as the Supreme Personality of Godhead, the Supreme Spirit Soul, can both describe and hear the rāsa-līlā. Śukadeva also uses the word anuśṛṇuyāt. One must hear from the disciplic succession. Anu means “following,” and anu also means “always.” So one must always follow the disciplic succession and not hear from any stray professional reciter, whether a Māyāvādī or an ordinary man. Anuśṛṇuyāt means that one must hear from an authorized person who is in the disciplic succession and is always engaged in Kṛṣṇa consciousness. When a person hears the rāsa-līlā in this way, the effect will be sure: he will be elevated to the highest position of spiritual life.</text:p>
      <text:p text:style-name="Standard"/>
      <text:p text:style-name="Standard">Śukadeva Gosvāmī uses two specific words, bhaktim and parām. Bhaktiṁ parām means execution of devotional service above the neophyte stage. Those who are simply attracted to temple worship but do not know the philosophy of bhakti are in the neophyte stage. That sort of bhakti is not the <text:soft-page-break/>perfectional stage. The perfectional stage of bhakti, or devotional service, is completely free from material contamination. The most dangerous aspect of contamination is lust, or sex life. Bhaktiṁ parām devotional service is so potent that the more one advances in this line, the more he loses his attraction for material life. One who is actually deriving benefit from hearing the rāsa-līlā dance surely achieves the transcendental position. He surely loses all traces of lust in his heart.</text:p>
      <text:p text:style-name="Standard"/>
      <text:p text:style-name="Standard">Śrīla Viśvanātha Cakravartī Ṭhākura points out that according to the Bhagavad-gītā, Brahmā’s day and Brahmā’s night are periods of solar years expanding to 4,300,000 multiplied by 1,000. According to Viśvanātha Cakravartī Ṭhākura, the rāsa dance was performed during the long period of Brahmā’s night, but the gopīs could not understand that. In order to fulfill their desire, Kṛṣṇa extended the night to cover such a great period of time. One may ask how this was possible, and Viśvanātha Cakravartī Ṭhākura reminds us that Kṛṣṇa, although bound by a small rope, could show His mother the whole universe within His mouth. How was this possible? The answer is that He can do anything for the pleasure of His devotees. Similarly, because the gopīs wanted to enjoy Kṛṣṇa, they were given the opportunity to associate with Him for a long period. This was done according to His promise. When Kṛṣṇa stole the garments of the gopīs while they were taking a bath at Cīraghāṭa on the Yamunā, He promised to fulfill their desire in some future night. In one night, therefore, they enjoyed the company of Kṛṣṇa as their beloved husband, but that night was not an ordinary night. It was a night of Brahmā, lasting millions and millions of years. Everything is possible for Kṛṣṇa, for He is the supreme controller.</text:p>
      <text:p text:style-name="Standard"/>
      <text:p text:style-name="Standard">Thus ends the Bhaktivedanta purport of the thirty-third chapter of Kṛṣṇa, “Description of the Rāsa Dance.”</text:p>
      <text:p text:style-name="Standard"/>
      <text:p text:style-name="Standard"/>
      <text:p text:style-name="Standard">CHAPTER 34</text:p>
      <text:p text:style-name="Standard">Vidyādhara Liberated and the Demon Śaṅkhacūḍa Killed</text:p>
      <text:p text:style-name="Standard"/>
      <text:p text:style-name="Standard">Once upon a time, the cowherd men of Vṛndāvana, headed by Nanda Mahārāja, desired to go to Ambikāvana to observe the Śiva-rātri ceremony. The rāsa-līlā was performed during the autumn, and after that the next big ceremony is Holi, or the Dolāyātrā ceremony. Between the Dolāyātrā ceremony and the rāsa-līlā ceremony there is an important ceremony called Śiva-rātri, which is especially observed by the Śaivites, or devotees of Lord Śiva. Sometimes the Vaiṣṇavas also observe this ceremony because they accept Lord Śiva as the foremost Vaiṣṇava. But the function of Śiva-rātri is not observed very regularly by the bhaktas, or devotees of Kṛṣṇa. Under the circumstances, Śrīmad-Bhāgavatam states that Nanda Mahārāja and the other cowherd men “once upon a time desired.” This means that they were not regularly observing the Śiva-rātri function but that once upon a time they wanted to go to Ambikāvana out of curiosity. Ambikāvana is somewhere in Gujarat Province, and it is said to be situated on the river Sarasvatī. Yet we do not find any Sarasvatī River in Gujarat Province, although there is a river named Savarmatī. In India, all the big places of pilgrimage are situated on nice rivers like the Ganges, Yamunā, Sarasvatī, Narmadā, Godāvarī and Kāverī. Ambikāvana was situated on the bank of the Sarasvatī, and Nanda Mahārāja and all the other cowherd men went there.</text:p>
      <text:p text:style-name="Standard"/>
      <text:p text:style-name="Standard">They very devotedly began to worship the deity of Lord Śiva and Ambikā. It is the general practice that wherever there is a temple of Lord Śiva, there must be another temple, of Ambikā (or Durgā), because Ambikā is the wife of Lord Śiva and is the most exalted of chaste women. She doesn’t live outside the association of her husband. After reaching Ambikāvana, the cowherd men of Vṛndāvana first bathed themselves in the river Sarasvatī. If one goes to any place of pilgrimage, his first duty is to take a bath and sometimes to shave his head. That is the first business. After taking a bath, they worshiped the deities and then distributed charity in the holy places.</text:p>
      <text:p text:style-name="Standard"/>
      <text:p text:style-name="Standard"><text:soft-page-break/>According to the Vedic system, charity is given to the brāhmaṇas. It is stated in the Vedic śāstras that only the brāhmaṇas and the sannyāsīs can accept charity. The cowherd men from Vṛndāvana gave the brāhmaṇas cows decorated with golden ornaments and beautiful garlands. The brāhmaṇas are given charity because they are not engaged in any business profession. They are supposed to be engaged in brahminical occupations, as described in the Bhagavad-gītā – namely, they must be very learned and must perform austerity and penances. Not only must they themselves be learned, but they must also teach others. Brāhmaṇas are not meant to be brāhmaṇas alone: they should create other brāhmaṇas also. If a man is found who agrees to become a brāhmaṇa’s disciple, he is also given the chance to become a brāhmaṇa. The brāhmaṇa is always engaged in the worship of Lord Viṣṇu. Therefore the brāhmaṇas are eligible to accept all kinds of charity. But if the brāhmaṇas receive excess charity, they are to distribute it for the service of Viṣṇu. In the Vedic scriptures, therefore, one is recommended to give charity to the brāhmaṇas, and by so doing one pleases Lord Viṣṇu and all the demigods.</text:p>
      <text:p text:style-name="Standard"/>
      <text:p text:style-name="Standard">The pilgrims take a bath, worship the deity and give charity; they are also recommended to fast one day. They should go to a place of pilgrimage and stay there for at least three days. The first day is spent fasting, and at night they can drink a little water because water does not break the fast.</text:p>
      <text:p text:style-name="Standard"/>
      <text:p text:style-name="Standard">The cowherd men, headed by Nanda Mahārāja, spent that night on the bank of the Sarasvatī. They fasted all day and drank a little water at night. But while they were taking rest, a great serpent from the nearby forest appeared before them and hungrily began to swallow up Nanda Mahārāja. Nanda cried out helplessly, “My dear son, Kṛṣṇa, please come and save me from this danger! This serpent is swallowing me!” When Nanda Mahārāja cried for help, all the cowherd men got up and saw what was happening. They immediately took up burning logs and began to beat the snake to kill it. But in spite of being beaten with burning logs, the serpent was not about to give up swallowing Nanda Mahārāja.</text:p>
      <text:p text:style-name="Standard"/>
      <text:p text:style-name="Standard">At that time Kṛṣṇa appeared on the scene and touched the serpent with His lotus feet. Immediately upon being touched by the lotus feet of Kṛṣṇa, the serpent shed its reptilian body and appeared as a very beautiful demigod named Vidyādhara. His bodily features were so beautiful that he appeared to be worshipable. There was a luster and effulgence emanating from his body, and he was garlanded with a gold necklace. He offered obeisances to Lord Kṛṣṇa and stood before Him with great humility. Kṛṣṇa then asked the demigod, “You appear to be a very nice demigod and to be favored by the goddess of fortune. How is it that you performed such abominable activities that you got the body of a serpent?” The demigod then began to narrate the story of his previous life.</text:p>
      <text:p text:style-name="Standard"/>
      <text:p text:style-name="Standard">“My dear Lord,” he said, “in my previous life I was named Vidyādhara and was known all over the world for my beauty. Because I was a celebrated personality, I used to travel all over in my airplane. While traveling, I saw a great sage named Aṅgirā. He was very ugly, and because I was very proud of my beauty, I laughed at him. Due to this sinful act, I was condemned by the great sage to assume the form of a serpent.”</text:p>
      <text:p text:style-name="Standard"/>
      <text:p text:style-name="Standard">One should note here that before being favored by Kṛṣṇa a person is always under the modes of material nature, however elevated he may be materially. Vidyādhara was a materially elevated demigod, and he was very beautiful. He also held a great material position and was able to travel all over by airplane. Yet he was condemned to become a serpent in his next life. Any materially elevated person can be condemned to an abominable species of life if he is not careful. It is a misconception that after reaching the human body one is never degraded. Vidyādhara himself stated that even though he was a demigod he was condemned to become a serpent. But because he was touched by the lotus feet of Kṛṣṇa, he immediately came to Kṛṣṇa consciousness. He admitted, however, that in his previous life he was actually sinful. A Kṛṣṇa conscious person knows that he is <text:soft-page-break/>always the servant of the servant of Kṛṣṇa; he is most insignificant, and whatever good he does is by the grace of Kṛṣṇa and the spiritual master.</text:p>
      <text:p text:style-name="Standard"/>
      <text:p text:style-name="Standard">The demigod Vidyādhara continued to speak to Śrī Kṛṣṇa. “Because I was very proud of the exquisite beauty of my body,” he said, “I derided the ugly features of the great sage Aṅgirā. He cursed me for my sin, and I became a snake. Now I consider that this curse by the sage was not at all a curse; it was a great benediction for me. Had he not cursed me, I would not have assumed the body of a serpent and would not have been kicked by Your lotus feet and thus freed from all material contamination.”</text:p>
      <text:p text:style-name="Standard"/>
      <text:p text:style-name="Standard">In material existence, four things are very valuable: to be born in a decent family, to be very rich, to be very learned and to be very beautiful. These are considered to be material assets. Unfortunately, without Kṛṣṇa consciousness, these material assets sometimes become sources of sin and degradation. Despite Vidyādhara’s being a demigod and having a beautiful body, he was condemned to the body of a snake due to pride. Therefore from this incident we can learn that those who are too proud of their material assets or who are inimical toward others are degraded to the bodies of snakes. A snake is considered to be the most cruel and envious living entity, but those who are human beings and are envious of others are considered to be even more vicious than snakes. The snake can be charmed or controlled by mantras and herbs, but a person who is envious cannot be controlled by anyone.</text:p>
      <text:p text:style-name="Standard"/>
      <text:p text:style-name="Standard">“My dear Lord,” Vidyādhara continued, “now, since I think I have become freed from all kinds of sinful activities, I am asking Your permission to return to my abode, the heavenly planets.” This request indicates that persons who are attached to fruitive activities, desiring promotion to the comforts of higher planetary systems, cannot achieve their ultimate goal of life without the sanction of the Supreme Personality of Godhead. It is also stated in the Bhagavad-gītā that the less intelligent want to achieve material benefits and therefore worship different kinds of demigods, but that they actually get the benedictions from the demigods through the permission of Lord Viṣṇu, or Kṛṣṇa. Demigods have no power to bestow material profit. Even if one is attached to material benedictions, he should worship Kṛṣṇa, the Supreme Personality of Godhead, and ask Him. Kṛṣṇa is completely able to give even material benedictions. There is a difference, however, between asking material benedictions from the demigods and asking them from Kṛṣṇa. Dhruva Mahārāja worshiped the Supreme Personality of Godhead for a material benediction, but when he actually achieved the favor of the Supreme Lord and saw Him, he was so satisfied that he refused to accept any material benediction. The intelligent person does not worship the demigods or ask favors from them; he directly becomes Kṛṣṇa conscious, and if he has any desire for material benefit, he asks Kṛṣṇa, not the demigods.</text:p>
      <text:p text:style-name="Standard"/>
      <text:p text:style-name="Standard">Vidyādhara, awaiting Kṛṣṇa’s permission to return to the heavenly planets, said, “Now, because I have been touched by Your lotus feet, I am relieved of all kinds of material pangs. You are the most powerful of all mystics. You are the original Supreme Personality of Godhead. You are the master of all devotees. You are the proprietor of all planetary systems, and therefore I am asking Your permission. You may accept me as fully surrendered unto You. I know very well that persons who are constantly engaged in chanting Your holy name attain release from all sinful reactions, and certainly persons who are fortunate enough to be personally touched by Your lotus feet are freed. Therefore I am sure that I am now relieved of the curse of the brāhmaṇa simply by seeing You and being touched by Your lotus feet.”</text:p>
      <text:p text:style-name="Standard"/>
      <text:p text:style-name="Standard">In this way, Vidyādhara got permission from Lord Kṛṣṇa to return to his home in the higher planetary system. After receiving this permission, he circumambulated the Lord and offered his respectful obeisances unto Him, and then he returned to his heavenly planet. Thus Nanda Mahārāja was relieved of the imminent danger of being devoured by the snake.</text:p>
      <text:p text:style-name="Standard"><text:soft-page-break/></text:p>
      <text:p text:style-name="Standard">The cowherd men, who had come to execute the ritualistic function of worshiping Lord Śiva and Ambikā, finished their business and prepared to return to Vṛndāvana. While returning, they recalled the wonderful activities of Kṛṣṇa. By relating the incident of Vidyādhara’s deliverance, they became more attached to Kṛṣṇa. They had come to worship Lord Śiva and Ambikā, but the result was that they became more and more attached to Kṛṣṇa. Similarly, the gopīs worshiped the goddess Kātyāyanī to become more and more attached to Kṛṣṇa. It is stated in the Bhagavad-gītā that persons who are attached to worshiping demigods like Lord Brahmā, Śiva, Indra and Candra for some personal benefit are less intelligent and have forgotten the real purpose of life. But the cowherd men, inhabitants of Vṛndāvana, were no ordinary men. Whatever they did, they did for Kṛṣṇa. If one worships demigods like Lord Śiva and Lord Brahmā to become more attached to Kṛṣṇa, that is approved. But if one goes to the demigods for some personal benefit, that is condemned.</text:p>
      <text:p text:style-name="Standard"/>
      <text:p text:style-name="Standard">After this incident, on a very pleasant night Kṛṣṇa and His elder brother, Balarāma, who are inconceivably powerful, went into the forest of Vṛndāvana. They were accompanied by the damsels of Vrajabhūmi, and They began to enjoy their company. The young damsels of Vraja were very nicely dressed and anointed with pulp of sandalwood and decorated with flowers. The moon was shining in the sky, surrounded by glittering stars. The breeze was blowing, bearing the aroma of mallikā flowers, and the bumblebees were mad after the aroma. Taking advantage of the pleasing atmosphere, Kṛṣṇa and Balarāma began to sing very melodiously. The damsels became so absorbed in Their rhythmical song that they almost forgot themselves; their hair loosened, their clothes slackened, and their garlands began to fall to the ground.</text:p>
      <text:p text:style-name="Standard"/>
      <text:p text:style-name="Standard">At that time, while Kṛṣṇa, Balarāma and the damsels were so much absorbed, almost in madness, a demoniac associate of Kuvera (the treasurer of the heavenly planets) appeared on the scene. The demon’s name was Śaṅkhacūḍa because on his head there was a valuable jewel resembling a conch shell. Just as the two sons of Kuvera had been puffed up over their wealth and opulence and did not care for Nārada Muni’s presence, this Śaṅkhacūḍa was also puffed up over material opulence. He thought that Kṛṣṇa and Balarāma were two ordinary cowherd boys enjoying the company of many beautiful girls. Generally, in the material world, a person with riches thinks that all beautiful women should be enjoyed by him. Śaṅkhacūḍa also thought that since he belonged to the rich community of Kuvera, he, not Kṛṣṇa and Balarāma, should enjoy the company of so many beautiful girls. He therefore decided to take charge of them. He appeared before Kṛṣṇa, Balarāma and the damsels of Vraja and began to lead the girls away to the north. He commanded them as if he were their proprietor and husband, despite the presence of Kṛṣṇa and Balarāma. Being forcibly taken away by Śaṅkhacūḍa, the damsels of Vraja called out the names of Kṛṣṇa and Balarāma for protection. The two brothers immediately began to follow them, taking up big logs of śāla wood in Their hands. “Don’t be afraid, don’t be afraid,” They called to the gopīs. “We are coming at once to chastise this demon.” Very quickly They reached Śaṅkhacūḍa. Thinking the brothers too powerful, Śaṅkhacūḍa left the company of the gopīs and ran in fear for his life. But Kṛṣṇa would not let him go. He entrusted the gopīs to the care of Balarāma and followed Śaṅkhacūḍa wherever he fled. Kṛṣṇa wanted to take the valuable jewel resembling a conch shell from the head of the demon. After following him a very short distance, Kṛṣṇa caught him, struck his head with His fist and killed him. He then took the valuable jewel and returned. In the presence of all the damsels of Vraja, He presented the valuable jewel to His elder brother, Balarāma.</text:p>
      <text:p text:style-name="Standard"/>
      <text:p text:style-name="Standard">Thus ends the Bhaktivedanta purport of the thirty-fourth chapter of Kṛṣṇa, “Vidyādhara Liberated and the Demon Śaṅkhacūḍa Killed.”</text:p>
      <text:p text:style-name="Standard"/>
      <text:p text:style-name="Standard"/>
      <text:p text:style-name="Standard">CHAPTER 35</text:p>
      <text:p text:style-name="Standard"><text:soft-page-break/>The Gopīs’ Feelings of Separation</text:p>
      <text:p text:style-name="Standard"/>
      <text:p text:style-name="Standard">The gopīs of Vṛndāvana were so attached to Kṛṣṇa that they were not satisfied simply with the rāsa dance at night. They wanted to associate with Him and enjoy His company during the daytime also. When Kṛṣṇa went to the forest with His cowherd boyfriends and cows, the gopīs did not physically take part, but their hearts went with Him. And because their hearts went, they were able to enjoy His company through strong feelings of separation. To acquire this strong feeling of separation is the teaching of Lord Caitanya and His direct disciples, the Six Gosvāmīs. When we are not in physical contact with Kṛṣṇa, we can associate with Him like the gopīs, through feelings of separation. Kṛṣṇa’s transcendental form, qualities, pastimes and entourage are all identical with Him. There are nine different kinds of devotional service. Devotional service to Kṛṣṇa in feelings of separation elevates the devotee to the highest perfectional level, to the level of the gopīs.</text:p>
      <text:p text:style-name="Standard"/>
      <text:p text:style-name="Standard">It is stated in Śrīnivāsācārya’s prayer to the Six Gosvāmīs that they left the material opulences of government service and the princely status of life and went to Vṛndāvana, where they lived just like ordinary mendicants, begging from door to door. But they were so much enriched with the gopīs’ feelings of separation that they enjoyed transcendental pleasure at every moment. Similarly, when Lord Caitanya was at Jagannātha Purī, He was in the role of Rādhārāṇī, feeling separation from Kṛṣṇa. Those who are in the disciplic succession of the Madhva-Gauḍīya-sampradāya should always feel separation from Kṛṣṇa, worship His transcendental form and discuss His transcendental teachings, His pastimes, His qualities and His entourage and His association. That will enrich the devotees to the highest devotional perfection. Feeling constant separation while engaged in the service of the Lord is the perfection of Kṛṣṇa consciousness.</text:p>
      <text:p text:style-name="Standard"/>
      <text:p text:style-name="Standard">The gopīs used to discuss Kṛṣṇa amongst themselves, and their talks were as follows. “My dear friends,” one gopī said, “do you know that when Kṛṣṇa lies on the ground He rests on His left elbow, and His head rests on His left hand? He moves His attractive eyebrows while playing His flute with His delicate fingers, and the sound He produces creates such a nice atmosphere that the denizens of the heavenly planets, who travel in space with their wives and beloveds, stop their airplanes, for they are stunned by the vibration of the flute. The wives of the demigods who are seated in the planes then become very much ashamed of their singing and musical qualifications. Not only that, but they become afflicted with conjugal love, and their hair and tight clothes immediately loosen.”</text:p>
      <text:p text:style-name="Standard"/>
      <text:p text:style-name="Standard">Another gopī said, “My dear friends, Kṛṣṇa is so beautiful that the goddess of fortune always remains on His chest, and He is always adorned with a golden necklace. Beautiful Kṛṣṇa plays His flute in order to enliven the hearts of many devotees. He is the only friend of the suffering living entities. When He plays His flute, all the cows and other animals of Vṛndāvana, although engaged in eating, simply take a morsel of food in their mouths and stop chewing. Their ears raise up and they become stunned. They do not appear alive but like painted animals. Kṛṣṇa’s flute-playing is so attractive that even the animals become enchanted, and what to speak of ourselves.”</text:p>
      <text:p text:style-name="Standard"/>
      <text:p text:style-name="Standard">Another gopī said, “My dear friends, not only living animals but even inanimate objects like the rivers and lakes of Vṛndāvana also become stunned when Kṛṣṇa passes with peacock feathers on His head and His body smeared with the minerals of Vṛndāvana. With leaves and flowers decorating His body, He looks like some hero. When He plays on His flute and calls the cows with Balarāma, the river Yamunā stops flowing and waits for the air to carry dust from His lotus feet. But the river Yamunā is unfortunate like us and does not get Kṛṣṇa’s mercy. The river simply remains stunned, stopping its waves, just as we also stop crying for Kṛṣṇa in expectation.” In the absence of Kṛṣṇa the gopīs were constantly shedding tears, but sometimes, when they expected that Kṛṣṇa was coming, they would stop crying. But when they saw that Kṛṣṇa was not coming, then again they would become frustrated and begin to cry.</text:p>
      <text:p text:style-name="Standard"><text:soft-page-break/></text:p>
      <text:p text:style-name="Standard">Kṛṣṇa is the original Personality of Godhead, the origin of all Viṣṇu forms, and the cowherd boys are all demigods. So just as Lord Viṣṇu is always worshiped and surrounded by different demigods like Lord Śiva, Lord Brahmā, Indra, Candra and others, when Kṛṣṇa traveled through the Vṛndāvana forest or walked on Govardhana Hill, He was accompanied by the cowherd boys. While walking, He played His flute just to call His cows. Just by His association, the trees, plants and other vegetation in the forest immediately became Kṛṣṇa conscious. A Kṛṣṇa conscious person sacrifices everything for Kṛṣṇa. Although the trees and plants were not very advanced in consciousness, by the association of Kṛṣṇa and His friends they also became Kṛṣṇa conscious. They then wanted to deliver everything – whatever they had – namely their fruits, flowers and the honey incessantly falling from their branches.</text:p>
      <text:p text:style-name="Standard"/>
      <text:p text:style-name="Standard">When Kṛṣṇa walked on the bank of the Yamunā, He was seen nicely decorated with tilaka on His face. He was garlanded with different kinds of forest flowers, and His body was smeared with the pulp of sandalwood and tulasī leaves. The bumblebees became mad after the fragrance and sweetness of the atmosphere and began to hum. Being pleased by the humming sound of the bees, Kṛṣṇa would play His flute, and together the sounds became so sweet to hear that aquatic birds like cranes, swans and ducks were charmed. Instead of swimming or flying, they became stunned. They closed their eyes and entered a trance of meditation in worship of Kṛṣṇa.</text:p>
      <text:p text:style-name="Standard"/>
      <text:p text:style-name="Standard">One gopī said, “My dear friends, Kṛṣṇa and Balarāma are nicely dressed with earrings and pearl necklaces. They enjoy Themselves on the top of Govardhana Hill, and everything becomes absorbed in transcendental pleasure when Kṛṣṇa plays on His flute, charming the whole created manifestation. When He plays, the clouds stop their loud thundering out of fear of disturbing the vibration of His flute. Instead they respond with mild thunder and so congratulate Kṛṣṇa, their friend.”</text:p>
      <text:p text:style-name="Standard"/>
      <text:p text:style-name="Standard">Kṛṣṇa is accepted as the friend of the cloud because both the cloud and Kṛṣṇa satisfy the people when they are disturbed. When the people are burning due to excessive heat, the cloud satisfies them with rain. Similarly, when people in materialistic life become disturbed by the blazing fire of material pangs, Kṛṣṇa consciousness gives them relief like a cloud. The cloud and Kṛṣṇa, having the same bodily color also, are considered to be friends. Desiring to congratulate its superior friend, the cloud poured not water but small flowers and covered the head of Kṛṣṇa just like an umbrella to protect Him from the scorching sunshine.</text:p>
      <text:p text:style-name="Standard"/>
      <text:p text:style-name="Standard">One of the gopīs told Mother Yaśodā, “My dear Mother, your son is very expert among the cowherd boys. He knows all the different arts of how to tend the cows and how to play the flute. He composes His own songs, and to play them He puts His flute to His mouth. When He plays, either in the morning or in the evening, all the demigods, including Lord Śiva, Brahmā, Indra and Candra, bow their heads and listen with great attention. Although they are very learned and expert, they cannot understand the musical arrangements of Kṛṣṇa’s flute. They simply listen attentively and try to understand, but they become bewildered and nothing more.”</text:p>
      <text:p text:style-name="Standard"/>
      <text:p text:style-name="Standard">Another gopī said, “My dear friends, when Kṛṣṇa returns home with His cows, the footprints of the soles of His feet – with flag, thunderbolt, trident and lotus flower – relieve the pain the earth feels when the cows traverse it. He walks in a stride which is so attractive, and He carries His flute. Just by looking at Him we become lusty to enjoy His company. At that time, our movements cease. We become just like trees and stand perfectly still, unaware that our hair and clothes are loosening.”</text:p>
      <text:p text:style-name="Standard"/>
      <text:p text:style-name="Standard">Kṛṣṇa had many thousands of cows, and they were divided into groups according to their colors. They were also differently named according to color. When He would prepare to return from the <text:soft-page-break/>pasturing ground, He would gather all the cows. As Vaiṣṇavas count 108 beads, which represent the 108 individual gopīs, so Kṛṣṇa would also count on 108 beads to count the different groups of cows.</text:p>
      <text:p text:style-name="Standard"/>
      <text:p text:style-name="Standard">“When Kṛṣṇa returns, He is garlanded with tulasī leaves,” a gopī described Him to a friend. “He puts His hand on the shoulder of a cowherd boyfriend and begins to blow His transcendental flute. The wives of the black deer become enchanted upon hearing the vibration of His flute, which resembles the vibration of the vīṇā. The deer come to Kṛṣṇa and become so charmed that they stand still, forgetting their homes and husbands. Like us, who are enchanted by the ocean of the transcendental qualities of Kṛṣṇa, the she-deer become enchanted by the vibration of His flute.”</text:p>
      <text:p text:style-name="Standard"/>
      <text:p text:style-name="Standard">Another gopī told Mother Yaśodā, “My dear Mother, when your son returns home, He decorates Himself with the buds of the kunda flower, and just to enlighten and gladden His friends, He blows His flute. The breeze blowing from the south creates a pleasing atmosphere because it is fragrant and very cool. Minor demigods like the Gandharvas and Siddhas take advantage of this atmosphere and offer prayers to your son by sounding their bugles and drums. Kṛṣṇa is very kind to the inhabitants of Vrajabhūmi, Vṛndāvana, and when He returns with His cows and friends, He is remembered as the lifter of Govardhana Hill. Taking advantage of this opportunity, the most exalted demigods like Lord Brahmā and Lord Śiva come down to offer their evening prayers, and they accompany the cowherd boys in glorifying the qualities of Kṛṣṇa.</text:p>
      <text:p text:style-name="Standard"/>
      <text:p text:style-name="Standard">“Kṛṣṇa is compared to the moon, born in the ocean of the womb of Devakī. When He returns in the evening, it appears that He is fatigued, but He still tries to gladden the inhabitants of Vṛndāvana by His auspicious presence. When Kṛṣṇa returns, garlanded with flowers, His face looks beautiful, adorned with golden earrings. He walks into Vṛndāvana with a stride just like the elephant’s and slowly enters His home. Upon His return, the men, women and cows of Vṛndāvana immediately forget the scorching heat of the day.”</text:p>
      <text:p text:style-name="Standard"/>
      <text:p text:style-name="Standard">Such descriptions of Kṛṣṇa’s transcendental pastimes and activities were remembered by the gopīs during His absence from Vṛndāvana. They give us some idea of how attractive Kṛṣṇa is, not only to human beings but to all animate and inanimate objects. In Vṛndāvana, everyone and everything is attracted to Kṛṣṇa, including the trees, the plants, the water, and animals like the deer and cows. That is the perfect description of Kṛṣṇa’s all-attractiveness. The example of the gopīs is very instructive to persons who are trying to be absorbed in Kṛṣṇa consciousness. One can very easily associate with Kṛṣṇa simply by remembering His transcendental pastimes. Everyone has a tendency to love someone. That Kṛṣṇa should be the object of love is the central point of Kṛṣṇa consciousness. By constantly chanting the Hare Kṛṣṇa mantra and remembering the transcendental pastimes of Kṛṣṇa, one can be fully in Kṛṣṇa consciousness and thus make his life sublime and fruitful.</text:p>
      <text:p text:style-name="Standard"/>
      <text:p text:style-name="Standard">Thus ends the Bhaktivedanta purport of the thirty-fifth chapter of Kṛṣṇa, “The Gopīs’ Feelings of Separation.”</text:p>
      <text:p text:style-name="Standard"/>
      <text:p text:style-name="Standard"/>
      <text:p text:style-name="Standard">CHAPTER 36</text:p>
      <text:p text:style-name="Standard">Kaṁsa Sends Akrūra for Kṛṣṇa</text:p>
      <text:p text:style-name="Standard"/>
      <text:p text:style-name="Standard">Vṛndāvana was always absorbed in the thought of Kṛṣṇa. Everyone remembered His pastimes and was constantly merged in the ocean of transcendental bliss. But the material world is so contaminated that even in Vṛndāvana the asuras, or demons, tried to disturb the peaceful situation.</text:p>
      <text:p text:style-name="Standard"/>
      <text:p text:style-name="Standard">Once a demon named Ariṣṭāsura entered the village in the form of a great bull with a gigantic body and huge horns, digging up the earth with his hooves. When the demon entered Vṛndāvana, the <text:soft-page-break/>whole land appeared to tremble, as if there were an earthquake. He roared fiercely, and after digging up the earth on the riverside, he entered the village proper. The fearful roaring of the bull was so piercing that some of the pregnant cows and women had miscarriages. Its body was so big, stout and strong that a cloud hovered over its body just as clouds hover over mountains. Ariṣṭāsura entered Vṛndāvana with such a fearful appearance that just on seeing this great demon all the men and women were afflicted with great fear, and the cows and other animals fled the village.</text:p>
      <text:p text:style-name="Standard"/>
      <text:p text:style-name="Standard">The situation became very terrible, and all the inhabitants of Vṛndāvana began to cry, “Kṛṣṇa! Kṛṣṇa, please save us!” Kṛṣṇa saw that the cows were running away, and He immediately replied, “Don’t be afraid. Don’t be afraid.” He then appeared before Ariṣṭāsura and said, “You lowest of living entities! Why are you frightening the inhabitants of Gokula? What will you gain by this action? If you have come to challenge My authority, then I am prepared to fight you.” In this way, Kṛṣṇa challenged the demon, and the demon became very angry by the words of Kṛṣṇa. Kṛṣṇa stood before the bull, resting His hand on the shoulder of a friend. The bull proceeded toward Kṛṣṇa in anger. Digging the earth with his hooves, Ariṣṭāsura lifted his tail, and it appeared that clouds were hovering about the tail. His eyes were reddish and moving in anger. Pointing his horns at Kṛṣṇa, he charged Him just like the thunderbolt of Indra. But Kṛṣṇa immediately caught his horns and tossed him away, just as a gigantic elephant repels a small inimical elephant. Although the demon was perspiring and appeared very tired, he took courage and got up. Again he charged Kṛṣṇa with great force and anger. While rushing toward Kṛṣṇa, he breathed very heavily. Kṛṣṇa again caught his horns and immediately threw him to the ground, breaking his horns. Kṛṣṇa then began to kick his body, just as one squeezes a wet cloth on the ground. Being thus kicked by Kṛṣṇa, Ariṣṭāsura rolled over and began to move his legs violently. Bleeding from the mouth and passing stool and urine, his eyes starting from their sockets, he passed to the kingdom of death.</text:p>
      <text:p text:style-name="Standard"/>
      <text:p text:style-name="Standard">The demigods in the celestial planets showered flowers on Kṛṣṇa for His wonderful achievement. Kṛṣṇa was already the life and soul of the inhabitants of Vṛndāvana, and after killing this demon in the shape of a bull, He became the cynosure of all eyes. With Balarāma, He triumphantly entered Vṛndāvana village, and the inhabitants glorified Him and Balarāma with great jubilation. When a person performs some wonderful feat, his kinsmen and relatives and friends naturally become jubilant.</text:p>
      <text:p text:style-name="Standard"/>
      <text:p text:style-name="Standard">It was after this incident that the great sage Nārada disclosed to Kaṁsa the secret of Kṛṣṇa. Nārada Muni is generally known as deva-darśana, which means that he can be seen only by demigods or persons on the same level with the demigods. But Nārada visited Kaṁsa, who was not at all on the level of the demigods, and allowed Kaṁsa to see him. Of course, Kaṁsa also saw Kṛṣṇa, what to speak of Nārada Muni. But unless one sees the Lord or His devotees with purified eyes, one cannot derive the actual benefit. Of course, anyone who associates with a pure devotee derives imperceptible benefit, which is called ajñāta-sukṛti. One cannot understand how he is making progress, yet he makes progress by seeing the devotee of the Lord. Nārada Muni’s mission was to finish things quickly. Kṛṣṇa appeared in order to kill the demons, and Kaṁsa was the chief among them. Nārada wanted to expedite things; therefore, he immediately approached Kaṁsa with all the real information. “You are to be killed by the eighth son of Vasudeva,” Nārada told Kaṁsa. “That eighth son is Kṛṣṇa. You were misled by Vasudeva into believing that the eighth issue of Vasudeva was a daughter. Actually, the daughter was born to Yaśodā, the wife of Nanda Mahārāja, and Vasudeva exchanged his son for the daughter, so you were misled. Kṛṣṇa is the son of Vasudeva, as is Balarāma. Being afraid of your atrocious nature, Vasudeva has tactfully hidden Them in Vṛndāvana, out of your sight.” Nārada further informed Kaṁsa, “Kṛṣṇa and Balarāma have been living incognito in the care of Nanda Mahārāja. All the asuras, your companions who were sent to Vṛndāvana to kill different children, were killed by Kṛṣṇa and Balarāma.”</text:p>
      <text:p text:style-name="Standard"/>
      <text:p text:style-name="Standard"><text:soft-page-break/>As soon as Kaṁsa got this information from Nārada Muni, he took out his sharp sword and prepared to kill Vasudeva for his duplicity. But Nārada pacified him. “You are not to be killed by Vasudeva,” he said. “Why are you so anxious to kill him? Better try to kill Kṛṣṇa and Balarāma.” But in order to satisfy his wrath, Kaṁsa arrested Vasudeva and his wife and shackled them in iron chains. Acting on the new information, Kaṁsa immediately called for the Keśī demon and asked him to go to Vṛndāvana immediately to kill Balarāma and Kṛṣṇa. In actuality, Kaṁsa asked Keśī to go to Vṛndāvana to be killed by Kṛṣṇa and Balarāma and thus get salvation.</text:p>
      <text:p text:style-name="Standard"/>
      <text:p text:style-name="Standard">Then Kaṁsa called for his expert elephant trainers, as well as for the wrestlers Cāṇūra, Muṣṭika, Śala, Tośala, etc., and he told them, “My dear friends, try to hear me attentively. At Nanda Mahārāja’s place in Vṛndāvana there are two brothers, Kṛṣṇa and Balarāma. They are actually two sons of Vasudeva. As you know, I have been destined to be killed by Kṛṣṇa; there is a prophecy to this effect. Now I am requesting you to arrange for a wrestling match. People from different parts of the country will come to see the festival. I will arrange to get those two boys here, and you will try to kill Them in the wrestling arena.”</text:p>
      <text:p text:style-name="Standard"/>
      <text:p text:style-name="Standard">Wrestling matches are still enjoyed by people in northern India, and it appears from the statements of Śrīmad-Bhāgavatam that five thousand years ago wrestling was also popular. Kaṁsa planned to arrange such a wrestling competition and to invite people to visit. He also told the trainers of the elephants, “Be sure to bring the elephant named Kuvalayāpīḍa and keep him at the gate of the wrestling arena. Try to capture Kṛṣṇa and Balarāma on Their arrival and have the elephant kill Them.”</text:p>
      <text:p text:style-name="Standard"/>
      <text:p text:style-name="Standard">Kaṁsa also advised his friends to arrange to worship Lord Śiva by offering animal sacrifices and performing the sacrifice called Dhanur-yajña and the sacrifice performed on the fourteenth day of the moon, known as Caturdaśī. This date falls three days after Ekādaśī, and it is set aside for the worship of Lord Śiva. One of the plenary portions of Lord Śiva is called Kālabhairava. This form of Lord Śiva is worshiped by demons who offer animals killed before him. The process is still current in India in a place called Vaidyanātha-dhāma, where demons offer animal sacrifices to the deity of Kālabhairava. Kaṁsa belonged to this demoniac group. He was also an expert diplomat, and so he quickly arranged for his demon friends to try to kill Kṛṣṇa and Balarāma.</text:p>
      <text:p text:style-name="Standard"/>
      <text:p text:style-name="Standard">He then called for Akrūra, one of the descendants in the family of Yadu, in which Kṛṣṇa was born as the son of Vasudeva. When Akrūra came to see Kaṁsa, Kaṁsa very politely shook hands with him and said, “My dear Akrūra, actually I have no better friend than you in the Bhoja and Yadu dynasties. You are the most munificent person, so as a friend I am begging charity from you. Actually I have taken shelter of you exactly as King Indra takes shelter of Lord Viṣṇu. I request you to go immediately to Vṛndāvana and find the two boys named Kṛṣṇa and Balarāma. They are the sons of Nanda Mahārāja. Take this nice chariot, especially prepared for the boys, and bring Them here immediately. That is my request to you. Now, my plan is to kill these two boys. As soon as They come in the gate, there will be a giant elephant named Kuvalayāpīḍa waiting, and possibly he will be able to kill Them. But if somehow or other They escape, They will next meet the wrestlers and will be killed by them. That is my plan. And after killing these two boys, I shall kill Vasudeva and Nanda, who are supporters of the Vṛṣṇi and Bhoja dynasties. I shall also kill my father, Ugrasena, and his brother Devaka, because they are actually my enemies and are hindrances to my diplomacy and politics. Thus I shall get rid of all my enemies. Jarāsandha is my father-in-law, and I have a great monkey friend named Dvivida. With their help it will be easy to kill all the kings on the surface of the earth who support the demigods. This is my plan. In this way I shall be free from all opposition, and it will be very pleasant to rule the world without obstruction. You may know also that Śambara, Narakāsura and Bāṇāsura are my intimate friends, and when I begin this war against the kings who support the demigods, they will help me considerably. Surely I shall be rid of all my <text:soft-page-break/>enemies. Please go immediately to Vṛndāvana and encourage the boys to come here to see the beauty of Mathurā and take pleasure in the wrestling competition.”</text:p>
      <text:p text:style-name="Standard"/>
      <text:p text:style-name="Standard">After hearing this plan of Kaṁsa’s, Akrūra replied, “My dear king, your plan is very excellently made to counteract the hindrances to your diplomatic activities. But you should maintain equilibrium, for the result of your activities may be fruitful or may not be fruitful. After all, man proposes, God disposes. We may make very great plans, but unless they are sanctioned by the supreme authority, they will fail. Everyone in this material world knows that the supernatural power is the ultimate disposer of everything. One may make a very great plan with his fertile brain, but he must know that he will be subjected to the fruits, misery and happiness. But I have nothing to say against your proposal. As a friend, I shall carry out your order and bring Kṛṣṇa and Balarāma here, as you desire.”</text:p>
      <text:p text:style-name="Standard"/>
      <text:p text:style-name="Standard">After instructing his friends in various ways, Kaṁsa retired, and Akrūra went back to his home.</text:p>
      <text:p text:style-name="Standard"/>
      <text:p text:style-name="Standard">Thus ends the Bhaktivedanta purport of the thirty-sixth chapter of Kṛṣṇa, “Kaṁsa Sends Akrūra for Kṛṣṇa.”</text:p>
      <text:p text:style-name="Standard"/>
      <text:p text:style-name="Standard"/>
      <text:p text:style-name="Standard">CHAPTER 37</text:p>
      <text:p text:style-name="Standard">Killing the Keśī Demon and Vyomāsura</text:p>
      <text:p text:style-name="Standard"/>
      <text:p text:style-name="Standard">After being instructed by Kaṁsa, the demon Keśī assumed the form of a terrible horse. He entered the area of Vṛndāvana with the speed of the mind, his great mane flying and his hooves digging up the earth. He began to whinny and terrify the whole forest. Kṛṣṇa saw that the demon was terrifying all the residents of Vṛndāvana with his whinnying and his tail wheeling in the sky like a big cloud. Kṛṣṇa could understand that the horse was challenging Him to fight. The Lord accepted his challenge and stood before the Keśī demon, calling him to fight. The horse then ran toward Kṛṣṇa, making a horrible sound like a roaring lion, his jaws spread wide open as if to swallow the whole sky. Keśī rushed toward the Lord with great speed and tried to trample Him with his legs, which were strong, forceful and as hard as stone. Kṛṣṇa, however, immediately caught hold of his legs and thus baffled him. Kṛṣṇa was somewhat angry, and thus He began to whirl the horse around. After a few rounds, He contemptuously threw him a hundred yards away, just as Garuḍa throws a big snake. Thrown by Kṛṣṇa, the horse immediately passed out, but after a little while he regained consciousness and with great anger and force again rushed toward Kṛṣṇa with his mouth open. As soon as Keśī reached Him, Kṛṣṇa pushed His left arm within the horse’s mouth, and it looked as though a big snake had entered a hole in a field. The horse felt great pain because Kṛṣṇa's arm felt to him like a hot iron rod. Immediately his teeth fell out. Kṛṣṇa’s arm within the mouth of the horse at once began to expand, and Keśī’s throat choked up. As the great horse suffocated, perspiration appeared on his body, and he threw his legs hither and thither. As his last breath came, his eyeballs bulged in their sockets and he passed stool and urine simultaneously. Thus the vital force of his life expired. When the horse was dead, his mouth became loose, and Kṛṣṇa could extract His arm without difficulty. He did not feel any surprise that the Keśī demon was killed so easily, but the demigods in the sky were amazed, and out of their great appreciation they offered Kṛṣṇa greetings by showering flowers.</text:p>
      <text:p text:style-name="Standard"/>
      <text:p text:style-name="Standard">After this incident, Nārada Muni, the greatest of all devotees, came to see Kṛṣṇa in a solitary place and began to talk with Him. “My dear Lord Kṛṣṇa,” he said, “You are the unlimited Supersoul, the supreme controller of all mystic powers, the Lord of the whole universe, the all-pervading Personality of Godhead. You are the resting place of the cosmic manifestation, the master of all the devotees and the Lord of everyone. My dear Lord, as the Supersoul of all living entities, You remain concealed within their hearts exactly as fire remains concealed in every piece of fuel. You are the <text:soft-page-break/>witness of all the activities of the living entities, and You are the supreme controller within their hearts. You are self-sufficient; before the creation, You existed, and by Your energy You have created all the material elements. According to Your perfect plan, this material world is created by the interaction of the modes of nature, and by You it is maintained and annihilated. Although You are unaffected by all these activities, You are the supreme controller eternally. My dear Lord, You have advented Yourself on the surface of this earth just to kill all the so-called kings who are actually demons. These hobgoblins are cheating people in the dress of the princely order. You have advented Yourself to fulfill Your own statement that You come within this material world just to protect the principles of religion and annihilate unwanted miscreants. My dear Lord, I am therefore sure that the day after tomorrow I shall see demons like Cāṇūra, Muṣṭika and the other wrestlers and elephants, as well as Kaṁsa himself, killed by You. I shall see this with my own eyes. After this I shall be able to see the killing of other demons, like Śaṅkha, Yavana, Mura and Narakāsura. I shall also see how You take away the pārijāta flower from the kingdom of heaven and how You defeat the king of heaven himself.</text:p>
      <text:p text:style-name="Standard"/>
      <text:p text:style-name="Standard">“My dear Lord,” Nārada Muni continued, “I shall then be able to see how You marry princesses, the daughters of chivalrous kings, by paying the price of kṣatriya strength.” (Whenever a kṣatriya wants to marry a very beautiful and qualified daughter of a great king, he must fight his competitors and emerge victorious. Then he is given the hand of the princess in charity.)</text:p>
      <text:p text:style-name="Standard"/>
      <text:p text:style-name="Standard">“I shall also see how You save King Nṛga from a hellish condition,” said Nārada Muni. “This You shall enact in Dvārakā. I shall also be able to see how You get Your wife and the Syamantaka jewel and how You save the son of a brāhmaṇa from death after he has already been transferred to another planet. After this, I will be able to see You kill the Pauṇḍraka demon and burn to ashes the kingdom of Kāśī. I will see how You kill the king of Cedi and Dantavakra during the great sacrifice of Mahārāja Yudhiṣṭhira. Besides all this, it will be possible for me to see many other chivalrous activities while You remain in Dvārakā. And all these activities performed by Your Grace will be sung by great poets throughout the world. At the Battle of Kurukṣetra You will take part as the chariot driver of Your friend Arjuna, and as the invincible death incarnation, eternal time, You will vanquish all belligerents assembled there. I shall see a large number of military forces killed on that battlefield. My Lord, let me offer my respectful obeisances unto Your lotus feet. You are situated completely in the transcendental position, in perfect knowledge and bliss. You are complete in fulfilling all Your desires. By exhibiting Your internal potency, You have set up the influence of māyā. Your unlimited potency cannot even be measured by anyone. My dear Lord, You are the supreme controller. You are under Your own internal potency, and it is simply vain to think that You are dependent on any of Your creations.</text:p>
      <text:p text:style-name="Standard"/>
      <text:p text:style-name="Standard">“You have taken birth in the Yadu dynasty, or the Vṛṣṇi dynasty. Your advent on the surface of the earth in Your original form of eternal blissful knowledge is Your own pastime. You are not dependent on anything but Yourself; therefore I offer my respectful obeisances unto Your lotus feet.” After offering his respectful obeisances to Lord Kṛṣṇa, Nārada Muni took permission and left.</text:p>
      <text:p text:style-name="Standard"/>
      <text:p text:style-name="Standard">Nārada Muni wanted to impress upon people in general that Kṛṣṇa is fully independent. His activities, such as His appearance in the family of Yadu or His friendship with Arjuna, do not necessarily oblige Him to act to enjoy their results. They are all pastimes, and for Him they are all play. But for us they are actual, tangible facts.</text:p>
      <text:p text:style-name="Standard"/>
      <text:p text:style-name="Standard">After He had killed the Keśī demon, Kṛṣṇa returned to tending the cows with His friends in the forest as though nothing had happened. Thus Kṛṣṇa is eternally engaged in His transcendental activities in Vṛndāvana with His friends, the cowherd boys and gopīs, but sometimes He exhibits the extraordinary prowess of the Supreme Personality of Godhead by killing different types of demons.</text:p>
      <text:p text:style-name="Standard"><text:soft-page-break/></text:p>
      <text:p text:style-name="Standard">Later that morning, Kṛṣṇa went to play with His cowherd boyfriends on the top of Govardhana Hill. They were imitating the play of thieves and police. Some of the boys became police constables, and some became thieves, and some took the role of lambs. While they were thus enjoying their childhood pastimes, a demon known by the name of Vyomāsura, “the demon who flies in the sky,” appeared on the scene. He was the son of another great demon, named Maya. These demons can perform wonderful magic. Vyomāsura took the part of a cowherd boy playing as a thief and stole many boys who were playing the parts of lambs. One after another he took away almost all the boys and put them in the caves of the mountain and sealed the mouths of the caves with stones. Kṛṣṇa could understand the trick the demon was playing; therefore He caught hold of him exactly as a lion catches hold of a lamb. The demon tried to expand himself like a hill to escape arrest, but Kṛṣṇa did not allow him to get out of His clutches. He was immediately thrown to the ground with great force and killed, just as an animal is killed in the slaughterhouse. After killing the Vyoma demon, Lord Kṛṣṇa released all His friends from the caves of the mountain. He was then praised by His friends and by the demigods for these wonderful acts. He again returned to Vṛndāvana with His cows and friends.</text:p>
      <text:p text:style-name="Standard"/>
      <text:p text:style-name="Standard">Thus ends the Bhaktivedanta purport of the thirty-seventh chapter of Kṛṣṇa, “Killing the Keśī Demon and Vyomāsura.”</text:p>
      <text:p text:style-name="Standard"/>
      <text:p text:style-name="Standard"/>
      <text:p text:style-name="Standard">CHAPTER 38</text:p>
      <text:p text:style-name="Standard">Akrūra’s Arrival in Vṛndāvana</text:p>
      <text:p text:style-name="Standard"/>
      <text:p text:style-name="Standard">Nārada Muni did not mention Kṛṣṇa’s killing Vyomāsura, which means that he was killed on the same day as the Keśī demon. The Keśī demon was killed in the early morning, and after that the boys went to tend the cows on Govardhana Hill, and it was there that Vyomāsura was killed. Both demons were killed in the morning. Akrūra was requested by Kaṁsa to arrive in Vṛndāvana by evening. After receiving instruction from Kaṁsa, Akrūra started the next morning via chariot for Vṛndāvana. Because Akrūra himself was a great devotee of the Lord, while going to Vṛndāvana he began to pray to the Lord. Devotees are always absorbed in thoughts of Kṛṣṇa, and Akrūra was constantly thinking of Lord Kṛṣṇa’s lotus eyes.</text:p>
      <text:p text:style-name="Standard"/>
      <text:p text:style-name="Standard">He did not know what sort of pious activities he must have performed to gain an opportunity to go see Lord Kṛṣṇa and Lord Balarāma in Vṛndāvana on that day. A pure Vaiṣṇava always thinks himself unfit to serve Kṛṣṇa. So Akrūra began to think within himself that he was unfit for gaining the transcendental opportunity of seeing the Supreme Personality of Godhead. He considered himself as unfit for seeing Kṛṣṇa as a materialistic person is for understanding the science of God or as a fourth-class person (a śūdra) is for studying the Vedas. But then Akrūra began to think, “By the grace of Kṛṣṇa everything is possible, and thus if He likes, I will be able to see Him. Just as a blade of grass floating on the waves of a river may by chance come near the shore and gain shelter, a conditioned soul carried away by the waves of material existence may sometimes be saved by the grace of Kṛṣṇa.” Akrūra thus thought that if Kṛṣṇa willed, he would be able to see Him. Akrūra considered himself most fortunate that he was going to see Kṛṣṇa, whom great mystic yogīs desire to see. He was confident that on that day all the sinful reactions of his past life would be finished and his fortunate human form of life would be successful. Akrūra also considered that he was very much favored by Kaṁsa, who was sending him to bring back Kṛṣṇa and Balarāma and thus enabling him to see the Lord. Akrūra continued to consider that formerly great sages and saintly persons were liberated from the material world simply by seeing the shining nails of the lotus feet of Kṛṣṇa.</text:p>
      <text:p text:style-name="Standard"/>
      <text:p text:style-name="Standard"><text:soft-page-break/>“That Supreme Personality of Godhead has now come just like an ordinary human being, and it is my great fortune to be able to see Him face to face,” Akrūra thought. He was thrilled with expectations of seeing the very lotus feet which are worshiped by great demigods like Brahmā, Nārada and Lord Śiva, which traverse the ground of Vṛndāvana, and which touch the breasts of the gopīs, covered with tinges of kuṅkuma. He thought, “I am so fortunate that I will be able to see those very lotus feet on this day, and certainly I shall be able to see the beautiful face of Kṛṣṇa, which is marked on the forehead and the nose with tilaka. And I shall also see His smile and His curling black hair. I can be sure of this opportunity because I see that today the deer are passing on my right side. Today it will be possible for me to actually see the beauty of the spiritual kingdom of Viṣṇuloka because Kṛṣṇa is the Supreme Viṣṇu and He has advented Himself out of His own good will. He is the reservoir of all beauty; therefore today my eyes will achieve perfection.”</text:p>
      <text:p text:style-name="Standard"/>
      <text:p text:style-name="Standard">Akrūra knew beyond a doubt that Lord Kṛṣṇa is the Supreme Viṣṇu. Lord Viṣṇu glances over the material energy, and thus the cosmic manifestation comes into being. And although Lord Viṣṇu is the creator of this material world, He is free, by His own energy, from the influence of the material energy. By His internal potency He can pierce the darkness of the material energy. Similarly, Kṛṣṇa, the original Viṣṇu, by expanding His internal potency, created the inhabitants of Vṛndāvana. In the Brahma-saṁhitā it is confirmed that the paraphernalia and the abode of Kṛṣṇa are expansions of His internal potency. The same internal potency Kṛṣṇa exhibits in Goloka Vṛndāvana is exhibited in the earthly Vṛndāvana, where He enjoys Himself with His parents and in the company of His friends, the cowherd boys and gopīs. By the statement of Akrūra it is clear that, since Kṛṣṇa is transcendental to the modes of material nature, the inhabitants of Vṛndāvana, who are always engaged in loving service to the Lord, are also transcendental.</text:p>
      <text:p text:style-name="Standard"/>
      <text:p text:style-name="Standard">Akrūra also considered the necessity of the transcendental pastimes of the Lord. He thought that the transcendental activities, instructions, qualities and pastimes of Kṛṣṇa are all for the good fortune of people in general. The people can remain constantly in Kṛṣṇa consciousness by discussing the Lord’s transcendental form, qualities, pastimes and paraphernalia. By doing so, the whole universe can actually live auspiciously and advance peacefully. But without Kṛṣṇa consciousness, civilization is but a decorated dead body. A dead body may be decorated very nicely, but without consciousness such decorations are useless. Human society without Kṛṣṇa consciousness is useless and lifeless.</text:p>
      <text:p text:style-name="Standard"/>
      <text:p text:style-name="Standard">Akrūra thought, “That Supreme Personality of Godhead, Kṛṣṇa, has now appeared as one of the descendants of the Yadu dynasty. The principles of religion are His enacted laws. Those who are abiding by such laws are demigods, and those who are not abiding are demons. He has advented Himself to give protection to the demigods, who are very obedient to the laws of the Supreme Lord. The demigods and the devotees of the Lord take pleasure in abiding by the laws of Kṛṣṇa, and Kṛṣṇa takes pleasure in giving them all sorts of protection. As confirmed in the Bhagavad-gītā, these activities of Kṛṣṇa – His protecting the devotees and killing the demons – are always good for men to hear and narrate. The glorious activities of the Lord will ever increasingly be chanted by the devotees and demigods.</text:p>
      <text:p text:style-name="Standard"/>
      <text:p text:style-name="Standard">“Kṛṣṇa, the Supreme Personality of Godhead, is the spiritual master of all spiritual masters; He is the deliverer of all fallen souls and the proprietor of the three worlds. Anyone who is able to see Him with eyes smeared with love of Godhead enjoys a festival of seeing. Today I shall be able to see the Supreme Personality of Godhead, who by His transcendental beauty has attracted the goddess of fortune to live with Him perpetually. As soon as I arrive in Vṛndāvana, I will get down from this chariot and fall prostrate to offer my obeisances to the Supreme Lord, the master of material nature and all living entities. The lotus feet of Kṛṣṇa are always worshiped by great mystic yogīs, so I shall also worship His lotus feet and become one of His friends in Vṛndāvana like the cowherd boys. When I bow down before Lord Kṛṣṇa in that way, certainly He will place His <text:soft-page-break/>fearless lotus hand on my head. His hand is offered to all conditioned souls who take shelter under His lotus feet. Kṛṣṇa is the ultimate goal of life for all people who fear material existence, and certainly when I see Him He will give me the shelter of His lotus feet. I am aspiring for the touch of His lotuslike hand on my head. When that hand touched the presentations of King Indra and King Bali, these two became qualified to be lords of the universe, and when that hand touched the gopīs as they danced with Kṛṣṇa in the rāsa-līlā, it relieved all their fatigue.”</text:p>
      <text:p text:style-name="Standard"/>
      <text:p text:style-name="Standard">In this way Akrūra expected blessings from the hand of Kṛṣṇa. He knew that Indra, who is the king of heaven and the master of the three worlds – the upper, middle and lower planetary systems – was blessed by the Lord simply for his offering a little water which Kṛṣṇa accepted. Similarly, Bali Mahārāja gave only three paces of land in charity to Vāmanadeva, and he also offered a little water which Lord Vāmanadeva accepted, and thereby Bali Mahārāja attained the position of Indra. When the gopīs were dancing with Kṛṣṇa in the rāsa dance, they became fatigued, and Kṛṣṇa wiped His hand, which is as fragrant as a lotus flower growing in Mānasa-sarovara Lake, over the pearl-like drops of perspiration on the faces of the gopīs, and immediately the gopīs became refreshed. Thus Akrūra was expecting benediction from that supreme hand of Kṛṣṇa. Kṛṣṇa’s hand is capable of bestowing benediction upon all kinds of men if they take to Kṛṣṇa consciousness. If one wants material happiness like that of the king of heaven, he can derive that benediction from the hand of Kṛṣṇa; if one wants liberation from the pangs of material existence, he can also get that benediction from the hand of Kṛṣṇa; and if one in pure transcendental love for Kṛṣṇa wants personal association and the touch of His transcendental body, he can also gain that benediction from His hand.</text:p>
      <text:p text:style-name="Standard"/>
      <text:p text:style-name="Standard">Akrūra was afraid, however, because he had been deputed by Kaṁsa, the enemy of Kṛṣṇa. He thought, “I am going to see Kṛṣṇa as a messenger of the enemy.” At the same time, he thought, “Kṛṣṇa is in everyone’s heart as the Supersoul, so He must know my heart.” Although Akrūra was trusted by the enemy of Kṛṣṇa, his heart was clear. He was a pure devotee of Kṛṣṇa. He risked becoming Kaṁsa’s deputy just to meet Kṛṣṇa. He was certain that although he was going as a representative of Kaṁsa, Kṛṣṇa would not accept him as an enemy. “Even though I am on a sinful mission, being deputed by Kaṁsa, when I approach the Supreme Personality of Godhead, I shall stand before Him with all humility and folded hands. Surely He will be pleased with my devotional attitude, and maybe He will smile lovingly and look upon me and thereby free me from all kinds of sinful reactions. I shall then be on the platform of transcendental bliss and knowledge. Since Kṛṣṇa knows my heart, certainly when I approach Him, He will embrace me. Not only am I a member of the Yadu dynasty, but I am His relative and an unalloyed, pure devotee. By His merciful embrace, surely my body, heart and soul will be completely cleansed of the actions and reactions of my past life. When our bodies touch, I will immediately stand up with folded hands, with all humility. Certainly Kṛṣṇa and Balarāma will call me ‘Akrūra, Uncle,’ and at that time my whole life will be glorious. Unless one is recognized by the Supreme Personality of Godhead, his life cannot be successful.”</text:p>
      <text:p text:style-name="Standard"/>
      <text:p text:style-name="Standard">It is clearly stated here that one should try to be recognized by the Supreme Personality of Godhead by one’s service and devotion, without which the human form of life is condemned. As stated in the Bhagavad-gītā, the Supreme Lord, the Personality of Godhead, is equal to everyone. He has no friends and no enemies. But He is inclined to a devotee who renders Him service with devotional love. The Bhagavad-gītā also declares that the Supreme Lord is responsive in proportion to the devotional service rendered by the devotee. Akrūra thought that Kṛṣṇa was like the desire tree in the heavenly planets, which gives fruit according to the desire of the worshiper. The Supreme Personality of Godhead is also the source of everything. A devotee must know how to render service unto Him and thus be recognized by Him. In the Caitanya-caritāmṛta it is therefore explained that one should serve both the spiritual master and Kṛṣṇa simultaneously and in that way make progress in Kṛṣṇa consciousness. Service rendered to Kṛṣṇa under the direction of the spiritual master is bona fide service because the spiritual master is the manifested representative of <text:soft-page-break/>Kṛṣṇa. Śrī Viśvanātha Cakravartī Ṭhākura says that when one satisfies the spiritual master, he satisfies the Supreme Lord. It is exactly like service in a government office. One has to work under the supervision of the departmental head. If the supervisor of the department is satisfied with the service of a particular person, a promotion and increase in pay will automatically come.</text:p>
      <text:p text:style-name="Standard"/>
      <text:p text:style-name="Standard">Akrūra then thought, “When Kṛṣṇa and Balarāma are pleased with my behavior, certainly They will take my hand, receive me within Their home and offer me all kinds of respectable hospitalities, and They will surely ask me about the activities of Kaṁsa and his friends.”</text:p>
      <text:p text:style-name="Standard"/>
      <text:p text:style-name="Standard">In this way, Akrūra, the son of Śvaphalka, meditated on Śrī Kṛṣṇa on his journey from Mathurā. He reached Vṛndāvana by the end of the day. Akrūra passed the whole journey without knowing how long it took. When he reached Vṛndāvana, the sun was setting. As soon as he entered the boundary of Vṛndāvana, he saw the hoofprints of the cows and Lord Kṛṣṇa’s footprints, impressed with the signs of His soles – the flag, trident, thunderbolt and lotus flower. These symbols on the soles of the Lord’s transcendental lotus feet are worshiped by all the demigods and other great personalities throughout the three worlds. Upon seeing the footprints of Kṛṣṇa, Akrūra immediately jumped down from the chariot out of respect. He became overwhelmed with all the symptoms of ecstasy; he wept, and his body trembled. Out of extreme jubilation upon seeing the dust touched by the lotus feet of Kṛṣṇa, Akrūra fell flat on his face and began to roll on the ground.</text:p>
      <text:p text:style-name="Standard"/>
      <text:p text:style-name="Standard">Akrūra’s journey to Vṛndāvana is exemplary. One who intends to visit Vṛndāvana should follow the ideal footsteps of Akrūra and always think of the pastimes and activities of the Lord. As soon as one reaches the boundary of Vṛndāvana, he should immediately smear the dust of Vṛndāvana over his body without thinking of his material position and prestige. Śrīla Narottama dāsa Ṭhākura has sung in a celebrated song, viṣaya chāḍiyā kabe śuddha habe mana: “When my mind will be purified after leaving the contamination of material sense enjoyment, I shall be able to visit Vṛndāvana.” Actually, one cannot go to Vṛndāvana by purchasing a ticket. The process of going to Vṛndāvana is shown by Akrūra.</text:p>
      <text:p text:style-name="Standard"/>
      <text:p text:style-name="Standard">When Akrūra entered Vṛndāvana, he saw Kṛṣṇa and Balarāma engaged in supervising the milking of the cows. Kṛṣṇa was dressed in yellow garments and Balarāma in bluish. Akrūra also saw that Their eyes were exactly like the beautiful lotus flower that grows during the autumn season. He saw Kṛṣṇa and Balarāma in the spring of Their youth. Although They had the same bodily features, Kṛṣṇa was blackish in complexion, whereas Balarāma was whitish. Both were the shelter of the goddess of fortune. They had well-constructed bodies, beautiful hands and pleasing faces, and They were as strong as elephants. Now, after seeing Their footprints, marked with flag, trident, thunderbolt and lotus, Akrūra actually saw Kṛṣṇa and Balarāma face to face. Although They were the most influential personalities, They were glancing at him with smiling faces. Akrūra could understand that both Kṛṣṇa and Balarāma had returned from tending cows in the forest; They had taken Their baths and were dressed with fresh clothing and garlanded with flowers and with necklaces made of valuable jewels. Their bodies were smeared with the pulp of sandalwood. Akrūra greatly appreciated the aroma of the flowers and sandalwood and Their bodily presence. He considered himself very fortunate to see Kṛṣṇa, the Supreme Personality of Godhead, and His plenary expansion, Balarāma, face to face, for he knew that They were the original personalities of the creation.</text:p>
      <text:p text:style-name="Standard"/>
      <text:p text:style-name="Standard">As stated in the Brahma-saṁhitā, Kṛṣṇa is the original Personality of Godhead and the cause of all causes. Akrūra could understand that the Supreme Personality of Godhead had appeared personally for the welfare of His creation, to reestablish the principles of religion and to annihilate the demons. With Their bodily effulgence the brothers were dissipating all the darkness of the world, as if They were mountains of sapphire and silver. Without hesitating, Akrūra immediately got down from his chariot and fell flat, just like a rod, before Kṛṣṇa and Balarāma. Upon touching the lotus feet of the <text:soft-page-break/>Supreme Personality of Godhead, he became overwhelmed with transcendental bliss; his voice choked up, and he could not speak. Due to his transcendental pleasure, incessant torrents of tears fell from his eyes. He remained stunned in ecstasy, as if devoid of all powers to see and speak. Lord Kṛṣṇa, who is very kind to His devotees, raised Akrūra with His hand and embraced him. It appeared that Lord Kṛṣṇa was very pleased with Akrūra. Balarāma also embraced Akrūra. Then the two Lords took him by the hand and brought him to Their sitting room, where They offered him a very nice sitting place and water for washing his feet. They also worshiped him with a suitable presentation of honey mixed with other ingredients. When Akrūra was thus comfortably seated, Kṛṣṇa and Balarāma offered Him a cow in charity and then brought very palatable dishes, and Akrūra accepted them. When Akrūra finished eating, Balarāma gave him betel nut and spices, as well as pulp of sandalwood, just to make him more pleased and comfortable. The Vedic system of receiving a guest was completely observed by Lord Kṛṣṇa Himself to teach all others how to receive a guest at home. It is a Vedic injunction that even if a guest is an enemy he should be received so well that he does not apprehend any danger from the host. If the host is a poor man, he should at least offer a straw mat as a sitting place and a glass of water to drink. Kṛṣṇa and Balarāma welcomed Akrūra in a way just befitting his exalted position.</text:p>
      <text:p text:style-name="Standard"/>
      <text:p text:style-name="Standard">After Akrūra was thus properly received and seated, Nanda Mahārāja, the foster father of Kṛṣṇa, said, “My dear Akrūra, what shall I inquire from you? I know that you are being protected by Kaṁsa, who is most cruel and demoniac. His protection is just like the slaughterhouse keeper’s protection of animals he will kill in the future. Kaṁsa is so selfish that he has killed the sons of his own sister, so how can I honestly believe that he is protecting the citizens of Mathurā?” This statement is most significant. If the political or executive heads of the state are simply interested in themselves, they can never look after the welfare of the citizens.</text:p>
      <text:p text:style-name="Standard"/>
      <text:p text:style-name="Standard">As Nanda Mahārāja spoke to Akrūra with pleasing words, Akrūra forgot all the fatigue of his day’s journey from Mathurā to Vṛndāvana.</text:p>
      <text:p text:style-name="Standard"/>
      <text:p text:style-name="Standard">Thus ends the Bhaktivedanta purport of the thirty-eighth chapter of Kṛṣṇa, “Akrūra’s Arrival in Vṛndāvana.”</text:p>
      <text:p text:style-name="Standard"/>
      <text:p text:style-name="Standard"/>
      <text:p text:style-name="Standard">CHAPTER 39</text:p>
      <text:p text:style-name="Standard">Akrūra’s Return Journey and His Vision of Viṣṇuloka Within the Yamunā River</text:p>
      <text:p text:style-name="Standard"/>
      <text:p text:style-name="Standard">Akrūra was warmly received by Lord Kṛṣṇa and Nanda Mahārāja and offered a resting place for the night. In the meantime, the two brothers Balarāma and Kṛṣṇa went to take Their supper. Akrūra sat on his bed and began to reflect that all the desires he had contemplated while coming from Mathurā to Vṛndāvana had been fulfilled. Lord Kṛṣṇa is the husband of the goddess of fortune; being pleased with His pure devotee, He can offer whatever the devotee desires. But the pure devotee does not ask anything from the Lord for his personal benefit.</text:p>
      <text:p text:style-name="Standard"/>
      <text:p text:style-name="Standard">After taking Their supper, Kṛṣṇa and Balarāma came to bid goodnight to Akrūra and asked him how Kaṁsa was dealing with Their friends and relatives. Kṛṣṇa then inquired into Kaṁsa’s plans. The Supreme Personality of Godhead then informed Akrūra that his presence was very welcome. He inquired from him whether all his relatives and friends were well and free from all kinds of ailments. Kṛṣṇa stated that He was very sorry that His maternal uncle Kaṁsa was the head of the kingdom; He said that Kaṁsa was the greatest anomaly in the whole system of government and that they could not expect any welfare for the citizens while he ruled. Then Kṛṣṇa said, “My father has undergone much tribulation simply from My being his son. For this reason also he has lost many other sons. I think Myself so fortunate that you have come as My friend and relative. My dear uncle Akrūra, please tell Me the purpose of your coming to Vṛndāvana.”</text:p>
      <text:p text:style-name="Standard"><text:soft-page-break/></text:p>
      <text:p text:style-name="Standard">After this inquiry, Akrūra, who belonged to the dynasty of Yadu, explained the recent events in Mathurā, including Kaṁsa’s attempt to kill Vasudeva, the father of Kṛṣṇa. He related the things which had happened after the disclosure by Nārada that Kṛṣṇa was the son of Vasudeva, hidden by Vasudeva in the house of Nanda Mahārāja. Akrūra narrated all the stories regarding Kaṁsa. He told how Nārada had met Kaṁsa and how he himself was deputed by Kaṁsa to come to Vṛndāvana. Akrūra explained to Kṛṣṇa that Nārada had told Kaṁsa all about Kṛṣṇa’s being transferred from Mathurā to Vṛndāvana just after His birth and about His killing all the demons sent by Kaṁsa. Akrūra then explained to Kṛṣṇa the purpose of his coming to Vṛndāvana: to take Him back to Mathurā. After hearing of these arrangements, Balarāma and Kṛṣṇa, who are very expert in killing opponents, mildly laughed at the plans of Kaṁsa.</text:p>
      <text:p text:style-name="Standard"/>
      <text:p text:style-name="Standard">They immediately informed Nanda Mahārāja that Kaṁsa had invited all the cowherd men and boys to go to Mathurā to participate in the ceremony known as Dhanur-yajña. Kaṁsa wanted them all to go there to participate in the function. On Kṛṣṇa’s word, Nanda Mahārāja at once called for the cowherd men and asked them to collect milk and all kinds of milk products to present to the king in the ceremony. He also sent instructions to the police chief of Vṛndāvana to tell all the inhabitants about Kaṁsa’s great Dhanur-yajña function and invite them to join. Nanda Mahārāja informed the cowherd men that they would start the next morning. They therefore arranged for the cows and bulls to carry them all to Mathurā.</text:p>
      <text:p text:style-name="Standard"/>
      <text:p text:style-name="Standard">When the gopīs heard that Akrūra had come to take Kṛṣṇa and Balarāma away to Mathurā, they became overwhelmed with anxiety. Some of them became so aggrieved that their faces turned black and they began to breathe warmly and had palpitations of the heart. They discovered that their hair and clothes immediately loosened. Hearing the news that Kṛṣṇa and Balarāma were leaving for Mathurā, others, who were engaged in household duties, stopped working, as if they had forgotten everything, like a person who is called forth to die and leave this world at once. Others immediately fainted due to separation from Kṛṣṇa. Remembering His attractive smile and His talks with them, the gopīs became overwhelmed with grief. They all remembered the characteristics of the Personality of Godhead, how He moved within the area of Vṛndāvana and how, with joking words, He attracted all their hearts. Thinking of Kṛṣṇa and of their imminent separation from Him, the gopīs assembled together with heavily beating hearts. They were completely absorbed in thought of Kṛṣṇa, and with tears falling from their eyes, they spoke as follows.</text:p>
      <text:p text:style-name="Standard"/>
      <text:p text:style-name="Standard">“O Providence, you are so cruel! It appears that you do not know how to show mercy to others. By your arrangement, friends contact one another, but before they can fulfill their desires you separate them. This is exactly like a child’s game that has no meaning. It is very abominable that you arrange to show us beautiful Kṛṣṇa, whose bluish curling hair beautifies His broad forehead and sharp nose, and who is always smiling to minimize all grief in this material world, and then arrange to separate Him from us. O Providence, you are so cruel! But most astonishingly you appear now as Akrūra, which means ‘not cruel.’ In the beginning we appreciated your workmanship in giving us these eyes to see the beautiful face of Kṛṣṇa, but now, just like a foolish creature, you are taking away our eyes by not letting us see Kṛṣṇa here anymore. Kṛṣṇa, the son of Nanda Mahārāja, is also very cruel! He must always have new friends; He does not like to keep friendship for a long time with anyone. We gopīs of Vṛndāvana, having left our homes, friends and relatives, have become Kṛṣṇa’s maidservants, but He is neglecting us and going away. He does not even look upon us, although we are completely surrendered unto Him. Now all the young girls in Mathurā will have the opportunity. They are expecting Kṛṣṇa’s arrival, and they will enjoy His sweet smiling face and will drink its honey. Although we know that Kṛṣṇa is very steady and determined, we are afraid that as soon as He sees the beautiful faces of the young girls in Mathurā, He will forget Himself. We fear He will become controlled by them and will forget us, for we are simple village girls. He will no longer be <text:soft-page-break/>kind to us. We therefore do not expect Kṛṣṇa to return to Vṛndāvana. He will not leave the company of the girls in Mathurā.”</text:p>
      <text:p text:style-name="Standard"/>
      <text:p text:style-name="Standard">The gopīs began to imagine the great functions in the city of Mathurā. Kṛṣṇa would pass through the streets, and the ladies and young girls of the city would see Him from the balconies of their respective houses. Mathurā City contained different communities, known then as Daśārha, Bhoja, Andhaka and Sātvata. All these communities were different branches of the same family in which Kṛṣṇa appeared, namely the Yadu dynasty. They were all expecting the arrival of Kṛṣṇa. It had already been ascertained that Kṛṣṇa, who is the resting place of the goddess of fortune and the reservoir of all pleasure and transcendental qualities, was going to visit Mathurā City.</text:p>
      <text:p text:style-name="Standard"/>
      <text:p text:style-name="Standard">The gopīs then began to condemn the activities of Akrūra. They stated that he was taking Kṛṣṇa, who was more dear than the dearest to them and who was the pleasure of their eyes. He was being taken from their sight without their being informed or solaced by Akrūra. Akrūra should not have been so merciless but should have taken compassion on them.</text:p>
      <text:p text:style-name="Standard"/>
      <text:p text:style-name="Standard">The gopīs went on to say, “The most astonishing feature is that Kṛṣṇa, the son of Nanda, without consideration, has already seated Himself on the chariot. From this it appears that Kṛṣṇa is not very intelligent. Yet He may be very intelligent – but He is not very merciful. Not only Kṛṣṇa but all the cowherd men are so callous that they are already yoking the bulls and calves for the journey to Mathurā. The elderly persons in Vṛndāvana are also merciless; they do not take our plight into consideration and stop Kṛṣṇa’s journey to Mathurā. Even the demigods are very unkind to us; they are also not impeding His going to Mathurā.”</text:p>
      <text:p text:style-name="Standard"/>
      <text:p text:style-name="Standard">The gopīs prayed to the demigods to create some natural disturbance, such as a hurricane, storm or heavy rainfall, so that Kṛṣṇa could not go to Mathurā. They then began to consider, “Despite our parents and guardians, we shall personally stop Kṛṣṇa from going to Mathurā. We have no alternative but to take this direct action. Everyone has gone against us to take away Kṛṣṇa from our sight. Without Him we cannot live for a moment.” The gopīs thus decided to obstruct the passage through which the chariot of Kṛṣṇa was supposed to pass. They began to talk among themselves: “We have passed a very long night – which seemed only a moment – engaged in the rāsa dance with Kṛṣṇa. We looked at His sweet smile and embraced Him and talked with Him. Now, how shall we live even for a moment if He goes away from us? At the end of the day, in the evening, along with His elder brother Balarāma, Kṛṣṇa would return home with His friends. His face would be smeared with the dust raised by the hooves of the cows, and He would smile and play on His flute and look upon us so kindly. How shall we be able to forget Him? How shall we be able to forget Kṛṣṇa, who is our life and soul? He has already taken away our hearts in so many ways throughout our days and nights, and if He goes away, there is no possibility of our continuing to live.” Thinking like this, the gopīs became more and more grief-stricken at Kṛṣṇa’s leaving Vṛndāvana. They could not check their minds, and they began to cry loudly, calling the different names of Kṛṣṇa, “O dear Dāmodara! Dear Mādhava!”</text:p>
      <text:p text:style-name="Standard"/>
      <text:p text:style-name="Standard">The gopīs cried all night before the departure of Kṛṣṇa. As soon as the sun rose, Akrūra finished his morning bath, got on the chariot and started for Mathurā with Kṛṣṇa and Balarāma. Nanda Mahārāja and the cowherd men got up on bullock carts after loading them with big earthen pots filled with yogurt, milk, ghee and other milk products, and then they began to follow the chariot of Kṛṣṇa and Balarāma. In spite of Kṛṣṇa’s asking the gopīs not to obstruct Their way, they all surrounded the chariot and stood up to see Kṛṣṇa with pitiable eyes. Kṛṣṇa was very much affected upon seeing the plight of the gopīs, but His duty was to start for Mathurā, for this was foretold by Nārada. Kṛṣṇa therefore consoled the gopīs. He told them that they should not be aggrieved: He was coming back very soon after finishing His business. But they could not be persuaded to disperse. The chariot, however, began to head west, and as it proceeded, the minds of the gopīs followed it as far as <text:soft-page-break/>possible. They watched the flag on the chariot as long as it was visible; finally they could see only the dust of the chariot in the distance. The gopīs did not move from their places but stood until the chariot could not be seen at all. They remained standing still, as if they were painted pictures. All the gopīs decided that Kṛṣṇa was not returning immediately, and with greatly disappointed hearts they returned to their respective homes. Being greatly disturbed by the absence of Kṛṣṇa, they simply thought all day and night about His pastimes and thus derived some consolation.</text:p>
      <text:p text:style-name="Standard"/>
      <text:p text:style-name="Standard">The Lord, accompanied by Akrūra and Balarāma, traveled in the chariot with great speed toward the bank of the Yamunā. Simply by taking a bath in the Yamunā, anyone can diminish the reactions of his sinful activities. Kṛṣṇa and Balarāma took Their baths in the river and washed Their faces. After drinking the transparent, crystal-clear water of the Yamunā, They took Their seats again on the chariot. The chariot was standing underneath the shade of big trees, and the two brothers sat down there. Akrūra then took Their permission to also take a bath in the Yamunā. According to Vedic ritual, after taking a bath in a river, one should stand at least half submerged and murmur the Gāyatrī mantra. While he was standing in the river, Akrūra suddenly saw Balarāma and Kṛṣṇa within the water. He was surprised to see Them there because he was confident that They were sitting on the chariot. Confused, he immediately came out of the water and went to see where the boys were, and he was very much surprised to see that They were sitting on the chariot as before. When he saw Them on the chariot, he began to wonder whether he had mistakenly seen Them in the water. He therefore went back to the river. This time he saw not only Balarāma and Kṛṣṇa there but many of the demigods and all the Siddhas, Cāraṇas and Gandharvas. They were all bowing down before the Lord. He also saw Lord Śeṣa Nāga, with thousands of hoods. Lord Śeṣa Nāga was covered with bluish garments, and His necks were all white. The white necks of Śeṣa Nāga appeared exactly like snowcapped mountains. On the coiled lap of Śeṣa Nāga, Kṛṣṇa was sitting very soberly, with four hands. His eyes were like the reddish petals of the lotus flower.</text:p>
      <text:p text:style-name="Standard"/>
      <text:p text:style-name="Standard">In other words, after returning to the Yamunā, Akrūra saw Balarāma turned into Śeṣa Nāga and Kṛṣṇa turned into Mahā-viṣṇu. He saw the four-handed Supreme Personality of Godhead, smiling very beautifully. The Lord was very pleasing to all and was looking toward everyone with a merciful glance. He appeared beautiful with His raised nose, broad forehead, attractive ears and reddish lips. His arms, reaching to the knees, were very strongly built. His shoulders were high, His chest was very broad, and His neck was shaped like a conch shell. His navel was very deep, and His abdomen was marked with three lines. His hips were broad and big, resembling those of a woman, and His thighs resembled the trunks of elephants. The other parts of His legs, the joints and lower extremities, were all very beautiful; the nails of His feet were dazzling, and His toes were as beautiful as the petals of the lotus flower. His helmet was decorated with very valuable jewels. There was a nice belt around His waist, and He wore a sacred thread across His broad chest. Bangles were on His hands, and armlets on the upper portion of His arms. He wore bells on His ankles. He possessed dazzling beauty, and His palms were like lotus flowers. He was further beautified by the different emblems of the viṣṇu-mūrti – the conch shell, club, disc and lotus flower – which He held in His four hands. His chest was marked with the particular signs of Viṣṇu, and He wore fresh flower garlands. All in all, He was very beautiful to look at. Akrūra also saw His Lordship surrounded by intimate associates like the four Kumāras – Sanaka, Sanātana, Sananda and Sanat-kumāra – and other associates like Sunanda and Nanda, as well as demigods like Brahmā and Lord Śiva. The nine great learned sages were there, and also devotees like Prahlāda and Nārada and the eight Vasus. All were engaged in offering prayers to the Lord with clean hearts and pure words. After seeing the transcendental Personality of Godhead, Akrūra immediately became overwhelmed with joy and great devotion, and all over his body there was transcendental shivering. Although for the moment he was bewildered, he retained his clear consciousness and bowed down his head before the Lord. With folded hands and faltering voice, he began to offer prayers to the Lord.</text:p>
      <text:p text:style-name="Standard"/>
      <text:p text:style-name="Standard"><text:soft-page-break/>Thus ends the Bhaktivedanta purport of the Thirty-ninth chapter of Kṛṣṇa, “Akrūra’s Return Journey and His Vision of Viṣṇuloka Within the Yamunā River.”</text:p>
      <text:p text:style-name="Standard"/>
      <text:p text:style-name="Standard"/>
      <text:p text:style-name="Standard">CHAPTER 40</text:p>
      <text:p text:style-name="Standard">Prayers by Akrūra</text:p>
      <text:p text:style-name="Standard"/>
      <text:p text:style-name="Standard">Akrūra offered his prayers as follows: “My dear Lord, I offer my respectful obeisances unto You because You are the supreme cause of all causes and the original inexhaustible personality, Nārāyaṇa. From Your navel a lotus flower grows, and from that lotus Brahmā, the creator of this universe, is born. Since Brahmā is the cause of this universe, You are the cause of all causes. The elements of this cosmic manifestation – earth, water, fire, air, ether, ego and the total material energy, as well as nature, the marginal energy, the living entities, the mind, the senses, the sense objects and the demigods who control the affairs of the cosmos – are all produced from Your body.</text:p>
      <text:p text:style-name="Standard"/>
      <text:p text:style-name="Standard">“You are the Supersoul of everything, but no one knows Your transcendental form. Everyone within this material world is influenced by the modes of material nature. Even demigods like Lord Brahmā, being covered by the influence of material nature, do not exactly know Your transcendental existence beyond the cosmic manifestation of the three modes of material nature. Great sages and mystics worship You as the Supreme Personality of Godhead, the original cause of all living entities, all cosmic manifestation and all demigods. They worship You as all-inclusive. Some of the learned brāhmaṇas also worship You by observing Vedic ritualistic ceremonies. They offer different kinds of sacrifices in the names of different gods. And there are others also, who are fond of worshiping transcendental knowledge. They are very peaceful, and after giving up all kinds of material activities, they engage in the sacrifice known as jñāna-yajña, the philosophical search for You.</text:p>
      <text:p text:style-name="Standard"/>
      <text:p text:style-name="Standard">“There are also devotees, known as bhāgavatas, who worship You as the Supreme Personality of Godhead. After being properly initiated in the method of Pañcarātra, they decorate their bodies with tilaka and engage in worshiping Your different forms of viṣṇu-mūrti. There are others also, known as Śaivites, followers of different ācāryas, who worship You in the form of Lord Śiva.”</text:p>
      <text:p text:style-name="Standard"/>
      <text:p text:style-name="Standard">It is stated in the Bhagavad-gītā that worship of demigods is also indirectly worship of the Supreme Lord. But such worship is not orthodox, because the worshipable Lord is the Supreme Personality of Godhead, Nārāyaṇa. Demigods such as Brahmā and Śiva are incarnations of the material qualities, which are also emanations from the body of Nārāyaṇa. Actually, there was no one existing before the creation except Nārāyaṇa, the Supreme Personality of Godhead. The worship of a demigod is not on the same level as worship of Nārāyaṇa.</text:p>
      <text:p text:style-name="Standard"/>
      <text:p text:style-name="Standard">Akrūra said, “Although the minds of those who are devotees of the demigods are fixed on a particular demigod, because You are the Supersoul of all living entities, including the demigods, worship of the demigods indirectly goes to You. Sometimes, after flowing down from the mountains during the rainy season, small rivers fail to reach the sea; some reach the sea and some do not. Similarly, the worshipers of the demigods may or may not reach You. There is no guarantee. Their success depends on the strength of their worship.”</text:p>
      <text:p text:style-name="Standard"/>
      <text:p text:style-name="Standard">According to the Vedic principles, when a worshiper worships a particular demigod, he also conducts some ritual for Nārāyaṇa, Yajñeśvara, for, as it is mentioned in the Bhagavad-gītā, the demigods cannot fulfill the desires of their worshipers without the sanction of Nārāyaṇa, or Kṛṣṇa. The exact words used in the Bhagavad-gītā are mayaiva vihitān hi tān, which mean that the demigods can award some benediction after being authorized by the Supreme Lord. When a demigod worshiper comes to his senses, he can reason as follows: “The demigods can offer <text:soft-page-break/>benedictions only after being empowered by the Supreme Lord, so why not worship the Supreme Lord directly?” Such a worshiper of the demigods may come to the Supreme Personality of Godhead, but others, who take the demigods as all in all, cannot reach the ultimate goal.</text:p>
      <text:p text:style-name="Standard"/>
      <text:p text:style-name="Standard">Akrūra continued to pray, “My dear Lord, the whole world is filled with the three material modes of nature, namely goodness, passion and ignorance. Everyone within this material world is covered by these modes, from Lord Brahmā down to the nonmoving plants and trees. My dear Lord, I offer my respectful obeisances unto You because You are beyond the influence of the three modes. Except for You, everyone is being carried away by the waves of these modes. My dear Lord, fire is Your mouth, the earth is Your feet, the sun is Your eye, the sky is Your navel, and the directions are Your ears. Space is Your head, the demigods are Your arms, the oceans and seas are Your abdomen, and the winds and air are Your strength and vitality. All the plants and herbs are the hairs on Your body, the clouds are the hair on Your head, the mountains are Your bones and nails, the days and nights are the blinking of Your eyelids, Prajāpati (the progenitor) is Your genitals, and the rains are Your semen.</text:p>
      <text:p text:style-name="Standard"/>
      <text:p text:style-name="Standard">“My dear Lord, all living entities, including different grades of demigods and different grades of overlords, kings and other living entities, are resting in You as parts and parcels of the big unit. One cannot know You by experimental knowledge. One can simply understand Your transcendental existence to be like the great ocean, in which different grades of living entities are included, or like the udumbara fruit, out of which small mosquitoes come. My dear Lord, whatever eternal forms and incarnations You accept when You appear in this world are meant for relieving the living entities of their ignorance, illusion and lamentation. All people, therefore, can appreciate the incarnations and pastimes of Your Lordship and eternally glorify Your activities. No one can estimate how many forms and incarnations You have, nor can anyone estimate the number of universes that are existing within You.</text:p>
      <text:p text:style-name="Standard"/>
      <text:p text:style-name="Standard">“Let me therefore offer my respectful obeisances unto the fish incarnation, who appeared in the ocean of devastation although Your Lordship is the cause of all causes. Let me offer my respectful obeisances unto the Hayagrīva incarnation, who killed the two demons Madhu and Kaiṭabha; let me offer my respectful obeisances unto You, who appeared as the gigantic tortoise that held up the great mountain Mandara and who appeared as the boar that rescued the earth planet, which had fallen into the water of the Garbhodaka. Let me offer my respectful obeisances unto Your Lordship, who appeared as Nṛsiṁhadeva to deliver all kinds of devotees from the fearful condition of atheistic atrocities. Let me offer my respectful obeisances unto You, who appeared as Vāmanadeva and covered the three worlds simply by extending Your lotus feet. Let me offer my respectful obeisances unto You, who appeared as the Lord of the Bhṛgus in order to kill all the infidel administrators of the world. And let me offer my respectful obeisances unto You, who appeared as Lord Rāma to kill demons like Rāvaṇa. You are worshiped by all devotees as the chief of the Raghu dynasty, Lord Rāmacandra. Let me offer my respectful obeisances unto You, who appear as Lord Vāsudeva, Lord Saṅkarṣaṇa, Lord Pradyumna and Lord Aniruddha. Let me offer my respectful obeisances unto You, who appear as Lord Buddha to bewilder the atheistic and demoniac. And let me offer my respectful obeisances unto You, who appear as Kalki to chastise the so-called royal order degraded to the abominable condition of the mlecchas, who are below the jurisdiction of Vedic regulative principles.</text:p>
      <text:p text:style-name="Standard"/>
      <text:p text:style-name="Standard">“My dear Lord, everyone within this material world is conditioned by Your illusory energy. Under the impression of false identification and false possession, everyone is transmigrating from one body to another on the path of fruitive activities and their reactions. My dear Lord, I am no exception among these conditioned souls. I am falsely thinking myself happy in possessing my home, wife, children, estate, property and friends. In this way I am acting as if in a dreamland, because none of these are permanent. I am a fool to be always absorbed in thoughts of such things, <text:soft-page-break/>accepting them as permanent truths. My dear Lord, due to my false identification, I have accepted as permanent everything which is nonpermanent, such as this material body, which is not spiritual and is the source of all kinds of miserable conditions. Being bewildered by such concepts of life, I am always absorbed in thoughts of duality, and I have forgotten You, who are the reservoir of all transcendental pleasure. I am bereft of Your transcendental association, being just like a foolish creature who leaves a watering hole covered by water-nourished vegetation and goes in search of water in the desert. The conditioned souls want to quench their thirst, but they do not know where to find water. They give up the spot where there is actually a reservoir of water and run into the desert, where there is no water. My dear Lord, I am completely incapable of controlling my mind, which is now driven by the unbridled senses and is attracted by fruitive activities and their results. Therefore, my intelligence is very miserly. My dear Lord, Your lotus feet cannot be appreciated by any person in the conditioned stage of material existence, but somehow or other I have come near Your lotus feet, and I consider this to be Your causeless mercy upon me. You can act in any way because You are the supreme controller. I can thus understand that when a person becomes eligible to be delivered from the path of repeated birth and death, it is only by Your causeless mercy that he comes nearer to Your lotus feet and becomes attached to Your devotional service.”</text:p>
      <text:p text:style-name="Standard"/>
      <text:p text:style-name="Standard">Akrūra fell down before the Lord and said, “My dear Lord, Your transcendental, eternal form is full of knowledge. Simply by concentrating one’s mind upon Your form, one can understand in full knowledge everything that be, because You are the original source of all knowledge. You are the supreme powerful, possessing all kinds of energies. You are the Supreme Brahman and the Supreme Person, supreme controller and master of the material energies. I offer my respectful obeisances unto You because You are Vāsudeva, the resting place of all creation. You are the all-pervading Supreme Personality of Godhead, and You are also the Supreme Soul residing in everyone’s heart and giving direction to act. Now, my Lord, I am completely surrendered unto You. Please give me Your protection.”</text:p>
      <text:p text:style-name="Standard"/>
      <text:p text:style-name="Standard">Thus ends the Bhaktivedanta purport of the fortieth chapter of Kṛṣṇa, “Prayers by Akrūra.”</text:p>
      <text:p text:style-name="Standard"/>
      <text:p text:style-name="Standard"/>
      <text:p text:style-name="Standard">CHAPTER 41</text:p>
      <text:p text:style-name="Standard">Kṛṣṇa Enters Mathurā</text:p>
      <text:p text:style-name="Standard"/>
      <text:p text:style-name="Standard">While Akrūra was offering his prayers to the Supreme Personality of Godhead, the Lord disappeared from the water, exactly as an expert dramatic actor changes his dress and assumes his original feature. After the viṣṇu-mūrti disappeared, Akrūra got out of the water. Finishing the rest of his ritualistic performance, he went near the chariot of Balarāma and Kṛṣṇa and was struck with wonder. Kṛṣṇa asked whether he had seen something wonderful within the water or in space. Akrūra said, “My dear Lord, all wonderful things that are happening within this world, either in the sky or in the water or on the land, are factually appearing in Your universal form. So when I have seen You, what wonderful things have I not seen?” This statement confirms the Vedic version that one who knows Kṛṣṇa knows everything and that one who has seen Kṛṣṇa has seen everything, regardless of how wonderful a thing may be. “My dear Lord,” Akrūra continued, “there cannot be anything more wonderful than Your transcendental form. When I have seen Your transcendental form, what is there left to see?”</text:p>
      <text:p text:style-name="Standard"/>
      <text:p text:style-name="Standard">After saying this, Akrūra immediately started driving the chariot, and by the end of the day they reached the precincts of Mathurā. As they rode from Vṛndāvana to Mathurā, all the passersby along the way who saw Kṛṣṇa and Balarāma could not help but look at Them again and again. In the meantime, the other inhabitants of Vṛndāvana, headed by Nanda and Upananda, had already reached Mathurā by going through the forest, and they were awaiting the arrival of Kṛṣṇa and Balarāma in a garden. Upon reaching the entrance to Mathurā, Kṛṣṇa and Balarāma got down from <text:soft-page-break/>the chariot and shook hands with Akrūra. Kṛṣṇa informed him, “You may go home now because We shall enter Mathurā later, along with Our associates.” Akrūra replied, “My dear Lord, I cannot go to Mathurā alone, leaving You aside. I am Your surrendered servant. Please do not try to avoid me. Please, come along with me, with Your elder brother and cowherd boyfriends, and sanctify my house. My dear Lord, if You come, my home will be sanctified by the dust of Your lotus feet. The water emanating from the perspiration of Your lotus feet, namely the Ganges, purifies everyone, including the forefathers, the fire god and all other demigods. Bali Mahārāja has become famous simply by washing Your lotus feet, and he enjoyed all material opulences and later on was elevated to the highest position of liberation. The Ganges water not only sanctifies the three worlds but is carried on the head of Lord Śiva. The ancestors of Bhagīratha, sanctified by this water, achieved the heavenly planets. O Supreme Lord of lords! O master of the universe! One can achieve piety simply by hearing about Your transcendental pastimes. O Supreme Nārāyaṇa, who are praised with select verses, I offer my respectful obeisances unto You.”</text:p>
      <text:p text:style-name="Standard"/>
      <text:p text:style-name="Standard">On hearing this, the Supreme Personality of Godhead, Kṛṣṇa, replied, “Akrūra, I shall surely come to your home with My elder brother, Balarāma, but only after killing all the demons who are envious of the Yadu dynasty. In this way I shall please all My relatives.” Akrūra became a little disappointed by these words of the Supreme Personality of Godhead, but he could not disregard the order. He therefore entered Mathurā and informed Kaṁsa about the arrival of Kṛṣṇa, and then he entered his own home.</text:p>
      <text:p text:style-name="Standard"/>
      <text:p text:style-name="Standard">After Akrūra’s departure, Lord Kṛṣṇa, Balarāma and the cowherd boys entered Mathurā to see the city. They observed that the gate of Mathurā was made of first-class marble, very well constructed, and that the doors were made of pure gold. There were gorgeous orchards and gardens all around, and the whole city was encircled by canals so that no enemy could enter very easily. They saw that all the crossroads were decorated with gold and that there were copper and brass storehouses for stocking grain. And there were many rich men’s houses, all appearing symmetrical, as if constructed by one engineer. The houses were decorated with costly jewels, and each and every house had nice compounds of trees bearing fruits and flowers. The corridors and verandas of the houses were decorated with silk cloth and embroidery work in jewels and pearls. In front of the balcony windows were pigeons and peacocks walking and cooing. All the grain dealers’ shops within the city were decorated with different kinds of flowers and garlands, newly grown grass and pleasing flowers like narcissus and roses. The entrance doors of the houses were decorated with waterpots filled with water. A mixture of water, yogurt, sandalwood pulp and flowers was sprinkled all around the doors, which were also decorated with burning lamps of different sizes. Over all the doors were decorations of fresh mango leaves and silk festoons.</text:p>
      <text:p text:style-name="Standard"/>
      <text:p text:style-name="Standard">When the news spread that Kṛṣṇa, Balarāma and the cowherd boys were within Mathurā City, all the inhabitants gathered, and the ladies and girls immediately went up to the roofs of the houses to see Them. They had been awaiting the arrival of Kṛṣṇa and Balarāma with great anxiety, and in their extreme eagerness to see Kṛṣṇa and Balarāma, the ladies did not dress themselves very properly. Some of them placed their clothes in the wrong place. Some anointed their eyes on one side only, and some wore ankle bells only on one leg or wore only one earring. Thus in great haste, not even decorated properly, they went to see Kṛṣṇa from the roofs. Some of them had been taking their lunch, but as soon as they heard that Kṛṣṇa and Balarāma were in the city, they left their eating and ran to the roofs. Some of them were in the bathroom taking their baths, but without properly finishing their baths, they went to see Kṛṣṇa and Balarāma. Some were engaged in feeding their children breast milk, but they put their babies aside and went to see Kṛṣṇa and Balarāma. Passing by very slowly and smiling, Lord Kṛṣṇa immediately stole their hearts. He who is the husband of the goddess of fortune passed through the street like an elephant. For a very long time the women of Mathurā had heard about Kṛṣṇa and Balarāma and Their uncommon characteristics, and they were very much attracted and eager to see Them. Now when they actually saw Kṛṣṇa and Balarāma <text:soft-page-break/>passing on the street and saw Them sweetly smiling, the ladies’ joy reached the point of ecstasy. When they actually saw Them with their eyes, they took Kṛṣṇa and Balarāma within their hearts and began to embrace Them to their fullest desire. Their bodily hairs stood up in ecstasy. They had heard of Kṛṣṇa, but they had never seen Him, and now their longing was relieved. After going up on the roofs of the palaces of Mathurā, the ladies, their faces joyful, began to shower flowers upon Kṛṣṇa and Balarāma. When the brothers were passing through the streets, all the brāhmaṇas in the neighborhood went out with sandal water and flowers and respectfully welcomed Them to the city. All the residents of Mathurā began to talk among themselves about the elevated and pious activities of the people of Vṛndāvana. The residents of Mathurā were surprised at the pious activities the cowherd men in Vṛndāvana must have performed in their previous lives to be able to see Kṛṣṇa and Balarāma daily as cowherd boys.</text:p>
      <text:p text:style-name="Standard"/>
      <text:p text:style-name="Standard">While Kṛṣṇa and Balarāma were passing in this way, They saw a washerman and dyer of clothing. Kṛṣṇa was pleased to ask him for some nice clothing. He also promised that if the washerman would deliver the nicest dyed cloth to Him, the washerman would become very happy, and all good fortune would be his. Kṛṣṇa was not a beggar, nor was He in need of clothing, but by this request He indicated that everyone should be ready to offer Kṛṣṇa whatever He wants. That is the meaning of Kṛṣṇa consciousness.</text:p>
      <text:p text:style-name="Standard"/>
      <text:p text:style-name="Standard">Unfortunately, this washerman was a servant of Kaṁsa and therefore could not appreciate the demand of Lord Kṛṣṇa, the Supreme Personality of Godhead. This is the effect of bad association. He could have immediately delivered the clothing to the Supreme Personality of Godhead, who promised him all good fortune, but being a servant of Kaṁsa, the sinful demon could not accept the offer. Instead of being pleased, he was very angry and refused the Lord’s request, saying, “How is it that You are asking for clothing which is meant for the king?” The washerman then began to instruct Kṛṣṇa and Balarāma: “My dear boys, in the future don’t be so impudent as to ask for things which belong to the king. Otherwise, You will be punished by the government men. They will arrest You and punish You, and You will be in difficulty. I have practical experience of this fact. Anyone who unlawfully wants to use the king’s property is very severely punished.”</text:p>
      <text:p text:style-name="Standard"/>
      <text:p text:style-name="Standard">On hearing this, Lord Kṛṣṇa, the son of Devakī, became very angry at the washerman, and striking him with the upper portion of His hand, He separated the man’s head from his body. The washerman fell down dead on the ground. In this way Lord Kṛṣṇa confirmed the statement of the Brahma-saṁhitā that every limb of His body is capable of doing everything He likes. Without a sword, but simply with His hand, He cut off the head of the washerman. This is proof that the Supreme Lord is omnipotent. If He wants to do something, He can do it without extraneous help.</text:p>
      <text:p text:style-name="Standard"/>
      <text:p text:style-name="Standard">After this ghastly incident, the employees of the washerman immediately dispersed, leaving the clothing. Kṛṣṇa and Balarāma took possession of it and dressed according to Their choice; the rest of the clothes were offered to the cowherd boys, who also used them as they desired. What they did not use remained there. Kṛṣṇa, Balarāma and the boys then proceeded along the main road. In the meantime, a devotee-tailor took the opportunity of service and prepared some nice clothes from the cloth for Kṛṣṇa and Balarāma. Thus being very nicely attired, Kṛṣṇa and Balarāma looked like elephants dressed with colored clothing on the full-moon day or the dark-moon day. Kṛṣṇa was very much pleased with the tailor and gave him the benediction of sārūpya-mukti, which means that after leaving his body he would be liberated and would attain a four-handed body exactly like that of Nārāyaṇa in the Vaikuṇṭha planets. Kṛṣṇa also granted him that as long as he would live he would earn sufficient opulence to be able to enjoy sense gratification. By this incident Kṛṣṇa proved that those who are Kṛṣṇa conscious devotees will not be lacking material enjoyment of sense gratification. They will have sufficient opportunity for such things, but after leaving this body they will be allowed to enter the spiritual planets of Vaikuṇṭha-loka or Kṛṣṇaloka, Goloka Vṛndāvana.</text:p>
      <text:p text:style-name="Standard"/>
      <text:p text:style-name="Standard"><text:soft-page-break/>After dressing nicely, Kṛṣṇa and Balarāma went to a florist of the name Sudāmā. As soon as They reached the precinct of his house, the florist immediately came out and with great devotion fell down on his face to offer his respectful obeisances. He offered a nice seat to Kṛṣṇa and Balarāma and asked his assistant to bring out flowers, betel nuts and pulp of candana. The florist’s welcome greatly satisfied the Lord.</text:p>
      <text:p text:style-name="Standard"/>
      <text:p text:style-name="Standard">The florist very humbly and submissively offered his prayers to the Lord, saying, “My dear Lord, because You have come to my place, I think all my forefathers and all my worshipable superiors are pleased and delivered. My dear Lord, You are the supreme cause of all causes of this cosmic manifestation, but for the benefit of the residents of this earthly planet, You have appeared with Your plenary portion to give protection to Your devotees and annihilate the demons. You are equally disposed as the friend of all living entities; You are the Supersoul, and You do not discriminate between friend and enemy. Yet You are pleased to give Your devotees the special result of their devotional activities. My Lord, I am praying that You please tell me whatever You wish me to do, because I am Your eternal servant. If You would order me to do something, it would be a great favor to me.” The florist, Sudāmā, was greatly pleased within his heart by seeing Kṛṣṇa and Balarāma in his place, and thus, as his choicest desire, he made two exquisite garlands of various flowers and presented them to the Lord. Kṛṣṇa and Balarāma were very much pleased with his sincere service, and Kṛṣṇa offered the florist His salutation and benedictions, which He is always prepared to bestow upon the surrendered souls. When the florist was offered benedictions, he begged from the Lord that he might remain His eternal servant in devotional service and by such service do good to all living creatures. By this, it is clear that a devotee of the Lord in Kṛṣṇa consciousness should not be satisfied simply by his own advancement in devotional service; he must be willing to work for the welfare of all others. This example was followed by the Six Gosvāmīs of Vṛndāvana. It is therefore stated in a prayer about them, lokānāṁ hita-kāriṇau: Vaiṣṇavas, or devotees of the Lord, are not selfish. Whatever benefits they derive from the Supreme Personality of Godhead as benedictions they want to distribute to all other persons. That is the greatest of all humanitarian activities. Being satisfied with the florist, Lord Kṛṣṇa not only gave him whatever benedictions he wanted, but over and above that He offered him all material opulences, family prosperity, a long duration of life and whatever else his heart desired within the material world.</text:p>
      <text:p text:style-name="Standard"/>
      <text:p text:style-name="Standard">Thus ends the Bhaktivedanta purport of the forty-first chapter of Kṛṣṇa, “Kṛṣṇa Enters Mathurā.”</text:p>
      <text:p text:style-name="Standard"/>
      <text:p text:style-name="Standard"/>
      <text:p text:style-name="Standard">CHAPTER 42</text:p>
      <text:p text:style-name="Standard">The Breaking of the Bow in the Sacrificial Arena</text:p>
      <text:p text:style-name="Standard"/>
      <text:p text:style-name="Standard">After leaving the florist’s place, Kṛṣṇa and Balarāma saw a hunchbacked young woman carrying a dish of sandalwood pulp through the streets. Since Kṛṣṇa is the reservoir of all pleasure, He wanted to make all His companions joyous by cutting a joke with the hunchbacked woman. Kṛṣṇa addressed her, “O tall young woman, who are you? Tell Me, for whom are you carrying this sandalwood pulp in your hand? I think you should offer this sandalwood to Me, and if you do so I am sure you will be fortunate.” Kṛṣṇa is the Supreme Personality of Godhead, and He knew everything about the hunchback. By His inquiry He indicated that there was no use in serving a demon; she would do better to serve Kṛṣṇa and Balarāma and get an immediate result of the service.</text:p>
      <text:p text:style-name="Standard"/>
      <text:p text:style-name="Standard">The woman replied to Kṛṣṇa, “My dear Śyāmasundara, dear beautiful dark boy, You may know that I am engaged as a maidservant of Kaṁsa. I am supplying him pulp of sandalwood daily. The king is very much pleased with me for supplying this nice thing, but now I see that there is no one who can better be served by this pulp of sandalwood than You two brothers.” Being captivated by the beautiful features of Kṛṣṇa and Balarāma, Their talking, Their smiling, Their glancing and Their other activities, the hunchbacked woman began to smear all the pulp of sandalwood over Their <text:soft-page-break/>bodies with great satisfaction and devotion. The two transcendental brothers, Kṛṣṇa and Balarāma, were naturally beautiful and had beautiful complexions, and They were nicely dressed in colorful garments. The upper portions of Their bodies were already very attractive, and when the hunchbacked woman smeared Their bodies with sandalwood pulp, They looked even more beautiful. Kṛṣṇa was very much pleased by this service, and He began to consider how to reward her. In other words, in order to draw the attention of the Lord, the Kṛṣṇa conscious devotee has to serve Him in great love and devotion. Kṛṣṇa cannot be pleased by any action other than transcendental loving service unto Him. Thinking like this, Lord Kṛṣṇa pressed the feet of the hunchbacked woman with His toes and, capturing her cheeks with His fingers, gave her a jerk in order to make her straight. At once the hunchbacked woman became a beautiful straight girl, with broad hips, thin waist and very nice, well-shaped breasts. Since Kṛṣṇa was pleased with the service of the hunchbacked woman, and since she was touched by Kṛṣṇa’s hands, she became the most beautiful girl among women. This incident shows that by serving Kṛṣṇa the devotee immediately becomes elevated to the most exalted position in all respects. Devotional service is so potent that anyone who takes to it becomes qualified with all godly qualities. Kṛṣṇa was attracted to the hunchbacked woman not for her beauty but for her service; as soon as she rendered service, she immediately became the most beautiful woman. A Kṛṣṇa conscious person does not have to be qualified or beautiful; after becoming Kṛṣṇa conscious and rendering service unto Kṛṣṇa, he becomes very much qualified and beautiful.</text:p>
      <text:p text:style-name="Standard"/>
      <text:p text:style-name="Standard">When the woman was turned by Kṛṣṇa’s favor into an exquisitely beautiful young girl, she naturally felt very much obliged to Kṛṣṇa, and she was also attracted by His beauty. Without hesitation, she caught the rear part of His cloth and began to pull it. She smiled flirtatiously and admitted that she was agitated by lusty desires. She forgot that she was on the street and before the elder brother of Kṛṣṇa and His friends.</text:p>
      <text:p text:style-name="Standard"/>
      <text:p text:style-name="Standard">She frankly proposed to Kṛṣṇa, “My dear hero, I cannot leave You in this way. You must come to my place. I am already very much attracted to Your beauty, so I must receive You well, and since You are the best among males, You must also be very kind upon me.” In plain words she proposed that Kṛṣṇa come to her home and satisfy her lusty desires. Kṛṣṇa, of course, felt a little bit embarrassed in front of His elder brother, Balarāma, but He knew that the girl was simple and attracted; therefore He simply smiled at her words. Looking toward His cowherd boyfriends, He replied to the girl, “My dear beautiful girl, I am very much pleased by your invitation, and I must come to your home after finishing My other business here. Such a beautiful girl as you are the only means of solace for persons like Us, who are away from home and not married. Certainly, a suitable girlfriend like you can give Us relief from all kinds of mental agitation.” Kṛṣṇa satisfied the girl in this way with sweet words. Leaving her there, He proceeded down the street of the marketplace, where the citizens were prepared to receive Him with various kinds of presentations, especially betel nuts, flowers and sandalwood pulp.</text:p>
      <text:p text:style-name="Standard"/>
      <text:p text:style-name="Standard">The mercantile men in the market worshiped Kṛṣṇa and Balarāma with great respect. When Kṛṣṇa was passing through the street, all the women in the surrounding houses came to see Him, and some of the younger ones almost fainted, being captivated by His beauty. Their hair and tight clothing loosened, and they forgot where they were standing.</text:p>
      <text:p text:style-name="Standard"/>
      <text:p text:style-name="Standard">Kṛṣṇa next inquired from the citizens as to the location of the place of sacrifice. Kaṁsa had arranged for the sacrifice called Dhanur-yajña, and to designate this particular sacrifice he had placed a big bow near the sacrificial altar. The bow was very big and wonderful and resembled a rainbow in the sky. Within the sacrificial arena, this bow was protected by many constables and watchmen engaged by King Kaṁsa. As Kṛṣṇa and Balarāma approached the bow, They were warned not to go nearer, but Kṛṣṇa ignored this warning. He forcibly went up and immediately took the big bow in His left hand. After stringing the bow in the presence of the crowd, He drew it and <text:soft-page-break/>broke it at the middle into two parts, exactly as an elephant breaks sugarcane in the field. Everyone present appreciated Kṛṣṇa’s power. The sound of the bow cracking filled both sky and land and was heard by Kaṁsa. When Kaṁsa heard what had happened, he began to fear for his life. The caretakers of the bow, who were standing by watching, became very angry, and with their respective weapons in hand they rushed toward Kṛṣṇa, shouting, “Arrest Him! Arrest Him! Kill Him! Kill Him!” Kṛṣṇa and Balarāma were surrounded. When They understood the sinister motives of the guards, They became angry, and taking up the two pieces of the broken bow, They began to beat down all of Kaṁsa’s caretakers. While this turmoil was going on, Kaṁsa sent a small group of troops to assist the caretakers, but Kṛṣṇa and Balarāma fought with them also and killed them.</text:p>
      <text:p text:style-name="Standard"/>
      <text:p text:style-name="Standard">After this, Kṛṣṇa did not proceed further into the sacrificial arena but went out the gate and proceeded toward Their resting camp. Along the way, He visited various places in Mathurā City with great delight. Seeing the activities and wonderful prowess of Kṛṣṇa, all the citizens of Mathurā began to consider the two brothers to be demigods who had come down to Mathurā, and they all looked upon Them with great astonishment. The two brothers strolled carefree in the street, not caring for the law and order of Kaṁsa.</text:p>
      <text:p text:style-name="Standard"/>
      <text:p text:style-name="Standard">As sunset approached, Kṛṣṇa, Balarāma and Their cowherd boyfriends went to the outskirts of the city, where all their carts were assembled. Thus Kṛṣṇa and Balarāma gave some preliminary hints of Their arrival to Kaṁsa, and he could understand what severe type of danger was awaiting him the next day in the sacrificial arena.</text:p>
      <text:p text:style-name="Standard"/>
      <text:p text:style-name="Standard">When Kṛṣṇa and Balarāma had been going from Vṛndāvana to Mathurā, the inhabitants of Vṛndāvana had imagined the great fortune of the citizens of Mathurā in being able to see the wonderful beauty of Kṛṣṇa, who is worshiped by His pure devotees as well as the goddess of fortune. The fantasies of the residents of Vṛndāvana were now actually realized, for the citizens of Mathurā became fully satisfied by seeing Kṛṣṇa.</text:p>
      <text:p text:style-name="Standard"/>
      <text:p text:style-name="Standard">When Kṛṣṇa returned to His camp, He was taken care of by servants who washed His lotus feet, gave Him a nice seat and offered Him milk and palatable dishes. After taking supper and thinking of the next day’s program, He very peacefully took rest. Thus He passed the night there.</text:p>
      <text:p text:style-name="Standard"/>
      <text:p text:style-name="Standard">On the other side, when Kaṁsa came to understand about the breaking of his wonderful bow and the killing of the caretakers and soldiers by Kṛṣṇa, he could partially realize the power of the Supreme Personality of Godhead. He could realize that the eighth son of Devakī had appeared and that now his death was imminent. Thinking of his imminent death, he was restless the entire night. He began to have many inauspicious visions, and he could understand that Kṛṣṇa and Balarāma, who had approached the precincts of the city, were his messengers of death. Kaṁsa saw various kinds of inauspicious signs while both awake and dreaming. When he looked in the mirror he could not see his head, although the head was actually present. He saw the luminaries in the sky in double, although there was only one set factually. He began to see holes in his shadow, and he heard a high buzzing sound within his ears. All the trees before him appeared to be made of gold, and he could not see his own footprints in dust or muddy clay. In dreams he saw various kinds of ghosts being carried in a carriage drawn by donkeys. He also dreamed that someone gave him poison and he was drinking it. He dreamed also that he was going naked with a garland of flowers and was smearing oil all over his body. Thus, as Kaṁsa saw various signs of death while both awake and sleeping, he could understand that death was certain, and thus in great anxiety he could not rest that night. Just after the night expired, he busily arranged for the wrestling match.</text:p>
      <text:p text:style-name="Standard"/>
      <text:p text:style-name="Standard">The wrestling arena was nicely cleansed and decorated with flags, festoons and flowers, and the match was announced by the beating of kettledrums. The platform appeared very beautiful due to streamers and flags. Different types of galleries were arranged for respectable persons – kings, <text:soft-page-break/>brāhmaṇas and kṣatriyas. The various kings had reserved thrones, and others had arranged seats also. Kaṁsa finally arrived, accompanied by various ministers and secretaries, and he sat on the raised platform especially meant for him. Unfortunately, although he was sitting in the center of all his governing executive heads, his heart was palpitating in fear of death. Cruel death evidently does not care even for a person as powerful as Kaṁsa. When death comes, it does not care for anyone’s exalted position.</text:p>
      <text:p text:style-name="Standard"/>
      <text:p text:style-name="Standard">When everything was complete, the wrestlers who were to exhibit their skills before the assembly walked into the arena. They were decorated with nice ornaments and dress. Some of the famous wrestlers were Cāṇūra, Muṣṭika, Śala, Kūṭa and Tośala. Being enlivened by the musical concert, they passed through with great alacrity. All the respectable cowherd men who came from Vṛndāvana, headed by Nanda, were also welcomed by Kaṁsa. After presenting Kaṁsa with the milk products they had brought with them, the cowherd men also took their respective seats by the side of the king, on a platform especially meant for them.</text:p>
      <text:p text:style-name="Standard"/>
      <text:p text:style-name="Standard">Thus ends the Bhaktivedanta purport of the forty-second chapter of Kṛṣṇa, “The Breaking of the Bow in the Sacrificial Arena.”</text:p>
      <text:p text:style-name="Standard"/>
      <text:p text:style-name="Standard"/>
      <text:p text:style-name="Standard">CHAPTER 43</text:p>
      <text:p text:style-name="Standard">The Killing of the Elephant Kuvalayāpīḍa</text:p>
      <text:p text:style-name="Standard"/>
      <text:p text:style-name="Standard">After taking their baths and finishing all other morning duties, Kṛṣṇa and Balarāma could hear the beating of the kettledrums in the wrestling arena. They immediately prepared Themselves to proceed to the spot to see the fun. When Kṛṣṇa and Balarāma reached the gate of the wrestling arena, They saw a big elephant of the name Kuvalayāpīḍa being tended by a caretaker riding on its head. The caretaker was deliberately blocking Their entrance by keeping the elephant in front of the gateway. Kṛṣṇa could understand the purpose of the caretaker, and He prepared Himself by tightening His clothes before combating the elephant. He addressed the caretaker in a very grave voice, as resounding as a cloud: “You miscreant caretaker, give way and let Me pass through the gate. If you block My way, I shall send you and your elephant to the house of death personified.”</text:p>
      <text:p text:style-name="Standard"/>
      <text:p text:style-name="Standard">The caretaker, being thus insulted by Kṛṣṇa, became very angry, and in order to challenge Kṛṣṇa, as was previously planned, he provoked the elephant to attack. The elephant then moved before Kṛṣṇa like inevitable death. It rushed toward Him and tried to catch Him with its trunk, but Kṛṣṇa very dexterously moved behind the elephant. Being able to see only to the end of its trunk, the elephant could not see Kṛṣṇa hiding behind its legs, but it tried to capture Him with its trunk. Kṛṣṇa again very quickly escaped capture, and He again ran behind the elephant and caught its tail. Holding the elephant by its tail, Kṛṣṇa began to pull it, and with very great strength He dragged it for at least twenty-five yards, just as Garuḍa drags an insignificant snake. Kṛṣṇa pulled the elephant from this side to that, from right to left, just as He used to pull a calf by its tail in His childhood. After this, Kṛṣṇa went in front of the elephant and gave it a strong slap. He then slipped away from the elephant’s view and ran to its back. Then, falling down on the ground, Kṛṣṇa placed Himself in front of the elephant’s two legs and caused it to trip and fall. Kṛṣṇa immediately got up, but the elephant, thinking that He was still lying down, tried to push an ivory tusk through the body of Kṛṣṇa by forcibly stabbing it into the ground. Although the elephant was harassed and angry, the caretaker riding on its head tried to provoke it further. The elephant then rushed madly toward Kṛṣṇa. As soon as it came within reach, Kṛṣṇa caught hold of the trunk and pulled the elephant down. When the elephant and caretaker fell, Kṛṣṇa jumped up on the elephant, broke off one of its tusks, and with it killed the elephant and the caretaker also. After killing the elephant, Kṛṣṇa took the ivory tusk on His shoulder. Decorated with drops of perspiration and sprinkled with the blood of the elephant, He looked very beautiful, and thus He proceeded toward the wrestling arena. Lord <text:soft-page-break/>Balarāma took the other tusk of the elephant on His shoulder. Accompanied by Their cowherd boyfriends, They entered the arena.</text:p>
      <text:p text:style-name="Standard"/>
      <text:p text:style-name="Standard">When Kṛṣṇa entered the wrestling arena with Balarāma and Their friends, He appeared differently to different people according to their different relationships (rasas) with Him. Kṛṣṇa is the reservoir of all pleasure and all kinds of rasas, both favorable and unfavorable. He appeared to the wrestlers exactly like a thunderbolt. To the people in general He appeared as the most beautiful personality. To the females He appeared to be the most attractive male, Cupid personified, and thus He increased their lust. The cowherd men who were present there looked upon Kṛṣṇa as their own kinsman, coming from the same village of Vṛndāvana. The impious kṣatriya kings who were present saw Him as the strongest ruler and their chastiser. To the parents of Kṛṣṇa, Nanda and Yaśodā, He appeared to be the most loving child. To Kaṁsa, the king of the Bhoja dynasty, He appeared to be death personified. To the unintelligent, He appeared to be an incapable personality. To the yogīs present, He appeared to be the Supersoul. To the members of the Vṛṣṇi dynasty He appeared to be the most celebrated descendant. Thus appreciated differently by different kinds of people present, Kṛṣṇa entered the wrestling arena with Balarāma and His cowherd boyfriends. Having heard that Kṛṣṇa had already killed the elephant Kuvalayāpīḍa, Kaṁsa knew beyond doubt that Kṛṣṇa was formidable. He thus became very much afraid of Him. Kṛṣṇa and Balarāma had long arms. They were beautifully dressed, and They were attractive to all the people assembled there. They were dressed as if They were going to act on a dramatic stage, and They drew the attention of all people.</text:p>
      <text:p text:style-name="Standard"/>
      <text:p text:style-name="Standard">The citizens of Mathurā City who saw Kṛṣṇa, the Supreme Personality of Godhead, became very much pleased and began to look on His face with insatiable glances, as if they were drinking the nectar of heaven. Seeing Kṛṣṇa gave them so much pleasure that it appeared as if they were not only drinking the nectar of seeing His face but were also smelling the aroma and licking up the taste of His body and were embracing Him and Balarāma with their arms. They began to talk among themselves about the two transcendental brothers. For a long time they had heard of the beauty and activities of Kṛṣṇa and Balarāma, but now they were personally seeing Them face to face. They thought that Kṛṣṇa and Balarāma were two plenary incarnations of the Supreme Personality of Godhead, Nārāyaṇa, who had appeared in Vṛndāvana.</text:p>
      <text:p text:style-name="Standard"/>
      <text:p text:style-name="Standard">The citizens of Mathurā began to recite Kṛṣṇa’s pastimes – His birth as the son of Vasudeva, His being taken into the care of Nanda Mahārāja and his wife in Gokula, and all those events leading to His coming to Mathurā to favor them. They spoke of the killing of the demon Pūtanā, as well as the killing of Tṛṇāvarta, who came as a whirlwind. They also recalled the deliverance of the twin brothers from within the yamala-arjuna trees. The citizens of Mathurā spoke among themselves: “Śaṅkhacūḍa, Keśī, Dhenukāsura and many other demons were killed by Kṛṣṇa and Balarāma in Vṛndāvana. Kṛṣṇa also saved all the cowherd men of Vṛndāvana from a devastating fire. He chastised the Kāliya snake in the water of the Yamunā, and He curbed the false pride of the heavenly king, Indra. Kṛṣṇa held up the great Govardhana Hill in one hand for seven continuous days and saved all the people of Gokula from incessant rain, hurricane and hailstorm.” They also began to remember other enlivening activities: “The damsels of Vṛndāvana were so much pleased by seeing Kṛṣṇa’s beauty and participating in His activities that they forgot the troubles of material existence. By seeing Kṛṣṇa and thinking of Him, they forgot all sorts of fatigue.” The Mathurā citizens discussed the dynasty of Yadu, saying that because of Kṛṣṇa’s appearance in this dynasty the Yadus would remain the most celebrated family in the whole universe. The citizens of Mathurā then began to talk about Balarāma. They spoke of His very beautiful lotus-petal eyes, and they remarked of Him, “This boy has killed the Pralamba demon and many others also.” While they were thus talking about the activities of Kṛṣṇa and Balarāma, they heard the vibrations of different bands announcing the wrestling match.</text:p>
      <text:p text:style-name="Standard"/>
      <text:p text:style-name="Standard"><text:soft-page-break/>The famous wrestler Cāṇūra then began to talk with Kṛṣṇa and Balarāma. “My dear Kṛṣṇa and Balarāma,” he said, “we have heard about Your past activities. You are great heroes, and therefore the king has called You. We have heard that Your arms are very strong. The king and all the people present here desire to see a display of Your wrestling abilities. A citizen should be obedient and please the mind of the ruling king; acting in that way, the citizen attains all kinds of good fortune. One who does not care to act obediently is made unhappy because of the king’s anger. You are cowherd boys, and we have heard that while tending Your cows in the forest You enjoy wrestling with each other. We wish, therefore, for You to join with us in wrestling so that all the people present here, including the king, will be pleased.”</text:p>
      <text:p text:style-name="Standard"/>
      <text:p text:style-name="Standard">Kṛṣṇa immediately understood the purpose of Cāṇūra’s statements, and He prepared to wrestle with him. But according to the time and circumstances, He spoke as follows: “You are a subject of the king of the Bhojas, and you live in the jungle. We are also indirectly his subjects, and We try to please him as far as possible. This offer of wrestling is a great favor of his, but the fact is that We are simply boys. We sometimes play in the forest of Vṛndāvana with Our friends who are Our own age. We think that to combat persons of equal age and strength is good for Us, but to fight great wrestlers like you would not be good for the audience. It would contradict their religious principles.” Kṛṣṇa thus indicated that the celebrated, strong wrestlers should not challenge Kṛṣṇa and Balarāma to fight.</text:p>
      <text:p text:style-name="Standard"/>
      <text:p text:style-name="Standard">In reply to this, Cāṇūra said, “My dear Kṛṣṇa, we can understand very well that You are neither a child nor a young man. You are transcendental to everyone, as is Your big brother, Balarāma. You have already killed the elephant Kuvalayāpīḍa, who was capable of fighting thousands of other elephants. You have killed him in a wonderful way. Because of Your strength, it behooves You to compete with the strongest wrestlers amongst us. I therefore wish to wrestle with You, and Your elder brother, Balarāma, will wrestle with Muṣṭika.”</text:p>
      <text:p text:style-name="Standard"/>
      <text:p text:style-name="Standard">Thus ends the Bhaktivedanta purport of the forty-third chapter of Kṛṣṇa, “The Killing of the Elephant Kuvalayāpīḍa.”</text:p>
      <text:p text:style-name="Standard"/>
      <text:p text:style-name="Standard"/>
      <text:p text:style-name="Standard">CHAPTER 44</text:p>
      <text:p text:style-name="Standard">The Killing of Kaṁsa</text:p>
      <text:p text:style-name="Standard"/>
      <text:p text:style-name="Standard">After Kaṁsa’s wrestlers expressed their determination, the Supreme Personality of Godhead, the killer of Madhu, confronted Cāṇūra, and Lord Balarāma, the son of Rohiṇī, confronted Muṣṭika. Kṛṣṇa and Cāṇūra and then Balarāma and Muṣṭika locked themselves hand to hand, leg to leg, and each began to press against the other with a view to coming out victorious. They joined palm to palm, calf to calf, head to head, chest to chest and began to strike each other. The fighting increased as they pushed each other from one place to another. One captured the other and threw him down on the ground, and another rushed from the back to the front of another and tried to overcome him with a hold. The fighting increased step by step. There was picking up, dragging and pushing, and then the legs and hands were locked together. All the arts of wrestling were perfectly exhibited by the parties as each tried his best to defeat his opponent.</text:p>
      <text:p text:style-name="Standard"/>
      <text:p text:style-name="Standard">But the audience in the wrestling arena was not very much satisfied because the combatants did not appear to be equally matched. They considered Kṛṣṇa and Balarāma to be mere boys before Cāṇūra and Muṣṭika, who were the strongest wrestlers, as solid as stone. Being compassionate and favoring Kṛṣṇa and Balarāma, the many ladies in the audience began to talk as follows: “Dear friends, there is injustice here.” Another said, “Even in front of the king this wrestling is going on between incompatible sides.” The ladies had lost their sense of enjoyment. They could not encourage the fighting between the strong and the weak. “Muṣṭika and Cāṇūra are just like thunderbolts, as strong <text:soft-page-break/>as great mountains, and Kṛṣṇa and Balarāma are two delicate boys of very tender age. The principle of justice has already left this assembly. Persons who are aware of the civilized principles of justice will not remain to watch this unfair match. Those taking part in watching this wrestling match are not very much enlightened; therefore whether they speak or remain silent, they are being subjected to the reactions of sinful activities.”</text:p>
      <text:p text:style-name="Standard"/>
      <text:p text:style-name="Standard">“But my dear friends,” another lady in the assembly spoke out, “just look at the face of Kṛṣṇa. There are drops of perspiration on His face from chasing His enemy, and His face appears like a lotus flower with drops of water.”</text:p>
      <text:p text:style-name="Standard"/>
      <text:p text:style-name="Standard">Another lady said, “Don’t you see how the face of Lord Balarāma has turned especially beautiful? There is a reddish hue on His white face because He is engaged in a strenuous wrestling match with Muṣṭika.”</text:p>
      <text:p text:style-name="Standard"/>
      <text:p text:style-name="Standard">Another lady in the assembly addressed her friend, “Dear friend, just imagine how fortunate is the land of Vṛndāvana, where the Supreme Personality of Godhead Himself is present, always decorated with flower garlands and engaged in tending cows along with His brother, Lord Balarāma. He is always accompanied by His cowherd boyfriends, and He plays His transcendental flute. The residents of Vṛndāvana are fortunate to be able to constantly see the lotus feet of Kṛṣṇa and Balarāma, which are worshiped by great demigods like Lord Śiva and by the goddess of fortune. We cannot estimate how many pious activities were executed by the damsels of Vrajabhūmi so that they were able to enjoy the Supreme Personality of Godhead by looking upon the unparalleled beauty of His transcendental body. The beauty of the Lord is beyond compare. No one is higher than or equal to Him in beauty of complexion or bodily luster. Kṛṣṇa and Balarāma are the reservoir of all kinds of opulence – namely wealth, strength, beauty, fame, knowledge and renunciation. The gopīs are so fortunate that they can see and think of Kṛṣṇa twenty-four hours a day, beginning from their milking the cows or husking the paddy or churning the butter in the morning. While engaged in cleaning their houses and washing their floors, they are always absorbed in thought of Kṛṣṇa.”</text:p>
      <text:p text:style-name="Standard"/>
      <text:p text:style-name="Standard">The gopīs give a perfect example of how one can execute Kṛṣṇa consciousness even while performing various types of material engagements. By constantly being absorbed in the thought of Kṛṣṇa, one cannot be affected by the contamination of material activities. The gopīs, therefore, are perfectly in trance, samādhi, the highest perfectional stage of mystic power. In the Bhagavad-gītā, it is confirmed that one who is constantly thinking of Kṛṣṇa is a first-class yogī among all kinds of yogīs. “My dear friends,” one lady told another, “we must accept the activities of the gopīs to be the highest form of piety; otherwise, how could they have achieved the opportunity of seeing Kṛṣṇa both morning and evening – in the morning when He goes to the pasturing ground with His cows and cowherd boyfriends, and in the evening when He returns with them, playing on His flute and smiling very brilliantly?”</text:p>
      <text:p text:style-name="Standard"/>
      <text:p text:style-name="Standard">When Lord Kṛṣṇa, the Supersoul of every living being, understood that the ladies in the assembly were anxious for Him, He decided not to continue wrestling but to kill the wrestlers immediately. The parents of Kṛṣṇa and Balarāma, namely Nanda Mahārāja, Yaśodā, Vasudeva and Devakī, were also very anxious because they did not know the unlimited strength of their children. Lord Balarāma was fighting with the wrestler Muṣṭika in the same way that Kṛṣṇa, the Supreme Personality of Godhead, was fighting and wrestling with Cāṇūra. Lord Kṛṣṇa appeared to be cruel to Cāṇūra, and He immediately struck him thrice with His fist. The great wrestler was jolted, to the astonishment of the audience. Cāṇūra then took his last chance and attacked Kṛṣṇa, just as one hawk swoops upon another. Folding his two hands, he began to strike the chest of Kṛṣṇa, but Lord Kṛṣṇa was not even slightly disturbed, any more than an elephant is when hit by a flower garland. Kṛṣṇa quickly caught the two hands of Cāṇūra and began to wheel him around, and simply by this centrifugal action, <text:soft-page-break/>Cāṇūra lost his life. Kṛṣṇa then threw him to the ground. Cāṇūra fell just like the flag of Indra, and all his nicely fashioned ornaments were scattered hither and thither.</text:p>
      <text:p text:style-name="Standard"/>
      <text:p text:style-name="Standard">Muṣṭika also struck Balarāma, and Balarāma returned the stroke with great force. Muṣṭika began to tremble and vomit blood. Distressed, he gave up his vital force and fell down just as a tree falls down in a hurricane.</text:p>
      <text:p text:style-name="Standard"/>
      <text:p text:style-name="Standard">After the two wrestlers were killed, a wrestler named Kūṭa came forward. Lord Balarāma immediately caught him in His left hand and killed him nonchalantly. A wrestler of the name Śala came forward, and Kṛṣṇa immediately cracked his head with a kick. A wrestler named Tośala came forward and was killed in the same way. Thus all the great wrestlers were killed by Kṛṣṇa and Balarāma, and the remaining wrestlers fled from the assembly out of fear for their lives. All the cowherd boyfriends of Kṛṣṇa and Balarāma approached Them and congratulated Them with great pleasure. While trumpets resounded and drums were beaten, the leg bells on the feet of Kṛṣṇa and Balarāma tinkled.</text:p>
      <text:p text:style-name="Standard"/>
      <text:p text:style-name="Standard">All the people gathered there began to clap in great ecstasy, and no one could estimate the bounds of their pleasure. The brāhmaṇas present began to praise Kṛṣṇa and Balarāma ecstatically. Only Kaṁsa was morose; he neither clapped nor offered benediction to Kṛṣṇa. Kaṁsa resented that the trumpets and drums should be played for Kṛṣṇa’s victory, and he was very sorry that the wrestlers had been killed and had fled the assembly. He therefore immediately ordered the band to stop playing and addressed his men as follows: “I order that these two sons of Vasudeva be immediately driven out of Mathurā. The cowherd boys who have come with Them should be plundered and all their riches taken away. Nanda Mahārāja should immediately be arrested and killed for his cunning behavior, and that rascal Vasudeva should also be killed without delay. Also my father, Ugrasena, who has always supported my enemies against my will, should be killed.”</text:p>
      <text:p text:style-name="Standard"/>
      <text:p text:style-name="Standard">When Kaṁsa spoke in this way, Lord Kṛṣṇa became very angry with him, and within a second He jumped onto the high dais of King Kaṁsa. Kaṁsa was prepared for Kṛṣṇa’s attack, for he knew from the beginning that Kṛṣṇa was to be the supreme cause of his death. Kaṁsa immediately unsheathed his sword and prepared to answer the challenge of Kṛṣṇa with sword and shield. As Kaṁsa wielded his sword up and down, hither and thither, Lord Kṛṣṇa, the supreme powerful Lord, caught hold of him with great force. The Supreme Personality of Godhead, who is the shelter of the complete creation and from whose lotus navel the whole creation is manifested, immediately knocked the crown from the head of Kaṁsa and grabbed his long hair in His hand. He then dragged Kaṁsa from his seat to the wrestling dais and threw him down. Then Kṛṣṇa at once straddled his chest and began to strike him over and over again. Simply from the strokes of Kṛṣṇa’s fist, Kaṁsa lost his vital force.</text:p>
      <text:p text:style-name="Standard"/>
      <text:p text:style-name="Standard">To assure His parents that Kaṁsa was dead, Lord Kṛṣṇa dragged him just as a lion drags an elephant after killing it. When people saw this, there was a great roaring sound from all sides as some spectators expressed their jubilation and others cried in lamentation. From the day Kaṁsa had heard he would be killed by the eighth son of Devakī, he was always thinking of Kṛṣṇa with His wheel in hand, and because he was very much afraid of his death, he was thinking of Kṛṣṇa in that form twenty-four hours a day, without stopping – even while eating, while walking and while breathing – and naturally he got the blessing of liberation. In the Bhagavad-gītā it is stated, sadā tad-bhāva-bhāvitaḥ: a person gets his next life according to the thoughts in which he is always absorbed. Kaṁsa was thinking of Kṛṣṇa with His wheel, which means Nārāyaṇa, who holds a wheel, conch shell, lotus flower and club.</text:p>
      <text:p text:style-name="Standard"/>
      <text:p text:style-name="Standard">According to the opinion of authorities, Kaṁsa attained sārūpya-mukti after death; that is to say, he attained the same form as Nārāyaṇa (Viṣṇu). On the Vaikuṇṭha planets all the inhabitants have the <text:soft-page-break/>same bodily features as Nārāyaṇa. After his death, Kaṁsa attained liberation and was promoted to Vaikuṇṭhaloka. From this instance we can understand that even a person who thinks of the Supreme Personality of Godhead as an enemy gets liberation or a place in a Vaikuṇṭha planet, so what to speak of the pure devotees, who are always absorbed in favorable thoughts of Kṛṣṇa? Even an enemy killed by Kṛṣṇa gets liberation and is placed in the impersonal brahma-jyotir. Since the Supreme Personality of Godhead is all-good, anyone thinking of Him, either as an enemy or as a friend, gets liberation. But the liberation of the devotee and the liberation of the enemy are not the same. The enemy generally gets the liberation of sāyujya, and sometimes he gets sārūpya liberation.</text:p>
      <text:p text:style-name="Standard"/>
      <text:p text:style-name="Standard">Kaṁsa had eight brothers, headed by Kaṅka, all of them younger than he, and when they learned that their elder brother had been killed, they combined together and rushed toward Kṛṣṇa in great anger to kill Him. Kaṁsa and his brothers were all Kṛṣṇa’s maternal uncles, brothers of Kṛṣṇa’s mother, Devakī. When Kṛṣṇa killed Kaṁsa He killed His maternal uncle, which is against the regulations of Vedic injunctions. Although Kṛṣṇa is independent of all Vedic injunctions, He violates the Vedic injunctions only in inevitable cases. Kaṁsa could not be killed by anyone but Kṛṣṇa; therefore Kṛṣṇa was obliged to kill him. But as far as Kaṁsa’s eight brothers were concerned, Balarāma took charge of killing them. Balarāma’s mother, Rohiṇī, although the wife of Vasudeva, was not the sister of Kaṁsa; therefore Balarāma took charge of killing all of Kaṁsa’s eight brothers. He immediately took up an available weapon (most probably the elephant’s tusk which He carried) and killed the eight brothers one after another, just as a lion kills a flock of deer. Kṛṣṇa and Balarāma thus verified the statement that the Supreme Personality of Godhead appears in order to give protection to the pious and to kill the impious demons, who are always enemies of the demigods.</text:p>
      <text:p text:style-name="Standard"/>
      <text:p text:style-name="Standard">The demigods from the higher planetary systems showered flowers, congratulating Kṛṣṇa and Balarāma. Among the demigods were powerful personalities like Lord Brahmā and Lord Śiva, and all joined together in showing their jubilation over Kaṁsa’s death. There were beating of drums and showering of flowers from the heavenly planets, and the wives of the demigods danced in ecstasy.</text:p>
      <text:p text:style-name="Standard"/>
      <text:p text:style-name="Standard">The wives of Kaṁsa and his eight brothers were aggrieved at the sudden death of their husbands, and all of them struck their foreheads and shed torrents of tears. Crying loudly and embracing the bodies of their husbands, which lay on the wrestling dais, the wives of Kaṁsa and his brothers lamented, addressing the dead bodies: “Our dear husbands, you are so kind and are the protectors of your dependents. Now, after your death, we are also dead, along with your homes and children. We no longer look auspicious. On account of your death, the auspicious functions to take place, such as the sacrifice of the bow, have all been spoiled. Our dear husbands, you treated persons ill who were faultless, and as a result you have been killed. This is inevitable because a person who torments an innocent person must be punished by the laws of nature. We know that Lord Kṛṣṇa is the Supreme Personality of Godhead. He is the supreme master and supreme enjoyer of everything; therefore, one who neglects His authority can never be happy, and ultimately, as you have, he meets death.”</text:p>
      <text:p text:style-name="Standard"/>
      <text:p text:style-name="Standard">Since Kṛṣṇa was kind and affectionate to His aunts, He solaced them as far as possible. The ritualistic ceremonies performed after death were then conducted under the personal supervision of Kṛṣṇa because He happened to be the nephew of all the dead princes. After finishing this business, Kṛṣṇa and Balarāma immediately released Their father and mother, Vasudeva and Devakī, who had been imprisoned by Kaṁsa. Kṛṣṇa and Balarāma fell at Their parents’ feet and offered them prayers. Vasudeva and Devakī had suffered so much trouble from Kaṁsa because Kṛṣṇa was their son. Devakī and Vasudeva were fully conscious of Kṛṣṇa’s exalted position as the Supreme Personality of Godhead; therefore, although Kṛṣṇa touched their feet and offered them obeisances and prayers, they did not embrace Him but simply stood up to hear the Supreme Personality of Godhead. Although Kṛṣṇa was born as their son, Vasudeva and Devakī were always conscious of His position.</text:p>
      <text:p text:style-name="Standard"><text:soft-page-break/></text:p>
      <text:p text:style-name="Standard">Thus ends the Bhaktivedanta purport of the forty-fourth chapter of Kṛṣṇa, “The Killing of Kaṁsa.”</text:p>
      <text:p text:style-name="Standard"/>
      <text:p text:style-name="Standard"/>
      <text:p text:style-name="Standard">CHAPTER 45</text:p>
      <text:p text:style-name="Standard">Kṛṣṇa Recovers the Son of His Teacher</text:p>
      <text:p text:style-name="Standard"/>
      <text:p text:style-name="Standard">When Lord Kṛṣṇa saw Vasudeva and Devakī standing in a reverential attitude, He immediately expanded His influence of yogamāyā so that they could treat Him and Balarāma as children. As in the material world the relationship existing between father and mother and children can be established amongst different living entities by the influence of the illusory energy, so, by the influence of yogamāyā, the devotee can establish a relationship in which the Supreme Personality of Godhead is his child. After creating this situation by His yogamāyā, Kṛṣṇa, appearing with His elder brother, Balarāma, as the most illustrious son in the dynasty of the Sātvatas, very submissively and respectfully addressed Vasudeva and Devakī: “My dear Father and Mother, although you have always been anxious for the protection of Our lives, you could not enjoy the pleasure of having Us as your babies, as your growing boys and as your adolescent youths.” Kṛṣṇa indirectly praised the fatherhood of Nanda Mahārāja and motherhood of Yaśodā as most glorious because although He and Balarāma were not their born sons, Nanda and Yaśodā actually enjoyed Their childhood pastimes. By nature’s own arrangement, the childhood of the embodied living being is enjoyed by his parents. Even in the animal kingdom, parents are found to be affectionate to their cubs. Being captivated by the activities of their offspring, they take much care for their well-being. As for Vasudeva and Devakī, they were always anxious for the protection of their sons, Kṛṣṇa and Balarāma. That is why Kṛṣṇa, after His appearance, was immediately transferred to another’s house. Balarāma was also transferred, from Devakī’s womb to Rohiṇī’s womb.</text:p>
      <text:p text:style-name="Standard"/>
      <text:p text:style-name="Standard">Vasudeva and Devakī were full of anxieties for Kṛṣṇa’s and Balarāma’s protection, but they could not enjoy Their childhood pastimes. Kṛṣṇa said, “Unfortunately, being ordered by Our fate, We could not be raised by Our own parents to enjoy childhood pleasures at home. My dear Father and Mother, a man cannot repay his debt to his parents, from whom he gets this body, which can bestow upon him all the benefits of material existence. According to the Vedic injunctions, this human form of life enables one to perform all kinds of religious activities, fulfill all kinds of desires and acquire all kinds of wealth. And only in this human form is there every possibility that one can get liberation from material existence. This body is produced by the combined efforts of the father and mother. Every human being should be obliged to his parents and understand that he cannot repay his debt to them. If, after growing up, a son does not try to satisfy his parents by his actions or by an endowment of riches, he is surely punished after death by the superintendent of death and made to eat his own flesh. If a person is able to care for or give protection to old parents, a chaste wife, children, the spiritual master, brāhmaṇas and other dependents but does not do so, he is considered already dead, although he is supposedly breathing. My dear Father and Mother, you have always been anxious for Our protection, but unfortunately We could not render any service to you. Until now We have simply wasted Our time; due to reasons beyond Our control, We could not serve you. Mother and Father, please excuse Us for Our sinfulness.”</text:p>
      <text:p text:style-name="Standard"/>
      <text:p text:style-name="Standard">When the Supreme Personality of Godhead was speaking as an innocent boy in very sweet words, Vasudeva and Devakī became captivated by parental affection and embraced Him with great pleasure. They were amazed and could not speak or answer the words of Kṛṣṇa, but simply embraced Him and Balarāma in great affection and remained silent, shedding incessant tears.</text:p>
      <text:p text:style-name="Standard"/>
      <text:p text:style-name="Standard">Thus having consoled His father and mother, the Supreme Personality of Godhead, appearing as the beloved son of Devakī, approached His grandfather Ugrasena and announced that Ugrasena would now be the king of the Yadu kingdom. Kaṁsa had been forcibly ruling the kingdom of Yadu, in <text:soft-page-break/>spite of the presence of his father, whom he had arrested. But after the death of Kaṁsa, his father was released and announced to be the monarch of the Yadu kingdom. It appears that in those days in the western part of India there were many small kingdoms, ruled by the Yadu dynasty, Andhaka dynasty, Vṛṣṇi dynasty and Bhoja dynasty. Mahārāja Ugrasena belonged to the Bhoja dynasty; therefore Kṛṣṇa indirectly declared that the king of the Bhoja dynasty would be the emperor of the other small kingdoms. Kṛṣṇa willingly asked Mahārāja Ugrasena to rule over Himself and Balarāma because They were his subjects. The word prajā is used both for progeny and for citizens, so Kṛṣṇa belonged to the prajā, both as a grandson of Mahārāja Ugrasena’s and as a member of the Yadu dynasty. Thus He voluntarily accepted the rule of Mahārāja Ugrasena. He informed Ugrasena, “Being cursed by Yayāti, the kings of the Yadu dynasty may not occupy the throne. It will be Our pleasure to act as your servants. My full cooperation with you will make your position more exalted and secure so that the kings of other dynasties will not hesitate to pay their respective revenues. Protected by Me, you will be honored even by the demigods from the heavenly planets. My dear grandfather, out of fear of My late uncle Kaṁsa, all the kings belonging to the Yadu, Vṛṣṇi, Andhaka, Madhu, Daśārha and Kukura dynasties were very anxious and disturbed. Now you can pacify them all and give them assurance of security. The whole kingdom will be peaceful.”</text:p>
      <text:p text:style-name="Standard"/>
      <text:p text:style-name="Standard">All the kings in the neighboring area had left their homes in fear of Kaṁsa and were living in distant parts of the country. Now, after the death of Kaṁsa and the reinstallment of Ugrasena as king, the neighboring kings were given all kinds of presentations and comforts. Then they returned to their respective homes. After this nice political arrangement, the citizens of Mathurā were pleased to live in Mathurā, being protected by the strong arms of Kṛṣṇa and Balarāma. On account of good government in the presence of Kṛṣṇa and Balarāma, the inhabitants of Mathurā felt complete satisfaction in the fulfillment of all their material desires and necessities, and because they saw Kṛṣṇa and Balarāma daily, face to face, they soon forgot all material miseries completely. As soon as they saw Kṛṣṇa and Balarāma coming out on the street, very nicely dressed and smiling and looking at the citizens with grace, the citizens were immediately filled with loving ecstasies simply by seeing the personal presence of Mukunda. The name Mukunda refers to one who can award liberation and transcendental bliss. Kṛṣṇa’s presence acted as such a vitalizing tonic that not only the younger generation but even the old men of Mathurā became fully invigorated with youthful energy and strength by regularly seeing Him.</text:p>
      <text:p text:style-name="Standard"/>
      <text:p text:style-name="Standard">Nanda Mahārāja and Yaśodā were also living in Mathurā because Kṛṣṇa and Balarāma were there, but after some time they wanted to go back to Vṛndāvana. Kṛṣṇa and Balarāma went before Nanda and Yaśodā and very affectionately embraced them, and then the two Lords spoke as follows: “Dear Father and Mother, although We were born of Vasudeva and Devakī, you have been Our real father and mother, because from Our very birth and childhood you raised Us with great affection and love. Your affectionate love for Us was more than anyone can offer one’s own children. You are actually Our father and mother, because you raised Us as your own children when We were just like orphans. For certain reasons We were rejected by Our father and mother, and you protected Us. Dear Father and Mother, We know that you will feel separation upon returning to Vṛndāvana and leaving Us here, but please rest assured that We shall come back to Vṛndāvana just after giving some satisfaction to Our real father and mother, Vasudeva and Devakī, and Our grandfather and other family members.” Kṛṣṇa and Balarāma thus satisfied Nanda and Yaśodā by sweet words and by presentations of various kinds of clothing, ornaments and copper utensils. They satisfied them, along with their friends and neighbors who had come with them from Vṛndāvana to Mathurā, as fully as possible. On account of excessive parental affection for Balarāma and Kṛṣṇa, Nanda Mahārāja felt tears in his eyes, and he embraced Them and started with the cowherd men for Vṛndāvana.</text:p>
      <text:p text:style-name="Standard"/>
      <text:p text:style-name="Standard">After this, Vasudeva had his sons initiated by sacred thread as the token of second birth, which is essential for the higher castes of human society. Vasudeva called for his family priest and learned <text:soft-page-break/>brāhmaṇas, and the sacred thread ceremony of Kṛṣṇa and Balarāma was duly performed. During this ceremony, Vasudeva gave various ornaments in charity to the brāhmaṇas and endowed them with cows decorated with silken cloths and golden ornaments. Then Vasudeva remembered the cows he had wanted to give in charity to the brāhmaṇas after the birth of Kṛṣṇa and Balarāma. But being imprisoned by Kaṁsa at that time, Vasudeva had been able to do so only within his mind, for Kaṁsa had stolen all his cows. With the death of Kaṁsa his cows were released, and now Vasudeva gave the actual cows to the brāhmaṇas. Then Balarāma and Kṛṣṇa were duly initiated with the sacred thread ceremony, and They repeated the chanting of the Gāyatrī mantra. The Gāyatrī mantra is offered to disciples after the sacred thread ceremony, and Balarāma and Kṛṣṇa properly discharged the duties of chanting this mantra. Anyone who executes the chanting of this mantra has to abide by certain principles and vows. Although Balarāma and Kṛṣṇa are transcendental personalities, They strictly followed the regulative principles. They were initiated by Their family priest, Gargācārya, usually known as Garga Muni, the ācārya of the Yadu dynasty. According to Vedic culture, every respectable family has an ācārya, or spiritual master. One is not considered a perfectly cultured man without being initiated and trained by an ācārya. It is said, therefore, that one who has approached an ācārya is actually in perfect knowledge. Lord Kṛṣṇa and Lord Balarāma are the Supreme Personality of Godhead, the master of all education and knowledge. There was no need for Them to accept a spiritual master, or ācārya, yet for the instruction of ordinary men They also accepted a spiritual master for advancement in spiritual knowledge.</text:p>
      <text:p text:style-name="Standard"/>
      <text:p text:style-name="Standard">It is customary, after being initiated in the Gāyatrī mantra, for one to live away from home for some time under the care of the ācārya, to be trained in spiritual life. During this period, one has to work under the spiritual master as an ordinary menial servant. There are many rules and regulations for a brahmacārī living under the care of an ācārya, and Kṛṣṇa and Balarāma strictly followed those regulative principles while living under the instruction of their spiritual master, Sāndīpani Muni, who was a resident of Avantipura, in the northern Indian district of Ujjain. According to scriptural injunctions, a spiritual master should be respected and regarded on an equal level with the Supreme Personality of Godhead. Kṛṣṇa and Balarāma exactly followed those principles with great devotion and underwent the regulations of brahmacarya. Thus They satisfied Their spiritual master, who instructed Them in Vedic knowledge. Being very satisfied, Sāndīpani Muni instructed Them in all the intricacies of Vedic wisdom and in supplementary literatures such as the Upaniṣads. Because Kṛṣṇa and Balarāma happened to be kṣatriyas, They were specifically trained in military science, politics and ethics. Politics includes such departments of knowledge as how to make peace, how to fight, how to pacify, how to divide and rule and how to give shelter. All these items were fully explained and instructed to Kṛṣṇa and Balarāma.</text:p>
      <text:p text:style-name="Standard"/>
      <text:p text:style-name="Standard">The ocean is the source of water in a river. The cloud is created by the evaporation of ocean water, and the same water is distributed as rain all over the surface of the earth and then returns to the ocean in rivers. So Kṛṣṇa and Balarāma, the Supreme Personality of Godhead, are the source of all knowledge, but because They were playing like ordinary human boys, They set the example so that everyone would receive knowledge from the right source. Thus They agreed to take knowledge from a spiritual master.</text:p>
      <text:p text:style-name="Standard"/>
      <text:p text:style-name="Standard">After hearing only once from Their teacher, Kṛṣṇa and Balarāma learned all the arts and sciences. In sixty-four days and sixty-four nights, They learned all the necessary arts and sciences required in human society. During the daytime They took lessons on a subject from the teacher, and by nightfall They were expert in that department of knowledge.</text:p>
      <text:p text:style-name="Standard"/>
      <text:p text:style-name="Standard">First of all They learned how to sing, how to compose songs and how to recognize the different tunes; They learned the favorable and unfavorable accents and meters, how to sing different kinds of rhythms and melodies, and how to follow them by beating different kinds of drums. They learned how to dance to the rhythm of melody and different songs. They learned how to write dramas, and <text:soft-page-break/>They learned the various types of painting, from simple village arts up to the highest perfectional stage. They also learned how to paint tilaka on the face by making different kinds of dots on the forehead and cheeks. Then They learned the art of making paintings on the floor with a liquid paste of rice and flour; such paintings are very popular at auspicious ceremonies performed at household affairs or in the temple. They learned how to make a resting place with flowers and how to decorate clothing and limbs with colorful paintings. They also learned how to set valuable jewels in ornaments. They learned the art of ringing waterpots. Waterpots are filled with water to a certain measurement so that as one beats on the pots, different tones are produced, and when the pots are beaten together they produce a melodious sound. They also learned how to splash water in the rivers or lakes while taking a bath among friends. They learned how to decorate with flowers. This art of decorating can still be seen in various temples of Vṛndāvana during the summer season. It is called phulla-bāḍi. The dais, the throne, the walls and the ceiling are all fully decorated, and a small, aromatic fountain of flowers is fixed in the center. Because of these floral decorations, the people, fatigued from the heat of the summer, become refreshed.</text:p>
      <text:p text:style-name="Standard"/>
      <text:p text:style-name="Standard">Kṛṣṇa and Balarāma learned the art of dressing hair in various styles and fixing a helmet in different positions on the head. They also learned how to set up a theatrical stage, how to decorate dramatic actors with costumes and with flower ornaments over the ear, and how to sprinkle sandalwood pulp and water to produce a nice fragrance. They also learned the art of performing magical feats. Within the magical field there is an art called bahu-rūpī, by which a person dresses himself in such a way that when he approaches a friend he cannot be recognized. Kṛṣṇa and Balarāma also learned how to make various syrups and beverages required at various times, having various tastes and intoxicating effects. They also learned different types of sewing and embroidery work, as well as how to manipulate thin threads for dancing puppets. This art includes how to string wires on musical instruments, such as the vīṇā, sitar, esarāja and tamboura, to produce melodious sounds. Then They learned how to make and solve riddles. They learned the art of how even a dull student can very quickly learn the alphabet and read books. Then They learned how to rehearse and act out a drama. They also studied the art of solving crossword puzzles, filling up the missing spaces and making complete words.</text:p>
      <text:p text:style-name="Standard"/>
      <text:p text:style-name="Standard">They also learned how to draw and read pictographic literature. In some countries in the world, pictographic literature is still current. A story is represented by pictures; for instance, a man and house are pictured to represent a man going home. Kṛṣṇa and Balarāma also learned the art of architecture – how to construct residential buildings. They learned to recognize valuable jewels by studying their luster and colors. Then They learned the art of placing jewels in a gold and silver setting so that they look very beautiful. They also learned how to study soil to find minerals. This study of soil is now a greatly specialized science, but formerly it was common knowledge even for the ordinary man. They learned to study herbs and plants to discover how they would act as medicine for different ailments. By studying the different species of plants, They learned how to crossbreed plants and trees and get different types of fruits. They learned how to train and engage rams and cocks in fighting for sport. They then learned how to teach parrots to speak and to answer the questions of human beings.</text:p>
      <text:p text:style-name="Standard"/>
      <text:p text:style-name="Standard">They learned practical psychology – how to influence another’s mind and thus induce another to act according to one’s own desire. Sometimes this is called hypnotism. They learned how to wash hair, dye it different colors and curl it in different ways. They learned the art of telling what is written in someone’s book without actually seeing it. They learned to tell what is contained in another’s fist. Sometimes children imitate this art, although not very accurately. One child keeps something within his fist and asks his friend, “Can you tell what is within?” and the friend gives some suggestion, although he actually cannot tell. But there is an art by which one can understand and actually tell what is held within the fist.</text:p>
      <text:p text:style-name="Standard"/>
      <text:p text:style-name="Standard"><text:soft-page-break/>Kṛṣṇa and Balarāma learned how to speak and understand the languages of various countries. Not only did They learn the languages of human beings; Kṛṣṇa could also speak even with animals and birds. Evidence of this is found in the Vaiṣṇava literature compiled by the Gosvāmīs. Then They learned how to make carriages and airplanes from flowers. It is said in the Rāmāyaṇa that after defeating Rāvaṇa, Rāmacandra was carried from Laṅkā to Bhārata-varṣa on a plane of flowers, called a puṣpa-ratha. Kṛṣṇa and Balarāma then learned the art of foretelling events by seeing signs. In a book called Khanara-vacana, the various types of signs and omens are described. If when one is going out one sees someone with a bucket full of water, that is a very good sign. But if one sees someone with an empty bucket, it is not a good sign. Similarly, if one sees a cow being milked alongside its calf, it is a good sign. The result of understanding these signs is that one can foretell events, and Kṛṣṇa and Balarāma learned the science. They also learned the art of composing mātṛkā. A mātṛkā is like a crossword box, with three numbers in each row. If one adds any three from any side, it will come to nine. The mātṛkās are of different kinds and for different purposes.</text:p>
      <text:p text:style-name="Standard"/>
      <text:p text:style-name="Standard">Kṛṣṇa and Balarāma learned the art of cutting valuable stones such as diamonds, and They also learned the art of questioning and answering by immediately composing poetry within the mind. They learned the science of the action and reaction of physical combinations and permutations. They learned the art of a psychiatrist, who can understand the psychic movements of another person. They learned how to satisfy one’s desires. Desires are very difficult to fulfill; but if one desires something which is unreasonable and can never be fulfilled, the desire can be subdued and satisfied, and that is an art. By this art one can also subdue sex impulses when they are aroused, as they are even in brahmacārī life. By this art one can make even an enemy one’s friend or transfer the direct action of a physical element to other things.</text:p>
      <text:p text:style-name="Standard"/>
      <text:p text:style-name="Standard">Lord Kṛṣṇa and Balarāma, the reservoir of all knowledge, exhibited Their perfect understanding of all the arts and sciences mentioned above. Then They offered to serve Their teacher by awarding him anything he desired. This offering by the student to the teacher or spiritual master is called guru-dakṣiṇā. It is essential that a student satisfy the teacher in return for any learning received, either material or spiritual. When Kṛṣṇa and Balarāma offered Their service in this way, the teacher, Sāndīpani Muni, thought it wise to ask Them for something extraordinary, something no common student could offer. He therefore consulted with his wife about what to ask from Them. He and his wife had already seen the extraordinary potencies of Kṛṣṇa and Balarāma and could understand that the two boys were the Supreme Personality of Godhead. They decided to ask for the return of their son, who had drowned in the ocean near the shore at Prabhāsa-kṣetra.</text:p>
      <text:p text:style-name="Standard"/>
      <text:p text:style-name="Standard">When Kṛṣṇa and Balarāma heard from Their teacher about the death of his son, They immediately started for Prabhāsa-kṣetra on Their chariot. Reaching the beach, They asked the controlling deity of the ocean to return the son of Their teacher. The ocean deity immediately appeared before the Lord and offered Him all respectful obeisances with great humility.</text:p>
      <text:p text:style-name="Standard"/>
      <text:p text:style-name="Standard">The Lord said, “Some time back you caused the drowning of the son of Our teacher. I order you to return him.”</text:p>
      <text:p text:style-name="Standard"/>
      <text:p text:style-name="Standard">The ocean deity replied, “The boy was not actually taken by me but was captured by a demon named Pañcajana. This great demon generally remains deep in the water in the shape of a conch shell. The son of Your teacher might be within the belly of the demon, having been devoured by him.”</text:p>
      <text:p text:style-name="Standard"/>
      <text:p text:style-name="Standard">On hearing this, Kṛṣṇa dove deep into the water and caught hold of the demon Pañcajana. He killed him on the spot but could not find the son of His teacher within his belly. Therefore He took the demon’s dead body (in the shape of a conch shell) and returned to His chariot on the beach of Prabhāsa-kṣetra. From there He started for Saṁyamanī, the residence of Yamarāja, the <text:soft-page-break/>superintendent of death. Accompanied by His elder brother, Balarāma, who is also known as Halāyudha, Kṛṣṇa arrived there and blew on His conch shell.</text:p>
      <text:p text:style-name="Standard"/>
      <text:p text:style-name="Standard">Hearing the vibration, Yamarāja appeared and received Śrī Kṛṣṇa with all respectful obeisances. Yamarāja could understand who Kṛṣṇa and Balarāma were, and therefore he immediately offered his humble service to the Lord. Kṛṣṇa had appeared on the surface of the earth like an ordinary human being, but actually Kṛṣṇa and Balarāma are the Supersoul living within the heart of every living entity. They are Viṣṇu Himself, but were playing just like ordinary human boys. When Yamarāja offered his services to the Lord, Śrī Kṛṣṇa asked him to return His teacher’s son, who had come to him as a result of his work. “Considering My ruling supreme,” said Kṛṣṇa, “you should immediately return the son of My teacher.”</text:p>
      <text:p text:style-name="Standard"/>
      <text:p text:style-name="Standard">Yamarāja returned the boy to the Supreme Personality of Godhead, and Kṛṣṇa and Balarāma brought him to his father. The brothers asked if Their teacher had anything more to ask from Them, but he replied, “My dear sons, You have done enough for me. I am now completely satisfied. What further want can there be for a man who has disciples like You? My dear boys, You may now go home. These glorious acts of Yours will always be renowned all over the world. You are above all blessing, yet it is my duty to bless You. I therefore give You the benediction that whatever You speak will remain as eternally fresh as the instructions of the Vedas. Your teachings will be honored not only within this universe or in this millennium but in all places and ages and will remain increasingly new and important.” Due to this benediction from His teacher, Lord Kṛṣṇa’s Bhagavad-gītā is ever-increasingly fresh and is renowned not only within this universe but in other planets and other universes also.</text:p>
      <text:p text:style-name="Standard"/>
      <text:p text:style-name="Standard">Being ordered by Their teacher, Kṛṣṇa and Balarāma immediately returned home on Their chariot. They traveled at great speed, like the wind, and made sounds like the crashing of clouds. All the residents of Mathurā, who had not seen Kṛṣṇa and Balarāma for a long time, were very much pleased to see Them again. They felt joyful, like a person who has regained his lost property.</text:p>
      <text:p text:style-name="Standard"/>
      <text:p text:style-name="Standard">Thus ends the Bhaktivedanta purport of the forty-fifth chapter of Kṛṣṇa, “Kṛṣṇa Recovers the Son of His Teacher.”</text:p>
      <text:p text:style-name="Standard"/>
      <text:p text:style-name="Standard"/>
      <text:p text:style-name="Standard">CHAPTER 46</text:p>
      <text:p text:style-name="Standard">Uddhava Visits Vṛndāvana</text:p>
      <text:p text:style-name="Standard"/>
      <text:p text:style-name="Standard">Nanda Mahārāja returned to Vṛndāvana without Kṛṣṇa and Balarāma. He was accompanied only by the cowherd boys and men. It was certainly a very pathetic scene for the gopīs, Mother Yaśodā, Śrīmatī Rādhārāṇī and all the other residents of Vṛndāvana. Many devotees have tried to make adjustments to Kṛṣṇa’s being away from Vṛndāvana because, according to expert opinion, Kṛṣṇa, the original Supreme Personality of Godhead, never goes even a step out of Vṛndāvana. He always remains there. The explanation of expert devotees is that Kṛṣṇa was actually not absent from Vṛndāvana; He came back with Nanda Mahārāja as promised.</text:p>
      <text:p text:style-name="Standard"/>
      <text:p text:style-name="Standard">When Kṛṣṇa was starting for Mathurā on the chariot driven by Akrūra and the gopīs were blocking the way, Kṛṣṇa assured them that He was coming back just after finishing His business in Mathurā. He told them not to be overwhelmed and in this way pacified them. But when He failed to come back with Nanda Mahārāja, it appeared that He either cheated them or could not keep His promise. Expert devotees, however, have decided that Kṛṣṇa was neither a cheater nor a breaker of promises. Kṛṣṇa, in His original identity, returned with Nanda Mahārāja and stayed with the gopīs and Mother Yaśodā in His bhāva expansion. Kṛṣṇa and Balarāma remained in Mathurā, not in Their original forms but in Their expansions as Vāsudeva and Saṅkarṣaṇa. The real Kṛṣṇa and Balarāma were in <text:soft-page-break/>Vṛndāvana in Their bhāva manifestation, whereas in Mathurā They appeared in the prabhava and vaibhava expansions. This is the expert opinion of advanced devotees of Kṛṣṇa. Externally, however, They were absent from Vṛndāvana. Therefore, when Nanda Mahārāja was preparing to return to Vṛndāvana, there was some discussion between him and the boys concerning how they could live in separation. The conclusion to separate was reached by mutual agreement.</text:p>
      <text:p text:style-name="Standard"/>
      <text:p text:style-name="Standard">Vasudeva and Devakī, who happened to be the real parents of Kṛṣṇa and Balarāma, wanted to keep Them now because of the death of Kaṁsa. While Kaṁsa was alive, Kṛṣṇa and Balarāma were kept under the protection of Nanda Mahārāja in Vṛndāvana. Now, naturally, the father and mother of Kṛṣṇa and Balarāma wanted Them to remain, specifically for the reformatory function of purification, the sacred thread ceremony. They also wanted to give Them a proper education, for this is the duty of the father. Another consideration was that all the friends of Kaṁsa outside Mathurā were planning to attack Mathurā. For that reason also Kṛṣṇa’s presence was required. Kṛṣṇa did not want Vṛndāvana disturbed by enemies like Dantavakra and Jarāsandha. If Kṛṣṇa were to go to Vṛndāvana, these enemies would not only attack Mathurā but would go on to Vṛndāvana, and the peaceful inhabitants of Vṛndāvana would be disturbed. Kṛṣṇa therefore decided to remain in Mathurā, and Nanda Mahārāja went back to Vṛndāvana. Although the inhabitants of Vṛndāvana felt separation from Kṛṣṇa, the resulting ecstasy (bhāva) caused them to perceive that Kṛṣṇa was always present with them by His līlā, or pastimes.</text:p>
      <text:p text:style-name="Standard"/>
      <text:p text:style-name="Standard">Since Kṛṣṇa had departed from Vṛndāvana and gone to Mathurā, the inhabitants of Vṛndāvana, especially Mother Yaśodā, Nanda Mahārāja, Śrīmatī Rādhārāṇī, the gopīs and the cowherd boys, were simply thinking of Kṛṣṇa at every step. They were thinking, “Here Kṛṣṇa was playing in this way. Here Kṛṣṇa was blowing His flute. Kṛṣṇa was joking with us in this way, and Kṛṣṇa was embracing us like this.” This is called līlā-smaraṇa, and it is the process of association with Kṛṣṇa most recommended by great devotees; even Lord Caitanya, when He was at Purī, enjoyed līlā-smaraṇa association with Kṛṣṇa. Those in the most exalted position of devotional service and ecstasy can live with Kṛṣṇa always by remembering His pastimes. Śrīla Viśvanātha Cakravartī Ṭhākura has given us a transcendental literature entitled Kṛṣṇa-bhāvanāmṛta, which is full with Kṛṣṇa’s pastimes. Exalted devotees can remain absorbed in Kṛṣṇa-thought by reading such books. Any book of kṛṣṇa-līlā, even this book, Kṛṣṇa, or our Teachings of Lord Caitanya, is actually solace for devotees feeling separation from Kṛṣṇa.</text:p>
      <text:p text:style-name="Standard"/>
      <text:p text:style-name="Standard">That Kṛṣṇa and Balarāma did not return to Vṛndāvana can be adjusted as follows: They did not break Their promise to return to Vṛndāvana, nor were They absent, but Their presence was necessary in Mathurā.</text:p>
      <text:p text:style-name="Standard"/>
      <text:p text:style-name="Standard">In the meantime, Uddhava, a cousin-brother of Kṛṣṇa’s, came to see Kṛṣṇa from Dvārakā. He was the son of Vasudeva’s brother and was almost the same age as Kṛṣṇa. His bodily features resembled Kṛṣṇa’s almost exactly. After Kṛṣṇa returned from His teacher’s home, He was pleased to see Uddhava, who happened to be His dearmost friend. Kṛṣṇa wanted to send him to Vṛndāvana with a message to the residents to pacify their deep feelings of separation.</text:p>
      <text:p text:style-name="Standard"/>
      <text:p text:style-name="Standard">As stated in the Bhagavad-gītā, ye yathā māṁ prapadyante tāṁs tathaiva bhajāmy aham: Kṛṣṇa is very responsive. He responds in proportion to the devotee’s advancement in devotional service. Thus, as the gopīs were thinking of Kṛṣṇa in separation twenty-four hours a day, so Kṛṣṇa was also always thinking of the gopīs, Mother Yaśodā, Nanda Mahārāja and the other residents of Vṛndāvana. Although He appeared to be away from them, He could understand how they were transcendentally aggrieved, and so He immediately wanted to send Uddhava to give them a message of solace.</text:p>
      <text:p text:style-name="Standard"/>
      <text:p text:style-name="Standard"><text:soft-page-break/>Uddhava is described as the most exalted personality in the Vṛṣṇi dynasty, being almost equal to Kṛṣṇa. He was a great friend of Kṛṣṇa’s, and being the direct student of Bṛhaspati, the teacher and priest of the heavenly planets, he was very intelligent and sharp in decision. Intellectually, he was highly qualified. Kṛṣṇa, being his very loving friend, wanted to send Uddhava to Vṛndāvana just to study the highly elevated ecstatic devotional service practiced there. Even if one is highly elevated in material education and is even the disciple of Bṛhaspati, he still has to learn from the gopīs and the other residents of Vṛndāvana how to love Kṛṣṇa to the highest degree. It was Kṛṣṇa’s special favor to Uddhava to send him to Vṛndāvana with a message for the residents there, which was meant to pacify them.</text:p>
      <text:p text:style-name="Standard"/>
      <text:p text:style-name="Standard">Lord Kṛṣṇa is also named Hari, which means “one who takes away all distress from the surrendered souls.” Lord Caitanya states that there cannot at any time be a worship as exalted as that realized by the gopīs. Being very anxious about the gopīs’ grief, Kṛṣṇa talked with Uddhava and politely requested him to go to Vṛndāvana. Shaking Uddhava’s hand with His own hands, He said, “My dear gentle friend Uddhava, please go immediately to Vṛndāvana and try to pacify My father and mother, Nanda Mahārāja and Yaśodā-devī, and the gopīs. They are grief-stricken, as if suffering from great ailments. Go and give them a message. I hope their ailments will be partially relieved. The gopīs are always absorbed in thoughts of Me. They have dedicated body, desire, life and soul to Me. I am anxious not only for the gopīs but for anyone who sacrifices society, friendship, love and personal comforts for Me. It is My duty to protect such exalted devotees. The gopīs are the most dear. They always think of Me in such a way that they remain overwhelmed and almost dead in anxiety due to separation from Me. They are keeping alive simply by thinking that I am returning to them very soon.”</text:p>
      <text:p text:style-name="Standard"/>
      <text:p text:style-name="Standard">Requested by Lord Kṛṣṇa, Uddhava immediately left on his chariot and carried the message to Gokula. He approached Vṛndāvana at sunset, when the cows were returning home from the pasturing ground. Uddhava and his chariot were covered by the dust raised by the hooves of the cows. He saw bulls running after cows for mating; other cows, with overladen milk bags, were running after their calves to feed them with milk. Uddhava saw that the entire land of Vṛndāvana was filled with white cows and their calves, running here and there all over Gokula, and he could hear the sound of milking. Every residential house in Vṛndāvana was decorated for the worship of the sun god and the fire god and for the reception of guests, cows, brāhmaṇas and demigods. Every home was sanctified by lights and incense. All over Vṛndāvana there were nice gardens filled with flowers and the sounds of humming bees and singing birds. The lakes were filled with lotus flowers and with ducks and swans.</text:p>
      <text:p text:style-name="Standard"/>
      <text:p text:style-name="Standard">Uddhava entered the house of Nanda Mahārāja and was received as a representative of Vāsudeva. Nanda Mahārāja offered him a sitting place and sat down with him to ask about messages from Kṛṣṇa, Balarāma and other family members in Mathurā. He could understand that Uddhava was a very confidential friend of Kṛṣṇa’s and therefore must have come with good messages. “My dear Uddhava,” he said, “how is my friend Vasudeva enjoying life? He is now released from the prison of Kaṁsa, and he is now with his friends and his children, Kṛṣṇa and Balarāma. So he must be very happy. Tell me about him and his welfare. We are also very happy that Kaṁsa, the most sinful demon, has been killed. He was always envious of the family of the Yadus, his relatives. Now, because of his sinful activities, he is dead and gone, along with all his brothers.</text:p>
      <text:p text:style-name="Standard"/>
      <text:p text:style-name="Standard">“Please let us know whether Kṛṣṇa now remembers His father and mother and His friends and companions in Vṛndāvana. Does He like to remember His cows, His gopīs, His Govardhana Hill, His pasturing grounds in Vṛndāvana? Or has He now forgotten all these? Is there any possibility of His coming back to His friends and relatives so we can again see His beautiful face, with its raised nose and lotuslike eyes? We remember how He saved us from the forest fire, how He saved us from the great snake Kāliya in the Yamunā, and how He saved us from so many other demons, and we <text:soft-page-break/>simply think of how much we are obliged to Him for giving us protection in many dangerous situations. My dear Uddhava, when we think of Kṛṣṇa’s beautiful face and eyes and His different activities here in Vṛndāvana, we become so overwhelmed that all our activities cease. We simply think of Kṛṣṇa – how He used to smile and how He looked upon us with grace. When we go to the banks of the Yamunā or the lakes of Vṛndāvana or near Govardhana Hill or the pasturing fields, we see that the impressions of Kṛṣṇa’s footprints are still on the surface of the earth. We remember Him playing in those places, because He was constantly visiting them. When His appearance within our minds becomes manifest, we immediately become absorbed in thought of Him.</text:p>
      <text:p text:style-name="Standard"/>
      <text:p text:style-name="Standard">“We think, therefore, that Kṛṣṇa and Balarāma may be chief demigods in heaven who have appeared before us like ordinary boys to execute particular duties on earth. This was foretold by Garga Muni when making Kṛṣṇa’s horoscope. If Kṛṣṇa were not a great personality, how could He have killed Kaṁsa, who possessed the strength of ten thousand elephants? Besides Kaṁsa, there were the very strong wrestlers, as well as the giant elephant Kuvalayāpīḍa. Kṛṣṇa killed all these animals and demons just as a lion kills an ordinary animal. How wonderful it is that Kṛṣṇa took in one hand the big, heavy bow made of three joined palm trees and broke it very quickly! How wonderful it is that for seven days continuously He held up Govardhana Hill with one hand! How wonderful it is that He has killed all the demons like Pralambāsura, Dhenukāsura, Ariṣṭāsura, Tṛṇāvarta and Bakāsura! They were so strong that even the demigods in the heavenly planets were afraid of them, but Kṛṣṇa killed them as easily as anything.”</text:p>
      <text:p text:style-name="Standard"/>
      <text:p text:style-name="Standard">While describing the uncommon activities of Kṛṣṇa before Uddhava, Nanda Mahārāja gradually became overwhelmed and could no longer speak. As for Mother Yaśodā, she sat by the side of her husband and heard the pastimes of Kṛṣṇa without speaking. She simply cried incessantly, and milk poured from her breasts. When Uddhava saw Mahārāja Nanda and Yaśodā so extraordinarily overwhelmed with thoughts of Kṛṣṇa, the Supreme Personality of Godhead, and when he experienced their extraordinary affection for Him, he also became overwhelmed and spoke as follows: “My dear Mother Yaśodā and Nanda Mahārāja, you are most respectable among human beings because no one but you can meditate in such transcendental ecstasy.”</text:p>
      <text:p text:style-name="Standard"/>
      <text:p text:style-name="Standard">Uddhava continued, “Balarāma and Kṛṣṇa are the original Personalities of Godhead, from whom the cosmic manifestation emanates. They are chief among all personalities. Each of Them is both the material and the efficient cause of this material creation. Material nature is conducted by the puruṣa incarnations, who all act under Kṛṣṇa and Balarāma. By Their partial representation They enter the hearts of all living entities. They are the source of all knowledge and all forgetfulness also.” This is confirmed by Kṛṣṇa in the Bhagavad-gītā, fifteenth chapter: “I am present in everyone’s heart, and I cause one to remember and forget. I am the original compiler of the Vedānta, and I am the actual knower of the Vedas.” Uddhava continued, “If at the time of death a person can fix his pure mind upon Kṛṣṇa even for a moment, after giving up his material body he becomes eligible to appear in his original, spiritual body, just as the sun rises with all illumination. Passing from his life in this way, he immediately enters into the spiritual kingdom, Vaikuṇṭha.”</text:p>
      <text:p text:style-name="Standard"/>
      <text:p text:style-name="Standard">This is the result of Kṛṣṇa conscious practice. If we practice Kṛṣṇa consciousness in this present body while in a healthy condition and in good mind, simply by chanting the holy mahā-mantra, Hare Kṛṣṇa, we will have every possibility of fixing the mind upon Kṛṣṇa at the time of death. If we do this, then our lives become successful without any doubt. But if we keep our minds always absorbed in fruitive activities for material enjoyment, then naturally at the time of death we shall think of such activities and again be forced to enter material, conditioned bodies to suffer the threefold miseries of material existence. Therefore, to remain always absorbed in Kṛṣṇa consciousness was the standard of the inhabitants of Vṛndāvana, as exhibited by Mahārāja Nanda, Yaśodā and the gopīs. If we can simply follow in their footsteps, even to a minute proportion, our lives will surely become successful, and we shall enter the spiritual kingdom, Vaikuṇṭha.</text:p>
      <text:p text:style-name="Standard"><text:soft-page-break/></text:p>
      <text:p text:style-name="Standard">“My dear Mother Yaśodā and Nanda Mahārāja,” Uddhava continued, “you have thus fixed your minds wholly and solely upon that Supreme Personality of Godhead, Nārāyaṇa, whose transcendental form is the cause of impersonal Brahman. The Brahman effulgence is only the bodily rays of Nārāyaṇa, and because you are always absorbed in ecstatic thought of Kṛṣṇa and Balarāma, what pious activity remains for you to perform? I have brought a message from Kṛṣṇa that He will very soon come back to Vṛndāvana and satisfy you by His personal presence. Kṛṣṇa promised that He would come back to Vṛndāvana after finishing His business in Mathurā. This promise He will surely fulfill. I therefore request the two of you, who are the best among all who are fortunate, not to be aggrieved on account of Kṛṣṇa’s absence.</text:p>
      <text:p text:style-name="Standard"/>
      <text:p text:style-name="Standard">“You are already perceiving His presence twenty-four hours a day, yet He will come and see you very soon. Actually He is present everywhere and in everyone’s heart, just as fire is present in wood. Since Kṛṣṇa is the Supersoul, He regards everyone equally: He sees no one as His enemy, no one as His friend, and no one as lower or higher than Him. He actually has no father, mother, brother or relative, nor does He require society, friendship and love. He does not have a material body like us; He never appears or takes birth like an ordinary human being. He does not appear in higher or lower species of life like ordinary living entities, who are forced to take birth on account of their previous fruitive activities. He appears by His internal potency just to give protection to His devotees. He is never influenced by the modes of material nature, but when He appears within this material world He seems to act like an ordinary living entity under the spell of the modes of material nature. But in fact He is the overseer of this material creation, and while remaining unaffected by the material modes of nature, He creates, maintains and dissolves the whole cosmic manifestation. We wrongly look upon Kṛṣṇa and Balarāma as ordinary human beings, just as whirling men see the whole world whirling around them. The Personality of Godhead is no one’s son; He is actually everyone’s father, mother and supreme controller. There is no doubt of this. Whatever is already being experienced, whatever is not being experienced, whatever already exists, does not exist or will exist in the future, whatever is the smallest and whatever is the biggest have no existence outside the Supreme Personality of Godhead. Everything rests in Him, but He is untouched by everything manifested.”</text:p>
      <text:p text:style-name="Standard"/>
      <text:p text:style-name="Standard">Nanda and Uddhava thus passed the whole night discussing Kṛṣṇa. In the morning, the gopīs prepared for morning ārati by lighting their lamps and sprinkling butter mixed with yogurt. After finishing their maṅgala-ārati, they engaged themselves in churning butter from yogurt. While the gopīs were thus engaged, the lamps reflected on their ornaments made the ornaments still brighter. Their churning rods, their arms, their earrings, their bangles, their breasts – everything moved, and kuṅkuma powder gave their faces a saffron luster comparable to the rising sun. While making sounds by churning, they also sang the glories of Kṛṣṇa. The two sound vibrations mixed together, ascended to the sky and sanctified the whole atmosphere.</text:p>
      <text:p text:style-name="Standard"/>
      <text:p text:style-name="Standard">After sunrise the gopīs came as usual to offer their respects to Nanda Mahārāja and Yaśodā, but when they saw the golden chariot of Uddhava at the door, they began to inquire among themselves: What was that chariot, and to whom did it belong? Some of them inquired whether Akrūra, who had taken away Kṛṣṇa, had returned. They were not very much pleased with Akrūra because, being engaged in the service of Kaṁsa, he had taken lotus-eyed Kṛṣṇa away to the city of Mathurā. All the gopīs conjectured that Akrūra might have come again to fulfill another cruel plan. But they thought, “We are now dead bodies without our supreme master, Kṛṣṇa. What further act can Akrūra perpetrate against these dead bodies?” While they were talking in this way, Uddhava finished his morning ablutions, prayers and chanting and came before them.</text:p>
      <text:p text:style-name="Standard"/>
      <text:p text:style-name="Standard">Thus ends the Bhaktivedanta purport of the forty-sixth chapter of Kṛṣṇa, “Uddhava Visits Vṛndāvana.”</text:p>
      <text:p text:style-name="Standard"><text:soft-page-break/></text:p>
      <text:p text:style-name="Standard"/>
      <text:p text:style-name="Standard">CHAPTER 47</text:p>
      <text:p text:style-name="Standard">Delivery of the Message of Kṛṣṇa to the Gopīs</text:p>
      <text:p text:style-name="Standard"/>
      <text:p text:style-name="Standard">When the gopīs saw Uddhava, they observed that his features almost exactly resembled those of Kṛṣṇa, and they could understand that he was a great devotee of Kṛṣṇa’s. His arms were very long and his eyes were just like the petals of the lotus flower. He was dressed in yellow garments and wore a garland of lotus flowers. His face was very beautiful. Having achieved the liberation of sārūpya and thus having the same bodily features as the Lord, Uddhava looked almost like Kṛṣṇa. In Kṛṣṇa’s absence, the gopīs had been coming dutifully to visit Mother Yaśodā’s house early in the morning. They knew that Nanda Mahārāja and Mother Yaśodā were always grief-stricken, and they had made it their first duty to come and pay their respects to the most exalted elderly personalities of Vṛndāvana. Seeing the friends of Kṛṣṇa, Nanda and Yaśodā would remember Kṛṣṇa Himself and be satisfied, and the gopīs also would be pleased by seeing Nanda and Yaśodā.</text:p>
      <text:p text:style-name="Standard"/>
      <text:p text:style-name="Standard">When the gopīs saw that Uddhava was representing Kṛṣṇa even in his bodily features, they thought he must be a soul completely surrendered unto the Supreme Personality of Godhead. They began to contemplate, “Who is this boy who looks just like Kṛṣṇa? He has the same eyes like lotus petals, the same raised nose and beautiful face, and he is smiling in the same way. In all respects he resembles Kṛṣṇa, Śyāmasundara, the beautiful blackish boy. He is even dressed exactly like Kṛṣṇa. Where has this boy come from? Who is the fortunate girl who has him for her husband?” Thus they talked among themselves. They were very anxious to know about him, and because they were simple, unsophisticated village girls, they surrounded Uddhava.</text:p>
      <text:p text:style-name="Standard"/>
      <text:p text:style-name="Standard">When the gopīs understood that Uddhava had a message from Kṛṣṇa, they became very happy and called him to a secluded place and offered him a nice sitting place. They wanted to talk with him very freely and did not want to be embarrassed before unknown persons. They welcomed him with polite words, in great submissiveness: “We know that you are a most confidential associate of Kṛṣṇa and that He has therefore sent you to Vṛndāvana to give solace to His father and mother. We can understand that family affection is very strong. Even great sages who have taken to the renounced order of life cannot give up family affection cent percent. Sometimes they think of their family members. Kṛṣṇa has therefore sent you to His father and mother; otherwise He has no further business in Vṛndāvana. He is now in town. What does He have to know about Vṛndāvana village or the cows’ pasturing grounds? These are not at all useful for Kṛṣṇa because He is now a man of the city.</text:p>
      <text:p text:style-name="Standard"/>
      <text:p text:style-name="Standard">“Surely He has nothing to do with persons who do not happen to be His family members. Friendships with those outside the family continue as long as there is some selfish interest in them; otherwise, why should one bother about those outside the family? Specifically, a person attached to the wives of others is interested in them as long as there is a need of sense gratification, just as the bumblebees have interest in flowers as long as they want to take the honey out of them. It is psychologically very natural that a prostitute does not care for her paramour as soon as he loses his money. Similarly, when the citizens find that a government is incapable of giving them full protection, they leave the country. A student, after finishing his education, gives up his relationship with the teacher and the school. A priest, after taking his reward from the worshiper, gives him up. When the fruit season is over, birds are no longer interested in the tree. Just after eating in the house of a host, the guest gives up his relationship with him. After a forest fire, when there is a scarcity of green grass, deer and other animals give up the forest. And so a man, after enjoying his girlfriend, gives up his connection with her.” In this way, all the gopīs indirectly accused Kṛṣṇa by citing many examples.</text:p>
      <text:p text:style-name="Standard"/>
      <text:p text:style-name="Standard"><text:soft-page-break/>Uddhava understood that the gopīs of Vṛndāvana were all simply absorbed in the thought of Kṛṣṇa and His childhood activities. While talking about Kṛṣṇa with Uddhava, they forgot all about their household business. They even forgot about themselves as their interest in Kṛṣṇa increased more and more.</text:p>
      <text:p text:style-name="Standard"/>
      <text:p text:style-name="Standard">One of the gopīs, namely Śrīmatī Rādhārāṇī, was so much absorbed in thoughts of Kṛṣṇa by dint of Her personal touch with Him that She actually began to talk with a bumblebee which was flying there and trying to touch Her lotus feet. While the other gopīs were talking with Kṛṣṇa’s messenger Uddhava, Śrīmatī Rādhārāṇī took that bumblebee to be a messenger from Kṛṣṇa and began to talk with it as follows: “Bumblebee, you are accustomed to drinking honey from flower to flower, and therefore you have preferred to be a messenger of Kṛṣṇa, who is of the same nature as you. I can see on your mustaches the red powder of kuṅkuma which was smeared on the flower garland of Kṛṣṇa while it was pressed against the breasts of some other girl who is My competitor. You feel very proud because of having touched that garland, and your mustaches have become reddish. You have come here carrying a message for Me, anxious to touch My feet. But My dear bumblebee, let Me warn you – don’t touch Me! I don’t want any messages from your unreliable master. You are the unreliable servant of an unreliable master.”</text:p>
      <text:p text:style-name="Standard"/>
      <text:p text:style-name="Standard">It may be that Śrīmatī Rādhārāṇī purposely addressed the bumblebee sarcastically in order to indirectly criticize the messenger Uddhava. Like the other gopīs, Śrīmatī Rādhārāṇī saw that Uddhava’s bodily features resembled Kṛṣṇa’s, but She also saw Uddhava as being equal to Kṛṣṇa. Indirectly, therefore, She indicated that Uddhava was as unreliable as Kṛṣṇa Himself. Śrīmatī Rādhārāṇī wanted to give specific reasons why She was dissatisfied with Kṛṣṇa and His messenger.</text:p>
      <text:p text:style-name="Standard"/>
      <text:p text:style-name="Standard">She addressed the bumblebee, “Your master Kṛṣṇa is exactly of your quality. You sit down on a flower, and after tasting a little honey you immediately fly away and sit on another flower and taste. Similarly, only once did your master Kṛṣṇa give Me the chance to taste the touch of His lips, and then He left Me altogether. I know also that the goddess of fortune, Lakṣmī, who is always in the midst of the lotus flower, is constantly engaged in Kṛṣṇa’s service. But I do not know how she has become so captivated by Kṛṣṇa and why she is so much attached to Kṛṣṇa, although she knows His actual character. Maybe she is so much captivated by Kṛṣṇa’s sweet words that she cannot understand His real character. As far as We are concerned, We are more intelligent than the goddess of fortune. We are not going to be cheated anymore by Kṛṣṇa or His messengers.”</text:p>
      <text:p text:style-name="Standard"/>
      <text:p text:style-name="Standard">According to expert opinion, Lakṣmī, the goddess of fortune, is a subordinate expansion of Śrīmatī Rādhārāṇī. As Kṛṣṇa has numerous expansions of viṣṇu-mūrtis, so His pleasure potency, Rādhārāṇī, also has innumerable expansions of goddesses of fortune. Therefore the goddess of fortune, Lakṣmījī, is always eager to be elevated to the position of the gopīs.</text:p>
      <text:p text:style-name="Standard"/>
      <text:p text:style-name="Standard">Śrīmatī Rādhārāṇī continued: “You foolish bumblebee, you are trying to satisfy Me and get a reward by singing the glories of Kṛṣṇa, but it is a useless attempt. We gopīs are bereft of all our possessions. We are away from our homes and families. We know very well about Kṛṣṇa. We know even more than you. So whatever you make up about Him will be old stories to us. Kṛṣṇa is now in the city and is better known as the friend of Arjuna. He now has many new girlfriends, who are no doubt very happy in His association. Because the lusty, burning sensation of their breasts has been satisfied by Kṛṣṇa, they are now happy. If you go there and glorify Kṛṣṇa, they may be pleased to reward you. You are just trying to pacify Me by your behavior as a flatterer, and therefore you have put your head under My feet. But I know the trick you are trying to play. I know that you are a messenger coming from an even greater trickster, Kṛṣṇa. Therefore, please leave Me.</text:p>
      <text:p text:style-name="Standard"/>
      <text:p text:style-name="Standard">“I can understand that you are expert in reuniting two opposing parties, but at the same time you must know that I cannot place My reliance upon you, nor upon your master, Kṛṣṇa. We left our <text:soft-page-break/>husbands, children and relatives only for Kṛṣṇa, yet He did not feel any obligation in exchange. At last He left us forlorn. Do you think we can place our faith in Him again? We know that Kṛṣṇa cannot live for a moment without the association of young women. That is His nature. He is finding difficulty in Mathurā because He is no longer in the village among innocent cowherd girls. He is in aristocratic society and must be feeling difficulty in making friendships with other young girls. Perhaps you have come here to canvass again or to take us there. But why should Kṛṣṇa expect us to go there? He is greatly qualified to entice all other girls, not only in Vṛndāvana or Mathurā but all over the universe. His wonderfully enchanting smile is so attractive and the movements of His eyebrows are so beautiful that He can call for any woman from the heavenly, middle or Plutonic planets. Even Mahā-Lakṣmī, the greatest of all goddesses of fortune, hankers to render Him some service. In comparison to all these women of the universe, what are we? We are very insignificant.</text:p>
      <text:p text:style-name="Standard"/>
      <text:p text:style-name="Standard">“Kṛṣṇa advertises Himself as magnanimous, and He is praised by great saints. His qualifications would be perfectly utilized if He would only show us some mercy, for we are so much downtrodden and neglected by Him. You poor messenger, you are only a less intelligent servant. You do not know much about Kṛṣṇa – how ungrateful and hardhearted He has been, not only in this life but in His previous lives also. We have all heard this from our grandmother Paurṇamāsī. She has informed us that Kṛṣṇa was born in a kṣatriya family previous to this birth and was known as Rāmacandra. In that birth, instead of killing Vāli, an enemy of His friend, in the manner of a kṣatriya, He killed him just like a hunter. A hunter takes a secure hiding place and then kills an animal without facing it. So Lord Rāmacandra, as a kṣatriya, should have fought with Vāli face to face, but, instigated by His friend, He killed him from behind a tree. Thus He deviated from the religious principles of a kṣatriya. Also, He was so attracted by the beauty of Sītā that He converted Śūrpaṇakhā, the sister of Rāvaṇa, into an ugly woman by cutting off her nose and ears. Śūrpaṇakhā proposed an intimate relationship with Him, and as a kṣatriya He should have satisfied her. But He was so henpecked that He could not forget Sītādevī and converted Śūrpaṇakhā into an ugly woman. Before that birth as a kṣatriya, He took His birth as a brāhmaṇa boy known as Vāmanadeva and asked charity from Bali Mahārāja. Bali Mahārāja was so magnanimous that he gave Him whatever he had, yet Kṛṣṇa as Vāmanadeva ungratefully arrested him just like a crow and pushed him down to the Pātāla kingdom. We know all about Kṛṣṇa and how ungrateful He is. But here is the difficulty: in spite of His being so cruel and hardhearted, it is very difficult for us to give up talking about Him. And it is not only we who are unable to give up this talk, but great sages and saintly persons also engage in talking about Him. We gopīs of Vṛndāvana do not want to make any more friendships with this blackish boy, but we do not know how we shall be able to give up remembering and talking about His activities.”</text:p>
      <text:p text:style-name="Standard"/>
      <text:p text:style-name="Standard">Since Kṛṣṇa is absolute, His so-called unkind activities are as relishable as His kind activities. Therefore saintly persons and great devotees like the gopīs cannot give up Kṛṣṇa in any circumstances. Lord Caitanya therefore prayed, “Kṛṣṇa, You are free and independent in all respects. You can either embrace Me or crush Me under Your feet – whatever You like. You may make Me brokenhearted by not letting Me see You throughout My whole life, but You are My only object of love.”</text:p>
      <text:p text:style-name="Standard"/>
      <text:p text:style-name="Standard">“In My opinion,” Śrīmatī Rādhārāṇī continued, “one should not hear about Kṛṣṇa, because as soon as a drop of the nectar of His transcendental activities is poured into the ear, one immediately rises above the duality of attraction and rejection. Being completely freed from the contamination of material attachment, one gives up attachment for this material world, including family, home, wife, children and everything else materially dear to every person. Being deprived of all material acquisitions, one makes his relatives and himself unhappy. Then he wanders in search of Kṛṣṇa, either as a human being or in other species of life, even as a bird, and voluntarily accepts the profession of a mendicant. It is very difficult to actually understand Kṛṣṇa – His name, His qualities, His form, His pastimes, His paraphernalia and His entourage.”</text:p>
      <text:p text:style-name="Standard"><text:soft-page-break/></text:p>
      <text:p text:style-name="Standard">Śrīmatī Rādhārāṇī continued to speak to the black messenger of Kṛṣṇa: “Please do not talk anymore about Kṛṣṇa. It is better to talk about something else. We are already doomed, like the black-spotted she-deer in the forest who are enchanted by the sweet musical vibration of the hunter. In the same way, we have been enchanted by the sweet words of Kṛṣṇa, and by thinking of the rays of His toenails again and again, we are becoming more and more lusty for His association. Therefore, I request you not to talk of Kṛṣṇa anymore.”</text:p>
      <text:p text:style-name="Standard"/>
      <text:p text:style-name="Standard">These talks of Rādhārāṇī with the bumblebee messenger, including Her accusing Kṛṣṇa in so many ways and at the same time expressing Her inability to give up talking about Him, are signs of the topmost transcendental ecstasy, called mahā-bhāva. The ecstatic mahā-bhāva manifestation is possible only in the persons of Rādhārāṇī and Her associates. Great ācāryas like Śrīla Rūpa Gosvāmī and Viśvanātha Cakravartī Ṭhākura have analyzed these mahā-bhāva speeches of Śrīmatī Rādhārāṇī and described their different varieties, such as udghūrṇā, or bewilderment, and jalpa-pratijalpa, or talking in different ways. These are the signs of ujjvala-rasa, or the brightest jewel of love of God.</text:p>
      <text:p text:style-name="Standard"/>
      <text:p text:style-name="Standard">While Rādhārāṇī was talking with the bee and the bee was flying hither and thither, it all of a sudden disappeared from Her sight. She was in full mourning due to separation from Kṛṣṇa and felt ecstasy by talking with the bee. But as soon as the bee disappeared, She became almost mad, thinking that the messenger-bee might have returned to Kṛṣṇa to inform Him all about Her talking against Him. “Kṛṣṇa must be very sorry to hear it,” She thought. In this way She was overwhelmed by another type of ecstasy.</text:p>
      <text:p text:style-name="Standard"/>
      <text:p text:style-name="Standard">In the meantime, the bee, flying hither and thither, appeared before Her again. She thought, “Kṛṣṇa is still kind to Me. In spite of the messenger’s carrying disruptive messages, He is so kind that He has again sent the bee to take Me to Him.” Śrīmatī Rādhārāṇī was very careful this time not to say anything against Kṛṣṇa. “My dear friend, I welcome you,” She said. “Kṛṣṇa is so kind that He has again sent you. Kṛṣṇa is so kind and affectionate to Me that He has fortunately sent you back, in spite of your carrying My message against Him. All good fortune to you, My dear friend. Now you may ask from Me whatever you want. I shall give you anything because you are so kind to Me. You have come to take Me to Kṛṣṇa because He is not able to come here, being surrounded by new girlfriends in Mathurā. But you are a tiny creature. How can you take Me there? How will you be able to help Me meet Kṛṣṇa while He is taking rest there with the goddess of fortune and embracing her to His chest? Never mind. Let us forget all these things about My going there or sending you. Please let Me know how Kṛṣṇa is faring in Mathurā. Tell Me if He still remembers His foster father, Nanda Mahārāja, His affectionate mother, Yaśodā, His cowherd friends and His poor friends like us, the gopīs. I am sure He must sometimes sing about us, who served Him just like maidservants, without any payment. Is there any possibility that Kṛṣṇa will come back and place His aguru-scented hand on our heads? Please put all these inquiries to Kṛṣṇa.”</text:p>
      <text:p text:style-name="Standard"/>
      <text:p text:style-name="Standard">Uddhava was standing near, and he heard Rādhārāṇī talking in this way, as if She had become almost mad for Kṛṣṇa. He was exceedingly surprised at how the gopīs were accustomed to thinking of Kṛṣṇa constantly in that topmost ecstasy of mahā-bhāva love. He had brought a message in writing from Kṛṣṇa, and now he wanted to present it before the gopīs, just to pacify them. He said, “My dear gopīs, your mission of human life is now successful. You are all wonderful devotees of the Supreme Personality of Godhead; therefore you are eligible to be worshiped by all kinds of people. You are worshipable throughout the three worlds because your minds are wonderfully absorbed in the thought of Vāsudeva, Kṛṣṇa. He is the goal of all pious activities and ritualistic performances, such as giving charity, rigidly following the austerity of vows, undergoing severe penances and igniting the fire of sacrifice. He is the purpose behind chanting different mantras, reading the Vedas, controlling the senses and concentrating the mind in meditation. These are some <text:soft-page-break/>of the many different processes for self-realization and attainment of perfection of life. But actually they are meant only for realizing Kṛṣṇa and dovetailing oneself in the transcendental loving service of the Supreme Personality of Godhead.” This is the last instruction of the Bhagavad-gītā also; although there are descriptions of different processes of self-realization, at the end Kṛṣṇa recommends that one give up everything and simply surrender unto Him. All other processes are meant for teaching one how to surrender ultimately unto the lotus feet of Kṛṣṇa. The Bhagavad-gītā also says that this surrendering process is completed by a sincere person after executing the processes of self-realization in wisdom and austerity for many births.</text:p>
      <text:p text:style-name="Standard"/>
      <text:p text:style-name="Standard">Since the perfection of such austerity was completely manifested in the lives of the gopīs, Uddhava was fully satisfied upon seeing their transcendental position. He continued, “My dear gopīs, the mentality you have developed in relationship with Kṛṣṇa is very, very difficult to attain, even for great sages and saintly persons. You have attained the highest perfectional stage of life. It is a great boon for you that you have fixed your minds upon Kṛṣṇa and have decided to have Kṛṣṇa only, giving up your families, homes, relatives, husbands and children for the sake of the Supreme Personality. Because your minds are now fully absorbed in Kṛṣṇa, the Supreme Soul, universal love has automatically developed in you. I think myself very fortunate that I have been favored, by your grace, to see you in this situation.”</text:p>
      <text:p text:style-name="Standard"/>
      <text:p text:style-name="Standard">When Uddhava said that he had a message from Kṛṣṇa, the gopīs were more interested in hearing the message than in hearing about their exalted position. They did not very much like being praised for their high position. They showed their anxiety to hear the message Uddhava had brought from Kṛṣṇa. Uddhava said, “My dear gopīs, I am especially deputed to carry this message to you, who are such great and gentle devotees. Kṛṣṇa has specifically sent me to you because I am His most confidential servitor.”</text:p>
      <text:p text:style-name="Standard"/>
      <text:p text:style-name="Standard">Uddhava did not deliver to the gopīs the written message brought from Kṛṣṇa, but he personally read it to them. The message was very gravely written, so that not only the gopīs but all empiric philosophers might understand how pure love of God is intrinsically integrated with all the different energies of the Supreme Lord. From Vedic information it is understood that the Supreme Lord has multi-energies: parāsya śaktir vividhaiva śrūyate. Also, the gopīs were such intimate personal friends of Kṛṣṇa that while He was writing the message for them He was so moved that He could not write distinctly. Uddhava, as a student of Bṛhaspati, had very sharp intelligence, so instead of handing over the written message, he thought it wise to read it personally and explain it to them.</text:p>
      <text:p text:style-name="Standard"/>
      <text:p text:style-name="Standard">Uddhava continued, “These are the words of the Personality of Godhead: ‘My dear gopīs, My dear friends, please know that separation between ourselves is impossible at any time, at any place or under any circumstances, because I am all-pervading.’”</text:p>
      <text:p text:style-name="Standard"/>
      <text:p text:style-name="Standard">This all-pervasiveness of Kṛṣṇa is explained in the Bhagavad-gītā, in both the ninth and seventh chapters. In the ninth chapter Kṛṣṇa is described as all-pervasive in His impersonal feature; everything rests in Him, but He is not personally present everywhere. And in the seventh chapter it is stated that the five gross elements (earth, water, fire, air and sky) and the three subtle elements (mind, intelligence and ego) are all His inferior energies. But there is another, superior energy, which is called the living entity. The living entities are also directly part and parcel of Kṛṣṇa. Therefore Kṛṣṇa is both the material and the efficient cause of everything. He is always intermingled with everything as cause and effect. Not only the gopīs but all living entities are always inseparably connected with Kṛṣṇa in all circumstances. The gopīs, however, are perfectly and thoroughly in cognition of this relationship with Kṛṣṇa, whereas the living entities under the spell of māyā, the illusory energy, are forgetful of Kṛṣṇa and think themselves separate identities having no connection with Him.</text:p>
      <text:p text:style-name="Standard"/>
      <text:p text:style-name="Standard"><text:soft-page-break/>Love of Kṛṣṇa, or Kṛṣṇa consciousness, is therefore the perfection of real knowledge in understanding things as they are. Our minds can never be vacant. The mind is constantly occupied with some kind of thought, and the subject matter of such thought cannot be outside the eight elements of Kṛṣṇa’s energy. One who knows this philosophical aspect of all thoughts is actually a wise man, and he surrenders unto Kṛṣṇa. The gopīs are the epitome of this perfectional stage of knowledge. They are not simple mental speculators. Their minds are always in Kṛṣṇa. The mind is nothing but the energy of Kṛṣṇa. Actually, any person who can think, feel and will cannot be separated from Kṛṣṇa. But the stage in which he can understand his eternal relationship with Kṛṣṇa is called Kṛṣṇa consciousness. The diseased condition in which he cannot understand his eternal relationship with Kṛṣṇa is the contaminated stage, or māyā. Since the gopīs are on the platform of pure transcendental knowledge, their minds are always filled with Kṛṣṇa consciousness. For example, as there is no separation between fire and air, there is no separation between Kṛṣṇa and the living entities. When the living entities forget Kṛṣṇa, they are not in their normal condition. As for the gopīs, because they are always thinking of Kṛṣṇa, they are on the absolute stage of perfection in knowledge. The so-called empiric philosophers sometimes think that the path of bhakti is meant for the less intelligent, but unless the so-called man of knowledge comes to the platform of bhakti, his knowledge is certainly impure and imperfect. Actually, the stage of forgetfulness of our eternal relationship with Kṛṣṇa is separation. But that is also illusory because there is no such separation. The gopīs were not situated in that illusory condition of life, so even from the philosophical point of view, for them there was no separation.</text:p>
      <text:p text:style-name="Standard"/>
      <text:p text:style-name="Standard">Uddhava continued reading Kṛṣṇa’s message: “‘Nothing is separate from Me; the whole cosmic manifestation is resting on Me and is not separate from Me. Before the creation, I was existing.’” This is confirmed in the Vedic literature: eko vai nārāyaṇa āsīn na brahmā neśānaḥ. “Before creation, there was only Nārāyaṇa. There was no Brahmā and no Śiva.” The whole cosmic manifestation is manipulated by the three modes of material nature. It is said that Brahmā, the incarnation of the quality of passion, created this universe. But Brahmā is the secondary creator: the original creator is Nārāyaṇa. This is confirmed by Śaṅkarācārya: nārāyaṇaḥ paro ’vyaktāt. “Nārāyaṇa is transcendental, beyond this cosmic creation.” In this way, nothing within this cosmic manifestation is separate from Kṛṣṇa, although Kṛṣṇa’s original form is not visible in everything.</text:p>
      <text:p text:style-name="Standard"/>
      <text:p text:style-name="Standard">Kṛṣṇa creates, maintains and annihilates the whole cosmic manifestation by expanding Himself in different incarnations. Everything is Kṛṣṇa, and everything depends on Kṛṣṇa, but He is not perceived in the material energy, and therefore it is called māyā, or illusion. In the spiritual energy, however, Kṛṣṇa is perceived at every step, in all circumstances. This perfectional stage of understanding is represented by the gopīs. As Kṛṣṇa is always aloof from the cosmic manifestation although it is completely dependent on Him, so a living entity is also completely aloof from his material, conditioned life although the material body has developed on the basis of spiritual existence. In the Bhagavad-gītā the whole cosmic manifestation is accepted as the mother of the living entities, and Kṛṣṇa is the father. As the father impregnates the mother by injecting the living entity within the womb, Kṛṣṇa injects all the living entities into the womb of the material nature. They come out in different bodies according to their different fruitive activities. But in all circumstances, the living entity is aloof from this material, conditioned life.</text:p>
      <text:p text:style-name="Standard"/>
      <text:p text:style-name="Standard">If we simply study our own bodies, we can understand how a living entity is always aloof from this bodily encagement. Every action of the body takes place by the interactions of the three modes of material nature. We can see at every moment many changes taking place in our bodies, but the spirit soul is aloof from all changes. One can neither create nor annihilate nor interfere with the actions of material nature. The living entity is therefore entrapped by the material body and conditioned in three stages, namely while awake, asleep and unconscious. The mind acts throughout all three conditions of life; the living entity in his sleeping or dreaming condition sees something as real, and when awake he sees the same thing as unreal. It is concluded, therefore, that under certain <text:soft-page-break/>circumstances he accepts something as real, and under other circumstances he accepts the very same thing as unreal. These matters are the subject of study for the empiric philosopher or the sāṅkhya-yogī. To come to the right conclusion, sāṅkhya-yogīs undergo severe austerities and penances, practicing control of the senses and renunciation.</text:p>
      <text:p text:style-name="Standard"/>
      <text:p text:style-name="Standard">All these different ways of determining the ultimate goal of life are compared to rivers, and Kṛṣṇa is compared to the ocean. As the rivers flow down toward the ocean, all attempts for knowledge flow toward Kṛṣṇa. After many, many births of endeavor, when one actually comes to Kṛṣṇa, he attains the perfectional stage. Kṛṣṇa says in the Bhagavad-gītā, kleśo ’dhikataras teṣām avyaktāsakta-cetasām: “All are pursuing the path of realizing Me, but those who have adopted courses without any bhakti find their endeavor very troublesome.” Kṛṣṇa cannot be understood unless one comes to the point of bhakti.</text:p>
      <text:p text:style-name="Standard"/>
      <text:p text:style-name="Standard">Three paths are enunciated in the Bhagavad-gītā: karma-yoga, jñāna-yoga and bhakti-yoga. Those who are too much addicted to fruitive activities are advised to perform actions which will bring them to bhakti. Those who are addicted to the pursuit of empiric philosophy are also advised to act in such a way that they will realize bhakti. Karma-yoga is therefore different from ordinary karma, and jñāna-yoga is different from ordinary jñāna. Ultimately, as stated by the Lord in the Bhagavad-gītā, bhaktyā mām abhijānāti: only through execution of devotional service can one understand Kṛṣṇa. The perfectional stage of devotional service was achieved by the gopīs because they did not care to know anything but Kṛṣṇa. It is confirmed in the Vedas, kasminn u bhagavo vijñāte sarvam idaṁ vijñātaṁ bhavatiti. This means that simply by knowing Kṛṣṇa one automatically acquires all other knowledge.</text:p>
      <text:p text:style-name="Standard"/>
      <text:p text:style-name="Standard">Uddhava continued reading Kṛṣṇa’s message: “‘Transcendental knowledge of the Absolute is no longer necessary for you. You were accustomed to loving Me from the very beginning of your lives.’” Knowledge of the Absolute Truth is specifically required for persons who want liberation from material existence. But one who has attained love for Kṛṣṇa is already on the platform of liberation. As stated in the Bhagavad-gītā, anyone engaged in unalloyed devotional service is to be considered situated on the transcendental platform of liberation. The gopīs did not actually feel any pangs of material existence, but they felt the separation of Kṛṣṇa. Kṛṣṇa therefore said, “My dear gopīs, to increase your superexcellent love for Me, I have purposely separated Myself from you so that you may be in constant meditation on Me.”</text:p>
      <text:p text:style-name="Standard"/>
      <text:p text:style-name="Standard">The gopīs are in the perfectional stage of meditation. Yogīs are generally more fond of meditating than of executing devotional service to the Lord, but they do not know that the perfection of the yoga system is the attainment of devotion. This constant meditation on Kṛṣṇa by the gopīs is confirmed in the Bhagavad-gītā to be the topmost yoga. Kṛṣṇa knew very well the psychology of women. When a woman’s beloved is away, she thinks of him more in meditation than when he is present before her. Kṛṣṇa wanted to teach through the behavior of the gopīs that one who is constantly in trance like the gopīs surely attains His lotus feet.</text:p>
      <text:p text:style-name="Standard"/>
      <text:p text:style-name="Standard">Lord Caitanya taught people in general the method of vipralambha-sevā, which is the method of rendering service unto the Supreme Personality of Godhead in the feeling of separation. The Six Gosvāmīs also taught worship of Kṛṣṇa in the feeling of the gopīs in separation. The prayers composed by Śrīnivāsācārya about the Gosvāmīs explain these matters very clearly. Śrīnivāsācārya said that the Gosvāmīs were always absorbed in the ocean of transcendental feelings in the mood of the gopīs. When they lived in Vṛndāvana they were searching for Kṛṣṇa, crying, “Where are You, Kṛṣṇa? O gopīs, where are you? Where are You, Śrīmatī Rādhārāṇī?” They never said, “We have now seen Rādhā and Kṛṣṇa, and therefore our mission is fulfilled.” Their mission remained always unfulfilled: they never met Rādhā and Kṛṣṇa.</text:p>
      <text:p text:style-name="Standard"/>
      <text:p text:style-name="Standard"><text:soft-page-break/>Kṛṣṇa reminded the gopīs that at the time of the rāsa dance those gopīs who could not join Him for the rāsa-līlā gave up their bodies simply by thinking of Him. Absorption in Kṛṣṇa consciousness by feeling separation is thus the quickest method for attainment of the lotus feet of Kṛṣṇa. By the personal statement of Kṛṣṇa, the gopīs were convinced about the strength of feelings of separation. They were actually experiencing the supernatural method of Kṛṣṇa worship and were much relieved by understanding that Kṛṣṇa was not away from them but always with them.</text:p>
      <text:p text:style-name="Standard"/>
      <text:p text:style-name="Standard">The gopīs therefore received Uddhava very happily and began to speak as follows: “We have heard that king Kaṁsa, who was always a source of trouble for the Yadu dynasty, has now been killed. This is good news for us. We hope, therefore, that the members of the Yadu dynasty are very happy in the association of Kṛṣṇa, who can fulfill all the desires of His devotees. My dear Uddhava, kindly let us know whether Kṛṣṇa sometimes thinks of us while in the midst of the highly enlightened society girls in Mathurā. We know that the women and girls in Mathurā are not village women. They are enlightened and beautiful. Their bashful smiling glances and other feminine features must be very pleasing to Kṛṣṇa. We know very well that Kṛṣṇa is always fond of the behavior of beautiful women. It seems, therefore, that He has been entrapped by the women of Mathurā. My dear Uddhava, will you kindly let us know if Kṛṣṇa sometimes remembers us while in the midst of other women?”</text:p>
      <text:p text:style-name="Standard"/>
      <text:p text:style-name="Standard">Another gopī inquired, “Does He remember that night in the midst of kumuda flowers and moonlight, when Vṛndāvana became exceedingly beautiful? Kṛṣṇa was dancing with us, and the atmosphere was surcharged with the sound of foot bells. We exchanged pleasing conversation then. Does He remember that particular night? We remember that night, and we feel separation. Separation from Kṛṣṇa makes us agitated, as if there were fire in our bodies. Does He propose to come back to Vṛndāvana to extinguish that fire, just as a cloud appears in the sky to extinguish a forest fire by its downpour?”</text:p>
      <text:p text:style-name="Standard"/>
      <text:p text:style-name="Standard">Another gopī said, “Kṛṣṇa has killed His enemy, and He has victoriously achieved the kingdom of Kaṁsa. Maybe He is married with a king’s daughter by this time and living happily among His kinsmen and friends. Therefore, why should He come to this village of Vṛndāvana?”</text:p>
      <text:p text:style-name="Standard"/>
      <text:p text:style-name="Standard">Another gopī said, “Kṛṣṇa is the Supreme Personality of Godhead, the husband of the goddess of fortune, and He is self-sufficient. He has no business either with us, the girls in the Vṛndāvana forest, or with the city girls in Mathurā. He is the great Supersoul; He has nothing to do with any of us, either here or there.”</text:p>
      <text:p text:style-name="Standard"/>
      <text:p text:style-name="Standard">Another gopī said, “It is an unreasonable hope for us to expect Kṛṣṇa to come back to Vṛndāvana. We should try instead to be happy in disappointment. Even Piṅgalā, the great prostitute, said that disappointment is the greatest pleasure. We all know these things, but it is very difficult for us to give up the expectation of Kṛṣṇa’s coming back. Who can forget a solitary conversation with Kṛṣṇa, on whose chest the goddess of fortune always remains, in spite of Kṛṣṇa’s not desiring her? My dear Uddhava, Vṛndāvana is the land of rivers, forests and cows. Here the vibration of the flute was heard, and Kṛṣṇa, along with His elder brother, Śrī Balarāma, enjoyed the atmosphere in our company. Thus the environment of Vṛndāvana constantly reminds us of Kṛṣṇa and Balarāma. On the land of Vṛndāvana are the impressions of His footprints, the residence of the goddess of fortune, and because of such signs we cannot forget Kṛṣṇa.”</text:p>
      <text:p text:style-name="Standard"/>
      <text:p text:style-name="Standard">The gopīs further expressed that Vṛndāvana was still full of all opulence and good fortune; there was no scarcity or want in Vṛndāvana as far as material necessities were concerned. But in spite of such opulence they could not forget Kṛṣṇa and Balarāma.</text:p>
      <text:p text:style-name="Standard"/>
      <text:p text:style-name="Standard"><text:soft-page-break/>“We constantly remember various attractive features of beautiful Kṛṣṇa – His walking, His smiling, His joking words. We have all become lost by the dealings of Kṛṣṇa, and it is impossible for us to forget Him. We always pray to Him, exclaiming, ‘Dear Lord, dear husband of the goddess of fortune, dear Lord of Vṛndāvana and deliverer of the distressed devotees! We have now fallen and merged into an ocean of distress. Please, therefore, come back to Vṛndāvana and deliver us from this pitiable condition.’”</text:p>
      <text:p text:style-name="Standard"/>
      <text:p text:style-name="Standard">Uddhava minutely studied the transcendental abnormal condition of the gopīs in their separation from Kṛṣṇa, and he thought it wise to repeat again and again all the pastimes they had enjoyed with Him. Materialistic persons are always burning in a blazing fire of material miseries. The gopīs were burning in a transcendental blazing fire due to separation from Kṛṣṇa. The blazing fire exasperating the gopīs, however, is different from the fire of the material world. The gopīs constantly wanted the association of Kṛṣṇa, whereas materialistic persons constantly want the advantage of material comforts.</text:p>
      <text:p text:style-name="Standard"/>
      <text:p text:style-name="Standard">It is stated by Viśvanātha Cakravartī Ṭhākura that Kṛṣṇa saved the cowherd boys from the blazing forest fire within a second, while their eyes were closed. Similarly, Uddhava advised the gopīs that they could be saved from the fire of separation by closing their eyes and meditating on the activities of Kṛṣṇa from the very beginning of their association with Him. From the outside, the gopīs could visualize all the pastimes of Kṛṣṇa by hearing the descriptions of Uddhava, and from within they could remember those pastimes. From the instructions of Uddhava, the gopīs could understand that Kṛṣṇa was not separate from them. As they were constantly thinking of Kṛṣṇa, Kṛṣṇa was also thinking of them constantly at Mathurā.</text:p>
      <text:p text:style-name="Standard"/>
      <text:p text:style-name="Standard">Uddhava’s messages and instructions saved the gopīs from immediate death, and the gopīs acknowledged the benediction from Uddhava. Uddhava practically acted as the preceptor spiritual master of the gopīs, and in return they worshiped him as they would worship Kṛṣṇa. It is recommended in authoritative scriptures that the spiritual master be worshiped on the level of the Supreme Personality of Godhead because of being His very confidential servitor, and it is accepted by great authorities that the spiritual master is the external manifestation of Kṛṣṇa. The gopīs were relieved from their transcendental burning condition by realizing that Kṛṣṇa was with them. Internally, they remembered His association within their hearts, and externally Uddhava helped them associate with Kṛṣṇa by his conclusive instructions.</text:p>
      <text:p text:style-name="Standard"/>
      <text:p text:style-name="Standard">The Supreme Personality of Godhead is described in the scriptures as adhokṣaja, which indicates that He is beyond the perception of all material senses. Although beyond the material senses, He is present in everyone’s heart. At the same time, He is present everywhere by His all-pervasive feature of Brahman. One can realize all three transcendental features of the Absolute Truth (Bhagavān, the Personality of Godhead; Paramātmā, the localized Supersoul; and the all-pervasive Brahman) simply by studying the condition of the gopīs in their meeting with Uddhava, as described in Śrīmad-Bhāgavatam.</text:p>
      <text:p text:style-name="Standard"/>
      <text:p text:style-name="Standard">It is said by Śrīnivāsācārya that the Six Gosvāmīs were always merged in thoughts of the activities of the gopīs. Caitanya Mahāprabhu has also recommended the gopīs’ method of worshiping the Supreme Personality of Godhead as superexcellent. Śrīla Śukadeva Gosvāmī has also recommended that anyone who hears from the right source about the dealings of the gopīs with Kṛṣṇa and who follows the instructions laid down by the previous ācāryas will be elevated to the topmost position of devotional service and be able to give up the lust of material enjoyment.</text:p>
      <text:p text:style-name="Standard"/>
      <text:p text:style-name="Standard">All the gopīs were solaced by the instructions of Uddhava, and they requested him to stay in Vṛndāvana for a few days more. Uddhava agreed to their proposal and stayed with them not only for a few days but for a few months. He always kept them engaged in thinking of the transcendental <text:soft-page-break/>message of Kṛṣṇa and His pastimes, and the gopīs felt as if they were experiencing direct association with Kṛṣṇa. While Uddhava remained in Vṛndāvana, the inhabitants enjoyed his association. As they discussed the activities of Kṛṣṇa, the days passed just like moments. Vṛndāvana’s natural atmosphere, with the presence of the river Yamunā, its nice orchards of trees decorated with various fruits, Govardhana Hill, caves, blooming flowers – all combined to inspire Uddhava to narrate Kṛṣṇa’s pastimes. The inhabitants enjoyed Uddhava’s association in the same way that they enjoyed the association of Kṛṣṇa.</text:p>
      <text:p text:style-name="Standard"/>
      <text:p text:style-name="Standard">Uddhava was attracted by the attitude of the gopīs because they were completely attached to Kṛṣṇa, and he was inspired by the gopīs’ anxiety for Kṛṣṇa. He offered them his respectful obeisances and composed songs in praise of their transcendental qualities as follows: “Among all the living entities who have accepted the human form of life, the gopīs are superexcellently successful in their mission. Their thought is eternally absorbed in the lotus feet of Kṛṣṇa. Great sages and we ourselves also try to be absorbed in meditation on the lotus feet of Kṛṣṇa, but the gopīs, having lovingly accepted the Lord, are automatically accustomed to this and do not depend on any yogic practice. The conclusion is that one who has attained the gopīs’ condition of life does not have to take birth as Lord Brahmā or be born in a brāhmaṇa family or be initiated as a brāhmaṇa.”</text:p>
      <text:p text:style-name="Standard"/>
      <text:p text:style-name="Standard">Śrī Uddhava confirmed Lord Kṛṣṇa’s statement in the Bhagavad-gītā that one who takes shelter of Him for the right purpose, be that person a śūdra, a woman or a member of a low-grade family, will attain the highest goal of life. The gopīs have set the standard of devotion for the whole world. One who follows in the footsteps of the gopīs by constantly thinking of Kṛṣṇa can attain the highest perfectional stage of spiritual life. The gopīs were born not of any highly cultured family but of cowherd men, yet they developed the highest love of Kṛṣṇa, who is the Supersoul, the Supreme Personality of Godhead and the Supreme Brahman. For self-realization or God realization there is no need to take birth in a high family. The only thing needed is development of ecstatic love of God. For achieving perfection in Kṛṣṇa consciousness, no qualification is required other than to be constantly engaged in the loving service of Kṛṣṇa, the supreme nectar, the reservoir of all pleasure. The effect of taking up Kṛṣṇa consciousness is just like that of drinking nectar: with or without one’s knowledge, it will act. The active principle of Kṛṣṇa consciousness will equally manifest itself everywhere; it does not matter how and where one has taken his birth. Kṛṣṇa will bestow His benediction upon anyone who takes to Kṛṣṇa consciousness, without any doubt.</text:p>
      <text:p text:style-name="Standard"/>
      <text:p text:style-name="Standard">Uddhava continued: “The supreme benediction attained by the gopīs in spite of their being born in the families of cowherd men was never attained even by the goddess of fortune herself, and certainly not by the denizens of heaven, though the bodily scent of the women there is exactly like the scent of the lotus. The gopīs are so fortunate that during the rāsa-līlā Kṛṣṇa personally embraced them with His arms and kissed them face to face. Certainly it is not possible for any women in the three worlds to achieve this except the gopīs.</text:p>
      <text:p text:style-name="Standard"/>
      <text:p text:style-name="Standard">“Therefore I wish to take birth as one of the plants or creepers in Vṛndāvana, who are so fortunate that the gopīs trample them. The gopīs have so lovingly served Kṛṣṇa, Mukunda Himself, the giver of liberation, who is searched after by great sages and saintly persons. For His sake they left everything – their families, their children, their friends, their homes and all worldly connections.”</text:p>
      <text:p text:style-name="Standard"/>
      <text:p text:style-name="Standard">Uddhava appreciated the exalted position of the gopīs and wished to fall down and take the dust of their feet on his head. Yet he dared not ask the gopīs to offer the dust from their feet; perhaps they would not be agreeable. Therefore, to have his head smeared with the dust of the gopīs’ feet without their knowledge, he desired to become only an insignificant clump of grass or herbs in the land of Vṛndāvana.</text:p>
      <text:p text:style-name="Standard"/>
      <text:p text:style-name="Standard"><text:soft-page-break/>The gopīs were so much attracted to Kṛṣṇa that when they heard the vibration of His flute they instantly left their homes, families, children, honor and feminine bashfulness and ran toward the place where Kṛṣṇa was standing. They did not consider whether they were passing over the road or through the jungles. Imperceptibly, the dust of their feet was bestowed on small grasses and herbs of Vṛndāvana. Not daring to place the dust of the gopīs’ feet on his own head in this life, Uddhava aspired to have a future birth in Vṛndāvana in the position of a clump of grass or herbs. He would then be able to have the dust of the gopīs’ feet.</text:p>
      <text:p text:style-name="Standard"/>
      <text:p text:style-name="Standard">Uddhava appreciated the extraordinary fortune of the gopīs, who were relieved of all material pangs and anxieties by placing on their beautiful high breasts the lotus feet of Kṛṣṇa, which are worshiped not only by the goddess of fortune but by such exalted demigods as Brahmā and Lord Śiva, and which great yogīs meditate upon within their hearts. Thus Uddhava prayed to be constantly honored by the dust from the lotus feet of the gopīs, whose chanting of Lord Kṛṣṇa’s transcendental pastimes has become celebrated all over the three worlds.</text:p>
      <text:p text:style-name="Standard"/>
      <text:p text:style-name="Standard">After living in Vṛndāvana for some time, Uddhava desired to go back to Kṛṣṇa, and he begged permission to leave from Nanda Mahārāja and Yaśodā. He had a farewell meeting with the gopīs, and, taking permission from them also, he mounted his chariot to start for Mathurā.</text:p>
      <text:p text:style-name="Standard"/>
      <text:p text:style-name="Standard">When Uddhava was about to leave, all the inhabitants of Vṛndāvana, headed by Mahārāja Nanda and Yaśodā, came to bid him good-bye and presented him with various kinds of valuable goods secured in Vṛndāvana. They expressed their feelings with tears in their eyes due to intense attachment for Kṛṣṇa. All of them desired a benediction from Uddhava. They desired to always remember the glorious activities of Kṛṣṇa and wanted their minds to be always fixed upon His lotus feet, their words to be always engaged in glorifying Him, and their bodies to be always engaged in bowing down as they constantly remembered Him. This prayer of the inhabitants of Vṛndāvana is the superexcellent type of self-realization. The method is very simple: to fix the mind always on the lotus feet of Kṛṣṇa, to talk always of Kṛṣṇa without passing on to any other subject matter, and to engage the body in Kṛṣṇa’s service constantly. Especially in this human form of life, one should engage his life, resources, words and intelligence for the service of the Lord. Only such activities can elevate a human being to the highest level of perfection. This is the verdict of all authorities.</text:p>
      <text:p text:style-name="Standard"/>
      <text:p text:style-name="Standard">The inhabitants of Vṛndāvana said, “By the will of the supreme authority and according to the results of our own work, we may take our birth anywhere. It doesn’t matter where we are born, but our only prayer is that we may simply be engaged in Kṛṣṇa consciousness.” A pure devotee of Lord Kṛṣṇa never desires to be promoted to the heavenly planets, or even to Vaikuṇṭha or Goloka Vṛndāvana, because he has no desire for his own personal satisfaction. A pure devotee regards heaven and hell to be on an equal level. Without Kṛṣṇa, heaven is hell; and with Kṛṣṇa, hell is heaven.</text:p>
      <text:p text:style-name="Standard"/>
      <text:p text:style-name="Standard">When Uddhava had been fully honored and worshiped by the pure devotees of Vṛndāvana, he returned to Mathurā and to his master, Kṛṣṇa. After offering respects by bowing down before Lord Kṛṣṇa and Balarāma, he described the wonderful devotional life of the inhabitants of Vṛndāvana. Then he presented to Vasudeva, Kṛṣṇa’s father, and Ugrasena, Kṛṣṇa’s grandfather, all the gifts given by the inhabitants of Vṛndāvana.</text:p>
      <text:p text:style-name="Standard"/>
      <text:p text:style-name="Standard">Thus ends the Bhaktivedanta purport of the forty-seventh chapter of Kṛṣṇa, “Delivery of the Message of Kṛṣṇa to the Gopīs.”</text:p>
      <text:p text:style-name="Standard"/>
      <text:p text:style-name="Standard"/>
      <text:p text:style-name="Standard">CHAPTER 48</text:p>
      <text:p text:style-name="Standard">Kṛṣṇa Pleases His Devotees</text:p>
      <text:p text:style-name="Standard"><text:soft-page-break/></text:p>
      <text:p text:style-name="Standard">For days together, Kṛṣṇa heard from Uddhava all the details of his visit to Vṛndāvana, especially the condition of His father and mother and of the gopīs and the cowherd boys. Lord Kṛṣṇa was fully satisfied that Uddhava was able to solace them by his instructions and by the message delivered to them.</text:p>
      <text:p text:style-name="Standard"/>
      <text:p text:style-name="Standard">Lord Kṛṣṇa then decided to go to the house of Kubjā, the hunchback woman who had pleased Him by offering Him sandalwood pulp when He was entering the city of Mathurā. As stated in the Bhagavad-gītā, Kṛṣṇa always tries to please His devotees as much as the devotees try to please Kṛṣṇa. As the devotees always think of Kṛṣṇa within their hearts, Kṛṣṇa also thinks of His devotees within Himself. When Kubjā was converted into a beautiful society girl, she wanted Kṛṣṇa to come to her place so that she could try to receive and worship Him in her own way. Society girls generally try to satisfy their clients by offering their bodies for the men to enjoy. But this society girl, Kubjā, was actually captivated by a lust to satisfy her senses with Kṛṣṇa. When Kṛṣṇa desired to go to the house of Kubjā, He certainly had no desire for sense gratification. By supplying the sandalwood pulp to Kṛṣṇa, Kubjā had already satisfied His senses. On the plea of her sense gratification, however, He decided to go to her house, not actually for sense gratification but to turn her into a pure devotee. Kṛṣṇa is always served by many thousands of goddesses of fortune; therefore He has no need to satisfy His senses by going to a society girl. But because He is kind to everyone, He decided to go there. It is said that the moon does not withhold its shining from the courtyard of a crooked person. Similarly, Kṛṣṇa’s transcendental mercy is never denied to anyone who has rendered service unto Him, whether through lust, anger, fear or pure love. In the Caitanya-caritāmṛta it is stated that if one wants to serve Kṛṣṇa and at the same time wants to satisfy his own lusty desires, Kṛṣṇa will handle the situation so that the devotee forgets his lusty desires and becomes fully purified and constantly engaged in the service of the Lord.</text:p>
      <text:p text:style-name="Standard"/>
      <text:p text:style-name="Standard">To fulfill His promise, Kṛṣṇa, along with Uddhava, went to the house of Kubjā, who was very eager to get Kṛṣṇa for the satisfaction of her lusty desires. When Kṛṣṇa reached her house, He saw that it was completely decorated in a way to excite the lusty desires of a man. This suggests that there were many nude pictures, on top of which were canopies and flags embroidered with pearl necklaces, along with comfortable beds and cushioned chairs. The rooms were provided with flower garlands and were nicely scented with incense and sprinkled with scented water. And the rooms were illuminated by nice lamps.</text:p>
      <text:p text:style-name="Standard"/>
      <text:p text:style-name="Standard">When Kubjā saw that Lord Kṛṣṇa had come to her house to fulfill His promised visit, she immediately got up from her chair to receive Him cordially. Accompanied by her many girlfriends, she began to talk with Him with great respect and honor. After offering Him a nice place to sit, she worshiped Lord Kṛṣṇa in a manner just suitable to her position. Uddhava was similarly received by Kubjā and her girlfriends, but he did not want to sit on an equal level with Kṛṣṇa, and thus he simply sat down on the floor.</text:p>
      <text:p text:style-name="Standard"/>
      <text:p text:style-name="Standard">As one usually does in such situations, Kṛṣṇa entered the bedroom of Kubjā without wasting time. In the meantime, Kubjā took her bath and smeared her body with sandalwood pulp. She dressed herself with nice garments, valuable jewelry, ornaments and flower garlands. After chewing betel nut and other intoxicating eatables and spraying herself with scents, she appeared before Kṛṣṇa. Her smiling glance and moving eyebrows were full of feminine bashfulness as she stood gracefully before Lord Kṛṣṇa, who is known as Mādhava, the husband of the goddess of fortune. When Kṛṣṇa saw Kubjā hesitating to come before Him, He immediately caught hold of her hand, which was decorated with bangles. With great affection, He dragged her near Him and made her sit by His side. Simply by having previously supplied pulp of sandalwood to the Supreme Lord, Kṛṣṇa, Kubjā became free from all sinful reactions and eligible to enjoy with Him. She then took Kṛṣṇa’s lotus feet and placed them on her breasts, which were burning with the blazing fire of lust. By smelling <text:soft-page-break/>the fragrance of Kṛṣṇa’s lotus feet, she was immediately relieved of all lusty desires. She was thus allowed to embrace Kṛṣṇa with her arms and mitigate her long-cherished desire to have Him as a visitor in her house.</text:p>
      <text:p text:style-name="Standard"/>
      <text:p text:style-name="Standard">It is stated in the Bhagavad-gītā that one must be freed of all material sinful reactions before one can engage in the transcendental loving service of the Lord. Simply by supplying sandalwood pulp to Kṛṣṇa, Kubjā was thus rewarded. She was not trained to worship Kṛṣṇa in any other way; therefore she wanted to satisfy Him by her profession. It is confirmed in the Bhagavad-gītā that the Lord can be worshiped even by one’s profession, if it is sincerely offered for the pleasure of the Lord. Kubjā told Kṛṣṇa, “My dear friend, kindly remain with me at least for a few days and enjoy with me. My dear lotus-eyed friend, I cannot leave You immediately. Please grant my request.”</text:p>
      <text:p text:style-name="Standard"/>
      <text:p text:style-name="Standard">As stated in the Vedic versions, the Supreme Personality of Godhead has multipotencies. According to expert opinion, Kubjā represents the bhū-śakti potency of Kṛṣṇa, just as Śrīmatī Rādhārāṇī represents His cit-śakti potency. Although Kubjā requested Kṛṣṇa to remain with her for some days, Kṛṣṇa politely impressed upon her that it was not possible for Him to stay. Kṛṣṇa visits this material world occasionally, whereas His connection with the spiritual world is eternal. Kṛṣṇa is always present either in the Vaikuṇṭha planets or in the Goloka Vṛndāvana planet. The technical term of His presence in the spiritual world is aprakaṭa-līlā.</text:p>
      <text:p text:style-name="Standard"/>
      <text:p text:style-name="Standard">After satisfying Kubjā with sweet words, Kṛṣṇa returned home with Uddhava. There is a warning in Śrīmad-Bhāgavatam that Kṛṣṇa is not very easily worshiped, for He is the Supreme Personality of Godhead, the chief among the viṣṇu-tattvas. To worship Kṛṣṇa or have association with Him is not very easy. Specifically, there is a warning for devotees attracted to Kṛṣṇa through conjugal love: it is not good for them to desire sense gratification by direct association with Kṛṣṇa. Actually, the activities of sense gratification are material. In the spiritual world there are symptoms like kissing and embracing, but there is no sense-gratificatory process as it exists in the material world. This warning is specifically for those known as sahajiyās, who take it for granted that Kṛṣṇa is an ordinary human being. They desire to enjoy sex life with Him in a perverted way. In a spiritual relationship, sense gratification is most insignificant. Anyone who desires a relationship of perverted sense gratification with Kṛṣṇa must be considered less intelligent. His mentality requires to be reformed.</text:p>
      <text:p text:style-name="Standard"/>
      <text:p text:style-name="Standard">After a while, Kṛṣṇa fulfilled His promise to visit Akrūra at his house. Akrūra was in relationship with Kṛṣṇa as His servitor, and Kṛṣṇa wanted to get some service from him. He went there accompanied by Lord Balarāma and Uddhava. When Kṛṣṇa, Balarāma and Uddhava approached the house of Akrūra, Akrūra came forward, embraced Uddhava and offered respectful obeisances, bowing down before Lord Kṛṣṇa and Balarāma. Kṛṣṇa, Balarāma and Uddhava offered him obeisances in turn and were offered appropriate sitting places. When all were comfortably seated, Akrūra washed their feet and sprinkled the water on his head. Then he offered nice clothing, flowers and sandalwood pulp in regular worship. All three of them were very satisfied by Akrūra’s behavior. Akrūra then bowed down before Kṛṣṇa, putting his head on the ground. Then, placing Kṛṣṇa’s lotus feet on his lap, Akrūra gently began to massage them. When Akrūra was fully satisfied in the presence of Kṛṣṇa and Balarāma, his eyes filled with tears of love for Kṛṣṇa, and he began to offer his prayers as follows.</text:p>
      <text:p text:style-name="Standard"/>
      <text:p text:style-name="Standard">“My dear Lord Kṛṣṇa and Balarāma, it is very kind of You to have killed Kaṁsa and his associates. You have delivered the whole family of the Yadu dynasty from the greatest calamity. The Yadus will always remember Your saving of their great dynasty. My dear Lord Kṛṣṇa and Balarāma, both of You are the original personality from whom everything has emanated, the original cause of all causes. You have inconceivable energy, and You are all-pervasive. There is no cause and effect, gross or subtle, but You. You are the Supreme Brahman realized through the study of the Vedas. By <text:soft-page-break/>Your inconceivable energy, You are actually visible before us. You create this cosmic manifestation by Your own potencies, and You enter into it Yourself. As the five material elements – earth, water, fire, air and sky – are distributed in everything manifested by different kinds of bodies, so You alone enter the various bodies created by Your own energy. You enter the body as the individual soul and, independently, as the Supersoul.” It is confirmed in the Bhagavad-gītā that the material body is created by Kṛṣṇa’s inferior energy, that the living entities – the individual souls – are His parts and parcels, and that the Supersoul is His localized representation. Thus while the material body, the living entity and the Supersoul constitute an individual living being, originally they are all different energies of the one Supreme Lord.</text:p>
      <text:p text:style-name="Standard"/>
      <text:p text:style-name="Standard">Akrūra continued: “In the material world, You create, maintain and dissolve the whole manifestation by the interactions of the three material qualities, namely goodness, passion and ignorance. But You are not implicated in the activities of those material qualities, for Your supreme knowledge is never overcome like the knowledge of the individual living entity.”</text:p>
      <text:p text:style-name="Standard"/>
      <text:p text:style-name="Standard">The Supreme Lord enters the material cosmos and causes creation, maintenance and destruction in their due course, whereas the part-and-parcel living entity enters the material elements and has his material body created for him. The difference between the living entity and the Lord is that the living entity is part and parcel of the Supreme Lord and has the tendency to be overcome by the interactions of the material qualities. Kṛṣṇa, the Para-brahman, or the Supreme Brahman, being always situated in full knowledge, is never overcome by such activities. Therefore Kṛṣṇa is called Acyuta, meaning “He who never falls down.” Kṛṣṇa’s knowledge of His spiritual identity is never overcome by material action, whereas the minute part-and-parcel living entities are prone to forget their spiritual identity due to material action. The individual living entities are eternally part and parcel of God, minute sparks of the original fire, Kṛṣṇa. As sparks are prone to be extinguished, but not the blazing fire, so the living entities can be overcome by material activities, whereas Kṛṣṇa never can.</text:p>
      <text:p text:style-name="Standard"/>
      <text:p text:style-name="Standard">Akrūra continued: “Less intelligent men misunderstand Your transcendental form to be made of material energy. But that concept is not at all applicable to You. Actually, You are all-spiritual, and there is no difference between You and Your body. Therefore, there is no question of Your being conditioned or liberated. You are ever liberated in any condition of life. As stated in the Bhagavad-gītā, only fools and rascals consider You an ordinary man. To consider Your Lordship one of us, conditioned by the material nature, is a mistake due to our imperfect knowledge. When people deviate from the original knowledge of the Vedas, they try to identify the ordinary living entities with Your Lordship, who have appeared on this earth in Your original form to reestablish the real knowledge that the living entities are neither one with nor equal to the Supreme God. My dear Lord, You are always situated in uncontaminated goodness (śuddha-sattva). Your appearance is necessary to reestablish actual Vedic knowledge, as opposed to the atheistic philosophy which tries to establish that God and the living entities are one and the same. My dear Lord Kṛṣṇa, this time You have appeared in the home of Vasudeva as His son, with Your plenary expansion, Śrī Balarāma. Your mission is to kill all the atheistic royal families and destroy their huge military strength. You have advented Yourself to minimize the burden of the world, and to fulfill this mission You have glorified the dynasty of Yadu by appearing as one of its members.</text:p>
      <text:p text:style-name="Standard"/>
      <text:p text:style-name="Standard">“My dear Lord, today my home has been purified by Your presence. I have become the most fortunate person in the world. The Supreme Personality of Godhead, who is worshipable by all different kinds of demigods, Pitās, kings, emperors and other living entities and who is the Supersoul of everything, has come into my home. The water of His lotus feet purifies the three worlds, and now He has kindly come to my place. Who in the three worlds among factually learned men will not take shelter of Your lotus feet and surrender unto You? Who, knowing well that no one can be as affectionate as You are to Your devotees, is so foolish that he will decline to become Your <text:soft-page-break/>devotee? Throughout the Vedic literature it is declared that You are the dearmost friend of every living entity. This is confirmed in the Bhagavad-gītā: suhṛdaṁ sarva-bhūtānām. You are the Supreme Personality of Godhead, completely capable of fulfilling the desires of Your devotees. You are the real friend of everyone. In spite of giving Yourself to Your devotees, You are never depleted of Your original potency. Your potency neither decreases nor increases in volume.</text:p>
      <text:p text:style-name="Standard"/>
      <text:p text:style-name="Standard">“My dear Lord, it is very difficult for even great mystic yogīs and demigods to ascertain Your movements or approach You, yet out of Your causeless mercy You have kindly consented to come to my home. This is the most auspicious moment in the journey of my material existence. By Your grace only, I can now understand that my home, my wife, my children and my worldly possessions are all bonds to material existence. Please cut the knot and save me from this entanglement of false society, friendship and love.”</text:p>
      <text:p text:style-name="Standard"/>
      <text:p text:style-name="Standard">Lord Śrī Kṛṣṇa was very much pleased by Akrūra’s offering of prayers. With His smile captivating Akrūra more and more, the Lord replied to his submissive devotional statements with the following sweet words: “My dear Akrūra, in spite of your submissiveness, I consider you My superior, on the level with My father and teacher and most well-wishing friend. You are therefore to be worshiped by Me, and since you are My uncle I am always to be protected by you. I desire you to maintain Me, for I am one of your own children. Apart from this filial relationship, an exalted devotee like you is always to be worshiped by everyone. Anyone who desires good fortune must offer his respectful obeisances unto personalities like you, who are greater than the demigods. People worship the demigods when in need of some sense gratification, and the demigods offer benedictions to their devotees after being worshiped. But a devotee like you, Akrūra, is always ready to offer people the greatest benediction. A saintly person or devotee is free to offer benedictions to everyone, whereas the demigods can offer benedictions only after being worshiped. One can take advantage of a place of pilgrimage only after going there, and worshiping a particular demigod involves waiting a long time for the fulfillment of one’s desire, but saintly persons like you, My dear Akrūra, can immediately fulfill all the desires of a devotee. My dear Akrūra, you are always Our friend and well-wisher. You are always ready to act for Our welfare. Kindly, therefore, go to Hastināpura and see what arrangement has been made for the Pāṇḍavas.”</text:p>
      <text:p text:style-name="Standard"/>
      <text:p text:style-name="Standard">Kṛṣṇa was anxious to know about the sons of Pāṇḍu because at a very young age they had lost their father. Being very friendly to His devotees, Kṛṣṇa was anxious to know about them, and therefore He deputed Akrūra to go to Hastināpura and get information of the real situation. Kṛṣṇa continued: “I have heard that after King Pāṇḍu’s death, his young sons – Yudhiṣṭhira, Bhīma, Arjuna, Nakula and Sahadeva – along with their widowed mother, have come under the charge of Dhṛtarāṣṭra, who is to look after them as their guardian. But I have also heard that Dhṛtarāṣṭra is not only blind from birth but also blind in his affection for his cruel son Duryodhana. The five Pāṇḍavas are the sons of King Pāṇḍu, but Dhṛtarāṣṭra, due to Duryodhana’s plans and designs, is not favorably disposed toward them. Kindly go there and study how Dhṛtarāṣṭra is dealing with the Pāṇḍavas. On receipt of your report, I shall consider how to favor them.” In this way the Supreme Personality of Godhead, Kṛṣṇa, ordered Akrūra to go to Hastināpura, and then He returned home, accompanied by Balarāma and Uddhava.</text:p>
      <text:p text:style-name="Standard"/>
      <text:p text:style-name="Standard">Thus ends the Bhaktivedanta purport of the forty-eighth chapter of Kṛṣṇa, “Kṛṣṇa Pleases His Devotees.”</text:p>
      <text:p text:style-name="Standard"/>
      <text:p text:style-name="Standard"/>
      <text:p text:style-name="Standard">CHAPTER 49</text:p>
      <text:p text:style-name="Standard">Ill-motivated Dhṛtarāṣṭra</text:p>
      <text:p text:style-name="Standard"/>
      <text:p text:style-name="Standard"><text:soft-page-break/>Thus ordered by the Supreme Personality of Godhead, Śrī Kṛṣṇa, Akrūra visited Hastināpura, said to be the site of what is now New Delhi. The part of New Delhi still known as Indraprastha is accepted by people in general as the old capital of the Pāṇḍavas. The very name Hastināpura suggests that there were many hastīs, or elephants; because the Pāṇḍavas kept many elephants in the capital, it was called Hastināpura. Keeping elephants is very expensive; to keep many elephants, therefore, the kingdom must be very rich, and Hastināpura, as Akrūra saw when he reached it, was full of elephants, horses, chariots and other opulences. The kings of Hastināpura were taken to be the ruling kings of the whole world. Their fame was widely spread throughout the entire kingdom, and their administration was conducted under the good counsel of learned brāhmaṇas.</text:p>
      <text:p text:style-name="Standard"/>
      <text:p text:style-name="Standard">After seeing the very opulent capital city, Akrūra met King Dhṛtarāṣṭra. He also saw grandfather Bhīṣma sitting with him. After meeting them, he went to see Vidura and then Kuntī, Akrūra’s cousin. One after another, he saw King Bāhlīka and his son Somadatta, Droṇācārya, Kṛpācārya, Karṇa and Suyodhana. (Suyodhana is another name of Duryodhana.) Then he saw the son of Droṇācārya, Aśvatthāmā, as well as the five Pāṇḍava brothers and other friends and relatives living in the city. All those who met Akrūra, known also as the son of Gāndinī, were very much pleased to receive him and inquire about the welfare of their respective relatives. He was offered a good seat at his receptions, and he in turn inquired all about the welfare and activities of his relatives.</text:p>
      <text:p text:style-name="Standard"/>
      <text:p text:style-name="Standard">Since he was deputed by Lord Kṛṣṇa to visit Hastināpura, it is understood that he was very intelligent in studying a diplomatic situation. Dhṛtarāṣṭra was unlawfully occupying the throne after the death of King Pāṇḍu, despite the presence of Pāṇḍu’s sons. Akrūra could understand very well that ill-motivated Dhṛtarāṣṭra was much inclined in favor of his own sons. In fact, Dhṛtarāṣṭra had already usurped the kingdom and was now intriguing to dispose of the five Pāṇḍava brothers. Akrūra knew that all the sons of Dhṛtarāṣṭra, headed by Duryodhana, were very crooked politicians. Dhṛtarāṣṭra did not act in accordance with the good instructions given by Bhīṣma and Vidura; instead, he was being conducted by the ill instructions of such persons as Karṇa and Śakuni. Akrūra decided to stay in Hastināpura for a few months to study the whole political situation.</text:p>
      <text:p text:style-name="Standard"/>
      <text:p text:style-name="Standard">Gradually Akrūra learned from Kuntī and Vidura that the sons of Dhṛtarāṣṭra were intolerant and envious of the five Pāṇḍava brothers because of their extraordinary learning in military science and their greatly developed bodily strength. The Pāṇḍavas acted as truly chivalrous heroes, exhibited all the good qualities of kṣatriyas and were very responsible princes, always thinking of the welfare of the citizens. Akrūra also learned that the envious sons of Dhṛtarāṣṭra had tried to kill the Pāṇḍavas by poisoning them.</text:p>
      <text:p text:style-name="Standard"/>
      <text:p text:style-name="Standard">Akrūra happened to be one of the cousins of Kuntī; therefore, after meeting him, she began to inquire about her paternal relatives. Thinking of her birthplace and beginning to cry, she asked Akrūra whether her father, mother, brothers, sisters and other friends at home still remembered her. She especially inquired about Kṛṣṇa and Balarāma, her glorious nephews. She asked, “Does Kṛṣṇa, the Supreme Personality of Godhead, who is very affectionate to His devotees, remember my sons? Does Balarāma remember us?” Inside herself, Kuntī felt like a she-deer in the midst of tigers, and actually her position was like that. After the death of her husband, King Pāṇḍu, she was supposed to take care of the five Pāṇḍava children, but the sons of Dhṛtarāṣṭra were always planning to kill them. She was certainly living like a poor innocent animal in the midst of several tigers. Being a devotee of Lord Kṛṣṇa, she always thought of Him and expected that one day Kṛṣṇa would come and save them from their dangerous position. She inquired from Akrūra whether Kṛṣṇa proposed to come to advise the fatherless Pāṇḍavas how to get free of the intrigues of Dhṛtarāṣṭra and his sons. Talking with Akrūra about all these affairs, she felt herself helpless and exclaimed, “My dear Kṛṣṇa, my dear Kṛṣṇa! You are the supreme mystic, the Supersoul of the universe. You are the real well-wisher of the whole universe. My dear Govinda, at this time You are far away from me, yet I pray to surrender unto Your lotus feet. I am now grief-stricken with my five fatherless sons. I can fully <text:soft-page-break/>understand that but for Your lotus feet there is no shelter or protection. Your lotus feet can deliver all aggrieved souls because You are the Supreme Personality of Godhead. One can be safe from the clutches of repeated birth and death by Your mercy only. My dear Kṛṣṇa, You are the supreme pure one, the Supersoul and the master of all yogīs. What can I say? I can simply offer my respectful obeisances unto You. Accept me as Your fully surrendered devotee.”</text:p>
      <text:p text:style-name="Standard"/>
      <text:p text:style-name="Standard">Although Kṛṣṇa was not present before her, Kuntī offered her prayers to Him as if she were in His presence face to face. This is possible for anyone following in the footsteps of Kuntī. Kṛṣṇa does not have to be physically present everywhere. He is actually present everywhere by spiritual potency, and one simply has to surrender unto Him sincerely.</text:p>
      <text:p text:style-name="Standard"/>
      <text:p text:style-name="Standard">When Kuntī was offering her prayers very feelingly to Kṛṣṇa, she could not check herself and began to cry loudly before Akrūra. Vidura was also present, and both Akrūra and Vidura became very sympathetic to the mother of the Pāṇḍavas and began to solace her by glorifying her five sons, namely Yudhiṣṭhira, Arjuna, Bhīma, Nakula and Sahadeva. They pacified her, saying that her sons were extraordinarily powerful; she should not be perturbed about them, since they were born of great demigods like Yamarāja, Indra and Vāyu.</text:p>
      <text:p text:style-name="Standard"/>
      <text:p text:style-name="Standard">Akrūra decided to return home and report on the strained circumstances in which he found Kuntī and her five sons. He first wanted to give good advice to Dhṛtarāṣṭra, who was so favorably inclined toward his own sons and unfavorably inclined toward the Pāṇḍavas. When King Dhṛtarāṣṭra was sitting among friends and relatives, Akrūra began to address him, calling him Vaicitravīrya. Vaicitravīrya means “the son of Vicitravīrya.” Vicitravīrya was the name of Dhṛtarāṣṭra’s father, but Dhṛtarāṣṭra was actually the begotten son not of Vicitravīrya but of Vyāsadeva. Formerly it was the system that if a man was unable to beget a child, his brother could beget a child in the womb of his wife (devareṇa sutotpattiḥ). That system is now forbidden in this Age of Kali. Akrūra called Dhṛtarāṣṭra Vaicitravīrya sarcastically because he was not actually begotten by his father. He was the son of Vyāsadeva. When a child was begotten in the wife by the husband’s brother, the child was claimed by the husband, but of course the child was not begotten by the husband. This sarcastic remark pointed out that Dhṛtarāṣṭra was falsely claiming the throne on hereditary grounds. Actually Pāṇḍu had been the rightful king, and in the presence of Pāṇḍu’s sons, the Pāṇḍavas, Dhṛtarāṣṭra should not have occupied the throne.</text:p>
      <text:p text:style-name="Standard"/>
      <text:p text:style-name="Standard">Akrūra said, “My dear son of Vicitravīrya, you have unlawfully usurped the throne of the Pāṇḍavas. Anyway, somehow or other you are now on the throne. Therefore I beg to advise you to please rule the kingdom on moral and ethical principles. If you do so and try to please your subjects in that way, your name and fame will be perpetual.” Akrūra hinted that although Dhṛtarāṣṭra was ill-treating his nephews, the Pāṇḍavas, they happened to be his subjects. “Even if you treat them not as the owners of the throne but as your subjects, you should impartially think of their welfare as though they were your own sons. But if you do not follow this principle and act in just the opposite way, you will be unpopular among your subjects, and in the next life you will have to live in a hellish condition. I therefore hope you will treat your sons and the sons of Pāṇḍu equally.” Akrūra hinted that if Dhṛtarāṣṭra did not treat the Pāṇḍavas and his sons as equals, surely there would be a fight between the two camps of cousins. Since the Pāṇḍavas’ cause was just, they would come out victorious, and the sons of Dhṛtarāṣṭra would be killed. This was a prophecy told by Akrūra to Dhṛtarāṣṭra.</text:p>
      <text:p text:style-name="Standard"/>
      <text:p text:style-name="Standard">Akrūra further advised Dhṛtarāṣṭra: “In this material world, no one can remain an eternal companion to another. Only by chance do we assemble together in a family, society, community or nation, but at the end, because every one of us has to give up the body, we must be separated. One should not, therefore, be unnecessarily affectionate toward family members.” Dhṛtarāṣṭra’s affection was also unlawful and did not show much intelligence. In plain words, Akrūra hinted to Dhṛtarāṣṭra <text:soft-page-break/>that his staunch family affection was due to his gross ignorance of fact or his blindness to moral principles. Although we appear combined together in a family, society or nation, each of us has an individual destiny. Everyone takes birth according to individual past work; therefore everyone must individually enjoy or suffer the result of his own karma. There is no possibility of improving one’s destiny by cooperative living. Sometimes it happens that one’s father accumulates wealth by illegal ways, and the son takes away the money, although it was earned with great difficulty by the father, just as a small fish in the ocean eats the material body of a large, old fish. One ultimately cannot accumulate wealth illegally for the gratification of his family, society, community or nation. An illustration of this principle is that many great empires which developed in the past are no longer existing because their wealth was squandered away by later descendants. One who does not know this subtle law of fruitive activities and who thus gives up the moral and ethical principles carries with him only the reactions of his sinful activities. His ill-gotten wealth and possessions are taken by someone else, and he goes to the darkest region of hellish life. One should not, therefore, accumulate more wealth than allotted to him by destiny; otherwise he will be factually blind to his own interest. Instead of fulfilling his self-interest, he will act in just the opposite way, for his own downfall.</text:p>
      <text:p text:style-name="Standard"/>
      <text:p text:style-name="Standard">Akrūra continued: “My dear Dhṛtarāṣṭra, I beg to advise you not to be blind to the facts of material existence. Material, conditioned life, either in distress or in happiness, is to be accepted as a dream. One should try to bring his mind and senses under control and live peacefully for spiritual advancement in Kṛṣṇa consciousness.” In the Caitanya-caritāmṛta it is said that except for persons in Kṛṣṇa consciousness, everyone is always disturbed in mind and full of anxiety. Even those trying for liberation, or merging into the Brahman effulgence, and the yogīs who try to achieve perfection in mystic power cannot have peace of mind. Pure devotees of Kṛṣṇa have no demands to make of Kṛṣṇa. They are simply satisfied with service to Him. Actual peace and mental tranquillity can be attained only in perfect Kṛṣṇa consciousness.</text:p>
      <text:p text:style-name="Standard"/>
      <text:p text:style-name="Standard">After hearing these moral instructions from Akrūra, Dhṛtarāṣṭra replied, “My dear Akrūra, you are very charitable in giving me good instructions, but unfortunately I cannot accept them. A person destined to die does not utilize the effects of nectar, although it may be administered to him. I can understand that your instructions are valuable. Unfortunately, they do not stay in my flickering mind, just as the glittering lightning in the sky does not stay fixed in a cloud. I can understand only that no one can stop the onward progress of the supreme will. I understand that the Supreme Personality of Godhead, Kṛṣṇa, has appeared in the family of the Yadus to decrease the burdensome load on this earth.”</text:p>
      <text:p text:style-name="Standard"/>
      <text:p text:style-name="Standard">Dhṛtarāṣṭra hinted to Akrūra that he had complete faith in Kṛṣṇa, the Supreme Personality of Godhead. At the same time, he was very partial to his family members. In the very near future, Kṛṣṇa would vanquish all the members of his family, and in a helpless condition Dhṛtarāṣṭra would take shelter of Kṛṣṇa’s lotus feet. To show His special favor to a devotee, Kṛṣṇa usually takes away all the objects of his material affection, thus forcing the devotee to be materially helpless, with no alternative but to accept the lotus feet of Kṛṣṇa. This actually happened to Dhṛtarāṣṭra after the end of the Battle of Kurukṣetra. Dhṛtarāṣṭra could realize two opposing factors acting before him. He could understand that Kṛṣṇa was there to remove all the unnecessary burdens of the world. His sons were an unnecessary burden, and so he expected that they would be killed. At the same time, he could not rid himself of his unlawful affection for his sons. Understanding these two contradictory factors, he offered his respectful obeisances to the Supreme Personality of Godhead. “The contradictory ways of material existence are very difficult to understand; they can be taken only as the inconceivable execution of the plan of the Supreme, who by His inconceivable energy creates this material world and enters into it and sets into motion the three modes of nature. When everything is created, He enters into each and every living entity and into the smallest atom. No one can understand the incalculable plans of the Supreme Lord.”</text:p>
      <text:p text:style-name="Standard"><text:soft-page-break/></text:p>
      <text:p text:style-name="Standard">After hearing this statement, Akrūra could clearly understand that Dhṛtarāṣṭra was not going to change his policy of discriminating against the Pāṇḍavas in favor of his sons. He at once took leave of his friends in Hastināpura and returned to his home in the kingdom of the Yadus. After returning home, he vividly informed Lord Kṛṣṇa and Balarāma of the actual situation in Hastināpura and the intentions of Dhṛtarāṣṭra. Akrūra was sent to Hastināpura by Kṛṣṇa to study these, and by the grace of the Lord he was successful.</text:p>
      <text:p text:style-name="Standard"/>
      <text:p text:style-name="Standard">Thus ends the Bhaktivedanta purport of the forty-ninth chapter of Kṛṣṇa, “Ill-motivated Dhṛtarāṣṭra.”</text:p>
      <text:p text:style-name="Standard"/>
      <text:p text:style-name="Standard"/>
      <text:p text:style-name="Standard">CHAPTER 50</text:p>
      <text:p text:style-name="Standard">Kṛṣṇa Erects the Dvārakā Fort</text:p>
      <text:p text:style-name="Standard"/>
      <text:p text:style-name="Standard">Upon Kaṁsa’s death, his two wives became widows. According to Vedic civilization, a woman is never independent. She has three stages of life: in childhood a woman should live under the protection of her father, a youthful woman should live under the protection of her young husband, and in the event of the death of her husband she should live under the protection of her grown-up sons, or if she has no grown-up sons she must go back to her father and live as a widow under his protection. It appears that Kaṁsa had no grown-up sons. Therefore, after his wives became widows they returned to the shelter of their father. Kaṁsa had two queens, Asti and Prāpti, and both happened to be the daughters of King Jarāsandha, the lord of Bihar Province (known in those days as Magadha). After reaching home, the two queens explained their awkward position following Kaṁsa’s death. The king of Magadha, Jarāsandha, was mortified on hearing of the pitiable condition of his daughters. When informed of the death of Kaṁsa, Jarāsandha decided on the spot that he would rid the world of all the members of the Yadu dynasty. He decided that since Kṛṣṇa had killed Kaṁsa, the whole dynasty of the Yadus should be killed.</text:p>
      <text:p text:style-name="Standard"/>
      <text:p text:style-name="Standard">He began to make extensive arrangements to attack the kingdom of Mathurā with his innumerable military phalanxes, consisting of many thousands of chariots, horses, elephants and infantry soldiers. Jarāsandha prepared thirteen such military phalanxes to retaliate the death of Kaṁsa. Taking with him all his military strength, he attacked the capital of the Yadu kings, Mathurā, surrounding it from all directions. Śrī Kṛṣṇa, who appeared like an ordinary human being, saw the immense strength of Jarāsandha, which appeared like an ocean about to cover a beach at any moment. He also perceived that the inhabitants of Mathurā were overwhelmed with fear. He began to think within Himself about His mission as an incarnation and how to tackle the present situation before Him. He thought that since He was not going to conquer the kingdom of Magadha, to kill the king of Magadha, namely Jarāsandha, was useless. His mission was to diminish the overburdening population of the whole world; therefore He took the opportunity to face so many men, chariots, elephants and horses. The military strength of Jarāsandha had appeared before Him, and He decided to kill the entire force of Jarāsandha so that he would go back and reorganize his military strength.</text:p>
      <text:p text:style-name="Standard"/>
      <text:p text:style-name="Standard">While Lord Kṛṣṇa was thinking in that way, two beautiful chariots, fully equipped with drivers, weapons, flags and other paraphernalia, arrived for Him from outer space. Kṛṣṇa saw the two chariots present before Him and immediately addressed His elder brother, Balarāma, who is also known as Saṅkarṣaṇa: “My dear elder brother, best among the Āryans, You are the Lord of the universe, and, specifically, You are the protector of the Yadu dynasty. The members of the Yadu dynasty sense great danger before the soldiers of Jarāsandha, and they are very much aggrieved. Just to give them protection, Your chariot is also here, filled with weapons. I request You to sit on Your chariot and kill all these soldiers, the entire military strength of the enemy. The two of Us have descended on this earth just to annihilate such unnecessary bellicose forces and give protection to <text:soft-page-break/>the pious devotees. So We have the opportunity to fulfill Our mission. Please let Us execute it.” Thus Kṛṣṇa and Balarāma, the descendants of Daśārha, decided to annihilate the thirteen military companies of Jarāsandha.</text:p>
      <text:p text:style-name="Standard"/>
      <text:p text:style-name="Standard">After equipping Themselves with military dress, Kṛṣṇa and Balarāma mounted Their chariots. Kṛṣṇa rode the chariot on which Dāruka was the driver. With a small army They came out of the city of Mathurā, blowing Their respective conch shells. Curiously enough, although the other party was equipped with greater military strength, when they heard the vibration of Kṛṣṇa’s conch shell their hearts were shaken. When Jarāsandha saw Balarāma and Kṛṣṇa, he was a little bit compassionate because They happened to be related to him as grandsons. He specifically addressed Kṛṣṇa as puruṣādhama, meaning “the lowest among men.” Actually Kṛṣṇa is known in all Vedic literatures as Puruṣottama, the highest among men. Jarāsandha had no intention of addressing Kṛṣṇa as Puruṣottama, but great scholars have determined the true meaning of the word puruṣādhama to be “one who makes all other personalities go downward.” Actually no one can be equal to or greater than the Supreme Personality of Godhead.</text:p>
      <text:p text:style-name="Standard"/>
      <text:p text:style-name="Standard">Jarāsandha said, “It will be a great dishonor for me to fight with boys like Kṛṣṇa and Balarāma.” Because Kṛṣṇa had killed Kaṁsa, Jarāsandha specifically addressed Him as the killer of His own relatives. Kaṁsa had killed many of his own nephews, yet Jarāsandha did not take notice, but because Kṛṣṇa had killed His maternal uncle, Kaṁsa, Jarāsandha tried to criticize Him. That is the way of demoniac dealings. Demons do not try to find their own faults or those of their friends, but try to find the faults of their enemies. Jarāsandha also criticized Kṛṣṇa for not even being a kṣatriya. Because He was raised by Mahārāja Nanda, Kṛṣṇa was not a kṣatriya but a vaiśya. Vaiśyas are generally called guptas, and the word gupta can also be used to mean “hidden.” So Kṛṣṇa was both hidden and raised by Nanda Mahārāja. Jarāsandha accused Kṛṣṇa of three faults: that He killed His own maternal uncle, that He was not even a kṣatriya and that He was hidden in His childhood. And therefore Jarāsandha felt ashamed to fight with Him.</text:p>
      <text:p text:style-name="Standard"/>
      <text:p text:style-name="Standard">Next he turned toward Balarāma and addressed Him: “You, Balarāma! If You like You can fight along with Him, and if You have patience, then You can wait to be killed by my arrows. Thus You can be promoted to heaven.” It is stated in the Bhagavad-gītā that a kṣatriya can benefit in either of two ways while fighting. If a kṣatriya gains victory in the fight, he enjoys the results of victory, but even if killed he is promoted to the heavenly kingdom.</text:p>
      <text:p text:style-name="Standard"/>
      <text:p text:style-name="Standard">After hearing Jarāsandha speak in that way, Kṛṣṇa answered, “My dear King Jarāsandha, heroes do not talk much. Rather, they show their prowess. Because you are talking a great deal, it appears that you are assured of your death in this battle. We do not care to hear you any longer, for it is useless to hear the words of a person who is going to die or of one who is very distressed.” To fight with Kṛṣṇa, Jarāsandha surrounded Him from all sides with great military strength. As the sun appears covered by cloudy air and dust, Kṛṣṇa, the supreme sun, was covered by the military strength of Jarāsandha. Kṛṣṇa’s and Balarāma’s chariots were marked with pictures of Garuḍa and palm trees, respectively. The women of Mathurā all stood on the tops of the houses, palaces and gates to see the wonderful fight, but when Kṛṣṇa’s chariot was surrounded by Jarāsandha’s military force and was no longer visible to them, they were so frightened that some of them fainted. Kṛṣṇa saw Himself overwhelmed by the military strength of Jarāsandha. His small army of soldiers was being harassed, so He immediately took up His bow, named Śārṅga.</text:p>
      <text:p text:style-name="Standard"/>
      <text:p text:style-name="Standard">He took His arrows from their quiver, and one after another He set them on the bowstring and shot them toward the enemy. They were so accurate that the elephants, horses and infantry soldiers of Jarāsandha were quickly killed. The incessant arrows shot by Kṛṣṇa appeared like a whirlwind of blazing fire killing all the military strength of Jarāsandha. As Kṛṣṇa released His arrows, all the elephants gradually began to fall, their heads severed by the arrows. Similarly, all the horses fell, <text:soft-page-break/>their necks severed, and the chariots fell also, along with their flags and the fighters and drivers on the chariots. Almost all the infantry soldiers fell on the field of battle, their heads, hands and legs cut off. In this way, many thousands of elephants, horses and men were killed, and their blood flowed just like the waves of a river. In that river, the severed arms of men appeared like snakes, and their heads like tortoises. The dead bodies of the elephants appeared like small islands, and the dead horses appeared like sharks. By the arrangement of the supreme will, there was a great river of blood filled with paraphernalia. The hands and legs of the infantry soldiers floated just like different kinds of fish, the hair of the soldiers floated like seaweed and moss, and the floating bows of the soldiers resembled waves of the river. And all the jewelry from the bodies of the soldiers and commanders seemed like many pebbles flowing down the river of blood.</text:p>
      <text:p text:style-name="Standard"/>
      <text:p text:style-name="Standard">Lord Balarāma, who is also known as Saṅkarṣaṇa, began to fight with His club in such a heroic way that the river of blood created by Kṛṣṇa overflooded. Cowards became very much afraid upon seeing the ghastly and horrible scene, and heroes began to talk delightedly among themselves about the heroism of the two brothers. Although Jarāsandha was equipped with a vast ocean of military strength, the fighting of Lord Kṛṣṇa and Balarāma converted the whole situation into a ghastly scene far beyond ordinary fighting. Persons of ordinary merit cannot estimate how it could be possible, but when such activities are accepted as pastimes of the Supreme Personality of Godhead, under whose will everything is possible, then this can be understood. The Supreme Personality of Godhead creates, maintains and dissolves the cosmic manifestation merely by His will. For Him to create such a vast scene of devastation while fighting with an enemy is not so wonderful. And yet, because Kṛṣṇa and Balarāma were fighting with Jarāsandha just like ordinary human beings, the affair appeared wonderful.</text:p>
      <text:p text:style-name="Standard"/>
      <text:p text:style-name="Standard">When all the soldiers of Jarāsandha had been killed and he was the only one left alive, certainly he was very much depressed. Śrī Balarāma immediately arrested him with great strength, just as one lion captures another. But while Lord Balarāma was binding Jarāsandha with the rope of Varuṇa and ordinary ropes also, Lord Kṛṣṇa, with a greater plan in mind for the future, asked Lord Balarāma not to arrest him. Kṛṣṇa then released Jarāsandha. As a great fighting hero, Jarāsandha was ashamed, and he decided that he would no longer live as a king but would resign from his position in the royal order and go to the forest to practice meditation under severe austerities and penances.</text:p>
      <text:p text:style-name="Standard"/>
      <text:p text:style-name="Standard">As he was returning home with his royal friends, however, they advised him not to retire but to regain strength to fight again with Kṛṣṇa in the near future. The princely friends of Jarāsandha instructed him that ordinarily it would not have been possible for him to be defeated by the strength of the Yadu kings; the defeat he had experienced was simply due to his ill luck. The princely order encouraged King Jarāsandha. His fighting, they said, was certainly heroic; therefore, he should not take his defeat very seriously, since it was due only to his past misdeeds. After all, there was no fault in his fighting.</text:p>
      <text:p text:style-name="Standard"/>
      <text:p text:style-name="Standard">In this way, Jarāsandha, the king of Magadha Province, having lost all his strength and having been insulted by his arrest and subsequent release, could do nothing but return to his kingdom. Thus Lord Kṛṣṇa conquered the soldiers of Jarāsandha. Although Kṛṣṇa’s army was tiny in comparison to Jarāsandha’s, not a pinch of His strength was lost, whereas all of Jarāsandha’s men were killed.</text:p>
      <text:p text:style-name="Standard"/>
      <text:p text:style-name="Standard">The denizens of heaven were very much pleased, and they offered their respects by chanting in glorification of the Lord and showering Him with flowers, accepting the victory with great appreciation. Jarāsandha returned to his kingdom, and Mathurā City was saved from the danger of imminent attack. The citizens of Mathurā organized the combined services of professional singers like sūtas and māgadhas, along with poets who could compose nice songs, and they began to chant the victory glorification of Lord Kṛṣṇa. When Lord Kṛṣṇa entered the city after the victory, many bugles, conches and kettledrums sounded, and the vibrations of various musical instruments like <text:soft-page-break/>bherīs, tūryas, vīṇās, flutes and mṛdaṅgas all joined together to make a beautiful reception. While Kṛṣṇa was entering, the whole city was cleansed, all the different streets and roads were sprinkled with water, and the inhabitants, being joyous, decorated their respective houses and shops with flags and festoons. The brāhmaṇas chanted Vedic mantras at numerous places. The people constructed road crossings and gates at entrances to lanes and streets. When Lord Kṛṣṇa was entering the nicely decorated city of Mathurā in a festive attitude, the ladies and girls of Mathurā prepared different kinds of flower garlands to make the ceremony most auspicious. In accordance with the Vedic custom, they took yogurt mixed with fresh green grass and strewed it here and there to make the victory jubilation even more auspicious. As Kṛṣṇa passed through the street, all the ladies and women regarded Him with eyes bright with great affection. Kṛṣṇa and Balarāma carried various kinds of ornaments, jewels and other booty carefully collected from the battlefield and presented it all to King Ugrasena. Kṛṣṇa thus offered His respect to His grandfather because Ugrasena was at that time the crowned king of the Yadu dynasty.</text:p>
      <text:p text:style-name="Standard"/>
      <text:p text:style-name="Standard">Jarāsandha, the king of Magadha, besieged the city of Mathurā not only once but seventeen times in the same way, equipped with the same number of military phalanxes. Each and every time, he was defeated and all his soldiers were killed by Kṛṣṇa, and each time he had to return home disappointed. Each time, the princely order of the Yadu dynasty arrested Jarāsandha in the same way and again released him in an insulting manner, and each time Jarāsandha shamelessly returned home.</text:p>
      <text:p text:style-name="Standard"/>
      <text:p text:style-name="Standard">While Jarāsandha was attempting his eighteenth attack, a Yavana king somewhere to the south of Mathurā became attracted by the opulence of the Yadu dynasty and also attacked the city. It is said that the king of the Yavanas, known as Kālayavana, was induced to attack by Nārada. This story is narrated in the Viṣṇu Purāṇa. Once, Garga Muni, the priest of the Yadu dynasty, was taunted by his brother-in-law. When the kings of the Yadu dynasty heard the taunt they laughed at him, and Garga Muni became angry at the Yadu kings. He decided that he would produce someone who would be very fearful to the Yadu dynasty, so he pleased Lord Śiva and received from him the benediction of a son. He begot this son, Kālayavana, in the wife of a Yavana king. This Kālayavana inquired from Nārada, “Who are the most powerful kings in the world?” Nārada informed him that the Yadus were the most powerful. Thus informed, Kālayavana attacked the city of Mathurā at the same time that Jarāsandha tried to attack it for the eighteenth time. Kālayavana was very eager to declare war on a king of the world who would be a suitable combatant for him, but he had not found any. However, being informed about Mathurā by Nārada, he thought it wise to attack this city with thirty million Yavana soldiers.</text:p>
      <text:p text:style-name="Standard"/>
      <text:p text:style-name="Standard">When Mathurā was thus besieged, Lord Śrī Kṛṣṇa began to consider, in consultation with Baladeva, how much the Yadu dynasty was in distress, being threatened by the attacks of two formidable enemies, Jarāsandha and Kālayavana. Time was growing short. Kālayavana was already besieging Mathurā from all sides, and it was expected that the day after next, Jarāsandha would also come, equipped with the same number of divisions of soldiers as in his previous seventeen attempts. Kṛṣṇa was certain that Jarāsandha would take advantage of the opportunity to capture Mathurā when it was also being besieged by Kālayavana. He therefore thought it wise to take precautionary measures for defending against an attack upon Mathurā from two strategic points. If both Kṛṣṇa and Balarāma were engaged in fighting with Kālayavana at one place, Jarāsandha might come at another to attack the whole Yadu family and take his revenge. Jarāsandha was very powerful, and having been defeated seventeen times, he might vengefully kill the members of the Yadu family or arrest them and take them to his kingdom. Kṛṣṇa therefore decided to construct a formidable fort where no two-legged animal, either man or demon, could enter. He decided to keep His relatives there so that He would then be free to fight the enemy. It appears that formerly Dvārakā was also part of the kingdom of Mathurā. In Śrīmad-Bhāgavatam it is stated that Kṛṣṇa constructed the fort in the midst of the sea. Remnants of the fort Kṛṣṇa constructed still exist in the Bay of Dvārakā.</text:p>
      <text:p text:style-name="Standard"><text:soft-page-break/></text:p>
      <text:p text:style-name="Standard">Kṛṣṇa first of all constructed a very strong wall covering ninety-six square miles, and the wall itself was within the sea. It was certainly wonderful and was planned and constructed by Viśvakarmā. No ordinary architect could construct such a fort within the sea, but an architect like Viśvakarmā, who is considered to be the engineer among the demigods, can execute such wonderful craftsmanship anywhere in the universe. If huge planets can float in weightlessness in outer space by the arrangement of the Supreme Personality of Godhead, surely the architectural construction of a fort covering ninety-six square miles within the sea was not very wonderful.</text:p>
      <text:p text:style-name="Standard"/>
      <text:p text:style-name="Standard">It is stated in Śrīmad-Bhāgavatam that this new, well-constructed city, developed within the sea, had regular planned roads, streets and lanes. There were also well-planned parks and gardens filled with plants known as kalpa-vṛkṣas, or desire trees. These desire trees are not like the ordinary trees of the material world; the desire trees are found in the spiritual world. By Kṛṣṇa’s supreme will, everything is possible, so such desire trees were planted in Dvārakā, the city constructed by Kṛṣṇa. The city was also filled with many palaces and gopuras, or big gates. These gopuras are still found in some of the larger temples. They are very high and constructed with fine artistic skill. Such palaces and gates held golden waterpots (kalaśa). These waterpots on the gates or on the palaces are considered auspicious signs.</text:p>
      <text:p text:style-name="Standard"/>
      <text:p text:style-name="Standard">Almost all the palaces were skyscrapers. In each and every house there were underground rooms containing big golden and silver pots for stocking grain. And there were many golden waterpots within the rooms. The bedrooms were all bedecked with jewels, and the floors were mosaic pavements of marakata jewels. The Viṣṇu Deity, worshiped by the descendants of Yadu, was installed in each house in the city. The residential quarters were so arranged that the different castes – brāhmaṇas, kṣatriyas, vaiśyas and śūdras – had their respective quarters. It appears from this that the caste system mentioned in the Bhagavad-gītā existed even at that time. In the center of the city was a residence made specifically for King Ugrasena. This was the most dazzling of all the houses.</text:p>
      <text:p text:style-name="Standard"/>
      <text:p text:style-name="Standard">When the demigod Indra saw that Kṛṣṇa was constructing a particular city of His own choice, he sent the celebrated pārijāta tree of the heavenly planets to be planted in the new city, and he also sent a parliamentary house, Sudharmā. The specific quality of this assembly house was that anyone participating in a meeting within it would overcome the influence of invalidity due to old age. The demigod Varuṇa presented a horse, which was all white except for black ears and which could run at the speed of the mind. Kuvera, the treasurer of the demigods, presented the art of attaining the eight perfectional stages of material opulence. In this way, all the demigods began to present their respective gifts according to their different capacities. There are thirty-three million demigods, each entrusted with a particular department of universal management. All the demigods took the opportunity of the Supreme Personality of Godhead’s constructing a city of His own choice to present their respective gifts, making the city of Dvārakā unique within the universe. This proves that while there are undoubtedly innumerable demigods, none of them is independent of Kṛṣṇa. As stated in the Caitanya-caritāmṛta, Kṛṣṇa is the supreme master, and all others are His servants. So all the demigods took the opportunity to render service to Kṛṣṇa when He was personally present within this universe. This example should be followed by all, especially those who are Kṛṣṇa conscious, for they should serve Kṛṣṇa by their respective abilities.</text:p>
      <text:p text:style-name="Standard"/>
      <text:p text:style-name="Standard">When the new city was fully constructed according to plan, Kṛṣṇa transferred all the inhabitants of Mathurā and installed Śrī Balarāma as the city father. After this He consulted with Balarāma, and, being garlanded with lotus flowers but carrying no weapons, He came out of the city to meet Kālayavana, who had already surrounded Mathurā.</text:p>
      <text:p text:style-name="Standard"/>
      <text:p text:style-name="Standard">Thus ends the Bhaktivedanta purport of the fiftieth chapter of Kṛṣṇa, “Kṛṣṇa Erects the Dvārakā Fort.”</text:p>
      <text:p text:style-name="Standard"><text:soft-page-break/></text:p>
      <text:p text:style-name="Standard"/>
      <text:p text:style-name="Standard">CHAPTER 51</text:p>
      <text:p text:style-name="Standard">The Deliverance of Mucukunda</text:p>
      <text:p text:style-name="Standard"/>
      <text:p text:style-name="Standard">When Kṛṣṇa came out of the city, Kālayavana, who had never seen Kṛṣṇa before, saw Him to be extraordinarily beautiful, dressed in yellow garments. Passing through Kālayavana’s assembly of soldiers, Kṛṣṇa appeared like the moon in the sky passing through the assembled clouds. Kālayavana was fortunate enough to see the lines of Śrīvatsa, a particular impression on the chest of Śrī Kṛṣṇa, and the Kaustubha jewel He was wearing. Kālayavana saw Him, however, in His Viṣṇu form, with a well-built body, four hands, and eyes like the petals of a newly blooming lotus. Kṛṣṇa appeared blissful, with a handsome forehead and beautiful smiling face, restless eyebrows and moving earrings. Before seeing Kṛṣṇa, Kālayavana had heard about Him from Nārada, and now the descriptions of Nārada were confirmed. Kālayavana noticed Kṛṣṇa’s specific marks and the jewels on His chest, His beautiful garland of lotus flowers, His lotuslike eyes and similar beautiful bodily features. He concluded that this beautiful personality must be Vāsudeva, for every description he had previously heard from Nārada was substantiated by the presence of Kṛṣṇa. Kālayavana was astonished to see Kṛṣṇa passing through his army without any weapon in His hands and without any chariot. He was simply walking on foot. Kālayavana had come to fight with Kṛṣṇa, and yet he had sufficient principles not to take up any kind of weapon. He decided to fight with Him hand to hand. Thus he prepared to capture Kṛṣṇa and fight.</text:p>
      <text:p text:style-name="Standard"/>
      <text:p text:style-name="Standard">Kṛṣṇa, however, went ahead without looking at Kālayavana. Kālayavana followed Him with a desire to capture Him, but in spite of his swift running, he could not capture Kṛṣṇa. Kṛṣṇa cannot be captured even by great yogīs traveling at the speed of the mind. He can be captured only by those who follow the path of devotional service, and Kālayavana was not practiced in devotional service. He wanted to capture Kṛṣṇa, and since he could not do so he followed Him from behind.</text:p>
      <text:p text:style-name="Standard"/>
      <text:p text:style-name="Standard">Kālayavana began running very fast, thinking, “Now I am nearer; I will capture Him,” but he could not. Kṛṣṇa led him far away and entered the cave of a hill. Kālayavana thought that Kṛṣṇa was trying to avoid fighting him and was therefore taking shelter of the cave. He rebuked Him with the following words: “O Kṛṣṇa! I heard that You are a great hero born in the dynasty of Yadu, but I see that You are running away from fighting, like a coward. It is not worthy of Your good name and family tradition.” Kālayavana was following, running very fast, but still he could not catch Kṛṣṇa because he was not freed from all contaminations of sinful life.</text:p>
      <text:p text:style-name="Standard"/>
      <text:p text:style-name="Standard">According to Vedic culture, anyone who does not follow the regulative principles observed by the higher castes (the brāhmaṇas, kṣatriyas and vaiśyas) or even those observed by the laborer class (the śūdras) is called a mleccha or yavana. The Vedic social situation is so planned that persons accepted as śūdras can gradually be elevated to the position of brāhmaṇas by the cultural advancement known as saṁskāra, or the purificatory process. The verdict of the Vedic scriptures is that no one becomes a brāhmaṇa or a mleccha simply by birth; by birth everyone is accepted as a śūdra. One has to elevate himself by the purificatory process to the stage of brahminical life. If he doesn’t, if he degrades himself further, he is then called a mleccha or yavana. Kālayavana belonged to the class of mlecchas and yavanas. Contaminated by sinful activities, he could not approach Kṛṣṇa. The principles from which higher-class men are restricted, namely illicit sexual indulgence, meat-eating, gambling and intoxication, are an integral part of the lives of the mlecchas and yavanas. Being bound by such sinful activities, one cannot make any advancement in God realization. The Bhagavad-gītā confirms that only one who is completely freed from all sinful reactions can engage in devotional service, or Kṛṣṇa consciousness.</text:p>
      <text:p text:style-name="Standard"/>
      <text:p text:style-name="Standard"><text:soft-page-break/>When Kṛṣṇa entered the cave of the hill, Kālayavana followed, chastising Him with various harsh words. Kṛṣṇa suddenly disappeared from the demon’s sight, but Kālayavana followed and also entered the cave. The first thing he saw was a man lying down asleep within the cave. Kālayavana was eager to fight with Kṛṣṇa, and when he could not see Kṛṣṇa but instead saw only a man lying down, he thought that Kṛṣṇa was sleeping within this cave. Kālayavana was very much puffed up and proud of his strength, and he thought Kṛṣṇa was avoiding the fight. Therefore, he strongly kicked the sleeping man, thinking him to be Kṛṣṇa. The sleeping man had been lying down for a very long time. When awakened by the kicking of Kālayavana, he immediately opened his eyes and began to look around in all directions. At last he saw Kālayavana standing nearby. The man had been untimely awakened and was therefore very angry, and when he looked upon Kālayavana in his angry mood, rays of fire emanated from his eyes, and Kālayavana burned to ashes within a moment.</text:p>
      <text:p text:style-name="Standard"/>
      <text:p text:style-name="Standard">When Mahārāja Parīkṣit heard this incident of Kālayavana’s being burned to ashes, he inquired about the sleeping man from Śukadeva Gosvāmī: “Who was he? Why was he sleeping there? How had he achieved so much power that instantly, by his glance, Kālayavana was burned to ashes? How did he happen to be lying down in the cave of the hill?” He put many questions before Śukadeva Gosvāmī, and Śukadeva answered as follows.</text:p>
      <text:p text:style-name="Standard"/>
      <text:p text:style-name="Standard">“My dear king, this person was born in the very great family of King Ikṣvāku, in which Lord Rāmacandra was also born, and he happened to be the son of a great king known as Māndhātā. He himself was also a great soul and was known popularly as Mucukunda. King Mucukunda was a strict follower of the Vedic principles of brahminical culture, and he was truthful to his promise. He was so powerful that even demigods like Indra used to ask him to help in fighting the demons, and as such he often fought against the demons to protect the demigods.”</text:p>
      <text:p text:style-name="Standard"/>
      <text:p text:style-name="Standard">The commander in chief of the demigods, known as Kārttikeya, was satisfied with the fighting of King Mucukunda, but once he asked that the king, having taken too much trouble in fighting the demons, retire from fighting and take rest. Kārttikeya addressed King Mucukunda: “My dear king, you have sacrificed everything for the sake of the demigods. You had a very nice kingdom, undisturbed by any kind of enemy. But you left that kingdom, neglected your opulence and possessions, and never cared for fulfillment of your personal ambitions. Due to your long absence from your kingdom while fighting the demons on behalf of the demigods, your queen, your children, your relatives and your ministers have all passed away in due course of time. Time and tide wait for no man. Now even if you return to your home, you will find no one living there. The influence of time is very strong. Time is so powerful because it is a representation of the Supreme Personality of Godhead; time is therefore stronger than the strongest. The influence of time can effect changes in subtle things without difficulty. No one can check the progress of time. As an animal tamer tames animals according to his will, time also adjusts things according to its own will. No one can supersede the arrangement made by supreme time.”</text:p>
      <text:p text:style-name="Standard"/>
      <text:p text:style-name="Standard">Thus addressing Mucukunda, the demigod requested him to ask any benediction he might be pleased with, except the benediction of liberation. Liberation cannot be awarded by any living entity but the Supreme Personality of Godhead, Viṣṇu. Therefore another name of Lord Viṣṇu or Kṛṣṇa is Mukunda, “He who can award liberation.”</text:p>
      <text:p text:style-name="Standard"/>
      <text:p text:style-name="Standard">King Mucukunda had not slept for many, many years. He was engaged in the duty of fighting, and therefore he was very tired. So when the demigod offered a benediction, Mucukunda simply thought of sleeping. He replied as follows: “My dear Kārttikeya, best of the demigods, I want to sleep now, and I want from you the following benediction. Grant me the power to burn to ashes, by my mere glance, anyone who disturbs my sleep and awakens me untimely. Please give me this benediction.” The demigod agreed and also gave him the benediction that he would be able to take complete rest. Then King Mucukunda entered the cave of the mountain.</text:p>
      <text:p text:style-name="Standard"><text:soft-page-break/></text:p>
      <text:p text:style-name="Standard">On the strength of the benediction of Kārttikeya, Mucukunda burned Kālayavana to ashes simply by glancing at him. When the incident was over, Kṛṣṇa came before King Mucukunda. Kṛṣṇa had actually entered the cave to deliver King Mucukunda because of his austerity, but Kṛṣṇa did not appear before him first. He arranged that first Kālayavana should come before him. That is the way of the activities of the Supreme Personality of Godhead: He does one thing in such a way that many other purposes are served. He wanted to deliver King Mucukunda, who was sleeping in the cave, and at the same time He wanted to kill Kālayavana, who had attacked Mathurā City. By this action He served all purposes.</text:p>
      <text:p text:style-name="Standard"/>
      <text:p text:style-name="Standard">When Lord Kṛṣṇa appeared before Mucukunda, the king saw Him dressed in a yellow garment, His chest marked with the symbol of Śrīvatsa, and the Kaustubha jewel hanging around His neck. Kṛṣṇa appeared before him with four hands, as viṣṇu-mūrti, with a garland called Vaijayantī hanging from His neck down to His knees. He looked lustrous, His face was beautifully smiling, and He wore nice jeweled earrings on His ears. Kṛṣṇa appeared more beautiful than a human can conceive. Not only did He appear in this feature, but He glanced over Mucukunda with great affection, attracting the king’s mind. Although He was the Supreme Personality of Godhead, the oldest of all, He looked like a fresh young boy, and His movements were just like those of a free deer. Still, He appeared extremely powerful; His influence and vast power are so great that every human being should be afraid of Him.</text:p>
      <text:p text:style-name="Standard"/>
      <text:p text:style-name="Standard">When King Mucukunda saw Kṛṣṇa’s magnificent features, he wondered about His identity, and with great humility he asked the Lord, “My dear Lord, may I inquire how it is that You happened to be in the cave of this mountain? Who are You? I can see that Your feet are just like soft lotus flowers. How could You walk in the forest, full of thorns and pebbles? I am simply surprised to see this! Are You not, therefore, the Supreme Personality of Godhead, the most powerful amongst the powerful? Are You not the original source of all illumination and fire? Can I consider You one of the great demigods, like the sun god, the moon god or Indra, king of heaven? Or are You the predominating deity of some other planet?”</text:p>
      <text:p text:style-name="Standard"/>
      <text:p text:style-name="Standard">Mucukunda knew well that every higher planetary system has a predominating deity. He was not ignorant like modern men who think that this planet earth is full of living entities and all others are vacant. The inquiry from Mucukunda about Kṛṣṇa’s being the predominating deity of a planet unknown to him is quite appropriate. Because he was a pure devotee of the Lord, King Mucukunda could immediately understand that Lord Kṛṣṇa, who had appeared before him in such an opulent feature, could not be one of the predominating deities of the material planets. He must be the Supreme Personality of Godhead, Kṛṣṇa, who has many Viṣṇu forms. Mucukunda therefore took Him to be Puruṣottama, Lord Viṣṇu. He could see also that the dense darkness within the mountain cave had been dissipated by the Lord’s presence; therefore He could not be other than the Supreme Personality of Godhead. Mucukunda knew very well that wherever the Lord is personally present by His transcendental name, qualities, form and so on, there cannot be any darkness of ignorance. He is like a lamp placed in the darkness; He immediately illuminates a dark place.</text:p>
      <text:p text:style-name="Standard"/>
      <text:p text:style-name="Standard">King Mucukunda was eager to know the identity of Lord Kṛṣṇa, and therefore he said, “O best of human beings, if You think I am fit to know Your identity, kindly tell me who You are. What is Your parentage? What is Your occupational duty, and what is Your family tradition?” King Mucukunda thought it wise, however, to identify himself to the Lord first; otherwise he had no right to ask the Lord’s identity. Etiquette is such that a person of less importance cannot ask the identity of a person of higher importance without first disclosing his own identity. King Mucukunda therefore told Lord Kṛṣṇa, “My dear Lord, let me first inform You of my identity. I belong to the most celebrated dynasty of King Ikṣvāku, but personally I am not as great as my forefather. My name is Mucukunda. My father’s name was Māndhātā, and my grandfather was the great king Yuvanāśva. I <text:soft-page-break/>was very much fatigued due to not resting for many thousands of years, and because of this all my bodily limbs were slack and almost incapable of acting. To revive my energy, I was taking rest in this solitary cave, but I have been awakened by some unknown man who has forced me to wake up although I was not willing to do so. For such an offensive act, I have burned this person to ashes simply by glancing over him. Fortunately, now I can see You in this grand and beautiful feature. I think, therefore, that You are the cause of my killing my enemy. My dear Lord, I must admit that due to Your bodily effulgence, unbearable to my eyes, I cannot see You properly. I can fully realize that the influence of Your effulgence has diminished my power. I can understand that You are quite fit for being worshiped by all living entities.”</text:p>
      <text:p text:style-name="Standard"/>
      <text:p text:style-name="Standard">Seeing King Mucukunda eager to know about His identity, Lord Kṛṣṇa answered smilingly as follows: “My dear king, it is practically impossible to tell about My birth, appearance, disappearance and activities. Perhaps you know that My incarnation Anantadeva has unlimited mouths, and for an unlimited time He has been trying to narrate fully about My name, fame, qualities, activities, appearance, disappearance and incarnations, but still He has not been able to finish. Therefore, it is not possible to know exactly how many names and forms I possess. It may be possible for a material scientist to estimate the number of atomic particles which make up this earthly planet, but the scientist cannot enumerate My unlimited names, forms and activities. Many great sages and saintly persons have tried to list My different forms and activities, yet they have failed to make a complete list. But since you are so eager to know about Me, I may inform you that I have now appeared on this planet just to annihilate the demoniac principles of the people in general and reestablish the religious principles enjoined in the Vedas. I have been invited for this purpose by Brahmā, the superintending deity of this universe, and thus I have now appeared in the dynasty of the Yadus as one of their family members. I have specifically taken My birth as the son of Vasudeva in the Yadu dynasty, and people therefore know Me as Vāsudeva, the son of Vasudeva. You may also know that I have killed Kaṁsa, who in a previous life was known as Kālanemi, as well as Pralambāsura and many other demons. They have acted as My enemies, and I have killed them. The demon who was present before you also acted as My enemy, and you have very kindly burned him to ashes by glancing over him. My dear King Mucukunda, you are My great devotee, and just to show you My causeless mercy I have appeared in this cave. I am very affectionately inclined toward My devotees, and in your previous life, before your present condition, you acted as My great devotee and prayed for My causeless mercy. I have therefore come to see you to fulfill your desire. Now you can see Me to your heart’s content. My dear king, now you may ask from Me any benediction you wish, and I am prepared to fulfill your desire. It is My eternal principle that anyone who comes under My shelter must have all his desires fulfilled by My grace.”</text:p>
      <text:p text:style-name="Standard"/>
      <text:p text:style-name="Standard">When Lord Kṛṣṇa ordered King Mucukunda to ask a benediction from Him, the king was joyful, and he immediately remembered the prediction of Garga Muni, who had foretold long before that in the twenty-eighth millennium of Vaivasvata Manu, Lord Kṛṣṇa would appear on this planet. As soon as he remembered this prediction, he understood that the Supreme Person, Nārāyaṇa, was present before Him as Lord Kṛṣṇa. He immediately fell down at His lotus feet and began to pray as follows.</text:p>
      <text:p text:style-name="Standard"/>
      <text:p text:style-name="Standard">“My dear Lord, O Supreme Personality of Godhead, I can understand that all living entities on this planet are illusioned by Your external energy and enamored of the illusory satisfaction of sense gratification. Being fully engaged in illusory activities, they are reluctant to worship Your lotus feet, and because they are unaware of the benefits of surrendering unto Your lotus feet, they are subjected to various miserable conditions of material existence. They are foolishly attached to so-called society, friendship and love, which merely produce different kinds of miseries. Illusioned by Your external energy, everyone, whether man or woman, is attached to this material existence, and all are engaged in cheating one another in a great society of the cheaters and the cheated. These foolish persons, not knowing how fortunate they are to have obtained this human form of life, are reluctant <text:soft-page-break/>to worship Your lotus feet. By the influence of Your external energy, they are attached to the glare of material activities, to so-called society, friendship and love, like dumb animals that have fallen into a dark well.” The example of a dark well is given because in the fields there are many wells, unused for years and covered over by grass, and poor animals, not knowing of them, fall into them, and unless rescued they die. Being captivated by a few blades of grass, the animals fall into a dark well and meet death. Similarly, foolish persons, without knowing the importance of the human form of life, spoil it simply for sense gratification and die without any useful purpose.</text:p>
      <text:p text:style-name="Standard"/>
      <text:p text:style-name="Standard">“My dear Lord, I am not an exception to this universal law of material nature. I am also a foolish person who has wasted his time for nothing. And my position is especially difficult. On account of my being situated in the royal order, I was more puffed up than ordinary persons. An ordinary man thinks he is the proprietor of his body or his family, but I began to think in that way on a larger scale. I wanted to be the master of the whole world, and as I became puffed up with ideas of sense gratification, my bodily concept of life became stronger and stronger. My attachment for home, wife and children, for money and supremacy over the world, became more and more acute; in fact, it was limitless. So I remained always attached to thoughts of my material living conditions.</text:p>
      <text:p text:style-name="Standard"/>
      <text:p text:style-name="Standard">“Therefore, my dear Lord, I wasted so much of my valuable lifetime with no benefit. As my misconception of life intensified, I began to think of this material body, which is just a bag of flesh and bones, as the all in all, and in my vanity I believed I had become the king of human society. In this misconception of bodily life I traveled all over the world, accompanied by my military strength – soldiers, charioteers, elephants and horses. Assisted by many commanders and puffed up by power, I could not trace out Your Lordship, who always sit within my heart as the most intimate friend. I did not care for You, and this was the fault of my so-called exalted material condition. I think that, like me, all living creatures are careless about spiritual realization and are always full of anxieties, thinking, ‘What is to be done? What is next?’ But because we are strongly bound by material desires, we continue to remain in craziness.</text:p>
      <text:p text:style-name="Standard"/>
      <text:p text:style-name="Standard">“Yet in spite of our being so absorbed in material thought, inevitable time, which is only a form of Yourself, is always careful about its duty, and as soon as the allotted time is over, Your Lordship immediately ends all the activities of our material dreams. As the time factor, You end all our activities, as a hungry black snake swiftly swallows up a small rat without leniency. Due to the action of cruel time, the royal body which was always decorated with golden ornaments during life and which moved on a chariot drawn by beautiful horses or on the back of an elephant nicely decorated with golden ornaments, and which was advertised as the king of human society – that same royal body decomposes under the influence of inevitable time and becomes fit for being eaten by worms and insects or being turned into ashes or the stool of an animal. This beautiful body may be recognized as a royal body while in the living condition, but after death the body of even a king is eaten by an animal and therefore turned into stool or is cremated in a crematorium and turned into ashes or is put into an earthly grave, where different kinds of worms and insects are produced of it.</text:p>
      <text:p text:style-name="Standard"/>
      <text:p text:style-name="Standard">“My dear Lord, we come under the full control of this inevitable time not only after death but also, in a different way, while living. For example, I may be a powerful king, and yet when I come home after conquering the world I become subjected to many material conditions. When I come back victorious, all subordinate kings may come and offer their respects, but as soon as I enter the inner section of my palace, I myself become an instrument in the hands of the queens, and for sense gratification I have to fall down at the feet of women. The material way of life is so complicated that before taking the enjoyment of material life one has to work so hard that there is scarcely an opportunity for peacefully enjoying. And to attain all material facilities one has to undergo severe austerities and penances and be elevated to the heavenly planets. If one gets the opportunity to take birth in a very rich or royal family, even then he is always anxious to maintain the status quo and prepare for the next life by performing various sacrifices and distributing charity. Even in royal life <text:soft-page-break/>one is full of anxieties, not only because of political administration but also in regard to being elevated to the heavenly planets.</text:p>
      <text:p text:style-name="Standard"/>
      <text:p text:style-name="Standard">“It is therefore very difficult to get out of material entanglement, but if one is somehow or other favored by You, by Your mercy alone he is given the opportunity to associate with a pure devotee. That is the beginning of liberation from the entanglement of material, conditioned life. My dear Lord, only by the association of pure devotees is one able to approach Your Lordship, who are the controller of both the material and the spiritual existences. You are the supreme goal of all pure devotees, and by association with pure devotees one can develop his dormant love for You. Therefore, development of Kṛṣṇa consciousness in the association of pure devotees is the cause of liberation from this material entanglement.</text:p>
      <text:p text:style-name="Standard"/>
      <text:p text:style-name="Standard">“My dear Lord, You are so merciful that in spite of my being reluctant to associate with Your pure devotees, You have shown Your extreme mercy upon me as a result of my slight contact with such a pure devotee as Garga Muni. By Your causeless mercy only have I lost all my material opulences, my kingdom and my family. I do not think I could have gotten rid of all these entanglements without Your causeless mercy. Kings and emperors sometimes accept the life of an ascetic to forget their royal life, but by Your special causeless mercy I have already been bereft of royalty. I do not need to become a mendicant or practice renunciation.</text:p>
      <text:p text:style-name="Standard"/>
      <text:p text:style-name="Standard">“My dear Lord, I therefore pray that I may simply be engaged in rendering transcendental loving service unto Your lotus feet. This is the ambition of pure devotees, who are freed from all material contamination. You are the Supreme Personality of Godhead, and You can offer me anything I want, including liberation. But who is such a fool that after pleasing You he would ask from You something which might cause entanglement in this material world? I do not think any sane man would ask such a benediction from You. I therefore surrender unto You because You are the Supreme Personality of Godhead, You are the Supersoul living in everyone’s heart, and You are the impersonal Brahman effulgence. Moreover, You are also this material world, because this material world is only the manifestation of Your external energy. Therefore, from any angle of vision, You are the supreme shelter for everyone. Whether on the material plane or the spiritual plane, everyone must take shelter under Your lotus feet. I therefore submit unto You, my Lord.</text:p>
      <text:p text:style-name="Standard"/>
      <text:p text:style-name="Standard">“For many, many births I have been suffering from the threefold miseries of this material existence, and I am now tired of it. I have been impelled only by my senses, and I was never satisfied. I therefore take shelter of Your lotus feet, which are the source of all peaceful life and which can eradicate all lamentation caused by material contamination. My dear Lord, You are the Supersoul of everyone, and You can understand everything. Now I am free from all contamination of material desire. I do not wish to enjoy this material world, nor do I wish to take advantage of merging into Your spiritual effulgence, nor do I wish to meditate upon Your localized aspect of Paramātmā, for I know that simply by taking shelter of You, I shall become completely peaceful and undisturbed.”</text:p>
      <text:p text:style-name="Standard"/>
      <text:p text:style-name="Standard">On hearing this statement by King Mucukunda, Lord Kṛṣṇa replied, “My dear king, I am very much pleased with your statement. You have been the king of all the lands on this planet, but I am surprised to find that your mind is now freed from all material contamination. You are now fit to execute devotional service. I am most pleased to see that although I offered you the opportunity to ask from Me any kind of benediction, you did not take advantage of asking for material benefits. I can understand that your mind is now fixed in Me, and it is not disturbed by any material quality.”</text:p>
      <text:p text:style-name="Standard"/>
      <text:p text:style-name="Standard">The material qualities are three, namely goodness, passion and ignorance. When one is placed into the mixed material qualities of passion and ignorance, various kinds of greed and lusty desires impel him to try to find comfort in this material world. When situated in the material quality of goodness, one tries to purify himself by performing various penances and austerities. When one <text:soft-page-break/>reaches the platform of a real brāhmaṇa, he aspires to merge into the existence of the Lord. But when one desires only to render service unto the lotus feet of the Lord, he is transcendental to all these three qualities. The pure Kṛṣṇa conscious person is therefore always free from all material qualities.</text:p>
      <text:p text:style-name="Standard"/>
      <text:p text:style-name="Standard">“My dear king,” Lord Kṛṣṇa continued, “I offered to give you any kind of benediction just to test how much you have advanced in devotional service. Now I can see that you are on the platform of the pure devotees, for your mind is not disturbed by any greedy or lusty desires of this material world. The yogīs who try to elevate themselves by controlling the senses and who meditate upon Me by practicing the breathing exercise of prāṇāyāma are not so thoroughly freed from material desires. It has been seen in several cases that as soon as there is allurement, such yogīs again come down to the material platform.”</text:p>
      <text:p text:style-name="Standard"/>
      <text:p text:style-name="Standard">The vivid example verifying this statement is Viśvāmitra Muni. Viśvāmitra Muni was a great yogī who practiced prāṇāyāma, a breathing exercise, but when he was visited by Menakā, a society woman of the heavenly planets, he lost all control and begot in her a daughter named Śakuntalā. But the pure devotee Haridāsa Ṭhākura was never disturbed, even when all such allurements were offered by a prostitute.</text:p>
      <text:p text:style-name="Standard"/>
      <text:p text:style-name="Standard">“My dear king,” Lord Kṛṣṇa continued, “I therefore give you the special benediction that you will always think of Me. Thus you will be able to traverse this material world freely, without being contaminated by the material qualities.” This statement by the Lord confirms that a person in true Kṛṣṇa consciousness, engaged in the transcendental loving service of the Lord under the direction of the spiritual master, is never subject to the contamination of material qualities.</text:p>
      <text:p text:style-name="Standard"/>
      <text:p text:style-name="Standard">“My dear king,” the Lord said, “because you are a kṣatriya, you have committed the offense of slaughtering animals, both in hunting and in political engagements. To become purified, just engage yourself in the practice of bhakti-yoga and always keep your mind absorbed in Me. Very soon you will be freed from all reactions to such sordid activities.” In this statement it appears that although kṣatriyas are allowed to kill animals in hunting, they are not freed from the resultant contamination of sinful reactions. Therefore, whether one is a kṣatriya, vaiśya or brāhmaṇa, one is recommended to take sannyāsa at the end of life, to engage himself completely in the service of the Lord and thus become freed from all sinful reactions of his past life.</text:p>
      <text:p text:style-name="Standard"/>
      <text:p text:style-name="Standard">The Lord then assured King Mucukunda, “In your next life you will take your birth as a first-class Vaiṣṇava, the best of brāhmaṇas, and in that life your only business will be to engage yourself in My transcendental service.” A Vaiṣṇava is a first-class brāhmaṇa because one who has not acquired the qualification of a bona fide brāhmaṇa cannot come to the platform of a Vaiṣṇava. When one becomes a Vaiṣṇava, he is completely engaged in welfare activities for all living entities. The highest welfare activity for living entities is the preaching of Kṛṣṇa consciousness. It is stated herein that those who are specifically favored by the Lord can become absolutely Kṛṣṇa conscious and be engaged in the work of preaching the Vaiṣṇava philosophy.</text:p>
      <text:p text:style-name="Standard"/>
      <text:p text:style-name="Standard">Thus ends the Bhaktivedanta purport of the fifty-first chapter of Kṛṣṇa, “The Deliverance of Mucukunda.”</text:p>
      <text:p text:style-name="Standard"/>
      <text:p text:style-name="P1"/>
      <text:p text:style-name="P1">CHAPTER 52</text:p>
      <text:p text:style-name="P1">Kṛṣṇa, the Raṇacora</text:p>
      <text:p text:style-name="P1"/>
      <text:p text:style-name="P1">When Mucukunda, the celebrated descendant of the Ikṣvāku dynasty, was favored by Lord Kṛṣṇa, he circumambulated the Lord within the cave and then came out. On coming out of the cave, <text:soft-page-break/>Mucukunda saw that the human species had surprisingly been reduced in stature to pygmy size. Similarly, the trees had also been far reduced in size, and Mucukunda could immediately understand that the current age was Kali-yuga. Therefore, without diverting his attention, he began to travel north. Eventually he reached the mountain known as Gandhamādana, where there were many trees, such as sandalwood and other flowering trees, whose fragrance made anyone who reached them joyful. He decided to remain in that Gandhamādana Mountain region to execute austerities and penances for the rest of his life. It appears that this place is situated in the northernmost part of the Himalayan Mountains, where the abode of Nara-Nārāyaṇa is situated. This place is still existing and is called Badarikāśrama. In Badarikāśrama he engaged himself in the worship of Lord Kṛṣṇa, tolerating all kinds of pains and pleasures and the other dualities of this material world. Lord Kṛṣṇa returned to the vicinity of Mathurā, where He fought with the soldiers of Kālayavana and killed them one after another. After this, He collected all the booty from the dead bodies, and under His direction it was loaded on bullock carts and brought back to Dvārakā.</text:p>
      <text:p text:style-name="P1"/>
      <text:p text:style-name="P1">Meanwhile, Jarāsandha again attacked Mathurā, this time with bigger divisions of soldiers, numbering twenty-three akṣauhiṇīs.</text:p>
      <text:p text:style-name="P1"/>
      <text:p text:style-name="P1">Lord Śrī Kṛṣṇa wanted to save Mathurā from the eighteenth attack of the great military divisions of King Jarāsandha. To prevent further killing of soldiers and to attend to other important business, Lord Kṛṣṇa left the battlefield without fighting. Actually He was not at all afraid, but He pretended to be an ordinary human being frightened by the immense quantity of soldiers and resources of Jarāsandha. Without any weapons Kṛṣṇa left the battlefield. Although His lotus feet were as soft as the petals of a lotus flower, He proceeded for a very long distance on foot.</text:p>
      <text:p text:style-name="P1"/>
      <text:p text:style-name="P1">This time, Jarāsandha thought that Kṛṣṇa and Balarāma were very much afraid of his military strength and were fleeing the battlefield. He followed Them with all his chariots, horses and infantry. He thought Kṛṣṇa and Balarāma to be ordinary human beings, and he was trying to measure the activities of the Lord. Due to this pastime Kṛṣṇa is known as Raṇacora, which means “one who has left the battlefield.” In India, especially in Gujarat, there are many temples of Kṛṣṇa known as temples of Raṇacorajī. Ordinarily, if a king leaves the battlefield without fighting he is called a coward, but when Kṛṣṇa enacts this pastime, leaving the battlefield without fighting, He is worshiped by the devotees. A demon always tries to measure the opulence of Kṛṣṇa, whereas a devotee never tries to measure His strength and opulence but always surrenders unto Him and worships Him. By following in the footsteps of pure devotees, we can know that Kṛṣṇa, the Raṇacorajī, left the battlefield not because He was afraid but because He had some other purpose. The purpose, as it will be revealed, was to attend to a confidential letter sent by Rukmiṇī, His future first wife. Kṛṣṇa’s leaving the battlefield is a display of one of His six opulences. Kṛṣṇa is the supreme powerful, the supreme wealthy, the supreme famous, the supreme wise and the supreme beautiful; similarly, He is the supreme renouncer. Śrīmad-Bhāgavatam clearly states that He left the battlefield in spite of having ample military strength. Even without His militia, He alone would have been sufficient to defeat the army of Jarāsandha, as He had done seventeen times before. Therefore, His leaving the battlefield is an example of His supermost opulence, renunciation.</text:p>
      <text:p text:style-name="P1"/>
      <text:p text:style-name="P1">After traversing a very long distance, the brothers pretended to become tired. To mitigate Their weariness, They climbed up a mountain many miles above sea level. This mountain was called Pravarṣaṇa due to constant rain, for the peak was always covered with clouds sent by Indra. Jarāsandha took it for granted that the two brothers were afraid of his military power and had hidden Themselves at the top of the mountain. First he tried to find Them, searching for a long time, but when he failed he decided to trap and kill Them by setting fires around the peak. He therefore surrounded the peak with firewood and set it ablaze. As the fire spread more and more, Kṛṣṇa and Balarāma jumped from the top of the mountain down to the ground – a distance of eighty-eight miles. Thus, while the peak was burning up, Kṛṣṇa and Balarāma escaped, unseen by Jarāsandha or <text:soft-page-break/>his men. Jarāsandha concluded that the two brothers had burned to ashes and that there was no need of further fighting. Thinking himself successful in his efforts, he left the city of Mathurā and returned to his home in the kingdom of Magadha. Gradually Kṛṣṇa and Balarāma reached the city of Dvārakā, which was surrounded by the sea.</text:p>
      <text:p text:style-name="P1"/>
      <text:p text:style-name="P1">Following this, Śrī Balarāma married Revatī, daughter of King Raivata, ruler of Ānarta Province. This is explained in the Ninth Canto of Śrīmad-Bhāgavatam. After the marriage of Baladeva, Kṛṣṇa married Rukmiṇī. Rukmiṇī was the daughter of King Bhīṣmaka, ruler of the province known as Vidarbha. Just as Kṛṣṇa is the Supreme Personality of Godhead, Vāsudeva, Rukmiṇī is the supreme goddess of fortune, Mahā-Lakṣmī. According to the authority of the Caitanya-caritāmṛta, the expansion of Kṛṣṇa and that of Śrīmatī Rādhārāṇī are simultaneous: Kṛṣṇa expands Himself into various viṣṇu-tattva forms, and Śrīmatī Rādhārāṇī expands Herself into various śakti-tattva forms, by Her internal potency, as multiforms of the goddess of fortune.</text:p>
      <text:p text:style-name="P1"/>
      <text:p text:style-name="P1">According to Vedic convention, there are eight kinds of marriage. In the first-class marriage system, the parents of the bride and bridegroom arrange the marriage date. Then, in royal style, the bridegroom goes to the house of the bride, and in the presence of brāhmaṇas, priests and relatives, the bride is given in charity to the bridegroom. Besides this, there are other systems, such as the gāndharva and rākṣasa marriages. Kṛṣṇa married Rukmiṇī according to the rākṣasa system, kidnapping her in the presence of His many rivals, like Śiśupāla, Jarāsandha and Śālva. While Rukmiṇī was being given in charity to Śiśupāla, Kṛṣṇa snatched her from the marriage arena exactly as Garuḍa snatched a pot of nectar from the demigods. Rukmiṇī, the only daughter of King Bhīṣmaka, was exquisitely beautiful. She was known as Rucirānanā, which means “one who has a beautiful face expanded like a lotus flower.”</text:p>
      <text:p text:style-name="P1"/>
      <text:p text:style-name="P1">Devotees of Kṛṣṇa are always eager to hear about the transcendental activities of the Lord. His activities of fighting, kidnapping and running away from the battlefield are all transcendental, being on the absolute platform, and devotees take a transcendental interest in hearing of them. The pure devotee does not make the distinction that some activities of the Lord should be heard and others avoided. There is, however, a class of so-called devotees known as prākṛta-sahajiyās who are very interested in hearing about Kṛṣṇa’s rāsa-līlā with the gopīs but not about His fighting with His enemies. They do not know that His bellicose activities and His friendly activities with the gopīs are equally transcendental, being on the absolute platform. All the transcendental pastimes of Kṛṣṇa described in Śrīmad-Bhāgavatam are relished by pure devotees through submissive aural reception. They do not reject even a drop.</text:p>
      <text:p text:style-name="P1"/>
      <text:p text:style-name="P1">The story of Kṛṣṇa’s marriage with Rukmiṇī is described as follows. The King of Vidarbha, Mahārāja Bhīṣmaka, was very qualified and devoted. He had five sons and only one daughter. The first son was known as Rukmī; the second, Rukmaratha; the third, Rukmabāhu; the fourth, Rukmakeśa; and the fifth, Rukmamālī. The brothers had one young sister, Rukmiṇī. She was beautiful and chaste and was meant to be married to Lord Kṛṣṇa. Many saintly persons and sages like Nārada Muni used to visit the palace of King Bhīṣmaka. Naturally Rukmiṇī had a chance to talk with them, and in this way she obtained information about Kṛṣṇa. She was informed about the six opulences of Kṛṣṇa, and simply by hearing about Him she desired to surrender herself to His lotus feet and become His wife. Kṛṣṇa had also heard of Rukmiṇī. She was the reservoir of all transcendental qualities: intelligence, auspicious physical features, liberal-mindedness, exquisite beauty and righteous behavior. Kṛṣṇa therefore decided that she was fit to be His wife. All of the relatives of King Bhīṣmaka decided that Rukmiṇī should be given in marriage to Kṛṣṇa. But her elder brother Rukmī, despite the desire of the others, arranged for her marriage with Śiśupāla, a determined enemy of Kṛṣṇa. When the black-eyed, beautiful Rukmiṇī heard of the settlement, she immediately became very morose. However, being a king’s daughter, she understood political diplomacy and decided that there was no use in simply being morose. Some steps should be taken <text:soft-page-break/>immediately. After some deliberation, she decided to send a message to Kṛṣṇa, and so that she might not be deceived, she selected a qualified brāhmaṇa as her messenger. Such a qualified brāhmaṇa is always truthful and is a devotee of Viṣṇu. Without delay, she sent the brāhmaṇa to Dvārakā.</text:p>
      <text:p text:style-name="P1"/>
      <text:p text:style-name="P1">Reaching the gate of Dvārakā, the brāhmaṇa informed the doorkeeper of his arrival, and the doorkeeper led him to the place where Kṛṣṇa was sitting on a golden throne. Since the brāhmaṇa had the opportunity to be Rukmiṇī’s messenger, he was fortunate enough to see the Supreme Personality of Godhead Kṛṣṇa, the original cause of all causes. A brāhmaṇa is the spiritual teacher of all the social divisions. Lord Śrī Kṛṣṇa, in order to teach everyone the Vedic etiquette of how to respect a brāhmaṇa, immediately got up and offered him His throne. When the brāhmaṇa was seated on the golden throne, Lord Śrī Kṛṣṇa began to worship him exactly as the demigods worship Kṛṣṇa. In this way, He taught everyone that worshiping His devotee is more valuable than worshiping Him.</text:p>
      <text:p text:style-name="P1"/>
      <text:p text:style-name="P1">In due time, the brāhmaṇa took his bath, accepted his meals and lay down to rest on a bedstead completely bedecked with soft silk. As he was resting, Lord Śrī Kṛṣṇa silently approached and, with great respect, put the brāhmaṇa’s legs on His lap and began to massage them. In this way, Kṛṣṇa appeared before the brāhmaṇa and said, “My dear brāhmaṇa, I hope that you are executing the religious principles without difficulty and that your mind is always peaceful.” Different classes of people in the social system are engaged in various professions, and when one inquires as to the well-being of a particular person, he should do so on the basis of that person’s occupation. Therefore, when one inquires as to the welfare of a brāhmaṇa, the questions should be worded according to his condition of life so as not to disturb him. A peaceful mind is the basis for becoming truthful, clean, equipoised, self-controlled and tolerant. Thus by attaining knowledge and knowing its practical application in life, one becomes convinced about the Absolute Truth. The brāhmaṇa knew Kṛṣṇa to be the Supreme Personality of Godhead, and still he accepted the respectful service of the Lord on the grounds of Vedic social convention. Lord Śrī Kṛṣṇa was playing just like a human being. Because He belonged to the kṣatriya division of the social system and was a young boy, it was His duty to show respect to such a brāhmaṇa.</text:p>
      <text:p text:style-name="P1"/>
      <text:p text:style-name="P1">Lord Kṛṣṇa continued: “O best of all the brāhmaṇas, you should always remain satisfied, for if a brāhmaṇa is always self-satisfied he will not deviate from his prescribed duties; and simply by sticking to one’s prescribed duties, everyone, especially a brāhmaṇa, can attain the highest perfection of all desires. Even if a person is as opulent as the king of heaven, Indra, if he is not satisfied he inevitably has to transmigrate from one planet to another. Such a person can never be happy under any circumstances; but if one’s mind is satisfied, even if he is bereft of all possessions, he can be happy living anywhere.”</text:p>
      <text:p text:style-name="P1"/>
      <text:p text:style-name="P1">This instruction by Kṛṣṇa to the brāhmaṇa is very significant. The purport is that a true brāhmaṇa should not be disturbed in any situation. In this modern age, Kali-yuga, the so-called brāhmaṇas have accepted the abominable position of śūdras or less and still want to pass as qualified brāhmaṇas. Actually, a qualified brāhmaṇa always sticks to his own duties and never accepts those of a śūdra or of one less than a śūdra. It is advised in the authorized scriptures that a brāhmaṇa may, under awkward circumstances, accept the profession of a kṣatriya or even a vaiśya, but never is he to accept the profession of a śūdra. Lord Kṛṣṇa declared that a brāhmaṇa will never be disturbed by any adverse conditions if he scrupulously sticks to his religious principles. In conclusion, Lord Śrī Kṛṣṇa said, “I offer My respectful obeisances to the brāhmaṇas and Vaiṣṇavas, for the brāhmaṇas are always self-satisfied and the Vaiṣṇavas are always engaged in actual welfare activities for human society. They are the best friends of the people in general; they are free from false egoism and are always in a peaceful condition of mind.”</text:p>
      <text:p text:style-name="P1"/>
      <text:p text:style-name="P1"><text:soft-page-break/>Lord Kṛṣṇa then desired to know about the rulers (kṣatriyas) in the brāhmaṇa’s kingdom, so He inquired whether the citizens of the kingdom were all happy. A king’s qualification is judged by the temperament of the people in the kingdom. If they are happy in all respects, it is to be understood that the king is honest and is executing his duties rightly. Kṛṣṇa said that the king in whose kingdom the citizens are happy is very dear to Him. Of course, Kṛṣṇa could understand that the brāhmaṇa had come with a confidential message; therefore He said, “If you have no objection, I give you liberty to speak about your mission.”</text:p>
      <text:p text:style-name="P1"/>
      <text:p text:style-name="P1">Thus, being very much satisfied by these transcendental pastimes with the Lord, the brāhmaṇa narrated the whole story of his mission in coming to see Kṛṣṇa. He got out the letter Rukmiṇī had written to Kṛṣṇa and said, “These are the words of Princess Rukmiṇī: ‘My dear Kṛṣṇa, O infallible and most beautiful one, any human being who happens to hear about Your transcendental form and pastimes immediately absorbs through his ears Your name, fame and qualities; thus all his material pangs subside, and he fixes Your form in his heart. Through such transcendental love for You, he always sees You within himself; and by this process all his desires are fulfilled. Similarly, I have heard of Your transcendental qualities. I may be shameless in expressing myself directly, but You have captivated me and taken my heart. You may doubt my steadiness of character, since how could an unmarried young girl like me approach You without any shame? But my dear Mukunda, You are the supreme lion among human beings, the supreme person among persons. Any girl, though not yet having left her home, or even any woman of the highest chastity, would desire to marry You, being captivated by Your unprecedented character, knowledge, opulence and position. I know that You are the husband of the goddess of fortune and are very kind toward Your devotees; therefore I have decided to become Your eternal maidservant. My dear Lord, I dedicate my life and soul unto Your lotus feet. I have selected Your Lordship as my husband, and I therefore request You to accept me as Your wife. You are the supreme powerful, O lotus-eyed one. Now I belong to You. If that which is enjoyable for the lion to eat is taken away by the jackal, it will be a ludicrous affair; therefore I request You to immediately take care of me before I am taken away by Śiśupāla and other princes like him. My dear Lord, in my previous life I may have done public welfare work like digging wells and planting trees, or pious activities such as performing ritualistic ceremonies and sacrifices and serving superiors like the spiritual master, brāhmaṇas and Vaiṣṇavas. By these activities, perhaps I have pleased the Supreme Personality of Godhead, Nārāyaṇa. If this be so, then I wish that You, Lord Kṛṣṇa, the brother of Lord Balarāma, please come here and catch hold of my hand so that I shall not be touched by Śiśupāla and his company.’”</text:p>
      <text:p text:style-name="P1"/>
      <text:p text:style-name="P1">Rukmiṇī’s marriage with Śiśupāla was already settled; therefore she suggested that Kṛṣṇa kidnap her so that this might be changed. This sort of marriage, in which the girl is kidnapped by force, is known as rākṣasa and is practiced among kṣatriyas, or men with an administrative, martial spirit. Because her marriage was already arranged to take place the next day, Rukmiṇī suggested that Kṛṣṇa come there incognito to kidnap her and then fight with Śiśupāla and his allies like the king of Magadha. Knowing that no one could conquer Kṛṣṇa, who would certainly emerge victorious, she addressed Him as Ajita, “the unconquerable Lord.”</text:p>
      <text:p text:style-name="P1"/>
      <text:p text:style-name="P1">Rukmiṇī told Kṛṣṇa not to be concerned that the fighting would take place within the palace and that many of her family members, including other women, might thus be wounded or even killed. As the king of a country thinks of diplomatic ways to achieve his object, Rukmiṇī, being the daughter of a king, was diplomatic in suggesting how this unnecessary and undesirable killing could be avoided. She explained that it was the custom of her family to visit the temple of Goddess Durgā, their family deity, before a marriage. (The kṣatriya kings were mostly staunch Vaiṣṇavas, worshiping Lord Viṣṇu in either the Rādhā-Kṛṣṇa or Lakṣmī-Nārāyaṇa form; still, for their material welfare they used to worship Goddess Durgā. They never made the mistake, however, of accepting the demigods as the Supreme Lord on the level of viṣṇu-tattva, as do some less intelligent men.) To <text:soft-page-break/>avoid the unnecessary killing of her relatives, Rukmiṇī suggested that it would be easiest for Him to kidnap her while she was either going from the palace to the temple or else returning home.</text:p>
      <text:p text:style-name="P1"/>
      <text:p text:style-name="P1">She also explained to Kṛṣṇa why she was anxious to marry Him, even though her marriage was to take place with Śiśupāla, who was also qualified, being the son of a great king. Rukmiṇī said that she did not think anyone was greater than Kṛṣṇa, not even Lord Śiva, who is known as Mahādeva, the greatest of all demigods. Lord Śiva also seeks the pleasure of Lord Kṛṣṇa in order to be delivered from his entanglement in the quality of ignorance within the material world. Although Lord Śiva is the greatest of all great souls, mahātmās, he keeps on his head the purifying water of the Ganges, which emanates from a hole in this material universe made by the toe of Lord Viṣṇu. Lord Śiva is in charge of the material quality of ignorance, and to keep himself in a transcendental position he always meditates on Lord Viṣṇu, or Kṛṣṇa, and always tries to purify himself with the water of the Ganges. Therefore Rukmiṇī knew very well that obtaining the favor of Kṛṣṇa was not easy. Since even Lord Śiva must purify himself for this purpose, surely it would be difficult for Rukmiṇī, who was only the daughter of a kṣatriya king. Thus she desired to dedicate her life to observing severe austerities and penances, such as fasting and going without bodily comforts. If it were not possible in this lifetime to gain Kṛṣṇa’s favor by these activities, she was prepared to die from such austerities and to undergo similar difficulties lifetime after lifetime. In the Bhagavad-gītā it is said that pure devotees of the Lord execute devotional service with great determination. Such determination, as exhibited by Rukmiṇī-devī, is the only price for purchasing Kṛṣṇa’s favor. One should be strongly determined in Kṛṣṇa consciousness, and that is the way to ultimate success.</text:p>
      <text:p text:style-name="P1"/>
      <text:p text:style-name="P1">After relaying Rukmiṇī-devī’s statement to Kṛṣṇa, the brāhmaṇa said, “My dear Kṛṣṇa, chief of the Yadu dynasty, I have brought this confidential message for You from Rukmiṇī; now it is placed before You for Your consideration. After due deliberation, You may act as You please, but if You want to do something, You must do it immediately. There is not much time left for action.”</text:p>
      <text:p text:style-name="P1"/>
      <text:p text:style-name="P1">Thus ends the Bhaktivedanta purport of the fifty-second chapter of Kṛṣṇa, “Kṛṣṇa, the Raṇacora.”</text:p>
      <text:p text:style-name="P1"/>
      <text:p text:style-name="P1"/>
      <text:p text:style-name="P1">CHAPTER 53</text:p>
      <text:p text:style-name="P1">Kṛṣṇa Kidnaps Rukmiṇī</text:p>
      <text:p text:style-name="P1"/>
      <text:p text:style-name="P1">After hearing Rukmiṇī’s statement, Lord Kṛṣṇa was very much pleased. He immediately shook hands with the brāhmaṇa and said, “My dear brāhmaṇa, I am very glad to hear that Rukmiṇī is eager to marry Me, since I am also eager to get her hand. My mind is always absorbed in thoughts of the daughter of Bhīṣmaka, and sometimes I cannot sleep at night because I am thinking of her. I can understand that the marriage of Rukmiṇī with Śiśupāla has been arranged by her elder brother in a spirit of animosity toward Me; so I am determined to give a good lesson to all of these princes. Just as one extracts and uses fire after manipulating ordinary wood, after dealing with these demoniac princes I shall bring forth Rukmiṇī, like fire, from their midst.”</text:p>
      <text:p text:style-name="P1"/>
      <text:p text:style-name="P1">Kṛṣṇa, upon being informed of the specific date of Rukmiṇī’s marriage, was anxious to leave immediately. He asked His driver, Dāruka, to harness the horses for His chariot and prepare to go to the kingdom of Vidarbha. After hearing this order, the driver brought Kṛṣṇa’s four special horses. The names and descriptions of these horses are mentioned in the Padma Purāṇa. The first one, Śaibya, was greenish; the second, Sugrīva, was grayish like ice; the third, Meghapuṣpa, was the color of a new cloud; and the last, Balāhaka, was of ashen color. When the horses were yoked and the chariot was ready to go, Kṛṣṇa helped the brāhmaṇa up and gave him a seat by His side. Immediately they started from Dvārakā and within one night arrived at the province of Vidarbha. The kingdom of Dvārakā is situated in the western part of India, and Vidarbha is situated in the northern part. They are separated by a distance of not less than one thousand miles, but the horses <text:soft-page-break/>were so fast that they reached their destination, a town called Kuṇḍina, within one night or, at most, twelve hours.</text:p>
      <text:p text:style-name="P1"/>
      <text:p text:style-name="P1">King Bhīṣmaka was not enthusiastic about handing his daughter over to Śiśupāla, but he was obliged to accept the marriage settlement due to his affectionate attachment for his eldest son, who had negotiated it. As a matter of duty, the king was decorating the city for the marriage ceremony and acting in great earnestness to make it very successful. Water was sprinkled all over the streets, and the city was cleansed very nicely. Since India is situated in the tropical zone, the atmosphere is always dry. Dust always accumulates on the streets and roads, so they must be sprinkled with water at least once a day, and in big cities like Calcutta twice a day. The roads of Kuṇḍina were arrayed with colored flags and festoons, and gates were constructed at particular crossings. The whole city was decorated very nicely. The beauty of the city was enhanced by the inhabitants, both men and women, who were dressed in fresh, washed clothes and decorated with sandalwood pulp, pearl necklaces and flower garlands. Incense burned everywhere, and fragrances like aguru scented the air. Priests and brāhmaṇas were sumptuously fed and, according to ritualistic ceremony, were given sufficient wealth and cows in charity. In this way, they were engaged in chanting Vedic hymns. The king’s daughter, Rukmiṇī, was exquisitely beautiful. She was very clean and had beautiful teeth. The auspicious sacred thread was tied on her wrist. She was given various types of jewelry to wear and long silken cloth to cover the upper and lower parts of her body. Learned priests gave her protection by chanting mantras from the Sāma Veda, Ṛg Veda and Yajur Veda. Then they chanted mantras from the Atharva Veda and offered oblations in the fire to pacify the influence of different stars.</text:p>
      <text:p text:style-name="P1"/>
      <text:p text:style-name="P1">King Bhīṣmaka was experienced in dealing with brāhmaṇas and priests when such ceremonies were held. He specifically honored the brāhmaṇas by giving them large quantities of gold and silver, grain mixed with molasses, and cows decorated with cloth and ornaments. Damaghoṣa, Śiśupāla’s father, executed all kinds of ritualistic performances to invoke good fortune for his son. Śiśupāla’s father was known as Damaghoṣa due to his superior ability to cut down unregulated citizens. Dama means curbing down, and ghoṣa means famous; so he was famous for controlling the citizens. Damaghoṣa thought that if Kṛṣṇa came to disturb the marriage ceremony, he would certainly cut Him down with his military power. Therefore, after performing the various auspicious ceremonies, Damaghoṣa gathered his military divisions. He took many elephants garlanded with golden necklaces, and many similarly decorated chariots and horses. It appeared that Damaghoṣa, along with his son and other companions, was going to Kuṇḍina not exactly to get Śiśupāla married but mainly to fight.</text:p>
      <text:p text:style-name="P1"/>
      <text:p text:style-name="P1">When King Bhīṣmaka learned that Damaghoṣa and his party were arriving, he left the city to receive them. Outside the city gate were many gardens where guests were welcome to stay. In the Vedic system of marriage, the bride’s father receives the large party of the bridegroom and accommodates them in a suitable place for two or three days until the marriage ceremony is performed. The party led by Damaghoṣa contained thousands of men, among whom the prominent kings and personalities were Jarāsandha, Dantavakra, Vidūratha and Pauṇḍraka. It was an open secret that Rukmiṇī was meant to be married to Kṛṣṇa but that her elder brother Rukmī had arranged her marriage to Śiśupāla. There was also some whispering about a rumor that Rukmiṇī had sent a messenger to Kṛṣṇa; therefore the soldiers suspected that Kṛṣṇa might cause a disturbance by attempting to kidnap Rukmiṇī. Even though they were not without fear, they were all prepared to give Kṛṣṇa a good fight to prevent the girl from being taken away. Śrī Balarāma received the news that Kṛṣṇa had left for Kuṇḍina accompanied only by a brāhmaṇa and that Śiśupāla was there with a large number of soldiers. Balarāma suspected that they would attack Kṛṣṇa, and thus out of great affection for His brother He took strong military divisions of chariots, infantry, horses and elephants and went to the precincts of Kuṇḍina.</text:p>
      <text:p text:style-name="P1"/>
      <text:p text:style-name="P1"><text:soft-page-break/>Meanwhile, inside the palace, Rukmiṇī was expecting Kṛṣṇa to arrive, but when neither He nor the brāhmaṇa who took her message appeared, she was full of anxiety and began to think how unfortunate she was. “There is only one night between today and my marriage day, and still neither the brāhmaṇa nor Śyāmasundara has returned. I cannot ascertain any reason for this.” Having little hope, she thought that perhaps Kṛṣṇa had found reason to become dissatisfied and had rejected her fair proposal. As a result, the brāhmaṇa might have become disappointed and not come back. Although she was thinking of various causes for the delay, she expected them both at any moment.</text:p>
      <text:p text:style-name="P1"/>
      <text:p text:style-name="P1">Rukmiṇī further thought that demigods such as Lord Brahmā, Lord Śiva and Goddess Durgā might have been displeased. It is generally said that the demigods become angry when not properly worshiped. For instance, when Indra found that the inhabitants of Vṛndāvana were not worshiping him (Kṛṣṇa having stopped the Indra-yajña), he became angry and wanted to chastise them. Thus Rukmiṇī thought that since she did not worship Lord Śiva or Lord Brahmā very much, they might have become angry and tried to frustrate her plan. Similarly she thought that Goddess Durgā, the wife of Lord Śiva, might have taken the side of her husband. Lord Śiva is known as Rudra, and his wife is known as Rudrāṇī. Rudrāṇī and Rudra refer to those who are accustomed to putting others in distress to cry forever. Rukmiṇī was thinking of Goddess Durgā as Girijā, the daughter of the Himalayan Mountains. The Himalayan Mountains are very cold and hard, and she thought of Goddess Durgā as hardhearted and cold. In her anxiety to see Kṛṣṇa, Rukmiṇī, who was after all still a child, thought this way about the different demigods. The gopīs worshiped Goddess Kātyāyanī to get Kṛṣṇa as their husband; similarly Rukmiṇī was thinking of the various types of demigods not for material benefit but in respect to Kṛṣṇa. Praying to the demigods to achieve the favor of Kṛṣṇa is not irregular, and Rukmiṇī was fully absorbed in thoughts of Kṛṣṇa.</text:p>
      <text:p text:style-name="P1"/>
      <text:p text:style-name="P1">Even though she pacified herself by thinking that the time for Govinda to arrive had not yet expired, Rukmiṇī felt that she was hoping against hope. Not expressing her mind to anyone, she simply shed tears, unobserved by others, and when her tears became more forceful, she closed her eyes in helplessness. While Rukmiṇī was in such deep thought, auspicious symptoms appeared in different parts of her body. Trembling began to occur in her left eyelid, arm and thigh. When trembling occurs in these parts of the body, it is an auspicious sign indicating that something lucrative can be expected.</text:p>
      <text:p text:style-name="P1"/>
      <text:p text:style-name="P1">Just then, Rukmiṇī, full of anxiety, saw the brāhmaṇa messenger. Kṛṣṇa, being the Supersoul of all living beings, could understand Rukmiṇī’s anxiety; therefore He sent the brāhmaṇa inside the palace to let her know that He had arrived. When Rukmiṇī saw the brāhmaṇa, she could understand the auspicious trembling of her body and immediately became elated. She smiled and inquired whether Kṛṣṇa had already come. The brāhmaṇa replied that the son of the Yadu dynasty, Śrī Kṛṣṇa, had arrived; he further encouraged her by saying that Kṛṣṇa had promised to carry her away without fail. Rukmiṇī was so elated by the brāhmaṇa’s message that she wanted to give him in charity everything she possessed. However, finding nothing suitable for presentation, she simply offered him her respectful obeisances. The significance of offering respectful obeisances to a superior is that the one offering obeisances is obliged to the respected person. In other words, Rukmiṇī implied that she would remain ever grateful to the brāhmaṇa. Anyone who gets the favor of the goddess of fortune, as did this brāhmaṇa, is without a doubt always happy in material opulence.</text:p>
      <text:p text:style-name="P1"/>
      <text:p text:style-name="P1">When King Bhīṣmaka heard that Kṛṣṇa and Balarāma had come, he invited Them to see the marriage ceremony of his daughter. Immediately he arranged to receive Them, along with Their soldiers, in a suitable garden house. As was the Vedic custom, the king offered Kṛṣṇa and Balarāma honey and fresh, washed garments. He was hospitable not only to Kṛṣṇa, Balarāma and kings such as Jarāsandha but also to many other kings and princes according to their personal strength, age and material possessions. Out of curiosity and eagerness, the people of Kuṇḍina assembled before Kṛṣṇa and Balarāma to drink the nectar of Their beauty. With tearful eyes, they offered Kṛṣṇa and <text:soft-page-break/>Balarāma their silent respects. They were very much pleased, considering Lord Kṛṣṇa the suitable match for Rukmiṇī. They were so eager to unite Kṛṣṇa and Rukmiṇī that they prayed to the Personality of Godhead, “Our dear Lord, if we have performed any pious activities with which You are satisfied, kindly be merciful upon us and accept the hand of Rukmiṇī.” It appears that Rukmiṇī was a very popular princess, and all the citizens, out of intense love for her, prayed for her best fortune. In the meantime, Rukmiṇī, being very nicely dressed and protected by bodyguards, came out of the palace to visit the temple of Ambikā, Goddess Durgā.</text:p>
      <text:p text:style-name="P1"/>
      <text:p text:style-name="P1">Deity worship in the temple has been in existence since the beginning of Vedic culture. There is a class of men described in the Bhagavad-gītā as veda-vāda-rata: they believe only in the Vedic ritualistic ceremonies but not in temple worship. Such foolish people may here take note that although this marriage of Kṛṣṇa and Rukmiṇī took place more than five thousand years ago, there were arrangements for temple worship. In the Bhagavad-gītā the Lord says, yānti deva-vratā devān: “The worshipers of the demigods attain the abodes of the demigods.” There were many people who worshiped the demigods and many who directly worshiped the Supreme Personality of Godhead. The system of demigod worship was directed mainly to Lord Brahmā, Lord Śiva, Lord Gaṇeśa, the sun god and Goddess Durgā. Lord Śiva and Goddess Durgā were worshiped even by the royal families; other, minor demigods were worshiped by silly, lower-class people. As far as the brāhmaṇas and Vaiṣṇavas are concerned, they simply worship Lord Viṣṇu, the Supreme Personality of Godhead. In the Bhagavad-gītā the worship of demigods is condemned but not forbidden; there it is clearly stated that less intelligent men worship the demigods for material benefit. On the other hand, even though Rukmiṇī was the goddess of fortune, she went to the temple of Goddess Durgā because the family deity was worshiped there. In Śrīmad-Bhāgavatam it is stated that as Rukmiṇī proceeded toward the temple of Goddess Durgā, within her heart she always thought of the lotus feet of Kṛṣṇa. Therefore when Rukmiṇī went to the temple it was not with the intention of an ordinary person, who goes to beg for material benefits; her only goal was Kṛṣṇa.</text:p>
      <text:p text:style-name="P1"/>
      <text:p text:style-name="P1">As Rukmiṇī proceeded toward the temple, she was silent and grave. Her mother and her girlfriends were by her side, and the wife of a brāhmaṇa was in the center; surrounding her were royal bodyguards. (This custom of a would-be bride’s going to the temple of a demigod is still practiced in India.) As the procession continued, various musical sounds were heard. Conch shells, drums such as paṇavas, and bugles of different sizes, such as tūryas and bherīs, combined to make a sound which was not only auspicious but very sweet to hear. Thousands of wives of respectable brāhmaṇas were present, all dressed very nicely with suitable ornaments. They presented Rukmiṇī with flower garlands, sandalwood pulp and a variety of colorful garments to assist her in worshiping Lord Śiva and Goddess Durgā. Some of these ladies were very old and knew perfectly well how to chant prayers to Goddess Durgā and Lord Śiva; so, followed by Rukmiṇī and others, they led these prayers before the deity.</text:p>
      <text:p text:style-name="P1"/>
      <text:p text:style-name="P1">Rukmiṇī offered her prayers to the deity by saying, “My dear Goddess Durgā, I offer my respectful obeisances unto you as well as to your children.” Goddess Durgā has four famous children: two daughters – the goddess of fortune, Lakṣmī, and the goddess of learning, Sarasvatī – and two sons, Lord Gaṇeśa and Lord Kārttikeya. They are all considered to be demigods and goddesses. Since Goddess Durgā is always worshiped with her famous children, Rukmiṇī specifically offered her respectful obeisances to the deity in that way; however, her prayers were special. Ordinary people pray to Goddess Durgā for material wealth, fame, profit, strength and so on; Rukmiṇī, however, desired to have Kṛṣṇa for her husband and therefore prayed that the deity be pleased with her and bless her with that benediction. Since she desired only Kṛṣṇa, her worship of the demigods is not condemned. While Rukmiṇī was praying, she presented a variety of items before the deity, chief of which were water, different kinds of flames, incense, garments, garlands and various foods prepared with ghee, such as purīs and kachaurīs. She also offered fruits, sugarcane, betel nuts and spices. With great devotion, Rukmiṇī offered them to the deity according to the regulative principles, <text:soft-page-break/>directed by the old brāhmaṇa ladies. After this ritualistic ceremony, the ladies offered the remnants of the food to Rukmiṇī as prasādam, which she accepted with great respect. Then Rukmiṇī offered her obeisances to the ladies and to Goddess Durgā. After the business of deity worship was finished, Rukmiṇī caught hold of the hand of one of her girlfriends in her own hand, which was decorated with a jeweled ring, and left the temple in the company of the others.</text:p>
      <text:p text:style-name="P1"/>
      <text:p text:style-name="P1">All the princes and visitors who came to Kuṇḍina for the marriage had assembled outside the temple to see Rukmiṇī. The princes were especially eager to see her because they all actually thought that they would have Rukmiṇī as their wife. Struck with wonder upon seeing Rukmiṇī, they thought she was especially manufactured by the Creator to bewilder all the great chivalrous princes. Her body was well constructed, the middle portion being thin. Her high hips were adorned with a jeweled locket, she had pink lips, and the beauty of her face was enhanced by her slightly scattered hair and by different kinds of earrings. The bodily luster and beauty of Rukmiṇī appeared as if painted by an artist perfectly presenting beauty following the descriptions of great poets. Rukmiṇī’s breasts are described as being somewhat high, indicating that she was just a youth not more than thirteen or fourteen years old. Her beauty was specifically intended to attract the attention of Kṛṣṇa. Although the princes gazed upon her beautiful features, she was not at all proud. Her eyes moved restlessly, and when she smiled very simply, like an innocent girl, her teeth appeared just like jasmine buds. Expecting Kṛṣṇa to take her away at any moment, she proceeded slowly toward her home. Her legs moved just like a full-grown swan, and her ankle bells tinkled mildly.</text:p>
      <text:p text:style-name="P1"/>
      <text:p text:style-name="P1">The chivalrous princes assembled there were so overwhelmed by Rukmiṇī’s beauty that they became almost unconscious and fell from their horses and elephants. Full of lust, they hopelessly desired Rukmiṇī’s hand, comparing their own beauty to hers. Śrīmatī Rukmiṇī, however, was not interested in any of them; in her heart she was simply expecting Kṛṣṇa to come and carry her away. As she was adjusting the ornaments on a finger of her left hand, she happened to look upon the princes and suddenly saw that Kṛṣṇa was present amongst them. Although Rukmiṇī had never before seen Kṛṣṇa, she was always thinking of Him; thus she had no difficulty recognizing Him amongst the princely order. Kṛṣṇa, unconcerned with the other princes, immediately took the opportunity to place Rukmiṇī on His chariot, marked by a flag bearing an image of Garuḍa. He then proceeded slowly, without fear, taking Rukmiṇī away exactly as a lion takes a deer from the midst of jackals. Meanwhile, Balarāma appeared on the scene with the soldiers of the Yadu dynasty.</text:p>
      <text:p text:style-name="P1"/>
      <text:p text:style-name="P1">Jarāsandha, who had many times experienced defeat by Kṛṣṇa, roared, “How is this? Kṛṣṇa is taking Rukmiṇī away from us without opposition! What is the use of our being chivalrous fighters with arrows? My dear princes, just look! We are losing our reputation. He is just like a jackal taking booty from a lion.”</text:p>
      <text:p text:style-name="P1"/>
      <text:p text:style-name="P1">Thus ends the Bhaktivedanta purport of the fifty-third chapter of Kṛṣṇa, “Kṛṣṇa Kidnaps Rukmiṇī.”</text:p>
      <text:p text:style-name="P1"/>
      <text:p text:style-name="P1"/>
      <text:p text:style-name="P1">CHAPTER 54</text:p>
      <text:p text:style-name="P1">Kṛṣṇa Defeats All the Princes and Takes Rukmiṇī Home to Dvārakā</text:p>
      <text:p text:style-name="P1"/>
      <text:p text:style-name="P1">Jarāsandha and all the other princes were very angry at Kṛṣṇa for having kidnapped Rukmiṇī. Struck by Rukmiṇī’s beauty, they had fallen from the backs of their horses and elephants, but now they began to stand up and properly arm themselves. Picking up their bows and arrows, they began to chase Kṛṣṇa on their chariots, horses and elephants. To check their progress, the soldiers of the Yadu dynasty turned and faced them. Thus terrible fighting began between the two belligerent groups. The princes opposing Kṛṣṇa, who were led by Jarāsandha and were all expert in fighting, shot their arrows at the Yadu soldiers just as a cloud splashes the face of a mountain with torrents of <text:soft-page-break/>rain. Gathered on the face of a mountain, a cloud does not move very much, and therefore the force of rain is much more severe on a mountain than anywhere else.</text:p>
      <text:p text:style-name="P1"/>
      <text:p text:style-name="P1">The opposing princes were determined to defeat Kṛṣṇa and recapture Rukmiṇī from His custody, and they fought with Him as severely as possible. Rukmiṇī, seated by the side of Kṛṣṇa, saw arrows raining from the opposing party onto the faces of the Yadu soldiers. In a fearful attitude, she looked upon Kṛṣṇa’s face, expressing her gratefulness that He had taken such a great risk for her sake only. Her eyes moving, she appeared sorry, and Kṛṣṇa, who could immediately understand her mind, encouraged her with these words: “My dear Rukmiṇī, don’t worry. Please rest assured that the soldiers of the Yadu dynasty will kill all the opposing soldiers without delay.”</text:p>
      <text:p text:style-name="P1"/>
      <text:p text:style-name="P1">As Kṛṣṇa was speaking with Rukmiṇī, the commanders of the Yadu dynasty’s soldiers, headed by Lord Balarāma, who is also known as Saṅkarṣaṇa, as well as by Gada, not tolerating the defiant attitude of the opposing soldiers, began to strike their horses, elephants and chariots with arrows. As the fighting progressed, the princes and soldiers of the enemy began to fall from their horses, elephants and chariots. Within a short time, millions of severed heads, decorated with helmets and earrings, had fallen on the battlefield. The soldiers’ hands were severed along with their bows and arrows and clubs; arms were piled upon arms, thighs upon thighs, and horses upon horses. Similarly, other animals, such as camels, elephants and asses, as well as infantry soldiers, all fell with severed heads.</text:p>
      <text:p text:style-name="P1"/>
      <text:p text:style-name="P1">When the enemy, headed by Jarāsandha, found that they were gradually being defeated by the soldiers of Kṛṣṇa, they thought it unwise to risk losing their armies in the battle for the sake of Śiśupāla. Śiśupāla himself should have fought to rescue Rukmiṇī from the hands of Kṛṣṇa, but when the soldiers saw that Śiśupāla was not competent to fight with Kṛṣṇa, they decided not to lose their armies unnecessarily; therefore they ceased fighting and dispersed.</text:p>
      <text:p text:style-name="P1"/>
      <text:p text:style-name="P1">Some of the princes, as a matter of etiquette, appeared before Śiśupāla. They saw that Śiśupāla was discouraged, like one who has lost his wife. His face appeared dried up, he had lost all his energy, and all the luster of his body had disappeared. They addressed Śiśupāla thus: “Our dear Śiśupāla, don’t be discouraged in this way. You belong to the royal order and are the chief amongst the fighters. There is no question of distress or happiness for a person like you because neither of these conditions is everlasting. Take courage. Don’t be disappointed by this temporary reversal. After all, we are not the final actors; as puppets dance in the hands of a magician, we are all dancing by the will of the Supreme, and according to His plan alone we suffer distress or enjoy happiness. We should therefore be equipoised in all circumstances.”</text:p>
      <text:p text:style-name="P1"/>
      <text:p text:style-name="P1">Although in the beginning the princes had been full of hope for success in their heroic action, after their defeat they could only try to encourage Śiśupāla with flattering words. Thus Śiśupāla, instead of marrying Rukmiṇī, had to be satisfied with the flattering words of his friends, and he returned home in disappointment. The kings who had come to assist him, also disappointed, then returned to their respective kingdoms.</text:p>
      <text:p text:style-name="P1"/>
      <text:p text:style-name="P1">The whole catastrophe of the defeat was due to the envious nature of Rukmiṇī’s elder brother Rukmī. Having seen his sister forcibly taken away by Kṛṣṇa after he had planned to marry her to Śiśupāla, Rukmī was frustrated. So after Śiśupāla, his friend and intended brother-in-law, returned home, Rukmī, very much agitated, was determined to teach Kṛṣṇa a lesson personally. He called for his own soldiers – a military phalanx consisting of several thousand elephants, horses, chariots and infantry – and equipped with this military strength, he began to follow Kṛṣṇa to Dvārakā. To show his prestige, Rukmī promised all the returning kings, “You could not help Śiśupāla marry my sister, Rukmiṇī, but I cannot allow Rukmiṇī to be taken away by Kṛṣṇa. I shall teach Him a lesson. Now I am going to follow Him.” He presented himself as a big commander and vowed before all the <text:soft-page-break/>princes, “Unless I kill Kṛṣṇa in the fight and bring back my sister from His clutches, I shall not return to my capital city, Kuṇḍina. I make this vow before you all, and you will see that I shall fulfill it.” After thus vibrating all these boasting words, Rukmī immediately got on his chariot and told his chariot driver to pursue Kṛṣṇa. He said, “I want to fight with Him immediately. This cowherd boy has become proud of His tricky way of fighting with kṣatriyas, but today I shall teach Him a good lesson. Because He had the impudence to kidnap my sister, I, with my sharp arrows, shall teach Him very good lessons indeed.” Thus this unintelligent man, Rukmī, ignorant of the extent of the strength and activities of the Supreme Personality of Godhead, voiced his impudent threats.</text:p>
      <text:p text:style-name="P1"/>
      <text:p text:style-name="P1">In great stupidity, he soon stood before Kṛṣṇa, telling Him repeatedly, “Stop for a minute and fight with me!” After saying this he drew his bow and directly shot three forceful arrows against Kṛṣṇa’s body. Then he condemned Kṛṣṇa as the most abominable descendant of the Yadu dynasty and asked Him to stand before him for a minute so that he could teach Him a good lesson. “You are carrying away my sister just like a crow stealing clarified butter meant for use in a sacrifice. You are proud of Your military strength, but You cannot fight according to regulative principles. You have stolen my sister; now I shall relieve You of Your false prestige. You can keep my sister in Your possession only until I beat You to the ground for good with my arrows.”</text:p>
      <text:p text:style-name="P1"/>
      <text:p text:style-name="P1">Lord Kṛṣṇa, after hearing all these crazy words from Rukmī, immediately shot an arrow and severed the string of Rukmī’s bow, making him unable to use another arrow. Rukmī immediately took another bow and shot another five arrows at Kṛṣṇa. Being attacked for the second time, Kṛṣṇa again severed Rukmī’s bowstring. Rukmī took a third bow, and Kṛṣṇa again cut its string. This time, to teach Rukmī a lesson, Kṛṣṇa shot six arrows at him and then shot another eight arrows, killing four horses with four arrows, killing the chariot driver with another arrow, and chopping off the upper portion of Rukmī’s chariot, including the flag, with the remaining three arrows.</text:p>
      <text:p text:style-name="P1"/>
      <text:p text:style-name="P1">Rukmī, having run out of arrows, took assistance from swords, shields, tridents, lances and similar weapons used for fighting hand to hand, but Kṛṣṇa immediately broke them all in the same way. Being repeatedly baffled in his attempts, Rukmī took his sword and ran swiftly toward Kṛṣṇa, just as a fly proceeds toward a fire. But as soon as Rukmī reached Kṛṣṇa, Kṛṣṇa cut his weapon to pieces. This time Kṛṣṇa took out His sharp sword and was about to kill him immediately, but Rukmī’s sister, Rukmiṇī, understanding that this time Kṛṣṇa would not excuse her brother, fell down at Kṛṣṇa’s lotus feet and in a very grievous tone, trembling with great fear, began to plead with her husband.</text:p>
      <text:p text:style-name="P1"/>
      <text:p text:style-name="P1">Rukmiṇī first addressed Kṛṣṇa as Yogeśvara. Yogeśvara means “one who is possessed of inconceivable opulence and energy.” Kṛṣṇa possesses inconceivable opulence and energy, whereas Rukmiṇī’s brother had only limited military potency. Kṛṣṇa is immeasurable, whereas her brother was measured in every step of his life. Therefore, Rukmī was not comparable even to an insignificant insect before the unlimited power of Kṛṣṇa. She also addressed Kṛṣṇa as the God of the gods. There are many powerful demigods, such as Lord Brahmā, Lord Śiva, Indra, Candra and Varuṇa, but Kṛṣṇa is the Lord of all these gods, whereas Rukmiṇī’s brother was not only an ordinary human being but in fact the lowest of all because he had no understanding of Kṛṣṇa. In other words, a human being who has no conception of the actual position of Kṛṣṇa is the lowest in human society. Then Rukmiṇī addressed Kṛṣṇa as Mahābhuja, which means “one with unlimited strength.” She also addressed Kṛṣṇa as Jagatpati, the master of the whole cosmic manifestation. In comparison, her brother was only an ordinary prince.</text:p>
      <text:p text:style-name="P1"/>
      <text:p text:style-name="P1">In this way, Rukmiṇī compared the position of Rukmī with that of Kṛṣṇa and very feelingly pleaded with her husband not to kill her brother just at the auspicious time of her being united with Kṛṣṇa, but to excuse him. In other words, she displayed her real position as a woman. She was happy to get <text:soft-page-break/>Kṛṣṇa as her husband at the moment when her marriage to another was to be performed, but she did not want it to be at the loss of her elder brother, who, after all, loved his young sister and wanted to hand her over to one who, according to his own calculations, was a better man. While Rukmiṇī was praying to Kṛṣṇa for the life of her brother, her whole body trembled, and because of her anxiety, her face appeared to dry up and her throat became choked, and due to her trembling, the ornaments on her body loosened and fell scattered on the ground. In this manner, when Rukmiṇī was very much perturbed, she fell down on the ground, and Lord Kṛṣṇa immediately became compassionate and agreed not to kill the foolish Rukmī. But, at the same time, He wanted to give him some light punishment, so He tied him up with a piece of cloth and snipped at his mustache, beard and hair, keeping some spots here and there.</text:p>
      <text:p text:style-name="P1"/>
      <text:p text:style-name="P1">While Kṛṣṇa was dealing with Rukmī in this way, the soldiers of the Yadu dynasty, commanded by Balarāma Himself, broke the whole strength of Rukmī’s army just as an elephant in a pond discards the feeble stem of a lotus flower. In other words, as an elephant breaks the whole construction of a lotus flower while bathing in a reservoir of water, the military strength of the Yadus broke up Rukmī’s forces.</text:p>
      <text:p text:style-name="P1"/>
      <text:p text:style-name="P1">When the commanders of the Yadu dynasty came back to see Kṛṣṇa, they were all surprised to see the condition of Rukmī. Lord Balarāma became especially compassionate toward His sister-in-law, who was newly married to His brother. To please Rukmiṇī, Balarāma personally untied Rukmī, and to further please her, Balarāma, as the elder brother of Kṛṣṇa, spoke some words of chastisement. “Kṛṣṇa, Your action is not at all satisfactory,” He said. “This is an abomination very much contrary to Our family tradition! To cut someone’s hair and shave his mustache and beard is almost comparable to killing him. Whatever Rukmī might have been, he is now Our brother-in-law, a relative of Our family, and You should not have put him in such a condition.”</text:p>
      <text:p text:style-name="P1"/>
      <text:p text:style-name="P1">After this, to pacify Rukmiṇī, Lord Balarāma said to her, “You should not be sorry that your brother has been made odd-looking. Everyone suffers or enjoys the results of his own actions.” Lord Balarāma wanted to impress upon Rukmiṇī that she should not be sorry for the consequences her brother suffered due to his actions. There was no need of being too affectionate toward such a brother.</text:p>
      <text:p text:style-name="P1"/>
      <text:p text:style-name="P1">Lord Balarāma again turned toward Kṛṣṇa and said, “My dear Kṛṣṇa, a relative, even though he commits such a blunder and deserves to be killed, should be excused. For when such a relative is conscious of his own fault, that consciousness itself is like death. Therefore, there is no need to kill him.”</text:p>
      <text:p text:style-name="P1"/>
      <text:p text:style-name="P1">Balarāma again turned toward Rukmiṇī and informed her that the current duty of the kṣatriya in human society is so fixed that, according to the principles of fighting, one’s own brother may become an enemy. Then a kṣatriya does not hesitate to kill his own brother. In other words, Lord Balarāma wanted to instruct Rukmiṇī that Rukmī and Kṛṣṇa were right in not showing mercy to each other in the fighting, despite the family consideration that they happened to be brothers-in-law. Śrī Balarāma informed Rukmiṇī that kṣatriyas are typical emblems of the materialistic way of life; they become puffed up whenever there is a question of material acquisition. Therefore, when there is a fight between two belligerent kṣatriyas for kingdom, land, wealth, women, prestige or power, they try to put one another into the most abominable condition. Balarāma instructed Rukmiṇī that her affection toward her brother Rukmī, who had created enmity with so many persons, was a perverse consideration befitting an ordinary materialist. Her brother’s character was not at all admirable, considering his treatment of his friends, and yet Rukmiṇī, like an ordinary woman, was affectionate toward him. He was not fit to be her brother, and still Rukmiṇī was lenient toward him.</text:p>
      <text:p text:style-name="P1"/>
      <text:p text:style-name="P1"><text:soft-page-break/>“Besides that,” Balarāma continued, “the consideration that a person is neutral or is one’s friend or enemy is generally made by persons in the bodily concept of life. Such foolish persons are bewildered by the illusory energy of the Supreme Lord. The spirit soul is of the same pure quality in any embodiment of matter, but those who are not sufficiently intelligent see only the bodily differences between animals and men, literates and illiterates, rich and poor, which cover the pure spirit soul. Such differences, observed merely on the basis of the body, are exactly like the differences between fires in terms of the various types of fuel they consume. Whatever the size and shape of the fuel, there is no such variety of size and shape in the fire which comes out. Similarly, in the sky there are no differences in size or shape.”</text:p>
      <text:p text:style-name="P1"/>
      <text:p text:style-name="P1">In this way Balarāma reconciled the situation by His moral and ethical instructions to Rukmiṇī and Kṛṣṇa. To Rukmiṇī He stated further, “This body is part of the material manifestation, consisting of the material elements, living conditions and interactions of the modes of material nature. The living entity, or spirit soul, being in contact with these, is transmigrating from one body to another due to illusory enjoyment, and that transmigration is known as material existence. This contact of the living entity with the material manifestation has neither integration nor disintegration. My dear chaste sister-in-law, the spirit soul is, of course, the cause of this material body, just as the sun is the cause of sunlight, eyesight and the forms of material manifestation.”</text:p>
      <text:p text:style-name="P1"/>
      <text:p text:style-name="P1">The example of the sunshine and the material manifestation is very appropriate in understanding the living entity’s contact with the material world. In the morning the sun rises, and the heat and light gradually expand throughout the whole day. The sun is the cause of all material shapes and forms, for it is due to the sun that integration and disintegration of material elements take place. But as soon as the sun sets, the whole manifestation is no longer connected to the sun, which has passed from one place to another. When the sun passes from the eastern to the western hemisphere, the results of the interactions due to the sunshine in the eastern hemisphere remain, but the sunshine itself is visible in the western hemisphere. Similarly, the living entity accepts or produces different bodies and different bodily relationships in a particular circumstance, but as soon as he gives up the present body and accepts another, he has nothing to do with the former body. Similarly, the living entity has nothing to do with the next body he accepts. He is always free from the contact of this bodily contamination. “Therefore,” continued Balarāma, “the appearance and disappearance of the body have nothing to do with the living entity, just as the waxing and waning of the moon have nothing to do with the moon.” When the moon waxes we falsely think that the moon is developing, and when it wanes we think the moon is decreasing. Factually, the moon, as it is, is always the same; it has nothing to do with such visible activities of waxing and waning.</text:p>
      <text:p text:style-name="P1"/>
      <text:p text:style-name="P1">Lord Balarāma continued: “One’s consciousness in material existence can be compared to sleeping and dreaming. When a man sleeps, he dreams of many nonfactual happenings, and as a result of dreaming he becomes subject to different kinds of distress and happiness. Similarly, when a person is in the dream of material consciousness, he suffers the effects of accepting a body and giving it up again in material existence. Opposite to this material consciousness is Kṛṣṇa consciousness. In other words, when a man is elevated to the platform of Kṛṣṇa consciousness, he becomes free from this false conception of life.”</text:p>
      <text:p text:style-name="P1"/>
      <text:p text:style-name="P1">In this way, Śrī Balarāma instructed Rukmiṇī in spiritual knowledge. He further addressed His sister-in-law thus: “Sweet, smiling Rukmiṇī, do not be aggrieved by false notions caused by ignorance. Only because of false notions does one become unhappy, but one can immediately remove this unhappiness by discussing the philosophy of actual life. Be happy on that platform only.”</text:p>
      <text:p text:style-name="P1"/>
      <text:p text:style-name="P1">After hearing such enlightening instructions from Śrī Balarāma, Rukmiṇī immediately became pacified and happy and adjusted her mind, which was very much afflicted by the degraded position <text:soft-page-break/>of her brother Rukmī. As far as Rukmī was concerned, his promise was not fulfilled, nor was his mission successful. He had come from home with his soldiers and military phalanx to defeat Kṛṣṇa and release his sister, but on the contrary he lost all his soldiers and military strength. He was personally degraded and very sorry, but by the grace of the Lord he could continue his life to its fixed destination. Because he was a kṣatriya, he could remember his promise that he would not return to his capital city, Kuṇḍina, without killing Kṛṣṇa and releasing his sister, which he had failed to do; therefore, he decided in anger not to return to his capital city, and he constructed a small cottage in the village known as Bhojakaṭa, where he resided for the rest of his life.</text:p>
      <text:p text:style-name="P1"/>
      <text:p text:style-name="P1">After defeating all the opposing elements and forcibly carrying away Rukmiṇī, Kṛṣṇa brought her to His capital city, Dvārakā, and then married her according to the Vedic ritualistic principles. After this marriage, Kṛṣṇa became the king of the Yadus at Dvārakā. On the occasion of His marriage with Rukmiṇī, all the inhabitants were happy, and in every house there were great ceremonies. The inhabitants of Dvārakā City were so much pleased that they dressed themselves with the nicest possible ornaments and garments and went to present gifts, according to their means, to the newly married couple, Kṛṣṇa and Rukmiṇī. All the houses of Yadupurī (Dvārakā) were decorated with flags, festoons and flowers. Each and every house had an extra gate specifically prepared for this occasion, and on both sides of the gate were big water jugs filled with water. The whole city was made fragrant by the burning of fine incense, and at night there was illumination from thousands of lamps, which decorated every building.</text:p>
      <text:p text:style-name="P1"/>
      <text:p text:style-name="P1">The entire city appeared jubilant on the occasion of Lord Kṛṣṇa’s marriage with Rukmiṇī. Everywhere in the city there were profuse decorations of banana trees and betel-nut trees. These two trees are considered very auspicious in happy ceremonies. At the same time there was an assembly of many elephants, who carried the respective kings of different friendly kingdoms. It is the habit of the elephant that whenever he sees some small plants and trees, out of his sportive and frivolous nature he uproots the trees and throws them hither and thither. The elephants assembled on this occasion also scattered the banana and betel-nut trees, but in spite of such intoxicated action, the whole city, with the trees thrown here and there, looked very nice.</text:p>
      <text:p text:style-name="P1"/>
      <text:p text:style-name="P1">The friendly kings of the Kurus and the Pāṇḍavas were represented by Bhīṣma, Dhṛtarāṣṭra, the five Pāṇḍava brothers, King Drupada, King Santardana and Rukmiṇī’s father, Bhīṣmaka. Because of Kṛṣṇa’s kidnapping Rukmiṇī, there was initially some misunderstanding between the two families, but Bhīṣmaka, king of Vidarbha, being approached by Śrī Balarāma and persuaded by many saintly persons, was induced to participate in the marriage ceremony of Kṛṣṇa and Rukmiṇī. Although the incident of the kidnapping was not a very happy occurrence in the kingdom of Vidarbha, kidnapping was not an unusual affair among kṣatriyas. Kidnapping was, in fact, current in almost all their marriages. Anyway, King Bhīṣmaka was from the very beginning inclined to hand over his beautiful daughter to Kṛṣṇa. In one way or another his purpose had been served, and so he was pleased to join the marriage ceremony, even though his eldest son was degraded in the fight. It is mentioned in the Padma Purāṇa that Mahārāja Nanda and the cowherd boys of Vṛndāvana joined the marriage ceremony. Kings from the kingdoms of Kuru, Sṛñjaya, Kekaya, Vidarbha and Kunti all came to Dvārakā on this occasion and met with one another very joyfully.</text:p>
      <text:p text:style-name="P1"/>
      <text:p text:style-name="P1">The story of Rukmiṇī’s being kidnapped by Kṛṣṇa was poeticized, and professional readers recited it everywhere. All the assembled kings and their daughters especially were struck with wonder and very much pleased upon hearing the chivalrous activities of Kṛṣṇa. In this way, all the visitors as well as the inhabitants of Dvārakā City were joyful to see Kṛṣṇa and Rukmiṇī together. In other words, the goddess of fortune was now united with the Supreme Lord, the maintainer of everyone, and thus all the people felt extremely jubilant.</text:p>
      <text:p text:style-name="P1"/>
      <text:p text:style-name="P1"><text:soft-page-break/>Thus ends the Bhaktivedanta purport of the fifty-fourth chapter of Kṛṣṇa, “Kṛṣṇa Defeats All the Princes and Takes Rukmiṇī Home to Dvārakā.”</text:p>
      <text:p text:style-name="P1"/>
      <text:p text:style-name="P1"/>
      <text:p text:style-name="P1"/>
      <text:p text:style-name="P1">CHAPTER 55</text:p>
      <text:p text:style-name="P1">Pradyumna Born to Kṛṣṇa and Rukmiṇī</text:p>
      <text:p text:style-name="P1"/>
      <text:p text:style-name="P1">It is said that Cupid, who is directly part and parcel of Lord Vāsudeva and who was formerly burned to ashes by the anger of Lord Śiva, took birth from the womb of Rukmiṇī, begotten by Kṛṣṇa. This is Kāmadeva, a demigod of the heavenly planets especially capable of inducing lusty desires. The Supreme Personality of Godhead, Kṛṣṇa, has many grades of parts and parcels, but the quadruple expansions of Kṛṣṇa – Vāsudeva, Saṅkarṣaṇa, Pradyumna and Aniruddha – are directly in the Viṣṇu category. Kāma, or the Cupid demigod, who later took his birth from the womb of Rukmiṇī, was also named Pradyumna, but he cannot be the Pradyumna of the Viṣṇu category. He belongs to the category of jīva-tattva, but for exhibiting special power in the category of demigods he was a part and parcel of the superprowess of Pradyumna. That is the verdict of the Gosvāmīs. Therefore, when Cupid was burned to ashes by the anger of Lord Śiva, he merged into the body of Vāsudeva, and to get his body again he was begotten in the womb of Rukmiṇī by Lord Kṛṣṇa Himself. Thus he was born as the son of Kṛṣṇa and celebrated by the name Pradyumna. Because he was begotten by Lord Kṛṣṇa directly, his qualities were most similar to those of Kṛṣṇa.</text:p>
      <text:p text:style-name="P1"/>
      <text:p text:style-name="P1">There was a demon of the name Śambara who was destined to be killed by Pradyumna. The Śambara demon knew of his destiny, and as soon as he learned that Pradyumna had been born, he took the shape of a woman and kidnapped the baby from the maternity home less than ten days after his birth. The demon took him and threw him directly into the sea. But, as it is said, “Whoever is protected by Kṛṣṇa, no one can kill, and whoever is destined to be killed by Kṛṣṇa, no one can protect.” When Pradyumna was thrown into the sea, a big fish immediately swallowed him. Later this fish was caught in the net of a fisherman, and the fish was later sold to the Śambara demon. In the kitchen of the demon was a maidservant whose name was Māyāvatī. This woman had formerly been the wife of Cupid, called Rati. When the fish was presented to the demon Śambara, it was taken charge of by his cook, who was to make it into a palatable fish preparation. Demons and Rākṣasas are accustomed to eating meat, fish and similar nonvegetarian foods. Demons like Rāvaṇa, Kaṁsa and Hiraṇyakaśipu, although born of brāhmaṇa and kṣatriya fathers, used to take meat and fish without discrimination. This practice is still prevalent in India, and those who eat meat and fish are generally called demons and Rākṣasas.</text:p>
      <text:p text:style-name="P1"/>
      <text:p text:style-name="P1">When the cook was cutting the fish, he found within its stomach a nice baby, which he immediately presented to the charge of Māyāvatī, who was an assistant in the kitchen affairs. This woman was surprised to see how such a nice baby could remain within the belly of a fish, and the situation perplexed her. The great sage Nārada then appeared and explained to her about the birth of Pradyumna and how the baby had been taken away by Śambara and later thrown into the sea. In this way the whole story was disclosed to Māyāvatī. Māyāvatī knew that she had previously been Rati, the wife of Cupid; after her husband was burned to ashes by the wrath of Lord Śiva, she was always expecting him to come back in a material form. This woman was engaged for cooking rice and dāl in the kitchen, but when she got this nice baby and understood that he was Cupid, her own husband, she naturally took charge of him and with great affection began to bathe him regularly. Miraculously, the baby swiftly grew up, and within a very short period he became a beautiful young man. His eyes were just like the petals of lotus flowers, and his arms were long, reaching down to his knees; any woman who happened to see him was captivated by his bodily beauty.</text:p>
      <text:p text:style-name="P1"/>
      <text:p text:style-name="P1"><text:soft-page-break/>Māyāvatī could understand that her former husband, Cupid, born as Pradyumna, had grown into such a nice young man, and she also gradually became captivated and lusty. Smiling before him with a feminine attractiveness, she expressed her desire for sexual union. He therefore inquired from her, “How is it possible that first you were affectionate like a mother and now you are expressing the symptoms of a lusty woman? What is the reason for such a change?” On hearing this statement from Pradyumna, the woman, Rati, replied, “My dear sir, you are the son of Lord Kṛṣṇa. Before you were ten days old, you were stolen by the Śambara demon and later thrown into the water and swallowed by a fish. In this way you have come under my care, but actually, in your former life as Cupid, I was your wife; therefore, my manifestation of conjugal symptoms is not at all incompatible. Śambara wanted to kill you, and he is endowed with various mystic powers. Therefore, before he again attempts to kill you, please kill him as soon as possible with your divine power. Since you were stolen by Śambara, your mother, Rukmiṇī-devī, has been in a very grievous condition, like a kurarī bird who has lost her babies. She is very affectionate toward you, and since you have been taken away from her, she has been living like a cow aggrieved over the loss of its calf.”</text:p>
      <text:p text:style-name="P1"/>
      <text:p text:style-name="P1">Māyāvatī had mystic knowledge of supernatural powers. Supernatural powers are generally known as māyā, and to surpass all such powers there is another supernatural power, called mahā-māyā. Māyāvatī had the knowledge of the mystic power of mahā-māyā, and she delivered to Pradyumna this specific energetic power in order to defeat the mystic powers of the Śambara demon. Thus being empowered by his wife, Pradyumna immediately went before Śambara and challenged him to fight. Pradyumna addressed him in very strong language, so that his temper would be agitated and he would be moved to fight. At Pradyumna’s words, the demon Śambara, being insulted, felt just as a snake feels after being struck by someone’s foot. A serpent cannot tolerate being kicked by another animal or by a man, and it immediately bites its opponent.</text:p>
      <text:p text:style-name="P1"/>
      <text:p text:style-name="P1">Śambara felt the words of Pradyumna as if they were a kick. He immediately took his club in his hand and appeared before Pradyumna to fight. Roaring like a thundering cloud, in great anger the demon began to beat Pradyumna with his club, just as a thunderbolt beats a mountain. Pradyumna protected himself with his own club and eventually struck the demon very severely. In this way, the fighting between Śambarāsura and Pradyumna began in earnest.</text:p>
      <text:p text:style-name="P1"/>
      <text:p text:style-name="P1">But Śambarāsura knew the art of mystic powers and could raise himself into the sky and fight from outer space. There is a demon of the name Maya, and Śambarāsura had learned many mystic powers from him. He thus raised himself high into the sky and threw various types of nuclear weapons at the body of Pradyumna. To combat the mystic powers of Śambarāsura, Pradyumna invoked another mystic power, known as mahāvidyā, which was different from the black mystic power. The mahāvidyā mystic power is based on the quality of goodness. Śambara, understanding that his enemy was formidable, took assistance from various kinds of demoniac mystic powers belonging to the Guhyakas, the Gandharvas, the Piśācas, the snakes and the Rākṣasas. But although the demon exhibited his mystic powers and took shelter of supernatural strength, Pradyumna was able to counteract his strength and powers by the superior power of mahāvidyā. When Śambarāsura was defeated in every respect, Pradyumna took his sharp sword and immediately cut off the demon’s head, which was decorated with a helmet and valuable jewels. When Pradyumna thus killed the demon, all the demigods in the higher planetary systems showered flowers on him.</text:p>
      <text:p text:style-name="P1"/>
      <text:p text:style-name="P1">Pradyumna’s wife, Māyāvatī, could travel in outer space, and therefore they directly reached Dvārakā, his father’s capital, by the airways. They passed above the palace of Lord Kṛṣṇa and came down as a cloud comes down with lightning. The inner section of a palace is known as the antaḥ-pura (private apartments). Pradyumna and Māyāvatī could see many women there, and they set down among them. When the women saw Pradyumna, dressed in yellowish garments, with very long arms, curling hair, beautiful reddish eyes, a smiling face, jewelry and ornaments, they at first <text:soft-page-break/>could not recognize him as a personality different from Kṛṣṇa. They all felt very bashful at the sudden presence of Kṛṣṇa and wanted to hide in a different corner of the palace.</text:p>
      <text:p text:style-name="P1"/>
      <text:p text:style-name="P1">When the women saw, however, that not all the characteristics of Lord Kṛṣṇa were present in the personality of Pradyumna, out of curiosity they came back to see him and his wife, Māyāvatī. All of them were conjecturing as to who he was, for he was so beautiful. Among the women was Rukmiṇī-devī, who was equally beautiful, with her lotuslike eyes. Seeing Pradyumna, she naturally remembered her own son, and milk began to flow from her breasts out of motherly affection. She then began to wonder, “Who is this beautiful young boy? He appears to be the most beautiful person. Who is the fortunate young woman able to conceive this nice boy in her womb and become his mother? And who is that young woman who has accompanied him? How have they met? Remembering my own son, who was stolen from the maternity home, I can only guess that if he is living somewhere, he might have grown by this time to be like this boy.” Simply by intuition, Rukmiṇī could understand that Pradyumna was her own lost son. She could also observe that Pradyumna resembled Lord Kṛṣṇa in every respect. She was struck with wonder as to how he had acquired all the characteristics of Lord Kṛṣṇa. She therefore began to think more confidently that the boy must be her own grown-up son because she felt so much affection for him, and, as an auspicious sign, her left arm was trembling.</text:p>
      <text:p text:style-name="P1"/>
      <text:p text:style-name="P1">At that very moment, Lord Kṛṣṇa, along with His father and mother, Devakī and Vasudeva, appeared on the scene. Kṛṣṇa, the Supreme Personality of Godhead, could understand everything, yet in that situation He remained silent. However, by the desire of Lord Śrī Kṛṣṇa, the great sage Nārada also appeared, and he disclosed all the incidents – how Pradyumna had been stolen from the maternity home and how he had grown up and had come there with his wife, Māyāvatī, who had formerly been Rati, the wife of Cupid. When everyone was informed of the mysterious disappearance of Pradyumna and how he had grown up, they were all struck with wonder because they had gotten back their dead son after they were almost hopeless of his return. When they understood that it was Pradyumna who was present, they received him with great delight. One after another, all the members of the family – Devakī, Vasudeva, Lord Śrī Kṛṣṇa, Lord Balarāma, Rukmiṇī and all the women of the family – embraced Pradyumna and his wife, Māyāvatī. When the news of Pradyumna’s return spread all over the city of Dvārakā, all the astonished citizens came with great eagerness to see the lost Pradyumna. “The dead son has come back,” they said. “What can be more pleasing than this?”</text:p>
      <text:p text:style-name="P1"/>
      <text:p text:style-name="P1">Śrīla Śukadeva Gosvāmī has explained that in the beginning all the ladies of the palace, who were all mothers and stepmothers of Pradyumna, mistook him to be Kṛṣṇa and were all bashful, infected by the desire for conjugal love. The explanation is that Pradyumna’s personal appearance was exactly like Kṛṣṇa’s, and he was factually Cupid himself. There was no cause for astonishment, therefore, when the mothers of Pradyumna and the other women mistook him in that way. It is clear from this statement that Pradyumna’s bodily characteristics were so similar to Kṛṣṇa’s that he was mistaken for Kṛṣṇa even by his mother.</text:p>
      <text:p text:style-name="P1"/>
      <text:p text:style-name="P1">Thus ends the Bhaktivedanta purport of the fifty-fifth chapter of Kṛṣṇa, “Pradyumna Born to Kṛṣṇa and Rukmiṇī.”</text:p>
      <text:p text:style-name="P1"/>
      <text:p text:style-name="P1"/>
      <text:p text:style-name="P1">CHAPTER 56</text:p>
      <text:p text:style-name="P1">The Story of the Syamantaka Jewel</text:p>
      <text:p text:style-name="P1"/>
      <text:p text:style-name="P1">There was a king of the name Satrājit within the jurisdiction of Dvārakā-dhāma. He was a great devotee of the sun god, who awarded him the benediction of a jewel known as Syamantaka. Because of this Syamantaka jewel, there was a misunderstanding between King Satrājit and the <text:soft-page-break/>Yadu dynasty. Later the matter was settled when Satrājit voluntarily offered Kṛṣṇa his daughter, Satyabhāmā, along with the Syamantaka jewel. Not only Satyabhāmā but also Jāmbavatī, the daughter of Jāmbavān, was married to Kṛṣṇa on account of the Syamantaka jewel. These two marriages took place before the appearance of Pradyumna, which was described in the last chapter. How King Satrājit offended the Yadu dynasty and how he later came to his senses and offered his daughter and the Syamantaka jewel to Kṛṣṇa are described as follows.</text:p>
      <text:p text:style-name="P1"/>
      <text:p text:style-name="P1">Since he was a great devotee of the sun god, King Satrājit gradually entered into a very friendly relationship with him. The sun god was pleased with him and delivered to him an exceptional jewel known as Syamantaka. When Satrājit wore this jewel in a locket around his neck, he appeared exactly like an imitation sun god. Putting on this jewel, he entered the city of Dvārakā, and people thought that the sun god had come into the city to see Kṛṣṇa. They knew that Kṛṣṇa, being the Supreme Personality of Godhead, was sometimes visited by the demigods, so while Satrājit was visiting the city of Dvārakā all the inhabitants except Kṛṣṇa took him to be the sun god himself. Although King Satrājit was known to everyone, he could not be recognized because of the dazzling effulgence of the Syamantaka jewel.</text:p>
      <text:p text:style-name="P1"/>
      <text:p text:style-name="P1">Mistaking Satrājit to be the sun god, some of the important citizens of Dvārakā immediately went to Kṛṣṇa to inform Him that the sun god had arrived to see Him. At that time, Kṛṣṇa was playing chess. One of the important residents of Dvārakā spoke thus: “My dear Lord Nārāyaṇa, You are the Supreme Personality of Godhead. In Your plenary portion as Nārāyaṇa, or Viṣṇu, You have four hands with different symbols – the conch shell, disc, club and lotus flower. You are actually the owner of everything, but in spite of Your being the Supreme Personality of Godhead, Nārāyaṇa, You descended in Vṛndāvana to act as the child of Yaśodāmātā, who sometimes used to tie You up with her ropes, and You are celebrated, therefore, by the name Dāmodara.”</text:p>
      <text:p text:style-name="P1"/>
      <text:p text:style-name="P1">That Lord Kṛṣṇa is the Supreme Personality of Godhead, Nārāyaṇa, as accepted by the citizens of Dvārakā, was later confirmed by the great Māyāvādī philosophical leader Śaṅkarācārya. By accepting the Lord as impersonal, he did not reject the Lord’s personal form. Everything which has form in this material world is subject to creation, maintenance and annihilation, but because the Supreme Personality of Godhead, Nārāyaṇa, does not have a material form subject to these limitations, Śaṅkarācārya, to convince the less intelligent men who take Kṛṣṇa to be an ordinary human being, said that God is impersonal. This impersonality means that He is not a person of this material condition. He is a transcendental personality without a material body.</text:p>
      <text:p text:style-name="P1"/>
      <text:p text:style-name="P1">The citizens of Dvārakā addressed Lord Kṛṣṇa not only as Dāmodara but also as Govinda, which indicates that Kṛṣṇa is very affectionate to the cows and calves; and just to refer to their intimate connection with Kṛṣṇa, they addressed Him as Yadunandana because He was born the son of Vasudeva in the Yadu dynasty. The citizens of Dvārakā concluded by addressing Kṛṣṇa as the supreme master of the whole universe. They addressed Kṛṣṇa in many different ways, proud of being citizens of Dvārakā who could see Kṛṣṇa daily.</text:p>
      <text:p text:style-name="P1"/>
      <text:p text:style-name="P1">When Satrājit was visiting the city of Dvārakā, the citizens felt great pride to think that although Kṛṣṇa was living in Dvārakā like an ordinary human being, the demigods were coming to see Him. Thus they informed Lord Kṛṣṇa that the sun god, with his glaring bodily effulgence, was coming to see Him. The citizens of Dvārakā confirmed that the sun god’s coming into Dvārakā was not very wonderful, because people all over the universe who were searching after the Supreme Personality of Godhead knew that He had appeared in the Yadu dynasty and was living in Dvārakā as one of the members of that family. Thus the citizens expressed their joy on this occasion. On hearing the statements of His citizens, the all-pervasive Personality of Godhead, Kṛṣṇa, simply smiled. Being pleased with the citizens of Dvārakā, Kṛṣṇa informed them that the person they described as the sun <text:soft-page-break/>god was actually King Satrājit, who had come to visit Dvārakā City to show his opulence in the form of the valuable jewel obtained from the sun god.</text:p>
      <text:p text:style-name="P1"/>
      <text:p text:style-name="P1">Satrājit, however, did not come to see Kṛṣṇa; he was instead overwhelmed by the Syamantaka jewel. He installed the jewel in a temple to be worshiped by brāhmaṇas he engaged for this purpose. This is an example of a less intelligent person worshiping a material thing. In the Bhagavad-gītā it is stated that less intelligent persons, in order to get immediate results from their fruitive activities, worship the demigods created within this universe. The word “materialist” means one concerned with gratification of the senses within this material world. Although Kṛṣṇa later asked for this Syamantaka jewel, King Satrājit did not deliver it; on the contrary, he installed the jewel for his own purposes of worship. And who would not worship that jewel? The Syamantaka jewel was so powerful that daily it produced a large quantity of gold. A quantity of gold is counted by a measurement called a bhāra. According to Vedic formulas, one bhāra is equal to about twenty-one pounds, and one mound equals about eighty-two pounds. The jewel was producing about 170 pounds of gold every day. Besides that, it is learned from the Vedic literature that in whatever part of the world this jewel was worshiped there was no possibility of famine, and wherever the jewel was present, there was no possibility of anything inauspicious, such as pestilence.</text:p>
      <text:p text:style-name="P1"/>
      <text:p text:style-name="P1">Lord Kṛṣṇa wanted to teach the world that the best of everything should be offered to the ruling chief of the country. King Ugrasena was the overlord of many dynasties and happened to be the grandfather of Kṛṣṇa, so Kṛṣṇa asked Satrājit to present the Syamantaka jewel to King Ugrasena. Kṛṣṇa pleaded that the best should be offered to the king. But Satrājit, being a worshiper of the demigods, had become too materialistic and, instead of accepting the request of Kṛṣṇa, thought it wiser to worship the jewel to get the 170 pounds of gold every day. Materialistic persons who can achieve such huge quantities of gold are not interested in Kṛṣṇa consciousness. Sometimes, therefore, to show special favor, Kṛṣṇa takes away one’s great accumulations of materialistic wealth and thus makes one a great devotee. But Satrājit refused to abide by the order of Kṛṣṇa and did not deliver the jewel.</text:p>
      <text:p text:style-name="P1"/>
      <text:p text:style-name="P1">After this incident, Satrājit’s younger brother, in order to display the opulence of the family, took the jewel, put it on his neck and rode on horseback into the forest, making a show of his material opulence. While Satrājit’s brother, who was known as Prasena, was moving here and there in the forest, a big lion attacked him, killed both him and the horse on which he was riding, and took away the jewel to his cave. News of this was received by the king of the bears, Jāmbavān, who then killed that lion in the cave and took away the jewel. Jāmbavān had been a great devotee of the Lord since the time of Lord Rāmacandra, so he did not take the valuable jewel as something he very much needed. He gave it to his young son to play with as a toy.</text:p>
      <text:p text:style-name="P1"/>
      <text:p text:style-name="P1">In the city, when Satrājit’s younger brother Prasena did not return from the forest with the jewel, Satrājit became very upset. He did not know that his brother had been killed by a lion and that the lion had been killed by Jāmbavān. He thought instead that because Kṛṣṇa wanted that jewel, which had not been delivered to Him, Kṛṣṇa might have therefore taken the jewel from Prasena by force and killed him. This idea grew into a rumor, which Satrājit spread in every part of Dvārakā.</text:p>
      <text:p text:style-name="P1"/>
      <text:p text:style-name="P1">The false rumor that Kṛṣṇa had killed Prasena and taken away the jewel spread everywhere like wildfire. Kṛṣṇa did not like to be defamed in that way, and therefore He decided that He would go to the forest and find the Syamantaka jewel. Taking with Him some of the important inhabitants of Dvārakā, Kṛṣṇa went to search out Prasena, the brother of Satrājit, and found him dead, killed by the lion. At the same time, Kṛṣṇa also found the lion killed by Jāmbavān, who is generally called Ṛkṣa. It was found that the lion had been killed by the hand of Ṛkṣa without the assistance of any weapon. Kṛṣṇa and the citizens of Dvārakā then found in the forest a great tunnel, said to be the path to Ṛkṣa’s house. Kṛṣṇa knew that the inhabitants of Dvārakā would be afraid to enter the <text:soft-page-break/>tunnel; therefore He asked them to remain outside, and He Himself entered the dark tunnel alone to find Ṛkṣa, Jāmbavān. After entering the tunnel, Kṛṣṇa saw that the valuable jewel known as Syamantaka had been given to the son of Ṛkṣa as a toy. To take the jewel from the child, Kṛṣṇa approached and stood before him. When the nurse taking care of Ṛkṣa’s child saw Kṛṣṇa standing before her, she was afraid, thinking He might take away the valuable Syamantaka jewel, and she cried out loudly in fear.</text:p>
      <text:p text:style-name="P1"/>
      <text:p text:style-name="P1">Hearing the nurse’s cries, Jāmbavān appeared on the scene in a very angry mood. Jāmbavān was actually a great devotee of Lord Kṛṣṇa, but because he was angry he could not recognize his master and thought Him to be an ordinary man. This brings to mind the statement of the Bhagavad-gītā in which the Lord advises Arjuna to get free from anger, greed and lust in order to rise to the spiritual platform. Lust, anger and greed run parallel in the heart and check one’s progress on the spiritual path.</text:p>
      <text:p text:style-name="P1"/>
      <text:p text:style-name="P1">Not recognizing his master, Jāmbavān challenged Him to fight. There was then a great fight between Kṛṣṇa and Jāmbavān, in which they fought like two opposing vultures. Whenever there is an eatable corpse the vultures fight heartily over the prey. Kṛṣṇa and Jāmbavān first of all fought with weapons, then with stones, then with big trees, then hand to hand, until at last they were hitting each other with their fists, their blows like the striking of thunderbolts. Each expected victory over the other, but the fighting continued for twenty-eight days, both in daytime and at night, without stopping.</text:p>
      <text:p text:style-name="P1"/>
      <text:p text:style-name="P1">Although Jāmbavān was the strongest living entity of that time, practically all the joints of his bodily limbs became slackened and his strength was reduced practically to nil, for he was struck constantly by the fists of Śrī Kṛṣṇa. Feeling very tired, with perspiration all over his body, Jāmbavān was astonished. Who was this opponent who was fighting so hard with him? Jāmbavān was quite aware of his own superhuman bodily strength, but when he felt tired from being struck by Kṛṣṇa, he could understand that Kṛṣṇa was no one else but his worshipable Lord, the Supreme Personality of Godhead. This incident has special significance for devotees. In the beginning, Jāmbavān could not understand Kṛṣṇa because his vision was obscured by material attachment. He was attached to his boy and to the greatly valuable Syamantaka jewel, which he did not want to spare for Kṛṣṇa. In fact, when Kṛṣṇa came there he was angry, thinking that Kṛṣṇa had come to take away the jewel. This is the material position: although one is very strong in body, that cannot help him understand Kṛṣṇa.</text:p>
      <text:p text:style-name="P1"/>
      <text:p text:style-name="P1">In a sporting attitude, Kṛṣṇa wanted to engage in a mock fight with His devotee. As we have experienced from the pages of Śrīmad-Bhāgavatam, the Supreme Personality of Godhead has all the propensities and instincts of a human being. Sometimes, in a sportive spirit, He wishes to fight to make a show of bodily strength, and when He so desires, He selects one of His suitable devotees to give Him that pleasure. Kṛṣṇa desired this pleasure of mock fighting with Jāmbavān. Although Jāmbavān was a devotee by nature, he did not know that his opponent was Kṛṣṇa while giving service to the Lord by his bodily strength. But as soon as Kṛṣṇa was pleased by the fighting, Jāmbavān immediately understood that his opponent was none other than the Supreme Lord Himself. The conclusion is that he could understand Kṛṣṇa by his service, for Kṛṣṇa is sometimes satisfied by fighting also.</text:p>
      <text:p text:style-name="P1"/>
      <text:p text:style-name="P1">Jāmbavān therefore said to the Lord, “My dear Lord, I can now understand who You are. You are the Supreme Personality of Godhead, Lord Viṣṇu, the source of everyone’s strength, wealth, reputation, beauty, wisdom and renunciation.” This statement is confirmed by the Vedānta-sūtra, wherein the Supreme Lord is declared to be the source of everything. Jāmbavān identified Lord Kṛṣṇa as the Supreme Personality, Lord Viṣṇu: “My dear Lord, You are the creator of the creators of the universal affairs.” This statement is very instructive to the ordinary man, who is amazed by the <text:soft-page-break/>activities of a person with an exceptional brain. The ordinary man is surprised to see the inventions of a great scientist, but the statement of Jāmbavān confirms that although a scientist may be a creator of many wonderful things, Kṛṣṇa is the creator of the scientist. He is the creator of not only one scientist but of millions and trillions, all over the universe. Jāmbavān said further, “Not only are You the creator of the creators, but You are also the creator of the material elements which the so-called creators manipulate.” Scientists utilize the physical elements or laws of material nature to do something wonderful, but actually such laws and elements are also the creation of Kṛṣṇa. This is actual scientific understanding. Less intelligent men do not try to understand who created the brain of the scientist; they are satisfied simply to see the wonderful creation or invention of the scientist.</text:p>
      <text:p text:style-name="P1"/>
      <text:p text:style-name="P1">Jāmbavān continued: “My dear Lord, the time factor, which combines all the physical elements, is also Your representative. You are the supreme time factor, in which all creation takes place, is maintained and is finally annihilated. And beyond the physical elements and the time factor, the persons who manipulate the ingredients and advantages of creation are part and parcel of You. The living entity is not, therefore, an independent creator. By studying all factors in the right perspective, one can see that You are the supreme controller and Lord of everything. My dear Lord, I can therefore understand that You are the same Supreme Personality of Godhead whom I worship as Lord Rāmacandra.</text:p>
      <text:p text:style-name="P1"/>
      <text:p text:style-name="P1">“My Lord Rāmacandra wanted to construct a bridge over the ocean, and I saw personally how the ocean became agitated simply by my Lord’s glancing over it. And when the whole ocean became agitated, living entities like the whales, alligators and timiṅgila fish all became perturbed. [The timiṅgila fish in the ocean can swallow big aquatics like whales in one gulp.] In this way the ocean was forced to give way and allow Rāmacandra to cross to the island known as Laṅkā. [This island is now said to be Ceylon. Lord Rāmacandra’s construction of a bridge over the ocean from Cape Comorin to Ceylon is still well known to everyone.] After the construction of the bridge, a fire was set all over the kingdom of Rāvaṇa. During the fighting with Rāvaṇa, every part of his limbs was slashed to pieces by Your sharp arrows, and his heads fell to the face of the earth. Now I can understand that You are none other than my Lord Rāmacandra. No one else has such immeasurable strength; no one else could defeat me in this way.”</text:p>
      <text:p text:style-name="P1"/>
      <text:p text:style-name="P1">Lord Kṛṣṇa was satisfied by the prayers and statements of Jāmbavān, and to mitigate Jāmbavān’s pain, He began to lightly rub the lotus palm of His hand all over Jāmbavān’s body. Thus Jāmbavān at once felt relieved from the fatigue of the great fight. Lord Kṛṣṇa then addressed him as King Jāmbavān because he, and not the lion, was actually the king of the forest, having killed a lion with his bare hands, without a weapon. Kṛṣṇa informed Jāmbavān that He had come to ask for the Syamantaka jewel because ever since it had been stolen His name had been defamed by the less intelligent. Kṛṣṇa plainly informed him that He had come there to ask for the jewel in order to be free from this defamation. Jāmbavān understood the whole situation, and to satisfy the Lord he immediately delivered not only the Syamantaka jewel but also his daughter Jāmbavatī, who was of marriageable age, and presented her to Lord Kṛṣṇa.</text:p>
      <text:p text:style-name="P1"/>
      <text:p text:style-name="P1">The episode of Jāmbavatī’s marriage with Lord Kṛṣṇa and the delivery of the jewel known as Syamantaka was finished within the mountain cave. Although the fighting between Kṛṣṇa and Jāmbavān went on for twenty-eight days, the inhabitants of Dvārakā waited outside the tunnel for twelve days, and after that they decided that something undesirable must have happened. They could not understand for certain what had actually happened, and being very sorry and tired they returned to the city of Dvārakā.</text:p>
      <text:p text:style-name="P1"/>
      <text:p text:style-name="P1">All the members of the family, namely Kṛṣṇa’s mother Devakī, His father Vasudeva, and His chief wife Rukmiṇī, along with all other friends, relatives and residents of the palace, were very sorry when the citizens returned home without Kṛṣṇa. Because of their natural affection for Kṛṣṇa, they <text:soft-page-break/>began to call Satrājit ill names, for he was the cause of Kṛṣṇa’s disappearance. They went to worship the goddess Candrabhāgā, praying for the return of Kṛṣṇa. The goddess was satisfied by the prayers of the citizens of Dvārakā, and she immediately offered them her benediction. Simultaneously, Kṛṣṇa appeared on the scene, accompanied by His new wife, Jāmbavatī, and all the inhabitants of Dvārakā and relatives of Kṛṣṇa became joyful. The inhabitants of Dvārakā were as joyful as someone receiving a dear relative back from the dead. They had concluded that Kṛṣṇa had been put into great difficulties due to the fighting; therefore, they had become almost hopeless of His return. But when they saw that Kṛṣṇa had actually returned, not alone but with a new wife, Jāmbavatī, they immediately performed a ceremony of celebration.</text:p>
      <text:p text:style-name="P1"/>
      <text:p text:style-name="P1">King Ugrasena then called for a meeting of all important kings and chiefs. He also invited Satrājit, and before the whole assembly Kṛṣṇa explained the incident of the recovery of the jewel from Jāmbavān. Kṛṣṇa wanted to return the valuable jewel to King Satrājit. Satrājit, however, was ashamed because he had unnecessarily defamed Kṛṣṇa. He accepted the jewel in his hand, but he remained silent, bending his head downwards, and without saying anything in the assembly of the kings and chiefs, he returned home with the jewel. Then he thought about how he could clear himself of the abominable act he had performed by defaming Kṛṣṇa. He was conscious that he had offended Kṛṣṇa very grievously and that he had to find a remedial measure so that Kṛṣṇa would again be pleased with him.</text:p>
      <text:p text:style-name="P1"/>
      <text:p text:style-name="P1">King Satrājit was eager to get relief from the anxiety he had foolishly created due to being attracted by a material thing, specifically the Syamantaka jewel. Truly afflicted by the offense he had committed against Kṛṣṇa, he sincerely wanted to rectify it. From within, Kṛṣṇa gave him good intelligence, and Satrājit decided to hand over to Kṛṣṇa both the jewel and his beautiful daughter, Satyabhāmā. There was no alternative for mitigating the situation, and therefore he arranged the marriage ceremony of Kṛṣṇa and his daughter. He gave in charity both the jewel and his daughter to the Supreme Personality of Godhead. Satyabhāmā was so beautiful and qualified that Satrājit, in spite of being asked for her hand by many princes, was waiting to find a suitable son-in-law. By the grace of Kṛṣṇa he decided to hand his daughter over to Him.</text:p>
      <text:p text:style-name="P1"/>
      <text:p text:style-name="P1">Lord Kṛṣṇa, being pleased with Satrājit, informed him that He did not have any need of the Syamantaka jewel. “It is better to let it remain in the temple as you have kept it,” He said, “and every one of us will derive benefit from the jewel. Because of the jewel’s presence in the city of Dvārakā, there will be no more famines or disturbances created by pestilence or excessive heat and cold.”</text:p>
      <text:p text:style-name="P1"/>
      <text:p text:style-name="P1">Thus ends the Bhaktivedanta purport of the fifty-sixth chapter of Kṛṣṇa, “The Story of the Syamantaka Jewel.”</text:p>
      <text:p text:style-name="P1"/>
      <text:p text:style-name="P1"/>
      <text:p text:style-name="P1">CHAPTER 57</text:p>
      <text:p text:style-name="P1">The Killing of Satrājit and Śatadhanvā</text:p>
      <text:p text:style-name="P1"/>
      <text:p text:style-name="P1">After Akrūra visited Hastināpura and reported the condition of the Pāṇḍavas to Kṛṣṇa, there were further developments. The Pāṇḍavas were transferred to a house which was made of lac and was later set ablaze, and everyone believed that the Pāṇḍavas, along with their mother Kuntī, had been killed. This information was also sent to Lord Kṛṣṇa and Balarāma. After consulting together, They decided to go to Hastināpura to show sympathy to Their relatives. Kṛṣṇa and Balarāma certainly knew that the Pāṇḍavas could not have been killed in the devastating fire, but in spite of this knowledge They wanted to go to Hastināpura to take part in the bereavement. On arriving in Hastināpura, Kṛṣṇa and Balarāma first went to see Bhīṣmadeva because he was the chief of the Kuru dynasty. They then saw Kṛpācārya, Vidura, Gāndhārī and Droṇa. Other members of the Kuru <text:soft-page-break/>dynasty were not sorry, because they wanted the Pāṇḍavas and their mother to be killed. But some family members, headed by Bhīṣma, were actually very sorry for the incident, and Kṛṣṇa and Balarāma expressed equal sorrow, without disclosing the actual situation.</text:p>
      <text:p text:style-name="P1"/>
      <text:p text:style-name="P1">When Kṛṣṇa and Balarāma were away from the city of Dvārakā, there was a conspiracy to take the Syamantaka jewel away from Satrājit. The chief conspirator was Śatadhanvā, who was among those who had wanted to marry Satyabhāmā, Satrājit’s beautiful daughter. Satrājit had promised that he would give his beautiful daughter in charity to various candidates, but later the decision was changed, and Satyabhāmā was given to Kṛṣṇa along with the Syamantaka jewel. Satrājit had no desire to give the jewel away with his daughter, and Kṛṣṇa, knowing his mentality, accepted his daughter but returned the jewel. After getting back the jewel from Kṛṣṇa, he was satisfied and kept it with him always. But in the absence of Kṛṣṇa and Balarāma there was a conspiracy by many men, including even Akrūra and Kṛtavarmā, who were devotees of Lord Kṛṣṇa, to take the jewel from Satrājit. Akrūra and Kṛtavarmā joined the conspiracy because they wanted the jewel for Kṛṣṇa. They knew that Kṛṣṇa wanted the jewel and that Satrājit had not delivered it properly. Others joined the conspiracy because they were disappointed in not having the hand of Satyabhāmā. Some of them incited Śatadhanvā to kill Satrājit and take away the jewel.</text:p>
      <text:p text:style-name="P1"/>
      <text:p text:style-name="P1">The question is generally raised, Why did a great devotee like Akrūra join this conspiracy? And why did Kṛtavarmā, although a devotee of the Lord, join the conspiracy also? The answer given by great authorities like Jīva Gosvāmī is that although Akrūra was a great devotee, he was cursed by the inhabitants of Vṛndāvana because of his taking Kṛṣṇa away from their midst. Because of wounding their feelings, Akrūra was forced to join the conspiracy declared by sinful men. Similarly, Kṛtavarmā was a devotee, but because of his intimate association with Kaṁsa, he was contaminated by sinful reactions, and he also joined the conspiracy.</text:p>
      <text:p text:style-name="P1"/>
      <text:p text:style-name="P1">Being inspired by all the members of the conspiracy, Śatadhanvā one night entered the house of Satrājit and killed him while he was sleeping. Śatadhanvā was a sinful man of abominable character, and although due to his sinful activities he was not to live for many days, he decided to kill Satrājit while Satrājit was sleeping at home. When he entered the house to kill Satrājit, all the women there cried very loudly, but in spite of their great protests, Śatadhanvā mercilessly butchered Satrājit without hesitation, exactly as a butcher kills an animal in the slaughterhouse. Since Kṛṣṇa was absent from home, His wife Satyabhāmā was present on the night Satrājit was murdered, and she began to cry, “My dear Father! My dear Father! How mercilessly you have been killed!” The dead body of Satrājit was not immediately removed for cremation because Satyabhāmā wanted to go to Kṛṣṇa in Hastināpura. Therefore the body was preserved in a tank of oil so that Kṛṣṇa could come back and see the dead body of Satrājit and take real action against Śatadhanvā. Satyabhāmā immediately started for Hastināpura to inform Kṛṣṇa about the ghastly death of her father.</text:p>
      <text:p text:style-name="P1"/>
      <text:p text:style-name="P1">When Kṛṣṇa was informed by Satyabhāmā of the murder of His father-in-law, He began to lament like an ordinary man. His great sorrow is, again, a strange thing. Lord Kṛṣṇa has nothing to do with action and reaction, but because He was playing the part of a human being, He expressed His full sympathy for the bereavement of Satyabhāmā, and His eyes filled with tears when He heard about the death of His father-in-law. He thus began to lament, “Oh, what unhappy incidents have taken place!” Then Kṛṣṇa and Balarāma, along with Satyabhāmā, immediately returned to Dvārakā and began to make plans to kill Śatadhanvā and take away the jewel. Although he was a great outlaw in the city, Śatadhanvā was still very much afraid of Kṛṣṇa’s power, and thus when Kṛṣṇa arrived he became most afraid.</text:p>
      <text:p text:style-name="P1"/>
      <text:p text:style-name="P1">Understanding Kṛṣṇa’s plan to kill him, he immediately went to take shelter of Kṛtavarmā. But Kṛtavarmā said, “I shall never be able to offend Lord Kṛṣṇa and Balarāma, for They are not ordinary persons. They are the Supreme Personality of Godhead. Who can be saved from death if he <text:soft-page-break/>has offended Balarāma and Kṛṣṇa? No one can be saved from Their wrath.” Kṛtavarmā further said that Kaṁsa, although powerful and assisted by many demons, could not be saved from Kṛṣṇa’s wrath, and what to speak of Jarāsandha, who had been defeated by Kṛṣṇa seventeen times and each time had to return from the fighting in disappointment.</text:p>
      <text:p text:style-name="P1"/>
      <text:p text:style-name="P1">When Śatadhanvā was refused help by Kṛtavarmā, he went to Akrūra and implored him to help. But Akrūra also replied, “Balarāma and Kṛṣṇa are Themselves the Supreme Personality of Godhead, and anyone who knows Their unlimited strength would never dare offend Them or fight with Them.” He further informed Śatadhanvā, “Kṛṣṇa and Balarāma are so powerful that simply by willing They create, maintain and dissolve the whole cosmic manifestation. Unfortunately, persons bewildered by the illusory energy cannot understand the strength of Kṛṣṇa, although the whole cosmic manifestation is fully under His control.” He cited, as an example, that Kṛṣṇa, even at the age of seven years, had lifted Govardhana Hill and had continued to hold up the mountain for seven days, exactly as a child carries a small umbrella. Akrūra plainly informed Śatadhanvā that he would always offer his most respectful obeisances to Kṛṣṇa, the Supersoul of everything created and the original cause of all causes. When Akrūra also refused to give him shelter, Śatadhanvā decided to deliver the Syamantaka jewel into the hands of Akrūra. Then, riding on a horse which could run at great speed and up to four hundred miles at a stretch, he fled the city.</text:p>
      <text:p text:style-name="P1"/>
      <text:p text:style-name="P1">When Kṛṣṇa and Balarāma were informed of the flight of Śatadhanvā, They mounted Their chariot, its flag marked by a picture of Garuḍa, and followed immediately. Kṛṣṇa was particularly angry with Śatadhanvā and wanted to kill him because he had killed Satrājit, a superior personality. Satrājit happened to be the father-in-law of Kṛṣṇa, and it is the injunction of the śāstras that one who is guru-druha, who has rebelled against a superior person, must be punished in proportion to the severity of the offense. Because Śatadhanvā had killed His father-in-law, Kṛṣṇa was determined to kill him by any means.</text:p>
      <text:p text:style-name="P1"/>
      <text:p text:style-name="P1">Śatadhanvā’s horse became exhausted and died near a garden house in Mithilā. Unable to take help of the horse, Śatadhanvā began to run with great speed. In order to be fair to Śatadhanvā, Kṛṣṇa and Balarāma also left Their chariot and began to follow Śatadhanvā on foot. While Śatadhanvā and Kṛṣṇa were running, Kṛṣṇa took His disc and cut off Śatadhanvā’s head. After Śatadhanvā was killed, Kṛṣṇa searched through his clothing for the Syamantaka jewel, but He could not find it. He then returned to Balarāma and said, “We have killed this person uselessly, for the jewel is not to be found on his body.” Śrī Balarāma suggested, “The jewel might have been kept in the custody of another man in Dvārakā, so You’d better return and search it out.” Śrī Balarāma expressed His desire to remain in Mithilā City for some days because He enjoyed an intimate friendship with the king. Therefore, Kṛṣṇa returned to Dvārakā, and Balarāma entered the city of Mithilā.</text:p>
      <text:p text:style-name="P1"/>
      <text:p text:style-name="P1">When the king of Mithilā saw the arrival of Śrī Balarāma in his city, he was most pleased and received the Lord with great honor and hospitality. He gave many valuable presents to Balarāmajī in order to seek His pleasure. At this time Śrī Balarāma lived in the city for several years as the honored guest of the king of Mithilā, Janaka Mahārāja. During this time, Duryodhana, the eldest son of Dhṛtarāṣṭra, took the opportunity to come to Balarāma and learn from Him the art of fighting with a club.</text:p>
      <text:p text:style-name="P1"/>
      <text:p text:style-name="P1">After killing Śatadhanvā, Kṛṣṇa returned to Dvārakā, and in order to please His wife Satyabhāmā, He informed her of the death of Śatadhanvā, the killer of her father. But He also informed her that the jewel had not been found in his possession. Then, according to religious principles, Kṛṣṇa, along with Satyabhāmā, performed ceremonies in honor of His departed father-in-law. In those ceremonies all the friends and relatives of the family joined together.</text:p>
      <text:p text:style-name="P1"/>
      <text:p text:style-name="P1"><text:soft-page-break/>Akrūra and Kṛtavarmā were prominent members in the conspiracy to kill Satrājit, having incited Śatadhanvā to kill him. So when they heard of the death of Śatadhanvā at Kṛṣṇa’s hand, and when they also heard that Kṛṣṇa had returned to Dvārakā, they both immediately left the city. The citizens of Dvārakā felt themselves threatened with pestilence and natural disturbances due to the absence of Akrūra from the city. This was a kind of superstition, because while Lord Kṛṣṇa was present there could not be any pestilence, famine or natural disturbances. But in the absence of Akrūra there were apparently some disturbances in Dvārakā. The superstition arose for the following reason: Once in the province of Kāśī (Vārāṇasī) there was severe drought – practically no rain fell. At that time the king of Kāśī arranged the marriage of his daughter, known as Gāndinī, with Śvaphalka, the father of Akrūra. This was done by the king of Kāśī on the advice of an astrologer, and actually it so happened that after the marriage of the king’s daughter with Śvaphalka there was sufficient rainfall in the province. Due to this supernatural power of Śvaphalka, his son Akrūra was considered equally powerful, and people were under the impression that wherever Akrūra or his father stayed there would be no natural disturbances, such as famine or drought. That kingdom is considered happy where there is no famine, pestilence or excessive heat and cold and where people are happy mentally, spiritually and physically. As soon as there was some disturbance in Dvārakā, people considered the cause to be the absence of an auspicious personality in the city. Thus there was a rumor that because of the absence of Akrūra inauspicious things were happening. After the departure of Akrūra, some of the elderly residents of the city also began to perceive inauspicious signs due to the absence of the Syamantaka jewel. When Lord Śrī Kṛṣṇa heard these rumors spread by the people, He decided to summon Akrūra from the kingdom of Kāśī.</text:p>
      <text:p text:style-name="P1"/>
      <text:p text:style-name="P1">Akrūra was Kṛṣṇa’s uncle; therefore, when he came back to Dvārakā, Lord Kṛṣṇa first of all gave him a welcome befitting a superior person. Kṛṣṇa is the Supersoul in everyone and knows everything going on in everyone’s heart. He knew everything that had happened in connection with Akrūra’s conspiracy with Śatadhanvā. Therefore, He smilingly began to speak to Akrūra. Addressing him as the chief among munificent men, Kṛṣṇa said, “My dear uncle, it is already known to Me that the Syamantaka jewel was left by Śatadhanvā with you. Presently there is no direct claimant of the Syamantaka jewel, for King Satrājit has no male issue. His daughter Satyabhāmā is not very eager for this jewel, yet her expected son, as the grandson of Satrājit, would, after performing the regulative principles of inheritance, be the legal claimant of the jewel.” Lord Kṛṣṇa indicated by this statement that Satyabhāmā was already pregnant and that her son would be the real claimant of the jewel and would certainly take it from Akrūra.</text:p>
      <text:p text:style-name="P1"/>
      <text:p text:style-name="P1">Kṛṣṇa continued: “This jewel is so powerful that no ordinary man is able to keep it. I know that you are very pious in activities, so there is no objection to the jewel’s being kept with you. There is one difficulty, and that is that My elder brother, Śrī Balarāma, does not believe My version that the jewel is with you. I therefore request you, O large-hearted one, to show Me the jewel just once before My other relatives so that they may be pacified and reject various kinds of rumors. You cannot deny that the jewel is with you because we can understand that you have enhanced your opulence and are performing sacrifices on an altar made of solid gold.” The properties of the jewel were known: wherever the jewel remained, it would produce for the keeper more than two mounds of pure gold daily. Akrūra was getting gold in that proportion and distributing it profusely at sacrificial performances. Lord Kṛṣṇa cited Akrūra’s lavishly spending gold as positive evidence of his possessing the Syamantaka jewel.</text:p>
      <text:p text:style-name="P1"/>
      <text:p text:style-name="P1">When Lord Kṛṣṇa, in friendly terms and sweet language, impressed Akrūra about the real fact and Akrūra understood that nothing could be concealed from the knowledge of Śrī Kṛṣṇa, he brought out the valuable jewel, covered by cloth but shining like the sun, and presented it before Kṛṣṇa. Lord Kṛṣṇa took the Syamantaka jewel in His hand and showed it to all His relatives and friends present and then returned the jewel to Akrūra in their presence, so that they would know that the jewel was actually being kept by Akrūra in Dvārakā City.</text:p>
      <text:p text:style-name="P1"><text:soft-page-break/></text:p>
      <text:p text:style-name="P1">This story of the Syamantaka jewel is very significant. In Śrīmad-Bhāgavatam it is said that anyone who hears the story of the Syamantaka jewel or describes it or simply remembers it will be free from all kinds of defamation and the reactions of all impious activities and thus will attain the highest perfectional condition of peace.</text:p>
      <text:p text:style-name="P1"/>
      <text:p text:style-name="P1"/>
      <text:p text:style-name="P1">CHAPTER 58</text:p>
      <text:p text:style-name="P1">Five Queens Married by Kṛṣṇa</text:p>
      <text:p text:style-name="P1"/>
      <text:p text:style-name="P1">As mentioned in the last chapter, there was a great rumor that the five Pāṇḍava brothers, along with their mother Kuntī, had died, according to the plan of the sons of Dhṛtarāṣṭra, in a fire accident in the house of lac in which they were living. But then the five brothers were detected at the marriage ceremony of Draupadī, so another rumor spread that the Pāṇḍavas and their mother were not dead. It was a rumor, but actually it was so; they returned to their capital city, Hastināpura, and people saw them face to face. When this news was carried to Kṛṣṇa and Balarāma, Kṛṣṇa wanted to see them personally, and therefore He decided to go to Hastināpura.</text:p>
      <text:p text:style-name="P1"/>
      <text:p text:style-name="P1">This time Kṛṣṇa visited Hastināpura in state, as a royal prince, accompanied by His commander in chief, Yuyudhāna, and by many other soldiers. He had not actually been invited to visit the city, yet He went to see the Pāṇḍavas out of His affection for His great devotees. He visited the Pāṇḍavas without warning, and all of them got up from their respective seats as soon as they saw Him. Kṛṣṇa is called Mukunda because as soon as one comes in constant touch with Kṛṣṇa or sees Him in full Kṛṣṇa consciousness, one immediately becomes freed from all material anxieties. Not only that, but one is immediately blessed with all spiritual bliss.</text:p>
      <text:p text:style-name="P1"/>
      <text:p text:style-name="P1">Receiving Kṛṣṇa, the Pāṇḍavas were enlivened, just as if awakened from unconsciousness or loss of life. When a man is lying unconscious, his senses and the different parts of his body are inactive, but when he regains his consciousness the senses immediately become active. Similarly, the Pāṇḍavas received Kṛṣṇa as if they had just regained their consciousness, and so they were very much enlivened. Lord Kṛṣṇa embraced every one of them, and by the touch of the Supreme Personality of Godhead the Pāṇḍavas immediately became freed from all reactions of material contamination and were therefore smiling in spiritual bliss. By seeing the face of Lord Kṛṣṇa, everyone was transcendentally satisfied. Lord Kṛṣṇa, although the Supreme Personality of Godhead, was playing the part of an ordinary human being, and thus He immediately touched the feet of Yudhiṣṭhira and Bhīma because they were His two older cousins. Arjuna embraced Kṛṣṇa as a friend of the same age, whereas the two younger brothers, namely Nakula and Sahadeva, touched the lotus feet of Kṛṣṇa to show Him respect. After an exchange of greetings according to the social etiquette befitting the position of the Pāṇḍavas and Lord Kṛṣṇa, Kṛṣṇa was offered an exalted seat. When He was comfortably seated, the newly married Draupadī, young and very beautiful in her natural feminine gracefulness, came before Lord Kṛṣṇa to offer her respectful greetings. The Yādavas who accompanied Kṛṣṇa to Hastināpura were also very respectfully received; specifically, Sātyaki, or Yuyudhāna, was also offered a nice seat. In this way, when everyone else was properly seated, the five brothers took their seats near Lord Kṛṣṇa.</text:p>
      <text:p text:style-name="P1"/>
      <text:p text:style-name="P1">After meeting with the five brothers, Lord Kṛṣṇa personally went to visit Śrīmatī Kuntīdevī, the mother of the Pāṇḍavas, who was also Kṛṣṇa’s paternal aunt. In offering His respects to His aunt, Kṛṣṇa also touched her feet. Kuntīdevī’s eyes became wet, and, in great love, she feelingly embraced Lord Kṛṣṇa. She then inquired from Him about the well-being of her paternal family members – her brother Vasudeva, his wives and other members of the family. Similarly, Kṛṣṇa also inquired from His aunt about the welfare of the Pāṇḍava family. Although Kuntīdevī was related to Kṛṣṇa by family ties, she knew immediately after meeting Him that He is the Supreme Personality <text:soft-page-break/>of Godhead. She remembered the past calamities of her life and how by the grace of Kṛṣṇa she and her sons, the Pāṇḍavas, had been saved. She knew perfectly well that without Kṛṣṇa’s grace no one could have saved them from the fire “accident” designed by the sons of Dhṛtarāṣṭra. In a choked-up voice, she began to narrate before Kṛṣṇa the history of their life.</text:p>
      <text:p text:style-name="P1"/>
      <text:p text:style-name="P1">Śrīmatī Kuntī said, “My dear Kṛṣṇa, I remember the day when You sent my brother Akrūra to gather information about us. This means that You always remember us automatically. When You sent Akrūra, I could understand that there was no possibility of our being put in danger. All good fortune in our life began when You sent Akrūra to us. Since then, I have been convinced that we are not without protection. We may be put into various types of dangerous conditions by our family members, the Kurus, but I am confident that You remember us and always keep us safe and sound. Even ordinary devotees who simply think of You are always immune to all kinds of material danger, and what to speak of ourselves, who are personally remembered by You. So, my dear Kṛṣṇa, there is no question of bad luck; we are always in an auspicious position because of Your grace. Yet although You have bestowed a special favor on us, people should not mistakenly think that You are partial to some and inattentive to others. You make no such distinction. No one is Your favorite and no one is Your enemy. As the Supreme Personality of Godhead, You are equal to everyone, and everyone can take advantage of Your special protection. The fact is that although You are equal to everyone, You are especially inclined to the devotees who always think of You. The devotees are related to You by ties of love. As such, they cannot forget You even for a moment. You are present in everyone’s heart, but because the devotees always remember You, You respond accordingly. Although a mother has affection for all her children, she takes special care of the one who is fully dependent. I know certainly, my dear Kṛṣṇa, that being seated in everyone’s heart, You always create auspicious situations for Your unalloyed devotees.”</text:p>
      <text:p text:style-name="P1"/>
      <text:p text:style-name="P1">Then King Yudhiṣṭhira also praised Kṛṣṇa as the Supreme Personality and universal friend of everyone, but because Kṛṣṇa was taking special care of the Pāṇḍavas, King Yudhiṣṭhira said, “My dear Kṛṣṇa, we do not know what sort of pious activities we have executed in our past lives that have made You so kind and gracious to us. We know very well that the great mystics who always engage in meditation to capture You do not find it easy to obtain such grace, nor can they draw any personal attention from You. I cannot understand why You are so kind to us. We are not yogīs; on the contrary, we are attached to material contaminations. We are householders dealing in politics, worldly affairs. I do not know why You are so kind to us.”</text:p>
      <text:p text:style-name="P1"/>
      <text:p text:style-name="P1">Being requested by King Yudhiṣṭhira, Kṛṣṇa agreed to stay in Hastināpura for four months during the rainy season. The four months of the rainy season are called Cāturmāsya. During this period, the generally itinerant preachers and brāhmaṇas stop at a certain place and live under rigid regulative principles. Although Lord Kṛṣṇa is above all regulative principles, He agreed to stay at Hastināpura out of affection for the Pāṇḍavas. Taking this opportunity of Kṛṣṇa’s residence in Hastināpura, all the citizens of the city got the privilege of seeing Him now and then, and thus they merged into transcendental bliss simply by seeing Lord Kṛṣṇa face to face.</text:p>
      <text:p text:style-name="P1"/>
      <text:p text:style-name="P1">One day, while Kṛṣṇa was staying with the Pāṇḍavas, He and Arjuna prepared themselves to go to the forest to hunt. Both of them sat down on Arjuna’s chariot, which flew a flag with a picture of Hanumān. Arjuna’s special chariot is always marked with the picture of Hanumān, and therefore he is also named Kapidhvaja. (Kapi means Hanumān, and dhvaja means “flag.”) Thus Arjuna prepared to go to the forest with his bow and infallible arrows. He dressed himself with suitable protective garments, for he was to practice for the time when he would be killing many enemies on the battlefield. He specifically entered that part of the forest where there were many tigers, deer and various other animals. The reason Kṛṣṇa went with Arjuna was not to practice animal-killing, for He doesn’t have to practice anything; He is self-sufficient. He accompanied Arjuna to see how he was practicing because in the future he would have to kill many enemies. After entering the forest, <text:soft-page-break/>Arjuna killed many tigers, boars, bison, gavayas (a kind of wild animal), rhinoceroses, deer, hares, porcupines and similar other animals, which he pierced with his arrows. Some of the dead animals that were fit to be offered in sacrifices were carried by servants and sent to King Yudhiṣṭhira. The ferocious animals, such as tigers and rhinoceroses, were killed only to stop disturbances in the forest. Since there are many sages and saintly persons who are residents of the forest, it is the duty of the kṣatriya kings to keep even the forest in a peaceful condition for living.</text:p>
      <text:p text:style-name="P1"/>
      <text:p text:style-name="P1">Arjuna felt tired and thirsty from hunting, and therefore he went to the bank of the Yamunā along with Kṛṣṇa. When both the Kṛṣṇas, namely Kṛṣṇa and Arjuna, reached the bank of the Yamunā (Arjuna is sometimes called Kṛṣṇa, as is Draupadī), they washed their hands, feet and mouths and drank the clear water of the Yamunā. While resting and drinking water, they saw a beautiful girl of marriageable age walking alone on the bank of the Yamunā. Kṛṣṇa asked His friend Arjuna to go forward and ask the girl who she was. By the order of Kṛṣṇa, Arjuna immediately approached the girl, who was very beautiful. She had an attractive body, nice, glittering teeth and a smiling face. Arjuna inquired, “My dear girl, you are so beautiful with your raised breasts. May I ask you who you are? We are surprised to see you loitering here alone. What is your purpose in coming here? We can guess only that you are searching after a suitable husband. If you don’t mind, you can disclose your purpose. I shall try to satisfy you.”</text:p>
      <text:p text:style-name="P1"/>
      <text:p text:style-name="P1">The beautiful girl was the river Yamunā personified. She replied, “Sir, I am the daughter of the sun god, and I am now performing penance and austerity to have Lord Viṣṇu as my husband. I think He is the Supreme Person and just suitable to become my husband. I disclose my desire thus because you wanted to know it.”</text:p>
      <text:p text:style-name="P1"/>
      <text:p text:style-name="P1">The girl continued, “My dear sir, I know that you are the hero Arjuna; so I may further say that I shall not accept anyone as my husband besides Lord Viṣṇu, because He is the only protector of all living entities and the bestower of liberation for all conditioned souls. I shall be thankful unto you if you pray to Lord Viṣṇu to be pleased with me.” The girl Yamunā knew it well that Arjuna was a great devotee of Lord Kṛṣṇa and that if he would pray, Kṛṣṇa would never deny his request. To approach Kṛṣṇa directly may sometimes be futile, but to approach Kṛṣṇa through His devotee is sure to be successful. She further told Arjuna, “My name is Kālindī, and I live within the waters of the Yamunā. My father was kind enough to construct a special house for me within the waters of the Yamunā, and I have vowed to remain in the water as long as I cannot find Lord Kṛṣṇa.” Arjuna duly carried the message of the girl Kālindī to Kṛṣṇa, although Kṛṣṇa, as the Supersoul in everyone’s heart, knew everything. Without further discussion, Kṛṣṇa immediately accepted Kālindī and asked her to sit down on the chariot. Then all of them approached King Yudhiṣṭhira.</text:p>
      <text:p text:style-name="P1"/>
      <text:p text:style-name="P1">After this, Kṛṣṇa was asked by King Yudhiṣṭhira to help in constructing a suitable house to be planned by the great architect Viśvakarmā, the celestial engineer in the heavenly kingdom. Kṛṣṇa immediately called for Viśvakarmā and made him construct a wonderful city according to the desire of King Yudhiṣṭhira. When this city was constructed, Mahārāja Yudhiṣṭhira requested Kṛṣṇa to live with them a few days more to give them the pleasure of His association. Lord Kṛṣṇa accepted the request of Mahārāja Yudhiṣṭhira and remained there for many days more.</text:p>
      <text:p text:style-name="P1"/>
      <text:p text:style-name="P1">In the meantime, Kṛṣṇa engaged in the pastime of offering the Khāṇḍava forest, which belonged to King Indra. Kṛṣṇa wanted to give it to Agni, the fire god. The Khāṇḍava forest contained many varieties of drugs, and Agni required to eat them for rejuvenation. Agni, however, did not touch the Khāṇḍava forest directly but requested Kṛṣṇa to help him. Agni knew that Kṛṣṇa was very much pleased with him because he had formerly given Him the Sudarśana disc. So in order to satisfy Agni, Kṛṣṇa became the chariot driver of Arjuna, and both went to the Khāṇḍava forest. After Agni had eaten up the Khāṇḍava forest, he was very much pleased. At this time he offered Arjuna a special bow known as Gāṇḍīva, four white horses, one chariot and an invincible quiver with two <text:soft-page-break/>special arrows considered to be talismans, which had so much power that no warrior could counteract them. When the Khāṇḍava forest was being devoured by the fire god, Agni, there was a demon of the name Maya who was saved by Arjuna from the devastating fire. For this reason, that former demon became a great friend of Arjuna, and in order to please Arjuna he constructed a nice assembly house within the city constructed by Viśvakarmā. This assembly house had some corners so puzzling that when Duryodhana came to visit this house he was misdirected, accepting water as land and land as water. Duryodhana was thus insulted by the opulence of the Pāṇḍavas, and he became their determined enemy.</text:p>
      <text:p text:style-name="P1"/>
      <text:p text:style-name="P1">After a few days, Lord Kṛṣṇa took permission from King Yudhiṣṭhira to return to Dvārakā. When He got permission, He returned to His country accompanied by Sātyaki, the leader of the Yadus who were living in Hastināpura with Him. Kālindī also returned with Kṛṣṇa to Dvārakā. After returning, Kṛṣṇa consulted many learned astrologers to find the suitable moment at which to marry Kālindī, and then He married her with great pomp. This marriage ceremony gave much pleasure to the relatives of both parties, and all of them enjoyed the great occasion.</text:p>
      <text:p text:style-name="P1"/>
      <text:p text:style-name="P1">The kings of Avantipura (now known as Ujjain) were named Vindya and Anuvindya. Both kings were under the control of Duryodhana. They had one sister, named Mitravindā, who was a very qualified, learned and elegant girl, the daughter of one of Kṛṣṇa’s aunts. She was to select her husband in an assembly of princes, but she strongly desired to have Kṛṣṇa as her husband. During the assembly for selecting her husband, Kṛṣṇa was present, and He forcibly carried away Mitravindā in the presence of all the other royal princes. Being unable to resist Kṛṣṇa, the princes were left simply looking at one another.</text:p>
      <text:p text:style-name="P1"/>
      <text:p text:style-name="P1">After this incident, Kṛṣṇa married the daughter of the king of Kośala. The king of Kośala Province was called Nagnajit. He was very pious and was a follower of the Vedic ritualistic ceremonies. His most beautiful daughter was named Satyā. Sometimes Satyā was called Nāgnajitī, for she was the daughter of King Nagnajit. King Nagnajit wanted to give the hand of his daughter to any prince who could defeat seven very strong, stalwart bulls maintained by him. No one in the princely order could defeat the seven bulls, and therefore no one could claim the hand of Satyā. The seven bulls were very strong, and they could hardly bear even the smell of any prince. Many princes visited this kingdom and tried to subdue the bulls, but instead of controlling them, they themselves were defeated. This news spread all over the country, and when Kṛṣṇa heard that one could achieve the girl Satyā only by defeating the seven bulls, He prepared Himself to go to the kingdom of Kośala. With many soldiers, He approached that part of the country, known as Ayodhyā, making a regular state visit.</text:p>
      <text:p text:style-name="P1"/>
      <text:p text:style-name="P1">When it became known to the king of Kośala that Kṛṣṇa had come to ask the hand of his daughter, he was very much pleased. With great respect and pomp, he welcomed Kṛṣṇa to the kingdom. When Kṛṣṇa approached him, he offered the Lord a suitable sitting place and articles for reception. Everything appeared very elegant. Kṛṣṇa also offered him respectful obeisances, thinking him to be His future father-in-law.</text:p>
      <text:p text:style-name="P1"/>
      <text:p text:style-name="P1">When Satyā understood that Kṛṣṇa Himself had come to marry her, she was very much pleased that the husband of the goddess of fortune had so kindly come there to accept her. For a long time she had cherished the idea of marrying Kṛṣṇa and was following the principles of austerities to obtain her desired husband. She then began to think, “If I have performed any pious activities to the best of my ability, and if I have sincerely thought all along to have Kṛṣṇa as my husband, then Kṛṣṇa may be pleased to fulfill my long-cherished desire.” She began to offer prayers to Kṛṣṇa mentally, thinking, “I do not know how the Supreme Personality of Godhead can be pleased with me. He is the master and Lord of everyone. Even the goddess of fortune, whose place is next to the Supreme Personality of Godhead, and Lord Śiva, Lord Brahmā and many other demigods of different planets <text:soft-page-break/>always offer their respectful obeisances unto the Lord. The Lord also sometimes descends to this earth in different incarnations to fulfill the desire of His devotees. He is so exalted and great that I do not know how to satisfy Him.” She thought that the Supreme Personality of Godhead could be pleased only out of His own causeless mercy upon the devotee; otherwise, there was no means to please Him. Lord Caitanya, in the same way, prayed in His Śikṣāṣṭaka verses, “My Lord, I am Your eternal servant. Somehow or other I have fallen into this material existence. If You kindly pick Me up and fix Me as an atom of dust at Your lotus feet, it will be a great favor to Your eternal servant.” The Lord can be pleased only by a humble attitude in the service spirit. The more we render service unto the Lord under the direction of the spiritual master, the more we make advancement on the path approaching the Lord. We cannot demand any grace or mercy from the Lord because of our service rendered to Him. He may accept or not accept our service, but the only means to satisfy the Lord is through the service attitude, and nothing else.</text:p>
      <text:p text:style-name="P1"/>
      <text:p text:style-name="P1">King Nagnajit was a pious king, and having Lord Kṛṣṇa in his palace, he began to worship Him to the best of his knowledge and ability. He presented himself before the Lord thus: “My dear Lord, You are the proprietor of the whole cosmic manifestation, and You are Nārāyaṇa, the resting place of all living creatures. You are self-sufficient and pleased with Your personal opulences, so how can I offer You anything? And how could I please You by such an offering? It is not possible, because I am an insignificant living being. Actually I have no ability to render any service unto You.”</text:p>
      <text:p text:style-name="P1"/>
      <text:p text:style-name="P1">Kṛṣṇa is the Supersoul of all living creatures, so He could understand the mind of Satyā. He was also very much pleased with the respectful worship of the king in offering Him a sitting place, eatables, a residence and so on. He was appreciative, therefore, that both the girl and her father were eager to have Him as their intimate relative. He smiled and in a grave voice said, “My dear King Nagnajit, you know very well that anyone in the princely order who is regular in his position will never ask anything from anyone, however exalted he may be. Such requests by a kṣatriya king have been deliberately forbidden by the learned Vedic followers. If a kṣatriya breaks this regulation, his action is condemned by learned scholars. But in spite of this rigid regulative principle, I am asking you for the hand of your beautiful daughter just to establish our relationship in return for your great reception of Me. You may also be pleased to be informed that in Our family tradition there is no scope for Our offering anything in exchange for accepting your daughter. We cannot pay any price you may impose for delivering her.” In other words, Kṛṣṇa wanted the hand of Satyā from the king without fulfilling the condition of defeating the seven bulls.</text:p>
      <text:p text:style-name="P1"/>
      <text:p text:style-name="P1">After hearing the statement of Lord Kṛṣṇa, King Nagnajit said, “My dear Lord, You are the reservoir of all pleasure, all opulences and all qualities. The goddess of fortune, Lakṣmījī, always lives on Your chest. Under these circumstances, who can be a better husband for my daughter? Both my daughter and I have always prayed for this opportunity. You are the chief of the Yadu dynasty. You may kindly know that from the very beginning I have made a vow to marry my daughter to a suitable candidate, one who can come out victorious in the test I have devised. I have imposed this test just to understand the prowess and position of my intended son-in-law. You, Lord Kṛṣṇa, are the chief of all heroes. I am sure You will be able to bring these seven bulls under control without any difficulty. Until now they have never been subdued by any prince; anyone who has attempted to bring them under control has simply had his limbs broken.”</text:p>
      <text:p text:style-name="P1"/>
      <text:p text:style-name="P1">King Nagnajit continued his request: “Kṛṣṇa, if You’ll kindly bridle the seven bulls and bring them under control, then undoubtedly You will be selected as the desired husband of my daughter, Satyā.” After hearing this statement, Kṛṣṇa could understand that the king did not want to break his vow. Thus, in order to fulfill his desire, He tightened His belt and prepared to fight with the bulls. He immediately divided Himself into seven Kṛṣṇas, and each one of Them immediately caught hold of a bull and bridled its nose, thus bringing it under control as if it were a plaything.</text:p>
      <text:p text:style-name="P1"/>
      <text:p text:style-name="P1"><text:soft-page-break/>Kṛṣṇa’s dividing Himself into seven is very significant. It was known to Satyā that Kṛṣṇa had already married many other wives, but still she was attached to Kṛṣṇa. In order to encourage her, Kṛṣṇa immediately expanded Himself into seven. The purport is that Kṛṣṇa is one, but He has unlimited forms of expansions. He married many thousands of wives, but this does not mean that while He was with one wife the others were bereft of His association. Kṛṣṇa could associate with each and every wife by His expansions.</text:p>
      <text:p text:style-name="P1"/>
      <text:p text:style-name="P1">When Kṛṣṇa brought the bulls under His control by bridling their noses, their strength and pride were immediately smashed. The name and fame which the bulls had attained was thus vanquished. When Kṛṣṇa had the bulls bridled, He pulled them strongly, just as a child pulls a toy wooden bull. Upon seeing this advantage of Kṛṣṇa, King Nagnajit became very much astonished and immediately, with great pleasure, brought his daughter Satyā before Kṛṣṇa and handed her over to Him. Kṛṣṇa also immediately accepted Satyā as His wife. Then there was a marriage ceremony with great pomp. The queens of King Nagnajit were also very much pleased because their daughter Satyā got Kṛṣṇa as her husband. Since the king and queens were very much pleased on this auspicious occasion, there was a celebration all over the city in honor of the marriage. Everywhere were heard the sounds of the conch shell and kettledrum and various other vibrations of music and song. The learned brāhmaṇas showered their blessings upon the newly married couple. In jubilation, all the inhabitants of the city dressed themselves with colorful garments and ornaments. King Nagnajit was so much pleased that he gave a dowry to his daughter and son-in-law, as follows.</text:p>
      <text:p text:style-name="P1"/>
      <text:p text:style-name="P1">First of all he gave them 10,000 cows and 3,000 well-dressed young maidservants, ornamented up to their necks. This system of dowry is still current in India, especially for kṣatriya princes. When a kṣatriya prince is married, at least a dozen maidservants of similar age are given along with the bride. After giving the cows and maidservants, the king enriched the dowry by giving 9,000 elephants and a hundred times more chariots than elephants. This means that he gave 900,000 chariots. And he gave a hundred times more horses than chariots, or 90,000,000 horses, and a hundred times more menservants than horses. Royal princes maintained such menservants and maidservants with all provisions, as if they were their own children or family members. After giving this dowry, the king of Kośala Province bade his daughter and great son-in-law be seated on a chariot and allowed them to go to their home, guarded by a division of well-equipped soldiers. As they traveled fast to their new home, the king’s heart was enlivened with affection for them.</text:p>
      <text:p text:style-name="P1"/>
      <text:p text:style-name="P1">Before this marriage of Satyā with Kṛṣṇa, there had been many competitive engagements with the bulls of King Nagnajit, and many other princes of the Yadu dynasty and of other dynasties as well had tried to win the hand of Satyā. When the frustrated princes of the other dynasties heard that Kṛṣṇa was successful in getting the hand of Satyā by subduing the bulls, naturally they became envious. While Kṛṣṇa was traveling to Dvārakā, all the frustrated and defeated princes encircled Him and began to shower their arrows on the bridal party. When they attacked Kṛṣṇa’s party and shot arrows like incessant torrents of rain, Arjuna, the best friend of Kṛṣṇa, took charge of the challenge, and he alone very easily drove them off to please his great friend Kṛṣṇa on the occasion of His marriage. Arjuna immediately took up his bow, Gāṇḍīva, and chased away all the princes; exactly as a lion drives away all small animals simply by chasing them, Arjuna drove away all the princes, without killing even one of them. After this, the chief of the Yadu dynasty, Lord Kṛṣṇa, along with His newly married wife and the huge dowry, entered the city of Dvārakā with great pomp. Kṛṣṇa then lived there with His wife very peacefully.</text:p>
      <text:p text:style-name="P1"/>
      <text:p text:style-name="P1">Besides Kuntīdevī, Kṛṣṇa had another paternal aunt; her name was Śrutakīrti, and she was married and lived in Kekaya Province. She had a daughter whose name was Bhadrā. Bhadrā wanted to marry Kṛṣṇa, and her brother handed her over to Him unconditionally. Kṛṣṇa accepted her as His bona fide wife. Thereafter, Kṛṣṇa married a daughter of the king of Madras Province. Her name was Lakṣmaṇā, and she had all good qualities. She was also forcibly married by Kṛṣṇa, who took her in <text:soft-page-break/>the same way that Garuḍa snatched the jar of nectar from the hands of the demigods. Kṛṣṇa kidnapped this girl in the presence of many other princes in the assembly of her svayaṁvara. The svayaṁvara is a ceremony in which the bride can select her own husband from an assembly of many princes.</text:p>
      <text:p text:style-name="P1"/>
      <text:p text:style-name="P1">The description of Kṛṣṇa’s marriage with the five girls mentioned in this chapter is not sufficient. He had many other thousands of wives besides them. Kṛṣṇa accepted the other thousands of wives after killing a demon named Bhaumāsura. All these thousands of girls were held captive in the palace of Bhaumāsura, and Kṛṣṇa released them and married them.</text:p>
      <text:p text:style-name="P1"/>
      <text:p text:style-name="P1">Thus ends the Bhaktivedanta purport of the fifty-eighth chapter of Kṛṣṇa, “Five Queens Married by Kṛṣṇa.”</text:p>
      <text:p text:style-name="P1"/>
      <text:p text:style-name="P1"/>
      <text:p text:style-name="P1">CHAPTER 59</text:p>
      <text:p text:style-name="P1">The Deliverance of the Demon Bhaumāsura</text:p>
      <text:p text:style-name="P1"/>
      <text:p text:style-name="P1">The story of Bhaumāsura – how he kidnapped and made captive sixteen thousand princesses by collecting them from the palaces of various kings and how he was killed by Kṛṣṇa, the Supreme Lord of wonderful character – is all described by Śukadeva Gosvāmī to King Parīkṣit in Śrīmad-Bhāgavatam. Generally, the demons are always against the demigods. This demon, Bhaumāsura, having become very powerful, took by force the umbrella from the throne of the demigod Varuṇa. He also took the earrings of Aditi, the mother of the demigods. He conquered the portion of heavenly Mount Meru known as Maṇi-parvata and occupied it. The king of the heavenly planets, Indra, therefore came to Dvārakā to complain about Bhaumāsura before Lord Kṛṣṇa.</text:p>
      <text:p text:style-name="P1"/>
      <text:p text:style-name="P1">Hearing this complaint by Indra, the king of heaven, Lord Kṛṣṇa, accompanied by His wife Satyabhāmā, immediately started for the abode of Bhaumāsura. The two of them rode on the back of Garuḍa, who flew them to Prāgjyotiṣa-pura, Bhaumāsura’s capital city. To enter the city of Prāgjyotiṣa-pura was not a very easy task, because it was very well fortified. First of all, there were four strongholds guarding the four directions of the city, which was well protected on all sides by formidable military strength. The next boundary was a water canal all around the city, and in addition the whole city was surrounded by electric wires. The next fortification was of anila, a gaseous substance. After this, there was a network of barbed wire constructed by a demon of the name Mura. The city appeared well protected even in terms of today’s scientific advancements.</text:p>
      <text:p text:style-name="P1"/>
      <text:p text:style-name="P1">When Kṛṣṇa arrived, He broke all the strongholds to pieces by the strokes of His club and scattered the military strength here and there by the constant onslaught of His arrows. With His celebrated Sudarśana cakra He counteracted the electrified boundary, annihilated the canals of water and the gaseous boundary, and cut to pieces the electrified network fabricated by the demon Mura. By the vibration of His conch shell, He broke the hearts of the great fighters and also broke the fighting machines that were there. Similarly, He broke the walls around the city with His invincible club.</text:p>
      <text:p text:style-name="P1"/>
      <text:p text:style-name="P1">The vibration of Lord Kṛṣṇa’s conch shell sounded like a thunderbolt at the time of the dissolution of the whole cosmic manifestation. The demon Mura heard the vibration of the conch shell, awakened from his sleep and came out to see what had happened. He had five heads and had long been living within the water. The Mura demon was as brilliant as the sun at the time of the dissolution of the cosmos, and his temper was like blazing fire. The effulgence of his body was so dazzling that he was difficult to see with open eyes. When he came out, he first took out his trident and rushed the Supreme Personality of Godhead. The demon Mura in his onslaught was like a big snake attacking Garuḍa. His angry mood was very severe, and he appeared ready to devour the three worlds. First of all he attacked the carrier of Kṛṣṇa, Garuḍa, by whirling and then throwing his <text:soft-page-break/>trident, and through his five mouths he vibrated sounds like the roaring of a lion. These roaring vibrations spread all over the atmosphere until they extended all over the world and into outer space, up and down and out to the ten directions, rumbling throughout the entire universe.</text:p>
      <text:p text:style-name="P1"/>
      <text:p text:style-name="P1">Lord Kṛṣṇa saw that the trident of the Mura demon was rushing toward His carrier, Garuḍa. Immediately, by a trick of His hand, He took two arrows and threw them toward the trident, cutting it to pieces. Simultaneously, using many arrows, He pierced the mouths of the demon Mura. When the Mura demon saw himself outmaneuvered by the Supreme Personality of Godhead, he immediately began to strike the Lord in great anger with his club. But Lord Kṛṣṇa, with His own club, broke the club of Mura to pieces before it could reach Him. The demon, bereft of his weapon, decided to attack Kṛṣṇa with his strong arms, but Kṛṣṇa, with the aid of His Sudarśana cakra, immediately separated the demon’s five heads from his body. The demon then fell into the water, just as the peak of a mountain falls into the ocean after being struck by the thunderbolt of Indra.</text:p>
      <text:p text:style-name="P1"/>
      <text:p text:style-name="P1">This demon Mura had seven sons, named Tāmra, Antarikṣa, Śravaṇa, Vibhāvasu, Vasu, Nabhasvān and Aruṇa. All of them became puffed up and vengeful because of the death of their father, and to retaliate they prepared in great anger to fight with Kṛṣṇa. They equipped themselves with the necessary weapons and situated Pīṭha, another demon, to act as commander in the battle. By the order of Bhaumāsura, all of them combinedly attacked Kṛṣṇa.</text:p>
      <text:p text:style-name="P1"/>
      <text:p text:style-name="P1">When they came before Lord Kṛṣṇa, they began to shower Him with many kinds of weapons, like swords, clubs, lances, arrows and tridents. But they did not know that the strength of the Supreme Personality of Godhead is unlimited and invincible. Kṛṣṇa, with His arrows, cut all the weapons of the men of Bhaumāsura into pieces, like grains. Kṛṣṇa then threw His weapons, and Bhaumāsura’s commander in chief, Pīṭha, along with his assistants, fell down, their military dress cut off and their heads, legs, arms and thighs severed. All of them were sent to the superintendent of death, Yamarāja.</text:p>
      <text:p text:style-name="P1"/>
      <text:p text:style-name="P1">Bhaumāsura, who was also known as Narakāsura, happened to be the son of the earth personified. When he saw that all his soldiers, commanders and fighters had been killed on the battlefield by the strokes of the weapons of the Personality of Godhead, he became exceedingly angry at the Lord. He then came out of the city with a great number of elephants who had all been born and brought up on the seashore. All of them were highly intoxicated. When they came out, they saw that Lord Kṛṣṇa and His wife were beautifully situated high in outer space just like a blackish cloud about the sun, glittering with the light of electricity. The demon Bhaumāsura immediately released a weapon called Śataghnī, by which he could kill hundreds of warriors with one stroke, and all his assistants simultaneously threw their respective weapons at the Supreme Personality of Godhead. Lord Kṛṣṇa counteracted all these weapons by releasing His feathered arrows. The result of this fight was that all the soldiers and commanders of Bhaumāsura fell to the ground, their arms, legs and heads separated from their trunks, and all their horses and elephants also fell with them. In this way, all the weapons released by Bhaumāsura were cut to pieces by the Lord’s arrows.</text:p>
      <text:p text:style-name="P1"/>
      <text:p text:style-name="P1">The Lord was fighting on the back of Garuḍa, who was helping Him by striking the horses and elephants with his wings and scratching their heads with his nails and sharp beak. The elephants, feeling much pain from Garuḍa’s attack on them, all dispersed from the battlefield. Bhaumāsura alone remained on the battlefield, and he engaged himself in fighting with Kṛṣṇa. He saw that Kṛṣṇa’s carrier, Garuḍa, had caused great disturbance to his soldiers and elephants, and in great anger he struck Garuḍa with all his strength, which defied the strength of a thunderbolt. Fortunately, Garuḍa was not an ordinary bird, and he felt the strokes given by Bhaumāsura just as a great elephant feels the impact of a garland of flowers.</text:p>
      <text:p text:style-name="P1"/>
      <text:p text:style-name="P1"><text:soft-page-break/>Bhaumāsura thus came to see that none of his tricks would act upon Kṛṣṇa, and he became aware that all his attempts to kill Kṛṣṇa would be frustrated. Yet he tried for the last time, taking a trident in his hand to strike Him. Kṛṣṇa was so dexterous that before Bhaumāsura could throw his trident, his head was cut off by the sharp Sudarśana cakra. His head, illuminated by earrings and a helmet, fell down on the battlefield. On the occasion of Bhaumāsura’s being killed by Lord Kṛṣṇa, all the demon’s relatives screamed in disappointment, and the saintly persons glorified the chivalrous activities of the Lord. Taking this opportunity, the denizens of the heavenly planets showered flowers on the Lord.</text:p>
      <text:p text:style-name="P1"/>
      <text:p text:style-name="P1">At this time, the earth personified appeared before Lord Kṛṣṇa and greeted Him with a Vaijayantī flower garland. She then returned the dazzling earrings of Aditi, bedecked with jewels and gold. She also returned the umbrella of Varuṇa, along with a valuable jewel, which she presented to Kṛṣṇa. After this, the earth personified offered her prayers to Kṛṣṇa, the Supreme Personality and master of the world, who is always worshiped by exalted demigods. She fell down in obeisances and, in great devotional ecstasy, began to speak.</text:p>
      <text:p text:style-name="P1"/>
      <text:p text:style-name="P1">“Let me offer my respectful obeisances unto the Lord, who is always present with four symbols, namely His conch shell, disc, lotus and club, and who is the Lord of all demigods. Please accept my respectful obeisances unto You. My dear Lord, You are the Supersoul, and in order to satisfy the aspirations of Your devotees, You descend to the earth in Your various transcendental incarnations, which are just appropriate to the devotees’ worshipful desire. Kindly accept my respectful obeisances.</text:p>
      <text:p text:style-name="P1"/>
      <text:p text:style-name="P1">“My dear Lord, the lotus flower grows out of Your navel, and You are always decorated with a garland of lotus flowers. Your eyes are always spread like the petals of the lotus flower, and therefore they are all-pleasing to the eyes of others. Your soft and delicate lotus feet are always worshiped by Your unalloyed devotees, and those lotus feet pacify their lotuslike hearts. I therefore repeatedly offer my respectful obeisances unto You.</text:p>
      <text:p text:style-name="P1"/>
      <text:p text:style-name="P1">“You possess all beauty, strength, fame, property, knowledge and renunciation; You are the shelter of all six opulences. Although You are all-pervading, You have appeared as the son of Vasudeva. Please, therefore, accept my respectful obeisances. You are the original Supreme Personality of Godhead and the supreme cause of all causes. Only Your Lordship is the reservoir of all knowledge. Let me offer my respectful obeisances unto You. Personally You are unborn; still, You are the father of the whole cosmic manifestation. You are the reservoir and shelter of all kinds of energies. The manifested appearance of this world is caused by You, and You are both the cause and effect of this cosmic manifestation. Please therefore accept my respectful obeisances.</text:p>
      <text:p text:style-name="P1"/>
      <text:p text:style-name="P1">“My dear Lord, as for the three gods Brahmā, Viṣṇu and Śiva, they are not independent of You. When there is a necessity of creating this cosmic manifestation, You create Your passionate appearance of Brahmā, and when You want to maintain this cosmic manifestation You expand Yourself as Lord Viṣṇu, the reservoir of all goodness. Similarly, You appear as Lord Śiva, master of the mode of ignorance, and thus dissolve the whole creation. You always maintain Your transcendental position, in spite of creating these three modes of material nature. You are never entangled in these modes of nature, as the ordinary living entities are.</text:p>
      <text:p text:style-name="P1"/>
      <text:p text:style-name="P1">“Actually, my Lord, You are the material nature, You are the father of the universe, and You are eternal time, which has caused the combination of the elements of nature and the manifestation of the material creation. Still, You are always transcendental to all these material activities. My dear Lord, O Supreme Personality of Godhead, I know that earth, water, fire, air, sky, the five sense objects, mind, the senses and their deities, egotism, and the total material energy – all things animate and inanimate in this phenomenal world – rests upon You. Since everything is produced of <text:soft-page-break/>You, nothing can be separate from You. Yet since You are transcendentally situated, nothing material can be identified with Your personality. Everything is therefore simultaneously one with You and different from You, and the philosophers who try to separate everything from You are certainly mistaken in their viewpoint.</text:p>
      <text:p text:style-name="P1"/>
      <text:p text:style-name="P1">“My dear Lord, may I inform You that this boy, whose name is Bhagadatta, is the son of my son, Bhaumāsura. He has been very much affected by the ghastly situation created by the death of his father and has become very much confused and afraid. I have therefore brought him to surrender unto Your lotus feet. I request Your Lordship to give shelter to this boy and bless him with Your lotus feet. I bring him to You so that he may be relieved of the reactions of all the sinful activities of his father.”</text:p>
      <text:p text:style-name="P1"/>
      <text:p text:style-name="P1">After Lord Kṛṣṇa had heard the prayers of Mother Earth, He immediately assured her of immunity from all fearful situations. He said to Bhagadatta, “Don’t be afraid.” Then He entered the palace of Bhaumāsura, which was equipped with all kinds of opulences. In the palace of Bhaumāsura, Lord Kṛṣṇa saw 16,100 young princesses, who had been kidnapped and held captive there. When the princesses saw the Supreme Personality of Godhead, Kṛṣṇa, enter the palace, they immediately became captivated by the beauty of the Lord and prayed for His causeless mercy. Within their minds, they decided to accept Lord Kṛṣṇa as their husband without hesitation. Each one of them prayed to Providence that Kṛṣṇa might become her husband. Sincerely and seriously, they offered their hearts to the lotus feet of Kṛṣṇa with an unalloyed devotional attitude. As the Supersoul in everyone’s heart, Kṛṣṇa could understand their uncontaminated desire, and He agreed to accept them as His wives. Thus He arranged for suitable garments and ornaments for them, and each of them, seated on a palanquin, was dispatched to Dvārakā City. Kṛṣṇa also collected unlimited wealth from the palace, a treasure of chariots, horses, jewels and so on. He took from the palace fifty white elephants, each with four tusks, and all of them were dispatched to Dvārakā.</text:p>
      <text:p text:style-name="P1"/>
      <text:p text:style-name="P1">After this incident, Lord Kṛṣṇa and Satyabhāmā entered Amarāvatī, the capital city of the heavenly planets, and they immediately entered the palace of King Indra and his wife, Śacīdevī, who welcomed them. Kṛṣṇa then presented Indra with the earrings of Aditi.</text:p>
      <text:p text:style-name="P1"/>
      <text:p text:style-name="P1">When Kṛṣṇa and Satyabhāmā were returning from the capital city of Indra, Satyabhāmā remembered Kṛṣṇa’s promise to give her a pārijāta tree. Taking the opportunity of having come to the heavenly kingdom, she uprooted a pārijāta tree and placed it on the back of Garuḍa. Once Nārada had taken a pārijāta flower and presented it to Kṛṣṇa’s senior wife, Śrī Rukmiṇī-devī. On account of this, Satyabhāmā had developed an inferiority complex; she also wanted such a flower from Kṛṣṇa. Kṛṣṇa could understand the competitive womanly nature of His co-wives, and He had smiled. He had immediately asked Satyabhāmā, “Why are you asking for only one flower? I would like to give you a whole tree of pārijāta flowers.”</text:p>
      <text:p text:style-name="P1"/>
      <text:p text:style-name="P1">Actually, Kṛṣṇa had purposely taken His wife Satyabhāmā with Him so that she could collect the pārijāta with her own hand. But the denizens of the heavenly planets, including Indra, were very irritated. Without their permission, Satyabhāmā had uprooted a pārijāta tree, which is not to be found on the earth planet. Indra, along with other demigods, offered opposition to Kṛṣṇa and Satyabhāmā for taking away the tree, but in order to please His favorite wife Satyabhāmā, Kṛṣṇa became determined and adamant, so there was a fight between the demigods and Kṛṣṇa. As usual, Kṛṣṇa came out victorious, and He triumphantly brought the pārijāta tree chosen by His wife to this earth planet, to Dvārakā. After this, the tree was installed in the palace garden of Satyabhāmā. On account of this extraordinary tree, the garden house of Satyabhāmā became extraordinarily beautiful. As the pārijāta tree came down to the earthly planet, the fragrance of its flowers also came down, and the celestial drones migrated to this earth in search of their fragrance and honey.</text:p>
      <text:p text:style-name="P1"/>
      <text:p text:style-name="P1"><text:soft-page-break/>King Indra’s behavior toward Kṛṣṇa was not very much appreciated by great sages like Śukadeva Gosvāmī. Out of His causeless mercy, Kṛṣṇa had gone to the heavenly kingdom, Amarāvatī, to present King Indra with his mother’s earrings, which had been lost to Bhaumāsura, and Indra had been very glad to receive them. But when a pārijāta tree from the heavenly kingdom was taken by Kṛṣṇa, Indra had fought with Him. This was self-interest on the part of Indra. He had offered his prayer, tipping down his head to the lotus feet of Kṛṣṇa, but as soon as his purpose had been served, he became a different creature. That is the way of the dealings of materialistic men. Materialistic men are always interested in their own profit. For this purpose they can offer any kind of respect to anyone, but when their personal interest is over, they are no longer friends. This selfish nature is found not only among the richer class of men on this planet but even in personalities like Indra and other demigods. Too much wealth makes a man selfish. A selfish man is not prepared to take to Kṛṣṇa consciousness and is condemned by great devotees like Śukadeva Gosvāmī. In other words, possession of too many worldly riches is a disqualification for advancement in Kṛṣṇa consciousness.</text:p>
      <text:p text:style-name="P1"/>
      <text:p text:style-name="P1">After defeating Indra, Kṛṣṇa arranged to marry the 16,100 girls brought from the custody of Bhaumāsura. By expanding Himself into 16,100 forms, He simultaneously married them all in different palaces at the same auspicious moment. He thus established the truth that Kṛṣṇa and no one else is the Supreme Personality of Godhead. There is nothing impossible for Kṛṣṇa, the Supreme Personality of Godhead; He is all-powerful, omnipresent and imperishable, and so there is nothing wonderful in this pastime. All the palaces of the more than 16,000 queens of Kṛṣṇa were filled with suitable gardens, furniture and other paraphernalia, to which there is no parallel in this world. There is no exaggeration in this story from Śrīmad-Bhāgavatam. The queens of Kṛṣṇa were all expansions of the goddess of fortune, Lakṣmījī. Kṛṣṇa lived with them in different palaces, and He treated them exactly the same way an ordinary man treats his wife.</text:p>
      <text:p text:style-name="P1"/>
      <text:p text:style-name="P1">We should always remember that the Supreme Personality of Godhead, Kṛṣṇa, was playing exactly like a human being; although He showed His extraordinary opulences by simultaneously marrying more than sixteen thousand wives in more than sixteen thousand palaces, He behaved with them just like an ordinary man, and He strictly followed the relationship between husband and wife required in ordinary homes. Therefore, it is very difficult to understand the characteristics of the Supreme Brahman, the Personality of Godhead. Even demigods like Brahmā are unable to probe into the transcendental pastimes of the Lord. The wives of Kṛṣṇa were so fortunate that they got the Supreme Personality of Godhead as their husband, although their husband’s personality was unknown even to Brahmā and the other demigods.</text:p>
      <text:p text:style-name="P1"/>
      <text:p text:style-name="P1">In their dealings as husband and wife, Kṛṣṇa and His queens would smile, talk, joke, embrace and so on, and their conjugal relationship ever-increasingly developed. In this way, Kṛṣṇa and the queens enjoyed transcendental happiness in their household life. Although each and every queen had thousands of maidservants engaged for her service, the queens were all personally attentive to serving Kṛṣṇa. Each one of them used to receive Kṛṣṇa personally when He entered the palace. They engaged in seating Him on a nice couch, worshiping Him with all kinds of paraphernalia, washing His lotus feet with Ganges water, offering Him betel nuts and massaging His legs. In this way, they gave Him relief from the fatigue He felt after being away from home. They fanned Him nicely, offered Him fragrant essential floral oil, decorated Him with flower garlands, dressed His hair, asked Him to lie down to take rest, bathed Him personally and fed Him palatable dishes. Each queen did all these things herself and did not wait for the maidservants. In other words, Kṛṣṇa and His different queens displayed on this earth an ideal household life.</text:p>
      <text:p text:style-name="P1"/>
      <text:p text:style-name="P1">Thus ends the Bhaktivedanta purport of the fifty-ninth chapter of Kṛṣṇa, “The Deliverance of the Demon Bhaumāsura.”</text:p>
      <text:p text:style-name="P1"/>
      <text:p text:style-name="P1"><text:soft-page-break/></text:p>
      <text:p text:style-name="P1">CHAPTER 60</text:p>
      <text:p text:style-name="P1">Talks Between Kṛṣṇa and Rukmiṇī</text:p>
      <text:p text:style-name="P1"/>
      <text:p text:style-name="P1">Once upon a time, Lord Kṛṣṇa, the Supreme Personality of Godhead, the bestower of all knowledge upon all living entities, from Brahmā to the insignificant ant, was sitting in the bedroom of Rukmiṇī, who was engaged in the service of the Lord along with her assistant maidservants. Kṛṣṇa was sitting on the bedstead of Rukmiṇī, and the maidservants were fanning Him with cāmaras (yak-tail fly whisks).</text:p>
      <text:p text:style-name="P1"/>
      <text:p text:style-name="P1">Lord Kṛṣṇa’s dealings with Rukmiṇī as a perfect husband are a perfect manifestation of the supreme perfection of the Personality of Godhead. There are many philosophers who propound a concept of the Absolute Truth in which God cannot do this or that. They deny the incarnation of God, or the Supreme Absolute Truth in human form. But actually the fact is different: God cannot be subject to our imperfect sensual activities. He is the all-powerful, omnipresent Personality of Godhead, and by His supreme will He can not only create, maintain and annihilate the whole cosmic manifestation but can also descend as an ordinary human being to execute the highest mission. As stated in the Bhagavad-gītā, whenever there are discrepancies in the discharge of human occupational duties, He descends. He is not forced to appear by any external agency, but He descends by His own internal potency in order to reestablish the standard functions of human activities and simultaneously annihilate the disturbing elements in the progressive march of human civilization. In accordance with this principle of the transcendental pastimes of the Supreme Personality of Godhead, He descended in His eternal form as Śrī Kṛṣṇa in the dynasty of the Yadus.</text:p>
      <text:p text:style-name="P1"/>
      <text:p text:style-name="P1">The palace of Rukmiṇī was wonderfully furnished. Hanging from the ceiling were many canopies with laces bedecked with pearl garlands, and the whole palace was illuminated by the effulgence of valuable jewels. There were many flower groves of mallikā and cāmeli, which are considered the most fragrant flowers in India. There were many clusters of these plants, with blooming flowers enhancing the beauty of the palace. And because of the exquisite fragrance of the flowers, little groups of humming bees gathered around the trees, and at night the pleasing moonshine glittered through the network of holes in the windows. There were many heavily flowered trees of pārijāta, and the mild wind stirred the fragrance of the flowers all around. Incense burned within the walls of the palace, and the fragrant smoke leaked out of the window shutters. Within the room were mattresses covered with white bedsheets; the bedding was as soft and white as milk foam. In this situation, Lord Śrī Kṛṣṇa sat very comfortably and enjoyed the service of Rukmiṇījī, who was assisted by her maidservants.</text:p>
      <text:p text:style-name="P1"/>
      <text:p text:style-name="P1">Rukmiṇī was very eager to get the opportunity to serve her husband, the Supreme Personality of Godhead. She therefore wanted to serve the Lord personally and took the handle of the cāmara from the hand of a maidservant and began to move the fan. The handle of the cāmara was made of gold and bedecked with valuable jewels, and it became more beautiful when taken by Rukmiṇī because all of her fingers were beautifully set with jeweled rings. Her legs were decorated with jeweled ankle bells, which rang very softly between the pleats of her sari. Rukmiṇī’s raised breasts were smeared with kuṅkuma and saffron; thus her beauty was enhanced by the reflection of the reddish color emanating from her covered breasts. Her high hips were decorated with a jeweled lace girdle, and a locket of great effulgence hung on her neck. Above all, because she was engaged in the service of Lord Kṛṣṇa – although at that time she was old enough to have grown-up sons – her beautiful body was beyond compare in the three worlds. When we take account of her beautiful face, it appears that the curling hair on her head, the beautiful earrings on her ears, her smiling mouth and her necklace of gold all combined to shower rains of nectar, and thus it was definitely proven that Rukmiṇī was none other than the original goddess of fortune, who is always engaged in the service of the lotus feet of Nārāyaṇa.</text:p>
      <text:p text:style-name="P1"><text:soft-page-break/></text:p>
      <text:p text:style-name="P1">The pastimes of Kṛṣṇa and Rukmiṇī in Dvārakā are accepted by great authorities as manifestations of those of Nārāyaṇa and Lakṣmī, which are of an exalted opulence. The pastimes of Rādhā and Kṛṣṇa in Vṛndāvana are simple and rural, distinguished from the polished urban characteristics of those of Dvārakā. The characteristics of Rukmiṇī were unusually bright, and Kṛṣṇa was very much satisfied with her behavior.</text:p>
      <text:p text:style-name="P1"/>
      <text:p text:style-name="P1">Kṛṣṇa had experienced that when Rukmiṇī was offered a pārijāta flower by Nārada Muni, Satyabhāmā had become envious of her co-wife and had immediately demanded a similar flower from Kṛṣṇa. In fact, she could not be pacified until she was promised the whole tree. And Kṛṣṇa actually fulfilled His promise: He brought the tree down to the earth planet from the heavenly kingdom. After this episode, Kṛṣṇa expected that because Satyabhāmā had been rewarded with a full tree of pārijāta, Rukmiṇī would also demand something. Rukmiṇī did not mention anything of the incident, however, for she was grave and simply satisfied in her service. Kṛṣṇa wanted to see her a bit irritated, and therefore He schemed to see the beautiful face of Rukmiṇī in an irritated condition. Although Kṛṣṇa had more than 16,100 wives, He used to behave with each of them with familial affection; He would create a particular situation between Himself and His wife in which the wife would criticize Him in the irritation of love, and Kṛṣṇa would enjoy this. In this case, because Kṛṣṇa could not find any fault with Rukmiṇī, for she was very grave and always engaged in His service, He smilingly, in great love, began to speak to her just to provoke her loving anger. Rukmiṇī was the daughter of Bhīṣmaka, a powerful king. Thus Kṛṣṇa did not address her as Rukmiṇī; He addressed her this time as the princess. “My dear princess, it is very surprising. Many great personalities in the royal order wanted to marry you. Although not all of them were kings, all possessed the opulence and riches of the kingly order; they were well behaved, learned, famous among kings, beautiful in their bodily features and personal qualifications, liberal, very powerful in strength and advanced in every respect. They were not unfit in any way, and over and above that, your father and your brother had no objection to such a marriage. On the contrary, they gave their word of honor that you would be married with Śiśupāla. Indeed, the marriage was sanctioned by both your parents. Śiśupāla was a great king and was so lusty and mad after your beauty that if he had married you I think he would always have remained with you just like your faithful servant.</text:p>
      <text:p text:style-name="P1"/>
      <text:p text:style-name="P1">“In comparison to Śiśupāla, with his personal qualities, I am nothing. And you may personally realize it. I am surprised that you rejected the marriage with Śiśupāla and accepted Me, who am inferior in comparison to Śiśupāla. I think Myself completely unfit to be your husband because you are so beautiful, sober, grave and exalted. May I inquire from you the reason that induced you to accept Me? Now, of course, I may address you as My beautiful wife, but still I may inform you of My actual position – that I am inferior to all those princes who wanted to marry you.</text:p>
      <text:p text:style-name="P1"/>
      <text:p text:style-name="P1">“First of all, you may know that I was so much afraid of Jarāsandha that I could not dare live on the land, and thus I have constructed this house within the water of the sea. It is not My business to disclose this secret to others, but you must know that I am not very heroic; I am a coward and am afraid of My enemies. Still I am not safe, because all the great kings of the land are inimical to Me. I have personally created this inimical feeling by fighting with them in many ways. Another fault is that although I am on the throne of Dvārakā, I have no immediate claim. Although I got a kingdom by killing My maternal uncle, Kaṁsa, the kingdom was to go to My grandfather; so actually I have no possession of a kingdom. Besides that, I have no fixed aim in life. People cannot understand Me very well. What is the ultimate goal of My life? They know very well that I was a cowherd boy in Vṛndāvana. People expected that I would follow in the footsteps of My foster father, Nanda Mahārāja, and be faithful to Śrīmatī Rādhārāṇī and all Her friends in the village of Vṛndāvana. But all of a sudden I left them. I wanted to become a famous prince. Still I could not have any kingdom, nor could I rule as a prince. People are bewildered about My ultimate goal of life; they do not know whether I am a cowherd boy or a prince, whether I am the son of Nanda Mahārāja or the son of <text:soft-page-break/>Vasudeva. Because I have no fixed aim in life, people may call Me a vagabond. Therefore, I am surprised that you could select such a vagabond husband.</text:p>
      <text:p text:style-name="P1"/>
      <text:p text:style-name="P1">“Besides this, I am not very much polished, even in social etiquette. A person should be satisfied with one wife, but you see that I have married many times, and I have more than sixteen thousand wives. I cannot please all of them as a polished husband. My behavior with them is not very nice, and I know that you are very conscious of it. I sometimes create a situation with My wives which is not very happy. Because I was trained in a village in My childhood, I am not well acquainted with the etiquette of urban life. I do not know the way to please a wife with nice words and behavior. And from practical experience it is found that any woman who follows My way or becomes attracted to Me is ultimately left to cry for the rest of her life. In Vṛndāvana, many gopīs were attracted to Me, and now I have left them, and they are living but are simply crying for Me in separation. I have heard from Akrūra and Uddhava that since I left Vṛndāvana all My cowherd boyfriends, the gopīs and Rādhārāṇī, and My foster father, Nanda Mahārāja, are simply crying constantly for Me. I have left Vṛndāvana for good and am now engaged with the queens in Dvārakā, but I am not well behaved with any of you. So you can very easily understand that I have no steadiness of character; I am not a very reliable husband. The net result of being attracted to Me is to acquire a life of bereavement only.</text:p>
      <text:p text:style-name="P1"/>
      <text:p text:style-name="P1">“My dear beautiful princess, you may also know that I am always penniless. Just after My birth, I was carried penniless to the house of Nanda Mahārāja, and I was raised just like a cowherd boy. Although My foster father possessed many hundreds of thousands of cows, I was not the proprietor of even one of them. I was simply entrusted with taking care of them and tending them, but I was not the proprietor. Here also I am not the proprietor of anything but am always penniless. There is no cause to lament for such a penniless condition; I possessed nothing in the past, so why should I lament that I do not possess anything at present? You may note also that My devotees are not very opulent; they also are very poor in worldly goods. Persons who are very rich, possessing worldly wealth, are not interested in devotion to Me, or Kṛṣṇa consciousness. On the contrary, when a person becomes penniless, whether by force or by circumstances, he may become interested in Me if he gets the proper opportunity. Persons who are proud of their riches, even if they are offered association with My devotees, do not take advantage of consciousness of Me. In other words, the poorer class of men may have some interest in Me, but rich men have no interest. I think, therefore, that your selection of Me was not very intelligent. You appear very intelligent, trained by your father and brother, but ultimately you have made a great mistake in selecting your life’s companion.</text:p>
      <text:p text:style-name="P1"/>
      <text:p text:style-name="P1">“But there is no harm; the mistake can still be rectified, and it is better late than never. You are at liberty to select a suitable husband who is actually an equal to you in opulence, family tradition, wealth, beauty, education – in all respects. Whatever mistakes you may have made may be forgotten. Now you may chalk out your own lucrative path of life. Usually a person does not establish a marital relationship with a person who is either higher or lower than his position. My dear daughter of the king of Vidarbha, I think you did not consider very sagaciously before your marriage. Thus you made a wrong selection by choosing Me as your husband. You mistakenly heard about My having very exalted character, although factually I was nothing more than a beggar. Without seeing Me and My actual position, simply by hearing about Me, you selected Me as your husband. That was not very rightly done. Therefore, since it is better late than never, I advise you to now select one of the great kṣatriya princes and accept him as your life’s companion, and you may reject Me.”</text:p>
      <text:p text:style-name="P1"/>
      <text:p text:style-name="P1">Kṛṣṇa was proposing that Rukmiṇī divorce Him at a time when Rukmiṇī already had many grown-up children. Therefore Kṛṣṇa’s whole proposition appeared to be something unexpected because according to the Vedic culture there was no such thing as separation of husband and wife by divorce. Nor was it possible for Rukmiṇī to choose a new husband at her advanced age, when she <text:soft-page-break/>had many married sons. To Rukmiṇī every one of Kṛṣṇa’s proposals appeared crazy, and she was surprised that Kṛṣṇa could say such things. Simple as she was, her anxiety was increasing more and more at the thought of separation from Kṛṣṇa.</text:p>
      <text:p text:style-name="P1"/>
      <text:p text:style-name="P1">Kṛṣṇa continued: “After all, you have to prepare yourself for your next life. I therefore advise that you select someone who can help you in both this life and the next, for I am completely unable to help. My dear beautiful princess, you know that all the members of the princely order, including Śiśupāla, Śālva, Jarāsandha, Dantavakra and even your elder brother Rukmī, are My enemies; they do not like Me at all. They hate Me from the cores of their hearts. All these princes were very much puffed up with their worldly possessions and did not care a fig for anyone who came before them. In order to teach them some lessons, I agreed to kidnap you according to your desire; otherwise I actually have no love for you, although you loved Me even before the marriage.</text:p>
      <text:p text:style-name="P1"/>
      <text:p text:style-name="P1">“As I have already explained, I am not very much interested in family life or love between husband and wife. By nature, I am not very fond of family life, wife, children, home and opulences. As My devotees are always neglectful of all these worldly possessions, I am also like that. Actually, I am interested in self-realization; that gives Me pleasure, and not this family life.” After submitting His statement, Lord Kṛṣṇa suddenly stopped.</text:p>
      <text:p text:style-name="P1"/>
      <text:p text:style-name="P1">The great authority Śukadeva Gosvāmī remarks that Kṛṣṇa almost always passed His time with Rukmiṇī, and Rukmiṇī was a bit proud to be so fortunate that Kṛṣṇa never left her even for a moment. Kṛṣṇa, however, does not like any of His devotees to be proud. As soon as a devotee becomes so, by some tactic He cuts down that pride. In this case also, Kṛṣṇa said many things which were hard for Rukmiṇī to hear. She could only conclude that although she was proud of her position, Kṛṣṇa could be separated from her at any moment.</text:p>
      <text:p text:style-name="P1"/>
      <text:p text:style-name="P1">Rukmiṇī was conscious that her husband was not an ordinary human being. He was the Supreme Personality of Godhead, the master of the three worlds. By the way He was speaking, she was afraid of being separated from the Lord, for she had never heard such harsh words from Kṛṣṇa before. Thus she became perplexed with fear of separation, and her heart began to palpitate. Without replying to a word of Kṛṣṇa’s statement, she simply cried in great anxiety, as if drowning in an ocean of grief. She silently scratched the floor with her toenails, which reflected reddish light on the floor. The tears from her eyes mixed with the black cosmetic ointment from her eyelids and dropped down, washing the kuṅkuma and saffron from her breasts. Choked up on account of great anxiety, unable to speak even a word, she kept her head downward and remained standing just like a stick. Due to extremely painful fear and lamentation, she lost all her powers of reason and became weak, her body losing so much weight that the bangles on her wrists became slack. The cāmara with which she was serving Kṛṣṇa immediately fell from her hand. Her brain and memory became puzzled, and she lost consciousness. The nicely combed hair on her head scattered here and there, and she fell down straight, like a banana tree cut down by a whirlwind.</text:p>
      <text:p text:style-name="P1"/>
      <text:p text:style-name="P1">Lord Kṛṣṇa immediately realized that Rukmiṇī had not taken His words in a joking spirit. She had taken them very seriously, and in her extreme anxiety over immediate separation from Him, she had fallen into this condition. Lord Śrī Kṛṣṇa is naturally very affectionate toward His devotees, and when He saw Rukmiṇī’s condition, His heart immediately softened. At once He became merciful to her. The relationship between Rukmiṇī and Kṛṣṇa was like that between Lakṣmī and Nārāyaṇa; therefore, Kṛṣṇa appeared before Rukmiṇī in His four-handed manifestation of Nārāyaṇa. He got down from the bedstead, lifted her up by her hands and, placing His cooling hands on her face, smoothed the scattered hair on her head. Lord Kṛṣṇa dried the wet breasts of Rukmiṇījī with His hand. Understanding the seriousness of Rukmiṇī’s love for Him, He embraced her to His chest.</text:p>
      <text:p text:style-name="P1"/>
      <text:p text:style-name="P1"><text:soft-page-break/>The Supreme Personality is expert in putting a thing reasonably for one’s understanding, and thus He tried to retract all that He had said before. He is the only resort for all devotees, and so He knows very well how to satisfy His pure devotees. Kṛṣṇa understood that Rukmiṇī could not follow the statements He had made in a joking way. To counteract her confusion, He spoke as follows.</text:p>
      <text:p text:style-name="P1"/>
      <text:p text:style-name="P1">“My dear daughter of King Vidarbha, My dear Rukmiṇī, please do not misunderstand Me. Don’t be unkind to Me like this. I know that you are sincerely and seriously attached to Me; you are My eternal companion. The words which have affected you so much are not factual. I wanted to irritate you a bit, and I was expecting you to make counteranswers to those joking words. Unfortunately, you have taken them seriously; I am very sorry for it. I expected that your red lips would tremble in anger when you heard My statement and that you would chastise Me with many words. O perfection of love, I never expected that your condition would be like this. I expected that you would cast your blinking glance upon Me in retaliation and that I would thus be able to see your beautiful face in that angry mood.</text:p>
      <text:p text:style-name="P1"/>
      <text:p text:style-name="P1">“My dear beautiful wife, you know that because we are householders we are always busy in many household affairs and long for a time when we can enjoy some joking words between us. That is our ultimate gain in household life.” Actually, householders work very hard day and night, but all fatigue of the day’s labor is minimized as soon as they meet, husband and wife together, and enjoy life in many ways. Lord Kṛṣṇa wanted to exhibit Himself as being like an ordinary householder who delights himself by exchanging joking words with his wife. He therefore repeatedly requested Rukmiṇī not to take those words very seriously.</text:p>
      <text:p text:style-name="P1"/>
      <text:p text:style-name="P1">In this way, when Lord Kṛṣṇa pacified Rukmiṇī by His sweet words, she could understand that what He had formerly said was not actually meant seriously but was spoken to evoke some joking pleasure between themselves. She was therefore pacified by hearing the words of Kṛṣṇa. Gradually she was freed from all fear of separation from Him, and she began to look at His face very cheerfully with her naturally smiling face. She said, “My dear lotus-eyed Lord, Your statement that we are not a fit combination is completely right. It is not possible for me to come to an equal level with You, for You are the reservoir of all qualities, the unlimited Supreme Personality of Godhead. How can I be a fit match for You? There is no possibility of comparison with You, who are the master of all greatness, the controller of the three qualities and the object of worship for great demigods like Brahmā and Lord Śiva. As far as I am concerned, I am a product of the three modes of material nature, which impede the progressive advancement of devotional service. When and where can I be a fit match for You? My dear husband, You have rightly said that You have taken shelter in the water of the sea as if You were afraid of the kings. But who are the kings of this material world? I do not think that the so-called royal families are kings of the material world. The kings of the material world are the three modes of material nature, who are actually its controllers. You are situated in the core of everyone’s heart, where You remain completely aloof from the touch of the three modes of material nature, and there is no doubt about it.</text:p>
      <text:p text:style-name="P1"/>
      <text:p text:style-name="P1">“You say You always maintain enmity with the worldly kings. But who are the worldly kings? I think the worldly kings are the senses. They are most formidable, and they control everyone. Certainly You maintain enmity with these material senses. You are never under the control of the senses; rather, You are the controller of the senses, Hṛṣīkeśa.</text:p>
      <text:p text:style-name="P1"/>
      <text:p text:style-name="P1">“My dear Lord, You have said that You are bereft of all royal power, and that is also correct. Not only are You bereft of supremacy over the material world, but even Your servants, those who have some attachment to Your lotus feet, also give up supremacy over the material world because they consider the material position to be the darkest region, which checks the progress of spiritual enlightenment. Your servants do not like material supremacy, so what to speak of You? My dear Lord, Your statement that You do not act as an ordinary person with a particular aim in life is also <text:soft-page-break/>perfectly correct. Even Your great devotees and servants, known as great sages and saintly persons, remain in such a state that no one can get any clue as to the aim of their lives. Human society considers them crazy and cynical. Their aim of life remains a mystery to the common human being; the lowest of mankind can know neither You nor Your servants. A contaminated human being cannot even imagine the pastimes of You and Your devotees. O unlimited one, when the activities and endeavors of Your devotees remain a mystery to the common human beings, how can Your motives and endeavors be understood by them? All kinds of energies and opulences are engaged in Your service, but still they rest at Your shelter.</text:p>
      <text:p text:style-name="P1"/>
      <text:p text:style-name="P1">“You have described Yourself as penniless, but this condition is not poverty. Since there is nothing in existence but You, You do not need to possess anything – You Yourself are everything. Unlike others, You do not require to purchase anything extraneously. With You all contrary things can be adjusted because You are absolute. You do not possess anything, but no one is richer than You. In the material world, no one can be rich without possessing. Since Your Lordship is absolute, You can adjust the contradiction of possessing nothing but at the same time being the richest. In the Vedas it is stated that although You have no material hands and legs, You accept everything offered in devotion by the devotees. You have no material eyes and ears, but still You can see and hear everything everywhere. Although You do not possess anything, the great demigods who accept prayers and worship from others come and worship You to solicit Your mercy. How can You be categorized among the poor?</text:p>
      <text:p text:style-name="P1"/>
      <text:p text:style-name="P1">“My dear Lord, You have also stated that the richest section of human society does not worship You. This is also correct, because persons who are puffed up with material possessions think of utilizing their property for sense gratification. When a poverty-stricken man becomes rich, he makes a program for sense gratification due to his ignorance of how to utilize his hard-earned money. Under the spell of the external energy, he thinks that his money is properly employed in sense gratification, and thus he neglects to render You transcendental service. My dear Lord, You have stated that persons who possess nothing are very dear to You; renouncing everything, Your devotee wants to possess You only. I see, therefore, that a great sage like Nārada Muni, who does not possess any material property, is still very dear to You. And such persons do not care for anything but Your Lordship.</text:p>
      <text:p text:style-name="P1"/>
      <text:p text:style-name="P1">“My dear Lord, You have stated that a marriage between persons equal in social standing, beauty, riches, strength, influence and renunciation can be a suitable match. But this status of life can be possible only by Your grace. You are the supreme perfectional source of all opulences. Whatever opulent status one may have is all derived from You. As described in the Vedānta-sūtra, janmādy asya yataḥ – You are the supreme source from which everything emanates, the reservoir of all pleasures. Therefore, persons endowed with knowledge desire only to achieve You, and nothing else. To achieve Your favor, they give up everything – even the transcendental realization of Brahman. You are the supreme, ultimate goal of life. You are the reservoir of all interests of the living entities. Those who are actually well motivated desire only You, and for this reason they give up everything to attain success. They therefore deserve to associate with You. In the society of the servitors and served in Kṛṣṇa consciousness, one is not subjected to the pains and pleasures of material society, which functions according to sex attraction. Therefore everyone, whether man or woman, should seek to be an associate in Your society of servitors and served. You are the Supreme Personality of Godhead; no one can excel You, nor can anyone come up to an equal level with You. The perfect social system is that in which You remain in the center, being served as the Supreme, and all others engage as Your servitors. In such a perfectly constructed society, everyone can remain eternally happy and blissful.</text:p>
      <text:p text:style-name="P1"/>
      <text:p text:style-name="P1">“My Lord, You have stated that only the beggars praise Your glories, and that is also perfectly correct. But who are those beggars? Those beggars are all exalted devotees, liberated personalities <text:soft-page-break/>and those in the renounced order of life. They are all great souls and devotees who have no other business than to glorify You. Such great souls forgive even the worst offenders. These so-called beggars execute their spiritual advancement in life, tolerating all tribulations in the material world. My dear husband, do not think that I accepted You as my husband out of my inexperience; actually, I followed all these great souls. I followed the path of these great beggars and decided to surrender my life unto Your lotus feet.</text:p>
      <text:p text:style-name="P1"/>
      <text:p text:style-name="P1">“You have said that You are penniless, and that is correct, for You distribute Yourself completely to these great souls and devotees. Knowing this fact perfectly well, I rejected even such great personalities as Lord Brahmā and King Indra. My Lord, the great time factor acts under Your direction only. The time factor is so great and powerful that within moments it can effect devastation anywhere within the creation. Considering all these factors, I thought Jarāsandha, Śiśupāla and similar princes who wanted to marry me to be no more important than ordinary insects.</text:p>
      <text:p text:style-name="P1"/>
      <text:p text:style-name="P1">“My dear all-powerful son of Vasudeva, Your statement that You have taken shelter within the water of the ocean out of fear of all the great princes, is quite unsuitable, for my experience with You contradicts this. I have actually seen that You kidnapped me forcibly in the presence of all these princes. At the time of my marriage ceremony, simply by giving a jerk to the string of Your bow, You very easily drove the others away and kindly gave me shelter at Your lotus feet. I still remember vividly how You kidnapped me in the same way that a lion forcibly takes its share of hunted booty, driving away all small animals within the twinkling of an eye.</text:p>
      <text:p text:style-name="P1"/>
      <text:p text:style-name="P1">“My dear lotus-eyed Lord, I cannot understand Your statement that women and other persons who have taken shelter under Your lotus feet pass their days only in bereavement. From the history of the world we can see that princes like Aṅga, Pṛthu, Bharata, Yayāti and Gaya were all great emperors of the world, and there were no competitors to their exalted positions. But in order to achieve the favor of Your lotus feet, they renounced their exalted positions and entered the forest to practice penances and austerities. When they voluntarily accepted such a position, accepting Your lotus feet as all in all, does it mean that they were in lamentation and bereavement?</text:p>
      <text:p text:style-name="P1"/>
      <text:p text:style-name="P1">“My dear Lord, You have advised me that I can still select another from the princely order and divorce myself from Your companionship. But, my dear Lord, it is perfectly well known to me that You are the reservoir of all good qualities. Great saintly persons like Nārada Muni are always engaged simply in glorifying Your transcendental characteristics. Someone who simply takes shelter of such a saintly person immediately becomes freed from all material contamination. And when he comes in direct contact with Your service, the goddess of fortune agrees to bestow all her blessings. Under the circumstances, what woman who has once heard of Your glories from authoritative sources and has somehow or other relished the nectarean fragrance of Your lotus feet would be foolish enough to agree to marry someone of this material world, who is always afraid of death, disease, old age and rebirth? I have therefore accepted Your lotus feet not without consideration but after mature and deliberate decision. My dear Lord, You are the master of the three worlds. You can fulfill all the desires of all Your devotees in this world and the next because You are the Supreme Soul of everyone. I have therefore selected You as my husband, considering You to be the only fit personality. You may throw me in any species of life according to the reactions of my fruitive activities, and I haven’t the least concern for this. My only ambition is that I may always remain fast to Your lotus feet, for You can deliver Your devotees from illusory material existence and are always prepared to distribute Yourself to Your devotees.</text:p>
      <text:p text:style-name="P1"/>
      <text:p text:style-name="P1">“My dear Lord, You have advised me to select one of the princes such as Śiśupāla, Jarāsandha or Dantavakra, but what is their position in this world? They are always engaged in hard labor to maintain their household life, just like the bulls working hard day and night with an oil-pressing <text:soft-page-break/>machine. They are compared to asses, beasts of burden. They are always dishonored like dogs, and they are miserly like cats. They have sold themselves like slaves to their wives. Any unfortunate woman who has never heard of Your glories may accept such a man as her husband, but a woman who has learned about You – that You are praised not only in this world but in the halls of the great demigods like Lord Brahmā and Lord Śiva – will not accept anyone besides You as her husband. A man within this material world is just a dead body. In fact, superficially, the living entity is covered by this body, which is nothing but a bag of skin decorated with a beard and mustache, hairs on the body, nails on the fingers, and hairs on the head. Within this decorated bag are bunches of muscles, bundles of bones, and pools of blood, always mixed with stool, urine, mucus, bile and polluted air and enjoyed by different kinds of insects and germs. A foolish woman accepts such a dead body as her husband and, in sheer misunderstanding, loves him as her dear companion. This is possible only because such a woman has never relished the ever-blissful fragrance of Your lotus feet.</text:p>
      <text:p text:style-name="P1"/>
      <text:p text:style-name="P1">“My dear lotus-eyed husband, You are self-satisfied. You do not care whether or not I am beautiful or qualified; You are not at all concerned about it. Therefore Your nonattachment for me is not at all astonishing; it is quite natural. You cannot be attached to any woman, however exalted her position and beauty. Whether You are attached to me or not, may my devotion and attention be always engaged at Your lotus feet. The material mode of passion is also Your creation, so when You passionately glance upon me, I accept it as the greatest boon of my life. I am ambitious only for such auspicious moments.”</text:p>
      <text:p text:style-name="P1"/>
      <text:p text:style-name="P1">After hearing Rukmiṇī’s statement and her clarification of each and every word He had used to arouse her anger of love toward Him, Kṛṣṇa addressed Rukmiṇī as follows: “My dear chaste wife, My dear princess, I expected such an explanation from you, and only for this purpose did I speak all those joking words, so that you might be cheated of the real point of view. Now My purpose has been served. The wonderful explanation you have given of My every word is completely factual and approved by Me. O most beautiful Rukmiṇī, you are My dearmost wife. I am greatly pleased to understand how much love you have for Me. Please take it for granted that no matter what ambition and desire you might have and no matter what you might expect from Me, I am always at your service. And it is a fact also that My devotees, My dearmost friends and servitors, are always free from material contamination, even though they are not inclined to ask Me for such liberation. My devotees never desire anything from Me except to be engaged in My service. And yet because they are completely dependent upon Me, even if they are found to ask something from Me, that is not material. Such ambitions and desires, instead of becoming the cause of material bondage, become the source of liberation from this material world.</text:p>
      <text:p text:style-name="P1"/>
      <text:p text:style-name="P1">“My dear chaste and pious wife, I have tested, on the basis of strict chastity, your love for your husband, and you have passed the examination most successfully. I have purposely agitated you by speaking many words not applicable to your character, but I am surprised to see that not a pinch of your devotion to Me has been deviated from its fixed position. My dear wife, I am the bestower of all benedictions, even up to the standard of liberation from this material world, and it is I only who can stop the continuation of material existence and call one back home, back to Godhead. One whose devotion for Me is adulterated worships Me for some material benefit, just to keep himself in the world of material happiness, culminating in the pleasure of sex life. One who engages himself in severe penances and austerities just to attain this material happiness is certainly under the illusion of My external energy. Persons who are engaged in My devotional service simply for the purpose of material gain and sense gratification are certainly very foolish, for material happiness based on sex life is available in the most abominable species of life, such as the hogs and dogs. No one should try to approach Me for such happiness, which is available even if one is put into a hellish condition of life. It is better, therefore, for persons who are simply after material happiness and not after Me to remain in that hellish condition.”</text:p>
      <text:p text:style-name="P1"/>
      <text:p text:style-name="P1"><text:soft-page-break/>Material contamination is so strong that everyone is working very hard day and night for material happiness. The show of religion, austerity, penance, humanitarianism, philanthropy, politics, science – everything is aimed at realizing some material benefit. For the immediate success of material benefit, materialistic persons generally worship different demigods, and under the spell of material propensities they sometimes take to the devotional service of the Lord. But sometimes it so happens that if a person sincerely serves the Lord and at the same time maintains material ambitions, the Lord very kindly removes the sources of material happiness. Not finding any recourse in material happiness, the devotee then engages himself absolutely in pure devotional service.</text:p>
      <text:p text:style-name="P1"/>
      <text:p text:style-name="P1">Lord Kṛṣṇa continued: “My dear best of queens, I clearly understand that you have no material ambition; your only purpose is to serve Me, and you have long been engaged in unalloyed service. Exemplary unalloyed devotional service not only can bestow upon the devotee liberation from this material world, but it also promotes him to the spiritual world to be eternally engaged in My service. Persons too much addicted to material happiness cannot render such service. Women whose hearts are polluted and full of material desires devise various means of sense gratification while outwardly showing themselves to be great devotees.</text:p>
      <text:p text:style-name="P1"/>
      <text:p text:style-name="P1">“My dear honored wife, although I have thousands of wives, I do not think that any one of them can love Me more than you. The practical proof of your extraordinary position is that although you had never seen Me before our marriage and you had simply heard about Me from a third person, still, your faith in Me was so much fixed that even in the presence of many qualified, rich and beautiful men of the royal order, you did not select any one of them as your husband but insisted on having Me. You neglected all the princes present, and very politely you sent Me a confidential letter inviting Me to kidnap you. While I was kidnapping you, your elder brother Rukmī violently protested and fought with Me. As a result of the fight, I defeated him mercilessly and disfigured his body. At the time of Aniruddha’s marriage, when we were all playing chess, there was another fight with your brother Rukmī on a controversial verbal point, and My elder brother, Balarāma, finally killed him. I was surprised to see that you did not utter even a word of protest over this incident. Because of your great anxiety that you might be separated from Me, you suffered all the consequences without speaking even a word. As the result of this great silence, My dear wife, you have purchased Me for all time; I have come eternally under your control. You sent your messenger inviting Me to kidnap you, and when you found that there was a little delay in My arriving on the spot, you saw the whole world as vacant. At that time you concluded that your beautiful body was not fit to be touched by anyone else; therefore, thinking that I was not coming, you decided to commit suicide and immediately end that body. My dear Rukmiṇī, such great and exalted love for Me will always remain within My soul. As far as I am concerned, it is not within My power to repay you for your unalloyed devotion to Me.”</text:p>
      <text:p text:style-name="P1"/>
      <text:p text:style-name="P1">The Supreme Personality of Godhead, Kṛṣṇa, certainly has no business being anyone’s husband or son or father, because everything belongs to Him and everyone is under His control. He does not require anyone’s help for His satisfaction. He is ātmārāma, self-satisfied; He can derive all pleasure by Himself, without anyone’s help. But when the Lord descends to play the part of a human being, He plays a role either as a husband, son, friend or enemy in full perfection. As such, when He was playing as the perfect husband of the queens, especially of Rukmiṇījī, He enjoyed conjugal love in complete perfection.</text:p>
      <text:p text:style-name="P1"/>
      <text:p text:style-name="P1">According to Vedic culture, although polygamy is allowed, none of one’s wives should be ill-treated. In other words, one may take many wives only if he is able to satisfy all of them equally as an ideal householder; otherwise it is not allowed. Lord Kṛṣṇa is the world teacher; therefore, even though He had no need for a wife, He expanded Himself into as many forms as He had wives, and He lived with them as an ideal householder, observing the regulative principles, rules and commitments in accordance with the Vedic injunctions and the social laws and customs of society. <text:soft-page-break/>For each of His 16,108 wives, He simultaneously maintained different palaces, different establishments and different atmospheres. Thus the Lord, although one, exhibited Himself as 16,108 ideal householders.</text:p>
      <text:p text:style-name="P1"/>
      <text:p text:style-name="P1">Thus ends the Bhaktivedanta purport of the sixtieth chapter of Kṛṣṇa, “Talks Between Kṛṣṇa and Rukmiṇī.”</text:p>
      <text:p text:style-name="P1"/>
      <text:p text:style-name="P1"/>
      <text:p text:style-name="P1">CHAPTER 61</text:p>
      <text:p text:style-name="P1">The Genealogy of the Family of Kṛṣṇa</text:p>
      <text:p text:style-name="P1"/>
      <text:p text:style-name="P1">Kṛṣṇa had 16,108 wives, and in each of them He begot ten sons, all of them equal to their father in the opulences of strength, beauty, wisdom, fame, wealth and renunciation. “Like father, like son.” All the 16,108 wives of Kṛṣṇa were princesses, and when each saw that Kṛṣṇa was always present in her respective palace and did not leave home, she considered Kṛṣṇa a henpecked husband who was very much attached to her. Every one of them thought that Kṛṣṇa was her very obedient husband, but actually Kṛṣṇa had no attraction for any of them. Although each thought that she was the only wife of Kṛṣṇa and was very, very dear to Him, Lord Kṛṣṇa, being ātmārāma, self-sufficient, felt neither attraction nor enmity toward any one of them; He was equal to all the wives and treated them as a perfect husband would, just to please them. For Him, there was no need of even a single wife. In fact, since they were women, the wives could not understand the exalted position of Kṛṣṇa, nor the truths about Him.</text:p>
      <text:p text:style-name="P1"/>
      <text:p text:style-name="P1">All the princesses who were wives of Kṛṣṇa were exquisitely beautiful, and each one of them was attracted by Kṛṣṇa’s eyes, which were just like lotus petals, and by His beautiful face, long arms, beautiful ears, pleasing smile, humorous talk and sweet words. Influenced by these features of Kṛṣṇa, they all used to dress themselves very attractively, desiring to attract Him by their feminine bodily appeal. They exhibited their feminine characteristics by smiling and moving their eyebrows, thus shooting sharp arrows of conjugal love just to awaken Kṛṣṇa’s lusty desires for them. Still, they could not arouse Kṛṣṇa’s mind or His sexual appetite. This means that Kṛṣṇa never had any sexual relations with any of His many wives, save and except to beget children.</text:p>
      <text:p text:style-name="P1"/>
      <text:p text:style-name="P1">The queens of Dvārakā were so fortunate that they got Lord Śrī Kṛṣṇa as their husband and personal companion, although He is not approachable by exalted demigods like Brahmā. Lord Kṛṣṇa and His queens remained together as husband and wife, and Kṛṣṇa, as an ideal husband, treated them in such a way that at every moment there was an increase of transcendental bliss in their smiling exchanges, talking and mixing together. Each and every wife had hundreds and thousands of maidservants, yet when Kṛṣṇa entered the palaces of His thousands of wives, each one of them used to receive Kṛṣṇa personally by seating Him in a nice chair, worshiping Him with all requisite paraphernalia, personally washing His lotus feet, offering Him betel nuts, massaging His legs to relieve them of fatigue, fanning Him to make Him comfortable, offering all kinds of scented sandalwood pulp, oils and aromatics, putting flower garlands on His neck, dressing His hair, getting Him to lie down on the bed and assisting Him in taking His bath. Thus they served Kṛṣṇa always in every respect, especially when Kṛṣṇa was eating. They always engaged in the service of the Lord.</text:p>
      <text:p text:style-name="P1"/>
      <text:p text:style-name="P1">Each of Kṛṣṇa’s 16,108 queens had ten sons. The sons of the first eight queens are listed as follows. By Rukmiṇī, Kṛṣṇa had the following ten sons: Pradyumna, Cārudeṣṇa, Sudeṣṇa, Cārudeha, Sucāru, Cārugupta, Bhadracāru, Cārucandra, Vicāru and Cāru. None of them were inferior in their qualities to their divine father, Lord Kṛṣṇa. The names of Satyabhāmā’s ten sons are as follows: Bhānu, Subhānu, Svarbhānu, Prabhānu, Bhānumān, Candrabhānu, Bṛhadbhānu, Atibhānu, Śrībhānu and Pratibhānu. The ten sons of the next queen, Jāmbavatī, were headed by Sāmba. Their names are as follows: Sāmba, Sumitra, Purujit, Śatajit, Sahasrajit, Vijaya, Citraketu, Vasumān, Draviḍa and <text:soft-page-break/>Kratu. Lord Kṛṣṇa was specifically very affectionate to the sons of Jāmbavatī. The ten sons Lord Kṛṣṇa had by His wife Satyā, the daughter of King Nagnajit, were as follows: Vīra, Candra, Aśvasena, Citragu, Vegavān, Vṛṣa, Āma, Śaṅku, Vasu and Kunti. Amongst all of them, Kunti was very powerful. Kṛṣṇa’s ten sons by Kālindī were as follows: Śruta, Kavi, Vṛṣa, Vīra, Subāhu, Bhadra, Śānti, Darśa, Pūrṇamāsa and Somaka, the youngest son. The ten sons Lord Kṛṣṇa begot in His next wife, Lakṣmaṇā, the daughter of the king of Madras Province, were named Praghoṣa, Gātravān, Siṁha, Bala, Prabala, Ūrdhaga, Mahāśakti, Saha, Oja and Aparājita. The ten sons of His next wife, Mitravindā, were as follows: Vṛka, Harṣa, Anila, Gṛdhra, Vardhana, Unnāda, Mahāṁsa, Pāvana, Vahni and Kṣudhi. The ten sons of His next wife, Bhadrā, were named Saṅgrāmajit, Bṛhatsena, Śūra, Praharaṇa, Arijit, Jaya, Subhadra, Vāma, Āyur and Satyaka. Besides these eight chief queens, Kṛṣṇa had 16,100 other wives, and all of them also had ten sons each.</text:p>
      <text:p text:style-name="P1"/>
      <text:p text:style-name="P1">The eldest son of Rukmiṇī, Pradyumna, was married with Māyāvatī from his very birth, and afterwards he married Rukmavatī, the daughter of his maternal uncle, Rukmī. From Rukmavatī, Pradyumna had a son named Aniruddha. In this way, Kṛṣṇa’s family – Kṛṣṇa and His wives, along with their sons and grandsons and even great-grandsons – all combined together to include very nearly one billion family members.</text:p>
      <text:p text:style-name="P1"/>
      <text:p text:style-name="P1">Rukmī, the elder brother of Kṛṣṇa’s first wife, Rukmiṇī, was greatly harassed and insulted in his fight with Kṛṣṇa, but on the request of Rukmiṇī his life was spared. Since then Rukmī held a great grudge against Kṛṣṇa and was always inimical toward Him. Nevertheless, his daughter married Kṛṣṇa’s son, and his granddaughter married Kṛṣṇa’s grandson Aniruddha. This fact appeared a little astonishing to Mahārāja Parīkṣit when he heard it from Śukadeva Gosvāmī, and the king addressed him as follows: “I am surprised that Rukmī and Kṛṣṇa, who were so greatly inimical to one another, could again be united by marital relationships between their descendants.” Parīkṣit Mahārāja was curious about the mystery of this incident, and therefore he inquired from Śukadeva Gosvāmī. Because Śukadeva Gosvāmī was a perfect yogī, nothing was hidden from his power of insight. A perfect yogī like Śukadeva Gosvāmī can see past, present and future in all details. Therefore, from such yogīs or mystics nothing can be concealed. When Parīkṣit Mahārāja inquired from Śukadeva Gosvāmī, Śukadeva Gosvāmī answered as follows.</text:p>
      <text:p text:style-name="P1"/>
      <text:p text:style-name="P1">Pradyumna, the eldest son of Kṛṣṇa, born of Rukmiṇī, was Cupid himself. He was so beautiful and attractive that the daughter of Rukmī, namely Rukmavatī, could not select any husband other than Pradyumna during her svayaṁvara. Therefore, in that selection meeting she garlanded Pradyumna in the presence of all the other princes. When there was a fight among the princes, Pradyumna came out victorious, and therefore Rukmī was obliged to offer his beautiful daughter to Pradyumna. Although enmity always blazed in Rukmī’s heart because of his having been insulted by Kṛṣṇa’s kidnapping of his sister, Rukmiṇī, Rukmī could not resist consenting to the marriage ceremony just to please Rukmiṇī when his daughter selected Pradyumna as her husband. And so Pradyumna became the son-in-law as well as the nephew of Rukmī. Besides the ten sons described above, Rukmiṇī had one beautiful daughter with big eyes, and she was married to Kṛtavarmā’s son, whose name was Balī.</text:p>
      <text:p text:style-name="P1"/>
      <text:p text:style-name="P1">Although Rukmī was a veritable enemy of Kṛṣṇa, he had great affection for his sister, Rukmiṇī, and wanted to please her in all respects. On this account, when Rukmiṇī’s grandson Aniruddha was to be married, Rukmī offered his granddaughter Rocanā to Aniruddha. Such a marriage between immediate cousins is not very much sanctioned by the Vedic culture, but in order to please Rukmiṇī, Rukmī offered his daughter and granddaughter to the son and grandson of Kṛṣṇa, respectively. In this way, when the negotiation of the marriage of Aniruddha with Rocanā was complete, a big marriage party accompanied Aniruddha and started from Dvārakā. They traveled until they reached Bhojakaṭa, which Rukmī had colonized after his sister had been kidnapped by Kṛṣṇa. This marriage party was led by the grandfather, namely Lord Kṛṣṇa, accompanied by Lord Balarāma, and it <text:soft-page-break/>included Kṛṣṇa’s first wife, Rukmiṇī, His son Pradyumna, Jāmbavatī’s son Sāmba and many other relatives and family members. They reached the town of Bhojakaṭa, and the marriage ceremony was peacefully performed.</text:p>
      <text:p text:style-name="P1"/>
      <text:p text:style-name="P1">The king of Kaliṅga was a friend of Rukmī’s and gave him the ill advice to play chess with Balarāma and thus defeat Him in a bet. Among kṣatriya kings, gambling on chess was not uncommon. If someone challenged a kṣatriya to play on the chessboard, the kṣatriya could not refuse the challenge. Śrī Balarāmajī was not a very expert chess player, and this was known to the king of Kaliṅga. So Rukmī was advised to retaliate against the family members of Kṛṣṇa by challenging Balarāma to play chess. Although not an expert chess player, Śrī Balarāmajī was very enthusiastic in sporting activities. He accepted Rukmī’s challenge and sat down to play. Betting was with gold coins, and Balarāma first of all challenged with one hundred coins, then one thousand coins, then ten thousand coins. Each time, Balarāma lost, and Rukmī was victorious.</text:p>
      <text:p text:style-name="P1"/>
      <text:p text:style-name="P1">Śrī Balarāma’s losing the game was an opportunity for the king of Kaliṅga to criticize Kṛṣṇa and Balarāma. Thus the king of Kaliṅga was talking jokingly while purposefully showing his teeth to Balarāma. Because Balarāma was the loser in the game, He was a little intolerant of the sarcastic joking words and became somewhat agitated. Rukmī again challenged Balarāma and made a bet of a hundred thousand gold coins, but fortunately this time Balarāma won. Nonetheless, out of cunningness Rukmī claimed that Balarāma was the loser and that he himself had won. Because of this lie, Balarāmajī became most angry with Rukmī. His agitation was so sudden and great that it appeared like a tidal wave in the ocean on a full-moon day. Balarāma’s eyes are naturally reddish, and when He became agitated and angry His eyes became more reddish. This time He challenged and made a bet of a hundred million coins.</text:p>
      <text:p text:style-name="P1"/>
      <text:p text:style-name="P1">Again Balarāma was the winner according to the rules of chess, but Rukmī again cunningly claimed that he had won. Rukmī appealed to the princes present, and he especially mentioned the name of the king of Kaliṅga. During the dispute there was a voice from the sky, and it announced that for all honest purposes Balarāma was the actual winner of this game, that He was being abused, and that the statement of Rukmī that he had won was absolutely false.</text:p>
      <text:p text:style-name="P1"/>
      <text:p text:style-name="P1">In spite of this divine voice, Rukmī insisted that Balarāma had lost, and by his persistence it appeared that he had death upon his head. Falsely puffed up by the ill advice of his friend, he did not give much importance to the oracle, and he began to criticize Balarāmajī. He said, “My dear Balarāmajī, You two brothers, cowherd boys only, may be very expert in tending cows, but how can You be expert in playing chess or shooting arrows on the battlefield? These arts are well known only to the princely order.” Hearing this kind of pinching talk by Rukmī and hearing the loud laughter of all the other princes present there, Lord Balarāma became as agitated as burning cinders. He immediately took His club in His hand and, without further talk, struck Rukmī on the head. From that one blow, Rukmī fell down immediately and was dead and gone. Thus Rukmī was killed by Balarāma on that auspicious occasion of Aniruddha’s marriage. These things are not very uncommon in kṣatriya society.</text:p>
      <text:p text:style-name="P1"/>
      <text:p text:style-name="P1">The king of Kaliṅga, afraid that he would be the next one attacked, fled from the scene. Before he could escape even a few steps, however, Balarāmajī immediately captured him, and because the king had always shown his teeth while criticizing Balarāma and Kṛṣṇa, Balarāma broke all the king’s teeth with His club. The other princes supporting the king of Kaliṅga and Rukmī were also captured, and Balarāma beat them with His club, breaking their legs and hands. They did not try to retaliate but thought it wise to run away from the bloody scene.</text:p>
      <text:p text:style-name="P1"/>
      <text:p text:style-name="P1">During this strife between Balarāma and Rukmī, Lord Kṛṣṇa did not utter a word, for He knew that if He supported Balarāma, Rukmiṇī would be unhappy, and if He said that the killing of Rukmī was <text:soft-page-break/>unjust, then Balarāma would be unhappy. Therefore, Lord Kṛṣṇa was silent on the death of His brother-in-law Rukmī on the occasion of His grandson’s marriage. He did not disturb His affectionate relationship with either Balarāma or Rukmiṇī. After this, the bride and bridegroom were ceremoniously seated on the chariot, and they started for Dvārakā, accompanied by the bridegroom’s party. The bridegroom’s party was always protected by Lord Kṛṣṇa, the killer of the Madhu demon. Thus they left Rukmī’s kingdom, Bhojakaṭa, and happily started for Dvārakā.</text:p>
      <text:p text:style-name="P1"/>
      <text:p text:style-name="P1">Thus ends the Bhaktivedanta purport of the sixty-first chapter of Kṛṣṇa, “The Genealogy of the Family of Kṛṣṇa.”</text:p>
      <text:p text:style-name="P1"/>
      <text:p text:style-name="P1"/>
      <text:p text:style-name="P1">CHAPTER 62</text:p>
      <text:p text:style-name="P1">The Meeting of Ūṣā and Aniruddha</text:p>
      <text:p text:style-name="P1"/>
      <text:p text:style-name="P1">The meeting of Aniruddha and Ūṣā, which caused a great fight between Lord Kṛṣṇa and Lord Śiva, is very mysterious and interesting. Mahārāja Parīkṣit was eager to hear the whole story from Śukadeva Gosvāmī, and thus Śukadeva narrated it. “My dear king, you must have heard the name of King Bali. He was a great devotee who gave away in charity all that he had – namely, the whole world – to Lord Vāmana, the incarnation of Viṣṇu as a dwarf brāhmaṇa. King Bali had one hundred sons, and the eldest of all of them was Bāṇāsura.”</text:p>
      <text:p text:style-name="P1"/>
      <text:p text:style-name="P1">This great hero Bāṇāsura, born of Mahārāja Bali, was a great devotee of Lord Śiva and was always ready to render service unto him. Because of his devotion, Bāṇāsura achieved a great position in society, and he was honored in every respect. Actually, he was very intelligent and liberal also, and his activities are all praiseworthy because he never deviated from his promise and word of honor; he was very truthful and fixed in his vow. In those days, he was ruling over the city of Śoṇitapura. By the grace of Lord Śiva, Bāṇāsura had one thousand arms, and he became so powerful that even demigods like King Indra were serving him most obediently.</text:p>
      <text:p text:style-name="P1"/>
      <text:p text:style-name="P1">Long ago, when Lord Śiva was dancing in his celebrated fashion, called tāṇḍava-nṛtya, for which he is known as Naṭarāja, Bāṇāsura helped Lord Śiva in his dancing by rhythmically beating drums with his one thousand hands. Lord Śiva is well known as Āśutoṣa (“very easily pleased”), and he is also very affectionate to his devotees. He is a great protector for persons who take shelter of him and is the master of all living entities in this material world. Being pleased with Bāṇāsura, he said, “Whatever you desire you can have from me, for I am very much pleased with you.” Bāṇāsura replied, “My dear lord, if you please, you can remain in my city just to protect me from the hands of my enemies.”</text:p>
      <text:p text:style-name="P1"/>
      <text:p text:style-name="P1">Once upon a time, Bāṇāsura came to offer his respects to Lord Śiva. By touching the lotus feet of Lord Śiva with his helmet, which was shining like the sun globe, he offered his obeisances unto him. While offering his respectful obeisances, Bāṇāsura said, “My dear lord, anyone who has not fulfilled his ambition will be able to do so by taking shelter of your lotus feet, which are just like a desire tree, from which one can take anything he desires. My dear lord, you have given me one thousand arms, but I do not know what to do with them. They are simply a burden; I cannot use them properly in fighting, since I cannot find anyone competent to fight with me except Your Lordship, the original father of the material world. Sometimes I feel a great tendency to fight with my arms, and I go out to find a suitable warrior. Unfortunately, everyone flees, knowing my extraordinary power. Being baffled at not finding a match, I satisfy the itching of my arms by beating them against the mountains. In this way, I tear many great mountains to pieces.”</text:p>
      <text:p text:style-name="P1"/>
      <text:p text:style-name="P1">Lord Śiva realized that his benediction had become troublesome for Bāṇāsura and addressed him, “You rascal! You are very eager to fight, but since you have no one to fight with, you are distressed. <text:soft-page-break/>Although you think that there is no one in the world to oppose you except me, I say that you will eventually find such a competent person. At that time your days will come to an end, and your flag of victory will no longer fly. Then you will see your false prestige smashed to pieces!”</text:p>
      <text:p text:style-name="P1"/>
      <text:p text:style-name="P1">After hearing Lord Śiva’s statement, Bāṇāsura, who was very much puffed up with his power, became elated that he would meet someone able to smash him to pieces. Bāṇāsura then returned home with great pleasure, and he always waited for the day when the suitable fighter would come to cut down his strength. He was such a foolish demon. It appears that foolish, demoniac human beings, when unnecessarily overpowered with material opulences, want to exhibit these opulences, and such foolish people feel satisfaction when these opulences are exhausted. The idea is that they do not know how to expend their energy for right causes, being unaware of the benefit of Kṛṣṇa consciousness. Actually, there are two classes of men – one is Kṛṣṇa conscious, the other is non –Kṛṣṇa conscious. The non–Kṛṣṇa conscious men are generally devoted to the demigods, whereas the Kṛṣṇa conscious men are devoted to the Supreme Personality of Godhead. Kṛṣṇa conscious persons utilize everything for the service of the Lord. The non-Kṛṣṇa conscious persons utilize everything for sense gratification, and Bāṇāsura is a perfect example of such a person. For his own satisfaction, he was very eager to utilize his extraordinary power to fight. Not finding any combatant, he struck his powerful arms against the mountains, breaking them to pieces. In contrast to this, Arjuna also possessed extraordinary powers for fighting, but he utilized them only for Kṛṣṇa.</text:p>
      <text:p text:style-name="P1"/>
      <text:p text:style-name="P1">Bāṇāsura had a very beautiful daughter, whose name was Ūṣā. When she had attained the age of marriage and was sleeping amongst her many girlfriends, she dreamt one night that Aniruddha was by her side and that she was enjoying a conjugal relationship with him, although she had never actually seen him or heard of him before. She awoke from her dream exclaiming very loudly, “My dear beloved, where are you?” Being exposed to her friends in this way, she became a little bit ashamed. One of Ūṣā’s girlfriends was Citralekhā, who was the daughter of Bāṇāsura’s prime minister. Citralekhā and Ūṣā were intimate friends, and out of great curiosity Citralekhā asked, “My dear beautiful princess, as of yet you are not married to any young boy, nor have you seen any boys until now; so I am surprised that you are exclaiming like this. Who are you searching after? Who is your suitable match?”</text:p>
      <text:p text:style-name="P1"/>
      <text:p text:style-name="P1">On hearing Citralekhā’s inquiries, Ūṣā replied, “My dear friend, in my dream I saw a nice young man who is very, very beautiful. His complexion is swarthy, his eyes are just like lotus petals, and he is dressed in yellow garments. His arms are very long, and his general bodily features are so pleasing that any young girl would be attracted. I feel much pride in saying that this beautiful young man was kissing me, and I was very much enjoying the nectar of his kissing. But I am sorry to inform you that just after this he disappeared, and I have been thrown into the whirlpool of disappointment. My dear friend, I am very anxious to find this wonderful young man, the desired lord of my heart.”</text:p>
      <text:p text:style-name="P1"/>
      <text:p text:style-name="P1">After hearing Ūṣā’s words, Citralekhā immediately replied, “I can understand your bereavement, and I assure you that if this boy is within these three worlds – the upper, middle and lower planetary systems – I must find him for your satisfaction. If you can identify him from your dream, I shall bring you peace of mind. Now, let me draw some pictures for you to inspect, and as soon as you find the picture of your desired husband, let me know. It doesn’t matter where he is; I know the art of bringing him here. So, as soon as you identify him, I shall immediately arrange for it.”</text:p>
      <text:p text:style-name="P1"/>
      <text:p text:style-name="P1">Citralekhā, while talking, began to draw many pictures of the demigods inhabiting the higher planetary systems, then pictures of the Gandharvas, Siddhas, Cāraṇas, Pannagas, Daityas, Vidyādharas and Yakṣas, as well as many pictures of human beings. (The statements of Śrīmad-Bhāgavatam and other Vedic literatures prove definitely that on each and every planet there are living entities of different varieties. Therefore, it is foolish to assert that there are no living entities <text:soft-page-break/>but those on this earth.) Citralekhā drew many pictures. Among the human beings she drew were the members of the Vṛṣṇi dynasty, including Vasudeva, the father of Kṛṣṇa; Śūrasena, the grandfather of Kṛṣṇa; Śrī Balarāmajī; Lord Kṛṣṇa; and many others. When Ūṣā saw the picture of Pradyumna, she became a little bashful, but when she saw the picture of Aniruddha, she became so bashful that she immediately lowered her head and smiled, having found the man she was seeking. She identified the picture to Citralekhā as that of the man who had stolen her heart.</text:p>
      <text:p text:style-name="P1"/>
      <text:p text:style-name="P1">Citralekhā was a great mystic yoginī, and as soon as Ūṣā identified the picture, Citralekhā could immediately understand that it was of Aniruddha, a grandson of Kṛṣṇa’s, although neither she nor Ūṣā had previously known his name or ever seen him. That very night, she traveled in outer space and within a very short time reached the city of Dvārakā, which was well protected by Lord Kṛṣṇa. She entered the palace and found Aniruddha sleeping in his bedroom on a very opulent bed. Citralekhā, by her mystic power, immediately brought Aniruddha, in that sleeping condition, to the city of Śoṇitapura so that Ūṣā might see her desired husband. Ūṣā immediately bloomed in happiness and began to enjoy the company of Aniruddha with great satisfaction.</text:p>
      <text:p text:style-name="P1"/>
      <text:p text:style-name="P1">The palace in which Ūṣā and Citralekhā lived was so well fortified that it was impossible for any male to either enter or see inside. Ūṣā and Aniruddha lived together in the palace, and day after day Ūṣā’s love for Aniruddha grew four times upon four. Ūṣā pleased Aniruddha with valuable garments, flowers, garlands, scents and incense. By his bedside sitting place were other paraphernalia for residential purposes – nice drinks such as milk and sherbet and nice eatables which could be chewed or swallowed. Above all, she pleased him with sweet words and very obliging service. Ūṣā worshiped Aniruddha as if he were the Supreme Personality of Godhead. By her excellent service, Ūṣā made Aniruddha forget all other things and was able to draw his attention and love to her without deviation. In such an atmosphere of love and service, Aniruddha practically forgot himself and could not recall how many days he had been away from his real home.</text:p>
      <text:p text:style-name="P1"/>
      <text:p text:style-name="P1">In due course of time, Ūṣā exhibited some bodily symptoms by which it could be understood that she was having intercourse with a male friend. The symptoms were so prominent that her actions could no longer be concealed from anyone. Ūṣā was always cheerful in the association of Aniruddha, and she did not know the bounds of her satisfaction. The housekeeper and the guards of the palace could guess very easily that she was having relations with a male friend, and without waiting for further developments, all of them informed their master, Bāṇāsura. In the Vedic culture, an unmarried girl having association with a male is the greatest disgrace to the family, and so the caretakers cautiously informed their master that Ūṣā was showing symptoms indicating a disgraceful association. The servants informed their master that they were not at all neglectful in guarding the house, being alert day and night against any young man who might enter. They were so careful that a male could not even see what was going on there, and so they were surprised that she had become contaminated. Since they could not trace out the reason for it, they submitted the whole situation before their master.</text:p>
      <text:p text:style-name="P1"/>
      <text:p text:style-name="P1">Bāṇāsura was shocked to understand that his daughter Ūṣā was no longer a virgin maiden. This weighed heavily on his heart, and without delay he rushed toward the palace where Ūṣā was living. There he saw that Ūṣā and Aniruddha were sitting together and talking. They looked very beautiful together, Aniruddha being the son of Pradyumna, who was Cupid himself. Bāṇāsura saw his daughter and Aniruddha as a suitable match, yet for family prestige he did not like the combination at all. Bāṇāsura could not understand who the boy actually was. He appreciated the fact that Ūṣā could not have selected anyone in the three worlds more beautiful. Aniruddha’s complexion was brilliant and swarthy. He was dressed in yellow garments and had eyes just like lotus petals. His arms were very long, and he had nice, curling, bluish hair. The glaring rays of his glittering earrings and the beautiful smile on his lips were certainly captivating. Still, Bāṇāsura was very angry.</text:p>
      <text:p text:style-name="P1"/>
      <text:p text:style-name="P1"><text:soft-page-break/>When Bāṇāsura saw him, Aniruddha was engaged in playing with Ūṣā. Aniruddha was nicely dressed, and Ūṣā had garlanded him with various beautiful flowers. The reddish kuṅkuma powder put on the breasts of women was spotted here and there on the garland, indicating that Ūṣā had embraced him. Bāṇāsura was struck with wonder that, even in his presence, Aniruddha was peacefully sitting in front of Ūṣā. Aniruddha knew, however, that his would-be father-in-law was not at all pleased and that he was gathering many soldiers in the palace to attack him.</text:p>
      <text:p text:style-name="P1"/>
      <text:p text:style-name="P1">Thus, not finding any other weapon, Aniruddha took hold of a big iron rod and stood up before Bāṇāsura and his soldiers. He firmly took a posture indicating that if attacked he would strike all of the soldiers down to the ground with the iron rod. Bāṇāsura and his company of soldiers saw that the boy was standing before them just like the superintendent of death with his invincible rod. Now, under the order of Bāṇāsura, the soldiers from all sides attempted to capture and arrest him. When they dared to come before him, Aniruddha struck them with the rod, breaking their heads, legs, arms and thighs, and one after another they fell to the ground. He killed them just as the leader of a pack of boars kills barking dogs one after another. In this way, Aniruddha was able to escape the palace.</text:p>
      <text:p text:style-name="P1"/>
      <text:p text:style-name="P1">Bāṇāsura knew various arts of fighting, and by the grace of Lord Śiva he knew how to arrest his enemy by the use of a nāga-pāśa, snake-noose, and thus he seized Aniruddha as he came out of the palace. When Ūṣā received the news that her father had arrested Aniruddha, she was overwhelmed with grief and confusion. Tears glided down from her eyes, and being unable to check herself, she began to cry very loudly.</text:p>
      <text:p text:style-name="P1"/>
      <text:p text:style-name="P1">Thus ends the Bhaktivedanta purport of the sixty-second chapter of Kṛṣṇa, “The Meeting of Ūṣā and Aniruddha.”</text:p>
      <text:p text:style-name="P1"/>
      <text:p text:style-name="P1"/>
      <text:p text:style-name="P1">CHAPTER 63</text:p>
      <text:p text:style-name="P1">Lord Kṛṣṇa Fights with Bāṇāsura</text:p>
      <text:p text:style-name="P1"/>
      <text:p text:style-name="P1">When the four months of the rainy season passed and Aniruddha had still not returned home, all the members of the Yadu family became much perturbed. They could not understand how the boy was missing. Fortunately, one day the great sage Nārada came and informed the family about Aniruddha’s disappearance from the palace. He explained how Aniruddha had been carried to the city of Śoṇitapura, the capital of Bāṇāsura’s empire, and how Bāṇāsura had arrested him with the nāga-pāśa, even though Aniruddha had defeated his soldiers. This news was given in detail by Nārada, and the whole story was disclosed. Then the members of the Yadu dynasty, all of whom had great affection for Kṛṣṇa, prepared to attack the city of Śoṇitapura. Practically all the leaders of the family, including Pradyumna, Sātyaki, Gada, Sāmba, Sāraṇa, Nanda, Upananda and Bhadra, combined together and gathered twelve akṣauhiṇī military divisions into phalanxes. Then they all went to Śoṇitapura and surrounded it with soldiers, elephants, horses and chariots.</text:p>
      <text:p text:style-name="P1"/>
      <text:p text:style-name="P1">Bāṇāsura heard that the soldiers of the Yadu dynasty were attacking the whole city, tearing down various walls, gates and nearby gardens. Becoming very angry, he immediately ordered his soldiers, who were of equal caliber, to go and face them. Lord Śiva was so kind to Bāṇāsura that he personally came as the commander in chief of the military force, assisted by his heroic sons Kārttikeya and Gaṇapati. Nandīśvara, Lord Śiva, seated on his favorite bull, led the fighting against Lord Kṛṣṇa and Balarāma. We can simply imagine how fierce the fighting was – Lord Śiva with his valiant sons on one side, and Lord Kṛṣṇa, the Supreme Personality of Godhead, and His elder brother, Śrī Balarāmajī, on the other. The fighting was so fierce that those who saw the battle were struck with wonder, and the hairs on their bodies stood up. Lord Śiva was engaged in fighting directly with Lord Kṛṣṇa, Pradyumna was engaged with Kārttikeya, and Lord Balarāma was engaged with Bāṇāsura’s commander in chief, Kumbhāṇḍa, who was assisted by Kūpakarṇa. <text:soft-page-break/>Sāmba, the son of Kṛṣṇa, fought the son of Bāṇāsura, and Bāṇāsura fought Sātyaki, commander in chief of the Yadu dynasty. In this way the fighting was waged.</text:p>
      <text:p text:style-name="P1"/>
      <text:p text:style-name="P1">News of the fighting spread all over the universe. Demigods such as Lord Brahmā, from higher planetary systems, along with great sages and saintly persons, Siddhas, Cāraṇas and Gandharvas, all being very curious to see the fight between Lord Śiva and Lord Kṛṣṇa and their assistants, hovered over the battlefield in their airplanes. Lord Śiva is called Bhūta-nātha, because he is assisted by various types of powerful ghosts and denizens of the inferno – Bhūtas, Pretas, Pramathas, Guhyakas, Ḍākinīs, Piśācas, Kuṣmāṇḍas, Vetālas, Vināyakas and Brahma-rākṣasas. (Of all kinds of ghosts, the Brahma-rākṣasas are the most powerful. They are brāhmaṇas who after death have entered the ghostly species of life.)</text:p>
      <text:p text:style-name="P1"/>
      <text:p text:style-name="P1">The Supreme Personality of Godhead, Śrī Kṛṣṇa, simply drove all these ghosts away from the battlefield with the arrows from His celebrated bow, Śārṅga-dhanur. Lord Śiva then began to release all his selected weapons against the Personality of Godhead. Lord Śrī Kṛṣṇa, without any difficulty, counteracted all these weapons with counterweapons. He counteracted the brahmāstra, similar to the atomic bomb, with another brahmāstra, and an air weapon with a mountain weapon. When Lord Śiva released a particular weapon bringing about a violent hurricane on the battlefield, Lord Kṛṣṇa presented just the opposing element, a mountain weapon, which checked the hurricane on the spot. Similarly, when Lord Śiva released his weapon of devastating fire, Kṛṣṇa counteracted it with torrents of rain.</text:p>
      <text:p text:style-name="P1"/>
      <text:p text:style-name="P1">At last, when Lord Śiva released his personal weapon, the Pāśupata-astra, Kṛṣṇa immediately counteracted it with the Nārāyaṇa-astra. Lord Śiva then became exasperated in fighting with Lord Kṛṣṇa. Kṛṣṇa then took the opportunity to release His yawning weapon. When this weapon is released, the opposing party becomes tired, stops fighting and begins to yawn. Consequently, Lord Śiva became so fatigued that he refused to fight anymore and began yawning. Kṛṣṇa was now able to turn His attention from the attack of Lord Śiva to the efforts of Bāṇāsura, and He began to kill Bāṇāsura’s personal soldiers with swords and clubs. Meanwhile, Lord Kṛṣṇa’s son Pradyumna was fighting fiercely with Kārttikeya, the commander in chief of the demigods. Kārttikeya was wounded, and his body was bleeding profusely. In this condition, he left the battlefield and, without fighting anymore, rode away on the back of his peacock carrier. Similarly, Lord Balarāma smashed Bāṇāsura’s commander in chief, Kumbhāṇḍa, with the strokes of His club. Kūpakarṇa was also wounded in this way, and both he and Kumbhāṇḍa fell on the battlefield, Kumbhāṇḍa being fatally wounded. Without guidance, all of Bāṇāsura’s soldiers scattered here and there.</text:p>
      <text:p text:style-name="P1"/>
      <text:p text:style-name="P1">When Bāṇāsura saw that his soldiers and commanders had been defeated, his anger only increased. He thought it wise to stop fighting with Sātyaki, Kṛṣṇa’s commander in chief, and instead directly attack Lord Kṛṣṇa. Now having the opportunity to use his one thousand arms, he rushed toward Kṛṣṇa, simultaneously working five hundred bows and two thousand arrows. Such a foolish person could never measure Kṛṣṇa’s strength. Immediately, without difficulty, Kṛṣṇa cut each of Bāṇāsura’s bows into two pieces and, to check him from going further, made the horses of his chariot lie on the ground so that the chariot broke to pieces. After doing this, Kṛṣṇa blew His conch shell, Pāñcajanya.</text:p>
      <text:p text:style-name="P1"/>
      <text:p text:style-name="P1">There was a demigoddess named Koṭarā who was worshiped by Bāṇāsura, and their relationship was as mother and son. Mother Koṭarā was upset that Bāṇāsura’s life was in danger, so she appeared on the scene. With naked body and scattered hair, she stood before Lord Kṛṣṇa. Śrī Kṛṣṇa did not like the sight of this naked woman, and to avoid seeing her He turned His face. Bāṇāsura, getting this chance to escape Kṛṣṇa’s attack, left the battlefield. All the strings of his bows had been broken, and there was no chariot or driver, so he had no alternative but to return to his city. He lost everything in the battle.</text:p>
      <text:p text:style-name="P1"/>
      <text:p text:style-name="P1"><text:soft-page-break/>Being greatly harassed by the arrows of Kṛṣṇa, all the associates of Lord Śiva – the hobgoblins and ghostly Bhūtas, Pretas and kṣatriyas – left the battlefield. Lord Śiva then took to his last resort. He released his greatest death weapon, known as the Śiva-jvara, which destroys by excessive heat. It is said that at the end of creation the sun becomes twelve times more scorching than usual. This twelve-times-hotter temperature is called Śiva-jvara. When the Śiva-jvara personified was released, he had three heads and three legs, and as he came toward Kṛṣṇa it appeared that he was burning everything to ashes. He was so powerful that he made blazing fire appear in all directions, and Kṛṣṇa observed that he was specifically coming toward Him.</text:p>
      <text:p text:style-name="P1"/>
      <text:p text:style-name="P1">As there is a Śiva-jvara weapon, there is also a Nārāyaṇa-jvara weapon, which is represented by excessive cold. When there is excessive heat, one can somehow or other tolerate it, but when there is excessive cold, everything collapses. This is actually experienced by a person at the time of death. At the time of death, the temperature of the body first of all increases to 107 degrees Fahrenheit, and then the whole body collapses and immediately becomes as cold as ice. To counteract the scorching heat of the Śiva-jvara, there is no other weapon but the Nārāyaṇa-jvara.</text:p>
      <text:p text:style-name="P1"/>
      <text:p text:style-name="P1">Therefore, when Lord Kṛṣṇa saw that the Śiva-jvara had been released by Lord Śiva, He had no recourse other than to release the Nārāyaṇa-jvara. Lord Śrī Kṛṣṇa is the original Nārāyaṇa and the controller of the Nārāyaṇa-jvara weapon. When the Nārāyaṇa-jvara was released, there was a great fight between the two jvaras. When excessive heat is counteracted by extreme cold, it is natural for the hot temperature to gradually reduce, and this is what occurred in the fight between the Śiva-jvara and the Nārāyaṇa-jvara. Gradually, the Śiva-jvara’s temperature diminished, and the Śiva-jvara began to cry for help from Lord Śiva, but Lord Śiva was unable to help him in the presence of the Nārāyaṇa-jvara. Unable to get any help from Lord Śiva, the Śiva-jvara could understand that he had no means of escape outside of surrendering unto Nārāyaṇa, Lord Kṛṣṇa Himself. Lord Śiva, the greatest of the demigods, could not help him, what to speak of the lesser demigods, and therefore the Śiva-jvara ultimately surrendered unto Kṛṣṇa, bowing before Him and offering a prayer so that the Lord might be pleased and give him protection.</text:p>
      <text:p text:style-name="P1"/>
      <text:p text:style-name="P1">This incident of the fight between the ultimate weapons of Lord Śiva and Lord Kṛṣṇa proves that if Kṛṣṇa gives someone protection no one can kill him and if Kṛṣṇa does not give one protection no one can save him. Lord Śiva is called Mahādeva, the greatest of all the demigods, although sometimes Lord Brahmā is considered the greatest of all the demigods because he can create. However, Lord Śiva can annihilate the creations of Brahmā. Still, both Lord Brahmā and Lord Śiva act only in one capacity: Lord Brahmā can create, and Lord Śiva can annihilate. But neither of them can maintain. Lord Viṣṇu, however, not only maintains but creates and annihilates also. Factually, the creation is not effected by Brahmā, because Brahmā himself is created by Lord Viṣṇu. And Lord Śiva is created, or born, of Brahmā. The Śiva-jvara thus understood that without Kṛṣṇa, or Nārāyaṇa, no one could help him. He therefore rightly took shelter of Lord Kṛṣṇa and, with folded hands, began to pray as follows.</text:p>
      <text:p text:style-name="P1"/>
      <text:p text:style-name="P1">“My dear Lord, I offer my respectful obeisances unto You because You have unlimited potencies. No one can surpass Your potencies, and thus You are the Lord of everyone. Generally people consider Lord Śiva the most powerful personality in the material world, but Lord Śiva is not all-powerful; You are all-powerful. This is factual. You are the original consciousness, or knowledge. Without knowledge, or consciousness, nothing can be powerful. A material thing may be very powerful, but without the touch of consciousness it cannot act. A material machine may be gigantic and wonderful, but without the touch of someone conscious and in knowledge, the material machine is useless for all purposes. My Lord, You are complete knowledge, and there is not a pinch of material contamination in Your personality. Lord Śiva may be a powerful demigod because of his specific power to annihilate the whole creation, and, similarly, Lord Brahmā may be very powerful because he can create the entire universe, but actually neither Brahmā nor Lord Śiva is the original <text:soft-page-break/>cause of this cosmic manifestation. You are the Absolute Truth, the Supreme Brahman, and You are the original cause. The original cause of the cosmic manifestation is not the impersonal Brahman effulgence. That impersonal Brahman effulgence rests on Your personality.” As confirmed in the Bhagavad-gītā, the cause of the impersonal Brahman is Lord Kṛṣṇa. This Brahman effulgence is likened to the sunshine, which emanates from the sun globe. Therefore, impersonal Brahman is not the ultimate cause. The ultimate cause of everything is the supreme eternal form of Kṛṣṇa. All material actions and reactions take place in the impersonal Brahman, but in the personal Brahman, the eternal form of Kṛṣṇa, there is no action and reaction.</text:p>
      <text:p text:style-name="P1"/>
      <text:p text:style-name="P1">The Śiva-jvara continued: “Therefore, my Lord, Your body is completely peaceful, completely blissful and devoid of material contamination. In the material body there are actions and reactions of the three modes of material nature. The time factor is the most important element, above all others, because the material manifestation is effected by the agitation of time. Thus natural phenomena come into existence, and as soon as phenomena appear, fruitive activities are visible. As the result of these fruitive activities, a living entity takes his form. He acquires a particular nature packed up in a subtle body and gross body formed by the life air, the ego, the ten sense organs, the mind and the five gross elements. These then create the type of body which later becomes the root cause of various other bodies, which are acquired one after another by means of the transmigration of the soul. All these phenomenal manifestations are the combined actions of Your material energy. You, however, are the cause of this external energy, and thus You remain unaffected by the action and reaction of the different elements. And because You are transcendental to such compulsions of material energy, You are the supreme tranquillity. You are the last word in freedom from material contamination. I therefore take shelter at Your lotus feet, giving up all other shelter.</text:p>
      <text:p text:style-name="P1"/>
      <text:p text:style-name="P1">“My dear Lord, Your appearance as the son of Vasudeva in Your role as a human being is one of the pastimes of Your complete freedom. To benefit Your devotees and vanquish the nondevotees, You appear in multi-incarnations. All such incarnations descend in fulfillment of Your promise in the Bhagavad-gītā that You appear as soon as there are discrepancies in the system of progressive life. When there are disturbances by irregular principles, my dear Lord, You appear by Your internal potency. Your main business is to protect and maintain the demigods and spiritually inclined persons and to maintain the standard of material law and order. Considering Your mission of maintaining such law and order, Your violence toward the miscreants and demons is quite befitting. This is not the first time You have incarnated; it is to be understood that You have done so many, many times before.</text:p>
      <text:p text:style-name="P1"/>
      <text:p text:style-name="P1">“My dear Lord, I beg to submit that I have been very greatly chastised by the release of Your Nārāyaṇa-jvara, which is certainly very cooling yet at the same time severely dangerous and unbearable for all of us. My dear Lord, as long as one is forgetful of Kṛṣṇa consciousness, driven by the spell of material desires and ignorant of the ultimate shelter at Your lotus feet, one who has accepted this material body becomes disturbed by the three miserable conditions of material nature. Because one does not surrender unto You, he continues to suffer perpetually.”</text:p>
      <text:p text:style-name="P1"/>
      <text:p text:style-name="P1">After hearing the Śiva-jvara, Lord Kṛṣṇa replied, “O three-headed one, I am pleased with your statement. Be assured that there will be no more suffering for you from the Nārāyaṇa-jvara. Not only are you now free from fear of the Nārāyaṇa-jvara, but anyone in the future who simply recollects this fight between you and the Nārāyaṇa-jvara will also be freed from all kinds of fear.” After hearing the Supreme Personality of Godhead, the Śiva-jvara offered respectful obeisances unto His lotus feet and left.</text:p>
      <text:p text:style-name="P1"/>
      <text:p text:style-name="P1">In the meantime, Bāṇāsura somehow or other recovered from his setbacks and, with rejuvenated energy, returned to fight. This time Bāṇāsura appeared before Lord Kṛṣṇa, who was seated on His chariot, with different kinds of weapons in his one thousand hands. Very much agitated, Bāṇāsura <text:soft-page-break/>splashed his different weapons upon the body of Lord Kṛṣṇa like torrents of rain. When Lord Kṛṣṇa saw the weapons of Bāṇāsura coming at Him, like water coming out of a strainer, He took His sharp-edged Sudarśana disc and began to cut off the demon’s one thousand arms, one after another, just as a gardener trims the twigs of a tree with sharp cutters. When Lord Śiva saw that his devotee Bāṇāsura could not be saved even in his presence, he came to his senses and personally came before Lord Kṛṣṇa and began to pacify Him by offering the following prayers.</text:p>
      <text:p text:style-name="P1"/>
      <text:p text:style-name="P1">Lord Śiva said, “My dear Lord, You are the worshipable object of the Vedic hymns. One who does not know You considers the impersonal brahma-jyotir to be the ultimate Supreme Absolute Truth, without knowledge that You exist behind Your spiritual effulgence in Your eternal abode. My dear Lord, You are therefore called Para-brahman. Indeed, the words paraṁ brahman have been used in the Bhagavad-gītā to identify You. Saintly persons who have completely cleansed their hearts of all material contamination can realize Your transcendental form, although You are all-pervading like the sky, unaffected by any material thing. Only the devotees can realize You, and no one else. In the impersonalists’ conception of Your supreme existence, the sky is just like Your navel, fire is Your mouth, and water is Your semen. The heavenly planets are Your head, all the directions are Your ears, the earth (Urvī) is Your lotus feet, the moon is Your mind, and the sun is Your eye. As far as I am concerned, I act as Your ego. The ocean is Your abdomen, and the king of heaven, Indra, is Your arm. Trees and plants are the hairs on Your body, the clouds are the hair on Your head, and Lord Brahmā is Your intelligence. All the great progenitors, known as Prajāpatis, are Your symbolic representatives. And religion is Your heart. The impersonal feature of Your supreme body is conceived of in this way, but You are ultimately the Supreme Person. The impersonal feature of Your supreme body is only a small expansion of Your energy. You are likened to the original fire, and Your expansions are its light and heat.”</text:p>
      <text:p text:style-name="P1"/>
      <text:p text:style-name="P1">Lord Śiva continued: “My dear Lord, since You are manifested universally, the different parts of the universe are the different parts of Your body, and by Your inconceivable potency You can simultaneously be both localized and universal. In the Brahma-saṁhitā we also find it stated that although You always remain in Your abode, Goloka Vṛndāvana, You are present everywhere. As stated in the Bhagavad-gītā, You appear in order to protect the devotees, and thus Your appearance indicates good fortune for all the universe. All of the demigods are directing different affairs of the universe by Your grace only. Thus the seven upper planetary systems are maintained by Your grace. At the end of this creation, all manifestations of Your energies, whether in the shape of demigods, human beings or lower animals, enter into You, and all immediate and remote causes of the cosmic manifestation rest in You without distinctive features of existence. Ultimately, there is no possibility of distinction between You and any other thing on an equal level with You or subordinate to You. You are simultaneously the cause of this cosmic manifestation and its ingredients as well. You are the Supreme Whole, one without a second. In the phenomenal manifestation there are three stages: the stage of consciousness, the stage of semiconsciousness in dreaming, and the stage of unconsciousness. But Your Lordship is transcendental to all these different material stages of existence. You exist, therefore, in a fourth dimension, and Your appearance and disappearance do not depend on anything beyond Yourself. You are the supreme cause of everything, but of You there is no cause. You Yourself cause Your own appearance and disappearance. Despite Your transcendental position, my Lord, in order to show Your six opulences and advertise Your transcendental qualities, You have appeared in Your different incarnations – fish, tortoise, boar, Nṛsiṁha, Keśava and others – by Your personal manifestation; and You have appeared as different living entities by Your separated manifestations. By Your internal potency You appear as the different incarnations of Viṣṇu, and by Your external potency You appear as the phenomenal world.</text:p>
      <text:p text:style-name="P1"/>
      <text:p text:style-name="P1">“On a cloudy day, to the common man’s eyes the sun appears to be covered. But the fact is that because the sunshine creates the cloud, the sun can never actually be covered, even though the whole sky may be cloudy. Similarly, less intelligent men claim that there is no God, but when the <text:soft-page-break/>manifestation of different living entities and their activities is visible, enlightened persons see You present in every atom through the medium of Your external and marginal energies. Your unlimitedly potent activities are experienced by the most enlightened devotees, but those who are bewildered by the spell of Your external energy identify themselves with this material world and become attached to society, friendship and love. Thus they embrace the threefold miseries of material existence and are subjected to the dualities of pain and pleasure, sometimes drowning in the ocean of attachment and sometimes being taken out of it.</text:p>
      <text:p text:style-name="P1"/>
      <text:p text:style-name="P1">“My dear Lord, only by Your mercy and grace can the living entity get the human form of life, which is a chance to get out of the miserable condition of material existence. However, a person who possesses a human body but who cannot bring his senses under control is carried away by the waves of sensual enjoyment. As such, he cannot take shelter of Your lotus feet and thus engage in Your devotional service. The life of such a person is very unfortunate, and anyone living such a life of darkness is certainly cheating himself and thus cheating others also. Therefore, human society without Kṛṣṇa consciousness is a society of cheaters and the cheated.</text:p>
      <text:p text:style-name="P1"/>
      <text:p text:style-name="P1">“My Lord, You are actually the dearmost Supersoul of all living entities and the supreme controller of everything. The human being who is always illusioned is afraid of ultimate death. A man who is simply attached to sensual enjoyment voluntarily accepts the miserable material existence and thus wanders after the will-o’-the-wisp of sense pleasure. He is certainly the most foolish man, for he drinks poison and puts aside the nectar. My dear Lord, all the demigods, including myself and Lord Brahmā, as well as great saintly persons and sages who have cleansed their hearts of material attachment, have, by Your grace, wholeheartedly taken shelter of Your lotus feet. We have all taken shelter of You because we have accepted You as the Supreme Lord and the dearmost life and soul of all of us. You are the original cause of this cosmic manifestation, You are its supreme maintainer, and You are the cause of its dissolution also. You are equal to everyone, the most peaceful supreme friend of every living entity. You are the supreme worshipable object for every one of us. My dear Lord, let us always be engaged in Your transcendental loving service so that we may get free from this material entanglement.</text:p>
      <text:p text:style-name="P1"/>
      <text:p text:style-name="P1">“Finally, my Lord, I may inform You that this Bāṇāsura is very dear to me. He has rendered valuable service unto me; therefore I want to see him always happy. Being pleased with him, I have assured him safety. I pray to You, my Lord, that as You were pleased with his forefathers King Prahlāda and Bali Mahārāja, You will also be pleased with him.”</text:p>
      <text:p text:style-name="P1"/>
      <text:p text:style-name="P1">After hearing Lord Śiva’s prayer, Lord Kṛṣṇa replied, “My dear Lord Śiva, I accept your statements, and I also accept your desire for Bāṇāsura. I know that this Bāṇāsura is the son of Bali Mahārāja, and as such I cannot kill him, for that is My promise. I gave a benediction to King Prahlāda that the demons who would appear in his family would never be killed by Me. Therefore, without killing this Bāṇāsura, I have simply cut off his arms to deprive him of his false prestige. The large number of soldiers he was maintaining became a burden on this earth, and I have killed them all to minimize the burden. Now he has four remaining arms, and he will remain immortal, unaffected by material pains and pleasures. I know that he is one of the chief devotees of Your Lordship, so you can now rest assured that henceforward he need have no fear of anything.”</text:p>
      <text:p text:style-name="P1"/>
      <text:p text:style-name="P1">When Bāṇāsura was blessed by Lord Kṛṣṇa in this way, he came before the Lord and bowed down before Him, touching his head to the earth. Bāṇāsura immediately arranged to have his daughter Ūṣā seated with Aniruddha on a nice chariot, and then he presented them before Lord Kṛṣṇa. After this, Lord Kṛṣṇa took charge of Aniruddha and Ūṣā, who had become very opulent materially because of the blessings of Lord Śiva. Thus, keeping forward a division of one akṣauhiṇī of soldiers, Kṛṣṇa proceeded toward Dvārakā. In the meantime, all the people of Dvārakā, having received the news that Lord Kṛṣṇa was returning with Aniruddha and Ūṣā in great opulence, <text:soft-page-break/>decorated every corner of the city with flags, festoons and garlands. All the big roads and crossings were carefully cleansed and sprinkled with sandalwood pulp mixed with water. Everywhere was the fragrance of sandalwood. All the citizens joined with their friends and relatives to welcome Lord Kṛṣṇa with great pomp and jubilation, and a tumultuous vibration of conch shells, drums and bugles received the Lord. In this way the Supreme Personality of Godhead, Kṛṣṇa, entered His capital, Dvārakā.</text:p>
      <text:p text:style-name="P1"/>
      <text:p text:style-name="P1">Śukadeva Gosvāmī assured King Parīkṣit that the narration of the fight between Lord Śiva and Lord Kṛṣṇa is not at all inauspicious, like ordinary fights. On the contrary, if one remembers in the morning the narration of this fight between Lord Kṛṣṇa and Lord Śiva and takes pleasure in the victory of Lord Kṛṣṇa, he will never experience defeat anywhere in his struggle of life.</text:p>
      <text:p text:style-name="P1"/>
      <text:p text:style-name="P1">This episode of Bāṇāsura’s fighting with Kṛṣṇa and later being saved by the grace of Lord Śiva is confirmation of the statement in the Bhagavad-gītā that the worshipers of demigods cannot achieve any benediction without its being sanctioned by the Supreme Lord, Kṛṣṇa. Here in this narration we find that although Bāṇāsura was a great devotee of Lord Śiva, when he faced death by Kṛṣṇa, Lord Śiva was not able to save him. But Lord Śiva appealed to Kṛṣṇa to save his devotee, and this was sanctioned by the Lord. This is the position of Lord Kṛṣṇa. The exact words used in this connection in the Bhagavad-gītā are mayaiva vihitān hi tān. This means that without the sanction of the Supreme Lord, no demigod can award any benediction to his worshiper.</text:p>
      <text:p text:style-name="P1"/>
      <text:p text:style-name="P1">Thus ends the Bhaktivedanta purport of the sixty-third chapter of Kṛṣṇa, “Lord Kṛṣṇa Fights with Bāṇāsura.”</text:p>
      <text:p text:style-name="P1"/>
      <text:p text:style-name="P1"/>
      <text:p text:style-name="P1">CHAPTER 64</text:p>
      <text:p text:style-name="P1">The Story of King Nṛga</text:p>
      <text:p text:style-name="P1"/>
      <text:p text:style-name="P1">Once the family members of Lord Kṛṣṇa, such as Sāmba, Pradyumna, Cāru, Bhānu and Gada, all princes of the Yadu dynasty, went for a long picnic in the forest near Dvārakā. In the course of their excursion, all of them became thirsty, and so they tried to find out where water was available in the forest. When they approached a well, they found no water in it, but, on the contrary, within the well was a wonderful living entity. It was a large lizard, and all of them were astonished to see such a wonderful animal. They could understand that the animal was trapped and could not escape by its own effort, so out of compassion they tried to take the large lizard out of the well. Unfortunately, they could not get the lizard out, even though they tried to do so in many ways.</text:p>
      <text:p text:style-name="P1"/>
      <text:p text:style-name="P1">When the princes returned home, their story was narrated before Lord Kṛṣṇa. Lord Kṛṣṇa is the friend of all living entities. Therefore, after hearing the appeal from His sons, He personally went to the well and easily got the great lizard out simply by extending His left hand. Immediately upon being touched by the hand of Lord Kṛṣṇa, that great lizard gave up its lizard shape and appeared as a beautiful demigod, an inhabitant of the heavenly planets. His complexion glittered like molten gold, he was decorated with fine garments, and he wore costly ornaments around his neck.</text:p>
      <text:p text:style-name="P1"/>
      <text:p text:style-name="P1">How the demigod had been obliged to accept the body of a lizard was not a secret to Lord Kṛṣṇa, but still, for others’ information, the Lord inquired, “My dear fortunate demigod, now I see that your body is so beautiful and lustrous. Who are you? We can guess that you are one of the best demigods in the heavenly planets. All good fortune to you. I think that you are not meant to be in this situation. It must be due to the results of your past activities that you were put into the species of lizard life. Still, I want to hear from you how you were put into this position. If you think that you can disclose this secret, then please tell us your identity.”</text:p>
      <text:p text:style-name="P1"/>
      <text:p text:style-name="P1"><text:soft-page-break/>Actually, this large lizard was King Nṛga, and when questioned by the Supreme Personality of Godhead he immediately bowed down before the Lord, touching to the ground the helmet on his head, which was as dazzling as the sunshine. In this way, he first offered his respectful obeisances unto the Supreme Lord. He then said, “My dear Lord, I am King Nṛga, the son of King Ikṣvāku. If You have ever taken account of all charitably disposed men, I am sure You must have heard my name. My Lord, You are the supreme witness. You are aware of every bit of work done by the living entities – past, present and future. Nothing can be hidden from Your eternal cognizance. Still, You have ordered me to explain my history, and I shall therefore narrate the full story.”</text:p>
      <text:p text:style-name="P1"/>
      <text:p text:style-name="P1">King Nṛga proceeded to narrate the history of his degradation, caused by his karma-kāṇḍa activities. He said that he had been very charitably disposed and had given away so many cows that the total was equal to the number of particles of dust on the earth, stars in the sky or drops of water in a rainfall. According to the Vedic ritualistic ceremonies, a man who is charitably disposed is recommended to give cows to the brāhmaṇas. From King Nṛga’s statement, it appears that he followed this principle earnestly; however, as a result of a slight discrepancy he was forced to take birth as a lizard. Therefore it is recommended by the Lord in the Bhagavad-gītā that one who is charitably disposed and desires to derive the benefit of his charity should offer his gifts to please Kṛṣṇa. To give charity means to perform pious activities by which one may be elevated to the higher planetary systems; but promotion to the heavenly planets is no guarantee that one will never fall down. Rather, the example of King Nṛga definitely proves that fruitive activities, even if very pious, cannot give us eternal blissful life. As stated in the Bhagavad-gītā, the result of work, either pious or impious, is sure to bind a man unless the work is discharged as yajña on behalf of the Supreme Personality of Godhead.</text:p>
      <text:p text:style-name="P1"/>
      <text:p text:style-name="P1">King Nṛga said that the cows he had given in charity were not ordinary cows. Each one was very young and had given birth to only one calf. They were full of milk, very peaceful, and healthy. All the cows were purchased with money earned legally. Furthermore, their horns were gold-plated, their hooves were bedecked with silver plating, and they were covered with necklaces and with silken wrappers embroidered with pearls. He stated that these valuably decorated cows had not been given to any worthless persons but had been distributed to first-class brāhmaṇas, whom he had also decorated with nice garments and gold ornaments. The brāhmaṇas were well qualified, and since none of them were rich, their family members were always in want for the necessities of life. A real brāhmaṇa never hoards money for a luxurious life, like the kṣatriyas or the vaiśyas, but always keeps himself poverty-stricken, knowing that money diverts the mind to materialistic ways of life. To live in this way is the vow of a qualified brāhmaṇa, and all of these brāhmaṇas were well situated in that exalted vow. They were well learned in Vedic knowledge. They executed the required austerities and penances in their lives and were liberal, meeting the standard of qualified brāhmaṇas. They were equally friendly to everyone; above all, they were young and quite fit to act as qualified brāhmaṇas. Besides the cows, they were also given land, gold, houses, horses and elephants. Those who were not married were given wives, maidservants, grain, silver, utensils, garments, jewels, household furniture, chariots, etc. This charity was nicely performed as a sacrifice according to the Vedic rituals. The king also stated that not only had he bestowed gifts upon the brāhmaṇas, but he had performed other pious activities, such as digging wells, planting trees on the roadside and installing ponds along the highways.</text:p>
      <text:p text:style-name="P1"/>
      <text:p text:style-name="P1">The king continued: “In spite of all this, unfortunately one of the brāhmaṇas’ cows that I had given in charity chanced to enter amongst my other cows. Not knowing this, I again gave it in charity, to another brāhmaṇa. As the cow was being taken away by this brāhmaṇa, its former master claimed it as his own, stating, ‘This cow was formerly given to me, so how is it that you are taking it away?’ Thus there was arguing and fighting between the two brāhmaṇas, and they came before me and charged that I had taken back a cow I had previously given in charity.” To give something to someone and then to take it back is considered a great sin, especially in dealing with a brāhmaṇa. <text:soft-page-break/>When both brāhmaṇas charged the king with the same complaint, he was simply puzzled as to how it had happened. Thereafter, with great humility, the king offered each of them 100,000 cows in exchange for the one cow that was causing the fight between them. He prayed to them that he was their servant and that there had been some mistake. Thus, in order to rectify it, he prayed that they be very kind upon him and accept his offer in exchange for the cow. The king fervently appealed to the brāhmaṇas not to cause his downfall into hell because of this mistake. A brāhmaṇa’s property is called brahma-sva, and according to Manu’s law it cannot be acquired even by the government. Both brāhmaṇas, however, insisted that the cow was theirs and could not be taken back under any condition; neither of them agreed to exchange it for the 100,000 cows. Thus disagreeing with the king’s proposal, the two brāhmaṇas left the place in anger, thinking that their lawful possession had been usurped.</text:p>
      <text:p text:style-name="P1"/>
      <text:p text:style-name="P1">After this incident, when the time came for the king to give up his body, he was taken before Yamarāja, the superintendent of death, who asked him whether he first wanted to enjoy the results of his pious activities or suffer the results of his impious activities. Seeing that the king had executed so many pious activities and charities, Yamarāja also hinted that he did not know the limit of the king’s future enjoyment. In other words, there would be practically no end to the king’s material happiness. But in spite of this hint, the king, bewildered, decided first to suffer the results of his impious activities and then to accept the results of his pious activities; therefore Yamarāja immediately turned him into a lizard.</text:p>
      <text:p text:style-name="P1"/>
      <text:p text:style-name="P1">King Nṛga had remained in the well as a big lizard for a very long time. He told Lord Kṛṣṇa, “In spite of being put into that degraded condition of life, I simply thought of You, my dear Lord, and my memory was never vanquished.” It appears from these statements of King Nṛga that persons who follow the principles of fruitive activities and derive some material benefits are not very intelligent. Being given the choice by the superintendent of death, Yamarāja, King Nṛga could have first accepted the results of his pious activities. Instead, he thought it better first to receive the effects of his impious activities and then enjoy the effects of his pious activities without disturbance. On the whole, he had not developed Kṛṣṇa consciousness. The Kṛṣṇa conscious person develops love of God, Kṛṣṇa, not love for pious or impious activities; therefore he is not subjected to the results of such action. As stated in the Brahma-saṁhitā, a devotee, by the grace of the Lord, is not subjected to the reactions of fruitive activities.</text:p>
      <text:p text:style-name="P1"/>
      <text:p text:style-name="P1">Somehow or other, as a result of his pious activities, King Nṛga had aspired to see the Lord. He continued: “My dear Lord, I had a great desire that someday I might be able to see You personally. I think that this great desire to see You, combined with my tendency to perform ritualistic and charitable activities, has enabled me to retain the memory of who I was in my former life, even though I became a lizard. [Such a person who remembers his past life is called jāti-smara. In modern times also there are instances of small children recalling many details of their past lives.] My dear Lord, You are the Supersoul seated in everyone’s heart. There are many great mystic yogīs who have the eyes to see You through the Vedas and Upaniṣads. To achieve the elevated position of realizing that they are equal in quality with You, they always meditate on You within their hearts. But although such exalted saintly persons may see You constantly within their hearts, they still cannot see You face to face. Therefore I am very much surprised that I am able to see You personally. I know that I was engaged in so many activities, especially as a king. Although I was in the midst of luxury and opulence and was subject to so much of the happiness and misery of material existence, I am so fortunate to be seeing You personally. As far as I know, when one becomes liberated from material existence, he can see You in this way.”</text:p>
      <text:p text:style-name="P1"/>
      <text:p text:style-name="P1">When King Nṛga elected to receive the results of his impious activities, he was given the body of a lizard because of the mistake in his pious activities; thus he could not be directly converted to a higher status of life like a great demigod. However, along with his pious activities, he thought of <text:soft-page-break/>Kṛṣṇa, so he was quickly released from the body of a lizard and given the body of a demigod. By worshiping the Supreme Lord, those who desire material opulences are given the bodies of powerful demigods. Sometimes these demigods can see the Supreme Personality of Godhead face to face, but they are still not yet eligible to enter into the spiritual kingdom, the Vaikuṇṭha planets. However, if the demigods continue to be devotees of the Lord, the next chance they get they will enter into the Vaikuṇṭha planets.</text:p>
      <text:p text:style-name="P1"/>
      <text:p text:style-name="P1">Having attained the body of a demigod, King Nṛga, continuing to remember everything, said, “My dear Lord, You are the Supreme Lord and are worshiped by all the demigods. You are not one of the ordinary living entities; You are the Supreme Person, Puruṣottama. You are the source of all happiness for all living entities; therefore You are known as Govinda. You are the Lord of those living entities who have accepted material bodies and those who have not yet accepted material bodies. [Among the living entities who have not accepted material bodies are those who hover in the material world as evil spirits or live in the ghostly atmosphere. However, those who live in the spiritual kingdom, the Vaikuṇṭha-lokas, have bodies not made of material elements.] You, my Lord, are infallible. You are the Supreme, the purest of all living entities. You live in everyone’s heart. You are the shelter of all living entities, Nārāyaṇa. Being seated in the heart of all living beings, You are the supreme director of everyone’s sensual activities; therefore, You are called Hṛṣīkeśa.</text:p>
      <text:p text:style-name="P1"/>
      <text:p text:style-name="P1">“My dear Supreme Lord Kṛṣṇa, because You have given me this body of a demigod, I will have to go to some heavenly planet; so I am taking this opportunity to beg for Your mercy. I pray that I may have the benediction of never forgetting Your lotus feet, no matter to which form of life or planet I may be transferred. You are all-pervading, present everywhere as cause and effect. You are the cause of all causes, and Your power is unlimited. You are the Absolute Truth, the Supreme Personality of Godhead and the Supreme Brahman. I therefore offer my respectful obeisances unto You again and again. My dear Lord, Your body is full of transcendental bliss and knowledge, and You are eternal. You are the master of all mystic powers; therefore You are known as Yogeśvara. Kindly accept me as an insignificant particle of dust at Your lotus feet.”</text:p>
      <text:p text:style-name="P1"/>
      <text:p text:style-name="P1">Before entering the heavenly planets, King Nṛga circumambulated the Lord, touched his helmet to the Lord’s lotus feet and bowed before Him. Seeing the airplane from the heavenly planets present before him, he was given permission by the Lord to board it. After the departure of King Nṛga, Lord Kṛṣṇa expressed His appreciation for the king’s devotion to the brāhmaṇas as well as his charitable disposition and his performance of Vedic rituals. Therefore, it is recommended that if one cannot directly become a devotee of the Lord, one should follow the Vedic principles of life. This will enable him, one day, to see the Lord by being promoted either directly to the spiritual kingdom or, indirectly, to the heavenly kingdom, where he has hope of being transferred to the spiritual planets.</text:p>
      <text:p text:style-name="P1"/>
      <text:p text:style-name="P1">At this time, Lord Kṛṣṇa was present among His relatives who were members of the kṣatriya class. To teach them through the exemplary character of King Nṛga, He said, “Even though a kṣatriya king may be as powerful as fire, it is not possible for him to usurp the property of a brāhmaṇa and utilize it for his own purpose. If this is so, how can ordinary kings, who falsely think themselves the most powerful beings within the material world, usurp a brāhmaṇa’s property? I do not think that taking poison is as dangerous as taking a brāhmaṇa’s property. For ordinary poison there is treatment – one can be relieved from its effects – but if one drinks the poison of taking a brāhmaṇa’s property, there is no remedy for the mistake. The perfect example is King Nṛga. He was very powerful and very pious, but due to the small mistake of unknowingly usurping a brāhmaṇa’s cow, he was condemned to the abominable life of a lizard. Ordinary poison affects only those who drink it, and ordinary fire can be extinguished simply by pouring water on it, but the araṇi fire ignited by the spiritual potency of a brāhmaṇa who is dissatisfied can burn to ashes the whole family of a person who provokes such a brāhmaṇa. [Formerly, the brāhmaṇas used to ignite the fire of sacrifice not with matches or any other external fire but with their powerful mantras, called araṇi.] If someone even touches a <text:soft-page-break/>brāhmaṇa’s property, his family is ruined for three generations. However, if a brāhmaṇa’s property is forcibly taken away, the taker’s family for ten generations before him and ten generations after will be subject to ruination. On the other hand, if someone becomes a pure Vaiṣṇava, or devotee of the Lord, ten generations of his family before his birth and ten generations after will be liberated.”</text:p>
      <text:p text:style-name="P1"/>
      <text:p text:style-name="P1">Lord Kṛṣṇa continued: “If some foolish king who is puffed up by his wealth, prestige and power wants to usurp a brāhmaṇa’s property, he should be understood to be clearing his path to hell; he does not know how much he has to suffer for such an unwise act. If someone takes away the property of a very liberal brāhmaṇa who is encumbered by a large dependent family, then such a usurper is put into the hell known as Kumbhīpāka; not only is he put into this hell, but his family members also have to accept such a miserable condition of life. A person who takes away a brāhmaṇa’s property, whether it was originally given by him or by someone else, is condemned to live for at least sixty thousand years as a miserable insect in stool. Therefore I instruct you, all My boys and relatives present here, do not, even by mistake, take the possession of a brāhmaṇa and thereby pollute your whole family. If someone even wishes to possess such property, let alone attempts to take it away by force, the duration of his life will be reduced. He will be defeated by his enemies, and after being bereft of his royal position, when he gives up his body he will become a serpent, giving trouble to all other living entities. My dear boys and relatives, I therefore advise you that even if a brāhmaṇa becomes angry with you and calls you by ill names or curses you, still you should not retaliate. On the contrary, you should smile, tolerate him and offer your respects to the brāhmaṇa. You know very well that even I Myself offer My obeisances to the brāhmaṇas with great respect three times daily. You should therefore follow My instruction and example. I shall not forgive anyone who does not follow them, and I shall punish him. You should learn from the example of King Nṛga that even if someone unknowingly usurps the property of a brāhmaṇa, he is put into a miserable condition of life.”</text:p>
      <text:p text:style-name="P1"/>
      <text:p text:style-name="P1">Thus Lord Kṛṣṇa, who is always engaged in purifying the conditioned living entities, gave instruction not only to His family members and the inhabitants of Dvārakā but to all the members of human society. After this, the Lord entered His palace.</text:p>
      <text:p text:style-name="P1"/>
      <text:p text:style-name="P1">Thus ends the Bhaktivedanta purport of the sixty-fourth chapter of Kṛṣṇa, “The Story of King Nṛga.”</text:p>
      <text:p text:style-name="P1"/>
      <text:p text:style-name="P1"/>
      <text:p text:style-name="P1">CHAPTER 65</text:p>
      <text:p text:style-name="P1">Lord Balarāma Visits Vṛndāvana</text:p>
      <text:p text:style-name="P1"/>
      <text:p text:style-name="P1">Lord Balarāma became very anxious to see His father and mother in Vṛndāvana. Therefore, with great enthusiasm He started on a chariot for Vṛndāvana. The inhabitants of Vṛndāvana had been anxious to see Kṛṣṇa and Balarāma for a very long time. When Lord Balarāma returned to Vṛndāvana, all the cowherd boys and the gopīs had grown up; but still, on His arrival, they all embraced Him, and Balarāma embraced them in reciprocation. After this He came before Mahārāja Nanda and Yaśodā and offered His respectful obeisances. In response, Mother Yaśodā and Nanda Mahārāja offered their blessings unto Him. They addressed Him as Jagadīśvara, or the Lord of the universe who maintains everyone. The reason for this was that Kṛṣṇa and Balarāma maintain all living entities. And yet Nanda and Yaśodā were put into such difficulties on account of Their absence. Feeling like this, they embraced Balarāma and, seating Him on their laps, began their perpetual crying, wetting Balarāma with their tears. Lord Balarāma then offered His respectful obeisances to the elderly cowherd men and accepted the obeisances of the younger cowherd men. Thus, according to their different ages and relationships, Lord Balarāma exchanged feelings of friendship with them. He shook hands with those who were His equals in age and friendship and with loud laughing embraced each one of them.</text:p>
      <text:p text:style-name="P1"><text:soft-page-break/></text:p>
      <text:p text:style-name="P1">After being received by the cowherd men and boys, the gopīs, and King Nanda and Yaśodā, Lord Balarāma sat down, feeling satisfied, and they all surrounded Him. First Lord Balarāma inquired from them about their welfare, and then, since they had not seen Him for such a long time, they began to ask Him different questions. The inhabitants of Vṛndāvana had sacrificed everything for Kṛṣṇa, simply being captivated by the lotus eyes of the Lord. Because of their great desire to love Kṛṣṇa, they never desired anything like elevation to the heavenly planets or merging into the effulgence of Brahman to become one with the Absolute Truth. They were not even interested in enjoying a life of opulence, but were satisfied in living a simple life in the village as cowherds. They were always absorbed in thoughts of Kṛṣṇa and did not desire any personal benefits, and they were all so much in love with Him that in His absence their voices faltered when they began to inquire from Balarāmajī.</text:p>
      <text:p text:style-name="P1"/>
      <text:p text:style-name="P1">First Nanda Mahārāja and Yaśodāmāyī inquired, “My dear Balarāma, are our friends like Vasudeva and others in the family doing well? Now You and Kṛṣṇa are grown-up married men with children. In the happiness of family life, do You sometimes remember Your poor father and mother, Nanda Mahārāja and Yaśodā-devī? It is very good news that the most sinful King Kaṁsa has been killed by You and that our friends like Vasudeva and the others who had been harassed have now been relieved. It is also very good news that You and Kṛṣṇa defeated Jarāsandha and Kālayavana, who is now dead, and that You are now living in a fortified residence in Dvārakā.”</text:p>
      <text:p text:style-name="P1"/>
      <text:p text:style-name="P1">When the gopīs arrived, Lord Balarāma glanced over them with loving eyes. Being overjoyed, the gopīs, who had so long been mortified on account of Kṛṣṇa’s and Balarāma’s absence, began to ask about the welfare of the two brothers. They specifically asked Balarāma whether Kṛṣṇa was enjoying His life surrounded by the enlightened women of Dvārakā Purī. “Does He sometimes remember His father Nanda and His mother Yaśodā and the other friends with whom He so intimately behaved while in Vṛndāvana? Does Kṛṣṇa have any plans to come here to see His mother, Yaśodā, and does He remember us gopīs, who are now pitiably bereft of His company? Kṛṣṇa may have forgotten us in the midst of the cultured women of Dvārakā, but as far as we are concerned, we still remember Him by collecting flowers and sewing them into garlands. When He does not come, however, we simply pass our time by crying. If only He would come here and accept these garlands we have made. Dear Lord Balarāma, descendant of Dāśārha, You know that we would give up everything for Kṛṣṇa’s friendship. Even in great distress one cannot give up the connection of family members, but although it might be impossible for others, we gave up our fathers, mothers, sisters and relatives. But then Kṛṣṇa, without caring a pinch for our renunciation, all of a sudden renounced us and went away. He broke off our intimate relationship without serious consideration and left for a foreign country. But He was so clever and cunning that He manufactured very nice words. He said, ‘My dear gopīs, please do not worry. The service you have rendered Me is impossible for Me to repay.’ After all, we are women, so how could we disbelieve Him? Now we can understand that His sweet words were simply for cheating us.”</text:p>
      <text:p text:style-name="P1"/>
      <text:p text:style-name="P1">Protesting Kṛṣṇa’s absence from Vṛndāvana, another gopī said, “My dear Balarāmajī, we are of course village girls, so Kṛṣṇa could cheat us in that way, but what about the women of Dvārakā? Don’t think they are as foolish as we are! We village women might be misled by Kṛṣṇa, but the women in the city of Dvārakā are very clever and intelligent. Therefore I would be surprised if such city women could be misled by Kṛṣṇa and could believe His words.”</text:p>
      <text:p text:style-name="P1"/>
      <text:p text:style-name="P1">Then another gopī began to speak. “My dear friend,” she said, “Kṛṣṇa is very clever in using words. No one can compete with Him in that art. He can manufacture such colorful words and talk so sweetly that the heart of any woman would be misled. Besides that, He has perfected the art of smiling very attractively, and by seeing His smile women become mad after Him and give themselves to Him without hesitation.”</text:p>
      <text:p text:style-name="P1"><text:soft-page-break/></text:p>
      <text:p text:style-name="P1">Another gopī, after hearing this, said, “My dear friends, what is the use of talking about Kṛṣṇa? If you are at all interested in passing time by talking, let us talk on some subject other than Him. If cruel Kṛṣṇa can pass His time without us, why can’t we pass our time without Kṛṣṇa? Of course, Kṛṣṇa is passing His days without us very happily, but we cannot pass our days happily without Him.”</text:p>
      <text:p text:style-name="P1"/>
      <text:p text:style-name="P1">When the gopīs were talking in this way, their feelings for Kṛṣṇa became more and more intense, and they were experiencing Kṛṣṇa’s smiling, Kṛṣṇa’s words of love, Kṛṣṇa’s attractive features, Kṛṣṇa’s characteristics and Kṛṣṇa’s embraces. By the force of their ecstatic feelings, it appeared to them that Kṛṣṇa was personally present and dancing before them. Because of their sweet remembrance of Kṛṣṇa, they could not check their tears, and they began to cry without consideration.</text:p>
      <text:p text:style-name="P1"/>
      <text:p text:style-name="P1">Lord Balarāma, of course, could understand the ecstatic feelings of the gopīs, and therefore He wanted to pacify them. He was expert in presenting an appeal, and thus, treating the gopīs very respectfully, He began to narrate the stories of Kṛṣṇa so tactfully that the gopīs became satisfied. To keep the gopīs in Vṛndāvana satisfied, Lord Balarāma stayed there continuously for two months, namely the months of Caitra (March–April) and Vaiśākha (April–May). For those two months He kept Himself among the gopīs, and He passed every night with them in the forest of Vṛndāvana to satisfy their desire for conjugal love. Thus Balarāma also enjoyed the rāsa dance with the gopīs during those two months. Since the season was springtime, the breeze on the bank of the Yamunā was blowing very mildly, carrying the aroma of different flowers, especially the flower known as kaumudī. Moonlight filled the sky and spread everywhere, and thus the banks of the Yamunā appeared very bright and pleasing, and Lord Balarāma enjoyed the company of the gopīs there.</text:p>
      <text:p text:style-name="P1"/>
      <text:p text:style-name="P1">The demigod known as Varuṇa sent his daughter Vāruṇī in the form of liquid honey oozing from the hollows of the trees. Because of this honey the whole forest became aromatic, and the sweet aroma of the liquid honey, vāruṇī, captivated Balarāmajī. Balarāmajī and all the gopīs became very much attracted by the taste of the vāruṇī, and all of them drank it together. While drinking this natural beverage, all the gopīs chanted the glories of Lord Balarāma, and Lord Balarāma felt very happy, as if He had become intoxicated by drinking that vāruṇī beverage. His eyes rolled in a pleasing attitude. He was decorated with long garlands of forest flowers, and the whole situation appeared to be a great function of happiness because of this transcendental bliss. Lord Balarāma smiled beautifully, and the drops of perspiration decorating His face appeared like soothing morning dew.</text:p>
      <text:p text:style-name="P1"/>
      <text:p text:style-name="P1">While Balarāma was in that happy mood, He desired to enjoy the company of the gopīs in the water of the Yamunā. Therefore He called the Yamunā to come nearby. But the Yamunā neglected the order of Balarāmajī, considering Him intoxicated. Lord Balarāma became very much displeased at the Yamunā’s neglecting His order. He immediately wanted to scratch the land near the river with His plowshare. Lord Balarāma has two weapons, a plow and a club, from which He takes service when they are required. This time He wanted to bring the Yamunā by force, and He took the help of His plow. He wanted to punish the Yamunā because she did not come in obedience to His order. He addressed the Yamunā, “You wretched river! You did not care for My order. Now I shall teach you a lesson! You did not come to Me voluntarily. Now with the help of My plow I shall force you to come. I shall divide you into hundreds of scattered streams!”</text:p>
      <text:p text:style-name="P1"/>
      <text:p text:style-name="P1">When the Yamunā was threatened like this, she became greatly afraid of the power of Balarāma and immediately came in person, falling at His lotus feet and praying thus: “My dear Balarāma, You are the most powerful personality, and You are pleasing to everyone. Unfortunately, I forgot Your glorious, exalted position, but now I have come to my senses, and I remember that You hold all the planetary systems on Your head merely by Your partial expansion Śeṣa. You are the sustainer of the <text:soft-page-break/>whole universe. My dear Supreme Personality of Godhead, You are full with six opulences. Because I forgot Your omnipotence, I have mistakenly disobeyed Your order, and thus I have become a great offender. But, my dear Lord, please know that I am a soul surrendered unto You, who are very affectionate to Your devotees. Therefore please excuse my impudence and mistakes, and, by Your causeless mercy, may You now release me.”</text:p>
      <text:p text:style-name="P1"/>
      <text:p text:style-name="P1">Upon displaying this submissive attitude, the Yamunā was forgiven, and when she came nearby, Lord Balarāma enjoyed the pleasure of swimming in her waters along with the gopīs in the same way that an elephant enjoys himself along with his many she-elephants. After a long time, when Lord Balarāma had enjoyed to His full satisfaction, He came out of the water, and immediately a goddess of fortune offered Him a nice blue garment and a valuable necklace made of gold. After bathing in the Yamunā, Lord Balarāma, dressed in blue garments and decorated with golden ornaments, looked very attractive to everyone. Lord Balarāma’s complexion is white, and when He was properly dressed He looked exactly like the white elephant of King Indra in the heavenly planets. The river Yamunā still has many small branches due to being scratched by the plowshare of Lord Balarāma. And all these branches of the river Yamunā still glorify the omnipotence of Lord Balarāma.</text:p>
      <text:p text:style-name="P1"/>
      <text:p text:style-name="P1">Lord Balarāma and the gopīs enjoyed transcendental pastimes together every night for two months, and time passed so quickly that all those nights appeared to be only one night. In the presence of Lord Balarāma, all the gopīs and other inhabitants of Vṛndāvana became as cheerful as they had been before in the presence of both brothers, Lord Kṛṣṇa and Lord Balarāma.</text:p>
      <text:p text:style-name="P1"/>
      <text:p text:style-name="P1">Thus ends the Bhaktivedanta purport of the sixty-fifth chapter of Kṛṣṇa, “Lord Balarāma Visits Vṛndāvana.”</text:p>
      <text:p text:style-name="P1"/>
      <text:p text:style-name="P1"/>
      <text:p text:style-name="P1">CHAPTER 66</text:p>
      <text:p text:style-name="P1">The Deliverance of Pauṇḍraka and the King of Kāśī</text:p>
      <text:p text:style-name="P1"/>
      <text:p text:style-name="P1">The story of king Pauṇḍraka is very interesting because it proves that there have always been many rascals and fools who have considered themselves God. Even in the presence of the Supreme Personality of Godhead, Kṛṣṇa, there was such a foolish person. His name was Pauṇḍraka, and he wanted to declare himself God. While Lord Balarāma was absent in Vṛndāvana, this King Pauṇḍraka, the king of Karūṣa Province, being foolish and puffed up, sent a messenger to Lord Kṛṣṇa. Lord Kṛṣṇa is accepted as the Supreme Personality of Godhead, but King Pauṇḍraka directly challenged Kṛṣṇa through the messenger, who stated that Pauṇḍraka, not Kṛṣṇa, was Vāsudeva. In the present day there are many foolish followers of such rascals. Similarly, in Pauṇḍraka’s day, many foolish men accepted Pauṇḍraka as the Supreme Personality of Godhead. Because he could not estimate his own position, Pauṇḍraka falsely thought himself to be Lord Vāsudeva. Thus the messenger declared to Kṛṣṇa that King Pauṇḍraka, the Supreme Personality of Godhead, had descended to the earth out of his causeless mercy just to deliver all distressed persons.</text:p>
      <text:p text:style-name="P1"/>
      <text:p text:style-name="P1">Surrounded by many other foolish persons, this rascal Pauṇḍraka had actually concluded that he was Vāsudeva, the Supreme Personality of Godhead. This kind of conclusion is certainly childish. When children are playing, they sometimes select a “king” amongst themselves, and the selected child may think that he is actually the king. Similarly, many foolish persons, due to ignorance, select another fool as God, and then the rascal actually considers himself God, as if God could be created by childish play or by the votes of men. Under this false impression, thinking himself the Supreme Lord, Pauṇḍraka sent his messenger to Dvārakā to challenge the position of Kṛṣṇa. The messenger reached the royal assembly of Kṛṣṇa in Dvārakā and conveyed the message given by his master, Pauṇḍraka. The message contained the following statements.</text:p>
      <text:p text:style-name="P1"><text:soft-page-break/></text:p>
      <text:p text:style-name="P1">“I am the only Supreme Personality of Godhead, Vāsudeva. No man can compete with me. I have descended as King Pauṇḍraka, taking compassion on the distressed conditioned souls out of my unlimited causeless mercy. You have falsely taken the position of Vāsudeva without authority, but You should not propagate this false idea. You must give up Your position. O descendant of the Yadu dynasty, please give up all the symbols of Vāsudeva, which You have falsely assumed. And after giving up this position, come and surrender unto me. If out of Your gross impudence You do not care for my words, then I challenge You to fight. I am inviting You to a battle in which the decision will be settled.”</text:p>
      <text:p text:style-name="P1"/>
      <text:p text:style-name="P1">When all the members of the royal assembly, including King Ugrasena, heard this message sent by Pauṇḍraka, they laughed very loudly for a considerable time. After enjoying the loud laughter of all the members of the assembly, Kṛṣṇa replied to the messenger as follows: “O messenger of Pauṇḍraka, you may carry My message to your master: ‘You are a foolish rascal. I directly call you a rascal, and I refuse to follow your instructions. I shall never give up the symbols of Vāsudeva, especially My disc. I shall use this disc to kill not only you but all your followers also. I shall destroy you and your foolish associates, who merely constitute a society of cheaters and the cheated. O foolish king, you will then have to conceal your face in disgrace, and when your head is severed from your body by My disc, it will be surrounded by meat-eating birds like vultures, hawks and eagles. At that time, instead of becoming My shelter, as you have demanded, you will be subject to the mercy of these lowborn birds. At that time your body will be thrown to the dogs, who will eat it with great pleasure.’”</text:p>
      <text:p text:style-name="P1"/>
      <text:p text:style-name="P1">The messenger carried the words of Lord Kṛṣṇa to his master, Pauṇḍraka, who patiently heard all these insults. Without waiting any longer, Lord Śrī Kṛṣṇa immediately started out on His chariot to punish the rascal Pauṇḍraka, the king of Karūṣa. Because at that time he was living with his friend the king of Kāśī, Kṛṣṇa surrounded the whole city of Kāśī.</text:p>
      <text:p text:style-name="P1"/>
      <text:p text:style-name="P1">King Pauṇḍraka was a great warrior, and as soon as he heard of Kṛṣṇa’s attack, he came out of the city with two akṣauhiṇī divisions of soldiers. The king of Kāśī also came out, with three akṣauhiṇī divisions. When the two kings came before Lord Kṛṣṇa to oppose Him, Kṛṣṇa saw Pauṇḍraka face to face for the first time. Kṛṣṇa saw that Pauṇḍraka had decorated himself with the symbols of the conch shell, disc, lotus and club. He carried an imitation Śārṅga bow, and on his chest was a mock insignia of Śrīvatsa. His neck was decorated with a false Kaustubha jewel, and he wore a flower garland in exact imitation of Lord Vāsudeva’s. He was dressed in yellow silken garments, and the flag on his chariot carried the symbol of Garuḍa, exactly imitating Kṛṣṇa’s. He had a very valuable helmet on his head, and his earrings, like swordfish, glittered brilliantly. On the whole, however, his dress and makeup were clearly imitation. Anyone could understand that he was just like someone onstage playing the part of Vāsudeva in false dress. When Lord Śrī Kṛṣṇa saw Pauṇḍraka imitating His posture and dress, He could not check His laughter, and thus He laughed with great satisfaction.</text:p>
      <text:p text:style-name="P1"/>
      <text:p text:style-name="P1">The soldiers on the side of King Pauṇḍraka began to shower their weapons upon Kṛṣṇa. The weapons, including various kinds of tridents, clubs, poles, lances, swords, daggers and arrows, came flying in waves, and Kṛṣṇa counteracted them. He smashed not only the weapons but also the soldiers and assistants of Pauṇḍraka, just as during the dissolution of this universe the fire of devastation burns everything to ashes. The elephants, chariots, horses and infantry belonging to the opposite party were scattered by the weapons of Kṛṣṇa. Indeed, the whole battlefield became strewn with smashed chariots and the bodies of men and animals. There were fallen horses, elephants, men, asses and camels. Although the devastated battlefield appeared like the dancing place of Lord Śiva at the time of the dissolution of the world, the warriors on the side of Kṛṣṇa were very much encouraged by seeing this, and they fought with greater strength.</text:p>
      <text:p text:style-name="P1"/>
      <text:p text:style-name="P1"><text:soft-page-break/>At this time, Lord Kṛṣṇa told Pauṇḍraka, “Pauṇḍraka, you requested Me to give up the symbols of Lord Viṣṇu, specifically My disc. Now I will give it up to you. Be careful! You falsely declare yourself Vāsudeva, imitating Me. Therefore no one is a greater fool than you.” From this statement of Kṛṣṇa’s it is clear that any rascal who advertises himself as God is the greatest fool in human society. Kṛṣṇa continued, “Now, Pauṇḍraka, I shall force you to give up this false representation. You wanted Me to surrender unto you. Now this is your opportunity. We shall now fight, and if I am defeated and you are victorious, I shall certainly surrender unto you.” In this way, after chastising Pauṇḍraka very severely, Kṛṣṇa smashed Pauṇḍraka’s chariot to pieces by shooting an arrow. Then with the help of His disc He separated Pauṇḍraka’s head from his body, just as Indra shaves off the peaks of mountains by striking them with his thunderbolt. Similarly, Kṛṣṇa also killed the king of Kāśī with His arrows. Lord Kṛṣṇa specifically arranged to throw the head of the king of Kāśī into the city of Kāśī itself so that his relatives and family members could see it. Kṛṣṇa did this just as a hurricane carries a lotus petal here and there. Lord Kṛṣṇa killed Pauṇḍraka and his friend Kāśīrāja on the battlefield, and then He returned to His capital city, Dvārakā.</text:p>
      <text:p text:style-name="P1"/>
      <text:p text:style-name="P1">When Lord Kṛṣṇa returned to the city of Dvārakā, all the Siddhas from the heavenly planets were singing His glories. As far as Pauṇḍraka was concerned, somehow or other he always thought of Lord Vāsudeva by falsely dressing himself in imitation of the Lord. Therefore Pauṇḍraka achieved sārūpya, one of the five kinds of liberation, and was thus promoted to the Vaikuṇṭha planets, where the devotees have the same bodily features as Viṣṇu, with four hands holding the four symbols. Factually, his meditation was concentrated on the Viṣṇu form, but because he thought himself Lord Viṣṇu, it was offensive. By his being killed by Kṛṣṇa, however, that offense was mitigated. Thus he was given sārūpya liberation, and he attained the same form as the Lord.</text:p>
      <text:p text:style-name="P1"/>
      <text:p text:style-name="P1">When the head of the king of Kāśī was thrown through the city gate, people gathered and were astonished to see that wonderful thing. When they found out that there were earrings on it, they could understand that it was someone’s head. They conjectured as to whose head it might be. Some thought it was Kṛṣṇa’s head because Kṛṣṇa was the enemy of Kāśīrāja, and they calculated that the king of Kāśī might have thrown Kṛṣṇa’s head into the city so that the people might take pleasure in the enemy’s having been killed. But they finally detected that the head was not Kṛṣṇa’s but that of Kāśīrāja himself. When this was ascertained, the queens of the king of Kāśī immediately approached and began to lament the death of their husband. “Our dear lord,” they cried, “upon your death, we have become just like dead bodies.”</text:p>
      <text:p text:style-name="P1"/>
      <text:p text:style-name="P1">The king of Kāśī had a son whose name was Sudakṣiṇa. After observing the ritualistic funeral ceremonies, he took a vow that since Kṛṣṇa was the enemy of his father, he would kill Kṛṣṇa and in this way liquidate his debt to his father. Therefore, accompanied by a learned priest qualified to help him, he began to worship Mahādeva, Lord Śiva. (Lord Śiva, who is also known as Viśvanātha, is the lord of the kingdom of Kāśī. The temple of Lord Viśvanātha is still existing in Vārāṇasī, and many thousands of pilgrims still gather daily in that temple.) By the worship of Sudakṣiṇa, Lord Śiva was very much pleased, and he wanted to give a benediction to his devotee. Sudakṣiṇa’s purpose was to kill Kṛṣṇa, and therefore he prayed for a specific power by which to kill Him. Lord Śiva advised that Sudakṣiṇa, assisted by the brāhmaṇas, execute the ritualistic ceremony for killing one’s enemy. This ceremony is also mentioned in some of the tantras. Lord Śiva informed Sudakṣiṇa that if such a black ritualistic ceremony were performed properly, then the evil spirit named Dakṣiṇāgni would appear and then carry out any order given to him. He would have to be employed, however, to kill someone other than a qualified brāhmaṇa. If all these conditions were met, then Dakṣiṇāgni, accompanied by Lord Śiva’s ghostly companions, would fulfill the desire of Sudakṣiṇa to kill his enemy.</text:p>
      <text:p text:style-name="P1"/>
      <text:p text:style-name="P1">When Sudakṣiṇa was encouraged by Lord Śiva in that way, he was sure that he would be able to kill Kṛṣṇa. With a determined vow of austerity, he began to execute the black art of chanting mantras, <text:soft-page-break/>assisted by the priests. After this, out of the fire came a great demoniac form, whose hair, beard and mustache were exactly the color of hot copper. This form was very big and fierce. As the demon arose from the fire, cinders of fire emanated from the sockets of his eyes. The giant fiery demon appeared still more fierce due to the movements of his eyebrows. He exhibited long, sharp teeth and, sticking out his long tongue, licked his upper and lower lips. He was naked, and he carried a big trident, blazing like fire. After appearing from the fire of sacrifice, he stood wielding the trident in his hand. Instigated by Sudakṣiṇa, the demon proceeded toward the capital city, Dvārakā, with many hundreds of ghostly companions, and it appeared that he was going to burn all outer space to ashes. The surface of the earth trembled because of his striking steps. When he entered the city of Dvārakā, all the residents panicked, just like animals in a forest fire.</text:p>
      <text:p text:style-name="P1"/>
      <text:p text:style-name="P1">At that time, Kṛṣṇa was playing chess in the royal assembly council hall. All the residents of Dvārakā approached and addressed Him, “Dear Lord of the three worlds, a great fiery demon is ready to burn the whole city of Dvārakā! Please save us!” In this way all the inhabitants of Dvārakā appealed to Lord Kṛṣṇa for protection from the fiery demon who had just appeared in Dvārakā to devastate the whole city.</text:p>
      <text:p text:style-name="P1"/>
      <text:p text:style-name="P1">Lord Kṛṣṇa, who specifically protects His devotees, saw that the whole population of Dvārakā was most perturbed by the presence of the great fiery demon. He immediately smiled and assured them, “Don’t worry. I shall give you all protection.” The Supreme Personality of Godhead, Kṛṣṇa, is all-pervading. He is within everyone’s heart, and He is also without, in the form of the cosmic manifestation. He could understand that the fiery demon was a creation of Lord Śiva, and in order to vanquish the demon He took His Sudarśana cakra and ordered him to take the necessary steps. The Sudarśana cakra appeared with the effulgence of millions of suns, his heat being as powerful as the fire created at the end of the cosmic manifestation. By his effulgence the Sudarśana cakra illuminated the entire universe, on the surface of the earth as well as in outer space. Then the Sudarśana cakra began to freeze the fiery demon created by Lord Śiva. In this way, the fiery demon was checked by the Sudarśana cakra of Lord Kṛṣṇa, and, being defeated in his attempt to devastate the city of Dvārakā, he turned back.</text:p>
      <text:p text:style-name="P1"/>
      <text:p text:style-name="P1">Having failed to set fire to Dvārakā, the fiery demon went back to Vārāṇasī, the kingdom of Kāśīrāja. As a result of his return, all the priests who had helped instruct the black art of mantras, along with their employer, Sudakṣiṇa, were burned to ashes by the glaring effulgence of the fiery demon. According to the methods of black art mantras instructed in the tantras, if the mantra fails to kill the enemy, then, because it must kill someone, it kills the original creator. Sudakṣiṇa was the originator, and the priests assisted him; therefore all of them were burned to ashes. This is the way of the demons: the demons create something to kill God, but by the same weapon the demons themselves are killed.</text:p>
      <text:p text:style-name="P1"/>
      <text:p text:style-name="P1">Following just behind the fiery demon, the Sudarśana cakra also entered Vārāṇasī. This city had been very opulent and great for a very long time. Even now, the city of Vārāṇasī is opulent and famous, and it is one of the important cities of India. There were then many big palaces, assembly houses, marketplaces and gates, with large and very important monuments by the palaces and gates. Lecturing platforms could be found at each and every crossroads. There were buildings that housed the treasury, elephants, horses, chariots and grain, and places for distribution of food. The city of Vārāṇasī had been filled with all these material opulences for a very long time, but because the king of Kāśī and his son Sudakṣiṇa were against Lord Kṛṣṇa, the viṣṇu-cakra Sudarśana (the disc weapon of Lord Kṛṣṇa) devastated the whole city by burning all these important places. This excursion was more ravaging than modern bombing. The Sudarśana cakra, having thus finished his duty, came back to his Lord, Śrī Kṛṣṇa, at Dvārakā.</text:p>
      <text:p text:style-name="P1"/>
      <text:p text:style-name="P1"><text:soft-page-break/>This narration of the devastation of Vārāṇasī by Kṛṣṇa’s disc weapon, the Sudarśana cakra, is transcendental and auspicious. Anyone who narrates or hears this story with faith and attention will be released from all reaction to sinful activities. This is the assurance of Śukadeva Gosvāmī, who narrated this story to Parīkṣit Mahārāja.</text:p>
      <text:p text:style-name="P1"/>
      <text:p text:style-name="P1">Thus ends the Bhaktivedanta purport of the sixty-sixth chapter of Kṛṣṇa, “The Deliverance of Pauṇḍraka and the King of Kāśī.”</text:p>
      <text:p text:style-name="P1"/>
      <text:p text:style-name="P1"/>
      <text:p text:style-name="P1">CHAPTER 67</text:p>
      <text:p text:style-name="P1">The Deliverance of Dvivida Gorilla</text:p>
      <text:p text:style-name="P1"/>
      <text:p text:style-name="P1">While Śukadeva Gosvāmī continued to speak on the transcendental pastimes and characteristics of Lord Kṛṣṇa, King Parīkṣit, upon hearing him, became more and more enthusiastic and wanted to hear further. Śukadeva Gosvāmī next narrated the story of Dvivida, the gorilla who was killed by Lord Balarāma.</text:p>
      <text:p text:style-name="P1"/>
      <text:p text:style-name="P1">This gorilla was a great friend of Bhaumāsura, or Narakāsura, who was killed by Kṛṣṇa in connection with his kidnapping sixteen thousand princesses from all over the world. Dvivida was the minister of King Sugrīva. His brother, Mainda, was also a very powerful gorilla king. When Dvivida gorilla heard the story of his friend Bhaumāsura’s being killed by Lord Kṛṣṇa, he planned to create mischief throughout the country in order to avenge the death of Bhaumāsura. His first business was to set fires in villages, towns and industrial and mining places, as well as in the residential quarters of the mercantile men who were busy dairy farming and protecting cows. Sometimes he would uproot a big mountain and tear it to pieces. In this way he created great disturbances all over the country, especially in the province of Kathwar. The city of Dvārakā was situated in this Kathwar Province, and because Lord Kṛṣṇa used to live in this city, Dvivida specifically made it his target of disturbance.</text:p>
      <text:p text:style-name="P1"/>
      <text:p text:style-name="P1">Dvivida was as powerful as ten thousand elephants. Sometimes he would go to the seashore, and with his powerful hands he would create so much disturbance in the sea that he would flood the neighboring cities and villages. Often he would go to the hermitages of great saintly persons and sages and cause a great disturbance by smashing their beautiful gardens and orchards. Not only did he create disturbances in that way, but sometimes he would pass urine and stool on their sacred sacrificial arenas. He would thus pollute the whole atmosphere. He also kidnapped both men and women, taking them away from their residential places to the caves of the mountains. After putting them within the caves, he would close the entrances with large chunks of stone, like the bhṛṅgī insect, which arrests and carries away many flies and other insects and puts them within the holes of the trees where it lives. Thus Dvivida regularly defied the law and order of the country. Not only that, but he would sometimes pollute the female members of many aristocratic families by forcibly raping them.</text:p>
      <text:p text:style-name="P1"/>
      <text:p text:style-name="P1">While creating such great disturbances all over the country, sometimes he heard very sweet musical sounds from Raivataka Mountain, and so he entered that mountainous region. There he saw Lord Balarāma in the midst of many beautiful young girls, enjoying their company while singing and dancing. Dvivida became captivated by the beauty of Lord Balarāma’s body, whose every feature was very beautiful, decorated as He was with a garland of lotus flowers. Similarly, all the young girls present, dressed and garlanded with flowers, exhibited much beauty. Lord Balarāma seemed fully intoxicated from drinking the vāruṇī beverage, and His eyes appeared to be rolling in a drunken state. Lord Balarāma appeared just like the king of the elephants in the midst of many she-elephants.</text:p>
      <text:p text:style-name="P1"/>
      <text:p text:style-name="P1"><text:soft-page-break/>This gorilla by the name Dvivida could climb up into the trees and jump from one branch to another. Sometimes he would jerk the branches, creating a particular type of sound – kilakilā – so that Lord Balarāma was greatly distracted from the pleasing atmosphere. Sometimes Dvivida would come before the women and exhibit different types of caricatures. By nature young women are apt to enjoy everything with laughter and joking, and when the gorilla came before them they did not take him seriously but simply laughed at him. However, the gorilla was so rude that even in the presence of Balarāma he began to show the lower part of his body to the women, and sometimes he would come forward to show his teeth while moving his eyebrows. He disrespected the women, even in the presence of Balarāma. Lord Balarāma’s name suggests not only that He is very powerful but that He takes pleasure in exhibiting extraordinary strength. So He took a stone and threw it at Dvivida. The gorilla, however, artfully avoided being struck by the stone. In order to insult Balarāma, the gorilla took away the earthen pot in which the vāruṇī was kept. Dvivida, being thus intoxicated with his limited strength, began to tear off all the valuable clothes worn by Balarāma and the accompanying young girls. He was so puffed up that he thought Balarāma could not do anything to chastise him, and he continued to offend Balarāmajī and His companions.</text:p>
      <text:p text:style-name="P1"/>
      <text:p text:style-name="P1">When Lord Balarāma saw the disturbances created by the gorilla and heard that he had already performed many mischievous activities all over the country, He became very angry and decided to kill him. Immediately He took His club in His hands. The gorilla could understand that now Balarāma was going to attack him. To counteract Balarāma, he immediately uprooted a big oak tree, and with great force he came and struck Lord Balarāma’s head. Lord Balarāma, however, immediately caught hold of the big tree and remained undisturbed, just like a great mountain. To retaliate, He took His club, named Sunanda, and hit the gorilla with it, severely injuring his head. Currents of blood flowed from the gorilla’s head with great force, but the stream of blood simply enhanced his beauty, like a stream of liquid manganese coming out of a great mountain. The striking of Balarāma’s club did not even slightly disturb him. On the contrary, he immediately uprooted another big oak tree and, after clipping off all its leaves, again struck Balarāma’s head with it. But Balarāma, with the help of His club, tore the tree to pieces. Since the gorilla was very angry, he took another tree in his hands and struck Lord Balarāma’s body. Again Lord Balarāma tore the tree to pieces, and the fighting continued. Each time the gorilla would bring out a big tree to strike Balarāma, Lord Balarāma would tear the tree to pieces by the striking of His club, and the gorilla Dvivida would clutch another tree from another direction and again attack Balarāma in the same way. As a result of this continuous fighting, the forest became treeless.</text:p>
      <text:p text:style-name="P1"/>
      <text:p text:style-name="P1">When no more trees were available, Dvivida took help from the hills and threw large pieces of stone, like rainfall, upon the body of Balarāma. Lord Balarāma, in a great sporting mood, began to smash those big pieces of stone into mere pebbles. The gorilla, being bereft of all trees and stone slabs, now stood before Balarāma and waved his strong fists. Then, with great force, he began to beat Lord Balarāma’s chest with his fists. This time Lord Balarāma became most angry. Since the gorilla was striking Him with his hands, Lord Balarāma would not strike him back with His own weapons, the club or the plow. Simply with His fists He struck the collarbone of the gorilla. This blow proved fatal to Dvivida, who immediately vomited blood and fell unconscious upon the ground. When the gorilla fell, all the hills and forests appeared to totter.</text:p>
      <text:p text:style-name="P1"/>
      <text:p text:style-name="P1">After this horrible incident, all the Siddhas, great sages and saintly persons from the upper planetary system showered flowers on the person of Lord Balarāma and vibrated sounds glorifying His supremacy. All of them chanted, “All glories to Lord Balarāma! Let us offer our respectful obeisances unto Your lotus feet. By killing this great demon, Dvivida, You have initiated an auspicious era for the world.” All such jubilant sounds of victory were heard from outer space. After killing the great demon Dvivida and being worshiped by showers of flowers and glorious sounds of victory, Balarāma returned to His capital city, Dvārakā.</text:p>
      <text:p text:style-name="P1"/>
      <text:p text:style-name="P1"><text:soft-page-break/>Thus ends the Bhaktivedanta purport of the sixty-seventh chapter of Kṛṣṇa, “The Deliverance of Dvivida Gorilla.”</text:p>
      <text:p text:style-name="P1"/>
      <text:p text:style-name="P1"/>
      <text:p text:style-name="P1">CHAPTER 68</text:p>
      <text:p text:style-name="P1">The Marriage of Sāmba</text:p>
      <text:p text:style-name="P1"/>
      <text:p text:style-name="P1">Duryodhana, the son of Dhṛtarāṣṭra, had a marriageable daughter by the name of Lakṣmaṇā. She was a very highly qualified girl of the Kuru dynasty, and many princes wanted to marry her. In such cases, the svayaṁvara ceremony is held so that the girl may select her husband according to her own choice. In Lakṣmaṇā’s svayaṁvara assembly, when the girl was to select her husband, Sāmba appeared. He was a son of Kṛṣṇa’s by Jāmbavatī, one of Lord Kṛṣṇa’s chief wives. This son Sāmba was so named because he was a pet child and always lived close to his mother. The name Sāmba indicates a son who is very much his mother’s pet. Ambā means “mother,” and sa means “with.” So this special name was given to him because he always remained with his mother. He was also known as Jāmbavatī-suta for the same reason. As previously explained, all the sons of Kṛṣṇa were as qualified as their great father. Sāmba wanted Duryodhana’s daughter, Lakṣmaṇā, although she was not inclined to have him. Therefore Sāmba kidnapped Lakṣmaṇā by force from the svayaṁvara assembly.</text:p>
      <text:p text:style-name="P1"/>
      <text:p text:style-name="P1">Because Sāmba took Lakṣmaṇā away from the assembly by force, all the members of the Kuru dynasty, such as Dhṛtarāṣṭra, Bhīṣma, Vidura and Arjuna, thought it an insult to their family tradition that the boy, Sāmba, could possibly have kidnapped their daughter. All of them knew that Lakṣmaṇā was not at all inclined to select him as her husband and that she was not given the chance to select her own husband; instead she was forcibly taken away by this boy. Therefore, they decided that he must be punished. They unanimously declared that he was most impudent and had degraded the Kurus’ family tradition. Therefore, all of them, under the counsel of the elder members of the Kuru family, decided to arrest the boy but not kill him. They concluded that the girl could not be married to any boy other than Sāmba, since she had already been touched by him. (According to the Vedic system, once being touched by some boy, a girl cannot be married or given to any other boy. Nor would anyone agree to marry a girl who had already thus associated with another boy.) The elder members of the family, such as Bhīṣma, wanted to arrest him. Thus all the members of the Kuru dynasty, especially the great fighters, joined together just to teach him a lesson, and Karṇa was made the commander in chief for this small battle.</text:p>
      <text:p text:style-name="P1"/>
      <text:p text:style-name="P1">While making the plan to arrest Sāmba, the Kurus counseled amongst themselves that upon his arrest the members of the Yadu dynasty would be very angry with them. There was every possibility of the Yadus’ accepting the challenge and fighting with them. But they also thought, “If they came here to fight with us, what could they do? The members of the Yadu dynasty cannot equal the members of the Kuru dynasty because the kings of the Kuru dynasty are the emperors whereas the kings of the Yadu dynasty are able to enjoy their land only because we have granted it to them.” The Kurus thought, “If they come here to challenge us because their son was arrested, we shall accept the fight and teach them a lesson, so that automatically they will be subdued under pressure, as the senses are subdued by the mystic yoga process of prāṇāyāma.” (In the mechanical system of mystic yoga, the airs within the body are controlled, and the senses are subdued and checked from being engaged in anything other than meditation upon Lord Viṣṇu.)</text:p>
      <text:p text:style-name="P1"/>
      <text:p text:style-name="P1">After consultation and after receiving permission from the elder members of the Kuru dynasty, such as Bhīṣma and Dhṛtarāṣṭra, five great warriors – Karṇa, Śala, Bhūri, Yajñaketu and Duryodhana, the father of the girl – who were all mahā-rathīs and who were guided by the great fighter Bhīṣmadeva, attempted to arrest the boy Sāmba. There are different grades of fighters, including mahā-rathī, eka-rathī and rathī, classified according to their fighting ability. These mahā-rathīs could fight alone <text:soft-page-break/>with many thousands of men. All of them combined together to arrest Sāmba. Sāmba was also a mahā-rathī, but he was alone and had to fight with the six other mahā-rathīs. Still he was not deterred when he saw all the great fighters of the Kuru dynasty coming up behind him to arrest him.</text:p>
      <text:p text:style-name="P1"/>
      <text:p text:style-name="P1">Alone, he turned toward them and took his nice bow, posing exactly as a lion stands adamant in the face of other animals. Karṇa, leading the party, challenged Sāmba, “Why are you fleeing? Just stand, and we shall teach you a lesson!” When challenged by another kṣatriya to stand and fight, a kṣatriya cannot run away; he must fight. Therefore, Sāmba accepted the challenge and stood alone before them, but as soon as he did so he was overpowered by showers of arrows shot by all the great warriors. A lion is never afraid of being chased by many wolves and jackals. Similarly, Sāmba, the glorious son of the Yadu dynasty, endowed with inconceivable potencies as the son of Lord Kṛṣṇa, became very angry at the warriors of the Kuru dynasty for improperly using arrows against him. He fought them with great talent. First of all, he struck each of the six charioteers with six separate arrows. He used another four arrows to kill the charioteers’ horses, four on each chariot. Then he used one arrow to kill the driver and one arrow for Karṇa as well as the other celebrated fighters. While Sāmba so diligently fought alone with the six great warriors, they all appreciated the boy’s inconceivable potency. Even in the midst of the fighting they admitted frankly that this boy Sāmba was wonderful. But the fighting was conducted in the kṣatriya spirit, so all together, although it was improper, they obliged Sāmba to get down from his chariot, now broken to pieces. Of the six warriors, four took care to kill Sāmba’s four horses, one struck down his chariot driver, and one managed to cut the string of Sāmba’s bow so that he could no longer fight with them. In this way, with great difficulty and after a severe fight, they deprived Sāmba of his chariot and were able to arrest him. Thus, the warriors of the Kuru dynasty accepted their great victory and took their daughter, Lakṣmaṇā, away from him. Thereafter, they entered the city of Hastināpura in great triumph.</text:p>
      <text:p text:style-name="P1"/>
      <text:p text:style-name="P1">The great sage Nārada immediately carried the news to the Yadu dynasty that Sāmba had been arrested and told them the whole story. The members of the Yadu dynasty became very angry at Sāmba’s being arrested, and improperly so by six warriors. Now, with the permission of the head of the Yadu dynasty, King Ugrasena, they prepared to attack the capital city of the Kuru dynasty.</text:p>
      <text:p text:style-name="P1"/>
      <text:p text:style-name="P1">Although Lord Balarāma knew very well that by slight provocation people are prepared to fight with one another in the Age of Kali, He did not like the idea that the two great dynasties, the Kuru dynasty and the Yadu dynasty, would fight amongst themselves, even though they were influenced by Kali-yuga. “Instead of fighting with them,” He wisely thought, “let Me go there and see the situation, and let Me try to see if the fight can be settled by mutual understanding.” Balarāma’s idea was that if the Kuru dynasty could be induced to release Sāmba along with his wife, Lakṣmaṇā, then the fight could be avoided. He therefore immediately arranged for a nice chariot to go to Hastināpura, accompanied by learned priests and brāhmaṇas, as well as by some of the elder members of the Yadu dynasty. He was confident that the members of the Kuru dynasty would agree to this marriage and avoid fighting with the Yadus. As Lord Balarāma proceeded toward Hastināpura in His chariot, accompanied by the brāhmaṇas and elders, He looked like the moon shining in the clear sky amongst the glittering stars. When Lord Balarāma reached the precincts of the city of Hastināpura, He did not enter but stationed Himself in a camp outside the city, in a small garden house. Then He asked Uddhava to meet with the leaders of the Kuru dynasty and inquire from them whether they wanted to fight with the Yadu dynasty or to make a settlement. Uddhava went to see the leaders of the Kuru dynasty, and he met all the important members, including Bhīṣmadeva, Dhṛtarāṣṭra, Droṇācārya, Duryodhana and Bāhlika. After offering them due respects, he informed them that Lord Balarāma had arrived at the garden outside the city gate.</text:p>
      <text:p text:style-name="P1"/>
      <text:p text:style-name="P1">The leaders of the Kuru dynasty, especially Dhṛtarāṣṭra and Duryodhana, were joyful because they knew very well that Lord Balarāma was a great well-wisher of their family. There were no bounds <text:soft-page-break/>to their joy on hearing the news, and so they immediately welcomed Uddhava. In order to properly receive Lord Balarāma, they all took in their hands auspicious paraphernalia for His reception and went to see Him outside the city gate. According to their respective positions, they welcomed Lord Balarāma by giving Him in charity nice cows and arghya (a mixture of ārati water and an assortment of items such as honey, butter, flowers and sandalwood pulp). Because all of them knew the exalted position of Lord Balarāma as the Supreme Personality of Godhead, they bowed their heads before the Lord with great respect. They all exchanged words of reception by asking one another about their welfare, and when such formalities were finished, Lord Balarāma, in a great voice and very patiently, submitted before them the following words for their consideration: “My dear friends, this time I have come to you as a messenger with the order of the all-powerful King Ugrasena. Please, therefore, hear the order with attention and great care. Without wasting a single moment, please try to carry out the order. King Ugrasena knows very well that you warriors of the Kuru dynasty improperly fought with the pious Sāmba, who was alone, and that with great difficulty and unrighteous tactics you have arrested him. We have all heard this news, but we are not very much agitated because we are most intimately related to one another. I do not think we should disturb our good relationship; we should continue our friendship without any unnecessary fighting. Please, therefore, immediately release Sāmba and bring him, along with his wife, Lakṣmaṇā, before Me.”</text:p>
      <text:p text:style-name="P1"/>
      <text:p text:style-name="P1">When Lord Balarāma spoke in a commanding tone full of heroic assertion, supremacy and chivalry, the leaders of the Kuru dynasty did not appreciate His statements. Rather, all of them became agitated, and with great anger they said, “Hello! These words are very astonishing but quite befitting the Age of Kali; otherwise how could Balarāma speak so vituperatively? The language and tone used by Balarāma are simply abusive, and due to the influence of this age it appears that the shoes befitting the feet want to rise to the top of the head, where the helmet is worn. We are connected with the Yadu dynasty by marriage, and because of this they have been given the chance to come live with us, dine with us and sleep with us; now they are taking advantage of these privileges. They had practically no position before we gave them a portion of our kingdom to rule, and now they are trying to command us. We have allowed the Yadu dynasty to use the royal insignias like the whisk, fan, conch shell, white umbrella, crown, royal throne, sitting place and bedstead, along with everything else befitting the royal order. They should not have used such royal paraphernalia in our presence, but we did not check them due to our family relationships. Now they have the audacity to order us to do things. Well, enough of their impudence! We cannot allow them to do any more of these things, nor shall we allow them to use these royal insignias. It would be best to take all these things away; it is improper to feed a snake with milk, since such merciful activities simply increase his venom. The Yadu dynasty is now trying to go against those who have fed them so nicely. Their flourishing condition is due to our gifts and merciful behavior, and still they are so shameless that they are trying to order us. How regrettable are all these activities! No one in the world can enjoy anything if members of the Kuru dynasty like Bhīṣma, Droṇācārya and Arjuna do not allow them to. Exactly as a lamb cannot enjoy life in the presence of a lion, without our desire it is not even possible for the demigods in heaven, headed by King Indra, to find enjoyment in life, what to speak of ordinary human beings!” Actually the members of the Kuru dynasty were very much puffed up due to their opulence, kingdom, aristocracy, family tradition, great warriors, family members and vast, expansive empire. They did not even observe common formalities of civilized society, and in the presence of Lord Balarāma they uttered insulting words about the Yadu dynasty. Having spoken in this unmannerly way, they returned to their city of Hastināpura.</text:p>
      <text:p text:style-name="P1"/>
      <text:p text:style-name="P1">Although Lord Balarāma patiently heard their insulting words and simply observed their uncivil behavior, from His appearance it was clear that He was burning with anger and was thinking of retaliating with great vengeance. His bodily features became so much agitated that it was difficult for anyone to look at Him. He laughed very loudly and said, “It is true that if a man becomes too much puffed up because of his family, opulence, beauty and material advancement, he no longer <text:soft-page-break/>wants a peaceful life but becomes belligerent toward all others. It is useless to give such a person good instruction for gentle behavior and a peaceful life; on the contrary, one should search out the ways and means to punish him.” Generally, due to material opulence a man becomes exactly like an animal. To give an animal peaceful instructions is useless, and the only means is argumentum ad baculum. In other words, the only means to keep animals in order is a stick. “Just see how impudent are the members of the Kuru dynasty! I wanted to make a peaceful settlement despite the anger of all the other members of the Yadu dynasty, including Lord Kṛṣṇa Himself. They were preparing to attack the whole kingdom of the Kuru dynasty, but I pacified them and took the trouble to come here to settle the affair without any fighting. Yet these rascals behave like this! It is clear that they do not want a peaceful settlement, for they are factually warmongers. With great pride they have repeatedly insulted Me by calling the Yadu dynasty ill names.</text:p>
      <text:p text:style-name="P1"/>
      <text:p text:style-name="P1">“Even the king of heaven, Indra, abides by the order of the Yadu dynasty; and you consider King Ugrasena, the head of the Bhojas, Vṛṣṇis, Andhakas and Yādavas, to be the leader of a small phalanx! Your conclusion is wonderful! You do not care for King Ugrasena, whose order is obeyed even by King Indra. Consider the exalted position of the Yadu dynasty. They have forcibly used both the assembly house and the pārijāta tree of the heavenly planets, and still you think that they cannot order you. Don’t you even think that Lord Kṛṣṇa, the Supreme Personality of Godhead, can sit on the exalted royal throne and command everyone? All right! If your thinking is like that, you deserve to be taught a very good lesson. You have thought it wise that the royal insignias like the whisk, fan, white umbrella, royal throne and other princely paraphernalia not be used by the Yadu dynasty. Does this mean that even Lord Kṛṣṇa, the Lord of the whole creation and the husband of the goddess of fortune, cannot use this royal paraphernalia? The dust of Kṛṣṇa’s lotus feet is worshiped by all the great demigods. The Ganges water inundates the whole world, and since it emanates from His lotus feet, its banks have turned into great places of pilgrimage. The principal deities of all planets engage in His service and consider themselves most fortunate to take the dust of the lotus feet of Kṛṣṇa on their helmets. Great demigods like Lord Brahmā, Lord Śiva and even the goddess of fortune and I are simply plenary parts of His spiritual identity, and still you think that He is not fit to use the royal insignia or even sit on the royal throne? Alas, how regrettable it is that these fools consider us, the members of the Yadu dynasty, to be like shoes and themselves like helmets. It is clear now that these leaders of the Kuru dynasty have become mad over their worldly possessions and opulence. Every statement they made was full of crazy proposals. I should immediately take them to task and bring them to their senses. If I do not take steps against them, it will be improper on My part. Therefore, on this very day I shall rid the whole world of any trace of the Kuru dynasty. I shall finish them off immediately!”</text:p>
      <text:p text:style-name="P1"/>
      <text:p text:style-name="P1">While talking like this, Lord Balarāma seemed so furious that He looked as if He could burn the whole cosmic creation to ashes. He stood up steadily and, taking His plow in His hand, began striking the earth with it, separating the whole city of Hastināpura from the earth, and then He began to drag the city toward the flowing water of the river Ganges. This caused a great tremor throughout Hastināpura, as if there had been an earthquake, and it seemed that the whole city would be dismantled.</text:p>
      <text:p text:style-name="P1"/>
      <text:p text:style-name="P1">When all the members of the Kuru dynasty saw that their city was about to fall into the water of the Ganges, and when they heard their citizens howling in great anxiety, they immediately came to their senses and understood what was happening. Thus without waiting another second they brought forward their daughter Lakṣmaṇā. They also brought Sāmba, who had forcibly tried to take her away, keeping him in the forefront with Lakṣmaṇā at his back. All the members of the Kuru dynasty appeared before Lord Balarāma with folded hands just to beg the pardon of the Supreme Personality of Godhead. Now using good sense, they said, “O Lord Balarāma, reservoir of all pleasures, You are the maintainer and support of the entire cosmic situation. Unfortunately we were all unaware of Your inconceivable potencies. Dear Lord, please consider us most foolish. Our intelligence was <text:soft-page-break/>bewildered and not in order. Therefore we have come before You to beg Your pardon. Please excuse us. You are the original creator, sustainer and annihilator of the whole cosmic manifestation, and still Your position is always transcendental. O all-powerful Lord, great sages speak about You. You are the original puppeteer, and everything in the world is just like Your toy. O unlimited one, You have a hold on everything, and like child’s play You hold all the planetary systems on Your head. When the time for dissolution comes, You close up the whole cosmic manifestation within Yourself. At that time, nothing remains but Yourself lying in the Causal Ocean as Mahā-viṣṇu. Our dear Lord, You have appeared on this earth in Your transcendental body just for the maintenance of the cosmic situation. You are above all anger, envy and enmity. Whatever You do, even in the form of chastisement, is auspicious for the whole material existence. We offer our respectful obeisances unto You because You are the imperishable Supreme Personality of Godhead, the reservoir of all opulences and potencies. O creator of innumerable universes, let us fall down and offer You our respectful obeisances again and again. We are now completely surrendered unto You. Please, therefore, be merciful upon us and give us Your protection.” When the prominent members of the Kuru dynasty, from grandfather Bhīṣmadeva to Arjuna and Duryodhana, had offered their respectful prayers in that way, the Supreme Personality of Godhead, Lord Balarāma, immediately became softened and assured them that there was no cause for fear and that they need not worry.</text:p>
      <text:p text:style-name="P1"/>
      <text:p text:style-name="P1">For the most part it was the practice of the kṣatriya kings to inaugurate some kind of fighting between the parties of the bride and bridegroom before the marriage. When Sāmba forcibly took away Lakṣmaṇā, the elder members of the Kuru dynasty were pleased to see that he was actually the suitable match for her. In order to see his personal strength, however, they fought with him, and without respect for the regulations of fighting, they all arrested him. When the Yadu dynasty decided to release Sāmba from the confinement of the Kurus, Lord Balarāma came personally to settle the matter, and, as a powerful kṣatriya, He ordered them to free Sāmba immediately. The Kauravas were superficially insulted by this order, so they challenged Lord Balarāma’s power. They simply wanted to see Him exhibit His inconceivable strength. Thus with great pleasure they handed over their daughter to Sāmba, and the whole matter was settled. Duryodhana, being affectionate toward his daughter Lakṣmaṇā, had her married to Sāmba in great pomp. For her dowry, he first gave 1,200 elephants, each at least sixty years old; then he gave 10,000 nice horses, 6,000 chariots, dazzling just like the sunshine, and 1,000 maidservants decorated with golden ornaments. Lord Balarāma, the most prominent member of the Yadu dynasty, acted as guardian of the bridegroom, Sāmba, and very pleasingly accepted the dowry. Balarāma was very satisfied after His great reception from the side of the Kurus, and accompanied by the newly married couple, He started toward His capital city of Dvārakā.</text:p>
      <text:p text:style-name="P1"/>
      <text:p text:style-name="P1">Lord Balarāma triumphantly reached Dvārakā, where He met with many citizens who were all His devotees and friends. When they all assembled, Lord Balarāma narrated the whole story of the marriage, and they were astonished to hear how Balarāma had made the city of Hastināpura tremble. It is confirmed by Śukadeva Gosvāmī that in those days the river flowing through the city of Hastināpura, present-day New Delhi, was known as the Ganges, although today it is called the Yamunā. From authorities like Jīva Gosvāmī it is confirmed that the Ganges and Yamunā are the same river flowing in different courses. The part of the Ganges which flows through Hastināpura to the area of Vṛndāvana is called the Yamunā because it is sanctified by the transcendental pastimes of Lord Kṛṣṇa. The part of Hastināpura which slopes toward the Yamunā becomes inundated during the rainy season and reminds everyone of Lord Balarāma’s threatening to cast the city into the Ganges.</text:p>
      <text:p text:style-name="P1"/>
      <text:p text:style-name="P1">Thus ends the Bhaktivedanta purport of the sixty-eighth chapter of Kṛṣṇa, “The Marriage of Sāmba.”</text:p>
      <text:p text:style-name="P1"/>
      <text:p text:style-name="P1"/>
      <text:p text:style-name="P1"><text:soft-page-break/>CHAPTER 69</text:p>
      <text:p text:style-name="P1">The Great Sage Nārada Visits the Different Homes of Lord Kṛṣṇa</text:p>
      <text:p text:style-name="P1"/>
      <text:p text:style-name="P1">When the great sage Nārada heard that Lord Kṛṣṇa had married sixteen thousand wives after He had killed the demon Narakāsura, sometimes called Bhaumāsura, he was astonished that Lord Kṛṣṇa had expanded Himself into sixteen thousand forms and married these wives simultaneously in different palaces. Being inquisitive as to how Kṛṣṇa was managing His household affairs with so many wives, Nārada, desiring to see these pastimes, set out to visit Kṛṣṇa’s different homes. When Nārada arrived in Dvārakā, he saw gardens and parks full of various flowers of different colors, and also orchards overloaded with a variety of fruits. Beautiful birds were chirping, and peacocks crowed delightfully. There were ponds full of blue and red lotus flowers, and some of these ponds were filled with varieties of lilies. The lakes were full of nice swans and cranes, and the voices of these birds resounded everywhere. In the city there were as many as 900,000 great palaces built of first-class marble, with gates and doors made of silver. The pillars of the houses and palaces were bedecked with jewels such as touchstone, sapphires and emeralds, and the floors gave off a beautiful luster. The highways, lanes, streets, crossings and marketplaces were all beautifully decorated. The whole city was full of residential homes, assembly houses and temples, all of different architectural beauty. All of this made Dvārakā a glowing city. The big avenues, crossings, lanes and streets, and also the thresholds of every residential house, were very clean. On both sides of every path there were bushes, and at regular intervals there were large trees that shaded the avenues so that the sunshine would not bother the passersby.</text:p>
      <text:p text:style-name="P1"/>
      <text:p text:style-name="P1">In this greatly beautiful city of Dvārakā, Lord Kṛṣṇa, the Supreme Personality of Godhead, had many residential quarters. The great kings and princes of the world used to visit these palaces just to worship Him. The architectural plans were made personally by Viśvakarmā, the engineer of the demigods, and in the construction of the palaces he exhibited all of his talents and ingenuity. These residential quarters numbered more than sixteen thousand, and a different queen of Lord Kṛṣṇa’s resided in each of them. The great sage Nārada entered one of these houses and saw that the pillars were made of coral and the ceilings were bedecked with jewels. The walls as well as the arches between the pillars glowed from the decorations of different kinds of sapphires. Throughout the palace were many canopies made by Viśvakarmā that were decorated with strings of pearls. The chairs and other furniture were made of ivory and bedecked with gold and diamonds, and jeweled lamps dissipated the darkness within the palace. There was so much incense and fragrant gum burning that the scented fumes were coming out of the windows. The peacocks sitting on the steps became illusioned by the fumes, mistaking them for clouds, and began dancing jubilantly. There were many maidservants, all of whom were decorated with gold necklaces, bangles and beautiful saris. There were also many menservants, nicely dressed in cloaks and turbans and jeweled earrings. Beautiful as they were, the servants were all engaged in different household duties.</text:p>
      <text:p text:style-name="P1"/>
      <text:p text:style-name="P1">Nārada saw that Lord Kṛṣṇa was sitting with Rukmiṇī-devī, the mistress of that particular palace, who was holding the handle of a cāmara whisk. Even though there were many thousands of maidservants equally beautiful and qualified and of the same age, Rukmiṇī-devī personally was engaged in fanning Lord Kṛṣṇa. Kṛṣṇa is the Supreme Personality of Godhead, worshiped even by Nārada, yet as soon as Kṛṣṇa saw Nārada enter the palace, He got down immediately from Rukmiṇī’s bedstead and stood up to honor him. Lord Kṛṣṇa is the teacher of the whole world, and in order to instruct everyone how to respect a saintly person like Nārada Muni, He bowed down, touching His helmet to the ground. Not only did Kṛṣṇa bow down, but He also touched the feet of Nārada and with folded hands requested him to sit on His chair. Lord Kṛṣṇa is the Supreme Personality, worshiped by all devotees. He is the most worshipable spiritual master of everyone. The Ganges water, which emanates from His feet, sanctifies the three worlds. All qualified brāhmaṇas worship Him, and therefore He is called brahmaṇya-deva.</text:p>
      <text:p text:style-name="P1"/>
      <text:p text:style-name="P1"><text:soft-page-break/>Brahmaṇya means one who fully possesses the brahminical qualifications, which are said to be as follows: truthfulness, self-control, purity, mastery of the senses, simplicity, full knowledge by practical application, and engagement in devotional service. Lord Kṛṣṇa possesses all these qualities, and He is worshiped by persons who themselves possess such qualities. There are thousands and millions of names of Lord Kṛṣṇa – Viṣṇu-sahasra-nāma – and all of them are given to Him because of His transcendental qualities.</text:p>
      <text:p text:style-name="P1"/>
      <text:p text:style-name="P1">Lord Kṛṣṇa in Dvārakā enjoyed the pastimes of a perfect human being. Therefore, when He washed the feet of the sage Nārada and took the water on His head, Nārada did not object, knowing well that the Lord did so to teach everyone how to respect saintly persons. The Supreme Personality of Godhead, Kṛṣṇa, who is the original Nārāyaṇa and eternal friend of all living entities, thus worshiped the sage Nārada according to Vedic regulative principles. Welcoming him with sweet, nectarean words, He addressed Nārada as bhagavān, or one who is self-sufficient, possessing all knowledge, renunciation, strength, fame, beauty and other, similar opulences. He particularly asked Nārada, “What can I do in your service?”</text:p>
      <text:p text:style-name="P1"/>
      <text:p text:style-name="P1">Nārada replied, “My dear Lord, this kind of behavior by Your Lordship is not at all astonishing, for You are the Supreme Personality of Godhead and master of all species of living entities. You are the supreme friend of all living entities, but at the same time You are the supreme chastiser of the miscreants and the envious. I know that Your Lordship has descended to this earth for the proper maintenance of the whole universe. Your appearance, therefore, is not forced by any other agency. By Your sweet will only, You agree to appear and disappear. It is my great fortune that I have been able to see Your lotus feet today. Anyone who becomes attached to Your lotus feet is elevated to the supreme position of neutrality and is uncontaminated by the material modes of nature. My Lord, You are unlimited – there is no limit to Your opulences. Great demigods like Lord Brahmā and Lord Śiva are always busy placing You within their hearts and meditating upon You. The conditioned souls, who have now been put into the blind well of material existence, can get out of this eternal captivity only by accepting Your lotus feet. Thus, You are the only shelter of all conditioned souls. My dear Lord, You have very kindly asked what You can do for me. In answer to this I simply request that I may not forget Your lotus feet at any time. I do not care where I may be, but I pray that I constantly be allowed to remember Your lotus feet.”</text:p>
      <text:p text:style-name="P1"/>
      <text:p text:style-name="P1">By asking this benediction from the Lord, the sage Nārada showed the ideal prayer of all pure devotees. A pure devotee never asks for any kind of material or spiritual benediction from the Lord; his only prayer is that he may not forget the lotus feet of the Lord in any condition of life. A pure devotee does not care whether he is put into heaven or hell; he is satisfied anywhere, provided he can constantly remember the lotus feet of the Lord. Lord Caitanya taught this same process of prayer in His Śikṣāṣṭaka, in which He clearly stated that all He wanted was devotional service, birth after birth. A pure devotee does not even want to stop the repetition of birth and death. To a pure devotee, it does not matter whether he has to take birth again in the various species of life. His only ambition is that he not forget the lotus feet of the Lord in any condition of life.</text:p>
      <text:p text:style-name="P1"/>
      <text:p text:style-name="P1">After departing from the palace of Rukmiṇī, Nāradajī wanted to see further activities of Lord Kṛṣṇa’s internal potency, yogamāyā; thus he entered the palace of another queen. There he saw Lord Kṛṣṇa engaged in playing chess with His dear wife and Uddhava. The Lord immediately got up from His personal seat and invited Nārada Muni to sit there. The Lord again worshiped him with as much paraphernalia for reception as He had used in the palace of Rukmiṇī. After worshiping him properly, Lord Kṛṣṇa acted as if He did not know what had happened in the palace of Rukmiṇī. He therefore told Nārada, “My dear sage, when Your Holiness comes here, you are full in yourself. Although We are householders and are always in need, you don’t require anyone’s help, for you are self-satisfied. Under the circumstances, what reception can We offer you, and what can We possibly <text:soft-page-break/>give you? Yet, since Your Holiness is a brāhmaṇa, it is Our duty to offer you something as far as possible. Therefore, I beg you to please order Me. What can I do for you?”</text:p>
      <text:p text:style-name="P1"/>
      <text:p text:style-name="P1">Nāradajī knew everything about the pastimes of the Lord, so without further discussion he simply left the palace silently, in great astonishment over the Lord’s activities. He then entered another palace. This time Nāradajī saw that Lord Kṛṣṇa was engaged as an affectionate father petting His small children. From there he entered another palace and saw Lord Kṛṣṇa preparing to take His bath. In this way, Saint Nārada entered each and every one of the sixteen thousand residential palaces of the queens of Lord Kṛṣṇa, and in each of them he found Kṛṣṇa engaged in different ways.</text:p>
      <text:p text:style-name="P1"/>
      <text:p text:style-name="P1">In one palace he found Kṛṣṇa offering oblations to the sacrificial fire and performing the ritualistic ceremonies of the Vedas as enjoined for householders. In another palace he found Kṛṣṇa performing the pañca-yajña sacrifice, which is compulsory for a householder. This yajña is also known as pañca-sūnā. Knowingly or unknowingly, everyone, especially the householder, commits five kinds of sinful activities. When we receive water from a water pitcher, we kill many germs that are in it. Similarly, when we use a grinding machine or eat food, we kill many germs. When sweeping a floor or igniting a fire we kill many germs, and when we walk on the street we kill many ants and other insects. Consciously or unconsciously, in all our different activities, we are killing. Therefore, it is incumbent upon every householder to perform the pañca-sūnā sacrifice to rid himself of the reactions to such sinful activities.</text:p>
      <text:p text:style-name="P1"/>
      <text:p text:style-name="P1">In one palace Nārada found Lord Kṛṣṇa feeding brāhmaṇas after performing ritualistic yajñas. In another palace Nārada found Kṛṣṇa silently chanting the Gāyatrī mantra, and in a third he found Him practicing fighting with a sword and shield. In some palaces Lord Kṛṣṇa was found riding on horses, elephants or chariots and wandering hither and thither. Elsewhere He was found lying down on His bedstead taking rest, and somewhere else He was found sitting in His chair, being praised by the prayers of His different devotees. In some of the palaces He was found consulting with ministers like Uddhava on important matters of business. In one palace He was found surrounded by many young society girls, enjoying in a swimming pool. In another palace He was found giving well-decorated cows in charity to the brāhmaṇas, and in another palace He was found hearing the narrations of the Purāṇas and of histories such as the Mahābhārata, which are supplementary literatures for disseminating Vedic knowledge to common people by narrating important instances in the history of the universe. Somewhere Lord Kṛṣṇa was found enjoying the company of a particular wife by exchanging joking words with her. Somewhere else He was found engaged with His wife in religious ritualistic functions. Since it is necessary for householders to increase their financial assets for various expenditures, Kṛṣṇa was found somewhere engaged in matters of economic development. Somewhere else He was found enjoying family life according to the regulative principles of the śāstras.</text:p>
      <text:p text:style-name="P1"/>
      <text:p text:style-name="P1">In one palace He was found sitting in meditation as if concentrating His mind on the Supreme Personality of Godhead, who is beyond these material universes. Meditation, as recommended in authorized scripture, is meant for concentrating one’s mind on the Supreme Personality of Godhead, Viṣṇu. Lord Kṛṣṇa is Himself the original Viṣṇu, but because He played the part of a human being, He taught us definitely by His personal behavior what is meant by meditation. Somewhere Lord Kṛṣṇa was found satisfying elderly superiors by supplying them things they needed. Somewhere else Nāradajī found that Lord Kṛṣṇa was engaged in discussing topics of fighting, and somewhere else in making peace with enemies. Somewhere Lord Kṛṣṇa was found discussing the ultimate auspicious activity for the entire human society with His elder brother, Lord Balarāma. Nārada saw Lord Kṛṣṇa engaged in getting His sons and daughters married with suitable brides and bridegrooms in due course of time, and the marriage ceremonies were being performed with great pomp. In one palace the Lord was found bidding farewell to His daughters, and in another He was found <text:soft-page-break/>receiving a daughter-in-law. People throughout the whole city were astonished to see such pomp and ceremonies.</text:p>
      <text:p text:style-name="P1"/>
      <text:p text:style-name="P1">Somewhere the Lord was seen performing different types of sacrifices to satisfy the demigods, who are only His qualitative expansions. Somewhere He was seen engaged in public welfare activities, establishing deep wells for the water supply, rest houses and gardens for unknown guests, and great monasteries and temples for saintly persons. These are some of the duties enjoined in the Vedas for householders for fulfillment of their material desires. Somewhere Kṛṣṇa was found as a kṣatriya king engaged in hunting animals in the forest and riding on a very beautiful Sindhī horse. According to Vedic regulations, the kṣatriyas were allowed to kill prescribed animals on certain occasions, either to maintain peace in the forests or to offer the animals in the sacrificial fire. Kṣatriyas are allowed to practice this killing art because they have to kill their enemies mercilessly to maintain peace in society. In one situation the great sage Nārada saw Lord Kṛṣṇa, the Supreme Personality of Godhead and master of mystic powers, acting as a spy by changing His usual dress in order to understand the motives of different citizens in the city and the palaces.</text:p>
      <text:p text:style-name="P1"/>
      <text:p text:style-name="P1">Saint Nārada saw all these activities of the Lord, who is the Supersoul of all living entities but who played the role of an ordinary human being to manifest the activities of His internal potency. Smiling within himself, Nārada addressed the Lord as follows: “My dear Lord of all mystic powers, object of the meditation of great mystics, the extent of Your mystic power is certainly inconceivable, even to mystics like Lord Brahmā and Lord Śiva. But by Your mercy, because of my being always engaged in the transcendental loving service of Your lotus feet, Your Lordship has very kindly revealed to me the actions of Your internal potency. My dear Lord, You are worshipable by all, and demigods and predominating deities of all fourteen planetary systems are completely aware of Your transcendental fame. Now please give me Your blessings so that I may be able to travel all over the universes singing the glories of Your transcendental activities.”</text:p>
      <text:p text:style-name="P1"/>
      <text:p text:style-name="P1">The Supreme Personality of Godhead, Lord Kṛṣṇa, replied to Nārada as follows: “My dear Nārada, O sage among the demigods, you know that I am the supreme instructor and perfect follower of all religious principles, as well as the supreme enforcer of such principles. I am therefore personally executing such religious principles in order to teach the whole world how to act. My dear son, it is My desire that you not be bewildered by such demonstrations of My internal energy.”</text:p>
      <text:p text:style-name="P1"/>
      <text:p text:style-name="P1">The Supreme Personality of Godhead was engaged in His so-called household affairs in order to teach people how one can sanctify one’s household life although one may be attached to the imprisonment of material existence. Actually, one is obliged to continue the term of material existence because of household life. But the Lord, being very kind upon householders, demonstrated the path of sanctifying ordinary household life. Because Kṛṣṇa is the center of all activities, the life of a Kṛṣṇa conscious householder is transcendental to Vedic injunctions and is automatically sanctified.</text:p>
      <text:p text:style-name="P1"/>
      <text:p text:style-name="P1">Thus Nārada saw one single Kṛṣṇa living in sixteen thousand palaces by His plenary expansions. Due to His inconceivable energy, He was visible in the palace of each and every individual queen. Lord Kṛṣṇa has unlimited power, and Nārada’s astonishment was boundless upon observing again and again the demonstration of Lord Kṛṣṇa’s internal energy. Lord Kṛṣṇa behaved by His personal example as if He were very much attached to the four principles of civilized life, namely religion, economic development, sense gratification and salvation. These four principles of material existence are necessary for the spiritual advancement of human society, and although Lord Kṛṣṇa had no need to do so, He exhibited His household activities so that people might follow in His footsteps for their own interest. Lord Kṛṣṇa satisfied the sage Nārada in every way. Nārada was very much pleased by seeing the Lord’s activities in Dvārakā, and thus he departed.</text:p>
      <text:p text:style-name="P1"/>
      <text:p text:style-name="P1"><text:soft-page-break/>In narrating the activities of Lord Kṛṣṇa in Dvārakā, Śukadeva Gosvāmī explained to King Parīkṣit how Lord Kṛṣṇa, the Supreme Personality of Godhead, descends to this material universe by the agency of His internal potency and personally exhibits the principles which, if followed, can lead one to achieve the ultimate goal of life. All the queens in Dvārakā, more than sixteen thousand in number, engaged their feminine attractive features in the transcendental service of the Lord by smiling and serving, and the Lord was pleased to behave with them exactly like a perfect husband enjoying household life. One should know definitely that such pastimes cannot be performed by anyone but Lord Śrī Kṛṣṇa, who is the original cause of the creation, maintenance and dissolution of the whole cosmic manifestation. Anyone who attentively hears the narrations of the Lord’s pastimes in Dvārakā or supports a preacher of the Kṛṣṇa consciousness movement will certainly find it very easy to traverse the path of liberation and taste the nectar of the lotus feet of Lord Kṛṣṇa. And thus he will be engaged in Lord Kṛṣṇa’s devotional service.</text:p>
      <text:p text:style-name="P1"/>
      <text:p text:style-name="P1">Thus ends the Bhaktivedanta purport of the sixty-ninth chapter of Kṛṣṇa, “The Great Sage Nārada Visits the Different Homes of Lord Kṛṣṇa.”</text:p>
      <text:p text:style-name="P1"/>
      <text:p text:style-name="P1"/>
      <text:p text:style-name="P1">CHAPTER 70</text:p>
      <text:p text:style-name="P1">Lord Kṛṣṇa’s Daily Activities</text:p>
      <text:p text:style-name="P1"/>
      <text:p text:style-name="P1">From the Vedic mantras we learn that the Supreme Personality of Godhead has nothing to do: na tasya kāryaṁ karaṇaṁ ca vidyate. But if the Supreme Lord has nothing to do, how can we speak of the activities of the Supreme Lord? From the previous chapter it is clear that no one can act the way Lord Kṛṣṇa does. We should clearly note this fact: the activities of the Lord should be followed, but they cannot be imitated. For example, Kṛṣṇa’s ideal life as a householder can be followed, but if one wants to imitate Kṛṣṇa by expanding into many forms, that is not possible. We should always remember, therefore, that Lord Kṛṣṇa, although playing the part of a human being, simultaneously maintains the position of the Supreme Personality of Godhead. We can follow Lord Kṛṣṇa’s dealings with His wives as an ordinary human being, but His dealings with more than sixteen thousand wives at one time cannot be imitated. The conclusion is that to become ideal householders we should follow in the footsteps of Lord Kṛṣṇa as He displayed His daily activities, but we cannot imitate Him at any stage of our life.</text:p>
      <text:p text:style-name="P1"/>
      <text:p text:style-name="P1">Lord Kṛṣṇa used to lie down with His sixteen thousand wives, but He would also rise from bed very early in the morning, three hours before sunrise. By nature’s arrangement the crowing of the cocks warns of the brāhma-muhūrta hour. There is no need of alarm clocks: as soon as the cocks crow early in the morning, it is to be understood that it is time to rise from bed. Hearing that sound, Kṛṣṇa would get up from bed, but His rising early was not very much to the liking of His wives. The wives of Kṛṣṇa were so much attached to Him that they would lie in bed embracing Him, and as soon as the cocks crowed, Kṛṣṇa’s wives would be very sorry and would immediately condemn the crowing.</text:p>
      <text:p text:style-name="P1"/>
      <text:p text:style-name="P1">In the garden within the compound of each palace there were pārijāta flowers. The pārijāta is not an artificial flower. We remember that Kṛṣṇa brought the pārijāta trees from heaven and planted them in all His palaces. Early in the morning, a mild breeze would carry the aroma of the pārijāta flower, and Kṛṣṇa would smell it just after rising from bed. Due to this aroma, the honeybees would begin their humming vibration, and the birds also would begin their sweet chirping sounds. All together it would sound like the singing of professional chanters engaged in offering prayers to Kṛṣṇa. Although Śrīmatī Rukmiṇī-devī, the first queen of Lord Kṛṣṇa, knew that brāhma-muhūrta is the most auspicious time in the entire day, she would feel disgusted at the appearance of brāhma-muhūrta because she was not very happy to have Kṛṣṇa leave her side in bed. Despite Śrīmatī Rukmiṇī-devī’s disgust, Lord Kṛṣṇa would immediately get up from bed exactly on the appearance <text:soft-page-break/>of brāhma-muhūrta. An ideal householder should learn from the behavior of Lord Kṛṣṇa how to rise early in the morning, however comfortably he may be lying in bed embraced by his wife.</text:p>
      <text:p text:style-name="P1"/>
      <text:p text:style-name="P1">After rising from bed, Lord Kṛṣṇa would wash His mouth, hands and feet and would immediately sit down and meditate on Himself. This does not mean, however, that we should also sit down and meditate on ourselves. We have to meditate upon Kṛṣṇa, Rādhā-Kṛṣṇa. That is real meditation. Kṛṣṇa is Kṛṣṇa Himself; therefore He was teaching us that brāhma-muhūrta should be utilized for meditation on Rādhā-Kṛṣṇa. By such meditation Kṛṣṇa would feel very much satisfied, and similarly we will also feel transcendentally pleased and satisfied if we utilize the brāhma-muhūrta period to meditate on Rādhā and Kṛṣṇa and if we think of how Śrī Rukmiṇī-devī and Kṛṣṇa acted as ideal householders to teach the whole human society to rise early in the morning and immediately engage in Kṛṣṇa consciousness. There is no difference between meditating on the eternal forms of Rādhā-Kṛṣṇa and chanting the mahā-mantra, Hare Kṛṣṇa. As for Kṛṣṇa’s meditation, He had no alternative but to meditate on Himself. The object of meditation is Brahman, Paramātmā or the Supreme Personality of Godhead, but Kṛṣṇa Himself is all three: He is the Supreme Personality of Godhead, Bhagavān; the localized Paramātmā is His plenary partial expansion; and the all-pervading Brahman effulgence is the personal rays of His transcendental body. Therefore Kṛṣṇa is always one, and for Him there is no differentiation. That is the difference between an ordinary living being and Kṛṣṇa. For an ordinary living being there are many distinctions. An ordinary living being is different from his body, and he is different from other species of living entities. A human being is different from other human beings and different from the animals. Even in his own body, there are different bodily limbs. We have our hands and legs, but our hands are different from our legs. The hand cannot act like the leg, nor can the leg act like the hand. The ears can hear but the eyes cannot, and the eyes can see but the ears cannot. All these differences are technically called svajātīya-vijātīya.</text:p>
      <text:p text:style-name="P1"/>
      <text:p text:style-name="P1">The bodily limitation whereby one part of the body cannot act as another part is totally absent from the Supreme Personality of Godhead. There is no difference between His body and Himself. He is completely spiritual, and therefore there is no difference between His body and His soul. Similarly, He is not different from His millions of incarnations and plenary expansions. Baladeva is the first expansion of Kṛṣṇa, and from Baladeva expand Saṅkarṣaṇa, Vāsudeva, Pradyumna and Aniruddha. From Saṅkarṣaṇa there is an expansion of Nārāyaṇa, and from Nārāyaṇa there is a second quadruple expansion of Saṅkarṣaṇa, Vāsudeva, Pradyumna and Aniruddha. Similarly, there are innumerable other expansions of Kṛṣṇa, but all of them are one. Kṛṣṇa has many incarnations, such as Lord Nṛsiṁha, Lord Boar, Lord Fish and Lord Tortoise, but there is no difference between Kṛṣṇa’s original two-handed form, like that of a human being, and these incarnations of gigantic animal forms. Nor is there any difference between the action of one part of His body and that of another. His hands can act as His legs, His eyes can act as His ears, or His nose can act as another part of His body. Kṛṣṇa’s smelling and eating and hearing are all the same. We limited living entities have to use a particular part of the body for a particular purpose, but there is no such distinction for Kṛṣṇa. In the Brahma-saṁhitā it is said, aṅgāni yasya sakalendriya-vṛtti-manti: Kṛṣṇa can perform the activities of one limb with any other limb. So by analytical study of Kṛṣṇa and His person, it is concluded that He is the complete whole. When He meditates, therefore, He meditates on Himself. Self-meditation by ordinary men, designated in Sanskrit as so ’ham, is simply imitation. Kṛṣṇa may meditate on Himself because He is the complete whole, but we cannot imitate Him and meditate on ourselves. Our body is a designation superimposed upon our self, the soul. Kṛṣṇa’s body is not a designation: Kṛṣṇa’s body is also Kṛṣṇa. There is no existence of anything foreign in Kṛṣṇa. Whatever there is in Kṛṣṇa is also Kṛṣṇa. He is therefore the supreme, indestructible, complete existence, or the Supreme Truth.</text:p>
      <text:p text:style-name="P1"/>
      <text:p text:style-name="P1">Kṛṣṇa’s existence is not relative existence. Everything else but Kṛṣṇa is a relative truth, but Kṛṣṇa is the Supreme Absolute Truth. Kṛṣṇa does not depend on anything but Himself for His existence. Our <text:soft-page-break/>existence, however, is relative. For example, only when there is the light of the sun, the moon or electricity are we able to see. Our seeing, therefore, is relative, and the light of the sun and moon and electricity is also relative; they are called illuminating only because we see them as such. But dependence and relativity do not exist in Kṛṣṇa. His activities are not dependent on anyone else’s appreciation, nor does He depend on anyone else’s help. He is beyond the existence of limited time and space, and because He is transcendental to time and space He cannot be covered by the illusion of māyā, whose activities are limited. In the Vedic literature we find that the Supreme Personality of Godhead has multipotencies. Since all such potencies are emanations from Him, there is no difference between Him and His potencies. Certain philosophers say, however, that when Kṛṣṇa comes He accepts a material body. But even if it is accepted that when He comes to the material world He accepts a material body, it should be concluded also that because the material energy is not different from Him, this body does not act materially. In the Bhagavad-gītā it is said, therefore, that He appears by His own internal potency, ātma-māyā.</text:p>
      <text:p text:style-name="P1"/>
      <text:p text:style-name="P1">Kṛṣṇa is called the Supreme Brahman because He is the cause of creation, the cause of maintenance and the cause of dissolution. Lord Brahmā, Lord Viṣṇu and Lord Śiva are different expansions of these material qualities. All these material qualities can act upon the conditioned souls, but there is no such action and reaction upon Kṛṣṇa because these qualities are all simultaneously one with and different from Him. Kṛṣṇa Himself is simply sac-cid-ānanda-vigraha, the eternal form of bliss and knowledge, and because of His inconceivable greatness, He is called the Supreme Brahman. His meditation on Brahman or Paramātmā or Bhagavān is on Himself only and not on anything else beyond Himself. This meditation cannot be imitated by the ordinary living entity.</text:p>
      <text:p text:style-name="P1"/>
      <text:p text:style-name="P1">After His meditation, the Lord would regularly bathe early in the morning with clear, sanctified water. Then He would change into fresh clothing, cover Himself with a wrapper and engage in His daily religious functions. Out of His many religious duties, the first was to offer oblations into the sacrificial fire and silently chant the Gāyatrī mantra. Lord Kṛṣṇa, as the ideal householder, executed all the religious functions of a householder without deviation. When the sunrise became visible, the Lord would offer specific prayers to the sun god. The sun god and other demigods mentioned in the Vedic scriptures are described as different limbs of the body of Lord Kṛṣṇa, and it is the duty of the householder to offer respects to the demigods and great sages, as well as the forefathers.</text:p>
      <text:p text:style-name="P1"/>
      <text:p text:style-name="P1">As it is said in the Bhagavad-gītā, the Lord has no specific duty to perform in this world, and yet He acts just like an ordinary man living an ideal life within this material world. In accordance with Vedic ritualistic principles, the Lord would offer respects to the demigods. The regulative principle by which the demigods and forefathers are worshiped is called tarpaṇa, which means “pleasing.” One’s forefathers may have to take a body on another planet, but by performance of this tarpaṇa system they become very happy wherever they may be. It is the duty of the householder to make his family members happy, and by following this tarpaṇa system he can make his forefathers happy also. As the perfect exemplary householder, Lord Śrī Kṛṣṇa followed this tarpaṇa system and offered respectful obeisances to the elderly, superior members of His family.</text:p>
      <text:p text:style-name="P1"/>
      <text:p text:style-name="P1">His next duty was to give cows in charity to the brāhmaṇas. Every day Lord Kṛṣṇa used to give many groups of 13,084 cows. Each of the cows was decorated with a silken cover and pearl necklace, their horns were covered with gold plating, and their hooves were silver-plated. All of them were full of milk, due to having their first-born calves with them, and they were very tame and peaceful. When the cows were given in charity to the brāhmaṇas, the brāhmaṇas also were given nice silken garments, and each was given a deerskin and sufficient quantity of sesame seeds. The Lord is generally known as go-brāhmaṇa-hitāya ca, which means that His first duty is to see to the welfare of the cows and the brāhmaṇas. Thus He used to give cows in charity to the brāhmaṇas, with opulent decorations and paraphernalia. Then, wishing for the welfare of all living entities, He would touch auspicious articles such as milk, honey, ghee (clarified butter), gold, jewels and fire. <text:soft-page-break/>Although the Lord is by nature very beautiful due to the perfect figure of His transcendental body, He would dress Himself in yellow garments and put on His necklace of Kaustubha jewels. He would wear flower garlands, smear His body with the pulp of sandalwood and decorate Himself with similar cosmetics and ornaments. It is said that the ornaments themselves became beautiful upon being placed on the transcendental body of the Lord. After decorating Himself in this way, the Lord would then look at marble statues of the cow and calf and visit temples of God or demigods like Lord Śiva. There were many brāhmaṇas who would come daily to see the Supreme Lord before taking their breakfast; they were anxious to see Him, and He welcomed them.</text:p>
      <text:p text:style-name="P1"/>
      <text:p text:style-name="P1">His next duty was to please all kinds of men belonging to the different castes, both in the city and within the palace compound. He made them happy by fulfilling their different desires, and when the Lord saw them happy He also became very pleased. The flower garlands, betel nuts, sandalwood pulp and other fragrant cosmetic articles offered to the Lord would be distributed by Him, first to the brāhmaṇas and elderly members of the family, then to the queens, and then to the ministers, and if there were still some balance He would engage it for His own personal use. By the time the Lord finished all these daily duties and activities, His charioteer Dāruka would come with His wonderful chariot to stand before the Lord with folded hands, intimating that the chariot was ready, and the Lord would come out of the palace to travel. Then the Lord, accompanied by Uddhava and Sātyaki, would ride on the chariot just as the sun god rides on his chariot in the morning, appearing with his blazing rays on the surface of the world. When the Lord was about to leave His palaces, all the queens would look at Him with feminine gestures. The Lord would respond to their greetings with smiles, attracting their hearts so much that they would feel intense separation from Him.</text:p>
      <text:p text:style-name="P1"/>
      <text:p text:style-name="P1">Then the Lord would go to the assembly house known as Sudharmā. It may be remembered that the Sudharmā assembly house was taken away from the heavenly planets and established in the city of Dvārakā. The specific significance of the assembly house was that anyone who entered it would be freed from the six kinds of material pangs, namely hunger, thirst, lamentation, illusion, old age and death. These are the whips of material existence, and as long as one remained in that Sudharmā assembly house he would not be affected by these six material whips. The Lord would say good-bye in all the sixteen thousand palaces, and again He would become one and enter the Sudharmā assembly house in procession with other members of the Yadu dynasty. After entering the assembly house, He used to sit on the exalted royal throne and would be seen to emanate glaring rays of transcendental effulgence. In the midst of all the great heroes of the Yadu dynasty, Kṛṣṇa resembled the full moon in the sky surrounded by multiluminaries. In the assembly house were professional jokers, dancers, musicians and ballet girls, and as soon as the Lord sat on His throne they would begin their respective functions to please the Lord and put Him in a happy mood. First of all the jokers would talk in such a way that the Lord and His associates would enjoy their humor, which would refresh the morning mood. The dramatic actors would then play their parts, and the dancing ballet girls would separately display their artistic movements. All these functions would be accompanied by the beating of mṛdaṅga drums and the sounds of the vīṇā, flutes and bells, followed by the sound of the muraja, another type of drum. To these musical vibrations, the auspicious sound of the conch shell would be added. The professional singers called sūtas and māgadhas would sing, and others would perform their dancing art. In this way, as devotees, they would offer respectful prayers to the Supreme Personality of Godhead. Sometimes the learned brāhmaṇas present in that assembly would chant Vedic hymns and explain them to the audience to the best of their knowledge, and sometimes some of them would recite old historical accounts of the activities of prominent kings. The Lord, accompanied by His associates, would be very pleased to hear them.</text:p>
      <text:p text:style-name="P1"/>
      <text:p text:style-name="P1">Once upon a time, a person arrived at the gateway of the assembly house who was unknown to all the members of the assembly, and with the permission of Lord Kṛṣṇa he was admitted into the assembly by the doorkeeper. The doorkeeper was ordered to present him before the Lord, and the man appeared and offered his respectful obeisances unto the Lord with folded hands. It had <text:soft-page-break/>happened that when King Jarāsandha conquered all other kingdoms, many kings did not bow their heads before Jarāsandha, and consequently all of them, numbering twenty thousand, were arrested and made his prisoners. The man brought before Lord Kṛṣṇa by the doorkeeper was a messenger from all these imprisoned kings. Being duly presented before the Lord, the man began to relay a message from the kings, as follows.</text:p>
      <text:p text:style-name="P1"/>
      <text:p text:style-name="P1">“‘Dear Lord, You are the eternal form of transcendental bliss and knowledge. As such, You are beyond the reach of the mental speculation or vocal description of any materialistic man within this world. A slight portion of Your glories can be known by persons fully surrendered unto Your lotus feet, and, by Your grace only, such persons become freed from all material anxieties. Dear Lord, we are not among these surrendered souls; we are still within the duality and illusion of this material existence. We therefore take shelter of Your lotus feet, for we are afraid of the cycle of birth and death. Dear Lord, we think that there are many living entities like us who are eternally entangled in fruitive activities and their reactions. They are never inclined to follow Your instructions by performing devotional service, although it is pleasing to the heart and most auspicious for one’s existence. On the contrary, they are against the path of Kṛṣṇa conscious life, and they are wandering within the three worlds, impelled by the illusory energy of material existence.</text:p>
      <text:p text:style-name="P1"/>
      <text:p text:style-name="P1">“‘Dear Lord, who can estimate Your mercy and Your powerful activities? You are present always as the insurmountable force of eternal time, baffling the indefatigable desires of the materialists, who are thus repeatedly confused and frustrated. We therefore offer our respectful obeisances unto You in Your form of eternal time. Dear Lord, You are the proprietor of all the worlds, and You have incarnated Yourself with Your plenary expansion Lord Balarāma. It is said that Your appearance in this incarnation is for the purpose of protecting the faithful and destroying the miscreants. Under the circumstances, how is it possible that miscreants like Jarāsandha can put us into such deplorable conditions of life against Your authority? We are puzzled at the situation and cannot understand how it is possible. It may be that Jarāsandha has been deputed to give us such trouble because of our past misdeeds, but we have heard from revealed scriptures that anyone who surrenders unto Your lotus feet is immediately immune to the reactions of sinful life. We therefore offer ourselves wholeheartedly unto Your shelter, and we hope that Your Lordship will now give us full protection. We have now come to the real conclusion of our lives. Our kingly positions were nothing but the reward of our past pious activities, just as our suffering imprisonment by Jarāsandha is the result of our past impious activities. We realize now that the reactions of both pious and impious activities are temporary and that we can never be happy in this conditioned life. The material body is awarded to us by the modes of material nature, and on account of this we are full of anxieties. The material condition of life simply involves bearing the burden of this dead body. As a result of fruitive activities, we have thus been subjected to being beasts of burden for these bodies, and, being forced by conditioned life, we have given up the pleasing life of Kṛṣṇa consciousness. Now we realize that we are the most foolish persons. We have been entangled in the network of material reactions due to our ignorance. We have therefore come to the shelter of Your lotus feet, which can immediately eradicate all the results of fruitive action and thus free us from the contamination of material pains and pleasures.</text:p>
      <text:p text:style-name="P1"/>
      <text:p text:style-name="P1">“‘Dear Lord, because we are now surrendered souls at Your lotus feet, You can give us relief from the entrapment of fruitive action made possible by Jarāsandha. Dear Lord, it is known to You that Jarāsandha possesses the power of ten thousand elephants, and with this power he has imprisoned us, just as a lion hypnotizes a flock of sheep. Dear Lord, You have already fought with Jarāsandha eighteen times consecutively, out of which You have defeated him seventeen times by surpassing his extraordinarily powerful position. But in Your eighteenth fight You exhibited Your human behavior, and thus it appeared that You were defeated. Dear Lord, we know very well that Jarāsandha cannot defeat You at any time, for Your power, strength, resources and authority are all unlimited. No one can equal You or surpass You. Your apparent defeat by Jarāsandha in the <text:soft-page-break/>eighteenth engagement was nothing but an exhibition of human behavior. Unfortunately, foolish Jarāsandha could not understand Your tricks, and he has since then become puffed up over his material power and prestige. Specifically, he has arrested and imprisoned us, knowing fully that as Your devotees we are subordinate to Your sovereignty.’”</text:p>
      <text:p text:style-name="P1"/>
      <text:p text:style-name="P1">The messenger concluded, “Now I have explained the awful position of the kings, and Your Lordship can consider and do whatever You like. As the messenger and representative of all those imprisoned kings, I have submitted my words before Your Lordship and presented their prayers to You. All the kings are very anxious to see You so that they can all personally surrender at Your lotus feet. My dear Lord, be merciful upon them and act for their good fortune.”</text:p>
      <text:p text:style-name="P1"/>
      <text:p text:style-name="P1">At the very moment the messenger of the imprisoned kings was presenting their appeal before the Lord, the great sage Nārada arrived. Because he was a great saint, his hair was dazzling like gold, and when he entered the assembly house it appeared that the sun god was personally present in the midst of the assembly. Lord Kṛṣṇa is the worshipable master of even Lord Brahmā and Lord Śiva, yet as soon as He saw that the sage Nārada had arrived, He immediately stood up with His ministers and secretaries to receive the great sage and offer His respectful obeisances by bowing His head. The great sage Nārada took a comfortable seat, and Lord Kṛṣṇa worshiped him with all paraphernalia, as required for the regular reception of a saintly person. While trying to satisfy Nāradajī, Lord Kṛṣṇa spoke the following words in His sweet and natural voice.</text:p>
      <text:p text:style-name="P1"/>
      <text:p text:style-name="P1">“My dear great sage among the demigods, I think that now everything is well within the three worlds. You are perfectly eligible to travel everywhere in space – in the upper, middle and lower planetary systems of this universe. Fortunately, when we meet you we can very easily take information from Your Holiness of all the news of the three worlds, for within this cosmic manifestation of the Supreme Lord there is nothing concealed from your knowledge. You know everything, and so I wish to question you. Are the Pāṇḍavas doing well, and what is the present plan of King Yudhiṣṭhira? Will you kindly let Me know what they want to do at present?”</text:p>
      <text:p text:style-name="P1"/>
      <text:p text:style-name="P1">The great sage Nārada spoke as follows: “My dear Lord, You have spoken about the cosmic manifestation created by the Supreme Lord, but I know that You are the all-pervading creator. Your energies are so extensive and inconceivable that even powerful personalities like Brahmā, the lord of this particular universe, cannot measure Your inconceivable power. My dear Lord, You are present as the Supersoul in everyone’s heart by Your inconceivable potency, exactly like the fire which is present in everyone but which no one can see directly. In conditioned life, all living entities are within the jurisdiction of the three modes of material nature. As such, they are unable to see Your presence everywhere with their material eyes. By Your grace, however, I have seen many times the action of Your inconceivable potency, and therefore when You ask me for the news of the Pāṇḍavas, which is not at all unknown to You, I am not surprised at Your inquiry.</text:p>
      <text:p text:style-name="P1"/>
      <text:p text:style-name="P1">“My dear Lord, by Your inconceivable potencies You create this cosmic manifestation, maintain it and again dissolve it. Only by dint of Your inconceivable potency does this material world, although a shadow representation of the spiritual world, appear to be factual. No one can understand what You plan to do in the future. Your transcendental position is always inconceivable to everyone. As far as I am concerned, I can simply offer my respectful obeisances unto You again and again. In the bodily concept of existence, everyone is driven by material desires, and thus everyone develops new material bodies one after another in the cycle of birth and death. Being absorbed in such a concept of existence, one does not know how to get out of this encagement of the material body. By Your causeless mercy, my Lord, You descend to exhibit Your various transcendental pastimes, which are illuminating and full of glory. Therefore I have no alternative but to offer my respectful obeisances unto You.</text:p>
      <text:p text:style-name="P1"/>
      <text:p text:style-name="P1"><text:soft-page-break/>“My dear Lord, You are the Supreme, Para-brahman, and Your pastimes as an ordinary human are another tactical resource, exactly like a play on the stage in which the actor plays parts different from his own identity. Because the Pāṇḍavas are Your cousins, You have inquired about them in the role of their well-wisher, and therefore I shall let You know about their intentions. Now please hear me.</text:p>
      <text:p text:style-name="P1"/>
      <text:p text:style-name="P1">“First I may inform You that King Yudhiṣṭhira has all material opulences which are possible to achieve in the highest planetary system, Brahmaloka. He has no material opulence for which to aspire, and yet he wants to perform the Rājasūya sacrifice only to get Your association and please You. King Yudhiṣṭhira is so opulent that he has attained all the opulences of Brahmaloka even on this earthly planet. He is fully satisfied, and he does not need anything more. He is full in everything, but now he wants to worship You to achieve Your causeless mercy, and I beg to request You to fulfill his desires. My dear Lord, in these great sacrificial performances by King Yudhiṣṭhira there will be an assembly of all the demigods and all the famous kings of the world.</text:p>
      <text:p text:style-name="P1"/>
      <text:p text:style-name="P1">“My dear Lord, You are the Supreme Brahman, the Personality of Godhead. One who engages himself in Your devotional service by the prescribed methods of hearing, chanting and remembering certainly becomes purified from the contamination of the modes of material nature, and what to speak of those who have the opportunity to see You and touch You directly. My dear Lord, You are the symbol of everything auspicious. Your transcendental name and fame have spread all over the universe, including the higher, middle and lower planetary systems. The transcendental water which washes Your lotus feet is known in the higher planetary system as Mandākinī, in the lower planetary system as Bhogavatī, and in this earthly planetary system as the Ganges. This sacred, transcendental water flows throughout the entire universe, purifying wherever it flows.”</text:p>
      <text:p text:style-name="P1"/>
      <text:p text:style-name="P1">Just before the great sage Nārada arrived in the Sudharmā assembly house of Dvārakā, Lord Kṛṣṇa and His ministers and secretaries had been considering how to attack the kingdom of Jarāsandha. Because they were seriously considering this subject, Nārada’s proposal that Lord Kṛṣṇa go to Hastināpura for Mahārāja Yudhiṣṭhira’s great Rājasūya sacrifice did not much appeal to them. Lord Kṛṣṇa could understand the intentions of His associates because He is the ruler of even Lord Brahmā. Therefore, in order to pacify them, He smilingly said to Uddhava, “My dear Uddhava, you are always My well-wishing confidential friend. I therefore wish to see everything through you because I believe that your counsel is always right. I believe that you understand the whole situation perfectly. Therefore I am asking your opinion. What should I do? I have faith in you, and therefore I shall do whatever you advise.” It was known to Uddhava that although Lord Kṛṣṇa was acting like an ordinary man, He knew everything – past, present and future. However, because the Lord wanted to consult with him, Uddhava, in order to render service to the Lord, began to speak.</text:p>
      <text:p text:style-name="P1"/>
      <text:p text:style-name="P1">Thus ends the Bhaktivedanta purport of the seventieth chapter of Kṛṣṇa, “Lord Kṛṣṇa’s Daily Activities.”</text:p>
      <text:p text:style-name="P1"/>
      <text:p text:style-name="P1"/>
      <text:p text:style-name="P1">CHAPTER 71</text:p>
      <text:p text:style-name="P1">Lord Kṛṣṇa in Indraprastha City</text:p>
      <text:p text:style-name="P1"/>
      <text:p text:style-name="P1">In the presence of the great sage Nārada and all the other associates of Lord Kṛṣṇa, Uddhava considered the situation and then spoke as follows: “My dear Lord, first of all let me say that the great sage Nārada Muni has requested You to go to Hastināpura to satisfy King Yudhiṣṭhira, Your cousin, who is making arrangements to perform the great sacrifice known as Rājasūya. I think, therefore, that Your Lordship should immediately go there to help the King in this great venture. However, although to accept the invitation offered by the sage Nārada as primary is quite appropriate, at the same time, my Lord, it is Your duty to give protection to the surrendered souls. <text:soft-page-break/>Both purposes can be served if we understand the whole situation. Unless we are victorious over all the kings, no one can perform this Rājasūya sacrifice. In other words, it is to be understood that King Yudhiṣṭhira cannot perform this great sacrifice without gaining victory over the belligerent King Jarāsandha. The Rājasūya sacrifice can be performed only by one who has gained victory over all directions. Therefore, to execute both purposes, we first have to kill Jarāsandha. I think that if we can somehow or other gain victory over Jarāsandha, all our purposes will automatically be served. The imprisoned kings will be released, and with great pleasure we shall enjoy the spread of Your transcendental fame for having saved the innocent kings whom Jarāsandha has imprisoned. But King Jarāsandha is not an ordinary man. He has proved a stumbling block even to great warriors because his bodily strength is equal to the strength of ten thousand elephants. If there is anyone who can conquer this king, he is none other than Bhīmasena because he also possesses the strength of ten thousand elephants. The best thing would be for Bhīmasena to fight alone with him. Then there would be no unnecessary killing of many soldiers. In fact, Jarāsandha will be very difficult to conquer when he stands with his akṣauhiṇī divisions of soldiers. We may therefore adopt a policy more favorable to the situation. We know that King Jarāsandha is very much devoted to the brāhmaṇas and very charitably disposed toward them; he never refuses any request from a brāhmaṇa. I think, therefore, that Bhīmasena should approach Jarāsandha in the dress of a brāhmaṇa, beg charity from him and then personally engage in fighting him. And in order to assure Bhīmasena’s victory, I think that Your Lordship should accompany him. If the fighting takes place in Your presence, I am sure Bhīmasena will emerge victorious, for Your presence makes everything impossible possible. Indeed, Lord Brahmā creates this universe and Lord Śiva destroys it simply through Your influence.</text:p>
      <text:p text:style-name="P1"/>
      <text:p text:style-name="P1">“Actually, You create and destroy the entire cosmic manifestation; Lord Brahmā and Lord Śiva are only the superficially visible causes. Creation and destruction are actually performed by the invisible time factor, which is Your impersonal representation. Everything is under the control of this time factor. If Your invisible time factor can perform such wonderful acts through Lord Brahmā and Lord Śiva, will not Your personal presence help Bhīmasena conquer Jarāsandha? My dear Lord, when Jarāsandha is killed, the queens of all the imprisoned kings will be so joyful at their husbands’ being released by Your mercy that they will all sing Your glories, being as pleased as the gopīs were when released from the hands of Śaṅkhacūḍa. All the great sages; the king of the elephants, Gajendra; the goddess of fortune, Sītā; and even Your father and mother were all delivered by Your causeless mercy. We also have been thus delivered, and we always sing the transcendental glories of Your activities.</text:p>
      <text:p text:style-name="P1"/>
      <text:p text:style-name="P1">“Therefore, I think that if the killing of Jarāsandha is undertaken first, that will automatically solve many other problems. As for the Rājasūya sacrifice arranged in Hastināpura, it will be held, either because of the pious activities of the imprisoned kings or the impious activities of Jarāsandha.</text:p>
      <text:p text:style-name="P1"/>
      <text:p text:style-name="P1">“My Lord, it appears that You are to go personally to Hastināpura to conquer demoniac kings like Jarāsandha and Śiśupāla, to release the pious imprisoned kings, and also to perform the great Rājasūya sacrifice. Considering all these points, I think that Your Lordship should immediately proceed to Hastināpura.”</text:p>
      <text:p text:style-name="P1"/>
      <text:p text:style-name="P1">This advice of Uddhava’s was appreciated by all who were present in the assembly; everyone considered that Lord Kṛṣṇa’s going to Hastināpura would be beneficial from all points of view. The great sage Nārada, the elder personalities of the Yadu dynasty, and the Supreme Personality of Godhead, Kṛṣṇa Himself, all supported the statement of Uddhava. Lord Kṛṣṇa then took permission from His father, Vasudeva, and grandfather, Ugrasena, and He immediately ordered His servants Dāruka and Jaitra to arrange for travel to Hastināpura. When everything was prepared, Lord Kṛṣṇa especially bid farewell to Lord Balarāma and the king of the Yadus, Ugrasena, and after dispatching <text:soft-page-break/>His queens along with their children and sending their necessary luggage ahead, He mounted His chariot, which bore the flag marked with the symbol of Garuḍa.</text:p>
      <text:p text:style-name="P1"/>
      <text:p text:style-name="P1">Before starting the procession, Lord Kṛṣṇa satisfied the great sage Nārada by offering him different kinds of articles of worship. Nāradajī wanted to fall at the lotus feet of Kṛṣṇa, but because the Lord was playing the part of a human being, he simply offered his respects within his mind, and, fixing the transcendental form of the Lord within his heart, he left the assembly house by the airways. Usually the sage Nārada does not walk on the surface of the globe but travels in outer space. After the departure of Nārada, Lord Kṛṣṇa addressed the messenger who had come from the imprisoned kings and told him that they should not be worried, for He would very soon arrange to kill the King of Magadha, Jarāsandha. Thus He wished good fortune to all the imprisoned kings and the messenger. After receiving this assurance from Lord Kṛṣṇa, the messenger returned to the imprisoned kings and informed them of the happy news of the Lord’s forthcoming visit. All the kings were joyful at the news and began to wait very anxiously for the Lord’s arrival.</text:p>
      <text:p text:style-name="P1"/>
      <text:p text:style-name="P1">The chariot of Lord Kṛṣṇa started for Hastināpura accompanied by many other chariots, along with elephants, cavalry, infantry and similar royal paraphernalia. Bugles, drums, trumpets, conch shells and horns all produced a loud auspicious sound, which vibrated in all directions. The sixteen thousand queens, headed by the goddess of fortune Rukmiṇī-devī, the ideal wife of Lord Kṛṣṇa, and accompanied by their respective sons, all followed behind Lord Kṛṣṇa. They were dressed in costly garments decorated with ornaments, and their bodies were smeared with sandalwood pulp and garlanded with fragrant flowers. Riding on palanquins nicely decorated with silks, flags and golden lace, they followed their exalted husband, Lord Kṛṣṇa. The infantry soldiers carried shields, swords and lances in their hands and acted as royal bodyguards to the queens. In the rear of the procession were the wives and children of all the other followers, and there were many society girls also following. Many beasts of burden like bulls, buffalo, mules and asses carried the camps, bedding and carpets, and the women who followed were seated in separate palanquins on the backs of camels. This panoramic procession was accompanied by the shouts of the people and was full with the display of different colored flags, umbrellas and whisks and different varieties of weapons, dress, ornaments, helmets and armaments. Shining in the sunlight, the procession appeared just like an ocean with high waves and sharks.</text:p>
      <text:p text:style-name="P1"/>
      <text:p text:style-name="P1">In this way the procession of Lord Kṛṣṇa’s party advanced toward Hastināpura (New Delhi) and gradually passed through the kingdoms of Ānarta (Gujarat Province), Sauvīra (Surat), the great desert of Rājasthān, and then Kurukṣetra. Between those kingdoms were many mountains, rivers, towns, villages, pasturing grounds and mining fields. The procession passed through all these places in its advance. On His way to Hastināpura, the Lord crossed two big rivers, the Dṛṣadvatī and the Sarasvatī. Then He crossed the provinces of Pañcāla and Matsya. In this way, He ultimately arrived at Hastināpura, or Indraprastha.</text:p>
      <text:p text:style-name="P1"/>
      <text:p text:style-name="P1">The audience of the Supreme Personality of Godhead, Kṛṣṇa, is not at all commonplace. Therefore, when King Yudhiṣṭhira heard that Lord Kṛṣṇa had arrived in his capital city, Hastināpura, he became so joyful that all his bodily hairs stood on end in great ecstasy, and he immediately came out of the city to properly receive the Lord. He ordered the musical vibration of different instruments and songs, and the learned brāhmaṇas of the city began to chant the hymns of the Vedas very loudly. Lord Kṛṣṇa is known as Hṛṣīkeśa, the master of the senses, and King Yudhiṣṭhira went forward to receive Him exactly as the senses meet the consciousness of life. King Yudhiṣṭhira was the elder cousin of Kṛṣṇa. Naturally he had great affection for the Lord, and as soon as he saw Him, his heart became filled with great love and affection. He had not seen the Lord for many days, and therefore he thought himself most fortunate to see the Lord present before him. The king therefore embraced Lord Kṛṣṇa again and again in great affection.</text:p>
      <text:p text:style-name="P1"/>
      <text:p text:style-name="P1"><text:soft-page-break/>The eternal form of Lord Kṛṣṇa is the everlasting residence of the goddess of fortune. As soon as King Yudhiṣṭhira embraced Him, he became free from all the contamination of material existence. He immediately felt transcendental bliss and merged in an ocean of happiness. There were tears in his eyes, and his body shook in ecstasy. He completely forgot that he was living in this material world. After this, Bhīmasena, the second brother of the Pāṇḍavas, smiled and embraced Lord Kṛṣṇa, thinking of Him as his own maternal cousin, and thus he also merged in great ecstasy. Bhīmasena was so filled with ecstasy that for the time being he forgot his material existence. Then Lord Śrī Kṛṣṇa Himself embraced the other three Pāṇḍavas, Arjuna, Nakula and Sahadeva. The eyes of all three brothers were inundated with tears, and Arjuna embraced Kṛṣṇa again and again because they were intimate friends. The two younger Pāṇḍava brothers, after being embraced by Lord Kṛṣṇa, fell down at His lotus feet to offer their respects. Lord Kṛṣṇa thereafter offered His obeisances to the brāhmaṇas present, as well as to the elder members of the Kuru dynasty, like Bhīṣma, Droṇa and Dhṛtarāṣṭra. There were many kings of different provinces such as Kuru, Sṛñjaya and Kekaya, and Lord Kṛṣṇa duly reciprocated greetings and respects with them. The professional reciters like the sūtas, māgadhas and vandīs, accompanied by the brāhmaṇas, offered their respectful prayers to the Lord. Performing artists like the Gandharvas, as well as the royal jokers, began to play their paṇava drums, conch shells, kettledrums, vīṇās, mṛdaṅgas and bugles, and they exhibited their dancing art to please the Lord. Thus the all-famous Supreme Personality of Godhead, Lord Kṛṣṇa, entered the great city of Hastināpura, which was opulent in every respect. While Lord Kṛṣṇa was entering the city, all the people talked amongst themselves about the glories of the Lord, praising His transcendental name, qualities, form and so on.</text:p>
      <text:p text:style-name="P1"/>
      <text:p text:style-name="P1">The roads, streets and lanes of Hastināpura were all sprinkled with fragrant water through the trunks of intoxicated elephants. In different places of the city there were colorful festoons and flags decorating the houses and streets. At important crossroads there were gates with golden decorations, and at the two sides of the gates there were golden water jugs. These beautiful decorations glorified the opulence of the city. Participating in this great ceremony, all the citizens gathered here and there, dressed in colorful new clothing and decorated with ornaments, flower garlands and fragrant scents. The houses were all illuminated by hundreds and thousands of lamps placed in different corners of the cornices, walls, columns, bases and architraves, and from far away the rays of the lamps appeared to be celebrating the festival of Dīpāvalī (a particular festival observed on the New Year’s Day of the Hindu calendar). Within the walls of the houses, fragrant incense was burning, and smoke rose through the windows, making the entire atmosphere very pleasing. On the top of every house, flags were flapping, and the golden waterpots kept on the roofs shone brilliantly.</text:p>
      <text:p text:style-name="P1"/>
      <text:p text:style-name="P1">Lord Kṛṣṇa thus entered the city of the Pāṇḍavas, enjoyed the beautiful atmosphere and slowly proceeded ahead. When the young girls in every house heard that Lord Kṛṣṇa, the only object worth seeing, was passing on the road, they were very eager to see this all-famous personality. Their hair loosened, and their tightened saris became slack due to their hastily rushing to see Him. They gave up their household engagements, and those who were lying in bed with their husbands immediately left them and came directly down onto the street to see Lord Kṛṣṇa. The procession of elephants, horses, chariots and infantry was very crowded; some of the girls, being unable to see properly in the crowd, got up on the roofs of the houses. Pleased to see Lord Śrī Kṛṣṇa passing with His thousands of queens, they showered flowers on the procession, embraced Lord Kṛṣṇa within their minds and gave Him a hearty reception. When they saw Him in the midst of His many queens, like the full moon situated amidst many luminaries, they began to talk amongst themselves.</text:p>
      <text:p text:style-name="P1"/>
      <text:p text:style-name="P1">One girl said to another, “My dear friend, it is very difficult to guess what kind of pious activities these queens have performed, for they are always enjoying the smiling face and loving glances of Kṛṣṇa.” While Lord Kṛṣṇa was thus passing on the road, at intervals some of the citizens, who were all rich, respectable and freed from sinful activities, presented auspicious articles to the Lord, just to offer Him a reception to the city. Thus they worshiped Him as humble servitors.</text:p>
      <text:p text:style-name="P1"><text:soft-page-break/></text:p>
      <text:p text:style-name="P1">When Lord Kṛṣṇa entered the palace, all the ladies there were overwhelmed with affection just upon seeing Him. They immediately received Lord Kṛṣṇa with glittering eyes expressing their love and affection for Him, and Lord Kṛṣṇa smiled and accepted their feelings and gestures of reception. When Kuntī, the mother of the Pāṇḍavas, saw her nephew Lord Kṛṣṇa, the Supreme Personality of Godhead, she was overpowered by love and affection. She at once got up from her bedstead and appeared before Him with her daughter-in-law, Draupadī, and in maternal love and affection she embraced Him. As Mahārāja Yudhiṣṭhira brought Kṛṣṇa within the palace, the king became so confused in his jubilation that he practically forgot what he was to do at that time to receive Kṛṣṇa and worship Him properly. Lord Kṛṣṇa delightfully offered His respects and obeisances to Kuntī and other elderly ladies of the palace. His younger sister, Subhadrā, was also standing there with Draupadī, and both offered their respectful obeisances unto the lotus feet of the Lord. At the indication of her mother-in-law, Draupadī brought clothing, ornaments and garlands, and with this paraphernalia they received the queens Rukmiṇī, Satyabhāmā, Bhadrā, Jāmbavatī, Kālindī, Mitravindā, Lakṣmaṇā and the devoted Satyā. These principal queens of Lord Kṛṣṇa were first received, and then the other queens were also offered a proper reception. King Yudhiṣṭhira arranged for Kṛṣṇa’s rest and saw to it that all who came along with Him – namely His queens, soldiers, ministers and secretaries – were comfortably situated. He had arranged that they would experience a new feature of reception every day while staying as guests of the Pāṇḍavas.</text:p>
      <text:p text:style-name="P1"/>
      <text:p text:style-name="P1">It was during this time that Lord Śrī Kṛṣṇa, with the help of Arjuna, allowed the fire god, Agni, to devour the Khāṇḍava forest for his satisfaction. During the forest fire, Kṛṣṇa saved the demon Mayāsura, who was hiding in the forest. Upon being saved, Mayāsura felt obliged to the Pāṇḍavas and Lord Kṛṣṇa, and he constructed a wonderful assembly house within the city of Hastināpura. To please King Yudhiṣṭhira, Lord Kṛṣṇa remained in the city of Hastināpura for several months. During His stay, He enjoyed strolling here and there. He used to drive on chariots with Arjuna, and many warriors and soldiers used to follow them.</text:p>
      <text:p text:style-name="P1"/>
      <text:p text:style-name="P1">Thus ends the Bhaktivedanta purport of the seventy-first chapter of Kṛṣṇa, “Lord Kṛṣṇa in Indra</text:p>
      <text:p text:style-name="P1"/>
      <text:p text:style-name="P1">prastha City.”</text:p>
      <text:p text:style-name="P1"/>
      <text:p text:style-name="P1"/>
      <text:p text:style-name="P1"/>
      <text:p text:style-name="P1">CHAPTER 72</text:p>
      <text:p text:style-name="P1">The Liberation of King Jarāsandha</text:p>
      <text:p text:style-name="P1"/>
      <text:p text:style-name="P1">In the great assembly of respectable citizens, friends, relatives, brāhmaṇas, sages, kṣatriyas and vaiśyas – in the presence of all, including his brothers – King Yudhiṣṭhira directly addressed Lord Kṛṣṇa as follows: “My dear Lord Kṛṣṇa, the sacrifice known as the Rājasūya-yajña is to be performed by the emperor, and it is considered the king of all sacrifices. By performing this sacrifice, I wish to satisfy all the demigods, who are Your empowered representatives within this material world, and I wish that You will kindly help me in this great venture so that it may be successfully executed. As far as the Pāṇḍavas are concerned, we have nothing to ask from the demigods. We are personally fully satisfied to be Your devotees. As You say in the Bhagavad-gītā, ‘Persons bewildered by material desires worship the demigods.’ But my purpose is different. I want to perform this Rājasūya sacrifice and invite the demigods to show that they have no power independent of You – that they are all Your servants and You are the Supreme Personality of Godhead. Foolish persons with a poor fund of knowledge consider Your Lordship an ordinary human being. Sometimes they try to find fault in You, and sometimes they defame You. Therefore I wish to perform this Rājasūya-yajña. I wish to invite all the demigods, beginning from Lord Brahmā, Lord Śiva and other exalted chiefs of the heavenly planets, and in that great assembly of <text:soft-page-break/>demigods from all parts of the universe, I want to substantiate that You are the Supreme Personality of Godhead and that everyone is Your servant.</text:p>
      <text:p text:style-name="P1"/>
      <text:p text:style-name="P1">“My dear Lord, those who are constantly in Kṛṣṇa consciousness and who think of Your lotus feet or Your shoes are certainly freed from all contamination of material life. Such persons, who engage in Your service in full Kṛṣṇa consciousness, who meditate upon You only and offer prayers unto You, are purified souls. Being constantly engaged in Kṛṣṇa conscious service, they are freed from the cycle of repeated birth and death. Or, even if they do not want to be freed from this material existence but desire to enjoy material opulences, their desires are also fulfilled by their Kṛṣṇa conscious activities. In fact, those who are pure devotees of Your lotus feet have no desire for material opulences. As far as we are concerned, we are fully surrendered unto Your lotus feet, and by Your grace we are so fortunate as to see You personally. Therefore, naturally we have no desire for material opulences. The verdict of the Vedic wisdom is that You are the Supreme Personality of Godhead. I want to establish this fact, and I also want to show the world the difference between accepting You as the Supreme Personality of Godhead and accepting You as an ordinary powerful historical person. I wish to show the world that one can attain the highest perfection of life simply by taking shelter at Your lotus feet, exactly as one can satisfy the branches, twigs, leaves and flowers of an entire tree simply by watering the root. If one takes to Kṛṣṇa consciousness, his life becomes fulfilled both materially and spiritually.</text:p>
      <text:p text:style-name="P1"/>
      <text:p text:style-name="P1">“This does not mean that You are partial to the Kṛṣṇa conscious person and indifferent to the non-Kṛṣṇa conscious person. You are equal to everyone; that is Your declaration. You cannot be partial to one and not interested in others, for You sit in everyone’s heart as the Supersoul and give everyone the respective results of his fruitive activities. You give every living entity the chance to enjoy this material world as he desires. As the Supersoul, You sit in the body with the living entity, giving him the results of his own actions as well as opportunities to turn toward Your devotional service by developing Kṛṣṇa consciousness. You openly declare that one should surrender unto You, giving up all other engagements, and that You will take charge of him, giving him relief from the reactions of all sins. Still, the living entity remains attached to material activities and suffers or enjoys the reactions without Your interference. You are like the desire tree in the heavenly planets, which awards benedictions according to one’s desires. Everyone is free to achieve the highest perfection, but if one does not so desire, then Your awarding of lesser benedictions is not due to partiality.”</text:p>
      <text:p text:style-name="P1"/>
      <text:p text:style-name="P1">On hearing this statement by King Yudhiṣṭhira, Lord Kṛṣṇa replied as follows: “My dear King Yudhiṣṭhira, O killer of enemies, O ideal justice personified, I completely support your decision to perform the Rājasūya sacrifice. After you perform this great sacrifice, your good name will remain well established forever in the history of human civilization. My dear King, I may inform you that all the great sages, your forefathers, the demigods and your relatives and friends, including Me, desire that you perform this sacrifice, and I think that it will satisfy every living entity. But I request that you first conquer all the kings of the world and collect all the requisite paraphernalia for executing this great sacrifice. My dear King Yudhiṣṭhira, your four brothers are direct representatives of important demigods like Vāyu and Indra. [It is said that Bhīma was born of the demigod Vāyu, and that Arjuna was born of the demigod Indra, whereas King Yudhiṣṭhira himself was born of the demigod Yamarāja.] As such, your brothers are great heroes, and you are the most pious and self-controlled king and are therefore known as Dharmarāja. All of you are so qualified in devotional service to Me that I have automatically been conquered by you.”</text:p>
      <text:p text:style-name="P1"/>
      <text:p text:style-name="P1">Lord Kṛṣṇa told King Yudhiṣṭhira that He is conquered by the love of one who has conquered his senses. One who has not conquered his senses cannot conquer the Supreme Personality of Godhead. This is the secret of devotional service. To conquer the senses means to engage them constantly in the service of the Lord. The specific qualification of all the Pāṇḍava brothers was that they always <text:soft-page-break/>engaged their senses in the Lord’s service. One who thus engages his senses becomes purified, and with purified senses the devotee can actually render transcendental loving service to the Lord and conquer Him.</text:p>
      <text:p text:style-name="P1"/>
      <text:p text:style-name="P1">Lord Kṛṣṇa continued, “There is no one in the three worlds of the universe, including the powerful demigods, who can surpass My devotees in any of the six opulences, namely wealth, strength, reputation, beauty, knowledge and renunciation. Therefore, if you want to conquer the worldly kings, there is no possibility of their emerging victorious.”</text:p>
      <text:p text:style-name="P1"/>
      <text:p text:style-name="P1">When Lord Kṛṣṇa thus encouraged King Yudhiṣṭhira, the king’s face brightened like a blossoming flower because of transcendental happiness, and thus he ordered his younger brothers to conquer all the worldly kings in all directions. Lord Kṛṣṇa empowered the Pāṇḍavas to execute His great mission of chastising the infidel miscreants of the world and giving protection to His faithful devotees. In His Viṣṇu form, the Lord carries four weapons in His four hands – a lotus flower and a conch shell in two hands, and in the other two hands a club and a disc. The club and disc are meant for the infidel miscreants and demons, and the lotus flower and conch shell are for the devotees. But because the Lord is the Supreme Absolute, the result of all His weapons is one and the same. With the club and the disc He chastises the miscreants so that they may come to their senses and know that they are not all in all, for above them there is the Supreme Lord. And by bugling with the conch shell and offering blessings with the lotus flower, He always assures the devotees that no one can vanquish them, even in the greatest calamity. King Yudhiṣṭhira, being thus assured by the indication of Lord Kṛṣṇa, ordered his youngest brother, Sahadeva, accompanied by soldiers of the Sṛñjaya tribe, to conquer the southern countries. Similarly, he ordered Nakula, accompanied by the soldiers of Matsyadeśa, to conquer the kings of the western side. He sent Arjuna, accompanied by the soldiers of Kekayadeśa, to conquer the kings of the northern side, and he ordered Bhīmasena, accompanied by the soldiers of Madradeśa (Madras), to conquer the kings on the eastern side.</text:p>
      <text:p text:style-name="P1"/>
      <text:p text:style-name="P1">It may be noted that by dispatching his younger brothers to conquer in different directions, King Yudhiṣṭhira did not actually intend that they declare war upon the kings. Actually, the brothers started for different directions to inform the respective kings about King Yudhiṣṭhira’s intention to perform the Rājasūya sacrifice. The kings were thus informed that they were required to pay taxes for the execution of the sacrifice. This payment of taxes to Emperor Yudhiṣṭhira meant that the king accepted subjugation before him. In case of a king’s refusal to act accordingly, there was certainly a fight. Thus by their influence and strength the brothers conquered all the kings in different directions, and they were able to bring in sufficient taxes and presentations, which they brought before King Yudhiṣṭhira.</text:p>
      <text:p text:style-name="P1"/>
      <text:p text:style-name="P1">King Yudhiṣṭhira was very anxious, however, when he heard that King Jarāsandha of Magadha did not accept his sovereignty. Seeing King Yudhiṣṭhira’s anxiety, Lord Kṛṣṇa informed him of the plan explained by Uddhava for conquering King Jarāsandha. Bhīmasena, Arjuna and Lord Kṛṣṇa then started together for Girivraja, the capital city of Jarāsandha, dressing themselves in the garb of brāhmaṇas. This was the plan devised by Uddhava before Lord Kṛṣṇa started for Hastināpura, and now it was given practical application.</text:p>
      <text:p text:style-name="P1"/>
      <text:p text:style-name="P1">King Jarāsandha was a very dutiful householder, and he had great respect for the brāhmaṇas. He was a great fighter, a kṣatriya king, but he was never neglectful of the Vedic injunctions. According to the Vedic injunctions, the brāhmaṇas are considered to be the spiritual masters of all other castes. Lord Kṛṣṇa, Arjuna and Bhīmasena were actually kṣatriyas, but they dressed themselves as brāhmaṇas, and at the time when King Jarāsandha was to give charity to the brāhmaṇas and receive them as guests, they approached him.</text:p>
      <text:p text:style-name="P1"/>
      <text:p text:style-name="P1"><text:soft-page-break/>Lord Kṛṣṇa, in the dress of a brāhmaṇa, said to the king, “We wish all glories to Your Majesty. We three guests at your royal palace have come from a great distance to ask you for charity, and we hope that you will kindly bestow upon us whatever we ask from you. We know about your good qualities. A person who is tolerant is always prepared to tolerate everything, even though distressful. Just as a criminal can perform the most abominable acts, a greatly charitable person like you can give anything and everything for which he is asked. For a great personality like you, there is no distinction between relatives and outsiders. A famous man lives forever, even after his death; therefore, any person who is completely fit and able to execute acts which will perpetuate his good name and fame and yet does not do so becomes abominable in the eyes of great persons. Such a person cannot be condemned enough, and his refusal to give charity is lamentable throughout his whole life. Your Majesty must have heard the glorious names of charitable personalities such as Hariścandra, Rantideva and Mudgala, who used to live only on grains picked up from the paddy field, and the great Mahārāja Śibi, who saved the life of a pigeon by supplying flesh from his own body. These great personalities have attained immortal fame simply by sacrificing the perishable body.” Lord Kṛṣṇa, in the garb of a brāhmaṇa, thus convinced Jarāsandha that fame is imperishable but the body is perishable. If one can attain imperishable name and fame by sacrificing his perishable body, he becomes a very respectable figure in the history of human civilization.</text:p>
      <text:p text:style-name="P1"/>
      <text:p text:style-name="P1">While Lord Kṛṣṇa was speaking in the garb of a brāhmaṇa along with Arjuna and Bhīma, Jarāsandha marked that the three of them did not appear to be actual brāhmaṇas. There were signs on their bodies by which Jarāsandha could understand that they were kṣatriyas. Their shoulders were marked with impressions due to carrying bows, they had beautiful bodily structure, and their voices were grave and commanding. Thus he definitely concluded that they were not brāhmaṇas but kṣatriyas. He also thought that he had seen them somewhere before. But although these three persons were kṣatriyas, they had come to his door begging alms like brāhmaṇas. Therefore he decided that he would fulfill their desires in spite of their being kṣatriyas, because they had already diminished their position by appearing before him as beggars. “Under the circumstances,” he thought, “I am prepared to give them anything. Even if they ask for my body, I shall not hesitate to offer it to them.” In this regard, he began to think of Bali Mahārāja. Lord Viṣṇu in the dress of a brāhmaṇa appeared as a beggar before Bali and snatched away all of his opulence and his kingdom. He did this for the benefit of Indra, who, having been defeated by Bali Mahārāja, was bereft of his kingdom. Although Bali Mahārāja was cheated, his reputation as a great devotee able to give anything and everything in charity is still glorified throughout the three worlds. Bali Mahārāja could guess that the brāhmaṇa was Lord Viṣṇu Himself and had come to him just to take away his opulent kingdom on behalf of Indra. Bali’s spiritual master and family priest, Śukrācārya, repeatedly warned him about this, yet Bali did not hesitate to give in charity whatever the brāhmaṇa wanted, and at last he gave up everything to that brāhmaṇa. “It is my strong determination,” thought Jarāsandha, “that if I can achieve immortal reputation by sacrificing this perishable body, I must act for that purpose; the life of a kṣatriya who does not live for the benefit of the brāhmaṇas is certainly condemned.”</text:p>
      <text:p text:style-name="P1"/>
      <text:p text:style-name="P1">Actually King Jarāsandha was very liberal in giving charity to brāhmaṇas, and thus he informed Lord Kṛṣṇa, Bhīma and Arjuna: “My dear brāhmaṇas, you may ask from me whatever you like. If you so desire, you may take my head also. I am prepared to give it.”</text:p>
      <text:p text:style-name="P1"/>
      <text:p text:style-name="P1">After this, Lord Kṛṣṇa addressed Jarāsandha as follows: “My dear king, please note that we are not actually brāhmaṇas, nor have we come to ask for food or grain. We are all kṣatriyas, and we have come to beg a duel with you. We hope that you will agree to this proposal. You may note that here is the second son of King Pāṇḍu, Bhīmasena, and the third son of Pāṇḍu, Arjuna. As for Myself, you may know that I am your old enemy Kṛṣṇa, the cousin of the Pāṇḍavas.”</text:p>
      <text:p text:style-name="P1"/>
      <text:p text:style-name="P1">When Lord Kṛṣṇa disclosed their disguise, King Jarāsandha laughed very loudly, and then in great anger and in a grave voice he exclaimed, “You fools! If you want to fight with me, I immediately <text:soft-page-break/>grant your request. But, Kṛṣṇa, I know that You are a coward. I refuse to fight with You because You become very confused when You face me in fighting. Out of fear of me You left Your own city, Mathurā, and now You have taken shelter within the sea; therefore I must refuse to fight with You. As far as Arjuna is concerned, I know that he is younger than me and is not an equal fighter. I refuse to fight with him because he is not in any way an equal competitor. But as far as Bhīmasena is concerned, I think he is a suitable competitor to fight with me.” After speaking in this way, King Jarāsandha immediately handed a very heavy club to Bhīmasena, he himself took another, and all of them went outside the city walls to fight.</text:p>
      <text:p text:style-name="P1"/>
      <text:p text:style-name="P1">Bhīmasena and King Jarāsandha engaged themselves in fighting, and with their respective clubs, which were as strong as thunderbolts, they began to strike each other very severely, both of them being eager to fight. They were both expert fighters with clubs, and their techniques of striking each other were so beautiful that they appeared to be two dramatic artists dancing on a stage. When the clubs of Jarāsandha and Bhīmasena loudly collided, the impact sounded like that of the big tusks of two fighting elephants or like a thunderbolt in a flashing electrical storm. When two elephants fight together in a sugarcane field, each of them snatches a stick of sugarcane, holds it tightly in its trunk and strikes the other. At that time the sugarcane becomes smashed by such heavy striking. Similarly, when Bhīmasena and Jarāsandha were heavily striking each other with their clubs on different parts of their bodies – namely the shoulders, arms, collarbone, chest, thighs, waist and legs – their clubs were torn to pieces. In this way, all of the clubs used by Jarāsandha and Bhīmasena became ruined, and so the two enemies prepared to fight with their strong-fisted hands. Jarāsandha and Bhīmasena were very angry, and they began to smash each other with their fists. The striking of their fists sounded like the striking of iron bars or like the sound of thunderbolts, and the two warriors appeared to be like two elephants fighting. Neither was able to defeat the other, however, for both were expert in fighting, they were of equal strength, and their fighting techniques were also equal. Neither Jarāsandha nor Bhīmasena became fatigued or defeated in the fighting, although they struck each other continuously. At the end of each day’s fighting, they lived at night as friends in Jarāsandha’s palace, and the next day they fought again. In this way they passed twenty-seven days in fighting.</text:p>
      <text:p text:style-name="P1"/>
      <text:p text:style-name="P1">On the twenty-eighth day, Bhīmasena told Kṛṣṇa, “My dear Kṛṣṇa, I must frankly admit that I cannot conquer Jarāsandha.” Lord Kṛṣṇa, however, knew the mystery of Jarāsandha’s birth. Jarāsandha had been born in two different parts from two different mothers. When his father saw that the baby was useless, he threw the two parts into the forest. There they were later found by a witch named Jarā, who was skilled in the black arts. She managed to join the two parts of the baby from top to bottom. Knowing this, Lord Kṛṣṇa therefore also knew how to kill him. He hinted to Bhīmasena that since Jarāsandha had been brought to life by the joining of the two parts of his body, he could be killed by the separation of these two parts. Thus Lord Kṛṣṇa transferred His power into the body of Bhīmasena and informed him of the device by which Jarāsandha could be killed. Lord Kṛṣṇa plucked a twig from a tree, took it in His hand, and bifurcated it. In this way He hinted to Bhīmasena how Jarāsandha could be killed. Lord Kṛṣṇa, the Supreme Personality of Godhead, is omnipotent, and if He wants to kill someone, no one can save that person. Similarly, if He wants to save someone, no one can kill him.</text:p>
      <text:p text:style-name="P1"/>
      <text:p text:style-name="P1">Informed by the hints of Lord Kṛṣṇa, Bhīmasena immediately took hold of Jarāsandha’s legs and threw him to the ground. When Jarāsandha fell, Bhīmasena immediately pressed one of Jarāsandha’s legs to the ground and took hold of the other leg with his two hands. Catching Jarāsandha in this way, he tore his body in two, from the anus up to the head. As an elephant breaks the branches of a tree in two, Bhīmasena separated the body of Jarāsandha. The audience standing nearby saw that Jarāsandha’s body was now divided into two halves, so that each half had one leg, one thigh, one testicle, half a backbone, half a chest, one collarbone, one arm, one eye, one ear and half a face.</text:p>
      <text:p text:style-name="P1"><text:soft-page-break/></text:p>
      <text:p text:style-name="P1">As soon as the news of Jarāsandha’s death was announced, all the citizens of Magadha began to cry, “Alas! Alas!” while Lord Kṛṣṇa and Arjuna embraced Bhīmasena to congratulate him. Although Jarāsandha was killed, neither Kṛṣṇa nor the two Pāṇḍava brothers made a claim to the throne. Their purpose in killing Jarāsandha was to stop him from creating a disturbance to the proper discharge of world peace. A demon always creates disturbances, whereas a demigod always tries to keep peace in the world. The mission of Lord Kṛṣṇa is to protect the righteous and kill the demons who disturb a peaceful situation. Therefore Lord Kṛṣṇa immediately called for the son of Jarāsandha, whose name was Sahadeva, and with due ritualistic ceremonies the Lord asked him to occupy the seat of his father and reign over the kingdom peacefully. Lord Kṛṣṇa is the master of the whole cosmic creation, and He wants everyone to live peacefully and execute Kṛṣṇa consciousness. After installing Sahadeva on the throne, He released all the kings and princes who had been imprisoned unnecessarily by Jarāsandha.</text:p>
      <text:p text:style-name="P1"/>
      <text:p text:style-name="P1">Thus ends the Bhaktivedanta purport of the seventy-second chapter of Kṛṣṇa, “The Liberation of King Jarāsandha.”</text:p>
      <text:p text:style-name="P1"/>
      <text:p text:style-name="P1"/>
      <text:p text:style-name="P1">CHAPTER 73</text:p>
      <text:p text:style-name="P1">Lord Kṛṣṇa Returns to the City of Hastināpura</text:p>
      <text:p text:style-name="P1"/>
      <text:p text:style-name="P1">The kings and princes released by Lord Kṛṣṇa after the death of Jarāsandha were rulers of different parts of the world. Jarāsandha was so powerful in military strength that he had conquered all these princes and kings, numbering 20,800. They were all incarcerated within a mountain cave especially constructed as a fort, and for a long time they were kept in that situation. When they were released by the grace of Lord Kṛṣṇa, they all looked very unhappy, their garments were niggardly, and their faces were almost dried up for want of proper bodily care. They were very weak due to hunger, and their faces had lost all beauty and luster. The kings’ long imprisonment had caused every part of their bodies to become slack and invalid.</text:p>
      <text:p text:style-name="P1"/>
      <text:p text:style-name="P1">However, because in that miserable condition they had had the opportunity to think about Lord Kṛṣṇa, they immediately saw Him now as the Supreme Personality of Godhead, Viṣṇu. They saw that the color of the transcendental body of Lord Kṛṣṇa resembled the hue of a newly arrived cloud in the sky. He appeared before them nicely covered by yellow silken garments, with four hands like Viṣṇu, and carrying the different symbols of the club, the conch shell, the disc and the lotus flower. His chest was marked with a golden line, and the nipples on His chest appeared like the whorls of lotus flowers. His eyes appeared to spread like the petals of a lotus, and His smiling face exhibited the symbol of eternal peace and prosperity. He wore glittering shark-shaped earrings, and His helmet was bedecked with valuable jewels. The Lord’s necklace of pearls and the bangles and bracelets nicely situated on His body all shone with a transcendental beauty. The Kaustubha jewel hanging on His chest glittered with great luster, and the Lord wore a beautiful flower garland. After so much distress, when the kings and princes saw Lord Kṛṣṇa, with His beautiful transcendental features, they looked upon Him to their hearts’ content, as if drinking nectar through their eyes, licking His body with their tongues, smelling the aroma of His body with their noses and embracing Him with their arms. Just by dint of their being in front of the Supreme Personality of Godhead, all reactions to their sinful activities were washed away. Therefore, without reservation, they surrendered themselves at the lotus feet of the Lord. It is stated in the Bhagavad-gītā that unless one is freed from all sinful reactions, one cannot fully surrender unto the lotus feet of the Lord. All the princes who saw Lord Kṛṣṇa forgot all their past tribulations. With folded hands and with great devotion, they offered prayers to Lord Kṛṣṇa, as follows.</text:p>
      <text:p text:style-name="P1"/>
      <text:p text:style-name="P1"><text:soft-page-break/>“Dear Lord, O Supreme Personality of Godhead, master of all demigods, You can immediately remove all Your devotees’ pangs because Your devotees are fully surrendered unto You. O dear Lord Kṛṣṇa, O eternal Deity of transcendental bliss and knowledge, You are imperishable, and we offer our respectful obeisances unto Your lotus feet. It is by Your causeless mercy that we have been released from the imprisonment of Jarāsandha, but now we pray that You release us from imprisonment within material existence, Your illusory energy. Please stop our continuous cycle of birth and death. We now have sufficient experience of the miserable material life in which we are fully absorbed, and having tasted its bitterness, we have come to take shelter under Your lotus feet. Therefore please give us Your protection. Dear Lord, O killer of the demon Madhu, we can now clearly see that Jarāsandha was not at fault in the least; it is actually by Your causeless mercy that we were bereft of our kingdoms, for we were very proud of calling ourselves rulers and kings. A ruler or king who becomes too much puffed up with false prestige and power gets no opportunity to understand his real constitutional position and eternal life. Under the influence of Your illusory energy, such a foolish so-called ruler or king becomes falsely proud of his position, just like a foolish person who considers a mirage in the desert a reservoir of water. Foolish persons think that their material possessions will give them protection; engaged in sense gratification, they falsely accept this material world as a place of eternal enjoyment. O Lord, O Supreme Personality of Godhead, we must admit that before this we were puffed up with our material opulences. It was as if we were intoxicated. Because we were all envious and wanted to conquer one another, we all engaged in fighting for supremacy, even at the cost of sacrificing the lives of many citizens.”</text:p>
      <text:p text:style-name="P1"/>
      <text:p text:style-name="P1">This is the disease of political power. As soon as a king becomes rich in material opulences, he wants to dominate other nations by military aggression. Similarly, mercantile men want to monopolize a certain type of business and control other mercantile groups. Impelled by false prestige and infatuated by material opulences, human society, instead of striving for Kṛṣṇa consciousness, creates havoc and disrupts peaceful living. Thus men forget the real purpose of life: to attain the favor of Lord Viṣṇu, the Supreme Personality of Godhead.</text:p>
      <text:p text:style-name="P1"/>
      <text:p text:style-name="P1">The kings continued, “O Lord, we were simply engaged in the abominable task of killing citizens and alluring them to be unnecessarily killed, just to satisfy our political whims. We did not consider that Your Lordship is always present before us in the form of cruel death. We were so foolish that we became the cause of death for others, forgetting our own impending death. But, dear Lord, the force of the time element, which is Your representative, is certainly insurmountable. The time element is so strong that no one can escape its influence; therefore we have received the reactions of our atrocious activities, and we are now bereft of all opulences and stand before You like street beggars. We consider our position Your causeless, unalloyed mercy upon us because now we can understand that we were falsely proud and that our material opulences could be withdrawn from us within a second by Your will. By Your causeless mercy only, we are now able to think of Your lotus feet. This is our greatest gain. Dear Lord, everyone knows that the body is a breeding ground of diseases. Now we are quite aged, and instead of being proud of our bodily strength, we are getting weaker day by day. We are no longer interested in sense gratification or the false happiness derived through the material body. By Your grace, we have now come to the conclusion that hankering after such material happiness is just like searching for water in a desert mirage. We are no longer interested in the results of our pious activities, such as performing great sacrifices to be elevated to the heavenly planets. We now understand that such elevation to a higher material standard may sound very relishable, but actually there cannot be any happiness within this material world. We pray for Your Lordship to favor us by instructing us how to engage in the transcendental loving service of Your lotus feet so that we may never forget our eternal relationship with Your Lordship. We do not want liberation from the entanglement of material existence. By Your will we may take birth in any species of life; it does not matter. We simply pray that we never forget Your lotus feet under any circumstances. Dear Lord, we now surrender unto Your lotus feet by offering our respectful obeisances unto You because You are the Supreme Lord, the Personality of Godhead, <text:soft-page-break/>Kṛṣṇa, the son of Vasudeva. You are the Supersoul in everyone’s heart, and You are Lord Hari, who can take away all miserable conditions of material existence. Dear Lord, Your name is Govinda, the reservoir of all pleasure, because one who is engaged in satisfying Your senses satisfies his own senses automatically. Dear Lord, You are ever famous, for You can put an end to all the miseries of Your devotees. Please, therefore, accept us as Your surrendered servants.”</text:p>
      <text:p text:style-name="P1"/>
      <text:p text:style-name="P1">After hearing the prayers of the kings released from the prison of Jarāsandha, Lord Kṛṣṇa, who is always the protector of surrendered souls and the ocean of mercy for the devotees, replied to them as follows in His sweet, transcendental voice, which was grave and full of meaning. “My dear kings,” He said, “I bestow upon you My blessings. From this day forth you will be attached to My devotional service without fail. I give you this benediction, as you have desired. You may know from Me that I am always sitting within your hearts as the Supersoul, and because you have now turned your faces toward Me, I, as master of everyone, shall always give you good counsel so that you may never forget Me and so that gradually you will come back home, back to Godhead. My dear kings, your decision to give up all conceptions of material enjoyment and turn instead toward My devotional service is factually the symptom of your good fortune. Henceforward you will always be blessed with blissful life. I confirm that all you have spoken about Me in your prayers is factual. It is a fact that the materially opulent position of one who is not fully Kṛṣṇa conscious is the cause of his downfall and his becoming a victim of the illusory energy. In the past there were many rebellious kings, such as Haihaya, Nahuṣa, Vena, Rāvaṇa and Narakāsura. Some of them were demigods and some of them demons, but because of their false perception of their positions, they fell from their exalted posts, and thus they no longer remained kings of their respective kingdoms and were lost in the violence of abominable conditioned life.</text:p>
      <text:p text:style-name="P1"/>
      <text:p text:style-name="P1">“Every one of you must understand that anything material has its starting point, growth, maintenance, expansion, deterioration and, finally, disappearance. All material bodies are subject to these six conditions, and any relative acquisitions accumulated by this body are definitely subject to final destruction. Therefore, no one should be attached to perishable things. As long as one is within this material body, he should be very cautious in worldly dealings. The most perfect way of life in this material world is simply to be devoted to My transcendental loving service and to execute honestly the prescribed duties of one’s particular position. As far as you are concerned, you all belong to kṣatriya families. Therefore, you should live honestly, according to the prescribed duties befitting the royal order, and make your citizens happy in all respects. Keep to the standard of kṣatriya life. Do not beget children out of sense gratification, but simply take charge of the welfare of the people in general. Everyone takes birth in this material world in continuation of his previous life, and thus he is subject to the stringent laws of nature, such as birth and death, distress and happiness, profit and loss. One should not be disturbed by duality but should always be fixed in My devotional service and thus remain balanced in mind and satisfied in all circumstances, considering all things to be given by Me. Thus one can live a very happy and peaceful life, even within this material condition. In other words, one should actually be callous to the material body and its by-products and should be unaffected by them. One should remain fully satisfied in the interests of the spirit soul and engage in the service of the Supersoul. One should engage his mind only in thinking of Me, one should simply become My devotee, one should simply worship Me, and one should offer his respectful obeisances unto Me alone. In this way, one can cross over this ocean of nescience very easily and at the end come back to Me. In conclusion, your lives should constantly be engaged in My service.”</text:p>
      <text:p text:style-name="P1"/>
      <text:p text:style-name="P1">After delivering His instructions to the kings and princes, Lord Kṛṣṇa immediately arranged for their comfort and asked many servants and maidservants to take care of them. Lord Kṛṣṇa requested Sahadeva, the son of King Jarāsandha, to supply all necessities to the kings and show them all respect and honor. In pursuance of the order of Lord Kṛṣṇa, Sahadeva offered them all honor and presented them with ornaments, garments, garlands and other paraphernalia. After taking their baths <text:soft-page-break/>and dressing very nicely, the kings appeared happy and gentle. Then they were supplied nice food. Lord Kṛṣṇa supplied everything for their comfort, as befitting their royal positions. Since the kings were so mercifully treated by Lord Kṛṣṇa, they felt great happiness, and their bright faces appeared just like the stars in the sky after the end of the rainy season. All nicely dressed and ornamented, their earrings glittering, they were then seated on chariots bedecked with gold and jewels and drawn by decorated horses. After seeing that each was taken care of, Lord Kṛṣṇa, in a sweet voice, asked them to return to their respective kingdoms. By His liberal behavior, unparalleled in the history of the world, Lord Kṛṣṇa released all the kings who had been in the clutches of Jarāsandha, and the kings, being fully satisfied, began to chant His holy name, think of His holy form and glorify His transcendental pastimes as the Supreme Personality of Godhead. Thus engaged, they returned to their respective kingdoms. The citizens of their kingdoms were greatly pleased to see them return, and when they heard of the kind dealings of Lord Kṛṣṇa, they were all very happy. The kings began to manage the affairs of their kingdoms in accordance with the instructions of Lord Kṛṣṇa, and all those kings and their subjects passed their days very happily. This is a vivid example of a Kṛṣṇa conscious society. If the people of the world, taking into account their respective material qualities, divide the whole society into four orders for material progress and four orders for spiritual progress, centering these orders on Kṛṣṇa and following the instructions of Kṛṣṇa as stated in the Bhagavad-gītā, the entire human society will undoubtedly be happy. This is the lesson we have to take from this incident.</text:p>
      <text:p text:style-name="P1"/>
      <text:p text:style-name="P1">After thus causing the annihilation of Jarāsandha by Bhīmasena and after being properly honored by Sahadeva, the son of Jarāsandha, Lord Kṛṣṇa, accompanied by Bhīmasena and Arjuna, returned to the city of Hastināpura. When they reached the precincts of Hastināpura, they blew their respective conch shells, and by hearing the sound vibrations and understanding who was arriving, everyone immediately became cheerful. But the enemies of Kṛṣṇa, upon hearing the conch shells, were very sorry. The citizens of Indraprastha felt their hearts become joyful simply by hearing the vibration of Kṛṣṇa’s conch shell because they could understand that Jarāsandha had been killed. Now the performance of the Rājasūya sacrifice by King Yudhiṣṭhira was almost certain. Bhīmasena, Arjuna and Kṛṣṇa, the Supreme Personality of Godhead, arrived before King Yudhiṣṭhira and offered their respects to the king. King Yudhiṣṭhira attentively heard the narration of the killing of Jarāsandha and the setting free of the kings. He also heard of the tactics adopted by Kṛṣṇa to kill Jarāsandha. The king was naturally affectionate toward Kṛṣṇa, but after hearing the story he became even more bound to Him in love; tears of ecstasy glided from his eyes, and he was so stunned that he was almost unable to speak.</text:p>
      <text:p text:style-name="P1"/>
      <text:p text:style-name="P1">Thus ends the Bhaktivedanta purport of the seventy-third chapter of Kṛṣṇa, “Lord Kṛṣṇa Returns to the City of Hastināpura.”</text:p>
      <text:p text:style-name="P1"/>
      <text:p text:style-name="P1"/>
      <text:p text:style-name="P1">CHAPTER 74</text:p>
      <text:p text:style-name="P1">The Deliverance of Śiśupāla</text:p>
      <text:p text:style-name="P1"/>
      <text:p text:style-name="P1">King Yudhiṣṭhira became very happy after hearing the details of the Jarāsandha episode, and he spoke as follows: “My dear Kṛṣṇa, O eternal form of bliss and knowledge, all the exalted directors of the affairs of this material world, including Lord Brahmā, Lord Śiva and King Indra, are always eager to receive and carry out orders from You, and whenever they are fortunate enough to receive such orders, they immediately take them and keep them on their heads. O Kṛṣṇa, You are unlimited, and although we sometimes think of ourselves as royal kings and rulers of the world and become puffed up over our paltry positions, we are very poor in heart. Actually, we are fit to be punished by You, but the wonder is that instead of punishing us You so kindly and mercifully accept our orders and carry them out properly. We are all very much surprised that Your Lordship can play the part of an ordinary human being, but we can understand that You are performing these activities just like a <text:soft-page-break/>dramatic artist. Your real position is always exalted, exactly like that of the sun, which always remains at the same temperature during both the time of its rising and the time of its setting. Although we feel the difference in temperature between the rising and the setting sun, the temperature of the sun never changes. You are always transcendentally equipoised, neither pleased nor disturbed by any condition of material affairs. You are the Supreme Brahman, the Personality of Godhead, and for You there are no relativities. My dear Mādhava, You are never defeated by anyone. Material distinctions – ‘This is me,’ ‘This is you,’ ‘This is mine,’ ‘This is yours’ – are all conspicuous by dint of their absence in You. Such distinctions are visible in the lives of everyone, even the animals, but pure devotees are freed from these false distinctions. Since these distinctions are absent in Your devotees, they cannot possibly be present in You.”</text:p>
      <text:p text:style-name="P1"/>
      <text:p text:style-name="P1">After satisfying Kṛṣṇa in this way, King Yudhiṣṭhira arranged to perform the Rājasūya sacrifice. He invited all the qualified brāhmaṇas and sages to take part and appointed them to different positions as priests in charge of the sacrificial arena. He invited the most expert brāhmaṇas and sages, whose names are as follows: Kṛṣṇa-dvaipāyana Vyāsadeva, Bharadvāja, Sumantu, Gautama, Asita, Vasiṣṭha, Cyavana, Kaṇva, Maitreya, Kavaṣa, Trita, Viśvāmitra, Vāmadeva, Sumati, Jaimini, Kratu, Paila, Parāśara, Garga, Vaiśampāyana, Atharvā, Kaśyapa, Dhaumya, Paraśurāma, Śukrācārya, Āsuri, Vītihotra, Madhucchandā, Vīrasena and Akṛtavraṇa. Besides all these brāhmaṇas and sages, he invited such respectable old men as Droṇācārya, Bhīṣma (the grandfather of the Kurus), Kṛpācārya and Dhṛtarāṣṭra. He also invited all the sons of Dhṛtarāṣṭra, headed by Duryodhana, and also the great devotee Vidura. Kings from different parts of the world, along with their ministers and secretaries, were also invited to see the great sacrifice performed by King Yudhiṣṭhira, and the citizens, comprising learned brāhmaṇas, chivalrous kṣatriyas, well-to-do vaiśyas and faithful śūdras, all visited the ceremony.</text:p>
      <text:p text:style-name="P1"/>
      <text:p text:style-name="P1">The brāhmaṇa priests and sages in charge of the sacrificial ceremony constructed the sacrificial arena as usual with a plow of gold, and they initiated King Yudhiṣṭhira as the performer of the great sacrifice, in accordance with Vedic rituals. Long years earlier, when Varuṇa had performed a similar sacrifice, all the sacrificial utensils had been made of gold. Similarly, in the Rājasūya sacrifice of King Yudhiṣṭhira, all the utensils required for the sacrifice were golden.</text:p>
      <text:p text:style-name="P1"/>
      <text:p text:style-name="P1">Present by the invitation of King Yudhiṣṭhira to participate in the great sacrifice were all the exalted demigods, including Lord Brahmā, Lord Śiva and Indra, the king of heaven, accompanied by their associates, as well as the predominating deities of the higher planetary systems, including Gandharvaloka, Siddhaloka, Janaloka, Tapoloka, Nāgaloka, Yakṣaloka, Rākṣasaloka, Pakṣiloka and Cāraṇaloka, as well as famous kings and their queens. All the respectable sages, kings and demigods who assembled there agreed unanimously that King Yudhiṣṭhira was quite competent to take the responsibility of performing the Rājasūya sacrifice; no one was in disagreement on this fact. Everyone thoroughly knew the position of King Yudhiṣṭhira; because he was a great devotee of Lord Kṛṣṇa, no accomplishment was extraordinary for him. The learned brāhmaṇas and priests saw to it that the sacrifice by Mahārāja Yudhiṣṭhira was performed in exactly the same way as it had been in bygone ages by the demigod Varuṇa. According to the Vedic system, whenever there is an arrangement for sacrifice, the members participating are offered the juice of the soma plant, which is a kind of life-giving beverage. On the day for extracting the soma juice, King Yudhiṣṭhira very respectfully received the special priest who had been engaged to detect any mistake in the formalities of the sacrificial procedure. The idea is that the Vedic mantras must be enunciated perfectly and chanted with the proper accent; if the priests who are engaged in this business commit any mistake, the checker, or referee priest, immediately corrects the procedure, and thus the ritualistic performances are perfectly executed. Unless perfectly executed, a sacrifice cannot yield the desired result. In this Age of Kali there is no such learned brāhmaṇa or priest available; therefore, all such sacrifices are forbidden. The only sacrifice recommended in the śāstras is the chanting of the Hare Kṛṣṇa mantra.</text:p>
      <text:p text:style-name="P1"><text:soft-page-break/></text:p>
      <text:p text:style-name="P1">Another important procedure is that the most exalted personality in the assembly of such a sacrificial ceremony is first offered worship. After all arrangements were made for Yudhiṣṭhira’s sacrifice, the next consideration was who should be worshiped first in the ceremony. This particular ceremony is called Agra-pūjā. Agra means “first,” and pūjā means “worship.” This Agra-pūjā is similar to the election of a president. In the sacrificial assembly, all the members were very exalted. Some proposed to elect one person as the perfect candidate for accepting Agra-pūjā, and others proposed someone else.</text:p>
      <text:p text:style-name="P1"/>
      <text:p text:style-name="P1">When the matter remained undecided, Sahadeva began to speak in favor of Lord Kṛṣṇa. He said, “Lord Kṛṣṇa, the best amongst the members of the Yadu dynasty and the protector of His devotees, is the most exalted personality in this assembly. Therefore I think that He should without any objection be offered the honor of being worshiped first. Although demigods such as Lord Brahmā, Lord Śiva, Indra and many other exalted personalities are present in this assembly, no one can be equal to or greater than Kṛṣṇa in terms of time, space, riches, strength, reputation, wisdom, renunciation or any other consideration. Anything considered an opulence is fully present in Kṛṣṇa. As an individual soul is the basic principle of the growth of his material body, Kṛṣṇa is the Supersoul of this cosmic manifestation. All Vedic ritualistic ceremonies, such as the performance of sacrifices, the offering of oblations into the fire, the chanting of the Vedic hymns and the practice of mystic yoga, are meant for realizing Kṛṣṇa. Whether one follows the path of fruitive activities or the path of philosophical speculation, the ultimate destination is Kṛṣṇa; all bona fide methods of self-realization are meant for understanding Kṛṣṇa. Ladies and gentlemen, it is superfluous to speak about Kṛṣṇa, because every one of you exalted personalities knows the Supreme Brahman, Lord Kṛṣṇa, for whom there are no material differences between body and soul, between energy and the energetic, or between one part of the body and another. Since everyone is part and parcel of Kṛṣṇa, there is no qualitative difference between Kṛṣṇa and all living entities. Everything is an emanation of Kṛṣṇa’s energies, material and spiritual. Kṛṣṇa’s energies are like the heat and light of fire; there is no difference between the qualities of heat and light and the fire itself.</text:p>
      <text:p text:style-name="P1"/>
      <text:p text:style-name="P1">“Also, Kṛṣṇa can do anything He likes with any part of His body. We can execute a particular action with the help of a particular part of our body, but He can do anything and everything with any part of His body. And because His transcendental body is full of knowledge and bliss in eternity, He doesn’t undergo the six kinds of material changes – birth, existence, growth, production, dwindling and vanishing. Unforced by any external energy, He is the supreme cause of the creation, maintenance and dissolution of everything that be. By the grace of Kṛṣṇa only, everyone is engaged in the practice of religion, the development of economic conditions, the satisfaction of the senses and, ultimately, the achievement of liberation from material bondage. These four principles of progressive life can be executed by the mercy of Kṛṣṇa only. He should therefore be offered the first worship in this great sacrifice, and no one should disagree. Just as by watering the root of a tree one automatically waters the branches, twigs, leaves and flowers, or as by supplying food to the stomach one automatically nourishes all parts of the body, so by offering the first worship to Kṛṣṇa we shall satisfy everyone present in this meeting, including the great demigods. If anyone is charitably disposed, it will be very good for him to give charity only to Kṛṣṇa, who is the Supersoul of everyone, regardless of his particular body or individual personality. Kṛṣṇa is present as the Supersoul in every living being, and if we can satisfy Him, then every living being will automatically be satisfied.”</text:p>
      <text:p text:style-name="P1"/>
      <text:p text:style-name="P1">Sahadeva was fortunate to know of the glories of Kṛṣṇa, and after describing them in brief, he stopped speaking. After this speech, all the members present in that great sacrificial assembly applauded, confirming his words continuously by saying, “Everything you have said is completely perfect. Everything you have said is completely perfect.” King Yudhiṣṭhira, after hearing the confirmation by all present, especially by the brāhmaṇas and learned sages, worshiped Lord Kṛṣṇa <text:soft-page-break/>according to the regulative principles of the Vedic injunctions. First of all, King Yudhiṣṭhira, along with his brothers, wives, children, other relatives and ministers, washed the lotus feet of Lord Kṛṣṇa and sprinkled the water on their heads. After this, he offered Lord Kṛṣṇa various kinds of yellow silken garments and presented heaps of jewelry and ornaments before Him for His use.</text:p>
      <text:p text:style-name="P1"/>
      <text:p text:style-name="P1">King Yudhiṣṭhira felt such ecstasy by honoring Kṛṣṇa, his only lovable object, that tears glided down from his eyes, and although he wanted to see Lord Kṛṣṇa, he could not see Him very well. When Lord Kṛṣṇa was thus worshiped by King Yudhiṣṭhira, all the members present in the assembly stood up with folded hands and began to chant, “Jaya! Jaya! Namaḥ! Namaḥ!” All joined together to offer their respectful obeisances to Kṛṣṇa, and there were showers of flowers from the sky.</text:p>
      <text:p text:style-name="P1"/>
      <text:p text:style-name="P1">In that meeting, King Śiśupāla was also present. He was an avowed enemy of Kṛṣṇa for many reasons, especially because of Kṛṣṇa’s having stolen Rukmiṇī from his intended marriage ceremony. Therefore, he could not tolerate such honoring of Kṛṣṇa and glorification of His qualities. Instead of being happy to hear the glories of the Lord, he became very angry. When everyone offered respect to Kṛṣṇa by standing up, Śiśupāla remained in his seat, but as he became angrier at Kṛṣṇa’s being honored, he stood up suddenly, raised his hand and spoke very strongly and fearlessly against Lord Kṛṣṇa in such a way that Lord Kṛṣṇa could hear him distinctly.</text:p>
      <text:p text:style-name="P1"/>
      <text:p text:style-name="P1">“Ladies and gentlemen, I can appreciate now the statement of the Vedas that, after all, time is the predominating factor. In spite of all endeavors to the contrary, the time element executes its own plan without opposition. For example, one may try his best to live, but when the time for death comes, no one can check it. I see here that although many stalwart personalities are present in this assembly, the influence of time is so strong that they have been misled by the statement of a boy who has foolishly spoken about Kṛṣṇa. Many learned sages and elderly persons are present, but still they have accepted the statement of a foolish boy. This means that by the influence of time even the intelligence of such honored persons as those present in this meeting can be misdirected. I fully agree with the respectable persons present here that they are competent to select the personality who can be worshiped first, but I cannot agree with the statement of a boy like Sahadeva, who has spoken so highly about Kṛṣṇa and has recommended that Kṛṣṇa is fit to accept the first worship in the sacrifice. I can see that in this meeting there are many personalities who have undergone great austerities, who are highly learned, and who have performed many penances. By their knowledge and direction, they can deliver many persons who are suffering from the pangs of material existence. There are great ṛṣis here whose knowledge has no bounds, as well as many self-realized persons and brāhmaṇas also, and therefore I think that any one of them could have been selected for the first worship because they are worshipable even by the great demigods, kings and emperors. I cannot understand how you have selected this cowherd boy, Kṛṣṇa, and have left aside all these great personalities. I think Kṛṣṇa to be no better than a crow – how can He be fit to accept the first worship in this great sacrifice?</text:p>
      <text:p text:style-name="P1"/>
      <text:p text:style-name="P1">“We cannot even ascertain which caste this Kṛṣṇa belongs to or what His actual occupational duty is.” Actually, Kṛṣṇa does not belong to any caste, nor does He have to perform any occupational duty. It is stated in the Vedas that the Supreme Lord has nothing to do as His prescribed duty. Whatever has to be done on His behalf is executed by His different energies.</text:p>
      <text:p text:style-name="P1"/>
      <text:p text:style-name="P1">Śiśupāla continued, “Kṛṣṇa does not belong to a high family. He is so independent that no one knows His principles of religious life. Indeed, it appears that He is outside the jurisdiction of all religious principles. He always acts independently, not caring for the Vedic injunctions and regulative principles. Therefore He is devoid of all good qualities.” Śiśupāla indirectly praised Kṛṣṇa by saying that He is not within the jurisdiction of Vedic injunctions. This is true because He is the Supreme Personality of Godhead. That He has “no good qualities” (guṇaiḥ hīnaḥ) means that <text:soft-page-break/>Kṛṣṇa has no material qualities, and because He is the Supreme Personality of Godhead, He acts independently, not caring for conventions in social or religious principles.</text:p>
      <text:p text:style-name="P1"/>
      <text:p text:style-name="P1">Śiśupāla continued, “Under these circumstances, how can He be fit to accept the first worship in the sacrifice? Kṛṣṇa is so foolish that He has left Mathurā, which is inhabited by highly elevated persons following the Vedic culture, and has taken shelter in the ocean, where there is not even talk of the Vedas. Instead of living openly, He has constructed a fort within the water and is living in a place where there is no discussion of Vedic knowledge. And whenever He comes out of the fort, He simply harasses the citizens like a dacoit, thief or rogue.”</text:p>
      <text:p text:style-name="P1"/>
      <text:p text:style-name="P1">Śiśupāla went crazy because of Kṛṣṇa’s being elected the supreme, first-worshiped person in that meeting, and he spoke so irresponsibly that it appeared he had lost all his good fortune. Being overcast with misfortune, Śiśupāla continued to insult Kṛṣṇa, and Lord Kṛṣṇa patiently heard him without protest. Just as a lion does not care when a flock of jackals howl, Lord Kṛṣṇa remained silent and unprovoked. Kṛṣṇa did not reply to even a single accusation made by Śiśupāla, but all the members present in the meeting, except for a few who agreed with Śiśupāla, were very much agitated because it is the duty of any respectable person not to tolerate blasphemy against God or His devotee. Some of them, who thought that they could not properly take action against Śiśupāla, left the assembly in protest, covering their ears with their hands in order not to hear further accusations. Thus they left the meeting, condemning the action of Śiśupāla. It is the Vedic injunction that whenever there is blasphemy of the Supreme Personality of Godhead, one must immediately leave. If he does not do so, he becomes bereft of his pious activities and is degraded to a lower condition of life.</text:p>
      <text:p text:style-name="P1"/>
      <text:p text:style-name="P1">All the kings present, belonging to the Kuru dynasty, Matsya dynasty, Kekaya dynasty and Sṛñjaya dynasty, were very angry and immediately took up their swords and shields to kill Śiśupāla, who was so foolish that he was not even slightly agitated, although all the kings present were ready to kill him. Śiśupāla did not care to think of the pros and cons of his foolish talking, and instead of stopping when he saw that all the kings were ready to kill him, he stood to fight with them and took up his sword and shield. When Lord Kṛṣṇa saw that they were going to fight in the arena of the auspicious Rājasūya-yajña, He personally pacified them. Out of His causeless mercy He Himself decided to kill Śiśupāla. When Śiśupāla was abusing the kings who were about to attack him, Lord Kṛṣṇa took up His disc, as sharp as the blade of a razor, and immediately separated Śiśupāla’s head from his body.</text:p>
      <text:p text:style-name="P1"/>
      <text:p text:style-name="P1">When Śiśupāla was thus killed, a great roar and howl went up from the crowd. Taking advantage of that disturbance, the few kings who were supporters of Śiśupāla quickly left the assembly out of fear for their lives. Then the fortunate Śiśupāla’s spirit soul immediately merged into the body of Lord Kṛṣṇa in the presence of all, exactly as a burning meteor falls to the surface of the globe. The merging of Śiśupāla’s soul into the transcendental body of Kṛṣṇa reminds us of the story of Jaya and Vijaya, who fell to the material world from the Vaikuṇṭha planets upon being cursed by the four Kumāras. For their return to the Vaikuṇṭha world, it was arranged that both Jaya and Vijaya, for three consecutive births, would act as deadly enemies of the Lord, and that at the end of these lives they would return to the Vaikuṇṭha world and serve the Lord as His associates.</text:p>
      <text:p text:style-name="P1"/>
      <text:p text:style-name="P1">Although Śiśupāla acted as the enemy of Kṛṣṇa, he was not for a single moment out of Kṛṣṇa consciousness. He was always absorbed in thought of Kṛṣṇa, and thus he first got the salvation of sāyujya-mukti, merging into the existence of the Supreme, and was finally reinstated in his original position of personal service. The Bhagavad-gītā corroborates the fact that one who is absorbed in the thought of the Supreme Lord at the time of death immediately enters the kingdom of God after quitting his material body.</text:p>
      <text:p text:style-name="P1"/>
      <text:p text:style-name="P1"><text:soft-page-break/>After the salvation of Śiśupāla, King Yudhiṣṭhira rewarded all the members present in the sacrificial assembly. He generously remunerated the priests and learned sages for their engagement in the execution of the sacrifice, and after performing all this routine work, he took his bath. This bath at the end of the sacrifice is also technical. It is called the avabhṛtha bath.</text:p>
      <text:p text:style-name="P1"/>
      <text:p text:style-name="P1">Lord Kṛṣṇa thus enabled the performance of the Rājasūya-yajña arranged by King Yudhiṣṭhira to be successfully completed, and, being requested by His cousins and relatives, He remained in Hastināpura for a few months more. Although King Yudhiṣṭhira and his brothers were unwilling to have Lord Kṛṣṇa leave Hastināpura, Kṛṣṇa arranged to take permission from the king to return to Dvārakā, and thus He returned home along with His queens and ministers.</text:p>
      <text:p text:style-name="P1"/>
      <text:p text:style-name="P1">The story of the fall of Jaya and Vijaya from the Vaikuṇṭha planets to the material world is described in the Seventh Canto of Śrīmad-Bhāgavatam. The killing of Śiśupāla has a direct link with that narration of Jaya and Vijaya, but the most important instruction we get from this incident is that the Supreme Personality of Godhead, being absolute, can give salvation to everyone, whether one acts as His enemy or as His friend. It is therefore a misconception that the Lord acts with someone in relationship of friend and with someone else in the relationship of enemy. His being an enemy or friend is always on the absolute platform. There is no material distinction.</text:p>
      <text:p text:style-name="P1"/>
      <text:p text:style-name="P1">After King Yudhiṣṭhira took his bath at the conclusion of the sacrifice and stood in the midst of all the learned sages and brāhmaṇas, he seemed exactly like the king of heaven and thus looked very beautiful. King Yudhiṣṭhira generously rewarded all the demigods who participated in the yajña, and, being greatly satisfied, all of them left, praising the king’s activities and glorifying Lord Kṛṣṇa.</text:p>
      <text:p text:style-name="P1"/>
      <text:p text:style-name="P1">When Śukadeva Gosvāmī narrated these incidents of Kṛṣṇa’s killing Śiśupāla and described the successful execution of the Rājasūya-yajña by Mahārāja Yudhiṣṭhira, he also pointed out that after the successful termination of the yajña only one person was unhappy. He was Duryodhana. Duryodhana by nature was very envious because of his sinful life, and he appeared in the dynasty of the Kurus like a chronic disease personified to destroy the whole family.</text:p>
      <text:p text:style-name="P1"/>
      <text:p text:style-name="P1">Śukadeva Gosvāmī assured Mahārāja Parīkṣit that the pastimes of Lord Kṛṣṇa – the killing of Śiśupāla and Jarāsandha and the releasing of the imprisoned kings – are all transcendental vibrations and that anyone who hears these narrations from authorized persons will immediately be freed from all the reactions of the sinful activities of his life.</text:p>
      <text:p text:style-name="P1"/>
      <text:p text:style-name="P1">Thus ends the Bhaktivedanta purport of the seventy-fourth chapter of Kṛṣṇa, “The Deliverance of Śiśupāla.”</text:p>
      <text:p text:style-name="P1"/>
      <text:p text:style-name="P1"/>
      <text:p text:style-name="P1">CHAPTER 75</text:p>
      <text:p text:style-name="P1">Why Duryodhana Felt Insulted at the End of the Rājasūya Sacrifice</text:p>
      <text:p text:style-name="P1"/>
      <text:p text:style-name="P1">King Yudhiṣṭhira was known as ajāta-śatru, or a person who had no enemy. Therefore, when all the men, demigods, kings, sages and saints saw the successful termination of the Rājasūya-yajña performed by King Yudhiṣṭhira, they were very happy. That Duryodhana alone was unhappy was astonishing to Mahārāja Parīkṣit, and therefore he requested Śukadeva Gosvāmī to explain this.</text:p>
      <text:p text:style-name="P1"/>
      <text:p text:style-name="P1">Śukadeva Gosvāmī said, “My dear King Parīkṣit, your grandfather King Yudhiṣṭhira was a great soul. His congenial disposition attracted everyone to be his friend, and therefore he was known as ajāta-śatru, one who never created an enemy. He engaged all the members of the Kuru dynasty in taking charge of different departments for the management of the Rājasūya sacrifice. For example, Bhīmasena was put in charge of the kitchen department, Duryodhana in charge of the treasury <text:soft-page-break/>department, Sahadeva in charge of the reception department, Nakula in charge of the supplies department, and Arjuna in charge of looking after the comforts of the elderly persons. The most astonishing feature was that Kṛṣṇa, the Supreme Personality of Godhead, took charge of washing the feet of all the incoming guests. The Queen, the goddess of fortune Draupadī, was in charge of administering the distribution of food, and because Karṇa was famous for giving charity, he was put in charge of the charity department. In this way Sātyaki, Vikarṇa, Hārdikya, Vidura, Santardana and Bhūriśravā, the son of Bāhlīka, were all engaged in different departments for managing the affairs of the Rājasūya sacrifice. They were all so bound in loving affection for King Yudhiṣṭhira that they simply wanted to please him.</text:p>
      <text:p text:style-name="P1"/>
      <text:p text:style-name="P1">After Śiśupāla died by the mercy of Lord Kṛṣṇa and merged into the spiritual existence, and after the end of the Rājasūya-yajña, when all the friends, guests and well-wishers had been fully honored and rewarded, King Yudhiṣṭhira went to bathe in the Ganges. The city of Hastināpura stands today on the bank of the Yamunā, and the statement of Śrīmad-Bhāgavatam that King Yudhiṣṭhira went to bathe in the Ganges indicates, therefore, that during the time of the Pāṇḍavas the river Yamunā was also known as the Ganges. While the king was taking the avabhṛtha bath, different musical instruments vibrated, such as mṛdaṅgas, conch shells, paṇava drums, kettledrums and bugles, and the ankle bells of the dancing girls jingled. Many groups of professional singers sang as vīṇās, flutes, gongs and cymbals were played, and thus a tumultuous sound vibrated in the sky. The princely guests from many kingdoms, like Sṛñjaya, Kāmboja, Kuru, Kekaya and Kośala, were present with their different flags and gorgeously decorated elephants, chariots, horses and soldiers. All of them passed in a procession, with King Yudhiṣṭhira in the forefront. The executive members who had performed the sacrifice – the priests, religious ministers and brāhmaṇas – all loudly chanted the Vedic hymns. The demigods and the inhabitants of Pitṛloka and Gandharvaloka, as well as many sages, showered flowers from the sky. The men and women of Hastināpura, or Indraprastha, their bodies smeared with scents and floral oils, were nicely dressed in colorful garments and decorated with garlands, jewels and ornaments. Enjoying the ceremony, they threw on one another liquid substances like water, oil, milk, butter and yogurt. Some even smeared these on each other’s bodies. In this way, they enjoyed the occasion. The professional prostitutes jubilantly smeared these liquid substances on the bodies of the men, and the men reciprocated in the same way. All the liquid substances had been mixed with turmeric and saffron, and their color was a lustrous yellow.</text:p>
      <text:p text:style-name="P1"/>
      <text:p text:style-name="P1">In order to observe the great ceremony, many wives of the demigods had come in different airplanes, and they were visible in the sky. Similarly, the queens of the royal family, gorgeously decorated and surrounded by bodyguards, arrived on different palanquins. During this time, Lord Kṛṣṇa, the maternal cousin of the Pāṇḍavas, and His special friend Arjuna were both throwing the liquid substances on the bodies of the queens. The queens became bashful, but at the same time their beautiful smiling brightened their faces. Because of the liquids thrown on their bodies, the saris covering them became completely wet. The different parts of their beautiful bodies, particularly their breasts and their waists, became partially visible because of the wet cloth. The queens brought buckets of the same liquid substances and with syringes sprinkled them on the bodies of their brothers-in-law. As they engaged in such jubilant activities, their hair fell loose, and the flowers decorating their bodies began to fall. When Lord Kṛṣṇa, Arjuna and the queens were thus engaged in these jubilant activities, persons who were not clean in heart were agitated by lustful desires. In other words, such behavior between pure males and females is enjoyable, but it makes persons who are materially contaminated become lustful.</text:p>
      <text:p text:style-name="P1"/>
      <text:p text:style-name="P1">King Yudhiṣṭhira, in a gorgeous chariot yoked to excellent horses, was present there along with his queens, including Draupadī, and their features were so beautiful that it appeared as if the great Rājasūya sacrifice were standing there in person, along with the different functions of the sacrifice.</text:p>
      <text:p text:style-name="P1"/>
      <text:p text:style-name="P1"><text:soft-page-break/>Following the Rājasūya sacrifice, there was the Vedic ritualistic duty known as patnī-saṁyāja. This sacrifice, which one performs along with one’s wife, was also duly conducted by the priests of King Yudhiṣṭhira. As Queen Draupadī and King Yudhiṣṭhira were taking their avabhṛtha bath, the citizens of Hastināpura as well as the demigods began to beat on drums and blow trumpets out of feelings of happiness, and there was a shower of flowers from the sky. When the king and the queen finished their bath in the Ganges, all the other citizens, consisting of all the varṇas, or castes – the brāhmaṇas, kṣatriyas, vaiśyas and śūdras – took their baths in the Ganges. Bathing in the Ganges is recommended in the Vedic literatures because by such bathing one is freed from all sinful reactions. This is still current in India, especially at particularly auspicious moments. At such times, millions of people bathe in the Ganges.</text:p>
      <text:p text:style-name="P1"/>
      <text:p text:style-name="P1">After taking his bath, King Yudhiṣṭhira dressed in a new silken cloth and wrapper and decorated himself with valuable jewelry. The king not only dressed himself and decorated himself but also gave clothing and ornaments to all the priests and the others who had participated in the yajñas. In this way, he worshiped them all. He constantly worshiped his friends, his family members, his relatives, his well-wishers and everyone present, and because he was a Vaiṣṇava, a great devotee of Lord Nārāyaṇa, he knew how to treat everyone well. The Māyāvādī philosophers’ endeavor to see everyone as God is an artificial attempt at oneness, but a Vaiṣṇava, or a devotee of Lord Nārāyaṇa, sees every living entity as part and parcel of the Supreme Lord. Therefore, a Vaiṣṇava’s treatment of other living entities is on the absolute platform. As one cannot treat one part of his body differently from another part, because they all belong to the same body, a Vaiṣṇava does not see a human being as distinct from an animal because in both he sees the soul and the Supersoul seated together.</text:p>
      <text:p text:style-name="P1"/>
      <text:p text:style-name="P1">When everyone was refreshed after bathing and was dressed in silken clothing with jeweled earrings, flower garlands, turbans, long wrappers and pearl necklaces, they looked, all together, like the demigods from heaven. This was especially true of the women, who were very nicely dressed. Each wore a golden belt around the waist. They were all smiling, with spots of tilaka and curling hair scattered here and there. This combination was very attractive.</text:p>
      <text:p text:style-name="P1"/>
      <text:p text:style-name="P1">Those persons who had participated in the Rājasūya sacrifice – including the most cultured priests, the brāhmaṇas who had assisted, the citizens of all the varṇas, and the kings, demigods, sages, saints and citizens of Pitṛloka – were all very much satisfied by the dealings of King Yudhiṣṭhira, and at the end they happily departed for their residences. While returning to their homes, they talked of the dealings of King Yudhiṣṭhira, and even after continuous talk of his greatness they were not satiated, just as one may drink nectar over and over again and never be satisfied. After the departure of all the others, Mahārāja Yudhiṣṭhira restrained the inner circle of his friends, including Lord Kṛṣṇa, not allowing them to leave. Lord Kṛṣṇa could not refuse the request of the king. Kṛṣṇa therefore sent back all the heroes of the Yadu dynasty – Sāmba and others. All of them returned to Dvārakā, and Lord Kṛṣṇa personally remained to give pleasure to the king.</text:p>
      <text:p text:style-name="P1"/>
      <text:p text:style-name="P1">In the material world, everyone has a particular type of desire to be fulfilled, but one is never able to fulfill his desires to his full satisfaction. But King Yudhiṣṭhira, because of his unflinching devotion to Kṛṣṇa, could fulfill all his desires successfully by the performance of the Rājasūya sacrifice. From the description of the Rājasūya-yajña, such a function appears to be a great ocean of opulent desires. Such an ocean is not possible for an ordinary man to cross; nevertheless, by the grace of Lord Kṛṣṇa, King Yudhiṣṭhira was able to cross it very easily, and thus he became freed from all anxieties.</text:p>
      <text:p text:style-name="P1"/>
      <text:p text:style-name="P1">When Duryodhana saw that Mahārāja Yudhiṣṭhira had become very famous after performing the Rājasūya-yajña and was fully satisfied in every respect, he began to burn with the fire of envy because his mind was always poisonous. For one thing, he envied the imperial palace constructed by the demon Maya for the Pāṇḍavas. The palace was excellent in its puzzling artistic workmanship <text:soft-page-break/>and was befitting the position of great princes, kings or leaders of the demons. In that great palace, the Pāṇḍavas lived with their family members, and Queen Draupadī served her husbands very peacefully. And because in those days Lord Kṛṣṇa was also there, the palace was also decorated by His thousands of queens. When the queens, with their heavy breasts and thin waists, moved within the palace and their ankle bells rang very melodiously with their movement, the whole palace appeared more opulent than the heavenly kingdom. Because a portion of their breasts was sprinkled with saffron powder, the pearl necklaces on their breasts appeared reddish. With their beautiful earrings and flowing hair, the queens appeared very attractive. After seeing such beauties in the palace of King Yudhiṣṭhira, Duryodhana was envious. He was especially envious and lustful upon seeing the beauty of Draupadī because he had cherished a special attraction for her from the very beginning of her marriage with the Pāṇḍavas. In the marriage selection assembly of Draupadī, Duryodhana had also been present, and along with other princes he had been very much captivated by the beauty of Draupadī, but he had failed to achieve her.</text:p>
      <text:p text:style-name="P1"/>
      <text:p text:style-name="P1">Once upon a time, King Yudhiṣṭhira was sitting on his golden throne in the palace constructed by the demon Maya. His four brothers and other relatives, as well as his great well-wisher Kṛṣṇa, the Supreme Personality of Godhead, were present, and the material opulence of King Yudhiṣṭhira seemed no less than that of Lord Brahmā. When he was sitting on the throne surrounded by his friends and the reciters were offering prayers to him in the form of nice songs, Duryodhana came to the palace with his younger brothers. Duryodhana was decorated with a helmet, and he carried a sword in his hand. He was always in an envious and angry mood, and therefore on a slight provocation he spoke sharply with the doorkeepers and became angry. By the craftsmanship of the demon Maya, the palace was so decorated in different places that one who did not know the tricks would consider water to be land and land to be water. Duryodhana was illusioned by this craftsmanship, and when crossing water, thinking it to be land, he fell in. When Duryodhana, out of his foolishness, had thus fallen, the queens enjoyed the incident by laughing. King Yudhiṣṭhira could understand the feelings of Duryodhana, and he tried to restrain the queens, but Lord Kṛṣṇa indicated that King Yudhiṣṭhira should not restrain them from enjoying the incident. Kṛṣṇa desired that Duryodhana be fooled in that way and that all of them enjoy his foolish behavior. When everyone laughed, Duryodhana felt very insulted, and his bodily hairs stood up in anger. Being thus insulted, he immediately left the palace, bowing his head. He was silent and did not protest. When Duryodhana left in such an angry mood, everyone regretted the incident, and King Yudhiṣṭhira also was very sorry. But despite all these occurrences, Kṛṣṇa was silent. He did not say anything against or in favor of the incident. It appeared that Duryodhana had been put into illusion by the supreme will of Lord Kṛṣṇa, and this was the beginning of the enmity between the two sects of the Kuru dynasty. This appeared to be a part of Kṛṣṇa’s plan in His mission to decrease the burden of the world.</text:p>
      <text:p text:style-name="P1"/>
      <text:p text:style-name="P1">King Parīkṣit had inquired from Śukadeva Gosvāmī why Duryodhana was not satisfied after the termination of the great Rājasūya sacrifice, and thus it was explained by Śukadeva Gosvāmī.</text:p>
      <text:p text:style-name="P1"/>
      <text:p text:style-name="P1">Thus ends the Bhaktivedanta purport of the seventy-fifth chapter of Kṛṣṇa, “Why Duryodhana Felt Insulted at the End of the Rājasūya Sacrifice.”</text:p>
      <text:p text:style-name="P1"/>
      <text:p text:style-name="P1"/>
      <text:p text:style-name="P1">CHAPTER 76</text:p>
      <text:p text:style-name="P1">The Battle Between Śālva and Members of the Yadu Dynasty</text:p>
      <text:p text:style-name="P1"/>
      <text:p text:style-name="P1">While Śukadeva Gosvāmī was narrating various activities of Lord Kṛṣṇa in playing the role of an ordinary human being, he also narrated the history of the battle between the dynasty of Yadu and a demon of the name Śālva, who had managed to possess a wonderful airship named Saubha. King Śālva was a great friend of Śiśupāla’s. When Śiśupāla went to marry Rukmiṇī, Śālva was one of the <text:soft-page-break/>members of the bridegroom’s party. In the fight between the soldiers of the Yadu dynasty and the kings of the opposite side, Śālva was defeated by the soldiers of the Yadu dynasty. But, despite his defeat, he made a promise before all the kings that he would in the future rid the whole world of all the members of the Yadu dynasty. Since his defeat in the fight during the marriage of Rukmiṇī, he had maintained within himself an unforgettable envy of Lord Kṛṣṇa, and he was, in fact, a fool, because he had promised to kill Kṛṣṇa.</text:p>
      <text:p text:style-name="P1"/>
      <text:p text:style-name="P1">Usually such foolish demons take shelter of a demigod like Lord Śiva to execute their ulterior plans, and so in order to get strength, Śālva took refuge at the lotus feet of Lord Śiva. He underwent a severe type of austerity during which he would eat no more than a handful of ashes daily. Lord Śiva, the husband of Pārvatī, is generally very merciful, and he is very quickly satisfied if someone undertakes severe austerities to please him. So after continued austerities by Śālva for one year, Lord Śiva became pleased with him and asked him to beg for the fulfillment of his desire.</text:p>
      <text:p text:style-name="P1"/>
      <text:p text:style-name="P1">Śālva begged from Lord Śiva the gift of an airplane which would be so strong that it could not be destroyed by any demigod, demon, human being, Gandharva or Nāga, or even any Rākṣasa. Moreover, he desired that the airplane be able to fly anywhere and everywhere he would like to pilot it, and be specifically very dangerous and fearful to the dynasty of the Yadus. Lord Śiva immediately agreed to give him the benediction, and Śālva took the help of the demon Maya to manufacture this iron airplane, which was so strong and formidable that no one could crash it. It was a very big machine, almost like a big city, and it could fly so high and at such a great speed that it was almost impossible to see; so there was no question of attacking it. It appeared to be almost covered with darkness, yet the pilot could fly it anywhere and everywhere. Having acquired such a wonderful airplane, Śālva flew it to the city of Dvārakā because his main purpose in obtaining the airplane was to attack the city of the Yadus, toward whom he maintained a constant feeling of animosity.</text:p>
      <text:p text:style-name="P1"/>
      <text:p text:style-name="P1">Śālva thus attacked the city of Dvārakā from the sky, and he also surrounded the city with a large number of infantry. The soldiers on the surface attacked the beautiful spots of the city. They began to destroy the nice parks, the city gates, the palaces and skyscraper houses, the high walls around the city, and the beautiful spots where people would gather for recreation. While the soldiers attacked on the surface, the airplane began to drop big slabs of stone, tree trunks, thunderbolts, poisonous snakes and many other dangerous things. Śālva also managed to create such a strong whirlwind within the city that all of Dvārakā became dark because of the dust that covered the sky. The airplane occupied by Śālva put the entire city of Dvārakā into distress equal to that caused on the earth long, long ago by the disturbing activities of Tripurāsura. The inhabitants of Dvārakā Purī became so harassed that they were not peaceful for even a moment.</text:p>
      <text:p text:style-name="P1"/>
      <text:p text:style-name="P1">The great heroes of Dvārakā City, headed by commanders such as Pradyumna, counterattacked the soldiers and airplane of Śālva. When he saw the extreme distress of the citizens, Pradyumna immediately arranged his soldiers and personally got up on a chariot, encouraging the citizens by assuring safety. Following his command, many warriors like Sātyaki, Cārudeṣṇa and Sāmba, all young brothers of Pradyumna, as well as Akrūra, Kṛtavarmā, Bhānuvinda, Gada, Śuka and Sāraṇa, all came out of the city to fight with Śālva. All of them were mahā-rathīs, great warriors able to fight with thousands of men. All were fully equipped with necessary weapons and assisted by hundreds and thousands of charioteers, elephants, horses and infantry soldiers. Fierce fighting began between the two parties, exactly like that formerly carried on between the demigods and the demons. The fighting was severe, and whoever observed the fierce nature of the fight felt his bodily hairs stand on end.</text:p>
      <text:p text:style-name="P1"/>
      <text:p text:style-name="P1">Pradyumna immediately counteracted the mystic demonstration occasioned by the airplane of Śālva, the king of Saubha. By the mystic power of the airplane, Śālva had created a darkness as <text:soft-page-break/>dense as night, but Pradyumna all of a sudden appeared like the rising sun. As with the rising of the sun the darkness of night is immediately dissipated, with the appearance of Pradyumna the power exhibited by Śālva became null and void. Each of Pradyumna’s arrows had a golden feather at the end, and the shaft was fitted with a sharp iron head. By releasing twenty-five such arrows, Pradyumna severely injured Śālva’s commander in chief. He then released another one hundred arrows toward the body of Śālva. After this, he pierced each and every soldier by releasing one arrow, he killed the chariot drivers by firing ten arrows at each one of them, and he killed the carriers like the horses and elephants by releasing three arrows directed toward each one. When everyone present on the battlefield saw this wonderful feat of Pradyumna’s, the great fighters on both sides praised his acts of chivalry.</text:p>
      <text:p text:style-name="P1"/>
      <text:p text:style-name="P1">But still the airplane occupied by Śālva was very mysterious. It was so extraordinary that sometimes many airplanes would appear to be in the sky, and sometimes there were apparently none. Sometimes the plane was visible and sometimes not visible, and the warriors of the Yadu dynasty were puzzled about the whereabouts of the peculiar airplane. Sometimes they would see the airplane on the ground, sometimes flying in the sky, sometimes resting on the peak of a hill, and sometimes floating on the water. The wonderful airplane flew in the sky like a whirling firebrand – it was not steady even for a moment. But despite the mysterious maneuvering of the airplane, the commanders and soldiers of the Yadu dynasty would immediately rush toward Śālva wherever he was present with his airplane and soldiers. The arrows released by the dynasty of the Yadus were as brilliant as the sun and as dangerous as the tongues of serpents. All the soldiers fighting on behalf of Śālva soon became distressed by the incessant release of arrows upon them by the heroes of the Yadu dynasty, and Śālva himself became unconscious from the attack of these arrows.</text:p>
      <text:p text:style-name="P1"/>
      <text:p text:style-name="P1">The soldiers fighting on behalf of Śālva were also very strong, and the release of their arrows also harassed the heroes of the Yadu dynasty. But still the Yadus were so strong and determined that they did not move from their strategic positions. The heroes of the Yadu dynasty were determined either to die on the battlefield or to gain victory. They were confident that if they died in the fighting they would attain a heavenly planet and if they came out victorious they would enjoy the world. The name of Śālva’s commander in chief was Dyumān. He was very powerful, and although bitten by twenty-five of Pradyumna’s arrows, he suddenly attacked Pradyumna with his fierce club and struck him so strongly that Pradyumna became unconscious. Immediately there was a roaring, “Now he is dead! Now he is dead!” The force of the club on Pradyumna’s chest was very severe, and it appeared as though his chest had been torn asunder.</text:p>
      <text:p text:style-name="P1"/>
      <text:p text:style-name="P1">Pradyumna’s chariot was being driven by the son of Dāruka. According to Vedic military principles, the chariot driver and the hero on the chariot must cooperate during the fighting. As such, because it was the duty of the chariot driver to take care of the hero on the chariot during the dangerous and precarious fighting, Dāruka’s son removed Pradyumna from the battlefield. Two hours later, in a quiet place, Pradyumna regained consciousness, and when he saw that he was in a place other than the battlefield, he addressed the charioteer and condemned him.</text:p>
      <text:p text:style-name="P1"/>
      <text:p text:style-name="P1">“Oh, you have done the most abominable act! Why have you removed me from the battlefield? My dear charioteer, I have never heard that any of our family members was ever removed from the battlefield. None of them left the battlefield while fighting. By this removal you have overburdened me with a great defamation. It will be said that I left the battlefield while fighting was going on. My dear charioteer, I must accuse you – you are a coward and emasculator! Tell me, how can I go before my uncle Balarāma and my father, Kṛṣṇa, and what shall I say before Them? Everyone will talk about me and say that I fled from the fighting place, and if they inquire from me about this, what will be my reply? My sisters-in-law will play jokes upon me with sarcastic words: ‘My dear hero, how have you become such a coward? How have you become a eunuch? How have you <text:soft-page-break/>become so low in the eyes of the fighters who opposed you?’ I think, my dear charioteer, that you have committed a great offense by removing me from the battlefield.”</text:p>
      <text:p text:style-name="P1"/>
      <text:p text:style-name="P1">The charioteer of Pradyumna replied, “My dear sir, I wish a long life for you. I think that I did nothing wrong, for it is the duty of the charioteer to help the fighter in the chariot when he is in a precarious condition. My dear sir, you are completely competent in the battlefield. But it is the duty of the charioteer and the warrior to protect each other in a precarious condition. I was completely aware of the regulative principles of fighting, and I did my duty. The enemy all of a sudden struck you with his club so severely that you lost consciousness. You were in a dangerous position, surrounded by your enemies. Therefore I was obliged to act as I did.”</text:p>
      <text:p text:style-name="P1"/>
      <text:p text:style-name="P1">Thus ends the Bhaktivedanta purport of the seventy-sixth chapter of Kṛṣṇa, “The Battle Between Śālva and Members of the Yadu Dynasty.”</text:p>
      <text:p text:style-name="P1"/>
      <text:p text:style-name="P1"/>
      <text:p text:style-name="P1">CHAPTER 77</text:p>
      <text:p text:style-name="P1">The Deliverance of Śālva</text:p>
      <text:p text:style-name="P1"/>
      <text:p text:style-name="P1">After talking with his charioteer, the son of Dāruka, Pradyumna could understand the real circumstances. Therefore he refreshed himself by washing his mouth and hands, and after arming himself properly with bows and arrows, he asked his charioteer to take him near the place where Śālva’s commander in chief was standing. During the short absence of Pradyumna from the battlefield, Dyumān, Śālva’s commander in chief, had been taking over the positions of the soldiers of the Yadu dynasty. Appearing on the battlefield, Pradyumna immediately stopped him and, smiling, shot eight arrows at him: with four arrows he killed Dyumān’s four horses, and with one arrow his chariot driver, with another arrow he cut his bow in two, with another he cut his flag to pieces, and with the last he severed his head from his body.</text:p>
      <text:p text:style-name="P1"/>
      <text:p text:style-name="P1">On the other fronts, heroes like Gada, Sātyaki and Sāmba were killing the soldiers of Śālva. The soldiers staying with Śālva in the airplane were also killed in the fighting, and they fell into the ocean. Each party began to strike the opposite party very severely in a fierce, dangerous battle that continued for twenty-seven days without stopping.</text:p>
      <text:p text:style-name="P1"/>
      <text:p text:style-name="P1">While the fight was going on in the city of Dvārakā, Kṛṣṇa was staying at Indraprastha with the Pāṇḍavas and King Yudhiṣṭhira. This fighting with Śālva took place after the Rājasūya-yajña had been performed by King Yudhiṣṭhira and after the killing of Śiśupāla. When Lord Kṛṣṇa understood that there was great danger in the city of Dvārakā, He took permission from the elder members of the Pāṇḍava family, especially from His aunt Kuntīdevī, and started immediately for Dvārakā.</text:p>
      <text:p text:style-name="P1"/>
      <text:p text:style-name="P1">Lord Kṛṣṇa began to think that while He was staying in Hastināpura with Balarāma after the killing of Śiśupāla, Śiśupāla’s men must have attacked Dvārakā. On reaching Dvārakā, Lord Kṛṣṇa saw that the whole city was greatly endangered. He placed Balarāmajī in a strategic position for the protection of the city, and He Himself asked His charioteer, Dāruka, to prepare to start. He said, “Dāruka, please immediately take Me to where Śālva is staying. You may know that this Śālva is a very powerful, mysterious man. Don’t fear him in the least.” As soon as he got his orders from Lord Kṛṣṇa, Dāruka had Him seated on the chariot and drove very quickly toward Śālva.</text:p>
      <text:p text:style-name="P1"/>
      <text:p text:style-name="P1">The chariot of Lord Kṛṣṇa was marked with the flag bearing the insignia of Garuḍa, and as soon as the soldiers and warriors of the Yadu dynasty saw the flag, they could understand that Lord Kṛṣṇa was on the battlefield. By this time, almost all the soldiers of Śālva had been killed, but when Śālva saw that Kṛṣṇa had come to the battlefield, he released a great, powerful weapon, which flew through the sky with a roaring sound like a great meteor. It was so bright that the whole sky was lit <text:soft-page-break/>up by its presence. But as soon as Lord Kṛṣṇa appeared, He tore the great weapon into hundreds and thousands of pieces by releasing His own arrows.</text:p>
      <text:p text:style-name="P1"/>
      <text:p text:style-name="P1">Lord Kṛṣṇa struck Śālva with sixteen arrows, and with showers of arrows He overpowered the airplane, just as the sun in a clear sky overpowers the whole sky by an unlimited number of molecules of sunshine. Śālva struck a severe blow to Kṛṣṇa’s left side, where the Lord carried His bow, Śārṅga, and as a result the Śārṅga bow fell from Lord Kṛṣṇa’s hand. This dropping of the bow was indeed wonderful. Great personalities and demigods who were observing the fighting between Śālva and Kṛṣṇa were most perturbed by this, and they exclaimed, “Alas! Alas!”</text:p>
      <text:p text:style-name="P1"/>
      <text:p text:style-name="P1">Śālva thought that he had become victorious, and with a roaring sound he addressed Lord Kṛṣṇa as follows: “You rascal, Kṛṣṇa! You kidnapped Rukmiṇī forcibly, even in our presence. You baffled my friend Śiśupāla and married Rukmiṇī Yourself. And in the great assembly at King Yudhiṣṭhira’s Rājasūya-yajña, while my friend Śiśupāla was a little absent-minded, You took an opportunity to kill him. Everyone thinks that You are a great fighter and that no one can conquer You. So now You’ll have to prove Your strength. I think that if You stand before me any longer, with my sharp arrows I shall send You to a place wherefrom You will never return.”</text:p>
      <text:p text:style-name="P1"/>
      <text:p text:style-name="P1">To this Lord Kṛṣṇa replied, “Foolish Śālva, you are talking nonsensically. You do not know that the moment of death is already upon your head. Actual heroes do not talk much. They prove their prowess by practical exhibition of chivalrous activities.” After saying this, Lord Kṛṣṇa, in great anger, struck Śālva on the collarbone with His club so severely that Śālva began to vomit blood and tremble as if he were going to collapse from severe cold. Before Kṛṣṇa was able to strike him again, however, Śālva became invisible by his mystic power.</text:p>
      <text:p text:style-name="P1"/>
      <text:p text:style-name="P1">Within a few moments, a mysterious, unknown man came before Lord Kṛṣṇa. Crying loudly, he bowed down at the Lord’s lotus feet and said to Him, “Since You are the most beloved son of Your father, Vasudeva, Your mother, Devakī, has sent me to inform You of the unfortunate news that Śālva has arrested Your father and taken him away by force, just as a butcher mercilessly takes away an animal.” When Lord Kṛṣṇa heard this unfortunate news from the unknown man, He at first became most perturbed, just like an ordinary human being. His face showed signs of grief, and He began to cry in a piteous tone, “How could that happen? My brother, Lord Balarāma, is there, and it is impossible for anyone to conquer Balarāmajī. He is in charge of Dvārakā City, and I know He is always alert. How could Śālva possibly enter the city and arrest My father in that way? Whatever Śālva may be, his power is limited, so how could it be possible that he has conquered the strength of Balarāmajī and taken away My father, arresting him as described by this man? Alas! Destiny is, after all, very powerful.”</text:p>
      <text:p text:style-name="P1"/>
      <text:p text:style-name="P1">While Śrī Kṛṣṇa was thinking like this, Śālva brought before Him in custody a man exactly resembling Vasudeva, His father. These were all creations of the mystic power of Śālva.</text:p>
      <text:p text:style-name="P1"/>
      <text:p text:style-name="P1">Śālva addressed Kṛṣṇa, “You rascal, Kṛṣṇa! Look. This is Your father, who has begotten You and by whose mercy You are still living. Now just see how I kill Your father. If You have any strength, try to save him.” The mystic juggler Śālva, speaking in this way before Lord Kṛṣṇa, immediately cut off the head of the false Vasudeva. Then without hesitation he took away the dead body and got into his airplane. Lord Kṛṣṇa is the self-sufficient Supreme Personality of Godhead, yet because He was playing the role of a human being, He became very depressed for a moment, as if He had actually lost His father. But at the next moment He could understand that the arrest and killing of His father were demonstrations of the mystic powers which Śālva had learned from the demon Maya. Coming to His right consciousness, He could see that there was no messenger and no head of His father but that Śālva had left in his airplane, which was flying in the sky. He then began to think of slaying Śālva.</text:p>
      <text:p text:style-name="P1"><text:soft-page-break/></text:p>
      <text:p text:style-name="P1">Kṛṣṇa’s reaction is a controversial point among great authorities and saintly persons. How could Kṛṣṇa, the Supreme Personality of Godhead, the reservoir of all power and knowledge, be bewildered in such a way? Lamentation, aggrievement and bewilderment are characteristics of conditioned souls, but how can such things affect the person of the Supreme, who is full of knowledge, power and all opulence? Actually, it is not at all possible that Lord Kṛṣṇa was misled by the mystic jugglery of Śālva. He was displaying His pastime in playing the role of a human being. Great saintly persons and sages who are engaged in the devotional service of the lotus feet of Lord Kṛṣṇa and who have thus achieved the greatest perfection of self-realization have transcended the bewilderments of the bodily concept of life. Lord Kṛṣṇa is the ultimate goal of life for such saintly persons. How then could Kṛṣṇa have been bewildered by the mystic jugglery of Śālva? The conclusion is that Lord Kṛṣṇa’s bewilderment was another opulence of His supreme personality.</text:p>
      <text:p text:style-name="P1"/>
      <text:p text:style-name="P1">When Śālva thought that Kṛṣṇa had been bewildered by his mystic representations, he became encouraged and began to attack the Lord with greater strength and energy by showering volleys of arrows upon Him. But the enthusiasm of Śālva can be compared to the speedy march of moths into a fire. Lord Kṛṣṇa, by hurling His arrows with unfathomable strength, injured Śālva, whose armor, bow and jeweled helmet all scattered in pieces. With a crashing blow from Kṛṣṇa’s club, Śālva’s wonderful airplane burst into pieces and fell into the sea. Śālva was very careful, and instead of crashing with the airplane, he managed to jump onto the land. He again rushed toward Lord Kṛṣṇa. When Śālva ran swiftly to attack Kṛṣṇa with his club, Lord Kṛṣṇa cut off his hand, which fell to the ground with the club. Finally deciding to kill him, the Lord took up His wonderful disc, which shone like the brilliant sun at the time of the dissolution of the material creation. When Lord Śrī Kṛṣṇa stood up with His disc to kill Śālva, He appeared just like a mountain with the red sun rising over it. Lord Kṛṣṇa then cut off Śālva’s head, and the head, with its earrings and helmet, fell to the ground. Śālva was thus killed in the same way that Vṛtrāsura was killed by Indra, the king of heaven.</text:p>
      <text:p text:style-name="P1"/>
      <text:p text:style-name="P1">When Śālva was killed, all his soldiers and followers cried, “Alas! Alas!” While Śālva’s men were thus crying, the demigods from the heavenly planets showered flowers on Kṛṣṇa and announced the victory by beating drums and blowing bugles. At that very moment, other friends of Śiśupāla, such as Dantavakra, appeared on the scene to fight with Kṛṣṇa and avenge the death of Śiśupāla and others. When Dantavakra appeared before Lord Kṛṣṇa, he was extremely angry.</text:p>
      <text:p text:style-name="P1"/>
      <text:p text:style-name="P1">Thus ends the Bhaktivedanta purport of the seventy-seventh chapter of Kṛṣṇa, “The Deliverance of Śālva.”</text:p>
      <text:p text:style-name="P1"/>
      <text:p text:style-name="P1"/>
      <text:p text:style-name="P1">CHAPTER 78</text:p>
      <text:p text:style-name="P1">The Killing of Dantavakra, Vidūratha and Romaharṣaṇa</text:p>
      <text:p text:style-name="P1"/>
      <text:p text:style-name="P1">After the demise of Śiśupāla, Śālva and Pauṇḍraka, a foolish demoniac king of the name Dantavakra wanted to kill Kṛṣṇa to avenge the death of his friend Śālva. He became so agitated that he appeared on the battlefield without the proper arms and ammunition and without even a chariot. His only weapon was his great anger, which was red-hot. He carried only a club in his hand, but he was so powerful that when he moved, everyone felt the earth tremble. When Lord Kṛṣṇa saw him approaching in a very heroic mood, He immediately got down from His chariot, for it was a rule of military etiquette that fighting should take place only between equals. Knowing that Dantavakra was alone and armed with only a club, Lord Kṛṣṇa responded similarly and prepared Himself by taking His club in His hand. When Kṛṣṇa appeared before him, Dantavakra’s heroic march was immediately stopped, just as the great, furious waves of the ocean are stopped by the beach.</text:p>
      <text:p text:style-name="P1"/>
      <text:p text:style-name="P1"><text:soft-page-break/>At that time, Dantavakra, who was the king of Karūṣa, stood firmly with his club and spoke to Lord Kṛṣṇa as follows: “It is a great pleasure and fortunate opportunity, Kṛṣṇa, that we are seeing each other face to face. My dear Kṛṣṇa, after all, You are my maternal cousin, and I should not kill You in this way, but unfortunately You have committed a great mistake by killing my friend Śālva. Moreover, You are not satisfied by killing my friend; I know that You want to kill me also. Because of Your determination, I must kill You by tearing You to pieces with my club. Kṛṣṇa, although You are my relative, You are foolish. You are our greatest enemy, so I must kill You today just as a person removes a boil on his body by a surgical operation. I am always very much obliged to my friends, and I therefore consider myself indebted to my dear friend Śālva. I can liquidate my indebtedness to him only by killing You.”</text:p>
      <text:p text:style-name="P1"/>
      <text:p text:style-name="P1">As the caretaker of an elephant tries to control the animal by striking it with his trident, Dantavakra tried to control Kṛṣṇa simply by speaking strong words. After finishing his vituperation, he struck Kṛṣṇa on the head with his club and made a roaring sound like a lion, but Kṛṣṇa, although struck strongly by the club of Dantavakra, did not move even an inch, nor did He feel any pain. Taking His Kaumodakī club and moving very skillfully, Kṛṣṇa struck Dantavakra’s chest so fiercely that Dantavakra’s heart split in twain. As a result, Dantavakra began to vomit blood, his hair scattered, and he fell to the ground, spreading his hands and legs. Within only a few minutes all that remained of Dantavakra was a dead body on the ground. After the death of Dantavakra, just as at the time of Śiśupāla’s death, in the presence of all the persons standing there a small particle of spiritual effulgence came out of the demon’s body and very wonderfully merged into the body of Lord Kṛṣṇa.</text:p>
      <text:p text:style-name="P1"/>
      <text:p text:style-name="P1">Dantavakra had a brother named Vidūratha, who was overwhelmed with grief at Dantavakra’s death. Out of grief and anger, Vidūratha was breathing very heavily, and just to avenge the death of his brother he appeared before Lord Kṛṣṇa with a sword and a shield in his hands. He wanted to kill Kṛṣṇa immediately. When Lord Kṛṣṇa understood that Vidūratha was looking for the opportunity to strike Him with his sword, He employed His Sudarśana cakra, His razor-sharp disc, and without delay cut off Vidūratha’s head, with its helmet and earrings.</text:p>
      <text:p text:style-name="P1"/>
      <text:p text:style-name="P1">In this way, after killing Śālva and destroying his wonderful airplane and then killing Dantavakra and Vidūratha, Lord Kṛṣṇa at last entered His city, Dvārakā. It would not have been possible for anyone but Kṛṣṇa to kill these great heroes, and therefore all the demigods from heaven and the human beings on the surface of the globe were glorifying Him. Great sages and ascetics, the denizens of the Siddha and Gandharva planets, the denizens known as Vidyādharas, Vāsuki and the Mahānāgas, the beautiful angels, the inhabitants of Pitṛloka, the Yakṣas, the Kinnaras and the Cāraṇas all showered flowers upon Him and sang songs of His victory in great jubilation. Decorating the entire city very festively, the citizens of Dvārakā held a great celebration, and when Lord Kṛṣṇa passed through the city, all the members of the Vṛṣṇi dynasty and the heroes of the Yadu dynasty followed Him with great respect. These are some of the transcendental pastimes of Lord Kṛṣṇa, the master of all mystic power and the Lord of all cosmic manifestations. Those who are fools, who are like animals, sometimes think that Kṛṣṇa is defeated, but factually He is the Supreme Personality of Godhead, and no one can defeat Him. He always remains victorious over everyone. He alone is God, and all others are His subservient order-carriers.</text:p>
      <text:p text:style-name="P1"/>
      <text:p text:style-name="P1">Once upon a time, Lord Balarāma heard that an arrangement was being made for a fight between the two rival parties in the Kuru dynasty, one headed by Duryodhana and the other by the Pāṇḍavas. He did not like the idea, and He tried to act as a mediator to stop the fighting. Finding it impossible, and not wishing to take an active part on behalf of either party, He left Dvārakā on the plea of visiting various holy places of pilgrimage. He first of all visited the place of pilgrimage known as Prabhāsa-kṣetra. He took His bath there, and He pacified the local brāhmaṇas and offered oblations to the demigods, Pitās, great sages and people in general, in accordance with Vedic ritualistic <text:soft-page-break/>ceremonies. That is the Vedic method of visiting holy places. After this, accompanied by some respectable brāhmaṇas, He decided to visit different places on the bank of the river Sarasvatī. He gradually visited such places as Pṛthūdaka, Bindusara, Tritakūpa, Sudarśana-tīrtha, Viśāla-tīrtha, Brahma-tīrtha and Cakra-tīrtha. Besides these, He also visited all the holy places on the bank of the Sarasvatī River running toward the east. After this He visited all the principal holy places on the bank of the Yamunā and on the bank of the Ganges. Thus He gradually came to the holy place known as Naimiṣāraṇya.</text:p>
      <text:p text:style-name="P1"/>
      <text:p text:style-name="P1">Naimiṣāraṇya is still existing in India, and in ancient times it was especially used for the meetings of great sages and saintly persons with the aim of understanding spiritual life and self-realization. When Lord Balarāma visited that place there was a great sacrifice being performed by a great assembly of transcendentalists. Such meetings were planned to last thousands of years. When Lord Balarāma arrived, all the participants in the meeting – great sages, ascetics, brāhmaṇas and learned scholars – immediately arose from their seats and welcomed Him with great honor and respect. Some offered Him respects by standing up and then paying obeisances, and those who were elderly great sages and brāhmaṇas offered Him blessings after standing up. After this formality, Lord Balarāma was offered a suitable seat, and everyone present worshiped Him. Everyone in the assembly stood up in the presence of Balarāma because they knew Him to be the Supreme Personality of Godhead. Education or learning means to understand the Supreme Personality of Godhead; therefore, although Lord Balarāma appeared on the earth as a kṣatriya, all the brāhmaṇas and sages stood up because they knew who Lord Balarāma was.</text:p>
      <text:p text:style-name="P1"/>
      <text:p text:style-name="P1">Unfortunately, after being worshiped and seated in His place, Lord Balarāma saw Romaharṣaṇa, the disciple of Vyāsadeva (the literary incarnation of Godhead), still sitting on the vyāsāsana. He had neither gotten up from his seat nor offered Him respects. Because he was seated on the vyāsāsana, he foolishly thought himself greater than the Lord; therefore he did not get down from his seat or bow down before the Lord. Lord Balarāma then considered the history of Romaharṣaṇa: he was born in a sūta family, or a mixed family, born of a brāhmaṇa woman and a kṣatriya man. Therefore although Romaharṣaṇa considered Balarāma a kṣatriya, he should not have remained sitting on a higher seat; according to his position by birth he should not even have accepted the higher sitting position, because many learned brāhmaṇas and sages were present. Lord Balarāma also observed that Romaharṣaṇa not only refused to come down from his exalted seat but did not even stand up and offer his respects when Balarāmajī entered the assembly. Lord Balarāma did not like the audacity of Romaharṣaṇa and, becoming very angry at him, declared from His seat, “This man, Romaharṣaṇa, is so impudent that he has accepted a higher seat than that of all the respectable brāhmaṇas present here, although he was born in a degraded pratiloma family.”</text:p>
      <text:p text:style-name="P1"/>
      <text:p text:style-name="P1">When a person is seated on the vyāsāsana, he does not generally have to stand to receive a particular person entering the assembly, but in this case the situation was different because Lord Baladeva is not an ordinary human being. Therefore, although Romaharṣaṇa Sūta was voted to the vyāsāsana by all the brāhmaṇas, he should have followed the behavior of other learned sages and brāhmaṇas present and should have known that Lord Balarāma is the Supreme Personality of Godhead. Respects are always due Him, even though such respects can be avoided in the case of an ordinary man. The appearance of Kṛṣṇa and Balarāma is especially meant for reestablishment of the religious principles. As stated in the Bhagavad-gītā, the highest religious principle is to surrender to the Supreme Personality of Godhead. Śrīmad-Bhāgavatam also confirms that the topmost perfection of religion is to be engaged in the devotional service of the Lord.</text:p>
      <text:p text:style-name="P1"/>
      <text:p text:style-name="P1">When Lord Balarāma saw that Romaharṣaṇa Sūta did not understand the highest principle of religion in spite of his having studied all the Vedas, He certainly could not support his position. Romaharṣaṇa Sūta had been given the chance to become a perfect brāhmaṇa, but because of his ill behavior in his relationship with the Supreme Personality of Godhead, his low birth was <text:soft-page-break/>immediately remembered. Romaharṣaṇa Sūta had been given the position of a brāhmaṇa, but he had not been born in the family of a brāhmaṇa; he had been born in a pratiloma family. According to the Vedic concept, there are two kinds of mixed family heritage, called anuloma and pratiloma. When a male is united with a female of a lower caste, the offspring is called anuloma; but when a male unites with a woman of a higher caste, the offspring is called pratiloma. Romaharṣaṇa Sūta belonged to a pratiloma family because his father was a kṣatriya and his mother a brāhmaṇa. Because Romaharṣaṇa’s transcendental realization was not perfect, Lord Balarāma remembered his pratiloma heritage. The idea is that any man may be given the chance to become a brāhmaṇa, but if he improperly uses the position of a brāhmaṇa without actual realization, then his elevation to the brahminical position is not valid.</text:p>
      <text:p text:style-name="P1"/>
      <text:p text:style-name="P1">After seeing the deficiency of realization in Romaharṣaṇa Sūta, Lord Balarāma decided to chastise him for being puffed up. Lord Balarāma therefore said, “This man is liable to be awarded the death punishment because although he has the good qualification of being a disciple of Lord Vyāsadeva, and although he has studied all the Vedic literature from this exalted personality, he was not submissive in the presence of the Supreme Personality of Godhead.” As stated in the Bhagavad-gītā, a person who is actually a brāhmaṇa and is very learned must automatically become very gentle also. But although Romaharṣaṇa Sūta was very learned and had been given the chance to become a brāhmaṇa, he had not become gentle. From this we can understand that one who is puffed up by material acquisitions cannot acquire the gentle behavior befitting a brāhmaṇa. The learning of such a person is as good as a valuable jewel decorating the hood of a serpent. Despite the valuable jewel on the hood, a serpent is still a serpent and is as fearful as an ordinary serpent. If a person does not become meek and humble, all his studies of the Vedas and Purāṇas and his vast knowledge of the śāstras are simply outward dress, like the costume of a theatrical artist dancing on the stage. Lord Balarāma considered, “I have appeared in order to chastise false persons who are internally impure but externally pose themselves as very learned and religious. My killing of such persons is proper, to check them from further sinful activity.”</text:p>
      <text:p text:style-name="P1"/>
      <text:p text:style-name="P1">Lord Balarāma had avoided taking part in the Battle of Kurukṣetra, and yet because of His position as an incarnation, the reestablishment of religious principles was His prime duty. Considering these points, He killed Romaharṣaṇa Sūta simply by striking him with a kuśa straw, which was nothing but a blade of grass. If someone questions how Lord Balarāma could kill Romaharṣaṇa Sūta simply by striking him with a blade of kuśa grass, the answer is given in Śrīmad-Bhāgavatam by the use of the word prabhu (“master”). The Lord’s position is always transcendental, and because He is omnipotent He can act as He likes, without being obliged to follow the material laws and principles. Thus it was possible for Him to kill Romaharṣaṇa Sūta simply by striking him with a blade of kuśa grass.</text:p>
      <text:p text:style-name="P1"/>
      <text:p text:style-name="P1">At the death of Romaharṣaṇa Sūta, everyone present became much aggrieved and cried out, “Alas! Alas!” Although all the brāhmaṇas and sages present knew Lord Balarāma to be the Supreme Personality of Godhead, they did not hesitate to protest the Lord’s action. They humbly submitted, “Our dear Lord, we think that Your action is not in line with the religious principles. Dear Lord Yadunandana, we may inform You that we brāhmaṇas posted Romaharṣaṇa Sūta on that exalted position for the duration of this great sacrifice. He was seated on the vyāsāsana by our election, and when one is seated on the vyāsāsana, it is improper for him to stand up to receive a person. Moreover, we awarded Romaharṣaṇa Sūta an undisturbed duration of life. Under the circumstances, since Your Lordship has killed him without knowing all these facts, we think that Your action is equal to killing a brāhmaṇa. Dear Lord, deliverer of all fallen souls, we know for certain that You are the knower of all Vedic principles. You are the master of all mystic powers; therefore the Vedic injunctions cannot ordinarily be applied to You. But we respectfully advise You to show Your causeless mercy upon others by kindly atoning for this killing of Romaharṣaṇa Sūta. We do not, however, suggest what kind of act You should perform to atone for killing him; we simply suggest <text:soft-page-break/>that You adopt some method of atonement so that others may follow Your action. What is done by a great personality is followed by the ordinary man.”</text:p>
      <text:p text:style-name="P1"/>
      <text:p text:style-name="P1">The Lord replied, “Yes, I must atone for this action, which may have been proper for Me but is improper for others; therefore, I think it is My duty to execute a suitable act of atonement enjoined in the authorized scriptures. Simultaneously I can also give this Romaharṣaṇa Sūta life again, with a span of long duration, sufficient strength and full power of the senses. Not only this, but if you desire I shall be glad to award him anything else you may ask. I shall be very glad to grant all these boons to fulfill your desires.”</text:p>
      <text:p text:style-name="P1"/>
      <text:p text:style-name="P1">This statement by Lord Balarāma definitely confirms that the Supreme Personality of Godhead is free to act in any way. Although His killing of Romaharṣaṇa Sūta may be considered improper, He could immediately counteract it with greater profit to all. Therefore, one should not imitate the actions of the Supreme Personality of Godhead; one should simply follow the instructions of the Lord. All the great, learned sages present realized that although they considered the action of Lord Balarāma improper, the Lord was immediately able to compensate with greater profits. Not wanting to detract from the mission of the Lord in killing Romaharṣaṇa Sūta, all of them prayed, “Our dear Lord, the uncommon use of Your kuśa weapon to kill Romaharṣaṇa Sūta may remain as it is; because You desired to kill him, he should not be brought to life again. At the same time, Your Lordship may remember that we sages and brāhmaṇas voluntarily gave him long life; therefore, such a benediction should not be nullified.” Thus the request of all the learned brāhmaṇas in the assembly was ambiguous because they wanted to keep intact their benediction that Romaharṣaṇa Sūta would continue to live until the end of the great sacrifice, but at the same time they did not want to nullify Balarāma’s killing him.</text:p>
      <text:p text:style-name="P1"/>
      <text:p text:style-name="P1">The Supreme Personality of Godhead therefore solved the problem in a manner befitting His exalted position. He said, “Because the son is produced from the body of the father, the Vedas enjoin that the son is the father’s representative. Therefore I say that Ugraśravā Sūta, the son of Romaharṣaṇa Sūta, should henceforth take his father’s position and continue the discourses on the Purāṇas, and because you wanted Romaharṣaṇa to have a long duration of life, this benediction will be transferred to his son. The son, Ugraśravā, will therefore have all the facilities you offered – a long duration of life in a good and healthy body, with no disturbances and full strength of all the senses.”</text:p>
      <text:p text:style-name="P1"/>
      <text:p text:style-name="P1">Lord Balarāma then implored all the sages and brāhmaṇas that aside from the benediction offered to the son of Romaharṣaṇa, they should ask from Him any other benediction, and He would be prepared to fulfill it immediately. The Lord thus placed Himself in the position of an ordinary kṣatriya and informed the sages that He did not know in what way He could atone for His killing of Romaharṣaṇa, but whatever they would suggest He would be glad to accept.</text:p>
      <text:p text:style-name="P1"/>
      <text:p text:style-name="P1">The brāhmaṇas could understand the purpose of the Lord, and thus they suggested that He atone in a manner beneficial to them. They said, “Our dear Lord, there is a very powerful demon of the name Balvala. He is the son of Ilvala, and he visits this sacred place of sacrifice every fortnight on the full moon and moonless days and creates a great disturbance to the discharge of our duties in the sacrifice. O descendant of the Daśārha family, we all request You to kill this demon. We think that if You kindly kill him, that will be Your atonement on our behalf. The demon occasionally comes here and profusely throws upon us contaminated, impure things like pus, blood, stool, urine and wine; he pollutes this sacred place by showering such filth upon us. After killing Balvala, You may continue touring all the sacred places of pilgrimage for twelve months, and in that way You will be completely freed from all contamination. That is our prescription.”</text:p>
      <text:p text:style-name="P1"/>
      <text:p text:style-name="P1"><text:soft-page-break/>Thus ends the Bhaktivedanta purport of the seventy-eighth chapter of Kṛṣṇa, “The Killing of Dantavakra, Vidūratha and Romaharṣaṇa.”</text:p>
      <text:p text:style-name="P1"/>
      <text:p text:style-name="P1"/>
      <text:p text:style-name="P1"/>
      <text:p text:style-name="P1">CHAPTER 79</text:p>
      <text:p text:style-name="P1">The Liberation of Balvala, and Lord Balarāma’s Touring the Sacred Places</text:p>
      <text:p text:style-name="P1"/>
      <text:p text:style-name="P1">Lord Balarāma prepared himself to meet the demon Balvala. At the time when the demon usually attacked the sacred place, there appeared a great hailstorm, the whole sky became covered with dust, and the atmosphere became surcharged with a filthy smell. Just after this, the mischievous demon Balvala began to shower torrents of stool and urine and other impure substances on the arena of sacrifice. After this onslaught, the demon himself appeared with a great trident in his hand. He was a gigantic person, and his black body was like a huge mass of carbon. His hair, his beard and his mustache appeared reddish like copper, and because of his great beard and mustache, his mouth appeared dangerous and fierce. As soon as He saw the demon, Lord Balarāma prepared to attack him. He first considered how He could smash the great demon to pieces. Lord Balarāma then called for His plow and club, and they immediately appeared before Him. The demon Balvala was flying in the sky, and at the first opportunity Lord Balarāma dragged him down with His plow and angrily smashed the demon’s head with His club. Balarāma’s striking fractured the demon’s forehead, making blood flow profusely. Screaming loudly, the demon, who had been such a great disturbance to the pious brāhmaṇas, fell to the ground like a great mountain with a red oxide peak being struck and smashed to the ground by a thunderbolt.</text:p>
      <text:p text:style-name="P1"/>
      <text:p text:style-name="P1">The inhabitants of Naimiṣāraṇya, learned sages and brāhmaṇas, became most pleased by seeing this, and they offered their respectful prayers to Lord Balarāma. They offered their heartfelt blessings to the Lord, and all agreed that none of Lord Balarāma’s attempts to do something would ever be a failure. The sages and brāhmaṇas then performed a ceremonial bathing of Lord Balarāma, just as the demigods bathe King Indra when he is victorious over the demons. The brāhmaṇas and sages honored Lord Balarāma by presenting Him with first-class new clothing and ornaments and the lotus garland of victory; this garland was the reservoir of all beauty and was everlasting – it was never to be dried up.</text:p>
      <text:p text:style-name="P1"/>
      <text:p text:style-name="P1">After this incident, Lord Balarāma took permission from the brāhmaṇas assembled at Naimiṣāraṇya and, accompanied by other brāhmaṇas, went to the bank of the river Kauśikī. After taking His bath in this holy place, He proceeded toward the river Sarayū and visited the source of the river. Traveling on the bank of the Sarayū River, He gradually reached Prayāga, where there is a confluence of three rivers – the Ganges, Yamunā and Sarasvatī. Here also He took His bath, and then He worshiped in the local temples of the demigods and, as enjoined in the Vedic literature, offered oblations to the forefathers and sages. He gradually reached the āśrama of the sage Pulaha and from there went to the rivers Gaṇḍakī and Gomatī. After this He took His bath in the river Vipāśā. Then He gradually came to the bank of the Śoṇa River. (The Śoṇa River is still running as one of the big rivers in Bihar Province.) He also took His bath there and performed the Vedic ritualistic ceremonies. He continued His travels and gradually came to the pilgrimage city of Gayā, where there is a celebrated Viṣṇu temple. According to the advice of His father, Vasudeva, He offered oblations to the forefathers in this Viṣṇu temple. From here He traveled to the delta of the Ganges, where the sacred river Ganges mixes with the Bay of Bengal. This sacred place is called Gaṅgāsāgara, and at the end of January every year there is still a great assembly of saintly persons and pious men, just as there is an assembly of saintly persons in Prayāga every year called the Māgha-melā fair.</text:p>
      <text:p text:style-name="P1"/>
      <text:p text:style-name="P1"><text:soft-page-break/>After finishing His bathing and ritualistic ceremonies at Gaṅgāsāgara, Lord Balarāma proceeded toward the mountain known as Mahendra Parvata, where He met Paraśurāma, an incarnation of Lord Kṛṣṇa, and offered Him respect by bowing down before Him. After this Lord Balarāma turned toward southern India and visited the banks of the river Godāvarī. After taking His bath in the river Godāvarī and performing the necessary ritualistic ceremonies, He gradually visited the other rivers – the Veṇā, Pampā and Bhīmarathī. On the bank of the river Bhīmarathī is the deity called Svāmī Kārttikeya. After visiting Kārttikeya, Lord Balarāma gradually proceeded to Śailapura, a pilgrimage city in the province of Mahārāṣṭra. Śailapura is one of the biggest districts in Mahārāṣṭra Province. He then gradually proceeded toward Draviḍa-deśa. Southern India is divided into five parts, called Pañca-draviḍa. Northern India is also divided into five parts, called Pañca-gauḍa. All the important ācāryas of the modern age – namely Śaṅkarācārya, Rāmānujācārya, Madhvācārya, Viṣṇu Svāmī and Nimbārka – advented themselves in the Draviḍa provinces. Lord Caitanya, however, appeared in Bengal, which is part of the five Gauḍa-deśas.</text:p>
      <text:p text:style-name="P1"/>
      <text:p text:style-name="P1">The most important place of pilgrimage in southern India, or Draviḍa, is Veṅkaṭācala, commonly known as Bālajī. After visiting this place Lord Balarāma proceeded toward Viṣṇukāñcī, and from there He proceeded along the bank of the Kāverī. While going to Viṣṇukāñcī, He visited Śivakāñcī. Lord Balarāma took His bath in the river Kāverī; then He gradually reached Raṅgakṣetra. The biggest Viṣṇu temple in the world is in Raṅgakṣetra, and the Viṣṇu Deity there is celebrated as Raṅganātha. There is a similar temple of Raṅganātha in Vṛndāvana. Although not as big as the temple in Raṅgakṣetra, it is the biggest in Vṛndāvana.</text:p>
      <text:p text:style-name="P1"/>
      <text:p text:style-name="P1">After visiting Raṅgakṣetra, Lord Balarāma gradually proceeded toward Madurai, commonly known as the Mathurā of southern India. After visiting this place, He gradually proceeded toward Setubandha, the place where Lord Rāmacandra constructed the stone bridge from India to Laṅkā (Ceylon). In this particularly holy place, Lord Balarāma distributed ten thousand cows to the local brāhmaṇa priests. It is the Vedic custom that when a rich visitor goes to any place of pilgrimage he gives the local priests houses, cows, ornaments and garments as gifts of charity. This system of visiting places of pilgrimage and providing the local brāhmaṇa priests with all necessities of life has greatly deteriorated in this Age of Kali. The richer section of the population, because of its degradation in Vedic culture, is no longer attracted by these places of pilgrimage, and the brāhmaṇa priests who depended on such visitors have also deteriorated in their professional duty of helping the visitors. These brāhmaṇa priests in the places of pilgrimage are called paṇḍā or paṇḍita. This means that they were formerly very learned brāhmaṇas and used to guide the visitors in all details of the purpose of coming there, and thus both the visitors and the priests benefited by mutual cooperation.</text:p>
      <text:p text:style-name="P1"/>
      <text:p text:style-name="P1">It is clear from the description of Śrīmad-Bhāgavatam that when Lord Balarāma was visiting the different places of pilgrimage He properly followed the Vedic system. After distributing cows at Setubandha, Lord Balarāma proceeded toward the Kṛtamālā and Tāmraparṇī rivers. These two rivers are celebrated as sacred, and Lord Balarāma bathed in them both. He then proceeded toward Malaya Hill. This hill is very great, and it is said to be one of seven peaks called the Malaya Hills. The great sage Agastya used to live there, and Lord Balarāma visited him and offered His respects by bowing down before him. After taking the sage’s blessings, Lord Balarāma, with the sage’s permission, proceeded toward the Indian Ocean.</text:p>
      <text:p text:style-name="P1"/>
      <text:p text:style-name="P1">At the point of the cape (known today as Cape Comorin) is a big temple of Goddess Durgā, who is known there as Kanyākumārī. This temple of Kanyākumārī was also visited by Lord Rāmacandra, and therefore it is to be understood that the temple has been existing for millions of years. From there, Lord Balarāma went on to visit the pilgrimage city known as Phālguna-tīrtha, which is on the shore of the Indian Ocean, or the Southern Ocean. Phālguna-tīrtha is celebrated because Lord Viṣṇu in His incarnation of Ananta is lying there. From Phālguna-tīrtha, Lord Balarāma went on to visit <text:soft-page-break/>another pilgrimage spot, known as Pañcāpsarasa. There also He bathed according to the regulative principles and observed the ritualistic ceremonies. This site is also celebrated as a shrine of Lord Viṣṇu; therefore Lord Balarāma distributed ten thousand cows to the local brāhmaṇa priests.</text:p>
      <text:p text:style-name="P1"/>
      <text:p text:style-name="P1">From Cape Comorin Lord Balarāma turned toward Kerala. The country of Kerala is still existing in southern India under the name of South Kerala. After visiting this place, He came to Gokarṇa-tīrtha, where Lord Śiva is constantly worshiped. Balarāma then visited the temple of Āryādevī, which is completely surrounded by water. From that island He went on to a place known as Śūrpāraka. After this He bathed in the rivers known as Tāpī, Payoṣṇī and Nirvindhyā, and then He came to the forest known as Daṇḍakāraṇya. This is the same Daṇḍakāraṇya forest where Lord Rāmacandra lived while in exile. Lord Balarāma next came to the bank of the river Narmadā, the biggest river in central India. On the bank of this sacred Narmadā is a pilgrimage spot known as Māhiṣmatī-purī. After bathing there according to regulative principles, Lord Balarāma returned to Prabhāsa-tīrtha, where He had begun His journey.</text:p>
      <text:p text:style-name="P1"/>
      <text:p text:style-name="P1">When Lord Balarāma returned to Prabhāsa-tīrtha, He heard from the brāhmaṇas that most of the kṣatriyas in the Battle of Kurukṣetra had been killed. Balarāma felt relieved to hear that the burden of the world had been reduced. Lord Kṛṣṇa and Balarāma appeared on this earth to lessen the burden of military strength created by the ambitious kṣatriya kings. This is the way of materialistic life: not being satisfied by the absolute necessities of life, people ambitiously create extra demands, and their illegal desires are checked by the laws of nature, or the laws of God, appearing as famine, war, pestilence and similar catastrophes. Lord Balarāma heard that although most of the kṣatriyas had been killed, the Kurus were still engaged in fighting. Therefore He returned to the battlefield just on the day Bhīmasena and Duryodhana were engaged in a personal duel. As the well-wisher of both of them, Lord Balarāma wanted to stop them, but they would not stop.</text:p>
      <text:p text:style-name="P1"/>
      <text:p text:style-name="P1">When Lord Balarāma appeared on the scene, King Yudhiṣṭhira and his younger brothers Nakula and Sahadeva, as well as Lord Kṛṣṇa and Arjuna, immediately offered Him their respectful obeisances, but they did not speak at all. The reason they were silent was that Lord Balarāma was somewhat affectionate toward Duryodhana, who had learned from Balarāmajī the art of fighting with a club. When the fighting was going on, King Yudhiṣṭhira and others thought that Balarāma might have come there to say something in favor of Duryodhana, and they therefore remained silent. Both Duryodhana and Bhīmasena were very enthusiastic in fighting with clubs, and, in the midst of a large audience, each very skillfully tried to strike the other. While attempting to do so they appeared to be dancing, but nonetheless it was clear that both of them were very angry.</text:p>
      <text:p text:style-name="P1"/>
      <text:p text:style-name="P1">Lord Balarāma, wanting to stop the fighting, said, “My dear King Duryodhana and Bhīmasena, I know that both of you are great fighters and are well known in the world as great heroes, but still I think that Bhīmasena is superior to Duryodhana in bodily strength. On the other hand, Duryodhana is superior in the art of fighting with a club. Taking this into consideration, My opinion is that neither of you is inferior to the other in fighting. Under the circumstances, there is very little chance that one of you will be defeated by the other. Therefore I request you not to waste your time fighting in this way. I wish you to stop this unnecessary fight.”</text:p>
      <text:p text:style-name="P1"/>
      <text:p text:style-name="P1">The good instruction given by Lord Balarāma to Bhīmasena and Duryodhana was intended for the equal benefit of both of them. But they were so enwrapped in anger against each other that they could remember only their long-standing personal enmity. Each thought only of killing the other, and they did not give much importance to the instruction of Lord Balarāma. Both of them then became like madmen in remembering the strong accusations and ill behavior they had exchanged with each other. Lord Balarāma, being able to understand the destiny awaiting them, was not eager to go further in the matter. Therefore, instead of staying, He decided to return to the city of Dvārakā.</text:p>
      <text:p text:style-name="P1"/>
      <text:p text:style-name="P1"><text:soft-page-break/>When He returned to Dvārakā, He was received with great jubilation by relatives and friends, headed by King Ugrasena and other elderly persons, who all came forward to welcome Him. After this, He again went to the holy place of pilgrimage at Naimiṣāraṇya, and the sages, saintly persons and brāhmaṇas all stood up to receive Him. They understood that Lord Balarāma, although a kṣatriya, was now retired from the fighting business. The brāhmaṇas and sages, who were always for peace and tranquillity, were very pleased at this. All of them embraced Balarāma with great affection and induced Him to perform various kinds of sacrifices in that sacred spot of Naimiṣāraṇya. Actually Lord Balarāma had no business performing the sacrifices recommended for ordinary human beings; He is the Supreme Personality of Godhead, and therefore He Himself is the enjoyer of all such sacrifices. As such, His exemplary action in performing sacrifices was only to give a lesson to the common man to show how one should abide by the injunctions of the Vedas.</text:p>
      <text:p text:style-name="P1"/>
      <text:p text:style-name="P1">The Supreme Personality of Godhead, Balarāma, instructed the sages and saintly persons at Naimiṣāraṇya on the subject matter of the living entities’ relationship with this cosmic manifestation, on how one should regard this whole universe, and on how one should relate with the cosmos in order to achieve the highest goal of perfection. This supreme goal is the understanding that the whole cosmic manifestation rests on the Supreme Personality of Godhead and that the Supreme Personality of Godhead is also all-pervading, even within the minutest atom, by the function of His Paramātmā feature.</text:p>
      <text:p text:style-name="P1"/>
      <text:p text:style-name="P1">Lord Balarāma then took the avabhṛtha bath, which is taken after finishing sacrificial performances. After taking His bath, He dressed Himself in new silken garments and decorated Himself with beautiful jewelry. Amidst His relatives and friends, He appeared to be a shining full moon amidst the luminaries in the sky. Lord Balarāma is the Personality of Godhead Ananta Himself; therefore He is beyond the scope of understanding by mind, intelligence or body. He descended exactly like a human being and behaved in that way for His own purposes; we can only explain His activities as the Lord’s pastimes. No one can even estimate the extent of the unlimited demonstrations of His pastimes because He is all-powerful. Lord Balarāma is the original Viṣṇu; therefore anyone remembering these pastimes of Lord Balarāma in the morning and evening will certainly become a great devotee of the Supreme Personality of Godhead, and thus his life will be successful in all respects.</text:p>
      <text:p text:style-name="P1"/>
      <text:p text:style-name="P1">Thus ends the Bhaktivedanta purport of the seventy-ninth chapter of Kṛṣṇa, “The Liberation of Balvala, and Lord Balarāma’s Touring the Sacred Places.”</text:p>
      <text:p text:style-name="P1"/>
      <text:p text:style-name="P1"/>
      <text:p text:style-name="P1"/>
      <text:p text:style-name="P1">CHAPTER 80</text:p>
      <text:p text:style-name="P1">The Meeting of Lord Kṛṣṇa with Sudāmā Brāhmaṇa</text:p>
      <text:p text:style-name="P1"/>
      <text:p text:style-name="P1">King Parīkṣit was hearing the narrations of the pastimes of Lord Kṛṣṇa and Lord Balarāma from Śukadeva Gosvāmī. These pastimes are all transcendentally pleasurable to hear, and Mahārāja Parīkṣit addressed Śukadeva Gosvāmī as follows: “My dear lord, the Supreme Personality of Godhead, Kṛṣṇa, is the bestower of both liberation and love of God simultaneously. Anyone who becomes a devotee of the Lord automatically attains liberation without having to make a separate attempt. Because the Lord is unlimited, His pastimes and activities for creating, maintaining and destroying the whole cosmic manifestation are also unlimited. I therefore wish to hear about other pastimes of His which you may not have described as yet. My dear master, the conditioned souls within this material world are frustrated by searching out the pleasure of happiness derived from sense gratification. Such desires for material enjoyment are always piercing the hearts of conditioned souls. But I am actually experiencing how the transcendental topics of Lord Kṛṣṇa’s pastimes can relieve one from being affected by such material activities of sense gratification. I <text:soft-page-break/>think that no intelligent person can reject this method of hearing the transcendental pastimes of the Lord again and again; simply by hearing, one can remain always steeped in transcendental pleasure. Thus one will not be attracted by material sense gratification.”</text:p>
      <text:p text:style-name="P1"/>
      <text:p text:style-name="P1">In this statement, Mahārāja Parīkṣit has used two important words: viṣaṇṇa and viśeṣa-jña. Viṣaṇṇa means “morose.” Materialistic people invent many ways and means to become fully satisfied, but actually they remain morose. The point may be raised that sometimes transcendentalists also remain morose. Parīkṣit Mahārāja, however, has used the word viśeṣa-jña. There are two kinds of transcendentalists, namely the impersonalists and the personalists. Viśeṣa-jña refers to the personalists, who are interested in transcendental variegatedness. The devotees become jubilant by hearing the descriptions of the personal activities of the Supreme Lord, whereas the impersonalists, who are actually more attracted by the impersonal feature of the Lord, are only superficially attracted by the Lord’s personal activities. As such, in spite of coming in contact with the pastimes of the Lord, the impersonalists do not fully realize the benefit to be derived, and thus they become just as morose as the materialists do in pursuing their fruitive activities.</text:p>
      <text:p text:style-name="P1"/>
      <text:p text:style-name="P1">King Parīkṣit continued, “The ability to talk can be perfected only by describing the transcendental qualities of the Lord. The ability to work with one’s hands can be successful only when one engages himself in the service of the Lord with those hands. Similarly, one’s mind can be peaceful only when one simply thinks of Kṛṣṇa in full Kṛṣṇa consciousness. This does not mean that one has to have very great thinking power: one has to understand simply that Kṛṣṇa, the Absolute Truth, is all-pervasive by His localized aspect of Paramātmā. If one can simply think that Kṛṣṇa, as Paramātmā, is everywhere, even within the atom, then one can perfect the thinking, feeling and willing functions of his mind. The perfect devotee does not see the material world as it appears to material eyes, for he sees everywhere the presence of his worshipable Lord in His Paramātmā feature.”</text:p>
      <text:p text:style-name="P1"/>
      <text:p text:style-name="P1">Mahārāja Parīkṣit continued by saying that the function of the ear can be perfected simply by engagement in hearing the transcendental activities of the Lord, and the function of the head can be fully utilized when the head is engaged in bowing down before the Lord and His representative. That the Lord is represented in everyone’s heart is a fact, and therefore the highly advanced devotee offers his respects to every living entity, considering that the body is the temple of the Lord. But it is not possible for all men to come to that stage of life immediately, because that stage is for the first-class devotee. The second-class devotee can consider the Vaiṣṇavas, or the devotees of the Lord, to be representatives of Kṛṣṇa, and the devotee who is just beginning, the neophyte or third-class devotee, can bow his head before the Deity in the temple and before the spiritual master, who is the direct manifestation of the Supreme Personality of Godhead. Therefore, in the neophyte stage, in the intermediate stage or in the fully advanced, perfected stage, one can make the function of the head perfect by bowing down before the Lord or His representative. Similarly, one can perfect the function of the eyes by seeing the Lord and His representative. In this way, everyone can elevate the functions of the different parts of his body to the highest perfectional stage simply by engaging them in the service of the Lord or His representative. If one is able to do nothing more, he can simply bow down before the Lord and His representative and drink the caraṇāmṛta, the water which has washed the lotus feet of the Lord or His devotee.</text:p>
      <text:p text:style-name="P1"/>
      <text:p text:style-name="P1">On hearing these statements of Mahārāja Parīkṣit’s, Śukadeva Gosvāmī was overwhelmed with devotional ecstasy because of King Parīkṣit’s advanced understanding of the Vaiṣṇava philosophy. Śukadeva Gosvāmī was already engaged in describing the activities of the Lord, and when asked by Mahārāja Parīkṣit to describe them further, he continued to narrate Śrīmad-Bhāgavatam with great pleasure.</text:p>
      <text:p text:style-name="P1"/>
      <text:p text:style-name="P1">There was a very nice brāhmaṇa friend of Lord Kṛṣṇa. As a perfect brāhmaṇa, he was very elevated in transcendental knowledge, and because of his advanced knowledge, he was not at all attached to <text:soft-page-break/>material enjoyment. Therefore he was very peaceful and had achieved supreme control over his senses. This means that the brāhmaṇa was a perfect devotee, because unless one is a perfect devotee he cannot achieve the highest standard of knowledge. It is stated in the Bhagavad-gītā that a person who has come to the perfection of knowledge surrenders unto the Supreme Personality of Godhead. In other words, any person who has surrendered his life for the service of the Supreme Personality of Godhead has come to the point of perfect knowledge. The result of perfect knowledge is that one becomes detached from the materialistic way of life. This detachment means complete control of the senses, which are always attracted by material enjoyment. The senses of the devotee become purified, and in that stage the senses are engaged in the service of the Lord. That is the complete field of devotional service.</text:p>
      <text:p text:style-name="P1"/>
      <text:p text:style-name="P1">Although the brāhmaṇa friend of Lord Kṛṣṇa was a householder, he was not busy accumulating wealth for very comfortable living; therefore he was satisfied by the income which automatically came to him according to his destiny. This is the sign of perfect knowledge. A man in perfect knowledge knows that one cannot be happier than he is destined to be. In this material world, everyone is destined to suffer a certain amount of distress and enjoy a certain amount of happiness. The amount of happiness and distress is already predestined for every living entity. No one can increase or decrease the happiness of the materialistic way of life. The brāhmaṇa, therefore, did not exert himself for more material happiness; instead, he used his time for advancement of Kṛṣṇa consciousness. Externally he appeared very poor because he had no rich clothes and could not provide rich clothes for his wife. Because their material condition was not very opulent, they were not even eating sufficiently, and thus both he and his wife appeared very thin. The wife was not anxious for her personal comfort, but she felt concerned for her husband, who was such a pious brāhmaṇa. She trembled due to her weak health, and although she did not like to dictate to her husband, she spoke as follows.</text:p>
      <text:p text:style-name="P1"/>
      <text:p text:style-name="P1">“My dear lord, I know that Lord Kṛṣṇa, the husband of the goddess of fortune, is your personal friend. You are also a devotee of Lord Kṛṣṇa, and He is always ready to help His devotee. Even if you think that you are not rendering any devotional service to the Lord, still you are surrendered to Him, and the Lord is the protector of the surrendered soul. Moreover, I know that Lord Kṛṣṇa is the ideal personality of Vedic culture. He is always in favor of brahminical culture and is very kind to the qualified brāhmaṇas. You are the most fortunate person because you have as your friend the Supreme Personality of Godhead. Lord Kṛṣṇa is the only shelter for personalities like you because you are fully surrendered unto Him. You are saintly, learned and fully in control of your senses. Under the circumstances, Lord Kṛṣṇa is your only shelter. Please, therefore, go to Him. I am sure that He will immediately understand your impoverished position. You are a householder; therefore without money you are in distress. But as soon as He understands your position, He will certainly give you sufficient riches so that you can live very comfortably. Lord Kṛṣṇa is now the king of the Bhoja, Vṛṣṇi and Andhaka dynasties, and I have heard that He never leaves His capital city, Dvārakā. He is living there without outside engagements. He is so kind and liberal that He immediately gives everything, even His personal self, to any person who surrenders unto Him. Since He is prepared to give Himself personally to His devotee, there is nothing wonderful in giving some material riches. Of course, He does not give much material wealth to His devotee if the devotee is not very much fixed, but I think that in your case He knows perfectly well how much you are fixed in devotional service. Therefore He will not hesitate to award you some material benefit for the bare necessities of life.”</text:p>
      <text:p text:style-name="P1"/>
      <text:p text:style-name="P1">In this way, the wife of the brāhmaṇa again and again requested, in great humility and submission, that he go to Lord Kṛṣṇa. The brāhmaṇa thought that there was no need to ask any material benefit from Lord Śrī Kṛṣṇa, but he was induced by the repeated requests of his wife. Moreover, he thought, “If I go there I shall be able to see the Lord personally. That will be a great opportunity, even if I don’t ask any material benefit from Him.” When he had decided to go to Kṛṣṇa, he asked <text:soft-page-break/>his wife if she had anything in the home that he could offer to Kṛṣṇa, because he must take some presentation for his friend. The wife immediately collected four palmfuls of chipped rice from her neighborhood friends and tied it in a small cloth, like a handkerchief, and gave it to her husband to present to Kṛṣṇa. Without waiting any longer, the brāhmaṇa took the presentation and proceeded toward Dvārakā to see his Lord. He was absorbed in the thought of how he would be able to see Lord Kṛṣṇa. He had no thought within his heart other than Kṛṣṇa.</text:p>
      <text:p text:style-name="P1"/>
      <text:p text:style-name="P1">It was of course very difficult to reach the palaces of the kings of the Yadu dynasty, but brāhmaṇas were allowed to visit. When the brāhmaṇa friend of Lord Kṛṣṇa went there, he, along with other brāhmaṇas, had to pass through three military encampments. In each camp there were very big gates, and he also had to pass through them. After the gates and the camps, there were sixteen thousand big palaces, the residential quarters of the sixteen thousand queens of Lord Kṛṣṇa. The brāhmaṇa entered one palace which was very gorgeously decorated. When he entered this beautiful palace, he felt that he was swimming in the ocean of transcendental pleasure. He felt himself constantly diving and surfacing in that transcendental ocean.</text:p>
      <text:p text:style-name="P1"/>
      <text:p text:style-name="P1">At that time, Lord Kṛṣṇa was sitting on the bedstead of Queen Rukmiṇī. Even from a considerable distance He could see the brāhmaṇa coming to His home, and He could recognize him as His friend. Lord Kṛṣṇa immediately left His seat and came forward to receive His brāhmaṇa friend and, upon reaching him, embraced the brāhmaṇa with His two arms. Lord Kṛṣṇa is the reservoir of all transcendental pleasure, yet He Himself felt great pleasure upon embracing the poor brāhmaṇa because He was meeting His very dear friend. Lord Kṛṣṇa had him seated on His own bedstead and personally brought all kinds of fruits and drinks to offer him, as is proper in receiving a worshipable guest. Lord Śrī Kṛṣṇa is the supreme pure, but because He was playing the role of an ordinary human being, He immediately washed the brāhmaṇa’s feet and, for His own purification, sprinkled the water onto His head. After this the Lord smeared the body of the brāhmaṇa with different kinds of scented pulp, such as sandalwood, aguru and saffron. He immediately burned several kinds of scented incense and, as is usual, offered him ārati with burning lamps. After thus offering him an adequate welcome and after the brāhmaṇa had taken food and drink, Lord Kṛṣṇa said, “My dear friend, it is a great fortune that you have come here.”</text:p>
      <text:p text:style-name="P1"/>
      <text:p text:style-name="P1">The brāhmaṇa, being very poor, was not dressed nicely; his clothing was torn and dirty, and his body was very lean and thin. He appeared not very clean, and because of his weak body, his bones were distinctly visible. The goddess of fortune Rukmiṇī-devī personally began to fan him with the cāmara fan, but the other women in the palace were astonished at Lord Kṛṣṇa’s behavior in receiving the brāhmaṇa in that way. They were surprised to see how eager Lord Kṛṣṇa was to welcome this particular brāhmaṇa. They wondered how Lord Kṛṣṇa could personally receive a brāhmaṇa who was poor, not very neat or clean, and poorly dressed; but at the same time they could realize that the brāhmaṇa was not an ordinary living being. They knew that he must have performed great pious activities; otherwise why was Lord Kṛṣṇa, the husband of the goddess of fortune, taking care of him so much? They were still more surprised to see that the brāhmaṇa was seated on the bedstead of Lord Kṛṣṇa. They were especially surprised to see that Lord Kṛṣṇa had embraced him exactly as He embraced His elder brother, Balarāmajī, because Lord Kṛṣṇa used to embrace only Rukmiṇī or Balarāma, and no one else.</text:p>
      <text:p text:style-name="P1"/>
      <text:p text:style-name="P1">After the brāhmaṇa had been received nicely and seated on Lord Kṛṣṇa’s own cushioned bed, he and Kṛṣṇa took each other’s hands and began to talk about their early life, when they had both lived under the protection of the gurukula (a boarding school). Lord Kṛṣṇa said, “My dear brāhmaṇa friend, you are a most intelligent personality, and you know very well the principles of religious life. I believe that after you finished your education at the house of our teacher and after you sufficiently remunerated him, you must have gone back to your home and accepted a suitable wife. I know very well that from the beginning you were not at all attached to the materialistic way of <text:soft-page-break/>life, nor did you desire to be very opulent materially, and therefore you are in need of money. In this material world, persons who are not attached to material opulence are very rarely found. Such unattached persons haven’t the least desire to accumulate wealth and prosperity for sense gratification, but sometimes they are found to collect money just to exhibit the exemplary life of a householder. They show how by proper distribution of wealth one can become an ideal householder and at the same time a great devotee. Such ideal householders are to be considered followers of My footsteps. I hope, My dear brāhmaṇa friend, that you remember all those days of our school life when you and I were living together at the boarding school. Actually, whatever knowledge you and I received in life was accumulated in our student life.</text:p>
      <text:p text:style-name="P1"/>
      <text:p text:style-name="P1">“If a man is sufficiently educated in student life under the guidance of a proper teacher, his life becomes successful in the future. He can very easily cross over the ocean of nescience, and he is not subject to the influence of the illusory energy. My dear friend, everyone should consider his father to be his first teacher because by the mercy of one’s father one gets this body. The father is therefore the natural spiritual master. Our next spiritual master is he who initiates us into transcendental knowledge, and he is to be worshiped as much as I am. The spiritual master may be more than one. The spiritual master who instructs the disciple about spiritual matters is called the śikṣā-guru, and the spiritual master who initiates the disciple is called the dīkṣā-guru. Both of them are My representatives. There may be many spiritual masters who instruct, but the initiator spiritual master is one. A human being who takes advantage of these spiritual masters and, receiving proper knowledge from them, crosses the ocean of material existence is to be understood as having properly utilized his human form of life. He has practical knowledge that the ultimate interest of life, which is to be gained only in this human form, is to achieve spiritual perfection and thus be transferred back home, back to Godhead.</text:p>
      <text:p text:style-name="P1"/>
      <text:p text:style-name="P1">“My dear friend, I am Paramātmā, the Supersoul present in everyone’s heart, and it is My direct order that human society follow the principles of varṇa and āśrama. As I have stated in the Bhagavad-gītā, human society should be divided into four varṇas, according to quality and action. Similarly, everyone should divide his life into four parts. One should utilize the first part of life in becoming a bona fide student, receiving adequate knowledge and keeping oneself in the vow of brahmacarya, so that one may completely devote his life for the service of the spiritual master without indulging in sense gratification. A brahmacārī is meant to lead a life of austerities and penance. The householder is meant to live a regulated life of sense gratification, but no one should remain a householder for the third stage of life. In that stage, one has to return to the austerities and penances formerly practiced in brahmacārī life and thus relieve himself of the attachment to household life. After being relieved of his attachments to the materialistic way of life, one may accept the order of sannyāsa.</text:p>
      <text:p text:style-name="P1"/>
      <text:p text:style-name="P1">“As the Supersoul of the living entities, I sit in everyone’s heart and observe everyone’s activity in every stage and order of life. Regardless of which stage one is in, when I see that one is engaged seriously and sincerely in discharging the duties ordered by the spiritual master and is thus dedicating his life to the service of the spiritual master, that person becomes most dear to Me. As far as the life of brahmacarya is concerned, if one can continue the life of a brahmacārī under the direction of a spiritual master, that is extremely good; but if in brahmacārī life one feels sex impulses, he should take leave of his spiritual master, satisfying him according to the guru’s desire. According to the Vedic system, a gift is offered to the spiritual master, which is called guru-dakṣiṇā. Then the disciple should take to householder life and accept a wife according to religious rites.”</text:p>
      <text:p text:style-name="P1"/>
      <text:p text:style-name="P1">These instructions given by Lord Kṛṣṇa while talking with His friend the learned brāhmaṇa are very good for the guidance of human society. A system of human civilization that does not promote varṇa and āśrama is nothing but a polished animal society. Indulgence in sex life by a man or woman living single is never acceptable in human society. A man should strictly follow the <text:soft-page-break/>principles of brahmacārī life or, with the permission of the spiritual master, should get married. Single life with illicit sex is animal life, for the animals have no such institution as marriage.</text:p>
      <text:p text:style-name="P1"/>
      <text:p text:style-name="P1">Modern society does not aim at fulfilling the mission of human life, which is to go back home, back to Godhead. To fulfill this mission, the system of varṇa and āśrama must be followed. When the system is followed rigidly and consciously, it fulfills this mission, but when followed indirectly, without the guidance of superior authority, it simply creates a disturbing condition in human society, and there is no peace and prosperity.</text:p>
      <text:p text:style-name="P1"/>
      <text:p text:style-name="P1">Kṛṣṇa continued to talk with His brāhmaṇa friend: “My dear friend, I think you remember our activities during the days when we were living as students. You may remember that once we went to collect fuel from the forest on the order of the guru’s wife. While collecting the dried wood, we entered the dense forest and by chance became lost. There was an unexpected dust storm and then clouds and lightning in the sky and the explosive sound of thunder. Then sunset came, and we were lost in the dark jungle. After this, there was severe rainfall; the whole ground was overflooded with water, and we could not trace out the way to return to our guru’s āśrama. You may remember that heavy rainfall – it was not actually rainfall but a sort of devastation. On account of the dust storm and the heavy rain, we began to feel greatly pained, and in whichever direction we turned we were bewildered. In that distressed condition, we took each other’s hand and tried to find our way out. We passed the whole night in that way, and early in the morning, when our absence became known to our gurudeva, he sent his other disciples to search us out. He also came with them, and when they reached us in the jungle they found us very much distressed.</text:p>
      <text:p text:style-name="P1"/>
      <text:p text:style-name="P1">“With great compassion our gurudeva said, ‘My dear boys, it is very wonderful that you have suffered so much trouble for me. Everyone likes to take care of his body as the first consideration, but you are so good and faithful to your guru that without caring for bodily comforts you have taken so much trouble for me. I am glad to see that bona fide students like you will undergo any kind of trouble for the satisfaction of the spiritual master. That is the way for a bona fide disciple to become free from his debt to the spiritual master. It is the duty of the disciple to dedicate his life to the service of the spiritual master. My dear best of the twice-born, I am greatly pleased by your acts, and I bless you: May all your desires and ambitions be fulfilled. May the understanding of the Vedas which you have learned from me always continue to remain within your memory, so that at every moment you can remember the teachings of the Vedas and quote their instructions without difficulty. Thus you will never be disappointed in this life or the next.’”</text:p>
      <text:p text:style-name="P1"/>
      <text:p text:style-name="P1">Kṛṣṇa continued, “My dear friend, you may remember that many such incidents occurred while we were in the āśrama of our spiritual master. Both of us can realize that without the blessings of the spiritual master no one can be happy. By the mercy of the spiritual master and by his blessings, one can achieve peace and prosperity and be able to fulfill the mission of human life.”</text:p>
      <text:p text:style-name="P1"/>
      <text:p text:style-name="P1">On hearing this, the learned brāhmaṇa replied, “My dear Kṛṣṇa, You are the Supreme Lord and the supreme spiritual master of everyone, and since I was fortunate enough to live with You in the house of our guru, I think I have nothing more to do in the matter of prescribed Vedic duties. My dear Lord, the Vedic hymns, ritualistic ceremonies, religious activities and all other necessities for the perfection of human life, including economic development, sense gratification and liberation, are all derived from one source: Your supreme personality. All the different processes of life are ultimately meant for understanding Your personality. In other words, they are the different parts of Your transcendental form. And yet You played the role of a student and lived with us in the house of the guru. This means that You adopted all these pastimes for Your pleasure only; otherwise there was no need for Your playing the role of a human being.”</text:p>
      <text:p text:style-name="P1"/>
      <text:p text:style-name="P1"><text:soft-page-break/>Thus ends the Bhaktivedanta purport of the eightieth chapter of Kṛṣṇa, “The Meeting of Lord Kṛṣṇa with Sudāmā Brāhmaṇa.”</text:p>
      <text:p text:style-name="P1"/>
      <text:p text:style-name="P1"/>
      <text:p text:style-name="P1">CHAPTER 81</text:p>
      <text:p text:style-name="P1">The Brāhmaṇa Sudāmā Blessed by Lord Kṛṣṇa</text:p>
      <text:p text:style-name="P1"/>
      <text:p text:style-name="P1">Lord Kṛṣṇa, the Supreme Personality of Godhead, the Supersoul of all living entities, knows everyone’s heart very well. He is especially inclined to the brāhmaṇa devotees. Lord Kṛṣṇa is also called brahmaṇya-deva, which means that He is worshiped by the brāhmaṇas. Therefore it is understood that a devotee who is fully surrendered unto the Supreme Personality of Godhead has already acquired the position of a brāhmaṇa. Without becoming a brāhmaṇa, one cannot approach the Supreme Brahman, Lord Kṛṣṇa. Kṛṣṇa is especially concerned with vanquishing the distress of His devotees, and He is the only shelter of pure devotees.</text:p>
      <text:p text:style-name="P1"/>
      <text:p text:style-name="P1">Lord Kṛṣṇa engaged for a long time in talking with Sudāmā Vipra about their past association. Then, just to enjoy the company of an old friend, Lord Kṛṣṇa began to smile and asked, “My dear friend, what have you brought for Me? Has your wife given you some nice eatable for Me?” While addressing His friend, Lord Kṛṣṇa looked upon him and smiled with great love. He continued, “My dear friend, you must have brought some presentation for Me from your home.”</text:p>
      <text:p text:style-name="P1"/>
      <text:p text:style-name="P1">Lord Kṛṣṇa knew that Sudāmā was hesitating to present Him with the paltry chipped rice, which was actually unfit for His eating. Understanding the mind of Sudāmā Vipra, the Lord said, “My dear friend, I am certainly not in need of anything, but if My devotee gives Me something as an offering of love, even though it may be very insignificant, I accept it with great pleasure. On the other hand, if a person is not a devotee, even though he may offer Me very valuable things, I do not like to accept them. I actually accept only things offered to Me in devotion and love; otherwise, however valuable a thing may be, I do not accept it. If My pure devotee offers Me even the most insignificant things – a little flower, a little piece of leaf, a little water – but saturates the offering in devotional love, then not only do I gladly accept such an offering, but I eat it with great pleasure.”</text:p>
      <text:p text:style-name="P1"/>
      <text:p text:style-name="P1">Lord Kṛṣṇa assured Sudāmā Vipra that He would be very glad to accept the chipped rice he had brought from home, yet out of great shyness Sudāmā Vipra hesitated to present it to the Lord. He was thinking, “How can I offer such an insignificant thing to Kṛṣṇa?” and he simply bowed his head.</text:p>
      <text:p text:style-name="P1"/>
      <text:p text:style-name="P1">Lord Kṛṣṇa, the Supersoul, knows everything in everyone’s heart. He knows everyone’s determination and everyone’s want. He knew, therefore, the reason for Sudāmā Vipra’s coming to Him. He knew that, driven by extreme poverty, he had come there at the request of his wife. Thinking of Sudāmā as His very dear class friend, He knew that Sudāmā’s love for Him as a friend was never tainted by any desire for material benefit. Kṛṣṇa thought, “Sudāmā has not come asking anything from Me; being obliged by the request of his wife, he has come to see Me just to please her.” Lord Kṛṣṇa therefore decided that He would give more material opulence to Sudāmā Vipra than could be imagined even by the king of heaven.</text:p>
      <text:p text:style-name="P1"/>
      <text:p text:style-name="P1">He then snatched the bundle of chipped rice which was hanging on the shoulder of the poor brāhmaṇa, packed in one corner of his wrapper, and said, “What is this? My dear friend, you have brought Me nice, palatable chipped rice!” He encouraged Sudāmā Vipra, saying, “I consider that this quantity of chipped rice will satisfy not only Me but the whole creation.” It is understood from this statement that Kṛṣṇa, being the original source of everything, is the root of the entire creation. As watering the root of a tree immediately distributes water to every part of the tree, so an offering made to Kṛṣṇa, or any action done for Kṛṣṇa, is to be considered the highest welfare work for <text:soft-page-break/>everyone, because the benefit of such an offering is distributed throughout the creation. Love for Kṛṣṇa is distributed to all living entities.</text:p>
      <text:p text:style-name="P1"/>
      <text:p text:style-name="P1">While Lord Kṛṣṇa was speaking to Sudāmā Vipra, He ate one morsel of chipped rice from his bundle, and when He attempted to eat a second morsel, Rukmiṇī-devī, the goddess of fortune herself, checked the Lord by catching hold of His hand. After touching the hand of Kṛṣṇa, Rukmiṇī said, “My dear Lord, this one morsel of chipped rice is sufficient to cause him who offered it to become very opulent in this life and to continue his opulence in the next life. My Lord, You are so kind to Your devotee that even this one morsel of chipped rice pleases You very greatly, and Your pleasure assures the devotee opulence in both this life and the next.” This indicates that when food is offered to Lord Kṛṣṇa with love and devotion and He is pleased and accepts it from the devotee, Rukmiṇī-devī, the goddess of fortune, becomes so greatly obliged to the devotee that she has to go personally to the devotee’s home to turn it into the most opulent home in the world. If one feeds Nārāyaṇa sumptuously, the goddess of fortune, Lakṣmī, automatically becomes a guest in one’s house, which means that one’s home becomes opulent. The learned brāhmaṇa Sudāmā passed that night at the house of Lord Kṛṣṇa, and while there he felt as if he were living on a Vaikuṇṭha planet. Actually he was living in Vaikuṇṭha, because wherever Lord Kṛṣṇa, the original Nārāyaṇa, and Rukmiṇī-devī, the goddess of fortune, live is not different from the spiritual planets, Vaikuṇṭha-loka.</text:p>
      <text:p text:style-name="P1"/>
      <text:p text:style-name="P1">The learned brāhmaṇa Sudāmā did not appear to have received anything substantial from Lord Kṛṣṇa while at His palace, yet he did not ask anything from the Lord. The next morning he started for his home, thinking always about his reception by Kṛṣṇa, and thus he merged in transcendental bliss. All the way home he simply remembered the dealings of Lord Kṛṣṇa, and he felt very happy to have seen the Lord.</text:p>
      <text:p text:style-name="P1"/>
      <text:p text:style-name="P1">The brāhmaṇa thought, “It is most pleasurable to see Lord Kṛṣṇa, who is most devoted to the brāhmaṇas. How great a lover He is of the brahminical culture! He is the Supreme Brahman Himself, yet He reciprocates with the brāhmaṇas. He also respects the brāhmaṇas so much that He embraced to His chest such a poor brāhmaṇa as me, although He never embraces anyone to His chest except the goddess of fortune. How can there be any comparison between me, a poor, sinful brāhmaṇa, and the Supreme Lord Kṛṣṇa, who is the only shelter of the goddess of fortune? And yet, considering me a brāhmaṇa, with heartfelt pleasure He embraced me in His two transcendental arms. Lord Kṛṣṇa was so kind to me that He allowed me to sit on the same bedstead where the goddess of fortune lies down. He considered me His real brother. How can I appreciate my obligation to Him? When I was tired, Śrīmatī Rukmiṇī-devī, the goddess of fortune, began to fan me, holding the cāmara whisk in her own hand. She never considered her exalted position as the first queen of Lord Kṛṣṇa. I was rendered service by the Supreme Personality of Godhead because of His high regard for the brāhmaṇas, and by massaging my legs and feeding me with His own hand, He practically worshiped me! Aspiring for elevation to the heavenly planets, liberation, all kinds of material opulence, or perfection in the powers of mystic yoga, everyone throughout the universe worships the lotus feet of Lord Kṛṣṇa. Yet the Lord was so kind to me that He did not give me even a farthing, knowing very well that I am a poverty-stricken man who, if I got some money, might become puffed up and mad after material opulence and so forget Him.”</text:p>
      <text:p text:style-name="P1"/>
      <text:p text:style-name="P1">The statement of the brāhmaṇa Sudāmā is correct. An ordinary man who is very poor and prays to the Lord for benediction in material opulence, and who somehow or other becomes richer in material opulence, immediately forgets his obligation to the Lord. Therefore, the Lord does not offer opulences to His devotee unless the devotee is thoroughly tested. Rather, if a neophyte devotee serves the Lord very sincerely and at the same time wants material opulence, the Lord keeps him from obtaining it.</text:p>
      <text:p text:style-name="P1"/>
      <text:p text:style-name="P1"><text:soft-page-break/>Thinking in this way, the learned brāhmaṇa gradually reached his own home. But there he saw that everything was wonderfully changed. He saw that in place of his cottage there were big palaces made of valuable stones and jewels, glittering like the sun, moon and rays of fire. Not only were there big palaces, but at intervals there were beautifully decorated parks, in which many beautiful men and women were strolling. In those parks there were nice lakes full of lotus flowers and beautiful lilies, and there were flocks of multicolored birds. Seeing the wonderful conversion of his native place, the brāhmaṇa began to think to himself, “How am I seeing all these changes? Does this place belong to me or to someone else? If it is the same place where I used to live, then how has it so wonderfully changed?”</text:p>
      <text:p text:style-name="P1"/>
      <text:p text:style-name="P1">While the learned brāhmaṇa was considering this, a group of beautiful men and women with features resembling those of the demigods, accompanied by musical chanters, approached to welcome him. All were singing auspicious songs. The wife of the brāhmaṇa was very glad on hearing the tidings of her husband’s arrival, and with great haste she came out of the palace. The brāhmaṇa’s wife appeared so beautiful that it seemed as if the goddess of fortune herself had come to receive him. As soon as she saw her husband present before her, tears of joy fell from her eyes, and her voice became so choked up that she could not even address her husband. She simply closed her eyes in ecstasy. But with great love and affection she bowed down before her husband, and within herself she thought of embracing him. She was fully decorated with a gold necklace and ornaments, and while standing among the maidservants she appeared like a demigod’s wife just alighting from an airplane. The brāhmaṇa was surprised to see his wife so beautiful, and in great affection and without saying a word he entered the palace with her.</text:p>
      <text:p text:style-name="P1"/>
      <text:p text:style-name="P1">When the brāhmaṇa entered his personal apartment in the palace, he saw that it was not an apartment but the residence of the king of heaven. The palace was surrounded by many columns of jewels. The couches and the bedsteads were made of ivory and bedecked with gold and jewels, and the bedding was as white as the foam of milk and as soft as a lotus. There were many whisks hanging from golden rods, and many golden thrones with sitting cushions as soft as lotus flowers. In various places there were velvet and silken canopies with laces of pearls hanging all around. The structure of the building stood on excellent transparent marble, with engravings made of emerald stones. All the women in the palace carried lamps made of valuable jewels. The flames and the jewels combined to produce a wonderfully brilliant light. When the brāhmaṇa saw his position suddenly changed to one of opulence, and when he could not determine the cause for such a sudden change, he began to consider very gravely how it had happened.</text:p>
      <text:p text:style-name="P1"/>
      <text:p text:style-name="P1">He thus began to think, “From the beginning of my life I have been extremely poverty-stricken, so what could be the cause of such great and sudden opulence? I do not find any cause other than the all-merciful glance of my friend Lord Kṛṣṇa, the chief of the Yadu dynasty. Certainly these are gifts of Lord Kṛṣṇa’s causeless mercy. The Lord is self-sufficient, the husband of the goddess of fortune, and thus He is always full with six opulences. He can understand the mind of His devotee, and He sumptuously fulfills the devotee’s desires. All these are acts of my friend Lord Kṛṣṇa. My beautiful dark friend Kṛṣṇa is far more liberal than the cloud, which can fill the great ocean with water. Without disturbing the cultivator with rain during the day, the cloud brings liberal rain at night just to satisfy him. And yet when the cultivator wakes up in the morning, he thinks that it has not rained enough. Similarly, the Lord fulfills the desire of everyone according to his position, yet one who is not in Kṛṣṇa consciousness considers all the gifts of the Lord to be less than his desire. On the other hand, when the Lord receives a little thing in love and affection from His devotee, He considers it a great and valuable gift. I am a vivid example of this: I simply offered Him a morsel of chipped rice, and in exchange He has given me opulences greater than those of the king of heaven.”</text:p>
      <text:p text:style-name="P1"/>
      <text:p text:style-name="P1">What the devotee actually offers the Lord is not needed by the Lord, for He is self-sufficient. If the devotee offers something to the Lord, it acts for his own interest because whatever a devotee offers <text:soft-page-break/>the Lord comes back in a quantity a million times greater than what was offered. One does not become a loser by giving to the Lord; one becomes a gainer by millions of times.</text:p>
      <text:p text:style-name="P1"/>
      <text:p text:style-name="P1">The brāhmaṇa, feeling great obligation to Kṛṣṇa, thought, “I pray to have the friendship of Lord Kṛṣṇa and to engage in His service, and to surrender fully unto Him in love and affection, life after life. I do not want any opulence. I only desire not to forget His service. I simply wish to be associated with His pure devotees. May my mind and activities be always engaged in His service. The unborn Supreme Personality of Godhead, Kṛṣṇa, knows that many great personalities have fallen from their positions because of extravagant opulence. Therefore, even when His devotee asks for some opulence from Him, the Lord sometimes does not give it. He is very cautious about His devotees. Because a devotee in an immature position of devotional service may, if offered great opulence, fall from his position due to being in the material world, the Lord does not offer opulence to him. This is another manifestation of the causeless mercy of the Lord upon His devotee. His first interest is that the devotee not fall. He is exactly like a well-wishing father who does not give much wealth into the hand of his immature son, but who, when the son is grown up and knows how to spend money, gives him the whole treasury house.”</text:p>
      <text:p text:style-name="P1"/>
      <text:p text:style-name="P1">The learned brāhmaṇa thus concluded that whatever opulences he had received from the Lord should be used not for his extravagant sense gratification but for the service of the Lord. The brāhmaṇa accepted his newly acquired opulence, but he did so in a spirit of renunciation, remaining unattached to sense gratification, and thus he lived very peacefully with his wife, enjoying all the facilities of opulence as the prasādam of the Lord. He enjoyed varieties of food by offering it to the Lord and then taking it as prasādam. Similarly, if by the grace of the Lord we get such opulences as material wealth, fame, power, education and beauty, it is our duty to consider that they are all gifts of the Lord and must be used for His service, not for our sense enjoyment. The learned brāhmaṇa remained in that position, and thus his love and affection for Lord Kṛṣṇa increased day after day; it did not deteriorate due to great opulence. Material opulence can be the cause of degradation and also the cause of elevation, according to the purposes for which it is used. If opulence is used for sense gratification it is the cause of degradation, and if used for the service of the Lord it is the cause of elevation.</text:p>
      <text:p text:style-name="P1"/>
      <text:p text:style-name="P1">It is evident from Lord Kṛṣṇa’s dealings with Sudāmā Vipra that the Supreme Personality of Godhead is very, very pleased with a person who possesses brahminical qualities. A qualified brāhmaṇa like Sudāmā Vipra is naturally a devotee of Lord Kṛṣṇa. Therefore it is said, brāhmaṇo vaiṣṇavaḥ: a brāhmaṇa is a Vaiṣṇava. Or sometimes it is said, brāhmaṇaḥ paṇḍitaḥ. Paṇḍita means a highly learned person. A brāhmaṇa cannot be foolish or uneducated. Therefore there are two divisions of brāhmaṇas, namely Vaiṣṇavas and paṇḍitas. Those who are simply learned are paṇḍitas but not yet devotees of the Lord, or Vaiṣṇavas. Lord Kṛṣṇa is not especially pleased with them. Simply the qualification of being a learned brāhmaṇa is not sufficient to attract the Supreme Personality of Godhead. Not only must a brāhmaṇa be well qualified according to the requirements stated in scriptures such as Śrīmad Bhagavad-gītā and Śrīmad-Bhāgavatam, but at the same time he must be a devotee of Lord Kṛṣṇa. The vivid example is Sudāmā Vipra. He was a qualified brāhmaṇa, unattached to all sorts of material sense enjoyment, and at the same time he was a great devotee of Lord Kṛṣṇa. Lord Kṛṣṇa, the enjoyer of all sacrifices and penances, is very fond of a brāhmaṇa like Sudāmā Vipra, and we have seen by the actual behavior of Lord Kṛṣṇa how much He adores such a brāhmaṇa. Therefore, the ideal stage of human perfection is to become a brāhmaṇa Vaiṣṇava like Sudāmā Vipra.</text:p>
      <text:p text:style-name="P1"/>
      <text:p text:style-name="P1">Sudāmā Vipra realized that although Lord Kṛṣṇa is unconquerable, He nevertheless agrees to be conquered by His devotees. He realized how kind Lord Kṛṣṇa was to him, and he was always in trance, constantly thinking of Kṛṣṇa. By such constant association with Lord Kṛṣṇa, whatever darkness of material contamination remained within his heart was completely cleared away, and <text:soft-page-break/>very shortly he was transferred to the spiritual kingdom, which is the goal of all saintly persons in the perfectional stage of life.</text:p>
      <text:p text:style-name="P1"/>
      <text:p text:style-name="P1">Śukadeva Gosvāmī has stated that all persons who hear this history of Sudāmā Vipra and Lord Kṛṣṇa will know how affectionate Lord Kṛṣṇa is to brāhmaṇa devotees like Sudāmā. Therefore anyone who hears this history gradually becomes as qualified as Sudāmā Vipra, and he is thus transferred to the spiritual kingdom of Lord Kṛṣṇa.</text:p>
      <text:p text:style-name="P1"/>
      <text:p text:style-name="P1">Thus ends the Bhaktivedanta purport of the eighty-first chapter of Kṛṣṇa, “The Brāhmaṇa Sudāmā Blessed by Lord Kṛṣṇa.”</text:p>
      <text:p text:style-name="P1"/>
      <text:p text:style-name="P1"/>
      <text:p text:style-name="P1"/>
      <text:p text:style-name="P1">CHAPTER 82</text:p>
      <text:p text:style-name="P1">Lord Kṛṣṇa and Balarāma Meet the Inhabitants of Vṛndāvana</text:p>
      <text:p text:style-name="P1"/>
      <text:p text:style-name="P1">Once upon a time, while Lord Kṛṣṇa and Balarāma were living peacefully in Their great city of Dvārakā, there was the rare occasion of a full solar eclipse, such as takes place at the end of every kalpa, or day of Brahmā. At the end of every kalpa the sun is covered by a great cloud, and incessant rain covers the lower planetary systems up to Svargaloka. By astronomical calculation, people were informed about this great eclipse prior to its taking place, and therefore everyone, both men and women, decided to assemble at the holy place in Kurukṣetra known as Samanta-pañcaka.</text:p>
      <text:p text:style-name="P1"/>
      <text:p text:style-name="P1">The Samanta-pañcaka pilgrimage site is celebrated because Lord Paraśurāma performed great sacrifices there after killing all the kṣatriyas in the world twenty-one times. When Lord Paraśurāma killed all the kṣatriyas, their accumulated blood flowed like a stream. Lord Paraśurāma dug five big lakes at Samanta-pañcaka and filled them with this blood. Lord Paraśurāma is viṣṇu-tattva. As stated in the Īśopaniṣad, viṣṇu-tattva cannot be contaminated by any sinful activity. Yet although Lord Paraśurāma is fully powerful and uncontaminated, in order to exhibit ideal character He performed great sacrifices at Samanta-pañcaka to atone for His so-called sinful killing of the kṣatriyas. By His example, Lord Paraśurāma established that the killing art, although sometimes necessary, is not good. Lord Paraśurāma considered Himself culpable for the sinful killing of the kṣatriyas; therefore, how much more culpable are we for such abominable, unsanctioned acts! Thus, from time immemorial the killing of living entities is prohibited all over the world.</text:p>
      <text:p text:style-name="P1"/>
      <text:p text:style-name="P1">Taking advantage of the occasion of the solar eclipse, all important persons from all parts of Bhārata-varṣa visited the holy place of pilgrimage. Some of the important personalities are mentioned as follows. Among the elderly persons were Akrūra, Vasudeva and Ugrasena, and among the younger generation were Gada, Pradyumna, Sāmba and many other members of the Yadu dynasty who had come there with a view to atone for sinful activities accrued in the course of discharging their respective duties. Because almost all the members of the Yadu dynasty went to Kurukṣetra, some important personalities, like Aniruddha, the son of Pradyumna, and Kṛtavarmā, the commander in chief of the Yadu dynasty, along with Sucandra, Śuka and Sāraṇa, remained in Dvārakā to protect the city.</text:p>
      <text:p text:style-name="P1"/>
      <text:p text:style-name="P1">All the members of the Yadu dynasty were naturally very beautiful, yet on this occasion, when they appeared duly decorated with gold necklaces and flower garlands, dressed in valuable clothing and properly armed with their respective weapons, their natural beauty and personalities were a hundred times enhanced. The members of the Yadu dynasty came to Kurukṣetra in their gorgeously decorated chariots, which resembled the airplanes of the demigods and which were pulled by big horses that moved like the waves of the ocean. Some Yadus rode on sturdy, stalwart elephants that moved like the clouds in the sky. Their wives were carried on beautiful palanquins by beautiful men <text:soft-page-break/>whose features resembled those of the Vidyādharas. The entire assembly looked as beautiful as an assembly of the demigods of heaven.</text:p>
      <text:p text:style-name="P1"/>
      <text:p text:style-name="P1">After arriving in Kurukṣetra, the members of the Yadu dynasty took their baths ceremoniously, with self-control, as enjoined in the śāstras, and they observed fasting for the whole period of the eclipse in order to nullify the reactions of their sinful activities. Since it is a Vedic custom to give in charity as much as possible during the hours of the eclipse, the members of the Yadu dynasty distributed many hundreds of cows in charity to the brāhmaṇas. All those cows were fully decorated with nice dress and ornaments. The special feature of these cows was that they had golden ankle bells and flower garlands on their necks.</text:p>
      <text:p text:style-name="P1"/>
      <text:p text:style-name="P1">After the eclipse, all the members of the Yadu dynasty again took their baths in the lakes created by Lord Paraśurāma. Then they sumptuously fed the brāhmaṇas with first-class cooked food, all prepared in butter. According to the Vedic system, there are two classes of food. One is called raw food, and the other is called cooked food. “Raw food” does not indicate raw vegetables and raw grains but food boiled in water, whereas cooked food is made in ghee. Capātīs, dāl, rice and ordinary vegetables are called raw foods, as are fruits and salads. But purīs, kachaurīs, samosās, sweet balls and so on are called cooked foods. All the brāhmaṇas invited on that occasion by the members of the Yadu dynasty were fed sumptuously with cooked food.</text:p>
      <text:p text:style-name="P1"/>
      <text:p text:style-name="P1">The ceremonial functions performed by the members of the Yadu dynasty externally resembled the ritualistic ceremonies performed by the karmīs. When a karmī performs some ritualistic ceremony, his ambition is sense gratification – good position, good wife, good house, good children or good wealth – but the ambition of the members of the Yadu dynasty was different. Their ambition was to offer Kṛṣṇa perpetual devotion with faith. All the members of the Yadu dynasty were great devotees. As such, after many births of accumulated pious activities, they were given the chance to associate with Lord Kṛṣṇa. In going to take their baths in the place of pilgrimage at Kurukṣetra, in observing the regulative principles during the solar eclipse, or in feeding the brāhmaṇas – in all their activities – they simply thought of devotion to Kṛṣṇa. Their ideal worshipable Lord was Kṛṣṇa, and no one else.</text:p>
      <text:p text:style-name="P1"/>
      <text:p text:style-name="P1">After the brāhmaṇas are fed, it is the custom for the host, with their permission, to accept prasādam. Thus, with the permission of the brāhmaṇas, all the members of the Yadu dynasty took lunch. Then they selected resting places underneath big shady trees, and when they had taken sufficient rest, they prepared to receive visitors, among whom were relatives and friends, as well as many subordinate kings and rulers. There were the rulers of Matsya Province, Uśīnara Province, Kośala Province, Vidarbha Province, Kuru Province, Sṛñjaya Province, Kāmboja Province, Kekaya Province, Madras Province, Kuntī Province, Ānarta Province, Kerala Province and many other countries and provinces. Some of the rulers belonged to opposing parties, and some were friends. But above all, the visitors from Vṛndāvana were most prominent. The residents of Vṛndāvana, headed by Nanda Mahārāja, had been living in great anxiety because of separation from Kṛṣṇa and Balarāma. Taking advantage of the solar eclipse, they all came to see their life and soul, Kṛṣṇa and Balarāma.</text:p>
      <text:p text:style-name="P1"/>
      <text:p text:style-name="P1">The inhabitants of Vṛndāvana were well-wishers and intimate friends of the Yadu dynasty. This meeting of the two parties after long separation was a very touching incident. All the Yadus and the residents of Vṛndāvana felt such great pleasure in meeting and talking together that it was a unique scene. Meeting after long separation, they were all jubilant; their hearts throbbed, and their faces appeared like freshly bloomed lotus flowers. Drops of tears fell from their eyes, the hair on their bodies stood on end, and because of their extreme ecstasy, they were temporarily speechless. In other words, they dove into the ocean of happiness.</text:p>
      <text:p text:style-name="P1"/>
      <text:p text:style-name="P1"><text:soft-page-break/>While the men were meeting in that way, the women also met one another in the same manner. They embraced one another in great friendship, smiling very mildly, and looked at one another with much affection. When they were embracing one another in their arms, the saffron and kuṅkuma spread on their breasts was exchanged from one person to another, and they all felt heavenly ecstasy. Due to such heart-to-heart embracing, torrents of tears glided down their cheeks. The juniors were offering obeisances to the elders, and the elders were offering their blessings to the juniors. They thus welcomed one another and asked after one another’s welfare. Ultimately, however, all their talk was only of Kṛṣṇa. All the neighbors and relatives were connected with Lord Kṛṣṇa’s pastimes in this world, and as such Kṛṣṇa was the center of all their activities. Whatever activities they performed – social, political, religious or conventional – were transcendental.</text:p>
      <text:p text:style-name="P1"/>
      <text:p text:style-name="P1">The real elevation of human life rests on knowledge and renunciation. As stated in the First Canto of Śrīmad-Bhāgavatam, devotional service rendered to Kṛṣṇa automatically produces perfect knowledge and renunciation. The family members of the Yadu dynasty and the cowherds of Vṛndāvana had their minds fixed on Kṛṣṇa. That is the symptom of perfect knowledge. And because their minds were always engaged in Kṛṣṇa, they were automatically freed from all material activities. This stage of life is called yukta-vairāgya, as enunciated by Śrīla Rūpa Gosvāmī. Knowledge and renunciation, therefore, do not mean dry speculation and renunciation of activities. Rather, one must start speaking and acting only in relationship with Kṛṣṇa.</text:p>
      <text:p text:style-name="P1"/>
      <text:p text:style-name="P1">In this meeting at Kurukṣetra, Kuntīdevī and Vasudeva, who were sister and brother, met after a long separation, along with their respective sons and daughters-in-law, children and other family members. By talking among themselves, they soon forgot all their past miseries. Kuntīdevī especially addressed her brother Vasudeva as follows: “My dear brother, I am very unfortunate because not one of my desires has ever been fulfilled; otherwise how could it happen that although I have such a saintly brother as you, perfect in all respects, you did not inquire from me as to how I was passing my days in a distressed condition of life?” It appears that Kuntīdevī was remembering the miserable days when she had been banished with her sons through the mischievous plans of Dhṛtarāṣṭra and Duryodhana. She continued, “My dear brother, I can understand that when providence goes against someone, even one’s nearest relatives forget him. In such a condition, even one’s father, one’s mother or one’s own children will forget him. Therefore, my dear brother, I do not accuse you.”</text:p>
      <text:p text:style-name="P1"/>
      <text:p text:style-name="P1">Vasudeva replied to his sister, “My dear sister, do not be sorry, and do not blame me in that way. We should always remember that we are all only toys in the hands of providence. Everyone is under the control of the Supreme Personality of Godhead. It is under His control only that all kinds of fruitive actions and their reactions take place. My dear sister, you know that we were very much harassed by King Kaṁsa, and by his persecutions we were scattered here and there. We were always full of anxieties. Only in the last few days have we returned to our own places, by the grace of God.”</text:p>
      <text:p text:style-name="P1"/>
      <text:p text:style-name="P1">After this conversation, Vasudeva and Ugrasena received the kings who came to see them, and they warmly welcomed them all. Seeing Lord Kṛṣṇa present on the spot, all the visitors felt transcendental pleasure and became very peaceful. Some of the prominent visitors were as follows: Bhīṣmadeva, Droṇācārya, Dhṛtarāṣṭra, Duryodhana, Gāndhārī along with her sons, King Yudhiṣṭhira along with his wife, and the Pāṇḍavas along with Kuntī, as well as Sañjaya, Vidura, Kṛpācārya, Kuntībhoja, Virāṭa, Bhīṣmaka, King Nagnajit, Purujit, Drupada, Śalya, Dhṛṣṭaketu, the king of Kāśī, Damaghoṣa, Viśālākṣa, the king of Mithilā, the king of Madras (formerly known as Madra), the king of Kekaya, Yudhāmanyu, Suśarmā, Bāhlika along with his sons, and many other rulers subordinate to King Yudhiṣṭhira.</text:p>
      <text:p text:style-name="P1"/>
      <text:p text:style-name="P1">When the visitors saw Lord Kṛṣṇa with His thousands of queens, they were fully satisfied at the sight of such beauty and transcendental opulence. All who were there personally visited Lord <text:soft-page-break/>Balarāma and Kṛṣṇa, and being properly welcomed by Them, they began to glorify the members of the Yadu dynasty, especially Kṛṣṇa and Balarāma. Because Ugrasena was the king of the Bhojas, he was considered the chief Yadu, and therefore the visitors specifically addressed him: “Your Majesty Ugrasena, king of the Bhojas, factually the Yadus are the only persons within this world who are perfect in all respects. All glories unto you! All glories unto you! The specific condition of your perfection is that you always see Lord Kṛṣṇa, who is sought by many mystic yogīs undergoing severe austerities and penances for great numbers of years. All of you are in direct touch with Lord Kṛṣṇa at every moment.</text:p>
      <text:p text:style-name="P1"/>
      <text:p text:style-name="P1">“All the Vedic hymns glorify the Supreme Personality of Godhead, Kṛṣṇa. The Ganges water is considered sanctified because of its being the water used to wash the lotus feet of Lord Kṛṣṇa. The Vedic literatures are nothing but the injunctions of Lord Kṛṣṇa. The purpose of the study of all the Vedas is to know Kṛṣṇa; therefore, the words of Kṛṣṇa and the message of His pastimes are always purifying. By the influence of time and circumstances, all the opulences of this world were almost completely wiped out, but since Kṛṣṇa has appeared on this planet, all auspicious features have again appeared due to the touch of His lotus feet. Because of His presence, all our ambitions and desires are gradually being fulfilled. Your Majesty, king of the Bhojas, you are related with the Yadu dynasty by matrimonial relationship, and by blood relationship also. As a result, you are constantly associating with Lord Kṛṣṇa, and you have no difficulty in seeing Him or touching Him at any time. Lord Kṛṣṇa moves with you, talks with you, sits with you, rests with you and dines with you. The Yadus appear to be always engaged in worldly affairs, which are considered to be the royal road to hell, but due to the presence of Lord Kṛṣṇa, the original Personality of Godhead in the Viṣṇu category, who is omniscient, omnipresent and omnipotent, all of you are factually relieved from all material contamination and are situated in the transcendental position of liberation and Brahman existence.”</text:p>
      <text:p text:style-name="P1"/>
      <text:p text:style-name="P1">When Nanda Mahārāja and the other residents of Vṛndāvana had heard that Kṛṣṇa would be present in Kurukṣetra because of the solar eclipse and that all the members of the Yadu dynasty would also be there, they had immediately prepared to go there. King Nanda, accompanied by his cowherd men, had loaded all their necessary paraphernalia on bullock carts, and all of the Vṛndāvana residents had come to Kurukṣetra to see their beloved sons Lord Balarāma and Lord Kṛṣṇa. When the cowherd men of Vṛndāvana arrived in Kurukṣetra, all the members of the Yadu dynasty were most pleased. As soon as they saw the residents of Vṛndāvana, they stood up to welcome them and appeared to have regained their life. All the Yadus and Vṛndāvana residents had been very eager to meet, and when they actually came forward and met, they embraced one another to their hearts’ satisfaction and remained in embrace for a considerable time.</text:p>
      <text:p text:style-name="P1"/>
      <text:p text:style-name="P1">As soon as Vasudeva saw Nanda Mahārāja, Vasudeva jumped up and ran over to him and embraced him very affectionately. Vasudeva began to narrate his own past history – how he had been imprisoned by King Kaṁsa, how his babies had been killed, how immediately after Kṛṣṇa’s birth he had carried Kṛṣṇa to the place of Nanda Mahārāja, and how Kṛṣṇa and Balarāma had been raised by Nanda Mahārāja and his queen, Yaśodā, as their own children. Similarly, Lord Balarāma and Kṛṣṇa also embraced King Nanda and Mother Yaśodā, and then They offered Their respect unto their lotus feet by bowing down. Because of Their feeling affection for Nanda and Yaśodā, Lord Kṛṣṇa and Balarāma became choked up, and for a few seconds They could not speak. The most fortunate King Nanda and Mother Yaśodā placed their sons on their laps and began to embrace Them to their full satisfaction. Because of separation from Kṛṣṇa and Balarāma, King Nanda and Yaśodā had been merged in great distress for a very long time. Now, after meeting Them and embracing Them, all their sufferings were mitigated.</text:p>
      <text:p text:style-name="P1"/>
      <text:p text:style-name="P1">Then Kṛṣṇa’s mother, Devakī, and Balarāma’s mother, Rohiṇī, both embraced Mother Yaśodā. They said, “Dear Queen Yaśodā-devī, you and Nanda Mahārāja have been great friends to us, and when <text:soft-page-break/>we remember you we are immediately overwhelmed by the thought of your friendly activities. We are so indebted to you that even if we were to return your benediction by giving you the opulence of the king of heaven, it would not be enough to repay you for your friendly behavior. We shall never forget your kindly behavior toward us. When Kṛṣṇa and Balarāma were born, before They even saw Their real father and mother, They were entrusted to your care, and you raised Them as your own children, fostering Them as birds take care of their offspring in the nest. You have nicely fed, nourished and loved Them and have performed many auspicious religious ceremonies for Their benefit.</text:p>
      <text:p text:style-name="P1"/>
      <text:p text:style-name="P1">“Actually They are not our sons; They belong to you. Nanda Mahārāja and you are the real father and mother of Kṛṣṇa and Balarāma. As long as They were under your care They had not even a pinch of difficulty. Under your protection, They were completely out of the way of all kinds of fear. This most affectionate care which you have taken for Them is completely befitting your elevated position. The most noble personalities do not discriminate between their own sons and the sons of others, and there cannot be any personalities more noble than Nanda Mahārāja and you.”</text:p>
      <text:p text:style-name="P1"/>
      <text:p text:style-name="P1">As far as the gopīs of Vṛndāvana were concerned, from the very beginning of their lives they did not know anything beyond Kṛṣṇa. Kṛṣṇa and Balarāma were their life and soul. The gopīs were so attached to Kṛṣṇa that they could not tolerate not seeing Him even momentarily when their eyelids blinked and impeded their vision. They condemned Brahmā, the creator of the body, because he foolishly made eyelids which blinked and checked their seeing Kṛṣṇa. Because they had been separated from Kṛṣṇa for so many years, the gopīs, having come along with Nanda Mahārāja and Mother Yaśodā, felt intense ecstasy upon seeing Kṛṣṇa. No one can even imagine how eager the gopīs were to see Kṛṣṇa again. As soon as Kṛṣṇa became visible to them, they took Him inside their hearts through their eyes and embraced Him to their full satisfaction. Even though they were embracing Kṛṣṇa only mentally, they became so ecstatic and overwhelmed with joy that for the time being they completely forgot themselves. The ecstatic trance they achieved simply by mentally embracing Kṛṣṇa is impossible to achieve even for great yogīs constantly engaged in meditation on the Supreme Personality of Godhead. Kṛṣṇa could understand that the gopīs were rapt in ecstasy by embracing Him in their minds, and therefore, since He is present in everyone’s heart, He reciprocated the embracing from within.</text:p>
      <text:p text:style-name="P1"/>
      <text:p text:style-name="P1">Kṛṣṇa was sitting with Mother Yaśodā and His other mothers, Devakī and Rohiṇī, but when the mothers engaged in talking, He took the opportunity and went to a secluded place to meet the gopīs. As soon as He approached the gopīs, the Lord smiled, and after embracing them and inquiring about their welfare, He began to encourage them, saying, “My dear friends, you know that Lord Balarāma and I left Vṛndāvana just to please Our relatives and family members. Thus We were long engaged in fighting with Our enemies and were obliged to forget you, who were so much attached to Me in love and affection. I can understand that I have been ungrateful to you, but still I know that you are faithful to Me. May I inquire if you have been thinking of Us, although We had to leave you behind? My dear gopīs, do you now dislike remembering Me, considering Me to have been ungrateful to you? Do you take My misbehavior with you very seriously?</text:p>
      <text:p text:style-name="P1"/>
      <text:p text:style-name="P1">“After all, you should know that it was not My intention to leave you; our separation was ordained by Providence, who after all is the supreme controller and does as He desires. He causes the intermingling of different persons, and again disperses them as He desires. Sometimes we see that a strong wind will mingle together clouds, atomic particles of dust or broken pieces of cotton, and after the strong wind subsides, all the clouds, particles of dust and pieces of cotton are again separated, scattered in different places. Similarly, the Supreme Lord is the creator of everything. The objects we see are different manifestations of His energy. By His supreme will we are sometimes united and sometimes separated. We can therefore conclude that ultimately we are absolutely dependent on His will.</text:p>
      <text:p text:style-name="P1"><text:soft-page-break/></text:p>
      <text:p text:style-name="P1">“Fortunately, you have developed loving affection for Me, which is the only way to achieve the transcendental position of association with Me. Any living entity who develops such unalloyed devotional affection for Me certainly at the end goes back home, back to Godhead. In other words, unalloyed devotional service and affection for Me are the cause of supreme liberation.</text:p>
      <text:p text:style-name="P1"/>
      <text:p text:style-name="P1">“My dear gopī friends, you may know from Me that it is My energies only which are acting everywhere. Take, for example, an earthen pot. It is nothing but a combination of earth, water, air, fire and sky. It is always of the same physical composition, whether in its beginning, during its existence or after its annihilation. When it is created, the earthen pot is made of earth, water, fire, air and sky, while it remains it is the same in composition, and when it is broken and annihilated its different ingredients are conserved in different parts of the material energy. Similarly, at the creation of this cosmic manifestation, during its maintenance and after its dissolution, everything is but a different manifestation of My energy. And because the energy is not separate from Me, it is to be concluded that I am existing in everything.</text:p>
      <text:p text:style-name="P1"/>
      <text:p text:style-name="P1">“In the same way, the body of a living being is nothing but a composition of the five elements, and the living entity embodied in the material condition is also part and parcel of Me. The living entity is imprisoned in the material condition on account of his false conception of himself as the supreme enjoyer. This false ego of the living entity is the cause of his imprisonment in material existence. As the Supreme Absolute Truth, I am transcendental to the living entity, as well as to his material embodiment. The two energies, material and spiritual, both act under My supreme control. My dear gopīs, I request that instead of being afflicted, you try to accept everything with a philosophical attitude. Then you will understand that you are always with Me and that there is no cause of lamentation in our being separated from one another.”</text:p>
      <text:p text:style-name="P1"/>
      <text:p text:style-name="P1">This important instruction by Lord Kṛṣṇa to the gopīs can be utilized by all devotees engaged in Kṛṣṇa consciousness. The whole philosophy is considered on the basis of inconceivable, simultaneous oneness and difference. In the Bhagavad-gītā the Lord says that He is present everywhere in His impersonal feature. Everything exists in Him, but still He is not personally present everywhere. The cosmic manifestation is nothing but a display of Kṛṣṇa’s energy, and because the energy is not different from the energetic, nothing is different from Kṛṣṇa. When this absolute consciousness, Kṛṣṇa consciousness, is absent, we are separated from Kṛṣṇa; but, fortunately, if this Kṛṣṇa consciousness is present, then we are not separated from Kṛṣṇa. The process of devotional service is the revival of Kṛṣṇa consciousness, and if the devotee is fortunate enough to understand that the material energy is not separate from Kṛṣṇa, then he can utilize the material energy and its products in the service of the Lord. But in the absence of Kṛṣṇa consciousness, the forgetful living entity, although part and parcel of Kṛṣṇa, falsely puts himself in the position of enjoyer of the material world and, being thus implicated in material entanglement, is forced by the material energy to continue his material existence. This is confirmed in the Bhagavad-gītā. Although a living entity is forced to act by the material energy, he falsely thinks that he is the all in all and the supreme enjoyer.</text:p>
      <text:p text:style-name="P1"/>
      <text:p text:style-name="P1">If the devotee knows perfectly that the arcā-vigraha, or Deity form of Lord Kṛṣṇa in the temple, is exactly the same sac-cid-ānanda-vigraha as Kṛṣṇa Himself, then his service to the temple Deity becomes direct service to the Supreme Personality of Godhead. Similarly, the temple itself, the temple paraphernalia and the food offered to the Deity are also not separate from Kṛṣṇa. One has to follow the rules and regulations prescribed by the ācāryas, and thus, under superior guidance, Kṛṣṇa-realization is fully possible, even in this material existence.</text:p>
      <text:p text:style-name="P1"/>
      <text:p text:style-name="P1">The gopīs, having been instructed by Kṛṣṇa in this philosophy of simultaneous oneness and difference, remained always in Kṛṣṇa consciousness and thus became liberated from all material <text:soft-page-break/>contamination. The consciousness of the living entity who falsely presents himself as the enjoyer of the material world is called jīva-kośa, which means imprisonment by the false ego. Not only the gopīs but anyone who follows these instructions of Kṛṣṇa is immediately freed from the jīva-kośa imprisonment. A person in full Kṛṣṇa consciousness is always liberated from false egoism; he utilizes everything for Kṛṣṇa’s service and is not at any time separated from Kṛṣṇa.</text:p>
      <text:p text:style-name="P1"/>
      <text:p text:style-name="P1">The gopīs therefore prayed to Kṛṣṇa, “Dear Kṛṣṇa, from Your navel emanated the original lotus flower, which is the birthsite of Brahmā, the creator. No one can estimate Your glories or Your opulence, which therefore remain always a mystery even to the highest thoughtful men, the masters of all yogic power. However, the conditioned soul fallen in the dark well of this material existence can very easily take shelter of Your lotus feet. Thus his deliverance is guaranteed.”</text:p>
      <text:p text:style-name="P1"/>
      <text:p text:style-name="P1">The gopīs continued, “Dear Kṛṣṇa, we are always busy in our family affairs. We therefore request that You remain within our hearts as the rising sun. That will be Your greatest benediction.” The gopīs are always liberated souls because they are fully in Kṛṣṇa consciousness. They only pretended to be entangled in household affairs in Vṛndāvana. Because of their separation from Kṛṣṇa, He might have asked them to return with Him to His capital city, Dvārakā. But the inhabitants of Vṛndāvana, the gopīs, were not interested in the idea of going with Kṛṣṇa to Dvārakā. They wanted to remain busy in Vṛndāvana and thus feel the presence of Kṛṣṇa in every step of their lives. They immediately invited Kṛṣṇa to come back to Vṛndāvana. This transcendental emotional existence of the gopīs is the basic principle of Lord Caitanya’s teaching. The Ratha-yātrā festival observed by Lord Caitanya is the emotional process of taking Kṛṣṇa back to Vṛndāvana. Śrīmatī Rādhārāṇī refused to go with Kṛṣṇa to Dvārakā to enjoy His company in the atmosphere of royal opulence, for She wanted to enjoy His company in the original Vṛndāvana atmosphere. Lord Kṛṣṇa, being profoundly attached to the gopīs, never goes away from Vṛndāvana, and the gopīs and other residents of Vṛndāvana remain fully satisfied in Kṛṣṇa consciousness.</text:p>
      <text:p text:style-name="P1"/>
      <text:p text:style-name="P1">Thus ends the Bhaktivedanta purport of the eighty-second chapter of Kṛṣṇa, “Lord Kṛṣṇa and Balarāma Meet the Inhabitants of Vṛndāvana.”</text:p>
      <text:p text:style-name="P1"/>
      <text:p text:style-name="P1"/>
      <text:p text:style-name="P1">CHAPTER 83</text:p>
      <text:p text:style-name="P1">Draupadī Meets the Queens of Kṛṣṇa</text:p>
      <text:p text:style-name="P1"/>
      <text:p text:style-name="P1">There were many visitors who came to see Kṛṣṇa, and among them were the Pāṇḍavas, headed by King Yudhiṣṭhira. After talking with the gopīs and bestowing upon them the greatest benediction, Lord Kṛṣṇa welcomed King Yudhiṣṭhira and other relatives who had come to see Him. He first of all inquired from them whether their situation was auspicious. Actually, there is no question of ill fortune for anyone who sees the lotus feet of Lord Kṛṣṇa, yet when Lord Kṛṣṇa, as a matter of etiquette, inquired from King Yudhiṣṭhira about his welfare, the king became very happy by such a reception and addressed the Lord thus: “My dear Lord Kṛṣṇa, great personalities and devotees in full Kṛṣṇa consciousness always think of Your lotus feet and remain fully satisfied by drinking the nectar of transcendental bliss. The nectar which they constantly drink sometimes comes out of their mouths and is sprinkled on others as the narration of Your transcendental activities. This nectar coming from the mouth of a devotee is so powerful that if one is fortunate enough to have the opportunity to drink it, he is immediately freed from the continuous journey of birth and death. Our material existence is caused by our forgetfulness of Your personality, but fortunately the darkness of forgetfulness is immediately dissipated if one is privileged to hear about Your glories. Therefore, my dear Lord, where is the possibility of ill fortune for one who is constantly engaged in hearing Your glorious activities?</text:p>
      <text:p text:style-name="P1"/>
      <text:p text:style-name="P1"><text:soft-page-break/>“Since we are fully surrendered unto You and have no other shelter than Your lotus feet, we are always confident of our good fortune. My dear Lord, You are the ocean of unlimited knowledge and transcendental bliss. The reactions of mental concoctions in the three phases of material life – wakefulness, sleep and deep sleep – cannot exist in Kṛṣṇa consciousness. All such reactions are invalidated by the practice of Kṛṣṇa consciousness. You are the ultimate destination of all liberated persons. Out of Your independent will only, You have descended to this earth by the use of Your own internal potency, yogamāyā, and to reestablish the Vedic principles of life You have appeared just like an ordinary human being. Since You are the Supreme Person, there cannot be any ill luck for one who has fully surrendered unto You.”</text:p>
      <text:p text:style-name="P1"/>
      <text:p text:style-name="P1">When Lord Kṛṣṇa was busy meeting various kinds of visitors and while they were engaged in offering prayers to the Lord, the female members of the Kuru dynasty and the Yadu dynasty took the opportunity to meet with one another and engage in talk of Lord Kṛṣṇa’s transcendental pastimes. The first inquiry was made by Draupadī to the wives of Lord Kṛṣṇa. She addressed them, “My dear Rukmiṇī, Bhadrā, Jāmbavatī, Satyā, Satyabhāmā, Kālindī, Śaibyā [Mitravindā], Lakṣmaṇā, Rohiṇī and all other wives of Lord Kṛṣṇa, will you please let us know how Lord Kṛṣṇa, the Supreme Personality of Godhead, accepted you as His wives and married you in pursuance of the marriage ceremonies of ordinary human beings?”</text:p>
      <text:p text:style-name="P1"/>
      <text:p text:style-name="P1">To this question, the chief of the queens, Rukmiṇī-devī, replied, “My dear Draupadī, it was practically a settled fact that princes like Jarāsandha wanted me to marry King Śiśupāla, and, as is usual, all the princes present during the marriage ceremony were prepared with their armor and weapons to fight with any rival who dared to stop the marriage. But the Supreme Personality of Godhead kidnapped me the way a lion takes away a lamb from the flock. This was not, however, a very wondrous act for Lord Kṛṣṇa, because anyone who claims to be a great hero or king within this world is subordinate to the lotus feet of the Lord. All kings touch their helmets to the lotus feet of Lord Kṛṣṇa. My dear Draupadī, it is my eternal desire that life after life I be engaged in the service of Lord Kṛṣṇa, who is the reservoir of all pleasure and beauty. This is my only desire and ambition in life.”</text:p>
      <text:p text:style-name="P1"/>
      <text:p text:style-name="P1">After this, Satyabhāmā began to speak. She said, “My dear Draupadī, my father was very much afflicted by the death of his brother, Prasena, and he falsely accused Lord Kṛṣṇa of killing his brother and stealing the Syamantaka jewel, which had actually been taken by Jāmbavān. Lord Kṛṣṇa, in order to establish His pure character, fought with Jāmbavān and rescued the Syamantaka jewel, which He later delivered to my father. My father was very much ashamed and sorry for accusing Lord Kṛṣṇa of his brother’s death. After getting back the Syamantaka jewel, he thought it wise to rectify his mistake, so although he had promised others my hand in marriage, he submitted the jewel and me at the lotus feet of Kṛṣṇa, and thus I was accepted as His maidservant and wife.”</text:p>
      <text:p text:style-name="P1"/>
      <text:p text:style-name="P1">After this, Jāmbavatī replied to Draupadī’s question. She said, “My dear Draupadī, when Lord Kṛṣṇa attacked my father, Jāmbavān, the king of the ṛkṣas, my father did not know that Lord Kṛṣṇa was his former master, Lord Rāmacandra, the husband of Sītā. Not knowing the identity of Lord Kṛṣṇa, my father fought with Him continuously for twenty-seven days. After this period, when he became fatigued, he could understand that since no one but Lord Rāmacandra could defeat him, his opponent, Lord Kṛṣṇa, must be the same Lord Rāmacandra. He thus came to his senses and immediately returned the Syamantaka jewel. Furthermore, to satisfy the Lord, he presented me to Him to become His wife. In this way I was married to the Lord, and thus my desire to be a servitor of Kṛṣṇa life after life was fulfilled.”</text:p>
      <text:p text:style-name="P1"/>
      <text:p text:style-name="P1">After this, Kālindī said, “My dear Draupadī, I was engaged in great austerities and penances to get Lord Kṛṣṇa as my husband. When He became aware of this fact, He very kindly came to me with His friend Arjuna and accepted me as His wife. Lord Kṛṣṇa then took me away from the bank of the <text:soft-page-break/>Yamunā, and since then I have been engaged in the house of Lord Kṛṣṇa as a sweeper. And the Lord is treating me as His wife.”</text:p>
      <text:p text:style-name="P1"/>
      <text:p text:style-name="P1">After this, Mitravindā said, “My dear Draupadī, there was a great assembly of princes at my svayaṁvara ceremony [the personal selection of a husband]. Lord Kṛṣṇa was also present in that meeting, and He accepted me as His maidservant by defeating all the princes there. He immediately took me away to Dvārakā, exactly as a lion takes its prey from a pack of dogs. When I was thus taken away by Lord Kṛṣṇa, my brothers wanted to fight Him, and later they were defeated. Thus my desire to become the maidservant of Kṛṣṇa life after life was fulfilled.”</text:p>
      <text:p text:style-name="P1"/>
      <text:p text:style-name="P1">After this, Satyā addressed Draupadī in this way: “My dear Draupadī, my father arranged for an assembly for my svayaṁvara, and to test the strength and heroism of the prospective bridegrooms, he stipulated that they each fight with his seven ferocious bulls, which had long, sharp horns. Many heroic prospects tried to defeat the bulls, but unfortunately they were all severely struck, and they returned to their homes as defeated invalids. When Lord Śrī Kṛṣṇa came and fought with the bulls, they were just like playthings for Him. He captured the bulls and roped each one of them by the nostrils. Thus they came under His control, just as a goat’s small kids come very easily under the control of children. My father was very much pleased and married me to Lord Kṛṣṇa with great pomp, giving as my dowry many divisions of soldiers, horses, chariots and elephants, along with hundreds of maidservants. Thus Lord Kṛṣṇa brought me to His capital city, Dvārakā. On the way back, He was assaulted by many princes, but Lord Kṛṣṇa defeated all of them, and thus I have the privilege of serving His lotus feet as a maidservant.”</text:p>
      <text:p text:style-name="P1"/>
      <text:p text:style-name="P1">After this, Bhadrā began to speak. She said, “My dear Draupadī, Lord Kṛṣṇa is the son of my maternal uncle. Fortunately, I became attracted to His lotus feet. When my father understood these feelings of mine, he personally arranged for my marriage, inviting Lord Kṛṣṇa to marry me and giving Him in dowry one akṣauhiṇī, or division of armed forces, along with many maidservants and other royal paraphernalia. I do not know whether I shall be able to have the shelter of Lord Kṛṣṇa life after life, but still I pray to the Lord that wherever I may take my birth I may not forget my relationship with His lotus feet.”</text:p>
      <text:p text:style-name="P1"/>
      <text:p text:style-name="P1">Then Lakṣmaṇā said, “My dear Queen, many times I heard the great sage Nārada glorifying the pastimes of Lord Kṛṣṇa. I became attracted to the lotus feet of Kṛṣṇa when I heard Nārada say that the goddess of fortune, Lakṣmī, was attracted to His lotus feet. Since then I have always been thinking of Him, and thus my attraction for Him has increased. My dear Queen, my father was very affectionate toward me. When he understood that I was attracted to Kṛṣṇa, he devised a plan like that devised by your father: during the svayaṁvara, the prospective bridegrooms had to pierce the eyes of a fish with their arrows. The difference between the competition in your svayaṁvara and mine was that in yours the fish was hanging openly on the ceiling, in clear view, but in mine the fish was covered and could be seen only by its reflection in a pot of water. That was the special feature of my svayaṁvara.</text:p>
      <text:p text:style-name="P1"/>
      <text:p text:style-name="P1">“The news of this device spread all over the world, and when the princes heard of it they arrived at my father’s capital city from all directions, fully equipped with armor and guided by their military instructors. Each of them desired to win me as his wife, and one after another they raised the bow and arrow left there for piercing the fish. Many could not even join the bowstring to the two ends of the bow, and without attempting to pierce the fish, they simply left the bow as it was and went away. Some with great difficulty drew the string from one end to the other, but being unable to tie the other end, they were suddenly knocked down by the springlike bow. My dear Queen, you will be surprised to know that at my svayaṁvara meeting there were many famous kings and heroes present. Heroes like Jarāsandha, Ambaṣṭha, Śiśupāla, Bhīmasena, Duryodhana and Karṇa were, of course, able to string the bow, but they could not pierce the fish, because it was covered, and they <text:soft-page-break/>could not trace it out from the reflection. The celebrated hero of the Pāṇḍavas, Arjuna, was able to see the reflection of the fish on the water, but although with great care he traced out the location of the fish and shot an arrow, he did not pierce the fish in the right spot. But his arrow at least touched the fish, and so he proved himself better than all the other princes.</text:p>
      <text:p text:style-name="P1"/>
      <text:p text:style-name="P1">“All the princes who tried to pierce the target were disappointed, being baffled in their attempts, and some candidates even left the place without making an attempt, but when at last Lord Kṛṣṇa took up the bow, He was able to tie the bowstring very easily, just as a child plays with a toy. He placed the arrow, and looking only once at the reflection of the fish in the water, He shot the arrow, and the pierced fish immediately fell down. This victory of Lord Kṛṣṇa was accomplished at noon, during the moment called abhijit, which is astronomically calculated as auspicious. At that time the vibration of “Jaya! Jaya!” was heard all over the world, and from the sky came sounds of drums beaten by the denizens of heaven. Great demigods were overwhelmed with joy and showered flowers on the earth.</text:p>
      <text:p text:style-name="P1"/>
      <text:p text:style-name="P1">“At that time, I entered the arena of competition, and the ankle bells on my legs sounded very melodious as I walked. I was nicely dressed with new silken garments, flowers decorated my hair, and because of Lord Kṛṣṇa’s victory I was in ecstatic joy and smiling very pleasingly. I carried in my hands a golden necklace bedecked with jewels, which glittered at intervals. My curling hair encircled my face, which shone with a bright luster due to the reflection of my various earrings. My eyes blinking, I first observed all the princes present, and when I reached my Lord I very slowly placed the golden necklace on His neck. As I have already informed you, from the very beginning my mind was attracted by Lord Kṛṣṇa, and thus I considered the garlanding of the Lord my great victory. As soon as I placed my garland on the neck of the Lord, there sounded immediately the combined vibration of mṛdaṅgas, paṭaha and ānaka drums, conch shells, kettledrums and other instruments, causing a tumultuous sound, and while the music played, expert male and female dancers began to dance, and singers began to sing sweetly.</text:p>
      <text:p text:style-name="P1"/>
      <text:p text:style-name="P1">“My dear Draupadī, when I accepted Lord Kṛṣṇa as my worshipable husband and He accepted me as His maidservant, there was a tumultuous roaring among the disappointed princes. All of them were very agitated because of their lusty desires, but without caring for them, my husband, in His form as the four-handed Nārāyaṇa, immediately took me on His chariot, which was drawn by four excellent horses. Expecting opposition from the princes, He armored Himself and took up His bow, named Śārṅga, and then our celebrated driver, Dāruka, drove the beautiful chariot, without a moment’s delay, toward the city of Dvārakā. Thus, in the presence of all the princes, I was carried away very quickly, exactly as a deer is carried away from the flock by a lion. Some of the princes, however, wanted to check our progress, and thus, equipped with proper weapons, they opposed us, just as dogs try to oppose the progressive march of a lion. At that time, due to the arrows released by the Śārṅga bow of Lord Kṛṣṇa, some of the princes lost their hands, some of them lost their legs, some lost their heads and their lives, and others fled from the battlefield.</text:p>
      <text:p text:style-name="P1"/>
      <text:p text:style-name="P1">“The Supreme Personality of Godhead then entered the most celebrated city of the universe, Dvārakā, and as He entered the city He appeared like the shining sun. The whole city of Dvārakā was profusely decorated on that occasion. There were so many flags and festoons and gates all over Dvārakā that the sunshine could not even enter the city. I have already told you that my father was very affectionate to me, so when he saw that my desire had been fulfilled by my getting Lord Kṛṣṇa as my husband, in great happiness he began to distribute to friends and relatives various kinds of gifts, such as valuable garments, ornaments, bedsteads and sitting carpets. Lord Kṛṣṇa is always self-sufficient, yet my father, out of his own accord, offered my husband a dowry consisting of riches, soldiers, elephants, chariots, horses and many rare and valuable weapons. He presented all these to the Lord with great enthusiasm. My dear Queen, at that time I could guess that in my <text:soft-page-break/>previous life I must have performed some wonderfully pious activity, and as a result I can in this life be one of the maidservants in the house of the Supreme Personality of Godhead.”</text:p>
      <text:p text:style-name="P1"/>
      <text:p text:style-name="P1">When all the principal queens of Lord Kṛṣṇa had finished their statements, Rohiṇī, as the representative of the other sixteen thousand queens, began to narrate the incident of their becoming wives of Kṛṣṇa.</text:p>
      <text:p text:style-name="P1"/>
      <text:p text:style-name="P1">“My dear Queen, when Bhaumāsura was conquering all the world, he collected wherever possible all the beautiful daughters of the kings and kept us arrested within his palace. When news of our imprisonment reached Lord Kṛṣṇa, He fought with Bhaumāsura and released us. Lord Kṛṣṇa killed Bhaumāsura and all his soldiers, and although He had no need to accept even one wife, He nevertheless, by our request, married all sixteen thousand of us. My dear Queen, our only qualification was that we were always thinking of the lotus feet of Lord Kṛṣṇa, which is the way to release oneself from the bondage of repeated birth and death. My dear Queen Draupadī, please take it from us that we are not after any opulence such as a kingdom, an empire or a position of heavenly enjoyment. We do not want to enjoy such material opulences, nor do we desire to achieve the yogic perfections, nor the exalted post of Lord Brahmā. Nor do we want any of the different kinds of liberation – sārūpya, sālokya, sārṣṭi, sāmīpya or sāyujya. We are not at all attracted by any of these opulences. Our only ambition is to bear on our heads life after life the dust particles attached to the lotus feet of Lord Kṛṣṇa. The goddess of fortune also desires to keep that dust on her breasts, along with fragrant saffron. We simply desire this dust, which accumulates underneath the lotus feet of Kṛṣṇa as He travels on the land of Vṛndāvana as a cowherd boy. The gopīs especially, and also the cowherd men and the aborigine tribeswomen, always desire to become the grass and straw on the streets of Vṛndāvana, to be trampled on by the lotus feet of Kṛṣṇa. My dear Queen, we wish to remain as such life after life, without any other desire.”</text:p>
      <text:p text:style-name="P1"/>
      <text:p text:style-name="P1">Thus ends the Bhaktivedanta purport of the eighty-third chapter of Kṛṣṇa, “Draupadī Meets the Queens of Kṛṣṇa.”</text:p>
      <text:p text:style-name="P1"/>
      <text:p text:style-name="P1"/>
      <text:p text:style-name="P1">CHAPTER 84</text:p>
      <text:p text:style-name="P1">Sacrificial Ceremonies Performed by Vasudeva</text:p>
      <text:p text:style-name="P1"/>
      <text:p text:style-name="P1">Among the women present at Kurukṣetra during the solar eclipse were Kuntī, Gāndhārī, Draupadī, Subhadrā and the queens of many other kings, as well as the gopīs from Vṛndāvana. When the different queens of Lord Kṛṣṇa were submitting their statements as to how they had been married and accepted by Lord Kṛṣṇa as His wives, all the female members of the Kuru dynasty were struck with wonder. They were filled with admiration at how all the queens of Kṛṣṇa were attached to Him with love and affection. When they heard about the queens’ intensity of love and affection for Kṛṣṇa, they could not check their eyes from filling with tears.</text:p>
      <text:p text:style-name="P1"/>
      <text:p text:style-name="P1">While the women were engaged in conversations among themselves and the men were similarly engaged in conversation, there arrived from all directions almost all the important sages and ascetics, who had come for the purpose of seeing Lord Kṛṣṇa and Balarāma. Chief among the sages were Kṛṣṇa-dvaipāyana Vyāsa, the great sage Nārada, Cyavana, Devala, Asita, Viśvāmitra, Śatānanda, Bharadvāja, Gautama, Lord Paraśurāma (along with His disciples), Vasiṣṭha, Gālava, Bhṛgu, Pulastya, Kaśyapa, Atri, Mārkaṇḍeya, Bṛhaspati, Dvita, Trita, Ekata, the four Kumāra sons of Brahmā (Sanaka, Sanandana, Sanātana and Sanat-kumāra), Aṅgirā, Agastya, Yājñavalkya and Vāmadeva.</text:p>
      <text:p text:style-name="P1"/>
      <text:p text:style-name="P1">As soon as the sages and ascetics arrived, all the kings, including Mahārāja Yudhiṣṭhira and the other Pāṇḍavas and Lord Kṛṣṇa and Balarāma, immediately got up from their seats and offered <text:soft-page-break/>respects by bowing down to the universally respected sages. After this, the sages were properly welcomed by being offered seats and water for washing their feet. Palatable fruits, garlands of flowers, incense and sandalwood pulp were presented, and all the kings, led by Kṛṣṇa and Balarāma, worshiped the sages according to the Vedic rules and regulations. When all the sages were comfortably seated, Lord Kṛṣṇa, who descended for the protection of religion, began to address them on behalf of all the kings. When Kṛṣṇa began to speak, all became silent, being eager to hear and understand His welcoming words to the sages.</text:p>
      <text:p text:style-name="P1"/>
      <text:p text:style-name="P1">Lord Kṛṣṇa spoke thus: “All glories to the assembled sages and ascetics! Today we all feel that our lives have become successful. Today we have achieved the desired goal of life because we now see face to face all the exalted, liberated sages and ascetics, whom even the great demigods in the heavens desire to see. Persons who are neophytes in devotional service and who simply offer their respectful obeisances to the Deity in the temple but cannot realize that the Lord is situated in everyone’s heart, and those who simply worship different demigods for fulfillment of their own lusty desires, are unable to understand the importance of these sages. They cannot take advantage of receiving these sages by seeing them with their eyes, by touching their lotus feet, by inquiring about their welfare or by diligently worshiping them.”</text:p>
      <text:p text:style-name="P1"/>
      <text:p text:style-name="P1">Neophyte devotees or religionists cannot understand the importance of great mahātmās. They go to the temple as a matter of formality and pay their respectful obeisances unto the Deity. But when one is promoted to the next platform of transcendental consciousness, one can understand the importance of mahātmās and devotees, and in that stage one tries to please them. Therefore, Lord Kṛṣṇa said that the neophyte cannot understand the importance of great sages, devotees or ascetics.</text:p>
      <text:p text:style-name="P1"/>
      <text:p text:style-name="P1">Lord Kṛṣṇa continued, “One cannot purify himself merely by traveling to holy places of pilgrimage and taking a bath there or by seeing the demigods’ forms in the temples. But if one happens to meet a great devotee, a mahātmā who is a representative of the Personality of Godhead, one is immediately purified. To become purified, one is enjoined to worship the fire, the sun, the moon, the earth, the water, the air, the sky and the mind. By worshiping all the elements and their predominating deities, one can gradually become free from the influence of envy, but all the sins of an envious person can be nullified immediately simply by serving a great soul.</text:p>
      <text:p text:style-name="P1"/>
      <text:p text:style-name="P1">“My dear revered sages and respectable kings, you can take it from Me that a person who accepts this material body made of three elements – mucus, bile and air – as his own self, who considers his family and relatives his own, who accepts material things as worshipable, or who visits holy places of pilgrimage just to take a bath there but never associates with great personalities, sages and mahātmās – such a person, even though in the form of a human being, is nothing but an animal like an ass.”</text:p>
      <text:p text:style-name="P1"/>
      <text:p text:style-name="P1">When the supreme authority, Lord Kṛṣṇa, was thus speaking with great gravity, all the sages and ascetics remained in dead silence. They were amazed upon hearing Him speak the absolute philosophy of life in such a concise way. Unless one is very much advanced in knowledge, one thinks his body to be his self, his family members to be his own, and the land of his birth to be worshipable. From this concept of life, the modern ideology of nationalism has sprung up. Lord Kṛṣṇa condemned such ideas, and He also condemned persons who take the trouble to go to holy places of pilgrimage just to take a bath and come back without taking the opportunity to associate with the great devotees and mahātmās living there. Such persons are compared to the most foolish animal, the ass. All those who heard considered the speech of Lord Kṛṣṇa for some time, and they concluded that Lord Kṛṣṇa was actually the Supreme Personality of Godhead playing the role of an ordinary human being, who is forced to take a certain type of body as a result of the reactions of his past deeds. He was assuming this pastime as an ordinary human simply to teach the people in general how they should live for perfection of the human mission.</text:p>
      <text:p text:style-name="P1"><text:soft-page-break/></text:p>
      <text:p text:style-name="P1">Having concluded that Kṛṣṇa was the Supreme Personality of Godhead, the sages addressed Him thus: “Dear Lord, we, the leaders of human society, are supposed to possess the proper philosophy of life, yet we are bewildered by the spell of Your external energy. We are surprised to see Your behavior, which is just like that of an ordinary human being and which conceals Your real identity as the Supreme Personality of Godhead, and we therefore consider Your pastimes to be all-wonderful.</text:p>
      <text:p text:style-name="P1"/>
      <text:p text:style-name="P1">“Our dear Lord, by Your own energy You create, maintain and annihilate the whole cosmic manifestation of different names and forms, in the same way that the earth creates many forms of stone, trees and other varieties of names and forms and yet remains the same. Although You create varieties of manifestations through Your energy, You are unaffected by all those actions. Our dear Lord, we are simply stunned to see Your wonderful acts. Although You are transcendental to this entire material creation and are the Supreme Lord and the Supersoul of all living entities, You appear on this earth by Your internal potency to protect Your devotees and destroy the miscreants. By such an appearance You reestablish the principles of eternal religion, which human society forgets by long association with the material energy. Our dear Lord, You are the creator of the social orders and spiritual statuses of human society according to quality and work, and when these orders are misguided by unscrupulous persons, You appear and set them right.</text:p>
      <text:p text:style-name="P1"/>
      <text:p text:style-name="P1">“Dear Lord, the Vedic knowledge is the representation of Your pure heart. Austerities, study of the Vedas, and meditative trances lead to different realizations of Your Self in Your manifested and nonmanifested aspects. The entire phenomenal world is a manifestation of Your impersonal energy, but You Yourself, as the original Personality of Godhead, are not manifested there. You are the Supreme Soul, the Supreme Brahman. Persons who are situated in brahminical culture, therefore, can understand the truth about Your transcendental form. Thus You always hold the brāhmaṇas in respect, and You are considered to be the topmost of all followers of brahminical culture. You are therefore known as brahmaṇya-deva. Our dear Lord, You are the last word in good fortune and the last resort of all saintly persons; therefore we all consider that we have achieved the perfection of our life, education, austerity and acquisition of transcendental knowledge by meeting You. Factually, You are the ultimate goal of all transcendental achievements.</text:p>
      <text:p text:style-name="P1"/>
      <text:p text:style-name="P1">“Our dear Lord, there is no end to Your unlimited knowledge. Your form is transcendental, eternally existing in full bliss and knowledge. You are the Supreme Personality of Godhead, the Supreme Brahman, the Supreme Soul. Being covered by the spell of Your internal potency, yogamāyā, You are now temporarily concealing Your unlimited potencies, but still we can understand Your exalted position, and therefore all of us offer You our respectful obeisances. Dear Lord, You are enjoying Your pastimes in the role of a human being, concealing Your real character of transcendental opulence; therefore, none of the kings present here, even the members of the Yadu dynasty, who constantly mingle with You, eat with You and sit with You, can understand that You are the original cause of all causes, the soul of everyone, the original cause of all creation.</text:p>
      <text:p text:style-name="P1"/>
      <text:p text:style-name="P1">“When a person dreams at night, hallucinatory figures created by the dream are accepted as real, and the imaginary dream body is accepted as one’s real body. For the time being, one forgets that besides the body created in hallucination, there is another, real body in his awakened state. Similarly, in the awakened state also, the bewildered conditioned soul considers sense enjoyment to be real happiness.</text:p>
      <text:p text:style-name="P1"/>
      <text:p text:style-name="P1">“By the process of enjoying the senses of the material body, the spirit soul is covered, and his consciousness becomes materially contaminated. It is due to material consciousness that one cannot understand the Supreme Personality of Godhead, Kṛṣṇa. All great mystic yogīs endeavor to revive their Kṛṣṇa consciousness by mature practice of the yoga system just to understand Your lotus feet. <text:soft-page-break/>They meditate upon Your transcendental form to counteract their accumulated sinful reactions. It is said that the water of the Ganges can vanquish volumes of a person’s sinful reactions, but the Ganges water is glorious only due to Your lotus feet. The Ganges water flows as perspiration from the lotus feet of Your Lordship. And we are all so fortunate that today we have been able to see Your lotus feet directly. Dear Lord, we are all surrendered souls, devotees of Your Lordship; therefore, please be kind and bestow Your causeless mercy upon us. We know well that persons who have become liberated by constant engagement in Your devotional service are no longer contaminated by the material modes of nature; thus they have become eligible to be promoted to the kingdom of God in the spiritual world.”</text:p>
      <text:p text:style-name="P1"/>
      <text:p text:style-name="P1">After first offering prayers to Lord Kṛṣṇa, the assembled sages wanted to take permission from King Dhṛtarāṣṭra and King Yudhiṣṭhira and then depart for their respective āśramas. At that time, however, Vasudeva, the father of Lord Kṛṣṇa and the most celebrated of all pious men, approached the sages and with great humility offered his respects by falling down at their feet. Vasudeva said, “My dear great sages, you are more respected than the demigods. I therefore offer my respectful obeisances unto you. I wish for you to accept my one request, if you so desire. I shall consider it a great blessing if you kindly explain the supreme fruitive activity by which one can counteract the reactions of all other activities.”</text:p>
      <text:p text:style-name="P1"/>
      <text:p text:style-name="P1">The great sage Nārada was the leader of all the sages present. Therefore he began to speak. “My dear sages,” he said, “it is not very difficult to understand that because of his great goodness and simplicity, Vasudeva, who has become the father of the Personality of Godhead by accepting Kṛṣṇa as his son, is inclined to ask us about his welfare. It is said that familiarity breeds contempt. As such, Vasudeva, having Kṛṣṇa as his son, does not regard Kṛṣṇa with awe and veneration. Sometimes it is seen that persons living on the bank of the Ganges do not consider the Ganges very important, and they go far away to take their baths at a place of pilgrimage. There is no need for Vasudeva to ask us for instruction when Lord Kṛṣṇa is personally present, because His knowledge is never second in any circumstance. His knowledge is not affected by the process of creation, maintenance and annihilation, nor is it ever influenced by any agency beyond Himself, nor is it agitated by the interactions of the material qualities or changed in the course of time. His transcendental form is full of knowledge which never becomes agitated by ignorance, pride, attachment, envy or sense enjoyment. His knowledge is never subject to the laws of karma regarding pious or impious activities, nor is it influenced by the three modes of material energy. No one is greater than or equal to Him, because He is the supreme authority, the Personality of Godhead.</text:p>
      <text:p text:style-name="P1"/>
      <text:p text:style-name="P1">“The ordinary conditioned human being may think that the conditioned soul, who is covered by his materialistic senses, mind and intelligence, is equal to Kṛṣṇa, but Lord Kṛṣṇa is just like the sun, which, although it sometimes may appear to be so, is never covered by the cloud, snow or fog, or by other planets during an eclipse. When the eyes of less intelligent men are covered by such influences, they think the sun to be invisible. Similarly, persons who are influenced by senses addicted to material enjoyment cannot have a clear vision of the Supreme Personality of Godhead.”</text:p>
      <text:p text:style-name="P1"/>
      <text:p text:style-name="P1">The sages present then began to address Vasudeva in the presence of Lord Kṛṣṇa, Balarāma and many other kings, and, as requested by him, they gave their instructions: “To counteract the reactions of fruitive activities and the desires impelling one to fruitive activities, one must with faith and devotion execute the prescribed sacrifices meant for worshiping Lord Viṣṇu. Lord Viṣṇu is the beneficiary of the results of all sacrificial performances. Great personalities and sages who are able to see everything clearly through the eyes of the revealed scriptures and possess vision of the three phases of the time element, namely past, present and future, have unanimously recommended that to purify the dust of material contamination accumulated in the heart and to clear the path of liberation and thereby achieve transcendental bliss, one must please Lord Viṣṇu. For everyone <text:soft-page-break/>living as a householder in one of the higher social orders (brāhmaṇa, kṣatriya and vaiśya), this worship of the Supreme Personality of Godhead, Lord Viṣṇu, who is known as Puruṣottama, the original person, is recommended as the only auspicious path.</text:p>
      <text:p text:style-name="P1"/>
      <text:p text:style-name="P1">“All conditioned souls within this material world have deep-rooted desires to lord it over the resources of material nature. Everyone wants to accumulate riches, everyone wants to enjoy life to the greatest extent, everyone wants a wife, home and children, and everyone wants to become happy in this world and be elevated to the heavenly planets in the next life. But these desires are the causes of one’s material bondage. Therefore, to get liberation from this bondage, one has to sacrifice his honestly earned riches for the satisfaction of Lord Viṣṇu.</text:p>
      <text:p text:style-name="P1"/>
      <text:p text:style-name="P1">“The only process to counteract all sorts of material desires is to engage oneself in the devotional service of Lord Viṣṇu. In this way a self-controlled person, even while remaining in householder life, should give up the three kinds of material desires, namely the desire for the acquisition of material opulences, for the enjoyment of wife and children, and for elevation to higher planets. Eventually he should give up householder life and accept the renounced order, engaging himself completely in the devotional service of the Lord. Everyone, even if born in a higher status as a brāhmaṇa, kṣatriya or vaiśya, is certainly indebted to the demigods, to the sages, to the forefathers and to other living entities, and in order to liquidate all these debts, one has to perform sacrifices, study the Vedic literature and generate children in religious householder life. If somehow one accepts the renounced order of life without liquidating these debts, he certainly falls down from his position. Today you have already liquidated your debts to your forefathers and the sages. Now, by performing sacrifices, you can free yourself from indebtedness to the demigods and thus take complete shelter of the Supreme Personality of Godhead. My dear Vasudeva, certainly you have already performed many pious activities in your previous lives. Otherwise, how could you be the father of Kṛṣṇa and Balarāma, the Supreme Personality of Godhead?”</text:p>
      <text:p text:style-name="P1"/>
      <text:p text:style-name="P1">Saintly Vasudeva, after hearing all the sages, offered his respectful obeisances unto their lotus feet. In this way he pleased the sages, and then he requested them to perform the yajñas. When the sages were selected as priests of the sacrifices, they in turn induced Vasudeva to collect the required paraphernalia for executing the yajñas in that place of pilgrimage. When Vasudeva was thus persuaded to start to perform the yajñas, all the members of the Yadu dynasty took their baths, dressed themselves very nicely, decorated themselves beautifully and garlanded themselves with lotus flowers. Vasudeva’s wives, dressed with nice garments and ornaments and golden necklaces, approached the arena of sacrifice carrying in their hands the required articles to offer in the sacrifice.</text:p>
      <text:p text:style-name="P1"/>
      <text:p text:style-name="P1">When everything was complete, there was heard the vibration of mṛdaṅgas, conch shells, kettledrums and other musical instruments. Professional dancers, both male and female, began to dance. The sūtas and māgadhas, who were professional singers, began to offer prayers by singing. And the Gandharvas and their wives, whose voices were very sweet, began to sing many auspicious songs. Vasudeva anointed his eyes with black cosmetic, smeared butter over his body and then, along with his eighteen wives, headed by Devakī, sat before the priests to be purified by the abhiṣeka ceremony. While the ceremony was being observed strictly according to the principles of the scriptures, Vasudeva resembled the moon encircled by stars. Because he was being initiated for the sacrifice, he was dressed in a deerskin, but all his wives were dressed with very nice saris, bangles, necklaces, ankle bells, earrings and many other ornaments. Vasudeva looked very beautiful surrounded by his wives, exactly like the king of heaven when he performs such sacrifices.</text:p>
      <text:p text:style-name="P1"/>
      <text:p text:style-name="P1">At that time, when Lord Kṛṣṇa and Lord Balarāma, along with Their wives, children and relatives, sat down in that great sacrificial arena, it appeared that the Supreme Personality of Godhead was present along with all the living entities and multienergies that are part of Him. We have heard from <text:soft-page-break/>the śāstras that Lord Kṛṣṇa has multienergies and parts and parcels, but now, in that sacrificial arena, all could actually experience how the Supreme Personality of Godhead eternally exists with His different energies. At that time, Lord Kṛṣṇa appeared as Lord Nārāyaṇa, and Lord Balarāma appeared as Saṅkarṣaṇa, the reservoir of all living entities.</text:p>
      <text:p text:style-name="P1"/>
      <text:p text:style-name="P1">Vasudeva satisfied Lord Viṣṇu by performing different kinds of sacrifices, such as Jyotiṣṭoma and Darśa-pūrṇamāsa. Some of these yajñas are called prākṛta, and some of them are known as śaurya-satra or vaikṛta. Thereafter, the other sacrifices, known as Agnihotra, were also performed, and the prescribed articles were offered in the proper way. Thus Lord Viṣṇu was pleased. The ultimate purpose of offering oblations in sacrifice is to please Lord Viṣṇu. But in this Age of Kali it is very difficult to collect the different articles required for offering sacrifices. People have neither the means to collect the required paraphernalia nor the necessary knowledge or tendency to offer such sacrifices. Therefore, in this Age of Kali, when people are mostly unfortunate, full of anxieties and disturbed by various kinds of calamities, the only sacrifice recommended is the performance of saṅkīrtana-yajña. Worshiping Lord Caitanya by the saṅkīrtana-yajña is the only recommended process in this age.</text:p>
      <text:p text:style-name="P1"/>
      <text:p text:style-name="P1">After the performance of the different sacrifices, Vasudeva offered ample riches, clothing, ornaments, cows, land and maidservants to the priests. Thereafter, all the wives of Vasudeva took their avabhṛtha baths and performed the part of the sacrificial duties known as patnī-saṁyāja. After finishing the offering with all the required paraphernalia, they all took their baths together in the lakes constructed by Paraśurāma, which are known as the Rāma-hrada. After Vasudeva and his wives took their baths, all the garments and ornaments they had worn were distributed to the subordinate persons engaged in singing, dancing and similar activities. We may note that the performance of sacrifice necessitates the profuse distribution of riches. Charity is offered to the priests and the brāhmaṇas in the beginning, and used garments and ornaments are offered in charity to the subordinate assistants after the performance of the sacrifice.</text:p>
      <text:p text:style-name="P1"/>
      <text:p text:style-name="P1">After offering the used articles to the singers and reciters, Vasudeva and his wives, dressed with new ornaments and garments, fed everyone very sumptuously, from the brāhmaṇas down to the dogs. After this, all the friends, family members, wives and children of Vasudeva assembled together, along with all the kings and members of the Vidarbha, Kośala, Kuru, Kāśī, Kekaya and Sṛñjaya dynasties. The priests, the demigods, the people in general, the forefathers, the ghosts and the Cāraṇas were all sufficiently remunerated by being offered ample gifts and respectful honor. Then all the persons assembled there took permission from Lord Kṛṣṇa, the husband of the goddess of fortune, and while glorifying the perfection of the sacrifice made by Vasudeva, they departed to their respective homes.</text:p>
      <text:p text:style-name="P1"/>
      <text:p text:style-name="P1">At that time, when King Dhṛtarāṣṭra, Vidura, Yudhiṣṭhira, Bhīma, Arjuna, Bhīṣmadeva, Droṇācārya, Kuntī, Nakula, Sahadeva, Nārada, Lord Vyāsadeva and many other relatives and kinsmen were about to depart, they felt separation and therefore embraced each and every member of the Yadu dynasty with great feeling. Many others who were assembled in that sacrificial arena also departed. After this, Lord Kṛṣṇa and Lord Balarāma, along with King Ugrasena, satisfied the inhabitants of Vṛndāvana, headed by Mahārāja Nanda and the cowherd men, by profusely offering all kinds of gifts to worship them and please them. Out of their great feelings of friendship, the inhabitants of Vṛndāvana remained there for a considerable time with the members of the Yadu dynasty.</text:p>
      <text:p text:style-name="P1"/>
      <text:p text:style-name="P1">After performing this sacrifice, Vasudeva felt so satisfied that there was no limit to his happiness. All the members of his family were with him, and in their presence he caught hold of the hands of Nanda Mahārāja and addressed him thus: “My dear brother, the Supreme Personality of Godhead has created a great tie of bondage known as the bondage of love and affection. I think that it is a very difficult job for even the great sages and saintly persons to cut such a tie of love. My dear <text:soft-page-break/>brother, you have exhibited feelings of love for me that I was not able to return. I think, therefore, that I am ungrateful. You have behaved exactly as is characteristic of saintly persons, but I shall never be able to repay you. I have no means to repay you for your friendly dealings. Nevertheless I am confident that our tie of love will never break. Our friendship must ever continue, in spite of my inability to repay you. I hope you will excuse me for this inability.</text:p>
      <text:p text:style-name="P1"/>
      <text:p text:style-name="P1">“My dear brother, in the beginning, due to my being imprisoned, I could never serve you as a friend, and although at the present moment I am very opulent, because of my material prosperity I have become blind. I therefore cannot satisfy you properly even at this time. My dear brother, you are so nice and gentle that you offer all respect to others but don’t care for any respect for yourself. A person seeking auspicious progress in life must avoid possessing too much material opulence so that he will not become blind and puffed up, and he should take care of his friends and relatives.”</text:p>
      <text:p text:style-name="P1"/>
      <text:p text:style-name="P1">When Vasudeva was speaking to Nanda Mahārāja in this way, he was influenced by a great feeling for the friendship of Nanda Mahārāja and the beneficial activities executed by King Nanda on his behalf. As such, his eyes filled with tears, and he began to cry. Nanda Mahārāja, desiring to please his friend Vasudeva and being affectionately bound with love for Lord Kṛṣṇa and Balarāma, passed three months in their association. At the end of this time, all the members of the Yadu dynasty tried to please the inhabitants of Vṛndāvana to their hearts’ content. The members of the Yadu dynasty tried to satisfy Nanda Mahārāja and his associates by offering them clothing, ornaments and many other valuable articles, and they all became fully satisfied. Vasudeva, Ugrasena, Lord Kṛṣṇa, Lord Balarāma, Uddhava and all other members of the Yadu dynasty presented their individual gifts to Nanda Mahārāja and his associates. After Nanda Mahārāja received these farewell presentations, he, along with his associates, started for Vrajabhūmi, Vṛndāvana. The minds of the inhabitants of Vṛndāvana remained, however, with Kṛṣṇa and Balarāma, and therefore all of them started for Vṛndāvana without their minds.</text:p>
      <text:p text:style-name="P1"/>
      <text:p text:style-name="P1">When the members of the Vṛṣṇi family saw all their friends and visitors departing, they observed that the rainy season was approaching, and thus they decided to return to Dvārakā. They were fully satisfied, for they regarded Kṛṣṇa as everything. When they returned to Dvārakā, they described with great satisfaction the sacrifice performed by Vasudeva, their meeting with various friends and well-wishers, and various other incidents that had occurred during their travels in the places of pilgrimage.</text:p>
      <text:p text:style-name="P1"/>
      <text:p text:style-name="P1">Thus ends the Bhaktivedanta purport of the eighty-fourth</text:p>
      <text:p text:style-name="P1"/>
      <text:p text:style-name="P1">chapter of Kṛṣṇa, “Sacrificial Ceremonies Performed by Vasudeva.”</text:p>
      <text:p text:style-name="P1"/>
      <text:p text:style-name="P1"/>
      <text:p text:style-name="P1"/>
      <text:p text:style-name="P1">CHAPTER 85</text:p>
      <text:p text:style-name="P1">Spiritual Instruction for Vasudeva, and the Return of the Six Dead Sons of Devakī by Lord Kṛṣṇa</text:p>
      <text:p text:style-name="P1"/>
      <text:p text:style-name="P1">It is a Vedic custom that the junior members of the family should offer respects to the elders every morning. The children or disciples especially should offer their respects to their parents or spiritual master in the morning. In pursuance of this Vedic principle, Lord Kṛṣṇa and Balarāma used to offer Their obeisances to Their parents, Vasudeva and Devakī.</text:p>
      <text:p text:style-name="P1"/>
      <text:p text:style-name="P1">One day, after having returned from the sacrificial performances at Kurukṣetra, when Lord Kṛṣṇa and Balarāma went to offer Their respects to Vasudeva, Vasudeva took the opportunity to appreciate the exalted position of his two sons. Vasudeva had the opportunity to understand the position of Kṛṣṇa and Balarāma from the great sages who had assembled in the arena of the sacrifice. Not only <text:soft-page-break/>did he hear from the sages, but on many occasions he actually experienced that Kṛṣṇa and Balarāma were not ordinary human beings but were very extraordinary. Thus he believed the words of the sages that his sons Kṛṣṇa and Balarāma were the Supreme Personality of Godhead.</text:p>
      <text:p text:style-name="P1"/>
      <text:p text:style-name="P1">With firm faith in his sons, he addressed Them thus: “My dear Kṛṣṇa, You are the sac-cid-ānanda-vigraha Supreme Personality of Godhead. And my dear Balarāma, You are Saṅkarṣaṇa, the master of all mystic powers; therefore I have now understood that You are eternal. Both of You are transcendental to this material manifestation and to its cause, the Supreme Person, Mahā-viṣṇu. You are the original controller of all. You are the resting place of this cosmic manifestation. You are its creator, and You are also its creative ingredients. You are the master of this cosmic manifestation, and actually this manifestation is created for Your pastimes only.</text:p>
      <text:p text:style-name="P1"/>
      <text:p text:style-name="P1">“The different material phases that are manifest from the beginning to the end of the cosmos under different formulas of time are also Your Self because You are both the cause and effect of this manifestation. The two features of this material world, the predominator and the predominated, are also You, and You are the supreme transcendental controller who stands above them. Therefore, You are beyond the perception of our senses. You are the Supreme Soul, unborn and unchanging. You are not affected by the six kinds of transformations which occur in the material body. The wonderful varieties of this material world are also created by You, and You have entered as the Supersoul into all of them, down to the atom. You are the vital force of all these manifestations and also their supreme cognition. As such, You are the maintainer of everything.</text:p>
      <text:p text:style-name="P1"/>
      <text:p text:style-name="P1">“The vital force – the life principle in everything – and the creative force derived from it are not acting independently but are dependent upon You, the Supreme Person behind these forces. Without Your will, they cannot work. Material energy has no cognizance. It cannot act independently, without being agitated by You. Because the material nature is dependent upon You, the living entities can only attempt to act. But without Your sanction and will they cannot perform anything or achieve the results they desire.</text:p>
      <text:p text:style-name="P1"/>
      <text:p text:style-name="P1">“The original energy is only an emanation from You. My dear Lord, the shining of the moon, the heat of fire, the rays of the sun, the glittering of the stars, and the electric lightning, which are all manifested as very powerful, as well as the gravity of the mountains and the energy and fragrance of the earth – all are different manifestations of You. The pure taste of water, the water itself and the vital force which maintains all life are also features of Your Lordship.</text:p>
      <text:p text:style-name="P1"/>
      <text:p text:style-name="P1">“My dear Lord, although the forces of the senses, the mental power of thinking, willing and feeling, and the strength, movement and growth of the body appear to be performed by different movements of the airs within the body, they are all ultimately manifestations of Your energy. The vast expanse of outer space rests in You. The vibration of the sky (its thunder), the supreme sound (oṁ-kāra) and the arrangement of different words to distinguish one thing from another are all symbolic representations of You. The senses, the controllers of the senses (the demigods) and the acquisition of knowledge, which is the purpose of the senses, as well as the subject matter of knowledge – all are You. The resolution of intelligence and the sharp memory of the living entity are also You. You are the egoistic principle of ignorance, which is the cause of this material world, the egoistic principle of passion, which is the cause of the senses, and the egoistic principle of goodness, which is the origin of the different controlling deities of this material world. The illusory energy, or māyā, which is the cause of the conditioned soul’s perpetual transmigration from one form to another, is You.</text:p>
      <text:p text:style-name="P1"/>
      <text:p text:style-name="P1">“My dear Supreme Personality of Godhead, You are the original cause of all causes, exactly as the earth is the original cause of different kinds of trees, plants and similar varieties of manifestation. As the earth is present in everything, so You are present throughout this material manifestation as <text:soft-page-break/>the Supersoul. You are the supreme cause of all causes, the eternal principle. Everything, in fact, is a manifestation of Your one energy. The three qualities of material nature – sattva, rajas and tamas – and the result of their interaction are linked up with You by Your agency of yogamāyā. They are supposed to be independent, but actually the total material energy rests upon You, the Supersoul. Since You are the supreme cause of everything, the interactions of the material manifestation – birth, growth, existence, transformation, deterioration and annihilation – are all absent in You. Your supreme energy, yogamāyā, is acting in variegated manifestations, but because yogamāyā is Your energy, You are therefore present in everything.”</text:p>
      <text:p text:style-name="P1"/>
      <text:p text:style-name="P1">In the Bhagavad-gītā, this fact is very nicely explained in the ninth chapter, wherein the Lord says, “In My impersonal form I am spread all over the material energy; everything is resting in Me, but I am not there.” This very statement is also given by Vasudeva. To say that the Lord is not present everywhere means that He is aloof from everything although His energy is acting everywhere. This can be understood by a crude example: In a big establishment, the energy, or the organization of the supreme boss, is working in every nook and corner of the business, but that does not mean the original proprietor is present there. Although in every department the presence of the proprietor is felt by the workers, the physical presence of the proprietor in every department is a formality only. Actually his energy is working everywhere. Similarly, the omnipresence of the Supreme Personality of Godhead is felt in the action of His energies. Therefore the philosophy of inconceivable, simultaneous oneness with and difference from the Supreme Lord is confirmed everywhere. The Lord is one, but His energies are diverse.</text:p>
      <text:p text:style-name="P1"/>
      <text:p text:style-name="P1">Vasudeva said, “This material world is like a great flowing river, and its waves are the three material modes of nature – goodness, passion and ignorance. This material body, as well as the senses, the faculties of thinking, feeling and willing and the stages of distress, happiness, attachment and lust – all are different products of these three qualities of nature. The foolish person who cannot realize Your transcendental identity above all these material reactions continues in the entanglement of fruitive activity and is subjected to the continuous process of birth and death, without a chance of being freed.”</text:p>
      <text:p text:style-name="P1"/>
      <text:p text:style-name="P1">This is confirmed in a different way by the Lord in the fourth chapter of the Bhagavad-gītā. There it is said that anyone who knows the appearance and activities of the Supreme Lord Kṛṣṇa is freed from the clutches of material nature and goes back home, back to Godhead. Therefore Kṛṣṇa’s transcendental name, form, activities and qualities are not products of this material nature.</text:p>
      <text:p text:style-name="P1"/>
      <text:p text:style-name="P1">“My dear Lord,” Vasudeva continued, “despite all these defects of the conditioned soul, if someone somehow or other comes in contact with devotional service, he achieves the civilized human form of body with developed consciousness and thereby becomes capable of executing further progress in devotional service. And yet, illusioned by the external energy, people generally do not utilize this advantage of the human form of life. Thus they miss the chance of eternal freedom and unnecessarily spoil the progress they have made after thousands of births.</text:p>
      <text:p text:style-name="P1"/>
      <text:p text:style-name="P1">“In the bodily concept of life, due to false egotism one is attached to the offspring of the body, and thus everyone in conditioned life is entrapped by false relationships and false affection. The whole world is moving under this false impression and suffering material bondage. I know that neither of You is my son; both of You are the original chief and progenitor, the Personality of Godhead, the Puruṣa with pradhāna. But You have appeared on the surface of this globe to minimize the burden of the world by killing the kṣatriya kings who are unnecessarily increasing their military strength. You have already informed me about this in the past. My dear Lord, You are the shelter of the surrendered souls, the supreme well-wisher of the meek and humble. I am therefore taking shelter of Your lotus feet, which alone can give one liberation from the entanglement of material existence.</text:p>
      <text:p text:style-name="P1"/>
      <text:p text:style-name="P1"><text:soft-page-break/>“For a long time I have simply considered this body to be myself, and although You are the Supreme Personality of Godhead, I have considered You my son. My dear Lord, at the very moment when You first appeared in Kaṁsa’s prison house, You informed me that You were the Supreme Personality of Godhead and that You had descended for the protection of the principles of religion as well as the destruction of the unfaithful. Although unborn, You descend in every millennium to execute Your mission. My dear Lord, as in the sky there are many forms, appearing and disappearing, You also appear in many eternal forms and then disappear. Who, therefore, can understand Your pastimes or the mystery of Your appearance and disappearance? Our only business should be to glorify Your supreme greatness.”</text:p>
      <text:p text:style-name="P1"/>
      <text:p text:style-name="P1">When Vasudeva was addressing his divine sons in that way, Lord Kṛṣṇa and Balarāma were smiling. Because They are very affectionate to Their devotees, They accepted all the appreciation of Vasudeva with a kindly, smiling attitude. Kṛṣṇa then confirmed all of Vasudeva’s statements as follows: “My dear Father, whatever you may say, We are, after all, your sons. What you have said about Us is certainly a highly philosophical understanding of spiritual knowledge. I accept it in toto, without exception.”</text:p>
      <text:p text:style-name="P1"/>
      <text:p text:style-name="P1">Vasudeva was in the complete perfection of life in considering Lord Kṛṣṇa and Balarāma to be his sons, but because the sages assembled in the place of pilgrimage at Kurukṣetra had spoken about the Lord as the supreme cause of everything, Vasudeva simply repeated it out of his love for Kṛṣṇa and Balarāma. Lord Kṛṣṇa did not wish to detract from His relationship with Vasudeva as father and son; therefore in the very beginning of His reply He accepted the fact that He is the eternal son of Vasudeva and that Vasudeva is the eternal father of Kṛṣṇa. After this, Lord Kṛṣṇa informed His father of the spiritual identity of all living entities. He continued, “My dear Father, everyone and everything, including Me and My brother Balarāma, as well as all the inhabitants of the city of Dvārakā and the whole cosmic manifestation, are exactly as you have already explained, but all of us are also qualitatively one.”</text:p>
      <text:p text:style-name="P1"/>
      <text:p text:style-name="P1">Lord Kṛṣṇa intended for Vasudeva to see everything with the vision of a mahā-bhāgavata, a first-class devotee, who sees that all living entities are part and parcel of the Supreme Lord and that the Supreme Lord is situated in everyone’s heart. In fact, every living entity has a spiritual identity, but in contact with material existence one becomes influenced by the material modes of nature. He becomes covered by the concept of bodily life, forgetting that his spirit soul is of the same quality as the Supreme Personality of Godhead. One mistakenly considers one individual to be different from another simply because of their material bodily coverings. Because of differences between bodies, the spirit soul appears before us differently.</text:p>
      <text:p text:style-name="P1"/>
      <text:p text:style-name="P1">Lord Kṛṣṇa then gave a nice example in terms of the five material elements. The total material elements, namely the sky, air, fire, water and earth, are present in everything in the material world, whether in an earthen pot or in a mountain or in the trees or in an earring. These five elements are present in everything, in different proportions and quantities. A mountain is a gigantic form of the combination of these five elements, and a small earthen pot is made of the same elements, but in a smaller quantity. Therefore all material items, although in different shapes or different quantities, are of the same ingredients. Similarly, the living entities – beginning from Lord Kṛṣṇa and including millions of Viṣṇu forms, and also the living entities in different forms, from Lord Brahmā down to the small ant – are all of the same spiritual quality. Some are great in quantity, and some are small, but qualitatively they are of the same nature. It is therefore confirmed in the Upaniṣads that Kṛṣṇa, or the Supreme Lord, is the chief among all living entities and that He maintains them and supplies them with all necessities of life. Anyone who knows this philosophy is in perfect knowledge. The Vedic version tat tvam asi, “Thou art the same,” means not that everyone is God but that everyone is qualitatively of the same nature as God.</text:p>
      <text:p text:style-name="P1"/>
      <text:p text:style-name="P1"><text:soft-page-break/>After hearing Kṛṣṇa speak the entire philosophy of spiritual life in an abbreviated summation, Vasudeva was exceedingly pleased with his son. Being thus elated, he could not speak but remained silent. In the meantime, Devakī, the mother of Lord Kṛṣṇa, sat by the side of her husband. Previously she had heard that Kṛṣṇa and Balarāma were so kind to Their teacher that They had brought back the teacher’s dead son from the clutches of the superintendent of death, Yamarāja. Since she had heard of this incident, she had also been thinking of her own sons who were killed by Kaṁsa, and while remembering them she was overwhelmed with grief.</text:p>
      <text:p text:style-name="P1"/>
      <text:p text:style-name="P1">Out of compassion for her dead sons, Devakī appealed to Lord Kṛṣṇa and Balarāma thus: “My dear Balarāma, Your very name suggests that You give all pleasure and all strength to everyone. Your unlimited potency is beyond the reach of our minds and words. And, my dear Kṛṣṇa, You are the master of all mystic yogīs. I know that You are the master of the Prajāpatis like Brahmā and his assistants, and You are the original Personality of Godhead, Nārāyaṇa. I also know for certain that You have descended to annihilate all kinds of miscreants who have been misled in the course of time. They have lost control of their minds and senses, have fallen from the quality of goodness and have deliberately neglected the direction of the revealed scriptures by living a life of extravagance and impudence. You have descended on the earth to minimize the burden of the world by killing such miscreant rulers. My dear Kṛṣṇa, I know that Mahā-viṣṇu, who is lying in the Causal Ocean of the cosmic manifestation and who is the source of this whole creation, is simply an expansion of Your plenary portion. The creation, maintenance and annihilation of this cosmic manifestation are effected only by Your plenary portion. I therefore take shelter of You without reservation. I have heard that when You wanted to reward Your teacher, Sāndīpani Muni, and he asked You to bring back his dead son, You and Balarāma immediately brought him from the custody of Yamarāja, although he had been dead for a very long time. By this act I understand You to be the supreme master of all mystic yogīs. I therefore ask You to fulfill my desire in the same way. In other words, I am asking You to bring back all my sons who were killed by Kaṁsa; upon Your bringing them back, my heart will be content, and it will be a great pleasure for me just to see them once.”</text:p>
      <text:p text:style-name="P1"/>
      <text:p text:style-name="P1">After hearing Their mother speak in this way, Lord Balarāma and Kṛṣṇa immediately called for the assistance of yogamāyā and started for the lower planetary system known as Sutala. Formerly, in His incarnation of Vāmana, the Supreme Personality of Godhead had been satisfied by the king of the demons, Bali Mahārāja, who donated to Him everything he had. Bali Mahārāja was then given the whole of Sutala for his residence and kingdom. Now when this great devotee, Bali Mahārāja, saw that Lord Balarāma and Kṛṣṇa had come to his planet, he immediately merged in an ocean of happiness. As soon as he saw Lord Kṛṣṇa and Balarāma in his presence, he and all his family members stood up from their seats and bowed down at the lotus feet of the Lords. Bali Mahārāja offered Lord Kṛṣṇa and Balarāma the best seat he had in his possession, and when both Lords were seated comfortably, he began to wash Their lotus feet. He then sprinkled the water on his head and on the heads of his family members. The water used to wash the lotus feet of Kṛṣṇa and Balarāma can purify even the greatest demigods, such as Lord Brahmā.</text:p>
      <text:p text:style-name="P1"/>
      <text:p text:style-name="P1">After this, Bali Mahārāja brought valuable garments, ornaments, sandalwood pulp, betel nuts, lamps and various nectarean foods, and along with his family members he worshiped the Lords according to the regulative principles and offered his riches and body unto Their lotus feet. King Bali was feeling such transcendental pleasure that he repeatedly grasped the Lords’ lotus feet and kept them on his chest, and sometimes he put them on the top of his head. In this way he felt transcendental bliss. Tears of love and affection began to flow from his eyes, and all his bodily hairs stood on end. He began to offer prayers to the Lords in a voice which choked up intermittently.</text:p>
      <text:p text:style-name="P1"/>
      <text:p text:style-name="P1">“My Lord Balarāma, You are the original Anantadeva. You are so great that Anantadeva Śeṣa and other transcendental forms have originally emanated from You. And You, Lord Kṛṣṇa, are the original Personality of Godhead, with an eternal form that is all-blissful and full of complete <text:soft-page-break/>knowledge. You are the creator of the whole world. You are the original initiator and propounder of the systems of jñāna-yoga and bhakti-yoga. You are the Supreme Brahman, the original Personality of Godhead. I therefore with all respect offer my obeisances unto both of You. My dear Lords, it is very difficult for the living entities to get to see You, yet when You are merciful upon Your devotees You are easy for them to see. As such, only out of Your causeless mercy have You agreed to come here and be visible to us, who are generally influenced by the qualities of ignorance and passion.</text:p>
      <text:p text:style-name="P1"/>
      <text:p text:style-name="P1">“My dear Lord, we belong to the daitya, or demon, category. The demons or demoniac persons – the Gandharvas, the Siddhas, the Vidyādharas, the Cāraṇas, the Yakṣas, the Rākṣasas, the Piśācas, the ghosts and the hobgoblins – are by nature incapable of worshiping You or becoming Your devotees. Instead of becoming Your devotees, they are simply impediments on the path of devotion. But You are the Supreme Personality of Godhead, representing all the Vedas, and are situated in the mode of uncontaminated goodness. Your position is always transcendental. For this reason, some of us, although born of the modes of passion and ignorance, have taken shelter of Your lotus feet and have become devotees. Some of us are actually pure devotees, and some of us have taken shelter of Your lotus feet because we desire to gain something from devotion.</text:p>
      <text:p text:style-name="P1"/>
      <text:p text:style-name="P1">“By Your causeless mercy only are we demons in direct contact with Your personality. This contact is not possible even for the great demigods. No one knows how You act through Your yogamāyā potency. Even demigods cannot calculate the expanse of the activities of Your internal potency, so how is it possible for us to know it? I therefore place my humble prayers before You: Please be kind to me, who am fully surrendered unto You, and favor me with Your causeless mercy so that I may simply remember Your lotus feet, birth after birth. My only ambition is that I may live alone just like the paramahaṁsas who travel alone here and there in great peace of mind, depending simply upon Your lotus feet. I also desire that if I have to associate with anyone, I may associate only with Your pure devotees and no one else, for Your pure devotees are always well-wishers of all living entities.</text:p>
      <text:p text:style-name="P1"/>
      <text:p text:style-name="P1">“My dear Lord, You are the supreme master and director of the whole world. Please, therefore, engage me in Your service and let me thus become free from all material contaminations. You can purify me in that way because if someone engages himself in the loving service of Your Lordship, he is immediately freed from all kinds of regulative principles enjoined in the Vedas.”</text:p>
      <text:p text:style-name="P1"/>
      <text:p text:style-name="P1">The word paramahaṁsa mentioned here means “the supreme swan.” It is said that the swan can draw milk from a mixture of milk and water; it can take only the milk portion and reject the watery portion. Similarly, a person who can draw out the spiritual portion from this material world and who can live alone, depending only on the Supreme Spirit, not on the material world, is called a paramahaṁsa. When one achieves the paramahaṁsa platform, he is no longer under the regulative principles of the Vedic injunctions. A paramahaṁsa accepts only the association of pure devotees and rejects others, who are too much materially addicted. In other words, those who are materially addicted cannot understand the value of the paramahaṁsa, but those who are fortunate – who are advanced in a spiritual sense – take shelter of the paramahaṁsa and successfully complete the mission of human life.</text:p>
      <text:p text:style-name="P1"/>
      <text:p text:style-name="P1">After Lord Kṛṣṇa heard the prayers of Bali Mahārāja, He spoke as follows: “My dear king of the demons, in the millennium of Svāyambhuva Manu, the Prajāpati known as Marīci begot six sons, all demigods, in the womb of his wife, Ūrṇā. Once upon a time, Lord Brahmā became captivated by the beauty of his daughter and was following her, impelled by sex desire. At that time, these six demigods looked at the action of Lord Brahmā with abhorrence. This criticism of Brahmā’s action by the demigods constituted a great offense on their part, and for this reason they were condemned to take birth as the sons of the demon Hiraṇyakaśipu. These sons of Hiraṇyakaśipu were thereafter put into the womb of Mother Devakī, and as soon as they took their birth Kaṁsa killed them one <text:soft-page-break/>after another. My dear king of the demons, Mother Devakī is very anxious to see these six dead sons again, and she is very much aggrieved on account of their early death at the hand of Kaṁsa. I know that all of them are living with you. I have decided to take them with Me to pacify My mother, Devakī. After seeing My mother, all six of these conditioned souls will be liberated, and thus in great pleasure they will be transferred to their original planet. The names of these six conditioned souls are as follows: Smara, Udgītha, Pariṣvaṅga, Pataṅga, Kṣudrabhṛt and Ghṛṇī. They will be reinstated in their former position as demigods.”</text:p>
      <text:p text:style-name="P1"/>
      <text:p text:style-name="P1">After thus informing the king of the demons, Kṛṣṇa stopped speaking, and Bali Mahārāja understood the Lord’s purpose. He duly worshiped the Lord, and thereafter Lord Kṛṣṇa and Lord Balarāma took away the six conditioned souls and returned to the city of Dvārakā, where Lord Kṛṣṇa presented them as little babies before His mother, Devakī. Mother Devakī was overwhelmed with joy and was so ecstatic in motherly feeling that milk immediately began to flow from her breasts, and she fed the babies with great satisfaction. She took them on her lap again and again, smelling their heads and thinking, “I have gotten my lost children back!” For the time being she was overpowered by the energy of Viṣṇu, and in great motherly affection she enjoyed the company of her lost children.</text:p>
      <text:p text:style-name="P1"/>
      <text:p text:style-name="P1">The milk from the breasts of Devakī was transcendental nectar because the same milk had been sucked by Lord Kṛṣṇa. As such, the babies who sucked the breasts of Devakījī, which had touched the body of Lord Kṛṣṇa, immediately became self-realized persons. The babies therefore began to offer their obeisances unto Lord Kṛṣṇa, Balarāma, their father Vasudeva and their mother Devakī. After this, they were immediately transferred to their respective heavenly planets.</text:p>
      <text:p text:style-name="P1"/>
      <text:p text:style-name="P1">After they departed, Devakī was stunned with wonder that her dead children had come back and had again been transferred to their respective planets. She could adjust the events only by thinking that Lord Kṛṣṇa can perform anything wonderful in His pastimes because His potencies are all inconceivable. Without accepting the inconceivable, unlimited potencies of the Lord, one cannot understand that Lord Kṛṣṇa is the Supreme Soul. By His unlimited potencies He performs unlimited pastimes, and no one can describe them in full, nor can anyone know them all. Sūta Gosvāmī, speaking Śrīmad-Bhāgavatam before the sages of Naimiṣāraṇya, headed by Śaunaka Ṛṣi, gave his verdict in this connection as follows.</text:p>
      <text:p text:style-name="P1"/>
      <text:p text:style-name="P1">“Great sages, please understand that the transcendental pastimes of Lord Kṛṣṇa are all eternal. They are not ordinary narrations of historical incidents. Such narrations are identical with the Supreme Personality of Godhead Himself. Anyone, therefore, who hears such narrations of the Lord’s pastimes is immediately freed from the contamination of material existence. And those who are pure devotees enjoy these narrations as nectar entering into their ears.” Such narrations were spoken by Śukadeva Gosvāmī, the exalted son of Vyāsadeva, and anyone who hears them, as well as anyone who repeats them for the hearing of others, becomes Kṛṣṇa conscious. And only the Kṛṣṇa conscious persons are eligible to go back home, back to Godhead.</text:p>
      <text:p text:style-name="P1"/>
      <text:p text:style-name="P1">Thus ends the Bhaktivedanta purport of the eighty-fifth chapter of Kṛṣṇa, “Spiritual Instruction for Vasudeva, and the Return of the Six Dead Sons of Devakī by Lord Kṛṣṇa.”</text:p>
      <text:p text:style-name="P1"/>
      <text:p text:style-name="P1"/>
      <text:p text:style-name="P1"/>
      <text:p text:style-name="P1">CHAPTER 86</text:p>
      <text:p text:style-name="P1">The Kidnapping of Subhadrā, and Lord Kṛṣṇa’s Visiting Śrutadeva and Bahulāśva</text:p>
      <text:p text:style-name="P1"/>
      <text:p text:style-name="P1">After hearing of the incidents described in the last chapter, King Parīkṣit became more inquisitive to hear about Kṛṣṇa and His pastimes, and thus he inquired from Śukadeva Gosvāmī how his <text:soft-page-break/>grandmother Subhadrā was kidnapped by his grandfather Arjuna at the instigation of Lord Kṛṣṇa. King Parīkṣit was very eager to learn how his grandfather kidnapped and married his grandmother.</text:p>
      <text:p text:style-name="P1"/>
      <text:p text:style-name="P1">Thus Śukadeva Gosvāmī began to narrate the story as follows: Once upon a time, King Parīkṣit’s grandfather Arjuna, the great hero, was visiting several holy places of pilgrimage, and while thus traveling all over he happened to come to Prabhāsa-kṣetra. In Prabhāsa-kṣetra he heard the news that Lord Balarāma was negotiating the marriage of Subhadrā, the daughter of Arjuna’s maternal uncle, Vasudeva. Although her father, Vasudeva, and her brother Kṛṣṇa were not in agreement with Him, Balarāma was in favor of marrying Subhadrā to Duryodhana. Arjuna, however, desired to gain Subhadrā’s hand himself. As he thought of Subhadrā and her beauty, Arjuna became more and more captivated with the idea of marrying her, and with a plan in mind he dressed himself like a Vaiṣṇava sannyāsī, carrying a tridaṇḍa in his hand.</text:p>
      <text:p text:style-name="P1"/>
      <text:p text:style-name="P1">The Māyāvādī sannyāsīs take one daṇḍa, or one rod, whereas the Vaiṣṇava sannyāsīs take three daṇḍas, or three rods. The three rods, or tridaṇḍa, indicate that a Vaiṣṇava sannyāsī vows to render service to the Supreme Personality of Godhead with his body, mind and words. The system of tridaṇḍa-sannyāsa has been in existence for a long time, and the Vaiṣṇava sannyāsīs are called tridaṇḍīs, or sometimes tridaṇḍi-svāmīs or tridaṇḍi-gosvāmīs.</text:p>
      <text:p text:style-name="P1"/>
      <text:p text:style-name="P1">Sannyāsīs are generally meant to travel all over the country for preaching work, but during the four months of the rainy season in India, from July through October, they do not travel but take shelter in one place and remain there without moving. This nonmovement of the sannyāsī is called Cāturmāsya-vrata. When a sannyāsī stays in one place for these four months, the local inhabitants of that place take advantage of his presence to become spiritually advanced.</text:p>
      <text:p text:style-name="P1"/>
      <text:p text:style-name="P1">Arjuna, in the dress of a tridaṇḍi-sannyāsī, remained in the city of Dvārakā for the four months of the rainy season, devising a plan whereby he could get Subhadrā as his wife. None of the inhabitants of Dvārakā, including Lord Balarāma, could recognize the sannyāsī to be Arjuna; therefore all of them offered their respects and obeisances to the sannyāsī without knowing the actual situation.</text:p>
      <text:p text:style-name="P1"/>
      <text:p text:style-name="P1">One day Lord Balarāma invited this particular sannyāsī to lunch at His home. Balarāmajī very respectfully offered him all kinds of palatable dishes, and the so-called sannyāsī was eating sumptuously. While eating at the home of Balarāmajī, Arjuna was simply looking at beautiful Subhadrā, who was very enchanting to great heroes and kings. Out of love for her, Arjuna’s eyes brightened, and he looked at her with glittering eyes. Arjuna decided that somehow or other he would achieve Subhadrā as his wife, and his mind became agitated on account of this strong desire.</text:p>
      <text:p text:style-name="P1"/>
      <text:p text:style-name="P1">Arjuna, the grandfather of Mahārāja Parīkṣit, was himself extraordinarily beautiful, and his bodily structure was very attractive to Subhadrā, who decided within her mind that she would accept only Arjuna as her husband. As a simple girl, she was smiling with great pleasure, looking at Arjuna. Thus Arjuna also became more and more attracted by her. In this way, Subhadrā dedicated herself to Arjuna, and he resolved to marry her by any means. He then became absorbed twenty-four hours a day in thought of how he could get Subhadrā as his wife. He was afflicted with the thought of getting Subhadrā and had not a moment’s peace of mind.</text:p>
      <text:p text:style-name="P1"/>
      <text:p text:style-name="P1">Once upon a time, Subhadrā, seated on a chariot, came out of the palace fort to see the gods in the temple. Arjuna took this opportunity, and with the permission of Vasudeva and Devakī he kidnapped her. After getting on Subhadrā’s chariot, he prepared himself for a fight. Taking up his bow and holding off with his arrows the soldiers ordered to check him, Arjuna took Subhadrā away. While Subhadrā was thus being kidnapped by Arjuna, her relatives and family members began to cry, but still he took her, just as a lion takes his prey and departs. When it was disclosed to Lord <text:soft-page-break/>Balarāma that the so-called sannyāsī was Arjuna, who had planned such a device simply to take away Subhadrā, and that he had actually taken her, He became very angry. Just as the waves of the ocean become agitated on a full-moon day, Lord Balarāma became greatly disturbed.</text:p>
      <text:p text:style-name="P1"/>
      <text:p text:style-name="P1">Lord Kṛṣṇa was in favor of Arjuna; therefore, along with other members of the family, He tried to pacify Balarāma by falling at His feet and begging Him to pardon Arjuna. Kṛṣṇa convinced Lord Balarāma that Subhadrā was attached to Arjuna, and thus Balarāma became pleased to know that she wanted Arjuna as her husband. The matter was settled, and to please the newly married couple Lord Balarāma arranged to send a dowry consisting of an abundance of riches, including elephants, chariots, horses, menservants and maidservants.</text:p>
      <text:p text:style-name="P1"/>
      <text:p text:style-name="P1">Mahārāja Parīkṣit was very eager to hear more about Kṛṣṇa, and so, after finishing the narration of Arjuna’s kidnapping Subhadrā, Śukadeva Gosvāmī began to narrate another story, as follows.</text:p>
      <text:p text:style-name="P1"/>
      <text:p text:style-name="P1">There was a householder brāhmaṇa in the city of Mithilā, the capital of the kingdom of Videha. This brāhmaṇa, whose name was Śrutadeva, was a great devotee of Lord Kṛṣṇa. Because he was fully Kṛṣṇa conscious and always engaged in the service of the Lord, he was completely peaceful in mind and detached from all material attraction. He was very learned and had no desire other than to be fully situated in Kṛṣṇa consciousness. Although in the order of householder life, he never took great pains to earn anything for his livelihood; he was satisfied with whatever he could achieve without much endeavor, and somehow or other he lived in that way. Every day he would get the necessities of life in just the quantity required, and not more. That was his destiny. The brāhmaṇa had no desire to get more than what he needed, and thus he was peacefully executing the regulative principles of a brāhmaṇa’s life, as enjoined in the revealed scriptures.</text:p>
      <text:p text:style-name="P1"/>
      <text:p text:style-name="P1">Fortunately, the king of Mithilā was as good a devotee as the brāhmaṇa. The name of this famous king was Bahulāśva. He was very well established in his reputation as a good king, and he was not at all ambitious to extend his kingdom for the sake of sense gratification. As such, both the brāhmaṇa and King Bahulāśva remained pure devotees of Lord Kṛṣṇa in Mithilā.</text:p>
      <text:p text:style-name="P1"/>
      <text:p text:style-name="P1">Since Lord Kṛṣṇa was very merciful toward these two devotees, King Bahulāśva and the brāhmaṇa Śrutadeva, He one day asked His driver, Dāruka, to take His chariot into the capital city of Mithilā. Lord Kṛṣṇa was accompanied by the great sages Nārada, Vāmadeva, Atri, Vyāsadeva, Paraśurāma, Asita, Aruṇi, Śukadeva, Bṛhaspati, Kaṇva, Maitreya, Cyavana and others. Lord Kṛṣṇa and the sages passed through many villages and towns, and everywhere the citizens would receive them with great respect and offer them articles in worship. To the citizens who came to see the Lord and all the assembled sages, it seemed as though the sun were present along with his various satellite planets. On that journey, Lord Kṛṣṇa and the sages passed through the kingdoms of Ānarta, Dhanva, Kuru-jāṅgala, Kaṅka, Matsya, Pāñcāla, Kunti, Madhu, Kekaya, Kośala and Arṇa, and thus all the citizens of these places, both men and women, could see Lord Kṛṣṇa face to face. In this way they enjoyed celestial happiness, with open hearts full of love and affection for the Lord, and when they saw the face of the Lord, it seemed to them that they were drinking nectar through their eyes. When they saw Kṛṣṇa, all the ignorant misconceptions of their lives dissipated. When the Lord passed through the various countries and the people came to visit Him, simply by glancing over them the Lord would bestow all good fortune upon them and liberate them from all kinds of ignorance. In some places the demigods would join with the human beings, and their glorification of the Lord would cleanse all directions of all inauspicious things. In this way, Lord Kṛṣṇa gradually reached the kingdom of Videha.</text:p>
      <text:p text:style-name="P1"/>
      <text:p text:style-name="P1">When the citizens received the news of the Lord’s arrival, they all felt unlimited happiness and came to welcome Him, taking gifts in their hands to offer. As soon as they saw Lord Kṛṣṇa, their hearts immediately blossomed in transcendental bliss, just like lotus flowers upon the rising of the <text:soft-page-break/>sun. Previously they had simply heard the names of the great sages but had never seen them. Now, by the mercy of Lord Kṛṣṇa, they had the opportunity of seeing both the great sages and the Lord Himself.</text:p>
      <text:p text:style-name="P1"/>
      <text:p text:style-name="P1">King Bahulāśva and the brāhmaṇa Śrutadeva, knowing well that the Lord had come there just to grace them with favor, immediately fell at the Lord’s lotus feet and offered their respects. With folded hands, the king and the brāhmaṇa each simultaneously invited Lord Kṛṣṇa and all the sages to his home. In order to please both of them, Lord Kṛṣṇa expanded Himself into two and went to the houses of each one of them; yet neither the king nor the brāhmaṇa could understand that the Lord had gone to the house of the other. Both thought that the Lord had gone only to his own house. That He and His companions were present in both houses, although both the brāhmaṇa and the king thought He was present in one house only, is another opulence of the Supreme Personality of Godhead. This opulence is described in the revealed scriptures as vaibhava-prakāśa. When Lord Kṛṣṇa married sixteen thousand wives, He expanded Himself into sixteen thousand forms, each one of them as powerful as He Himself. Similarly, in Vṛndāvana, when Brahmā stole Kṛṣṇa’s calves and cowherd boys, Kṛṣṇa expanded Himself into many new calves and boys.</text:p>
      <text:p text:style-name="P1"/>
      <text:p text:style-name="P1">Bahulāśva, the king of Videha, was very intelligent and was a perfect gentleman. He was astonished that so many great sages, along with the Supreme Personality of Godhead, were personally present in his home. He knew perfectly well that conditioned souls engaged in worldly affairs cannot be one hundred percent pure, whereas the Supreme Personality of Godhead and His pure devotees are always transcendental to worldly contamination. Therefore, when he found that the Supreme Personality of Godhead, Kṛṣṇa, and all the great sages were at his home, he was astonished, and he began to thank Lord Kṛṣṇa for His causeless mercy.</text:p>
      <text:p text:style-name="P1"/>
      <text:p text:style-name="P1">Feeling very much obliged and wanting to receive his guests to the best of his ability, he called for nice chairs and cushions, and Lord Kṛṣṇa, along with all the sages, sat down very comfortably. At that time, King Bahulāśva’s mind was very restless, not because of any problems but because of great ecstasy of love and devotion. His heart was filled with love and affection for the Lord and His associates, and his eyes were filled with tears of ecstasy. He washed the feet of his divine guests, and afterward he and his family members sprinkled the water on their own heads. After this, he offered the guests nice flower garlands, sandalwood pulp, incense, new garments, ornaments, lamps, cows and bulls. In a manner just befitting his royal position, he worshiped each one of them in this way. When all had been fed sumptuously and were sitting very comfortably, Bahulāśva came before Lord Kṛṣṇa and caught His lotus feet. He placed them on his lap and, while massaging the feet with his hands, began to speak about the glories of the Lord in a sweet voice.</text:p>
      <text:p text:style-name="P1"/>
      <text:p text:style-name="P1">“My dear Lord, You are the Supersoul of all living entities, and as the witness within the heart You are cognizant of everyone’s activities. Thus we are duty-bound to always think of Your lotus feet so that we can remain in a secure position and not deviate from Your eternal service. As a result of our continuous remembrance of Your lotus feet, You have kindly visited my place personally to favor me with Your causeless mercy. We have heard, my dear Lord, that by Your various statements You confirm Your pure devotees to be more dear to You than Lord Balarāma or Your constant servitor the goddess of fortune. Your devotees are dearer to You than Your first son, Lord Brahmā, and I am sure that You have so kindly visited my place in order to prove Your divine statement. I cannot imagine how people can be godless and demoniac even after knowing of Your causeless mercy and affection for Your devotees who are constantly engaged in Kṛṣṇa consciousness. How can people who know these things forget Your lotus feet?</text:p>
      <text:p text:style-name="P1"/>
      <text:p text:style-name="P1">“My dear Lord, it is known to us that You are so kind and liberal that when a person leaves everything just to engage in Kṛṣṇa consciousness, You sometimes give Yourself in exchange for that unalloyed service. You have appeared in the Yadu dynasty to fulfill Your mission of reclaiming all <text:soft-page-break/>conditioned souls rotting in the sinful activities of material existence, and this appearance is already famous all over the world. My dear Lord, You are the ocean of unlimited mercy, love and affection. Your transcendental form is full of bliss, knowledge and eternity. You can attract everyone’s heart by Your beautiful form as Śyāmasundara, Kṛṣṇa. Your knowledge is unlimited, and to teach all people how to execute devotional service You have sent Your incarnation Nara-Nārāyaṇa, who is engaged in severe austerities and penances at Badarīnārāyaṇa. Kindly, therefore, accept my humble obeisances at Your lotus feet. My dear Lord, I beg to request You and Your companions, the great sages and brāhmaṇas, to remain at my place at least for a few days so that this family of the famous King Nimi may be sanctified by the dust of Your lotus feet.” Lord Kṛṣṇa could not refuse the request of His devotee, and thus He remained there for a few days with the sages to sanctify the city of Mithilā and all its citizens.</text:p>
      <text:p text:style-name="P1"/>
      <text:p text:style-name="P1">Meanwhile, the brāhmaṇa Śrutadeva, simultaneously receiving Lord Kṛṣṇa and His associates at his home, was transcendentally overwhelmed with joy. After offering his guests nice sitting places, the brāhmaṇa began to dance, waving around his wrap. Śrutadeva, being not at all rich, offered only mattresses, wooden planks, straw carpets and so on to his distinguished guests, Lord Kṛṣṇa and the sages, but he welcomed them to the best of his ability. He spoke very highly of the Lord and the sages, and he and his wife washed the feet of each one of them. After this, he took the water and sprinkled it over all the members of his family, and although the brāhmaṇa appeared very poor, he was at that time most fortunate. While Śrutadeva was welcoming Lord Kṛṣṇa and His associates, he simply forgot himself in transcendental joy. After welcoming the Lord and His companions, according to his ability he brought fruits, incense, scented water, scented clay, tulasī leaves, kuśa straw and lotus flowers. They were not costly items and could be secured very easily, but because they were offered with devotional love, Lord Kṛṣṇa and His associates accepted them gladly. The brāhmaṇa’s wife cooked simple foods like rice and dāl, and Lord Kṛṣṇa and His followers were very pleased to accept them because they were offered in devotional love. When Lord Kṛṣṇa and His associates were fed in this way, the brāhmaṇa Śrutadeva was thinking thus: “I have fallen into the deep, dark well of householder life and am the most unfortunate person. How has it become possible that Lord Kṛṣṇa, who is the Supreme Personality of Godhead, and His associates, the great sages, whose very presence makes a place as sanctified as a pilgrimage site, have agreed to come to my place?” While the brāhmaṇa was thinking in this way, the guests finished their lunch and sat back very comfortably. At that time, the brāhmaṇa Śrutadeva and his wife, children and other relatives appeared there to render service to the distinguished guests. While touching the lotus feet of Lord Kṛṣṇa, the brāhmaṇa began to speak.</text:p>
      <text:p text:style-name="P1"/>
      <text:p text:style-name="P1">“My dear Lord,” he said, “You are the Supreme Person, Puruṣottama, transcendentally situated beyond the manifested and unmanifested material creation. The activities of this material world and of the conditioned souls have nothing to do with Your position. We can appreciate that not only today have You given me Your audience, but You are associating with all the living entities as Paramātmā since the beginning of creation.”</text:p>
      <text:p text:style-name="P1"/>
      <text:p text:style-name="P1">This statement by the brāhmaṇa is very instructive. It is a fact that the Supreme Lord, the Personality of Godhead, in His Paramātmā feature, enters the creation of this material world as Mahā-viṣṇu, Garbhodaka-śāyī Viṣṇu and Kṣīrodaka-śāyī Viṣṇu, and in a very friendly attitude the Lord sits along with the conditioned soul in the body. Therefore, every living entity has the Lord with him from the very beginning, but due to his mistaken consciousness of life, the living entity cannot understand this. When his consciousness, however, is changed into Kṛṣṇa consciousness, he can immediately understand how Kṛṣṇa is trying to assist the conditioned souls to get out of the material entanglement.</text:p>
      <text:p text:style-name="P1"/>
      <text:p text:style-name="P1">Śrutadeva continued: “My dear Lord, You have entered this material world as if sleeping. A conditioned soul, while sleeping, creates false or temporary worlds in his mind; he becomes busy in <text:soft-page-break/>many illusory activities – sometimes becoming a king, sometimes being murdered or sometimes going to an unknown city – and all these are simply temporary affairs. Similarly, Your Lordship, apparently also in a sleeping condition, enters this material world to create a temporary manifestation, not for Your personal necessities but for the conditioned soul who wants to imitate Your Lordship as enjoyer. The conditioned soul’s enjoyment in the material world is temporary and illusory. And yet the conditioned soul is by himself unable to create such a temporary situation for his illusory enjoyment. To fulfill his desires, although they are temporary and illusory, You enter this temporary manifestation to help him. Thus from the beginning of the conditioned soul’s entering into the material world, You are his constant companion. When, therefore, the conditioned soul comes in contact with a pure devotee and takes to devotional service, beginning with the process of hearing Your transcendental pastimes, glorifying Your transcendental activities, worshiping Your eternal form in the temple, offering prayers to You and engaging in discussion to understand Your transcendental position, he gradually becomes freed from the contamination of material existence. And as his heart becomes cleansed of all material dust, You gradually become visible there. Although You are constantly with the conditioned soul, only when he becomes purified by devotional service do You become revealed to him. Others, who are bewildered by fruitive activities, either by Vedic injunction or by customary dealings, and who do not take to devotional service, are captivated by the external happiness of the bodily concept of life. You are not revealed to such persons. Rather, You remain far, far away from them. But for one who engages in Your devotional service and purifies his heart by constant chanting of Your holy name, You are very easily understood as his eternal, constant companion.</text:p>
      <text:p text:style-name="P1"/>
      <text:p text:style-name="P1">“It is said that Your Lordship, sitting in the heart of a devotee, gives him direction by which he can very quickly come back home, back to You. This direct dictation by You reveals Your existence within the heart of the devotee. Only a devotee can immediately appreciate Your existence within his heart, whereas for a person who has only a bodily concept of life and is engaged in sense gratification, You always remain covered by the curtain of yogamāyā. Such a person cannot realize that You are very near, sitting within his heart. For a nondevotee, You are appreciated only as ultimate death. The difference is like the difference between a cat’s carrying its kittens in its mouth and carrying a rat in its mouth. In the mouth of the cat, the rat feels its death, whereas the kittens in the mouth of the cat feel motherly affection. Similarly, You are present to everyone, but the nondevotee feels You as ultimate cruel death, whereas for a devotee You are the supreme instructor and philosopher. The atheist, therefore, understands the presence of God as death, but the devotee understands the presence of God always within his heart, takes dictation from You and lives transcendentally, unaffected by the contamination of the material world.</text:p>
      <text:p text:style-name="P1"/>
      <text:p text:style-name="P1">“You are the supreme controller and superintendent of the material nature’s activities. The atheistic class of men simply observe the activities of material nature but cannot find You as the original background. A devotee, however, can immediately see Your hand in every movement of material nature. The curtain of yogamāyā cannot cover the eyes of the devotee of Your Lordship, but it can cover the eyes of the nondevotee. The nondevotee is unable to see You face to face, just as a person whose eyes are blocked by the covering of a cloud cannot see the sun, although persons flying above the cloud can see the sunshine brilliantly, as it is. My dear Lord, I offer my respectful obeisances unto You. My dear self-effulgent Lord, I am Your eternal servitor. Therefore, kindly order me – what can I do for You? The conditioned soul feels the pangs of material contamination as the threefold miseries as long as You are not visible to him. And as soon as You are visible by development of Kṛṣṇa consciousness, all miseries of material existence are simultaneously vanquished.”</text:p>
      <text:p text:style-name="P1"/>
      <text:p text:style-name="P1">The Supreme Personality of Godhead, Kṛṣṇa, is naturally very much affectionately inclined to His devotees. When He heard Śrutadeva’s prayers of pure devotion, He was very pleased and immediately caught his hands and addressed him thus: “My dear Śrutadeva, all these great sages, <text:soft-page-break/>brāhmaṇas and saintly persons have been very kind to you by personally coming here to see you. You should consider this opportunity to be a great fortune for you. They are so kind that they are traveling with Me, and wherever they go they immediately make the whole atmosphere as pure as transcendence simply by the touch of the dust of their feet. People are accustomed to go to the temples of God. They also visit holy places of pilgrimage, and after prolonged association with such activities for many days by touch and by worship, they gradually become purified. But the influence of great sages and saintly persons is so great that by seeing them one immediately becomes completely purified.</text:p>
      <text:p text:style-name="P1"/>
      <text:p text:style-name="P1">“Moreover, the very purifying potency of pilgrimages or worship of different demigods is also achieved by the grace of saintly persons. A pilgrimage site becomes a holy place because of the presence of the saintly persons. My dear Śrutadeva, when a person is born as a brāhmaṇa, he immediately becomes the best of all human beings. And if such a brāhmaṇa, remaining self-satisfied, practices austerities, studies the Vedas and engages in My devotional service, as is the duty of the brāhmaṇa – or in other words, if a brāhmaṇa becomes a Vaiṣṇava – how wonderful is his greatness! My feature of four-handed Nārāyaṇa is not so pleasing or dear to Me as is a brāhmaṇa Vaiṣṇava. Brāhmaṇa means ‘one well conversant with Vedic knowledge.’ A brāhmaṇa is the insignia of perfect knowledge, and I am the full-fledged manifestation of all gods. Less intelligent men do not understand Me, nor do they understand the influence of the brāhmaṇa Vaiṣṇava. They are influenced by the three modes of material nature and thus dare to criticize Me and My pure devotees. A brāhmaṇa Vaiṣṇava, or a devotee already on the brahminical platform, can realize Me within his heart, and therefore he definitely concludes that the whole cosmic manifestation and its different features are effects of different energies of the Lord. Thus he has a clear conception of the whole material nature and the total material energy, and in every action such a devotee sees Me only, and nothing else.</text:p>
      <text:p text:style-name="P1"/>
      <text:p text:style-name="P1">“My dear Śrutadeva, you may therefore accept all these great saintly persons, brāhmaṇas and sages as My bona fide representatives. By worshiping them faithfully, you will be worshiping Me more diligently. I consider worship of My devotees to be better than direct worship of Me. If someone attempts to worship Me directly without worshiping My devotees, I do not accept such worship, even though it may be presented with great opulence.”</text:p>
      <text:p text:style-name="P1"/>
      <text:p text:style-name="P1">In this way both the brāhmaṇa Śrutadeva and the king of Mithilā, under the direction of the Lord, worshiped both Kṛṣṇa and His followers, the great sages and saintly brāhmaṇas, on an equal level of spiritual importance. Both brāhmaṇa and king ultimately achieved the supreme goal of being transferred to the spiritual world. The devotee does not know anyone except Lord Kṛṣṇa, and Kṛṣṇa is most affectionate to His devotee. Lord Kṛṣṇa remained in Mithilā both at the house of the brāhmaṇa Śrutadeva and at the palace of King Bahulāśva. And after favoring them lavishly by His transcendental instructions, He went back to His capital city, Dvārakā.</text:p>
      <text:p text:style-name="P1"/>
      <text:p text:style-name="P1">The instruction we receive from this incident is that King Bahulāśva and Śrutadeva the brāhmaṇa were accepted by the Lord on the same level because both were pure devotees. This is the real qualification for being recognized by the Supreme Personality of Godhead. Because it has become the fashion of this age to be falsely proud of having taken birth in the family of a kṣatriya or a brāhmaṇa, we see persons without any qualification other than birth claiming to be a brāhmaṇa or kṣatriya or vaiśya. But as stated in the scriptures, kalau śūdra-sambhavaḥ: “In this Age of Kali, everyone is born a śūdra.” This is because there is no performance of the purificatory processes known as saṁskāras, which begin from the time of the mother’s pregnancy and continue up to the point of the individual’s death. No one can be classified as a member of a particular caste, especially of a higher caste – brāhmaṇa, kṣatriya or vaiśya – simply by birthright. If one is not purified by the process of the seed-giving ceremony, or garbhādhāna-saṁskāra, he is immediately classified amongst the śūdras because only the śūdras do not undergo this purificatory process. Sex <text:soft-page-break/>life without the purificatory process of Kṛṣṇa consciousness is merely the seed-giving process of the śūdras or the animals. Kṛṣṇa consciousness is therefore the best process of purification. By this process everyone can come to the platform of a Vaiṣṇava, which includes having all the qualifications of a brāhmaṇa. The Vaiṣṇavas are trained to become freed from the four kinds of sinful activities – illicit sex, indulgence in intoxicants, gambling and eating animal foods. One cannot be on the brahminical platform without having these preliminary qualifications, and without becoming a qualified brāhmaṇa, one cannot become a pure devotee.</text:p>
      <text:p text:style-name="P1"/>
      <text:p text:style-name="P1">Thus ends the Bhaktivedanta purport of the eighty-sixth chapter of Kṛṣṇa, “The Kidnapping of Subhadrā, and Lord Kṛṣṇa’s Visiting Śrutadeva and Bahulāśva.”</text:p>
      <text:p text:style-name="P1"/>
      <text:p text:style-name="P1"/>
      <text:p text:style-name="P1"/>
      <text:p text:style-name="P1">CHAPTER 87</text:p>
      <text:p text:style-name="P1">Prayers by the Personified Vedas</text:p>
      <text:p text:style-name="P1"/>
      <text:p text:style-name="P1">King Parīkṣit inquired from Śukadeva Gosvāmī about a very important topic in understanding transcendental subject matter. His question was, “Since Vedic knowledge generally deals with the subject matter of the three qualities of the material world, how then can it approach the subject matter of transcendence, which is beyond the approach of the three material modes? Since the mind is material and the vibration of words is a material sound, how can the Vedic knowledge, expressing by material sound the thoughts of the material mind, approach transcendence? Description of a subject matter necessitates describing its source of emanation, its qualities and its activities. Such description can be possible only by thinking with the material mind and by vibrating material words. Brahman, or the Absolute Truth, has no material qualities, but our power of speaking does not go beyond the material qualities. How then can Brahman, the Absolute Truth, be described by your words? I do not see how it is possible to understand transcendence from such expressions of material sound.”</text:p>
      <text:p text:style-name="P1"/>
      <text:p text:style-name="P1">The purpose of King Parīkṣit’s inquiry was to ascertain from Śukadeva Gosvāmī whether the Vedas ultimately describe the Absolute Truth as impersonal or as personal. Understanding of the Absolute Truth progresses in three features – impersonal Brahman, Paramātmā localized in everyone’s heart, and, at last, the Supreme Personality of Godhead, Kṛṣṇa.</text:p>
      <text:p text:style-name="P1"/>
      <text:p text:style-name="P1">The Vedas deal with three departments of activities. One is called karma-kāṇḍa, or activities under Vedic injunction, which gradually purify one to understand his real position; the next is jñāna-kāṇḍa, the process of understanding the Absolute Truth by speculative methods; and the third is upāsanā-kāṇḍa, or worship of the Supreme Personality of Godhead and sometimes of the demigods also. The worship of the demigods recommended in the Vedas is ordered with the understanding of the demigods’ relationship to the Personality of Godhead. The Supreme Personality of Godhead has many parts and parcels; some are called svāṁśas, or His personal expansions, and some are called vibhinnāṁśas, the living entities. All such expansions, both svāṁśas and vibhinnāṁśas, are emanations from the original Personality of Godhead. Svāṁśa expansions are called viṣṇu-tattva, whereas the vibhinnāṁśa expansions are called jīva-tattva. The different demigods are jīva-tattva. The conditioned souls are generally put into the activities of the material world for sense gratification; therefore, as stated in the Bhagavad-gītā, to regulate those who are very much addicted to different kinds of sense gratification, the worship of demigods is sometimes recommended. For example, for persons very much addicted to meat-eating, the Vedic injunction recommends that after worshiping the form of the goddess Kālī and sacrificing a goat (not any other animal) under karma-kāṇḍa regulation, the worshipers may be allowed to eat meat. The idea is not to encourage one to eat meat but to allow one who insists on eating meat to eat it under certain restricted conditions. Therefore, worship of the demigods is not worship of the Absolute Truth, but <text:soft-page-break/>by worshiping the demigods one gradually comes to accept the Supreme Personality of Godhead in an indirect way. This indirect acceptance is described in the Bhagavad-gītā as avidhi. Avidhi means “not bona fide.” Since demigod worship is not bona fide, the impersonalists stress concentration on the impersonal feature of the Absolute Truth. King Parīkṣit’s question was, Which is the ultimate target of Vedic knowledge – this concentration on the impersonal feature of the Absolute Truth or concentration on the personal feature? After all, both the impersonal and the personal feature of the Supreme Lord are beyond our material conception. The impersonal feature of the Absolute, the Brahman effulgence, is but the rays of the personal body of Kṛṣṇa. These rays of the personal body of Kṛṣṇa are cast all over the creation of the Lord, and the portion of the effulgence which is covered by the material cloud is called the created cosmos of the three material qualities – sattva, rajas and tamas. How can persons who are within this clouded portion, called the material world, conceive of the Absolute Truth by the speculative method?</text:p>
      <text:p text:style-name="P1"/>
      <text:p text:style-name="P1">In answering King Parīkṣit’s question, Śukadeva Gosvāmī replied that the Supreme Personality of Godhead has created the mind, senses and living force of the living entity for the purpose of sense gratification and transmigration from one kind of body to another, as well as for the purpose of allowing liberation from the material conditions. In other words, one can utilize the senses, mind and living force for sense gratification and transmigration from one body to another or for the matter of liberation. The Vedic injunctions are there just to give the conditioned souls the chance for sense gratification under regulative principles, and thereby also to give them the chance for promotion to higher conditions of life; ultimately, if the consciousness is purified, one comes to his original position and goes back home, back to Godhead.</text:p>
      <text:p text:style-name="P1"/>
      <text:p text:style-name="P1">The living entity is intelligent. One therefore has to utilize his intelligence over the mind and the senses. When the mind and senses are purified by the proper use of intelligence, then the conditioned soul is liberated; otherwise, if the intelligence is not properly utilized in controlling the senses and mind, the conditioned soul continues to transmigrate from one kind of body to another simply for sense gratification. Another point clearly stated in the answer of Śukadeva Gosvāmī is that it is the mind, senses and intelligence of the individual living entity that the Lord created. It is not stated that the living entities themselves were ever created. Just as the shining particles of the sun’s rays always exist with the sun, the living entities exist eternally as parts and parcels of the Supreme Personality of Godhead. But just as the sun rays are sometimes covered by a cloud, which is created by the sun, so the conditioned souls, although eternally existing as parts of the Supreme Lord, are sometimes put within the cloud of the material concept of life, in the darkness of ignorance. The whole Vedic process is to alleviate that darkened condition. Ultimately, when the senses and mind of the conditioned being are fully purified, he comes to his original position, called Kṛṣṇa consciousness, and that is liberation.</text:p>
      <text:p text:style-name="P1"/>
      <text:p text:style-name="P1">In the Vedānta-sūtra, the first sūtra, or code, questions about the Absolute Truth. Athāto brahma-jijñāsā: What is the nature of the Absolute Truth? The next sūtra answers that the nature of the Absolute Truth is that He is the origin of everything. Whatever we experience, even in this material condition of life, is but an emanation from Him. The Absolute Truth created the mind, senses and intelligence. This means that the Absolute Truth is not without mind, intelligence and senses. In other words, He is not impersonal. The very word created means that He has transcendental intelligence. For example, when a father begets a child, the child has senses because the father also has senses. The child is born with hands and legs because the father also has hands and legs. Sometimes it is said that man is made after the image of God. The Absolute Truth is therefore the Supreme Personality, with transcendental mind, senses and intelligence. When one’s mind, intelligence and senses are purified of material contamination, one can understand the original feature of the Absolute Truth as a person.</text:p>
      <text:p text:style-name="P1"/>
      <text:p text:style-name="P1"><text:soft-page-break/>The Vedic process is to promote the conditioned soul gradually from the mode of ignorance to the mode of passion, and from the mode of passion to the mode of goodness. In the mode of goodness there is sufficient light for understanding things as they are. For example, from earth a tree grows, and from the wood of the tree, fire is ignited. In that igniting process we first of all find smoke, and the next stage is heat, and then fire. When there is actually fire, we can utilize it for various purposes; therefore, fire is the ultimate goal. Similarly, in the gross material stage of life the quality of ignorance is very prominent. Dissipation of this ignorance takes place in the gradual progress of civilization from the barbarian stage to civilized life, and when one comes to the stage of civilized life he is said to be in the mode of passion. In the barbarian stage, or in the mode of ignorance, the senses are gratified in a very crude way, whereas in the mode of passion, or in civilized life, the senses are gratified in a polished manner. But when one is promoted to the mode of goodness, one can understand that the senses and the mind are engaged in material activities only due to being covered by perverted consciousness. When this perverted consciousness is gradually transformed into Kṛṣṇa consciousness, then the path of liberation is opened. So it is not that one is unable to approach the Absolute Truth by the senses and the mind. The conclusion is, rather, that the senses, mind and intelligence in the gross stage of contamination cannot appreciate the nature of the Absolute Truth, but when purified, the senses, mind and intelligence can understand what the Absolute Truth is. The purifying process is called devotional service, or Kṛṣṇa consciousness.</text:p>
      <text:p text:style-name="P1"/>
      <text:p text:style-name="P1">In the Bhagavad-gītā it is clearly stated that the purpose of Vedic knowledge is to understand Kṛṣṇa, and that Kṛṣṇa is understood by devotional service, beginning with the process of surrender. As stated in the Bhagavad-gītā, one has to think of Kṛṣṇa always, one has to render loving service to Kṛṣṇa always, and one always has to worship and bow down before Kṛṣṇa. By this process only can one enter into the kingdom of God, without any doubt.</text:p>
      <text:p text:style-name="P1"/>
      <text:p text:style-name="P1">One who is enlightened in the mode of goodness by the process of devotional service is freed from the modes of ignorance and passion. In answering King Parīkṣit’s question, Śukadeva Gosvāmī used the word ātmane, which indicates the stage of brahminical qualification in which one is allowed to study the Vedic literatures known as the Upaniṣads. The Upaniṣads describe in different ways the transcendental qualities of the Supreme Lord. The Absolute Truth, the Supreme Lord, is called nirguṇa. That does not mean He has no qualities. It is only because He has qualities that the conditioned living entities can have qualities. The purpose of studying the Upaniṣads is to understand the transcendental qualities of the Absolute Truth, as opposed to the material qualities of ignorance, passion and goodness. That is the way of Vedic understanding. Great sages like the four Kumāras, headed by Sanaka, followed these principles of Vedic knowledge and came gradually from impersonal understanding to the platform of personal worship of the Supreme Lord. It is therefore recommended that we must follow the great personalities. Śukadeva Gosvāmī is also one of the great personalities, and his answer to the inquiry of Mahārāja Parīkṣit is authorized. One who follows in the footsteps of such great personalities surely walks very easily on the path of liberation and ultimately goes back home, back to Godhead. That is the way of perfecting this human form of life.</text:p>
      <text:p text:style-name="P1"/>
      <text:p text:style-name="P1">Śukadeva Gosvāmī continued to speak to Parīkṣit Mahārāja. “My dear king,” he said, “in this regard I shall narrate a nice story. This story is important because it is in connection with Nārāyaṇa, the Supreme Personality of Godhead. This narration is a conversation between Nārāyaṇa Ṛṣi and the great sage Nārada.” Nārāyaṇa Ṛṣi still resides in Badarīkāśrama and is accepted as an incarnation of Nārāyaṇa. Badarīkāśrama is situated in the northernmost part of the Himalayan Mountains and is always covered with snow. Religious Indians still go to visit this place during the summer season, when the snowfall is not very severe.</text:p>
      <text:p text:style-name="P1"/>
      <text:p text:style-name="P1">Once when Nārada, the great devotee and ascetic among the demigods, was traveling among different planets, he desired to meet the ascetic Nārāyaṇa personally in Badarīkāśrama and offer <text:soft-page-break/>Him respects. This great sage incarnation of Godhead, Nārāyaṇa Ṛṣi, has been undergoing great penances and austerities from the very beginning of the creation to teach the inhabitants of Bhārata-varṣa how to attain the highest perfectional stage of going back to Godhead. His austerities and penances are exemplary practices for the human being. The incarnation of God Nārāyaṇa Ṛṣi was sitting among many devotees in the village known as Kalāpa-grāma. Of course, these were not ordinary sages sitting with Him, and the great sage Nārada also appeared there. After offering his respects to Nārāyaṇa Ṛṣi, Nārada asked Him exactly the same question King Parīkṣit asked Śukadeva Gosvāmī. Then the Ṛṣi answered by following in the footsteps of His predecessors. He narrated a story of how the same question had been discussed on the planet known as Janaloka, which is above the Svargaloka planets, such as the moon and Venus. On this planet, great sages and saintly persons live, and they once discussed the same point regarding the understanding of Brahman and His real identity.</text:p>
      <text:p text:style-name="P1"/>
      <text:p text:style-name="P1">The great sage Nārāyaṇa began to speak. “My dear Nārada,” He said, “I shall tell you a story which took place long, long ago. There was a great meeting of the denizens of the heavenly planets, and almost all the important brahmacārīs, such as the four Kumāras – Sanandana, Sanaka, Sanātana and Sanat-kumāra – attended. Their discussion was on the subject matter of understanding the Absolute Truth, Brahman. You were not present at that meeting because you had gone to see My expansion Aniruddha, who lives on the island of Śvetadvīpa. In this meeting, all the great sages and brahmacārīs very elaborately discussed the point about which you have asked Me, and their discussion was very interesting. It was so delicate that even the Vedas were unable to answer the intricate questions raised.”</text:p>
      <text:p text:style-name="P1"/>
      <text:p text:style-name="P1">Nārāyaṇa Ṛṣi told Nāradajī that the same question Nāradajī had raised had been discussed in that meeting on Janaloka. This is the way of understanding through the paramparā, or disciplic succession. Mahārāja Parīkṣit questioned Śukadeva Gosvāmī, and Śukadeva Gosvāmī referred the matter to Nārada, who had in the same way questioned Nārāyaṇa Ṛṣi, who had put the matter to still higher authorities on the planet of Janaloka, where it was discussed among the great Kumāras – Sanātana, Sanaka, Sanandana and Sanat-kumāra. These four brahmacārīs, the Kumāras, are recognized scholars in the Vedas and other śāstras. Their unlimited volumes of knowledge, backed by austerities and penances, are exhibited by their sublime, ideal character. They are very amiable and gentle in behavior, and for them there is no distinction between friends, well-wishers and enemies. Being transcendentally situated, such personalities as the Kumāras are above all material considerations and are always neutral in respect to material dualities. In the discussions held among the four brothers, one of them, namely Sanandana, was selected to speak, and the other brothers became the audience to hear him.</text:p>
      <text:p text:style-name="P1"/>
      <text:p text:style-name="P1">Sanandana said, “After the dissolution of the whole cosmic manifestation, the entire energy and the whole creation in its nucleus form enter into the body of Garbhodaka-śāyī Viṣṇu. The Lord at that time remains asleep for a long, long time, and when there is again necessity of creation, the Vedas personified assemble around the Lord and begin to glorify Him, describing His wonderful transcendental pastimes, exactly like servants of a king: when the king is asleep in the morning, the appointed reciters come around his bedroom and begin to sing of his chivalrous activities, and while hearing of his glorious activities, the king gradually awakens.</text:p>
      <text:p text:style-name="P1"/>
      <text:p text:style-name="P1">“The Vedic reciters, or the personified Vedas, sing thus: ‘O unconquerable Lord, You are the Supreme Personality. No one is equal to You or greater than You. No one can be more glorious in his activities. All glories unto You! All glories unto You! By Your own transcendental nature You fully possess all six opulences. As such, You are able to deliver all conditioned souls from the clutches of māyā. O Lord, we fervently pray that You kindly do so. All the living entities, being Your parts and parcels, are naturally joyful, eternal and full of knowledge, but due to their own faults they imitate You by trying to become the supreme enjoyer. Thus they disobey Your <text:soft-page-break/>supremacy and become offenders. And because of their offenses, Your material energy has taken charge of them. Thus their transcendental qualities of joyfulness, bliss and wisdom have been covered by the clouds of the three material qualities. This cosmic manifestation, made of the three material qualities, is just like a prison house for the conditioned souls. The conditioned souls are struggling very hard to escape from material bondage, and according to their different conditions of life they have been given different types of engagement. But since all engagements are based on knowledge supplied by You, the conditioned souls can execute pious activities only when You mercifully inspire them to do so. Therefore, without taking shelter at Your lotus feet one cannot surpass the influence of the material energy. Actually, we, as personified Vedic knowledge, are always engaged in Your service by helping the conditioned souls understand You.’”</text:p>
      <text:p text:style-name="P1"/>
      <text:p text:style-name="P1">This prayer of the Vedas personified illustrates that the Vedas are meant for helping the conditioned souls to understand Kṛṣṇa. All the śrutis, or personified Vedas, offered glories to the Lord again and again, singing, “Jaya! Jaya!” This indicates that the Lord is the most glorious. Of all His glories, the most important is His causeless mercy upon the conditioned souls in reclaiming them from the clutches of māyā.</text:p>
      <text:p text:style-name="P1"/>
      <text:p text:style-name="P1">There are unlimited numbers of living entities in different varieties of bodies, some moving and some standing in one place, and the conditioned life of these living entities is due only to their forgetfulness of their eternal relationship with the Supreme Personality of Godhead. When the living entity wants to lord it over the material energy by imitating the position of Kṛṣṇa, he is immediately captured by the material energy and, according to his desire, is offered one variety of the 8,400,000 different kinds of bodies. Although undergoing the threefold miseries of material existence, the illusioned living entity falsely thinks himself the master of all he surveys. Under the spell of the material energy, represented by the threefold material qualities, the living entity is so entangled that he is not at all able to become free unless he is graced by the Supreme Lord. The living entity cannot conquer the influence of the material modes of nature by his own endeavor, but because material nature is working under the control of the Supreme Lord, the Lord is beyond its jurisdiction. Except for Him, all living entities, from Brahmā down to the ant, are conquered by the contact of material nature.</text:p>
      <text:p text:style-name="P1"/>
      <text:p text:style-name="P1">Because the Lord possesses in full the six opulences of wealth, strength, fame, beauty, knowledge and renunciation, He alone is beyond the spell of material nature. Unless the living entity is situated in Kṛṣṇa consciousness, he cannot approach the Supreme Personality of Godhead. Yet the Lord, by His omnipotency, can dictate from within as the Supersoul how a living entity can gradually come to Him even while performing his ordinary work. As the Lord advises in the Bhagavad-gītā, “Whatever you do, do it for Me; whatever you eat, first offer it to Me; whatever charity you want to give, first give it to Me; and whatever austerities and penances you want to perform, perform them for Me.” In this way the karmīs are directed gradually to develop Kṛṣṇa consciousness. Similarly, Kṛṣṇa directs the philosophers to approach Him gradually by discriminating between Brahman and māyā, for at last, when one is mature in knowledge, he surrenders unto Kṛṣṇa. As Kṛṣṇa says in the Bhagavad-gītā, “After many, many births, the wise philosopher surrenders unto Me.” The yogīs are also directed to concentrate their meditation upon Kṛṣṇa within the heart, and by such a continuous process of Kṛṣṇa consciousness they can also become free from the clutches of the material energy. The devotees, however, are engaged in devotional service with love and affection from the very beginning, and therefore the Lord personally directs them so that they can approach Him without difficulty or deviation. This is stated in the Bhagavad-gītā. Only by the grace of the Lord can the living entity understand the exact position of Brahman, Paramātmā and Bhagavān.</text:p>
      <text:p text:style-name="P1"/>
      <text:p text:style-name="P1">The statements of the personified Vedas give clear evidence that the Vedic literature is presented only for understanding Kṛṣṇa. The Bhagavad-gītā confirms that through all the Vedas it is Kṛṣṇa alone who has to be understood. Kṛṣṇa is always enjoying, either in the material world or in the <text:soft-page-break/>spiritual world; because He is the supreme enjoyer, for Him there is no distinction between the material and spiritual worlds. The material world is an impediment for the ordinary living entities because they are under its control, but Kṛṣṇa, being the controller of the material world, has nothing to do with the impediments it offers. Therefore, in different parts of the Upaniṣads, the Vedas declare, “The Supreme Brahman is eternal, full of all knowledge and all bliss. That one Supreme Personality of Godhead exists in the heart of every living entity.” Because of His all-pervasiveness, He is able to enter not only into the hearts of the living entities, but even into the atoms also. As the Supersoul, He is the controller of all activities of the living entities. He lives within all of them and witnesses their actions, allowing them to act according to their desires and also giving them the results of their different activities. He is the living force of all things, but He is transcendental to the material qualities. He is omnipotent; He is expert in manufacturing everything, and on account of His superior, natural knowledge, He can bring everyone under His control. As such, He is everyone’s master. He is sometimes manifest on the surface of the globe, but He is simultaneously within all matter. Desiring to expand Himself in multiforms, He glanced over the material energy, and thus innumerable living entities became manifest. Everything is created by His superior energy, and everything in His creation appears to be perfectly done, without deficiency. Those who aspire for liberation from this material world must therefore worship the Supreme Personality of Godhead, the ultimate cause of all causes. He is just like the total mass of earth, from which varieties of earthly pots are manufactured: the pots are made of earthly clay, they rest on earth, and after being destroyed, their elements ultimately merge back into earth, the original cause of all varieties of manifestation.</text:p>
      <text:p text:style-name="P1"/>
      <text:p text:style-name="P1">Employing this analogy of Brahman with earth, the impersonalists especially stress the Vedic statement sarvaṁ khalv idaṁ brahma: “Everything is Brahman.” The impersonalists do not take into account the varieties of manifestation emanating from the supreme cause, Brahman. They simply consider that everything emanates from Brahman and after destruction merges into Brahman and that the intermediate stage of manifestation is also Brahman. But although the Māyāvādīs believe that prior to its manifestation the cosmos was in Brahman, after creation it remains in Brahman, and after destruction it merges into Brahman, they do not know what Brahman is. The Brahma-saṁhitā, however, clearly describes Brahman: “The living entities, space, time and the material elements like fire, earth, sky, water and mind constitute the total cosmic manifestation, known as Bhūḥ, Bhuvaḥ and Svaḥ, which is manifested by Govinda. It flourishes on the strength of Govinda and after annihilation enters into and is conserved in Govinda.” Lord Brahmā therefore says, “I worship Lord Govinda, the original personality, the cause of all causes.”</text:p>
      <text:p text:style-name="P1"/>
      <text:p text:style-name="P1">The word “Brahman” indicates the greatest of all and the maintainer of everything. The impersonalists are attracted by the greatness of the sky, but because of their poor fund of knowledge they are not attracted by the greatness of Kṛṣṇa. In our practical life, however, we are attracted by the greatness of a person and not by the greatness of a big mountain. Thus the term “Brahman” actually applies to Kṛṣṇa only; therefore in the Bhagavad-gītā Arjuna concluded that Lord Kṛṣṇa is the Para-brahman, or the supreme resting place of everything.</text:p>
      <text:p text:style-name="P1"/>
      <text:p text:style-name="P1">Kṛṣṇa is the Supreme Brahman because of His unlimited knowledge, unlimited potencies, unlimited strength, unlimited influence, unlimited beauty and unlimited renunciation. Ultimately, therefore, the word “Brahman” can be applied to Kṛṣṇa only. Arjuna affirms that because the impersonal Brahman is the effulgence emanating as rays of Kṛṣṇa’s transcendental body, Kṛṣṇa is the Para-brahman. Everything rests on Brahman, but Brahman itself rests on Kṛṣṇa. Therefore Kṛṣṇa is the ultimate Brahman, or Para-brahman. The material elements are accepted as the inferior energy of Kṛṣṇa. By their interaction the cosmic manifestation takes place, rests on Kṛṣṇa, and after dissolution again enters into the body of Kṛṣṇa as His subtle energy. Kṛṣṇa is therefore the cause of both manifestation and dissolution.</text:p>
      <text:p text:style-name="P1"/>
      <text:p text:style-name="P1"><text:soft-page-break/>Sarvaṁ khalv idaṁ brahma means that everything is Kṛṣṇa in the sense that everything is His energy. That is the vision of the mahā-bhāgavatas. They see everything in relation to Kṛṣṇa. The impersonalists argue that Kṛṣṇa Himself has been transformed into many and that therefore everything is Kṛṣṇa and worship of anything is worship of Him. This false argument is answered by Kṛṣṇa in the Bhagavad-gītā: although everything is a transformation of the energy of Kṛṣṇa, He is not present everywhere. He is simultaneously present and not present. By His energy He is present everywhere, but as the energetic He is not present everywhere. This simultaneous presence and nonpresence is inconceivable to our present senses. But a clear explanation is given in the beginning of the Īśopaniṣad, in which it is stated that the Supreme Lord is so complete that although unlimited energies and their transformations emanate from Kṛṣṇa, Kṛṣṇa’s personality is not in the least bit transformed. Therefore, since Kṛṣṇa is the cause of all causes, intelligent persons should take shelter of His lotus feet.</text:p>
      <text:p text:style-name="P1"/>
      <text:p text:style-name="P1">Kṛṣṇa advises everyone just to surrender unto Him alone, and that is the way of Vedic instruction. Since Kṛṣṇa is the cause of all causes, He is worshiped by all kinds of sages and saints through observance of the regulative principles. As far as meditation is concerned, great personalities meditate on the transcendental form of Kṛṣṇa within the heart. In this way the minds of great personalities are always engaged in Kṛṣṇa. With their minds engaged in Kṛṣṇa, naturally the captivated devotees simply talk of Kṛṣṇa.</text:p>
      <text:p text:style-name="P1"/>
      <text:p text:style-name="P1">Talking of Kṛṣṇa or singing of Kṛṣṇa is called kīrtana. Lord Caitanya recommends, kīrtanīyaḥ sadā hariḥ, which means always thinking and talking of Kṛṣṇa and nothing else. That is called Kṛṣṇa consciousness. Kṛṣṇa consciousness is so sublime that anyone who takes to this process is elevated to the highest perfection of life – far, far beyond the concept of liberation. In the Bhagavad-gītā, therefore, Kṛṣṇa advises everyone always to think of Him, render devotional service to Him, worship Him and offer obeisances to Him. In this way a devotee becomes fully Kṛṣṇa-ized and, being always situated in Kṛṣṇa consciousness, ultimately goes back to Kṛṣṇa.</text:p>
      <text:p text:style-name="P1"/>
      <text:p text:style-name="P1">Although the Vedas have recommended worship of different demigods as different parts and parcels of Kṛṣṇa, it is to be understood that such instructions are meant for less intelligent men who are still attracted by material sense enjoyment. But the person who actually wants perfect fulfillment of the mission of human life should simply worship Lord Kṛṣṇa, and that will simplify the matter and completely guarantee the success of his human life. Although the sky, the water and the land are all part of the material world, when one stands on the solid land his position is more secure than when he stands in the sky or the water. An intelligent person, therefore, does not stand under the protection of different demigods, although they are part and parcel of Kṛṣṇa. Rather, he stands on the solid ground of Kṛṣṇa consciousness. That makes his position sound and secure.</text:p>
      <text:p text:style-name="P1"/>
      <text:p text:style-name="P1">Impersonalists sometimes give the example that if one stands on a stone or a piece of wood one certainly stands on the surface of the land, because the stone and wood both rest on the surface of the earth. But it may be replied that if one stands directly on the surface of the earth he is more secure than if he stands on wood or a stone that rests on the earth. In other words, taking shelter of Paramātmā or taking shelter of impersonal Brahman is not as secure a course as taking direct shelter of Kṛṣṇa in Kṛṣṇa consciousness. The position of the jñānīs and yogīs is therefore not as secure as the position of the devotees of Kṛṣṇa. Lord Kṛṣṇa has therefore advised in the Bhagavad-gītā that only a person who has lost his sense takes to the worship of demigods. And regarding persons attached to the impersonal Brahman, Śrīmad-Bhāgavatam says, “My dear Lord, those who think of themselves as liberated by mental speculation are not yet purified of the contamination of material nature because of their inability to find the shelter of Your lotus feet. Although they rise to the transcendental situation of existence in impersonal Brahman, they certainly fall from that exalted position because they deride Your lotus feet.” Lord Kṛṣṇa therefore advises that the worshipers of the demigods are not very intelligent persons because they derive only temporary, exhaustible <text:soft-page-break/>results. Their endeavors are those of less intelligent men. On the other hand, the Lord assures that His devotee has no fear of falling.</text:p>
      <text:p text:style-name="P1"/>
      <text:p text:style-name="P1">The personified Vedas continued to pray: “Dear Lord, considering all points of view, if a person has to worship someone superior to himself, then just out of good behavior he should stick to the worship of Your lotus feet because You are the ultimate controller of creation, maintenance and dissolution. You are the controller of the three worlds, Bhūḥ, Bhuvaḥ and Svaḥ; You are the controller of the fourteen upper and lower worlds; and You are the controller of the three material qualities. Demigods and persons advanced in spiritual knowledge always hear and chant about Your transcendental pastimes because this process has the specific potency of nullifying the accumulated results of sinful life. Intelligent persons factually dip into the ocean of Your nectarean activities and very patiently hear about them. Thus they are immediately freed from the contamination of the material qualities; they do not have to undergo severe penances and austerities for advancement in spiritual life. This chanting and hearing of Your transcendental pastimes is the easiest process for self-realization. Simply by submissive aural reception of the transcendental message, one’s heart is cleansed of all dirty things. Thus Kṛṣṇa consciousness becomes fixed in the heart of a devotee.” The great authority Bhīṣmadeva has also given the opinion that this process of chanting and hearing about the Supreme Personality of Godhead is the highest religious process. And the Taittirīya Upaniṣad says that worship of the Supreme Personality of Godhead is the essence of all Vedic ritualistic performances.</text:p>
      <text:p text:style-name="P1"/>
      <text:p text:style-name="P1">“Dear Lord,” the personified Vedas continued, “the devotee who wants to elevate himself simply by the process of devotional activities, especially by hearing and chanting, very soon comes out of the clutches of the dualities of material existence. By this simple process of penance and austerity, the Supersoul within the devotee’s heart is very pleased and gives the devotee directions so that he may go back home, back to Godhead.” It is stated in the Bhagavad-gītā that one who engages all his activities and senses in the devotional service of the Lord becomes completely peaceful because the Supersoul is satisfied with him; thus the devotee becomes transcendental to all dualities, such as heat and cold, honor and dishonor. Being freed from all dualities, he feels transcendental bliss, and he no longer suffers cares and anxieties due to material existence. The Bhagavad-gītā confirms that the devotee always absorbed in Kṛṣṇa consciousness has no anxieties for his maintenance or protection. Being constantly absorbed in Kṛṣṇa consciousness, he ultimately achieves the highest perfection. While in material existence, he lives very peacefully and blissfully, without cares and anxieties, and after quitting this body he goes back home, back to Godhead. The Lord confirms in the Bhagavad-gītā, “My supreme abode is a transcendental place from which, having gone, one never returns to this material world. Anyone who attains the supreme perfection, being engaged in My personal devotional service in the eternal abode, reaches the highest perfection of human life and does not have to come back to the miserable material world.”</text:p>
      <text:p text:style-name="P1"/>
      <text:p text:style-name="P1">The personified Vedas continued, “Dear Lord, it is imperative that the living entities be engaged in Kṛṣṇa consciousness, always rendering devotional service by such prescribed methods as hearing and chanting and executing Your orders. If a person is not engaged in Kṛṣṇa consciousness and devotional service, it is useless for him to exhibit the symptoms of life. Generally if a person is breathing he is accepted to be alive. But a person without Kṛṣṇa consciousness may be compared to a bellows in a blacksmith’s shop. The big bellows is a bag of skin which exhales and inhales air, and a human being who simply lives within the bag of skin and bones without taking to Kṛṣṇa consciousness and loving devotional service is no better than the bellows. Similarly, a nondevotee’s long duration of life is compared to the long existence of a tree, his voracious eating capacity is compared to the eating of dogs and hogs, and his enjoyment in sex life is compared to that of hogs and goats.”</text:p>
      <text:p text:style-name="P1"/>
      <text:p text:style-name="P1"><text:soft-page-break/>The cosmic manifestation has been made possible because of the entrance of the Supreme Personality of Godhead as Mahā-viṣṇu within this material world. The total material energy is agitated by the glance of Mahā-viṣṇu, and only then does the interaction of the three material qualities begin. Therefore it should be concluded that whatever material facilities we are trying to enjoy are available only due to the mercy of the Supreme Personality of Godhead.</text:p>
      <text:p text:style-name="P1"/>
      <text:p text:style-name="P1">Within the body there are five different departments of existence, known as anna-maya, prāṇa-maya, mano-maya, vijñāna-maya and, at last, ānanda-maya. In the beginning of life, every living entity is food conscious. A child or an animal is satisfied only by getting nice food. This stage of consciousness, in which the goal is to eat sumptuously, is called anna-maya. Anna means “food.” After this one lives in the consciousness of being alive. If one can continue his life without being attacked or destroyed, one thinks himself happy. This stage is called prāṇa-maya, or consciousness of one’s existence. After this stage, when one is situated on the mental platform, his consciousness is called mano-maya. The materialistic civilization is primarily situated in these three stages, anna-maya, prāṇa-maya and mano-maya. The first concern of civilized persons is economic development, the next concern is defense against being annihilated, and the next consciousness is mental speculation, the philosophical approach to the values of life.</text:p>
      <text:p text:style-name="P1"/>
      <text:p text:style-name="P1">If by the evolutionary process of philosophical life one happens to reach the platform of intellectual life and understands that he is not this material body but a spiritual soul, he is situated in the vijñāna-maya stage. Then, by evolution in spiritual life, he comes to the understanding of the Supreme Lord, or the Supreme Soul. When one develops his relationship with Him and executes devotional service, that stage of life is called Kṛṣṇa consciousness, the ānanda-maya stage. Ānanda-maya is the blissful life of knowledge and eternity. As it is said in the Vedānta-sūtra, ānanda-mayo ’bhyāsāt. The Supreme Brahman and the subordinate Brahman, or the Supreme Personality of Godhead and the living entities, are both joyful by nature. As long as the living entities are situated in the lower four stages of life – anna-maya, prāṇa-maya, mano-maya and vijñāna-maya – they are considered to be in the material condition of life, but as soon as one reaches the stage of ānanda-maya, he is a liberated soul. This ānanda-maya stage is explained in the Bhagavad-gītā as the brahma-bhūta stage. There it is said that in the brahma-bhūta stage of life there is no anxiety and no hankering. This stage begins when one is equally disposed toward all living entities, and it then expands to the stage of Kṛṣṇa consciousness, in which one always hankers to render service unto the Supreme Personality of Godhead. This hankering for advancement in devotional service is not the same as hankering for sense gratification in material existence. In other words, hankering remains in spiritual life, but it becomes purified. Similarly, when our senses are purified, they are freed from all material stages, namely anna-maya, prāṇa-maya, mano-maya and vijñāna-maya, and they become situated in the highest stage – ānanda-maya, or blissful life in Kṛṣṇa consciousness. The Māyāvādī philosophers consider ānanda-maya to be the state of being merged in the Supreme. To them, ānanda-maya means that the Supersoul and the individual soul become one. But the real fact is that oneness does not mean merging into the Supreme and losing one’s own individual existence. Merging into the spiritual existence is the living entity’s realization of qualitative oneness with the Supreme Lord in His aspects of eternity and knowledge. But the actual ānanda-maya (blissful) stage is attained when one is engaged in devotional service. That is confirmed in the Bhagavad-gītā: mad-bhaktiṁ labhate parām. Here Lord Kṛṣṇa states that the brahma-bhūta ānanda-maya stage is complete only when there is an exchange of love between the Supreme and the subordinate living entities. Unless one comes to this ānanda-maya stage, his breathing is like the breathing of a bellows in a blacksmith’s shop, his duration of life is like that of a tree, and he is no better than the lower animals like the camels, hogs and dogs.</text:p>
      <text:p text:style-name="P1"/>
      <text:p text:style-name="P1">Undoubtedly the eternal living entity cannot be annihilated at any point. But the lower species of life exist in a miserable condition, whereas one who is engaged in the devotional service of the Supreme Lord is situated in the pleasurable, or ānanda-maya, status of life. The different stages <text:soft-page-break/>described above are all in relationship with the Supreme Personality of Godhead. Although in all circumstances there exist both the Supreme Personality of Godhead and the living entities, the difference is that the Supreme Personality of Godhead always exists in the ānanda-maya stage, whereas the subordinate living entities, because of their minute position as fragmental portions of the Supreme Lord, are prone to fall to the other stages of life. Although in all the stages both the Supreme Lord and the living entities exist, the Supreme Personality of Godhead is always transcendental to our concept of life, whether we are in bondage or in liberation. The whole cosmic manifestation becomes possible by the grace of the Supreme Lord, it exists by the grace of the Supreme Lord, and when annihilated it merges into the existence of the Supreme Lord. As such, the Supreme Lord is the supreme existence, the cause of all causes. Therefore the conclusion is that without development of Kṛṣṇa consciousness one’s life is simply a waste of time.</text:p>
      <text:p text:style-name="P1"/>
      <text:p text:style-name="P1">For those who are very materialistic and cannot understand the situation of the spiritual world, the abode of Kṛṣṇa, great sages have recommended the yogic process whereby one gradually rises from meditation on the abdomen, which is called mūlādhāra or maṇipūraka meditation. Mūlādhāra and maṇipūraka are technical terms which refer to the intestines within the abdomen. Grossly materialistic persons think that economic development is of foremost importance because they are under the impression that a living entity exists only by eating. Such grossly materialistic persons forget that although we may eat as much as we like, if the food is not digested it produces the troubles of indigestion and acidity. Therefore, eating is not in itself the cause of the vital energy of life. For digestion of eatables we have to take shelter of another, superior energy, which is mentioned in the Bhagavad-gītā as vaiśvānara. Lord Kṛṣṇa says in the Bhagavad-gītā that He helps the digestion in the form of vaiśvānara. The Supreme Personality of Godhead is all-pervasive; therefore, His presence in the stomach as vaiśvānara is not extraordinary.</text:p>
      <text:p text:style-name="P1"/>
      <text:p text:style-name="P1">Kṛṣṇa is actually present everywhere. The Vaiṣṇava, therefore, marks his body with temples of Viṣṇu: he first marks a tilaka temple on the abdomen, then on the chest, then between the collarbones, then on the forehead, and gradually he marks the top of the head, the brahma-randhra. The thirteen temples of tilaka marked on the body of a Vaiṣṇava are known as follows: On the forehead is the temple of Lord Keśava, on the belly is the temple of Lord Nārāyaṇa, on the chest is the temple of Lord Mādhava, and on the throat, between the two collarbones, is the temple of Lord Govinda. On the right side of the waist is the temple of Lord Viṣṇu, on the right arm the temple of Lord Madhusūdana, and on the right side of the collarbone the temple of Lord Trivikrama. Similarly, on the left side of the waist is the temple of Lord Vāmanadeva, on the left arm the temple of Śrīdhara, on the left side of the collarbone the temple of Hṛṣīkeśa, on the upper back the temple called Padmanābha, and on the lower back the temple called Dāmodara. On the top of the head is the temple called Vāsudeva. This is the process of meditation on the Lord’s situation in the different parts of the body, but for those who are not Vaiṣṇavas, great sages recommend meditation on the bodily concept of life – meditation on the intestines, on the heart, on the throat, on the eyebrows, on the forehead and then on the top of the head. Some of the sages in the disciplic succession from the great saint Aruṇa meditate on the heart, because the Supersoul stays within the heart along with the living entity. This is confirmed in the Bhagavad-gītā, fifteenth chapter, wherein the Lord states, “I am situated in everyone’s heart.”</text:p>
      <text:p text:style-name="P1"/>
      <text:p text:style-name="P1">As part of devotional service, Vaiṣṇavas protect the body for the service of the Lord, but those who are gross materialists accept the body as the self. They worship the body by the yogic process of meditation on the different bodily parts, such as maṇipūraka, dahara and hṛdaya, gradually rising to the brahma-randhra, on the top of the head. The first-class yogī who has attained perfection in the practice of the yoga system ultimately passes through the brahma-randhra to any one of the planets in either the material or spiritual worlds. How a yogī can transfer himself to another planet is vividly described in the Second Canto of Śrīmad-Bhāgavatam.</text:p>
      <text:p text:style-name="P1"/>
      <text:p text:style-name="P1"><text:soft-page-break/>In this regard, Śukadeva Gosvāmī has recommended that the beginners worship the virāṭ-puruṣa, the gigantic universal form of the Lord. One who cannot believe that the Lord can be worshiped with equal success in the Deity, or arcā form, or who cannot concentrate on this form is advised to worship the universal form of the Lord. The lower part of the universe is considered the feet and legs of the Lord’s universal form, the middle part of the universe is considered the navel or abdomen of the Lord, the upper planetary systems such as Janaloka and Maharloka are the heart of the Lord, and the topmost planetary system, Brahmaloka, is considered the top of the Lord’s head. There are different processes recommended by great sages according to the position of the worshiper, but the ultimate aim of all meditational yogic processes is to go back home, back to Godhead. As stated in the Bhagavad-gītā, anyone who reaches the highest planet, the abode of Kṛṣṇa, or even the Vaikuṇṭha planets, never has to come down again to this miserable material condition of life.</text:p>
      <text:p text:style-name="P1"/>
      <text:p text:style-name="P1">The Vedic recommendation, therefore, is that one make the lotus feet of Viṣṇu the target of all one’s efforts. Tad viṣṇoḥ paramaṁ padam: the Viṣṇu planets, or Viṣṇuloka, are situated above all the material planets. These Vaikuṇṭha planets are known as sanātana-dhāma, and they are eternal. They are never annihilated, not even by the annihilation of this material world. The conclusion is that if a human being does not fulfill the mission of his life by worshiping the Supreme Lord and does not go back home, back to Godhead, it is to be understood that he is breathing just like a blacksmith’s bellows, living just like a tree, eating just like a camel and having sex just like the dogs and hogs. Thus he has been frustrated in fulfilling the specific purpose of human life.</text:p>
      <text:p text:style-name="P1"/>
      <text:p text:style-name="P1">The next prayer of the personified Vedas to the Lord concerns His entering into different species of life. It is stated in the Bhagavad-gītā, fourteenth chapter, that in every species and form of life the spiritual part and parcel of the Supreme Lord is present. The Lord Himself claims in the Gītā that He is the seed-giving father of all forms and species, who therefore must all be considered sons of the Lord. The entrance of the Supreme Lord into everyone’s heart as Paramātmā sometimes bewilders the impersonalists into equating the living entities with the Supreme Lord. They think, “Both the Supreme Lord and the individual soul enter into the various bodies; so where is the distinction? Why should individual souls worship the Paramātmā, or Supersoul?” According to them, the Supersoul and the individual soul are on the same level; they are one, without any difference between them. There is a difference, however, between the Supersoul and the individual soul, and this is explained in the Bhagavad-gītā, fifteenth chapter, wherein the Lord says that although He is situated with the living entity in the same body, He is superior. He is dictating or giving intelligence to the individual soul from within. It is clearly stated in the Gītā that the Lord gives intelligence to the individual soul and that both memory and forgetfulness are due to the influence of the Supersoul. No one can act independently of the sanction of the Supersoul. The individual soul acts according to his past karma, reminded by the Lord. The nature of the individual soul is forgetfulness, but the presence of the Lord within the heart reminds him of what he wanted to do in his past life. The intelligence of the individual soul is exhibited like fire in wood. Although fire is always fire, it is exhibited in a size proportionate to the size of the wood. Similarly, although the individual soul is qualitatively one with the Supreme Lord, he exhibits himself according to the limitations of his present body. But the Supreme Lord, or the Supersoul, is unlimited. He is said to be eka-rasa. Eka means “one,” and rasa means “mellow.” The transcendental position of the Supreme Lord is that of eternity, bliss and full knowledge. His position of eka-rasa does not change in the slightest when He becomes a witness and advisor to the individual soul in each individual body.</text:p>
      <text:p text:style-name="P1"/>
      <text:p text:style-name="P1">But the individual soul, from Lord Brahmā down to the ant, exhibits his spiritual potency according to his present body. The demigods are in the same category with the individual souls in the bodies of human beings or in the bodies of lower animals. Intelligent persons, therefore, do not worship different demigods, who are simply infinitesimal representatives of Kṛṣṇa manifest in conditioned <text:soft-page-break/>bodies. The individual soul can exhibit his power only in proportion to the shape and constitution of the body. The Supreme Personality of Godhead, however, can exhibit His full potencies in any shape or form without any change. The Māyāvādī philosophers’ thesis that God and the individual soul are one and the same cannot be accepted because the individual soul has to develop his power according to the development of different types of bodies. The individual soul in the body of a baby cannot show the full power of a grown man, but the Supreme Personality of Godhead, Kṛṣṇa, even when lying on the lap of His mother as a baby, could exhibit His full power by killing Pūtanā and other demons who attacked Him. Thus the spiritual potency of the Supreme Personality of Godhead is said to be eka-rasa, or without change. The Supreme Personality of Godhead, therefore, is the only worshipable object, and this is perfectly known to persons who are uncontaminated by the modes of material nature. In other words, only the liberated souls can worship the Supreme Personality of Godhead. Less intelligent Māyāvādīs take to the worship of the demigods, thinking that the demigods and the Supreme Personality of Godhead are on the same level.</text:p>
      <text:p text:style-name="P1"/>
      <text:p text:style-name="P1">The personified Vedas continued to offer their obeisances. “Dear Lord,” they prayed, “after many, many births, those who have actually become wise take to the worship of Your lotus feet in complete knowledge.” This is confirmed in the Bhagavad-gītā, wherein the Lord says that after many, many births, a great soul, or mahātmā, surrenders unto the Lord, knowing well that Vāsudeva, Kṛṣṇa, is the cause of all causes. The Vedas continued, “As already explained, since the mind, intelligence and senses have been given to us by God, when these instruments are actually purified there is no alternative but to engage them all in the devotional service of the Lord. A living entity’s entrapment in different species of life is due to the misapplication of his mind, intelligence and senses in material activities. Various kinds of bodies are awarded as the result of a living entity’s actions, and they are created by the material nature according to the living entity’s desire. Because a living entity desires and deserves a particular kind of body, it is given to him by the material nature, under the order of the Supreme Lord.”</text:p>
      <text:p text:style-name="P1"/>
      <text:p text:style-name="P1">In Śrīmad-Bhāgavatam, Third Canto, it is explained that under the control of superior authority a living entity is put within the semen of a male and injected into the womb of a particular female in order to develop a particular type of body. A living entity utilizes his senses, intelligence, mind and so on in a specific way of his own choosing and thus develops a particular type of body, within which he becomes encaged. In this way the living entity becomes situated in different species of life, either in a demigod, human or animal body, according to different situations and circumstances.</text:p>
      <text:p text:style-name="P1"/>
      <text:p text:style-name="P1">It is explained in the Vedic literatures that the living entities entrapped in different species of life are part and parcel of the Supreme Lord. The Māyāvādī philosophers mistake the living entity for the Paramātmā, who is actually sitting with the living entity as a friend. Because the Paramātmā (the localized aspect of the Supreme Personality of Godhead) and the individual living entity are both within the body, a misunderstanding sometimes takes place that there is no difference between the two. But there is a definite difference between the individual soul and the Supersoul, and it is explained in the Varāha Purāṇa as follows. The Supreme Lord has two kinds of parts and parcels: the living entity is called vibhinnāṁśa, and the Paramātmā, or the plenary expansion of the Supreme Lord, is called svāṁśa. The svāṁśa plenary expansion of the Supreme Personality is as powerful as the Supreme Personality of Godhead Himself. There is not even the slightest difference between the potency of the Supreme Person and that of His plenary expansion as Paramātmā. But the vibhinnāṁśa parts and parcels possess only a minute portion of the potencies of the Lord. The Nārada Pañcarātra states that the living entities, who are the marginal potency of the Supreme Lord, are undoubtedly of the same quality of spiritual existence as the Lord Himself, but they are prone to be tinged with the material qualities. Because the minute living entity is prone to be subjected to the influence of material qualities, he is called jīva, and sometimes the Supreme Personality of Godhead is also known as Śiva, the all-auspicious one. So the difference between Śiva and jīva is that the all-auspicious Personality of Godhead is never affected by the material qualities, whereas the minute <text:soft-page-break/>portions of the Supreme Personality of Godhead are prone to be affected by the qualities of material nature.</text:p>
      <text:p text:style-name="P1"/>
      <text:p text:style-name="P1">The Supersoul within the body of a particular living entity, being a plenary portion of the Lord, is worshipable by the individual living entity. Great sages have therefore concluded that the process of meditation is designed so that the individual living entity may concentrate his attention on the lotus feet of the Supersoul form (Viṣṇu). That is real samādhi. The living entity cannot be liberated from material entanglement by his own effort. He must therefore take to the devotional service of the lotus feet of the Supreme Lord, or the Supersoul within himself. Śrīdhara Svāmī, the great commentator on Śrīmad-Bhāgavatam, has composed a nice verse in this regard, the meaning of which is as follows: “My dear Lord, I am eternally a part of You, but I have been entrapped by the material potencies, which are also an emanation from You. As the cause of all causes, You have entered my body as the Supersoul, and I have the prerogative of enjoying the supreme blissful life of knowledge along with You. Therefore, my dear Lord, please order me to render You loving service so that I can again be brought to my original position of transcendental bliss.”</text:p>
      <text:p text:style-name="P1"/>
      <text:p text:style-name="P1">Great personalities understand that a living entity entangled in this material world cannot be freed by his own efforts. With firm faith and devotion, such great personalities engage themselves in rendering transcendental loving service to the Lord. That is the verdict of the personified Vedas.</text:p>
      <text:p text:style-name="P1"/>
      <text:p text:style-name="P1">The personified Vedas continued, “Dear Lord, it is very difficult to achieve perfect knowledge of the Absolute Truth. Your Lordship is so kind to the fallen souls that You appear in different incarnations and execute different activities. You appear even as a historical personality of this material world, and Your pastimes are very nicely described in the Vedic literatures. Such pastimes are as attractive as the ocean of transcendental bliss. People in general have a natural inclination to read narrations in which ordinary jīvas are glorified, but when they become attracted by the Vedic literatures which delineate Your eternal pastimes, they actually dip into the ocean of transcendental bliss. As a fatigued man feels refreshed by dipping into a reservoir of water, so the conditioned soul who is very much disgusted with material activities becomes refreshed and forgets all the fatigue of material activities simply by dipping into the transcendental ocean of Your pastimes. And eventually he merges into the ocean of transcendental bliss. The most intelligent devotees, therefore, do not take to any means of self-realization except devotional service and constant engagement in the nine different processes of devotional life, especially hearing and chanting. When hearing and chanting about Your transcendental pastimes, Your devotees do not care even for the transcendental bliss derived from liberation or from merging into the existence of the Supreme. Such devotees are not interested even in so-called liberation, and they certainly have no interest in material activities for elevation to the heavenly planets for sense gratification. Pure devotees seek only the association of paramahaṁsas, or great liberated devotees, so that they can continuously hear and chant about Your glories. For this purpose the pure devotees are prepared to sacrifice all comforts of life, even giving up the material comforts of family life and so-called society, friendship and love. Those who have tasted the nectar of devotion by relishing the transcendental vibration of chanting Your glories – Hare Kṛṣṇa, Hare Kṛṣṇa, Kṛṣṇa Kṛṣṇa, Hare Hare/ Hare Rāma, Hare Rāma, Rāma Rāma, Hare Hare – do not care for any other spiritual bliss or for material comforts, which appear to the pure devotee as less important than the straw in the street.”</text:p>
      <text:p text:style-name="P1"/>
      <text:p text:style-name="P1">The personified Vedas continued, “Dear Lord, when a person is able to purify his mind, senses and intelligence by engaging himself in devotional service in full Kṛṣṇa consciousness, his mind becomes his friend. Otherwise, his mind is always his enemy. When the mind is engaged in the devotional service of the Lord, it becomes the intimate friend of the living entity because the mind can then think of the Supreme Lord always. Your Lordship is eternally dear to the living entity, so when the mind is engaged in thought of You one immediately feels the great satisfaction for which he has been hankering life after life. When one’s mind is thus fixed on the lotus feet of the Supreme <text:soft-page-break/>Personality of Godhead, one does not take to any kind of inferior worship or inferior process of self-realization. By attempting to worship a demigod or by taking to any other process of self-realization, the living entity becomes a victim of the cycle of birth and death, and no one can estimate how much the living entity is degraded by entering abominable species of life such as cats and dogs.”</text:p>
      <text:p text:style-name="P1"/>
      <text:p text:style-name="P1">Śrī Narottama dāsa Ṭhākura has sung that persons who do not take to the devotional service of the Lord but are attracted to the process of philosophical speculation and fruitive activities drink the poisonous results of such actions. Such persons eat all kinds of obnoxious things, such as meat, and take pleasure in alcohol and other intoxicants, and after death they are forced to take birth in lower species of life. Materialistic persons generally worship the transient material body and forget the welfare of the spirit soul within the body. Some take shelter of materialistic science to improve bodily comforts, and some take to the worship of demigods to be promoted to the heavenly planets. Their goal in life is to make the material body comfortable, but they forget the interest of the spirit soul. Such persons are described in the Vedic literature as suicidal, because attachment for the material body and its comforts forces the living entity to wander through the process of birth and death perpetually and suffer the material pangs as a matter of course. The human form of life is a chance for one to understand his position. Therefore the most intelligent person takes to devotional service just to engage his mind, senses and body in the service of the Lord without deviation.</text:p>
      <text:p text:style-name="P1"/>
      <text:p text:style-name="P1">The personified Vedas continued, “Dear Lord, there are many mystic yogīs who are very learned and deliberate in achieving the highest perfection of life. They engage themselves in the yogic process of controlling the life air within the body. Concentrating the mind upon the form of Viṣṇu and controlling the senses very rigidly, they practice the yoga system, but even after much laborious austerity, penance and regulation, they achieve the same destination as persons inimical toward You. In other words, both the yogīs and the great, wise philosophical speculators ultimately attain the impersonal Brahman effulgence, which is automatically attained by the demons who are regular enemies of the Lord. Demons like Kaṁsa, Śiśupāla and Dantavakra attain the Brahman effulgence because they constantly meditate upon the Supreme Personality of Godhead out of enmity. The real point is to concentrate the mind on the Supreme Personality of Godhead. Women such as the gopīs were attached to Kṛṣṇa, being captivated by His beauty, and their mental concentration on Kṛṣṇa was provoked by lust. They wanted to be embraced by the arms of Kṛṣṇa, which resemble the beautiful round shape of a snake. Similarly, we, the Vedic hymns, simply concentrate our minds on the lotus feet of Your Lordship. Women like the gopīs concentrate upon You under the dictation of lust, and we concentrate upon Your lotus feet to go back home, back to Godhead. Your enemies also concentrate upon You, thinking always of how to kill You, and yogīs undertake great penances and austerities just to attain Your impersonal effulgence. All these different persons, although concentrating their minds in different ways, achieve spiritual perfection according to their different perspectives because You, O Lord, are equal to all Your devotees.”</text:p>
      <text:p text:style-name="P1"/>
      <text:p text:style-name="P1">Śrīdhara Svāmī has composed a nice verse in this regard: “My dear Lord, to be engaged always in thinking of Your lotus feet is very difficult. It is possible for great devotees who have already achieved love for You and are engaged in transcendental loving service. My dear Lord, I wish that my mind may also be fixed somehow or other on Your lotus feet, at least for some time.”</text:p>
      <text:p text:style-name="P1"/>
      <text:p text:style-name="P1">The attainment of spiritual perfection by different spiritualists is explained in the Bhagavad-gītā, wherein the Lord says that He grants the perfection the devotee desires in proportion to the devotee’s surrender unto Him. The impersonalists, yogīs and enemies of the Lord enter into the Lord’s transcendental effulgence, but the personalists who follow in the footsteps of the inhabitants of Vṛndāvana or strictly follow the path of devotional service are elevated to the personal abode of Kṛṣṇa, Goloka Vṛndāvana, or to the Vaikuṇṭha planets. Both the impersonalists and the personalists enter the spiritual realm, the spiritual sky, but the impersonalists are given their place in the <text:soft-page-break/>impersonal Brahman effulgence, whereas the personalists are given a position in the Vaikuṇṭha planets or in the Vṛndāvana planet, according to their desire to serve the Lord in different mellows.</text:p>
      <text:p text:style-name="P1"/>
      <text:p text:style-name="P1">The personified Vedas stated that persons born after the creation of this material world cannot understand the existence of the Supreme Personality of Godhead by manipulating their material knowledge. Just as a person born in a particular family cannot understand the position of his great-grandfather, who lived before the birth of the recent generation, we are unable to understand the Supreme Personality of Godhead, Nārāyaṇa, or Kṛṣṇa, who exists eternally in the spiritual world. In the eighth chapter of the Bhagavad-gītā it is clearly said that the Supreme Person, who lives eternally in the spiritual kingdom of God (sanātana-dhāma), can be approached only by devotional service.</text:p>
      <text:p text:style-name="P1"/>
      <text:p text:style-name="P1">As for the material creation, Brahmā is the first created person. Before Brahmā there was no living creature within this material world; it was void and dark until Brahmā was born on the lotus flower that sprouted from the abdomen of Garbhodaka-śāyī Viṣṇu. Garbhodaka-śāyī Viṣṇu is an expansion of Kāraṇodaka-śāyī Viṣṇu, Kāraṇodaka-śāyī Viṣṇu is an expansion of Saṅkarṣaṇa, and Saṅkarṣaṇa is an expansion of Balarāma, who is an immediate expansion of Lord Kṛṣṇa. After the creation of Brahmā, the two kinds of demigods were born: demigods like the four brothers Sanaka, Sanātana, Sanandana and Sanat-kumāra, who are representatives of renunciation of the world, and demigods like Marīci and their descendants, who are meant to enjoy this material world. From these two kinds of demigods were gradually manifested all other living entities, including the human beings. Thus all living creatures within this material world, including Brahmā, all the demigods and all the Rākṣasas, are to be considered modern. This means that they were all born recently. Therefore, just as a person born recently in a family cannot understand the situation of his distant forefather, no one within this material world can understand the position of the Supreme Lord in the spiritual world, because the material world has only recently been created. Although they have a long duration of existence, all the manifestations of the material world – namely the time element, the living entities, the Vedas and the gross and subtle material elements – are created at some point. Thus any process manufactured within this created situation as a means for understanding the original source of creation is to be considered modern.</text:p>
      <text:p text:style-name="P1"/>
      <text:p text:style-name="P1">Therefore by the process of self-realization or God realization through fruitive activities, philosophical speculation or mystic yoga, one cannot actually approach the supreme source of everything. When the creation is completely terminated – when there is no existence of the Vedas, no existence of material time, and no existence of the gross and subtle material elements, and when all the living entities are in the nonmanifested stage, resting within Nārāyaṇa – then all these manufactured processes become null and void and cannot act. Devotional service, however, is eternally going on in the eternal spiritual world. Therefore the only factual process of self-realization or God realization is devotional service, and one who takes to this process takes to the real process of God realization.</text:p>
      <text:p text:style-name="P1"/>
      <text:p text:style-name="P1">In this regard, Śrīla Śrīdhara Svāmī has composed a verse which conveys the idea that the supreme source of everything, the Supreme Personality of Godhead, is so great and unlimited that it is not possible for the living entity to understand Him by any material acquisition. One should therefore pray to the Lord to be engaged in His devotional service eternally, so that by the grace of the Lord one can understand the supreme source of creation. The supreme source of creation, the Supreme Lord, reveals Himself only to the devotees. In the fourth chapter of the Bhagavad-gītā the Lord says to Arjuna, “My dear Arjuna, because you are My devotee and because you are My intimate friend, I shall reveal to you the process of understanding Me.” In other words, the supreme source of creation, the Supreme Personality of Godhead, cannot be understood by our own endeavor. We have to please Him with devotional service, and then He will reveal Himself to us. Then we can understand Him to some extent.</text:p>
      <text:p text:style-name="P1"><text:soft-page-break/></text:p>
      <text:p text:style-name="P1">There are different kinds of philosophers who have tried to understand the supreme source by their mental speculation. There are generally six kinds of mental speculators, whose speculations are called ṣaḍ-darśana. All these philosophers are impersonalists and are known as Māyāvādīs. Every one of them has tried to establish his own opinion, although they all have later compromised and stated that all opinions lead to the same goal and that every opinion is therefore valid. According to the prayers of the personified Vedas, however, none of them is valid because their process of knowledge is created within the temporary material world. They have all missed the real point: the Supreme Personality of Godhead, or the Absolute Truth, can be understood only by devotional service.</text:p>
      <text:p text:style-name="P1"/>
      <text:p text:style-name="P1">One class of philosophers, known as Mīmāṁsakas, represented by sages such as Jaimini, have concluded that everyone should engage in pious activities or prescribed duties and that such activities will lead one to the highest perfection. But this is contradicted in the ninth chapter of the Bhagavad-gītā, where Lord Kṛṣṇa says that by pious activities one may be elevated to the heavenly planets, but that as soon as one’s accumulation of pious activities is used up, one has to leave the enjoyment of a higher standard of material prosperity in the heavenly planets and immediately come down again to these lower planets, where the duration of life is very short and where the standard of material happiness is of a lower grade. The exact words used in the Bhagavad-gītā are kṣīṇe puṇye martya-lokaṁ viśanti. Therefore the conclusion of the Mīmāṁsaka philosophers that pious activities will lead one to the Absolute Truth is not valid. Although a pure devotee is by nature inclined to perform pious activities, no one can attain the favor of the Supreme Personality of Godhead by pious activities alone. Pious activities may purify one of the contamination caused by ignorance and passion, but this purification is automatically attained by a devotee constantly engaged in hearing the transcendental message of Godhead in the form of the Bhagavad-gītā, Śrīmad-Bhāgavatam or similar scriptures. From the Bhagavad-gītā we understand that even a person who is not up to the standard of pious activities but who is absolutely engaged in devotional service is to be considered well situated on the path of spiritual perfection. It is also said in the Bhagavad-gītā that a person who is engaged in devotional service with love and faith is guided from within by the Supreme Personality of Godhead. The Lord Himself as Paramātmā, or the spiritual master sitting within one’s heart, gives the devotee exact directions by which he can gradually go back to Godhead. The conclusion of the Mīmāṁsaka philosophers is not actually the truth which can lead one to real understanding.</text:p>
      <text:p text:style-name="P1"/>
      <text:p text:style-name="P1">Similarly, there are Sāṅkhya philosophers – metaphysicians or materialistic scientists who study this cosmic manifestation by their invented scientific method and do not recognize the supreme authority of God as the creator of the cosmic manifestation. They wrongly conclude that the reactions of the material elements are the original cause of creation. The Bhagavad-gītā, however, does not accept this theory. It is clearly said therein that behind the cosmic activities is the direction of the Supreme Personality of Godhead. This fact is corroborated by the Vedic injunction sad vā saumyedam agra āsīt, which means that the origin of the creation existed before the cosmic manifestation. Therefore, the material elements cannot be the cause of the material creation. Although the material elements are accepted as immediate causes, the ultimate cause is the Supreme Personality of Godhead Himself. The Bhagavad-gītā says, therefore, that material nature works under the direction of Kṛṣṇa.</text:p>
      <text:p text:style-name="P1"/>
      <text:p text:style-name="P1">The conclusion of the atheistic Sāṅkhya philosophy is that because the effects – the phenomena of this material world – are temporary, or illusory, the cause is therefore also illusory. The Sāṅkhya philosophers are in favor of voidism, but the actual fact is that the original cause is the Supreme Personality of Godhead and that this cosmic manifestation is the temporary manifestation of His material energy. When this temporary manifestation is annihilated, its cause, the eternal existence of <text:soft-page-break/>the spiritual world, continues as it is, and therefore the spiritual world is called sanātana-dhāma, the eternal abode. The conclusion of the Sāṅkhya philosophers is therefore invalid.</text:p>
      <text:p text:style-name="P1"/>
      <text:p text:style-name="P1">Then there are the philosophers headed by Gautama and Kaṇāda. They have minutely studied the cause and effect of the material elements and have ultimately come to the conclusion that atomic combination is the original cause of creation. At present the materialistic scientists follow in the footsteps of Gautama and Kaṇāda, who propounded this theory, called Paramāṇuvāda. This theory, however, cannot be supported, for the original cause of everything is not inert atoms. This is confirmed in the Bhagavad-gītā and Śrīmad-Bhāgavatam, as well as in the Vedas, wherein it is stated, eko nārāyaṇa āsīt: “Only Nārāyaṇa existed before the creation.” Śrīmad-Bhāgavatam and the Vedānta-sūtra also say that the original cause is sentient and both indirectly and directly cognizant of everything within this creation. In the Bhagavad-gītā Kṛṣṇa says, ahaṁ sarvasya prabhavaḥ, “I am the original cause of everything,” and mattaḥ sarvaṁ pravartate, “From Me everything comes into existence.” Therefore, atoms may form the basic combinations of material existence, but these atoms are generated from the Supreme Personality of Godhead. Thus the philosophy of Gautama and Kaṇāda cannot be supported.</text:p>
      <text:p text:style-name="P1"/>
      <text:p text:style-name="P1">Similarly, impersonalists headed by Aṣṭāvakra and later by Śaṅkarācārya accept the impersonal Brahman effulgence as the cause of everything. According to their theory, the material manifestation is temporary and unreal, whereas the impersonal Brahman effulgence is reality. But this theory cannot be supported either, because the Lord Himself says in the Bhagavad-gītā that the Brahman effulgence rests on His personality. It is confirmed in the Brahma-saṁhitā that the Brahman effulgence is the personal bodily rays of Kṛṣṇa. As such, impersonal Brahman cannot be the original cause of the cosmic manifestation. The original cause is the all-perfect, sentient Personality of Godhead, Govinda.</text:p>
      <text:p text:style-name="P1"/>
      <text:p text:style-name="P1">The most dangerous theory of the impersonalists is that when God comes as an incarnation He accepts a material body created by the three modes of material nature. This Māyāvāda theory has been condemned by Lord Caitanya as most offensive. He has said that anyone who accepts the transcendental body of the Personality of Godhead to be made of material nature commits the greatest offense at the lotus feet of Viṣṇu. Similarly, the Bhagavad-gītā also states that when the Personality of Godhead descends in a human form, only fools and rascals deride Him. This actually occurred when Lord Kṛṣṇa, Lord Rāma and Lord Caitanya moved within human society as human beings.</text:p>
      <text:p text:style-name="P1"/>
      <text:p text:style-name="P1">The personified Vedas condemn the impersonal conception as a gross misrepresentation. In the Brahma-saṁhitā, the body of the Supreme Personality of Godhead is described as ānanda-cinmaya-rasa. The Supreme Personality of Godhead possesses a spiritual body, not a material body. He can enjoy anything through any part of His body, and therefore He is omnipotent. The limbs of a material body can perform only a particular function; for example, the hands can hold but cannot see or hear. But because the body of the Supreme Personality of Godhead is made of ānanda-cinmaya-rasa and is thus sac-cid-ānanda-vigraha, He can enjoy anything and do everything with any of His limbs. Acceptance of the spiritual body of the Lord as material is dictated by the tendency to equate the Supreme Personality of Godhead with the conditioned soul. The conditioned soul has a material body. Therefore, if God also has a material body, then the impersonalistic theory that the Supreme Personality of Godhead and the living entities are one and the same can be very easily propagated.</text:p>
      <text:p text:style-name="P1"/>
      <text:p text:style-name="P1">Factually, when the Supreme Personality of Godhead comes He exhibits a nonmaterial body, and thus there is no difference between His childish body when He is lying on the lap of Mother Yaśodā and His so-called grown-up body fighting with the demons. In His childhood body He also fought with demons, such as Pūtanā, Tṛṇāvarta and Aghāsura, with strength equal to that with which He <text:soft-page-break/>fought in His youth against demons like Dantavakra and Śiśupāla. In material life, as soon as a conditioned soul changes his body he forgets everything of his past body, but from the Bhagavad-gītā we understand that because Kṛṣṇa has a sac-cid-ānanda body, He did not forget instructing the sun god about the Bhagavad-gītā millions of years ago. The Lord is therefore known as Puruṣottama because He is transcendental to both material and spiritual existence. That He is the cause of all causes means that He is the cause of the spiritual world and of the material world as well. The Supreme Personality of Godhead is omnipotent and omniscient. Therefore, because a material body can be neither omnipotent nor omniscient, the Lord’s body is surely not material. The Māyāvāda theory that the Personality of Godhead comes within this material world with a material body cannot be supported by any means.</text:p>
      <text:p text:style-name="P1"/>
      <text:p text:style-name="P1">It can be concluded that all the theories of the materialistic philosophers are generated from temporary, illusory existence, like the conclusions in a dream. Such conclusions certainly cannot lead us to the Absolute Truth. The Absolute Truth can be realized only through devotional service. As the Lord says in the Bhagavad-gītā, bhaktyā mām abhijānāti: “Only by devotional service can one understand Me.” Śrīla Śrīdhara Svāmī has composed a nice verse in this regard, which states, “My dear Lord, let others engage in false argument and dry speculation, theorizing upon great philosophical theses. Let them loiter in the darkness of ignorance and illusion, falsely enjoying as if very learned scholars, although they are without knowledge of the Supreme Personality of Godhead. As far as I am concerned, I wish to be liberated simply by chanting the holy names of the all-beautiful Supreme Personality of Godhead – Mādhava, Vāmana, Trinayana, Saṅkarṣaṇa, Śrīpati and Govinda. Simply by chanting Your transcendental names, O Lord Madhupati, let me become free from the contamination of this material existence.”</text:p>
      <text:p text:style-name="P1"/>
      <text:p text:style-name="P1">In this way the personified Vedas said, “Dear Lord, when a living entity, by Your grace only, comes to the right conclusion about Your exalted transcendental position, he no longer bothers with the different theories manufactured by the mental speculators or so-called philosophers.” This is a reference to the speculative theories of Gautama, Kaṇāda, Patañjali and Kapila (nirīśvara). There are actually two Kapilas: one Kapila, the son of Kardama Muni, is an incarnation of God, and the other is an atheist of the modern age. The atheistic Kapila is often misrepresented to be the Supreme Personality of Godhead. Lord Kapila the incarnation of Godhead appeared as the son of Kardama Muni long, long ago, during the time of Svāyambhuva Manu; the modern age is the age of Vaivasvata Manu.</text:p>
      <text:p text:style-name="P1"/>
      <text:p text:style-name="P1">According to Māyāvāda philosophy, this manifested world, or material world, is mithyā or māyā, false. The Māyāvādī preaching principle is brahma satyaṁ jagan mithyā: “Only the Brahman effulgence is true, and the cosmic manifestation is illusory, or false.” But according to Vaiṣṇava philosophy, this cosmic manifestation is true because it is created by the Supreme Personality of Godhead. In the Bhagavad-gītā the Lord says that He enters within this material world by one of His plenary portions and thus the creation takes place. From the Vedas also we can understand that this asat, or temporary cosmic manifestation, is an emanation from the supreme sat, or fact. From the Vedānta-sūtra also it is understood that everything has emanated from the Supreme Brahman. Therefore, the Vaiṣṇavas do not take this cosmic manifestation to be false. Because the Supreme Personality of Godhead has entered this cosmic manifestation in the form of His plenary expansion and caused the creation, the Vaiṣṇava philosophers see everything in this material world in relationship with the Supreme Lord.</text:p>
      <text:p text:style-name="P1"/>
      <text:p text:style-name="P1">This conception of the material world is very nicely explained by Śrīla Rūpa Gosvāmī, who says that when persons renounce the material world as illusory or false without knowing that the material world is a manifestation of the Supreme Lord, their renunciation is of no value. The Vaiṣṇavas, however, are free of attachment to this world because although the material world is generally accepted as an object of sense gratification, the Vaiṣṇavas are not in favor of sense gratification and <text:soft-page-break/>are therefore not attached to material activities. The Vaiṣṇava accepts this material world according to the regulative principles of the Vedic injunctions and works without attachment. Since the Supreme Personality of Godhead is the original cause of everything, the Vaiṣṇava sees everything in relationship with Kṛṣṇa, even in this material world. By such advanced knowledge, everything becomes spiritualized. In other words, everything in the material world is already spiritual, but due to our lack of knowledge we see things as material.</text:p>
      <text:p text:style-name="P1"/>
      <text:p text:style-name="P1">The personified Vedas presented the example that those seeking gold do not reject gold earrings, gold bangles or anything else made of gold simply because they are shaped differently from the original gold. All living entities are part and parcel of the Supreme Lord and are qualitatively one with Him, but they are now differently shaped in 8,400,000 species of life, just like many different ornaments manufactured from the same source of gold. As one who is interested in gold accepts all the differently shaped gold ornaments, so a Vaiṣṇava, knowing well that all living entities are of the same quality as the Supreme Personality of Godhead, accepts all living entities as eternal servants of God. A Vaiṣṇava, then, has ample opportunity to serve the Supreme Personality of Godhead simply by reclaiming these conditioned, misled living entities, training them in Kṛṣṇa consciousness and leading them back home, back to Godhead. The fact is that the minds of the living entities are now agitated by the three material qualities, and the living entities are therefore transmigrating, as if in dreams, from one body to another. When their consciousness is changed into Kṛṣṇa consciousness, however, they immediately fix Kṛṣṇa within their hearts, and thus their path toward liberation becomes clear.</text:p>
      <text:p text:style-name="P1"/>
      <text:p text:style-name="P1">In all the Vedas the Supreme Personality of Godhead and the living entities are stated to be of the same quality – cetana, or spiritual. This is confirmed in the Padma Purāṇa, wherein it is said that there are two kinds of spiritual entities: one is called the jīva, and the other is called the Supreme Lord. From Lord Brahmā down to the ant, all living entities are jīvas, whereas the Lord is the supreme four-handed Viṣṇu, or Janārdana. Strictly speaking, the word ātmā can be applied only to the Supreme Personality of Godhead, but because the living entities are His parts and parcels, sometimes the word ātmā is applied to them also. The living entities are therefore called jīvātmā, and the Supreme Lord is called Paramātmā. Both the Paramātmā and the jīvātmā are within this material world, and therefore this material world has a purpose other than sense gratification. The conception of a life of sense gratification is illusion, but the conception of service by the jīvātmā to the Paramātmā, even in this material world, is not at all illusory. A Kṛṣṇa conscious person is fully aware of this fact, and thus he does not take this material world to be false but acts in the reality of transcendental service. The devotee therefore sees everything in this material world as an opportunity to serve the Lord. He does not reject anything as material but dovetails everything in the service of the Lord. Thus a devotee is always in the transcendental position, and everything he uses becomes spiritually purified by being used in the Lord’s service.</text:p>
      <text:p text:style-name="P1"/>
      <text:p text:style-name="P1">Śrīdhara Svāmī has composed a nice verse in this regard: “I worship the Supreme Personality of Godhead, who is always manifested as reality, even within this material world, which is considered by some to be false.” The conception of the falsity of this material world is due to a lack of knowledge, but a person advanced in Kṛṣṇa consciousness sees the Supreme Personality of Godhead in everything. This is actual realization of the Vedic aphorism sarvaṁ khalv idaṁ brahma: “Everything is Brahman.”</text:p>
      <text:p text:style-name="P1"/>
      <text:p text:style-name="P1">The personified Vedas continued, “Dear Lord, less intelligent men take to other ways of self-realization, but actually there is no chance of becoming purified from material contamination or of stopping the repeated cycle of birth and death unless one is a thoroughly pure devotee. Dear Lord, everything rests on Your different potencies, and everyone is supported by You, as stated in the Vedas: eko bahūnāṁ yo vidadhāti kāmān. Therefore Your Lordship is the supporter and maintainer of all living entities – demigods, human beings and animals. Everyone is supported by You, and You <text:soft-page-break/>are also situated in everyone’s heart. In other words, You are the root of the whole creation. Therefore those who engage in Your devotional service without deviation, who always worship You, actually pour water on the root of the universal tree. By devotional service, therefore, one satisfies not only the Personality of Godhead but also all others, because everyone is maintained and supported by Him. Because a devotee understands the all-pervasive feature of the Supreme Personality of Godhead, he is the most practical philanthropist and altruist. Such pure devotees, thoroughly engaged in Kṛṣṇa consciousness, very easily overcome the cycle of birth and death, and they as much as jump over the head of death.”</text:p>
      <text:p text:style-name="P1"/>
      <text:p text:style-name="P1">A devotee is never afraid of death, or changing his body; his consciousness is transformed into Kṛṣṇa consciousness, and even if he does not go back to Godhead, even if he transmigrates to another material body, he has nothing to fear. A vivid example is Bharata Mahārāja. Although in his next life he became a deer, in the life after that he became completely free from all material contamination and was elevated to the kingdom of God. The Bhagavad-gītā affirms, therefore, that a devotee is never vanquished. A devotee’s path to the spiritual kingdom, back home, back to Godhead, is guaranteed. Even though a devotee slips in one birth, the continuation of his Kṛṣṇa consciousness elevates him further and further, until he goes back to Godhead. Not only does a pure devotee purify his own personal existence, but whoever becomes his disciple also becomes purified and is ultimately able to enter the kingdom of God without difficulty. In other words, not only can a pure devotee easily surpass death, but by his grace his followers can also do so without difficulty. The power of devotional service is so great that a pure devotee can electrify another person by his transcendental instruction on crossing over the ocean of nescience.</text:p>
      <text:p text:style-name="P1"/>
      <text:p text:style-name="P1">The instructions of a pure devotee to his disciple are also very simple. No one feels any difficulty in following in the footsteps of a pure devotee of the Lord. Anyone who follows in the footsteps of recognized devotees, such as Lord Brahmā, Lord Śiva, the Kumāras, Manu, Kapila, King Prahlāda, King Janaka, Śukadeva Gosvāmī, Yamarāja and their followers in disciplic succession, very easily finds the door of liberation open. On the other hand, those who are not devotees but are engaged in uncertain processes of self-realization, such as jñāna, yoga and karma, are understood to be still contaminated. Such contaminated persons, although apparently advanced in self-realization, cannot liberate even themselves, what to speak of those who follow them. Such nondevotees are compared to chained animals, for they are not able to go beyond the jurisdiction of the formalities of a certain type of faith. In the Bhagavad-gītā they are condemned as veda-vāda-rata. They cannot understand that the Vedas deal with activities of the material modes of nature – goodness, passion and ignorance. But as Lord Kṛṣṇa advised Arjuna, one has to go beyond the jurisdiction of the duties prescribed in the Vedas and take to Kṛṣṇa consciousness, devotional service. The Lord says in the Bhagavad-gītā, nistrai-guṇyo bhavārjuna: “My dear Arjuna, just try to become transcendental to the Vedic rituals.” This transcendental position beyond the Vedic ritualistic performances is devotional service. In the Bhagavad-gītā the Lord clearly says that persons who are engaged in His devotional service without adulteration are situated in Brahman. Actual Brahman realization means Kṛṣṇa consciousness and engagement in devotional service. The devotees are therefore real brahmacārīs because their activities are always in Kṛṣṇa consciousness, devotional service.</text:p>
      <text:p text:style-name="P1"/>
      <text:p text:style-name="P1">The Kṛṣṇa consciousness movement therefore issues a supreme call to all kinds of religionists, asking them with great authority to join this movement, by which one can learn how to love God and thus surpass all formulas and formalities of scriptural injunction. A person who cannot overcome the jurisdiction of stereotyped religious principles is compared to an animal chained up by its master. The purpose of all religion is to understand God and develop one’s dormant love of Godhead. If one simply sticks to the religious formulas and formalities but does not become elevated to the position of love of God, he is considered to be a chained animal. In other words, if one is not in Kṛṣṇa consciousness, he is not eligible for liberation from the contamination of material existence.</text:p>
      <text:p text:style-name="P1"><text:soft-page-break/></text:p>
      <text:p text:style-name="P1">Śrīla Śrīdhara Svāmī has composed a nice verse in this regard: “Let others engage in severe austerities, let others fall to the land from the tops of hills and give up their lives, let others travel to many holy places of pilgrimage for salvation, or let them engage in deep study of philosophy and Vedic literatures. Let the mystic yogīs engage in their meditational service, and let the different sects engage in unnecessary arguing as to which is the best. But it is a fact that unless one is Kṛṣṇa conscious, unless one is engaged in devotional service, and unless one has the mercy of the Supreme Personality of Godhead, he cannot cross over this material ocean.” An intelligent person, therefore, gives up all stereotyped ideas and joins the Kṛṣṇa consciousness movement for factual liberation.</text:p>
      <text:p text:style-name="P1"/>
      <text:p text:style-name="P1">The personified Vedas continued their prayers: “Dear Lord, Your impersonal feature is explained in the Vedas. You have no hands, but You can accept all sacrifices offered to You. You have no legs, but You can walk more swiftly than anyone else. Although You have no eyes, You can see whatever happens in the past, present and future. Although You have no ears, You can hear everything that is said. Although You have no mind, You know everyone and everyone’s activities, past, present and future, and yet no one knows who You are. You know everyone, but no one knows You; therefore, You are the oldest and supreme personality.”</text:p>
      <text:p text:style-name="P1"/>
      <text:p text:style-name="P1">Similarly, in another part of the Vedas it is said, “You have nothing to do. You are so perfect in Your knowledge and potency that everything becomes manifest simply by Your will. There is no one equal to or greater than You, and everyone acts as Your eternal servant.” Thus the Vedic statements affirm that the Absolute has no legs, no hands, no eyes, no ears and no mind, and yet He can act through His potencies and fulfill the needs of all living entities. As stated in the Bhagavad-gītā, His hands and legs are everywhere, for He is all-pervasive. The hands, legs, ears and eyes of all living entities are acting and moving by the direction of the Supersoul sitting within the living entity’s heart. Unless the Supersoul is present, it is not possible for the hands and legs to be active. The Supreme Personality of Godhead is so great, independent and perfect that even without having any eyes, legs or ears, He is not dependent on others for His activities. On the contrary, others are dependent on Him for the activities of their different sense organs. Unless the living entity is inspired and directed by the Supersoul, he cannot act.</text:p>
      <text:p text:style-name="P1"/>
      <text:p text:style-name="P1">The fact is that ultimately the Absolute Truth is the Supreme Person. But because He acts through His different potencies, which are impossible for the gross materialists to see, the materialists accept Him as impersonal. For example, one can observe the personal artistic work in a painting of a flower, and one can understand that the color adjustment, the shape and so on have demanded the minute attention of an artist. The artist’s work is clearly exhibited in a painting of different blooming flowers. But the gross materialist, without seeing the hand of God in such artistic manifestations as the actual flowers blooming in nature, concludes that the Absolute Truth is impersonal. Actually, the Absolute is personal, but He is independent. He does not require to personally take a brush and colors to paint the flowers, for His potencies act so wonderfully that it appears as if flowers have come into being without the aid of an artist. The impersonal view of the Absolute Truth is accepted by less intelligent men, because unless one is engaged in the service of the Lord one cannot understand how the Supreme is acting – one cannot even know the Lord’s name. Everything about the Lord’s activities and personal features is revealed to the devotee only through his loving service attitude.</text:p>
      <text:p text:style-name="P1"/>
      <text:p text:style-name="P1">In the Bhagavad-gītā it is clearly said, bhoktāraṁ yajña-tapasām: “The Lord is the enjoyer of all sacrifices and of the results of all austerities.” Then the Lord says, sarva-loka-maheśvaram: “I am the proprietor of all planets.” So that is the position of the Supreme Personality of Godhead. While He is present in Goloka Vṛndāvana enjoying transcendental pleasure in the company of His eternal <text:soft-page-break/>associates – the gopīs and the cowherd boys – all over the creation His potencies are acting under His direction, without disturbing His eternal pastimes.</text:p>
      <text:p text:style-name="P1"/>
      <text:p text:style-name="P1">Only through devotional service can one understand how the Supreme Personality of Godhead, by His inconceivable potencies, simultaneously acts impersonally and as a person. He acts just like the supreme emperor, and many thousands of kings and chiefs work under Him. The Supreme Personality of Godhead is the supreme independent controlling person, and all the demigods, including Lord Brahmā, Lord Śiva, Indra (the king of heaven), the king of the moon planet and the king of the sun planet, work under His direction. The Vedas confirm that it is out of fear of the Supreme Personality of Godhead that the sun is shining, the wind is blowing, and fire is distributing heat. The material nature produces all kinds of movable and immovable objects within the material world, but none of them can independently act or create without the direction of the Supreme Lord. All of them act as His tributaries, just like subordinate kings who offer their annual taxes to the emperor.</text:p>
      <text:p text:style-name="P1"/>
      <text:p text:style-name="P1">The Vedic injunctions state that every living entity lives by eating the remnants of food offered to the Personality of Godhead. In great sacrifices the injunction is that Nārāyaṇa should be present as the supreme predominating Deity of the sacrifice, and that after the sacrifice is performed the remnants of food should be distributed among the demigods. This is called yajña-bhāga. Every demigod has an allotment of yajña-bhāga, which he accepts as prasādam. The conclusion is that the demigods are not independently powerful: they are posted as different executives under the order of the Supreme Personality of Godhead, and they eat prasādam, or the remnants of sacrifices. They execute the order of the Supreme Lord exactly according to His plan. The Supreme Personality of Godhead is in the background, and because His orders are carried out by others, it appears that He is impersonal. In our grossly materialistic way, we cannot conceive how the Supreme Person is above the impersonal activities of material nature. Therefore the Lord explains in the Bhagavad-gītā that there is nothing superior to Him and that the impersonal Brahman is subordinately situated as a manifestation of His personal rays. Śrīpāda Śrīdhara Svāmī has composed a nice verse in this regard: “Let me offer my respectful obeisances unto the Supreme Personality of Godhead, who has no material senses but through whose direction and will all the material senses are working. He is the supreme potency of all material senses or sense organs. He is omnipotent, and He is the supreme performer of everything. Therefore He is worshipable by everyone. Unto that Supreme Person do I offer my respectful obeisances.”</text:p>
      <text:p text:style-name="P1"/>
      <text:p text:style-name="P1">Kṛṣṇa Himself declares in the Bhagavad-gītā that because He is transcendental to all sentient and insentient beings, He is known as Puruṣottama, which means the Supreme Personality. (Puruṣa means “person,” and uttama means “supreme” or “transcendental.”) In another place the Lord says that as the air is situated in the all-pervading sky, everyone is situated in Him, and everyone is acting under His direction.</text:p>
      <text:p text:style-name="P1"/>
      <text:p text:style-name="P1">The Vedas personified continued. “Dear Lord,” they prayed, “You are equal to all, with no partiality toward a particular type of living entity. It is due to their own material desires that all living entities enjoy or suffer in different conditions of life. As Your parts and parcels, they are just like the sparks of a fire. Just as sparks dance in a blazing fire, all living entities are dancing on Your support. You are providing them with everything they desire, and yet You are not responsible for their position of enjoyment or suffering. There are different types of living entities – demigods, human beings, animals, trees, birds, beasts, germs, worms, insects and aquatics – and all enjoy or suffer in life while resting on You.”</text:p>
      <text:p text:style-name="P1"/>
      <text:p text:style-name="P1">The living entities are of two kinds: one class is called nitya-mukta, ever liberated, and the other is called nitya-baddha, ever conditioned. The nitya-mukta living entities are in the spiritual kingdom, and the nitya-baddhas are in the material world. In the spiritual world both the living entities and the <text:soft-page-break/>Lord are manifest in their original status, like live sparks in a blazing fire. But in the material world, although the Lord is all-pervasive in His impersonal feature, the living entities have forgotten their Kṛṣṇa consciousness to a greater or lesser degree, just as sparks sometimes fall from a blazing fire and lose their original brilliant condition. The sparks fall into different conditions and retain more or less of their original brilliance. Some sparks fall onto dry grass and thus ignite another big fire. This is a reference to the pure devotees who take compassion on the poor and innocent living entities. The pure devotee ignites Kṛṣṇa consciousness in the hearts of the conditioned souls, and thus the blazing fire of the spiritual world becomes manifest even within this material world. Some sparks fall onto water; they immediately lose their original brilliance and become extinct. They are comparable to the living entities who take their birth in the midst of gross materialists, in which case their original Kṛṣṇa consciousness becomes extinct. Some sparks fall to the ground and remain midway between the blazing and extinct conditions. Thus some living entities are without Kṛṣṇa consciousness, some are between having and not having Kṛṣṇa consciousness, and some are actually situated in Kṛṣṇa consciousness. The demigods in the higher planets – Lord Brahmā, Indra, Candra, the sun god and various other demigods – are all Kṛṣṇa conscious. Human society is between the demigods and the animals, and thus some humans are more or less Kṛṣṇa conscious and some are completely forgetful of Kṛṣṇa consciousness. The third-grade living entities, namely the animals, beasts, plants, trees and aquatics, have completely forgotten Kṛṣṇa consciousness. This example stated in the Vedas regarding the sparks of a blazing fire is very appropriate for understanding the condition of different types of living entities. But above all other living entities is the Supreme Personality of Godhead, Kṛṣṇa, or Puruṣottama, who is always liberated from all material conditions.</text:p>
      <text:p text:style-name="P1"/>
      <text:p text:style-name="P1">The question may be raised as to why the living entities have fallen by chance into different conditions of life. To answer this question, we first have to understand that there cannot be any influence of chance for the living entities; chance is for nonliving entities. According to the Vedic literatures, living entities have knowledge, and thus they are called cetana, which means “in knowledge.” Their situation in different conditions of life, therefore, is not accidental. It is by their choice, because they have knowledge. In the Bhagavad-gītā the Lord says, “Give up everything and just surrender unto Me.” This process of realizing the Supreme Personality of Godhead is open for everyone, but still it is the choice of the particular living entity whether to accept or reject this proposal. In the last portion of the Bhagavad-gītā, Lord Kṛṣṇa very plainly says to Arjuna, “My dear Arjuna, now I have spoken everything to you. Now you may choose to accept it or not.” Similarly, the living entities who have come down to this material world have made their own choice to enjoy this material world. It is not that Kṛṣṇa sent them into this world. The material world was created for the enjoyment of living entities who wanted to give up the eternal service of the Lord to become the supreme enjoyer themselves. According to Vaiṣṇava philosophy, when a living entity desires to gratify his senses and forgets the service of the Lord, he is given a place in the material world to act freely according to his desire, and therefore he creates a condition of life in which he either enjoys or suffers. We should definitely know that both the Lord and the living entities are eternally cognizant. There is no birth and death for either the Lord or the living entities. When creation takes place, this does not mean that the living entities are created. The Lord creates the material world to give the conditioned souls a chance to elevate themselves to the higher platform of Kṛṣṇa consciousness. If a conditioned soul does not take advantage of this opportunity, after the dissolution of this material world he enters into the body of Nārāyaṇa and remains there in deep sleep until the time of another creation.</text:p>
      <text:p text:style-name="P1"/>
      <text:p text:style-name="P1">In this connection the example of the rainy season is very appropriate. Seasonal rainfall may be taken as the agent for creation because after the rainfall the wet fields are favorable for growing different types of vegetation. Similarly, as soon as there is creation by the Lord’s glancing over the material nature, immediately the living entities spring up in their different living conditions, just as different types of vegetation grow after a rainfall. The rainfall is one, but the creation of the <text:soft-page-break/>different plants is varied. The rain falls equally on the whole field, but the different plants sprout up in different shapes and forms according to the seeds planted. Similarly, the seeds of our desires are varied. Every living entity has a different type of desire, and that desire is the seed which causes his growth in a certain type of body. This is explained by Rūpa Gosvāmī by the word pāpa-bīja. Pāpa means “sinful.” All our material desires are to be taken as pāpa-bīja, or the seeds of sinful desires. The Bhagavad-gītā explains that our sinful desire is that we do not surrender unto the Supreme Lord. The Lord therefore says in the Bhagavad-gītā, “I shall give you protection from the reactions of sinful desires.” These sinful desires are manifested in different types of bodies; therefore, no one can accuse the Supreme Lord of partiality in giving one type of body to a certain type of living entity and another type of body to another living entity. All the bodies of the 8,400,000 species are created according to the mental condition of the individual living entities. The Supreme Personality of Godhead, Puruṣottama, only gives them a chance to act according to their desires. Therefore, the living entities act by taking advantage of the facility given by the Lord.</text:p>
      <text:p text:style-name="P1"/>
      <text:p text:style-name="P1">At the same time, the living entities are born from the transcendental body of the Lord. This relationship between the Lord and the living entities is explained in the Vedic literatures, wherein it is said that the Supreme Lord maintains all His children, giving them whatever they want. Similarly, in the Bhagavad-gītā the Lord says, “I am the seed-giving father of all living entities.” It is very simple to understand that the father gives birth to the children but the children act according to their own desires. Therefore the father is never responsible for the different futures of his children. Each child can take advantage of the father’s property and instruction, but even though the inheritance and instruction may be the same for all the children, out of their different desires each child creates a different life and thereby suffers or enjoys.</text:p>
      <text:p text:style-name="P1"/>
      <text:p text:style-name="P1">Similarly, the Bhagavad-gītā’s instructions are equal for everyone: everyone should surrender unto the Supreme Lord, and He will take charge of one and protect one from sinful reactions. The facilities of living in the creation of the Lord are equally offered to all living entities. Whatever there is, either on the land, in the water or in the sky, is equally given to all living entities. Since all living beings are sons of the Supreme Lord, everyone can enjoy the material facilities given by the Lord, but unfortunate living entities create unfavorable conditions of life by fighting among themselves. The responsibility for this fighting and creating favorable and unfavorable situations lies with the living entities, not with the Supreme Personality of Godhead. Therefore, if the living entities take advantage of the Lord’s instructions as given in the Bhagavad-gītā and develop Kṛṣṇa consciousness, then their lives become sublime, and they can go back to Godhead.</text:p>
      <text:p text:style-name="P1"/>
      <text:p text:style-name="P1">One may argue that because this material world is created by the Lord, He is therefore responsible for its condition. Certainly He is indirectly responsible for the creation and maintenance of this material world, but He is never responsible for the different conditions of the living entities. The Lord’s creation of this material world is compared to a cloud’s creation of vegetation. In the rainy season the cloud creates different varieties of vegetation. The cloud pours water on the surface of the earth, but it never touches the earth directly. Similarly, the Lord creates this material world simply by glancing over the material energy. This is confirmed in the Vedas: “He threw His glance over the material nature, and thus there was creation.” In the Bhagavad-gītā it is also confirmed that simply by His transcendental glance over the material nature, He creates different varieties of entities, both movable and immovable, living and dead.</text:p>
      <text:p text:style-name="P1"/>
      <text:p text:style-name="P1">The creation of the material world can therefore be taken as one of the pastimes of the Lord; it is called one of the Lord’s pastimes because He creates this material world whenever He desires. This desire of the Supreme Personality of Godhead is also extreme mercy on His part because it gives the conditioned souls another chance to develop their original consciousness and thus go back to Godhead. Therefore no one can blame the Supreme Lord for creating this material world.</text:p>
      <text:p text:style-name="P1"/>
      <text:p text:style-name="P1"><text:soft-page-break/>From the subject matter under discussion, we can gain a clear understanding of the difference between the impersonalists and the personalists. The impersonal conception recommends merging into the existence of the Supreme, and the voidist philosophy recommends making all material varieties void. Both these philosophies are known as Māyāvāda. Certainly the cosmic manifestation comes to a close and becomes void when the living entities merge into the body of Nārāyaṇa to rest until another creation, and this may be called an impersonal condition, but these conditions are never eternal. The cessation of the variegatedness of the material world and the merging of the living entities into the body of the Supreme are not permanent, because the creation will take place again, and the living entities who merged into the body of the Supreme without having developed their Kṛṣṇa consciousness will again appear in this material world when there is another creation. The Bhagavad-gītā confirms the fact that this material world is created and annihilated perpetually and that conditioned souls without Kṛṣṇa consciousness come back again and again, whenever the material creation is manifest. If such conditioned souls take advantage of this opportunity and develop Kṛṣṇa consciousness under the direct instruction of the Lord, then they are transferred to the spiritual world and do not have to come back to the material creation. It is said, therefore, that the voidists and the impersonalists are not very intelligent because they do not take shelter under the lotus feet of the Lord. Because they are less intelligent, these voidists and impersonalists take to different types of austerities, either to attain the stage of nirvāṇa, which means finishing the material conditions of life, or to attain oneness by merging into the body of the Lord. All of them again fall down because they neglect the lotus feet of the Lord.</text:p>
      <text:p text:style-name="P1"/>
      <text:p text:style-name="P1">In the Caitanya-caritāmṛta, the author, Kṛṣṇadāsa Kavirāja Gosvāmī, after studying all the Vedic literatures and hearing from all authorities, has given his opinion that Kṛṣṇa is the only supreme master and that all living entities are His eternal servants. His statement is confirmed in the prayers by the personified Vedas. The conclusion is, therefore, that everyone is under the control of the Supreme Personality of Godhead, everyone is serving under the supreme direction of the Lord, and everyone is afraid of the Supreme Personality of Godhead. It is out of fear of Him that activities are rightly executed. Everyone’s position is to be subordinate to the Supreme Lord, yet the Lord has no partiality in His view of the living entities. He is just like the unlimited sky; as the sparks of a fire dance in the fire, similarly, all living entities are like birds flying in the unlimited sky of the Supreme Lord. Some of them are flying very high, some are flying at a lower altitude, and some are flying at a still lower altitude. The different birds are flying in different positions according to their respective abilities, but the sky has nothing to do with this ability. In the Bhagavad-gītā the Lord confirms that He awards different positions to different living entities in proportion to their surrender. This proportionate reward by the Personality of Godhead to the living entities is not partiality. Therefore, in spite of the living entities’ always being under the control of the Supreme Personality of Godhead in their different positions, spheres and species of life, He is never responsible for their different living conditions. It is foolish and artificial, therefore, to think oneself equal to the Supreme Lord, and it is still more foolish to think that one has not seen God. Everyone is seeing God according to his capacity; the only difference is that the theist sees God as the Supreme Personality, the most beloved, Kṛṣṇa, and the atheist sees the Absolute Truth as ultimate death.</text:p>
      <text:p text:style-name="P1"/>
      <text:p text:style-name="P1">The personified Vedas continued to pray. “Dear Lord,” they said, “from all Vedic information it is understood that You are the supreme controller and all living entities are controlled. Both the Lord and the living entities are called nitya, eternal, and so are qualitatively one, yet the singular nitya, or the Supreme Lord, is the controller, whereas the plural nityas are controlled. The individual controlled living entity resides within the body, and the supreme controller, as Supersoul, is also present there, but the Supersoul controls the individual soul. That is the verdict of the Vedas. If the individual soul were not controlled by the Supersoul, then how could one explain the Vedic version that a living entity transmigrates from one body to another and enjoys or suffers the effects of his past deeds, sometimes being promoted to a higher standard of life and sometimes being degraded to <text:soft-page-break/>a lower standard? Thus the conditioned souls are not only under the control of the Supreme Lord but are also conditioned by the control of the material nature. This relationship of the living entities with the Supreme Lord as the controlled and the controller definitely proves that although the Supersoul is all-pervasive, the individual living entities are never all-pervasive. If the individual souls were all-pervasive, there would be no question of their being controlled. The theory that the Supersoul and the individual soul are equal is therefore a polluted conclusion, and no sensible person accepts it; rather, one should try to understand the distinctions between the supreme eternal and the subordinate eternals.”</text:p>
      <text:p text:style-name="P1"/>
      <text:p text:style-name="P1">The personified Vedas therefore concluded: “O Lord, You are the unlimited eternal (dhruva), and the living entities are the limited eternals.” The form of the unlimited eternal is sometimes conceived as the universal form, and in Vedic literatures like the Upaniṣads the form of the limited eternal is vividly described. It is said therein that the original, spiritual form of the living entity is one ten-thousandth the size of the tip of a hair. It is also stated that spirit is greater than the greatest and smaller than the smallest. The individual living entities, who are eternally part and parcel of God, are smaller than the smallest. With our material senses we can perceive neither the Supreme, who is greater than the greatest, nor the individual soul, who is smaller than the smallest. From the authoritative sources of Vedic literature we have to understand both Him who is greater than the greatest and him who is smaller than the smallest. The Vedic literature states that the Supersoul is sitting within the heart of every living entity’s body and is as big as a thumb. Therefore the argument may be put forward, How can something the size of a thumb be accommodated within the heart of an ant? The answer is that this thumb measurement of the Supersoul is imagined in proportion to the body of the living entity. In no circumstance, therefore, can the Supersoul and the individual living entity be taken as one, although both of them enter within the material body of a living entity. The Supersoul lives within the heart to direct or control the individual living entity. Although both are dhruva, or eternal, the living entity is always under the direction of the Supreme.</text:p>
      <text:p text:style-name="P1"/>
      <text:p text:style-name="P1">It may be argued that because the living entities are born of the material nature they are all equal and independent. In the Vedic literature, however, it is said that the Supreme Personality of Godhead impregnates the material nature with the living entities and then they come out. Therefore, the appearance of the individual living entities is not factually due to material nature alone, just as a child produced by a woman is not her independent production. A woman is first impregnated by a man, and then a child is produced. As such, the child produced by the woman is part and parcel of the man. Similarly, the living entities are apparently produced by the material nature, but not independently. It is due to the impregnation of the material nature by the supreme father that the living entities are present. Therefore the argument that the individual living entities are not parts and parcels of the Supreme cannot stand. For example, the different parts of the body cannot be taken as equal to the whole; rather, the whole body is the controller of the different limbs. Similarly, the parts and parcels of the supreme whole are always dependent and are always controlled by the source of the parts and parcels. It is confirmed in the Bhagavad-gītā that the living entities are parts and parcels of Kṛṣṇa: mamaivāṁśaḥ. No sane man, therefore, will accept the theory that the Supersoul and the individual soul are of the same category. They are equal in quality, but quantitatively the Supersoul is always the Supreme, and the individual soul is always subordinate to the Supersoul. That is the conclusion of the Vedas.</text:p>
      <text:p text:style-name="P1"/>
      <text:p text:style-name="P1">The significant word used in this connection is yan-maya, or cin-maya. In Sanskrit grammar, the word mayaṭ is used in the sense of “transformation,” and also in the sense of “abundance.” The Māyāvādī philosophers interpret that the word yan-maya, or cin-maya, indicates that the living entity is always equal to the Supreme. But one has to consider whether this affix, mayaṭ, is used for “abundance” or for “transformation.” The living entity never possesses anything exactly in the same proportion as the Supreme Personality of Godhead. Therefore, this mayaṭ affix cannot be used to mean that the individual living entity is quantitatively equal with the Lord. The individual living <text:soft-page-break/>entity never has complete knowledge; otherwise, how could he have come under the control of māyā, or the material energy? The word “abundant” can be accepted, therefore, only in proportion to the magnitude of the living entity. The spiritual oneness of the Supreme Lord and the living entities is never to be accepted as homogeneity. Each and every living entity is individual. If homogeneous oneness is accepted, then by the liberation of one individual soul, all other individual souls would have been liberated immediately. But the fact is that every individual soul is differently enjoying and suffering in the material world.</text:p>
      <text:p text:style-name="P1"/>
      <text:p text:style-name="P1">As mentioned above, the word mayaṭ is also used in the sense of “transformation”; sometimes it is also used to mean “by-product.” The impersonalist theory is that Brahman Himself has accepted different types of bodies and that this is His līlā, or pastime. There are, however, many hundreds and thousands of species of life in different standards of living conditions, such as human beings, demigods, animals, birds and beasts, and if all of them were plenary expansions of the Supreme Absolute Truth, then there would be no question of liberation, because Brahman would already be liberated. Another interpretation put forward by the Māyāvādīs is that in every millennium different types of bodies are manifest, and when the millennium is closed all the different bodies, or expansions of Brahman, automatically become one, ending all different manifestations. Then in the next millennium, according to this theory, Brahman again expands in different bodily forms. If we accept this theory, then Brahman becomes subject to change. But this cannot be accepted. From the Vedānta-sūtra we understand that Brahman is by nature joyful. He cannot, therefore, change Himself into a body which is subject to so many painful conditions. Actually, the living entities are infinitesimal parts and parcels of Brahman, and as such they are prone to be covered by the illusory energy. As explained before, the particles of Brahman are like sparks blissfully dancing within a fire, but there is a chance of their falling from the fire to smoke, although smoke is another condition of fire. This material world is just like smoke, and the spiritual world is like a blazing fire. The innumerable living entities are prone to fall down to the material world from the spiritual world when influenced by the illusory energy, and it is also possible for the living entity to be liberated again when by cultivation of real knowledge he becomes completely freed from the contamination of the material world.</text:p>
      <text:p text:style-name="P1"/>
      <text:p text:style-name="P1">The theory of the asuras is that the living entities are born of material nature, or prakṛti, in touch with the puruṣa. This theory also cannot be accepted, because both the material nature and the Supreme Personality of Godhead are eternally existing. Neither the material nature nor the Supreme Personality of Godhead can be born. The Supreme Lord is known as aja, or unborn. Similarly, the material nature is called ajā. Both these terms, aja and ajā, mean “unborn.” Because both the material nature and the Supreme Lord are unborn, it is not possible that they can beget the living entities. But it is accepted in the Vedic literature that as water in contact with air sometimes presents innumerable bubbles, so a combination of the material nature and the Supreme Person causes the appearance of the living entities within this material world. As bubbles in the water appear in different shapes, the living entities also appear in the material world in different shapes and conditions, influenced by the modes of material nature. Therefore, it is not improper to conclude that the living entities appearing within this material world in different shapes, such as human beings, demigods, animals, birds and beasts, all get their respective bodies due to different desires. No one can say when such desires were awakened in them, and therefore it is said, anādi-karma: the cause of such material existence is untraceable. No one knows when material life began, but it is a fact that it does have a point of beginning because originally every living entity is a spiritual spark. As a spark’s falling onto the ground from a fire has a beginning, so a living entity’s coming to this material world has a beginning, but no one can say when. Even though during the time of dissolution all the conditioned living entities remain merged within the spiritual existence of the Lord, as if in deep sleep, their original desires to lord it over the material nature do not subside. Again, when there is cosmic manifestation, they come out to fulfill the same desires, and therefore they appear in different species of life.</text:p>
      <text:p text:style-name="P1"><text:soft-page-break/></text:p>
      <text:p text:style-name="P1">The living entities merged into the Supreme at the time of dissolution are compared to honey. In the honeycomb, the tastes of different flowers are conserved. When one drinks honey, one cannot distinguish what sort of honey has been collected from what sort of flower, but the palatable taste of the honey presupposes that the honey is not homogeneous but is a combination of different tastes. Another example is that although different rivers ultimately mix with the water of the sea, this does not mean that the individual identities of the rivers are thereby lost. Although the water of the Ganges and the water of the Yamunā mix with the water of the sea, the river Ganges and river Yamunā still continue to exist independently. The merging of different living entities into Brahman at the time of dissolution involves the dissolution of different types of bodies, but the living entities, along with their different tastes, remain individually submerged in Brahman until another manifestation of the material world. As the salty taste of seawater and the sweet taste of Ganges water are different and this difference continuously exists, so the difference between the Supreme Lord and the living entities continuously exists, even though at the time of dissolution they appear to merge. The conclusion is, therefore, that even when the living entities become free from all contamination of material conditions and merge into the spiritual kingdom, their individual tastes in relationship with the Supreme Lord continue to exist.</text:p>
      <text:p text:style-name="P1"/>
      <text:p text:style-name="P1">The personified Vedas continued, “Dear Lord, it is therefore our conclusion that all conditioned living entities are attracted by Your material energy, and that it is only due to their mistakenly identifying themselves as products of the material nature that they are they transmigrating from one kind of body to another in forgetfulness of their eternal relationship with You. Because of ignorance, these living entities misidentify themselves in different species of life, and especially when elevated to the human form of life, they identify with a particular class of men, or a particular nation or race or so-called religion, forgetting their real identity as eternal servants of Your Lordship. Due to this faulty conception of life, they are undergoing repeated birth and death. Out of many millions of them, if one becomes intelligent enough by associating with pure devotees, he comes to the understanding of Kṛṣṇa consciousness and comes out of the jurisdiction of the material misconception.”</text:p>
      <text:p text:style-name="P1"/>
      <text:p text:style-name="P1">In the Caitanya-caritāmṛta it is confirmed by Lord Caitanya that the living entities are wandering within this universe in different species of life, but that if one of them becomes intelligent enough, by the mercy of the spiritual master and the Supreme Personality of Godhead, Kṛṣṇa, then he begins his devotional life in Kṛṣṇa consciousness. It is said, hariṁ vinā na mṛtiṁ taranti: without the help of the Supreme Personality of Godhead, one cannot get out of the clutches of repeated birth and death. In other words, only the Supreme Lord, the Personality of Godhead, can relieve the conditioned souls from the cycle of repeated birth and death.</text:p>
      <text:p text:style-name="P1"/>
      <text:p text:style-name="P1">The personified Vedas continued: “The influence of time – past, present and future – and the material miseries, such as excessive heat, excessive cold, birth, death, old age and disease, are all simply the movements of Your eyebrows. Everything is working under Your direction.” It is said in the Bhagavad-gītā that all material activity is going on under the direction of the Supreme Personality of Godhead, Kṛṣṇa. The Vedas continued, “All the conditions of material existence are opposing elements for persons who are not surrendered unto You. But for those who are surrendered souls and are in full Kṛṣṇa consciousness, these things cannot be a source of fear.” When Lord Nṛsiṁhadeva appeared, Prahlāda Mahārāja was never afraid of Him, whereas his atheist father was immediately faced with death personified and was killed. Therefore, although Lord Nṛsiṁhadeva appears as death for an atheist like Hiraṇyakaśipu, He is always kind and is the reservoir of all pleasure for devotees like Prahlāda. A pure devotee is not, therefore, afraid of birth, death, old age and disease.</text:p>
      <text:p text:style-name="P1"/>
      <text:p text:style-name="P1"><text:soft-page-break/>Śrīpāda Śrīdhara Svāmī has composed a nice verse in this regard, the meaning of which is as follows: “My dear Lord, I am a living entity perpetually disturbed by the conditions of material existence. I have been cracked to pieces by the smashing wheel of material existence, and because of my various sinful activities while existing in this material world, I am burning in the blazing fire of material reactions. Somehow or other, my dear Lord, I have come to take shelter under Your lotus feet. Please accept me and give me protection.” Śrīla Narottama dāsa Ṭhākura, also, prays like this: “My dear Lord, O son of Nanda Mahārāja, associated with the daughter of Vṛṣabhānu, I have come to take shelter under Your lotus feet after suffering greatly in the material condition of life, and I pray that You please be merciful upon me. Please do not kick me away, for I have no other shelter than You.”</text:p>
      <text:p text:style-name="P1"/>
      <text:p text:style-name="P1">The conclusion is that any process of self-realization or God realization other than bhakti-yoga, or devotional service, is extremely difficult. Taking shelter of devotional service to the Lord in full Kṛṣṇa consciousness is therefore the only way to become free from the contamination of material, conditioned life, especially in this age. Those who are not in Kṛṣṇa consciousness are simply wasting their time, and they have no tangible proof of spiritual life.</text:p>
      <text:p text:style-name="P1"/>
      <text:p text:style-name="P1">It is said by Lord Rāmacandra, “I always give confidence and security to anyone who surrenders unto Me and decides definitely that He is My eternal servant, for that is My natural inclination.” Similarly, Lord Kṛṣṇa says in the Bhagavad-gītā, “The influence of the material nature is insurmountable, but anyone who surrenders unto Me can verily overcome the influence of material nature.” The devotees are not at all interested in arguing with the nondevotees to nullify their theories. Rather than wasting time, they always engage themselves in the transcendental loving service of the Lord in full Kṛṣṇa consciousness.</text:p>
      <text:p text:style-name="P1"/>
      <text:p text:style-name="P1">The personified Vedas continued, “Dear Lord, although great mystic yogīs may have full control over the elephant of the mind and the hurricane of the senses, unless they take shelter of a bona fide spiritual master they fall victim to the material influence and are never successful in their attempts at self-realization. Such unguided persons are compared to merchants going to sea on a ship without a captain.” By one’s personal attempts, therefore, one cannot get free from the clutches of material nature. One has to accept a bona fide spiritual master and work according to his direction. Then it is possible to cross over the nescience of material conditions. Śrīpāda Śrīdhara Svāmī has composed a nice verse in this connection, in which he says, “O all-merciful spiritual master, representative of the Supreme Personality of Godhead, when my mind will be completely surrendered unto your lotus feet, at that time, only by your mercy, I shall be able to get relief from all obstacles to spiritual life, and I shall be situated in blissful life.”</text:p>
      <text:p text:style-name="P1"/>
      <text:p text:style-name="P1">Actually, ecstatic samādhi, or absorption in the Supreme Personality of Godhead, can be achieved by constant engagement in His service, and this constant engagement in devotional service can be performed only when one works under the direction of a bona fide spiritual master. The Vedas therefore instruct that in order to know the science of devotional service one has to submit himself unto the bona fide spiritual master. The bona fide spiritual master is he who knows the science of devotional service in disciplic succession. This disciplic succession is called śrotriya. The prime symptom of one who has become a spiritual master in disciplic succession is that he is one hundred percent fixed in bhakti-yoga. Sometimes people neglect to accept a spiritual master, and instead they endeavor for self-realization by mystic yoga practice, but there are many instances of failure, even by great yogīs like Viśvāmitra. Arjuna said in the Bhagavad-gītā that controlling the mind is as impractical as stopping the blowing of a hurricane. Sometimes the mind is compared to a maddened elephant. Without following the direction of a spiritual master one cannot control the mind and the senses. In other words, if one practices yoga mysticism and does not accept a bona fide spiritual master, he will surely fail. He will simply waste his valuable time. The Vedic injunction is that no one can have full knowledge without being under the guidance of an ācārya. Ācāryavān puruṣo <text:soft-page-break/>veda: one who has accepted an ācārya knows what is what. The Absolute Truth cannot be understood by arguments. One who has attained the perfect brahminical stage naturally becomes renounced; he does not strive for material gain because by spiritual knowledge he has come to the conclusion that in this world there is no insufficiency. Everything is sufficiently provided by the Supreme Personality of Godhead. A real brāhmaṇa, therefore, does not endeavor for material perfection; rather, he approaches a bona fide spiritual master to accept orders from him. A spiritual master’s qualification is that he is brahma-niṣṭha, which means that he has given up all other activities and has dedicated his life to working only for the Supreme Personality of Godhead, Kṛṣṇa. When a bona fide student approaches a bona fide spiritual master, he submissively prays to the spiritual master, “My dear lord, kindly accept me as your student and train me in such a way that I will be able to give up all other processes of self-realization and simply engage in Kṛṣṇa consciousness, devotional service.”</text:p>
      <text:p text:style-name="P1"/>
      <text:p text:style-name="P1">The devotee engaged by the direction of the spiritual master in the transcendental loving service of the Lord contemplates as follows: “My dear Lord, You are the reservoir of pleasure. Since You are present, what is the use of the transient pleasure derived from society, friendship and love? Persons unaware of the supreme reservoir of pleasure falsely engage in deriving pleasure from sense gratification, but this is transient and illusory.” In this connection, Vidyāpati, a great Vaiṣṇava devotee and poet, says, “My dear Lord, undoubtedly there is some pleasure in the midst of society, friendship and love, although it is materially conceived, but such pleasure cannot satisfy my heart, which is like a desert.” In a desert there is need of an ocean of water. But if only a drop of water is poured on the desert, what is the value of such water? Similarly, our material hearts are full of multidesires, which cannot be fulfilled by materialistic society, friendship and love. When our hearts begin to derive pleasure from the supreme reservoir of pleasure, then we can be satisfied. That transcendental satisfaction is possible only in devotional service, in full Kṛṣṇa consciousness.</text:p>
      <text:p text:style-name="P1"/>
      <text:p text:style-name="P1">The personified Vedas continued, “Dear Lord, You are sac-cid-ānanda-vigraha, the ever-blissful form of knowledge, and because the living entities are parts and parcels of Your personality, their natural state of existence is to be fully conscious of You. In this material world, anyone who has developed such Kṛṣṇa consciousness is no longer interested in the materialistic way of life. A Kṛṣṇa conscious being becomes uninterested in family life, where there is some concession for sense enjoyment. In other words, he is no longer interested in sense gratification. The perfection of human life is based on knowledge and renunciation, but it is very difficult to attempt to reach the stage of knowledge and renunciation while in family life. Kṛṣṇa conscious persons therefore take shelter of the association of devotees or sanctified places of pilgrimage. Such persons are aware of the relationship between the Supersoul and the individual living entities, and they are never in the bodily concept of life. Because they always carry You in full consciousness within their hearts, they are so purified that any place they go becomes a holy place of pilgrimage, and the water which washes their feet is able to deliver many sinful persons loitering within this material world.”</text:p>
      <text:p text:style-name="P1"/>
      <text:p text:style-name="P1">When Prahlāda Mahārāja was asked by his atheistic father to describe something very good which he had learned, he replied to his father, “For a materialistic person who is always full of anxieties due to being engaged in temporary and relative truths, the best course is to give up the blind well of family life and go to the forest to take shelter of the Supreme Lord.” Those who are actually pure devotees are celebrated as mahātmās, or great sages, personalities perfect in knowledge. They always think of the Supreme Lord and His lotus feet, and thus they automatically become liberated. Devotees who are always situated in that position become electrified by the inconceivable potencies of the Lord, and thus they themselves become the source of liberation for their followers and devotees. A Kṛṣṇa conscious person is fully electrified spiritually, and therefore anyone who touches or takes shelter of such a pure devotee becomes similarly electrified with spiritual potencies. Such devotees are never puffed up with material opulences. Generally, the material opulences are good parentage, education, beauty and riches, but although a devotee of the Lord may <text:soft-page-break/>possess all four of these material opulences, he is never carried away by the pride of possessing such distinctions. Great devotees of the Lord travel all over the world from one place of pilgrimage to another, and on their way they meet many conditioned souls and deliver them by their association and distribution of transcendental knowledge. They generally reside in places like Vṛndāvana, Mathurā, Dvārakā, Jagannātha Purī and Navadvīpa because only devotees assemble in such places. In this way they give saintly association to one another and thus advance. So that every living entity can take advantage of the association of Kṛṣṇa conscious persons, such great devotees open temples and āśramas where Kṛṣṇa’s devotees assemble. By such association, people can develop more and more in Kṛṣṇa consciousness. Such advancement is not possible in ordinary household life, which is devoid of Kṛṣṇa consciousness.</text:p>
      <text:p text:style-name="P1"/>
      <text:p text:style-name="P1">The personified Vedas continued, “Dear Lord, there are two classes of transcendentalists, the impersonalists and the personalists. The opinion of the impersonalists is that this material manifestation is false and that only the Absolute Truth is factual. The view of the personalists, however, is that the material world, although very temporary, is nevertheless not false but factual. Such transcendentalists have different arguments to establish the validity of their philosophies. Factually, the material world is simultaneously both truth and untruth. It is truth because everything is an expansion of the Supreme Absolute Truth, and it is untruth because the existence of the material world is temporary: it is created, and it is annihilated. Because of its different conditions of existence, the cosmic manifestation has no fixed position.” Those who advocate acceptance of this material world as false are generally known by the maxim brahma satyaṁ jagan mithyā. They put forward the argument that everything in the material world is prepared from matter. For example, there are many things made of clay, such as earthen pots, dishes and bowls. After their annihilation, these things may be transformed into many other material objects, but in all cases their existence as clay continues. An earthen water jug, after being broken, may be transformed into a bowl or dish, but either as a dish, bowl or water jug, the earth itself continues to exist. Therefore, the forms of a water jug, bowl or dish are false, but their existence as earth is real. This is the impersonalists’ version. This cosmic manifestation is certainly produced from the Absolute Truth, but because its existence is temporary, it is false; the impersonalists’ understanding is that the Absolute Truth, which is always present, is the only truth. In the opinion of other transcendentalists, however, this material world, being produced of the Absolute Truth, is also truth. The impersonalists argue that this fallacious because it is sometimes found that matter is produced from spirit soul and sometimes that spirit soul is produced from matter. Such philosophers push forward the argument that although cow dung is dead matter, sometimes it is found that scorpions come out of cow dung. Similarly, dead matter like nails and hair comes out of the living body. Therefore, things produced of a certain thing are not always of the same quality as that thing. On the strength of this argument, Māyāvādī philosophers try to establish that although this cosmic manifestation is certainly an emanation from the Absolute Truth, the cosmic manifestation does not necessarily have truth in it. According to this view, the Absolute Truth, Brahman, should therefore be accepted as truth, whereas the cosmic manifestation, although a product of the Absolute Truth, cannot be taken as truth.</text:p>
      <text:p text:style-name="P1"/>
      <text:p text:style-name="P1">The view of the Māyāvādī philosophers, however, is stated in the Bhagavad-gītā to be the view of the asuras, or demons. The Lord says in the Bhagavad-gītā, asatyam apratiṣṭhaṁ te jagad āhur anīśvaram/ aparaspara-sambhūtaṁ kim anyat kāma-haitukam: “The asuras’ view of this cosmic manifestation is that the whole creation is false. The asuras think that the mere interaction of matter is the source of the creation and that there is no controller or God.” But actually this is not the fact. From the seventh chapter of the Bhagavad-gītā we understand that the five gross elements – earth, water, fire, air and sky – plus the subtle elements – mind, intelligence and false ego – are the eight separated energies of the Supreme Lord. Beyond this inferior, material energy is a spiritual energy, known as the living entities. The living entities are accepted as the superior energy of the Lord. The whole cosmic manifestation is a combination of the inferior and superior energies, and the source of the energies is the Supreme Personality of Godhead. The Supreme Personality of Godhead has <text:soft-page-break/>many different types of energies. This is confirmed in the Vedas: parāsya śaktir vividhaiva śrūyate. “The transcendental energies of the Lord are variegated.” And because such varieties of energies have emanated from the Supreme Lord, they cannot be false. The Lord is ever-existing, and the energies are ever-existing. Some of the energy is temporary – sometimes manifested and sometimes unmanifested – but this does not mean that it is false. The example may be given that when a person is angry he does things which are different from his normal condition of life, but the fact that the mood of anger appears and disappears does not mean that the energy of anger is false. Therefore, the argument of the Māyāvādī philosophers that this world is false is not accepted by the Vaiṣṇava philosophers. The Lord Himself confirms that the view that there is no supreme cause of this material manifestation, that there is no God, and that everything is only the creation of the interaction of matter is a view of the asuras.</text:p>
      <text:p text:style-name="P1"/>
      <text:p text:style-name="P1">The Māyāvādī philosophers sometimes put forward the argument of the snake and the rope. In the dark of evening, a curled-up rope is sometimes, due to ignorance, taken for a snake. But mistaking the rope for a snake does not mean that the rope or the snake is false, and therefore this example, used by the Māyāvādīs to illustrate the falsity of the material world, is not valid. When a thing is taken as fact but actually has no existence at all, it is called false. But if something is mistaken for something else that exists, that does not mean it is false. The Vaiṣṇava philosophers use a very appropriate example, comparing this material world to an earthen pot. When we see an earthen pot, it does not at once disappear and turn into something else. It may be temporary, but the earthen pot is taken into use for bringing water, and we continue to see it as an earthen pot. Therefore, although the earthen pot is temporary and different from the original earth, we cannot say that it is false. We should therefore conclude that the earthen pot and the entire earth are both truths because one is the product of the other. We understand from the Bhagavad-gītā that after the dissolution of this cosmic manifestation, the material energy enters into the Supreme Personality of Godhead. The Supreme Personality of Godhead is ever existing with His varied energies. Because the material creation is an emanation from Him, we cannot say that this cosmic manifestation is a product of something void. Kṛṣṇa is not void. Whenever we speak of Kṛṣṇa, He is present with His form, qualities, name, entourage and paraphernalia. Therefore, Kṛṣṇa is not impersonal. The original cause of everything is neither void nor impersonal but is the Supreme Person. Demons may say that this material creation is anīśvara, without a controller or God, but such arguments ultimately cannot stand.</text:p>
      <text:p text:style-name="P1"/>
      <text:p text:style-name="P1">The example given by the Māyāvādī philosophers that inanimate matter like nails and hair comes from the living body is not a very sound argument. Nails and hair are undoubtedly inanimate, but they come not from the animate living being but from the inanimate material body. Similarly, the argument that the scorpion comes from cow dung, meaning that a living entity comes from matter, is also unsound. The scorpion which comes out of the cow dung is certainly a living entity, but the living entity does not come out of the cow dung. Only the living entity’s material body, or the body of the scorpion, comes out of the cow dung. The sparks of the living entities, as we understand from the Bhagavad-gītā, are injected into material nature, and then they come out. The body of the living entity in different forms is supplied by material nature, but the living entity himself is supplied by the Supreme Lord. The father and mother give the body necessary for the living entity under certain conditions. The living entity transmigrates from one body to another according to his different desires, which in the subtle form of intelligence, mind and false ego accompany him from body to body. By superior arrangement a living entity is put into the womb of a certain type of material body, and then he develops a similar body. Therefore, the spirit soul is not produced from matter; it takes on a particular type of body under superior arrangement. According to our present experience, this material world is a combination of matter and spirit. The spirit is moving the matter. The spirit soul (the living entity) and matter are different energies of the Supreme Lord, and since both the energies are products of the Supreme Eternal, or the Supreme Truth, they are factual, not false. Because the living entity is part and parcel of the Supreme, he exists eternally. Therefore, for him there cannot be any question of birth or death. So-called birth and death occur because of the <text:soft-page-break/>material body. The Vedic version sarvaṁ khalv idaṁ brahma means that since both the energies have emanated from the Supreme Brahman, everything we experience is nondifferent from Brahman.</text:p>
      <text:p text:style-name="P1"/>
      <text:p text:style-name="P1">There are many arguments about the existence of this material world, but the Vaiṣṇava philosophical conclusion is the best. The example of the earthen pot is very suitable: the form of the earthen pot may be temporary, but it has a specific purpose. The purpose of the earthen pot is to carry water from one place to another. Similarly, this material body, although temporary, has a special use. The living entity is given a chance from the beginning of the creation to evolve different kinds of material bodies according to the reserve desires he has accumulated from time immemorial. The human form of body is a special chance in which the developed form of consciousness can be utilized.</text:p>
      <text:p text:style-name="P1"/>
      <text:p text:style-name="P1">Sometimes the Māyāvādī philosophers push forward the argument that if this material world is truth, then why are householders advised to give up their connection with this material world and take sannyāsa? But the Vaiṣṇava philosophers’ view of sannyāsa is not that because the world is false one must therefore give up material activities. The purpose of Vaiṣṇava sannyāsa is to utilize things as they are intended to be utilized. Śrīla Rūpa Gosvāmī has given transcendentalists two formulas for dealing with this material world. When a Vaiṣṇava renounces the materialistic way of life and takes to sannyāsa, it is not on the conception of the falsity of the material world but to devote himself fully to engaging everything in the service of the Lord. Śrīla Rūpa Gosvāmī therefore gives this formula: “One should be unattached to the material world because material attachment is meaningless. The entire material world, the entire cosmic manifestation, belongs to God, Kṛṣṇa. Therefore, everything should be utilized for Kṛṣṇa, and the devotee should remain unattached to material things.” This is the purpose of Vaiṣṇava sannyāsa. A materialist sticks to the world for sense gratification, but a Vaiṣṇava sannyāsī, although not accepting anything for his personal sense gratification, knows the art of utilizing everything for the service of the Lord. Śrīla Rūpa Gosvāmī has therefore criticized the Māyāvādī sannyāsīs with his second formula: “Because the Māyāvādīs do not know that everything has a utilization for the service of the Lord, they take the world to be false and falsely think they are liberated from the contamination of the material world.” Since everything is an expansion of the energy of the Supreme Lord, the expansions are as real as the Supreme Lord is.</text:p>
      <text:p text:style-name="P1"/>
      <text:p text:style-name="P1">That the cosmic world is only temporarily manifested does not mean that it is false or that the source of its manifestation is false. Since the source of its manifestation is truth, the manifestation is also truth, but one must know how to utilize it. The example of the earthen pot may be cited again: the earthen pot produced from the whole earth is temporary, but when used for a proper purpose the earthen pot is not false. The Vaiṣṇava philosophers know how to utilize the temporary construction of this material world, just as a sane man knows how to utilize the temporary construction of the earthen pot. When the earthen pot is used for a wrong purpose, that is false. Similarly, the human body or the material world, when used for sense gratification, is false. But if the human body and the material creation are used for the service of the Supreme Lord, their activities are never false. It is therefore confirmed in the Bhagavad-gītā that even slightly using the body and the material world for the service of the Lord can deliver a person from the gravest danger. When properly utilized, neither the superior nor inferior energies emanating from the Supreme Personality of Godhead are false.</text:p>
      <text:p text:style-name="P1"/>
      <text:p text:style-name="P1">As far as fruitive activities are concerned, they are mainly based on the platform of sense gratification. Therefore an advanced Kṛṣṇa conscious person does not take to them. The result of fruitive activities can elevate one to the higher planetary system, but as it is said in the Bhagavad-gītā, foolish persons, after exhausting the results of their pious activities in the heavenly kingdom, come back again to this lower planetary system and then again try to go to the higher planetary <text:soft-page-break/>system. Their only profit is to take the trouble of going and coming back, just as at present many material scientists are spoiling their time by trying to go to the moon planet and again coming back. Those who are engaged in fruitive activities are described by the Vedas personified as andha-paramparā, or blind followers of the Vedic ritualistic ceremonies. Although such ceremonies are certainly mentioned in the Vedas, they are not meant for the intelligent class of men. Men who are too much attached to material enjoyment are captivated by the prospect of being elevated to the higher planetary system, and so they take to such ritualistic activities. But persons who are intelligent, who have taken shelter of a bona fide spiritual master to see things as they are, do not take to fruitive activities but engage themselves in the transcendental loving service of the Lord.</text:p>
      <text:p text:style-name="P1"/>
      <text:p text:style-name="P1">Persons who are not devotees take to the Vedic ritualistic ceremonies for materialistic reasons, and then they are bewildered. A vivid example may be given: an intelligent person possessing one million dollars in currency notes does not hold the money without using it, even though he knows perfectly well that the currency notes in themselves are nothing but paper. When one has one million dollars in currency notes, he is actually holding only a huge bunch of papers, but if he utilizes it for a purpose, then he benefits. Similarly, although this material world may be false, just like the paper, it has its proper beneficial utilization. Because the currency notes, although paper, are issued by the government, they have full value. Similarly, this material world may be false or temporary, but because it is an emanation from the Supreme Lord, it has its full value. The Vaiṣṇava philosophers acknowledge the full value of this material world and know how to utilize it properly, whereas the Māyāvādī philosophers fail to do so, just as those who mistake a currency note for ordinary paper discard it and cannot utilize the money. Śrīla Rūpa Gosvāmī therefore declares that if one rejects this material world as false, not considering the importance of this material world as a means to serve the Supreme Personality of Godhead, such renunciation has very little value. A person who knows the intrinsic value of this material world for the service of the Lord, who is not attached to the material world, and who renounces the material world by not accepting it for sense gratification is situated in real renunciation. This material world is an expansion of the material energy of the Lord. Therefore it is real. It is not false, as sometimes concluded from the example of the snake and the rope.</text:p>
      <text:p text:style-name="P1"/>
      <text:p text:style-name="P1">The personified Vedas continued, “The cosmic manifestation, because of the flickering nature of its impermanent existence, appears to less intelligent men to be false.” The Māyāvādī philosophers take advantage of the flickering nature of this cosmic manifestation to try to prove their thesis that this world is false. According to the Vedic version, before the creation this world had no existence, and after dissolution the world will no longer be manifested. Voidists also take advantage of this Vedic version and conclude that the cause of this material world is void. But the Vedic injunctions do not say that it is void. The Vedic injunctions define the source of creation and dissolution as yato vā imāni bhūtāni jāyante, “He from whom this cosmic manifestation has emanated and in whom, after annihilation, everything will merge.” The same is explained in the Vedānta-sūtra and in the first verse of the first chapter of Śrīmad-Bhāgavatam by the words janmādy asya yataḥ, “He from whom all things emanate.” All these Vedic injunctions indicate that the cosmic manifestation is due to the Supreme Absolute Personality of Godhead and that when it is dissolved it merges into Him. The same principle is confirmed in the Bhagavad-gītā: “The cosmic manifestation comes into existence and again dissolves, and after dissolution it merges into the existence of the Supreme Lord.” This statement definitely confirms that the particular energy known as bahir-aṅga-māyā, or the external energy, although of flickering nature, is the energy of the Supreme Lord, and as such it cannot be false. It simply appears false. The Māyāvādī philosophers conclude that because the material nature has no existence in the beginning and is nonexistent after dissolution, it is false. But by the example of the earthen pots and dishes the Vedic version is presented: although the existence of the particular by-products of the Absolute Truth is temporary, the energy of the Supreme Lord is permanent. The earthen pot or water jug may be broken or transformed into another shape, such as that of a dish or bowl, but the ingredient, or the material basis, namely the earth, continues to be the <text:soft-page-break/>same. The basic principle of the cosmic manifestation is always the same: Brahman, or the Absolute Truth; therefore, the Māyāvādī philosophers’ theory that it is false is certainly only a mental concoction. That the cosmic manifestation is flickering and temporary does not mean that it is false. The definition of falsity is “that which never had any existence but which exists only in name.” For instance, the eggs of a horse or the horn of a rabbit or the flower in the sky are phenomena which exist only in name. There are no horse’s eggs, there is no rabbit’s horn, and there are no flowers growing in the sky. There are many things which exist in name or imagination but actually have no factual manifestation. Such things may be called false. But the Vaiṣṇava cannot take this material world to be false simply because of its temporary nature, its manifesting and again dissolving.</text:p>
      <text:p text:style-name="P1"/>
      <text:p text:style-name="P1">The personified Vedas continued by saying that the Supersoul and the individual soul, or Paramātmā and jīvātmā, cannot be equal in any circumstance, although both of them sit within the same body, like two birds sitting in the same tree. As declared in the Vedas, these two birds, although sitting as friends, are not equal. One is simply a witness. This bird is the Paramātmā, or Supersoul. And the other bird is eating the fruit of the tree. That is the jīvātmā. When there is cosmic manifestation, the jīvātmā, or the individual soul, appears in the creation in different forms, according to his previous fruitive activities, and due to his long forgetfulness of real existence, he identifies himself with a particular form awarded to him by the laws of material nature. After assuming a material form, he is subjected to the three material modes of nature and acts accordingly to continue his existence in the material world. While he is enwrapped in such ignorance, his natural opulences become almost extinct. The opulences of the Supersoul, or the Supreme Personality of Godhead, however, are not diminished, although He appears within this material world. He maintains all opulences and perfections in full while keeping Himself apart from all the tribulations of this material world. The conditioned soul becomes enwrapped in the material world, whereas the Supersoul, or the Supreme Personality of Godhead, leaves it without being affected, just as a snake sheds his skin. The distinction between the Supersoul and the conditioned individual soul is that the Supersoul, or the Supreme Personality of Godhead, maintains His natural opulences, known as ṣaḍ-aiśvarya, aṣṭa-siddhi and aṣṭa-guṇa.</text:p>
      <text:p text:style-name="P1"/>
      <text:p text:style-name="P1">Because of their poor fund of knowledge, the Māyāvādī philosophers forget the fact that Kṛṣṇa is always full with six opulences, eight transcendental qualities and eight kinds of perfection. The six opulences are wealth, strength, beauty, fame, knowledge and renunciation. No one is greater than or equal to Kṛṣṇa in these six opulences. The first of Kṛṣṇa’s eight transcendental qualities is that He is always untouched by the contamination of material existence. This is mentioned in the Īśopaniṣad: apāpa-viddham. Just as the sun is never polluted by any contamination, the Supreme Lord is never polluted by any sinful activity. Although Kṛṣṇa’s actions may sometimes seem impious, He is never polluted by such actions. The second transcendental quality is that Kṛṣṇa never dies. In the Bhagavad-gītā, fourth chapter, He informs Arjuna that both He and Arjuna had many appearances in this material world but that He alone remembers all such activities – past, present and future. This means that He never dies. Forgetfulness is due to death. As we die, we change our bodies and forget. Kṛṣṇa, however, is never forgetful. He can remember everything that has happened in the past. Otherwise, how could He remember that He first taught the yoga system of the Bhagavad-gītā to the sun god, Vivasvān? Therefore, He never dies. Nor does He ever become an old man. Although Kṛṣṇa was a great-grandfather when He appeared on the Battlefield of Kurukṣetra, He did not appear like an old man. Kṛṣṇa cannot be polluted by any sinful activity, Kṛṣṇa never dies, Kṛṣṇa never becomes old, Kṛṣṇa is never subject to lamentation, Kṛṣṇa is never hungry, and He is never thirsty. Whatever He desires is perfectly lawful, and whatever He decides cannot be changed by anyone.</text:p>
      <text:p text:style-name="P1"/>
      <text:p text:style-name="P1">These are the eight transcendental qualities of Kṛṣṇa. Besides that, Kṛṣṇa is known as Yogeśvara. He has all the opulences or facilities of mystic powers, such as aṇimā-siddhi, the power to become smaller than the smallest. It is stated in the Brahma-saṁhitā that Kṛṣṇa has entered even within the <text:soft-page-break/>atom (aṇḍāntara-stha-paramāṇu-cayāntara-stham). Similarly, Kṛṣṇa, as Garbhodaka-śāyī Viṣṇu, is within the gigantic universe, and He is lying in the Causal Ocean as Mahā-viṣṇu, in a body so gigantic that when He exhales, millions and trillions of universes emanate from His body. This is called mahimā-siddhi. Kṛṣṇa also has the perfection of laghimā: He can become the lightest. It is stated in the Bhagavad-gītā that it is because Kṛṣṇa enters within this universe and within the atoms that all the planets are floating in the air. That is the explanation of weightlessness. Kṛṣṇa also has the perfection of prāpti: He can get whatever He likes. Similarly, He has the facility of īśitā, controlling power. He is called the supreme controller, Parameśvara. In addition, Kṛṣṇa can bring anyone under His influence. This is called vaśitā.</text:p>
      <text:p text:style-name="P1"/>
      <text:p text:style-name="P1">In this way, Kṛṣṇa is endowed with all opulences, transcendental qualities and mystic powers. No ordinary living being can compare to Him. Therefore, the Māyāvādīs’ theory that the Supersoul and the individual soul are equal is only a misconception. The conclusion is, therefore, that Kṛṣṇa is worshipable and that all other living entities are simply His servants. This understanding is called self-realization. Any other realization of one’s self beyond this relationship of eternal servitorship to Kṛṣṇa is impelled by māyā. It is said that the last snare of Māyā is her dictation to the living entity to try to become equal to the Supreme Personality of Godhead. The Māyāvādī philosopher claims to be equal to God, but he cannot reply to the question of why he has fallen into material entanglement. If he is the Supreme God, then how is it that he has been overtaken by impious activities and thereby subjected to the tribulations of the law of karma? When the Māyāvādīs are asked about this, they cannot properly answer. The speculation that one is equal to the Supreme Personality of Godhead is another symptom of sinful life. One cannot take to Kṛṣṇa consciousness unless one is completely freed from all sinful activities. The very fact that the Māyāvādī claims to be one with the Supreme Lord means that he is not yet freed from the reactions of sinful activities. Śrīmad-Bhāgavatam says that such persons are aviśuddha-buddhayaḥ, which means that because they falsely think themselves liberated and at the same time think themselves equal with the Absolute Truth, their intelligence is not purified. The personified Vedas said that if the yogīs and the jñānīs do not free themselves from sinful desires, then their particular process of self-realization will never be successful.</text:p>
      <text:p text:style-name="P1"/>
      <text:p text:style-name="P1">“Dear Lord,” the personified Vedas continued, “if saintly persons do not take care to eradicate completely the roots of sinful desires, they cannot experience the Supersoul, although He is sitting side by side with the individual soul. Samādhi, or meditation, means that one has to find the Supersoul within himself. One who is not free from sinful reactions cannot see the Supersoul. If a person has a jeweled locket in his necklace but forgets the jewel, it is almost as though he does not possess it. Similarly, if an individual soul meditates but does not actually perceive the presence of the Supersoul within himself, his meditation is useless.”</text:p>
      <text:p text:style-name="P1"/>
      <text:p text:style-name="P1">Persons who have taken to the path of self-realization must therefore be very careful to avoid contamination by the influence of māyā. Śrīla Rūpa Gosvāmī says that a devotee should be completely free from all sorts of material desires. A devotee should not be affected by the results of karma and jñāna. One has to simply understand Kṛṣṇa and carry out His desires. That is the pure devotional stage. The personified Vedas continued, “Mystic yogīs who still have contaminated desires for sense gratification are never successful in their attempt, nor can they realize the Supersoul within the individual self. As such, the so-called yogīs and jñānīs who are simply wasting their time in different types of sense gratification, either by mental speculation or by exhibition of limited mystic powers, will never be liberated from conditioned life and will continue to go through repeated births and deaths. For such persons, both this life and the next life are sources of tribulation. Such sinful persons are already suffering tribulation in this life, and because they are not perfect in self-realization they will be plagued with further tribulation in the next life. Despite all endeavors to attain perfection, such yogīs, contaminated by desires for sense gratification, will continue to suffer in this life and the next.”</text:p>
      <text:p text:style-name="P1"><text:soft-page-break/></text:p>
      <text:p text:style-name="P1">Śrīla Viśvanātha Cakravartī Ṭhākura remarks in this connection that if sannyāsīs (persons in the renounced order of life, who have left their homes for self-realization) do not engage themselves in the devotional service of the Lord but become attracted by philanthropic work, such as opening educational institutions, hospitals or even monasteries, churches or temples of demigods, they find only trouble from such engagements, not only in this life but in the next. Sannyāsīs who do not take advantage of this life to realize Kṛṣṇa simply waste their time and energy in activities outside the jurisdiction of the renounced order. A devotee’s attempt to engage his energies in such activities as constructing a Viṣṇu temple, however, is never wasted. Such engagements are called kṛṣṇārthe akhila-ceṣṭā, variegated activities performed to please Kṛṣṇa. A philanthropist’s opening a school building and a devotee’s constructing a temple are not on the same level. Although a philanthropist’s opening an educational institution may be pious activity, it comes under the laws of karma, whereas constructing a temple for Viṣṇu is devotional service.</text:p>
      <text:p text:style-name="P1"/>
      <text:p text:style-name="P1">Devotional service is never within the jurisdiction of the law of karma. As stated in the Bhagavad-gītā, sa guṇān samatītyaitān brahma-bhūyāya kalpate: “Devotees of the Personality of Godhead transcend all the reactions of the three modes of material nature and are situated on the transcendental platform of Brahman realization.” The devotees are liberated in both this life and the next. Any work done in this material world for Yajña (Viṣṇu, or Kṛṣṇa) is considered to be liberated work, but without connection with Acyuta, the infallible Supreme Personality of Godhead, there is no possibility of stopping the resultant actions of the law of karma. The life of Kṛṣṇa consciousness is the life of liberation. The conclusion is that a devotee, by the grace of the Lord, is liberated in both this life and the next, whereas karmīs, jñānīs and yogīs are never liberated, either in this life or in the next.</text:p>
      <text:p text:style-name="P1"/>
      <text:p text:style-name="P1">The personified Vedas continued, “Dear Lord, anyone who by Your grace has understood the glories of Your lotus feet is callous to material happiness and distress.” The material pangs are inevitable as long as we exist within the material world, but a devotee does not divert his attention to such actions and reactions, which are the results of pious and impious activities. Nor is a devotee very much disturbed or pleased by praise or condemnation from people in general. A devotee is sometimes greatly praised because of his transcendental activities, and sometimes he is criticized, even though there is no reason for adverse criticism. The pure devotee, however, is always callous to praise or condemnation by ordinary people. Actually, the devotee’s activities are on the transcendental plane. He is not interested in the praise or condemnation of people engaged in material activities. If the devotee can thus maintain his transcendental position, his liberation in this life and the next is guaranteed by the Supreme Personality of Godhead.</text:p>
      <text:p text:style-name="P1"/>
      <text:p text:style-name="P1">A devotee’s transcendental position within this material world is maintained in the association of pure devotees, simply by his hearing the glorious activities enacted by the Lord in different ages and in different incarnations. The Kṛṣṇa consciousness movement is based on this principle. Śrīla Narottama dāsa Ṭhākura has sung, “My dear Lord, let me be engaged in Your transcendental loving service, as indicated by the previous ācāryas, and let me live in the association of pure devotees. That is my desire, life after life.” In other words, a devotee does not much care whether or not he is liberated; he is eager only for devotional service. Devotional service means that one does not do anything independently of the sanction of the ācāryas. The actions of the Kṛṣṇa consciousness movement are directed by the previous ācāryas, headed by Śrīla Rūpa Gosvāmī; in the association of devotees following these principles, a devotee is able to perfectly maintain his transcendental position.</text:p>
      <text:p text:style-name="P1"/>
      <text:p text:style-name="P1">In the Bhagavad-gītā the Lord says that a devotee who knows Him perfectly is very dear to Him. Four kinds of pious men take to devotional service. If a pious man is in distress, he approaches the Lord for mitigation of his distress. If a pious man is in need of material help, he prays to the Lord <text:soft-page-break/>for such help. If a pious man is actually inquisitive about the science of God, he approaches the Supreme Personality of Godhead, Kṛṣṇa. Similarly, a pious man who is simply eager to know the science of Kṛṣṇa also approaches the Supreme Lord. Out of these four classes of men, the last is praised by Kṛṣṇa Himself in the Bhagavad-gītā. A person who tries to understand Kṛṣṇa with full knowledge and devotion by following in the footsteps of previous ācāryas conversant with scientific knowledge of the Supreme Lord is praiseworthy. Such a devotee can understand that all conditions of life, favorable and unfavorable, are created by the supreme will of the Lord. And when he has fully surrendered unto the lotus feet of the Supreme Lord, he does not care whether his condition of life is favorable or unfavorable. A devotee takes even an unfavorable condition to be the special favor of the Personality of Godhead. Actually, there are no unfavorable conditions for a devotee. Knowing that everything is coming by the will of the Lord, he sees every condition as favorable, and in any condition of life he is simply enthusiastic to discharge his devotional service. This devotional attitude is explained in the Bhagavad-gītā: a devotee is never distressed in reverse conditions of life, nor is he overjoyed in favorable conditions. In the higher stages of devotional service, a devotee is not even concerned with the list of do’s and do not’s. Such a position can be maintained only by following in the footsteps of the ācāryas. Because a pure devotee follows in the footsteps of the ācāryas, any action he performs to discharge devotional service should be understood to be on the transcendental platform. Lord Kṛṣṇa therefore instructs us that an ācārya is above criticism. A neophyte devotee should not consider himself to be on the same plane as the ācārya. It should be accepted that the ācāryas are on the same platform as the Supreme Personality of Godhead, and as such neither Kṛṣṇa nor His representative ācārya should be subjected to any adverse criticism by the neophyte devotees.</text:p>
      <text:p text:style-name="P1"/>
      <text:p text:style-name="P1">The personified Vedas thus worshiped the Supreme Personality of Godhead in different ways. Offering worship to the Supreme Lord by praying means remembering His transcendental qualities, pastimes and activities. But the Lord’s pastimes and qualities are unlimited. It is not possible for us to remember all the qualities of the Lord. Therefore, the personified Vedas worshiped to the best of their ability, and at the end they spoke as follows.</text:p>
      <text:p text:style-name="P1"/>
      <text:p text:style-name="P1">“Dear Lord, although Lord Brahmā, the predominating deity of the highest planet, Brahmaloka, and King Indra, the predominating demigod of the heavenly planets, as well as the predominating deities of such planets as the sun and the moon, are all very confidential directors of this material world, they have very little knowledge about You. Then what can ordinary human beings and mental speculators know of You? It is not possible for anyone to enumerate the unlimited transcendental qualities of Your Lordship. No one, not even the mental speculators and the demigods in higher planetary systems, is actually able to estimate the length and breadth of Your form and characteristics. We think that even Your Lordship does not have complete knowledge of Your transcendental qualities. The reason is that You are unlimited. Although it is not befitting to say that You do not know Yourself, it is practical to understand that because You have unlimited qualities and energies and because Your knowledge is also unlimited, there is unlimited competition between Your knowledge and Your expansion of energies.”</text:p>
      <text:p text:style-name="P1"/>
      <text:p text:style-name="P1">The idea is that because God and His knowledge are both unlimited, as soon as God is cognizant of some of His energies, He perceives that He has still more energies. In this way, both His energies and His knowledge increase. Because both of them are unlimited, there is no end to the energies and no end to the knowledge with which to understand the energies. God is undoubtedly omniscient, but the personified Vedas say that even God Himself does not know the full extent of His energies. This does not mean that God is not omniscient. When an actual fact is unknown to a certain person, this is called ignorance or lack of knowledge. This is not applicable to God, however, because He knows Himself perfectly. But still, as His energies and activities increase, He also increases His knowledge to understand them. Both are increasing unlimitedly, and there is no end to it. In that sense it can be said that even God Himself does not know the limit of His energies and qualities.</text:p>
      <text:p text:style-name="P1"><text:soft-page-break/></text:p>
      <text:p text:style-name="P1">How God is unlimited in His expansion of energies and activities can be roughly calculated by any sane and sober living entity. It is said in the Vedic literature that innumerable universes issue forth when Mahā-viṣṇu exhales in His yoga-nidrā and that innumerable universes enter His body when He inhales. We have to imagine that these universes, which according to our limited knowledge are expanded unlimitedly, are so great that the gross and subtle ingredients – the five elements of the cosmic manifestation, namely earth, water, fire, air and sky, along with the total material energy and false ego – are not only within the universe but cover the universe in seven layers, each layer ten times bigger than the previous one. In this way, each and every universe is very securely packed, and there are numberless universes. All these universes float within the innumerable pores of the transcendental body of Mahā-viṣṇu. It is stated that just as the atoms and particles of dust are floating within the air along with the birds and their number cannot be calculated, so innumerable universes are floating within the pores of the transcendental body of the Lord. For this reason, the Vedas say that God is beyond the grasp of our knowledge. Avāṅ-mānasa-gocara: to understand the length and breadth of God is beyond the jurisdiction of our mental speculation. Therefore, a person who is actually learned and sane does not claim to be God but tries to understand God, making distinctions between spirit and matter. By such careful discrimination, one can clearly understand that the Supreme Soul is transcendental to both the superior and inferior energies although He has a direct connection with both. In the Bhagavad-gītā, Lord Kṛṣṇa explains that although everything is resting on His energy, He is different or separate from the energy.</text:p>
      <text:p text:style-name="P1"/>
      <text:p text:style-name="P1">Nature and the living entities are sometimes designated as prakṛti and puruṣa respectively. The whole cosmic manifestation is an amalgamation of prakṛti and puruṣa. Nature is the ingredient cause, and the living entities are the effective cause. These two causes combine together, and the effect is this cosmic manifestation. When one is fortunate enough to come to the right conclusion about this cosmic manifestation and everything going on within it, he knows it to be caused directly and indirectly by the Supreme Personality of Godhead Himself. It is concluded in the Brahma-saṁhitā, therefore, īśvaraḥ paramaḥ kṛṣṇaḥ sac-cid-ānanda-vigrahaḥ/ anādir ādir govindaḥ sarva-kāraṇa-kāraṇam. After much deliberation and consideration, when one has attained the perfection of knowledge, one comes to the conclusion that Kṛṣṇa, or God, is the original cause of all causes. Instead of speculating about the measurement of God – whether He is so long or so wide – or falsely philosophizing, one should come to the conclusion of the Brahma-saṁhitā: “Kṛṣṇa, or God, is sarva-kāraṇa-kāraṇam, the cause of all causes.” That is the perfection of knowledge.</text:p>
      <text:p text:style-name="P1"/>
      <text:p text:style-name="P1">Thus the Veda-stuti, or the prayers offered by the personified Vedas to Garbhodaka-śāyī Viṣṇu, were first narrated in disciplic succession by Sanandana to his brothers, all of whom were born of Brahmā at the beginning of the universe. The four Kumāras were the first-born sons of Brahmā; therefore they are known as pūrva-jāta. It is stated in the Bhagavad-gītā that the paramparā system, or the disciplic succession, begins with Kṛṣṇa Himself. Similarly, here, in the prayers of the personified Vedas, it is to be understood that the paramparā system begins with the Personality of Godhead Nārāyaṇa Ṛṣi. We should remember that this Veda-stuti is narrated by Kumāra Sanandana, and the narration is repeated by Nārāyaṇa Ṛṣi in Badarīkāśrama. Nārāyaṇa Ṛṣi is the incarnation of Kṛṣṇa for showing us the path of self-realization by undergoing severe austerities. In this age Lord Caitanya demonstrated the path of pure devotional service by putting Himself in the role of a pure devotee. Similarly, in the past Lord Nārāyaṇa Ṛṣi was an incarnation of Kṛṣṇa who performed severe austerities in the Himalayan ranges. Śrī Nārada Muni was hearing from Him. So in the statement given by Nārāyaṇa Ṛṣi to Nārada Muni, as narrated by Kumāra Sanandana in the form of the Veda-stuti, it is understood that God is the one supreme and that all others are His servants.</text:p>
      <text:p text:style-name="P1"/>
      <text:p text:style-name="P1">In the Caitanya-caritāmṛta it is stated, ekale īśvara kṛṣṇa: “Kṛṣṇa is the only Supreme God.” Āra saba bhṛtya: “All others are His servants.” Yāre yaiche nācāya, se taiche kare nṛtya: “The Supreme Lord, as He desires, is engaging all the living entities in different activities, and thus they exhibit <text:soft-page-break/>their different talents and tendencies.” This Veda-stuti is thus the original instruction regarding the relationship existing between the living entity and the Supreme Personality of Godhead. The highest platform of realization for the living entity is the attainment of devotional life. One cannot be engaged in devotional life, or Kṛṣṇa consciousness, unless one is fully free from material contamination. Nārāyaṇa Ṛṣi informed Nārada Muni that the essence of all the Vedas and Vedic literatures (namely, the four Vedas, the Upaniṣads, the Purāṇas and the Vedānta-sūtra) is to render transcendental loving service to the Lord. In this connection Nārāyaṇa Ṛṣi has used one particular word – rasa. In devotional service this rasa is the medium, or the basic principle, for the exchange of dealings between the Lord and the living entity. Rasa is also described in the Vedas: raso vai saḥ. “The Supreme Lord is the reservoir of all pleasure.” All the Vedic literatures, including the Purāṇas, the Vedas, the Upaniṣads and the Vedānta-sūtra, teach the living entities how to attain the stage of rasa. The Bhāgavatam also says that the statements in the Mahā-purāṇa (Śrīmad-Bhāgavatam) constitute the essence (rasa) of all Vedic literature. Nigama-kalpa-taror galitaṁ phalam: the Bhāgavatam is the essence of the ripened fruit of the tree of the Vedic literature.</text:p>
      <text:p text:style-name="P1"/>
      <text:p text:style-name="P1">We understand that with the breathing of the Supreme Personality of Godhead there issued forth the four Vedas, namely the Ṛg Veda, the Yajur Veda, the Sāma Veda and the Atharva Veda, and also the histories like the Mahābhārata and all the Purāṇas, which are considered to be the history of the world. The Vedic histories like the Purāṇas and Mahābhārata are called the fifth Veda.</text:p>
      <text:p text:style-name="P1"/>
      <text:p text:style-name="P1">The twenty-eight verses of the Veda-stuti are to be considered the essence of all Vedic knowledge. The four Kumāras and all other authorized sages know perfectly that devotional service in Kṛṣṇa consciousness is the essence of all Vedic literatures, and they preach this on different planets, traveling in outer space. It is stated herein that such sages, including Nārada Muni, hardly ever travel on land; they perpetually travel in space.</text:p>
      <text:p text:style-name="P1"/>
      <text:p text:style-name="P1">Sages like Nārada and the Kumāras travel throughout the universe to educate the conditioned souls that their business in the world is not that of sense gratification but of reinstating themselves in their original position of devotional service to the Supreme Personality of Godhead. It is stated in several places that the living entities are like sparks of the fire and the Supreme Personality of Godhead is like the fire itself. If the sparks somehow or other fall out of the fire, they lose their natural illumination; thus it is ascertained that the living entities come into this material world exactly as sparks fall from a great fire. The living entity wants to imitate Kṛṣṇa and tries to lord it over material nature in order to enjoy sense gratification; thus he forgets his original position, and his illuminating power, his spiritual identity, is extinguished. However, if a living entity takes to Kṛṣṇa consciousness, he is reinstated in his original position. To preach this process of devotional service, sages and saints like Nārada and the Kumāras travel all over the universe educating people and increasing their disciples. Their aim is that all the conditioned souls may be educated to revive their original consciousness, or Kṛṣṇa consciousness, and thus gain relief from the miserable conditions of material life.</text:p>
      <text:p text:style-name="P1"/>
      <text:p text:style-name="P1">Śrī Nārada Muni is a naiṣṭhika-brahmacārī. There are four types of brahmacārīs. The first is called sāvitra, which refers to a brahmacārī who, after initiation and the sacred thread ceremony, must observe at least three days of celibacy. The next is called prājāpatya, which refers to a brahmacārī who strictly observes celibacy for at least one year after initiation. The next is called brāhma-brahmacārī, which refers to a brahmacārī who observes celibacy from the time of initiation up to the time of the completion of his study of the Vedic literature. The next stage is called naiṣṭhika, which refers to a brahmacārī who is celibate throughout his whole life. Out of these, the first three are upakurvāṇa, which means that the brahmacārī can marry later, after the brahmacārī period is over. The naiṣṭhika-brahmacārī, however, is completely reluctant to have any sex life; therefore the Kumāras and Nārada are known as naiṣṭhika-brahmacārīs. Such brahmacārīs are called vīra-vrata because their vow of celibacy is as heroic as the vows of the kṣatriyas. The brahmacārī system of <text:soft-page-break/>life is especially advantageous in that it increases the power of memory and determination. It is specifically mentioned in this connection that because Nārada was a naiṣṭhika-brahmacārī he could remember whatever he heard from his spiritual master and would never forget it. One who can remember everything perpetually is called a śruti-dhara. A śruti-dhara brahmacārī can repeat verbatim all that he has heard, without notes and without reference to books. The great sage Nārada has this qualification, and therefore, having taken instructions from Nārāyaṇa Ṛṣi, he is engaged in propagating the philosophy of devotional service all over the world. Because such great sages can remember everything, they are thoughtful, self-realized and completely fixed in the service of the Lord.</text:p>
      <text:p text:style-name="P1"/>
      <text:p text:style-name="P1">Thus the great sage Nārada, after hearing from his spiritual master Nārāyaṇa Ṛṣi, became completely realized. He became established in the truth, and he became so happy that he offered prayers to Nārāyaṇa Ṛṣi. Nārada Muni addressed Nārāyaṇa Ṛṣi as an incarnation of Kṛṣṇa and specifically addressed Him as the supreme well-wisher of the conditioned souls. It is stated in the Bhagavad-gītā that Lord Kṛṣṇa descends in every millennium just to give protection to His devotees and to annihilate the nondevotees. Nārāyaṇa Ṛṣi, being an incarnation of Kṛṣṇa, is also addressed as the well-wisher of the conditioned souls. As stated in the Bhagavad-gītā, everyone should know that there is no well-wisher like Kṛṣṇa. Everyone should understand that Lord Kṛṣṇa is the supreme well-wisher of everyone and should take shelter of Him. In this way one can become completely confident and satisfied, knowing that he has someone who is able to give him all protection. Kṛṣṇa Himself, His incarnations and His plenary expansions are all supreme well-wishers of the conditioned souls, but Kṛṣṇa is the well-wisher even of the demons, for He gave salvation to all the demons who came to kill Him in Vṛndāvana; therefore Kṛṣṇa’s welfare activities are absolute, for whether He annihilates a demon or gives protection to a devotee, the result of His activities is one and the same. It is said that the demon Pūtanā was elevated to the same position as that of Kṛṣṇa’s mother. When Kṛṣṇa kills a demon, the demon is supremely benefited, as much as a pure devotee is benefited by always being protected by the Lord.</text:p>
      <text:p text:style-name="P1"/>
      <text:p text:style-name="P1">Nārada Muni, after offering respects to Nārāyaṇa Ṛṣi, his spiritual master, went to the āśrama of Vyāsadeva, his disciple. Being properly received by Vyāsadeva in his āśrama and seated very comfortably, Nārada Muni narrated the entire story of what he had heard from Nārāyaṇa Ṛṣi. In this way Śukadeva Gosvāmī informed Mahārāja Parīkṣit of the answers to his questions regarding the essence of Vedic knowledge and what is considered to be the ultimate goal in the Vedas. The supreme goal of life is to achieve the transcendental blessings of the Supreme Personality of Godhead and thus become engaged in the loving service of the Lord. One should follow in the footsteps of Śukadeva Gosvāmī and all the other Vaiṣṇavas in the disciplic succession and should pay respectful obeisances unto Lord Kṛṣṇa, the Supreme Personality of Godhead, Hari. The four sects of Vaiṣṇava disciplic succession, namely the Madhva-sampradāya, the Rāmānuja-sampradāya, the Viṣṇu-svāmi-sampradāya and the Nimbārka-sampradāya, in pursuance of all Vedic conclusions, agree that one should surrender unto the Supreme Personality of Godhead.</text:p>
      <text:p text:style-name="P1"/>
      <text:p text:style-name="P1">The Vedic literatures are divided into two parts: the śrutis and the smṛtis. The śrutis are the four Vedas – Ṛg, Sāma, Atharva and Yajur – and the Upaniṣads, and the smṛtis are the Purāṇas and the Itihāsas like the Mahābhārata, which includes the Bhagavad-gītā. The conclusion of all these is that one should know Śrī Kṛṣṇa as the Supreme Personality of Godhead. He is the Parama-puruṣa, or the Supreme Personality of Godhead, under whose superintendence material nature works. For creation, maintenance and annihilation, the Supreme Lord incarnates into three – Lord Brahmā, Lord Viṣṇu and Lord Śiva – after manifesting the material cosmos. All of these take charge of the three qualities of material nature, but the ultimate direction is in the hand of Lord Viṣṇu. The complete activities of material nature under the three modes are conducted under the direction of the Supreme Personality of Godhead, Kṛṣṇa. This is confirmed in the Bhagavad-gītā (mayādhyakṣeṇa) and in the Vedas (sa aikṣata).</text:p>
      <text:p text:style-name="P1"><text:soft-page-break/></text:p>
      <text:p text:style-name="P1">The atheistic Sāṅkhyaite philosophers will of course offer their arguments that the material cosmic manifestation is due to prakṛti and puruṣa – material nature and the living entity, or the material cause and the effective cause. But Kṛṣṇa is the cause of all causes. He is the cause of both the material and the effective causes. Prakṛti and puruṣa are not the ultimate cause. Superficially it appears that a child is born due to the combination of the father and mother, but the ultimate cause of both the father and the mother is Kṛṣṇa. He is therefore the original cause, or the cause of all causes, as confirmed in the Brahma-saṁhitā.</text:p>
      <text:p text:style-name="P1"/>
      <text:p text:style-name="P1">Both the Supreme Lord and the living entities enter into the material nature. The Supreme Lord, Kṛṣṇa, by one of His plenary expansions, manifests as Kāraṇodaka-śāyī, Mahā-viṣṇu, the gigantic Viṣṇu form lying in the Causal Ocean. Then from that gigantic form of Mahā-viṣṇu, Garbhodaka-śāyī Viṣṇu expands and enters into every universe. From Him, Brahmā, Viṣṇu and Śiva expand. Viṣṇu as Kṣīrodaka-śāyī enters into the hearts of all living entities, as well as into all material elements, including the atom. The Brahma-saṁhitā says, aṇḍāntara-stha-paramāṇu-cayāntara-stham: “The Lord is within this universe and also within every atom.”</text:p>
      <text:p text:style-name="P1"/>
      <text:p text:style-name="P1">The living entity has a small material body taken in various species and forms, and similarly the whole universe is but the material body of the Supreme Personality of Godhead. This body is described in the śāstras as virāṭ-rūpa. As the individual living entity maintains his particular body, the Supreme Personality of Godhead maintains the whole cosmic creation, entering within it. As soon as the individual living entity leaves the material body, the body is immediately annihilated, and similarly as soon as Lord Viṣṇu leaves the cosmic manifestation, everything is annihilated. Therefore only when the individual living entity surrenders unto the Supreme Personality of Godhead is his liberation from material existence possible. This is confirmed in the Bhagavad-gītā: mām eva ye prapadyante māyām etāṁ taranti te. Surrendering unto the Supreme Personality of Godhead, and nothing else, is therefore the cause of liberation. How the living entity becomes liberated from the modes of material nature after surrendering unto the Supreme Personality of Godhead is illustrated by the example of a sleeping man within a room. When a man is sleeping, everyone sees that he is present within the room, but actually the man himself is not within that body, for while sleeping a man forgets his bodily existence, although others may see that his body is present. Similarly, a liberated person engaged in devotional service to the Lord may be seen by others to be engaged in the household duties of the material world, but since his consciousness is fixed in Kṛṣṇa, he does not live within this world. His engagements are different, exactly as the sleeping man’s engagements are different from his bodily engagements. It is confirmed in the Bhagavad-gītā that a devotee engaged full time in the transcendental loving service of the Lord has already surpassed the influence of the three modes of material nature. He is already situated on the Brahman platform and is in the transcendental realm, although he appears to be living within the body or within the material world.</text:p>
      <text:p text:style-name="P1"/>
      <text:p text:style-name="P1">In this connection, Śrīla Rūpa Gosvāmī states in his Bhakti-rasāmṛta-sindhu that the person whose only desire is to serve the Supreme Personality of Godhead may be situated in any condition in the material world, but he is to be understood as jīvan-mukta; that is to say, he is to be considered liberated while living within the body or the material world. The conclusion, therefore, is that a person fully engaged in Kṛṣṇa consciousness is a liberated person. Such a person actually has nothing to do with his material body or the material world. Those who are not in Kṛṣṇa consciousness are called karmīs and jñānīs, and they hover on the bodily and mental platforms and thus are not liberated. This situation is called kaivalya-nirasta-yoni. But a person situated on the transcendental platform is freed from the repetition of birth and death. This is confirmed in the Bhagavad-gītā, fourth chapter: “Simply by knowing the transcendental nature of the Supreme Personality of Godhead, Kṛṣṇa, one becomes free from the chains of the repetition of birth and death, and after quitting his present body he goes back home, back to Godhead.” This is the <text:soft-page-break/>conclusion of all the Vedas. Thus after understanding the prayers offered by the personified Vedas, one should surrender unto the lotus feet of Lord Kṛṣṇa.</text:p>
      <text:p text:style-name="P1"/>
      <text:p text:style-name="P1">Thus ends the Bhaktivedanta purport of the eighty-seventh chapter of Kṛṣṇa, “Prayers by the Personified Vedas.”</text:p>
      <text:p text:style-name="P1"/>
      <text:p text:style-name="P1"/>
      <text:p text:style-name="P1">CHAPTER 88</text:p>
      <text:p text:style-name="P1">The Deliverance of Lord Śiva</text:p>
      <text:p text:style-name="P1"/>
      <text:p text:style-name="P1">As a great devotee of Kṛṣṇa, King Parīkṣit was already liberated, but for clarification he was asking various questions of Śukadeva Gosvāmī. In the previous chapter, King Parīkṣit’s question was, “What is the ultimate goal of the Vedas?” And Śukadeva Gosvāmī explained the matter, giving authoritative descriptions from the disciplic succession, from Sanandana down to Nārāyaṇa Ṛṣi, Nārada, Vyāsadeva and then Śukadeva himself. The conclusion was that devotional service, or bhakti, is the ultimate goal of the Vedas. A neophyte devotee may question, “If the ultimate goal of life, or the conclusion of the Vedas, is to elevate oneself to the platform of devotional service, then why is it observed that a devotee of Lord Viṣṇu is generally not very prosperous materially, whereas a devotee of Lord Śiva is found to be very opulent?” In order to clarify this matter, Parīkṣit Mahārāja asked Śukadeva Gosvāmī, “My dear Śukadeva Gosvāmī, it is generally found that those who engage in the worship of Lord Śiva, whether in human, demoniac or demigod society, become materially very opulent, although Lord Śiva himself lives just like a poverty-stricken person. On the other hand, the devotees of Lord Viṣṇu, who is the controller of the goddess of fortune, do not appear very prosperous, and sometimes they are even found living without any material opulence at all. Lord Śiva lives underneath a tree or in the snow of the Himalayan Mountains. He does not even construct a house for himself, but still the worshipers of Lord Śiva are very rich. Kṛṣṇa, or Lord Viṣṇu, however, lives very opulently, whether in Vaikuṇṭha or in the material world, but His devotees appear poverty-stricken. Why is this so?”</text:p>
      <text:p text:style-name="P1"/>
      <text:p text:style-name="P1">Mahārāja Parīkṣit’s question is very intelligent. The two classes of devotees, namely the devotees of Lord Śiva and the devotees of Lord Viṣṇu, are always in disagreement. Even today in India these two classes of devotees still criticize each other, and especially in South India the followers of Rāmānujācārya and the followers of Śaṅkarācārya hold occasional meetings for understanding the Vedic conclusion. Generally, the followers of Rāmānujācārya come out victorious in such meetings. So Parīkṣit Mahārāja wanted to clarify the situation by asking this question of Śukadeva Gosvāmī. That Lord Śiva lives as a poor man although his devotees appear very opulent, whereas Lord Kṛṣṇa, or Lord Viṣṇu, is always opulent and yet His devotees appear poverty-stricken, is a situation which appears contradictory and puzzling to a discriminating person.</text:p>
      <text:p text:style-name="P1"/>
      <text:p text:style-name="P1">Replying to King Parīkṣit’s inquiry, Śukadeva Gosvāmī said that Lord Śiva is the master of the material energy. The material energy is represented by Goddess Durgā, and because Lord Śiva happens to be her husband, Goddess Durgā is completely under his subjugation. Thus Lord Śiva is understood to be the master of the material energy. The material energy is manifested in three qualities, namely goodness, passion and ignorance, and therefore Lord Śiva is the master of these three qualities. Although he is in association with these qualities for the benefit of the conditioned soul, Lord Śiva is their director and is not affected. In other words, although the conditioned soul is affected by the three qualities, Lord Śiva, being their master, is not.</text:p>
      <text:p text:style-name="P1"/>
      <text:p text:style-name="P1">From the statements of Śukadeva Gosvāmī we can understand that the effects of worshiping different demigods are not, as some less intelligent persons suppose, the same as the effects of worshiping Lord Viṣṇu. Śukadeva Gosvāmī clearly states that by worshiping Lord Śiva one achieves one reward whereas by worshiping Lord Viṣṇu one achieves a different reward. This is <text:soft-page-break/>confirmed in the Bhagavad-gītā: “Those who worship the different demigods achieve the desired results the respective demigods can reward. Similarly, those who worship the material energy receive the suitable reward for such activities, and those who worship the pitṛs receive similar results. But those who engage in devotional service, or worship, of the Supreme Lord – Viṣṇu or Kṛṣṇa – go to the Vaikuṇṭha planets or Kṛṣṇaloka.” One cannot approach the transcendental region, or paravyoma, the spiritual sky, by worshiping Lord Śiva or Brahmā or any other demigod.</text:p>
      <text:p text:style-name="P1"/>
      <text:p text:style-name="P1">Since this material world is a product of the three qualities of material nature, all varieties of manifestations come from those three qualities. With the aid of materialistic science, modern civilization has created many machines and comforts, yet they are only varieties of the interactions of the three material qualities. Although the devotees of Lord Śiva are able to obtain many material acquisitions, we should know that such devotees are simply collecting products manufactured by the three qualities. The three qualities are again subdivided into sixteen, namely the ten senses (five working senses and five knowledge-acquiring senses), the mind, and the five elements (earth, water, fire, air and sky). These sixteen items are extensions of the three qualities. Material happiness or opulence means gratification of the senses, especially the genitals, the tongue and the mind. By exercising our minds we create many pleasurable things just for enjoyment by the genitals and the tongue. The opulence of a person within this material world is estimated in terms of his exercise of the genitals and the tongue, or, in other words, how well he is able to utilize his sexual capacities and how well he is able to satisfy his fastidious taste by eating palatable dishes. Material advancement of civilization necessitates creating objects of enjoyment by mental concoction just to become happy on the basis of these two principles: pleasures for the genitals and pleasures for the tongue. Herein lies the answer to King Parīkṣit’s question to Śukadeva Gosvāmī as to why the worshipers of Lord Śiva are so opulent.</text:p>
      <text:p text:style-name="P1"/>
      <text:p text:style-name="P1">The devotees of Lord Śiva are opulent only in terms of the material qualities. Factually, such so-called advancement of civilization is the cause of entanglement in material existence. It is actually not advancement but degradation. The conclusion is that because Lord Śiva is the master of the three qualities, his devotees are given things manufactured by the interactions of these qualities for the satisfaction of the senses. In the Bhagavad-gītā, however, we get instruction from Lord Kṛṣṇa that one has to transcend this qualitative existence. Nistrai-guṇyo bhavārjuna: the mission of human life is to become transcendental to the three qualities. Unless one is nistrai-guṇya, he cannot get free from material entanglement. In other words, favors received from Lord Śiva are not actually beneficial to the conditioned souls, although materially such facilities seem opulent.</text:p>
      <text:p text:style-name="P1"/>
      <text:p text:style-name="P1">Śukadeva Gosvāmī continued, “The Supreme Personality of Godhead, Hari, is transcendental to the three qualities of material nature.” In the Bhagavad-gītā the Lord states that anyone who surrenders unto Him surpasses the control of the three qualities of material nature. Therefore, since Hari’s devotees are transcendental to the control of the three material qualities, certainly He Himself is transcendental. In Śrīmad-Bhāgavatam it is therefore stated that Hari, or Kṛṣṇa, is the original Supreme Personality. There are two kinds of prakṛtis, or potencies, namely the internal potency and the external potency, and Kṛṣṇa is the overlord of both. He is sarva-dṛk, or the overseer of all the actions of the internal and external potencies, and He is also described as upadraṣṭā, the supreme advisor. Because He is the supreme advisor, He is above all the demigods, who merely follow the directions of the supreme advisor. As such, if one directly follows the instructions of the Supreme Lord, as inculcated in the Bhagavad-gītā and Śrīmad-Bhāgavatam, then one gradually becomes nirguṇa, or above the interactions of the material qualities. To be nirguṇa means to be bereft of material opulences because, as we have explained, material opulence means an increase of the actions and reactions of the three material qualities. By worshiping the Supreme Personality of Godhead, instead of being puffed up with material opulences one becomes enriched with spiritual advancement of knowledge in Kṛṣṇa consciousness. To become nirguṇa means to achieve eternal <text:soft-page-break/>peace, fearlessness, religiousness, knowledge and renunciation. All these are symptoms of becoming free from the contamination of the material qualities.</text:p>
      <text:p text:style-name="P1"/>
      <text:p text:style-name="P1">Śukadeva Gosvāmī, in answering Parīkṣit Mahārāja’s question, went on to cite a historical instance regarding Parīkṣit Mahārāja’s grandfather, King Yudhiṣṭhira. He said that after finishing the Aśvamedha sacrifice in the great sacrificial arena, King Yudhiṣṭhira, in the presence of great authorities, inquired from Lord Kṛṣṇa on that very same point: how is it that the devotees of Lord Śiva become materially opulent, whereas the devotees of Lord Viṣṇu do not? Śukadeva Gosvāmī specifically referred to King Yudhiṣṭhira as “your grandfather” so that Mahārāja Parīkṣit would be encouraged to think that he was related to Kṛṣṇa and that his grandfathers were intimately connected with the Supreme Personality of Godhead.</text:p>
      <text:p text:style-name="P1"/>
      <text:p text:style-name="P1">Although by nature Kṛṣṇa is always very satisfied, when Mahārāja Yudhiṣṭhira asked this question the Lord became even more satisfied because this question and its answer would bear a great meaning for the entire Kṛṣṇa conscious society. Whenever Lord Kṛṣṇa speaks about something to a specific devotee, it is meant not only for that devotee but for all devotees, and indeed for the entire human society. Instructions by the Supreme Personality of Godhead are important even to Lord Brahmā, Lord Śiva and the other demigods, and if one does not take advantage of the instructions of the Supreme Personality of Godhead, who descends within this world for the benefit of all living entities, he is certainly very unfortunate.</text:p>
      <text:p text:style-name="P1"/>
      <text:p text:style-name="P1">Lord Kṛṣṇa answered the question of Mahārāja Yudhiṣṭhira as follows: “If I especially favor a devotee and especially wish to care for him, the first thing I do is take away his riches. When the devotee becomes a penniless pauper or is put into a comparatively poverty-stricken position, his relatives and family members no longer take interest in him, and in most cases they give up their connection with him. The devotee then becomes doubly unhappy.” First of all the devotee becomes unhappy because his riches have been taken away by Kṛṣṇa, and he is made even more unhappy when his relatives desert him because of his poverty. We should note, however, that when a devotee falls into a miserable condition in this way, it is not due to past impious activities, known as karma-phala; the poverty of the devotee is a creation of the Personality of Godhead. Similarly, when a devotee becomes materially opulent, that is also not due to his pious activities. In either case, whether the devotee becomes poorer or richer, the arrangement is made by the Supreme Personality of Godhead. This arrangement is especially made by Kṛṣṇa for His devotee just to make him completely dependent upon Him and to free him from all material obligations. He can then concentrate his energies, mind and body – everything – for the service of the Lord, and that is pure devotional service. In the Nārada Pañcarātra it is therefore explained, sarvopādhi-vinirmuktam, which means “being freed from all designations.” Works performed for family, society, community, nation or humanity are all designated: “I belong to this society,” “I belong to this community,” “I belong to this nation,” “I belong to this species of life.” Such identities are all merely designations. When by the grace of the Lord a devotee is freed from all designations, his devotional service is actually naiṣkarmya. Jñānīs are very much attracted by the position of naiṣkarmya, in which one’s actions no longer have any material effect. The devotee’s activities are freed from material effects, and so these activities are no longer in the category of karma-phalam, or fruitive activities. As explained before by the personified Vedas, the happiness and distress of a devotee are produced by the Personality of Godhead, and the devotee therefore does not care whether he is in happiness or in distress. He goes on with his duties in executing devotional service. Although his behavior seems to be subject to the actions and reactions of fruitive activities, he is actually freed from the results of action.</text:p>
      <text:p text:style-name="P1"/>
      <text:p text:style-name="P1">It may be questioned why a devotee is put into such tribulation by the Personality of Godhead. The answer is that this kind of arrangement by the Lord is just like a father’s sometimes becoming unkind to his sons. Because the devotee is a surrendered soul and is taken charge of by the Supreme <text:soft-page-break/>Lord, whatever condition of life the Lord puts him in – whether one of distress or of happiness – it is to be understood that behind this arrangement is a large plan designed by the Personality of Godhead. For example, Lord Kṛṣṇa put the Pāṇḍavas into a distressed condition so acute that even grandfather Bhīṣma could not comprehend how such distress could occur. He lamented that although the whole Pāṇḍava family was headed by King Yudhiṣṭhira, the most pious king, and protected by the two great warriors Bhīma and Arjuna, and although, above all, the Pāṇḍavas were all intimate friends and relatives of Lord Kṛṣṇa, they still had to undergo such tribulations. Later, however, it was proved that this was planned by the Supreme Personality of Godhead, Kṛṣṇa, as part of His great mission to annihilate the miscreants and protect the devotees.</text:p>
      <text:p text:style-name="P1"/>
      <text:p text:style-name="P1">Another question may be raised: What is the difference between a devotee and a common man, since both are put into different kinds of happy and distressful conditions – the devotee by the arrangement of the Personality of Godhead, and the common man as a result of his past deeds? How is the devotee any better than the ordinary karmī? The answer is that the karmīs and the devotees are not on the same level. In whatever condition of life the karmī may be, he continues in the cycle of birth and death because the seed of karma, or fruitive activity, is there, and it fructifies whenever there is an opportunity. By the law of karma a common man is perpetually entangled in repeated birth and death, whereas a devotee’s distress and happiness, not being under the laws of karma, are part of a temporary arrangement by the Supreme Lord which does not entangle the devotee. Such an arrangement is made by the Lord only to serve a temporary purpose. If a karmī performs auspicious acts he is elevated to the heavenly planets, and if he acts impiously he is put into a hellish condition. But whether a devotee acts in a so-called pious or impious manner, he is neither elevated nor degraded but is transferred to the spiritual kingdom. Therefore a devotee’s happiness and distress and a karmī’s happiness and distress are not on the same level. This fact is corroborated by a speech by Yamarāja to his servants in connection with the liberation of Ajāmila. Yamarāja advised his followers that they should approach only those persons who have never uttered the holy name of the Lord or remembered the form, qualities and pastimes of the Lord. Yamarāja also advised his servants never to approach the devotees. On the contrary, he instructed his messengers that if they meet a devotee they should offer their respectful obeisances. So there is no question of a devotee’s being promoted or degraded within this material world. As there is a gulf of difference between the punishment awarded by the mother and the punishment awarded by an enemy, so a devotee’s distress is not the same as the distress of a common karmī.</text:p>
      <text:p text:style-name="P1"/>
      <text:p text:style-name="P1">Here another question may be raised: If the Supreme Lord is all-powerful, why should He try to reform His devotee by putting him in distress? The answer is that when the Supreme Personality of Godhead puts His devotee in distress, it is not without purpose. Sometimes the purpose is that in distress a devotee’s feelings of attachment to Kṛṣṇa are magnified. For example, when Kṛṣṇa, before leaving the capital of the Pāṇḍavas for His home, asked Kuntīdevī for permission to leave, she said, “My dear Kṛṣṇa, in our distress You were always present with us. Now, because we have been elevated to a royal position, You are leaving us. I would therefore prefer to live in distress than to lose You.” When a devotee is put into a situation of distress, his devotional activities are accelerated. Therefore, to show special favor to a devotee, the Lord sometimes puts him into distress. Besides that, it is stated that the sweetness of happiness is sweeter to those who have tasted bitterness. The Supreme Lord descends to this material world just to protect His devotees from distress. In other words, if devotees were not in a distressed condition, the Lord would not have come down. As for His killing the demons, or miscreants, this can be easily done by His various energies, just as many asuras are killed by His external energy, Goddess Durgā. Therefore the Lord does not need to come down personally to kill such demons, but when His devotee is in distress He must come. Lord Nṛsiṁhadeva appeared not in order to kill Hiraṇyakaśipu but to save Prahlāda and to give him blessings. In other words, because Prahlāda Mahārāja was put into very great distress, the Lord appeared.</text:p>
      <text:p text:style-name="P1"/>
      <text:p text:style-name="P1"><text:soft-page-break/>When after the dense, dark night there is finally sunrise in the morning, it is very pleasant; when there is scorching heat, cold water is very pleasant; and when there is freezing winter, hot water is very pleasant. Similarly, when a devotee, after experiencing the distress of the material world, relishes the spiritual happiness awarded by the Lord, his position is still more pleasant and enjoyable.</text:p>
      <text:p text:style-name="P1"/>
      <text:p text:style-name="P1">The Lord continued, “When My devotee is bereft of all material riches and is deserted by his relatives, friends and family members, because he has no one to look after him he completely takes shelter of the lotus feet of the Lord.” Śrīla Narottama dāsa Ṭhākura has sung in this connection, “My dear Lord Kṛṣṇa, O son of Nanda Mahārāja, You are now standing before me with Śrīmatī Rādhārāṇī, the daughter of King Vṛṣabhānu. I am now surrendering unto You. Please accept me. Please do not kick me away. I have no shelter other than You.”</text:p>
      <text:p text:style-name="P1"/>
      <text:p text:style-name="P1">When a devotee is thus put into so-called miserable conditions and bereft of riches and family, he tries to revive his original position of material opulence. But although he tries again and again, Kṛṣṇa again and again takes away all his resources. Thus he finally becomes disappointed in material activities, and in that stage of frustration in all endeavors, he can fully surrender unto the Supreme Personality of Godhead. Such persons are advised by the Lord from within to associate with devotees. By associating with devotees they naturally become inclined to render service to the Personality of Godhead, and they immediately get all facilities from the Lord to advance in Kṛṣṇa consciousness. The nondevotees, however, are very careful about preserving their material condition of life. Generally, therefore, such nondevotees do not come to worship the Supreme Personality of Godhead, but worship Lord Śiva or other demigods for immediate material profit. In the Bhagavad-gītā it is said, therefore, kāṅkṣantaḥ karmaṇāṁ siddhiṁ yajanta iha devatāḥ: “The karmīs, in order to achieve success within this material world, worship the various demigods.” It is also stated by Lord Kṛṣṇa that those who worship the demigods are not mature in their intelligence. The devotees of the Supreme Personality of Godhead, therefore, because of their strong attachment for Him, do not foolishly go to the demigods.</text:p>
      <text:p text:style-name="P1"/>
      <text:p text:style-name="P1">Lord Kṛṣṇa said to King Yudhiṣṭhira, “My devotee is not deterred by any adverse conditions of life; he always remains firm and steady. Therefore I give Myself to him, and I favor him so that he can achieve the highest success of life.” The mercy bestowed upon the tried devotee by the Supreme Personality is described as brahma, which indicates that the greatness of that mercy can be compared only to the all-pervasive greatness of Brahman. Brahma means unlimitedly great and unlimitedly expanding. That mercy is also described as paramam, for it has no comparison within this material world, and it is also called sūkṣmam, very fine. Not only is the Lord’s mercy upon the tried devotee great and unlimitedly expansive, but it is of the finest quality of transcendental love between the devotee and the Lord. Such mercy is further described as cin-mātram, completely spiritual. The use of the word mātram indicates absolute spirituality, with no tinge of material qualities. That mercy is also called sat (eternal) and anantakam (unlimited). Since the devotee of the Lord is awarded such unlimited spiritual benefit, why should he worship the demigods? A devotee of Kṛṣṇa does not worship Lord Śiva or Brahmā or any other, subordinate demigod. He completely devotes himself to the transcendental loving service of the Supreme Personality of Godhead.</text:p>
      <text:p text:style-name="P1"/>
      <text:p text:style-name="P1">Śukadeva Gosvāmī continued, “The demigods, headed by Lord Brahmā and Lord Śiva and including Lord Indra, Candra, Varuṇa and others, are apt to be very quickly satisfied or very quickly angered by the good or ill behavior of their devotees. But this is not so with the Supreme Personality of Godhead, Viṣṇu.” This means that every living entity within this material world, including the demigods, is conducted by the three modes of material nature, and therefore the qualities of ignorance and passion are very prominent within the material world. Those devotees who take blessings from the demigods are also infected with the material qualities, especially passion and ignorance. Lord Śrī Kṛṣṇa has therefore stated in the Bhagavad-gītā that to take <text:soft-page-break/>blessings from the demigods is less intelligent because when one takes benedictions from the demigods the results of such benedictions are temporary. It is easy to get material opulence by worshiping the demigods, but the result is sometimes disastrous. As such, the benedictions derived from demigods are appreciated only by the less intelligent class of men. Persons who derive benedictions from the demigods gradually become puffed up with material opulence and neglectful of their benefactors.</text:p>
      <text:p text:style-name="P1"/>
      <text:p text:style-name="P1">Śukadeva Gosvāmī addressed King Parīkṣit thus: “My dear King, Lord Brahmā, Lord Viṣṇu and Lord Śiva, the principal trio of the material creation, are able to bless or curse anyone. Of this trio, Lord Brahmā and Lord Śiva are very easily satisfied but also very easily angered. When satisfied they give benedictions without consideration, and when angry they curse the devotee without consideration. But Lord Viṣṇu is not like that. Lord Viṣṇu is very considerate. Whenever a devotee wants something from Lord Viṣṇu, Lord Viṣṇu first considers whether such a benediction will ultimately be good for the devotee. Lord Viṣṇu never bestows any benediction which will ultimately prove disastrous to the devotee. By His transcendental nature, He is always merciful; therefore, before giving any benediction, He considers whether it will prove beneficial for the devotee. Since the Supreme Personality of Godhead is always merciful, even when it appears that He has killed a demon, or even when He apparently becomes angry toward a devotee, His actions are always auspicious. The Supreme Personality of Godhead is therefore known as all good. Whatever He does is good.”</text:p>
      <text:p text:style-name="P1"/>
      <text:p text:style-name="P1">As for the benedictions given by demigods like Lord Śiva, there is the following historical incident cited by great sages. Once, Lord Śiva, after giving a benediction to a demon named Vṛkāsura, the son of Śakuni, was himself entrapped in a very dangerous position. Vṛkāsura was searching after a benediction and trying to decide which of the three presiding deities to worship in order to get it. In the meantime he happened to meet the great sage Nārada and consulted with him as to whom he should approach to achieve quick results from his austerity. He inquired, “Of the three deities, namely Lord Brahmā, Lord Viṣṇu and Lord Śiva, who is most quickly satisfied?” Nārada could understand the plan of the demon, and he advised him, “You had better worship Lord Śiva; then you will quickly get the desired result. Lord Śiva is very quickly satisfied and very quickly dissatisfied also. So you try to satisfy Lord Śiva.” Nārada also cited instances wherein demons like Rāvaṇa and Bāṇāsura were enriched with great opulences simply by satisfying Lord Śiva with prayers. Because the great sage Nārada was aware of the nature of the demon Vṛkāsura, he did not advise him to approach Viṣṇu or Lord Brahmā. Persons such as Vṛkāsura, who are situated in the material mode of ignorance, cannot stick to the worship of Viṣṇu.</text:p>
      <text:p text:style-name="P1"/>
      <text:p text:style-name="P1">After receiving instruction from Nārada, the demon Vṛkāsura went to Kedāranātha. The pilgrimage site of Kedāranātha still exists near Kashmir. It is almost always covered by snow, but for part of the year, during the month of July, it is possible to see the deity, and devotees go there to offer their respects. Kedāranātha is for the devotees of Lord Śiva. According to the Vedic principle, when something is offered to the deities to eat, it is offered in a fire. Therefore a fire sacrifice is necessary in all sorts of ceremonies. It is specifically stated in the śāstras that gods are to be offered something to eat through the fire. The demon Vṛkāsura therefore went to Kedāranātha and ignited a sacrificial fire to please Lord Śiva.</text:p>
      <text:p text:style-name="P1"/>
      <text:p text:style-name="P1">After igniting the fire in the name of Lord Śiva, to please him Vṛkāsura began to offer his own flesh by cutting it from his body. Here is an instance of worship in the mode of ignorance. In the Bhagavad-gītā, different types of sacrifices are mentioned. Some sacrifices are in the mode of goodness, some are in the mode of passion, and some are in the mode of ignorance. There are different kinds of tapasya and worship because there are different kinds of people within this world. But the ultimate tapasya, Kṛṣṇa consciousness, is the topmost yoga and the topmost sacrifice. As <text:soft-page-break/>confirmed in the Bhagavad-gītā, the topmost yoga is to think always of Lord Kṛṣṇa within the heart, and the topmost sacrifice is to perform the saṅkīrtana-yajña.</text:p>
      <text:p text:style-name="P1"/>
      <text:p text:style-name="P1">In the Bhagavad-gītā it is stated that the worshipers of the demigods have lost their intelligence. As revealed later in this chapter, Vṛkāsura wanted to satisfy Lord Śiva for a third-class materialistic objective, which was temporary and without real benefit. The asuras, or persons within the mode of ignorance, will accept such benedictions from the demigods. In complete contrast to this sacrifice in the mode of ignorance, the arcana-vidhi process for worshiping Lord Viṣṇu or Kṛṣṇa is very simple. Lord Kṛṣṇa says in the Bhagavad-gītā that He accepts from His devotee even a little fruit, a flower or some water, which can be gathered by any person, rich or poor. Of course, those who are rich are not expected to offer only a little water, a little piece of fruit or a little leaf to the Lord; a rich man should offer according to his position. But if the devotee happens to be a very poor man, the Lord will accept even the most meager offering. The worship of Lord Viṣṇu or Kṛṣṇa is very simple, and it can be executed by anyone in this world. But worship in the mode of ignorance, as exhibited by Vṛkāsura, is not only very difficult and painful but is also a useless waste of time. Therefore the Bhagavad-gītā says that the worshipers of the demigods are bereft of intelligence; their process of worship is very difficult, and at the same time the result obtained is flickering and temporary.</text:p>
      <text:p text:style-name="P1"/>
      <text:p text:style-name="P1">Although Vṛkāsura continued his sacrifice for six days, he was unable to personally see Lord Śiva, which was his objective; he wanted to see him face to face and ask him for a benediction. Here is another contrast between demons and devotees. A devotee is confident that whatever he offers to the Deity in full devotional service is accepted by the Lord, but a demon wants to see his worshipable deity face to face so that he can directly take the benediction. A devotee does not worship Viṣṇu or Lord Kṛṣṇa for any benediction. Therefore a devotee is called akāma, free of desire, and a nondevotee is called sarva-kāma, or desirous of everything. On the seventh day, the demon Vṛkāsura decided that he should cut off his head and offer it to satisfy Lord Śiva. Thus he took a bath in a nearby lake, and without drying his body and hair, he prepared to cut off his head. According to the Vedic system, an animal to be offered as a sacrifice has to be bathed first, and while the animal is wet it is sacrificed. When the demon was thus preparing to cut off his head, Lord Śiva became very compassionate. This compassion is a symptom of the quality of goodness. Lord Śiva is called tri-liṅga, “a mixture of the three material qualities.” Therefore his manifestation of the nature of compassion is a sign of the quality of goodness. This compassion, however, is present in every living entity. The compassion of Lord Śiva was aroused not because the demon was offering his flesh into the sacrificial fire but because he was about to commit suicide. This is natural compassion. Even if a common man sees someone preparing to commit suicide, he will try to save him. He does so automatically. There is no need to appeal to him. Therefore when Lord Śiva appeared from the fire to check the demon from suicide, it was not done as a very great favor to him.</text:p>
      <text:p text:style-name="P1"/>
      <text:p text:style-name="P1">Lord Śiva’s touch saved the demon from committing suicide; his bodily injuries immediately healed, and his body became as it was before. Then Lord Śiva told the demon, “My dear Vṛkāsura, you do not need to cut off your head. You may ask from me any benediction you like, and I shall fulfill your desire. I do not know why you wanted to cut off your head to satisfy me. I become satisfied even by an offering of a little water.” Actually, according to the Vedic process, the śiva-liṅga in the temple or the form of Lord Śiva in the temple is worshiped simply by offering Ganges water, because it is said that Lord Śiva is greatly satisfied when Ganges water is poured upon his head. Generally, devotees offer Ganges water and the leaves of the bilva tree, which are especially meant for offering to Lord Śiva and Goddess Durgā. The fruit of this tree is also offered to Lord Śiva. Lord Śiva assured Vṛkāsura that he is satisfied by a very simple process of worship. Why then was he so eager to cut off his head, and why was he taking so much pain by cutting his body to pieces and offering it in the fire? There was no need of such severe penances. Anyway, out of compassion and sympathy, Lord Śiva prepared to give him any benediction he liked.</text:p>
      <text:p text:style-name="P1"><text:soft-page-break/></text:p>
      <text:p text:style-name="P1">When the demon was offered this facility by Lord Śiva, he asked for a fearful and abominable benediction. The demon was very sinful, and sinful persons do not know what sort of benediction should be asked from the deity. Therefore he asked Lord Śiva to bless him with such power that as soon as he would touch anyone’s head, it would immediately crack and the man would die. The demons are described in the Bhagavad-gītā as duṣkṛtīs, or miscreants. Kṛtī means “very meritorious,” but when duḥ is added it means “abominable.” Instead of surrendering unto the Supreme Personality of Godhead, the duṣkṛtīs worship different demigods to derive abominable material benefits. Although the duṣkṛtīs have brain power and merit, their merit and brain power are used for abominable activities. Sometimes, for example, materialistic scientists invent a lethal weapon. The scientific research for such an invention certainly requires a very good brain, but instead of inventing something beneficial to human society they invent something to accelerate death, which is already assured to every man. They cannot show their meritorious power by inventing something which can save man from death; instead they invent weapons which accelerate the process of death. Similarly, Vṛkāsura, instead of asking Lord Śiva for something beneficial to human society, asked for something very dangerous to human society. Lord Śiva is powerful enough to give any benediction, so the demon could have asked something beneficial from him, but for his personal interest he asked that anyone whose head would be touched by his hand would at once die. Lord Śiva could understand the motive of the demon, and he was very sorry that he had assured him whatever benediction he liked. He could not withdraw his promise, but he was very sorry in his heart that he was to offer him a benediction so dangerous to human society. Devotees of the Personality of Godhead never ask any benediction from Lord Viṣṇu, or Kṛṣṇa, and even if they ask something from the Lord, it is not at all dangerous for human society. That is the difference between the demons and the devotees, or the worshipers of Lord Śiva and the worshipers of Lord Viṣṇu.</text:p>
      <text:p text:style-name="P1"/>
      <text:p text:style-name="P1">While Śukadeva Gosvāmī was narrating the history of Vṛkāsura, he addressed Mahārāja Parīkṣit as Bhārata, referring to King Parīkṣit’s birth in a family of devotees. Mahārāja Parīkṣit was saved by Lord Kṛṣṇa while in his mother’s womb. Later, he could have asked Lord Kṛṣṇa to save him again, from the curse of a brāhmaṇa, but he did not do so. The demon, however, wanted to become immortal by killing everyone with the touch of his hand. Lord Śiva could understand this, but because he had promised, he gave him the benediction.</text:p>
      <text:p text:style-name="P1"/>
      <text:p text:style-name="P1">The demon, however, being very sinful, immediately decided that he would use the benediction to kill Lord Śiva and take away Gaurī (Pārvatī) for his personal enjoyment. He immediately decided to place his hand on the head of Lord Śiva. Thus Lord Śiva was put into an awkward position because he was endangered by his own benediction to a demon. This is an instance of a materialistic devotee’s misusing the power derived from the demigods.</text:p>
      <text:p text:style-name="P1"/>
      <text:p text:style-name="P1">Without further deliberation, the demon Vṛkāsura approached Lord Śiva to place his hand on Lord Śiva’s head. Lord Śiva was so afraid of him that his body trembled, and he fled from the land to the sky and from the sky to other planets, until he reached the limits of the universe, above the higher planetary systems. Lord Śiva fled from one place to another, but the demon Vṛkāsura continued to chase him. The predominating deities of other planets, such as Brahmā, Indra and Candra, could not find any way to save Lord Śiva from the impending danger. Wherever Lord Śiva went, they remained silent.</text:p>
      <text:p text:style-name="P1"/>
      <text:p text:style-name="P1">At last Lord Śiva approached Lord Viṣṇu, who is situated within this universe on the planet known as Śvetadvīpa. Śvetadvīpa is the local Vaikuṇṭha planet, beyond the jurisdiction of the influence of the external energy. Lord Viṣṇu in His all-pervasive feature remains everywhere, but wherever He remains personally is the Vaikuṇṭha atmosphere. In the Bhagavad-gītā it is stated that the Lord remains within the heart of all living entities. As such, the Lord remains within the heart of many <text:soft-page-break/>lowborn living entities, but that does not mean He is lowborn. Wherever He remains is transformed into Vaikuṇṭha. So the planet within this universe known as Śvetadvīpa is also Vaikuṇṭha-loka. It is said in the śāstras that residential quarters within the forest are in the mode of goodness, residential quarters in big cities, towns and villages are in the mode of passion, and residential quarters in an atmosphere wherein indulgence in the four sinful activities of illicit sex, intoxication, meat-eating and gambling predominates are in the mode of ignorance. But residential quarters in a temple of Viṣṇu, the Supreme Lord, are in Vaikuṇṭha. It doesn’t matter where the temple is situated; the temple itself, wherever it may be, is Vaikuṇṭha. Similarly, the Śvetadvīpa planet, although within the material jurisdiction, is Vaikuṇṭha.</text:p>
      <text:p text:style-name="P1"/>
      <text:p text:style-name="P1">Lord Śiva finally entered Śvetadvīpa Vaikuṇṭha. In Śvetadvīpa there are great saintly persons who are completely freed from the envious nature of the material world and are beyond the jurisdiction of the four principles of material activity, namely religiosity, economic development, sense gratification and liberation. Anyone who enters into that Vaikuṇṭha planet never returns to this material world. Lord Nārāyaṇa is celebrated as a lover of His devotees, and as soon as He understood that Lord Śiva was in great danger, He appeared as a brahmacārī and personally approached Lord Śiva to receive him from a distant place. The Lord appeared as a perfect brahmacārī, with a belt around His waist, a sacred thread, a deerskin, a brahmacārī stick and raudra beads. (Raudra beads are different from tulasī beads. Raudra beads are used by the devotees of Lord Śiva.) Dressed as a brahmacārī, Lord Nārāyaṇa stood before Lord Śiva. The shining effulgence emanating from His body attracted not only Lord Śiva but also the demon Vṛkāsura.</text:p>
      <text:p text:style-name="P1"/>
      <text:p text:style-name="P1">Lord Nārāyaṇa offered His respects and obeisances unto Vṛkāsura just to attract his sympathy and attention. Thus stopping the demon, the Lord addressed him as follows: “My dear son of Śakuni, you appear very tired, as if coming from a very distant place. What is your purpose? Why have you come so far? I see that you are fatigued, so I request you to take a little rest. You should not unnecessarily tire your body. Everyone greatly values his body because only with the body can one fulfill all the desires of one’s mind. We should not, therefore, unnecessarily give trouble to the body.”</text:p>
      <text:p text:style-name="P1"/>
      <text:p text:style-name="P1">The brahmacārī addressed Vṛkāsura as the son of Śakuni just to convince him that He was known to his father, Śakuni. Vṛkāsura then took the brahmacārī to be someone known to his family, and therefore the brahmacārī’s sympathetic words appealed to him. Before the demon could argue that he had no time to take rest, the Lord informed him about the importance of the body, and the demon was convinced. Any man, especially a demon, takes his body to be very important. Thus Vṛkāsura became convinced about the importance of his body.</text:p>
      <text:p text:style-name="P1"/>
      <text:p text:style-name="P1">Then, just to pacify the demon, the brahmacārī told him, “My dear lord, if you think that you can disclose the mission for which you have taken the trouble to come here, maybe I shall be able to help you so that your purpose will be easily served.” Indirectly, the Lord informed him that because the Lord is the Supreme Brahman, He would certainly be able to adjust the awkward situation created by Lord Śiva.</text:p>
      <text:p text:style-name="P1"/>
      <text:p text:style-name="P1">The demon was greatly pacified by the sweet words of Lord Nārāyaṇa in the form of a brahmacārī, and at last he disclosed all that had happened in regard to the benediction offered by Lord Śiva. The Lord replied to the demon as follows: “I Myself cannot believe that Lord Śiva has in truth given you such a benediction. As far as I know, Lord Śiva is not in a sane mental condition. When he had a quarrel with his father-in-law, Dakṣa, he was cursed to become a piśāca (ghost). Thus he has become the leader of the ghosts and hobgoblins. Therefore I cannot put any faith in his words. But if you still have faith in the words of Lord Śiva, my dear king of the demons, then why don’t you make an experiment by putting your hand on your own head? If the benediction proves false, then <text:soft-page-break/>you can at once kill this liar, Lord Śiva, so that in the future he will not dare give out false benedictions.”</text:p>
      <text:p text:style-name="P1"/>
      <text:p text:style-name="P1">In this way, by Lord Nārāyaṇa’s sweet words and by the expansion of His superior illusion, the demon became bewildered, and he actually forgot the power of Lord Śiva and his benediction. He was thus very easily persuaded to put his hand on his own head. As soon as the demon did that, his head cracked, as if struck by a thunderbolt, and he immediately died. The demigods from heaven showered flowers on Lord Nārāyaṇa, praising Him with shouts of “All glories!” and “All thanksgiving!” and they offered their obeisances to the Lord. On the death of Vṛkāsura, all the denizens in the higher planetary systems, namely the demigods, the pitṛs, the Gandharvas and the inhabitants of Janaloka, showered flowers on the Personality of Godhead.</text:p>
      <text:p text:style-name="P1"/>
      <text:p text:style-name="P1">Thus Lord Viṣṇu in the form of a brahmacārī released Lord Śiva from the impending danger and saved the whole situation. Lord Nārāyaṇa then informed Lord Śiva that this demon, Vṛkāsura, was killed as the result of his sinful activities. He was especially sinful and offensive because he wanted to experiment on his own master, Lord Śiva. Lord Nārāyaṇa then told Lord Śiva, “My dear lord, a person who commits an offense to great souls cannot continue to exist. He is vanquished by his own sinful activities, and this is certainly true of this demon, who has committed such an offensive act against you.”</text:p>
      <text:p text:style-name="P1"/>
      <text:p text:style-name="P1">Thus by the grace of the Supreme Personality of Godhead, Nārāyaṇa, who is transcendental to all material qualities, Lord Śiva was saved from being killed by a demon. Anyone who hears this history with faith and devotion is certainly liberated from material entanglement, as well as from the clutches of his enemies.</text:p>
      <text:p text:style-name="P1"/>
      <text:p text:style-name="P1">Thus ends the Bhaktivedanta purport of the eighty-eighth chapter of Kṛṣṇa, “The Deliverance of Lord Śiva.”</text:p>
      <text:p text:style-name="P1"/>
      <text:p text:style-name="P1"/>
      <text:p text:style-name="P1">CHAPTER 89</text:p>
      <text:p text:style-name="P1">The Superexcellent Power of Kṛṣṇa</text:p>
      <text:p text:style-name="P1"/>
      <text:p text:style-name="P1">Long, long ago, there was an assembly of great sages on the bank of the river Sarasvatī who performed a great sacrifice of the name Satra. In such assemblies, the great sages present usually discuss Vedic subject matters and philosophical topics, and in this particular meeting the following question was raised: The three predominating deities of this material world, namely Lord Brahmā, Lord Viṣṇu and Lord Śiva, are directing all the affairs of this cosmos, but who among them is the Supreme? After much discussion on this question, the great sage named Bhṛgu, the son of Lord Brahmā, was deputed to test all three predominating deities and report to the assembly as to who is the greatest.</text:p>
      <text:p text:style-name="P1"/>
      <text:p text:style-name="P1">Being thus deputed, the great sage Bhṛgu Muni first of all went to his father’s residence in Brahmaloka. The three deities are the controllers of the three material qualities, namely the qualities of goodness, passion and ignorance. The plan decided upon by the sages was for Bhṛgu to test which one of the predominating deities possesses the quality of goodness in full. Therefore, when Bhṛgu Muni reached his father, Lord Brahmā, because Bhṛgu wanted to test whether Brahmā had the quality of goodness, he purposely did not offer his respects to his father, either by offering obeisances or by offering prayers. It is the duty of a son or a disciple to offer respects and recite suitable prayers when he approaches his father or spiritual master. But Bhṛgu Muni purposely failed to offer respects, just to see Lord Brahmā’s reaction to this negligence. Lord Brahmā was very angry at his son’s impudence, and he showed signs which definitely proved this to be so. He was even prepared to condemn Bhṛgu by cursing him, but because Bhṛgu was his son, Lord Brahmā <text:soft-page-break/>controlled his anger with his great intelligence. This means that although the quality of passion was prominent in Lord Brahmā, he had the power to control it. Lord Brahmā’s anger and his controlling his anger are likened to fire and water. Water is produced from fire at the beginning of creation, but fire can be extinguished with water. Similarly, although Lord Brahmā was very angry due to his quality of passion, he could still control his passion because Bhṛgu Muni was his son.</text:p>
      <text:p text:style-name="P1"/>
      <text:p text:style-name="P1">After testing Lord Brahmā, Bhṛgu Muni went directly to Mount Kailāsa, where Lord Śiva resides. Bhṛgu Muni happened to be Lord Śiva’s brother. Therefore, as soon as Bhṛgu Muni approached, Lord Śiva was very glad and personally rose to embrace him. But when Lord Śiva approached, Bhṛgu Muni refused to embrace him. “My dear brother,” he said, “you are always very impure. Because you smear your body with ashes, you are not very clean. Please do not touch me.” When Bhṛgu Muni refused to embrace his brother, saying that Lord Śiva was impure, the latter became very angry with him.</text:p>
      <text:p text:style-name="P1"/>
      <text:p text:style-name="P1">It is said that an offense can be committed either with the body, with the mind or by speech. Bhṛgu Muni’s first offense, committed toward Lord Brahmā, was an offense with the mind. His second offense, committed toward Lord Śiva by insulting him, criticizing him for unclean habits, was an offense by speech. Because the quality of ignorance is prominent in Lord Śiva, when he heard Bhṛgu’s insult his eyes immediately became red with anger. With uncontrollable rage, he took up his trident and prepared to kill Bhṛgu Muni. At that time Lord Śiva’s wife, Pārvatī, was present. Her personality, like Lord Śiva’s, is a mixture of the three qualities, and therefore she is called Triguṇamayī. In this case, she saved the situation by evoking Lord Śiva’s quality of goodness. She fell down at the feet of her husband, and with her sweet words she talked him out of killing Bhṛgu Muni.</text:p>
      <text:p text:style-name="P1"/>
      <text:p text:style-name="P1">After being saved from the anger of Lord Śiva, Bhṛgu Muni went directly to the planet Śvetadvīpa, where Lord Viṣṇu was lying on a bed of flowers in the company of His wife, the goddess of fortune, who was engaged in massaging His lotus feet. There Bhṛgu Muni purposely committed the greatest sin by offending Lord Viṣṇu by his bodily activities. The first offense committed by Bhṛgu Muni was mental, the second offense was vocal, and the third offense was corporal. These different offenses are progressively greater in degree. An offense committed within the mind is a positive offense, the same offense committed verbally is comparatively more grave, and when committed by bodily action it is superlative in offensiveness. So Bhṛgu Muni committed the greatest offense by kicking the chest of the Lord in the presence of the goddess of fortune. Of course, Lord Viṣṇu is all-merciful. He did not become angry at the activities of Bhṛgu Muni, for Bhṛgu Muni was a great brāhmaṇa. A brāhmaṇa is to be excused even if he sometimes commits an offense, and Lord Viṣṇu set the example. Yet it is said that from the time of this incident the goddess of fortune, Lakṣmī, has not been very favorably disposed toward the brāhmaṇas, and therefore, because the goddess of fortune withholds her benedictions from them, the brāhmaṇas are generally very poor. Bhṛgu Muni’s kicking the chest of Lord Viṣṇu was certainly a great offense, but Lord Viṣṇu is so great that He did not care. The so-called brāhmaṇas of the Kali-yuga are sometimes very proud that a great brāhmaṇa like Bhṛgu Muni could touch the chest of Lord Viṣṇu with his foot. But in fact when Bhṛgu Muni kicked the chest of Lord Viṣṇu it was the greatest offense, although Lord Viṣṇu, being greatly magnanimous, did not take it very seriously.</text:p>
      <text:p text:style-name="P1"/>
      <text:p text:style-name="P1">Instead of being angry or cursing Bhṛgu Muni, Lord Viṣṇu immediately got up from His bed along with His wife, the goddess of fortune, and offered respectful obeisances to the brāhmaṇa. He addressed Bhṛgu Muni as follows: “My dear brāhmaṇa, it is My greatest fortune that you have come here. Please, therefore, sit down on this cushion for a few minutes. My dear brāhmaṇa, I am very sorry that when you first entered My home I could not receive you properly. It was a great offense on My part, and I beg you to pardon Me. You are so pure and great that the water which washes your feet can purify even the places of pilgrimage. Therefore, I request you to purify the Vaikuṇṭha <text:soft-page-break/>planet where I live with My associates. My dear Father, O great sage, I know that your feet are very soft, like a lotus flower, and that My chest is as hard as a thunderbolt. I am therefore afraid that you may have felt some pain by kicking My chest. Let Me touch your feet to relieve the pain you have suffered.” Lord Viṣṇu then began to massage the feet of Bhṛgu Muni.</text:p>
      <text:p text:style-name="P1"/>
      <text:p text:style-name="P1">The Lord continued to address Bhṛgu Muni. “My dear lord,” He said, “My chest has now become sanctified because of the touch of your feet, and I am now assured that the goddess of fortune, Lakṣmī, will be very glad to live there perpetually.” Another name for Lakṣmī is Cañcalā, indicating that she does not stay in one place for a long time. Therefore, we see that a rich man’s family sometimes becomes poor after a few generations, and sometimes we see that a poor man’s family becomes very rich. Lakṣmī, the goddess of fortune, is Cañcalā in this material world, whereas in the Vaikuṇṭha planets she eternally lives at the lotus feet of the Lord. Because Lakṣmī is famous as Cañcalā, Lord Nārāyaṇa indicated that she might not have been living perpetually by His chest, but because His chest had been touched by the feet of Bhṛgu Muni, it was now sanctified, and there was no chance that the goddess of fortune would leave. Bhṛgu Muni, however, could understand his position and that of the Lord, and he was struck with wonder at the behavior of the Supreme Personality of Godhead. Because of his gratitude, his voice choked up, and he was unable to reply to the words of the Lord. Tears glided from his eyes, and he could not say anything. He simply stood silently before the Lord.</text:p>
      <text:p text:style-name="P1"/>
      <text:p text:style-name="P1">After testing Lord Brahmā, Lord Śiva and Lord Viṣṇu, Bhṛgu Muni returned to the assembly of great sages on the bank of the river Sarasvatī and described his experience. After hearing him with great attention, the sages concluded that of all the predominating deities, Lord Viṣṇu is certainly the greatest. In Śrīmad-Bhāgavatam these great sages are described as brahma-vādinām. Brahma-vādinām means those who talk about the Absolute Truth but have not yet come to a conclusion. Generally brahma-vādī refers to the impersonalists or to those who are students of the Vedas. It is to be understood, therefore, that all the gathered sages were serious students of the Vedic literature but had not come to a definite conclusion as to who is the Supreme Absolute Personality of Godhead. But after hearing of Bhṛgu Muni’s experience in meeting all three predominating deities – Lord Śiva, Lord Brahmā and Lord Viṣṇu – the sages concluded that Lord Viṣṇu is the Supreme Truth, the Personality of Godhead. It is said in Śrīmad-Bhāgavatam that after hearing the details from Bhṛgu Muni the sages were astonished because although Lord Brahmā and Lord Śiva were immediately agitated, Lord Viṣṇu, in spite of being kicked by Bhṛgu Muni, was not agitated in the least. The example is given that small lamps may be agitated by a slight breeze, but the greatest lamp or the greatest illuminating source, the sun, is never moved, even by the greatest hurricane. One’s greatness has to be estimated by one’s ability to tolerate provoking situations. The sages gathered on the bank of the river Sarasvatī concluded that one who wants actual peace and freedom from all fear should take shelter of the lotus feet of Viṣṇu. Since Lord Brahmā and Lord Śiva lost their peaceful attitude upon a slight provocation, how can they maintain the peace and tranquillity of their devotees? As for Lord Viṣṇu, however, it is stated in the Bhagavad-gītā that anyone who accepts Lord Viṣṇu or Kṛṣṇa as the supreme friend attains the highest perfection of peaceful life.</text:p>
      <text:p text:style-name="P1"/>
      <text:p text:style-name="P1">The sages thus concluded that by following the principles of vaiṣṇava-dharma one becomes actually perfect, but that if one follows all the religious principles of a particular sect and does not become advanced in understanding the Supreme Personality of Godhead, Viṣṇu, all such labor of love is fruitless. To execute religious principles means to come to the platform of perfect knowledge. If one comes to the platform of perfect knowledge, then he will be uninterested in material affairs. Perfect knowledge means knowledge of one’s own self and the Supreme Self. The Supreme Self and the individual self, although one in quality, are different in quantity. This analytical understanding of knowledge is perfect. Simply to understand “I am not matter; I am spirit” is not perfect knowledge. The real religious principle is devotional service, or bhakti. This is confirmed in the Bhagavad-gītā, where Lord Kṛṣṇa says, “Give up all other religious principles and simply surrender unto Me.” <text:soft-page-break/>Therefore, the term dharma applies only to vaiṣṇava-dharma, or bhagavad-dharma, by following which one automatically achieves all good qualities and advancements in life.</text:p>
      <text:p text:style-name="P1"/>
      <text:p text:style-name="P1">The highest perfectional knowledge is knowledge of the Supreme Lord. He cannot be understood by any process of religion other than devotional service; therefore, the immediate result of perfect knowledge is achieved by executing devotional service. After attainment of knowledge, one becomes uninterested in the material world. This is not because of dry philosophical speculation. The devotees become uninterested in the material world not simply because of theoretical understanding but because of practical experience. When a devotee realizes the effect of association with the Supreme Lord, he naturally hates the association of so-called society, friendship and love. This detachment is not dry but is due to achieving a higher status of life by relishing transcendental mellows. It is further stated in Śrīmad-Bhāgavatam that after attainment of such knowledge and such detachment from material sense gratification, one’s advancement in the eight opulences attained through mystic yoga practice, such as the aṇimā, laghimā and prāpti siddhis, is also achieved without separate effort. The perfect example is Mahārāja Ambarīṣa. He was not a mystic yogī but a great devotee, yet in a disagreement with Mahārāja Ambarīṣa, the great mystic Durvāsā was defeated in the presence of the King’s devotional attitude. In other words, a devotee does not need to practice the mystic yoga system to achieve power. The power is behind him by the grace of the Lord, just as when a small child is surrendered to a powerful father, all the powers of the father are behind him.</text:p>
      <text:p text:style-name="P1"/>
      <text:p text:style-name="P1">When a person becomes famous as a devotee of the Lord, his reputation is never to be extinguished. Lord Caitanya, when discoursing with Rāmānanda Rāya, questioned, “What is the greatest fame?” Rāmānanda Rāya replied that to be known as a pure devotee of Lord Kṛṣṇa is the perfect fame. The conclusion, therefore, is that viṣṇu-dharma, or the religion of devotional service unto the Supreme Personality of Godhead, is meant for persons who are thoughtful. By proper utilization of thoughtfulness, one comes to the stage of thinking of the Supreme Personality of Godhead. By thinking of the Supreme Personality of Godhead, one becomes free from the contamination of the faulty association of the material world, and thus one becomes peaceful. The world is in a disturbed condition because of a scarcity of such peaceful devotees in human society. Unless one is a devotee, one cannot be equal to all living entities. A devotee is equally disposed toward the animals, the human beings and all living entities because he sees every living entity as a part and parcel of the Supreme Lord. In the Īśopaniṣad it is clearly stated that one who has come to the stage of seeing all living beings equally does not hate anyone or favor anyone. The devotee does not hanker to possess more than he requires. Devotees are therefore akiñcana: in any condition of life a devotee is satisfied. It is said that a devotee is even-minded whether he is in hell or in heaven. A devotee is callous to all subjects other than his engagement in devotional service. This mode of life is the highest perfectional stage, from which one can be elevated to the spiritual world, back home, back to Godhead. The devotees of the Supreme Personality of Godhead are especially attracted by the highest material quality, goodness, and the qualified brāhmaṇa is the symbolic representation of this goodness. Therefore, a devotee is attached to the brahminical stage of life. He is not very interested in passion or ignorance, although these qualities also emanate from the Supreme Lord, Viṣṇu. In Śrīmad-Bhāgavatam the devotees are described as nipuṇa-buddhayaḥ, which means that they are the most intelligent class of men. Uninfluenced by attachment or hatred, the devotee lives very peacefully and is not agitated by the influence of passion and ignorance.</text:p>
      <text:p text:style-name="P1"/>
      <text:p text:style-name="P1">It may be questioned here why a devotee should be attached to the quality of goodness in the material world if he is transcendental to all material qualities. The answer is that there are different kinds of people existing in the modes of material nature. Those in the mode of ignorance are called Rākṣasas, those in the mode of passion are called asuras, and those in the mode of goodness are called suras, or demigods. Under the direction of the Supreme Lord, these three classes of men are <text:soft-page-break/>created by material nature, but those in the mode of goodness have a greater chance to be elevated to the spiritual world, back home, back to Godhead.</text:p>
      <text:p text:style-name="P1"/>
      <text:p text:style-name="P1">Thus all the sages who assembled on the bank of the river Sarasvatī to try to determine who is the supreme predominating deity became freed from all doubts about Viṣṇu worship. All of them thereafter engaged in devotional service, and thus they achieved the desired result and went back to Godhead.</text:p>
      <text:p text:style-name="P1"/>
      <text:p text:style-name="P1">Those who are actually eager to be liberated from material entanglement would do well to accept at once the conclusion given by Śrī Śukadeva Gosvāmī. In the beginning of Śrīmad-Bhāgavatam, which is spoken by Śukadeva Gosvāmī, it is said that hearing Śrīmad-Bhāgavatam is extremely conducive to liberation. The same fact is now confirmed by Sūta Gosvāmī: if anyone who is traveling aimlessly within this material world cares to hear the nectarean words spoken by Śukadeva Gosvāmī, certainly he will come to the right conclusion, which is that simply by discharging devotional service to the Supreme Personality of Godhead one will be able to stop the fatigue of perpetually migrating from one material body to another. In other words, one who becomes fixed in loving devotional service to Viṣṇu will certainly be able to get relief from this journey of material life, and the process is very simple: one has to give aural reception to the sweet words spoken by Śukadeva Gosvāmī in the form of Śrīmad-Bhāgavatam.</text:p>
      <text:p text:style-name="P1"/>
      <text:p text:style-name="P1">Another conclusion is that we should never consider the demigods, even Lord Śiva and Lord Brahmā, to be on an equal level with Lord Viṣṇu. If we do this, then according to the Padma Purāṇa we are immediately categorized as atheists. Also, in the Vedic literature known as Hari-vaṁśa it is stated that only the Supreme Personality of Godhead, Viṣṇu, is to be worshiped and that the Hare Kṛṣṇa mahā-mantra, or any such viṣṇu-mantra, is always to be chanted. In the Second Canto of Śrīmad-Bhāgavatam, Lord Brahmā says, “Both Lord Śiva and I are engaged by the Supreme Personality of Godhead to act in different capacities under His direction.” In the Caitanya-caritāmṛta it is also stated that the only master is Kṛṣṇa and that all others in all categories of life are servants of Kṛṣṇa only.</text:p>
      <text:p text:style-name="P1"/>
      <text:p text:style-name="P1">In the Bhagavad-gītā it is confirmed by the Lord that there is no truth superior to Kṛṣṇa. Śukadeva Gosvāmī also, in order to draw attention to the fact that among all viṣṇu-tattva forms Lord Kṛṣṇa is one hundred percent the Supreme Personality of Godhead, narrated the story of an incident which took place when Lord Kṛṣṇa was present.</text:p>
      <text:p text:style-name="P1"/>
      <text:p text:style-name="P1">Once upon a time in Dvārakā, a brāhmaṇa’s wife gave birth to a child. Unfortunately, however, just after being born and touching the ground, the child immediately died. The brāhmaṇa father took the child and went directly to the palace of the king. The brāhmaṇa was very upset because of the untimely death of the child in the presence of his young father and mother. Thus his mind became very much disturbed. Formerly, when there were responsible kings, up to the time of Dvāpara-yuga, when Lord Kṛṣṇa was present, the king was liable to be blamed for the untimely death of a child in the presence of his parents. Similarly, such responsibility was there during the time of Lord Rāmacandra. As we have explained in the First Canto of Śrīmad-Bhāgavatam, the king was so responsible for the comforts of the citizens that he was to see that there was not even excessive heat or cold. Now the brāhmaṇa whose child had died, thinking there was no fault on his own part, immediately went to the palace door with the dead child in his arms and accused the king as follows.</text:p>
      <text:p text:style-name="P1"/>
      <text:p text:style-name="P1">“The present king, Ugrasena, is envious of the brāhmaṇas!” The exact word used in this connection is brahma-dviṣaḥ. One who is envious of the Vedas, of a qualified brāhmaṇa or of the brāhmaṇa caste is called brahma-dviṣ. So the king was accused of being brahma-dviṣ. He was also accused of being śaṭha-dhī, falsely intelligent. The executive head of a state must be very intelligent to see to <text:soft-page-break/>the comforts of the citizens, but according to the brāhmaṇa the king was not at all intelligent, although he was occupying the royal throne. Therefore the brāhmaṇa also called him lubdha, which means “greedy.” In other words, a king or an executive head of state should not occupy the exalted post of president or king if he is greedy and self-interested. But it is natural that an executive head becomes self-interested when he is attached to material enjoyment. Therefore, another word used here is viṣayātmanaḥ.</text:p>
      <text:p text:style-name="P1"/>
      <text:p text:style-name="P1">The brāhmaṇa also accused the king of being kṣatra-bandhu, which refers to a person born in the family of kṣatriyas, or the royal order, but lacking the qualifications of a royal personality. A king should protect brahminical culture and should be very alert to the welfare of his citizens; he should not be greedy due to attachment to material enjoyment. If a person with no qualifications represents himself as a kṣatriya of the royal order, he is not called a kṣatriya but a kṣatra-bandhu. Similarly, if a person is born of a brāhmaṇa father but has no brahminical qualification, he is called a brahma-bandhu or dvija-bandhu. This means that a brāhmaṇa or a kṣatriya is not accepted simply by birth. One has to qualify himself for the particular position; only then is he accepted as a brāhmaṇa or a kṣatriya.</text:p>
      <text:p text:style-name="P1"/>
      <text:p text:style-name="P1">Thus the brāhmaṇa charged that his newly born baby was dead due to the disqualifications of the king. The brāhmaṇa took it to be most unnatural, and therefore he held the king responsible. We also find in Vedic history that if a kṣatriya king was irresponsible, sometimes a consulting board of brāhmaṇas maintained by the monarchy would dethrone him. Considering all these points, it appears that the post of monarch in the Vedic civilization is a very responsible one.</text:p>
      <text:p text:style-name="P1"/>
      <text:p text:style-name="P1">The brāhmaṇa therefore said, “No one should offer respects or worship to a king whose only business is envy. Such a king spends his time either hunting and killing animals in the forest or killing citizens for criminal acts. He has no self-control and possesses bad character. If such a king is worshiped or honored by the citizens, the citizens will never be happy. They will always remain poor, full of anxieties and aggrievement, and always unhappy.” In modern politics the post of monarch has been abolished, and the president is not held responsible for the comforts of the citizens. In this Age of Kali, the executive head of a state somehow or other gets votes and is elected to an exalted post, but the condition of the citizens continues to be full of anxiety, distress, unhappiness and dissatisfaction.</text:p>
      <text:p text:style-name="P1"/>
      <text:p text:style-name="P1">The brāhmaṇa’s second child also died at birth, and the third also. He had nine children, who all died at birth, and each time he came to the gate of the palace to accuse the king. When the brāhmaṇa came to accuse the king of Dvārakā for the ninth time, Arjuna happened to be present with Kṛṣṇa. On hearing that a brāhmaṇa was accusing the king of not properly protecting him, Arjuna became inquisitive and approached the brāhmaṇa. He said, “My dear brāhmaṇa, why do you say that there are no proper kṣatriyas to protect the citizens of your country? Is there not even someone who can pretend to be a kṣatriya, who can carry a bow and arrow at least to make a show of protection? Do you think that all the royal personalities in this country simply engage in performing sacrifices with the brāhmaṇas but have no chivalrous power?” Thus Arjuna indicated that kṣatriyas should not sit back comfortably on the pretext of performing Vedic rituals but must rather be very chivalrous in protecting the citizens. Brāhmaṇas, being engaged in spiritual activities, are not expected to do anything which requires physical endeavor. Therefore, they need to be protected by the kṣatriyas so that they will not be disturbed in the execution of their higher occupational duties.</text:p>
      <text:p text:style-name="P1"/>
      <text:p text:style-name="P1">“If the brāhmaṇas feel unwanted separation from their wives and children,” Arjuna continued, “and the kṣatriya kings do not take care of them, then such kṣatriyas are to be considered no more than stage players. In dramatic performances in the theater, an actor may play the part of a king, but no one expects any benefits from such a make-believe king. Similarly, if the king or the executive head <text:soft-page-break/>of a state cannot give protection to the head of the social structure, he is considered merely a bluffer. Such executive heads simply live for their own livelihood while occupying exalted posts as chiefs of state. My lord, I promise that I shall give protection to your children, and if I am unable to do so, then I shall enter into blazing fire so that the sinful contamination which has infected me will be counteracted.”</text:p>
      <text:p text:style-name="P1"/>
      <text:p text:style-name="P1">Upon hearing Arjuna speak in this way, the brāhmaṇa replied, “My dear Arjuna, Lord Balarāma is present, but He could not give protection to my children. Lord Kṛṣṇa is also present, but He also could not give them protection. There are also many other heroes, such as Pradyumna and Aniruddha, carrying bows and arrows, but they could not protect my children.” The brāhmaṇa directly hinted that Arjuna could not do that which was impossible for the Supreme Personality of Godhead. He felt that Arjuna was promising something beyond his power. The brāhmaṇa said, “I consider your promise to be like that of an inexperienced child. I cannot put my faith in your promise.”</text:p>
      <text:p text:style-name="P1"/>
      <text:p text:style-name="P1">Arjuna then understood that the brāhmaṇa had lost all faith in the kṣatriya kings. Therefore, to encourage him, Arjuna spoke as if criticizing even his friend Lord Kṛṣṇa. While Lord Kṛṣṇa and others were listening, he specifically attacked Kṛṣṇa by saying, “My dear brāhmaṇa, I am neither Saṅkarṣaṇa nor Kṛṣṇa nor one of Kṛṣṇa’s sons like Pradyumna or Aniruddha. My name is Arjuna, and I carry the bow known as Gāṇḍīva. You cannot insult me, for I have satisfied even Lord Śiva by my prowess when we were both hunting in the forest. I had a fight with Lord Śiva, who appeared before me as a hunter, and when I satisfied him by my prowess he gave me the weapon known as Pāśupata. Do not doubt my chivalry. I shall bring back your sons even if I have to fight with death personified.” When the brāhmaṇa was assured by Arjuna in such exalted words, he was somehow or other convinced, and thus he returned home.</text:p>
      <text:p text:style-name="P1"/>
      <text:p text:style-name="P1">When the brāhmaṇa’s wife was to give birth to another child, the brāhmaṇa began to chant, “My dear Arjuna, please come now and save my child.” After hearing him, Arjuna immediately prepared himself by touching sanctified water and uttering holy mantras to protect his bows and arrows from danger. He specifically took the arrow presented to him by Lord Śiva, and while going out he remembered Lord Śiva and his great favor. In this way, he appeared in front of the maternity home, equipped with his bow, known as Gāṇḍīva, and with various other weapons.</text:p>
      <text:p text:style-name="P1"/>
      <text:p text:style-name="P1">Arjuna, who apparently had not left Dvārakā because he had to fulfill his promise to the brāhmaṇa, was called at night when the brāhmaṇa’s wife was to give birth to the child. While going to the maternity home to attend to the delivery case of the brāhmaṇa’s wife, Arjuna remembered Lord Śiva, and not his friend Kṛṣṇa; he thought that since Kṛṣṇa could not give protection to the brāhmaṇa, it was better to take shelter of Lord Śiva. This is another instance of how a person takes shelter of the demigods. This is explained in the Bhagavad-gītā: kāmais tais tair hṛta-jñānāḥ prapadyante ’nya-devatāḥ. “A person who loses his intelligence because of greed and lust forgets the Supreme Personality of Godhead and takes shelter of the demigods.” Of course, Arjuna was not an ordinary living entity, but because of his friendly dealings with Kṛṣṇa he thought that Kṛṣṇa was unable to give protection to the brāhmaṇa and that he would do better to remember Lord Śiva. Later it was proved that Arjuna’s taking shelter of Lord Śiva instead of Kṛṣṇa was not at all successful. Arjuna, however, did his best by chanting different mantras, and he shot arrows up and down to guard the maternity home from all directions. The brāhmaṇa’s wife delivered a male child, and as usual the child began to cry. But suddenly, within a few minutes, both the child and Arjuna’s arrows disappeared into the sky.</text:p>
      <text:p text:style-name="P1"/>
      <text:p text:style-name="P1">It appears that the brāhmaṇa’s house was near Kṛṣṇa’s residence and that Lord Kṛṣṇa was enjoying everything that was taking place, apparently in defiance of His authority. It was He who played the trick of taking away the brāhmaṇa’s baby as well as the arrows, including the one given by Lord <text:soft-page-break/>Śiva, of which Arjuna was so proud. Anta-vat tu phalaṁ teṣāṁ tad bhavaty alpa-medhasām: “Less intelligent men take shelter of the demigods due to bewilderment and are satisfied with the temporary benefits they award.”</text:p>
      <text:p text:style-name="P1"/>
      <text:p text:style-name="P1">In the presence of Lord Kṛṣṇa and others, the brāhmaṇa began to accuse Arjuna: “Everyone see my foolishness! I put my faith in the words of Arjuna, who is impotent and who is expert only in false promises. How foolish I was to believe Arjuna. He promised to protect my child when even Pradyumna, Aniruddha, Lord Balarāma and Lord Kṛṣṇa had failed. If such great personalities could not protect my child, then who can do so? I therefore condemn Arjuna for his false promise, and I also condemn his celebrated bow Gāṇḍīva and his impudence in declaring himself greater than Lord Balarāma, Lord Kṛṣṇa, Pradyumna and Aniruddha. How can anyone save my child, who has already been transferred to another planet? Due to sheer foolishness only, Arjuna thought he could bring back my child from another planet.”</text:p>
      <text:p text:style-name="P1"/>
      <text:p text:style-name="P1">Thus condemned by the brāhmaṇa, Arjuna empowered himself with a mystic yoga perfection so that he could travel to any planet to find the brāhmaṇa’s baby. It seems that Arjuna had mastered the mystic yoga power by which yogīs can travel to any planet they desire. He first of all went to the planet known as Yamaloka, where the superintendent of death, Yamarāja, lives. There he searched for the brāhmaṇa’s baby, but was unable to find him. He then immediately went to the planet where the king of heaven, Indra, lives. When unable to find the baby there, he went to the planet of the fire demigod, then to the planet of the Nirṛti demigod, and then to the moon planet. Then he went to Vāyuloka and Varuṇaloka. When unable to find the baby on those planets, he went down to the Rasātala planet, the lowest of the planetary systems. After traveling to all these different planets, he finally went to Brahmaloka, where even mystic yogīs cannot go. By the grace of Lord Kṛṣṇa, Arjuna had that power, and he went above the heavenly planets to Brahmaloka. When he was unable to find the baby even after searching all possible planets, he then attempted to throw himself into a fire, since he had promised the brāhmaṇa he would do so if unable to bring back his baby. Lord Kṛṣṇa, however, was very kind toward Arjuna because Arjuna was the most intimate friend of the Lord. Lord Kṛṣṇa persuaded Arjuna not to enter the fire in disgrace. Kṛṣṇa indicated that since Arjuna was His friend, if he were to enter the fire in hopelessness, indirectly it would be a blemish on Him. Lord Kṛṣṇa therefore checked Arjuna, assuring him that He would find the baby. He told Arjuna, “Do not foolishly commit suicide.”</text:p>
      <text:p text:style-name="P1"/>
      <text:p text:style-name="P1">After addressing Arjuna in this way, Lord Kṛṣṇa called for His transcendental chariot. He mounted it along with Arjuna and began to proceed north. Lord Kṛṣṇa, the all-powerful Personality of Godhead, could have brought the child back without effort, but we should always remember that He was playing the part of a human being. As a human being has to endeavor to achieve certain results, so Lord Kṛṣṇa, like an ordinary human being, or like His friend Arjuna, left Dvārakā to bring back the brāhmaṇa’s baby. By appearing in human society and exhibiting His pastimes as a human being, Kṛṣṇa definitely showed that there was not a single personality greater than He. “God is great.” That is the definition of the Supreme Personality of Godhead. So at least within this material world, while He was present, Kṛṣṇa proved that there was no greater personality within the universe.</text:p>
      <text:p text:style-name="P1"/>
      <text:p text:style-name="P1">Seated on His chariot with Arjuna, Kṛṣṇa proceeded north, crossing over many planetary systems. These are described in Śrīmad-Bhāgavatam as sapta-dvīpa. Dvīpa means “island.” These planets are sometimes described in the Vedic literature as dvīpas. The planet on which we are living is called Jambūdvīpa. Outer space is taken as a great ocean of air, and within that great ocean of air there are many islands, which are the different planets. On each and every planet there are oceans also. On some of the planets the oceans are of salt water, and on some of them there are oceans of milk. On others there are oceans of liquor, and on others there are oceans of ghee or oil. There are different kinds of mountains also. Each and every planet has a different type of atmosphere.</text:p>
      <text:p text:style-name="P1"/>
      <text:p text:style-name="P1"><text:soft-page-break/>Kṛṣṇa passed over all these planets and reached the covering of the universe. This covering is described in Śrīmad-Bhāgavatam as great darkness. The material world as a whole is described as dark. In the open space there is sunlight, and therefore it is illuminated, but in the covering, because of the absence of sunlight, it is naturally dark. When Kṛṣṇa approached the covering layer of this universe, the four horses which were drawing His chariot – Śaibya, Sugrīva, Meghapuṣpa and Balāhaka – all hesitated to enter the darkness. This hesitation is also a part of the pastimes of Lord Kṛṣṇa because the horses of Kṛṣṇa are not ordinary; it is not possible for ordinary horses to go all over the universe and then enter into its outer covering layers. As Kṛṣṇa is transcendental, His chariot and His horses and everything else about Him are also transcendental, beyond the qualities of this material world. We should always remember that Kṛṣṇa was playing the part of an ordinary human being, and His horses also, by the will of Kṛṣṇa, played the parts of ordinary horses in hesitating to enter the darkness.</text:p>
      <text:p text:style-name="P1"/>
      <text:p text:style-name="P1">Kṛṣṇa is known as Yogeśvara, as stated in the last portion of the Bhagavad-gītā. Yogeśvaro hariḥ: all mystic powers are under His control. In our experience we can see many human beings who have yogic mystic power and who sometimes perform very wonderful acts, but Kṛṣṇa is understood to be the master of all mystic power. Therefore, when He saw that His horses were hesitant to proceed into the darkness, He immediately released His disc, known as the Sudarśana cakra, which illuminated the sky a thousand times brighter than sunlight. The darkness of the covering of the universe is also a creation of Kṛṣṇa’s, and the Sudarśana cakra is Kṛṣṇa’s constant companion. Thus He penetrated the darkness by keeping the Sudarśana cakra before Him. Śrīmad-Bhāgavatam states that the Sudarśana cakra penetrated the darkness just as an arrow released from the Śārṅga bow of Lord Rāmacandra penetrated the army of Rāvaṇa. Su means “very nice,” and darśana means “observation”; by the grace of Lord Kṛṣṇa’s disc, Sudarśana, everything can be seen very nicely, and nothing can remain in darkness. Thus Lord Kṛṣṇa and Arjuna crossed over the great region of darkness covering the material universes.</text:p>
      <text:p text:style-name="P1"/>
      <text:p text:style-name="P1">Arjuna then saw the effulgence of light known as the brahma-jyotir. The brahma-jyotir is situated outside the covering of the material universes, and because it cannot be seen with our present eyes, this brahma-jyotir is sometimes called avyakta. This spiritual effulgence is the ultimate destination of the impersonalists known as Vedāntists. The brahma-jyotir is also described as ananta-pāram, unlimited and unfathomed. When Lord Kṛṣṇa and Arjuna reached this region of the brahma-jyotir, Arjuna could not tolerate the glaring effulgence, and he closed his eyes. Lord Kṛṣṇa’s and Arjuna’s reaching the brahma-jyotir region is described in the Hari-vaṁśa. In that portion of the Vedic literature, Kṛṣṇa informs Arjuna, “My dear Arjuna, the glaring effulgence, the transcendental light you are seeing, is My bodily rays. O chief of the descendants of Bharata, this brahma-jyotir is I Myself.” As the sun disc and the sunshine cannot be separated, Kṛṣṇa and His bodily rays, the brahma-jyotir, cannot be separated. Thus Kṛṣṇa claims that the brahma-jyotir is He Himself. This is clearly stated in the Hari-vaṁśa, when Kṛṣṇa says ahaṁ saḥ. The brahma-jyotir is a combination of the minute particles known as spiritual sparks, or the living entities, known as cit-kaṇa. The Vedic words so ’ham, or “I am the brahma-jyotir,” can also be applied to the living entities, who can also claim to belong to the brahma-jyotir. In the Hari-vaṁśa, Kṛṣṇa further explains, “This brahma-jyotir is an expansion of My spiritual energy.”</text:p>
      <text:p text:style-name="P1"/>
      <text:p text:style-name="P1">Kṛṣṇa told Arjuna, “The brahma-jyotir is beyond the region of My external energy, known as māyā-śakti.” When one is situated within the material world, it is not possible to experience this Brahman effulgence. In other words, in the material world this effulgence is not manifested, whereas in the spiritual world it is manifested. That is the purport of the words vyakta-avyakta in the Hari-vaṁśa. In the Bhagavad-gītā it is said, avyakto ’vyaktāt sanātanaḥ: both these energies are eternally manifested.</text:p>
      <text:p text:style-name="P1"/>
      <text:p text:style-name="P1"><text:soft-page-break/>After this, Lord Kṛṣṇa and Arjuna entered a vast spiritual water. This spiritual water is called the Kāraṇa Ocean, which means that this ocean is the origin of the creation of the material world; this place is also known as Virajā, because it is free from the influence of the three qualities of the material world. In the Mṛtyuñjaya-tantra, a Vedic literature, there is a vivid description of this Kāraṇa Ocean, or Virajā. It is stated there that the highest planetary system within the material world is Satyaloka, or Brahmaloka, beyond which are Rudraloka and Mahā-viṣṇuloka. Regarding this Mahā-viṣṇuloka, it is stated in the Brahma-saṁhitā, yaḥ kāraṇārṇava-jale bhajati sma yoga-nidrām ananta-jagad-aṇḍa-sa-roma-kūpaḥ: “Lord Mahā-viṣṇu is lying in the Kāraṇa Ocean. When He exhales, innumerable universes come into existence, and when He inhales, innumerable universes enter within Him.” In this way, the material creation is generated and again withdrawn. When Lord Kṛṣṇa and Arjuna entered the water, it appeared that there was a strong hurricane of transcendental effulgence blowing, and the water of the Kāraṇa Ocean was greatly agitated. By the grace of Lord Kṛṣṇa, Arjuna had the unique experience of being able to see the very beautiful Kāraṇa Ocean.</text:p>
      <text:p text:style-name="P1"/>
      <text:p text:style-name="P1">Accompanied by Kṛṣṇa, Arjuna saw a large palace within the water. There were many thousands of pillars and columns made of valuable jewels, and the glaring effulgence of those columns was so beautiful that Arjuna was charmed by it. Within that palace, Arjuna and Kṛṣṇa saw the gigantic form of Anantadeva, who is also known as Śeṣa. Lord Anantadeva, or Śeṣa Nāga, was in the form of a great serpent with thousands of hoods, each one decorated with valuable, effulgent jewels, beautifully dazzling. Each of Anantadeva’s hoods had two eyes, which appeared very fearful. His body was as white as the mountaintop of Kailāsa, which is always covered with snow. His necks were bluish, as were His tongues. Thus Arjuna saw the Śeṣa Nāga form, and he also saw that on the very soft, white body of Śeṣa Nāga, Lord Mahā-viṣṇu was lying very comfortably. He appeared all-pervading and very powerful, and Arjuna could understand that the Supreme Personality of Godhead in that form is known as Puruṣottama. He is known as Puruṣottama, the supreme or best Personality of Godhead, because from this form emanates within the material world another form of Viṣṇu, known as Garbhodaka-śāyī Viṣṇu. The Mahā-viṣṇu form of the Lord is also called Puruṣottama (Puruṣa-uttama) because He is beyond the material world. Tama means “darkness,” and ut means “above, transcendental”; therefore, uttama means “above the darkest region of the material world.” Arjuna saw that the bodily color of Puruṣottama, Mahā-viṣṇu, was as dark as a new cloud in the rainy season. He was dressed in very nice yellow clothing, His face was beautifully smiling, and His eyes, which were like lotus petals, were very attractive. Lord Mahā-viṣṇu’s helmet was bedecked with valuable jewels, and His beautiful earrings enhanced the beauty of the curling hair on His head. Lord Mahā-viṣṇu had eight arms, all very long, reaching to His knees. His neck was decorated with the Kaustubha jewel, and His chest was marked with the symbol of Śrīvatsa, which means “the resting place of the goddess of fortune.” The Lord wore a garland of lotus flowers down to His knees. This long garland is known as a Vaijayantī garland.</text:p>
      <text:p text:style-name="P1"/>
      <text:p text:style-name="P1">The Lord was attended by His personal associates Nanda and Sunanda, and the personified Sudarśana disc was also standing by Him. As stated in the Vedas, the Lord has innumerable energies, and they also stood there in their personified forms. The most important among them were as follows: Puṣṭi, the energy for nourishment; Śrī, the energy of beauty; Kīrti, the energy of reputation; and Ajā, the energy of material creation. All these energies are invested in the administrators of the material world, namely Lord Brahmā, Lord Śiva and Lord Viṣṇu, and also in Indra (the king of the heavenly planets), Candra, Varuṇa and the sun god. In other words, all these demigods, being empowered by the Lord with certain energies, engage in the transcendental loving service of the Supreme Personality of Godhead. The Mahā-viṣṇu feature is an expansion of Kṛṣṇa’s body. The Brahma-saṁhitā confirms that Mahā-viṣṇu is a portion of a plenary expansion of Kṛṣṇa. All such expansions are nondifferent from the Personality of Godhead, but since Kṛṣṇa appeared within this material world to manifest His pastimes as a human being, He and Arjuna immediately offered their respects to Lord Mahā-viṣṇu by bowing down before Him. It is stated in Śrīmad-<text:soft-page-break/>Bhāgavatam that Lord Kṛṣṇa offered respect to Mahā-viṣṇu; this means that Kṛṣṇa offered obeisances unto none other than Himself, because Lord Mahā-viṣṇu is nondifferent from Kṛṣṇa Himself. This offering of obeisances by Kṛṣṇa to Mahā-viṣṇu is not, however, the form of worship known as ahaṅgrahopāsanā, which is sometimes recommended for persons trying to elevate themselves to the spiritual world by performing the sacrifice of knowledge. Such persons are also mentioned in the Bhagavad-gītā: jñāna-yajñena cāpy anye yajanto mām upāsate.</text:p>
      <text:p text:style-name="P1"/>
      <text:p text:style-name="P1">Although there was no necessity for Kṛṣṇa to offer obeisances, because He is the master teacher He taught Arjuna just how respect should be offered to Lord Mahā-viṣṇu. Arjuna, however, became very much afraid upon seeing the gigantic form of everything, distinct from the material experience. Seeing Kṛṣṇa offering obeisances to Lord Mahā-viṣṇu, he immediately followed Him and then stood before the Lord with folded hands. After this, the gigantic form of Mahā-viṣṇu, greatly pleased, smiled pleasingly and spoke as follows.</text:p>
      <text:p text:style-name="P1"/>
      <text:p text:style-name="P1">“My dear Kṛṣṇa and Arjuna, I was very eager to see you both, and therefore I arranged to take away the babies of the brāhmaṇa and keep them here. I have been expecting to see you both at this palace. You have appeared in the material world as My incarnations in order to minimize the force of the demoniac persons who burden the world. Now, after killing all these unwanted demons, you will please come back to Me. The two of you are incarnations of the great sage Nara-Nārāyaṇa. Although you are both complete in yourselves, to protect the devotees and to annihilate the demons, and especially to establish religious principles in the world so that peace and tranquillity may continue, you are teaching the basic principles of factual religion so that the people of the world may follow you and thereby be peaceful and prosperous.”</text:p>
      <text:p text:style-name="P1"/>
      <text:p text:style-name="P1">Lord Kṛṣṇa and Arjuna then offered their obeisances to Lord Mahā-viṣṇu, and, taking back the brāhmaṇa’s children, they returned to Dvārakā via the same route by which they had entered the spiritual world. All the children of the brāhmaṇa had duly grown up. After returning to Dvārakā, Lord Kṛṣṇa and Arjuna delivered to the brāhmaṇa all of his sons.</text:p>
      <text:p text:style-name="P1"/>
      <text:p text:style-name="P1">Arjuna, however, was struck with great wonder after visiting the transcendental world by the grace of Lord Kṛṣṇa. And by the grace of Kṛṣṇa he could understand that whatever opulence there may be within this material world is an emanation from Him. Any opulent position a person may have within this material world is due to Kṛṣṇa’s mercy. One should therefore always be in Kṛṣṇa consciousness, in complete gratefulness to Lord Kṛṣṇa, because whatever one may possess is all bestowed by Him.</text:p>
      <text:p text:style-name="P1"/>
      <text:p text:style-name="P1">Arjuna’s wonderful experience due to the mercy of Kṛṣṇa is one of the many thousands of pastimes performed by Lord Kṛṣṇa during His stay in this material world. They were all unique and have no parallel in the history of the world. All these pastimes prove fully that Kṛṣṇa is the Supreme Personality of Godhead. Yet while present within this material world He played just like an ordinary man with many worldly duties. He played the part of an ideal householder possessing more than 16,000 wives, 16,000 palaces and 160,000 children, and in that role He performed many sacrifices just to teach the royal order how to live in the material world for the welfare of humanity. As the ideal Supreme Personality, He fulfilled the desires of everyone, from the brāhmaṇas, the highest persons in human society, down to the ordinary living entities, including the lowest of men. Just as King Indra is in charge of distributing rain all over the world to satisfy everyone in due course, so Lord Kṛṣṇa satisfies everyone by pouring down His causeless mercy. His mission was to give protection to the devotees and to kill the demoniac kings. Therefore He killed many hundreds and thousands of demons. Some of them He killed personally, and some were killed by Arjuna, who was deputed by Kṛṣṇa. In this way He established many pious kings such as Yudhiṣṭhira at the helm of world affairs. Thus, by His divine arrangement, He created the good government of King Yudhiṣṭhira, and there ensued peace and tranquillity.</text:p>
      <text:p text:style-name="P1"><text:soft-page-break/></text:p>
      <text:p text:style-name="P1">Thus ends the Bhaktivedanta purport of the eighty-ninth chapter of Kṛṣṇa, “The Superexcellent Power of Kṛṣṇa.”</text:p>
      <text:p text:style-name="P1"/>
      <text:p text:style-name="P1"/>
      <text:p text:style-name="P1">CHAPTER 90</text:p>
      <text:p text:style-name="P1">Summary Description of Lord Kṛṣṇa’s Pastimes</text:p>
      <text:p text:style-name="P1"/>
      <text:p text:style-name="P1">After returning from the spiritual kingdom, which he was able to visit personally with Kṛṣṇa, Arjuna was very much astonished. He thought to himself that although he was only an ordinary living entity, by the grace of Kṛṣṇa it had been possible for him to see the spiritual world. Not only had he seen the spiritual world, but he had also personally seen the original Mahā-viṣṇu, the cause of the material creation. It is said that Kṛṣṇa never goes out of Vṛndāvana: vṛndāvanaṁ parityajya pādam ekaṁ na gacchati. Kṛṣṇa is supreme in Mathurā, He is more supreme in Dvārakā, and He is most supreme in Vṛndāvana. Kṛṣṇa’s pastimes in Dvārakā are displayed by His Vāsudeva portion, yet there is no difference between the Vāsudeva portion manifested in Mathurā and Dvārakā and the original manifestation of Kṛṣṇa in Vṛndāvana. In the beginning of this book we have discussed that when Kṛṣṇa appears, all His incarnations, plenary portions and portions of the plenary portions come with Him. Thus some of His different pastimes are manifested not by the original Kṛṣṇa Himself but by His expansions.</text:p>
      <text:p text:style-name="P1"/>
      <text:p text:style-name="P1">Why Arjuna was puzzled by Kṛṣṇa’s going to see Kāraṇārṇava-śāyī Viṣṇu in the spiritual world is fully discussed in the commentaries of Śrīla Viśvanātha Cakravartī Ṭhākura, as follows. It is understood from the speech of Mahā-viṣṇu that He was very eager to see Kṛṣṇa. It may be said, however, that since Mahā-viṣṇu took away the brāhmaṇa’s sons, He must certainly have gone to Dvārakā to do so. Therefore, why did He not see Kṛṣṇa there? A possible answer is that unless Kṛṣṇa gives His permission, He cannot be seen even by Mahā-viṣṇu lying in the Causal Ocean of the spiritual world. Thus Mahā-viṣṇu took away the brāhmaṇa’s sons one after another just after their births so that Kṛṣṇa would come personally to the Causal Ocean to retrieve them, and then Mahā-viṣṇu would be able to see Him there. If that is so, the next question is this: Why would Mahā-viṣṇu come to Dvārakā personally if He were not able to see Kṛṣṇa? Why did He not send some of His associates to take away the sons of the brāhmaṇa? A possible answer is that it is very difficult to put any of the citizens of Dvārakā into trouble in the presence of Kṛṣṇa. Therefore, because it was not possible for any of Mahā-viṣṇu’s associates to take away the brāhmaṇa’s sons, He personally came to take them.</text:p>
      <text:p text:style-name="P1"/>
      <text:p text:style-name="P1">Another question may also be raised: The Lord is known as brahmaṇya-deva, the worshipable Deity of the brāhmaṇas, so why was He inclined to put a brāhmaṇa into such a terrible condition of lamentation over one son after another until the tenth son was taken away? The answer is that Lord Mahā-viṣṇu was so eager to see Kṛṣṇa that He did not hesitate even to give trouble to a brāhmaṇa. Although giving trouble to a brāhmaṇa is a forbidden act, Lord Viṣṇu was prepared to do anything in order to see Kṛṣṇa – He was so eager to see Him. After losing each of his sons, the brāhmaṇa would come to the gate of the palace and accuse the king of not being able to give the brāhmaṇas protection and of thus being unfit to sit on the royal throne. It was Mahā-viṣṇu’s plan that the brāhmaṇa would accuse the kṣatriyas and Kṛṣṇa, and Kṛṣṇa would be obliged to come see Him to take back the brāhmaṇa’s sons.</text:p>
      <text:p text:style-name="P1"/>
      <text:p text:style-name="P1">Still another question may be raised: If Mahā-viṣṇu cannot see Kṛṣṇa, then how was Kṛṣṇa obliged to come before Him after all to take back the sons of the brāhmaṇa? The answer is that Lord Kṛṣṇa went to see Lord Mahā-viṣṇu not exactly to take back the sons of the brāhmaṇa but only for Arjuna’s sake. His friendship with Arjuna was so intimate that when Arjuna prepared himself to die by entering a fire, Kṛṣṇa wanted to give him complete protection. Arjuna, however, would not desist <text:soft-page-break/>from entering the fire unless the sons of the brāhmaṇa were brought back. Therefore Kṛṣṇa promised him, “I shall bring back the brāhmaṇa’s sons. Do not try to commit suicide.”</text:p>
      <text:p text:style-name="P1"/>
      <text:p text:style-name="P1">If Lord Kṛṣṇa were going to see Lord Viṣṇu only to reclaim the sons of the brāhmaṇa, then He would not have waited until the tenth son was taken. But when the tenth son was taken away by Lord Mahā-viṣṇu, and when Arjuna was therefore ready to enter the fire because his promise was going to prove false, that serious situation made Lord Kṛṣṇa decide to go with Arjuna to see Mahā-viṣṇu. It is said that Arjuna is an empowered incarnation of Nara-Nārāyaṇa. He is even sometimes called Nara-Nārāyaṇa. The Nara-Nārāyaṇa incarnation is one of Lord Viṣṇu’s plenary expansions. Therefore, when Kṛṣṇa and Arjuna went to see Lord Viṣṇu, it is to be understood that Arjuna visited in his Nara-Nārāyaṇa capacity, just as Kṛṣṇa, when He displayed His pastimes in Dvārakā, acted in His Vāsudeva capacity.</text:p>
      <text:p text:style-name="P1"/>
      <text:p text:style-name="P1">After visiting the spiritual world, Arjuna concluded that whatever opulence anyone can show within the material or spiritual worlds is all a gift of Lord Kṛṣṇa. Lord Kṛṣṇa is manifested in various forms, as viṣṇu-tattva and jīva-tattva, or, in other words, as svāṁśa and vibhinnāṁśa. Viṣṇu-tattva is known as svāṁśa, and jīva-tattva is known as vibhinnāṁśa. He can, therefore, display Himself by His different transcendental pastimes, in the portion of either svāṁśa or vibhinnāṁśa, as He likes, but still He remains the original Supreme Personality of Godhead.</text:p>
      <text:p text:style-name="P1"/>
      <text:p text:style-name="P1">The concluding portion of Kṛṣṇa’s pastimes is found in the ninetieth chapter of the Tenth Canto of Śrīmad-Bhāgavatam, and in this chapter Śukadeva Gosvāmī wanted to explain how Kṛṣṇa lived happily at Dvārakā with all opulences. Kṛṣṇa’s opulence of strength has already been displayed in His different pastimes, and now it will be shown how His residence at Dvārakā displayed His opulences of wealth and beauty. In this material world the opulences of wealth and beauty are considered the highest of all opulences, yet they are only a perverted reflection of these opulences in the spiritual world. Therefore, while Kṛṣṇa stayed on this planet as the Supreme Personality of Godhead, His opulences of wealth and beauty had no comparison within the three worlds. Kṛṣṇa enjoyed sixteen thousand beautiful wives, and it is most significant that He lived at Dvārakā as the only husband of these thousands of beautiful women. This is specifically stated – that He was the only husband of sixteen thousand wives. It is of course not unheard of in the history of the world that a powerful king would keep many hundreds of queens, but although such a king might be the only husband of so many wives, he could not enjoy all of them at one time. Lord Kṛṣṇa, however, enjoyed all of His sixteen thousand wives simultaneously.</text:p>
      <text:p text:style-name="P1"/>
      <text:p text:style-name="P1">Although it may be said that yogīs also can expand their bodies into many forms, the yogī’s expansion and Lord Kṛṣṇa’s expansion are not the same. Kṛṣṇa is therefore sometimes called Yogeśvara, the master of all yogīs. In the Vedic literature we find that the yogī Saubhari Muni expanded himself into eight. But that expansion was like a television expansion. The television image is manifested in millions of expansions, but those expansions cannot act differently; they are simply reflections of the original and can only act exactly as the original does. Kṛṣṇa’s expansion is not material, like the expansion of the television or the yogī. When Nārada visited the different palaces of Kṛṣṇa, he saw that Kṛṣṇa, in His different expansions, was variously engaged in each and every palace of the queens.</text:p>
      <text:p text:style-name="P1"/>
      <text:p text:style-name="P1">It is also said that Kṛṣṇa lived in Dvārakā as the husband of the goddess of fortune. Queen Rukmiṇī is the goddess of fortune, and all the other queens are her expansions. So Kṛṣṇa, the chief of the Vṛṣṇi dynasty, enjoyed with the goddess of fortune in full opulence. The queens of Kṛṣṇa are described as permanently youthful and beautiful. Although Kṛṣṇa had grandchildren and great-grandchildren, neither Kṛṣṇa nor His queens looked older than sixteen or twenty years of age. The young queens were so beautiful that when they moved they appeared like lightning moving in the sky. They were always dressed with excellent ornaments and garments and were always engaged in <text:soft-page-break/>sportive activities like dancing, singing or playing ball on the roofs of the palaces. The dancing and tennis playing of girls in the material world are perverted reflections of the original pastimes of the original Personality of Godhead, Kṛṣṇa, and His wives.</text:p>
      <text:p text:style-name="P1"/>
      <text:p text:style-name="P1">The roads and streets of the city of Dvārakā were always crowded with elephants, horses, chariots and infantry soldiers. When elephants are engaged in service, they are given liquor to drink, and it is said that the elephants in Dvārakā were given so much liquor that they would sprinkle a great quantity of it on the road and walk on the streets intoxicated. The infantry soldiers passing on the streets were profusely decorated with golden ornaments, and horses and golden chariots plied along the streets. In all directions of Dvārakā City, wherever one would turn his eyes he would find green parks and gardens, each of them filled with trees and plants laden with fruits and flowers. Because there were so many nice trees of fruits and flowers, all the sweetly chirping birds and buzzing bumblebees joined together to make sweet vibrations. The city of Dvārakā thus fully displayed all opulences. The heroes in the dynasty of Yadu used to think themselves the most fortunate residents of the city, and actually they enjoyed all transcendental facilities.</text:p>
      <text:p text:style-name="P1"/>
      <text:p text:style-name="P1">All the sixteen thousand palaces of Kṛṣṇa’s queens were situated in this beautiful city of Dvārakā, and Lord Kṛṣṇa, the supreme eternal enjoyer of all these facilities, expanded Himself into sixteen thousand forms and simultaneously engaged in different family affairs in those sixteen thousand palaces. In each and every one of the palaces there were nicely decorated gardens and lakes. The crystal-clear water of the lakes contained many blooming lotus flowers of different colors, like blue, yellow, white and red, and the saffron powder from the lotus flowers was blown all around by the breeze. All the lakes were full of beautiful swans, ducks and cranes, crying occasionally with melodious sounds. Lord Śrī Kṛṣṇa sometimes entered those lakes or the rivers with His wives and enjoyed swimming pastimes with them in full jubilation. Sometimes the wives of Lord Kṛṣṇa, who were all goddesses of fortune, would embrace the Lord in the midst of the water while swimming or taking a bath, and the red vermilion of kuṅkuma decorating their beautiful breasts would adorn the chest of the Lord with a reddish color.</text:p>
      <text:p text:style-name="P1"/>
      <text:p text:style-name="P1">The impersonalists would not dare believe that in the spiritual world there are such varieties of enjoyment, but in order to demonstrate the factual, ever-blissful enjoyment in the spiritual world, Lord Kṛṣṇa descended to this planet and showed that the spiritual world is not devoid of such pleasurable facilities of life. The only difference is that in the spiritual world such facilities are eternal, never-ending occurrences, whereas in the material world they are simply impermanent perverted reflections. When Lord Kṛṣṇa was engaged in such enjoyment, the Gandharvas and professional musicians would glorify Him with melodious musical concerts, accompanied by kettledrums, mṛdaṅgas and other drums, along with stringed instruments and brass bugles, and the whole atmosphere would change into a greatly festive celebration. In a festive mood, the wives of the Lord would sometimes sprinkle water on His body with a syringelike instrument, and the Lord would similarly wet the bodies of the queens. When Kṛṣṇa and the queens engaged themselves in these pastimes, it seemed as if the heavenly king Yakṣarāja were engaged in pastimes with his many wives. (Yakṣarāja is also known as Kuvera and is considered the treasurer of the heavenly kingdom.) When the wives of Lord Kṛṣṇa thus became wet, their breasts and thighs would increase in beauty a thousand times, and their long hair would fall down to decorate those parts of their bodies. The beautiful flowers placed in their hair would fall, and the queens, seemingly harassed by the Lord’s throwing water at them, would approach Him on the plea of snatching the syringelike instrument. This attempt would create a situation wherein the Lord could embrace them as they willingly approached Him. Upon being embraced, the wives of the Lord would feel on their mouths a clear indication of conjugal love, and this would create an atmosphere of spiritual bliss. When the garland on the neck of the Lord then touched the breasts of the queens, their whole bodies became covered with saffron yellow. Being engaged in their celestial pastimes, the queens forgot themselves, and their loosened hair appeared like beautiful waves of a river. When the queens <text:soft-page-break/>sprinkled water on the body of Kṛṣṇa or He sprinkled water on the bodies of the queens, the whole situation appeared just like that of an elephant enjoying in a lake with many she-elephants.</text:p>
      <text:p text:style-name="P1"/>
      <text:p text:style-name="P1">After enjoying fully amongst themselves, the queens and Lord Kṛṣṇa would come out of the water, and they would give up their wet garments, which were very valuable, to be taken away by the professional singers and dancers. These singers and dancers had no means of subsistence other than the rewards of valuable garments and ornaments left by the queens and kings on such occasions. The whole system of society was so well planned that all the members of society in their different positions as brāhmaṇas, kṣatriyas, vaiśyas and śūdras had no difficulty in earning their livelihood. There was no competition among the divisions of society. The original conception of the caste system was so planned that a group of men engaged in a particular type of occupation would not compete with another group of men engaged in a different occupation.</text:p>
      <text:p text:style-name="P1"/>
      <text:p text:style-name="P1">In this way, Lord Kṛṣṇa used to enjoy the company of His sixteen thousand wives. Some devotees of the Lord who want to love the Supreme Personality of Godhead in the mellow of conjugal love are elevated to the position of becoming wives of Kṛṣṇa, and Kṛṣṇa keeps them always attached to Him by His kind behavior. Kṛṣṇa’s behavior with His wives – His movements, His talking with them, His smiling, His embracing and similar other activities, which are just like those of a loving husband – kept them always very much attached to Him. That is the highest perfection of life. If someone remains always attached to Kṛṣṇa, it is to be understood that he is liberated, and his life is successful. With any devotee who loves Kṛṣṇa with his heart and soul, Kṛṣṇa reciprocates in such a way that the devotee cannot but remain attached to Him. The reciprocal dealings of Kṛṣṇa and His devotees are so attractive that a devotee cannot think of any subject matter other than Kṛṣṇa.</text:p>
      <text:p text:style-name="P1"/>
      <text:p text:style-name="P1">For all the queens, Kṛṣṇa was their only worshipable object. They were always absorbed in thought of Kṛṣṇa, the lotus-eyed and beautifully blackish Personality of Godhead. Sometimes, in thought of Kṛṣṇa, they remained silent, and in great ecstasy of bhāva and anubhāva they sometimes spoke as if in delirium. Sometimes, even in the presence of Lord Kṛṣṇa, they vividly described the pastimes they had enjoyed in the lake or river with Him. Some of such talk is described here.</text:p>
      <text:p text:style-name="P1"/>
      <text:p text:style-name="P1">The queens said, “Dear kurarī bird, now it is very late at night. Everyone is sleeping. The whole world is now calm and peaceful. At this time, the Supreme Personality of Godhead is sleeping, although His knowledge is undisturbed by any circumstance. Then why are you not sleeping? Why are you lamenting like this throughout the whole night? Dear friend, is it that you are also attracted by the lotus eyes of the Supreme Personality of Godhead and by His sweet smiling and attractive words, exactly as we are? Do those dealings of the Supreme Personality of Godhead pinch your heart as they do ours?</text:p>
      <text:p text:style-name="P1"/>
      <text:p text:style-name="P1">“Hello, cakravākī. Why have you closed your eyes? Are you searching after your husband, who may have gone to foreign countries? Why are you lamenting so pitiably? Alas, it appears that you are very much aggrieved. Or is it a fact that you also are willing to become an eternal servitor of the Supreme Personality of Godhead? We think that you are anxious to put a garland on the lotus feet of the Lord and then place it on your hair.</text:p>
      <text:p text:style-name="P1"/>
      <text:p text:style-name="P1">“O dear ocean, why are you roaring all day and night? Don’t you like to sleep? We think you have been attacked by insomnia, or, if we are not wrong, our dear Śyāmasundara has tactfully taken away your gravity and power of forbearance, which are your natural qualifications. Is it a fact that for this reason you are suffering from insomnia like us? Yes, we admit that there is no remedy for this disease.</text:p>
      <text:p text:style-name="P1"/>
      <text:p text:style-name="P1">“Dear moon god, we think you have been attacked by a severe type of tuberculosis. For this reason, you are becoming thinner and thinner day by day. O lord, you are now so weak that your thin rays <text:soft-page-break/>cannot dissipate the darkness of night. Or is it a fact that, just like us, you have been stunned by the mysteriously sweet words of our Lord Śyāmasundara? Is it a fact that it is because of this severe anxiety that you are so grave?</text:p>
      <text:p text:style-name="P1"/>
      <text:p text:style-name="P1">“O breeze from the Himalayas, what have we done to you that you are so intent on teasing us by awakening our lust to meet Kṛṣṇa? Do you not know that we have already been injured by the crooked policy of the Personality of Godhead? Dear Himalayan breeze, please know that we have already been stricken. There is no need to injure us more and more.</text:p>
      <text:p text:style-name="P1"/>
      <text:p text:style-name="P1">“Dear beautiful cloud, the color of your beautiful body exactly resembles the bodily hue of our dearmost Śyāmasundara. We think, therefore, that you are very dear to our Lord, the chief of the dynasty of the Yadus, and because you are so dear to Him, you are absorbed in meditation, exactly as we are. We can appreciate that your heart is full of anxiety for Śyāmasundara. You appear excessively eager to see Him, and we see that for this reason only, drops of tears are gliding down from your eyes, just as they are from ours. Dear black cloud, we must admit frankly that to establish an intimate relationship with Śyāmasundara means to purchase unnecessary anxieties while we are otherwise comfortable at home.”</text:p>
      <text:p text:style-name="P1"/>
      <text:p text:style-name="P1">Generally the cuckoo sounds its cooing vibration at the end of night or early in the morning. When the queens heard the cooing of the cuckoo at the end of night, they said, “Dear cuckoo, your voice is very sweet. As soon as you vibrate your sweet voice, we immediately remember Śyāmasundara because your voice exactly resembles His. We must frankly admit that your voice is imbued with nectar, and it is so invigorating that it is competent to bring back life to those who are almost dead in separation from their dearmost friend. So we are very much obliged to you. Please let us know how we can welcome you or how we can do something for you.”</text:p>
      <text:p text:style-name="P1"/>
      <text:p text:style-name="P1">The queens continued talking like that, and they addressed the mountain as follows: “Dear mountain, you are very generous. By your gravity only, the whole crust of this earth is properly maintained, although because you are discharging your duties very faithfully, you do not know how to move. Because you are so grave, you do not move hither and thither, nor do you say anything. Rather, you always appear in a thoughtful mood. It may be that you are always thinking of a very grave and important subject matter, but we can guess very clearly what you are thinking of. We are sure that you are thinking of placing the lotus feet of Śyāmasundara on your raised peaks, as we want to place His lotus feet on our raised breasts.</text:p>
      <text:p text:style-name="P1"/>
      <text:p text:style-name="P1">“Dear dry rivers, we know that because this is the summer season, all your beds are dry, and you have no water. Because all your water has now been dried up, you are no longer beautified by blooming lotus flowers. At the present moment, you appear very lean and thin, so we can understand that your position is exactly like ours. We have lost everything due to being separated from Śyāmasundara, and we no longer hear His pleasing words. Our hearts no longer work properly, and therefore we also have become very lean and thin. We think, therefore, that you are just like us. You have turned lean and thin because you are not getting any water from your husband, the ocean, through the clouds.” The example given herewith by the queens is very appropriate. The riverbeds become dry when the ocean no longer supplies water through the clouds. The ocean is supposed to be the husband of the river and therefore is supposed to support her. Unless a woman is supported by her husband with the necessities of life, she also becomes as dry as a dry river.</text:p>
      <text:p text:style-name="P1"/>
      <text:p text:style-name="P1">One queen addressed a swan as follows: “My dear swan, please come here, come here. You are welcome. Please sit down and take some milk. My dear swan, can you tell me if you have any message from Śyāmasundara? I take you to be a messenger from Him. If you have any such news, please tell me. Our Śyāmasundara is always very independent. He never comes under the control of <text:soft-page-break/>anyone. We have all failed to control Him, and therefore we ask you, Is He keeping Himself well? I may inform you that Śyāmasundara is very fickle. His friendship is always temporary; it breaks even by slight agitation. But would you kindly explain why He is so unkind to me? Formerly He said that I alone am His dearmost wife. Does He remember this assurance? Anyway, you are welcome. Please sit down. But I cannot accept your entreaty to go to Śyāmasundara. When He does not care for me, why should I be mad after Him? I am very sorry to let you know that you have become the messenger of a poor-hearted soul. You are asking me to go to Him, but I am not going. What is that? You talk of His coming to me? Does He desire to come here to fulfill my long expectation for Him? All right. You may bring Him here. But don’t bring with Him His most beloved goddess of fortune. Do you think that He cannot be separated from the goddess of fortune even for a moment? Could He not come here alone, without Lakṣmī? His behavior is very displeasing. Does it mean that without Lakṣmī, Śyāmasundara cannot be happy? Can’t He be happy with any other wife? Does it mean that the goddess of fortune has the ocean of love for Him and none of us can compare to her?”</text:p>
      <text:p text:style-name="P1"/>
      <text:p text:style-name="P1">All the wives of Lord Kṛṣṇa were completely absorbed in thought of Him. Kṛṣṇa is known as Yogeśvara, the master of all yogīs, and all the wives of Kṛṣṇa at Dvārakā used to keep this Yogeśvara within their hearts. Instead of trying to be master of all yogic mystic powers, it is better if one simply keeps the supreme Yogeśvara, Kṛṣṇa, within his heart. Thus one’s life can become perfect, and one can very easily be transferred to the kingdom of God. It is to be understood that all the queens of Kṛṣṇa who lived with Him at Dvārakā were in their previous lives very greatly exalted devotees who wanted to establish a relationship with Kṛṣṇa in conjugal love. Thus they were given the chance to become His wives and enjoy a constant loving relationship with Him. Ultimately, they were all transferred to the Vaikuṇṭha planets.</text:p>
      <text:p text:style-name="P1"/>
      <text:p text:style-name="P1">The Supreme Absolute Truth Personality of Godhead is never impersonal. All the Vedic literatures glorify the transcendental performance of His various personal activities and pastimes. It is said that in the Vedas and in the Rāmāyaṇa, only the activities of the Lord are described. Everywhere in the Vedic literature, His glories are sung. As soon as soft-hearted people such as women hear those transcendental pastimes of Lord Kṛṣṇa, they immediately become attracted to Him. Soft-hearted women and girls are therefore very easily drawn to the Kṛṣṇa consciousness movement. One who is thus drawn to the Kṛṣṇa consciousness movement and tries to keep himself in constant touch with such consciousness certainly gets the supreme salvation, going back to Kṛṣṇa in Goloka Vṛndāvana. If simply by developing Kṛṣṇa consciousness one can be transferred to the spiritual world, one can simply imagine how blissful and blessed were the queens of Lord Kṛṣṇa, who talked with Him personally and saw Lord Kṛṣṇa face to face. No one can properly describe the fortune of the wives of Lord Kṛṣṇa. They took care of Him personally by rendering various transcendental services like bathing Him, feeding Him, pleasing Him and serving Him. Thus no one’s austerities can compare to the service of the queens at Dvārakā.</text:p>
      <text:p text:style-name="P1"/>
      <text:p text:style-name="P1">Śukadeva Gosvāmī informed Mahārāja Parīkṣit that for self-realization the austerities and penances performed by the queens at Dvārakā have no comparison. The objective of self-realization is one: Kṛṣṇa. Therefore, although the dealings of the queens with Kṛṣṇa appear just like ordinary dealings between husband and wife, the principal point to be observed is the queens’ attachment for Kṛṣṇa. The entire process of austerity and penance is meant to detach one from the material world and enhance one’s attachment to Kṛṣṇa, the Supreme Personality of Godhead. Kṛṣṇa is the shelter of all persons advancing in self-realization. As an ideal householder, He lived with His wives and performed the Vedic rituals just to show less intelligent persons that the Supreme Lord is never impersonal. Kṛṣṇa lived with wives and children in all opulence, exactly like an ordinary conditioned soul, just to teach those souls who are actually conditioned that they must enter into the family circle of Kṛṣṇa, where He is the center. For example, the members of the Yadu dynasty lived in the family of Kṛṣṇa, and Kṛṣṇa was the center of all their activities.</text:p>
      <text:p text:style-name="P1"><text:soft-page-break/></text:p>
      <text:p text:style-name="P1">Renunciation is not as important as enhancing one’s attachment to Kṛṣṇa. The Kṛṣṇa consciousness movement is especially meant for this purpose. We are preaching the principle that it does not matter whether a man is a sannyāsī or a gṛhastha (householder). One simply has to increase his attachment for Kṛṣṇa, and then his life is successful. Following in the footsteps of Lord Śrī Kṛṣṇa, one can live with his family members or within the society or nation, not for the purpose of indulging in sense gratification but to realize Kṛṣṇa by advancing in attachment for Him. There are four principles of elevation from conditioned life to the life of liberation, which are technically known as dharma, artha, kāma and mokṣa (religion, economic development, sense gratification and liberation). If one lives a family life following in the footsteps of Lord Kṛṣṇa’s family members, one can achieve all four of these principles of success simultaneously by making Kṛṣṇa the center of all activities.</text:p>
      <text:p text:style-name="P1"/>
      <text:p text:style-name="P1">It is already known to us that Kṛṣṇa had 16,108 wives. All these wives were exalted liberated souls, and among them Queen Rukmiṇī was the chief. After Rukmiṇī there were seven other principal wives, and the names of the sons of these eight principal queens have already been mentioned. Besides the sons born of these eight queens, Lord Kṛṣṇa had ten sons by each of the other queens. Thus altogether Kṛṣṇa’s sons numbered 16,108 times ten. One should not be astonished to hear that Kṛṣṇa had so many sons. One should always remember that Kṛṣṇa is the Supreme Personality of Godhead and that He has unlimited potencies. He claims all living entities as His sons, so the fact that He had 161,080 sons attached to Him personally should be no cause for astonishment.</text:p>
      <text:p text:style-name="P1"/>
      <text:p text:style-name="P1">Among Kṛṣṇa’s greatly powerful sons, eighteen sons were mahā-rathas. The mahā-rathas could fight alone against many thousands of foot soldiers, charioteers, cavalry and elephants. The reputations of these eighteen sons are very widespread and are described in almost all the Vedic literatures. The eighteen mahā-ratha sons are listed as Pradyumna, Aniruddha, Dīptimān, Bhānu, Sāmba, Madhu, Bṛhadbhānu, Citrabhānu, Vṛka, Aruṇa, Puṣkara, Vedabāhu, Śrutadeva, Sunandana, Citrabāhu, Virūpa, Kavi and Nyagrodha. Of these eighteen mahā-ratha sons of Kṛṣṇa, Pradyumna is considered the foremost. Pradyumna happened to be the eldest son of Queen Rukmiṇī, and he inherited all the qualities of his great father, Lord Kṛṣṇa. He married the daughter of his maternal uncle, Rukmī, and from that marriage Aniruddha was born. Aniruddha was so powerful that he could fight against ten thousand elephants. He married the granddaughter of Rukmī, the brother of his grandmother Rukmiṇī. Because the relationship between these cousins was distant, such a marriage was not uncommon. Aniruddha’s son was Vajra. When the whole Yadu dynasty was destroyed by the curse of some brāhmaṇas, only Vajra survived. Vajra had one son, whose name was Pratibāhu. The son of Pratibāhu was named Subāhu, the son of Subāhu was named Śāntasena, and the son of Śāntasena was Śatasena.</text:p>
      <text:p text:style-name="P1"/>
      <text:p text:style-name="P1">It is stated by Śukadeva Gosvāmī that all the members of the Yadu dynasty had many children. Just as Kṛṣṇa had many sons, grandsons and great-grandsons, each one of the kings named herewith also had similar family extensions. Not only did all of them have many children, but all were extraordinarily rich and opulent. None of them were weak or short-lived, and above all, all the members of the Yadu dynasty were staunch devotees of the brahminical culture. It is the duty of the kṣatriya kings to maintain the brahminical culture and protect the qualified brāhmaṇas, and all these kings discharged their duties rightly. The members of the Yadu dynasty were so numerous that it would be very difficult to describe them all, even if one had a duration of life of many thousands of years. Śrīla Śukadeva Gosvāmī informed Mahārāja Parīkṣit that he had heard from reliable sources that simply to teach the children of the Yadu dynasty there were as many as 38,800,000 tutors, or ācāryas. If so many teachers were needed to educate their children, one can simply imagine how vast was the number of family members. As for their military strength, it is said that King Ugrasena alone had ten quadrillion soldiers as personal bodyguards.</text:p>
      <text:p text:style-name="P1"/>
      <text:p text:style-name="P1"><text:soft-page-break/>Before the advent of Lord Kṛṣṇa within this universe, there were many battles between the demons and the demigods. Many demons died in the fighting, and they all were given the chance to take birth in high royal families on this earth. Because of their royal exalted posts, all these demons became very much puffed up, and their only business was to harass their subjects. Lord Kṛṣṇa appeared on this planet just at the end of Dvāpara-yuga to annihilate all these demoniac kings. As it is said in the Bhagavad-gītā, paritrāṇāya sādhūnāṁ vināśāya ca duṣkṛtām: “The Lord comes to protect the devotees and annihilate the miscreants.” Some of the demigods were asked to appear on this earth to assist in the transcendental pastimes of Lord Kṛṣṇa. When Kṛṣṇa appeared, He came in the association of His eternal servitors, but some of the demigods also were requested to come down to assist Him, and thus they took their births in the Yadu dynasty. The Yadu dynasty had 101 clans in different parts of the country. All the members of these different clans respected Lord Kṛṣṇa in a manner befitting His divine position, and all of them were His devotees heart and soul. Thus all the members of the Yadu dynasty were very opulent, happy and prosperous, and they had no anxieties. Because of their implicit faith in and devotion to Lord Kṛṣṇa, they were never defeated by any other kings. Their love for Kṛṣṇa was so intense that in their regular activities – in sitting, sleeping, traveling, talking, sporting, cleansing, bathing – they were simply absorbed in thoughts of Kṛṣṇa and paid no attention to bodily necessities. That is the symptom of a pure devotee of Lord Kṛṣṇa. Just as when a man is fully absorbed in some particular thought he sometimes forgets his other bodily activities, the members of the Yadu dynasty acted automatically for their bodily necessities, but their actual attention was always fixed on Kṛṣṇa. Their bodily activities were performed mechanically, but their minds were always absorbed in Kṛṣṇa consciousness.</text:p>
      <text:p text:style-name="P1"/>
      <text:p text:style-name="P1">Śrīla Śukadeva Gosvāmī has concluded the ninetieth chapter of the Tenth Canto of Śrīmad-Bhāgavatam by pointing out five particular excellences of Lord Kṛṣṇa. The first excellence is that before Lord Kṛṣṇa’s appearance in the Yadu family, the river Ganges was known as the purest of all things; even impure things could be purified simply by touching the water of the Ganges. This superexcellent power of the Ganges water was due to its having emanated from the toe of Lord Viṣṇu. But when Lord Kṛṣṇa, the Supreme Viṣṇu, appeared in the family of the Yadu dynasty, He traveled personally throughout the kingdom of the Yadus, and by His intimate association with the Yadu dynasty, the whole family not only became very famous but also became more effective in purifying others than the water of the Ganges.</text:p>
      <text:p text:style-name="P1"/>
      <text:p text:style-name="P1">The next excellence of Lord Kṛṣṇa’s appearance was that although He apparently gave protection to the devotees and annihilated the demons, both the devotees and the demons achieved the same result. Lord Kṛṣṇa is the bestower of five kinds of liberation, of which sāyujya-mukti, or the liberation of becoming one with the Supreme, was given to demons like Kaṁsa, whereas the gopīs were given the chance to associate with Him personally. The gopīs kept their individuality to enjoy the company of Lord Kṛṣṇa, but Kaṁsa was accepted into His impersonal brahma-jyotir. In other words, both the demons and the gopīs were spiritually liberated, but because the demons were enemies and the gopīs were friends, the demons were killed and the gopīs protected.</text:p>
      <text:p text:style-name="P1"/>
      <text:p text:style-name="P1">The third excellence of Lord Kṛṣṇa’s appearance was that the goddess of fortune, who is worshiped by demigods like Lord Brahmā, Indra and Candra, remained always engaged in the service of the Lord, even though the Lord gave more preference to the gopīs. Lakṣmījī, the goddess of fortune, tried her best to be on an equal level with the gopīs, but she was not successful. Nevertheless, she remained faithful to Kṛṣṇa, although she generally does not remain in one place even if worshiped by demigods like Lord Brahmā.</text:p>
      <text:p text:style-name="P1"/>
      <text:p text:style-name="P1">The fourth excellence of Lord Kṛṣṇa’s appearance concerns the glories of His name. It is stated in the Vedic literature that by chanting the different names of Lord Viṣṇu a thousand times, one may be bestowed with the same benefits as by thrice chanting the holy name of Lord Rāma. And by chanting the holy name of Lord Kṛṣṇa only once, one receives the same benefit. In other words, of <text:soft-page-break/>all the holy names of the Supreme Personality of Godhead, including Viṣṇu and Rāma, the holy name of Kṛṣṇa is the most powerful. The Vedic literature therefore specifically stresses the chanting of the holy name of Kṛṣṇa: Hare Kṛṣṇa, Hare Kṛṣṇa, Kṛṣṇa Kṛṣṇa, Hare Hare/ Hare Rāma, Hare Rāma, Rāma Rāma, Hare Hare. Lord Caitanya introduced this chanting of the holy name of Kṛṣṇa in this age, thus making liberation much more easily obtainable than in other ages. In other words, Lord Kṛṣṇa is more excellent than His incarnations, although all of them are equally the Supreme Personality of Godhead.</text:p>
      <text:p text:style-name="P1"/>
      <text:p text:style-name="P1">The fifth excellence of Lord Kṛṣṇa’s appearance is that He established the most excellent of all religious principles by His one statement in the Bhagavad-gītā that simply by surrendering unto Him one can discharge all the principles of religious rites. In the Vedic literature there are twenty kinds of religious principles mentioned, and each of them is described in different śāstras. But Lord Kṛṣṇa is so kind to the fallen, conditioned souls of this age that He personally appeared and asked everyone to give up all kinds of religious rites and simply surrender unto Him. It is said that this Age of Kali is three-fourths devoid of religious principles. Hardly one fourth of the principles of religion are still observed in this age. But by the mercy of Lord Kṛṣṇa, not only has this void of Kali-yuga been completely filled, but the religious process has been made so easy that simply by rendering transcendental loving service unto Lord Kṛṣṇa by chanting His holy names, Hare Kṛṣṇa, Hare Kṛṣṇa, Kṛṣṇa Kṛṣṇa, Hare Hare/ Hare Rāma, Hare Rāma, Rāma Rāma, Hare Hare, one can achieve the highest result of religion, namely being transferred to the highest planet within the spiritual world, Goloka Vṛndāvana. Considering all this, one can immediately appreciate the benefit of Lord Kṛṣṇa’s appearance on the earth and understand that His giving relief to the people of the world by His appearance was not at all extraordinary.</text:p>
      <text:p text:style-name="P1"/>
      <text:p text:style-name="P1">Śrīla Śukadeva Gosvāmī thus concludes his description of the superexalted position of Lord Kṛṣṇa by glorifying Him in the following way: “O Lord Kṛṣṇa, all glories unto You. You are present in everyone’s heart as Paramātmā. Therefore You are known as Jananivāsa, one who lives in everyone’s heart.”</text:p>
      <text:p text:style-name="P1"/>
      <text:p text:style-name="P1">As confirmed in the Bhagavad-gītā, īśvaraḥ sarva-bhūtānāṁ hṛd-deśe ’rjuna tiṣṭhati: “The Supreme Lord in His Paramātmā feature lives within everyone’s heart.” This does not mean, however, that Kṛṣṇa has no separate existence as the Supreme Personality of Godhead. The Māyāvādī philosophers accept the all-pervading feature of Para-brahman, but when Para-brahman, or the Supreme Lord, appears, they think that He appears under the control of material nature. Because Lord Kṛṣṇa appeared as the son of Devakī, the Māyāvādī philosophers accept Kṛṣṇa to be an ordinary living entity who takes birth within this material world. Therefore Śukadeva Gosvāmī warns them: devakī-janma-vāda, which means that although Kṛṣṇa is famous as the son of Devakī, actually He is the Supersoul, or the all-pervading Supreme Personality of Godhead. The devotees, however, take this word devakī-janma-vāda in a different way. The devotees understand that actually Kṛṣṇa was the son of Mother Yaśodā. Although Kṛṣṇa first appeared as the son of Devakī, He immediately transferred Himself to the lap of Mother Yaśodā, and His childhood pastimes were blissfully enjoyed by Mother Yaśodā and Nanda Mahārāja. This fact was admitted by Vasudeva himself when he met Nanda Mahārāja and Yaśodā at Kurukṣetra. He admitted that Kṛṣṇa and Balarāma were actually the sons of Mother Yaśodā and Nanda Mahārāja. Vasudeva and Devakī were only Their official father and mother. Their actual father and mother were Nanda and Yaśodā. Therefore Śukadeva Gosvāmī describes Lord Kṛṣṇa as devakī-janma-vāda.</text:p>
      <text:p text:style-name="P1"/>
      <text:p text:style-name="P1">Śukadeva Gosvāmī then glorifies the Lord as one who is honored by the yadu-vara-pariṣat, the assembly house of the Yadu dynasty, and as the killer of different kinds of demons. Kṛṣṇa, the Supreme Personality of Godhead, could have killed all the demons by employing His different material energies, but He wanted to kill them personally, to give them salvation. There was no need of Kṛṣṇa’s coming to this material world to kill the demons; simply by His willing, many hundreds <text:soft-page-break/>and thousands of demons could have been killed without His personal endeavor. But actually He descended for His pure devotees, to play as a child with Mother Yaśodā and Nanda Mahārāja and to give pleasure to the inhabitants of Dvārakā. By killing the demons and giving protection to the devotees, Lord Kṛṣṇa established the real religious principle, which is simply love of God. By following the factual religious principle of love of God, even the living entities known as sthira-cara were also delivered of all material contamination and transferred to the spiritual kingdom. Sthira means the trees and plants, which cannot move, and cara means the moving animals, especially the cows. When Kṛṣṇa was present, He delivered all the trees, monkeys and other plants and animals who happened to see Him and serve Him, both in Vṛndāvana and in Dvārakā.</text:p>
      <text:p text:style-name="P1"/>
      <text:p text:style-name="P1">Lord Kṛṣṇa is especially glorified for giving pleasure to the gopīs and the queens of Dvārakā. Śukadeva Gosvāmī glorifies Lord Kṛṣṇa for His enchanting smile, by which He enchanted not only the gopīs of Vṛndāvana but also the queens of Dvārakā. The exact words used in this connection are vardhayan kāma-devam. In Vṛndāvana, as the boyfriend of many gopīs, and in Dvārakā, as the husband of many queens, Kṛṣṇa increased their lusty desires to enjoy with Him. For God realization or self-realization, one generally has to undergo severe austerities and penances for many, many thousands of years, and then it may be possible to realize God. But the gopīs and the queens of Dvārakā, simply by enhancing their lusty desires to enjoy Kṛṣṇa as their boyfriend or husband, received the highest type of salvation.</text:p>
      <text:p text:style-name="P1"/>
      <text:p text:style-name="P1">This behavior of Lord Kṛṣṇa with the gopīs and queens is unique in the history of self-realization. Usually people understand that for self-realization one has to go to the forest or mountains and undergo severe austerities and penances. But the gopīs and the queens, simply by being attached to Kṛṣṇa in conjugal love and enjoying His company in a so-called sensuous life full of luxury and opulence, achieved the highest salvation, which is impossible to achieve even for great sages and saintly persons. Similarly, demons such as Kaṁsa, Dantavakra and Śiśupāla, who all treated Kṛṣṇa as an enemy, also got the highest benefit of being transferred to the spiritual world.</text:p>
      <text:p text:style-name="P1"/>
      <text:p text:style-name="P1">In the beginning of Śrīmad-Bhāgavatam, Śrīla Vyāsadeva offered his respectful obeisances to the Supreme Truth, Vāsudeva, Kṛṣṇa. After that he taught his son, Śukadeva Gosvāmī, to preach Śrīmad-Bhāgavatam. It is in this connection that Śukadeva Gosvāmī glorifies the Lord with the word jayati. Following in the footsteps of Śrīla Vyāsadeva, Śukadeva Gosvāmī and all the ācāryas in disciplic succession, the whole population of the world should glorify Lord Kṛṣṇa, and for their best interest they should take to this Kṛṣṇa consciousness movement. The process is easy and helpful. It is simply to chant the mahā-mantra, Hare Kṛṣṇa, Hare Kṛṣṇa, Kṛṣṇa Kṛṣṇa, Hare Hare/ Hare Rāma, Hare Rāma, Rāma Rāma, Hare Hare. Lord Caitanya has therefore recommended that one be callous to the material ups and downs. Material life is temporary, and so the ups and downs of life may come and go. When they come, one should be as tolerant as a tree and as humble and meek as the straw in the street, but certainly he must engage himself in Kṛṣṇa consciousness by chanting Hare Kṛṣṇa, Hare Kṛṣṇa, Kṛṣṇa Kṛṣṇa, Hare Hare/ Hare Rāma, Hare Rāma, Rāma Rāma, Hare Hare.</text:p>
      <text:p text:style-name="P1"/>
      <text:p text:style-name="P1">The Supreme Personality of Godhead, Kṛṣṇa, the Supersoul of all living entities, out of His causeless mercy comes down and manifests His different transcendental pastimes in different incarnations. Hearing the attractive pastimes of Lord Kṛṣṇa’s different incarnations is a chance for liberation for the conditioned soul, and the most fascinating and pleasing activities of Lord Kṛṣṇa Himself are still more attractive because Lord Kṛṣṇa personally is all-attractive.</text:p>
      <text:p text:style-name="P1"/>
      <text:p text:style-name="P1">Following in the holy footsteps of Śrīla Śukadeva Gosvāmī, we have tried to present this book, Kṛṣṇa, for being read and heard by the conditioned souls of this age. By hearing the pastimes of Lord Kṛṣṇa, one is sure and certain to get salvation and be transferred back home, back to Godhead. It is stated by Śukadeva Gosvāmī that as we hear the transcendental pastimes of the Lord, we <text:soft-page-break/>gradually cut the knots of material contamination. Therefore, regardless of what one is, if one wants the association of Lord Kṛṣṇa in the transcendental kingdom of God for eternity in blissful existence, one must hear about the pastimes of Lord Kṛṣṇa and chant the mahā-mantra, Hare Kṛṣṇa, Hare Kṛṣṇa, Kṛṣṇa Kṛṣṇa, Hare Hare/ Hare Rāma, Hare Rāma, Rāma Rāma, Hare Hare.</text:p>
      <text:p text:style-name="P1"/>
      <text:p text:style-name="P1">The transcendental pastimes of the Supreme Personality of Godhead, Kṛṣṇa, are so powerful that simply by hearing, reading and memorizing this book, Kṛṣṇa, one is sure to be transferred to the spiritual world, which is ordinarily very difficult to achieve. The description of the pastimes of Lord Kṛṣṇa is so attractive that it automatically gives us an impetus to study repeatedly, and the more we study the pastimes of the Lord, the more we become attached to Him. This very attachment to Kṛṣṇa makes one eligible to be transferred to His abode, Goloka Vṛndāvana. As we have learned from the previous chapter, to cross over the material world is to cross over the stringent laws of material nature. The stringent laws of material nature cannot check the progress of one who is attracted by the spiritual nature. This is confirmed in the Bhagavad-gītā by the Lord Himself: “Although the stringent laws of material nature are very difficult to overcome, one who surrenders unto the Lord can very easily cross over nescience.” There is no influence of material nature in the spiritual world. As we have learned from the Second Canto of Śrīmad-Bhāgavatam, the ruling power of the demigods and the influence of material nature are conspicuous by their absence in the spiritual world.</text:p>
      <text:p text:style-name="P1"/>
      <text:p text:style-name="P1">Śrīla Śukadeva Gosvāmī has therefore advised Mahārāja Parīkṣit in the beginning of the Second Canto that every conditioned soul should engage himself in hearing and chanting the transcendental pastimes of the Lord. Śrīla Śukadeva Gosvāmī also informed King Parīkṣit that previously many other kings and emperors went to the jungle to prosecute severe austerities and penances in order to go back home, back to Godhead. In India it is still a practice that many advanced transcendentalists give up their family lives and go to Vṛndāvana to live there alone and completely engage in hearing and chanting the holy pastimes of the Lord. This system is recommended in Śrīmad-Bhāgavatam, and the Six Gosvāmīs of Vṛndāvana followed it, but at the present moment many karmīs and pseudo devotees have overcrowded the holy place of Vṛndāvana just to imitate this process recommended by Śukadeva Gosvāmī. It is said that many kings and emperors formerly went to the forest for this purpose, but Śrīla Bhaktisiddhānta Sarasvatī Ṭhākura does not recommend that one take up this solitary life in Vṛndāvana prematurely.</text:p>
      <text:p text:style-name="P1"/>
      <text:p text:style-name="P1">One who prematurely goes to Vṛndāvana to live in pursuance of the instructions of Śukadeva Gosvāmī again falls victim to māyā, even while residing in Vṛndāvana. To check such unauthorized residence in Vṛndāvana, Śrīla Bhaktisiddhānta Sarasvatī Ṭhākura has sung a nice song in this connection, the purport of which is as follows: “My dear mind, why are you so proud of being a Vaiṣṇava? Your solitary chanting of the holy name of the Lord is based on a desire for cheap popularity, and therefore your chanting is only a pretension. Such an ambition for a cheap reputation may be compared to the stool of a hog because such popularity is another extension of the influence of māyā.” One may go to Vṛndāvana for cheap popularity, and instead of being absorbed in Kṛṣṇa consciousness, one may always think of money and women, which are simply temporary sources of happiness. It is better that one engage whatever money and women he may have in his possession in the service of the Lord, because sense enjoyment is not for the conditioned soul.</text:p>
      <text:p text:style-name="P1"/>
      <text:p text:style-name="P1">The master of the senses is Hṛṣīkeśa, Lord Kṛṣṇa. Therefore, the senses should always be engaged in His service. As for material reputation, there were many demons like Rāvaṇa who wanted to go against the laws of material nature, but they all failed. One should therefore not take to the demoniac activity of claiming to be a Vaiṣṇava just for false prestige, without performing service to the Lord. But when one engages oneself in the devotional service of the Lord, automatically the Vaiṣṇava reputation comes to him. There is no need to be envious of the devotees who are engaged <text:soft-page-break/>in preaching the glories of the Lord. We have practical experience of being advised by the so-called bābājīs in Vṛndāvana that there is no need to preach and that it is better to live in Vṛndāvana in a solitary place and chant the holy name. Such bābājīs do not know that if one is engaged in preaching, or in glorifying the Supreme Personality of Godhead, the good reputation of a preacher automatically follows one. One should not, therefore, prematurely give up the honest life of a householder to lead a life of debauchery in Vṛndāvana. Śrīla Śukadeva Gosvāmī’s recommendation to leave home and go to the forest in search of Kṛṣṇa is not for immature persons. Mahārāja Parīkṣit was mature. Even in his householder life, or from the very beginning of his life, he worshiped Lord Kṛṣṇa’s mūrti. In his childhood he worshiped the Deity of Lord Kṛṣṇa, and later, although he was a householder, he was always detached, and therefore when he got the notice of his death, he immediately gave up all connection with household life and sat down on the bank of the Ganges to hear Śrīmad-Bhāgavatam in the association of devotees.</text:p>
      <text:p text:style-name="P1"/>
      <text:p text:style-name="P1">Thus ends the Bhaktivedanta purport of the ninetieth chapter of Kṛṣṇa, “Summary Description of Lord Kṛṣṇa’s Pastimes.”</text:p>
      <text:p text:style-name="P1"/>
      <text:p text:style-name="P1"/>
      <text:p text:style-name="P1">A Note About This Edition</text:p>
      <text:p text:style-name="P1"/>
      <text:p text:style-name="P1">Śrīla Prabhupāda completed Kṛṣṇa, the Supreme Personality of Godhead (popularly known as Kṛṣṇa Book) in 1970, and his Bhaktivedanta Book Trust published it that year in two volumes and soon again in three. In 1986, the BBT published a one-volume edition with minor revisions.</text:p>
      <text:p text:style-name="P1"/>
      <text:p text:style-name="P1">For the present edition, the editors have gone back to the original tapes of Śrīla Prabhupāda’s dictation of the text and compared them word for word with the previous edition. In the course of their work they found that the original transcribers and editors had for the most part done an excellent job. Occasionally, however, they erred, perhaps owing to Śrīla Prabhupāda’s heavily accented English, the uneven quality of the recordings, or the difficult philosophical concepts in some passages of the Tenth Canto. These errors, constituting less than one percent of the total text, have now been corrected, so that an already perfect book has become even more perfect for its increased fidelity to Śrīla Prabhupāda’s original words.</text:p>
      <text:p text:style-name="P1"/>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2-08T00:35:58.360000000</meta:creation-date>
    <dc:date>2021-12-08T01:18:45.326000000</dc:date>
    <meta:editing-duration>PT41M58S</meta:editing-duration>
    <meta:editing-cycles>95</meta:editing-cycles>
    <meta:generator>LibreOffice/7.1.1.2$Windows_X86_64 LibreOffice_project/fe0b08f4af1bacafe4c7ecc87ce55bb426164676</meta:generator>
    <meta:document-statistic meta:table-count="0" meta:image-count="0" meta:object-count="0" meta:page-count="719" meta:paragraph-count="16395" meta:word-count="485619" meta:character-count="2815441" meta:non-whitespace-character-count="2345918"/>
  </office:meta>
</office:document-meta>
</file>